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osindell</text:p>
          </table:table-cell>
          <table:table-cell table:number-columns-repeated="7"/>
          <table:table-cell office:value-type="string" calcext:value-type="string">
            <text:p>Bilderbe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1000" calcext:value-type="float">
            <text:p>-100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office:value-type="float" office:value="-1000" calcext:value-type="float">
            <text:p>-100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-0.608366" calcext:value-type="float">
            <text:p>-0.608366</text:p>
          </table:table-cell>
          <table:table-cell table:formula="of:=IF(AND([.$A4]&gt;=[.B$2];[.$A4]&lt;=[.B$3]);1;0)" office:value-type="float" office:value="0" calcext:value-type="float">
            <text:p>0</text:p>
          </table:table-cell>
          <table:table-cell table:formula="of:=IF(AND([.$A4]&gt;=[.C$2];[.$A4]&lt;=[.C$3]);1;0)" office:value-type="float" office:value="0" calcext:value-type="float">
            <text:p>0</text:p>
          </table:table-cell>
          <table:table-cell table:formula="of:=IF(AND([.$A4]&gt;=[.D$2];[.$A4]&lt;=[.D$3]);1;0)" office:value-type="float" office:value="1" calcext:value-type="float">
            <text:p>1</text:p>
          </table:table-cell>
          <table:table-cell table:formula="of:=IF(AND([.$A4]&gt;=[.E$2];[.$A4]&lt;=[.E$3]);1;0)" office:value-type="float" office:value="0" calcext:value-type="float">
            <text:p>0</text:p>
          </table:table-cell>
          <table:table-cell table:formula="of:=IF(AND([.$A4]&gt;=[.F$2];[.$A4]&lt;=[.F$3]);1;0)" office:value-type="float" office:value="0" calcext:value-type="float">
            <text:p>0</text:p>
          </table:table-cell>
          <table:table-cell table:formula="of:=IF(AND([.$A4]&gt;=[.G$2];[.$A4]&lt;=[.G$3]);1;0)" office:value-type="float" office:value="0" calcext:value-type="float">
            <text:p>0</text:p>
          </table:table-cell>
          <table:table-cell/>
          <table:table-cell office:value-type="float" office:value="0.31887" calcext:value-type="float">
            <text:p>0.31887</text:p>
          </table:table-cell>
          <table:table-cell table:formula="of:=IF(AND([.$A4]&gt;=[.J$2];[.$A4]&lt;=[.J$3]);1;0)" office:value-type="float" office:value="0" calcext:value-type="float">
            <text:p>0</text:p>
          </table:table-cell>
          <table:table-cell table:formula="of:=IF(AND([.$A4]&gt;=[.K$2];[.$A4]&lt;=[.K$3]);1;0)" office:value-type="float" office:value="0" calcext:value-type="float">
            <text:p>0</text:p>
          </table:table-cell>
          <table:table-cell table:formula="of:=IF(AND([.$A4]&gt;=[.L$2];[.$A4]&lt;=[.L$3]);1;0)" office:value-type="float" office:value="1" calcext:value-type="float">
            <text:p>1</text:p>
          </table:table-cell>
          <table:table-cell table:formula="of:=IF(AND([.$A4]&gt;=[.M$2];[.$A4]&lt;=[.M$3]);1;0)" office:value-type="float" office:value="0" calcext:value-type="float">
            <text:p>0</text:p>
          </table:table-cell>
          <table:table-cell table:formula="of:=IF(AND([.$A4]&gt;=[.N$2];[.$A4]&lt;=[.N$3]);1;0)" office:value-type="float" office:value="0" calcext:value-type="float">
            <text:p>0</text:p>
          </table:table-cell>
          <table:table-cell table:formula="of:=IF(AND([.$A4]&gt;=[.O$2];[.$A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3" calcext:value-type="float">
            <text:p>-0.783</text:p>
          </table:table-cell>
          <table:table-cell table:formula="of:=IF(AND([.$A5]&gt;=[.B$2];[.$A5]&lt;=[.B$3]);1;0)" office:value-type="float" office:value="0" calcext:value-type="float">
            <text:p>0</text:p>
          </table:table-cell>
          <table:table-cell table:formula="of:=IF(AND([.$A5]&gt;=[.C$2];[.$A5]&lt;=[.C$3]);1;0)" office:value-type="float" office:value="0" calcext:value-type="float">
            <text:p>0</text:p>
          </table:table-cell>
          <table:table-cell table:formula="of:=IF(AND([.$A5]&gt;=[.D$2];[.$A5]&lt;=[.D$3]);1;0)" office:value-type="float" office:value="1" calcext:value-type="float">
            <text:p>1</text:p>
          </table:table-cell>
          <table:table-cell table:formula="of:=IF(AND([.$A5]&gt;=[.E$2];[.$A5]&lt;=[.E$3]);1;0)" office:value-type="float" office:value="0" calcext:value-type="float">
            <text:p>0</text:p>
          </table:table-cell>
          <table:table-cell table:formula="of:=IF(AND([.$A5]&gt;=[.F$2];[.$A5]&lt;=[.F$3]);1;0)" office:value-type="float" office:value="0" calcext:value-type="float">
            <text:p>0</text:p>
          </table:table-cell>
          <table:table-cell table:formula="of:=IF(AND([.$A5]&gt;=[.G$2];[.$A5]&lt;=[.G$3]);1;0)" office:value-type="float" office:value="0" calcext:value-type="float">
            <text:p>0</text:p>
          </table:table-cell>
          <table:table-cell/>
          <table:table-cell office:value-type="float" office:value="1.04" calcext:value-type="float">
            <text:p>1.04</text:p>
          </table:table-cell>
          <table:table-cell table:formula="of:=IF(AND([.$A5]&gt;=[.J$2];[.$A5]&lt;=[.J$3]);1;0)" office:value-type="float" office:value="0" calcext:value-type="float">
            <text:p>0</text:p>
          </table:table-cell>
          <table:table-cell table:formula="of:=IF(AND([.$A5]&gt;=[.K$2];[.$A5]&lt;=[.K$3]);1;0)" office:value-type="float" office:value="0" calcext:value-type="float">
            <text:p>0</text:p>
          </table:table-cell>
          <table:table-cell table:formula="of:=IF(AND([.$A5]&gt;=[.L$2];[.$A5]&lt;=[.L$3]);1;0)" office:value-type="float" office:value="1" calcext:value-type="float">
            <text:p>1</text:p>
          </table:table-cell>
          <table:table-cell table:formula="of:=IF(AND([.$A5]&gt;=[.M$2];[.$A5]&lt;=[.M$3]);1;0)" office:value-type="float" office:value="0" calcext:value-type="float">
            <text:p>0</text:p>
          </table:table-cell>
          <table:table-cell table:formula="of:=IF(AND([.$A5]&gt;=[.N$2];[.$A5]&lt;=[.N$3]);1;0)" office:value-type="float" office:value="0" calcext:value-type="float">
            <text:p>0</text:p>
          </table:table-cell>
          <table:table-cell table:formula="of:=IF(AND([.$A5]&gt;=[.O$2];[.$A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1246" calcext:value-type="float">
            <text:p>-0.591246</text:p>
          </table:table-cell>
          <table:table-cell table:formula="of:=IF(AND([.$A6]&gt;=[.B$2];[.$A6]&lt;=[.B$3]);1;0)" office:value-type="float" office:value="0" calcext:value-type="float">
            <text:p>0</text:p>
          </table:table-cell>
          <table:table-cell table:formula="of:=IF(AND([.$A6]&gt;=[.C$2];[.$A6]&lt;=[.C$3]);1;0)" office:value-type="float" office:value="0" calcext:value-type="float">
            <text:p>0</text:p>
          </table:table-cell>
          <table:table-cell table:formula="of:=IF(AND([.$A6]&gt;=[.D$2];[.$A6]&lt;=[.D$3]);1;0)" office:value-type="float" office:value="1" calcext:value-type="float">
            <text:p>1</text:p>
          </table:table-cell>
          <table:table-cell table:formula="of:=IF(AND([.$A6]&gt;=[.E$2];[.$A6]&lt;=[.E$3]);1;0)" office:value-type="float" office:value="0" calcext:value-type="float">
            <text:p>0</text:p>
          </table:table-cell>
          <table:table-cell table:formula="of:=IF(AND([.$A6]&gt;=[.F$2];[.$A6]&lt;=[.F$3]);1;0)" office:value-type="float" office:value="0" calcext:value-type="float">
            <text:p>0</text:p>
          </table:table-cell>
          <table:table-cell table:formula="of:=IF(AND([.$A6]&gt;=[.G$2];[.$A6]&lt;=[.G$3]);1;0)" office:value-type="float" office:value="0" calcext:value-type="float">
            <text:p>0</text:p>
          </table:table-cell>
          <table:table-cell/>
          <table:table-cell office:value-type="float" office:value="-1.05148" calcext:value-type="float">
            <text:p>-1.05148</text:p>
          </table:table-cell>
          <table:table-cell table:formula="of:=IF(AND([.$A6]&gt;=[.J$2];[.$A6]&lt;=[.J$3]);1;0)" office:value-type="float" office:value="0" calcext:value-type="float">
            <text:p>0</text:p>
          </table:table-cell>
          <table:table-cell table:formula="of:=IF(AND([.$A6]&gt;=[.K$2];[.$A6]&lt;=[.K$3]);1;0)" office:value-type="float" office:value="0" calcext:value-type="float">
            <text:p>0</text:p>
          </table:table-cell>
          <table:table-cell table:formula="of:=IF(AND([.$A6]&gt;=[.L$2];[.$A6]&lt;=[.L$3]);1;0)" office:value-type="float" office:value="1" calcext:value-type="float">
            <text:p>1</text:p>
          </table:table-cell>
          <table:table-cell table:formula="of:=IF(AND([.$A6]&gt;=[.M$2];[.$A6]&lt;=[.M$3]);1;0)" office:value-type="float" office:value="0" calcext:value-type="float">
            <text:p>0</text:p>
          </table:table-cell>
          <table:table-cell table:formula="of:=IF(AND([.$A6]&gt;=[.N$2];[.$A6]&lt;=[.N$3]);1;0)" office:value-type="float" office:value="0" calcext:value-type="float">
            <text:p>0</text:p>
          </table:table-cell>
          <table:table-cell table:formula="of:=IF(AND([.$A6]&gt;=[.O$2];[.$A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0804" calcext:value-type="float">
            <text:p>-1.20804</text:p>
          </table:table-cell>
          <table:table-cell table:formula="of:=IF(AND([.$A7]&gt;=[.B$2];[.$A7]&lt;=[.B$3]);1;0)" office:value-type="float" office:value="0" calcext:value-type="float">
            <text:p>0</text:p>
          </table:table-cell>
          <table:table-cell table:formula="of:=IF(AND([.$A7]&gt;=[.C$2];[.$A7]&lt;=[.C$3]);1;0)" office:value-type="float" office:value="1" calcext:value-type="float">
            <text:p>1</text:p>
          </table:table-cell>
          <table:table-cell table:formula="of:=IF(AND([.$A7]&gt;=[.D$2];[.$A7]&lt;=[.D$3]);1;0)" office:value-type="float" office:value="0" calcext:value-type="float">
            <text:p>0</text:p>
          </table:table-cell>
          <table:table-cell table:formula="of:=IF(AND([.$A7]&gt;=[.E$2];[.$A7]&lt;=[.E$3]);1;0)" office:value-type="float" office:value="0" calcext:value-type="float">
            <text:p>0</text:p>
          </table:table-cell>
          <table:table-cell table:formula="of:=IF(AND([.$A7]&gt;=[.F$2];[.$A7]&lt;=[.F$3]);1;0)" office:value-type="float" office:value="0" calcext:value-type="float">
            <text:p>0</text:p>
          </table:table-cell>
          <table:table-cell table:formula="of:=IF(AND([.$A7]&gt;=[.G$2];[.$A7]&lt;=[.G$3]);1;0)" office:value-type="float" office:value="0" calcext:value-type="float">
            <text:p>0</text:p>
          </table:table-cell>
          <table:table-cell/>
          <table:table-cell office:value-type="float" office:value="0.286104" calcext:value-type="float">
            <text:p>0.286104</text:p>
          </table:table-cell>
          <table:table-cell table:formula="of:=IF(AND([.$A7]&gt;=[.J$2];[.$A7]&lt;=[.J$3]);1;0)" office:value-type="float" office:value="0" calcext:value-type="float">
            <text:p>0</text:p>
          </table:table-cell>
          <table:table-cell table:formula="of:=IF(AND([.$A7]&gt;=[.K$2];[.$A7]&lt;=[.K$3]);1;0)" office:value-type="float" office:value="1" calcext:value-type="float">
            <text:p>1</text:p>
          </table:table-cell>
          <table:table-cell table:formula="of:=IF(AND([.$A7]&gt;=[.L$2];[.$A7]&lt;=[.L$3]);1;0)" office:value-type="float" office:value="0" calcext:value-type="float">
            <text:p>0</text:p>
          </table:table-cell>
          <table:table-cell table:formula="of:=IF(AND([.$A7]&gt;=[.M$2];[.$A7]&lt;=[.M$3]);1;0)" office:value-type="float" office:value="0" calcext:value-type="float">
            <text:p>0</text:p>
          </table:table-cell>
          <table:table-cell table:formula="of:=IF(AND([.$A7]&gt;=[.N$2];[.$A7]&lt;=[.N$3]);1;0)" office:value-type="float" office:value="0" calcext:value-type="float">
            <text:p>0</text:p>
          </table:table-cell>
          <table:table-cell table:formula="of:=IF(AND([.$A7]&gt;=[.O$2];[.$A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17" calcext:value-type="float">
            <text:p>1.82417</text:p>
          </table:table-cell>
          <table:table-cell table:formula="of:=IF(AND([.$A8]&gt;=[.B$2];[.$A8]&lt;=[.B$3]);1;0)" office:value-type="float" office:value="0" calcext:value-type="float">
            <text:p>0</text:p>
          </table:table-cell>
          <table:table-cell table:formula="of:=IF(AND([.$A8]&gt;=[.C$2];[.$A8]&lt;=[.C$3]);1;0)" office:value-type="float" office:value="0" calcext:value-type="float">
            <text:p>0</text:p>
          </table:table-cell>
          <table:table-cell table:formula="of:=IF(AND([.$A8]&gt;=[.D$2];[.$A8]&lt;=[.D$3]);1;0)" office:value-type="float" office:value="0" calcext:value-type="float">
            <text:p>0</text:p>
          </table:table-cell>
          <table:table-cell table:formula="of:=IF(AND([.$A8]&gt;=[.E$2];[.$A8]&lt;=[.E$3]);1;0)" office:value-type="float" office:value="0" calcext:value-type="float">
            <text:p>0</text:p>
          </table:table-cell>
          <table:table-cell table:formula="of:=IF(AND([.$A8]&gt;=[.F$2];[.$A8]&lt;=[.F$3]);1;0)" office:value-type="float" office:value="1" calcext:value-type="float">
            <text:p>1</text:p>
          </table:table-cell>
          <table:table-cell table:formula="of:=IF(AND([.$A8]&gt;=[.G$2];[.$A8]&lt;=[.G$3]);1;0)" office:value-type="float" office:value="0" calcext:value-type="float">
            <text:p>0</text:p>
          </table:table-cell>
          <table:table-cell/>
          <table:table-cell office:value-type="float" office:value="0.727236" calcext:value-type="float">
            <text:p>0.727236</text:p>
          </table:table-cell>
          <table:table-cell table:formula="of:=IF(AND([.$A8]&gt;=[.J$2];[.$A8]&lt;=[.J$3]);1;0)" office:value-type="float" office:value="0" calcext:value-type="float">
            <text:p>0</text:p>
          </table:table-cell>
          <table:table-cell table:formula="of:=IF(AND([.$A8]&gt;=[.K$2];[.$A8]&lt;=[.K$3]);1;0)" office:value-type="float" office:value="0" calcext:value-type="float">
            <text:p>0</text:p>
          </table:table-cell>
          <table:table-cell table:formula="of:=IF(AND([.$A8]&gt;=[.L$2];[.$A8]&lt;=[.L$3]);1;0)" office:value-type="float" office:value="0" calcext:value-type="float">
            <text:p>0</text:p>
          </table:table-cell>
          <table:table-cell table:formula="of:=IF(AND([.$A8]&gt;=[.M$2];[.$A8]&lt;=[.M$3]);1;0)" office:value-type="float" office:value="0" calcext:value-type="float">
            <text:p>0</text:p>
          </table:table-cell>
          <table:table-cell table:formula="of:=IF(AND([.$A8]&gt;=[.N$2];[.$A8]&lt;=[.N$3]);1;0)" office:value-type="float" office:value="1" calcext:value-type="float">
            <text:p>1</text:p>
          </table:table-cell>
          <table:table-cell table:formula="of:=IF(AND([.$A8]&gt;=[.O$2];[.$A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9474" calcext:value-type="float">
            <text:p>-0.949474</text:p>
          </table:table-cell>
          <table:table-cell table:formula="of:=IF(AND([.$A9]&gt;=[.B$2];[.$A9]&lt;=[.B$3]);1;0)" office:value-type="float" office:value="0" calcext:value-type="float">
            <text:p>0</text:p>
          </table:table-cell>
          <table:table-cell table:formula="of:=IF(AND([.$A9]&gt;=[.C$2];[.$A9]&lt;=[.C$3]);1;0)" office:value-type="float" office:value="0" calcext:value-type="float">
            <text:p>0</text:p>
          </table:table-cell>
          <table:table-cell table:formula="of:=IF(AND([.$A9]&gt;=[.D$2];[.$A9]&lt;=[.D$3]);1;0)" office:value-type="float" office:value="1" calcext:value-type="float">
            <text:p>1</text:p>
          </table:table-cell>
          <table:table-cell table:formula="of:=IF(AND([.$A9]&gt;=[.E$2];[.$A9]&lt;=[.E$3]);1;0)" office:value-type="float" office:value="0" calcext:value-type="float">
            <text:p>0</text:p>
          </table:table-cell>
          <table:table-cell table:formula="of:=IF(AND([.$A9]&gt;=[.F$2];[.$A9]&lt;=[.F$3]);1;0)" office:value-type="float" office:value="0" calcext:value-type="float">
            <text:p>0</text:p>
          </table:table-cell>
          <table:table-cell table:formula="of:=IF(AND([.$A9]&gt;=[.G$2];[.$A9]&lt;=[.G$3]);1;0)" office:value-type="float" office:value="0" calcext:value-type="float">
            <text:p>0</text:p>
          </table:table-cell>
          <table:table-cell/>
          <table:table-cell office:value-type="float" office:value="-1.00972" calcext:value-type="float">
            <text:p>-1.00972</text:p>
          </table:table-cell>
          <table:table-cell table:formula="of:=IF(AND([.$A9]&gt;=[.J$2];[.$A9]&lt;=[.J$3]);1;0)" office:value-type="float" office:value="0" calcext:value-type="float">
            <text:p>0</text:p>
          </table:table-cell>
          <table:table-cell table:formula="of:=IF(AND([.$A9]&gt;=[.K$2];[.$A9]&lt;=[.K$3]);1;0)" office:value-type="float" office:value="0" calcext:value-type="float">
            <text:p>0</text:p>
          </table:table-cell>
          <table:table-cell table:formula="of:=IF(AND([.$A9]&gt;=[.L$2];[.$A9]&lt;=[.L$3]);1;0)" office:value-type="float" office:value="1" calcext:value-type="float">
            <text:p>1</text:p>
          </table:table-cell>
          <table:table-cell table:formula="of:=IF(AND([.$A9]&gt;=[.M$2];[.$A9]&lt;=[.M$3]);1;0)" office:value-type="float" office:value="0" calcext:value-type="float">
            <text:p>0</text:p>
          </table:table-cell>
          <table:table-cell table:formula="of:=IF(AND([.$A9]&gt;=[.N$2];[.$A9]&lt;=[.N$3]);1;0)" office:value-type="float" office:value="0" calcext:value-type="float">
            <text:p>0</text:p>
          </table:table-cell>
          <table:table-cell table:formula="of:=IF(AND([.$A9]&gt;=[.O$2];[.$A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5769" calcext:value-type="float">
            <text:p>-0.605769</text:p>
          </table:table-cell>
          <table:table-cell table:formula="of:=IF(AND([.$A10]&gt;=[.B$2];[.$A10]&lt;=[.B$3]);1;0)" office:value-type="float" office:value="0" calcext:value-type="float">
            <text:p>0</text:p>
          </table:table-cell>
          <table:table-cell table:formula="of:=IF(AND([.$A10]&gt;=[.C$2];[.$A10]&lt;=[.C$3]);1;0)" office:value-type="float" office:value="0" calcext:value-type="float">
            <text:p>0</text:p>
          </table:table-cell>
          <table:table-cell table:formula="of:=IF(AND([.$A10]&gt;=[.D$2];[.$A10]&lt;=[.D$3]);1;0)" office:value-type="float" office:value="1" calcext:value-type="float">
            <text:p>1</text:p>
          </table:table-cell>
          <table:table-cell table:formula="of:=IF(AND([.$A10]&gt;=[.E$2];[.$A10]&lt;=[.E$3]);1;0)" office:value-type="float" office:value="0" calcext:value-type="float">
            <text:p>0</text:p>
          </table:table-cell>
          <table:table-cell table:formula="of:=IF(AND([.$A10]&gt;=[.F$2];[.$A10]&lt;=[.F$3]);1;0)" office:value-type="float" office:value="0" calcext:value-type="float">
            <text:p>0</text:p>
          </table:table-cell>
          <table:table-cell table:formula="of:=IF(AND([.$A10]&gt;=[.G$2];[.$A10]&lt;=[.G$3]);1;0)" office:value-type="float" office:value="0" calcext:value-type="float">
            <text:p>0</text:p>
          </table:table-cell>
          <table:table-cell/>
          <table:table-cell office:value-type="float" office:value="0.253365" calcext:value-type="float">
            <text:p>0.253365</text:p>
          </table:table-cell>
          <table:table-cell table:formula="of:=IF(AND([.$A10]&gt;=[.J$2];[.$A10]&lt;=[.J$3]);1;0)" office:value-type="float" office:value="0" calcext:value-type="float">
            <text:p>0</text:p>
          </table:table-cell>
          <table:table-cell table:formula="of:=IF(AND([.$A10]&gt;=[.K$2];[.$A10]&lt;=[.K$3]);1;0)" office:value-type="float" office:value="0" calcext:value-type="float">
            <text:p>0</text:p>
          </table:table-cell>
          <table:table-cell table:formula="of:=IF(AND([.$A10]&gt;=[.L$2];[.$A10]&lt;=[.L$3]);1;0)" office:value-type="float" office:value="1" calcext:value-type="float">
            <text:p>1</text:p>
          </table:table-cell>
          <table:table-cell table:formula="of:=IF(AND([.$A10]&gt;=[.M$2];[.$A10]&lt;=[.M$3]);1;0)" office:value-type="float" office:value="0" calcext:value-type="float">
            <text:p>0</text:p>
          </table:table-cell>
          <table:table-cell table:formula="of:=IF(AND([.$A10]&gt;=[.N$2];[.$A10]&lt;=[.N$3]);1;0)" office:value-type="float" office:value="0" calcext:value-type="float">
            <text:p>0</text:p>
          </table:table-cell>
          <table:table-cell table:formula="of:=IF(AND([.$A10]&gt;=[.O$2];[.$A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3038" calcext:value-type="float">
            <text:p>-0.973038</text:p>
          </table:table-cell>
          <table:table-cell table:formula="of:=IF(AND([.$A11]&gt;=[.B$2];[.$A11]&lt;=[.B$3]);1;0)" office:value-type="float" office:value="0" calcext:value-type="float">
            <text:p>0</text:p>
          </table:table-cell>
          <table:table-cell table:formula="of:=IF(AND([.$A11]&gt;=[.C$2];[.$A11]&lt;=[.C$3]);1;0)" office:value-type="float" office:value="0" calcext:value-type="float">
            <text:p>0</text:p>
          </table:table-cell>
          <table:table-cell table:formula="of:=IF(AND([.$A11]&gt;=[.D$2];[.$A11]&lt;=[.D$3]);1;0)" office:value-type="float" office:value="1" calcext:value-type="float">
            <text:p>1</text:p>
          </table:table-cell>
          <table:table-cell table:formula="of:=IF(AND([.$A11]&gt;=[.E$2];[.$A11]&lt;=[.E$3]);1;0)" office:value-type="float" office:value="0" calcext:value-type="float">
            <text:p>0</text:p>
          </table:table-cell>
          <table:table-cell table:formula="of:=IF(AND([.$A11]&gt;=[.F$2];[.$A11]&lt;=[.F$3]);1;0)" office:value-type="float" office:value="0" calcext:value-type="float">
            <text:p>0</text:p>
          </table:table-cell>
          <table:table-cell table:formula="of:=IF(AND([.$A11]&gt;=[.G$2];[.$A11]&lt;=[.G$3]);1;0)" office:value-type="float" office:value="0" calcext:value-type="float">
            <text:p>0</text:p>
          </table:table-cell>
          <table:table-cell/>
          <table:table-cell office:value-type="float" office:value="0.768269" calcext:value-type="float">
            <text:p>0.768269</text:p>
          </table:table-cell>
          <table:table-cell table:formula="of:=IF(AND([.$A11]&gt;=[.J$2];[.$A11]&lt;=[.J$3]);1;0)" office:value-type="float" office:value="0" calcext:value-type="float">
            <text:p>0</text:p>
          </table:table-cell>
          <table:table-cell table:formula="of:=IF(AND([.$A11]&gt;=[.K$2];[.$A11]&lt;=[.K$3]);1;0)" office:value-type="float" office:value="0" calcext:value-type="float">
            <text:p>0</text:p>
          </table:table-cell>
          <table:table-cell table:formula="of:=IF(AND([.$A11]&gt;=[.L$2];[.$A11]&lt;=[.L$3]);1;0)" office:value-type="float" office:value="1" calcext:value-type="float">
            <text:p>1</text:p>
          </table:table-cell>
          <table:table-cell table:formula="of:=IF(AND([.$A11]&gt;=[.M$2];[.$A11]&lt;=[.M$3]);1;0)" office:value-type="float" office:value="0" calcext:value-type="float">
            <text:p>0</text:p>
          </table:table-cell>
          <table:table-cell table:formula="of:=IF(AND([.$A11]&gt;=[.N$2];[.$A11]&lt;=[.N$3]);1;0)" office:value-type="float" office:value="0" calcext:value-type="float">
            <text:p>0</text:p>
          </table:table-cell>
          <table:table-cell table:formula="of:=IF(AND([.$A11]&gt;=[.O$2];[.$A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2031" calcext:value-type="float">
            <text:p>-1.02031</text:p>
          </table:table-cell>
          <table:table-cell table:formula="of:=IF(AND([.$A12]&gt;=[.B$2];[.$A12]&lt;=[.B$3]);1;0)" office:value-type="float" office:value="0" calcext:value-type="float">
            <text:p>0</text:p>
          </table:table-cell>
          <table:table-cell table:formula="of:=IF(AND([.$A12]&gt;=[.C$2];[.$A12]&lt;=[.C$3]);1;0)" office:value-type="float" office:value="1" calcext:value-type="float">
            <text:p>1</text:p>
          </table:table-cell>
          <table:table-cell table:formula="of:=IF(AND([.$A12]&gt;=[.D$2];[.$A12]&lt;=[.D$3]);1;0)" office:value-type="float" office:value="0" calcext:value-type="float">
            <text:p>0</text:p>
          </table:table-cell>
          <table:table-cell table:formula="of:=IF(AND([.$A12]&gt;=[.E$2];[.$A12]&lt;=[.E$3]);1;0)" office:value-type="float" office:value="0" calcext:value-type="float">
            <text:p>0</text:p>
          </table:table-cell>
          <table:table-cell table:formula="of:=IF(AND([.$A12]&gt;=[.F$2];[.$A12]&lt;=[.F$3]);1;0)" office:value-type="float" office:value="0" calcext:value-type="float">
            <text:p>0</text:p>
          </table:table-cell>
          <table:table-cell table:formula="of:=IF(AND([.$A12]&gt;=[.G$2];[.$A12]&lt;=[.G$3]);1;0)" office:value-type="float" office:value="0" calcext:value-type="float">
            <text:p>0</text:p>
          </table:table-cell>
          <table:table-cell/>
          <table:table-cell office:value-type="float" office:value="1.23722" calcext:value-type="float">
            <text:p>1.23722</text:p>
          </table:table-cell>
          <table:table-cell table:formula="of:=IF(AND([.$A12]&gt;=[.J$2];[.$A12]&lt;=[.J$3]);1;0)" office:value-type="float" office:value="0" calcext:value-type="float">
            <text:p>0</text:p>
          </table:table-cell>
          <table:table-cell table:formula="of:=IF(AND([.$A12]&gt;=[.K$2];[.$A12]&lt;=[.K$3]);1;0)" office:value-type="float" office:value="1" calcext:value-type="float">
            <text:p>1</text:p>
          </table:table-cell>
          <table:table-cell table:formula="of:=IF(AND([.$A12]&gt;=[.L$2];[.$A12]&lt;=[.L$3]);1;0)" office:value-type="float" office:value="0" calcext:value-type="float">
            <text:p>0</text:p>
          </table:table-cell>
          <table:table-cell table:formula="of:=IF(AND([.$A12]&gt;=[.M$2];[.$A12]&lt;=[.M$3]);1;0)" office:value-type="float" office:value="0" calcext:value-type="float">
            <text:p>0</text:p>
          </table:table-cell>
          <table:table-cell table:formula="of:=IF(AND([.$A12]&gt;=[.N$2];[.$A12]&lt;=[.N$3]);1;0)" office:value-type="float" office:value="0" calcext:value-type="float">
            <text:p>0</text:p>
          </table:table-cell>
          <table:table-cell table:formula="of:=IF(AND([.$A12]&gt;=[.O$2];[.$A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1975" calcext:value-type="float">
            <text:p>0.0181975</text:p>
          </table:table-cell>
          <table:table-cell table:formula="of:=IF(AND([.$A13]&gt;=[.B$2];[.$A13]&lt;=[.B$3]);1;0)" office:value-type="float" office:value="0" calcext:value-type="float">
            <text:p>0</text:p>
          </table:table-cell>
          <table:table-cell table:formula="of:=IF(AND([.$A13]&gt;=[.C$2];[.$A13]&lt;=[.C$3]);1;0)" office:value-type="float" office:value="0" calcext:value-type="float">
            <text:p>0</text:p>
          </table:table-cell>
          <table:table-cell table:formula="of:=IF(AND([.$A13]&gt;=[.D$2];[.$A13]&lt;=[.D$3]);1;0)" office:value-type="float" office:value="0" calcext:value-type="float">
            <text:p>0</text:p>
          </table:table-cell>
          <table:table-cell table:formula="of:=IF(AND([.$A13]&gt;=[.E$2];[.$A13]&lt;=[.E$3]);1;0)" office:value-type="float" office:value="1" calcext:value-type="float">
            <text:p>1</text:p>
          </table:table-cell>
          <table:table-cell table:formula="of:=IF(AND([.$A13]&gt;=[.F$2];[.$A13]&lt;=[.F$3]);1;0)" office:value-type="float" office:value="0" calcext:value-type="float">
            <text:p>0</text:p>
          </table:table-cell>
          <table:table-cell table:formula="of:=IF(AND([.$A13]&gt;=[.G$2];[.$A13]&lt;=[.G$3]);1;0)" office:value-type="float" office:value="0" calcext:value-type="float">
            <text:p>0</text:p>
          </table:table-cell>
          <table:table-cell/>
          <table:table-cell office:value-type="float" office:value="-1.64561" calcext:value-type="float">
            <text:p>-1.64561</text:p>
          </table:table-cell>
          <table:table-cell table:formula="of:=IF(AND([.$A13]&gt;=[.J$2];[.$A13]&lt;=[.J$3]);1;0)" office:value-type="float" office:value="0" calcext:value-type="float">
            <text:p>0</text:p>
          </table:table-cell>
          <table:table-cell table:formula="of:=IF(AND([.$A13]&gt;=[.K$2];[.$A13]&lt;=[.K$3]);1;0)" office:value-type="float" office:value="0" calcext:value-type="float">
            <text:p>0</text:p>
          </table:table-cell>
          <table:table-cell table:formula="of:=IF(AND([.$A13]&gt;=[.L$2];[.$A13]&lt;=[.L$3]);1;0)" office:value-type="float" office:value="0" calcext:value-type="float">
            <text:p>0</text:p>
          </table:table-cell>
          <table:table-cell table:formula="of:=IF(AND([.$A13]&gt;=[.M$2];[.$A13]&lt;=[.M$3]);1;0)" office:value-type="float" office:value="1" calcext:value-type="float">
            <text:p>1</text:p>
          </table:table-cell>
          <table:table-cell table:formula="of:=IF(AND([.$A13]&gt;=[.N$2];[.$A13]&lt;=[.N$3]);1;0)" office:value-type="float" office:value="0" calcext:value-type="float">
            <text:p>0</text:p>
          </table:table-cell>
          <table:table-cell table:formula="of:=IF(AND([.$A13]&gt;=[.O$2];[.$A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527" calcext:value-type="float">
            <text:p>1.84527</text:p>
          </table:table-cell>
          <table:table-cell table:formula="of:=IF(AND([.$A14]&gt;=[.B$2];[.$A14]&lt;=[.B$3]);1;0)" office:value-type="float" office:value="0" calcext:value-type="float">
            <text:p>0</text:p>
          </table:table-cell>
          <table:table-cell table:formula="of:=IF(AND([.$A14]&gt;=[.C$2];[.$A14]&lt;=[.C$3]);1;0)" office:value-type="float" office:value="0" calcext:value-type="float">
            <text:p>0</text:p>
          </table:table-cell>
          <table:table-cell table:formula="of:=IF(AND([.$A14]&gt;=[.D$2];[.$A14]&lt;=[.D$3]);1;0)" office:value-type="float" office:value="0" calcext:value-type="float">
            <text:p>0</text:p>
          </table:table-cell>
          <table:table-cell table:formula="of:=IF(AND([.$A14]&gt;=[.E$2];[.$A14]&lt;=[.E$3]);1;0)" office:value-type="float" office:value="0" calcext:value-type="float">
            <text:p>0</text:p>
          </table:table-cell>
          <table:table-cell table:formula="of:=IF(AND([.$A14]&gt;=[.F$2];[.$A14]&lt;=[.F$3]);1;0)" office:value-type="float" office:value="1" calcext:value-type="float">
            <text:p>1</text:p>
          </table:table-cell>
          <table:table-cell table:formula="of:=IF(AND([.$A14]&gt;=[.G$2];[.$A14]&lt;=[.G$3]);1;0)" office:value-type="float" office:value="0" calcext:value-type="float">
            <text:p>0</text:p>
          </table:table-cell>
          <table:table-cell/>
          <table:table-cell office:value-type="float" office:value="1.21713" calcext:value-type="float">
            <text:p>1.21713</text:p>
          </table:table-cell>
          <table:table-cell table:formula="of:=IF(AND([.$A14]&gt;=[.J$2];[.$A14]&lt;=[.J$3]);1;0)" office:value-type="float" office:value="0" calcext:value-type="float">
            <text:p>0</text:p>
          </table:table-cell>
          <table:table-cell table:formula="of:=IF(AND([.$A14]&gt;=[.K$2];[.$A14]&lt;=[.K$3]);1;0)" office:value-type="float" office:value="0" calcext:value-type="float">
            <text:p>0</text:p>
          </table:table-cell>
          <table:table-cell table:formula="of:=IF(AND([.$A14]&gt;=[.L$2];[.$A14]&lt;=[.L$3]);1;0)" office:value-type="float" office:value="0" calcext:value-type="float">
            <text:p>0</text:p>
          </table:table-cell>
          <table:table-cell table:formula="of:=IF(AND([.$A14]&gt;=[.M$2];[.$A14]&lt;=[.M$3]);1;0)" office:value-type="float" office:value="0" calcext:value-type="float">
            <text:p>0</text:p>
          </table:table-cell>
          <table:table-cell table:formula="of:=IF(AND([.$A14]&gt;=[.N$2];[.$A14]&lt;=[.N$3]);1;0)" office:value-type="float" office:value="1" calcext:value-type="float">
            <text:p>1</text:p>
          </table:table-cell>
          <table:table-cell table:formula="of:=IF(AND([.$A14]&gt;=[.O$2];[.$A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558" calcext:value-type="float">
            <text:p>0.766558</text:p>
          </table:table-cell>
          <table:table-cell table:formula="of:=IF(AND([.$A15]&gt;=[.B$2];[.$A15]&lt;=[.B$3]);1;0)" office:value-type="float" office:value="0" calcext:value-type="float">
            <text:p>0</text:p>
          </table:table-cell>
          <table:table-cell table:formula="of:=IF(AND([.$A15]&gt;=[.C$2];[.$A15]&lt;=[.C$3]);1;0)" office:value-type="float" office:value="0" calcext:value-type="float">
            <text:p>0</text:p>
          </table:table-cell>
          <table:table-cell table:formula="of:=IF(AND([.$A15]&gt;=[.D$2];[.$A15]&lt;=[.D$3]);1;0)" office:value-type="float" office:value="0" calcext:value-type="float">
            <text:p>0</text:p>
          </table:table-cell>
          <table:table-cell table:formula="of:=IF(AND([.$A15]&gt;=[.E$2];[.$A15]&lt;=[.E$3]);1;0)" office:value-type="float" office:value="1" calcext:value-type="float">
            <text:p>1</text:p>
          </table:table-cell>
          <table:table-cell table:formula="of:=IF(AND([.$A15]&gt;=[.F$2];[.$A15]&lt;=[.F$3]);1;0)" office:value-type="float" office:value="0" calcext:value-type="float">
            <text:p>0</text:p>
          </table:table-cell>
          <table:table-cell table:formula="of:=IF(AND([.$A15]&gt;=[.G$2];[.$A15]&lt;=[.G$3]);1;0)" office:value-type="float" office:value="0" calcext:value-type="float">
            <text:p>0</text:p>
          </table:table-cell>
          <table:table-cell/>
          <table:table-cell office:value-type="float" office:value="-0.422298" calcext:value-type="float">
            <text:p>-0.422298</text:p>
          </table:table-cell>
          <table:table-cell table:formula="of:=IF(AND([.$A15]&gt;=[.J$2];[.$A15]&lt;=[.J$3]);1;0)" office:value-type="float" office:value="0" calcext:value-type="float">
            <text:p>0</text:p>
          </table:table-cell>
          <table:table-cell table:formula="of:=IF(AND([.$A15]&gt;=[.K$2];[.$A15]&lt;=[.K$3]);1;0)" office:value-type="float" office:value="0" calcext:value-type="float">
            <text:p>0</text:p>
          </table:table-cell>
          <table:table-cell table:formula="of:=IF(AND([.$A15]&gt;=[.L$2];[.$A15]&lt;=[.L$3]);1;0)" office:value-type="float" office:value="0" calcext:value-type="float">
            <text:p>0</text:p>
          </table:table-cell>
          <table:table-cell table:formula="of:=IF(AND([.$A15]&gt;=[.M$2];[.$A15]&lt;=[.M$3]);1;0)" office:value-type="float" office:value="1" calcext:value-type="float">
            <text:p>1</text:p>
          </table:table-cell>
          <table:table-cell table:formula="of:=IF(AND([.$A15]&gt;=[.N$2];[.$A15]&lt;=[.N$3]);1;0)" office:value-type="float" office:value="0" calcext:value-type="float">
            <text:p>0</text:p>
          </table:table-cell>
          <table:table-cell table:formula="of:=IF(AND([.$A15]&gt;=[.O$2];[.$A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2821" calcext:value-type="float">
            <text:p>-0.202821</text:p>
          </table:table-cell>
          <table:table-cell table:formula="of:=IF(AND([.$A16]&gt;=[.B$2];[.$A16]&lt;=[.B$3]);1;0)" office:value-type="float" office:value="0" calcext:value-type="float">
            <text:p>0</text:p>
          </table:table-cell>
          <table:table-cell table:formula="of:=IF(AND([.$A16]&gt;=[.C$2];[.$A16]&lt;=[.C$3]);1;0)" office:value-type="float" office:value="0" calcext:value-type="float">
            <text:p>0</text:p>
          </table:table-cell>
          <table:table-cell table:formula="of:=IF(AND([.$A16]&gt;=[.D$2];[.$A16]&lt;=[.D$3]);1;0)" office:value-type="float" office:value="1" calcext:value-type="float">
            <text:p>1</text:p>
          </table:table-cell>
          <table:table-cell table:formula="of:=IF(AND([.$A16]&gt;=[.E$2];[.$A16]&lt;=[.E$3]);1;0)" office:value-type="float" office:value="0" calcext:value-type="float">
            <text:p>0</text:p>
          </table:table-cell>
          <table:table-cell table:formula="of:=IF(AND([.$A16]&gt;=[.F$2];[.$A16]&lt;=[.F$3]);1;0)" office:value-type="float" office:value="0" calcext:value-type="float">
            <text:p>0</text:p>
          </table:table-cell>
          <table:table-cell table:formula="of:=IF(AND([.$A16]&gt;=[.G$2];[.$A16]&lt;=[.G$3]);1;0)" office:value-type="float" office:value="0" calcext:value-type="float">
            <text:p>0</text:p>
          </table:table-cell>
          <table:table-cell/>
          <table:table-cell office:value-type="float" office:value="-1.46032" calcext:value-type="float">
            <text:p>-1.46032</text:p>
          </table:table-cell>
          <table:table-cell table:formula="of:=IF(AND([.$A16]&gt;=[.J$2];[.$A16]&lt;=[.J$3]);1;0)" office:value-type="float" office:value="0" calcext:value-type="float">
            <text:p>0</text:p>
          </table:table-cell>
          <table:table-cell table:formula="of:=IF(AND([.$A16]&gt;=[.K$2];[.$A16]&lt;=[.K$3]);1;0)" office:value-type="float" office:value="0" calcext:value-type="float">
            <text:p>0</text:p>
          </table:table-cell>
          <table:table-cell table:formula="of:=IF(AND([.$A16]&gt;=[.L$2];[.$A16]&lt;=[.L$3]);1;0)" office:value-type="float" office:value="1" calcext:value-type="float">
            <text:p>1</text:p>
          </table:table-cell>
          <table:table-cell table:formula="of:=IF(AND([.$A16]&gt;=[.M$2];[.$A16]&lt;=[.M$3]);1;0)" office:value-type="float" office:value="0" calcext:value-type="float">
            <text:p>0</text:p>
          </table:table-cell>
          <table:table-cell table:formula="of:=IF(AND([.$A16]&gt;=[.N$2];[.$A16]&lt;=[.N$3]);1;0)" office:value-type="float" office:value="0" calcext:value-type="float">
            <text:p>0</text:p>
          </table:table-cell>
          <table:table-cell table:formula="of:=IF(AND([.$A16]&gt;=[.O$2];[.$A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7491" calcext:value-type="float">
            <text:p>0.427491</text:p>
          </table:table-cell>
          <table:table-cell table:formula="of:=IF(AND([.$A17]&gt;=[.B$2];[.$A17]&lt;=[.B$3]);1;0)" office:value-type="float" office:value="0" calcext:value-type="float">
            <text:p>0</text:p>
          </table:table-cell>
          <table:table-cell table:formula="of:=IF(AND([.$A17]&gt;=[.C$2];[.$A17]&lt;=[.C$3]);1;0)" office:value-type="float" office:value="0" calcext:value-type="float">
            <text:p>0</text:p>
          </table:table-cell>
          <table:table-cell table:formula="of:=IF(AND([.$A17]&gt;=[.D$2];[.$A17]&lt;=[.D$3]);1;0)" office:value-type="float" office:value="0" calcext:value-type="float">
            <text:p>0</text:p>
          </table:table-cell>
          <table:table-cell table:formula="of:=IF(AND([.$A17]&gt;=[.E$2];[.$A17]&lt;=[.E$3]);1;0)" office:value-type="float" office:value="1" calcext:value-type="float">
            <text:p>1</text:p>
          </table:table-cell>
          <table:table-cell table:formula="of:=IF(AND([.$A17]&gt;=[.F$2];[.$A17]&lt;=[.F$3]);1;0)" office:value-type="float" office:value="0" calcext:value-type="float">
            <text:p>0</text:p>
          </table:table-cell>
          <table:table-cell table:formula="of:=IF(AND([.$A17]&gt;=[.G$2];[.$A17]&lt;=[.G$3]);1;0)" office:value-type="float" office:value="0" calcext:value-type="float">
            <text:p>0</text:p>
          </table:table-cell>
          <table:table-cell/>
          <table:table-cell office:value-type="float" office:value="0.703661" calcext:value-type="float">
            <text:p>0.703661</text:p>
          </table:table-cell>
          <table:table-cell table:formula="of:=IF(AND([.$A17]&gt;=[.J$2];[.$A17]&lt;=[.J$3]);1;0)" office:value-type="float" office:value="0" calcext:value-type="float">
            <text:p>0</text:p>
          </table:table-cell>
          <table:table-cell table:formula="of:=IF(AND([.$A17]&gt;=[.K$2];[.$A17]&lt;=[.K$3]);1;0)" office:value-type="float" office:value="0" calcext:value-type="float">
            <text:p>0</text:p>
          </table:table-cell>
          <table:table-cell table:formula="of:=IF(AND([.$A17]&gt;=[.L$2];[.$A17]&lt;=[.L$3]);1;0)" office:value-type="float" office:value="0" calcext:value-type="float">
            <text:p>0</text:p>
          </table:table-cell>
          <table:table-cell table:formula="of:=IF(AND([.$A17]&gt;=[.M$2];[.$A17]&lt;=[.M$3]);1;0)" office:value-type="float" office:value="1" calcext:value-type="float">
            <text:p>1</text:p>
          </table:table-cell>
          <table:table-cell table:formula="of:=IF(AND([.$A17]&gt;=[.N$2];[.$A17]&lt;=[.N$3]);1;0)" office:value-type="float" office:value="0" calcext:value-type="float">
            <text:p>0</text:p>
          </table:table-cell>
          <table:table-cell table:formula="of:=IF(AND([.$A17]&gt;=[.O$2];[.$A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7287" calcext:value-type="float">
            <text:p>-0.487287</text:p>
          </table:table-cell>
          <table:table-cell table:formula="of:=IF(AND([.$A18]&gt;=[.B$2];[.$A18]&lt;=[.B$3]);1;0)" office:value-type="float" office:value="0" calcext:value-type="float">
            <text:p>0</text:p>
          </table:table-cell>
          <table:table-cell table:formula="of:=IF(AND([.$A18]&gt;=[.C$2];[.$A18]&lt;=[.C$3]);1;0)" office:value-type="float" office:value="0" calcext:value-type="float">
            <text:p>0</text:p>
          </table:table-cell>
          <table:table-cell table:formula="of:=IF(AND([.$A18]&gt;=[.D$2];[.$A18]&lt;=[.D$3]);1;0)" office:value-type="float" office:value="1" calcext:value-type="float">
            <text:p>1</text:p>
          </table:table-cell>
          <table:table-cell table:formula="of:=IF(AND([.$A18]&gt;=[.E$2];[.$A18]&lt;=[.E$3]);1;0)" office:value-type="float" office:value="0" calcext:value-type="float">
            <text:p>0</text:p>
          </table:table-cell>
          <table:table-cell table:formula="of:=IF(AND([.$A18]&gt;=[.F$2];[.$A18]&lt;=[.F$3]);1;0)" office:value-type="float" office:value="0" calcext:value-type="float">
            <text:p>0</text:p>
          </table:table-cell>
          <table:table-cell table:formula="of:=IF(AND([.$A18]&gt;=[.G$2];[.$A18]&lt;=[.G$3]);1;0)" office:value-type="float" office:value="0" calcext:value-type="float">
            <text:p>0</text:p>
          </table:table-cell>
          <table:table-cell/>
          <table:table-cell office:value-type="float" office:value="1.11544" calcext:value-type="float">
            <text:p>1.11544</text:p>
          </table:table-cell>
          <table:table-cell table:formula="of:=IF(AND([.$A18]&gt;=[.J$2];[.$A18]&lt;=[.J$3]);1;0)" office:value-type="float" office:value="0" calcext:value-type="float">
            <text:p>0</text:p>
          </table:table-cell>
          <table:table-cell table:formula="of:=IF(AND([.$A18]&gt;=[.K$2];[.$A18]&lt;=[.K$3]);1;0)" office:value-type="float" office:value="0" calcext:value-type="float">
            <text:p>0</text:p>
          </table:table-cell>
          <table:table-cell table:formula="of:=IF(AND([.$A18]&gt;=[.L$2];[.$A18]&lt;=[.L$3]);1;0)" office:value-type="float" office:value="1" calcext:value-type="float">
            <text:p>1</text:p>
          </table:table-cell>
          <table:table-cell table:formula="of:=IF(AND([.$A18]&gt;=[.M$2];[.$A18]&lt;=[.M$3]);1;0)" office:value-type="float" office:value="0" calcext:value-type="float">
            <text:p>0</text:p>
          </table:table-cell>
          <table:table-cell table:formula="of:=IF(AND([.$A18]&gt;=[.N$2];[.$A18]&lt;=[.N$3]);1;0)" office:value-type="float" office:value="0" calcext:value-type="float">
            <text:p>0</text:p>
          </table:table-cell>
          <table:table-cell table:formula="of:=IF(AND([.$A18]&gt;=[.O$2];[.$A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417" calcext:value-type="float">
            <text:p>0.269417</text:p>
          </table:table-cell>
          <table:table-cell table:formula="of:=IF(AND([.$A19]&gt;=[.B$2];[.$A19]&lt;=[.B$3]);1;0)" office:value-type="float" office:value="0" calcext:value-type="float">
            <text:p>0</text:p>
          </table:table-cell>
          <table:table-cell table:formula="of:=IF(AND([.$A19]&gt;=[.C$2];[.$A19]&lt;=[.C$3]);1;0)" office:value-type="float" office:value="0" calcext:value-type="float">
            <text:p>0</text:p>
          </table:table-cell>
          <table:table-cell table:formula="of:=IF(AND([.$A19]&gt;=[.D$2];[.$A19]&lt;=[.D$3]);1;0)" office:value-type="float" office:value="0" calcext:value-type="float">
            <text:p>0</text:p>
          </table:table-cell>
          <table:table-cell table:formula="of:=IF(AND([.$A19]&gt;=[.E$2];[.$A19]&lt;=[.E$3]);1;0)" office:value-type="float" office:value="1" calcext:value-type="float">
            <text:p>1</text:p>
          </table:table-cell>
          <table:table-cell table:formula="of:=IF(AND([.$A19]&gt;=[.F$2];[.$A19]&lt;=[.F$3]);1;0)" office:value-type="float" office:value="0" calcext:value-type="float">
            <text:p>0</text:p>
          </table:table-cell>
          <table:table-cell table:formula="of:=IF(AND([.$A19]&gt;=[.G$2];[.$A19]&lt;=[.G$3]);1;0)" office:value-type="float" office:value="0" calcext:value-type="float">
            <text:p>0</text:p>
          </table:table-cell>
          <table:table-cell/>
          <table:table-cell office:value-type="float" office:value="0.516065" calcext:value-type="float">
            <text:p>0.516065</text:p>
          </table:table-cell>
          <table:table-cell table:formula="of:=IF(AND([.$A19]&gt;=[.J$2];[.$A19]&lt;=[.J$3]);1;0)" office:value-type="float" office:value="0" calcext:value-type="float">
            <text:p>0</text:p>
          </table:table-cell>
          <table:table-cell table:formula="of:=IF(AND([.$A19]&gt;=[.K$2];[.$A19]&lt;=[.K$3]);1;0)" office:value-type="float" office:value="0" calcext:value-type="float">
            <text:p>0</text:p>
          </table:table-cell>
          <table:table-cell table:formula="of:=IF(AND([.$A19]&gt;=[.L$2];[.$A19]&lt;=[.L$3]);1;0)" office:value-type="float" office:value="0" calcext:value-type="float">
            <text:p>0</text:p>
          </table:table-cell>
          <table:table-cell table:formula="of:=IF(AND([.$A19]&gt;=[.M$2];[.$A19]&lt;=[.M$3]);1;0)" office:value-type="float" office:value="1" calcext:value-type="float">
            <text:p>1</text:p>
          </table:table-cell>
          <table:table-cell table:formula="of:=IF(AND([.$A19]&gt;=[.N$2];[.$A19]&lt;=[.N$3]);1;0)" office:value-type="float" office:value="0" calcext:value-type="float">
            <text:p>0</text:p>
          </table:table-cell>
          <table:table-cell table:formula="of:=IF(AND([.$A19]&gt;=[.O$2];[.$A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7648" calcext:value-type="float">
            <text:p>-0.597648</text:p>
          </table:table-cell>
          <table:table-cell table:formula="of:=IF(AND([.$A20]&gt;=[.B$2];[.$A20]&lt;=[.B$3]);1;0)" office:value-type="float" office:value="0" calcext:value-type="float">
            <text:p>0</text:p>
          </table:table-cell>
          <table:table-cell table:formula="of:=IF(AND([.$A20]&gt;=[.C$2];[.$A20]&lt;=[.C$3]);1;0)" office:value-type="float" office:value="0" calcext:value-type="float">
            <text:p>0</text:p>
          </table:table-cell>
          <table:table-cell table:formula="of:=IF(AND([.$A20]&gt;=[.D$2];[.$A20]&lt;=[.D$3]);1;0)" office:value-type="float" office:value="1" calcext:value-type="float">
            <text:p>1</text:p>
          </table:table-cell>
          <table:table-cell table:formula="of:=IF(AND([.$A20]&gt;=[.E$2];[.$A20]&lt;=[.E$3]);1;0)" office:value-type="float" office:value="0" calcext:value-type="float">
            <text:p>0</text:p>
          </table:table-cell>
          <table:table-cell table:formula="of:=IF(AND([.$A20]&gt;=[.F$2];[.$A20]&lt;=[.F$3]);1;0)" office:value-type="float" office:value="0" calcext:value-type="float">
            <text:p>0</text:p>
          </table:table-cell>
          <table:table-cell table:formula="of:=IF(AND([.$A20]&gt;=[.G$2];[.$A20]&lt;=[.G$3]);1;0)" office:value-type="float" office:value="0" calcext:value-type="float">
            <text:p>0</text:p>
          </table:table-cell>
          <table:table-cell/>
          <table:table-cell office:value-type="float" office:value="-0.0791477" calcext:value-type="float">
            <text:p>-0.0791477</text:p>
          </table:table-cell>
          <table:table-cell table:formula="of:=IF(AND([.$A20]&gt;=[.J$2];[.$A20]&lt;=[.J$3]);1;0)" office:value-type="float" office:value="0" calcext:value-type="float">
            <text:p>0</text:p>
          </table:table-cell>
          <table:table-cell table:formula="of:=IF(AND([.$A20]&gt;=[.K$2];[.$A20]&lt;=[.K$3]);1;0)" office:value-type="float" office:value="0" calcext:value-type="float">
            <text:p>0</text:p>
          </table:table-cell>
          <table:table-cell table:formula="of:=IF(AND([.$A20]&gt;=[.L$2];[.$A20]&lt;=[.L$3]);1;0)" office:value-type="float" office:value="1" calcext:value-type="float">
            <text:p>1</text:p>
          </table:table-cell>
          <table:table-cell table:formula="of:=IF(AND([.$A20]&gt;=[.M$2];[.$A20]&lt;=[.M$3]);1;0)" office:value-type="float" office:value="0" calcext:value-type="float">
            <text:p>0</text:p>
          </table:table-cell>
          <table:table-cell table:formula="of:=IF(AND([.$A20]&gt;=[.N$2];[.$A20]&lt;=[.N$3]);1;0)" office:value-type="float" office:value="0" calcext:value-type="float">
            <text:p>0</text:p>
          </table:table-cell>
          <table:table-cell table:formula="of:=IF(AND([.$A20]&gt;=[.O$2];[.$A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6412" calcext:value-type="float">
            <text:p>-0.466412</text:p>
          </table:table-cell>
          <table:table-cell table:formula="of:=IF(AND([.$A21]&gt;=[.B$2];[.$A21]&lt;=[.B$3]);1;0)" office:value-type="float" office:value="0" calcext:value-type="float">
            <text:p>0</text:p>
          </table:table-cell>
          <table:table-cell table:formula="of:=IF(AND([.$A21]&gt;=[.C$2];[.$A21]&lt;=[.C$3]);1;0)" office:value-type="float" office:value="0" calcext:value-type="float">
            <text:p>0</text:p>
          </table:table-cell>
          <table:table-cell table:formula="of:=IF(AND([.$A21]&gt;=[.D$2];[.$A21]&lt;=[.D$3]);1;0)" office:value-type="float" office:value="1" calcext:value-type="float">
            <text:p>1</text:p>
          </table:table-cell>
          <table:table-cell table:formula="of:=IF(AND([.$A21]&gt;=[.E$2];[.$A21]&lt;=[.E$3]);1;0)" office:value-type="float" office:value="0" calcext:value-type="float">
            <text:p>0</text:p>
          </table:table-cell>
          <table:table-cell table:formula="of:=IF(AND([.$A21]&gt;=[.F$2];[.$A21]&lt;=[.F$3]);1;0)" office:value-type="float" office:value="0" calcext:value-type="float">
            <text:p>0</text:p>
          </table:table-cell>
          <table:table-cell table:formula="of:=IF(AND([.$A21]&gt;=[.G$2];[.$A21]&lt;=[.G$3]);1;0)" office:value-type="float" office:value="0" calcext:value-type="float">
            <text:p>0</text:p>
          </table:table-cell>
          <table:table-cell/>
          <table:table-cell office:value-type="float" office:value="0.656487" calcext:value-type="float">
            <text:p>0.656487</text:p>
          </table:table-cell>
          <table:table-cell table:formula="of:=IF(AND([.$A21]&gt;=[.J$2];[.$A21]&lt;=[.J$3]);1;0)" office:value-type="float" office:value="0" calcext:value-type="float">
            <text:p>0</text:p>
          </table:table-cell>
          <table:table-cell table:formula="of:=IF(AND([.$A21]&gt;=[.K$2];[.$A21]&lt;=[.K$3]);1;0)" office:value-type="float" office:value="0" calcext:value-type="float">
            <text:p>0</text:p>
          </table:table-cell>
          <table:table-cell table:formula="of:=IF(AND([.$A21]&gt;=[.L$2];[.$A21]&lt;=[.L$3]);1;0)" office:value-type="float" office:value="1" calcext:value-type="float">
            <text:p>1</text:p>
          </table:table-cell>
          <table:table-cell table:formula="of:=IF(AND([.$A21]&gt;=[.M$2];[.$A21]&lt;=[.M$3]);1;0)" office:value-type="float" office:value="0" calcext:value-type="float">
            <text:p>0</text:p>
          </table:table-cell>
          <table:table-cell table:formula="of:=IF(AND([.$A21]&gt;=[.N$2];[.$A21]&lt;=[.N$3]);1;0)" office:value-type="float" office:value="0" calcext:value-type="float">
            <text:p>0</text:p>
          </table:table-cell>
          <table:table-cell table:formula="of:=IF(AND([.$A21]&gt;=[.O$2];[.$A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584" calcext:value-type="float">
            <text:p>0.285584</text:p>
          </table:table-cell>
          <table:table-cell table:formula="of:=IF(AND([.$A22]&gt;=[.B$2];[.$A22]&lt;=[.B$3]);1;0)" office:value-type="float" office:value="0" calcext:value-type="float">
            <text:p>0</text:p>
          </table:table-cell>
          <table:table-cell table:formula="of:=IF(AND([.$A22]&gt;=[.C$2];[.$A22]&lt;=[.C$3]);1;0)" office:value-type="float" office:value="0" calcext:value-type="float">
            <text:p>0</text:p>
          </table:table-cell>
          <table:table-cell table:formula="of:=IF(AND([.$A22]&gt;=[.D$2];[.$A22]&lt;=[.D$3]);1;0)" office:value-type="float" office:value="0" calcext:value-type="float">
            <text:p>0</text:p>
          </table:table-cell>
          <table:table-cell table:formula="of:=IF(AND([.$A22]&gt;=[.E$2];[.$A22]&lt;=[.E$3]);1;0)" office:value-type="float" office:value="1" calcext:value-type="float">
            <text:p>1</text:p>
          </table:table-cell>
          <table:table-cell table:formula="of:=IF(AND([.$A22]&gt;=[.F$2];[.$A22]&lt;=[.F$3]);1;0)" office:value-type="float" office:value="0" calcext:value-type="float">
            <text:p>0</text:p>
          </table:table-cell>
          <table:table-cell table:formula="of:=IF(AND([.$A22]&gt;=[.G$2];[.$A22]&lt;=[.G$3]);1;0)" office:value-type="float" office:value="0" calcext:value-type="float">
            <text:p>0</text:p>
          </table:table-cell>
          <table:table-cell/>
          <table:table-cell office:value-type="float" office:value="-0.719709" calcext:value-type="float">
            <text:p>-0.719709</text:p>
          </table:table-cell>
          <table:table-cell table:formula="of:=IF(AND([.$A22]&gt;=[.J$2];[.$A22]&lt;=[.J$3]);1;0)" office:value-type="float" office:value="0" calcext:value-type="float">
            <text:p>0</text:p>
          </table:table-cell>
          <table:table-cell table:formula="of:=IF(AND([.$A22]&gt;=[.K$2];[.$A22]&lt;=[.K$3]);1;0)" office:value-type="float" office:value="0" calcext:value-type="float">
            <text:p>0</text:p>
          </table:table-cell>
          <table:table-cell table:formula="of:=IF(AND([.$A22]&gt;=[.L$2];[.$A22]&lt;=[.L$3]);1;0)" office:value-type="float" office:value="0" calcext:value-type="float">
            <text:p>0</text:p>
          </table:table-cell>
          <table:table-cell table:formula="of:=IF(AND([.$A22]&gt;=[.M$2];[.$A22]&lt;=[.M$3]);1;0)" office:value-type="float" office:value="1" calcext:value-type="float">
            <text:p>1</text:p>
          </table:table-cell>
          <table:table-cell table:formula="of:=IF(AND([.$A22]&gt;=[.N$2];[.$A22]&lt;=[.N$3]);1;0)" office:value-type="float" office:value="0" calcext:value-type="float">
            <text:p>0</text:p>
          </table:table-cell>
          <table:table-cell table:formula="of:=IF(AND([.$A22]&gt;=[.O$2];[.$A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201" calcext:value-type="float">
            <text:p>0.170201</text:p>
          </table:table-cell>
          <table:table-cell table:formula="of:=IF(AND([.$A23]&gt;=[.B$2];[.$A23]&lt;=[.B$3]);1;0)" office:value-type="float" office:value="0" calcext:value-type="float">
            <text:p>0</text:p>
          </table:table-cell>
          <table:table-cell table:formula="of:=IF(AND([.$A23]&gt;=[.C$2];[.$A23]&lt;=[.C$3]);1;0)" office:value-type="float" office:value="0" calcext:value-type="float">
            <text:p>0</text:p>
          </table:table-cell>
          <table:table-cell table:formula="of:=IF(AND([.$A23]&gt;=[.D$2];[.$A23]&lt;=[.D$3]);1;0)" office:value-type="float" office:value="0" calcext:value-type="float">
            <text:p>0</text:p>
          </table:table-cell>
          <table:table-cell table:formula="of:=IF(AND([.$A23]&gt;=[.E$2];[.$A23]&lt;=[.E$3]);1;0)" office:value-type="float" office:value="1" calcext:value-type="float">
            <text:p>1</text:p>
          </table:table-cell>
          <table:table-cell table:formula="of:=IF(AND([.$A23]&gt;=[.F$2];[.$A23]&lt;=[.F$3]);1;0)" office:value-type="float" office:value="0" calcext:value-type="float">
            <text:p>0</text:p>
          </table:table-cell>
          <table:table-cell table:formula="of:=IF(AND([.$A23]&gt;=[.G$2];[.$A23]&lt;=[.G$3]);1;0)" office:value-type="float" office:value="0" calcext:value-type="float">
            <text:p>0</text:p>
          </table:table-cell>
          <table:table-cell/>
          <table:table-cell office:value-type="float" office:value="-0.0971977" calcext:value-type="float">
            <text:p>-0.0971977</text:p>
          </table:table-cell>
          <table:table-cell table:formula="of:=IF(AND([.$A23]&gt;=[.J$2];[.$A23]&lt;=[.J$3]);1;0)" office:value-type="float" office:value="0" calcext:value-type="float">
            <text:p>0</text:p>
          </table:table-cell>
          <table:table-cell table:formula="of:=IF(AND([.$A23]&gt;=[.K$2];[.$A23]&lt;=[.K$3]);1;0)" office:value-type="float" office:value="0" calcext:value-type="float">
            <text:p>0</text:p>
          </table:table-cell>
          <table:table-cell table:formula="of:=IF(AND([.$A23]&gt;=[.L$2];[.$A23]&lt;=[.L$3]);1;0)" office:value-type="float" office:value="0" calcext:value-type="float">
            <text:p>0</text:p>
          </table:table-cell>
          <table:table-cell table:formula="of:=IF(AND([.$A23]&gt;=[.M$2];[.$A23]&lt;=[.M$3]);1;0)" office:value-type="float" office:value="1" calcext:value-type="float">
            <text:p>1</text:p>
          </table:table-cell>
          <table:table-cell table:formula="of:=IF(AND([.$A23]&gt;=[.N$2];[.$A23]&lt;=[.N$3]);1;0)" office:value-type="float" office:value="0" calcext:value-type="float">
            <text:p>0</text:p>
          </table:table-cell>
          <table:table-cell table:formula="of:=IF(AND([.$A23]&gt;=[.O$2];[.$A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1272" calcext:value-type="float">
            <text:p>-1.31272</text:p>
          </table:table-cell>
          <table:table-cell table:formula="of:=IF(AND([.$A24]&gt;=[.B$2];[.$A24]&lt;=[.B$3]);1;0)" office:value-type="float" office:value="0" calcext:value-type="float">
            <text:p>0</text:p>
          </table:table-cell>
          <table:table-cell table:formula="of:=IF(AND([.$A24]&gt;=[.C$2];[.$A24]&lt;=[.C$3]);1;0)" office:value-type="float" office:value="1" calcext:value-type="float">
            <text:p>1</text:p>
          </table:table-cell>
          <table:table-cell table:formula="of:=IF(AND([.$A24]&gt;=[.D$2];[.$A24]&lt;=[.D$3]);1;0)" office:value-type="float" office:value="0" calcext:value-type="float">
            <text:p>0</text:p>
          </table:table-cell>
          <table:table-cell table:formula="of:=IF(AND([.$A24]&gt;=[.E$2];[.$A24]&lt;=[.E$3]);1;0)" office:value-type="float" office:value="0" calcext:value-type="float">
            <text:p>0</text:p>
          </table:table-cell>
          <table:table-cell table:formula="of:=IF(AND([.$A24]&gt;=[.F$2];[.$A24]&lt;=[.F$3]);1;0)" office:value-type="float" office:value="0" calcext:value-type="float">
            <text:p>0</text:p>
          </table:table-cell>
          <table:table-cell table:formula="of:=IF(AND([.$A24]&gt;=[.G$2];[.$A24]&lt;=[.G$3]);1;0)" office:value-type="float" office:value="0" calcext:value-type="float">
            <text:p>0</text:p>
          </table:table-cell>
          <table:table-cell/>
          <table:table-cell office:value-type="float" office:value="0.225214" calcext:value-type="float">
            <text:p>0.225214</text:p>
          </table:table-cell>
          <table:table-cell table:formula="of:=IF(AND([.$A24]&gt;=[.J$2];[.$A24]&lt;=[.J$3]);1;0)" office:value-type="float" office:value="0" calcext:value-type="float">
            <text:p>0</text:p>
          </table:table-cell>
          <table:table-cell table:formula="of:=IF(AND([.$A24]&gt;=[.K$2];[.$A24]&lt;=[.K$3]);1;0)" office:value-type="float" office:value="1" calcext:value-type="float">
            <text:p>1</text:p>
          </table:table-cell>
          <table:table-cell table:formula="of:=IF(AND([.$A24]&gt;=[.L$2];[.$A24]&lt;=[.L$3]);1;0)" office:value-type="float" office:value="0" calcext:value-type="float">
            <text:p>0</text:p>
          </table:table-cell>
          <table:table-cell table:formula="of:=IF(AND([.$A24]&gt;=[.M$2];[.$A24]&lt;=[.M$3]);1;0)" office:value-type="float" office:value="0" calcext:value-type="float">
            <text:p>0</text:p>
          </table:table-cell>
          <table:table-cell table:formula="of:=IF(AND([.$A24]&gt;=[.N$2];[.$A24]&lt;=[.N$3]);1;0)" office:value-type="float" office:value="0" calcext:value-type="float">
            <text:p>0</text:p>
          </table:table-cell>
          <table:table-cell table:formula="of:=IF(AND([.$A24]&gt;=[.O$2];[.$A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461" calcext:value-type="float">
            <text:p>-1.26461</text:p>
          </table:table-cell>
          <table:table-cell table:formula="of:=IF(AND([.$A25]&gt;=[.B$2];[.$A25]&lt;=[.B$3]);1;0)" office:value-type="float" office:value="0" calcext:value-type="float">
            <text:p>0</text:p>
          </table:table-cell>
          <table:table-cell table:formula="of:=IF(AND([.$A25]&gt;=[.C$2];[.$A25]&lt;=[.C$3]);1;0)" office:value-type="float" office:value="1" calcext:value-type="float">
            <text:p>1</text:p>
          </table:table-cell>
          <table:table-cell table:formula="of:=IF(AND([.$A25]&gt;=[.D$2];[.$A25]&lt;=[.D$3]);1;0)" office:value-type="float" office:value="0" calcext:value-type="float">
            <text:p>0</text:p>
          </table:table-cell>
          <table:table-cell table:formula="of:=IF(AND([.$A25]&gt;=[.E$2];[.$A25]&lt;=[.E$3]);1;0)" office:value-type="float" office:value="0" calcext:value-type="float">
            <text:p>0</text:p>
          </table:table-cell>
          <table:table-cell table:formula="of:=IF(AND([.$A25]&gt;=[.F$2];[.$A25]&lt;=[.F$3]);1;0)" office:value-type="float" office:value="0" calcext:value-type="float">
            <text:p>0</text:p>
          </table:table-cell>
          <table:table-cell table:formula="of:=IF(AND([.$A25]&gt;=[.G$2];[.$A25]&lt;=[.G$3]);1;0)" office:value-type="float" office:value="0" calcext:value-type="float">
            <text:p>0</text:p>
          </table:table-cell>
          <table:table-cell/>
          <table:table-cell office:value-type="float" office:value="-0.199519" calcext:value-type="float">
            <text:p>-0.199519</text:p>
          </table:table-cell>
          <table:table-cell table:formula="of:=IF(AND([.$A25]&gt;=[.J$2];[.$A25]&lt;=[.J$3]);1;0)" office:value-type="float" office:value="0" calcext:value-type="float">
            <text:p>0</text:p>
          </table:table-cell>
          <table:table-cell table:formula="of:=IF(AND([.$A25]&gt;=[.K$2];[.$A25]&lt;=[.K$3]);1;0)" office:value-type="float" office:value="1" calcext:value-type="float">
            <text:p>1</text:p>
          </table:table-cell>
          <table:table-cell table:formula="of:=IF(AND([.$A25]&gt;=[.L$2];[.$A25]&lt;=[.L$3]);1;0)" office:value-type="float" office:value="0" calcext:value-type="float">
            <text:p>0</text:p>
          </table:table-cell>
          <table:table-cell table:formula="of:=IF(AND([.$A25]&gt;=[.M$2];[.$A25]&lt;=[.M$3]);1;0)" office:value-type="float" office:value="0" calcext:value-type="float">
            <text:p>0</text:p>
          </table:table-cell>
          <table:table-cell table:formula="of:=IF(AND([.$A25]&gt;=[.N$2];[.$A25]&lt;=[.N$3]);1;0)" office:value-type="float" office:value="0" calcext:value-type="float">
            <text:p>0</text:p>
          </table:table-cell>
          <table:table-cell table:formula="of:=IF(AND([.$A25]&gt;=[.O$2];[.$A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186" calcext:value-type="float">
            <text:p>0.875186</text:p>
          </table:table-cell>
          <table:table-cell table:formula="of:=IF(AND([.$A26]&gt;=[.B$2];[.$A26]&lt;=[.B$3]);1;0)" office:value-type="float" office:value="0" calcext:value-type="float">
            <text:p>0</text:p>
          </table:table-cell>
          <table:table-cell table:formula="of:=IF(AND([.$A26]&gt;=[.C$2];[.$A26]&lt;=[.C$3]);1;0)" office:value-type="float" office:value="0" calcext:value-type="float">
            <text:p>0</text:p>
          </table:table-cell>
          <table:table-cell table:formula="of:=IF(AND([.$A26]&gt;=[.D$2];[.$A26]&lt;=[.D$3]);1;0)" office:value-type="float" office:value="0" calcext:value-type="float">
            <text:p>0</text:p>
          </table:table-cell>
          <table:table-cell table:formula="of:=IF(AND([.$A26]&gt;=[.E$2];[.$A26]&lt;=[.E$3]);1;0)" office:value-type="float" office:value="1" calcext:value-type="float">
            <text:p>1</text:p>
          </table:table-cell>
          <table:table-cell table:formula="of:=IF(AND([.$A26]&gt;=[.F$2];[.$A26]&lt;=[.F$3]);1;0)" office:value-type="float" office:value="0" calcext:value-type="float">
            <text:p>0</text:p>
          </table:table-cell>
          <table:table-cell table:formula="of:=IF(AND([.$A26]&gt;=[.G$2];[.$A26]&lt;=[.G$3]);1;0)" office:value-type="float" office:value="0" calcext:value-type="float">
            <text:p>0</text:p>
          </table:table-cell>
          <table:table-cell/>
          <table:table-cell office:value-type="float" office:value="0.0414383" calcext:value-type="float">
            <text:p>0.0414383</text:p>
          </table:table-cell>
          <table:table-cell table:formula="of:=IF(AND([.$A26]&gt;=[.J$2];[.$A26]&lt;=[.J$3]);1;0)" office:value-type="float" office:value="0" calcext:value-type="float">
            <text:p>0</text:p>
          </table:table-cell>
          <table:table-cell table:formula="of:=IF(AND([.$A26]&gt;=[.K$2];[.$A26]&lt;=[.K$3]);1;0)" office:value-type="float" office:value="0" calcext:value-type="float">
            <text:p>0</text:p>
          </table:table-cell>
          <table:table-cell table:formula="of:=IF(AND([.$A26]&gt;=[.L$2];[.$A26]&lt;=[.L$3]);1;0)" office:value-type="float" office:value="0" calcext:value-type="float">
            <text:p>0</text:p>
          </table:table-cell>
          <table:table-cell table:formula="of:=IF(AND([.$A26]&gt;=[.M$2];[.$A26]&lt;=[.M$3]);1;0)" office:value-type="float" office:value="1" calcext:value-type="float">
            <text:p>1</text:p>
          </table:table-cell>
          <table:table-cell table:formula="of:=IF(AND([.$A26]&gt;=[.N$2];[.$A26]&lt;=[.N$3]);1;0)" office:value-type="float" office:value="0" calcext:value-type="float">
            <text:p>0</text:p>
          </table:table-cell>
          <table:table-cell table:formula="of:=IF(AND([.$A26]&gt;=[.O$2];[.$A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5763" calcext:value-type="float">
            <text:p>-1.05763</text:p>
          </table:table-cell>
          <table:table-cell table:formula="of:=IF(AND([.$A27]&gt;=[.B$2];[.$A27]&lt;=[.B$3]);1;0)" office:value-type="float" office:value="0" calcext:value-type="float">
            <text:p>0</text:p>
          </table:table-cell>
          <table:table-cell table:formula="of:=IF(AND([.$A27]&gt;=[.C$2];[.$A27]&lt;=[.C$3]);1;0)" office:value-type="float" office:value="1" calcext:value-type="float">
            <text:p>1</text:p>
          </table:table-cell>
          <table:table-cell table:formula="of:=IF(AND([.$A27]&gt;=[.D$2];[.$A27]&lt;=[.D$3]);1;0)" office:value-type="float" office:value="0" calcext:value-type="float">
            <text:p>0</text:p>
          </table:table-cell>
          <table:table-cell table:formula="of:=IF(AND([.$A27]&gt;=[.E$2];[.$A27]&lt;=[.E$3]);1;0)" office:value-type="float" office:value="0" calcext:value-type="float">
            <text:p>0</text:p>
          </table:table-cell>
          <table:table-cell table:formula="of:=IF(AND([.$A27]&gt;=[.F$2];[.$A27]&lt;=[.F$3]);1;0)" office:value-type="float" office:value="0" calcext:value-type="float">
            <text:p>0</text:p>
          </table:table-cell>
          <table:table-cell table:formula="of:=IF(AND([.$A27]&gt;=[.G$2];[.$A27]&lt;=[.G$3]);1;0)" office:value-type="float" office:value="0" calcext:value-type="float">
            <text:p>0</text:p>
          </table:table-cell>
          <table:table-cell/>
          <table:table-cell office:value-type="float" office:value="0.0457705" calcext:value-type="float">
            <text:p>0.0457705</text:p>
          </table:table-cell>
          <table:table-cell table:formula="of:=IF(AND([.$A27]&gt;=[.J$2];[.$A27]&lt;=[.J$3]);1;0)" office:value-type="float" office:value="0" calcext:value-type="float">
            <text:p>0</text:p>
          </table:table-cell>
          <table:table-cell table:formula="of:=IF(AND([.$A27]&gt;=[.K$2];[.$A27]&lt;=[.K$3]);1;0)" office:value-type="float" office:value="1" calcext:value-type="float">
            <text:p>1</text:p>
          </table:table-cell>
          <table:table-cell table:formula="of:=IF(AND([.$A27]&gt;=[.L$2];[.$A27]&lt;=[.L$3]);1;0)" office:value-type="float" office:value="0" calcext:value-type="float">
            <text:p>0</text:p>
          </table:table-cell>
          <table:table-cell table:formula="of:=IF(AND([.$A27]&gt;=[.M$2];[.$A27]&lt;=[.M$3]);1;0)" office:value-type="float" office:value="0" calcext:value-type="float">
            <text:p>0</text:p>
          </table:table-cell>
          <table:table-cell table:formula="of:=IF(AND([.$A27]&gt;=[.N$2];[.$A27]&lt;=[.N$3]);1;0)" office:value-type="float" office:value="0" calcext:value-type="float">
            <text:p>0</text:p>
          </table:table-cell>
          <table:table-cell table:formula="of:=IF(AND([.$A27]&gt;=[.O$2];[.$A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7527" calcext:value-type="float">
            <text:p>0.927527</text:p>
          </table:table-cell>
          <table:table-cell table:formula="of:=IF(AND([.$A28]&gt;=[.B$2];[.$A28]&lt;=[.B$3]);1;0)" office:value-type="float" office:value="0" calcext:value-type="float">
            <text:p>0</text:p>
          </table:table-cell>
          <table:table-cell table:formula="of:=IF(AND([.$A28]&gt;=[.C$2];[.$A28]&lt;=[.C$3]);1;0)" office:value-type="float" office:value="0" calcext:value-type="float">
            <text:p>0</text:p>
          </table:table-cell>
          <table:table-cell table:formula="of:=IF(AND([.$A28]&gt;=[.D$2];[.$A28]&lt;=[.D$3]);1;0)" office:value-type="float" office:value="0" calcext:value-type="float">
            <text:p>0</text:p>
          </table:table-cell>
          <table:table-cell table:formula="of:=IF(AND([.$A28]&gt;=[.E$2];[.$A28]&lt;=[.E$3]);1;0)" office:value-type="float" office:value="1" calcext:value-type="float">
            <text:p>1</text:p>
          </table:table-cell>
          <table:table-cell table:formula="of:=IF(AND([.$A28]&gt;=[.F$2];[.$A28]&lt;=[.F$3]);1;0)" office:value-type="float" office:value="0" calcext:value-type="float">
            <text:p>0</text:p>
          </table:table-cell>
          <table:table-cell table:formula="of:=IF(AND([.$A28]&gt;=[.G$2];[.$A28]&lt;=[.G$3]);1;0)" office:value-type="float" office:value="0" calcext:value-type="float">
            <text:p>0</text:p>
          </table:table-cell>
          <table:table-cell/>
          <table:table-cell office:value-type="float" office:value="-0.703198" calcext:value-type="float">
            <text:p>-0.703198</text:p>
          </table:table-cell>
          <table:table-cell table:formula="of:=IF(AND([.$A28]&gt;=[.J$2];[.$A28]&lt;=[.J$3]);1;0)" office:value-type="float" office:value="0" calcext:value-type="float">
            <text:p>0</text:p>
          </table:table-cell>
          <table:table-cell table:formula="of:=IF(AND([.$A28]&gt;=[.K$2];[.$A28]&lt;=[.K$3]);1;0)" office:value-type="float" office:value="0" calcext:value-type="float">
            <text:p>0</text:p>
          </table:table-cell>
          <table:table-cell table:formula="of:=IF(AND([.$A28]&gt;=[.L$2];[.$A28]&lt;=[.L$3]);1;0)" office:value-type="float" office:value="0" calcext:value-type="float">
            <text:p>0</text:p>
          </table:table-cell>
          <table:table-cell table:formula="of:=IF(AND([.$A28]&gt;=[.M$2];[.$A28]&lt;=[.M$3]);1;0)" office:value-type="float" office:value="1" calcext:value-type="float">
            <text:p>1</text:p>
          </table:table-cell>
          <table:table-cell table:formula="of:=IF(AND([.$A28]&gt;=[.N$2];[.$A28]&lt;=[.N$3]);1;0)" office:value-type="float" office:value="0" calcext:value-type="float">
            <text:p>0</text:p>
          </table:table-cell>
          <table:table-cell table:formula="of:=IF(AND([.$A28]&gt;=[.O$2];[.$A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156" calcext:value-type="float">
            <text:p>-1.26156</text:p>
          </table:table-cell>
          <table:table-cell table:formula="of:=IF(AND([.$A29]&gt;=[.B$2];[.$A29]&lt;=[.B$3]);1;0)" office:value-type="float" office:value="0" calcext:value-type="float">
            <text:p>0</text:p>
          </table:table-cell>
          <table:table-cell table:formula="of:=IF(AND([.$A29]&gt;=[.C$2];[.$A29]&lt;=[.C$3]);1;0)" office:value-type="float" office:value="1" calcext:value-type="float">
            <text:p>1</text:p>
          </table:table-cell>
          <table:table-cell table:formula="of:=IF(AND([.$A29]&gt;=[.D$2];[.$A29]&lt;=[.D$3]);1;0)" office:value-type="float" office:value="0" calcext:value-type="float">
            <text:p>0</text:p>
          </table:table-cell>
          <table:table-cell table:formula="of:=IF(AND([.$A29]&gt;=[.E$2];[.$A29]&lt;=[.E$3]);1;0)" office:value-type="float" office:value="0" calcext:value-type="float">
            <text:p>0</text:p>
          </table:table-cell>
          <table:table-cell table:formula="of:=IF(AND([.$A29]&gt;=[.F$2];[.$A29]&lt;=[.F$3]);1;0)" office:value-type="float" office:value="0" calcext:value-type="float">
            <text:p>0</text:p>
          </table:table-cell>
          <table:table-cell table:formula="of:=IF(AND([.$A29]&gt;=[.G$2];[.$A29]&lt;=[.G$3]);1;0)" office:value-type="float" office:value="0" calcext:value-type="float">
            <text:p>0</text:p>
          </table:table-cell>
          <table:table-cell/>
          <table:table-cell office:value-type="float" office:value="-0.660391" calcext:value-type="float">
            <text:p>-0.660391</text:p>
          </table:table-cell>
          <table:table-cell table:formula="of:=IF(AND([.$A29]&gt;=[.J$2];[.$A29]&lt;=[.J$3]);1;0)" office:value-type="float" office:value="0" calcext:value-type="float">
            <text:p>0</text:p>
          </table:table-cell>
          <table:table-cell table:formula="of:=IF(AND([.$A29]&gt;=[.K$2];[.$A29]&lt;=[.K$3]);1;0)" office:value-type="float" office:value="1" calcext:value-type="float">
            <text:p>1</text:p>
          </table:table-cell>
          <table:table-cell table:formula="of:=IF(AND([.$A29]&gt;=[.L$2];[.$A29]&lt;=[.L$3]);1;0)" office:value-type="float" office:value="0" calcext:value-type="float">
            <text:p>0</text:p>
          </table:table-cell>
          <table:table-cell table:formula="of:=IF(AND([.$A29]&gt;=[.M$2];[.$A29]&lt;=[.M$3]);1;0)" office:value-type="float" office:value="0" calcext:value-type="float">
            <text:p>0</text:p>
          </table:table-cell>
          <table:table-cell table:formula="of:=IF(AND([.$A29]&gt;=[.N$2];[.$A29]&lt;=[.N$3]);1;0)" office:value-type="float" office:value="0" calcext:value-type="float">
            <text:p>0</text:p>
          </table:table-cell>
          <table:table-cell table:formula="of:=IF(AND([.$A29]&gt;=[.O$2];[.$A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695" calcext:value-type="float">
            <text:p>-0.29695</text:p>
          </table:table-cell>
          <table:table-cell table:formula="of:=IF(AND([.$A30]&gt;=[.B$2];[.$A30]&lt;=[.B$3]);1;0)" office:value-type="float" office:value="0" calcext:value-type="float">
            <text:p>0</text:p>
          </table:table-cell>
          <table:table-cell table:formula="of:=IF(AND([.$A30]&gt;=[.C$2];[.$A30]&lt;=[.C$3]);1;0)" office:value-type="float" office:value="0" calcext:value-type="float">
            <text:p>0</text:p>
          </table:table-cell>
          <table:table-cell table:formula="of:=IF(AND([.$A30]&gt;=[.D$2];[.$A30]&lt;=[.D$3]);1;0)" office:value-type="float" office:value="1" calcext:value-type="float">
            <text:p>1</text:p>
          </table:table-cell>
          <table:table-cell table:formula="of:=IF(AND([.$A30]&gt;=[.E$2];[.$A30]&lt;=[.E$3]);1;0)" office:value-type="float" office:value="0" calcext:value-type="float">
            <text:p>0</text:p>
          </table:table-cell>
          <table:table-cell table:formula="of:=IF(AND([.$A30]&gt;=[.F$2];[.$A30]&lt;=[.F$3]);1;0)" office:value-type="float" office:value="0" calcext:value-type="float">
            <text:p>0</text:p>
          </table:table-cell>
          <table:table-cell table:formula="of:=IF(AND([.$A30]&gt;=[.G$2];[.$A30]&lt;=[.G$3]);1;0)" office:value-type="float" office:value="0" calcext:value-type="float">
            <text:p>0</text:p>
          </table:table-cell>
          <table:table-cell/>
          <table:table-cell office:value-type="float" office:value="-0.551534" calcext:value-type="float">
            <text:p>-0.551534</text:p>
          </table:table-cell>
          <table:table-cell table:formula="of:=IF(AND([.$A30]&gt;=[.J$2];[.$A30]&lt;=[.J$3]);1;0)" office:value-type="float" office:value="0" calcext:value-type="float">
            <text:p>0</text:p>
          </table:table-cell>
          <table:table-cell table:formula="of:=IF(AND([.$A30]&gt;=[.K$2];[.$A30]&lt;=[.K$3]);1;0)" office:value-type="float" office:value="0" calcext:value-type="float">
            <text:p>0</text:p>
          </table:table-cell>
          <table:table-cell table:formula="of:=IF(AND([.$A30]&gt;=[.L$2];[.$A30]&lt;=[.L$3]);1;0)" office:value-type="float" office:value="1" calcext:value-type="float">
            <text:p>1</text:p>
          </table:table-cell>
          <table:table-cell table:formula="of:=IF(AND([.$A30]&gt;=[.M$2];[.$A30]&lt;=[.M$3]);1;0)" office:value-type="float" office:value="0" calcext:value-type="float">
            <text:p>0</text:p>
          </table:table-cell>
          <table:table-cell table:formula="of:=IF(AND([.$A30]&gt;=[.N$2];[.$A30]&lt;=[.N$3]);1;0)" office:value-type="float" office:value="0" calcext:value-type="float">
            <text:p>0</text:p>
          </table:table-cell>
          <table:table-cell table:formula="of:=IF(AND([.$A30]&gt;=[.O$2];[.$A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136" calcext:value-type="float">
            <text:p>0.359136</text:p>
          </table:table-cell>
          <table:table-cell table:formula="of:=IF(AND([.$A31]&gt;=[.B$2];[.$A31]&lt;=[.B$3]);1;0)" office:value-type="float" office:value="0" calcext:value-type="float">
            <text:p>0</text:p>
          </table:table-cell>
          <table:table-cell table:formula="of:=IF(AND([.$A31]&gt;=[.C$2];[.$A31]&lt;=[.C$3]);1;0)" office:value-type="float" office:value="0" calcext:value-type="float">
            <text:p>0</text:p>
          </table:table-cell>
          <table:table-cell table:formula="of:=IF(AND([.$A31]&gt;=[.D$2];[.$A31]&lt;=[.D$3]);1;0)" office:value-type="float" office:value="0" calcext:value-type="float">
            <text:p>0</text:p>
          </table:table-cell>
          <table:table-cell table:formula="of:=IF(AND([.$A31]&gt;=[.E$2];[.$A31]&lt;=[.E$3]);1;0)" office:value-type="float" office:value="1" calcext:value-type="float">
            <text:p>1</text:p>
          </table:table-cell>
          <table:table-cell table:formula="of:=IF(AND([.$A31]&gt;=[.F$2];[.$A31]&lt;=[.F$3]);1;0)" office:value-type="float" office:value="0" calcext:value-type="float">
            <text:p>0</text:p>
          </table:table-cell>
          <table:table-cell table:formula="of:=IF(AND([.$A31]&gt;=[.G$2];[.$A31]&lt;=[.G$3]);1;0)" office:value-type="float" office:value="0" calcext:value-type="float">
            <text:p>0</text:p>
          </table:table-cell>
          <table:table-cell/>
          <table:table-cell office:value-type="float" office:value="-0.957635" calcext:value-type="float">
            <text:p>-0.957635</text:p>
          </table:table-cell>
          <table:table-cell table:formula="of:=IF(AND([.$A31]&gt;=[.J$2];[.$A31]&lt;=[.J$3]);1;0)" office:value-type="float" office:value="0" calcext:value-type="float">
            <text:p>0</text:p>
          </table:table-cell>
          <table:table-cell table:formula="of:=IF(AND([.$A31]&gt;=[.K$2];[.$A31]&lt;=[.K$3]);1;0)" office:value-type="float" office:value="0" calcext:value-type="float">
            <text:p>0</text:p>
          </table:table-cell>
          <table:table-cell table:formula="of:=IF(AND([.$A31]&gt;=[.L$2];[.$A31]&lt;=[.L$3]);1;0)" office:value-type="float" office:value="0" calcext:value-type="float">
            <text:p>0</text:p>
          </table:table-cell>
          <table:table-cell table:formula="of:=IF(AND([.$A31]&gt;=[.M$2];[.$A31]&lt;=[.M$3]);1;0)" office:value-type="float" office:value="1" calcext:value-type="float">
            <text:p>1</text:p>
          </table:table-cell>
          <table:table-cell table:formula="of:=IF(AND([.$A31]&gt;=[.N$2];[.$A31]&lt;=[.N$3]);1;0)" office:value-type="float" office:value="0" calcext:value-type="float">
            <text:p>0</text:p>
          </table:table-cell>
          <table:table-cell table:formula="of:=IF(AND([.$A31]&gt;=[.O$2];[.$A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5761" calcext:value-type="float">
            <text:p>-0.235761</text:p>
          </table:table-cell>
          <table:table-cell table:formula="of:=IF(AND([.$A32]&gt;=[.B$2];[.$A32]&lt;=[.B$3]);1;0)" office:value-type="float" office:value="0" calcext:value-type="float">
            <text:p>0</text:p>
          </table:table-cell>
          <table:table-cell table:formula="of:=IF(AND([.$A32]&gt;=[.C$2];[.$A32]&lt;=[.C$3]);1;0)" office:value-type="float" office:value="0" calcext:value-type="float">
            <text:p>0</text:p>
          </table:table-cell>
          <table:table-cell table:formula="of:=IF(AND([.$A32]&gt;=[.D$2];[.$A32]&lt;=[.D$3]);1;0)" office:value-type="float" office:value="1" calcext:value-type="float">
            <text:p>1</text:p>
          </table:table-cell>
          <table:table-cell table:formula="of:=IF(AND([.$A32]&gt;=[.E$2];[.$A32]&lt;=[.E$3]);1;0)" office:value-type="float" office:value="0" calcext:value-type="float">
            <text:p>0</text:p>
          </table:table-cell>
          <table:table-cell table:formula="of:=IF(AND([.$A32]&gt;=[.F$2];[.$A32]&lt;=[.F$3]);1;0)" office:value-type="float" office:value="0" calcext:value-type="float">
            <text:p>0</text:p>
          </table:table-cell>
          <table:table-cell table:formula="of:=IF(AND([.$A32]&gt;=[.G$2];[.$A32]&lt;=[.G$3]);1;0)" office:value-type="float" office:value="0" calcext:value-type="float">
            <text:p>0</text:p>
          </table:table-cell>
          <table:table-cell/>
          <table:table-cell office:value-type="float" office:value="-0.645424" calcext:value-type="float">
            <text:p>-0.645424</text:p>
          </table:table-cell>
          <table:table-cell table:formula="of:=IF(AND([.$A32]&gt;=[.J$2];[.$A32]&lt;=[.J$3]);1;0)" office:value-type="float" office:value="0" calcext:value-type="float">
            <text:p>0</text:p>
          </table:table-cell>
          <table:table-cell table:formula="of:=IF(AND([.$A32]&gt;=[.K$2];[.$A32]&lt;=[.K$3]);1;0)" office:value-type="float" office:value="0" calcext:value-type="float">
            <text:p>0</text:p>
          </table:table-cell>
          <table:table-cell table:formula="of:=IF(AND([.$A32]&gt;=[.L$2];[.$A32]&lt;=[.L$3]);1;0)" office:value-type="float" office:value="1" calcext:value-type="float">
            <text:p>1</text:p>
          </table:table-cell>
          <table:table-cell table:formula="of:=IF(AND([.$A32]&gt;=[.M$2];[.$A32]&lt;=[.M$3]);1;0)" office:value-type="float" office:value="0" calcext:value-type="float">
            <text:p>0</text:p>
          </table:table-cell>
          <table:table-cell table:formula="of:=IF(AND([.$A32]&gt;=[.N$2];[.$A32]&lt;=[.N$3]);1;0)" office:value-type="float" office:value="0" calcext:value-type="float">
            <text:p>0</text:p>
          </table:table-cell>
          <table:table-cell table:formula="of:=IF(AND([.$A32]&gt;=[.O$2];[.$A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00102" calcext:value-type="float">
            <text:p>-0.0200102</text:p>
          </table:table-cell>
          <table:table-cell table:formula="of:=IF(AND([.$A33]&gt;=[.B$2];[.$A33]&lt;=[.B$3]);1;0)" office:value-type="float" office:value="0" calcext:value-type="float">
            <text:p>0</text:p>
          </table:table-cell>
          <table:table-cell table:formula="of:=IF(AND([.$A33]&gt;=[.C$2];[.$A33]&lt;=[.C$3]);1;0)" office:value-type="float" office:value="0" calcext:value-type="float">
            <text:p>0</text:p>
          </table:table-cell>
          <table:table-cell table:formula="of:=IF(AND([.$A33]&gt;=[.D$2];[.$A33]&lt;=[.D$3]);1;0)" office:value-type="float" office:value="1" calcext:value-type="float">
            <text:p>1</text:p>
          </table:table-cell>
          <table:table-cell table:formula="of:=IF(AND([.$A33]&gt;=[.E$2];[.$A33]&lt;=[.E$3]);1;0)" office:value-type="float" office:value="0" calcext:value-type="float">
            <text:p>0</text:p>
          </table:table-cell>
          <table:table-cell table:formula="of:=IF(AND([.$A33]&gt;=[.F$2];[.$A33]&lt;=[.F$3]);1;0)" office:value-type="float" office:value="0" calcext:value-type="float">
            <text:p>0</text:p>
          </table:table-cell>
          <table:table-cell table:formula="of:=IF(AND([.$A33]&gt;=[.G$2];[.$A33]&lt;=[.G$3]);1;0)" office:value-type="float" office:value="0" calcext:value-type="float">
            <text:p>0</text:p>
          </table:table-cell>
          <table:table-cell/>
          <table:table-cell office:value-type="float" office:value="-1.34107" calcext:value-type="float">
            <text:p>-1.34107</text:p>
          </table:table-cell>
          <table:table-cell table:formula="of:=IF(AND([.$A33]&gt;=[.J$2];[.$A33]&lt;=[.J$3]);1;0)" office:value-type="float" office:value="0" calcext:value-type="float">
            <text:p>0</text:p>
          </table:table-cell>
          <table:table-cell table:formula="of:=IF(AND([.$A33]&gt;=[.K$2];[.$A33]&lt;=[.K$3]);1;0)" office:value-type="float" office:value="0" calcext:value-type="float">
            <text:p>0</text:p>
          </table:table-cell>
          <table:table-cell table:formula="of:=IF(AND([.$A33]&gt;=[.L$2];[.$A33]&lt;=[.L$3]);1;0)" office:value-type="float" office:value="1" calcext:value-type="float">
            <text:p>1</text:p>
          </table:table-cell>
          <table:table-cell table:formula="of:=IF(AND([.$A33]&gt;=[.M$2];[.$A33]&lt;=[.M$3]);1;0)" office:value-type="float" office:value="0" calcext:value-type="float">
            <text:p>0</text:p>
          </table:table-cell>
          <table:table-cell table:formula="of:=IF(AND([.$A33]&gt;=[.N$2];[.$A33]&lt;=[.N$3]);1;0)" office:value-type="float" office:value="0" calcext:value-type="float">
            <text:p>0</text:p>
          </table:table-cell>
          <table:table-cell table:formula="of:=IF(AND([.$A33]&gt;=[.O$2];[.$A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151" calcext:value-type="float">
            <text:p>0.987151</text:p>
          </table:table-cell>
          <table:table-cell table:formula="of:=IF(AND([.$A34]&gt;=[.B$2];[.$A34]&lt;=[.B$3]);1;0)" office:value-type="float" office:value="0" calcext:value-type="float">
            <text:p>0</text:p>
          </table:table-cell>
          <table:table-cell table:formula="of:=IF(AND([.$A34]&gt;=[.C$2];[.$A34]&lt;=[.C$3]);1;0)" office:value-type="float" office:value="0" calcext:value-type="float">
            <text:p>0</text:p>
          </table:table-cell>
          <table:table-cell table:formula="of:=IF(AND([.$A34]&gt;=[.D$2];[.$A34]&lt;=[.D$3]);1;0)" office:value-type="float" office:value="0" calcext:value-type="float">
            <text:p>0</text:p>
          </table:table-cell>
          <table:table-cell table:formula="of:=IF(AND([.$A34]&gt;=[.E$2];[.$A34]&lt;=[.E$3]);1;0)" office:value-type="float" office:value="1" calcext:value-type="float">
            <text:p>1</text:p>
          </table:table-cell>
          <table:table-cell table:formula="of:=IF(AND([.$A34]&gt;=[.F$2];[.$A34]&lt;=[.F$3]);1;0)" office:value-type="float" office:value="0" calcext:value-type="float">
            <text:p>0</text:p>
          </table:table-cell>
          <table:table-cell table:formula="of:=IF(AND([.$A34]&gt;=[.G$2];[.$A34]&lt;=[.G$3]);1;0)" office:value-type="float" office:value="0" calcext:value-type="float">
            <text:p>0</text:p>
          </table:table-cell>
          <table:table-cell/>
          <table:table-cell office:value-type="float" office:value="-1.25932" calcext:value-type="float">
            <text:p>-1.25932</text:p>
          </table:table-cell>
          <table:table-cell table:formula="of:=IF(AND([.$A34]&gt;=[.J$2];[.$A34]&lt;=[.J$3]);1;0)" office:value-type="float" office:value="0" calcext:value-type="float">
            <text:p>0</text:p>
          </table:table-cell>
          <table:table-cell table:formula="of:=IF(AND([.$A34]&gt;=[.K$2];[.$A34]&lt;=[.K$3]);1;0)" office:value-type="float" office:value="0" calcext:value-type="float">
            <text:p>0</text:p>
          </table:table-cell>
          <table:table-cell table:formula="of:=IF(AND([.$A34]&gt;=[.L$2];[.$A34]&lt;=[.L$3]);1;0)" office:value-type="float" office:value="0" calcext:value-type="float">
            <text:p>0</text:p>
          </table:table-cell>
          <table:table-cell table:formula="of:=IF(AND([.$A34]&gt;=[.M$2];[.$A34]&lt;=[.M$3]);1;0)" office:value-type="float" office:value="1" calcext:value-type="float">
            <text:p>1</text:p>
          </table:table-cell>
          <table:table-cell table:formula="of:=IF(AND([.$A34]&gt;=[.N$2];[.$A34]&lt;=[.N$3]);1;0)" office:value-type="float" office:value="0" calcext:value-type="float">
            <text:p>0</text:p>
          </table:table-cell>
          <table:table-cell table:formula="of:=IF(AND([.$A34]&gt;=[.O$2];[.$A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8399" calcext:value-type="float">
            <text:p>-0.218399</text:p>
          </table:table-cell>
          <table:table-cell table:formula="of:=IF(AND([.$A35]&gt;=[.B$2];[.$A35]&lt;=[.B$3]);1;0)" office:value-type="float" office:value="0" calcext:value-type="float">
            <text:p>0</text:p>
          </table:table-cell>
          <table:table-cell table:formula="of:=IF(AND([.$A35]&gt;=[.C$2];[.$A35]&lt;=[.C$3]);1;0)" office:value-type="float" office:value="0" calcext:value-type="float">
            <text:p>0</text:p>
          </table:table-cell>
          <table:table-cell table:formula="of:=IF(AND([.$A35]&gt;=[.D$2];[.$A35]&lt;=[.D$3]);1;0)" office:value-type="float" office:value="1" calcext:value-type="float">
            <text:p>1</text:p>
          </table:table-cell>
          <table:table-cell table:formula="of:=IF(AND([.$A35]&gt;=[.E$2];[.$A35]&lt;=[.E$3]);1;0)" office:value-type="float" office:value="0" calcext:value-type="float">
            <text:p>0</text:p>
          </table:table-cell>
          <table:table-cell table:formula="of:=IF(AND([.$A35]&gt;=[.F$2];[.$A35]&lt;=[.F$3]);1;0)" office:value-type="float" office:value="0" calcext:value-type="float">
            <text:p>0</text:p>
          </table:table-cell>
          <table:table-cell table:formula="of:=IF(AND([.$A35]&gt;=[.G$2];[.$A35]&lt;=[.G$3]);1;0)" office:value-type="float" office:value="0" calcext:value-type="float">
            <text:p>0</text:p>
          </table:table-cell>
          <table:table-cell/>
          <table:table-cell office:value-type="float" office:value="0.603198" calcext:value-type="float">
            <text:p>0.603198</text:p>
          </table:table-cell>
          <table:table-cell table:formula="of:=IF(AND([.$A35]&gt;=[.J$2];[.$A35]&lt;=[.J$3]);1;0)" office:value-type="float" office:value="0" calcext:value-type="float">
            <text:p>0</text:p>
          </table:table-cell>
          <table:table-cell table:formula="of:=IF(AND([.$A35]&gt;=[.K$2];[.$A35]&lt;=[.K$3]);1;0)" office:value-type="float" office:value="0" calcext:value-type="float">
            <text:p>0</text:p>
          </table:table-cell>
          <table:table-cell table:formula="of:=IF(AND([.$A35]&gt;=[.L$2];[.$A35]&lt;=[.L$3]);1;0)" office:value-type="float" office:value="1" calcext:value-type="float">
            <text:p>1</text:p>
          </table:table-cell>
          <table:table-cell table:formula="of:=IF(AND([.$A35]&gt;=[.M$2];[.$A35]&lt;=[.M$3]);1;0)" office:value-type="float" office:value="0" calcext:value-type="float">
            <text:p>0</text:p>
          </table:table-cell>
          <table:table-cell table:formula="of:=IF(AND([.$A35]&gt;=[.N$2];[.$A35]&lt;=[.N$3]);1;0)" office:value-type="float" office:value="0" calcext:value-type="float">
            <text:p>0</text:p>
          </table:table-cell>
          <table:table-cell table:formula="of:=IF(AND([.$A35]&gt;=[.O$2];[.$A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582" calcext:value-type="float">
            <text:p>1.08582</text:p>
          </table:table-cell>
          <table:table-cell table:formula="of:=IF(AND([.$A36]&gt;=[.B$2];[.$A36]&lt;=[.B$3]);1;0)" office:value-type="float" office:value="0" calcext:value-type="float">
            <text:p>0</text:p>
          </table:table-cell>
          <table:table-cell table:formula="of:=IF(AND([.$A36]&gt;=[.C$2];[.$A36]&lt;=[.C$3]);1;0)" office:value-type="float" office:value="0" calcext:value-type="float">
            <text:p>0</text:p>
          </table:table-cell>
          <table:table-cell table:formula="of:=IF(AND([.$A36]&gt;=[.D$2];[.$A36]&lt;=[.D$3]);1;0)" office:value-type="float" office:value="0" calcext:value-type="float">
            <text:p>0</text:p>
          </table:table-cell>
          <table:table-cell table:formula="of:=IF(AND([.$A36]&gt;=[.E$2];[.$A36]&lt;=[.E$3]);1;0)" office:value-type="float" office:value="0" calcext:value-type="float">
            <text:p>0</text:p>
          </table:table-cell>
          <table:table-cell table:formula="of:=IF(AND([.$A36]&gt;=[.F$2];[.$A36]&lt;=[.F$3]);1;0)" office:value-type="float" office:value="1" calcext:value-type="float">
            <text:p>1</text:p>
          </table:table-cell>
          <table:table-cell table:formula="of:=IF(AND([.$A36]&gt;=[.G$2];[.$A36]&lt;=[.G$3]);1;0)" office:value-type="float" office:value="0" calcext:value-type="float">
            <text:p>0</text:p>
          </table:table-cell>
          <table:table-cell/>
          <table:table-cell office:value-type="float" office:value="0.229429" calcext:value-type="float">
            <text:p>0.229429</text:p>
          </table:table-cell>
          <table:table-cell table:formula="of:=IF(AND([.$A36]&gt;=[.J$2];[.$A36]&lt;=[.J$3]);1;0)" office:value-type="float" office:value="0" calcext:value-type="float">
            <text:p>0</text:p>
          </table:table-cell>
          <table:table-cell table:formula="of:=IF(AND([.$A36]&gt;=[.K$2];[.$A36]&lt;=[.K$3]);1;0)" office:value-type="float" office:value="0" calcext:value-type="float">
            <text:p>0</text:p>
          </table:table-cell>
          <table:table-cell table:formula="of:=IF(AND([.$A36]&gt;=[.L$2];[.$A36]&lt;=[.L$3]);1;0)" office:value-type="float" office:value="0" calcext:value-type="float">
            <text:p>0</text:p>
          </table:table-cell>
          <table:table-cell table:formula="of:=IF(AND([.$A36]&gt;=[.M$2];[.$A36]&lt;=[.M$3]);1;0)" office:value-type="float" office:value="0" calcext:value-type="float">
            <text:p>0</text:p>
          </table:table-cell>
          <table:table-cell table:formula="of:=IF(AND([.$A36]&gt;=[.N$2];[.$A36]&lt;=[.N$3]);1;0)" office:value-type="float" office:value="1" calcext:value-type="float">
            <text:p>1</text:p>
          </table:table-cell>
          <table:table-cell table:formula="of:=IF(AND([.$A36]&gt;=[.O$2];[.$A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661" calcext:value-type="float">
            <text:p>1.59661</text:p>
          </table:table-cell>
          <table:table-cell table:formula="of:=IF(AND([.$A37]&gt;=[.B$2];[.$A37]&lt;=[.B$3]);1;0)" office:value-type="float" office:value="0" calcext:value-type="float">
            <text:p>0</text:p>
          </table:table-cell>
          <table:table-cell table:formula="of:=IF(AND([.$A37]&gt;=[.C$2];[.$A37]&lt;=[.C$3]);1;0)" office:value-type="float" office:value="0" calcext:value-type="float">
            <text:p>0</text:p>
          </table:table-cell>
          <table:table-cell table:formula="of:=IF(AND([.$A37]&gt;=[.D$2];[.$A37]&lt;=[.D$3]);1;0)" office:value-type="float" office:value="0" calcext:value-type="float">
            <text:p>0</text:p>
          </table:table-cell>
          <table:table-cell table:formula="of:=IF(AND([.$A37]&gt;=[.E$2];[.$A37]&lt;=[.E$3]);1;0)" office:value-type="float" office:value="0" calcext:value-type="float">
            <text:p>0</text:p>
          </table:table-cell>
          <table:table-cell table:formula="of:=IF(AND([.$A37]&gt;=[.F$2];[.$A37]&lt;=[.F$3]);1;0)" office:value-type="float" office:value="1" calcext:value-type="float">
            <text:p>1</text:p>
          </table:table-cell>
          <table:table-cell table:formula="of:=IF(AND([.$A37]&gt;=[.G$2];[.$A37]&lt;=[.G$3]);1;0)" office:value-type="float" office:value="0" calcext:value-type="float">
            <text:p>0</text:p>
          </table:table-cell>
          <table:table-cell/>
          <table:table-cell office:value-type="float" office:value="-1.07642" calcext:value-type="float">
            <text:p>-1.07642</text:p>
          </table:table-cell>
          <table:table-cell table:formula="of:=IF(AND([.$A37]&gt;=[.J$2];[.$A37]&lt;=[.J$3]);1;0)" office:value-type="float" office:value="0" calcext:value-type="float">
            <text:p>0</text:p>
          </table:table-cell>
          <table:table-cell table:formula="of:=IF(AND([.$A37]&gt;=[.K$2];[.$A37]&lt;=[.K$3]);1;0)" office:value-type="float" office:value="0" calcext:value-type="float">
            <text:p>0</text:p>
          </table:table-cell>
          <table:table-cell table:formula="of:=IF(AND([.$A37]&gt;=[.L$2];[.$A37]&lt;=[.L$3]);1;0)" office:value-type="float" office:value="0" calcext:value-type="float">
            <text:p>0</text:p>
          </table:table-cell>
          <table:table-cell table:formula="of:=IF(AND([.$A37]&gt;=[.M$2];[.$A37]&lt;=[.M$3]);1;0)" office:value-type="float" office:value="0" calcext:value-type="float">
            <text:p>0</text:p>
          </table:table-cell>
          <table:table-cell table:formula="of:=IF(AND([.$A37]&gt;=[.N$2];[.$A37]&lt;=[.N$3]);1;0)" office:value-type="float" office:value="1" calcext:value-type="float">
            <text:p>1</text:p>
          </table:table-cell>
          <table:table-cell table:formula="of:=IF(AND([.$A37]&gt;=[.O$2];[.$A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9004" calcext:value-type="float">
            <text:p>-0.449004</text:p>
          </table:table-cell>
          <table:table-cell table:formula="of:=IF(AND([.$A38]&gt;=[.B$2];[.$A38]&lt;=[.B$3]);1;0)" office:value-type="float" office:value="0" calcext:value-type="float">
            <text:p>0</text:p>
          </table:table-cell>
          <table:table-cell table:formula="of:=IF(AND([.$A38]&gt;=[.C$2];[.$A38]&lt;=[.C$3]);1;0)" office:value-type="float" office:value="0" calcext:value-type="float">
            <text:p>0</text:p>
          </table:table-cell>
          <table:table-cell table:formula="of:=IF(AND([.$A38]&gt;=[.D$2];[.$A38]&lt;=[.D$3]);1;0)" office:value-type="float" office:value="1" calcext:value-type="float">
            <text:p>1</text:p>
          </table:table-cell>
          <table:table-cell table:formula="of:=IF(AND([.$A38]&gt;=[.E$2];[.$A38]&lt;=[.E$3]);1;0)" office:value-type="float" office:value="0" calcext:value-type="float">
            <text:p>0</text:p>
          </table:table-cell>
          <table:table-cell table:formula="of:=IF(AND([.$A38]&gt;=[.F$2];[.$A38]&lt;=[.F$3]);1;0)" office:value-type="float" office:value="0" calcext:value-type="float">
            <text:p>0</text:p>
          </table:table-cell>
          <table:table-cell table:formula="of:=IF(AND([.$A38]&gt;=[.G$2];[.$A38]&lt;=[.G$3]);1;0)" office:value-type="float" office:value="0" calcext:value-type="float">
            <text:p>0</text:p>
          </table:table-cell>
          <table:table-cell/>
          <table:table-cell office:value-type="float" office:value="-0.463941" calcext:value-type="float">
            <text:p>-0.463941</text:p>
          </table:table-cell>
          <table:table-cell table:formula="of:=IF(AND([.$A38]&gt;=[.J$2];[.$A38]&lt;=[.J$3]);1;0)" office:value-type="float" office:value="0" calcext:value-type="float">
            <text:p>0</text:p>
          </table:table-cell>
          <table:table-cell table:formula="of:=IF(AND([.$A38]&gt;=[.K$2];[.$A38]&lt;=[.K$3]);1;0)" office:value-type="float" office:value="0" calcext:value-type="float">
            <text:p>0</text:p>
          </table:table-cell>
          <table:table-cell table:formula="of:=IF(AND([.$A38]&gt;=[.L$2];[.$A38]&lt;=[.L$3]);1;0)" office:value-type="float" office:value="1" calcext:value-type="float">
            <text:p>1</text:p>
          </table:table-cell>
          <table:table-cell table:formula="of:=IF(AND([.$A38]&gt;=[.M$2];[.$A38]&lt;=[.M$3]);1;0)" office:value-type="float" office:value="0" calcext:value-type="float">
            <text:p>0</text:p>
          </table:table-cell>
          <table:table-cell table:formula="of:=IF(AND([.$A38]&gt;=[.N$2];[.$A38]&lt;=[.N$3]);1;0)" office:value-type="float" office:value="0" calcext:value-type="float">
            <text:p>0</text:p>
          </table:table-cell>
          <table:table-cell table:formula="of:=IF(AND([.$A38]&gt;=[.O$2];[.$A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4314" calcext:value-type="float">
            <text:p>-0.424314</text:p>
          </table:table-cell>
          <table:table-cell table:formula="of:=IF(AND([.$A39]&gt;=[.B$2];[.$A39]&lt;=[.B$3]);1;0)" office:value-type="float" office:value="0" calcext:value-type="float">
            <text:p>0</text:p>
          </table:table-cell>
          <table:table-cell table:formula="of:=IF(AND([.$A39]&gt;=[.C$2];[.$A39]&lt;=[.C$3]);1;0)" office:value-type="float" office:value="0" calcext:value-type="float">
            <text:p>0</text:p>
          </table:table-cell>
          <table:table-cell table:formula="of:=IF(AND([.$A39]&gt;=[.D$2];[.$A39]&lt;=[.D$3]);1;0)" office:value-type="float" office:value="1" calcext:value-type="float">
            <text:p>1</text:p>
          </table:table-cell>
          <table:table-cell table:formula="of:=IF(AND([.$A39]&gt;=[.E$2];[.$A39]&lt;=[.E$3]);1;0)" office:value-type="float" office:value="0" calcext:value-type="float">
            <text:p>0</text:p>
          </table:table-cell>
          <table:table-cell table:formula="of:=IF(AND([.$A39]&gt;=[.F$2];[.$A39]&lt;=[.F$3]);1;0)" office:value-type="float" office:value="0" calcext:value-type="float">
            <text:p>0</text:p>
          </table:table-cell>
          <table:table-cell table:formula="of:=IF(AND([.$A39]&gt;=[.G$2];[.$A39]&lt;=[.G$3]);1;0)" office:value-type="float" office:value="0" calcext:value-type="float">
            <text:p>0</text:p>
          </table:table-cell>
          <table:table-cell/>
          <table:table-cell office:value-type="float" office:value="-2.13381" calcext:value-type="float">
            <text:p>-2.13381</text:p>
          </table:table-cell>
          <table:table-cell table:formula="of:=IF(AND([.$A39]&gt;=[.J$2];[.$A39]&lt;=[.J$3]);1;0)" office:value-type="float" office:value="0" calcext:value-type="float">
            <text:p>0</text:p>
          </table:table-cell>
          <table:table-cell table:formula="of:=IF(AND([.$A39]&gt;=[.K$2];[.$A39]&lt;=[.K$3]);1;0)" office:value-type="float" office:value="0" calcext:value-type="float">
            <text:p>0</text:p>
          </table:table-cell>
          <table:table-cell table:formula="of:=IF(AND([.$A39]&gt;=[.L$2];[.$A39]&lt;=[.L$3]);1;0)" office:value-type="float" office:value="1" calcext:value-type="float">
            <text:p>1</text:p>
          </table:table-cell>
          <table:table-cell table:formula="of:=IF(AND([.$A39]&gt;=[.M$2];[.$A39]&lt;=[.M$3]);1;0)" office:value-type="float" office:value="0" calcext:value-type="float">
            <text:p>0</text:p>
          </table:table-cell>
          <table:table-cell table:formula="of:=IF(AND([.$A39]&gt;=[.N$2];[.$A39]&lt;=[.N$3]);1;0)" office:value-type="float" office:value="0" calcext:value-type="float">
            <text:p>0</text:p>
          </table:table-cell>
          <table:table-cell table:formula="of:=IF(AND([.$A39]&gt;=[.O$2];[.$A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583" calcext:value-type="float">
            <text:p>0.925583</text:p>
          </table:table-cell>
          <table:table-cell table:formula="of:=IF(AND([.$A40]&gt;=[.B$2];[.$A40]&lt;=[.B$3]);1;0)" office:value-type="float" office:value="0" calcext:value-type="float">
            <text:p>0</text:p>
          </table:table-cell>
          <table:table-cell table:formula="of:=IF(AND([.$A40]&gt;=[.C$2];[.$A40]&lt;=[.C$3]);1;0)" office:value-type="float" office:value="0" calcext:value-type="float">
            <text:p>0</text:p>
          </table:table-cell>
          <table:table-cell table:formula="of:=IF(AND([.$A40]&gt;=[.D$2];[.$A40]&lt;=[.D$3]);1;0)" office:value-type="float" office:value="0" calcext:value-type="float">
            <text:p>0</text:p>
          </table:table-cell>
          <table:table-cell table:formula="of:=IF(AND([.$A40]&gt;=[.E$2];[.$A40]&lt;=[.E$3]);1;0)" office:value-type="float" office:value="1" calcext:value-type="float">
            <text:p>1</text:p>
          </table:table-cell>
          <table:table-cell table:formula="of:=IF(AND([.$A40]&gt;=[.F$2];[.$A40]&lt;=[.F$3]);1;0)" office:value-type="float" office:value="0" calcext:value-type="float">
            <text:p>0</text:p>
          </table:table-cell>
          <table:table-cell table:formula="of:=IF(AND([.$A40]&gt;=[.G$2];[.$A40]&lt;=[.G$3]);1;0)" office:value-type="float" office:value="0" calcext:value-type="float">
            <text:p>0</text:p>
          </table:table-cell>
          <table:table-cell/>
          <table:table-cell office:value-type="float" office:value="-0.676606" calcext:value-type="float">
            <text:p>-0.676606</text:p>
          </table:table-cell>
          <table:table-cell table:formula="of:=IF(AND([.$A40]&gt;=[.J$2];[.$A40]&lt;=[.J$3]);1;0)" office:value-type="float" office:value="0" calcext:value-type="float">
            <text:p>0</text:p>
          </table:table-cell>
          <table:table-cell table:formula="of:=IF(AND([.$A40]&gt;=[.K$2];[.$A40]&lt;=[.K$3]);1;0)" office:value-type="float" office:value="0" calcext:value-type="float">
            <text:p>0</text:p>
          </table:table-cell>
          <table:table-cell table:formula="of:=IF(AND([.$A40]&gt;=[.L$2];[.$A40]&lt;=[.L$3]);1;0)" office:value-type="float" office:value="0" calcext:value-type="float">
            <text:p>0</text:p>
          </table:table-cell>
          <table:table-cell table:formula="of:=IF(AND([.$A40]&gt;=[.M$2];[.$A40]&lt;=[.M$3]);1;0)" office:value-type="float" office:value="1" calcext:value-type="float">
            <text:p>1</text:p>
          </table:table-cell>
          <table:table-cell table:formula="of:=IF(AND([.$A40]&gt;=[.N$2];[.$A40]&lt;=[.N$3]);1;0)" office:value-type="float" office:value="0" calcext:value-type="float">
            <text:p>0</text:p>
          </table:table-cell>
          <table:table-cell table:formula="of:=IF(AND([.$A40]&gt;=[.O$2];[.$A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6908" calcext:value-type="float">
            <text:p>0.806908</text:p>
          </table:table-cell>
          <table:table-cell table:formula="of:=IF(AND([.$A41]&gt;=[.B$2];[.$A41]&lt;=[.B$3]);1;0)" office:value-type="float" office:value="0" calcext:value-type="float">
            <text:p>0</text:p>
          </table:table-cell>
          <table:table-cell table:formula="of:=IF(AND([.$A41]&gt;=[.C$2];[.$A41]&lt;=[.C$3]);1;0)" office:value-type="float" office:value="0" calcext:value-type="float">
            <text:p>0</text:p>
          </table:table-cell>
          <table:table-cell table:formula="of:=IF(AND([.$A41]&gt;=[.D$2];[.$A41]&lt;=[.D$3]);1;0)" office:value-type="float" office:value="0" calcext:value-type="float">
            <text:p>0</text:p>
          </table:table-cell>
          <table:table-cell table:formula="of:=IF(AND([.$A41]&gt;=[.E$2];[.$A41]&lt;=[.E$3]);1;0)" office:value-type="float" office:value="1" calcext:value-type="float">
            <text:p>1</text:p>
          </table:table-cell>
          <table:table-cell table:formula="of:=IF(AND([.$A41]&gt;=[.F$2];[.$A41]&lt;=[.F$3]);1;0)" office:value-type="float" office:value="0" calcext:value-type="float">
            <text:p>0</text:p>
          </table:table-cell>
          <table:table-cell table:formula="of:=IF(AND([.$A41]&gt;=[.G$2];[.$A41]&lt;=[.G$3]);1;0)" office:value-type="float" office:value="0" calcext:value-type="float">
            <text:p>0</text:p>
          </table:table-cell>
          <table:table-cell/>
          <table:table-cell office:value-type="float" office:value="-0.229253" calcext:value-type="float">
            <text:p>-0.229253</text:p>
          </table:table-cell>
          <table:table-cell table:formula="of:=IF(AND([.$A41]&gt;=[.J$2];[.$A41]&lt;=[.J$3]);1;0)" office:value-type="float" office:value="0" calcext:value-type="float">
            <text:p>0</text:p>
          </table:table-cell>
          <table:table-cell table:formula="of:=IF(AND([.$A41]&gt;=[.K$2];[.$A41]&lt;=[.K$3]);1;0)" office:value-type="float" office:value="0" calcext:value-type="float">
            <text:p>0</text:p>
          </table:table-cell>
          <table:table-cell table:formula="of:=IF(AND([.$A41]&gt;=[.L$2];[.$A41]&lt;=[.L$3]);1;0)" office:value-type="float" office:value="0" calcext:value-type="float">
            <text:p>0</text:p>
          </table:table-cell>
          <table:table-cell table:formula="of:=IF(AND([.$A41]&gt;=[.M$2];[.$A41]&lt;=[.M$3]);1;0)" office:value-type="float" office:value="1" calcext:value-type="float">
            <text:p>1</text:p>
          </table:table-cell>
          <table:table-cell table:formula="of:=IF(AND([.$A41]&gt;=[.N$2];[.$A41]&lt;=[.N$3]);1;0)" office:value-type="float" office:value="0" calcext:value-type="float">
            <text:p>0</text:p>
          </table:table-cell>
          <table:table-cell table:formula="of:=IF(AND([.$A41]&gt;=[.O$2];[.$A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307" calcext:value-type="float">
            <text:p>0.444307</text:p>
          </table:table-cell>
          <table:table-cell table:formula="of:=IF(AND([.$A42]&gt;=[.B$2];[.$A42]&lt;=[.B$3]);1;0)" office:value-type="float" office:value="0" calcext:value-type="float">
            <text:p>0</text:p>
          </table:table-cell>
          <table:table-cell table:formula="of:=IF(AND([.$A42]&gt;=[.C$2];[.$A42]&lt;=[.C$3]);1;0)" office:value-type="float" office:value="0" calcext:value-type="float">
            <text:p>0</text:p>
          </table:table-cell>
          <table:table-cell table:formula="of:=IF(AND([.$A42]&gt;=[.D$2];[.$A42]&lt;=[.D$3]);1;0)" office:value-type="float" office:value="0" calcext:value-type="float">
            <text:p>0</text:p>
          </table:table-cell>
          <table:table-cell table:formula="of:=IF(AND([.$A42]&gt;=[.E$2];[.$A42]&lt;=[.E$3]);1;0)" office:value-type="float" office:value="1" calcext:value-type="float">
            <text:p>1</text:p>
          </table:table-cell>
          <table:table-cell table:formula="of:=IF(AND([.$A42]&gt;=[.F$2];[.$A42]&lt;=[.F$3]);1;0)" office:value-type="float" office:value="0" calcext:value-type="float">
            <text:p>0</text:p>
          </table:table-cell>
          <table:table-cell table:formula="of:=IF(AND([.$A42]&gt;=[.G$2];[.$A42]&lt;=[.G$3]);1;0)" office:value-type="float" office:value="0" calcext:value-type="float">
            <text:p>0</text:p>
          </table:table-cell>
          <table:table-cell/>
          <table:table-cell office:value-type="float" office:value="-0.257135" calcext:value-type="float">
            <text:p>-0.257135</text:p>
          </table:table-cell>
          <table:table-cell table:formula="of:=IF(AND([.$A42]&gt;=[.J$2];[.$A42]&lt;=[.J$3]);1;0)" office:value-type="float" office:value="0" calcext:value-type="float">
            <text:p>0</text:p>
          </table:table-cell>
          <table:table-cell table:formula="of:=IF(AND([.$A42]&gt;=[.K$2];[.$A42]&lt;=[.K$3]);1;0)" office:value-type="float" office:value="0" calcext:value-type="float">
            <text:p>0</text:p>
          </table:table-cell>
          <table:table-cell table:formula="of:=IF(AND([.$A42]&gt;=[.L$2];[.$A42]&lt;=[.L$3]);1;0)" office:value-type="float" office:value="0" calcext:value-type="float">
            <text:p>0</text:p>
          </table:table-cell>
          <table:table-cell table:formula="of:=IF(AND([.$A42]&gt;=[.M$2];[.$A42]&lt;=[.M$3]);1;0)" office:value-type="float" office:value="1" calcext:value-type="float">
            <text:p>1</text:p>
          </table:table-cell>
          <table:table-cell table:formula="of:=IF(AND([.$A42]&gt;=[.N$2];[.$A42]&lt;=[.N$3]);1;0)" office:value-type="float" office:value="0" calcext:value-type="float">
            <text:p>0</text:p>
          </table:table-cell>
          <table:table-cell table:formula="of:=IF(AND([.$A42]&gt;=[.O$2];[.$A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97" calcext:value-type="float">
            <text:p>0.98997</text:p>
          </table:table-cell>
          <table:table-cell table:formula="of:=IF(AND([.$A43]&gt;=[.B$2];[.$A43]&lt;=[.B$3]);1;0)" office:value-type="float" office:value="0" calcext:value-type="float">
            <text:p>0</text:p>
          </table:table-cell>
          <table:table-cell table:formula="of:=IF(AND([.$A43]&gt;=[.C$2];[.$A43]&lt;=[.C$3]);1;0)" office:value-type="float" office:value="0" calcext:value-type="float">
            <text:p>0</text:p>
          </table:table-cell>
          <table:table-cell table:formula="of:=IF(AND([.$A43]&gt;=[.D$2];[.$A43]&lt;=[.D$3]);1;0)" office:value-type="float" office:value="0" calcext:value-type="float">
            <text:p>0</text:p>
          </table:table-cell>
          <table:table-cell table:formula="of:=IF(AND([.$A43]&gt;=[.E$2];[.$A43]&lt;=[.E$3]);1;0)" office:value-type="float" office:value="1" calcext:value-type="float">
            <text:p>1</text:p>
          </table:table-cell>
          <table:table-cell table:formula="of:=IF(AND([.$A43]&gt;=[.F$2];[.$A43]&lt;=[.F$3]);1;0)" office:value-type="float" office:value="0" calcext:value-type="float">
            <text:p>0</text:p>
          </table:table-cell>
          <table:table-cell table:formula="of:=IF(AND([.$A43]&gt;=[.G$2];[.$A43]&lt;=[.G$3]);1;0)" office:value-type="float" office:value="0" calcext:value-type="float">
            <text:p>0</text:p>
          </table:table-cell>
          <table:table-cell/>
          <table:table-cell office:value-type="float" office:value="0.213859" calcext:value-type="float">
            <text:p>0.213859</text:p>
          </table:table-cell>
          <table:table-cell table:formula="of:=IF(AND([.$A43]&gt;=[.J$2];[.$A43]&lt;=[.J$3]);1;0)" office:value-type="float" office:value="0" calcext:value-type="float">
            <text:p>0</text:p>
          </table:table-cell>
          <table:table-cell table:formula="of:=IF(AND([.$A43]&gt;=[.K$2];[.$A43]&lt;=[.K$3]);1;0)" office:value-type="float" office:value="0" calcext:value-type="float">
            <text:p>0</text:p>
          </table:table-cell>
          <table:table-cell table:formula="of:=IF(AND([.$A43]&gt;=[.L$2];[.$A43]&lt;=[.L$3]);1;0)" office:value-type="float" office:value="0" calcext:value-type="float">
            <text:p>0</text:p>
          </table:table-cell>
          <table:table-cell table:formula="of:=IF(AND([.$A43]&gt;=[.M$2];[.$A43]&lt;=[.M$3]);1;0)" office:value-type="float" office:value="1" calcext:value-type="float">
            <text:p>1</text:p>
          </table:table-cell>
          <table:table-cell table:formula="of:=IF(AND([.$A43]&gt;=[.N$2];[.$A43]&lt;=[.N$3]);1;0)" office:value-type="float" office:value="0" calcext:value-type="float">
            <text:p>0</text:p>
          </table:table-cell>
          <table:table-cell table:formula="of:=IF(AND([.$A43]&gt;=[.O$2];[.$A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3838" calcext:value-type="float">
            <text:p>0.0343838</text:p>
          </table:table-cell>
          <table:table-cell table:formula="of:=IF(AND([.$A44]&gt;=[.B$2];[.$A44]&lt;=[.B$3]);1;0)" office:value-type="float" office:value="0" calcext:value-type="float">
            <text:p>0</text:p>
          </table:table-cell>
          <table:table-cell table:formula="of:=IF(AND([.$A44]&gt;=[.C$2];[.$A44]&lt;=[.C$3]);1;0)" office:value-type="float" office:value="0" calcext:value-type="float">
            <text:p>0</text:p>
          </table:table-cell>
          <table:table-cell table:formula="of:=IF(AND([.$A44]&gt;=[.D$2];[.$A44]&lt;=[.D$3]);1;0)" office:value-type="float" office:value="0" calcext:value-type="float">
            <text:p>0</text:p>
          </table:table-cell>
          <table:table-cell table:formula="of:=IF(AND([.$A44]&gt;=[.E$2];[.$A44]&lt;=[.E$3]);1;0)" office:value-type="float" office:value="1" calcext:value-type="float">
            <text:p>1</text:p>
          </table:table-cell>
          <table:table-cell table:formula="of:=IF(AND([.$A44]&gt;=[.F$2];[.$A44]&lt;=[.F$3]);1;0)" office:value-type="float" office:value="0" calcext:value-type="float">
            <text:p>0</text:p>
          </table:table-cell>
          <table:table-cell table:formula="of:=IF(AND([.$A44]&gt;=[.G$2];[.$A44]&lt;=[.G$3]);1;0)" office:value-type="float" office:value="0" calcext:value-type="float">
            <text:p>0</text:p>
          </table:table-cell>
          <table:table-cell/>
          <table:table-cell office:value-type="float" office:value="0.221899" calcext:value-type="float">
            <text:p>0.221899</text:p>
          </table:table-cell>
          <table:table-cell table:formula="of:=IF(AND([.$A44]&gt;=[.J$2];[.$A44]&lt;=[.J$3]);1;0)" office:value-type="float" office:value="0" calcext:value-type="float">
            <text:p>0</text:p>
          </table:table-cell>
          <table:table-cell table:formula="of:=IF(AND([.$A44]&gt;=[.K$2];[.$A44]&lt;=[.K$3]);1;0)" office:value-type="float" office:value="0" calcext:value-type="float">
            <text:p>0</text:p>
          </table:table-cell>
          <table:table-cell table:formula="of:=IF(AND([.$A44]&gt;=[.L$2];[.$A44]&lt;=[.L$3]);1;0)" office:value-type="float" office:value="0" calcext:value-type="float">
            <text:p>0</text:p>
          </table:table-cell>
          <table:table-cell table:formula="of:=IF(AND([.$A44]&gt;=[.M$2];[.$A44]&lt;=[.M$3]);1;0)" office:value-type="float" office:value="1" calcext:value-type="float">
            <text:p>1</text:p>
          </table:table-cell>
          <table:table-cell table:formula="of:=IF(AND([.$A44]&gt;=[.N$2];[.$A44]&lt;=[.N$3]);1;0)" office:value-type="float" office:value="0" calcext:value-type="float">
            <text:p>0</text:p>
          </table:table-cell>
          <table:table-cell table:formula="of:=IF(AND([.$A44]&gt;=[.O$2];[.$A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3903" calcext:value-type="float">
            <text:p>-0.683903</text:p>
          </table:table-cell>
          <table:table-cell table:formula="of:=IF(AND([.$A45]&gt;=[.B$2];[.$A45]&lt;=[.B$3]);1;0)" office:value-type="float" office:value="0" calcext:value-type="float">
            <text:p>0</text:p>
          </table:table-cell>
          <table:table-cell table:formula="of:=IF(AND([.$A45]&gt;=[.C$2];[.$A45]&lt;=[.C$3]);1;0)" office:value-type="float" office:value="0" calcext:value-type="float">
            <text:p>0</text:p>
          </table:table-cell>
          <table:table-cell table:formula="of:=IF(AND([.$A45]&gt;=[.D$2];[.$A45]&lt;=[.D$3]);1;0)" office:value-type="float" office:value="1" calcext:value-type="float">
            <text:p>1</text:p>
          </table:table-cell>
          <table:table-cell table:formula="of:=IF(AND([.$A45]&gt;=[.E$2];[.$A45]&lt;=[.E$3]);1;0)" office:value-type="float" office:value="0" calcext:value-type="float">
            <text:p>0</text:p>
          </table:table-cell>
          <table:table-cell table:formula="of:=IF(AND([.$A45]&gt;=[.F$2];[.$A45]&lt;=[.F$3]);1;0)" office:value-type="float" office:value="0" calcext:value-type="float">
            <text:p>0</text:p>
          </table:table-cell>
          <table:table-cell table:formula="of:=IF(AND([.$A45]&gt;=[.G$2];[.$A45]&lt;=[.G$3]);1;0)" office:value-type="float" office:value="0" calcext:value-type="float">
            <text:p>0</text:p>
          </table:table-cell>
          <table:table-cell/>
          <table:table-cell office:value-type="float" office:value="-0.507308" calcext:value-type="float">
            <text:p>-0.507308</text:p>
          </table:table-cell>
          <table:table-cell table:formula="of:=IF(AND([.$A45]&gt;=[.J$2];[.$A45]&lt;=[.J$3]);1;0)" office:value-type="float" office:value="0" calcext:value-type="float">
            <text:p>0</text:p>
          </table:table-cell>
          <table:table-cell table:formula="of:=IF(AND([.$A45]&gt;=[.K$2];[.$A45]&lt;=[.K$3]);1;0)" office:value-type="float" office:value="0" calcext:value-type="float">
            <text:p>0</text:p>
          </table:table-cell>
          <table:table-cell table:formula="of:=IF(AND([.$A45]&gt;=[.L$2];[.$A45]&lt;=[.L$3]);1;0)" office:value-type="float" office:value="1" calcext:value-type="float">
            <text:p>1</text:p>
          </table:table-cell>
          <table:table-cell table:formula="of:=IF(AND([.$A45]&gt;=[.M$2];[.$A45]&lt;=[.M$3]);1;0)" office:value-type="float" office:value="0" calcext:value-type="float">
            <text:p>0</text:p>
          </table:table-cell>
          <table:table-cell table:formula="of:=IF(AND([.$A45]&gt;=[.N$2];[.$A45]&lt;=[.N$3]);1;0)" office:value-type="float" office:value="0" calcext:value-type="float">
            <text:p>0</text:p>
          </table:table-cell>
          <table:table-cell table:formula="of:=IF(AND([.$A45]&gt;=[.O$2];[.$A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012" calcext:value-type="float">
            <text:p>1.14012</text:p>
          </table:table-cell>
          <table:table-cell table:formula="of:=IF(AND([.$A46]&gt;=[.B$2];[.$A46]&lt;=[.B$3]);1;0)" office:value-type="float" office:value="0" calcext:value-type="float">
            <text:p>0</text:p>
          </table:table-cell>
          <table:table-cell table:formula="of:=IF(AND([.$A46]&gt;=[.C$2];[.$A46]&lt;=[.C$3]);1;0)" office:value-type="float" office:value="0" calcext:value-type="float">
            <text:p>0</text:p>
          </table:table-cell>
          <table:table-cell table:formula="of:=IF(AND([.$A46]&gt;=[.D$2];[.$A46]&lt;=[.D$3]);1;0)" office:value-type="float" office:value="0" calcext:value-type="float">
            <text:p>0</text:p>
          </table:table-cell>
          <table:table-cell table:formula="of:=IF(AND([.$A46]&gt;=[.E$2];[.$A46]&lt;=[.E$3]);1;0)" office:value-type="float" office:value="0" calcext:value-type="float">
            <text:p>0</text:p>
          </table:table-cell>
          <table:table-cell table:formula="of:=IF(AND([.$A46]&gt;=[.F$2];[.$A46]&lt;=[.F$3]);1;0)" office:value-type="float" office:value="1" calcext:value-type="float">
            <text:p>1</text:p>
          </table:table-cell>
          <table:table-cell table:formula="of:=IF(AND([.$A46]&gt;=[.G$2];[.$A46]&lt;=[.G$3]);1;0)" office:value-type="float" office:value="0" calcext:value-type="float">
            <text:p>0</text:p>
          </table:table-cell>
          <table:table-cell/>
          <table:table-cell office:value-type="float" office:value="-0.139296" calcext:value-type="float">
            <text:p>-0.139296</text:p>
          </table:table-cell>
          <table:table-cell table:formula="of:=IF(AND([.$A46]&gt;=[.J$2];[.$A46]&lt;=[.J$3]);1;0)" office:value-type="float" office:value="0" calcext:value-type="float">
            <text:p>0</text:p>
          </table:table-cell>
          <table:table-cell table:formula="of:=IF(AND([.$A46]&gt;=[.K$2];[.$A46]&lt;=[.K$3]);1;0)" office:value-type="float" office:value="0" calcext:value-type="float">
            <text:p>0</text:p>
          </table:table-cell>
          <table:table-cell table:formula="of:=IF(AND([.$A46]&gt;=[.L$2];[.$A46]&lt;=[.L$3]);1;0)" office:value-type="float" office:value="0" calcext:value-type="float">
            <text:p>0</text:p>
          </table:table-cell>
          <table:table-cell table:formula="of:=IF(AND([.$A46]&gt;=[.M$2];[.$A46]&lt;=[.M$3]);1;0)" office:value-type="float" office:value="0" calcext:value-type="float">
            <text:p>0</text:p>
          </table:table-cell>
          <table:table-cell table:formula="of:=IF(AND([.$A46]&gt;=[.N$2];[.$A46]&lt;=[.N$3]);1;0)" office:value-type="float" office:value="1" calcext:value-type="float">
            <text:p>1</text:p>
          </table:table-cell>
          <table:table-cell table:formula="of:=IF(AND([.$A46]&gt;=[.O$2];[.$A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3252" calcext:value-type="float">
            <text:p>0.663252</text:p>
          </table:table-cell>
          <table:table-cell table:formula="of:=IF(AND([.$A47]&gt;=[.B$2];[.$A47]&lt;=[.B$3]);1;0)" office:value-type="float" office:value="0" calcext:value-type="float">
            <text:p>0</text:p>
          </table:table-cell>
          <table:table-cell table:formula="of:=IF(AND([.$A47]&gt;=[.C$2];[.$A47]&lt;=[.C$3]);1;0)" office:value-type="float" office:value="0" calcext:value-type="float">
            <text:p>0</text:p>
          </table:table-cell>
          <table:table-cell table:formula="of:=IF(AND([.$A47]&gt;=[.D$2];[.$A47]&lt;=[.D$3]);1;0)" office:value-type="float" office:value="0" calcext:value-type="float">
            <text:p>0</text:p>
          </table:table-cell>
          <table:table-cell table:formula="of:=IF(AND([.$A47]&gt;=[.E$2];[.$A47]&lt;=[.E$3]);1;0)" office:value-type="float" office:value="1" calcext:value-type="float">
            <text:p>1</text:p>
          </table:table-cell>
          <table:table-cell table:formula="of:=IF(AND([.$A47]&gt;=[.F$2];[.$A47]&lt;=[.F$3]);1;0)" office:value-type="float" office:value="0" calcext:value-type="float">
            <text:p>0</text:p>
          </table:table-cell>
          <table:table-cell table:formula="of:=IF(AND([.$A47]&gt;=[.G$2];[.$A47]&lt;=[.G$3]);1;0)" office:value-type="float" office:value="0" calcext:value-type="float">
            <text:p>0</text:p>
          </table:table-cell>
          <table:table-cell/>
          <table:table-cell office:value-type="float" office:value="0.337855" calcext:value-type="float">
            <text:p>0.337855</text:p>
          </table:table-cell>
          <table:table-cell table:formula="of:=IF(AND([.$A47]&gt;=[.J$2];[.$A47]&lt;=[.J$3]);1;0)" office:value-type="float" office:value="0" calcext:value-type="float">
            <text:p>0</text:p>
          </table:table-cell>
          <table:table-cell table:formula="of:=IF(AND([.$A47]&gt;=[.K$2];[.$A47]&lt;=[.K$3]);1;0)" office:value-type="float" office:value="0" calcext:value-type="float">
            <text:p>0</text:p>
          </table:table-cell>
          <table:table-cell table:formula="of:=IF(AND([.$A47]&gt;=[.L$2];[.$A47]&lt;=[.L$3]);1;0)" office:value-type="float" office:value="0" calcext:value-type="float">
            <text:p>0</text:p>
          </table:table-cell>
          <table:table-cell table:formula="of:=IF(AND([.$A47]&gt;=[.M$2];[.$A47]&lt;=[.M$3]);1;0)" office:value-type="float" office:value="1" calcext:value-type="float">
            <text:p>1</text:p>
          </table:table-cell>
          <table:table-cell table:formula="of:=IF(AND([.$A47]&gt;=[.N$2];[.$A47]&lt;=[.N$3]);1;0)" office:value-type="float" office:value="0" calcext:value-type="float">
            <text:p>0</text:p>
          </table:table-cell>
          <table:table-cell table:formula="of:=IF(AND([.$A47]&gt;=[.O$2];[.$A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734" calcext:value-type="float">
            <text:p>0.836734</text:p>
          </table:table-cell>
          <table:table-cell table:formula="of:=IF(AND([.$A48]&gt;=[.B$2];[.$A48]&lt;=[.B$3]);1;0)" office:value-type="float" office:value="0" calcext:value-type="float">
            <text:p>0</text:p>
          </table:table-cell>
          <table:table-cell table:formula="of:=IF(AND([.$A48]&gt;=[.C$2];[.$A48]&lt;=[.C$3]);1;0)" office:value-type="float" office:value="0" calcext:value-type="float">
            <text:p>0</text:p>
          </table:table-cell>
          <table:table-cell table:formula="of:=IF(AND([.$A48]&gt;=[.D$2];[.$A48]&lt;=[.D$3]);1;0)" office:value-type="float" office:value="0" calcext:value-type="float">
            <text:p>0</text:p>
          </table:table-cell>
          <table:table-cell table:formula="of:=IF(AND([.$A48]&gt;=[.E$2];[.$A48]&lt;=[.E$3]);1;0)" office:value-type="float" office:value="1" calcext:value-type="float">
            <text:p>1</text:p>
          </table:table-cell>
          <table:table-cell table:formula="of:=IF(AND([.$A48]&gt;=[.F$2];[.$A48]&lt;=[.F$3]);1;0)" office:value-type="float" office:value="0" calcext:value-type="float">
            <text:p>0</text:p>
          </table:table-cell>
          <table:table-cell table:formula="of:=IF(AND([.$A48]&gt;=[.G$2];[.$A48]&lt;=[.G$3]);1;0)" office:value-type="float" office:value="0" calcext:value-type="float">
            <text:p>0</text:p>
          </table:table-cell>
          <table:table-cell/>
          <table:table-cell office:value-type="float" office:value="0.374987" calcext:value-type="float">
            <text:p>0.374987</text:p>
          </table:table-cell>
          <table:table-cell table:formula="of:=IF(AND([.$A48]&gt;=[.J$2];[.$A48]&lt;=[.J$3]);1;0)" office:value-type="float" office:value="0" calcext:value-type="float">
            <text:p>0</text:p>
          </table:table-cell>
          <table:table-cell table:formula="of:=IF(AND([.$A48]&gt;=[.K$2];[.$A48]&lt;=[.K$3]);1;0)" office:value-type="float" office:value="0" calcext:value-type="float">
            <text:p>0</text:p>
          </table:table-cell>
          <table:table-cell table:formula="of:=IF(AND([.$A48]&gt;=[.L$2];[.$A48]&lt;=[.L$3]);1;0)" office:value-type="float" office:value="0" calcext:value-type="float">
            <text:p>0</text:p>
          </table:table-cell>
          <table:table-cell table:formula="of:=IF(AND([.$A48]&gt;=[.M$2];[.$A48]&lt;=[.M$3]);1;0)" office:value-type="float" office:value="1" calcext:value-type="float">
            <text:p>1</text:p>
          </table:table-cell>
          <table:table-cell table:formula="of:=IF(AND([.$A48]&gt;=[.N$2];[.$A48]&lt;=[.N$3]);1;0)" office:value-type="float" office:value="0" calcext:value-type="float">
            <text:p>0</text:p>
          </table:table-cell>
          <table:table-cell table:formula="of:=IF(AND([.$A48]&gt;=[.O$2];[.$A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7857" calcext:value-type="float">
            <text:p>0.247857</text:p>
          </table:table-cell>
          <table:table-cell table:formula="of:=IF(AND([.$A49]&gt;=[.B$2];[.$A49]&lt;=[.B$3]);1;0)" office:value-type="float" office:value="0" calcext:value-type="float">
            <text:p>0</text:p>
          </table:table-cell>
          <table:table-cell table:formula="of:=IF(AND([.$A49]&gt;=[.C$2];[.$A49]&lt;=[.C$3]);1;0)" office:value-type="float" office:value="0" calcext:value-type="float">
            <text:p>0</text:p>
          </table:table-cell>
          <table:table-cell table:formula="of:=IF(AND([.$A49]&gt;=[.D$2];[.$A49]&lt;=[.D$3]);1;0)" office:value-type="float" office:value="0" calcext:value-type="float">
            <text:p>0</text:p>
          </table:table-cell>
          <table:table-cell table:formula="of:=IF(AND([.$A49]&gt;=[.E$2];[.$A49]&lt;=[.E$3]);1;0)" office:value-type="float" office:value="1" calcext:value-type="float">
            <text:p>1</text:p>
          </table:table-cell>
          <table:table-cell table:formula="of:=IF(AND([.$A49]&gt;=[.F$2];[.$A49]&lt;=[.F$3]);1;0)" office:value-type="float" office:value="0" calcext:value-type="float">
            <text:p>0</text:p>
          </table:table-cell>
          <table:table-cell table:formula="of:=IF(AND([.$A49]&gt;=[.G$2];[.$A49]&lt;=[.G$3]);1;0)" office:value-type="float" office:value="0" calcext:value-type="float">
            <text:p>0</text:p>
          </table:table-cell>
          <table:table-cell/>
          <table:table-cell office:value-type="float" office:value="0.712016" calcext:value-type="float">
            <text:p>0.712016</text:p>
          </table:table-cell>
          <table:table-cell table:formula="of:=IF(AND([.$A49]&gt;=[.J$2];[.$A49]&lt;=[.J$3]);1;0)" office:value-type="float" office:value="0" calcext:value-type="float">
            <text:p>0</text:p>
          </table:table-cell>
          <table:table-cell table:formula="of:=IF(AND([.$A49]&gt;=[.K$2];[.$A49]&lt;=[.K$3]);1;0)" office:value-type="float" office:value="0" calcext:value-type="float">
            <text:p>0</text:p>
          </table:table-cell>
          <table:table-cell table:formula="of:=IF(AND([.$A49]&gt;=[.L$2];[.$A49]&lt;=[.L$3]);1;0)" office:value-type="float" office:value="0" calcext:value-type="float">
            <text:p>0</text:p>
          </table:table-cell>
          <table:table-cell table:formula="of:=IF(AND([.$A49]&gt;=[.M$2];[.$A49]&lt;=[.M$3]);1;0)" office:value-type="float" office:value="1" calcext:value-type="float">
            <text:p>1</text:p>
          </table:table-cell>
          <table:table-cell table:formula="of:=IF(AND([.$A49]&gt;=[.N$2];[.$A49]&lt;=[.N$3]);1;0)" office:value-type="float" office:value="0" calcext:value-type="float">
            <text:p>0</text:p>
          </table:table-cell>
          <table:table-cell table:formula="of:=IF(AND([.$A49]&gt;=[.O$2];[.$A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2193" calcext:value-type="float">
            <text:p>-0.172193</text:p>
          </table:table-cell>
          <table:table-cell table:formula="of:=IF(AND([.$A50]&gt;=[.B$2];[.$A50]&lt;=[.B$3]);1;0)" office:value-type="float" office:value="0" calcext:value-type="float">
            <text:p>0</text:p>
          </table:table-cell>
          <table:table-cell table:formula="of:=IF(AND([.$A50]&gt;=[.C$2];[.$A50]&lt;=[.C$3]);1;0)" office:value-type="float" office:value="0" calcext:value-type="float">
            <text:p>0</text:p>
          </table:table-cell>
          <table:table-cell table:formula="of:=IF(AND([.$A50]&gt;=[.D$2];[.$A50]&lt;=[.D$3]);1;0)" office:value-type="float" office:value="1" calcext:value-type="float">
            <text:p>1</text:p>
          </table:table-cell>
          <table:table-cell table:formula="of:=IF(AND([.$A50]&gt;=[.E$2];[.$A50]&lt;=[.E$3]);1;0)" office:value-type="float" office:value="0" calcext:value-type="float">
            <text:p>0</text:p>
          </table:table-cell>
          <table:table-cell table:formula="of:=IF(AND([.$A50]&gt;=[.F$2];[.$A50]&lt;=[.F$3]);1;0)" office:value-type="float" office:value="0" calcext:value-type="float">
            <text:p>0</text:p>
          </table:table-cell>
          <table:table-cell table:formula="of:=IF(AND([.$A50]&gt;=[.G$2];[.$A50]&lt;=[.G$3]);1;0)" office:value-type="float" office:value="0" calcext:value-type="float">
            <text:p>0</text:p>
          </table:table-cell>
          <table:table-cell/>
          <table:table-cell office:value-type="float" office:value="0.735827" calcext:value-type="float">
            <text:p>0.735827</text:p>
          </table:table-cell>
          <table:table-cell table:formula="of:=IF(AND([.$A50]&gt;=[.J$2];[.$A50]&lt;=[.J$3]);1;0)" office:value-type="float" office:value="0" calcext:value-type="float">
            <text:p>0</text:p>
          </table:table-cell>
          <table:table-cell table:formula="of:=IF(AND([.$A50]&gt;=[.K$2];[.$A50]&lt;=[.K$3]);1;0)" office:value-type="float" office:value="0" calcext:value-type="float">
            <text:p>0</text:p>
          </table:table-cell>
          <table:table-cell table:formula="of:=IF(AND([.$A50]&gt;=[.L$2];[.$A50]&lt;=[.L$3]);1;0)" office:value-type="float" office:value="1" calcext:value-type="float">
            <text:p>1</text:p>
          </table:table-cell>
          <table:table-cell table:formula="of:=IF(AND([.$A50]&gt;=[.M$2];[.$A50]&lt;=[.M$3]);1;0)" office:value-type="float" office:value="0" calcext:value-type="float">
            <text:p>0</text:p>
          </table:table-cell>
          <table:table-cell table:formula="of:=IF(AND([.$A50]&gt;=[.N$2];[.$A50]&lt;=[.N$3]);1;0)" office:value-type="float" office:value="0" calcext:value-type="float">
            <text:p>0</text:p>
          </table:table-cell>
          <table:table-cell table:formula="of:=IF(AND([.$A50]&gt;=[.O$2];[.$A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919" calcext:value-type="float">
            <text:p>0.564919</text:p>
          </table:table-cell>
          <table:table-cell table:formula="of:=IF(AND([.$A51]&gt;=[.B$2];[.$A51]&lt;=[.B$3]);1;0)" office:value-type="float" office:value="0" calcext:value-type="float">
            <text:p>0</text:p>
          </table:table-cell>
          <table:table-cell table:formula="of:=IF(AND([.$A51]&gt;=[.C$2];[.$A51]&lt;=[.C$3]);1;0)" office:value-type="float" office:value="0" calcext:value-type="float">
            <text:p>0</text:p>
          </table:table-cell>
          <table:table-cell table:formula="of:=IF(AND([.$A51]&gt;=[.D$2];[.$A51]&lt;=[.D$3]);1;0)" office:value-type="float" office:value="0" calcext:value-type="float">
            <text:p>0</text:p>
          </table:table-cell>
          <table:table-cell table:formula="of:=IF(AND([.$A51]&gt;=[.E$2];[.$A51]&lt;=[.E$3]);1;0)" office:value-type="float" office:value="1" calcext:value-type="float">
            <text:p>1</text:p>
          </table:table-cell>
          <table:table-cell table:formula="of:=IF(AND([.$A51]&gt;=[.F$2];[.$A51]&lt;=[.F$3]);1;0)" office:value-type="float" office:value="0" calcext:value-type="float">
            <text:p>0</text:p>
          </table:table-cell>
          <table:table-cell table:formula="of:=IF(AND([.$A51]&gt;=[.G$2];[.$A51]&lt;=[.G$3]);1;0)" office:value-type="float" office:value="0" calcext:value-type="float">
            <text:p>0</text:p>
          </table:table-cell>
          <table:table-cell/>
          <table:table-cell office:value-type="float" office:value="-0.261223" calcext:value-type="float">
            <text:p>-0.261223</text:p>
          </table:table-cell>
          <table:table-cell table:formula="of:=IF(AND([.$A51]&gt;=[.J$2];[.$A51]&lt;=[.J$3]);1;0)" office:value-type="float" office:value="0" calcext:value-type="float">
            <text:p>0</text:p>
          </table:table-cell>
          <table:table-cell table:formula="of:=IF(AND([.$A51]&gt;=[.K$2];[.$A51]&lt;=[.K$3]);1;0)" office:value-type="float" office:value="0" calcext:value-type="float">
            <text:p>0</text:p>
          </table:table-cell>
          <table:table-cell table:formula="of:=IF(AND([.$A51]&gt;=[.L$2];[.$A51]&lt;=[.L$3]);1;0)" office:value-type="float" office:value="0" calcext:value-type="float">
            <text:p>0</text:p>
          </table:table-cell>
          <table:table-cell table:formula="of:=IF(AND([.$A51]&gt;=[.M$2];[.$A51]&lt;=[.M$3]);1;0)" office:value-type="float" office:value="1" calcext:value-type="float">
            <text:p>1</text:p>
          </table:table-cell>
          <table:table-cell table:formula="of:=IF(AND([.$A51]&gt;=[.N$2];[.$A51]&lt;=[.N$3]);1;0)" office:value-type="float" office:value="0" calcext:value-type="float">
            <text:p>0</text:p>
          </table:table-cell>
          <table:table-cell table:formula="of:=IF(AND([.$A51]&gt;=[.O$2];[.$A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9371" calcext:value-type="float">
            <text:p>-0.589371</text:p>
          </table:table-cell>
          <table:table-cell table:formula="of:=IF(AND([.$A52]&gt;=[.B$2];[.$A52]&lt;=[.B$3]);1;0)" office:value-type="float" office:value="0" calcext:value-type="float">
            <text:p>0</text:p>
          </table:table-cell>
          <table:table-cell table:formula="of:=IF(AND([.$A52]&gt;=[.C$2];[.$A52]&lt;=[.C$3]);1;0)" office:value-type="float" office:value="0" calcext:value-type="float">
            <text:p>0</text:p>
          </table:table-cell>
          <table:table-cell table:formula="of:=IF(AND([.$A52]&gt;=[.D$2];[.$A52]&lt;=[.D$3]);1;0)" office:value-type="float" office:value="1" calcext:value-type="float">
            <text:p>1</text:p>
          </table:table-cell>
          <table:table-cell table:formula="of:=IF(AND([.$A52]&gt;=[.E$2];[.$A52]&lt;=[.E$3]);1;0)" office:value-type="float" office:value="0" calcext:value-type="float">
            <text:p>0</text:p>
          </table:table-cell>
          <table:table-cell table:formula="of:=IF(AND([.$A52]&gt;=[.F$2];[.$A52]&lt;=[.F$3]);1;0)" office:value-type="float" office:value="0" calcext:value-type="float">
            <text:p>0</text:p>
          </table:table-cell>
          <table:table-cell table:formula="of:=IF(AND([.$A52]&gt;=[.G$2];[.$A52]&lt;=[.G$3]);1;0)" office:value-type="float" office:value="0" calcext:value-type="float">
            <text:p>0</text:p>
          </table:table-cell>
          <table:table-cell/>
          <table:table-cell office:value-type="float" office:value="1.04262" calcext:value-type="float">
            <text:p>1.04262</text:p>
          </table:table-cell>
          <table:table-cell table:formula="of:=IF(AND([.$A52]&gt;=[.J$2];[.$A52]&lt;=[.J$3]);1;0)" office:value-type="float" office:value="0" calcext:value-type="float">
            <text:p>0</text:p>
          </table:table-cell>
          <table:table-cell table:formula="of:=IF(AND([.$A52]&gt;=[.K$2];[.$A52]&lt;=[.K$3]);1;0)" office:value-type="float" office:value="0" calcext:value-type="float">
            <text:p>0</text:p>
          </table:table-cell>
          <table:table-cell table:formula="of:=IF(AND([.$A52]&gt;=[.L$2];[.$A52]&lt;=[.L$3]);1;0)" office:value-type="float" office:value="1" calcext:value-type="float">
            <text:p>1</text:p>
          </table:table-cell>
          <table:table-cell table:formula="of:=IF(AND([.$A52]&gt;=[.M$2];[.$A52]&lt;=[.M$3]);1;0)" office:value-type="float" office:value="0" calcext:value-type="float">
            <text:p>0</text:p>
          </table:table-cell>
          <table:table-cell table:formula="of:=IF(AND([.$A52]&gt;=[.N$2];[.$A52]&lt;=[.N$3]);1;0)" office:value-type="float" office:value="0" calcext:value-type="float">
            <text:p>0</text:p>
          </table:table-cell>
          <table:table-cell table:formula="of:=IF(AND([.$A52]&gt;=[.O$2];[.$A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805" calcext:value-type="float">
            <text:p>0.869805</text:p>
          </table:table-cell>
          <table:table-cell table:formula="of:=IF(AND([.$A53]&gt;=[.B$2];[.$A53]&lt;=[.B$3]);1;0)" office:value-type="float" office:value="0" calcext:value-type="float">
            <text:p>0</text:p>
          </table:table-cell>
          <table:table-cell table:formula="of:=IF(AND([.$A53]&gt;=[.C$2];[.$A53]&lt;=[.C$3]);1;0)" office:value-type="float" office:value="0" calcext:value-type="float">
            <text:p>0</text:p>
          </table:table-cell>
          <table:table-cell table:formula="of:=IF(AND([.$A53]&gt;=[.D$2];[.$A53]&lt;=[.D$3]);1;0)" office:value-type="float" office:value="0" calcext:value-type="float">
            <text:p>0</text:p>
          </table:table-cell>
          <table:table-cell table:formula="of:=IF(AND([.$A53]&gt;=[.E$2];[.$A53]&lt;=[.E$3]);1;0)" office:value-type="float" office:value="1" calcext:value-type="float">
            <text:p>1</text:p>
          </table:table-cell>
          <table:table-cell table:formula="of:=IF(AND([.$A53]&gt;=[.F$2];[.$A53]&lt;=[.F$3]);1;0)" office:value-type="float" office:value="0" calcext:value-type="float">
            <text:p>0</text:p>
          </table:table-cell>
          <table:table-cell table:formula="of:=IF(AND([.$A53]&gt;=[.G$2];[.$A53]&lt;=[.G$3]);1;0)" office:value-type="float" office:value="0" calcext:value-type="float">
            <text:p>0</text:p>
          </table:table-cell>
          <table:table-cell/>
          <table:table-cell office:value-type="float" office:value="-0.371615" calcext:value-type="float">
            <text:p>-0.371615</text:p>
          </table:table-cell>
          <table:table-cell table:formula="of:=IF(AND([.$A53]&gt;=[.J$2];[.$A53]&lt;=[.J$3]);1;0)" office:value-type="float" office:value="0" calcext:value-type="float">
            <text:p>0</text:p>
          </table:table-cell>
          <table:table-cell table:formula="of:=IF(AND([.$A53]&gt;=[.K$2];[.$A53]&lt;=[.K$3]);1;0)" office:value-type="float" office:value="0" calcext:value-type="float">
            <text:p>0</text:p>
          </table:table-cell>
          <table:table-cell table:formula="of:=IF(AND([.$A53]&gt;=[.L$2];[.$A53]&lt;=[.L$3]);1;0)" office:value-type="float" office:value="0" calcext:value-type="float">
            <text:p>0</text:p>
          </table:table-cell>
          <table:table-cell table:formula="of:=IF(AND([.$A53]&gt;=[.M$2];[.$A53]&lt;=[.M$3]);1;0)" office:value-type="float" office:value="1" calcext:value-type="float">
            <text:p>1</text:p>
          </table:table-cell>
          <table:table-cell table:formula="of:=IF(AND([.$A53]&gt;=[.N$2];[.$A53]&lt;=[.N$3]);1;0)" office:value-type="float" office:value="0" calcext:value-type="float">
            <text:p>0</text:p>
          </table:table-cell>
          <table:table-cell table:formula="of:=IF(AND([.$A53]&gt;=[.O$2];[.$A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603" calcext:value-type="float">
            <text:p>-0.40603</text:p>
          </table:table-cell>
          <table:table-cell table:formula="of:=IF(AND([.$A54]&gt;=[.B$2];[.$A54]&lt;=[.B$3]);1;0)" office:value-type="float" office:value="0" calcext:value-type="float">
            <text:p>0</text:p>
          </table:table-cell>
          <table:table-cell table:formula="of:=IF(AND([.$A54]&gt;=[.C$2];[.$A54]&lt;=[.C$3]);1;0)" office:value-type="float" office:value="0" calcext:value-type="float">
            <text:p>0</text:p>
          </table:table-cell>
          <table:table-cell table:formula="of:=IF(AND([.$A54]&gt;=[.D$2];[.$A54]&lt;=[.D$3]);1;0)" office:value-type="float" office:value="1" calcext:value-type="float">
            <text:p>1</text:p>
          </table:table-cell>
          <table:table-cell table:formula="of:=IF(AND([.$A54]&gt;=[.E$2];[.$A54]&lt;=[.E$3]);1;0)" office:value-type="float" office:value="0" calcext:value-type="float">
            <text:p>0</text:p>
          </table:table-cell>
          <table:table-cell table:formula="of:=IF(AND([.$A54]&gt;=[.F$2];[.$A54]&lt;=[.F$3]);1;0)" office:value-type="float" office:value="0" calcext:value-type="float">
            <text:p>0</text:p>
          </table:table-cell>
          <table:table-cell table:formula="of:=IF(AND([.$A54]&gt;=[.G$2];[.$A54]&lt;=[.G$3]);1;0)" office:value-type="float" office:value="0" calcext:value-type="float">
            <text:p>0</text:p>
          </table:table-cell>
          <table:table-cell/>
          <table:table-cell office:value-type="float" office:value="0.906895" calcext:value-type="float">
            <text:p>0.906895</text:p>
          </table:table-cell>
          <table:table-cell table:formula="of:=IF(AND([.$A54]&gt;=[.J$2];[.$A54]&lt;=[.J$3]);1;0)" office:value-type="float" office:value="0" calcext:value-type="float">
            <text:p>0</text:p>
          </table:table-cell>
          <table:table-cell table:formula="of:=IF(AND([.$A54]&gt;=[.K$2];[.$A54]&lt;=[.K$3]);1;0)" office:value-type="float" office:value="0" calcext:value-type="float">
            <text:p>0</text:p>
          </table:table-cell>
          <table:table-cell table:formula="of:=IF(AND([.$A54]&gt;=[.L$2];[.$A54]&lt;=[.L$3]);1;0)" office:value-type="float" office:value="1" calcext:value-type="float">
            <text:p>1</text:p>
          </table:table-cell>
          <table:table-cell table:formula="of:=IF(AND([.$A54]&gt;=[.M$2];[.$A54]&lt;=[.M$3]);1;0)" office:value-type="float" office:value="0" calcext:value-type="float">
            <text:p>0</text:p>
          </table:table-cell>
          <table:table-cell table:formula="of:=IF(AND([.$A54]&gt;=[.N$2];[.$A54]&lt;=[.N$3]);1;0)" office:value-type="float" office:value="0" calcext:value-type="float">
            <text:p>0</text:p>
          </table:table-cell>
          <table:table-cell table:formula="of:=IF(AND([.$A54]&gt;=[.O$2];[.$A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469" calcext:value-type="float">
            <text:p>0.199469</text:p>
          </table:table-cell>
          <table:table-cell table:formula="of:=IF(AND([.$A55]&gt;=[.B$2];[.$A55]&lt;=[.B$3]);1;0)" office:value-type="float" office:value="0" calcext:value-type="float">
            <text:p>0</text:p>
          </table:table-cell>
          <table:table-cell table:formula="of:=IF(AND([.$A55]&gt;=[.C$2];[.$A55]&lt;=[.C$3]);1;0)" office:value-type="float" office:value="0" calcext:value-type="float">
            <text:p>0</text:p>
          </table:table-cell>
          <table:table-cell table:formula="of:=IF(AND([.$A55]&gt;=[.D$2];[.$A55]&lt;=[.D$3]);1;0)" office:value-type="float" office:value="0" calcext:value-type="float">
            <text:p>0</text:p>
          </table:table-cell>
          <table:table-cell table:formula="of:=IF(AND([.$A55]&gt;=[.E$2];[.$A55]&lt;=[.E$3]);1;0)" office:value-type="float" office:value="1" calcext:value-type="float">
            <text:p>1</text:p>
          </table:table-cell>
          <table:table-cell table:formula="of:=IF(AND([.$A55]&gt;=[.F$2];[.$A55]&lt;=[.F$3]);1;0)" office:value-type="float" office:value="0" calcext:value-type="float">
            <text:p>0</text:p>
          </table:table-cell>
          <table:table-cell table:formula="of:=IF(AND([.$A55]&gt;=[.G$2];[.$A55]&lt;=[.G$3]);1;0)" office:value-type="float" office:value="0" calcext:value-type="float">
            <text:p>0</text:p>
          </table:table-cell>
          <table:table-cell/>
          <table:table-cell office:value-type="float" office:value="1.06395" calcext:value-type="float">
            <text:p>1.06395</text:p>
          </table:table-cell>
          <table:table-cell table:formula="of:=IF(AND([.$A55]&gt;=[.J$2];[.$A55]&lt;=[.J$3]);1;0)" office:value-type="float" office:value="0" calcext:value-type="float">
            <text:p>0</text:p>
          </table:table-cell>
          <table:table-cell table:formula="of:=IF(AND([.$A55]&gt;=[.K$2];[.$A55]&lt;=[.K$3]);1;0)" office:value-type="float" office:value="0" calcext:value-type="float">
            <text:p>0</text:p>
          </table:table-cell>
          <table:table-cell table:formula="of:=IF(AND([.$A55]&gt;=[.L$2];[.$A55]&lt;=[.L$3]);1;0)" office:value-type="float" office:value="0" calcext:value-type="float">
            <text:p>0</text:p>
          </table:table-cell>
          <table:table-cell table:formula="of:=IF(AND([.$A55]&gt;=[.M$2];[.$A55]&lt;=[.M$3]);1;0)" office:value-type="float" office:value="1" calcext:value-type="float">
            <text:p>1</text:p>
          </table:table-cell>
          <table:table-cell table:formula="of:=IF(AND([.$A55]&gt;=[.N$2];[.$A55]&lt;=[.N$3]);1;0)" office:value-type="float" office:value="0" calcext:value-type="float">
            <text:p>0</text:p>
          </table:table-cell>
          <table:table-cell table:formula="of:=IF(AND([.$A55]&gt;=[.O$2];[.$A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5321" calcext:value-type="float">
            <text:p>0.685321</text:p>
          </table:table-cell>
          <table:table-cell table:formula="of:=IF(AND([.$A56]&gt;=[.B$2];[.$A56]&lt;=[.B$3]);1;0)" office:value-type="float" office:value="0" calcext:value-type="float">
            <text:p>0</text:p>
          </table:table-cell>
          <table:table-cell table:formula="of:=IF(AND([.$A56]&gt;=[.C$2];[.$A56]&lt;=[.C$3]);1;0)" office:value-type="float" office:value="0" calcext:value-type="float">
            <text:p>0</text:p>
          </table:table-cell>
          <table:table-cell table:formula="of:=IF(AND([.$A56]&gt;=[.D$2];[.$A56]&lt;=[.D$3]);1;0)" office:value-type="float" office:value="0" calcext:value-type="float">
            <text:p>0</text:p>
          </table:table-cell>
          <table:table-cell table:formula="of:=IF(AND([.$A56]&gt;=[.E$2];[.$A56]&lt;=[.E$3]);1;0)" office:value-type="float" office:value="1" calcext:value-type="float">
            <text:p>1</text:p>
          </table:table-cell>
          <table:table-cell table:formula="of:=IF(AND([.$A56]&gt;=[.F$2];[.$A56]&lt;=[.F$3]);1;0)" office:value-type="float" office:value="0" calcext:value-type="float">
            <text:p>0</text:p>
          </table:table-cell>
          <table:table-cell table:formula="of:=IF(AND([.$A56]&gt;=[.G$2];[.$A56]&lt;=[.G$3]);1;0)" office:value-type="float" office:value="0" calcext:value-type="float">
            <text:p>0</text:p>
          </table:table-cell>
          <table:table-cell/>
          <table:table-cell office:value-type="float" office:value="-0.583134" calcext:value-type="float">
            <text:p>-0.583134</text:p>
          </table:table-cell>
          <table:table-cell table:formula="of:=IF(AND([.$A56]&gt;=[.J$2];[.$A56]&lt;=[.J$3]);1;0)" office:value-type="float" office:value="0" calcext:value-type="float">
            <text:p>0</text:p>
          </table:table-cell>
          <table:table-cell table:formula="of:=IF(AND([.$A56]&gt;=[.K$2];[.$A56]&lt;=[.K$3]);1;0)" office:value-type="float" office:value="0" calcext:value-type="float">
            <text:p>0</text:p>
          </table:table-cell>
          <table:table-cell table:formula="of:=IF(AND([.$A56]&gt;=[.L$2];[.$A56]&lt;=[.L$3]);1;0)" office:value-type="float" office:value="0" calcext:value-type="float">
            <text:p>0</text:p>
          </table:table-cell>
          <table:table-cell table:formula="of:=IF(AND([.$A56]&gt;=[.M$2];[.$A56]&lt;=[.M$3]);1;0)" office:value-type="float" office:value="1" calcext:value-type="float">
            <text:p>1</text:p>
          </table:table-cell>
          <table:table-cell table:formula="of:=IF(AND([.$A56]&gt;=[.N$2];[.$A56]&lt;=[.N$3]);1;0)" office:value-type="float" office:value="0" calcext:value-type="float">
            <text:p>0</text:p>
          </table:table-cell>
          <table:table-cell table:formula="of:=IF(AND([.$A56]&gt;=[.O$2];[.$A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817" calcext:value-type="float">
            <text:p>0.456817</text:p>
          </table:table-cell>
          <table:table-cell table:formula="of:=IF(AND([.$A57]&gt;=[.B$2];[.$A57]&lt;=[.B$3]);1;0)" office:value-type="float" office:value="0" calcext:value-type="float">
            <text:p>0</text:p>
          </table:table-cell>
          <table:table-cell table:formula="of:=IF(AND([.$A57]&gt;=[.C$2];[.$A57]&lt;=[.C$3]);1;0)" office:value-type="float" office:value="0" calcext:value-type="float">
            <text:p>0</text:p>
          </table:table-cell>
          <table:table-cell table:formula="of:=IF(AND([.$A57]&gt;=[.D$2];[.$A57]&lt;=[.D$3]);1;0)" office:value-type="float" office:value="0" calcext:value-type="float">
            <text:p>0</text:p>
          </table:table-cell>
          <table:table-cell table:formula="of:=IF(AND([.$A57]&gt;=[.E$2];[.$A57]&lt;=[.E$3]);1;0)" office:value-type="float" office:value="1" calcext:value-type="float">
            <text:p>1</text:p>
          </table:table-cell>
          <table:table-cell table:formula="of:=IF(AND([.$A57]&gt;=[.F$2];[.$A57]&lt;=[.F$3]);1;0)" office:value-type="float" office:value="0" calcext:value-type="float">
            <text:p>0</text:p>
          </table:table-cell>
          <table:table-cell table:formula="of:=IF(AND([.$A57]&gt;=[.G$2];[.$A57]&lt;=[.G$3]);1;0)" office:value-type="float" office:value="0" calcext:value-type="float">
            <text:p>0</text:p>
          </table:table-cell>
          <table:table-cell/>
          <table:table-cell office:value-type="float" office:value="0.235338" calcext:value-type="float">
            <text:p>0.235338</text:p>
          </table:table-cell>
          <table:table-cell table:formula="of:=IF(AND([.$A57]&gt;=[.J$2];[.$A57]&lt;=[.J$3]);1;0)" office:value-type="float" office:value="0" calcext:value-type="float">
            <text:p>0</text:p>
          </table:table-cell>
          <table:table-cell table:formula="of:=IF(AND([.$A57]&gt;=[.K$2];[.$A57]&lt;=[.K$3]);1;0)" office:value-type="float" office:value="0" calcext:value-type="float">
            <text:p>0</text:p>
          </table:table-cell>
          <table:table-cell table:formula="of:=IF(AND([.$A57]&gt;=[.L$2];[.$A57]&lt;=[.L$3]);1;0)" office:value-type="float" office:value="0" calcext:value-type="float">
            <text:p>0</text:p>
          </table:table-cell>
          <table:table-cell table:formula="of:=IF(AND([.$A57]&gt;=[.M$2];[.$A57]&lt;=[.M$3]);1;0)" office:value-type="float" office:value="1" calcext:value-type="float">
            <text:p>1</text:p>
          </table:table-cell>
          <table:table-cell table:formula="of:=IF(AND([.$A57]&gt;=[.N$2];[.$A57]&lt;=[.N$3]);1;0)" office:value-type="float" office:value="0" calcext:value-type="float">
            <text:p>0</text:p>
          </table:table-cell>
          <table:table-cell table:formula="of:=IF(AND([.$A57]&gt;=[.O$2];[.$A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583" calcext:value-type="float">
            <text:p>0.125583</text:p>
          </table:table-cell>
          <table:table-cell table:formula="of:=IF(AND([.$A58]&gt;=[.B$2];[.$A58]&lt;=[.B$3]);1;0)" office:value-type="float" office:value="0" calcext:value-type="float">
            <text:p>0</text:p>
          </table:table-cell>
          <table:table-cell table:formula="of:=IF(AND([.$A58]&gt;=[.C$2];[.$A58]&lt;=[.C$3]);1;0)" office:value-type="float" office:value="0" calcext:value-type="float">
            <text:p>0</text:p>
          </table:table-cell>
          <table:table-cell table:formula="of:=IF(AND([.$A58]&gt;=[.D$2];[.$A58]&lt;=[.D$3]);1;0)" office:value-type="float" office:value="0" calcext:value-type="float">
            <text:p>0</text:p>
          </table:table-cell>
          <table:table-cell table:formula="of:=IF(AND([.$A58]&gt;=[.E$2];[.$A58]&lt;=[.E$3]);1;0)" office:value-type="float" office:value="1" calcext:value-type="float">
            <text:p>1</text:p>
          </table:table-cell>
          <table:table-cell table:formula="of:=IF(AND([.$A58]&gt;=[.F$2];[.$A58]&lt;=[.F$3]);1;0)" office:value-type="float" office:value="0" calcext:value-type="float">
            <text:p>0</text:p>
          </table:table-cell>
          <table:table-cell table:formula="of:=IF(AND([.$A58]&gt;=[.G$2];[.$A58]&lt;=[.G$3]);1;0)" office:value-type="float" office:value="0" calcext:value-type="float">
            <text:p>0</text:p>
          </table:table-cell>
          <table:table-cell/>
          <table:table-cell office:value-type="float" office:value="0.625904" calcext:value-type="float">
            <text:p>0.625904</text:p>
          </table:table-cell>
          <table:table-cell table:formula="of:=IF(AND([.$A58]&gt;=[.J$2];[.$A58]&lt;=[.J$3]);1;0)" office:value-type="float" office:value="0" calcext:value-type="float">
            <text:p>0</text:p>
          </table:table-cell>
          <table:table-cell table:formula="of:=IF(AND([.$A58]&gt;=[.K$2];[.$A58]&lt;=[.K$3]);1;0)" office:value-type="float" office:value="0" calcext:value-type="float">
            <text:p>0</text:p>
          </table:table-cell>
          <table:table-cell table:formula="of:=IF(AND([.$A58]&gt;=[.L$2];[.$A58]&lt;=[.L$3]);1;0)" office:value-type="float" office:value="0" calcext:value-type="float">
            <text:p>0</text:p>
          </table:table-cell>
          <table:table-cell table:formula="of:=IF(AND([.$A58]&gt;=[.M$2];[.$A58]&lt;=[.M$3]);1;0)" office:value-type="float" office:value="1" calcext:value-type="float">
            <text:p>1</text:p>
          </table:table-cell>
          <table:table-cell table:formula="of:=IF(AND([.$A58]&gt;=[.N$2];[.$A58]&lt;=[.N$3]);1;0)" office:value-type="float" office:value="0" calcext:value-type="float">
            <text:p>0</text:p>
          </table:table-cell>
          <table:table-cell table:formula="of:=IF(AND([.$A58]&gt;=[.O$2];[.$A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6842" calcext:value-type="float">
            <text:p>-1.36842</text:p>
          </table:table-cell>
          <table:table-cell table:formula="of:=IF(AND([.$A59]&gt;=[.B$2];[.$A59]&lt;=[.B$3]);1;0)" office:value-type="float" office:value="0" calcext:value-type="float">
            <text:p>0</text:p>
          </table:table-cell>
          <table:table-cell table:formula="of:=IF(AND([.$A59]&gt;=[.C$2];[.$A59]&lt;=[.C$3]);1;0)" office:value-type="float" office:value="1" calcext:value-type="float">
            <text:p>1</text:p>
          </table:table-cell>
          <table:table-cell table:formula="of:=IF(AND([.$A59]&gt;=[.D$2];[.$A59]&lt;=[.D$3]);1;0)" office:value-type="float" office:value="0" calcext:value-type="float">
            <text:p>0</text:p>
          </table:table-cell>
          <table:table-cell table:formula="of:=IF(AND([.$A59]&gt;=[.E$2];[.$A59]&lt;=[.E$3]);1;0)" office:value-type="float" office:value="0" calcext:value-type="float">
            <text:p>0</text:p>
          </table:table-cell>
          <table:table-cell table:formula="of:=IF(AND([.$A59]&gt;=[.F$2];[.$A59]&lt;=[.F$3]);1;0)" office:value-type="float" office:value="0" calcext:value-type="float">
            <text:p>0</text:p>
          </table:table-cell>
          <table:table-cell table:formula="of:=IF(AND([.$A59]&gt;=[.G$2];[.$A59]&lt;=[.G$3]);1;0)" office:value-type="float" office:value="0" calcext:value-type="float">
            <text:p>0</text:p>
          </table:table-cell>
          <table:table-cell/>
          <table:table-cell office:value-type="float" office:value="-0.576065" calcext:value-type="float">
            <text:p>-0.576065</text:p>
          </table:table-cell>
          <table:table-cell table:formula="of:=IF(AND([.$A59]&gt;=[.J$2];[.$A59]&lt;=[.J$3]);1;0)" office:value-type="float" office:value="0" calcext:value-type="float">
            <text:p>0</text:p>
          </table:table-cell>
          <table:table-cell table:formula="of:=IF(AND([.$A59]&gt;=[.K$2];[.$A59]&lt;=[.K$3]);1;0)" office:value-type="float" office:value="1" calcext:value-type="float">
            <text:p>1</text:p>
          </table:table-cell>
          <table:table-cell table:formula="of:=IF(AND([.$A59]&gt;=[.L$2];[.$A59]&lt;=[.L$3]);1;0)" office:value-type="float" office:value="0" calcext:value-type="float">
            <text:p>0</text:p>
          </table:table-cell>
          <table:table-cell table:formula="of:=IF(AND([.$A59]&gt;=[.M$2];[.$A59]&lt;=[.M$3]);1;0)" office:value-type="float" office:value="0" calcext:value-type="float">
            <text:p>0</text:p>
          </table:table-cell>
          <table:table-cell table:formula="of:=IF(AND([.$A59]&gt;=[.N$2];[.$A59]&lt;=[.N$3]);1;0)" office:value-type="float" office:value="0" calcext:value-type="float">
            <text:p>0</text:p>
          </table:table-cell>
          <table:table-cell table:formula="of:=IF(AND([.$A59]&gt;=[.O$2];[.$A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8057" calcext:value-type="float">
            <text:p>0.258057</text:p>
          </table:table-cell>
          <table:table-cell table:formula="of:=IF(AND([.$A60]&gt;=[.B$2];[.$A60]&lt;=[.B$3]);1;0)" office:value-type="float" office:value="0" calcext:value-type="float">
            <text:p>0</text:p>
          </table:table-cell>
          <table:table-cell table:formula="of:=IF(AND([.$A60]&gt;=[.C$2];[.$A60]&lt;=[.C$3]);1;0)" office:value-type="float" office:value="0" calcext:value-type="float">
            <text:p>0</text:p>
          </table:table-cell>
          <table:table-cell table:formula="of:=IF(AND([.$A60]&gt;=[.D$2];[.$A60]&lt;=[.D$3]);1;0)" office:value-type="float" office:value="0" calcext:value-type="float">
            <text:p>0</text:p>
          </table:table-cell>
          <table:table-cell table:formula="of:=IF(AND([.$A60]&gt;=[.E$2];[.$A60]&lt;=[.E$3]);1;0)" office:value-type="float" office:value="1" calcext:value-type="float">
            <text:p>1</text:p>
          </table:table-cell>
          <table:table-cell table:formula="of:=IF(AND([.$A60]&gt;=[.F$2];[.$A60]&lt;=[.F$3]);1;0)" office:value-type="float" office:value="0" calcext:value-type="float">
            <text:p>0</text:p>
          </table:table-cell>
          <table:table-cell table:formula="of:=IF(AND([.$A60]&gt;=[.G$2];[.$A60]&lt;=[.G$3]);1;0)" office:value-type="float" office:value="0" calcext:value-type="float">
            <text:p>0</text:p>
          </table:table-cell>
          <table:table-cell/>
          <table:table-cell office:value-type="float" office:value="0.568584" calcext:value-type="float">
            <text:p>0.568584</text:p>
          </table:table-cell>
          <table:table-cell table:formula="of:=IF(AND([.$A60]&gt;=[.J$2];[.$A60]&lt;=[.J$3]);1;0)" office:value-type="float" office:value="0" calcext:value-type="float">
            <text:p>0</text:p>
          </table:table-cell>
          <table:table-cell table:formula="of:=IF(AND([.$A60]&gt;=[.K$2];[.$A60]&lt;=[.K$3]);1;0)" office:value-type="float" office:value="0" calcext:value-type="float">
            <text:p>0</text:p>
          </table:table-cell>
          <table:table-cell table:formula="of:=IF(AND([.$A60]&gt;=[.L$2];[.$A60]&lt;=[.L$3]);1;0)" office:value-type="float" office:value="0" calcext:value-type="float">
            <text:p>0</text:p>
          </table:table-cell>
          <table:table-cell table:formula="of:=IF(AND([.$A60]&gt;=[.M$2];[.$A60]&lt;=[.M$3]);1;0)" office:value-type="float" office:value="1" calcext:value-type="float">
            <text:p>1</text:p>
          </table:table-cell>
          <table:table-cell table:formula="of:=IF(AND([.$A60]&gt;=[.N$2];[.$A60]&lt;=[.N$3]);1;0)" office:value-type="float" office:value="0" calcext:value-type="float">
            <text:p>0</text:p>
          </table:table-cell>
          <table:table-cell table:formula="of:=IF(AND([.$A60]&gt;=[.O$2];[.$A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14" calcext:value-type="float">
            <text:p>0.7114</text:p>
          </table:table-cell>
          <table:table-cell table:formula="of:=IF(AND([.$A61]&gt;=[.B$2];[.$A61]&lt;=[.B$3]);1;0)" office:value-type="float" office:value="0" calcext:value-type="float">
            <text:p>0</text:p>
          </table:table-cell>
          <table:table-cell table:formula="of:=IF(AND([.$A61]&gt;=[.C$2];[.$A61]&lt;=[.C$3]);1;0)" office:value-type="float" office:value="0" calcext:value-type="float">
            <text:p>0</text:p>
          </table:table-cell>
          <table:table-cell table:formula="of:=IF(AND([.$A61]&gt;=[.D$2];[.$A61]&lt;=[.D$3]);1;0)" office:value-type="float" office:value="0" calcext:value-type="float">
            <text:p>0</text:p>
          </table:table-cell>
          <table:table-cell table:formula="of:=IF(AND([.$A61]&gt;=[.E$2];[.$A61]&lt;=[.E$3]);1;0)" office:value-type="float" office:value="1" calcext:value-type="float">
            <text:p>1</text:p>
          </table:table-cell>
          <table:table-cell table:formula="of:=IF(AND([.$A61]&gt;=[.F$2];[.$A61]&lt;=[.F$3]);1;0)" office:value-type="float" office:value="0" calcext:value-type="float">
            <text:p>0</text:p>
          </table:table-cell>
          <table:table-cell table:formula="of:=IF(AND([.$A61]&gt;=[.G$2];[.$A61]&lt;=[.G$3]);1;0)" office:value-type="float" office:value="0" calcext:value-type="float">
            <text:p>0</text:p>
          </table:table-cell>
          <table:table-cell/>
          <table:table-cell office:value-type="float" office:value="0.115993" calcext:value-type="float">
            <text:p>0.115993</text:p>
          </table:table-cell>
          <table:table-cell table:formula="of:=IF(AND([.$A61]&gt;=[.J$2];[.$A61]&lt;=[.J$3]);1;0)" office:value-type="float" office:value="0" calcext:value-type="float">
            <text:p>0</text:p>
          </table:table-cell>
          <table:table-cell table:formula="of:=IF(AND([.$A61]&gt;=[.K$2];[.$A61]&lt;=[.K$3]);1;0)" office:value-type="float" office:value="0" calcext:value-type="float">
            <text:p>0</text:p>
          </table:table-cell>
          <table:table-cell table:formula="of:=IF(AND([.$A61]&gt;=[.L$2];[.$A61]&lt;=[.L$3]);1;0)" office:value-type="float" office:value="0" calcext:value-type="float">
            <text:p>0</text:p>
          </table:table-cell>
          <table:table-cell table:formula="of:=IF(AND([.$A61]&gt;=[.M$2];[.$A61]&lt;=[.M$3]);1;0)" office:value-type="float" office:value="1" calcext:value-type="float">
            <text:p>1</text:p>
          </table:table-cell>
          <table:table-cell table:formula="of:=IF(AND([.$A61]&gt;=[.N$2];[.$A61]&lt;=[.N$3]);1;0)" office:value-type="float" office:value="0" calcext:value-type="float">
            <text:p>0</text:p>
          </table:table-cell>
          <table:table-cell table:formula="of:=IF(AND([.$A61]&gt;=[.O$2];[.$A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7685" calcext:value-type="float">
            <text:p>-1.97685</text:p>
          </table:table-cell>
          <table:table-cell table:formula="of:=IF(AND([.$A62]&gt;=[.B$2];[.$A62]&lt;=[.B$3]);1;0)" office:value-type="float" office:value="0" calcext:value-type="float">
            <text:p>0</text:p>
          </table:table-cell>
          <table:table-cell table:formula="of:=IF(AND([.$A62]&gt;=[.C$2];[.$A62]&lt;=[.C$3]);1;0)" office:value-type="float" office:value="1" calcext:value-type="float">
            <text:p>1</text:p>
          </table:table-cell>
          <table:table-cell table:formula="of:=IF(AND([.$A62]&gt;=[.D$2];[.$A62]&lt;=[.D$3]);1;0)" office:value-type="float" office:value="0" calcext:value-type="float">
            <text:p>0</text:p>
          </table:table-cell>
          <table:table-cell table:formula="of:=IF(AND([.$A62]&gt;=[.E$2];[.$A62]&lt;=[.E$3]);1;0)" office:value-type="float" office:value="0" calcext:value-type="float">
            <text:p>0</text:p>
          </table:table-cell>
          <table:table-cell table:formula="of:=IF(AND([.$A62]&gt;=[.F$2];[.$A62]&lt;=[.F$3]);1;0)" office:value-type="float" office:value="0" calcext:value-type="float">
            <text:p>0</text:p>
          </table:table-cell>
          <table:table-cell table:formula="of:=IF(AND([.$A62]&gt;=[.G$2];[.$A62]&lt;=[.G$3]);1;0)" office:value-type="float" office:value="0" calcext:value-type="float">
            <text:p>0</text:p>
          </table:table-cell>
          <table:table-cell/>
          <table:table-cell office:value-type="float" office:value="-0.159446" calcext:value-type="float">
            <text:p>-0.159446</text:p>
          </table:table-cell>
          <table:table-cell table:formula="of:=IF(AND([.$A62]&gt;=[.J$2];[.$A62]&lt;=[.J$3]);1;0)" office:value-type="float" office:value="0" calcext:value-type="float">
            <text:p>0</text:p>
          </table:table-cell>
          <table:table-cell table:formula="of:=IF(AND([.$A62]&gt;=[.K$2];[.$A62]&lt;=[.K$3]);1;0)" office:value-type="float" office:value="1" calcext:value-type="float">
            <text:p>1</text:p>
          </table:table-cell>
          <table:table-cell table:formula="of:=IF(AND([.$A62]&gt;=[.L$2];[.$A62]&lt;=[.L$3]);1;0)" office:value-type="float" office:value="0" calcext:value-type="float">
            <text:p>0</text:p>
          </table:table-cell>
          <table:table-cell table:formula="of:=IF(AND([.$A62]&gt;=[.M$2];[.$A62]&lt;=[.M$3]);1;0)" office:value-type="float" office:value="0" calcext:value-type="float">
            <text:p>0</text:p>
          </table:table-cell>
          <table:table-cell table:formula="of:=IF(AND([.$A62]&gt;=[.N$2];[.$A62]&lt;=[.N$3]);1;0)" office:value-type="float" office:value="0" calcext:value-type="float">
            <text:p>0</text:p>
          </table:table-cell>
          <table:table-cell table:formula="of:=IF(AND([.$A62]&gt;=[.O$2];[.$A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241" calcext:value-type="float">
            <text:p>0.417241</text:p>
          </table:table-cell>
          <table:table-cell table:formula="of:=IF(AND([.$A63]&gt;=[.B$2];[.$A63]&lt;=[.B$3]);1;0)" office:value-type="float" office:value="0" calcext:value-type="float">
            <text:p>0</text:p>
          </table:table-cell>
          <table:table-cell table:formula="of:=IF(AND([.$A63]&gt;=[.C$2];[.$A63]&lt;=[.C$3]);1;0)" office:value-type="float" office:value="0" calcext:value-type="float">
            <text:p>0</text:p>
          </table:table-cell>
          <table:table-cell table:formula="of:=IF(AND([.$A63]&gt;=[.D$2];[.$A63]&lt;=[.D$3]);1;0)" office:value-type="float" office:value="0" calcext:value-type="float">
            <text:p>0</text:p>
          </table:table-cell>
          <table:table-cell table:formula="of:=IF(AND([.$A63]&gt;=[.E$2];[.$A63]&lt;=[.E$3]);1;0)" office:value-type="float" office:value="1" calcext:value-type="float">
            <text:p>1</text:p>
          </table:table-cell>
          <table:table-cell table:formula="of:=IF(AND([.$A63]&gt;=[.F$2];[.$A63]&lt;=[.F$3]);1;0)" office:value-type="float" office:value="0" calcext:value-type="float">
            <text:p>0</text:p>
          </table:table-cell>
          <table:table-cell table:formula="of:=IF(AND([.$A63]&gt;=[.G$2];[.$A63]&lt;=[.G$3]);1;0)" office:value-type="float" office:value="0" calcext:value-type="float">
            <text:p>0</text:p>
          </table:table-cell>
          <table:table-cell/>
          <table:table-cell office:value-type="float" office:value="-0.044406" calcext:value-type="float">
            <text:p>-0.044406</text:p>
          </table:table-cell>
          <table:table-cell table:formula="of:=IF(AND([.$A63]&gt;=[.J$2];[.$A63]&lt;=[.J$3]);1;0)" office:value-type="float" office:value="0" calcext:value-type="float">
            <text:p>0</text:p>
          </table:table-cell>
          <table:table-cell table:formula="of:=IF(AND([.$A63]&gt;=[.K$2];[.$A63]&lt;=[.K$3]);1;0)" office:value-type="float" office:value="0" calcext:value-type="float">
            <text:p>0</text:p>
          </table:table-cell>
          <table:table-cell table:formula="of:=IF(AND([.$A63]&gt;=[.L$2];[.$A63]&lt;=[.L$3]);1;0)" office:value-type="float" office:value="0" calcext:value-type="float">
            <text:p>0</text:p>
          </table:table-cell>
          <table:table-cell table:formula="of:=IF(AND([.$A63]&gt;=[.M$2];[.$A63]&lt;=[.M$3]);1;0)" office:value-type="float" office:value="1" calcext:value-type="float">
            <text:p>1</text:p>
          </table:table-cell>
          <table:table-cell table:formula="of:=IF(AND([.$A63]&gt;=[.N$2];[.$A63]&lt;=[.N$3]);1;0)" office:value-type="float" office:value="0" calcext:value-type="float">
            <text:p>0</text:p>
          </table:table-cell>
          <table:table-cell table:formula="of:=IF(AND([.$A63]&gt;=[.O$2];[.$A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1903" calcext:value-type="float">
            <text:p>-1.41903</text:p>
          </table:table-cell>
          <table:table-cell table:formula="of:=IF(AND([.$A64]&gt;=[.B$2];[.$A64]&lt;=[.B$3]);1;0)" office:value-type="float" office:value="0" calcext:value-type="float">
            <text:p>0</text:p>
          </table:table-cell>
          <table:table-cell table:formula="of:=IF(AND([.$A64]&gt;=[.C$2];[.$A64]&lt;=[.C$3]);1;0)" office:value-type="float" office:value="1" calcext:value-type="float">
            <text:p>1</text:p>
          </table:table-cell>
          <table:table-cell table:formula="of:=IF(AND([.$A64]&gt;=[.D$2];[.$A64]&lt;=[.D$3]);1;0)" office:value-type="float" office:value="0" calcext:value-type="float">
            <text:p>0</text:p>
          </table:table-cell>
          <table:table-cell table:formula="of:=IF(AND([.$A64]&gt;=[.E$2];[.$A64]&lt;=[.E$3]);1;0)" office:value-type="float" office:value="0" calcext:value-type="float">
            <text:p>0</text:p>
          </table:table-cell>
          <table:table-cell table:formula="of:=IF(AND([.$A64]&gt;=[.F$2];[.$A64]&lt;=[.F$3]);1;0)" office:value-type="float" office:value="0" calcext:value-type="float">
            <text:p>0</text:p>
          </table:table-cell>
          <table:table-cell table:formula="of:=IF(AND([.$A64]&gt;=[.G$2];[.$A64]&lt;=[.G$3]);1;0)" office:value-type="float" office:value="0" calcext:value-type="float">
            <text:p>0</text:p>
          </table:table-cell>
          <table:table-cell/>
          <table:table-cell office:value-type="float" office:value="-1.93447" calcext:value-type="float">
            <text:p>-1.93447</text:p>
          </table:table-cell>
          <table:table-cell table:formula="of:=IF(AND([.$A64]&gt;=[.J$2];[.$A64]&lt;=[.J$3]);1;0)" office:value-type="float" office:value="0" calcext:value-type="float">
            <text:p>0</text:p>
          </table:table-cell>
          <table:table-cell table:formula="of:=IF(AND([.$A64]&gt;=[.K$2];[.$A64]&lt;=[.K$3]);1;0)" office:value-type="float" office:value="1" calcext:value-type="float">
            <text:p>1</text:p>
          </table:table-cell>
          <table:table-cell table:formula="of:=IF(AND([.$A64]&gt;=[.L$2];[.$A64]&lt;=[.L$3]);1;0)" office:value-type="float" office:value="0" calcext:value-type="float">
            <text:p>0</text:p>
          </table:table-cell>
          <table:table-cell table:formula="of:=IF(AND([.$A64]&gt;=[.M$2];[.$A64]&lt;=[.M$3]);1;0)" office:value-type="float" office:value="0" calcext:value-type="float">
            <text:p>0</text:p>
          </table:table-cell>
          <table:table-cell table:formula="of:=IF(AND([.$A64]&gt;=[.N$2];[.$A64]&lt;=[.N$3]);1;0)" office:value-type="float" office:value="0" calcext:value-type="float">
            <text:p>0</text:p>
          </table:table-cell>
          <table:table-cell table:formula="of:=IF(AND([.$A64]&gt;=[.O$2];[.$A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339" calcext:value-type="float">
            <text:p>0.122339</text:p>
          </table:table-cell>
          <table:table-cell table:formula="of:=IF(AND([.$A65]&gt;=[.B$2];[.$A65]&lt;=[.B$3]);1;0)" office:value-type="float" office:value="0" calcext:value-type="float">
            <text:p>0</text:p>
          </table:table-cell>
          <table:table-cell table:formula="of:=IF(AND([.$A65]&gt;=[.C$2];[.$A65]&lt;=[.C$3]);1;0)" office:value-type="float" office:value="0" calcext:value-type="float">
            <text:p>0</text:p>
          </table:table-cell>
          <table:table-cell table:formula="of:=IF(AND([.$A65]&gt;=[.D$2];[.$A65]&lt;=[.D$3]);1;0)" office:value-type="float" office:value="0" calcext:value-type="float">
            <text:p>0</text:p>
          </table:table-cell>
          <table:table-cell table:formula="of:=IF(AND([.$A65]&gt;=[.E$2];[.$A65]&lt;=[.E$3]);1;0)" office:value-type="float" office:value="1" calcext:value-type="float">
            <text:p>1</text:p>
          </table:table-cell>
          <table:table-cell table:formula="of:=IF(AND([.$A65]&gt;=[.F$2];[.$A65]&lt;=[.F$3]);1;0)" office:value-type="float" office:value="0" calcext:value-type="float">
            <text:p>0</text:p>
          </table:table-cell>
          <table:table-cell table:formula="of:=IF(AND([.$A65]&gt;=[.G$2];[.$A65]&lt;=[.G$3]);1;0)" office:value-type="float" office:value="0" calcext:value-type="float">
            <text:p>0</text:p>
          </table:table-cell>
          <table:table-cell/>
          <table:table-cell office:value-type="float" office:value="0.207236" calcext:value-type="float">
            <text:p>0.207236</text:p>
          </table:table-cell>
          <table:table-cell table:formula="of:=IF(AND([.$A65]&gt;=[.J$2];[.$A65]&lt;=[.J$3]);1;0)" office:value-type="float" office:value="0" calcext:value-type="float">
            <text:p>0</text:p>
          </table:table-cell>
          <table:table-cell table:formula="of:=IF(AND([.$A65]&gt;=[.K$2];[.$A65]&lt;=[.K$3]);1;0)" office:value-type="float" office:value="0" calcext:value-type="float">
            <text:p>0</text:p>
          </table:table-cell>
          <table:table-cell table:formula="of:=IF(AND([.$A65]&gt;=[.L$2];[.$A65]&lt;=[.L$3]);1;0)" office:value-type="float" office:value="0" calcext:value-type="float">
            <text:p>0</text:p>
          </table:table-cell>
          <table:table-cell table:formula="of:=IF(AND([.$A65]&gt;=[.M$2];[.$A65]&lt;=[.M$3]);1;0)" office:value-type="float" office:value="1" calcext:value-type="float">
            <text:p>1</text:p>
          </table:table-cell>
          <table:table-cell table:formula="of:=IF(AND([.$A65]&gt;=[.N$2];[.$A65]&lt;=[.N$3]);1;0)" office:value-type="float" office:value="0" calcext:value-type="float">
            <text:p>0</text:p>
          </table:table-cell>
          <table:table-cell table:formula="of:=IF(AND([.$A65]&gt;=[.O$2];[.$A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661" calcext:value-type="float">
            <text:p>0.158661</text:p>
          </table:table-cell>
          <table:table-cell table:formula="of:=IF(AND([.$A66]&gt;=[.B$2];[.$A66]&lt;=[.B$3]);1;0)" office:value-type="float" office:value="0" calcext:value-type="float">
            <text:p>0</text:p>
          </table:table-cell>
          <table:table-cell table:formula="of:=IF(AND([.$A66]&gt;=[.C$2];[.$A66]&lt;=[.C$3]);1;0)" office:value-type="float" office:value="0" calcext:value-type="float">
            <text:p>0</text:p>
          </table:table-cell>
          <table:table-cell table:formula="of:=IF(AND([.$A66]&gt;=[.D$2];[.$A66]&lt;=[.D$3]);1;0)" office:value-type="float" office:value="0" calcext:value-type="float">
            <text:p>0</text:p>
          </table:table-cell>
          <table:table-cell table:formula="of:=IF(AND([.$A66]&gt;=[.E$2];[.$A66]&lt;=[.E$3]);1;0)" office:value-type="float" office:value="1" calcext:value-type="float">
            <text:p>1</text:p>
          </table:table-cell>
          <table:table-cell table:formula="of:=IF(AND([.$A66]&gt;=[.F$2];[.$A66]&lt;=[.F$3]);1;0)" office:value-type="float" office:value="0" calcext:value-type="float">
            <text:p>0</text:p>
          </table:table-cell>
          <table:table-cell table:formula="of:=IF(AND([.$A66]&gt;=[.G$2];[.$A66]&lt;=[.G$3]);1;0)" office:value-type="float" office:value="0" calcext:value-type="float">
            <text:p>0</text:p>
          </table:table-cell>
          <table:table-cell/>
          <table:table-cell office:value-type="float" office:value="0.0973941" calcext:value-type="float">
            <text:p>0.0973941</text:p>
          </table:table-cell>
          <table:table-cell table:formula="of:=IF(AND([.$A66]&gt;=[.J$2];[.$A66]&lt;=[.J$3]);1;0)" office:value-type="float" office:value="0" calcext:value-type="float">
            <text:p>0</text:p>
          </table:table-cell>
          <table:table-cell table:formula="of:=IF(AND([.$A66]&gt;=[.K$2];[.$A66]&lt;=[.K$3]);1;0)" office:value-type="float" office:value="0" calcext:value-type="float">
            <text:p>0</text:p>
          </table:table-cell>
          <table:table-cell table:formula="of:=IF(AND([.$A66]&gt;=[.L$2];[.$A66]&lt;=[.L$3]);1;0)" office:value-type="float" office:value="0" calcext:value-type="float">
            <text:p>0</text:p>
          </table:table-cell>
          <table:table-cell table:formula="of:=IF(AND([.$A66]&gt;=[.M$2];[.$A66]&lt;=[.M$3]);1;0)" office:value-type="float" office:value="1" calcext:value-type="float">
            <text:p>1</text:p>
          </table:table-cell>
          <table:table-cell table:formula="of:=IF(AND([.$A66]&gt;=[.N$2];[.$A66]&lt;=[.N$3]);1;0)" office:value-type="float" office:value="0" calcext:value-type="float">
            <text:p>0</text:p>
          </table:table-cell>
          <table:table-cell table:formula="of:=IF(AND([.$A66]&gt;=[.O$2];[.$A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52" calcext:value-type="float">
            <text:p>0.32252</text:p>
          </table:table-cell>
          <table:table-cell table:formula="of:=IF(AND([.$A67]&gt;=[.B$2];[.$A67]&lt;=[.B$3]);1;0)" office:value-type="float" office:value="0" calcext:value-type="float">
            <text:p>0</text:p>
          </table:table-cell>
          <table:table-cell table:formula="of:=IF(AND([.$A67]&gt;=[.C$2];[.$A67]&lt;=[.C$3]);1;0)" office:value-type="float" office:value="0" calcext:value-type="float">
            <text:p>0</text:p>
          </table:table-cell>
          <table:table-cell table:formula="of:=IF(AND([.$A67]&gt;=[.D$2];[.$A67]&lt;=[.D$3]);1;0)" office:value-type="float" office:value="0" calcext:value-type="float">
            <text:p>0</text:p>
          </table:table-cell>
          <table:table-cell table:formula="of:=IF(AND([.$A67]&gt;=[.E$2];[.$A67]&lt;=[.E$3]);1;0)" office:value-type="float" office:value="1" calcext:value-type="float">
            <text:p>1</text:p>
          </table:table-cell>
          <table:table-cell table:formula="of:=IF(AND([.$A67]&gt;=[.F$2];[.$A67]&lt;=[.F$3]);1;0)" office:value-type="float" office:value="0" calcext:value-type="float">
            <text:p>0</text:p>
          </table:table-cell>
          <table:table-cell table:formula="of:=IF(AND([.$A67]&gt;=[.G$2];[.$A67]&lt;=[.G$3]);1;0)" office:value-type="float" office:value="0" calcext:value-type="float">
            <text:p>0</text:p>
          </table:table-cell>
          <table:table-cell/>
          <table:table-cell office:value-type="float" office:value="-0.109138" calcext:value-type="float">
            <text:p>-0.109138</text:p>
          </table:table-cell>
          <table:table-cell table:formula="of:=IF(AND([.$A67]&gt;=[.J$2];[.$A67]&lt;=[.J$3]);1;0)" office:value-type="float" office:value="0" calcext:value-type="float">
            <text:p>0</text:p>
          </table:table-cell>
          <table:table-cell table:formula="of:=IF(AND([.$A67]&gt;=[.K$2];[.$A67]&lt;=[.K$3]);1;0)" office:value-type="float" office:value="0" calcext:value-type="float">
            <text:p>0</text:p>
          </table:table-cell>
          <table:table-cell table:formula="of:=IF(AND([.$A67]&gt;=[.L$2];[.$A67]&lt;=[.L$3]);1;0)" office:value-type="float" office:value="0" calcext:value-type="float">
            <text:p>0</text:p>
          </table:table-cell>
          <table:table-cell table:formula="of:=IF(AND([.$A67]&gt;=[.M$2];[.$A67]&lt;=[.M$3]);1;0)" office:value-type="float" office:value="1" calcext:value-type="float">
            <text:p>1</text:p>
          </table:table-cell>
          <table:table-cell table:formula="of:=IF(AND([.$A67]&gt;=[.N$2];[.$A67]&lt;=[.N$3]);1;0)" office:value-type="float" office:value="0" calcext:value-type="float">
            <text:p>0</text:p>
          </table:table-cell>
          <table:table-cell table:formula="of:=IF(AND([.$A67]&gt;=[.O$2];[.$A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66" calcext:value-type="float">
            <text:p>1.45866</text:p>
          </table:table-cell>
          <table:table-cell table:formula="of:=IF(AND([.$A68]&gt;=[.B$2];[.$A68]&lt;=[.B$3]);1;0)" office:value-type="float" office:value="0" calcext:value-type="float">
            <text:p>0</text:p>
          </table:table-cell>
          <table:table-cell table:formula="of:=IF(AND([.$A68]&gt;=[.C$2];[.$A68]&lt;=[.C$3]);1;0)" office:value-type="float" office:value="0" calcext:value-type="float">
            <text:p>0</text:p>
          </table:table-cell>
          <table:table-cell table:formula="of:=IF(AND([.$A68]&gt;=[.D$2];[.$A68]&lt;=[.D$3]);1;0)" office:value-type="float" office:value="0" calcext:value-type="float">
            <text:p>0</text:p>
          </table:table-cell>
          <table:table-cell table:formula="of:=IF(AND([.$A68]&gt;=[.E$2];[.$A68]&lt;=[.E$3]);1;0)" office:value-type="float" office:value="0" calcext:value-type="float">
            <text:p>0</text:p>
          </table:table-cell>
          <table:table-cell table:formula="of:=IF(AND([.$A68]&gt;=[.F$2];[.$A68]&lt;=[.F$3]);1;0)" office:value-type="float" office:value="1" calcext:value-type="float">
            <text:p>1</text:p>
          </table:table-cell>
          <table:table-cell table:formula="of:=IF(AND([.$A68]&gt;=[.G$2];[.$A68]&lt;=[.G$3]);1;0)" office:value-type="float" office:value="0" calcext:value-type="float">
            <text:p>0</text:p>
          </table:table-cell>
          <table:table-cell/>
          <table:table-cell office:value-type="float" office:value="0.675218" calcext:value-type="float">
            <text:p>0.675218</text:p>
          </table:table-cell>
          <table:table-cell table:formula="of:=IF(AND([.$A68]&gt;=[.J$2];[.$A68]&lt;=[.J$3]);1;0)" office:value-type="float" office:value="0" calcext:value-type="float">
            <text:p>0</text:p>
          </table:table-cell>
          <table:table-cell table:formula="of:=IF(AND([.$A68]&gt;=[.K$2];[.$A68]&lt;=[.K$3]);1;0)" office:value-type="float" office:value="0" calcext:value-type="float">
            <text:p>0</text:p>
          </table:table-cell>
          <table:table-cell table:formula="of:=IF(AND([.$A68]&gt;=[.L$2];[.$A68]&lt;=[.L$3]);1;0)" office:value-type="float" office:value="0" calcext:value-type="float">
            <text:p>0</text:p>
          </table:table-cell>
          <table:table-cell table:formula="of:=IF(AND([.$A68]&gt;=[.M$2];[.$A68]&lt;=[.M$3]);1;0)" office:value-type="float" office:value="0" calcext:value-type="float">
            <text:p>0</text:p>
          </table:table-cell>
          <table:table-cell table:formula="of:=IF(AND([.$A68]&gt;=[.N$2];[.$A68]&lt;=[.N$3]);1;0)" office:value-type="float" office:value="1" calcext:value-type="float">
            <text:p>1</text:p>
          </table:table-cell>
          <table:table-cell table:formula="of:=IF(AND([.$A68]&gt;=[.O$2];[.$A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8983" calcext:value-type="float">
            <text:p>-1.18983</text:p>
          </table:table-cell>
          <table:table-cell table:formula="of:=IF(AND([.$A69]&gt;=[.B$2];[.$A69]&lt;=[.B$3]);1;0)" office:value-type="float" office:value="0" calcext:value-type="float">
            <text:p>0</text:p>
          </table:table-cell>
          <table:table-cell table:formula="of:=IF(AND([.$A69]&gt;=[.C$2];[.$A69]&lt;=[.C$3]);1;0)" office:value-type="float" office:value="1" calcext:value-type="float">
            <text:p>1</text:p>
          </table:table-cell>
          <table:table-cell table:formula="of:=IF(AND([.$A69]&gt;=[.D$2];[.$A69]&lt;=[.D$3]);1;0)" office:value-type="float" office:value="0" calcext:value-type="float">
            <text:p>0</text:p>
          </table:table-cell>
          <table:table-cell table:formula="of:=IF(AND([.$A69]&gt;=[.E$2];[.$A69]&lt;=[.E$3]);1;0)" office:value-type="float" office:value="0" calcext:value-type="float">
            <text:p>0</text:p>
          </table:table-cell>
          <table:table-cell table:formula="of:=IF(AND([.$A69]&gt;=[.F$2];[.$A69]&lt;=[.F$3]);1;0)" office:value-type="float" office:value="0" calcext:value-type="float">
            <text:p>0</text:p>
          </table:table-cell>
          <table:table-cell table:formula="of:=IF(AND([.$A69]&gt;=[.G$2];[.$A69]&lt;=[.G$3]);1;0)" office:value-type="float" office:value="0" calcext:value-type="float">
            <text:p>0</text:p>
          </table:table-cell>
          <table:table-cell/>
          <table:table-cell office:value-type="float" office:value="1.02097" calcext:value-type="float">
            <text:p>1.02097</text:p>
          </table:table-cell>
          <table:table-cell table:formula="of:=IF(AND([.$A69]&gt;=[.J$2];[.$A69]&lt;=[.J$3]);1;0)" office:value-type="float" office:value="0" calcext:value-type="float">
            <text:p>0</text:p>
          </table:table-cell>
          <table:table-cell table:formula="of:=IF(AND([.$A69]&gt;=[.K$2];[.$A69]&lt;=[.K$3]);1;0)" office:value-type="float" office:value="1" calcext:value-type="float">
            <text:p>1</text:p>
          </table:table-cell>
          <table:table-cell table:formula="of:=IF(AND([.$A69]&gt;=[.L$2];[.$A69]&lt;=[.L$3]);1;0)" office:value-type="float" office:value="0" calcext:value-type="float">
            <text:p>0</text:p>
          </table:table-cell>
          <table:table-cell table:formula="of:=IF(AND([.$A69]&gt;=[.M$2];[.$A69]&lt;=[.M$3]);1;0)" office:value-type="float" office:value="0" calcext:value-type="float">
            <text:p>0</text:p>
          </table:table-cell>
          <table:table-cell table:formula="of:=IF(AND([.$A69]&gt;=[.N$2];[.$A69]&lt;=[.N$3]);1;0)" office:value-type="float" office:value="0" calcext:value-type="float">
            <text:p>0</text:p>
          </table:table-cell>
          <table:table-cell table:formula="of:=IF(AND([.$A69]&gt;=[.O$2];[.$A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6102" calcext:value-type="float">
            <text:p>-1.46102</text:p>
          </table:table-cell>
          <table:table-cell table:formula="of:=IF(AND([.$A70]&gt;=[.B$2];[.$A70]&lt;=[.B$3]);1;0)" office:value-type="float" office:value="0" calcext:value-type="float">
            <text:p>0</text:p>
          </table:table-cell>
          <table:table-cell table:formula="of:=IF(AND([.$A70]&gt;=[.C$2];[.$A70]&lt;=[.C$3]);1;0)" office:value-type="float" office:value="1" calcext:value-type="float">
            <text:p>1</text:p>
          </table:table-cell>
          <table:table-cell table:formula="of:=IF(AND([.$A70]&gt;=[.D$2];[.$A70]&lt;=[.D$3]);1;0)" office:value-type="float" office:value="0" calcext:value-type="float">
            <text:p>0</text:p>
          </table:table-cell>
          <table:table-cell table:formula="of:=IF(AND([.$A70]&gt;=[.E$2];[.$A70]&lt;=[.E$3]);1;0)" office:value-type="float" office:value="0" calcext:value-type="float">
            <text:p>0</text:p>
          </table:table-cell>
          <table:table-cell table:formula="of:=IF(AND([.$A70]&gt;=[.F$2];[.$A70]&lt;=[.F$3]);1;0)" office:value-type="float" office:value="0" calcext:value-type="float">
            <text:p>0</text:p>
          </table:table-cell>
          <table:table-cell table:formula="of:=IF(AND([.$A70]&gt;=[.G$2];[.$A70]&lt;=[.G$3]);1;0)" office:value-type="float" office:value="0" calcext:value-type="float">
            <text:p>0</text:p>
          </table:table-cell>
          <table:table-cell/>
          <table:table-cell office:value-type="float" office:value="0.528451" calcext:value-type="float">
            <text:p>0.528451</text:p>
          </table:table-cell>
          <table:table-cell table:formula="of:=IF(AND([.$A70]&gt;=[.J$2];[.$A70]&lt;=[.J$3]);1;0)" office:value-type="float" office:value="0" calcext:value-type="float">
            <text:p>0</text:p>
          </table:table-cell>
          <table:table-cell table:formula="of:=IF(AND([.$A70]&gt;=[.K$2];[.$A70]&lt;=[.K$3]);1;0)" office:value-type="float" office:value="1" calcext:value-type="float">
            <text:p>1</text:p>
          </table:table-cell>
          <table:table-cell table:formula="of:=IF(AND([.$A70]&gt;=[.L$2];[.$A70]&lt;=[.L$3]);1;0)" office:value-type="float" office:value="0" calcext:value-type="float">
            <text:p>0</text:p>
          </table:table-cell>
          <table:table-cell table:formula="of:=IF(AND([.$A70]&gt;=[.M$2];[.$A70]&lt;=[.M$3]);1;0)" office:value-type="float" office:value="0" calcext:value-type="float">
            <text:p>0</text:p>
          </table:table-cell>
          <table:table-cell table:formula="of:=IF(AND([.$A70]&gt;=[.N$2];[.$A70]&lt;=[.N$3]);1;0)" office:value-type="float" office:value="0" calcext:value-type="float">
            <text:p>0</text:p>
          </table:table-cell>
          <table:table-cell table:formula="of:=IF(AND([.$A70]&gt;=[.O$2];[.$A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972" calcext:value-type="float">
            <text:p>-0.13972</text:p>
          </table:table-cell>
          <table:table-cell table:formula="of:=IF(AND([.$A71]&gt;=[.B$2];[.$A71]&lt;=[.B$3]);1;0)" office:value-type="float" office:value="0" calcext:value-type="float">
            <text:p>0</text:p>
          </table:table-cell>
          <table:table-cell table:formula="of:=IF(AND([.$A71]&gt;=[.C$2];[.$A71]&lt;=[.C$3]);1;0)" office:value-type="float" office:value="0" calcext:value-type="float">
            <text:p>0</text:p>
          </table:table-cell>
          <table:table-cell table:formula="of:=IF(AND([.$A71]&gt;=[.D$2];[.$A71]&lt;=[.D$3]);1;0)" office:value-type="float" office:value="1" calcext:value-type="float">
            <text:p>1</text:p>
          </table:table-cell>
          <table:table-cell table:formula="of:=IF(AND([.$A71]&gt;=[.E$2];[.$A71]&lt;=[.E$3]);1;0)" office:value-type="float" office:value="0" calcext:value-type="float">
            <text:p>0</text:p>
          </table:table-cell>
          <table:table-cell table:formula="of:=IF(AND([.$A71]&gt;=[.F$2];[.$A71]&lt;=[.F$3]);1;0)" office:value-type="float" office:value="0" calcext:value-type="float">
            <text:p>0</text:p>
          </table:table-cell>
          <table:table-cell table:formula="of:=IF(AND([.$A71]&gt;=[.G$2];[.$A71]&lt;=[.G$3]);1;0)" office:value-type="float" office:value="0" calcext:value-type="float">
            <text:p>0</text:p>
          </table:table-cell>
          <table:table-cell/>
          <table:table-cell office:value-type="float" office:value="0.181803" calcext:value-type="float">
            <text:p>0.181803</text:p>
          </table:table-cell>
          <table:table-cell table:formula="of:=IF(AND([.$A71]&gt;=[.J$2];[.$A71]&lt;=[.J$3]);1;0)" office:value-type="float" office:value="0" calcext:value-type="float">
            <text:p>0</text:p>
          </table:table-cell>
          <table:table-cell table:formula="of:=IF(AND([.$A71]&gt;=[.K$2];[.$A71]&lt;=[.K$3]);1;0)" office:value-type="float" office:value="0" calcext:value-type="float">
            <text:p>0</text:p>
          </table:table-cell>
          <table:table-cell table:formula="of:=IF(AND([.$A71]&gt;=[.L$2];[.$A71]&lt;=[.L$3]);1;0)" office:value-type="float" office:value="1" calcext:value-type="float">
            <text:p>1</text:p>
          </table:table-cell>
          <table:table-cell table:formula="of:=IF(AND([.$A71]&gt;=[.M$2];[.$A71]&lt;=[.M$3]);1;0)" office:value-type="float" office:value="0" calcext:value-type="float">
            <text:p>0</text:p>
          </table:table-cell>
          <table:table-cell table:formula="of:=IF(AND([.$A71]&gt;=[.N$2];[.$A71]&lt;=[.N$3]);1;0)" office:value-type="float" office:value="0" calcext:value-type="float">
            <text:p>0</text:p>
          </table:table-cell>
          <table:table-cell table:formula="of:=IF(AND([.$A71]&gt;=[.O$2];[.$A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33" calcext:value-type="float">
            <text:p>0.29133</text:p>
          </table:table-cell>
          <table:table-cell table:formula="of:=IF(AND([.$A72]&gt;=[.B$2];[.$A72]&lt;=[.B$3]);1;0)" office:value-type="float" office:value="0" calcext:value-type="float">
            <text:p>0</text:p>
          </table:table-cell>
          <table:table-cell table:formula="of:=IF(AND([.$A72]&gt;=[.C$2];[.$A72]&lt;=[.C$3]);1;0)" office:value-type="float" office:value="0" calcext:value-type="float">
            <text:p>0</text:p>
          </table:table-cell>
          <table:table-cell table:formula="of:=IF(AND([.$A72]&gt;=[.D$2];[.$A72]&lt;=[.D$3]);1;0)" office:value-type="float" office:value="0" calcext:value-type="float">
            <text:p>0</text:p>
          </table:table-cell>
          <table:table-cell table:formula="of:=IF(AND([.$A72]&gt;=[.E$2];[.$A72]&lt;=[.E$3]);1;0)" office:value-type="float" office:value="1" calcext:value-type="float">
            <text:p>1</text:p>
          </table:table-cell>
          <table:table-cell table:formula="of:=IF(AND([.$A72]&gt;=[.F$2];[.$A72]&lt;=[.F$3]);1;0)" office:value-type="float" office:value="0" calcext:value-type="float">
            <text:p>0</text:p>
          </table:table-cell>
          <table:table-cell table:formula="of:=IF(AND([.$A72]&gt;=[.G$2];[.$A72]&lt;=[.G$3]);1;0)" office:value-type="float" office:value="0" calcext:value-type="float">
            <text:p>0</text:p>
          </table:table-cell>
          <table:table-cell/>
          <table:table-cell office:value-type="float" office:value="-0.111869" calcext:value-type="float">
            <text:p>-0.111869</text:p>
          </table:table-cell>
          <table:table-cell table:formula="of:=IF(AND([.$A72]&gt;=[.J$2];[.$A72]&lt;=[.J$3]);1;0)" office:value-type="float" office:value="0" calcext:value-type="float">
            <text:p>0</text:p>
          </table:table-cell>
          <table:table-cell table:formula="of:=IF(AND([.$A72]&gt;=[.K$2];[.$A72]&lt;=[.K$3]);1;0)" office:value-type="float" office:value="0" calcext:value-type="float">
            <text:p>0</text:p>
          </table:table-cell>
          <table:table-cell table:formula="of:=IF(AND([.$A72]&gt;=[.L$2];[.$A72]&lt;=[.L$3]);1;0)" office:value-type="float" office:value="0" calcext:value-type="float">
            <text:p>0</text:p>
          </table:table-cell>
          <table:table-cell table:formula="of:=IF(AND([.$A72]&gt;=[.M$2];[.$A72]&lt;=[.M$3]);1;0)" office:value-type="float" office:value="1" calcext:value-type="float">
            <text:p>1</text:p>
          </table:table-cell>
          <table:table-cell table:formula="of:=IF(AND([.$A72]&gt;=[.N$2];[.$A72]&lt;=[.N$3]);1;0)" office:value-type="float" office:value="0" calcext:value-type="float">
            <text:p>0</text:p>
          </table:table-cell>
          <table:table-cell table:formula="of:=IF(AND([.$A72]&gt;=[.O$2];[.$A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4674" calcext:value-type="float">
            <text:p>-1.94674</text:p>
          </table:table-cell>
          <table:table-cell table:formula="of:=IF(AND([.$A73]&gt;=[.B$2];[.$A73]&lt;=[.B$3]);1;0)" office:value-type="float" office:value="0" calcext:value-type="float">
            <text:p>0</text:p>
          </table:table-cell>
          <table:table-cell table:formula="of:=IF(AND([.$A73]&gt;=[.C$2];[.$A73]&lt;=[.C$3]);1;0)" office:value-type="float" office:value="1" calcext:value-type="float">
            <text:p>1</text:p>
          </table:table-cell>
          <table:table-cell table:formula="of:=IF(AND([.$A73]&gt;=[.D$2];[.$A73]&lt;=[.D$3]);1;0)" office:value-type="float" office:value="0" calcext:value-type="float">
            <text:p>0</text:p>
          </table:table-cell>
          <table:table-cell table:formula="of:=IF(AND([.$A73]&gt;=[.E$2];[.$A73]&lt;=[.E$3]);1;0)" office:value-type="float" office:value="0" calcext:value-type="float">
            <text:p>0</text:p>
          </table:table-cell>
          <table:table-cell table:formula="of:=IF(AND([.$A73]&gt;=[.F$2];[.$A73]&lt;=[.F$3]);1;0)" office:value-type="float" office:value="0" calcext:value-type="float">
            <text:p>0</text:p>
          </table:table-cell>
          <table:table-cell table:formula="of:=IF(AND([.$A73]&gt;=[.G$2];[.$A73]&lt;=[.G$3]);1;0)" office:value-type="float" office:value="0" calcext:value-type="float">
            <text:p>0</text:p>
          </table:table-cell>
          <table:table-cell/>
          <table:table-cell office:value-type="float" office:value="-1.59203" calcext:value-type="float">
            <text:p>-1.59203</text:p>
          </table:table-cell>
          <table:table-cell table:formula="of:=IF(AND([.$A73]&gt;=[.J$2];[.$A73]&lt;=[.J$3]);1;0)" office:value-type="float" office:value="0" calcext:value-type="float">
            <text:p>0</text:p>
          </table:table-cell>
          <table:table-cell table:formula="of:=IF(AND([.$A73]&gt;=[.K$2];[.$A73]&lt;=[.K$3]);1;0)" office:value-type="float" office:value="1" calcext:value-type="float">
            <text:p>1</text:p>
          </table:table-cell>
          <table:table-cell table:formula="of:=IF(AND([.$A73]&gt;=[.L$2];[.$A73]&lt;=[.L$3]);1;0)" office:value-type="float" office:value="0" calcext:value-type="float">
            <text:p>0</text:p>
          </table:table-cell>
          <table:table-cell table:formula="of:=IF(AND([.$A73]&gt;=[.M$2];[.$A73]&lt;=[.M$3]);1;0)" office:value-type="float" office:value="0" calcext:value-type="float">
            <text:p>0</text:p>
          </table:table-cell>
          <table:table-cell table:formula="of:=IF(AND([.$A73]&gt;=[.N$2];[.$A73]&lt;=[.N$3]);1;0)" office:value-type="float" office:value="0" calcext:value-type="float">
            <text:p>0</text:p>
          </table:table-cell>
          <table:table-cell table:formula="of:=IF(AND([.$A73]&gt;=[.O$2];[.$A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4497" calcext:value-type="float">
            <text:p>-1.04497</text:p>
          </table:table-cell>
          <table:table-cell table:formula="of:=IF(AND([.$A74]&gt;=[.B$2];[.$A74]&lt;=[.B$3]);1;0)" office:value-type="float" office:value="0" calcext:value-type="float">
            <text:p>0</text:p>
          </table:table-cell>
          <table:table-cell table:formula="of:=IF(AND([.$A74]&gt;=[.C$2];[.$A74]&lt;=[.C$3]);1;0)" office:value-type="float" office:value="1" calcext:value-type="float">
            <text:p>1</text:p>
          </table:table-cell>
          <table:table-cell table:formula="of:=IF(AND([.$A74]&gt;=[.D$2];[.$A74]&lt;=[.D$3]);1;0)" office:value-type="float" office:value="0" calcext:value-type="float">
            <text:p>0</text:p>
          </table:table-cell>
          <table:table-cell table:formula="of:=IF(AND([.$A74]&gt;=[.E$2];[.$A74]&lt;=[.E$3]);1;0)" office:value-type="float" office:value="0" calcext:value-type="float">
            <text:p>0</text:p>
          </table:table-cell>
          <table:table-cell table:formula="of:=IF(AND([.$A74]&gt;=[.F$2];[.$A74]&lt;=[.F$3]);1;0)" office:value-type="float" office:value="0" calcext:value-type="float">
            <text:p>0</text:p>
          </table:table-cell>
          <table:table-cell table:formula="of:=IF(AND([.$A74]&gt;=[.G$2];[.$A74]&lt;=[.G$3]);1;0)" office:value-type="float" office:value="0" calcext:value-type="float">
            <text:p>0</text:p>
          </table:table-cell>
          <table:table-cell/>
          <table:table-cell office:value-type="float" office:value="0.728656" calcext:value-type="float">
            <text:p>0.728656</text:p>
          </table:table-cell>
          <table:table-cell table:formula="of:=IF(AND([.$A74]&gt;=[.J$2];[.$A74]&lt;=[.J$3]);1;0)" office:value-type="float" office:value="0" calcext:value-type="float">
            <text:p>0</text:p>
          </table:table-cell>
          <table:table-cell table:formula="of:=IF(AND([.$A74]&gt;=[.K$2];[.$A74]&lt;=[.K$3]);1;0)" office:value-type="float" office:value="1" calcext:value-type="float">
            <text:p>1</text:p>
          </table:table-cell>
          <table:table-cell table:formula="of:=IF(AND([.$A74]&gt;=[.L$2];[.$A74]&lt;=[.L$3]);1;0)" office:value-type="float" office:value="0" calcext:value-type="float">
            <text:p>0</text:p>
          </table:table-cell>
          <table:table-cell table:formula="of:=IF(AND([.$A74]&gt;=[.M$2];[.$A74]&lt;=[.M$3]);1;0)" office:value-type="float" office:value="0" calcext:value-type="float">
            <text:p>0</text:p>
          </table:table-cell>
          <table:table-cell table:formula="of:=IF(AND([.$A74]&gt;=[.N$2];[.$A74]&lt;=[.N$3]);1;0)" office:value-type="float" office:value="0" calcext:value-type="float">
            <text:p>0</text:p>
          </table:table-cell>
          <table:table-cell table:formula="of:=IF(AND([.$A74]&gt;=[.O$2];[.$A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3189" calcext:value-type="float">
            <text:p>-1.33189</text:p>
          </table:table-cell>
          <table:table-cell table:formula="of:=IF(AND([.$A75]&gt;=[.B$2];[.$A75]&lt;=[.B$3]);1;0)" office:value-type="float" office:value="0" calcext:value-type="float">
            <text:p>0</text:p>
          </table:table-cell>
          <table:table-cell table:formula="of:=IF(AND([.$A75]&gt;=[.C$2];[.$A75]&lt;=[.C$3]);1;0)" office:value-type="float" office:value="1" calcext:value-type="float">
            <text:p>1</text:p>
          </table:table-cell>
          <table:table-cell table:formula="of:=IF(AND([.$A75]&gt;=[.D$2];[.$A75]&lt;=[.D$3]);1;0)" office:value-type="float" office:value="0" calcext:value-type="float">
            <text:p>0</text:p>
          </table:table-cell>
          <table:table-cell table:formula="of:=IF(AND([.$A75]&gt;=[.E$2];[.$A75]&lt;=[.E$3]);1;0)" office:value-type="float" office:value="0" calcext:value-type="float">
            <text:p>0</text:p>
          </table:table-cell>
          <table:table-cell table:formula="of:=IF(AND([.$A75]&gt;=[.F$2];[.$A75]&lt;=[.F$3]);1;0)" office:value-type="float" office:value="0" calcext:value-type="float">
            <text:p>0</text:p>
          </table:table-cell>
          <table:table-cell table:formula="of:=IF(AND([.$A75]&gt;=[.G$2];[.$A75]&lt;=[.G$3]);1;0)" office:value-type="float" office:value="0" calcext:value-type="float">
            <text:p>0</text:p>
          </table:table-cell>
          <table:table-cell/>
          <table:table-cell office:value-type="float" office:value="-0.338804" calcext:value-type="float">
            <text:p>-0.338804</text:p>
          </table:table-cell>
          <table:table-cell table:formula="of:=IF(AND([.$A75]&gt;=[.J$2];[.$A75]&lt;=[.J$3]);1;0)" office:value-type="float" office:value="0" calcext:value-type="float">
            <text:p>0</text:p>
          </table:table-cell>
          <table:table-cell table:formula="of:=IF(AND([.$A75]&gt;=[.K$2];[.$A75]&lt;=[.K$3]);1;0)" office:value-type="float" office:value="1" calcext:value-type="float">
            <text:p>1</text:p>
          </table:table-cell>
          <table:table-cell table:formula="of:=IF(AND([.$A75]&gt;=[.L$2];[.$A75]&lt;=[.L$3]);1;0)" office:value-type="float" office:value="0" calcext:value-type="float">
            <text:p>0</text:p>
          </table:table-cell>
          <table:table-cell table:formula="of:=IF(AND([.$A75]&gt;=[.M$2];[.$A75]&lt;=[.M$3]);1;0)" office:value-type="float" office:value="0" calcext:value-type="float">
            <text:p>0</text:p>
          </table:table-cell>
          <table:table-cell table:formula="of:=IF(AND([.$A75]&gt;=[.N$2];[.$A75]&lt;=[.N$3]);1;0)" office:value-type="float" office:value="0" calcext:value-type="float">
            <text:p>0</text:p>
          </table:table-cell>
          <table:table-cell table:formula="of:=IF(AND([.$A75]&gt;=[.O$2];[.$A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7128" calcext:value-type="float">
            <text:p>-0.367128</text:p>
          </table:table-cell>
          <table:table-cell table:formula="of:=IF(AND([.$A76]&gt;=[.B$2];[.$A76]&lt;=[.B$3]);1;0)" office:value-type="float" office:value="0" calcext:value-type="float">
            <text:p>0</text:p>
          </table:table-cell>
          <table:table-cell table:formula="of:=IF(AND([.$A76]&gt;=[.C$2];[.$A76]&lt;=[.C$3]);1;0)" office:value-type="float" office:value="0" calcext:value-type="float">
            <text:p>0</text:p>
          </table:table-cell>
          <table:table-cell table:formula="of:=IF(AND([.$A76]&gt;=[.D$2];[.$A76]&lt;=[.D$3]);1;0)" office:value-type="float" office:value="1" calcext:value-type="float">
            <text:p>1</text:p>
          </table:table-cell>
          <table:table-cell table:formula="of:=IF(AND([.$A76]&gt;=[.E$2];[.$A76]&lt;=[.E$3]);1;0)" office:value-type="float" office:value="0" calcext:value-type="float">
            <text:p>0</text:p>
          </table:table-cell>
          <table:table-cell table:formula="of:=IF(AND([.$A76]&gt;=[.F$2];[.$A76]&lt;=[.F$3]);1;0)" office:value-type="float" office:value="0" calcext:value-type="float">
            <text:p>0</text:p>
          </table:table-cell>
          <table:table-cell table:formula="of:=IF(AND([.$A76]&gt;=[.G$2];[.$A76]&lt;=[.G$3]);1;0)" office:value-type="float" office:value="0" calcext:value-type="float">
            <text:p>0</text:p>
          </table:table-cell>
          <table:table-cell/>
          <table:table-cell office:value-type="float" office:value="-2.14863" calcext:value-type="float">
            <text:p>-2.14863</text:p>
          </table:table-cell>
          <table:table-cell table:formula="of:=IF(AND([.$A76]&gt;=[.J$2];[.$A76]&lt;=[.J$3]);1;0)" office:value-type="float" office:value="0" calcext:value-type="float">
            <text:p>0</text:p>
          </table:table-cell>
          <table:table-cell table:formula="of:=IF(AND([.$A76]&gt;=[.K$2];[.$A76]&lt;=[.K$3]);1;0)" office:value-type="float" office:value="0" calcext:value-type="float">
            <text:p>0</text:p>
          </table:table-cell>
          <table:table-cell table:formula="of:=IF(AND([.$A76]&gt;=[.L$2];[.$A76]&lt;=[.L$3]);1;0)" office:value-type="float" office:value="1" calcext:value-type="float">
            <text:p>1</text:p>
          </table:table-cell>
          <table:table-cell table:formula="of:=IF(AND([.$A76]&gt;=[.M$2];[.$A76]&lt;=[.M$3]);1;0)" office:value-type="float" office:value="0" calcext:value-type="float">
            <text:p>0</text:p>
          </table:table-cell>
          <table:table-cell table:formula="of:=IF(AND([.$A76]&gt;=[.N$2];[.$A76]&lt;=[.N$3]);1;0)" office:value-type="float" office:value="0" calcext:value-type="float">
            <text:p>0</text:p>
          </table:table-cell>
          <table:table-cell table:formula="of:=IF(AND([.$A76]&gt;=[.O$2];[.$A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7116" calcext:value-type="float">
            <text:p>0.537116</text:p>
          </table:table-cell>
          <table:table-cell table:formula="of:=IF(AND([.$A77]&gt;=[.B$2];[.$A77]&lt;=[.B$3]);1;0)" office:value-type="float" office:value="0" calcext:value-type="float">
            <text:p>0</text:p>
          </table:table-cell>
          <table:table-cell table:formula="of:=IF(AND([.$A77]&gt;=[.C$2];[.$A77]&lt;=[.C$3]);1;0)" office:value-type="float" office:value="0" calcext:value-type="float">
            <text:p>0</text:p>
          </table:table-cell>
          <table:table-cell table:formula="of:=IF(AND([.$A77]&gt;=[.D$2];[.$A77]&lt;=[.D$3]);1;0)" office:value-type="float" office:value="0" calcext:value-type="float">
            <text:p>0</text:p>
          </table:table-cell>
          <table:table-cell table:formula="of:=IF(AND([.$A77]&gt;=[.E$2];[.$A77]&lt;=[.E$3]);1;0)" office:value-type="float" office:value="1" calcext:value-type="float">
            <text:p>1</text:p>
          </table:table-cell>
          <table:table-cell table:formula="of:=IF(AND([.$A77]&gt;=[.F$2];[.$A77]&lt;=[.F$3]);1;0)" office:value-type="float" office:value="0" calcext:value-type="float">
            <text:p>0</text:p>
          </table:table-cell>
          <table:table-cell table:formula="of:=IF(AND([.$A77]&gt;=[.G$2];[.$A77]&lt;=[.G$3]);1;0)" office:value-type="float" office:value="0" calcext:value-type="float">
            <text:p>0</text:p>
          </table:table-cell>
          <table:table-cell/>
          <table:table-cell office:value-type="float" office:value="0.756424" calcext:value-type="float">
            <text:p>0.756424</text:p>
          </table:table-cell>
          <table:table-cell table:formula="of:=IF(AND([.$A77]&gt;=[.J$2];[.$A77]&lt;=[.J$3]);1;0)" office:value-type="float" office:value="0" calcext:value-type="float">
            <text:p>0</text:p>
          </table:table-cell>
          <table:table-cell table:formula="of:=IF(AND([.$A77]&gt;=[.K$2];[.$A77]&lt;=[.K$3]);1;0)" office:value-type="float" office:value="0" calcext:value-type="float">
            <text:p>0</text:p>
          </table:table-cell>
          <table:table-cell table:formula="of:=IF(AND([.$A77]&gt;=[.L$2];[.$A77]&lt;=[.L$3]);1;0)" office:value-type="float" office:value="0" calcext:value-type="float">
            <text:p>0</text:p>
          </table:table-cell>
          <table:table-cell table:formula="of:=IF(AND([.$A77]&gt;=[.M$2];[.$A77]&lt;=[.M$3]);1;0)" office:value-type="float" office:value="1" calcext:value-type="float">
            <text:p>1</text:p>
          </table:table-cell>
          <table:table-cell table:formula="of:=IF(AND([.$A77]&gt;=[.N$2];[.$A77]&lt;=[.N$3]);1;0)" office:value-type="float" office:value="0" calcext:value-type="float">
            <text:p>0</text:p>
          </table:table-cell>
          <table:table-cell table:formula="of:=IF(AND([.$A77]&gt;=[.O$2];[.$A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54" calcext:value-type="float">
            <text:p>0.97954</text:p>
          </table:table-cell>
          <table:table-cell table:formula="of:=IF(AND([.$A78]&gt;=[.B$2];[.$A78]&lt;=[.B$3]);1;0)" office:value-type="float" office:value="0" calcext:value-type="float">
            <text:p>0</text:p>
          </table:table-cell>
          <table:table-cell table:formula="of:=IF(AND([.$A78]&gt;=[.C$2];[.$A78]&lt;=[.C$3]);1;0)" office:value-type="float" office:value="0" calcext:value-type="float">
            <text:p>0</text:p>
          </table:table-cell>
          <table:table-cell table:formula="of:=IF(AND([.$A78]&gt;=[.D$2];[.$A78]&lt;=[.D$3]);1;0)" office:value-type="float" office:value="0" calcext:value-type="float">
            <text:p>0</text:p>
          </table:table-cell>
          <table:table-cell table:formula="of:=IF(AND([.$A78]&gt;=[.E$2];[.$A78]&lt;=[.E$3]);1;0)" office:value-type="float" office:value="1" calcext:value-type="float">
            <text:p>1</text:p>
          </table:table-cell>
          <table:table-cell table:formula="of:=IF(AND([.$A78]&gt;=[.F$2];[.$A78]&lt;=[.F$3]);1;0)" office:value-type="float" office:value="0" calcext:value-type="float">
            <text:p>0</text:p>
          </table:table-cell>
          <table:table-cell table:formula="of:=IF(AND([.$A78]&gt;=[.G$2];[.$A78]&lt;=[.G$3]);1;0)" office:value-type="float" office:value="0" calcext:value-type="float">
            <text:p>0</text:p>
          </table:table-cell>
          <table:table-cell/>
          <table:table-cell office:value-type="float" office:value="0.00444072" calcext:value-type="float">
            <text:p>0.00444072</text:p>
          </table:table-cell>
          <table:table-cell table:formula="of:=IF(AND([.$A78]&gt;=[.J$2];[.$A78]&lt;=[.J$3]);1;0)" office:value-type="float" office:value="0" calcext:value-type="float">
            <text:p>0</text:p>
          </table:table-cell>
          <table:table-cell table:formula="of:=IF(AND([.$A78]&gt;=[.K$2];[.$A78]&lt;=[.K$3]);1;0)" office:value-type="float" office:value="0" calcext:value-type="float">
            <text:p>0</text:p>
          </table:table-cell>
          <table:table-cell table:formula="of:=IF(AND([.$A78]&gt;=[.L$2];[.$A78]&lt;=[.L$3]);1;0)" office:value-type="float" office:value="0" calcext:value-type="float">
            <text:p>0</text:p>
          </table:table-cell>
          <table:table-cell table:formula="of:=IF(AND([.$A78]&gt;=[.M$2];[.$A78]&lt;=[.M$3]);1;0)" office:value-type="float" office:value="1" calcext:value-type="float">
            <text:p>1</text:p>
          </table:table-cell>
          <table:table-cell table:formula="of:=IF(AND([.$A78]&gt;=[.N$2];[.$A78]&lt;=[.N$3]);1;0)" office:value-type="float" office:value="0" calcext:value-type="float">
            <text:p>0</text:p>
          </table:table-cell>
          <table:table-cell table:formula="of:=IF(AND([.$A78]&gt;=[.O$2];[.$A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903" calcext:value-type="float">
            <text:p>1.13903</text:p>
          </table:table-cell>
          <table:table-cell table:formula="of:=IF(AND([.$A79]&gt;=[.B$2];[.$A79]&lt;=[.B$3]);1;0)" office:value-type="float" office:value="0" calcext:value-type="float">
            <text:p>0</text:p>
          </table:table-cell>
          <table:table-cell table:formula="of:=IF(AND([.$A79]&gt;=[.C$2];[.$A79]&lt;=[.C$3]);1;0)" office:value-type="float" office:value="0" calcext:value-type="float">
            <text:p>0</text:p>
          </table:table-cell>
          <table:table-cell table:formula="of:=IF(AND([.$A79]&gt;=[.D$2];[.$A79]&lt;=[.D$3]);1;0)" office:value-type="float" office:value="0" calcext:value-type="float">
            <text:p>0</text:p>
          </table:table-cell>
          <table:table-cell table:formula="of:=IF(AND([.$A79]&gt;=[.E$2];[.$A79]&lt;=[.E$3]);1;0)" office:value-type="float" office:value="0" calcext:value-type="float">
            <text:p>0</text:p>
          </table:table-cell>
          <table:table-cell table:formula="of:=IF(AND([.$A79]&gt;=[.F$2];[.$A79]&lt;=[.F$3]);1;0)" office:value-type="float" office:value="1" calcext:value-type="float">
            <text:p>1</text:p>
          </table:table-cell>
          <table:table-cell table:formula="of:=IF(AND([.$A79]&gt;=[.G$2];[.$A79]&lt;=[.G$3]);1;0)" office:value-type="float" office:value="0" calcext:value-type="float">
            <text:p>0</text:p>
          </table:table-cell>
          <table:table-cell/>
          <table:table-cell office:value-type="float" office:value="0.733059" calcext:value-type="float">
            <text:p>0.733059</text:p>
          </table:table-cell>
          <table:table-cell table:formula="of:=IF(AND([.$A79]&gt;=[.J$2];[.$A79]&lt;=[.J$3]);1;0)" office:value-type="float" office:value="0" calcext:value-type="float">
            <text:p>0</text:p>
          </table:table-cell>
          <table:table-cell table:formula="of:=IF(AND([.$A79]&gt;=[.K$2];[.$A79]&lt;=[.K$3]);1;0)" office:value-type="float" office:value="0" calcext:value-type="float">
            <text:p>0</text:p>
          </table:table-cell>
          <table:table-cell table:formula="of:=IF(AND([.$A79]&gt;=[.L$2];[.$A79]&lt;=[.L$3]);1;0)" office:value-type="float" office:value="0" calcext:value-type="float">
            <text:p>0</text:p>
          </table:table-cell>
          <table:table-cell table:formula="of:=IF(AND([.$A79]&gt;=[.M$2];[.$A79]&lt;=[.M$3]);1;0)" office:value-type="float" office:value="0" calcext:value-type="float">
            <text:p>0</text:p>
          </table:table-cell>
          <table:table-cell table:formula="of:=IF(AND([.$A79]&gt;=[.N$2];[.$A79]&lt;=[.N$3]);1;0)" office:value-type="float" office:value="1" calcext:value-type="float">
            <text:p>1</text:p>
          </table:table-cell>
          <table:table-cell table:formula="of:=IF(AND([.$A79]&gt;=[.O$2];[.$A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5667" calcext:value-type="float">
            <text:p>-2.45667</text:p>
          </table:table-cell>
          <table:table-cell table:formula="of:=IF(AND([.$A80]&gt;=[.B$2];[.$A80]&lt;=[.B$3]);1;0)" office:value-type="float" office:value="1" calcext:value-type="float">
            <text:p>1</text:p>
          </table:table-cell>
          <table:table-cell table:formula="of:=IF(AND([.$A80]&gt;=[.C$2];[.$A80]&lt;=[.C$3]);1;0)" office:value-type="float" office:value="0" calcext:value-type="float">
            <text:p>0</text:p>
          </table:table-cell>
          <table:table-cell table:formula="of:=IF(AND([.$A80]&gt;=[.D$2];[.$A80]&lt;=[.D$3]);1;0)" office:value-type="float" office:value="0" calcext:value-type="float">
            <text:p>0</text:p>
          </table:table-cell>
          <table:table-cell table:formula="of:=IF(AND([.$A80]&gt;=[.E$2];[.$A80]&lt;=[.E$3]);1;0)" office:value-type="float" office:value="0" calcext:value-type="float">
            <text:p>0</text:p>
          </table:table-cell>
          <table:table-cell table:formula="of:=IF(AND([.$A80]&gt;=[.F$2];[.$A80]&lt;=[.F$3]);1;0)" office:value-type="float" office:value="0" calcext:value-type="float">
            <text:p>0</text:p>
          </table:table-cell>
          <table:table-cell table:formula="of:=IF(AND([.$A80]&gt;=[.G$2];[.$A80]&lt;=[.G$3]);1;0)" office:value-type="float" office:value="0" calcext:value-type="float">
            <text:p>0</text:p>
          </table:table-cell>
          <table:table-cell/>
          <table:table-cell office:value-type="float" office:value="-0.0800029" calcext:value-type="float">
            <text:p>-0.0800029</text:p>
          </table:table-cell>
          <table:table-cell table:formula="of:=IF(AND([.$A80]&gt;=[.J$2];[.$A80]&lt;=[.J$3]);1;0)" office:value-type="float" office:value="1" calcext:value-type="float">
            <text:p>1</text:p>
          </table:table-cell>
          <table:table-cell table:formula="of:=IF(AND([.$A80]&gt;=[.K$2];[.$A80]&lt;=[.K$3]);1;0)" office:value-type="float" office:value="0" calcext:value-type="float">
            <text:p>0</text:p>
          </table:table-cell>
          <table:table-cell table:formula="of:=IF(AND([.$A80]&gt;=[.L$2];[.$A80]&lt;=[.L$3]);1;0)" office:value-type="float" office:value="0" calcext:value-type="float">
            <text:p>0</text:p>
          </table:table-cell>
          <table:table-cell table:formula="of:=IF(AND([.$A80]&gt;=[.M$2];[.$A80]&lt;=[.M$3]);1;0)" office:value-type="float" office:value="0" calcext:value-type="float">
            <text:p>0</text:p>
          </table:table-cell>
          <table:table-cell table:formula="of:=IF(AND([.$A80]&gt;=[.N$2];[.$A80]&lt;=[.N$3]);1;0)" office:value-type="float" office:value="0" calcext:value-type="float">
            <text:p>0</text:p>
          </table:table-cell>
          <table:table-cell table:formula="of:=IF(AND([.$A80]&gt;=[.O$2];[.$A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table:formula="of:=IF(AND([.$A81]&gt;=[.B$2];[.$A81]&lt;=[.B$3]);1;0)" office:value-type="float" office:value="0" calcext:value-type="float">
            <text:p>0</text:p>
          </table:table-cell>
          <table:table-cell table:formula="of:=IF(AND([.$A81]&gt;=[.C$2];[.$A81]&lt;=[.C$3]);1;0)" office:value-type="float" office:value="0" calcext:value-type="float">
            <text:p>0</text:p>
          </table:table-cell>
          <table:table-cell table:formula="of:=IF(AND([.$A81]&gt;=[.D$2];[.$A81]&lt;=[.D$3]);1;0)" office:value-type="float" office:value="0" calcext:value-type="float">
            <text:p>0</text:p>
          </table:table-cell>
          <table:table-cell table:formula="of:=IF(AND([.$A81]&gt;=[.E$2];[.$A81]&lt;=[.E$3]);1;0)" office:value-type="float" office:value="0" calcext:value-type="float">
            <text:p>0</text:p>
          </table:table-cell>
          <table:table-cell table:formula="of:=IF(AND([.$A81]&gt;=[.F$2];[.$A81]&lt;=[.F$3]);1;0)" office:value-type="float" office:value="1" calcext:value-type="float">
            <text:p>1</text:p>
          </table:table-cell>
          <table:table-cell table:formula="of:=IF(AND([.$A81]&gt;=[.G$2];[.$A81]&lt;=[.G$3]);1;0)" office:value-type="float" office:value="0" calcext:value-type="float">
            <text:p>0</text:p>
          </table:table-cell>
          <table:table-cell/>
          <table:table-cell office:value-type="float" office:value="1.67389" calcext:value-type="float">
            <text:p>1.67389</text:p>
          </table:table-cell>
          <table:table-cell table:formula="of:=IF(AND([.$A81]&gt;=[.J$2];[.$A81]&lt;=[.J$3]);1;0)" office:value-type="float" office:value="0" calcext:value-type="float">
            <text:p>0</text:p>
          </table:table-cell>
          <table:table-cell table:formula="of:=IF(AND([.$A81]&gt;=[.K$2];[.$A81]&lt;=[.K$3]);1;0)" office:value-type="float" office:value="0" calcext:value-type="float">
            <text:p>0</text:p>
          </table:table-cell>
          <table:table-cell table:formula="of:=IF(AND([.$A81]&gt;=[.L$2];[.$A81]&lt;=[.L$3]);1;0)" office:value-type="float" office:value="0" calcext:value-type="float">
            <text:p>0</text:p>
          </table:table-cell>
          <table:table-cell table:formula="of:=IF(AND([.$A81]&gt;=[.M$2];[.$A81]&lt;=[.M$3]);1;0)" office:value-type="float" office:value="0" calcext:value-type="float">
            <text:p>0</text:p>
          </table:table-cell>
          <table:table-cell table:formula="of:=IF(AND([.$A81]&gt;=[.N$2];[.$A81]&lt;=[.N$3]);1;0)" office:value-type="float" office:value="1" calcext:value-type="float">
            <text:p>1</text:p>
          </table:table-cell>
          <table:table-cell table:formula="of:=IF(AND([.$A81]&gt;=[.O$2];[.$A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629" calcext:value-type="float">
            <text:p>0.121629</text:p>
          </table:table-cell>
          <table:table-cell table:formula="of:=IF(AND([.$A82]&gt;=[.B$2];[.$A82]&lt;=[.B$3]);1;0)" office:value-type="float" office:value="0" calcext:value-type="float">
            <text:p>0</text:p>
          </table:table-cell>
          <table:table-cell table:formula="of:=IF(AND([.$A82]&gt;=[.C$2];[.$A82]&lt;=[.C$3]);1;0)" office:value-type="float" office:value="0" calcext:value-type="float">
            <text:p>0</text:p>
          </table:table-cell>
          <table:table-cell table:formula="of:=IF(AND([.$A82]&gt;=[.D$2];[.$A82]&lt;=[.D$3]);1;0)" office:value-type="float" office:value="0" calcext:value-type="float">
            <text:p>0</text:p>
          </table:table-cell>
          <table:table-cell table:formula="of:=IF(AND([.$A82]&gt;=[.E$2];[.$A82]&lt;=[.E$3]);1;0)" office:value-type="float" office:value="1" calcext:value-type="float">
            <text:p>1</text:p>
          </table:table-cell>
          <table:table-cell table:formula="of:=IF(AND([.$A82]&gt;=[.F$2];[.$A82]&lt;=[.F$3]);1;0)" office:value-type="float" office:value="0" calcext:value-type="float">
            <text:p>0</text:p>
          </table:table-cell>
          <table:table-cell table:formula="of:=IF(AND([.$A82]&gt;=[.G$2];[.$A82]&lt;=[.G$3]);1;0)" office:value-type="float" office:value="0" calcext:value-type="float">
            <text:p>0</text:p>
          </table:table-cell>
          <table:table-cell/>
          <table:table-cell office:value-type="float" office:value="-0.0107059" calcext:value-type="float">
            <text:p>-0.0107059</text:p>
          </table:table-cell>
          <table:table-cell table:formula="of:=IF(AND([.$A82]&gt;=[.J$2];[.$A82]&lt;=[.J$3]);1;0)" office:value-type="float" office:value="0" calcext:value-type="float">
            <text:p>0</text:p>
          </table:table-cell>
          <table:table-cell table:formula="of:=IF(AND([.$A82]&gt;=[.K$2];[.$A82]&lt;=[.K$3]);1;0)" office:value-type="float" office:value="0" calcext:value-type="float">
            <text:p>0</text:p>
          </table:table-cell>
          <table:table-cell table:formula="of:=IF(AND([.$A82]&gt;=[.L$2];[.$A82]&lt;=[.L$3]);1;0)" office:value-type="float" office:value="0" calcext:value-type="float">
            <text:p>0</text:p>
          </table:table-cell>
          <table:table-cell table:formula="of:=IF(AND([.$A82]&gt;=[.M$2];[.$A82]&lt;=[.M$3]);1;0)" office:value-type="float" office:value="1" calcext:value-type="float">
            <text:p>1</text:p>
          </table:table-cell>
          <table:table-cell table:formula="of:=IF(AND([.$A82]&gt;=[.N$2];[.$A82]&lt;=[.N$3]);1;0)" office:value-type="float" office:value="0" calcext:value-type="float">
            <text:p>0</text:p>
          </table:table-cell>
          <table:table-cell table:formula="of:=IF(AND([.$A82]&gt;=[.O$2];[.$A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376" calcext:value-type="float">
            <text:p>1.61376</text:p>
          </table:table-cell>
          <table:table-cell table:formula="of:=IF(AND([.$A83]&gt;=[.B$2];[.$A83]&lt;=[.B$3]);1;0)" office:value-type="float" office:value="0" calcext:value-type="float">
            <text:p>0</text:p>
          </table:table-cell>
          <table:table-cell table:formula="of:=IF(AND([.$A83]&gt;=[.C$2];[.$A83]&lt;=[.C$3]);1;0)" office:value-type="float" office:value="0" calcext:value-type="float">
            <text:p>0</text:p>
          </table:table-cell>
          <table:table-cell table:formula="of:=IF(AND([.$A83]&gt;=[.D$2];[.$A83]&lt;=[.D$3]);1;0)" office:value-type="float" office:value="0" calcext:value-type="float">
            <text:p>0</text:p>
          </table:table-cell>
          <table:table-cell table:formula="of:=IF(AND([.$A83]&gt;=[.E$2];[.$A83]&lt;=[.E$3]);1;0)" office:value-type="float" office:value="0" calcext:value-type="float">
            <text:p>0</text:p>
          </table:table-cell>
          <table:table-cell table:formula="of:=IF(AND([.$A83]&gt;=[.F$2];[.$A83]&lt;=[.F$3]);1;0)" office:value-type="float" office:value="1" calcext:value-type="float">
            <text:p>1</text:p>
          </table:table-cell>
          <table:table-cell table:formula="of:=IF(AND([.$A83]&gt;=[.G$2];[.$A83]&lt;=[.G$3]);1;0)" office:value-type="float" office:value="0" calcext:value-type="float">
            <text:p>0</text:p>
          </table:table-cell>
          <table:table-cell/>
          <table:table-cell office:value-type="float" office:value="-0.140984" calcext:value-type="float">
            <text:p>-0.140984</text:p>
          </table:table-cell>
          <table:table-cell table:formula="of:=IF(AND([.$A83]&gt;=[.J$2];[.$A83]&lt;=[.J$3]);1;0)" office:value-type="float" office:value="0" calcext:value-type="float">
            <text:p>0</text:p>
          </table:table-cell>
          <table:table-cell table:formula="of:=IF(AND([.$A83]&gt;=[.K$2];[.$A83]&lt;=[.K$3]);1;0)" office:value-type="float" office:value="0" calcext:value-type="float">
            <text:p>0</text:p>
          </table:table-cell>
          <table:table-cell table:formula="of:=IF(AND([.$A83]&gt;=[.L$2];[.$A83]&lt;=[.L$3]);1;0)" office:value-type="float" office:value="0" calcext:value-type="float">
            <text:p>0</text:p>
          </table:table-cell>
          <table:table-cell table:formula="of:=IF(AND([.$A83]&gt;=[.M$2];[.$A83]&lt;=[.M$3]);1;0)" office:value-type="float" office:value="0" calcext:value-type="float">
            <text:p>0</text:p>
          </table:table-cell>
          <table:table-cell table:formula="of:=IF(AND([.$A83]&gt;=[.N$2];[.$A83]&lt;=[.N$3]);1;0)" office:value-type="float" office:value="1" calcext:value-type="float">
            <text:p>1</text:p>
          </table:table-cell>
          <table:table-cell table:formula="of:=IF(AND([.$A83]&gt;=[.O$2];[.$A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133" calcext:value-type="float">
            <text:p>-0.219133</text:p>
          </table:table-cell>
          <table:table-cell table:formula="of:=IF(AND([.$A84]&gt;=[.B$2];[.$A84]&lt;=[.B$3]);1;0)" office:value-type="float" office:value="0" calcext:value-type="float">
            <text:p>0</text:p>
          </table:table-cell>
          <table:table-cell table:formula="of:=IF(AND([.$A84]&gt;=[.C$2];[.$A84]&lt;=[.C$3]);1;0)" office:value-type="float" office:value="0" calcext:value-type="float">
            <text:p>0</text:p>
          </table:table-cell>
          <table:table-cell table:formula="of:=IF(AND([.$A84]&gt;=[.D$2];[.$A84]&lt;=[.D$3]);1;0)" office:value-type="float" office:value="1" calcext:value-type="float">
            <text:p>1</text:p>
          </table:table-cell>
          <table:table-cell table:formula="of:=IF(AND([.$A84]&gt;=[.E$2];[.$A84]&lt;=[.E$3]);1;0)" office:value-type="float" office:value="0" calcext:value-type="float">
            <text:p>0</text:p>
          </table:table-cell>
          <table:table-cell table:formula="of:=IF(AND([.$A84]&gt;=[.F$2];[.$A84]&lt;=[.F$3]);1;0)" office:value-type="float" office:value="0" calcext:value-type="float">
            <text:p>0</text:p>
          </table:table-cell>
          <table:table-cell table:formula="of:=IF(AND([.$A84]&gt;=[.G$2];[.$A84]&lt;=[.G$3]);1;0)" office:value-type="float" office:value="0" calcext:value-type="float">
            <text:p>0</text:p>
          </table:table-cell>
          <table:table-cell/>
          <table:table-cell office:value-type="float" office:value="-0.441365" calcext:value-type="float">
            <text:p>-0.441365</text:p>
          </table:table-cell>
          <table:table-cell table:formula="of:=IF(AND([.$A84]&gt;=[.J$2];[.$A84]&lt;=[.J$3]);1;0)" office:value-type="float" office:value="0" calcext:value-type="float">
            <text:p>0</text:p>
          </table:table-cell>
          <table:table-cell table:formula="of:=IF(AND([.$A84]&gt;=[.K$2];[.$A84]&lt;=[.K$3]);1;0)" office:value-type="float" office:value="0" calcext:value-type="float">
            <text:p>0</text:p>
          </table:table-cell>
          <table:table-cell table:formula="of:=IF(AND([.$A84]&gt;=[.L$2];[.$A84]&lt;=[.L$3]);1;0)" office:value-type="float" office:value="1" calcext:value-type="float">
            <text:p>1</text:p>
          </table:table-cell>
          <table:table-cell table:formula="of:=IF(AND([.$A84]&gt;=[.M$2];[.$A84]&lt;=[.M$3]);1;0)" office:value-type="float" office:value="0" calcext:value-type="float">
            <text:p>0</text:p>
          </table:table-cell>
          <table:table-cell table:formula="of:=IF(AND([.$A84]&gt;=[.N$2];[.$A84]&lt;=[.N$3]);1;0)" office:value-type="float" office:value="0" calcext:value-type="float">
            <text:p>0</text:p>
          </table:table-cell>
          <table:table-cell table:formula="of:=IF(AND([.$A84]&gt;=[.O$2];[.$A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6264" calcext:value-type="float">
            <text:p>-2.66264</text:p>
          </table:table-cell>
          <table:table-cell table:formula="of:=IF(AND([.$A85]&gt;=[.B$2];[.$A85]&lt;=[.B$3]);1;0)" office:value-type="float" office:value="1" calcext:value-type="float">
            <text:p>1</text:p>
          </table:table-cell>
          <table:table-cell table:formula="of:=IF(AND([.$A85]&gt;=[.C$2];[.$A85]&lt;=[.C$3]);1;0)" office:value-type="float" office:value="0" calcext:value-type="float">
            <text:p>0</text:p>
          </table:table-cell>
          <table:table-cell table:formula="of:=IF(AND([.$A85]&gt;=[.D$2];[.$A85]&lt;=[.D$3]);1;0)" office:value-type="float" office:value="0" calcext:value-type="float">
            <text:p>0</text:p>
          </table:table-cell>
          <table:table-cell table:formula="of:=IF(AND([.$A85]&gt;=[.E$2];[.$A85]&lt;=[.E$3]);1;0)" office:value-type="float" office:value="0" calcext:value-type="float">
            <text:p>0</text:p>
          </table:table-cell>
          <table:table-cell table:formula="of:=IF(AND([.$A85]&gt;=[.F$2];[.$A85]&lt;=[.F$3]);1;0)" office:value-type="float" office:value="0" calcext:value-type="float">
            <text:p>0</text:p>
          </table:table-cell>
          <table:table-cell table:formula="of:=IF(AND([.$A85]&gt;=[.G$2];[.$A85]&lt;=[.G$3]);1;0)" office:value-type="float" office:value="0" calcext:value-type="float">
            <text:p>0</text:p>
          </table:table-cell>
          <table:table-cell/>
          <table:table-cell office:value-type="float" office:value="-0.81839" calcext:value-type="float">
            <text:p>-0.81839</text:p>
          </table:table-cell>
          <table:table-cell table:formula="of:=IF(AND([.$A85]&gt;=[.J$2];[.$A85]&lt;=[.J$3]);1;0)" office:value-type="float" office:value="1" calcext:value-type="float">
            <text:p>1</text:p>
          </table:table-cell>
          <table:table-cell table:formula="of:=IF(AND([.$A85]&gt;=[.K$2];[.$A85]&lt;=[.K$3]);1;0)" office:value-type="float" office:value="0" calcext:value-type="float">
            <text:p>0</text:p>
          </table:table-cell>
          <table:table-cell table:formula="of:=IF(AND([.$A85]&gt;=[.L$2];[.$A85]&lt;=[.L$3]);1;0)" office:value-type="float" office:value="0" calcext:value-type="float">
            <text:p>0</text:p>
          </table:table-cell>
          <table:table-cell table:formula="of:=IF(AND([.$A85]&gt;=[.M$2];[.$A85]&lt;=[.M$3]);1;0)" office:value-type="float" office:value="0" calcext:value-type="float">
            <text:p>0</text:p>
          </table:table-cell>
          <table:table-cell table:formula="of:=IF(AND([.$A85]&gt;=[.N$2];[.$A85]&lt;=[.N$3]);1;0)" office:value-type="float" office:value="0" calcext:value-type="float">
            <text:p>0</text:p>
          </table:table-cell>
          <table:table-cell table:formula="of:=IF(AND([.$A85]&gt;=[.O$2];[.$A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575" calcext:value-type="float">
            <text:p>1.32575</text:p>
          </table:table-cell>
          <table:table-cell table:formula="of:=IF(AND([.$A86]&gt;=[.B$2];[.$A86]&lt;=[.B$3]);1;0)" office:value-type="float" office:value="0" calcext:value-type="float">
            <text:p>0</text:p>
          </table:table-cell>
          <table:table-cell table:formula="of:=IF(AND([.$A86]&gt;=[.C$2];[.$A86]&lt;=[.C$3]);1;0)" office:value-type="float" office:value="0" calcext:value-type="float">
            <text:p>0</text:p>
          </table:table-cell>
          <table:table-cell table:formula="of:=IF(AND([.$A86]&gt;=[.D$2];[.$A86]&lt;=[.D$3]);1;0)" office:value-type="float" office:value="0" calcext:value-type="float">
            <text:p>0</text:p>
          </table:table-cell>
          <table:table-cell table:formula="of:=IF(AND([.$A86]&gt;=[.E$2];[.$A86]&lt;=[.E$3]);1;0)" office:value-type="float" office:value="0" calcext:value-type="float">
            <text:p>0</text:p>
          </table:table-cell>
          <table:table-cell table:formula="of:=IF(AND([.$A86]&gt;=[.F$2];[.$A86]&lt;=[.F$3]);1;0)" office:value-type="float" office:value="1" calcext:value-type="float">
            <text:p>1</text:p>
          </table:table-cell>
          <table:table-cell table:formula="of:=IF(AND([.$A86]&gt;=[.G$2];[.$A86]&lt;=[.G$3]);1;0)" office:value-type="float" office:value="0" calcext:value-type="float">
            <text:p>0</text:p>
          </table:table-cell>
          <table:table-cell/>
          <table:table-cell office:value-type="float" office:value="0.815291" calcext:value-type="float">
            <text:p>0.815291</text:p>
          </table:table-cell>
          <table:table-cell table:formula="of:=IF(AND([.$A86]&gt;=[.J$2];[.$A86]&lt;=[.J$3]);1;0)" office:value-type="float" office:value="0" calcext:value-type="float">
            <text:p>0</text:p>
          </table:table-cell>
          <table:table-cell table:formula="of:=IF(AND([.$A86]&gt;=[.K$2];[.$A86]&lt;=[.K$3]);1;0)" office:value-type="float" office:value="0" calcext:value-type="float">
            <text:p>0</text:p>
          </table:table-cell>
          <table:table-cell table:formula="of:=IF(AND([.$A86]&gt;=[.L$2];[.$A86]&lt;=[.L$3]);1;0)" office:value-type="float" office:value="0" calcext:value-type="float">
            <text:p>0</text:p>
          </table:table-cell>
          <table:table-cell table:formula="of:=IF(AND([.$A86]&gt;=[.M$2];[.$A86]&lt;=[.M$3]);1;0)" office:value-type="float" office:value="0" calcext:value-type="float">
            <text:p>0</text:p>
          </table:table-cell>
          <table:table-cell table:formula="of:=IF(AND([.$A86]&gt;=[.N$2];[.$A86]&lt;=[.N$3]);1;0)" office:value-type="float" office:value="1" calcext:value-type="float">
            <text:p>1</text:p>
          </table:table-cell>
          <table:table-cell table:formula="of:=IF(AND([.$A86]&gt;=[.O$2];[.$A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2073" calcext:value-type="float">
            <text:p>-1.62073</text:p>
          </table:table-cell>
          <table:table-cell table:formula="of:=IF(AND([.$A87]&gt;=[.B$2];[.$A87]&lt;=[.B$3]);1;0)" office:value-type="float" office:value="0" calcext:value-type="float">
            <text:p>0</text:p>
          </table:table-cell>
          <table:table-cell table:formula="of:=IF(AND([.$A87]&gt;=[.C$2];[.$A87]&lt;=[.C$3]);1;0)" office:value-type="float" office:value="1" calcext:value-type="float">
            <text:p>1</text:p>
          </table:table-cell>
          <table:table-cell table:formula="of:=IF(AND([.$A87]&gt;=[.D$2];[.$A87]&lt;=[.D$3]);1;0)" office:value-type="float" office:value="0" calcext:value-type="float">
            <text:p>0</text:p>
          </table:table-cell>
          <table:table-cell table:formula="of:=IF(AND([.$A87]&gt;=[.E$2];[.$A87]&lt;=[.E$3]);1;0)" office:value-type="float" office:value="0" calcext:value-type="float">
            <text:p>0</text:p>
          </table:table-cell>
          <table:table-cell table:formula="of:=IF(AND([.$A87]&gt;=[.F$2];[.$A87]&lt;=[.F$3]);1;0)" office:value-type="float" office:value="0" calcext:value-type="float">
            <text:p>0</text:p>
          </table:table-cell>
          <table:table-cell table:formula="of:=IF(AND([.$A87]&gt;=[.G$2];[.$A87]&lt;=[.G$3]);1;0)" office:value-type="float" office:value="0" calcext:value-type="float">
            <text:p>0</text:p>
          </table:table-cell>
          <table:table-cell/>
          <table:table-cell office:value-type="float" office:value="0.808436" calcext:value-type="float">
            <text:p>0.808436</text:p>
          </table:table-cell>
          <table:table-cell table:formula="of:=IF(AND([.$A87]&gt;=[.J$2];[.$A87]&lt;=[.J$3]);1;0)" office:value-type="float" office:value="0" calcext:value-type="float">
            <text:p>0</text:p>
          </table:table-cell>
          <table:table-cell table:formula="of:=IF(AND([.$A87]&gt;=[.K$2];[.$A87]&lt;=[.K$3]);1;0)" office:value-type="float" office:value="1" calcext:value-type="float">
            <text:p>1</text:p>
          </table:table-cell>
          <table:table-cell table:formula="of:=IF(AND([.$A87]&gt;=[.L$2];[.$A87]&lt;=[.L$3]);1;0)" office:value-type="float" office:value="0" calcext:value-type="float">
            <text:p>0</text:p>
          </table:table-cell>
          <table:table-cell table:formula="of:=IF(AND([.$A87]&gt;=[.M$2];[.$A87]&lt;=[.M$3]);1;0)" office:value-type="float" office:value="0" calcext:value-type="float">
            <text:p>0</text:p>
          </table:table-cell>
          <table:table-cell table:formula="of:=IF(AND([.$A87]&gt;=[.N$2];[.$A87]&lt;=[.N$3]);1;0)" office:value-type="float" office:value="0" calcext:value-type="float">
            <text:p>0</text:p>
          </table:table-cell>
          <table:table-cell table:formula="of:=IF(AND([.$A87]&gt;=[.O$2];[.$A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848" calcext:value-type="float">
            <text:p>0.382848</text:p>
          </table:table-cell>
          <table:table-cell table:formula="of:=IF(AND([.$A88]&gt;=[.B$2];[.$A88]&lt;=[.B$3]);1;0)" office:value-type="float" office:value="0" calcext:value-type="float">
            <text:p>0</text:p>
          </table:table-cell>
          <table:table-cell table:formula="of:=IF(AND([.$A88]&gt;=[.C$2];[.$A88]&lt;=[.C$3]);1;0)" office:value-type="float" office:value="0" calcext:value-type="float">
            <text:p>0</text:p>
          </table:table-cell>
          <table:table-cell table:formula="of:=IF(AND([.$A88]&gt;=[.D$2];[.$A88]&lt;=[.D$3]);1;0)" office:value-type="float" office:value="0" calcext:value-type="float">
            <text:p>0</text:p>
          </table:table-cell>
          <table:table-cell table:formula="of:=IF(AND([.$A88]&gt;=[.E$2];[.$A88]&lt;=[.E$3]);1;0)" office:value-type="float" office:value="1" calcext:value-type="float">
            <text:p>1</text:p>
          </table:table-cell>
          <table:table-cell table:formula="of:=IF(AND([.$A88]&gt;=[.F$2];[.$A88]&lt;=[.F$3]);1;0)" office:value-type="float" office:value="0" calcext:value-type="float">
            <text:p>0</text:p>
          </table:table-cell>
          <table:table-cell table:formula="of:=IF(AND([.$A88]&gt;=[.G$2];[.$A88]&lt;=[.G$3]);1;0)" office:value-type="float" office:value="0" calcext:value-type="float">
            <text:p>0</text:p>
          </table:table-cell>
          <table:table-cell/>
          <table:table-cell office:value-type="float" office:value="-0.228452" calcext:value-type="float">
            <text:p>-0.228452</text:p>
          </table:table-cell>
          <table:table-cell table:formula="of:=IF(AND([.$A88]&gt;=[.J$2];[.$A88]&lt;=[.J$3]);1;0)" office:value-type="float" office:value="0" calcext:value-type="float">
            <text:p>0</text:p>
          </table:table-cell>
          <table:table-cell table:formula="of:=IF(AND([.$A88]&gt;=[.K$2];[.$A88]&lt;=[.K$3]);1;0)" office:value-type="float" office:value="0" calcext:value-type="float">
            <text:p>0</text:p>
          </table:table-cell>
          <table:table-cell table:formula="of:=IF(AND([.$A88]&gt;=[.L$2];[.$A88]&lt;=[.L$3]);1;0)" office:value-type="float" office:value="0" calcext:value-type="float">
            <text:p>0</text:p>
          </table:table-cell>
          <table:table-cell table:formula="of:=IF(AND([.$A88]&gt;=[.M$2];[.$A88]&lt;=[.M$3]);1;0)" office:value-type="float" office:value="1" calcext:value-type="float">
            <text:p>1</text:p>
          </table:table-cell>
          <table:table-cell table:formula="of:=IF(AND([.$A88]&gt;=[.N$2];[.$A88]&lt;=[.N$3]);1;0)" office:value-type="float" office:value="0" calcext:value-type="float">
            <text:p>0</text:p>
          </table:table-cell>
          <table:table-cell table:formula="of:=IF(AND([.$A88]&gt;=[.O$2];[.$A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0386" calcext:value-type="float">
            <text:p>-1.60386</text:p>
          </table:table-cell>
          <table:table-cell table:formula="of:=IF(AND([.$A89]&gt;=[.B$2];[.$A89]&lt;=[.B$3]);1;0)" office:value-type="float" office:value="0" calcext:value-type="float">
            <text:p>0</text:p>
          </table:table-cell>
          <table:table-cell table:formula="of:=IF(AND([.$A89]&gt;=[.C$2];[.$A89]&lt;=[.C$3]);1;0)" office:value-type="float" office:value="1" calcext:value-type="float">
            <text:p>1</text:p>
          </table:table-cell>
          <table:table-cell table:formula="of:=IF(AND([.$A89]&gt;=[.D$2];[.$A89]&lt;=[.D$3]);1;0)" office:value-type="float" office:value="0" calcext:value-type="float">
            <text:p>0</text:p>
          </table:table-cell>
          <table:table-cell table:formula="of:=IF(AND([.$A89]&gt;=[.E$2];[.$A89]&lt;=[.E$3]);1;0)" office:value-type="float" office:value="0" calcext:value-type="float">
            <text:p>0</text:p>
          </table:table-cell>
          <table:table-cell table:formula="of:=IF(AND([.$A89]&gt;=[.F$2];[.$A89]&lt;=[.F$3]);1;0)" office:value-type="float" office:value="0" calcext:value-type="float">
            <text:p>0</text:p>
          </table:table-cell>
          <table:table-cell table:formula="of:=IF(AND([.$A89]&gt;=[.G$2];[.$A89]&lt;=[.G$3]);1;0)" office:value-type="float" office:value="0" calcext:value-type="float">
            <text:p>0</text:p>
          </table:table-cell>
          <table:table-cell/>
          <table:table-cell office:value-type="float" office:value="0.0286833" calcext:value-type="float">
            <text:p>0.0286833</text:p>
          </table:table-cell>
          <table:table-cell table:formula="of:=IF(AND([.$A89]&gt;=[.J$2];[.$A89]&lt;=[.J$3]);1;0)" office:value-type="float" office:value="0" calcext:value-type="float">
            <text:p>0</text:p>
          </table:table-cell>
          <table:table-cell table:formula="of:=IF(AND([.$A89]&gt;=[.K$2];[.$A89]&lt;=[.K$3]);1;0)" office:value-type="float" office:value="1" calcext:value-type="float">
            <text:p>1</text:p>
          </table:table-cell>
          <table:table-cell table:formula="of:=IF(AND([.$A89]&gt;=[.L$2];[.$A89]&lt;=[.L$3]);1;0)" office:value-type="float" office:value="0" calcext:value-type="float">
            <text:p>0</text:p>
          </table:table-cell>
          <table:table-cell table:formula="of:=IF(AND([.$A89]&gt;=[.M$2];[.$A89]&lt;=[.M$3]);1;0)" office:value-type="float" office:value="0" calcext:value-type="float">
            <text:p>0</text:p>
          </table:table-cell>
          <table:table-cell table:formula="of:=IF(AND([.$A89]&gt;=[.N$2];[.$A89]&lt;=[.N$3]);1;0)" office:value-type="float" office:value="0" calcext:value-type="float">
            <text:p>0</text:p>
          </table:table-cell>
          <table:table-cell table:formula="of:=IF(AND([.$A89]&gt;=[.O$2];[.$A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93" calcext:value-type="float">
            <text:p>1.35493</text:p>
          </table:table-cell>
          <table:table-cell table:formula="of:=IF(AND([.$A90]&gt;=[.B$2];[.$A90]&lt;=[.B$3]);1;0)" office:value-type="float" office:value="0" calcext:value-type="float">
            <text:p>0</text:p>
          </table:table-cell>
          <table:table-cell table:formula="of:=IF(AND([.$A90]&gt;=[.C$2];[.$A90]&lt;=[.C$3]);1;0)" office:value-type="float" office:value="0" calcext:value-type="float">
            <text:p>0</text:p>
          </table:table-cell>
          <table:table-cell table:formula="of:=IF(AND([.$A90]&gt;=[.D$2];[.$A90]&lt;=[.D$3]);1;0)" office:value-type="float" office:value="0" calcext:value-type="float">
            <text:p>0</text:p>
          </table:table-cell>
          <table:table-cell table:formula="of:=IF(AND([.$A90]&gt;=[.E$2];[.$A90]&lt;=[.E$3]);1;0)" office:value-type="float" office:value="0" calcext:value-type="float">
            <text:p>0</text:p>
          </table:table-cell>
          <table:table-cell table:formula="of:=IF(AND([.$A90]&gt;=[.F$2];[.$A90]&lt;=[.F$3]);1;0)" office:value-type="float" office:value="1" calcext:value-type="float">
            <text:p>1</text:p>
          </table:table-cell>
          <table:table-cell table:formula="of:=IF(AND([.$A90]&gt;=[.G$2];[.$A90]&lt;=[.G$3]);1;0)" office:value-type="float" office:value="0" calcext:value-type="float">
            <text:p>0</text:p>
          </table:table-cell>
          <table:table-cell/>
          <table:table-cell office:value-type="float" office:value="0.245504" calcext:value-type="float">
            <text:p>0.245504</text:p>
          </table:table-cell>
          <table:table-cell table:formula="of:=IF(AND([.$A90]&gt;=[.J$2];[.$A90]&lt;=[.J$3]);1;0)" office:value-type="float" office:value="0" calcext:value-type="float">
            <text:p>0</text:p>
          </table:table-cell>
          <table:table-cell table:formula="of:=IF(AND([.$A90]&gt;=[.K$2];[.$A90]&lt;=[.K$3]);1;0)" office:value-type="float" office:value="0" calcext:value-type="float">
            <text:p>0</text:p>
          </table:table-cell>
          <table:table-cell table:formula="of:=IF(AND([.$A90]&gt;=[.L$2];[.$A90]&lt;=[.L$3]);1;0)" office:value-type="float" office:value="0" calcext:value-type="float">
            <text:p>0</text:p>
          </table:table-cell>
          <table:table-cell table:formula="of:=IF(AND([.$A90]&gt;=[.M$2];[.$A90]&lt;=[.M$3]);1;0)" office:value-type="float" office:value="0" calcext:value-type="float">
            <text:p>0</text:p>
          </table:table-cell>
          <table:table-cell table:formula="of:=IF(AND([.$A90]&gt;=[.N$2];[.$A90]&lt;=[.N$3]);1;0)" office:value-type="float" office:value="1" calcext:value-type="float">
            <text:p>1</text:p>
          </table:table-cell>
          <table:table-cell table:formula="of:=IF(AND([.$A90]&gt;=[.O$2];[.$A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072" calcext:value-type="float">
            <text:p>0.493072</text:p>
          </table:table-cell>
          <table:table-cell table:formula="of:=IF(AND([.$A91]&gt;=[.B$2];[.$A91]&lt;=[.B$3]);1;0)" office:value-type="float" office:value="0" calcext:value-type="float">
            <text:p>0</text:p>
          </table:table-cell>
          <table:table-cell table:formula="of:=IF(AND([.$A91]&gt;=[.C$2];[.$A91]&lt;=[.C$3]);1;0)" office:value-type="float" office:value="0" calcext:value-type="float">
            <text:p>0</text:p>
          </table:table-cell>
          <table:table-cell table:formula="of:=IF(AND([.$A91]&gt;=[.D$2];[.$A91]&lt;=[.D$3]);1;0)" office:value-type="float" office:value="0" calcext:value-type="float">
            <text:p>0</text:p>
          </table:table-cell>
          <table:table-cell table:formula="of:=IF(AND([.$A91]&gt;=[.E$2];[.$A91]&lt;=[.E$3]);1;0)" office:value-type="float" office:value="1" calcext:value-type="float">
            <text:p>1</text:p>
          </table:table-cell>
          <table:table-cell table:formula="of:=IF(AND([.$A91]&gt;=[.F$2];[.$A91]&lt;=[.F$3]);1;0)" office:value-type="float" office:value="0" calcext:value-type="float">
            <text:p>0</text:p>
          </table:table-cell>
          <table:table-cell table:formula="of:=IF(AND([.$A91]&gt;=[.G$2];[.$A91]&lt;=[.G$3]);1;0)" office:value-type="float" office:value="0" calcext:value-type="float">
            <text:p>0</text:p>
          </table:table-cell>
          <table:table-cell/>
          <table:table-cell office:value-type="float" office:value="-0.628678" calcext:value-type="float">
            <text:p>-0.628678</text:p>
          </table:table-cell>
          <table:table-cell table:formula="of:=IF(AND([.$A91]&gt;=[.J$2];[.$A91]&lt;=[.J$3]);1;0)" office:value-type="float" office:value="0" calcext:value-type="float">
            <text:p>0</text:p>
          </table:table-cell>
          <table:table-cell table:formula="of:=IF(AND([.$A91]&gt;=[.K$2];[.$A91]&lt;=[.K$3]);1;0)" office:value-type="float" office:value="0" calcext:value-type="float">
            <text:p>0</text:p>
          </table:table-cell>
          <table:table-cell table:formula="of:=IF(AND([.$A91]&gt;=[.L$2];[.$A91]&lt;=[.L$3]);1;0)" office:value-type="float" office:value="0" calcext:value-type="float">
            <text:p>0</text:p>
          </table:table-cell>
          <table:table-cell table:formula="of:=IF(AND([.$A91]&gt;=[.M$2];[.$A91]&lt;=[.M$3]);1;0)" office:value-type="float" office:value="1" calcext:value-type="float">
            <text:p>1</text:p>
          </table:table-cell>
          <table:table-cell table:formula="of:=IF(AND([.$A91]&gt;=[.N$2];[.$A91]&lt;=[.N$3]);1;0)" office:value-type="float" office:value="0" calcext:value-type="float">
            <text:p>0</text:p>
          </table:table-cell>
          <table:table-cell table:formula="of:=IF(AND([.$A91]&gt;=[.O$2];[.$A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36" calcext:value-type="float">
            <text:p>0.22236</text:p>
          </table:table-cell>
          <table:table-cell table:formula="of:=IF(AND([.$A92]&gt;=[.B$2];[.$A92]&lt;=[.B$3]);1;0)" office:value-type="float" office:value="0" calcext:value-type="float">
            <text:p>0</text:p>
          </table:table-cell>
          <table:table-cell table:formula="of:=IF(AND([.$A92]&gt;=[.C$2];[.$A92]&lt;=[.C$3]);1;0)" office:value-type="float" office:value="0" calcext:value-type="float">
            <text:p>0</text:p>
          </table:table-cell>
          <table:table-cell table:formula="of:=IF(AND([.$A92]&gt;=[.D$2];[.$A92]&lt;=[.D$3]);1;0)" office:value-type="float" office:value="0" calcext:value-type="float">
            <text:p>0</text:p>
          </table:table-cell>
          <table:table-cell table:formula="of:=IF(AND([.$A92]&gt;=[.E$2];[.$A92]&lt;=[.E$3]);1;0)" office:value-type="float" office:value="1" calcext:value-type="float">
            <text:p>1</text:p>
          </table:table-cell>
          <table:table-cell table:formula="of:=IF(AND([.$A92]&gt;=[.F$2];[.$A92]&lt;=[.F$3]);1;0)" office:value-type="float" office:value="0" calcext:value-type="float">
            <text:p>0</text:p>
          </table:table-cell>
          <table:table-cell table:formula="of:=IF(AND([.$A92]&gt;=[.G$2];[.$A92]&lt;=[.G$3]);1;0)" office:value-type="float" office:value="0" calcext:value-type="float">
            <text:p>0</text:p>
          </table:table-cell>
          <table:table-cell/>
          <table:table-cell office:value-type="float" office:value="1.59987" calcext:value-type="float">
            <text:p>1.59987</text:p>
          </table:table-cell>
          <table:table-cell table:formula="of:=IF(AND([.$A92]&gt;=[.J$2];[.$A92]&lt;=[.J$3]);1;0)" office:value-type="float" office:value="0" calcext:value-type="float">
            <text:p>0</text:p>
          </table:table-cell>
          <table:table-cell table:formula="of:=IF(AND([.$A92]&gt;=[.K$2];[.$A92]&lt;=[.K$3]);1;0)" office:value-type="float" office:value="0" calcext:value-type="float">
            <text:p>0</text:p>
          </table:table-cell>
          <table:table-cell table:formula="of:=IF(AND([.$A92]&gt;=[.L$2];[.$A92]&lt;=[.L$3]);1;0)" office:value-type="float" office:value="0" calcext:value-type="float">
            <text:p>0</text:p>
          </table:table-cell>
          <table:table-cell table:formula="of:=IF(AND([.$A92]&gt;=[.M$2];[.$A92]&lt;=[.M$3]);1;0)" office:value-type="float" office:value="1" calcext:value-type="float">
            <text:p>1</text:p>
          </table:table-cell>
          <table:table-cell table:formula="of:=IF(AND([.$A92]&gt;=[.N$2];[.$A92]&lt;=[.N$3]);1;0)" office:value-type="float" office:value="0" calcext:value-type="float">
            <text:p>0</text:p>
          </table:table-cell>
          <table:table-cell table:formula="of:=IF(AND([.$A92]&gt;=[.O$2];[.$A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553" calcext:value-type="float">
            <text:p>1.59553</text:p>
          </table:table-cell>
          <table:table-cell table:formula="of:=IF(AND([.$A93]&gt;=[.B$2];[.$A93]&lt;=[.B$3]);1;0)" office:value-type="float" office:value="0" calcext:value-type="float">
            <text:p>0</text:p>
          </table:table-cell>
          <table:table-cell table:formula="of:=IF(AND([.$A93]&gt;=[.C$2];[.$A93]&lt;=[.C$3]);1;0)" office:value-type="float" office:value="0" calcext:value-type="float">
            <text:p>0</text:p>
          </table:table-cell>
          <table:table-cell table:formula="of:=IF(AND([.$A93]&gt;=[.D$2];[.$A93]&lt;=[.D$3]);1;0)" office:value-type="float" office:value="0" calcext:value-type="float">
            <text:p>0</text:p>
          </table:table-cell>
          <table:table-cell table:formula="of:=IF(AND([.$A93]&gt;=[.E$2];[.$A93]&lt;=[.E$3]);1;0)" office:value-type="float" office:value="0" calcext:value-type="float">
            <text:p>0</text:p>
          </table:table-cell>
          <table:table-cell table:formula="of:=IF(AND([.$A93]&gt;=[.F$2];[.$A93]&lt;=[.F$3]);1;0)" office:value-type="float" office:value="1" calcext:value-type="float">
            <text:p>1</text:p>
          </table:table-cell>
          <table:table-cell table:formula="of:=IF(AND([.$A93]&gt;=[.G$2];[.$A93]&lt;=[.G$3]);1;0)" office:value-type="float" office:value="0" calcext:value-type="float">
            <text:p>0</text:p>
          </table:table-cell>
          <table:table-cell/>
          <table:table-cell office:value-type="float" office:value="0.589162" calcext:value-type="float">
            <text:p>0.589162</text:p>
          </table:table-cell>
          <table:table-cell table:formula="of:=IF(AND([.$A93]&gt;=[.J$2];[.$A93]&lt;=[.J$3]);1;0)" office:value-type="float" office:value="0" calcext:value-type="float">
            <text:p>0</text:p>
          </table:table-cell>
          <table:table-cell table:formula="of:=IF(AND([.$A93]&gt;=[.K$2];[.$A93]&lt;=[.K$3]);1;0)" office:value-type="float" office:value="0" calcext:value-type="float">
            <text:p>0</text:p>
          </table:table-cell>
          <table:table-cell table:formula="of:=IF(AND([.$A93]&gt;=[.L$2];[.$A93]&lt;=[.L$3]);1;0)" office:value-type="float" office:value="0" calcext:value-type="float">
            <text:p>0</text:p>
          </table:table-cell>
          <table:table-cell table:formula="of:=IF(AND([.$A93]&gt;=[.M$2];[.$A93]&lt;=[.M$3]);1;0)" office:value-type="float" office:value="0" calcext:value-type="float">
            <text:p>0</text:p>
          </table:table-cell>
          <table:table-cell table:formula="of:=IF(AND([.$A93]&gt;=[.N$2];[.$A93]&lt;=[.N$3]);1;0)" office:value-type="float" office:value="1" calcext:value-type="float">
            <text:p>1</text:p>
          </table:table-cell>
          <table:table-cell table:formula="of:=IF(AND([.$A93]&gt;=[.O$2];[.$A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962" calcext:value-type="float">
            <text:p>-1.08962</text:p>
          </table:table-cell>
          <table:table-cell table:formula="of:=IF(AND([.$A94]&gt;=[.B$2];[.$A94]&lt;=[.B$3]);1;0)" office:value-type="float" office:value="0" calcext:value-type="float">
            <text:p>0</text:p>
          </table:table-cell>
          <table:table-cell table:formula="of:=IF(AND([.$A94]&gt;=[.C$2];[.$A94]&lt;=[.C$3]);1;0)" office:value-type="float" office:value="1" calcext:value-type="float">
            <text:p>1</text:p>
          </table:table-cell>
          <table:table-cell table:formula="of:=IF(AND([.$A94]&gt;=[.D$2];[.$A94]&lt;=[.D$3]);1;0)" office:value-type="float" office:value="0" calcext:value-type="float">
            <text:p>0</text:p>
          </table:table-cell>
          <table:table-cell table:formula="of:=IF(AND([.$A94]&gt;=[.E$2];[.$A94]&lt;=[.E$3]);1;0)" office:value-type="float" office:value="0" calcext:value-type="float">
            <text:p>0</text:p>
          </table:table-cell>
          <table:table-cell table:formula="of:=IF(AND([.$A94]&gt;=[.F$2];[.$A94]&lt;=[.F$3]);1;0)" office:value-type="float" office:value="0" calcext:value-type="float">
            <text:p>0</text:p>
          </table:table-cell>
          <table:table-cell table:formula="of:=IF(AND([.$A94]&gt;=[.G$2];[.$A94]&lt;=[.G$3]);1;0)" office:value-type="float" office:value="0" calcext:value-type="float">
            <text:p>0</text:p>
          </table:table-cell>
          <table:table-cell/>
          <table:table-cell office:value-type="float" office:value="0.00946044" calcext:value-type="float">
            <text:p>0.00946044</text:p>
          </table:table-cell>
          <table:table-cell table:formula="of:=IF(AND([.$A94]&gt;=[.J$2];[.$A94]&lt;=[.J$3]);1;0)" office:value-type="float" office:value="0" calcext:value-type="float">
            <text:p>0</text:p>
          </table:table-cell>
          <table:table-cell table:formula="of:=IF(AND([.$A94]&gt;=[.K$2];[.$A94]&lt;=[.K$3]);1;0)" office:value-type="float" office:value="1" calcext:value-type="float">
            <text:p>1</text:p>
          </table:table-cell>
          <table:table-cell table:formula="of:=IF(AND([.$A94]&gt;=[.L$2];[.$A94]&lt;=[.L$3]);1;0)" office:value-type="float" office:value="0" calcext:value-type="float">
            <text:p>0</text:p>
          </table:table-cell>
          <table:table-cell table:formula="of:=IF(AND([.$A94]&gt;=[.M$2];[.$A94]&lt;=[.M$3]);1;0)" office:value-type="float" office:value="0" calcext:value-type="float">
            <text:p>0</text:p>
          </table:table-cell>
          <table:table-cell table:formula="of:=IF(AND([.$A94]&gt;=[.N$2];[.$A94]&lt;=[.N$3]);1;0)" office:value-type="float" office:value="0" calcext:value-type="float">
            <text:p>0</text:p>
          </table:table-cell>
          <table:table-cell table:formula="of:=IF(AND([.$A94]&gt;=[.O$2];[.$A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02195" calcext:value-type="float">
            <text:p>-0.0202195</text:p>
          </table:table-cell>
          <table:table-cell table:formula="of:=IF(AND([.$A95]&gt;=[.B$2];[.$A95]&lt;=[.B$3]);1;0)" office:value-type="float" office:value="0" calcext:value-type="float">
            <text:p>0</text:p>
          </table:table-cell>
          <table:table-cell table:formula="of:=IF(AND([.$A95]&gt;=[.C$2];[.$A95]&lt;=[.C$3]);1;0)" office:value-type="float" office:value="0" calcext:value-type="float">
            <text:p>0</text:p>
          </table:table-cell>
          <table:table-cell table:formula="of:=IF(AND([.$A95]&gt;=[.D$2];[.$A95]&lt;=[.D$3]);1;0)" office:value-type="float" office:value="1" calcext:value-type="float">
            <text:p>1</text:p>
          </table:table-cell>
          <table:table-cell table:formula="of:=IF(AND([.$A95]&gt;=[.E$2];[.$A95]&lt;=[.E$3]);1;0)" office:value-type="float" office:value="0" calcext:value-type="float">
            <text:p>0</text:p>
          </table:table-cell>
          <table:table-cell table:formula="of:=IF(AND([.$A95]&gt;=[.F$2];[.$A95]&lt;=[.F$3]);1;0)" office:value-type="float" office:value="0" calcext:value-type="float">
            <text:p>0</text:p>
          </table:table-cell>
          <table:table-cell table:formula="of:=IF(AND([.$A95]&gt;=[.G$2];[.$A95]&lt;=[.G$3]);1;0)" office:value-type="float" office:value="0" calcext:value-type="float">
            <text:p>0</text:p>
          </table:table-cell>
          <table:table-cell/>
          <table:table-cell office:value-type="float" office:value="0.962034" calcext:value-type="float">
            <text:p>0.962034</text:p>
          </table:table-cell>
          <table:table-cell table:formula="of:=IF(AND([.$A95]&gt;=[.J$2];[.$A95]&lt;=[.J$3]);1;0)" office:value-type="float" office:value="0" calcext:value-type="float">
            <text:p>0</text:p>
          </table:table-cell>
          <table:table-cell table:formula="of:=IF(AND([.$A95]&gt;=[.K$2];[.$A95]&lt;=[.K$3]);1;0)" office:value-type="float" office:value="0" calcext:value-type="float">
            <text:p>0</text:p>
          </table:table-cell>
          <table:table-cell table:formula="of:=IF(AND([.$A95]&gt;=[.L$2];[.$A95]&lt;=[.L$3]);1;0)" office:value-type="float" office:value="1" calcext:value-type="float">
            <text:p>1</text:p>
          </table:table-cell>
          <table:table-cell table:formula="of:=IF(AND([.$A95]&gt;=[.M$2];[.$A95]&lt;=[.M$3]);1;0)" office:value-type="float" office:value="0" calcext:value-type="float">
            <text:p>0</text:p>
          </table:table-cell>
          <table:table-cell table:formula="of:=IF(AND([.$A95]&gt;=[.N$2];[.$A95]&lt;=[.N$3]);1;0)" office:value-type="float" office:value="0" calcext:value-type="float">
            <text:p>0</text:p>
          </table:table-cell>
          <table:table-cell table:formula="of:=IF(AND([.$A95]&gt;=[.O$2];[.$A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518" calcext:value-type="float">
            <text:p>0.106518</text:p>
          </table:table-cell>
          <table:table-cell table:formula="of:=IF(AND([.$A96]&gt;=[.B$2];[.$A96]&lt;=[.B$3]);1;0)" office:value-type="float" office:value="0" calcext:value-type="float">
            <text:p>0</text:p>
          </table:table-cell>
          <table:table-cell table:formula="of:=IF(AND([.$A96]&gt;=[.C$2];[.$A96]&lt;=[.C$3]);1;0)" office:value-type="float" office:value="0" calcext:value-type="float">
            <text:p>0</text:p>
          </table:table-cell>
          <table:table-cell table:formula="of:=IF(AND([.$A96]&gt;=[.D$2];[.$A96]&lt;=[.D$3]);1;0)" office:value-type="float" office:value="0" calcext:value-type="float">
            <text:p>0</text:p>
          </table:table-cell>
          <table:table-cell table:formula="of:=IF(AND([.$A96]&gt;=[.E$2];[.$A96]&lt;=[.E$3]);1;0)" office:value-type="float" office:value="1" calcext:value-type="float">
            <text:p>1</text:p>
          </table:table-cell>
          <table:table-cell table:formula="of:=IF(AND([.$A96]&gt;=[.F$2];[.$A96]&lt;=[.F$3]);1;0)" office:value-type="float" office:value="0" calcext:value-type="float">
            <text:p>0</text:p>
          </table:table-cell>
          <table:table-cell table:formula="of:=IF(AND([.$A96]&gt;=[.G$2];[.$A96]&lt;=[.G$3]);1;0)" office:value-type="float" office:value="0" calcext:value-type="float">
            <text:p>0</text:p>
          </table:table-cell>
          <table:table-cell/>
          <table:table-cell office:value-type="float" office:value="-0.985685" calcext:value-type="float">
            <text:p>-0.985685</text:p>
          </table:table-cell>
          <table:table-cell table:formula="of:=IF(AND([.$A96]&gt;=[.J$2];[.$A96]&lt;=[.J$3]);1;0)" office:value-type="float" office:value="0" calcext:value-type="float">
            <text:p>0</text:p>
          </table:table-cell>
          <table:table-cell table:formula="of:=IF(AND([.$A96]&gt;=[.K$2];[.$A96]&lt;=[.K$3]);1;0)" office:value-type="float" office:value="0" calcext:value-type="float">
            <text:p>0</text:p>
          </table:table-cell>
          <table:table-cell table:formula="of:=IF(AND([.$A96]&gt;=[.L$2];[.$A96]&lt;=[.L$3]);1;0)" office:value-type="float" office:value="0" calcext:value-type="float">
            <text:p>0</text:p>
          </table:table-cell>
          <table:table-cell table:formula="of:=IF(AND([.$A96]&gt;=[.M$2];[.$A96]&lt;=[.M$3]);1;0)" office:value-type="float" office:value="1" calcext:value-type="float">
            <text:p>1</text:p>
          </table:table-cell>
          <table:table-cell table:formula="of:=IF(AND([.$A96]&gt;=[.N$2];[.$A96]&lt;=[.N$3]);1;0)" office:value-type="float" office:value="0" calcext:value-type="float">
            <text:p>0</text:p>
          </table:table-cell>
          <table:table-cell table:formula="of:=IF(AND([.$A96]&gt;=[.O$2];[.$A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1954" calcext:value-type="float">
            <text:p>-2.11954</text:p>
          </table:table-cell>
          <table:table-cell table:formula="of:=IF(AND([.$A97]&gt;=[.B$2];[.$A97]&lt;=[.B$3]);1;0)" office:value-type="float" office:value="1" calcext:value-type="float">
            <text:p>1</text:p>
          </table:table-cell>
          <table:table-cell table:formula="of:=IF(AND([.$A97]&gt;=[.C$2];[.$A97]&lt;=[.C$3]);1;0)" office:value-type="float" office:value="0" calcext:value-type="float">
            <text:p>0</text:p>
          </table:table-cell>
          <table:table-cell table:formula="of:=IF(AND([.$A97]&gt;=[.D$2];[.$A97]&lt;=[.D$3]);1;0)" office:value-type="float" office:value="0" calcext:value-type="float">
            <text:p>0</text:p>
          </table:table-cell>
          <table:table-cell table:formula="of:=IF(AND([.$A97]&gt;=[.E$2];[.$A97]&lt;=[.E$3]);1;0)" office:value-type="float" office:value="0" calcext:value-type="float">
            <text:p>0</text:p>
          </table:table-cell>
          <table:table-cell table:formula="of:=IF(AND([.$A97]&gt;=[.F$2];[.$A97]&lt;=[.F$3]);1;0)" office:value-type="float" office:value="0" calcext:value-type="float">
            <text:p>0</text:p>
          </table:table-cell>
          <table:table-cell table:formula="of:=IF(AND([.$A97]&gt;=[.G$2];[.$A97]&lt;=[.G$3]);1;0)" office:value-type="float" office:value="0" calcext:value-type="float">
            <text:p>0</text:p>
          </table:table-cell>
          <table:table-cell/>
          <table:table-cell office:value-type="float" office:value="0.309855" calcext:value-type="float">
            <text:p>0.309855</text:p>
          </table:table-cell>
          <table:table-cell table:formula="of:=IF(AND([.$A97]&gt;=[.J$2];[.$A97]&lt;=[.J$3]);1;0)" office:value-type="float" office:value="1" calcext:value-type="float">
            <text:p>1</text:p>
          </table:table-cell>
          <table:table-cell table:formula="of:=IF(AND([.$A97]&gt;=[.K$2];[.$A97]&lt;=[.K$3]);1;0)" office:value-type="float" office:value="0" calcext:value-type="float">
            <text:p>0</text:p>
          </table:table-cell>
          <table:table-cell table:formula="of:=IF(AND([.$A97]&gt;=[.L$2];[.$A97]&lt;=[.L$3]);1;0)" office:value-type="float" office:value="0" calcext:value-type="float">
            <text:p>0</text:p>
          </table:table-cell>
          <table:table-cell table:formula="of:=IF(AND([.$A97]&gt;=[.M$2];[.$A97]&lt;=[.M$3]);1;0)" office:value-type="float" office:value="0" calcext:value-type="float">
            <text:p>0</text:p>
          </table:table-cell>
          <table:table-cell table:formula="of:=IF(AND([.$A97]&gt;=[.N$2];[.$A97]&lt;=[.N$3]);1;0)" office:value-type="float" office:value="0" calcext:value-type="float">
            <text:p>0</text:p>
          </table:table-cell>
          <table:table-cell table:formula="of:=IF(AND([.$A97]&gt;=[.O$2];[.$A9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5622" calcext:value-type="float">
            <text:p>-0.775622</text:p>
          </table:table-cell>
          <table:table-cell table:formula="of:=IF(AND([.$A98]&gt;=[.B$2];[.$A98]&lt;=[.B$3]);1;0)" office:value-type="float" office:value="0" calcext:value-type="float">
            <text:p>0</text:p>
          </table:table-cell>
          <table:table-cell table:formula="of:=IF(AND([.$A98]&gt;=[.C$2];[.$A98]&lt;=[.C$3]);1;0)" office:value-type="float" office:value="0" calcext:value-type="float">
            <text:p>0</text:p>
          </table:table-cell>
          <table:table-cell table:formula="of:=IF(AND([.$A98]&gt;=[.D$2];[.$A98]&lt;=[.D$3]);1;0)" office:value-type="float" office:value="1" calcext:value-type="float">
            <text:p>1</text:p>
          </table:table-cell>
          <table:table-cell table:formula="of:=IF(AND([.$A98]&gt;=[.E$2];[.$A98]&lt;=[.E$3]);1;0)" office:value-type="float" office:value="0" calcext:value-type="float">
            <text:p>0</text:p>
          </table:table-cell>
          <table:table-cell table:formula="of:=IF(AND([.$A98]&gt;=[.F$2];[.$A98]&lt;=[.F$3]);1;0)" office:value-type="float" office:value="0" calcext:value-type="float">
            <text:p>0</text:p>
          </table:table-cell>
          <table:table-cell table:formula="of:=IF(AND([.$A98]&gt;=[.G$2];[.$A98]&lt;=[.G$3]);1;0)" office:value-type="float" office:value="0" calcext:value-type="float">
            <text:p>0</text:p>
          </table:table-cell>
          <table:table-cell/>
          <table:table-cell office:value-type="float" office:value="2.22494" calcext:value-type="float">
            <text:p>2.22494</text:p>
          </table:table-cell>
          <table:table-cell table:formula="of:=IF(AND([.$A98]&gt;=[.J$2];[.$A98]&lt;=[.J$3]);1;0)" office:value-type="float" office:value="0" calcext:value-type="float">
            <text:p>0</text:p>
          </table:table-cell>
          <table:table-cell table:formula="of:=IF(AND([.$A98]&gt;=[.K$2];[.$A98]&lt;=[.K$3]);1;0)" office:value-type="float" office:value="0" calcext:value-type="float">
            <text:p>0</text:p>
          </table:table-cell>
          <table:table-cell table:formula="of:=IF(AND([.$A98]&gt;=[.L$2];[.$A98]&lt;=[.L$3]);1;0)" office:value-type="float" office:value="1" calcext:value-type="float">
            <text:p>1</text:p>
          </table:table-cell>
          <table:table-cell table:formula="of:=IF(AND([.$A98]&gt;=[.M$2];[.$A98]&lt;=[.M$3]);1;0)" office:value-type="float" office:value="0" calcext:value-type="float">
            <text:p>0</text:p>
          </table:table-cell>
          <table:table-cell table:formula="of:=IF(AND([.$A98]&gt;=[.N$2];[.$A98]&lt;=[.N$3]);1;0)" office:value-type="float" office:value="0" calcext:value-type="float">
            <text:p>0</text:p>
          </table:table-cell>
          <table:table-cell table:formula="of:=IF(AND([.$A98]&gt;=[.O$2];[.$A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18705" calcext:value-type="float">
            <text:p>-0.0118705</text:p>
          </table:table-cell>
          <table:table-cell table:formula="of:=IF(AND([.$A99]&gt;=[.B$2];[.$A99]&lt;=[.B$3]);1;0)" office:value-type="float" office:value="0" calcext:value-type="float">
            <text:p>0</text:p>
          </table:table-cell>
          <table:table-cell table:formula="of:=IF(AND([.$A99]&gt;=[.C$2];[.$A99]&lt;=[.C$3]);1;0)" office:value-type="float" office:value="0" calcext:value-type="float">
            <text:p>0</text:p>
          </table:table-cell>
          <table:table-cell table:formula="of:=IF(AND([.$A99]&gt;=[.D$2];[.$A99]&lt;=[.D$3]);1;0)" office:value-type="float" office:value="1" calcext:value-type="float">
            <text:p>1</text:p>
          </table:table-cell>
          <table:table-cell table:formula="of:=IF(AND([.$A99]&gt;=[.E$2];[.$A99]&lt;=[.E$3]);1;0)" office:value-type="float" office:value="0" calcext:value-type="float">
            <text:p>0</text:p>
          </table:table-cell>
          <table:table-cell table:formula="of:=IF(AND([.$A99]&gt;=[.F$2];[.$A99]&lt;=[.F$3]);1;0)" office:value-type="float" office:value="0" calcext:value-type="float">
            <text:p>0</text:p>
          </table:table-cell>
          <table:table-cell table:formula="of:=IF(AND([.$A99]&gt;=[.G$2];[.$A99]&lt;=[.G$3]);1;0)" office:value-type="float" office:value="0" calcext:value-type="float">
            <text:p>0</text:p>
          </table:table-cell>
          <table:table-cell/>
          <table:table-cell office:value-type="float" office:value="-0.463473" calcext:value-type="float">
            <text:p>-0.463473</text:p>
          </table:table-cell>
          <table:table-cell table:formula="of:=IF(AND([.$A99]&gt;=[.J$2];[.$A99]&lt;=[.J$3]);1;0)" office:value-type="float" office:value="0" calcext:value-type="float">
            <text:p>0</text:p>
          </table:table-cell>
          <table:table-cell table:formula="of:=IF(AND([.$A99]&gt;=[.K$2];[.$A99]&lt;=[.K$3]);1;0)" office:value-type="float" office:value="0" calcext:value-type="float">
            <text:p>0</text:p>
          </table:table-cell>
          <table:table-cell table:formula="of:=IF(AND([.$A99]&gt;=[.L$2];[.$A99]&lt;=[.L$3]);1;0)" office:value-type="float" office:value="1" calcext:value-type="float">
            <text:p>1</text:p>
          </table:table-cell>
          <table:table-cell table:formula="of:=IF(AND([.$A99]&gt;=[.M$2];[.$A99]&lt;=[.M$3]);1;0)" office:value-type="float" office:value="0" calcext:value-type="float">
            <text:p>0</text:p>
          </table:table-cell>
          <table:table-cell table:formula="of:=IF(AND([.$A99]&gt;=[.N$2];[.$A99]&lt;=[.N$3]);1;0)" office:value-type="float" office:value="0" calcext:value-type="float">
            <text:p>0</text:p>
          </table:table-cell>
          <table:table-cell table:formula="of:=IF(AND([.$A99]&gt;=[.O$2];[.$A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915" calcext:value-type="float">
            <text:p>1.41915</text:p>
          </table:table-cell>
          <table:table-cell table:formula="of:=IF(AND([.$A100]&gt;=[.B$2];[.$A100]&lt;=[.B$3]);1;0)" office:value-type="float" office:value="0" calcext:value-type="float">
            <text:p>0</text:p>
          </table:table-cell>
          <table:table-cell table:formula="of:=IF(AND([.$A100]&gt;=[.C$2];[.$A100]&lt;=[.C$3]);1;0)" office:value-type="float" office:value="0" calcext:value-type="float">
            <text:p>0</text:p>
          </table:table-cell>
          <table:table-cell table:formula="of:=IF(AND([.$A100]&gt;=[.D$2];[.$A100]&lt;=[.D$3]);1;0)" office:value-type="float" office:value="0" calcext:value-type="float">
            <text:p>0</text:p>
          </table:table-cell>
          <table:table-cell table:formula="of:=IF(AND([.$A100]&gt;=[.E$2];[.$A100]&lt;=[.E$3]);1;0)" office:value-type="float" office:value="0" calcext:value-type="float">
            <text:p>0</text:p>
          </table:table-cell>
          <table:table-cell table:formula="of:=IF(AND([.$A100]&gt;=[.F$2];[.$A100]&lt;=[.F$3]);1;0)" office:value-type="float" office:value="1" calcext:value-type="float">
            <text:p>1</text:p>
          </table:table-cell>
          <table:table-cell table:formula="of:=IF(AND([.$A100]&gt;=[.G$2];[.$A100]&lt;=[.G$3]);1;0)" office:value-type="float" office:value="0" calcext:value-type="float">
            <text:p>0</text:p>
          </table:table-cell>
          <table:table-cell/>
          <table:table-cell office:value-type="float" office:value="0.767606" calcext:value-type="float">
            <text:p>0.767606</text:p>
          </table:table-cell>
          <table:table-cell table:formula="of:=IF(AND([.$A100]&gt;=[.J$2];[.$A100]&lt;=[.J$3]);1;0)" office:value-type="float" office:value="0" calcext:value-type="float">
            <text:p>0</text:p>
          </table:table-cell>
          <table:table-cell table:formula="of:=IF(AND([.$A100]&gt;=[.K$2];[.$A100]&lt;=[.K$3]);1;0)" office:value-type="float" office:value="0" calcext:value-type="float">
            <text:p>0</text:p>
          </table:table-cell>
          <table:table-cell table:formula="of:=IF(AND([.$A100]&gt;=[.L$2];[.$A100]&lt;=[.L$3]);1;0)" office:value-type="float" office:value="0" calcext:value-type="float">
            <text:p>0</text:p>
          </table:table-cell>
          <table:table-cell table:formula="of:=IF(AND([.$A100]&gt;=[.M$2];[.$A100]&lt;=[.M$3]);1;0)" office:value-type="float" office:value="0" calcext:value-type="float">
            <text:p>0</text:p>
          </table:table-cell>
          <table:table-cell table:formula="of:=IF(AND([.$A100]&gt;=[.N$2];[.$A100]&lt;=[.N$3]);1;0)" office:value-type="float" office:value="1" calcext:value-type="float">
            <text:p>1</text:p>
          </table:table-cell>
          <table:table-cell table:formula="of:=IF(AND([.$A100]&gt;=[.O$2];[.$A1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92327" calcext:value-type="float">
            <text:p>-0.0792327</text:p>
          </table:table-cell>
          <table:table-cell table:formula="of:=IF(AND([.$A101]&gt;=[.B$2];[.$A101]&lt;=[.B$3]);1;0)" office:value-type="float" office:value="0" calcext:value-type="float">
            <text:p>0</text:p>
          </table:table-cell>
          <table:table-cell table:formula="of:=IF(AND([.$A101]&gt;=[.C$2];[.$A101]&lt;=[.C$3]);1;0)" office:value-type="float" office:value="0" calcext:value-type="float">
            <text:p>0</text:p>
          </table:table-cell>
          <table:table-cell table:formula="of:=IF(AND([.$A101]&gt;=[.D$2];[.$A101]&lt;=[.D$3]);1;0)" office:value-type="float" office:value="1" calcext:value-type="float">
            <text:p>1</text:p>
          </table:table-cell>
          <table:table-cell table:formula="of:=IF(AND([.$A101]&gt;=[.E$2];[.$A101]&lt;=[.E$3]);1;0)" office:value-type="float" office:value="0" calcext:value-type="float">
            <text:p>0</text:p>
          </table:table-cell>
          <table:table-cell table:formula="of:=IF(AND([.$A101]&gt;=[.F$2];[.$A101]&lt;=[.F$3]);1;0)" office:value-type="float" office:value="0" calcext:value-type="float">
            <text:p>0</text:p>
          </table:table-cell>
          <table:table-cell table:formula="of:=IF(AND([.$A101]&gt;=[.G$2];[.$A101]&lt;=[.G$3]);1;0)" office:value-type="float" office:value="0" calcext:value-type="float">
            <text:p>0</text:p>
          </table:table-cell>
          <table:table-cell/>
          <table:table-cell office:value-type="float" office:value="-0.0146121" calcext:value-type="float">
            <text:p>-0.0146121</text:p>
          </table:table-cell>
          <table:table-cell table:formula="of:=IF(AND([.$A101]&gt;=[.J$2];[.$A101]&lt;=[.J$3]);1;0)" office:value-type="float" office:value="0" calcext:value-type="float">
            <text:p>0</text:p>
          </table:table-cell>
          <table:table-cell table:formula="of:=IF(AND([.$A101]&gt;=[.K$2];[.$A101]&lt;=[.K$3]);1;0)" office:value-type="float" office:value="0" calcext:value-type="float">
            <text:p>0</text:p>
          </table:table-cell>
          <table:table-cell table:formula="of:=IF(AND([.$A101]&gt;=[.L$2];[.$A101]&lt;=[.L$3]);1;0)" office:value-type="float" office:value="1" calcext:value-type="float">
            <text:p>1</text:p>
          </table:table-cell>
          <table:table-cell table:formula="of:=IF(AND([.$A101]&gt;=[.M$2];[.$A101]&lt;=[.M$3]);1;0)" office:value-type="float" office:value="0" calcext:value-type="float">
            <text:p>0</text:p>
          </table:table-cell>
          <table:table-cell table:formula="of:=IF(AND([.$A101]&gt;=[.N$2];[.$A101]&lt;=[.N$3]);1;0)" office:value-type="float" office:value="0" calcext:value-type="float">
            <text:p>0</text:p>
          </table:table-cell>
          <table:table-cell table:formula="of:=IF(AND([.$A101]&gt;=[.O$2];[.$A1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3328" calcext:value-type="float">
            <text:p>-1.83328</text:p>
          </table:table-cell>
          <table:table-cell table:formula="of:=IF(AND([.$A102]&gt;=[.B$2];[.$A102]&lt;=[.B$3]);1;0)" office:value-type="float" office:value="0" calcext:value-type="float">
            <text:p>0</text:p>
          </table:table-cell>
          <table:table-cell table:formula="of:=IF(AND([.$A102]&gt;=[.C$2];[.$A102]&lt;=[.C$3]);1;0)" office:value-type="float" office:value="1" calcext:value-type="float">
            <text:p>1</text:p>
          </table:table-cell>
          <table:table-cell table:formula="of:=IF(AND([.$A102]&gt;=[.D$2];[.$A102]&lt;=[.D$3]);1;0)" office:value-type="float" office:value="0" calcext:value-type="float">
            <text:p>0</text:p>
          </table:table-cell>
          <table:table-cell table:formula="of:=IF(AND([.$A102]&gt;=[.E$2];[.$A102]&lt;=[.E$3]);1;0)" office:value-type="float" office:value="0" calcext:value-type="float">
            <text:p>0</text:p>
          </table:table-cell>
          <table:table-cell table:formula="of:=IF(AND([.$A102]&gt;=[.F$2];[.$A102]&lt;=[.F$3]);1;0)" office:value-type="float" office:value="0" calcext:value-type="float">
            <text:p>0</text:p>
          </table:table-cell>
          <table:table-cell table:formula="of:=IF(AND([.$A102]&gt;=[.G$2];[.$A102]&lt;=[.G$3]);1;0)" office:value-type="float" office:value="0" calcext:value-type="float">
            <text:p>0</text:p>
          </table:table-cell>
          <table:table-cell/>
          <table:table-cell table:style-name="ce1" office:value-type="float" office:value="-0.0000655115" calcext:value-type="float">
            <text:p>-6.55E-005</text:p>
          </table:table-cell>
          <table:table-cell table:formula="of:=IF(AND([.$A102]&gt;=[.J$2];[.$A102]&lt;=[.J$3]);1;0)" office:value-type="float" office:value="0" calcext:value-type="float">
            <text:p>0</text:p>
          </table:table-cell>
          <table:table-cell table:formula="of:=IF(AND([.$A102]&gt;=[.K$2];[.$A102]&lt;=[.K$3]);1;0)" office:value-type="float" office:value="1" calcext:value-type="float">
            <text:p>1</text:p>
          </table:table-cell>
          <table:table-cell table:formula="of:=IF(AND([.$A102]&gt;=[.L$2];[.$A102]&lt;=[.L$3]);1;0)" office:value-type="float" office:value="0" calcext:value-type="float">
            <text:p>0</text:p>
          </table:table-cell>
          <table:table-cell table:formula="of:=IF(AND([.$A102]&gt;=[.M$2];[.$A102]&lt;=[.M$3]);1;0)" office:value-type="float" office:value="0" calcext:value-type="float">
            <text:p>0</text:p>
          </table:table-cell>
          <table:table-cell table:formula="of:=IF(AND([.$A102]&gt;=[.N$2];[.$A102]&lt;=[.N$3]);1;0)" office:value-type="float" office:value="0" calcext:value-type="float">
            <text:p>0</text:p>
          </table:table-cell>
          <table:table-cell table:formula="of:=IF(AND([.$A102]&gt;=[.O$2];[.$A1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1917" calcext:value-type="float">
            <text:p>-1.01917</text:p>
          </table:table-cell>
          <table:table-cell table:formula="of:=IF(AND([.$A103]&gt;=[.B$2];[.$A103]&lt;=[.B$3]);1;0)" office:value-type="float" office:value="0" calcext:value-type="float">
            <text:p>0</text:p>
          </table:table-cell>
          <table:table-cell table:formula="of:=IF(AND([.$A103]&gt;=[.C$2];[.$A103]&lt;=[.C$3]);1;0)" office:value-type="float" office:value="1" calcext:value-type="float">
            <text:p>1</text:p>
          </table:table-cell>
          <table:table-cell table:formula="of:=IF(AND([.$A103]&gt;=[.D$2];[.$A103]&lt;=[.D$3]);1;0)" office:value-type="float" office:value="0" calcext:value-type="float">
            <text:p>0</text:p>
          </table:table-cell>
          <table:table-cell table:formula="of:=IF(AND([.$A103]&gt;=[.E$2];[.$A103]&lt;=[.E$3]);1;0)" office:value-type="float" office:value="0" calcext:value-type="float">
            <text:p>0</text:p>
          </table:table-cell>
          <table:table-cell table:formula="of:=IF(AND([.$A103]&gt;=[.F$2];[.$A103]&lt;=[.F$3]);1;0)" office:value-type="float" office:value="0" calcext:value-type="float">
            <text:p>0</text:p>
          </table:table-cell>
          <table:table-cell table:formula="of:=IF(AND([.$A103]&gt;=[.G$2];[.$A103]&lt;=[.G$3]);1;0)" office:value-type="float" office:value="0" calcext:value-type="float">
            <text:p>0</text:p>
          </table:table-cell>
          <table:table-cell/>
          <table:table-cell office:value-type="float" office:value="0.740836" calcext:value-type="float">
            <text:p>0.740836</text:p>
          </table:table-cell>
          <table:table-cell table:formula="of:=IF(AND([.$A103]&gt;=[.J$2];[.$A103]&lt;=[.J$3]);1;0)" office:value-type="float" office:value="0" calcext:value-type="float">
            <text:p>0</text:p>
          </table:table-cell>
          <table:table-cell table:formula="of:=IF(AND([.$A103]&gt;=[.K$2];[.$A103]&lt;=[.K$3]);1;0)" office:value-type="float" office:value="1" calcext:value-type="float">
            <text:p>1</text:p>
          </table:table-cell>
          <table:table-cell table:formula="of:=IF(AND([.$A103]&gt;=[.L$2];[.$A103]&lt;=[.L$3]);1;0)" office:value-type="float" office:value="0" calcext:value-type="float">
            <text:p>0</text:p>
          </table:table-cell>
          <table:table-cell table:formula="of:=IF(AND([.$A103]&gt;=[.M$2];[.$A103]&lt;=[.M$3]);1;0)" office:value-type="float" office:value="0" calcext:value-type="float">
            <text:p>0</text:p>
          </table:table-cell>
          <table:table-cell table:formula="of:=IF(AND([.$A103]&gt;=[.N$2];[.$A103]&lt;=[.N$3]);1;0)" office:value-type="float" office:value="0" calcext:value-type="float">
            <text:p>0</text:p>
          </table:table-cell>
          <table:table-cell table:formula="of:=IF(AND([.$A103]&gt;=[.O$2];[.$A1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2821" calcext:value-type="float">
            <text:p>0.0902821</text:p>
          </table:table-cell>
          <table:table-cell table:formula="of:=IF(AND([.$A104]&gt;=[.B$2];[.$A104]&lt;=[.B$3]);1;0)" office:value-type="float" office:value="0" calcext:value-type="float">
            <text:p>0</text:p>
          </table:table-cell>
          <table:table-cell table:formula="of:=IF(AND([.$A104]&gt;=[.C$2];[.$A104]&lt;=[.C$3]);1;0)" office:value-type="float" office:value="0" calcext:value-type="float">
            <text:p>0</text:p>
          </table:table-cell>
          <table:table-cell table:formula="of:=IF(AND([.$A104]&gt;=[.D$2];[.$A104]&lt;=[.D$3]);1;0)" office:value-type="float" office:value="0" calcext:value-type="float">
            <text:p>0</text:p>
          </table:table-cell>
          <table:table-cell table:formula="of:=IF(AND([.$A104]&gt;=[.E$2];[.$A104]&lt;=[.E$3]);1;0)" office:value-type="float" office:value="1" calcext:value-type="float">
            <text:p>1</text:p>
          </table:table-cell>
          <table:table-cell table:formula="of:=IF(AND([.$A104]&gt;=[.F$2];[.$A104]&lt;=[.F$3]);1;0)" office:value-type="float" office:value="0" calcext:value-type="float">
            <text:p>0</text:p>
          </table:table-cell>
          <table:table-cell table:formula="of:=IF(AND([.$A104]&gt;=[.G$2];[.$A104]&lt;=[.G$3]);1;0)" office:value-type="float" office:value="0" calcext:value-type="float">
            <text:p>0</text:p>
          </table:table-cell>
          <table:table-cell/>
          <table:table-cell office:value-type="float" office:value="1.26632" calcext:value-type="float">
            <text:p>1.26632</text:p>
          </table:table-cell>
          <table:table-cell table:formula="of:=IF(AND([.$A104]&gt;=[.J$2];[.$A104]&lt;=[.J$3]);1;0)" office:value-type="float" office:value="0" calcext:value-type="float">
            <text:p>0</text:p>
          </table:table-cell>
          <table:table-cell table:formula="of:=IF(AND([.$A104]&gt;=[.K$2];[.$A104]&lt;=[.K$3]);1;0)" office:value-type="float" office:value="0" calcext:value-type="float">
            <text:p>0</text:p>
          </table:table-cell>
          <table:table-cell table:formula="of:=IF(AND([.$A104]&gt;=[.L$2];[.$A104]&lt;=[.L$3]);1;0)" office:value-type="float" office:value="0" calcext:value-type="float">
            <text:p>0</text:p>
          </table:table-cell>
          <table:table-cell table:formula="of:=IF(AND([.$A104]&gt;=[.M$2];[.$A104]&lt;=[.M$3]);1;0)" office:value-type="float" office:value="1" calcext:value-type="float">
            <text:p>1</text:p>
          </table:table-cell>
          <table:table-cell table:formula="of:=IF(AND([.$A104]&gt;=[.N$2];[.$A104]&lt;=[.N$3]);1;0)" office:value-type="float" office:value="0" calcext:value-type="float">
            <text:p>0</text:p>
          </table:table-cell>
          <table:table-cell table:formula="of:=IF(AND([.$A104]&gt;=[.O$2];[.$A1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4026" calcext:value-type="float">
            <text:p>-0.514026</text:p>
          </table:table-cell>
          <table:table-cell table:formula="of:=IF(AND([.$A105]&gt;=[.B$2];[.$A105]&lt;=[.B$3]);1;0)" office:value-type="float" office:value="0" calcext:value-type="float">
            <text:p>0</text:p>
          </table:table-cell>
          <table:table-cell table:formula="of:=IF(AND([.$A105]&gt;=[.C$2];[.$A105]&lt;=[.C$3]);1;0)" office:value-type="float" office:value="0" calcext:value-type="float">
            <text:p>0</text:p>
          </table:table-cell>
          <table:table-cell table:formula="of:=IF(AND([.$A105]&gt;=[.D$2];[.$A105]&lt;=[.D$3]);1;0)" office:value-type="float" office:value="1" calcext:value-type="float">
            <text:p>1</text:p>
          </table:table-cell>
          <table:table-cell table:formula="of:=IF(AND([.$A105]&gt;=[.E$2];[.$A105]&lt;=[.E$3]);1;0)" office:value-type="float" office:value="0" calcext:value-type="float">
            <text:p>0</text:p>
          </table:table-cell>
          <table:table-cell table:formula="of:=IF(AND([.$A105]&gt;=[.F$2];[.$A105]&lt;=[.F$3]);1;0)" office:value-type="float" office:value="0" calcext:value-type="float">
            <text:p>0</text:p>
          </table:table-cell>
          <table:table-cell table:formula="of:=IF(AND([.$A105]&gt;=[.G$2];[.$A105]&lt;=[.G$3]);1;0)" office:value-type="float" office:value="0" calcext:value-type="float">
            <text:p>0</text:p>
          </table:table-cell>
          <table:table-cell/>
          <table:table-cell office:value-type="float" office:value="-0.368136" calcext:value-type="float">
            <text:p>-0.368136</text:p>
          </table:table-cell>
          <table:table-cell table:formula="of:=IF(AND([.$A105]&gt;=[.J$2];[.$A105]&lt;=[.J$3]);1;0)" office:value-type="float" office:value="0" calcext:value-type="float">
            <text:p>0</text:p>
          </table:table-cell>
          <table:table-cell table:formula="of:=IF(AND([.$A105]&gt;=[.K$2];[.$A105]&lt;=[.K$3]);1;0)" office:value-type="float" office:value="0" calcext:value-type="float">
            <text:p>0</text:p>
          </table:table-cell>
          <table:table-cell table:formula="of:=IF(AND([.$A105]&gt;=[.L$2];[.$A105]&lt;=[.L$3]);1;0)" office:value-type="float" office:value="1" calcext:value-type="float">
            <text:p>1</text:p>
          </table:table-cell>
          <table:table-cell table:formula="of:=IF(AND([.$A105]&gt;=[.M$2];[.$A105]&lt;=[.M$3]);1;0)" office:value-type="float" office:value="0" calcext:value-type="float">
            <text:p>0</text:p>
          </table:table-cell>
          <table:table-cell table:formula="of:=IF(AND([.$A105]&gt;=[.N$2];[.$A105]&lt;=[.N$3]);1;0)" office:value-type="float" office:value="0" calcext:value-type="float">
            <text:p>0</text:p>
          </table:table-cell>
          <table:table-cell table:formula="of:=IF(AND([.$A105]&gt;=[.O$2];[.$A1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906" calcext:value-type="float">
            <text:p>1.37906</text:p>
          </table:table-cell>
          <table:table-cell table:formula="of:=IF(AND([.$A106]&gt;=[.B$2];[.$A106]&lt;=[.B$3]);1;0)" office:value-type="float" office:value="0" calcext:value-type="float">
            <text:p>0</text:p>
          </table:table-cell>
          <table:table-cell table:formula="of:=IF(AND([.$A106]&gt;=[.C$2];[.$A106]&lt;=[.C$3]);1;0)" office:value-type="float" office:value="0" calcext:value-type="float">
            <text:p>0</text:p>
          </table:table-cell>
          <table:table-cell table:formula="of:=IF(AND([.$A106]&gt;=[.D$2];[.$A106]&lt;=[.D$3]);1;0)" office:value-type="float" office:value="0" calcext:value-type="float">
            <text:p>0</text:p>
          </table:table-cell>
          <table:table-cell table:formula="of:=IF(AND([.$A106]&gt;=[.E$2];[.$A106]&lt;=[.E$3]);1;0)" office:value-type="float" office:value="0" calcext:value-type="float">
            <text:p>0</text:p>
          </table:table-cell>
          <table:table-cell table:formula="of:=IF(AND([.$A106]&gt;=[.F$2];[.$A106]&lt;=[.F$3]);1;0)" office:value-type="float" office:value="1" calcext:value-type="float">
            <text:p>1</text:p>
          </table:table-cell>
          <table:table-cell table:formula="of:=IF(AND([.$A106]&gt;=[.G$2];[.$A106]&lt;=[.G$3]);1;0)" office:value-type="float" office:value="0" calcext:value-type="float">
            <text:p>0</text:p>
          </table:table-cell>
          <table:table-cell/>
          <table:table-cell office:value-type="float" office:value="-1.98157" calcext:value-type="float">
            <text:p>-1.98157</text:p>
          </table:table-cell>
          <table:table-cell table:formula="of:=IF(AND([.$A106]&gt;=[.J$2];[.$A106]&lt;=[.J$3]);1;0)" office:value-type="float" office:value="0" calcext:value-type="float">
            <text:p>0</text:p>
          </table:table-cell>
          <table:table-cell table:formula="of:=IF(AND([.$A106]&gt;=[.K$2];[.$A106]&lt;=[.K$3]);1;0)" office:value-type="float" office:value="0" calcext:value-type="float">
            <text:p>0</text:p>
          </table:table-cell>
          <table:table-cell table:formula="of:=IF(AND([.$A106]&gt;=[.L$2];[.$A106]&lt;=[.L$3]);1;0)" office:value-type="float" office:value="0" calcext:value-type="float">
            <text:p>0</text:p>
          </table:table-cell>
          <table:table-cell table:formula="of:=IF(AND([.$A106]&gt;=[.M$2];[.$A106]&lt;=[.M$3]);1;0)" office:value-type="float" office:value="0" calcext:value-type="float">
            <text:p>0</text:p>
          </table:table-cell>
          <table:table-cell table:formula="of:=IF(AND([.$A106]&gt;=[.N$2];[.$A106]&lt;=[.N$3]);1;0)" office:value-type="float" office:value="1" calcext:value-type="float">
            <text:p>1</text:p>
          </table:table-cell>
          <table:table-cell table:formula="of:=IF(AND([.$A106]&gt;=[.O$2];[.$A1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063" calcext:value-type="float">
            <text:p>0.276063</text:p>
          </table:table-cell>
          <table:table-cell table:formula="of:=IF(AND([.$A107]&gt;=[.B$2];[.$A107]&lt;=[.B$3]);1;0)" office:value-type="float" office:value="0" calcext:value-type="float">
            <text:p>0</text:p>
          </table:table-cell>
          <table:table-cell table:formula="of:=IF(AND([.$A107]&gt;=[.C$2];[.$A107]&lt;=[.C$3]);1;0)" office:value-type="float" office:value="0" calcext:value-type="float">
            <text:p>0</text:p>
          </table:table-cell>
          <table:table-cell table:formula="of:=IF(AND([.$A107]&gt;=[.D$2];[.$A107]&lt;=[.D$3]);1;0)" office:value-type="float" office:value="0" calcext:value-type="float">
            <text:p>0</text:p>
          </table:table-cell>
          <table:table-cell table:formula="of:=IF(AND([.$A107]&gt;=[.E$2];[.$A107]&lt;=[.E$3]);1;0)" office:value-type="float" office:value="1" calcext:value-type="float">
            <text:p>1</text:p>
          </table:table-cell>
          <table:table-cell table:formula="of:=IF(AND([.$A107]&gt;=[.F$2];[.$A107]&lt;=[.F$3]);1;0)" office:value-type="float" office:value="0" calcext:value-type="float">
            <text:p>0</text:p>
          </table:table-cell>
          <table:table-cell table:formula="of:=IF(AND([.$A107]&gt;=[.G$2];[.$A107]&lt;=[.G$3]);1;0)" office:value-type="float" office:value="0" calcext:value-type="float">
            <text:p>0</text:p>
          </table:table-cell>
          <table:table-cell/>
          <table:table-cell office:value-type="float" office:value="3.03105" calcext:value-type="float">
            <text:p>3.03105</text:p>
          </table:table-cell>
          <table:table-cell table:formula="of:=IF(AND([.$A107]&gt;=[.J$2];[.$A107]&lt;=[.J$3]);1;0)" office:value-type="float" office:value="0" calcext:value-type="float">
            <text:p>0</text:p>
          </table:table-cell>
          <table:table-cell table:formula="of:=IF(AND([.$A107]&gt;=[.K$2];[.$A107]&lt;=[.K$3]);1;0)" office:value-type="float" office:value="0" calcext:value-type="float">
            <text:p>0</text:p>
          </table:table-cell>
          <table:table-cell table:formula="of:=IF(AND([.$A107]&gt;=[.L$2];[.$A107]&lt;=[.L$3]);1;0)" office:value-type="float" office:value="0" calcext:value-type="float">
            <text:p>0</text:p>
          </table:table-cell>
          <table:table-cell table:formula="of:=IF(AND([.$A107]&gt;=[.M$2];[.$A107]&lt;=[.M$3]);1;0)" office:value-type="float" office:value="1" calcext:value-type="float">
            <text:p>1</text:p>
          </table:table-cell>
          <table:table-cell table:formula="of:=IF(AND([.$A107]&gt;=[.N$2];[.$A107]&lt;=[.N$3]);1;0)" office:value-type="float" office:value="0" calcext:value-type="float">
            <text:p>0</text:p>
          </table:table-cell>
          <table:table-cell table:formula="of:=IF(AND([.$A107]&gt;=[.O$2];[.$A1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7484" calcext:value-type="float">
            <text:p>-0.257484</text:p>
          </table:table-cell>
          <table:table-cell table:formula="of:=IF(AND([.$A108]&gt;=[.B$2];[.$A108]&lt;=[.B$3]);1;0)" office:value-type="float" office:value="0" calcext:value-type="float">
            <text:p>0</text:p>
          </table:table-cell>
          <table:table-cell table:formula="of:=IF(AND([.$A108]&gt;=[.C$2];[.$A108]&lt;=[.C$3]);1;0)" office:value-type="float" office:value="0" calcext:value-type="float">
            <text:p>0</text:p>
          </table:table-cell>
          <table:table-cell table:formula="of:=IF(AND([.$A108]&gt;=[.D$2];[.$A108]&lt;=[.D$3]);1;0)" office:value-type="float" office:value="1" calcext:value-type="float">
            <text:p>1</text:p>
          </table:table-cell>
          <table:table-cell table:formula="of:=IF(AND([.$A108]&gt;=[.E$2];[.$A108]&lt;=[.E$3]);1;0)" office:value-type="float" office:value="0" calcext:value-type="float">
            <text:p>0</text:p>
          </table:table-cell>
          <table:table-cell table:formula="of:=IF(AND([.$A108]&gt;=[.F$2];[.$A108]&lt;=[.F$3]);1;0)" office:value-type="float" office:value="0" calcext:value-type="float">
            <text:p>0</text:p>
          </table:table-cell>
          <table:table-cell table:formula="of:=IF(AND([.$A108]&gt;=[.G$2];[.$A108]&lt;=[.G$3]);1;0)" office:value-type="float" office:value="0" calcext:value-type="float">
            <text:p>0</text:p>
          </table:table-cell>
          <table:table-cell/>
          <table:table-cell office:value-type="float" office:value="0.424432" calcext:value-type="float">
            <text:p>0.424432</text:p>
          </table:table-cell>
          <table:table-cell table:formula="of:=IF(AND([.$A108]&gt;=[.J$2];[.$A108]&lt;=[.J$3]);1;0)" office:value-type="float" office:value="0" calcext:value-type="float">
            <text:p>0</text:p>
          </table:table-cell>
          <table:table-cell table:formula="of:=IF(AND([.$A108]&gt;=[.K$2];[.$A108]&lt;=[.K$3]);1;0)" office:value-type="float" office:value="0" calcext:value-type="float">
            <text:p>0</text:p>
          </table:table-cell>
          <table:table-cell table:formula="of:=IF(AND([.$A108]&gt;=[.L$2];[.$A108]&lt;=[.L$3]);1;0)" office:value-type="float" office:value="1" calcext:value-type="float">
            <text:p>1</text:p>
          </table:table-cell>
          <table:table-cell table:formula="of:=IF(AND([.$A108]&gt;=[.M$2];[.$A108]&lt;=[.M$3]);1;0)" office:value-type="float" office:value="0" calcext:value-type="float">
            <text:p>0</text:p>
          </table:table-cell>
          <table:table-cell table:formula="of:=IF(AND([.$A108]&gt;=[.N$2];[.$A108]&lt;=[.N$3]);1;0)" office:value-type="float" office:value="0" calcext:value-type="float">
            <text:p>0</text:p>
          </table:table-cell>
          <table:table-cell table:formula="of:=IF(AND([.$A108]&gt;=[.O$2];[.$A1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4546" calcext:value-type="float">
            <text:p>-1.84546</text:p>
          </table:table-cell>
          <table:table-cell table:formula="of:=IF(AND([.$A109]&gt;=[.B$2];[.$A109]&lt;=[.B$3]);1;0)" office:value-type="float" office:value="0" calcext:value-type="float">
            <text:p>0</text:p>
          </table:table-cell>
          <table:table-cell table:formula="of:=IF(AND([.$A109]&gt;=[.C$2];[.$A109]&lt;=[.C$3]);1;0)" office:value-type="float" office:value="1" calcext:value-type="float">
            <text:p>1</text:p>
          </table:table-cell>
          <table:table-cell table:formula="of:=IF(AND([.$A109]&gt;=[.D$2];[.$A109]&lt;=[.D$3]);1;0)" office:value-type="float" office:value="0" calcext:value-type="float">
            <text:p>0</text:p>
          </table:table-cell>
          <table:table-cell table:formula="of:=IF(AND([.$A109]&gt;=[.E$2];[.$A109]&lt;=[.E$3]);1;0)" office:value-type="float" office:value="0" calcext:value-type="float">
            <text:p>0</text:p>
          </table:table-cell>
          <table:table-cell table:formula="of:=IF(AND([.$A109]&gt;=[.F$2];[.$A109]&lt;=[.F$3]);1;0)" office:value-type="float" office:value="0" calcext:value-type="float">
            <text:p>0</text:p>
          </table:table-cell>
          <table:table-cell table:formula="of:=IF(AND([.$A109]&gt;=[.G$2];[.$A109]&lt;=[.G$3]);1;0)" office:value-type="float" office:value="0" calcext:value-type="float">
            <text:p>0</text:p>
          </table:table-cell>
          <table:table-cell/>
          <table:table-cell office:value-type="float" office:value="-0.667131" calcext:value-type="float">
            <text:p>-0.667131</text:p>
          </table:table-cell>
          <table:table-cell table:formula="of:=IF(AND([.$A109]&gt;=[.J$2];[.$A109]&lt;=[.J$3]);1;0)" office:value-type="float" office:value="0" calcext:value-type="float">
            <text:p>0</text:p>
          </table:table-cell>
          <table:table-cell table:formula="of:=IF(AND([.$A109]&gt;=[.K$2];[.$A109]&lt;=[.K$3]);1;0)" office:value-type="float" office:value="1" calcext:value-type="float">
            <text:p>1</text:p>
          </table:table-cell>
          <table:table-cell table:formula="of:=IF(AND([.$A109]&gt;=[.L$2];[.$A109]&lt;=[.L$3]);1;0)" office:value-type="float" office:value="0" calcext:value-type="float">
            <text:p>0</text:p>
          </table:table-cell>
          <table:table-cell table:formula="of:=IF(AND([.$A109]&gt;=[.M$2];[.$A109]&lt;=[.M$3]);1;0)" office:value-type="float" office:value="0" calcext:value-type="float">
            <text:p>0</text:p>
          </table:table-cell>
          <table:table-cell table:formula="of:=IF(AND([.$A109]&gt;=[.N$2];[.$A109]&lt;=[.N$3]);1;0)" office:value-type="float" office:value="0" calcext:value-type="float">
            <text:p>0</text:p>
          </table:table-cell>
          <table:table-cell table:formula="of:=IF(AND([.$A109]&gt;=[.O$2];[.$A1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3553" calcext:value-type="float">
            <text:p>-1.73553</text:p>
          </table:table-cell>
          <table:table-cell table:formula="of:=IF(AND([.$A110]&gt;=[.B$2];[.$A110]&lt;=[.B$3]);1;0)" office:value-type="float" office:value="0" calcext:value-type="float">
            <text:p>0</text:p>
          </table:table-cell>
          <table:table-cell table:formula="of:=IF(AND([.$A110]&gt;=[.C$2];[.$A110]&lt;=[.C$3]);1;0)" office:value-type="float" office:value="1" calcext:value-type="float">
            <text:p>1</text:p>
          </table:table-cell>
          <table:table-cell table:formula="of:=IF(AND([.$A110]&gt;=[.D$2];[.$A110]&lt;=[.D$3]);1;0)" office:value-type="float" office:value="0" calcext:value-type="float">
            <text:p>0</text:p>
          </table:table-cell>
          <table:table-cell table:formula="of:=IF(AND([.$A110]&gt;=[.E$2];[.$A110]&lt;=[.E$3]);1;0)" office:value-type="float" office:value="0" calcext:value-type="float">
            <text:p>0</text:p>
          </table:table-cell>
          <table:table-cell table:formula="of:=IF(AND([.$A110]&gt;=[.F$2];[.$A110]&lt;=[.F$3]);1;0)" office:value-type="float" office:value="0" calcext:value-type="float">
            <text:p>0</text:p>
          </table:table-cell>
          <table:table-cell table:formula="of:=IF(AND([.$A110]&gt;=[.G$2];[.$A110]&lt;=[.G$3]);1;0)" office:value-type="float" office:value="0" calcext:value-type="float">
            <text:p>0</text:p>
          </table:table-cell>
          <table:table-cell/>
          <table:table-cell office:value-type="float" office:value="0.950473" calcext:value-type="float">
            <text:p>0.950473</text:p>
          </table:table-cell>
          <table:table-cell table:formula="of:=IF(AND([.$A110]&gt;=[.J$2];[.$A110]&lt;=[.J$3]);1;0)" office:value-type="float" office:value="0" calcext:value-type="float">
            <text:p>0</text:p>
          </table:table-cell>
          <table:table-cell table:formula="of:=IF(AND([.$A110]&gt;=[.K$2];[.$A110]&lt;=[.K$3]);1;0)" office:value-type="float" office:value="1" calcext:value-type="float">
            <text:p>1</text:p>
          </table:table-cell>
          <table:table-cell table:formula="of:=IF(AND([.$A110]&gt;=[.L$2];[.$A110]&lt;=[.L$3]);1;0)" office:value-type="float" office:value="0" calcext:value-type="float">
            <text:p>0</text:p>
          </table:table-cell>
          <table:table-cell table:formula="of:=IF(AND([.$A110]&gt;=[.M$2];[.$A110]&lt;=[.M$3]);1;0)" office:value-type="float" office:value="0" calcext:value-type="float">
            <text:p>0</text:p>
          </table:table-cell>
          <table:table-cell table:formula="of:=IF(AND([.$A110]&gt;=[.N$2];[.$A110]&lt;=[.N$3]);1;0)" office:value-type="float" office:value="0" calcext:value-type="float">
            <text:p>0</text:p>
          </table:table-cell>
          <table:table-cell table:formula="of:=IF(AND([.$A110]&gt;=[.O$2];[.$A1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3866" calcext:value-type="float">
            <text:p>0.763866</text:p>
          </table:table-cell>
          <table:table-cell table:formula="of:=IF(AND([.$A111]&gt;=[.B$2];[.$A111]&lt;=[.B$3]);1;0)" office:value-type="float" office:value="0" calcext:value-type="float">
            <text:p>0</text:p>
          </table:table-cell>
          <table:table-cell table:formula="of:=IF(AND([.$A111]&gt;=[.C$2];[.$A111]&lt;=[.C$3]);1;0)" office:value-type="float" office:value="0" calcext:value-type="float">
            <text:p>0</text:p>
          </table:table-cell>
          <table:table-cell table:formula="of:=IF(AND([.$A111]&gt;=[.D$2];[.$A111]&lt;=[.D$3]);1;0)" office:value-type="float" office:value="0" calcext:value-type="float">
            <text:p>0</text:p>
          </table:table-cell>
          <table:table-cell table:formula="of:=IF(AND([.$A111]&gt;=[.E$2];[.$A111]&lt;=[.E$3]);1;0)" office:value-type="float" office:value="1" calcext:value-type="float">
            <text:p>1</text:p>
          </table:table-cell>
          <table:table-cell table:formula="of:=IF(AND([.$A111]&gt;=[.F$2];[.$A111]&lt;=[.F$3]);1;0)" office:value-type="float" office:value="0" calcext:value-type="float">
            <text:p>0</text:p>
          </table:table-cell>
          <table:table-cell table:formula="of:=IF(AND([.$A111]&gt;=[.G$2];[.$A111]&lt;=[.G$3]);1;0)" office:value-type="float" office:value="0" calcext:value-type="float">
            <text:p>0</text:p>
          </table:table-cell>
          <table:table-cell/>
          <table:table-cell office:value-type="float" office:value="0.158849" calcext:value-type="float">
            <text:p>0.158849</text:p>
          </table:table-cell>
          <table:table-cell table:formula="of:=IF(AND([.$A111]&gt;=[.J$2];[.$A111]&lt;=[.J$3]);1;0)" office:value-type="float" office:value="0" calcext:value-type="float">
            <text:p>0</text:p>
          </table:table-cell>
          <table:table-cell table:formula="of:=IF(AND([.$A111]&gt;=[.K$2];[.$A111]&lt;=[.K$3]);1;0)" office:value-type="float" office:value="0" calcext:value-type="float">
            <text:p>0</text:p>
          </table:table-cell>
          <table:table-cell table:formula="of:=IF(AND([.$A111]&gt;=[.L$2];[.$A111]&lt;=[.L$3]);1;0)" office:value-type="float" office:value="0" calcext:value-type="float">
            <text:p>0</text:p>
          </table:table-cell>
          <table:table-cell table:formula="of:=IF(AND([.$A111]&gt;=[.M$2];[.$A111]&lt;=[.M$3]);1;0)" office:value-type="float" office:value="1" calcext:value-type="float">
            <text:p>1</text:p>
          </table:table-cell>
          <table:table-cell table:formula="of:=IF(AND([.$A111]&gt;=[.N$2];[.$A111]&lt;=[.N$3]);1;0)" office:value-type="float" office:value="0" calcext:value-type="float">
            <text:p>0</text:p>
          </table:table-cell>
          <table:table-cell table:formula="of:=IF(AND([.$A111]&gt;=[.O$2];[.$A1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0518" calcext:value-type="float">
            <text:p>0.680518</text:p>
          </table:table-cell>
          <table:table-cell table:formula="of:=IF(AND([.$A112]&gt;=[.B$2];[.$A112]&lt;=[.B$3]);1;0)" office:value-type="float" office:value="0" calcext:value-type="float">
            <text:p>0</text:p>
          </table:table-cell>
          <table:table-cell table:formula="of:=IF(AND([.$A112]&gt;=[.C$2];[.$A112]&lt;=[.C$3]);1;0)" office:value-type="float" office:value="0" calcext:value-type="float">
            <text:p>0</text:p>
          </table:table-cell>
          <table:table-cell table:formula="of:=IF(AND([.$A112]&gt;=[.D$2];[.$A112]&lt;=[.D$3]);1;0)" office:value-type="float" office:value="0" calcext:value-type="float">
            <text:p>0</text:p>
          </table:table-cell>
          <table:table-cell table:formula="of:=IF(AND([.$A112]&gt;=[.E$2];[.$A112]&lt;=[.E$3]);1;0)" office:value-type="float" office:value="1" calcext:value-type="float">
            <text:p>1</text:p>
          </table:table-cell>
          <table:table-cell table:formula="of:=IF(AND([.$A112]&gt;=[.F$2];[.$A112]&lt;=[.F$3]);1;0)" office:value-type="float" office:value="0" calcext:value-type="float">
            <text:p>0</text:p>
          </table:table-cell>
          <table:table-cell table:formula="of:=IF(AND([.$A112]&gt;=[.G$2];[.$A112]&lt;=[.G$3]);1;0)" office:value-type="float" office:value="0" calcext:value-type="float">
            <text:p>0</text:p>
          </table:table-cell>
          <table:table-cell/>
          <table:table-cell office:value-type="float" office:value="1.10749" calcext:value-type="float">
            <text:p>1.10749</text:p>
          </table:table-cell>
          <table:table-cell table:formula="of:=IF(AND([.$A112]&gt;=[.J$2];[.$A112]&lt;=[.J$3]);1;0)" office:value-type="float" office:value="0" calcext:value-type="float">
            <text:p>0</text:p>
          </table:table-cell>
          <table:table-cell table:formula="of:=IF(AND([.$A112]&gt;=[.K$2];[.$A112]&lt;=[.K$3]);1;0)" office:value-type="float" office:value="0" calcext:value-type="float">
            <text:p>0</text:p>
          </table:table-cell>
          <table:table-cell table:formula="of:=IF(AND([.$A112]&gt;=[.L$2];[.$A112]&lt;=[.L$3]);1;0)" office:value-type="float" office:value="0" calcext:value-type="float">
            <text:p>0</text:p>
          </table:table-cell>
          <table:table-cell table:formula="of:=IF(AND([.$A112]&gt;=[.M$2];[.$A112]&lt;=[.M$3]);1;0)" office:value-type="float" office:value="1" calcext:value-type="float">
            <text:p>1</text:p>
          </table:table-cell>
          <table:table-cell table:formula="of:=IF(AND([.$A112]&gt;=[.N$2];[.$A112]&lt;=[.N$3]);1;0)" office:value-type="float" office:value="0" calcext:value-type="float">
            <text:p>0</text:p>
          </table:table-cell>
          <table:table-cell table:formula="of:=IF(AND([.$A112]&gt;=[.O$2];[.$A1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5013" calcext:value-type="float">
            <text:p>0.505013</text:p>
          </table:table-cell>
          <table:table-cell table:formula="of:=IF(AND([.$A113]&gt;=[.B$2];[.$A113]&lt;=[.B$3]);1;0)" office:value-type="float" office:value="0" calcext:value-type="float">
            <text:p>0</text:p>
          </table:table-cell>
          <table:table-cell table:formula="of:=IF(AND([.$A113]&gt;=[.C$2];[.$A113]&lt;=[.C$3]);1;0)" office:value-type="float" office:value="0" calcext:value-type="float">
            <text:p>0</text:p>
          </table:table-cell>
          <table:table-cell table:formula="of:=IF(AND([.$A113]&gt;=[.D$2];[.$A113]&lt;=[.D$3]);1;0)" office:value-type="float" office:value="0" calcext:value-type="float">
            <text:p>0</text:p>
          </table:table-cell>
          <table:table-cell table:formula="of:=IF(AND([.$A113]&gt;=[.E$2];[.$A113]&lt;=[.E$3]);1;0)" office:value-type="float" office:value="1" calcext:value-type="float">
            <text:p>1</text:p>
          </table:table-cell>
          <table:table-cell table:formula="of:=IF(AND([.$A113]&gt;=[.F$2];[.$A113]&lt;=[.F$3]);1;0)" office:value-type="float" office:value="0" calcext:value-type="float">
            <text:p>0</text:p>
          </table:table-cell>
          <table:table-cell table:formula="of:=IF(AND([.$A113]&gt;=[.G$2];[.$A113]&lt;=[.G$3]);1;0)" office:value-type="float" office:value="0" calcext:value-type="float">
            <text:p>0</text:p>
          </table:table-cell>
          <table:table-cell/>
          <table:table-cell office:value-type="float" office:value="-0.801525" calcext:value-type="float">
            <text:p>-0.801525</text:p>
          </table:table-cell>
          <table:table-cell table:formula="of:=IF(AND([.$A113]&gt;=[.J$2];[.$A113]&lt;=[.J$3]);1;0)" office:value-type="float" office:value="0" calcext:value-type="float">
            <text:p>0</text:p>
          </table:table-cell>
          <table:table-cell table:formula="of:=IF(AND([.$A113]&gt;=[.K$2];[.$A113]&lt;=[.K$3]);1;0)" office:value-type="float" office:value="0" calcext:value-type="float">
            <text:p>0</text:p>
          </table:table-cell>
          <table:table-cell table:formula="of:=IF(AND([.$A113]&gt;=[.L$2];[.$A113]&lt;=[.L$3]);1;0)" office:value-type="float" office:value="0" calcext:value-type="float">
            <text:p>0</text:p>
          </table:table-cell>
          <table:table-cell table:formula="of:=IF(AND([.$A113]&gt;=[.M$2];[.$A113]&lt;=[.M$3]);1;0)" office:value-type="float" office:value="1" calcext:value-type="float">
            <text:p>1</text:p>
          </table:table-cell>
          <table:table-cell table:formula="of:=IF(AND([.$A113]&gt;=[.N$2];[.$A113]&lt;=[.N$3]);1;0)" office:value-type="float" office:value="0" calcext:value-type="float">
            <text:p>0</text:p>
          </table:table-cell>
          <table:table-cell table:formula="of:=IF(AND([.$A113]&gt;=[.O$2];[.$A1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8771" calcext:value-type="float">
            <text:p>-0.348771</text:p>
          </table:table-cell>
          <table:table-cell table:formula="of:=IF(AND([.$A114]&gt;=[.B$2];[.$A114]&lt;=[.B$3]);1;0)" office:value-type="float" office:value="0" calcext:value-type="float">
            <text:p>0</text:p>
          </table:table-cell>
          <table:table-cell table:formula="of:=IF(AND([.$A114]&gt;=[.C$2];[.$A114]&lt;=[.C$3]);1;0)" office:value-type="float" office:value="0" calcext:value-type="float">
            <text:p>0</text:p>
          </table:table-cell>
          <table:table-cell table:formula="of:=IF(AND([.$A114]&gt;=[.D$2];[.$A114]&lt;=[.D$3]);1;0)" office:value-type="float" office:value="1" calcext:value-type="float">
            <text:p>1</text:p>
          </table:table-cell>
          <table:table-cell table:formula="of:=IF(AND([.$A114]&gt;=[.E$2];[.$A114]&lt;=[.E$3]);1;0)" office:value-type="float" office:value="0" calcext:value-type="float">
            <text:p>0</text:p>
          </table:table-cell>
          <table:table-cell table:formula="of:=IF(AND([.$A114]&gt;=[.F$2];[.$A114]&lt;=[.F$3]);1;0)" office:value-type="float" office:value="0" calcext:value-type="float">
            <text:p>0</text:p>
          </table:table-cell>
          <table:table-cell table:formula="of:=IF(AND([.$A114]&gt;=[.G$2];[.$A114]&lt;=[.G$3]);1;0)" office:value-type="float" office:value="0" calcext:value-type="float">
            <text:p>0</text:p>
          </table:table-cell>
          <table:table-cell/>
          <table:table-cell office:value-type="float" office:value="-0.619348" calcext:value-type="float">
            <text:p>-0.619348</text:p>
          </table:table-cell>
          <table:table-cell table:formula="of:=IF(AND([.$A114]&gt;=[.J$2];[.$A114]&lt;=[.J$3]);1;0)" office:value-type="float" office:value="0" calcext:value-type="float">
            <text:p>0</text:p>
          </table:table-cell>
          <table:table-cell table:formula="of:=IF(AND([.$A114]&gt;=[.K$2];[.$A114]&lt;=[.K$3]);1;0)" office:value-type="float" office:value="0" calcext:value-type="float">
            <text:p>0</text:p>
          </table:table-cell>
          <table:table-cell table:formula="of:=IF(AND([.$A114]&gt;=[.L$2];[.$A114]&lt;=[.L$3]);1;0)" office:value-type="float" office:value="1" calcext:value-type="float">
            <text:p>1</text:p>
          </table:table-cell>
          <table:table-cell table:formula="of:=IF(AND([.$A114]&gt;=[.M$2];[.$A114]&lt;=[.M$3]);1;0)" office:value-type="float" office:value="0" calcext:value-type="float">
            <text:p>0</text:p>
          </table:table-cell>
          <table:table-cell table:formula="of:=IF(AND([.$A114]&gt;=[.N$2];[.$A114]&lt;=[.N$3]);1;0)" office:value-type="float" office:value="0" calcext:value-type="float">
            <text:p>0</text:p>
          </table:table-cell>
          <table:table-cell table:formula="of:=IF(AND([.$A114]&gt;=[.O$2];[.$A1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196" calcext:value-type="float">
            <text:p>0.870196</text:p>
          </table:table-cell>
          <table:table-cell table:formula="of:=IF(AND([.$A115]&gt;=[.B$2];[.$A115]&lt;=[.B$3]);1;0)" office:value-type="float" office:value="0" calcext:value-type="float">
            <text:p>0</text:p>
          </table:table-cell>
          <table:table-cell table:formula="of:=IF(AND([.$A115]&gt;=[.C$2];[.$A115]&lt;=[.C$3]);1;0)" office:value-type="float" office:value="0" calcext:value-type="float">
            <text:p>0</text:p>
          </table:table-cell>
          <table:table-cell table:formula="of:=IF(AND([.$A115]&gt;=[.D$2];[.$A115]&lt;=[.D$3]);1;0)" office:value-type="float" office:value="0" calcext:value-type="float">
            <text:p>0</text:p>
          </table:table-cell>
          <table:table-cell table:formula="of:=IF(AND([.$A115]&gt;=[.E$2];[.$A115]&lt;=[.E$3]);1;0)" office:value-type="float" office:value="1" calcext:value-type="float">
            <text:p>1</text:p>
          </table:table-cell>
          <table:table-cell table:formula="of:=IF(AND([.$A115]&gt;=[.F$2];[.$A115]&lt;=[.F$3]);1;0)" office:value-type="float" office:value="0" calcext:value-type="float">
            <text:p>0</text:p>
          </table:table-cell>
          <table:table-cell table:formula="of:=IF(AND([.$A115]&gt;=[.G$2];[.$A115]&lt;=[.G$3]);1;0)" office:value-type="float" office:value="0" calcext:value-type="float">
            <text:p>0</text:p>
          </table:table-cell>
          <table:table-cell/>
          <table:table-cell office:value-type="float" office:value="-0.359421" calcext:value-type="float">
            <text:p>-0.359421</text:p>
          </table:table-cell>
          <table:table-cell table:formula="of:=IF(AND([.$A115]&gt;=[.J$2];[.$A115]&lt;=[.J$3]);1;0)" office:value-type="float" office:value="0" calcext:value-type="float">
            <text:p>0</text:p>
          </table:table-cell>
          <table:table-cell table:formula="of:=IF(AND([.$A115]&gt;=[.K$2];[.$A115]&lt;=[.K$3]);1;0)" office:value-type="float" office:value="0" calcext:value-type="float">
            <text:p>0</text:p>
          </table:table-cell>
          <table:table-cell table:formula="of:=IF(AND([.$A115]&gt;=[.L$2];[.$A115]&lt;=[.L$3]);1;0)" office:value-type="float" office:value="0" calcext:value-type="float">
            <text:p>0</text:p>
          </table:table-cell>
          <table:table-cell table:formula="of:=IF(AND([.$A115]&gt;=[.M$2];[.$A115]&lt;=[.M$3]);1;0)" office:value-type="float" office:value="1" calcext:value-type="float">
            <text:p>1</text:p>
          </table:table-cell>
          <table:table-cell table:formula="of:=IF(AND([.$A115]&gt;=[.N$2];[.$A115]&lt;=[.N$3]);1;0)" office:value-type="float" office:value="0" calcext:value-type="float">
            <text:p>0</text:p>
          </table:table-cell>
          <table:table-cell table:formula="of:=IF(AND([.$A115]&gt;=[.O$2];[.$A1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414" calcext:value-type="float">
            <text:p>1.54414</text:p>
          </table:table-cell>
          <table:table-cell table:formula="of:=IF(AND([.$A116]&gt;=[.B$2];[.$A116]&lt;=[.B$3]);1;0)" office:value-type="float" office:value="0" calcext:value-type="float">
            <text:p>0</text:p>
          </table:table-cell>
          <table:table-cell table:formula="of:=IF(AND([.$A116]&gt;=[.C$2];[.$A116]&lt;=[.C$3]);1;0)" office:value-type="float" office:value="0" calcext:value-type="float">
            <text:p>0</text:p>
          </table:table-cell>
          <table:table-cell table:formula="of:=IF(AND([.$A116]&gt;=[.D$2];[.$A116]&lt;=[.D$3]);1;0)" office:value-type="float" office:value="0" calcext:value-type="float">
            <text:p>0</text:p>
          </table:table-cell>
          <table:table-cell table:formula="of:=IF(AND([.$A116]&gt;=[.E$2];[.$A116]&lt;=[.E$3]);1;0)" office:value-type="float" office:value="0" calcext:value-type="float">
            <text:p>0</text:p>
          </table:table-cell>
          <table:table-cell table:formula="of:=IF(AND([.$A116]&gt;=[.F$2];[.$A116]&lt;=[.F$3]);1;0)" office:value-type="float" office:value="1" calcext:value-type="float">
            <text:p>1</text:p>
          </table:table-cell>
          <table:table-cell table:formula="of:=IF(AND([.$A116]&gt;=[.G$2];[.$A116]&lt;=[.G$3]);1;0)" office:value-type="float" office:value="0" calcext:value-type="float">
            <text:p>0</text:p>
          </table:table-cell>
          <table:table-cell/>
          <table:table-cell office:value-type="float" office:value="0.717834" calcext:value-type="float">
            <text:p>0.717834</text:p>
          </table:table-cell>
          <table:table-cell table:formula="of:=IF(AND([.$A116]&gt;=[.J$2];[.$A116]&lt;=[.J$3]);1;0)" office:value-type="float" office:value="0" calcext:value-type="float">
            <text:p>0</text:p>
          </table:table-cell>
          <table:table-cell table:formula="of:=IF(AND([.$A116]&gt;=[.K$2];[.$A116]&lt;=[.K$3]);1;0)" office:value-type="float" office:value="0" calcext:value-type="float">
            <text:p>0</text:p>
          </table:table-cell>
          <table:table-cell table:formula="of:=IF(AND([.$A116]&gt;=[.L$2];[.$A116]&lt;=[.L$3]);1;0)" office:value-type="float" office:value="0" calcext:value-type="float">
            <text:p>0</text:p>
          </table:table-cell>
          <table:table-cell table:formula="of:=IF(AND([.$A116]&gt;=[.M$2];[.$A116]&lt;=[.M$3]);1;0)" office:value-type="float" office:value="0" calcext:value-type="float">
            <text:p>0</text:p>
          </table:table-cell>
          <table:table-cell table:formula="of:=IF(AND([.$A116]&gt;=[.N$2];[.$A116]&lt;=[.N$3]);1;0)" office:value-type="float" office:value="1" calcext:value-type="float">
            <text:p>1</text:p>
          </table:table-cell>
          <table:table-cell table:formula="of:=IF(AND([.$A116]&gt;=[.O$2];[.$A1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076" calcext:value-type="float">
            <text:p>1.35076</text:p>
          </table:table-cell>
          <table:table-cell table:formula="of:=IF(AND([.$A117]&gt;=[.B$2];[.$A117]&lt;=[.B$3]);1;0)" office:value-type="float" office:value="0" calcext:value-type="float">
            <text:p>0</text:p>
          </table:table-cell>
          <table:table-cell table:formula="of:=IF(AND([.$A117]&gt;=[.C$2];[.$A117]&lt;=[.C$3]);1;0)" office:value-type="float" office:value="0" calcext:value-type="float">
            <text:p>0</text:p>
          </table:table-cell>
          <table:table-cell table:formula="of:=IF(AND([.$A117]&gt;=[.D$2];[.$A117]&lt;=[.D$3]);1;0)" office:value-type="float" office:value="0" calcext:value-type="float">
            <text:p>0</text:p>
          </table:table-cell>
          <table:table-cell table:formula="of:=IF(AND([.$A117]&gt;=[.E$2];[.$A117]&lt;=[.E$3]);1;0)" office:value-type="float" office:value="0" calcext:value-type="float">
            <text:p>0</text:p>
          </table:table-cell>
          <table:table-cell table:formula="of:=IF(AND([.$A117]&gt;=[.F$2];[.$A117]&lt;=[.F$3]);1;0)" office:value-type="float" office:value="1" calcext:value-type="float">
            <text:p>1</text:p>
          </table:table-cell>
          <table:table-cell table:formula="of:=IF(AND([.$A117]&gt;=[.G$2];[.$A117]&lt;=[.G$3]);1;0)" office:value-type="float" office:value="0" calcext:value-type="float">
            <text:p>0</text:p>
          </table:table-cell>
          <table:table-cell/>
          <table:table-cell office:value-type="float" office:value="-0.715338" calcext:value-type="float">
            <text:p>-0.715338</text:p>
          </table:table-cell>
          <table:table-cell table:formula="of:=IF(AND([.$A117]&gt;=[.J$2];[.$A117]&lt;=[.J$3]);1;0)" office:value-type="float" office:value="0" calcext:value-type="float">
            <text:p>0</text:p>
          </table:table-cell>
          <table:table-cell table:formula="of:=IF(AND([.$A117]&gt;=[.K$2];[.$A117]&lt;=[.K$3]);1;0)" office:value-type="float" office:value="0" calcext:value-type="float">
            <text:p>0</text:p>
          </table:table-cell>
          <table:table-cell table:formula="of:=IF(AND([.$A117]&gt;=[.L$2];[.$A117]&lt;=[.L$3]);1;0)" office:value-type="float" office:value="0" calcext:value-type="float">
            <text:p>0</text:p>
          </table:table-cell>
          <table:table-cell table:formula="of:=IF(AND([.$A117]&gt;=[.M$2];[.$A117]&lt;=[.M$3]);1;0)" office:value-type="float" office:value="0" calcext:value-type="float">
            <text:p>0</text:p>
          </table:table-cell>
          <table:table-cell table:formula="of:=IF(AND([.$A117]&gt;=[.N$2];[.$A117]&lt;=[.N$3]);1;0)" office:value-type="float" office:value="1" calcext:value-type="float">
            <text:p>1</text:p>
          </table:table-cell>
          <table:table-cell table:formula="of:=IF(AND([.$A117]&gt;=[.O$2];[.$A1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492" calcext:value-type="float">
            <text:p>-0.219492</text:p>
          </table:table-cell>
          <table:table-cell table:formula="of:=IF(AND([.$A118]&gt;=[.B$2];[.$A118]&lt;=[.B$3]);1;0)" office:value-type="float" office:value="0" calcext:value-type="float">
            <text:p>0</text:p>
          </table:table-cell>
          <table:table-cell table:formula="of:=IF(AND([.$A118]&gt;=[.C$2];[.$A118]&lt;=[.C$3]);1;0)" office:value-type="float" office:value="0" calcext:value-type="float">
            <text:p>0</text:p>
          </table:table-cell>
          <table:table-cell table:formula="of:=IF(AND([.$A118]&gt;=[.D$2];[.$A118]&lt;=[.D$3]);1;0)" office:value-type="float" office:value="1" calcext:value-type="float">
            <text:p>1</text:p>
          </table:table-cell>
          <table:table-cell table:formula="of:=IF(AND([.$A118]&gt;=[.E$2];[.$A118]&lt;=[.E$3]);1;0)" office:value-type="float" office:value="0" calcext:value-type="float">
            <text:p>0</text:p>
          </table:table-cell>
          <table:table-cell table:formula="of:=IF(AND([.$A118]&gt;=[.F$2];[.$A118]&lt;=[.F$3]);1;0)" office:value-type="float" office:value="0" calcext:value-type="float">
            <text:p>0</text:p>
          </table:table-cell>
          <table:table-cell table:formula="of:=IF(AND([.$A118]&gt;=[.G$2];[.$A118]&lt;=[.G$3]);1;0)" office:value-type="float" office:value="0" calcext:value-type="float">
            <text:p>0</text:p>
          </table:table-cell>
          <table:table-cell/>
          <table:table-cell office:value-type="float" office:value="0.609775" calcext:value-type="float">
            <text:p>0.609775</text:p>
          </table:table-cell>
          <table:table-cell table:formula="of:=IF(AND([.$A118]&gt;=[.J$2];[.$A118]&lt;=[.J$3]);1;0)" office:value-type="float" office:value="0" calcext:value-type="float">
            <text:p>0</text:p>
          </table:table-cell>
          <table:table-cell table:formula="of:=IF(AND([.$A118]&gt;=[.K$2];[.$A118]&lt;=[.K$3]);1;0)" office:value-type="float" office:value="0" calcext:value-type="float">
            <text:p>0</text:p>
          </table:table-cell>
          <table:table-cell table:formula="of:=IF(AND([.$A118]&gt;=[.L$2];[.$A118]&lt;=[.L$3]);1;0)" office:value-type="float" office:value="1" calcext:value-type="float">
            <text:p>1</text:p>
          </table:table-cell>
          <table:table-cell table:formula="of:=IF(AND([.$A118]&gt;=[.M$2];[.$A118]&lt;=[.M$3]);1;0)" office:value-type="float" office:value="0" calcext:value-type="float">
            <text:p>0</text:p>
          </table:table-cell>
          <table:table-cell table:formula="of:=IF(AND([.$A118]&gt;=[.N$2];[.$A118]&lt;=[.N$3]);1;0)" office:value-type="float" office:value="0" calcext:value-type="float">
            <text:p>0</text:p>
          </table:table-cell>
          <table:table-cell table:formula="of:=IF(AND([.$A118]&gt;=[.O$2];[.$A1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674" calcext:value-type="float">
            <text:p>0.136674</text:p>
          </table:table-cell>
          <table:table-cell table:formula="of:=IF(AND([.$A119]&gt;=[.B$2];[.$A119]&lt;=[.B$3]);1;0)" office:value-type="float" office:value="0" calcext:value-type="float">
            <text:p>0</text:p>
          </table:table-cell>
          <table:table-cell table:formula="of:=IF(AND([.$A119]&gt;=[.C$2];[.$A119]&lt;=[.C$3]);1;0)" office:value-type="float" office:value="0" calcext:value-type="float">
            <text:p>0</text:p>
          </table:table-cell>
          <table:table-cell table:formula="of:=IF(AND([.$A119]&gt;=[.D$2];[.$A119]&lt;=[.D$3]);1;0)" office:value-type="float" office:value="0" calcext:value-type="float">
            <text:p>0</text:p>
          </table:table-cell>
          <table:table-cell table:formula="of:=IF(AND([.$A119]&gt;=[.E$2];[.$A119]&lt;=[.E$3]);1;0)" office:value-type="float" office:value="1" calcext:value-type="float">
            <text:p>1</text:p>
          </table:table-cell>
          <table:table-cell table:formula="of:=IF(AND([.$A119]&gt;=[.F$2];[.$A119]&lt;=[.F$3]);1;0)" office:value-type="float" office:value="0" calcext:value-type="float">
            <text:p>0</text:p>
          </table:table-cell>
          <table:table-cell table:formula="of:=IF(AND([.$A119]&gt;=[.G$2];[.$A119]&lt;=[.G$3]);1;0)" office:value-type="float" office:value="0" calcext:value-type="float">
            <text:p>0</text:p>
          </table:table-cell>
          <table:table-cell/>
          <table:table-cell office:value-type="float" office:value="1.16376" calcext:value-type="float">
            <text:p>1.16376</text:p>
          </table:table-cell>
          <table:table-cell table:formula="of:=IF(AND([.$A119]&gt;=[.J$2];[.$A119]&lt;=[.J$3]);1;0)" office:value-type="float" office:value="0" calcext:value-type="float">
            <text:p>0</text:p>
          </table:table-cell>
          <table:table-cell table:formula="of:=IF(AND([.$A119]&gt;=[.K$2];[.$A119]&lt;=[.K$3]);1;0)" office:value-type="float" office:value="0" calcext:value-type="float">
            <text:p>0</text:p>
          </table:table-cell>
          <table:table-cell table:formula="of:=IF(AND([.$A119]&gt;=[.L$2];[.$A119]&lt;=[.L$3]);1;0)" office:value-type="float" office:value="0" calcext:value-type="float">
            <text:p>0</text:p>
          </table:table-cell>
          <table:table-cell table:formula="of:=IF(AND([.$A119]&gt;=[.M$2];[.$A119]&lt;=[.M$3]);1;0)" office:value-type="float" office:value="1" calcext:value-type="float">
            <text:p>1</text:p>
          </table:table-cell>
          <table:table-cell table:formula="of:=IF(AND([.$A119]&gt;=[.N$2];[.$A119]&lt;=[.N$3]);1;0)" office:value-type="float" office:value="0" calcext:value-type="float">
            <text:p>0</text:p>
          </table:table-cell>
          <table:table-cell table:formula="of:=IF(AND([.$A119]&gt;=[.O$2];[.$A1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738" calcext:value-type="float">
            <text:p>1.44738</text:p>
          </table:table-cell>
          <table:table-cell table:formula="of:=IF(AND([.$A120]&gt;=[.B$2];[.$A120]&lt;=[.B$3]);1;0)" office:value-type="float" office:value="0" calcext:value-type="float">
            <text:p>0</text:p>
          </table:table-cell>
          <table:table-cell table:formula="of:=IF(AND([.$A120]&gt;=[.C$2];[.$A120]&lt;=[.C$3]);1;0)" office:value-type="float" office:value="0" calcext:value-type="float">
            <text:p>0</text:p>
          </table:table-cell>
          <table:table-cell table:formula="of:=IF(AND([.$A120]&gt;=[.D$2];[.$A120]&lt;=[.D$3]);1;0)" office:value-type="float" office:value="0" calcext:value-type="float">
            <text:p>0</text:p>
          </table:table-cell>
          <table:table-cell table:formula="of:=IF(AND([.$A120]&gt;=[.E$2];[.$A120]&lt;=[.E$3]);1;0)" office:value-type="float" office:value="0" calcext:value-type="float">
            <text:p>0</text:p>
          </table:table-cell>
          <table:table-cell table:formula="of:=IF(AND([.$A120]&gt;=[.F$2];[.$A120]&lt;=[.F$3]);1;0)" office:value-type="float" office:value="1" calcext:value-type="float">
            <text:p>1</text:p>
          </table:table-cell>
          <table:table-cell table:formula="of:=IF(AND([.$A120]&gt;=[.G$2];[.$A120]&lt;=[.G$3]);1;0)" office:value-type="float" office:value="0" calcext:value-type="float">
            <text:p>0</text:p>
          </table:table-cell>
          <table:table-cell/>
          <table:table-cell office:value-type="float" office:value="1.00822" calcext:value-type="float">
            <text:p>1.00822</text:p>
          </table:table-cell>
          <table:table-cell table:formula="of:=IF(AND([.$A120]&gt;=[.J$2];[.$A120]&lt;=[.J$3]);1;0)" office:value-type="float" office:value="0" calcext:value-type="float">
            <text:p>0</text:p>
          </table:table-cell>
          <table:table-cell table:formula="of:=IF(AND([.$A120]&gt;=[.K$2];[.$A120]&lt;=[.K$3]);1;0)" office:value-type="float" office:value="0" calcext:value-type="float">
            <text:p>0</text:p>
          </table:table-cell>
          <table:table-cell table:formula="of:=IF(AND([.$A120]&gt;=[.L$2];[.$A120]&lt;=[.L$3]);1;0)" office:value-type="float" office:value="0" calcext:value-type="float">
            <text:p>0</text:p>
          </table:table-cell>
          <table:table-cell table:formula="of:=IF(AND([.$A120]&gt;=[.M$2];[.$A120]&lt;=[.M$3]);1;0)" office:value-type="float" office:value="0" calcext:value-type="float">
            <text:p>0</text:p>
          </table:table-cell>
          <table:table-cell table:formula="of:=IF(AND([.$A120]&gt;=[.N$2];[.$A120]&lt;=[.N$3]);1;0)" office:value-type="float" office:value="1" calcext:value-type="float">
            <text:p>1</text:p>
          </table:table-cell>
          <table:table-cell table:formula="of:=IF(AND([.$A120]&gt;=[.O$2];[.$A1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614" calcext:value-type="float">
            <text:p>1.96614</text:p>
          </table:table-cell>
          <table:table-cell table:formula="of:=IF(AND([.$A121]&gt;=[.B$2];[.$A121]&lt;=[.B$3]);1;0)" office:value-type="float" office:value="0" calcext:value-type="float">
            <text:p>0</text:p>
          </table:table-cell>
          <table:table-cell table:formula="of:=IF(AND([.$A121]&gt;=[.C$2];[.$A121]&lt;=[.C$3]);1;0)" office:value-type="float" office:value="0" calcext:value-type="float">
            <text:p>0</text:p>
          </table:table-cell>
          <table:table-cell table:formula="of:=IF(AND([.$A121]&gt;=[.D$2];[.$A121]&lt;=[.D$3]);1;0)" office:value-type="float" office:value="0" calcext:value-type="float">
            <text:p>0</text:p>
          </table:table-cell>
          <table:table-cell table:formula="of:=IF(AND([.$A121]&gt;=[.E$2];[.$A121]&lt;=[.E$3]);1;0)" office:value-type="float" office:value="0" calcext:value-type="float">
            <text:p>0</text:p>
          </table:table-cell>
          <table:table-cell table:formula="of:=IF(AND([.$A121]&gt;=[.F$2];[.$A121]&lt;=[.F$3]);1;0)" office:value-type="float" office:value="1" calcext:value-type="float">
            <text:p>1</text:p>
          </table:table-cell>
          <table:table-cell table:formula="of:=IF(AND([.$A121]&gt;=[.G$2];[.$A121]&lt;=[.G$3]);1;0)" office:value-type="float" office:value="0" calcext:value-type="float">
            <text:p>0</text:p>
          </table:table-cell>
          <table:table-cell/>
          <table:table-cell office:value-type="float" office:value="-1.23165" calcext:value-type="float">
            <text:p>-1.23165</text:p>
          </table:table-cell>
          <table:table-cell table:formula="of:=IF(AND([.$A121]&gt;=[.J$2];[.$A121]&lt;=[.J$3]);1;0)" office:value-type="float" office:value="0" calcext:value-type="float">
            <text:p>0</text:p>
          </table:table-cell>
          <table:table-cell table:formula="of:=IF(AND([.$A121]&gt;=[.K$2];[.$A121]&lt;=[.K$3]);1;0)" office:value-type="float" office:value="0" calcext:value-type="float">
            <text:p>0</text:p>
          </table:table-cell>
          <table:table-cell table:formula="of:=IF(AND([.$A121]&gt;=[.L$2];[.$A121]&lt;=[.L$3]);1;0)" office:value-type="float" office:value="0" calcext:value-type="float">
            <text:p>0</text:p>
          </table:table-cell>
          <table:table-cell table:formula="of:=IF(AND([.$A121]&gt;=[.M$2];[.$A121]&lt;=[.M$3]);1;0)" office:value-type="float" office:value="0" calcext:value-type="float">
            <text:p>0</text:p>
          </table:table-cell>
          <table:table-cell table:formula="of:=IF(AND([.$A121]&gt;=[.N$2];[.$A121]&lt;=[.N$3]);1;0)" office:value-type="float" office:value="1" calcext:value-type="float">
            <text:p>1</text:p>
          </table:table-cell>
          <table:table-cell table:formula="of:=IF(AND([.$A121]&gt;=[.O$2];[.$A1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116" calcext:value-type="float">
            <text:p>1.18116</text:p>
          </table:table-cell>
          <table:table-cell table:formula="of:=IF(AND([.$A122]&gt;=[.B$2];[.$A122]&lt;=[.B$3]);1;0)" office:value-type="float" office:value="0" calcext:value-type="float">
            <text:p>0</text:p>
          </table:table-cell>
          <table:table-cell table:formula="of:=IF(AND([.$A122]&gt;=[.C$2];[.$A122]&lt;=[.C$3]);1;0)" office:value-type="float" office:value="0" calcext:value-type="float">
            <text:p>0</text:p>
          </table:table-cell>
          <table:table-cell table:formula="of:=IF(AND([.$A122]&gt;=[.D$2];[.$A122]&lt;=[.D$3]);1;0)" office:value-type="float" office:value="0" calcext:value-type="float">
            <text:p>0</text:p>
          </table:table-cell>
          <table:table-cell table:formula="of:=IF(AND([.$A122]&gt;=[.E$2];[.$A122]&lt;=[.E$3]);1;0)" office:value-type="float" office:value="0" calcext:value-type="float">
            <text:p>0</text:p>
          </table:table-cell>
          <table:table-cell table:formula="of:=IF(AND([.$A122]&gt;=[.F$2];[.$A122]&lt;=[.F$3]);1;0)" office:value-type="float" office:value="1" calcext:value-type="float">
            <text:p>1</text:p>
          </table:table-cell>
          <table:table-cell table:formula="of:=IF(AND([.$A122]&gt;=[.G$2];[.$A122]&lt;=[.G$3]);1;0)" office:value-type="float" office:value="0" calcext:value-type="float">
            <text:p>0</text:p>
          </table:table-cell>
          <table:table-cell/>
          <table:table-cell office:value-type="float" office:value="-0.523557" calcext:value-type="float">
            <text:p>-0.523557</text:p>
          </table:table-cell>
          <table:table-cell table:formula="of:=IF(AND([.$A122]&gt;=[.J$2];[.$A122]&lt;=[.J$3]);1;0)" office:value-type="float" office:value="0" calcext:value-type="float">
            <text:p>0</text:p>
          </table:table-cell>
          <table:table-cell table:formula="of:=IF(AND([.$A122]&gt;=[.K$2];[.$A122]&lt;=[.K$3]);1;0)" office:value-type="float" office:value="0" calcext:value-type="float">
            <text:p>0</text:p>
          </table:table-cell>
          <table:table-cell table:formula="of:=IF(AND([.$A122]&gt;=[.L$2];[.$A122]&lt;=[.L$3]);1;0)" office:value-type="float" office:value="0" calcext:value-type="float">
            <text:p>0</text:p>
          </table:table-cell>
          <table:table-cell table:formula="of:=IF(AND([.$A122]&gt;=[.M$2];[.$A122]&lt;=[.M$3]);1;0)" office:value-type="float" office:value="0" calcext:value-type="float">
            <text:p>0</text:p>
          </table:table-cell>
          <table:table-cell table:formula="of:=IF(AND([.$A122]&gt;=[.N$2];[.$A122]&lt;=[.N$3]);1;0)" office:value-type="float" office:value="1" calcext:value-type="float">
            <text:p>1</text:p>
          </table:table-cell>
          <table:table-cell table:formula="of:=IF(AND([.$A122]&gt;=[.O$2];[.$A1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9235" calcext:value-type="float">
            <text:p>-1.79235</text:p>
          </table:table-cell>
          <table:table-cell table:formula="of:=IF(AND([.$A123]&gt;=[.B$2];[.$A123]&lt;=[.B$3]);1;0)" office:value-type="float" office:value="0" calcext:value-type="float">
            <text:p>0</text:p>
          </table:table-cell>
          <table:table-cell table:formula="of:=IF(AND([.$A123]&gt;=[.C$2];[.$A123]&lt;=[.C$3]);1;0)" office:value-type="float" office:value="1" calcext:value-type="float">
            <text:p>1</text:p>
          </table:table-cell>
          <table:table-cell table:formula="of:=IF(AND([.$A123]&gt;=[.D$2];[.$A123]&lt;=[.D$3]);1;0)" office:value-type="float" office:value="0" calcext:value-type="float">
            <text:p>0</text:p>
          </table:table-cell>
          <table:table-cell table:formula="of:=IF(AND([.$A123]&gt;=[.E$2];[.$A123]&lt;=[.E$3]);1;0)" office:value-type="float" office:value="0" calcext:value-type="float">
            <text:p>0</text:p>
          </table:table-cell>
          <table:table-cell table:formula="of:=IF(AND([.$A123]&gt;=[.F$2];[.$A123]&lt;=[.F$3]);1;0)" office:value-type="float" office:value="0" calcext:value-type="float">
            <text:p>0</text:p>
          </table:table-cell>
          <table:table-cell table:formula="of:=IF(AND([.$A123]&gt;=[.G$2];[.$A123]&lt;=[.G$3]);1;0)" office:value-type="float" office:value="0" calcext:value-type="float">
            <text:p>0</text:p>
          </table:table-cell>
          <table:table-cell/>
          <table:table-cell office:value-type="float" office:value="-1.58981" calcext:value-type="float">
            <text:p>-1.58981</text:p>
          </table:table-cell>
          <table:table-cell table:formula="of:=IF(AND([.$A123]&gt;=[.J$2];[.$A123]&lt;=[.J$3]);1;0)" office:value-type="float" office:value="0" calcext:value-type="float">
            <text:p>0</text:p>
          </table:table-cell>
          <table:table-cell table:formula="of:=IF(AND([.$A123]&gt;=[.K$2];[.$A123]&lt;=[.K$3]);1;0)" office:value-type="float" office:value="1" calcext:value-type="float">
            <text:p>1</text:p>
          </table:table-cell>
          <table:table-cell table:formula="of:=IF(AND([.$A123]&gt;=[.L$2];[.$A123]&lt;=[.L$3]);1;0)" office:value-type="float" office:value="0" calcext:value-type="float">
            <text:p>0</text:p>
          </table:table-cell>
          <table:table-cell table:formula="of:=IF(AND([.$A123]&gt;=[.M$2];[.$A123]&lt;=[.M$3]);1;0)" office:value-type="float" office:value="0" calcext:value-type="float">
            <text:p>0</text:p>
          </table:table-cell>
          <table:table-cell table:formula="of:=IF(AND([.$A123]&gt;=[.N$2];[.$A123]&lt;=[.N$3]);1;0)" office:value-type="float" office:value="0" calcext:value-type="float">
            <text:p>0</text:p>
          </table:table-cell>
          <table:table-cell table:formula="of:=IF(AND([.$A123]&gt;=[.O$2];[.$A1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738" calcext:value-type="float">
            <text:p>-1.8738</text:p>
          </table:table-cell>
          <table:table-cell table:formula="of:=IF(AND([.$A124]&gt;=[.B$2];[.$A124]&lt;=[.B$3]);1;0)" office:value-type="float" office:value="0" calcext:value-type="float">
            <text:p>0</text:p>
          </table:table-cell>
          <table:table-cell table:formula="of:=IF(AND([.$A124]&gt;=[.C$2];[.$A124]&lt;=[.C$3]);1;0)" office:value-type="float" office:value="1" calcext:value-type="float">
            <text:p>1</text:p>
          </table:table-cell>
          <table:table-cell table:formula="of:=IF(AND([.$A124]&gt;=[.D$2];[.$A124]&lt;=[.D$3]);1;0)" office:value-type="float" office:value="0" calcext:value-type="float">
            <text:p>0</text:p>
          </table:table-cell>
          <table:table-cell table:formula="of:=IF(AND([.$A124]&gt;=[.E$2];[.$A124]&lt;=[.E$3]);1;0)" office:value-type="float" office:value="0" calcext:value-type="float">
            <text:p>0</text:p>
          </table:table-cell>
          <table:table-cell table:formula="of:=IF(AND([.$A124]&gt;=[.F$2];[.$A124]&lt;=[.F$3]);1;0)" office:value-type="float" office:value="0" calcext:value-type="float">
            <text:p>0</text:p>
          </table:table-cell>
          <table:table-cell table:formula="of:=IF(AND([.$A124]&gt;=[.G$2];[.$A124]&lt;=[.G$3]);1;0)" office:value-type="float" office:value="0" calcext:value-type="float">
            <text:p>0</text:p>
          </table:table-cell>
          <table:table-cell/>
          <table:table-cell office:value-type="float" office:value="0.248683" calcext:value-type="float">
            <text:p>0.248683</text:p>
          </table:table-cell>
          <table:table-cell table:formula="of:=IF(AND([.$A124]&gt;=[.J$2];[.$A124]&lt;=[.J$3]);1;0)" office:value-type="float" office:value="0" calcext:value-type="float">
            <text:p>0</text:p>
          </table:table-cell>
          <table:table-cell table:formula="of:=IF(AND([.$A124]&gt;=[.K$2];[.$A124]&lt;=[.K$3]);1;0)" office:value-type="float" office:value="1" calcext:value-type="float">
            <text:p>1</text:p>
          </table:table-cell>
          <table:table-cell table:formula="of:=IF(AND([.$A124]&gt;=[.L$2];[.$A124]&lt;=[.L$3]);1;0)" office:value-type="float" office:value="0" calcext:value-type="float">
            <text:p>0</text:p>
          </table:table-cell>
          <table:table-cell table:formula="of:=IF(AND([.$A124]&gt;=[.M$2];[.$A124]&lt;=[.M$3]);1;0)" office:value-type="float" office:value="0" calcext:value-type="float">
            <text:p>0</text:p>
          </table:table-cell>
          <table:table-cell table:formula="of:=IF(AND([.$A124]&gt;=[.N$2];[.$A124]&lt;=[.N$3]);1;0)" office:value-type="float" office:value="0" calcext:value-type="float">
            <text:p>0</text:p>
          </table:table-cell>
          <table:table-cell table:formula="of:=IF(AND([.$A124]&gt;=[.O$2];[.$A1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871" calcext:value-type="float">
            <text:p>-1.5871</text:p>
          </table:table-cell>
          <table:table-cell table:formula="of:=IF(AND([.$A125]&gt;=[.B$2];[.$A125]&lt;=[.B$3]);1;0)" office:value-type="float" office:value="0" calcext:value-type="float">
            <text:p>0</text:p>
          </table:table-cell>
          <table:table-cell table:formula="of:=IF(AND([.$A125]&gt;=[.C$2];[.$A125]&lt;=[.C$3]);1;0)" office:value-type="float" office:value="1" calcext:value-type="float">
            <text:p>1</text:p>
          </table:table-cell>
          <table:table-cell table:formula="of:=IF(AND([.$A125]&gt;=[.D$2];[.$A125]&lt;=[.D$3]);1;0)" office:value-type="float" office:value="0" calcext:value-type="float">
            <text:p>0</text:p>
          </table:table-cell>
          <table:table-cell table:formula="of:=IF(AND([.$A125]&gt;=[.E$2];[.$A125]&lt;=[.E$3]);1;0)" office:value-type="float" office:value="0" calcext:value-type="float">
            <text:p>0</text:p>
          </table:table-cell>
          <table:table-cell table:formula="of:=IF(AND([.$A125]&gt;=[.F$2];[.$A125]&lt;=[.F$3]);1;0)" office:value-type="float" office:value="0" calcext:value-type="float">
            <text:p>0</text:p>
          </table:table-cell>
          <table:table-cell table:formula="of:=IF(AND([.$A125]&gt;=[.G$2];[.$A125]&lt;=[.G$3]);1;0)" office:value-type="float" office:value="0" calcext:value-type="float">
            <text:p>0</text:p>
          </table:table-cell>
          <table:table-cell/>
          <table:table-cell office:value-type="float" office:value="0.969149" calcext:value-type="float">
            <text:p>0.969149</text:p>
          </table:table-cell>
          <table:table-cell table:formula="of:=IF(AND([.$A125]&gt;=[.J$2];[.$A125]&lt;=[.J$3]);1;0)" office:value-type="float" office:value="0" calcext:value-type="float">
            <text:p>0</text:p>
          </table:table-cell>
          <table:table-cell table:formula="of:=IF(AND([.$A125]&gt;=[.K$2];[.$A125]&lt;=[.K$3]);1;0)" office:value-type="float" office:value="1" calcext:value-type="float">
            <text:p>1</text:p>
          </table:table-cell>
          <table:table-cell table:formula="of:=IF(AND([.$A125]&gt;=[.L$2];[.$A125]&lt;=[.L$3]);1;0)" office:value-type="float" office:value="0" calcext:value-type="float">
            <text:p>0</text:p>
          </table:table-cell>
          <table:table-cell table:formula="of:=IF(AND([.$A125]&gt;=[.M$2];[.$A125]&lt;=[.M$3]);1;0)" office:value-type="float" office:value="0" calcext:value-type="float">
            <text:p>0</text:p>
          </table:table-cell>
          <table:table-cell table:formula="of:=IF(AND([.$A125]&gt;=[.N$2];[.$A125]&lt;=[.N$3]);1;0)" office:value-type="float" office:value="0" calcext:value-type="float">
            <text:p>0</text:p>
          </table:table-cell>
          <table:table-cell table:formula="of:=IF(AND([.$A125]&gt;=[.O$2];[.$A1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3014" calcext:value-type="float">
            <text:p>-0.253014</text:p>
          </table:table-cell>
          <table:table-cell table:formula="of:=IF(AND([.$A126]&gt;=[.B$2];[.$A126]&lt;=[.B$3]);1;0)" office:value-type="float" office:value="0" calcext:value-type="float">
            <text:p>0</text:p>
          </table:table-cell>
          <table:table-cell table:formula="of:=IF(AND([.$A126]&gt;=[.C$2];[.$A126]&lt;=[.C$3]);1;0)" office:value-type="float" office:value="0" calcext:value-type="float">
            <text:p>0</text:p>
          </table:table-cell>
          <table:table-cell table:formula="of:=IF(AND([.$A126]&gt;=[.D$2];[.$A126]&lt;=[.D$3]);1;0)" office:value-type="float" office:value="1" calcext:value-type="float">
            <text:p>1</text:p>
          </table:table-cell>
          <table:table-cell table:formula="of:=IF(AND([.$A126]&gt;=[.E$2];[.$A126]&lt;=[.E$3]);1;0)" office:value-type="float" office:value="0" calcext:value-type="float">
            <text:p>0</text:p>
          </table:table-cell>
          <table:table-cell table:formula="of:=IF(AND([.$A126]&gt;=[.F$2];[.$A126]&lt;=[.F$3]);1;0)" office:value-type="float" office:value="0" calcext:value-type="float">
            <text:p>0</text:p>
          </table:table-cell>
          <table:table-cell table:formula="of:=IF(AND([.$A126]&gt;=[.G$2];[.$A126]&lt;=[.G$3]);1;0)" office:value-type="float" office:value="0" calcext:value-type="float">
            <text:p>0</text:p>
          </table:table-cell>
          <table:table-cell/>
          <table:table-cell office:value-type="float" office:value="0.960084" calcext:value-type="float">
            <text:p>0.960084</text:p>
          </table:table-cell>
          <table:table-cell table:formula="of:=IF(AND([.$A126]&gt;=[.J$2];[.$A126]&lt;=[.J$3]);1;0)" office:value-type="float" office:value="0" calcext:value-type="float">
            <text:p>0</text:p>
          </table:table-cell>
          <table:table-cell table:formula="of:=IF(AND([.$A126]&gt;=[.K$2];[.$A126]&lt;=[.K$3]);1;0)" office:value-type="float" office:value="0" calcext:value-type="float">
            <text:p>0</text:p>
          </table:table-cell>
          <table:table-cell table:formula="of:=IF(AND([.$A126]&gt;=[.L$2];[.$A126]&lt;=[.L$3]);1;0)" office:value-type="float" office:value="1" calcext:value-type="float">
            <text:p>1</text:p>
          </table:table-cell>
          <table:table-cell table:formula="of:=IF(AND([.$A126]&gt;=[.M$2];[.$A126]&lt;=[.M$3]);1;0)" office:value-type="float" office:value="0" calcext:value-type="float">
            <text:p>0</text:p>
          </table:table-cell>
          <table:table-cell table:formula="of:=IF(AND([.$A126]&gt;=[.N$2];[.$A126]&lt;=[.N$3]);1;0)" office:value-type="float" office:value="0" calcext:value-type="float">
            <text:p>0</text:p>
          </table:table-cell>
          <table:table-cell table:formula="of:=IF(AND([.$A126]&gt;=[.O$2];[.$A1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448" calcext:value-type="float">
            <text:p>1.77448</text:p>
          </table:table-cell>
          <table:table-cell table:formula="of:=IF(AND([.$A127]&gt;=[.B$2];[.$A127]&lt;=[.B$3]);1;0)" office:value-type="float" office:value="0" calcext:value-type="float">
            <text:p>0</text:p>
          </table:table-cell>
          <table:table-cell table:formula="of:=IF(AND([.$A127]&gt;=[.C$2];[.$A127]&lt;=[.C$3]);1;0)" office:value-type="float" office:value="0" calcext:value-type="float">
            <text:p>0</text:p>
          </table:table-cell>
          <table:table-cell table:formula="of:=IF(AND([.$A127]&gt;=[.D$2];[.$A127]&lt;=[.D$3]);1;0)" office:value-type="float" office:value="0" calcext:value-type="float">
            <text:p>0</text:p>
          </table:table-cell>
          <table:table-cell table:formula="of:=IF(AND([.$A127]&gt;=[.E$2];[.$A127]&lt;=[.E$3]);1;0)" office:value-type="float" office:value="0" calcext:value-type="float">
            <text:p>0</text:p>
          </table:table-cell>
          <table:table-cell table:formula="of:=IF(AND([.$A127]&gt;=[.F$2];[.$A127]&lt;=[.F$3]);1;0)" office:value-type="float" office:value="1" calcext:value-type="float">
            <text:p>1</text:p>
          </table:table-cell>
          <table:table-cell table:formula="of:=IF(AND([.$A127]&gt;=[.G$2];[.$A127]&lt;=[.G$3]);1;0)" office:value-type="float" office:value="0" calcext:value-type="float">
            <text:p>0</text:p>
          </table:table-cell>
          <table:table-cell/>
          <table:table-cell office:value-type="float" office:value="-0.845469" calcext:value-type="float">
            <text:p>-0.845469</text:p>
          </table:table-cell>
          <table:table-cell table:formula="of:=IF(AND([.$A127]&gt;=[.J$2];[.$A127]&lt;=[.J$3]);1;0)" office:value-type="float" office:value="0" calcext:value-type="float">
            <text:p>0</text:p>
          </table:table-cell>
          <table:table-cell table:formula="of:=IF(AND([.$A127]&gt;=[.K$2];[.$A127]&lt;=[.K$3]);1;0)" office:value-type="float" office:value="0" calcext:value-type="float">
            <text:p>0</text:p>
          </table:table-cell>
          <table:table-cell table:formula="of:=IF(AND([.$A127]&gt;=[.L$2];[.$A127]&lt;=[.L$3]);1;0)" office:value-type="float" office:value="0" calcext:value-type="float">
            <text:p>0</text:p>
          </table:table-cell>
          <table:table-cell table:formula="of:=IF(AND([.$A127]&gt;=[.M$2];[.$A127]&lt;=[.M$3]);1;0)" office:value-type="float" office:value="0" calcext:value-type="float">
            <text:p>0</text:p>
          </table:table-cell>
          <table:table-cell table:formula="of:=IF(AND([.$A127]&gt;=[.N$2];[.$A127]&lt;=[.N$3]);1;0)" office:value-type="float" office:value="1" calcext:value-type="float">
            <text:p>1</text:p>
          </table:table-cell>
          <table:table-cell table:formula="of:=IF(AND([.$A127]&gt;=[.O$2];[.$A1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2357" calcext:value-type="float">
            <text:p>-0.462357</text:p>
          </table:table-cell>
          <table:table-cell table:formula="of:=IF(AND([.$A128]&gt;=[.B$2];[.$A128]&lt;=[.B$3]);1;0)" office:value-type="float" office:value="0" calcext:value-type="float">
            <text:p>0</text:p>
          </table:table-cell>
          <table:table-cell table:formula="of:=IF(AND([.$A128]&gt;=[.C$2];[.$A128]&lt;=[.C$3]);1;0)" office:value-type="float" office:value="0" calcext:value-type="float">
            <text:p>0</text:p>
          </table:table-cell>
          <table:table-cell table:formula="of:=IF(AND([.$A128]&gt;=[.D$2];[.$A128]&lt;=[.D$3]);1;0)" office:value-type="float" office:value="1" calcext:value-type="float">
            <text:p>1</text:p>
          </table:table-cell>
          <table:table-cell table:formula="of:=IF(AND([.$A128]&gt;=[.E$2];[.$A128]&lt;=[.E$3]);1;0)" office:value-type="float" office:value="0" calcext:value-type="float">
            <text:p>0</text:p>
          </table:table-cell>
          <table:table-cell table:formula="of:=IF(AND([.$A128]&gt;=[.F$2];[.$A128]&lt;=[.F$3]);1;0)" office:value-type="float" office:value="0" calcext:value-type="float">
            <text:p>0</text:p>
          </table:table-cell>
          <table:table-cell table:formula="of:=IF(AND([.$A128]&gt;=[.G$2];[.$A128]&lt;=[.G$3]);1;0)" office:value-type="float" office:value="0" calcext:value-type="float">
            <text:p>0</text:p>
          </table:table-cell>
          <table:table-cell/>
          <table:table-cell office:value-type="float" office:value="0.925759" calcext:value-type="float">
            <text:p>0.925759</text:p>
          </table:table-cell>
          <table:table-cell table:formula="of:=IF(AND([.$A128]&gt;=[.J$2];[.$A128]&lt;=[.J$3]);1;0)" office:value-type="float" office:value="0" calcext:value-type="float">
            <text:p>0</text:p>
          </table:table-cell>
          <table:table-cell table:formula="of:=IF(AND([.$A128]&gt;=[.K$2];[.$A128]&lt;=[.K$3]);1;0)" office:value-type="float" office:value="0" calcext:value-type="float">
            <text:p>0</text:p>
          </table:table-cell>
          <table:table-cell table:formula="of:=IF(AND([.$A128]&gt;=[.L$2];[.$A128]&lt;=[.L$3]);1;0)" office:value-type="float" office:value="1" calcext:value-type="float">
            <text:p>1</text:p>
          </table:table-cell>
          <table:table-cell table:formula="of:=IF(AND([.$A128]&gt;=[.M$2];[.$A128]&lt;=[.M$3]);1;0)" office:value-type="float" office:value="0" calcext:value-type="float">
            <text:p>0</text:p>
          </table:table-cell>
          <table:table-cell table:formula="of:=IF(AND([.$A128]&gt;=[.N$2];[.$A128]&lt;=[.N$3]);1;0)" office:value-type="float" office:value="0" calcext:value-type="float">
            <text:p>0</text:p>
          </table:table-cell>
          <table:table-cell table:formula="of:=IF(AND([.$A128]&gt;=[.O$2];[.$A1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6623" calcext:value-type="float">
            <text:p>-0.266623</text:p>
          </table:table-cell>
          <table:table-cell table:formula="of:=IF(AND([.$A129]&gt;=[.B$2];[.$A129]&lt;=[.B$3]);1;0)" office:value-type="float" office:value="0" calcext:value-type="float">
            <text:p>0</text:p>
          </table:table-cell>
          <table:table-cell table:formula="of:=IF(AND([.$A129]&gt;=[.C$2];[.$A129]&lt;=[.C$3]);1;0)" office:value-type="float" office:value="0" calcext:value-type="float">
            <text:p>0</text:p>
          </table:table-cell>
          <table:table-cell table:formula="of:=IF(AND([.$A129]&gt;=[.D$2];[.$A129]&lt;=[.D$3]);1;0)" office:value-type="float" office:value="1" calcext:value-type="float">
            <text:p>1</text:p>
          </table:table-cell>
          <table:table-cell table:formula="of:=IF(AND([.$A129]&gt;=[.E$2];[.$A129]&lt;=[.E$3]);1;0)" office:value-type="float" office:value="0" calcext:value-type="float">
            <text:p>0</text:p>
          </table:table-cell>
          <table:table-cell table:formula="of:=IF(AND([.$A129]&gt;=[.F$2];[.$A129]&lt;=[.F$3]);1;0)" office:value-type="float" office:value="0" calcext:value-type="float">
            <text:p>0</text:p>
          </table:table-cell>
          <table:table-cell table:formula="of:=IF(AND([.$A129]&gt;=[.G$2];[.$A129]&lt;=[.G$3]);1;0)" office:value-type="float" office:value="0" calcext:value-type="float">
            <text:p>0</text:p>
          </table:table-cell>
          <table:table-cell/>
          <table:table-cell office:value-type="float" office:value="1.11084" calcext:value-type="float">
            <text:p>1.11084</text:p>
          </table:table-cell>
          <table:table-cell table:formula="of:=IF(AND([.$A129]&gt;=[.J$2];[.$A129]&lt;=[.J$3]);1;0)" office:value-type="float" office:value="0" calcext:value-type="float">
            <text:p>0</text:p>
          </table:table-cell>
          <table:table-cell table:formula="of:=IF(AND([.$A129]&gt;=[.K$2];[.$A129]&lt;=[.K$3]);1;0)" office:value-type="float" office:value="0" calcext:value-type="float">
            <text:p>0</text:p>
          </table:table-cell>
          <table:table-cell table:formula="of:=IF(AND([.$A129]&gt;=[.L$2];[.$A129]&lt;=[.L$3]);1;0)" office:value-type="float" office:value="1" calcext:value-type="float">
            <text:p>1</text:p>
          </table:table-cell>
          <table:table-cell table:formula="of:=IF(AND([.$A129]&gt;=[.M$2];[.$A129]&lt;=[.M$3]);1;0)" office:value-type="float" office:value="0" calcext:value-type="float">
            <text:p>0</text:p>
          </table:table-cell>
          <table:table-cell table:formula="of:=IF(AND([.$A129]&gt;=[.N$2];[.$A129]&lt;=[.N$3]);1;0)" office:value-type="float" office:value="0" calcext:value-type="float">
            <text:p>0</text:p>
          </table:table-cell>
          <table:table-cell table:formula="of:=IF(AND([.$A129]&gt;=[.O$2];[.$A1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7879" calcext:value-type="float">
            <text:p>0.397879</text:p>
          </table:table-cell>
          <table:table-cell table:formula="of:=IF(AND([.$A130]&gt;=[.B$2];[.$A130]&lt;=[.B$3]);1;0)" office:value-type="float" office:value="0" calcext:value-type="float">
            <text:p>0</text:p>
          </table:table-cell>
          <table:table-cell table:formula="of:=IF(AND([.$A130]&gt;=[.C$2];[.$A130]&lt;=[.C$3]);1;0)" office:value-type="float" office:value="0" calcext:value-type="float">
            <text:p>0</text:p>
          </table:table-cell>
          <table:table-cell table:formula="of:=IF(AND([.$A130]&gt;=[.D$2];[.$A130]&lt;=[.D$3]);1;0)" office:value-type="float" office:value="0" calcext:value-type="float">
            <text:p>0</text:p>
          </table:table-cell>
          <table:table-cell table:formula="of:=IF(AND([.$A130]&gt;=[.E$2];[.$A130]&lt;=[.E$3]);1;0)" office:value-type="float" office:value="1" calcext:value-type="float">
            <text:p>1</text:p>
          </table:table-cell>
          <table:table-cell table:formula="of:=IF(AND([.$A130]&gt;=[.F$2];[.$A130]&lt;=[.F$3]);1;0)" office:value-type="float" office:value="0" calcext:value-type="float">
            <text:p>0</text:p>
          </table:table-cell>
          <table:table-cell table:formula="of:=IF(AND([.$A130]&gt;=[.G$2];[.$A130]&lt;=[.G$3]);1;0)" office:value-type="float" office:value="0" calcext:value-type="float">
            <text:p>0</text:p>
          </table:table-cell>
          <table:table-cell/>
          <table:table-cell office:value-type="float" office:value="-0.92781" calcext:value-type="float">
            <text:p>-0.92781</text:p>
          </table:table-cell>
          <table:table-cell table:formula="of:=IF(AND([.$A130]&gt;=[.J$2];[.$A130]&lt;=[.J$3]);1;0)" office:value-type="float" office:value="0" calcext:value-type="float">
            <text:p>0</text:p>
          </table:table-cell>
          <table:table-cell table:formula="of:=IF(AND([.$A130]&gt;=[.K$2];[.$A130]&lt;=[.K$3]);1;0)" office:value-type="float" office:value="0" calcext:value-type="float">
            <text:p>0</text:p>
          </table:table-cell>
          <table:table-cell table:formula="of:=IF(AND([.$A130]&gt;=[.L$2];[.$A130]&lt;=[.L$3]);1;0)" office:value-type="float" office:value="0" calcext:value-type="float">
            <text:p>0</text:p>
          </table:table-cell>
          <table:table-cell table:formula="of:=IF(AND([.$A130]&gt;=[.M$2];[.$A130]&lt;=[.M$3]);1;0)" office:value-type="float" office:value="1" calcext:value-type="float">
            <text:p>1</text:p>
          </table:table-cell>
          <table:table-cell table:formula="of:=IF(AND([.$A130]&gt;=[.N$2];[.$A130]&lt;=[.N$3]);1;0)" office:value-type="float" office:value="0" calcext:value-type="float">
            <text:p>0</text:p>
          </table:table-cell>
          <table:table-cell table:formula="of:=IF(AND([.$A130]&gt;=[.O$2];[.$A1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1958" calcext:value-type="float">
            <text:p>-1.61958</text:p>
          </table:table-cell>
          <table:table-cell table:formula="of:=IF(AND([.$A131]&gt;=[.B$2];[.$A131]&lt;=[.B$3]);1;0)" office:value-type="float" office:value="0" calcext:value-type="float">
            <text:p>0</text:p>
          </table:table-cell>
          <table:table-cell table:formula="of:=IF(AND([.$A131]&gt;=[.C$2];[.$A131]&lt;=[.C$3]);1;0)" office:value-type="float" office:value="1" calcext:value-type="float">
            <text:p>1</text:p>
          </table:table-cell>
          <table:table-cell table:formula="of:=IF(AND([.$A131]&gt;=[.D$2];[.$A131]&lt;=[.D$3]);1;0)" office:value-type="float" office:value="0" calcext:value-type="float">
            <text:p>0</text:p>
          </table:table-cell>
          <table:table-cell table:formula="of:=IF(AND([.$A131]&gt;=[.E$2];[.$A131]&lt;=[.E$3]);1;0)" office:value-type="float" office:value="0" calcext:value-type="float">
            <text:p>0</text:p>
          </table:table-cell>
          <table:table-cell table:formula="of:=IF(AND([.$A131]&gt;=[.F$2];[.$A131]&lt;=[.F$3]);1;0)" office:value-type="float" office:value="0" calcext:value-type="float">
            <text:p>0</text:p>
          </table:table-cell>
          <table:table-cell table:formula="of:=IF(AND([.$A131]&gt;=[.G$2];[.$A131]&lt;=[.G$3]);1;0)" office:value-type="float" office:value="0" calcext:value-type="float">
            <text:p>0</text:p>
          </table:table-cell>
          <table:table-cell/>
          <table:table-cell office:value-type="float" office:value="-2.87812" calcext:value-type="float">
            <text:p>-2.87812</text:p>
          </table:table-cell>
          <table:table-cell table:formula="of:=IF(AND([.$A131]&gt;=[.J$2];[.$A131]&lt;=[.J$3]);1;0)" office:value-type="float" office:value="0" calcext:value-type="float">
            <text:p>0</text:p>
          </table:table-cell>
          <table:table-cell table:formula="of:=IF(AND([.$A131]&gt;=[.K$2];[.$A131]&lt;=[.K$3]);1;0)" office:value-type="float" office:value="1" calcext:value-type="float">
            <text:p>1</text:p>
          </table:table-cell>
          <table:table-cell table:formula="of:=IF(AND([.$A131]&gt;=[.L$2];[.$A131]&lt;=[.L$3]);1;0)" office:value-type="float" office:value="0" calcext:value-type="float">
            <text:p>0</text:p>
          </table:table-cell>
          <table:table-cell table:formula="of:=IF(AND([.$A131]&gt;=[.M$2];[.$A131]&lt;=[.M$3]);1;0)" office:value-type="float" office:value="0" calcext:value-type="float">
            <text:p>0</text:p>
          </table:table-cell>
          <table:table-cell table:formula="of:=IF(AND([.$A131]&gt;=[.N$2];[.$A131]&lt;=[.N$3]);1;0)" office:value-type="float" office:value="0" calcext:value-type="float">
            <text:p>0</text:p>
          </table:table-cell>
          <table:table-cell table:formula="of:=IF(AND([.$A131]&gt;=[.O$2];[.$A1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833" calcext:value-type="float">
            <text:p>1.18833</text:p>
          </table:table-cell>
          <table:table-cell table:formula="of:=IF(AND([.$A132]&gt;=[.B$2];[.$A132]&lt;=[.B$3]);1;0)" office:value-type="float" office:value="0" calcext:value-type="float">
            <text:p>0</text:p>
          </table:table-cell>
          <table:table-cell table:formula="of:=IF(AND([.$A132]&gt;=[.C$2];[.$A132]&lt;=[.C$3]);1;0)" office:value-type="float" office:value="0" calcext:value-type="float">
            <text:p>0</text:p>
          </table:table-cell>
          <table:table-cell table:formula="of:=IF(AND([.$A132]&gt;=[.D$2];[.$A132]&lt;=[.D$3]);1;0)" office:value-type="float" office:value="0" calcext:value-type="float">
            <text:p>0</text:p>
          </table:table-cell>
          <table:table-cell table:formula="of:=IF(AND([.$A132]&gt;=[.E$2];[.$A132]&lt;=[.E$3]);1;0)" office:value-type="float" office:value="0" calcext:value-type="float">
            <text:p>0</text:p>
          </table:table-cell>
          <table:table-cell table:formula="of:=IF(AND([.$A132]&gt;=[.F$2];[.$A132]&lt;=[.F$3]);1;0)" office:value-type="float" office:value="1" calcext:value-type="float">
            <text:p>1</text:p>
          </table:table-cell>
          <table:table-cell table:formula="of:=IF(AND([.$A132]&gt;=[.G$2];[.$A132]&lt;=[.G$3]);1;0)" office:value-type="float" office:value="0" calcext:value-type="float">
            <text:p>0</text:p>
          </table:table-cell>
          <table:table-cell/>
          <table:table-cell office:value-type="float" office:value="0.551806" calcext:value-type="float">
            <text:p>0.551806</text:p>
          </table:table-cell>
          <table:table-cell table:formula="of:=IF(AND([.$A132]&gt;=[.J$2];[.$A132]&lt;=[.J$3]);1;0)" office:value-type="float" office:value="0" calcext:value-type="float">
            <text:p>0</text:p>
          </table:table-cell>
          <table:table-cell table:formula="of:=IF(AND([.$A132]&gt;=[.K$2];[.$A132]&lt;=[.K$3]);1;0)" office:value-type="float" office:value="0" calcext:value-type="float">
            <text:p>0</text:p>
          </table:table-cell>
          <table:table-cell table:formula="of:=IF(AND([.$A132]&gt;=[.L$2];[.$A132]&lt;=[.L$3]);1;0)" office:value-type="float" office:value="0" calcext:value-type="float">
            <text:p>0</text:p>
          </table:table-cell>
          <table:table-cell table:formula="of:=IF(AND([.$A132]&gt;=[.M$2];[.$A132]&lt;=[.M$3]);1;0)" office:value-type="float" office:value="0" calcext:value-type="float">
            <text:p>0</text:p>
          </table:table-cell>
          <table:table-cell table:formula="of:=IF(AND([.$A132]&gt;=[.N$2];[.$A132]&lt;=[.N$3]);1;0)" office:value-type="float" office:value="1" calcext:value-type="float">
            <text:p>1</text:p>
          </table:table-cell>
          <table:table-cell table:formula="of:=IF(AND([.$A132]&gt;=[.O$2];[.$A1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549" calcext:value-type="float">
            <text:p>0.236549</text:p>
          </table:table-cell>
          <table:table-cell table:formula="of:=IF(AND([.$A133]&gt;=[.B$2];[.$A133]&lt;=[.B$3]);1;0)" office:value-type="float" office:value="0" calcext:value-type="float">
            <text:p>0</text:p>
          </table:table-cell>
          <table:table-cell table:formula="of:=IF(AND([.$A133]&gt;=[.C$2];[.$A133]&lt;=[.C$3]);1;0)" office:value-type="float" office:value="0" calcext:value-type="float">
            <text:p>0</text:p>
          </table:table-cell>
          <table:table-cell table:formula="of:=IF(AND([.$A133]&gt;=[.D$2];[.$A133]&lt;=[.D$3]);1;0)" office:value-type="float" office:value="0" calcext:value-type="float">
            <text:p>0</text:p>
          </table:table-cell>
          <table:table-cell table:formula="of:=IF(AND([.$A133]&gt;=[.E$2];[.$A133]&lt;=[.E$3]);1;0)" office:value-type="float" office:value="1" calcext:value-type="float">
            <text:p>1</text:p>
          </table:table-cell>
          <table:table-cell table:formula="of:=IF(AND([.$A133]&gt;=[.F$2];[.$A133]&lt;=[.F$3]);1;0)" office:value-type="float" office:value="0" calcext:value-type="float">
            <text:p>0</text:p>
          </table:table-cell>
          <table:table-cell table:formula="of:=IF(AND([.$A133]&gt;=[.G$2];[.$A133]&lt;=[.G$3]);1;0)" office:value-type="float" office:value="0" calcext:value-type="float">
            <text:p>0</text:p>
          </table:table-cell>
          <table:table-cell/>
          <table:table-cell office:value-type="float" office:value="-0.115724" calcext:value-type="float">
            <text:p>-0.115724</text:p>
          </table:table-cell>
          <table:table-cell table:formula="of:=IF(AND([.$A133]&gt;=[.J$2];[.$A133]&lt;=[.J$3]);1;0)" office:value-type="float" office:value="0" calcext:value-type="float">
            <text:p>0</text:p>
          </table:table-cell>
          <table:table-cell table:formula="of:=IF(AND([.$A133]&gt;=[.K$2];[.$A133]&lt;=[.K$3]);1;0)" office:value-type="float" office:value="0" calcext:value-type="float">
            <text:p>0</text:p>
          </table:table-cell>
          <table:table-cell table:formula="of:=IF(AND([.$A133]&gt;=[.L$2];[.$A133]&lt;=[.L$3]);1;0)" office:value-type="float" office:value="0" calcext:value-type="float">
            <text:p>0</text:p>
          </table:table-cell>
          <table:table-cell table:formula="of:=IF(AND([.$A133]&gt;=[.M$2];[.$A133]&lt;=[.M$3]);1;0)" office:value-type="float" office:value="1" calcext:value-type="float">
            <text:p>1</text:p>
          </table:table-cell>
          <table:table-cell table:formula="of:=IF(AND([.$A133]&gt;=[.N$2];[.$A133]&lt;=[.N$3]);1;0)" office:value-type="float" office:value="0" calcext:value-type="float">
            <text:p>0</text:p>
          </table:table-cell>
          <table:table-cell table:formula="of:=IF(AND([.$A133]&gt;=[.O$2];[.$A1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8565" calcext:value-type="float">
            <text:p>-0.378565</text:p>
          </table:table-cell>
          <table:table-cell table:formula="of:=IF(AND([.$A134]&gt;=[.B$2];[.$A134]&lt;=[.B$3]);1;0)" office:value-type="float" office:value="0" calcext:value-type="float">
            <text:p>0</text:p>
          </table:table-cell>
          <table:table-cell table:formula="of:=IF(AND([.$A134]&gt;=[.C$2];[.$A134]&lt;=[.C$3]);1;0)" office:value-type="float" office:value="0" calcext:value-type="float">
            <text:p>0</text:p>
          </table:table-cell>
          <table:table-cell table:formula="of:=IF(AND([.$A134]&gt;=[.D$2];[.$A134]&lt;=[.D$3]);1;0)" office:value-type="float" office:value="1" calcext:value-type="float">
            <text:p>1</text:p>
          </table:table-cell>
          <table:table-cell table:formula="of:=IF(AND([.$A134]&gt;=[.E$2];[.$A134]&lt;=[.E$3]);1;0)" office:value-type="float" office:value="0" calcext:value-type="float">
            <text:p>0</text:p>
          </table:table-cell>
          <table:table-cell table:formula="of:=IF(AND([.$A134]&gt;=[.F$2];[.$A134]&lt;=[.F$3]);1;0)" office:value-type="float" office:value="0" calcext:value-type="float">
            <text:p>0</text:p>
          </table:table-cell>
          <table:table-cell table:formula="of:=IF(AND([.$A134]&gt;=[.G$2];[.$A134]&lt;=[.G$3]);1;0)" office:value-type="float" office:value="0" calcext:value-type="float">
            <text:p>0</text:p>
          </table:table-cell>
          <table:table-cell/>
          <table:table-cell office:value-type="float" office:value="-0.254389" calcext:value-type="float">
            <text:p>-0.254389</text:p>
          </table:table-cell>
          <table:table-cell table:formula="of:=IF(AND([.$A134]&gt;=[.J$2];[.$A134]&lt;=[.J$3]);1;0)" office:value-type="float" office:value="0" calcext:value-type="float">
            <text:p>0</text:p>
          </table:table-cell>
          <table:table-cell table:formula="of:=IF(AND([.$A134]&gt;=[.K$2];[.$A134]&lt;=[.K$3]);1;0)" office:value-type="float" office:value="0" calcext:value-type="float">
            <text:p>0</text:p>
          </table:table-cell>
          <table:table-cell table:formula="of:=IF(AND([.$A134]&gt;=[.L$2];[.$A134]&lt;=[.L$3]);1;0)" office:value-type="float" office:value="1" calcext:value-type="float">
            <text:p>1</text:p>
          </table:table-cell>
          <table:table-cell table:formula="of:=IF(AND([.$A134]&gt;=[.M$2];[.$A134]&lt;=[.M$3]);1;0)" office:value-type="float" office:value="0" calcext:value-type="float">
            <text:p>0</text:p>
          </table:table-cell>
          <table:table-cell table:formula="of:=IF(AND([.$A134]&gt;=[.N$2];[.$A134]&lt;=[.N$3]);1;0)" office:value-type="float" office:value="0" calcext:value-type="float">
            <text:p>0</text:p>
          </table:table-cell>
          <table:table-cell table:formula="of:=IF(AND([.$A134]&gt;=[.O$2];[.$A1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0542" calcext:value-type="float">
            <text:p>0.770542</text:p>
          </table:table-cell>
          <table:table-cell table:formula="of:=IF(AND([.$A135]&gt;=[.B$2];[.$A135]&lt;=[.B$3]);1;0)" office:value-type="float" office:value="0" calcext:value-type="float">
            <text:p>0</text:p>
          </table:table-cell>
          <table:table-cell table:formula="of:=IF(AND([.$A135]&gt;=[.C$2];[.$A135]&lt;=[.C$3]);1;0)" office:value-type="float" office:value="0" calcext:value-type="float">
            <text:p>0</text:p>
          </table:table-cell>
          <table:table-cell table:formula="of:=IF(AND([.$A135]&gt;=[.D$2];[.$A135]&lt;=[.D$3]);1;0)" office:value-type="float" office:value="0" calcext:value-type="float">
            <text:p>0</text:p>
          </table:table-cell>
          <table:table-cell table:formula="of:=IF(AND([.$A135]&gt;=[.E$2];[.$A135]&lt;=[.E$3]);1;0)" office:value-type="float" office:value="1" calcext:value-type="float">
            <text:p>1</text:p>
          </table:table-cell>
          <table:table-cell table:formula="of:=IF(AND([.$A135]&gt;=[.F$2];[.$A135]&lt;=[.F$3]);1;0)" office:value-type="float" office:value="0" calcext:value-type="float">
            <text:p>0</text:p>
          </table:table-cell>
          <table:table-cell table:formula="of:=IF(AND([.$A135]&gt;=[.G$2];[.$A135]&lt;=[.G$3]);1;0)" office:value-type="float" office:value="0" calcext:value-type="float">
            <text:p>0</text:p>
          </table:table-cell>
          <table:table-cell/>
          <table:table-cell office:value-type="float" office:value="-0.440906" calcext:value-type="float">
            <text:p>-0.440906</text:p>
          </table:table-cell>
          <table:table-cell table:formula="of:=IF(AND([.$A135]&gt;=[.J$2];[.$A135]&lt;=[.J$3]);1;0)" office:value-type="float" office:value="0" calcext:value-type="float">
            <text:p>0</text:p>
          </table:table-cell>
          <table:table-cell table:formula="of:=IF(AND([.$A135]&gt;=[.K$2];[.$A135]&lt;=[.K$3]);1;0)" office:value-type="float" office:value="0" calcext:value-type="float">
            <text:p>0</text:p>
          </table:table-cell>
          <table:table-cell table:formula="of:=IF(AND([.$A135]&gt;=[.L$2];[.$A135]&lt;=[.L$3]);1;0)" office:value-type="float" office:value="0" calcext:value-type="float">
            <text:p>0</text:p>
          </table:table-cell>
          <table:table-cell table:formula="of:=IF(AND([.$A135]&gt;=[.M$2];[.$A135]&lt;=[.M$3]);1;0)" office:value-type="float" office:value="1" calcext:value-type="float">
            <text:p>1</text:p>
          </table:table-cell>
          <table:table-cell table:formula="of:=IF(AND([.$A135]&gt;=[.N$2];[.$A135]&lt;=[.N$3]);1;0)" office:value-type="float" office:value="0" calcext:value-type="float">
            <text:p>0</text:p>
          </table:table-cell>
          <table:table-cell table:formula="of:=IF(AND([.$A135]&gt;=[.O$2];[.$A1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67" calcext:value-type="float">
            <text:p>1.1567</text:p>
          </table:table-cell>
          <table:table-cell table:formula="of:=IF(AND([.$A136]&gt;=[.B$2];[.$A136]&lt;=[.B$3]);1;0)" office:value-type="float" office:value="0" calcext:value-type="float">
            <text:p>0</text:p>
          </table:table-cell>
          <table:table-cell table:formula="of:=IF(AND([.$A136]&gt;=[.C$2];[.$A136]&lt;=[.C$3]);1;0)" office:value-type="float" office:value="0" calcext:value-type="float">
            <text:p>0</text:p>
          </table:table-cell>
          <table:table-cell table:formula="of:=IF(AND([.$A136]&gt;=[.D$2];[.$A136]&lt;=[.D$3]);1;0)" office:value-type="float" office:value="0" calcext:value-type="float">
            <text:p>0</text:p>
          </table:table-cell>
          <table:table-cell table:formula="of:=IF(AND([.$A136]&gt;=[.E$2];[.$A136]&lt;=[.E$3]);1;0)" office:value-type="float" office:value="0" calcext:value-type="float">
            <text:p>0</text:p>
          </table:table-cell>
          <table:table-cell table:formula="of:=IF(AND([.$A136]&gt;=[.F$2];[.$A136]&lt;=[.F$3]);1;0)" office:value-type="float" office:value="1" calcext:value-type="float">
            <text:p>1</text:p>
          </table:table-cell>
          <table:table-cell table:formula="of:=IF(AND([.$A136]&gt;=[.G$2];[.$A136]&lt;=[.G$3]);1;0)" office:value-type="float" office:value="0" calcext:value-type="float">
            <text:p>0</text:p>
          </table:table-cell>
          <table:table-cell/>
          <table:table-cell office:value-type="float" office:value="-0.433594" calcext:value-type="float">
            <text:p>-0.433594</text:p>
          </table:table-cell>
          <table:table-cell table:formula="of:=IF(AND([.$A136]&gt;=[.J$2];[.$A136]&lt;=[.J$3]);1;0)" office:value-type="float" office:value="0" calcext:value-type="float">
            <text:p>0</text:p>
          </table:table-cell>
          <table:table-cell table:formula="of:=IF(AND([.$A136]&gt;=[.K$2];[.$A136]&lt;=[.K$3]);1;0)" office:value-type="float" office:value="0" calcext:value-type="float">
            <text:p>0</text:p>
          </table:table-cell>
          <table:table-cell table:formula="of:=IF(AND([.$A136]&gt;=[.L$2];[.$A136]&lt;=[.L$3]);1;0)" office:value-type="float" office:value="0" calcext:value-type="float">
            <text:p>0</text:p>
          </table:table-cell>
          <table:table-cell table:formula="of:=IF(AND([.$A136]&gt;=[.M$2];[.$A136]&lt;=[.M$3]);1;0)" office:value-type="float" office:value="0" calcext:value-type="float">
            <text:p>0</text:p>
          </table:table-cell>
          <table:table-cell table:formula="of:=IF(AND([.$A136]&gt;=[.N$2];[.$A136]&lt;=[.N$3]);1;0)" office:value-type="float" office:value="1" calcext:value-type="float">
            <text:p>1</text:p>
          </table:table-cell>
          <table:table-cell table:formula="of:=IF(AND([.$A136]&gt;=[.O$2];[.$A1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4741" calcext:value-type="float">
            <text:p>0.824741</text:p>
          </table:table-cell>
          <table:table-cell table:formula="of:=IF(AND([.$A137]&gt;=[.B$2];[.$A137]&lt;=[.B$3]);1;0)" office:value-type="float" office:value="0" calcext:value-type="float">
            <text:p>0</text:p>
          </table:table-cell>
          <table:table-cell table:formula="of:=IF(AND([.$A137]&gt;=[.C$2];[.$A137]&lt;=[.C$3]);1;0)" office:value-type="float" office:value="0" calcext:value-type="float">
            <text:p>0</text:p>
          </table:table-cell>
          <table:table-cell table:formula="of:=IF(AND([.$A137]&gt;=[.D$2];[.$A137]&lt;=[.D$3]);1;0)" office:value-type="float" office:value="0" calcext:value-type="float">
            <text:p>0</text:p>
          </table:table-cell>
          <table:table-cell table:formula="of:=IF(AND([.$A137]&gt;=[.E$2];[.$A137]&lt;=[.E$3]);1;0)" office:value-type="float" office:value="1" calcext:value-type="float">
            <text:p>1</text:p>
          </table:table-cell>
          <table:table-cell table:formula="of:=IF(AND([.$A137]&gt;=[.F$2];[.$A137]&lt;=[.F$3]);1;0)" office:value-type="float" office:value="0" calcext:value-type="float">
            <text:p>0</text:p>
          </table:table-cell>
          <table:table-cell table:formula="of:=IF(AND([.$A137]&gt;=[.G$2];[.$A137]&lt;=[.G$3]);1;0)" office:value-type="float" office:value="0" calcext:value-type="float">
            <text:p>0</text:p>
          </table:table-cell>
          <table:table-cell/>
          <table:table-cell office:value-type="float" office:value="-1.24943" calcext:value-type="float">
            <text:p>-1.24943</text:p>
          </table:table-cell>
          <table:table-cell table:formula="of:=IF(AND([.$A137]&gt;=[.J$2];[.$A137]&lt;=[.J$3]);1;0)" office:value-type="float" office:value="0" calcext:value-type="float">
            <text:p>0</text:p>
          </table:table-cell>
          <table:table-cell table:formula="of:=IF(AND([.$A137]&gt;=[.K$2];[.$A137]&lt;=[.K$3]);1;0)" office:value-type="float" office:value="0" calcext:value-type="float">
            <text:p>0</text:p>
          </table:table-cell>
          <table:table-cell table:formula="of:=IF(AND([.$A137]&gt;=[.L$2];[.$A137]&lt;=[.L$3]);1;0)" office:value-type="float" office:value="0" calcext:value-type="float">
            <text:p>0</text:p>
          </table:table-cell>
          <table:table-cell table:formula="of:=IF(AND([.$A137]&gt;=[.M$2];[.$A137]&lt;=[.M$3]);1;0)" office:value-type="float" office:value="1" calcext:value-type="float">
            <text:p>1</text:p>
          </table:table-cell>
          <table:table-cell table:formula="of:=IF(AND([.$A137]&gt;=[.N$2];[.$A137]&lt;=[.N$3]);1;0)" office:value-type="float" office:value="0" calcext:value-type="float">
            <text:p>0</text:p>
          </table:table-cell>
          <table:table-cell table:formula="of:=IF(AND([.$A137]&gt;=[.O$2];[.$A1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3358" calcext:value-type="float">
            <text:p>-1.23358</text:p>
          </table:table-cell>
          <table:table-cell table:formula="of:=IF(AND([.$A138]&gt;=[.B$2];[.$A138]&lt;=[.B$3]);1;0)" office:value-type="float" office:value="0" calcext:value-type="float">
            <text:p>0</text:p>
          </table:table-cell>
          <table:table-cell table:formula="of:=IF(AND([.$A138]&gt;=[.C$2];[.$A138]&lt;=[.C$3]);1;0)" office:value-type="float" office:value="1" calcext:value-type="float">
            <text:p>1</text:p>
          </table:table-cell>
          <table:table-cell table:formula="of:=IF(AND([.$A138]&gt;=[.D$2];[.$A138]&lt;=[.D$3]);1;0)" office:value-type="float" office:value="0" calcext:value-type="float">
            <text:p>0</text:p>
          </table:table-cell>
          <table:table-cell table:formula="of:=IF(AND([.$A138]&gt;=[.E$2];[.$A138]&lt;=[.E$3]);1;0)" office:value-type="float" office:value="0" calcext:value-type="float">
            <text:p>0</text:p>
          </table:table-cell>
          <table:table-cell table:formula="of:=IF(AND([.$A138]&gt;=[.F$2];[.$A138]&lt;=[.F$3]);1;0)" office:value-type="float" office:value="0" calcext:value-type="float">
            <text:p>0</text:p>
          </table:table-cell>
          <table:table-cell table:formula="of:=IF(AND([.$A138]&gt;=[.G$2];[.$A138]&lt;=[.G$3]);1;0)" office:value-type="float" office:value="0" calcext:value-type="float">
            <text:p>0</text:p>
          </table:table-cell>
          <table:table-cell/>
          <table:table-cell office:value-type="float" office:value="-1.40387" calcext:value-type="float">
            <text:p>-1.40387</text:p>
          </table:table-cell>
          <table:table-cell table:formula="of:=IF(AND([.$A138]&gt;=[.J$2];[.$A138]&lt;=[.J$3]);1;0)" office:value-type="float" office:value="0" calcext:value-type="float">
            <text:p>0</text:p>
          </table:table-cell>
          <table:table-cell table:formula="of:=IF(AND([.$A138]&gt;=[.K$2];[.$A138]&lt;=[.K$3]);1;0)" office:value-type="float" office:value="1" calcext:value-type="float">
            <text:p>1</text:p>
          </table:table-cell>
          <table:table-cell table:formula="of:=IF(AND([.$A138]&gt;=[.L$2];[.$A138]&lt;=[.L$3]);1;0)" office:value-type="float" office:value="0" calcext:value-type="float">
            <text:p>0</text:p>
          </table:table-cell>
          <table:table-cell table:formula="of:=IF(AND([.$A138]&gt;=[.M$2];[.$A138]&lt;=[.M$3]);1;0)" office:value-type="float" office:value="0" calcext:value-type="float">
            <text:p>0</text:p>
          </table:table-cell>
          <table:table-cell table:formula="of:=IF(AND([.$A138]&gt;=[.N$2];[.$A138]&lt;=[.N$3]);1;0)" office:value-type="float" office:value="0" calcext:value-type="float">
            <text:p>0</text:p>
          </table:table-cell>
          <table:table-cell table:formula="of:=IF(AND([.$A138]&gt;=[.O$2];[.$A1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751" calcext:value-type="float">
            <text:p>0.983751</text:p>
          </table:table-cell>
          <table:table-cell table:formula="of:=IF(AND([.$A139]&gt;=[.B$2];[.$A139]&lt;=[.B$3]);1;0)" office:value-type="float" office:value="0" calcext:value-type="float">
            <text:p>0</text:p>
          </table:table-cell>
          <table:table-cell table:formula="of:=IF(AND([.$A139]&gt;=[.C$2];[.$A139]&lt;=[.C$3]);1;0)" office:value-type="float" office:value="0" calcext:value-type="float">
            <text:p>0</text:p>
          </table:table-cell>
          <table:table-cell table:formula="of:=IF(AND([.$A139]&gt;=[.D$2];[.$A139]&lt;=[.D$3]);1;0)" office:value-type="float" office:value="0" calcext:value-type="float">
            <text:p>0</text:p>
          </table:table-cell>
          <table:table-cell table:formula="of:=IF(AND([.$A139]&gt;=[.E$2];[.$A139]&lt;=[.E$3]);1;0)" office:value-type="float" office:value="1" calcext:value-type="float">
            <text:p>1</text:p>
          </table:table-cell>
          <table:table-cell table:formula="of:=IF(AND([.$A139]&gt;=[.F$2];[.$A139]&lt;=[.F$3]);1;0)" office:value-type="float" office:value="0" calcext:value-type="float">
            <text:p>0</text:p>
          </table:table-cell>
          <table:table-cell table:formula="of:=IF(AND([.$A139]&gt;=[.G$2];[.$A139]&lt;=[.G$3]);1;0)" office:value-type="float" office:value="0" calcext:value-type="float">
            <text:p>0</text:p>
          </table:table-cell>
          <table:table-cell/>
          <table:table-cell office:value-type="float" office:value="-1.58301" calcext:value-type="float">
            <text:p>-1.58301</text:p>
          </table:table-cell>
          <table:table-cell table:formula="of:=IF(AND([.$A139]&gt;=[.J$2];[.$A139]&lt;=[.J$3]);1;0)" office:value-type="float" office:value="0" calcext:value-type="float">
            <text:p>0</text:p>
          </table:table-cell>
          <table:table-cell table:formula="of:=IF(AND([.$A139]&gt;=[.K$2];[.$A139]&lt;=[.K$3]);1;0)" office:value-type="float" office:value="0" calcext:value-type="float">
            <text:p>0</text:p>
          </table:table-cell>
          <table:table-cell table:formula="of:=IF(AND([.$A139]&gt;=[.L$2];[.$A139]&lt;=[.L$3]);1;0)" office:value-type="float" office:value="0" calcext:value-type="float">
            <text:p>0</text:p>
          </table:table-cell>
          <table:table-cell table:formula="of:=IF(AND([.$A139]&gt;=[.M$2];[.$A139]&lt;=[.M$3]);1;0)" office:value-type="float" office:value="1" calcext:value-type="float">
            <text:p>1</text:p>
          </table:table-cell>
          <table:table-cell table:formula="of:=IF(AND([.$A139]&gt;=[.N$2];[.$A139]&lt;=[.N$3]);1;0)" office:value-type="float" office:value="0" calcext:value-type="float">
            <text:p>0</text:p>
          </table:table-cell>
          <table:table-cell table:formula="of:=IF(AND([.$A139]&gt;=[.O$2];[.$A1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246" calcext:value-type="float">
            <text:p>0.924246</text:p>
          </table:table-cell>
          <table:table-cell table:formula="of:=IF(AND([.$A140]&gt;=[.B$2];[.$A140]&lt;=[.B$3]);1;0)" office:value-type="float" office:value="0" calcext:value-type="float">
            <text:p>0</text:p>
          </table:table-cell>
          <table:table-cell table:formula="of:=IF(AND([.$A140]&gt;=[.C$2];[.$A140]&lt;=[.C$3]);1;0)" office:value-type="float" office:value="0" calcext:value-type="float">
            <text:p>0</text:p>
          </table:table-cell>
          <table:table-cell table:formula="of:=IF(AND([.$A140]&gt;=[.D$2];[.$A140]&lt;=[.D$3]);1;0)" office:value-type="float" office:value="0" calcext:value-type="float">
            <text:p>0</text:p>
          </table:table-cell>
          <table:table-cell table:formula="of:=IF(AND([.$A140]&gt;=[.E$2];[.$A140]&lt;=[.E$3]);1;0)" office:value-type="float" office:value="1" calcext:value-type="float">
            <text:p>1</text:p>
          </table:table-cell>
          <table:table-cell table:formula="of:=IF(AND([.$A140]&gt;=[.F$2];[.$A140]&lt;=[.F$3]);1;0)" office:value-type="float" office:value="0" calcext:value-type="float">
            <text:p>0</text:p>
          </table:table-cell>
          <table:table-cell table:formula="of:=IF(AND([.$A140]&gt;=[.G$2];[.$A140]&lt;=[.G$3]);1;0)" office:value-type="float" office:value="0" calcext:value-type="float">
            <text:p>0</text:p>
          </table:table-cell>
          <table:table-cell/>
          <table:table-cell office:value-type="float" office:value="-0.310113" calcext:value-type="float">
            <text:p>-0.310113</text:p>
          </table:table-cell>
          <table:table-cell table:formula="of:=IF(AND([.$A140]&gt;=[.J$2];[.$A140]&lt;=[.J$3]);1;0)" office:value-type="float" office:value="0" calcext:value-type="float">
            <text:p>0</text:p>
          </table:table-cell>
          <table:table-cell table:formula="of:=IF(AND([.$A140]&gt;=[.K$2];[.$A140]&lt;=[.K$3]);1;0)" office:value-type="float" office:value="0" calcext:value-type="float">
            <text:p>0</text:p>
          </table:table-cell>
          <table:table-cell table:formula="of:=IF(AND([.$A140]&gt;=[.L$2];[.$A140]&lt;=[.L$3]);1;0)" office:value-type="float" office:value="0" calcext:value-type="float">
            <text:p>0</text:p>
          </table:table-cell>
          <table:table-cell table:formula="of:=IF(AND([.$A140]&gt;=[.M$2];[.$A140]&lt;=[.M$3]);1;0)" office:value-type="float" office:value="1" calcext:value-type="float">
            <text:p>1</text:p>
          </table:table-cell>
          <table:table-cell table:formula="of:=IF(AND([.$A140]&gt;=[.N$2];[.$A140]&lt;=[.N$3]);1;0)" office:value-type="float" office:value="0" calcext:value-type="float">
            <text:p>0</text:p>
          </table:table-cell>
          <table:table-cell table:formula="of:=IF(AND([.$A140]&gt;=[.O$2];[.$A1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9951" calcext:value-type="float">
            <text:p>-2.09951</text:p>
          </table:table-cell>
          <table:table-cell table:formula="of:=IF(AND([.$A141]&gt;=[.B$2];[.$A141]&lt;=[.B$3]);1;0)" office:value-type="float" office:value="1" calcext:value-type="float">
            <text:p>1</text:p>
          </table:table-cell>
          <table:table-cell table:formula="of:=IF(AND([.$A141]&gt;=[.C$2];[.$A141]&lt;=[.C$3]);1;0)" office:value-type="float" office:value="0" calcext:value-type="float">
            <text:p>0</text:p>
          </table:table-cell>
          <table:table-cell table:formula="of:=IF(AND([.$A141]&gt;=[.D$2];[.$A141]&lt;=[.D$3]);1;0)" office:value-type="float" office:value="0" calcext:value-type="float">
            <text:p>0</text:p>
          </table:table-cell>
          <table:table-cell table:formula="of:=IF(AND([.$A141]&gt;=[.E$2];[.$A141]&lt;=[.E$3]);1;0)" office:value-type="float" office:value="0" calcext:value-type="float">
            <text:p>0</text:p>
          </table:table-cell>
          <table:table-cell table:formula="of:=IF(AND([.$A141]&gt;=[.F$2];[.$A141]&lt;=[.F$3]);1;0)" office:value-type="float" office:value="0" calcext:value-type="float">
            <text:p>0</text:p>
          </table:table-cell>
          <table:table-cell table:formula="of:=IF(AND([.$A141]&gt;=[.G$2];[.$A141]&lt;=[.G$3]);1;0)" office:value-type="float" office:value="0" calcext:value-type="float">
            <text:p>0</text:p>
          </table:table-cell>
          <table:table-cell/>
          <table:table-cell office:value-type="float" office:value="-1.88769" calcext:value-type="float">
            <text:p>-1.88769</text:p>
          </table:table-cell>
          <table:table-cell table:formula="of:=IF(AND([.$A141]&gt;=[.J$2];[.$A141]&lt;=[.J$3]);1;0)" office:value-type="float" office:value="1" calcext:value-type="float">
            <text:p>1</text:p>
          </table:table-cell>
          <table:table-cell table:formula="of:=IF(AND([.$A141]&gt;=[.K$2];[.$A141]&lt;=[.K$3]);1;0)" office:value-type="float" office:value="0" calcext:value-type="float">
            <text:p>0</text:p>
          </table:table-cell>
          <table:table-cell table:formula="of:=IF(AND([.$A141]&gt;=[.L$2];[.$A141]&lt;=[.L$3]);1;0)" office:value-type="float" office:value="0" calcext:value-type="float">
            <text:p>0</text:p>
          </table:table-cell>
          <table:table-cell table:formula="of:=IF(AND([.$A141]&gt;=[.M$2];[.$A141]&lt;=[.M$3]);1;0)" office:value-type="float" office:value="0" calcext:value-type="float">
            <text:p>0</text:p>
          </table:table-cell>
          <table:table-cell table:formula="of:=IF(AND([.$A141]&gt;=[.N$2];[.$A141]&lt;=[.N$3]);1;0)" office:value-type="float" office:value="0" calcext:value-type="float">
            <text:p>0</text:p>
          </table:table-cell>
          <table:table-cell table:formula="of:=IF(AND([.$A141]&gt;=[.O$2];[.$A1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239" calcext:value-type="float">
            <text:p>-1.0239</text:p>
          </table:table-cell>
          <table:table-cell table:formula="of:=IF(AND([.$A142]&gt;=[.B$2];[.$A142]&lt;=[.B$3]);1;0)" office:value-type="float" office:value="0" calcext:value-type="float">
            <text:p>0</text:p>
          </table:table-cell>
          <table:table-cell table:formula="of:=IF(AND([.$A142]&gt;=[.C$2];[.$A142]&lt;=[.C$3]);1;0)" office:value-type="float" office:value="1" calcext:value-type="float">
            <text:p>1</text:p>
          </table:table-cell>
          <table:table-cell table:formula="of:=IF(AND([.$A142]&gt;=[.D$2];[.$A142]&lt;=[.D$3]);1;0)" office:value-type="float" office:value="0" calcext:value-type="float">
            <text:p>0</text:p>
          </table:table-cell>
          <table:table-cell table:formula="of:=IF(AND([.$A142]&gt;=[.E$2];[.$A142]&lt;=[.E$3]);1;0)" office:value-type="float" office:value="0" calcext:value-type="float">
            <text:p>0</text:p>
          </table:table-cell>
          <table:table-cell table:formula="of:=IF(AND([.$A142]&gt;=[.F$2];[.$A142]&lt;=[.F$3]);1;0)" office:value-type="float" office:value="0" calcext:value-type="float">
            <text:p>0</text:p>
          </table:table-cell>
          <table:table-cell table:formula="of:=IF(AND([.$A142]&gt;=[.G$2];[.$A142]&lt;=[.G$3]);1;0)" office:value-type="float" office:value="0" calcext:value-type="float">
            <text:p>0</text:p>
          </table:table-cell>
          <table:table-cell/>
          <table:table-cell office:value-type="float" office:value="0.204628" calcext:value-type="float">
            <text:p>0.204628</text:p>
          </table:table-cell>
          <table:table-cell table:formula="of:=IF(AND([.$A142]&gt;=[.J$2];[.$A142]&lt;=[.J$3]);1;0)" office:value-type="float" office:value="0" calcext:value-type="float">
            <text:p>0</text:p>
          </table:table-cell>
          <table:table-cell table:formula="of:=IF(AND([.$A142]&gt;=[.K$2];[.$A142]&lt;=[.K$3]);1;0)" office:value-type="float" office:value="1" calcext:value-type="float">
            <text:p>1</text:p>
          </table:table-cell>
          <table:table-cell table:formula="of:=IF(AND([.$A142]&gt;=[.L$2];[.$A142]&lt;=[.L$3]);1;0)" office:value-type="float" office:value="0" calcext:value-type="float">
            <text:p>0</text:p>
          </table:table-cell>
          <table:table-cell table:formula="of:=IF(AND([.$A142]&gt;=[.M$2];[.$A142]&lt;=[.M$3]);1;0)" office:value-type="float" office:value="0" calcext:value-type="float">
            <text:p>0</text:p>
          </table:table-cell>
          <table:table-cell table:formula="of:=IF(AND([.$A142]&gt;=[.N$2];[.$A142]&lt;=[.N$3]);1;0)" office:value-type="float" office:value="0" calcext:value-type="float">
            <text:p>0</text:p>
          </table:table-cell>
          <table:table-cell table:formula="of:=IF(AND([.$A142]&gt;=[.O$2];[.$A1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7076" calcext:value-type="float">
            <text:p>-0.287076</text:p>
          </table:table-cell>
          <table:table-cell table:formula="of:=IF(AND([.$A143]&gt;=[.B$2];[.$A143]&lt;=[.B$3]);1;0)" office:value-type="float" office:value="0" calcext:value-type="float">
            <text:p>0</text:p>
          </table:table-cell>
          <table:table-cell table:formula="of:=IF(AND([.$A143]&gt;=[.C$2];[.$A143]&lt;=[.C$3]);1;0)" office:value-type="float" office:value="0" calcext:value-type="float">
            <text:p>0</text:p>
          </table:table-cell>
          <table:table-cell table:formula="of:=IF(AND([.$A143]&gt;=[.D$2];[.$A143]&lt;=[.D$3]);1;0)" office:value-type="float" office:value="1" calcext:value-type="float">
            <text:p>1</text:p>
          </table:table-cell>
          <table:table-cell table:formula="of:=IF(AND([.$A143]&gt;=[.E$2];[.$A143]&lt;=[.E$3]);1;0)" office:value-type="float" office:value="0" calcext:value-type="float">
            <text:p>0</text:p>
          </table:table-cell>
          <table:table-cell table:formula="of:=IF(AND([.$A143]&gt;=[.F$2];[.$A143]&lt;=[.F$3]);1;0)" office:value-type="float" office:value="0" calcext:value-type="float">
            <text:p>0</text:p>
          </table:table-cell>
          <table:table-cell table:formula="of:=IF(AND([.$A143]&gt;=[.G$2];[.$A143]&lt;=[.G$3]);1;0)" office:value-type="float" office:value="0" calcext:value-type="float">
            <text:p>0</text:p>
          </table:table-cell>
          <table:table-cell/>
          <table:table-cell office:value-type="float" office:value="-0.738073" calcext:value-type="float">
            <text:p>-0.738073</text:p>
          </table:table-cell>
          <table:table-cell table:formula="of:=IF(AND([.$A143]&gt;=[.J$2];[.$A143]&lt;=[.J$3]);1;0)" office:value-type="float" office:value="0" calcext:value-type="float">
            <text:p>0</text:p>
          </table:table-cell>
          <table:table-cell table:formula="of:=IF(AND([.$A143]&gt;=[.K$2];[.$A143]&lt;=[.K$3]);1;0)" office:value-type="float" office:value="0" calcext:value-type="float">
            <text:p>0</text:p>
          </table:table-cell>
          <table:table-cell table:formula="of:=IF(AND([.$A143]&gt;=[.L$2];[.$A143]&lt;=[.L$3]);1;0)" office:value-type="float" office:value="1" calcext:value-type="float">
            <text:p>1</text:p>
          </table:table-cell>
          <table:table-cell table:formula="of:=IF(AND([.$A143]&gt;=[.M$2];[.$A143]&lt;=[.M$3]);1;0)" office:value-type="float" office:value="0" calcext:value-type="float">
            <text:p>0</text:p>
          </table:table-cell>
          <table:table-cell table:formula="of:=IF(AND([.$A143]&gt;=[.N$2];[.$A143]&lt;=[.N$3]);1;0)" office:value-type="float" office:value="0" calcext:value-type="float">
            <text:p>0</text:p>
          </table:table-cell>
          <table:table-cell table:formula="of:=IF(AND([.$A143]&gt;=[.O$2];[.$A1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9183" calcext:value-type="float">
            <text:p>-0.459183</text:p>
          </table:table-cell>
          <table:table-cell table:formula="of:=IF(AND([.$A144]&gt;=[.B$2];[.$A144]&lt;=[.B$3]);1;0)" office:value-type="float" office:value="0" calcext:value-type="float">
            <text:p>0</text:p>
          </table:table-cell>
          <table:table-cell table:formula="of:=IF(AND([.$A144]&gt;=[.C$2];[.$A144]&lt;=[.C$3]);1;0)" office:value-type="float" office:value="0" calcext:value-type="float">
            <text:p>0</text:p>
          </table:table-cell>
          <table:table-cell table:formula="of:=IF(AND([.$A144]&gt;=[.D$2];[.$A144]&lt;=[.D$3]);1;0)" office:value-type="float" office:value="1" calcext:value-type="float">
            <text:p>1</text:p>
          </table:table-cell>
          <table:table-cell table:formula="of:=IF(AND([.$A144]&gt;=[.E$2];[.$A144]&lt;=[.E$3]);1;0)" office:value-type="float" office:value="0" calcext:value-type="float">
            <text:p>0</text:p>
          </table:table-cell>
          <table:table-cell table:formula="of:=IF(AND([.$A144]&gt;=[.F$2];[.$A144]&lt;=[.F$3]);1;0)" office:value-type="float" office:value="0" calcext:value-type="float">
            <text:p>0</text:p>
          </table:table-cell>
          <table:table-cell table:formula="of:=IF(AND([.$A144]&gt;=[.G$2];[.$A144]&lt;=[.G$3]);1;0)" office:value-type="float" office:value="0" calcext:value-type="float">
            <text:p>0</text:p>
          </table:table-cell>
          <table:table-cell/>
          <table:table-cell office:value-type="float" office:value="-0.474199" calcext:value-type="float">
            <text:p>-0.474199</text:p>
          </table:table-cell>
          <table:table-cell table:formula="of:=IF(AND([.$A144]&gt;=[.J$2];[.$A144]&lt;=[.J$3]);1;0)" office:value-type="float" office:value="0" calcext:value-type="float">
            <text:p>0</text:p>
          </table:table-cell>
          <table:table-cell table:formula="of:=IF(AND([.$A144]&gt;=[.K$2];[.$A144]&lt;=[.K$3]);1;0)" office:value-type="float" office:value="0" calcext:value-type="float">
            <text:p>0</text:p>
          </table:table-cell>
          <table:table-cell table:formula="of:=IF(AND([.$A144]&gt;=[.L$2];[.$A144]&lt;=[.L$3]);1;0)" office:value-type="float" office:value="1" calcext:value-type="float">
            <text:p>1</text:p>
          </table:table-cell>
          <table:table-cell table:formula="of:=IF(AND([.$A144]&gt;=[.M$2];[.$A144]&lt;=[.M$3]);1;0)" office:value-type="float" office:value="0" calcext:value-type="float">
            <text:p>0</text:p>
          </table:table-cell>
          <table:table-cell table:formula="of:=IF(AND([.$A144]&gt;=[.N$2];[.$A144]&lt;=[.N$3]);1;0)" office:value-type="float" office:value="0" calcext:value-type="float">
            <text:p>0</text:p>
          </table:table-cell>
          <table:table-cell table:formula="of:=IF(AND([.$A144]&gt;=[.O$2];[.$A1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212" calcext:value-type="float">
            <text:p>2.21212</text:p>
          </table:table-cell>
          <table:table-cell table:formula="of:=IF(AND([.$A145]&gt;=[.B$2];[.$A145]&lt;=[.B$3]);1;0)" office:value-type="float" office:value="0" calcext:value-type="float">
            <text:p>0</text:p>
          </table:table-cell>
          <table:table-cell table:formula="of:=IF(AND([.$A145]&gt;=[.C$2];[.$A145]&lt;=[.C$3]);1;0)" office:value-type="float" office:value="0" calcext:value-type="float">
            <text:p>0</text:p>
          </table:table-cell>
          <table:table-cell table:formula="of:=IF(AND([.$A145]&gt;=[.D$2];[.$A145]&lt;=[.D$3]);1;0)" office:value-type="float" office:value="0" calcext:value-type="float">
            <text:p>0</text:p>
          </table:table-cell>
          <table:table-cell table:formula="of:=IF(AND([.$A145]&gt;=[.E$2];[.$A145]&lt;=[.E$3]);1;0)" office:value-type="float" office:value="0" calcext:value-type="float">
            <text:p>0</text:p>
          </table:table-cell>
          <table:table-cell table:formula="of:=IF(AND([.$A145]&gt;=[.F$2];[.$A145]&lt;=[.F$3]);1;0)" office:value-type="float" office:value="0" calcext:value-type="float">
            <text:p>0</text:p>
          </table:table-cell>
          <table:table-cell table:formula="of:=IF(AND([.$A145]&gt;=[.G$2];[.$A145]&lt;=[.G$3]);1;0)" office:value-type="float" office:value="1" calcext:value-type="float">
            <text:p>1</text:p>
          </table:table-cell>
          <table:table-cell/>
          <table:table-cell office:value-type="float" office:value="-1.21277" calcext:value-type="float">
            <text:p>-1.21277</text:p>
          </table:table-cell>
          <table:table-cell table:formula="of:=IF(AND([.$A145]&gt;=[.J$2];[.$A145]&lt;=[.J$3]);1;0)" office:value-type="float" office:value="0" calcext:value-type="float">
            <text:p>0</text:p>
          </table:table-cell>
          <table:table-cell table:formula="of:=IF(AND([.$A145]&gt;=[.K$2];[.$A145]&lt;=[.K$3]);1;0)" office:value-type="float" office:value="0" calcext:value-type="float">
            <text:p>0</text:p>
          </table:table-cell>
          <table:table-cell table:formula="of:=IF(AND([.$A145]&gt;=[.L$2];[.$A145]&lt;=[.L$3]);1;0)" office:value-type="float" office:value="0" calcext:value-type="float">
            <text:p>0</text:p>
          </table:table-cell>
          <table:table-cell table:formula="of:=IF(AND([.$A145]&gt;=[.M$2];[.$A145]&lt;=[.M$3]);1;0)" office:value-type="float" office:value="0" calcext:value-type="float">
            <text:p>0</text:p>
          </table:table-cell>
          <table:table-cell table:formula="of:=IF(AND([.$A145]&gt;=[.N$2];[.$A145]&lt;=[.N$3]);1;0)" office:value-type="float" office:value="0" calcext:value-type="float">
            <text:p>0</text:p>
          </table:table-cell>
          <table:table-cell table:formula="of:=IF(AND([.$A145]&gt;=[.O$2];[.$A145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0846" calcext:value-type="float">
            <text:p>-0.750846</text:p>
          </table:table-cell>
          <table:table-cell table:formula="of:=IF(AND([.$A146]&gt;=[.B$2];[.$A146]&lt;=[.B$3]);1;0)" office:value-type="float" office:value="0" calcext:value-type="float">
            <text:p>0</text:p>
          </table:table-cell>
          <table:table-cell table:formula="of:=IF(AND([.$A146]&gt;=[.C$2];[.$A146]&lt;=[.C$3]);1;0)" office:value-type="float" office:value="0" calcext:value-type="float">
            <text:p>0</text:p>
          </table:table-cell>
          <table:table-cell table:formula="of:=IF(AND([.$A146]&gt;=[.D$2];[.$A146]&lt;=[.D$3]);1;0)" office:value-type="float" office:value="1" calcext:value-type="float">
            <text:p>1</text:p>
          </table:table-cell>
          <table:table-cell table:formula="of:=IF(AND([.$A146]&gt;=[.E$2];[.$A146]&lt;=[.E$3]);1;0)" office:value-type="float" office:value="0" calcext:value-type="float">
            <text:p>0</text:p>
          </table:table-cell>
          <table:table-cell table:formula="of:=IF(AND([.$A146]&gt;=[.F$2];[.$A146]&lt;=[.F$3]);1;0)" office:value-type="float" office:value="0" calcext:value-type="float">
            <text:p>0</text:p>
          </table:table-cell>
          <table:table-cell table:formula="of:=IF(AND([.$A146]&gt;=[.G$2];[.$A146]&lt;=[.G$3]);1;0)" office:value-type="float" office:value="0" calcext:value-type="float">
            <text:p>0</text:p>
          </table:table-cell>
          <table:table-cell/>
          <table:table-cell office:value-type="float" office:value="0.385763" calcext:value-type="float">
            <text:p>0.385763</text:p>
          </table:table-cell>
          <table:table-cell table:formula="of:=IF(AND([.$A146]&gt;=[.J$2];[.$A146]&lt;=[.J$3]);1;0)" office:value-type="float" office:value="0" calcext:value-type="float">
            <text:p>0</text:p>
          </table:table-cell>
          <table:table-cell table:formula="of:=IF(AND([.$A146]&gt;=[.K$2];[.$A146]&lt;=[.K$3]);1;0)" office:value-type="float" office:value="0" calcext:value-type="float">
            <text:p>0</text:p>
          </table:table-cell>
          <table:table-cell table:formula="of:=IF(AND([.$A146]&gt;=[.L$2];[.$A146]&lt;=[.L$3]);1;0)" office:value-type="float" office:value="1" calcext:value-type="float">
            <text:p>1</text:p>
          </table:table-cell>
          <table:table-cell table:formula="of:=IF(AND([.$A146]&gt;=[.M$2];[.$A146]&lt;=[.M$3]);1;0)" office:value-type="float" office:value="0" calcext:value-type="float">
            <text:p>0</text:p>
          </table:table-cell>
          <table:table-cell table:formula="of:=IF(AND([.$A146]&gt;=[.N$2];[.$A146]&lt;=[.N$3]);1;0)" office:value-type="float" office:value="0" calcext:value-type="float">
            <text:p>0</text:p>
          </table:table-cell>
          <table:table-cell table:formula="of:=IF(AND([.$A146]&gt;=[.O$2];[.$A1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9698" calcext:value-type="float">
            <text:p>-0.729698</text:p>
          </table:table-cell>
          <table:table-cell table:formula="of:=IF(AND([.$A147]&gt;=[.B$2];[.$A147]&lt;=[.B$3]);1;0)" office:value-type="float" office:value="0" calcext:value-type="float">
            <text:p>0</text:p>
          </table:table-cell>
          <table:table-cell table:formula="of:=IF(AND([.$A147]&gt;=[.C$2];[.$A147]&lt;=[.C$3]);1;0)" office:value-type="float" office:value="0" calcext:value-type="float">
            <text:p>0</text:p>
          </table:table-cell>
          <table:table-cell table:formula="of:=IF(AND([.$A147]&gt;=[.D$2];[.$A147]&lt;=[.D$3]);1;0)" office:value-type="float" office:value="1" calcext:value-type="float">
            <text:p>1</text:p>
          </table:table-cell>
          <table:table-cell table:formula="of:=IF(AND([.$A147]&gt;=[.E$2];[.$A147]&lt;=[.E$3]);1;0)" office:value-type="float" office:value="0" calcext:value-type="float">
            <text:p>0</text:p>
          </table:table-cell>
          <table:table-cell table:formula="of:=IF(AND([.$A147]&gt;=[.F$2];[.$A147]&lt;=[.F$3]);1;0)" office:value-type="float" office:value="0" calcext:value-type="float">
            <text:p>0</text:p>
          </table:table-cell>
          <table:table-cell table:formula="of:=IF(AND([.$A147]&gt;=[.G$2];[.$A147]&lt;=[.G$3]);1;0)" office:value-type="float" office:value="0" calcext:value-type="float">
            <text:p>0</text:p>
          </table:table-cell>
          <table:table-cell/>
          <table:table-cell office:value-type="float" office:value="-0.0770709" calcext:value-type="float">
            <text:p>-0.0770709</text:p>
          </table:table-cell>
          <table:table-cell table:formula="of:=IF(AND([.$A147]&gt;=[.J$2];[.$A147]&lt;=[.J$3]);1;0)" office:value-type="float" office:value="0" calcext:value-type="float">
            <text:p>0</text:p>
          </table:table-cell>
          <table:table-cell table:formula="of:=IF(AND([.$A147]&gt;=[.K$2];[.$A147]&lt;=[.K$3]);1;0)" office:value-type="float" office:value="0" calcext:value-type="float">
            <text:p>0</text:p>
          </table:table-cell>
          <table:table-cell table:formula="of:=IF(AND([.$A147]&gt;=[.L$2];[.$A147]&lt;=[.L$3]);1;0)" office:value-type="float" office:value="1" calcext:value-type="float">
            <text:p>1</text:p>
          </table:table-cell>
          <table:table-cell table:formula="of:=IF(AND([.$A147]&gt;=[.M$2];[.$A147]&lt;=[.M$3]);1;0)" office:value-type="float" office:value="0" calcext:value-type="float">
            <text:p>0</text:p>
          </table:table-cell>
          <table:table-cell table:formula="of:=IF(AND([.$A147]&gt;=[.N$2];[.$A147]&lt;=[.N$3]);1;0)" office:value-type="float" office:value="0" calcext:value-type="float">
            <text:p>0</text:p>
          </table:table-cell>
          <table:table-cell table:formula="of:=IF(AND([.$A147]&gt;=[.O$2];[.$A1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94355" calcext:value-type="float">
            <text:p>-0.0994355</text:p>
          </table:table-cell>
          <table:table-cell table:formula="of:=IF(AND([.$A148]&gt;=[.B$2];[.$A148]&lt;=[.B$3]);1;0)" office:value-type="float" office:value="0" calcext:value-type="float">
            <text:p>0</text:p>
          </table:table-cell>
          <table:table-cell table:formula="of:=IF(AND([.$A148]&gt;=[.C$2];[.$A148]&lt;=[.C$3]);1;0)" office:value-type="float" office:value="0" calcext:value-type="float">
            <text:p>0</text:p>
          </table:table-cell>
          <table:table-cell table:formula="of:=IF(AND([.$A148]&gt;=[.D$2];[.$A148]&lt;=[.D$3]);1;0)" office:value-type="float" office:value="1" calcext:value-type="float">
            <text:p>1</text:p>
          </table:table-cell>
          <table:table-cell table:formula="of:=IF(AND([.$A148]&gt;=[.E$2];[.$A148]&lt;=[.E$3]);1;0)" office:value-type="float" office:value="0" calcext:value-type="float">
            <text:p>0</text:p>
          </table:table-cell>
          <table:table-cell table:formula="of:=IF(AND([.$A148]&gt;=[.F$2];[.$A148]&lt;=[.F$3]);1;0)" office:value-type="float" office:value="0" calcext:value-type="float">
            <text:p>0</text:p>
          </table:table-cell>
          <table:table-cell table:formula="of:=IF(AND([.$A148]&gt;=[.G$2];[.$A148]&lt;=[.G$3]);1;0)" office:value-type="float" office:value="0" calcext:value-type="float">
            <text:p>0</text:p>
          </table:table-cell>
          <table:table-cell/>
          <table:table-cell office:value-type="float" office:value="-0.279597" calcext:value-type="float">
            <text:p>-0.279597</text:p>
          </table:table-cell>
          <table:table-cell table:formula="of:=IF(AND([.$A148]&gt;=[.J$2];[.$A148]&lt;=[.J$3]);1;0)" office:value-type="float" office:value="0" calcext:value-type="float">
            <text:p>0</text:p>
          </table:table-cell>
          <table:table-cell table:formula="of:=IF(AND([.$A148]&gt;=[.K$2];[.$A148]&lt;=[.K$3]);1;0)" office:value-type="float" office:value="0" calcext:value-type="float">
            <text:p>0</text:p>
          </table:table-cell>
          <table:table-cell table:formula="of:=IF(AND([.$A148]&gt;=[.L$2];[.$A148]&lt;=[.L$3]);1;0)" office:value-type="float" office:value="1" calcext:value-type="float">
            <text:p>1</text:p>
          </table:table-cell>
          <table:table-cell table:formula="of:=IF(AND([.$A148]&gt;=[.M$2];[.$A148]&lt;=[.M$3]);1;0)" office:value-type="float" office:value="0" calcext:value-type="float">
            <text:p>0</text:p>
          </table:table-cell>
          <table:table-cell table:formula="of:=IF(AND([.$A148]&gt;=[.N$2];[.$A148]&lt;=[.N$3]);1;0)" office:value-type="float" office:value="0" calcext:value-type="float">
            <text:p>0</text:p>
          </table:table-cell>
          <table:table-cell table:formula="of:=IF(AND([.$A148]&gt;=[.O$2];[.$A1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2631" calcext:value-type="float">
            <text:p>-0.472631</text:p>
          </table:table-cell>
          <table:table-cell table:formula="of:=IF(AND([.$A149]&gt;=[.B$2];[.$A149]&lt;=[.B$3]);1;0)" office:value-type="float" office:value="0" calcext:value-type="float">
            <text:p>0</text:p>
          </table:table-cell>
          <table:table-cell table:formula="of:=IF(AND([.$A149]&gt;=[.C$2];[.$A149]&lt;=[.C$3]);1;0)" office:value-type="float" office:value="0" calcext:value-type="float">
            <text:p>0</text:p>
          </table:table-cell>
          <table:table-cell table:formula="of:=IF(AND([.$A149]&gt;=[.D$2];[.$A149]&lt;=[.D$3]);1;0)" office:value-type="float" office:value="1" calcext:value-type="float">
            <text:p>1</text:p>
          </table:table-cell>
          <table:table-cell table:formula="of:=IF(AND([.$A149]&gt;=[.E$2];[.$A149]&lt;=[.E$3]);1;0)" office:value-type="float" office:value="0" calcext:value-type="float">
            <text:p>0</text:p>
          </table:table-cell>
          <table:table-cell table:formula="of:=IF(AND([.$A149]&gt;=[.F$2];[.$A149]&lt;=[.F$3]);1;0)" office:value-type="float" office:value="0" calcext:value-type="float">
            <text:p>0</text:p>
          </table:table-cell>
          <table:table-cell table:formula="of:=IF(AND([.$A149]&gt;=[.G$2];[.$A149]&lt;=[.G$3]);1;0)" office:value-type="float" office:value="0" calcext:value-type="float">
            <text:p>0</text:p>
          </table:table-cell>
          <table:table-cell/>
          <table:table-cell office:value-type="float" office:value="-1.72751" calcext:value-type="float">
            <text:p>-1.72751</text:p>
          </table:table-cell>
          <table:table-cell table:formula="of:=IF(AND([.$A149]&gt;=[.J$2];[.$A149]&lt;=[.J$3]);1;0)" office:value-type="float" office:value="0" calcext:value-type="float">
            <text:p>0</text:p>
          </table:table-cell>
          <table:table-cell table:formula="of:=IF(AND([.$A149]&gt;=[.K$2];[.$A149]&lt;=[.K$3]);1;0)" office:value-type="float" office:value="0" calcext:value-type="float">
            <text:p>0</text:p>
          </table:table-cell>
          <table:table-cell table:formula="of:=IF(AND([.$A149]&gt;=[.L$2];[.$A149]&lt;=[.L$3]);1;0)" office:value-type="float" office:value="1" calcext:value-type="float">
            <text:p>1</text:p>
          </table:table-cell>
          <table:table-cell table:formula="of:=IF(AND([.$A149]&gt;=[.M$2];[.$A149]&lt;=[.M$3]);1;0)" office:value-type="float" office:value="0" calcext:value-type="float">
            <text:p>0</text:p>
          </table:table-cell>
          <table:table-cell table:formula="of:=IF(AND([.$A149]&gt;=[.N$2];[.$A149]&lt;=[.N$3]);1;0)" office:value-type="float" office:value="0" calcext:value-type="float">
            <text:p>0</text:p>
          </table:table-cell>
          <table:table-cell table:formula="of:=IF(AND([.$A149]&gt;=[.O$2];[.$A1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2509" calcext:value-type="float">
            <text:p>-0.772509</text:p>
          </table:table-cell>
          <table:table-cell table:formula="of:=IF(AND([.$A150]&gt;=[.B$2];[.$A150]&lt;=[.B$3]);1;0)" office:value-type="float" office:value="0" calcext:value-type="float">
            <text:p>0</text:p>
          </table:table-cell>
          <table:table-cell table:formula="of:=IF(AND([.$A150]&gt;=[.C$2];[.$A150]&lt;=[.C$3]);1;0)" office:value-type="float" office:value="0" calcext:value-type="float">
            <text:p>0</text:p>
          </table:table-cell>
          <table:table-cell table:formula="of:=IF(AND([.$A150]&gt;=[.D$2];[.$A150]&lt;=[.D$3]);1;0)" office:value-type="float" office:value="1" calcext:value-type="float">
            <text:p>1</text:p>
          </table:table-cell>
          <table:table-cell table:formula="of:=IF(AND([.$A150]&gt;=[.E$2];[.$A150]&lt;=[.E$3]);1;0)" office:value-type="float" office:value="0" calcext:value-type="float">
            <text:p>0</text:p>
          </table:table-cell>
          <table:table-cell table:formula="of:=IF(AND([.$A150]&gt;=[.F$2];[.$A150]&lt;=[.F$3]);1;0)" office:value-type="float" office:value="0" calcext:value-type="float">
            <text:p>0</text:p>
          </table:table-cell>
          <table:table-cell table:formula="of:=IF(AND([.$A150]&gt;=[.G$2];[.$A150]&lt;=[.G$3]);1;0)" office:value-type="float" office:value="0" calcext:value-type="float">
            <text:p>0</text:p>
          </table:table-cell>
          <table:table-cell/>
          <table:table-cell office:value-type="float" office:value="1.52207" calcext:value-type="float">
            <text:p>1.52207</text:p>
          </table:table-cell>
          <table:table-cell table:formula="of:=IF(AND([.$A150]&gt;=[.J$2];[.$A150]&lt;=[.J$3]);1;0)" office:value-type="float" office:value="0" calcext:value-type="float">
            <text:p>0</text:p>
          </table:table-cell>
          <table:table-cell table:formula="of:=IF(AND([.$A150]&gt;=[.K$2];[.$A150]&lt;=[.K$3]);1;0)" office:value-type="float" office:value="0" calcext:value-type="float">
            <text:p>0</text:p>
          </table:table-cell>
          <table:table-cell table:formula="of:=IF(AND([.$A150]&gt;=[.L$2];[.$A150]&lt;=[.L$3]);1;0)" office:value-type="float" office:value="1" calcext:value-type="float">
            <text:p>1</text:p>
          </table:table-cell>
          <table:table-cell table:formula="of:=IF(AND([.$A150]&gt;=[.M$2];[.$A150]&lt;=[.M$3]);1;0)" office:value-type="float" office:value="0" calcext:value-type="float">
            <text:p>0</text:p>
          </table:table-cell>
          <table:table-cell table:formula="of:=IF(AND([.$A150]&gt;=[.N$2];[.$A150]&lt;=[.N$3]);1;0)" office:value-type="float" office:value="0" calcext:value-type="float">
            <text:p>0</text:p>
          </table:table-cell>
          <table:table-cell table:formula="of:=IF(AND([.$A150]&gt;=[.O$2];[.$A1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4145" calcext:value-type="float">
            <text:p>-1.64145</text:p>
          </table:table-cell>
          <table:table-cell table:formula="of:=IF(AND([.$A151]&gt;=[.B$2];[.$A151]&lt;=[.B$3]);1;0)" office:value-type="float" office:value="0" calcext:value-type="float">
            <text:p>0</text:p>
          </table:table-cell>
          <table:table-cell table:formula="of:=IF(AND([.$A151]&gt;=[.C$2];[.$A151]&lt;=[.C$3]);1;0)" office:value-type="float" office:value="1" calcext:value-type="float">
            <text:p>1</text:p>
          </table:table-cell>
          <table:table-cell table:formula="of:=IF(AND([.$A151]&gt;=[.D$2];[.$A151]&lt;=[.D$3]);1;0)" office:value-type="float" office:value="0" calcext:value-type="float">
            <text:p>0</text:p>
          </table:table-cell>
          <table:table-cell table:formula="of:=IF(AND([.$A151]&gt;=[.E$2];[.$A151]&lt;=[.E$3]);1;0)" office:value-type="float" office:value="0" calcext:value-type="float">
            <text:p>0</text:p>
          </table:table-cell>
          <table:table-cell table:formula="of:=IF(AND([.$A151]&gt;=[.F$2];[.$A151]&lt;=[.F$3]);1;0)" office:value-type="float" office:value="0" calcext:value-type="float">
            <text:p>0</text:p>
          </table:table-cell>
          <table:table-cell table:formula="of:=IF(AND([.$A151]&gt;=[.G$2];[.$A151]&lt;=[.G$3]);1;0)" office:value-type="float" office:value="0" calcext:value-type="float">
            <text:p>0</text:p>
          </table:table-cell>
          <table:table-cell/>
          <table:table-cell office:value-type="float" office:value="-0.447768" calcext:value-type="float">
            <text:p>-0.447768</text:p>
          </table:table-cell>
          <table:table-cell table:formula="of:=IF(AND([.$A151]&gt;=[.J$2];[.$A151]&lt;=[.J$3]);1;0)" office:value-type="float" office:value="0" calcext:value-type="float">
            <text:p>0</text:p>
          </table:table-cell>
          <table:table-cell table:formula="of:=IF(AND([.$A151]&gt;=[.K$2];[.$A151]&lt;=[.K$3]);1;0)" office:value-type="float" office:value="1" calcext:value-type="float">
            <text:p>1</text:p>
          </table:table-cell>
          <table:table-cell table:formula="of:=IF(AND([.$A151]&gt;=[.L$2];[.$A151]&lt;=[.L$3]);1;0)" office:value-type="float" office:value="0" calcext:value-type="float">
            <text:p>0</text:p>
          </table:table-cell>
          <table:table-cell table:formula="of:=IF(AND([.$A151]&gt;=[.M$2];[.$A151]&lt;=[.M$3]);1;0)" office:value-type="float" office:value="0" calcext:value-type="float">
            <text:p>0</text:p>
          </table:table-cell>
          <table:table-cell table:formula="of:=IF(AND([.$A151]&gt;=[.N$2];[.$A151]&lt;=[.N$3]);1;0)" office:value-type="float" office:value="0" calcext:value-type="float">
            <text:p>0</text:p>
          </table:table-cell>
          <table:table-cell table:formula="of:=IF(AND([.$A151]&gt;=[.O$2];[.$A1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687" calcext:value-type="float">
            <text:p>0.560687</text:p>
          </table:table-cell>
          <table:table-cell table:formula="of:=IF(AND([.$A152]&gt;=[.B$2];[.$A152]&lt;=[.B$3]);1;0)" office:value-type="float" office:value="0" calcext:value-type="float">
            <text:p>0</text:p>
          </table:table-cell>
          <table:table-cell table:formula="of:=IF(AND([.$A152]&gt;=[.C$2];[.$A152]&lt;=[.C$3]);1;0)" office:value-type="float" office:value="0" calcext:value-type="float">
            <text:p>0</text:p>
          </table:table-cell>
          <table:table-cell table:formula="of:=IF(AND([.$A152]&gt;=[.D$2];[.$A152]&lt;=[.D$3]);1;0)" office:value-type="float" office:value="0" calcext:value-type="float">
            <text:p>0</text:p>
          </table:table-cell>
          <table:table-cell table:formula="of:=IF(AND([.$A152]&gt;=[.E$2];[.$A152]&lt;=[.E$3]);1;0)" office:value-type="float" office:value="1" calcext:value-type="float">
            <text:p>1</text:p>
          </table:table-cell>
          <table:table-cell table:formula="of:=IF(AND([.$A152]&gt;=[.F$2];[.$A152]&lt;=[.F$3]);1;0)" office:value-type="float" office:value="0" calcext:value-type="float">
            <text:p>0</text:p>
          </table:table-cell>
          <table:table-cell table:formula="of:=IF(AND([.$A152]&gt;=[.G$2];[.$A152]&lt;=[.G$3]);1;0)" office:value-type="float" office:value="0" calcext:value-type="float">
            <text:p>0</text:p>
          </table:table-cell>
          <table:table-cell/>
          <table:table-cell office:value-type="float" office:value="0.589198" calcext:value-type="float">
            <text:p>0.589198</text:p>
          </table:table-cell>
          <table:table-cell table:formula="of:=IF(AND([.$A152]&gt;=[.J$2];[.$A152]&lt;=[.J$3]);1;0)" office:value-type="float" office:value="0" calcext:value-type="float">
            <text:p>0</text:p>
          </table:table-cell>
          <table:table-cell table:formula="of:=IF(AND([.$A152]&gt;=[.K$2];[.$A152]&lt;=[.K$3]);1;0)" office:value-type="float" office:value="0" calcext:value-type="float">
            <text:p>0</text:p>
          </table:table-cell>
          <table:table-cell table:formula="of:=IF(AND([.$A152]&gt;=[.L$2];[.$A152]&lt;=[.L$3]);1;0)" office:value-type="float" office:value="0" calcext:value-type="float">
            <text:p>0</text:p>
          </table:table-cell>
          <table:table-cell table:formula="of:=IF(AND([.$A152]&gt;=[.M$2];[.$A152]&lt;=[.M$3]);1;0)" office:value-type="float" office:value="1" calcext:value-type="float">
            <text:p>1</text:p>
          </table:table-cell>
          <table:table-cell table:formula="of:=IF(AND([.$A152]&gt;=[.N$2];[.$A152]&lt;=[.N$3]);1;0)" office:value-type="float" office:value="0" calcext:value-type="float">
            <text:p>0</text:p>
          </table:table-cell>
          <table:table-cell table:formula="of:=IF(AND([.$A152]&gt;=[.O$2];[.$A1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3416" calcext:value-type="float">
            <text:p>0.853416</text:p>
          </table:table-cell>
          <table:table-cell table:formula="of:=IF(AND([.$A153]&gt;=[.B$2];[.$A153]&lt;=[.B$3]);1;0)" office:value-type="float" office:value="0" calcext:value-type="float">
            <text:p>0</text:p>
          </table:table-cell>
          <table:table-cell table:formula="of:=IF(AND([.$A153]&gt;=[.C$2];[.$A153]&lt;=[.C$3]);1;0)" office:value-type="float" office:value="0" calcext:value-type="float">
            <text:p>0</text:p>
          </table:table-cell>
          <table:table-cell table:formula="of:=IF(AND([.$A153]&gt;=[.D$2];[.$A153]&lt;=[.D$3]);1;0)" office:value-type="float" office:value="0" calcext:value-type="float">
            <text:p>0</text:p>
          </table:table-cell>
          <table:table-cell table:formula="of:=IF(AND([.$A153]&gt;=[.E$2];[.$A153]&lt;=[.E$3]);1;0)" office:value-type="float" office:value="1" calcext:value-type="float">
            <text:p>1</text:p>
          </table:table-cell>
          <table:table-cell table:formula="of:=IF(AND([.$A153]&gt;=[.F$2];[.$A153]&lt;=[.F$3]);1;0)" office:value-type="float" office:value="0" calcext:value-type="float">
            <text:p>0</text:p>
          </table:table-cell>
          <table:table-cell table:formula="of:=IF(AND([.$A153]&gt;=[.G$2];[.$A153]&lt;=[.G$3]);1;0)" office:value-type="float" office:value="0" calcext:value-type="float">
            <text:p>0</text:p>
          </table:table-cell>
          <table:table-cell/>
          <table:table-cell office:value-type="float" office:value="-0.402966" calcext:value-type="float">
            <text:p>-0.402966</text:p>
          </table:table-cell>
          <table:table-cell table:formula="of:=IF(AND([.$A153]&gt;=[.J$2];[.$A153]&lt;=[.J$3]);1;0)" office:value-type="float" office:value="0" calcext:value-type="float">
            <text:p>0</text:p>
          </table:table-cell>
          <table:table-cell table:formula="of:=IF(AND([.$A153]&gt;=[.K$2];[.$A153]&lt;=[.K$3]);1;0)" office:value-type="float" office:value="0" calcext:value-type="float">
            <text:p>0</text:p>
          </table:table-cell>
          <table:table-cell table:formula="of:=IF(AND([.$A153]&gt;=[.L$2];[.$A153]&lt;=[.L$3]);1;0)" office:value-type="float" office:value="0" calcext:value-type="float">
            <text:p>0</text:p>
          </table:table-cell>
          <table:table-cell table:formula="of:=IF(AND([.$A153]&gt;=[.M$2];[.$A153]&lt;=[.M$3]);1;0)" office:value-type="float" office:value="1" calcext:value-type="float">
            <text:p>1</text:p>
          </table:table-cell>
          <table:table-cell table:formula="of:=IF(AND([.$A153]&gt;=[.N$2];[.$A153]&lt;=[.N$3]);1;0)" office:value-type="float" office:value="0" calcext:value-type="float">
            <text:p>0</text:p>
          </table:table-cell>
          <table:table-cell table:formula="of:=IF(AND([.$A153]&gt;=[.O$2];[.$A1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883" calcext:value-type="float">
            <text:p>0.524883</text:p>
          </table:table-cell>
          <table:table-cell table:formula="of:=IF(AND([.$A154]&gt;=[.B$2];[.$A154]&lt;=[.B$3]);1;0)" office:value-type="float" office:value="0" calcext:value-type="float">
            <text:p>0</text:p>
          </table:table-cell>
          <table:table-cell table:formula="of:=IF(AND([.$A154]&gt;=[.C$2];[.$A154]&lt;=[.C$3]);1;0)" office:value-type="float" office:value="0" calcext:value-type="float">
            <text:p>0</text:p>
          </table:table-cell>
          <table:table-cell table:formula="of:=IF(AND([.$A154]&gt;=[.D$2];[.$A154]&lt;=[.D$3]);1;0)" office:value-type="float" office:value="0" calcext:value-type="float">
            <text:p>0</text:p>
          </table:table-cell>
          <table:table-cell table:formula="of:=IF(AND([.$A154]&gt;=[.E$2];[.$A154]&lt;=[.E$3]);1;0)" office:value-type="float" office:value="1" calcext:value-type="float">
            <text:p>1</text:p>
          </table:table-cell>
          <table:table-cell table:formula="of:=IF(AND([.$A154]&gt;=[.F$2];[.$A154]&lt;=[.F$3]);1;0)" office:value-type="float" office:value="0" calcext:value-type="float">
            <text:p>0</text:p>
          </table:table-cell>
          <table:table-cell table:formula="of:=IF(AND([.$A154]&gt;=[.G$2];[.$A154]&lt;=[.G$3]);1;0)" office:value-type="float" office:value="0" calcext:value-type="float">
            <text:p>0</text:p>
          </table:table-cell>
          <table:table-cell/>
          <table:table-cell office:value-type="float" office:value="1.6433" calcext:value-type="float">
            <text:p>1.6433</text:p>
          </table:table-cell>
          <table:table-cell table:formula="of:=IF(AND([.$A154]&gt;=[.J$2];[.$A154]&lt;=[.J$3]);1;0)" office:value-type="float" office:value="0" calcext:value-type="float">
            <text:p>0</text:p>
          </table:table-cell>
          <table:table-cell table:formula="of:=IF(AND([.$A154]&gt;=[.K$2];[.$A154]&lt;=[.K$3]);1;0)" office:value-type="float" office:value="0" calcext:value-type="float">
            <text:p>0</text:p>
          </table:table-cell>
          <table:table-cell table:formula="of:=IF(AND([.$A154]&gt;=[.L$2];[.$A154]&lt;=[.L$3]);1;0)" office:value-type="float" office:value="0" calcext:value-type="float">
            <text:p>0</text:p>
          </table:table-cell>
          <table:table-cell table:formula="of:=IF(AND([.$A154]&gt;=[.M$2];[.$A154]&lt;=[.M$3]);1;0)" office:value-type="float" office:value="1" calcext:value-type="float">
            <text:p>1</text:p>
          </table:table-cell>
          <table:table-cell table:formula="of:=IF(AND([.$A154]&gt;=[.N$2];[.$A154]&lt;=[.N$3]);1;0)" office:value-type="float" office:value="0" calcext:value-type="float">
            <text:p>0</text:p>
          </table:table-cell>
          <table:table-cell table:formula="of:=IF(AND([.$A154]&gt;=[.O$2];[.$A1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7806" calcext:value-type="float">
            <text:p>-0.497806</text:p>
          </table:table-cell>
          <table:table-cell table:formula="of:=IF(AND([.$A155]&gt;=[.B$2];[.$A155]&lt;=[.B$3]);1;0)" office:value-type="float" office:value="0" calcext:value-type="float">
            <text:p>0</text:p>
          </table:table-cell>
          <table:table-cell table:formula="of:=IF(AND([.$A155]&gt;=[.C$2];[.$A155]&lt;=[.C$3]);1;0)" office:value-type="float" office:value="0" calcext:value-type="float">
            <text:p>0</text:p>
          </table:table-cell>
          <table:table-cell table:formula="of:=IF(AND([.$A155]&gt;=[.D$2];[.$A155]&lt;=[.D$3]);1;0)" office:value-type="float" office:value="1" calcext:value-type="float">
            <text:p>1</text:p>
          </table:table-cell>
          <table:table-cell table:formula="of:=IF(AND([.$A155]&gt;=[.E$2];[.$A155]&lt;=[.E$3]);1;0)" office:value-type="float" office:value="0" calcext:value-type="float">
            <text:p>0</text:p>
          </table:table-cell>
          <table:table-cell table:formula="of:=IF(AND([.$A155]&gt;=[.F$2];[.$A155]&lt;=[.F$3]);1;0)" office:value-type="float" office:value="0" calcext:value-type="float">
            <text:p>0</text:p>
          </table:table-cell>
          <table:table-cell table:formula="of:=IF(AND([.$A155]&gt;=[.G$2];[.$A155]&lt;=[.G$3]);1;0)" office:value-type="float" office:value="0" calcext:value-type="float">
            <text:p>0</text:p>
          </table:table-cell>
          <table:table-cell/>
          <table:table-cell office:value-type="float" office:value="0.691871" calcext:value-type="float">
            <text:p>0.691871</text:p>
          </table:table-cell>
          <table:table-cell table:formula="of:=IF(AND([.$A155]&gt;=[.J$2];[.$A155]&lt;=[.J$3]);1;0)" office:value-type="float" office:value="0" calcext:value-type="float">
            <text:p>0</text:p>
          </table:table-cell>
          <table:table-cell table:formula="of:=IF(AND([.$A155]&gt;=[.K$2];[.$A155]&lt;=[.K$3]);1;0)" office:value-type="float" office:value="0" calcext:value-type="float">
            <text:p>0</text:p>
          </table:table-cell>
          <table:table-cell table:formula="of:=IF(AND([.$A155]&gt;=[.L$2];[.$A155]&lt;=[.L$3]);1;0)" office:value-type="float" office:value="1" calcext:value-type="float">
            <text:p>1</text:p>
          </table:table-cell>
          <table:table-cell table:formula="of:=IF(AND([.$A155]&gt;=[.M$2];[.$A155]&lt;=[.M$3]);1;0)" office:value-type="float" office:value="0" calcext:value-type="float">
            <text:p>0</text:p>
          </table:table-cell>
          <table:table-cell table:formula="of:=IF(AND([.$A155]&gt;=[.N$2];[.$A155]&lt;=[.N$3]);1;0)" office:value-type="float" office:value="0" calcext:value-type="float">
            <text:p>0</text:p>
          </table:table-cell>
          <table:table-cell table:formula="of:=IF(AND([.$A155]&gt;=[.O$2];[.$A1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4927" calcext:value-type="float">
            <text:p>-0.014927</text:p>
          </table:table-cell>
          <table:table-cell table:formula="of:=IF(AND([.$A156]&gt;=[.B$2];[.$A156]&lt;=[.B$3]);1;0)" office:value-type="float" office:value="0" calcext:value-type="float">
            <text:p>0</text:p>
          </table:table-cell>
          <table:table-cell table:formula="of:=IF(AND([.$A156]&gt;=[.C$2];[.$A156]&lt;=[.C$3]);1;0)" office:value-type="float" office:value="0" calcext:value-type="float">
            <text:p>0</text:p>
          </table:table-cell>
          <table:table-cell table:formula="of:=IF(AND([.$A156]&gt;=[.D$2];[.$A156]&lt;=[.D$3]);1;0)" office:value-type="float" office:value="1" calcext:value-type="float">
            <text:p>1</text:p>
          </table:table-cell>
          <table:table-cell table:formula="of:=IF(AND([.$A156]&gt;=[.E$2];[.$A156]&lt;=[.E$3]);1;0)" office:value-type="float" office:value="0" calcext:value-type="float">
            <text:p>0</text:p>
          </table:table-cell>
          <table:table-cell table:formula="of:=IF(AND([.$A156]&gt;=[.F$2];[.$A156]&lt;=[.F$3]);1;0)" office:value-type="float" office:value="0" calcext:value-type="float">
            <text:p>0</text:p>
          </table:table-cell>
          <table:table-cell table:formula="of:=IF(AND([.$A156]&gt;=[.G$2];[.$A156]&lt;=[.G$3]);1;0)" office:value-type="float" office:value="0" calcext:value-type="float">
            <text:p>0</text:p>
          </table:table-cell>
          <table:table-cell/>
          <table:table-cell office:value-type="float" office:value="-1.66924" calcext:value-type="float">
            <text:p>-1.66924</text:p>
          </table:table-cell>
          <table:table-cell table:formula="of:=IF(AND([.$A156]&gt;=[.J$2];[.$A156]&lt;=[.J$3]);1;0)" office:value-type="float" office:value="0" calcext:value-type="float">
            <text:p>0</text:p>
          </table:table-cell>
          <table:table-cell table:formula="of:=IF(AND([.$A156]&gt;=[.K$2];[.$A156]&lt;=[.K$3]);1;0)" office:value-type="float" office:value="0" calcext:value-type="float">
            <text:p>0</text:p>
          </table:table-cell>
          <table:table-cell table:formula="of:=IF(AND([.$A156]&gt;=[.L$2];[.$A156]&lt;=[.L$3]);1;0)" office:value-type="float" office:value="1" calcext:value-type="float">
            <text:p>1</text:p>
          </table:table-cell>
          <table:table-cell table:formula="of:=IF(AND([.$A156]&gt;=[.M$2];[.$A156]&lt;=[.M$3]);1;0)" office:value-type="float" office:value="0" calcext:value-type="float">
            <text:p>0</text:p>
          </table:table-cell>
          <table:table-cell table:formula="of:=IF(AND([.$A156]&gt;=[.N$2];[.$A156]&lt;=[.N$3]);1;0)" office:value-type="float" office:value="0" calcext:value-type="float">
            <text:p>0</text:p>
          </table:table-cell>
          <table:table-cell table:formula="of:=IF(AND([.$A156]&gt;=[.O$2];[.$A1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446" calcext:value-type="float">
            <text:p>0.213446</text:p>
          </table:table-cell>
          <table:table-cell table:formula="of:=IF(AND([.$A157]&gt;=[.B$2];[.$A157]&lt;=[.B$3]);1;0)" office:value-type="float" office:value="0" calcext:value-type="float">
            <text:p>0</text:p>
          </table:table-cell>
          <table:table-cell table:formula="of:=IF(AND([.$A157]&gt;=[.C$2];[.$A157]&lt;=[.C$3]);1;0)" office:value-type="float" office:value="0" calcext:value-type="float">
            <text:p>0</text:p>
          </table:table-cell>
          <table:table-cell table:formula="of:=IF(AND([.$A157]&gt;=[.D$2];[.$A157]&lt;=[.D$3]);1;0)" office:value-type="float" office:value="0" calcext:value-type="float">
            <text:p>0</text:p>
          </table:table-cell>
          <table:table-cell table:formula="of:=IF(AND([.$A157]&gt;=[.E$2];[.$A157]&lt;=[.E$3]);1;0)" office:value-type="float" office:value="1" calcext:value-type="float">
            <text:p>1</text:p>
          </table:table-cell>
          <table:table-cell table:formula="of:=IF(AND([.$A157]&gt;=[.F$2];[.$A157]&lt;=[.F$3]);1;0)" office:value-type="float" office:value="0" calcext:value-type="float">
            <text:p>0</text:p>
          </table:table-cell>
          <table:table-cell table:formula="of:=IF(AND([.$A157]&gt;=[.G$2];[.$A157]&lt;=[.G$3]);1;0)" office:value-type="float" office:value="0" calcext:value-type="float">
            <text:p>0</text:p>
          </table:table-cell>
          <table:table-cell/>
          <table:table-cell office:value-type="float" office:value="0.325258" calcext:value-type="float">
            <text:p>0.325258</text:p>
          </table:table-cell>
          <table:table-cell table:formula="of:=IF(AND([.$A157]&gt;=[.J$2];[.$A157]&lt;=[.J$3]);1;0)" office:value-type="float" office:value="0" calcext:value-type="float">
            <text:p>0</text:p>
          </table:table-cell>
          <table:table-cell table:formula="of:=IF(AND([.$A157]&gt;=[.K$2];[.$A157]&lt;=[.K$3]);1;0)" office:value-type="float" office:value="0" calcext:value-type="float">
            <text:p>0</text:p>
          </table:table-cell>
          <table:table-cell table:formula="of:=IF(AND([.$A157]&gt;=[.L$2];[.$A157]&lt;=[.L$3]);1;0)" office:value-type="float" office:value="0" calcext:value-type="float">
            <text:p>0</text:p>
          </table:table-cell>
          <table:table-cell table:formula="of:=IF(AND([.$A157]&gt;=[.M$2];[.$A157]&lt;=[.M$3]);1;0)" office:value-type="float" office:value="1" calcext:value-type="float">
            <text:p>1</text:p>
          </table:table-cell>
          <table:table-cell table:formula="of:=IF(AND([.$A157]&gt;=[.N$2];[.$A157]&lt;=[.N$3]);1;0)" office:value-type="float" office:value="0" calcext:value-type="float">
            <text:p>0</text:p>
          </table:table-cell>
          <table:table-cell table:formula="of:=IF(AND([.$A157]&gt;=[.O$2];[.$A1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775" calcext:value-type="float">
            <text:p>-0.185775</text:p>
          </table:table-cell>
          <table:table-cell table:formula="of:=IF(AND([.$A158]&gt;=[.B$2];[.$A158]&lt;=[.B$3]);1;0)" office:value-type="float" office:value="0" calcext:value-type="float">
            <text:p>0</text:p>
          </table:table-cell>
          <table:table-cell table:formula="of:=IF(AND([.$A158]&gt;=[.C$2];[.$A158]&lt;=[.C$3]);1;0)" office:value-type="float" office:value="0" calcext:value-type="float">
            <text:p>0</text:p>
          </table:table-cell>
          <table:table-cell table:formula="of:=IF(AND([.$A158]&gt;=[.D$2];[.$A158]&lt;=[.D$3]);1;0)" office:value-type="float" office:value="1" calcext:value-type="float">
            <text:p>1</text:p>
          </table:table-cell>
          <table:table-cell table:formula="of:=IF(AND([.$A158]&gt;=[.E$2];[.$A158]&lt;=[.E$3]);1;0)" office:value-type="float" office:value="0" calcext:value-type="float">
            <text:p>0</text:p>
          </table:table-cell>
          <table:table-cell table:formula="of:=IF(AND([.$A158]&gt;=[.F$2];[.$A158]&lt;=[.F$3]);1;0)" office:value-type="float" office:value="0" calcext:value-type="float">
            <text:p>0</text:p>
          </table:table-cell>
          <table:table-cell table:formula="of:=IF(AND([.$A158]&gt;=[.G$2];[.$A158]&lt;=[.G$3]);1;0)" office:value-type="float" office:value="0" calcext:value-type="float">
            <text:p>0</text:p>
          </table:table-cell>
          <table:table-cell/>
          <table:table-cell office:value-type="float" office:value="0.0596207" calcext:value-type="float">
            <text:p>0.0596207</text:p>
          </table:table-cell>
          <table:table-cell table:formula="of:=IF(AND([.$A158]&gt;=[.J$2];[.$A158]&lt;=[.J$3]);1;0)" office:value-type="float" office:value="0" calcext:value-type="float">
            <text:p>0</text:p>
          </table:table-cell>
          <table:table-cell table:formula="of:=IF(AND([.$A158]&gt;=[.K$2];[.$A158]&lt;=[.K$3]);1;0)" office:value-type="float" office:value="0" calcext:value-type="float">
            <text:p>0</text:p>
          </table:table-cell>
          <table:table-cell table:formula="of:=IF(AND([.$A158]&gt;=[.L$2];[.$A158]&lt;=[.L$3]);1;0)" office:value-type="float" office:value="1" calcext:value-type="float">
            <text:p>1</text:p>
          </table:table-cell>
          <table:table-cell table:formula="of:=IF(AND([.$A158]&gt;=[.M$2];[.$A158]&lt;=[.M$3]);1;0)" office:value-type="float" office:value="0" calcext:value-type="float">
            <text:p>0</text:p>
          </table:table-cell>
          <table:table-cell table:formula="of:=IF(AND([.$A158]&gt;=[.N$2];[.$A158]&lt;=[.N$3]);1;0)" office:value-type="float" office:value="0" calcext:value-type="float">
            <text:p>0</text:p>
          </table:table-cell>
          <table:table-cell table:formula="of:=IF(AND([.$A158]&gt;=[.O$2];[.$A1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393" calcext:value-type="float">
            <text:p>0.309393</text:p>
          </table:table-cell>
          <table:table-cell table:formula="of:=IF(AND([.$A159]&gt;=[.B$2];[.$A159]&lt;=[.B$3]);1;0)" office:value-type="float" office:value="0" calcext:value-type="float">
            <text:p>0</text:p>
          </table:table-cell>
          <table:table-cell table:formula="of:=IF(AND([.$A159]&gt;=[.C$2];[.$A159]&lt;=[.C$3]);1;0)" office:value-type="float" office:value="0" calcext:value-type="float">
            <text:p>0</text:p>
          </table:table-cell>
          <table:table-cell table:formula="of:=IF(AND([.$A159]&gt;=[.D$2];[.$A159]&lt;=[.D$3]);1;0)" office:value-type="float" office:value="0" calcext:value-type="float">
            <text:p>0</text:p>
          </table:table-cell>
          <table:table-cell table:formula="of:=IF(AND([.$A159]&gt;=[.E$2];[.$A159]&lt;=[.E$3]);1;0)" office:value-type="float" office:value="1" calcext:value-type="float">
            <text:p>1</text:p>
          </table:table-cell>
          <table:table-cell table:formula="of:=IF(AND([.$A159]&gt;=[.F$2];[.$A159]&lt;=[.F$3]);1;0)" office:value-type="float" office:value="0" calcext:value-type="float">
            <text:p>0</text:p>
          </table:table-cell>
          <table:table-cell table:formula="of:=IF(AND([.$A159]&gt;=[.G$2];[.$A159]&lt;=[.G$3]);1;0)" office:value-type="float" office:value="0" calcext:value-type="float">
            <text:p>0</text:p>
          </table:table-cell>
          <table:table-cell/>
          <table:table-cell office:value-type="float" office:value="-0.887141" calcext:value-type="float">
            <text:p>-0.887141</text:p>
          </table:table-cell>
          <table:table-cell table:formula="of:=IF(AND([.$A159]&gt;=[.J$2];[.$A159]&lt;=[.J$3]);1;0)" office:value-type="float" office:value="0" calcext:value-type="float">
            <text:p>0</text:p>
          </table:table-cell>
          <table:table-cell table:formula="of:=IF(AND([.$A159]&gt;=[.K$2];[.$A159]&lt;=[.K$3]);1;0)" office:value-type="float" office:value="0" calcext:value-type="float">
            <text:p>0</text:p>
          </table:table-cell>
          <table:table-cell table:formula="of:=IF(AND([.$A159]&gt;=[.L$2];[.$A159]&lt;=[.L$3]);1;0)" office:value-type="float" office:value="0" calcext:value-type="float">
            <text:p>0</text:p>
          </table:table-cell>
          <table:table-cell table:formula="of:=IF(AND([.$A159]&gt;=[.M$2];[.$A159]&lt;=[.M$3]);1;0)" office:value-type="float" office:value="1" calcext:value-type="float">
            <text:p>1</text:p>
          </table:table-cell>
          <table:table-cell table:formula="of:=IF(AND([.$A159]&gt;=[.N$2];[.$A159]&lt;=[.N$3]);1;0)" office:value-type="float" office:value="0" calcext:value-type="float">
            <text:p>0</text:p>
          </table:table-cell>
          <table:table-cell table:formula="of:=IF(AND([.$A159]&gt;=[.O$2];[.$A1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65234" calcext:value-type="float">
            <text:p>-0.0165234</text:p>
          </table:table-cell>
          <table:table-cell table:formula="of:=IF(AND([.$A160]&gt;=[.B$2];[.$A160]&lt;=[.B$3]);1;0)" office:value-type="float" office:value="0" calcext:value-type="float">
            <text:p>0</text:p>
          </table:table-cell>
          <table:table-cell table:formula="of:=IF(AND([.$A160]&gt;=[.C$2];[.$A160]&lt;=[.C$3]);1;0)" office:value-type="float" office:value="0" calcext:value-type="float">
            <text:p>0</text:p>
          </table:table-cell>
          <table:table-cell table:formula="of:=IF(AND([.$A160]&gt;=[.D$2];[.$A160]&lt;=[.D$3]);1;0)" office:value-type="float" office:value="1" calcext:value-type="float">
            <text:p>1</text:p>
          </table:table-cell>
          <table:table-cell table:formula="of:=IF(AND([.$A160]&gt;=[.E$2];[.$A160]&lt;=[.E$3]);1;0)" office:value-type="float" office:value="0" calcext:value-type="float">
            <text:p>0</text:p>
          </table:table-cell>
          <table:table-cell table:formula="of:=IF(AND([.$A160]&gt;=[.F$2];[.$A160]&lt;=[.F$3]);1;0)" office:value-type="float" office:value="0" calcext:value-type="float">
            <text:p>0</text:p>
          </table:table-cell>
          <table:table-cell table:formula="of:=IF(AND([.$A160]&gt;=[.G$2];[.$A160]&lt;=[.G$3]);1;0)" office:value-type="float" office:value="0" calcext:value-type="float">
            <text:p>0</text:p>
          </table:table-cell>
          <table:table-cell/>
          <table:table-cell office:value-type="float" office:value="-0.654848" calcext:value-type="float">
            <text:p>-0.654848</text:p>
          </table:table-cell>
          <table:table-cell table:formula="of:=IF(AND([.$A160]&gt;=[.J$2];[.$A160]&lt;=[.J$3]);1;0)" office:value-type="float" office:value="0" calcext:value-type="float">
            <text:p>0</text:p>
          </table:table-cell>
          <table:table-cell table:formula="of:=IF(AND([.$A160]&gt;=[.K$2];[.$A160]&lt;=[.K$3]);1;0)" office:value-type="float" office:value="0" calcext:value-type="float">
            <text:p>0</text:p>
          </table:table-cell>
          <table:table-cell table:formula="of:=IF(AND([.$A160]&gt;=[.L$2];[.$A160]&lt;=[.L$3]);1;0)" office:value-type="float" office:value="1" calcext:value-type="float">
            <text:p>1</text:p>
          </table:table-cell>
          <table:table-cell table:formula="of:=IF(AND([.$A160]&gt;=[.M$2];[.$A160]&lt;=[.M$3]);1;0)" office:value-type="float" office:value="0" calcext:value-type="float">
            <text:p>0</text:p>
          </table:table-cell>
          <table:table-cell table:formula="of:=IF(AND([.$A160]&gt;=[.N$2];[.$A160]&lt;=[.N$3]);1;0)" office:value-type="float" office:value="0" calcext:value-type="float">
            <text:p>0</text:p>
          </table:table-cell>
          <table:table-cell table:formula="of:=IF(AND([.$A160]&gt;=[.O$2];[.$A1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9935" calcext:value-type="float">
            <text:p>-0.449935</text:p>
          </table:table-cell>
          <table:table-cell table:formula="of:=IF(AND([.$A161]&gt;=[.B$2];[.$A161]&lt;=[.B$3]);1;0)" office:value-type="float" office:value="0" calcext:value-type="float">
            <text:p>0</text:p>
          </table:table-cell>
          <table:table-cell table:formula="of:=IF(AND([.$A161]&gt;=[.C$2];[.$A161]&lt;=[.C$3]);1;0)" office:value-type="float" office:value="0" calcext:value-type="float">
            <text:p>0</text:p>
          </table:table-cell>
          <table:table-cell table:formula="of:=IF(AND([.$A161]&gt;=[.D$2];[.$A161]&lt;=[.D$3]);1;0)" office:value-type="float" office:value="1" calcext:value-type="float">
            <text:p>1</text:p>
          </table:table-cell>
          <table:table-cell table:formula="of:=IF(AND([.$A161]&gt;=[.E$2];[.$A161]&lt;=[.E$3]);1;0)" office:value-type="float" office:value="0" calcext:value-type="float">
            <text:p>0</text:p>
          </table:table-cell>
          <table:table-cell table:formula="of:=IF(AND([.$A161]&gt;=[.F$2];[.$A161]&lt;=[.F$3]);1;0)" office:value-type="float" office:value="0" calcext:value-type="float">
            <text:p>0</text:p>
          </table:table-cell>
          <table:table-cell table:formula="of:=IF(AND([.$A161]&gt;=[.G$2];[.$A161]&lt;=[.G$3]);1;0)" office:value-type="float" office:value="0" calcext:value-type="float">
            <text:p>0</text:p>
          </table:table-cell>
          <table:table-cell/>
          <table:table-cell office:value-type="float" office:value="-0.934787" calcext:value-type="float">
            <text:p>-0.934787</text:p>
          </table:table-cell>
          <table:table-cell table:formula="of:=IF(AND([.$A161]&gt;=[.J$2];[.$A161]&lt;=[.J$3]);1;0)" office:value-type="float" office:value="0" calcext:value-type="float">
            <text:p>0</text:p>
          </table:table-cell>
          <table:table-cell table:formula="of:=IF(AND([.$A161]&gt;=[.K$2];[.$A161]&lt;=[.K$3]);1;0)" office:value-type="float" office:value="0" calcext:value-type="float">
            <text:p>0</text:p>
          </table:table-cell>
          <table:table-cell table:formula="of:=IF(AND([.$A161]&gt;=[.L$2];[.$A161]&lt;=[.L$3]);1;0)" office:value-type="float" office:value="1" calcext:value-type="float">
            <text:p>1</text:p>
          </table:table-cell>
          <table:table-cell table:formula="of:=IF(AND([.$A161]&gt;=[.M$2];[.$A161]&lt;=[.M$3]);1;0)" office:value-type="float" office:value="0" calcext:value-type="float">
            <text:p>0</text:p>
          </table:table-cell>
          <table:table-cell table:formula="of:=IF(AND([.$A161]&gt;=[.N$2];[.$A161]&lt;=[.N$3]);1;0)" office:value-type="float" office:value="0" calcext:value-type="float">
            <text:p>0</text:p>
          </table:table-cell>
          <table:table-cell table:formula="of:=IF(AND([.$A161]&gt;=[.O$2];[.$A1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6724" calcext:value-type="float">
            <text:p>0.626724</text:p>
          </table:table-cell>
          <table:table-cell table:formula="of:=IF(AND([.$A162]&gt;=[.B$2];[.$A162]&lt;=[.B$3]);1;0)" office:value-type="float" office:value="0" calcext:value-type="float">
            <text:p>0</text:p>
          </table:table-cell>
          <table:table-cell table:formula="of:=IF(AND([.$A162]&gt;=[.C$2];[.$A162]&lt;=[.C$3]);1;0)" office:value-type="float" office:value="0" calcext:value-type="float">
            <text:p>0</text:p>
          </table:table-cell>
          <table:table-cell table:formula="of:=IF(AND([.$A162]&gt;=[.D$2];[.$A162]&lt;=[.D$3]);1;0)" office:value-type="float" office:value="0" calcext:value-type="float">
            <text:p>0</text:p>
          </table:table-cell>
          <table:table-cell table:formula="of:=IF(AND([.$A162]&gt;=[.E$2];[.$A162]&lt;=[.E$3]);1;0)" office:value-type="float" office:value="1" calcext:value-type="float">
            <text:p>1</text:p>
          </table:table-cell>
          <table:table-cell table:formula="of:=IF(AND([.$A162]&gt;=[.F$2];[.$A162]&lt;=[.F$3]);1;0)" office:value-type="float" office:value="0" calcext:value-type="float">
            <text:p>0</text:p>
          </table:table-cell>
          <table:table-cell table:formula="of:=IF(AND([.$A162]&gt;=[.G$2];[.$A162]&lt;=[.G$3]);1;0)" office:value-type="float" office:value="0" calcext:value-type="float">
            <text:p>0</text:p>
          </table:table-cell>
          <table:table-cell/>
          <table:table-cell office:value-type="float" office:value="-0.769012" calcext:value-type="float">
            <text:p>-0.769012</text:p>
          </table:table-cell>
          <table:table-cell table:formula="of:=IF(AND([.$A162]&gt;=[.J$2];[.$A162]&lt;=[.J$3]);1;0)" office:value-type="float" office:value="0" calcext:value-type="float">
            <text:p>0</text:p>
          </table:table-cell>
          <table:table-cell table:formula="of:=IF(AND([.$A162]&gt;=[.K$2];[.$A162]&lt;=[.K$3]);1;0)" office:value-type="float" office:value="0" calcext:value-type="float">
            <text:p>0</text:p>
          </table:table-cell>
          <table:table-cell table:formula="of:=IF(AND([.$A162]&gt;=[.L$2];[.$A162]&lt;=[.L$3]);1;0)" office:value-type="float" office:value="0" calcext:value-type="float">
            <text:p>0</text:p>
          </table:table-cell>
          <table:table-cell table:formula="of:=IF(AND([.$A162]&gt;=[.M$2];[.$A162]&lt;=[.M$3]);1;0)" office:value-type="float" office:value="1" calcext:value-type="float">
            <text:p>1</text:p>
          </table:table-cell>
          <table:table-cell table:formula="of:=IF(AND([.$A162]&gt;=[.N$2];[.$A162]&lt;=[.N$3]);1;0)" office:value-type="float" office:value="0" calcext:value-type="float">
            <text:p>0</text:p>
          </table:table-cell>
          <table:table-cell table:formula="of:=IF(AND([.$A162]&gt;=[.O$2];[.$A1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5295" calcext:value-type="float">
            <text:p>0.705295</text:p>
          </table:table-cell>
          <table:table-cell table:formula="of:=IF(AND([.$A163]&gt;=[.B$2];[.$A163]&lt;=[.B$3]);1;0)" office:value-type="float" office:value="0" calcext:value-type="float">
            <text:p>0</text:p>
          </table:table-cell>
          <table:table-cell table:formula="of:=IF(AND([.$A163]&gt;=[.C$2];[.$A163]&lt;=[.C$3]);1;0)" office:value-type="float" office:value="0" calcext:value-type="float">
            <text:p>0</text:p>
          </table:table-cell>
          <table:table-cell table:formula="of:=IF(AND([.$A163]&gt;=[.D$2];[.$A163]&lt;=[.D$3]);1;0)" office:value-type="float" office:value="0" calcext:value-type="float">
            <text:p>0</text:p>
          </table:table-cell>
          <table:table-cell table:formula="of:=IF(AND([.$A163]&gt;=[.E$2];[.$A163]&lt;=[.E$3]);1;0)" office:value-type="float" office:value="1" calcext:value-type="float">
            <text:p>1</text:p>
          </table:table-cell>
          <table:table-cell table:formula="of:=IF(AND([.$A163]&gt;=[.F$2];[.$A163]&lt;=[.F$3]);1;0)" office:value-type="float" office:value="0" calcext:value-type="float">
            <text:p>0</text:p>
          </table:table-cell>
          <table:table-cell table:formula="of:=IF(AND([.$A163]&gt;=[.G$2];[.$A163]&lt;=[.G$3]);1;0)" office:value-type="float" office:value="0" calcext:value-type="float">
            <text:p>0</text:p>
          </table:table-cell>
          <table:table-cell/>
          <table:table-cell office:value-type="float" office:value="0.270605" calcext:value-type="float">
            <text:p>0.270605</text:p>
          </table:table-cell>
          <table:table-cell table:formula="of:=IF(AND([.$A163]&gt;=[.J$2];[.$A163]&lt;=[.J$3]);1;0)" office:value-type="float" office:value="0" calcext:value-type="float">
            <text:p>0</text:p>
          </table:table-cell>
          <table:table-cell table:formula="of:=IF(AND([.$A163]&gt;=[.K$2];[.$A163]&lt;=[.K$3]);1;0)" office:value-type="float" office:value="0" calcext:value-type="float">
            <text:p>0</text:p>
          </table:table-cell>
          <table:table-cell table:formula="of:=IF(AND([.$A163]&gt;=[.L$2];[.$A163]&lt;=[.L$3]);1;0)" office:value-type="float" office:value="0" calcext:value-type="float">
            <text:p>0</text:p>
          </table:table-cell>
          <table:table-cell table:formula="of:=IF(AND([.$A163]&gt;=[.M$2];[.$A163]&lt;=[.M$3]);1;0)" office:value-type="float" office:value="1" calcext:value-type="float">
            <text:p>1</text:p>
          </table:table-cell>
          <table:table-cell table:formula="of:=IF(AND([.$A163]&gt;=[.N$2];[.$A163]&lt;=[.N$3]);1;0)" office:value-type="float" office:value="0" calcext:value-type="float">
            <text:p>0</text:p>
          </table:table-cell>
          <table:table-cell table:formula="of:=IF(AND([.$A163]&gt;=[.O$2];[.$A1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003" calcext:value-type="float">
            <text:p>-0.50003</text:p>
          </table:table-cell>
          <table:table-cell table:formula="of:=IF(AND([.$A164]&gt;=[.B$2];[.$A164]&lt;=[.B$3]);1;0)" office:value-type="float" office:value="0" calcext:value-type="float">
            <text:p>0</text:p>
          </table:table-cell>
          <table:table-cell table:formula="of:=IF(AND([.$A164]&gt;=[.C$2];[.$A164]&lt;=[.C$3]);1;0)" office:value-type="float" office:value="0" calcext:value-type="float">
            <text:p>0</text:p>
          </table:table-cell>
          <table:table-cell table:formula="of:=IF(AND([.$A164]&gt;=[.D$2];[.$A164]&lt;=[.D$3]);1;0)" office:value-type="float" office:value="1" calcext:value-type="float">
            <text:p>1</text:p>
          </table:table-cell>
          <table:table-cell table:formula="of:=IF(AND([.$A164]&gt;=[.E$2];[.$A164]&lt;=[.E$3]);1;0)" office:value-type="float" office:value="0" calcext:value-type="float">
            <text:p>0</text:p>
          </table:table-cell>
          <table:table-cell table:formula="of:=IF(AND([.$A164]&gt;=[.F$2];[.$A164]&lt;=[.F$3]);1;0)" office:value-type="float" office:value="0" calcext:value-type="float">
            <text:p>0</text:p>
          </table:table-cell>
          <table:table-cell table:formula="of:=IF(AND([.$A164]&gt;=[.G$2];[.$A164]&lt;=[.G$3]);1;0)" office:value-type="float" office:value="0" calcext:value-type="float">
            <text:p>0</text:p>
          </table:table-cell>
          <table:table-cell/>
          <table:table-cell office:value-type="float" office:value="1.62856" calcext:value-type="float">
            <text:p>1.62856</text:p>
          </table:table-cell>
          <table:table-cell table:formula="of:=IF(AND([.$A164]&gt;=[.J$2];[.$A164]&lt;=[.J$3]);1;0)" office:value-type="float" office:value="0" calcext:value-type="float">
            <text:p>0</text:p>
          </table:table-cell>
          <table:table-cell table:formula="of:=IF(AND([.$A164]&gt;=[.K$2];[.$A164]&lt;=[.K$3]);1;0)" office:value-type="float" office:value="0" calcext:value-type="float">
            <text:p>0</text:p>
          </table:table-cell>
          <table:table-cell table:formula="of:=IF(AND([.$A164]&gt;=[.L$2];[.$A164]&lt;=[.L$3]);1;0)" office:value-type="float" office:value="1" calcext:value-type="float">
            <text:p>1</text:p>
          </table:table-cell>
          <table:table-cell table:formula="of:=IF(AND([.$A164]&gt;=[.M$2];[.$A164]&lt;=[.M$3]);1;0)" office:value-type="float" office:value="0" calcext:value-type="float">
            <text:p>0</text:p>
          </table:table-cell>
          <table:table-cell table:formula="of:=IF(AND([.$A164]&gt;=[.N$2];[.$A164]&lt;=[.N$3]);1;0)" office:value-type="float" office:value="0" calcext:value-type="float">
            <text:p>0</text:p>
          </table:table-cell>
          <table:table-cell table:formula="of:=IF(AND([.$A164]&gt;=[.O$2];[.$A1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977" calcext:value-type="float">
            <text:p>2.14977</text:p>
          </table:table-cell>
          <table:table-cell table:formula="of:=IF(AND([.$A165]&gt;=[.B$2];[.$A165]&lt;=[.B$3]);1;0)" office:value-type="float" office:value="0" calcext:value-type="float">
            <text:p>0</text:p>
          </table:table-cell>
          <table:table-cell table:formula="of:=IF(AND([.$A165]&gt;=[.C$2];[.$A165]&lt;=[.C$3]);1;0)" office:value-type="float" office:value="0" calcext:value-type="float">
            <text:p>0</text:p>
          </table:table-cell>
          <table:table-cell table:formula="of:=IF(AND([.$A165]&gt;=[.D$2];[.$A165]&lt;=[.D$3]);1;0)" office:value-type="float" office:value="0" calcext:value-type="float">
            <text:p>0</text:p>
          </table:table-cell>
          <table:table-cell table:formula="of:=IF(AND([.$A165]&gt;=[.E$2];[.$A165]&lt;=[.E$3]);1;0)" office:value-type="float" office:value="0" calcext:value-type="float">
            <text:p>0</text:p>
          </table:table-cell>
          <table:table-cell table:formula="of:=IF(AND([.$A165]&gt;=[.F$2];[.$A165]&lt;=[.F$3]);1;0)" office:value-type="float" office:value="0" calcext:value-type="float">
            <text:p>0</text:p>
          </table:table-cell>
          <table:table-cell table:formula="of:=IF(AND([.$A165]&gt;=[.G$2];[.$A165]&lt;=[.G$3]);1;0)" office:value-type="float" office:value="1" calcext:value-type="float">
            <text:p>1</text:p>
          </table:table-cell>
          <table:table-cell/>
          <table:table-cell office:value-type="float" office:value="-0.4384" calcext:value-type="float">
            <text:p>-0.4384</text:p>
          </table:table-cell>
          <table:table-cell table:formula="of:=IF(AND([.$A165]&gt;=[.J$2];[.$A165]&lt;=[.J$3]);1;0)" office:value-type="float" office:value="0" calcext:value-type="float">
            <text:p>0</text:p>
          </table:table-cell>
          <table:table-cell table:formula="of:=IF(AND([.$A165]&gt;=[.K$2];[.$A165]&lt;=[.K$3]);1;0)" office:value-type="float" office:value="0" calcext:value-type="float">
            <text:p>0</text:p>
          </table:table-cell>
          <table:table-cell table:formula="of:=IF(AND([.$A165]&gt;=[.L$2];[.$A165]&lt;=[.L$3]);1;0)" office:value-type="float" office:value="0" calcext:value-type="float">
            <text:p>0</text:p>
          </table:table-cell>
          <table:table-cell table:formula="of:=IF(AND([.$A165]&gt;=[.M$2];[.$A165]&lt;=[.M$3]);1;0)" office:value-type="float" office:value="0" calcext:value-type="float">
            <text:p>0</text:p>
          </table:table-cell>
          <table:table-cell table:formula="of:=IF(AND([.$A165]&gt;=[.N$2];[.$A165]&lt;=[.N$3]);1;0)" office:value-type="float" office:value="0" calcext:value-type="float">
            <text:p>0</text:p>
          </table:table-cell>
          <table:table-cell table:formula="of:=IF(AND([.$A165]&gt;=[.O$2];[.$A165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67031" calcext:value-type="float">
            <text:p>-0.0367031</text:p>
          </table:table-cell>
          <table:table-cell table:formula="of:=IF(AND([.$A166]&gt;=[.B$2];[.$A166]&lt;=[.B$3]);1;0)" office:value-type="float" office:value="0" calcext:value-type="float">
            <text:p>0</text:p>
          </table:table-cell>
          <table:table-cell table:formula="of:=IF(AND([.$A166]&gt;=[.C$2];[.$A166]&lt;=[.C$3]);1;0)" office:value-type="float" office:value="0" calcext:value-type="float">
            <text:p>0</text:p>
          </table:table-cell>
          <table:table-cell table:formula="of:=IF(AND([.$A166]&gt;=[.D$2];[.$A166]&lt;=[.D$3]);1;0)" office:value-type="float" office:value="1" calcext:value-type="float">
            <text:p>1</text:p>
          </table:table-cell>
          <table:table-cell table:formula="of:=IF(AND([.$A166]&gt;=[.E$2];[.$A166]&lt;=[.E$3]);1;0)" office:value-type="float" office:value="0" calcext:value-type="float">
            <text:p>0</text:p>
          </table:table-cell>
          <table:table-cell table:formula="of:=IF(AND([.$A166]&gt;=[.F$2];[.$A166]&lt;=[.F$3]);1;0)" office:value-type="float" office:value="0" calcext:value-type="float">
            <text:p>0</text:p>
          </table:table-cell>
          <table:table-cell table:formula="of:=IF(AND([.$A166]&gt;=[.G$2];[.$A166]&lt;=[.G$3]);1;0)" office:value-type="float" office:value="0" calcext:value-type="float">
            <text:p>0</text:p>
          </table:table-cell>
          <table:table-cell/>
          <table:table-cell office:value-type="float" office:value="-0.388186" calcext:value-type="float">
            <text:p>-0.388186</text:p>
          </table:table-cell>
          <table:table-cell table:formula="of:=IF(AND([.$A166]&gt;=[.J$2];[.$A166]&lt;=[.J$3]);1;0)" office:value-type="float" office:value="0" calcext:value-type="float">
            <text:p>0</text:p>
          </table:table-cell>
          <table:table-cell table:formula="of:=IF(AND([.$A166]&gt;=[.K$2];[.$A166]&lt;=[.K$3]);1;0)" office:value-type="float" office:value="0" calcext:value-type="float">
            <text:p>0</text:p>
          </table:table-cell>
          <table:table-cell table:formula="of:=IF(AND([.$A166]&gt;=[.L$2];[.$A166]&lt;=[.L$3]);1;0)" office:value-type="float" office:value="1" calcext:value-type="float">
            <text:p>1</text:p>
          </table:table-cell>
          <table:table-cell table:formula="of:=IF(AND([.$A166]&gt;=[.M$2];[.$A166]&lt;=[.M$3]);1;0)" office:value-type="float" office:value="0" calcext:value-type="float">
            <text:p>0</text:p>
          </table:table-cell>
          <table:table-cell table:formula="of:=IF(AND([.$A166]&gt;=[.N$2];[.$A166]&lt;=[.N$3]);1;0)" office:value-type="float" office:value="0" calcext:value-type="float">
            <text:p>0</text:p>
          </table:table-cell>
          <table:table-cell table:formula="of:=IF(AND([.$A166]&gt;=[.O$2];[.$A1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5218" calcext:value-type="float">
            <text:p>-0.385218</text:p>
          </table:table-cell>
          <table:table-cell table:formula="of:=IF(AND([.$A167]&gt;=[.B$2];[.$A167]&lt;=[.B$3]);1;0)" office:value-type="float" office:value="0" calcext:value-type="float">
            <text:p>0</text:p>
          </table:table-cell>
          <table:table-cell table:formula="of:=IF(AND([.$A167]&gt;=[.C$2];[.$A167]&lt;=[.C$3]);1;0)" office:value-type="float" office:value="0" calcext:value-type="float">
            <text:p>0</text:p>
          </table:table-cell>
          <table:table-cell table:formula="of:=IF(AND([.$A167]&gt;=[.D$2];[.$A167]&lt;=[.D$3]);1;0)" office:value-type="float" office:value="1" calcext:value-type="float">
            <text:p>1</text:p>
          </table:table-cell>
          <table:table-cell table:formula="of:=IF(AND([.$A167]&gt;=[.E$2];[.$A167]&lt;=[.E$3]);1;0)" office:value-type="float" office:value="0" calcext:value-type="float">
            <text:p>0</text:p>
          </table:table-cell>
          <table:table-cell table:formula="of:=IF(AND([.$A167]&gt;=[.F$2];[.$A167]&lt;=[.F$3]);1;0)" office:value-type="float" office:value="0" calcext:value-type="float">
            <text:p>0</text:p>
          </table:table-cell>
          <table:table-cell table:formula="of:=IF(AND([.$A167]&gt;=[.G$2];[.$A167]&lt;=[.G$3]);1;0)" office:value-type="float" office:value="0" calcext:value-type="float">
            <text:p>0</text:p>
          </table:table-cell>
          <table:table-cell/>
          <table:table-cell office:value-type="float" office:value="1.14797" calcext:value-type="float">
            <text:p>1.14797</text:p>
          </table:table-cell>
          <table:table-cell table:formula="of:=IF(AND([.$A167]&gt;=[.J$2];[.$A167]&lt;=[.J$3]);1;0)" office:value-type="float" office:value="0" calcext:value-type="float">
            <text:p>0</text:p>
          </table:table-cell>
          <table:table-cell table:formula="of:=IF(AND([.$A167]&gt;=[.K$2];[.$A167]&lt;=[.K$3]);1;0)" office:value-type="float" office:value="0" calcext:value-type="float">
            <text:p>0</text:p>
          </table:table-cell>
          <table:table-cell table:formula="of:=IF(AND([.$A167]&gt;=[.L$2];[.$A167]&lt;=[.L$3]);1;0)" office:value-type="float" office:value="1" calcext:value-type="float">
            <text:p>1</text:p>
          </table:table-cell>
          <table:table-cell table:formula="of:=IF(AND([.$A167]&gt;=[.M$2];[.$A167]&lt;=[.M$3]);1;0)" office:value-type="float" office:value="0" calcext:value-type="float">
            <text:p>0</text:p>
          </table:table-cell>
          <table:table-cell table:formula="of:=IF(AND([.$A167]&gt;=[.N$2];[.$A167]&lt;=[.N$3]);1;0)" office:value-type="float" office:value="0" calcext:value-type="float">
            <text:p>0</text:p>
          </table:table-cell>
          <table:table-cell table:formula="of:=IF(AND([.$A167]&gt;=[.O$2];[.$A1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308" calcext:value-type="float">
            <text:p>0.446308</text:p>
          </table:table-cell>
          <table:table-cell table:formula="of:=IF(AND([.$A168]&gt;=[.B$2];[.$A168]&lt;=[.B$3]);1;0)" office:value-type="float" office:value="0" calcext:value-type="float">
            <text:p>0</text:p>
          </table:table-cell>
          <table:table-cell table:formula="of:=IF(AND([.$A168]&gt;=[.C$2];[.$A168]&lt;=[.C$3]);1;0)" office:value-type="float" office:value="0" calcext:value-type="float">
            <text:p>0</text:p>
          </table:table-cell>
          <table:table-cell table:formula="of:=IF(AND([.$A168]&gt;=[.D$2];[.$A168]&lt;=[.D$3]);1;0)" office:value-type="float" office:value="0" calcext:value-type="float">
            <text:p>0</text:p>
          </table:table-cell>
          <table:table-cell table:formula="of:=IF(AND([.$A168]&gt;=[.E$2];[.$A168]&lt;=[.E$3]);1;0)" office:value-type="float" office:value="1" calcext:value-type="float">
            <text:p>1</text:p>
          </table:table-cell>
          <table:table-cell table:formula="of:=IF(AND([.$A168]&gt;=[.F$2];[.$A168]&lt;=[.F$3]);1;0)" office:value-type="float" office:value="0" calcext:value-type="float">
            <text:p>0</text:p>
          </table:table-cell>
          <table:table-cell table:formula="of:=IF(AND([.$A168]&gt;=[.G$2];[.$A168]&lt;=[.G$3]);1;0)" office:value-type="float" office:value="0" calcext:value-type="float">
            <text:p>0</text:p>
          </table:table-cell>
          <table:table-cell/>
          <table:table-cell office:value-type="float" office:value="0.127158" calcext:value-type="float">
            <text:p>0.127158</text:p>
          </table:table-cell>
          <table:table-cell table:formula="of:=IF(AND([.$A168]&gt;=[.J$2];[.$A168]&lt;=[.J$3]);1;0)" office:value-type="float" office:value="0" calcext:value-type="float">
            <text:p>0</text:p>
          </table:table-cell>
          <table:table-cell table:formula="of:=IF(AND([.$A168]&gt;=[.K$2];[.$A168]&lt;=[.K$3]);1;0)" office:value-type="float" office:value="0" calcext:value-type="float">
            <text:p>0</text:p>
          </table:table-cell>
          <table:table-cell table:formula="of:=IF(AND([.$A168]&gt;=[.L$2];[.$A168]&lt;=[.L$3]);1;0)" office:value-type="float" office:value="0" calcext:value-type="float">
            <text:p>0</text:p>
          </table:table-cell>
          <table:table-cell table:formula="of:=IF(AND([.$A168]&gt;=[.M$2];[.$A168]&lt;=[.M$3]);1;0)" office:value-type="float" office:value="1" calcext:value-type="float">
            <text:p>1</text:p>
          </table:table-cell>
          <table:table-cell table:formula="of:=IF(AND([.$A168]&gt;=[.N$2];[.$A168]&lt;=[.N$3]);1;0)" office:value-type="float" office:value="0" calcext:value-type="float">
            <text:p>0</text:p>
          </table:table-cell>
          <table:table-cell table:formula="of:=IF(AND([.$A168]&gt;=[.O$2];[.$A1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9854" calcext:value-type="float">
            <text:p>-0.969854</text:p>
          </table:table-cell>
          <table:table-cell table:formula="of:=IF(AND([.$A169]&gt;=[.B$2];[.$A169]&lt;=[.B$3]);1;0)" office:value-type="float" office:value="0" calcext:value-type="float">
            <text:p>0</text:p>
          </table:table-cell>
          <table:table-cell table:formula="of:=IF(AND([.$A169]&gt;=[.C$2];[.$A169]&lt;=[.C$3]);1;0)" office:value-type="float" office:value="0" calcext:value-type="float">
            <text:p>0</text:p>
          </table:table-cell>
          <table:table-cell table:formula="of:=IF(AND([.$A169]&gt;=[.D$2];[.$A169]&lt;=[.D$3]);1;0)" office:value-type="float" office:value="1" calcext:value-type="float">
            <text:p>1</text:p>
          </table:table-cell>
          <table:table-cell table:formula="of:=IF(AND([.$A169]&gt;=[.E$2];[.$A169]&lt;=[.E$3]);1;0)" office:value-type="float" office:value="0" calcext:value-type="float">
            <text:p>0</text:p>
          </table:table-cell>
          <table:table-cell table:formula="of:=IF(AND([.$A169]&gt;=[.F$2];[.$A169]&lt;=[.F$3]);1;0)" office:value-type="float" office:value="0" calcext:value-type="float">
            <text:p>0</text:p>
          </table:table-cell>
          <table:table-cell table:formula="of:=IF(AND([.$A169]&gt;=[.G$2];[.$A169]&lt;=[.G$3]);1;0)" office:value-type="float" office:value="0" calcext:value-type="float">
            <text:p>0</text:p>
          </table:table-cell>
          <table:table-cell/>
          <table:table-cell office:value-type="float" office:value="-0.981665" calcext:value-type="float">
            <text:p>-0.981665</text:p>
          </table:table-cell>
          <table:table-cell table:formula="of:=IF(AND([.$A169]&gt;=[.J$2];[.$A169]&lt;=[.J$3]);1;0)" office:value-type="float" office:value="0" calcext:value-type="float">
            <text:p>0</text:p>
          </table:table-cell>
          <table:table-cell table:formula="of:=IF(AND([.$A169]&gt;=[.K$2];[.$A169]&lt;=[.K$3]);1;0)" office:value-type="float" office:value="0" calcext:value-type="float">
            <text:p>0</text:p>
          </table:table-cell>
          <table:table-cell table:formula="of:=IF(AND([.$A169]&gt;=[.L$2];[.$A169]&lt;=[.L$3]);1;0)" office:value-type="float" office:value="1" calcext:value-type="float">
            <text:p>1</text:p>
          </table:table-cell>
          <table:table-cell table:formula="of:=IF(AND([.$A169]&gt;=[.M$2];[.$A169]&lt;=[.M$3]);1;0)" office:value-type="float" office:value="0" calcext:value-type="float">
            <text:p>0</text:p>
          </table:table-cell>
          <table:table-cell table:formula="of:=IF(AND([.$A169]&gt;=[.N$2];[.$A169]&lt;=[.N$3]);1;0)" office:value-type="float" office:value="0" calcext:value-type="float">
            <text:p>0</text:p>
          </table:table-cell>
          <table:table-cell table:formula="of:=IF(AND([.$A169]&gt;=[.O$2];[.$A1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492" calcext:value-type="float">
            <text:p>-0.17492</text:p>
          </table:table-cell>
          <table:table-cell table:formula="of:=IF(AND([.$A170]&gt;=[.B$2];[.$A170]&lt;=[.B$3]);1;0)" office:value-type="float" office:value="0" calcext:value-type="float">
            <text:p>0</text:p>
          </table:table-cell>
          <table:table-cell table:formula="of:=IF(AND([.$A170]&gt;=[.C$2];[.$A170]&lt;=[.C$3]);1;0)" office:value-type="float" office:value="0" calcext:value-type="float">
            <text:p>0</text:p>
          </table:table-cell>
          <table:table-cell table:formula="of:=IF(AND([.$A170]&gt;=[.D$2];[.$A170]&lt;=[.D$3]);1;0)" office:value-type="float" office:value="1" calcext:value-type="float">
            <text:p>1</text:p>
          </table:table-cell>
          <table:table-cell table:formula="of:=IF(AND([.$A170]&gt;=[.E$2];[.$A170]&lt;=[.E$3]);1;0)" office:value-type="float" office:value="0" calcext:value-type="float">
            <text:p>0</text:p>
          </table:table-cell>
          <table:table-cell table:formula="of:=IF(AND([.$A170]&gt;=[.F$2];[.$A170]&lt;=[.F$3]);1;0)" office:value-type="float" office:value="0" calcext:value-type="float">
            <text:p>0</text:p>
          </table:table-cell>
          <table:table-cell table:formula="of:=IF(AND([.$A170]&gt;=[.G$2];[.$A170]&lt;=[.G$3]);1;0)" office:value-type="float" office:value="0" calcext:value-type="float">
            <text:p>0</text:p>
          </table:table-cell>
          <table:table-cell/>
          <table:table-cell office:value-type="float" office:value="0.108277" calcext:value-type="float">
            <text:p>0.108277</text:p>
          </table:table-cell>
          <table:table-cell table:formula="of:=IF(AND([.$A170]&gt;=[.J$2];[.$A170]&lt;=[.J$3]);1;0)" office:value-type="float" office:value="0" calcext:value-type="float">
            <text:p>0</text:p>
          </table:table-cell>
          <table:table-cell table:formula="of:=IF(AND([.$A170]&gt;=[.K$2];[.$A170]&lt;=[.K$3]);1;0)" office:value-type="float" office:value="0" calcext:value-type="float">
            <text:p>0</text:p>
          </table:table-cell>
          <table:table-cell table:formula="of:=IF(AND([.$A170]&gt;=[.L$2];[.$A170]&lt;=[.L$3]);1;0)" office:value-type="float" office:value="1" calcext:value-type="float">
            <text:p>1</text:p>
          </table:table-cell>
          <table:table-cell table:formula="of:=IF(AND([.$A170]&gt;=[.M$2];[.$A170]&lt;=[.M$3]);1;0)" office:value-type="float" office:value="0" calcext:value-type="float">
            <text:p>0</text:p>
          </table:table-cell>
          <table:table-cell table:formula="of:=IF(AND([.$A170]&gt;=[.N$2];[.$A170]&lt;=[.N$3]);1;0)" office:value-type="float" office:value="0" calcext:value-type="float">
            <text:p>0</text:p>
          </table:table-cell>
          <table:table-cell table:formula="of:=IF(AND([.$A170]&gt;=[.O$2];[.$A1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9418" calcext:value-type="float">
            <text:p>0.699418</text:p>
          </table:table-cell>
          <table:table-cell table:formula="of:=IF(AND([.$A171]&gt;=[.B$2];[.$A171]&lt;=[.B$3]);1;0)" office:value-type="float" office:value="0" calcext:value-type="float">
            <text:p>0</text:p>
          </table:table-cell>
          <table:table-cell table:formula="of:=IF(AND([.$A171]&gt;=[.C$2];[.$A171]&lt;=[.C$3]);1;0)" office:value-type="float" office:value="0" calcext:value-type="float">
            <text:p>0</text:p>
          </table:table-cell>
          <table:table-cell table:formula="of:=IF(AND([.$A171]&gt;=[.D$2];[.$A171]&lt;=[.D$3]);1;0)" office:value-type="float" office:value="0" calcext:value-type="float">
            <text:p>0</text:p>
          </table:table-cell>
          <table:table-cell table:formula="of:=IF(AND([.$A171]&gt;=[.E$2];[.$A171]&lt;=[.E$3]);1;0)" office:value-type="float" office:value="1" calcext:value-type="float">
            <text:p>1</text:p>
          </table:table-cell>
          <table:table-cell table:formula="of:=IF(AND([.$A171]&gt;=[.F$2];[.$A171]&lt;=[.F$3]);1;0)" office:value-type="float" office:value="0" calcext:value-type="float">
            <text:p>0</text:p>
          </table:table-cell>
          <table:table-cell table:formula="of:=IF(AND([.$A171]&gt;=[.G$2];[.$A171]&lt;=[.G$3]);1;0)" office:value-type="float" office:value="0" calcext:value-type="float">
            <text:p>0</text:p>
          </table:table-cell>
          <table:table-cell/>
          <table:table-cell office:value-type="float" office:value="1.25093" calcext:value-type="float">
            <text:p>1.25093</text:p>
          </table:table-cell>
          <table:table-cell table:formula="of:=IF(AND([.$A171]&gt;=[.J$2];[.$A171]&lt;=[.J$3]);1;0)" office:value-type="float" office:value="0" calcext:value-type="float">
            <text:p>0</text:p>
          </table:table-cell>
          <table:table-cell table:formula="of:=IF(AND([.$A171]&gt;=[.K$2];[.$A171]&lt;=[.K$3]);1;0)" office:value-type="float" office:value="0" calcext:value-type="float">
            <text:p>0</text:p>
          </table:table-cell>
          <table:table-cell table:formula="of:=IF(AND([.$A171]&gt;=[.L$2];[.$A171]&lt;=[.L$3]);1;0)" office:value-type="float" office:value="0" calcext:value-type="float">
            <text:p>0</text:p>
          </table:table-cell>
          <table:table-cell table:formula="of:=IF(AND([.$A171]&gt;=[.M$2];[.$A171]&lt;=[.M$3]);1;0)" office:value-type="float" office:value="1" calcext:value-type="float">
            <text:p>1</text:p>
          </table:table-cell>
          <table:table-cell table:formula="of:=IF(AND([.$A171]&gt;=[.N$2];[.$A171]&lt;=[.N$3]);1;0)" office:value-type="float" office:value="0" calcext:value-type="float">
            <text:p>0</text:p>
          </table:table-cell>
          <table:table-cell table:formula="of:=IF(AND([.$A171]&gt;=[.O$2];[.$A1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6819" calcext:value-type="float">
            <text:p>-0.556819</text:p>
          </table:table-cell>
          <table:table-cell table:formula="of:=IF(AND([.$A172]&gt;=[.B$2];[.$A172]&lt;=[.B$3]);1;0)" office:value-type="float" office:value="0" calcext:value-type="float">
            <text:p>0</text:p>
          </table:table-cell>
          <table:table-cell table:formula="of:=IF(AND([.$A172]&gt;=[.C$2];[.$A172]&lt;=[.C$3]);1;0)" office:value-type="float" office:value="0" calcext:value-type="float">
            <text:p>0</text:p>
          </table:table-cell>
          <table:table-cell table:formula="of:=IF(AND([.$A172]&gt;=[.D$2];[.$A172]&lt;=[.D$3]);1;0)" office:value-type="float" office:value="1" calcext:value-type="float">
            <text:p>1</text:p>
          </table:table-cell>
          <table:table-cell table:formula="of:=IF(AND([.$A172]&gt;=[.E$2];[.$A172]&lt;=[.E$3]);1;0)" office:value-type="float" office:value="0" calcext:value-type="float">
            <text:p>0</text:p>
          </table:table-cell>
          <table:table-cell table:formula="of:=IF(AND([.$A172]&gt;=[.F$2];[.$A172]&lt;=[.F$3]);1;0)" office:value-type="float" office:value="0" calcext:value-type="float">
            <text:p>0</text:p>
          </table:table-cell>
          <table:table-cell table:formula="of:=IF(AND([.$A172]&gt;=[.G$2];[.$A172]&lt;=[.G$3]);1;0)" office:value-type="float" office:value="0" calcext:value-type="float">
            <text:p>0</text:p>
          </table:table-cell>
          <table:table-cell/>
          <table:table-cell office:value-type="float" office:value="-0.663204" calcext:value-type="float">
            <text:p>-0.663204</text:p>
          </table:table-cell>
          <table:table-cell table:formula="of:=IF(AND([.$A172]&gt;=[.J$2];[.$A172]&lt;=[.J$3]);1;0)" office:value-type="float" office:value="0" calcext:value-type="float">
            <text:p>0</text:p>
          </table:table-cell>
          <table:table-cell table:formula="of:=IF(AND([.$A172]&gt;=[.K$2];[.$A172]&lt;=[.K$3]);1;0)" office:value-type="float" office:value="0" calcext:value-type="float">
            <text:p>0</text:p>
          </table:table-cell>
          <table:table-cell table:formula="of:=IF(AND([.$A172]&gt;=[.L$2];[.$A172]&lt;=[.L$3]);1;0)" office:value-type="float" office:value="1" calcext:value-type="float">
            <text:p>1</text:p>
          </table:table-cell>
          <table:table-cell table:formula="of:=IF(AND([.$A172]&gt;=[.M$2];[.$A172]&lt;=[.M$3]);1;0)" office:value-type="float" office:value="0" calcext:value-type="float">
            <text:p>0</text:p>
          </table:table-cell>
          <table:table-cell table:formula="of:=IF(AND([.$A172]&gt;=[.N$2];[.$A172]&lt;=[.N$3]);1;0)" office:value-type="float" office:value="0" calcext:value-type="float">
            <text:p>0</text:p>
          </table:table-cell>
          <table:table-cell table:formula="of:=IF(AND([.$A172]&gt;=[.O$2];[.$A1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344" calcext:value-type="float">
            <text:p>0.525344</text:p>
          </table:table-cell>
          <table:table-cell table:formula="of:=IF(AND([.$A173]&gt;=[.B$2];[.$A173]&lt;=[.B$3]);1;0)" office:value-type="float" office:value="0" calcext:value-type="float">
            <text:p>0</text:p>
          </table:table-cell>
          <table:table-cell table:formula="of:=IF(AND([.$A173]&gt;=[.C$2];[.$A173]&lt;=[.C$3]);1;0)" office:value-type="float" office:value="0" calcext:value-type="float">
            <text:p>0</text:p>
          </table:table-cell>
          <table:table-cell table:formula="of:=IF(AND([.$A173]&gt;=[.D$2];[.$A173]&lt;=[.D$3]);1;0)" office:value-type="float" office:value="0" calcext:value-type="float">
            <text:p>0</text:p>
          </table:table-cell>
          <table:table-cell table:formula="of:=IF(AND([.$A173]&gt;=[.E$2];[.$A173]&lt;=[.E$3]);1;0)" office:value-type="float" office:value="1" calcext:value-type="float">
            <text:p>1</text:p>
          </table:table-cell>
          <table:table-cell table:formula="of:=IF(AND([.$A173]&gt;=[.F$2];[.$A173]&lt;=[.F$3]);1;0)" office:value-type="float" office:value="0" calcext:value-type="float">
            <text:p>0</text:p>
          </table:table-cell>
          <table:table-cell table:formula="of:=IF(AND([.$A173]&gt;=[.G$2];[.$A173]&lt;=[.G$3]);1;0)" office:value-type="float" office:value="0" calcext:value-type="float">
            <text:p>0</text:p>
          </table:table-cell>
          <table:table-cell/>
          <table:table-cell office:value-type="float" office:value="-0.131841" calcext:value-type="float">
            <text:p>-0.131841</text:p>
          </table:table-cell>
          <table:table-cell table:formula="of:=IF(AND([.$A173]&gt;=[.J$2];[.$A173]&lt;=[.J$3]);1;0)" office:value-type="float" office:value="0" calcext:value-type="float">
            <text:p>0</text:p>
          </table:table-cell>
          <table:table-cell table:formula="of:=IF(AND([.$A173]&gt;=[.K$2];[.$A173]&lt;=[.K$3]);1;0)" office:value-type="float" office:value="0" calcext:value-type="float">
            <text:p>0</text:p>
          </table:table-cell>
          <table:table-cell table:formula="of:=IF(AND([.$A173]&gt;=[.L$2];[.$A173]&lt;=[.L$3]);1;0)" office:value-type="float" office:value="0" calcext:value-type="float">
            <text:p>0</text:p>
          </table:table-cell>
          <table:table-cell table:formula="of:=IF(AND([.$A173]&gt;=[.M$2];[.$A173]&lt;=[.M$3]);1;0)" office:value-type="float" office:value="1" calcext:value-type="float">
            <text:p>1</text:p>
          </table:table-cell>
          <table:table-cell table:formula="of:=IF(AND([.$A173]&gt;=[.N$2];[.$A173]&lt;=[.N$3]);1;0)" office:value-type="float" office:value="0" calcext:value-type="float">
            <text:p>0</text:p>
          </table:table-cell>
          <table:table-cell table:formula="of:=IF(AND([.$A173]&gt;=[.O$2];[.$A1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48" calcext:value-type="float">
            <text:p>1.24348</text:p>
          </table:table-cell>
          <table:table-cell table:formula="of:=IF(AND([.$A174]&gt;=[.B$2];[.$A174]&lt;=[.B$3]);1;0)" office:value-type="float" office:value="0" calcext:value-type="float">
            <text:p>0</text:p>
          </table:table-cell>
          <table:table-cell table:formula="of:=IF(AND([.$A174]&gt;=[.C$2];[.$A174]&lt;=[.C$3]);1;0)" office:value-type="float" office:value="0" calcext:value-type="float">
            <text:p>0</text:p>
          </table:table-cell>
          <table:table-cell table:formula="of:=IF(AND([.$A174]&gt;=[.D$2];[.$A174]&lt;=[.D$3]);1;0)" office:value-type="float" office:value="0" calcext:value-type="float">
            <text:p>0</text:p>
          </table:table-cell>
          <table:table-cell table:formula="of:=IF(AND([.$A174]&gt;=[.E$2];[.$A174]&lt;=[.E$3]);1;0)" office:value-type="float" office:value="0" calcext:value-type="float">
            <text:p>0</text:p>
          </table:table-cell>
          <table:table-cell table:formula="of:=IF(AND([.$A174]&gt;=[.F$2];[.$A174]&lt;=[.F$3]);1;0)" office:value-type="float" office:value="1" calcext:value-type="float">
            <text:p>1</text:p>
          </table:table-cell>
          <table:table-cell table:formula="of:=IF(AND([.$A174]&gt;=[.G$2];[.$A174]&lt;=[.G$3]);1;0)" office:value-type="float" office:value="0" calcext:value-type="float">
            <text:p>0</text:p>
          </table:table-cell>
          <table:table-cell/>
          <table:table-cell office:value-type="float" office:value="-0.20943" calcext:value-type="float">
            <text:p>-0.20943</text:p>
          </table:table-cell>
          <table:table-cell table:formula="of:=IF(AND([.$A174]&gt;=[.J$2];[.$A174]&lt;=[.J$3]);1;0)" office:value-type="float" office:value="0" calcext:value-type="float">
            <text:p>0</text:p>
          </table:table-cell>
          <table:table-cell table:formula="of:=IF(AND([.$A174]&gt;=[.K$2];[.$A174]&lt;=[.K$3]);1;0)" office:value-type="float" office:value="0" calcext:value-type="float">
            <text:p>0</text:p>
          </table:table-cell>
          <table:table-cell table:formula="of:=IF(AND([.$A174]&gt;=[.L$2];[.$A174]&lt;=[.L$3]);1;0)" office:value-type="float" office:value="0" calcext:value-type="float">
            <text:p>0</text:p>
          </table:table-cell>
          <table:table-cell table:formula="of:=IF(AND([.$A174]&gt;=[.M$2];[.$A174]&lt;=[.M$3]);1;0)" office:value-type="float" office:value="0" calcext:value-type="float">
            <text:p>0</text:p>
          </table:table-cell>
          <table:table-cell table:formula="of:=IF(AND([.$A174]&gt;=[.N$2];[.$A174]&lt;=[.N$3]);1;0)" office:value-type="float" office:value="1" calcext:value-type="float">
            <text:p>1</text:p>
          </table:table-cell>
          <table:table-cell table:formula="of:=IF(AND([.$A174]&gt;=[.O$2];[.$A1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1041" calcext:value-type="float">
            <text:p>-0.561041</text:p>
          </table:table-cell>
          <table:table-cell table:formula="of:=IF(AND([.$A175]&gt;=[.B$2];[.$A175]&lt;=[.B$3]);1;0)" office:value-type="float" office:value="0" calcext:value-type="float">
            <text:p>0</text:p>
          </table:table-cell>
          <table:table-cell table:formula="of:=IF(AND([.$A175]&gt;=[.C$2];[.$A175]&lt;=[.C$3]);1;0)" office:value-type="float" office:value="0" calcext:value-type="float">
            <text:p>0</text:p>
          </table:table-cell>
          <table:table-cell table:formula="of:=IF(AND([.$A175]&gt;=[.D$2];[.$A175]&lt;=[.D$3]);1;0)" office:value-type="float" office:value="1" calcext:value-type="float">
            <text:p>1</text:p>
          </table:table-cell>
          <table:table-cell table:formula="of:=IF(AND([.$A175]&gt;=[.E$2];[.$A175]&lt;=[.E$3]);1;0)" office:value-type="float" office:value="0" calcext:value-type="float">
            <text:p>0</text:p>
          </table:table-cell>
          <table:table-cell table:formula="of:=IF(AND([.$A175]&gt;=[.F$2];[.$A175]&lt;=[.F$3]);1;0)" office:value-type="float" office:value="0" calcext:value-type="float">
            <text:p>0</text:p>
          </table:table-cell>
          <table:table-cell table:formula="of:=IF(AND([.$A175]&gt;=[.G$2];[.$A175]&lt;=[.G$3]);1;0)" office:value-type="float" office:value="0" calcext:value-type="float">
            <text:p>0</text:p>
          </table:table-cell>
          <table:table-cell/>
          <table:table-cell office:value-type="float" office:value="-1.37883" calcext:value-type="float">
            <text:p>-1.37883</text:p>
          </table:table-cell>
          <table:table-cell table:formula="of:=IF(AND([.$A175]&gt;=[.J$2];[.$A175]&lt;=[.J$3]);1;0)" office:value-type="float" office:value="0" calcext:value-type="float">
            <text:p>0</text:p>
          </table:table-cell>
          <table:table-cell table:formula="of:=IF(AND([.$A175]&gt;=[.K$2];[.$A175]&lt;=[.K$3]);1;0)" office:value-type="float" office:value="0" calcext:value-type="float">
            <text:p>0</text:p>
          </table:table-cell>
          <table:table-cell table:formula="of:=IF(AND([.$A175]&gt;=[.L$2];[.$A175]&lt;=[.L$3]);1;0)" office:value-type="float" office:value="1" calcext:value-type="float">
            <text:p>1</text:p>
          </table:table-cell>
          <table:table-cell table:formula="of:=IF(AND([.$A175]&gt;=[.M$2];[.$A175]&lt;=[.M$3]);1;0)" office:value-type="float" office:value="0" calcext:value-type="float">
            <text:p>0</text:p>
          </table:table-cell>
          <table:table-cell table:formula="of:=IF(AND([.$A175]&gt;=[.N$2];[.$A175]&lt;=[.N$3]);1;0)" office:value-type="float" office:value="0" calcext:value-type="float">
            <text:p>0</text:p>
          </table:table-cell>
          <table:table-cell table:formula="of:=IF(AND([.$A175]&gt;=[.O$2];[.$A1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16" calcext:value-type="float">
            <text:p>-1.016</text:p>
          </table:table-cell>
          <table:table-cell table:formula="of:=IF(AND([.$A176]&gt;=[.B$2];[.$A176]&lt;=[.B$3]);1;0)" office:value-type="float" office:value="0" calcext:value-type="float">
            <text:p>0</text:p>
          </table:table-cell>
          <table:table-cell table:formula="of:=IF(AND([.$A176]&gt;=[.C$2];[.$A176]&lt;=[.C$3]);1;0)" office:value-type="float" office:value="1" calcext:value-type="float">
            <text:p>1</text:p>
          </table:table-cell>
          <table:table-cell table:formula="of:=IF(AND([.$A176]&gt;=[.D$2];[.$A176]&lt;=[.D$3]);1;0)" office:value-type="float" office:value="0" calcext:value-type="float">
            <text:p>0</text:p>
          </table:table-cell>
          <table:table-cell table:formula="of:=IF(AND([.$A176]&gt;=[.E$2];[.$A176]&lt;=[.E$3]);1;0)" office:value-type="float" office:value="0" calcext:value-type="float">
            <text:p>0</text:p>
          </table:table-cell>
          <table:table-cell table:formula="of:=IF(AND([.$A176]&gt;=[.F$2];[.$A176]&lt;=[.F$3]);1;0)" office:value-type="float" office:value="0" calcext:value-type="float">
            <text:p>0</text:p>
          </table:table-cell>
          <table:table-cell table:formula="of:=IF(AND([.$A176]&gt;=[.G$2];[.$A176]&lt;=[.G$3]);1;0)" office:value-type="float" office:value="0" calcext:value-type="float">
            <text:p>0</text:p>
          </table:table-cell>
          <table:table-cell/>
          <table:table-cell office:value-type="float" office:value="-1.07751" calcext:value-type="float">
            <text:p>-1.07751</text:p>
          </table:table-cell>
          <table:table-cell table:formula="of:=IF(AND([.$A176]&gt;=[.J$2];[.$A176]&lt;=[.J$3]);1;0)" office:value-type="float" office:value="0" calcext:value-type="float">
            <text:p>0</text:p>
          </table:table-cell>
          <table:table-cell table:formula="of:=IF(AND([.$A176]&gt;=[.K$2];[.$A176]&lt;=[.K$3]);1;0)" office:value-type="float" office:value="1" calcext:value-type="float">
            <text:p>1</text:p>
          </table:table-cell>
          <table:table-cell table:formula="of:=IF(AND([.$A176]&gt;=[.L$2];[.$A176]&lt;=[.L$3]);1;0)" office:value-type="float" office:value="0" calcext:value-type="float">
            <text:p>0</text:p>
          </table:table-cell>
          <table:table-cell table:formula="of:=IF(AND([.$A176]&gt;=[.M$2];[.$A176]&lt;=[.M$3]);1;0)" office:value-type="float" office:value="0" calcext:value-type="float">
            <text:p>0</text:p>
          </table:table-cell>
          <table:table-cell table:formula="of:=IF(AND([.$A176]&gt;=[.N$2];[.$A176]&lt;=[.N$3]);1;0)" office:value-type="float" office:value="0" calcext:value-type="float">
            <text:p>0</text:p>
          </table:table-cell>
          <table:table-cell table:formula="of:=IF(AND([.$A176]&gt;=[.O$2];[.$A1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591601" calcext:value-type="float">
            <text:p>-0.00591601</text:p>
          </table:table-cell>
          <table:table-cell table:formula="of:=IF(AND([.$A177]&gt;=[.B$2];[.$A177]&lt;=[.B$3]);1;0)" office:value-type="float" office:value="0" calcext:value-type="float">
            <text:p>0</text:p>
          </table:table-cell>
          <table:table-cell table:formula="of:=IF(AND([.$A177]&gt;=[.C$2];[.$A177]&lt;=[.C$3]);1;0)" office:value-type="float" office:value="0" calcext:value-type="float">
            <text:p>0</text:p>
          </table:table-cell>
          <table:table-cell table:formula="of:=IF(AND([.$A177]&gt;=[.D$2];[.$A177]&lt;=[.D$3]);1;0)" office:value-type="float" office:value="1" calcext:value-type="float">
            <text:p>1</text:p>
          </table:table-cell>
          <table:table-cell table:formula="of:=IF(AND([.$A177]&gt;=[.E$2];[.$A177]&lt;=[.E$3]);1;0)" office:value-type="float" office:value="0" calcext:value-type="float">
            <text:p>0</text:p>
          </table:table-cell>
          <table:table-cell table:formula="of:=IF(AND([.$A177]&gt;=[.F$2];[.$A177]&lt;=[.F$3]);1;0)" office:value-type="float" office:value="0" calcext:value-type="float">
            <text:p>0</text:p>
          </table:table-cell>
          <table:table-cell table:formula="of:=IF(AND([.$A177]&gt;=[.G$2];[.$A177]&lt;=[.G$3]);1;0)" office:value-type="float" office:value="0" calcext:value-type="float">
            <text:p>0</text:p>
          </table:table-cell>
          <table:table-cell/>
          <table:table-cell office:value-type="float" office:value="-0.511616" calcext:value-type="float">
            <text:p>-0.511616</text:p>
          </table:table-cell>
          <table:table-cell table:formula="of:=IF(AND([.$A177]&gt;=[.J$2];[.$A177]&lt;=[.J$3]);1;0)" office:value-type="float" office:value="0" calcext:value-type="float">
            <text:p>0</text:p>
          </table:table-cell>
          <table:table-cell table:formula="of:=IF(AND([.$A177]&gt;=[.K$2];[.$A177]&lt;=[.K$3]);1;0)" office:value-type="float" office:value="0" calcext:value-type="float">
            <text:p>0</text:p>
          </table:table-cell>
          <table:table-cell table:formula="of:=IF(AND([.$A177]&gt;=[.L$2];[.$A177]&lt;=[.L$3]);1;0)" office:value-type="float" office:value="1" calcext:value-type="float">
            <text:p>1</text:p>
          </table:table-cell>
          <table:table-cell table:formula="of:=IF(AND([.$A177]&gt;=[.M$2];[.$A177]&lt;=[.M$3]);1;0)" office:value-type="float" office:value="0" calcext:value-type="float">
            <text:p>0</text:p>
          </table:table-cell>
          <table:table-cell table:formula="of:=IF(AND([.$A177]&gt;=[.N$2];[.$A177]&lt;=[.N$3]);1;0)" office:value-type="float" office:value="0" calcext:value-type="float">
            <text:p>0</text:p>
          </table:table-cell>
          <table:table-cell table:formula="of:=IF(AND([.$A177]&gt;=[.O$2];[.$A1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559726" calcext:value-type="float">
            <text:p>-0.00559726</text:p>
          </table:table-cell>
          <table:table-cell table:formula="of:=IF(AND([.$A178]&gt;=[.B$2];[.$A178]&lt;=[.B$3]);1;0)" office:value-type="float" office:value="0" calcext:value-type="float">
            <text:p>0</text:p>
          </table:table-cell>
          <table:table-cell table:formula="of:=IF(AND([.$A178]&gt;=[.C$2];[.$A178]&lt;=[.C$3]);1;0)" office:value-type="float" office:value="0" calcext:value-type="float">
            <text:p>0</text:p>
          </table:table-cell>
          <table:table-cell table:formula="of:=IF(AND([.$A178]&gt;=[.D$2];[.$A178]&lt;=[.D$3]);1;0)" office:value-type="float" office:value="1" calcext:value-type="float">
            <text:p>1</text:p>
          </table:table-cell>
          <table:table-cell table:formula="of:=IF(AND([.$A178]&gt;=[.E$2];[.$A178]&lt;=[.E$3]);1;0)" office:value-type="float" office:value="0" calcext:value-type="float">
            <text:p>0</text:p>
          </table:table-cell>
          <table:table-cell table:formula="of:=IF(AND([.$A178]&gt;=[.F$2];[.$A178]&lt;=[.F$3]);1;0)" office:value-type="float" office:value="0" calcext:value-type="float">
            <text:p>0</text:p>
          </table:table-cell>
          <table:table-cell table:formula="of:=IF(AND([.$A178]&gt;=[.G$2];[.$A178]&lt;=[.G$3]);1;0)" office:value-type="float" office:value="0" calcext:value-type="float">
            <text:p>0</text:p>
          </table:table-cell>
          <table:table-cell/>
          <table:table-cell office:value-type="float" office:value="-0.354781" calcext:value-type="float">
            <text:p>-0.354781</text:p>
          </table:table-cell>
          <table:table-cell table:formula="of:=IF(AND([.$A178]&gt;=[.J$2];[.$A178]&lt;=[.J$3]);1;0)" office:value-type="float" office:value="0" calcext:value-type="float">
            <text:p>0</text:p>
          </table:table-cell>
          <table:table-cell table:formula="of:=IF(AND([.$A178]&gt;=[.K$2];[.$A178]&lt;=[.K$3]);1;0)" office:value-type="float" office:value="0" calcext:value-type="float">
            <text:p>0</text:p>
          </table:table-cell>
          <table:table-cell table:formula="of:=IF(AND([.$A178]&gt;=[.L$2];[.$A178]&lt;=[.L$3]);1;0)" office:value-type="float" office:value="1" calcext:value-type="float">
            <text:p>1</text:p>
          </table:table-cell>
          <table:table-cell table:formula="of:=IF(AND([.$A178]&gt;=[.M$2];[.$A178]&lt;=[.M$3]);1;0)" office:value-type="float" office:value="0" calcext:value-type="float">
            <text:p>0</text:p>
          </table:table-cell>
          <table:table-cell table:formula="of:=IF(AND([.$A178]&gt;=[.N$2];[.$A178]&lt;=[.N$3]);1;0)" office:value-type="float" office:value="0" calcext:value-type="float">
            <text:p>0</text:p>
          </table:table-cell>
          <table:table-cell table:formula="of:=IF(AND([.$A178]&gt;=[.O$2];[.$A1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9244" calcext:value-type="float">
            <text:p>-0.299244</text:p>
          </table:table-cell>
          <table:table-cell table:formula="of:=IF(AND([.$A179]&gt;=[.B$2];[.$A179]&lt;=[.B$3]);1;0)" office:value-type="float" office:value="0" calcext:value-type="float">
            <text:p>0</text:p>
          </table:table-cell>
          <table:table-cell table:formula="of:=IF(AND([.$A179]&gt;=[.C$2];[.$A179]&lt;=[.C$3]);1;0)" office:value-type="float" office:value="0" calcext:value-type="float">
            <text:p>0</text:p>
          </table:table-cell>
          <table:table-cell table:formula="of:=IF(AND([.$A179]&gt;=[.D$2];[.$A179]&lt;=[.D$3]);1;0)" office:value-type="float" office:value="1" calcext:value-type="float">
            <text:p>1</text:p>
          </table:table-cell>
          <table:table-cell table:formula="of:=IF(AND([.$A179]&gt;=[.E$2];[.$A179]&lt;=[.E$3]);1;0)" office:value-type="float" office:value="0" calcext:value-type="float">
            <text:p>0</text:p>
          </table:table-cell>
          <table:table-cell table:formula="of:=IF(AND([.$A179]&gt;=[.F$2];[.$A179]&lt;=[.F$3]);1;0)" office:value-type="float" office:value="0" calcext:value-type="float">
            <text:p>0</text:p>
          </table:table-cell>
          <table:table-cell table:formula="of:=IF(AND([.$A179]&gt;=[.G$2];[.$A179]&lt;=[.G$3]);1;0)" office:value-type="float" office:value="0" calcext:value-type="float">
            <text:p>0</text:p>
          </table:table-cell>
          <table:table-cell/>
          <table:table-cell office:value-type="float" office:value="0.888024" calcext:value-type="float">
            <text:p>0.888024</text:p>
          </table:table-cell>
          <table:table-cell table:formula="of:=IF(AND([.$A179]&gt;=[.J$2];[.$A179]&lt;=[.J$3]);1;0)" office:value-type="float" office:value="0" calcext:value-type="float">
            <text:p>0</text:p>
          </table:table-cell>
          <table:table-cell table:formula="of:=IF(AND([.$A179]&gt;=[.K$2];[.$A179]&lt;=[.K$3]);1;0)" office:value-type="float" office:value="0" calcext:value-type="float">
            <text:p>0</text:p>
          </table:table-cell>
          <table:table-cell table:formula="of:=IF(AND([.$A179]&gt;=[.L$2];[.$A179]&lt;=[.L$3]);1;0)" office:value-type="float" office:value="1" calcext:value-type="float">
            <text:p>1</text:p>
          </table:table-cell>
          <table:table-cell table:formula="of:=IF(AND([.$A179]&gt;=[.M$2];[.$A179]&lt;=[.M$3]);1;0)" office:value-type="float" office:value="0" calcext:value-type="float">
            <text:p>0</text:p>
          </table:table-cell>
          <table:table-cell table:formula="of:=IF(AND([.$A179]&gt;=[.N$2];[.$A179]&lt;=[.N$3]);1;0)" office:value-type="float" office:value="0" calcext:value-type="float">
            <text:p>0</text:p>
          </table:table-cell>
          <table:table-cell table:formula="of:=IF(AND([.$A179]&gt;=[.O$2];[.$A1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3443" calcext:value-type="float">
            <text:p>0.743443</text:p>
          </table:table-cell>
          <table:table-cell table:formula="of:=IF(AND([.$A180]&gt;=[.B$2];[.$A180]&lt;=[.B$3]);1;0)" office:value-type="float" office:value="0" calcext:value-type="float">
            <text:p>0</text:p>
          </table:table-cell>
          <table:table-cell table:formula="of:=IF(AND([.$A180]&gt;=[.C$2];[.$A180]&lt;=[.C$3]);1;0)" office:value-type="float" office:value="0" calcext:value-type="float">
            <text:p>0</text:p>
          </table:table-cell>
          <table:table-cell table:formula="of:=IF(AND([.$A180]&gt;=[.D$2];[.$A180]&lt;=[.D$3]);1;0)" office:value-type="float" office:value="0" calcext:value-type="float">
            <text:p>0</text:p>
          </table:table-cell>
          <table:table-cell table:formula="of:=IF(AND([.$A180]&gt;=[.E$2];[.$A180]&lt;=[.E$3]);1;0)" office:value-type="float" office:value="1" calcext:value-type="float">
            <text:p>1</text:p>
          </table:table-cell>
          <table:table-cell table:formula="of:=IF(AND([.$A180]&gt;=[.F$2];[.$A180]&lt;=[.F$3]);1;0)" office:value-type="float" office:value="0" calcext:value-type="float">
            <text:p>0</text:p>
          </table:table-cell>
          <table:table-cell table:formula="of:=IF(AND([.$A180]&gt;=[.G$2];[.$A180]&lt;=[.G$3]);1;0)" office:value-type="float" office:value="0" calcext:value-type="float">
            <text:p>0</text:p>
          </table:table-cell>
          <table:table-cell/>
          <table:table-cell office:value-type="float" office:value="-0.515002" calcext:value-type="float">
            <text:p>-0.515002</text:p>
          </table:table-cell>
          <table:table-cell table:formula="of:=IF(AND([.$A180]&gt;=[.J$2];[.$A180]&lt;=[.J$3]);1;0)" office:value-type="float" office:value="0" calcext:value-type="float">
            <text:p>0</text:p>
          </table:table-cell>
          <table:table-cell table:formula="of:=IF(AND([.$A180]&gt;=[.K$2];[.$A180]&lt;=[.K$3]);1;0)" office:value-type="float" office:value="0" calcext:value-type="float">
            <text:p>0</text:p>
          </table:table-cell>
          <table:table-cell table:formula="of:=IF(AND([.$A180]&gt;=[.L$2];[.$A180]&lt;=[.L$3]);1;0)" office:value-type="float" office:value="0" calcext:value-type="float">
            <text:p>0</text:p>
          </table:table-cell>
          <table:table-cell table:formula="of:=IF(AND([.$A180]&gt;=[.M$2];[.$A180]&lt;=[.M$3]);1;0)" office:value-type="float" office:value="1" calcext:value-type="float">
            <text:p>1</text:p>
          </table:table-cell>
          <table:table-cell table:formula="of:=IF(AND([.$A180]&gt;=[.N$2];[.$A180]&lt;=[.N$3]);1;0)" office:value-type="float" office:value="0" calcext:value-type="float">
            <text:p>0</text:p>
          </table:table-cell>
          <table:table-cell table:formula="of:=IF(AND([.$A180]&gt;=[.O$2];[.$A1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279" calcext:value-type="float">
            <text:p>0.138279</text:p>
          </table:table-cell>
          <table:table-cell table:formula="of:=IF(AND([.$A181]&gt;=[.B$2];[.$A181]&lt;=[.B$3]);1;0)" office:value-type="float" office:value="0" calcext:value-type="float">
            <text:p>0</text:p>
          </table:table-cell>
          <table:table-cell table:formula="of:=IF(AND([.$A181]&gt;=[.C$2];[.$A181]&lt;=[.C$3]);1;0)" office:value-type="float" office:value="0" calcext:value-type="float">
            <text:p>0</text:p>
          </table:table-cell>
          <table:table-cell table:formula="of:=IF(AND([.$A181]&gt;=[.D$2];[.$A181]&lt;=[.D$3]);1;0)" office:value-type="float" office:value="0" calcext:value-type="float">
            <text:p>0</text:p>
          </table:table-cell>
          <table:table-cell table:formula="of:=IF(AND([.$A181]&gt;=[.E$2];[.$A181]&lt;=[.E$3]);1;0)" office:value-type="float" office:value="1" calcext:value-type="float">
            <text:p>1</text:p>
          </table:table-cell>
          <table:table-cell table:formula="of:=IF(AND([.$A181]&gt;=[.F$2];[.$A181]&lt;=[.F$3]);1;0)" office:value-type="float" office:value="0" calcext:value-type="float">
            <text:p>0</text:p>
          </table:table-cell>
          <table:table-cell table:formula="of:=IF(AND([.$A181]&gt;=[.G$2];[.$A181]&lt;=[.G$3]);1;0)" office:value-type="float" office:value="0" calcext:value-type="float">
            <text:p>0</text:p>
          </table:table-cell>
          <table:table-cell/>
          <table:table-cell office:value-type="float" office:value="-0.824451" calcext:value-type="float">
            <text:p>-0.824451</text:p>
          </table:table-cell>
          <table:table-cell table:formula="of:=IF(AND([.$A181]&gt;=[.J$2];[.$A181]&lt;=[.J$3]);1;0)" office:value-type="float" office:value="0" calcext:value-type="float">
            <text:p>0</text:p>
          </table:table-cell>
          <table:table-cell table:formula="of:=IF(AND([.$A181]&gt;=[.K$2];[.$A181]&lt;=[.K$3]);1;0)" office:value-type="float" office:value="0" calcext:value-type="float">
            <text:p>0</text:p>
          </table:table-cell>
          <table:table-cell table:formula="of:=IF(AND([.$A181]&gt;=[.L$2];[.$A181]&lt;=[.L$3]);1;0)" office:value-type="float" office:value="0" calcext:value-type="float">
            <text:p>0</text:p>
          </table:table-cell>
          <table:table-cell table:formula="of:=IF(AND([.$A181]&gt;=[.M$2];[.$A181]&lt;=[.M$3]);1;0)" office:value-type="float" office:value="1" calcext:value-type="float">
            <text:p>1</text:p>
          </table:table-cell>
          <table:table-cell table:formula="of:=IF(AND([.$A181]&gt;=[.N$2];[.$A181]&lt;=[.N$3]);1;0)" office:value-type="float" office:value="0" calcext:value-type="float">
            <text:p>0</text:p>
          </table:table-cell>
          <table:table-cell table:formula="of:=IF(AND([.$A181]&gt;=[.O$2];[.$A1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554" calcext:value-type="float">
            <text:p>0.634554</text:p>
          </table:table-cell>
          <table:table-cell table:formula="of:=IF(AND([.$A182]&gt;=[.B$2];[.$A182]&lt;=[.B$3]);1;0)" office:value-type="float" office:value="0" calcext:value-type="float">
            <text:p>0</text:p>
          </table:table-cell>
          <table:table-cell table:formula="of:=IF(AND([.$A182]&gt;=[.C$2];[.$A182]&lt;=[.C$3]);1;0)" office:value-type="float" office:value="0" calcext:value-type="float">
            <text:p>0</text:p>
          </table:table-cell>
          <table:table-cell table:formula="of:=IF(AND([.$A182]&gt;=[.D$2];[.$A182]&lt;=[.D$3]);1;0)" office:value-type="float" office:value="0" calcext:value-type="float">
            <text:p>0</text:p>
          </table:table-cell>
          <table:table-cell table:formula="of:=IF(AND([.$A182]&gt;=[.E$2];[.$A182]&lt;=[.E$3]);1;0)" office:value-type="float" office:value="1" calcext:value-type="float">
            <text:p>1</text:p>
          </table:table-cell>
          <table:table-cell table:formula="of:=IF(AND([.$A182]&gt;=[.F$2];[.$A182]&lt;=[.F$3]);1;0)" office:value-type="float" office:value="0" calcext:value-type="float">
            <text:p>0</text:p>
          </table:table-cell>
          <table:table-cell table:formula="of:=IF(AND([.$A182]&gt;=[.G$2];[.$A182]&lt;=[.G$3]);1;0)" office:value-type="float" office:value="0" calcext:value-type="float">
            <text:p>0</text:p>
          </table:table-cell>
          <table:table-cell/>
          <table:table-cell office:value-type="float" office:value="-1.26094" calcext:value-type="float">
            <text:p>-1.26094</text:p>
          </table:table-cell>
          <table:table-cell table:formula="of:=IF(AND([.$A182]&gt;=[.J$2];[.$A182]&lt;=[.J$3]);1;0)" office:value-type="float" office:value="0" calcext:value-type="float">
            <text:p>0</text:p>
          </table:table-cell>
          <table:table-cell table:formula="of:=IF(AND([.$A182]&gt;=[.K$2];[.$A182]&lt;=[.K$3]);1;0)" office:value-type="float" office:value="0" calcext:value-type="float">
            <text:p>0</text:p>
          </table:table-cell>
          <table:table-cell table:formula="of:=IF(AND([.$A182]&gt;=[.L$2];[.$A182]&lt;=[.L$3]);1;0)" office:value-type="float" office:value="0" calcext:value-type="float">
            <text:p>0</text:p>
          </table:table-cell>
          <table:table-cell table:formula="of:=IF(AND([.$A182]&gt;=[.M$2];[.$A182]&lt;=[.M$3]);1;0)" office:value-type="float" office:value="1" calcext:value-type="float">
            <text:p>1</text:p>
          </table:table-cell>
          <table:table-cell table:formula="of:=IF(AND([.$A182]&gt;=[.N$2];[.$A182]&lt;=[.N$3]);1;0)" office:value-type="float" office:value="0" calcext:value-type="float">
            <text:p>0</text:p>
          </table:table-cell>
          <table:table-cell table:formula="of:=IF(AND([.$A182]&gt;=[.O$2];[.$A1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85" calcext:value-type="float">
            <text:p>1.47085</text:p>
          </table:table-cell>
          <table:table-cell table:formula="of:=IF(AND([.$A183]&gt;=[.B$2];[.$A183]&lt;=[.B$3]);1;0)" office:value-type="float" office:value="0" calcext:value-type="float">
            <text:p>0</text:p>
          </table:table-cell>
          <table:table-cell table:formula="of:=IF(AND([.$A183]&gt;=[.C$2];[.$A183]&lt;=[.C$3]);1;0)" office:value-type="float" office:value="0" calcext:value-type="float">
            <text:p>0</text:p>
          </table:table-cell>
          <table:table-cell table:formula="of:=IF(AND([.$A183]&gt;=[.D$2];[.$A183]&lt;=[.D$3]);1;0)" office:value-type="float" office:value="0" calcext:value-type="float">
            <text:p>0</text:p>
          </table:table-cell>
          <table:table-cell table:formula="of:=IF(AND([.$A183]&gt;=[.E$2];[.$A183]&lt;=[.E$3]);1;0)" office:value-type="float" office:value="0" calcext:value-type="float">
            <text:p>0</text:p>
          </table:table-cell>
          <table:table-cell table:formula="of:=IF(AND([.$A183]&gt;=[.F$2];[.$A183]&lt;=[.F$3]);1;0)" office:value-type="float" office:value="1" calcext:value-type="float">
            <text:p>1</text:p>
          </table:table-cell>
          <table:table-cell table:formula="of:=IF(AND([.$A183]&gt;=[.G$2];[.$A183]&lt;=[.G$3]);1;0)" office:value-type="float" office:value="0" calcext:value-type="float">
            <text:p>0</text:p>
          </table:table-cell>
          <table:table-cell/>
          <table:table-cell office:value-type="float" office:value="1.14268" calcext:value-type="float">
            <text:p>1.14268</text:p>
          </table:table-cell>
          <table:table-cell table:formula="of:=IF(AND([.$A183]&gt;=[.J$2];[.$A183]&lt;=[.J$3]);1;0)" office:value-type="float" office:value="0" calcext:value-type="float">
            <text:p>0</text:p>
          </table:table-cell>
          <table:table-cell table:formula="of:=IF(AND([.$A183]&gt;=[.K$2];[.$A183]&lt;=[.K$3]);1;0)" office:value-type="float" office:value="0" calcext:value-type="float">
            <text:p>0</text:p>
          </table:table-cell>
          <table:table-cell table:formula="of:=IF(AND([.$A183]&gt;=[.L$2];[.$A183]&lt;=[.L$3]);1;0)" office:value-type="float" office:value="0" calcext:value-type="float">
            <text:p>0</text:p>
          </table:table-cell>
          <table:table-cell table:formula="of:=IF(AND([.$A183]&gt;=[.M$2];[.$A183]&lt;=[.M$3]);1;0)" office:value-type="float" office:value="0" calcext:value-type="float">
            <text:p>0</text:p>
          </table:table-cell>
          <table:table-cell table:formula="of:=IF(AND([.$A183]&gt;=[.N$2];[.$A183]&lt;=[.N$3]);1;0)" office:value-type="float" office:value="1" calcext:value-type="float">
            <text:p>1</text:p>
          </table:table-cell>
          <table:table-cell table:formula="of:=IF(AND([.$A183]&gt;=[.O$2];[.$A1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41" calcext:value-type="float">
            <text:p>1.17641</text:p>
          </table:table-cell>
          <table:table-cell table:formula="of:=IF(AND([.$A184]&gt;=[.B$2];[.$A184]&lt;=[.B$3]);1;0)" office:value-type="float" office:value="0" calcext:value-type="float">
            <text:p>0</text:p>
          </table:table-cell>
          <table:table-cell table:formula="of:=IF(AND([.$A184]&gt;=[.C$2];[.$A184]&lt;=[.C$3]);1;0)" office:value-type="float" office:value="0" calcext:value-type="float">
            <text:p>0</text:p>
          </table:table-cell>
          <table:table-cell table:formula="of:=IF(AND([.$A184]&gt;=[.D$2];[.$A184]&lt;=[.D$3]);1;0)" office:value-type="float" office:value="0" calcext:value-type="float">
            <text:p>0</text:p>
          </table:table-cell>
          <table:table-cell table:formula="of:=IF(AND([.$A184]&gt;=[.E$2];[.$A184]&lt;=[.E$3]);1;0)" office:value-type="float" office:value="0" calcext:value-type="float">
            <text:p>0</text:p>
          </table:table-cell>
          <table:table-cell table:formula="of:=IF(AND([.$A184]&gt;=[.F$2];[.$A184]&lt;=[.F$3]);1;0)" office:value-type="float" office:value="1" calcext:value-type="float">
            <text:p>1</text:p>
          </table:table-cell>
          <table:table-cell table:formula="of:=IF(AND([.$A184]&gt;=[.G$2];[.$A184]&lt;=[.G$3]);1;0)" office:value-type="float" office:value="0" calcext:value-type="float">
            <text:p>0</text:p>
          </table:table-cell>
          <table:table-cell/>
          <table:table-cell office:value-type="float" office:value="-0.894425" calcext:value-type="float">
            <text:p>-0.894425</text:p>
          </table:table-cell>
          <table:table-cell table:formula="of:=IF(AND([.$A184]&gt;=[.J$2];[.$A184]&lt;=[.J$3]);1;0)" office:value-type="float" office:value="0" calcext:value-type="float">
            <text:p>0</text:p>
          </table:table-cell>
          <table:table-cell table:formula="of:=IF(AND([.$A184]&gt;=[.K$2];[.$A184]&lt;=[.K$3]);1;0)" office:value-type="float" office:value="0" calcext:value-type="float">
            <text:p>0</text:p>
          </table:table-cell>
          <table:table-cell table:formula="of:=IF(AND([.$A184]&gt;=[.L$2];[.$A184]&lt;=[.L$3]);1;0)" office:value-type="float" office:value="0" calcext:value-type="float">
            <text:p>0</text:p>
          </table:table-cell>
          <table:table-cell table:formula="of:=IF(AND([.$A184]&gt;=[.M$2];[.$A184]&lt;=[.M$3]);1;0)" office:value-type="float" office:value="0" calcext:value-type="float">
            <text:p>0</text:p>
          </table:table-cell>
          <table:table-cell table:formula="of:=IF(AND([.$A184]&gt;=[.N$2];[.$A184]&lt;=[.N$3]);1;0)" office:value-type="float" office:value="1" calcext:value-type="float">
            <text:p>1</text:p>
          </table:table-cell>
          <table:table-cell table:formula="of:=IF(AND([.$A184]&gt;=[.O$2];[.$A1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3414" calcext:value-type="float">
            <text:p>-0.323414</text:p>
          </table:table-cell>
          <table:table-cell table:formula="of:=IF(AND([.$A185]&gt;=[.B$2];[.$A185]&lt;=[.B$3]);1;0)" office:value-type="float" office:value="0" calcext:value-type="float">
            <text:p>0</text:p>
          </table:table-cell>
          <table:table-cell table:formula="of:=IF(AND([.$A185]&gt;=[.C$2];[.$A185]&lt;=[.C$3]);1;0)" office:value-type="float" office:value="0" calcext:value-type="float">
            <text:p>0</text:p>
          </table:table-cell>
          <table:table-cell table:formula="of:=IF(AND([.$A185]&gt;=[.D$2];[.$A185]&lt;=[.D$3]);1;0)" office:value-type="float" office:value="1" calcext:value-type="float">
            <text:p>1</text:p>
          </table:table-cell>
          <table:table-cell table:formula="of:=IF(AND([.$A185]&gt;=[.E$2];[.$A185]&lt;=[.E$3]);1;0)" office:value-type="float" office:value="0" calcext:value-type="float">
            <text:p>0</text:p>
          </table:table-cell>
          <table:table-cell table:formula="of:=IF(AND([.$A185]&gt;=[.F$2];[.$A185]&lt;=[.F$3]);1;0)" office:value-type="float" office:value="0" calcext:value-type="float">
            <text:p>0</text:p>
          </table:table-cell>
          <table:table-cell table:formula="of:=IF(AND([.$A185]&gt;=[.G$2];[.$A185]&lt;=[.G$3]);1;0)" office:value-type="float" office:value="0" calcext:value-type="float">
            <text:p>0</text:p>
          </table:table-cell>
          <table:table-cell/>
          <table:table-cell office:value-type="float" office:value="0.0106194" calcext:value-type="float">
            <text:p>0.0106194</text:p>
          </table:table-cell>
          <table:table-cell table:formula="of:=IF(AND([.$A185]&gt;=[.J$2];[.$A185]&lt;=[.J$3]);1;0)" office:value-type="float" office:value="0" calcext:value-type="float">
            <text:p>0</text:p>
          </table:table-cell>
          <table:table-cell table:formula="of:=IF(AND([.$A185]&gt;=[.K$2];[.$A185]&lt;=[.K$3]);1;0)" office:value-type="float" office:value="0" calcext:value-type="float">
            <text:p>0</text:p>
          </table:table-cell>
          <table:table-cell table:formula="of:=IF(AND([.$A185]&gt;=[.L$2];[.$A185]&lt;=[.L$3]);1;0)" office:value-type="float" office:value="1" calcext:value-type="float">
            <text:p>1</text:p>
          </table:table-cell>
          <table:table-cell table:formula="of:=IF(AND([.$A185]&gt;=[.M$2];[.$A185]&lt;=[.M$3]);1;0)" office:value-type="float" office:value="0" calcext:value-type="float">
            <text:p>0</text:p>
          </table:table-cell>
          <table:table-cell table:formula="of:=IF(AND([.$A185]&gt;=[.N$2];[.$A185]&lt;=[.N$3]);1;0)" office:value-type="float" office:value="0" calcext:value-type="float">
            <text:p>0</text:p>
          </table:table-cell>
          <table:table-cell table:formula="of:=IF(AND([.$A185]&gt;=[.O$2];[.$A1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6586" calcext:value-type="float">
            <text:p>-1.46586</text:p>
          </table:table-cell>
          <table:table-cell table:formula="of:=IF(AND([.$A186]&gt;=[.B$2];[.$A186]&lt;=[.B$3]);1;0)" office:value-type="float" office:value="0" calcext:value-type="float">
            <text:p>0</text:p>
          </table:table-cell>
          <table:table-cell table:formula="of:=IF(AND([.$A186]&gt;=[.C$2];[.$A186]&lt;=[.C$3]);1;0)" office:value-type="float" office:value="1" calcext:value-type="float">
            <text:p>1</text:p>
          </table:table-cell>
          <table:table-cell table:formula="of:=IF(AND([.$A186]&gt;=[.D$2];[.$A186]&lt;=[.D$3]);1;0)" office:value-type="float" office:value="0" calcext:value-type="float">
            <text:p>0</text:p>
          </table:table-cell>
          <table:table-cell table:formula="of:=IF(AND([.$A186]&gt;=[.E$2];[.$A186]&lt;=[.E$3]);1;0)" office:value-type="float" office:value="0" calcext:value-type="float">
            <text:p>0</text:p>
          </table:table-cell>
          <table:table-cell table:formula="of:=IF(AND([.$A186]&gt;=[.F$2];[.$A186]&lt;=[.F$3]);1;0)" office:value-type="float" office:value="0" calcext:value-type="float">
            <text:p>0</text:p>
          </table:table-cell>
          <table:table-cell table:formula="of:=IF(AND([.$A186]&gt;=[.G$2];[.$A186]&lt;=[.G$3]);1;0)" office:value-type="float" office:value="0" calcext:value-type="float">
            <text:p>0</text:p>
          </table:table-cell>
          <table:table-cell/>
          <table:table-cell office:value-type="float" office:value="0.582601" calcext:value-type="float">
            <text:p>0.582601</text:p>
          </table:table-cell>
          <table:table-cell table:formula="of:=IF(AND([.$A186]&gt;=[.J$2];[.$A186]&lt;=[.J$3]);1;0)" office:value-type="float" office:value="0" calcext:value-type="float">
            <text:p>0</text:p>
          </table:table-cell>
          <table:table-cell table:formula="of:=IF(AND([.$A186]&gt;=[.K$2];[.$A186]&lt;=[.K$3]);1;0)" office:value-type="float" office:value="1" calcext:value-type="float">
            <text:p>1</text:p>
          </table:table-cell>
          <table:table-cell table:formula="of:=IF(AND([.$A186]&gt;=[.L$2];[.$A186]&lt;=[.L$3]);1;0)" office:value-type="float" office:value="0" calcext:value-type="float">
            <text:p>0</text:p>
          </table:table-cell>
          <table:table-cell table:formula="of:=IF(AND([.$A186]&gt;=[.M$2];[.$A186]&lt;=[.M$3]);1;0)" office:value-type="float" office:value="0" calcext:value-type="float">
            <text:p>0</text:p>
          </table:table-cell>
          <table:table-cell table:formula="of:=IF(AND([.$A186]&gt;=[.N$2];[.$A186]&lt;=[.N$3]);1;0)" office:value-type="float" office:value="0" calcext:value-type="float">
            <text:p>0</text:p>
          </table:table-cell>
          <table:table-cell table:formula="of:=IF(AND([.$A186]&gt;=[.O$2];[.$A1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8125" calcext:value-type="float">
            <text:p>0.0128125</text:p>
          </table:table-cell>
          <table:table-cell table:formula="of:=IF(AND([.$A187]&gt;=[.B$2];[.$A187]&lt;=[.B$3]);1;0)" office:value-type="float" office:value="0" calcext:value-type="float">
            <text:p>0</text:p>
          </table:table-cell>
          <table:table-cell table:formula="of:=IF(AND([.$A187]&gt;=[.C$2];[.$A187]&lt;=[.C$3]);1;0)" office:value-type="float" office:value="0" calcext:value-type="float">
            <text:p>0</text:p>
          </table:table-cell>
          <table:table-cell table:formula="of:=IF(AND([.$A187]&gt;=[.D$2];[.$A187]&lt;=[.D$3]);1;0)" office:value-type="float" office:value="0" calcext:value-type="float">
            <text:p>0</text:p>
          </table:table-cell>
          <table:table-cell table:formula="of:=IF(AND([.$A187]&gt;=[.E$2];[.$A187]&lt;=[.E$3]);1;0)" office:value-type="float" office:value="1" calcext:value-type="float">
            <text:p>1</text:p>
          </table:table-cell>
          <table:table-cell table:formula="of:=IF(AND([.$A187]&gt;=[.F$2];[.$A187]&lt;=[.F$3]);1;0)" office:value-type="float" office:value="0" calcext:value-type="float">
            <text:p>0</text:p>
          </table:table-cell>
          <table:table-cell table:formula="of:=IF(AND([.$A187]&gt;=[.G$2];[.$A187]&lt;=[.G$3]);1;0)" office:value-type="float" office:value="0" calcext:value-type="float">
            <text:p>0</text:p>
          </table:table-cell>
          <table:table-cell/>
          <table:table-cell office:value-type="float" office:value="2.20081" calcext:value-type="float">
            <text:p>2.20081</text:p>
          </table:table-cell>
          <table:table-cell table:formula="of:=IF(AND([.$A187]&gt;=[.J$2];[.$A187]&lt;=[.J$3]);1;0)" office:value-type="float" office:value="0" calcext:value-type="float">
            <text:p>0</text:p>
          </table:table-cell>
          <table:table-cell table:formula="of:=IF(AND([.$A187]&gt;=[.K$2];[.$A187]&lt;=[.K$3]);1;0)" office:value-type="float" office:value="0" calcext:value-type="float">
            <text:p>0</text:p>
          </table:table-cell>
          <table:table-cell table:formula="of:=IF(AND([.$A187]&gt;=[.L$2];[.$A187]&lt;=[.L$3]);1;0)" office:value-type="float" office:value="0" calcext:value-type="float">
            <text:p>0</text:p>
          </table:table-cell>
          <table:table-cell table:formula="of:=IF(AND([.$A187]&gt;=[.M$2];[.$A187]&lt;=[.M$3]);1;0)" office:value-type="float" office:value="1" calcext:value-type="float">
            <text:p>1</text:p>
          </table:table-cell>
          <table:table-cell table:formula="of:=IF(AND([.$A187]&gt;=[.N$2];[.$A187]&lt;=[.N$3]);1;0)" office:value-type="float" office:value="0" calcext:value-type="float">
            <text:p>0</text:p>
          </table:table-cell>
          <table:table-cell table:formula="of:=IF(AND([.$A187]&gt;=[.O$2];[.$A1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7284" calcext:value-type="float">
            <text:p>-1.07284</text:p>
          </table:table-cell>
          <table:table-cell table:formula="of:=IF(AND([.$A188]&gt;=[.B$2];[.$A188]&lt;=[.B$3]);1;0)" office:value-type="float" office:value="0" calcext:value-type="float">
            <text:p>0</text:p>
          </table:table-cell>
          <table:table-cell table:formula="of:=IF(AND([.$A188]&gt;=[.C$2];[.$A188]&lt;=[.C$3]);1;0)" office:value-type="float" office:value="1" calcext:value-type="float">
            <text:p>1</text:p>
          </table:table-cell>
          <table:table-cell table:formula="of:=IF(AND([.$A188]&gt;=[.D$2];[.$A188]&lt;=[.D$3]);1;0)" office:value-type="float" office:value="0" calcext:value-type="float">
            <text:p>0</text:p>
          </table:table-cell>
          <table:table-cell table:formula="of:=IF(AND([.$A188]&gt;=[.E$2];[.$A188]&lt;=[.E$3]);1;0)" office:value-type="float" office:value="0" calcext:value-type="float">
            <text:p>0</text:p>
          </table:table-cell>
          <table:table-cell table:formula="of:=IF(AND([.$A188]&gt;=[.F$2];[.$A188]&lt;=[.F$3]);1;0)" office:value-type="float" office:value="0" calcext:value-type="float">
            <text:p>0</text:p>
          </table:table-cell>
          <table:table-cell table:formula="of:=IF(AND([.$A188]&gt;=[.G$2];[.$A188]&lt;=[.G$3]);1;0)" office:value-type="float" office:value="0" calcext:value-type="float">
            <text:p>0</text:p>
          </table:table-cell>
          <table:table-cell/>
          <table:table-cell office:value-type="float" office:value="0.611528" calcext:value-type="float">
            <text:p>0.611528</text:p>
          </table:table-cell>
          <table:table-cell table:formula="of:=IF(AND([.$A188]&gt;=[.J$2];[.$A188]&lt;=[.J$3]);1;0)" office:value-type="float" office:value="0" calcext:value-type="float">
            <text:p>0</text:p>
          </table:table-cell>
          <table:table-cell table:formula="of:=IF(AND([.$A188]&gt;=[.K$2];[.$A188]&lt;=[.K$3]);1;0)" office:value-type="float" office:value="1" calcext:value-type="float">
            <text:p>1</text:p>
          </table:table-cell>
          <table:table-cell table:formula="of:=IF(AND([.$A188]&gt;=[.L$2];[.$A188]&lt;=[.L$3]);1;0)" office:value-type="float" office:value="0" calcext:value-type="float">
            <text:p>0</text:p>
          </table:table-cell>
          <table:table-cell table:formula="of:=IF(AND([.$A188]&gt;=[.M$2];[.$A188]&lt;=[.M$3]);1;0)" office:value-type="float" office:value="0" calcext:value-type="float">
            <text:p>0</text:p>
          </table:table-cell>
          <table:table-cell table:formula="of:=IF(AND([.$A188]&gt;=[.N$2];[.$A188]&lt;=[.N$3]);1;0)" office:value-type="float" office:value="0" calcext:value-type="float">
            <text:p>0</text:p>
          </table:table-cell>
          <table:table-cell table:formula="of:=IF(AND([.$A188]&gt;=[.O$2];[.$A1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04" calcext:value-type="float">
            <text:p>0.298004</text:p>
          </table:table-cell>
          <table:table-cell table:formula="of:=IF(AND([.$A189]&gt;=[.B$2];[.$A189]&lt;=[.B$3]);1;0)" office:value-type="float" office:value="0" calcext:value-type="float">
            <text:p>0</text:p>
          </table:table-cell>
          <table:table-cell table:formula="of:=IF(AND([.$A189]&gt;=[.C$2];[.$A189]&lt;=[.C$3]);1;0)" office:value-type="float" office:value="0" calcext:value-type="float">
            <text:p>0</text:p>
          </table:table-cell>
          <table:table-cell table:formula="of:=IF(AND([.$A189]&gt;=[.D$2];[.$A189]&lt;=[.D$3]);1;0)" office:value-type="float" office:value="0" calcext:value-type="float">
            <text:p>0</text:p>
          </table:table-cell>
          <table:table-cell table:formula="of:=IF(AND([.$A189]&gt;=[.E$2];[.$A189]&lt;=[.E$3]);1;0)" office:value-type="float" office:value="1" calcext:value-type="float">
            <text:p>1</text:p>
          </table:table-cell>
          <table:table-cell table:formula="of:=IF(AND([.$A189]&gt;=[.F$2];[.$A189]&lt;=[.F$3]);1;0)" office:value-type="float" office:value="0" calcext:value-type="float">
            <text:p>0</text:p>
          </table:table-cell>
          <table:table-cell table:formula="of:=IF(AND([.$A189]&gt;=[.G$2];[.$A189]&lt;=[.G$3]);1;0)" office:value-type="float" office:value="0" calcext:value-type="float">
            <text:p>0</text:p>
          </table:table-cell>
          <table:table-cell/>
          <table:table-cell office:value-type="float" office:value="-1.71531" calcext:value-type="float">
            <text:p>-1.71531</text:p>
          </table:table-cell>
          <table:table-cell table:formula="of:=IF(AND([.$A189]&gt;=[.J$2];[.$A189]&lt;=[.J$3]);1;0)" office:value-type="float" office:value="0" calcext:value-type="float">
            <text:p>0</text:p>
          </table:table-cell>
          <table:table-cell table:formula="of:=IF(AND([.$A189]&gt;=[.K$2];[.$A189]&lt;=[.K$3]);1;0)" office:value-type="float" office:value="0" calcext:value-type="float">
            <text:p>0</text:p>
          </table:table-cell>
          <table:table-cell table:formula="of:=IF(AND([.$A189]&gt;=[.L$2];[.$A189]&lt;=[.L$3]);1;0)" office:value-type="float" office:value="0" calcext:value-type="float">
            <text:p>0</text:p>
          </table:table-cell>
          <table:table-cell table:formula="of:=IF(AND([.$A189]&gt;=[.M$2];[.$A189]&lt;=[.M$3]);1;0)" office:value-type="float" office:value="1" calcext:value-type="float">
            <text:p>1</text:p>
          </table:table-cell>
          <table:table-cell table:formula="of:=IF(AND([.$A189]&gt;=[.N$2];[.$A189]&lt;=[.N$3]);1;0)" office:value-type="float" office:value="0" calcext:value-type="float">
            <text:p>0</text:p>
          </table:table-cell>
          <table:table-cell table:formula="of:=IF(AND([.$A189]&gt;=[.O$2];[.$A1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885" calcext:value-type="float">
            <text:p>1.15885</text:p>
          </table:table-cell>
          <table:table-cell table:formula="of:=IF(AND([.$A190]&gt;=[.B$2];[.$A190]&lt;=[.B$3]);1;0)" office:value-type="float" office:value="0" calcext:value-type="float">
            <text:p>0</text:p>
          </table:table-cell>
          <table:table-cell table:formula="of:=IF(AND([.$A190]&gt;=[.C$2];[.$A190]&lt;=[.C$3]);1;0)" office:value-type="float" office:value="0" calcext:value-type="float">
            <text:p>0</text:p>
          </table:table-cell>
          <table:table-cell table:formula="of:=IF(AND([.$A190]&gt;=[.D$2];[.$A190]&lt;=[.D$3]);1;0)" office:value-type="float" office:value="0" calcext:value-type="float">
            <text:p>0</text:p>
          </table:table-cell>
          <table:table-cell table:formula="of:=IF(AND([.$A190]&gt;=[.E$2];[.$A190]&lt;=[.E$3]);1;0)" office:value-type="float" office:value="0" calcext:value-type="float">
            <text:p>0</text:p>
          </table:table-cell>
          <table:table-cell table:formula="of:=IF(AND([.$A190]&gt;=[.F$2];[.$A190]&lt;=[.F$3]);1;0)" office:value-type="float" office:value="1" calcext:value-type="float">
            <text:p>1</text:p>
          </table:table-cell>
          <table:table-cell table:formula="of:=IF(AND([.$A190]&gt;=[.G$2];[.$A190]&lt;=[.G$3]);1;0)" office:value-type="float" office:value="0" calcext:value-type="float">
            <text:p>0</text:p>
          </table:table-cell>
          <table:table-cell/>
          <table:table-cell office:value-type="float" office:value="1.29603" calcext:value-type="float">
            <text:p>1.29603</text:p>
          </table:table-cell>
          <table:table-cell table:formula="of:=IF(AND([.$A190]&gt;=[.J$2];[.$A190]&lt;=[.J$3]);1;0)" office:value-type="float" office:value="0" calcext:value-type="float">
            <text:p>0</text:p>
          </table:table-cell>
          <table:table-cell table:formula="of:=IF(AND([.$A190]&gt;=[.K$2];[.$A190]&lt;=[.K$3]);1;0)" office:value-type="float" office:value="0" calcext:value-type="float">
            <text:p>0</text:p>
          </table:table-cell>
          <table:table-cell table:formula="of:=IF(AND([.$A190]&gt;=[.L$2];[.$A190]&lt;=[.L$3]);1;0)" office:value-type="float" office:value="0" calcext:value-type="float">
            <text:p>0</text:p>
          </table:table-cell>
          <table:table-cell table:formula="of:=IF(AND([.$A190]&gt;=[.M$2];[.$A190]&lt;=[.M$3]);1;0)" office:value-type="float" office:value="0" calcext:value-type="float">
            <text:p>0</text:p>
          </table:table-cell>
          <table:table-cell table:formula="of:=IF(AND([.$A190]&gt;=[.N$2];[.$A190]&lt;=[.N$3]);1;0)" office:value-type="float" office:value="1" calcext:value-type="float">
            <text:p>1</text:p>
          </table:table-cell>
          <table:table-cell table:formula="of:=IF(AND([.$A190]&gt;=[.O$2];[.$A1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989" calcext:value-type="float">
            <text:p>1.30989</text:p>
          </table:table-cell>
          <table:table-cell table:formula="of:=IF(AND([.$A191]&gt;=[.B$2];[.$A191]&lt;=[.B$3]);1;0)" office:value-type="float" office:value="0" calcext:value-type="float">
            <text:p>0</text:p>
          </table:table-cell>
          <table:table-cell table:formula="of:=IF(AND([.$A191]&gt;=[.C$2];[.$A191]&lt;=[.C$3]);1;0)" office:value-type="float" office:value="0" calcext:value-type="float">
            <text:p>0</text:p>
          </table:table-cell>
          <table:table-cell table:formula="of:=IF(AND([.$A191]&gt;=[.D$2];[.$A191]&lt;=[.D$3]);1;0)" office:value-type="float" office:value="0" calcext:value-type="float">
            <text:p>0</text:p>
          </table:table-cell>
          <table:table-cell table:formula="of:=IF(AND([.$A191]&gt;=[.E$2];[.$A191]&lt;=[.E$3]);1;0)" office:value-type="float" office:value="0" calcext:value-type="float">
            <text:p>0</text:p>
          </table:table-cell>
          <table:table-cell table:formula="of:=IF(AND([.$A191]&gt;=[.F$2];[.$A191]&lt;=[.F$3]);1;0)" office:value-type="float" office:value="1" calcext:value-type="float">
            <text:p>1</text:p>
          </table:table-cell>
          <table:table-cell table:formula="of:=IF(AND([.$A191]&gt;=[.G$2];[.$A191]&lt;=[.G$3]);1;0)" office:value-type="float" office:value="0" calcext:value-type="float">
            <text:p>0</text:p>
          </table:table-cell>
          <table:table-cell/>
          <table:table-cell office:value-type="float" office:value="-0.427384" calcext:value-type="float">
            <text:p>-0.427384</text:p>
          </table:table-cell>
          <table:table-cell table:formula="of:=IF(AND([.$A191]&gt;=[.J$2];[.$A191]&lt;=[.J$3]);1;0)" office:value-type="float" office:value="0" calcext:value-type="float">
            <text:p>0</text:p>
          </table:table-cell>
          <table:table-cell table:formula="of:=IF(AND([.$A191]&gt;=[.K$2];[.$A191]&lt;=[.K$3]);1;0)" office:value-type="float" office:value="0" calcext:value-type="float">
            <text:p>0</text:p>
          </table:table-cell>
          <table:table-cell table:formula="of:=IF(AND([.$A191]&gt;=[.L$2];[.$A191]&lt;=[.L$3]);1;0)" office:value-type="float" office:value="0" calcext:value-type="float">
            <text:p>0</text:p>
          </table:table-cell>
          <table:table-cell table:formula="of:=IF(AND([.$A191]&gt;=[.M$2];[.$A191]&lt;=[.M$3]);1;0)" office:value-type="float" office:value="0" calcext:value-type="float">
            <text:p>0</text:p>
          </table:table-cell>
          <table:table-cell table:formula="of:=IF(AND([.$A191]&gt;=[.N$2];[.$A191]&lt;=[.N$3]);1;0)" office:value-type="float" office:value="1" calcext:value-type="float">
            <text:p>1</text:p>
          </table:table-cell>
          <table:table-cell table:formula="of:=IF(AND([.$A191]&gt;=[.O$2];[.$A1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7406" calcext:value-type="float">
            <text:p>0.517406</text:p>
          </table:table-cell>
          <table:table-cell table:formula="of:=IF(AND([.$A192]&gt;=[.B$2];[.$A192]&lt;=[.B$3]);1;0)" office:value-type="float" office:value="0" calcext:value-type="float">
            <text:p>0</text:p>
          </table:table-cell>
          <table:table-cell table:formula="of:=IF(AND([.$A192]&gt;=[.C$2];[.$A192]&lt;=[.C$3]);1;0)" office:value-type="float" office:value="0" calcext:value-type="float">
            <text:p>0</text:p>
          </table:table-cell>
          <table:table-cell table:formula="of:=IF(AND([.$A192]&gt;=[.D$2];[.$A192]&lt;=[.D$3]);1;0)" office:value-type="float" office:value="0" calcext:value-type="float">
            <text:p>0</text:p>
          </table:table-cell>
          <table:table-cell table:formula="of:=IF(AND([.$A192]&gt;=[.E$2];[.$A192]&lt;=[.E$3]);1;0)" office:value-type="float" office:value="1" calcext:value-type="float">
            <text:p>1</text:p>
          </table:table-cell>
          <table:table-cell table:formula="of:=IF(AND([.$A192]&gt;=[.F$2];[.$A192]&lt;=[.F$3]);1;0)" office:value-type="float" office:value="0" calcext:value-type="float">
            <text:p>0</text:p>
          </table:table-cell>
          <table:table-cell table:formula="of:=IF(AND([.$A192]&gt;=[.G$2];[.$A192]&lt;=[.G$3]);1;0)" office:value-type="float" office:value="0" calcext:value-type="float">
            <text:p>0</text:p>
          </table:table-cell>
          <table:table-cell/>
          <table:table-cell office:value-type="float" office:value="-1.36825" calcext:value-type="float">
            <text:p>-1.36825</text:p>
          </table:table-cell>
          <table:table-cell table:formula="of:=IF(AND([.$A192]&gt;=[.J$2];[.$A192]&lt;=[.J$3]);1;0)" office:value-type="float" office:value="0" calcext:value-type="float">
            <text:p>0</text:p>
          </table:table-cell>
          <table:table-cell table:formula="of:=IF(AND([.$A192]&gt;=[.K$2];[.$A192]&lt;=[.K$3]);1;0)" office:value-type="float" office:value="0" calcext:value-type="float">
            <text:p>0</text:p>
          </table:table-cell>
          <table:table-cell table:formula="of:=IF(AND([.$A192]&gt;=[.L$2];[.$A192]&lt;=[.L$3]);1;0)" office:value-type="float" office:value="0" calcext:value-type="float">
            <text:p>0</text:p>
          </table:table-cell>
          <table:table-cell table:formula="of:=IF(AND([.$A192]&gt;=[.M$2];[.$A192]&lt;=[.M$3]);1;0)" office:value-type="float" office:value="1" calcext:value-type="float">
            <text:p>1</text:p>
          </table:table-cell>
          <table:table-cell table:formula="of:=IF(AND([.$A192]&gt;=[.N$2];[.$A192]&lt;=[.N$3]);1;0)" office:value-type="float" office:value="0" calcext:value-type="float">
            <text:p>0</text:p>
          </table:table-cell>
          <table:table-cell table:formula="of:=IF(AND([.$A192]&gt;=[.O$2];[.$A1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176" calcext:value-type="float">
            <text:p>-0.88176</text:p>
          </table:table-cell>
          <table:table-cell table:formula="of:=IF(AND([.$A193]&gt;=[.B$2];[.$A193]&lt;=[.B$3]);1;0)" office:value-type="float" office:value="0" calcext:value-type="float">
            <text:p>0</text:p>
          </table:table-cell>
          <table:table-cell table:formula="of:=IF(AND([.$A193]&gt;=[.C$2];[.$A193]&lt;=[.C$3]);1;0)" office:value-type="float" office:value="0" calcext:value-type="float">
            <text:p>0</text:p>
          </table:table-cell>
          <table:table-cell table:formula="of:=IF(AND([.$A193]&gt;=[.D$2];[.$A193]&lt;=[.D$3]);1;0)" office:value-type="float" office:value="1" calcext:value-type="float">
            <text:p>1</text:p>
          </table:table-cell>
          <table:table-cell table:formula="of:=IF(AND([.$A193]&gt;=[.E$2];[.$A193]&lt;=[.E$3]);1;0)" office:value-type="float" office:value="0" calcext:value-type="float">
            <text:p>0</text:p>
          </table:table-cell>
          <table:table-cell table:formula="of:=IF(AND([.$A193]&gt;=[.F$2];[.$A193]&lt;=[.F$3]);1;0)" office:value-type="float" office:value="0" calcext:value-type="float">
            <text:p>0</text:p>
          </table:table-cell>
          <table:table-cell table:formula="of:=IF(AND([.$A193]&gt;=[.G$2];[.$A193]&lt;=[.G$3]);1;0)" office:value-type="float" office:value="0" calcext:value-type="float">
            <text:p>0</text:p>
          </table:table-cell>
          <table:table-cell/>
          <table:table-cell office:value-type="float" office:value="-1.0257" calcext:value-type="float">
            <text:p>-1.0257</text:p>
          </table:table-cell>
          <table:table-cell table:formula="of:=IF(AND([.$A193]&gt;=[.J$2];[.$A193]&lt;=[.J$3]);1;0)" office:value-type="float" office:value="0" calcext:value-type="float">
            <text:p>0</text:p>
          </table:table-cell>
          <table:table-cell table:formula="of:=IF(AND([.$A193]&gt;=[.K$2];[.$A193]&lt;=[.K$3]);1;0)" office:value-type="float" office:value="0" calcext:value-type="float">
            <text:p>0</text:p>
          </table:table-cell>
          <table:table-cell table:formula="of:=IF(AND([.$A193]&gt;=[.L$2];[.$A193]&lt;=[.L$3]);1;0)" office:value-type="float" office:value="1" calcext:value-type="float">
            <text:p>1</text:p>
          </table:table-cell>
          <table:table-cell table:formula="of:=IF(AND([.$A193]&gt;=[.M$2];[.$A193]&lt;=[.M$3]);1;0)" office:value-type="float" office:value="0" calcext:value-type="float">
            <text:p>0</text:p>
          </table:table-cell>
          <table:table-cell table:formula="of:=IF(AND([.$A193]&gt;=[.N$2];[.$A193]&lt;=[.N$3]);1;0)" office:value-type="float" office:value="0" calcext:value-type="float">
            <text:p>0</text:p>
          </table:table-cell>
          <table:table-cell table:formula="of:=IF(AND([.$A193]&gt;=[.O$2];[.$A1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9181" calcext:value-type="float">
            <text:p>-0.319181</text:p>
          </table:table-cell>
          <table:table-cell table:formula="of:=IF(AND([.$A194]&gt;=[.B$2];[.$A194]&lt;=[.B$3]);1;0)" office:value-type="float" office:value="0" calcext:value-type="float">
            <text:p>0</text:p>
          </table:table-cell>
          <table:table-cell table:formula="of:=IF(AND([.$A194]&gt;=[.C$2];[.$A194]&lt;=[.C$3]);1;0)" office:value-type="float" office:value="0" calcext:value-type="float">
            <text:p>0</text:p>
          </table:table-cell>
          <table:table-cell table:formula="of:=IF(AND([.$A194]&gt;=[.D$2];[.$A194]&lt;=[.D$3]);1;0)" office:value-type="float" office:value="1" calcext:value-type="float">
            <text:p>1</text:p>
          </table:table-cell>
          <table:table-cell table:formula="of:=IF(AND([.$A194]&gt;=[.E$2];[.$A194]&lt;=[.E$3]);1;0)" office:value-type="float" office:value="0" calcext:value-type="float">
            <text:p>0</text:p>
          </table:table-cell>
          <table:table-cell table:formula="of:=IF(AND([.$A194]&gt;=[.F$2];[.$A194]&lt;=[.F$3]);1;0)" office:value-type="float" office:value="0" calcext:value-type="float">
            <text:p>0</text:p>
          </table:table-cell>
          <table:table-cell table:formula="of:=IF(AND([.$A194]&gt;=[.G$2];[.$A194]&lt;=[.G$3]);1;0)" office:value-type="float" office:value="0" calcext:value-type="float">
            <text:p>0</text:p>
          </table:table-cell>
          <table:table-cell/>
          <table:table-cell office:value-type="float" office:value="1.03061" calcext:value-type="float">
            <text:p>1.03061</text:p>
          </table:table-cell>
          <table:table-cell table:formula="of:=IF(AND([.$A194]&gt;=[.J$2];[.$A194]&lt;=[.J$3]);1;0)" office:value-type="float" office:value="0" calcext:value-type="float">
            <text:p>0</text:p>
          </table:table-cell>
          <table:table-cell table:formula="of:=IF(AND([.$A194]&gt;=[.K$2];[.$A194]&lt;=[.K$3]);1;0)" office:value-type="float" office:value="0" calcext:value-type="float">
            <text:p>0</text:p>
          </table:table-cell>
          <table:table-cell table:formula="of:=IF(AND([.$A194]&gt;=[.L$2];[.$A194]&lt;=[.L$3]);1;0)" office:value-type="float" office:value="1" calcext:value-type="float">
            <text:p>1</text:p>
          </table:table-cell>
          <table:table-cell table:formula="of:=IF(AND([.$A194]&gt;=[.M$2];[.$A194]&lt;=[.M$3]);1;0)" office:value-type="float" office:value="0" calcext:value-type="float">
            <text:p>0</text:p>
          </table:table-cell>
          <table:table-cell table:formula="of:=IF(AND([.$A194]&gt;=[.N$2];[.$A194]&lt;=[.N$3]);1;0)" office:value-type="float" office:value="0" calcext:value-type="float">
            <text:p>0</text:p>
          </table:table-cell>
          <table:table-cell table:formula="of:=IF(AND([.$A194]&gt;=[.O$2];[.$A1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9471" calcext:value-type="float">
            <text:p>-0.719471</text:p>
          </table:table-cell>
          <table:table-cell table:formula="of:=IF(AND([.$A195]&gt;=[.B$2];[.$A195]&lt;=[.B$3]);1;0)" office:value-type="float" office:value="0" calcext:value-type="float">
            <text:p>0</text:p>
          </table:table-cell>
          <table:table-cell table:formula="of:=IF(AND([.$A195]&gt;=[.C$2];[.$A195]&lt;=[.C$3]);1;0)" office:value-type="float" office:value="0" calcext:value-type="float">
            <text:p>0</text:p>
          </table:table-cell>
          <table:table-cell table:formula="of:=IF(AND([.$A195]&gt;=[.D$2];[.$A195]&lt;=[.D$3]);1;0)" office:value-type="float" office:value="1" calcext:value-type="float">
            <text:p>1</text:p>
          </table:table-cell>
          <table:table-cell table:formula="of:=IF(AND([.$A195]&gt;=[.E$2];[.$A195]&lt;=[.E$3]);1;0)" office:value-type="float" office:value="0" calcext:value-type="float">
            <text:p>0</text:p>
          </table:table-cell>
          <table:table-cell table:formula="of:=IF(AND([.$A195]&gt;=[.F$2];[.$A195]&lt;=[.F$3]);1;0)" office:value-type="float" office:value="0" calcext:value-type="float">
            <text:p>0</text:p>
          </table:table-cell>
          <table:table-cell table:formula="of:=IF(AND([.$A195]&gt;=[.G$2];[.$A195]&lt;=[.G$3]);1;0)" office:value-type="float" office:value="0" calcext:value-type="float">
            <text:p>0</text:p>
          </table:table-cell>
          <table:table-cell/>
          <table:table-cell office:value-type="float" office:value="-0.263214" calcext:value-type="float">
            <text:p>-0.263214</text:p>
          </table:table-cell>
          <table:table-cell table:formula="of:=IF(AND([.$A195]&gt;=[.J$2];[.$A195]&lt;=[.J$3]);1;0)" office:value-type="float" office:value="0" calcext:value-type="float">
            <text:p>0</text:p>
          </table:table-cell>
          <table:table-cell table:formula="of:=IF(AND([.$A195]&gt;=[.K$2];[.$A195]&lt;=[.K$3]);1;0)" office:value-type="float" office:value="0" calcext:value-type="float">
            <text:p>0</text:p>
          </table:table-cell>
          <table:table-cell table:formula="of:=IF(AND([.$A195]&gt;=[.L$2];[.$A195]&lt;=[.L$3]);1;0)" office:value-type="float" office:value="1" calcext:value-type="float">
            <text:p>1</text:p>
          </table:table-cell>
          <table:table-cell table:formula="of:=IF(AND([.$A195]&gt;=[.M$2];[.$A195]&lt;=[.M$3]);1;0)" office:value-type="float" office:value="0" calcext:value-type="float">
            <text:p>0</text:p>
          </table:table-cell>
          <table:table-cell table:formula="of:=IF(AND([.$A195]&gt;=[.N$2];[.$A195]&lt;=[.N$3]);1;0)" office:value-type="float" office:value="0" calcext:value-type="float">
            <text:p>0</text:p>
          </table:table-cell>
          <table:table-cell table:formula="of:=IF(AND([.$A195]&gt;=[.O$2];[.$A1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1278" calcext:value-type="float">
            <text:p>-0.291278</text:p>
          </table:table-cell>
          <table:table-cell table:formula="of:=IF(AND([.$A196]&gt;=[.B$2];[.$A196]&lt;=[.B$3]);1;0)" office:value-type="float" office:value="0" calcext:value-type="float">
            <text:p>0</text:p>
          </table:table-cell>
          <table:table-cell table:formula="of:=IF(AND([.$A196]&gt;=[.C$2];[.$A196]&lt;=[.C$3]);1;0)" office:value-type="float" office:value="0" calcext:value-type="float">
            <text:p>0</text:p>
          </table:table-cell>
          <table:table-cell table:formula="of:=IF(AND([.$A196]&gt;=[.D$2];[.$A196]&lt;=[.D$3]);1;0)" office:value-type="float" office:value="1" calcext:value-type="float">
            <text:p>1</text:p>
          </table:table-cell>
          <table:table-cell table:formula="of:=IF(AND([.$A196]&gt;=[.E$2];[.$A196]&lt;=[.E$3]);1;0)" office:value-type="float" office:value="0" calcext:value-type="float">
            <text:p>0</text:p>
          </table:table-cell>
          <table:table-cell table:formula="of:=IF(AND([.$A196]&gt;=[.F$2];[.$A196]&lt;=[.F$3]);1;0)" office:value-type="float" office:value="0" calcext:value-type="float">
            <text:p>0</text:p>
          </table:table-cell>
          <table:table-cell table:formula="of:=IF(AND([.$A196]&gt;=[.G$2];[.$A196]&lt;=[.G$3]);1;0)" office:value-type="float" office:value="0" calcext:value-type="float">
            <text:p>0</text:p>
          </table:table-cell>
          <table:table-cell/>
          <table:table-cell office:value-type="float" office:value="0.644422" calcext:value-type="float">
            <text:p>0.644422</text:p>
          </table:table-cell>
          <table:table-cell table:formula="of:=IF(AND([.$A196]&gt;=[.J$2];[.$A196]&lt;=[.J$3]);1;0)" office:value-type="float" office:value="0" calcext:value-type="float">
            <text:p>0</text:p>
          </table:table-cell>
          <table:table-cell table:formula="of:=IF(AND([.$A196]&gt;=[.K$2];[.$A196]&lt;=[.K$3]);1;0)" office:value-type="float" office:value="0" calcext:value-type="float">
            <text:p>0</text:p>
          </table:table-cell>
          <table:table-cell table:formula="of:=IF(AND([.$A196]&gt;=[.L$2];[.$A196]&lt;=[.L$3]);1;0)" office:value-type="float" office:value="1" calcext:value-type="float">
            <text:p>1</text:p>
          </table:table-cell>
          <table:table-cell table:formula="of:=IF(AND([.$A196]&gt;=[.M$2];[.$A196]&lt;=[.M$3]);1;0)" office:value-type="float" office:value="0" calcext:value-type="float">
            <text:p>0</text:p>
          </table:table-cell>
          <table:table-cell table:formula="of:=IF(AND([.$A196]&gt;=[.N$2];[.$A196]&lt;=[.N$3]);1;0)" office:value-type="float" office:value="0" calcext:value-type="float">
            <text:p>0</text:p>
          </table:table-cell>
          <table:table-cell table:formula="of:=IF(AND([.$A196]&gt;=[.O$2];[.$A1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25734" calcext:value-type="float">
            <text:p>-0.0925734</text:p>
          </table:table-cell>
          <table:table-cell table:formula="of:=IF(AND([.$A197]&gt;=[.B$2];[.$A197]&lt;=[.B$3]);1;0)" office:value-type="float" office:value="0" calcext:value-type="float">
            <text:p>0</text:p>
          </table:table-cell>
          <table:table-cell table:formula="of:=IF(AND([.$A197]&gt;=[.C$2];[.$A197]&lt;=[.C$3]);1;0)" office:value-type="float" office:value="0" calcext:value-type="float">
            <text:p>0</text:p>
          </table:table-cell>
          <table:table-cell table:formula="of:=IF(AND([.$A197]&gt;=[.D$2];[.$A197]&lt;=[.D$3]);1;0)" office:value-type="float" office:value="1" calcext:value-type="float">
            <text:p>1</text:p>
          </table:table-cell>
          <table:table-cell table:formula="of:=IF(AND([.$A197]&gt;=[.E$2];[.$A197]&lt;=[.E$3]);1;0)" office:value-type="float" office:value="0" calcext:value-type="float">
            <text:p>0</text:p>
          </table:table-cell>
          <table:table-cell table:formula="of:=IF(AND([.$A197]&gt;=[.F$2];[.$A197]&lt;=[.F$3]);1;0)" office:value-type="float" office:value="0" calcext:value-type="float">
            <text:p>0</text:p>
          </table:table-cell>
          <table:table-cell table:formula="of:=IF(AND([.$A197]&gt;=[.G$2];[.$A197]&lt;=[.G$3]);1;0)" office:value-type="float" office:value="0" calcext:value-type="float">
            <text:p>0</text:p>
          </table:table-cell>
          <table:table-cell/>
          <table:table-cell office:value-type="float" office:value="1.53731" calcext:value-type="float">
            <text:p>1.53731</text:p>
          </table:table-cell>
          <table:table-cell table:formula="of:=IF(AND([.$A197]&gt;=[.J$2];[.$A197]&lt;=[.J$3]);1;0)" office:value-type="float" office:value="0" calcext:value-type="float">
            <text:p>0</text:p>
          </table:table-cell>
          <table:table-cell table:formula="of:=IF(AND([.$A197]&gt;=[.K$2];[.$A197]&lt;=[.K$3]);1;0)" office:value-type="float" office:value="0" calcext:value-type="float">
            <text:p>0</text:p>
          </table:table-cell>
          <table:table-cell table:formula="of:=IF(AND([.$A197]&gt;=[.L$2];[.$A197]&lt;=[.L$3]);1;0)" office:value-type="float" office:value="1" calcext:value-type="float">
            <text:p>1</text:p>
          </table:table-cell>
          <table:table-cell table:formula="of:=IF(AND([.$A197]&gt;=[.M$2];[.$A197]&lt;=[.M$3]);1;0)" office:value-type="float" office:value="0" calcext:value-type="float">
            <text:p>0</text:p>
          </table:table-cell>
          <table:table-cell table:formula="of:=IF(AND([.$A197]&gt;=[.N$2];[.$A197]&lt;=[.N$3]);1;0)" office:value-type="float" office:value="0" calcext:value-type="float">
            <text:p>0</text:p>
          </table:table-cell>
          <table:table-cell table:formula="of:=IF(AND([.$A197]&gt;=[.O$2];[.$A19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2494" calcext:value-type="float">
            <text:p>-0.942494</text:p>
          </table:table-cell>
          <table:table-cell table:formula="of:=IF(AND([.$A198]&gt;=[.B$2];[.$A198]&lt;=[.B$3]);1;0)" office:value-type="float" office:value="0" calcext:value-type="float">
            <text:p>0</text:p>
          </table:table-cell>
          <table:table-cell table:formula="of:=IF(AND([.$A198]&gt;=[.C$2];[.$A198]&lt;=[.C$3]);1;0)" office:value-type="float" office:value="0" calcext:value-type="float">
            <text:p>0</text:p>
          </table:table-cell>
          <table:table-cell table:formula="of:=IF(AND([.$A198]&gt;=[.D$2];[.$A198]&lt;=[.D$3]);1;0)" office:value-type="float" office:value="1" calcext:value-type="float">
            <text:p>1</text:p>
          </table:table-cell>
          <table:table-cell table:formula="of:=IF(AND([.$A198]&gt;=[.E$2];[.$A198]&lt;=[.E$3]);1;0)" office:value-type="float" office:value="0" calcext:value-type="float">
            <text:p>0</text:p>
          </table:table-cell>
          <table:table-cell table:formula="of:=IF(AND([.$A198]&gt;=[.F$2];[.$A198]&lt;=[.F$3]);1;0)" office:value-type="float" office:value="0" calcext:value-type="float">
            <text:p>0</text:p>
          </table:table-cell>
          <table:table-cell table:formula="of:=IF(AND([.$A198]&gt;=[.G$2];[.$A198]&lt;=[.G$3]);1;0)" office:value-type="float" office:value="0" calcext:value-type="float">
            <text:p>0</text:p>
          </table:table-cell>
          <table:table-cell/>
          <table:table-cell office:value-type="float" office:value="0.541602" calcext:value-type="float">
            <text:p>0.541602</text:p>
          </table:table-cell>
          <table:table-cell table:formula="of:=IF(AND([.$A198]&gt;=[.J$2];[.$A198]&lt;=[.J$3]);1;0)" office:value-type="float" office:value="0" calcext:value-type="float">
            <text:p>0</text:p>
          </table:table-cell>
          <table:table-cell table:formula="of:=IF(AND([.$A198]&gt;=[.K$2];[.$A198]&lt;=[.K$3]);1;0)" office:value-type="float" office:value="0" calcext:value-type="float">
            <text:p>0</text:p>
          </table:table-cell>
          <table:table-cell table:formula="of:=IF(AND([.$A198]&gt;=[.L$2];[.$A198]&lt;=[.L$3]);1;0)" office:value-type="float" office:value="1" calcext:value-type="float">
            <text:p>1</text:p>
          </table:table-cell>
          <table:table-cell table:formula="of:=IF(AND([.$A198]&gt;=[.M$2];[.$A198]&lt;=[.M$3]);1;0)" office:value-type="float" office:value="0" calcext:value-type="float">
            <text:p>0</text:p>
          </table:table-cell>
          <table:table-cell table:formula="of:=IF(AND([.$A198]&gt;=[.N$2];[.$A198]&lt;=[.N$3]);1;0)" office:value-type="float" office:value="0" calcext:value-type="float">
            <text:p>0</text:p>
          </table:table-cell>
          <table:table-cell table:formula="of:=IF(AND([.$A198]&gt;=[.O$2];[.$A1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6595" calcext:value-type="float">
            <text:p>0.786595</text:p>
          </table:table-cell>
          <table:table-cell table:formula="of:=IF(AND([.$A199]&gt;=[.B$2];[.$A199]&lt;=[.B$3]);1;0)" office:value-type="float" office:value="0" calcext:value-type="float">
            <text:p>0</text:p>
          </table:table-cell>
          <table:table-cell table:formula="of:=IF(AND([.$A199]&gt;=[.C$2];[.$A199]&lt;=[.C$3]);1;0)" office:value-type="float" office:value="0" calcext:value-type="float">
            <text:p>0</text:p>
          </table:table-cell>
          <table:table-cell table:formula="of:=IF(AND([.$A199]&gt;=[.D$2];[.$A199]&lt;=[.D$3]);1;0)" office:value-type="float" office:value="0" calcext:value-type="float">
            <text:p>0</text:p>
          </table:table-cell>
          <table:table-cell table:formula="of:=IF(AND([.$A199]&gt;=[.E$2];[.$A199]&lt;=[.E$3]);1;0)" office:value-type="float" office:value="1" calcext:value-type="float">
            <text:p>1</text:p>
          </table:table-cell>
          <table:table-cell table:formula="of:=IF(AND([.$A199]&gt;=[.F$2];[.$A199]&lt;=[.F$3]);1;0)" office:value-type="float" office:value="0" calcext:value-type="float">
            <text:p>0</text:p>
          </table:table-cell>
          <table:table-cell table:formula="of:=IF(AND([.$A199]&gt;=[.G$2];[.$A199]&lt;=[.G$3]);1;0)" office:value-type="float" office:value="0" calcext:value-type="float">
            <text:p>0</text:p>
          </table:table-cell>
          <table:table-cell/>
          <table:table-cell office:value-type="float" office:value="1.03291" calcext:value-type="float">
            <text:p>1.03291</text:p>
          </table:table-cell>
          <table:table-cell table:formula="of:=IF(AND([.$A199]&gt;=[.J$2];[.$A199]&lt;=[.J$3]);1;0)" office:value-type="float" office:value="0" calcext:value-type="float">
            <text:p>0</text:p>
          </table:table-cell>
          <table:table-cell table:formula="of:=IF(AND([.$A199]&gt;=[.K$2];[.$A199]&lt;=[.K$3]);1;0)" office:value-type="float" office:value="0" calcext:value-type="float">
            <text:p>0</text:p>
          </table:table-cell>
          <table:table-cell table:formula="of:=IF(AND([.$A199]&gt;=[.L$2];[.$A199]&lt;=[.L$3]);1;0)" office:value-type="float" office:value="0" calcext:value-type="float">
            <text:p>0</text:p>
          </table:table-cell>
          <table:table-cell table:formula="of:=IF(AND([.$A199]&gt;=[.M$2];[.$A199]&lt;=[.M$3]);1;0)" office:value-type="float" office:value="1" calcext:value-type="float">
            <text:p>1</text:p>
          </table:table-cell>
          <table:table-cell table:formula="of:=IF(AND([.$A199]&gt;=[.N$2];[.$A199]&lt;=[.N$3]);1;0)" office:value-type="float" office:value="0" calcext:value-type="float">
            <text:p>0</text:p>
          </table:table-cell>
          <table:table-cell table:formula="of:=IF(AND([.$A199]&gt;=[.O$2];[.$A1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70385" calcext:value-type="float">
            <text:p>0.00270385</text:p>
          </table:table-cell>
          <table:table-cell table:formula="of:=IF(AND([.$A200]&gt;=[.B$2];[.$A200]&lt;=[.B$3]);1;0)" office:value-type="float" office:value="0" calcext:value-type="float">
            <text:p>0</text:p>
          </table:table-cell>
          <table:table-cell table:formula="of:=IF(AND([.$A200]&gt;=[.C$2];[.$A200]&lt;=[.C$3]);1;0)" office:value-type="float" office:value="0" calcext:value-type="float">
            <text:p>0</text:p>
          </table:table-cell>
          <table:table-cell table:formula="of:=IF(AND([.$A200]&gt;=[.D$2];[.$A200]&lt;=[.D$3]);1;0)" office:value-type="float" office:value="0" calcext:value-type="float">
            <text:p>0</text:p>
          </table:table-cell>
          <table:table-cell table:formula="of:=IF(AND([.$A200]&gt;=[.E$2];[.$A200]&lt;=[.E$3]);1;0)" office:value-type="float" office:value="1" calcext:value-type="float">
            <text:p>1</text:p>
          </table:table-cell>
          <table:table-cell table:formula="of:=IF(AND([.$A200]&gt;=[.F$2];[.$A200]&lt;=[.F$3]);1;0)" office:value-type="float" office:value="0" calcext:value-type="float">
            <text:p>0</text:p>
          </table:table-cell>
          <table:table-cell table:formula="of:=IF(AND([.$A200]&gt;=[.G$2];[.$A200]&lt;=[.G$3]);1;0)" office:value-type="float" office:value="0" calcext:value-type="float">
            <text:p>0</text:p>
          </table:table-cell>
          <table:table-cell/>
          <table:table-cell office:value-type="float" office:value="0.35109" calcext:value-type="float">
            <text:p>0.35109</text:p>
          </table:table-cell>
          <table:table-cell table:formula="of:=IF(AND([.$A200]&gt;=[.J$2];[.$A200]&lt;=[.J$3]);1;0)" office:value-type="float" office:value="0" calcext:value-type="float">
            <text:p>0</text:p>
          </table:table-cell>
          <table:table-cell table:formula="of:=IF(AND([.$A200]&gt;=[.K$2];[.$A200]&lt;=[.K$3]);1;0)" office:value-type="float" office:value="0" calcext:value-type="float">
            <text:p>0</text:p>
          </table:table-cell>
          <table:table-cell table:formula="of:=IF(AND([.$A200]&gt;=[.L$2];[.$A200]&lt;=[.L$3]);1;0)" office:value-type="float" office:value="0" calcext:value-type="float">
            <text:p>0</text:p>
          </table:table-cell>
          <table:table-cell table:formula="of:=IF(AND([.$A200]&gt;=[.M$2];[.$A200]&lt;=[.M$3]);1;0)" office:value-type="float" office:value="1" calcext:value-type="float">
            <text:p>1</text:p>
          </table:table-cell>
          <table:table-cell table:formula="of:=IF(AND([.$A200]&gt;=[.N$2];[.$A200]&lt;=[.N$3]);1;0)" office:value-type="float" office:value="0" calcext:value-type="float">
            <text:p>0</text:p>
          </table:table-cell>
          <table:table-cell table:formula="of:=IF(AND([.$A200]&gt;=[.O$2];[.$A2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4272" calcext:value-type="float">
            <text:p>0.0834272</text:p>
          </table:table-cell>
          <table:table-cell table:formula="of:=IF(AND([.$A201]&gt;=[.B$2];[.$A201]&lt;=[.B$3]);1;0)" office:value-type="float" office:value="0" calcext:value-type="float">
            <text:p>0</text:p>
          </table:table-cell>
          <table:table-cell table:formula="of:=IF(AND([.$A201]&gt;=[.C$2];[.$A201]&lt;=[.C$3]);1;0)" office:value-type="float" office:value="0" calcext:value-type="float">
            <text:p>0</text:p>
          </table:table-cell>
          <table:table-cell table:formula="of:=IF(AND([.$A201]&gt;=[.D$2];[.$A201]&lt;=[.D$3]);1;0)" office:value-type="float" office:value="0" calcext:value-type="float">
            <text:p>0</text:p>
          </table:table-cell>
          <table:table-cell table:formula="of:=IF(AND([.$A201]&gt;=[.E$2];[.$A201]&lt;=[.E$3]);1;0)" office:value-type="float" office:value="1" calcext:value-type="float">
            <text:p>1</text:p>
          </table:table-cell>
          <table:table-cell table:formula="of:=IF(AND([.$A201]&gt;=[.F$2];[.$A201]&lt;=[.F$3]);1;0)" office:value-type="float" office:value="0" calcext:value-type="float">
            <text:p>0</text:p>
          </table:table-cell>
          <table:table-cell table:formula="of:=IF(AND([.$A201]&gt;=[.G$2];[.$A201]&lt;=[.G$3]);1;0)" office:value-type="float" office:value="0" calcext:value-type="float">
            <text:p>0</text:p>
          </table:table-cell>
          <table:table-cell/>
          <table:table-cell office:value-type="float" office:value="-1.02647" calcext:value-type="float">
            <text:p>-1.02647</text:p>
          </table:table-cell>
          <table:table-cell table:formula="of:=IF(AND([.$A201]&gt;=[.J$2];[.$A201]&lt;=[.J$3]);1;0)" office:value-type="float" office:value="0" calcext:value-type="float">
            <text:p>0</text:p>
          </table:table-cell>
          <table:table-cell table:formula="of:=IF(AND([.$A201]&gt;=[.K$2];[.$A201]&lt;=[.K$3]);1;0)" office:value-type="float" office:value="0" calcext:value-type="float">
            <text:p>0</text:p>
          </table:table-cell>
          <table:table-cell table:formula="of:=IF(AND([.$A201]&gt;=[.L$2];[.$A201]&lt;=[.L$3]);1;0)" office:value-type="float" office:value="0" calcext:value-type="float">
            <text:p>0</text:p>
          </table:table-cell>
          <table:table-cell table:formula="of:=IF(AND([.$A201]&gt;=[.M$2];[.$A201]&lt;=[.M$3]);1;0)" office:value-type="float" office:value="1" calcext:value-type="float">
            <text:p>1</text:p>
          </table:table-cell>
          <table:table-cell table:formula="of:=IF(AND([.$A201]&gt;=[.N$2];[.$A201]&lt;=[.N$3]);1;0)" office:value-type="float" office:value="0" calcext:value-type="float">
            <text:p>0</text:p>
          </table:table-cell>
          <table:table-cell table:formula="of:=IF(AND([.$A201]&gt;=[.O$2];[.$A2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7787" calcext:value-type="float">
            <text:p>-1.87787</text:p>
          </table:table-cell>
          <table:table-cell table:formula="of:=IF(AND([.$A202]&gt;=[.B$2];[.$A202]&lt;=[.B$3]);1;0)" office:value-type="float" office:value="0" calcext:value-type="float">
            <text:p>0</text:p>
          </table:table-cell>
          <table:table-cell table:formula="of:=IF(AND([.$A202]&gt;=[.C$2];[.$A202]&lt;=[.C$3]);1;0)" office:value-type="float" office:value="1" calcext:value-type="float">
            <text:p>1</text:p>
          </table:table-cell>
          <table:table-cell table:formula="of:=IF(AND([.$A202]&gt;=[.D$2];[.$A202]&lt;=[.D$3]);1;0)" office:value-type="float" office:value="0" calcext:value-type="float">
            <text:p>0</text:p>
          </table:table-cell>
          <table:table-cell table:formula="of:=IF(AND([.$A202]&gt;=[.E$2];[.$A202]&lt;=[.E$3]);1;0)" office:value-type="float" office:value="0" calcext:value-type="float">
            <text:p>0</text:p>
          </table:table-cell>
          <table:table-cell table:formula="of:=IF(AND([.$A202]&gt;=[.F$2];[.$A202]&lt;=[.F$3]);1;0)" office:value-type="float" office:value="0" calcext:value-type="float">
            <text:p>0</text:p>
          </table:table-cell>
          <table:table-cell table:formula="of:=IF(AND([.$A202]&gt;=[.G$2];[.$A202]&lt;=[.G$3]);1;0)" office:value-type="float" office:value="0" calcext:value-type="float">
            <text:p>0</text:p>
          </table:table-cell>
          <table:table-cell/>
          <table:table-cell office:value-type="float" office:value="0.564025" calcext:value-type="float">
            <text:p>0.564025</text:p>
          </table:table-cell>
          <table:table-cell table:formula="of:=IF(AND([.$A202]&gt;=[.J$2];[.$A202]&lt;=[.J$3]);1;0)" office:value-type="float" office:value="0" calcext:value-type="float">
            <text:p>0</text:p>
          </table:table-cell>
          <table:table-cell table:formula="of:=IF(AND([.$A202]&gt;=[.K$2];[.$A202]&lt;=[.K$3]);1;0)" office:value-type="float" office:value="1" calcext:value-type="float">
            <text:p>1</text:p>
          </table:table-cell>
          <table:table-cell table:formula="of:=IF(AND([.$A202]&gt;=[.L$2];[.$A202]&lt;=[.L$3]);1;0)" office:value-type="float" office:value="0" calcext:value-type="float">
            <text:p>0</text:p>
          </table:table-cell>
          <table:table-cell table:formula="of:=IF(AND([.$A202]&gt;=[.M$2];[.$A202]&lt;=[.M$3]);1;0)" office:value-type="float" office:value="0" calcext:value-type="float">
            <text:p>0</text:p>
          </table:table-cell>
          <table:table-cell table:formula="of:=IF(AND([.$A202]&gt;=[.N$2];[.$A202]&lt;=[.N$3]);1;0)" office:value-type="float" office:value="0" calcext:value-type="float">
            <text:p>0</text:p>
          </table:table-cell>
          <table:table-cell table:formula="of:=IF(AND([.$A202]&gt;=[.O$2];[.$A2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1708" calcext:value-type="float">
            <text:p>-1.11708</text:p>
          </table:table-cell>
          <table:table-cell table:formula="of:=IF(AND([.$A203]&gt;=[.B$2];[.$A203]&lt;=[.B$3]);1;0)" office:value-type="float" office:value="0" calcext:value-type="float">
            <text:p>0</text:p>
          </table:table-cell>
          <table:table-cell table:formula="of:=IF(AND([.$A203]&gt;=[.C$2];[.$A203]&lt;=[.C$3]);1;0)" office:value-type="float" office:value="1" calcext:value-type="float">
            <text:p>1</text:p>
          </table:table-cell>
          <table:table-cell table:formula="of:=IF(AND([.$A203]&gt;=[.D$2];[.$A203]&lt;=[.D$3]);1;0)" office:value-type="float" office:value="0" calcext:value-type="float">
            <text:p>0</text:p>
          </table:table-cell>
          <table:table-cell table:formula="of:=IF(AND([.$A203]&gt;=[.E$2];[.$A203]&lt;=[.E$3]);1;0)" office:value-type="float" office:value="0" calcext:value-type="float">
            <text:p>0</text:p>
          </table:table-cell>
          <table:table-cell table:formula="of:=IF(AND([.$A203]&gt;=[.F$2];[.$A203]&lt;=[.F$3]);1;0)" office:value-type="float" office:value="0" calcext:value-type="float">
            <text:p>0</text:p>
          </table:table-cell>
          <table:table-cell table:formula="of:=IF(AND([.$A203]&gt;=[.G$2];[.$A203]&lt;=[.G$3]);1;0)" office:value-type="float" office:value="0" calcext:value-type="float">
            <text:p>0</text:p>
          </table:table-cell>
          <table:table-cell/>
          <table:table-cell office:value-type="float" office:value="-0.347648" calcext:value-type="float">
            <text:p>-0.347648</text:p>
          </table:table-cell>
          <table:table-cell table:formula="of:=IF(AND([.$A203]&gt;=[.J$2];[.$A203]&lt;=[.J$3]);1;0)" office:value-type="float" office:value="0" calcext:value-type="float">
            <text:p>0</text:p>
          </table:table-cell>
          <table:table-cell table:formula="of:=IF(AND([.$A203]&gt;=[.K$2];[.$A203]&lt;=[.K$3]);1;0)" office:value-type="float" office:value="1" calcext:value-type="float">
            <text:p>1</text:p>
          </table:table-cell>
          <table:table-cell table:formula="of:=IF(AND([.$A203]&gt;=[.L$2];[.$A203]&lt;=[.L$3]);1;0)" office:value-type="float" office:value="0" calcext:value-type="float">
            <text:p>0</text:p>
          </table:table-cell>
          <table:table-cell table:formula="of:=IF(AND([.$A203]&gt;=[.M$2];[.$A203]&lt;=[.M$3]);1;0)" office:value-type="float" office:value="0" calcext:value-type="float">
            <text:p>0</text:p>
          </table:table-cell>
          <table:table-cell table:formula="of:=IF(AND([.$A203]&gt;=[.N$2];[.$A203]&lt;=[.N$3]);1;0)" office:value-type="float" office:value="0" calcext:value-type="float">
            <text:p>0</text:p>
          </table:table-cell>
          <table:table-cell table:formula="of:=IF(AND([.$A203]&gt;=[.O$2];[.$A2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3854" calcext:value-type="float">
            <text:p>-1.03854</text:p>
          </table:table-cell>
          <table:table-cell table:formula="of:=IF(AND([.$A204]&gt;=[.B$2];[.$A204]&lt;=[.B$3]);1;0)" office:value-type="float" office:value="0" calcext:value-type="float">
            <text:p>0</text:p>
          </table:table-cell>
          <table:table-cell table:formula="of:=IF(AND([.$A204]&gt;=[.C$2];[.$A204]&lt;=[.C$3]);1;0)" office:value-type="float" office:value="1" calcext:value-type="float">
            <text:p>1</text:p>
          </table:table-cell>
          <table:table-cell table:formula="of:=IF(AND([.$A204]&gt;=[.D$2];[.$A204]&lt;=[.D$3]);1;0)" office:value-type="float" office:value="0" calcext:value-type="float">
            <text:p>0</text:p>
          </table:table-cell>
          <table:table-cell table:formula="of:=IF(AND([.$A204]&gt;=[.E$2];[.$A204]&lt;=[.E$3]);1;0)" office:value-type="float" office:value="0" calcext:value-type="float">
            <text:p>0</text:p>
          </table:table-cell>
          <table:table-cell table:formula="of:=IF(AND([.$A204]&gt;=[.F$2];[.$A204]&lt;=[.F$3]);1;0)" office:value-type="float" office:value="0" calcext:value-type="float">
            <text:p>0</text:p>
          </table:table-cell>
          <table:table-cell table:formula="of:=IF(AND([.$A204]&gt;=[.G$2];[.$A204]&lt;=[.G$3]);1;0)" office:value-type="float" office:value="0" calcext:value-type="float">
            <text:p>0</text:p>
          </table:table-cell>
          <table:table-cell/>
          <table:table-cell office:value-type="float" office:value="1.70829" calcext:value-type="float">
            <text:p>1.70829</text:p>
          </table:table-cell>
          <table:table-cell table:formula="of:=IF(AND([.$A204]&gt;=[.J$2];[.$A204]&lt;=[.J$3]);1;0)" office:value-type="float" office:value="0" calcext:value-type="float">
            <text:p>0</text:p>
          </table:table-cell>
          <table:table-cell table:formula="of:=IF(AND([.$A204]&gt;=[.K$2];[.$A204]&lt;=[.K$3]);1;0)" office:value-type="float" office:value="1" calcext:value-type="float">
            <text:p>1</text:p>
          </table:table-cell>
          <table:table-cell table:formula="of:=IF(AND([.$A204]&gt;=[.L$2];[.$A204]&lt;=[.L$3]);1;0)" office:value-type="float" office:value="0" calcext:value-type="float">
            <text:p>0</text:p>
          </table:table-cell>
          <table:table-cell table:formula="of:=IF(AND([.$A204]&gt;=[.M$2];[.$A204]&lt;=[.M$3]);1;0)" office:value-type="float" office:value="0" calcext:value-type="float">
            <text:p>0</text:p>
          </table:table-cell>
          <table:table-cell table:formula="of:=IF(AND([.$A204]&gt;=[.N$2];[.$A204]&lt;=[.N$3]);1;0)" office:value-type="float" office:value="0" calcext:value-type="float">
            <text:p>0</text:p>
          </table:table-cell>
          <table:table-cell table:formula="of:=IF(AND([.$A204]&gt;=[.O$2];[.$A2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791" calcext:value-type="float">
            <text:p>-1.26791</text:p>
          </table:table-cell>
          <table:table-cell table:formula="of:=IF(AND([.$A205]&gt;=[.B$2];[.$A205]&lt;=[.B$3]);1;0)" office:value-type="float" office:value="0" calcext:value-type="float">
            <text:p>0</text:p>
          </table:table-cell>
          <table:table-cell table:formula="of:=IF(AND([.$A205]&gt;=[.C$2];[.$A205]&lt;=[.C$3]);1;0)" office:value-type="float" office:value="1" calcext:value-type="float">
            <text:p>1</text:p>
          </table:table-cell>
          <table:table-cell table:formula="of:=IF(AND([.$A205]&gt;=[.D$2];[.$A205]&lt;=[.D$3]);1;0)" office:value-type="float" office:value="0" calcext:value-type="float">
            <text:p>0</text:p>
          </table:table-cell>
          <table:table-cell table:formula="of:=IF(AND([.$A205]&gt;=[.E$2];[.$A205]&lt;=[.E$3]);1;0)" office:value-type="float" office:value="0" calcext:value-type="float">
            <text:p>0</text:p>
          </table:table-cell>
          <table:table-cell table:formula="of:=IF(AND([.$A205]&gt;=[.F$2];[.$A205]&lt;=[.F$3]);1;0)" office:value-type="float" office:value="0" calcext:value-type="float">
            <text:p>0</text:p>
          </table:table-cell>
          <table:table-cell table:formula="of:=IF(AND([.$A205]&gt;=[.G$2];[.$A205]&lt;=[.G$3]);1;0)" office:value-type="float" office:value="0" calcext:value-type="float">
            <text:p>0</text:p>
          </table:table-cell>
          <table:table-cell/>
          <table:table-cell office:value-type="float" office:value="-0.0643436" calcext:value-type="float">
            <text:p>-0.0643436</text:p>
          </table:table-cell>
          <table:table-cell table:formula="of:=IF(AND([.$A205]&gt;=[.J$2];[.$A205]&lt;=[.J$3]);1;0)" office:value-type="float" office:value="0" calcext:value-type="float">
            <text:p>0</text:p>
          </table:table-cell>
          <table:table-cell table:formula="of:=IF(AND([.$A205]&gt;=[.K$2];[.$A205]&lt;=[.K$3]);1;0)" office:value-type="float" office:value="1" calcext:value-type="float">
            <text:p>1</text:p>
          </table:table-cell>
          <table:table-cell table:formula="of:=IF(AND([.$A205]&gt;=[.L$2];[.$A205]&lt;=[.L$3]);1;0)" office:value-type="float" office:value="0" calcext:value-type="float">
            <text:p>0</text:p>
          </table:table-cell>
          <table:table-cell table:formula="of:=IF(AND([.$A205]&gt;=[.M$2];[.$A205]&lt;=[.M$3]);1;0)" office:value-type="float" office:value="0" calcext:value-type="float">
            <text:p>0</text:p>
          </table:table-cell>
          <table:table-cell table:formula="of:=IF(AND([.$A205]&gt;=[.N$2];[.$A205]&lt;=[.N$3]);1;0)" office:value-type="float" office:value="0" calcext:value-type="float">
            <text:p>0</text:p>
          </table:table-cell>
          <table:table-cell table:formula="of:=IF(AND([.$A205]&gt;=[.O$2];[.$A2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928" calcext:value-type="float">
            <text:p>1.36928</text:p>
          </table:table-cell>
          <table:table-cell table:formula="of:=IF(AND([.$A206]&gt;=[.B$2];[.$A206]&lt;=[.B$3]);1;0)" office:value-type="float" office:value="0" calcext:value-type="float">
            <text:p>0</text:p>
          </table:table-cell>
          <table:table-cell table:formula="of:=IF(AND([.$A206]&gt;=[.C$2];[.$A206]&lt;=[.C$3]);1;0)" office:value-type="float" office:value="0" calcext:value-type="float">
            <text:p>0</text:p>
          </table:table-cell>
          <table:table-cell table:formula="of:=IF(AND([.$A206]&gt;=[.D$2];[.$A206]&lt;=[.D$3]);1;0)" office:value-type="float" office:value="0" calcext:value-type="float">
            <text:p>0</text:p>
          </table:table-cell>
          <table:table-cell table:formula="of:=IF(AND([.$A206]&gt;=[.E$2];[.$A206]&lt;=[.E$3]);1;0)" office:value-type="float" office:value="0" calcext:value-type="float">
            <text:p>0</text:p>
          </table:table-cell>
          <table:table-cell table:formula="of:=IF(AND([.$A206]&gt;=[.F$2];[.$A206]&lt;=[.F$3]);1;0)" office:value-type="float" office:value="1" calcext:value-type="float">
            <text:p>1</text:p>
          </table:table-cell>
          <table:table-cell table:formula="of:=IF(AND([.$A206]&gt;=[.G$2];[.$A206]&lt;=[.G$3]);1;0)" office:value-type="float" office:value="0" calcext:value-type="float">
            <text:p>0</text:p>
          </table:table-cell>
          <table:table-cell/>
          <table:table-cell office:value-type="float" office:value="-0.522842" calcext:value-type="float">
            <text:p>-0.522842</text:p>
          </table:table-cell>
          <table:table-cell table:formula="of:=IF(AND([.$A206]&gt;=[.J$2];[.$A206]&lt;=[.J$3]);1;0)" office:value-type="float" office:value="0" calcext:value-type="float">
            <text:p>0</text:p>
          </table:table-cell>
          <table:table-cell table:formula="of:=IF(AND([.$A206]&gt;=[.K$2];[.$A206]&lt;=[.K$3]);1;0)" office:value-type="float" office:value="0" calcext:value-type="float">
            <text:p>0</text:p>
          </table:table-cell>
          <table:table-cell table:formula="of:=IF(AND([.$A206]&gt;=[.L$2];[.$A206]&lt;=[.L$3]);1;0)" office:value-type="float" office:value="0" calcext:value-type="float">
            <text:p>0</text:p>
          </table:table-cell>
          <table:table-cell table:formula="of:=IF(AND([.$A206]&gt;=[.M$2];[.$A206]&lt;=[.M$3]);1;0)" office:value-type="float" office:value="0" calcext:value-type="float">
            <text:p>0</text:p>
          </table:table-cell>
          <table:table-cell table:formula="of:=IF(AND([.$A206]&gt;=[.N$2];[.$A206]&lt;=[.N$3]);1;0)" office:value-type="float" office:value="1" calcext:value-type="float">
            <text:p>1</text:p>
          </table:table-cell>
          <table:table-cell table:formula="of:=IF(AND([.$A206]&gt;=[.O$2];[.$A2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59" calcext:value-type="float">
            <text:p>0.28559</text:p>
          </table:table-cell>
          <table:table-cell table:formula="of:=IF(AND([.$A207]&gt;=[.B$2];[.$A207]&lt;=[.B$3]);1;0)" office:value-type="float" office:value="0" calcext:value-type="float">
            <text:p>0</text:p>
          </table:table-cell>
          <table:table-cell table:formula="of:=IF(AND([.$A207]&gt;=[.C$2];[.$A207]&lt;=[.C$3]);1;0)" office:value-type="float" office:value="0" calcext:value-type="float">
            <text:p>0</text:p>
          </table:table-cell>
          <table:table-cell table:formula="of:=IF(AND([.$A207]&gt;=[.D$2];[.$A207]&lt;=[.D$3]);1;0)" office:value-type="float" office:value="0" calcext:value-type="float">
            <text:p>0</text:p>
          </table:table-cell>
          <table:table-cell table:formula="of:=IF(AND([.$A207]&gt;=[.E$2];[.$A207]&lt;=[.E$3]);1;0)" office:value-type="float" office:value="1" calcext:value-type="float">
            <text:p>1</text:p>
          </table:table-cell>
          <table:table-cell table:formula="of:=IF(AND([.$A207]&gt;=[.F$2];[.$A207]&lt;=[.F$3]);1;0)" office:value-type="float" office:value="0" calcext:value-type="float">
            <text:p>0</text:p>
          </table:table-cell>
          <table:table-cell table:formula="of:=IF(AND([.$A207]&gt;=[.G$2];[.$A207]&lt;=[.G$3]);1;0)" office:value-type="float" office:value="0" calcext:value-type="float">
            <text:p>0</text:p>
          </table:table-cell>
          <table:table-cell/>
          <table:table-cell office:value-type="float" office:value="0.00559906" calcext:value-type="float">
            <text:p>0.00559906</text:p>
          </table:table-cell>
          <table:table-cell table:formula="of:=IF(AND([.$A207]&gt;=[.J$2];[.$A207]&lt;=[.J$3]);1;0)" office:value-type="float" office:value="0" calcext:value-type="float">
            <text:p>0</text:p>
          </table:table-cell>
          <table:table-cell table:formula="of:=IF(AND([.$A207]&gt;=[.K$2];[.$A207]&lt;=[.K$3]);1;0)" office:value-type="float" office:value="0" calcext:value-type="float">
            <text:p>0</text:p>
          </table:table-cell>
          <table:table-cell table:formula="of:=IF(AND([.$A207]&gt;=[.L$2];[.$A207]&lt;=[.L$3]);1;0)" office:value-type="float" office:value="0" calcext:value-type="float">
            <text:p>0</text:p>
          </table:table-cell>
          <table:table-cell table:formula="of:=IF(AND([.$A207]&gt;=[.M$2];[.$A207]&lt;=[.M$3]);1;0)" office:value-type="float" office:value="1" calcext:value-type="float">
            <text:p>1</text:p>
          </table:table-cell>
          <table:table-cell table:formula="of:=IF(AND([.$A207]&gt;=[.N$2];[.$A207]&lt;=[.N$3]);1;0)" office:value-type="float" office:value="0" calcext:value-type="float">
            <text:p>0</text:p>
          </table:table-cell>
          <table:table-cell table:formula="of:=IF(AND([.$A207]&gt;=[.O$2];[.$A2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698" calcext:value-type="float">
            <text:p>2.20698</text:p>
          </table:table-cell>
          <table:table-cell table:formula="of:=IF(AND([.$A208]&gt;=[.B$2];[.$A208]&lt;=[.B$3]);1;0)" office:value-type="float" office:value="0" calcext:value-type="float">
            <text:p>0</text:p>
          </table:table-cell>
          <table:table-cell table:formula="of:=IF(AND([.$A208]&gt;=[.C$2];[.$A208]&lt;=[.C$3]);1;0)" office:value-type="float" office:value="0" calcext:value-type="float">
            <text:p>0</text:p>
          </table:table-cell>
          <table:table-cell table:formula="of:=IF(AND([.$A208]&gt;=[.D$2];[.$A208]&lt;=[.D$3]);1;0)" office:value-type="float" office:value="0" calcext:value-type="float">
            <text:p>0</text:p>
          </table:table-cell>
          <table:table-cell table:formula="of:=IF(AND([.$A208]&gt;=[.E$2];[.$A208]&lt;=[.E$3]);1;0)" office:value-type="float" office:value="0" calcext:value-type="float">
            <text:p>0</text:p>
          </table:table-cell>
          <table:table-cell table:formula="of:=IF(AND([.$A208]&gt;=[.F$2];[.$A208]&lt;=[.F$3]);1;0)" office:value-type="float" office:value="0" calcext:value-type="float">
            <text:p>0</text:p>
          </table:table-cell>
          <table:table-cell table:formula="of:=IF(AND([.$A208]&gt;=[.G$2];[.$A208]&lt;=[.G$3]);1;0)" office:value-type="float" office:value="1" calcext:value-type="float">
            <text:p>1</text:p>
          </table:table-cell>
          <table:table-cell/>
          <table:table-cell office:value-type="float" office:value="0.49419" calcext:value-type="float">
            <text:p>0.49419</text:p>
          </table:table-cell>
          <table:table-cell table:formula="of:=IF(AND([.$A208]&gt;=[.J$2];[.$A208]&lt;=[.J$3]);1;0)" office:value-type="float" office:value="0" calcext:value-type="float">
            <text:p>0</text:p>
          </table:table-cell>
          <table:table-cell table:formula="of:=IF(AND([.$A208]&gt;=[.K$2];[.$A208]&lt;=[.K$3]);1;0)" office:value-type="float" office:value="0" calcext:value-type="float">
            <text:p>0</text:p>
          </table:table-cell>
          <table:table-cell table:formula="of:=IF(AND([.$A208]&gt;=[.L$2];[.$A208]&lt;=[.L$3]);1;0)" office:value-type="float" office:value="0" calcext:value-type="float">
            <text:p>0</text:p>
          </table:table-cell>
          <table:table-cell table:formula="of:=IF(AND([.$A208]&gt;=[.M$2];[.$A208]&lt;=[.M$3]);1;0)" office:value-type="float" office:value="0" calcext:value-type="float">
            <text:p>0</text:p>
          </table:table-cell>
          <table:table-cell table:formula="of:=IF(AND([.$A208]&gt;=[.N$2];[.$A208]&lt;=[.N$3]);1;0)" office:value-type="float" office:value="0" calcext:value-type="float">
            <text:p>0</text:p>
          </table:table-cell>
          <table:table-cell table:formula="of:=IF(AND([.$A208]&gt;=[.O$2];[.$A208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44046" calcext:value-type="float">
            <text:p>-1.44046</text:p>
          </table:table-cell>
          <table:table-cell table:formula="of:=IF(AND([.$A209]&gt;=[.B$2];[.$A209]&lt;=[.B$3]);1;0)" office:value-type="float" office:value="0" calcext:value-type="float">
            <text:p>0</text:p>
          </table:table-cell>
          <table:table-cell table:formula="of:=IF(AND([.$A209]&gt;=[.C$2];[.$A209]&lt;=[.C$3]);1;0)" office:value-type="float" office:value="1" calcext:value-type="float">
            <text:p>1</text:p>
          </table:table-cell>
          <table:table-cell table:formula="of:=IF(AND([.$A209]&gt;=[.D$2];[.$A209]&lt;=[.D$3]);1;0)" office:value-type="float" office:value="0" calcext:value-type="float">
            <text:p>0</text:p>
          </table:table-cell>
          <table:table-cell table:formula="of:=IF(AND([.$A209]&gt;=[.E$2];[.$A209]&lt;=[.E$3]);1;0)" office:value-type="float" office:value="0" calcext:value-type="float">
            <text:p>0</text:p>
          </table:table-cell>
          <table:table-cell table:formula="of:=IF(AND([.$A209]&gt;=[.F$2];[.$A209]&lt;=[.F$3]);1;0)" office:value-type="float" office:value="0" calcext:value-type="float">
            <text:p>0</text:p>
          </table:table-cell>
          <table:table-cell table:formula="of:=IF(AND([.$A209]&gt;=[.G$2];[.$A209]&lt;=[.G$3]);1;0)" office:value-type="float" office:value="0" calcext:value-type="float">
            <text:p>0</text:p>
          </table:table-cell>
          <table:table-cell/>
          <table:table-cell office:value-type="float" office:value="-0.424612" calcext:value-type="float">
            <text:p>-0.424612</text:p>
          </table:table-cell>
          <table:table-cell table:formula="of:=IF(AND([.$A209]&gt;=[.J$2];[.$A209]&lt;=[.J$3]);1;0)" office:value-type="float" office:value="0" calcext:value-type="float">
            <text:p>0</text:p>
          </table:table-cell>
          <table:table-cell table:formula="of:=IF(AND([.$A209]&gt;=[.K$2];[.$A209]&lt;=[.K$3]);1;0)" office:value-type="float" office:value="1" calcext:value-type="float">
            <text:p>1</text:p>
          </table:table-cell>
          <table:table-cell table:formula="of:=IF(AND([.$A209]&gt;=[.L$2];[.$A209]&lt;=[.L$3]);1;0)" office:value-type="float" office:value="0" calcext:value-type="float">
            <text:p>0</text:p>
          </table:table-cell>
          <table:table-cell table:formula="of:=IF(AND([.$A209]&gt;=[.M$2];[.$A209]&lt;=[.M$3]);1;0)" office:value-type="float" office:value="0" calcext:value-type="float">
            <text:p>0</text:p>
          </table:table-cell>
          <table:table-cell table:formula="of:=IF(AND([.$A209]&gt;=[.N$2];[.$A209]&lt;=[.N$3]);1;0)" office:value-type="float" office:value="0" calcext:value-type="float">
            <text:p>0</text:p>
          </table:table-cell>
          <table:table-cell table:formula="of:=IF(AND([.$A209]&gt;=[.O$2];[.$A2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0083" calcext:value-type="float">
            <text:p>-0.520083</text:p>
          </table:table-cell>
          <table:table-cell table:formula="of:=IF(AND([.$A210]&gt;=[.B$2];[.$A210]&lt;=[.B$3]);1;0)" office:value-type="float" office:value="0" calcext:value-type="float">
            <text:p>0</text:p>
          </table:table-cell>
          <table:table-cell table:formula="of:=IF(AND([.$A210]&gt;=[.C$2];[.$A210]&lt;=[.C$3]);1;0)" office:value-type="float" office:value="0" calcext:value-type="float">
            <text:p>0</text:p>
          </table:table-cell>
          <table:table-cell table:formula="of:=IF(AND([.$A210]&gt;=[.D$2];[.$A210]&lt;=[.D$3]);1;0)" office:value-type="float" office:value="1" calcext:value-type="float">
            <text:p>1</text:p>
          </table:table-cell>
          <table:table-cell table:formula="of:=IF(AND([.$A210]&gt;=[.E$2];[.$A210]&lt;=[.E$3]);1;0)" office:value-type="float" office:value="0" calcext:value-type="float">
            <text:p>0</text:p>
          </table:table-cell>
          <table:table-cell table:formula="of:=IF(AND([.$A210]&gt;=[.F$2];[.$A210]&lt;=[.F$3]);1;0)" office:value-type="float" office:value="0" calcext:value-type="float">
            <text:p>0</text:p>
          </table:table-cell>
          <table:table-cell table:formula="of:=IF(AND([.$A210]&gt;=[.G$2];[.$A210]&lt;=[.G$3]);1;0)" office:value-type="float" office:value="0" calcext:value-type="float">
            <text:p>0</text:p>
          </table:table-cell>
          <table:table-cell/>
          <table:table-cell office:value-type="float" office:value="0.672025" calcext:value-type="float">
            <text:p>0.672025</text:p>
          </table:table-cell>
          <table:table-cell table:formula="of:=IF(AND([.$A210]&gt;=[.J$2];[.$A210]&lt;=[.J$3]);1;0)" office:value-type="float" office:value="0" calcext:value-type="float">
            <text:p>0</text:p>
          </table:table-cell>
          <table:table-cell table:formula="of:=IF(AND([.$A210]&gt;=[.K$2];[.$A210]&lt;=[.K$3]);1;0)" office:value-type="float" office:value="0" calcext:value-type="float">
            <text:p>0</text:p>
          </table:table-cell>
          <table:table-cell table:formula="of:=IF(AND([.$A210]&gt;=[.L$2];[.$A210]&lt;=[.L$3]);1;0)" office:value-type="float" office:value="1" calcext:value-type="float">
            <text:p>1</text:p>
          </table:table-cell>
          <table:table-cell table:formula="of:=IF(AND([.$A210]&gt;=[.M$2];[.$A210]&lt;=[.M$3]);1;0)" office:value-type="float" office:value="0" calcext:value-type="float">
            <text:p>0</text:p>
          </table:table-cell>
          <table:table-cell table:formula="of:=IF(AND([.$A210]&gt;=[.N$2];[.$A210]&lt;=[.N$3]);1;0)" office:value-type="float" office:value="0" calcext:value-type="float">
            <text:p>0</text:p>
          </table:table-cell>
          <table:table-cell table:formula="of:=IF(AND([.$A210]&gt;=[.O$2];[.$A2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74725" calcext:value-type="float">
            <text:p>-0.000174725</text:p>
          </table:table-cell>
          <table:table-cell table:formula="of:=IF(AND([.$A211]&gt;=[.B$2];[.$A211]&lt;=[.B$3]);1;0)" office:value-type="float" office:value="0" calcext:value-type="float">
            <text:p>0</text:p>
          </table:table-cell>
          <table:table-cell table:formula="of:=IF(AND([.$A211]&gt;=[.C$2];[.$A211]&lt;=[.C$3]);1;0)" office:value-type="float" office:value="0" calcext:value-type="float">
            <text:p>0</text:p>
          </table:table-cell>
          <table:table-cell table:formula="of:=IF(AND([.$A211]&gt;=[.D$2];[.$A211]&lt;=[.D$3]);1;0)" office:value-type="float" office:value="1" calcext:value-type="float">
            <text:p>1</text:p>
          </table:table-cell>
          <table:table-cell table:formula="of:=IF(AND([.$A211]&gt;=[.E$2];[.$A211]&lt;=[.E$3]);1;0)" office:value-type="float" office:value="0" calcext:value-type="float">
            <text:p>0</text:p>
          </table:table-cell>
          <table:table-cell table:formula="of:=IF(AND([.$A211]&gt;=[.F$2];[.$A211]&lt;=[.F$3]);1;0)" office:value-type="float" office:value="0" calcext:value-type="float">
            <text:p>0</text:p>
          </table:table-cell>
          <table:table-cell table:formula="of:=IF(AND([.$A211]&gt;=[.G$2];[.$A211]&lt;=[.G$3]);1;0)" office:value-type="float" office:value="0" calcext:value-type="float">
            <text:p>0</text:p>
          </table:table-cell>
          <table:table-cell/>
          <table:table-cell office:value-type="float" office:value="0.101426" calcext:value-type="float">
            <text:p>0.101426</text:p>
          </table:table-cell>
          <table:table-cell table:formula="of:=IF(AND([.$A211]&gt;=[.J$2];[.$A211]&lt;=[.J$3]);1;0)" office:value-type="float" office:value="0" calcext:value-type="float">
            <text:p>0</text:p>
          </table:table-cell>
          <table:table-cell table:formula="of:=IF(AND([.$A211]&gt;=[.K$2];[.$A211]&lt;=[.K$3]);1;0)" office:value-type="float" office:value="0" calcext:value-type="float">
            <text:p>0</text:p>
          </table:table-cell>
          <table:table-cell table:formula="of:=IF(AND([.$A211]&gt;=[.L$2];[.$A211]&lt;=[.L$3]);1;0)" office:value-type="float" office:value="1" calcext:value-type="float">
            <text:p>1</text:p>
          </table:table-cell>
          <table:table-cell table:formula="of:=IF(AND([.$A211]&gt;=[.M$2];[.$A211]&lt;=[.M$3]);1;0)" office:value-type="float" office:value="0" calcext:value-type="float">
            <text:p>0</text:p>
          </table:table-cell>
          <table:table-cell table:formula="of:=IF(AND([.$A211]&gt;=[.N$2];[.$A211]&lt;=[.N$3]);1;0)" office:value-type="float" office:value="0" calcext:value-type="float">
            <text:p>0</text:p>
          </table:table-cell>
          <table:table-cell table:formula="of:=IF(AND([.$A211]&gt;=[.O$2];[.$A2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334" calcext:value-type="float">
            <text:p>0.735334</text:p>
          </table:table-cell>
          <table:table-cell table:formula="of:=IF(AND([.$A212]&gt;=[.B$2];[.$A212]&lt;=[.B$3]);1;0)" office:value-type="float" office:value="0" calcext:value-type="float">
            <text:p>0</text:p>
          </table:table-cell>
          <table:table-cell table:formula="of:=IF(AND([.$A212]&gt;=[.C$2];[.$A212]&lt;=[.C$3]);1;0)" office:value-type="float" office:value="0" calcext:value-type="float">
            <text:p>0</text:p>
          </table:table-cell>
          <table:table-cell table:formula="of:=IF(AND([.$A212]&gt;=[.D$2];[.$A212]&lt;=[.D$3]);1;0)" office:value-type="float" office:value="0" calcext:value-type="float">
            <text:p>0</text:p>
          </table:table-cell>
          <table:table-cell table:formula="of:=IF(AND([.$A212]&gt;=[.E$2];[.$A212]&lt;=[.E$3]);1;0)" office:value-type="float" office:value="1" calcext:value-type="float">
            <text:p>1</text:p>
          </table:table-cell>
          <table:table-cell table:formula="of:=IF(AND([.$A212]&gt;=[.F$2];[.$A212]&lt;=[.F$3]);1;0)" office:value-type="float" office:value="0" calcext:value-type="float">
            <text:p>0</text:p>
          </table:table-cell>
          <table:table-cell table:formula="of:=IF(AND([.$A212]&gt;=[.G$2];[.$A212]&lt;=[.G$3]);1;0)" office:value-type="float" office:value="0" calcext:value-type="float">
            <text:p>0</text:p>
          </table:table-cell>
          <table:table-cell/>
          <table:table-cell office:value-type="float" office:value="-0.8761" calcext:value-type="float">
            <text:p>-0.8761</text:p>
          </table:table-cell>
          <table:table-cell table:formula="of:=IF(AND([.$A212]&gt;=[.J$2];[.$A212]&lt;=[.J$3]);1;0)" office:value-type="float" office:value="0" calcext:value-type="float">
            <text:p>0</text:p>
          </table:table-cell>
          <table:table-cell table:formula="of:=IF(AND([.$A212]&gt;=[.K$2];[.$A212]&lt;=[.K$3]);1;0)" office:value-type="float" office:value="0" calcext:value-type="float">
            <text:p>0</text:p>
          </table:table-cell>
          <table:table-cell table:formula="of:=IF(AND([.$A212]&gt;=[.L$2];[.$A212]&lt;=[.L$3]);1;0)" office:value-type="float" office:value="0" calcext:value-type="float">
            <text:p>0</text:p>
          </table:table-cell>
          <table:table-cell table:formula="of:=IF(AND([.$A212]&gt;=[.M$2];[.$A212]&lt;=[.M$3]);1;0)" office:value-type="float" office:value="1" calcext:value-type="float">
            <text:p>1</text:p>
          </table:table-cell>
          <table:table-cell table:formula="of:=IF(AND([.$A212]&gt;=[.N$2];[.$A212]&lt;=[.N$3]);1;0)" office:value-type="float" office:value="0" calcext:value-type="float">
            <text:p>0</text:p>
          </table:table-cell>
          <table:table-cell table:formula="of:=IF(AND([.$A212]&gt;=[.O$2];[.$A2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725" calcext:value-type="float">
            <text:p>0.243725</text:p>
          </table:table-cell>
          <table:table-cell table:formula="of:=IF(AND([.$A213]&gt;=[.B$2];[.$A213]&lt;=[.B$3]);1;0)" office:value-type="float" office:value="0" calcext:value-type="float">
            <text:p>0</text:p>
          </table:table-cell>
          <table:table-cell table:formula="of:=IF(AND([.$A213]&gt;=[.C$2];[.$A213]&lt;=[.C$3]);1;0)" office:value-type="float" office:value="0" calcext:value-type="float">
            <text:p>0</text:p>
          </table:table-cell>
          <table:table-cell table:formula="of:=IF(AND([.$A213]&gt;=[.D$2];[.$A213]&lt;=[.D$3]);1;0)" office:value-type="float" office:value="0" calcext:value-type="float">
            <text:p>0</text:p>
          </table:table-cell>
          <table:table-cell table:formula="of:=IF(AND([.$A213]&gt;=[.E$2];[.$A213]&lt;=[.E$3]);1;0)" office:value-type="float" office:value="1" calcext:value-type="float">
            <text:p>1</text:p>
          </table:table-cell>
          <table:table-cell table:formula="of:=IF(AND([.$A213]&gt;=[.F$2];[.$A213]&lt;=[.F$3]);1;0)" office:value-type="float" office:value="0" calcext:value-type="float">
            <text:p>0</text:p>
          </table:table-cell>
          <table:table-cell table:formula="of:=IF(AND([.$A213]&gt;=[.G$2];[.$A213]&lt;=[.G$3]);1;0)" office:value-type="float" office:value="0" calcext:value-type="float">
            <text:p>0</text:p>
          </table:table-cell>
          <table:table-cell/>
          <table:table-cell office:value-type="float" office:value="-0.273544" calcext:value-type="float">
            <text:p>-0.273544</text:p>
          </table:table-cell>
          <table:table-cell table:formula="of:=IF(AND([.$A213]&gt;=[.J$2];[.$A213]&lt;=[.J$3]);1;0)" office:value-type="float" office:value="0" calcext:value-type="float">
            <text:p>0</text:p>
          </table:table-cell>
          <table:table-cell table:formula="of:=IF(AND([.$A213]&gt;=[.K$2];[.$A213]&lt;=[.K$3]);1;0)" office:value-type="float" office:value="0" calcext:value-type="float">
            <text:p>0</text:p>
          </table:table-cell>
          <table:table-cell table:formula="of:=IF(AND([.$A213]&gt;=[.L$2];[.$A213]&lt;=[.L$3]);1;0)" office:value-type="float" office:value="0" calcext:value-type="float">
            <text:p>0</text:p>
          </table:table-cell>
          <table:table-cell table:formula="of:=IF(AND([.$A213]&gt;=[.M$2];[.$A213]&lt;=[.M$3]);1;0)" office:value-type="float" office:value="1" calcext:value-type="float">
            <text:p>1</text:p>
          </table:table-cell>
          <table:table-cell table:formula="of:=IF(AND([.$A213]&gt;=[.N$2];[.$A213]&lt;=[.N$3]);1;0)" office:value-type="float" office:value="0" calcext:value-type="float">
            <text:p>0</text:p>
          </table:table-cell>
          <table:table-cell table:formula="of:=IF(AND([.$A213]&gt;=[.O$2];[.$A2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75338" calcext:value-type="float">
            <text:p>-0.0975338</text:p>
          </table:table-cell>
          <table:table-cell table:formula="of:=IF(AND([.$A214]&gt;=[.B$2];[.$A214]&lt;=[.B$3]);1;0)" office:value-type="float" office:value="0" calcext:value-type="float">
            <text:p>0</text:p>
          </table:table-cell>
          <table:table-cell table:formula="of:=IF(AND([.$A214]&gt;=[.C$2];[.$A214]&lt;=[.C$3]);1;0)" office:value-type="float" office:value="0" calcext:value-type="float">
            <text:p>0</text:p>
          </table:table-cell>
          <table:table-cell table:formula="of:=IF(AND([.$A214]&gt;=[.D$2];[.$A214]&lt;=[.D$3]);1;0)" office:value-type="float" office:value="1" calcext:value-type="float">
            <text:p>1</text:p>
          </table:table-cell>
          <table:table-cell table:formula="of:=IF(AND([.$A214]&gt;=[.E$2];[.$A214]&lt;=[.E$3]);1;0)" office:value-type="float" office:value="0" calcext:value-type="float">
            <text:p>0</text:p>
          </table:table-cell>
          <table:table-cell table:formula="of:=IF(AND([.$A214]&gt;=[.F$2];[.$A214]&lt;=[.F$3]);1;0)" office:value-type="float" office:value="0" calcext:value-type="float">
            <text:p>0</text:p>
          </table:table-cell>
          <table:table-cell table:formula="of:=IF(AND([.$A214]&gt;=[.G$2];[.$A214]&lt;=[.G$3]);1;0)" office:value-type="float" office:value="0" calcext:value-type="float">
            <text:p>0</text:p>
          </table:table-cell>
          <table:table-cell/>
          <table:table-cell office:value-type="float" office:value="-0.0261966" calcext:value-type="float">
            <text:p>-0.0261966</text:p>
          </table:table-cell>
          <table:table-cell table:formula="of:=IF(AND([.$A214]&gt;=[.J$2];[.$A214]&lt;=[.J$3]);1;0)" office:value-type="float" office:value="0" calcext:value-type="float">
            <text:p>0</text:p>
          </table:table-cell>
          <table:table-cell table:formula="of:=IF(AND([.$A214]&gt;=[.K$2];[.$A214]&lt;=[.K$3]);1;0)" office:value-type="float" office:value="0" calcext:value-type="float">
            <text:p>0</text:p>
          </table:table-cell>
          <table:table-cell table:formula="of:=IF(AND([.$A214]&gt;=[.L$2];[.$A214]&lt;=[.L$3]);1;0)" office:value-type="float" office:value="1" calcext:value-type="float">
            <text:p>1</text:p>
          </table:table-cell>
          <table:table-cell table:formula="of:=IF(AND([.$A214]&gt;=[.M$2];[.$A214]&lt;=[.M$3]);1;0)" office:value-type="float" office:value="0" calcext:value-type="float">
            <text:p>0</text:p>
          </table:table-cell>
          <table:table-cell table:formula="of:=IF(AND([.$A214]&gt;=[.N$2];[.$A214]&lt;=[.N$3]);1;0)" office:value-type="float" office:value="0" calcext:value-type="float">
            <text:p>0</text:p>
          </table:table-cell>
          <table:table-cell table:formula="of:=IF(AND([.$A214]&gt;=[.O$2];[.$A2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1552" calcext:value-type="float">
            <text:p>-1.01552</text:p>
          </table:table-cell>
          <table:table-cell table:formula="of:=IF(AND([.$A215]&gt;=[.B$2];[.$A215]&lt;=[.B$3]);1;0)" office:value-type="float" office:value="0" calcext:value-type="float">
            <text:p>0</text:p>
          </table:table-cell>
          <table:table-cell table:formula="of:=IF(AND([.$A215]&gt;=[.C$2];[.$A215]&lt;=[.C$3]);1;0)" office:value-type="float" office:value="1" calcext:value-type="float">
            <text:p>1</text:p>
          </table:table-cell>
          <table:table-cell table:formula="of:=IF(AND([.$A215]&gt;=[.D$2];[.$A215]&lt;=[.D$3]);1;0)" office:value-type="float" office:value="0" calcext:value-type="float">
            <text:p>0</text:p>
          </table:table-cell>
          <table:table-cell table:formula="of:=IF(AND([.$A215]&gt;=[.E$2];[.$A215]&lt;=[.E$3]);1;0)" office:value-type="float" office:value="0" calcext:value-type="float">
            <text:p>0</text:p>
          </table:table-cell>
          <table:table-cell table:formula="of:=IF(AND([.$A215]&gt;=[.F$2];[.$A215]&lt;=[.F$3]);1;0)" office:value-type="float" office:value="0" calcext:value-type="float">
            <text:p>0</text:p>
          </table:table-cell>
          <table:table-cell table:formula="of:=IF(AND([.$A215]&gt;=[.G$2];[.$A215]&lt;=[.G$3]);1;0)" office:value-type="float" office:value="0" calcext:value-type="float">
            <text:p>0</text:p>
          </table:table-cell>
          <table:table-cell/>
          <table:table-cell office:value-type="float" office:value="1.19344" calcext:value-type="float">
            <text:p>1.19344</text:p>
          </table:table-cell>
          <table:table-cell table:formula="of:=IF(AND([.$A215]&gt;=[.J$2];[.$A215]&lt;=[.J$3]);1;0)" office:value-type="float" office:value="0" calcext:value-type="float">
            <text:p>0</text:p>
          </table:table-cell>
          <table:table-cell table:formula="of:=IF(AND([.$A215]&gt;=[.K$2];[.$A215]&lt;=[.K$3]);1;0)" office:value-type="float" office:value="1" calcext:value-type="float">
            <text:p>1</text:p>
          </table:table-cell>
          <table:table-cell table:formula="of:=IF(AND([.$A215]&gt;=[.L$2];[.$A215]&lt;=[.L$3]);1;0)" office:value-type="float" office:value="0" calcext:value-type="float">
            <text:p>0</text:p>
          </table:table-cell>
          <table:table-cell table:formula="of:=IF(AND([.$A215]&gt;=[.M$2];[.$A215]&lt;=[.M$3]);1;0)" office:value-type="float" office:value="0" calcext:value-type="float">
            <text:p>0</text:p>
          </table:table-cell>
          <table:table-cell table:formula="of:=IF(AND([.$A215]&gt;=[.N$2];[.$A215]&lt;=[.N$3]);1;0)" office:value-type="float" office:value="0" calcext:value-type="float">
            <text:p>0</text:p>
          </table:table-cell>
          <table:table-cell table:formula="of:=IF(AND([.$A215]&gt;=[.O$2];[.$A2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051" calcext:value-type="float">
            <text:p>0.914051</text:p>
          </table:table-cell>
          <table:table-cell table:formula="of:=IF(AND([.$A216]&gt;=[.B$2];[.$A216]&lt;=[.B$3]);1;0)" office:value-type="float" office:value="0" calcext:value-type="float">
            <text:p>0</text:p>
          </table:table-cell>
          <table:table-cell table:formula="of:=IF(AND([.$A216]&gt;=[.C$2];[.$A216]&lt;=[.C$3]);1;0)" office:value-type="float" office:value="0" calcext:value-type="float">
            <text:p>0</text:p>
          </table:table-cell>
          <table:table-cell table:formula="of:=IF(AND([.$A216]&gt;=[.D$2];[.$A216]&lt;=[.D$3]);1;0)" office:value-type="float" office:value="0" calcext:value-type="float">
            <text:p>0</text:p>
          </table:table-cell>
          <table:table-cell table:formula="of:=IF(AND([.$A216]&gt;=[.E$2];[.$A216]&lt;=[.E$3]);1;0)" office:value-type="float" office:value="1" calcext:value-type="float">
            <text:p>1</text:p>
          </table:table-cell>
          <table:table-cell table:formula="of:=IF(AND([.$A216]&gt;=[.F$2];[.$A216]&lt;=[.F$3]);1;0)" office:value-type="float" office:value="0" calcext:value-type="float">
            <text:p>0</text:p>
          </table:table-cell>
          <table:table-cell table:formula="of:=IF(AND([.$A216]&gt;=[.G$2];[.$A216]&lt;=[.G$3]);1;0)" office:value-type="float" office:value="0" calcext:value-type="float">
            <text:p>0</text:p>
          </table:table-cell>
          <table:table-cell/>
          <table:table-cell office:value-type="float" office:value="0.845343" calcext:value-type="float">
            <text:p>0.845343</text:p>
          </table:table-cell>
          <table:table-cell table:formula="of:=IF(AND([.$A216]&gt;=[.J$2];[.$A216]&lt;=[.J$3]);1;0)" office:value-type="float" office:value="0" calcext:value-type="float">
            <text:p>0</text:p>
          </table:table-cell>
          <table:table-cell table:formula="of:=IF(AND([.$A216]&gt;=[.K$2];[.$A216]&lt;=[.K$3]);1;0)" office:value-type="float" office:value="0" calcext:value-type="float">
            <text:p>0</text:p>
          </table:table-cell>
          <table:table-cell table:formula="of:=IF(AND([.$A216]&gt;=[.L$2];[.$A216]&lt;=[.L$3]);1;0)" office:value-type="float" office:value="0" calcext:value-type="float">
            <text:p>0</text:p>
          </table:table-cell>
          <table:table-cell table:formula="of:=IF(AND([.$A216]&gt;=[.M$2];[.$A216]&lt;=[.M$3]);1;0)" office:value-type="float" office:value="1" calcext:value-type="float">
            <text:p>1</text:p>
          </table:table-cell>
          <table:table-cell table:formula="of:=IF(AND([.$A216]&gt;=[.N$2];[.$A216]&lt;=[.N$3]);1;0)" office:value-type="float" office:value="0" calcext:value-type="float">
            <text:p>0</text:p>
          </table:table-cell>
          <table:table-cell table:formula="of:=IF(AND([.$A216]&gt;=[.O$2];[.$A2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7503" calcext:value-type="float">
            <text:p>-0.677503</text:p>
          </table:table-cell>
          <table:table-cell table:formula="of:=IF(AND([.$A217]&gt;=[.B$2];[.$A217]&lt;=[.B$3]);1;0)" office:value-type="float" office:value="0" calcext:value-type="float">
            <text:p>0</text:p>
          </table:table-cell>
          <table:table-cell table:formula="of:=IF(AND([.$A217]&gt;=[.C$2];[.$A217]&lt;=[.C$3]);1;0)" office:value-type="float" office:value="0" calcext:value-type="float">
            <text:p>0</text:p>
          </table:table-cell>
          <table:table-cell table:formula="of:=IF(AND([.$A217]&gt;=[.D$2];[.$A217]&lt;=[.D$3]);1;0)" office:value-type="float" office:value="1" calcext:value-type="float">
            <text:p>1</text:p>
          </table:table-cell>
          <table:table-cell table:formula="of:=IF(AND([.$A217]&gt;=[.E$2];[.$A217]&lt;=[.E$3]);1;0)" office:value-type="float" office:value="0" calcext:value-type="float">
            <text:p>0</text:p>
          </table:table-cell>
          <table:table-cell table:formula="of:=IF(AND([.$A217]&gt;=[.F$2];[.$A217]&lt;=[.F$3]);1;0)" office:value-type="float" office:value="0" calcext:value-type="float">
            <text:p>0</text:p>
          </table:table-cell>
          <table:table-cell table:formula="of:=IF(AND([.$A217]&gt;=[.G$2];[.$A217]&lt;=[.G$3]);1;0)" office:value-type="float" office:value="0" calcext:value-type="float">
            <text:p>0</text:p>
          </table:table-cell>
          <table:table-cell/>
          <table:table-cell office:value-type="float" office:value="-1.32255" calcext:value-type="float">
            <text:p>-1.32255</text:p>
          </table:table-cell>
          <table:table-cell table:formula="of:=IF(AND([.$A217]&gt;=[.J$2];[.$A217]&lt;=[.J$3]);1;0)" office:value-type="float" office:value="0" calcext:value-type="float">
            <text:p>0</text:p>
          </table:table-cell>
          <table:table-cell table:formula="of:=IF(AND([.$A217]&gt;=[.K$2];[.$A217]&lt;=[.K$3]);1;0)" office:value-type="float" office:value="0" calcext:value-type="float">
            <text:p>0</text:p>
          </table:table-cell>
          <table:table-cell table:formula="of:=IF(AND([.$A217]&gt;=[.L$2];[.$A217]&lt;=[.L$3]);1;0)" office:value-type="float" office:value="1" calcext:value-type="float">
            <text:p>1</text:p>
          </table:table-cell>
          <table:table-cell table:formula="of:=IF(AND([.$A217]&gt;=[.M$2];[.$A217]&lt;=[.M$3]);1;0)" office:value-type="float" office:value="0" calcext:value-type="float">
            <text:p>0</text:p>
          </table:table-cell>
          <table:table-cell table:formula="of:=IF(AND([.$A217]&gt;=[.N$2];[.$A217]&lt;=[.N$3]);1;0)" office:value-type="float" office:value="0" calcext:value-type="float">
            <text:p>0</text:p>
          </table:table-cell>
          <table:table-cell table:formula="of:=IF(AND([.$A217]&gt;=[.O$2];[.$A2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588" calcext:value-type="float">
            <text:p>-0.125588</text:p>
          </table:table-cell>
          <table:table-cell table:formula="of:=IF(AND([.$A218]&gt;=[.B$2];[.$A218]&lt;=[.B$3]);1;0)" office:value-type="float" office:value="0" calcext:value-type="float">
            <text:p>0</text:p>
          </table:table-cell>
          <table:table-cell table:formula="of:=IF(AND([.$A218]&gt;=[.C$2];[.$A218]&lt;=[.C$3]);1;0)" office:value-type="float" office:value="0" calcext:value-type="float">
            <text:p>0</text:p>
          </table:table-cell>
          <table:table-cell table:formula="of:=IF(AND([.$A218]&gt;=[.D$2];[.$A218]&lt;=[.D$3]);1;0)" office:value-type="float" office:value="1" calcext:value-type="float">
            <text:p>1</text:p>
          </table:table-cell>
          <table:table-cell table:formula="of:=IF(AND([.$A218]&gt;=[.E$2];[.$A218]&lt;=[.E$3]);1;0)" office:value-type="float" office:value="0" calcext:value-type="float">
            <text:p>0</text:p>
          </table:table-cell>
          <table:table-cell table:formula="of:=IF(AND([.$A218]&gt;=[.F$2];[.$A218]&lt;=[.F$3]);1;0)" office:value-type="float" office:value="0" calcext:value-type="float">
            <text:p>0</text:p>
          </table:table-cell>
          <table:table-cell table:formula="of:=IF(AND([.$A218]&gt;=[.G$2];[.$A218]&lt;=[.G$3]);1;0)" office:value-type="float" office:value="0" calcext:value-type="float">
            <text:p>0</text:p>
          </table:table-cell>
          <table:table-cell/>
          <table:table-cell office:value-type="float" office:value="0.704748" calcext:value-type="float">
            <text:p>0.704748</text:p>
          </table:table-cell>
          <table:table-cell table:formula="of:=IF(AND([.$A218]&gt;=[.J$2];[.$A218]&lt;=[.J$3]);1;0)" office:value-type="float" office:value="0" calcext:value-type="float">
            <text:p>0</text:p>
          </table:table-cell>
          <table:table-cell table:formula="of:=IF(AND([.$A218]&gt;=[.K$2];[.$A218]&lt;=[.K$3]);1;0)" office:value-type="float" office:value="0" calcext:value-type="float">
            <text:p>0</text:p>
          </table:table-cell>
          <table:table-cell table:formula="of:=IF(AND([.$A218]&gt;=[.L$2];[.$A218]&lt;=[.L$3]);1;0)" office:value-type="float" office:value="1" calcext:value-type="float">
            <text:p>1</text:p>
          </table:table-cell>
          <table:table-cell table:formula="of:=IF(AND([.$A218]&gt;=[.M$2];[.$A218]&lt;=[.M$3]);1;0)" office:value-type="float" office:value="0" calcext:value-type="float">
            <text:p>0</text:p>
          </table:table-cell>
          <table:table-cell table:formula="of:=IF(AND([.$A218]&gt;=[.N$2];[.$A218]&lt;=[.N$3]);1;0)" office:value-type="float" office:value="0" calcext:value-type="float">
            <text:p>0</text:p>
          </table:table-cell>
          <table:table-cell table:formula="of:=IF(AND([.$A218]&gt;=[.O$2];[.$A2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1181" calcext:value-type="float">
            <text:p>-1.01181</text:p>
          </table:table-cell>
          <table:table-cell table:formula="of:=IF(AND([.$A219]&gt;=[.B$2];[.$A219]&lt;=[.B$3]);1;0)" office:value-type="float" office:value="0" calcext:value-type="float">
            <text:p>0</text:p>
          </table:table-cell>
          <table:table-cell table:formula="of:=IF(AND([.$A219]&gt;=[.C$2];[.$A219]&lt;=[.C$3]);1;0)" office:value-type="float" office:value="1" calcext:value-type="float">
            <text:p>1</text:p>
          </table:table-cell>
          <table:table-cell table:formula="of:=IF(AND([.$A219]&gt;=[.D$2];[.$A219]&lt;=[.D$3]);1;0)" office:value-type="float" office:value="0" calcext:value-type="float">
            <text:p>0</text:p>
          </table:table-cell>
          <table:table-cell table:formula="of:=IF(AND([.$A219]&gt;=[.E$2];[.$A219]&lt;=[.E$3]);1;0)" office:value-type="float" office:value="0" calcext:value-type="float">
            <text:p>0</text:p>
          </table:table-cell>
          <table:table-cell table:formula="of:=IF(AND([.$A219]&gt;=[.F$2];[.$A219]&lt;=[.F$3]);1;0)" office:value-type="float" office:value="0" calcext:value-type="float">
            <text:p>0</text:p>
          </table:table-cell>
          <table:table-cell table:formula="of:=IF(AND([.$A219]&gt;=[.G$2];[.$A219]&lt;=[.G$3]);1;0)" office:value-type="float" office:value="0" calcext:value-type="float">
            <text:p>0</text:p>
          </table:table-cell>
          <table:table-cell/>
          <table:table-cell office:value-type="float" office:value="-1.27132" calcext:value-type="float">
            <text:p>-1.27132</text:p>
          </table:table-cell>
          <table:table-cell table:formula="of:=IF(AND([.$A219]&gt;=[.J$2];[.$A219]&lt;=[.J$3]);1;0)" office:value-type="float" office:value="0" calcext:value-type="float">
            <text:p>0</text:p>
          </table:table-cell>
          <table:table-cell table:formula="of:=IF(AND([.$A219]&gt;=[.K$2];[.$A219]&lt;=[.K$3]);1;0)" office:value-type="float" office:value="1" calcext:value-type="float">
            <text:p>1</text:p>
          </table:table-cell>
          <table:table-cell table:formula="of:=IF(AND([.$A219]&gt;=[.L$2];[.$A219]&lt;=[.L$3]);1;0)" office:value-type="float" office:value="0" calcext:value-type="float">
            <text:p>0</text:p>
          </table:table-cell>
          <table:table-cell table:formula="of:=IF(AND([.$A219]&gt;=[.M$2];[.$A219]&lt;=[.M$3]);1;0)" office:value-type="float" office:value="0" calcext:value-type="float">
            <text:p>0</text:p>
          </table:table-cell>
          <table:table-cell table:formula="of:=IF(AND([.$A219]&gt;=[.N$2];[.$A219]&lt;=[.N$3]);1;0)" office:value-type="float" office:value="0" calcext:value-type="float">
            <text:p>0</text:p>
          </table:table-cell>
          <table:table-cell table:formula="of:=IF(AND([.$A219]&gt;=[.O$2];[.$A2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4665" calcext:value-type="float">
            <text:p>-1.54665</text:p>
          </table:table-cell>
          <table:table-cell table:formula="of:=IF(AND([.$A220]&gt;=[.B$2];[.$A220]&lt;=[.B$3]);1;0)" office:value-type="float" office:value="0" calcext:value-type="float">
            <text:p>0</text:p>
          </table:table-cell>
          <table:table-cell table:formula="of:=IF(AND([.$A220]&gt;=[.C$2];[.$A220]&lt;=[.C$3]);1;0)" office:value-type="float" office:value="1" calcext:value-type="float">
            <text:p>1</text:p>
          </table:table-cell>
          <table:table-cell table:formula="of:=IF(AND([.$A220]&gt;=[.D$2];[.$A220]&lt;=[.D$3]);1;0)" office:value-type="float" office:value="0" calcext:value-type="float">
            <text:p>0</text:p>
          </table:table-cell>
          <table:table-cell table:formula="of:=IF(AND([.$A220]&gt;=[.E$2];[.$A220]&lt;=[.E$3]);1;0)" office:value-type="float" office:value="0" calcext:value-type="float">
            <text:p>0</text:p>
          </table:table-cell>
          <table:table-cell table:formula="of:=IF(AND([.$A220]&gt;=[.F$2];[.$A220]&lt;=[.F$3]);1;0)" office:value-type="float" office:value="0" calcext:value-type="float">
            <text:p>0</text:p>
          </table:table-cell>
          <table:table-cell table:formula="of:=IF(AND([.$A220]&gt;=[.G$2];[.$A220]&lt;=[.G$3]);1;0)" office:value-type="float" office:value="0" calcext:value-type="float">
            <text:p>0</text:p>
          </table:table-cell>
          <table:table-cell/>
          <table:table-cell office:value-type="float" office:value="-0.303992" calcext:value-type="float">
            <text:p>-0.303992</text:p>
          </table:table-cell>
          <table:table-cell table:formula="of:=IF(AND([.$A220]&gt;=[.J$2];[.$A220]&lt;=[.J$3]);1;0)" office:value-type="float" office:value="0" calcext:value-type="float">
            <text:p>0</text:p>
          </table:table-cell>
          <table:table-cell table:formula="of:=IF(AND([.$A220]&gt;=[.K$2];[.$A220]&lt;=[.K$3]);1;0)" office:value-type="float" office:value="1" calcext:value-type="float">
            <text:p>1</text:p>
          </table:table-cell>
          <table:table-cell table:formula="of:=IF(AND([.$A220]&gt;=[.L$2];[.$A220]&lt;=[.L$3]);1;0)" office:value-type="float" office:value="0" calcext:value-type="float">
            <text:p>0</text:p>
          </table:table-cell>
          <table:table-cell table:formula="of:=IF(AND([.$A220]&gt;=[.M$2];[.$A220]&lt;=[.M$3]);1;0)" office:value-type="float" office:value="0" calcext:value-type="float">
            <text:p>0</text:p>
          </table:table-cell>
          <table:table-cell table:formula="of:=IF(AND([.$A220]&gt;=[.N$2];[.$A220]&lt;=[.N$3]);1;0)" office:value-type="float" office:value="0" calcext:value-type="float">
            <text:p>0</text:p>
          </table:table-cell>
          <table:table-cell table:formula="of:=IF(AND([.$A220]&gt;=[.O$2];[.$A2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18872" calcext:value-type="float">
            <text:p>-0.0818872</text:p>
          </table:table-cell>
          <table:table-cell table:formula="of:=IF(AND([.$A221]&gt;=[.B$2];[.$A221]&lt;=[.B$3]);1;0)" office:value-type="float" office:value="0" calcext:value-type="float">
            <text:p>0</text:p>
          </table:table-cell>
          <table:table-cell table:formula="of:=IF(AND([.$A221]&gt;=[.C$2];[.$A221]&lt;=[.C$3]);1;0)" office:value-type="float" office:value="0" calcext:value-type="float">
            <text:p>0</text:p>
          </table:table-cell>
          <table:table-cell table:formula="of:=IF(AND([.$A221]&gt;=[.D$2];[.$A221]&lt;=[.D$3]);1;0)" office:value-type="float" office:value="1" calcext:value-type="float">
            <text:p>1</text:p>
          </table:table-cell>
          <table:table-cell table:formula="of:=IF(AND([.$A221]&gt;=[.E$2];[.$A221]&lt;=[.E$3]);1;0)" office:value-type="float" office:value="0" calcext:value-type="float">
            <text:p>0</text:p>
          </table:table-cell>
          <table:table-cell table:formula="of:=IF(AND([.$A221]&gt;=[.F$2];[.$A221]&lt;=[.F$3]);1;0)" office:value-type="float" office:value="0" calcext:value-type="float">
            <text:p>0</text:p>
          </table:table-cell>
          <table:table-cell table:formula="of:=IF(AND([.$A221]&gt;=[.G$2];[.$A221]&lt;=[.G$3]);1;0)" office:value-type="float" office:value="0" calcext:value-type="float">
            <text:p>0</text:p>
          </table:table-cell>
          <table:table-cell/>
          <table:table-cell office:value-type="float" office:value="-0.807945" calcext:value-type="float">
            <text:p>-0.807945</text:p>
          </table:table-cell>
          <table:table-cell table:formula="of:=IF(AND([.$A221]&gt;=[.J$2];[.$A221]&lt;=[.J$3]);1;0)" office:value-type="float" office:value="0" calcext:value-type="float">
            <text:p>0</text:p>
          </table:table-cell>
          <table:table-cell table:formula="of:=IF(AND([.$A221]&gt;=[.K$2];[.$A221]&lt;=[.K$3]);1;0)" office:value-type="float" office:value="0" calcext:value-type="float">
            <text:p>0</text:p>
          </table:table-cell>
          <table:table-cell table:formula="of:=IF(AND([.$A221]&gt;=[.L$2];[.$A221]&lt;=[.L$3]);1;0)" office:value-type="float" office:value="1" calcext:value-type="float">
            <text:p>1</text:p>
          </table:table-cell>
          <table:table-cell table:formula="of:=IF(AND([.$A221]&gt;=[.M$2];[.$A221]&lt;=[.M$3]);1;0)" office:value-type="float" office:value="0" calcext:value-type="float">
            <text:p>0</text:p>
          </table:table-cell>
          <table:table-cell table:formula="of:=IF(AND([.$A221]&gt;=[.N$2];[.$A221]&lt;=[.N$3]);1;0)" office:value-type="float" office:value="0" calcext:value-type="float">
            <text:p>0</text:p>
          </table:table-cell>
          <table:table-cell table:formula="of:=IF(AND([.$A221]&gt;=[.O$2];[.$A2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1914" calcext:value-type="float">
            <text:p>0.561914</text:p>
          </table:table-cell>
          <table:table-cell table:formula="of:=IF(AND([.$A222]&gt;=[.B$2];[.$A222]&lt;=[.B$3]);1;0)" office:value-type="float" office:value="0" calcext:value-type="float">
            <text:p>0</text:p>
          </table:table-cell>
          <table:table-cell table:formula="of:=IF(AND([.$A222]&gt;=[.C$2];[.$A222]&lt;=[.C$3]);1;0)" office:value-type="float" office:value="0" calcext:value-type="float">
            <text:p>0</text:p>
          </table:table-cell>
          <table:table-cell table:formula="of:=IF(AND([.$A222]&gt;=[.D$2];[.$A222]&lt;=[.D$3]);1;0)" office:value-type="float" office:value="0" calcext:value-type="float">
            <text:p>0</text:p>
          </table:table-cell>
          <table:table-cell table:formula="of:=IF(AND([.$A222]&gt;=[.E$2];[.$A222]&lt;=[.E$3]);1;0)" office:value-type="float" office:value="1" calcext:value-type="float">
            <text:p>1</text:p>
          </table:table-cell>
          <table:table-cell table:formula="of:=IF(AND([.$A222]&gt;=[.F$2];[.$A222]&lt;=[.F$3]);1;0)" office:value-type="float" office:value="0" calcext:value-type="float">
            <text:p>0</text:p>
          </table:table-cell>
          <table:table-cell table:formula="of:=IF(AND([.$A222]&gt;=[.G$2];[.$A222]&lt;=[.G$3]);1;0)" office:value-type="float" office:value="0" calcext:value-type="float">
            <text:p>0</text:p>
          </table:table-cell>
          <table:table-cell/>
          <table:table-cell office:value-type="float" office:value="-0.0563101" calcext:value-type="float">
            <text:p>-0.0563101</text:p>
          </table:table-cell>
          <table:table-cell table:formula="of:=IF(AND([.$A222]&gt;=[.J$2];[.$A222]&lt;=[.J$3]);1;0)" office:value-type="float" office:value="0" calcext:value-type="float">
            <text:p>0</text:p>
          </table:table-cell>
          <table:table-cell table:formula="of:=IF(AND([.$A222]&gt;=[.K$2];[.$A222]&lt;=[.K$3]);1;0)" office:value-type="float" office:value="0" calcext:value-type="float">
            <text:p>0</text:p>
          </table:table-cell>
          <table:table-cell table:formula="of:=IF(AND([.$A222]&gt;=[.L$2];[.$A222]&lt;=[.L$3]);1;0)" office:value-type="float" office:value="0" calcext:value-type="float">
            <text:p>0</text:p>
          </table:table-cell>
          <table:table-cell table:formula="of:=IF(AND([.$A222]&gt;=[.M$2];[.$A222]&lt;=[.M$3]);1;0)" office:value-type="float" office:value="1" calcext:value-type="float">
            <text:p>1</text:p>
          </table:table-cell>
          <table:table-cell table:formula="of:=IF(AND([.$A222]&gt;=[.N$2];[.$A222]&lt;=[.N$3]);1;0)" office:value-type="float" office:value="0" calcext:value-type="float">
            <text:p>0</text:p>
          </table:table-cell>
          <table:table-cell table:formula="of:=IF(AND([.$A222]&gt;=[.O$2];[.$A2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195" calcext:value-type="float">
            <text:p>0.464195</text:p>
          </table:table-cell>
          <table:table-cell table:formula="of:=IF(AND([.$A223]&gt;=[.B$2];[.$A223]&lt;=[.B$3]);1;0)" office:value-type="float" office:value="0" calcext:value-type="float">
            <text:p>0</text:p>
          </table:table-cell>
          <table:table-cell table:formula="of:=IF(AND([.$A223]&gt;=[.C$2];[.$A223]&lt;=[.C$3]);1;0)" office:value-type="float" office:value="0" calcext:value-type="float">
            <text:p>0</text:p>
          </table:table-cell>
          <table:table-cell table:formula="of:=IF(AND([.$A223]&gt;=[.D$2];[.$A223]&lt;=[.D$3]);1;0)" office:value-type="float" office:value="0" calcext:value-type="float">
            <text:p>0</text:p>
          </table:table-cell>
          <table:table-cell table:formula="of:=IF(AND([.$A223]&gt;=[.E$2];[.$A223]&lt;=[.E$3]);1;0)" office:value-type="float" office:value="1" calcext:value-type="float">
            <text:p>1</text:p>
          </table:table-cell>
          <table:table-cell table:formula="of:=IF(AND([.$A223]&gt;=[.F$2];[.$A223]&lt;=[.F$3]);1;0)" office:value-type="float" office:value="0" calcext:value-type="float">
            <text:p>0</text:p>
          </table:table-cell>
          <table:table-cell table:formula="of:=IF(AND([.$A223]&gt;=[.G$2];[.$A223]&lt;=[.G$3]);1;0)" office:value-type="float" office:value="0" calcext:value-type="float">
            <text:p>0</text:p>
          </table:table-cell>
          <table:table-cell/>
          <table:table-cell office:value-type="float" office:value="0.00349246" calcext:value-type="float">
            <text:p>0.00349246</text:p>
          </table:table-cell>
          <table:table-cell table:formula="of:=IF(AND([.$A223]&gt;=[.J$2];[.$A223]&lt;=[.J$3]);1;0)" office:value-type="float" office:value="0" calcext:value-type="float">
            <text:p>0</text:p>
          </table:table-cell>
          <table:table-cell table:formula="of:=IF(AND([.$A223]&gt;=[.K$2];[.$A223]&lt;=[.K$3]);1;0)" office:value-type="float" office:value="0" calcext:value-type="float">
            <text:p>0</text:p>
          </table:table-cell>
          <table:table-cell table:formula="of:=IF(AND([.$A223]&gt;=[.L$2];[.$A223]&lt;=[.L$3]);1;0)" office:value-type="float" office:value="0" calcext:value-type="float">
            <text:p>0</text:p>
          </table:table-cell>
          <table:table-cell table:formula="of:=IF(AND([.$A223]&gt;=[.M$2];[.$A223]&lt;=[.M$3]);1;0)" office:value-type="float" office:value="1" calcext:value-type="float">
            <text:p>1</text:p>
          </table:table-cell>
          <table:table-cell table:formula="of:=IF(AND([.$A223]&gt;=[.N$2];[.$A223]&lt;=[.N$3]);1;0)" office:value-type="float" office:value="0" calcext:value-type="float">
            <text:p>0</text:p>
          </table:table-cell>
          <table:table-cell table:formula="of:=IF(AND([.$A223]&gt;=[.O$2];[.$A2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970481" calcext:value-type="float">
            <text:p>-0.00970481</text:p>
          </table:table-cell>
          <table:table-cell table:formula="of:=IF(AND([.$A224]&gt;=[.B$2];[.$A224]&lt;=[.B$3]);1;0)" office:value-type="float" office:value="0" calcext:value-type="float">
            <text:p>0</text:p>
          </table:table-cell>
          <table:table-cell table:formula="of:=IF(AND([.$A224]&gt;=[.C$2];[.$A224]&lt;=[.C$3]);1;0)" office:value-type="float" office:value="0" calcext:value-type="float">
            <text:p>0</text:p>
          </table:table-cell>
          <table:table-cell table:formula="of:=IF(AND([.$A224]&gt;=[.D$2];[.$A224]&lt;=[.D$3]);1;0)" office:value-type="float" office:value="1" calcext:value-type="float">
            <text:p>1</text:p>
          </table:table-cell>
          <table:table-cell table:formula="of:=IF(AND([.$A224]&gt;=[.E$2];[.$A224]&lt;=[.E$3]);1;0)" office:value-type="float" office:value="0" calcext:value-type="float">
            <text:p>0</text:p>
          </table:table-cell>
          <table:table-cell table:formula="of:=IF(AND([.$A224]&gt;=[.F$2];[.$A224]&lt;=[.F$3]);1;0)" office:value-type="float" office:value="0" calcext:value-type="float">
            <text:p>0</text:p>
          </table:table-cell>
          <table:table-cell table:formula="of:=IF(AND([.$A224]&gt;=[.G$2];[.$A224]&lt;=[.G$3]);1;0)" office:value-type="float" office:value="0" calcext:value-type="float">
            <text:p>0</text:p>
          </table:table-cell>
          <table:table-cell/>
          <table:table-cell office:value-type="float" office:value="-2.13095" calcext:value-type="float">
            <text:p>-2.13095</text:p>
          </table:table-cell>
          <table:table-cell table:formula="of:=IF(AND([.$A224]&gt;=[.J$2];[.$A224]&lt;=[.J$3]);1;0)" office:value-type="float" office:value="0" calcext:value-type="float">
            <text:p>0</text:p>
          </table:table-cell>
          <table:table-cell table:formula="of:=IF(AND([.$A224]&gt;=[.K$2];[.$A224]&lt;=[.K$3]);1;0)" office:value-type="float" office:value="0" calcext:value-type="float">
            <text:p>0</text:p>
          </table:table-cell>
          <table:table-cell table:formula="of:=IF(AND([.$A224]&gt;=[.L$2];[.$A224]&lt;=[.L$3]);1;0)" office:value-type="float" office:value="1" calcext:value-type="float">
            <text:p>1</text:p>
          </table:table-cell>
          <table:table-cell table:formula="of:=IF(AND([.$A224]&gt;=[.M$2];[.$A224]&lt;=[.M$3]);1;0)" office:value-type="float" office:value="0" calcext:value-type="float">
            <text:p>0</text:p>
          </table:table-cell>
          <table:table-cell table:formula="of:=IF(AND([.$A224]&gt;=[.N$2];[.$A224]&lt;=[.N$3]);1;0)" office:value-type="float" office:value="0" calcext:value-type="float">
            <text:p>0</text:p>
          </table:table-cell>
          <table:table-cell table:formula="of:=IF(AND([.$A224]&gt;=[.O$2];[.$A2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1527" calcext:value-type="float">
            <text:p>-1.71527</text:p>
          </table:table-cell>
          <table:table-cell table:formula="of:=IF(AND([.$A225]&gt;=[.B$2];[.$A225]&lt;=[.B$3]);1;0)" office:value-type="float" office:value="0" calcext:value-type="float">
            <text:p>0</text:p>
          </table:table-cell>
          <table:table-cell table:formula="of:=IF(AND([.$A225]&gt;=[.C$2];[.$A225]&lt;=[.C$3]);1;0)" office:value-type="float" office:value="1" calcext:value-type="float">
            <text:p>1</text:p>
          </table:table-cell>
          <table:table-cell table:formula="of:=IF(AND([.$A225]&gt;=[.D$2];[.$A225]&lt;=[.D$3]);1;0)" office:value-type="float" office:value="0" calcext:value-type="float">
            <text:p>0</text:p>
          </table:table-cell>
          <table:table-cell table:formula="of:=IF(AND([.$A225]&gt;=[.E$2];[.$A225]&lt;=[.E$3]);1;0)" office:value-type="float" office:value="0" calcext:value-type="float">
            <text:p>0</text:p>
          </table:table-cell>
          <table:table-cell table:formula="of:=IF(AND([.$A225]&gt;=[.F$2];[.$A225]&lt;=[.F$3]);1;0)" office:value-type="float" office:value="0" calcext:value-type="float">
            <text:p>0</text:p>
          </table:table-cell>
          <table:table-cell table:formula="of:=IF(AND([.$A225]&gt;=[.G$2];[.$A225]&lt;=[.G$3]);1;0)" office:value-type="float" office:value="0" calcext:value-type="float">
            <text:p>0</text:p>
          </table:table-cell>
          <table:table-cell/>
          <table:table-cell office:value-type="float" office:value="0.592958" calcext:value-type="float">
            <text:p>0.592958</text:p>
          </table:table-cell>
          <table:table-cell table:formula="of:=IF(AND([.$A225]&gt;=[.J$2];[.$A225]&lt;=[.J$3]);1;0)" office:value-type="float" office:value="0" calcext:value-type="float">
            <text:p>0</text:p>
          </table:table-cell>
          <table:table-cell table:formula="of:=IF(AND([.$A225]&gt;=[.K$2];[.$A225]&lt;=[.K$3]);1;0)" office:value-type="float" office:value="1" calcext:value-type="float">
            <text:p>1</text:p>
          </table:table-cell>
          <table:table-cell table:formula="of:=IF(AND([.$A225]&gt;=[.L$2];[.$A225]&lt;=[.L$3]);1;0)" office:value-type="float" office:value="0" calcext:value-type="float">
            <text:p>0</text:p>
          </table:table-cell>
          <table:table-cell table:formula="of:=IF(AND([.$A225]&gt;=[.M$2];[.$A225]&lt;=[.M$3]);1;0)" office:value-type="float" office:value="0" calcext:value-type="float">
            <text:p>0</text:p>
          </table:table-cell>
          <table:table-cell table:formula="of:=IF(AND([.$A225]&gt;=[.N$2];[.$A225]&lt;=[.N$3]);1;0)" office:value-type="float" office:value="0" calcext:value-type="float">
            <text:p>0</text:p>
          </table:table-cell>
          <table:table-cell table:formula="of:=IF(AND([.$A225]&gt;=[.O$2];[.$A2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5636" calcext:value-type="float">
            <text:p>-0.145636</text:p>
          </table:table-cell>
          <table:table-cell table:formula="of:=IF(AND([.$A226]&gt;=[.B$2];[.$A226]&lt;=[.B$3]);1;0)" office:value-type="float" office:value="0" calcext:value-type="float">
            <text:p>0</text:p>
          </table:table-cell>
          <table:table-cell table:formula="of:=IF(AND([.$A226]&gt;=[.C$2];[.$A226]&lt;=[.C$3]);1;0)" office:value-type="float" office:value="0" calcext:value-type="float">
            <text:p>0</text:p>
          </table:table-cell>
          <table:table-cell table:formula="of:=IF(AND([.$A226]&gt;=[.D$2];[.$A226]&lt;=[.D$3]);1;0)" office:value-type="float" office:value="1" calcext:value-type="float">
            <text:p>1</text:p>
          </table:table-cell>
          <table:table-cell table:formula="of:=IF(AND([.$A226]&gt;=[.E$2];[.$A226]&lt;=[.E$3]);1;0)" office:value-type="float" office:value="0" calcext:value-type="float">
            <text:p>0</text:p>
          </table:table-cell>
          <table:table-cell table:formula="of:=IF(AND([.$A226]&gt;=[.F$2];[.$A226]&lt;=[.F$3]);1;0)" office:value-type="float" office:value="0" calcext:value-type="float">
            <text:p>0</text:p>
          </table:table-cell>
          <table:table-cell table:formula="of:=IF(AND([.$A226]&gt;=[.G$2];[.$A226]&lt;=[.G$3]);1;0)" office:value-type="float" office:value="0" calcext:value-type="float">
            <text:p>0</text:p>
          </table:table-cell>
          <table:table-cell/>
          <table:table-cell office:value-type="float" office:value="-1.48801" calcext:value-type="float">
            <text:p>-1.48801</text:p>
          </table:table-cell>
          <table:table-cell table:formula="of:=IF(AND([.$A226]&gt;=[.J$2];[.$A226]&lt;=[.J$3]);1;0)" office:value-type="float" office:value="0" calcext:value-type="float">
            <text:p>0</text:p>
          </table:table-cell>
          <table:table-cell table:formula="of:=IF(AND([.$A226]&gt;=[.K$2];[.$A226]&lt;=[.K$3]);1;0)" office:value-type="float" office:value="0" calcext:value-type="float">
            <text:p>0</text:p>
          </table:table-cell>
          <table:table-cell table:formula="of:=IF(AND([.$A226]&gt;=[.L$2];[.$A226]&lt;=[.L$3]);1;0)" office:value-type="float" office:value="1" calcext:value-type="float">
            <text:p>1</text:p>
          </table:table-cell>
          <table:table-cell table:formula="of:=IF(AND([.$A226]&gt;=[.M$2];[.$A226]&lt;=[.M$3]);1;0)" office:value-type="float" office:value="0" calcext:value-type="float">
            <text:p>0</text:p>
          </table:table-cell>
          <table:table-cell table:formula="of:=IF(AND([.$A226]&gt;=[.N$2];[.$A226]&lt;=[.N$3]);1;0)" office:value-type="float" office:value="0" calcext:value-type="float">
            <text:p>0</text:p>
          </table:table-cell>
          <table:table-cell table:formula="of:=IF(AND([.$A226]&gt;=[.O$2];[.$A2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7598" calcext:value-type="float">
            <text:p>-0.257598</text:p>
          </table:table-cell>
          <table:table-cell table:formula="of:=IF(AND([.$A227]&gt;=[.B$2];[.$A227]&lt;=[.B$3]);1;0)" office:value-type="float" office:value="0" calcext:value-type="float">
            <text:p>0</text:p>
          </table:table-cell>
          <table:table-cell table:formula="of:=IF(AND([.$A227]&gt;=[.C$2];[.$A227]&lt;=[.C$3]);1;0)" office:value-type="float" office:value="0" calcext:value-type="float">
            <text:p>0</text:p>
          </table:table-cell>
          <table:table-cell table:formula="of:=IF(AND([.$A227]&gt;=[.D$2];[.$A227]&lt;=[.D$3]);1;0)" office:value-type="float" office:value="1" calcext:value-type="float">
            <text:p>1</text:p>
          </table:table-cell>
          <table:table-cell table:formula="of:=IF(AND([.$A227]&gt;=[.E$2];[.$A227]&lt;=[.E$3]);1;0)" office:value-type="float" office:value="0" calcext:value-type="float">
            <text:p>0</text:p>
          </table:table-cell>
          <table:table-cell table:formula="of:=IF(AND([.$A227]&gt;=[.F$2];[.$A227]&lt;=[.F$3]);1;0)" office:value-type="float" office:value="0" calcext:value-type="float">
            <text:p>0</text:p>
          </table:table-cell>
          <table:table-cell table:formula="of:=IF(AND([.$A227]&gt;=[.G$2];[.$A227]&lt;=[.G$3]);1;0)" office:value-type="float" office:value="0" calcext:value-type="float">
            <text:p>0</text:p>
          </table:table-cell>
          <table:table-cell/>
          <table:table-cell office:value-type="float" office:value="0.0925595" calcext:value-type="float">
            <text:p>0.0925595</text:p>
          </table:table-cell>
          <table:table-cell table:formula="of:=IF(AND([.$A227]&gt;=[.J$2];[.$A227]&lt;=[.J$3]);1;0)" office:value-type="float" office:value="0" calcext:value-type="float">
            <text:p>0</text:p>
          </table:table-cell>
          <table:table-cell table:formula="of:=IF(AND([.$A227]&gt;=[.K$2];[.$A227]&lt;=[.K$3]);1;0)" office:value-type="float" office:value="0" calcext:value-type="float">
            <text:p>0</text:p>
          </table:table-cell>
          <table:table-cell table:formula="of:=IF(AND([.$A227]&gt;=[.L$2];[.$A227]&lt;=[.L$3]);1;0)" office:value-type="float" office:value="1" calcext:value-type="float">
            <text:p>1</text:p>
          </table:table-cell>
          <table:table-cell table:formula="of:=IF(AND([.$A227]&gt;=[.M$2];[.$A227]&lt;=[.M$3]);1;0)" office:value-type="float" office:value="0" calcext:value-type="float">
            <text:p>0</text:p>
          </table:table-cell>
          <table:table-cell table:formula="of:=IF(AND([.$A227]&gt;=[.N$2];[.$A227]&lt;=[.N$3]);1;0)" office:value-type="float" office:value="0" calcext:value-type="float">
            <text:p>0</text:p>
          </table:table-cell>
          <table:table-cell table:formula="of:=IF(AND([.$A227]&gt;=[.O$2];[.$A2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37141" calcext:value-type="float">
            <text:p>-0.00237141</text:p>
          </table:table-cell>
          <table:table-cell table:formula="of:=IF(AND([.$A228]&gt;=[.B$2];[.$A228]&lt;=[.B$3]);1;0)" office:value-type="float" office:value="0" calcext:value-type="float">
            <text:p>0</text:p>
          </table:table-cell>
          <table:table-cell table:formula="of:=IF(AND([.$A228]&gt;=[.C$2];[.$A228]&lt;=[.C$3]);1;0)" office:value-type="float" office:value="0" calcext:value-type="float">
            <text:p>0</text:p>
          </table:table-cell>
          <table:table-cell table:formula="of:=IF(AND([.$A228]&gt;=[.D$2];[.$A228]&lt;=[.D$3]);1;0)" office:value-type="float" office:value="1" calcext:value-type="float">
            <text:p>1</text:p>
          </table:table-cell>
          <table:table-cell table:formula="of:=IF(AND([.$A228]&gt;=[.E$2];[.$A228]&lt;=[.E$3]);1;0)" office:value-type="float" office:value="0" calcext:value-type="float">
            <text:p>0</text:p>
          </table:table-cell>
          <table:table-cell table:formula="of:=IF(AND([.$A228]&gt;=[.F$2];[.$A228]&lt;=[.F$3]);1;0)" office:value-type="float" office:value="0" calcext:value-type="float">
            <text:p>0</text:p>
          </table:table-cell>
          <table:table-cell table:formula="of:=IF(AND([.$A228]&gt;=[.G$2];[.$A228]&lt;=[.G$3]);1;0)" office:value-type="float" office:value="0" calcext:value-type="float">
            <text:p>0</text:p>
          </table:table-cell>
          <table:table-cell/>
          <table:table-cell office:value-type="float" office:value="0.310445" calcext:value-type="float">
            <text:p>0.310445</text:p>
          </table:table-cell>
          <table:table-cell table:formula="of:=IF(AND([.$A228]&gt;=[.J$2];[.$A228]&lt;=[.J$3]);1;0)" office:value-type="float" office:value="0" calcext:value-type="float">
            <text:p>0</text:p>
          </table:table-cell>
          <table:table-cell table:formula="of:=IF(AND([.$A228]&gt;=[.K$2];[.$A228]&lt;=[.K$3]);1;0)" office:value-type="float" office:value="0" calcext:value-type="float">
            <text:p>0</text:p>
          </table:table-cell>
          <table:table-cell table:formula="of:=IF(AND([.$A228]&gt;=[.L$2];[.$A228]&lt;=[.L$3]);1;0)" office:value-type="float" office:value="1" calcext:value-type="float">
            <text:p>1</text:p>
          </table:table-cell>
          <table:table-cell table:formula="of:=IF(AND([.$A228]&gt;=[.M$2];[.$A228]&lt;=[.M$3]);1;0)" office:value-type="float" office:value="0" calcext:value-type="float">
            <text:p>0</text:p>
          </table:table-cell>
          <table:table-cell table:formula="of:=IF(AND([.$A228]&gt;=[.N$2];[.$A228]&lt;=[.N$3]);1;0)" office:value-type="float" office:value="0" calcext:value-type="float">
            <text:p>0</text:p>
          </table:table-cell>
          <table:table-cell table:formula="of:=IF(AND([.$A228]&gt;=[.O$2];[.$A2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6686" calcext:value-type="float">
            <text:p>-0.346686</text:p>
          </table:table-cell>
          <table:table-cell table:formula="of:=IF(AND([.$A229]&gt;=[.B$2];[.$A229]&lt;=[.B$3]);1;0)" office:value-type="float" office:value="0" calcext:value-type="float">
            <text:p>0</text:p>
          </table:table-cell>
          <table:table-cell table:formula="of:=IF(AND([.$A229]&gt;=[.C$2];[.$A229]&lt;=[.C$3]);1;0)" office:value-type="float" office:value="0" calcext:value-type="float">
            <text:p>0</text:p>
          </table:table-cell>
          <table:table-cell table:formula="of:=IF(AND([.$A229]&gt;=[.D$2];[.$A229]&lt;=[.D$3]);1;0)" office:value-type="float" office:value="1" calcext:value-type="float">
            <text:p>1</text:p>
          </table:table-cell>
          <table:table-cell table:formula="of:=IF(AND([.$A229]&gt;=[.E$2];[.$A229]&lt;=[.E$3]);1;0)" office:value-type="float" office:value="0" calcext:value-type="float">
            <text:p>0</text:p>
          </table:table-cell>
          <table:table-cell table:formula="of:=IF(AND([.$A229]&gt;=[.F$2];[.$A229]&lt;=[.F$3]);1;0)" office:value-type="float" office:value="0" calcext:value-type="float">
            <text:p>0</text:p>
          </table:table-cell>
          <table:table-cell table:formula="of:=IF(AND([.$A229]&gt;=[.G$2];[.$A229]&lt;=[.G$3]);1;0)" office:value-type="float" office:value="0" calcext:value-type="float">
            <text:p>0</text:p>
          </table:table-cell>
          <table:table-cell/>
          <table:table-cell office:value-type="float" office:value="-0.192878" calcext:value-type="float">
            <text:p>-0.192878</text:p>
          </table:table-cell>
          <table:table-cell table:formula="of:=IF(AND([.$A229]&gt;=[.J$2];[.$A229]&lt;=[.J$3]);1;0)" office:value-type="float" office:value="0" calcext:value-type="float">
            <text:p>0</text:p>
          </table:table-cell>
          <table:table-cell table:formula="of:=IF(AND([.$A229]&gt;=[.K$2];[.$A229]&lt;=[.K$3]);1;0)" office:value-type="float" office:value="0" calcext:value-type="float">
            <text:p>0</text:p>
          </table:table-cell>
          <table:table-cell table:formula="of:=IF(AND([.$A229]&gt;=[.L$2];[.$A229]&lt;=[.L$3]);1;0)" office:value-type="float" office:value="1" calcext:value-type="float">
            <text:p>1</text:p>
          </table:table-cell>
          <table:table-cell table:formula="of:=IF(AND([.$A229]&gt;=[.M$2];[.$A229]&lt;=[.M$3]);1;0)" office:value-type="float" office:value="0" calcext:value-type="float">
            <text:p>0</text:p>
          </table:table-cell>
          <table:table-cell table:formula="of:=IF(AND([.$A229]&gt;=[.N$2];[.$A229]&lt;=[.N$3]);1;0)" office:value-type="float" office:value="0" calcext:value-type="float">
            <text:p>0</text:p>
          </table:table-cell>
          <table:table-cell table:formula="of:=IF(AND([.$A229]&gt;=[.O$2];[.$A2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6541" calcext:value-type="float">
            <text:p>-1.46541</text:p>
          </table:table-cell>
          <table:table-cell table:formula="of:=IF(AND([.$A230]&gt;=[.B$2];[.$A230]&lt;=[.B$3]);1;0)" office:value-type="float" office:value="0" calcext:value-type="float">
            <text:p>0</text:p>
          </table:table-cell>
          <table:table-cell table:formula="of:=IF(AND([.$A230]&gt;=[.C$2];[.$A230]&lt;=[.C$3]);1;0)" office:value-type="float" office:value="1" calcext:value-type="float">
            <text:p>1</text:p>
          </table:table-cell>
          <table:table-cell table:formula="of:=IF(AND([.$A230]&gt;=[.D$2];[.$A230]&lt;=[.D$3]);1;0)" office:value-type="float" office:value="0" calcext:value-type="float">
            <text:p>0</text:p>
          </table:table-cell>
          <table:table-cell table:formula="of:=IF(AND([.$A230]&gt;=[.E$2];[.$A230]&lt;=[.E$3]);1;0)" office:value-type="float" office:value="0" calcext:value-type="float">
            <text:p>0</text:p>
          </table:table-cell>
          <table:table-cell table:formula="of:=IF(AND([.$A230]&gt;=[.F$2];[.$A230]&lt;=[.F$3]);1;0)" office:value-type="float" office:value="0" calcext:value-type="float">
            <text:p>0</text:p>
          </table:table-cell>
          <table:table-cell table:formula="of:=IF(AND([.$A230]&gt;=[.G$2];[.$A230]&lt;=[.G$3]);1;0)" office:value-type="float" office:value="0" calcext:value-type="float">
            <text:p>0</text:p>
          </table:table-cell>
          <table:table-cell/>
          <table:table-cell office:value-type="float" office:value="-0.459401" calcext:value-type="float">
            <text:p>-0.459401</text:p>
          </table:table-cell>
          <table:table-cell table:formula="of:=IF(AND([.$A230]&gt;=[.J$2];[.$A230]&lt;=[.J$3]);1;0)" office:value-type="float" office:value="0" calcext:value-type="float">
            <text:p>0</text:p>
          </table:table-cell>
          <table:table-cell table:formula="of:=IF(AND([.$A230]&gt;=[.K$2];[.$A230]&lt;=[.K$3]);1;0)" office:value-type="float" office:value="1" calcext:value-type="float">
            <text:p>1</text:p>
          </table:table-cell>
          <table:table-cell table:formula="of:=IF(AND([.$A230]&gt;=[.L$2];[.$A230]&lt;=[.L$3]);1;0)" office:value-type="float" office:value="0" calcext:value-type="float">
            <text:p>0</text:p>
          </table:table-cell>
          <table:table-cell table:formula="of:=IF(AND([.$A230]&gt;=[.M$2];[.$A230]&lt;=[.M$3]);1;0)" office:value-type="float" office:value="0" calcext:value-type="float">
            <text:p>0</text:p>
          </table:table-cell>
          <table:table-cell table:formula="of:=IF(AND([.$A230]&gt;=[.N$2];[.$A230]&lt;=[.N$3]);1;0)" office:value-type="float" office:value="0" calcext:value-type="float">
            <text:p>0</text:p>
          </table:table-cell>
          <table:table-cell table:formula="of:=IF(AND([.$A230]&gt;=[.O$2];[.$A2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396" calcext:value-type="float">
            <text:p>1.03396</text:p>
          </table:table-cell>
          <table:table-cell table:formula="of:=IF(AND([.$A231]&gt;=[.B$2];[.$A231]&lt;=[.B$3]);1;0)" office:value-type="float" office:value="0" calcext:value-type="float">
            <text:p>0</text:p>
          </table:table-cell>
          <table:table-cell table:formula="of:=IF(AND([.$A231]&gt;=[.C$2];[.$A231]&lt;=[.C$3]);1;0)" office:value-type="float" office:value="0" calcext:value-type="float">
            <text:p>0</text:p>
          </table:table-cell>
          <table:table-cell table:formula="of:=IF(AND([.$A231]&gt;=[.D$2];[.$A231]&lt;=[.D$3]);1;0)" office:value-type="float" office:value="0" calcext:value-type="float">
            <text:p>0</text:p>
          </table:table-cell>
          <table:table-cell table:formula="of:=IF(AND([.$A231]&gt;=[.E$2];[.$A231]&lt;=[.E$3]);1;0)" office:value-type="float" office:value="0" calcext:value-type="float">
            <text:p>0</text:p>
          </table:table-cell>
          <table:table-cell table:formula="of:=IF(AND([.$A231]&gt;=[.F$2];[.$A231]&lt;=[.F$3]);1;0)" office:value-type="float" office:value="1" calcext:value-type="float">
            <text:p>1</text:p>
          </table:table-cell>
          <table:table-cell table:formula="of:=IF(AND([.$A231]&gt;=[.G$2];[.$A231]&lt;=[.G$3]);1;0)" office:value-type="float" office:value="0" calcext:value-type="float">
            <text:p>0</text:p>
          </table:table-cell>
          <table:table-cell/>
          <table:table-cell office:value-type="float" office:value="1.13029" calcext:value-type="float">
            <text:p>1.13029</text:p>
          </table:table-cell>
          <table:table-cell table:formula="of:=IF(AND([.$A231]&gt;=[.J$2];[.$A231]&lt;=[.J$3]);1;0)" office:value-type="float" office:value="0" calcext:value-type="float">
            <text:p>0</text:p>
          </table:table-cell>
          <table:table-cell table:formula="of:=IF(AND([.$A231]&gt;=[.K$2];[.$A231]&lt;=[.K$3]);1;0)" office:value-type="float" office:value="0" calcext:value-type="float">
            <text:p>0</text:p>
          </table:table-cell>
          <table:table-cell table:formula="of:=IF(AND([.$A231]&gt;=[.L$2];[.$A231]&lt;=[.L$3]);1;0)" office:value-type="float" office:value="0" calcext:value-type="float">
            <text:p>0</text:p>
          </table:table-cell>
          <table:table-cell table:formula="of:=IF(AND([.$A231]&gt;=[.M$2];[.$A231]&lt;=[.M$3]);1;0)" office:value-type="float" office:value="0" calcext:value-type="float">
            <text:p>0</text:p>
          </table:table-cell>
          <table:table-cell table:formula="of:=IF(AND([.$A231]&gt;=[.N$2];[.$A231]&lt;=[.N$3]);1;0)" office:value-type="float" office:value="1" calcext:value-type="float">
            <text:p>1</text:p>
          </table:table-cell>
          <table:table-cell table:formula="of:=IF(AND([.$A231]&gt;=[.O$2];[.$A2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5125" calcext:value-type="float">
            <text:p>-0.415125</text:p>
          </table:table-cell>
          <table:table-cell table:formula="of:=IF(AND([.$A232]&gt;=[.B$2];[.$A232]&lt;=[.B$3]);1;0)" office:value-type="float" office:value="0" calcext:value-type="float">
            <text:p>0</text:p>
          </table:table-cell>
          <table:table-cell table:formula="of:=IF(AND([.$A232]&gt;=[.C$2];[.$A232]&lt;=[.C$3]);1;0)" office:value-type="float" office:value="0" calcext:value-type="float">
            <text:p>0</text:p>
          </table:table-cell>
          <table:table-cell table:formula="of:=IF(AND([.$A232]&gt;=[.D$2];[.$A232]&lt;=[.D$3]);1;0)" office:value-type="float" office:value="1" calcext:value-type="float">
            <text:p>1</text:p>
          </table:table-cell>
          <table:table-cell table:formula="of:=IF(AND([.$A232]&gt;=[.E$2];[.$A232]&lt;=[.E$3]);1;0)" office:value-type="float" office:value="0" calcext:value-type="float">
            <text:p>0</text:p>
          </table:table-cell>
          <table:table-cell table:formula="of:=IF(AND([.$A232]&gt;=[.F$2];[.$A232]&lt;=[.F$3]);1;0)" office:value-type="float" office:value="0" calcext:value-type="float">
            <text:p>0</text:p>
          </table:table-cell>
          <table:table-cell table:formula="of:=IF(AND([.$A232]&gt;=[.G$2];[.$A232]&lt;=[.G$3]);1;0)" office:value-type="float" office:value="0" calcext:value-type="float">
            <text:p>0</text:p>
          </table:table-cell>
          <table:table-cell/>
          <table:table-cell office:value-type="float" office:value="0.115677" calcext:value-type="float">
            <text:p>0.115677</text:p>
          </table:table-cell>
          <table:table-cell table:formula="of:=IF(AND([.$A232]&gt;=[.J$2];[.$A232]&lt;=[.J$3]);1;0)" office:value-type="float" office:value="0" calcext:value-type="float">
            <text:p>0</text:p>
          </table:table-cell>
          <table:table-cell table:formula="of:=IF(AND([.$A232]&gt;=[.K$2];[.$A232]&lt;=[.K$3]);1;0)" office:value-type="float" office:value="0" calcext:value-type="float">
            <text:p>0</text:p>
          </table:table-cell>
          <table:table-cell table:formula="of:=IF(AND([.$A232]&gt;=[.L$2];[.$A232]&lt;=[.L$3]);1;0)" office:value-type="float" office:value="1" calcext:value-type="float">
            <text:p>1</text:p>
          </table:table-cell>
          <table:table-cell table:formula="of:=IF(AND([.$A232]&gt;=[.M$2];[.$A232]&lt;=[.M$3]);1;0)" office:value-type="float" office:value="0" calcext:value-type="float">
            <text:p>0</text:p>
          </table:table-cell>
          <table:table-cell table:formula="of:=IF(AND([.$A232]&gt;=[.N$2];[.$A232]&lt;=[.N$3]);1;0)" office:value-type="float" office:value="0" calcext:value-type="float">
            <text:p>0</text:p>
          </table:table-cell>
          <table:table-cell table:formula="of:=IF(AND([.$A232]&gt;=[.O$2];[.$A2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649" calcext:value-type="float">
            <text:p>0.450649</text:p>
          </table:table-cell>
          <table:table-cell table:formula="of:=IF(AND([.$A233]&gt;=[.B$2];[.$A233]&lt;=[.B$3]);1;0)" office:value-type="float" office:value="0" calcext:value-type="float">
            <text:p>0</text:p>
          </table:table-cell>
          <table:table-cell table:formula="of:=IF(AND([.$A233]&gt;=[.C$2];[.$A233]&lt;=[.C$3]);1;0)" office:value-type="float" office:value="0" calcext:value-type="float">
            <text:p>0</text:p>
          </table:table-cell>
          <table:table-cell table:formula="of:=IF(AND([.$A233]&gt;=[.D$2];[.$A233]&lt;=[.D$3]);1;0)" office:value-type="float" office:value="0" calcext:value-type="float">
            <text:p>0</text:p>
          </table:table-cell>
          <table:table-cell table:formula="of:=IF(AND([.$A233]&gt;=[.E$2];[.$A233]&lt;=[.E$3]);1;0)" office:value-type="float" office:value="1" calcext:value-type="float">
            <text:p>1</text:p>
          </table:table-cell>
          <table:table-cell table:formula="of:=IF(AND([.$A233]&gt;=[.F$2];[.$A233]&lt;=[.F$3]);1;0)" office:value-type="float" office:value="0" calcext:value-type="float">
            <text:p>0</text:p>
          </table:table-cell>
          <table:table-cell table:formula="of:=IF(AND([.$A233]&gt;=[.G$2];[.$A233]&lt;=[.G$3]);1;0)" office:value-type="float" office:value="0" calcext:value-type="float">
            <text:p>0</text:p>
          </table:table-cell>
          <table:table-cell/>
          <table:table-cell office:value-type="float" office:value="-0.0207763" calcext:value-type="float">
            <text:p>-0.0207763</text:p>
          </table:table-cell>
          <table:table-cell table:formula="of:=IF(AND([.$A233]&gt;=[.J$2];[.$A233]&lt;=[.J$3]);1;0)" office:value-type="float" office:value="0" calcext:value-type="float">
            <text:p>0</text:p>
          </table:table-cell>
          <table:table-cell table:formula="of:=IF(AND([.$A233]&gt;=[.K$2];[.$A233]&lt;=[.K$3]);1;0)" office:value-type="float" office:value="0" calcext:value-type="float">
            <text:p>0</text:p>
          </table:table-cell>
          <table:table-cell table:formula="of:=IF(AND([.$A233]&gt;=[.L$2];[.$A233]&lt;=[.L$3]);1;0)" office:value-type="float" office:value="0" calcext:value-type="float">
            <text:p>0</text:p>
          </table:table-cell>
          <table:table-cell table:formula="of:=IF(AND([.$A233]&gt;=[.M$2];[.$A233]&lt;=[.M$3]);1;0)" office:value-type="float" office:value="1" calcext:value-type="float">
            <text:p>1</text:p>
          </table:table-cell>
          <table:table-cell table:formula="of:=IF(AND([.$A233]&gt;=[.N$2];[.$A233]&lt;=[.N$3]);1;0)" office:value-type="float" office:value="0" calcext:value-type="float">
            <text:p>0</text:p>
          </table:table-cell>
          <table:table-cell table:formula="of:=IF(AND([.$A233]&gt;=[.O$2];[.$A2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3913" calcext:value-type="float">
            <text:p>-0.353913</text:p>
          </table:table-cell>
          <table:table-cell table:formula="of:=IF(AND([.$A234]&gt;=[.B$2];[.$A234]&lt;=[.B$3]);1;0)" office:value-type="float" office:value="0" calcext:value-type="float">
            <text:p>0</text:p>
          </table:table-cell>
          <table:table-cell table:formula="of:=IF(AND([.$A234]&gt;=[.C$2];[.$A234]&lt;=[.C$3]);1;0)" office:value-type="float" office:value="0" calcext:value-type="float">
            <text:p>0</text:p>
          </table:table-cell>
          <table:table-cell table:formula="of:=IF(AND([.$A234]&gt;=[.D$2];[.$A234]&lt;=[.D$3]);1;0)" office:value-type="float" office:value="1" calcext:value-type="float">
            <text:p>1</text:p>
          </table:table-cell>
          <table:table-cell table:formula="of:=IF(AND([.$A234]&gt;=[.E$2];[.$A234]&lt;=[.E$3]);1;0)" office:value-type="float" office:value="0" calcext:value-type="float">
            <text:p>0</text:p>
          </table:table-cell>
          <table:table-cell table:formula="of:=IF(AND([.$A234]&gt;=[.F$2];[.$A234]&lt;=[.F$3]);1;0)" office:value-type="float" office:value="0" calcext:value-type="float">
            <text:p>0</text:p>
          </table:table-cell>
          <table:table-cell table:formula="of:=IF(AND([.$A234]&gt;=[.G$2];[.$A234]&lt;=[.G$3]);1;0)" office:value-type="float" office:value="0" calcext:value-type="float">
            <text:p>0</text:p>
          </table:table-cell>
          <table:table-cell/>
          <table:table-cell office:value-type="float" office:value="-0.0624183" calcext:value-type="float">
            <text:p>-0.0624183</text:p>
          </table:table-cell>
          <table:table-cell table:formula="of:=IF(AND([.$A234]&gt;=[.J$2];[.$A234]&lt;=[.J$3]);1;0)" office:value-type="float" office:value="0" calcext:value-type="float">
            <text:p>0</text:p>
          </table:table-cell>
          <table:table-cell table:formula="of:=IF(AND([.$A234]&gt;=[.K$2];[.$A234]&lt;=[.K$3]);1;0)" office:value-type="float" office:value="0" calcext:value-type="float">
            <text:p>0</text:p>
          </table:table-cell>
          <table:table-cell table:formula="of:=IF(AND([.$A234]&gt;=[.L$2];[.$A234]&lt;=[.L$3]);1;0)" office:value-type="float" office:value="1" calcext:value-type="float">
            <text:p>1</text:p>
          </table:table-cell>
          <table:table-cell table:formula="of:=IF(AND([.$A234]&gt;=[.M$2];[.$A234]&lt;=[.M$3]);1;0)" office:value-type="float" office:value="0" calcext:value-type="float">
            <text:p>0</text:p>
          </table:table-cell>
          <table:table-cell table:formula="of:=IF(AND([.$A234]&gt;=[.N$2];[.$A234]&lt;=[.N$3]);1;0)" office:value-type="float" office:value="0" calcext:value-type="float">
            <text:p>0</text:p>
          </table:table-cell>
          <table:table-cell table:formula="of:=IF(AND([.$A234]&gt;=[.O$2];[.$A2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4875" calcext:value-type="float">
            <text:p>-0.634875</text:p>
          </table:table-cell>
          <table:table-cell table:formula="of:=IF(AND([.$A235]&gt;=[.B$2];[.$A235]&lt;=[.B$3]);1;0)" office:value-type="float" office:value="0" calcext:value-type="float">
            <text:p>0</text:p>
          </table:table-cell>
          <table:table-cell table:formula="of:=IF(AND([.$A235]&gt;=[.C$2];[.$A235]&lt;=[.C$3]);1;0)" office:value-type="float" office:value="0" calcext:value-type="float">
            <text:p>0</text:p>
          </table:table-cell>
          <table:table-cell table:formula="of:=IF(AND([.$A235]&gt;=[.D$2];[.$A235]&lt;=[.D$3]);1;0)" office:value-type="float" office:value="1" calcext:value-type="float">
            <text:p>1</text:p>
          </table:table-cell>
          <table:table-cell table:formula="of:=IF(AND([.$A235]&gt;=[.E$2];[.$A235]&lt;=[.E$3]);1;0)" office:value-type="float" office:value="0" calcext:value-type="float">
            <text:p>0</text:p>
          </table:table-cell>
          <table:table-cell table:formula="of:=IF(AND([.$A235]&gt;=[.F$2];[.$A235]&lt;=[.F$3]);1;0)" office:value-type="float" office:value="0" calcext:value-type="float">
            <text:p>0</text:p>
          </table:table-cell>
          <table:table-cell table:formula="of:=IF(AND([.$A235]&gt;=[.G$2];[.$A235]&lt;=[.G$3]);1;0)" office:value-type="float" office:value="0" calcext:value-type="float">
            <text:p>0</text:p>
          </table:table-cell>
          <table:table-cell/>
          <table:table-cell office:value-type="float" office:value="-0.0659798" calcext:value-type="float">
            <text:p>-0.0659798</text:p>
          </table:table-cell>
          <table:table-cell table:formula="of:=IF(AND([.$A235]&gt;=[.J$2];[.$A235]&lt;=[.J$3]);1;0)" office:value-type="float" office:value="0" calcext:value-type="float">
            <text:p>0</text:p>
          </table:table-cell>
          <table:table-cell table:formula="of:=IF(AND([.$A235]&gt;=[.K$2];[.$A235]&lt;=[.K$3]);1;0)" office:value-type="float" office:value="0" calcext:value-type="float">
            <text:p>0</text:p>
          </table:table-cell>
          <table:table-cell table:formula="of:=IF(AND([.$A235]&gt;=[.L$2];[.$A235]&lt;=[.L$3]);1;0)" office:value-type="float" office:value="1" calcext:value-type="float">
            <text:p>1</text:p>
          </table:table-cell>
          <table:table-cell table:formula="of:=IF(AND([.$A235]&gt;=[.M$2];[.$A235]&lt;=[.M$3]);1;0)" office:value-type="float" office:value="0" calcext:value-type="float">
            <text:p>0</text:p>
          </table:table-cell>
          <table:table-cell table:formula="of:=IF(AND([.$A235]&gt;=[.N$2];[.$A235]&lt;=[.N$3]);1;0)" office:value-type="float" office:value="0" calcext:value-type="float">
            <text:p>0</text:p>
          </table:table-cell>
          <table:table-cell table:formula="of:=IF(AND([.$A235]&gt;=[.O$2];[.$A2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6351" calcext:value-type="float">
            <text:p>-0.496351</text:p>
          </table:table-cell>
          <table:table-cell table:formula="of:=IF(AND([.$A236]&gt;=[.B$2];[.$A236]&lt;=[.B$3]);1;0)" office:value-type="float" office:value="0" calcext:value-type="float">
            <text:p>0</text:p>
          </table:table-cell>
          <table:table-cell table:formula="of:=IF(AND([.$A236]&gt;=[.C$2];[.$A236]&lt;=[.C$3]);1;0)" office:value-type="float" office:value="0" calcext:value-type="float">
            <text:p>0</text:p>
          </table:table-cell>
          <table:table-cell table:formula="of:=IF(AND([.$A236]&gt;=[.D$2];[.$A236]&lt;=[.D$3]);1;0)" office:value-type="float" office:value="1" calcext:value-type="float">
            <text:p>1</text:p>
          </table:table-cell>
          <table:table-cell table:formula="of:=IF(AND([.$A236]&gt;=[.E$2];[.$A236]&lt;=[.E$3]);1;0)" office:value-type="float" office:value="0" calcext:value-type="float">
            <text:p>0</text:p>
          </table:table-cell>
          <table:table-cell table:formula="of:=IF(AND([.$A236]&gt;=[.F$2];[.$A236]&lt;=[.F$3]);1;0)" office:value-type="float" office:value="0" calcext:value-type="float">
            <text:p>0</text:p>
          </table:table-cell>
          <table:table-cell table:formula="of:=IF(AND([.$A236]&gt;=[.G$2];[.$A236]&lt;=[.G$3]);1;0)" office:value-type="float" office:value="0" calcext:value-type="float">
            <text:p>0</text:p>
          </table:table-cell>
          <table:table-cell/>
          <table:table-cell office:value-type="float" office:value="0.794985" calcext:value-type="float">
            <text:p>0.794985</text:p>
          </table:table-cell>
          <table:table-cell table:formula="of:=IF(AND([.$A236]&gt;=[.J$2];[.$A236]&lt;=[.J$3]);1;0)" office:value-type="float" office:value="0" calcext:value-type="float">
            <text:p>0</text:p>
          </table:table-cell>
          <table:table-cell table:formula="of:=IF(AND([.$A236]&gt;=[.K$2];[.$A236]&lt;=[.K$3]);1;0)" office:value-type="float" office:value="0" calcext:value-type="float">
            <text:p>0</text:p>
          </table:table-cell>
          <table:table-cell table:formula="of:=IF(AND([.$A236]&gt;=[.L$2];[.$A236]&lt;=[.L$3]);1;0)" office:value-type="float" office:value="1" calcext:value-type="float">
            <text:p>1</text:p>
          </table:table-cell>
          <table:table-cell table:formula="of:=IF(AND([.$A236]&gt;=[.M$2];[.$A236]&lt;=[.M$3]);1;0)" office:value-type="float" office:value="0" calcext:value-type="float">
            <text:p>0</text:p>
          </table:table-cell>
          <table:table-cell table:formula="of:=IF(AND([.$A236]&gt;=[.N$2];[.$A236]&lt;=[.N$3]);1;0)" office:value-type="float" office:value="0" calcext:value-type="float">
            <text:p>0</text:p>
          </table:table-cell>
          <table:table-cell table:formula="of:=IF(AND([.$A236]&gt;=[.O$2];[.$A2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607" calcext:value-type="float">
            <text:p>1.43607</text:p>
          </table:table-cell>
          <table:table-cell table:formula="of:=IF(AND([.$A237]&gt;=[.B$2];[.$A237]&lt;=[.B$3]);1;0)" office:value-type="float" office:value="0" calcext:value-type="float">
            <text:p>0</text:p>
          </table:table-cell>
          <table:table-cell table:formula="of:=IF(AND([.$A237]&gt;=[.C$2];[.$A237]&lt;=[.C$3]);1;0)" office:value-type="float" office:value="0" calcext:value-type="float">
            <text:p>0</text:p>
          </table:table-cell>
          <table:table-cell table:formula="of:=IF(AND([.$A237]&gt;=[.D$2];[.$A237]&lt;=[.D$3]);1;0)" office:value-type="float" office:value="0" calcext:value-type="float">
            <text:p>0</text:p>
          </table:table-cell>
          <table:table-cell table:formula="of:=IF(AND([.$A237]&gt;=[.E$2];[.$A237]&lt;=[.E$3]);1;0)" office:value-type="float" office:value="0" calcext:value-type="float">
            <text:p>0</text:p>
          </table:table-cell>
          <table:table-cell table:formula="of:=IF(AND([.$A237]&gt;=[.F$2];[.$A237]&lt;=[.F$3]);1;0)" office:value-type="float" office:value="1" calcext:value-type="float">
            <text:p>1</text:p>
          </table:table-cell>
          <table:table-cell table:formula="of:=IF(AND([.$A237]&gt;=[.G$2];[.$A237]&lt;=[.G$3]);1;0)" office:value-type="float" office:value="0" calcext:value-type="float">
            <text:p>0</text:p>
          </table:table-cell>
          <table:table-cell/>
          <table:table-cell office:value-type="float" office:value="1.23364" calcext:value-type="float">
            <text:p>1.23364</text:p>
          </table:table-cell>
          <table:table-cell table:formula="of:=IF(AND([.$A237]&gt;=[.J$2];[.$A237]&lt;=[.J$3]);1;0)" office:value-type="float" office:value="0" calcext:value-type="float">
            <text:p>0</text:p>
          </table:table-cell>
          <table:table-cell table:formula="of:=IF(AND([.$A237]&gt;=[.K$2];[.$A237]&lt;=[.K$3]);1;0)" office:value-type="float" office:value="0" calcext:value-type="float">
            <text:p>0</text:p>
          </table:table-cell>
          <table:table-cell table:formula="of:=IF(AND([.$A237]&gt;=[.L$2];[.$A237]&lt;=[.L$3]);1;0)" office:value-type="float" office:value="0" calcext:value-type="float">
            <text:p>0</text:p>
          </table:table-cell>
          <table:table-cell table:formula="of:=IF(AND([.$A237]&gt;=[.M$2];[.$A237]&lt;=[.M$3]);1;0)" office:value-type="float" office:value="0" calcext:value-type="float">
            <text:p>0</text:p>
          </table:table-cell>
          <table:table-cell table:formula="of:=IF(AND([.$A237]&gt;=[.N$2];[.$A237]&lt;=[.N$3]);1;0)" office:value-type="float" office:value="1" calcext:value-type="float">
            <text:p>1</text:p>
          </table:table-cell>
          <table:table-cell table:formula="of:=IF(AND([.$A237]&gt;=[.O$2];[.$A2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3953" calcext:value-type="float">
            <text:p>-1.13953</text:p>
          </table:table-cell>
          <table:table-cell table:formula="of:=IF(AND([.$A238]&gt;=[.B$2];[.$A238]&lt;=[.B$3]);1;0)" office:value-type="float" office:value="0" calcext:value-type="float">
            <text:p>0</text:p>
          </table:table-cell>
          <table:table-cell table:formula="of:=IF(AND([.$A238]&gt;=[.C$2];[.$A238]&lt;=[.C$3]);1;0)" office:value-type="float" office:value="1" calcext:value-type="float">
            <text:p>1</text:p>
          </table:table-cell>
          <table:table-cell table:formula="of:=IF(AND([.$A238]&gt;=[.D$2];[.$A238]&lt;=[.D$3]);1;0)" office:value-type="float" office:value="0" calcext:value-type="float">
            <text:p>0</text:p>
          </table:table-cell>
          <table:table-cell table:formula="of:=IF(AND([.$A238]&gt;=[.E$2];[.$A238]&lt;=[.E$3]);1;0)" office:value-type="float" office:value="0" calcext:value-type="float">
            <text:p>0</text:p>
          </table:table-cell>
          <table:table-cell table:formula="of:=IF(AND([.$A238]&gt;=[.F$2];[.$A238]&lt;=[.F$3]);1;0)" office:value-type="float" office:value="0" calcext:value-type="float">
            <text:p>0</text:p>
          </table:table-cell>
          <table:table-cell table:formula="of:=IF(AND([.$A238]&gt;=[.G$2];[.$A238]&lt;=[.G$3]);1;0)" office:value-type="float" office:value="0" calcext:value-type="float">
            <text:p>0</text:p>
          </table:table-cell>
          <table:table-cell/>
          <table:table-cell office:value-type="float" office:value="-2.48322" calcext:value-type="float">
            <text:p>-2.48322</text:p>
          </table:table-cell>
          <table:table-cell table:formula="of:=IF(AND([.$A238]&gt;=[.J$2];[.$A238]&lt;=[.J$3]);1;0)" office:value-type="float" office:value="0" calcext:value-type="float">
            <text:p>0</text:p>
          </table:table-cell>
          <table:table-cell table:formula="of:=IF(AND([.$A238]&gt;=[.K$2];[.$A238]&lt;=[.K$3]);1;0)" office:value-type="float" office:value="1" calcext:value-type="float">
            <text:p>1</text:p>
          </table:table-cell>
          <table:table-cell table:formula="of:=IF(AND([.$A238]&gt;=[.L$2];[.$A238]&lt;=[.L$3]);1;0)" office:value-type="float" office:value="0" calcext:value-type="float">
            <text:p>0</text:p>
          </table:table-cell>
          <table:table-cell table:formula="of:=IF(AND([.$A238]&gt;=[.M$2];[.$A238]&lt;=[.M$3]);1;0)" office:value-type="float" office:value="0" calcext:value-type="float">
            <text:p>0</text:p>
          </table:table-cell>
          <table:table-cell table:formula="of:=IF(AND([.$A238]&gt;=[.N$2];[.$A238]&lt;=[.N$3]);1;0)" office:value-type="float" office:value="0" calcext:value-type="float">
            <text:p>0</text:p>
          </table:table-cell>
          <table:table-cell table:formula="of:=IF(AND([.$A238]&gt;=[.O$2];[.$A2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4284" calcext:value-type="float">
            <text:p>-0.884284</text:p>
          </table:table-cell>
          <table:table-cell table:formula="of:=IF(AND([.$A239]&gt;=[.B$2];[.$A239]&lt;=[.B$3]);1;0)" office:value-type="float" office:value="0" calcext:value-type="float">
            <text:p>0</text:p>
          </table:table-cell>
          <table:table-cell table:formula="of:=IF(AND([.$A239]&gt;=[.C$2];[.$A239]&lt;=[.C$3]);1;0)" office:value-type="float" office:value="0" calcext:value-type="float">
            <text:p>0</text:p>
          </table:table-cell>
          <table:table-cell table:formula="of:=IF(AND([.$A239]&gt;=[.D$2];[.$A239]&lt;=[.D$3]);1;0)" office:value-type="float" office:value="1" calcext:value-type="float">
            <text:p>1</text:p>
          </table:table-cell>
          <table:table-cell table:formula="of:=IF(AND([.$A239]&gt;=[.E$2];[.$A239]&lt;=[.E$3]);1;0)" office:value-type="float" office:value="0" calcext:value-type="float">
            <text:p>0</text:p>
          </table:table-cell>
          <table:table-cell table:formula="of:=IF(AND([.$A239]&gt;=[.F$2];[.$A239]&lt;=[.F$3]);1;0)" office:value-type="float" office:value="0" calcext:value-type="float">
            <text:p>0</text:p>
          </table:table-cell>
          <table:table-cell table:formula="of:=IF(AND([.$A239]&gt;=[.G$2];[.$A239]&lt;=[.G$3]);1;0)" office:value-type="float" office:value="0" calcext:value-type="float">
            <text:p>0</text:p>
          </table:table-cell>
          <table:table-cell/>
          <table:table-cell office:value-type="float" office:value="-0.375457" calcext:value-type="float">
            <text:p>-0.375457</text:p>
          </table:table-cell>
          <table:table-cell table:formula="of:=IF(AND([.$A239]&gt;=[.J$2];[.$A239]&lt;=[.J$3]);1;0)" office:value-type="float" office:value="0" calcext:value-type="float">
            <text:p>0</text:p>
          </table:table-cell>
          <table:table-cell table:formula="of:=IF(AND([.$A239]&gt;=[.K$2];[.$A239]&lt;=[.K$3]);1;0)" office:value-type="float" office:value="0" calcext:value-type="float">
            <text:p>0</text:p>
          </table:table-cell>
          <table:table-cell table:formula="of:=IF(AND([.$A239]&gt;=[.L$2];[.$A239]&lt;=[.L$3]);1;0)" office:value-type="float" office:value="1" calcext:value-type="float">
            <text:p>1</text:p>
          </table:table-cell>
          <table:table-cell table:formula="of:=IF(AND([.$A239]&gt;=[.M$2];[.$A239]&lt;=[.M$3]);1;0)" office:value-type="float" office:value="0" calcext:value-type="float">
            <text:p>0</text:p>
          </table:table-cell>
          <table:table-cell table:formula="of:=IF(AND([.$A239]&gt;=[.N$2];[.$A239]&lt;=[.N$3]);1;0)" office:value-type="float" office:value="0" calcext:value-type="float">
            <text:p>0</text:p>
          </table:table-cell>
          <table:table-cell table:formula="of:=IF(AND([.$A239]&gt;=[.O$2];[.$A2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725" calcext:value-type="float">
            <text:p>0.594725</text:p>
          </table:table-cell>
          <table:table-cell table:formula="of:=IF(AND([.$A240]&gt;=[.B$2];[.$A240]&lt;=[.B$3]);1;0)" office:value-type="float" office:value="0" calcext:value-type="float">
            <text:p>0</text:p>
          </table:table-cell>
          <table:table-cell table:formula="of:=IF(AND([.$A240]&gt;=[.C$2];[.$A240]&lt;=[.C$3]);1;0)" office:value-type="float" office:value="0" calcext:value-type="float">
            <text:p>0</text:p>
          </table:table-cell>
          <table:table-cell table:formula="of:=IF(AND([.$A240]&gt;=[.D$2];[.$A240]&lt;=[.D$3]);1;0)" office:value-type="float" office:value="0" calcext:value-type="float">
            <text:p>0</text:p>
          </table:table-cell>
          <table:table-cell table:formula="of:=IF(AND([.$A240]&gt;=[.E$2];[.$A240]&lt;=[.E$3]);1;0)" office:value-type="float" office:value="1" calcext:value-type="float">
            <text:p>1</text:p>
          </table:table-cell>
          <table:table-cell table:formula="of:=IF(AND([.$A240]&gt;=[.F$2];[.$A240]&lt;=[.F$3]);1;0)" office:value-type="float" office:value="0" calcext:value-type="float">
            <text:p>0</text:p>
          </table:table-cell>
          <table:table-cell table:formula="of:=IF(AND([.$A240]&gt;=[.G$2];[.$A240]&lt;=[.G$3]);1;0)" office:value-type="float" office:value="0" calcext:value-type="float">
            <text:p>0</text:p>
          </table:table-cell>
          <table:table-cell/>
          <table:table-cell office:value-type="float" office:value="1.05713" calcext:value-type="float">
            <text:p>1.05713</text:p>
          </table:table-cell>
          <table:table-cell table:formula="of:=IF(AND([.$A240]&gt;=[.J$2];[.$A240]&lt;=[.J$3]);1;0)" office:value-type="float" office:value="0" calcext:value-type="float">
            <text:p>0</text:p>
          </table:table-cell>
          <table:table-cell table:formula="of:=IF(AND([.$A240]&gt;=[.K$2];[.$A240]&lt;=[.K$3]);1;0)" office:value-type="float" office:value="0" calcext:value-type="float">
            <text:p>0</text:p>
          </table:table-cell>
          <table:table-cell table:formula="of:=IF(AND([.$A240]&gt;=[.L$2];[.$A240]&lt;=[.L$3]);1;0)" office:value-type="float" office:value="0" calcext:value-type="float">
            <text:p>0</text:p>
          </table:table-cell>
          <table:table-cell table:formula="of:=IF(AND([.$A240]&gt;=[.M$2];[.$A240]&lt;=[.M$3]);1;0)" office:value-type="float" office:value="1" calcext:value-type="float">
            <text:p>1</text:p>
          </table:table-cell>
          <table:table-cell table:formula="of:=IF(AND([.$A240]&gt;=[.N$2];[.$A240]&lt;=[.N$3]);1;0)" office:value-type="float" office:value="0" calcext:value-type="float">
            <text:p>0</text:p>
          </table:table-cell>
          <table:table-cell table:formula="of:=IF(AND([.$A240]&gt;=[.O$2];[.$A2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74515" calcext:value-type="float">
            <text:p>-0.0774515</text:p>
          </table:table-cell>
          <table:table-cell table:formula="of:=IF(AND([.$A241]&gt;=[.B$2];[.$A241]&lt;=[.B$3]);1;0)" office:value-type="float" office:value="0" calcext:value-type="float">
            <text:p>0</text:p>
          </table:table-cell>
          <table:table-cell table:formula="of:=IF(AND([.$A241]&gt;=[.C$2];[.$A241]&lt;=[.C$3]);1;0)" office:value-type="float" office:value="0" calcext:value-type="float">
            <text:p>0</text:p>
          </table:table-cell>
          <table:table-cell table:formula="of:=IF(AND([.$A241]&gt;=[.D$2];[.$A241]&lt;=[.D$3]);1;0)" office:value-type="float" office:value="1" calcext:value-type="float">
            <text:p>1</text:p>
          </table:table-cell>
          <table:table-cell table:formula="of:=IF(AND([.$A241]&gt;=[.E$2];[.$A241]&lt;=[.E$3]);1;0)" office:value-type="float" office:value="0" calcext:value-type="float">
            <text:p>0</text:p>
          </table:table-cell>
          <table:table-cell table:formula="of:=IF(AND([.$A241]&gt;=[.F$2];[.$A241]&lt;=[.F$3]);1;0)" office:value-type="float" office:value="0" calcext:value-type="float">
            <text:p>0</text:p>
          </table:table-cell>
          <table:table-cell table:formula="of:=IF(AND([.$A241]&gt;=[.G$2];[.$A241]&lt;=[.G$3]);1;0)" office:value-type="float" office:value="0" calcext:value-type="float">
            <text:p>0</text:p>
          </table:table-cell>
          <table:table-cell/>
          <table:table-cell office:value-type="float" office:value="-0.19591" calcext:value-type="float">
            <text:p>-0.19591</text:p>
          </table:table-cell>
          <table:table-cell table:formula="of:=IF(AND([.$A241]&gt;=[.J$2];[.$A241]&lt;=[.J$3]);1;0)" office:value-type="float" office:value="0" calcext:value-type="float">
            <text:p>0</text:p>
          </table:table-cell>
          <table:table-cell table:formula="of:=IF(AND([.$A241]&gt;=[.K$2];[.$A241]&lt;=[.K$3]);1;0)" office:value-type="float" office:value="0" calcext:value-type="float">
            <text:p>0</text:p>
          </table:table-cell>
          <table:table-cell table:formula="of:=IF(AND([.$A241]&gt;=[.L$2];[.$A241]&lt;=[.L$3]);1;0)" office:value-type="float" office:value="1" calcext:value-type="float">
            <text:p>1</text:p>
          </table:table-cell>
          <table:table-cell table:formula="of:=IF(AND([.$A241]&gt;=[.M$2];[.$A241]&lt;=[.M$3]);1;0)" office:value-type="float" office:value="0" calcext:value-type="float">
            <text:p>0</text:p>
          </table:table-cell>
          <table:table-cell table:formula="of:=IF(AND([.$A241]&gt;=[.N$2];[.$A241]&lt;=[.N$3]);1;0)" office:value-type="float" office:value="0" calcext:value-type="float">
            <text:p>0</text:p>
          </table:table-cell>
          <table:table-cell table:formula="of:=IF(AND([.$A241]&gt;=[.O$2];[.$A2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6347" calcext:value-type="float">
            <text:p>-0.536347</text:p>
          </table:table-cell>
          <table:table-cell table:formula="of:=IF(AND([.$A242]&gt;=[.B$2];[.$A242]&lt;=[.B$3]);1;0)" office:value-type="float" office:value="0" calcext:value-type="float">
            <text:p>0</text:p>
          </table:table-cell>
          <table:table-cell table:formula="of:=IF(AND([.$A242]&gt;=[.C$2];[.$A242]&lt;=[.C$3]);1;0)" office:value-type="float" office:value="0" calcext:value-type="float">
            <text:p>0</text:p>
          </table:table-cell>
          <table:table-cell table:formula="of:=IF(AND([.$A242]&gt;=[.D$2];[.$A242]&lt;=[.D$3]);1;0)" office:value-type="float" office:value="1" calcext:value-type="float">
            <text:p>1</text:p>
          </table:table-cell>
          <table:table-cell table:formula="of:=IF(AND([.$A242]&gt;=[.E$2];[.$A242]&lt;=[.E$3]);1;0)" office:value-type="float" office:value="0" calcext:value-type="float">
            <text:p>0</text:p>
          </table:table-cell>
          <table:table-cell table:formula="of:=IF(AND([.$A242]&gt;=[.F$2];[.$A242]&lt;=[.F$3]);1;0)" office:value-type="float" office:value="0" calcext:value-type="float">
            <text:p>0</text:p>
          </table:table-cell>
          <table:table-cell table:formula="of:=IF(AND([.$A242]&gt;=[.G$2];[.$A242]&lt;=[.G$3]);1;0)" office:value-type="float" office:value="0" calcext:value-type="float">
            <text:p>0</text:p>
          </table:table-cell>
          <table:table-cell/>
          <table:table-cell office:value-type="float" office:value="0.0796837" calcext:value-type="float">
            <text:p>0.0796837</text:p>
          </table:table-cell>
          <table:table-cell table:formula="of:=IF(AND([.$A242]&gt;=[.J$2];[.$A242]&lt;=[.J$3]);1;0)" office:value-type="float" office:value="0" calcext:value-type="float">
            <text:p>0</text:p>
          </table:table-cell>
          <table:table-cell table:formula="of:=IF(AND([.$A242]&gt;=[.K$2];[.$A242]&lt;=[.K$3]);1;0)" office:value-type="float" office:value="0" calcext:value-type="float">
            <text:p>0</text:p>
          </table:table-cell>
          <table:table-cell table:formula="of:=IF(AND([.$A242]&gt;=[.L$2];[.$A242]&lt;=[.L$3]);1;0)" office:value-type="float" office:value="1" calcext:value-type="float">
            <text:p>1</text:p>
          </table:table-cell>
          <table:table-cell table:formula="of:=IF(AND([.$A242]&gt;=[.M$2];[.$A242]&lt;=[.M$3]);1;0)" office:value-type="float" office:value="0" calcext:value-type="float">
            <text:p>0</text:p>
          </table:table-cell>
          <table:table-cell table:formula="of:=IF(AND([.$A242]&gt;=[.N$2];[.$A242]&lt;=[.N$3]);1;0)" office:value-type="float" office:value="0" calcext:value-type="float">
            <text:p>0</text:p>
          </table:table-cell>
          <table:table-cell table:formula="of:=IF(AND([.$A242]&gt;=[.O$2];[.$A2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2086" calcext:value-type="float">
            <text:p>-0.902086</text:p>
          </table:table-cell>
          <table:table-cell table:formula="of:=IF(AND([.$A243]&gt;=[.B$2];[.$A243]&lt;=[.B$3]);1;0)" office:value-type="float" office:value="0" calcext:value-type="float">
            <text:p>0</text:p>
          </table:table-cell>
          <table:table-cell table:formula="of:=IF(AND([.$A243]&gt;=[.C$2];[.$A243]&lt;=[.C$3]);1;0)" office:value-type="float" office:value="0" calcext:value-type="float">
            <text:p>0</text:p>
          </table:table-cell>
          <table:table-cell table:formula="of:=IF(AND([.$A243]&gt;=[.D$2];[.$A243]&lt;=[.D$3]);1;0)" office:value-type="float" office:value="1" calcext:value-type="float">
            <text:p>1</text:p>
          </table:table-cell>
          <table:table-cell table:formula="of:=IF(AND([.$A243]&gt;=[.E$2];[.$A243]&lt;=[.E$3]);1;0)" office:value-type="float" office:value="0" calcext:value-type="float">
            <text:p>0</text:p>
          </table:table-cell>
          <table:table-cell table:formula="of:=IF(AND([.$A243]&gt;=[.F$2];[.$A243]&lt;=[.F$3]);1;0)" office:value-type="float" office:value="0" calcext:value-type="float">
            <text:p>0</text:p>
          </table:table-cell>
          <table:table-cell table:formula="of:=IF(AND([.$A243]&gt;=[.G$2];[.$A243]&lt;=[.G$3]);1;0)" office:value-type="float" office:value="0" calcext:value-type="float">
            <text:p>0</text:p>
          </table:table-cell>
          <table:table-cell/>
          <table:table-cell office:value-type="float" office:value="1.691" calcext:value-type="float">
            <text:p>1.691</text:p>
          </table:table-cell>
          <table:table-cell table:formula="of:=IF(AND([.$A243]&gt;=[.J$2];[.$A243]&lt;=[.J$3]);1;0)" office:value-type="float" office:value="0" calcext:value-type="float">
            <text:p>0</text:p>
          </table:table-cell>
          <table:table-cell table:formula="of:=IF(AND([.$A243]&gt;=[.K$2];[.$A243]&lt;=[.K$3]);1;0)" office:value-type="float" office:value="0" calcext:value-type="float">
            <text:p>0</text:p>
          </table:table-cell>
          <table:table-cell table:formula="of:=IF(AND([.$A243]&gt;=[.L$2];[.$A243]&lt;=[.L$3]);1;0)" office:value-type="float" office:value="1" calcext:value-type="float">
            <text:p>1</text:p>
          </table:table-cell>
          <table:table-cell table:formula="of:=IF(AND([.$A243]&gt;=[.M$2];[.$A243]&lt;=[.M$3]);1;0)" office:value-type="float" office:value="0" calcext:value-type="float">
            <text:p>0</text:p>
          </table:table-cell>
          <table:table-cell table:formula="of:=IF(AND([.$A243]&gt;=[.N$2];[.$A243]&lt;=[.N$3]);1;0)" office:value-type="float" office:value="0" calcext:value-type="float">
            <text:p>0</text:p>
          </table:table-cell>
          <table:table-cell table:formula="of:=IF(AND([.$A243]&gt;=[.O$2];[.$A2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5024" calcext:value-type="float">
            <text:p>-0.265024</text:p>
          </table:table-cell>
          <table:table-cell table:formula="of:=IF(AND([.$A244]&gt;=[.B$2];[.$A244]&lt;=[.B$3]);1;0)" office:value-type="float" office:value="0" calcext:value-type="float">
            <text:p>0</text:p>
          </table:table-cell>
          <table:table-cell table:formula="of:=IF(AND([.$A244]&gt;=[.C$2];[.$A244]&lt;=[.C$3]);1;0)" office:value-type="float" office:value="0" calcext:value-type="float">
            <text:p>0</text:p>
          </table:table-cell>
          <table:table-cell table:formula="of:=IF(AND([.$A244]&gt;=[.D$2];[.$A244]&lt;=[.D$3]);1;0)" office:value-type="float" office:value="1" calcext:value-type="float">
            <text:p>1</text:p>
          </table:table-cell>
          <table:table-cell table:formula="of:=IF(AND([.$A244]&gt;=[.E$2];[.$A244]&lt;=[.E$3]);1;0)" office:value-type="float" office:value="0" calcext:value-type="float">
            <text:p>0</text:p>
          </table:table-cell>
          <table:table-cell table:formula="of:=IF(AND([.$A244]&gt;=[.F$2];[.$A244]&lt;=[.F$3]);1;0)" office:value-type="float" office:value="0" calcext:value-type="float">
            <text:p>0</text:p>
          </table:table-cell>
          <table:table-cell table:formula="of:=IF(AND([.$A244]&gt;=[.G$2];[.$A244]&lt;=[.G$3]);1;0)" office:value-type="float" office:value="0" calcext:value-type="float">
            <text:p>0</text:p>
          </table:table-cell>
          <table:table-cell/>
          <table:table-cell office:value-type="float" office:value="-0.782566" calcext:value-type="float">
            <text:p>-0.782566</text:p>
          </table:table-cell>
          <table:table-cell table:formula="of:=IF(AND([.$A244]&gt;=[.J$2];[.$A244]&lt;=[.J$3]);1;0)" office:value-type="float" office:value="0" calcext:value-type="float">
            <text:p>0</text:p>
          </table:table-cell>
          <table:table-cell table:formula="of:=IF(AND([.$A244]&gt;=[.K$2];[.$A244]&lt;=[.K$3]);1;0)" office:value-type="float" office:value="0" calcext:value-type="float">
            <text:p>0</text:p>
          </table:table-cell>
          <table:table-cell table:formula="of:=IF(AND([.$A244]&gt;=[.L$2];[.$A244]&lt;=[.L$3]);1;0)" office:value-type="float" office:value="1" calcext:value-type="float">
            <text:p>1</text:p>
          </table:table-cell>
          <table:table-cell table:formula="of:=IF(AND([.$A244]&gt;=[.M$2];[.$A244]&lt;=[.M$3]);1;0)" office:value-type="float" office:value="0" calcext:value-type="float">
            <text:p>0</text:p>
          </table:table-cell>
          <table:table-cell table:formula="of:=IF(AND([.$A244]&gt;=[.N$2];[.$A244]&lt;=[.N$3]);1;0)" office:value-type="float" office:value="0" calcext:value-type="float">
            <text:p>0</text:p>
          </table:table-cell>
          <table:table-cell table:formula="of:=IF(AND([.$A244]&gt;=[.O$2];[.$A2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5984" calcext:value-type="float">
            <text:p>-0.515984</text:p>
          </table:table-cell>
          <table:table-cell table:formula="of:=IF(AND([.$A245]&gt;=[.B$2];[.$A245]&lt;=[.B$3]);1;0)" office:value-type="float" office:value="0" calcext:value-type="float">
            <text:p>0</text:p>
          </table:table-cell>
          <table:table-cell table:formula="of:=IF(AND([.$A245]&gt;=[.C$2];[.$A245]&lt;=[.C$3]);1;0)" office:value-type="float" office:value="0" calcext:value-type="float">
            <text:p>0</text:p>
          </table:table-cell>
          <table:table-cell table:formula="of:=IF(AND([.$A245]&gt;=[.D$2];[.$A245]&lt;=[.D$3]);1;0)" office:value-type="float" office:value="1" calcext:value-type="float">
            <text:p>1</text:p>
          </table:table-cell>
          <table:table-cell table:formula="of:=IF(AND([.$A245]&gt;=[.E$2];[.$A245]&lt;=[.E$3]);1;0)" office:value-type="float" office:value="0" calcext:value-type="float">
            <text:p>0</text:p>
          </table:table-cell>
          <table:table-cell table:formula="of:=IF(AND([.$A245]&gt;=[.F$2];[.$A245]&lt;=[.F$3]);1;0)" office:value-type="float" office:value="0" calcext:value-type="float">
            <text:p>0</text:p>
          </table:table-cell>
          <table:table-cell table:formula="of:=IF(AND([.$A245]&gt;=[.G$2];[.$A245]&lt;=[.G$3]);1;0)" office:value-type="float" office:value="0" calcext:value-type="float">
            <text:p>0</text:p>
          </table:table-cell>
          <table:table-cell/>
          <table:table-cell office:value-type="float" office:value="0.642682" calcext:value-type="float">
            <text:p>0.642682</text:p>
          </table:table-cell>
          <table:table-cell table:formula="of:=IF(AND([.$A245]&gt;=[.J$2];[.$A245]&lt;=[.J$3]);1;0)" office:value-type="float" office:value="0" calcext:value-type="float">
            <text:p>0</text:p>
          </table:table-cell>
          <table:table-cell table:formula="of:=IF(AND([.$A245]&gt;=[.K$2];[.$A245]&lt;=[.K$3]);1;0)" office:value-type="float" office:value="0" calcext:value-type="float">
            <text:p>0</text:p>
          </table:table-cell>
          <table:table-cell table:formula="of:=IF(AND([.$A245]&gt;=[.L$2];[.$A245]&lt;=[.L$3]);1;0)" office:value-type="float" office:value="1" calcext:value-type="float">
            <text:p>1</text:p>
          </table:table-cell>
          <table:table-cell table:formula="of:=IF(AND([.$A245]&gt;=[.M$2];[.$A245]&lt;=[.M$3]);1;0)" office:value-type="float" office:value="0" calcext:value-type="float">
            <text:p>0</text:p>
          </table:table-cell>
          <table:table-cell table:formula="of:=IF(AND([.$A245]&gt;=[.N$2];[.$A245]&lt;=[.N$3]);1;0)" office:value-type="float" office:value="0" calcext:value-type="float">
            <text:p>0</text:p>
          </table:table-cell>
          <table:table-cell table:formula="of:=IF(AND([.$A245]&gt;=[.O$2];[.$A2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6312" calcext:value-type="float">
            <text:p>-0.606312</text:p>
          </table:table-cell>
          <table:table-cell table:formula="of:=IF(AND([.$A246]&gt;=[.B$2];[.$A246]&lt;=[.B$3]);1;0)" office:value-type="float" office:value="0" calcext:value-type="float">
            <text:p>0</text:p>
          </table:table-cell>
          <table:table-cell table:formula="of:=IF(AND([.$A246]&gt;=[.C$2];[.$A246]&lt;=[.C$3]);1;0)" office:value-type="float" office:value="0" calcext:value-type="float">
            <text:p>0</text:p>
          </table:table-cell>
          <table:table-cell table:formula="of:=IF(AND([.$A246]&gt;=[.D$2];[.$A246]&lt;=[.D$3]);1;0)" office:value-type="float" office:value="1" calcext:value-type="float">
            <text:p>1</text:p>
          </table:table-cell>
          <table:table-cell table:formula="of:=IF(AND([.$A246]&gt;=[.E$2];[.$A246]&lt;=[.E$3]);1;0)" office:value-type="float" office:value="0" calcext:value-type="float">
            <text:p>0</text:p>
          </table:table-cell>
          <table:table-cell table:formula="of:=IF(AND([.$A246]&gt;=[.F$2];[.$A246]&lt;=[.F$3]);1;0)" office:value-type="float" office:value="0" calcext:value-type="float">
            <text:p>0</text:p>
          </table:table-cell>
          <table:table-cell table:formula="of:=IF(AND([.$A246]&gt;=[.G$2];[.$A246]&lt;=[.G$3]);1;0)" office:value-type="float" office:value="0" calcext:value-type="float">
            <text:p>0</text:p>
          </table:table-cell>
          <table:table-cell/>
          <table:table-cell office:value-type="float" office:value="-1.21057" calcext:value-type="float">
            <text:p>-1.21057</text:p>
          </table:table-cell>
          <table:table-cell table:formula="of:=IF(AND([.$A246]&gt;=[.J$2];[.$A246]&lt;=[.J$3]);1;0)" office:value-type="float" office:value="0" calcext:value-type="float">
            <text:p>0</text:p>
          </table:table-cell>
          <table:table-cell table:formula="of:=IF(AND([.$A246]&gt;=[.K$2];[.$A246]&lt;=[.K$3]);1;0)" office:value-type="float" office:value="0" calcext:value-type="float">
            <text:p>0</text:p>
          </table:table-cell>
          <table:table-cell table:formula="of:=IF(AND([.$A246]&gt;=[.L$2];[.$A246]&lt;=[.L$3]);1;0)" office:value-type="float" office:value="1" calcext:value-type="float">
            <text:p>1</text:p>
          </table:table-cell>
          <table:table-cell table:formula="of:=IF(AND([.$A246]&gt;=[.M$2];[.$A246]&lt;=[.M$3]);1;0)" office:value-type="float" office:value="0" calcext:value-type="float">
            <text:p>0</text:p>
          </table:table-cell>
          <table:table-cell table:formula="of:=IF(AND([.$A246]&gt;=[.N$2];[.$A246]&lt;=[.N$3]);1;0)" office:value-type="float" office:value="0" calcext:value-type="float">
            <text:p>0</text:p>
          </table:table-cell>
          <table:table-cell table:formula="of:=IF(AND([.$A246]&gt;=[.O$2];[.$A2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277" calcext:value-type="float">
            <text:p>1.31277</text:p>
          </table:table-cell>
          <table:table-cell table:formula="of:=IF(AND([.$A247]&gt;=[.B$2];[.$A247]&lt;=[.B$3]);1;0)" office:value-type="float" office:value="0" calcext:value-type="float">
            <text:p>0</text:p>
          </table:table-cell>
          <table:table-cell table:formula="of:=IF(AND([.$A247]&gt;=[.C$2];[.$A247]&lt;=[.C$3]);1;0)" office:value-type="float" office:value="0" calcext:value-type="float">
            <text:p>0</text:p>
          </table:table-cell>
          <table:table-cell table:formula="of:=IF(AND([.$A247]&gt;=[.D$2];[.$A247]&lt;=[.D$3]);1;0)" office:value-type="float" office:value="0" calcext:value-type="float">
            <text:p>0</text:p>
          </table:table-cell>
          <table:table-cell table:formula="of:=IF(AND([.$A247]&gt;=[.E$2];[.$A247]&lt;=[.E$3]);1;0)" office:value-type="float" office:value="0" calcext:value-type="float">
            <text:p>0</text:p>
          </table:table-cell>
          <table:table-cell table:formula="of:=IF(AND([.$A247]&gt;=[.F$2];[.$A247]&lt;=[.F$3]);1;0)" office:value-type="float" office:value="1" calcext:value-type="float">
            <text:p>1</text:p>
          </table:table-cell>
          <table:table-cell table:formula="of:=IF(AND([.$A247]&gt;=[.G$2];[.$A247]&lt;=[.G$3]);1;0)" office:value-type="float" office:value="0" calcext:value-type="float">
            <text:p>0</text:p>
          </table:table-cell>
          <table:table-cell/>
          <table:table-cell office:value-type="float" office:value="0.981699" calcext:value-type="float">
            <text:p>0.981699</text:p>
          </table:table-cell>
          <table:table-cell table:formula="of:=IF(AND([.$A247]&gt;=[.J$2];[.$A247]&lt;=[.J$3]);1;0)" office:value-type="float" office:value="0" calcext:value-type="float">
            <text:p>0</text:p>
          </table:table-cell>
          <table:table-cell table:formula="of:=IF(AND([.$A247]&gt;=[.K$2];[.$A247]&lt;=[.K$3]);1;0)" office:value-type="float" office:value="0" calcext:value-type="float">
            <text:p>0</text:p>
          </table:table-cell>
          <table:table-cell table:formula="of:=IF(AND([.$A247]&gt;=[.L$2];[.$A247]&lt;=[.L$3]);1;0)" office:value-type="float" office:value="0" calcext:value-type="float">
            <text:p>0</text:p>
          </table:table-cell>
          <table:table-cell table:formula="of:=IF(AND([.$A247]&gt;=[.M$2];[.$A247]&lt;=[.M$3]);1;0)" office:value-type="float" office:value="0" calcext:value-type="float">
            <text:p>0</text:p>
          </table:table-cell>
          <table:table-cell table:formula="of:=IF(AND([.$A247]&gt;=[.N$2];[.$A247]&lt;=[.N$3]);1;0)" office:value-type="float" office:value="1" calcext:value-type="float">
            <text:p>1</text:p>
          </table:table-cell>
          <table:table-cell table:formula="of:=IF(AND([.$A247]&gt;=[.O$2];[.$A2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91" calcext:value-type="float">
            <text:p>0.250091</text:p>
          </table:table-cell>
          <table:table-cell table:formula="of:=IF(AND([.$A248]&gt;=[.B$2];[.$A248]&lt;=[.B$3]);1;0)" office:value-type="float" office:value="0" calcext:value-type="float">
            <text:p>0</text:p>
          </table:table-cell>
          <table:table-cell table:formula="of:=IF(AND([.$A248]&gt;=[.C$2];[.$A248]&lt;=[.C$3]);1;0)" office:value-type="float" office:value="0" calcext:value-type="float">
            <text:p>0</text:p>
          </table:table-cell>
          <table:table-cell table:formula="of:=IF(AND([.$A248]&gt;=[.D$2];[.$A248]&lt;=[.D$3]);1;0)" office:value-type="float" office:value="0" calcext:value-type="float">
            <text:p>0</text:p>
          </table:table-cell>
          <table:table-cell table:formula="of:=IF(AND([.$A248]&gt;=[.E$2];[.$A248]&lt;=[.E$3]);1;0)" office:value-type="float" office:value="1" calcext:value-type="float">
            <text:p>1</text:p>
          </table:table-cell>
          <table:table-cell table:formula="of:=IF(AND([.$A248]&gt;=[.F$2];[.$A248]&lt;=[.F$3]);1;0)" office:value-type="float" office:value="0" calcext:value-type="float">
            <text:p>0</text:p>
          </table:table-cell>
          <table:table-cell table:formula="of:=IF(AND([.$A248]&gt;=[.G$2];[.$A248]&lt;=[.G$3]);1;0)" office:value-type="float" office:value="0" calcext:value-type="float">
            <text:p>0</text:p>
          </table:table-cell>
          <table:table-cell/>
          <table:table-cell office:value-type="float" office:value="0.344011" calcext:value-type="float">
            <text:p>0.344011</text:p>
          </table:table-cell>
          <table:table-cell table:formula="of:=IF(AND([.$A248]&gt;=[.J$2];[.$A248]&lt;=[.J$3]);1;0)" office:value-type="float" office:value="0" calcext:value-type="float">
            <text:p>0</text:p>
          </table:table-cell>
          <table:table-cell table:formula="of:=IF(AND([.$A248]&gt;=[.K$2];[.$A248]&lt;=[.K$3]);1;0)" office:value-type="float" office:value="0" calcext:value-type="float">
            <text:p>0</text:p>
          </table:table-cell>
          <table:table-cell table:formula="of:=IF(AND([.$A248]&gt;=[.L$2];[.$A248]&lt;=[.L$3]);1;0)" office:value-type="float" office:value="0" calcext:value-type="float">
            <text:p>0</text:p>
          </table:table-cell>
          <table:table-cell table:formula="of:=IF(AND([.$A248]&gt;=[.M$2];[.$A248]&lt;=[.M$3]);1;0)" office:value-type="float" office:value="1" calcext:value-type="float">
            <text:p>1</text:p>
          </table:table-cell>
          <table:table-cell table:formula="of:=IF(AND([.$A248]&gt;=[.N$2];[.$A248]&lt;=[.N$3]);1;0)" office:value-type="float" office:value="0" calcext:value-type="float">
            <text:p>0</text:p>
          </table:table-cell>
          <table:table-cell table:formula="of:=IF(AND([.$A248]&gt;=[.O$2];[.$A2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167" calcext:value-type="float">
            <text:p>1.24167</text:p>
          </table:table-cell>
          <table:table-cell table:formula="of:=IF(AND([.$A249]&gt;=[.B$2];[.$A249]&lt;=[.B$3]);1;0)" office:value-type="float" office:value="0" calcext:value-type="float">
            <text:p>0</text:p>
          </table:table-cell>
          <table:table-cell table:formula="of:=IF(AND([.$A249]&gt;=[.C$2];[.$A249]&lt;=[.C$3]);1;0)" office:value-type="float" office:value="0" calcext:value-type="float">
            <text:p>0</text:p>
          </table:table-cell>
          <table:table-cell table:formula="of:=IF(AND([.$A249]&gt;=[.D$2];[.$A249]&lt;=[.D$3]);1;0)" office:value-type="float" office:value="0" calcext:value-type="float">
            <text:p>0</text:p>
          </table:table-cell>
          <table:table-cell table:formula="of:=IF(AND([.$A249]&gt;=[.E$2];[.$A249]&lt;=[.E$3]);1;0)" office:value-type="float" office:value="0" calcext:value-type="float">
            <text:p>0</text:p>
          </table:table-cell>
          <table:table-cell table:formula="of:=IF(AND([.$A249]&gt;=[.F$2];[.$A249]&lt;=[.F$3]);1;0)" office:value-type="float" office:value="1" calcext:value-type="float">
            <text:p>1</text:p>
          </table:table-cell>
          <table:table-cell table:formula="of:=IF(AND([.$A249]&gt;=[.G$2];[.$A249]&lt;=[.G$3]);1;0)" office:value-type="float" office:value="0" calcext:value-type="float">
            <text:p>0</text:p>
          </table:table-cell>
          <table:table-cell/>
          <table:table-cell office:value-type="float" office:value="1.58372" calcext:value-type="float">
            <text:p>1.58372</text:p>
          </table:table-cell>
          <table:table-cell table:formula="of:=IF(AND([.$A249]&gt;=[.J$2];[.$A249]&lt;=[.J$3]);1;0)" office:value-type="float" office:value="0" calcext:value-type="float">
            <text:p>0</text:p>
          </table:table-cell>
          <table:table-cell table:formula="of:=IF(AND([.$A249]&gt;=[.K$2];[.$A249]&lt;=[.K$3]);1;0)" office:value-type="float" office:value="0" calcext:value-type="float">
            <text:p>0</text:p>
          </table:table-cell>
          <table:table-cell table:formula="of:=IF(AND([.$A249]&gt;=[.L$2];[.$A249]&lt;=[.L$3]);1;0)" office:value-type="float" office:value="0" calcext:value-type="float">
            <text:p>0</text:p>
          </table:table-cell>
          <table:table-cell table:formula="of:=IF(AND([.$A249]&gt;=[.M$2];[.$A249]&lt;=[.M$3]);1;0)" office:value-type="float" office:value="0" calcext:value-type="float">
            <text:p>0</text:p>
          </table:table-cell>
          <table:table-cell table:formula="of:=IF(AND([.$A249]&gt;=[.N$2];[.$A249]&lt;=[.N$3]);1;0)" office:value-type="float" office:value="1" calcext:value-type="float">
            <text:p>1</text:p>
          </table:table-cell>
          <table:table-cell table:formula="of:=IF(AND([.$A249]&gt;=[.O$2];[.$A2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8509" calcext:value-type="float">
            <text:p>0.248509</text:p>
          </table:table-cell>
          <table:table-cell table:formula="of:=IF(AND([.$A250]&gt;=[.B$2];[.$A250]&lt;=[.B$3]);1;0)" office:value-type="float" office:value="0" calcext:value-type="float">
            <text:p>0</text:p>
          </table:table-cell>
          <table:table-cell table:formula="of:=IF(AND([.$A250]&gt;=[.C$2];[.$A250]&lt;=[.C$3]);1;0)" office:value-type="float" office:value="0" calcext:value-type="float">
            <text:p>0</text:p>
          </table:table-cell>
          <table:table-cell table:formula="of:=IF(AND([.$A250]&gt;=[.D$2];[.$A250]&lt;=[.D$3]);1;0)" office:value-type="float" office:value="0" calcext:value-type="float">
            <text:p>0</text:p>
          </table:table-cell>
          <table:table-cell table:formula="of:=IF(AND([.$A250]&gt;=[.E$2];[.$A250]&lt;=[.E$3]);1;0)" office:value-type="float" office:value="1" calcext:value-type="float">
            <text:p>1</text:p>
          </table:table-cell>
          <table:table-cell table:formula="of:=IF(AND([.$A250]&gt;=[.F$2];[.$A250]&lt;=[.F$3]);1;0)" office:value-type="float" office:value="0" calcext:value-type="float">
            <text:p>0</text:p>
          </table:table-cell>
          <table:table-cell table:formula="of:=IF(AND([.$A250]&gt;=[.G$2];[.$A250]&lt;=[.G$3]);1;0)" office:value-type="float" office:value="0" calcext:value-type="float">
            <text:p>0</text:p>
          </table:table-cell>
          <table:table-cell/>
          <table:table-cell office:value-type="float" office:value="-0.598819" calcext:value-type="float">
            <text:p>-0.598819</text:p>
          </table:table-cell>
          <table:table-cell table:formula="of:=IF(AND([.$A250]&gt;=[.J$2];[.$A250]&lt;=[.J$3]);1;0)" office:value-type="float" office:value="0" calcext:value-type="float">
            <text:p>0</text:p>
          </table:table-cell>
          <table:table-cell table:formula="of:=IF(AND([.$A250]&gt;=[.K$2];[.$A250]&lt;=[.K$3]);1;0)" office:value-type="float" office:value="0" calcext:value-type="float">
            <text:p>0</text:p>
          </table:table-cell>
          <table:table-cell table:formula="of:=IF(AND([.$A250]&gt;=[.L$2];[.$A250]&lt;=[.L$3]);1;0)" office:value-type="float" office:value="0" calcext:value-type="float">
            <text:p>0</text:p>
          </table:table-cell>
          <table:table-cell table:formula="of:=IF(AND([.$A250]&gt;=[.M$2];[.$A250]&lt;=[.M$3]);1;0)" office:value-type="float" office:value="1" calcext:value-type="float">
            <text:p>1</text:p>
          </table:table-cell>
          <table:table-cell table:formula="of:=IF(AND([.$A250]&gt;=[.N$2];[.$A250]&lt;=[.N$3]);1;0)" office:value-type="float" office:value="0" calcext:value-type="float">
            <text:p>0</text:p>
          </table:table-cell>
          <table:table-cell table:formula="of:=IF(AND([.$A250]&gt;=[.O$2];[.$A2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9823" calcext:value-type="float">
            <text:p>-0.899823</text:p>
          </table:table-cell>
          <table:table-cell table:formula="of:=IF(AND([.$A251]&gt;=[.B$2];[.$A251]&lt;=[.B$3]);1;0)" office:value-type="float" office:value="0" calcext:value-type="float">
            <text:p>0</text:p>
          </table:table-cell>
          <table:table-cell table:formula="of:=IF(AND([.$A251]&gt;=[.C$2];[.$A251]&lt;=[.C$3]);1;0)" office:value-type="float" office:value="0" calcext:value-type="float">
            <text:p>0</text:p>
          </table:table-cell>
          <table:table-cell table:formula="of:=IF(AND([.$A251]&gt;=[.D$2];[.$A251]&lt;=[.D$3]);1;0)" office:value-type="float" office:value="1" calcext:value-type="float">
            <text:p>1</text:p>
          </table:table-cell>
          <table:table-cell table:formula="of:=IF(AND([.$A251]&gt;=[.E$2];[.$A251]&lt;=[.E$3]);1;0)" office:value-type="float" office:value="0" calcext:value-type="float">
            <text:p>0</text:p>
          </table:table-cell>
          <table:table-cell table:formula="of:=IF(AND([.$A251]&gt;=[.F$2];[.$A251]&lt;=[.F$3]);1;0)" office:value-type="float" office:value="0" calcext:value-type="float">
            <text:p>0</text:p>
          </table:table-cell>
          <table:table-cell table:formula="of:=IF(AND([.$A251]&gt;=[.G$2];[.$A251]&lt;=[.G$3]);1;0)" office:value-type="float" office:value="0" calcext:value-type="float">
            <text:p>0</text:p>
          </table:table-cell>
          <table:table-cell/>
          <table:table-cell office:value-type="float" office:value="-0.226452" calcext:value-type="float">
            <text:p>-0.226452</text:p>
          </table:table-cell>
          <table:table-cell table:formula="of:=IF(AND([.$A251]&gt;=[.J$2];[.$A251]&lt;=[.J$3]);1;0)" office:value-type="float" office:value="0" calcext:value-type="float">
            <text:p>0</text:p>
          </table:table-cell>
          <table:table-cell table:formula="of:=IF(AND([.$A251]&gt;=[.K$2];[.$A251]&lt;=[.K$3]);1;0)" office:value-type="float" office:value="0" calcext:value-type="float">
            <text:p>0</text:p>
          </table:table-cell>
          <table:table-cell table:formula="of:=IF(AND([.$A251]&gt;=[.L$2];[.$A251]&lt;=[.L$3]);1;0)" office:value-type="float" office:value="1" calcext:value-type="float">
            <text:p>1</text:p>
          </table:table-cell>
          <table:table-cell table:formula="of:=IF(AND([.$A251]&gt;=[.M$2];[.$A251]&lt;=[.M$3]);1;0)" office:value-type="float" office:value="0" calcext:value-type="float">
            <text:p>0</text:p>
          </table:table-cell>
          <table:table-cell table:formula="of:=IF(AND([.$A251]&gt;=[.N$2];[.$A251]&lt;=[.N$3]);1;0)" office:value-type="float" office:value="0" calcext:value-type="float">
            <text:p>0</text:p>
          </table:table-cell>
          <table:table-cell table:formula="of:=IF(AND([.$A251]&gt;=[.O$2];[.$A2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0377" calcext:value-type="float">
            <text:p>-1.70377</text:p>
          </table:table-cell>
          <table:table-cell table:formula="of:=IF(AND([.$A252]&gt;=[.B$2];[.$A252]&lt;=[.B$3]);1;0)" office:value-type="float" office:value="0" calcext:value-type="float">
            <text:p>0</text:p>
          </table:table-cell>
          <table:table-cell table:formula="of:=IF(AND([.$A252]&gt;=[.C$2];[.$A252]&lt;=[.C$3]);1;0)" office:value-type="float" office:value="1" calcext:value-type="float">
            <text:p>1</text:p>
          </table:table-cell>
          <table:table-cell table:formula="of:=IF(AND([.$A252]&gt;=[.D$2];[.$A252]&lt;=[.D$3]);1;0)" office:value-type="float" office:value="0" calcext:value-type="float">
            <text:p>0</text:p>
          </table:table-cell>
          <table:table-cell table:formula="of:=IF(AND([.$A252]&gt;=[.E$2];[.$A252]&lt;=[.E$3]);1;0)" office:value-type="float" office:value="0" calcext:value-type="float">
            <text:p>0</text:p>
          </table:table-cell>
          <table:table-cell table:formula="of:=IF(AND([.$A252]&gt;=[.F$2];[.$A252]&lt;=[.F$3]);1;0)" office:value-type="float" office:value="0" calcext:value-type="float">
            <text:p>0</text:p>
          </table:table-cell>
          <table:table-cell table:formula="of:=IF(AND([.$A252]&gt;=[.G$2];[.$A252]&lt;=[.G$3]);1;0)" office:value-type="float" office:value="0" calcext:value-type="float">
            <text:p>0</text:p>
          </table:table-cell>
          <table:table-cell/>
          <table:table-cell office:value-type="float" office:value="-0.126883" calcext:value-type="float">
            <text:p>-0.126883</text:p>
          </table:table-cell>
          <table:table-cell table:formula="of:=IF(AND([.$A252]&gt;=[.J$2];[.$A252]&lt;=[.J$3]);1;0)" office:value-type="float" office:value="0" calcext:value-type="float">
            <text:p>0</text:p>
          </table:table-cell>
          <table:table-cell table:formula="of:=IF(AND([.$A252]&gt;=[.K$2];[.$A252]&lt;=[.K$3]);1;0)" office:value-type="float" office:value="1" calcext:value-type="float">
            <text:p>1</text:p>
          </table:table-cell>
          <table:table-cell table:formula="of:=IF(AND([.$A252]&gt;=[.L$2];[.$A252]&lt;=[.L$3]);1;0)" office:value-type="float" office:value="0" calcext:value-type="float">
            <text:p>0</text:p>
          </table:table-cell>
          <table:table-cell table:formula="of:=IF(AND([.$A252]&gt;=[.M$2];[.$A252]&lt;=[.M$3]);1;0)" office:value-type="float" office:value="0" calcext:value-type="float">
            <text:p>0</text:p>
          </table:table-cell>
          <table:table-cell table:formula="of:=IF(AND([.$A252]&gt;=[.N$2];[.$A252]&lt;=[.N$3]);1;0)" office:value-type="float" office:value="0" calcext:value-type="float">
            <text:p>0</text:p>
          </table:table-cell>
          <table:table-cell table:formula="of:=IF(AND([.$A252]&gt;=[.O$2];[.$A2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9038" calcext:value-type="float">
            <text:p>-1.29038</text:p>
          </table:table-cell>
          <table:table-cell table:formula="of:=IF(AND([.$A253]&gt;=[.B$2];[.$A253]&lt;=[.B$3]);1;0)" office:value-type="float" office:value="0" calcext:value-type="float">
            <text:p>0</text:p>
          </table:table-cell>
          <table:table-cell table:formula="of:=IF(AND([.$A253]&gt;=[.C$2];[.$A253]&lt;=[.C$3]);1;0)" office:value-type="float" office:value="1" calcext:value-type="float">
            <text:p>1</text:p>
          </table:table-cell>
          <table:table-cell table:formula="of:=IF(AND([.$A253]&gt;=[.D$2];[.$A253]&lt;=[.D$3]);1;0)" office:value-type="float" office:value="0" calcext:value-type="float">
            <text:p>0</text:p>
          </table:table-cell>
          <table:table-cell table:formula="of:=IF(AND([.$A253]&gt;=[.E$2];[.$A253]&lt;=[.E$3]);1;0)" office:value-type="float" office:value="0" calcext:value-type="float">
            <text:p>0</text:p>
          </table:table-cell>
          <table:table-cell table:formula="of:=IF(AND([.$A253]&gt;=[.F$2];[.$A253]&lt;=[.F$3]);1;0)" office:value-type="float" office:value="0" calcext:value-type="float">
            <text:p>0</text:p>
          </table:table-cell>
          <table:table-cell table:formula="of:=IF(AND([.$A253]&gt;=[.G$2];[.$A253]&lt;=[.G$3]);1;0)" office:value-type="float" office:value="0" calcext:value-type="float">
            <text:p>0</text:p>
          </table:table-cell>
          <table:table-cell/>
          <table:table-cell office:value-type="float" office:value="-0.269382" calcext:value-type="float">
            <text:p>-0.269382</text:p>
          </table:table-cell>
          <table:table-cell table:formula="of:=IF(AND([.$A253]&gt;=[.J$2];[.$A253]&lt;=[.J$3]);1;0)" office:value-type="float" office:value="0" calcext:value-type="float">
            <text:p>0</text:p>
          </table:table-cell>
          <table:table-cell table:formula="of:=IF(AND([.$A253]&gt;=[.K$2];[.$A253]&lt;=[.K$3]);1;0)" office:value-type="float" office:value="1" calcext:value-type="float">
            <text:p>1</text:p>
          </table:table-cell>
          <table:table-cell table:formula="of:=IF(AND([.$A253]&gt;=[.L$2];[.$A253]&lt;=[.L$3]);1;0)" office:value-type="float" office:value="0" calcext:value-type="float">
            <text:p>0</text:p>
          </table:table-cell>
          <table:table-cell table:formula="of:=IF(AND([.$A253]&gt;=[.M$2];[.$A253]&lt;=[.M$3]);1;0)" office:value-type="float" office:value="0" calcext:value-type="float">
            <text:p>0</text:p>
          </table:table-cell>
          <table:table-cell table:formula="of:=IF(AND([.$A253]&gt;=[.N$2];[.$A253]&lt;=[.N$3]);1;0)" office:value-type="float" office:value="0" calcext:value-type="float">
            <text:p>0</text:p>
          </table:table-cell>
          <table:table-cell table:formula="of:=IF(AND([.$A253]&gt;=[.O$2];[.$A2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45664" calcext:value-type="float">
            <text:p>-0.0545664</text:p>
          </table:table-cell>
          <table:table-cell table:formula="of:=IF(AND([.$A254]&gt;=[.B$2];[.$A254]&lt;=[.B$3]);1;0)" office:value-type="float" office:value="0" calcext:value-type="float">
            <text:p>0</text:p>
          </table:table-cell>
          <table:table-cell table:formula="of:=IF(AND([.$A254]&gt;=[.C$2];[.$A254]&lt;=[.C$3]);1;0)" office:value-type="float" office:value="0" calcext:value-type="float">
            <text:p>0</text:p>
          </table:table-cell>
          <table:table-cell table:formula="of:=IF(AND([.$A254]&gt;=[.D$2];[.$A254]&lt;=[.D$3]);1;0)" office:value-type="float" office:value="1" calcext:value-type="float">
            <text:p>1</text:p>
          </table:table-cell>
          <table:table-cell table:formula="of:=IF(AND([.$A254]&gt;=[.E$2];[.$A254]&lt;=[.E$3]);1;0)" office:value-type="float" office:value="0" calcext:value-type="float">
            <text:p>0</text:p>
          </table:table-cell>
          <table:table-cell table:formula="of:=IF(AND([.$A254]&gt;=[.F$2];[.$A254]&lt;=[.F$3]);1;0)" office:value-type="float" office:value="0" calcext:value-type="float">
            <text:p>0</text:p>
          </table:table-cell>
          <table:table-cell table:formula="of:=IF(AND([.$A254]&gt;=[.G$2];[.$A254]&lt;=[.G$3]);1;0)" office:value-type="float" office:value="0" calcext:value-type="float">
            <text:p>0</text:p>
          </table:table-cell>
          <table:table-cell/>
          <table:table-cell office:value-type="float" office:value="0.751543" calcext:value-type="float">
            <text:p>0.751543</text:p>
          </table:table-cell>
          <table:table-cell table:formula="of:=IF(AND([.$A254]&gt;=[.J$2];[.$A254]&lt;=[.J$3]);1;0)" office:value-type="float" office:value="0" calcext:value-type="float">
            <text:p>0</text:p>
          </table:table-cell>
          <table:table-cell table:formula="of:=IF(AND([.$A254]&gt;=[.K$2];[.$A254]&lt;=[.K$3]);1;0)" office:value-type="float" office:value="0" calcext:value-type="float">
            <text:p>0</text:p>
          </table:table-cell>
          <table:table-cell table:formula="of:=IF(AND([.$A254]&gt;=[.L$2];[.$A254]&lt;=[.L$3]);1;0)" office:value-type="float" office:value="1" calcext:value-type="float">
            <text:p>1</text:p>
          </table:table-cell>
          <table:table-cell table:formula="of:=IF(AND([.$A254]&gt;=[.M$2];[.$A254]&lt;=[.M$3]);1;0)" office:value-type="float" office:value="0" calcext:value-type="float">
            <text:p>0</text:p>
          </table:table-cell>
          <table:table-cell table:formula="of:=IF(AND([.$A254]&gt;=[.N$2];[.$A254]&lt;=[.N$3]);1;0)" office:value-type="float" office:value="0" calcext:value-type="float">
            <text:p>0</text:p>
          </table:table-cell>
          <table:table-cell table:formula="of:=IF(AND([.$A254]&gt;=[.O$2];[.$A2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985" calcext:value-type="float">
            <text:p>-0.96985</text:p>
          </table:table-cell>
          <table:table-cell table:formula="of:=IF(AND([.$A255]&gt;=[.B$2];[.$A255]&lt;=[.B$3]);1;0)" office:value-type="float" office:value="0" calcext:value-type="float">
            <text:p>0</text:p>
          </table:table-cell>
          <table:table-cell table:formula="of:=IF(AND([.$A255]&gt;=[.C$2];[.$A255]&lt;=[.C$3]);1;0)" office:value-type="float" office:value="0" calcext:value-type="float">
            <text:p>0</text:p>
          </table:table-cell>
          <table:table-cell table:formula="of:=IF(AND([.$A255]&gt;=[.D$2];[.$A255]&lt;=[.D$3]);1;0)" office:value-type="float" office:value="1" calcext:value-type="float">
            <text:p>1</text:p>
          </table:table-cell>
          <table:table-cell table:formula="of:=IF(AND([.$A255]&gt;=[.E$2];[.$A255]&lt;=[.E$3]);1;0)" office:value-type="float" office:value="0" calcext:value-type="float">
            <text:p>0</text:p>
          </table:table-cell>
          <table:table-cell table:formula="of:=IF(AND([.$A255]&gt;=[.F$2];[.$A255]&lt;=[.F$3]);1;0)" office:value-type="float" office:value="0" calcext:value-type="float">
            <text:p>0</text:p>
          </table:table-cell>
          <table:table-cell table:formula="of:=IF(AND([.$A255]&gt;=[.G$2];[.$A255]&lt;=[.G$3]);1;0)" office:value-type="float" office:value="0" calcext:value-type="float">
            <text:p>0</text:p>
          </table:table-cell>
          <table:table-cell/>
          <table:table-cell office:value-type="float" office:value="-0.648443" calcext:value-type="float">
            <text:p>-0.648443</text:p>
          </table:table-cell>
          <table:table-cell table:formula="of:=IF(AND([.$A255]&gt;=[.J$2];[.$A255]&lt;=[.J$3]);1;0)" office:value-type="float" office:value="0" calcext:value-type="float">
            <text:p>0</text:p>
          </table:table-cell>
          <table:table-cell table:formula="of:=IF(AND([.$A255]&gt;=[.K$2];[.$A255]&lt;=[.K$3]);1;0)" office:value-type="float" office:value="0" calcext:value-type="float">
            <text:p>0</text:p>
          </table:table-cell>
          <table:table-cell table:formula="of:=IF(AND([.$A255]&gt;=[.L$2];[.$A255]&lt;=[.L$3]);1;0)" office:value-type="float" office:value="1" calcext:value-type="float">
            <text:p>1</text:p>
          </table:table-cell>
          <table:table-cell table:formula="of:=IF(AND([.$A255]&gt;=[.M$2];[.$A255]&lt;=[.M$3]);1;0)" office:value-type="float" office:value="0" calcext:value-type="float">
            <text:p>0</text:p>
          </table:table-cell>
          <table:table-cell table:formula="of:=IF(AND([.$A255]&gt;=[.N$2];[.$A255]&lt;=[.N$3]);1;0)" office:value-type="float" office:value="0" calcext:value-type="float">
            <text:p>0</text:p>
          </table:table-cell>
          <table:table-cell table:formula="of:=IF(AND([.$A255]&gt;=[.O$2];[.$A2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3247" calcext:value-type="float">
            <text:p>-0.883247</text:p>
          </table:table-cell>
          <table:table-cell table:formula="of:=IF(AND([.$A256]&gt;=[.B$2];[.$A256]&lt;=[.B$3]);1;0)" office:value-type="float" office:value="0" calcext:value-type="float">
            <text:p>0</text:p>
          </table:table-cell>
          <table:table-cell table:formula="of:=IF(AND([.$A256]&gt;=[.C$2];[.$A256]&lt;=[.C$3]);1;0)" office:value-type="float" office:value="0" calcext:value-type="float">
            <text:p>0</text:p>
          </table:table-cell>
          <table:table-cell table:formula="of:=IF(AND([.$A256]&gt;=[.D$2];[.$A256]&lt;=[.D$3]);1;0)" office:value-type="float" office:value="1" calcext:value-type="float">
            <text:p>1</text:p>
          </table:table-cell>
          <table:table-cell table:formula="of:=IF(AND([.$A256]&gt;=[.E$2];[.$A256]&lt;=[.E$3]);1;0)" office:value-type="float" office:value="0" calcext:value-type="float">
            <text:p>0</text:p>
          </table:table-cell>
          <table:table-cell table:formula="of:=IF(AND([.$A256]&gt;=[.F$2];[.$A256]&lt;=[.F$3]);1;0)" office:value-type="float" office:value="0" calcext:value-type="float">
            <text:p>0</text:p>
          </table:table-cell>
          <table:table-cell table:formula="of:=IF(AND([.$A256]&gt;=[.G$2];[.$A256]&lt;=[.G$3]);1;0)" office:value-type="float" office:value="0" calcext:value-type="float">
            <text:p>0</text:p>
          </table:table-cell>
          <table:table-cell/>
          <table:table-cell office:value-type="float" office:value="1.65115" calcext:value-type="float">
            <text:p>1.65115</text:p>
          </table:table-cell>
          <table:table-cell table:formula="of:=IF(AND([.$A256]&gt;=[.J$2];[.$A256]&lt;=[.J$3]);1;0)" office:value-type="float" office:value="0" calcext:value-type="float">
            <text:p>0</text:p>
          </table:table-cell>
          <table:table-cell table:formula="of:=IF(AND([.$A256]&gt;=[.K$2];[.$A256]&lt;=[.K$3]);1;0)" office:value-type="float" office:value="0" calcext:value-type="float">
            <text:p>0</text:p>
          </table:table-cell>
          <table:table-cell table:formula="of:=IF(AND([.$A256]&gt;=[.L$2];[.$A256]&lt;=[.L$3]);1;0)" office:value-type="float" office:value="1" calcext:value-type="float">
            <text:p>1</text:p>
          </table:table-cell>
          <table:table-cell table:formula="of:=IF(AND([.$A256]&gt;=[.M$2];[.$A256]&lt;=[.M$3]);1;0)" office:value-type="float" office:value="0" calcext:value-type="float">
            <text:p>0</text:p>
          </table:table-cell>
          <table:table-cell table:formula="of:=IF(AND([.$A256]&gt;=[.N$2];[.$A256]&lt;=[.N$3]);1;0)" office:value-type="float" office:value="0" calcext:value-type="float">
            <text:p>0</text:p>
          </table:table-cell>
          <table:table-cell table:formula="of:=IF(AND([.$A256]&gt;=[.O$2];[.$A2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289" calcext:value-type="float">
            <text:p>0.307289</text:p>
          </table:table-cell>
          <table:table-cell table:formula="of:=IF(AND([.$A257]&gt;=[.B$2];[.$A257]&lt;=[.B$3]);1;0)" office:value-type="float" office:value="0" calcext:value-type="float">
            <text:p>0</text:p>
          </table:table-cell>
          <table:table-cell table:formula="of:=IF(AND([.$A257]&gt;=[.C$2];[.$A257]&lt;=[.C$3]);1;0)" office:value-type="float" office:value="0" calcext:value-type="float">
            <text:p>0</text:p>
          </table:table-cell>
          <table:table-cell table:formula="of:=IF(AND([.$A257]&gt;=[.D$2];[.$A257]&lt;=[.D$3]);1;0)" office:value-type="float" office:value="0" calcext:value-type="float">
            <text:p>0</text:p>
          </table:table-cell>
          <table:table-cell table:formula="of:=IF(AND([.$A257]&gt;=[.E$2];[.$A257]&lt;=[.E$3]);1;0)" office:value-type="float" office:value="1" calcext:value-type="float">
            <text:p>1</text:p>
          </table:table-cell>
          <table:table-cell table:formula="of:=IF(AND([.$A257]&gt;=[.F$2];[.$A257]&lt;=[.F$3]);1;0)" office:value-type="float" office:value="0" calcext:value-type="float">
            <text:p>0</text:p>
          </table:table-cell>
          <table:table-cell table:formula="of:=IF(AND([.$A257]&gt;=[.G$2];[.$A257]&lt;=[.G$3]);1;0)" office:value-type="float" office:value="0" calcext:value-type="float">
            <text:p>0</text:p>
          </table:table-cell>
          <table:table-cell/>
          <table:table-cell office:value-type="float" office:value="0.134639" calcext:value-type="float">
            <text:p>0.134639</text:p>
          </table:table-cell>
          <table:table-cell table:formula="of:=IF(AND([.$A257]&gt;=[.J$2];[.$A257]&lt;=[.J$3]);1;0)" office:value-type="float" office:value="0" calcext:value-type="float">
            <text:p>0</text:p>
          </table:table-cell>
          <table:table-cell table:formula="of:=IF(AND([.$A257]&gt;=[.K$2];[.$A257]&lt;=[.K$3]);1;0)" office:value-type="float" office:value="0" calcext:value-type="float">
            <text:p>0</text:p>
          </table:table-cell>
          <table:table-cell table:formula="of:=IF(AND([.$A257]&gt;=[.L$2];[.$A257]&lt;=[.L$3]);1;0)" office:value-type="float" office:value="0" calcext:value-type="float">
            <text:p>0</text:p>
          </table:table-cell>
          <table:table-cell table:formula="of:=IF(AND([.$A257]&gt;=[.M$2];[.$A257]&lt;=[.M$3]);1;0)" office:value-type="float" office:value="1" calcext:value-type="float">
            <text:p>1</text:p>
          </table:table-cell>
          <table:table-cell table:formula="of:=IF(AND([.$A257]&gt;=[.N$2];[.$A257]&lt;=[.N$3]);1;0)" office:value-type="float" office:value="0" calcext:value-type="float">
            <text:p>0</text:p>
          </table:table-cell>
          <table:table-cell table:formula="of:=IF(AND([.$A257]&gt;=[.O$2];[.$A2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33" calcext:value-type="float">
            <text:p>1.33033</text:p>
          </table:table-cell>
          <table:table-cell table:formula="of:=IF(AND([.$A258]&gt;=[.B$2];[.$A258]&lt;=[.B$3]);1;0)" office:value-type="float" office:value="0" calcext:value-type="float">
            <text:p>0</text:p>
          </table:table-cell>
          <table:table-cell table:formula="of:=IF(AND([.$A258]&gt;=[.C$2];[.$A258]&lt;=[.C$3]);1;0)" office:value-type="float" office:value="0" calcext:value-type="float">
            <text:p>0</text:p>
          </table:table-cell>
          <table:table-cell table:formula="of:=IF(AND([.$A258]&gt;=[.D$2];[.$A258]&lt;=[.D$3]);1;0)" office:value-type="float" office:value="0" calcext:value-type="float">
            <text:p>0</text:p>
          </table:table-cell>
          <table:table-cell table:formula="of:=IF(AND([.$A258]&gt;=[.E$2];[.$A258]&lt;=[.E$3]);1;0)" office:value-type="float" office:value="0" calcext:value-type="float">
            <text:p>0</text:p>
          </table:table-cell>
          <table:table-cell table:formula="of:=IF(AND([.$A258]&gt;=[.F$2];[.$A258]&lt;=[.F$3]);1;0)" office:value-type="float" office:value="1" calcext:value-type="float">
            <text:p>1</text:p>
          </table:table-cell>
          <table:table-cell table:formula="of:=IF(AND([.$A258]&gt;=[.G$2];[.$A258]&lt;=[.G$3]);1;0)" office:value-type="float" office:value="0" calcext:value-type="float">
            <text:p>0</text:p>
          </table:table-cell>
          <table:table-cell/>
          <table:table-cell office:value-type="float" office:value="-0.637978" calcext:value-type="float">
            <text:p>-0.637978</text:p>
          </table:table-cell>
          <table:table-cell table:formula="of:=IF(AND([.$A258]&gt;=[.J$2];[.$A258]&lt;=[.J$3]);1;0)" office:value-type="float" office:value="0" calcext:value-type="float">
            <text:p>0</text:p>
          </table:table-cell>
          <table:table-cell table:formula="of:=IF(AND([.$A258]&gt;=[.K$2];[.$A258]&lt;=[.K$3]);1;0)" office:value-type="float" office:value="0" calcext:value-type="float">
            <text:p>0</text:p>
          </table:table-cell>
          <table:table-cell table:formula="of:=IF(AND([.$A258]&gt;=[.L$2];[.$A258]&lt;=[.L$3]);1;0)" office:value-type="float" office:value="0" calcext:value-type="float">
            <text:p>0</text:p>
          </table:table-cell>
          <table:table-cell table:formula="of:=IF(AND([.$A258]&gt;=[.M$2];[.$A258]&lt;=[.M$3]);1;0)" office:value-type="float" office:value="0" calcext:value-type="float">
            <text:p>0</text:p>
          </table:table-cell>
          <table:table-cell table:formula="of:=IF(AND([.$A258]&gt;=[.N$2];[.$A258]&lt;=[.N$3]);1;0)" office:value-type="float" office:value="1" calcext:value-type="float">
            <text:p>1</text:p>
          </table:table-cell>
          <table:table-cell table:formula="of:=IF(AND([.$A258]&gt;=[.O$2];[.$A2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7996" calcext:value-type="float">
            <text:p>-0.267996</text:p>
          </table:table-cell>
          <table:table-cell table:formula="of:=IF(AND([.$A259]&gt;=[.B$2];[.$A259]&lt;=[.B$3]);1;0)" office:value-type="float" office:value="0" calcext:value-type="float">
            <text:p>0</text:p>
          </table:table-cell>
          <table:table-cell table:formula="of:=IF(AND([.$A259]&gt;=[.C$2];[.$A259]&lt;=[.C$3]);1;0)" office:value-type="float" office:value="0" calcext:value-type="float">
            <text:p>0</text:p>
          </table:table-cell>
          <table:table-cell table:formula="of:=IF(AND([.$A259]&gt;=[.D$2];[.$A259]&lt;=[.D$3]);1;0)" office:value-type="float" office:value="1" calcext:value-type="float">
            <text:p>1</text:p>
          </table:table-cell>
          <table:table-cell table:formula="of:=IF(AND([.$A259]&gt;=[.E$2];[.$A259]&lt;=[.E$3]);1;0)" office:value-type="float" office:value="0" calcext:value-type="float">
            <text:p>0</text:p>
          </table:table-cell>
          <table:table-cell table:formula="of:=IF(AND([.$A259]&gt;=[.F$2];[.$A259]&lt;=[.F$3]);1;0)" office:value-type="float" office:value="0" calcext:value-type="float">
            <text:p>0</text:p>
          </table:table-cell>
          <table:table-cell table:formula="of:=IF(AND([.$A259]&gt;=[.G$2];[.$A259]&lt;=[.G$3]);1;0)" office:value-type="float" office:value="0" calcext:value-type="float">
            <text:p>0</text:p>
          </table:table-cell>
          <table:table-cell/>
          <table:table-cell office:value-type="float" office:value="-0.344833" calcext:value-type="float">
            <text:p>-0.344833</text:p>
          </table:table-cell>
          <table:table-cell table:formula="of:=IF(AND([.$A259]&gt;=[.J$2];[.$A259]&lt;=[.J$3]);1;0)" office:value-type="float" office:value="0" calcext:value-type="float">
            <text:p>0</text:p>
          </table:table-cell>
          <table:table-cell table:formula="of:=IF(AND([.$A259]&gt;=[.K$2];[.$A259]&lt;=[.K$3]);1;0)" office:value-type="float" office:value="0" calcext:value-type="float">
            <text:p>0</text:p>
          </table:table-cell>
          <table:table-cell table:formula="of:=IF(AND([.$A259]&gt;=[.L$2];[.$A259]&lt;=[.L$3]);1;0)" office:value-type="float" office:value="1" calcext:value-type="float">
            <text:p>1</text:p>
          </table:table-cell>
          <table:table-cell table:formula="of:=IF(AND([.$A259]&gt;=[.M$2];[.$A259]&lt;=[.M$3]);1;0)" office:value-type="float" office:value="0" calcext:value-type="float">
            <text:p>0</text:p>
          </table:table-cell>
          <table:table-cell table:formula="of:=IF(AND([.$A259]&gt;=[.N$2];[.$A259]&lt;=[.N$3]);1;0)" office:value-type="float" office:value="0" calcext:value-type="float">
            <text:p>0</text:p>
          </table:table-cell>
          <table:table-cell table:formula="of:=IF(AND([.$A259]&gt;=[.O$2];[.$A2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458" calcext:value-type="float">
            <text:p>2.10458</text:p>
          </table:table-cell>
          <table:table-cell table:formula="of:=IF(AND([.$A260]&gt;=[.B$2];[.$A260]&lt;=[.B$3]);1;0)" office:value-type="float" office:value="0" calcext:value-type="float">
            <text:p>0</text:p>
          </table:table-cell>
          <table:table-cell table:formula="of:=IF(AND([.$A260]&gt;=[.C$2];[.$A260]&lt;=[.C$3]);1;0)" office:value-type="float" office:value="0" calcext:value-type="float">
            <text:p>0</text:p>
          </table:table-cell>
          <table:table-cell table:formula="of:=IF(AND([.$A260]&gt;=[.D$2];[.$A260]&lt;=[.D$3]);1;0)" office:value-type="float" office:value="0" calcext:value-type="float">
            <text:p>0</text:p>
          </table:table-cell>
          <table:table-cell table:formula="of:=IF(AND([.$A260]&gt;=[.E$2];[.$A260]&lt;=[.E$3]);1;0)" office:value-type="float" office:value="0" calcext:value-type="float">
            <text:p>0</text:p>
          </table:table-cell>
          <table:table-cell table:formula="of:=IF(AND([.$A260]&gt;=[.F$2];[.$A260]&lt;=[.F$3]);1;0)" office:value-type="float" office:value="0" calcext:value-type="float">
            <text:p>0</text:p>
          </table:table-cell>
          <table:table-cell table:formula="of:=IF(AND([.$A260]&gt;=[.G$2];[.$A260]&lt;=[.G$3]);1;0)" office:value-type="float" office:value="1" calcext:value-type="float">
            <text:p>1</text:p>
          </table:table-cell>
          <table:table-cell/>
          <table:table-cell office:value-type="float" office:value="1.25597" calcext:value-type="float">
            <text:p>1.25597</text:p>
          </table:table-cell>
          <table:table-cell table:formula="of:=IF(AND([.$A260]&gt;=[.J$2];[.$A260]&lt;=[.J$3]);1;0)" office:value-type="float" office:value="0" calcext:value-type="float">
            <text:p>0</text:p>
          </table:table-cell>
          <table:table-cell table:formula="of:=IF(AND([.$A260]&gt;=[.K$2];[.$A260]&lt;=[.K$3]);1;0)" office:value-type="float" office:value="0" calcext:value-type="float">
            <text:p>0</text:p>
          </table:table-cell>
          <table:table-cell table:formula="of:=IF(AND([.$A260]&gt;=[.L$2];[.$A260]&lt;=[.L$3]);1;0)" office:value-type="float" office:value="0" calcext:value-type="float">
            <text:p>0</text:p>
          </table:table-cell>
          <table:table-cell table:formula="of:=IF(AND([.$A260]&gt;=[.M$2];[.$A260]&lt;=[.M$3]);1;0)" office:value-type="float" office:value="0" calcext:value-type="float">
            <text:p>0</text:p>
          </table:table-cell>
          <table:table-cell table:formula="of:=IF(AND([.$A260]&gt;=[.N$2];[.$A260]&lt;=[.N$3]);1;0)" office:value-type="float" office:value="0" calcext:value-type="float">
            <text:p>0</text:p>
          </table:table-cell>
          <table:table-cell table:formula="of:=IF(AND([.$A260]&gt;=[.O$2];[.$A260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1358" calcext:value-type="float">
            <text:p>-1.81358</text:p>
          </table:table-cell>
          <table:table-cell table:formula="of:=IF(AND([.$A261]&gt;=[.B$2];[.$A261]&lt;=[.B$3]);1;0)" office:value-type="float" office:value="0" calcext:value-type="float">
            <text:p>0</text:p>
          </table:table-cell>
          <table:table-cell table:formula="of:=IF(AND([.$A261]&gt;=[.C$2];[.$A261]&lt;=[.C$3]);1;0)" office:value-type="float" office:value="1" calcext:value-type="float">
            <text:p>1</text:p>
          </table:table-cell>
          <table:table-cell table:formula="of:=IF(AND([.$A261]&gt;=[.D$2];[.$A261]&lt;=[.D$3]);1;0)" office:value-type="float" office:value="0" calcext:value-type="float">
            <text:p>0</text:p>
          </table:table-cell>
          <table:table-cell table:formula="of:=IF(AND([.$A261]&gt;=[.E$2];[.$A261]&lt;=[.E$3]);1;0)" office:value-type="float" office:value="0" calcext:value-type="float">
            <text:p>0</text:p>
          </table:table-cell>
          <table:table-cell table:formula="of:=IF(AND([.$A261]&gt;=[.F$2];[.$A261]&lt;=[.F$3]);1;0)" office:value-type="float" office:value="0" calcext:value-type="float">
            <text:p>0</text:p>
          </table:table-cell>
          <table:table-cell table:formula="of:=IF(AND([.$A261]&gt;=[.G$2];[.$A261]&lt;=[.G$3]);1;0)" office:value-type="float" office:value="0" calcext:value-type="float">
            <text:p>0</text:p>
          </table:table-cell>
          <table:table-cell/>
          <table:table-cell office:value-type="float" office:value="0.740975" calcext:value-type="float">
            <text:p>0.740975</text:p>
          </table:table-cell>
          <table:table-cell table:formula="of:=IF(AND([.$A261]&gt;=[.J$2];[.$A261]&lt;=[.J$3]);1;0)" office:value-type="float" office:value="0" calcext:value-type="float">
            <text:p>0</text:p>
          </table:table-cell>
          <table:table-cell table:formula="of:=IF(AND([.$A261]&gt;=[.K$2];[.$A261]&lt;=[.K$3]);1;0)" office:value-type="float" office:value="1" calcext:value-type="float">
            <text:p>1</text:p>
          </table:table-cell>
          <table:table-cell table:formula="of:=IF(AND([.$A261]&gt;=[.L$2];[.$A261]&lt;=[.L$3]);1;0)" office:value-type="float" office:value="0" calcext:value-type="float">
            <text:p>0</text:p>
          </table:table-cell>
          <table:table-cell table:formula="of:=IF(AND([.$A261]&gt;=[.M$2];[.$A261]&lt;=[.M$3]);1;0)" office:value-type="float" office:value="0" calcext:value-type="float">
            <text:p>0</text:p>
          </table:table-cell>
          <table:table-cell table:formula="of:=IF(AND([.$A261]&gt;=[.N$2];[.$A261]&lt;=[.N$3]);1;0)" office:value-type="float" office:value="0" calcext:value-type="float">
            <text:p>0</text:p>
          </table:table-cell>
          <table:table-cell table:formula="of:=IF(AND([.$A261]&gt;=[.O$2];[.$A2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8442" calcext:value-type="float">
            <text:p>-0.138442</text:p>
          </table:table-cell>
          <table:table-cell table:formula="of:=IF(AND([.$A262]&gt;=[.B$2];[.$A262]&lt;=[.B$3]);1;0)" office:value-type="float" office:value="0" calcext:value-type="float">
            <text:p>0</text:p>
          </table:table-cell>
          <table:table-cell table:formula="of:=IF(AND([.$A262]&gt;=[.C$2];[.$A262]&lt;=[.C$3]);1;0)" office:value-type="float" office:value="0" calcext:value-type="float">
            <text:p>0</text:p>
          </table:table-cell>
          <table:table-cell table:formula="of:=IF(AND([.$A262]&gt;=[.D$2];[.$A262]&lt;=[.D$3]);1;0)" office:value-type="float" office:value="1" calcext:value-type="float">
            <text:p>1</text:p>
          </table:table-cell>
          <table:table-cell table:formula="of:=IF(AND([.$A262]&gt;=[.E$2];[.$A262]&lt;=[.E$3]);1;0)" office:value-type="float" office:value="0" calcext:value-type="float">
            <text:p>0</text:p>
          </table:table-cell>
          <table:table-cell table:formula="of:=IF(AND([.$A262]&gt;=[.F$2];[.$A262]&lt;=[.F$3]);1;0)" office:value-type="float" office:value="0" calcext:value-type="float">
            <text:p>0</text:p>
          </table:table-cell>
          <table:table-cell table:formula="of:=IF(AND([.$A262]&gt;=[.G$2];[.$A262]&lt;=[.G$3]);1;0)" office:value-type="float" office:value="0" calcext:value-type="float">
            <text:p>0</text:p>
          </table:table-cell>
          <table:table-cell/>
          <table:table-cell office:value-type="float" office:value="-0.507093" calcext:value-type="float">
            <text:p>-0.507093</text:p>
          </table:table-cell>
          <table:table-cell table:formula="of:=IF(AND([.$A262]&gt;=[.J$2];[.$A262]&lt;=[.J$3]);1;0)" office:value-type="float" office:value="0" calcext:value-type="float">
            <text:p>0</text:p>
          </table:table-cell>
          <table:table-cell table:formula="of:=IF(AND([.$A262]&gt;=[.K$2];[.$A262]&lt;=[.K$3]);1;0)" office:value-type="float" office:value="0" calcext:value-type="float">
            <text:p>0</text:p>
          </table:table-cell>
          <table:table-cell table:formula="of:=IF(AND([.$A262]&gt;=[.L$2];[.$A262]&lt;=[.L$3]);1;0)" office:value-type="float" office:value="1" calcext:value-type="float">
            <text:p>1</text:p>
          </table:table-cell>
          <table:table-cell table:formula="of:=IF(AND([.$A262]&gt;=[.M$2];[.$A262]&lt;=[.M$3]);1;0)" office:value-type="float" office:value="0" calcext:value-type="float">
            <text:p>0</text:p>
          </table:table-cell>
          <table:table-cell table:formula="of:=IF(AND([.$A262]&gt;=[.N$2];[.$A262]&lt;=[.N$3]);1;0)" office:value-type="float" office:value="0" calcext:value-type="float">
            <text:p>0</text:p>
          </table:table-cell>
          <table:table-cell table:formula="of:=IF(AND([.$A262]&gt;=[.O$2];[.$A2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8311" calcext:value-type="float">
            <text:p>-0.198311</text:p>
          </table:table-cell>
          <table:table-cell table:formula="of:=IF(AND([.$A263]&gt;=[.B$2];[.$A263]&lt;=[.B$3]);1;0)" office:value-type="float" office:value="0" calcext:value-type="float">
            <text:p>0</text:p>
          </table:table-cell>
          <table:table-cell table:formula="of:=IF(AND([.$A263]&gt;=[.C$2];[.$A263]&lt;=[.C$3]);1;0)" office:value-type="float" office:value="0" calcext:value-type="float">
            <text:p>0</text:p>
          </table:table-cell>
          <table:table-cell table:formula="of:=IF(AND([.$A263]&gt;=[.D$2];[.$A263]&lt;=[.D$3]);1;0)" office:value-type="float" office:value="1" calcext:value-type="float">
            <text:p>1</text:p>
          </table:table-cell>
          <table:table-cell table:formula="of:=IF(AND([.$A263]&gt;=[.E$2];[.$A263]&lt;=[.E$3]);1;0)" office:value-type="float" office:value="0" calcext:value-type="float">
            <text:p>0</text:p>
          </table:table-cell>
          <table:table-cell table:formula="of:=IF(AND([.$A263]&gt;=[.F$2];[.$A263]&lt;=[.F$3]);1;0)" office:value-type="float" office:value="0" calcext:value-type="float">
            <text:p>0</text:p>
          </table:table-cell>
          <table:table-cell table:formula="of:=IF(AND([.$A263]&gt;=[.G$2];[.$A263]&lt;=[.G$3]);1;0)" office:value-type="float" office:value="0" calcext:value-type="float">
            <text:p>0</text:p>
          </table:table-cell>
          <table:table-cell/>
          <table:table-cell office:value-type="float" office:value="0.11051" calcext:value-type="float">
            <text:p>0.11051</text:p>
          </table:table-cell>
          <table:table-cell table:formula="of:=IF(AND([.$A263]&gt;=[.J$2];[.$A263]&lt;=[.J$3]);1;0)" office:value-type="float" office:value="0" calcext:value-type="float">
            <text:p>0</text:p>
          </table:table-cell>
          <table:table-cell table:formula="of:=IF(AND([.$A263]&gt;=[.K$2];[.$A263]&lt;=[.K$3]);1;0)" office:value-type="float" office:value="0" calcext:value-type="float">
            <text:p>0</text:p>
          </table:table-cell>
          <table:table-cell table:formula="of:=IF(AND([.$A263]&gt;=[.L$2];[.$A263]&lt;=[.L$3]);1;0)" office:value-type="float" office:value="1" calcext:value-type="float">
            <text:p>1</text:p>
          </table:table-cell>
          <table:table-cell table:formula="of:=IF(AND([.$A263]&gt;=[.M$2];[.$A263]&lt;=[.M$3]);1;0)" office:value-type="float" office:value="0" calcext:value-type="float">
            <text:p>0</text:p>
          </table:table-cell>
          <table:table-cell table:formula="of:=IF(AND([.$A263]&gt;=[.N$2];[.$A263]&lt;=[.N$3]);1;0)" office:value-type="float" office:value="0" calcext:value-type="float">
            <text:p>0</text:p>
          </table:table-cell>
          <table:table-cell table:formula="of:=IF(AND([.$A263]&gt;=[.O$2];[.$A2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90765" calcext:value-type="float">
            <text:p>-0.0890765</text:p>
          </table:table-cell>
          <table:table-cell table:formula="of:=IF(AND([.$A264]&gt;=[.B$2];[.$A264]&lt;=[.B$3]);1;0)" office:value-type="float" office:value="0" calcext:value-type="float">
            <text:p>0</text:p>
          </table:table-cell>
          <table:table-cell table:formula="of:=IF(AND([.$A264]&gt;=[.C$2];[.$A264]&lt;=[.C$3]);1;0)" office:value-type="float" office:value="0" calcext:value-type="float">
            <text:p>0</text:p>
          </table:table-cell>
          <table:table-cell table:formula="of:=IF(AND([.$A264]&gt;=[.D$2];[.$A264]&lt;=[.D$3]);1;0)" office:value-type="float" office:value="1" calcext:value-type="float">
            <text:p>1</text:p>
          </table:table-cell>
          <table:table-cell table:formula="of:=IF(AND([.$A264]&gt;=[.E$2];[.$A264]&lt;=[.E$3]);1;0)" office:value-type="float" office:value="0" calcext:value-type="float">
            <text:p>0</text:p>
          </table:table-cell>
          <table:table-cell table:formula="of:=IF(AND([.$A264]&gt;=[.F$2];[.$A264]&lt;=[.F$3]);1;0)" office:value-type="float" office:value="0" calcext:value-type="float">
            <text:p>0</text:p>
          </table:table-cell>
          <table:table-cell table:formula="of:=IF(AND([.$A264]&gt;=[.G$2];[.$A264]&lt;=[.G$3]);1;0)" office:value-type="float" office:value="0" calcext:value-type="float">
            <text:p>0</text:p>
          </table:table-cell>
          <table:table-cell/>
          <table:table-cell office:value-type="float" office:value="0.436411" calcext:value-type="float">
            <text:p>0.436411</text:p>
          </table:table-cell>
          <table:table-cell table:formula="of:=IF(AND([.$A264]&gt;=[.J$2];[.$A264]&lt;=[.J$3]);1;0)" office:value-type="float" office:value="0" calcext:value-type="float">
            <text:p>0</text:p>
          </table:table-cell>
          <table:table-cell table:formula="of:=IF(AND([.$A264]&gt;=[.K$2];[.$A264]&lt;=[.K$3]);1;0)" office:value-type="float" office:value="0" calcext:value-type="float">
            <text:p>0</text:p>
          </table:table-cell>
          <table:table-cell table:formula="of:=IF(AND([.$A264]&gt;=[.L$2];[.$A264]&lt;=[.L$3]);1;0)" office:value-type="float" office:value="1" calcext:value-type="float">
            <text:p>1</text:p>
          </table:table-cell>
          <table:table-cell table:formula="of:=IF(AND([.$A264]&gt;=[.M$2];[.$A264]&lt;=[.M$3]);1;0)" office:value-type="float" office:value="0" calcext:value-type="float">
            <text:p>0</text:p>
          </table:table-cell>
          <table:table-cell table:formula="of:=IF(AND([.$A264]&gt;=[.N$2];[.$A264]&lt;=[.N$3]);1;0)" office:value-type="float" office:value="0" calcext:value-type="float">
            <text:p>0</text:p>
          </table:table-cell>
          <table:table-cell table:formula="of:=IF(AND([.$A264]&gt;=[.O$2];[.$A2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481" calcext:value-type="float">
            <text:p>0.478481</text:p>
          </table:table-cell>
          <table:table-cell table:formula="of:=IF(AND([.$A265]&gt;=[.B$2];[.$A265]&lt;=[.B$3]);1;0)" office:value-type="float" office:value="0" calcext:value-type="float">
            <text:p>0</text:p>
          </table:table-cell>
          <table:table-cell table:formula="of:=IF(AND([.$A265]&gt;=[.C$2];[.$A265]&lt;=[.C$3]);1;0)" office:value-type="float" office:value="0" calcext:value-type="float">
            <text:p>0</text:p>
          </table:table-cell>
          <table:table-cell table:formula="of:=IF(AND([.$A265]&gt;=[.D$2];[.$A265]&lt;=[.D$3]);1;0)" office:value-type="float" office:value="0" calcext:value-type="float">
            <text:p>0</text:p>
          </table:table-cell>
          <table:table-cell table:formula="of:=IF(AND([.$A265]&gt;=[.E$2];[.$A265]&lt;=[.E$3]);1;0)" office:value-type="float" office:value="1" calcext:value-type="float">
            <text:p>1</text:p>
          </table:table-cell>
          <table:table-cell table:formula="of:=IF(AND([.$A265]&gt;=[.F$2];[.$A265]&lt;=[.F$3]);1;0)" office:value-type="float" office:value="0" calcext:value-type="float">
            <text:p>0</text:p>
          </table:table-cell>
          <table:table-cell table:formula="of:=IF(AND([.$A265]&gt;=[.G$2];[.$A265]&lt;=[.G$3]);1;0)" office:value-type="float" office:value="0" calcext:value-type="float">
            <text:p>0</text:p>
          </table:table-cell>
          <table:table-cell/>
          <table:table-cell office:value-type="float" office:value="0.527264" calcext:value-type="float">
            <text:p>0.527264</text:p>
          </table:table-cell>
          <table:table-cell table:formula="of:=IF(AND([.$A265]&gt;=[.J$2];[.$A265]&lt;=[.J$3]);1;0)" office:value-type="float" office:value="0" calcext:value-type="float">
            <text:p>0</text:p>
          </table:table-cell>
          <table:table-cell table:formula="of:=IF(AND([.$A265]&gt;=[.K$2];[.$A265]&lt;=[.K$3]);1;0)" office:value-type="float" office:value="0" calcext:value-type="float">
            <text:p>0</text:p>
          </table:table-cell>
          <table:table-cell table:formula="of:=IF(AND([.$A265]&gt;=[.L$2];[.$A265]&lt;=[.L$3]);1;0)" office:value-type="float" office:value="0" calcext:value-type="float">
            <text:p>0</text:p>
          </table:table-cell>
          <table:table-cell table:formula="of:=IF(AND([.$A265]&gt;=[.M$2];[.$A265]&lt;=[.M$3]);1;0)" office:value-type="float" office:value="1" calcext:value-type="float">
            <text:p>1</text:p>
          </table:table-cell>
          <table:table-cell table:formula="of:=IF(AND([.$A265]&gt;=[.N$2];[.$A265]&lt;=[.N$3]);1;0)" office:value-type="float" office:value="0" calcext:value-type="float">
            <text:p>0</text:p>
          </table:table-cell>
          <table:table-cell table:formula="of:=IF(AND([.$A265]&gt;=[.O$2];[.$A2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207" calcext:value-type="float">
            <text:p>-2.5207</text:p>
          </table:table-cell>
          <table:table-cell table:formula="of:=IF(AND([.$A266]&gt;=[.B$2];[.$A266]&lt;=[.B$3]);1;0)" office:value-type="float" office:value="1" calcext:value-type="float">
            <text:p>1</text:p>
          </table:table-cell>
          <table:table-cell table:formula="of:=IF(AND([.$A266]&gt;=[.C$2];[.$A266]&lt;=[.C$3]);1;0)" office:value-type="float" office:value="0" calcext:value-type="float">
            <text:p>0</text:p>
          </table:table-cell>
          <table:table-cell table:formula="of:=IF(AND([.$A266]&gt;=[.D$2];[.$A266]&lt;=[.D$3]);1;0)" office:value-type="float" office:value="0" calcext:value-type="float">
            <text:p>0</text:p>
          </table:table-cell>
          <table:table-cell table:formula="of:=IF(AND([.$A266]&gt;=[.E$2];[.$A266]&lt;=[.E$3]);1;0)" office:value-type="float" office:value="0" calcext:value-type="float">
            <text:p>0</text:p>
          </table:table-cell>
          <table:table-cell table:formula="of:=IF(AND([.$A266]&gt;=[.F$2];[.$A266]&lt;=[.F$3]);1;0)" office:value-type="float" office:value="0" calcext:value-type="float">
            <text:p>0</text:p>
          </table:table-cell>
          <table:table-cell table:formula="of:=IF(AND([.$A266]&gt;=[.G$2];[.$A266]&lt;=[.G$3]);1;0)" office:value-type="float" office:value="0" calcext:value-type="float">
            <text:p>0</text:p>
          </table:table-cell>
          <table:table-cell/>
          <table:table-cell office:value-type="float" office:value="-2.32944" calcext:value-type="float">
            <text:p>-2.32944</text:p>
          </table:table-cell>
          <table:table-cell table:formula="of:=IF(AND([.$A266]&gt;=[.J$2];[.$A266]&lt;=[.J$3]);1;0)" office:value-type="float" office:value="1" calcext:value-type="float">
            <text:p>1</text:p>
          </table:table-cell>
          <table:table-cell table:formula="of:=IF(AND([.$A266]&gt;=[.K$2];[.$A266]&lt;=[.K$3]);1;0)" office:value-type="float" office:value="0" calcext:value-type="float">
            <text:p>0</text:p>
          </table:table-cell>
          <table:table-cell table:formula="of:=IF(AND([.$A266]&gt;=[.L$2];[.$A266]&lt;=[.L$3]);1;0)" office:value-type="float" office:value="0" calcext:value-type="float">
            <text:p>0</text:p>
          </table:table-cell>
          <table:table-cell table:formula="of:=IF(AND([.$A266]&gt;=[.M$2];[.$A266]&lt;=[.M$3]);1;0)" office:value-type="float" office:value="0" calcext:value-type="float">
            <text:p>0</text:p>
          </table:table-cell>
          <table:table-cell table:formula="of:=IF(AND([.$A266]&gt;=[.N$2];[.$A266]&lt;=[.N$3]);1;0)" office:value-type="float" office:value="0" calcext:value-type="float">
            <text:p>0</text:p>
          </table:table-cell>
          <table:table-cell table:formula="of:=IF(AND([.$A266]&gt;=[.O$2];[.$A2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422" calcext:value-type="float">
            <text:p>-0.44422</text:p>
          </table:table-cell>
          <table:table-cell table:formula="of:=IF(AND([.$A267]&gt;=[.B$2];[.$A267]&lt;=[.B$3]);1;0)" office:value-type="float" office:value="0" calcext:value-type="float">
            <text:p>0</text:p>
          </table:table-cell>
          <table:table-cell table:formula="of:=IF(AND([.$A267]&gt;=[.C$2];[.$A267]&lt;=[.C$3]);1;0)" office:value-type="float" office:value="0" calcext:value-type="float">
            <text:p>0</text:p>
          </table:table-cell>
          <table:table-cell table:formula="of:=IF(AND([.$A267]&gt;=[.D$2];[.$A267]&lt;=[.D$3]);1;0)" office:value-type="float" office:value="1" calcext:value-type="float">
            <text:p>1</text:p>
          </table:table-cell>
          <table:table-cell table:formula="of:=IF(AND([.$A267]&gt;=[.E$2];[.$A267]&lt;=[.E$3]);1;0)" office:value-type="float" office:value="0" calcext:value-type="float">
            <text:p>0</text:p>
          </table:table-cell>
          <table:table-cell table:formula="of:=IF(AND([.$A267]&gt;=[.F$2];[.$A267]&lt;=[.F$3]);1;0)" office:value-type="float" office:value="0" calcext:value-type="float">
            <text:p>0</text:p>
          </table:table-cell>
          <table:table-cell table:formula="of:=IF(AND([.$A267]&gt;=[.G$2];[.$A267]&lt;=[.G$3]);1;0)" office:value-type="float" office:value="0" calcext:value-type="float">
            <text:p>0</text:p>
          </table:table-cell>
          <table:table-cell/>
          <table:table-cell office:value-type="float" office:value="0.626935" calcext:value-type="float">
            <text:p>0.626935</text:p>
          </table:table-cell>
          <table:table-cell table:formula="of:=IF(AND([.$A267]&gt;=[.J$2];[.$A267]&lt;=[.J$3]);1;0)" office:value-type="float" office:value="0" calcext:value-type="float">
            <text:p>0</text:p>
          </table:table-cell>
          <table:table-cell table:formula="of:=IF(AND([.$A267]&gt;=[.K$2];[.$A267]&lt;=[.K$3]);1;0)" office:value-type="float" office:value="0" calcext:value-type="float">
            <text:p>0</text:p>
          </table:table-cell>
          <table:table-cell table:formula="of:=IF(AND([.$A267]&gt;=[.L$2];[.$A267]&lt;=[.L$3]);1;0)" office:value-type="float" office:value="1" calcext:value-type="float">
            <text:p>1</text:p>
          </table:table-cell>
          <table:table-cell table:formula="of:=IF(AND([.$A267]&gt;=[.M$2];[.$A267]&lt;=[.M$3]);1;0)" office:value-type="float" office:value="0" calcext:value-type="float">
            <text:p>0</text:p>
          </table:table-cell>
          <table:table-cell table:formula="of:=IF(AND([.$A267]&gt;=[.N$2];[.$A267]&lt;=[.N$3]);1;0)" office:value-type="float" office:value="0" calcext:value-type="float">
            <text:p>0</text:p>
          </table:table-cell>
          <table:table-cell table:formula="of:=IF(AND([.$A267]&gt;=[.O$2];[.$A2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725" calcext:value-type="float">
            <text:p>1.43725</text:p>
          </table:table-cell>
          <table:table-cell table:formula="of:=IF(AND([.$A268]&gt;=[.B$2];[.$A268]&lt;=[.B$3]);1;0)" office:value-type="float" office:value="0" calcext:value-type="float">
            <text:p>0</text:p>
          </table:table-cell>
          <table:table-cell table:formula="of:=IF(AND([.$A268]&gt;=[.C$2];[.$A268]&lt;=[.C$3]);1;0)" office:value-type="float" office:value="0" calcext:value-type="float">
            <text:p>0</text:p>
          </table:table-cell>
          <table:table-cell table:formula="of:=IF(AND([.$A268]&gt;=[.D$2];[.$A268]&lt;=[.D$3]);1;0)" office:value-type="float" office:value="0" calcext:value-type="float">
            <text:p>0</text:p>
          </table:table-cell>
          <table:table-cell table:formula="of:=IF(AND([.$A268]&gt;=[.E$2];[.$A268]&lt;=[.E$3]);1;0)" office:value-type="float" office:value="0" calcext:value-type="float">
            <text:p>0</text:p>
          </table:table-cell>
          <table:table-cell table:formula="of:=IF(AND([.$A268]&gt;=[.F$2];[.$A268]&lt;=[.F$3]);1;0)" office:value-type="float" office:value="1" calcext:value-type="float">
            <text:p>1</text:p>
          </table:table-cell>
          <table:table-cell table:formula="of:=IF(AND([.$A268]&gt;=[.G$2];[.$A268]&lt;=[.G$3]);1;0)" office:value-type="float" office:value="0" calcext:value-type="float">
            <text:p>0</text:p>
          </table:table-cell>
          <table:table-cell/>
          <table:table-cell office:value-type="float" office:value="-1.66664" calcext:value-type="float">
            <text:p>-1.66664</text:p>
          </table:table-cell>
          <table:table-cell table:formula="of:=IF(AND([.$A268]&gt;=[.J$2];[.$A268]&lt;=[.J$3]);1;0)" office:value-type="float" office:value="0" calcext:value-type="float">
            <text:p>0</text:p>
          </table:table-cell>
          <table:table-cell table:formula="of:=IF(AND([.$A268]&gt;=[.K$2];[.$A268]&lt;=[.K$3]);1;0)" office:value-type="float" office:value="0" calcext:value-type="float">
            <text:p>0</text:p>
          </table:table-cell>
          <table:table-cell table:formula="of:=IF(AND([.$A268]&gt;=[.L$2];[.$A268]&lt;=[.L$3]);1;0)" office:value-type="float" office:value="0" calcext:value-type="float">
            <text:p>0</text:p>
          </table:table-cell>
          <table:table-cell table:formula="of:=IF(AND([.$A268]&gt;=[.M$2];[.$A268]&lt;=[.M$3]);1;0)" office:value-type="float" office:value="0" calcext:value-type="float">
            <text:p>0</text:p>
          </table:table-cell>
          <table:table-cell table:formula="of:=IF(AND([.$A268]&gt;=[.N$2];[.$A268]&lt;=[.N$3]);1;0)" office:value-type="float" office:value="1" calcext:value-type="float">
            <text:p>1</text:p>
          </table:table-cell>
          <table:table-cell table:formula="of:=IF(AND([.$A268]&gt;=[.O$2];[.$A2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1977" calcext:value-type="float">
            <text:p>-1.21977</text:p>
          </table:table-cell>
          <table:table-cell table:formula="of:=IF(AND([.$A269]&gt;=[.B$2];[.$A269]&lt;=[.B$3]);1;0)" office:value-type="float" office:value="0" calcext:value-type="float">
            <text:p>0</text:p>
          </table:table-cell>
          <table:table-cell table:formula="of:=IF(AND([.$A269]&gt;=[.C$2];[.$A269]&lt;=[.C$3]);1;0)" office:value-type="float" office:value="1" calcext:value-type="float">
            <text:p>1</text:p>
          </table:table-cell>
          <table:table-cell table:formula="of:=IF(AND([.$A269]&gt;=[.D$2];[.$A269]&lt;=[.D$3]);1;0)" office:value-type="float" office:value="0" calcext:value-type="float">
            <text:p>0</text:p>
          </table:table-cell>
          <table:table-cell table:formula="of:=IF(AND([.$A269]&gt;=[.E$2];[.$A269]&lt;=[.E$3]);1;0)" office:value-type="float" office:value="0" calcext:value-type="float">
            <text:p>0</text:p>
          </table:table-cell>
          <table:table-cell table:formula="of:=IF(AND([.$A269]&gt;=[.F$2];[.$A269]&lt;=[.F$3]);1;0)" office:value-type="float" office:value="0" calcext:value-type="float">
            <text:p>0</text:p>
          </table:table-cell>
          <table:table-cell table:formula="of:=IF(AND([.$A269]&gt;=[.G$2];[.$A269]&lt;=[.G$3]);1;0)" office:value-type="float" office:value="0" calcext:value-type="float">
            <text:p>0</text:p>
          </table:table-cell>
          <table:table-cell/>
          <table:table-cell office:value-type="float" office:value="0.554251" calcext:value-type="float">
            <text:p>0.554251</text:p>
          </table:table-cell>
          <table:table-cell table:formula="of:=IF(AND([.$A269]&gt;=[.J$2];[.$A269]&lt;=[.J$3]);1;0)" office:value-type="float" office:value="0" calcext:value-type="float">
            <text:p>0</text:p>
          </table:table-cell>
          <table:table-cell table:formula="of:=IF(AND([.$A269]&gt;=[.K$2];[.$A269]&lt;=[.K$3]);1;0)" office:value-type="float" office:value="1" calcext:value-type="float">
            <text:p>1</text:p>
          </table:table-cell>
          <table:table-cell table:formula="of:=IF(AND([.$A269]&gt;=[.L$2];[.$A269]&lt;=[.L$3]);1;0)" office:value-type="float" office:value="0" calcext:value-type="float">
            <text:p>0</text:p>
          </table:table-cell>
          <table:table-cell table:formula="of:=IF(AND([.$A269]&gt;=[.M$2];[.$A269]&lt;=[.M$3]);1;0)" office:value-type="float" office:value="0" calcext:value-type="float">
            <text:p>0</text:p>
          </table:table-cell>
          <table:table-cell table:formula="of:=IF(AND([.$A269]&gt;=[.N$2];[.$A269]&lt;=[.N$3]);1;0)" office:value-type="float" office:value="0" calcext:value-type="float">
            <text:p>0</text:p>
          </table:table-cell>
          <table:table-cell table:formula="of:=IF(AND([.$A269]&gt;=[.O$2];[.$A2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0152" calcext:value-type="float">
            <text:p>-0.360152</text:p>
          </table:table-cell>
          <table:table-cell table:formula="of:=IF(AND([.$A270]&gt;=[.B$2];[.$A270]&lt;=[.B$3]);1;0)" office:value-type="float" office:value="0" calcext:value-type="float">
            <text:p>0</text:p>
          </table:table-cell>
          <table:table-cell table:formula="of:=IF(AND([.$A270]&gt;=[.C$2];[.$A270]&lt;=[.C$3]);1;0)" office:value-type="float" office:value="0" calcext:value-type="float">
            <text:p>0</text:p>
          </table:table-cell>
          <table:table-cell table:formula="of:=IF(AND([.$A270]&gt;=[.D$2];[.$A270]&lt;=[.D$3]);1;0)" office:value-type="float" office:value="1" calcext:value-type="float">
            <text:p>1</text:p>
          </table:table-cell>
          <table:table-cell table:formula="of:=IF(AND([.$A270]&gt;=[.E$2];[.$A270]&lt;=[.E$3]);1;0)" office:value-type="float" office:value="0" calcext:value-type="float">
            <text:p>0</text:p>
          </table:table-cell>
          <table:table-cell table:formula="of:=IF(AND([.$A270]&gt;=[.F$2];[.$A270]&lt;=[.F$3]);1;0)" office:value-type="float" office:value="0" calcext:value-type="float">
            <text:p>0</text:p>
          </table:table-cell>
          <table:table-cell table:formula="of:=IF(AND([.$A270]&gt;=[.G$2];[.$A270]&lt;=[.G$3]);1;0)" office:value-type="float" office:value="0" calcext:value-type="float">
            <text:p>0</text:p>
          </table:table-cell>
          <table:table-cell/>
          <table:table-cell office:value-type="float" office:value="-1.25652" calcext:value-type="float">
            <text:p>-1.25652</text:p>
          </table:table-cell>
          <table:table-cell table:formula="of:=IF(AND([.$A270]&gt;=[.J$2];[.$A270]&lt;=[.J$3]);1;0)" office:value-type="float" office:value="0" calcext:value-type="float">
            <text:p>0</text:p>
          </table:table-cell>
          <table:table-cell table:formula="of:=IF(AND([.$A270]&gt;=[.K$2];[.$A270]&lt;=[.K$3]);1;0)" office:value-type="float" office:value="0" calcext:value-type="float">
            <text:p>0</text:p>
          </table:table-cell>
          <table:table-cell table:formula="of:=IF(AND([.$A270]&gt;=[.L$2];[.$A270]&lt;=[.L$3]);1;0)" office:value-type="float" office:value="1" calcext:value-type="float">
            <text:p>1</text:p>
          </table:table-cell>
          <table:table-cell table:formula="of:=IF(AND([.$A270]&gt;=[.M$2];[.$A270]&lt;=[.M$3]);1;0)" office:value-type="float" office:value="0" calcext:value-type="float">
            <text:p>0</text:p>
          </table:table-cell>
          <table:table-cell table:formula="of:=IF(AND([.$A270]&gt;=[.N$2];[.$A270]&lt;=[.N$3]);1;0)" office:value-type="float" office:value="0" calcext:value-type="float">
            <text:p>0</text:p>
          </table:table-cell>
          <table:table-cell table:formula="of:=IF(AND([.$A270]&gt;=[.O$2];[.$A2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484" calcext:value-type="float">
            <text:p>1.80484</text:p>
          </table:table-cell>
          <table:table-cell table:formula="of:=IF(AND([.$A271]&gt;=[.B$2];[.$A271]&lt;=[.B$3]);1;0)" office:value-type="float" office:value="0" calcext:value-type="float">
            <text:p>0</text:p>
          </table:table-cell>
          <table:table-cell table:formula="of:=IF(AND([.$A271]&gt;=[.C$2];[.$A271]&lt;=[.C$3]);1;0)" office:value-type="float" office:value="0" calcext:value-type="float">
            <text:p>0</text:p>
          </table:table-cell>
          <table:table-cell table:formula="of:=IF(AND([.$A271]&gt;=[.D$2];[.$A271]&lt;=[.D$3]);1;0)" office:value-type="float" office:value="0" calcext:value-type="float">
            <text:p>0</text:p>
          </table:table-cell>
          <table:table-cell table:formula="of:=IF(AND([.$A271]&gt;=[.E$2];[.$A271]&lt;=[.E$3]);1;0)" office:value-type="float" office:value="0" calcext:value-type="float">
            <text:p>0</text:p>
          </table:table-cell>
          <table:table-cell table:formula="of:=IF(AND([.$A271]&gt;=[.F$2];[.$A271]&lt;=[.F$3]);1;0)" office:value-type="float" office:value="1" calcext:value-type="float">
            <text:p>1</text:p>
          </table:table-cell>
          <table:table-cell table:formula="of:=IF(AND([.$A271]&gt;=[.G$2];[.$A271]&lt;=[.G$3]);1;0)" office:value-type="float" office:value="0" calcext:value-type="float">
            <text:p>0</text:p>
          </table:table-cell>
          <table:table-cell/>
          <table:table-cell office:value-type="float" office:value="-0.186761" calcext:value-type="float">
            <text:p>-0.186761</text:p>
          </table:table-cell>
          <table:table-cell table:formula="of:=IF(AND([.$A271]&gt;=[.J$2];[.$A271]&lt;=[.J$3]);1;0)" office:value-type="float" office:value="0" calcext:value-type="float">
            <text:p>0</text:p>
          </table:table-cell>
          <table:table-cell table:formula="of:=IF(AND([.$A271]&gt;=[.K$2];[.$A271]&lt;=[.K$3]);1;0)" office:value-type="float" office:value="0" calcext:value-type="float">
            <text:p>0</text:p>
          </table:table-cell>
          <table:table-cell table:formula="of:=IF(AND([.$A271]&gt;=[.L$2];[.$A271]&lt;=[.L$3]);1;0)" office:value-type="float" office:value="0" calcext:value-type="float">
            <text:p>0</text:p>
          </table:table-cell>
          <table:table-cell table:formula="of:=IF(AND([.$A271]&gt;=[.M$2];[.$A271]&lt;=[.M$3]);1;0)" office:value-type="float" office:value="0" calcext:value-type="float">
            <text:p>0</text:p>
          </table:table-cell>
          <table:table-cell table:formula="of:=IF(AND([.$A271]&gt;=[.N$2];[.$A271]&lt;=[.N$3]);1;0)" office:value-type="float" office:value="1" calcext:value-type="float">
            <text:p>1</text:p>
          </table:table-cell>
          <table:table-cell table:formula="of:=IF(AND([.$A271]&gt;=[.O$2];[.$A2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7858" calcext:value-type="float">
            <text:p>-0.0307858</text:p>
          </table:table-cell>
          <table:table-cell table:formula="of:=IF(AND([.$A272]&gt;=[.B$2];[.$A272]&lt;=[.B$3]);1;0)" office:value-type="float" office:value="0" calcext:value-type="float">
            <text:p>0</text:p>
          </table:table-cell>
          <table:table-cell table:formula="of:=IF(AND([.$A272]&gt;=[.C$2];[.$A272]&lt;=[.C$3]);1;0)" office:value-type="float" office:value="0" calcext:value-type="float">
            <text:p>0</text:p>
          </table:table-cell>
          <table:table-cell table:formula="of:=IF(AND([.$A272]&gt;=[.D$2];[.$A272]&lt;=[.D$3]);1;0)" office:value-type="float" office:value="1" calcext:value-type="float">
            <text:p>1</text:p>
          </table:table-cell>
          <table:table-cell table:formula="of:=IF(AND([.$A272]&gt;=[.E$2];[.$A272]&lt;=[.E$3]);1;0)" office:value-type="float" office:value="0" calcext:value-type="float">
            <text:p>0</text:p>
          </table:table-cell>
          <table:table-cell table:formula="of:=IF(AND([.$A272]&gt;=[.F$2];[.$A272]&lt;=[.F$3]);1;0)" office:value-type="float" office:value="0" calcext:value-type="float">
            <text:p>0</text:p>
          </table:table-cell>
          <table:table-cell table:formula="of:=IF(AND([.$A272]&gt;=[.G$2];[.$A272]&lt;=[.G$3]);1;0)" office:value-type="float" office:value="0" calcext:value-type="float">
            <text:p>0</text:p>
          </table:table-cell>
          <table:table-cell/>
          <table:table-cell office:value-type="float" office:value="0.999579" calcext:value-type="float">
            <text:p>0.999579</text:p>
          </table:table-cell>
          <table:table-cell table:formula="of:=IF(AND([.$A272]&gt;=[.J$2];[.$A272]&lt;=[.J$3]);1;0)" office:value-type="float" office:value="0" calcext:value-type="float">
            <text:p>0</text:p>
          </table:table-cell>
          <table:table-cell table:formula="of:=IF(AND([.$A272]&gt;=[.K$2];[.$A272]&lt;=[.K$3]);1;0)" office:value-type="float" office:value="0" calcext:value-type="float">
            <text:p>0</text:p>
          </table:table-cell>
          <table:table-cell table:formula="of:=IF(AND([.$A272]&gt;=[.L$2];[.$A272]&lt;=[.L$3]);1;0)" office:value-type="float" office:value="1" calcext:value-type="float">
            <text:p>1</text:p>
          </table:table-cell>
          <table:table-cell table:formula="of:=IF(AND([.$A272]&gt;=[.M$2];[.$A272]&lt;=[.M$3]);1;0)" office:value-type="float" office:value="0" calcext:value-type="float">
            <text:p>0</text:p>
          </table:table-cell>
          <table:table-cell table:formula="of:=IF(AND([.$A272]&gt;=[.N$2];[.$A272]&lt;=[.N$3]);1;0)" office:value-type="float" office:value="0" calcext:value-type="float">
            <text:p>0</text:p>
          </table:table-cell>
          <table:table-cell table:formula="of:=IF(AND([.$A272]&gt;=[.O$2];[.$A2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986" calcext:value-type="float">
            <text:p>0.666986</text:p>
          </table:table-cell>
          <table:table-cell table:formula="of:=IF(AND([.$A273]&gt;=[.B$2];[.$A273]&lt;=[.B$3]);1;0)" office:value-type="float" office:value="0" calcext:value-type="float">
            <text:p>0</text:p>
          </table:table-cell>
          <table:table-cell table:formula="of:=IF(AND([.$A273]&gt;=[.C$2];[.$A273]&lt;=[.C$3]);1;0)" office:value-type="float" office:value="0" calcext:value-type="float">
            <text:p>0</text:p>
          </table:table-cell>
          <table:table-cell table:formula="of:=IF(AND([.$A273]&gt;=[.D$2];[.$A273]&lt;=[.D$3]);1;0)" office:value-type="float" office:value="0" calcext:value-type="float">
            <text:p>0</text:p>
          </table:table-cell>
          <table:table-cell table:formula="of:=IF(AND([.$A273]&gt;=[.E$2];[.$A273]&lt;=[.E$3]);1;0)" office:value-type="float" office:value="1" calcext:value-type="float">
            <text:p>1</text:p>
          </table:table-cell>
          <table:table-cell table:formula="of:=IF(AND([.$A273]&gt;=[.F$2];[.$A273]&lt;=[.F$3]);1;0)" office:value-type="float" office:value="0" calcext:value-type="float">
            <text:p>0</text:p>
          </table:table-cell>
          <table:table-cell table:formula="of:=IF(AND([.$A273]&gt;=[.G$2];[.$A273]&lt;=[.G$3]);1;0)" office:value-type="float" office:value="0" calcext:value-type="float">
            <text:p>0</text:p>
          </table:table-cell>
          <table:table-cell/>
          <table:table-cell office:value-type="float" office:value="-0.664271" calcext:value-type="float">
            <text:p>-0.664271</text:p>
          </table:table-cell>
          <table:table-cell table:formula="of:=IF(AND([.$A273]&gt;=[.J$2];[.$A273]&lt;=[.J$3]);1;0)" office:value-type="float" office:value="0" calcext:value-type="float">
            <text:p>0</text:p>
          </table:table-cell>
          <table:table-cell table:formula="of:=IF(AND([.$A273]&gt;=[.K$2];[.$A273]&lt;=[.K$3]);1;0)" office:value-type="float" office:value="0" calcext:value-type="float">
            <text:p>0</text:p>
          </table:table-cell>
          <table:table-cell table:formula="of:=IF(AND([.$A273]&gt;=[.L$2];[.$A273]&lt;=[.L$3]);1;0)" office:value-type="float" office:value="0" calcext:value-type="float">
            <text:p>0</text:p>
          </table:table-cell>
          <table:table-cell table:formula="of:=IF(AND([.$A273]&gt;=[.M$2];[.$A273]&lt;=[.M$3]);1;0)" office:value-type="float" office:value="1" calcext:value-type="float">
            <text:p>1</text:p>
          </table:table-cell>
          <table:table-cell table:formula="of:=IF(AND([.$A273]&gt;=[.N$2];[.$A273]&lt;=[.N$3]);1;0)" office:value-type="float" office:value="0" calcext:value-type="float">
            <text:p>0</text:p>
          </table:table-cell>
          <table:table-cell table:formula="of:=IF(AND([.$A273]&gt;=[.O$2];[.$A2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353" calcext:value-type="float">
            <text:p>1.43353</text:p>
          </table:table-cell>
          <table:table-cell table:formula="of:=IF(AND([.$A274]&gt;=[.B$2];[.$A274]&lt;=[.B$3]);1;0)" office:value-type="float" office:value="0" calcext:value-type="float">
            <text:p>0</text:p>
          </table:table-cell>
          <table:table-cell table:formula="of:=IF(AND([.$A274]&gt;=[.C$2];[.$A274]&lt;=[.C$3]);1;0)" office:value-type="float" office:value="0" calcext:value-type="float">
            <text:p>0</text:p>
          </table:table-cell>
          <table:table-cell table:formula="of:=IF(AND([.$A274]&gt;=[.D$2];[.$A274]&lt;=[.D$3]);1;0)" office:value-type="float" office:value="0" calcext:value-type="float">
            <text:p>0</text:p>
          </table:table-cell>
          <table:table-cell table:formula="of:=IF(AND([.$A274]&gt;=[.E$2];[.$A274]&lt;=[.E$3]);1;0)" office:value-type="float" office:value="0" calcext:value-type="float">
            <text:p>0</text:p>
          </table:table-cell>
          <table:table-cell table:formula="of:=IF(AND([.$A274]&gt;=[.F$2];[.$A274]&lt;=[.F$3]);1;0)" office:value-type="float" office:value="1" calcext:value-type="float">
            <text:p>1</text:p>
          </table:table-cell>
          <table:table-cell table:formula="of:=IF(AND([.$A274]&gt;=[.G$2];[.$A274]&lt;=[.G$3]);1;0)" office:value-type="float" office:value="0" calcext:value-type="float">
            <text:p>0</text:p>
          </table:table-cell>
          <table:table-cell/>
          <table:table-cell office:value-type="float" office:value="-0.0724749" calcext:value-type="float">
            <text:p>-0.0724749</text:p>
          </table:table-cell>
          <table:table-cell table:formula="of:=IF(AND([.$A274]&gt;=[.J$2];[.$A274]&lt;=[.J$3]);1;0)" office:value-type="float" office:value="0" calcext:value-type="float">
            <text:p>0</text:p>
          </table:table-cell>
          <table:table-cell table:formula="of:=IF(AND([.$A274]&gt;=[.K$2];[.$A274]&lt;=[.K$3]);1;0)" office:value-type="float" office:value="0" calcext:value-type="float">
            <text:p>0</text:p>
          </table:table-cell>
          <table:table-cell table:formula="of:=IF(AND([.$A274]&gt;=[.L$2];[.$A274]&lt;=[.L$3]);1;0)" office:value-type="float" office:value="0" calcext:value-type="float">
            <text:p>0</text:p>
          </table:table-cell>
          <table:table-cell table:formula="of:=IF(AND([.$A274]&gt;=[.M$2];[.$A274]&lt;=[.M$3]);1;0)" office:value-type="float" office:value="0" calcext:value-type="float">
            <text:p>0</text:p>
          </table:table-cell>
          <table:table-cell table:formula="of:=IF(AND([.$A274]&gt;=[.N$2];[.$A274]&lt;=[.N$3]);1;0)" office:value-type="float" office:value="1" calcext:value-type="float">
            <text:p>1</text:p>
          </table:table-cell>
          <table:table-cell table:formula="of:=IF(AND([.$A274]&gt;=[.O$2];[.$A2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8724" calcext:value-type="float">
            <text:p>-1.18724</text:p>
          </table:table-cell>
          <table:table-cell table:formula="of:=IF(AND([.$A275]&gt;=[.B$2];[.$A275]&lt;=[.B$3]);1;0)" office:value-type="float" office:value="0" calcext:value-type="float">
            <text:p>0</text:p>
          </table:table-cell>
          <table:table-cell table:formula="of:=IF(AND([.$A275]&gt;=[.C$2];[.$A275]&lt;=[.C$3]);1;0)" office:value-type="float" office:value="1" calcext:value-type="float">
            <text:p>1</text:p>
          </table:table-cell>
          <table:table-cell table:formula="of:=IF(AND([.$A275]&gt;=[.D$2];[.$A275]&lt;=[.D$3]);1;0)" office:value-type="float" office:value="0" calcext:value-type="float">
            <text:p>0</text:p>
          </table:table-cell>
          <table:table-cell table:formula="of:=IF(AND([.$A275]&gt;=[.E$2];[.$A275]&lt;=[.E$3]);1;0)" office:value-type="float" office:value="0" calcext:value-type="float">
            <text:p>0</text:p>
          </table:table-cell>
          <table:table-cell table:formula="of:=IF(AND([.$A275]&gt;=[.F$2];[.$A275]&lt;=[.F$3]);1;0)" office:value-type="float" office:value="0" calcext:value-type="float">
            <text:p>0</text:p>
          </table:table-cell>
          <table:table-cell table:formula="of:=IF(AND([.$A275]&gt;=[.G$2];[.$A275]&lt;=[.G$3]);1;0)" office:value-type="float" office:value="0" calcext:value-type="float">
            <text:p>0</text:p>
          </table:table-cell>
          <table:table-cell/>
          <table:table-cell office:value-type="float" office:value="1.80343" calcext:value-type="float">
            <text:p>1.80343</text:p>
          </table:table-cell>
          <table:table-cell table:formula="of:=IF(AND([.$A275]&gt;=[.J$2];[.$A275]&lt;=[.J$3]);1;0)" office:value-type="float" office:value="0" calcext:value-type="float">
            <text:p>0</text:p>
          </table:table-cell>
          <table:table-cell table:formula="of:=IF(AND([.$A275]&gt;=[.K$2];[.$A275]&lt;=[.K$3]);1;0)" office:value-type="float" office:value="1" calcext:value-type="float">
            <text:p>1</text:p>
          </table:table-cell>
          <table:table-cell table:formula="of:=IF(AND([.$A275]&gt;=[.L$2];[.$A275]&lt;=[.L$3]);1;0)" office:value-type="float" office:value="0" calcext:value-type="float">
            <text:p>0</text:p>
          </table:table-cell>
          <table:table-cell table:formula="of:=IF(AND([.$A275]&gt;=[.M$2];[.$A275]&lt;=[.M$3]);1;0)" office:value-type="float" office:value="0" calcext:value-type="float">
            <text:p>0</text:p>
          </table:table-cell>
          <table:table-cell table:formula="of:=IF(AND([.$A275]&gt;=[.N$2];[.$A275]&lt;=[.N$3]);1;0)" office:value-type="float" office:value="0" calcext:value-type="float">
            <text:p>0</text:p>
          </table:table-cell>
          <table:table-cell table:formula="of:=IF(AND([.$A275]&gt;=[.O$2];[.$A2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1725" calcext:value-type="float">
            <text:p>-0.581725</text:p>
          </table:table-cell>
          <table:table-cell table:formula="of:=IF(AND([.$A276]&gt;=[.B$2];[.$A276]&lt;=[.B$3]);1;0)" office:value-type="float" office:value="0" calcext:value-type="float">
            <text:p>0</text:p>
          </table:table-cell>
          <table:table-cell table:formula="of:=IF(AND([.$A276]&gt;=[.C$2];[.$A276]&lt;=[.C$3]);1;0)" office:value-type="float" office:value="0" calcext:value-type="float">
            <text:p>0</text:p>
          </table:table-cell>
          <table:table-cell table:formula="of:=IF(AND([.$A276]&gt;=[.D$2];[.$A276]&lt;=[.D$3]);1;0)" office:value-type="float" office:value="1" calcext:value-type="float">
            <text:p>1</text:p>
          </table:table-cell>
          <table:table-cell table:formula="of:=IF(AND([.$A276]&gt;=[.E$2];[.$A276]&lt;=[.E$3]);1;0)" office:value-type="float" office:value="0" calcext:value-type="float">
            <text:p>0</text:p>
          </table:table-cell>
          <table:table-cell table:formula="of:=IF(AND([.$A276]&gt;=[.F$2];[.$A276]&lt;=[.F$3]);1;0)" office:value-type="float" office:value="0" calcext:value-type="float">
            <text:p>0</text:p>
          </table:table-cell>
          <table:table-cell table:formula="of:=IF(AND([.$A276]&gt;=[.G$2];[.$A276]&lt;=[.G$3]);1;0)" office:value-type="float" office:value="0" calcext:value-type="float">
            <text:p>0</text:p>
          </table:table-cell>
          <table:table-cell/>
          <table:table-cell office:value-type="float" office:value="1.56421" calcext:value-type="float">
            <text:p>1.56421</text:p>
          </table:table-cell>
          <table:table-cell table:formula="of:=IF(AND([.$A276]&gt;=[.J$2];[.$A276]&lt;=[.J$3]);1;0)" office:value-type="float" office:value="0" calcext:value-type="float">
            <text:p>0</text:p>
          </table:table-cell>
          <table:table-cell table:formula="of:=IF(AND([.$A276]&gt;=[.K$2];[.$A276]&lt;=[.K$3]);1;0)" office:value-type="float" office:value="0" calcext:value-type="float">
            <text:p>0</text:p>
          </table:table-cell>
          <table:table-cell table:formula="of:=IF(AND([.$A276]&gt;=[.L$2];[.$A276]&lt;=[.L$3]);1;0)" office:value-type="float" office:value="1" calcext:value-type="float">
            <text:p>1</text:p>
          </table:table-cell>
          <table:table-cell table:formula="of:=IF(AND([.$A276]&gt;=[.M$2];[.$A276]&lt;=[.M$3]);1;0)" office:value-type="float" office:value="0" calcext:value-type="float">
            <text:p>0</text:p>
          </table:table-cell>
          <table:table-cell table:formula="of:=IF(AND([.$A276]&gt;=[.N$2];[.$A276]&lt;=[.N$3]);1;0)" office:value-type="float" office:value="0" calcext:value-type="float">
            <text:p>0</text:p>
          </table:table-cell>
          <table:table-cell table:formula="of:=IF(AND([.$A276]&gt;=[.O$2];[.$A2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246" calcext:value-type="float">
            <text:p>2.50246</text:p>
          </table:table-cell>
          <table:table-cell table:formula="of:=IF(AND([.$A277]&gt;=[.B$2];[.$A277]&lt;=[.B$3]);1;0)" office:value-type="float" office:value="0" calcext:value-type="float">
            <text:p>0</text:p>
          </table:table-cell>
          <table:table-cell table:formula="of:=IF(AND([.$A277]&gt;=[.C$2];[.$A277]&lt;=[.C$3]);1;0)" office:value-type="float" office:value="0" calcext:value-type="float">
            <text:p>0</text:p>
          </table:table-cell>
          <table:table-cell table:formula="of:=IF(AND([.$A277]&gt;=[.D$2];[.$A277]&lt;=[.D$3]);1;0)" office:value-type="float" office:value="0" calcext:value-type="float">
            <text:p>0</text:p>
          </table:table-cell>
          <table:table-cell table:formula="of:=IF(AND([.$A277]&gt;=[.E$2];[.$A277]&lt;=[.E$3]);1;0)" office:value-type="float" office:value="0" calcext:value-type="float">
            <text:p>0</text:p>
          </table:table-cell>
          <table:table-cell table:formula="of:=IF(AND([.$A277]&gt;=[.F$2];[.$A277]&lt;=[.F$3]);1;0)" office:value-type="float" office:value="0" calcext:value-type="float">
            <text:p>0</text:p>
          </table:table-cell>
          <table:table-cell table:formula="of:=IF(AND([.$A277]&gt;=[.G$2];[.$A277]&lt;=[.G$3]);1;0)" office:value-type="float" office:value="1" calcext:value-type="float">
            <text:p>1</text:p>
          </table:table-cell>
          <table:table-cell/>
          <table:table-cell office:value-type="float" office:value="-0.811042" calcext:value-type="float">
            <text:p>-0.811042</text:p>
          </table:table-cell>
          <table:table-cell table:formula="of:=IF(AND([.$A277]&gt;=[.J$2];[.$A277]&lt;=[.J$3]);1;0)" office:value-type="float" office:value="0" calcext:value-type="float">
            <text:p>0</text:p>
          </table:table-cell>
          <table:table-cell table:formula="of:=IF(AND([.$A277]&gt;=[.K$2];[.$A277]&lt;=[.K$3]);1;0)" office:value-type="float" office:value="0" calcext:value-type="float">
            <text:p>0</text:p>
          </table:table-cell>
          <table:table-cell table:formula="of:=IF(AND([.$A277]&gt;=[.L$2];[.$A277]&lt;=[.L$3]);1;0)" office:value-type="float" office:value="0" calcext:value-type="float">
            <text:p>0</text:p>
          </table:table-cell>
          <table:table-cell table:formula="of:=IF(AND([.$A277]&gt;=[.M$2];[.$A277]&lt;=[.M$3]);1;0)" office:value-type="float" office:value="0" calcext:value-type="float">
            <text:p>0</text:p>
          </table:table-cell>
          <table:table-cell table:formula="of:=IF(AND([.$A277]&gt;=[.N$2];[.$A277]&lt;=[.N$3]);1;0)" office:value-type="float" office:value="0" calcext:value-type="float">
            <text:p>0</text:p>
          </table:table-cell>
          <table:table-cell table:formula="of:=IF(AND([.$A277]&gt;=[.O$2];[.$A277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4408" calcext:value-type="float">
            <text:p>-0.364408</text:p>
          </table:table-cell>
          <table:table-cell table:formula="of:=IF(AND([.$A278]&gt;=[.B$2];[.$A278]&lt;=[.B$3]);1;0)" office:value-type="float" office:value="0" calcext:value-type="float">
            <text:p>0</text:p>
          </table:table-cell>
          <table:table-cell table:formula="of:=IF(AND([.$A278]&gt;=[.C$2];[.$A278]&lt;=[.C$3]);1;0)" office:value-type="float" office:value="0" calcext:value-type="float">
            <text:p>0</text:p>
          </table:table-cell>
          <table:table-cell table:formula="of:=IF(AND([.$A278]&gt;=[.D$2];[.$A278]&lt;=[.D$3]);1;0)" office:value-type="float" office:value="1" calcext:value-type="float">
            <text:p>1</text:p>
          </table:table-cell>
          <table:table-cell table:formula="of:=IF(AND([.$A278]&gt;=[.E$2];[.$A278]&lt;=[.E$3]);1;0)" office:value-type="float" office:value="0" calcext:value-type="float">
            <text:p>0</text:p>
          </table:table-cell>
          <table:table-cell table:formula="of:=IF(AND([.$A278]&gt;=[.F$2];[.$A278]&lt;=[.F$3]);1;0)" office:value-type="float" office:value="0" calcext:value-type="float">
            <text:p>0</text:p>
          </table:table-cell>
          <table:table-cell table:formula="of:=IF(AND([.$A278]&gt;=[.G$2];[.$A278]&lt;=[.G$3]);1;0)" office:value-type="float" office:value="0" calcext:value-type="float">
            <text:p>0</text:p>
          </table:table-cell>
          <table:table-cell/>
          <table:table-cell office:value-type="float" office:value="-0.0621871" calcext:value-type="float">
            <text:p>-0.0621871</text:p>
          </table:table-cell>
          <table:table-cell table:formula="of:=IF(AND([.$A278]&gt;=[.J$2];[.$A278]&lt;=[.J$3]);1;0)" office:value-type="float" office:value="0" calcext:value-type="float">
            <text:p>0</text:p>
          </table:table-cell>
          <table:table-cell table:formula="of:=IF(AND([.$A278]&gt;=[.K$2];[.$A278]&lt;=[.K$3]);1;0)" office:value-type="float" office:value="0" calcext:value-type="float">
            <text:p>0</text:p>
          </table:table-cell>
          <table:table-cell table:formula="of:=IF(AND([.$A278]&gt;=[.L$2];[.$A278]&lt;=[.L$3]);1;0)" office:value-type="float" office:value="1" calcext:value-type="float">
            <text:p>1</text:p>
          </table:table-cell>
          <table:table-cell table:formula="of:=IF(AND([.$A278]&gt;=[.M$2];[.$A278]&lt;=[.M$3]);1;0)" office:value-type="float" office:value="0" calcext:value-type="float">
            <text:p>0</text:p>
          </table:table-cell>
          <table:table-cell table:formula="of:=IF(AND([.$A278]&gt;=[.N$2];[.$A278]&lt;=[.N$3]);1;0)" office:value-type="float" office:value="0" calcext:value-type="float">
            <text:p>0</text:p>
          </table:table-cell>
          <table:table-cell table:formula="of:=IF(AND([.$A278]&gt;=[.O$2];[.$A2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089" calcext:value-type="float">
            <text:p>1.02089</text:p>
          </table:table-cell>
          <table:table-cell table:formula="of:=IF(AND([.$A279]&gt;=[.B$2];[.$A279]&lt;=[.B$3]);1;0)" office:value-type="float" office:value="0" calcext:value-type="float">
            <text:p>0</text:p>
          </table:table-cell>
          <table:table-cell table:formula="of:=IF(AND([.$A279]&gt;=[.C$2];[.$A279]&lt;=[.C$3]);1;0)" office:value-type="float" office:value="0" calcext:value-type="float">
            <text:p>0</text:p>
          </table:table-cell>
          <table:table-cell table:formula="of:=IF(AND([.$A279]&gt;=[.D$2];[.$A279]&lt;=[.D$3]);1;0)" office:value-type="float" office:value="0" calcext:value-type="float">
            <text:p>0</text:p>
          </table:table-cell>
          <table:table-cell table:formula="of:=IF(AND([.$A279]&gt;=[.E$2];[.$A279]&lt;=[.E$3]);1;0)" office:value-type="float" office:value="0" calcext:value-type="float">
            <text:p>0</text:p>
          </table:table-cell>
          <table:table-cell table:formula="of:=IF(AND([.$A279]&gt;=[.F$2];[.$A279]&lt;=[.F$3]);1;0)" office:value-type="float" office:value="1" calcext:value-type="float">
            <text:p>1</text:p>
          </table:table-cell>
          <table:table-cell table:formula="of:=IF(AND([.$A279]&gt;=[.G$2];[.$A279]&lt;=[.G$3]);1;0)" office:value-type="float" office:value="0" calcext:value-type="float">
            <text:p>0</text:p>
          </table:table-cell>
          <table:table-cell/>
          <table:table-cell office:value-type="float" office:value="0.807577" calcext:value-type="float">
            <text:p>0.807577</text:p>
          </table:table-cell>
          <table:table-cell table:formula="of:=IF(AND([.$A279]&gt;=[.J$2];[.$A279]&lt;=[.J$3]);1;0)" office:value-type="float" office:value="0" calcext:value-type="float">
            <text:p>0</text:p>
          </table:table-cell>
          <table:table-cell table:formula="of:=IF(AND([.$A279]&gt;=[.K$2];[.$A279]&lt;=[.K$3]);1;0)" office:value-type="float" office:value="0" calcext:value-type="float">
            <text:p>0</text:p>
          </table:table-cell>
          <table:table-cell table:formula="of:=IF(AND([.$A279]&gt;=[.L$2];[.$A279]&lt;=[.L$3]);1;0)" office:value-type="float" office:value="0" calcext:value-type="float">
            <text:p>0</text:p>
          </table:table-cell>
          <table:table-cell table:formula="of:=IF(AND([.$A279]&gt;=[.M$2];[.$A279]&lt;=[.M$3]);1;0)" office:value-type="float" office:value="0" calcext:value-type="float">
            <text:p>0</text:p>
          </table:table-cell>
          <table:table-cell table:formula="of:=IF(AND([.$A279]&gt;=[.N$2];[.$A279]&lt;=[.N$3]);1;0)" office:value-type="float" office:value="1" calcext:value-type="float">
            <text:p>1</text:p>
          </table:table-cell>
          <table:table-cell table:formula="of:=IF(AND([.$A279]&gt;=[.O$2];[.$A2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7757" calcext:value-type="float">
            <text:p>-1.87757</text:p>
          </table:table-cell>
          <table:table-cell table:formula="of:=IF(AND([.$A280]&gt;=[.B$2];[.$A280]&lt;=[.B$3]);1;0)" office:value-type="float" office:value="0" calcext:value-type="float">
            <text:p>0</text:p>
          </table:table-cell>
          <table:table-cell table:formula="of:=IF(AND([.$A280]&gt;=[.C$2];[.$A280]&lt;=[.C$3]);1;0)" office:value-type="float" office:value="1" calcext:value-type="float">
            <text:p>1</text:p>
          </table:table-cell>
          <table:table-cell table:formula="of:=IF(AND([.$A280]&gt;=[.D$2];[.$A280]&lt;=[.D$3]);1;0)" office:value-type="float" office:value="0" calcext:value-type="float">
            <text:p>0</text:p>
          </table:table-cell>
          <table:table-cell table:formula="of:=IF(AND([.$A280]&gt;=[.E$2];[.$A280]&lt;=[.E$3]);1;0)" office:value-type="float" office:value="0" calcext:value-type="float">
            <text:p>0</text:p>
          </table:table-cell>
          <table:table-cell table:formula="of:=IF(AND([.$A280]&gt;=[.F$2];[.$A280]&lt;=[.F$3]);1;0)" office:value-type="float" office:value="0" calcext:value-type="float">
            <text:p>0</text:p>
          </table:table-cell>
          <table:table-cell table:formula="of:=IF(AND([.$A280]&gt;=[.G$2];[.$A280]&lt;=[.G$3]);1;0)" office:value-type="float" office:value="0" calcext:value-type="float">
            <text:p>0</text:p>
          </table:table-cell>
          <table:table-cell/>
          <table:table-cell office:value-type="float" office:value="-1.58344" calcext:value-type="float">
            <text:p>-1.58344</text:p>
          </table:table-cell>
          <table:table-cell table:formula="of:=IF(AND([.$A280]&gt;=[.J$2];[.$A280]&lt;=[.J$3]);1;0)" office:value-type="float" office:value="0" calcext:value-type="float">
            <text:p>0</text:p>
          </table:table-cell>
          <table:table-cell table:formula="of:=IF(AND([.$A280]&gt;=[.K$2];[.$A280]&lt;=[.K$3]);1;0)" office:value-type="float" office:value="1" calcext:value-type="float">
            <text:p>1</text:p>
          </table:table-cell>
          <table:table-cell table:formula="of:=IF(AND([.$A280]&gt;=[.L$2];[.$A280]&lt;=[.L$3]);1;0)" office:value-type="float" office:value="0" calcext:value-type="float">
            <text:p>0</text:p>
          </table:table-cell>
          <table:table-cell table:formula="of:=IF(AND([.$A280]&gt;=[.M$2];[.$A280]&lt;=[.M$3]);1;0)" office:value-type="float" office:value="0" calcext:value-type="float">
            <text:p>0</text:p>
          </table:table-cell>
          <table:table-cell table:formula="of:=IF(AND([.$A280]&gt;=[.N$2];[.$A280]&lt;=[.N$3]);1;0)" office:value-type="float" office:value="0" calcext:value-type="float">
            <text:p>0</text:p>
          </table:table-cell>
          <table:table-cell table:formula="of:=IF(AND([.$A280]&gt;=[.O$2];[.$A2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77484" calcext:value-type="float">
            <text:p>-2.77484</text:p>
          </table:table-cell>
          <table:table-cell table:formula="of:=IF(AND([.$A281]&gt;=[.B$2];[.$A281]&lt;=[.B$3]);1;0)" office:value-type="float" office:value="1" calcext:value-type="float">
            <text:p>1</text:p>
          </table:table-cell>
          <table:table-cell table:formula="of:=IF(AND([.$A281]&gt;=[.C$2];[.$A281]&lt;=[.C$3]);1;0)" office:value-type="float" office:value="0" calcext:value-type="float">
            <text:p>0</text:p>
          </table:table-cell>
          <table:table-cell table:formula="of:=IF(AND([.$A281]&gt;=[.D$2];[.$A281]&lt;=[.D$3]);1;0)" office:value-type="float" office:value="0" calcext:value-type="float">
            <text:p>0</text:p>
          </table:table-cell>
          <table:table-cell table:formula="of:=IF(AND([.$A281]&gt;=[.E$2];[.$A281]&lt;=[.E$3]);1;0)" office:value-type="float" office:value="0" calcext:value-type="float">
            <text:p>0</text:p>
          </table:table-cell>
          <table:table-cell table:formula="of:=IF(AND([.$A281]&gt;=[.F$2];[.$A281]&lt;=[.F$3]);1;0)" office:value-type="float" office:value="0" calcext:value-type="float">
            <text:p>0</text:p>
          </table:table-cell>
          <table:table-cell table:formula="of:=IF(AND([.$A281]&gt;=[.G$2];[.$A281]&lt;=[.G$3]);1;0)" office:value-type="float" office:value="0" calcext:value-type="float">
            <text:p>0</text:p>
          </table:table-cell>
          <table:table-cell/>
          <table:table-cell office:value-type="float" office:value="-0.610297" calcext:value-type="float">
            <text:p>-0.610297</text:p>
          </table:table-cell>
          <table:table-cell table:formula="of:=IF(AND([.$A281]&gt;=[.J$2];[.$A281]&lt;=[.J$3]);1;0)" office:value-type="float" office:value="1" calcext:value-type="float">
            <text:p>1</text:p>
          </table:table-cell>
          <table:table-cell table:formula="of:=IF(AND([.$A281]&gt;=[.K$2];[.$A281]&lt;=[.K$3]);1;0)" office:value-type="float" office:value="0" calcext:value-type="float">
            <text:p>0</text:p>
          </table:table-cell>
          <table:table-cell table:formula="of:=IF(AND([.$A281]&gt;=[.L$2];[.$A281]&lt;=[.L$3]);1;0)" office:value-type="float" office:value="0" calcext:value-type="float">
            <text:p>0</text:p>
          </table:table-cell>
          <table:table-cell table:formula="of:=IF(AND([.$A281]&gt;=[.M$2];[.$A281]&lt;=[.M$3]);1;0)" office:value-type="float" office:value="0" calcext:value-type="float">
            <text:p>0</text:p>
          </table:table-cell>
          <table:table-cell table:formula="of:=IF(AND([.$A281]&gt;=[.N$2];[.$A281]&lt;=[.N$3]);1;0)" office:value-type="float" office:value="0" calcext:value-type="float">
            <text:p>0</text:p>
          </table:table-cell>
          <table:table-cell table:formula="of:=IF(AND([.$A281]&gt;=[.O$2];[.$A2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114" calcext:value-type="float">
            <text:p>-3.0114</text:p>
          </table:table-cell>
          <table:table-cell table:formula="of:=IF(AND([.$A282]&gt;=[.B$2];[.$A282]&lt;=[.B$3]);1;0)" office:value-type="float" office:value="1" calcext:value-type="float">
            <text:p>1</text:p>
          </table:table-cell>
          <table:table-cell table:formula="of:=IF(AND([.$A282]&gt;=[.C$2];[.$A282]&lt;=[.C$3]);1;0)" office:value-type="float" office:value="0" calcext:value-type="float">
            <text:p>0</text:p>
          </table:table-cell>
          <table:table-cell table:formula="of:=IF(AND([.$A282]&gt;=[.D$2];[.$A282]&lt;=[.D$3]);1;0)" office:value-type="float" office:value="0" calcext:value-type="float">
            <text:p>0</text:p>
          </table:table-cell>
          <table:table-cell table:formula="of:=IF(AND([.$A282]&gt;=[.E$2];[.$A282]&lt;=[.E$3]);1;0)" office:value-type="float" office:value="0" calcext:value-type="float">
            <text:p>0</text:p>
          </table:table-cell>
          <table:table-cell table:formula="of:=IF(AND([.$A282]&gt;=[.F$2];[.$A282]&lt;=[.F$3]);1;0)" office:value-type="float" office:value="0" calcext:value-type="float">
            <text:p>0</text:p>
          </table:table-cell>
          <table:table-cell table:formula="of:=IF(AND([.$A282]&gt;=[.G$2];[.$A282]&lt;=[.G$3]);1;0)" office:value-type="float" office:value="0" calcext:value-type="float">
            <text:p>0</text:p>
          </table:table-cell>
          <table:table-cell/>
          <table:table-cell office:value-type="float" office:value="0.407917" calcext:value-type="float">
            <text:p>0.407917</text:p>
          </table:table-cell>
          <table:table-cell table:formula="of:=IF(AND([.$A282]&gt;=[.J$2];[.$A282]&lt;=[.J$3]);1;0)" office:value-type="float" office:value="1" calcext:value-type="float">
            <text:p>1</text:p>
          </table:table-cell>
          <table:table-cell table:formula="of:=IF(AND([.$A282]&gt;=[.K$2];[.$A282]&lt;=[.K$3]);1;0)" office:value-type="float" office:value="0" calcext:value-type="float">
            <text:p>0</text:p>
          </table:table-cell>
          <table:table-cell table:formula="of:=IF(AND([.$A282]&gt;=[.L$2];[.$A282]&lt;=[.L$3]);1;0)" office:value-type="float" office:value="0" calcext:value-type="float">
            <text:p>0</text:p>
          </table:table-cell>
          <table:table-cell table:formula="of:=IF(AND([.$A282]&gt;=[.M$2];[.$A282]&lt;=[.M$3]);1;0)" office:value-type="float" office:value="0" calcext:value-type="float">
            <text:p>0</text:p>
          </table:table-cell>
          <table:table-cell table:formula="of:=IF(AND([.$A282]&gt;=[.N$2];[.$A282]&lt;=[.N$3]);1;0)" office:value-type="float" office:value="0" calcext:value-type="float">
            <text:p>0</text:p>
          </table:table-cell>
          <table:table-cell table:formula="of:=IF(AND([.$A282]&gt;=[.O$2];[.$A2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6007" calcext:value-type="float">
            <text:p>-0.286007</text:p>
          </table:table-cell>
          <table:table-cell table:formula="of:=IF(AND([.$A283]&gt;=[.B$2];[.$A283]&lt;=[.B$3]);1;0)" office:value-type="float" office:value="0" calcext:value-type="float">
            <text:p>0</text:p>
          </table:table-cell>
          <table:table-cell table:formula="of:=IF(AND([.$A283]&gt;=[.C$2];[.$A283]&lt;=[.C$3]);1;0)" office:value-type="float" office:value="0" calcext:value-type="float">
            <text:p>0</text:p>
          </table:table-cell>
          <table:table-cell table:formula="of:=IF(AND([.$A283]&gt;=[.D$2];[.$A283]&lt;=[.D$3]);1;0)" office:value-type="float" office:value="1" calcext:value-type="float">
            <text:p>1</text:p>
          </table:table-cell>
          <table:table-cell table:formula="of:=IF(AND([.$A283]&gt;=[.E$2];[.$A283]&lt;=[.E$3]);1;0)" office:value-type="float" office:value="0" calcext:value-type="float">
            <text:p>0</text:p>
          </table:table-cell>
          <table:table-cell table:formula="of:=IF(AND([.$A283]&gt;=[.F$2];[.$A283]&lt;=[.F$3]);1;0)" office:value-type="float" office:value="0" calcext:value-type="float">
            <text:p>0</text:p>
          </table:table-cell>
          <table:table-cell table:formula="of:=IF(AND([.$A283]&gt;=[.G$2];[.$A283]&lt;=[.G$3]);1;0)" office:value-type="float" office:value="0" calcext:value-type="float">
            <text:p>0</text:p>
          </table:table-cell>
          <table:table-cell/>
          <table:table-cell office:value-type="float" office:value="-0.0501951" calcext:value-type="float">
            <text:p>-0.0501951</text:p>
          </table:table-cell>
          <table:table-cell table:formula="of:=IF(AND([.$A283]&gt;=[.J$2];[.$A283]&lt;=[.J$3]);1;0)" office:value-type="float" office:value="0" calcext:value-type="float">
            <text:p>0</text:p>
          </table:table-cell>
          <table:table-cell table:formula="of:=IF(AND([.$A283]&gt;=[.K$2];[.$A283]&lt;=[.K$3]);1;0)" office:value-type="float" office:value="0" calcext:value-type="float">
            <text:p>0</text:p>
          </table:table-cell>
          <table:table-cell table:formula="of:=IF(AND([.$A283]&gt;=[.L$2];[.$A283]&lt;=[.L$3]);1;0)" office:value-type="float" office:value="1" calcext:value-type="float">
            <text:p>1</text:p>
          </table:table-cell>
          <table:table-cell table:formula="of:=IF(AND([.$A283]&gt;=[.M$2];[.$A283]&lt;=[.M$3]);1;0)" office:value-type="float" office:value="0" calcext:value-type="float">
            <text:p>0</text:p>
          </table:table-cell>
          <table:table-cell table:formula="of:=IF(AND([.$A283]&gt;=[.N$2];[.$A283]&lt;=[.N$3]);1;0)" office:value-type="float" office:value="0" calcext:value-type="float">
            <text:p>0</text:p>
          </table:table-cell>
          <table:table-cell table:formula="of:=IF(AND([.$A283]&gt;=[.O$2];[.$A2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966" calcext:value-type="float">
            <text:p>0.135966</text:p>
          </table:table-cell>
          <table:table-cell table:formula="of:=IF(AND([.$A284]&gt;=[.B$2];[.$A284]&lt;=[.B$3]);1;0)" office:value-type="float" office:value="0" calcext:value-type="float">
            <text:p>0</text:p>
          </table:table-cell>
          <table:table-cell table:formula="of:=IF(AND([.$A284]&gt;=[.C$2];[.$A284]&lt;=[.C$3]);1;0)" office:value-type="float" office:value="0" calcext:value-type="float">
            <text:p>0</text:p>
          </table:table-cell>
          <table:table-cell table:formula="of:=IF(AND([.$A284]&gt;=[.D$2];[.$A284]&lt;=[.D$3]);1;0)" office:value-type="float" office:value="0" calcext:value-type="float">
            <text:p>0</text:p>
          </table:table-cell>
          <table:table-cell table:formula="of:=IF(AND([.$A284]&gt;=[.E$2];[.$A284]&lt;=[.E$3]);1;0)" office:value-type="float" office:value="1" calcext:value-type="float">
            <text:p>1</text:p>
          </table:table-cell>
          <table:table-cell table:formula="of:=IF(AND([.$A284]&gt;=[.F$2];[.$A284]&lt;=[.F$3]);1;0)" office:value-type="float" office:value="0" calcext:value-type="float">
            <text:p>0</text:p>
          </table:table-cell>
          <table:table-cell table:formula="of:=IF(AND([.$A284]&gt;=[.G$2];[.$A284]&lt;=[.G$3]);1;0)" office:value-type="float" office:value="0" calcext:value-type="float">
            <text:p>0</text:p>
          </table:table-cell>
          <table:table-cell/>
          <table:table-cell office:value-type="float" office:value="0.698002" calcext:value-type="float">
            <text:p>0.698002</text:p>
          </table:table-cell>
          <table:table-cell table:formula="of:=IF(AND([.$A284]&gt;=[.J$2];[.$A284]&lt;=[.J$3]);1;0)" office:value-type="float" office:value="0" calcext:value-type="float">
            <text:p>0</text:p>
          </table:table-cell>
          <table:table-cell table:formula="of:=IF(AND([.$A284]&gt;=[.K$2];[.$A284]&lt;=[.K$3]);1;0)" office:value-type="float" office:value="0" calcext:value-type="float">
            <text:p>0</text:p>
          </table:table-cell>
          <table:table-cell table:formula="of:=IF(AND([.$A284]&gt;=[.L$2];[.$A284]&lt;=[.L$3]);1;0)" office:value-type="float" office:value="0" calcext:value-type="float">
            <text:p>0</text:p>
          </table:table-cell>
          <table:table-cell table:formula="of:=IF(AND([.$A284]&gt;=[.M$2];[.$A284]&lt;=[.M$3]);1;0)" office:value-type="float" office:value="1" calcext:value-type="float">
            <text:p>1</text:p>
          </table:table-cell>
          <table:table-cell table:formula="of:=IF(AND([.$A284]&gt;=[.N$2];[.$A284]&lt;=[.N$3]);1;0)" office:value-type="float" office:value="0" calcext:value-type="float">
            <text:p>0</text:p>
          </table:table-cell>
          <table:table-cell table:formula="of:=IF(AND([.$A284]&gt;=[.O$2];[.$A2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6646" calcext:value-type="float">
            <text:p>0.0766646</text:p>
          </table:table-cell>
          <table:table-cell table:formula="of:=IF(AND([.$A285]&gt;=[.B$2];[.$A285]&lt;=[.B$3]);1;0)" office:value-type="float" office:value="0" calcext:value-type="float">
            <text:p>0</text:p>
          </table:table-cell>
          <table:table-cell table:formula="of:=IF(AND([.$A285]&gt;=[.C$2];[.$A285]&lt;=[.C$3]);1;0)" office:value-type="float" office:value="0" calcext:value-type="float">
            <text:p>0</text:p>
          </table:table-cell>
          <table:table-cell table:formula="of:=IF(AND([.$A285]&gt;=[.D$2];[.$A285]&lt;=[.D$3]);1;0)" office:value-type="float" office:value="0" calcext:value-type="float">
            <text:p>0</text:p>
          </table:table-cell>
          <table:table-cell table:formula="of:=IF(AND([.$A285]&gt;=[.E$2];[.$A285]&lt;=[.E$3]);1;0)" office:value-type="float" office:value="1" calcext:value-type="float">
            <text:p>1</text:p>
          </table:table-cell>
          <table:table-cell table:formula="of:=IF(AND([.$A285]&gt;=[.F$2];[.$A285]&lt;=[.F$3]);1;0)" office:value-type="float" office:value="0" calcext:value-type="float">
            <text:p>0</text:p>
          </table:table-cell>
          <table:table-cell table:formula="of:=IF(AND([.$A285]&gt;=[.G$2];[.$A285]&lt;=[.G$3]);1;0)" office:value-type="float" office:value="0" calcext:value-type="float">
            <text:p>0</text:p>
          </table:table-cell>
          <table:table-cell/>
          <table:table-cell office:value-type="float" office:value="-0.359444" calcext:value-type="float">
            <text:p>-0.359444</text:p>
          </table:table-cell>
          <table:table-cell table:formula="of:=IF(AND([.$A285]&gt;=[.J$2];[.$A285]&lt;=[.J$3]);1;0)" office:value-type="float" office:value="0" calcext:value-type="float">
            <text:p>0</text:p>
          </table:table-cell>
          <table:table-cell table:formula="of:=IF(AND([.$A285]&gt;=[.K$2];[.$A285]&lt;=[.K$3]);1;0)" office:value-type="float" office:value="0" calcext:value-type="float">
            <text:p>0</text:p>
          </table:table-cell>
          <table:table-cell table:formula="of:=IF(AND([.$A285]&gt;=[.L$2];[.$A285]&lt;=[.L$3]);1;0)" office:value-type="float" office:value="0" calcext:value-type="float">
            <text:p>0</text:p>
          </table:table-cell>
          <table:table-cell table:formula="of:=IF(AND([.$A285]&gt;=[.M$2];[.$A285]&lt;=[.M$3]);1;0)" office:value-type="float" office:value="1" calcext:value-type="float">
            <text:p>1</text:p>
          </table:table-cell>
          <table:table-cell table:formula="of:=IF(AND([.$A285]&gt;=[.N$2];[.$A285]&lt;=[.N$3]);1;0)" office:value-type="float" office:value="0" calcext:value-type="float">
            <text:p>0</text:p>
          </table:table-cell>
          <table:table-cell table:formula="of:=IF(AND([.$A285]&gt;=[.O$2];[.$A2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0119" calcext:value-type="float">
            <text:p>-0.790119</text:p>
          </table:table-cell>
          <table:table-cell table:formula="of:=IF(AND([.$A286]&gt;=[.B$2];[.$A286]&lt;=[.B$3]);1;0)" office:value-type="float" office:value="0" calcext:value-type="float">
            <text:p>0</text:p>
          </table:table-cell>
          <table:table-cell table:formula="of:=IF(AND([.$A286]&gt;=[.C$2];[.$A286]&lt;=[.C$3]);1;0)" office:value-type="float" office:value="0" calcext:value-type="float">
            <text:p>0</text:p>
          </table:table-cell>
          <table:table-cell table:formula="of:=IF(AND([.$A286]&gt;=[.D$2];[.$A286]&lt;=[.D$3]);1;0)" office:value-type="float" office:value="1" calcext:value-type="float">
            <text:p>1</text:p>
          </table:table-cell>
          <table:table-cell table:formula="of:=IF(AND([.$A286]&gt;=[.E$2];[.$A286]&lt;=[.E$3]);1;0)" office:value-type="float" office:value="0" calcext:value-type="float">
            <text:p>0</text:p>
          </table:table-cell>
          <table:table-cell table:formula="of:=IF(AND([.$A286]&gt;=[.F$2];[.$A286]&lt;=[.F$3]);1;0)" office:value-type="float" office:value="0" calcext:value-type="float">
            <text:p>0</text:p>
          </table:table-cell>
          <table:table-cell table:formula="of:=IF(AND([.$A286]&gt;=[.G$2];[.$A286]&lt;=[.G$3]);1;0)" office:value-type="float" office:value="0" calcext:value-type="float">
            <text:p>0</text:p>
          </table:table-cell>
          <table:table-cell/>
          <table:table-cell office:value-type="float" office:value="-0.153469" calcext:value-type="float">
            <text:p>-0.153469</text:p>
          </table:table-cell>
          <table:table-cell table:formula="of:=IF(AND([.$A286]&gt;=[.J$2];[.$A286]&lt;=[.J$3]);1;0)" office:value-type="float" office:value="0" calcext:value-type="float">
            <text:p>0</text:p>
          </table:table-cell>
          <table:table-cell table:formula="of:=IF(AND([.$A286]&gt;=[.K$2];[.$A286]&lt;=[.K$3]);1;0)" office:value-type="float" office:value="0" calcext:value-type="float">
            <text:p>0</text:p>
          </table:table-cell>
          <table:table-cell table:formula="of:=IF(AND([.$A286]&gt;=[.L$2];[.$A286]&lt;=[.L$3]);1;0)" office:value-type="float" office:value="1" calcext:value-type="float">
            <text:p>1</text:p>
          </table:table-cell>
          <table:table-cell table:formula="of:=IF(AND([.$A286]&gt;=[.M$2];[.$A286]&lt;=[.M$3]);1;0)" office:value-type="float" office:value="0" calcext:value-type="float">
            <text:p>0</text:p>
          </table:table-cell>
          <table:table-cell table:formula="of:=IF(AND([.$A286]&gt;=[.N$2];[.$A286]&lt;=[.N$3]);1;0)" office:value-type="float" office:value="0" calcext:value-type="float">
            <text:p>0</text:p>
          </table:table-cell>
          <table:table-cell table:formula="of:=IF(AND([.$A286]&gt;=[.O$2];[.$A2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8392" calcext:value-type="float">
            <text:p>-0.628392</text:p>
          </table:table-cell>
          <table:table-cell table:formula="of:=IF(AND([.$A287]&gt;=[.B$2];[.$A287]&lt;=[.B$3]);1;0)" office:value-type="float" office:value="0" calcext:value-type="float">
            <text:p>0</text:p>
          </table:table-cell>
          <table:table-cell table:formula="of:=IF(AND([.$A287]&gt;=[.C$2];[.$A287]&lt;=[.C$3]);1;0)" office:value-type="float" office:value="0" calcext:value-type="float">
            <text:p>0</text:p>
          </table:table-cell>
          <table:table-cell table:formula="of:=IF(AND([.$A287]&gt;=[.D$2];[.$A287]&lt;=[.D$3]);1;0)" office:value-type="float" office:value="1" calcext:value-type="float">
            <text:p>1</text:p>
          </table:table-cell>
          <table:table-cell table:formula="of:=IF(AND([.$A287]&gt;=[.E$2];[.$A287]&lt;=[.E$3]);1;0)" office:value-type="float" office:value="0" calcext:value-type="float">
            <text:p>0</text:p>
          </table:table-cell>
          <table:table-cell table:formula="of:=IF(AND([.$A287]&gt;=[.F$2];[.$A287]&lt;=[.F$3]);1;0)" office:value-type="float" office:value="0" calcext:value-type="float">
            <text:p>0</text:p>
          </table:table-cell>
          <table:table-cell table:formula="of:=IF(AND([.$A287]&gt;=[.G$2];[.$A287]&lt;=[.G$3]);1;0)" office:value-type="float" office:value="0" calcext:value-type="float">
            <text:p>0</text:p>
          </table:table-cell>
          <table:table-cell/>
          <table:table-cell office:value-type="float" office:value="-0.0617691" calcext:value-type="float">
            <text:p>-0.0617691</text:p>
          </table:table-cell>
          <table:table-cell table:formula="of:=IF(AND([.$A287]&gt;=[.J$2];[.$A287]&lt;=[.J$3]);1;0)" office:value-type="float" office:value="0" calcext:value-type="float">
            <text:p>0</text:p>
          </table:table-cell>
          <table:table-cell table:formula="of:=IF(AND([.$A287]&gt;=[.K$2];[.$A287]&lt;=[.K$3]);1;0)" office:value-type="float" office:value="0" calcext:value-type="float">
            <text:p>0</text:p>
          </table:table-cell>
          <table:table-cell table:formula="of:=IF(AND([.$A287]&gt;=[.L$2];[.$A287]&lt;=[.L$3]);1;0)" office:value-type="float" office:value="1" calcext:value-type="float">
            <text:p>1</text:p>
          </table:table-cell>
          <table:table-cell table:formula="of:=IF(AND([.$A287]&gt;=[.M$2];[.$A287]&lt;=[.M$3]);1;0)" office:value-type="float" office:value="0" calcext:value-type="float">
            <text:p>0</text:p>
          </table:table-cell>
          <table:table-cell table:formula="of:=IF(AND([.$A287]&gt;=[.N$2];[.$A287]&lt;=[.N$3]);1;0)" office:value-type="float" office:value="0" calcext:value-type="float">
            <text:p>0</text:p>
          </table:table-cell>
          <table:table-cell table:formula="of:=IF(AND([.$A287]&gt;=[.O$2];[.$A2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1282" calcext:value-type="float">
            <text:p>-2.21282</text:p>
          </table:table-cell>
          <table:table-cell table:formula="of:=IF(AND([.$A288]&gt;=[.B$2];[.$A288]&lt;=[.B$3]);1;0)" office:value-type="float" office:value="1" calcext:value-type="float">
            <text:p>1</text:p>
          </table:table-cell>
          <table:table-cell table:formula="of:=IF(AND([.$A288]&gt;=[.C$2];[.$A288]&lt;=[.C$3]);1;0)" office:value-type="float" office:value="0" calcext:value-type="float">
            <text:p>0</text:p>
          </table:table-cell>
          <table:table-cell table:formula="of:=IF(AND([.$A288]&gt;=[.D$2];[.$A288]&lt;=[.D$3]);1;0)" office:value-type="float" office:value="0" calcext:value-type="float">
            <text:p>0</text:p>
          </table:table-cell>
          <table:table-cell table:formula="of:=IF(AND([.$A288]&gt;=[.E$2];[.$A288]&lt;=[.E$3]);1;0)" office:value-type="float" office:value="0" calcext:value-type="float">
            <text:p>0</text:p>
          </table:table-cell>
          <table:table-cell table:formula="of:=IF(AND([.$A288]&gt;=[.F$2];[.$A288]&lt;=[.F$3]);1;0)" office:value-type="float" office:value="0" calcext:value-type="float">
            <text:p>0</text:p>
          </table:table-cell>
          <table:table-cell table:formula="of:=IF(AND([.$A288]&gt;=[.G$2];[.$A288]&lt;=[.G$3]);1;0)" office:value-type="float" office:value="0" calcext:value-type="float">
            <text:p>0</text:p>
          </table:table-cell>
          <table:table-cell/>
          <table:table-cell office:value-type="float" office:value="0.895195" calcext:value-type="float">
            <text:p>0.895195</text:p>
          </table:table-cell>
          <table:table-cell table:formula="of:=IF(AND([.$A288]&gt;=[.J$2];[.$A288]&lt;=[.J$3]);1;0)" office:value-type="float" office:value="1" calcext:value-type="float">
            <text:p>1</text:p>
          </table:table-cell>
          <table:table-cell table:formula="of:=IF(AND([.$A288]&gt;=[.K$2];[.$A288]&lt;=[.K$3]);1;0)" office:value-type="float" office:value="0" calcext:value-type="float">
            <text:p>0</text:p>
          </table:table-cell>
          <table:table-cell table:formula="of:=IF(AND([.$A288]&gt;=[.L$2];[.$A288]&lt;=[.L$3]);1;0)" office:value-type="float" office:value="0" calcext:value-type="float">
            <text:p>0</text:p>
          </table:table-cell>
          <table:table-cell table:formula="of:=IF(AND([.$A288]&gt;=[.M$2];[.$A288]&lt;=[.M$3]);1;0)" office:value-type="float" office:value="0" calcext:value-type="float">
            <text:p>0</text:p>
          </table:table-cell>
          <table:table-cell table:formula="of:=IF(AND([.$A288]&gt;=[.N$2];[.$A288]&lt;=[.N$3]);1;0)" office:value-type="float" office:value="0" calcext:value-type="float">
            <text:p>0</text:p>
          </table:table-cell>
          <table:table-cell table:formula="of:=IF(AND([.$A288]&gt;=[.O$2];[.$A2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446" calcext:value-type="float">
            <text:p>-0.18446</text:p>
          </table:table-cell>
          <table:table-cell table:formula="of:=IF(AND([.$A289]&gt;=[.B$2];[.$A289]&lt;=[.B$3]);1;0)" office:value-type="float" office:value="0" calcext:value-type="float">
            <text:p>0</text:p>
          </table:table-cell>
          <table:table-cell table:formula="of:=IF(AND([.$A289]&gt;=[.C$2];[.$A289]&lt;=[.C$3]);1;0)" office:value-type="float" office:value="0" calcext:value-type="float">
            <text:p>0</text:p>
          </table:table-cell>
          <table:table-cell table:formula="of:=IF(AND([.$A289]&gt;=[.D$2];[.$A289]&lt;=[.D$3]);1;0)" office:value-type="float" office:value="1" calcext:value-type="float">
            <text:p>1</text:p>
          </table:table-cell>
          <table:table-cell table:formula="of:=IF(AND([.$A289]&gt;=[.E$2];[.$A289]&lt;=[.E$3]);1;0)" office:value-type="float" office:value="0" calcext:value-type="float">
            <text:p>0</text:p>
          </table:table-cell>
          <table:table-cell table:formula="of:=IF(AND([.$A289]&gt;=[.F$2];[.$A289]&lt;=[.F$3]);1;0)" office:value-type="float" office:value="0" calcext:value-type="float">
            <text:p>0</text:p>
          </table:table-cell>
          <table:table-cell table:formula="of:=IF(AND([.$A289]&gt;=[.G$2];[.$A289]&lt;=[.G$3]);1;0)" office:value-type="float" office:value="0" calcext:value-type="float">
            <text:p>0</text:p>
          </table:table-cell>
          <table:table-cell/>
          <table:table-cell office:value-type="float" office:value="0.427377" calcext:value-type="float">
            <text:p>0.427377</text:p>
          </table:table-cell>
          <table:table-cell table:formula="of:=IF(AND([.$A289]&gt;=[.J$2];[.$A289]&lt;=[.J$3]);1;0)" office:value-type="float" office:value="0" calcext:value-type="float">
            <text:p>0</text:p>
          </table:table-cell>
          <table:table-cell table:formula="of:=IF(AND([.$A289]&gt;=[.K$2];[.$A289]&lt;=[.K$3]);1;0)" office:value-type="float" office:value="0" calcext:value-type="float">
            <text:p>0</text:p>
          </table:table-cell>
          <table:table-cell table:formula="of:=IF(AND([.$A289]&gt;=[.L$2];[.$A289]&lt;=[.L$3]);1;0)" office:value-type="float" office:value="1" calcext:value-type="float">
            <text:p>1</text:p>
          </table:table-cell>
          <table:table-cell table:formula="of:=IF(AND([.$A289]&gt;=[.M$2];[.$A289]&lt;=[.M$3]);1;0)" office:value-type="float" office:value="0" calcext:value-type="float">
            <text:p>0</text:p>
          </table:table-cell>
          <table:table-cell table:formula="of:=IF(AND([.$A289]&gt;=[.N$2];[.$A289]&lt;=[.N$3]);1;0)" office:value-type="float" office:value="0" calcext:value-type="float">
            <text:p>0</text:p>
          </table:table-cell>
          <table:table-cell table:formula="of:=IF(AND([.$A289]&gt;=[.O$2];[.$A2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615" calcext:value-type="float">
            <text:p>-1.26615</text:p>
          </table:table-cell>
          <table:table-cell table:formula="of:=IF(AND([.$A290]&gt;=[.B$2];[.$A290]&lt;=[.B$3]);1;0)" office:value-type="float" office:value="0" calcext:value-type="float">
            <text:p>0</text:p>
          </table:table-cell>
          <table:table-cell table:formula="of:=IF(AND([.$A290]&gt;=[.C$2];[.$A290]&lt;=[.C$3]);1;0)" office:value-type="float" office:value="1" calcext:value-type="float">
            <text:p>1</text:p>
          </table:table-cell>
          <table:table-cell table:formula="of:=IF(AND([.$A290]&gt;=[.D$2];[.$A290]&lt;=[.D$3]);1;0)" office:value-type="float" office:value="0" calcext:value-type="float">
            <text:p>0</text:p>
          </table:table-cell>
          <table:table-cell table:formula="of:=IF(AND([.$A290]&gt;=[.E$2];[.$A290]&lt;=[.E$3]);1;0)" office:value-type="float" office:value="0" calcext:value-type="float">
            <text:p>0</text:p>
          </table:table-cell>
          <table:table-cell table:formula="of:=IF(AND([.$A290]&gt;=[.F$2];[.$A290]&lt;=[.F$3]);1;0)" office:value-type="float" office:value="0" calcext:value-type="float">
            <text:p>0</text:p>
          </table:table-cell>
          <table:table-cell table:formula="of:=IF(AND([.$A290]&gt;=[.G$2];[.$A290]&lt;=[.G$3]);1;0)" office:value-type="float" office:value="0" calcext:value-type="float">
            <text:p>0</text:p>
          </table:table-cell>
          <table:table-cell/>
          <table:table-cell office:value-type="float" office:value="-0.479056" calcext:value-type="float">
            <text:p>-0.479056</text:p>
          </table:table-cell>
          <table:table-cell table:formula="of:=IF(AND([.$A290]&gt;=[.J$2];[.$A290]&lt;=[.J$3]);1;0)" office:value-type="float" office:value="0" calcext:value-type="float">
            <text:p>0</text:p>
          </table:table-cell>
          <table:table-cell table:formula="of:=IF(AND([.$A290]&gt;=[.K$2];[.$A290]&lt;=[.K$3]);1;0)" office:value-type="float" office:value="1" calcext:value-type="float">
            <text:p>1</text:p>
          </table:table-cell>
          <table:table-cell table:formula="of:=IF(AND([.$A290]&gt;=[.L$2];[.$A290]&lt;=[.L$3]);1;0)" office:value-type="float" office:value="0" calcext:value-type="float">
            <text:p>0</text:p>
          </table:table-cell>
          <table:table-cell table:formula="of:=IF(AND([.$A290]&gt;=[.M$2];[.$A290]&lt;=[.M$3]);1;0)" office:value-type="float" office:value="0" calcext:value-type="float">
            <text:p>0</text:p>
          </table:table-cell>
          <table:table-cell table:formula="of:=IF(AND([.$A290]&gt;=[.N$2];[.$A290]&lt;=[.N$3]);1;0)" office:value-type="float" office:value="0" calcext:value-type="float">
            <text:p>0</text:p>
          </table:table-cell>
          <table:table-cell table:formula="of:=IF(AND([.$A290]&gt;=[.O$2];[.$A2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1398" calcext:value-type="float">
            <text:p>-2.21398</text:p>
          </table:table-cell>
          <table:table-cell table:formula="of:=IF(AND([.$A291]&gt;=[.B$2];[.$A291]&lt;=[.B$3]);1;0)" office:value-type="float" office:value="1" calcext:value-type="float">
            <text:p>1</text:p>
          </table:table-cell>
          <table:table-cell table:formula="of:=IF(AND([.$A291]&gt;=[.C$2];[.$A291]&lt;=[.C$3]);1;0)" office:value-type="float" office:value="0" calcext:value-type="float">
            <text:p>0</text:p>
          </table:table-cell>
          <table:table-cell table:formula="of:=IF(AND([.$A291]&gt;=[.D$2];[.$A291]&lt;=[.D$3]);1;0)" office:value-type="float" office:value="0" calcext:value-type="float">
            <text:p>0</text:p>
          </table:table-cell>
          <table:table-cell table:formula="of:=IF(AND([.$A291]&gt;=[.E$2];[.$A291]&lt;=[.E$3]);1;0)" office:value-type="float" office:value="0" calcext:value-type="float">
            <text:p>0</text:p>
          </table:table-cell>
          <table:table-cell table:formula="of:=IF(AND([.$A291]&gt;=[.F$2];[.$A291]&lt;=[.F$3]);1;0)" office:value-type="float" office:value="0" calcext:value-type="float">
            <text:p>0</text:p>
          </table:table-cell>
          <table:table-cell table:formula="of:=IF(AND([.$A291]&gt;=[.G$2];[.$A291]&lt;=[.G$3]);1;0)" office:value-type="float" office:value="0" calcext:value-type="float">
            <text:p>0</text:p>
          </table:table-cell>
          <table:table-cell/>
          <table:table-cell office:value-type="float" office:value="0.561561" calcext:value-type="float">
            <text:p>0.561561</text:p>
          </table:table-cell>
          <table:table-cell table:formula="of:=IF(AND([.$A291]&gt;=[.J$2];[.$A291]&lt;=[.J$3]);1;0)" office:value-type="float" office:value="1" calcext:value-type="float">
            <text:p>1</text:p>
          </table:table-cell>
          <table:table-cell table:formula="of:=IF(AND([.$A291]&gt;=[.K$2];[.$A291]&lt;=[.K$3]);1;0)" office:value-type="float" office:value="0" calcext:value-type="float">
            <text:p>0</text:p>
          </table:table-cell>
          <table:table-cell table:formula="of:=IF(AND([.$A291]&gt;=[.L$2];[.$A291]&lt;=[.L$3]);1;0)" office:value-type="float" office:value="0" calcext:value-type="float">
            <text:p>0</text:p>
          </table:table-cell>
          <table:table-cell table:formula="of:=IF(AND([.$A291]&gt;=[.M$2];[.$A291]&lt;=[.M$3]);1;0)" office:value-type="float" office:value="0" calcext:value-type="float">
            <text:p>0</text:p>
          </table:table-cell>
          <table:table-cell table:formula="of:=IF(AND([.$A291]&gt;=[.N$2];[.$A291]&lt;=[.N$3]);1;0)" office:value-type="float" office:value="0" calcext:value-type="float">
            <text:p>0</text:p>
          </table:table-cell>
          <table:table-cell table:formula="of:=IF(AND([.$A291]&gt;=[.O$2];[.$A2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5741" calcext:value-type="float">
            <text:p>0.335741</text:p>
          </table:table-cell>
          <table:table-cell table:formula="of:=IF(AND([.$A292]&gt;=[.B$2];[.$A292]&lt;=[.B$3]);1;0)" office:value-type="float" office:value="0" calcext:value-type="float">
            <text:p>0</text:p>
          </table:table-cell>
          <table:table-cell table:formula="of:=IF(AND([.$A292]&gt;=[.C$2];[.$A292]&lt;=[.C$3]);1;0)" office:value-type="float" office:value="0" calcext:value-type="float">
            <text:p>0</text:p>
          </table:table-cell>
          <table:table-cell table:formula="of:=IF(AND([.$A292]&gt;=[.D$2];[.$A292]&lt;=[.D$3]);1;0)" office:value-type="float" office:value="0" calcext:value-type="float">
            <text:p>0</text:p>
          </table:table-cell>
          <table:table-cell table:formula="of:=IF(AND([.$A292]&gt;=[.E$2];[.$A292]&lt;=[.E$3]);1;0)" office:value-type="float" office:value="1" calcext:value-type="float">
            <text:p>1</text:p>
          </table:table-cell>
          <table:table-cell table:formula="of:=IF(AND([.$A292]&gt;=[.F$2];[.$A292]&lt;=[.F$3]);1;0)" office:value-type="float" office:value="0" calcext:value-type="float">
            <text:p>0</text:p>
          </table:table-cell>
          <table:table-cell table:formula="of:=IF(AND([.$A292]&gt;=[.G$2];[.$A292]&lt;=[.G$3]);1;0)" office:value-type="float" office:value="0" calcext:value-type="float">
            <text:p>0</text:p>
          </table:table-cell>
          <table:table-cell/>
          <table:table-cell office:value-type="float" office:value="-2.04168" calcext:value-type="float">
            <text:p>-2.04168</text:p>
          </table:table-cell>
          <table:table-cell table:formula="of:=IF(AND([.$A292]&gt;=[.J$2];[.$A292]&lt;=[.J$3]);1;0)" office:value-type="float" office:value="0" calcext:value-type="float">
            <text:p>0</text:p>
          </table:table-cell>
          <table:table-cell table:formula="of:=IF(AND([.$A292]&gt;=[.K$2];[.$A292]&lt;=[.K$3]);1;0)" office:value-type="float" office:value="0" calcext:value-type="float">
            <text:p>0</text:p>
          </table:table-cell>
          <table:table-cell table:formula="of:=IF(AND([.$A292]&gt;=[.L$2];[.$A292]&lt;=[.L$3]);1;0)" office:value-type="float" office:value="0" calcext:value-type="float">
            <text:p>0</text:p>
          </table:table-cell>
          <table:table-cell table:formula="of:=IF(AND([.$A292]&gt;=[.M$2];[.$A292]&lt;=[.M$3]);1;0)" office:value-type="float" office:value="1" calcext:value-type="float">
            <text:p>1</text:p>
          </table:table-cell>
          <table:table-cell table:formula="of:=IF(AND([.$A292]&gt;=[.N$2];[.$A292]&lt;=[.N$3]);1;0)" office:value-type="float" office:value="0" calcext:value-type="float">
            <text:p>0</text:p>
          </table:table-cell>
          <table:table-cell table:formula="of:=IF(AND([.$A292]&gt;=[.O$2];[.$A2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629" calcext:value-type="float">
            <text:p>0.226629</text:p>
          </table:table-cell>
          <table:table-cell table:formula="of:=IF(AND([.$A293]&gt;=[.B$2];[.$A293]&lt;=[.B$3]);1;0)" office:value-type="float" office:value="0" calcext:value-type="float">
            <text:p>0</text:p>
          </table:table-cell>
          <table:table-cell table:formula="of:=IF(AND([.$A293]&gt;=[.C$2];[.$A293]&lt;=[.C$3]);1;0)" office:value-type="float" office:value="0" calcext:value-type="float">
            <text:p>0</text:p>
          </table:table-cell>
          <table:table-cell table:formula="of:=IF(AND([.$A293]&gt;=[.D$2];[.$A293]&lt;=[.D$3]);1;0)" office:value-type="float" office:value="0" calcext:value-type="float">
            <text:p>0</text:p>
          </table:table-cell>
          <table:table-cell table:formula="of:=IF(AND([.$A293]&gt;=[.E$2];[.$A293]&lt;=[.E$3]);1;0)" office:value-type="float" office:value="1" calcext:value-type="float">
            <text:p>1</text:p>
          </table:table-cell>
          <table:table-cell table:formula="of:=IF(AND([.$A293]&gt;=[.F$2];[.$A293]&lt;=[.F$3]);1;0)" office:value-type="float" office:value="0" calcext:value-type="float">
            <text:p>0</text:p>
          </table:table-cell>
          <table:table-cell table:formula="of:=IF(AND([.$A293]&gt;=[.G$2];[.$A293]&lt;=[.G$3]);1;0)" office:value-type="float" office:value="0" calcext:value-type="float">
            <text:p>0</text:p>
          </table:table-cell>
          <table:table-cell/>
          <table:table-cell office:value-type="float" office:value="-0.0340769" calcext:value-type="float">
            <text:p>-0.0340769</text:p>
          </table:table-cell>
          <table:table-cell table:formula="of:=IF(AND([.$A293]&gt;=[.J$2];[.$A293]&lt;=[.J$3]);1;0)" office:value-type="float" office:value="0" calcext:value-type="float">
            <text:p>0</text:p>
          </table:table-cell>
          <table:table-cell table:formula="of:=IF(AND([.$A293]&gt;=[.K$2];[.$A293]&lt;=[.K$3]);1;0)" office:value-type="float" office:value="0" calcext:value-type="float">
            <text:p>0</text:p>
          </table:table-cell>
          <table:table-cell table:formula="of:=IF(AND([.$A293]&gt;=[.L$2];[.$A293]&lt;=[.L$3]);1;0)" office:value-type="float" office:value="0" calcext:value-type="float">
            <text:p>0</text:p>
          </table:table-cell>
          <table:table-cell table:formula="of:=IF(AND([.$A293]&gt;=[.M$2];[.$A293]&lt;=[.M$3]);1;0)" office:value-type="float" office:value="1" calcext:value-type="float">
            <text:p>1</text:p>
          </table:table-cell>
          <table:table-cell table:formula="of:=IF(AND([.$A293]&gt;=[.N$2];[.$A293]&lt;=[.N$3]);1;0)" office:value-type="float" office:value="0" calcext:value-type="float">
            <text:p>0</text:p>
          </table:table-cell>
          <table:table-cell table:formula="of:=IF(AND([.$A293]&gt;=[.O$2];[.$A2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529" calcext:value-type="float">
            <text:p>2.04529</text:p>
          </table:table-cell>
          <table:table-cell table:formula="of:=IF(AND([.$A294]&gt;=[.B$2];[.$A294]&lt;=[.B$3]);1;0)" office:value-type="float" office:value="0" calcext:value-type="float">
            <text:p>0</text:p>
          </table:table-cell>
          <table:table-cell table:formula="of:=IF(AND([.$A294]&gt;=[.C$2];[.$A294]&lt;=[.C$3]);1;0)" office:value-type="float" office:value="0" calcext:value-type="float">
            <text:p>0</text:p>
          </table:table-cell>
          <table:table-cell table:formula="of:=IF(AND([.$A294]&gt;=[.D$2];[.$A294]&lt;=[.D$3]);1;0)" office:value-type="float" office:value="0" calcext:value-type="float">
            <text:p>0</text:p>
          </table:table-cell>
          <table:table-cell table:formula="of:=IF(AND([.$A294]&gt;=[.E$2];[.$A294]&lt;=[.E$3]);1;0)" office:value-type="float" office:value="0" calcext:value-type="float">
            <text:p>0</text:p>
          </table:table-cell>
          <table:table-cell table:formula="of:=IF(AND([.$A294]&gt;=[.F$2];[.$A294]&lt;=[.F$3]);1;0)" office:value-type="float" office:value="0" calcext:value-type="float">
            <text:p>0</text:p>
          </table:table-cell>
          <table:table-cell table:formula="of:=IF(AND([.$A294]&gt;=[.G$2];[.$A294]&lt;=[.G$3]);1;0)" office:value-type="float" office:value="1" calcext:value-type="float">
            <text:p>1</text:p>
          </table:table-cell>
          <table:table-cell/>
          <table:table-cell office:value-type="float" office:value="0.150251" calcext:value-type="float">
            <text:p>0.150251</text:p>
          </table:table-cell>
          <table:table-cell table:formula="of:=IF(AND([.$A294]&gt;=[.J$2];[.$A294]&lt;=[.J$3]);1;0)" office:value-type="float" office:value="0" calcext:value-type="float">
            <text:p>0</text:p>
          </table:table-cell>
          <table:table-cell table:formula="of:=IF(AND([.$A294]&gt;=[.K$2];[.$A294]&lt;=[.K$3]);1;0)" office:value-type="float" office:value="0" calcext:value-type="float">
            <text:p>0</text:p>
          </table:table-cell>
          <table:table-cell table:formula="of:=IF(AND([.$A294]&gt;=[.L$2];[.$A294]&lt;=[.L$3]);1;0)" office:value-type="float" office:value="0" calcext:value-type="float">
            <text:p>0</text:p>
          </table:table-cell>
          <table:table-cell table:formula="of:=IF(AND([.$A294]&gt;=[.M$2];[.$A294]&lt;=[.M$3]);1;0)" office:value-type="float" office:value="0" calcext:value-type="float">
            <text:p>0</text:p>
          </table:table-cell>
          <table:table-cell table:formula="of:=IF(AND([.$A294]&gt;=[.N$2];[.$A294]&lt;=[.N$3]);1;0)" office:value-type="float" office:value="0" calcext:value-type="float">
            <text:p>0</text:p>
          </table:table-cell>
          <table:table-cell table:formula="of:=IF(AND([.$A294]&gt;=[.O$2];[.$A294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9864" calcext:value-type="float">
            <text:p>1.69864</text:p>
          </table:table-cell>
          <table:table-cell table:formula="of:=IF(AND([.$A295]&gt;=[.B$2];[.$A295]&lt;=[.B$3]);1;0)" office:value-type="float" office:value="0" calcext:value-type="float">
            <text:p>0</text:p>
          </table:table-cell>
          <table:table-cell table:formula="of:=IF(AND([.$A295]&gt;=[.C$2];[.$A295]&lt;=[.C$3]);1;0)" office:value-type="float" office:value="0" calcext:value-type="float">
            <text:p>0</text:p>
          </table:table-cell>
          <table:table-cell table:formula="of:=IF(AND([.$A295]&gt;=[.D$2];[.$A295]&lt;=[.D$3]);1;0)" office:value-type="float" office:value="0" calcext:value-type="float">
            <text:p>0</text:p>
          </table:table-cell>
          <table:table-cell table:formula="of:=IF(AND([.$A295]&gt;=[.E$2];[.$A295]&lt;=[.E$3]);1;0)" office:value-type="float" office:value="0" calcext:value-type="float">
            <text:p>0</text:p>
          </table:table-cell>
          <table:table-cell table:formula="of:=IF(AND([.$A295]&gt;=[.F$2];[.$A295]&lt;=[.F$3]);1;0)" office:value-type="float" office:value="1" calcext:value-type="float">
            <text:p>1</text:p>
          </table:table-cell>
          <table:table-cell table:formula="of:=IF(AND([.$A295]&gt;=[.G$2];[.$A295]&lt;=[.G$3]);1;0)" office:value-type="float" office:value="0" calcext:value-type="float">
            <text:p>0</text:p>
          </table:table-cell>
          <table:table-cell/>
          <table:table-cell office:value-type="float" office:value="-0.367431" calcext:value-type="float">
            <text:p>-0.367431</text:p>
          </table:table-cell>
          <table:table-cell table:formula="of:=IF(AND([.$A295]&gt;=[.J$2];[.$A295]&lt;=[.J$3]);1;0)" office:value-type="float" office:value="0" calcext:value-type="float">
            <text:p>0</text:p>
          </table:table-cell>
          <table:table-cell table:formula="of:=IF(AND([.$A295]&gt;=[.K$2];[.$A295]&lt;=[.K$3]);1;0)" office:value-type="float" office:value="0" calcext:value-type="float">
            <text:p>0</text:p>
          </table:table-cell>
          <table:table-cell table:formula="of:=IF(AND([.$A295]&gt;=[.L$2];[.$A295]&lt;=[.L$3]);1;0)" office:value-type="float" office:value="0" calcext:value-type="float">
            <text:p>0</text:p>
          </table:table-cell>
          <table:table-cell table:formula="of:=IF(AND([.$A295]&gt;=[.M$2];[.$A295]&lt;=[.M$3]);1;0)" office:value-type="float" office:value="0" calcext:value-type="float">
            <text:p>0</text:p>
          </table:table-cell>
          <table:table-cell table:formula="of:=IF(AND([.$A295]&gt;=[.N$2];[.$A295]&lt;=[.N$3]);1;0)" office:value-type="float" office:value="1" calcext:value-type="float">
            <text:p>1</text:p>
          </table:table-cell>
          <table:table-cell table:formula="of:=IF(AND([.$A295]&gt;=[.O$2];[.$A2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6578" calcext:value-type="float">
            <text:p>0.0376578</text:p>
          </table:table-cell>
          <table:table-cell table:formula="of:=IF(AND([.$A296]&gt;=[.B$2];[.$A296]&lt;=[.B$3]);1;0)" office:value-type="float" office:value="0" calcext:value-type="float">
            <text:p>0</text:p>
          </table:table-cell>
          <table:table-cell table:formula="of:=IF(AND([.$A296]&gt;=[.C$2];[.$A296]&lt;=[.C$3]);1;0)" office:value-type="float" office:value="0" calcext:value-type="float">
            <text:p>0</text:p>
          </table:table-cell>
          <table:table-cell table:formula="of:=IF(AND([.$A296]&gt;=[.D$2];[.$A296]&lt;=[.D$3]);1;0)" office:value-type="float" office:value="0" calcext:value-type="float">
            <text:p>0</text:p>
          </table:table-cell>
          <table:table-cell table:formula="of:=IF(AND([.$A296]&gt;=[.E$2];[.$A296]&lt;=[.E$3]);1;0)" office:value-type="float" office:value="1" calcext:value-type="float">
            <text:p>1</text:p>
          </table:table-cell>
          <table:table-cell table:formula="of:=IF(AND([.$A296]&gt;=[.F$2];[.$A296]&lt;=[.F$3]);1;0)" office:value-type="float" office:value="0" calcext:value-type="float">
            <text:p>0</text:p>
          </table:table-cell>
          <table:table-cell table:formula="of:=IF(AND([.$A296]&gt;=[.G$2];[.$A296]&lt;=[.G$3]);1;0)" office:value-type="float" office:value="0" calcext:value-type="float">
            <text:p>0</text:p>
          </table:table-cell>
          <table:table-cell/>
          <table:table-cell office:value-type="float" office:value="0.928964" calcext:value-type="float">
            <text:p>0.928964</text:p>
          </table:table-cell>
          <table:table-cell table:formula="of:=IF(AND([.$A296]&gt;=[.J$2];[.$A296]&lt;=[.J$3]);1;0)" office:value-type="float" office:value="0" calcext:value-type="float">
            <text:p>0</text:p>
          </table:table-cell>
          <table:table-cell table:formula="of:=IF(AND([.$A296]&gt;=[.K$2];[.$A296]&lt;=[.K$3]);1;0)" office:value-type="float" office:value="0" calcext:value-type="float">
            <text:p>0</text:p>
          </table:table-cell>
          <table:table-cell table:formula="of:=IF(AND([.$A296]&gt;=[.L$2];[.$A296]&lt;=[.L$3]);1;0)" office:value-type="float" office:value="0" calcext:value-type="float">
            <text:p>0</text:p>
          </table:table-cell>
          <table:table-cell table:formula="of:=IF(AND([.$A296]&gt;=[.M$2];[.$A296]&lt;=[.M$3]);1;0)" office:value-type="float" office:value="1" calcext:value-type="float">
            <text:p>1</text:p>
          </table:table-cell>
          <table:table-cell table:formula="of:=IF(AND([.$A296]&gt;=[.N$2];[.$A296]&lt;=[.N$3]);1;0)" office:value-type="float" office:value="0" calcext:value-type="float">
            <text:p>0</text:p>
          </table:table-cell>
          <table:table-cell table:formula="of:=IF(AND([.$A296]&gt;=[.O$2];[.$A2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963" calcext:value-type="float">
            <text:p>2.58963</text:p>
          </table:table-cell>
          <table:table-cell table:formula="of:=IF(AND([.$A297]&gt;=[.B$2];[.$A297]&lt;=[.B$3]);1;0)" office:value-type="float" office:value="0" calcext:value-type="float">
            <text:p>0</text:p>
          </table:table-cell>
          <table:table-cell table:formula="of:=IF(AND([.$A297]&gt;=[.C$2];[.$A297]&lt;=[.C$3]);1;0)" office:value-type="float" office:value="0" calcext:value-type="float">
            <text:p>0</text:p>
          </table:table-cell>
          <table:table-cell table:formula="of:=IF(AND([.$A297]&gt;=[.D$2];[.$A297]&lt;=[.D$3]);1;0)" office:value-type="float" office:value="0" calcext:value-type="float">
            <text:p>0</text:p>
          </table:table-cell>
          <table:table-cell table:formula="of:=IF(AND([.$A297]&gt;=[.E$2];[.$A297]&lt;=[.E$3]);1;0)" office:value-type="float" office:value="0" calcext:value-type="float">
            <text:p>0</text:p>
          </table:table-cell>
          <table:table-cell table:formula="of:=IF(AND([.$A297]&gt;=[.F$2];[.$A297]&lt;=[.F$3]);1;0)" office:value-type="float" office:value="0" calcext:value-type="float">
            <text:p>0</text:p>
          </table:table-cell>
          <table:table-cell table:formula="of:=IF(AND([.$A297]&gt;=[.G$2];[.$A297]&lt;=[.G$3]);1;0)" office:value-type="float" office:value="1" calcext:value-type="float">
            <text:p>1</text:p>
          </table:table-cell>
          <table:table-cell/>
          <table:table-cell office:value-type="float" office:value="0.136174" calcext:value-type="float">
            <text:p>0.136174</text:p>
          </table:table-cell>
          <table:table-cell table:formula="of:=IF(AND([.$A297]&gt;=[.J$2];[.$A297]&lt;=[.J$3]);1;0)" office:value-type="float" office:value="0" calcext:value-type="float">
            <text:p>0</text:p>
          </table:table-cell>
          <table:table-cell table:formula="of:=IF(AND([.$A297]&gt;=[.K$2];[.$A297]&lt;=[.K$3]);1;0)" office:value-type="float" office:value="0" calcext:value-type="float">
            <text:p>0</text:p>
          </table:table-cell>
          <table:table-cell table:formula="of:=IF(AND([.$A297]&gt;=[.L$2];[.$A297]&lt;=[.L$3]);1;0)" office:value-type="float" office:value="0" calcext:value-type="float">
            <text:p>0</text:p>
          </table:table-cell>
          <table:table-cell table:formula="of:=IF(AND([.$A297]&gt;=[.M$2];[.$A297]&lt;=[.M$3]);1;0)" office:value-type="float" office:value="0" calcext:value-type="float">
            <text:p>0</text:p>
          </table:table-cell>
          <table:table-cell table:formula="of:=IF(AND([.$A297]&gt;=[.N$2];[.$A297]&lt;=[.N$3]);1;0)" office:value-type="float" office:value="0" calcext:value-type="float">
            <text:p>0</text:p>
          </table:table-cell>
          <table:table-cell table:formula="of:=IF(AND([.$A297]&gt;=[.O$2];[.$A297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04028" calcext:value-type="float">
            <text:p>-0.0904028</text:p>
          </table:table-cell>
          <table:table-cell table:formula="of:=IF(AND([.$A298]&gt;=[.B$2];[.$A298]&lt;=[.B$3]);1;0)" office:value-type="float" office:value="0" calcext:value-type="float">
            <text:p>0</text:p>
          </table:table-cell>
          <table:table-cell table:formula="of:=IF(AND([.$A298]&gt;=[.C$2];[.$A298]&lt;=[.C$3]);1;0)" office:value-type="float" office:value="0" calcext:value-type="float">
            <text:p>0</text:p>
          </table:table-cell>
          <table:table-cell table:formula="of:=IF(AND([.$A298]&gt;=[.D$2];[.$A298]&lt;=[.D$3]);1;0)" office:value-type="float" office:value="1" calcext:value-type="float">
            <text:p>1</text:p>
          </table:table-cell>
          <table:table-cell table:formula="of:=IF(AND([.$A298]&gt;=[.E$2];[.$A298]&lt;=[.E$3]);1;0)" office:value-type="float" office:value="0" calcext:value-type="float">
            <text:p>0</text:p>
          </table:table-cell>
          <table:table-cell table:formula="of:=IF(AND([.$A298]&gt;=[.F$2];[.$A298]&lt;=[.F$3]);1;0)" office:value-type="float" office:value="0" calcext:value-type="float">
            <text:p>0</text:p>
          </table:table-cell>
          <table:table-cell table:formula="of:=IF(AND([.$A298]&gt;=[.G$2];[.$A298]&lt;=[.G$3]);1;0)" office:value-type="float" office:value="0" calcext:value-type="float">
            <text:p>0</text:p>
          </table:table-cell>
          <table:table-cell/>
          <table:table-cell office:value-type="float" office:value="-0.469412" calcext:value-type="float">
            <text:p>-0.469412</text:p>
          </table:table-cell>
          <table:table-cell table:formula="of:=IF(AND([.$A298]&gt;=[.J$2];[.$A298]&lt;=[.J$3]);1;0)" office:value-type="float" office:value="0" calcext:value-type="float">
            <text:p>0</text:p>
          </table:table-cell>
          <table:table-cell table:formula="of:=IF(AND([.$A298]&gt;=[.K$2];[.$A298]&lt;=[.K$3]);1;0)" office:value-type="float" office:value="0" calcext:value-type="float">
            <text:p>0</text:p>
          </table:table-cell>
          <table:table-cell table:formula="of:=IF(AND([.$A298]&gt;=[.L$2];[.$A298]&lt;=[.L$3]);1;0)" office:value-type="float" office:value="1" calcext:value-type="float">
            <text:p>1</text:p>
          </table:table-cell>
          <table:table-cell table:formula="of:=IF(AND([.$A298]&gt;=[.M$2];[.$A298]&lt;=[.M$3]);1;0)" office:value-type="float" office:value="0" calcext:value-type="float">
            <text:p>0</text:p>
          </table:table-cell>
          <table:table-cell table:formula="of:=IF(AND([.$A298]&gt;=[.N$2];[.$A298]&lt;=[.N$3]);1;0)" office:value-type="float" office:value="0" calcext:value-type="float">
            <text:p>0</text:p>
          </table:table-cell>
          <table:table-cell table:formula="of:=IF(AND([.$A298]&gt;=[.O$2];[.$A2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5015" calcext:value-type="float">
            <text:p>-0.565015</text:p>
          </table:table-cell>
          <table:table-cell table:formula="of:=IF(AND([.$A299]&gt;=[.B$2];[.$A299]&lt;=[.B$3]);1;0)" office:value-type="float" office:value="0" calcext:value-type="float">
            <text:p>0</text:p>
          </table:table-cell>
          <table:table-cell table:formula="of:=IF(AND([.$A299]&gt;=[.C$2];[.$A299]&lt;=[.C$3]);1;0)" office:value-type="float" office:value="0" calcext:value-type="float">
            <text:p>0</text:p>
          </table:table-cell>
          <table:table-cell table:formula="of:=IF(AND([.$A299]&gt;=[.D$2];[.$A299]&lt;=[.D$3]);1;0)" office:value-type="float" office:value="1" calcext:value-type="float">
            <text:p>1</text:p>
          </table:table-cell>
          <table:table-cell table:formula="of:=IF(AND([.$A299]&gt;=[.E$2];[.$A299]&lt;=[.E$3]);1;0)" office:value-type="float" office:value="0" calcext:value-type="float">
            <text:p>0</text:p>
          </table:table-cell>
          <table:table-cell table:formula="of:=IF(AND([.$A299]&gt;=[.F$2];[.$A299]&lt;=[.F$3]);1;0)" office:value-type="float" office:value="0" calcext:value-type="float">
            <text:p>0</text:p>
          </table:table-cell>
          <table:table-cell table:formula="of:=IF(AND([.$A299]&gt;=[.G$2];[.$A299]&lt;=[.G$3]);1;0)" office:value-type="float" office:value="0" calcext:value-type="float">
            <text:p>0</text:p>
          </table:table-cell>
          <table:table-cell/>
          <table:table-cell office:value-type="float" office:value="0.695391" calcext:value-type="float">
            <text:p>0.695391</text:p>
          </table:table-cell>
          <table:table-cell table:formula="of:=IF(AND([.$A299]&gt;=[.J$2];[.$A299]&lt;=[.J$3]);1;0)" office:value-type="float" office:value="0" calcext:value-type="float">
            <text:p>0</text:p>
          </table:table-cell>
          <table:table-cell table:formula="of:=IF(AND([.$A299]&gt;=[.K$2];[.$A299]&lt;=[.K$3]);1;0)" office:value-type="float" office:value="0" calcext:value-type="float">
            <text:p>0</text:p>
          </table:table-cell>
          <table:table-cell table:formula="of:=IF(AND([.$A299]&gt;=[.L$2];[.$A299]&lt;=[.L$3]);1;0)" office:value-type="float" office:value="1" calcext:value-type="float">
            <text:p>1</text:p>
          </table:table-cell>
          <table:table-cell table:formula="of:=IF(AND([.$A299]&gt;=[.M$2];[.$A299]&lt;=[.M$3]);1;0)" office:value-type="float" office:value="0" calcext:value-type="float">
            <text:p>0</text:p>
          </table:table-cell>
          <table:table-cell table:formula="of:=IF(AND([.$A299]&gt;=[.N$2];[.$A299]&lt;=[.N$3]);1;0)" office:value-type="float" office:value="0" calcext:value-type="float">
            <text:p>0</text:p>
          </table:table-cell>
          <table:table-cell table:formula="of:=IF(AND([.$A299]&gt;=[.O$2];[.$A2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6368" calcext:value-type="float">
            <text:p>-2.46368</text:p>
          </table:table-cell>
          <table:table-cell table:formula="of:=IF(AND([.$A300]&gt;=[.B$2];[.$A300]&lt;=[.B$3]);1;0)" office:value-type="float" office:value="1" calcext:value-type="float">
            <text:p>1</text:p>
          </table:table-cell>
          <table:table-cell table:formula="of:=IF(AND([.$A300]&gt;=[.C$2];[.$A300]&lt;=[.C$3]);1;0)" office:value-type="float" office:value="0" calcext:value-type="float">
            <text:p>0</text:p>
          </table:table-cell>
          <table:table-cell table:formula="of:=IF(AND([.$A300]&gt;=[.D$2];[.$A300]&lt;=[.D$3]);1;0)" office:value-type="float" office:value="0" calcext:value-type="float">
            <text:p>0</text:p>
          </table:table-cell>
          <table:table-cell table:formula="of:=IF(AND([.$A300]&gt;=[.E$2];[.$A300]&lt;=[.E$3]);1;0)" office:value-type="float" office:value="0" calcext:value-type="float">
            <text:p>0</text:p>
          </table:table-cell>
          <table:table-cell table:formula="of:=IF(AND([.$A300]&gt;=[.F$2];[.$A300]&lt;=[.F$3]);1;0)" office:value-type="float" office:value="0" calcext:value-type="float">
            <text:p>0</text:p>
          </table:table-cell>
          <table:table-cell table:formula="of:=IF(AND([.$A300]&gt;=[.G$2];[.$A300]&lt;=[.G$3]);1;0)" office:value-type="float" office:value="0" calcext:value-type="float">
            <text:p>0</text:p>
          </table:table-cell>
          <table:table-cell/>
          <table:table-cell office:value-type="float" office:value="1.1296" calcext:value-type="float">
            <text:p>1.1296</text:p>
          </table:table-cell>
          <table:table-cell table:formula="of:=IF(AND([.$A300]&gt;=[.J$2];[.$A300]&lt;=[.J$3]);1;0)" office:value-type="float" office:value="1" calcext:value-type="float">
            <text:p>1</text:p>
          </table:table-cell>
          <table:table-cell table:formula="of:=IF(AND([.$A300]&gt;=[.K$2];[.$A300]&lt;=[.K$3]);1;0)" office:value-type="float" office:value="0" calcext:value-type="float">
            <text:p>0</text:p>
          </table:table-cell>
          <table:table-cell table:formula="of:=IF(AND([.$A300]&gt;=[.L$2];[.$A300]&lt;=[.L$3]);1;0)" office:value-type="float" office:value="0" calcext:value-type="float">
            <text:p>0</text:p>
          </table:table-cell>
          <table:table-cell table:formula="of:=IF(AND([.$A300]&gt;=[.M$2];[.$A300]&lt;=[.M$3]);1;0)" office:value-type="float" office:value="0" calcext:value-type="float">
            <text:p>0</text:p>
          </table:table-cell>
          <table:table-cell table:formula="of:=IF(AND([.$A300]&gt;=[.N$2];[.$A300]&lt;=[.N$3]);1;0)" office:value-type="float" office:value="0" calcext:value-type="float">
            <text:p>0</text:p>
          </table:table-cell>
          <table:table-cell table:formula="of:=IF(AND([.$A300]&gt;=[.O$2];[.$A3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923" calcext:value-type="float">
            <text:p>0.795923</text:p>
          </table:table-cell>
          <table:table-cell table:formula="of:=IF(AND([.$A301]&gt;=[.B$2];[.$A301]&lt;=[.B$3]);1;0)" office:value-type="float" office:value="0" calcext:value-type="float">
            <text:p>0</text:p>
          </table:table-cell>
          <table:table-cell table:formula="of:=IF(AND([.$A301]&gt;=[.C$2];[.$A301]&lt;=[.C$3]);1;0)" office:value-type="float" office:value="0" calcext:value-type="float">
            <text:p>0</text:p>
          </table:table-cell>
          <table:table-cell table:formula="of:=IF(AND([.$A301]&gt;=[.D$2];[.$A301]&lt;=[.D$3]);1;0)" office:value-type="float" office:value="0" calcext:value-type="float">
            <text:p>0</text:p>
          </table:table-cell>
          <table:table-cell table:formula="of:=IF(AND([.$A301]&gt;=[.E$2];[.$A301]&lt;=[.E$3]);1;0)" office:value-type="float" office:value="1" calcext:value-type="float">
            <text:p>1</text:p>
          </table:table-cell>
          <table:table-cell table:formula="of:=IF(AND([.$A301]&gt;=[.F$2];[.$A301]&lt;=[.F$3]);1;0)" office:value-type="float" office:value="0" calcext:value-type="float">
            <text:p>0</text:p>
          </table:table-cell>
          <table:table-cell table:formula="of:=IF(AND([.$A301]&gt;=[.G$2];[.$A301]&lt;=[.G$3]);1;0)" office:value-type="float" office:value="0" calcext:value-type="float">
            <text:p>0</text:p>
          </table:table-cell>
          <table:table-cell/>
          <table:table-cell office:value-type="float" office:value="0.362674" calcext:value-type="float">
            <text:p>0.362674</text:p>
          </table:table-cell>
          <table:table-cell table:formula="of:=IF(AND([.$A301]&gt;=[.J$2];[.$A301]&lt;=[.J$3]);1;0)" office:value-type="float" office:value="0" calcext:value-type="float">
            <text:p>0</text:p>
          </table:table-cell>
          <table:table-cell table:formula="of:=IF(AND([.$A301]&gt;=[.K$2];[.$A301]&lt;=[.K$3]);1;0)" office:value-type="float" office:value="0" calcext:value-type="float">
            <text:p>0</text:p>
          </table:table-cell>
          <table:table-cell table:formula="of:=IF(AND([.$A301]&gt;=[.L$2];[.$A301]&lt;=[.L$3]);1;0)" office:value-type="float" office:value="0" calcext:value-type="float">
            <text:p>0</text:p>
          </table:table-cell>
          <table:table-cell table:formula="of:=IF(AND([.$A301]&gt;=[.M$2];[.$A301]&lt;=[.M$3]);1;0)" office:value-type="float" office:value="1" calcext:value-type="float">
            <text:p>1</text:p>
          </table:table-cell>
          <table:table-cell table:formula="of:=IF(AND([.$A301]&gt;=[.N$2];[.$A301]&lt;=[.N$3]);1;0)" office:value-type="float" office:value="0" calcext:value-type="float">
            <text:p>0</text:p>
          </table:table-cell>
          <table:table-cell table:formula="of:=IF(AND([.$A301]&gt;=[.O$2];[.$A3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7008" calcext:value-type="float">
            <text:p>-0.297008</text:p>
          </table:table-cell>
          <table:table-cell table:formula="of:=IF(AND([.$A302]&gt;=[.B$2];[.$A302]&lt;=[.B$3]);1;0)" office:value-type="float" office:value="0" calcext:value-type="float">
            <text:p>0</text:p>
          </table:table-cell>
          <table:table-cell table:formula="of:=IF(AND([.$A302]&gt;=[.C$2];[.$A302]&lt;=[.C$3]);1;0)" office:value-type="float" office:value="0" calcext:value-type="float">
            <text:p>0</text:p>
          </table:table-cell>
          <table:table-cell table:formula="of:=IF(AND([.$A302]&gt;=[.D$2];[.$A302]&lt;=[.D$3]);1;0)" office:value-type="float" office:value="1" calcext:value-type="float">
            <text:p>1</text:p>
          </table:table-cell>
          <table:table-cell table:formula="of:=IF(AND([.$A302]&gt;=[.E$2];[.$A302]&lt;=[.E$3]);1;0)" office:value-type="float" office:value="0" calcext:value-type="float">
            <text:p>0</text:p>
          </table:table-cell>
          <table:table-cell table:formula="of:=IF(AND([.$A302]&gt;=[.F$2];[.$A302]&lt;=[.F$3]);1;0)" office:value-type="float" office:value="0" calcext:value-type="float">
            <text:p>0</text:p>
          </table:table-cell>
          <table:table-cell table:formula="of:=IF(AND([.$A302]&gt;=[.G$2];[.$A302]&lt;=[.G$3]);1;0)" office:value-type="float" office:value="0" calcext:value-type="float">
            <text:p>0</text:p>
          </table:table-cell>
          <table:table-cell/>
          <table:table-cell office:value-type="float" office:value="0.389285" calcext:value-type="float">
            <text:p>0.389285</text:p>
          </table:table-cell>
          <table:table-cell table:formula="of:=IF(AND([.$A302]&gt;=[.J$2];[.$A302]&lt;=[.J$3]);1;0)" office:value-type="float" office:value="0" calcext:value-type="float">
            <text:p>0</text:p>
          </table:table-cell>
          <table:table-cell table:formula="of:=IF(AND([.$A302]&gt;=[.K$2];[.$A302]&lt;=[.K$3]);1;0)" office:value-type="float" office:value="0" calcext:value-type="float">
            <text:p>0</text:p>
          </table:table-cell>
          <table:table-cell table:formula="of:=IF(AND([.$A302]&gt;=[.L$2];[.$A302]&lt;=[.L$3]);1;0)" office:value-type="float" office:value="1" calcext:value-type="float">
            <text:p>1</text:p>
          </table:table-cell>
          <table:table-cell table:formula="of:=IF(AND([.$A302]&gt;=[.M$2];[.$A302]&lt;=[.M$3]);1;0)" office:value-type="float" office:value="0" calcext:value-type="float">
            <text:p>0</text:p>
          </table:table-cell>
          <table:table-cell table:formula="of:=IF(AND([.$A302]&gt;=[.N$2];[.$A302]&lt;=[.N$3]);1;0)" office:value-type="float" office:value="0" calcext:value-type="float">
            <text:p>0</text:p>
          </table:table-cell>
          <table:table-cell table:formula="of:=IF(AND([.$A302]&gt;=[.O$2];[.$A3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5071" calcext:value-type="float">
            <text:p>0.815071</text:p>
          </table:table-cell>
          <table:table-cell table:formula="of:=IF(AND([.$A303]&gt;=[.B$2];[.$A303]&lt;=[.B$3]);1;0)" office:value-type="float" office:value="0" calcext:value-type="float">
            <text:p>0</text:p>
          </table:table-cell>
          <table:table-cell table:formula="of:=IF(AND([.$A303]&gt;=[.C$2];[.$A303]&lt;=[.C$3]);1;0)" office:value-type="float" office:value="0" calcext:value-type="float">
            <text:p>0</text:p>
          </table:table-cell>
          <table:table-cell table:formula="of:=IF(AND([.$A303]&gt;=[.D$2];[.$A303]&lt;=[.D$3]);1;0)" office:value-type="float" office:value="0" calcext:value-type="float">
            <text:p>0</text:p>
          </table:table-cell>
          <table:table-cell table:formula="of:=IF(AND([.$A303]&gt;=[.E$2];[.$A303]&lt;=[.E$3]);1;0)" office:value-type="float" office:value="1" calcext:value-type="float">
            <text:p>1</text:p>
          </table:table-cell>
          <table:table-cell table:formula="of:=IF(AND([.$A303]&gt;=[.F$2];[.$A303]&lt;=[.F$3]);1;0)" office:value-type="float" office:value="0" calcext:value-type="float">
            <text:p>0</text:p>
          </table:table-cell>
          <table:table-cell table:formula="of:=IF(AND([.$A303]&gt;=[.G$2];[.$A303]&lt;=[.G$3]);1;0)" office:value-type="float" office:value="0" calcext:value-type="float">
            <text:p>0</text:p>
          </table:table-cell>
          <table:table-cell/>
          <table:table-cell office:value-type="float" office:value="-0.478177" calcext:value-type="float">
            <text:p>-0.478177</text:p>
          </table:table-cell>
          <table:table-cell table:formula="of:=IF(AND([.$A303]&gt;=[.J$2];[.$A303]&lt;=[.J$3]);1;0)" office:value-type="float" office:value="0" calcext:value-type="float">
            <text:p>0</text:p>
          </table:table-cell>
          <table:table-cell table:formula="of:=IF(AND([.$A303]&gt;=[.K$2];[.$A303]&lt;=[.K$3]);1;0)" office:value-type="float" office:value="0" calcext:value-type="float">
            <text:p>0</text:p>
          </table:table-cell>
          <table:table-cell table:formula="of:=IF(AND([.$A303]&gt;=[.L$2];[.$A303]&lt;=[.L$3]);1;0)" office:value-type="float" office:value="0" calcext:value-type="float">
            <text:p>0</text:p>
          </table:table-cell>
          <table:table-cell table:formula="of:=IF(AND([.$A303]&gt;=[.M$2];[.$A303]&lt;=[.M$3]);1;0)" office:value-type="float" office:value="1" calcext:value-type="float">
            <text:p>1</text:p>
          </table:table-cell>
          <table:table-cell table:formula="of:=IF(AND([.$A303]&gt;=[.N$2];[.$A303]&lt;=[.N$3]);1;0)" office:value-type="float" office:value="0" calcext:value-type="float">
            <text:p>0</text:p>
          </table:table-cell>
          <table:table-cell table:formula="of:=IF(AND([.$A303]&gt;=[.O$2];[.$A3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373" calcext:value-type="float">
            <text:p>0.346373</text:p>
          </table:table-cell>
          <table:table-cell table:formula="of:=IF(AND([.$A304]&gt;=[.B$2];[.$A304]&lt;=[.B$3]);1;0)" office:value-type="float" office:value="0" calcext:value-type="float">
            <text:p>0</text:p>
          </table:table-cell>
          <table:table-cell table:formula="of:=IF(AND([.$A304]&gt;=[.C$2];[.$A304]&lt;=[.C$3]);1;0)" office:value-type="float" office:value="0" calcext:value-type="float">
            <text:p>0</text:p>
          </table:table-cell>
          <table:table-cell table:formula="of:=IF(AND([.$A304]&gt;=[.D$2];[.$A304]&lt;=[.D$3]);1;0)" office:value-type="float" office:value="0" calcext:value-type="float">
            <text:p>0</text:p>
          </table:table-cell>
          <table:table-cell table:formula="of:=IF(AND([.$A304]&gt;=[.E$2];[.$A304]&lt;=[.E$3]);1;0)" office:value-type="float" office:value="1" calcext:value-type="float">
            <text:p>1</text:p>
          </table:table-cell>
          <table:table-cell table:formula="of:=IF(AND([.$A304]&gt;=[.F$2];[.$A304]&lt;=[.F$3]);1;0)" office:value-type="float" office:value="0" calcext:value-type="float">
            <text:p>0</text:p>
          </table:table-cell>
          <table:table-cell table:formula="of:=IF(AND([.$A304]&gt;=[.G$2];[.$A304]&lt;=[.G$3]);1;0)" office:value-type="float" office:value="0" calcext:value-type="float">
            <text:p>0</text:p>
          </table:table-cell>
          <table:table-cell/>
          <table:table-cell office:value-type="float" office:value="2.76899" calcext:value-type="float">
            <text:p>2.76899</text:p>
          </table:table-cell>
          <table:table-cell table:formula="of:=IF(AND([.$A304]&gt;=[.J$2];[.$A304]&lt;=[.J$3]);1;0)" office:value-type="float" office:value="0" calcext:value-type="float">
            <text:p>0</text:p>
          </table:table-cell>
          <table:table-cell table:formula="of:=IF(AND([.$A304]&gt;=[.K$2];[.$A304]&lt;=[.K$3]);1;0)" office:value-type="float" office:value="0" calcext:value-type="float">
            <text:p>0</text:p>
          </table:table-cell>
          <table:table-cell table:formula="of:=IF(AND([.$A304]&gt;=[.L$2];[.$A304]&lt;=[.L$3]);1;0)" office:value-type="float" office:value="0" calcext:value-type="float">
            <text:p>0</text:p>
          </table:table-cell>
          <table:table-cell table:formula="of:=IF(AND([.$A304]&gt;=[.M$2];[.$A304]&lt;=[.M$3]);1;0)" office:value-type="float" office:value="1" calcext:value-type="float">
            <text:p>1</text:p>
          </table:table-cell>
          <table:table-cell table:formula="of:=IF(AND([.$A304]&gt;=[.N$2];[.$A304]&lt;=[.N$3]);1;0)" office:value-type="float" office:value="0" calcext:value-type="float">
            <text:p>0</text:p>
          </table:table-cell>
          <table:table-cell table:formula="of:=IF(AND([.$A304]&gt;=[.O$2];[.$A3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8652" calcext:value-type="float">
            <text:p>-0.548652</text:p>
          </table:table-cell>
          <table:table-cell table:formula="of:=IF(AND([.$A305]&gt;=[.B$2];[.$A305]&lt;=[.B$3]);1;0)" office:value-type="float" office:value="0" calcext:value-type="float">
            <text:p>0</text:p>
          </table:table-cell>
          <table:table-cell table:formula="of:=IF(AND([.$A305]&gt;=[.C$2];[.$A305]&lt;=[.C$3]);1;0)" office:value-type="float" office:value="0" calcext:value-type="float">
            <text:p>0</text:p>
          </table:table-cell>
          <table:table-cell table:formula="of:=IF(AND([.$A305]&gt;=[.D$2];[.$A305]&lt;=[.D$3]);1;0)" office:value-type="float" office:value="1" calcext:value-type="float">
            <text:p>1</text:p>
          </table:table-cell>
          <table:table-cell table:formula="of:=IF(AND([.$A305]&gt;=[.E$2];[.$A305]&lt;=[.E$3]);1;0)" office:value-type="float" office:value="0" calcext:value-type="float">
            <text:p>0</text:p>
          </table:table-cell>
          <table:table-cell table:formula="of:=IF(AND([.$A305]&gt;=[.F$2];[.$A305]&lt;=[.F$3]);1;0)" office:value-type="float" office:value="0" calcext:value-type="float">
            <text:p>0</text:p>
          </table:table-cell>
          <table:table-cell table:formula="of:=IF(AND([.$A305]&gt;=[.G$2];[.$A305]&lt;=[.G$3]);1;0)" office:value-type="float" office:value="0" calcext:value-type="float">
            <text:p>0</text:p>
          </table:table-cell>
          <table:table-cell/>
          <table:table-cell office:value-type="float" office:value="0.632883" calcext:value-type="float">
            <text:p>0.632883</text:p>
          </table:table-cell>
          <table:table-cell table:formula="of:=IF(AND([.$A305]&gt;=[.J$2];[.$A305]&lt;=[.J$3]);1;0)" office:value-type="float" office:value="0" calcext:value-type="float">
            <text:p>0</text:p>
          </table:table-cell>
          <table:table-cell table:formula="of:=IF(AND([.$A305]&gt;=[.K$2];[.$A305]&lt;=[.K$3]);1;0)" office:value-type="float" office:value="0" calcext:value-type="float">
            <text:p>0</text:p>
          </table:table-cell>
          <table:table-cell table:formula="of:=IF(AND([.$A305]&gt;=[.L$2];[.$A305]&lt;=[.L$3]);1;0)" office:value-type="float" office:value="1" calcext:value-type="float">
            <text:p>1</text:p>
          </table:table-cell>
          <table:table-cell table:formula="of:=IF(AND([.$A305]&gt;=[.M$2];[.$A305]&lt;=[.M$3]);1;0)" office:value-type="float" office:value="0" calcext:value-type="float">
            <text:p>0</text:p>
          </table:table-cell>
          <table:table-cell table:formula="of:=IF(AND([.$A305]&gt;=[.N$2];[.$A305]&lt;=[.N$3]);1;0)" office:value-type="float" office:value="0" calcext:value-type="float">
            <text:p>0</text:p>
          </table:table-cell>
          <table:table-cell table:formula="of:=IF(AND([.$A305]&gt;=[.O$2];[.$A3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3342" calcext:value-type="float">
            <text:p>0.623342</text:p>
          </table:table-cell>
          <table:table-cell table:formula="of:=IF(AND([.$A306]&gt;=[.B$2];[.$A306]&lt;=[.B$3]);1;0)" office:value-type="float" office:value="0" calcext:value-type="float">
            <text:p>0</text:p>
          </table:table-cell>
          <table:table-cell table:formula="of:=IF(AND([.$A306]&gt;=[.C$2];[.$A306]&lt;=[.C$3]);1;0)" office:value-type="float" office:value="0" calcext:value-type="float">
            <text:p>0</text:p>
          </table:table-cell>
          <table:table-cell table:formula="of:=IF(AND([.$A306]&gt;=[.D$2];[.$A306]&lt;=[.D$3]);1;0)" office:value-type="float" office:value="0" calcext:value-type="float">
            <text:p>0</text:p>
          </table:table-cell>
          <table:table-cell table:formula="of:=IF(AND([.$A306]&gt;=[.E$2];[.$A306]&lt;=[.E$3]);1;0)" office:value-type="float" office:value="1" calcext:value-type="float">
            <text:p>1</text:p>
          </table:table-cell>
          <table:table-cell table:formula="of:=IF(AND([.$A306]&gt;=[.F$2];[.$A306]&lt;=[.F$3]);1;0)" office:value-type="float" office:value="0" calcext:value-type="float">
            <text:p>0</text:p>
          </table:table-cell>
          <table:table-cell table:formula="of:=IF(AND([.$A306]&gt;=[.G$2];[.$A306]&lt;=[.G$3]);1;0)" office:value-type="float" office:value="0" calcext:value-type="float">
            <text:p>0</text:p>
          </table:table-cell>
          <table:table-cell/>
          <table:table-cell office:value-type="float" office:value="-0.811033" calcext:value-type="float">
            <text:p>-0.811033</text:p>
          </table:table-cell>
          <table:table-cell table:formula="of:=IF(AND([.$A306]&gt;=[.J$2];[.$A306]&lt;=[.J$3]);1;0)" office:value-type="float" office:value="0" calcext:value-type="float">
            <text:p>0</text:p>
          </table:table-cell>
          <table:table-cell table:formula="of:=IF(AND([.$A306]&gt;=[.K$2];[.$A306]&lt;=[.K$3]);1;0)" office:value-type="float" office:value="0" calcext:value-type="float">
            <text:p>0</text:p>
          </table:table-cell>
          <table:table-cell table:formula="of:=IF(AND([.$A306]&gt;=[.L$2];[.$A306]&lt;=[.L$3]);1;0)" office:value-type="float" office:value="0" calcext:value-type="float">
            <text:p>0</text:p>
          </table:table-cell>
          <table:table-cell table:formula="of:=IF(AND([.$A306]&gt;=[.M$2];[.$A306]&lt;=[.M$3]);1;0)" office:value-type="float" office:value="1" calcext:value-type="float">
            <text:p>1</text:p>
          </table:table-cell>
          <table:table-cell table:formula="of:=IF(AND([.$A306]&gt;=[.N$2];[.$A306]&lt;=[.N$3]);1;0)" office:value-type="float" office:value="0" calcext:value-type="float">
            <text:p>0</text:p>
          </table:table-cell>
          <table:table-cell table:formula="of:=IF(AND([.$A306]&gt;=[.O$2];[.$A3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74" calcext:value-type="float">
            <text:p>1.5374</text:p>
          </table:table-cell>
          <table:table-cell table:formula="of:=IF(AND([.$A307]&gt;=[.B$2];[.$A307]&lt;=[.B$3]);1;0)" office:value-type="float" office:value="0" calcext:value-type="float">
            <text:p>0</text:p>
          </table:table-cell>
          <table:table-cell table:formula="of:=IF(AND([.$A307]&gt;=[.C$2];[.$A307]&lt;=[.C$3]);1;0)" office:value-type="float" office:value="0" calcext:value-type="float">
            <text:p>0</text:p>
          </table:table-cell>
          <table:table-cell table:formula="of:=IF(AND([.$A307]&gt;=[.D$2];[.$A307]&lt;=[.D$3]);1;0)" office:value-type="float" office:value="0" calcext:value-type="float">
            <text:p>0</text:p>
          </table:table-cell>
          <table:table-cell table:formula="of:=IF(AND([.$A307]&gt;=[.E$2];[.$A307]&lt;=[.E$3]);1;0)" office:value-type="float" office:value="0" calcext:value-type="float">
            <text:p>0</text:p>
          </table:table-cell>
          <table:table-cell table:formula="of:=IF(AND([.$A307]&gt;=[.F$2];[.$A307]&lt;=[.F$3]);1;0)" office:value-type="float" office:value="1" calcext:value-type="float">
            <text:p>1</text:p>
          </table:table-cell>
          <table:table-cell table:formula="of:=IF(AND([.$A307]&gt;=[.G$2];[.$A307]&lt;=[.G$3]);1;0)" office:value-type="float" office:value="0" calcext:value-type="float">
            <text:p>0</text:p>
          </table:table-cell>
          <table:table-cell/>
          <table:table-cell office:value-type="float" office:value="0.234297" calcext:value-type="float">
            <text:p>0.234297</text:p>
          </table:table-cell>
          <table:table-cell table:formula="of:=IF(AND([.$A307]&gt;=[.J$2];[.$A307]&lt;=[.J$3]);1;0)" office:value-type="float" office:value="0" calcext:value-type="float">
            <text:p>0</text:p>
          </table:table-cell>
          <table:table-cell table:formula="of:=IF(AND([.$A307]&gt;=[.K$2];[.$A307]&lt;=[.K$3]);1;0)" office:value-type="float" office:value="0" calcext:value-type="float">
            <text:p>0</text:p>
          </table:table-cell>
          <table:table-cell table:formula="of:=IF(AND([.$A307]&gt;=[.L$2];[.$A307]&lt;=[.L$3]);1;0)" office:value-type="float" office:value="0" calcext:value-type="float">
            <text:p>0</text:p>
          </table:table-cell>
          <table:table-cell table:formula="of:=IF(AND([.$A307]&gt;=[.M$2];[.$A307]&lt;=[.M$3]);1;0)" office:value-type="float" office:value="0" calcext:value-type="float">
            <text:p>0</text:p>
          </table:table-cell>
          <table:table-cell table:formula="of:=IF(AND([.$A307]&gt;=[.N$2];[.$A307]&lt;=[.N$3]);1;0)" office:value-type="float" office:value="1" calcext:value-type="float">
            <text:p>1</text:p>
          </table:table-cell>
          <table:table-cell table:formula="of:=IF(AND([.$A307]&gt;=[.O$2];[.$A3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6201" calcext:value-type="float">
            <text:p>-0.706201</text:p>
          </table:table-cell>
          <table:table-cell table:formula="of:=IF(AND([.$A308]&gt;=[.B$2];[.$A308]&lt;=[.B$3]);1;0)" office:value-type="float" office:value="0" calcext:value-type="float">
            <text:p>0</text:p>
          </table:table-cell>
          <table:table-cell table:formula="of:=IF(AND([.$A308]&gt;=[.C$2];[.$A308]&lt;=[.C$3]);1;0)" office:value-type="float" office:value="0" calcext:value-type="float">
            <text:p>0</text:p>
          </table:table-cell>
          <table:table-cell table:formula="of:=IF(AND([.$A308]&gt;=[.D$2];[.$A308]&lt;=[.D$3]);1;0)" office:value-type="float" office:value="1" calcext:value-type="float">
            <text:p>1</text:p>
          </table:table-cell>
          <table:table-cell table:formula="of:=IF(AND([.$A308]&gt;=[.E$2];[.$A308]&lt;=[.E$3]);1;0)" office:value-type="float" office:value="0" calcext:value-type="float">
            <text:p>0</text:p>
          </table:table-cell>
          <table:table-cell table:formula="of:=IF(AND([.$A308]&gt;=[.F$2];[.$A308]&lt;=[.F$3]);1;0)" office:value-type="float" office:value="0" calcext:value-type="float">
            <text:p>0</text:p>
          </table:table-cell>
          <table:table-cell table:formula="of:=IF(AND([.$A308]&gt;=[.G$2];[.$A308]&lt;=[.G$3]);1;0)" office:value-type="float" office:value="0" calcext:value-type="float">
            <text:p>0</text:p>
          </table:table-cell>
          <table:table-cell/>
          <table:table-cell office:value-type="float" office:value="0.85627" calcext:value-type="float">
            <text:p>0.85627</text:p>
          </table:table-cell>
          <table:table-cell table:formula="of:=IF(AND([.$A308]&gt;=[.J$2];[.$A308]&lt;=[.J$3]);1;0)" office:value-type="float" office:value="0" calcext:value-type="float">
            <text:p>0</text:p>
          </table:table-cell>
          <table:table-cell table:formula="of:=IF(AND([.$A308]&gt;=[.K$2];[.$A308]&lt;=[.K$3]);1;0)" office:value-type="float" office:value="0" calcext:value-type="float">
            <text:p>0</text:p>
          </table:table-cell>
          <table:table-cell table:formula="of:=IF(AND([.$A308]&gt;=[.L$2];[.$A308]&lt;=[.L$3]);1;0)" office:value-type="float" office:value="1" calcext:value-type="float">
            <text:p>1</text:p>
          </table:table-cell>
          <table:table-cell table:formula="of:=IF(AND([.$A308]&gt;=[.M$2];[.$A308]&lt;=[.M$3]);1;0)" office:value-type="float" office:value="0" calcext:value-type="float">
            <text:p>0</text:p>
          </table:table-cell>
          <table:table-cell table:formula="of:=IF(AND([.$A308]&gt;=[.N$2];[.$A308]&lt;=[.N$3]);1;0)" office:value-type="float" office:value="0" calcext:value-type="float">
            <text:p>0</text:p>
          </table:table-cell>
          <table:table-cell table:formula="of:=IF(AND([.$A308]&gt;=[.O$2];[.$A3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8537" calcext:value-type="float">
            <text:p>-0.718537</text:p>
          </table:table-cell>
          <table:table-cell table:formula="of:=IF(AND([.$A309]&gt;=[.B$2];[.$A309]&lt;=[.B$3]);1;0)" office:value-type="float" office:value="0" calcext:value-type="float">
            <text:p>0</text:p>
          </table:table-cell>
          <table:table-cell table:formula="of:=IF(AND([.$A309]&gt;=[.C$2];[.$A309]&lt;=[.C$3]);1;0)" office:value-type="float" office:value="0" calcext:value-type="float">
            <text:p>0</text:p>
          </table:table-cell>
          <table:table-cell table:formula="of:=IF(AND([.$A309]&gt;=[.D$2];[.$A309]&lt;=[.D$3]);1;0)" office:value-type="float" office:value="1" calcext:value-type="float">
            <text:p>1</text:p>
          </table:table-cell>
          <table:table-cell table:formula="of:=IF(AND([.$A309]&gt;=[.E$2];[.$A309]&lt;=[.E$3]);1;0)" office:value-type="float" office:value="0" calcext:value-type="float">
            <text:p>0</text:p>
          </table:table-cell>
          <table:table-cell table:formula="of:=IF(AND([.$A309]&gt;=[.F$2];[.$A309]&lt;=[.F$3]);1;0)" office:value-type="float" office:value="0" calcext:value-type="float">
            <text:p>0</text:p>
          </table:table-cell>
          <table:table-cell table:formula="of:=IF(AND([.$A309]&gt;=[.G$2];[.$A309]&lt;=[.G$3]);1;0)" office:value-type="float" office:value="0" calcext:value-type="float">
            <text:p>0</text:p>
          </table:table-cell>
          <table:table-cell/>
          <table:table-cell office:value-type="float" office:value="1.85522" calcext:value-type="float">
            <text:p>1.85522</text:p>
          </table:table-cell>
          <table:table-cell table:formula="of:=IF(AND([.$A309]&gt;=[.J$2];[.$A309]&lt;=[.J$3]);1;0)" office:value-type="float" office:value="0" calcext:value-type="float">
            <text:p>0</text:p>
          </table:table-cell>
          <table:table-cell table:formula="of:=IF(AND([.$A309]&gt;=[.K$2];[.$A309]&lt;=[.K$3]);1;0)" office:value-type="float" office:value="0" calcext:value-type="float">
            <text:p>0</text:p>
          </table:table-cell>
          <table:table-cell table:formula="of:=IF(AND([.$A309]&gt;=[.L$2];[.$A309]&lt;=[.L$3]);1;0)" office:value-type="float" office:value="1" calcext:value-type="float">
            <text:p>1</text:p>
          </table:table-cell>
          <table:table-cell table:formula="of:=IF(AND([.$A309]&gt;=[.M$2];[.$A309]&lt;=[.M$3]);1;0)" office:value-type="float" office:value="0" calcext:value-type="float">
            <text:p>0</text:p>
          </table:table-cell>
          <table:table-cell table:formula="of:=IF(AND([.$A309]&gt;=[.N$2];[.$A309]&lt;=[.N$3]);1;0)" office:value-type="float" office:value="0" calcext:value-type="float">
            <text:p>0</text:p>
          </table:table-cell>
          <table:table-cell table:formula="of:=IF(AND([.$A309]&gt;=[.O$2];[.$A3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5554" calcext:value-type="float">
            <text:p>-0.495554</text:p>
          </table:table-cell>
          <table:table-cell table:formula="of:=IF(AND([.$A310]&gt;=[.B$2];[.$A310]&lt;=[.B$3]);1;0)" office:value-type="float" office:value="0" calcext:value-type="float">
            <text:p>0</text:p>
          </table:table-cell>
          <table:table-cell table:formula="of:=IF(AND([.$A310]&gt;=[.C$2];[.$A310]&lt;=[.C$3]);1;0)" office:value-type="float" office:value="0" calcext:value-type="float">
            <text:p>0</text:p>
          </table:table-cell>
          <table:table-cell table:formula="of:=IF(AND([.$A310]&gt;=[.D$2];[.$A310]&lt;=[.D$3]);1;0)" office:value-type="float" office:value="1" calcext:value-type="float">
            <text:p>1</text:p>
          </table:table-cell>
          <table:table-cell table:formula="of:=IF(AND([.$A310]&gt;=[.E$2];[.$A310]&lt;=[.E$3]);1;0)" office:value-type="float" office:value="0" calcext:value-type="float">
            <text:p>0</text:p>
          </table:table-cell>
          <table:table-cell table:formula="of:=IF(AND([.$A310]&gt;=[.F$2];[.$A310]&lt;=[.F$3]);1;0)" office:value-type="float" office:value="0" calcext:value-type="float">
            <text:p>0</text:p>
          </table:table-cell>
          <table:table-cell table:formula="of:=IF(AND([.$A310]&gt;=[.G$2];[.$A310]&lt;=[.G$3]);1;0)" office:value-type="float" office:value="0" calcext:value-type="float">
            <text:p>0</text:p>
          </table:table-cell>
          <table:table-cell/>
          <table:table-cell office:value-type="float" office:value="0.412154" calcext:value-type="float">
            <text:p>0.412154</text:p>
          </table:table-cell>
          <table:table-cell table:formula="of:=IF(AND([.$A310]&gt;=[.J$2];[.$A310]&lt;=[.J$3]);1;0)" office:value-type="float" office:value="0" calcext:value-type="float">
            <text:p>0</text:p>
          </table:table-cell>
          <table:table-cell table:formula="of:=IF(AND([.$A310]&gt;=[.K$2];[.$A310]&lt;=[.K$3]);1;0)" office:value-type="float" office:value="0" calcext:value-type="float">
            <text:p>0</text:p>
          </table:table-cell>
          <table:table-cell table:formula="of:=IF(AND([.$A310]&gt;=[.L$2];[.$A310]&lt;=[.L$3]);1;0)" office:value-type="float" office:value="1" calcext:value-type="float">
            <text:p>1</text:p>
          </table:table-cell>
          <table:table-cell table:formula="of:=IF(AND([.$A310]&gt;=[.M$2];[.$A310]&lt;=[.M$3]);1;0)" office:value-type="float" office:value="0" calcext:value-type="float">
            <text:p>0</text:p>
          </table:table-cell>
          <table:table-cell table:formula="of:=IF(AND([.$A310]&gt;=[.N$2];[.$A310]&lt;=[.N$3]);1;0)" office:value-type="float" office:value="0" calcext:value-type="float">
            <text:p>0</text:p>
          </table:table-cell>
          <table:table-cell table:formula="of:=IF(AND([.$A310]&gt;=[.O$2];[.$A3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1397" calcext:value-type="float">
            <text:p>-0.851397</text:p>
          </table:table-cell>
          <table:table-cell table:formula="of:=IF(AND([.$A311]&gt;=[.B$2];[.$A311]&lt;=[.B$3]);1;0)" office:value-type="float" office:value="0" calcext:value-type="float">
            <text:p>0</text:p>
          </table:table-cell>
          <table:table-cell table:formula="of:=IF(AND([.$A311]&gt;=[.C$2];[.$A311]&lt;=[.C$3]);1;0)" office:value-type="float" office:value="0" calcext:value-type="float">
            <text:p>0</text:p>
          </table:table-cell>
          <table:table-cell table:formula="of:=IF(AND([.$A311]&gt;=[.D$2];[.$A311]&lt;=[.D$3]);1;0)" office:value-type="float" office:value="1" calcext:value-type="float">
            <text:p>1</text:p>
          </table:table-cell>
          <table:table-cell table:formula="of:=IF(AND([.$A311]&gt;=[.E$2];[.$A311]&lt;=[.E$3]);1;0)" office:value-type="float" office:value="0" calcext:value-type="float">
            <text:p>0</text:p>
          </table:table-cell>
          <table:table-cell table:formula="of:=IF(AND([.$A311]&gt;=[.F$2];[.$A311]&lt;=[.F$3]);1;0)" office:value-type="float" office:value="0" calcext:value-type="float">
            <text:p>0</text:p>
          </table:table-cell>
          <table:table-cell table:formula="of:=IF(AND([.$A311]&gt;=[.G$2];[.$A311]&lt;=[.G$3]);1;0)" office:value-type="float" office:value="0" calcext:value-type="float">
            <text:p>0</text:p>
          </table:table-cell>
          <table:table-cell/>
          <table:table-cell office:value-type="float" office:value="-1.50016" calcext:value-type="float">
            <text:p>-1.50016</text:p>
          </table:table-cell>
          <table:table-cell table:formula="of:=IF(AND([.$A311]&gt;=[.J$2];[.$A311]&lt;=[.J$3]);1;0)" office:value-type="float" office:value="0" calcext:value-type="float">
            <text:p>0</text:p>
          </table:table-cell>
          <table:table-cell table:formula="of:=IF(AND([.$A311]&gt;=[.K$2];[.$A311]&lt;=[.K$3]);1;0)" office:value-type="float" office:value="0" calcext:value-type="float">
            <text:p>0</text:p>
          </table:table-cell>
          <table:table-cell table:formula="of:=IF(AND([.$A311]&gt;=[.L$2];[.$A311]&lt;=[.L$3]);1;0)" office:value-type="float" office:value="1" calcext:value-type="float">
            <text:p>1</text:p>
          </table:table-cell>
          <table:table-cell table:formula="of:=IF(AND([.$A311]&gt;=[.M$2];[.$A311]&lt;=[.M$3]);1;0)" office:value-type="float" office:value="0" calcext:value-type="float">
            <text:p>0</text:p>
          </table:table-cell>
          <table:table-cell table:formula="of:=IF(AND([.$A311]&gt;=[.N$2];[.$A311]&lt;=[.N$3]);1;0)" office:value-type="float" office:value="0" calcext:value-type="float">
            <text:p>0</text:p>
          </table:table-cell>
          <table:table-cell table:formula="of:=IF(AND([.$A311]&gt;=[.O$2];[.$A3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787" calcext:value-type="float">
            <text:p>0.449787</text:p>
          </table:table-cell>
          <table:table-cell table:formula="of:=IF(AND([.$A312]&gt;=[.B$2];[.$A312]&lt;=[.B$3]);1;0)" office:value-type="float" office:value="0" calcext:value-type="float">
            <text:p>0</text:p>
          </table:table-cell>
          <table:table-cell table:formula="of:=IF(AND([.$A312]&gt;=[.C$2];[.$A312]&lt;=[.C$3]);1;0)" office:value-type="float" office:value="0" calcext:value-type="float">
            <text:p>0</text:p>
          </table:table-cell>
          <table:table-cell table:formula="of:=IF(AND([.$A312]&gt;=[.D$2];[.$A312]&lt;=[.D$3]);1;0)" office:value-type="float" office:value="0" calcext:value-type="float">
            <text:p>0</text:p>
          </table:table-cell>
          <table:table-cell table:formula="of:=IF(AND([.$A312]&gt;=[.E$2];[.$A312]&lt;=[.E$3]);1;0)" office:value-type="float" office:value="1" calcext:value-type="float">
            <text:p>1</text:p>
          </table:table-cell>
          <table:table-cell table:formula="of:=IF(AND([.$A312]&gt;=[.F$2];[.$A312]&lt;=[.F$3]);1;0)" office:value-type="float" office:value="0" calcext:value-type="float">
            <text:p>0</text:p>
          </table:table-cell>
          <table:table-cell table:formula="of:=IF(AND([.$A312]&gt;=[.G$2];[.$A312]&lt;=[.G$3]);1;0)" office:value-type="float" office:value="0" calcext:value-type="float">
            <text:p>0</text:p>
          </table:table-cell>
          <table:table-cell/>
          <table:table-cell office:value-type="float" office:value="-0.680089" calcext:value-type="float">
            <text:p>-0.680089</text:p>
          </table:table-cell>
          <table:table-cell table:formula="of:=IF(AND([.$A312]&gt;=[.J$2];[.$A312]&lt;=[.J$3]);1;0)" office:value-type="float" office:value="0" calcext:value-type="float">
            <text:p>0</text:p>
          </table:table-cell>
          <table:table-cell table:formula="of:=IF(AND([.$A312]&gt;=[.K$2];[.$A312]&lt;=[.K$3]);1;0)" office:value-type="float" office:value="0" calcext:value-type="float">
            <text:p>0</text:p>
          </table:table-cell>
          <table:table-cell table:formula="of:=IF(AND([.$A312]&gt;=[.L$2];[.$A312]&lt;=[.L$3]);1;0)" office:value-type="float" office:value="0" calcext:value-type="float">
            <text:p>0</text:p>
          </table:table-cell>
          <table:table-cell table:formula="of:=IF(AND([.$A312]&gt;=[.M$2];[.$A312]&lt;=[.M$3]);1;0)" office:value-type="float" office:value="1" calcext:value-type="float">
            <text:p>1</text:p>
          </table:table-cell>
          <table:table-cell table:formula="of:=IF(AND([.$A312]&gt;=[.N$2];[.$A312]&lt;=[.N$3]);1;0)" office:value-type="float" office:value="0" calcext:value-type="float">
            <text:p>0</text:p>
          </table:table-cell>
          <table:table-cell table:formula="of:=IF(AND([.$A312]&gt;=[.O$2];[.$A3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15" calcext:value-type="float">
            <text:p>-1.015</text:p>
          </table:table-cell>
          <table:table-cell table:formula="of:=IF(AND([.$A313]&gt;=[.B$2];[.$A313]&lt;=[.B$3]);1;0)" office:value-type="float" office:value="0" calcext:value-type="float">
            <text:p>0</text:p>
          </table:table-cell>
          <table:table-cell table:formula="of:=IF(AND([.$A313]&gt;=[.C$2];[.$A313]&lt;=[.C$3]);1;0)" office:value-type="float" office:value="1" calcext:value-type="float">
            <text:p>1</text:p>
          </table:table-cell>
          <table:table-cell table:formula="of:=IF(AND([.$A313]&gt;=[.D$2];[.$A313]&lt;=[.D$3]);1;0)" office:value-type="float" office:value="0" calcext:value-type="float">
            <text:p>0</text:p>
          </table:table-cell>
          <table:table-cell table:formula="of:=IF(AND([.$A313]&gt;=[.E$2];[.$A313]&lt;=[.E$3]);1;0)" office:value-type="float" office:value="0" calcext:value-type="float">
            <text:p>0</text:p>
          </table:table-cell>
          <table:table-cell table:formula="of:=IF(AND([.$A313]&gt;=[.F$2];[.$A313]&lt;=[.F$3]);1;0)" office:value-type="float" office:value="0" calcext:value-type="float">
            <text:p>0</text:p>
          </table:table-cell>
          <table:table-cell table:formula="of:=IF(AND([.$A313]&gt;=[.G$2];[.$A313]&lt;=[.G$3]);1;0)" office:value-type="float" office:value="0" calcext:value-type="float">
            <text:p>0</text:p>
          </table:table-cell>
          <table:table-cell/>
          <table:table-cell office:value-type="float" office:value="-0.721252" calcext:value-type="float">
            <text:p>-0.721252</text:p>
          </table:table-cell>
          <table:table-cell table:formula="of:=IF(AND([.$A313]&gt;=[.J$2];[.$A313]&lt;=[.J$3]);1;0)" office:value-type="float" office:value="0" calcext:value-type="float">
            <text:p>0</text:p>
          </table:table-cell>
          <table:table-cell table:formula="of:=IF(AND([.$A313]&gt;=[.K$2];[.$A313]&lt;=[.K$3]);1;0)" office:value-type="float" office:value="1" calcext:value-type="float">
            <text:p>1</text:p>
          </table:table-cell>
          <table:table-cell table:formula="of:=IF(AND([.$A313]&gt;=[.L$2];[.$A313]&lt;=[.L$3]);1;0)" office:value-type="float" office:value="0" calcext:value-type="float">
            <text:p>0</text:p>
          </table:table-cell>
          <table:table-cell table:formula="of:=IF(AND([.$A313]&gt;=[.M$2];[.$A313]&lt;=[.M$3]);1;0)" office:value-type="float" office:value="0" calcext:value-type="float">
            <text:p>0</text:p>
          </table:table-cell>
          <table:table-cell table:formula="of:=IF(AND([.$A313]&gt;=[.N$2];[.$A313]&lt;=[.N$3]);1;0)" office:value-type="float" office:value="0" calcext:value-type="float">
            <text:p>0</text:p>
          </table:table-cell>
          <table:table-cell table:formula="of:=IF(AND([.$A313]&gt;=[.O$2];[.$A3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21" calcext:value-type="float">
            <text:p>0.91421</text:p>
          </table:table-cell>
          <table:table-cell table:formula="of:=IF(AND([.$A314]&gt;=[.B$2];[.$A314]&lt;=[.B$3]);1;0)" office:value-type="float" office:value="0" calcext:value-type="float">
            <text:p>0</text:p>
          </table:table-cell>
          <table:table-cell table:formula="of:=IF(AND([.$A314]&gt;=[.C$2];[.$A314]&lt;=[.C$3]);1;0)" office:value-type="float" office:value="0" calcext:value-type="float">
            <text:p>0</text:p>
          </table:table-cell>
          <table:table-cell table:formula="of:=IF(AND([.$A314]&gt;=[.D$2];[.$A314]&lt;=[.D$3]);1;0)" office:value-type="float" office:value="0" calcext:value-type="float">
            <text:p>0</text:p>
          </table:table-cell>
          <table:table-cell table:formula="of:=IF(AND([.$A314]&gt;=[.E$2];[.$A314]&lt;=[.E$3]);1;0)" office:value-type="float" office:value="1" calcext:value-type="float">
            <text:p>1</text:p>
          </table:table-cell>
          <table:table-cell table:formula="of:=IF(AND([.$A314]&gt;=[.F$2];[.$A314]&lt;=[.F$3]);1;0)" office:value-type="float" office:value="0" calcext:value-type="float">
            <text:p>0</text:p>
          </table:table-cell>
          <table:table-cell table:formula="of:=IF(AND([.$A314]&gt;=[.G$2];[.$A314]&lt;=[.G$3]);1;0)" office:value-type="float" office:value="0" calcext:value-type="float">
            <text:p>0</text:p>
          </table:table-cell>
          <table:table-cell/>
          <table:table-cell office:value-type="float" office:value="0.979764" calcext:value-type="float">
            <text:p>0.979764</text:p>
          </table:table-cell>
          <table:table-cell table:formula="of:=IF(AND([.$A314]&gt;=[.J$2];[.$A314]&lt;=[.J$3]);1;0)" office:value-type="float" office:value="0" calcext:value-type="float">
            <text:p>0</text:p>
          </table:table-cell>
          <table:table-cell table:formula="of:=IF(AND([.$A314]&gt;=[.K$2];[.$A314]&lt;=[.K$3]);1;0)" office:value-type="float" office:value="0" calcext:value-type="float">
            <text:p>0</text:p>
          </table:table-cell>
          <table:table-cell table:formula="of:=IF(AND([.$A314]&gt;=[.L$2];[.$A314]&lt;=[.L$3]);1;0)" office:value-type="float" office:value="0" calcext:value-type="float">
            <text:p>0</text:p>
          </table:table-cell>
          <table:table-cell table:formula="of:=IF(AND([.$A314]&gt;=[.M$2];[.$A314]&lt;=[.M$3]);1;0)" office:value-type="float" office:value="1" calcext:value-type="float">
            <text:p>1</text:p>
          </table:table-cell>
          <table:table-cell table:formula="of:=IF(AND([.$A314]&gt;=[.N$2];[.$A314]&lt;=[.N$3]);1;0)" office:value-type="float" office:value="0" calcext:value-type="float">
            <text:p>0</text:p>
          </table:table-cell>
          <table:table-cell table:formula="of:=IF(AND([.$A314]&gt;=[.O$2];[.$A3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777" calcext:value-type="float">
            <text:p>1.82777</text:p>
          </table:table-cell>
          <table:table-cell table:formula="of:=IF(AND([.$A315]&gt;=[.B$2];[.$A315]&lt;=[.B$3]);1;0)" office:value-type="float" office:value="0" calcext:value-type="float">
            <text:p>0</text:p>
          </table:table-cell>
          <table:table-cell table:formula="of:=IF(AND([.$A315]&gt;=[.C$2];[.$A315]&lt;=[.C$3]);1;0)" office:value-type="float" office:value="0" calcext:value-type="float">
            <text:p>0</text:p>
          </table:table-cell>
          <table:table-cell table:formula="of:=IF(AND([.$A315]&gt;=[.D$2];[.$A315]&lt;=[.D$3]);1;0)" office:value-type="float" office:value="0" calcext:value-type="float">
            <text:p>0</text:p>
          </table:table-cell>
          <table:table-cell table:formula="of:=IF(AND([.$A315]&gt;=[.E$2];[.$A315]&lt;=[.E$3]);1;0)" office:value-type="float" office:value="0" calcext:value-type="float">
            <text:p>0</text:p>
          </table:table-cell>
          <table:table-cell table:formula="of:=IF(AND([.$A315]&gt;=[.F$2];[.$A315]&lt;=[.F$3]);1;0)" office:value-type="float" office:value="1" calcext:value-type="float">
            <text:p>1</text:p>
          </table:table-cell>
          <table:table-cell table:formula="of:=IF(AND([.$A315]&gt;=[.G$2];[.$A315]&lt;=[.G$3]);1;0)" office:value-type="float" office:value="0" calcext:value-type="float">
            <text:p>0</text:p>
          </table:table-cell>
          <table:table-cell/>
          <table:table-cell office:value-type="float" office:value="0.447786" calcext:value-type="float">
            <text:p>0.447786</text:p>
          </table:table-cell>
          <table:table-cell table:formula="of:=IF(AND([.$A315]&gt;=[.J$2];[.$A315]&lt;=[.J$3]);1;0)" office:value-type="float" office:value="0" calcext:value-type="float">
            <text:p>0</text:p>
          </table:table-cell>
          <table:table-cell table:formula="of:=IF(AND([.$A315]&gt;=[.K$2];[.$A315]&lt;=[.K$3]);1;0)" office:value-type="float" office:value="0" calcext:value-type="float">
            <text:p>0</text:p>
          </table:table-cell>
          <table:table-cell table:formula="of:=IF(AND([.$A315]&gt;=[.L$2];[.$A315]&lt;=[.L$3]);1;0)" office:value-type="float" office:value="0" calcext:value-type="float">
            <text:p>0</text:p>
          </table:table-cell>
          <table:table-cell table:formula="of:=IF(AND([.$A315]&gt;=[.M$2];[.$A315]&lt;=[.M$3]);1;0)" office:value-type="float" office:value="0" calcext:value-type="float">
            <text:p>0</text:p>
          </table:table-cell>
          <table:table-cell table:formula="of:=IF(AND([.$A315]&gt;=[.N$2];[.$A315]&lt;=[.N$3]);1;0)" office:value-type="float" office:value="1" calcext:value-type="float">
            <text:p>1</text:p>
          </table:table-cell>
          <table:table-cell table:formula="of:=IF(AND([.$A315]&gt;=[.O$2];[.$A3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5495" calcext:value-type="float">
            <text:p>-0.165495</text:p>
          </table:table-cell>
          <table:table-cell table:formula="of:=IF(AND([.$A316]&gt;=[.B$2];[.$A316]&lt;=[.B$3]);1;0)" office:value-type="float" office:value="0" calcext:value-type="float">
            <text:p>0</text:p>
          </table:table-cell>
          <table:table-cell table:formula="of:=IF(AND([.$A316]&gt;=[.C$2];[.$A316]&lt;=[.C$3]);1;0)" office:value-type="float" office:value="0" calcext:value-type="float">
            <text:p>0</text:p>
          </table:table-cell>
          <table:table-cell table:formula="of:=IF(AND([.$A316]&gt;=[.D$2];[.$A316]&lt;=[.D$3]);1;0)" office:value-type="float" office:value="1" calcext:value-type="float">
            <text:p>1</text:p>
          </table:table-cell>
          <table:table-cell table:formula="of:=IF(AND([.$A316]&gt;=[.E$2];[.$A316]&lt;=[.E$3]);1;0)" office:value-type="float" office:value="0" calcext:value-type="float">
            <text:p>0</text:p>
          </table:table-cell>
          <table:table-cell table:formula="of:=IF(AND([.$A316]&gt;=[.F$2];[.$A316]&lt;=[.F$3]);1;0)" office:value-type="float" office:value="0" calcext:value-type="float">
            <text:p>0</text:p>
          </table:table-cell>
          <table:table-cell table:formula="of:=IF(AND([.$A316]&gt;=[.G$2];[.$A316]&lt;=[.G$3]);1;0)" office:value-type="float" office:value="0" calcext:value-type="float">
            <text:p>0</text:p>
          </table:table-cell>
          <table:table-cell/>
          <table:table-cell office:value-type="float" office:value="1.09857" calcext:value-type="float">
            <text:p>1.09857</text:p>
          </table:table-cell>
          <table:table-cell table:formula="of:=IF(AND([.$A316]&gt;=[.J$2];[.$A316]&lt;=[.J$3]);1;0)" office:value-type="float" office:value="0" calcext:value-type="float">
            <text:p>0</text:p>
          </table:table-cell>
          <table:table-cell table:formula="of:=IF(AND([.$A316]&gt;=[.K$2];[.$A316]&lt;=[.K$3]);1;0)" office:value-type="float" office:value="0" calcext:value-type="float">
            <text:p>0</text:p>
          </table:table-cell>
          <table:table-cell table:formula="of:=IF(AND([.$A316]&gt;=[.L$2];[.$A316]&lt;=[.L$3]);1;0)" office:value-type="float" office:value="1" calcext:value-type="float">
            <text:p>1</text:p>
          </table:table-cell>
          <table:table-cell table:formula="of:=IF(AND([.$A316]&gt;=[.M$2];[.$A316]&lt;=[.M$3]);1;0)" office:value-type="float" office:value="0" calcext:value-type="float">
            <text:p>0</text:p>
          </table:table-cell>
          <table:table-cell table:formula="of:=IF(AND([.$A316]&gt;=[.N$2];[.$A316]&lt;=[.N$3]);1;0)" office:value-type="float" office:value="0" calcext:value-type="float">
            <text:p>0</text:p>
          </table:table-cell>
          <table:table-cell table:formula="of:=IF(AND([.$A316]&gt;=[.O$2];[.$A3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333" calcext:value-type="float">
            <text:p>-0.89333</text:p>
          </table:table-cell>
          <table:table-cell table:formula="of:=IF(AND([.$A317]&gt;=[.B$2];[.$A317]&lt;=[.B$3]);1;0)" office:value-type="float" office:value="0" calcext:value-type="float">
            <text:p>0</text:p>
          </table:table-cell>
          <table:table-cell table:formula="of:=IF(AND([.$A317]&gt;=[.C$2];[.$A317]&lt;=[.C$3]);1;0)" office:value-type="float" office:value="0" calcext:value-type="float">
            <text:p>0</text:p>
          </table:table-cell>
          <table:table-cell table:formula="of:=IF(AND([.$A317]&gt;=[.D$2];[.$A317]&lt;=[.D$3]);1;0)" office:value-type="float" office:value="1" calcext:value-type="float">
            <text:p>1</text:p>
          </table:table-cell>
          <table:table-cell table:formula="of:=IF(AND([.$A317]&gt;=[.E$2];[.$A317]&lt;=[.E$3]);1;0)" office:value-type="float" office:value="0" calcext:value-type="float">
            <text:p>0</text:p>
          </table:table-cell>
          <table:table-cell table:formula="of:=IF(AND([.$A317]&gt;=[.F$2];[.$A317]&lt;=[.F$3]);1;0)" office:value-type="float" office:value="0" calcext:value-type="float">
            <text:p>0</text:p>
          </table:table-cell>
          <table:table-cell table:formula="of:=IF(AND([.$A317]&gt;=[.G$2];[.$A317]&lt;=[.G$3]);1;0)" office:value-type="float" office:value="0" calcext:value-type="float">
            <text:p>0</text:p>
          </table:table-cell>
          <table:table-cell/>
          <table:table-cell office:value-type="float" office:value="0.544012" calcext:value-type="float">
            <text:p>0.544012</text:p>
          </table:table-cell>
          <table:table-cell table:formula="of:=IF(AND([.$A317]&gt;=[.J$2];[.$A317]&lt;=[.J$3]);1;0)" office:value-type="float" office:value="0" calcext:value-type="float">
            <text:p>0</text:p>
          </table:table-cell>
          <table:table-cell table:formula="of:=IF(AND([.$A317]&gt;=[.K$2];[.$A317]&lt;=[.K$3]);1;0)" office:value-type="float" office:value="0" calcext:value-type="float">
            <text:p>0</text:p>
          </table:table-cell>
          <table:table-cell table:formula="of:=IF(AND([.$A317]&gt;=[.L$2];[.$A317]&lt;=[.L$3]);1;0)" office:value-type="float" office:value="1" calcext:value-type="float">
            <text:p>1</text:p>
          </table:table-cell>
          <table:table-cell table:formula="of:=IF(AND([.$A317]&gt;=[.M$2];[.$A317]&lt;=[.M$3]);1;0)" office:value-type="float" office:value="0" calcext:value-type="float">
            <text:p>0</text:p>
          </table:table-cell>
          <table:table-cell table:formula="of:=IF(AND([.$A317]&gt;=[.N$2];[.$A317]&lt;=[.N$3]);1;0)" office:value-type="float" office:value="0" calcext:value-type="float">
            <text:p>0</text:p>
          </table:table-cell>
          <table:table-cell table:formula="of:=IF(AND([.$A317]&gt;=[.O$2];[.$A3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522" calcext:value-type="float">
            <text:p>0.605522</text:p>
          </table:table-cell>
          <table:table-cell table:formula="of:=IF(AND([.$A318]&gt;=[.B$2];[.$A318]&lt;=[.B$3]);1;0)" office:value-type="float" office:value="0" calcext:value-type="float">
            <text:p>0</text:p>
          </table:table-cell>
          <table:table-cell table:formula="of:=IF(AND([.$A318]&gt;=[.C$2];[.$A318]&lt;=[.C$3]);1;0)" office:value-type="float" office:value="0" calcext:value-type="float">
            <text:p>0</text:p>
          </table:table-cell>
          <table:table-cell table:formula="of:=IF(AND([.$A318]&gt;=[.D$2];[.$A318]&lt;=[.D$3]);1;0)" office:value-type="float" office:value="0" calcext:value-type="float">
            <text:p>0</text:p>
          </table:table-cell>
          <table:table-cell table:formula="of:=IF(AND([.$A318]&gt;=[.E$2];[.$A318]&lt;=[.E$3]);1;0)" office:value-type="float" office:value="1" calcext:value-type="float">
            <text:p>1</text:p>
          </table:table-cell>
          <table:table-cell table:formula="of:=IF(AND([.$A318]&gt;=[.F$2];[.$A318]&lt;=[.F$3]);1;0)" office:value-type="float" office:value="0" calcext:value-type="float">
            <text:p>0</text:p>
          </table:table-cell>
          <table:table-cell table:formula="of:=IF(AND([.$A318]&gt;=[.G$2];[.$A318]&lt;=[.G$3]);1;0)" office:value-type="float" office:value="0" calcext:value-type="float">
            <text:p>0</text:p>
          </table:table-cell>
          <table:table-cell/>
          <table:table-cell office:value-type="float" office:value="0.734315" calcext:value-type="float">
            <text:p>0.734315</text:p>
          </table:table-cell>
          <table:table-cell table:formula="of:=IF(AND([.$A318]&gt;=[.J$2];[.$A318]&lt;=[.J$3]);1;0)" office:value-type="float" office:value="0" calcext:value-type="float">
            <text:p>0</text:p>
          </table:table-cell>
          <table:table-cell table:formula="of:=IF(AND([.$A318]&gt;=[.K$2];[.$A318]&lt;=[.K$3]);1;0)" office:value-type="float" office:value="0" calcext:value-type="float">
            <text:p>0</text:p>
          </table:table-cell>
          <table:table-cell table:formula="of:=IF(AND([.$A318]&gt;=[.L$2];[.$A318]&lt;=[.L$3]);1;0)" office:value-type="float" office:value="0" calcext:value-type="float">
            <text:p>0</text:p>
          </table:table-cell>
          <table:table-cell table:formula="of:=IF(AND([.$A318]&gt;=[.M$2];[.$A318]&lt;=[.M$3]);1;0)" office:value-type="float" office:value="1" calcext:value-type="float">
            <text:p>1</text:p>
          </table:table-cell>
          <table:table-cell table:formula="of:=IF(AND([.$A318]&gt;=[.N$2];[.$A318]&lt;=[.N$3]);1;0)" office:value-type="float" office:value="0" calcext:value-type="float">
            <text:p>0</text:p>
          </table:table-cell>
          <table:table-cell table:formula="of:=IF(AND([.$A318]&gt;=[.O$2];[.$A3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12428" calcext:value-type="float">
            <text:p>-0.0312428</text:p>
          </table:table-cell>
          <table:table-cell table:formula="of:=IF(AND([.$A319]&gt;=[.B$2];[.$A319]&lt;=[.B$3]);1;0)" office:value-type="float" office:value="0" calcext:value-type="float">
            <text:p>0</text:p>
          </table:table-cell>
          <table:table-cell table:formula="of:=IF(AND([.$A319]&gt;=[.C$2];[.$A319]&lt;=[.C$3]);1;0)" office:value-type="float" office:value="0" calcext:value-type="float">
            <text:p>0</text:p>
          </table:table-cell>
          <table:table-cell table:formula="of:=IF(AND([.$A319]&gt;=[.D$2];[.$A319]&lt;=[.D$3]);1;0)" office:value-type="float" office:value="1" calcext:value-type="float">
            <text:p>1</text:p>
          </table:table-cell>
          <table:table-cell table:formula="of:=IF(AND([.$A319]&gt;=[.E$2];[.$A319]&lt;=[.E$3]);1;0)" office:value-type="float" office:value="0" calcext:value-type="float">
            <text:p>0</text:p>
          </table:table-cell>
          <table:table-cell table:formula="of:=IF(AND([.$A319]&gt;=[.F$2];[.$A319]&lt;=[.F$3]);1;0)" office:value-type="float" office:value="0" calcext:value-type="float">
            <text:p>0</text:p>
          </table:table-cell>
          <table:table-cell table:formula="of:=IF(AND([.$A319]&gt;=[.G$2];[.$A319]&lt;=[.G$3]);1;0)" office:value-type="float" office:value="0" calcext:value-type="float">
            <text:p>0</text:p>
          </table:table-cell>
          <table:table-cell/>
          <table:table-cell office:value-type="float" office:value="-0.434464" calcext:value-type="float">
            <text:p>-0.434464</text:p>
          </table:table-cell>
          <table:table-cell table:formula="of:=IF(AND([.$A319]&gt;=[.J$2];[.$A319]&lt;=[.J$3]);1;0)" office:value-type="float" office:value="0" calcext:value-type="float">
            <text:p>0</text:p>
          </table:table-cell>
          <table:table-cell table:formula="of:=IF(AND([.$A319]&gt;=[.K$2];[.$A319]&lt;=[.K$3]);1;0)" office:value-type="float" office:value="0" calcext:value-type="float">
            <text:p>0</text:p>
          </table:table-cell>
          <table:table-cell table:formula="of:=IF(AND([.$A319]&gt;=[.L$2];[.$A319]&lt;=[.L$3]);1;0)" office:value-type="float" office:value="1" calcext:value-type="float">
            <text:p>1</text:p>
          </table:table-cell>
          <table:table-cell table:formula="of:=IF(AND([.$A319]&gt;=[.M$2];[.$A319]&lt;=[.M$3]);1;0)" office:value-type="float" office:value="0" calcext:value-type="float">
            <text:p>0</text:p>
          </table:table-cell>
          <table:table-cell table:formula="of:=IF(AND([.$A319]&gt;=[.N$2];[.$A319]&lt;=[.N$3]);1;0)" office:value-type="float" office:value="0" calcext:value-type="float">
            <text:p>0</text:p>
          </table:table-cell>
          <table:table-cell table:formula="of:=IF(AND([.$A319]&gt;=[.O$2];[.$A3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7905" calcext:value-type="float">
            <text:p>-0.467905</text:p>
          </table:table-cell>
          <table:table-cell table:formula="of:=IF(AND([.$A320]&gt;=[.B$2];[.$A320]&lt;=[.B$3]);1;0)" office:value-type="float" office:value="0" calcext:value-type="float">
            <text:p>0</text:p>
          </table:table-cell>
          <table:table-cell table:formula="of:=IF(AND([.$A320]&gt;=[.C$2];[.$A320]&lt;=[.C$3]);1;0)" office:value-type="float" office:value="0" calcext:value-type="float">
            <text:p>0</text:p>
          </table:table-cell>
          <table:table-cell table:formula="of:=IF(AND([.$A320]&gt;=[.D$2];[.$A320]&lt;=[.D$3]);1;0)" office:value-type="float" office:value="1" calcext:value-type="float">
            <text:p>1</text:p>
          </table:table-cell>
          <table:table-cell table:formula="of:=IF(AND([.$A320]&gt;=[.E$2];[.$A320]&lt;=[.E$3]);1;0)" office:value-type="float" office:value="0" calcext:value-type="float">
            <text:p>0</text:p>
          </table:table-cell>
          <table:table-cell table:formula="of:=IF(AND([.$A320]&gt;=[.F$2];[.$A320]&lt;=[.F$3]);1;0)" office:value-type="float" office:value="0" calcext:value-type="float">
            <text:p>0</text:p>
          </table:table-cell>
          <table:table-cell table:formula="of:=IF(AND([.$A320]&gt;=[.G$2];[.$A320]&lt;=[.G$3]);1;0)" office:value-type="float" office:value="0" calcext:value-type="float">
            <text:p>0</text:p>
          </table:table-cell>
          <table:table-cell/>
          <table:table-cell office:value-type="float" office:value="0.616499" calcext:value-type="float">
            <text:p>0.616499</text:p>
          </table:table-cell>
          <table:table-cell table:formula="of:=IF(AND([.$A320]&gt;=[.J$2];[.$A320]&lt;=[.J$3]);1;0)" office:value-type="float" office:value="0" calcext:value-type="float">
            <text:p>0</text:p>
          </table:table-cell>
          <table:table-cell table:formula="of:=IF(AND([.$A320]&gt;=[.K$2];[.$A320]&lt;=[.K$3]);1;0)" office:value-type="float" office:value="0" calcext:value-type="float">
            <text:p>0</text:p>
          </table:table-cell>
          <table:table-cell table:formula="of:=IF(AND([.$A320]&gt;=[.L$2];[.$A320]&lt;=[.L$3]);1;0)" office:value-type="float" office:value="1" calcext:value-type="float">
            <text:p>1</text:p>
          </table:table-cell>
          <table:table-cell table:formula="of:=IF(AND([.$A320]&gt;=[.M$2];[.$A320]&lt;=[.M$3]);1;0)" office:value-type="float" office:value="0" calcext:value-type="float">
            <text:p>0</text:p>
          </table:table-cell>
          <table:table-cell table:formula="of:=IF(AND([.$A320]&gt;=[.N$2];[.$A320]&lt;=[.N$3]);1;0)" office:value-type="float" office:value="0" calcext:value-type="float">
            <text:p>0</text:p>
          </table:table-cell>
          <table:table-cell table:formula="of:=IF(AND([.$A320]&gt;=[.O$2];[.$A3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1906" calcext:value-type="float">
            <text:p>0.0611906</text:p>
          </table:table-cell>
          <table:table-cell table:formula="of:=IF(AND([.$A321]&gt;=[.B$2];[.$A321]&lt;=[.B$3]);1;0)" office:value-type="float" office:value="0" calcext:value-type="float">
            <text:p>0</text:p>
          </table:table-cell>
          <table:table-cell table:formula="of:=IF(AND([.$A321]&gt;=[.C$2];[.$A321]&lt;=[.C$3]);1;0)" office:value-type="float" office:value="0" calcext:value-type="float">
            <text:p>0</text:p>
          </table:table-cell>
          <table:table-cell table:formula="of:=IF(AND([.$A321]&gt;=[.D$2];[.$A321]&lt;=[.D$3]);1;0)" office:value-type="float" office:value="0" calcext:value-type="float">
            <text:p>0</text:p>
          </table:table-cell>
          <table:table-cell table:formula="of:=IF(AND([.$A321]&gt;=[.E$2];[.$A321]&lt;=[.E$3]);1;0)" office:value-type="float" office:value="1" calcext:value-type="float">
            <text:p>1</text:p>
          </table:table-cell>
          <table:table-cell table:formula="of:=IF(AND([.$A321]&gt;=[.F$2];[.$A321]&lt;=[.F$3]);1;0)" office:value-type="float" office:value="0" calcext:value-type="float">
            <text:p>0</text:p>
          </table:table-cell>
          <table:table-cell table:formula="of:=IF(AND([.$A321]&gt;=[.G$2];[.$A321]&lt;=[.G$3]);1;0)" office:value-type="float" office:value="0" calcext:value-type="float">
            <text:p>0</text:p>
          </table:table-cell>
          <table:table-cell/>
          <table:table-cell office:value-type="float" office:value="-0.414893" calcext:value-type="float">
            <text:p>-0.414893</text:p>
          </table:table-cell>
          <table:table-cell table:formula="of:=IF(AND([.$A321]&gt;=[.J$2];[.$A321]&lt;=[.J$3]);1;0)" office:value-type="float" office:value="0" calcext:value-type="float">
            <text:p>0</text:p>
          </table:table-cell>
          <table:table-cell table:formula="of:=IF(AND([.$A321]&gt;=[.K$2];[.$A321]&lt;=[.K$3]);1;0)" office:value-type="float" office:value="0" calcext:value-type="float">
            <text:p>0</text:p>
          </table:table-cell>
          <table:table-cell table:formula="of:=IF(AND([.$A321]&gt;=[.L$2];[.$A321]&lt;=[.L$3]);1;0)" office:value-type="float" office:value="0" calcext:value-type="float">
            <text:p>0</text:p>
          </table:table-cell>
          <table:table-cell table:formula="of:=IF(AND([.$A321]&gt;=[.M$2];[.$A321]&lt;=[.M$3]);1;0)" office:value-type="float" office:value="1" calcext:value-type="float">
            <text:p>1</text:p>
          </table:table-cell>
          <table:table-cell table:formula="of:=IF(AND([.$A321]&gt;=[.N$2];[.$A321]&lt;=[.N$3]);1;0)" office:value-type="float" office:value="0" calcext:value-type="float">
            <text:p>0</text:p>
          </table:table-cell>
          <table:table-cell table:formula="of:=IF(AND([.$A321]&gt;=[.O$2];[.$A3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1193" calcext:value-type="float">
            <text:p>-1.21193</text:p>
          </table:table-cell>
          <table:table-cell table:formula="of:=IF(AND([.$A322]&gt;=[.B$2];[.$A322]&lt;=[.B$3]);1;0)" office:value-type="float" office:value="0" calcext:value-type="float">
            <text:p>0</text:p>
          </table:table-cell>
          <table:table-cell table:formula="of:=IF(AND([.$A322]&gt;=[.C$2];[.$A322]&lt;=[.C$3]);1;0)" office:value-type="float" office:value="1" calcext:value-type="float">
            <text:p>1</text:p>
          </table:table-cell>
          <table:table-cell table:formula="of:=IF(AND([.$A322]&gt;=[.D$2];[.$A322]&lt;=[.D$3]);1;0)" office:value-type="float" office:value="0" calcext:value-type="float">
            <text:p>0</text:p>
          </table:table-cell>
          <table:table-cell table:formula="of:=IF(AND([.$A322]&gt;=[.E$2];[.$A322]&lt;=[.E$3]);1;0)" office:value-type="float" office:value="0" calcext:value-type="float">
            <text:p>0</text:p>
          </table:table-cell>
          <table:table-cell table:formula="of:=IF(AND([.$A322]&gt;=[.F$2];[.$A322]&lt;=[.F$3]);1;0)" office:value-type="float" office:value="0" calcext:value-type="float">
            <text:p>0</text:p>
          </table:table-cell>
          <table:table-cell table:formula="of:=IF(AND([.$A322]&gt;=[.G$2];[.$A322]&lt;=[.G$3]);1;0)" office:value-type="float" office:value="0" calcext:value-type="float">
            <text:p>0</text:p>
          </table:table-cell>
          <table:table-cell/>
          <table:table-cell office:value-type="float" office:value="-0.610733" calcext:value-type="float">
            <text:p>-0.610733</text:p>
          </table:table-cell>
          <table:table-cell table:formula="of:=IF(AND([.$A322]&gt;=[.J$2];[.$A322]&lt;=[.J$3]);1;0)" office:value-type="float" office:value="0" calcext:value-type="float">
            <text:p>0</text:p>
          </table:table-cell>
          <table:table-cell table:formula="of:=IF(AND([.$A322]&gt;=[.K$2];[.$A322]&lt;=[.K$3]);1;0)" office:value-type="float" office:value="1" calcext:value-type="float">
            <text:p>1</text:p>
          </table:table-cell>
          <table:table-cell table:formula="of:=IF(AND([.$A322]&gt;=[.L$2];[.$A322]&lt;=[.L$3]);1;0)" office:value-type="float" office:value="0" calcext:value-type="float">
            <text:p>0</text:p>
          </table:table-cell>
          <table:table-cell table:formula="of:=IF(AND([.$A322]&gt;=[.M$2];[.$A322]&lt;=[.M$3]);1;0)" office:value-type="float" office:value="0" calcext:value-type="float">
            <text:p>0</text:p>
          </table:table-cell>
          <table:table-cell table:formula="of:=IF(AND([.$A322]&gt;=[.N$2];[.$A322]&lt;=[.N$3]);1;0)" office:value-type="float" office:value="0" calcext:value-type="float">
            <text:p>0</text:p>
          </table:table-cell>
          <table:table-cell table:formula="of:=IF(AND([.$A322]&gt;=[.O$2];[.$A3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4047" calcext:value-type="float">
            <text:p>0.0744047</text:p>
          </table:table-cell>
          <table:table-cell table:formula="of:=IF(AND([.$A323]&gt;=[.B$2];[.$A323]&lt;=[.B$3]);1;0)" office:value-type="float" office:value="0" calcext:value-type="float">
            <text:p>0</text:p>
          </table:table-cell>
          <table:table-cell table:formula="of:=IF(AND([.$A323]&gt;=[.C$2];[.$A323]&lt;=[.C$3]);1;0)" office:value-type="float" office:value="0" calcext:value-type="float">
            <text:p>0</text:p>
          </table:table-cell>
          <table:table-cell table:formula="of:=IF(AND([.$A323]&gt;=[.D$2];[.$A323]&lt;=[.D$3]);1;0)" office:value-type="float" office:value="0" calcext:value-type="float">
            <text:p>0</text:p>
          </table:table-cell>
          <table:table-cell table:formula="of:=IF(AND([.$A323]&gt;=[.E$2];[.$A323]&lt;=[.E$3]);1;0)" office:value-type="float" office:value="1" calcext:value-type="float">
            <text:p>1</text:p>
          </table:table-cell>
          <table:table-cell table:formula="of:=IF(AND([.$A323]&gt;=[.F$2];[.$A323]&lt;=[.F$3]);1;0)" office:value-type="float" office:value="0" calcext:value-type="float">
            <text:p>0</text:p>
          </table:table-cell>
          <table:table-cell table:formula="of:=IF(AND([.$A323]&gt;=[.G$2];[.$A323]&lt;=[.G$3]);1;0)" office:value-type="float" office:value="0" calcext:value-type="float">
            <text:p>0</text:p>
          </table:table-cell>
          <table:table-cell/>
          <table:table-cell office:value-type="float" office:value="-0.547305" calcext:value-type="float">
            <text:p>-0.547305</text:p>
          </table:table-cell>
          <table:table-cell table:formula="of:=IF(AND([.$A323]&gt;=[.J$2];[.$A323]&lt;=[.J$3]);1;0)" office:value-type="float" office:value="0" calcext:value-type="float">
            <text:p>0</text:p>
          </table:table-cell>
          <table:table-cell table:formula="of:=IF(AND([.$A323]&gt;=[.K$2];[.$A323]&lt;=[.K$3]);1;0)" office:value-type="float" office:value="0" calcext:value-type="float">
            <text:p>0</text:p>
          </table:table-cell>
          <table:table-cell table:formula="of:=IF(AND([.$A323]&gt;=[.L$2];[.$A323]&lt;=[.L$3]);1;0)" office:value-type="float" office:value="0" calcext:value-type="float">
            <text:p>0</text:p>
          </table:table-cell>
          <table:table-cell table:formula="of:=IF(AND([.$A323]&gt;=[.M$2];[.$A323]&lt;=[.M$3]);1;0)" office:value-type="float" office:value="1" calcext:value-type="float">
            <text:p>1</text:p>
          </table:table-cell>
          <table:table-cell table:formula="of:=IF(AND([.$A323]&gt;=[.N$2];[.$A323]&lt;=[.N$3]);1;0)" office:value-type="float" office:value="0" calcext:value-type="float">
            <text:p>0</text:p>
          </table:table-cell>
          <table:table-cell table:formula="of:=IF(AND([.$A323]&gt;=[.O$2];[.$A3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507" calcext:value-type="float">
            <text:p>2.48507</text:p>
          </table:table-cell>
          <table:table-cell table:formula="of:=IF(AND([.$A324]&gt;=[.B$2];[.$A324]&lt;=[.B$3]);1;0)" office:value-type="float" office:value="0" calcext:value-type="float">
            <text:p>0</text:p>
          </table:table-cell>
          <table:table-cell table:formula="of:=IF(AND([.$A324]&gt;=[.C$2];[.$A324]&lt;=[.C$3]);1;0)" office:value-type="float" office:value="0" calcext:value-type="float">
            <text:p>0</text:p>
          </table:table-cell>
          <table:table-cell table:formula="of:=IF(AND([.$A324]&gt;=[.D$2];[.$A324]&lt;=[.D$3]);1;0)" office:value-type="float" office:value="0" calcext:value-type="float">
            <text:p>0</text:p>
          </table:table-cell>
          <table:table-cell table:formula="of:=IF(AND([.$A324]&gt;=[.E$2];[.$A324]&lt;=[.E$3]);1;0)" office:value-type="float" office:value="0" calcext:value-type="float">
            <text:p>0</text:p>
          </table:table-cell>
          <table:table-cell table:formula="of:=IF(AND([.$A324]&gt;=[.F$2];[.$A324]&lt;=[.F$3]);1;0)" office:value-type="float" office:value="0" calcext:value-type="float">
            <text:p>0</text:p>
          </table:table-cell>
          <table:table-cell table:formula="of:=IF(AND([.$A324]&gt;=[.G$2];[.$A324]&lt;=[.G$3]);1;0)" office:value-type="float" office:value="1" calcext:value-type="float">
            <text:p>1</text:p>
          </table:table-cell>
          <table:table-cell/>
          <table:table-cell office:value-type="float" office:value="-0.611337" calcext:value-type="float">
            <text:p>-0.611337</text:p>
          </table:table-cell>
          <table:table-cell table:formula="of:=IF(AND([.$A324]&gt;=[.J$2];[.$A324]&lt;=[.J$3]);1;0)" office:value-type="float" office:value="0" calcext:value-type="float">
            <text:p>0</text:p>
          </table:table-cell>
          <table:table-cell table:formula="of:=IF(AND([.$A324]&gt;=[.K$2];[.$A324]&lt;=[.K$3]);1;0)" office:value-type="float" office:value="0" calcext:value-type="float">
            <text:p>0</text:p>
          </table:table-cell>
          <table:table-cell table:formula="of:=IF(AND([.$A324]&gt;=[.L$2];[.$A324]&lt;=[.L$3]);1;0)" office:value-type="float" office:value="0" calcext:value-type="float">
            <text:p>0</text:p>
          </table:table-cell>
          <table:table-cell table:formula="of:=IF(AND([.$A324]&gt;=[.M$2];[.$A324]&lt;=[.M$3]);1;0)" office:value-type="float" office:value="0" calcext:value-type="float">
            <text:p>0</text:p>
          </table:table-cell>
          <table:table-cell table:formula="of:=IF(AND([.$A324]&gt;=[.N$2];[.$A324]&lt;=[.N$3]);1;0)" office:value-type="float" office:value="0" calcext:value-type="float">
            <text:p>0</text:p>
          </table:table-cell>
          <table:table-cell table:formula="of:=IF(AND([.$A324]&gt;=[.O$2];[.$A324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1585" calcext:value-type="float">
            <text:p>1.21585</text:p>
          </table:table-cell>
          <table:table-cell table:formula="of:=IF(AND([.$A325]&gt;=[.B$2];[.$A325]&lt;=[.B$3]);1;0)" office:value-type="float" office:value="0" calcext:value-type="float">
            <text:p>0</text:p>
          </table:table-cell>
          <table:table-cell table:formula="of:=IF(AND([.$A325]&gt;=[.C$2];[.$A325]&lt;=[.C$3]);1;0)" office:value-type="float" office:value="0" calcext:value-type="float">
            <text:p>0</text:p>
          </table:table-cell>
          <table:table-cell table:formula="of:=IF(AND([.$A325]&gt;=[.D$2];[.$A325]&lt;=[.D$3]);1;0)" office:value-type="float" office:value="0" calcext:value-type="float">
            <text:p>0</text:p>
          </table:table-cell>
          <table:table-cell table:formula="of:=IF(AND([.$A325]&gt;=[.E$2];[.$A325]&lt;=[.E$3]);1;0)" office:value-type="float" office:value="0" calcext:value-type="float">
            <text:p>0</text:p>
          </table:table-cell>
          <table:table-cell table:formula="of:=IF(AND([.$A325]&gt;=[.F$2];[.$A325]&lt;=[.F$3]);1;0)" office:value-type="float" office:value="1" calcext:value-type="float">
            <text:p>1</text:p>
          </table:table-cell>
          <table:table-cell table:formula="of:=IF(AND([.$A325]&gt;=[.G$2];[.$A325]&lt;=[.G$3]);1;0)" office:value-type="float" office:value="0" calcext:value-type="float">
            <text:p>0</text:p>
          </table:table-cell>
          <table:table-cell/>
          <table:table-cell office:value-type="float" office:value="-0.0213761" calcext:value-type="float">
            <text:p>-0.0213761</text:p>
          </table:table-cell>
          <table:table-cell table:formula="of:=IF(AND([.$A325]&gt;=[.J$2];[.$A325]&lt;=[.J$3]);1;0)" office:value-type="float" office:value="0" calcext:value-type="float">
            <text:p>0</text:p>
          </table:table-cell>
          <table:table-cell table:formula="of:=IF(AND([.$A325]&gt;=[.K$2];[.$A325]&lt;=[.K$3]);1;0)" office:value-type="float" office:value="0" calcext:value-type="float">
            <text:p>0</text:p>
          </table:table-cell>
          <table:table-cell table:formula="of:=IF(AND([.$A325]&gt;=[.L$2];[.$A325]&lt;=[.L$3]);1;0)" office:value-type="float" office:value="0" calcext:value-type="float">
            <text:p>0</text:p>
          </table:table-cell>
          <table:table-cell table:formula="of:=IF(AND([.$A325]&gt;=[.M$2];[.$A325]&lt;=[.M$3]);1;0)" office:value-type="float" office:value="0" calcext:value-type="float">
            <text:p>0</text:p>
          </table:table-cell>
          <table:table-cell table:formula="of:=IF(AND([.$A325]&gt;=[.N$2];[.$A325]&lt;=[.N$3]);1;0)" office:value-type="float" office:value="1" calcext:value-type="float">
            <text:p>1</text:p>
          </table:table-cell>
          <table:table-cell table:formula="of:=IF(AND([.$A325]&gt;=[.O$2];[.$A3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1999" calcext:value-type="float">
            <text:p>-0.661999</text:p>
          </table:table-cell>
          <table:table-cell table:formula="of:=IF(AND([.$A326]&gt;=[.B$2];[.$A326]&lt;=[.B$3]);1;0)" office:value-type="float" office:value="0" calcext:value-type="float">
            <text:p>0</text:p>
          </table:table-cell>
          <table:table-cell table:formula="of:=IF(AND([.$A326]&gt;=[.C$2];[.$A326]&lt;=[.C$3]);1;0)" office:value-type="float" office:value="0" calcext:value-type="float">
            <text:p>0</text:p>
          </table:table-cell>
          <table:table-cell table:formula="of:=IF(AND([.$A326]&gt;=[.D$2];[.$A326]&lt;=[.D$3]);1;0)" office:value-type="float" office:value="1" calcext:value-type="float">
            <text:p>1</text:p>
          </table:table-cell>
          <table:table-cell table:formula="of:=IF(AND([.$A326]&gt;=[.E$2];[.$A326]&lt;=[.E$3]);1;0)" office:value-type="float" office:value="0" calcext:value-type="float">
            <text:p>0</text:p>
          </table:table-cell>
          <table:table-cell table:formula="of:=IF(AND([.$A326]&gt;=[.F$2];[.$A326]&lt;=[.F$3]);1;0)" office:value-type="float" office:value="0" calcext:value-type="float">
            <text:p>0</text:p>
          </table:table-cell>
          <table:table-cell table:formula="of:=IF(AND([.$A326]&gt;=[.G$2];[.$A326]&lt;=[.G$3]);1;0)" office:value-type="float" office:value="0" calcext:value-type="float">
            <text:p>0</text:p>
          </table:table-cell>
          <table:table-cell/>
          <table:table-cell office:value-type="float" office:value="-0.231881" calcext:value-type="float">
            <text:p>-0.231881</text:p>
          </table:table-cell>
          <table:table-cell table:formula="of:=IF(AND([.$A326]&gt;=[.J$2];[.$A326]&lt;=[.J$3]);1;0)" office:value-type="float" office:value="0" calcext:value-type="float">
            <text:p>0</text:p>
          </table:table-cell>
          <table:table-cell table:formula="of:=IF(AND([.$A326]&gt;=[.K$2];[.$A326]&lt;=[.K$3]);1;0)" office:value-type="float" office:value="0" calcext:value-type="float">
            <text:p>0</text:p>
          </table:table-cell>
          <table:table-cell table:formula="of:=IF(AND([.$A326]&gt;=[.L$2];[.$A326]&lt;=[.L$3]);1;0)" office:value-type="float" office:value="1" calcext:value-type="float">
            <text:p>1</text:p>
          </table:table-cell>
          <table:table-cell table:formula="of:=IF(AND([.$A326]&gt;=[.M$2];[.$A326]&lt;=[.M$3]);1;0)" office:value-type="float" office:value="0" calcext:value-type="float">
            <text:p>0</text:p>
          </table:table-cell>
          <table:table-cell table:formula="of:=IF(AND([.$A326]&gt;=[.N$2];[.$A326]&lt;=[.N$3]);1;0)" office:value-type="float" office:value="0" calcext:value-type="float">
            <text:p>0</text:p>
          </table:table-cell>
          <table:table-cell table:formula="of:=IF(AND([.$A326]&gt;=[.O$2];[.$A3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714" calcext:value-type="float">
            <text:p>0.123714</text:p>
          </table:table-cell>
          <table:table-cell table:formula="of:=IF(AND([.$A327]&gt;=[.B$2];[.$A327]&lt;=[.B$3]);1;0)" office:value-type="float" office:value="0" calcext:value-type="float">
            <text:p>0</text:p>
          </table:table-cell>
          <table:table-cell table:formula="of:=IF(AND([.$A327]&gt;=[.C$2];[.$A327]&lt;=[.C$3]);1;0)" office:value-type="float" office:value="0" calcext:value-type="float">
            <text:p>0</text:p>
          </table:table-cell>
          <table:table-cell table:formula="of:=IF(AND([.$A327]&gt;=[.D$2];[.$A327]&lt;=[.D$3]);1;0)" office:value-type="float" office:value="0" calcext:value-type="float">
            <text:p>0</text:p>
          </table:table-cell>
          <table:table-cell table:formula="of:=IF(AND([.$A327]&gt;=[.E$2];[.$A327]&lt;=[.E$3]);1;0)" office:value-type="float" office:value="1" calcext:value-type="float">
            <text:p>1</text:p>
          </table:table-cell>
          <table:table-cell table:formula="of:=IF(AND([.$A327]&gt;=[.F$2];[.$A327]&lt;=[.F$3]);1;0)" office:value-type="float" office:value="0" calcext:value-type="float">
            <text:p>0</text:p>
          </table:table-cell>
          <table:table-cell table:formula="of:=IF(AND([.$A327]&gt;=[.G$2];[.$A327]&lt;=[.G$3]);1;0)" office:value-type="float" office:value="0" calcext:value-type="float">
            <text:p>0</text:p>
          </table:table-cell>
          <table:table-cell/>
          <table:table-cell office:value-type="float" office:value="0.873363" calcext:value-type="float">
            <text:p>0.873363</text:p>
          </table:table-cell>
          <table:table-cell table:formula="of:=IF(AND([.$A327]&gt;=[.J$2];[.$A327]&lt;=[.J$3]);1;0)" office:value-type="float" office:value="0" calcext:value-type="float">
            <text:p>0</text:p>
          </table:table-cell>
          <table:table-cell table:formula="of:=IF(AND([.$A327]&gt;=[.K$2];[.$A327]&lt;=[.K$3]);1;0)" office:value-type="float" office:value="0" calcext:value-type="float">
            <text:p>0</text:p>
          </table:table-cell>
          <table:table-cell table:formula="of:=IF(AND([.$A327]&gt;=[.L$2];[.$A327]&lt;=[.L$3]);1;0)" office:value-type="float" office:value="0" calcext:value-type="float">
            <text:p>0</text:p>
          </table:table-cell>
          <table:table-cell table:formula="of:=IF(AND([.$A327]&gt;=[.M$2];[.$A327]&lt;=[.M$3]);1;0)" office:value-type="float" office:value="1" calcext:value-type="float">
            <text:p>1</text:p>
          </table:table-cell>
          <table:table-cell table:formula="of:=IF(AND([.$A327]&gt;=[.N$2];[.$A327]&lt;=[.N$3]);1;0)" office:value-type="float" office:value="0" calcext:value-type="float">
            <text:p>0</text:p>
          </table:table-cell>
          <table:table-cell table:formula="of:=IF(AND([.$A327]&gt;=[.O$2];[.$A3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05" calcext:value-type="float">
            <text:p>0.27105</text:p>
          </table:table-cell>
          <table:table-cell table:formula="of:=IF(AND([.$A328]&gt;=[.B$2];[.$A328]&lt;=[.B$3]);1;0)" office:value-type="float" office:value="0" calcext:value-type="float">
            <text:p>0</text:p>
          </table:table-cell>
          <table:table-cell table:formula="of:=IF(AND([.$A328]&gt;=[.C$2];[.$A328]&lt;=[.C$3]);1;0)" office:value-type="float" office:value="0" calcext:value-type="float">
            <text:p>0</text:p>
          </table:table-cell>
          <table:table-cell table:formula="of:=IF(AND([.$A328]&gt;=[.D$2];[.$A328]&lt;=[.D$3]);1;0)" office:value-type="float" office:value="0" calcext:value-type="float">
            <text:p>0</text:p>
          </table:table-cell>
          <table:table-cell table:formula="of:=IF(AND([.$A328]&gt;=[.E$2];[.$A328]&lt;=[.E$3]);1;0)" office:value-type="float" office:value="1" calcext:value-type="float">
            <text:p>1</text:p>
          </table:table-cell>
          <table:table-cell table:formula="of:=IF(AND([.$A328]&gt;=[.F$2];[.$A328]&lt;=[.F$3]);1;0)" office:value-type="float" office:value="0" calcext:value-type="float">
            <text:p>0</text:p>
          </table:table-cell>
          <table:table-cell table:formula="of:=IF(AND([.$A328]&gt;=[.G$2];[.$A328]&lt;=[.G$3]);1;0)" office:value-type="float" office:value="0" calcext:value-type="float">
            <text:p>0</text:p>
          </table:table-cell>
          <table:table-cell/>
          <table:table-cell office:value-type="float" office:value="0.703037" calcext:value-type="float">
            <text:p>0.703037</text:p>
          </table:table-cell>
          <table:table-cell table:formula="of:=IF(AND([.$A328]&gt;=[.J$2];[.$A328]&lt;=[.J$3]);1;0)" office:value-type="float" office:value="0" calcext:value-type="float">
            <text:p>0</text:p>
          </table:table-cell>
          <table:table-cell table:formula="of:=IF(AND([.$A328]&gt;=[.K$2];[.$A328]&lt;=[.K$3]);1;0)" office:value-type="float" office:value="0" calcext:value-type="float">
            <text:p>0</text:p>
          </table:table-cell>
          <table:table-cell table:formula="of:=IF(AND([.$A328]&gt;=[.L$2];[.$A328]&lt;=[.L$3]);1;0)" office:value-type="float" office:value="0" calcext:value-type="float">
            <text:p>0</text:p>
          </table:table-cell>
          <table:table-cell table:formula="of:=IF(AND([.$A328]&gt;=[.M$2];[.$A328]&lt;=[.M$3]);1;0)" office:value-type="float" office:value="1" calcext:value-type="float">
            <text:p>1</text:p>
          </table:table-cell>
          <table:table-cell table:formula="of:=IF(AND([.$A328]&gt;=[.N$2];[.$A328]&lt;=[.N$3]);1;0)" office:value-type="float" office:value="0" calcext:value-type="float">
            <text:p>0</text:p>
          </table:table-cell>
          <table:table-cell table:formula="of:=IF(AND([.$A328]&gt;=[.O$2];[.$A3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4125" calcext:value-type="float">
            <text:p>-0.234125</text:p>
          </table:table-cell>
          <table:table-cell table:formula="of:=IF(AND([.$A329]&gt;=[.B$2];[.$A329]&lt;=[.B$3]);1;0)" office:value-type="float" office:value="0" calcext:value-type="float">
            <text:p>0</text:p>
          </table:table-cell>
          <table:table-cell table:formula="of:=IF(AND([.$A329]&gt;=[.C$2];[.$A329]&lt;=[.C$3]);1;0)" office:value-type="float" office:value="0" calcext:value-type="float">
            <text:p>0</text:p>
          </table:table-cell>
          <table:table-cell table:formula="of:=IF(AND([.$A329]&gt;=[.D$2];[.$A329]&lt;=[.D$3]);1;0)" office:value-type="float" office:value="1" calcext:value-type="float">
            <text:p>1</text:p>
          </table:table-cell>
          <table:table-cell table:formula="of:=IF(AND([.$A329]&gt;=[.E$2];[.$A329]&lt;=[.E$3]);1;0)" office:value-type="float" office:value="0" calcext:value-type="float">
            <text:p>0</text:p>
          </table:table-cell>
          <table:table-cell table:formula="of:=IF(AND([.$A329]&gt;=[.F$2];[.$A329]&lt;=[.F$3]);1;0)" office:value-type="float" office:value="0" calcext:value-type="float">
            <text:p>0</text:p>
          </table:table-cell>
          <table:table-cell table:formula="of:=IF(AND([.$A329]&gt;=[.G$2];[.$A329]&lt;=[.G$3]);1;0)" office:value-type="float" office:value="0" calcext:value-type="float">
            <text:p>0</text:p>
          </table:table-cell>
          <table:table-cell/>
          <table:table-cell office:value-type="float" office:value="-0.55119" calcext:value-type="float">
            <text:p>-0.55119</text:p>
          </table:table-cell>
          <table:table-cell table:formula="of:=IF(AND([.$A329]&gt;=[.J$2];[.$A329]&lt;=[.J$3]);1;0)" office:value-type="float" office:value="0" calcext:value-type="float">
            <text:p>0</text:p>
          </table:table-cell>
          <table:table-cell table:formula="of:=IF(AND([.$A329]&gt;=[.K$2];[.$A329]&lt;=[.K$3]);1;0)" office:value-type="float" office:value="0" calcext:value-type="float">
            <text:p>0</text:p>
          </table:table-cell>
          <table:table-cell table:formula="of:=IF(AND([.$A329]&gt;=[.L$2];[.$A329]&lt;=[.L$3]);1;0)" office:value-type="float" office:value="1" calcext:value-type="float">
            <text:p>1</text:p>
          </table:table-cell>
          <table:table-cell table:formula="of:=IF(AND([.$A329]&gt;=[.M$2];[.$A329]&lt;=[.M$3]);1;0)" office:value-type="float" office:value="0" calcext:value-type="float">
            <text:p>0</text:p>
          </table:table-cell>
          <table:table-cell table:formula="of:=IF(AND([.$A329]&gt;=[.N$2];[.$A329]&lt;=[.N$3]);1;0)" office:value-type="float" office:value="0" calcext:value-type="float">
            <text:p>0</text:p>
          </table:table-cell>
          <table:table-cell table:formula="of:=IF(AND([.$A329]&gt;=[.O$2];[.$A3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72" calcext:value-type="float">
            <text:p>1.3972</text:p>
          </table:table-cell>
          <table:table-cell table:formula="of:=IF(AND([.$A330]&gt;=[.B$2];[.$A330]&lt;=[.B$3]);1;0)" office:value-type="float" office:value="0" calcext:value-type="float">
            <text:p>0</text:p>
          </table:table-cell>
          <table:table-cell table:formula="of:=IF(AND([.$A330]&gt;=[.C$2];[.$A330]&lt;=[.C$3]);1;0)" office:value-type="float" office:value="0" calcext:value-type="float">
            <text:p>0</text:p>
          </table:table-cell>
          <table:table-cell table:formula="of:=IF(AND([.$A330]&gt;=[.D$2];[.$A330]&lt;=[.D$3]);1;0)" office:value-type="float" office:value="0" calcext:value-type="float">
            <text:p>0</text:p>
          </table:table-cell>
          <table:table-cell table:formula="of:=IF(AND([.$A330]&gt;=[.E$2];[.$A330]&lt;=[.E$3]);1;0)" office:value-type="float" office:value="0" calcext:value-type="float">
            <text:p>0</text:p>
          </table:table-cell>
          <table:table-cell table:formula="of:=IF(AND([.$A330]&gt;=[.F$2];[.$A330]&lt;=[.F$3]);1;0)" office:value-type="float" office:value="1" calcext:value-type="float">
            <text:p>1</text:p>
          </table:table-cell>
          <table:table-cell table:formula="of:=IF(AND([.$A330]&gt;=[.G$2];[.$A330]&lt;=[.G$3]);1;0)" office:value-type="float" office:value="0" calcext:value-type="float">
            <text:p>0</text:p>
          </table:table-cell>
          <table:table-cell/>
          <table:table-cell office:value-type="float" office:value="0.361479" calcext:value-type="float">
            <text:p>0.361479</text:p>
          </table:table-cell>
          <table:table-cell table:formula="of:=IF(AND([.$A330]&gt;=[.J$2];[.$A330]&lt;=[.J$3]);1;0)" office:value-type="float" office:value="0" calcext:value-type="float">
            <text:p>0</text:p>
          </table:table-cell>
          <table:table-cell table:formula="of:=IF(AND([.$A330]&gt;=[.K$2];[.$A330]&lt;=[.K$3]);1;0)" office:value-type="float" office:value="0" calcext:value-type="float">
            <text:p>0</text:p>
          </table:table-cell>
          <table:table-cell table:formula="of:=IF(AND([.$A330]&gt;=[.L$2];[.$A330]&lt;=[.L$3]);1;0)" office:value-type="float" office:value="0" calcext:value-type="float">
            <text:p>0</text:p>
          </table:table-cell>
          <table:table-cell table:formula="of:=IF(AND([.$A330]&gt;=[.M$2];[.$A330]&lt;=[.M$3]);1;0)" office:value-type="float" office:value="0" calcext:value-type="float">
            <text:p>0</text:p>
          </table:table-cell>
          <table:table-cell table:formula="of:=IF(AND([.$A330]&gt;=[.N$2];[.$A330]&lt;=[.N$3]);1;0)" office:value-type="float" office:value="1" calcext:value-type="float">
            <text:p>1</text:p>
          </table:table-cell>
          <table:table-cell table:formula="of:=IF(AND([.$A330]&gt;=[.O$2];[.$A3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528" calcext:value-type="float">
            <text:p>0.568528</text:p>
          </table:table-cell>
          <table:table-cell table:formula="of:=IF(AND([.$A331]&gt;=[.B$2];[.$A331]&lt;=[.B$3]);1;0)" office:value-type="float" office:value="0" calcext:value-type="float">
            <text:p>0</text:p>
          </table:table-cell>
          <table:table-cell table:formula="of:=IF(AND([.$A331]&gt;=[.C$2];[.$A331]&lt;=[.C$3]);1;0)" office:value-type="float" office:value="0" calcext:value-type="float">
            <text:p>0</text:p>
          </table:table-cell>
          <table:table-cell table:formula="of:=IF(AND([.$A331]&gt;=[.D$2];[.$A331]&lt;=[.D$3]);1;0)" office:value-type="float" office:value="0" calcext:value-type="float">
            <text:p>0</text:p>
          </table:table-cell>
          <table:table-cell table:formula="of:=IF(AND([.$A331]&gt;=[.E$2];[.$A331]&lt;=[.E$3]);1;0)" office:value-type="float" office:value="1" calcext:value-type="float">
            <text:p>1</text:p>
          </table:table-cell>
          <table:table-cell table:formula="of:=IF(AND([.$A331]&gt;=[.F$2];[.$A331]&lt;=[.F$3]);1;0)" office:value-type="float" office:value="0" calcext:value-type="float">
            <text:p>0</text:p>
          </table:table-cell>
          <table:table-cell table:formula="of:=IF(AND([.$A331]&gt;=[.G$2];[.$A331]&lt;=[.G$3]);1;0)" office:value-type="float" office:value="0" calcext:value-type="float">
            <text:p>0</text:p>
          </table:table-cell>
          <table:table-cell/>
          <table:table-cell office:value-type="float" office:value="0.808533" calcext:value-type="float">
            <text:p>0.808533</text:p>
          </table:table-cell>
          <table:table-cell table:formula="of:=IF(AND([.$A331]&gt;=[.J$2];[.$A331]&lt;=[.J$3]);1;0)" office:value-type="float" office:value="0" calcext:value-type="float">
            <text:p>0</text:p>
          </table:table-cell>
          <table:table-cell table:formula="of:=IF(AND([.$A331]&gt;=[.K$2];[.$A331]&lt;=[.K$3]);1;0)" office:value-type="float" office:value="0" calcext:value-type="float">
            <text:p>0</text:p>
          </table:table-cell>
          <table:table-cell table:formula="of:=IF(AND([.$A331]&gt;=[.L$2];[.$A331]&lt;=[.L$3]);1;0)" office:value-type="float" office:value="0" calcext:value-type="float">
            <text:p>0</text:p>
          </table:table-cell>
          <table:table-cell table:formula="of:=IF(AND([.$A331]&gt;=[.M$2];[.$A331]&lt;=[.M$3]);1;0)" office:value-type="float" office:value="1" calcext:value-type="float">
            <text:p>1</text:p>
          </table:table-cell>
          <table:table-cell table:formula="of:=IF(AND([.$A331]&gt;=[.N$2];[.$A331]&lt;=[.N$3]);1;0)" office:value-type="float" office:value="0" calcext:value-type="float">
            <text:p>0</text:p>
          </table:table-cell>
          <table:table-cell table:formula="of:=IF(AND([.$A331]&gt;=[.O$2];[.$A3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8759" calcext:value-type="float">
            <text:p>-0.448759</text:p>
          </table:table-cell>
          <table:table-cell table:formula="of:=IF(AND([.$A332]&gt;=[.B$2];[.$A332]&lt;=[.B$3]);1;0)" office:value-type="float" office:value="0" calcext:value-type="float">
            <text:p>0</text:p>
          </table:table-cell>
          <table:table-cell table:formula="of:=IF(AND([.$A332]&gt;=[.C$2];[.$A332]&lt;=[.C$3]);1;0)" office:value-type="float" office:value="0" calcext:value-type="float">
            <text:p>0</text:p>
          </table:table-cell>
          <table:table-cell table:formula="of:=IF(AND([.$A332]&gt;=[.D$2];[.$A332]&lt;=[.D$3]);1;0)" office:value-type="float" office:value="1" calcext:value-type="float">
            <text:p>1</text:p>
          </table:table-cell>
          <table:table-cell table:formula="of:=IF(AND([.$A332]&gt;=[.E$2];[.$A332]&lt;=[.E$3]);1;0)" office:value-type="float" office:value="0" calcext:value-type="float">
            <text:p>0</text:p>
          </table:table-cell>
          <table:table-cell table:formula="of:=IF(AND([.$A332]&gt;=[.F$2];[.$A332]&lt;=[.F$3]);1;0)" office:value-type="float" office:value="0" calcext:value-type="float">
            <text:p>0</text:p>
          </table:table-cell>
          <table:table-cell table:formula="of:=IF(AND([.$A332]&gt;=[.G$2];[.$A332]&lt;=[.G$3]);1;0)" office:value-type="float" office:value="0" calcext:value-type="float">
            <text:p>0</text:p>
          </table:table-cell>
          <table:table-cell/>
          <table:table-cell office:value-type="float" office:value="-0.233089" calcext:value-type="float">
            <text:p>-0.233089</text:p>
          </table:table-cell>
          <table:table-cell table:formula="of:=IF(AND([.$A332]&gt;=[.J$2];[.$A332]&lt;=[.J$3]);1;0)" office:value-type="float" office:value="0" calcext:value-type="float">
            <text:p>0</text:p>
          </table:table-cell>
          <table:table-cell table:formula="of:=IF(AND([.$A332]&gt;=[.K$2];[.$A332]&lt;=[.K$3]);1;0)" office:value-type="float" office:value="0" calcext:value-type="float">
            <text:p>0</text:p>
          </table:table-cell>
          <table:table-cell table:formula="of:=IF(AND([.$A332]&gt;=[.L$2];[.$A332]&lt;=[.L$3]);1;0)" office:value-type="float" office:value="1" calcext:value-type="float">
            <text:p>1</text:p>
          </table:table-cell>
          <table:table-cell table:formula="of:=IF(AND([.$A332]&gt;=[.M$2];[.$A332]&lt;=[.M$3]);1;0)" office:value-type="float" office:value="0" calcext:value-type="float">
            <text:p>0</text:p>
          </table:table-cell>
          <table:table-cell table:formula="of:=IF(AND([.$A332]&gt;=[.N$2];[.$A332]&lt;=[.N$3]);1;0)" office:value-type="float" office:value="0" calcext:value-type="float">
            <text:p>0</text:p>
          </table:table-cell>
          <table:table-cell table:formula="of:=IF(AND([.$A332]&gt;=[.O$2];[.$A3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702" calcext:value-type="float">
            <text:p>0.382702</text:p>
          </table:table-cell>
          <table:table-cell table:formula="of:=IF(AND([.$A333]&gt;=[.B$2];[.$A333]&lt;=[.B$3]);1;0)" office:value-type="float" office:value="0" calcext:value-type="float">
            <text:p>0</text:p>
          </table:table-cell>
          <table:table-cell table:formula="of:=IF(AND([.$A333]&gt;=[.C$2];[.$A333]&lt;=[.C$3]);1;0)" office:value-type="float" office:value="0" calcext:value-type="float">
            <text:p>0</text:p>
          </table:table-cell>
          <table:table-cell table:formula="of:=IF(AND([.$A333]&gt;=[.D$2];[.$A333]&lt;=[.D$3]);1;0)" office:value-type="float" office:value="0" calcext:value-type="float">
            <text:p>0</text:p>
          </table:table-cell>
          <table:table-cell table:formula="of:=IF(AND([.$A333]&gt;=[.E$2];[.$A333]&lt;=[.E$3]);1;0)" office:value-type="float" office:value="1" calcext:value-type="float">
            <text:p>1</text:p>
          </table:table-cell>
          <table:table-cell table:formula="of:=IF(AND([.$A333]&gt;=[.F$2];[.$A333]&lt;=[.F$3]);1;0)" office:value-type="float" office:value="0" calcext:value-type="float">
            <text:p>0</text:p>
          </table:table-cell>
          <table:table-cell table:formula="of:=IF(AND([.$A333]&gt;=[.G$2];[.$A333]&lt;=[.G$3]);1;0)" office:value-type="float" office:value="0" calcext:value-type="float">
            <text:p>0</text:p>
          </table:table-cell>
          <table:table-cell/>
          <table:table-cell office:value-type="float" office:value="-0.339464" calcext:value-type="float">
            <text:p>-0.339464</text:p>
          </table:table-cell>
          <table:table-cell table:formula="of:=IF(AND([.$A333]&gt;=[.J$2];[.$A333]&lt;=[.J$3]);1;0)" office:value-type="float" office:value="0" calcext:value-type="float">
            <text:p>0</text:p>
          </table:table-cell>
          <table:table-cell table:formula="of:=IF(AND([.$A333]&gt;=[.K$2];[.$A333]&lt;=[.K$3]);1;0)" office:value-type="float" office:value="0" calcext:value-type="float">
            <text:p>0</text:p>
          </table:table-cell>
          <table:table-cell table:formula="of:=IF(AND([.$A333]&gt;=[.L$2];[.$A333]&lt;=[.L$3]);1;0)" office:value-type="float" office:value="0" calcext:value-type="float">
            <text:p>0</text:p>
          </table:table-cell>
          <table:table-cell table:formula="of:=IF(AND([.$A333]&gt;=[.M$2];[.$A333]&lt;=[.M$3]);1;0)" office:value-type="float" office:value="1" calcext:value-type="float">
            <text:p>1</text:p>
          </table:table-cell>
          <table:table-cell table:formula="of:=IF(AND([.$A333]&gt;=[.N$2];[.$A333]&lt;=[.N$3]);1;0)" office:value-type="float" office:value="0" calcext:value-type="float">
            <text:p>0</text:p>
          </table:table-cell>
          <table:table-cell table:formula="of:=IF(AND([.$A333]&gt;=[.O$2];[.$A3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668" calcext:value-type="float">
            <text:p>0.928668</text:p>
          </table:table-cell>
          <table:table-cell table:formula="of:=IF(AND([.$A334]&gt;=[.B$2];[.$A334]&lt;=[.B$3]);1;0)" office:value-type="float" office:value="0" calcext:value-type="float">
            <text:p>0</text:p>
          </table:table-cell>
          <table:table-cell table:formula="of:=IF(AND([.$A334]&gt;=[.C$2];[.$A334]&lt;=[.C$3]);1;0)" office:value-type="float" office:value="0" calcext:value-type="float">
            <text:p>0</text:p>
          </table:table-cell>
          <table:table-cell table:formula="of:=IF(AND([.$A334]&gt;=[.D$2];[.$A334]&lt;=[.D$3]);1;0)" office:value-type="float" office:value="0" calcext:value-type="float">
            <text:p>0</text:p>
          </table:table-cell>
          <table:table-cell table:formula="of:=IF(AND([.$A334]&gt;=[.E$2];[.$A334]&lt;=[.E$3]);1;0)" office:value-type="float" office:value="1" calcext:value-type="float">
            <text:p>1</text:p>
          </table:table-cell>
          <table:table-cell table:formula="of:=IF(AND([.$A334]&gt;=[.F$2];[.$A334]&lt;=[.F$3]);1;0)" office:value-type="float" office:value="0" calcext:value-type="float">
            <text:p>0</text:p>
          </table:table-cell>
          <table:table-cell table:formula="of:=IF(AND([.$A334]&gt;=[.G$2];[.$A334]&lt;=[.G$3]);1;0)" office:value-type="float" office:value="0" calcext:value-type="float">
            <text:p>0</text:p>
          </table:table-cell>
          <table:table-cell/>
          <table:table-cell office:value-type="float" office:value="-0.433781" calcext:value-type="float">
            <text:p>-0.433781</text:p>
          </table:table-cell>
          <table:table-cell table:formula="of:=IF(AND([.$A334]&gt;=[.J$2];[.$A334]&lt;=[.J$3]);1;0)" office:value-type="float" office:value="0" calcext:value-type="float">
            <text:p>0</text:p>
          </table:table-cell>
          <table:table-cell table:formula="of:=IF(AND([.$A334]&gt;=[.K$2];[.$A334]&lt;=[.K$3]);1;0)" office:value-type="float" office:value="0" calcext:value-type="float">
            <text:p>0</text:p>
          </table:table-cell>
          <table:table-cell table:formula="of:=IF(AND([.$A334]&gt;=[.L$2];[.$A334]&lt;=[.L$3]);1;0)" office:value-type="float" office:value="0" calcext:value-type="float">
            <text:p>0</text:p>
          </table:table-cell>
          <table:table-cell table:formula="of:=IF(AND([.$A334]&gt;=[.M$2];[.$A334]&lt;=[.M$3]);1;0)" office:value-type="float" office:value="1" calcext:value-type="float">
            <text:p>1</text:p>
          </table:table-cell>
          <table:table-cell table:formula="of:=IF(AND([.$A334]&gt;=[.N$2];[.$A334]&lt;=[.N$3]);1;0)" office:value-type="float" office:value="0" calcext:value-type="float">
            <text:p>0</text:p>
          </table:table-cell>
          <table:table-cell table:formula="of:=IF(AND([.$A334]&gt;=[.O$2];[.$A3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4116" calcext:value-type="float">
            <text:p>0.0934116</text:p>
          </table:table-cell>
          <table:table-cell table:formula="of:=IF(AND([.$A335]&gt;=[.B$2];[.$A335]&lt;=[.B$3]);1;0)" office:value-type="float" office:value="0" calcext:value-type="float">
            <text:p>0</text:p>
          </table:table-cell>
          <table:table-cell table:formula="of:=IF(AND([.$A335]&gt;=[.C$2];[.$A335]&lt;=[.C$3]);1;0)" office:value-type="float" office:value="0" calcext:value-type="float">
            <text:p>0</text:p>
          </table:table-cell>
          <table:table-cell table:formula="of:=IF(AND([.$A335]&gt;=[.D$2];[.$A335]&lt;=[.D$3]);1;0)" office:value-type="float" office:value="0" calcext:value-type="float">
            <text:p>0</text:p>
          </table:table-cell>
          <table:table-cell table:formula="of:=IF(AND([.$A335]&gt;=[.E$2];[.$A335]&lt;=[.E$3]);1;0)" office:value-type="float" office:value="1" calcext:value-type="float">
            <text:p>1</text:p>
          </table:table-cell>
          <table:table-cell table:formula="of:=IF(AND([.$A335]&gt;=[.F$2];[.$A335]&lt;=[.F$3]);1;0)" office:value-type="float" office:value="0" calcext:value-type="float">
            <text:p>0</text:p>
          </table:table-cell>
          <table:table-cell table:formula="of:=IF(AND([.$A335]&gt;=[.G$2];[.$A335]&lt;=[.G$3]);1;0)" office:value-type="float" office:value="0" calcext:value-type="float">
            <text:p>0</text:p>
          </table:table-cell>
          <table:table-cell/>
          <table:table-cell office:value-type="float" office:value="0.309157" calcext:value-type="float">
            <text:p>0.309157</text:p>
          </table:table-cell>
          <table:table-cell table:formula="of:=IF(AND([.$A335]&gt;=[.J$2];[.$A335]&lt;=[.J$3]);1;0)" office:value-type="float" office:value="0" calcext:value-type="float">
            <text:p>0</text:p>
          </table:table-cell>
          <table:table-cell table:formula="of:=IF(AND([.$A335]&gt;=[.K$2];[.$A335]&lt;=[.K$3]);1;0)" office:value-type="float" office:value="0" calcext:value-type="float">
            <text:p>0</text:p>
          </table:table-cell>
          <table:table-cell table:formula="of:=IF(AND([.$A335]&gt;=[.L$2];[.$A335]&lt;=[.L$3]);1;0)" office:value-type="float" office:value="0" calcext:value-type="float">
            <text:p>0</text:p>
          </table:table-cell>
          <table:table-cell table:formula="of:=IF(AND([.$A335]&gt;=[.M$2];[.$A335]&lt;=[.M$3]);1;0)" office:value-type="float" office:value="1" calcext:value-type="float">
            <text:p>1</text:p>
          </table:table-cell>
          <table:table-cell table:formula="of:=IF(AND([.$A335]&gt;=[.N$2];[.$A335]&lt;=[.N$3]);1;0)" office:value-type="float" office:value="0" calcext:value-type="float">
            <text:p>0</text:p>
          </table:table-cell>
          <table:table-cell table:formula="of:=IF(AND([.$A335]&gt;=[.O$2];[.$A3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3735" calcext:value-type="float">
            <text:p>-0.133735</text:p>
          </table:table-cell>
          <table:table-cell table:formula="of:=IF(AND([.$A336]&gt;=[.B$2];[.$A336]&lt;=[.B$3]);1;0)" office:value-type="float" office:value="0" calcext:value-type="float">
            <text:p>0</text:p>
          </table:table-cell>
          <table:table-cell table:formula="of:=IF(AND([.$A336]&gt;=[.C$2];[.$A336]&lt;=[.C$3]);1;0)" office:value-type="float" office:value="0" calcext:value-type="float">
            <text:p>0</text:p>
          </table:table-cell>
          <table:table-cell table:formula="of:=IF(AND([.$A336]&gt;=[.D$2];[.$A336]&lt;=[.D$3]);1;0)" office:value-type="float" office:value="1" calcext:value-type="float">
            <text:p>1</text:p>
          </table:table-cell>
          <table:table-cell table:formula="of:=IF(AND([.$A336]&gt;=[.E$2];[.$A336]&lt;=[.E$3]);1;0)" office:value-type="float" office:value="0" calcext:value-type="float">
            <text:p>0</text:p>
          </table:table-cell>
          <table:table-cell table:formula="of:=IF(AND([.$A336]&gt;=[.F$2];[.$A336]&lt;=[.F$3]);1;0)" office:value-type="float" office:value="0" calcext:value-type="float">
            <text:p>0</text:p>
          </table:table-cell>
          <table:table-cell table:formula="of:=IF(AND([.$A336]&gt;=[.G$2];[.$A336]&lt;=[.G$3]);1;0)" office:value-type="float" office:value="0" calcext:value-type="float">
            <text:p>0</text:p>
          </table:table-cell>
          <table:table-cell/>
          <table:table-cell office:value-type="float" office:value="1.30431" calcext:value-type="float">
            <text:p>1.30431</text:p>
          </table:table-cell>
          <table:table-cell table:formula="of:=IF(AND([.$A336]&gt;=[.J$2];[.$A336]&lt;=[.J$3]);1;0)" office:value-type="float" office:value="0" calcext:value-type="float">
            <text:p>0</text:p>
          </table:table-cell>
          <table:table-cell table:formula="of:=IF(AND([.$A336]&gt;=[.K$2];[.$A336]&lt;=[.K$3]);1;0)" office:value-type="float" office:value="0" calcext:value-type="float">
            <text:p>0</text:p>
          </table:table-cell>
          <table:table-cell table:formula="of:=IF(AND([.$A336]&gt;=[.L$2];[.$A336]&lt;=[.L$3]);1;0)" office:value-type="float" office:value="1" calcext:value-type="float">
            <text:p>1</text:p>
          </table:table-cell>
          <table:table-cell table:formula="of:=IF(AND([.$A336]&gt;=[.M$2];[.$A336]&lt;=[.M$3]);1;0)" office:value-type="float" office:value="0" calcext:value-type="float">
            <text:p>0</text:p>
          </table:table-cell>
          <table:table-cell table:formula="of:=IF(AND([.$A336]&gt;=[.N$2];[.$A336]&lt;=[.N$3]);1;0)" office:value-type="float" office:value="0" calcext:value-type="float">
            <text:p>0</text:p>
          </table:table-cell>
          <table:table-cell table:formula="of:=IF(AND([.$A336]&gt;=[.O$2];[.$A3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0899" calcext:value-type="float">
            <text:p>-0.490899</text:p>
          </table:table-cell>
          <table:table-cell table:formula="of:=IF(AND([.$A337]&gt;=[.B$2];[.$A337]&lt;=[.B$3]);1;0)" office:value-type="float" office:value="0" calcext:value-type="float">
            <text:p>0</text:p>
          </table:table-cell>
          <table:table-cell table:formula="of:=IF(AND([.$A337]&gt;=[.C$2];[.$A337]&lt;=[.C$3]);1;0)" office:value-type="float" office:value="0" calcext:value-type="float">
            <text:p>0</text:p>
          </table:table-cell>
          <table:table-cell table:formula="of:=IF(AND([.$A337]&gt;=[.D$2];[.$A337]&lt;=[.D$3]);1;0)" office:value-type="float" office:value="1" calcext:value-type="float">
            <text:p>1</text:p>
          </table:table-cell>
          <table:table-cell table:formula="of:=IF(AND([.$A337]&gt;=[.E$2];[.$A337]&lt;=[.E$3]);1;0)" office:value-type="float" office:value="0" calcext:value-type="float">
            <text:p>0</text:p>
          </table:table-cell>
          <table:table-cell table:formula="of:=IF(AND([.$A337]&gt;=[.F$2];[.$A337]&lt;=[.F$3]);1;0)" office:value-type="float" office:value="0" calcext:value-type="float">
            <text:p>0</text:p>
          </table:table-cell>
          <table:table-cell table:formula="of:=IF(AND([.$A337]&gt;=[.G$2];[.$A337]&lt;=[.G$3]);1;0)" office:value-type="float" office:value="0" calcext:value-type="float">
            <text:p>0</text:p>
          </table:table-cell>
          <table:table-cell/>
          <table:table-cell office:value-type="float" office:value="-0.92908" calcext:value-type="float">
            <text:p>-0.92908</text:p>
          </table:table-cell>
          <table:table-cell table:formula="of:=IF(AND([.$A337]&gt;=[.J$2];[.$A337]&lt;=[.J$3]);1;0)" office:value-type="float" office:value="0" calcext:value-type="float">
            <text:p>0</text:p>
          </table:table-cell>
          <table:table-cell table:formula="of:=IF(AND([.$A337]&gt;=[.K$2];[.$A337]&lt;=[.K$3]);1;0)" office:value-type="float" office:value="0" calcext:value-type="float">
            <text:p>0</text:p>
          </table:table-cell>
          <table:table-cell table:formula="of:=IF(AND([.$A337]&gt;=[.L$2];[.$A337]&lt;=[.L$3]);1;0)" office:value-type="float" office:value="1" calcext:value-type="float">
            <text:p>1</text:p>
          </table:table-cell>
          <table:table-cell table:formula="of:=IF(AND([.$A337]&gt;=[.M$2];[.$A337]&lt;=[.M$3]);1;0)" office:value-type="float" office:value="0" calcext:value-type="float">
            <text:p>0</text:p>
          </table:table-cell>
          <table:table-cell table:formula="of:=IF(AND([.$A337]&gt;=[.N$2];[.$A337]&lt;=[.N$3]);1;0)" office:value-type="float" office:value="0" calcext:value-type="float">
            <text:p>0</text:p>
          </table:table-cell>
          <table:table-cell table:formula="of:=IF(AND([.$A337]&gt;=[.O$2];[.$A3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0423" calcext:value-type="float">
            <text:p>0.0950423</text:p>
          </table:table-cell>
          <table:table-cell table:formula="of:=IF(AND([.$A338]&gt;=[.B$2];[.$A338]&lt;=[.B$3]);1;0)" office:value-type="float" office:value="0" calcext:value-type="float">
            <text:p>0</text:p>
          </table:table-cell>
          <table:table-cell table:formula="of:=IF(AND([.$A338]&gt;=[.C$2];[.$A338]&lt;=[.C$3]);1;0)" office:value-type="float" office:value="0" calcext:value-type="float">
            <text:p>0</text:p>
          </table:table-cell>
          <table:table-cell table:formula="of:=IF(AND([.$A338]&gt;=[.D$2];[.$A338]&lt;=[.D$3]);1;0)" office:value-type="float" office:value="0" calcext:value-type="float">
            <text:p>0</text:p>
          </table:table-cell>
          <table:table-cell table:formula="of:=IF(AND([.$A338]&gt;=[.E$2];[.$A338]&lt;=[.E$3]);1;0)" office:value-type="float" office:value="1" calcext:value-type="float">
            <text:p>1</text:p>
          </table:table-cell>
          <table:table-cell table:formula="of:=IF(AND([.$A338]&gt;=[.F$2];[.$A338]&lt;=[.F$3]);1;0)" office:value-type="float" office:value="0" calcext:value-type="float">
            <text:p>0</text:p>
          </table:table-cell>
          <table:table-cell table:formula="of:=IF(AND([.$A338]&gt;=[.G$2];[.$A338]&lt;=[.G$3]);1;0)" office:value-type="float" office:value="0" calcext:value-type="float">
            <text:p>0</text:p>
          </table:table-cell>
          <table:table-cell/>
          <table:table-cell office:value-type="float" office:value="1.17261" calcext:value-type="float">
            <text:p>1.17261</text:p>
          </table:table-cell>
          <table:table-cell table:formula="of:=IF(AND([.$A338]&gt;=[.J$2];[.$A338]&lt;=[.J$3]);1;0)" office:value-type="float" office:value="0" calcext:value-type="float">
            <text:p>0</text:p>
          </table:table-cell>
          <table:table-cell table:formula="of:=IF(AND([.$A338]&gt;=[.K$2];[.$A338]&lt;=[.K$3]);1;0)" office:value-type="float" office:value="0" calcext:value-type="float">
            <text:p>0</text:p>
          </table:table-cell>
          <table:table-cell table:formula="of:=IF(AND([.$A338]&gt;=[.L$2];[.$A338]&lt;=[.L$3]);1;0)" office:value-type="float" office:value="0" calcext:value-type="float">
            <text:p>0</text:p>
          </table:table-cell>
          <table:table-cell table:formula="of:=IF(AND([.$A338]&gt;=[.M$2];[.$A338]&lt;=[.M$3]);1;0)" office:value-type="float" office:value="1" calcext:value-type="float">
            <text:p>1</text:p>
          </table:table-cell>
          <table:table-cell table:formula="of:=IF(AND([.$A338]&gt;=[.N$2];[.$A338]&lt;=[.N$3]);1;0)" office:value-type="float" office:value="0" calcext:value-type="float">
            <text:p>0</text:p>
          </table:table-cell>
          <table:table-cell table:formula="of:=IF(AND([.$A338]&gt;=[.O$2];[.$A3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0935" calcext:value-type="float">
            <text:p>-0.540935</text:p>
          </table:table-cell>
          <table:table-cell table:formula="of:=IF(AND([.$A339]&gt;=[.B$2];[.$A339]&lt;=[.B$3]);1;0)" office:value-type="float" office:value="0" calcext:value-type="float">
            <text:p>0</text:p>
          </table:table-cell>
          <table:table-cell table:formula="of:=IF(AND([.$A339]&gt;=[.C$2];[.$A339]&lt;=[.C$3]);1;0)" office:value-type="float" office:value="0" calcext:value-type="float">
            <text:p>0</text:p>
          </table:table-cell>
          <table:table-cell table:formula="of:=IF(AND([.$A339]&gt;=[.D$2];[.$A339]&lt;=[.D$3]);1;0)" office:value-type="float" office:value="1" calcext:value-type="float">
            <text:p>1</text:p>
          </table:table-cell>
          <table:table-cell table:formula="of:=IF(AND([.$A339]&gt;=[.E$2];[.$A339]&lt;=[.E$3]);1;0)" office:value-type="float" office:value="0" calcext:value-type="float">
            <text:p>0</text:p>
          </table:table-cell>
          <table:table-cell table:formula="of:=IF(AND([.$A339]&gt;=[.F$2];[.$A339]&lt;=[.F$3]);1;0)" office:value-type="float" office:value="0" calcext:value-type="float">
            <text:p>0</text:p>
          </table:table-cell>
          <table:table-cell table:formula="of:=IF(AND([.$A339]&gt;=[.G$2];[.$A339]&lt;=[.G$3]);1;0)" office:value-type="float" office:value="0" calcext:value-type="float">
            <text:p>0</text:p>
          </table:table-cell>
          <table:table-cell/>
          <table:table-cell office:value-type="float" office:value="0.668301" calcext:value-type="float">
            <text:p>0.668301</text:p>
          </table:table-cell>
          <table:table-cell table:formula="of:=IF(AND([.$A339]&gt;=[.J$2];[.$A339]&lt;=[.J$3]);1;0)" office:value-type="float" office:value="0" calcext:value-type="float">
            <text:p>0</text:p>
          </table:table-cell>
          <table:table-cell table:formula="of:=IF(AND([.$A339]&gt;=[.K$2];[.$A339]&lt;=[.K$3]);1;0)" office:value-type="float" office:value="0" calcext:value-type="float">
            <text:p>0</text:p>
          </table:table-cell>
          <table:table-cell table:formula="of:=IF(AND([.$A339]&gt;=[.L$2];[.$A339]&lt;=[.L$3]);1;0)" office:value-type="float" office:value="1" calcext:value-type="float">
            <text:p>1</text:p>
          </table:table-cell>
          <table:table-cell table:formula="of:=IF(AND([.$A339]&gt;=[.M$2];[.$A339]&lt;=[.M$3]);1;0)" office:value-type="float" office:value="0" calcext:value-type="float">
            <text:p>0</text:p>
          </table:table-cell>
          <table:table-cell table:formula="of:=IF(AND([.$A339]&gt;=[.N$2];[.$A339]&lt;=[.N$3]);1;0)" office:value-type="float" office:value="0" calcext:value-type="float">
            <text:p>0</text:p>
          </table:table-cell>
          <table:table-cell table:formula="of:=IF(AND([.$A339]&gt;=[.O$2];[.$A3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211" calcext:value-type="float">
            <text:p>0.156211</text:p>
          </table:table-cell>
          <table:table-cell table:formula="of:=IF(AND([.$A340]&gt;=[.B$2];[.$A340]&lt;=[.B$3]);1;0)" office:value-type="float" office:value="0" calcext:value-type="float">
            <text:p>0</text:p>
          </table:table-cell>
          <table:table-cell table:formula="of:=IF(AND([.$A340]&gt;=[.C$2];[.$A340]&lt;=[.C$3]);1;0)" office:value-type="float" office:value="0" calcext:value-type="float">
            <text:p>0</text:p>
          </table:table-cell>
          <table:table-cell table:formula="of:=IF(AND([.$A340]&gt;=[.D$2];[.$A340]&lt;=[.D$3]);1;0)" office:value-type="float" office:value="0" calcext:value-type="float">
            <text:p>0</text:p>
          </table:table-cell>
          <table:table-cell table:formula="of:=IF(AND([.$A340]&gt;=[.E$2];[.$A340]&lt;=[.E$3]);1;0)" office:value-type="float" office:value="1" calcext:value-type="float">
            <text:p>1</text:p>
          </table:table-cell>
          <table:table-cell table:formula="of:=IF(AND([.$A340]&gt;=[.F$2];[.$A340]&lt;=[.F$3]);1;0)" office:value-type="float" office:value="0" calcext:value-type="float">
            <text:p>0</text:p>
          </table:table-cell>
          <table:table-cell table:formula="of:=IF(AND([.$A340]&gt;=[.G$2];[.$A340]&lt;=[.G$3]);1;0)" office:value-type="float" office:value="0" calcext:value-type="float">
            <text:p>0</text:p>
          </table:table-cell>
          <table:table-cell/>
          <table:table-cell office:value-type="float" office:value="-0.154535" calcext:value-type="float">
            <text:p>-0.154535</text:p>
          </table:table-cell>
          <table:table-cell table:formula="of:=IF(AND([.$A340]&gt;=[.J$2];[.$A340]&lt;=[.J$3]);1;0)" office:value-type="float" office:value="0" calcext:value-type="float">
            <text:p>0</text:p>
          </table:table-cell>
          <table:table-cell table:formula="of:=IF(AND([.$A340]&gt;=[.K$2];[.$A340]&lt;=[.K$3]);1;0)" office:value-type="float" office:value="0" calcext:value-type="float">
            <text:p>0</text:p>
          </table:table-cell>
          <table:table-cell table:formula="of:=IF(AND([.$A340]&gt;=[.L$2];[.$A340]&lt;=[.L$3]);1;0)" office:value-type="float" office:value="0" calcext:value-type="float">
            <text:p>0</text:p>
          </table:table-cell>
          <table:table-cell table:formula="of:=IF(AND([.$A340]&gt;=[.M$2];[.$A340]&lt;=[.M$3]);1;0)" office:value-type="float" office:value="1" calcext:value-type="float">
            <text:p>1</text:p>
          </table:table-cell>
          <table:table-cell table:formula="of:=IF(AND([.$A340]&gt;=[.N$2];[.$A340]&lt;=[.N$3]);1;0)" office:value-type="float" office:value="0" calcext:value-type="float">
            <text:p>0</text:p>
          </table:table-cell>
          <table:table-cell table:formula="of:=IF(AND([.$A340]&gt;=[.O$2];[.$A3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315" calcext:value-type="float">
            <text:p>0.552315</text:p>
          </table:table-cell>
          <table:table-cell table:formula="of:=IF(AND([.$A341]&gt;=[.B$2];[.$A341]&lt;=[.B$3]);1;0)" office:value-type="float" office:value="0" calcext:value-type="float">
            <text:p>0</text:p>
          </table:table-cell>
          <table:table-cell table:formula="of:=IF(AND([.$A341]&gt;=[.C$2];[.$A341]&lt;=[.C$3]);1;0)" office:value-type="float" office:value="0" calcext:value-type="float">
            <text:p>0</text:p>
          </table:table-cell>
          <table:table-cell table:formula="of:=IF(AND([.$A341]&gt;=[.D$2];[.$A341]&lt;=[.D$3]);1;0)" office:value-type="float" office:value="0" calcext:value-type="float">
            <text:p>0</text:p>
          </table:table-cell>
          <table:table-cell table:formula="of:=IF(AND([.$A341]&gt;=[.E$2];[.$A341]&lt;=[.E$3]);1;0)" office:value-type="float" office:value="1" calcext:value-type="float">
            <text:p>1</text:p>
          </table:table-cell>
          <table:table-cell table:formula="of:=IF(AND([.$A341]&gt;=[.F$2];[.$A341]&lt;=[.F$3]);1;0)" office:value-type="float" office:value="0" calcext:value-type="float">
            <text:p>0</text:p>
          </table:table-cell>
          <table:table-cell table:formula="of:=IF(AND([.$A341]&gt;=[.G$2];[.$A341]&lt;=[.G$3]);1;0)" office:value-type="float" office:value="0" calcext:value-type="float">
            <text:p>0</text:p>
          </table:table-cell>
          <table:table-cell/>
          <table:table-cell office:value-type="float" office:value="0.261411" calcext:value-type="float">
            <text:p>0.261411</text:p>
          </table:table-cell>
          <table:table-cell table:formula="of:=IF(AND([.$A341]&gt;=[.J$2];[.$A341]&lt;=[.J$3]);1;0)" office:value-type="float" office:value="0" calcext:value-type="float">
            <text:p>0</text:p>
          </table:table-cell>
          <table:table-cell table:formula="of:=IF(AND([.$A341]&gt;=[.K$2];[.$A341]&lt;=[.K$3]);1;0)" office:value-type="float" office:value="0" calcext:value-type="float">
            <text:p>0</text:p>
          </table:table-cell>
          <table:table-cell table:formula="of:=IF(AND([.$A341]&gt;=[.L$2];[.$A341]&lt;=[.L$3]);1;0)" office:value-type="float" office:value="0" calcext:value-type="float">
            <text:p>0</text:p>
          </table:table-cell>
          <table:table-cell table:formula="of:=IF(AND([.$A341]&gt;=[.M$2];[.$A341]&lt;=[.M$3]);1;0)" office:value-type="float" office:value="1" calcext:value-type="float">
            <text:p>1</text:p>
          </table:table-cell>
          <table:table-cell table:formula="of:=IF(AND([.$A341]&gt;=[.N$2];[.$A341]&lt;=[.N$3]);1;0)" office:value-type="float" office:value="0" calcext:value-type="float">
            <text:p>0</text:p>
          </table:table-cell>
          <table:table-cell table:formula="of:=IF(AND([.$A341]&gt;=[.O$2];[.$A3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6552" calcext:value-type="float">
            <text:p>0.656552</text:p>
          </table:table-cell>
          <table:table-cell table:formula="of:=IF(AND([.$A342]&gt;=[.B$2];[.$A342]&lt;=[.B$3]);1;0)" office:value-type="float" office:value="0" calcext:value-type="float">
            <text:p>0</text:p>
          </table:table-cell>
          <table:table-cell table:formula="of:=IF(AND([.$A342]&gt;=[.C$2];[.$A342]&lt;=[.C$3]);1;0)" office:value-type="float" office:value="0" calcext:value-type="float">
            <text:p>0</text:p>
          </table:table-cell>
          <table:table-cell table:formula="of:=IF(AND([.$A342]&gt;=[.D$2];[.$A342]&lt;=[.D$3]);1;0)" office:value-type="float" office:value="0" calcext:value-type="float">
            <text:p>0</text:p>
          </table:table-cell>
          <table:table-cell table:formula="of:=IF(AND([.$A342]&gt;=[.E$2];[.$A342]&lt;=[.E$3]);1;0)" office:value-type="float" office:value="1" calcext:value-type="float">
            <text:p>1</text:p>
          </table:table-cell>
          <table:table-cell table:formula="of:=IF(AND([.$A342]&gt;=[.F$2];[.$A342]&lt;=[.F$3]);1;0)" office:value-type="float" office:value="0" calcext:value-type="float">
            <text:p>0</text:p>
          </table:table-cell>
          <table:table-cell table:formula="of:=IF(AND([.$A342]&gt;=[.G$2];[.$A342]&lt;=[.G$3]);1;0)" office:value-type="float" office:value="0" calcext:value-type="float">
            <text:p>0</text:p>
          </table:table-cell>
          <table:table-cell/>
          <table:table-cell office:value-type="float" office:value="0.135379" calcext:value-type="float">
            <text:p>0.135379</text:p>
          </table:table-cell>
          <table:table-cell table:formula="of:=IF(AND([.$A342]&gt;=[.J$2];[.$A342]&lt;=[.J$3]);1;0)" office:value-type="float" office:value="0" calcext:value-type="float">
            <text:p>0</text:p>
          </table:table-cell>
          <table:table-cell table:formula="of:=IF(AND([.$A342]&gt;=[.K$2];[.$A342]&lt;=[.K$3]);1;0)" office:value-type="float" office:value="0" calcext:value-type="float">
            <text:p>0</text:p>
          </table:table-cell>
          <table:table-cell table:formula="of:=IF(AND([.$A342]&gt;=[.L$2];[.$A342]&lt;=[.L$3]);1;0)" office:value-type="float" office:value="0" calcext:value-type="float">
            <text:p>0</text:p>
          </table:table-cell>
          <table:table-cell table:formula="of:=IF(AND([.$A342]&gt;=[.M$2];[.$A342]&lt;=[.M$3]);1;0)" office:value-type="float" office:value="1" calcext:value-type="float">
            <text:p>1</text:p>
          </table:table-cell>
          <table:table-cell table:formula="of:=IF(AND([.$A342]&gt;=[.N$2];[.$A342]&lt;=[.N$3]);1;0)" office:value-type="float" office:value="0" calcext:value-type="float">
            <text:p>0</text:p>
          </table:table-cell>
          <table:table-cell table:formula="of:=IF(AND([.$A342]&gt;=[.O$2];[.$A3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0925" calcext:value-type="float">
            <text:p>0.220925</text:p>
          </table:table-cell>
          <table:table-cell table:formula="of:=IF(AND([.$A343]&gt;=[.B$2];[.$A343]&lt;=[.B$3]);1;0)" office:value-type="float" office:value="0" calcext:value-type="float">
            <text:p>0</text:p>
          </table:table-cell>
          <table:table-cell table:formula="of:=IF(AND([.$A343]&gt;=[.C$2];[.$A343]&lt;=[.C$3]);1;0)" office:value-type="float" office:value="0" calcext:value-type="float">
            <text:p>0</text:p>
          </table:table-cell>
          <table:table-cell table:formula="of:=IF(AND([.$A343]&gt;=[.D$2];[.$A343]&lt;=[.D$3]);1;0)" office:value-type="float" office:value="0" calcext:value-type="float">
            <text:p>0</text:p>
          </table:table-cell>
          <table:table-cell table:formula="of:=IF(AND([.$A343]&gt;=[.E$2];[.$A343]&lt;=[.E$3]);1;0)" office:value-type="float" office:value="1" calcext:value-type="float">
            <text:p>1</text:p>
          </table:table-cell>
          <table:table-cell table:formula="of:=IF(AND([.$A343]&gt;=[.F$2];[.$A343]&lt;=[.F$3]);1;0)" office:value-type="float" office:value="0" calcext:value-type="float">
            <text:p>0</text:p>
          </table:table-cell>
          <table:table-cell table:formula="of:=IF(AND([.$A343]&gt;=[.G$2];[.$A343]&lt;=[.G$3]);1;0)" office:value-type="float" office:value="0" calcext:value-type="float">
            <text:p>0</text:p>
          </table:table-cell>
          <table:table-cell/>
          <table:table-cell office:value-type="float" office:value="-0.661526" calcext:value-type="float">
            <text:p>-0.661526</text:p>
          </table:table-cell>
          <table:table-cell table:formula="of:=IF(AND([.$A343]&gt;=[.J$2];[.$A343]&lt;=[.J$3]);1;0)" office:value-type="float" office:value="0" calcext:value-type="float">
            <text:p>0</text:p>
          </table:table-cell>
          <table:table-cell table:formula="of:=IF(AND([.$A343]&gt;=[.K$2];[.$A343]&lt;=[.K$3]);1;0)" office:value-type="float" office:value="0" calcext:value-type="float">
            <text:p>0</text:p>
          </table:table-cell>
          <table:table-cell table:formula="of:=IF(AND([.$A343]&gt;=[.L$2];[.$A343]&lt;=[.L$3]);1;0)" office:value-type="float" office:value="0" calcext:value-type="float">
            <text:p>0</text:p>
          </table:table-cell>
          <table:table-cell table:formula="of:=IF(AND([.$A343]&gt;=[.M$2];[.$A343]&lt;=[.M$3]);1;0)" office:value-type="float" office:value="1" calcext:value-type="float">
            <text:p>1</text:p>
          </table:table-cell>
          <table:table-cell table:formula="of:=IF(AND([.$A343]&gt;=[.N$2];[.$A343]&lt;=[.N$3]);1;0)" office:value-type="float" office:value="0" calcext:value-type="float">
            <text:p>0</text:p>
          </table:table-cell>
          <table:table-cell table:formula="of:=IF(AND([.$A343]&gt;=[.O$2];[.$A3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3479" calcext:value-type="float">
            <text:p>0.873479</text:p>
          </table:table-cell>
          <table:table-cell table:formula="of:=IF(AND([.$A344]&gt;=[.B$2];[.$A344]&lt;=[.B$3]);1;0)" office:value-type="float" office:value="0" calcext:value-type="float">
            <text:p>0</text:p>
          </table:table-cell>
          <table:table-cell table:formula="of:=IF(AND([.$A344]&gt;=[.C$2];[.$A344]&lt;=[.C$3]);1;0)" office:value-type="float" office:value="0" calcext:value-type="float">
            <text:p>0</text:p>
          </table:table-cell>
          <table:table-cell table:formula="of:=IF(AND([.$A344]&gt;=[.D$2];[.$A344]&lt;=[.D$3]);1;0)" office:value-type="float" office:value="0" calcext:value-type="float">
            <text:p>0</text:p>
          </table:table-cell>
          <table:table-cell table:formula="of:=IF(AND([.$A344]&gt;=[.E$2];[.$A344]&lt;=[.E$3]);1;0)" office:value-type="float" office:value="1" calcext:value-type="float">
            <text:p>1</text:p>
          </table:table-cell>
          <table:table-cell table:formula="of:=IF(AND([.$A344]&gt;=[.F$2];[.$A344]&lt;=[.F$3]);1;0)" office:value-type="float" office:value="0" calcext:value-type="float">
            <text:p>0</text:p>
          </table:table-cell>
          <table:table-cell table:formula="of:=IF(AND([.$A344]&gt;=[.G$2];[.$A344]&lt;=[.G$3]);1;0)" office:value-type="float" office:value="0" calcext:value-type="float">
            <text:p>0</text:p>
          </table:table-cell>
          <table:table-cell/>
          <table:table-cell office:value-type="float" office:value="1.36209" calcext:value-type="float">
            <text:p>1.36209</text:p>
          </table:table-cell>
          <table:table-cell table:formula="of:=IF(AND([.$A344]&gt;=[.J$2];[.$A344]&lt;=[.J$3]);1;0)" office:value-type="float" office:value="0" calcext:value-type="float">
            <text:p>0</text:p>
          </table:table-cell>
          <table:table-cell table:formula="of:=IF(AND([.$A344]&gt;=[.K$2];[.$A344]&lt;=[.K$3]);1;0)" office:value-type="float" office:value="0" calcext:value-type="float">
            <text:p>0</text:p>
          </table:table-cell>
          <table:table-cell table:formula="of:=IF(AND([.$A344]&gt;=[.L$2];[.$A344]&lt;=[.L$3]);1;0)" office:value-type="float" office:value="0" calcext:value-type="float">
            <text:p>0</text:p>
          </table:table-cell>
          <table:table-cell table:formula="of:=IF(AND([.$A344]&gt;=[.M$2];[.$A344]&lt;=[.M$3]);1;0)" office:value-type="float" office:value="1" calcext:value-type="float">
            <text:p>1</text:p>
          </table:table-cell>
          <table:table-cell table:formula="of:=IF(AND([.$A344]&gt;=[.N$2];[.$A344]&lt;=[.N$3]);1;0)" office:value-type="float" office:value="0" calcext:value-type="float">
            <text:p>0</text:p>
          </table:table-cell>
          <table:table-cell table:formula="of:=IF(AND([.$A344]&gt;=[.O$2];[.$A3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7108" calcext:value-type="float">
            <text:p>-0.547108</text:p>
          </table:table-cell>
          <table:table-cell table:formula="of:=IF(AND([.$A345]&gt;=[.B$2];[.$A345]&lt;=[.B$3]);1;0)" office:value-type="float" office:value="0" calcext:value-type="float">
            <text:p>0</text:p>
          </table:table-cell>
          <table:table-cell table:formula="of:=IF(AND([.$A345]&gt;=[.C$2];[.$A345]&lt;=[.C$3]);1;0)" office:value-type="float" office:value="0" calcext:value-type="float">
            <text:p>0</text:p>
          </table:table-cell>
          <table:table-cell table:formula="of:=IF(AND([.$A345]&gt;=[.D$2];[.$A345]&lt;=[.D$3]);1;0)" office:value-type="float" office:value="1" calcext:value-type="float">
            <text:p>1</text:p>
          </table:table-cell>
          <table:table-cell table:formula="of:=IF(AND([.$A345]&gt;=[.E$2];[.$A345]&lt;=[.E$3]);1;0)" office:value-type="float" office:value="0" calcext:value-type="float">
            <text:p>0</text:p>
          </table:table-cell>
          <table:table-cell table:formula="of:=IF(AND([.$A345]&gt;=[.F$2];[.$A345]&lt;=[.F$3]);1;0)" office:value-type="float" office:value="0" calcext:value-type="float">
            <text:p>0</text:p>
          </table:table-cell>
          <table:table-cell table:formula="of:=IF(AND([.$A345]&gt;=[.G$2];[.$A345]&lt;=[.G$3]);1;0)" office:value-type="float" office:value="0" calcext:value-type="float">
            <text:p>0</text:p>
          </table:table-cell>
          <table:table-cell/>
          <table:table-cell office:value-type="float" office:value="0.888598" calcext:value-type="float">
            <text:p>0.888598</text:p>
          </table:table-cell>
          <table:table-cell table:formula="of:=IF(AND([.$A345]&gt;=[.J$2];[.$A345]&lt;=[.J$3]);1;0)" office:value-type="float" office:value="0" calcext:value-type="float">
            <text:p>0</text:p>
          </table:table-cell>
          <table:table-cell table:formula="of:=IF(AND([.$A345]&gt;=[.K$2];[.$A345]&lt;=[.K$3]);1;0)" office:value-type="float" office:value="0" calcext:value-type="float">
            <text:p>0</text:p>
          </table:table-cell>
          <table:table-cell table:formula="of:=IF(AND([.$A345]&gt;=[.L$2];[.$A345]&lt;=[.L$3]);1;0)" office:value-type="float" office:value="1" calcext:value-type="float">
            <text:p>1</text:p>
          </table:table-cell>
          <table:table-cell table:formula="of:=IF(AND([.$A345]&gt;=[.M$2];[.$A345]&lt;=[.M$3]);1;0)" office:value-type="float" office:value="0" calcext:value-type="float">
            <text:p>0</text:p>
          </table:table-cell>
          <table:table-cell table:formula="of:=IF(AND([.$A345]&gt;=[.N$2];[.$A345]&lt;=[.N$3]);1;0)" office:value-type="float" office:value="0" calcext:value-type="float">
            <text:p>0</text:p>
          </table:table-cell>
          <table:table-cell table:formula="of:=IF(AND([.$A345]&gt;=[.O$2];[.$A3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5777" calcext:value-type="float">
            <text:p>-0.655777</text:p>
          </table:table-cell>
          <table:table-cell table:formula="of:=IF(AND([.$A346]&gt;=[.B$2];[.$A346]&lt;=[.B$3]);1;0)" office:value-type="float" office:value="0" calcext:value-type="float">
            <text:p>0</text:p>
          </table:table-cell>
          <table:table-cell table:formula="of:=IF(AND([.$A346]&gt;=[.C$2];[.$A346]&lt;=[.C$3]);1;0)" office:value-type="float" office:value="0" calcext:value-type="float">
            <text:p>0</text:p>
          </table:table-cell>
          <table:table-cell table:formula="of:=IF(AND([.$A346]&gt;=[.D$2];[.$A346]&lt;=[.D$3]);1;0)" office:value-type="float" office:value="1" calcext:value-type="float">
            <text:p>1</text:p>
          </table:table-cell>
          <table:table-cell table:formula="of:=IF(AND([.$A346]&gt;=[.E$2];[.$A346]&lt;=[.E$3]);1;0)" office:value-type="float" office:value="0" calcext:value-type="float">
            <text:p>0</text:p>
          </table:table-cell>
          <table:table-cell table:formula="of:=IF(AND([.$A346]&gt;=[.F$2];[.$A346]&lt;=[.F$3]);1;0)" office:value-type="float" office:value="0" calcext:value-type="float">
            <text:p>0</text:p>
          </table:table-cell>
          <table:table-cell table:formula="of:=IF(AND([.$A346]&gt;=[.G$2];[.$A346]&lt;=[.G$3]);1;0)" office:value-type="float" office:value="0" calcext:value-type="float">
            <text:p>0</text:p>
          </table:table-cell>
          <table:table-cell/>
          <table:table-cell office:value-type="float" office:value="0.120014" calcext:value-type="float">
            <text:p>0.120014</text:p>
          </table:table-cell>
          <table:table-cell table:formula="of:=IF(AND([.$A346]&gt;=[.J$2];[.$A346]&lt;=[.J$3]);1;0)" office:value-type="float" office:value="0" calcext:value-type="float">
            <text:p>0</text:p>
          </table:table-cell>
          <table:table-cell table:formula="of:=IF(AND([.$A346]&gt;=[.K$2];[.$A346]&lt;=[.K$3]);1;0)" office:value-type="float" office:value="0" calcext:value-type="float">
            <text:p>0</text:p>
          </table:table-cell>
          <table:table-cell table:formula="of:=IF(AND([.$A346]&gt;=[.L$2];[.$A346]&lt;=[.L$3]);1;0)" office:value-type="float" office:value="1" calcext:value-type="float">
            <text:p>1</text:p>
          </table:table-cell>
          <table:table-cell table:formula="of:=IF(AND([.$A346]&gt;=[.M$2];[.$A346]&lt;=[.M$3]);1;0)" office:value-type="float" office:value="0" calcext:value-type="float">
            <text:p>0</text:p>
          </table:table-cell>
          <table:table-cell table:formula="of:=IF(AND([.$A346]&gt;=[.N$2];[.$A346]&lt;=[.N$3]);1;0)" office:value-type="float" office:value="0" calcext:value-type="float">
            <text:p>0</text:p>
          </table:table-cell>
          <table:table-cell table:formula="of:=IF(AND([.$A346]&gt;=[.O$2];[.$A3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973" calcext:value-type="float">
            <text:p>1.07973</text:p>
          </table:table-cell>
          <table:table-cell table:formula="of:=IF(AND([.$A347]&gt;=[.B$2];[.$A347]&lt;=[.B$3]);1;0)" office:value-type="float" office:value="0" calcext:value-type="float">
            <text:p>0</text:p>
          </table:table-cell>
          <table:table-cell table:formula="of:=IF(AND([.$A347]&gt;=[.C$2];[.$A347]&lt;=[.C$3]);1;0)" office:value-type="float" office:value="0" calcext:value-type="float">
            <text:p>0</text:p>
          </table:table-cell>
          <table:table-cell table:formula="of:=IF(AND([.$A347]&gt;=[.D$2];[.$A347]&lt;=[.D$3]);1;0)" office:value-type="float" office:value="0" calcext:value-type="float">
            <text:p>0</text:p>
          </table:table-cell>
          <table:table-cell table:formula="of:=IF(AND([.$A347]&gt;=[.E$2];[.$A347]&lt;=[.E$3]);1;0)" office:value-type="float" office:value="0" calcext:value-type="float">
            <text:p>0</text:p>
          </table:table-cell>
          <table:table-cell table:formula="of:=IF(AND([.$A347]&gt;=[.F$2];[.$A347]&lt;=[.F$3]);1;0)" office:value-type="float" office:value="1" calcext:value-type="float">
            <text:p>1</text:p>
          </table:table-cell>
          <table:table-cell table:formula="of:=IF(AND([.$A347]&gt;=[.G$2];[.$A347]&lt;=[.G$3]);1;0)" office:value-type="float" office:value="0" calcext:value-type="float">
            <text:p>0</text:p>
          </table:table-cell>
          <table:table-cell/>
          <table:table-cell office:value-type="float" office:value="-0.182284" calcext:value-type="float">
            <text:p>-0.182284</text:p>
          </table:table-cell>
          <table:table-cell table:formula="of:=IF(AND([.$A347]&gt;=[.J$2];[.$A347]&lt;=[.J$3]);1;0)" office:value-type="float" office:value="0" calcext:value-type="float">
            <text:p>0</text:p>
          </table:table-cell>
          <table:table-cell table:formula="of:=IF(AND([.$A347]&gt;=[.K$2];[.$A347]&lt;=[.K$3]);1;0)" office:value-type="float" office:value="0" calcext:value-type="float">
            <text:p>0</text:p>
          </table:table-cell>
          <table:table-cell table:formula="of:=IF(AND([.$A347]&gt;=[.L$2];[.$A347]&lt;=[.L$3]);1;0)" office:value-type="float" office:value="0" calcext:value-type="float">
            <text:p>0</text:p>
          </table:table-cell>
          <table:table-cell table:formula="of:=IF(AND([.$A347]&gt;=[.M$2];[.$A347]&lt;=[.M$3]);1;0)" office:value-type="float" office:value="0" calcext:value-type="float">
            <text:p>0</text:p>
          </table:table-cell>
          <table:table-cell table:formula="of:=IF(AND([.$A347]&gt;=[.N$2];[.$A347]&lt;=[.N$3]);1;0)" office:value-type="float" office:value="1" calcext:value-type="float">
            <text:p>1</text:p>
          </table:table-cell>
          <table:table-cell table:formula="of:=IF(AND([.$A347]&gt;=[.O$2];[.$A3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8433" calcext:value-type="float">
            <text:p>-0.278433</text:p>
          </table:table-cell>
          <table:table-cell table:formula="of:=IF(AND([.$A348]&gt;=[.B$2];[.$A348]&lt;=[.B$3]);1;0)" office:value-type="float" office:value="0" calcext:value-type="float">
            <text:p>0</text:p>
          </table:table-cell>
          <table:table-cell table:formula="of:=IF(AND([.$A348]&gt;=[.C$2];[.$A348]&lt;=[.C$3]);1;0)" office:value-type="float" office:value="0" calcext:value-type="float">
            <text:p>0</text:p>
          </table:table-cell>
          <table:table-cell table:formula="of:=IF(AND([.$A348]&gt;=[.D$2];[.$A348]&lt;=[.D$3]);1;0)" office:value-type="float" office:value="1" calcext:value-type="float">
            <text:p>1</text:p>
          </table:table-cell>
          <table:table-cell table:formula="of:=IF(AND([.$A348]&gt;=[.E$2];[.$A348]&lt;=[.E$3]);1;0)" office:value-type="float" office:value="0" calcext:value-type="float">
            <text:p>0</text:p>
          </table:table-cell>
          <table:table-cell table:formula="of:=IF(AND([.$A348]&gt;=[.F$2];[.$A348]&lt;=[.F$3]);1;0)" office:value-type="float" office:value="0" calcext:value-type="float">
            <text:p>0</text:p>
          </table:table-cell>
          <table:table-cell table:formula="of:=IF(AND([.$A348]&gt;=[.G$2];[.$A348]&lt;=[.G$3]);1;0)" office:value-type="float" office:value="0" calcext:value-type="float">
            <text:p>0</text:p>
          </table:table-cell>
          <table:table-cell/>
          <table:table-cell office:value-type="float" office:value="-1.36437" calcext:value-type="float">
            <text:p>-1.36437</text:p>
          </table:table-cell>
          <table:table-cell table:formula="of:=IF(AND([.$A348]&gt;=[.J$2];[.$A348]&lt;=[.J$3]);1;0)" office:value-type="float" office:value="0" calcext:value-type="float">
            <text:p>0</text:p>
          </table:table-cell>
          <table:table-cell table:formula="of:=IF(AND([.$A348]&gt;=[.K$2];[.$A348]&lt;=[.K$3]);1;0)" office:value-type="float" office:value="0" calcext:value-type="float">
            <text:p>0</text:p>
          </table:table-cell>
          <table:table-cell table:formula="of:=IF(AND([.$A348]&gt;=[.L$2];[.$A348]&lt;=[.L$3]);1;0)" office:value-type="float" office:value="1" calcext:value-type="float">
            <text:p>1</text:p>
          </table:table-cell>
          <table:table-cell table:formula="of:=IF(AND([.$A348]&gt;=[.M$2];[.$A348]&lt;=[.M$3]);1;0)" office:value-type="float" office:value="0" calcext:value-type="float">
            <text:p>0</text:p>
          </table:table-cell>
          <table:table-cell table:formula="of:=IF(AND([.$A348]&gt;=[.N$2];[.$A348]&lt;=[.N$3]);1;0)" office:value-type="float" office:value="0" calcext:value-type="float">
            <text:p>0</text:p>
          </table:table-cell>
          <table:table-cell table:formula="of:=IF(AND([.$A348]&gt;=[.O$2];[.$A3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2603" calcext:value-type="float">
            <text:p>-0.972603</text:p>
          </table:table-cell>
          <table:table-cell table:formula="of:=IF(AND([.$A349]&gt;=[.B$2];[.$A349]&lt;=[.B$3]);1;0)" office:value-type="float" office:value="0" calcext:value-type="float">
            <text:p>0</text:p>
          </table:table-cell>
          <table:table-cell table:formula="of:=IF(AND([.$A349]&gt;=[.C$2];[.$A349]&lt;=[.C$3]);1;0)" office:value-type="float" office:value="0" calcext:value-type="float">
            <text:p>0</text:p>
          </table:table-cell>
          <table:table-cell table:formula="of:=IF(AND([.$A349]&gt;=[.D$2];[.$A349]&lt;=[.D$3]);1;0)" office:value-type="float" office:value="1" calcext:value-type="float">
            <text:p>1</text:p>
          </table:table-cell>
          <table:table-cell table:formula="of:=IF(AND([.$A349]&gt;=[.E$2];[.$A349]&lt;=[.E$3]);1;0)" office:value-type="float" office:value="0" calcext:value-type="float">
            <text:p>0</text:p>
          </table:table-cell>
          <table:table-cell table:formula="of:=IF(AND([.$A349]&gt;=[.F$2];[.$A349]&lt;=[.F$3]);1;0)" office:value-type="float" office:value="0" calcext:value-type="float">
            <text:p>0</text:p>
          </table:table-cell>
          <table:table-cell table:formula="of:=IF(AND([.$A349]&gt;=[.G$2];[.$A349]&lt;=[.G$3]);1;0)" office:value-type="float" office:value="0" calcext:value-type="float">
            <text:p>0</text:p>
          </table:table-cell>
          <table:table-cell/>
          <table:table-cell office:value-type="float" office:value="-0.630424" calcext:value-type="float">
            <text:p>-0.630424</text:p>
          </table:table-cell>
          <table:table-cell table:formula="of:=IF(AND([.$A349]&gt;=[.J$2];[.$A349]&lt;=[.J$3]);1;0)" office:value-type="float" office:value="0" calcext:value-type="float">
            <text:p>0</text:p>
          </table:table-cell>
          <table:table-cell table:formula="of:=IF(AND([.$A349]&gt;=[.K$2];[.$A349]&lt;=[.K$3]);1;0)" office:value-type="float" office:value="0" calcext:value-type="float">
            <text:p>0</text:p>
          </table:table-cell>
          <table:table-cell table:formula="of:=IF(AND([.$A349]&gt;=[.L$2];[.$A349]&lt;=[.L$3]);1;0)" office:value-type="float" office:value="1" calcext:value-type="float">
            <text:p>1</text:p>
          </table:table-cell>
          <table:table-cell table:formula="of:=IF(AND([.$A349]&gt;=[.M$2];[.$A349]&lt;=[.M$3]);1;0)" office:value-type="float" office:value="0" calcext:value-type="float">
            <text:p>0</text:p>
          </table:table-cell>
          <table:table-cell table:formula="of:=IF(AND([.$A349]&gt;=[.N$2];[.$A349]&lt;=[.N$3]);1;0)" office:value-type="float" office:value="0" calcext:value-type="float">
            <text:p>0</text:p>
          </table:table-cell>
          <table:table-cell table:formula="of:=IF(AND([.$A349]&gt;=[.O$2];[.$A3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4802" calcext:value-type="float">
            <text:p>-0.704802</text:p>
          </table:table-cell>
          <table:table-cell table:formula="of:=IF(AND([.$A350]&gt;=[.B$2];[.$A350]&lt;=[.B$3]);1;0)" office:value-type="float" office:value="0" calcext:value-type="float">
            <text:p>0</text:p>
          </table:table-cell>
          <table:table-cell table:formula="of:=IF(AND([.$A350]&gt;=[.C$2];[.$A350]&lt;=[.C$3]);1;0)" office:value-type="float" office:value="0" calcext:value-type="float">
            <text:p>0</text:p>
          </table:table-cell>
          <table:table-cell table:formula="of:=IF(AND([.$A350]&gt;=[.D$2];[.$A350]&lt;=[.D$3]);1;0)" office:value-type="float" office:value="1" calcext:value-type="float">
            <text:p>1</text:p>
          </table:table-cell>
          <table:table-cell table:formula="of:=IF(AND([.$A350]&gt;=[.E$2];[.$A350]&lt;=[.E$3]);1;0)" office:value-type="float" office:value="0" calcext:value-type="float">
            <text:p>0</text:p>
          </table:table-cell>
          <table:table-cell table:formula="of:=IF(AND([.$A350]&gt;=[.F$2];[.$A350]&lt;=[.F$3]);1;0)" office:value-type="float" office:value="0" calcext:value-type="float">
            <text:p>0</text:p>
          </table:table-cell>
          <table:table-cell table:formula="of:=IF(AND([.$A350]&gt;=[.G$2];[.$A350]&lt;=[.G$3]);1;0)" office:value-type="float" office:value="0" calcext:value-type="float">
            <text:p>0</text:p>
          </table:table-cell>
          <table:table-cell/>
          <table:table-cell office:value-type="float" office:value="0.451346" calcext:value-type="float">
            <text:p>0.451346</text:p>
          </table:table-cell>
          <table:table-cell table:formula="of:=IF(AND([.$A350]&gt;=[.J$2];[.$A350]&lt;=[.J$3]);1;0)" office:value-type="float" office:value="0" calcext:value-type="float">
            <text:p>0</text:p>
          </table:table-cell>
          <table:table-cell table:formula="of:=IF(AND([.$A350]&gt;=[.K$2];[.$A350]&lt;=[.K$3]);1;0)" office:value-type="float" office:value="0" calcext:value-type="float">
            <text:p>0</text:p>
          </table:table-cell>
          <table:table-cell table:formula="of:=IF(AND([.$A350]&gt;=[.L$2];[.$A350]&lt;=[.L$3]);1;0)" office:value-type="float" office:value="1" calcext:value-type="float">
            <text:p>1</text:p>
          </table:table-cell>
          <table:table-cell table:formula="of:=IF(AND([.$A350]&gt;=[.M$2];[.$A350]&lt;=[.M$3]);1;0)" office:value-type="float" office:value="0" calcext:value-type="float">
            <text:p>0</text:p>
          </table:table-cell>
          <table:table-cell table:formula="of:=IF(AND([.$A350]&gt;=[.N$2];[.$A350]&lt;=[.N$3]);1;0)" office:value-type="float" office:value="0" calcext:value-type="float">
            <text:p>0</text:p>
          </table:table-cell>
          <table:table-cell table:formula="of:=IF(AND([.$A350]&gt;=[.O$2];[.$A3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786" calcext:value-type="float">
            <text:p>-0.65786</text:p>
          </table:table-cell>
          <table:table-cell table:formula="of:=IF(AND([.$A351]&gt;=[.B$2];[.$A351]&lt;=[.B$3]);1;0)" office:value-type="float" office:value="0" calcext:value-type="float">
            <text:p>0</text:p>
          </table:table-cell>
          <table:table-cell table:formula="of:=IF(AND([.$A351]&gt;=[.C$2];[.$A351]&lt;=[.C$3]);1;0)" office:value-type="float" office:value="0" calcext:value-type="float">
            <text:p>0</text:p>
          </table:table-cell>
          <table:table-cell table:formula="of:=IF(AND([.$A351]&gt;=[.D$2];[.$A351]&lt;=[.D$3]);1;0)" office:value-type="float" office:value="1" calcext:value-type="float">
            <text:p>1</text:p>
          </table:table-cell>
          <table:table-cell table:formula="of:=IF(AND([.$A351]&gt;=[.E$2];[.$A351]&lt;=[.E$3]);1;0)" office:value-type="float" office:value="0" calcext:value-type="float">
            <text:p>0</text:p>
          </table:table-cell>
          <table:table-cell table:formula="of:=IF(AND([.$A351]&gt;=[.F$2];[.$A351]&lt;=[.F$3]);1;0)" office:value-type="float" office:value="0" calcext:value-type="float">
            <text:p>0</text:p>
          </table:table-cell>
          <table:table-cell table:formula="of:=IF(AND([.$A351]&gt;=[.G$2];[.$A351]&lt;=[.G$3]);1;0)" office:value-type="float" office:value="0" calcext:value-type="float">
            <text:p>0</text:p>
          </table:table-cell>
          <table:table-cell/>
          <table:table-cell office:value-type="float" office:value="1.2674" calcext:value-type="float">
            <text:p>1.2674</text:p>
          </table:table-cell>
          <table:table-cell table:formula="of:=IF(AND([.$A351]&gt;=[.J$2];[.$A351]&lt;=[.J$3]);1;0)" office:value-type="float" office:value="0" calcext:value-type="float">
            <text:p>0</text:p>
          </table:table-cell>
          <table:table-cell table:formula="of:=IF(AND([.$A351]&gt;=[.K$2];[.$A351]&lt;=[.K$3]);1;0)" office:value-type="float" office:value="0" calcext:value-type="float">
            <text:p>0</text:p>
          </table:table-cell>
          <table:table-cell table:formula="of:=IF(AND([.$A351]&gt;=[.L$2];[.$A351]&lt;=[.L$3]);1;0)" office:value-type="float" office:value="1" calcext:value-type="float">
            <text:p>1</text:p>
          </table:table-cell>
          <table:table-cell table:formula="of:=IF(AND([.$A351]&gt;=[.M$2];[.$A351]&lt;=[.M$3]);1;0)" office:value-type="float" office:value="0" calcext:value-type="float">
            <text:p>0</text:p>
          </table:table-cell>
          <table:table-cell table:formula="of:=IF(AND([.$A351]&gt;=[.N$2];[.$A351]&lt;=[.N$3]);1;0)" office:value-type="float" office:value="0" calcext:value-type="float">
            <text:p>0</text:p>
          </table:table-cell>
          <table:table-cell table:formula="of:=IF(AND([.$A351]&gt;=[.O$2];[.$A3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3195" calcext:value-type="float">
            <text:p>0.0583195</text:p>
          </table:table-cell>
          <table:table-cell table:formula="of:=IF(AND([.$A352]&gt;=[.B$2];[.$A352]&lt;=[.B$3]);1;0)" office:value-type="float" office:value="0" calcext:value-type="float">
            <text:p>0</text:p>
          </table:table-cell>
          <table:table-cell table:formula="of:=IF(AND([.$A352]&gt;=[.C$2];[.$A352]&lt;=[.C$3]);1;0)" office:value-type="float" office:value="0" calcext:value-type="float">
            <text:p>0</text:p>
          </table:table-cell>
          <table:table-cell table:formula="of:=IF(AND([.$A352]&gt;=[.D$2];[.$A352]&lt;=[.D$3]);1;0)" office:value-type="float" office:value="0" calcext:value-type="float">
            <text:p>0</text:p>
          </table:table-cell>
          <table:table-cell table:formula="of:=IF(AND([.$A352]&gt;=[.E$2];[.$A352]&lt;=[.E$3]);1;0)" office:value-type="float" office:value="1" calcext:value-type="float">
            <text:p>1</text:p>
          </table:table-cell>
          <table:table-cell table:formula="of:=IF(AND([.$A352]&gt;=[.F$2];[.$A352]&lt;=[.F$3]);1;0)" office:value-type="float" office:value="0" calcext:value-type="float">
            <text:p>0</text:p>
          </table:table-cell>
          <table:table-cell table:formula="of:=IF(AND([.$A352]&gt;=[.G$2];[.$A352]&lt;=[.G$3]);1;0)" office:value-type="float" office:value="0" calcext:value-type="float">
            <text:p>0</text:p>
          </table:table-cell>
          <table:table-cell/>
          <table:table-cell office:value-type="float" office:value="-0.0689531" calcext:value-type="float">
            <text:p>-0.0689531</text:p>
          </table:table-cell>
          <table:table-cell table:formula="of:=IF(AND([.$A352]&gt;=[.J$2];[.$A352]&lt;=[.J$3]);1;0)" office:value-type="float" office:value="0" calcext:value-type="float">
            <text:p>0</text:p>
          </table:table-cell>
          <table:table-cell table:formula="of:=IF(AND([.$A352]&gt;=[.K$2];[.$A352]&lt;=[.K$3]);1;0)" office:value-type="float" office:value="0" calcext:value-type="float">
            <text:p>0</text:p>
          </table:table-cell>
          <table:table-cell table:formula="of:=IF(AND([.$A352]&gt;=[.L$2];[.$A352]&lt;=[.L$3]);1;0)" office:value-type="float" office:value="0" calcext:value-type="float">
            <text:p>0</text:p>
          </table:table-cell>
          <table:table-cell table:formula="of:=IF(AND([.$A352]&gt;=[.M$2];[.$A352]&lt;=[.M$3]);1;0)" office:value-type="float" office:value="1" calcext:value-type="float">
            <text:p>1</text:p>
          </table:table-cell>
          <table:table-cell table:formula="of:=IF(AND([.$A352]&gt;=[.N$2];[.$A352]&lt;=[.N$3]);1;0)" office:value-type="float" office:value="0" calcext:value-type="float">
            <text:p>0</text:p>
          </table:table-cell>
          <table:table-cell table:formula="of:=IF(AND([.$A352]&gt;=[.O$2];[.$A3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895" calcext:value-type="float">
            <text:p>-0.999895</text:p>
          </table:table-cell>
          <table:table-cell table:formula="of:=IF(AND([.$A353]&gt;=[.B$2];[.$A353]&lt;=[.B$3]);1;0)" office:value-type="float" office:value="0" calcext:value-type="float">
            <text:p>0</text:p>
          </table:table-cell>
          <table:table-cell table:formula="of:=IF(AND([.$A353]&gt;=[.C$2];[.$A353]&lt;=[.C$3]);1;0)" office:value-type="float" office:value="0" calcext:value-type="float">
            <text:p>0</text:p>
          </table:table-cell>
          <table:table-cell table:formula="of:=IF(AND([.$A353]&gt;=[.D$2];[.$A353]&lt;=[.D$3]);1;0)" office:value-type="float" office:value="1" calcext:value-type="float">
            <text:p>1</text:p>
          </table:table-cell>
          <table:table-cell table:formula="of:=IF(AND([.$A353]&gt;=[.E$2];[.$A353]&lt;=[.E$3]);1;0)" office:value-type="float" office:value="0" calcext:value-type="float">
            <text:p>0</text:p>
          </table:table-cell>
          <table:table-cell table:formula="of:=IF(AND([.$A353]&gt;=[.F$2];[.$A353]&lt;=[.F$3]);1;0)" office:value-type="float" office:value="0" calcext:value-type="float">
            <text:p>0</text:p>
          </table:table-cell>
          <table:table-cell table:formula="of:=IF(AND([.$A353]&gt;=[.G$2];[.$A353]&lt;=[.G$3]);1;0)" office:value-type="float" office:value="0" calcext:value-type="float">
            <text:p>0</text:p>
          </table:table-cell>
          <table:table-cell/>
          <table:table-cell office:value-type="float" office:value="0.397591" calcext:value-type="float">
            <text:p>0.397591</text:p>
          </table:table-cell>
          <table:table-cell table:formula="of:=IF(AND([.$A353]&gt;=[.J$2];[.$A353]&lt;=[.J$3]);1;0)" office:value-type="float" office:value="0" calcext:value-type="float">
            <text:p>0</text:p>
          </table:table-cell>
          <table:table-cell table:formula="of:=IF(AND([.$A353]&gt;=[.K$2];[.$A353]&lt;=[.K$3]);1;0)" office:value-type="float" office:value="0" calcext:value-type="float">
            <text:p>0</text:p>
          </table:table-cell>
          <table:table-cell table:formula="of:=IF(AND([.$A353]&gt;=[.L$2];[.$A353]&lt;=[.L$3]);1;0)" office:value-type="float" office:value="1" calcext:value-type="float">
            <text:p>1</text:p>
          </table:table-cell>
          <table:table-cell table:formula="of:=IF(AND([.$A353]&gt;=[.M$2];[.$A353]&lt;=[.M$3]);1;0)" office:value-type="float" office:value="0" calcext:value-type="float">
            <text:p>0</text:p>
          </table:table-cell>
          <table:table-cell table:formula="of:=IF(AND([.$A353]&gt;=[.N$2];[.$A353]&lt;=[.N$3]);1;0)" office:value-type="float" office:value="0" calcext:value-type="float">
            <text:p>0</text:p>
          </table:table-cell>
          <table:table-cell table:formula="of:=IF(AND([.$A353]&gt;=[.O$2];[.$A3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6016" calcext:value-type="float">
            <text:p>-0.106016</text:p>
          </table:table-cell>
          <table:table-cell table:formula="of:=IF(AND([.$A354]&gt;=[.B$2];[.$A354]&lt;=[.B$3]);1;0)" office:value-type="float" office:value="0" calcext:value-type="float">
            <text:p>0</text:p>
          </table:table-cell>
          <table:table-cell table:formula="of:=IF(AND([.$A354]&gt;=[.C$2];[.$A354]&lt;=[.C$3]);1;0)" office:value-type="float" office:value="0" calcext:value-type="float">
            <text:p>0</text:p>
          </table:table-cell>
          <table:table-cell table:formula="of:=IF(AND([.$A354]&gt;=[.D$2];[.$A354]&lt;=[.D$3]);1;0)" office:value-type="float" office:value="1" calcext:value-type="float">
            <text:p>1</text:p>
          </table:table-cell>
          <table:table-cell table:formula="of:=IF(AND([.$A354]&gt;=[.E$2];[.$A354]&lt;=[.E$3]);1;0)" office:value-type="float" office:value="0" calcext:value-type="float">
            <text:p>0</text:p>
          </table:table-cell>
          <table:table-cell table:formula="of:=IF(AND([.$A354]&gt;=[.F$2];[.$A354]&lt;=[.F$3]);1;0)" office:value-type="float" office:value="0" calcext:value-type="float">
            <text:p>0</text:p>
          </table:table-cell>
          <table:table-cell table:formula="of:=IF(AND([.$A354]&gt;=[.G$2];[.$A354]&lt;=[.G$3]);1;0)" office:value-type="float" office:value="0" calcext:value-type="float">
            <text:p>0</text:p>
          </table:table-cell>
          <table:table-cell/>
          <table:table-cell office:value-type="float" office:value="-0.265372" calcext:value-type="float">
            <text:p>-0.265372</text:p>
          </table:table-cell>
          <table:table-cell table:formula="of:=IF(AND([.$A354]&gt;=[.J$2];[.$A354]&lt;=[.J$3]);1;0)" office:value-type="float" office:value="0" calcext:value-type="float">
            <text:p>0</text:p>
          </table:table-cell>
          <table:table-cell table:formula="of:=IF(AND([.$A354]&gt;=[.K$2];[.$A354]&lt;=[.K$3]);1;0)" office:value-type="float" office:value="0" calcext:value-type="float">
            <text:p>0</text:p>
          </table:table-cell>
          <table:table-cell table:formula="of:=IF(AND([.$A354]&gt;=[.L$2];[.$A354]&lt;=[.L$3]);1;0)" office:value-type="float" office:value="1" calcext:value-type="float">
            <text:p>1</text:p>
          </table:table-cell>
          <table:table-cell table:formula="of:=IF(AND([.$A354]&gt;=[.M$2];[.$A354]&lt;=[.M$3]);1;0)" office:value-type="float" office:value="0" calcext:value-type="float">
            <text:p>0</text:p>
          </table:table-cell>
          <table:table-cell table:formula="of:=IF(AND([.$A354]&gt;=[.N$2];[.$A354]&lt;=[.N$3]);1;0)" office:value-type="float" office:value="0" calcext:value-type="float">
            <text:p>0</text:p>
          </table:table-cell>
          <table:table-cell table:formula="of:=IF(AND([.$A354]&gt;=[.O$2];[.$A3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147" calcext:value-type="float">
            <text:p>0.744147</text:p>
          </table:table-cell>
          <table:table-cell table:formula="of:=IF(AND([.$A355]&gt;=[.B$2];[.$A355]&lt;=[.B$3]);1;0)" office:value-type="float" office:value="0" calcext:value-type="float">
            <text:p>0</text:p>
          </table:table-cell>
          <table:table-cell table:formula="of:=IF(AND([.$A355]&gt;=[.C$2];[.$A355]&lt;=[.C$3]);1;0)" office:value-type="float" office:value="0" calcext:value-type="float">
            <text:p>0</text:p>
          </table:table-cell>
          <table:table-cell table:formula="of:=IF(AND([.$A355]&gt;=[.D$2];[.$A355]&lt;=[.D$3]);1;0)" office:value-type="float" office:value="0" calcext:value-type="float">
            <text:p>0</text:p>
          </table:table-cell>
          <table:table-cell table:formula="of:=IF(AND([.$A355]&gt;=[.E$2];[.$A355]&lt;=[.E$3]);1;0)" office:value-type="float" office:value="1" calcext:value-type="float">
            <text:p>1</text:p>
          </table:table-cell>
          <table:table-cell table:formula="of:=IF(AND([.$A355]&gt;=[.F$2];[.$A355]&lt;=[.F$3]);1;0)" office:value-type="float" office:value="0" calcext:value-type="float">
            <text:p>0</text:p>
          </table:table-cell>
          <table:table-cell table:formula="of:=IF(AND([.$A355]&gt;=[.G$2];[.$A355]&lt;=[.G$3]);1;0)" office:value-type="float" office:value="0" calcext:value-type="float">
            <text:p>0</text:p>
          </table:table-cell>
          <table:table-cell/>
          <table:table-cell office:value-type="float" office:value="0.544262" calcext:value-type="float">
            <text:p>0.544262</text:p>
          </table:table-cell>
          <table:table-cell table:formula="of:=IF(AND([.$A355]&gt;=[.J$2];[.$A355]&lt;=[.J$3]);1;0)" office:value-type="float" office:value="0" calcext:value-type="float">
            <text:p>0</text:p>
          </table:table-cell>
          <table:table-cell table:formula="of:=IF(AND([.$A355]&gt;=[.K$2];[.$A355]&lt;=[.K$3]);1;0)" office:value-type="float" office:value="0" calcext:value-type="float">
            <text:p>0</text:p>
          </table:table-cell>
          <table:table-cell table:formula="of:=IF(AND([.$A355]&gt;=[.L$2];[.$A355]&lt;=[.L$3]);1;0)" office:value-type="float" office:value="0" calcext:value-type="float">
            <text:p>0</text:p>
          </table:table-cell>
          <table:table-cell table:formula="of:=IF(AND([.$A355]&gt;=[.M$2];[.$A355]&lt;=[.M$3]);1;0)" office:value-type="float" office:value="1" calcext:value-type="float">
            <text:p>1</text:p>
          </table:table-cell>
          <table:table-cell table:formula="of:=IF(AND([.$A355]&gt;=[.N$2];[.$A355]&lt;=[.N$3]);1;0)" office:value-type="float" office:value="0" calcext:value-type="float">
            <text:p>0</text:p>
          </table:table-cell>
          <table:table-cell table:formula="of:=IF(AND([.$A355]&gt;=[.O$2];[.$A3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94" calcext:value-type="float">
            <text:p>1.47094</text:p>
          </table:table-cell>
          <table:table-cell table:formula="of:=IF(AND([.$A356]&gt;=[.B$2];[.$A356]&lt;=[.B$3]);1;0)" office:value-type="float" office:value="0" calcext:value-type="float">
            <text:p>0</text:p>
          </table:table-cell>
          <table:table-cell table:formula="of:=IF(AND([.$A356]&gt;=[.C$2];[.$A356]&lt;=[.C$3]);1;0)" office:value-type="float" office:value="0" calcext:value-type="float">
            <text:p>0</text:p>
          </table:table-cell>
          <table:table-cell table:formula="of:=IF(AND([.$A356]&gt;=[.D$2];[.$A356]&lt;=[.D$3]);1;0)" office:value-type="float" office:value="0" calcext:value-type="float">
            <text:p>0</text:p>
          </table:table-cell>
          <table:table-cell table:formula="of:=IF(AND([.$A356]&gt;=[.E$2];[.$A356]&lt;=[.E$3]);1;0)" office:value-type="float" office:value="0" calcext:value-type="float">
            <text:p>0</text:p>
          </table:table-cell>
          <table:table-cell table:formula="of:=IF(AND([.$A356]&gt;=[.F$2];[.$A356]&lt;=[.F$3]);1;0)" office:value-type="float" office:value="1" calcext:value-type="float">
            <text:p>1</text:p>
          </table:table-cell>
          <table:table-cell table:formula="of:=IF(AND([.$A356]&gt;=[.G$2];[.$A356]&lt;=[.G$3]);1;0)" office:value-type="float" office:value="0" calcext:value-type="float">
            <text:p>0</text:p>
          </table:table-cell>
          <table:table-cell/>
          <table:table-cell office:value-type="float" office:value="1.51448" calcext:value-type="float">
            <text:p>1.51448</text:p>
          </table:table-cell>
          <table:table-cell table:formula="of:=IF(AND([.$A356]&gt;=[.J$2];[.$A356]&lt;=[.J$3]);1;0)" office:value-type="float" office:value="0" calcext:value-type="float">
            <text:p>0</text:p>
          </table:table-cell>
          <table:table-cell table:formula="of:=IF(AND([.$A356]&gt;=[.K$2];[.$A356]&lt;=[.K$3]);1;0)" office:value-type="float" office:value="0" calcext:value-type="float">
            <text:p>0</text:p>
          </table:table-cell>
          <table:table-cell table:formula="of:=IF(AND([.$A356]&gt;=[.L$2];[.$A356]&lt;=[.L$3]);1;0)" office:value-type="float" office:value="0" calcext:value-type="float">
            <text:p>0</text:p>
          </table:table-cell>
          <table:table-cell table:formula="of:=IF(AND([.$A356]&gt;=[.M$2];[.$A356]&lt;=[.M$3]);1;0)" office:value-type="float" office:value="0" calcext:value-type="float">
            <text:p>0</text:p>
          </table:table-cell>
          <table:table-cell table:formula="of:=IF(AND([.$A356]&gt;=[.N$2];[.$A356]&lt;=[.N$3]);1;0)" office:value-type="float" office:value="1" calcext:value-type="float">
            <text:p>1</text:p>
          </table:table-cell>
          <table:table-cell table:formula="of:=IF(AND([.$A356]&gt;=[.O$2];[.$A3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3064" calcext:value-type="float">
            <text:p>0.203064</text:p>
          </table:table-cell>
          <table:table-cell table:formula="of:=IF(AND([.$A357]&gt;=[.B$2];[.$A357]&lt;=[.B$3]);1;0)" office:value-type="float" office:value="0" calcext:value-type="float">
            <text:p>0</text:p>
          </table:table-cell>
          <table:table-cell table:formula="of:=IF(AND([.$A357]&gt;=[.C$2];[.$A357]&lt;=[.C$3]);1;0)" office:value-type="float" office:value="0" calcext:value-type="float">
            <text:p>0</text:p>
          </table:table-cell>
          <table:table-cell table:formula="of:=IF(AND([.$A357]&gt;=[.D$2];[.$A357]&lt;=[.D$3]);1;0)" office:value-type="float" office:value="0" calcext:value-type="float">
            <text:p>0</text:p>
          </table:table-cell>
          <table:table-cell table:formula="of:=IF(AND([.$A357]&gt;=[.E$2];[.$A357]&lt;=[.E$3]);1;0)" office:value-type="float" office:value="1" calcext:value-type="float">
            <text:p>1</text:p>
          </table:table-cell>
          <table:table-cell table:formula="of:=IF(AND([.$A357]&gt;=[.F$2];[.$A357]&lt;=[.F$3]);1;0)" office:value-type="float" office:value="0" calcext:value-type="float">
            <text:p>0</text:p>
          </table:table-cell>
          <table:table-cell table:formula="of:=IF(AND([.$A357]&gt;=[.G$2];[.$A357]&lt;=[.G$3]);1;0)" office:value-type="float" office:value="0" calcext:value-type="float">
            <text:p>0</text:p>
          </table:table-cell>
          <table:table-cell/>
          <table:table-cell office:value-type="float" office:value="-1.4402" calcext:value-type="float">
            <text:p>-1.4402</text:p>
          </table:table-cell>
          <table:table-cell table:formula="of:=IF(AND([.$A357]&gt;=[.J$2];[.$A357]&lt;=[.J$3]);1;0)" office:value-type="float" office:value="0" calcext:value-type="float">
            <text:p>0</text:p>
          </table:table-cell>
          <table:table-cell table:formula="of:=IF(AND([.$A357]&gt;=[.K$2];[.$A357]&lt;=[.K$3]);1;0)" office:value-type="float" office:value="0" calcext:value-type="float">
            <text:p>0</text:p>
          </table:table-cell>
          <table:table-cell table:formula="of:=IF(AND([.$A357]&gt;=[.L$2];[.$A357]&lt;=[.L$3]);1;0)" office:value-type="float" office:value="0" calcext:value-type="float">
            <text:p>0</text:p>
          </table:table-cell>
          <table:table-cell table:formula="of:=IF(AND([.$A357]&gt;=[.M$2];[.$A357]&lt;=[.M$3]);1;0)" office:value-type="float" office:value="1" calcext:value-type="float">
            <text:p>1</text:p>
          </table:table-cell>
          <table:table-cell table:formula="of:=IF(AND([.$A357]&gt;=[.N$2];[.$A357]&lt;=[.N$3]);1;0)" office:value-type="float" office:value="0" calcext:value-type="float">
            <text:p>0</text:p>
          </table:table-cell>
          <table:table-cell table:formula="of:=IF(AND([.$A357]&gt;=[.O$2];[.$A3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8446" calcext:value-type="float">
            <text:p>0.878446</text:p>
          </table:table-cell>
          <table:table-cell table:formula="of:=IF(AND([.$A358]&gt;=[.B$2];[.$A358]&lt;=[.B$3]);1;0)" office:value-type="float" office:value="0" calcext:value-type="float">
            <text:p>0</text:p>
          </table:table-cell>
          <table:table-cell table:formula="of:=IF(AND([.$A358]&gt;=[.C$2];[.$A358]&lt;=[.C$3]);1;0)" office:value-type="float" office:value="0" calcext:value-type="float">
            <text:p>0</text:p>
          </table:table-cell>
          <table:table-cell table:formula="of:=IF(AND([.$A358]&gt;=[.D$2];[.$A358]&lt;=[.D$3]);1;0)" office:value-type="float" office:value="0" calcext:value-type="float">
            <text:p>0</text:p>
          </table:table-cell>
          <table:table-cell table:formula="of:=IF(AND([.$A358]&gt;=[.E$2];[.$A358]&lt;=[.E$3]);1;0)" office:value-type="float" office:value="1" calcext:value-type="float">
            <text:p>1</text:p>
          </table:table-cell>
          <table:table-cell table:formula="of:=IF(AND([.$A358]&gt;=[.F$2];[.$A358]&lt;=[.F$3]);1;0)" office:value-type="float" office:value="0" calcext:value-type="float">
            <text:p>0</text:p>
          </table:table-cell>
          <table:table-cell table:formula="of:=IF(AND([.$A358]&gt;=[.G$2];[.$A358]&lt;=[.G$3]);1;0)" office:value-type="float" office:value="0" calcext:value-type="float">
            <text:p>0</text:p>
          </table:table-cell>
          <table:table-cell/>
          <table:table-cell office:value-type="float" office:value="1.78265" calcext:value-type="float">
            <text:p>1.78265</text:p>
          </table:table-cell>
          <table:table-cell table:formula="of:=IF(AND([.$A358]&gt;=[.J$2];[.$A358]&lt;=[.J$3]);1;0)" office:value-type="float" office:value="0" calcext:value-type="float">
            <text:p>0</text:p>
          </table:table-cell>
          <table:table-cell table:formula="of:=IF(AND([.$A358]&gt;=[.K$2];[.$A358]&lt;=[.K$3]);1;0)" office:value-type="float" office:value="0" calcext:value-type="float">
            <text:p>0</text:p>
          </table:table-cell>
          <table:table-cell table:formula="of:=IF(AND([.$A358]&gt;=[.L$2];[.$A358]&lt;=[.L$3]);1;0)" office:value-type="float" office:value="0" calcext:value-type="float">
            <text:p>0</text:p>
          </table:table-cell>
          <table:table-cell table:formula="of:=IF(AND([.$A358]&gt;=[.M$2];[.$A358]&lt;=[.M$3]);1;0)" office:value-type="float" office:value="1" calcext:value-type="float">
            <text:p>1</text:p>
          </table:table-cell>
          <table:table-cell table:formula="of:=IF(AND([.$A358]&gt;=[.N$2];[.$A358]&lt;=[.N$3]);1;0)" office:value-type="float" office:value="0" calcext:value-type="float">
            <text:p>0</text:p>
          </table:table-cell>
          <table:table-cell table:formula="of:=IF(AND([.$A358]&gt;=[.O$2];[.$A3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3956" calcext:value-type="float">
            <text:p>-1.73956</text:p>
          </table:table-cell>
          <table:table-cell table:formula="of:=IF(AND([.$A359]&gt;=[.B$2];[.$A359]&lt;=[.B$3]);1;0)" office:value-type="float" office:value="0" calcext:value-type="float">
            <text:p>0</text:p>
          </table:table-cell>
          <table:table-cell table:formula="of:=IF(AND([.$A359]&gt;=[.C$2];[.$A359]&lt;=[.C$3]);1;0)" office:value-type="float" office:value="1" calcext:value-type="float">
            <text:p>1</text:p>
          </table:table-cell>
          <table:table-cell table:formula="of:=IF(AND([.$A359]&gt;=[.D$2];[.$A359]&lt;=[.D$3]);1;0)" office:value-type="float" office:value="0" calcext:value-type="float">
            <text:p>0</text:p>
          </table:table-cell>
          <table:table-cell table:formula="of:=IF(AND([.$A359]&gt;=[.E$2];[.$A359]&lt;=[.E$3]);1;0)" office:value-type="float" office:value="0" calcext:value-type="float">
            <text:p>0</text:p>
          </table:table-cell>
          <table:table-cell table:formula="of:=IF(AND([.$A359]&gt;=[.F$2];[.$A359]&lt;=[.F$3]);1;0)" office:value-type="float" office:value="0" calcext:value-type="float">
            <text:p>0</text:p>
          </table:table-cell>
          <table:table-cell table:formula="of:=IF(AND([.$A359]&gt;=[.G$2];[.$A359]&lt;=[.G$3]);1;0)" office:value-type="float" office:value="0" calcext:value-type="float">
            <text:p>0</text:p>
          </table:table-cell>
          <table:table-cell/>
          <table:table-cell office:value-type="float" office:value="-0.498059" calcext:value-type="float">
            <text:p>-0.498059</text:p>
          </table:table-cell>
          <table:table-cell table:formula="of:=IF(AND([.$A359]&gt;=[.J$2];[.$A359]&lt;=[.J$3]);1;0)" office:value-type="float" office:value="0" calcext:value-type="float">
            <text:p>0</text:p>
          </table:table-cell>
          <table:table-cell table:formula="of:=IF(AND([.$A359]&gt;=[.K$2];[.$A359]&lt;=[.K$3]);1;0)" office:value-type="float" office:value="1" calcext:value-type="float">
            <text:p>1</text:p>
          </table:table-cell>
          <table:table-cell table:formula="of:=IF(AND([.$A359]&gt;=[.L$2];[.$A359]&lt;=[.L$3]);1;0)" office:value-type="float" office:value="0" calcext:value-type="float">
            <text:p>0</text:p>
          </table:table-cell>
          <table:table-cell table:formula="of:=IF(AND([.$A359]&gt;=[.M$2];[.$A359]&lt;=[.M$3]);1;0)" office:value-type="float" office:value="0" calcext:value-type="float">
            <text:p>0</text:p>
          </table:table-cell>
          <table:table-cell table:formula="of:=IF(AND([.$A359]&gt;=[.N$2];[.$A359]&lt;=[.N$3]);1;0)" office:value-type="float" office:value="0" calcext:value-type="float">
            <text:p>0</text:p>
          </table:table-cell>
          <table:table-cell table:formula="of:=IF(AND([.$A359]&gt;=[.O$2];[.$A3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7098" calcext:value-type="float">
            <text:p>-0.407098</text:p>
          </table:table-cell>
          <table:table-cell table:formula="of:=IF(AND([.$A360]&gt;=[.B$2];[.$A360]&lt;=[.B$3]);1;0)" office:value-type="float" office:value="0" calcext:value-type="float">
            <text:p>0</text:p>
          </table:table-cell>
          <table:table-cell table:formula="of:=IF(AND([.$A360]&gt;=[.C$2];[.$A360]&lt;=[.C$3]);1;0)" office:value-type="float" office:value="0" calcext:value-type="float">
            <text:p>0</text:p>
          </table:table-cell>
          <table:table-cell table:formula="of:=IF(AND([.$A360]&gt;=[.D$2];[.$A360]&lt;=[.D$3]);1;0)" office:value-type="float" office:value="1" calcext:value-type="float">
            <text:p>1</text:p>
          </table:table-cell>
          <table:table-cell table:formula="of:=IF(AND([.$A360]&gt;=[.E$2];[.$A360]&lt;=[.E$3]);1;0)" office:value-type="float" office:value="0" calcext:value-type="float">
            <text:p>0</text:p>
          </table:table-cell>
          <table:table-cell table:formula="of:=IF(AND([.$A360]&gt;=[.F$2];[.$A360]&lt;=[.F$3]);1;0)" office:value-type="float" office:value="0" calcext:value-type="float">
            <text:p>0</text:p>
          </table:table-cell>
          <table:table-cell table:formula="of:=IF(AND([.$A360]&gt;=[.G$2];[.$A360]&lt;=[.G$3]);1;0)" office:value-type="float" office:value="0" calcext:value-type="float">
            <text:p>0</text:p>
          </table:table-cell>
          <table:table-cell/>
          <table:table-cell office:value-type="float" office:value="-0.584214" calcext:value-type="float">
            <text:p>-0.584214</text:p>
          </table:table-cell>
          <table:table-cell table:formula="of:=IF(AND([.$A360]&gt;=[.J$2];[.$A360]&lt;=[.J$3]);1;0)" office:value-type="float" office:value="0" calcext:value-type="float">
            <text:p>0</text:p>
          </table:table-cell>
          <table:table-cell table:formula="of:=IF(AND([.$A360]&gt;=[.K$2];[.$A360]&lt;=[.K$3]);1;0)" office:value-type="float" office:value="0" calcext:value-type="float">
            <text:p>0</text:p>
          </table:table-cell>
          <table:table-cell table:formula="of:=IF(AND([.$A360]&gt;=[.L$2];[.$A360]&lt;=[.L$3]);1;0)" office:value-type="float" office:value="1" calcext:value-type="float">
            <text:p>1</text:p>
          </table:table-cell>
          <table:table-cell table:formula="of:=IF(AND([.$A360]&gt;=[.M$2];[.$A360]&lt;=[.M$3]);1;0)" office:value-type="float" office:value="0" calcext:value-type="float">
            <text:p>0</text:p>
          </table:table-cell>
          <table:table-cell table:formula="of:=IF(AND([.$A360]&gt;=[.N$2];[.$A360]&lt;=[.N$3]);1;0)" office:value-type="float" office:value="0" calcext:value-type="float">
            <text:p>0</text:p>
          </table:table-cell>
          <table:table-cell table:formula="of:=IF(AND([.$A360]&gt;=[.O$2];[.$A3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627" calcext:value-type="float">
            <text:p>-1.0627</text:p>
          </table:table-cell>
          <table:table-cell table:formula="of:=IF(AND([.$A361]&gt;=[.B$2];[.$A361]&lt;=[.B$3]);1;0)" office:value-type="float" office:value="0" calcext:value-type="float">
            <text:p>0</text:p>
          </table:table-cell>
          <table:table-cell table:formula="of:=IF(AND([.$A361]&gt;=[.C$2];[.$A361]&lt;=[.C$3]);1;0)" office:value-type="float" office:value="1" calcext:value-type="float">
            <text:p>1</text:p>
          </table:table-cell>
          <table:table-cell table:formula="of:=IF(AND([.$A361]&gt;=[.D$2];[.$A361]&lt;=[.D$3]);1;0)" office:value-type="float" office:value="0" calcext:value-type="float">
            <text:p>0</text:p>
          </table:table-cell>
          <table:table-cell table:formula="of:=IF(AND([.$A361]&gt;=[.E$2];[.$A361]&lt;=[.E$3]);1;0)" office:value-type="float" office:value="0" calcext:value-type="float">
            <text:p>0</text:p>
          </table:table-cell>
          <table:table-cell table:formula="of:=IF(AND([.$A361]&gt;=[.F$2];[.$A361]&lt;=[.F$3]);1;0)" office:value-type="float" office:value="0" calcext:value-type="float">
            <text:p>0</text:p>
          </table:table-cell>
          <table:table-cell table:formula="of:=IF(AND([.$A361]&gt;=[.G$2];[.$A361]&lt;=[.G$3]);1;0)" office:value-type="float" office:value="0" calcext:value-type="float">
            <text:p>0</text:p>
          </table:table-cell>
          <table:table-cell/>
          <table:table-cell office:value-type="float" office:value="-0.645039" calcext:value-type="float">
            <text:p>-0.645039</text:p>
          </table:table-cell>
          <table:table-cell table:formula="of:=IF(AND([.$A361]&gt;=[.J$2];[.$A361]&lt;=[.J$3]);1;0)" office:value-type="float" office:value="0" calcext:value-type="float">
            <text:p>0</text:p>
          </table:table-cell>
          <table:table-cell table:formula="of:=IF(AND([.$A361]&gt;=[.K$2];[.$A361]&lt;=[.K$3]);1;0)" office:value-type="float" office:value="1" calcext:value-type="float">
            <text:p>1</text:p>
          </table:table-cell>
          <table:table-cell table:formula="of:=IF(AND([.$A361]&gt;=[.L$2];[.$A361]&lt;=[.L$3]);1;0)" office:value-type="float" office:value="0" calcext:value-type="float">
            <text:p>0</text:p>
          </table:table-cell>
          <table:table-cell table:formula="of:=IF(AND([.$A361]&gt;=[.M$2];[.$A361]&lt;=[.M$3]);1;0)" office:value-type="float" office:value="0" calcext:value-type="float">
            <text:p>0</text:p>
          </table:table-cell>
          <table:table-cell table:formula="of:=IF(AND([.$A361]&gt;=[.N$2];[.$A361]&lt;=[.N$3]);1;0)" office:value-type="float" office:value="0" calcext:value-type="float">
            <text:p>0</text:p>
          </table:table-cell>
          <table:table-cell table:formula="of:=IF(AND([.$A361]&gt;=[.O$2];[.$A3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242" calcext:value-type="float">
            <text:p>1.14242</text:p>
          </table:table-cell>
          <table:table-cell table:formula="of:=IF(AND([.$A362]&gt;=[.B$2];[.$A362]&lt;=[.B$3]);1;0)" office:value-type="float" office:value="0" calcext:value-type="float">
            <text:p>0</text:p>
          </table:table-cell>
          <table:table-cell table:formula="of:=IF(AND([.$A362]&gt;=[.C$2];[.$A362]&lt;=[.C$3]);1;0)" office:value-type="float" office:value="0" calcext:value-type="float">
            <text:p>0</text:p>
          </table:table-cell>
          <table:table-cell table:formula="of:=IF(AND([.$A362]&gt;=[.D$2];[.$A362]&lt;=[.D$3]);1;0)" office:value-type="float" office:value="0" calcext:value-type="float">
            <text:p>0</text:p>
          </table:table-cell>
          <table:table-cell table:formula="of:=IF(AND([.$A362]&gt;=[.E$2];[.$A362]&lt;=[.E$3]);1;0)" office:value-type="float" office:value="0" calcext:value-type="float">
            <text:p>0</text:p>
          </table:table-cell>
          <table:table-cell table:formula="of:=IF(AND([.$A362]&gt;=[.F$2];[.$A362]&lt;=[.F$3]);1;0)" office:value-type="float" office:value="1" calcext:value-type="float">
            <text:p>1</text:p>
          </table:table-cell>
          <table:table-cell table:formula="of:=IF(AND([.$A362]&gt;=[.G$2];[.$A362]&lt;=[.G$3]);1;0)" office:value-type="float" office:value="0" calcext:value-type="float">
            <text:p>0</text:p>
          </table:table-cell>
          <table:table-cell/>
          <table:table-cell office:value-type="float" office:value="0.80583" calcext:value-type="float">
            <text:p>0.80583</text:p>
          </table:table-cell>
          <table:table-cell table:formula="of:=IF(AND([.$A362]&gt;=[.J$2];[.$A362]&lt;=[.J$3]);1;0)" office:value-type="float" office:value="0" calcext:value-type="float">
            <text:p>0</text:p>
          </table:table-cell>
          <table:table-cell table:formula="of:=IF(AND([.$A362]&gt;=[.K$2];[.$A362]&lt;=[.K$3]);1;0)" office:value-type="float" office:value="0" calcext:value-type="float">
            <text:p>0</text:p>
          </table:table-cell>
          <table:table-cell table:formula="of:=IF(AND([.$A362]&gt;=[.L$2];[.$A362]&lt;=[.L$3]);1;0)" office:value-type="float" office:value="0" calcext:value-type="float">
            <text:p>0</text:p>
          </table:table-cell>
          <table:table-cell table:formula="of:=IF(AND([.$A362]&gt;=[.M$2];[.$A362]&lt;=[.M$3]);1;0)" office:value-type="float" office:value="0" calcext:value-type="float">
            <text:p>0</text:p>
          </table:table-cell>
          <table:table-cell table:formula="of:=IF(AND([.$A362]&gt;=[.N$2];[.$A362]&lt;=[.N$3]);1;0)" office:value-type="float" office:value="1" calcext:value-type="float">
            <text:p>1</text:p>
          </table:table-cell>
          <table:table-cell table:formula="of:=IF(AND([.$A362]&gt;=[.O$2];[.$A3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305" calcext:value-type="float">
            <text:p>0.489305</text:p>
          </table:table-cell>
          <table:table-cell table:formula="of:=IF(AND([.$A363]&gt;=[.B$2];[.$A363]&lt;=[.B$3]);1;0)" office:value-type="float" office:value="0" calcext:value-type="float">
            <text:p>0</text:p>
          </table:table-cell>
          <table:table-cell table:formula="of:=IF(AND([.$A363]&gt;=[.C$2];[.$A363]&lt;=[.C$3]);1;0)" office:value-type="float" office:value="0" calcext:value-type="float">
            <text:p>0</text:p>
          </table:table-cell>
          <table:table-cell table:formula="of:=IF(AND([.$A363]&gt;=[.D$2];[.$A363]&lt;=[.D$3]);1;0)" office:value-type="float" office:value="0" calcext:value-type="float">
            <text:p>0</text:p>
          </table:table-cell>
          <table:table-cell table:formula="of:=IF(AND([.$A363]&gt;=[.E$2];[.$A363]&lt;=[.E$3]);1;0)" office:value-type="float" office:value="1" calcext:value-type="float">
            <text:p>1</text:p>
          </table:table-cell>
          <table:table-cell table:formula="of:=IF(AND([.$A363]&gt;=[.F$2];[.$A363]&lt;=[.F$3]);1;0)" office:value-type="float" office:value="0" calcext:value-type="float">
            <text:p>0</text:p>
          </table:table-cell>
          <table:table-cell table:formula="of:=IF(AND([.$A363]&gt;=[.G$2];[.$A363]&lt;=[.G$3]);1;0)" office:value-type="float" office:value="0" calcext:value-type="float">
            <text:p>0</text:p>
          </table:table-cell>
          <table:table-cell/>
          <table:table-cell office:value-type="float" office:value="1.70568" calcext:value-type="float">
            <text:p>1.70568</text:p>
          </table:table-cell>
          <table:table-cell table:formula="of:=IF(AND([.$A363]&gt;=[.J$2];[.$A363]&lt;=[.J$3]);1;0)" office:value-type="float" office:value="0" calcext:value-type="float">
            <text:p>0</text:p>
          </table:table-cell>
          <table:table-cell table:formula="of:=IF(AND([.$A363]&gt;=[.K$2];[.$A363]&lt;=[.K$3]);1;0)" office:value-type="float" office:value="0" calcext:value-type="float">
            <text:p>0</text:p>
          </table:table-cell>
          <table:table-cell table:formula="of:=IF(AND([.$A363]&gt;=[.L$2];[.$A363]&lt;=[.L$3]);1;0)" office:value-type="float" office:value="0" calcext:value-type="float">
            <text:p>0</text:p>
          </table:table-cell>
          <table:table-cell table:formula="of:=IF(AND([.$A363]&gt;=[.M$2];[.$A363]&lt;=[.M$3]);1;0)" office:value-type="float" office:value="1" calcext:value-type="float">
            <text:p>1</text:p>
          </table:table-cell>
          <table:table-cell table:formula="of:=IF(AND([.$A363]&gt;=[.N$2];[.$A363]&lt;=[.N$3]);1;0)" office:value-type="float" office:value="0" calcext:value-type="float">
            <text:p>0</text:p>
          </table:table-cell>
          <table:table-cell table:formula="of:=IF(AND([.$A363]&gt;=[.O$2];[.$A3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741" calcext:value-type="float">
            <text:p>1.35741</text:p>
          </table:table-cell>
          <table:table-cell table:formula="of:=IF(AND([.$A364]&gt;=[.B$2];[.$A364]&lt;=[.B$3]);1;0)" office:value-type="float" office:value="0" calcext:value-type="float">
            <text:p>0</text:p>
          </table:table-cell>
          <table:table-cell table:formula="of:=IF(AND([.$A364]&gt;=[.C$2];[.$A364]&lt;=[.C$3]);1;0)" office:value-type="float" office:value="0" calcext:value-type="float">
            <text:p>0</text:p>
          </table:table-cell>
          <table:table-cell table:formula="of:=IF(AND([.$A364]&gt;=[.D$2];[.$A364]&lt;=[.D$3]);1;0)" office:value-type="float" office:value="0" calcext:value-type="float">
            <text:p>0</text:p>
          </table:table-cell>
          <table:table-cell table:formula="of:=IF(AND([.$A364]&gt;=[.E$2];[.$A364]&lt;=[.E$3]);1;0)" office:value-type="float" office:value="0" calcext:value-type="float">
            <text:p>0</text:p>
          </table:table-cell>
          <table:table-cell table:formula="of:=IF(AND([.$A364]&gt;=[.F$2];[.$A364]&lt;=[.F$3]);1;0)" office:value-type="float" office:value="1" calcext:value-type="float">
            <text:p>1</text:p>
          </table:table-cell>
          <table:table-cell table:formula="of:=IF(AND([.$A364]&gt;=[.G$2];[.$A364]&lt;=[.G$3]);1;0)" office:value-type="float" office:value="0" calcext:value-type="float">
            <text:p>0</text:p>
          </table:table-cell>
          <table:table-cell/>
          <table:table-cell office:value-type="float" office:value="-0.859564" calcext:value-type="float">
            <text:p>-0.859564</text:p>
          </table:table-cell>
          <table:table-cell table:formula="of:=IF(AND([.$A364]&gt;=[.J$2];[.$A364]&lt;=[.J$3]);1;0)" office:value-type="float" office:value="0" calcext:value-type="float">
            <text:p>0</text:p>
          </table:table-cell>
          <table:table-cell table:formula="of:=IF(AND([.$A364]&gt;=[.K$2];[.$A364]&lt;=[.K$3]);1;0)" office:value-type="float" office:value="0" calcext:value-type="float">
            <text:p>0</text:p>
          </table:table-cell>
          <table:table-cell table:formula="of:=IF(AND([.$A364]&gt;=[.L$2];[.$A364]&lt;=[.L$3]);1;0)" office:value-type="float" office:value="0" calcext:value-type="float">
            <text:p>0</text:p>
          </table:table-cell>
          <table:table-cell table:formula="of:=IF(AND([.$A364]&gt;=[.M$2];[.$A364]&lt;=[.M$3]);1;0)" office:value-type="float" office:value="0" calcext:value-type="float">
            <text:p>0</text:p>
          </table:table-cell>
          <table:table-cell table:formula="of:=IF(AND([.$A364]&gt;=[.N$2];[.$A364]&lt;=[.N$3]);1;0)" office:value-type="float" office:value="1" calcext:value-type="float">
            <text:p>1</text:p>
          </table:table-cell>
          <table:table-cell table:formula="of:=IF(AND([.$A364]&gt;=[.O$2];[.$A3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3523" calcext:value-type="float">
            <text:p>0.613523</text:p>
          </table:table-cell>
          <table:table-cell table:formula="of:=IF(AND([.$A365]&gt;=[.B$2];[.$A365]&lt;=[.B$3]);1;0)" office:value-type="float" office:value="0" calcext:value-type="float">
            <text:p>0</text:p>
          </table:table-cell>
          <table:table-cell table:formula="of:=IF(AND([.$A365]&gt;=[.C$2];[.$A365]&lt;=[.C$3]);1;0)" office:value-type="float" office:value="0" calcext:value-type="float">
            <text:p>0</text:p>
          </table:table-cell>
          <table:table-cell table:formula="of:=IF(AND([.$A365]&gt;=[.D$2];[.$A365]&lt;=[.D$3]);1;0)" office:value-type="float" office:value="0" calcext:value-type="float">
            <text:p>0</text:p>
          </table:table-cell>
          <table:table-cell table:formula="of:=IF(AND([.$A365]&gt;=[.E$2];[.$A365]&lt;=[.E$3]);1;0)" office:value-type="float" office:value="1" calcext:value-type="float">
            <text:p>1</text:p>
          </table:table-cell>
          <table:table-cell table:formula="of:=IF(AND([.$A365]&gt;=[.F$2];[.$A365]&lt;=[.F$3]);1;0)" office:value-type="float" office:value="0" calcext:value-type="float">
            <text:p>0</text:p>
          </table:table-cell>
          <table:table-cell table:formula="of:=IF(AND([.$A365]&gt;=[.G$2];[.$A365]&lt;=[.G$3]);1;0)" office:value-type="float" office:value="0" calcext:value-type="float">
            <text:p>0</text:p>
          </table:table-cell>
          <table:table-cell/>
          <table:table-cell office:value-type="float" office:value="-1.44575" calcext:value-type="float">
            <text:p>-1.44575</text:p>
          </table:table-cell>
          <table:table-cell table:formula="of:=IF(AND([.$A365]&gt;=[.J$2];[.$A365]&lt;=[.J$3]);1;0)" office:value-type="float" office:value="0" calcext:value-type="float">
            <text:p>0</text:p>
          </table:table-cell>
          <table:table-cell table:formula="of:=IF(AND([.$A365]&gt;=[.K$2];[.$A365]&lt;=[.K$3]);1;0)" office:value-type="float" office:value="0" calcext:value-type="float">
            <text:p>0</text:p>
          </table:table-cell>
          <table:table-cell table:formula="of:=IF(AND([.$A365]&gt;=[.L$2];[.$A365]&lt;=[.L$3]);1;0)" office:value-type="float" office:value="0" calcext:value-type="float">
            <text:p>0</text:p>
          </table:table-cell>
          <table:table-cell table:formula="of:=IF(AND([.$A365]&gt;=[.M$2];[.$A365]&lt;=[.M$3]);1;0)" office:value-type="float" office:value="1" calcext:value-type="float">
            <text:p>1</text:p>
          </table:table-cell>
          <table:table-cell table:formula="of:=IF(AND([.$A365]&gt;=[.N$2];[.$A365]&lt;=[.N$3]);1;0)" office:value-type="float" office:value="0" calcext:value-type="float">
            <text:p>0</text:p>
          </table:table-cell>
          <table:table-cell table:formula="of:=IF(AND([.$A365]&gt;=[.O$2];[.$A3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0194" calcext:value-type="float">
            <text:p>0.660194</text:p>
          </table:table-cell>
          <table:table-cell table:formula="of:=IF(AND([.$A366]&gt;=[.B$2];[.$A366]&lt;=[.B$3]);1;0)" office:value-type="float" office:value="0" calcext:value-type="float">
            <text:p>0</text:p>
          </table:table-cell>
          <table:table-cell table:formula="of:=IF(AND([.$A366]&gt;=[.C$2];[.$A366]&lt;=[.C$3]);1;0)" office:value-type="float" office:value="0" calcext:value-type="float">
            <text:p>0</text:p>
          </table:table-cell>
          <table:table-cell table:formula="of:=IF(AND([.$A366]&gt;=[.D$2];[.$A366]&lt;=[.D$3]);1;0)" office:value-type="float" office:value="0" calcext:value-type="float">
            <text:p>0</text:p>
          </table:table-cell>
          <table:table-cell table:formula="of:=IF(AND([.$A366]&gt;=[.E$2];[.$A366]&lt;=[.E$3]);1;0)" office:value-type="float" office:value="1" calcext:value-type="float">
            <text:p>1</text:p>
          </table:table-cell>
          <table:table-cell table:formula="of:=IF(AND([.$A366]&gt;=[.F$2];[.$A366]&lt;=[.F$3]);1;0)" office:value-type="float" office:value="0" calcext:value-type="float">
            <text:p>0</text:p>
          </table:table-cell>
          <table:table-cell table:formula="of:=IF(AND([.$A366]&gt;=[.G$2];[.$A366]&lt;=[.G$3]);1;0)" office:value-type="float" office:value="0" calcext:value-type="float">
            <text:p>0</text:p>
          </table:table-cell>
          <table:table-cell/>
          <table:table-cell office:value-type="float" office:value="-2.46236" calcext:value-type="float">
            <text:p>-2.46236</text:p>
          </table:table-cell>
          <table:table-cell table:formula="of:=IF(AND([.$A366]&gt;=[.J$2];[.$A366]&lt;=[.J$3]);1;0)" office:value-type="float" office:value="0" calcext:value-type="float">
            <text:p>0</text:p>
          </table:table-cell>
          <table:table-cell table:formula="of:=IF(AND([.$A366]&gt;=[.K$2];[.$A366]&lt;=[.K$3]);1;0)" office:value-type="float" office:value="0" calcext:value-type="float">
            <text:p>0</text:p>
          </table:table-cell>
          <table:table-cell table:formula="of:=IF(AND([.$A366]&gt;=[.L$2];[.$A366]&lt;=[.L$3]);1;0)" office:value-type="float" office:value="0" calcext:value-type="float">
            <text:p>0</text:p>
          </table:table-cell>
          <table:table-cell table:formula="of:=IF(AND([.$A366]&gt;=[.M$2];[.$A366]&lt;=[.M$3]);1;0)" office:value-type="float" office:value="1" calcext:value-type="float">
            <text:p>1</text:p>
          </table:table-cell>
          <table:table-cell table:formula="of:=IF(AND([.$A366]&gt;=[.N$2];[.$A366]&lt;=[.N$3]);1;0)" office:value-type="float" office:value="0" calcext:value-type="float">
            <text:p>0</text:p>
          </table:table-cell>
          <table:table-cell table:formula="of:=IF(AND([.$A366]&gt;=[.O$2];[.$A3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1343" calcext:value-type="float">
            <text:p>-0.941343</text:p>
          </table:table-cell>
          <table:table-cell table:formula="of:=IF(AND([.$A367]&gt;=[.B$2];[.$A367]&lt;=[.B$3]);1;0)" office:value-type="float" office:value="0" calcext:value-type="float">
            <text:p>0</text:p>
          </table:table-cell>
          <table:table-cell table:formula="of:=IF(AND([.$A367]&gt;=[.C$2];[.$A367]&lt;=[.C$3]);1;0)" office:value-type="float" office:value="0" calcext:value-type="float">
            <text:p>0</text:p>
          </table:table-cell>
          <table:table-cell table:formula="of:=IF(AND([.$A367]&gt;=[.D$2];[.$A367]&lt;=[.D$3]);1;0)" office:value-type="float" office:value="1" calcext:value-type="float">
            <text:p>1</text:p>
          </table:table-cell>
          <table:table-cell table:formula="of:=IF(AND([.$A367]&gt;=[.E$2];[.$A367]&lt;=[.E$3]);1;0)" office:value-type="float" office:value="0" calcext:value-type="float">
            <text:p>0</text:p>
          </table:table-cell>
          <table:table-cell table:formula="of:=IF(AND([.$A367]&gt;=[.F$2];[.$A367]&lt;=[.F$3]);1;0)" office:value-type="float" office:value="0" calcext:value-type="float">
            <text:p>0</text:p>
          </table:table-cell>
          <table:table-cell table:formula="of:=IF(AND([.$A367]&gt;=[.G$2];[.$A367]&lt;=[.G$3]);1;0)" office:value-type="float" office:value="0" calcext:value-type="float">
            <text:p>0</text:p>
          </table:table-cell>
          <table:table-cell/>
          <table:table-cell office:value-type="float" office:value="0.222655" calcext:value-type="float">
            <text:p>0.222655</text:p>
          </table:table-cell>
          <table:table-cell table:formula="of:=IF(AND([.$A367]&gt;=[.J$2];[.$A367]&lt;=[.J$3]);1;0)" office:value-type="float" office:value="0" calcext:value-type="float">
            <text:p>0</text:p>
          </table:table-cell>
          <table:table-cell table:formula="of:=IF(AND([.$A367]&gt;=[.K$2];[.$A367]&lt;=[.K$3]);1;0)" office:value-type="float" office:value="0" calcext:value-type="float">
            <text:p>0</text:p>
          </table:table-cell>
          <table:table-cell table:formula="of:=IF(AND([.$A367]&gt;=[.L$2];[.$A367]&lt;=[.L$3]);1;0)" office:value-type="float" office:value="1" calcext:value-type="float">
            <text:p>1</text:p>
          </table:table-cell>
          <table:table-cell table:formula="of:=IF(AND([.$A367]&gt;=[.M$2];[.$A367]&lt;=[.M$3]);1;0)" office:value-type="float" office:value="0" calcext:value-type="float">
            <text:p>0</text:p>
          </table:table-cell>
          <table:table-cell table:formula="of:=IF(AND([.$A367]&gt;=[.N$2];[.$A367]&lt;=[.N$3]);1;0)" office:value-type="float" office:value="0" calcext:value-type="float">
            <text:p>0</text:p>
          </table:table-cell>
          <table:table-cell table:formula="of:=IF(AND([.$A367]&gt;=[.O$2];[.$A3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722" calcext:value-type="float">
            <text:p>-0.34722</text:p>
          </table:table-cell>
          <table:table-cell table:formula="of:=IF(AND([.$A368]&gt;=[.B$2];[.$A368]&lt;=[.B$3]);1;0)" office:value-type="float" office:value="0" calcext:value-type="float">
            <text:p>0</text:p>
          </table:table-cell>
          <table:table-cell table:formula="of:=IF(AND([.$A368]&gt;=[.C$2];[.$A368]&lt;=[.C$3]);1;0)" office:value-type="float" office:value="0" calcext:value-type="float">
            <text:p>0</text:p>
          </table:table-cell>
          <table:table-cell table:formula="of:=IF(AND([.$A368]&gt;=[.D$2];[.$A368]&lt;=[.D$3]);1;0)" office:value-type="float" office:value="1" calcext:value-type="float">
            <text:p>1</text:p>
          </table:table-cell>
          <table:table-cell table:formula="of:=IF(AND([.$A368]&gt;=[.E$2];[.$A368]&lt;=[.E$3]);1;0)" office:value-type="float" office:value="0" calcext:value-type="float">
            <text:p>0</text:p>
          </table:table-cell>
          <table:table-cell table:formula="of:=IF(AND([.$A368]&gt;=[.F$2];[.$A368]&lt;=[.F$3]);1;0)" office:value-type="float" office:value="0" calcext:value-type="float">
            <text:p>0</text:p>
          </table:table-cell>
          <table:table-cell table:formula="of:=IF(AND([.$A368]&gt;=[.G$2];[.$A368]&lt;=[.G$3]);1;0)" office:value-type="float" office:value="0" calcext:value-type="float">
            <text:p>0</text:p>
          </table:table-cell>
          <table:table-cell/>
          <table:table-cell office:value-type="float" office:value="2.32104" calcext:value-type="float">
            <text:p>2.32104</text:p>
          </table:table-cell>
          <table:table-cell table:formula="of:=IF(AND([.$A368]&gt;=[.J$2];[.$A368]&lt;=[.J$3]);1;0)" office:value-type="float" office:value="0" calcext:value-type="float">
            <text:p>0</text:p>
          </table:table-cell>
          <table:table-cell table:formula="of:=IF(AND([.$A368]&gt;=[.K$2];[.$A368]&lt;=[.K$3]);1;0)" office:value-type="float" office:value="0" calcext:value-type="float">
            <text:p>0</text:p>
          </table:table-cell>
          <table:table-cell table:formula="of:=IF(AND([.$A368]&gt;=[.L$2];[.$A368]&lt;=[.L$3]);1;0)" office:value-type="float" office:value="1" calcext:value-type="float">
            <text:p>1</text:p>
          </table:table-cell>
          <table:table-cell table:formula="of:=IF(AND([.$A368]&gt;=[.M$2];[.$A368]&lt;=[.M$3]);1;0)" office:value-type="float" office:value="0" calcext:value-type="float">
            <text:p>0</text:p>
          </table:table-cell>
          <table:table-cell table:formula="of:=IF(AND([.$A368]&gt;=[.N$2];[.$A368]&lt;=[.N$3]);1;0)" office:value-type="float" office:value="0" calcext:value-type="float">
            <text:p>0</text:p>
          </table:table-cell>
          <table:table-cell table:formula="of:=IF(AND([.$A368]&gt;=[.O$2];[.$A3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887" calcext:value-type="float">
            <text:p>1.40887</text:p>
          </table:table-cell>
          <table:table-cell table:formula="of:=IF(AND([.$A369]&gt;=[.B$2];[.$A369]&lt;=[.B$3]);1;0)" office:value-type="float" office:value="0" calcext:value-type="float">
            <text:p>0</text:p>
          </table:table-cell>
          <table:table-cell table:formula="of:=IF(AND([.$A369]&gt;=[.C$2];[.$A369]&lt;=[.C$3]);1;0)" office:value-type="float" office:value="0" calcext:value-type="float">
            <text:p>0</text:p>
          </table:table-cell>
          <table:table-cell table:formula="of:=IF(AND([.$A369]&gt;=[.D$2];[.$A369]&lt;=[.D$3]);1;0)" office:value-type="float" office:value="0" calcext:value-type="float">
            <text:p>0</text:p>
          </table:table-cell>
          <table:table-cell table:formula="of:=IF(AND([.$A369]&gt;=[.E$2];[.$A369]&lt;=[.E$3]);1;0)" office:value-type="float" office:value="0" calcext:value-type="float">
            <text:p>0</text:p>
          </table:table-cell>
          <table:table-cell table:formula="of:=IF(AND([.$A369]&gt;=[.F$2];[.$A369]&lt;=[.F$3]);1;0)" office:value-type="float" office:value="1" calcext:value-type="float">
            <text:p>1</text:p>
          </table:table-cell>
          <table:table-cell table:formula="of:=IF(AND([.$A369]&gt;=[.G$2];[.$A369]&lt;=[.G$3]);1;0)" office:value-type="float" office:value="0" calcext:value-type="float">
            <text:p>0</text:p>
          </table:table-cell>
          <table:table-cell/>
          <table:table-cell office:value-type="float" office:value="-0.739141" calcext:value-type="float">
            <text:p>-0.739141</text:p>
          </table:table-cell>
          <table:table-cell table:formula="of:=IF(AND([.$A369]&gt;=[.J$2];[.$A369]&lt;=[.J$3]);1;0)" office:value-type="float" office:value="0" calcext:value-type="float">
            <text:p>0</text:p>
          </table:table-cell>
          <table:table-cell table:formula="of:=IF(AND([.$A369]&gt;=[.K$2];[.$A369]&lt;=[.K$3]);1;0)" office:value-type="float" office:value="0" calcext:value-type="float">
            <text:p>0</text:p>
          </table:table-cell>
          <table:table-cell table:formula="of:=IF(AND([.$A369]&gt;=[.L$2];[.$A369]&lt;=[.L$3]);1;0)" office:value-type="float" office:value="0" calcext:value-type="float">
            <text:p>0</text:p>
          </table:table-cell>
          <table:table-cell table:formula="of:=IF(AND([.$A369]&gt;=[.M$2];[.$A369]&lt;=[.M$3]);1;0)" office:value-type="float" office:value="0" calcext:value-type="float">
            <text:p>0</text:p>
          </table:table-cell>
          <table:table-cell table:formula="of:=IF(AND([.$A369]&gt;=[.N$2];[.$A369]&lt;=[.N$3]);1;0)" office:value-type="float" office:value="1" calcext:value-type="float">
            <text:p>1</text:p>
          </table:table-cell>
          <table:table-cell table:formula="of:=IF(AND([.$A369]&gt;=[.O$2];[.$A3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214" calcext:value-type="float">
            <text:p>0.693214</text:p>
          </table:table-cell>
          <table:table-cell table:formula="of:=IF(AND([.$A370]&gt;=[.B$2];[.$A370]&lt;=[.B$3]);1;0)" office:value-type="float" office:value="0" calcext:value-type="float">
            <text:p>0</text:p>
          </table:table-cell>
          <table:table-cell table:formula="of:=IF(AND([.$A370]&gt;=[.C$2];[.$A370]&lt;=[.C$3]);1;0)" office:value-type="float" office:value="0" calcext:value-type="float">
            <text:p>0</text:p>
          </table:table-cell>
          <table:table-cell table:formula="of:=IF(AND([.$A370]&gt;=[.D$2];[.$A370]&lt;=[.D$3]);1;0)" office:value-type="float" office:value="0" calcext:value-type="float">
            <text:p>0</text:p>
          </table:table-cell>
          <table:table-cell table:formula="of:=IF(AND([.$A370]&gt;=[.E$2];[.$A370]&lt;=[.E$3]);1;0)" office:value-type="float" office:value="1" calcext:value-type="float">
            <text:p>1</text:p>
          </table:table-cell>
          <table:table-cell table:formula="of:=IF(AND([.$A370]&gt;=[.F$2];[.$A370]&lt;=[.F$3]);1;0)" office:value-type="float" office:value="0" calcext:value-type="float">
            <text:p>0</text:p>
          </table:table-cell>
          <table:table-cell table:formula="of:=IF(AND([.$A370]&gt;=[.G$2];[.$A370]&lt;=[.G$3]);1;0)" office:value-type="float" office:value="0" calcext:value-type="float">
            <text:p>0</text:p>
          </table:table-cell>
          <table:table-cell/>
          <table:table-cell office:value-type="float" office:value="-1.14897" calcext:value-type="float">
            <text:p>-1.14897</text:p>
          </table:table-cell>
          <table:table-cell table:formula="of:=IF(AND([.$A370]&gt;=[.J$2];[.$A370]&lt;=[.J$3]);1;0)" office:value-type="float" office:value="0" calcext:value-type="float">
            <text:p>0</text:p>
          </table:table-cell>
          <table:table-cell table:formula="of:=IF(AND([.$A370]&gt;=[.K$2];[.$A370]&lt;=[.K$3]);1;0)" office:value-type="float" office:value="0" calcext:value-type="float">
            <text:p>0</text:p>
          </table:table-cell>
          <table:table-cell table:formula="of:=IF(AND([.$A370]&gt;=[.L$2];[.$A370]&lt;=[.L$3]);1;0)" office:value-type="float" office:value="0" calcext:value-type="float">
            <text:p>0</text:p>
          </table:table-cell>
          <table:table-cell table:formula="of:=IF(AND([.$A370]&gt;=[.M$2];[.$A370]&lt;=[.M$3]);1;0)" office:value-type="float" office:value="1" calcext:value-type="float">
            <text:p>1</text:p>
          </table:table-cell>
          <table:table-cell table:formula="of:=IF(AND([.$A370]&gt;=[.N$2];[.$A370]&lt;=[.N$3]);1;0)" office:value-type="float" office:value="0" calcext:value-type="float">
            <text:p>0</text:p>
          </table:table-cell>
          <table:table-cell table:formula="of:=IF(AND([.$A370]&gt;=[.O$2];[.$A3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9317" calcext:value-type="float">
            <text:p>0.779317</text:p>
          </table:table-cell>
          <table:table-cell table:formula="of:=IF(AND([.$A371]&gt;=[.B$2];[.$A371]&lt;=[.B$3]);1;0)" office:value-type="float" office:value="0" calcext:value-type="float">
            <text:p>0</text:p>
          </table:table-cell>
          <table:table-cell table:formula="of:=IF(AND([.$A371]&gt;=[.C$2];[.$A371]&lt;=[.C$3]);1;0)" office:value-type="float" office:value="0" calcext:value-type="float">
            <text:p>0</text:p>
          </table:table-cell>
          <table:table-cell table:formula="of:=IF(AND([.$A371]&gt;=[.D$2];[.$A371]&lt;=[.D$3]);1;0)" office:value-type="float" office:value="0" calcext:value-type="float">
            <text:p>0</text:p>
          </table:table-cell>
          <table:table-cell table:formula="of:=IF(AND([.$A371]&gt;=[.E$2];[.$A371]&lt;=[.E$3]);1;0)" office:value-type="float" office:value="1" calcext:value-type="float">
            <text:p>1</text:p>
          </table:table-cell>
          <table:table-cell table:formula="of:=IF(AND([.$A371]&gt;=[.F$2];[.$A371]&lt;=[.F$3]);1;0)" office:value-type="float" office:value="0" calcext:value-type="float">
            <text:p>0</text:p>
          </table:table-cell>
          <table:table-cell table:formula="of:=IF(AND([.$A371]&gt;=[.G$2];[.$A371]&lt;=[.G$3]);1;0)" office:value-type="float" office:value="0" calcext:value-type="float">
            <text:p>0</text:p>
          </table:table-cell>
          <table:table-cell/>
          <table:table-cell office:value-type="float" office:value="-1.18445" calcext:value-type="float">
            <text:p>-1.18445</text:p>
          </table:table-cell>
          <table:table-cell table:formula="of:=IF(AND([.$A371]&gt;=[.J$2];[.$A371]&lt;=[.J$3]);1;0)" office:value-type="float" office:value="0" calcext:value-type="float">
            <text:p>0</text:p>
          </table:table-cell>
          <table:table-cell table:formula="of:=IF(AND([.$A371]&gt;=[.K$2];[.$A371]&lt;=[.K$3]);1;0)" office:value-type="float" office:value="0" calcext:value-type="float">
            <text:p>0</text:p>
          </table:table-cell>
          <table:table-cell table:formula="of:=IF(AND([.$A371]&gt;=[.L$2];[.$A371]&lt;=[.L$3]);1;0)" office:value-type="float" office:value="0" calcext:value-type="float">
            <text:p>0</text:p>
          </table:table-cell>
          <table:table-cell table:formula="of:=IF(AND([.$A371]&gt;=[.M$2];[.$A371]&lt;=[.M$3]);1;0)" office:value-type="float" office:value="1" calcext:value-type="float">
            <text:p>1</text:p>
          </table:table-cell>
          <table:table-cell table:formula="of:=IF(AND([.$A371]&gt;=[.N$2];[.$A371]&lt;=[.N$3]);1;0)" office:value-type="float" office:value="0" calcext:value-type="float">
            <text:p>0</text:p>
          </table:table-cell>
          <table:table-cell table:formula="of:=IF(AND([.$A371]&gt;=[.O$2];[.$A3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5573" calcext:value-type="float">
            <text:p>-0.305573</text:p>
          </table:table-cell>
          <table:table-cell table:formula="of:=IF(AND([.$A372]&gt;=[.B$2];[.$A372]&lt;=[.B$3]);1;0)" office:value-type="float" office:value="0" calcext:value-type="float">
            <text:p>0</text:p>
          </table:table-cell>
          <table:table-cell table:formula="of:=IF(AND([.$A372]&gt;=[.C$2];[.$A372]&lt;=[.C$3]);1;0)" office:value-type="float" office:value="0" calcext:value-type="float">
            <text:p>0</text:p>
          </table:table-cell>
          <table:table-cell table:formula="of:=IF(AND([.$A372]&gt;=[.D$2];[.$A372]&lt;=[.D$3]);1;0)" office:value-type="float" office:value="1" calcext:value-type="float">
            <text:p>1</text:p>
          </table:table-cell>
          <table:table-cell table:formula="of:=IF(AND([.$A372]&gt;=[.E$2];[.$A372]&lt;=[.E$3]);1;0)" office:value-type="float" office:value="0" calcext:value-type="float">
            <text:p>0</text:p>
          </table:table-cell>
          <table:table-cell table:formula="of:=IF(AND([.$A372]&gt;=[.F$2];[.$A372]&lt;=[.F$3]);1;0)" office:value-type="float" office:value="0" calcext:value-type="float">
            <text:p>0</text:p>
          </table:table-cell>
          <table:table-cell table:formula="of:=IF(AND([.$A372]&gt;=[.G$2];[.$A372]&lt;=[.G$3]);1;0)" office:value-type="float" office:value="0" calcext:value-type="float">
            <text:p>0</text:p>
          </table:table-cell>
          <table:table-cell/>
          <table:table-cell office:value-type="float" office:value="0.823467" calcext:value-type="float">
            <text:p>0.823467</text:p>
          </table:table-cell>
          <table:table-cell table:formula="of:=IF(AND([.$A372]&gt;=[.J$2];[.$A372]&lt;=[.J$3]);1;0)" office:value-type="float" office:value="0" calcext:value-type="float">
            <text:p>0</text:p>
          </table:table-cell>
          <table:table-cell table:formula="of:=IF(AND([.$A372]&gt;=[.K$2];[.$A372]&lt;=[.K$3]);1;0)" office:value-type="float" office:value="0" calcext:value-type="float">
            <text:p>0</text:p>
          </table:table-cell>
          <table:table-cell table:formula="of:=IF(AND([.$A372]&gt;=[.L$2];[.$A372]&lt;=[.L$3]);1;0)" office:value-type="float" office:value="1" calcext:value-type="float">
            <text:p>1</text:p>
          </table:table-cell>
          <table:table-cell table:formula="of:=IF(AND([.$A372]&gt;=[.M$2];[.$A372]&lt;=[.M$3]);1;0)" office:value-type="float" office:value="0" calcext:value-type="float">
            <text:p>0</text:p>
          </table:table-cell>
          <table:table-cell table:formula="of:=IF(AND([.$A372]&gt;=[.N$2];[.$A372]&lt;=[.N$3]);1;0)" office:value-type="float" office:value="0" calcext:value-type="float">
            <text:p>0</text:p>
          </table:table-cell>
          <table:table-cell table:formula="of:=IF(AND([.$A372]&gt;=[.O$2];[.$A3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13178" calcext:value-type="float">
            <text:p>-0.0313178</text:p>
          </table:table-cell>
          <table:table-cell table:formula="of:=IF(AND([.$A373]&gt;=[.B$2];[.$A373]&lt;=[.B$3]);1;0)" office:value-type="float" office:value="0" calcext:value-type="float">
            <text:p>0</text:p>
          </table:table-cell>
          <table:table-cell table:formula="of:=IF(AND([.$A373]&gt;=[.C$2];[.$A373]&lt;=[.C$3]);1;0)" office:value-type="float" office:value="0" calcext:value-type="float">
            <text:p>0</text:p>
          </table:table-cell>
          <table:table-cell table:formula="of:=IF(AND([.$A373]&gt;=[.D$2];[.$A373]&lt;=[.D$3]);1;0)" office:value-type="float" office:value="1" calcext:value-type="float">
            <text:p>1</text:p>
          </table:table-cell>
          <table:table-cell table:formula="of:=IF(AND([.$A373]&gt;=[.E$2];[.$A373]&lt;=[.E$3]);1;0)" office:value-type="float" office:value="0" calcext:value-type="float">
            <text:p>0</text:p>
          </table:table-cell>
          <table:table-cell table:formula="of:=IF(AND([.$A373]&gt;=[.F$2];[.$A373]&lt;=[.F$3]);1;0)" office:value-type="float" office:value="0" calcext:value-type="float">
            <text:p>0</text:p>
          </table:table-cell>
          <table:table-cell table:formula="of:=IF(AND([.$A373]&gt;=[.G$2];[.$A373]&lt;=[.G$3]);1;0)" office:value-type="float" office:value="0" calcext:value-type="float">
            <text:p>0</text:p>
          </table:table-cell>
          <table:table-cell/>
          <table:table-cell office:value-type="float" office:value="-0.475521" calcext:value-type="float">
            <text:p>-0.475521</text:p>
          </table:table-cell>
          <table:table-cell table:formula="of:=IF(AND([.$A373]&gt;=[.J$2];[.$A373]&lt;=[.J$3]);1;0)" office:value-type="float" office:value="0" calcext:value-type="float">
            <text:p>0</text:p>
          </table:table-cell>
          <table:table-cell table:formula="of:=IF(AND([.$A373]&gt;=[.K$2];[.$A373]&lt;=[.K$3]);1;0)" office:value-type="float" office:value="0" calcext:value-type="float">
            <text:p>0</text:p>
          </table:table-cell>
          <table:table-cell table:formula="of:=IF(AND([.$A373]&gt;=[.L$2];[.$A373]&lt;=[.L$3]);1;0)" office:value-type="float" office:value="1" calcext:value-type="float">
            <text:p>1</text:p>
          </table:table-cell>
          <table:table-cell table:formula="of:=IF(AND([.$A373]&gt;=[.M$2];[.$A373]&lt;=[.M$3]);1;0)" office:value-type="float" office:value="0" calcext:value-type="float">
            <text:p>0</text:p>
          </table:table-cell>
          <table:table-cell table:formula="of:=IF(AND([.$A373]&gt;=[.N$2];[.$A373]&lt;=[.N$3]);1;0)" office:value-type="float" office:value="0" calcext:value-type="float">
            <text:p>0</text:p>
          </table:table-cell>
          <table:table-cell table:formula="of:=IF(AND([.$A373]&gt;=[.O$2];[.$A3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36078" calcext:value-type="float">
            <text:p>-0.0736078</text:p>
          </table:table-cell>
          <table:table-cell table:formula="of:=IF(AND([.$A374]&gt;=[.B$2];[.$A374]&lt;=[.B$3]);1;0)" office:value-type="float" office:value="0" calcext:value-type="float">
            <text:p>0</text:p>
          </table:table-cell>
          <table:table-cell table:formula="of:=IF(AND([.$A374]&gt;=[.C$2];[.$A374]&lt;=[.C$3]);1;0)" office:value-type="float" office:value="0" calcext:value-type="float">
            <text:p>0</text:p>
          </table:table-cell>
          <table:table-cell table:formula="of:=IF(AND([.$A374]&gt;=[.D$2];[.$A374]&lt;=[.D$3]);1;0)" office:value-type="float" office:value="1" calcext:value-type="float">
            <text:p>1</text:p>
          </table:table-cell>
          <table:table-cell table:formula="of:=IF(AND([.$A374]&gt;=[.E$2];[.$A374]&lt;=[.E$3]);1;0)" office:value-type="float" office:value="0" calcext:value-type="float">
            <text:p>0</text:p>
          </table:table-cell>
          <table:table-cell table:formula="of:=IF(AND([.$A374]&gt;=[.F$2];[.$A374]&lt;=[.F$3]);1;0)" office:value-type="float" office:value="0" calcext:value-type="float">
            <text:p>0</text:p>
          </table:table-cell>
          <table:table-cell table:formula="of:=IF(AND([.$A374]&gt;=[.G$2];[.$A374]&lt;=[.G$3]);1;0)" office:value-type="float" office:value="0" calcext:value-type="float">
            <text:p>0</text:p>
          </table:table-cell>
          <table:table-cell/>
          <table:table-cell office:value-type="float" office:value="-0.0282039" calcext:value-type="float">
            <text:p>-0.0282039</text:p>
          </table:table-cell>
          <table:table-cell table:formula="of:=IF(AND([.$A374]&gt;=[.J$2];[.$A374]&lt;=[.J$3]);1;0)" office:value-type="float" office:value="0" calcext:value-type="float">
            <text:p>0</text:p>
          </table:table-cell>
          <table:table-cell table:formula="of:=IF(AND([.$A374]&gt;=[.K$2];[.$A374]&lt;=[.K$3]);1;0)" office:value-type="float" office:value="0" calcext:value-type="float">
            <text:p>0</text:p>
          </table:table-cell>
          <table:table-cell table:formula="of:=IF(AND([.$A374]&gt;=[.L$2];[.$A374]&lt;=[.L$3]);1;0)" office:value-type="float" office:value="1" calcext:value-type="float">
            <text:p>1</text:p>
          </table:table-cell>
          <table:table-cell table:formula="of:=IF(AND([.$A374]&gt;=[.M$2];[.$A374]&lt;=[.M$3]);1;0)" office:value-type="float" office:value="0" calcext:value-type="float">
            <text:p>0</text:p>
          </table:table-cell>
          <table:table-cell table:formula="of:=IF(AND([.$A374]&gt;=[.N$2];[.$A374]&lt;=[.N$3]);1;0)" office:value-type="float" office:value="0" calcext:value-type="float">
            <text:p>0</text:p>
          </table:table-cell>
          <table:table-cell table:formula="of:=IF(AND([.$A374]&gt;=[.O$2];[.$A3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286" calcext:value-type="float">
            <text:p>0.506286</text:p>
          </table:table-cell>
          <table:table-cell table:formula="of:=IF(AND([.$A375]&gt;=[.B$2];[.$A375]&lt;=[.B$3]);1;0)" office:value-type="float" office:value="0" calcext:value-type="float">
            <text:p>0</text:p>
          </table:table-cell>
          <table:table-cell table:formula="of:=IF(AND([.$A375]&gt;=[.C$2];[.$A375]&lt;=[.C$3]);1;0)" office:value-type="float" office:value="0" calcext:value-type="float">
            <text:p>0</text:p>
          </table:table-cell>
          <table:table-cell table:formula="of:=IF(AND([.$A375]&gt;=[.D$2];[.$A375]&lt;=[.D$3]);1;0)" office:value-type="float" office:value="0" calcext:value-type="float">
            <text:p>0</text:p>
          </table:table-cell>
          <table:table-cell table:formula="of:=IF(AND([.$A375]&gt;=[.E$2];[.$A375]&lt;=[.E$3]);1;0)" office:value-type="float" office:value="1" calcext:value-type="float">
            <text:p>1</text:p>
          </table:table-cell>
          <table:table-cell table:formula="of:=IF(AND([.$A375]&gt;=[.F$2];[.$A375]&lt;=[.F$3]);1;0)" office:value-type="float" office:value="0" calcext:value-type="float">
            <text:p>0</text:p>
          </table:table-cell>
          <table:table-cell table:formula="of:=IF(AND([.$A375]&gt;=[.G$2];[.$A375]&lt;=[.G$3]);1;0)" office:value-type="float" office:value="0" calcext:value-type="float">
            <text:p>0</text:p>
          </table:table-cell>
          <table:table-cell/>
          <table:table-cell office:value-type="float" office:value="0.480554" calcext:value-type="float">
            <text:p>0.480554</text:p>
          </table:table-cell>
          <table:table-cell table:formula="of:=IF(AND([.$A375]&gt;=[.J$2];[.$A375]&lt;=[.J$3]);1;0)" office:value-type="float" office:value="0" calcext:value-type="float">
            <text:p>0</text:p>
          </table:table-cell>
          <table:table-cell table:formula="of:=IF(AND([.$A375]&gt;=[.K$2];[.$A375]&lt;=[.K$3]);1;0)" office:value-type="float" office:value="0" calcext:value-type="float">
            <text:p>0</text:p>
          </table:table-cell>
          <table:table-cell table:formula="of:=IF(AND([.$A375]&gt;=[.L$2];[.$A375]&lt;=[.L$3]);1;0)" office:value-type="float" office:value="0" calcext:value-type="float">
            <text:p>0</text:p>
          </table:table-cell>
          <table:table-cell table:formula="of:=IF(AND([.$A375]&gt;=[.M$2];[.$A375]&lt;=[.M$3]);1;0)" office:value-type="float" office:value="1" calcext:value-type="float">
            <text:p>1</text:p>
          </table:table-cell>
          <table:table-cell table:formula="of:=IF(AND([.$A375]&gt;=[.N$2];[.$A375]&lt;=[.N$3]);1;0)" office:value-type="float" office:value="0" calcext:value-type="float">
            <text:p>0</text:p>
          </table:table-cell>
          <table:table-cell table:formula="of:=IF(AND([.$A375]&gt;=[.O$2];[.$A3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5119" calcext:value-type="float">
            <text:p>-1.35119</text:p>
          </table:table-cell>
          <table:table-cell table:formula="of:=IF(AND([.$A376]&gt;=[.B$2];[.$A376]&lt;=[.B$3]);1;0)" office:value-type="float" office:value="0" calcext:value-type="float">
            <text:p>0</text:p>
          </table:table-cell>
          <table:table-cell table:formula="of:=IF(AND([.$A376]&gt;=[.C$2];[.$A376]&lt;=[.C$3]);1;0)" office:value-type="float" office:value="1" calcext:value-type="float">
            <text:p>1</text:p>
          </table:table-cell>
          <table:table-cell table:formula="of:=IF(AND([.$A376]&gt;=[.D$2];[.$A376]&lt;=[.D$3]);1;0)" office:value-type="float" office:value="0" calcext:value-type="float">
            <text:p>0</text:p>
          </table:table-cell>
          <table:table-cell table:formula="of:=IF(AND([.$A376]&gt;=[.E$2];[.$A376]&lt;=[.E$3]);1;0)" office:value-type="float" office:value="0" calcext:value-type="float">
            <text:p>0</text:p>
          </table:table-cell>
          <table:table-cell table:formula="of:=IF(AND([.$A376]&gt;=[.F$2];[.$A376]&lt;=[.F$3]);1;0)" office:value-type="float" office:value="0" calcext:value-type="float">
            <text:p>0</text:p>
          </table:table-cell>
          <table:table-cell table:formula="of:=IF(AND([.$A376]&gt;=[.G$2];[.$A376]&lt;=[.G$3]);1;0)" office:value-type="float" office:value="0" calcext:value-type="float">
            <text:p>0</text:p>
          </table:table-cell>
          <table:table-cell/>
          <table:table-cell office:value-type="float" office:value="0.0328884" calcext:value-type="float">
            <text:p>0.0328884</text:p>
          </table:table-cell>
          <table:table-cell table:formula="of:=IF(AND([.$A376]&gt;=[.J$2];[.$A376]&lt;=[.J$3]);1;0)" office:value-type="float" office:value="0" calcext:value-type="float">
            <text:p>0</text:p>
          </table:table-cell>
          <table:table-cell table:formula="of:=IF(AND([.$A376]&gt;=[.K$2];[.$A376]&lt;=[.K$3]);1;0)" office:value-type="float" office:value="1" calcext:value-type="float">
            <text:p>1</text:p>
          </table:table-cell>
          <table:table-cell table:formula="of:=IF(AND([.$A376]&gt;=[.L$2];[.$A376]&lt;=[.L$3]);1;0)" office:value-type="float" office:value="0" calcext:value-type="float">
            <text:p>0</text:p>
          </table:table-cell>
          <table:table-cell table:formula="of:=IF(AND([.$A376]&gt;=[.M$2];[.$A376]&lt;=[.M$3]);1;0)" office:value-type="float" office:value="0" calcext:value-type="float">
            <text:p>0</text:p>
          </table:table-cell>
          <table:table-cell table:formula="of:=IF(AND([.$A376]&gt;=[.N$2];[.$A376]&lt;=[.N$3]);1;0)" office:value-type="float" office:value="0" calcext:value-type="float">
            <text:p>0</text:p>
          </table:table-cell>
          <table:table-cell table:formula="of:=IF(AND([.$A376]&gt;=[.O$2];[.$A3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11" calcext:value-type="float">
            <text:p>3.5011</text:p>
          </table:table-cell>
          <table:table-cell table:formula="of:=IF(AND([.$A377]&gt;=[.B$2];[.$A377]&lt;=[.B$3]);1;0)" office:value-type="float" office:value="0" calcext:value-type="float">
            <text:p>0</text:p>
          </table:table-cell>
          <table:table-cell table:formula="of:=IF(AND([.$A377]&gt;=[.C$2];[.$A377]&lt;=[.C$3]);1;0)" office:value-type="float" office:value="0" calcext:value-type="float">
            <text:p>0</text:p>
          </table:table-cell>
          <table:table-cell table:formula="of:=IF(AND([.$A377]&gt;=[.D$2];[.$A377]&lt;=[.D$3]);1;0)" office:value-type="float" office:value="0" calcext:value-type="float">
            <text:p>0</text:p>
          </table:table-cell>
          <table:table-cell table:formula="of:=IF(AND([.$A377]&gt;=[.E$2];[.$A377]&lt;=[.E$3]);1;0)" office:value-type="float" office:value="0" calcext:value-type="float">
            <text:p>0</text:p>
          </table:table-cell>
          <table:table-cell table:formula="of:=IF(AND([.$A377]&gt;=[.F$2];[.$A377]&lt;=[.F$3]);1;0)" office:value-type="float" office:value="0" calcext:value-type="float">
            <text:p>0</text:p>
          </table:table-cell>
          <table:table-cell table:formula="of:=IF(AND([.$A377]&gt;=[.G$2];[.$A377]&lt;=[.G$3]);1;0)" office:value-type="float" office:value="1" calcext:value-type="float">
            <text:p>1</text:p>
          </table:table-cell>
          <table:table-cell/>
          <table:table-cell office:value-type="float" office:value="-0.572219" calcext:value-type="float">
            <text:p>-0.572219</text:p>
          </table:table-cell>
          <table:table-cell table:formula="of:=IF(AND([.$A377]&gt;=[.J$2];[.$A377]&lt;=[.J$3]);1;0)" office:value-type="float" office:value="0" calcext:value-type="float">
            <text:p>0</text:p>
          </table:table-cell>
          <table:table-cell table:formula="of:=IF(AND([.$A377]&gt;=[.K$2];[.$A377]&lt;=[.K$3]);1;0)" office:value-type="float" office:value="0" calcext:value-type="float">
            <text:p>0</text:p>
          </table:table-cell>
          <table:table-cell table:formula="of:=IF(AND([.$A377]&gt;=[.L$2];[.$A377]&lt;=[.L$3]);1;0)" office:value-type="float" office:value="0" calcext:value-type="float">
            <text:p>0</text:p>
          </table:table-cell>
          <table:table-cell table:formula="of:=IF(AND([.$A377]&gt;=[.M$2];[.$A377]&lt;=[.M$3]);1;0)" office:value-type="float" office:value="0" calcext:value-type="float">
            <text:p>0</text:p>
          </table:table-cell>
          <table:table-cell table:formula="of:=IF(AND([.$A377]&gt;=[.N$2];[.$A377]&lt;=[.N$3]);1;0)" office:value-type="float" office:value="0" calcext:value-type="float">
            <text:p>0</text:p>
          </table:table-cell>
          <table:table-cell table:formula="of:=IF(AND([.$A377]&gt;=[.O$2];[.$A377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6469" calcext:value-type="float">
            <text:p>0.626469</text:p>
          </table:table-cell>
          <table:table-cell table:formula="of:=IF(AND([.$A378]&gt;=[.B$2];[.$A378]&lt;=[.B$3]);1;0)" office:value-type="float" office:value="0" calcext:value-type="float">
            <text:p>0</text:p>
          </table:table-cell>
          <table:table-cell table:formula="of:=IF(AND([.$A378]&gt;=[.C$2];[.$A378]&lt;=[.C$3]);1;0)" office:value-type="float" office:value="0" calcext:value-type="float">
            <text:p>0</text:p>
          </table:table-cell>
          <table:table-cell table:formula="of:=IF(AND([.$A378]&gt;=[.D$2];[.$A378]&lt;=[.D$3]);1;0)" office:value-type="float" office:value="0" calcext:value-type="float">
            <text:p>0</text:p>
          </table:table-cell>
          <table:table-cell table:formula="of:=IF(AND([.$A378]&gt;=[.E$2];[.$A378]&lt;=[.E$3]);1;0)" office:value-type="float" office:value="1" calcext:value-type="float">
            <text:p>1</text:p>
          </table:table-cell>
          <table:table-cell table:formula="of:=IF(AND([.$A378]&gt;=[.F$2];[.$A378]&lt;=[.F$3]);1;0)" office:value-type="float" office:value="0" calcext:value-type="float">
            <text:p>0</text:p>
          </table:table-cell>
          <table:table-cell table:formula="of:=IF(AND([.$A378]&gt;=[.G$2];[.$A378]&lt;=[.G$3]);1;0)" office:value-type="float" office:value="0" calcext:value-type="float">
            <text:p>0</text:p>
          </table:table-cell>
          <table:table-cell/>
          <table:table-cell office:value-type="float" office:value="-0.259039" calcext:value-type="float">
            <text:p>-0.259039</text:p>
          </table:table-cell>
          <table:table-cell table:formula="of:=IF(AND([.$A378]&gt;=[.J$2];[.$A378]&lt;=[.J$3]);1;0)" office:value-type="float" office:value="0" calcext:value-type="float">
            <text:p>0</text:p>
          </table:table-cell>
          <table:table-cell table:formula="of:=IF(AND([.$A378]&gt;=[.K$2];[.$A378]&lt;=[.K$3]);1;0)" office:value-type="float" office:value="0" calcext:value-type="float">
            <text:p>0</text:p>
          </table:table-cell>
          <table:table-cell table:formula="of:=IF(AND([.$A378]&gt;=[.L$2];[.$A378]&lt;=[.L$3]);1;0)" office:value-type="float" office:value="0" calcext:value-type="float">
            <text:p>0</text:p>
          </table:table-cell>
          <table:table-cell table:formula="of:=IF(AND([.$A378]&gt;=[.M$2];[.$A378]&lt;=[.M$3]);1;0)" office:value-type="float" office:value="1" calcext:value-type="float">
            <text:p>1</text:p>
          </table:table-cell>
          <table:table-cell table:formula="of:=IF(AND([.$A378]&gt;=[.N$2];[.$A378]&lt;=[.N$3]);1;0)" office:value-type="float" office:value="0" calcext:value-type="float">
            <text:p>0</text:p>
          </table:table-cell>
          <table:table-cell table:formula="of:=IF(AND([.$A378]&gt;=[.O$2];[.$A3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849" calcext:value-type="float">
            <text:p>0.475849</text:p>
          </table:table-cell>
          <table:table-cell table:formula="of:=IF(AND([.$A379]&gt;=[.B$2];[.$A379]&lt;=[.B$3]);1;0)" office:value-type="float" office:value="0" calcext:value-type="float">
            <text:p>0</text:p>
          </table:table-cell>
          <table:table-cell table:formula="of:=IF(AND([.$A379]&gt;=[.C$2];[.$A379]&lt;=[.C$3]);1;0)" office:value-type="float" office:value="0" calcext:value-type="float">
            <text:p>0</text:p>
          </table:table-cell>
          <table:table-cell table:formula="of:=IF(AND([.$A379]&gt;=[.D$2];[.$A379]&lt;=[.D$3]);1;0)" office:value-type="float" office:value="0" calcext:value-type="float">
            <text:p>0</text:p>
          </table:table-cell>
          <table:table-cell table:formula="of:=IF(AND([.$A379]&gt;=[.E$2];[.$A379]&lt;=[.E$3]);1;0)" office:value-type="float" office:value="1" calcext:value-type="float">
            <text:p>1</text:p>
          </table:table-cell>
          <table:table-cell table:formula="of:=IF(AND([.$A379]&gt;=[.F$2];[.$A379]&lt;=[.F$3]);1;0)" office:value-type="float" office:value="0" calcext:value-type="float">
            <text:p>0</text:p>
          </table:table-cell>
          <table:table-cell table:formula="of:=IF(AND([.$A379]&gt;=[.G$2];[.$A379]&lt;=[.G$3]);1;0)" office:value-type="float" office:value="0" calcext:value-type="float">
            <text:p>0</text:p>
          </table:table-cell>
          <table:table-cell/>
          <table:table-cell office:value-type="float" office:value="-1.61607" calcext:value-type="float">
            <text:p>-1.61607</text:p>
          </table:table-cell>
          <table:table-cell table:formula="of:=IF(AND([.$A379]&gt;=[.J$2];[.$A379]&lt;=[.J$3]);1;0)" office:value-type="float" office:value="0" calcext:value-type="float">
            <text:p>0</text:p>
          </table:table-cell>
          <table:table-cell table:formula="of:=IF(AND([.$A379]&gt;=[.K$2];[.$A379]&lt;=[.K$3]);1;0)" office:value-type="float" office:value="0" calcext:value-type="float">
            <text:p>0</text:p>
          </table:table-cell>
          <table:table-cell table:formula="of:=IF(AND([.$A379]&gt;=[.L$2];[.$A379]&lt;=[.L$3]);1;0)" office:value-type="float" office:value="0" calcext:value-type="float">
            <text:p>0</text:p>
          </table:table-cell>
          <table:table-cell table:formula="of:=IF(AND([.$A379]&gt;=[.M$2];[.$A379]&lt;=[.M$3]);1;0)" office:value-type="float" office:value="1" calcext:value-type="float">
            <text:p>1</text:p>
          </table:table-cell>
          <table:table-cell table:formula="of:=IF(AND([.$A379]&gt;=[.N$2];[.$A379]&lt;=[.N$3]);1;0)" office:value-type="float" office:value="0" calcext:value-type="float">
            <text:p>0</text:p>
          </table:table-cell>
          <table:table-cell table:formula="of:=IF(AND([.$A379]&gt;=[.O$2];[.$A3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0714" calcext:value-type="float">
            <text:p>-0.680714</text:p>
          </table:table-cell>
          <table:table-cell table:formula="of:=IF(AND([.$A380]&gt;=[.B$2];[.$A380]&lt;=[.B$3]);1;0)" office:value-type="float" office:value="0" calcext:value-type="float">
            <text:p>0</text:p>
          </table:table-cell>
          <table:table-cell table:formula="of:=IF(AND([.$A380]&gt;=[.C$2];[.$A380]&lt;=[.C$3]);1;0)" office:value-type="float" office:value="0" calcext:value-type="float">
            <text:p>0</text:p>
          </table:table-cell>
          <table:table-cell table:formula="of:=IF(AND([.$A380]&gt;=[.D$2];[.$A380]&lt;=[.D$3]);1;0)" office:value-type="float" office:value="1" calcext:value-type="float">
            <text:p>1</text:p>
          </table:table-cell>
          <table:table-cell table:formula="of:=IF(AND([.$A380]&gt;=[.E$2];[.$A380]&lt;=[.E$3]);1;0)" office:value-type="float" office:value="0" calcext:value-type="float">
            <text:p>0</text:p>
          </table:table-cell>
          <table:table-cell table:formula="of:=IF(AND([.$A380]&gt;=[.F$2];[.$A380]&lt;=[.F$3]);1;0)" office:value-type="float" office:value="0" calcext:value-type="float">
            <text:p>0</text:p>
          </table:table-cell>
          <table:table-cell table:formula="of:=IF(AND([.$A380]&gt;=[.G$2];[.$A380]&lt;=[.G$3]);1;0)" office:value-type="float" office:value="0" calcext:value-type="float">
            <text:p>0</text:p>
          </table:table-cell>
          <table:table-cell/>
          <table:table-cell office:value-type="float" office:value="1.03801" calcext:value-type="float">
            <text:p>1.03801</text:p>
          </table:table-cell>
          <table:table-cell table:formula="of:=IF(AND([.$A380]&gt;=[.J$2];[.$A380]&lt;=[.J$3]);1;0)" office:value-type="float" office:value="0" calcext:value-type="float">
            <text:p>0</text:p>
          </table:table-cell>
          <table:table-cell table:formula="of:=IF(AND([.$A380]&gt;=[.K$2];[.$A380]&lt;=[.K$3]);1;0)" office:value-type="float" office:value="0" calcext:value-type="float">
            <text:p>0</text:p>
          </table:table-cell>
          <table:table-cell table:formula="of:=IF(AND([.$A380]&gt;=[.L$2];[.$A380]&lt;=[.L$3]);1;0)" office:value-type="float" office:value="1" calcext:value-type="float">
            <text:p>1</text:p>
          </table:table-cell>
          <table:table-cell table:formula="of:=IF(AND([.$A380]&gt;=[.M$2];[.$A380]&lt;=[.M$3]);1;0)" office:value-type="float" office:value="0" calcext:value-type="float">
            <text:p>0</text:p>
          </table:table-cell>
          <table:table-cell table:formula="of:=IF(AND([.$A380]&gt;=[.N$2];[.$A380]&lt;=[.N$3]);1;0)" office:value-type="float" office:value="0" calcext:value-type="float">
            <text:p>0</text:p>
          </table:table-cell>
          <table:table-cell table:formula="of:=IF(AND([.$A380]&gt;=[.O$2];[.$A3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2967" calcext:value-type="float">
            <text:p>-0.782967</text:p>
          </table:table-cell>
          <table:table-cell table:formula="of:=IF(AND([.$A381]&gt;=[.B$2];[.$A381]&lt;=[.B$3]);1;0)" office:value-type="float" office:value="0" calcext:value-type="float">
            <text:p>0</text:p>
          </table:table-cell>
          <table:table-cell table:formula="of:=IF(AND([.$A381]&gt;=[.C$2];[.$A381]&lt;=[.C$3]);1;0)" office:value-type="float" office:value="0" calcext:value-type="float">
            <text:p>0</text:p>
          </table:table-cell>
          <table:table-cell table:formula="of:=IF(AND([.$A381]&gt;=[.D$2];[.$A381]&lt;=[.D$3]);1;0)" office:value-type="float" office:value="1" calcext:value-type="float">
            <text:p>1</text:p>
          </table:table-cell>
          <table:table-cell table:formula="of:=IF(AND([.$A381]&gt;=[.E$2];[.$A381]&lt;=[.E$3]);1;0)" office:value-type="float" office:value="0" calcext:value-type="float">
            <text:p>0</text:p>
          </table:table-cell>
          <table:table-cell table:formula="of:=IF(AND([.$A381]&gt;=[.F$2];[.$A381]&lt;=[.F$3]);1;0)" office:value-type="float" office:value="0" calcext:value-type="float">
            <text:p>0</text:p>
          </table:table-cell>
          <table:table-cell table:formula="of:=IF(AND([.$A381]&gt;=[.G$2];[.$A381]&lt;=[.G$3]);1;0)" office:value-type="float" office:value="0" calcext:value-type="float">
            <text:p>0</text:p>
          </table:table-cell>
          <table:table-cell/>
          <table:table-cell office:value-type="float" office:value="0.735037" calcext:value-type="float">
            <text:p>0.735037</text:p>
          </table:table-cell>
          <table:table-cell table:formula="of:=IF(AND([.$A381]&gt;=[.J$2];[.$A381]&lt;=[.J$3]);1;0)" office:value-type="float" office:value="0" calcext:value-type="float">
            <text:p>0</text:p>
          </table:table-cell>
          <table:table-cell table:formula="of:=IF(AND([.$A381]&gt;=[.K$2];[.$A381]&lt;=[.K$3]);1;0)" office:value-type="float" office:value="0" calcext:value-type="float">
            <text:p>0</text:p>
          </table:table-cell>
          <table:table-cell table:formula="of:=IF(AND([.$A381]&gt;=[.L$2];[.$A381]&lt;=[.L$3]);1;0)" office:value-type="float" office:value="1" calcext:value-type="float">
            <text:p>1</text:p>
          </table:table-cell>
          <table:table-cell table:formula="of:=IF(AND([.$A381]&gt;=[.M$2];[.$A381]&lt;=[.M$3]);1;0)" office:value-type="float" office:value="0" calcext:value-type="float">
            <text:p>0</text:p>
          </table:table-cell>
          <table:table-cell table:formula="of:=IF(AND([.$A381]&gt;=[.N$2];[.$A381]&lt;=[.N$3]);1;0)" office:value-type="float" office:value="0" calcext:value-type="float">
            <text:p>0</text:p>
          </table:table-cell>
          <table:table-cell table:formula="of:=IF(AND([.$A381]&gt;=[.O$2];[.$A3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647" calcext:value-type="float">
            <text:p>1.95647</text:p>
          </table:table-cell>
          <table:table-cell table:formula="of:=IF(AND([.$A382]&gt;=[.B$2];[.$A382]&lt;=[.B$3]);1;0)" office:value-type="float" office:value="0" calcext:value-type="float">
            <text:p>0</text:p>
          </table:table-cell>
          <table:table-cell table:formula="of:=IF(AND([.$A382]&gt;=[.C$2];[.$A382]&lt;=[.C$3]);1;0)" office:value-type="float" office:value="0" calcext:value-type="float">
            <text:p>0</text:p>
          </table:table-cell>
          <table:table-cell table:formula="of:=IF(AND([.$A382]&gt;=[.D$2];[.$A382]&lt;=[.D$3]);1;0)" office:value-type="float" office:value="0" calcext:value-type="float">
            <text:p>0</text:p>
          </table:table-cell>
          <table:table-cell table:formula="of:=IF(AND([.$A382]&gt;=[.E$2];[.$A382]&lt;=[.E$3]);1;0)" office:value-type="float" office:value="0" calcext:value-type="float">
            <text:p>0</text:p>
          </table:table-cell>
          <table:table-cell table:formula="of:=IF(AND([.$A382]&gt;=[.F$2];[.$A382]&lt;=[.F$3]);1;0)" office:value-type="float" office:value="1" calcext:value-type="float">
            <text:p>1</text:p>
          </table:table-cell>
          <table:table-cell table:formula="of:=IF(AND([.$A382]&gt;=[.G$2];[.$A382]&lt;=[.G$3]);1;0)" office:value-type="float" office:value="0" calcext:value-type="float">
            <text:p>0</text:p>
          </table:table-cell>
          <table:table-cell/>
          <table:table-cell office:value-type="float" office:value="0.741635" calcext:value-type="float">
            <text:p>0.741635</text:p>
          </table:table-cell>
          <table:table-cell table:formula="of:=IF(AND([.$A382]&gt;=[.J$2];[.$A382]&lt;=[.J$3]);1;0)" office:value-type="float" office:value="0" calcext:value-type="float">
            <text:p>0</text:p>
          </table:table-cell>
          <table:table-cell table:formula="of:=IF(AND([.$A382]&gt;=[.K$2];[.$A382]&lt;=[.K$3]);1;0)" office:value-type="float" office:value="0" calcext:value-type="float">
            <text:p>0</text:p>
          </table:table-cell>
          <table:table-cell table:formula="of:=IF(AND([.$A382]&gt;=[.L$2];[.$A382]&lt;=[.L$3]);1;0)" office:value-type="float" office:value="0" calcext:value-type="float">
            <text:p>0</text:p>
          </table:table-cell>
          <table:table-cell table:formula="of:=IF(AND([.$A382]&gt;=[.M$2];[.$A382]&lt;=[.M$3]);1;0)" office:value-type="float" office:value="0" calcext:value-type="float">
            <text:p>0</text:p>
          </table:table-cell>
          <table:table-cell table:formula="of:=IF(AND([.$A382]&gt;=[.N$2];[.$A382]&lt;=[.N$3]);1;0)" office:value-type="float" office:value="1" calcext:value-type="float">
            <text:p>1</text:p>
          </table:table-cell>
          <table:table-cell table:formula="of:=IF(AND([.$A382]&gt;=[.O$2];[.$A3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29033" calcext:value-type="float">
            <text:p>0.000329033</text:p>
          </table:table-cell>
          <table:table-cell table:formula="of:=IF(AND([.$A383]&gt;=[.B$2];[.$A383]&lt;=[.B$3]);1;0)" office:value-type="float" office:value="0" calcext:value-type="float">
            <text:p>0</text:p>
          </table:table-cell>
          <table:table-cell table:formula="of:=IF(AND([.$A383]&gt;=[.C$2];[.$A383]&lt;=[.C$3]);1;0)" office:value-type="float" office:value="0" calcext:value-type="float">
            <text:p>0</text:p>
          </table:table-cell>
          <table:table-cell table:formula="of:=IF(AND([.$A383]&gt;=[.D$2];[.$A383]&lt;=[.D$3]);1;0)" office:value-type="float" office:value="0" calcext:value-type="float">
            <text:p>0</text:p>
          </table:table-cell>
          <table:table-cell table:formula="of:=IF(AND([.$A383]&gt;=[.E$2];[.$A383]&lt;=[.E$3]);1;0)" office:value-type="float" office:value="1" calcext:value-type="float">
            <text:p>1</text:p>
          </table:table-cell>
          <table:table-cell table:formula="of:=IF(AND([.$A383]&gt;=[.F$2];[.$A383]&lt;=[.F$3]);1;0)" office:value-type="float" office:value="0" calcext:value-type="float">
            <text:p>0</text:p>
          </table:table-cell>
          <table:table-cell table:formula="of:=IF(AND([.$A383]&gt;=[.G$2];[.$A383]&lt;=[.G$3]);1;0)" office:value-type="float" office:value="0" calcext:value-type="float">
            <text:p>0</text:p>
          </table:table-cell>
          <table:table-cell/>
          <table:table-cell office:value-type="float" office:value="0.665439" calcext:value-type="float">
            <text:p>0.665439</text:p>
          </table:table-cell>
          <table:table-cell table:formula="of:=IF(AND([.$A383]&gt;=[.J$2];[.$A383]&lt;=[.J$3]);1;0)" office:value-type="float" office:value="0" calcext:value-type="float">
            <text:p>0</text:p>
          </table:table-cell>
          <table:table-cell table:formula="of:=IF(AND([.$A383]&gt;=[.K$2];[.$A383]&lt;=[.K$3]);1;0)" office:value-type="float" office:value="0" calcext:value-type="float">
            <text:p>0</text:p>
          </table:table-cell>
          <table:table-cell table:formula="of:=IF(AND([.$A383]&gt;=[.L$2];[.$A383]&lt;=[.L$3]);1;0)" office:value-type="float" office:value="0" calcext:value-type="float">
            <text:p>0</text:p>
          </table:table-cell>
          <table:table-cell table:formula="of:=IF(AND([.$A383]&gt;=[.M$2];[.$A383]&lt;=[.M$3]);1;0)" office:value-type="float" office:value="1" calcext:value-type="float">
            <text:p>1</text:p>
          </table:table-cell>
          <table:table-cell table:formula="of:=IF(AND([.$A383]&gt;=[.N$2];[.$A383]&lt;=[.N$3]);1;0)" office:value-type="float" office:value="0" calcext:value-type="float">
            <text:p>0</text:p>
          </table:table-cell>
          <table:table-cell table:formula="of:=IF(AND([.$A383]&gt;=[.O$2];[.$A3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024" calcext:value-type="float">
            <text:p>-0.76024</text:p>
          </table:table-cell>
          <table:table-cell table:formula="of:=IF(AND([.$A384]&gt;=[.B$2];[.$A384]&lt;=[.B$3]);1;0)" office:value-type="float" office:value="0" calcext:value-type="float">
            <text:p>0</text:p>
          </table:table-cell>
          <table:table-cell table:formula="of:=IF(AND([.$A384]&gt;=[.C$2];[.$A384]&lt;=[.C$3]);1;0)" office:value-type="float" office:value="0" calcext:value-type="float">
            <text:p>0</text:p>
          </table:table-cell>
          <table:table-cell table:formula="of:=IF(AND([.$A384]&gt;=[.D$2];[.$A384]&lt;=[.D$3]);1;0)" office:value-type="float" office:value="1" calcext:value-type="float">
            <text:p>1</text:p>
          </table:table-cell>
          <table:table-cell table:formula="of:=IF(AND([.$A384]&gt;=[.E$2];[.$A384]&lt;=[.E$3]);1;0)" office:value-type="float" office:value="0" calcext:value-type="float">
            <text:p>0</text:p>
          </table:table-cell>
          <table:table-cell table:formula="of:=IF(AND([.$A384]&gt;=[.F$2];[.$A384]&lt;=[.F$3]);1;0)" office:value-type="float" office:value="0" calcext:value-type="float">
            <text:p>0</text:p>
          </table:table-cell>
          <table:table-cell table:formula="of:=IF(AND([.$A384]&gt;=[.G$2];[.$A384]&lt;=[.G$3]);1;0)" office:value-type="float" office:value="0" calcext:value-type="float">
            <text:p>0</text:p>
          </table:table-cell>
          <table:table-cell/>
          <table:table-cell office:value-type="float" office:value="-1.64364" calcext:value-type="float">
            <text:p>-1.64364</text:p>
          </table:table-cell>
          <table:table-cell table:formula="of:=IF(AND([.$A384]&gt;=[.J$2];[.$A384]&lt;=[.J$3]);1;0)" office:value-type="float" office:value="0" calcext:value-type="float">
            <text:p>0</text:p>
          </table:table-cell>
          <table:table-cell table:formula="of:=IF(AND([.$A384]&gt;=[.K$2];[.$A384]&lt;=[.K$3]);1;0)" office:value-type="float" office:value="0" calcext:value-type="float">
            <text:p>0</text:p>
          </table:table-cell>
          <table:table-cell table:formula="of:=IF(AND([.$A384]&gt;=[.L$2];[.$A384]&lt;=[.L$3]);1;0)" office:value-type="float" office:value="1" calcext:value-type="float">
            <text:p>1</text:p>
          </table:table-cell>
          <table:table-cell table:formula="of:=IF(AND([.$A384]&gt;=[.M$2];[.$A384]&lt;=[.M$3]);1;0)" office:value-type="float" office:value="0" calcext:value-type="float">
            <text:p>0</text:p>
          </table:table-cell>
          <table:table-cell table:formula="of:=IF(AND([.$A384]&gt;=[.N$2];[.$A384]&lt;=[.N$3]);1;0)" office:value-type="float" office:value="0" calcext:value-type="float">
            <text:p>0</text:p>
          </table:table-cell>
          <table:table-cell table:formula="of:=IF(AND([.$A384]&gt;=[.O$2];[.$A3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20238" calcext:value-type="float">
            <text:p>-0.0820238</text:p>
          </table:table-cell>
          <table:table-cell table:formula="of:=IF(AND([.$A385]&gt;=[.B$2];[.$A385]&lt;=[.B$3]);1;0)" office:value-type="float" office:value="0" calcext:value-type="float">
            <text:p>0</text:p>
          </table:table-cell>
          <table:table-cell table:formula="of:=IF(AND([.$A385]&gt;=[.C$2];[.$A385]&lt;=[.C$3]);1;0)" office:value-type="float" office:value="0" calcext:value-type="float">
            <text:p>0</text:p>
          </table:table-cell>
          <table:table-cell table:formula="of:=IF(AND([.$A385]&gt;=[.D$2];[.$A385]&lt;=[.D$3]);1;0)" office:value-type="float" office:value="1" calcext:value-type="float">
            <text:p>1</text:p>
          </table:table-cell>
          <table:table-cell table:formula="of:=IF(AND([.$A385]&gt;=[.E$2];[.$A385]&lt;=[.E$3]);1;0)" office:value-type="float" office:value="0" calcext:value-type="float">
            <text:p>0</text:p>
          </table:table-cell>
          <table:table-cell table:formula="of:=IF(AND([.$A385]&gt;=[.F$2];[.$A385]&lt;=[.F$3]);1;0)" office:value-type="float" office:value="0" calcext:value-type="float">
            <text:p>0</text:p>
          </table:table-cell>
          <table:table-cell table:formula="of:=IF(AND([.$A385]&gt;=[.G$2];[.$A385]&lt;=[.G$3]);1;0)" office:value-type="float" office:value="0" calcext:value-type="float">
            <text:p>0</text:p>
          </table:table-cell>
          <table:table-cell/>
          <table:table-cell office:value-type="float" office:value="0.552685" calcext:value-type="float">
            <text:p>0.552685</text:p>
          </table:table-cell>
          <table:table-cell table:formula="of:=IF(AND([.$A385]&gt;=[.J$2];[.$A385]&lt;=[.J$3]);1;0)" office:value-type="float" office:value="0" calcext:value-type="float">
            <text:p>0</text:p>
          </table:table-cell>
          <table:table-cell table:formula="of:=IF(AND([.$A385]&gt;=[.K$2];[.$A385]&lt;=[.K$3]);1;0)" office:value-type="float" office:value="0" calcext:value-type="float">
            <text:p>0</text:p>
          </table:table-cell>
          <table:table-cell table:formula="of:=IF(AND([.$A385]&gt;=[.L$2];[.$A385]&lt;=[.L$3]);1;0)" office:value-type="float" office:value="1" calcext:value-type="float">
            <text:p>1</text:p>
          </table:table-cell>
          <table:table-cell table:formula="of:=IF(AND([.$A385]&gt;=[.M$2];[.$A385]&lt;=[.M$3]);1;0)" office:value-type="float" office:value="0" calcext:value-type="float">
            <text:p>0</text:p>
          </table:table-cell>
          <table:table-cell table:formula="of:=IF(AND([.$A385]&gt;=[.N$2];[.$A385]&lt;=[.N$3]);1;0)" office:value-type="float" office:value="0" calcext:value-type="float">
            <text:p>0</text:p>
          </table:table-cell>
          <table:table-cell table:formula="of:=IF(AND([.$A385]&gt;=[.O$2];[.$A3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7089" calcext:value-type="float">
            <text:p>-0.537089</text:p>
          </table:table-cell>
          <table:table-cell table:formula="of:=IF(AND([.$A386]&gt;=[.B$2];[.$A386]&lt;=[.B$3]);1;0)" office:value-type="float" office:value="0" calcext:value-type="float">
            <text:p>0</text:p>
          </table:table-cell>
          <table:table-cell table:formula="of:=IF(AND([.$A386]&gt;=[.C$2];[.$A386]&lt;=[.C$3]);1;0)" office:value-type="float" office:value="0" calcext:value-type="float">
            <text:p>0</text:p>
          </table:table-cell>
          <table:table-cell table:formula="of:=IF(AND([.$A386]&gt;=[.D$2];[.$A386]&lt;=[.D$3]);1;0)" office:value-type="float" office:value="1" calcext:value-type="float">
            <text:p>1</text:p>
          </table:table-cell>
          <table:table-cell table:formula="of:=IF(AND([.$A386]&gt;=[.E$2];[.$A386]&lt;=[.E$3]);1;0)" office:value-type="float" office:value="0" calcext:value-type="float">
            <text:p>0</text:p>
          </table:table-cell>
          <table:table-cell table:formula="of:=IF(AND([.$A386]&gt;=[.F$2];[.$A386]&lt;=[.F$3]);1;0)" office:value-type="float" office:value="0" calcext:value-type="float">
            <text:p>0</text:p>
          </table:table-cell>
          <table:table-cell table:formula="of:=IF(AND([.$A386]&gt;=[.G$2];[.$A386]&lt;=[.G$3]);1;0)" office:value-type="float" office:value="0" calcext:value-type="float">
            <text:p>0</text:p>
          </table:table-cell>
          <table:table-cell/>
          <table:table-cell office:value-type="float" office:value="-1.47705" calcext:value-type="float">
            <text:p>-1.47705</text:p>
          </table:table-cell>
          <table:table-cell table:formula="of:=IF(AND([.$A386]&gt;=[.J$2];[.$A386]&lt;=[.J$3]);1;0)" office:value-type="float" office:value="0" calcext:value-type="float">
            <text:p>0</text:p>
          </table:table-cell>
          <table:table-cell table:formula="of:=IF(AND([.$A386]&gt;=[.K$2];[.$A386]&lt;=[.K$3]);1;0)" office:value-type="float" office:value="0" calcext:value-type="float">
            <text:p>0</text:p>
          </table:table-cell>
          <table:table-cell table:formula="of:=IF(AND([.$A386]&gt;=[.L$2];[.$A386]&lt;=[.L$3]);1;0)" office:value-type="float" office:value="1" calcext:value-type="float">
            <text:p>1</text:p>
          </table:table-cell>
          <table:table-cell table:formula="of:=IF(AND([.$A386]&gt;=[.M$2];[.$A386]&lt;=[.M$3]);1;0)" office:value-type="float" office:value="0" calcext:value-type="float">
            <text:p>0</text:p>
          </table:table-cell>
          <table:table-cell table:formula="of:=IF(AND([.$A386]&gt;=[.N$2];[.$A386]&lt;=[.N$3]);1;0)" office:value-type="float" office:value="0" calcext:value-type="float">
            <text:p>0</text:p>
          </table:table-cell>
          <table:table-cell table:formula="of:=IF(AND([.$A386]&gt;=[.O$2];[.$A3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1662" calcext:value-type="float">
            <text:p>0.671662</text:p>
          </table:table-cell>
          <table:table-cell table:formula="of:=IF(AND([.$A387]&gt;=[.B$2];[.$A387]&lt;=[.B$3]);1;0)" office:value-type="float" office:value="0" calcext:value-type="float">
            <text:p>0</text:p>
          </table:table-cell>
          <table:table-cell table:formula="of:=IF(AND([.$A387]&gt;=[.C$2];[.$A387]&lt;=[.C$3]);1;0)" office:value-type="float" office:value="0" calcext:value-type="float">
            <text:p>0</text:p>
          </table:table-cell>
          <table:table-cell table:formula="of:=IF(AND([.$A387]&gt;=[.D$2];[.$A387]&lt;=[.D$3]);1;0)" office:value-type="float" office:value="0" calcext:value-type="float">
            <text:p>0</text:p>
          </table:table-cell>
          <table:table-cell table:formula="of:=IF(AND([.$A387]&gt;=[.E$2];[.$A387]&lt;=[.E$3]);1;0)" office:value-type="float" office:value="1" calcext:value-type="float">
            <text:p>1</text:p>
          </table:table-cell>
          <table:table-cell table:formula="of:=IF(AND([.$A387]&gt;=[.F$2];[.$A387]&lt;=[.F$3]);1;0)" office:value-type="float" office:value="0" calcext:value-type="float">
            <text:p>0</text:p>
          </table:table-cell>
          <table:table-cell table:formula="of:=IF(AND([.$A387]&gt;=[.G$2];[.$A387]&lt;=[.G$3]);1;0)" office:value-type="float" office:value="0" calcext:value-type="float">
            <text:p>0</text:p>
          </table:table-cell>
          <table:table-cell/>
          <table:table-cell office:value-type="float" office:value="-0.510533" calcext:value-type="float">
            <text:p>-0.510533</text:p>
          </table:table-cell>
          <table:table-cell table:formula="of:=IF(AND([.$A387]&gt;=[.J$2];[.$A387]&lt;=[.J$3]);1;0)" office:value-type="float" office:value="0" calcext:value-type="float">
            <text:p>0</text:p>
          </table:table-cell>
          <table:table-cell table:formula="of:=IF(AND([.$A387]&gt;=[.K$2];[.$A387]&lt;=[.K$3]);1;0)" office:value-type="float" office:value="0" calcext:value-type="float">
            <text:p>0</text:p>
          </table:table-cell>
          <table:table-cell table:formula="of:=IF(AND([.$A387]&gt;=[.L$2];[.$A387]&lt;=[.L$3]);1;0)" office:value-type="float" office:value="0" calcext:value-type="float">
            <text:p>0</text:p>
          </table:table-cell>
          <table:table-cell table:formula="of:=IF(AND([.$A387]&gt;=[.M$2];[.$A387]&lt;=[.M$3]);1;0)" office:value-type="float" office:value="1" calcext:value-type="float">
            <text:p>1</text:p>
          </table:table-cell>
          <table:table-cell table:formula="of:=IF(AND([.$A387]&gt;=[.N$2];[.$A387]&lt;=[.N$3]);1;0)" office:value-type="float" office:value="0" calcext:value-type="float">
            <text:p>0</text:p>
          </table:table-cell>
          <table:table-cell table:formula="of:=IF(AND([.$A387]&gt;=[.O$2];[.$A3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684" calcext:value-type="float">
            <text:p>2.46684</text:p>
          </table:table-cell>
          <table:table-cell table:formula="of:=IF(AND([.$A388]&gt;=[.B$2];[.$A388]&lt;=[.B$3]);1;0)" office:value-type="float" office:value="0" calcext:value-type="float">
            <text:p>0</text:p>
          </table:table-cell>
          <table:table-cell table:formula="of:=IF(AND([.$A388]&gt;=[.C$2];[.$A388]&lt;=[.C$3]);1;0)" office:value-type="float" office:value="0" calcext:value-type="float">
            <text:p>0</text:p>
          </table:table-cell>
          <table:table-cell table:formula="of:=IF(AND([.$A388]&gt;=[.D$2];[.$A388]&lt;=[.D$3]);1;0)" office:value-type="float" office:value="0" calcext:value-type="float">
            <text:p>0</text:p>
          </table:table-cell>
          <table:table-cell table:formula="of:=IF(AND([.$A388]&gt;=[.E$2];[.$A388]&lt;=[.E$3]);1;0)" office:value-type="float" office:value="0" calcext:value-type="float">
            <text:p>0</text:p>
          </table:table-cell>
          <table:table-cell table:formula="of:=IF(AND([.$A388]&gt;=[.F$2];[.$A388]&lt;=[.F$3]);1;0)" office:value-type="float" office:value="0" calcext:value-type="float">
            <text:p>0</text:p>
          </table:table-cell>
          <table:table-cell table:formula="of:=IF(AND([.$A388]&gt;=[.G$2];[.$A388]&lt;=[.G$3]);1;0)" office:value-type="float" office:value="1" calcext:value-type="float">
            <text:p>1</text:p>
          </table:table-cell>
          <table:table-cell/>
          <table:table-cell office:value-type="float" office:value="-0.279735" calcext:value-type="float">
            <text:p>-0.279735</text:p>
          </table:table-cell>
          <table:table-cell table:formula="of:=IF(AND([.$A388]&gt;=[.J$2];[.$A388]&lt;=[.J$3]);1;0)" office:value-type="float" office:value="0" calcext:value-type="float">
            <text:p>0</text:p>
          </table:table-cell>
          <table:table-cell table:formula="of:=IF(AND([.$A388]&gt;=[.K$2];[.$A388]&lt;=[.K$3]);1;0)" office:value-type="float" office:value="0" calcext:value-type="float">
            <text:p>0</text:p>
          </table:table-cell>
          <table:table-cell table:formula="of:=IF(AND([.$A388]&gt;=[.L$2];[.$A388]&lt;=[.L$3]);1;0)" office:value-type="float" office:value="0" calcext:value-type="float">
            <text:p>0</text:p>
          </table:table-cell>
          <table:table-cell table:formula="of:=IF(AND([.$A388]&gt;=[.M$2];[.$A388]&lt;=[.M$3]);1;0)" office:value-type="float" office:value="0" calcext:value-type="float">
            <text:p>0</text:p>
          </table:table-cell>
          <table:table-cell table:formula="of:=IF(AND([.$A388]&gt;=[.N$2];[.$A388]&lt;=[.N$3]);1;0)" office:value-type="float" office:value="0" calcext:value-type="float">
            <text:p>0</text:p>
          </table:table-cell>
          <table:table-cell table:formula="of:=IF(AND([.$A388]&gt;=[.O$2];[.$A388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433936" calcext:value-type="float">
            <text:p>-0.00433936</text:p>
          </table:table-cell>
          <table:table-cell table:formula="of:=IF(AND([.$A389]&gt;=[.B$2];[.$A389]&lt;=[.B$3]);1;0)" office:value-type="float" office:value="0" calcext:value-type="float">
            <text:p>0</text:p>
          </table:table-cell>
          <table:table-cell table:formula="of:=IF(AND([.$A389]&gt;=[.C$2];[.$A389]&lt;=[.C$3]);1;0)" office:value-type="float" office:value="0" calcext:value-type="float">
            <text:p>0</text:p>
          </table:table-cell>
          <table:table-cell table:formula="of:=IF(AND([.$A389]&gt;=[.D$2];[.$A389]&lt;=[.D$3]);1;0)" office:value-type="float" office:value="1" calcext:value-type="float">
            <text:p>1</text:p>
          </table:table-cell>
          <table:table-cell table:formula="of:=IF(AND([.$A389]&gt;=[.E$2];[.$A389]&lt;=[.E$3]);1;0)" office:value-type="float" office:value="0" calcext:value-type="float">
            <text:p>0</text:p>
          </table:table-cell>
          <table:table-cell table:formula="of:=IF(AND([.$A389]&gt;=[.F$2];[.$A389]&lt;=[.F$3]);1;0)" office:value-type="float" office:value="0" calcext:value-type="float">
            <text:p>0</text:p>
          </table:table-cell>
          <table:table-cell table:formula="of:=IF(AND([.$A389]&gt;=[.G$2];[.$A389]&lt;=[.G$3]);1;0)" office:value-type="float" office:value="0" calcext:value-type="float">
            <text:p>0</text:p>
          </table:table-cell>
          <table:table-cell/>
          <table:table-cell office:value-type="float" office:value="1.49856" calcext:value-type="float">
            <text:p>1.49856</text:p>
          </table:table-cell>
          <table:table-cell table:formula="of:=IF(AND([.$A389]&gt;=[.J$2];[.$A389]&lt;=[.J$3]);1;0)" office:value-type="float" office:value="0" calcext:value-type="float">
            <text:p>0</text:p>
          </table:table-cell>
          <table:table-cell table:formula="of:=IF(AND([.$A389]&gt;=[.K$2];[.$A389]&lt;=[.K$3]);1;0)" office:value-type="float" office:value="0" calcext:value-type="float">
            <text:p>0</text:p>
          </table:table-cell>
          <table:table-cell table:formula="of:=IF(AND([.$A389]&gt;=[.L$2];[.$A389]&lt;=[.L$3]);1;0)" office:value-type="float" office:value="1" calcext:value-type="float">
            <text:p>1</text:p>
          </table:table-cell>
          <table:table-cell table:formula="of:=IF(AND([.$A389]&gt;=[.M$2];[.$A389]&lt;=[.M$3]);1;0)" office:value-type="float" office:value="0" calcext:value-type="float">
            <text:p>0</text:p>
          </table:table-cell>
          <table:table-cell table:formula="of:=IF(AND([.$A389]&gt;=[.N$2];[.$A389]&lt;=[.N$3]);1;0)" office:value-type="float" office:value="0" calcext:value-type="float">
            <text:p>0</text:p>
          </table:table-cell>
          <table:table-cell table:formula="of:=IF(AND([.$A389]&gt;=[.O$2];[.$A3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963" calcext:value-type="float">
            <text:p>0.450963</text:p>
          </table:table-cell>
          <table:table-cell table:formula="of:=IF(AND([.$A390]&gt;=[.B$2];[.$A390]&lt;=[.B$3]);1;0)" office:value-type="float" office:value="0" calcext:value-type="float">
            <text:p>0</text:p>
          </table:table-cell>
          <table:table-cell table:formula="of:=IF(AND([.$A390]&gt;=[.C$2];[.$A390]&lt;=[.C$3]);1;0)" office:value-type="float" office:value="0" calcext:value-type="float">
            <text:p>0</text:p>
          </table:table-cell>
          <table:table-cell table:formula="of:=IF(AND([.$A390]&gt;=[.D$2];[.$A390]&lt;=[.D$3]);1;0)" office:value-type="float" office:value="0" calcext:value-type="float">
            <text:p>0</text:p>
          </table:table-cell>
          <table:table-cell table:formula="of:=IF(AND([.$A390]&gt;=[.E$2];[.$A390]&lt;=[.E$3]);1;0)" office:value-type="float" office:value="1" calcext:value-type="float">
            <text:p>1</text:p>
          </table:table-cell>
          <table:table-cell table:formula="of:=IF(AND([.$A390]&gt;=[.F$2];[.$A390]&lt;=[.F$3]);1;0)" office:value-type="float" office:value="0" calcext:value-type="float">
            <text:p>0</text:p>
          </table:table-cell>
          <table:table-cell table:formula="of:=IF(AND([.$A390]&gt;=[.G$2];[.$A390]&lt;=[.G$3]);1;0)" office:value-type="float" office:value="0" calcext:value-type="float">
            <text:p>0</text:p>
          </table:table-cell>
          <table:table-cell/>
          <table:table-cell office:value-type="float" office:value="0.779175" calcext:value-type="float">
            <text:p>0.779175</text:p>
          </table:table-cell>
          <table:table-cell table:formula="of:=IF(AND([.$A390]&gt;=[.J$2];[.$A390]&lt;=[.J$3]);1;0)" office:value-type="float" office:value="0" calcext:value-type="float">
            <text:p>0</text:p>
          </table:table-cell>
          <table:table-cell table:formula="of:=IF(AND([.$A390]&gt;=[.K$2];[.$A390]&lt;=[.K$3]);1;0)" office:value-type="float" office:value="0" calcext:value-type="float">
            <text:p>0</text:p>
          </table:table-cell>
          <table:table-cell table:formula="of:=IF(AND([.$A390]&gt;=[.L$2];[.$A390]&lt;=[.L$3]);1;0)" office:value-type="float" office:value="0" calcext:value-type="float">
            <text:p>0</text:p>
          </table:table-cell>
          <table:table-cell table:formula="of:=IF(AND([.$A390]&gt;=[.M$2];[.$A390]&lt;=[.M$3]);1;0)" office:value-type="float" office:value="1" calcext:value-type="float">
            <text:p>1</text:p>
          </table:table-cell>
          <table:table-cell table:formula="of:=IF(AND([.$A390]&gt;=[.N$2];[.$A390]&lt;=[.N$3]);1;0)" office:value-type="float" office:value="0" calcext:value-type="float">
            <text:p>0</text:p>
          </table:table-cell>
          <table:table-cell table:formula="of:=IF(AND([.$A390]&gt;=[.O$2];[.$A3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757" calcext:value-type="float">
            <text:p>0.121757</text:p>
          </table:table-cell>
          <table:table-cell table:formula="of:=IF(AND([.$A391]&gt;=[.B$2];[.$A391]&lt;=[.B$3]);1;0)" office:value-type="float" office:value="0" calcext:value-type="float">
            <text:p>0</text:p>
          </table:table-cell>
          <table:table-cell table:formula="of:=IF(AND([.$A391]&gt;=[.C$2];[.$A391]&lt;=[.C$3]);1;0)" office:value-type="float" office:value="0" calcext:value-type="float">
            <text:p>0</text:p>
          </table:table-cell>
          <table:table-cell table:formula="of:=IF(AND([.$A391]&gt;=[.D$2];[.$A391]&lt;=[.D$3]);1;0)" office:value-type="float" office:value="0" calcext:value-type="float">
            <text:p>0</text:p>
          </table:table-cell>
          <table:table-cell table:formula="of:=IF(AND([.$A391]&gt;=[.E$2];[.$A391]&lt;=[.E$3]);1;0)" office:value-type="float" office:value="1" calcext:value-type="float">
            <text:p>1</text:p>
          </table:table-cell>
          <table:table-cell table:formula="of:=IF(AND([.$A391]&gt;=[.F$2];[.$A391]&lt;=[.F$3]);1;0)" office:value-type="float" office:value="0" calcext:value-type="float">
            <text:p>0</text:p>
          </table:table-cell>
          <table:table-cell table:formula="of:=IF(AND([.$A391]&gt;=[.G$2];[.$A391]&lt;=[.G$3]);1;0)" office:value-type="float" office:value="0" calcext:value-type="float">
            <text:p>0</text:p>
          </table:table-cell>
          <table:table-cell/>
          <table:table-cell office:value-type="float" office:value="0.547716" calcext:value-type="float">
            <text:p>0.547716</text:p>
          </table:table-cell>
          <table:table-cell table:formula="of:=IF(AND([.$A391]&gt;=[.J$2];[.$A391]&lt;=[.J$3]);1;0)" office:value-type="float" office:value="0" calcext:value-type="float">
            <text:p>0</text:p>
          </table:table-cell>
          <table:table-cell table:formula="of:=IF(AND([.$A391]&gt;=[.K$2];[.$A391]&lt;=[.K$3]);1;0)" office:value-type="float" office:value="0" calcext:value-type="float">
            <text:p>0</text:p>
          </table:table-cell>
          <table:table-cell table:formula="of:=IF(AND([.$A391]&gt;=[.L$2];[.$A391]&lt;=[.L$3]);1;0)" office:value-type="float" office:value="0" calcext:value-type="float">
            <text:p>0</text:p>
          </table:table-cell>
          <table:table-cell table:formula="of:=IF(AND([.$A391]&gt;=[.M$2];[.$A391]&lt;=[.M$3]);1;0)" office:value-type="float" office:value="1" calcext:value-type="float">
            <text:p>1</text:p>
          </table:table-cell>
          <table:table-cell table:formula="of:=IF(AND([.$A391]&gt;=[.N$2];[.$A391]&lt;=[.N$3]);1;0)" office:value-type="float" office:value="0" calcext:value-type="float">
            <text:p>0</text:p>
          </table:table-cell>
          <table:table-cell table:formula="of:=IF(AND([.$A391]&gt;=[.O$2];[.$A3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873" calcext:value-type="float">
            <text:p>1.54873</text:p>
          </table:table-cell>
          <table:table-cell table:formula="of:=IF(AND([.$A392]&gt;=[.B$2];[.$A392]&lt;=[.B$3]);1;0)" office:value-type="float" office:value="0" calcext:value-type="float">
            <text:p>0</text:p>
          </table:table-cell>
          <table:table-cell table:formula="of:=IF(AND([.$A392]&gt;=[.C$2];[.$A392]&lt;=[.C$3]);1;0)" office:value-type="float" office:value="0" calcext:value-type="float">
            <text:p>0</text:p>
          </table:table-cell>
          <table:table-cell table:formula="of:=IF(AND([.$A392]&gt;=[.D$2];[.$A392]&lt;=[.D$3]);1;0)" office:value-type="float" office:value="0" calcext:value-type="float">
            <text:p>0</text:p>
          </table:table-cell>
          <table:table-cell table:formula="of:=IF(AND([.$A392]&gt;=[.E$2];[.$A392]&lt;=[.E$3]);1;0)" office:value-type="float" office:value="0" calcext:value-type="float">
            <text:p>0</text:p>
          </table:table-cell>
          <table:table-cell table:formula="of:=IF(AND([.$A392]&gt;=[.F$2];[.$A392]&lt;=[.F$3]);1;0)" office:value-type="float" office:value="1" calcext:value-type="float">
            <text:p>1</text:p>
          </table:table-cell>
          <table:table-cell table:formula="of:=IF(AND([.$A392]&gt;=[.G$2];[.$A392]&lt;=[.G$3]);1;0)" office:value-type="float" office:value="0" calcext:value-type="float">
            <text:p>0</text:p>
          </table:table-cell>
          <table:table-cell/>
          <table:table-cell office:value-type="float" office:value="1.77592" calcext:value-type="float">
            <text:p>1.77592</text:p>
          </table:table-cell>
          <table:table-cell table:formula="of:=IF(AND([.$A392]&gt;=[.J$2];[.$A392]&lt;=[.J$3]);1;0)" office:value-type="float" office:value="0" calcext:value-type="float">
            <text:p>0</text:p>
          </table:table-cell>
          <table:table-cell table:formula="of:=IF(AND([.$A392]&gt;=[.K$2];[.$A392]&lt;=[.K$3]);1;0)" office:value-type="float" office:value="0" calcext:value-type="float">
            <text:p>0</text:p>
          </table:table-cell>
          <table:table-cell table:formula="of:=IF(AND([.$A392]&gt;=[.L$2];[.$A392]&lt;=[.L$3]);1;0)" office:value-type="float" office:value="0" calcext:value-type="float">
            <text:p>0</text:p>
          </table:table-cell>
          <table:table-cell table:formula="of:=IF(AND([.$A392]&gt;=[.M$2];[.$A392]&lt;=[.M$3]);1;0)" office:value-type="float" office:value="0" calcext:value-type="float">
            <text:p>0</text:p>
          </table:table-cell>
          <table:table-cell table:formula="of:=IF(AND([.$A392]&gt;=[.N$2];[.$A392]&lt;=[.N$3]);1;0)" office:value-type="float" office:value="1" calcext:value-type="float">
            <text:p>1</text:p>
          </table:table-cell>
          <table:table-cell table:formula="of:=IF(AND([.$A392]&gt;=[.O$2];[.$A3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657" calcext:value-type="float">
            <text:p>-1.08657</text:p>
          </table:table-cell>
          <table:table-cell table:formula="of:=IF(AND([.$A393]&gt;=[.B$2];[.$A393]&lt;=[.B$3]);1;0)" office:value-type="float" office:value="0" calcext:value-type="float">
            <text:p>0</text:p>
          </table:table-cell>
          <table:table-cell table:formula="of:=IF(AND([.$A393]&gt;=[.C$2];[.$A393]&lt;=[.C$3]);1;0)" office:value-type="float" office:value="1" calcext:value-type="float">
            <text:p>1</text:p>
          </table:table-cell>
          <table:table-cell table:formula="of:=IF(AND([.$A393]&gt;=[.D$2];[.$A393]&lt;=[.D$3]);1;0)" office:value-type="float" office:value="0" calcext:value-type="float">
            <text:p>0</text:p>
          </table:table-cell>
          <table:table-cell table:formula="of:=IF(AND([.$A393]&gt;=[.E$2];[.$A393]&lt;=[.E$3]);1;0)" office:value-type="float" office:value="0" calcext:value-type="float">
            <text:p>0</text:p>
          </table:table-cell>
          <table:table-cell table:formula="of:=IF(AND([.$A393]&gt;=[.F$2];[.$A393]&lt;=[.F$3]);1;0)" office:value-type="float" office:value="0" calcext:value-type="float">
            <text:p>0</text:p>
          </table:table-cell>
          <table:table-cell table:formula="of:=IF(AND([.$A393]&gt;=[.G$2];[.$A393]&lt;=[.G$3]);1;0)" office:value-type="float" office:value="0" calcext:value-type="float">
            <text:p>0</text:p>
          </table:table-cell>
          <table:table-cell/>
          <table:table-cell office:value-type="float" office:value="-0.0448381" calcext:value-type="float">
            <text:p>-0.0448381</text:p>
          </table:table-cell>
          <table:table-cell table:formula="of:=IF(AND([.$A393]&gt;=[.J$2];[.$A393]&lt;=[.J$3]);1;0)" office:value-type="float" office:value="0" calcext:value-type="float">
            <text:p>0</text:p>
          </table:table-cell>
          <table:table-cell table:formula="of:=IF(AND([.$A393]&gt;=[.K$2];[.$A393]&lt;=[.K$3]);1;0)" office:value-type="float" office:value="1" calcext:value-type="float">
            <text:p>1</text:p>
          </table:table-cell>
          <table:table-cell table:formula="of:=IF(AND([.$A393]&gt;=[.L$2];[.$A393]&lt;=[.L$3]);1;0)" office:value-type="float" office:value="0" calcext:value-type="float">
            <text:p>0</text:p>
          </table:table-cell>
          <table:table-cell table:formula="of:=IF(AND([.$A393]&gt;=[.M$2];[.$A393]&lt;=[.M$3]);1;0)" office:value-type="float" office:value="0" calcext:value-type="float">
            <text:p>0</text:p>
          </table:table-cell>
          <table:table-cell table:formula="of:=IF(AND([.$A393]&gt;=[.N$2];[.$A393]&lt;=[.N$3]);1;0)" office:value-type="float" office:value="0" calcext:value-type="float">
            <text:p>0</text:p>
          </table:table-cell>
          <table:table-cell table:formula="of:=IF(AND([.$A393]&gt;=[.O$2];[.$A3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45431" calcext:value-type="float">
            <text:p>-0.0645431</text:p>
          </table:table-cell>
          <table:table-cell table:formula="of:=IF(AND([.$A394]&gt;=[.B$2];[.$A394]&lt;=[.B$3]);1;0)" office:value-type="float" office:value="0" calcext:value-type="float">
            <text:p>0</text:p>
          </table:table-cell>
          <table:table-cell table:formula="of:=IF(AND([.$A394]&gt;=[.C$2];[.$A394]&lt;=[.C$3]);1;0)" office:value-type="float" office:value="0" calcext:value-type="float">
            <text:p>0</text:p>
          </table:table-cell>
          <table:table-cell table:formula="of:=IF(AND([.$A394]&gt;=[.D$2];[.$A394]&lt;=[.D$3]);1;0)" office:value-type="float" office:value="1" calcext:value-type="float">
            <text:p>1</text:p>
          </table:table-cell>
          <table:table-cell table:formula="of:=IF(AND([.$A394]&gt;=[.E$2];[.$A394]&lt;=[.E$3]);1;0)" office:value-type="float" office:value="0" calcext:value-type="float">
            <text:p>0</text:p>
          </table:table-cell>
          <table:table-cell table:formula="of:=IF(AND([.$A394]&gt;=[.F$2];[.$A394]&lt;=[.F$3]);1;0)" office:value-type="float" office:value="0" calcext:value-type="float">
            <text:p>0</text:p>
          </table:table-cell>
          <table:table-cell table:formula="of:=IF(AND([.$A394]&gt;=[.G$2];[.$A394]&lt;=[.G$3]);1;0)" office:value-type="float" office:value="0" calcext:value-type="float">
            <text:p>0</text:p>
          </table:table-cell>
          <table:table-cell/>
          <table:table-cell office:value-type="float" office:value="1.98143" calcext:value-type="float">
            <text:p>1.98143</text:p>
          </table:table-cell>
          <table:table-cell table:formula="of:=IF(AND([.$A394]&gt;=[.J$2];[.$A394]&lt;=[.J$3]);1;0)" office:value-type="float" office:value="0" calcext:value-type="float">
            <text:p>0</text:p>
          </table:table-cell>
          <table:table-cell table:formula="of:=IF(AND([.$A394]&gt;=[.K$2];[.$A394]&lt;=[.K$3]);1;0)" office:value-type="float" office:value="0" calcext:value-type="float">
            <text:p>0</text:p>
          </table:table-cell>
          <table:table-cell table:formula="of:=IF(AND([.$A394]&gt;=[.L$2];[.$A394]&lt;=[.L$3]);1;0)" office:value-type="float" office:value="1" calcext:value-type="float">
            <text:p>1</text:p>
          </table:table-cell>
          <table:table-cell table:formula="of:=IF(AND([.$A394]&gt;=[.M$2];[.$A394]&lt;=[.M$3]);1;0)" office:value-type="float" office:value="0" calcext:value-type="float">
            <text:p>0</text:p>
          </table:table-cell>
          <table:table-cell table:formula="of:=IF(AND([.$A394]&gt;=[.N$2];[.$A394]&lt;=[.N$3]);1;0)" office:value-type="float" office:value="0" calcext:value-type="float">
            <text:p>0</text:p>
          </table:table-cell>
          <table:table-cell table:formula="of:=IF(AND([.$A394]&gt;=[.O$2];[.$A3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6311" calcext:value-type="float">
            <text:p>-0.186311</text:p>
          </table:table-cell>
          <table:table-cell table:formula="of:=IF(AND([.$A395]&gt;=[.B$2];[.$A395]&lt;=[.B$3]);1;0)" office:value-type="float" office:value="0" calcext:value-type="float">
            <text:p>0</text:p>
          </table:table-cell>
          <table:table-cell table:formula="of:=IF(AND([.$A395]&gt;=[.C$2];[.$A395]&lt;=[.C$3]);1;0)" office:value-type="float" office:value="0" calcext:value-type="float">
            <text:p>0</text:p>
          </table:table-cell>
          <table:table-cell table:formula="of:=IF(AND([.$A395]&gt;=[.D$2];[.$A395]&lt;=[.D$3]);1;0)" office:value-type="float" office:value="1" calcext:value-type="float">
            <text:p>1</text:p>
          </table:table-cell>
          <table:table-cell table:formula="of:=IF(AND([.$A395]&gt;=[.E$2];[.$A395]&lt;=[.E$3]);1;0)" office:value-type="float" office:value="0" calcext:value-type="float">
            <text:p>0</text:p>
          </table:table-cell>
          <table:table-cell table:formula="of:=IF(AND([.$A395]&gt;=[.F$2];[.$A395]&lt;=[.F$3]);1;0)" office:value-type="float" office:value="0" calcext:value-type="float">
            <text:p>0</text:p>
          </table:table-cell>
          <table:table-cell table:formula="of:=IF(AND([.$A395]&gt;=[.G$2];[.$A395]&lt;=[.G$3]);1;0)" office:value-type="float" office:value="0" calcext:value-type="float">
            <text:p>0</text:p>
          </table:table-cell>
          <table:table-cell/>
          <table:table-cell office:value-type="float" office:value="-0.091597" calcext:value-type="float">
            <text:p>-0.091597</text:p>
          </table:table-cell>
          <table:table-cell table:formula="of:=IF(AND([.$A395]&gt;=[.J$2];[.$A395]&lt;=[.J$3]);1;0)" office:value-type="float" office:value="0" calcext:value-type="float">
            <text:p>0</text:p>
          </table:table-cell>
          <table:table-cell table:formula="of:=IF(AND([.$A395]&gt;=[.K$2];[.$A395]&lt;=[.K$3]);1;0)" office:value-type="float" office:value="0" calcext:value-type="float">
            <text:p>0</text:p>
          </table:table-cell>
          <table:table-cell table:formula="of:=IF(AND([.$A395]&gt;=[.L$2];[.$A395]&lt;=[.L$3]);1;0)" office:value-type="float" office:value="1" calcext:value-type="float">
            <text:p>1</text:p>
          </table:table-cell>
          <table:table-cell table:formula="of:=IF(AND([.$A395]&gt;=[.M$2];[.$A395]&lt;=[.M$3]);1;0)" office:value-type="float" office:value="0" calcext:value-type="float">
            <text:p>0</text:p>
          </table:table-cell>
          <table:table-cell table:formula="of:=IF(AND([.$A395]&gt;=[.N$2];[.$A395]&lt;=[.N$3]);1;0)" office:value-type="float" office:value="0" calcext:value-type="float">
            <text:p>0</text:p>
          </table:table-cell>
          <table:table-cell table:formula="of:=IF(AND([.$A395]&gt;=[.O$2];[.$A3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3029" calcext:value-type="float">
            <text:p>0.683029</text:p>
          </table:table-cell>
          <table:table-cell table:formula="of:=IF(AND([.$A396]&gt;=[.B$2];[.$A396]&lt;=[.B$3]);1;0)" office:value-type="float" office:value="0" calcext:value-type="float">
            <text:p>0</text:p>
          </table:table-cell>
          <table:table-cell table:formula="of:=IF(AND([.$A396]&gt;=[.C$2];[.$A396]&lt;=[.C$3]);1;0)" office:value-type="float" office:value="0" calcext:value-type="float">
            <text:p>0</text:p>
          </table:table-cell>
          <table:table-cell table:formula="of:=IF(AND([.$A396]&gt;=[.D$2];[.$A396]&lt;=[.D$3]);1;0)" office:value-type="float" office:value="0" calcext:value-type="float">
            <text:p>0</text:p>
          </table:table-cell>
          <table:table-cell table:formula="of:=IF(AND([.$A396]&gt;=[.E$2];[.$A396]&lt;=[.E$3]);1;0)" office:value-type="float" office:value="1" calcext:value-type="float">
            <text:p>1</text:p>
          </table:table-cell>
          <table:table-cell table:formula="of:=IF(AND([.$A396]&gt;=[.F$2];[.$A396]&lt;=[.F$3]);1;0)" office:value-type="float" office:value="0" calcext:value-type="float">
            <text:p>0</text:p>
          </table:table-cell>
          <table:table-cell table:formula="of:=IF(AND([.$A396]&gt;=[.G$2];[.$A396]&lt;=[.G$3]);1;0)" office:value-type="float" office:value="0" calcext:value-type="float">
            <text:p>0</text:p>
          </table:table-cell>
          <table:table-cell/>
          <table:table-cell office:value-type="float" office:value="0.755759" calcext:value-type="float">
            <text:p>0.755759</text:p>
          </table:table-cell>
          <table:table-cell table:formula="of:=IF(AND([.$A396]&gt;=[.J$2];[.$A396]&lt;=[.J$3]);1;0)" office:value-type="float" office:value="0" calcext:value-type="float">
            <text:p>0</text:p>
          </table:table-cell>
          <table:table-cell table:formula="of:=IF(AND([.$A396]&gt;=[.K$2];[.$A396]&lt;=[.K$3]);1;0)" office:value-type="float" office:value="0" calcext:value-type="float">
            <text:p>0</text:p>
          </table:table-cell>
          <table:table-cell table:formula="of:=IF(AND([.$A396]&gt;=[.L$2];[.$A396]&lt;=[.L$3]);1;0)" office:value-type="float" office:value="0" calcext:value-type="float">
            <text:p>0</text:p>
          </table:table-cell>
          <table:table-cell table:formula="of:=IF(AND([.$A396]&gt;=[.M$2];[.$A396]&lt;=[.M$3]);1;0)" office:value-type="float" office:value="1" calcext:value-type="float">
            <text:p>1</text:p>
          </table:table-cell>
          <table:table-cell table:formula="of:=IF(AND([.$A396]&gt;=[.N$2];[.$A396]&lt;=[.N$3]);1;0)" office:value-type="float" office:value="0" calcext:value-type="float">
            <text:p>0</text:p>
          </table:table-cell>
          <table:table-cell table:formula="of:=IF(AND([.$A396]&gt;=[.O$2];[.$A3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683" calcext:value-type="float">
            <text:p>2.09683</text:p>
          </table:table-cell>
          <table:table-cell table:formula="of:=IF(AND([.$A397]&gt;=[.B$2];[.$A397]&lt;=[.B$3]);1;0)" office:value-type="float" office:value="0" calcext:value-type="float">
            <text:p>0</text:p>
          </table:table-cell>
          <table:table-cell table:formula="of:=IF(AND([.$A397]&gt;=[.C$2];[.$A397]&lt;=[.C$3]);1;0)" office:value-type="float" office:value="0" calcext:value-type="float">
            <text:p>0</text:p>
          </table:table-cell>
          <table:table-cell table:formula="of:=IF(AND([.$A397]&gt;=[.D$2];[.$A397]&lt;=[.D$3]);1;0)" office:value-type="float" office:value="0" calcext:value-type="float">
            <text:p>0</text:p>
          </table:table-cell>
          <table:table-cell table:formula="of:=IF(AND([.$A397]&gt;=[.E$2];[.$A397]&lt;=[.E$3]);1;0)" office:value-type="float" office:value="0" calcext:value-type="float">
            <text:p>0</text:p>
          </table:table-cell>
          <table:table-cell table:formula="of:=IF(AND([.$A397]&gt;=[.F$2];[.$A397]&lt;=[.F$3]);1;0)" office:value-type="float" office:value="0" calcext:value-type="float">
            <text:p>0</text:p>
          </table:table-cell>
          <table:table-cell table:formula="of:=IF(AND([.$A397]&gt;=[.G$2];[.$A397]&lt;=[.G$3]);1;0)" office:value-type="float" office:value="1" calcext:value-type="float">
            <text:p>1</text:p>
          </table:table-cell>
          <table:table-cell/>
          <table:table-cell office:value-type="float" office:value="1.00481" calcext:value-type="float">
            <text:p>1.00481</text:p>
          </table:table-cell>
          <table:table-cell table:formula="of:=IF(AND([.$A397]&gt;=[.J$2];[.$A397]&lt;=[.J$3]);1;0)" office:value-type="float" office:value="0" calcext:value-type="float">
            <text:p>0</text:p>
          </table:table-cell>
          <table:table-cell table:formula="of:=IF(AND([.$A397]&gt;=[.K$2];[.$A397]&lt;=[.K$3]);1;0)" office:value-type="float" office:value="0" calcext:value-type="float">
            <text:p>0</text:p>
          </table:table-cell>
          <table:table-cell table:formula="of:=IF(AND([.$A397]&gt;=[.L$2];[.$A397]&lt;=[.L$3]);1;0)" office:value-type="float" office:value="0" calcext:value-type="float">
            <text:p>0</text:p>
          </table:table-cell>
          <table:table-cell table:formula="of:=IF(AND([.$A397]&gt;=[.M$2];[.$A397]&lt;=[.M$3]);1;0)" office:value-type="float" office:value="0" calcext:value-type="float">
            <text:p>0</text:p>
          </table:table-cell>
          <table:table-cell table:formula="of:=IF(AND([.$A397]&gt;=[.N$2];[.$A397]&lt;=[.N$3]);1;0)" office:value-type="float" office:value="0" calcext:value-type="float">
            <text:p>0</text:p>
          </table:table-cell>
          <table:table-cell table:formula="of:=IF(AND([.$A397]&gt;=[.O$2];[.$A397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47572" calcext:value-type="float">
            <text:p>-0.347572</text:p>
          </table:table-cell>
          <table:table-cell table:formula="of:=IF(AND([.$A398]&gt;=[.B$2];[.$A398]&lt;=[.B$3]);1;0)" office:value-type="float" office:value="0" calcext:value-type="float">
            <text:p>0</text:p>
          </table:table-cell>
          <table:table-cell table:formula="of:=IF(AND([.$A398]&gt;=[.C$2];[.$A398]&lt;=[.C$3]);1;0)" office:value-type="float" office:value="0" calcext:value-type="float">
            <text:p>0</text:p>
          </table:table-cell>
          <table:table-cell table:formula="of:=IF(AND([.$A398]&gt;=[.D$2];[.$A398]&lt;=[.D$3]);1;0)" office:value-type="float" office:value="1" calcext:value-type="float">
            <text:p>1</text:p>
          </table:table-cell>
          <table:table-cell table:formula="of:=IF(AND([.$A398]&gt;=[.E$2];[.$A398]&lt;=[.E$3]);1;0)" office:value-type="float" office:value="0" calcext:value-type="float">
            <text:p>0</text:p>
          </table:table-cell>
          <table:table-cell table:formula="of:=IF(AND([.$A398]&gt;=[.F$2];[.$A398]&lt;=[.F$3]);1;0)" office:value-type="float" office:value="0" calcext:value-type="float">
            <text:p>0</text:p>
          </table:table-cell>
          <table:table-cell table:formula="of:=IF(AND([.$A398]&gt;=[.G$2];[.$A398]&lt;=[.G$3]);1;0)" office:value-type="float" office:value="0" calcext:value-type="float">
            <text:p>0</text:p>
          </table:table-cell>
          <table:table-cell/>
          <table:table-cell office:value-type="float" office:value="0.439393" calcext:value-type="float">
            <text:p>0.439393</text:p>
          </table:table-cell>
          <table:table-cell table:formula="of:=IF(AND([.$A398]&gt;=[.J$2];[.$A398]&lt;=[.J$3]);1;0)" office:value-type="float" office:value="0" calcext:value-type="float">
            <text:p>0</text:p>
          </table:table-cell>
          <table:table-cell table:formula="of:=IF(AND([.$A398]&gt;=[.K$2];[.$A398]&lt;=[.K$3]);1;0)" office:value-type="float" office:value="0" calcext:value-type="float">
            <text:p>0</text:p>
          </table:table-cell>
          <table:table-cell table:formula="of:=IF(AND([.$A398]&gt;=[.L$2];[.$A398]&lt;=[.L$3]);1;0)" office:value-type="float" office:value="1" calcext:value-type="float">
            <text:p>1</text:p>
          </table:table-cell>
          <table:table-cell table:formula="of:=IF(AND([.$A398]&gt;=[.M$2];[.$A398]&lt;=[.M$3]);1;0)" office:value-type="float" office:value="0" calcext:value-type="float">
            <text:p>0</text:p>
          </table:table-cell>
          <table:table-cell table:formula="of:=IF(AND([.$A398]&gt;=[.N$2];[.$A398]&lt;=[.N$3]);1;0)" office:value-type="float" office:value="0" calcext:value-type="float">
            <text:p>0</text:p>
          </table:table-cell>
          <table:table-cell table:formula="of:=IF(AND([.$A398]&gt;=[.O$2];[.$A3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629" calcext:value-type="float">
            <text:p>1.15629</text:p>
          </table:table-cell>
          <table:table-cell table:formula="of:=IF(AND([.$A399]&gt;=[.B$2];[.$A399]&lt;=[.B$3]);1;0)" office:value-type="float" office:value="0" calcext:value-type="float">
            <text:p>0</text:p>
          </table:table-cell>
          <table:table-cell table:formula="of:=IF(AND([.$A399]&gt;=[.C$2];[.$A399]&lt;=[.C$3]);1;0)" office:value-type="float" office:value="0" calcext:value-type="float">
            <text:p>0</text:p>
          </table:table-cell>
          <table:table-cell table:formula="of:=IF(AND([.$A399]&gt;=[.D$2];[.$A399]&lt;=[.D$3]);1;0)" office:value-type="float" office:value="0" calcext:value-type="float">
            <text:p>0</text:p>
          </table:table-cell>
          <table:table-cell table:formula="of:=IF(AND([.$A399]&gt;=[.E$2];[.$A399]&lt;=[.E$3]);1;0)" office:value-type="float" office:value="0" calcext:value-type="float">
            <text:p>0</text:p>
          </table:table-cell>
          <table:table-cell table:formula="of:=IF(AND([.$A399]&gt;=[.F$2];[.$A399]&lt;=[.F$3]);1;0)" office:value-type="float" office:value="1" calcext:value-type="float">
            <text:p>1</text:p>
          </table:table-cell>
          <table:table-cell table:formula="of:=IF(AND([.$A399]&gt;=[.G$2];[.$A399]&lt;=[.G$3]);1;0)" office:value-type="float" office:value="0" calcext:value-type="float">
            <text:p>0</text:p>
          </table:table-cell>
          <table:table-cell/>
          <table:table-cell office:value-type="float" office:value="1.04857" calcext:value-type="float">
            <text:p>1.04857</text:p>
          </table:table-cell>
          <table:table-cell table:formula="of:=IF(AND([.$A399]&gt;=[.J$2];[.$A399]&lt;=[.J$3]);1;0)" office:value-type="float" office:value="0" calcext:value-type="float">
            <text:p>0</text:p>
          </table:table-cell>
          <table:table-cell table:formula="of:=IF(AND([.$A399]&gt;=[.K$2];[.$A399]&lt;=[.K$3]);1;0)" office:value-type="float" office:value="0" calcext:value-type="float">
            <text:p>0</text:p>
          </table:table-cell>
          <table:table-cell table:formula="of:=IF(AND([.$A399]&gt;=[.L$2];[.$A399]&lt;=[.L$3]);1;0)" office:value-type="float" office:value="0" calcext:value-type="float">
            <text:p>0</text:p>
          </table:table-cell>
          <table:table-cell table:formula="of:=IF(AND([.$A399]&gt;=[.M$2];[.$A399]&lt;=[.M$3]);1;0)" office:value-type="float" office:value="0" calcext:value-type="float">
            <text:p>0</text:p>
          </table:table-cell>
          <table:table-cell table:formula="of:=IF(AND([.$A399]&gt;=[.N$2];[.$A399]&lt;=[.N$3]);1;0)" office:value-type="float" office:value="1" calcext:value-type="float">
            <text:p>1</text:p>
          </table:table-cell>
          <table:table-cell table:formula="of:=IF(AND([.$A399]&gt;=[.O$2];[.$A3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1637" calcext:value-type="float">
            <text:p>0.751637</text:p>
          </table:table-cell>
          <table:table-cell table:formula="of:=IF(AND([.$A400]&gt;=[.B$2];[.$A400]&lt;=[.B$3]);1;0)" office:value-type="float" office:value="0" calcext:value-type="float">
            <text:p>0</text:p>
          </table:table-cell>
          <table:table-cell table:formula="of:=IF(AND([.$A400]&gt;=[.C$2];[.$A400]&lt;=[.C$3]);1;0)" office:value-type="float" office:value="0" calcext:value-type="float">
            <text:p>0</text:p>
          </table:table-cell>
          <table:table-cell table:formula="of:=IF(AND([.$A400]&gt;=[.D$2];[.$A400]&lt;=[.D$3]);1;0)" office:value-type="float" office:value="0" calcext:value-type="float">
            <text:p>0</text:p>
          </table:table-cell>
          <table:table-cell table:formula="of:=IF(AND([.$A400]&gt;=[.E$2];[.$A400]&lt;=[.E$3]);1;0)" office:value-type="float" office:value="1" calcext:value-type="float">
            <text:p>1</text:p>
          </table:table-cell>
          <table:table-cell table:formula="of:=IF(AND([.$A400]&gt;=[.F$2];[.$A400]&lt;=[.F$3]);1;0)" office:value-type="float" office:value="0" calcext:value-type="float">
            <text:p>0</text:p>
          </table:table-cell>
          <table:table-cell table:formula="of:=IF(AND([.$A400]&gt;=[.G$2];[.$A400]&lt;=[.G$3]);1;0)" office:value-type="float" office:value="0" calcext:value-type="float">
            <text:p>0</text:p>
          </table:table-cell>
          <table:table-cell/>
          <table:table-cell office:value-type="float" office:value="1.07764" calcext:value-type="float">
            <text:p>1.07764</text:p>
          </table:table-cell>
          <table:table-cell table:formula="of:=IF(AND([.$A400]&gt;=[.J$2];[.$A400]&lt;=[.J$3]);1;0)" office:value-type="float" office:value="0" calcext:value-type="float">
            <text:p>0</text:p>
          </table:table-cell>
          <table:table-cell table:formula="of:=IF(AND([.$A400]&gt;=[.K$2];[.$A400]&lt;=[.K$3]);1;0)" office:value-type="float" office:value="0" calcext:value-type="float">
            <text:p>0</text:p>
          </table:table-cell>
          <table:table-cell table:formula="of:=IF(AND([.$A400]&gt;=[.L$2];[.$A400]&lt;=[.L$3]);1;0)" office:value-type="float" office:value="0" calcext:value-type="float">
            <text:p>0</text:p>
          </table:table-cell>
          <table:table-cell table:formula="of:=IF(AND([.$A400]&gt;=[.M$2];[.$A400]&lt;=[.M$3]);1;0)" office:value-type="float" office:value="1" calcext:value-type="float">
            <text:p>1</text:p>
          </table:table-cell>
          <table:table-cell table:formula="of:=IF(AND([.$A400]&gt;=[.N$2];[.$A400]&lt;=[.N$3]);1;0)" office:value-type="float" office:value="0" calcext:value-type="float">
            <text:p>0</text:p>
          </table:table-cell>
          <table:table-cell table:formula="of:=IF(AND([.$A400]&gt;=[.O$2];[.$A4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4922" calcext:value-type="float">
            <text:p>-0.204922</text:p>
          </table:table-cell>
          <table:table-cell table:formula="of:=IF(AND([.$A401]&gt;=[.B$2];[.$A401]&lt;=[.B$3]);1;0)" office:value-type="float" office:value="0" calcext:value-type="float">
            <text:p>0</text:p>
          </table:table-cell>
          <table:table-cell table:formula="of:=IF(AND([.$A401]&gt;=[.C$2];[.$A401]&lt;=[.C$3]);1;0)" office:value-type="float" office:value="0" calcext:value-type="float">
            <text:p>0</text:p>
          </table:table-cell>
          <table:table-cell table:formula="of:=IF(AND([.$A401]&gt;=[.D$2];[.$A401]&lt;=[.D$3]);1;0)" office:value-type="float" office:value="1" calcext:value-type="float">
            <text:p>1</text:p>
          </table:table-cell>
          <table:table-cell table:formula="of:=IF(AND([.$A401]&gt;=[.E$2];[.$A401]&lt;=[.E$3]);1;0)" office:value-type="float" office:value="0" calcext:value-type="float">
            <text:p>0</text:p>
          </table:table-cell>
          <table:table-cell table:formula="of:=IF(AND([.$A401]&gt;=[.F$2];[.$A401]&lt;=[.F$3]);1;0)" office:value-type="float" office:value="0" calcext:value-type="float">
            <text:p>0</text:p>
          </table:table-cell>
          <table:table-cell table:formula="of:=IF(AND([.$A401]&gt;=[.G$2];[.$A401]&lt;=[.G$3]);1;0)" office:value-type="float" office:value="0" calcext:value-type="float">
            <text:p>0</text:p>
          </table:table-cell>
          <table:table-cell/>
          <table:table-cell office:value-type="float" office:value="-0.351685" calcext:value-type="float">
            <text:p>-0.351685</text:p>
          </table:table-cell>
          <table:table-cell table:formula="of:=IF(AND([.$A401]&gt;=[.J$2];[.$A401]&lt;=[.J$3]);1;0)" office:value-type="float" office:value="0" calcext:value-type="float">
            <text:p>0</text:p>
          </table:table-cell>
          <table:table-cell table:formula="of:=IF(AND([.$A401]&gt;=[.K$2];[.$A401]&lt;=[.K$3]);1;0)" office:value-type="float" office:value="0" calcext:value-type="float">
            <text:p>0</text:p>
          </table:table-cell>
          <table:table-cell table:formula="of:=IF(AND([.$A401]&gt;=[.L$2];[.$A401]&lt;=[.L$3]);1;0)" office:value-type="float" office:value="1" calcext:value-type="float">
            <text:p>1</text:p>
          </table:table-cell>
          <table:table-cell table:formula="of:=IF(AND([.$A401]&gt;=[.M$2];[.$A401]&lt;=[.M$3]);1;0)" office:value-type="float" office:value="0" calcext:value-type="float">
            <text:p>0</text:p>
          </table:table-cell>
          <table:table-cell table:formula="of:=IF(AND([.$A401]&gt;=[.N$2];[.$A401]&lt;=[.N$3]);1;0)" office:value-type="float" office:value="0" calcext:value-type="float">
            <text:p>0</text:p>
          </table:table-cell>
          <table:table-cell table:formula="of:=IF(AND([.$A401]&gt;=[.O$2];[.$A4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331" calcext:value-type="float">
            <text:p>0.915331</text:p>
          </table:table-cell>
          <table:table-cell table:formula="of:=IF(AND([.$A402]&gt;=[.B$2];[.$A402]&lt;=[.B$3]);1;0)" office:value-type="float" office:value="0" calcext:value-type="float">
            <text:p>0</text:p>
          </table:table-cell>
          <table:table-cell table:formula="of:=IF(AND([.$A402]&gt;=[.C$2];[.$A402]&lt;=[.C$3]);1;0)" office:value-type="float" office:value="0" calcext:value-type="float">
            <text:p>0</text:p>
          </table:table-cell>
          <table:table-cell table:formula="of:=IF(AND([.$A402]&gt;=[.D$2];[.$A402]&lt;=[.D$3]);1;0)" office:value-type="float" office:value="0" calcext:value-type="float">
            <text:p>0</text:p>
          </table:table-cell>
          <table:table-cell table:formula="of:=IF(AND([.$A402]&gt;=[.E$2];[.$A402]&lt;=[.E$3]);1;0)" office:value-type="float" office:value="1" calcext:value-type="float">
            <text:p>1</text:p>
          </table:table-cell>
          <table:table-cell table:formula="of:=IF(AND([.$A402]&gt;=[.F$2];[.$A402]&lt;=[.F$3]);1;0)" office:value-type="float" office:value="0" calcext:value-type="float">
            <text:p>0</text:p>
          </table:table-cell>
          <table:table-cell table:formula="of:=IF(AND([.$A402]&gt;=[.G$2];[.$A402]&lt;=[.G$3]);1;0)" office:value-type="float" office:value="0" calcext:value-type="float">
            <text:p>0</text:p>
          </table:table-cell>
          <table:table-cell/>
          <table:table-cell office:value-type="float" office:value="-0.953496" calcext:value-type="float">
            <text:p>-0.953496</text:p>
          </table:table-cell>
          <table:table-cell table:formula="of:=IF(AND([.$A402]&gt;=[.J$2];[.$A402]&lt;=[.J$3]);1;0)" office:value-type="float" office:value="0" calcext:value-type="float">
            <text:p>0</text:p>
          </table:table-cell>
          <table:table-cell table:formula="of:=IF(AND([.$A402]&gt;=[.K$2];[.$A402]&lt;=[.K$3]);1;0)" office:value-type="float" office:value="0" calcext:value-type="float">
            <text:p>0</text:p>
          </table:table-cell>
          <table:table-cell table:formula="of:=IF(AND([.$A402]&gt;=[.L$2];[.$A402]&lt;=[.L$3]);1;0)" office:value-type="float" office:value="0" calcext:value-type="float">
            <text:p>0</text:p>
          </table:table-cell>
          <table:table-cell table:formula="of:=IF(AND([.$A402]&gt;=[.M$2];[.$A402]&lt;=[.M$3]);1;0)" office:value-type="float" office:value="1" calcext:value-type="float">
            <text:p>1</text:p>
          </table:table-cell>
          <table:table-cell table:formula="of:=IF(AND([.$A402]&gt;=[.N$2];[.$A402]&lt;=[.N$3]);1;0)" office:value-type="float" office:value="0" calcext:value-type="float">
            <text:p>0</text:p>
          </table:table-cell>
          <table:table-cell table:formula="of:=IF(AND([.$A402]&gt;=[.O$2];[.$A4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5708" calcext:value-type="float">
            <text:p>-1.65708</text:p>
          </table:table-cell>
          <table:table-cell table:formula="of:=IF(AND([.$A403]&gt;=[.B$2];[.$A403]&lt;=[.B$3]);1;0)" office:value-type="float" office:value="0" calcext:value-type="float">
            <text:p>0</text:p>
          </table:table-cell>
          <table:table-cell table:formula="of:=IF(AND([.$A403]&gt;=[.C$2];[.$A403]&lt;=[.C$3]);1;0)" office:value-type="float" office:value="1" calcext:value-type="float">
            <text:p>1</text:p>
          </table:table-cell>
          <table:table-cell table:formula="of:=IF(AND([.$A403]&gt;=[.D$2];[.$A403]&lt;=[.D$3]);1;0)" office:value-type="float" office:value="0" calcext:value-type="float">
            <text:p>0</text:p>
          </table:table-cell>
          <table:table-cell table:formula="of:=IF(AND([.$A403]&gt;=[.E$2];[.$A403]&lt;=[.E$3]);1;0)" office:value-type="float" office:value="0" calcext:value-type="float">
            <text:p>0</text:p>
          </table:table-cell>
          <table:table-cell table:formula="of:=IF(AND([.$A403]&gt;=[.F$2];[.$A403]&lt;=[.F$3]);1;0)" office:value-type="float" office:value="0" calcext:value-type="float">
            <text:p>0</text:p>
          </table:table-cell>
          <table:table-cell table:formula="of:=IF(AND([.$A403]&gt;=[.G$2];[.$A403]&lt;=[.G$3]);1;0)" office:value-type="float" office:value="0" calcext:value-type="float">
            <text:p>0</text:p>
          </table:table-cell>
          <table:table-cell/>
          <table:table-cell office:value-type="float" office:value="-1.25662" calcext:value-type="float">
            <text:p>-1.25662</text:p>
          </table:table-cell>
          <table:table-cell table:formula="of:=IF(AND([.$A403]&gt;=[.J$2];[.$A403]&lt;=[.J$3]);1;0)" office:value-type="float" office:value="0" calcext:value-type="float">
            <text:p>0</text:p>
          </table:table-cell>
          <table:table-cell table:formula="of:=IF(AND([.$A403]&gt;=[.K$2];[.$A403]&lt;=[.K$3]);1;0)" office:value-type="float" office:value="1" calcext:value-type="float">
            <text:p>1</text:p>
          </table:table-cell>
          <table:table-cell table:formula="of:=IF(AND([.$A403]&gt;=[.L$2];[.$A403]&lt;=[.L$3]);1;0)" office:value-type="float" office:value="0" calcext:value-type="float">
            <text:p>0</text:p>
          </table:table-cell>
          <table:table-cell table:formula="of:=IF(AND([.$A403]&gt;=[.M$2];[.$A403]&lt;=[.M$3]);1;0)" office:value-type="float" office:value="0" calcext:value-type="float">
            <text:p>0</text:p>
          </table:table-cell>
          <table:table-cell table:formula="of:=IF(AND([.$A403]&gt;=[.N$2];[.$A403]&lt;=[.N$3]);1;0)" office:value-type="float" office:value="0" calcext:value-type="float">
            <text:p>0</text:p>
          </table:table-cell>
          <table:table-cell table:formula="of:=IF(AND([.$A403]&gt;=[.O$2];[.$A4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4365" calcext:value-type="float">
            <text:p>-0.454365</text:p>
          </table:table-cell>
          <table:table-cell table:formula="of:=IF(AND([.$A404]&gt;=[.B$2];[.$A404]&lt;=[.B$3]);1;0)" office:value-type="float" office:value="0" calcext:value-type="float">
            <text:p>0</text:p>
          </table:table-cell>
          <table:table-cell table:formula="of:=IF(AND([.$A404]&gt;=[.C$2];[.$A404]&lt;=[.C$3]);1;0)" office:value-type="float" office:value="0" calcext:value-type="float">
            <text:p>0</text:p>
          </table:table-cell>
          <table:table-cell table:formula="of:=IF(AND([.$A404]&gt;=[.D$2];[.$A404]&lt;=[.D$3]);1;0)" office:value-type="float" office:value="1" calcext:value-type="float">
            <text:p>1</text:p>
          </table:table-cell>
          <table:table-cell table:formula="of:=IF(AND([.$A404]&gt;=[.E$2];[.$A404]&lt;=[.E$3]);1;0)" office:value-type="float" office:value="0" calcext:value-type="float">
            <text:p>0</text:p>
          </table:table-cell>
          <table:table-cell table:formula="of:=IF(AND([.$A404]&gt;=[.F$2];[.$A404]&lt;=[.F$3]);1;0)" office:value-type="float" office:value="0" calcext:value-type="float">
            <text:p>0</text:p>
          </table:table-cell>
          <table:table-cell table:formula="of:=IF(AND([.$A404]&gt;=[.G$2];[.$A404]&lt;=[.G$3]);1;0)" office:value-type="float" office:value="0" calcext:value-type="float">
            <text:p>0</text:p>
          </table:table-cell>
          <table:table-cell/>
          <table:table-cell office:value-type="float" office:value="-0.803213" calcext:value-type="float">
            <text:p>-0.803213</text:p>
          </table:table-cell>
          <table:table-cell table:formula="of:=IF(AND([.$A404]&gt;=[.J$2];[.$A404]&lt;=[.J$3]);1;0)" office:value-type="float" office:value="0" calcext:value-type="float">
            <text:p>0</text:p>
          </table:table-cell>
          <table:table-cell table:formula="of:=IF(AND([.$A404]&gt;=[.K$2];[.$A404]&lt;=[.K$3]);1;0)" office:value-type="float" office:value="0" calcext:value-type="float">
            <text:p>0</text:p>
          </table:table-cell>
          <table:table-cell table:formula="of:=IF(AND([.$A404]&gt;=[.L$2];[.$A404]&lt;=[.L$3]);1;0)" office:value-type="float" office:value="1" calcext:value-type="float">
            <text:p>1</text:p>
          </table:table-cell>
          <table:table-cell table:formula="of:=IF(AND([.$A404]&gt;=[.M$2];[.$A404]&lt;=[.M$3]);1;0)" office:value-type="float" office:value="0" calcext:value-type="float">
            <text:p>0</text:p>
          </table:table-cell>
          <table:table-cell table:formula="of:=IF(AND([.$A404]&gt;=[.N$2];[.$A404]&lt;=[.N$3]);1;0)" office:value-type="float" office:value="0" calcext:value-type="float">
            <text:p>0</text:p>
          </table:table-cell>
          <table:table-cell table:formula="of:=IF(AND([.$A404]&gt;=[.O$2];[.$A4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0459" calcext:value-type="float">
            <text:p>-1.00459</text:p>
          </table:table-cell>
          <table:table-cell table:formula="of:=IF(AND([.$A405]&gt;=[.B$2];[.$A405]&lt;=[.B$3]);1;0)" office:value-type="float" office:value="0" calcext:value-type="float">
            <text:p>0</text:p>
          </table:table-cell>
          <table:table-cell table:formula="of:=IF(AND([.$A405]&gt;=[.C$2];[.$A405]&lt;=[.C$3]);1;0)" office:value-type="float" office:value="1" calcext:value-type="float">
            <text:p>1</text:p>
          </table:table-cell>
          <table:table-cell table:formula="of:=IF(AND([.$A405]&gt;=[.D$2];[.$A405]&lt;=[.D$3]);1;0)" office:value-type="float" office:value="0" calcext:value-type="float">
            <text:p>0</text:p>
          </table:table-cell>
          <table:table-cell table:formula="of:=IF(AND([.$A405]&gt;=[.E$2];[.$A405]&lt;=[.E$3]);1;0)" office:value-type="float" office:value="0" calcext:value-type="float">
            <text:p>0</text:p>
          </table:table-cell>
          <table:table-cell table:formula="of:=IF(AND([.$A405]&gt;=[.F$2];[.$A405]&lt;=[.F$3]);1;0)" office:value-type="float" office:value="0" calcext:value-type="float">
            <text:p>0</text:p>
          </table:table-cell>
          <table:table-cell table:formula="of:=IF(AND([.$A405]&gt;=[.G$2];[.$A405]&lt;=[.G$3]);1;0)" office:value-type="float" office:value="0" calcext:value-type="float">
            <text:p>0</text:p>
          </table:table-cell>
          <table:table-cell/>
          <table:table-cell office:value-type="float" office:value="2.19635" calcext:value-type="float">
            <text:p>2.19635</text:p>
          </table:table-cell>
          <table:table-cell table:formula="of:=IF(AND([.$A405]&gt;=[.J$2];[.$A405]&lt;=[.J$3]);1;0)" office:value-type="float" office:value="0" calcext:value-type="float">
            <text:p>0</text:p>
          </table:table-cell>
          <table:table-cell table:formula="of:=IF(AND([.$A405]&gt;=[.K$2];[.$A405]&lt;=[.K$3]);1;0)" office:value-type="float" office:value="1" calcext:value-type="float">
            <text:p>1</text:p>
          </table:table-cell>
          <table:table-cell table:formula="of:=IF(AND([.$A405]&gt;=[.L$2];[.$A405]&lt;=[.L$3]);1;0)" office:value-type="float" office:value="0" calcext:value-type="float">
            <text:p>0</text:p>
          </table:table-cell>
          <table:table-cell table:formula="of:=IF(AND([.$A405]&gt;=[.M$2];[.$A405]&lt;=[.M$3]);1;0)" office:value-type="float" office:value="0" calcext:value-type="float">
            <text:p>0</text:p>
          </table:table-cell>
          <table:table-cell table:formula="of:=IF(AND([.$A405]&gt;=[.N$2];[.$A405]&lt;=[.N$3]);1;0)" office:value-type="float" office:value="0" calcext:value-type="float">
            <text:p>0</text:p>
          </table:table-cell>
          <table:table-cell table:formula="of:=IF(AND([.$A405]&gt;=[.O$2];[.$A4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5317" calcext:value-type="float">
            <text:p>-0.585317</text:p>
          </table:table-cell>
          <table:table-cell table:formula="of:=IF(AND([.$A406]&gt;=[.B$2];[.$A406]&lt;=[.B$3]);1;0)" office:value-type="float" office:value="0" calcext:value-type="float">
            <text:p>0</text:p>
          </table:table-cell>
          <table:table-cell table:formula="of:=IF(AND([.$A406]&gt;=[.C$2];[.$A406]&lt;=[.C$3]);1;0)" office:value-type="float" office:value="0" calcext:value-type="float">
            <text:p>0</text:p>
          </table:table-cell>
          <table:table-cell table:formula="of:=IF(AND([.$A406]&gt;=[.D$2];[.$A406]&lt;=[.D$3]);1;0)" office:value-type="float" office:value="1" calcext:value-type="float">
            <text:p>1</text:p>
          </table:table-cell>
          <table:table-cell table:formula="of:=IF(AND([.$A406]&gt;=[.E$2];[.$A406]&lt;=[.E$3]);1;0)" office:value-type="float" office:value="0" calcext:value-type="float">
            <text:p>0</text:p>
          </table:table-cell>
          <table:table-cell table:formula="of:=IF(AND([.$A406]&gt;=[.F$2];[.$A406]&lt;=[.F$3]);1;0)" office:value-type="float" office:value="0" calcext:value-type="float">
            <text:p>0</text:p>
          </table:table-cell>
          <table:table-cell table:formula="of:=IF(AND([.$A406]&gt;=[.G$2];[.$A406]&lt;=[.G$3]);1;0)" office:value-type="float" office:value="0" calcext:value-type="float">
            <text:p>0</text:p>
          </table:table-cell>
          <table:table-cell/>
          <table:table-cell office:value-type="float" office:value="0.384828" calcext:value-type="float">
            <text:p>0.384828</text:p>
          </table:table-cell>
          <table:table-cell table:formula="of:=IF(AND([.$A406]&gt;=[.J$2];[.$A406]&lt;=[.J$3]);1;0)" office:value-type="float" office:value="0" calcext:value-type="float">
            <text:p>0</text:p>
          </table:table-cell>
          <table:table-cell table:formula="of:=IF(AND([.$A406]&gt;=[.K$2];[.$A406]&lt;=[.K$3]);1;0)" office:value-type="float" office:value="0" calcext:value-type="float">
            <text:p>0</text:p>
          </table:table-cell>
          <table:table-cell table:formula="of:=IF(AND([.$A406]&gt;=[.L$2];[.$A406]&lt;=[.L$3]);1;0)" office:value-type="float" office:value="1" calcext:value-type="float">
            <text:p>1</text:p>
          </table:table-cell>
          <table:table-cell table:formula="of:=IF(AND([.$A406]&gt;=[.M$2];[.$A406]&lt;=[.M$3]);1;0)" office:value-type="float" office:value="0" calcext:value-type="float">
            <text:p>0</text:p>
          </table:table-cell>
          <table:table-cell table:formula="of:=IF(AND([.$A406]&gt;=[.N$2];[.$A406]&lt;=[.N$3]);1;0)" office:value-type="float" office:value="0" calcext:value-type="float">
            <text:p>0</text:p>
          </table:table-cell>
          <table:table-cell table:formula="of:=IF(AND([.$A406]&gt;=[.O$2];[.$A4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5053" calcext:value-type="float">
            <text:p>0.645053</text:p>
          </table:table-cell>
          <table:table-cell table:formula="of:=IF(AND([.$A407]&gt;=[.B$2];[.$A407]&lt;=[.B$3]);1;0)" office:value-type="float" office:value="0" calcext:value-type="float">
            <text:p>0</text:p>
          </table:table-cell>
          <table:table-cell table:formula="of:=IF(AND([.$A407]&gt;=[.C$2];[.$A407]&lt;=[.C$3]);1;0)" office:value-type="float" office:value="0" calcext:value-type="float">
            <text:p>0</text:p>
          </table:table-cell>
          <table:table-cell table:formula="of:=IF(AND([.$A407]&gt;=[.D$2];[.$A407]&lt;=[.D$3]);1;0)" office:value-type="float" office:value="0" calcext:value-type="float">
            <text:p>0</text:p>
          </table:table-cell>
          <table:table-cell table:formula="of:=IF(AND([.$A407]&gt;=[.E$2];[.$A407]&lt;=[.E$3]);1;0)" office:value-type="float" office:value="1" calcext:value-type="float">
            <text:p>1</text:p>
          </table:table-cell>
          <table:table-cell table:formula="of:=IF(AND([.$A407]&gt;=[.F$2];[.$A407]&lt;=[.F$3]);1;0)" office:value-type="float" office:value="0" calcext:value-type="float">
            <text:p>0</text:p>
          </table:table-cell>
          <table:table-cell table:formula="of:=IF(AND([.$A407]&gt;=[.G$2];[.$A407]&lt;=[.G$3]);1;0)" office:value-type="float" office:value="0" calcext:value-type="float">
            <text:p>0</text:p>
          </table:table-cell>
          <table:table-cell/>
          <table:table-cell office:value-type="float" office:value="-0.325789" calcext:value-type="float">
            <text:p>-0.325789</text:p>
          </table:table-cell>
          <table:table-cell table:formula="of:=IF(AND([.$A407]&gt;=[.J$2];[.$A407]&lt;=[.J$3]);1;0)" office:value-type="float" office:value="0" calcext:value-type="float">
            <text:p>0</text:p>
          </table:table-cell>
          <table:table-cell table:formula="of:=IF(AND([.$A407]&gt;=[.K$2];[.$A407]&lt;=[.K$3]);1;0)" office:value-type="float" office:value="0" calcext:value-type="float">
            <text:p>0</text:p>
          </table:table-cell>
          <table:table-cell table:formula="of:=IF(AND([.$A407]&gt;=[.L$2];[.$A407]&lt;=[.L$3]);1;0)" office:value-type="float" office:value="0" calcext:value-type="float">
            <text:p>0</text:p>
          </table:table-cell>
          <table:table-cell table:formula="of:=IF(AND([.$A407]&gt;=[.M$2];[.$A407]&lt;=[.M$3]);1;0)" office:value-type="float" office:value="1" calcext:value-type="float">
            <text:p>1</text:p>
          </table:table-cell>
          <table:table-cell table:formula="of:=IF(AND([.$A407]&gt;=[.N$2];[.$A407]&lt;=[.N$3]);1;0)" office:value-type="float" office:value="0" calcext:value-type="float">
            <text:p>0</text:p>
          </table:table-cell>
          <table:table-cell table:formula="of:=IF(AND([.$A407]&gt;=[.O$2];[.$A4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2041" calcext:value-type="float">
            <text:p>-1.62041</text:p>
          </table:table-cell>
          <table:table-cell table:formula="of:=IF(AND([.$A408]&gt;=[.B$2];[.$A408]&lt;=[.B$3]);1;0)" office:value-type="float" office:value="0" calcext:value-type="float">
            <text:p>0</text:p>
          </table:table-cell>
          <table:table-cell table:formula="of:=IF(AND([.$A408]&gt;=[.C$2];[.$A408]&lt;=[.C$3]);1;0)" office:value-type="float" office:value="1" calcext:value-type="float">
            <text:p>1</text:p>
          </table:table-cell>
          <table:table-cell table:formula="of:=IF(AND([.$A408]&gt;=[.D$2];[.$A408]&lt;=[.D$3]);1;0)" office:value-type="float" office:value="0" calcext:value-type="float">
            <text:p>0</text:p>
          </table:table-cell>
          <table:table-cell table:formula="of:=IF(AND([.$A408]&gt;=[.E$2];[.$A408]&lt;=[.E$3]);1;0)" office:value-type="float" office:value="0" calcext:value-type="float">
            <text:p>0</text:p>
          </table:table-cell>
          <table:table-cell table:formula="of:=IF(AND([.$A408]&gt;=[.F$2];[.$A408]&lt;=[.F$3]);1;0)" office:value-type="float" office:value="0" calcext:value-type="float">
            <text:p>0</text:p>
          </table:table-cell>
          <table:table-cell table:formula="of:=IF(AND([.$A408]&gt;=[.G$2];[.$A408]&lt;=[.G$3]);1;0)" office:value-type="float" office:value="0" calcext:value-type="float">
            <text:p>0</text:p>
          </table:table-cell>
          <table:table-cell/>
          <table:table-cell office:value-type="float" office:value="-1.01571" calcext:value-type="float">
            <text:p>-1.01571</text:p>
          </table:table-cell>
          <table:table-cell table:formula="of:=IF(AND([.$A408]&gt;=[.J$2];[.$A408]&lt;=[.J$3]);1;0)" office:value-type="float" office:value="0" calcext:value-type="float">
            <text:p>0</text:p>
          </table:table-cell>
          <table:table-cell table:formula="of:=IF(AND([.$A408]&gt;=[.K$2];[.$A408]&lt;=[.K$3]);1;0)" office:value-type="float" office:value="1" calcext:value-type="float">
            <text:p>1</text:p>
          </table:table-cell>
          <table:table-cell table:formula="of:=IF(AND([.$A408]&gt;=[.L$2];[.$A408]&lt;=[.L$3]);1;0)" office:value-type="float" office:value="0" calcext:value-type="float">
            <text:p>0</text:p>
          </table:table-cell>
          <table:table-cell table:formula="of:=IF(AND([.$A408]&gt;=[.M$2];[.$A408]&lt;=[.M$3]);1;0)" office:value-type="float" office:value="0" calcext:value-type="float">
            <text:p>0</text:p>
          </table:table-cell>
          <table:table-cell table:formula="of:=IF(AND([.$A408]&gt;=[.N$2];[.$A408]&lt;=[.N$3]);1;0)" office:value-type="float" office:value="0" calcext:value-type="float">
            <text:p>0</text:p>
          </table:table-cell>
          <table:table-cell table:formula="of:=IF(AND([.$A408]&gt;=[.O$2];[.$A4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5042" calcext:value-type="float">
            <text:p>-0.835042</text:p>
          </table:table-cell>
          <table:table-cell table:formula="of:=IF(AND([.$A409]&gt;=[.B$2];[.$A409]&lt;=[.B$3]);1;0)" office:value-type="float" office:value="0" calcext:value-type="float">
            <text:p>0</text:p>
          </table:table-cell>
          <table:table-cell table:formula="of:=IF(AND([.$A409]&gt;=[.C$2];[.$A409]&lt;=[.C$3]);1;0)" office:value-type="float" office:value="0" calcext:value-type="float">
            <text:p>0</text:p>
          </table:table-cell>
          <table:table-cell table:formula="of:=IF(AND([.$A409]&gt;=[.D$2];[.$A409]&lt;=[.D$3]);1;0)" office:value-type="float" office:value="1" calcext:value-type="float">
            <text:p>1</text:p>
          </table:table-cell>
          <table:table-cell table:formula="of:=IF(AND([.$A409]&gt;=[.E$2];[.$A409]&lt;=[.E$3]);1;0)" office:value-type="float" office:value="0" calcext:value-type="float">
            <text:p>0</text:p>
          </table:table-cell>
          <table:table-cell table:formula="of:=IF(AND([.$A409]&gt;=[.F$2];[.$A409]&lt;=[.F$3]);1;0)" office:value-type="float" office:value="0" calcext:value-type="float">
            <text:p>0</text:p>
          </table:table-cell>
          <table:table-cell table:formula="of:=IF(AND([.$A409]&gt;=[.G$2];[.$A409]&lt;=[.G$3]);1;0)" office:value-type="float" office:value="0" calcext:value-type="float">
            <text:p>0</text:p>
          </table:table-cell>
          <table:table-cell/>
          <table:table-cell office:value-type="float" office:value="0.234404" calcext:value-type="float">
            <text:p>0.234404</text:p>
          </table:table-cell>
          <table:table-cell table:formula="of:=IF(AND([.$A409]&gt;=[.J$2];[.$A409]&lt;=[.J$3]);1;0)" office:value-type="float" office:value="0" calcext:value-type="float">
            <text:p>0</text:p>
          </table:table-cell>
          <table:table-cell table:formula="of:=IF(AND([.$A409]&gt;=[.K$2];[.$A409]&lt;=[.K$3]);1;0)" office:value-type="float" office:value="0" calcext:value-type="float">
            <text:p>0</text:p>
          </table:table-cell>
          <table:table-cell table:formula="of:=IF(AND([.$A409]&gt;=[.L$2];[.$A409]&lt;=[.L$3]);1;0)" office:value-type="float" office:value="1" calcext:value-type="float">
            <text:p>1</text:p>
          </table:table-cell>
          <table:table-cell table:formula="of:=IF(AND([.$A409]&gt;=[.M$2];[.$A409]&lt;=[.M$3]);1;0)" office:value-type="float" office:value="0" calcext:value-type="float">
            <text:p>0</text:p>
          </table:table-cell>
          <table:table-cell table:formula="of:=IF(AND([.$A409]&gt;=[.N$2];[.$A409]&lt;=[.N$3]);1;0)" office:value-type="float" office:value="0" calcext:value-type="float">
            <text:p>0</text:p>
          </table:table-cell>
          <table:table-cell table:formula="of:=IF(AND([.$A409]&gt;=[.O$2];[.$A4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8099" calcext:value-type="float">
            <text:p>-0.218099</text:p>
          </table:table-cell>
          <table:table-cell table:formula="of:=IF(AND([.$A410]&gt;=[.B$2];[.$A410]&lt;=[.B$3]);1;0)" office:value-type="float" office:value="0" calcext:value-type="float">
            <text:p>0</text:p>
          </table:table-cell>
          <table:table-cell table:formula="of:=IF(AND([.$A410]&gt;=[.C$2];[.$A410]&lt;=[.C$3]);1;0)" office:value-type="float" office:value="0" calcext:value-type="float">
            <text:p>0</text:p>
          </table:table-cell>
          <table:table-cell table:formula="of:=IF(AND([.$A410]&gt;=[.D$2];[.$A410]&lt;=[.D$3]);1;0)" office:value-type="float" office:value="1" calcext:value-type="float">
            <text:p>1</text:p>
          </table:table-cell>
          <table:table-cell table:formula="of:=IF(AND([.$A410]&gt;=[.E$2];[.$A410]&lt;=[.E$3]);1;0)" office:value-type="float" office:value="0" calcext:value-type="float">
            <text:p>0</text:p>
          </table:table-cell>
          <table:table-cell table:formula="of:=IF(AND([.$A410]&gt;=[.F$2];[.$A410]&lt;=[.F$3]);1;0)" office:value-type="float" office:value="0" calcext:value-type="float">
            <text:p>0</text:p>
          </table:table-cell>
          <table:table-cell table:formula="of:=IF(AND([.$A410]&gt;=[.G$2];[.$A410]&lt;=[.G$3]);1;0)" office:value-type="float" office:value="0" calcext:value-type="float">
            <text:p>0</text:p>
          </table:table-cell>
          <table:table-cell/>
          <table:table-cell office:value-type="float" office:value="-1.55164" calcext:value-type="float">
            <text:p>-1.55164</text:p>
          </table:table-cell>
          <table:table-cell table:formula="of:=IF(AND([.$A410]&gt;=[.J$2];[.$A410]&lt;=[.J$3]);1;0)" office:value-type="float" office:value="0" calcext:value-type="float">
            <text:p>0</text:p>
          </table:table-cell>
          <table:table-cell table:formula="of:=IF(AND([.$A410]&gt;=[.K$2];[.$A410]&lt;=[.K$3]);1;0)" office:value-type="float" office:value="0" calcext:value-type="float">
            <text:p>0</text:p>
          </table:table-cell>
          <table:table-cell table:formula="of:=IF(AND([.$A410]&gt;=[.L$2];[.$A410]&lt;=[.L$3]);1;0)" office:value-type="float" office:value="1" calcext:value-type="float">
            <text:p>1</text:p>
          </table:table-cell>
          <table:table-cell table:formula="of:=IF(AND([.$A410]&gt;=[.M$2];[.$A410]&lt;=[.M$3]);1;0)" office:value-type="float" office:value="0" calcext:value-type="float">
            <text:p>0</text:p>
          </table:table-cell>
          <table:table-cell table:formula="of:=IF(AND([.$A410]&gt;=[.N$2];[.$A410]&lt;=[.N$3]);1;0)" office:value-type="float" office:value="0" calcext:value-type="float">
            <text:p>0</text:p>
          </table:table-cell>
          <table:table-cell table:formula="of:=IF(AND([.$A410]&gt;=[.O$2];[.$A4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053" calcext:value-type="float">
            <text:p>0.384053</text:p>
          </table:table-cell>
          <table:table-cell table:formula="of:=IF(AND([.$A411]&gt;=[.B$2];[.$A411]&lt;=[.B$3]);1;0)" office:value-type="float" office:value="0" calcext:value-type="float">
            <text:p>0</text:p>
          </table:table-cell>
          <table:table-cell table:formula="of:=IF(AND([.$A411]&gt;=[.C$2];[.$A411]&lt;=[.C$3]);1;0)" office:value-type="float" office:value="0" calcext:value-type="float">
            <text:p>0</text:p>
          </table:table-cell>
          <table:table-cell table:formula="of:=IF(AND([.$A411]&gt;=[.D$2];[.$A411]&lt;=[.D$3]);1;0)" office:value-type="float" office:value="0" calcext:value-type="float">
            <text:p>0</text:p>
          </table:table-cell>
          <table:table-cell table:formula="of:=IF(AND([.$A411]&gt;=[.E$2];[.$A411]&lt;=[.E$3]);1;0)" office:value-type="float" office:value="1" calcext:value-type="float">
            <text:p>1</text:p>
          </table:table-cell>
          <table:table-cell table:formula="of:=IF(AND([.$A411]&gt;=[.F$2];[.$A411]&lt;=[.F$3]);1;0)" office:value-type="float" office:value="0" calcext:value-type="float">
            <text:p>0</text:p>
          </table:table-cell>
          <table:table-cell table:formula="of:=IF(AND([.$A411]&gt;=[.G$2];[.$A411]&lt;=[.G$3]);1;0)" office:value-type="float" office:value="0" calcext:value-type="float">
            <text:p>0</text:p>
          </table:table-cell>
          <table:table-cell/>
          <table:table-cell office:value-type="float" office:value="1.34626" calcext:value-type="float">
            <text:p>1.34626</text:p>
          </table:table-cell>
          <table:table-cell table:formula="of:=IF(AND([.$A411]&gt;=[.J$2];[.$A411]&lt;=[.J$3]);1;0)" office:value-type="float" office:value="0" calcext:value-type="float">
            <text:p>0</text:p>
          </table:table-cell>
          <table:table-cell table:formula="of:=IF(AND([.$A411]&gt;=[.K$2];[.$A411]&lt;=[.K$3]);1;0)" office:value-type="float" office:value="0" calcext:value-type="float">
            <text:p>0</text:p>
          </table:table-cell>
          <table:table-cell table:formula="of:=IF(AND([.$A411]&gt;=[.L$2];[.$A411]&lt;=[.L$3]);1;0)" office:value-type="float" office:value="0" calcext:value-type="float">
            <text:p>0</text:p>
          </table:table-cell>
          <table:table-cell table:formula="of:=IF(AND([.$A411]&gt;=[.M$2];[.$A411]&lt;=[.M$3]);1;0)" office:value-type="float" office:value="1" calcext:value-type="float">
            <text:p>1</text:p>
          </table:table-cell>
          <table:table-cell table:formula="of:=IF(AND([.$A411]&gt;=[.N$2];[.$A411]&lt;=[.N$3]);1;0)" office:value-type="float" office:value="0" calcext:value-type="float">
            <text:p>0</text:p>
          </table:table-cell>
          <table:table-cell table:formula="of:=IF(AND([.$A411]&gt;=[.O$2];[.$A4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949" calcext:value-type="float">
            <text:p>-1.8949</text:p>
          </table:table-cell>
          <table:table-cell table:formula="of:=IF(AND([.$A412]&gt;=[.B$2];[.$A412]&lt;=[.B$3]);1;0)" office:value-type="float" office:value="0" calcext:value-type="float">
            <text:p>0</text:p>
          </table:table-cell>
          <table:table-cell table:formula="of:=IF(AND([.$A412]&gt;=[.C$2];[.$A412]&lt;=[.C$3]);1;0)" office:value-type="float" office:value="1" calcext:value-type="float">
            <text:p>1</text:p>
          </table:table-cell>
          <table:table-cell table:formula="of:=IF(AND([.$A412]&gt;=[.D$2];[.$A412]&lt;=[.D$3]);1;0)" office:value-type="float" office:value="0" calcext:value-type="float">
            <text:p>0</text:p>
          </table:table-cell>
          <table:table-cell table:formula="of:=IF(AND([.$A412]&gt;=[.E$2];[.$A412]&lt;=[.E$3]);1;0)" office:value-type="float" office:value="0" calcext:value-type="float">
            <text:p>0</text:p>
          </table:table-cell>
          <table:table-cell table:formula="of:=IF(AND([.$A412]&gt;=[.F$2];[.$A412]&lt;=[.F$3]);1;0)" office:value-type="float" office:value="0" calcext:value-type="float">
            <text:p>0</text:p>
          </table:table-cell>
          <table:table-cell table:formula="of:=IF(AND([.$A412]&gt;=[.G$2];[.$A412]&lt;=[.G$3]);1;0)" office:value-type="float" office:value="0" calcext:value-type="float">
            <text:p>0</text:p>
          </table:table-cell>
          <table:table-cell/>
          <table:table-cell office:value-type="float" office:value="0.159442" calcext:value-type="float">
            <text:p>0.159442</text:p>
          </table:table-cell>
          <table:table-cell table:formula="of:=IF(AND([.$A412]&gt;=[.J$2];[.$A412]&lt;=[.J$3]);1;0)" office:value-type="float" office:value="0" calcext:value-type="float">
            <text:p>0</text:p>
          </table:table-cell>
          <table:table-cell table:formula="of:=IF(AND([.$A412]&gt;=[.K$2];[.$A412]&lt;=[.K$3]);1;0)" office:value-type="float" office:value="1" calcext:value-type="float">
            <text:p>1</text:p>
          </table:table-cell>
          <table:table-cell table:formula="of:=IF(AND([.$A412]&gt;=[.L$2];[.$A412]&lt;=[.L$3]);1;0)" office:value-type="float" office:value="0" calcext:value-type="float">
            <text:p>0</text:p>
          </table:table-cell>
          <table:table-cell table:formula="of:=IF(AND([.$A412]&gt;=[.M$2];[.$A412]&lt;=[.M$3]);1;0)" office:value-type="float" office:value="0" calcext:value-type="float">
            <text:p>0</text:p>
          </table:table-cell>
          <table:table-cell table:formula="of:=IF(AND([.$A412]&gt;=[.N$2];[.$A412]&lt;=[.N$3]);1;0)" office:value-type="float" office:value="0" calcext:value-type="float">
            <text:p>0</text:p>
          </table:table-cell>
          <table:table-cell table:formula="of:=IF(AND([.$A412]&gt;=[.O$2];[.$A4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7998" calcext:value-type="float">
            <text:p>-1.07998</text:p>
          </table:table-cell>
          <table:table-cell table:formula="of:=IF(AND([.$A413]&gt;=[.B$2];[.$A413]&lt;=[.B$3]);1;0)" office:value-type="float" office:value="0" calcext:value-type="float">
            <text:p>0</text:p>
          </table:table-cell>
          <table:table-cell table:formula="of:=IF(AND([.$A413]&gt;=[.C$2];[.$A413]&lt;=[.C$3]);1;0)" office:value-type="float" office:value="1" calcext:value-type="float">
            <text:p>1</text:p>
          </table:table-cell>
          <table:table-cell table:formula="of:=IF(AND([.$A413]&gt;=[.D$2];[.$A413]&lt;=[.D$3]);1;0)" office:value-type="float" office:value="0" calcext:value-type="float">
            <text:p>0</text:p>
          </table:table-cell>
          <table:table-cell table:formula="of:=IF(AND([.$A413]&gt;=[.E$2];[.$A413]&lt;=[.E$3]);1;0)" office:value-type="float" office:value="0" calcext:value-type="float">
            <text:p>0</text:p>
          </table:table-cell>
          <table:table-cell table:formula="of:=IF(AND([.$A413]&gt;=[.F$2];[.$A413]&lt;=[.F$3]);1;0)" office:value-type="float" office:value="0" calcext:value-type="float">
            <text:p>0</text:p>
          </table:table-cell>
          <table:table-cell table:formula="of:=IF(AND([.$A413]&gt;=[.G$2];[.$A413]&lt;=[.G$3]);1;0)" office:value-type="float" office:value="0" calcext:value-type="float">
            <text:p>0</text:p>
          </table:table-cell>
          <table:table-cell/>
          <table:table-cell office:value-type="float" office:value="2.67839" calcext:value-type="float">
            <text:p>2.67839</text:p>
          </table:table-cell>
          <table:table-cell table:formula="of:=IF(AND([.$A413]&gt;=[.J$2];[.$A413]&lt;=[.J$3]);1;0)" office:value-type="float" office:value="0" calcext:value-type="float">
            <text:p>0</text:p>
          </table:table-cell>
          <table:table-cell table:formula="of:=IF(AND([.$A413]&gt;=[.K$2];[.$A413]&lt;=[.K$3]);1;0)" office:value-type="float" office:value="1" calcext:value-type="float">
            <text:p>1</text:p>
          </table:table-cell>
          <table:table-cell table:formula="of:=IF(AND([.$A413]&gt;=[.L$2];[.$A413]&lt;=[.L$3]);1;0)" office:value-type="float" office:value="0" calcext:value-type="float">
            <text:p>0</text:p>
          </table:table-cell>
          <table:table-cell table:formula="of:=IF(AND([.$A413]&gt;=[.M$2];[.$A413]&lt;=[.M$3]);1;0)" office:value-type="float" office:value="0" calcext:value-type="float">
            <text:p>0</text:p>
          </table:table-cell>
          <table:table-cell table:formula="of:=IF(AND([.$A413]&gt;=[.N$2];[.$A413]&lt;=[.N$3]);1;0)" office:value-type="float" office:value="0" calcext:value-type="float">
            <text:p>0</text:p>
          </table:table-cell>
          <table:table-cell table:formula="of:=IF(AND([.$A413]&gt;=[.O$2];[.$A4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9481" calcext:value-type="float">
            <text:p>-1.19481</text:p>
          </table:table-cell>
          <table:table-cell table:formula="of:=IF(AND([.$A414]&gt;=[.B$2];[.$A414]&lt;=[.B$3]);1;0)" office:value-type="float" office:value="0" calcext:value-type="float">
            <text:p>0</text:p>
          </table:table-cell>
          <table:table-cell table:formula="of:=IF(AND([.$A414]&gt;=[.C$2];[.$A414]&lt;=[.C$3]);1;0)" office:value-type="float" office:value="1" calcext:value-type="float">
            <text:p>1</text:p>
          </table:table-cell>
          <table:table-cell table:formula="of:=IF(AND([.$A414]&gt;=[.D$2];[.$A414]&lt;=[.D$3]);1;0)" office:value-type="float" office:value="0" calcext:value-type="float">
            <text:p>0</text:p>
          </table:table-cell>
          <table:table-cell table:formula="of:=IF(AND([.$A414]&gt;=[.E$2];[.$A414]&lt;=[.E$3]);1;0)" office:value-type="float" office:value="0" calcext:value-type="float">
            <text:p>0</text:p>
          </table:table-cell>
          <table:table-cell table:formula="of:=IF(AND([.$A414]&gt;=[.F$2];[.$A414]&lt;=[.F$3]);1;0)" office:value-type="float" office:value="0" calcext:value-type="float">
            <text:p>0</text:p>
          </table:table-cell>
          <table:table-cell table:formula="of:=IF(AND([.$A414]&gt;=[.G$2];[.$A414]&lt;=[.G$3]);1;0)" office:value-type="float" office:value="0" calcext:value-type="float">
            <text:p>0</text:p>
          </table:table-cell>
          <table:table-cell/>
          <table:table-cell office:value-type="float" office:value="-1.40872" calcext:value-type="float">
            <text:p>-1.40872</text:p>
          </table:table-cell>
          <table:table-cell table:formula="of:=IF(AND([.$A414]&gt;=[.J$2];[.$A414]&lt;=[.J$3]);1;0)" office:value-type="float" office:value="0" calcext:value-type="float">
            <text:p>0</text:p>
          </table:table-cell>
          <table:table-cell table:formula="of:=IF(AND([.$A414]&gt;=[.K$2];[.$A414]&lt;=[.K$3]);1;0)" office:value-type="float" office:value="1" calcext:value-type="float">
            <text:p>1</text:p>
          </table:table-cell>
          <table:table-cell table:formula="of:=IF(AND([.$A414]&gt;=[.L$2];[.$A414]&lt;=[.L$3]);1;0)" office:value-type="float" office:value="0" calcext:value-type="float">
            <text:p>0</text:p>
          </table:table-cell>
          <table:table-cell table:formula="of:=IF(AND([.$A414]&gt;=[.M$2];[.$A414]&lt;=[.M$3]);1;0)" office:value-type="float" office:value="0" calcext:value-type="float">
            <text:p>0</text:p>
          </table:table-cell>
          <table:table-cell table:formula="of:=IF(AND([.$A414]&gt;=[.N$2];[.$A414]&lt;=[.N$3]);1;0)" office:value-type="float" office:value="0" calcext:value-type="float">
            <text:p>0</text:p>
          </table:table-cell>
          <table:table-cell table:formula="of:=IF(AND([.$A414]&gt;=[.O$2];[.$A4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4495" calcext:value-type="float">
            <text:p>-0.784495</text:p>
          </table:table-cell>
          <table:table-cell table:formula="of:=IF(AND([.$A415]&gt;=[.B$2];[.$A415]&lt;=[.B$3]);1;0)" office:value-type="float" office:value="0" calcext:value-type="float">
            <text:p>0</text:p>
          </table:table-cell>
          <table:table-cell table:formula="of:=IF(AND([.$A415]&gt;=[.C$2];[.$A415]&lt;=[.C$3]);1;0)" office:value-type="float" office:value="0" calcext:value-type="float">
            <text:p>0</text:p>
          </table:table-cell>
          <table:table-cell table:formula="of:=IF(AND([.$A415]&gt;=[.D$2];[.$A415]&lt;=[.D$3]);1;0)" office:value-type="float" office:value="1" calcext:value-type="float">
            <text:p>1</text:p>
          </table:table-cell>
          <table:table-cell table:formula="of:=IF(AND([.$A415]&gt;=[.E$2];[.$A415]&lt;=[.E$3]);1;0)" office:value-type="float" office:value="0" calcext:value-type="float">
            <text:p>0</text:p>
          </table:table-cell>
          <table:table-cell table:formula="of:=IF(AND([.$A415]&gt;=[.F$2];[.$A415]&lt;=[.F$3]);1;0)" office:value-type="float" office:value="0" calcext:value-type="float">
            <text:p>0</text:p>
          </table:table-cell>
          <table:table-cell table:formula="of:=IF(AND([.$A415]&gt;=[.G$2];[.$A415]&lt;=[.G$3]);1;0)" office:value-type="float" office:value="0" calcext:value-type="float">
            <text:p>0</text:p>
          </table:table-cell>
          <table:table-cell/>
          <table:table-cell office:value-type="float" office:value="-1.21625" calcext:value-type="float">
            <text:p>-1.21625</text:p>
          </table:table-cell>
          <table:table-cell table:formula="of:=IF(AND([.$A415]&gt;=[.J$2];[.$A415]&lt;=[.J$3]);1;0)" office:value-type="float" office:value="0" calcext:value-type="float">
            <text:p>0</text:p>
          </table:table-cell>
          <table:table-cell table:formula="of:=IF(AND([.$A415]&gt;=[.K$2];[.$A415]&lt;=[.K$3]);1;0)" office:value-type="float" office:value="0" calcext:value-type="float">
            <text:p>0</text:p>
          </table:table-cell>
          <table:table-cell table:formula="of:=IF(AND([.$A415]&gt;=[.L$2];[.$A415]&lt;=[.L$3]);1;0)" office:value-type="float" office:value="1" calcext:value-type="float">
            <text:p>1</text:p>
          </table:table-cell>
          <table:table-cell table:formula="of:=IF(AND([.$A415]&gt;=[.M$2];[.$A415]&lt;=[.M$3]);1;0)" office:value-type="float" office:value="0" calcext:value-type="float">
            <text:p>0</text:p>
          </table:table-cell>
          <table:table-cell table:formula="of:=IF(AND([.$A415]&gt;=[.N$2];[.$A415]&lt;=[.N$3]);1;0)" office:value-type="float" office:value="0" calcext:value-type="float">
            <text:p>0</text:p>
          </table:table-cell>
          <table:table-cell table:formula="of:=IF(AND([.$A415]&gt;=[.O$2];[.$A4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677" calcext:value-type="float">
            <text:p>1.12677</text:p>
          </table:table-cell>
          <table:table-cell table:formula="of:=IF(AND([.$A416]&gt;=[.B$2];[.$A416]&lt;=[.B$3]);1;0)" office:value-type="float" office:value="0" calcext:value-type="float">
            <text:p>0</text:p>
          </table:table-cell>
          <table:table-cell table:formula="of:=IF(AND([.$A416]&gt;=[.C$2];[.$A416]&lt;=[.C$3]);1;0)" office:value-type="float" office:value="0" calcext:value-type="float">
            <text:p>0</text:p>
          </table:table-cell>
          <table:table-cell table:formula="of:=IF(AND([.$A416]&gt;=[.D$2];[.$A416]&lt;=[.D$3]);1;0)" office:value-type="float" office:value="0" calcext:value-type="float">
            <text:p>0</text:p>
          </table:table-cell>
          <table:table-cell table:formula="of:=IF(AND([.$A416]&gt;=[.E$2];[.$A416]&lt;=[.E$3]);1;0)" office:value-type="float" office:value="0" calcext:value-type="float">
            <text:p>0</text:p>
          </table:table-cell>
          <table:table-cell table:formula="of:=IF(AND([.$A416]&gt;=[.F$2];[.$A416]&lt;=[.F$3]);1;0)" office:value-type="float" office:value="1" calcext:value-type="float">
            <text:p>1</text:p>
          </table:table-cell>
          <table:table-cell table:formula="of:=IF(AND([.$A416]&gt;=[.G$2];[.$A416]&lt;=[.G$3]);1;0)" office:value-type="float" office:value="0" calcext:value-type="float">
            <text:p>0</text:p>
          </table:table-cell>
          <table:table-cell/>
          <table:table-cell office:value-type="float" office:value="0.721259" calcext:value-type="float">
            <text:p>0.721259</text:p>
          </table:table-cell>
          <table:table-cell table:formula="of:=IF(AND([.$A416]&gt;=[.J$2];[.$A416]&lt;=[.J$3]);1;0)" office:value-type="float" office:value="0" calcext:value-type="float">
            <text:p>0</text:p>
          </table:table-cell>
          <table:table-cell table:formula="of:=IF(AND([.$A416]&gt;=[.K$2];[.$A416]&lt;=[.K$3]);1;0)" office:value-type="float" office:value="0" calcext:value-type="float">
            <text:p>0</text:p>
          </table:table-cell>
          <table:table-cell table:formula="of:=IF(AND([.$A416]&gt;=[.L$2];[.$A416]&lt;=[.L$3]);1;0)" office:value-type="float" office:value="0" calcext:value-type="float">
            <text:p>0</text:p>
          </table:table-cell>
          <table:table-cell table:formula="of:=IF(AND([.$A416]&gt;=[.M$2];[.$A416]&lt;=[.M$3]);1;0)" office:value-type="float" office:value="0" calcext:value-type="float">
            <text:p>0</text:p>
          </table:table-cell>
          <table:table-cell table:formula="of:=IF(AND([.$A416]&gt;=[.N$2];[.$A416]&lt;=[.N$3]);1;0)" office:value-type="float" office:value="1" calcext:value-type="float">
            <text:p>1</text:p>
          </table:table-cell>
          <table:table-cell table:formula="of:=IF(AND([.$A416]&gt;=[.O$2];[.$A4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3776" calcext:value-type="float">
            <text:p>0.363776</text:p>
          </table:table-cell>
          <table:table-cell table:formula="of:=IF(AND([.$A417]&gt;=[.B$2];[.$A417]&lt;=[.B$3]);1;0)" office:value-type="float" office:value="0" calcext:value-type="float">
            <text:p>0</text:p>
          </table:table-cell>
          <table:table-cell table:formula="of:=IF(AND([.$A417]&gt;=[.C$2];[.$A417]&lt;=[.C$3]);1;0)" office:value-type="float" office:value="0" calcext:value-type="float">
            <text:p>0</text:p>
          </table:table-cell>
          <table:table-cell table:formula="of:=IF(AND([.$A417]&gt;=[.D$2];[.$A417]&lt;=[.D$3]);1;0)" office:value-type="float" office:value="0" calcext:value-type="float">
            <text:p>0</text:p>
          </table:table-cell>
          <table:table-cell table:formula="of:=IF(AND([.$A417]&gt;=[.E$2];[.$A417]&lt;=[.E$3]);1;0)" office:value-type="float" office:value="1" calcext:value-type="float">
            <text:p>1</text:p>
          </table:table-cell>
          <table:table-cell table:formula="of:=IF(AND([.$A417]&gt;=[.F$2];[.$A417]&lt;=[.F$3]);1;0)" office:value-type="float" office:value="0" calcext:value-type="float">
            <text:p>0</text:p>
          </table:table-cell>
          <table:table-cell table:formula="of:=IF(AND([.$A417]&gt;=[.G$2];[.$A417]&lt;=[.G$3]);1;0)" office:value-type="float" office:value="0" calcext:value-type="float">
            <text:p>0</text:p>
          </table:table-cell>
          <table:table-cell/>
          <table:table-cell office:value-type="float" office:value="-0.311633" calcext:value-type="float">
            <text:p>-0.311633</text:p>
          </table:table-cell>
          <table:table-cell table:formula="of:=IF(AND([.$A417]&gt;=[.J$2];[.$A417]&lt;=[.J$3]);1;0)" office:value-type="float" office:value="0" calcext:value-type="float">
            <text:p>0</text:p>
          </table:table-cell>
          <table:table-cell table:formula="of:=IF(AND([.$A417]&gt;=[.K$2];[.$A417]&lt;=[.K$3]);1;0)" office:value-type="float" office:value="0" calcext:value-type="float">
            <text:p>0</text:p>
          </table:table-cell>
          <table:table-cell table:formula="of:=IF(AND([.$A417]&gt;=[.L$2];[.$A417]&lt;=[.L$3]);1;0)" office:value-type="float" office:value="0" calcext:value-type="float">
            <text:p>0</text:p>
          </table:table-cell>
          <table:table-cell table:formula="of:=IF(AND([.$A417]&gt;=[.M$2];[.$A417]&lt;=[.M$3]);1;0)" office:value-type="float" office:value="1" calcext:value-type="float">
            <text:p>1</text:p>
          </table:table-cell>
          <table:table-cell table:formula="of:=IF(AND([.$A417]&gt;=[.N$2];[.$A417]&lt;=[.N$3]);1;0)" office:value-type="float" office:value="0" calcext:value-type="float">
            <text:p>0</text:p>
          </table:table-cell>
          <table:table-cell table:formula="of:=IF(AND([.$A417]&gt;=[.O$2];[.$A4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427" calcext:value-type="float">
            <text:p>0.296427</text:p>
          </table:table-cell>
          <table:table-cell table:formula="of:=IF(AND([.$A418]&gt;=[.B$2];[.$A418]&lt;=[.B$3]);1;0)" office:value-type="float" office:value="0" calcext:value-type="float">
            <text:p>0</text:p>
          </table:table-cell>
          <table:table-cell table:formula="of:=IF(AND([.$A418]&gt;=[.C$2];[.$A418]&lt;=[.C$3]);1;0)" office:value-type="float" office:value="0" calcext:value-type="float">
            <text:p>0</text:p>
          </table:table-cell>
          <table:table-cell table:formula="of:=IF(AND([.$A418]&gt;=[.D$2];[.$A418]&lt;=[.D$3]);1;0)" office:value-type="float" office:value="0" calcext:value-type="float">
            <text:p>0</text:p>
          </table:table-cell>
          <table:table-cell table:formula="of:=IF(AND([.$A418]&gt;=[.E$2];[.$A418]&lt;=[.E$3]);1;0)" office:value-type="float" office:value="1" calcext:value-type="float">
            <text:p>1</text:p>
          </table:table-cell>
          <table:table-cell table:formula="of:=IF(AND([.$A418]&gt;=[.F$2];[.$A418]&lt;=[.F$3]);1;0)" office:value-type="float" office:value="0" calcext:value-type="float">
            <text:p>0</text:p>
          </table:table-cell>
          <table:table-cell table:formula="of:=IF(AND([.$A418]&gt;=[.G$2];[.$A418]&lt;=[.G$3]);1;0)" office:value-type="float" office:value="0" calcext:value-type="float">
            <text:p>0</text:p>
          </table:table-cell>
          <table:table-cell/>
          <table:table-cell office:value-type="float" office:value="-0.214748" calcext:value-type="float">
            <text:p>-0.214748</text:p>
          </table:table-cell>
          <table:table-cell table:formula="of:=IF(AND([.$A418]&gt;=[.J$2];[.$A418]&lt;=[.J$3]);1;0)" office:value-type="float" office:value="0" calcext:value-type="float">
            <text:p>0</text:p>
          </table:table-cell>
          <table:table-cell table:formula="of:=IF(AND([.$A418]&gt;=[.K$2];[.$A418]&lt;=[.K$3]);1;0)" office:value-type="float" office:value="0" calcext:value-type="float">
            <text:p>0</text:p>
          </table:table-cell>
          <table:table-cell table:formula="of:=IF(AND([.$A418]&gt;=[.L$2];[.$A418]&lt;=[.L$3]);1;0)" office:value-type="float" office:value="0" calcext:value-type="float">
            <text:p>0</text:p>
          </table:table-cell>
          <table:table-cell table:formula="of:=IF(AND([.$A418]&gt;=[.M$2];[.$A418]&lt;=[.M$3]);1;0)" office:value-type="float" office:value="1" calcext:value-type="float">
            <text:p>1</text:p>
          </table:table-cell>
          <table:table-cell table:formula="of:=IF(AND([.$A418]&gt;=[.N$2];[.$A418]&lt;=[.N$3]);1;0)" office:value-type="float" office:value="0" calcext:value-type="float">
            <text:p>0</text:p>
          </table:table-cell>
          <table:table-cell table:formula="of:=IF(AND([.$A418]&gt;=[.O$2];[.$A4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333" calcext:value-type="float">
            <text:p>1.04333</text:p>
          </table:table-cell>
          <table:table-cell table:formula="of:=IF(AND([.$A419]&gt;=[.B$2];[.$A419]&lt;=[.B$3]);1;0)" office:value-type="float" office:value="0" calcext:value-type="float">
            <text:p>0</text:p>
          </table:table-cell>
          <table:table-cell table:formula="of:=IF(AND([.$A419]&gt;=[.C$2];[.$A419]&lt;=[.C$3]);1;0)" office:value-type="float" office:value="0" calcext:value-type="float">
            <text:p>0</text:p>
          </table:table-cell>
          <table:table-cell table:formula="of:=IF(AND([.$A419]&gt;=[.D$2];[.$A419]&lt;=[.D$3]);1;0)" office:value-type="float" office:value="0" calcext:value-type="float">
            <text:p>0</text:p>
          </table:table-cell>
          <table:table-cell table:formula="of:=IF(AND([.$A419]&gt;=[.E$2];[.$A419]&lt;=[.E$3]);1;0)" office:value-type="float" office:value="0" calcext:value-type="float">
            <text:p>0</text:p>
          </table:table-cell>
          <table:table-cell table:formula="of:=IF(AND([.$A419]&gt;=[.F$2];[.$A419]&lt;=[.F$3]);1;0)" office:value-type="float" office:value="1" calcext:value-type="float">
            <text:p>1</text:p>
          </table:table-cell>
          <table:table-cell table:formula="of:=IF(AND([.$A419]&gt;=[.G$2];[.$A419]&lt;=[.G$3]);1;0)" office:value-type="float" office:value="0" calcext:value-type="float">
            <text:p>0</text:p>
          </table:table-cell>
          <table:table-cell/>
          <table:table-cell office:value-type="float" office:value="-0.535346" calcext:value-type="float">
            <text:p>-0.535346</text:p>
          </table:table-cell>
          <table:table-cell table:formula="of:=IF(AND([.$A419]&gt;=[.J$2];[.$A419]&lt;=[.J$3]);1;0)" office:value-type="float" office:value="0" calcext:value-type="float">
            <text:p>0</text:p>
          </table:table-cell>
          <table:table-cell table:formula="of:=IF(AND([.$A419]&gt;=[.K$2];[.$A419]&lt;=[.K$3]);1;0)" office:value-type="float" office:value="0" calcext:value-type="float">
            <text:p>0</text:p>
          </table:table-cell>
          <table:table-cell table:formula="of:=IF(AND([.$A419]&gt;=[.L$2];[.$A419]&lt;=[.L$3]);1;0)" office:value-type="float" office:value="0" calcext:value-type="float">
            <text:p>0</text:p>
          </table:table-cell>
          <table:table-cell table:formula="of:=IF(AND([.$A419]&gt;=[.M$2];[.$A419]&lt;=[.M$3]);1;0)" office:value-type="float" office:value="0" calcext:value-type="float">
            <text:p>0</text:p>
          </table:table-cell>
          <table:table-cell table:formula="of:=IF(AND([.$A419]&gt;=[.N$2];[.$A419]&lt;=[.N$3]);1;0)" office:value-type="float" office:value="1" calcext:value-type="float">
            <text:p>1</text:p>
          </table:table-cell>
          <table:table-cell table:formula="of:=IF(AND([.$A419]&gt;=[.O$2];[.$A4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51508" calcext:value-type="float">
            <text:p>-0.0951508</text:p>
          </table:table-cell>
          <table:table-cell table:formula="of:=IF(AND([.$A420]&gt;=[.B$2];[.$A420]&lt;=[.B$3]);1;0)" office:value-type="float" office:value="0" calcext:value-type="float">
            <text:p>0</text:p>
          </table:table-cell>
          <table:table-cell table:formula="of:=IF(AND([.$A420]&gt;=[.C$2];[.$A420]&lt;=[.C$3]);1;0)" office:value-type="float" office:value="0" calcext:value-type="float">
            <text:p>0</text:p>
          </table:table-cell>
          <table:table-cell table:formula="of:=IF(AND([.$A420]&gt;=[.D$2];[.$A420]&lt;=[.D$3]);1;0)" office:value-type="float" office:value="1" calcext:value-type="float">
            <text:p>1</text:p>
          </table:table-cell>
          <table:table-cell table:formula="of:=IF(AND([.$A420]&gt;=[.E$2];[.$A420]&lt;=[.E$3]);1;0)" office:value-type="float" office:value="0" calcext:value-type="float">
            <text:p>0</text:p>
          </table:table-cell>
          <table:table-cell table:formula="of:=IF(AND([.$A420]&gt;=[.F$2];[.$A420]&lt;=[.F$3]);1;0)" office:value-type="float" office:value="0" calcext:value-type="float">
            <text:p>0</text:p>
          </table:table-cell>
          <table:table-cell table:formula="of:=IF(AND([.$A420]&gt;=[.G$2];[.$A420]&lt;=[.G$3]);1;0)" office:value-type="float" office:value="0" calcext:value-type="float">
            <text:p>0</text:p>
          </table:table-cell>
          <table:table-cell/>
          <table:table-cell office:value-type="float" office:value="2.60116" calcext:value-type="float">
            <text:p>2.60116</text:p>
          </table:table-cell>
          <table:table-cell table:formula="of:=IF(AND([.$A420]&gt;=[.J$2];[.$A420]&lt;=[.J$3]);1;0)" office:value-type="float" office:value="0" calcext:value-type="float">
            <text:p>0</text:p>
          </table:table-cell>
          <table:table-cell table:formula="of:=IF(AND([.$A420]&gt;=[.K$2];[.$A420]&lt;=[.K$3]);1;0)" office:value-type="float" office:value="0" calcext:value-type="float">
            <text:p>0</text:p>
          </table:table-cell>
          <table:table-cell table:formula="of:=IF(AND([.$A420]&gt;=[.L$2];[.$A420]&lt;=[.L$3]);1;0)" office:value-type="float" office:value="1" calcext:value-type="float">
            <text:p>1</text:p>
          </table:table-cell>
          <table:table-cell table:formula="of:=IF(AND([.$A420]&gt;=[.M$2];[.$A420]&lt;=[.M$3]);1;0)" office:value-type="float" office:value="0" calcext:value-type="float">
            <text:p>0</text:p>
          </table:table-cell>
          <table:table-cell table:formula="of:=IF(AND([.$A420]&gt;=[.N$2];[.$A420]&lt;=[.N$3]);1;0)" office:value-type="float" office:value="0" calcext:value-type="float">
            <text:p>0</text:p>
          </table:table-cell>
          <table:table-cell table:formula="of:=IF(AND([.$A420]&gt;=[.O$2];[.$A4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301" calcext:value-type="float">
            <text:p>1.49301</text:p>
          </table:table-cell>
          <table:table-cell table:formula="of:=IF(AND([.$A421]&gt;=[.B$2];[.$A421]&lt;=[.B$3]);1;0)" office:value-type="float" office:value="0" calcext:value-type="float">
            <text:p>0</text:p>
          </table:table-cell>
          <table:table-cell table:formula="of:=IF(AND([.$A421]&gt;=[.C$2];[.$A421]&lt;=[.C$3]);1;0)" office:value-type="float" office:value="0" calcext:value-type="float">
            <text:p>0</text:p>
          </table:table-cell>
          <table:table-cell table:formula="of:=IF(AND([.$A421]&gt;=[.D$2];[.$A421]&lt;=[.D$3]);1;0)" office:value-type="float" office:value="0" calcext:value-type="float">
            <text:p>0</text:p>
          </table:table-cell>
          <table:table-cell table:formula="of:=IF(AND([.$A421]&gt;=[.E$2];[.$A421]&lt;=[.E$3]);1;0)" office:value-type="float" office:value="0" calcext:value-type="float">
            <text:p>0</text:p>
          </table:table-cell>
          <table:table-cell table:formula="of:=IF(AND([.$A421]&gt;=[.F$2];[.$A421]&lt;=[.F$3]);1;0)" office:value-type="float" office:value="1" calcext:value-type="float">
            <text:p>1</text:p>
          </table:table-cell>
          <table:table-cell table:formula="of:=IF(AND([.$A421]&gt;=[.G$2];[.$A421]&lt;=[.G$3]);1;0)" office:value-type="float" office:value="0" calcext:value-type="float">
            <text:p>0</text:p>
          </table:table-cell>
          <table:table-cell/>
          <table:table-cell office:value-type="float" office:value="-0.622668" calcext:value-type="float">
            <text:p>-0.622668</text:p>
          </table:table-cell>
          <table:table-cell table:formula="of:=IF(AND([.$A421]&gt;=[.J$2];[.$A421]&lt;=[.J$3]);1;0)" office:value-type="float" office:value="0" calcext:value-type="float">
            <text:p>0</text:p>
          </table:table-cell>
          <table:table-cell table:formula="of:=IF(AND([.$A421]&gt;=[.K$2];[.$A421]&lt;=[.K$3]);1;0)" office:value-type="float" office:value="0" calcext:value-type="float">
            <text:p>0</text:p>
          </table:table-cell>
          <table:table-cell table:formula="of:=IF(AND([.$A421]&gt;=[.L$2];[.$A421]&lt;=[.L$3]);1;0)" office:value-type="float" office:value="0" calcext:value-type="float">
            <text:p>0</text:p>
          </table:table-cell>
          <table:table-cell table:formula="of:=IF(AND([.$A421]&gt;=[.M$2];[.$A421]&lt;=[.M$3]);1;0)" office:value-type="float" office:value="0" calcext:value-type="float">
            <text:p>0</text:p>
          </table:table-cell>
          <table:table-cell table:formula="of:=IF(AND([.$A421]&gt;=[.N$2];[.$A421]&lt;=[.N$3]);1;0)" office:value-type="float" office:value="1" calcext:value-type="float">
            <text:p>1</text:p>
          </table:table-cell>
          <table:table-cell table:formula="of:=IF(AND([.$A421]&gt;=[.O$2];[.$A4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3511" calcext:value-type="float">
            <text:p>-1.23511</text:p>
          </table:table-cell>
          <table:table-cell table:formula="of:=IF(AND([.$A422]&gt;=[.B$2];[.$A422]&lt;=[.B$3]);1;0)" office:value-type="float" office:value="0" calcext:value-type="float">
            <text:p>0</text:p>
          </table:table-cell>
          <table:table-cell table:formula="of:=IF(AND([.$A422]&gt;=[.C$2];[.$A422]&lt;=[.C$3]);1;0)" office:value-type="float" office:value="1" calcext:value-type="float">
            <text:p>1</text:p>
          </table:table-cell>
          <table:table-cell table:formula="of:=IF(AND([.$A422]&gt;=[.D$2];[.$A422]&lt;=[.D$3]);1;0)" office:value-type="float" office:value="0" calcext:value-type="float">
            <text:p>0</text:p>
          </table:table-cell>
          <table:table-cell table:formula="of:=IF(AND([.$A422]&gt;=[.E$2];[.$A422]&lt;=[.E$3]);1;0)" office:value-type="float" office:value="0" calcext:value-type="float">
            <text:p>0</text:p>
          </table:table-cell>
          <table:table-cell table:formula="of:=IF(AND([.$A422]&gt;=[.F$2];[.$A422]&lt;=[.F$3]);1;0)" office:value-type="float" office:value="0" calcext:value-type="float">
            <text:p>0</text:p>
          </table:table-cell>
          <table:table-cell table:formula="of:=IF(AND([.$A422]&gt;=[.G$2];[.$A422]&lt;=[.G$3]);1;0)" office:value-type="float" office:value="0" calcext:value-type="float">
            <text:p>0</text:p>
          </table:table-cell>
          <table:table-cell/>
          <table:table-cell office:value-type="float" office:value="-0.32683" calcext:value-type="float">
            <text:p>-0.32683</text:p>
          </table:table-cell>
          <table:table-cell table:formula="of:=IF(AND([.$A422]&gt;=[.J$2];[.$A422]&lt;=[.J$3]);1;0)" office:value-type="float" office:value="0" calcext:value-type="float">
            <text:p>0</text:p>
          </table:table-cell>
          <table:table-cell table:formula="of:=IF(AND([.$A422]&gt;=[.K$2];[.$A422]&lt;=[.K$3]);1;0)" office:value-type="float" office:value="1" calcext:value-type="float">
            <text:p>1</text:p>
          </table:table-cell>
          <table:table-cell table:formula="of:=IF(AND([.$A422]&gt;=[.L$2];[.$A422]&lt;=[.L$3]);1;0)" office:value-type="float" office:value="0" calcext:value-type="float">
            <text:p>0</text:p>
          </table:table-cell>
          <table:table-cell table:formula="of:=IF(AND([.$A422]&gt;=[.M$2];[.$A422]&lt;=[.M$3]);1;0)" office:value-type="float" office:value="0" calcext:value-type="float">
            <text:p>0</text:p>
          </table:table-cell>
          <table:table-cell table:formula="of:=IF(AND([.$A422]&gt;=[.N$2];[.$A422]&lt;=[.N$3]);1;0)" office:value-type="float" office:value="0" calcext:value-type="float">
            <text:p>0</text:p>
          </table:table-cell>
          <table:table-cell table:formula="of:=IF(AND([.$A422]&gt;=[.O$2];[.$A4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067" calcext:value-type="float">
            <text:p>0.219067</text:p>
          </table:table-cell>
          <table:table-cell table:formula="of:=IF(AND([.$A423]&gt;=[.B$2];[.$A423]&lt;=[.B$3]);1;0)" office:value-type="float" office:value="0" calcext:value-type="float">
            <text:p>0</text:p>
          </table:table-cell>
          <table:table-cell table:formula="of:=IF(AND([.$A423]&gt;=[.C$2];[.$A423]&lt;=[.C$3]);1;0)" office:value-type="float" office:value="0" calcext:value-type="float">
            <text:p>0</text:p>
          </table:table-cell>
          <table:table-cell table:formula="of:=IF(AND([.$A423]&gt;=[.D$2];[.$A423]&lt;=[.D$3]);1;0)" office:value-type="float" office:value="0" calcext:value-type="float">
            <text:p>0</text:p>
          </table:table-cell>
          <table:table-cell table:formula="of:=IF(AND([.$A423]&gt;=[.E$2];[.$A423]&lt;=[.E$3]);1;0)" office:value-type="float" office:value="1" calcext:value-type="float">
            <text:p>1</text:p>
          </table:table-cell>
          <table:table-cell table:formula="of:=IF(AND([.$A423]&gt;=[.F$2];[.$A423]&lt;=[.F$3]);1;0)" office:value-type="float" office:value="0" calcext:value-type="float">
            <text:p>0</text:p>
          </table:table-cell>
          <table:table-cell table:formula="of:=IF(AND([.$A423]&gt;=[.G$2];[.$A423]&lt;=[.G$3]);1;0)" office:value-type="float" office:value="0" calcext:value-type="float">
            <text:p>0</text:p>
          </table:table-cell>
          <table:table-cell/>
          <table:table-cell office:value-type="float" office:value="0.155431" calcext:value-type="float">
            <text:p>0.155431</text:p>
          </table:table-cell>
          <table:table-cell table:formula="of:=IF(AND([.$A423]&gt;=[.J$2];[.$A423]&lt;=[.J$3]);1;0)" office:value-type="float" office:value="0" calcext:value-type="float">
            <text:p>0</text:p>
          </table:table-cell>
          <table:table-cell table:formula="of:=IF(AND([.$A423]&gt;=[.K$2];[.$A423]&lt;=[.K$3]);1;0)" office:value-type="float" office:value="0" calcext:value-type="float">
            <text:p>0</text:p>
          </table:table-cell>
          <table:table-cell table:formula="of:=IF(AND([.$A423]&gt;=[.L$2];[.$A423]&lt;=[.L$3]);1;0)" office:value-type="float" office:value="0" calcext:value-type="float">
            <text:p>0</text:p>
          </table:table-cell>
          <table:table-cell table:formula="of:=IF(AND([.$A423]&gt;=[.M$2];[.$A423]&lt;=[.M$3]);1;0)" office:value-type="float" office:value="1" calcext:value-type="float">
            <text:p>1</text:p>
          </table:table-cell>
          <table:table-cell table:formula="of:=IF(AND([.$A423]&gt;=[.N$2];[.$A423]&lt;=[.N$3]);1;0)" office:value-type="float" office:value="0" calcext:value-type="float">
            <text:p>0</text:p>
          </table:table-cell>
          <table:table-cell table:formula="of:=IF(AND([.$A423]&gt;=[.O$2];[.$A4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812" calcext:value-type="float">
            <text:p>0.284812</text:p>
          </table:table-cell>
          <table:table-cell table:formula="of:=IF(AND([.$A424]&gt;=[.B$2];[.$A424]&lt;=[.B$3]);1;0)" office:value-type="float" office:value="0" calcext:value-type="float">
            <text:p>0</text:p>
          </table:table-cell>
          <table:table-cell table:formula="of:=IF(AND([.$A424]&gt;=[.C$2];[.$A424]&lt;=[.C$3]);1;0)" office:value-type="float" office:value="0" calcext:value-type="float">
            <text:p>0</text:p>
          </table:table-cell>
          <table:table-cell table:formula="of:=IF(AND([.$A424]&gt;=[.D$2];[.$A424]&lt;=[.D$3]);1;0)" office:value-type="float" office:value="0" calcext:value-type="float">
            <text:p>0</text:p>
          </table:table-cell>
          <table:table-cell table:formula="of:=IF(AND([.$A424]&gt;=[.E$2];[.$A424]&lt;=[.E$3]);1;0)" office:value-type="float" office:value="1" calcext:value-type="float">
            <text:p>1</text:p>
          </table:table-cell>
          <table:table-cell table:formula="of:=IF(AND([.$A424]&gt;=[.F$2];[.$A424]&lt;=[.F$3]);1;0)" office:value-type="float" office:value="0" calcext:value-type="float">
            <text:p>0</text:p>
          </table:table-cell>
          <table:table-cell table:formula="of:=IF(AND([.$A424]&gt;=[.G$2];[.$A424]&lt;=[.G$3]);1;0)" office:value-type="float" office:value="0" calcext:value-type="float">
            <text:p>0</text:p>
          </table:table-cell>
          <table:table-cell/>
          <table:table-cell office:value-type="float" office:value="0.808373" calcext:value-type="float">
            <text:p>0.808373</text:p>
          </table:table-cell>
          <table:table-cell table:formula="of:=IF(AND([.$A424]&gt;=[.J$2];[.$A424]&lt;=[.J$3]);1;0)" office:value-type="float" office:value="0" calcext:value-type="float">
            <text:p>0</text:p>
          </table:table-cell>
          <table:table-cell table:formula="of:=IF(AND([.$A424]&gt;=[.K$2];[.$A424]&lt;=[.K$3]);1;0)" office:value-type="float" office:value="0" calcext:value-type="float">
            <text:p>0</text:p>
          </table:table-cell>
          <table:table-cell table:formula="of:=IF(AND([.$A424]&gt;=[.L$2];[.$A424]&lt;=[.L$3]);1;0)" office:value-type="float" office:value="0" calcext:value-type="float">
            <text:p>0</text:p>
          </table:table-cell>
          <table:table-cell table:formula="of:=IF(AND([.$A424]&gt;=[.M$2];[.$A424]&lt;=[.M$3]);1;0)" office:value-type="float" office:value="1" calcext:value-type="float">
            <text:p>1</text:p>
          </table:table-cell>
          <table:table-cell table:formula="of:=IF(AND([.$A424]&gt;=[.N$2];[.$A424]&lt;=[.N$3]);1;0)" office:value-type="float" office:value="0" calcext:value-type="float">
            <text:p>0</text:p>
          </table:table-cell>
          <table:table-cell table:formula="of:=IF(AND([.$A424]&gt;=[.O$2];[.$A4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9777" calcext:value-type="float">
            <text:p>-1.09777</text:p>
          </table:table-cell>
          <table:table-cell table:formula="of:=IF(AND([.$A425]&gt;=[.B$2];[.$A425]&lt;=[.B$3]);1;0)" office:value-type="float" office:value="0" calcext:value-type="float">
            <text:p>0</text:p>
          </table:table-cell>
          <table:table-cell table:formula="of:=IF(AND([.$A425]&gt;=[.C$2];[.$A425]&lt;=[.C$3]);1;0)" office:value-type="float" office:value="1" calcext:value-type="float">
            <text:p>1</text:p>
          </table:table-cell>
          <table:table-cell table:formula="of:=IF(AND([.$A425]&gt;=[.D$2];[.$A425]&lt;=[.D$3]);1;0)" office:value-type="float" office:value="0" calcext:value-type="float">
            <text:p>0</text:p>
          </table:table-cell>
          <table:table-cell table:formula="of:=IF(AND([.$A425]&gt;=[.E$2];[.$A425]&lt;=[.E$3]);1;0)" office:value-type="float" office:value="0" calcext:value-type="float">
            <text:p>0</text:p>
          </table:table-cell>
          <table:table-cell table:formula="of:=IF(AND([.$A425]&gt;=[.F$2];[.$A425]&lt;=[.F$3]);1;0)" office:value-type="float" office:value="0" calcext:value-type="float">
            <text:p>0</text:p>
          </table:table-cell>
          <table:table-cell table:formula="of:=IF(AND([.$A425]&gt;=[.G$2];[.$A425]&lt;=[.G$3]);1;0)" office:value-type="float" office:value="0" calcext:value-type="float">
            <text:p>0</text:p>
          </table:table-cell>
          <table:table-cell/>
          <table:table-cell office:value-type="float" office:value="0.913809" calcext:value-type="float">
            <text:p>0.913809</text:p>
          </table:table-cell>
          <table:table-cell table:formula="of:=IF(AND([.$A425]&gt;=[.J$2];[.$A425]&lt;=[.J$3]);1;0)" office:value-type="float" office:value="0" calcext:value-type="float">
            <text:p>0</text:p>
          </table:table-cell>
          <table:table-cell table:formula="of:=IF(AND([.$A425]&gt;=[.K$2];[.$A425]&lt;=[.K$3]);1;0)" office:value-type="float" office:value="1" calcext:value-type="float">
            <text:p>1</text:p>
          </table:table-cell>
          <table:table-cell table:formula="of:=IF(AND([.$A425]&gt;=[.L$2];[.$A425]&lt;=[.L$3]);1;0)" office:value-type="float" office:value="0" calcext:value-type="float">
            <text:p>0</text:p>
          </table:table-cell>
          <table:table-cell table:formula="of:=IF(AND([.$A425]&gt;=[.M$2];[.$A425]&lt;=[.M$3]);1;0)" office:value-type="float" office:value="0" calcext:value-type="float">
            <text:p>0</text:p>
          </table:table-cell>
          <table:table-cell table:formula="of:=IF(AND([.$A425]&gt;=[.N$2];[.$A425]&lt;=[.N$3]);1;0)" office:value-type="float" office:value="0" calcext:value-type="float">
            <text:p>0</text:p>
          </table:table-cell>
          <table:table-cell table:formula="of:=IF(AND([.$A425]&gt;=[.O$2];[.$A4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532" calcext:value-type="float">
            <text:p>1.47532</text:p>
          </table:table-cell>
          <table:table-cell table:formula="of:=IF(AND([.$A426]&gt;=[.B$2];[.$A426]&lt;=[.B$3]);1;0)" office:value-type="float" office:value="0" calcext:value-type="float">
            <text:p>0</text:p>
          </table:table-cell>
          <table:table-cell table:formula="of:=IF(AND([.$A426]&gt;=[.C$2];[.$A426]&lt;=[.C$3]);1;0)" office:value-type="float" office:value="0" calcext:value-type="float">
            <text:p>0</text:p>
          </table:table-cell>
          <table:table-cell table:formula="of:=IF(AND([.$A426]&gt;=[.D$2];[.$A426]&lt;=[.D$3]);1;0)" office:value-type="float" office:value="0" calcext:value-type="float">
            <text:p>0</text:p>
          </table:table-cell>
          <table:table-cell table:formula="of:=IF(AND([.$A426]&gt;=[.E$2];[.$A426]&lt;=[.E$3]);1;0)" office:value-type="float" office:value="0" calcext:value-type="float">
            <text:p>0</text:p>
          </table:table-cell>
          <table:table-cell table:formula="of:=IF(AND([.$A426]&gt;=[.F$2];[.$A426]&lt;=[.F$3]);1;0)" office:value-type="float" office:value="1" calcext:value-type="float">
            <text:p>1</text:p>
          </table:table-cell>
          <table:table-cell table:formula="of:=IF(AND([.$A426]&gt;=[.G$2];[.$A426]&lt;=[.G$3]);1;0)" office:value-type="float" office:value="0" calcext:value-type="float">
            <text:p>0</text:p>
          </table:table-cell>
          <table:table-cell/>
          <table:table-cell office:value-type="float" office:value="0.0934727" calcext:value-type="float">
            <text:p>0.0934727</text:p>
          </table:table-cell>
          <table:table-cell table:formula="of:=IF(AND([.$A426]&gt;=[.J$2];[.$A426]&lt;=[.J$3]);1;0)" office:value-type="float" office:value="0" calcext:value-type="float">
            <text:p>0</text:p>
          </table:table-cell>
          <table:table-cell table:formula="of:=IF(AND([.$A426]&gt;=[.K$2];[.$A426]&lt;=[.K$3]);1;0)" office:value-type="float" office:value="0" calcext:value-type="float">
            <text:p>0</text:p>
          </table:table-cell>
          <table:table-cell table:formula="of:=IF(AND([.$A426]&gt;=[.L$2];[.$A426]&lt;=[.L$3]);1;0)" office:value-type="float" office:value="0" calcext:value-type="float">
            <text:p>0</text:p>
          </table:table-cell>
          <table:table-cell table:formula="of:=IF(AND([.$A426]&gt;=[.M$2];[.$A426]&lt;=[.M$3]);1;0)" office:value-type="float" office:value="0" calcext:value-type="float">
            <text:p>0</text:p>
          </table:table-cell>
          <table:table-cell table:formula="of:=IF(AND([.$A426]&gt;=[.N$2];[.$A426]&lt;=[.N$3]);1;0)" office:value-type="float" office:value="1" calcext:value-type="float">
            <text:p>1</text:p>
          </table:table-cell>
          <table:table-cell table:formula="of:=IF(AND([.$A426]&gt;=[.O$2];[.$A4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0401" calcext:value-type="float">
            <text:p>0.0290401</text:p>
          </table:table-cell>
          <table:table-cell table:formula="of:=IF(AND([.$A427]&gt;=[.B$2];[.$A427]&lt;=[.B$3]);1;0)" office:value-type="float" office:value="0" calcext:value-type="float">
            <text:p>0</text:p>
          </table:table-cell>
          <table:table-cell table:formula="of:=IF(AND([.$A427]&gt;=[.C$2];[.$A427]&lt;=[.C$3]);1;0)" office:value-type="float" office:value="0" calcext:value-type="float">
            <text:p>0</text:p>
          </table:table-cell>
          <table:table-cell table:formula="of:=IF(AND([.$A427]&gt;=[.D$2];[.$A427]&lt;=[.D$3]);1;0)" office:value-type="float" office:value="0" calcext:value-type="float">
            <text:p>0</text:p>
          </table:table-cell>
          <table:table-cell table:formula="of:=IF(AND([.$A427]&gt;=[.E$2];[.$A427]&lt;=[.E$3]);1;0)" office:value-type="float" office:value="1" calcext:value-type="float">
            <text:p>1</text:p>
          </table:table-cell>
          <table:table-cell table:formula="of:=IF(AND([.$A427]&gt;=[.F$2];[.$A427]&lt;=[.F$3]);1;0)" office:value-type="float" office:value="0" calcext:value-type="float">
            <text:p>0</text:p>
          </table:table-cell>
          <table:table-cell table:formula="of:=IF(AND([.$A427]&gt;=[.G$2];[.$A427]&lt;=[.G$3]);1;0)" office:value-type="float" office:value="0" calcext:value-type="float">
            <text:p>0</text:p>
          </table:table-cell>
          <table:table-cell/>
          <table:table-cell office:value-type="float" office:value="2.83814" calcext:value-type="float">
            <text:p>2.83814</text:p>
          </table:table-cell>
          <table:table-cell table:formula="of:=IF(AND([.$A427]&gt;=[.J$2];[.$A427]&lt;=[.J$3]);1;0)" office:value-type="float" office:value="0" calcext:value-type="float">
            <text:p>0</text:p>
          </table:table-cell>
          <table:table-cell table:formula="of:=IF(AND([.$A427]&gt;=[.K$2];[.$A427]&lt;=[.K$3]);1;0)" office:value-type="float" office:value="0" calcext:value-type="float">
            <text:p>0</text:p>
          </table:table-cell>
          <table:table-cell table:formula="of:=IF(AND([.$A427]&gt;=[.L$2];[.$A427]&lt;=[.L$3]);1;0)" office:value-type="float" office:value="0" calcext:value-type="float">
            <text:p>0</text:p>
          </table:table-cell>
          <table:table-cell table:formula="of:=IF(AND([.$A427]&gt;=[.M$2];[.$A427]&lt;=[.M$3]);1;0)" office:value-type="float" office:value="1" calcext:value-type="float">
            <text:p>1</text:p>
          </table:table-cell>
          <table:table-cell table:formula="of:=IF(AND([.$A427]&gt;=[.N$2];[.$A427]&lt;=[.N$3]);1;0)" office:value-type="float" office:value="0" calcext:value-type="float">
            <text:p>0</text:p>
          </table:table-cell>
          <table:table-cell table:formula="of:=IF(AND([.$A427]&gt;=[.O$2];[.$A4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9898" calcext:value-type="float">
            <text:p>-0.389898</text:p>
          </table:table-cell>
          <table:table-cell table:formula="of:=IF(AND([.$A428]&gt;=[.B$2];[.$A428]&lt;=[.B$3]);1;0)" office:value-type="float" office:value="0" calcext:value-type="float">
            <text:p>0</text:p>
          </table:table-cell>
          <table:table-cell table:formula="of:=IF(AND([.$A428]&gt;=[.C$2];[.$A428]&lt;=[.C$3]);1;0)" office:value-type="float" office:value="0" calcext:value-type="float">
            <text:p>0</text:p>
          </table:table-cell>
          <table:table-cell table:formula="of:=IF(AND([.$A428]&gt;=[.D$2];[.$A428]&lt;=[.D$3]);1;0)" office:value-type="float" office:value="1" calcext:value-type="float">
            <text:p>1</text:p>
          </table:table-cell>
          <table:table-cell table:formula="of:=IF(AND([.$A428]&gt;=[.E$2];[.$A428]&lt;=[.E$3]);1;0)" office:value-type="float" office:value="0" calcext:value-type="float">
            <text:p>0</text:p>
          </table:table-cell>
          <table:table-cell table:formula="of:=IF(AND([.$A428]&gt;=[.F$2];[.$A428]&lt;=[.F$3]);1;0)" office:value-type="float" office:value="0" calcext:value-type="float">
            <text:p>0</text:p>
          </table:table-cell>
          <table:table-cell table:formula="of:=IF(AND([.$A428]&gt;=[.G$2];[.$A428]&lt;=[.G$3]);1;0)" office:value-type="float" office:value="0" calcext:value-type="float">
            <text:p>0</text:p>
          </table:table-cell>
          <table:table-cell/>
          <table:table-cell office:value-type="float" office:value="0.95353" calcext:value-type="float">
            <text:p>0.95353</text:p>
          </table:table-cell>
          <table:table-cell table:formula="of:=IF(AND([.$A428]&gt;=[.J$2];[.$A428]&lt;=[.J$3]);1;0)" office:value-type="float" office:value="0" calcext:value-type="float">
            <text:p>0</text:p>
          </table:table-cell>
          <table:table-cell table:formula="of:=IF(AND([.$A428]&gt;=[.K$2];[.$A428]&lt;=[.K$3]);1;0)" office:value-type="float" office:value="0" calcext:value-type="float">
            <text:p>0</text:p>
          </table:table-cell>
          <table:table-cell table:formula="of:=IF(AND([.$A428]&gt;=[.L$2];[.$A428]&lt;=[.L$3]);1;0)" office:value-type="float" office:value="1" calcext:value-type="float">
            <text:p>1</text:p>
          </table:table-cell>
          <table:table-cell table:formula="of:=IF(AND([.$A428]&gt;=[.M$2];[.$A428]&lt;=[.M$3]);1;0)" office:value-type="float" office:value="0" calcext:value-type="float">
            <text:p>0</text:p>
          </table:table-cell>
          <table:table-cell table:formula="of:=IF(AND([.$A428]&gt;=[.N$2];[.$A428]&lt;=[.N$3]);1;0)" office:value-type="float" office:value="0" calcext:value-type="float">
            <text:p>0</text:p>
          </table:table-cell>
          <table:table-cell table:formula="of:=IF(AND([.$A428]&gt;=[.O$2];[.$A4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39" calcext:value-type="float">
            <text:p>-0.87539</text:p>
          </table:table-cell>
          <table:table-cell table:formula="of:=IF(AND([.$A429]&gt;=[.B$2];[.$A429]&lt;=[.B$3]);1;0)" office:value-type="float" office:value="0" calcext:value-type="float">
            <text:p>0</text:p>
          </table:table-cell>
          <table:table-cell table:formula="of:=IF(AND([.$A429]&gt;=[.C$2];[.$A429]&lt;=[.C$3]);1;0)" office:value-type="float" office:value="0" calcext:value-type="float">
            <text:p>0</text:p>
          </table:table-cell>
          <table:table-cell table:formula="of:=IF(AND([.$A429]&gt;=[.D$2];[.$A429]&lt;=[.D$3]);1;0)" office:value-type="float" office:value="1" calcext:value-type="float">
            <text:p>1</text:p>
          </table:table-cell>
          <table:table-cell table:formula="of:=IF(AND([.$A429]&gt;=[.E$2];[.$A429]&lt;=[.E$3]);1;0)" office:value-type="float" office:value="0" calcext:value-type="float">
            <text:p>0</text:p>
          </table:table-cell>
          <table:table-cell table:formula="of:=IF(AND([.$A429]&gt;=[.F$2];[.$A429]&lt;=[.F$3]);1;0)" office:value-type="float" office:value="0" calcext:value-type="float">
            <text:p>0</text:p>
          </table:table-cell>
          <table:table-cell table:formula="of:=IF(AND([.$A429]&gt;=[.G$2];[.$A429]&lt;=[.G$3]);1;0)" office:value-type="float" office:value="0" calcext:value-type="float">
            <text:p>0</text:p>
          </table:table-cell>
          <table:table-cell/>
          <table:table-cell office:value-type="float" office:value="0.938198" calcext:value-type="float">
            <text:p>0.938198</text:p>
          </table:table-cell>
          <table:table-cell table:formula="of:=IF(AND([.$A429]&gt;=[.J$2];[.$A429]&lt;=[.J$3]);1;0)" office:value-type="float" office:value="0" calcext:value-type="float">
            <text:p>0</text:p>
          </table:table-cell>
          <table:table-cell table:formula="of:=IF(AND([.$A429]&gt;=[.K$2];[.$A429]&lt;=[.K$3]);1;0)" office:value-type="float" office:value="0" calcext:value-type="float">
            <text:p>0</text:p>
          </table:table-cell>
          <table:table-cell table:formula="of:=IF(AND([.$A429]&gt;=[.L$2];[.$A429]&lt;=[.L$3]);1;0)" office:value-type="float" office:value="1" calcext:value-type="float">
            <text:p>1</text:p>
          </table:table-cell>
          <table:table-cell table:formula="of:=IF(AND([.$A429]&gt;=[.M$2];[.$A429]&lt;=[.M$3]);1;0)" office:value-type="float" office:value="0" calcext:value-type="float">
            <text:p>0</text:p>
          </table:table-cell>
          <table:table-cell table:formula="of:=IF(AND([.$A429]&gt;=[.N$2];[.$A429]&lt;=[.N$3]);1;0)" office:value-type="float" office:value="0" calcext:value-type="float">
            <text:p>0</text:p>
          </table:table-cell>
          <table:table-cell table:formula="of:=IF(AND([.$A429]&gt;=[.O$2];[.$A4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235" calcext:value-type="float">
            <text:p>0.106235</text:p>
          </table:table-cell>
          <table:table-cell table:formula="of:=IF(AND([.$A430]&gt;=[.B$2];[.$A430]&lt;=[.B$3]);1;0)" office:value-type="float" office:value="0" calcext:value-type="float">
            <text:p>0</text:p>
          </table:table-cell>
          <table:table-cell table:formula="of:=IF(AND([.$A430]&gt;=[.C$2];[.$A430]&lt;=[.C$3]);1;0)" office:value-type="float" office:value="0" calcext:value-type="float">
            <text:p>0</text:p>
          </table:table-cell>
          <table:table-cell table:formula="of:=IF(AND([.$A430]&gt;=[.D$2];[.$A430]&lt;=[.D$3]);1;0)" office:value-type="float" office:value="0" calcext:value-type="float">
            <text:p>0</text:p>
          </table:table-cell>
          <table:table-cell table:formula="of:=IF(AND([.$A430]&gt;=[.E$2];[.$A430]&lt;=[.E$3]);1;0)" office:value-type="float" office:value="1" calcext:value-type="float">
            <text:p>1</text:p>
          </table:table-cell>
          <table:table-cell table:formula="of:=IF(AND([.$A430]&gt;=[.F$2];[.$A430]&lt;=[.F$3]);1;0)" office:value-type="float" office:value="0" calcext:value-type="float">
            <text:p>0</text:p>
          </table:table-cell>
          <table:table-cell table:formula="of:=IF(AND([.$A430]&gt;=[.G$2];[.$A430]&lt;=[.G$3]);1;0)" office:value-type="float" office:value="0" calcext:value-type="float">
            <text:p>0</text:p>
          </table:table-cell>
          <table:table-cell/>
          <table:table-cell office:value-type="float" office:value="-0.046428" calcext:value-type="float">
            <text:p>-0.046428</text:p>
          </table:table-cell>
          <table:table-cell table:formula="of:=IF(AND([.$A430]&gt;=[.J$2];[.$A430]&lt;=[.J$3]);1;0)" office:value-type="float" office:value="0" calcext:value-type="float">
            <text:p>0</text:p>
          </table:table-cell>
          <table:table-cell table:formula="of:=IF(AND([.$A430]&gt;=[.K$2];[.$A430]&lt;=[.K$3]);1;0)" office:value-type="float" office:value="0" calcext:value-type="float">
            <text:p>0</text:p>
          </table:table-cell>
          <table:table-cell table:formula="of:=IF(AND([.$A430]&gt;=[.L$2];[.$A430]&lt;=[.L$3]);1;0)" office:value-type="float" office:value="0" calcext:value-type="float">
            <text:p>0</text:p>
          </table:table-cell>
          <table:table-cell table:formula="of:=IF(AND([.$A430]&gt;=[.M$2];[.$A430]&lt;=[.M$3]);1;0)" office:value-type="float" office:value="1" calcext:value-type="float">
            <text:p>1</text:p>
          </table:table-cell>
          <table:table-cell table:formula="of:=IF(AND([.$A430]&gt;=[.N$2];[.$A430]&lt;=[.N$3]);1;0)" office:value-type="float" office:value="0" calcext:value-type="float">
            <text:p>0</text:p>
          </table:table-cell>
          <table:table-cell table:formula="of:=IF(AND([.$A430]&gt;=[.O$2];[.$A4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7476" calcext:value-type="float">
            <text:p>-1.37476</text:p>
          </table:table-cell>
          <table:table-cell table:formula="of:=IF(AND([.$A431]&gt;=[.B$2];[.$A431]&lt;=[.B$3]);1;0)" office:value-type="float" office:value="0" calcext:value-type="float">
            <text:p>0</text:p>
          </table:table-cell>
          <table:table-cell table:formula="of:=IF(AND([.$A431]&gt;=[.C$2];[.$A431]&lt;=[.C$3]);1;0)" office:value-type="float" office:value="1" calcext:value-type="float">
            <text:p>1</text:p>
          </table:table-cell>
          <table:table-cell table:formula="of:=IF(AND([.$A431]&gt;=[.D$2];[.$A431]&lt;=[.D$3]);1;0)" office:value-type="float" office:value="0" calcext:value-type="float">
            <text:p>0</text:p>
          </table:table-cell>
          <table:table-cell table:formula="of:=IF(AND([.$A431]&gt;=[.E$2];[.$A431]&lt;=[.E$3]);1;0)" office:value-type="float" office:value="0" calcext:value-type="float">
            <text:p>0</text:p>
          </table:table-cell>
          <table:table-cell table:formula="of:=IF(AND([.$A431]&gt;=[.F$2];[.$A431]&lt;=[.F$3]);1;0)" office:value-type="float" office:value="0" calcext:value-type="float">
            <text:p>0</text:p>
          </table:table-cell>
          <table:table-cell table:formula="of:=IF(AND([.$A431]&gt;=[.G$2];[.$A431]&lt;=[.G$3]);1;0)" office:value-type="float" office:value="0" calcext:value-type="float">
            <text:p>0</text:p>
          </table:table-cell>
          <table:table-cell/>
          <table:table-cell office:value-type="float" office:value="0.412879" calcext:value-type="float">
            <text:p>0.412879</text:p>
          </table:table-cell>
          <table:table-cell table:formula="of:=IF(AND([.$A431]&gt;=[.J$2];[.$A431]&lt;=[.J$3]);1;0)" office:value-type="float" office:value="0" calcext:value-type="float">
            <text:p>0</text:p>
          </table:table-cell>
          <table:table-cell table:formula="of:=IF(AND([.$A431]&gt;=[.K$2];[.$A431]&lt;=[.K$3]);1;0)" office:value-type="float" office:value="1" calcext:value-type="float">
            <text:p>1</text:p>
          </table:table-cell>
          <table:table-cell table:formula="of:=IF(AND([.$A431]&gt;=[.L$2];[.$A431]&lt;=[.L$3]);1;0)" office:value-type="float" office:value="0" calcext:value-type="float">
            <text:p>0</text:p>
          </table:table-cell>
          <table:table-cell table:formula="of:=IF(AND([.$A431]&gt;=[.M$2];[.$A431]&lt;=[.M$3]);1;0)" office:value-type="float" office:value="0" calcext:value-type="float">
            <text:p>0</text:p>
          </table:table-cell>
          <table:table-cell table:formula="of:=IF(AND([.$A431]&gt;=[.N$2];[.$A431]&lt;=[.N$3]);1;0)" office:value-type="float" office:value="0" calcext:value-type="float">
            <text:p>0</text:p>
          </table:table-cell>
          <table:table-cell table:formula="of:=IF(AND([.$A431]&gt;=[.O$2];[.$A4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3302" calcext:value-type="float">
            <text:p>0.0773302</text:p>
          </table:table-cell>
          <table:table-cell table:formula="of:=IF(AND([.$A432]&gt;=[.B$2];[.$A432]&lt;=[.B$3]);1;0)" office:value-type="float" office:value="0" calcext:value-type="float">
            <text:p>0</text:p>
          </table:table-cell>
          <table:table-cell table:formula="of:=IF(AND([.$A432]&gt;=[.C$2];[.$A432]&lt;=[.C$3]);1;0)" office:value-type="float" office:value="0" calcext:value-type="float">
            <text:p>0</text:p>
          </table:table-cell>
          <table:table-cell table:formula="of:=IF(AND([.$A432]&gt;=[.D$2];[.$A432]&lt;=[.D$3]);1;0)" office:value-type="float" office:value="0" calcext:value-type="float">
            <text:p>0</text:p>
          </table:table-cell>
          <table:table-cell table:formula="of:=IF(AND([.$A432]&gt;=[.E$2];[.$A432]&lt;=[.E$3]);1;0)" office:value-type="float" office:value="1" calcext:value-type="float">
            <text:p>1</text:p>
          </table:table-cell>
          <table:table-cell table:formula="of:=IF(AND([.$A432]&gt;=[.F$2];[.$A432]&lt;=[.F$3]);1;0)" office:value-type="float" office:value="0" calcext:value-type="float">
            <text:p>0</text:p>
          </table:table-cell>
          <table:table-cell table:formula="of:=IF(AND([.$A432]&gt;=[.G$2];[.$A432]&lt;=[.G$3]);1;0)" office:value-type="float" office:value="0" calcext:value-type="float">
            <text:p>0</text:p>
          </table:table-cell>
          <table:table-cell/>
          <table:table-cell office:value-type="float" office:value="-0.119126" calcext:value-type="float">
            <text:p>-0.119126</text:p>
          </table:table-cell>
          <table:table-cell table:formula="of:=IF(AND([.$A432]&gt;=[.J$2];[.$A432]&lt;=[.J$3]);1;0)" office:value-type="float" office:value="0" calcext:value-type="float">
            <text:p>0</text:p>
          </table:table-cell>
          <table:table-cell table:formula="of:=IF(AND([.$A432]&gt;=[.K$2];[.$A432]&lt;=[.K$3]);1;0)" office:value-type="float" office:value="0" calcext:value-type="float">
            <text:p>0</text:p>
          </table:table-cell>
          <table:table-cell table:formula="of:=IF(AND([.$A432]&gt;=[.L$2];[.$A432]&lt;=[.L$3]);1;0)" office:value-type="float" office:value="0" calcext:value-type="float">
            <text:p>0</text:p>
          </table:table-cell>
          <table:table-cell table:formula="of:=IF(AND([.$A432]&gt;=[.M$2];[.$A432]&lt;=[.M$3]);1;0)" office:value-type="float" office:value="1" calcext:value-type="float">
            <text:p>1</text:p>
          </table:table-cell>
          <table:table-cell table:formula="of:=IF(AND([.$A432]&gt;=[.N$2];[.$A432]&lt;=[.N$3]);1;0)" office:value-type="float" office:value="0" calcext:value-type="float">
            <text:p>0</text:p>
          </table:table-cell>
          <table:table-cell table:formula="of:=IF(AND([.$A432]&gt;=[.O$2];[.$A4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7542" calcext:value-type="float">
            <text:p>-1.67542</text:p>
          </table:table-cell>
          <table:table-cell table:formula="of:=IF(AND([.$A433]&gt;=[.B$2];[.$A433]&lt;=[.B$3]);1;0)" office:value-type="float" office:value="0" calcext:value-type="float">
            <text:p>0</text:p>
          </table:table-cell>
          <table:table-cell table:formula="of:=IF(AND([.$A433]&gt;=[.C$2];[.$A433]&lt;=[.C$3]);1;0)" office:value-type="float" office:value="1" calcext:value-type="float">
            <text:p>1</text:p>
          </table:table-cell>
          <table:table-cell table:formula="of:=IF(AND([.$A433]&gt;=[.D$2];[.$A433]&lt;=[.D$3]);1;0)" office:value-type="float" office:value="0" calcext:value-type="float">
            <text:p>0</text:p>
          </table:table-cell>
          <table:table-cell table:formula="of:=IF(AND([.$A433]&gt;=[.E$2];[.$A433]&lt;=[.E$3]);1;0)" office:value-type="float" office:value="0" calcext:value-type="float">
            <text:p>0</text:p>
          </table:table-cell>
          <table:table-cell table:formula="of:=IF(AND([.$A433]&gt;=[.F$2];[.$A433]&lt;=[.F$3]);1;0)" office:value-type="float" office:value="0" calcext:value-type="float">
            <text:p>0</text:p>
          </table:table-cell>
          <table:table-cell table:formula="of:=IF(AND([.$A433]&gt;=[.G$2];[.$A433]&lt;=[.G$3]);1;0)" office:value-type="float" office:value="0" calcext:value-type="float">
            <text:p>0</text:p>
          </table:table-cell>
          <table:table-cell/>
          <table:table-cell office:value-type="float" office:value="-0.896681" calcext:value-type="float">
            <text:p>-0.896681</text:p>
          </table:table-cell>
          <table:table-cell table:formula="of:=IF(AND([.$A433]&gt;=[.J$2];[.$A433]&lt;=[.J$3]);1;0)" office:value-type="float" office:value="0" calcext:value-type="float">
            <text:p>0</text:p>
          </table:table-cell>
          <table:table-cell table:formula="of:=IF(AND([.$A433]&gt;=[.K$2];[.$A433]&lt;=[.K$3]);1;0)" office:value-type="float" office:value="1" calcext:value-type="float">
            <text:p>1</text:p>
          </table:table-cell>
          <table:table-cell table:formula="of:=IF(AND([.$A433]&gt;=[.L$2];[.$A433]&lt;=[.L$3]);1;0)" office:value-type="float" office:value="0" calcext:value-type="float">
            <text:p>0</text:p>
          </table:table-cell>
          <table:table-cell table:formula="of:=IF(AND([.$A433]&gt;=[.M$2];[.$A433]&lt;=[.M$3]);1;0)" office:value-type="float" office:value="0" calcext:value-type="float">
            <text:p>0</text:p>
          </table:table-cell>
          <table:table-cell table:formula="of:=IF(AND([.$A433]&gt;=[.N$2];[.$A433]&lt;=[.N$3]);1;0)" office:value-type="float" office:value="0" calcext:value-type="float">
            <text:p>0</text:p>
          </table:table-cell>
          <table:table-cell table:formula="of:=IF(AND([.$A433]&gt;=[.O$2];[.$A4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042" calcext:value-type="float">
            <text:p>-0.219042</text:p>
          </table:table-cell>
          <table:table-cell table:formula="of:=IF(AND([.$A434]&gt;=[.B$2];[.$A434]&lt;=[.B$3]);1;0)" office:value-type="float" office:value="0" calcext:value-type="float">
            <text:p>0</text:p>
          </table:table-cell>
          <table:table-cell table:formula="of:=IF(AND([.$A434]&gt;=[.C$2];[.$A434]&lt;=[.C$3]);1;0)" office:value-type="float" office:value="0" calcext:value-type="float">
            <text:p>0</text:p>
          </table:table-cell>
          <table:table-cell table:formula="of:=IF(AND([.$A434]&gt;=[.D$2];[.$A434]&lt;=[.D$3]);1;0)" office:value-type="float" office:value="1" calcext:value-type="float">
            <text:p>1</text:p>
          </table:table-cell>
          <table:table-cell table:formula="of:=IF(AND([.$A434]&gt;=[.E$2];[.$A434]&lt;=[.E$3]);1;0)" office:value-type="float" office:value="0" calcext:value-type="float">
            <text:p>0</text:p>
          </table:table-cell>
          <table:table-cell table:formula="of:=IF(AND([.$A434]&gt;=[.F$2];[.$A434]&lt;=[.F$3]);1;0)" office:value-type="float" office:value="0" calcext:value-type="float">
            <text:p>0</text:p>
          </table:table-cell>
          <table:table-cell table:formula="of:=IF(AND([.$A434]&gt;=[.G$2];[.$A434]&lt;=[.G$3]);1;0)" office:value-type="float" office:value="0" calcext:value-type="float">
            <text:p>0</text:p>
          </table:table-cell>
          <table:table-cell/>
          <table:table-cell office:value-type="float" office:value="0.909496" calcext:value-type="float">
            <text:p>0.909496</text:p>
          </table:table-cell>
          <table:table-cell table:formula="of:=IF(AND([.$A434]&gt;=[.J$2];[.$A434]&lt;=[.J$3]);1;0)" office:value-type="float" office:value="0" calcext:value-type="float">
            <text:p>0</text:p>
          </table:table-cell>
          <table:table-cell table:formula="of:=IF(AND([.$A434]&gt;=[.K$2];[.$A434]&lt;=[.K$3]);1;0)" office:value-type="float" office:value="0" calcext:value-type="float">
            <text:p>0</text:p>
          </table:table-cell>
          <table:table-cell table:formula="of:=IF(AND([.$A434]&gt;=[.L$2];[.$A434]&lt;=[.L$3]);1;0)" office:value-type="float" office:value="1" calcext:value-type="float">
            <text:p>1</text:p>
          </table:table-cell>
          <table:table-cell table:formula="of:=IF(AND([.$A434]&gt;=[.M$2];[.$A434]&lt;=[.M$3]);1;0)" office:value-type="float" office:value="0" calcext:value-type="float">
            <text:p>0</text:p>
          </table:table-cell>
          <table:table-cell table:formula="of:=IF(AND([.$A434]&gt;=[.N$2];[.$A434]&lt;=[.N$3]);1;0)" office:value-type="float" office:value="0" calcext:value-type="float">
            <text:p>0</text:p>
          </table:table-cell>
          <table:table-cell table:formula="of:=IF(AND([.$A434]&gt;=[.O$2];[.$A4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1105" calcext:value-type="float">
            <text:p>-0.991105</text:p>
          </table:table-cell>
          <table:table-cell table:formula="of:=IF(AND([.$A435]&gt;=[.B$2];[.$A435]&lt;=[.B$3]);1;0)" office:value-type="float" office:value="0" calcext:value-type="float">
            <text:p>0</text:p>
          </table:table-cell>
          <table:table-cell table:formula="of:=IF(AND([.$A435]&gt;=[.C$2];[.$A435]&lt;=[.C$3]);1;0)" office:value-type="float" office:value="0" calcext:value-type="float">
            <text:p>0</text:p>
          </table:table-cell>
          <table:table-cell table:formula="of:=IF(AND([.$A435]&gt;=[.D$2];[.$A435]&lt;=[.D$3]);1;0)" office:value-type="float" office:value="1" calcext:value-type="float">
            <text:p>1</text:p>
          </table:table-cell>
          <table:table-cell table:formula="of:=IF(AND([.$A435]&gt;=[.E$2];[.$A435]&lt;=[.E$3]);1;0)" office:value-type="float" office:value="0" calcext:value-type="float">
            <text:p>0</text:p>
          </table:table-cell>
          <table:table-cell table:formula="of:=IF(AND([.$A435]&gt;=[.F$2];[.$A435]&lt;=[.F$3]);1;0)" office:value-type="float" office:value="0" calcext:value-type="float">
            <text:p>0</text:p>
          </table:table-cell>
          <table:table-cell table:formula="of:=IF(AND([.$A435]&gt;=[.G$2];[.$A435]&lt;=[.G$3]);1;0)" office:value-type="float" office:value="0" calcext:value-type="float">
            <text:p>0</text:p>
          </table:table-cell>
          <table:table-cell/>
          <table:table-cell office:value-type="float" office:value="0.832471" calcext:value-type="float">
            <text:p>0.832471</text:p>
          </table:table-cell>
          <table:table-cell table:formula="of:=IF(AND([.$A435]&gt;=[.J$2];[.$A435]&lt;=[.J$3]);1;0)" office:value-type="float" office:value="0" calcext:value-type="float">
            <text:p>0</text:p>
          </table:table-cell>
          <table:table-cell table:formula="of:=IF(AND([.$A435]&gt;=[.K$2];[.$A435]&lt;=[.K$3]);1;0)" office:value-type="float" office:value="0" calcext:value-type="float">
            <text:p>0</text:p>
          </table:table-cell>
          <table:table-cell table:formula="of:=IF(AND([.$A435]&gt;=[.L$2];[.$A435]&lt;=[.L$3]);1;0)" office:value-type="float" office:value="1" calcext:value-type="float">
            <text:p>1</text:p>
          </table:table-cell>
          <table:table-cell table:formula="of:=IF(AND([.$A435]&gt;=[.M$2];[.$A435]&lt;=[.M$3]);1;0)" office:value-type="float" office:value="0" calcext:value-type="float">
            <text:p>0</text:p>
          </table:table-cell>
          <table:table-cell table:formula="of:=IF(AND([.$A435]&gt;=[.N$2];[.$A435]&lt;=[.N$3]);1;0)" office:value-type="float" office:value="0" calcext:value-type="float">
            <text:p>0</text:p>
          </table:table-cell>
          <table:table-cell table:formula="of:=IF(AND([.$A435]&gt;=[.O$2];[.$A4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2921" calcext:value-type="float">
            <text:p>-1.32921</text:p>
          </table:table-cell>
          <table:table-cell table:formula="of:=IF(AND([.$A436]&gt;=[.B$2];[.$A436]&lt;=[.B$3]);1;0)" office:value-type="float" office:value="0" calcext:value-type="float">
            <text:p>0</text:p>
          </table:table-cell>
          <table:table-cell table:formula="of:=IF(AND([.$A436]&gt;=[.C$2];[.$A436]&lt;=[.C$3]);1;0)" office:value-type="float" office:value="1" calcext:value-type="float">
            <text:p>1</text:p>
          </table:table-cell>
          <table:table-cell table:formula="of:=IF(AND([.$A436]&gt;=[.D$2];[.$A436]&lt;=[.D$3]);1;0)" office:value-type="float" office:value="0" calcext:value-type="float">
            <text:p>0</text:p>
          </table:table-cell>
          <table:table-cell table:formula="of:=IF(AND([.$A436]&gt;=[.E$2];[.$A436]&lt;=[.E$3]);1;0)" office:value-type="float" office:value="0" calcext:value-type="float">
            <text:p>0</text:p>
          </table:table-cell>
          <table:table-cell table:formula="of:=IF(AND([.$A436]&gt;=[.F$2];[.$A436]&lt;=[.F$3]);1;0)" office:value-type="float" office:value="0" calcext:value-type="float">
            <text:p>0</text:p>
          </table:table-cell>
          <table:table-cell table:formula="of:=IF(AND([.$A436]&gt;=[.G$2];[.$A436]&lt;=[.G$3]);1;0)" office:value-type="float" office:value="0" calcext:value-type="float">
            <text:p>0</text:p>
          </table:table-cell>
          <table:table-cell/>
          <table:table-cell office:value-type="float" office:value="-0.326279" calcext:value-type="float">
            <text:p>-0.326279</text:p>
          </table:table-cell>
          <table:table-cell table:formula="of:=IF(AND([.$A436]&gt;=[.J$2];[.$A436]&lt;=[.J$3]);1;0)" office:value-type="float" office:value="0" calcext:value-type="float">
            <text:p>0</text:p>
          </table:table-cell>
          <table:table-cell table:formula="of:=IF(AND([.$A436]&gt;=[.K$2];[.$A436]&lt;=[.K$3]);1;0)" office:value-type="float" office:value="1" calcext:value-type="float">
            <text:p>1</text:p>
          </table:table-cell>
          <table:table-cell table:formula="of:=IF(AND([.$A436]&gt;=[.L$2];[.$A436]&lt;=[.L$3]);1;0)" office:value-type="float" office:value="0" calcext:value-type="float">
            <text:p>0</text:p>
          </table:table-cell>
          <table:table-cell table:formula="of:=IF(AND([.$A436]&gt;=[.M$2];[.$A436]&lt;=[.M$3]);1;0)" office:value-type="float" office:value="0" calcext:value-type="float">
            <text:p>0</text:p>
          </table:table-cell>
          <table:table-cell table:formula="of:=IF(AND([.$A436]&gt;=[.N$2];[.$A436]&lt;=[.N$3]);1;0)" office:value-type="float" office:value="0" calcext:value-type="float">
            <text:p>0</text:p>
          </table:table-cell>
          <table:table-cell table:formula="of:=IF(AND([.$A436]&gt;=[.O$2];[.$A4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55" calcext:value-type="float">
            <text:p>0.76655</text:p>
          </table:table-cell>
          <table:table-cell table:formula="of:=IF(AND([.$A437]&gt;=[.B$2];[.$A437]&lt;=[.B$3]);1;0)" office:value-type="float" office:value="0" calcext:value-type="float">
            <text:p>0</text:p>
          </table:table-cell>
          <table:table-cell table:formula="of:=IF(AND([.$A437]&gt;=[.C$2];[.$A437]&lt;=[.C$3]);1;0)" office:value-type="float" office:value="0" calcext:value-type="float">
            <text:p>0</text:p>
          </table:table-cell>
          <table:table-cell table:formula="of:=IF(AND([.$A437]&gt;=[.D$2];[.$A437]&lt;=[.D$3]);1;0)" office:value-type="float" office:value="0" calcext:value-type="float">
            <text:p>0</text:p>
          </table:table-cell>
          <table:table-cell table:formula="of:=IF(AND([.$A437]&gt;=[.E$2];[.$A437]&lt;=[.E$3]);1;0)" office:value-type="float" office:value="1" calcext:value-type="float">
            <text:p>1</text:p>
          </table:table-cell>
          <table:table-cell table:formula="of:=IF(AND([.$A437]&gt;=[.F$2];[.$A437]&lt;=[.F$3]);1;0)" office:value-type="float" office:value="0" calcext:value-type="float">
            <text:p>0</text:p>
          </table:table-cell>
          <table:table-cell table:formula="of:=IF(AND([.$A437]&gt;=[.G$2];[.$A437]&lt;=[.G$3]);1;0)" office:value-type="float" office:value="0" calcext:value-type="float">
            <text:p>0</text:p>
          </table:table-cell>
          <table:table-cell/>
          <table:table-cell office:value-type="float" office:value="-0.329578" calcext:value-type="float">
            <text:p>-0.329578</text:p>
          </table:table-cell>
          <table:table-cell table:formula="of:=IF(AND([.$A437]&gt;=[.J$2];[.$A437]&lt;=[.J$3]);1;0)" office:value-type="float" office:value="0" calcext:value-type="float">
            <text:p>0</text:p>
          </table:table-cell>
          <table:table-cell table:formula="of:=IF(AND([.$A437]&gt;=[.K$2];[.$A437]&lt;=[.K$3]);1;0)" office:value-type="float" office:value="0" calcext:value-type="float">
            <text:p>0</text:p>
          </table:table-cell>
          <table:table-cell table:formula="of:=IF(AND([.$A437]&gt;=[.L$2];[.$A437]&lt;=[.L$3]);1;0)" office:value-type="float" office:value="0" calcext:value-type="float">
            <text:p>0</text:p>
          </table:table-cell>
          <table:table-cell table:formula="of:=IF(AND([.$A437]&gt;=[.M$2];[.$A437]&lt;=[.M$3]);1;0)" office:value-type="float" office:value="1" calcext:value-type="float">
            <text:p>1</text:p>
          </table:table-cell>
          <table:table-cell table:formula="of:=IF(AND([.$A437]&gt;=[.N$2];[.$A437]&lt;=[.N$3]);1;0)" office:value-type="float" office:value="0" calcext:value-type="float">
            <text:p>0</text:p>
          </table:table-cell>
          <table:table-cell table:formula="of:=IF(AND([.$A437]&gt;=[.O$2];[.$A4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6883" calcext:value-type="float">
            <text:p>0.306883</text:p>
          </table:table-cell>
          <table:table-cell table:formula="of:=IF(AND([.$A438]&gt;=[.B$2];[.$A438]&lt;=[.B$3]);1;0)" office:value-type="float" office:value="0" calcext:value-type="float">
            <text:p>0</text:p>
          </table:table-cell>
          <table:table-cell table:formula="of:=IF(AND([.$A438]&gt;=[.C$2];[.$A438]&lt;=[.C$3]);1;0)" office:value-type="float" office:value="0" calcext:value-type="float">
            <text:p>0</text:p>
          </table:table-cell>
          <table:table-cell table:formula="of:=IF(AND([.$A438]&gt;=[.D$2];[.$A438]&lt;=[.D$3]);1;0)" office:value-type="float" office:value="0" calcext:value-type="float">
            <text:p>0</text:p>
          </table:table-cell>
          <table:table-cell table:formula="of:=IF(AND([.$A438]&gt;=[.E$2];[.$A438]&lt;=[.E$3]);1;0)" office:value-type="float" office:value="1" calcext:value-type="float">
            <text:p>1</text:p>
          </table:table-cell>
          <table:table-cell table:formula="of:=IF(AND([.$A438]&gt;=[.F$2];[.$A438]&lt;=[.F$3]);1;0)" office:value-type="float" office:value="0" calcext:value-type="float">
            <text:p>0</text:p>
          </table:table-cell>
          <table:table-cell table:formula="of:=IF(AND([.$A438]&gt;=[.G$2];[.$A438]&lt;=[.G$3]);1;0)" office:value-type="float" office:value="0" calcext:value-type="float">
            <text:p>0</text:p>
          </table:table-cell>
          <table:table-cell/>
          <table:table-cell office:value-type="float" office:value="0.278225" calcext:value-type="float">
            <text:p>0.278225</text:p>
          </table:table-cell>
          <table:table-cell table:formula="of:=IF(AND([.$A438]&gt;=[.J$2];[.$A438]&lt;=[.J$3]);1;0)" office:value-type="float" office:value="0" calcext:value-type="float">
            <text:p>0</text:p>
          </table:table-cell>
          <table:table-cell table:formula="of:=IF(AND([.$A438]&gt;=[.K$2];[.$A438]&lt;=[.K$3]);1;0)" office:value-type="float" office:value="0" calcext:value-type="float">
            <text:p>0</text:p>
          </table:table-cell>
          <table:table-cell table:formula="of:=IF(AND([.$A438]&gt;=[.L$2];[.$A438]&lt;=[.L$3]);1;0)" office:value-type="float" office:value="0" calcext:value-type="float">
            <text:p>0</text:p>
          </table:table-cell>
          <table:table-cell table:formula="of:=IF(AND([.$A438]&gt;=[.M$2];[.$A438]&lt;=[.M$3]);1;0)" office:value-type="float" office:value="1" calcext:value-type="float">
            <text:p>1</text:p>
          </table:table-cell>
          <table:table-cell table:formula="of:=IF(AND([.$A438]&gt;=[.N$2];[.$A438]&lt;=[.N$3]);1;0)" office:value-type="float" office:value="0" calcext:value-type="float">
            <text:p>0</text:p>
          </table:table-cell>
          <table:table-cell table:formula="of:=IF(AND([.$A438]&gt;=[.O$2];[.$A4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4009" calcext:value-type="float">
            <text:p>-1.54009</text:p>
          </table:table-cell>
          <table:table-cell table:formula="of:=IF(AND([.$A439]&gt;=[.B$2];[.$A439]&lt;=[.B$3]);1;0)" office:value-type="float" office:value="0" calcext:value-type="float">
            <text:p>0</text:p>
          </table:table-cell>
          <table:table-cell table:formula="of:=IF(AND([.$A439]&gt;=[.C$2];[.$A439]&lt;=[.C$3]);1;0)" office:value-type="float" office:value="1" calcext:value-type="float">
            <text:p>1</text:p>
          </table:table-cell>
          <table:table-cell table:formula="of:=IF(AND([.$A439]&gt;=[.D$2];[.$A439]&lt;=[.D$3]);1;0)" office:value-type="float" office:value="0" calcext:value-type="float">
            <text:p>0</text:p>
          </table:table-cell>
          <table:table-cell table:formula="of:=IF(AND([.$A439]&gt;=[.E$2];[.$A439]&lt;=[.E$3]);1;0)" office:value-type="float" office:value="0" calcext:value-type="float">
            <text:p>0</text:p>
          </table:table-cell>
          <table:table-cell table:formula="of:=IF(AND([.$A439]&gt;=[.F$2];[.$A439]&lt;=[.F$3]);1;0)" office:value-type="float" office:value="0" calcext:value-type="float">
            <text:p>0</text:p>
          </table:table-cell>
          <table:table-cell table:formula="of:=IF(AND([.$A439]&gt;=[.G$2];[.$A439]&lt;=[.G$3]);1;0)" office:value-type="float" office:value="0" calcext:value-type="float">
            <text:p>0</text:p>
          </table:table-cell>
          <table:table-cell/>
          <table:table-cell office:value-type="float" office:value="0.064058" calcext:value-type="float">
            <text:p>0.064058</text:p>
          </table:table-cell>
          <table:table-cell table:formula="of:=IF(AND([.$A439]&gt;=[.J$2];[.$A439]&lt;=[.J$3]);1;0)" office:value-type="float" office:value="0" calcext:value-type="float">
            <text:p>0</text:p>
          </table:table-cell>
          <table:table-cell table:formula="of:=IF(AND([.$A439]&gt;=[.K$2];[.$A439]&lt;=[.K$3]);1;0)" office:value-type="float" office:value="1" calcext:value-type="float">
            <text:p>1</text:p>
          </table:table-cell>
          <table:table-cell table:formula="of:=IF(AND([.$A439]&gt;=[.L$2];[.$A439]&lt;=[.L$3]);1;0)" office:value-type="float" office:value="0" calcext:value-type="float">
            <text:p>0</text:p>
          </table:table-cell>
          <table:table-cell table:formula="of:=IF(AND([.$A439]&gt;=[.M$2];[.$A439]&lt;=[.M$3]);1;0)" office:value-type="float" office:value="0" calcext:value-type="float">
            <text:p>0</text:p>
          </table:table-cell>
          <table:table-cell table:formula="of:=IF(AND([.$A439]&gt;=[.N$2];[.$A439]&lt;=[.N$3]);1;0)" office:value-type="float" office:value="0" calcext:value-type="float">
            <text:p>0</text:p>
          </table:table-cell>
          <table:table-cell table:formula="of:=IF(AND([.$A439]&gt;=[.O$2];[.$A4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024" calcext:value-type="float">
            <text:p>2.10024</text:p>
          </table:table-cell>
          <table:table-cell table:formula="of:=IF(AND([.$A440]&gt;=[.B$2];[.$A440]&lt;=[.B$3]);1;0)" office:value-type="float" office:value="0" calcext:value-type="float">
            <text:p>0</text:p>
          </table:table-cell>
          <table:table-cell table:formula="of:=IF(AND([.$A440]&gt;=[.C$2];[.$A440]&lt;=[.C$3]);1;0)" office:value-type="float" office:value="0" calcext:value-type="float">
            <text:p>0</text:p>
          </table:table-cell>
          <table:table-cell table:formula="of:=IF(AND([.$A440]&gt;=[.D$2];[.$A440]&lt;=[.D$3]);1;0)" office:value-type="float" office:value="0" calcext:value-type="float">
            <text:p>0</text:p>
          </table:table-cell>
          <table:table-cell table:formula="of:=IF(AND([.$A440]&gt;=[.E$2];[.$A440]&lt;=[.E$3]);1;0)" office:value-type="float" office:value="0" calcext:value-type="float">
            <text:p>0</text:p>
          </table:table-cell>
          <table:table-cell table:formula="of:=IF(AND([.$A440]&gt;=[.F$2];[.$A440]&lt;=[.F$3]);1;0)" office:value-type="float" office:value="0" calcext:value-type="float">
            <text:p>0</text:p>
          </table:table-cell>
          <table:table-cell table:formula="of:=IF(AND([.$A440]&gt;=[.G$2];[.$A440]&lt;=[.G$3]);1;0)" office:value-type="float" office:value="1" calcext:value-type="float">
            <text:p>1</text:p>
          </table:table-cell>
          <table:table-cell/>
          <table:table-cell office:value-type="float" office:value="0.139477" calcext:value-type="float">
            <text:p>0.139477</text:p>
          </table:table-cell>
          <table:table-cell table:formula="of:=IF(AND([.$A440]&gt;=[.J$2];[.$A440]&lt;=[.J$3]);1;0)" office:value-type="float" office:value="0" calcext:value-type="float">
            <text:p>0</text:p>
          </table:table-cell>
          <table:table-cell table:formula="of:=IF(AND([.$A440]&gt;=[.K$2];[.$A440]&lt;=[.K$3]);1;0)" office:value-type="float" office:value="0" calcext:value-type="float">
            <text:p>0</text:p>
          </table:table-cell>
          <table:table-cell table:formula="of:=IF(AND([.$A440]&gt;=[.L$2];[.$A440]&lt;=[.L$3]);1;0)" office:value-type="float" office:value="0" calcext:value-type="float">
            <text:p>0</text:p>
          </table:table-cell>
          <table:table-cell table:formula="of:=IF(AND([.$A440]&gt;=[.M$2];[.$A440]&lt;=[.M$3]);1;0)" office:value-type="float" office:value="0" calcext:value-type="float">
            <text:p>0</text:p>
          </table:table-cell>
          <table:table-cell table:formula="of:=IF(AND([.$A440]&gt;=[.N$2];[.$A440]&lt;=[.N$3]);1;0)" office:value-type="float" office:value="0" calcext:value-type="float">
            <text:p>0</text:p>
          </table:table-cell>
          <table:table-cell table:formula="of:=IF(AND([.$A440]&gt;=[.O$2];[.$A440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0563" calcext:value-type="float">
            <text:p>0.320563</text:p>
          </table:table-cell>
          <table:table-cell table:formula="of:=IF(AND([.$A441]&gt;=[.B$2];[.$A441]&lt;=[.B$3]);1;0)" office:value-type="float" office:value="0" calcext:value-type="float">
            <text:p>0</text:p>
          </table:table-cell>
          <table:table-cell table:formula="of:=IF(AND([.$A441]&gt;=[.C$2];[.$A441]&lt;=[.C$3]);1;0)" office:value-type="float" office:value="0" calcext:value-type="float">
            <text:p>0</text:p>
          </table:table-cell>
          <table:table-cell table:formula="of:=IF(AND([.$A441]&gt;=[.D$2];[.$A441]&lt;=[.D$3]);1;0)" office:value-type="float" office:value="0" calcext:value-type="float">
            <text:p>0</text:p>
          </table:table-cell>
          <table:table-cell table:formula="of:=IF(AND([.$A441]&gt;=[.E$2];[.$A441]&lt;=[.E$3]);1;0)" office:value-type="float" office:value="1" calcext:value-type="float">
            <text:p>1</text:p>
          </table:table-cell>
          <table:table-cell table:formula="of:=IF(AND([.$A441]&gt;=[.F$2];[.$A441]&lt;=[.F$3]);1;0)" office:value-type="float" office:value="0" calcext:value-type="float">
            <text:p>0</text:p>
          </table:table-cell>
          <table:table-cell table:formula="of:=IF(AND([.$A441]&gt;=[.G$2];[.$A441]&lt;=[.G$3]);1;0)" office:value-type="float" office:value="0" calcext:value-type="float">
            <text:p>0</text:p>
          </table:table-cell>
          <table:table-cell/>
          <table:table-cell office:value-type="float" office:value="-0.0939062" calcext:value-type="float">
            <text:p>-0.0939062</text:p>
          </table:table-cell>
          <table:table-cell table:formula="of:=IF(AND([.$A441]&gt;=[.J$2];[.$A441]&lt;=[.J$3]);1;0)" office:value-type="float" office:value="0" calcext:value-type="float">
            <text:p>0</text:p>
          </table:table-cell>
          <table:table-cell table:formula="of:=IF(AND([.$A441]&gt;=[.K$2];[.$A441]&lt;=[.K$3]);1;0)" office:value-type="float" office:value="0" calcext:value-type="float">
            <text:p>0</text:p>
          </table:table-cell>
          <table:table-cell table:formula="of:=IF(AND([.$A441]&gt;=[.L$2];[.$A441]&lt;=[.L$3]);1;0)" office:value-type="float" office:value="0" calcext:value-type="float">
            <text:p>0</text:p>
          </table:table-cell>
          <table:table-cell table:formula="of:=IF(AND([.$A441]&gt;=[.M$2];[.$A441]&lt;=[.M$3]);1;0)" office:value-type="float" office:value="1" calcext:value-type="float">
            <text:p>1</text:p>
          </table:table-cell>
          <table:table-cell table:formula="of:=IF(AND([.$A441]&gt;=[.N$2];[.$A441]&lt;=[.N$3]);1;0)" office:value-type="float" office:value="0" calcext:value-type="float">
            <text:p>0</text:p>
          </table:table-cell>
          <table:table-cell table:formula="of:=IF(AND([.$A441]&gt;=[.O$2];[.$A4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2869" calcext:value-type="float">
            <text:p>0.0622869</text:p>
          </table:table-cell>
          <table:table-cell table:formula="of:=IF(AND([.$A442]&gt;=[.B$2];[.$A442]&lt;=[.B$3]);1;0)" office:value-type="float" office:value="0" calcext:value-type="float">
            <text:p>0</text:p>
          </table:table-cell>
          <table:table-cell table:formula="of:=IF(AND([.$A442]&gt;=[.C$2];[.$A442]&lt;=[.C$3]);1;0)" office:value-type="float" office:value="0" calcext:value-type="float">
            <text:p>0</text:p>
          </table:table-cell>
          <table:table-cell table:formula="of:=IF(AND([.$A442]&gt;=[.D$2];[.$A442]&lt;=[.D$3]);1;0)" office:value-type="float" office:value="0" calcext:value-type="float">
            <text:p>0</text:p>
          </table:table-cell>
          <table:table-cell table:formula="of:=IF(AND([.$A442]&gt;=[.E$2];[.$A442]&lt;=[.E$3]);1;0)" office:value-type="float" office:value="1" calcext:value-type="float">
            <text:p>1</text:p>
          </table:table-cell>
          <table:table-cell table:formula="of:=IF(AND([.$A442]&gt;=[.F$2];[.$A442]&lt;=[.F$3]);1;0)" office:value-type="float" office:value="0" calcext:value-type="float">
            <text:p>0</text:p>
          </table:table-cell>
          <table:table-cell table:formula="of:=IF(AND([.$A442]&gt;=[.G$2];[.$A442]&lt;=[.G$3]);1;0)" office:value-type="float" office:value="0" calcext:value-type="float">
            <text:p>0</text:p>
          </table:table-cell>
          <table:table-cell/>
          <table:table-cell office:value-type="float" office:value="1.48366" calcext:value-type="float">
            <text:p>1.48366</text:p>
          </table:table-cell>
          <table:table-cell table:formula="of:=IF(AND([.$A442]&gt;=[.J$2];[.$A442]&lt;=[.J$3]);1;0)" office:value-type="float" office:value="0" calcext:value-type="float">
            <text:p>0</text:p>
          </table:table-cell>
          <table:table-cell table:formula="of:=IF(AND([.$A442]&gt;=[.K$2];[.$A442]&lt;=[.K$3]);1;0)" office:value-type="float" office:value="0" calcext:value-type="float">
            <text:p>0</text:p>
          </table:table-cell>
          <table:table-cell table:formula="of:=IF(AND([.$A442]&gt;=[.L$2];[.$A442]&lt;=[.L$3]);1;0)" office:value-type="float" office:value="0" calcext:value-type="float">
            <text:p>0</text:p>
          </table:table-cell>
          <table:table-cell table:formula="of:=IF(AND([.$A442]&gt;=[.M$2];[.$A442]&lt;=[.M$3]);1;0)" office:value-type="float" office:value="1" calcext:value-type="float">
            <text:p>1</text:p>
          </table:table-cell>
          <table:table-cell table:formula="of:=IF(AND([.$A442]&gt;=[.N$2];[.$A442]&lt;=[.N$3]);1;0)" office:value-type="float" office:value="0" calcext:value-type="float">
            <text:p>0</text:p>
          </table:table-cell>
          <table:table-cell table:formula="of:=IF(AND([.$A442]&gt;=[.O$2];[.$A4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082" calcext:value-type="float">
            <text:p>0.888082</text:p>
          </table:table-cell>
          <table:table-cell table:formula="of:=IF(AND([.$A443]&gt;=[.B$2];[.$A443]&lt;=[.B$3]);1;0)" office:value-type="float" office:value="0" calcext:value-type="float">
            <text:p>0</text:p>
          </table:table-cell>
          <table:table-cell table:formula="of:=IF(AND([.$A443]&gt;=[.C$2];[.$A443]&lt;=[.C$3]);1;0)" office:value-type="float" office:value="0" calcext:value-type="float">
            <text:p>0</text:p>
          </table:table-cell>
          <table:table-cell table:formula="of:=IF(AND([.$A443]&gt;=[.D$2];[.$A443]&lt;=[.D$3]);1;0)" office:value-type="float" office:value="0" calcext:value-type="float">
            <text:p>0</text:p>
          </table:table-cell>
          <table:table-cell table:formula="of:=IF(AND([.$A443]&gt;=[.E$2];[.$A443]&lt;=[.E$3]);1;0)" office:value-type="float" office:value="1" calcext:value-type="float">
            <text:p>1</text:p>
          </table:table-cell>
          <table:table-cell table:formula="of:=IF(AND([.$A443]&gt;=[.F$2];[.$A443]&lt;=[.F$3]);1;0)" office:value-type="float" office:value="0" calcext:value-type="float">
            <text:p>0</text:p>
          </table:table-cell>
          <table:table-cell table:formula="of:=IF(AND([.$A443]&gt;=[.G$2];[.$A443]&lt;=[.G$3]);1;0)" office:value-type="float" office:value="0" calcext:value-type="float">
            <text:p>0</text:p>
          </table:table-cell>
          <table:table-cell/>
          <table:table-cell office:value-type="float" office:value="-0.0942353" calcext:value-type="float">
            <text:p>-0.0942353</text:p>
          </table:table-cell>
          <table:table-cell table:formula="of:=IF(AND([.$A443]&gt;=[.J$2];[.$A443]&lt;=[.J$3]);1;0)" office:value-type="float" office:value="0" calcext:value-type="float">
            <text:p>0</text:p>
          </table:table-cell>
          <table:table-cell table:formula="of:=IF(AND([.$A443]&gt;=[.K$2];[.$A443]&lt;=[.K$3]);1;0)" office:value-type="float" office:value="0" calcext:value-type="float">
            <text:p>0</text:p>
          </table:table-cell>
          <table:table-cell table:formula="of:=IF(AND([.$A443]&gt;=[.L$2];[.$A443]&lt;=[.L$3]);1;0)" office:value-type="float" office:value="0" calcext:value-type="float">
            <text:p>0</text:p>
          </table:table-cell>
          <table:table-cell table:formula="of:=IF(AND([.$A443]&gt;=[.M$2];[.$A443]&lt;=[.M$3]);1;0)" office:value-type="float" office:value="1" calcext:value-type="float">
            <text:p>1</text:p>
          </table:table-cell>
          <table:table-cell table:formula="of:=IF(AND([.$A443]&gt;=[.N$2];[.$A443]&lt;=[.N$3]);1;0)" office:value-type="float" office:value="0" calcext:value-type="float">
            <text:p>0</text:p>
          </table:table-cell>
          <table:table-cell table:formula="of:=IF(AND([.$A443]&gt;=[.O$2];[.$A4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83" calcext:value-type="float">
            <text:p>1.0383</text:p>
          </table:table-cell>
          <table:table-cell table:formula="of:=IF(AND([.$A444]&gt;=[.B$2];[.$A444]&lt;=[.B$3]);1;0)" office:value-type="float" office:value="0" calcext:value-type="float">
            <text:p>0</text:p>
          </table:table-cell>
          <table:table-cell table:formula="of:=IF(AND([.$A444]&gt;=[.C$2];[.$A444]&lt;=[.C$3]);1;0)" office:value-type="float" office:value="0" calcext:value-type="float">
            <text:p>0</text:p>
          </table:table-cell>
          <table:table-cell table:formula="of:=IF(AND([.$A444]&gt;=[.D$2];[.$A444]&lt;=[.D$3]);1;0)" office:value-type="float" office:value="0" calcext:value-type="float">
            <text:p>0</text:p>
          </table:table-cell>
          <table:table-cell table:formula="of:=IF(AND([.$A444]&gt;=[.E$2];[.$A444]&lt;=[.E$3]);1;0)" office:value-type="float" office:value="0" calcext:value-type="float">
            <text:p>0</text:p>
          </table:table-cell>
          <table:table-cell table:formula="of:=IF(AND([.$A444]&gt;=[.F$2];[.$A444]&lt;=[.F$3]);1;0)" office:value-type="float" office:value="1" calcext:value-type="float">
            <text:p>1</text:p>
          </table:table-cell>
          <table:table-cell table:formula="of:=IF(AND([.$A444]&gt;=[.G$2];[.$A444]&lt;=[.G$3]);1;0)" office:value-type="float" office:value="0" calcext:value-type="float">
            <text:p>0</text:p>
          </table:table-cell>
          <table:table-cell/>
          <table:table-cell office:value-type="float" office:value="1.32534" calcext:value-type="float">
            <text:p>1.32534</text:p>
          </table:table-cell>
          <table:table-cell table:formula="of:=IF(AND([.$A444]&gt;=[.J$2];[.$A444]&lt;=[.J$3]);1;0)" office:value-type="float" office:value="0" calcext:value-type="float">
            <text:p>0</text:p>
          </table:table-cell>
          <table:table-cell table:formula="of:=IF(AND([.$A444]&gt;=[.K$2];[.$A444]&lt;=[.K$3]);1;0)" office:value-type="float" office:value="0" calcext:value-type="float">
            <text:p>0</text:p>
          </table:table-cell>
          <table:table-cell table:formula="of:=IF(AND([.$A444]&gt;=[.L$2];[.$A444]&lt;=[.L$3]);1;0)" office:value-type="float" office:value="0" calcext:value-type="float">
            <text:p>0</text:p>
          </table:table-cell>
          <table:table-cell table:formula="of:=IF(AND([.$A444]&gt;=[.M$2];[.$A444]&lt;=[.M$3]);1;0)" office:value-type="float" office:value="0" calcext:value-type="float">
            <text:p>0</text:p>
          </table:table-cell>
          <table:table-cell table:formula="of:=IF(AND([.$A444]&gt;=[.N$2];[.$A444]&lt;=[.N$3]);1;0)" office:value-type="float" office:value="1" calcext:value-type="float">
            <text:p>1</text:p>
          </table:table-cell>
          <table:table-cell table:formula="of:=IF(AND([.$A444]&gt;=[.O$2];[.$A4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6319" calcext:value-type="float">
            <text:p>0.756319</text:p>
          </table:table-cell>
          <table:table-cell table:formula="of:=IF(AND([.$A445]&gt;=[.B$2];[.$A445]&lt;=[.B$3]);1;0)" office:value-type="float" office:value="0" calcext:value-type="float">
            <text:p>0</text:p>
          </table:table-cell>
          <table:table-cell table:formula="of:=IF(AND([.$A445]&gt;=[.C$2];[.$A445]&lt;=[.C$3]);1;0)" office:value-type="float" office:value="0" calcext:value-type="float">
            <text:p>0</text:p>
          </table:table-cell>
          <table:table-cell table:formula="of:=IF(AND([.$A445]&gt;=[.D$2];[.$A445]&lt;=[.D$3]);1;0)" office:value-type="float" office:value="0" calcext:value-type="float">
            <text:p>0</text:p>
          </table:table-cell>
          <table:table-cell table:formula="of:=IF(AND([.$A445]&gt;=[.E$2];[.$A445]&lt;=[.E$3]);1;0)" office:value-type="float" office:value="1" calcext:value-type="float">
            <text:p>1</text:p>
          </table:table-cell>
          <table:table-cell table:formula="of:=IF(AND([.$A445]&gt;=[.F$2];[.$A445]&lt;=[.F$3]);1;0)" office:value-type="float" office:value="0" calcext:value-type="float">
            <text:p>0</text:p>
          </table:table-cell>
          <table:table-cell table:formula="of:=IF(AND([.$A445]&gt;=[.G$2];[.$A445]&lt;=[.G$3]);1;0)" office:value-type="float" office:value="0" calcext:value-type="float">
            <text:p>0</text:p>
          </table:table-cell>
          <table:table-cell/>
          <table:table-cell office:value-type="float" office:value="0.431673" calcext:value-type="float">
            <text:p>0.431673</text:p>
          </table:table-cell>
          <table:table-cell table:formula="of:=IF(AND([.$A445]&gt;=[.J$2];[.$A445]&lt;=[.J$3]);1;0)" office:value-type="float" office:value="0" calcext:value-type="float">
            <text:p>0</text:p>
          </table:table-cell>
          <table:table-cell table:formula="of:=IF(AND([.$A445]&gt;=[.K$2];[.$A445]&lt;=[.K$3]);1;0)" office:value-type="float" office:value="0" calcext:value-type="float">
            <text:p>0</text:p>
          </table:table-cell>
          <table:table-cell table:formula="of:=IF(AND([.$A445]&gt;=[.L$2];[.$A445]&lt;=[.L$3]);1;0)" office:value-type="float" office:value="0" calcext:value-type="float">
            <text:p>0</text:p>
          </table:table-cell>
          <table:table-cell table:formula="of:=IF(AND([.$A445]&gt;=[.M$2];[.$A445]&lt;=[.M$3]);1;0)" office:value-type="float" office:value="1" calcext:value-type="float">
            <text:p>1</text:p>
          </table:table-cell>
          <table:table-cell table:formula="of:=IF(AND([.$A445]&gt;=[.N$2];[.$A445]&lt;=[.N$3]);1;0)" office:value-type="float" office:value="0" calcext:value-type="float">
            <text:p>0</text:p>
          </table:table-cell>
          <table:table-cell table:formula="of:=IF(AND([.$A445]&gt;=[.O$2];[.$A4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2015" calcext:value-type="float">
            <text:p>-0.0592015</text:p>
          </table:table-cell>
          <table:table-cell table:formula="of:=IF(AND([.$A446]&gt;=[.B$2];[.$A446]&lt;=[.B$3]);1;0)" office:value-type="float" office:value="0" calcext:value-type="float">
            <text:p>0</text:p>
          </table:table-cell>
          <table:table-cell table:formula="of:=IF(AND([.$A446]&gt;=[.C$2];[.$A446]&lt;=[.C$3]);1;0)" office:value-type="float" office:value="0" calcext:value-type="float">
            <text:p>0</text:p>
          </table:table-cell>
          <table:table-cell table:formula="of:=IF(AND([.$A446]&gt;=[.D$2];[.$A446]&lt;=[.D$3]);1;0)" office:value-type="float" office:value="1" calcext:value-type="float">
            <text:p>1</text:p>
          </table:table-cell>
          <table:table-cell table:formula="of:=IF(AND([.$A446]&gt;=[.E$2];[.$A446]&lt;=[.E$3]);1;0)" office:value-type="float" office:value="0" calcext:value-type="float">
            <text:p>0</text:p>
          </table:table-cell>
          <table:table-cell table:formula="of:=IF(AND([.$A446]&gt;=[.F$2];[.$A446]&lt;=[.F$3]);1;0)" office:value-type="float" office:value="0" calcext:value-type="float">
            <text:p>0</text:p>
          </table:table-cell>
          <table:table-cell table:formula="of:=IF(AND([.$A446]&gt;=[.G$2];[.$A446]&lt;=[.G$3]);1;0)" office:value-type="float" office:value="0" calcext:value-type="float">
            <text:p>0</text:p>
          </table:table-cell>
          <table:table-cell/>
          <table:table-cell office:value-type="float" office:value="-0.715508" calcext:value-type="float">
            <text:p>-0.715508</text:p>
          </table:table-cell>
          <table:table-cell table:formula="of:=IF(AND([.$A446]&gt;=[.J$2];[.$A446]&lt;=[.J$3]);1;0)" office:value-type="float" office:value="0" calcext:value-type="float">
            <text:p>0</text:p>
          </table:table-cell>
          <table:table-cell table:formula="of:=IF(AND([.$A446]&gt;=[.K$2];[.$A446]&lt;=[.K$3]);1;0)" office:value-type="float" office:value="0" calcext:value-type="float">
            <text:p>0</text:p>
          </table:table-cell>
          <table:table-cell table:formula="of:=IF(AND([.$A446]&gt;=[.L$2];[.$A446]&lt;=[.L$3]);1;0)" office:value-type="float" office:value="1" calcext:value-type="float">
            <text:p>1</text:p>
          </table:table-cell>
          <table:table-cell table:formula="of:=IF(AND([.$A446]&gt;=[.M$2];[.$A446]&lt;=[.M$3]);1;0)" office:value-type="float" office:value="0" calcext:value-type="float">
            <text:p>0</text:p>
          </table:table-cell>
          <table:table-cell table:formula="of:=IF(AND([.$A446]&gt;=[.N$2];[.$A446]&lt;=[.N$3]);1;0)" office:value-type="float" office:value="0" calcext:value-type="float">
            <text:p>0</text:p>
          </table:table-cell>
          <table:table-cell table:formula="of:=IF(AND([.$A446]&gt;=[.O$2];[.$A4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958" calcext:value-type="float">
            <text:p>-1.0958</text:p>
          </table:table-cell>
          <table:table-cell table:formula="of:=IF(AND([.$A447]&gt;=[.B$2];[.$A447]&lt;=[.B$3]);1;0)" office:value-type="float" office:value="0" calcext:value-type="float">
            <text:p>0</text:p>
          </table:table-cell>
          <table:table-cell table:formula="of:=IF(AND([.$A447]&gt;=[.C$2];[.$A447]&lt;=[.C$3]);1;0)" office:value-type="float" office:value="1" calcext:value-type="float">
            <text:p>1</text:p>
          </table:table-cell>
          <table:table-cell table:formula="of:=IF(AND([.$A447]&gt;=[.D$2];[.$A447]&lt;=[.D$3]);1;0)" office:value-type="float" office:value="0" calcext:value-type="float">
            <text:p>0</text:p>
          </table:table-cell>
          <table:table-cell table:formula="of:=IF(AND([.$A447]&gt;=[.E$2];[.$A447]&lt;=[.E$3]);1;0)" office:value-type="float" office:value="0" calcext:value-type="float">
            <text:p>0</text:p>
          </table:table-cell>
          <table:table-cell table:formula="of:=IF(AND([.$A447]&gt;=[.F$2];[.$A447]&lt;=[.F$3]);1;0)" office:value-type="float" office:value="0" calcext:value-type="float">
            <text:p>0</text:p>
          </table:table-cell>
          <table:table-cell table:formula="of:=IF(AND([.$A447]&gt;=[.G$2];[.$A447]&lt;=[.G$3]);1;0)" office:value-type="float" office:value="0" calcext:value-type="float">
            <text:p>0</text:p>
          </table:table-cell>
          <table:table-cell/>
          <table:table-cell office:value-type="float" office:value="0.686365" calcext:value-type="float">
            <text:p>0.686365</text:p>
          </table:table-cell>
          <table:table-cell table:formula="of:=IF(AND([.$A447]&gt;=[.J$2];[.$A447]&lt;=[.J$3]);1;0)" office:value-type="float" office:value="0" calcext:value-type="float">
            <text:p>0</text:p>
          </table:table-cell>
          <table:table-cell table:formula="of:=IF(AND([.$A447]&gt;=[.K$2];[.$A447]&lt;=[.K$3]);1;0)" office:value-type="float" office:value="1" calcext:value-type="float">
            <text:p>1</text:p>
          </table:table-cell>
          <table:table-cell table:formula="of:=IF(AND([.$A447]&gt;=[.L$2];[.$A447]&lt;=[.L$3]);1;0)" office:value-type="float" office:value="0" calcext:value-type="float">
            <text:p>0</text:p>
          </table:table-cell>
          <table:table-cell table:formula="of:=IF(AND([.$A447]&gt;=[.M$2];[.$A447]&lt;=[.M$3]);1;0)" office:value-type="float" office:value="0" calcext:value-type="float">
            <text:p>0</text:p>
          </table:table-cell>
          <table:table-cell table:formula="of:=IF(AND([.$A447]&gt;=[.N$2];[.$A447]&lt;=[.N$3]);1;0)" office:value-type="float" office:value="0" calcext:value-type="float">
            <text:p>0</text:p>
          </table:table-cell>
          <table:table-cell table:formula="of:=IF(AND([.$A447]&gt;=[.O$2];[.$A4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2054" calcext:value-type="float">
            <text:p>0.822054</text:p>
          </table:table-cell>
          <table:table-cell table:formula="of:=IF(AND([.$A448]&gt;=[.B$2];[.$A448]&lt;=[.B$3]);1;0)" office:value-type="float" office:value="0" calcext:value-type="float">
            <text:p>0</text:p>
          </table:table-cell>
          <table:table-cell table:formula="of:=IF(AND([.$A448]&gt;=[.C$2];[.$A448]&lt;=[.C$3]);1;0)" office:value-type="float" office:value="0" calcext:value-type="float">
            <text:p>0</text:p>
          </table:table-cell>
          <table:table-cell table:formula="of:=IF(AND([.$A448]&gt;=[.D$2];[.$A448]&lt;=[.D$3]);1;0)" office:value-type="float" office:value="0" calcext:value-type="float">
            <text:p>0</text:p>
          </table:table-cell>
          <table:table-cell table:formula="of:=IF(AND([.$A448]&gt;=[.E$2];[.$A448]&lt;=[.E$3]);1;0)" office:value-type="float" office:value="1" calcext:value-type="float">
            <text:p>1</text:p>
          </table:table-cell>
          <table:table-cell table:formula="of:=IF(AND([.$A448]&gt;=[.F$2];[.$A448]&lt;=[.F$3]);1;0)" office:value-type="float" office:value="0" calcext:value-type="float">
            <text:p>0</text:p>
          </table:table-cell>
          <table:table-cell table:formula="of:=IF(AND([.$A448]&gt;=[.G$2];[.$A448]&lt;=[.G$3]);1;0)" office:value-type="float" office:value="0" calcext:value-type="float">
            <text:p>0</text:p>
          </table:table-cell>
          <table:table-cell/>
          <table:table-cell office:value-type="float" office:value="0.596609" calcext:value-type="float">
            <text:p>0.596609</text:p>
          </table:table-cell>
          <table:table-cell table:formula="of:=IF(AND([.$A448]&gt;=[.J$2];[.$A448]&lt;=[.J$3]);1;0)" office:value-type="float" office:value="0" calcext:value-type="float">
            <text:p>0</text:p>
          </table:table-cell>
          <table:table-cell table:formula="of:=IF(AND([.$A448]&gt;=[.K$2];[.$A448]&lt;=[.K$3]);1;0)" office:value-type="float" office:value="0" calcext:value-type="float">
            <text:p>0</text:p>
          </table:table-cell>
          <table:table-cell table:formula="of:=IF(AND([.$A448]&gt;=[.L$2];[.$A448]&lt;=[.L$3]);1;0)" office:value-type="float" office:value="0" calcext:value-type="float">
            <text:p>0</text:p>
          </table:table-cell>
          <table:table-cell table:formula="of:=IF(AND([.$A448]&gt;=[.M$2];[.$A448]&lt;=[.M$3]);1;0)" office:value-type="float" office:value="1" calcext:value-type="float">
            <text:p>1</text:p>
          </table:table-cell>
          <table:table-cell table:formula="of:=IF(AND([.$A448]&gt;=[.N$2];[.$A448]&lt;=[.N$3]);1;0)" office:value-type="float" office:value="0" calcext:value-type="float">
            <text:p>0</text:p>
          </table:table-cell>
          <table:table-cell table:formula="of:=IF(AND([.$A448]&gt;=[.O$2];[.$A4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757" calcext:value-type="float">
            <text:p>-1.08757</text:p>
          </table:table-cell>
          <table:table-cell table:formula="of:=IF(AND([.$A449]&gt;=[.B$2];[.$A449]&lt;=[.B$3]);1;0)" office:value-type="float" office:value="0" calcext:value-type="float">
            <text:p>0</text:p>
          </table:table-cell>
          <table:table-cell table:formula="of:=IF(AND([.$A449]&gt;=[.C$2];[.$A449]&lt;=[.C$3]);1;0)" office:value-type="float" office:value="1" calcext:value-type="float">
            <text:p>1</text:p>
          </table:table-cell>
          <table:table-cell table:formula="of:=IF(AND([.$A449]&gt;=[.D$2];[.$A449]&lt;=[.D$3]);1;0)" office:value-type="float" office:value="0" calcext:value-type="float">
            <text:p>0</text:p>
          </table:table-cell>
          <table:table-cell table:formula="of:=IF(AND([.$A449]&gt;=[.E$2];[.$A449]&lt;=[.E$3]);1;0)" office:value-type="float" office:value="0" calcext:value-type="float">
            <text:p>0</text:p>
          </table:table-cell>
          <table:table-cell table:formula="of:=IF(AND([.$A449]&gt;=[.F$2];[.$A449]&lt;=[.F$3]);1;0)" office:value-type="float" office:value="0" calcext:value-type="float">
            <text:p>0</text:p>
          </table:table-cell>
          <table:table-cell table:formula="of:=IF(AND([.$A449]&gt;=[.G$2];[.$A449]&lt;=[.G$3]);1;0)" office:value-type="float" office:value="0" calcext:value-type="float">
            <text:p>0</text:p>
          </table:table-cell>
          <table:table-cell/>
          <table:table-cell office:value-type="float" office:value="-0.263169" calcext:value-type="float">
            <text:p>-0.263169</text:p>
          </table:table-cell>
          <table:table-cell table:formula="of:=IF(AND([.$A449]&gt;=[.J$2];[.$A449]&lt;=[.J$3]);1;0)" office:value-type="float" office:value="0" calcext:value-type="float">
            <text:p>0</text:p>
          </table:table-cell>
          <table:table-cell table:formula="of:=IF(AND([.$A449]&gt;=[.K$2];[.$A449]&lt;=[.K$3]);1;0)" office:value-type="float" office:value="1" calcext:value-type="float">
            <text:p>1</text:p>
          </table:table-cell>
          <table:table-cell table:formula="of:=IF(AND([.$A449]&gt;=[.L$2];[.$A449]&lt;=[.L$3]);1;0)" office:value-type="float" office:value="0" calcext:value-type="float">
            <text:p>0</text:p>
          </table:table-cell>
          <table:table-cell table:formula="of:=IF(AND([.$A449]&gt;=[.M$2];[.$A449]&lt;=[.M$3]);1;0)" office:value-type="float" office:value="0" calcext:value-type="float">
            <text:p>0</text:p>
          </table:table-cell>
          <table:table-cell table:formula="of:=IF(AND([.$A449]&gt;=[.N$2];[.$A449]&lt;=[.N$3]);1;0)" office:value-type="float" office:value="0" calcext:value-type="float">
            <text:p>0</text:p>
          </table:table-cell>
          <table:table-cell table:formula="of:=IF(AND([.$A449]&gt;=[.O$2];[.$A4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4648" calcext:value-type="float">
            <text:p>-1.14648</text:p>
          </table:table-cell>
          <table:table-cell table:formula="of:=IF(AND([.$A450]&gt;=[.B$2];[.$A450]&lt;=[.B$3]);1;0)" office:value-type="float" office:value="0" calcext:value-type="float">
            <text:p>0</text:p>
          </table:table-cell>
          <table:table-cell table:formula="of:=IF(AND([.$A450]&gt;=[.C$2];[.$A450]&lt;=[.C$3]);1;0)" office:value-type="float" office:value="1" calcext:value-type="float">
            <text:p>1</text:p>
          </table:table-cell>
          <table:table-cell table:formula="of:=IF(AND([.$A450]&gt;=[.D$2];[.$A450]&lt;=[.D$3]);1;0)" office:value-type="float" office:value="0" calcext:value-type="float">
            <text:p>0</text:p>
          </table:table-cell>
          <table:table-cell table:formula="of:=IF(AND([.$A450]&gt;=[.E$2];[.$A450]&lt;=[.E$3]);1;0)" office:value-type="float" office:value="0" calcext:value-type="float">
            <text:p>0</text:p>
          </table:table-cell>
          <table:table-cell table:formula="of:=IF(AND([.$A450]&gt;=[.F$2];[.$A450]&lt;=[.F$3]);1;0)" office:value-type="float" office:value="0" calcext:value-type="float">
            <text:p>0</text:p>
          </table:table-cell>
          <table:table-cell table:formula="of:=IF(AND([.$A450]&gt;=[.G$2];[.$A450]&lt;=[.G$3]);1;0)" office:value-type="float" office:value="0" calcext:value-type="float">
            <text:p>0</text:p>
          </table:table-cell>
          <table:table-cell/>
          <table:table-cell office:value-type="float" office:value="0.665832" calcext:value-type="float">
            <text:p>0.665832</text:p>
          </table:table-cell>
          <table:table-cell table:formula="of:=IF(AND([.$A450]&gt;=[.J$2];[.$A450]&lt;=[.J$3]);1;0)" office:value-type="float" office:value="0" calcext:value-type="float">
            <text:p>0</text:p>
          </table:table-cell>
          <table:table-cell table:formula="of:=IF(AND([.$A450]&gt;=[.K$2];[.$A450]&lt;=[.K$3]);1;0)" office:value-type="float" office:value="1" calcext:value-type="float">
            <text:p>1</text:p>
          </table:table-cell>
          <table:table-cell table:formula="of:=IF(AND([.$A450]&gt;=[.L$2];[.$A450]&lt;=[.L$3]);1;0)" office:value-type="float" office:value="0" calcext:value-type="float">
            <text:p>0</text:p>
          </table:table-cell>
          <table:table-cell table:formula="of:=IF(AND([.$A450]&gt;=[.M$2];[.$A450]&lt;=[.M$3]);1;0)" office:value-type="float" office:value="0" calcext:value-type="float">
            <text:p>0</text:p>
          </table:table-cell>
          <table:table-cell table:formula="of:=IF(AND([.$A450]&gt;=[.N$2];[.$A450]&lt;=[.N$3]);1;0)" office:value-type="float" office:value="0" calcext:value-type="float">
            <text:p>0</text:p>
          </table:table-cell>
          <table:table-cell table:formula="of:=IF(AND([.$A450]&gt;=[.O$2];[.$A4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938" calcext:value-type="float">
            <text:p>1.66938</text:p>
          </table:table-cell>
          <table:table-cell table:formula="of:=IF(AND([.$A451]&gt;=[.B$2];[.$A451]&lt;=[.B$3]);1;0)" office:value-type="float" office:value="0" calcext:value-type="float">
            <text:p>0</text:p>
          </table:table-cell>
          <table:table-cell table:formula="of:=IF(AND([.$A451]&gt;=[.C$2];[.$A451]&lt;=[.C$3]);1;0)" office:value-type="float" office:value="0" calcext:value-type="float">
            <text:p>0</text:p>
          </table:table-cell>
          <table:table-cell table:formula="of:=IF(AND([.$A451]&gt;=[.D$2];[.$A451]&lt;=[.D$3]);1;0)" office:value-type="float" office:value="0" calcext:value-type="float">
            <text:p>0</text:p>
          </table:table-cell>
          <table:table-cell table:formula="of:=IF(AND([.$A451]&gt;=[.E$2];[.$A451]&lt;=[.E$3]);1;0)" office:value-type="float" office:value="0" calcext:value-type="float">
            <text:p>0</text:p>
          </table:table-cell>
          <table:table-cell table:formula="of:=IF(AND([.$A451]&gt;=[.F$2];[.$A451]&lt;=[.F$3]);1;0)" office:value-type="float" office:value="1" calcext:value-type="float">
            <text:p>1</text:p>
          </table:table-cell>
          <table:table-cell table:formula="of:=IF(AND([.$A451]&gt;=[.G$2];[.$A451]&lt;=[.G$3]);1;0)" office:value-type="float" office:value="0" calcext:value-type="float">
            <text:p>0</text:p>
          </table:table-cell>
          <table:table-cell/>
          <table:table-cell office:value-type="float" office:value="-0.618966" calcext:value-type="float">
            <text:p>-0.618966</text:p>
          </table:table-cell>
          <table:table-cell table:formula="of:=IF(AND([.$A451]&gt;=[.J$2];[.$A451]&lt;=[.J$3]);1;0)" office:value-type="float" office:value="0" calcext:value-type="float">
            <text:p>0</text:p>
          </table:table-cell>
          <table:table-cell table:formula="of:=IF(AND([.$A451]&gt;=[.K$2];[.$A451]&lt;=[.K$3]);1;0)" office:value-type="float" office:value="0" calcext:value-type="float">
            <text:p>0</text:p>
          </table:table-cell>
          <table:table-cell table:formula="of:=IF(AND([.$A451]&gt;=[.L$2];[.$A451]&lt;=[.L$3]);1;0)" office:value-type="float" office:value="0" calcext:value-type="float">
            <text:p>0</text:p>
          </table:table-cell>
          <table:table-cell table:formula="of:=IF(AND([.$A451]&gt;=[.M$2];[.$A451]&lt;=[.M$3]);1;0)" office:value-type="float" office:value="0" calcext:value-type="float">
            <text:p>0</text:p>
          </table:table-cell>
          <table:table-cell table:formula="of:=IF(AND([.$A451]&gt;=[.N$2];[.$A451]&lt;=[.N$3]);1;0)" office:value-type="float" office:value="1" calcext:value-type="float">
            <text:p>1</text:p>
          </table:table-cell>
          <table:table-cell table:formula="of:=IF(AND([.$A451]&gt;=[.O$2];[.$A4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1943" calcext:value-type="float">
            <text:p>-0.751943</text:p>
          </table:table-cell>
          <table:table-cell table:formula="of:=IF(AND([.$A452]&gt;=[.B$2];[.$A452]&lt;=[.B$3]);1;0)" office:value-type="float" office:value="0" calcext:value-type="float">
            <text:p>0</text:p>
          </table:table-cell>
          <table:table-cell table:formula="of:=IF(AND([.$A452]&gt;=[.C$2];[.$A452]&lt;=[.C$3]);1;0)" office:value-type="float" office:value="0" calcext:value-type="float">
            <text:p>0</text:p>
          </table:table-cell>
          <table:table-cell table:formula="of:=IF(AND([.$A452]&gt;=[.D$2];[.$A452]&lt;=[.D$3]);1;0)" office:value-type="float" office:value="1" calcext:value-type="float">
            <text:p>1</text:p>
          </table:table-cell>
          <table:table-cell table:formula="of:=IF(AND([.$A452]&gt;=[.E$2];[.$A452]&lt;=[.E$3]);1;0)" office:value-type="float" office:value="0" calcext:value-type="float">
            <text:p>0</text:p>
          </table:table-cell>
          <table:table-cell table:formula="of:=IF(AND([.$A452]&gt;=[.F$2];[.$A452]&lt;=[.F$3]);1;0)" office:value-type="float" office:value="0" calcext:value-type="float">
            <text:p>0</text:p>
          </table:table-cell>
          <table:table-cell table:formula="of:=IF(AND([.$A452]&gt;=[.G$2];[.$A452]&lt;=[.G$3]);1;0)" office:value-type="float" office:value="0" calcext:value-type="float">
            <text:p>0</text:p>
          </table:table-cell>
          <table:table-cell/>
          <table:table-cell office:value-type="float" office:value="-0.620948" calcext:value-type="float">
            <text:p>-0.620948</text:p>
          </table:table-cell>
          <table:table-cell table:formula="of:=IF(AND([.$A452]&gt;=[.J$2];[.$A452]&lt;=[.J$3]);1;0)" office:value-type="float" office:value="0" calcext:value-type="float">
            <text:p>0</text:p>
          </table:table-cell>
          <table:table-cell table:formula="of:=IF(AND([.$A452]&gt;=[.K$2];[.$A452]&lt;=[.K$3]);1;0)" office:value-type="float" office:value="0" calcext:value-type="float">
            <text:p>0</text:p>
          </table:table-cell>
          <table:table-cell table:formula="of:=IF(AND([.$A452]&gt;=[.L$2];[.$A452]&lt;=[.L$3]);1;0)" office:value-type="float" office:value="1" calcext:value-type="float">
            <text:p>1</text:p>
          </table:table-cell>
          <table:table-cell table:formula="of:=IF(AND([.$A452]&gt;=[.M$2];[.$A452]&lt;=[.M$3]);1;0)" office:value-type="float" office:value="0" calcext:value-type="float">
            <text:p>0</text:p>
          </table:table-cell>
          <table:table-cell table:formula="of:=IF(AND([.$A452]&gt;=[.N$2];[.$A452]&lt;=[.N$3]);1;0)" office:value-type="float" office:value="0" calcext:value-type="float">
            <text:p>0</text:p>
          </table:table-cell>
          <table:table-cell table:formula="of:=IF(AND([.$A452]&gt;=[.O$2];[.$A4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6433" calcext:value-type="float">
            <text:p>-0.476433</text:p>
          </table:table-cell>
          <table:table-cell table:formula="of:=IF(AND([.$A453]&gt;=[.B$2];[.$A453]&lt;=[.B$3]);1;0)" office:value-type="float" office:value="0" calcext:value-type="float">
            <text:p>0</text:p>
          </table:table-cell>
          <table:table-cell table:formula="of:=IF(AND([.$A453]&gt;=[.C$2];[.$A453]&lt;=[.C$3]);1;0)" office:value-type="float" office:value="0" calcext:value-type="float">
            <text:p>0</text:p>
          </table:table-cell>
          <table:table-cell table:formula="of:=IF(AND([.$A453]&gt;=[.D$2];[.$A453]&lt;=[.D$3]);1;0)" office:value-type="float" office:value="1" calcext:value-type="float">
            <text:p>1</text:p>
          </table:table-cell>
          <table:table-cell table:formula="of:=IF(AND([.$A453]&gt;=[.E$2];[.$A453]&lt;=[.E$3]);1;0)" office:value-type="float" office:value="0" calcext:value-type="float">
            <text:p>0</text:p>
          </table:table-cell>
          <table:table-cell table:formula="of:=IF(AND([.$A453]&gt;=[.F$2];[.$A453]&lt;=[.F$3]);1;0)" office:value-type="float" office:value="0" calcext:value-type="float">
            <text:p>0</text:p>
          </table:table-cell>
          <table:table-cell table:formula="of:=IF(AND([.$A453]&gt;=[.G$2];[.$A453]&lt;=[.G$3]);1;0)" office:value-type="float" office:value="0" calcext:value-type="float">
            <text:p>0</text:p>
          </table:table-cell>
          <table:table-cell/>
          <table:table-cell office:value-type="float" office:value="-0.334768" calcext:value-type="float">
            <text:p>-0.334768</text:p>
          </table:table-cell>
          <table:table-cell table:formula="of:=IF(AND([.$A453]&gt;=[.J$2];[.$A453]&lt;=[.J$3]);1;0)" office:value-type="float" office:value="0" calcext:value-type="float">
            <text:p>0</text:p>
          </table:table-cell>
          <table:table-cell table:formula="of:=IF(AND([.$A453]&gt;=[.K$2];[.$A453]&lt;=[.K$3]);1;0)" office:value-type="float" office:value="0" calcext:value-type="float">
            <text:p>0</text:p>
          </table:table-cell>
          <table:table-cell table:formula="of:=IF(AND([.$A453]&gt;=[.L$2];[.$A453]&lt;=[.L$3]);1;0)" office:value-type="float" office:value="1" calcext:value-type="float">
            <text:p>1</text:p>
          </table:table-cell>
          <table:table-cell table:formula="of:=IF(AND([.$A453]&gt;=[.M$2];[.$A453]&lt;=[.M$3]);1;0)" office:value-type="float" office:value="0" calcext:value-type="float">
            <text:p>0</text:p>
          </table:table-cell>
          <table:table-cell table:formula="of:=IF(AND([.$A453]&gt;=[.N$2];[.$A453]&lt;=[.N$3]);1;0)" office:value-type="float" office:value="0" calcext:value-type="float">
            <text:p>0</text:p>
          </table:table-cell>
          <table:table-cell table:formula="of:=IF(AND([.$A453]&gt;=[.O$2];[.$A4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9661" calcext:value-type="float">
            <text:p>-0.339661</text:p>
          </table:table-cell>
          <table:table-cell table:formula="of:=IF(AND([.$A454]&gt;=[.B$2];[.$A454]&lt;=[.B$3]);1;0)" office:value-type="float" office:value="0" calcext:value-type="float">
            <text:p>0</text:p>
          </table:table-cell>
          <table:table-cell table:formula="of:=IF(AND([.$A454]&gt;=[.C$2];[.$A454]&lt;=[.C$3]);1;0)" office:value-type="float" office:value="0" calcext:value-type="float">
            <text:p>0</text:p>
          </table:table-cell>
          <table:table-cell table:formula="of:=IF(AND([.$A454]&gt;=[.D$2];[.$A454]&lt;=[.D$3]);1;0)" office:value-type="float" office:value="1" calcext:value-type="float">
            <text:p>1</text:p>
          </table:table-cell>
          <table:table-cell table:formula="of:=IF(AND([.$A454]&gt;=[.E$2];[.$A454]&lt;=[.E$3]);1;0)" office:value-type="float" office:value="0" calcext:value-type="float">
            <text:p>0</text:p>
          </table:table-cell>
          <table:table-cell table:formula="of:=IF(AND([.$A454]&gt;=[.F$2];[.$A454]&lt;=[.F$3]);1;0)" office:value-type="float" office:value="0" calcext:value-type="float">
            <text:p>0</text:p>
          </table:table-cell>
          <table:table-cell table:formula="of:=IF(AND([.$A454]&gt;=[.G$2];[.$A454]&lt;=[.G$3]);1;0)" office:value-type="float" office:value="0" calcext:value-type="float">
            <text:p>0</text:p>
          </table:table-cell>
          <table:table-cell/>
          <table:table-cell office:value-type="float" office:value="-0.638853" calcext:value-type="float">
            <text:p>-0.638853</text:p>
          </table:table-cell>
          <table:table-cell table:formula="of:=IF(AND([.$A454]&gt;=[.J$2];[.$A454]&lt;=[.J$3]);1;0)" office:value-type="float" office:value="0" calcext:value-type="float">
            <text:p>0</text:p>
          </table:table-cell>
          <table:table-cell table:formula="of:=IF(AND([.$A454]&gt;=[.K$2];[.$A454]&lt;=[.K$3]);1;0)" office:value-type="float" office:value="0" calcext:value-type="float">
            <text:p>0</text:p>
          </table:table-cell>
          <table:table-cell table:formula="of:=IF(AND([.$A454]&gt;=[.L$2];[.$A454]&lt;=[.L$3]);1;0)" office:value-type="float" office:value="1" calcext:value-type="float">
            <text:p>1</text:p>
          </table:table-cell>
          <table:table-cell table:formula="of:=IF(AND([.$A454]&gt;=[.M$2];[.$A454]&lt;=[.M$3]);1;0)" office:value-type="float" office:value="0" calcext:value-type="float">
            <text:p>0</text:p>
          </table:table-cell>
          <table:table-cell table:formula="of:=IF(AND([.$A454]&gt;=[.N$2];[.$A454]&lt;=[.N$3]);1;0)" office:value-type="float" office:value="0" calcext:value-type="float">
            <text:p>0</text:p>
          </table:table-cell>
          <table:table-cell table:formula="of:=IF(AND([.$A454]&gt;=[.O$2];[.$A4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8138" calcext:value-type="float">
            <text:p>-1.28138</text:p>
          </table:table-cell>
          <table:table-cell table:formula="of:=IF(AND([.$A455]&gt;=[.B$2];[.$A455]&lt;=[.B$3]);1;0)" office:value-type="float" office:value="0" calcext:value-type="float">
            <text:p>0</text:p>
          </table:table-cell>
          <table:table-cell table:formula="of:=IF(AND([.$A455]&gt;=[.C$2];[.$A455]&lt;=[.C$3]);1;0)" office:value-type="float" office:value="1" calcext:value-type="float">
            <text:p>1</text:p>
          </table:table-cell>
          <table:table-cell table:formula="of:=IF(AND([.$A455]&gt;=[.D$2];[.$A455]&lt;=[.D$3]);1;0)" office:value-type="float" office:value="0" calcext:value-type="float">
            <text:p>0</text:p>
          </table:table-cell>
          <table:table-cell table:formula="of:=IF(AND([.$A455]&gt;=[.E$2];[.$A455]&lt;=[.E$3]);1;0)" office:value-type="float" office:value="0" calcext:value-type="float">
            <text:p>0</text:p>
          </table:table-cell>
          <table:table-cell table:formula="of:=IF(AND([.$A455]&gt;=[.F$2];[.$A455]&lt;=[.F$3]);1;0)" office:value-type="float" office:value="0" calcext:value-type="float">
            <text:p>0</text:p>
          </table:table-cell>
          <table:table-cell table:formula="of:=IF(AND([.$A455]&gt;=[.G$2];[.$A455]&lt;=[.G$3]);1;0)" office:value-type="float" office:value="0" calcext:value-type="float">
            <text:p>0</text:p>
          </table:table-cell>
          <table:table-cell/>
          <table:table-cell office:value-type="float" office:value="-0.0149685" calcext:value-type="float">
            <text:p>-0.0149685</text:p>
          </table:table-cell>
          <table:table-cell table:formula="of:=IF(AND([.$A455]&gt;=[.J$2];[.$A455]&lt;=[.J$3]);1;0)" office:value-type="float" office:value="0" calcext:value-type="float">
            <text:p>0</text:p>
          </table:table-cell>
          <table:table-cell table:formula="of:=IF(AND([.$A455]&gt;=[.K$2];[.$A455]&lt;=[.K$3]);1;0)" office:value-type="float" office:value="1" calcext:value-type="float">
            <text:p>1</text:p>
          </table:table-cell>
          <table:table-cell table:formula="of:=IF(AND([.$A455]&gt;=[.L$2];[.$A455]&lt;=[.L$3]);1;0)" office:value-type="float" office:value="0" calcext:value-type="float">
            <text:p>0</text:p>
          </table:table-cell>
          <table:table-cell table:formula="of:=IF(AND([.$A455]&gt;=[.M$2];[.$A455]&lt;=[.M$3]);1;0)" office:value-type="float" office:value="0" calcext:value-type="float">
            <text:p>0</text:p>
          </table:table-cell>
          <table:table-cell table:formula="of:=IF(AND([.$A455]&gt;=[.N$2];[.$A455]&lt;=[.N$3]);1;0)" office:value-type="float" office:value="0" calcext:value-type="float">
            <text:p>0</text:p>
          </table:table-cell>
          <table:table-cell table:formula="of:=IF(AND([.$A455]&gt;=[.O$2];[.$A4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7228" calcext:value-type="float">
            <text:p>-2.37228</text:p>
          </table:table-cell>
          <table:table-cell table:formula="of:=IF(AND([.$A456]&gt;=[.B$2];[.$A456]&lt;=[.B$3]);1;0)" office:value-type="float" office:value="1" calcext:value-type="float">
            <text:p>1</text:p>
          </table:table-cell>
          <table:table-cell table:formula="of:=IF(AND([.$A456]&gt;=[.C$2];[.$A456]&lt;=[.C$3]);1;0)" office:value-type="float" office:value="0" calcext:value-type="float">
            <text:p>0</text:p>
          </table:table-cell>
          <table:table-cell table:formula="of:=IF(AND([.$A456]&gt;=[.D$2];[.$A456]&lt;=[.D$3]);1;0)" office:value-type="float" office:value="0" calcext:value-type="float">
            <text:p>0</text:p>
          </table:table-cell>
          <table:table-cell table:formula="of:=IF(AND([.$A456]&gt;=[.E$2];[.$A456]&lt;=[.E$3]);1;0)" office:value-type="float" office:value="0" calcext:value-type="float">
            <text:p>0</text:p>
          </table:table-cell>
          <table:table-cell table:formula="of:=IF(AND([.$A456]&gt;=[.F$2];[.$A456]&lt;=[.F$3]);1;0)" office:value-type="float" office:value="0" calcext:value-type="float">
            <text:p>0</text:p>
          </table:table-cell>
          <table:table-cell table:formula="of:=IF(AND([.$A456]&gt;=[.G$2];[.$A456]&lt;=[.G$3]);1;0)" office:value-type="float" office:value="0" calcext:value-type="float">
            <text:p>0</text:p>
          </table:table-cell>
          <table:table-cell/>
          <table:table-cell office:value-type="float" office:value="-0.300099" calcext:value-type="float">
            <text:p>-0.300099</text:p>
          </table:table-cell>
          <table:table-cell table:formula="of:=IF(AND([.$A456]&gt;=[.J$2];[.$A456]&lt;=[.J$3]);1;0)" office:value-type="float" office:value="1" calcext:value-type="float">
            <text:p>1</text:p>
          </table:table-cell>
          <table:table-cell table:formula="of:=IF(AND([.$A456]&gt;=[.K$2];[.$A456]&lt;=[.K$3]);1;0)" office:value-type="float" office:value="0" calcext:value-type="float">
            <text:p>0</text:p>
          </table:table-cell>
          <table:table-cell table:formula="of:=IF(AND([.$A456]&gt;=[.L$2];[.$A456]&lt;=[.L$3]);1;0)" office:value-type="float" office:value="0" calcext:value-type="float">
            <text:p>0</text:p>
          </table:table-cell>
          <table:table-cell table:formula="of:=IF(AND([.$A456]&gt;=[.M$2];[.$A456]&lt;=[.M$3]);1;0)" office:value-type="float" office:value="0" calcext:value-type="float">
            <text:p>0</text:p>
          </table:table-cell>
          <table:table-cell table:formula="of:=IF(AND([.$A456]&gt;=[.N$2];[.$A456]&lt;=[.N$3]);1;0)" office:value-type="float" office:value="0" calcext:value-type="float">
            <text:p>0</text:p>
          </table:table-cell>
          <table:table-cell table:formula="of:=IF(AND([.$A456]&gt;=[.O$2];[.$A4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94" calcext:value-type="float">
            <text:p>-0.1594</text:p>
          </table:table-cell>
          <table:table-cell table:formula="of:=IF(AND([.$A457]&gt;=[.B$2];[.$A457]&lt;=[.B$3]);1;0)" office:value-type="float" office:value="0" calcext:value-type="float">
            <text:p>0</text:p>
          </table:table-cell>
          <table:table-cell table:formula="of:=IF(AND([.$A457]&gt;=[.C$2];[.$A457]&lt;=[.C$3]);1;0)" office:value-type="float" office:value="0" calcext:value-type="float">
            <text:p>0</text:p>
          </table:table-cell>
          <table:table-cell table:formula="of:=IF(AND([.$A457]&gt;=[.D$2];[.$A457]&lt;=[.D$3]);1;0)" office:value-type="float" office:value="1" calcext:value-type="float">
            <text:p>1</text:p>
          </table:table-cell>
          <table:table-cell table:formula="of:=IF(AND([.$A457]&gt;=[.E$2];[.$A457]&lt;=[.E$3]);1;0)" office:value-type="float" office:value="0" calcext:value-type="float">
            <text:p>0</text:p>
          </table:table-cell>
          <table:table-cell table:formula="of:=IF(AND([.$A457]&gt;=[.F$2];[.$A457]&lt;=[.F$3]);1;0)" office:value-type="float" office:value="0" calcext:value-type="float">
            <text:p>0</text:p>
          </table:table-cell>
          <table:table-cell table:formula="of:=IF(AND([.$A457]&gt;=[.G$2];[.$A457]&lt;=[.G$3]);1;0)" office:value-type="float" office:value="0" calcext:value-type="float">
            <text:p>0</text:p>
          </table:table-cell>
          <table:table-cell/>
          <table:table-cell office:value-type="float" office:value="0.0478068" calcext:value-type="float">
            <text:p>0.0478068</text:p>
          </table:table-cell>
          <table:table-cell table:formula="of:=IF(AND([.$A457]&gt;=[.J$2];[.$A457]&lt;=[.J$3]);1;0)" office:value-type="float" office:value="0" calcext:value-type="float">
            <text:p>0</text:p>
          </table:table-cell>
          <table:table-cell table:formula="of:=IF(AND([.$A457]&gt;=[.K$2];[.$A457]&lt;=[.K$3]);1;0)" office:value-type="float" office:value="0" calcext:value-type="float">
            <text:p>0</text:p>
          </table:table-cell>
          <table:table-cell table:formula="of:=IF(AND([.$A457]&gt;=[.L$2];[.$A457]&lt;=[.L$3]);1;0)" office:value-type="float" office:value="1" calcext:value-type="float">
            <text:p>1</text:p>
          </table:table-cell>
          <table:table-cell table:formula="of:=IF(AND([.$A457]&gt;=[.M$2];[.$A457]&lt;=[.M$3]);1;0)" office:value-type="float" office:value="0" calcext:value-type="float">
            <text:p>0</text:p>
          </table:table-cell>
          <table:table-cell table:formula="of:=IF(AND([.$A457]&gt;=[.N$2];[.$A457]&lt;=[.N$3]);1;0)" office:value-type="float" office:value="0" calcext:value-type="float">
            <text:p>0</text:p>
          </table:table-cell>
          <table:table-cell table:formula="of:=IF(AND([.$A457]&gt;=[.O$2];[.$A4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809" calcext:value-type="float">
            <text:p>0.492809</text:p>
          </table:table-cell>
          <table:table-cell table:formula="of:=IF(AND([.$A458]&gt;=[.B$2];[.$A458]&lt;=[.B$3]);1;0)" office:value-type="float" office:value="0" calcext:value-type="float">
            <text:p>0</text:p>
          </table:table-cell>
          <table:table-cell table:formula="of:=IF(AND([.$A458]&gt;=[.C$2];[.$A458]&lt;=[.C$3]);1;0)" office:value-type="float" office:value="0" calcext:value-type="float">
            <text:p>0</text:p>
          </table:table-cell>
          <table:table-cell table:formula="of:=IF(AND([.$A458]&gt;=[.D$2];[.$A458]&lt;=[.D$3]);1;0)" office:value-type="float" office:value="0" calcext:value-type="float">
            <text:p>0</text:p>
          </table:table-cell>
          <table:table-cell table:formula="of:=IF(AND([.$A458]&gt;=[.E$2];[.$A458]&lt;=[.E$3]);1;0)" office:value-type="float" office:value="1" calcext:value-type="float">
            <text:p>1</text:p>
          </table:table-cell>
          <table:table-cell table:formula="of:=IF(AND([.$A458]&gt;=[.F$2];[.$A458]&lt;=[.F$3]);1;0)" office:value-type="float" office:value="0" calcext:value-type="float">
            <text:p>0</text:p>
          </table:table-cell>
          <table:table-cell table:formula="of:=IF(AND([.$A458]&gt;=[.G$2];[.$A458]&lt;=[.G$3]);1;0)" office:value-type="float" office:value="0" calcext:value-type="float">
            <text:p>0</text:p>
          </table:table-cell>
          <table:table-cell/>
          <table:table-cell office:value-type="float" office:value="0.841621" calcext:value-type="float">
            <text:p>0.841621</text:p>
          </table:table-cell>
          <table:table-cell table:formula="of:=IF(AND([.$A458]&gt;=[.J$2];[.$A458]&lt;=[.J$3]);1;0)" office:value-type="float" office:value="0" calcext:value-type="float">
            <text:p>0</text:p>
          </table:table-cell>
          <table:table-cell table:formula="of:=IF(AND([.$A458]&gt;=[.K$2];[.$A458]&lt;=[.K$3]);1;0)" office:value-type="float" office:value="0" calcext:value-type="float">
            <text:p>0</text:p>
          </table:table-cell>
          <table:table-cell table:formula="of:=IF(AND([.$A458]&gt;=[.L$2];[.$A458]&lt;=[.L$3]);1;0)" office:value-type="float" office:value="0" calcext:value-type="float">
            <text:p>0</text:p>
          </table:table-cell>
          <table:table-cell table:formula="of:=IF(AND([.$A458]&gt;=[.M$2];[.$A458]&lt;=[.M$3]);1;0)" office:value-type="float" office:value="1" calcext:value-type="float">
            <text:p>1</text:p>
          </table:table-cell>
          <table:table-cell table:formula="of:=IF(AND([.$A458]&gt;=[.N$2];[.$A458]&lt;=[.N$3]);1;0)" office:value-type="float" office:value="0" calcext:value-type="float">
            <text:p>0</text:p>
          </table:table-cell>
          <table:table-cell table:formula="of:=IF(AND([.$A458]&gt;=[.O$2];[.$A4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949" calcext:value-type="float">
            <text:p>-0.66949</text:p>
          </table:table-cell>
          <table:table-cell table:formula="of:=IF(AND([.$A459]&gt;=[.B$2];[.$A459]&lt;=[.B$3]);1;0)" office:value-type="float" office:value="0" calcext:value-type="float">
            <text:p>0</text:p>
          </table:table-cell>
          <table:table-cell table:formula="of:=IF(AND([.$A459]&gt;=[.C$2];[.$A459]&lt;=[.C$3]);1;0)" office:value-type="float" office:value="0" calcext:value-type="float">
            <text:p>0</text:p>
          </table:table-cell>
          <table:table-cell table:formula="of:=IF(AND([.$A459]&gt;=[.D$2];[.$A459]&lt;=[.D$3]);1;0)" office:value-type="float" office:value="1" calcext:value-type="float">
            <text:p>1</text:p>
          </table:table-cell>
          <table:table-cell table:formula="of:=IF(AND([.$A459]&gt;=[.E$2];[.$A459]&lt;=[.E$3]);1;0)" office:value-type="float" office:value="0" calcext:value-type="float">
            <text:p>0</text:p>
          </table:table-cell>
          <table:table-cell table:formula="of:=IF(AND([.$A459]&gt;=[.F$2];[.$A459]&lt;=[.F$3]);1;0)" office:value-type="float" office:value="0" calcext:value-type="float">
            <text:p>0</text:p>
          </table:table-cell>
          <table:table-cell table:formula="of:=IF(AND([.$A459]&gt;=[.G$2];[.$A459]&lt;=[.G$3]);1;0)" office:value-type="float" office:value="0" calcext:value-type="float">
            <text:p>0</text:p>
          </table:table-cell>
          <table:table-cell/>
          <table:table-cell office:value-type="float" office:value="-0.596989" calcext:value-type="float">
            <text:p>-0.596989</text:p>
          </table:table-cell>
          <table:table-cell table:formula="of:=IF(AND([.$A459]&gt;=[.J$2];[.$A459]&lt;=[.J$3]);1;0)" office:value-type="float" office:value="0" calcext:value-type="float">
            <text:p>0</text:p>
          </table:table-cell>
          <table:table-cell table:formula="of:=IF(AND([.$A459]&gt;=[.K$2];[.$A459]&lt;=[.K$3]);1;0)" office:value-type="float" office:value="0" calcext:value-type="float">
            <text:p>0</text:p>
          </table:table-cell>
          <table:table-cell table:formula="of:=IF(AND([.$A459]&gt;=[.L$2];[.$A459]&lt;=[.L$3]);1;0)" office:value-type="float" office:value="1" calcext:value-type="float">
            <text:p>1</text:p>
          </table:table-cell>
          <table:table-cell table:formula="of:=IF(AND([.$A459]&gt;=[.M$2];[.$A459]&lt;=[.M$3]);1;0)" office:value-type="float" office:value="0" calcext:value-type="float">
            <text:p>0</text:p>
          </table:table-cell>
          <table:table-cell table:formula="of:=IF(AND([.$A459]&gt;=[.N$2];[.$A459]&lt;=[.N$3]);1;0)" office:value-type="float" office:value="0" calcext:value-type="float">
            <text:p>0</text:p>
          </table:table-cell>
          <table:table-cell table:formula="of:=IF(AND([.$A459]&gt;=[.O$2];[.$A4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851" calcext:value-type="float">
            <text:p>0.482851</text:p>
          </table:table-cell>
          <table:table-cell table:formula="of:=IF(AND([.$A460]&gt;=[.B$2];[.$A460]&lt;=[.B$3]);1;0)" office:value-type="float" office:value="0" calcext:value-type="float">
            <text:p>0</text:p>
          </table:table-cell>
          <table:table-cell table:formula="of:=IF(AND([.$A460]&gt;=[.C$2];[.$A460]&lt;=[.C$3]);1;0)" office:value-type="float" office:value="0" calcext:value-type="float">
            <text:p>0</text:p>
          </table:table-cell>
          <table:table-cell table:formula="of:=IF(AND([.$A460]&gt;=[.D$2];[.$A460]&lt;=[.D$3]);1;0)" office:value-type="float" office:value="0" calcext:value-type="float">
            <text:p>0</text:p>
          </table:table-cell>
          <table:table-cell table:formula="of:=IF(AND([.$A460]&gt;=[.E$2];[.$A460]&lt;=[.E$3]);1;0)" office:value-type="float" office:value="1" calcext:value-type="float">
            <text:p>1</text:p>
          </table:table-cell>
          <table:table-cell table:formula="of:=IF(AND([.$A460]&gt;=[.F$2];[.$A460]&lt;=[.F$3]);1;0)" office:value-type="float" office:value="0" calcext:value-type="float">
            <text:p>0</text:p>
          </table:table-cell>
          <table:table-cell table:formula="of:=IF(AND([.$A460]&gt;=[.G$2];[.$A460]&lt;=[.G$3]);1;0)" office:value-type="float" office:value="0" calcext:value-type="float">
            <text:p>0</text:p>
          </table:table-cell>
          <table:table-cell/>
          <table:table-cell office:value-type="float" office:value="1.78737" calcext:value-type="float">
            <text:p>1.78737</text:p>
          </table:table-cell>
          <table:table-cell table:formula="of:=IF(AND([.$A460]&gt;=[.J$2];[.$A460]&lt;=[.J$3]);1;0)" office:value-type="float" office:value="0" calcext:value-type="float">
            <text:p>0</text:p>
          </table:table-cell>
          <table:table-cell table:formula="of:=IF(AND([.$A460]&gt;=[.K$2];[.$A460]&lt;=[.K$3]);1;0)" office:value-type="float" office:value="0" calcext:value-type="float">
            <text:p>0</text:p>
          </table:table-cell>
          <table:table-cell table:formula="of:=IF(AND([.$A460]&gt;=[.L$2];[.$A460]&lt;=[.L$3]);1;0)" office:value-type="float" office:value="0" calcext:value-type="float">
            <text:p>0</text:p>
          </table:table-cell>
          <table:table-cell table:formula="of:=IF(AND([.$A460]&gt;=[.M$2];[.$A460]&lt;=[.M$3]);1;0)" office:value-type="float" office:value="1" calcext:value-type="float">
            <text:p>1</text:p>
          </table:table-cell>
          <table:table-cell table:formula="of:=IF(AND([.$A460]&gt;=[.N$2];[.$A460]&lt;=[.N$3]);1;0)" office:value-type="float" office:value="0" calcext:value-type="float">
            <text:p>0</text:p>
          </table:table-cell>
          <table:table-cell table:formula="of:=IF(AND([.$A460]&gt;=[.O$2];[.$A4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3389" calcext:value-type="float">
            <text:p>-2.13389</text:p>
          </table:table-cell>
          <table:table-cell table:formula="of:=IF(AND([.$A461]&gt;=[.B$2];[.$A461]&lt;=[.B$3]);1;0)" office:value-type="float" office:value="1" calcext:value-type="float">
            <text:p>1</text:p>
          </table:table-cell>
          <table:table-cell table:formula="of:=IF(AND([.$A461]&gt;=[.C$2];[.$A461]&lt;=[.C$3]);1;0)" office:value-type="float" office:value="0" calcext:value-type="float">
            <text:p>0</text:p>
          </table:table-cell>
          <table:table-cell table:formula="of:=IF(AND([.$A461]&gt;=[.D$2];[.$A461]&lt;=[.D$3]);1;0)" office:value-type="float" office:value="0" calcext:value-type="float">
            <text:p>0</text:p>
          </table:table-cell>
          <table:table-cell table:formula="of:=IF(AND([.$A461]&gt;=[.E$2];[.$A461]&lt;=[.E$3]);1;0)" office:value-type="float" office:value="0" calcext:value-type="float">
            <text:p>0</text:p>
          </table:table-cell>
          <table:table-cell table:formula="of:=IF(AND([.$A461]&gt;=[.F$2];[.$A461]&lt;=[.F$3]);1;0)" office:value-type="float" office:value="0" calcext:value-type="float">
            <text:p>0</text:p>
          </table:table-cell>
          <table:table-cell table:formula="of:=IF(AND([.$A461]&gt;=[.G$2];[.$A461]&lt;=[.G$3]);1;0)" office:value-type="float" office:value="0" calcext:value-type="float">
            <text:p>0</text:p>
          </table:table-cell>
          <table:table-cell/>
          <table:table-cell office:value-type="float" office:value="-0.227666" calcext:value-type="float">
            <text:p>-0.227666</text:p>
          </table:table-cell>
          <table:table-cell table:formula="of:=IF(AND([.$A461]&gt;=[.J$2];[.$A461]&lt;=[.J$3]);1;0)" office:value-type="float" office:value="1" calcext:value-type="float">
            <text:p>1</text:p>
          </table:table-cell>
          <table:table-cell table:formula="of:=IF(AND([.$A461]&gt;=[.K$2];[.$A461]&lt;=[.K$3]);1;0)" office:value-type="float" office:value="0" calcext:value-type="float">
            <text:p>0</text:p>
          </table:table-cell>
          <table:table-cell table:formula="of:=IF(AND([.$A461]&gt;=[.L$2];[.$A461]&lt;=[.L$3]);1;0)" office:value-type="float" office:value="0" calcext:value-type="float">
            <text:p>0</text:p>
          </table:table-cell>
          <table:table-cell table:formula="of:=IF(AND([.$A461]&gt;=[.M$2];[.$A461]&lt;=[.M$3]);1;0)" office:value-type="float" office:value="0" calcext:value-type="float">
            <text:p>0</text:p>
          </table:table-cell>
          <table:table-cell table:formula="of:=IF(AND([.$A461]&gt;=[.N$2];[.$A461]&lt;=[.N$3]);1;0)" office:value-type="float" office:value="0" calcext:value-type="float">
            <text:p>0</text:p>
          </table:table-cell>
          <table:table-cell table:formula="of:=IF(AND([.$A461]&gt;=[.O$2];[.$A4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8877" calcext:value-type="float">
            <text:p>-0.328877</text:p>
          </table:table-cell>
          <table:table-cell table:formula="of:=IF(AND([.$A462]&gt;=[.B$2];[.$A462]&lt;=[.B$3]);1;0)" office:value-type="float" office:value="0" calcext:value-type="float">
            <text:p>0</text:p>
          </table:table-cell>
          <table:table-cell table:formula="of:=IF(AND([.$A462]&gt;=[.C$2];[.$A462]&lt;=[.C$3]);1;0)" office:value-type="float" office:value="0" calcext:value-type="float">
            <text:p>0</text:p>
          </table:table-cell>
          <table:table-cell table:formula="of:=IF(AND([.$A462]&gt;=[.D$2];[.$A462]&lt;=[.D$3]);1;0)" office:value-type="float" office:value="1" calcext:value-type="float">
            <text:p>1</text:p>
          </table:table-cell>
          <table:table-cell table:formula="of:=IF(AND([.$A462]&gt;=[.E$2];[.$A462]&lt;=[.E$3]);1;0)" office:value-type="float" office:value="0" calcext:value-type="float">
            <text:p>0</text:p>
          </table:table-cell>
          <table:table-cell table:formula="of:=IF(AND([.$A462]&gt;=[.F$2];[.$A462]&lt;=[.F$3]);1;0)" office:value-type="float" office:value="0" calcext:value-type="float">
            <text:p>0</text:p>
          </table:table-cell>
          <table:table-cell table:formula="of:=IF(AND([.$A462]&gt;=[.G$2];[.$A462]&lt;=[.G$3]);1;0)" office:value-type="float" office:value="0" calcext:value-type="float">
            <text:p>0</text:p>
          </table:table-cell>
          <table:table-cell/>
          <table:table-cell office:value-type="float" office:value="1.40389" calcext:value-type="float">
            <text:p>1.40389</text:p>
          </table:table-cell>
          <table:table-cell table:formula="of:=IF(AND([.$A462]&gt;=[.J$2];[.$A462]&lt;=[.J$3]);1;0)" office:value-type="float" office:value="0" calcext:value-type="float">
            <text:p>0</text:p>
          </table:table-cell>
          <table:table-cell table:formula="of:=IF(AND([.$A462]&gt;=[.K$2];[.$A462]&lt;=[.K$3]);1;0)" office:value-type="float" office:value="0" calcext:value-type="float">
            <text:p>0</text:p>
          </table:table-cell>
          <table:table-cell table:formula="of:=IF(AND([.$A462]&gt;=[.L$2];[.$A462]&lt;=[.L$3]);1;0)" office:value-type="float" office:value="1" calcext:value-type="float">
            <text:p>1</text:p>
          </table:table-cell>
          <table:table-cell table:formula="of:=IF(AND([.$A462]&gt;=[.M$2];[.$A462]&lt;=[.M$3]);1;0)" office:value-type="float" office:value="0" calcext:value-type="float">
            <text:p>0</text:p>
          </table:table-cell>
          <table:table-cell table:formula="of:=IF(AND([.$A462]&gt;=[.N$2];[.$A462]&lt;=[.N$3]);1;0)" office:value-type="float" office:value="0" calcext:value-type="float">
            <text:p>0</text:p>
          </table:table-cell>
          <table:table-cell table:formula="of:=IF(AND([.$A462]&gt;=[.O$2];[.$A4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696" calcext:value-type="float">
            <text:p>0.562696</text:p>
          </table:table-cell>
          <table:table-cell table:formula="of:=IF(AND([.$A463]&gt;=[.B$2];[.$A463]&lt;=[.B$3]);1;0)" office:value-type="float" office:value="0" calcext:value-type="float">
            <text:p>0</text:p>
          </table:table-cell>
          <table:table-cell table:formula="of:=IF(AND([.$A463]&gt;=[.C$2];[.$A463]&lt;=[.C$3]);1;0)" office:value-type="float" office:value="0" calcext:value-type="float">
            <text:p>0</text:p>
          </table:table-cell>
          <table:table-cell table:formula="of:=IF(AND([.$A463]&gt;=[.D$2];[.$A463]&lt;=[.D$3]);1;0)" office:value-type="float" office:value="0" calcext:value-type="float">
            <text:p>0</text:p>
          </table:table-cell>
          <table:table-cell table:formula="of:=IF(AND([.$A463]&gt;=[.E$2];[.$A463]&lt;=[.E$3]);1;0)" office:value-type="float" office:value="1" calcext:value-type="float">
            <text:p>1</text:p>
          </table:table-cell>
          <table:table-cell table:formula="of:=IF(AND([.$A463]&gt;=[.F$2];[.$A463]&lt;=[.F$3]);1;0)" office:value-type="float" office:value="0" calcext:value-type="float">
            <text:p>0</text:p>
          </table:table-cell>
          <table:table-cell table:formula="of:=IF(AND([.$A463]&gt;=[.G$2];[.$A463]&lt;=[.G$3]);1;0)" office:value-type="float" office:value="0" calcext:value-type="float">
            <text:p>0</text:p>
          </table:table-cell>
          <table:table-cell/>
          <table:table-cell office:value-type="float" office:value="-0.840566" calcext:value-type="float">
            <text:p>-0.840566</text:p>
          </table:table-cell>
          <table:table-cell table:formula="of:=IF(AND([.$A463]&gt;=[.J$2];[.$A463]&lt;=[.J$3]);1;0)" office:value-type="float" office:value="0" calcext:value-type="float">
            <text:p>0</text:p>
          </table:table-cell>
          <table:table-cell table:formula="of:=IF(AND([.$A463]&gt;=[.K$2];[.$A463]&lt;=[.K$3]);1;0)" office:value-type="float" office:value="0" calcext:value-type="float">
            <text:p>0</text:p>
          </table:table-cell>
          <table:table-cell table:formula="of:=IF(AND([.$A463]&gt;=[.L$2];[.$A463]&lt;=[.L$3]);1;0)" office:value-type="float" office:value="0" calcext:value-type="float">
            <text:p>0</text:p>
          </table:table-cell>
          <table:table-cell table:formula="of:=IF(AND([.$A463]&gt;=[.M$2];[.$A463]&lt;=[.M$3]);1;0)" office:value-type="float" office:value="1" calcext:value-type="float">
            <text:p>1</text:p>
          </table:table-cell>
          <table:table-cell table:formula="of:=IF(AND([.$A463]&gt;=[.N$2];[.$A463]&lt;=[.N$3]);1;0)" office:value-type="float" office:value="0" calcext:value-type="float">
            <text:p>0</text:p>
          </table:table-cell>
          <table:table-cell table:formula="of:=IF(AND([.$A463]&gt;=[.O$2];[.$A4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511" calcext:value-type="float">
            <text:p>1.27511</text:p>
          </table:table-cell>
          <table:table-cell table:formula="of:=IF(AND([.$A464]&gt;=[.B$2];[.$A464]&lt;=[.B$3]);1;0)" office:value-type="float" office:value="0" calcext:value-type="float">
            <text:p>0</text:p>
          </table:table-cell>
          <table:table-cell table:formula="of:=IF(AND([.$A464]&gt;=[.C$2];[.$A464]&lt;=[.C$3]);1;0)" office:value-type="float" office:value="0" calcext:value-type="float">
            <text:p>0</text:p>
          </table:table-cell>
          <table:table-cell table:formula="of:=IF(AND([.$A464]&gt;=[.D$2];[.$A464]&lt;=[.D$3]);1;0)" office:value-type="float" office:value="0" calcext:value-type="float">
            <text:p>0</text:p>
          </table:table-cell>
          <table:table-cell table:formula="of:=IF(AND([.$A464]&gt;=[.E$2];[.$A464]&lt;=[.E$3]);1;0)" office:value-type="float" office:value="0" calcext:value-type="float">
            <text:p>0</text:p>
          </table:table-cell>
          <table:table-cell table:formula="of:=IF(AND([.$A464]&gt;=[.F$2];[.$A464]&lt;=[.F$3]);1;0)" office:value-type="float" office:value="1" calcext:value-type="float">
            <text:p>1</text:p>
          </table:table-cell>
          <table:table-cell table:formula="of:=IF(AND([.$A464]&gt;=[.G$2];[.$A464]&lt;=[.G$3]);1;0)" office:value-type="float" office:value="0" calcext:value-type="float">
            <text:p>0</text:p>
          </table:table-cell>
          <table:table-cell/>
          <table:table-cell office:value-type="float" office:value="-1.08219" calcext:value-type="float">
            <text:p>-1.08219</text:p>
          </table:table-cell>
          <table:table-cell table:formula="of:=IF(AND([.$A464]&gt;=[.J$2];[.$A464]&lt;=[.J$3]);1;0)" office:value-type="float" office:value="0" calcext:value-type="float">
            <text:p>0</text:p>
          </table:table-cell>
          <table:table-cell table:formula="of:=IF(AND([.$A464]&gt;=[.K$2];[.$A464]&lt;=[.K$3]);1;0)" office:value-type="float" office:value="0" calcext:value-type="float">
            <text:p>0</text:p>
          </table:table-cell>
          <table:table-cell table:formula="of:=IF(AND([.$A464]&gt;=[.L$2];[.$A464]&lt;=[.L$3]);1;0)" office:value-type="float" office:value="0" calcext:value-type="float">
            <text:p>0</text:p>
          </table:table-cell>
          <table:table-cell table:formula="of:=IF(AND([.$A464]&gt;=[.M$2];[.$A464]&lt;=[.M$3]);1;0)" office:value-type="float" office:value="0" calcext:value-type="float">
            <text:p>0</text:p>
          </table:table-cell>
          <table:table-cell table:formula="of:=IF(AND([.$A464]&gt;=[.N$2];[.$A464]&lt;=[.N$3]);1;0)" office:value-type="float" office:value="1" calcext:value-type="float">
            <text:p>1</text:p>
          </table:table-cell>
          <table:table-cell table:formula="of:=IF(AND([.$A464]&gt;=[.O$2];[.$A4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8535" calcext:value-type="float">
            <text:p>-0.458535</text:p>
          </table:table-cell>
          <table:table-cell table:formula="of:=IF(AND([.$A465]&gt;=[.B$2];[.$A465]&lt;=[.B$3]);1;0)" office:value-type="float" office:value="0" calcext:value-type="float">
            <text:p>0</text:p>
          </table:table-cell>
          <table:table-cell table:formula="of:=IF(AND([.$A465]&gt;=[.C$2];[.$A465]&lt;=[.C$3]);1;0)" office:value-type="float" office:value="0" calcext:value-type="float">
            <text:p>0</text:p>
          </table:table-cell>
          <table:table-cell table:formula="of:=IF(AND([.$A465]&gt;=[.D$2];[.$A465]&lt;=[.D$3]);1;0)" office:value-type="float" office:value="1" calcext:value-type="float">
            <text:p>1</text:p>
          </table:table-cell>
          <table:table-cell table:formula="of:=IF(AND([.$A465]&gt;=[.E$2];[.$A465]&lt;=[.E$3]);1;0)" office:value-type="float" office:value="0" calcext:value-type="float">
            <text:p>0</text:p>
          </table:table-cell>
          <table:table-cell table:formula="of:=IF(AND([.$A465]&gt;=[.F$2];[.$A465]&lt;=[.F$3]);1;0)" office:value-type="float" office:value="0" calcext:value-type="float">
            <text:p>0</text:p>
          </table:table-cell>
          <table:table-cell table:formula="of:=IF(AND([.$A465]&gt;=[.G$2];[.$A465]&lt;=[.G$3]);1;0)" office:value-type="float" office:value="0" calcext:value-type="float">
            <text:p>0</text:p>
          </table:table-cell>
          <table:table-cell/>
          <table:table-cell office:value-type="float" office:value="0.122632" calcext:value-type="float">
            <text:p>0.122632</text:p>
          </table:table-cell>
          <table:table-cell table:formula="of:=IF(AND([.$A465]&gt;=[.J$2];[.$A465]&lt;=[.J$3]);1;0)" office:value-type="float" office:value="0" calcext:value-type="float">
            <text:p>0</text:p>
          </table:table-cell>
          <table:table-cell table:formula="of:=IF(AND([.$A465]&gt;=[.K$2];[.$A465]&lt;=[.K$3]);1;0)" office:value-type="float" office:value="0" calcext:value-type="float">
            <text:p>0</text:p>
          </table:table-cell>
          <table:table-cell table:formula="of:=IF(AND([.$A465]&gt;=[.L$2];[.$A465]&lt;=[.L$3]);1;0)" office:value-type="float" office:value="1" calcext:value-type="float">
            <text:p>1</text:p>
          </table:table-cell>
          <table:table-cell table:formula="of:=IF(AND([.$A465]&gt;=[.M$2];[.$A465]&lt;=[.M$3]);1;0)" office:value-type="float" office:value="0" calcext:value-type="float">
            <text:p>0</text:p>
          </table:table-cell>
          <table:table-cell table:formula="of:=IF(AND([.$A465]&gt;=[.N$2];[.$A465]&lt;=[.N$3]);1;0)" office:value-type="float" office:value="0" calcext:value-type="float">
            <text:p>0</text:p>
          </table:table-cell>
          <table:table-cell table:formula="of:=IF(AND([.$A465]&gt;=[.O$2];[.$A4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4761" calcext:value-type="float">
            <text:p>0.724761</text:p>
          </table:table-cell>
          <table:table-cell table:formula="of:=IF(AND([.$A466]&gt;=[.B$2];[.$A466]&lt;=[.B$3]);1;0)" office:value-type="float" office:value="0" calcext:value-type="float">
            <text:p>0</text:p>
          </table:table-cell>
          <table:table-cell table:formula="of:=IF(AND([.$A466]&gt;=[.C$2];[.$A466]&lt;=[.C$3]);1;0)" office:value-type="float" office:value="0" calcext:value-type="float">
            <text:p>0</text:p>
          </table:table-cell>
          <table:table-cell table:formula="of:=IF(AND([.$A466]&gt;=[.D$2];[.$A466]&lt;=[.D$3]);1;0)" office:value-type="float" office:value="0" calcext:value-type="float">
            <text:p>0</text:p>
          </table:table-cell>
          <table:table-cell table:formula="of:=IF(AND([.$A466]&gt;=[.E$2];[.$A466]&lt;=[.E$3]);1;0)" office:value-type="float" office:value="1" calcext:value-type="float">
            <text:p>1</text:p>
          </table:table-cell>
          <table:table-cell table:formula="of:=IF(AND([.$A466]&gt;=[.F$2];[.$A466]&lt;=[.F$3]);1;0)" office:value-type="float" office:value="0" calcext:value-type="float">
            <text:p>0</text:p>
          </table:table-cell>
          <table:table-cell table:formula="of:=IF(AND([.$A466]&gt;=[.G$2];[.$A466]&lt;=[.G$3]);1;0)" office:value-type="float" office:value="0" calcext:value-type="float">
            <text:p>0</text:p>
          </table:table-cell>
          <table:table-cell/>
          <table:table-cell office:value-type="float" office:value="0.556727" calcext:value-type="float">
            <text:p>0.556727</text:p>
          </table:table-cell>
          <table:table-cell table:formula="of:=IF(AND([.$A466]&gt;=[.J$2];[.$A466]&lt;=[.J$3]);1;0)" office:value-type="float" office:value="0" calcext:value-type="float">
            <text:p>0</text:p>
          </table:table-cell>
          <table:table-cell table:formula="of:=IF(AND([.$A466]&gt;=[.K$2];[.$A466]&lt;=[.K$3]);1;0)" office:value-type="float" office:value="0" calcext:value-type="float">
            <text:p>0</text:p>
          </table:table-cell>
          <table:table-cell table:formula="of:=IF(AND([.$A466]&gt;=[.L$2];[.$A466]&lt;=[.L$3]);1;0)" office:value-type="float" office:value="0" calcext:value-type="float">
            <text:p>0</text:p>
          </table:table-cell>
          <table:table-cell table:formula="of:=IF(AND([.$A466]&gt;=[.M$2];[.$A466]&lt;=[.M$3]);1;0)" office:value-type="float" office:value="1" calcext:value-type="float">
            <text:p>1</text:p>
          </table:table-cell>
          <table:table-cell table:formula="of:=IF(AND([.$A466]&gt;=[.N$2];[.$A466]&lt;=[.N$3]);1;0)" office:value-type="float" office:value="0" calcext:value-type="float">
            <text:p>0</text:p>
          </table:table-cell>
          <table:table-cell table:formula="of:=IF(AND([.$A466]&gt;=[.O$2];[.$A4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7" calcext:value-type="float">
            <text:p>0.1087</text:p>
          </table:table-cell>
          <table:table-cell table:formula="of:=IF(AND([.$A467]&gt;=[.B$2];[.$A467]&lt;=[.B$3]);1;0)" office:value-type="float" office:value="0" calcext:value-type="float">
            <text:p>0</text:p>
          </table:table-cell>
          <table:table-cell table:formula="of:=IF(AND([.$A467]&gt;=[.C$2];[.$A467]&lt;=[.C$3]);1;0)" office:value-type="float" office:value="0" calcext:value-type="float">
            <text:p>0</text:p>
          </table:table-cell>
          <table:table-cell table:formula="of:=IF(AND([.$A467]&gt;=[.D$2];[.$A467]&lt;=[.D$3]);1;0)" office:value-type="float" office:value="0" calcext:value-type="float">
            <text:p>0</text:p>
          </table:table-cell>
          <table:table-cell table:formula="of:=IF(AND([.$A467]&gt;=[.E$2];[.$A467]&lt;=[.E$3]);1;0)" office:value-type="float" office:value="1" calcext:value-type="float">
            <text:p>1</text:p>
          </table:table-cell>
          <table:table-cell table:formula="of:=IF(AND([.$A467]&gt;=[.F$2];[.$A467]&lt;=[.F$3]);1;0)" office:value-type="float" office:value="0" calcext:value-type="float">
            <text:p>0</text:p>
          </table:table-cell>
          <table:table-cell table:formula="of:=IF(AND([.$A467]&gt;=[.G$2];[.$A467]&lt;=[.G$3]);1;0)" office:value-type="float" office:value="0" calcext:value-type="float">
            <text:p>0</text:p>
          </table:table-cell>
          <table:table-cell/>
          <table:table-cell office:value-type="float" office:value="1.10554" calcext:value-type="float">
            <text:p>1.10554</text:p>
          </table:table-cell>
          <table:table-cell table:formula="of:=IF(AND([.$A467]&gt;=[.J$2];[.$A467]&lt;=[.J$3]);1;0)" office:value-type="float" office:value="0" calcext:value-type="float">
            <text:p>0</text:p>
          </table:table-cell>
          <table:table-cell table:formula="of:=IF(AND([.$A467]&gt;=[.K$2];[.$A467]&lt;=[.K$3]);1;0)" office:value-type="float" office:value="0" calcext:value-type="float">
            <text:p>0</text:p>
          </table:table-cell>
          <table:table-cell table:formula="of:=IF(AND([.$A467]&gt;=[.L$2];[.$A467]&lt;=[.L$3]);1;0)" office:value-type="float" office:value="0" calcext:value-type="float">
            <text:p>0</text:p>
          </table:table-cell>
          <table:table-cell table:formula="of:=IF(AND([.$A467]&gt;=[.M$2];[.$A467]&lt;=[.M$3]);1;0)" office:value-type="float" office:value="1" calcext:value-type="float">
            <text:p>1</text:p>
          </table:table-cell>
          <table:table-cell table:formula="of:=IF(AND([.$A467]&gt;=[.N$2];[.$A467]&lt;=[.N$3]);1;0)" office:value-type="float" office:value="0" calcext:value-type="float">
            <text:p>0</text:p>
          </table:table-cell>
          <table:table-cell table:formula="of:=IF(AND([.$A467]&gt;=[.O$2];[.$A4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908" calcext:value-type="float">
            <text:p>1.29908</text:p>
          </table:table-cell>
          <table:table-cell table:formula="of:=IF(AND([.$A468]&gt;=[.B$2];[.$A468]&lt;=[.B$3]);1;0)" office:value-type="float" office:value="0" calcext:value-type="float">
            <text:p>0</text:p>
          </table:table-cell>
          <table:table-cell table:formula="of:=IF(AND([.$A468]&gt;=[.C$2];[.$A468]&lt;=[.C$3]);1;0)" office:value-type="float" office:value="0" calcext:value-type="float">
            <text:p>0</text:p>
          </table:table-cell>
          <table:table-cell table:formula="of:=IF(AND([.$A468]&gt;=[.D$2];[.$A468]&lt;=[.D$3]);1;0)" office:value-type="float" office:value="0" calcext:value-type="float">
            <text:p>0</text:p>
          </table:table-cell>
          <table:table-cell table:formula="of:=IF(AND([.$A468]&gt;=[.E$2];[.$A468]&lt;=[.E$3]);1;0)" office:value-type="float" office:value="0" calcext:value-type="float">
            <text:p>0</text:p>
          </table:table-cell>
          <table:table-cell table:formula="of:=IF(AND([.$A468]&gt;=[.F$2];[.$A468]&lt;=[.F$3]);1;0)" office:value-type="float" office:value="1" calcext:value-type="float">
            <text:p>1</text:p>
          </table:table-cell>
          <table:table-cell table:formula="of:=IF(AND([.$A468]&gt;=[.G$2];[.$A468]&lt;=[.G$3]);1;0)" office:value-type="float" office:value="0" calcext:value-type="float">
            <text:p>0</text:p>
          </table:table-cell>
          <table:table-cell/>
          <table:table-cell office:value-type="float" office:value="-1.11114" calcext:value-type="float">
            <text:p>-1.11114</text:p>
          </table:table-cell>
          <table:table-cell table:formula="of:=IF(AND([.$A468]&gt;=[.J$2];[.$A468]&lt;=[.J$3]);1;0)" office:value-type="float" office:value="0" calcext:value-type="float">
            <text:p>0</text:p>
          </table:table-cell>
          <table:table-cell table:formula="of:=IF(AND([.$A468]&gt;=[.K$2];[.$A468]&lt;=[.K$3]);1;0)" office:value-type="float" office:value="0" calcext:value-type="float">
            <text:p>0</text:p>
          </table:table-cell>
          <table:table-cell table:formula="of:=IF(AND([.$A468]&gt;=[.L$2];[.$A468]&lt;=[.L$3]);1;0)" office:value-type="float" office:value="0" calcext:value-type="float">
            <text:p>0</text:p>
          </table:table-cell>
          <table:table-cell table:formula="of:=IF(AND([.$A468]&gt;=[.M$2];[.$A468]&lt;=[.M$3]);1;0)" office:value-type="float" office:value="0" calcext:value-type="float">
            <text:p>0</text:p>
          </table:table-cell>
          <table:table-cell table:formula="of:=IF(AND([.$A468]&gt;=[.N$2];[.$A468]&lt;=[.N$3]);1;0)" office:value-type="float" office:value="1" calcext:value-type="float">
            <text:p>1</text:p>
          </table:table-cell>
          <table:table-cell table:formula="of:=IF(AND([.$A468]&gt;=[.O$2];[.$A4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1173" calcext:value-type="float">
            <text:p>0.281173</text:p>
          </table:table-cell>
          <table:table-cell table:formula="of:=IF(AND([.$A469]&gt;=[.B$2];[.$A469]&lt;=[.B$3]);1;0)" office:value-type="float" office:value="0" calcext:value-type="float">
            <text:p>0</text:p>
          </table:table-cell>
          <table:table-cell table:formula="of:=IF(AND([.$A469]&gt;=[.C$2];[.$A469]&lt;=[.C$3]);1;0)" office:value-type="float" office:value="0" calcext:value-type="float">
            <text:p>0</text:p>
          </table:table-cell>
          <table:table-cell table:formula="of:=IF(AND([.$A469]&gt;=[.D$2];[.$A469]&lt;=[.D$3]);1;0)" office:value-type="float" office:value="0" calcext:value-type="float">
            <text:p>0</text:p>
          </table:table-cell>
          <table:table-cell table:formula="of:=IF(AND([.$A469]&gt;=[.E$2];[.$A469]&lt;=[.E$3]);1;0)" office:value-type="float" office:value="1" calcext:value-type="float">
            <text:p>1</text:p>
          </table:table-cell>
          <table:table-cell table:formula="of:=IF(AND([.$A469]&gt;=[.F$2];[.$A469]&lt;=[.F$3]);1;0)" office:value-type="float" office:value="0" calcext:value-type="float">
            <text:p>0</text:p>
          </table:table-cell>
          <table:table-cell table:formula="of:=IF(AND([.$A469]&gt;=[.G$2];[.$A469]&lt;=[.G$3]);1;0)" office:value-type="float" office:value="0" calcext:value-type="float">
            <text:p>0</text:p>
          </table:table-cell>
          <table:table-cell/>
          <table:table-cell office:value-type="float" office:value="-0.239241" calcext:value-type="float">
            <text:p>-0.239241</text:p>
          </table:table-cell>
          <table:table-cell table:formula="of:=IF(AND([.$A469]&gt;=[.J$2];[.$A469]&lt;=[.J$3]);1;0)" office:value-type="float" office:value="0" calcext:value-type="float">
            <text:p>0</text:p>
          </table:table-cell>
          <table:table-cell table:formula="of:=IF(AND([.$A469]&gt;=[.K$2];[.$A469]&lt;=[.K$3]);1;0)" office:value-type="float" office:value="0" calcext:value-type="float">
            <text:p>0</text:p>
          </table:table-cell>
          <table:table-cell table:formula="of:=IF(AND([.$A469]&gt;=[.L$2];[.$A469]&lt;=[.L$3]);1;0)" office:value-type="float" office:value="0" calcext:value-type="float">
            <text:p>0</text:p>
          </table:table-cell>
          <table:table-cell table:formula="of:=IF(AND([.$A469]&gt;=[.M$2];[.$A469]&lt;=[.M$3]);1;0)" office:value-type="float" office:value="1" calcext:value-type="float">
            <text:p>1</text:p>
          </table:table-cell>
          <table:table-cell table:formula="of:=IF(AND([.$A469]&gt;=[.N$2];[.$A469]&lt;=[.N$3]);1;0)" office:value-type="float" office:value="0" calcext:value-type="float">
            <text:p>0</text:p>
          </table:table-cell>
          <table:table-cell table:formula="of:=IF(AND([.$A469]&gt;=[.O$2];[.$A4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746" calcext:value-type="float">
            <text:p>-1.2746</text:p>
          </table:table-cell>
          <table:table-cell table:formula="of:=IF(AND([.$A470]&gt;=[.B$2];[.$A470]&lt;=[.B$3]);1;0)" office:value-type="float" office:value="0" calcext:value-type="float">
            <text:p>0</text:p>
          </table:table-cell>
          <table:table-cell table:formula="of:=IF(AND([.$A470]&gt;=[.C$2];[.$A470]&lt;=[.C$3]);1;0)" office:value-type="float" office:value="1" calcext:value-type="float">
            <text:p>1</text:p>
          </table:table-cell>
          <table:table-cell table:formula="of:=IF(AND([.$A470]&gt;=[.D$2];[.$A470]&lt;=[.D$3]);1;0)" office:value-type="float" office:value="0" calcext:value-type="float">
            <text:p>0</text:p>
          </table:table-cell>
          <table:table-cell table:formula="of:=IF(AND([.$A470]&gt;=[.E$2];[.$A470]&lt;=[.E$3]);1;0)" office:value-type="float" office:value="0" calcext:value-type="float">
            <text:p>0</text:p>
          </table:table-cell>
          <table:table-cell table:formula="of:=IF(AND([.$A470]&gt;=[.F$2];[.$A470]&lt;=[.F$3]);1;0)" office:value-type="float" office:value="0" calcext:value-type="float">
            <text:p>0</text:p>
          </table:table-cell>
          <table:table-cell table:formula="of:=IF(AND([.$A470]&gt;=[.G$2];[.$A470]&lt;=[.G$3]);1;0)" office:value-type="float" office:value="0" calcext:value-type="float">
            <text:p>0</text:p>
          </table:table-cell>
          <table:table-cell/>
          <table:table-cell office:value-type="float" office:value="0.142969" calcext:value-type="float">
            <text:p>0.142969</text:p>
          </table:table-cell>
          <table:table-cell table:formula="of:=IF(AND([.$A470]&gt;=[.J$2];[.$A470]&lt;=[.J$3]);1;0)" office:value-type="float" office:value="0" calcext:value-type="float">
            <text:p>0</text:p>
          </table:table-cell>
          <table:table-cell table:formula="of:=IF(AND([.$A470]&gt;=[.K$2];[.$A470]&lt;=[.K$3]);1;0)" office:value-type="float" office:value="1" calcext:value-type="float">
            <text:p>1</text:p>
          </table:table-cell>
          <table:table-cell table:formula="of:=IF(AND([.$A470]&gt;=[.L$2];[.$A470]&lt;=[.L$3]);1;0)" office:value-type="float" office:value="0" calcext:value-type="float">
            <text:p>0</text:p>
          </table:table-cell>
          <table:table-cell table:formula="of:=IF(AND([.$A470]&gt;=[.M$2];[.$A470]&lt;=[.M$3]);1;0)" office:value-type="float" office:value="0" calcext:value-type="float">
            <text:p>0</text:p>
          </table:table-cell>
          <table:table-cell table:formula="of:=IF(AND([.$A470]&gt;=[.N$2];[.$A470]&lt;=[.N$3]);1;0)" office:value-type="float" office:value="0" calcext:value-type="float">
            <text:p>0</text:p>
          </table:table-cell>
          <table:table-cell table:formula="of:=IF(AND([.$A470]&gt;=[.O$2];[.$A4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285" calcext:value-type="float">
            <text:p>0.546285</text:p>
          </table:table-cell>
          <table:table-cell table:formula="of:=IF(AND([.$A471]&gt;=[.B$2];[.$A471]&lt;=[.B$3]);1;0)" office:value-type="float" office:value="0" calcext:value-type="float">
            <text:p>0</text:p>
          </table:table-cell>
          <table:table-cell table:formula="of:=IF(AND([.$A471]&gt;=[.C$2];[.$A471]&lt;=[.C$3]);1;0)" office:value-type="float" office:value="0" calcext:value-type="float">
            <text:p>0</text:p>
          </table:table-cell>
          <table:table-cell table:formula="of:=IF(AND([.$A471]&gt;=[.D$2];[.$A471]&lt;=[.D$3]);1;0)" office:value-type="float" office:value="0" calcext:value-type="float">
            <text:p>0</text:p>
          </table:table-cell>
          <table:table-cell table:formula="of:=IF(AND([.$A471]&gt;=[.E$2];[.$A471]&lt;=[.E$3]);1;0)" office:value-type="float" office:value="1" calcext:value-type="float">
            <text:p>1</text:p>
          </table:table-cell>
          <table:table-cell table:formula="of:=IF(AND([.$A471]&gt;=[.F$2];[.$A471]&lt;=[.F$3]);1;0)" office:value-type="float" office:value="0" calcext:value-type="float">
            <text:p>0</text:p>
          </table:table-cell>
          <table:table-cell table:formula="of:=IF(AND([.$A471]&gt;=[.G$2];[.$A471]&lt;=[.G$3]);1;0)" office:value-type="float" office:value="0" calcext:value-type="float">
            <text:p>0</text:p>
          </table:table-cell>
          <table:table-cell/>
          <table:table-cell office:value-type="float" office:value="1.59832" calcext:value-type="float">
            <text:p>1.59832</text:p>
          </table:table-cell>
          <table:table-cell table:formula="of:=IF(AND([.$A471]&gt;=[.J$2];[.$A471]&lt;=[.J$3]);1;0)" office:value-type="float" office:value="0" calcext:value-type="float">
            <text:p>0</text:p>
          </table:table-cell>
          <table:table-cell table:formula="of:=IF(AND([.$A471]&gt;=[.K$2];[.$A471]&lt;=[.K$3]);1;0)" office:value-type="float" office:value="0" calcext:value-type="float">
            <text:p>0</text:p>
          </table:table-cell>
          <table:table-cell table:formula="of:=IF(AND([.$A471]&gt;=[.L$2];[.$A471]&lt;=[.L$3]);1;0)" office:value-type="float" office:value="0" calcext:value-type="float">
            <text:p>0</text:p>
          </table:table-cell>
          <table:table-cell table:formula="of:=IF(AND([.$A471]&gt;=[.M$2];[.$A471]&lt;=[.M$3]);1;0)" office:value-type="float" office:value="1" calcext:value-type="float">
            <text:p>1</text:p>
          </table:table-cell>
          <table:table-cell table:formula="of:=IF(AND([.$A471]&gt;=[.N$2];[.$A471]&lt;=[.N$3]);1;0)" office:value-type="float" office:value="0" calcext:value-type="float">
            <text:p>0</text:p>
          </table:table-cell>
          <table:table-cell table:formula="of:=IF(AND([.$A471]&gt;=[.O$2];[.$A4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553" calcext:value-type="float">
            <text:p>0.173553</text:p>
          </table:table-cell>
          <table:table-cell table:formula="of:=IF(AND([.$A472]&gt;=[.B$2];[.$A472]&lt;=[.B$3]);1;0)" office:value-type="float" office:value="0" calcext:value-type="float">
            <text:p>0</text:p>
          </table:table-cell>
          <table:table-cell table:formula="of:=IF(AND([.$A472]&gt;=[.C$2];[.$A472]&lt;=[.C$3]);1;0)" office:value-type="float" office:value="0" calcext:value-type="float">
            <text:p>0</text:p>
          </table:table-cell>
          <table:table-cell table:formula="of:=IF(AND([.$A472]&gt;=[.D$2];[.$A472]&lt;=[.D$3]);1;0)" office:value-type="float" office:value="0" calcext:value-type="float">
            <text:p>0</text:p>
          </table:table-cell>
          <table:table-cell table:formula="of:=IF(AND([.$A472]&gt;=[.E$2];[.$A472]&lt;=[.E$3]);1;0)" office:value-type="float" office:value="1" calcext:value-type="float">
            <text:p>1</text:p>
          </table:table-cell>
          <table:table-cell table:formula="of:=IF(AND([.$A472]&gt;=[.F$2];[.$A472]&lt;=[.F$3]);1;0)" office:value-type="float" office:value="0" calcext:value-type="float">
            <text:p>0</text:p>
          </table:table-cell>
          <table:table-cell table:formula="of:=IF(AND([.$A472]&gt;=[.G$2];[.$A472]&lt;=[.G$3]);1;0)" office:value-type="float" office:value="0" calcext:value-type="float">
            <text:p>0</text:p>
          </table:table-cell>
          <table:table-cell/>
          <table:table-cell office:value-type="float" office:value="-1.03657" calcext:value-type="float">
            <text:p>-1.03657</text:p>
          </table:table-cell>
          <table:table-cell table:formula="of:=IF(AND([.$A472]&gt;=[.J$2];[.$A472]&lt;=[.J$3]);1;0)" office:value-type="float" office:value="0" calcext:value-type="float">
            <text:p>0</text:p>
          </table:table-cell>
          <table:table-cell table:formula="of:=IF(AND([.$A472]&gt;=[.K$2];[.$A472]&lt;=[.K$3]);1;0)" office:value-type="float" office:value="0" calcext:value-type="float">
            <text:p>0</text:p>
          </table:table-cell>
          <table:table-cell table:formula="of:=IF(AND([.$A472]&gt;=[.L$2];[.$A472]&lt;=[.L$3]);1;0)" office:value-type="float" office:value="0" calcext:value-type="float">
            <text:p>0</text:p>
          </table:table-cell>
          <table:table-cell table:formula="of:=IF(AND([.$A472]&gt;=[.M$2];[.$A472]&lt;=[.M$3]);1;0)" office:value-type="float" office:value="1" calcext:value-type="float">
            <text:p>1</text:p>
          </table:table-cell>
          <table:table-cell table:formula="of:=IF(AND([.$A472]&gt;=[.N$2];[.$A472]&lt;=[.N$3]);1;0)" office:value-type="float" office:value="0" calcext:value-type="float">
            <text:p>0</text:p>
          </table:table-cell>
          <table:table-cell table:formula="of:=IF(AND([.$A472]&gt;=[.O$2];[.$A4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396" calcext:value-type="float">
            <text:p>-0.12396</text:p>
          </table:table-cell>
          <table:table-cell table:formula="of:=IF(AND([.$A473]&gt;=[.B$2];[.$A473]&lt;=[.B$3]);1;0)" office:value-type="float" office:value="0" calcext:value-type="float">
            <text:p>0</text:p>
          </table:table-cell>
          <table:table-cell table:formula="of:=IF(AND([.$A473]&gt;=[.C$2];[.$A473]&lt;=[.C$3]);1;0)" office:value-type="float" office:value="0" calcext:value-type="float">
            <text:p>0</text:p>
          </table:table-cell>
          <table:table-cell table:formula="of:=IF(AND([.$A473]&gt;=[.D$2];[.$A473]&lt;=[.D$3]);1;0)" office:value-type="float" office:value="1" calcext:value-type="float">
            <text:p>1</text:p>
          </table:table-cell>
          <table:table-cell table:formula="of:=IF(AND([.$A473]&gt;=[.E$2];[.$A473]&lt;=[.E$3]);1;0)" office:value-type="float" office:value="0" calcext:value-type="float">
            <text:p>0</text:p>
          </table:table-cell>
          <table:table-cell table:formula="of:=IF(AND([.$A473]&gt;=[.F$2];[.$A473]&lt;=[.F$3]);1;0)" office:value-type="float" office:value="0" calcext:value-type="float">
            <text:p>0</text:p>
          </table:table-cell>
          <table:table-cell table:formula="of:=IF(AND([.$A473]&gt;=[.G$2];[.$A473]&lt;=[.G$3]);1;0)" office:value-type="float" office:value="0" calcext:value-type="float">
            <text:p>0</text:p>
          </table:table-cell>
          <table:table-cell/>
          <table:table-cell office:value-type="float" office:value="-0.381705" calcext:value-type="float">
            <text:p>-0.381705</text:p>
          </table:table-cell>
          <table:table-cell table:formula="of:=IF(AND([.$A473]&gt;=[.J$2];[.$A473]&lt;=[.J$3]);1;0)" office:value-type="float" office:value="0" calcext:value-type="float">
            <text:p>0</text:p>
          </table:table-cell>
          <table:table-cell table:formula="of:=IF(AND([.$A473]&gt;=[.K$2];[.$A473]&lt;=[.K$3]);1;0)" office:value-type="float" office:value="0" calcext:value-type="float">
            <text:p>0</text:p>
          </table:table-cell>
          <table:table-cell table:formula="of:=IF(AND([.$A473]&gt;=[.L$2];[.$A473]&lt;=[.L$3]);1;0)" office:value-type="float" office:value="1" calcext:value-type="float">
            <text:p>1</text:p>
          </table:table-cell>
          <table:table-cell table:formula="of:=IF(AND([.$A473]&gt;=[.M$2];[.$A473]&lt;=[.M$3]);1;0)" office:value-type="float" office:value="0" calcext:value-type="float">
            <text:p>0</text:p>
          </table:table-cell>
          <table:table-cell table:formula="of:=IF(AND([.$A473]&gt;=[.N$2];[.$A473]&lt;=[.N$3]);1;0)" office:value-type="float" office:value="0" calcext:value-type="float">
            <text:p>0</text:p>
          </table:table-cell>
          <table:table-cell table:formula="of:=IF(AND([.$A473]&gt;=[.O$2];[.$A4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7471" calcext:value-type="float">
            <text:p>-1.27471</text:p>
          </table:table-cell>
          <table:table-cell table:formula="of:=IF(AND([.$A474]&gt;=[.B$2];[.$A474]&lt;=[.B$3]);1;0)" office:value-type="float" office:value="0" calcext:value-type="float">
            <text:p>0</text:p>
          </table:table-cell>
          <table:table-cell table:formula="of:=IF(AND([.$A474]&gt;=[.C$2];[.$A474]&lt;=[.C$3]);1;0)" office:value-type="float" office:value="1" calcext:value-type="float">
            <text:p>1</text:p>
          </table:table-cell>
          <table:table-cell table:formula="of:=IF(AND([.$A474]&gt;=[.D$2];[.$A474]&lt;=[.D$3]);1;0)" office:value-type="float" office:value="0" calcext:value-type="float">
            <text:p>0</text:p>
          </table:table-cell>
          <table:table-cell table:formula="of:=IF(AND([.$A474]&gt;=[.E$2];[.$A474]&lt;=[.E$3]);1;0)" office:value-type="float" office:value="0" calcext:value-type="float">
            <text:p>0</text:p>
          </table:table-cell>
          <table:table-cell table:formula="of:=IF(AND([.$A474]&gt;=[.F$2];[.$A474]&lt;=[.F$3]);1;0)" office:value-type="float" office:value="0" calcext:value-type="float">
            <text:p>0</text:p>
          </table:table-cell>
          <table:table-cell table:formula="of:=IF(AND([.$A474]&gt;=[.G$2];[.$A474]&lt;=[.G$3]);1;0)" office:value-type="float" office:value="0" calcext:value-type="float">
            <text:p>0</text:p>
          </table:table-cell>
          <table:table-cell/>
          <table:table-cell office:value-type="float" office:value="0.304697" calcext:value-type="float">
            <text:p>0.304697</text:p>
          </table:table-cell>
          <table:table-cell table:formula="of:=IF(AND([.$A474]&gt;=[.J$2];[.$A474]&lt;=[.J$3]);1;0)" office:value-type="float" office:value="0" calcext:value-type="float">
            <text:p>0</text:p>
          </table:table-cell>
          <table:table-cell table:formula="of:=IF(AND([.$A474]&gt;=[.K$2];[.$A474]&lt;=[.K$3]);1;0)" office:value-type="float" office:value="1" calcext:value-type="float">
            <text:p>1</text:p>
          </table:table-cell>
          <table:table-cell table:formula="of:=IF(AND([.$A474]&gt;=[.L$2];[.$A474]&lt;=[.L$3]);1;0)" office:value-type="float" office:value="0" calcext:value-type="float">
            <text:p>0</text:p>
          </table:table-cell>
          <table:table-cell table:formula="of:=IF(AND([.$A474]&gt;=[.M$2];[.$A474]&lt;=[.M$3]);1;0)" office:value-type="float" office:value="0" calcext:value-type="float">
            <text:p>0</text:p>
          </table:table-cell>
          <table:table-cell table:formula="of:=IF(AND([.$A474]&gt;=[.N$2];[.$A474]&lt;=[.N$3]);1;0)" office:value-type="float" office:value="0" calcext:value-type="float">
            <text:p>0</text:p>
          </table:table-cell>
          <table:table-cell table:formula="of:=IF(AND([.$A474]&gt;=[.O$2];[.$A4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8513" calcext:value-type="float">
            <text:p>-1.68513</text:p>
          </table:table-cell>
          <table:table-cell table:formula="of:=IF(AND([.$A475]&gt;=[.B$2];[.$A475]&lt;=[.B$3]);1;0)" office:value-type="float" office:value="0" calcext:value-type="float">
            <text:p>0</text:p>
          </table:table-cell>
          <table:table-cell table:formula="of:=IF(AND([.$A475]&gt;=[.C$2];[.$A475]&lt;=[.C$3]);1;0)" office:value-type="float" office:value="1" calcext:value-type="float">
            <text:p>1</text:p>
          </table:table-cell>
          <table:table-cell table:formula="of:=IF(AND([.$A475]&gt;=[.D$2];[.$A475]&lt;=[.D$3]);1;0)" office:value-type="float" office:value="0" calcext:value-type="float">
            <text:p>0</text:p>
          </table:table-cell>
          <table:table-cell table:formula="of:=IF(AND([.$A475]&gt;=[.E$2];[.$A475]&lt;=[.E$3]);1;0)" office:value-type="float" office:value="0" calcext:value-type="float">
            <text:p>0</text:p>
          </table:table-cell>
          <table:table-cell table:formula="of:=IF(AND([.$A475]&gt;=[.F$2];[.$A475]&lt;=[.F$3]);1;0)" office:value-type="float" office:value="0" calcext:value-type="float">
            <text:p>0</text:p>
          </table:table-cell>
          <table:table-cell table:formula="of:=IF(AND([.$A475]&gt;=[.G$2];[.$A475]&lt;=[.G$3]);1;0)" office:value-type="float" office:value="0" calcext:value-type="float">
            <text:p>0</text:p>
          </table:table-cell>
          <table:table-cell/>
          <table:table-cell office:value-type="float" office:value="0.721183" calcext:value-type="float">
            <text:p>0.721183</text:p>
          </table:table-cell>
          <table:table-cell table:formula="of:=IF(AND([.$A475]&gt;=[.J$2];[.$A475]&lt;=[.J$3]);1;0)" office:value-type="float" office:value="0" calcext:value-type="float">
            <text:p>0</text:p>
          </table:table-cell>
          <table:table-cell table:formula="of:=IF(AND([.$A475]&gt;=[.K$2];[.$A475]&lt;=[.K$3]);1;0)" office:value-type="float" office:value="1" calcext:value-type="float">
            <text:p>1</text:p>
          </table:table-cell>
          <table:table-cell table:formula="of:=IF(AND([.$A475]&gt;=[.L$2];[.$A475]&lt;=[.L$3]);1;0)" office:value-type="float" office:value="0" calcext:value-type="float">
            <text:p>0</text:p>
          </table:table-cell>
          <table:table-cell table:formula="of:=IF(AND([.$A475]&gt;=[.M$2];[.$A475]&lt;=[.M$3]);1;0)" office:value-type="float" office:value="0" calcext:value-type="float">
            <text:p>0</text:p>
          </table:table-cell>
          <table:table-cell table:formula="of:=IF(AND([.$A475]&gt;=[.N$2];[.$A475]&lt;=[.N$3]);1;0)" office:value-type="float" office:value="0" calcext:value-type="float">
            <text:p>0</text:p>
          </table:table-cell>
          <table:table-cell table:formula="of:=IF(AND([.$A475]&gt;=[.O$2];[.$A4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7588" calcext:value-type="float">
            <text:p>0.827588</text:p>
          </table:table-cell>
          <table:table-cell table:formula="of:=IF(AND([.$A476]&gt;=[.B$2];[.$A476]&lt;=[.B$3]);1;0)" office:value-type="float" office:value="0" calcext:value-type="float">
            <text:p>0</text:p>
          </table:table-cell>
          <table:table-cell table:formula="of:=IF(AND([.$A476]&gt;=[.C$2];[.$A476]&lt;=[.C$3]);1;0)" office:value-type="float" office:value="0" calcext:value-type="float">
            <text:p>0</text:p>
          </table:table-cell>
          <table:table-cell table:formula="of:=IF(AND([.$A476]&gt;=[.D$2];[.$A476]&lt;=[.D$3]);1;0)" office:value-type="float" office:value="0" calcext:value-type="float">
            <text:p>0</text:p>
          </table:table-cell>
          <table:table-cell table:formula="of:=IF(AND([.$A476]&gt;=[.E$2];[.$A476]&lt;=[.E$3]);1;0)" office:value-type="float" office:value="1" calcext:value-type="float">
            <text:p>1</text:p>
          </table:table-cell>
          <table:table-cell table:formula="of:=IF(AND([.$A476]&gt;=[.F$2];[.$A476]&lt;=[.F$3]);1;0)" office:value-type="float" office:value="0" calcext:value-type="float">
            <text:p>0</text:p>
          </table:table-cell>
          <table:table-cell table:formula="of:=IF(AND([.$A476]&gt;=[.G$2];[.$A476]&lt;=[.G$3]);1;0)" office:value-type="float" office:value="0" calcext:value-type="float">
            <text:p>0</text:p>
          </table:table-cell>
          <table:table-cell/>
          <table:table-cell office:value-type="float" office:value="2.11602" calcext:value-type="float">
            <text:p>2.11602</text:p>
          </table:table-cell>
          <table:table-cell table:formula="of:=IF(AND([.$A476]&gt;=[.J$2];[.$A476]&lt;=[.J$3]);1;0)" office:value-type="float" office:value="0" calcext:value-type="float">
            <text:p>0</text:p>
          </table:table-cell>
          <table:table-cell table:formula="of:=IF(AND([.$A476]&gt;=[.K$2];[.$A476]&lt;=[.K$3]);1;0)" office:value-type="float" office:value="0" calcext:value-type="float">
            <text:p>0</text:p>
          </table:table-cell>
          <table:table-cell table:formula="of:=IF(AND([.$A476]&gt;=[.L$2];[.$A476]&lt;=[.L$3]);1;0)" office:value-type="float" office:value="0" calcext:value-type="float">
            <text:p>0</text:p>
          </table:table-cell>
          <table:table-cell table:formula="of:=IF(AND([.$A476]&gt;=[.M$2];[.$A476]&lt;=[.M$3]);1;0)" office:value-type="float" office:value="1" calcext:value-type="float">
            <text:p>1</text:p>
          </table:table-cell>
          <table:table-cell table:formula="of:=IF(AND([.$A476]&gt;=[.N$2];[.$A476]&lt;=[.N$3]);1;0)" office:value-type="float" office:value="0" calcext:value-type="float">
            <text:p>0</text:p>
          </table:table-cell>
          <table:table-cell table:formula="of:=IF(AND([.$A476]&gt;=[.O$2];[.$A4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3051" calcext:value-type="float">
            <text:p>-0.413051</text:p>
          </table:table-cell>
          <table:table-cell table:formula="of:=IF(AND([.$A477]&gt;=[.B$2];[.$A477]&lt;=[.B$3]);1;0)" office:value-type="float" office:value="0" calcext:value-type="float">
            <text:p>0</text:p>
          </table:table-cell>
          <table:table-cell table:formula="of:=IF(AND([.$A477]&gt;=[.C$2];[.$A477]&lt;=[.C$3]);1;0)" office:value-type="float" office:value="0" calcext:value-type="float">
            <text:p>0</text:p>
          </table:table-cell>
          <table:table-cell table:formula="of:=IF(AND([.$A477]&gt;=[.D$2];[.$A477]&lt;=[.D$3]);1;0)" office:value-type="float" office:value="1" calcext:value-type="float">
            <text:p>1</text:p>
          </table:table-cell>
          <table:table-cell table:formula="of:=IF(AND([.$A477]&gt;=[.E$2];[.$A477]&lt;=[.E$3]);1;0)" office:value-type="float" office:value="0" calcext:value-type="float">
            <text:p>0</text:p>
          </table:table-cell>
          <table:table-cell table:formula="of:=IF(AND([.$A477]&gt;=[.F$2];[.$A477]&lt;=[.F$3]);1;0)" office:value-type="float" office:value="0" calcext:value-type="float">
            <text:p>0</text:p>
          </table:table-cell>
          <table:table-cell table:formula="of:=IF(AND([.$A477]&gt;=[.G$2];[.$A477]&lt;=[.G$3]);1;0)" office:value-type="float" office:value="0" calcext:value-type="float">
            <text:p>0</text:p>
          </table:table-cell>
          <table:table-cell/>
          <table:table-cell office:value-type="float" office:value="0.521247" calcext:value-type="float">
            <text:p>0.521247</text:p>
          </table:table-cell>
          <table:table-cell table:formula="of:=IF(AND([.$A477]&gt;=[.J$2];[.$A477]&lt;=[.J$3]);1;0)" office:value-type="float" office:value="0" calcext:value-type="float">
            <text:p>0</text:p>
          </table:table-cell>
          <table:table-cell table:formula="of:=IF(AND([.$A477]&gt;=[.K$2];[.$A477]&lt;=[.K$3]);1;0)" office:value-type="float" office:value="0" calcext:value-type="float">
            <text:p>0</text:p>
          </table:table-cell>
          <table:table-cell table:formula="of:=IF(AND([.$A477]&gt;=[.L$2];[.$A477]&lt;=[.L$3]);1;0)" office:value-type="float" office:value="1" calcext:value-type="float">
            <text:p>1</text:p>
          </table:table-cell>
          <table:table-cell table:formula="of:=IF(AND([.$A477]&gt;=[.M$2];[.$A477]&lt;=[.M$3]);1;0)" office:value-type="float" office:value="0" calcext:value-type="float">
            <text:p>0</text:p>
          </table:table-cell>
          <table:table-cell table:formula="of:=IF(AND([.$A477]&gt;=[.N$2];[.$A477]&lt;=[.N$3]);1;0)" office:value-type="float" office:value="0" calcext:value-type="float">
            <text:p>0</text:p>
          </table:table-cell>
          <table:table-cell table:formula="of:=IF(AND([.$A477]&gt;=[.O$2];[.$A4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9273" calcext:value-type="float">
            <text:p>-0.719273</text:p>
          </table:table-cell>
          <table:table-cell table:formula="of:=IF(AND([.$A478]&gt;=[.B$2];[.$A478]&lt;=[.B$3]);1;0)" office:value-type="float" office:value="0" calcext:value-type="float">
            <text:p>0</text:p>
          </table:table-cell>
          <table:table-cell table:formula="of:=IF(AND([.$A478]&gt;=[.C$2];[.$A478]&lt;=[.C$3]);1;0)" office:value-type="float" office:value="0" calcext:value-type="float">
            <text:p>0</text:p>
          </table:table-cell>
          <table:table-cell table:formula="of:=IF(AND([.$A478]&gt;=[.D$2];[.$A478]&lt;=[.D$3]);1;0)" office:value-type="float" office:value="1" calcext:value-type="float">
            <text:p>1</text:p>
          </table:table-cell>
          <table:table-cell table:formula="of:=IF(AND([.$A478]&gt;=[.E$2];[.$A478]&lt;=[.E$3]);1;0)" office:value-type="float" office:value="0" calcext:value-type="float">
            <text:p>0</text:p>
          </table:table-cell>
          <table:table-cell table:formula="of:=IF(AND([.$A478]&gt;=[.F$2];[.$A478]&lt;=[.F$3]);1;0)" office:value-type="float" office:value="0" calcext:value-type="float">
            <text:p>0</text:p>
          </table:table-cell>
          <table:table-cell table:formula="of:=IF(AND([.$A478]&gt;=[.G$2];[.$A478]&lt;=[.G$3]);1;0)" office:value-type="float" office:value="0" calcext:value-type="float">
            <text:p>0</text:p>
          </table:table-cell>
          <table:table-cell/>
          <table:table-cell office:value-type="float" office:value="2.29724" calcext:value-type="float">
            <text:p>2.29724</text:p>
          </table:table-cell>
          <table:table-cell table:formula="of:=IF(AND([.$A478]&gt;=[.J$2];[.$A478]&lt;=[.J$3]);1;0)" office:value-type="float" office:value="0" calcext:value-type="float">
            <text:p>0</text:p>
          </table:table-cell>
          <table:table-cell table:formula="of:=IF(AND([.$A478]&gt;=[.K$2];[.$A478]&lt;=[.K$3]);1;0)" office:value-type="float" office:value="0" calcext:value-type="float">
            <text:p>0</text:p>
          </table:table-cell>
          <table:table-cell table:formula="of:=IF(AND([.$A478]&gt;=[.L$2];[.$A478]&lt;=[.L$3]);1;0)" office:value-type="float" office:value="1" calcext:value-type="float">
            <text:p>1</text:p>
          </table:table-cell>
          <table:table-cell table:formula="of:=IF(AND([.$A478]&gt;=[.M$2];[.$A478]&lt;=[.M$3]);1;0)" office:value-type="float" office:value="0" calcext:value-type="float">
            <text:p>0</text:p>
          </table:table-cell>
          <table:table-cell table:formula="of:=IF(AND([.$A478]&gt;=[.N$2];[.$A478]&lt;=[.N$3]);1;0)" office:value-type="float" office:value="0" calcext:value-type="float">
            <text:p>0</text:p>
          </table:table-cell>
          <table:table-cell table:formula="of:=IF(AND([.$A478]&gt;=[.O$2];[.$A4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392" calcext:value-type="float">
            <text:p>0.842392</text:p>
          </table:table-cell>
          <table:table-cell table:formula="of:=IF(AND([.$A479]&gt;=[.B$2];[.$A479]&lt;=[.B$3]);1;0)" office:value-type="float" office:value="0" calcext:value-type="float">
            <text:p>0</text:p>
          </table:table-cell>
          <table:table-cell table:formula="of:=IF(AND([.$A479]&gt;=[.C$2];[.$A479]&lt;=[.C$3]);1;0)" office:value-type="float" office:value="0" calcext:value-type="float">
            <text:p>0</text:p>
          </table:table-cell>
          <table:table-cell table:formula="of:=IF(AND([.$A479]&gt;=[.D$2];[.$A479]&lt;=[.D$3]);1;0)" office:value-type="float" office:value="0" calcext:value-type="float">
            <text:p>0</text:p>
          </table:table-cell>
          <table:table-cell table:formula="of:=IF(AND([.$A479]&gt;=[.E$2];[.$A479]&lt;=[.E$3]);1;0)" office:value-type="float" office:value="1" calcext:value-type="float">
            <text:p>1</text:p>
          </table:table-cell>
          <table:table-cell table:formula="of:=IF(AND([.$A479]&gt;=[.F$2];[.$A479]&lt;=[.F$3]);1;0)" office:value-type="float" office:value="0" calcext:value-type="float">
            <text:p>0</text:p>
          </table:table-cell>
          <table:table-cell table:formula="of:=IF(AND([.$A479]&gt;=[.G$2];[.$A479]&lt;=[.G$3]);1;0)" office:value-type="float" office:value="0" calcext:value-type="float">
            <text:p>0</text:p>
          </table:table-cell>
          <table:table-cell/>
          <table:table-cell office:value-type="float" office:value="0.686008" calcext:value-type="float">
            <text:p>0.686008</text:p>
          </table:table-cell>
          <table:table-cell table:formula="of:=IF(AND([.$A479]&gt;=[.J$2];[.$A479]&lt;=[.J$3]);1;0)" office:value-type="float" office:value="0" calcext:value-type="float">
            <text:p>0</text:p>
          </table:table-cell>
          <table:table-cell table:formula="of:=IF(AND([.$A479]&gt;=[.K$2];[.$A479]&lt;=[.K$3]);1;0)" office:value-type="float" office:value="0" calcext:value-type="float">
            <text:p>0</text:p>
          </table:table-cell>
          <table:table-cell table:formula="of:=IF(AND([.$A479]&gt;=[.L$2];[.$A479]&lt;=[.L$3]);1;0)" office:value-type="float" office:value="0" calcext:value-type="float">
            <text:p>0</text:p>
          </table:table-cell>
          <table:table-cell table:formula="of:=IF(AND([.$A479]&gt;=[.M$2];[.$A479]&lt;=[.M$3]);1;0)" office:value-type="float" office:value="1" calcext:value-type="float">
            <text:p>1</text:p>
          </table:table-cell>
          <table:table-cell table:formula="of:=IF(AND([.$A479]&gt;=[.N$2];[.$A479]&lt;=[.N$3]);1;0)" office:value-type="float" office:value="0" calcext:value-type="float">
            <text:p>0</text:p>
          </table:table-cell>
          <table:table-cell table:formula="of:=IF(AND([.$A479]&gt;=[.O$2];[.$A4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423" calcext:value-type="float">
            <text:p>1.62423</text:p>
          </table:table-cell>
          <table:table-cell table:formula="of:=IF(AND([.$A480]&gt;=[.B$2];[.$A480]&lt;=[.B$3]);1;0)" office:value-type="float" office:value="0" calcext:value-type="float">
            <text:p>0</text:p>
          </table:table-cell>
          <table:table-cell table:formula="of:=IF(AND([.$A480]&gt;=[.C$2];[.$A480]&lt;=[.C$3]);1;0)" office:value-type="float" office:value="0" calcext:value-type="float">
            <text:p>0</text:p>
          </table:table-cell>
          <table:table-cell table:formula="of:=IF(AND([.$A480]&gt;=[.D$2];[.$A480]&lt;=[.D$3]);1;0)" office:value-type="float" office:value="0" calcext:value-type="float">
            <text:p>0</text:p>
          </table:table-cell>
          <table:table-cell table:formula="of:=IF(AND([.$A480]&gt;=[.E$2];[.$A480]&lt;=[.E$3]);1;0)" office:value-type="float" office:value="0" calcext:value-type="float">
            <text:p>0</text:p>
          </table:table-cell>
          <table:table-cell table:formula="of:=IF(AND([.$A480]&gt;=[.F$2];[.$A480]&lt;=[.F$3]);1;0)" office:value-type="float" office:value="1" calcext:value-type="float">
            <text:p>1</text:p>
          </table:table-cell>
          <table:table-cell table:formula="of:=IF(AND([.$A480]&gt;=[.G$2];[.$A480]&lt;=[.G$3]);1;0)" office:value-type="float" office:value="0" calcext:value-type="float">
            <text:p>0</text:p>
          </table:table-cell>
          <table:table-cell/>
          <table:table-cell office:value-type="float" office:value="0.362134" calcext:value-type="float">
            <text:p>0.362134</text:p>
          </table:table-cell>
          <table:table-cell table:formula="of:=IF(AND([.$A480]&gt;=[.J$2];[.$A480]&lt;=[.J$3]);1;0)" office:value-type="float" office:value="0" calcext:value-type="float">
            <text:p>0</text:p>
          </table:table-cell>
          <table:table-cell table:formula="of:=IF(AND([.$A480]&gt;=[.K$2];[.$A480]&lt;=[.K$3]);1;0)" office:value-type="float" office:value="0" calcext:value-type="float">
            <text:p>0</text:p>
          </table:table-cell>
          <table:table-cell table:formula="of:=IF(AND([.$A480]&gt;=[.L$2];[.$A480]&lt;=[.L$3]);1;0)" office:value-type="float" office:value="0" calcext:value-type="float">
            <text:p>0</text:p>
          </table:table-cell>
          <table:table-cell table:formula="of:=IF(AND([.$A480]&gt;=[.M$2];[.$A480]&lt;=[.M$3]);1;0)" office:value-type="float" office:value="0" calcext:value-type="float">
            <text:p>0</text:p>
          </table:table-cell>
          <table:table-cell table:formula="of:=IF(AND([.$A480]&gt;=[.N$2];[.$A480]&lt;=[.N$3]);1;0)" office:value-type="float" office:value="1" calcext:value-type="float">
            <text:p>1</text:p>
          </table:table-cell>
          <table:table-cell table:formula="of:=IF(AND([.$A480]&gt;=[.O$2];[.$A4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244" calcext:value-type="float">
            <text:p>1.01244</text:p>
          </table:table-cell>
          <table:table-cell table:formula="of:=IF(AND([.$A481]&gt;=[.B$2];[.$A481]&lt;=[.B$3]);1;0)" office:value-type="float" office:value="0" calcext:value-type="float">
            <text:p>0</text:p>
          </table:table-cell>
          <table:table-cell table:formula="of:=IF(AND([.$A481]&gt;=[.C$2];[.$A481]&lt;=[.C$3]);1;0)" office:value-type="float" office:value="0" calcext:value-type="float">
            <text:p>0</text:p>
          </table:table-cell>
          <table:table-cell table:formula="of:=IF(AND([.$A481]&gt;=[.D$2];[.$A481]&lt;=[.D$3]);1;0)" office:value-type="float" office:value="0" calcext:value-type="float">
            <text:p>0</text:p>
          </table:table-cell>
          <table:table-cell table:formula="of:=IF(AND([.$A481]&gt;=[.E$2];[.$A481]&lt;=[.E$3]);1;0)" office:value-type="float" office:value="0" calcext:value-type="float">
            <text:p>0</text:p>
          </table:table-cell>
          <table:table-cell table:formula="of:=IF(AND([.$A481]&gt;=[.F$2];[.$A481]&lt;=[.F$3]);1;0)" office:value-type="float" office:value="1" calcext:value-type="float">
            <text:p>1</text:p>
          </table:table-cell>
          <table:table-cell table:formula="of:=IF(AND([.$A481]&gt;=[.G$2];[.$A481]&lt;=[.G$3]);1;0)" office:value-type="float" office:value="0" calcext:value-type="float">
            <text:p>0</text:p>
          </table:table-cell>
          <table:table-cell/>
          <table:table-cell office:value-type="float" office:value="-0.890389" calcext:value-type="float">
            <text:p>-0.890389</text:p>
          </table:table-cell>
          <table:table-cell table:formula="of:=IF(AND([.$A481]&gt;=[.J$2];[.$A481]&lt;=[.J$3]);1;0)" office:value-type="float" office:value="0" calcext:value-type="float">
            <text:p>0</text:p>
          </table:table-cell>
          <table:table-cell table:formula="of:=IF(AND([.$A481]&gt;=[.K$2];[.$A481]&lt;=[.K$3]);1;0)" office:value-type="float" office:value="0" calcext:value-type="float">
            <text:p>0</text:p>
          </table:table-cell>
          <table:table-cell table:formula="of:=IF(AND([.$A481]&gt;=[.L$2];[.$A481]&lt;=[.L$3]);1;0)" office:value-type="float" office:value="0" calcext:value-type="float">
            <text:p>0</text:p>
          </table:table-cell>
          <table:table-cell table:formula="of:=IF(AND([.$A481]&gt;=[.M$2];[.$A481]&lt;=[.M$3]);1;0)" office:value-type="float" office:value="0" calcext:value-type="float">
            <text:p>0</text:p>
          </table:table-cell>
          <table:table-cell table:formula="of:=IF(AND([.$A481]&gt;=[.N$2];[.$A481]&lt;=[.N$3]);1;0)" office:value-type="float" office:value="1" calcext:value-type="float">
            <text:p>1</text:p>
          </table:table-cell>
          <table:table-cell table:formula="of:=IF(AND([.$A481]&gt;=[.O$2];[.$A4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078" calcext:value-type="float">
            <text:p>1.12078</text:p>
          </table:table-cell>
          <table:table-cell table:formula="of:=IF(AND([.$A482]&gt;=[.B$2];[.$A482]&lt;=[.B$3]);1;0)" office:value-type="float" office:value="0" calcext:value-type="float">
            <text:p>0</text:p>
          </table:table-cell>
          <table:table-cell table:formula="of:=IF(AND([.$A482]&gt;=[.C$2];[.$A482]&lt;=[.C$3]);1;0)" office:value-type="float" office:value="0" calcext:value-type="float">
            <text:p>0</text:p>
          </table:table-cell>
          <table:table-cell table:formula="of:=IF(AND([.$A482]&gt;=[.D$2];[.$A482]&lt;=[.D$3]);1;0)" office:value-type="float" office:value="0" calcext:value-type="float">
            <text:p>0</text:p>
          </table:table-cell>
          <table:table-cell table:formula="of:=IF(AND([.$A482]&gt;=[.E$2];[.$A482]&lt;=[.E$3]);1;0)" office:value-type="float" office:value="0" calcext:value-type="float">
            <text:p>0</text:p>
          </table:table-cell>
          <table:table-cell table:formula="of:=IF(AND([.$A482]&gt;=[.F$2];[.$A482]&lt;=[.F$3]);1;0)" office:value-type="float" office:value="1" calcext:value-type="float">
            <text:p>1</text:p>
          </table:table-cell>
          <table:table-cell table:formula="of:=IF(AND([.$A482]&gt;=[.G$2];[.$A482]&lt;=[.G$3]);1;0)" office:value-type="float" office:value="0" calcext:value-type="float">
            <text:p>0</text:p>
          </table:table-cell>
          <table:table-cell/>
          <table:table-cell office:value-type="float" office:value="-0.368795" calcext:value-type="float">
            <text:p>-0.368795</text:p>
          </table:table-cell>
          <table:table-cell table:formula="of:=IF(AND([.$A482]&gt;=[.J$2];[.$A482]&lt;=[.J$3]);1;0)" office:value-type="float" office:value="0" calcext:value-type="float">
            <text:p>0</text:p>
          </table:table-cell>
          <table:table-cell table:formula="of:=IF(AND([.$A482]&gt;=[.K$2];[.$A482]&lt;=[.K$3]);1;0)" office:value-type="float" office:value="0" calcext:value-type="float">
            <text:p>0</text:p>
          </table:table-cell>
          <table:table-cell table:formula="of:=IF(AND([.$A482]&gt;=[.L$2];[.$A482]&lt;=[.L$3]);1;0)" office:value-type="float" office:value="0" calcext:value-type="float">
            <text:p>0</text:p>
          </table:table-cell>
          <table:table-cell table:formula="of:=IF(AND([.$A482]&gt;=[.M$2];[.$A482]&lt;=[.M$3]);1;0)" office:value-type="float" office:value="0" calcext:value-type="float">
            <text:p>0</text:p>
          </table:table-cell>
          <table:table-cell table:formula="of:=IF(AND([.$A482]&gt;=[.N$2];[.$A482]&lt;=[.N$3]);1;0)" office:value-type="float" office:value="1" calcext:value-type="float">
            <text:p>1</text:p>
          </table:table-cell>
          <table:table-cell table:formula="of:=IF(AND([.$A482]&gt;=[.O$2];[.$A4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3898" calcext:value-type="float">
            <text:p>-0.733898</text:p>
          </table:table-cell>
          <table:table-cell table:formula="of:=IF(AND([.$A483]&gt;=[.B$2];[.$A483]&lt;=[.B$3]);1;0)" office:value-type="float" office:value="0" calcext:value-type="float">
            <text:p>0</text:p>
          </table:table-cell>
          <table:table-cell table:formula="of:=IF(AND([.$A483]&gt;=[.C$2];[.$A483]&lt;=[.C$3]);1;0)" office:value-type="float" office:value="0" calcext:value-type="float">
            <text:p>0</text:p>
          </table:table-cell>
          <table:table-cell table:formula="of:=IF(AND([.$A483]&gt;=[.D$2];[.$A483]&lt;=[.D$3]);1;0)" office:value-type="float" office:value="1" calcext:value-type="float">
            <text:p>1</text:p>
          </table:table-cell>
          <table:table-cell table:formula="of:=IF(AND([.$A483]&gt;=[.E$2];[.$A483]&lt;=[.E$3]);1;0)" office:value-type="float" office:value="0" calcext:value-type="float">
            <text:p>0</text:p>
          </table:table-cell>
          <table:table-cell table:formula="of:=IF(AND([.$A483]&gt;=[.F$2];[.$A483]&lt;=[.F$3]);1;0)" office:value-type="float" office:value="0" calcext:value-type="float">
            <text:p>0</text:p>
          </table:table-cell>
          <table:table-cell table:formula="of:=IF(AND([.$A483]&gt;=[.G$2];[.$A483]&lt;=[.G$3]);1;0)" office:value-type="float" office:value="0" calcext:value-type="float">
            <text:p>0</text:p>
          </table:table-cell>
          <table:table-cell/>
          <table:table-cell office:value-type="float" office:value="-0.453207" calcext:value-type="float">
            <text:p>-0.453207</text:p>
          </table:table-cell>
          <table:table-cell table:formula="of:=IF(AND([.$A483]&gt;=[.J$2];[.$A483]&lt;=[.J$3]);1;0)" office:value-type="float" office:value="0" calcext:value-type="float">
            <text:p>0</text:p>
          </table:table-cell>
          <table:table-cell table:formula="of:=IF(AND([.$A483]&gt;=[.K$2];[.$A483]&lt;=[.K$3]);1;0)" office:value-type="float" office:value="0" calcext:value-type="float">
            <text:p>0</text:p>
          </table:table-cell>
          <table:table-cell table:formula="of:=IF(AND([.$A483]&gt;=[.L$2];[.$A483]&lt;=[.L$3]);1;0)" office:value-type="float" office:value="1" calcext:value-type="float">
            <text:p>1</text:p>
          </table:table-cell>
          <table:table-cell table:formula="of:=IF(AND([.$A483]&gt;=[.M$2];[.$A483]&lt;=[.M$3]);1;0)" office:value-type="float" office:value="0" calcext:value-type="float">
            <text:p>0</text:p>
          </table:table-cell>
          <table:table-cell table:formula="of:=IF(AND([.$A483]&gt;=[.N$2];[.$A483]&lt;=[.N$3]);1;0)" office:value-type="float" office:value="0" calcext:value-type="float">
            <text:p>0</text:p>
          </table:table-cell>
          <table:table-cell table:formula="of:=IF(AND([.$A483]&gt;=[.O$2];[.$A4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5413" calcext:value-type="float">
            <text:p>-1.75413</text:p>
          </table:table-cell>
          <table:table-cell table:formula="of:=IF(AND([.$A484]&gt;=[.B$2];[.$A484]&lt;=[.B$3]);1;0)" office:value-type="float" office:value="0" calcext:value-type="float">
            <text:p>0</text:p>
          </table:table-cell>
          <table:table-cell table:formula="of:=IF(AND([.$A484]&gt;=[.C$2];[.$A484]&lt;=[.C$3]);1;0)" office:value-type="float" office:value="1" calcext:value-type="float">
            <text:p>1</text:p>
          </table:table-cell>
          <table:table-cell table:formula="of:=IF(AND([.$A484]&gt;=[.D$2];[.$A484]&lt;=[.D$3]);1;0)" office:value-type="float" office:value="0" calcext:value-type="float">
            <text:p>0</text:p>
          </table:table-cell>
          <table:table-cell table:formula="of:=IF(AND([.$A484]&gt;=[.E$2];[.$A484]&lt;=[.E$3]);1;0)" office:value-type="float" office:value="0" calcext:value-type="float">
            <text:p>0</text:p>
          </table:table-cell>
          <table:table-cell table:formula="of:=IF(AND([.$A484]&gt;=[.F$2];[.$A484]&lt;=[.F$3]);1;0)" office:value-type="float" office:value="0" calcext:value-type="float">
            <text:p>0</text:p>
          </table:table-cell>
          <table:table-cell table:formula="of:=IF(AND([.$A484]&gt;=[.G$2];[.$A484]&lt;=[.G$3]);1;0)" office:value-type="float" office:value="0" calcext:value-type="float">
            <text:p>0</text:p>
          </table:table-cell>
          <table:table-cell/>
          <table:table-cell office:value-type="float" office:value="1.85071" calcext:value-type="float">
            <text:p>1.85071</text:p>
          </table:table-cell>
          <table:table-cell table:formula="of:=IF(AND([.$A484]&gt;=[.J$2];[.$A484]&lt;=[.J$3]);1;0)" office:value-type="float" office:value="0" calcext:value-type="float">
            <text:p>0</text:p>
          </table:table-cell>
          <table:table-cell table:formula="of:=IF(AND([.$A484]&gt;=[.K$2];[.$A484]&lt;=[.K$3]);1;0)" office:value-type="float" office:value="1" calcext:value-type="float">
            <text:p>1</text:p>
          </table:table-cell>
          <table:table-cell table:formula="of:=IF(AND([.$A484]&gt;=[.L$2];[.$A484]&lt;=[.L$3]);1;0)" office:value-type="float" office:value="0" calcext:value-type="float">
            <text:p>0</text:p>
          </table:table-cell>
          <table:table-cell table:formula="of:=IF(AND([.$A484]&gt;=[.M$2];[.$A484]&lt;=[.M$3]);1;0)" office:value-type="float" office:value="0" calcext:value-type="float">
            <text:p>0</text:p>
          </table:table-cell>
          <table:table-cell table:formula="of:=IF(AND([.$A484]&gt;=[.N$2];[.$A484]&lt;=[.N$3]);1;0)" office:value-type="float" office:value="0" calcext:value-type="float">
            <text:p>0</text:p>
          </table:table-cell>
          <table:table-cell table:formula="of:=IF(AND([.$A484]&gt;=[.O$2];[.$A4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9292" calcext:value-type="float">
            <text:p>-0.779292</text:p>
          </table:table-cell>
          <table:table-cell table:formula="of:=IF(AND([.$A485]&gt;=[.B$2];[.$A485]&lt;=[.B$3]);1;0)" office:value-type="float" office:value="0" calcext:value-type="float">
            <text:p>0</text:p>
          </table:table-cell>
          <table:table-cell table:formula="of:=IF(AND([.$A485]&gt;=[.C$2];[.$A485]&lt;=[.C$3]);1;0)" office:value-type="float" office:value="0" calcext:value-type="float">
            <text:p>0</text:p>
          </table:table-cell>
          <table:table-cell table:formula="of:=IF(AND([.$A485]&gt;=[.D$2];[.$A485]&lt;=[.D$3]);1;0)" office:value-type="float" office:value="1" calcext:value-type="float">
            <text:p>1</text:p>
          </table:table-cell>
          <table:table-cell table:formula="of:=IF(AND([.$A485]&gt;=[.E$2];[.$A485]&lt;=[.E$3]);1;0)" office:value-type="float" office:value="0" calcext:value-type="float">
            <text:p>0</text:p>
          </table:table-cell>
          <table:table-cell table:formula="of:=IF(AND([.$A485]&gt;=[.F$2];[.$A485]&lt;=[.F$3]);1;0)" office:value-type="float" office:value="0" calcext:value-type="float">
            <text:p>0</text:p>
          </table:table-cell>
          <table:table-cell table:formula="of:=IF(AND([.$A485]&gt;=[.G$2];[.$A485]&lt;=[.G$3]);1;0)" office:value-type="float" office:value="0" calcext:value-type="float">
            <text:p>0</text:p>
          </table:table-cell>
          <table:table-cell/>
          <table:table-cell office:value-type="float" office:value="-0.386285" calcext:value-type="float">
            <text:p>-0.386285</text:p>
          </table:table-cell>
          <table:table-cell table:formula="of:=IF(AND([.$A485]&gt;=[.J$2];[.$A485]&lt;=[.J$3]);1;0)" office:value-type="float" office:value="0" calcext:value-type="float">
            <text:p>0</text:p>
          </table:table-cell>
          <table:table-cell table:formula="of:=IF(AND([.$A485]&gt;=[.K$2];[.$A485]&lt;=[.K$3]);1;0)" office:value-type="float" office:value="0" calcext:value-type="float">
            <text:p>0</text:p>
          </table:table-cell>
          <table:table-cell table:formula="of:=IF(AND([.$A485]&gt;=[.L$2];[.$A485]&lt;=[.L$3]);1;0)" office:value-type="float" office:value="1" calcext:value-type="float">
            <text:p>1</text:p>
          </table:table-cell>
          <table:table-cell table:formula="of:=IF(AND([.$A485]&gt;=[.M$2];[.$A485]&lt;=[.M$3]);1;0)" office:value-type="float" office:value="0" calcext:value-type="float">
            <text:p>0</text:p>
          </table:table-cell>
          <table:table-cell table:formula="of:=IF(AND([.$A485]&gt;=[.N$2];[.$A485]&lt;=[.N$3]);1;0)" office:value-type="float" office:value="0" calcext:value-type="float">
            <text:p>0</text:p>
          </table:table-cell>
          <table:table-cell table:formula="of:=IF(AND([.$A485]&gt;=[.O$2];[.$A4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6692" calcext:value-type="float">
            <text:p>-1.86692</text:p>
          </table:table-cell>
          <table:table-cell table:formula="of:=IF(AND([.$A486]&gt;=[.B$2];[.$A486]&lt;=[.B$3]);1;0)" office:value-type="float" office:value="0" calcext:value-type="float">
            <text:p>0</text:p>
          </table:table-cell>
          <table:table-cell table:formula="of:=IF(AND([.$A486]&gt;=[.C$2];[.$A486]&lt;=[.C$3]);1;0)" office:value-type="float" office:value="1" calcext:value-type="float">
            <text:p>1</text:p>
          </table:table-cell>
          <table:table-cell table:formula="of:=IF(AND([.$A486]&gt;=[.D$2];[.$A486]&lt;=[.D$3]);1;0)" office:value-type="float" office:value="0" calcext:value-type="float">
            <text:p>0</text:p>
          </table:table-cell>
          <table:table-cell table:formula="of:=IF(AND([.$A486]&gt;=[.E$2];[.$A486]&lt;=[.E$3]);1;0)" office:value-type="float" office:value="0" calcext:value-type="float">
            <text:p>0</text:p>
          </table:table-cell>
          <table:table-cell table:formula="of:=IF(AND([.$A486]&gt;=[.F$2];[.$A486]&lt;=[.F$3]);1;0)" office:value-type="float" office:value="0" calcext:value-type="float">
            <text:p>0</text:p>
          </table:table-cell>
          <table:table-cell table:formula="of:=IF(AND([.$A486]&gt;=[.G$2];[.$A486]&lt;=[.G$3]);1;0)" office:value-type="float" office:value="0" calcext:value-type="float">
            <text:p>0</text:p>
          </table:table-cell>
          <table:table-cell/>
          <table:table-cell office:value-type="float" office:value="0.235483" calcext:value-type="float">
            <text:p>0.235483</text:p>
          </table:table-cell>
          <table:table-cell table:formula="of:=IF(AND([.$A486]&gt;=[.J$2];[.$A486]&lt;=[.J$3]);1;0)" office:value-type="float" office:value="0" calcext:value-type="float">
            <text:p>0</text:p>
          </table:table-cell>
          <table:table-cell table:formula="of:=IF(AND([.$A486]&gt;=[.K$2];[.$A486]&lt;=[.K$3]);1;0)" office:value-type="float" office:value="1" calcext:value-type="float">
            <text:p>1</text:p>
          </table:table-cell>
          <table:table-cell table:formula="of:=IF(AND([.$A486]&gt;=[.L$2];[.$A486]&lt;=[.L$3]);1;0)" office:value-type="float" office:value="0" calcext:value-type="float">
            <text:p>0</text:p>
          </table:table-cell>
          <table:table-cell table:formula="of:=IF(AND([.$A486]&gt;=[.M$2];[.$A486]&lt;=[.M$3]);1;0)" office:value-type="float" office:value="0" calcext:value-type="float">
            <text:p>0</text:p>
          </table:table-cell>
          <table:table-cell table:formula="of:=IF(AND([.$A486]&gt;=[.N$2];[.$A486]&lt;=[.N$3]);1;0)" office:value-type="float" office:value="0" calcext:value-type="float">
            <text:p>0</text:p>
          </table:table-cell>
          <table:table-cell table:formula="of:=IF(AND([.$A486]&gt;=[.O$2];[.$A4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98" calcext:value-type="float">
            <text:p>1.73898</text:p>
          </table:table-cell>
          <table:table-cell table:formula="of:=IF(AND([.$A487]&gt;=[.B$2];[.$A487]&lt;=[.B$3]);1;0)" office:value-type="float" office:value="0" calcext:value-type="float">
            <text:p>0</text:p>
          </table:table-cell>
          <table:table-cell table:formula="of:=IF(AND([.$A487]&gt;=[.C$2];[.$A487]&lt;=[.C$3]);1;0)" office:value-type="float" office:value="0" calcext:value-type="float">
            <text:p>0</text:p>
          </table:table-cell>
          <table:table-cell table:formula="of:=IF(AND([.$A487]&gt;=[.D$2];[.$A487]&lt;=[.D$3]);1;0)" office:value-type="float" office:value="0" calcext:value-type="float">
            <text:p>0</text:p>
          </table:table-cell>
          <table:table-cell table:formula="of:=IF(AND([.$A487]&gt;=[.E$2];[.$A487]&lt;=[.E$3]);1;0)" office:value-type="float" office:value="0" calcext:value-type="float">
            <text:p>0</text:p>
          </table:table-cell>
          <table:table-cell table:formula="of:=IF(AND([.$A487]&gt;=[.F$2];[.$A487]&lt;=[.F$3]);1;0)" office:value-type="float" office:value="1" calcext:value-type="float">
            <text:p>1</text:p>
          </table:table-cell>
          <table:table-cell table:formula="of:=IF(AND([.$A487]&gt;=[.G$2];[.$A487]&lt;=[.G$3]);1;0)" office:value-type="float" office:value="0" calcext:value-type="float">
            <text:p>0</text:p>
          </table:table-cell>
          <table:table-cell/>
          <table:table-cell office:value-type="float" office:value="1.85175" calcext:value-type="float">
            <text:p>1.85175</text:p>
          </table:table-cell>
          <table:table-cell table:formula="of:=IF(AND([.$A487]&gt;=[.J$2];[.$A487]&lt;=[.J$3]);1;0)" office:value-type="float" office:value="0" calcext:value-type="float">
            <text:p>0</text:p>
          </table:table-cell>
          <table:table-cell table:formula="of:=IF(AND([.$A487]&gt;=[.K$2];[.$A487]&lt;=[.K$3]);1;0)" office:value-type="float" office:value="0" calcext:value-type="float">
            <text:p>0</text:p>
          </table:table-cell>
          <table:table-cell table:formula="of:=IF(AND([.$A487]&gt;=[.L$2];[.$A487]&lt;=[.L$3]);1;0)" office:value-type="float" office:value="0" calcext:value-type="float">
            <text:p>0</text:p>
          </table:table-cell>
          <table:table-cell table:formula="of:=IF(AND([.$A487]&gt;=[.M$2];[.$A487]&lt;=[.M$3]);1;0)" office:value-type="float" office:value="0" calcext:value-type="float">
            <text:p>0</text:p>
          </table:table-cell>
          <table:table-cell table:formula="of:=IF(AND([.$A487]&gt;=[.N$2];[.$A487]&lt;=[.N$3]);1;0)" office:value-type="float" office:value="1" calcext:value-type="float">
            <text:p>1</text:p>
          </table:table-cell>
          <table:table-cell table:formula="of:=IF(AND([.$A487]&gt;=[.O$2];[.$A4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7952" calcext:value-type="float">
            <text:p>0.817952</text:p>
          </table:table-cell>
          <table:table-cell table:formula="of:=IF(AND([.$A488]&gt;=[.B$2];[.$A488]&lt;=[.B$3]);1;0)" office:value-type="float" office:value="0" calcext:value-type="float">
            <text:p>0</text:p>
          </table:table-cell>
          <table:table-cell table:formula="of:=IF(AND([.$A488]&gt;=[.C$2];[.$A488]&lt;=[.C$3]);1;0)" office:value-type="float" office:value="0" calcext:value-type="float">
            <text:p>0</text:p>
          </table:table-cell>
          <table:table-cell table:formula="of:=IF(AND([.$A488]&gt;=[.D$2];[.$A488]&lt;=[.D$3]);1;0)" office:value-type="float" office:value="0" calcext:value-type="float">
            <text:p>0</text:p>
          </table:table-cell>
          <table:table-cell table:formula="of:=IF(AND([.$A488]&gt;=[.E$2];[.$A488]&lt;=[.E$3]);1;0)" office:value-type="float" office:value="1" calcext:value-type="float">
            <text:p>1</text:p>
          </table:table-cell>
          <table:table-cell table:formula="of:=IF(AND([.$A488]&gt;=[.F$2];[.$A488]&lt;=[.F$3]);1;0)" office:value-type="float" office:value="0" calcext:value-type="float">
            <text:p>0</text:p>
          </table:table-cell>
          <table:table-cell table:formula="of:=IF(AND([.$A488]&gt;=[.G$2];[.$A488]&lt;=[.G$3]);1;0)" office:value-type="float" office:value="0" calcext:value-type="float">
            <text:p>0</text:p>
          </table:table-cell>
          <table:table-cell/>
          <table:table-cell office:value-type="float" office:value="2.41216" calcext:value-type="float">
            <text:p>2.41216</text:p>
          </table:table-cell>
          <table:table-cell table:formula="of:=IF(AND([.$A488]&gt;=[.J$2];[.$A488]&lt;=[.J$3]);1;0)" office:value-type="float" office:value="0" calcext:value-type="float">
            <text:p>0</text:p>
          </table:table-cell>
          <table:table-cell table:formula="of:=IF(AND([.$A488]&gt;=[.K$2];[.$A488]&lt;=[.K$3]);1;0)" office:value-type="float" office:value="0" calcext:value-type="float">
            <text:p>0</text:p>
          </table:table-cell>
          <table:table-cell table:formula="of:=IF(AND([.$A488]&gt;=[.L$2];[.$A488]&lt;=[.L$3]);1;0)" office:value-type="float" office:value="0" calcext:value-type="float">
            <text:p>0</text:p>
          </table:table-cell>
          <table:table-cell table:formula="of:=IF(AND([.$A488]&gt;=[.M$2];[.$A488]&lt;=[.M$3]);1;0)" office:value-type="float" office:value="1" calcext:value-type="float">
            <text:p>1</text:p>
          </table:table-cell>
          <table:table-cell table:formula="of:=IF(AND([.$A488]&gt;=[.N$2];[.$A488]&lt;=[.N$3]);1;0)" office:value-type="float" office:value="0" calcext:value-type="float">
            <text:p>0</text:p>
          </table:table-cell>
          <table:table-cell table:formula="of:=IF(AND([.$A488]&gt;=[.O$2];[.$A4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3864" calcext:value-type="float">
            <text:p>0.0903864</text:p>
          </table:table-cell>
          <table:table-cell table:formula="of:=IF(AND([.$A489]&gt;=[.B$2];[.$A489]&lt;=[.B$3]);1;0)" office:value-type="float" office:value="0" calcext:value-type="float">
            <text:p>0</text:p>
          </table:table-cell>
          <table:table-cell table:formula="of:=IF(AND([.$A489]&gt;=[.C$2];[.$A489]&lt;=[.C$3]);1;0)" office:value-type="float" office:value="0" calcext:value-type="float">
            <text:p>0</text:p>
          </table:table-cell>
          <table:table-cell table:formula="of:=IF(AND([.$A489]&gt;=[.D$2];[.$A489]&lt;=[.D$3]);1;0)" office:value-type="float" office:value="0" calcext:value-type="float">
            <text:p>0</text:p>
          </table:table-cell>
          <table:table-cell table:formula="of:=IF(AND([.$A489]&gt;=[.E$2];[.$A489]&lt;=[.E$3]);1;0)" office:value-type="float" office:value="1" calcext:value-type="float">
            <text:p>1</text:p>
          </table:table-cell>
          <table:table-cell table:formula="of:=IF(AND([.$A489]&gt;=[.F$2];[.$A489]&lt;=[.F$3]);1;0)" office:value-type="float" office:value="0" calcext:value-type="float">
            <text:p>0</text:p>
          </table:table-cell>
          <table:table-cell table:formula="of:=IF(AND([.$A489]&gt;=[.G$2];[.$A489]&lt;=[.G$3]);1;0)" office:value-type="float" office:value="0" calcext:value-type="float">
            <text:p>0</text:p>
          </table:table-cell>
          <table:table-cell/>
          <table:table-cell office:value-type="float" office:value="-0.882462" calcext:value-type="float">
            <text:p>-0.882462</text:p>
          </table:table-cell>
          <table:table-cell table:formula="of:=IF(AND([.$A489]&gt;=[.J$2];[.$A489]&lt;=[.J$3]);1;0)" office:value-type="float" office:value="0" calcext:value-type="float">
            <text:p>0</text:p>
          </table:table-cell>
          <table:table-cell table:formula="of:=IF(AND([.$A489]&gt;=[.K$2];[.$A489]&lt;=[.K$3]);1;0)" office:value-type="float" office:value="0" calcext:value-type="float">
            <text:p>0</text:p>
          </table:table-cell>
          <table:table-cell table:formula="of:=IF(AND([.$A489]&gt;=[.L$2];[.$A489]&lt;=[.L$3]);1;0)" office:value-type="float" office:value="0" calcext:value-type="float">
            <text:p>0</text:p>
          </table:table-cell>
          <table:table-cell table:formula="of:=IF(AND([.$A489]&gt;=[.M$2];[.$A489]&lt;=[.M$3]);1;0)" office:value-type="float" office:value="1" calcext:value-type="float">
            <text:p>1</text:p>
          </table:table-cell>
          <table:table-cell table:formula="of:=IF(AND([.$A489]&gt;=[.N$2];[.$A489]&lt;=[.N$3]);1;0)" office:value-type="float" office:value="0" calcext:value-type="float">
            <text:p>0</text:p>
          </table:table-cell>
          <table:table-cell table:formula="of:=IF(AND([.$A489]&gt;=[.O$2];[.$A4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44249" calcext:value-type="float">
            <text:p>-0.0744249</text:p>
          </table:table-cell>
          <table:table-cell table:formula="of:=IF(AND([.$A490]&gt;=[.B$2];[.$A490]&lt;=[.B$3]);1;0)" office:value-type="float" office:value="0" calcext:value-type="float">
            <text:p>0</text:p>
          </table:table-cell>
          <table:table-cell table:formula="of:=IF(AND([.$A490]&gt;=[.C$2];[.$A490]&lt;=[.C$3]);1;0)" office:value-type="float" office:value="0" calcext:value-type="float">
            <text:p>0</text:p>
          </table:table-cell>
          <table:table-cell table:formula="of:=IF(AND([.$A490]&gt;=[.D$2];[.$A490]&lt;=[.D$3]);1;0)" office:value-type="float" office:value="1" calcext:value-type="float">
            <text:p>1</text:p>
          </table:table-cell>
          <table:table-cell table:formula="of:=IF(AND([.$A490]&gt;=[.E$2];[.$A490]&lt;=[.E$3]);1;0)" office:value-type="float" office:value="0" calcext:value-type="float">
            <text:p>0</text:p>
          </table:table-cell>
          <table:table-cell table:formula="of:=IF(AND([.$A490]&gt;=[.F$2];[.$A490]&lt;=[.F$3]);1;0)" office:value-type="float" office:value="0" calcext:value-type="float">
            <text:p>0</text:p>
          </table:table-cell>
          <table:table-cell table:formula="of:=IF(AND([.$A490]&gt;=[.G$2];[.$A490]&lt;=[.G$3]);1;0)" office:value-type="float" office:value="0" calcext:value-type="float">
            <text:p>0</text:p>
          </table:table-cell>
          <table:table-cell/>
          <table:table-cell office:value-type="float" office:value="-0.385555" calcext:value-type="float">
            <text:p>-0.385555</text:p>
          </table:table-cell>
          <table:table-cell table:formula="of:=IF(AND([.$A490]&gt;=[.J$2];[.$A490]&lt;=[.J$3]);1;0)" office:value-type="float" office:value="0" calcext:value-type="float">
            <text:p>0</text:p>
          </table:table-cell>
          <table:table-cell table:formula="of:=IF(AND([.$A490]&gt;=[.K$2];[.$A490]&lt;=[.K$3]);1;0)" office:value-type="float" office:value="0" calcext:value-type="float">
            <text:p>0</text:p>
          </table:table-cell>
          <table:table-cell table:formula="of:=IF(AND([.$A490]&gt;=[.L$2];[.$A490]&lt;=[.L$3]);1;0)" office:value-type="float" office:value="1" calcext:value-type="float">
            <text:p>1</text:p>
          </table:table-cell>
          <table:table-cell table:formula="of:=IF(AND([.$A490]&gt;=[.M$2];[.$A490]&lt;=[.M$3]);1;0)" office:value-type="float" office:value="0" calcext:value-type="float">
            <text:p>0</text:p>
          </table:table-cell>
          <table:table-cell table:formula="of:=IF(AND([.$A490]&gt;=[.N$2];[.$A490]&lt;=[.N$3]);1;0)" office:value-type="float" office:value="0" calcext:value-type="float">
            <text:p>0</text:p>
          </table:table-cell>
          <table:table-cell table:formula="of:=IF(AND([.$A490]&gt;=[.O$2];[.$A4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74" calcext:value-type="float">
            <text:p>0.52474</text:p>
          </table:table-cell>
          <table:table-cell table:formula="of:=IF(AND([.$A491]&gt;=[.B$2];[.$A491]&lt;=[.B$3]);1;0)" office:value-type="float" office:value="0" calcext:value-type="float">
            <text:p>0</text:p>
          </table:table-cell>
          <table:table-cell table:formula="of:=IF(AND([.$A491]&gt;=[.C$2];[.$A491]&lt;=[.C$3]);1;0)" office:value-type="float" office:value="0" calcext:value-type="float">
            <text:p>0</text:p>
          </table:table-cell>
          <table:table-cell table:formula="of:=IF(AND([.$A491]&gt;=[.D$2];[.$A491]&lt;=[.D$3]);1;0)" office:value-type="float" office:value="0" calcext:value-type="float">
            <text:p>0</text:p>
          </table:table-cell>
          <table:table-cell table:formula="of:=IF(AND([.$A491]&gt;=[.E$2];[.$A491]&lt;=[.E$3]);1;0)" office:value-type="float" office:value="1" calcext:value-type="float">
            <text:p>1</text:p>
          </table:table-cell>
          <table:table-cell table:formula="of:=IF(AND([.$A491]&gt;=[.F$2];[.$A491]&lt;=[.F$3]);1;0)" office:value-type="float" office:value="0" calcext:value-type="float">
            <text:p>0</text:p>
          </table:table-cell>
          <table:table-cell table:formula="of:=IF(AND([.$A491]&gt;=[.G$2];[.$A491]&lt;=[.G$3]);1;0)" office:value-type="float" office:value="0" calcext:value-type="float">
            <text:p>0</text:p>
          </table:table-cell>
          <table:table-cell/>
          <table:table-cell office:value-type="float" office:value="0.517404" calcext:value-type="float">
            <text:p>0.517404</text:p>
          </table:table-cell>
          <table:table-cell table:formula="of:=IF(AND([.$A491]&gt;=[.J$2];[.$A491]&lt;=[.J$3]);1;0)" office:value-type="float" office:value="0" calcext:value-type="float">
            <text:p>0</text:p>
          </table:table-cell>
          <table:table-cell table:formula="of:=IF(AND([.$A491]&gt;=[.K$2];[.$A491]&lt;=[.K$3]);1;0)" office:value-type="float" office:value="0" calcext:value-type="float">
            <text:p>0</text:p>
          </table:table-cell>
          <table:table-cell table:formula="of:=IF(AND([.$A491]&gt;=[.L$2];[.$A491]&lt;=[.L$3]);1;0)" office:value-type="float" office:value="0" calcext:value-type="float">
            <text:p>0</text:p>
          </table:table-cell>
          <table:table-cell table:formula="of:=IF(AND([.$A491]&gt;=[.M$2];[.$A491]&lt;=[.M$3]);1;0)" office:value-type="float" office:value="1" calcext:value-type="float">
            <text:p>1</text:p>
          </table:table-cell>
          <table:table-cell table:formula="of:=IF(AND([.$A491]&gt;=[.N$2];[.$A491]&lt;=[.N$3]);1;0)" office:value-type="float" office:value="0" calcext:value-type="float">
            <text:p>0</text:p>
          </table:table-cell>
          <table:table-cell table:formula="of:=IF(AND([.$A491]&gt;=[.O$2];[.$A4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134" calcext:value-type="float">
            <text:p>-0.53134</text:p>
          </table:table-cell>
          <table:table-cell table:formula="of:=IF(AND([.$A492]&gt;=[.B$2];[.$A492]&lt;=[.B$3]);1;0)" office:value-type="float" office:value="0" calcext:value-type="float">
            <text:p>0</text:p>
          </table:table-cell>
          <table:table-cell table:formula="of:=IF(AND([.$A492]&gt;=[.C$2];[.$A492]&lt;=[.C$3]);1;0)" office:value-type="float" office:value="0" calcext:value-type="float">
            <text:p>0</text:p>
          </table:table-cell>
          <table:table-cell table:formula="of:=IF(AND([.$A492]&gt;=[.D$2];[.$A492]&lt;=[.D$3]);1;0)" office:value-type="float" office:value="1" calcext:value-type="float">
            <text:p>1</text:p>
          </table:table-cell>
          <table:table-cell table:formula="of:=IF(AND([.$A492]&gt;=[.E$2];[.$A492]&lt;=[.E$3]);1;0)" office:value-type="float" office:value="0" calcext:value-type="float">
            <text:p>0</text:p>
          </table:table-cell>
          <table:table-cell table:formula="of:=IF(AND([.$A492]&gt;=[.F$2];[.$A492]&lt;=[.F$3]);1;0)" office:value-type="float" office:value="0" calcext:value-type="float">
            <text:p>0</text:p>
          </table:table-cell>
          <table:table-cell table:formula="of:=IF(AND([.$A492]&gt;=[.G$2];[.$A492]&lt;=[.G$3]);1;0)" office:value-type="float" office:value="0" calcext:value-type="float">
            <text:p>0</text:p>
          </table:table-cell>
          <table:table-cell/>
          <table:table-cell office:value-type="float" office:value="1.45255" calcext:value-type="float">
            <text:p>1.45255</text:p>
          </table:table-cell>
          <table:table-cell table:formula="of:=IF(AND([.$A492]&gt;=[.J$2];[.$A492]&lt;=[.J$3]);1;0)" office:value-type="float" office:value="0" calcext:value-type="float">
            <text:p>0</text:p>
          </table:table-cell>
          <table:table-cell table:formula="of:=IF(AND([.$A492]&gt;=[.K$2];[.$A492]&lt;=[.K$3]);1;0)" office:value-type="float" office:value="0" calcext:value-type="float">
            <text:p>0</text:p>
          </table:table-cell>
          <table:table-cell table:formula="of:=IF(AND([.$A492]&gt;=[.L$2];[.$A492]&lt;=[.L$3]);1;0)" office:value-type="float" office:value="1" calcext:value-type="float">
            <text:p>1</text:p>
          </table:table-cell>
          <table:table-cell table:formula="of:=IF(AND([.$A492]&gt;=[.M$2];[.$A492]&lt;=[.M$3]);1;0)" office:value-type="float" office:value="0" calcext:value-type="float">
            <text:p>0</text:p>
          </table:table-cell>
          <table:table-cell table:formula="of:=IF(AND([.$A492]&gt;=[.N$2];[.$A492]&lt;=[.N$3]);1;0)" office:value-type="float" office:value="0" calcext:value-type="float">
            <text:p>0</text:p>
          </table:table-cell>
          <table:table-cell table:formula="of:=IF(AND([.$A492]&gt;=[.O$2];[.$A4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2272" calcext:value-type="float">
            <text:p>-1.12272</text:p>
          </table:table-cell>
          <table:table-cell table:formula="of:=IF(AND([.$A493]&gt;=[.B$2];[.$A493]&lt;=[.B$3]);1;0)" office:value-type="float" office:value="0" calcext:value-type="float">
            <text:p>0</text:p>
          </table:table-cell>
          <table:table-cell table:formula="of:=IF(AND([.$A493]&gt;=[.C$2];[.$A493]&lt;=[.C$3]);1;0)" office:value-type="float" office:value="1" calcext:value-type="float">
            <text:p>1</text:p>
          </table:table-cell>
          <table:table-cell table:formula="of:=IF(AND([.$A493]&gt;=[.D$2];[.$A493]&lt;=[.D$3]);1;0)" office:value-type="float" office:value="0" calcext:value-type="float">
            <text:p>0</text:p>
          </table:table-cell>
          <table:table-cell table:formula="of:=IF(AND([.$A493]&gt;=[.E$2];[.$A493]&lt;=[.E$3]);1;0)" office:value-type="float" office:value="0" calcext:value-type="float">
            <text:p>0</text:p>
          </table:table-cell>
          <table:table-cell table:formula="of:=IF(AND([.$A493]&gt;=[.F$2];[.$A493]&lt;=[.F$3]);1;0)" office:value-type="float" office:value="0" calcext:value-type="float">
            <text:p>0</text:p>
          </table:table-cell>
          <table:table-cell table:formula="of:=IF(AND([.$A493]&gt;=[.G$2];[.$A493]&lt;=[.G$3]);1;0)" office:value-type="float" office:value="0" calcext:value-type="float">
            <text:p>0</text:p>
          </table:table-cell>
          <table:table-cell/>
          <table:table-cell office:value-type="float" office:value="1.10893" calcext:value-type="float">
            <text:p>1.10893</text:p>
          </table:table-cell>
          <table:table-cell table:formula="of:=IF(AND([.$A493]&gt;=[.J$2];[.$A493]&lt;=[.J$3]);1;0)" office:value-type="float" office:value="0" calcext:value-type="float">
            <text:p>0</text:p>
          </table:table-cell>
          <table:table-cell table:formula="of:=IF(AND([.$A493]&gt;=[.K$2];[.$A493]&lt;=[.K$3]);1;0)" office:value-type="float" office:value="1" calcext:value-type="float">
            <text:p>1</text:p>
          </table:table-cell>
          <table:table-cell table:formula="of:=IF(AND([.$A493]&gt;=[.L$2];[.$A493]&lt;=[.L$3]);1;0)" office:value-type="float" office:value="0" calcext:value-type="float">
            <text:p>0</text:p>
          </table:table-cell>
          <table:table-cell table:formula="of:=IF(AND([.$A493]&gt;=[.M$2];[.$A493]&lt;=[.M$3]);1;0)" office:value-type="float" office:value="0" calcext:value-type="float">
            <text:p>0</text:p>
          </table:table-cell>
          <table:table-cell table:formula="of:=IF(AND([.$A493]&gt;=[.N$2];[.$A493]&lt;=[.N$3]);1;0)" office:value-type="float" office:value="0" calcext:value-type="float">
            <text:p>0</text:p>
          </table:table-cell>
          <table:table-cell table:formula="of:=IF(AND([.$A493]&gt;=[.O$2];[.$A4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323" calcext:value-type="float">
            <text:p>1.39323</text:p>
          </table:table-cell>
          <table:table-cell table:formula="of:=IF(AND([.$A494]&gt;=[.B$2];[.$A494]&lt;=[.B$3]);1;0)" office:value-type="float" office:value="0" calcext:value-type="float">
            <text:p>0</text:p>
          </table:table-cell>
          <table:table-cell table:formula="of:=IF(AND([.$A494]&gt;=[.C$2];[.$A494]&lt;=[.C$3]);1;0)" office:value-type="float" office:value="0" calcext:value-type="float">
            <text:p>0</text:p>
          </table:table-cell>
          <table:table-cell table:formula="of:=IF(AND([.$A494]&gt;=[.D$2];[.$A494]&lt;=[.D$3]);1;0)" office:value-type="float" office:value="0" calcext:value-type="float">
            <text:p>0</text:p>
          </table:table-cell>
          <table:table-cell table:formula="of:=IF(AND([.$A494]&gt;=[.E$2];[.$A494]&lt;=[.E$3]);1;0)" office:value-type="float" office:value="0" calcext:value-type="float">
            <text:p>0</text:p>
          </table:table-cell>
          <table:table-cell table:formula="of:=IF(AND([.$A494]&gt;=[.F$2];[.$A494]&lt;=[.F$3]);1;0)" office:value-type="float" office:value="1" calcext:value-type="float">
            <text:p>1</text:p>
          </table:table-cell>
          <table:table-cell table:formula="of:=IF(AND([.$A494]&gt;=[.G$2];[.$A494]&lt;=[.G$3]);1;0)" office:value-type="float" office:value="0" calcext:value-type="float">
            <text:p>0</text:p>
          </table:table-cell>
          <table:table-cell/>
          <table:table-cell office:value-type="float" office:value="-0.344323" calcext:value-type="float">
            <text:p>-0.344323</text:p>
          </table:table-cell>
          <table:table-cell table:formula="of:=IF(AND([.$A494]&gt;=[.J$2];[.$A494]&lt;=[.J$3]);1;0)" office:value-type="float" office:value="0" calcext:value-type="float">
            <text:p>0</text:p>
          </table:table-cell>
          <table:table-cell table:formula="of:=IF(AND([.$A494]&gt;=[.K$2];[.$A494]&lt;=[.K$3]);1;0)" office:value-type="float" office:value="0" calcext:value-type="float">
            <text:p>0</text:p>
          </table:table-cell>
          <table:table-cell table:formula="of:=IF(AND([.$A494]&gt;=[.L$2];[.$A494]&lt;=[.L$3]);1;0)" office:value-type="float" office:value="0" calcext:value-type="float">
            <text:p>0</text:p>
          </table:table-cell>
          <table:table-cell table:formula="of:=IF(AND([.$A494]&gt;=[.M$2];[.$A494]&lt;=[.M$3]);1;0)" office:value-type="float" office:value="0" calcext:value-type="float">
            <text:p>0</text:p>
          </table:table-cell>
          <table:table-cell table:formula="of:=IF(AND([.$A494]&gt;=[.N$2];[.$A494]&lt;=[.N$3]);1;0)" office:value-type="float" office:value="1" calcext:value-type="float">
            <text:p>1</text:p>
          </table:table-cell>
          <table:table-cell table:formula="of:=IF(AND([.$A494]&gt;=[.O$2];[.$A4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9868" calcext:value-type="float">
            <text:p>-0.269868</text:p>
          </table:table-cell>
          <table:table-cell table:formula="of:=IF(AND([.$A495]&gt;=[.B$2];[.$A495]&lt;=[.B$3]);1;0)" office:value-type="float" office:value="0" calcext:value-type="float">
            <text:p>0</text:p>
          </table:table-cell>
          <table:table-cell table:formula="of:=IF(AND([.$A495]&gt;=[.C$2];[.$A495]&lt;=[.C$3]);1;0)" office:value-type="float" office:value="0" calcext:value-type="float">
            <text:p>0</text:p>
          </table:table-cell>
          <table:table-cell table:formula="of:=IF(AND([.$A495]&gt;=[.D$2];[.$A495]&lt;=[.D$3]);1;0)" office:value-type="float" office:value="1" calcext:value-type="float">
            <text:p>1</text:p>
          </table:table-cell>
          <table:table-cell table:formula="of:=IF(AND([.$A495]&gt;=[.E$2];[.$A495]&lt;=[.E$3]);1;0)" office:value-type="float" office:value="0" calcext:value-type="float">
            <text:p>0</text:p>
          </table:table-cell>
          <table:table-cell table:formula="of:=IF(AND([.$A495]&gt;=[.F$2];[.$A495]&lt;=[.F$3]);1;0)" office:value-type="float" office:value="0" calcext:value-type="float">
            <text:p>0</text:p>
          </table:table-cell>
          <table:table-cell table:formula="of:=IF(AND([.$A495]&gt;=[.G$2];[.$A495]&lt;=[.G$3]);1;0)" office:value-type="float" office:value="0" calcext:value-type="float">
            <text:p>0</text:p>
          </table:table-cell>
          <table:table-cell/>
          <table:table-cell office:value-type="float" office:value="-0.159744" calcext:value-type="float">
            <text:p>-0.159744</text:p>
          </table:table-cell>
          <table:table-cell table:formula="of:=IF(AND([.$A495]&gt;=[.J$2];[.$A495]&lt;=[.J$3]);1;0)" office:value-type="float" office:value="0" calcext:value-type="float">
            <text:p>0</text:p>
          </table:table-cell>
          <table:table-cell table:formula="of:=IF(AND([.$A495]&gt;=[.K$2];[.$A495]&lt;=[.K$3]);1;0)" office:value-type="float" office:value="0" calcext:value-type="float">
            <text:p>0</text:p>
          </table:table-cell>
          <table:table-cell table:formula="of:=IF(AND([.$A495]&gt;=[.L$2];[.$A495]&lt;=[.L$3]);1;0)" office:value-type="float" office:value="1" calcext:value-type="float">
            <text:p>1</text:p>
          </table:table-cell>
          <table:table-cell table:formula="of:=IF(AND([.$A495]&gt;=[.M$2];[.$A495]&lt;=[.M$3]);1;0)" office:value-type="float" office:value="0" calcext:value-type="float">
            <text:p>0</text:p>
          </table:table-cell>
          <table:table-cell table:formula="of:=IF(AND([.$A495]&gt;=[.N$2];[.$A495]&lt;=[.N$3]);1;0)" office:value-type="float" office:value="0" calcext:value-type="float">
            <text:p>0</text:p>
          </table:table-cell>
          <table:table-cell table:formula="of:=IF(AND([.$A495]&gt;=[.O$2];[.$A4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452" calcext:value-type="float">
            <text:p>0.956452</text:p>
          </table:table-cell>
          <table:table-cell table:formula="of:=IF(AND([.$A496]&gt;=[.B$2];[.$A496]&lt;=[.B$3]);1;0)" office:value-type="float" office:value="0" calcext:value-type="float">
            <text:p>0</text:p>
          </table:table-cell>
          <table:table-cell table:formula="of:=IF(AND([.$A496]&gt;=[.C$2];[.$A496]&lt;=[.C$3]);1;0)" office:value-type="float" office:value="0" calcext:value-type="float">
            <text:p>0</text:p>
          </table:table-cell>
          <table:table-cell table:formula="of:=IF(AND([.$A496]&gt;=[.D$2];[.$A496]&lt;=[.D$3]);1;0)" office:value-type="float" office:value="0" calcext:value-type="float">
            <text:p>0</text:p>
          </table:table-cell>
          <table:table-cell table:formula="of:=IF(AND([.$A496]&gt;=[.E$2];[.$A496]&lt;=[.E$3]);1;0)" office:value-type="float" office:value="1" calcext:value-type="float">
            <text:p>1</text:p>
          </table:table-cell>
          <table:table-cell table:formula="of:=IF(AND([.$A496]&gt;=[.F$2];[.$A496]&lt;=[.F$3]);1;0)" office:value-type="float" office:value="0" calcext:value-type="float">
            <text:p>0</text:p>
          </table:table-cell>
          <table:table-cell table:formula="of:=IF(AND([.$A496]&gt;=[.G$2];[.$A496]&lt;=[.G$3]);1;0)" office:value-type="float" office:value="0" calcext:value-type="float">
            <text:p>0</text:p>
          </table:table-cell>
          <table:table-cell/>
          <table:table-cell office:value-type="float" office:value="-1.28529" calcext:value-type="float">
            <text:p>-1.28529</text:p>
          </table:table-cell>
          <table:table-cell table:formula="of:=IF(AND([.$A496]&gt;=[.J$2];[.$A496]&lt;=[.J$3]);1;0)" office:value-type="float" office:value="0" calcext:value-type="float">
            <text:p>0</text:p>
          </table:table-cell>
          <table:table-cell table:formula="of:=IF(AND([.$A496]&gt;=[.K$2];[.$A496]&lt;=[.K$3]);1;0)" office:value-type="float" office:value="0" calcext:value-type="float">
            <text:p>0</text:p>
          </table:table-cell>
          <table:table-cell table:formula="of:=IF(AND([.$A496]&gt;=[.L$2];[.$A496]&lt;=[.L$3]);1;0)" office:value-type="float" office:value="0" calcext:value-type="float">
            <text:p>0</text:p>
          </table:table-cell>
          <table:table-cell table:formula="of:=IF(AND([.$A496]&gt;=[.M$2];[.$A496]&lt;=[.M$3]);1;0)" office:value-type="float" office:value="1" calcext:value-type="float">
            <text:p>1</text:p>
          </table:table-cell>
          <table:table-cell table:formula="of:=IF(AND([.$A496]&gt;=[.N$2];[.$A496]&lt;=[.N$3]);1;0)" office:value-type="float" office:value="0" calcext:value-type="float">
            <text:p>0</text:p>
          </table:table-cell>
          <table:table-cell table:formula="of:=IF(AND([.$A496]&gt;=[.O$2];[.$A4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111" calcext:value-type="float">
            <text:p>2.18111</text:p>
          </table:table-cell>
          <table:table-cell table:formula="of:=IF(AND([.$A497]&gt;=[.B$2];[.$A497]&lt;=[.B$3]);1;0)" office:value-type="float" office:value="0" calcext:value-type="float">
            <text:p>0</text:p>
          </table:table-cell>
          <table:table-cell table:formula="of:=IF(AND([.$A497]&gt;=[.C$2];[.$A497]&lt;=[.C$3]);1;0)" office:value-type="float" office:value="0" calcext:value-type="float">
            <text:p>0</text:p>
          </table:table-cell>
          <table:table-cell table:formula="of:=IF(AND([.$A497]&gt;=[.D$2];[.$A497]&lt;=[.D$3]);1;0)" office:value-type="float" office:value="0" calcext:value-type="float">
            <text:p>0</text:p>
          </table:table-cell>
          <table:table-cell table:formula="of:=IF(AND([.$A497]&gt;=[.E$2];[.$A497]&lt;=[.E$3]);1;0)" office:value-type="float" office:value="0" calcext:value-type="float">
            <text:p>0</text:p>
          </table:table-cell>
          <table:table-cell table:formula="of:=IF(AND([.$A497]&gt;=[.F$2];[.$A497]&lt;=[.F$3]);1;0)" office:value-type="float" office:value="0" calcext:value-type="float">
            <text:p>0</text:p>
          </table:table-cell>
          <table:table-cell table:formula="of:=IF(AND([.$A497]&gt;=[.G$2];[.$A497]&lt;=[.G$3]);1;0)" office:value-type="float" office:value="1" calcext:value-type="float">
            <text:p>1</text:p>
          </table:table-cell>
          <table:table-cell/>
          <table:table-cell office:value-type="float" office:value="0.18277" calcext:value-type="float">
            <text:p>0.18277</text:p>
          </table:table-cell>
          <table:table-cell table:formula="of:=IF(AND([.$A497]&gt;=[.J$2];[.$A497]&lt;=[.J$3]);1;0)" office:value-type="float" office:value="0" calcext:value-type="float">
            <text:p>0</text:p>
          </table:table-cell>
          <table:table-cell table:formula="of:=IF(AND([.$A497]&gt;=[.K$2];[.$A497]&lt;=[.K$3]);1;0)" office:value-type="float" office:value="0" calcext:value-type="float">
            <text:p>0</text:p>
          </table:table-cell>
          <table:table-cell table:formula="of:=IF(AND([.$A497]&gt;=[.L$2];[.$A497]&lt;=[.L$3]);1;0)" office:value-type="float" office:value="0" calcext:value-type="float">
            <text:p>0</text:p>
          </table:table-cell>
          <table:table-cell table:formula="of:=IF(AND([.$A497]&gt;=[.M$2];[.$A497]&lt;=[.M$3]);1;0)" office:value-type="float" office:value="0" calcext:value-type="float">
            <text:p>0</text:p>
          </table:table-cell>
          <table:table-cell table:formula="of:=IF(AND([.$A497]&gt;=[.N$2];[.$A497]&lt;=[.N$3]);1;0)" office:value-type="float" office:value="0" calcext:value-type="float">
            <text:p>0</text:p>
          </table:table-cell>
          <table:table-cell table:formula="of:=IF(AND([.$A497]&gt;=[.O$2];[.$A497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1179" calcext:value-type="float">
            <text:p>0.621179</text:p>
          </table:table-cell>
          <table:table-cell table:formula="of:=IF(AND([.$A498]&gt;=[.B$2];[.$A498]&lt;=[.B$3]);1;0)" office:value-type="float" office:value="0" calcext:value-type="float">
            <text:p>0</text:p>
          </table:table-cell>
          <table:table-cell table:formula="of:=IF(AND([.$A498]&gt;=[.C$2];[.$A498]&lt;=[.C$3]);1;0)" office:value-type="float" office:value="0" calcext:value-type="float">
            <text:p>0</text:p>
          </table:table-cell>
          <table:table-cell table:formula="of:=IF(AND([.$A498]&gt;=[.D$2];[.$A498]&lt;=[.D$3]);1;0)" office:value-type="float" office:value="0" calcext:value-type="float">
            <text:p>0</text:p>
          </table:table-cell>
          <table:table-cell table:formula="of:=IF(AND([.$A498]&gt;=[.E$2];[.$A498]&lt;=[.E$3]);1;0)" office:value-type="float" office:value="1" calcext:value-type="float">
            <text:p>1</text:p>
          </table:table-cell>
          <table:table-cell table:formula="of:=IF(AND([.$A498]&gt;=[.F$2];[.$A498]&lt;=[.F$3]);1;0)" office:value-type="float" office:value="0" calcext:value-type="float">
            <text:p>0</text:p>
          </table:table-cell>
          <table:table-cell table:formula="of:=IF(AND([.$A498]&gt;=[.G$2];[.$A498]&lt;=[.G$3]);1;0)" office:value-type="float" office:value="0" calcext:value-type="float">
            <text:p>0</text:p>
          </table:table-cell>
          <table:table-cell/>
          <table:table-cell office:value-type="float" office:value="-0.494476" calcext:value-type="float">
            <text:p>-0.494476</text:p>
          </table:table-cell>
          <table:table-cell table:formula="of:=IF(AND([.$A498]&gt;=[.J$2];[.$A498]&lt;=[.J$3]);1;0)" office:value-type="float" office:value="0" calcext:value-type="float">
            <text:p>0</text:p>
          </table:table-cell>
          <table:table-cell table:formula="of:=IF(AND([.$A498]&gt;=[.K$2];[.$A498]&lt;=[.K$3]);1;0)" office:value-type="float" office:value="0" calcext:value-type="float">
            <text:p>0</text:p>
          </table:table-cell>
          <table:table-cell table:formula="of:=IF(AND([.$A498]&gt;=[.L$2];[.$A498]&lt;=[.L$3]);1;0)" office:value-type="float" office:value="0" calcext:value-type="float">
            <text:p>0</text:p>
          </table:table-cell>
          <table:table-cell table:formula="of:=IF(AND([.$A498]&gt;=[.M$2];[.$A498]&lt;=[.M$3]);1;0)" office:value-type="float" office:value="1" calcext:value-type="float">
            <text:p>1</text:p>
          </table:table-cell>
          <table:table-cell table:formula="of:=IF(AND([.$A498]&gt;=[.N$2];[.$A498]&lt;=[.N$3]);1;0)" office:value-type="float" office:value="0" calcext:value-type="float">
            <text:p>0</text:p>
          </table:table-cell>
          <table:table-cell table:formula="of:=IF(AND([.$A498]&gt;=[.O$2];[.$A4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5272" calcext:value-type="float">
            <text:p>-0.525272</text:p>
          </table:table-cell>
          <table:table-cell table:formula="of:=IF(AND([.$A499]&gt;=[.B$2];[.$A499]&lt;=[.B$3]);1;0)" office:value-type="float" office:value="0" calcext:value-type="float">
            <text:p>0</text:p>
          </table:table-cell>
          <table:table-cell table:formula="of:=IF(AND([.$A499]&gt;=[.C$2];[.$A499]&lt;=[.C$3]);1;0)" office:value-type="float" office:value="0" calcext:value-type="float">
            <text:p>0</text:p>
          </table:table-cell>
          <table:table-cell table:formula="of:=IF(AND([.$A499]&gt;=[.D$2];[.$A499]&lt;=[.D$3]);1;0)" office:value-type="float" office:value="1" calcext:value-type="float">
            <text:p>1</text:p>
          </table:table-cell>
          <table:table-cell table:formula="of:=IF(AND([.$A499]&gt;=[.E$2];[.$A499]&lt;=[.E$3]);1;0)" office:value-type="float" office:value="0" calcext:value-type="float">
            <text:p>0</text:p>
          </table:table-cell>
          <table:table-cell table:formula="of:=IF(AND([.$A499]&gt;=[.F$2];[.$A499]&lt;=[.F$3]);1;0)" office:value-type="float" office:value="0" calcext:value-type="float">
            <text:p>0</text:p>
          </table:table-cell>
          <table:table-cell table:formula="of:=IF(AND([.$A499]&gt;=[.G$2];[.$A499]&lt;=[.G$3]);1;0)" office:value-type="float" office:value="0" calcext:value-type="float">
            <text:p>0</text:p>
          </table:table-cell>
          <table:table-cell/>
          <table:table-cell office:value-type="float" office:value="-0.375889" calcext:value-type="float">
            <text:p>-0.375889</text:p>
          </table:table-cell>
          <table:table-cell table:formula="of:=IF(AND([.$A499]&gt;=[.J$2];[.$A499]&lt;=[.J$3]);1;0)" office:value-type="float" office:value="0" calcext:value-type="float">
            <text:p>0</text:p>
          </table:table-cell>
          <table:table-cell table:formula="of:=IF(AND([.$A499]&gt;=[.K$2];[.$A499]&lt;=[.K$3]);1;0)" office:value-type="float" office:value="0" calcext:value-type="float">
            <text:p>0</text:p>
          </table:table-cell>
          <table:table-cell table:formula="of:=IF(AND([.$A499]&gt;=[.L$2];[.$A499]&lt;=[.L$3]);1;0)" office:value-type="float" office:value="1" calcext:value-type="float">
            <text:p>1</text:p>
          </table:table-cell>
          <table:table-cell table:formula="of:=IF(AND([.$A499]&gt;=[.M$2];[.$A499]&lt;=[.M$3]);1;0)" office:value-type="float" office:value="0" calcext:value-type="float">
            <text:p>0</text:p>
          </table:table-cell>
          <table:table-cell table:formula="of:=IF(AND([.$A499]&gt;=[.N$2];[.$A499]&lt;=[.N$3]);1;0)" office:value-type="float" office:value="0" calcext:value-type="float">
            <text:p>0</text:p>
          </table:table-cell>
          <table:table-cell table:formula="of:=IF(AND([.$A499]&gt;=[.O$2];[.$A4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577" calcext:value-type="float">
            <text:p>2.20577</text:p>
          </table:table-cell>
          <table:table-cell table:formula="of:=IF(AND([.$A500]&gt;=[.B$2];[.$A500]&lt;=[.B$3]);1;0)" office:value-type="float" office:value="0" calcext:value-type="float">
            <text:p>0</text:p>
          </table:table-cell>
          <table:table-cell table:formula="of:=IF(AND([.$A500]&gt;=[.C$2];[.$A500]&lt;=[.C$3]);1;0)" office:value-type="float" office:value="0" calcext:value-type="float">
            <text:p>0</text:p>
          </table:table-cell>
          <table:table-cell table:formula="of:=IF(AND([.$A500]&gt;=[.D$2];[.$A500]&lt;=[.D$3]);1;0)" office:value-type="float" office:value="0" calcext:value-type="float">
            <text:p>0</text:p>
          </table:table-cell>
          <table:table-cell table:formula="of:=IF(AND([.$A500]&gt;=[.E$2];[.$A500]&lt;=[.E$3]);1;0)" office:value-type="float" office:value="0" calcext:value-type="float">
            <text:p>0</text:p>
          </table:table-cell>
          <table:table-cell table:formula="of:=IF(AND([.$A500]&gt;=[.F$2];[.$A500]&lt;=[.F$3]);1;0)" office:value-type="float" office:value="0" calcext:value-type="float">
            <text:p>0</text:p>
          </table:table-cell>
          <table:table-cell table:formula="of:=IF(AND([.$A500]&gt;=[.G$2];[.$A500]&lt;=[.G$3]);1;0)" office:value-type="float" office:value="1" calcext:value-type="float">
            <text:p>1</text:p>
          </table:table-cell>
          <table:table-cell/>
          <table:table-cell office:value-type="float" office:value="0.550403" calcext:value-type="float">
            <text:p>0.550403</text:p>
          </table:table-cell>
          <table:table-cell table:formula="of:=IF(AND([.$A500]&gt;=[.J$2];[.$A500]&lt;=[.J$3]);1;0)" office:value-type="float" office:value="0" calcext:value-type="float">
            <text:p>0</text:p>
          </table:table-cell>
          <table:table-cell table:formula="of:=IF(AND([.$A500]&gt;=[.K$2];[.$A500]&lt;=[.K$3]);1;0)" office:value-type="float" office:value="0" calcext:value-type="float">
            <text:p>0</text:p>
          </table:table-cell>
          <table:table-cell table:formula="of:=IF(AND([.$A500]&gt;=[.L$2];[.$A500]&lt;=[.L$3]);1;0)" office:value-type="float" office:value="0" calcext:value-type="float">
            <text:p>0</text:p>
          </table:table-cell>
          <table:table-cell table:formula="of:=IF(AND([.$A500]&gt;=[.M$2];[.$A500]&lt;=[.M$3]);1;0)" office:value-type="float" office:value="0" calcext:value-type="float">
            <text:p>0</text:p>
          </table:table-cell>
          <table:table-cell table:formula="of:=IF(AND([.$A500]&gt;=[.N$2];[.$A500]&lt;=[.N$3]);1;0)" office:value-type="float" office:value="0" calcext:value-type="float">
            <text:p>0</text:p>
          </table:table-cell>
          <table:table-cell table:formula="of:=IF(AND([.$A500]&gt;=[.O$2];[.$A500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13077" calcext:value-type="float">
            <text:p>-1.13077</text:p>
          </table:table-cell>
          <table:table-cell table:formula="of:=IF(AND([.$A501]&gt;=[.B$2];[.$A501]&lt;=[.B$3]);1;0)" office:value-type="float" office:value="0" calcext:value-type="float">
            <text:p>0</text:p>
          </table:table-cell>
          <table:table-cell table:formula="of:=IF(AND([.$A501]&gt;=[.C$2];[.$A501]&lt;=[.C$3]);1;0)" office:value-type="float" office:value="1" calcext:value-type="float">
            <text:p>1</text:p>
          </table:table-cell>
          <table:table-cell table:formula="of:=IF(AND([.$A501]&gt;=[.D$2];[.$A501]&lt;=[.D$3]);1;0)" office:value-type="float" office:value="0" calcext:value-type="float">
            <text:p>0</text:p>
          </table:table-cell>
          <table:table-cell table:formula="of:=IF(AND([.$A501]&gt;=[.E$2];[.$A501]&lt;=[.E$3]);1;0)" office:value-type="float" office:value="0" calcext:value-type="float">
            <text:p>0</text:p>
          </table:table-cell>
          <table:table-cell table:formula="of:=IF(AND([.$A501]&gt;=[.F$2];[.$A501]&lt;=[.F$3]);1;0)" office:value-type="float" office:value="0" calcext:value-type="float">
            <text:p>0</text:p>
          </table:table-cell>
          <table:table-cell table:formula="of:=IF(AND([.$A501]&gt;=[.G$2];[.$A501]&lt;=[.G$3]);1;0)" office:value-type="float" office:value="0" calcext:value-type="float">
            <text:p>0</text:p>
          </table:table-cell>
          <table:table-cell/>
          <table:table-cell office:value-type="float" office:value="0.459221" calcext:value-type="float">
            <text:p>0.459221</text:p>
          </table:table-cell>
          <table:table-cell table:formula="of:=IF(AND([.$A501]&gt;=[.J$2];[.$A501]&lt;=[.J$3]);1;0)" office:value-type="float" office:value="0" calcext:value-type="float">
            <text:p>0</text:p>
          </table:table-cell>
          <table:table-cell table:formula="of:=IF(AND([.$A501]&gt;=[.K$2];[.$A501]&lt;=[.K$3]);1;0)" office:value-type="float" office:value="1" calcext:value-type="float">
            <text:p>1</text:p>
          </table:table-cell>
          <table:table-cell table:formula="of:=IF(AND([.$A501]&gt;=[.L$2];[.$A501]&lt;=[.L$3]);1;0)" office:value-type="float" office:value="0" calcext:value-type="float">
            <text:p>0</text:p>
          </table:table-cell>
          <table:table-cell table:formula="of:=IF(AND([.$A501]&gt;=[.M$2];[.$A501]&lt;=[.M$3]);1;0)" office:value-type="float" office:value="0" calcext:value-type="float">
            <text:p>0</text:p>
          </table:table-cell>
          <table:table-cell table:formula="of:=IF(AND([.$A501]&gt;=[.N$2];[.$A501]&lt;=[.N$3]);1;0)" office:value-type="float" office:value="0" calcext:value-type="float">
            <text:p>0</text:p>
          </table:table-cell>
          <table:table-cell table:formula="of:=IF(AND([.$A501]&gt;=[.O$2];[.$A5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3385" calcext:value-type="float">
            <text:p>0.713385</text:p>
          </table:table-cell>
          <table:table-cell table:formula="of:=IF(AND([.$A502]&gt;=[.B$2];[.$A502]&lt;=[.B$3]);1;0)" office:value-type="float" office:value="0" calcext:value-type="float">
            <text:p>0</text:p>
          </table:table-cell>
          <table:table-cell table:formula="of:=IF(AND([.$A502]&gt;=[.C$2];[.$A502]&lt;=[.C$3]);1;0)" office:value-type="float" office:value="0" calcext:value-type="float">
            <text:p>0</text:p>
          </table:table-cell>
          <table:table-cell table:formula="of:=IF(AND([.$A502]&gt;=[.D$2];[.$A502]&lt;=[.D$3]);1;0)" office:value-type="float" office:value="0" calcext:value-type="float">
            <text:p>0</text:p>
          </table:table-cell>
          <table:table-cell table:formula="of:=IF(AND([.$A502]&gt;=[.E$2];[.$A502]&lt;=[.E$3]);1;0)" office:value-type="float" office:value="1" calcext:value-type="float">
            <text:p>1</text:p>
          </table:table-cell>
          <table:table-cell table:formula="of:=IF(AND([.$A502]&gt;=[.F$2];[.$A502]&lt;=[.F$3]);1;0)" office:value-type="float" office:value="0" calcext:value-type="float">
            <text:p>0</text:p>
          </table:table-cell>
          <table:table-cell table:formula="of:=IF(AND([.$A502]&gt;=[.G$2];[.$A502]&lt;=[.G$3]);1;0)" office:value-type="float" office:value="0" calcext:value-type="float">
            <text:p>0</text:p>
          </table:table-cell>
          <table:table-cell/>
          <table:table-cell office:value-type="float" office:value="-0.166971" calcext:value-type="float">
            <text:p>-0.166971</text:p>
          </table:table-cell>
          <table:table-cell table:formula="of:=IF(AND([.$A502]&gt;=[.J$2];[.$A502]&lt;=[.J$3]);1;0)" office:value-type="float" office:value="0" calcext:value-type="float">
            <text:p>0</text:p>
          </table:table-cell>
          <table:table-cell table:formula="of:=IF(AND([.$A502]&gt;=[.K$2];[.$A502]&lt;=[.K$3]);1;0)" office:value-type="float" office:value="0" calcext:value-type="float">
            <text:p>0</text:p>
          </table:table-cell>
          <table:table-cell table:formula="of:=IF(AND([.$A502]&gt;=[.L$2];[.$A502]&lt;=[.L$3]);1;0)" office:value-type="float" office:value="0" calcext:value-type="float">
            <text:p>0</text:p>
          </table:table-cell>
          <table:table-cell table:formula="of:=IF(AND([.$A502]&gt;=[.M$2];[.$A502]&lt;=[.M$3]);1;0)" office:value-type="float" office:value="1" calcext:value-type="float">
            <text:p>1</text:p>
          </table:table-cell>
          <table:table-cell table:formula="of:=IF(AND([.$A502]&gt;=[.N$2];[.$A502]&lt;=[.N$3]);1;0)" office:value-type="float" office:value="0" calcext:value-type="float">
            <text:p>0</text:p>
          </table:table-cell>
          <table:table-cell table:formula="of:=IF(AND([.$A502]&gt;=[.O$2];[.$A5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553" calcext:value-type="float">
            <text:p>-0.72553</text:p>
          </table:table-cell>
          <table:table-cell table:formula="of:=IF(AND([.$A503]&gt;=[.B$2];[.$A503]&lt;=[.B$3]);1;0)" office:value-type="float" office:value="0" calcext:value-type="float">
            <text:p>0</text:p>
          </table:table-cell>
          <table:table-cell table:formula="of:=IF(AND([.$A503]&gt;=[.C$2];[.$A503]&lt;=[.C$3]);1;0)" office:value-type="float" office:value="0" calcext:value-type="float">
            <text:p>0</text:p>
          </table:table-cell>
          <table:table-cell table:formula="of:=IF(AND([.$A503]&gt;=[.D$2];[.$A503]&lt;=[.D$3]);1;0)" office:value-type="float" office:value="1" calcext:value-type="float">
            <text:p>1</text:p>
          </table:table-cell>
          <table:table-cell table:formula="of:=IF(AND([.$A503]&gt;=[.E$2];[.$A503]&lt;=[.E$3]);1;0)" office:value-type="float" office:value="0" calcext:value-type="float">
            <text:p>0</text:p>
          </table:table-cell>
          <table:table-cell table:formula="of:=IF(AND([.$A503]&gt;=[.F$2];[.$A503]&lt;=[.F$3]);1;0)" office:value-type="float" office:value="0" calcext:value-type="float">
            <text:p>0</text:p>
          </table:table-cell>
          <table:table-cell table:formula="of:=IF(AND([.$A503]&gt;=[.G$2];[.$A503]&lt;=[.G$3]);1;0)" office:value-type="float" office:value="0" calcext:value-type="float">
            <text:p>0</text:p>
          </table:table-cell>
          <table:table-cell/>
          <table:table-cell office:value-type="float" office:value="0.0397526" calcext:value-type="float">
            <text:p>0.0397526</text:p>
          </table:table-cell>
          <table:table-cell table:formula="of:=IF(AND([.$A503]&gt;=[.J$2];[.$A503]&lt;=[.J$3]);1;0)" office:value-type="float" office:value="0" calcext:value-type="float">
            <text:p>0</text:p>
          </table:table-cell>
          <table:table-cell table:formula="of:=IF(AND([.$A503]&gt;=[.K$2];[.$A503]&lt;=[.K$3]);1;0)" office:value-type="float" office:value="0" calcext:value-type="float">
            <text:p>0</text:p>
          </table:table-cell>
          <table:table-cell table:formula="of:=IF(AND([.$A503]&gt;=[.L$2];[.$A503]&lt;=[.L$3]);1;0)" office:value-type="float" office:value="1" calcext:value-type="float">
            <text:p>1</text:p>
          </table:table-cell>
          <table:table-cell table:formula="of:=IF(AND([.$A503]&gt;=[.M$2];[.$A503]&lt;=[.M$3]);1;0)" office:value-type="float" office:value="0" calcext:value-type="float">
            <text:p>0</text:p>
          </table:table-cell>
          <table:table-cell table:formula="of:=IF(AND([.$A503]&gt;=[.N$2];[.$A503]&lt;=[.N$3]);1;0)" office:value-type="float" office:value="0" calcext:value-type="float">
            <text:p>0</text:p>
          </table:table-cell>
          <table:table-cell table:formula="of:=IF(AND([.$A503]&gt;=[.O$2];[.$A5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7055" calcext:value-type="float">
            <text:p>-0.147055</text:p>
          </table:table-cell>
          <table:table-cell table:formula="of:=IF(AND([.$A504]&gt;=[.B$2];[.$A504]&lt;=[.B$3]);1;0)" office:value-type="float" office:value="0" calcext:value-type="float">
            <text:p>0</text:p>
          </table:table-cell>
          <table:table-cell table:formula="of:=IF(AND([.$A504]&gt;=[.C$2];[.$A504]&lt;=[.C$3]);1;0)" office:value-type="float" office:value="0" calcext:value-type="float">
            <text:p>0</text:p>
          </table:table-cell>
          <table:table-cell table:formula="of:=IF(AND([.$A504]&gt;=[.D$2];[.$A504]&lt;=[.D$3]);1;0)" office:value-type="float" office:value="1" calcext:value-type="float">
            <text:p>1</text:p>
          </table:table-cell>
          <table:table-cell table:formula="of:=IF(AND([.$A504]&gt;=[.E$2];[.$A504]&lt;=[.E$3]);1;0)" office:value-type="float" office:value="0" calcext:value-type="float">
            <text:p>0</text:p>
          </table:table-cell>
          <table:table-cell table:formula="of:=IF(AND([.$A504]&gt;=[.F$2];[.$A504]&lt;=[.F$3]);1;0)" office:value-type="float" office:value="0" calcext:value-type="float">
            <text:p>0</text:p>
          </table:table-cell>
          <table:table-cell table:formula="of:=IF(AND([.$A504]&gt;=[.G$2];[.$A504]&lt;=[.G$3]);1;0)" office:value-type="float" office:value="0" calcext:value-type="float">
            <text:p>0</text:p>
          </table:table-cell>
          <table:table-cell/>
          <table:table-cell office:value-type="float" office:value="1.14481" calcext:value-type="float">
            <text:p>1.14481</text:p>
          </table:table-cell>
          <table:table-cell table:formula="of:=IF(AND([.$A504]&gt;=[.J$2];[.$A504]&lt;=[.J$3]);1;0)" office:value-type="float" office:value="0" calcext:value-type="float">
            <text:p>0</text:p>
          </table:table-cell>
          <table:table-cell table:formula="of:=IF(AND([.$A504]&gt;=[.K$2];[.$A504]&lt;=[.K$3]);1;0)" office:value-type="float" office:value="0" calcext:value-type="float">
            <text:p>0</text:p>
          </table:table-cell>
          <table:table-cell table:formula="of:=IF(AND([.$A504]&gt;=[.L$2];[.$A504]&lt;=[.L$3]);1;0)" office:value-type="float" office:value="1" calcext:value-type="float">
            <text:p>1</text:p>
          </table:table-cell>
          <table:table-cell table:formula="of:=IF(AND([.$A504]&gt;=[.M$2];[.$A504]&lt;=[.M$3]);1;0)" office:value-type="float" office:value="0" calcext:value-type="float">
            <text:p>0</text:p>
          </table:table-cell>
          <table:table-cell table:formula="of:=IF(AND([.$A504]&gt;=[.N$2];[.$A504]&lt;=[.N$3]);1;0)" office:value-type="float" office:value="0" calcext:value-type="float">
            <text:p>0</text:p>
          </table:table-cell>
          <table:table-cell table:formula="of:=IF(AND([.$A504]&gt;=[.O$2];[.$A5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27642" calcext:value-type="float">
            <text:p>-0.0127642</text:p>
          </table:table-cell>
          <table:table-cell table:formula="of:=IF(AND([.$A505]&gt;=[.B$2];[.$A505]&lt;=[.B$3]);1;0)" office:value-type="float" office:value="0" calcext:value-type="float">
            <text:p>0</text:p>
          </table:table-cell>
          <table:table-cell table:formula="of:=IF(AND([.$A505]&gt;=[.C$2];[.$A505]&lt;=[.C$3]);1;0)" office:value-type="float" office:value="0" calcext:value-type="float">
            <text:p>0</text:p>
          </table:table-cell>
          <table:table-cell table:formula="of:=IF(AND([.$A505]&gt;=[.D$2];[.$A505]&lt;=[.D$3]);1;0)" office:value-type="float" office:value="1" calcext:value-type="float">
            <text:p>1</text:p>
          </table:table-cell>
          <table:table-cell table:formula="of:=IF(AND([.$A505]&gt;=[.E$2];[.$A505]&lt;=[.E$3]);1;0)" office:value-type="float" office:value="0" calcext:value-type="float">
            <text:p>0</text:p>
          </table:table-cell>
          <table:table-cell table:formula="of:=IF(AND([.$A505]&gt;=[.F$2];[.$A505]&lt;=[.F$3]);1;0)" office:value-type="float" office:value="0" calcext:value-type="float">
            <text:p>0</text:p>
          </table:table-cell>
          <table:table-cell table:formula="of:=IF(AND([.$A505]&gt;=[.G$2];[.$A505]&lt;=[.G$3]);1;0)" office:value-type="float" office:value="0" calcext:value-type="float">
            <text:p>0</text:p>
          </table:table-cell>
          <table:table-cell/>
          <table:table-cell office:value-type="float" office:value="-0.703884" calcext:value-type="float">
            <text:p>-0.703884</text:p>
          </table:table-cell>
          <table:table-cell table:formula="of:=IF(AND([.$A505]&gt;=[.J$2];[.$A505]&lt;=[.J$3]);1;0)" office:value-type="float" office:value="0" calcext:value-type="float">
            <text:p>0</text:p>
          </table:table-cell>
          <table:table-cell table:formula="of:=IF(AND([.$A505]&gt;=[.K$2];[.$A505]&lt;=[.K$3]);1;0)" office:value-type="float" office:value="0" calcext:value-type="float">
            <text:p>0</text:p>
          </table:table-cell>
          <table:table-cell table:formula="of:=IF(AND([.$A505]&gt;=[.L$2];[.$A505]&lt;=[.L$3]);1;0)" office:value-type="float" office:value="1" calcext:value-type="float">
            <text:p>1</text:p>
          </table:table-cell>
          <table:table-cell table:formula="of:=IF(AND([.$A505]&gt;=[.M$2];[.$A505]&lt;=[.M$3]);1;0)" office:value-type="float" office:value="0" calcext:value-type="float">
            <text:p>0</text:p>
          </table:table-cell>
          <table:table-cell table:formula="of:=IF(AND([.$A505]&gt;=[.N$2];[.$A505]&lt;=[.N$3]);1;0)" office:value-type="float" office:value="0" calcext:value-type="float">
            <text:p>0</text:p>
          </table:table-cell>
          <table:table-cell table:formula="of:=IF(AND([.$A505]&gt;=[.O$2];[.$A5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3203" calcext:value-type="float">
            <text:p>-1.13203</text:p>
          </table:table-cell>
          <table:table-cell table:formula="of:=IF(AND([.$A506]&gt;=[.B$2];[.$A506]&lt;=[.B$3]);1;0)" office:value-type="float" office:value="0" calcext:value-type="float">
            <text:p>0</text:p>
          </table:table-cell>
          <table:table-cell table:formula="of:=IF(AND([.$A506]&gt;=[.C$2];[.$A506]&lt;=[.C$3]);1;0)" office:value-type="float" office:value="1" calcext:value-type="float">
            <text:p>1</text:p>
          </table:table-cell>
          <table:table-cell table:formula="of:=IF(AND([.$A506]&gt;=[.D$2];[.$A506]&lt;=[.D$3]);1;0)" office:value-type="float" office:value="0" calcext:value-type="float">
            <text:p>0</text:p>
          </table:table-cell>
          <table:table-cell table:formula="of:=IF(AND([.$A506]&gt;=[.E$2];[.$A506]&lt;=[.E$3]);1;0)" office:value-type="float" office:value="0" calcext:value-type="float">
            <text:p>0</text:p>
          </table:table-cell>
          <table:table-cell table:formula="of:=IF(AND([.$A506]&gt;=[.F$2];[.$A506]&lt;=[.F$3]);1;0)" office:value-type="float" office:value="0" calcext:value-type="float">
            <text:p>0</text:p>
          </table:table-cell>
          <table:table-cell table:formula="of:=IF(AND([.$A506]&gt;=[.G$2];[.$A506]&lt;=[.G$3]);1;0)" office:value-type="float" office:value="0" calcext:value-type="float">
            <text:p>0</text:p>
          </table:table-cell>
          <table:table-cell/>
          <table:table-cell office:value-type="float" office:value="-0.440565" calcext:value-type="float">
            <text:p>-0.440565</text:p>
          </table:table-cell>
          <table:table-cell table:formula="of:=IF(AND([.$A506]&gt;=[.J$2];[.$A506]&lt;=[.J$3]);1;0)" office:value-type="float" office:value="0" calcext:value-type="float">
            <text:p>0</text:p>
          </table:table-cell>
          <table:table-cell table:formula="of:=IF(AND([.$A506]&gt;=[.K$2];[.$A506]&lt;=[.K$3]);1;0)" office:value-type="float" office:value="1" calcext:value-type="float">
            <text:p>1</text:p>
          </table:table-cell>
          <table:table-cell table:formula="of:=IF(AND([.$A506]&gt;=[.L$2];[.$A506]&lt;=[.L$3]);1;0)" office:value-type="float" office:value="0" calcext:value-type="float">
            <text:p>0</text:p>
          </table:table-cell>
          <table:table-cell table:formula="of:=IF(AND([.$A506]&gt;=[.M$2];[.$A506]&lt;=[.M$3]);1;0)" office:value-type="float" office:value="0" calcext:value-type="float">
            <text:p>0</text:p>
          </table:table-cell>
          <table:table-cell table:formula="of:=IF(AND([.$A506]&gt;=[.N$2];[.$A506]&lt;=[.N$3]);1;0)" office:value-type="float" office:value="0" calcext:value-type="float">
            <text:p>0</text:p>
          </table:table-cell>
          <table:table-cell table:formula="of:=IF(AND([.$A506]&gt;=[.O$2];[.$A5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87" calcext:value-type="float">
            <text:p>1.37887</text:p>
          </table:table-cell>
          <table:table-cell table:formula="of:=IF(AND([.$A507]&gt;=[.B$2];[.$A507]&lt;=[.B$3]);1;0)" office:value-type="float" office:value="0" calcext:value-type="float">
            <text:p>0</text:p>
          </table:table-cell>
          <table:table-cell table:formula="of:=IF(AND([.$A507]&gt;=[.C$2];[.$A507]&lt;=[.C$3]);1;0)" office:value-type="float" office:value="0" calcext:value-type="float">
            <text:p>0</text:p>
          </table:table-cell>
          <table:table-cell table:formula="of:=IF(AND([.$A507]&gt;=[.D$2];[.$A507]&lt;=[.D$3]);1;0)" office:value-type="float" office:value="0" calcext:value-type="float">
            <text:p>0</text:p>
          </table:table-cell>
          <table:table-cell table:formula="of:=IF(AND([.$A507]&gt;=[.E$2];[.$A507]&lt;=[.E$3]);1;0)" office:value-type="float" office:value="0" calcext:value-type="float">
            <text:p>0</text:p>
          </table:table-cell>
          <table:table-cell table:formula="of:=IF(AND([.$A507]&gt;=[.F$2];[.$A507]&lt;=[.F$3]);1;0)" office:value-type="float" office:value="1" calcext:value-type="float">
            <text:p>1</text:p>
          </table:table-cell>
          <table:table-cell table:formula="of:=IF(AND([.$A507]&gt;=[.G$2];[.$A507]&lt;=[.G$3]);1;0)" office:value-type="float" office:value="0" calcext:value-type="float">
            <text:p>0</text:p>
          </table:table-cell>
          <table:table-cell/>
          <table:table-cell office:value-type="float" office:value="-0.436588" calcext:value-type="float">
            <text:p>-0.436588</text:p>
          </table:table-cell>
          <table:table-cell table:formula="of:=IF(AND([.$A507]&gt;=[.J$2];[.$A507]&lt;=[.J$3]);1;0)" office:value-type="float" office:value="0" calcext:value-type="float">
            <text:p>0</text:p>
          </table:table-cell>
          <table:table-cell table:formula="of:=IF(AND([.$A507]&gt;=[.K$2];[.$A507]&lt;=[.K$3]);1;0)" office:value-type="float" office:value="0" calcext:value-type="float">
            <text:p>0</text:p>
          </table:table-cell>
          <table:table-cell table:formula="of:=IF(AND([.$A507]&gt;=[.L$2];[.$A507]&lt;=[.L$3]);1;0)" office:value-type="float" office:value="0" calcext:value-type="float">
            <text:p>0</text:p>
          </table:table-cell>
          <table:table-cell table:formula="of:=IF(AND([.$A507]&gt;=[.M$2];[.$A507]&lt;=[.M$3]);1;0)" office:value-type="float" office:value="0" calcext:value-type="float">
            <text:p>0</text:p>
          </table:table-cell>
          <table:table-cell table:formula="of:=IF(AND([.$A507]&gt;=[.N$2];[.$A507]&lt;=[.N$3]);1;0)" office:value-type="float" office:value="1" calcext:value-type="float">
            <text:p>1</text:p>
          </table:table-cell>
          <table:table-cell table:formula="of:=IF(AND([.$A507]&gt;=[.O$2];[.$A5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4235" calcext:value-type="float">
            <text:p>-0.964235</text:p>
          </table:table-cell>
          <table:table-cell table:formula="of:=IF(AND([.$A508]&gt;=[.B$2];[.$A508]&lt;=[.B$3]);1;0)" office:value-type="float" office:value="0" calcext:value-type="float">
            <text:p>0</text:p>
          </table:table-cell>
          <table:table-cell table:formula="of:=IF(AND([.$A508]&gt;=[.C$2];[.$A508]&lt;=[.C$3]);1;0)" office:value-type="float" office:value="0" calcext:value-type="float">
            <text:p>0</text:p>
          </table:table-cell>
          <table:table-cell table:formula="of:=IF(AND([.$A508]&gt;=[.D$2];[.$A508]&lt;=[.D$3]);1;0)" office:value-type="float" office:value="1" calcext:value-type="float">
            <text:p>1</text:p>
          </table:table-cell>
          <table:table-cell table:formula="of:=IF(AND([.$A508]&gt;=[.E$2];[.$A508]&lt;=[.E$3]);1;0)" office:value-type="float" office:value="0" calcext:value-type="float">
            <text:p>0</text:p>
          </table:table-cell>
          <table:table-cell table:formula="of:=IF(AND([.$A508]&gt;=[.F$2];[.$A508]&lt;=[.F$3]);1;0)" office:value-type="float" office:value="0" calcext:value-type="float">
            <text:p>0</text:p>
          </table:table-cell>
          <table:table-cell table:formula="of:=IF(AND([.$A508]&gt;=[.G$2];[.$A508]&lt;=[.G$3]);1;0)" office:value-type="float" office:value="0" calcext:value-type="float">
            <text:p>0</text:p>
          </table:table-cell>
          <table:table-cell/>
          <table:table-cell office:value-type="float" office:value="0.975295" calcext:value-type="float">
            <text:p>0.975295</text:p>
          </table:table-cell>
          <table:table-cell table:formula="of:=IF(AND([.$A508]&gt;=[.J$2];[.$A508]&lt;=[.J$3]);1;0)" office:value-type="float" office:value="0" calcext:value-type="float">
            <text:p>0</text:p>
          </table:table-cell>
          <table:table-cell table:formula="of:=IF(AND([.$A508]&gt;=[.K$2];[.$A508]&lt;=[.K$3]);1;0)" office:value-type="float" office:value="0" calcext:value-type="float">
            <text:p>0</text:p>
          </table:table-cell>
          <table:table-cell table:formula="of:=IF(AND([.$A508]&gt;=[.L$2];[.$A508]&lt;=[.L$3]);1;0)" office:value-type="float" office:value="1" calcext:value-type="float">
            <text:p>1</text:p>
          </table:table-cell>
          <table:table-cell table:formula="of:=IF(AND([.$A508]&gt;=[.M$2];[.$A508]&lt;=[.M$3]);1;0)" office:value-type="float" office:value="0" calcext:value-type="float">
            <text:p>0</text:p>
          </table:table-cell>
          <table:table-cell table:formula="of:=IF(AND([.$A508]&gt;=[.N$2];[.$A508]&lt;=[.N$3]);1;0)" office:value-type="float" office:value="0" calcext:value-type="float">
            <text:p>0</text:p>
          </table:table-cell>
          <table:table-cell table:formula="of:=IF(AND([.$A508]&gt;=[.O$2];[.$A5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542" calcext:value-type="float">
            <text:p>1.63542</text:p>
          </table:table-cell>
          <table:table-cell table:formula="of:=IF(AND([.$A509]&gt;=[.B$2];[.$A509]&lt;=[.B$3]);1;0)" office:value-type="float" office:value="0" calcext:value-type="float">
            <text:p>0</text:p>
          </table:table-cell>
          <table:table-cell table:formula="of:=IF(AND([.$A509]&gt;=[.C$2];[.$A509]&lt;=[.C$3]);1;0)" office:value-type="float" office:value="0" calcext:value-type="float">
            <text:p>0</text:p>
          </table:table-cell>
          <table:table-cell table:formula="of:=IF(AND([.$A509]&gt;=[.D$2];[.$A509]&lt;=[.D$3]);1;0)" office:value-type="float" office:value="0" calcext:value-type="float">
            <text:p>0</text:p>
          </table:table-cell>
          <table:table-cell table:formula="of:=IF(AND([.$A509]&gt;=[.E$2];[.$A509]&lt;=[.E$3]);1;0)" office:value-type="float" office:value="0" calcext:value-type="float">
            <text:p>0</text:p>
          </table:table-cell>
          <table:table-cell table:formula="of:=IF(AND([.$A509]&gt;=[.F$2];[.$A509]&lt;=[.F$3]);1;0)" office:value-type="float" office:value="1" calcext:value-type="float">
            <text:p>1</text:p>
          </table:table-cell>
          <table:table-cell table:formula="of:=IF(AND([.$A509]&gt;=[.G$2];[.$A509]&lt;=[.G$3]);1;0)" office:value-type="float" office:value="0" calcext:value-type="float">
            <text:p>0</text:p>
          </table:table-cell>
          <table:table-cell/>
          <table:table-cell office:value-type="float" office:value="1.00825" calcext:value-type="float">
            <text:p>1.00825</text:p>
          </table:table-cell>
          <table:table-cell table:formula="of:=IF(AND([.$A509]&gt;=[.J$2];[.$A509]&lt;=[.J$3]);1;0)" office:value-type="float" office:value="0" calcext:value-type="float">
            <text:p>0</text:p>
          </table:table-cell>
          <table:table-cell table:formula="of:=IF(AND([.$A509]&gt;=[.K$2];[.$A509]&lt;=[.K$3]);1;0)" office:value-type="float" office:value="0" calcext:value-type="float">
            <text:p>0</text:p>
          </table:table-cell>
          <table:table-cell table:formula="of:=IF(AND([.$A509]&gt;=[.L$2];[.$A509]&lt;=[.L$3]);1;0)" office:value-type="float" office:value="0" calcext:value-type="float">
            <text:p>0</text:p>
          </table:table-cell>
          <table:table-cell table:formula="of:=IF(AND([.$A509]&gt;=[.M$2];[.$A509]&lt;=[.M$3]);1;0)" office:value-type="float" office:value="0" calcext:value-type="float">
            <text:p>0</text:p>
          </table:table-cell>
          <table:table-cell table:formula="of:=IF(AND([.$A509]&gt;=[.N$2];[.$A509]&lt;=[.N$3]);1;0)" office:value-type="float" office:value="1" calcext:value-type="float">
            <text:p>1</text:p>
          </table:table-cell>
          <table:table-cell table:formula="of:=IF(AND([.$A509]&gt;=[.O$2];[.$A5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2039" calcext:value-type="float">
            <text:p>-1.52039</text:p>
          </table:table-cell>
          <table:table-cell table:formula="of:=IF(AND([.$A510]&gt;=[.B$2];[.$A510]&lt;=[.B$3]);1;0)" office:value-type="float" office:value="0" calcext:value-type="float">
            <text:p>0</text:p>
          </table:table-cell>
          <table:table-cell table:formula="of:=IF(AND([.$A510]&gt;=[.C$2];[.$A510]&lt;=[.C$3]);1;0)" office:value-type="float" office:value="1" calcext:value-type="float">
            <text:p>1</text:p>
          </table:table-cell>
          <table:table-cell table:formula="of:=IF(AND([.$A510]&gt;=[.D$2];[.$A510]&lt;=[.D$3]);1;0)" office:value-type="float" office:value="0" calcext:value-type="float">
            <text:p>0</text:p>
          </table:table-cell>
          <table:table-cell table:formula="of:=IF(AND([.$A510]&gt;=[.E$2];[.$A510]&lt;=[.E$3]);1;0)" office:value-type="float" office:value="0" calcext:value-type="float">
            <text:p>0</text:p>
          </table:table-cell>
          <table:table-cell table:formula="of:=IF(AND([.$A510]&gt;=[.F$2];[.$A510]&lt;=[.F$3]);1;0)" office:value-type="float" office:value="0" calcext:value-type="float">
            <text:p>0</text:p>
          </table:table-cell>
          <table:table-cell table:formula="of:=IF(AND([.$A510]&gt;=[.G$2];[.$A510]&lt;=[.G$3]);1;0)" office:value-type="float" office:value="0" calcext:value-type="float">
            <text:p>0</text:p>
          </table:table-cell>
          <table:table-cell/>
          <table:table-cell office:value-type="float" office:value="0.223828" calcext:value-type="float">
            <text:p>0.223828</text:p>
          </table:table-cell>
          <table:table-cell table:formula="of:=IF(AND([.$A510]&gt;=[.J$2];[.$A510]&lt;=[.J$3]);1;0)" office:value-type="float" office:value="0" calcext:value-type="float">
            <text:p>0</text:p>
          </table:table-cell>
          <table:table-cell table:formula="of:=IF(AND([.$A510]&gt;=[.K$2];[.$A510]&lt;=[.K$3]);1;0)" office:value-type="float" office:value="1" calcext:value-type="float">
            <text:p>1</text:p>
          </table:table-cell>
          <table:table-cell table:formula="of:=IF(AND([.$A510]&gt;=[.L$2];[.$A510]&lt;=[.L$3]);1;0)" office:value-type="float" office:value="0" calcext:value-type="float">
            <text:p>0</text:p>
          </table:table-cell>
          <table:table-cell table:formula="of:=IF(AND([.$A510]&gt;=[.M$2];[.$A510]&lt;=[.M$3]);1;0)" office:value-type="float" office:value="0" calcext:value-type="float">
            <text:p>0</text:p>
          </table:table-cell>
          <table:table-cell table:formula="of:=IF(AND([.$A510]&gt;=[.N$2];[.$A510]&lt;=[.N$3]);1;0)" office:value-type="float" office:value="0" calcext:value-type="float">
            <text:p>0</text:p>
          </table:table-cell>
          <table:table-cell table:formula="of:=IF(AND([.$A510]&gt;=[.O$2];[.$A5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403" calcext:value-type="float">
            <text:p>0.118403</text:p>
          </table:table-cell>
          <table:table-cell table:formula="of:=IF(AND([.$A511]&gt;=[.B$2];[.$A511]&lt;=[.B$3]);1;0)" office:value-type="float" office:value="0" calcext:value-type="float">
            <text:p>0</text:p>
          </table:table-cell>
          <table:table-cell table:formula="of:=IF(AND([.$A511]&gt;=[.C$2];[.$A511]&lt;=[.C$3]);1;0)" office:value-type="float" office:value="0" calcext:value-type="float">
            <text:p>0</text:p>
          </table:table-cell>
          <table:table-cell table:formula="of:=IF(AND([.$A511]&gt;=[.D$2];[.$A511]&lt;=[.D$3]);1;0)" office:value-type="float" office:value="0" calcext:value-type="float">
            <text:p>0</text:p>
          </table:table-cell>
          <table:table-cell table:formula="of:=IF(AND([.$A511]&gt;=[.E$2];[.$A511]&lt;=[.E$3]);1;0)" office:value-type="float" office:value="1" calcext:value-type="float">
            <text:p>1</text:p>
          </table:table-cell>
          <table:table-cell table:formula="of:=IF(AND([.$A511]&gt;=[.F$2];[.$A511]&lt;=[.F$3]);1;0)" office:value-type="float" office:value="0" calcext:value-type="float">
            <text:p>0</text:p>
          </table:table-cell>
          <table:table-cell table:formula="of:=IF(AND([.$A511]&gt;=[.G$2];[.$A511]&lt;=[.G$3]);1;0)" office:value-type="float" office:value="0" calcext:value-type="float">
            <text:p>0</text:p>
          </table:table-cell>
          <table:table-cell/>
          <table:table-cell office:value-type="float" office:value="-0.838628" calcext:value-type="float">
            <text:p>-0.838628</text:p>
          </table:table-cell>
          <table:table-cell table:formula="of:=IF(AND([.$A511]&gt;=[.J$2];[.$A511]&lt;=[.J$3]);1;0)" office:value-type="float" office:value="0" calcext:value-type="float">
            <text:p>0</text:p>
          </table:table-cell>
          <table:table-cell table:formula="of:=IF(AND([.$A511]&gt;=[.K$2];[.$A511]&lt;=[.K$3]);1;0)" office:value-type="float" office:value="0" calcext:value-type="float">
            <text:p>0</text:p>
          </table:table-cell>
          <table:table-cell table:formula="of:=IF(AND([.$A511]&gt;=[.L$2];[.$A511]&lt;=[.L$3]);1;0)" office:value-type="float" office:value="0" calcext:value-type="float">
            <text:p>0</text:p>
          </table:table-cell>
          <table:table-cell table:formula="of:=IF(AND([.$A511]&gt;=[.M$2];[.$A511]&lt;=[.M$3]);1;0)" office:value-type="float" office:value="1" calcext:value-type="float">
            <text:p>1</text:p>
          </table:table-cell>
          <table:table-cell table:formula="of:=IF(AND([.$A511]&gt;=[.N$2];[.$A511]&lt;=[.N$3]);1;0)" office:value-type="float" office:value="0" calcext:value-type="float">
            <text:p>0</text:p>
          </table:table-cell>
          <table:table-cell table:formula="of:=IF(AND([.$A511]&gt;=[.O$2];[.$A5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2308" calcext:value-type="float">
            <text:p>-0.182308</text:p>
          </table:table-cell>
          <table:table-cell table:formula="of:=IF(AND([.$A512]&gt;=[.B$2];[.$A512]&lt;=[.B$3]);1;0)" office:value-type="float" office:value="0" calcext:value-type="float">
            <text:p>0</text:p>
          </table:table-cell>
          <table:table-cell table:formula="of:=IF(AND([.$A512]&gt;=[.C$2];[.$A512]&lt;=[.C$3]);1;0)" office:value-type="float" office:value="0" calcext:value-type="float">
            <text:p>0</text:p>
          </table:table-cell>
          <table:table-cell table:formula="of:=IF(AND([.$A512]&gt;=[.D$2];[.$A512]&lt;=[.D$3]);1;0)" office:value-type="float" office:value="1" calcext:value-type="float">
            <text:p>1</text:p>
          </table:table-cell>
          <table:table-cell table:formula="of:=IF(AND([.$A512]&gt;=[.E$2];[.$A512]&lt;=[.E$3]);1;0)" office:value-type="float" office:value="0" calcext:value-type="float">
            <text:p>0</text:p>
          </table:table-cell>
          <table:table-cell table:formula="of:=IF(AND([.$A512]&gt;=[.F$2];[.$A512]&lt;=[.F$3]);1;0)" office:value-type="float" office:value="0" calcext:value-type="float">
            <text:p>0</text:p>
          </table:table-cell>
          <table:table-cell table:formula="of:=IF(AND([.$A512]&gt;=[.G$2];[.$A512]&lt;=[.G$3]);1;0)" office:value-type="float" office:value="0" calcext:value-type="float">
            <text:p>0</text:p>
          </table:table-cell>
          <table:table-cell/>
          <table:table-cell office:value-type="float" office:value="-0.205899" calcext:value-type="float">
            <text:p>-0.205899</text:p>
          </table:table-cell>
          <table:table-cell table:formula="of:=IF(AND([.$A512]&gt;=[.J$2];[.$A512]&lt;=[.J$3]);1;0)" office:value-type="float" office:value="0" calcext:value-type="float">
            <text:p>0</text:p>
          </table:table-cell>
          <table:table-cell table:formula="of:=IF(AND([.$A512]&gt;=[.K$2];[.$A512]&lt;=[.K$3]);1;0)" office:value-type="float" office:value="0" calcext:value-type="float">
            <text:p>0</text:p>
          </table:table-cell>
          <table:table-cell table:formula="of:=IF(AND([.$A512]&gt;=[.L$2];[.$A512]&lt;=[.L$3]);1;0)" office:value-type="float" office:value="1" calcext:value-type="float">
            <text:p>1</text:p>
          </table:table-cell>
          <table:table-cell table:formula="of:=IF(AND([.$A512]&gt;=[.M$2];[.$A512]&lt;=[.M$3]);1;0)" office:value-type="float" office:value="0" calcext:value-type="float">
            <text:p>0</text:p>
          </table:table-cell>
          <table:table-cell table:formula="of:=IF(AND([.$A512]&gt;=[.N$2];[.$A512]&lt;=[.N$3]);1;0)" office:value-type="float" office:value="0" calcext:value-type="float">
            <text:p>0</text:p>
          </table:table-cell>
          <table:table-cell table:formula="of:=IF(AND([.$A512]&gt;=[.O$2];[.$A5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8954" calcext:value-type="float">
            <text:p>-1.98954</text:p>
          </table:table-cell>
          <table:table-cell table:formula="of:=IF(AND([.$A513]&gt;=[.B$2];[.$A513]&lt;=[.B$3]);1;0)" office:value-type="float" office:value="0" calcext:value-type="float">
            <text:p>0</text:p>
          </table:table-cell>
          <table:table-cell table:formula="of:=IF(AND([.$A513]&gt;=[.C$2];[.$A513]&lt;=[.C$3]);1;0)" office:value-type="float" office:value="1" calcext:value-type="float">
            <text:p>1</text:p>
          </table:table-cell>
          <table:table-cell table:formula="of:=IF(AND([.$A513]&gt;=[.D$2];[.$A513]&lt;=[.D$3]);1;0)" office:value-type="float" office:value="0" calcext:value-type="float">
            <text:p>0</text:p>
          </table:table-cell>
          <table:table-cell table:formula="of:=IF(AND([.$A513]&gt;=[.E$2];[.$A513]&lt;=[.E$3]);1;0)" office:value-type="float" office:value="0" calcext:value-type="float">
            <text:p>0</text:p>
          </table:table-cell>
          <table:table-cell table:formula="of:=IF(AND([.$A513]&gt;=[.F$2];[.$A513]&lt;=[.F$3]);1;0)" office:value-type="float" office:value="0" calcext:value-type="float">
            <text:p>0</text:p>
          </table:table-cell>
          <table:table-cell table:formula="of:=IF(AND([.$A513]&gt;=[.G$2];[.$A513]&lt;=[.G$3]);1;0)" office:value-type="float" office:value="0" calcext:value-type="float">
            <text:p>0</text:p>
          </table:table-cell>
          <table:table-cell/>
          <table:table-cell office:value-type="float" office:value="2.36852" calcext:value-type="float">
            <text:p>2.36852</text:p>
          </table:table-cell>
          <table:table-cell table:formula="of:=IF(AND([.$A513]&gt;=[.J$2];[.$A513]&lt;=[.J$3]);1;0)" office:value-type="float" office:value="0" calcext:value-type="float">
            <text:p>0</text:p>
          </table:table-cell>
          <table:table-cell table:formula="of:=IF(AND([.$A513]&gt;=[.K$2];[.$A513]&lt;=[.K$3]);1;0)" office:value-type="float" office:value="1" calcext:value-type="float">
            <text:p>1</text:p>
          </table:table-cell>
          <table:table-cell table:formula="of:=IF(AND([.$A513]&gt;=[.L$2];[.$A513]&lt;=[.L$3]);1;0)" office:value-type="float" office:value="0" calcext:value-type="float">
            <text:p>0</text:p>
          </table:table-cell>
          <table:table-cell table:formula="of:=IF(AND([.$A513]&gt;=[.M$2];[.$A513]&lt;=[.M$3]);1;0)" office:value-type="float" office:value="0" calcext:value-type="float">
            <text:p>0</text:p>
          </table:table-cell>
          <table:table-cell table:formula="of:=IF(AND([.$A513]&gt;=[.N$2];[.$A513]&lt;=[.N$3]);1;0)" office:value-type="float" office:value="0" calcext:value-type="float">
            <text:p>0</text:p>
          </table:table-cell>
          <table:table-cell table:formula="of:=IF(AND([.$A513]&gt;=[.O$2];[.$A5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207" calcext:value-type="float">
            <text:p>0.126207</text:p>
          </table:table-cell>
          <table:table-cell table:formula="of:=IF(AND([.$A514]&gt;=[.B$2];[.$A514]&lt;=[.B$3]);1;0)" office:value-type="float" office:value="0" calcext:value-type="float">
            <text:p>0</text:p>
          </table:table-cell>
          <table:table-cell table:formula="of:=IF(AND([.$A514]&gt;=[.C$2];[.$A514]&lt;=[.C$3]);1;0)" office:value-type="float" office:value="0" calcext:value-type="float">
            <text:p>0</text:p>
          </table:table-cell>
          <table:table-cell table:formula="of:=IF(AND([.$A514]&gt;=[.D$2];[.$A514]&lt;=[.D$3]);1;0)" office:value-type="float" office:value="0" calcext:value-type="float">
            <text:p>0</text:p>
          </table:table-cell>
          <table:table-cell table:formula="of:=IF(AND([.$A514]&gt;=[.E$2];[.$A514]&lt;=[.E$3]);1;0)" office:value-type="float" office:value="1" calcext:value-type="float">
            <text:p>1</text:p>
          </table:table-cell>
          <table:table-cell table:formula="of:=IF(AND([.$A514]&gt;=[.F$2];[.$A514]&lt;=[.F$3]);1;0)" office:value-type="float" office:value="0" calcext:value-type="float">
            <text:p>0</text:p>
          </table:table-cell>
          <table:table-cell table:formula="of:=IF(AND([.$A514]&gt;=[.G$2];[.$A514]&lt;=[.G$3]);1;0)" office:value-type="float" office:value="0" calcext:value-type="float">
            <text:p>0</text:p>
          </table:table-cell>
          <table:table-cell/>
          <table:table-cell office:value-type="float" office:value="0.164646" calcext:value-type="float">
            <text:p>0.164646</text:p>
          </table:table-cell>
          <table:table-cell table:formula="of:=IF(AND([.$A514]&gt;=[.J$2];[.$A514]&lt;=[.J$3]);1;0)" office:value-type="float" office:value="0" calcext:value-type="float">
            <text:p>0</text:p>
          </table:table-cell>
          <table:table-cell table:formula="of:=IF(AND([.$A514]&gt;=[.K$2];[.$A514]&lt;=[.K$3]);1;0)" office:value-type="float" office:value="0" calcext:value-type="float">
            <text:p>0</text:p>
          </table:table-cell>
          <table:table-cell table:formula="of:=IF(AND([.$A514]&gt;=[.L$2];[.$A514]&lt;=[.L$3]);1;0)" office:value-type="float" office:value="0" calcext:value-type="float">
            <text:p>0</text:p>
          </table:table-cell>
          <table:table-cell table:formula="of:=IF(AND([.$A514]&gt;=[.M$2];[.$A514]&lt;=[.M$3]);1;0)" office:value-type="float" office:value="1" calcext:value-type="float">
            <text:p>1</text:p>
          </table:table-cell>
          <table:table-cell table:formula="of:=IF(AND([.$A514]&gt;=[.N$2];[.$A514]&lt;=[.N$3]);1;0)" office:value-type="float" office:value="0" calcext:value-type="float">
            <text:p>0</text:p>
          </table:table-cell>
          <table:table-cell table:formula="of:=IF(AND([.$A514]&gt;=[.O$2];[.$A5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417" calcext:value-type="float">
            <text:p>2.15417</text:p>
          </table:table-cell>
          <table:table-cell table:formula="of:=IF(AND([.$A515]&gt;=[.B$2];[.$A515]&lt;=[.B$3]);1;0)" office:value-type="float" office:value="0" calcext:value-type="float">
            <text:p>0</text:p>
          </table:table-cell>
          <table:table-cell table:formula="of:=IF(AND([.$A515]&gt;=[.C$2];[.$A515]&lt;=[.C$3]);1;0)" office:value-type="float" office:value="0" calcext:value-type="float">
            <text:p>0</text:p>
          </table:table-cell>
          <table:table-cell table:formula="of:=IF(AND([.$A515]&gt;=[.D$2];[.$A515]&lt;=[.D$3]);1;0)" office:value-type="float" office:value="0" calcext:value-type="float">
            <text:p>0</text:p>
          </table:table-cell>
          <table:table-cell table:formula="of:=IF(AND([.$A515]&gt;=[.E$2];[.$A515]&lt;=[.E$3]);1;0)" office:value-type="float" office:value="0" calcext:value-type="float">
            <text:p>0</text:p>
          </table:table-cell>
          <table:table-cell table:formula="of:=IF(AND([.$A515]&gt;=[.F$2];[.$A515]&lt;=[.F$3]);1;0)" office:value-type="float" office:value="0" calcext:value-type="float">
            <text:p>0</text:p>
          </table:table-cell>
          <table:table-cell table:formula="of:=IF(AND([.$A515]&gt;=[.G$2];[.$A515]&lt;=[.G$3]);1;0)" office:value-type="float" office:value="1" calcext:value-type="float">
            <text:p>1</text:p>
          </table:table-cell>
          <table:table-cell/>
          <table:table-cell office:value-type="float" office:value="1.12122" calcext:value-type="float">
            <text:p>1.12122</text:p>
          </table:table-cell>
          <table:table-cell table:formula="of:=IF(AND([.$A515]&gt;=[.J$2];[.$A515]&lt;=[.J$3]);1;0)" office:value-type="float" office:value="0" calcext:value-type="float">
            <text:p>0</text:p>
          </table:table-cell>
          <table:table-cell table:formula="of:=IF(AND([.$A515]&gt;=[.K$2];[.$A515]&lt;=[.K$3]);1;0)" office:value-type="float" office:value="0" calcext:value-type="float">
            <text:p>0</text:p>
          </table:table-cell>
          <table:table-cell table:formula="of:=IF(AND([.$A515]&gt;=[.L$2];[.$A515]&lt;=[.L$3]);1;0)" office:value-type="float" office:value="0" calcext:value-type="float">
            <text:p>0</text:p>
          </table:table-cell>
          <table:table-cell table:formula="of:=IF(AND([.$A515]&gt;=[.M$2];[.$A515]&lt;=[.M$3]);1;0)" office:value-type="float" office:value="0" calcext:value-type="float">
            <text:p>0</text:p>
          </table:table-cell>
          <table:table-cell table:formula="of:=IF(AND([.$A515]&gt;=[.N$2];[.$A515]&lt;=[.N$3]);1;0)" office:value-type="float" office:value="0" calcext:value-type="float">
            <text:p>0</text:p>
          </table:table-cell>
          <table:table-cell table:formula="of:=IF(AND([.$A515]&gt;=[.O$2];[.$A515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1313" calcext:value-type="float">
            <text:p>-1.81313</text:p>
          </table:table-cell>
          <table:table-cell table:formula="of:=IF(AND([.$A516]&gt;=[.B$2];[.$A516]&lt;=[.B$3]);1;0)" office:value-type="float" office:value="0" calcext:value-type="float">
            <text:p>0</text:p>
          </table:table-cell>
          <table:table-cell table:formula="of:=IF(AND([.$A516]&gt;=[.C$2];[.$A516]&lt;=[.C$3]);1;0)" office:value-type="float" office:value="1" calcext:value-type="float">
            <text:p>1</text:p>
          </table:table-cell>
          <table:table-cell table:formula="of:=IF(AND([.$A516]&gt;=[.D$2];[.$A516]&lt;=[.D$3]);1;0)" office:value-type="float" office:value="0" calcext:value-type="float">
            <text:p>0</text:p>
          </table:table-cell>
          <table:table-cell table:formula="of:=IF(AND([.$A516]&gt;=[.E$2];[.$A516]&lt;=[.E$3]);1;0)" office:value-type="float" office:value="0" calcext:value-type="float">
            <text:p>0</text:p>
          </table:table-cell>
          <table:table-cell table:formula="of:=IF(AND([.$A516]&gt;=[.F$2];[.$A516]&lt;=[.F$3]);1;0)" office:value-type="float" office:value="0" calcext:value-type="float">
            <text:p>0</text:p>
          </table:table-cell>
          <table:table-cell table:formula="of:=IF(AND([.$A516]&gt;=[.G$2];[.$A516]&lt;=[.G$3]);1;0)" office:value-type="float" office:value="0" calcext:value-type="float">
            <text:p>0</text:p>
          </table:table-cell>
          <table:table-cell/>
          <table:table-cell office:value-type="float" office:value="1.25675" calcext:value-type="float">
            <text:p>1.25675</text:p>
          </table:table-cell>
          <table:table-cell table:formula="of:=IF(AND([.$A516]&gt;=[.J$2];[.$A516]&lt;=[.J$3]);1;0)" office:value-type="float" office:value="0" calcext:value-type="float">
            <text:p>0</text:p>
          </table:table-cell>
          <table:table-cell table:formula="of:=IF(AND([.$A516]&gt;=[.K$2];[.$A516]&lt;=[.K$3]);1;0)" office:value-type="float" office:value="1" calcext:value-type="float">
            <text:p>1</text:p>
          </table:table-cell>
          <table:table-cell table:formula="of:=IF(AND([.$A516]&gt;=[.L$2];[.$A516]&lt;=[.L$3]);1;0)" office:value-type="float" office:value="0" calcext:value-type="float">
            <text:p>0</text:p>
          </table:table-cell>
          <table:table-cell table:formula="of:=IF(AND([.$A516]&gt;=[.M$2];[.$A516]&lt;=[.M$3]);1;0)" office:value-type="float" office:value="0" calcext:value-type="float">
            <text:p>0</text:p>
          </table:table-cell>
          <table:table-cell table:formula="of:=IF(AND([.$A516]&gt;=[.N$2];[.$A516]&lt;=[.N$3]);1;0)" office:value-type="float" office:value="0" calcext:value-type="float">
            <text:p>0</text:p>
          </table:table-cell>
          <table:table-cell table:formula="of:=IF(AND([.$A516]&gt;=[.O$2];[.$A5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68" calcext:value-type="float">
            <text:p>0.0299968</text:p>
          </table:table-cell>
          <table:table-cell table:formula="of:=IF(AND([.$A517]&gt;=[.B$2];[.$A517]&lt;=[.B$3]);1;0)" office:value-type="float" office:value="0" calcext:value-type="float">
            <text:p>0</text:p>
          </table:table-cell>
          <table:table-cell table:formula="of:=IF(AND([.$A517]&gt;=[.C$2];[.$A517]&lt;=[.C$3]);1;0)" office:value-type="float" office:value="0" calcext:value-type="float">
            <text:p>0</text:p>
          </table:table-cell>
          <table:table-cell table:formula="of:=IF(AND([.$A517]&gt;=[.D$2];[.$A517]&lt;=[.D$3]);1;0)" office:value-type="float" office:value="0" calcext:value-type="float">
            <text:p>0</text:p>
          </table:table-cell>
          <table:table-cell table:formula="of:=IF(AND([.$A517]&gt;=[.E$2];[.$A517]&lt;=[.E$3]);1;0)" office:value-type="float" office:value="1" calcext:value-type="float">
            <text:p>1</text:p>
          </table:table-cell>
          <table:table-cell table:formula="of:=IF(AND([.$A517]&gt;=[.F$2];[.$A517]&lt;=[.F$3]);1;0)" office:value-type="float" office:value="0" calcext:value-type="float">
            <text:p>0</text:p>
          </table:table-cell>
          <table:table-cell table:formula="of:=IF(AND([.$A517]&gt;=[.G$2];[.$A517]&lt;=[.G$3]);1;0)" office:value-type="float" office:value="0" calcext:value-type="float">
            <text:p>0</text:p>
          </table:table-cell>
          <table:table-cell/>
          <table:table-cell office:value-type="float" office:value="1.51476" calcext:value-type="float">
            <text:p>1.51476</text:p>
          </table:table-cell>
          <table:table-cell table:formula="of:=IF(AND([.$A517]&gt;=[.J$2];[.$A517]&lt;=[.J$3]);1;0)" office:value-type="float" office:value="0" calcext:value-type="float">
            <text:p>0</text:p>
          </table:table-cell>
          <table:table-cell table:formula="of:=IF(AND([.$A517]&gt;=[.K$2];[.$A517]&lt;=[.K$3]);1;0)" office:value-type="float" office:value="0" calcext:value-type="float">
            <text:p>0</text:p>
          </table:table-cell>
          <table:table-cell table:formula="of:=IF(AND([.$A517]&gt;=[.L$2];[.$A517]&lt;=[.L$3]);1;0)" office:value-type="float" office:value="0" calcext:value-type="float">
            <text:p>0</text:p>
          </table:table-cell>
          <table:table-cell table:formula="of:=IF(AND([.$A517]&gt;=[.M$2];[.$A517]&lt;=[.M$3]);1;0)" office:value-type="float" office:value="1" calcext:value-type="float">
            <text:p>1</text:p>
          </table:table-cell>
          <table:table-cell table:formula="of:=IF(AND([.$A517]&gt;=[.N$2];[.$A517]&lt;=[.N$3]);1;0)" office:value-type="float" office:value="0" calcext:value-type="float">
            <text:p>0</text:p>
          </table:table-cell>
          <table:table-cell table:formula="of:=IF(AND([.$A517]&gt;=[.O$2];[.$A5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0847" calcext:value-type="float">
            <text:p>-0.680847</text:p>
          </table:table-cell>
          <table:table-cell table:formula="of:=IF(AND([.$A518]&gt;=[.B$2];[.$A518]&lt;=[.B$3]);1;0)" office:value-type="float" office:value="0" calcext:value-type="float">
            <text:p>0</text:p>
          </table:table-cell>
          <table:table-cell table:formula="of:=IF(AND([.$A518]&gt;=[.C$2];[.$A518]&lt;=[.C$3]);1;0)" office:value-type="float" office:value="0" calcext:value-type="float">
            <text:p>0</text:p>
          </table:table-cell>
          <table:table-cell table:formula="of:=IF(AND([.$A518]&gt;=[.D$2];[.$A518]&lt;=[.D$3]);1;0)" office:value-type="float" office:value="1" calcext:value-type="float">
            <text:p>1</text:p>
          </table:table-cell>
          <table:table-cell table:formula="of:=IF(AND([.$A518]&gt;=[.E$2];[.$A518]&lt;=[.E$3]);1;0)" office:value-type="float" office:value="0" calcext:value-type="float">
            <text:p>0</text:p>
          </table:table-cell>
          <table:table-cell table:formula="of:=IF(AND([.$A518]&gt;=[.F$2];[.$A518]&lt;=[.F$3]);1;0)" office:value-type="float" office:value="0" calcext:value-type="float">
            <text:p>0</text:p>
          </table:table-cell>
          <table:table-cell table:formula="of:=IF(AND([.$A518]&gt;=[.G$2];[.$A518]&lt;=[.G$3]);1;0)" office:value-type="float" office:value="0" calcext:value-type="float">
            <text:p>0</text:p>
          </table:table-cell>
          <table:table-cell/>
          <table:table-cell office:value-type="float" office:value="-0.134693" calcext:value-type="float">
            <text:p>-0.134693</text:p>
          </table:table-cell>
          <table:table-cell table:formula="of:=IF(AND([.$A518]&gt;=[.J$2];[.$A518]&lt;=[.J$3]);1;0)" office:value-type="float" office:value="0" calcext:value-type="float">
            <text:p>0</text:p>
          </table:table-cell>
          <table:table-cell table:formula="of:=IF(AND([.$A518]&gt;=[.K$2];[.$A518]&lt;=[.K$3]);1;0)" office:value-type="float" office:value="0" calcext:value-type="float">
            <text:p>0</text:p>
          </table:table-cell>
          <table:table-cell table:formula="of:=IF(AND([.$A518]&gt;=[.L$2];[.$A518]&lt;=[.L$3]);1;0)" office:value-type="float" office:value="1" calcext:value-type="float">
            <text:p>1</text:p>
          </table:table-cell>
          <table:table-cell table:formula="of:=IF(AND([.$A518]&gt;=[.M$2];[.$A518]&lt;=[.M$3]);1;0)" office:value-type="float" office:value="0" calcext:value-type="float">
            <text:p>0</text:p>
          </table:table-cell>
          <table:table-cell table:formula="of:=IF(AND([.$A518]&gt;=[.N$2];[.$A518]&lt;=[.N$3]);1;0)" office:value-type="float" office:value="0" calcext:value-type="float">
            <text:p>0</text:p>
          </table:table-cell>
          <table:table-cell table:formula="of:=IF(AND([.$A518]&gt;=[.O$2];[.$A5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58" calcext:value-type="float">
            <text:p>1.8058</text:p>
          </table:table-cell>
          <table:table-cell table:formula="of:=IF(AND([.$A519]&gt;=[.B$2];[.$A519]&lt;=[.B$3]);1;0)" office:value-type="float" office:value="0" calcext:value-type="float">
            <text:p>0</text:p>
          </table:table-cell>
          <table:table-cell table:formula="of:=IF(AND([.$A519]&gt;=[.C$2];[.$A519]&lt;=[.C$3]);1;0)" office:value-type="float" office:value="0" calcext:value-type="float">
            <text:p>0</text:p>
          </table:table-cell>
          <table:table-cell table:formula="of:=IF(AND([.$A519]&gt;=[.D$2];[.$A519]&lt;=[.D$3]);1;0)" office:value-type="float" office:value="0" calcext:value-type="float">
            <text:p>0</text:p>
          </table:table-cell>
          <table:table-cell table:formula="of:=IF(AND([.$A519]&gt;=[.E$2];[.$A519]&lt;=[.E$3]);1;0)" office:value-type="float" office:value="0" calcext:value-type="float">
            <text:p>0</text:p>
          </table:table-cell>
          <table:table-cell table:formula="of:=IF(AND([.$A519]&gt;=[.F$2];[.$A519]&lt;=[.F$3]);1;0)" office:value-type="float" office:value="1" calcext:value-type="float">
            <text:p>1</text:p>
          </table:table-cell>
          <table:table-cell table:formula="of:=IF(AND([.$A519]&gt;=[.G$2];[.$A519]&lt;=[.G$3]);1;0)" office:value-type="float" office:value="0" calcext:value-type="float">
            <text:p>0</text:p>
          </table:table-cell>
          <table:table-cell/>
          <table:table-cell office:value-type="float" office:value="1.99288" calcext:value-type="float">
            <text:p>1.99288</text:p>
          </table:table-cell>
          <table:table-cell table:formula="of:=IF(AND([.$A519]&gt;=[.J$2];[.$A519]&lt;=[.J$3]);1;0)" office:value-type="float" office:value="0" calcext:value-type="float">
            <text:p>0</text:p>
          </table:table-cell>
          <table:table-cell table:formula="of:=IF(AND([.$A519]&gt;=[.K$2];[.$A519]&lt;=[.K$3]);1;0)" office:value-type="float" office:value="0" calcext:value-type="float">
            <text:p>0</text:p>
          </table:table-cell>
          <table:table-cell table:formula="of:=IF(AND([.$A519]&gt;=[.L$2];[.$A519]&lt;=[.L$3]);1;0)" office:value-type="float" office:value="0" calcext:value-type="float">
            <text:p>0</text:p>
          </table:table-cell>
          <table:table-cell table:formula="of:=IF(AND([.$A519]&gt;=[.M$2];[.$A519]&lt;=[.M$3]);1;0)" office:value-type="float" office:value="0" calcext:value-type="float">
            <text:p>0</text:p>
          </table:table-cell>
          <table:table-cell table:formula="of:=IF(AND([.$A519]&gt;=[.N$2];[.$A519]&lt;=[.N$3]);1;0)" office:value-type="float" office:value="1" calcext:value-type="float">
            <text:p>1</text:p>
          </table:table-cell>
          <table:table-cell table:formula="of:=IF(AND([.$A519]&gt;=[.O$2];[.$A5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2363" calcext:value-type="float">
            <text:p>-1.02363</text:p>
          </table:table-cell>
          <table:table-cell table:formula="of:=IF(AND([.$A520]&gt;=[.B$2];[.$A520]&lt;=[.B$3]);1;0)" office:value-type="float" office:value="0" calcext:value-type="float">
            <text:p>0</text:p>
          </table:table-cell>
          <table:table-cell table:formula="of:=IF(AND([.$A520]&gt;=[.C$2];[.$A520]&lt;=[.C$3]);1;0)" office:value-type="float" office:value="1" calcext:value-type="float">
            <text:p>1</text:p>
          </table:table-cell>
          <table:table-cell table:formula="of:=IF(AND([.$A520]&gt;=[.D$2];[.$A520]&lt;=[.D$3]);1;0)" office:value-type="float" office:value="0" calcext:value-type="float">
            <text:p>0</text:p>
          </table:table-cell>
          <table:table-cell table:formula="of:=IF(AND([.$A520]&gt;=[.E$2];[.$A520]&lt;=[.E$3]);1;0)" office:value-type="float" office:value="0" calcext:value-type="float">
            <text:p>0</text:p>
          </table:table-cell>
          <table:table-cell table:formula="of:=IF(AND([.$A520]&gt;=[.F$2];[.$A520]&lt;=[.F$3]);1;0)" office:value-type="float" office:value="0" calcext:value-type="float">
            <text:p>0</text:p>
          </table:table-cell>
          <table:table-cell table:formula="of:=IF(AND([.$A520]&gt;=[.G$2];[.$A520]&lt;=[.G$3]);1;0)" office:value-type="float" office:value="0" calcext:value-type="float">
            <text:p>0</text:p>
          </table:table-cell>
          <table:table-cell/>
          <table:table-cell office:value-type="float" office:value="0.384097" calcext:value-type="float">
            <text:p>0.384097</text:p>
          </table:table-cell>
          <table:table-cell table:formula="of:=IF(AND([.$A520]&gt;=[.J$2];[.$A520]&lt;=[.J$3]);1;0)" office:value-type="float" office:value="0" calcext:value-type="float">
            <text:p>0</text:p>
          </table:table-cell>
          <table:table-cell table:formula="of:=IF(AND([.$A520]&gt;=[.K$2];[.$A520]&lt;=[.K$3]);1;0)" office:value-type="float" office:value="1" calcext:value-type="float">
            <text:p>1</text:p>
          </table:table-cell>
          <table:table-cell table:formula="of:=IF(AND([.$A520]&gt;=[.L$2];[.$A520]&lt;=[.L$3]);1;0)" office:value-type="float" office:value="0" calcext:value-type="float">
            <text:p>0</text:p>
          </table:table-cell>
          <table:table-cell table:formula="of:=IF(AND([.$A520]&gt;=[.M$2];[.$A520]&lt;=[.M$3]);1;0)" office:value-type="float" office:value="0" calcext:value-type="float">
            <text:p>0</text:p>
          </table:table-cell>
          <table:table-cell table:formula="of:=IF(AND([.$A520]&gt;=[.N$2];[.$A520]&lt;=[.N$3]);1;0)" office:value-type="float" office:value="0" calcext:value-type="float">
            <text:p>0</text:p>
          </table:table-cell>
          <table:table-cell table:formula="of:=IF(AND([.$A520]&gt;=[.O$2];[.$A5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4602" calcext:value-type="float">
            <text:p>-1.04602</text:p>
          </table:table-cell>
          <table:table-cell table:formula="of:=IF(AND([.$A521]&gt;=[.B$2];[.$A521]&lt;=[.B$3]);1;0)" office:value-type="float" office:value="0" calcext:value-type="float">
            <text:p>0</text:p>
          </table:table-cell>
          <table:table-cell table:formula="of:=IF(AND([.$A521]&gt;=[.C$2];[.$A521]&lt;=[.C$3]);1;0)" office:value-type="float" office:value="1" calcext:value-type="float">
            <text:p>1</text:p>
          </table:table-cell>
          <table:table-cell table:formula="of:=IF(AND([.$A521]&gt;=[.D$2];[.$A521]&lt;=[.D$3]);1;0)" office:value-type="float" office:value="0" calcext:value-type="float">
            <text:p>0</text:p>
          </table:table-cell>
          <table:table-cell table:formula="of:=IF(AND([.$A521]&gt;=[.E$2];[.$A521]&lt;=[.E$3]);1;0)" office:value-type="float" office:value="0" calcext:value-type="float">
            <text:p>0</text:p>
          </table:table-cell>
          <table:table-cell table:formula="of:=IF(AND([.$A521]&gt;=[.F$2];[.$A521]&lt;=[.F$3]);1;0)" office:value-type="float" office:value="0" calcext:value-type="float">
            <text:p>0</text:p>
          </table:table-cell>
          <table:table-cell table:formula="of:=IF(AND([.$A521]&gt;=[.G$2];[.$A521]&lt;=[.G$3]);1;0)" office:value-type="float" office:value="0" calcext:value-type="float">
            <text:p>0</text:p>
          </table:table-cell>
          <table:table-cell/>
          <table:table-cell office:value-type="float" office:value="-0.658591" calcext:value-type="float">
            <text:p>-0.658591</text:p>
          </table:table-cell>
          <table:table-cell table:formula="of:=IF(AND([.$A521]&gt;=[.J$2];[.$A521]&lt;=[.J$3]);1;0)" office:value-type="float" office:value="0" calcext:value-type="float">
            <text:p>0</text:p>
          </table:table-cell>
          <table:table-cell table:formula="of:=IF(AND([.$A521]&gt;=[.K$2];[.$A521]&lt;=[.K$3]);1;0)" office:value-type="float" office:value="1" calcext:value-type="float">
            <text:p>1</text:p>
          </table:table-cell>
          <table:table-cell table:formula="of:=IF(AND([.$A521]&gt;=[.L$2];[.$A521]&lt;=[.L$3]);1;0)" office:value-type="float" office:value="0" calcext:value-type="float">
            <text:p>0</text:p>
          </table:table-cell>
          <table:table-cell table:formula="of:=IF(AND([.$A521]&gt;=[.M$2];[.$A521]&lt;=[.M$3]);1;0)" office:value-type="float" office:value="0" calcext:value-type="float">
            <text:p>0</text:p>
          </table:table-cell>
          <table:table-cell table:formula="of:=IF(AND([.$A521]&gt;=[.N$2];[.$A521]&lt;=[.N$3]);1;0)" office:value-type="float" office:value="0" calcext:value-type="float">
            <text:p>0</text:p>
          </table:table-cell>
          <table:table-cell table:formula="of:=IF(AND([.$A521]&gt;=[.O$2];[.$A5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7008" calcext:value-type="float">
            <text:p>0.0147008</text:p>
          </table:table-cell>
          <table:table-cell table:formula="of:=IF(AND([.$A522]&gt;=[.B$2];[.$A522]&lt;=[.B$3]);1;0)" office:value-type="float" office:value="0" calcext:value-type="float">
            <text:p>0</text:p>
          </table:table-cell>
          <table:table-cell table:formula="of:=IF(AND([.$A522]&gt;=[.C$2];[.$A522]&lt;=[.C$3]);1;0)" office:value-type="float" office:value="0" calcext:value-type="float">
            <text:p>0</text:p>
          </table:table-cell>
          <table:table-cell table:formula="of:=IF(AND([.$A522]&gt;=[.D$2];[.$A522]&lt;=[.D$3]);1;0)" office:value-type="float" office:value="0" calcext:value-type="float">
            <text:p>0</text:p>
          </table:table-cell>
          <table:table-cell table:formula="of:=IF(AND([.$A522]&gt;=[.E$2];[.$A522]&lt;=[.E$3]);1;0)" office:value-type="float" office:value="1" calcext:value-type="float">
            <text:p>1</text:p>
          </table:table-cell>
          <table:table-cell table:formula="of:=IF(AND([.$A522]&gt;=[.F$2];[.$A522]&lt;=[.F$3]);1;0)" office:value-type="float" office:value="0" calcext:value-type="float">
            <text:p>0</text:p>
          </table:table-cell>
          <table:table-cell table:formula="of:=IF(AND([.$A522]&gt;=[.G$2];[.$A522]&lt;=[.G$3]);1;0)" office:value-type="float" office:value="0" calcext:value-type="float">
            <text:p>0</text:p>
          </table:table-cell>
          <table:table-cell/>
          <table:table-cell office:value-type="float" office:value="-1.99501" calcext:value-type="float">
            <text:p>-1.99501</text:p>
          </table:table-cell>
          <table:table-cell table:formula="of:=IF(AND([.$A522]&gt;=[.J$2];[.$A522]&lt;=[.J$3]);1;0)" office:value-type="float" office:value="0" calcext:value-type="float">
            <text:p>0</text:p>
          </table:table-cell>
          <table:table-cell table:formula="of:=IF(AND([.$A522]&gt;=[.K$2];[.$A522]&lt;=[.K$3]);1;0)" office:value-type="float" office:value="0" calcext:value-type="float">
            <text:p>0</text:p>
          </table:table-cell>
          <table:table-cell table:formula="of:=IF(AND([.$A522]&gt;=[.L$2];[.$A522]&lt;=[.L$3]);1;0)" office:value-type="float" office:value="0" calcext:value-type="float">
            <text:p>0</text:p>
          </table:table-cell>
          <table:table-cell table:formula="of:=IF(AND([.$A522]&gt;=[.M$2];[.$A522]&lt;=[.M$3]);1;0)" office:value-type="float" office:value="1" calcext:value-type="float">
            <text:p>1</text:p>
          </table:table-cell>
          <table:table-cell table:formula="of:=IF(AND([.$A522]&gt;=[.N$2];[.$A522]&lt;=[.N$3]);1;0)" office:value-type="float" office:value="0" calcext:value-type="float">
            <text:p>0</text:p>
          </table:table-cell>
          <table:table-cell table:formula="of:=IF(AND([.$A522]&gt;=[.O$2];[.$A5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755" calcext:value-type="float">
            <text:p>0.409755</text:p>
          </table:table-cell>
          <table:table-cell table:formula="of:=IF(AND([.$A523]&gt;=[.B$2];[.$A523]&lt;=[.B$3]);1;0)" office:value-type="float" office:value="0" calcext:value-type="float">
            <text:p>0</text:p>
          </table:table-cell>
          <table:table-cell table:formula="of:=IF(AND([.$A523]&gt;=[.C$2];[.$A523]&lt;=[.C$3]);1;0)" office:value-type="float" office:value="0" calcext:value-type="float">
            <text:p>0</text:p>
          </table:table-cell>
          <table:table-cell table:formula="of:=IF(AND([.$A523]&gt;=[.D$2];[.$A523]&lt;=[.D$3]);1;0)" office:value-type="float" office:value="0" calcext:value-type="float">
            <text:p>0</text:p>
          </table:table-cell>
          <table:table-cell table:formula="of:=IF(AND([.$A523]&gt;=[.E$2];[.$A523]&lt;=[.E$3]);1;0)" office:value-type="float" office:value="1" calcext:value-type="float">
            <text:p>1</text:p>
          </table:table-cell>
          <table:table-cell table:formula="of:=IF(AND([.$A523]&gt;=[.F$2];[.$A523]&lt;=[.F$3]);1;0)" office:value-type="float" office:value="0" calcext:value-type="float">
            <text:p>0</text:p>
          </table:table-cell>
          <table:table-cell table:formula="of:=IF(AND([.$A523]&gt;=[.G$2];[.$A523]&lt;=[.G$3]);1;0)" office:value-type="float" office:value="0" calcext:value-type="float">
            <text:p>0</text:p>
          </table:table-cell>
          <table:table-cell/>
          <table:table-cell office:value-type="float" office:value="0.133511" calcext:value-type="float">
            <text:p>0.133511</text:p>
          </table:table-cell>
          <table:table-cell table:formula="of:=IF(AND([.$A523]&gt;=[.J$2];[.$A523]&lt;=[.J$3]);1;0)" office:value-type="float" office:value="0" calcext:value-type="float">
            <text:p>0</text:p>
          </table:table-cell>
          <table:table-cell table:formula="of:=IF(AND([.$A523]&gt;=[.K$2];[.$A523]&lt;=[.K$3]);1;0)" office:value-type="float" office:value="0" calcext:value-type="float">
            <text:p>0</text:p>
          </table:table-cell>
          <table:table-cell table:formula="of:=IF(AND([.$A523]&gt;=[.L$2];[.$A523]&lt;=[.L$3]);1;0)" office:value-type="float" office:value="0" calcext:value-type="float">
            <text:p>0</text:p>
          </table:table-cell>
          <table:table-cell table:formula="of:=IF(AND([.$A523]&gt;=[.M$2];[.$A523]&lt;=[.M$3]);1;0)" office:value-type="float" office:value="1" calcext:value-type="float">
            <text:p>1</text:p>
          </table:table-cell>
          <table:table-cell table:formula="of:=IF(AND([.$A523]&gt;=[.N$2];[.$A523]&lt;=[.N$3]);1;0)" office:value-type="float" office:value="0" calcext:value-type="float">
            <text:p>0</text:p>
          </table:table-cell>
          <table:table-cell table:formula="of:=IF(AND([.$A523]&gt;=[.O$2];[.$A5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2351" calcext:value-type="float">
            <text:p>-0.182351</text:p>
          </table:table-cell>
          <table:table-cell table:formula="of:=IF(AND([.$A524]&gt;=[.B$2];[.$A524]&lt;=[.B$3]);1;0)" office:value-type="float" office:value="0" calcext:value-type="float">
            <text:p>0</text:p>
          </table:table-cell>
          <table:table-cell table:formula="of:=IF(AND([.$A524]&gt;=[.C$2];[.$A524]&lt;=[.C$3]);1;0)" office:value-type="float" office:value="0" calcext:value-type="float">
            <text:p>0</text:p>
          </table:table-cell>
          <table:table-cell table:formula="of:=IF(AND([.$A524]&gt;=[.D$2];[.$A524]&lt;=[.D$3]);1;0)" office:value-type="float" office:value="1" calcext:value-type="float">
            <text:p>1</text:p>
          </table:table-cell>
          <table:table-cell table:formula="of:=IF(AND([.$A524]&gt;=[.E$2];[.$A524]&lt;=[.E$3]);1;0)" office:value-type="float" office:value="0" calcext:value-type="float">
            <text:p>0</text:p>
          </table:table-cell>
          <table:table-cell table:formula="of:=IF(AND([.$A524]&gt;=[.F$2];[.$A524]&lt;=[.F$3]);1;0)" office:value-type="float" office:value="0" calcext:value-type="float">
            <text:p>0</text:p>
          </table:table-cell>
          <table:table-cell table:formula="of:=IF(AND([.$A524]&gt;=[.G$2];[.$A524]&lt;=[.G$3]);1;0)" office:value-type="float" office:value="0" calcext:value-type="float">
            <text:p>0</text:p>
          </table:table-cell>
          <table:table-cell/>
          <table:table-cell office:value-type="float" office:value="0.390216" calcext:value-type="float">
            <text:p>0.390216</text:p>
          </table:table-cell>
          <table:table-cell table:formula="of:=IF(AND([.$A524]&gt;=[.J$2];[.$A524]&lt;=[.J$3]);1;0)" office:value-type="float" office:value="0" calcext:value-type="float">
            <text:p>0</text:p>
          </table:table-cell>
          <table:table-cell table:formula="of:=IF(AND([.$A524]&gt;=[.K$2];[.$A524]&lt;=[.K$3]);1;0)" office:value-type="float" office:value="0" calcext:value-type="float">
            <text:p>0</text:p>
          </table:table-cell>
          <table:table-cell table:formula="of:=IF(AND([.$A524]&gt;=[.L$2];[.$A524]&lt;=[.L$3]);1;0)" office:value-type="float" office:value="1" calcext:value-type="float">
            <text:p>1</text:p>
          </table:table-cell>
          <table:table-cell table:formula="of:=IF(AND([.$A524]&gt;=[.M$2];[.$A524]&lt;=[.M$3]);1;0)" office:value-type="float" office:value="0" calcext:value-type="float">
            <text:p>0</text:p>
          </table:table-cell>
          <table:table-cell table:formula="of:=IF(AND([.$A524]&gt;=[.N$2];[.$A524]&lt;=[.N$3]);1;0)" office:value-type="float" office:value="0" calcext:value-type="float">
            <text:p>0</text:p>
          </table:table-cell>
          <table:table-cell table:formula="of:=IF(AND([.$A524]&gt;=[.O$2];[.$A5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116" calcext:value-type="float">
            <text:p>-0.993116</text:p>
          </table:table-cell>
          <table:table-cell table:formula="of:=IF(AND([.$A525]&gt;=[.B$2];[.$A525]&lt;=[.B$3]);1;0)" office:value-type="float" office:value="0" calcext:value-type="float">
            <text:p>0</text:p>
          </table:table-cell>
          <table:table-cell table:formula="of:=IF(AND([.$A525]&gt;=[.C$2];[.$A525]&lt;=[.C$3]);1;0)" office:value-type="float" office:value="0" calcext:value-type="float">
            <text:p>0</text:p>
          </table:table-cell>
          <table:table-cell table:formula="of:=IF(AND([.$A525]&gt;=[.D$2];[.$A525]&lt;=[.D$3]);1;0)" office:value-type="float" office:value="1" calcext:value-type="float">
            <text:p>1</text:p>
          </table:table-cell>
          <table:table-cell table:formula="of:=IF(AND([.$A525]&gt;=[.E$2];[.$A525]&lt;=[.E$3]);1;0)" office:value-type="float" office:value="0" calcext:value-type="float">
            <text:p>0</text:p>
          </table:table-cell>
          <table:table-cell table:formula="of:=IF(AND([.$A525]&gt;=[.F$2];[.$A525]&lt;=[.F$3]);1;0)" office:value-type="float" office:value="0" calcext:value-type="float">
            <text:p>0</text:p>
          </table:table-cell>
          <table:table-cell table:formula="of:=IF(AND([.$A525]&gt;=[.G$2];[.$A525]&lt;=[.G$3]);1;0)" office:value-type="float" office:value="0" calcext:value-type="float">
            <text:p>0</text:p>
          </table:table-cell>
          <table:table-cell/>
          <table:table-cell office:value-type="float" office:value="-0.503189" calcext:value-type="float">
            <text:p>-0.503189</text:p>
          </table:table-cell>
          <table:table-cell table:formula="of:=IF(AND([.$A525]&gt;=[.J$2];[.$A525]&lt;=[.J$3]);1;0)" office:value-type="float" office:value="0" calcext:value-type="float">
            <text:p>0</text:p>
          </table:table-cell>
          <table:table-cell table:formula="of:=IF(AND([.$A525]&gt;=[.K$2];[.$A525]&lt;=[.K$3]);1;0)" office:value-type="float" office:value="0" calcext:value-type="float">
            <text:p>0</text:p>
          </table:table-cell>
          <table:table-cell table:formula="of:=IF(AND([.$A525]&gt;=[.L$2];[.$A525]&lt;=[.L$3]);1;0)" office:value-type="float" office:value="1" calcext:value-type="float">
            <text:p>1</text:p>
          </table:table-cell>
          <table:table-cell table:formula="of:=IF(AND([.$A525]&gt;=[.M$2];[.$A525]&lt;=[.M$3]);1;0)" office:value-type="float" office:value="0" calcext:value-type="float">
            <text:p>0</text:p>
          </table:table-cell>
          <table:table-cell table:formula="of:=IF(AND([.$A525]&gt;=[.N$2];[.$A525]&lt;=[.N$3]);1;0)" office:value-type="float" office:value="0" calcext:value-type="float">
            <text:p>0</text:p>
          </table:table-cell>
          <table:table-cell table:formula="of:=IF(AND([.$A525]&gt;=[.O$2];[.$A5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8256" calcext:value-type="float">
            <text:p>-0.318256</text:p>
          </table:table-cell>
          <table:table-cell table:formula="of:=IF(AND([.$A526]&gt;=[.B$2];[.$A526]&lt;=[.B$3]);1;0)" office:value-type="float" office:value="0" calcext:value-type="float">
            <text:p>0</text:p>
          </table:table-cell>
          <table:table-cell table:formula="of:=IF(AND([.$A526]&gt;=[.C$2];[.$A526]&lt;=[.C$3]);1;0)" office:value-type="float" office:value="0" calcext:value-type="float">
            <text:p>0</text:p>
          </table:table-cell>
          <table:table-cell table:formula="of:=IF(AND([.$A526]&gt;=[.D$2];[.$A526]&lt;=[.D$3]);1;0)" office:value-type="float" office:value="1" calcext:value-type="float">
            <text:p>1</text:p>
          </table:table-cell>
          <table:table-cell table:formula="of:=IF(AND([.$A526]&gt;=[.E$2];[.$A526]&lt;=[.E$3]);1;0)" office:value-type="float" office:value="0" calcext:value-type="float">
            <text:p>0</text:p>
          </table:table-cell>
          <table:table-cell table:formula="of:=IF(AND([.$A526]&gt;=[.F$2];[.$A526]&lt;=[.F$3]);1;0)" office:value-type="float" office:value="0" calcext:value-type="float">
            <text:p>0</text:p>
          </table:table-cell>
          <table:table-cell table:formula="of:=IF(AND([.$A526]&gt;=[.G$2];[.$A526]&lt;=[.G$3]);1;0)" office:value-type="float" office:value="0" calcext:value-type="float">
            <text:p>0</text:p>
          </table:table-cell>
          <table:table-cell/>
          <table:table-cell office:value-type="float" office:value="1.45764" calcext:value-type="float">
            <text:p>1.45764</text:p>
          </table:table-cell>
          <table:table-cell table:formula="of:=IF(AND([.$A526]&gt;=[.J$2];[.$A526]&lt;=[.J$3]);1;0)" office:value-type="float" office:value="0" calcext:value-type="float">
            <text:p>0</text:p>
          </table:table-cell>
          <table:table-cell table:formula="of:=IF(AND([.$A526]&gt;=[.K$2];[.$A526]&lt;=[.K$3]);1;0)" office:value-type="float" office:value="0" calcext:value-type="float">
            <text:p>0</text:p>
          </table:table-cell>
          <table:table-cell table:formula="of:=IF(AND([.$A526]&gt;=[.L$2];[.$A526]&lt;=[.L$3]);1;0)" office:value-type="float" office:value="1" calcext:value-type="float">
            <text:p>1</text:p>
          </table:table-cell>
          <table:table-cell table:formula="of:=IF(AND([.$A526]&gt;=[.M$2];[.$A526]&lt;=[.M$3]);1;0)" office:value-type="float" office:value="0" calcext:value-type="float">
            <text:p>0</text:p>
          </table:table-cell>
          <table:table-cell table:formula="of:=IF(AND([.$A526]&gt;=[.N$2];[.$A526]&lt;=[.N$3]);1;0)" office:value-type="float" office:value="0" calcext:value-type="float">
            <text:p>0</text:p>
          </table:table-cell>
          <table:table-cell table:formula="of:=IF(AND([.$A526]&gt;=[.O$2];[.$A5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7822" calcext:value-type="float">
            <text:p>-0.787822</text:p>
          </table:table-cell>
          <table:table-cell table:formula="of:=IF(AND([.$A527]&gt;=[.B$2];[.$A527]&lt;=[.B$3]);1;0)" office:value-type="float" office:value="0" calcext:value-type="float">
            <text:p>0</text:p>
          </table:table-cell>
          <table:table-cell table:formula="of:=IF(AND([.$A527]&gt;=[.C$2];[.$A527]&lt;=[.C$3]);1;0)" office:value-type="float" office:value="0" calcext:value-type="float">
            <text:p>0</text:p>
          </table:table-cell>
          <table:table-cell table:formula="of:=IF(AND([.$A527]&gt;=[.D$2];[.$A527]&lt;=[.D$3]);1;0)" office:value-type="float" office:value="1" calcext:value-type="float">
            <text:p>1</text:p>
          </table:table-cell>
          <table:table-cell table:formula="of:=IF(AND([.$A527]&gt;=[.E$2];[.$A527]&lt;=[.E$3]);1;0)" office:value-type="float" office:value="0" calcext:value-type="float">
            <text:p>0</text:p>
          </table:table-cell>
          <table:table-cell table:formula="of:=IF(AND([.$A527]&gt;=[.F$2];[.$A527]&lt;=[.F$3]);1;0)" office:value-type="float" office:value="0" calcext:value-type="float">
            <text:p>0</text:p>
          </table:table-cell>
          <table:table-cell table:formula="of:=IF(AND([.$A527]&gt;=[.G$2];[.$A527]&lt;=[.G$3]);1;0)" office:value-type="float" office:value="0" calcext:value-type="float">
            <text:p>0</text:p>
          </table:table-cell>
          <table:table-cell/>
          <table:table-cell office:value-type="float" office:value="1.79857" calcext:value-type="float">
            <text:p>1.79857</text:p>
          </table:table-cell>
          <table:table-cell table:formula="of:=IF(AND([.$A527]&gt;=[.J$2];[.$A527]&lt;=[.J$3]);1;0)" office:value-type="float" office:value="0" calcext:value-type="float">
            <text:p>0</text:p>
          </table:table-cell>
          <table:table-cell table:formula="of:=IF(AND([.$A527]&gt;=[.K$2];[.$A527]&lt;=[.K$3]);1;0)" office:value-type="float" office:value="0" calcext:value-type="float">
            <text:p>0</text:p>
          </table:table-cell>
          <table:table-cell table:formula="of:=IF(AND([.$A527]&gt;=[.L$2];[.$A527]&lt;=[.L$3]);1;0)" office:value-type="float" office:value="1" calcext:value-type="float">
            <text:p>1</text:p>
          </table:table-cell>
          <table:table-cell table:formula="of:=IF(AND([.$A527]&gt;=[.M$2];[.$A527]&lt;=[.M$3]);1;0)" office:value-type="float" office:value="0" calcext:value-type="float">
            <text:p>0</text:p>
          </table:table-cell>
          <table:table-cell table:formula="of:=IF(AND([.$A527]&gt;=[.N$2];[.$A527]&lt;=[.N$3]);1;0)" office:value-type="float" office:value="0" calcext:value-type="float">
            <text:p>0</text:p>
          </table:table-cell>
          <table:table-cell table:formula="of:=IF(AND([.$A527]&gt;=[.O$2];[.$A5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376" calcext:value-type="float">
            <text:p>0.317376</text:p>
          </table:table-cell>
          <table:table-cell table:formula="of:=IF(AND([.$A528]&gt;=[.B$2];[.$A528]&lt;=[.B$3]);1;0)" office:value-type="float" office:value="0" calcext:value-type="float">
            <text:p>0</text:p>
          </table:table-cell>
          <table:table-cell table:formula="of:=IF(AND([.$A528]&gt;=[.C$2];[.$A528]&lt;=[.C$3]);1;0)" office:value-type="float" office:value="0" calcext:value-type="float">
            <text:p>0</text:p>
          </table:table-cell>
          <table:table-cell table:formula="of:=IF(AND([.$A528]&gt;=[.D$2];[.$A528]&lt;=[.D$3]);1;0)" office:value-type="float" office:value="0" calcext:value-type="float">
            <text:p>0</text:p>
          </table:table-cell>
          <table:table-cell table:formula="of:=IF(AND([.$A528]&gt;=[.E$2];[.$A528]&lt;=[.E$3]);1;0)" office:value-type="float" office:value="1" calcext:value-type="float">
            <text:p>1</text:p>
          </table:table-cell>
          <table:table-cell table:formula="of:=IF(AND([.$A528]&gt;=[.F$2];[.$A528]&lt;=[.F$3]);1;0)" office:value-type="float" office:value="0" calcext:value-type="float">
            <text:p>0</text:p>
          </table:table-cell>
          <table:table-cell table:formula="of:=IF(AND([.$A528]&gt;=[.G$2];[.$A528]&lt;=[.G$3]);1;0)" office:value-type="float" office:value="0" calcext:value-type="float">
            <text:p>0</text:p>
          </table:table-cell>
          <table:table-cell/>
          <table:table-cell office:value-type="float" office:value="-0.0456213" calcext:value-type="float">
            <text:p>-0.0456213</text:p>
          </table:table-cell>
          <table:table-cell table:formula="of:=IF(AND([.$A528]&gt;=[.J$2];[.$A528]&lt;=[.J$3]);1;0)" office:value-type="float" office:value="0" calcext:value-type="float">
            <text:p>0</text:p>
          </table:table-cell>
          <table:table-cell table:formula="of:=IF(AND([.$A528]&gt;=[.K$2];[.$A528]&lt;=[.K$3]);1;0)" office:value-type="float" office:value="0" calcext:value-type="float">
            <text:p>0</text:p>
          </table:table-cell>
          <table:table-cell table:formula="of:=IF(AND([.$A528]&gt;=[.L$2];[.$A528]&lt;=[.L$3]);1;0)" office:value-type="float" office:value="0" calcext:value-type="float">
            <text:p>0</text:p>
          </table:table-cell>
          <table:table-cell table:formula="of:=IF(AND([.$A528]&gt;=[.M$2];[.$A528]&lt;=[.M$3]);1;0)" office:value-type="float" office:value="1" calcext:value-type="float">
            <text:p>1</text:p>
          </table:table-cell>
          <table:table-cell table:formula="of:=IF(AND([.$A528]&gt;=[.N$2];[.$A528]&lt;=[.N$3]);1;0)" office:value-type="float" office:value="0" calcext:value-type="float">
            <text:p>0</text:p>
          </table:table-cell>
          <table:table-cell table:formula="of:=IF(AND([.$A528]&gt;=[.O$2];[.$A5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5819" calcext:value-type="float">
            <text:p>-1.35819</text:p>
          </table:table-cell>
          <table:table-cell table:formula="of:=IF(AND([.$A529]&gt;=[.B$2];[.$A529]&lt;=[.B$3]);1;0)" office:value-type="float" office:value="0" calcext:value-type="float">
            <text:p>0</text:p>
          </table:table-cell>
          <table:table-cell table:formula="of:=IF(AND([.$A529]&gt;=[.C$2];[.$A529]&lt;=[.C$3]);1;0)" office:value-type="float" office:value="1" calcext:value-type="float">
            <text:p>1</text:p>
          </table:table-cell>
          <table:table-cell table:formula="of:=IF(AND([.$A529]&gt;=[.D$2];[.$A529]&lt;=[.D$3]);1;0)" office:value-type="float" office:value="0" calcext:value-type="float">
            <text:p>0</text:p>
          </table:table-cell>
          <table:table-cell table:formula="of:=IF(AND([.$A529]&gt;=[.E$2];[.$A529]&lt;=[.E$3]);1;0)" office:value-type="float" office:value="0" calcext:value-type="float">
            <text:p>0</text:p>
          </table:table-cell>
          <table:table-cell table:formula="of:=IF(AND([.$A529]&gt;=[.F$2];[.$A529]&lt;=[.F$3]);1;0)" office:value-type="float" office:value="0" calcext:value-type="float">
            <text:p>0</text:p>
          </table:table-cell>
          <table:table-cell table:formula="of:=IF(AND([.$A529]&gt;=[.G$2];[.$A529]&lt;=[.G$3]);1;0)" office:value-type="float" office:value="0" calcext:value-type="float">
            <text:p>0</text:p>
          </table:table-cell>
          <table:table-cell/>
          <table:table-cell office:value-type="float" office:value="-0.321709" calcext:value-type="float">
            <text:p>-0.321709</text:p>
          </table:table-cell>
          <table:table-cell table:formula="of:=IF(AND([.$A529]&gt;=[.J$2];[.$A529]&lt;=[.J$3]);1;0)" office:value-type="float" office:value="0" calcext:value-type="float">
            <text:p>0</text:p>
          </table:table-cell>
          <table:table-cell table:formula="of:=IF(AND([.$A529]&gt;=[.K$2];[.$A529]&lt;=[.K$3]);1;0)" office:value-type="float" office:value="1" calcext:value-type="float">
            <text:p>1</text:p>
          </table:table-cell>
          <table:table-cell table:formula="of:=IF(AND([.$A529]&gt;=[.L$2];[.$A529]&lt;=[.L$3]);1;0)" office:value-type="float" office:value="0" calcext:value-type="float">
            <text:p>0</text:p>
          </table:table-cell>
          <table:table-cell table:formula="of:=IF(AND([.$A529]&gt;=[.M$2];[.$A529]&lt;=[.M$3]);1;0)" office:value-type="float" office:value="0" calcext:value-type="float">
            <text:p>0</text:p>
          </table:table-cell>
          <table:table-cell table:formula="of:=IF(AND([.$A529]&gt;=[.N$2];[.$A529]&lt;=[.N$3]);1;0)" office:value-type="float" office:value="0" calcext:value-type="float">
            <text:p>0</text:p>
          </table:table-cell>
          <table:table-cell table:formula="of:=IF(AND([.$A529]&gt;=[.O$2];[.$A5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1222" calcext:value-type="float">
            <text:p>-1.21222</text:p>
          </table:table-cell>
          <table:table-cell table:formula="of:=IF(AND([.$A530]&gt;=[.B$2];[.$A530]&lt;=[.B$3]);1;0)" office:value-type="float" office:value="0" calcext:value-type="float">
            <text:p>0</text:p>
          </table:table-cell>
          <table:table-cell table:formula="of:=IF(AND([.$A530]&gt;=[.C$2];[.$A530]&lt;=[.C$3]);1;0)" office:value-type="float" office:value="1" calcext:value-type="float">
            <text:p>1</text:p>
          </table:table-cell>
          <table:table-cell table:formula="of:=IF(AND([.$A530]&gt;=[.D$2];[.$A530]&lt;=[.D$3]);1;0)" office:value-type="float" office:value="0" calcext:value-type="float">
            <text:p>0</text:p>
          </table:table-cell>
          <table:table-cell table:formula="of:=IF(AND([.$A530]&gt;=[.E$2];[.$A530]&lt;=[.E$3]);1;0)" office:value-type="float" office:value="0" calcext:value-type="float">
            <text:p>0</text:p>
          </table:table-cell>
          <table:table-cell table:formula="of:=IF(AND([.$A530]&gt;=[.F$2];[.$A530]&lt;=[.F$3]);1;0)" office:value-type="float" office:value="0" calcext:value-type="float">
            <text:p>0</text:p>
          </table:table-cell>
          <table:table-cell table:formula="of:=IF(AND([.$A530]&gt;=[.G$2];[.$A530]&lt;=[.G$3]);1;0)" office:value-type="float" office:value="0" calcext:value-type="float">
            <text:p>0</text:p>
          </table:table-cell>
          <table:table-cell/>
          <table:table-cell office:value-type="float" office:value="-0.0404612" calcext:value-type="float">
            <text:p>-0.0404612</text:p>
          </table:table-cell>
          <table:table-cell table:formula="of:=IF(AND([.$A530]&gt;=[.J$2];[.$A530]&lt;=[.J$3]);1;0)" office:value-type="float" office:value="0" calcext:value-type="float">
            <text:p>0</text:p>
          </table:table-cell>
          <table:table-cell table:formula="of:=IF(AND([.$A530]&gt;=[.K$2];[.$A530]&lt;=[.K$3]);1;0)" office:value-type="float" office:value="1" calcext:value-type="float">
            <text:p>1</text:p>
          </table:table-cell>
          <table:table-cell table:formula="of:=IF(AND([.$A530]&gt;=[.L$2];[.$A530]&lt;=[.L$3]);1;0)" office:value-type="float" office:value="0" calcext:value-type="float">
            <text:p>0</text:p>
          </table:table-cell>
          <table:table-cell table:formula="of:=IF(AND([.$A530]&gt;=[.M$2];[.$A530]&lt;=[.M$3]);1;0)" office:value-type="float" office:value="0" calcext:value-type="float">
            <text:p>0</text:p>
          </table:table-cell>
          <table:table-cell table:formula="of:=IF(AND([.$A530]&gt;=[.N$2];[.$A530]&lt;=[.N$3]);1;0)" office:value-type="float" office:value="0" calcext:value-type="float">
            <text:p>0</text:p>
          </table:table-cell>
          <table:table-cell table:formula="of:=IF(AND([.$A530]&gt;=[.O$2];[.$A5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7383" calcext:value-type="float">
            <text:p>-0.687383</text:p>
          </table:table-cell>
          <table:table-cell table:formula="of:=IF(AND([.$A531]&gt;=[.B$2];[.$A531]&lt;=[.B$3]);1;0)" office:value-type="float" office:value="0" calcext:value-type="float">
            <text:p>0</text:p>
          </table:table-cell>
          <table:table-cell table:formula="of:=IF(AND([.$A531]&gt;=[.C$2];[.$A531]&lt;=[.C$3]);1;0)" office:value-type="float" office:value="0" calcext:value-type="float">
            <text:p>0</text:p>
          </table:table-cell>
          <table:table-cell table:formula="of:=IF(AND([.$A531]&gt;=[.D$2];[.$A531]&lt;=[.D$3]);1;0)" office:value-type="float" office:value="1" calcext:value-type="float">
            <text:p>1</text:p>
          </table:table-cell>
          <table:table-cell table:formula="of:=IF(AND([.$A531]&gt;=[.E$2];[.$A531]&lt;=[.E$3]);1;0)" office:value-type="float" office:value="0" calcext:value-type="float">
            <text:p>0</text:p>
          </table:table-cell>
          <table:table-cell table:formula="of:=IF(AND([.$A531]&gt;=[.F$2];[.$A531]&lt;=[.F$3]);1;0)" office:value-type="float" office:value="0" calcext:value-type="float">
            <text:p>0</text:p>
          </table:table-cell>
          <table:table-cell table:formula="of:=IF(AND([.$A531]&gt;=[.G$2];[.$A531]&lt;=[.G$3]);1;0)" office:value-type="float" office:value="0" calcext:value-type="float">
            <text:p>0</text:p>
          </table:table-cell>
          <table:table-cell/>
          <table:table-cell office:value-type="float" office:value="0.0382882" calcext:value-type="float">
            <text:p>0.0382882</text:p>
          </table:table-cell>
          <table:table-cell table:formula="of:=IF(AND([.$A531]&gt;=[.J$2];[.$A531]&lt;=[.J$3]);1;0)" office:value-type="float" office:value="0" calcext:value-type="float">
            <text:p>0</text:p>
          </table:table-cell>
          <table:table-cell table:formula="of:=IF(AND([.$A531]&gt;=[.K$2];[.$A531]&lt;=[.K$3]);1;0)" office:value-type="float" office:value="0" calcext:value-type="float">
            <text:p>0</text:p>
          </table:table-cell>
          <table:table-cell table:formula="of:=IF(AND([.$A531]&gt;=[.L$2];[.$A531]&lt;=[.L$3]);1;0)" office:value-type="float" office:value="1" calcext:value-type="float">
            <text:p>1</text:p>
          </table:table-cell>
          <table:table-cell table:formula="of:=IF(AND([.$A531]&gt;=[.M$2];[.$A531]&lt;=[.M$3]);1;0)" office:value-type="float" office:value="0" calcext:value-type="float">
            <text:p>0</text:p>
          </table:table-cell>
          <table:table-cell table:formula="of:=IF(AND([.$A531]&gt;=[.N$2];[.$A531]&lt;=[.N$3]);1;0)" office:value-type="float" office:value="0" calcext:value-type="float">
            <text:p>0</text:p>
          </table:table-cell>
          <table:table-cell table:formula="of:=IF(AND([.$A531]&gt;=[.O$2];[.$A5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2974" calcext:value-type="float">
            <text:p>-0.182974</text:p>
          </table:table-cell>
          <table:table-cell table:formula="of:=IF(AND([.$A532]&gt;=[.B$2];[.$A532]&lt;=[.B$3]);1;0)" office:value-type="float" office:value="0" calcext:value-type="float">
            <text:p>0</text:p>
          </table:table-cell>
          <table:table-cell table:formula="of:=IF(AND([.$A532]&gt;=[.C$2];[.$A532]&lt;=[.C$3]);1;0)" office:value-type="float" office:value="0" calcext:value-type="float">
            <text:p>0</text:p>
          </table:table-cell>
          <table:table-cell table:formula="of:=IF(AND([.$A532]&gt;=[.D$2];[.$A532]&lt;=[.D$3]);1;0)" office:value-type="float" office:value="1" calcext:value-type="float">
            <text:p>1</text:p>
          </table:table-cell>
          <table:table-cell table:formula="of:=IF(AND([.$A532]&gt;=[.E$2];[.$A532]&lt;=[.E$3]);1;0)" office:value-type="float" office:value="0" calcext:value-type="float">
            <text:p>0</text:p>
          </table:table-cell>
          <table:table-cell table:formula="of:=IF(AND([.$A532]&gt;=[.F$2];[.$A532]&lt;=[.F$3]);1;0)" office:value-type="float" office:value="0" calcext:value-type="float">
            <text:p>0</text:p>
          </table:table-cell>
          <table:table-cell table:formula="of:=IF(AND([.$A532]&gt;=[.G$2];[.$A532]&lt;=[.G$3]);1;0)" office:value-type="float" office:value="0" calcext:value-type="float">
            <text:p>0</text:p>
          </table:table-cell>
          <table:table-cell/>
          <table:table-cell office:value-type="float" office:value="0.114365" calcext:value-type="float">
            <text:p>0.114365</text:p>
          </table:table-cell>
          <table:table-cell table:formula="of:=IF(AND([.$A532]&gt;=[.J$2];[.$A532]&lt;=[.J$3]);1;0)" office:value-type="float" office:value="0" calcext:value-type="float">
            <text:p>0</text:p>
          </table:table-cell>
          <table:table-cell table:formula="of:=IF(AND([.$A532]&gt;=[.K$2];[.$A532]&lt;=[.K$3]);1;0)" office:value-type="float" office:value="0" calcext:value-type="float">
            <text:p>0</text:p>
          </table:table-cell>
          <table:table-cell table:formula="of:=IF(AND([.$A532]&gt;=[.L$2];[.$A532]&lt;=[.L$3]);1;0)" office:value-type="float" office:value="1" calcext:value-type="float">
            <text:p>1</text:p>
          </table:table-cell>
          <table:table-cell table:formula="of:=IF(AND([.$A532]&gt;=[.M$2];[.$A532]&lt;=[.M$3]);1;0)" office:value-type="float" office:value="0" calcext:value-type="float">
            <text:p>0</text:p>
          </table:table-cell>
          <table:table-cell table:formula="of:=IF(AND([.$A532]&gt;=[.N$2];[.$A532]&lt;=[.N$3]);1;0)" office:value-type="float" office:value="0" calcext:value-type="float">
            <text:p>0</text:p>
          </table:table-cell>
          <table:table-cell table:formula="of:=IF(AND([.$A532]&gt;=[.O$2];[.$A5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9013" calcext:value-type="float">
            <text:p>0.0509013</text:p>
          </table:table-cell>
          <table:table-cell table:formula="of:=IF(AND([.$A533]&gt;=[.B$2];[.$A533]&lt;=[.B$3]);1;0)" office:value-type="float" office:value="0" calcext:value-type="float">
            <text:p>0</text:p>
          </table:table-cell>
          <table:table-cell table:formula="of:=IF(AND([.$A533]&gt;=[.C$2];[.$A533]&lt;=[.C$3]);1;0)" office:value-type="float" office:value="0" calcext:value-type="float">
            <text:p>0</text:p>
          </table:table-cell>
          <table:table-cell table:formula="of:=IF(AND([.$A533]&gt;=[.D$2];[.$A533]&lt;=[.D$3]);1;0)" office:value-type="float" office:value="0" calcext:value-type="float">
            <text:p>0</text:p>
          </table:table-cell>
          <table:table-cell table:formula="of:=IF(AND([.$A533]&gt;=[.E$2];[.$A533]&lt;=[.E$3]);1;0)" office:value-type="float" office:value="1" calcext:value-type="float">
            <text:p>1</text:p>
          </table:table-cell>
          <table:table-cell table:formula="of:=IF(AND([.$A533]&gt;=[.F$2];[.$A533]&lt;=[.F$3]);1;0)" office:value-type="float" office:value="0" calcext:value-type="float">
            <text:p>0</text:p>
          </table:table-cell>
          <table:table-cell table:formula="of:=IF(AND([.$A533]&gt;=[.G$2];[.$A533]&lt;=[.G$3]);1;0)" office:value-type="float" office:value="0" calcext:value-type="float">
            <text:p>0</text:p>
          </table:table-cell>
          <table:table-cell/>
          <table:table-cell office:value-type="float" office:value="0.766669" calcext:value-type="float">
            <text:p>0.766669</text:p>
          </table:table-cell>
          <table:table-cell table:formula="of:=IF(AND([.$A533]&gt;=[.J$2];[.$A533]&lt;=[.J$3]);1;0)" office:value-type="float" office:value="0" calcext:value-type="float">
            <text:p>0</text:p>
          </table:table-cell>
          <table:table-cell table:formula="of:=IF(AND([.$A533]&gt;=[.K$2];[.$A533]&lt;=[.K$3]);1;0)" office:value-type="float" office:value="0" calcext:value-type="float">
            <text:p>0</text:p>
          </table:table-cell>
          <table:table-cell table:formula="of:=IF(AND([.$A533]&gt;=[.L$2];[.$A533]&lt;=[.L$3]);1;0)" office:value-type="float" office:value="0" calcext:value-type="float">
            <text:p>0</text:p>
          </table:table-cell>
          <table:table-cell table:formula="of:=IF(AND([.$A533]&gt;=[.M$2];[.$A533]&lt;=[.M$3]);1;0)" office:value-type="float" office:value="1" calcext:value-type="float">
            <text:p>1</text:p>
          </table:table-cell>
          <table:table-cell table:formula="of:=IF(AND([.$A533]&gt;=[.N$2];[.$A533]&lt;=[.N$3]);1;0)" office:value-type="float" office:value="0" calcext:value-type="float">
            <text:p>0</text:p>
          </table:table-cell>
          <table:table-cell table:formula="of:=IF(AND([.$A533]&gt;=[.O$2];[.$A5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8992" calcext:value-type="float">
            <text:p>-0.988992</text:p>
          </table:table-cell>
          <table:table-cell table:formula="of:=IF(AND([.$A534]&gt;=[.B$2];[.$A534]&lt;=[.B$3]);1;0)" office:value-type="float" office:value="0" calcext:value-type="float">
            <text:p>0</text:p>
          </table:table-cell>
          <table:table-cell table:formula="of:=IF(AND([.$A534]&gt;=[.C$2];[.$A534]&lt;=[.C$3]);1;0)" office:value-type="float" office:value="0" calcext:value-type="float">
            <text:p>0</text:p>
          </table:table-cell>
          <table:table-cell table:formula="of:=IF(AND([.$A534]&gt;=[.D$2];[.$A534]&lt;=[.D$3]);1;0)" office:value-type="float" office:value="1" calcext:value-type="float">
            <text:p>1</text:p>
          </table:table-cell>
          <table:table-cell table:formula="of:=IF(AND([.$A534]&gt;=[.E$2];[.$A534]&lt;=[.E$3]);1;0)" office:value-type="float" office:value="0" calcext:value-type="float">
            <text:p>0</text:p>
          </table:table-cell>
          <table:table-cell table:formula="of:=IF(AND([.$A534]&gt;=[.F$2];[.$A534]&lt;=[.F$3]);1;0)" office:value-type="float" office:value="0" calcext:value-type="float">
            <text:p>0</text:p>
          </table:table-cell>
          <table:table-cell table:formula="of:=IF(AND([.$A534]&gt;=[.G$2];[.$A534]&lt;=[.G$3]);1;0)" office:value-type="float" office:value="0" calcext:value-type="float">
            <text:p>0</text:p>
          </table:table-cell>
          <table:table-cell/>
          <table:table-cell office:value-type="float" office:value="3.11204" calcext:value-type="float">
            <text:p>3.11204</text:p>
          </table:table-cell>
          <table:table-cell table:formula="of:=IF(AND([.$A534]&gt;=[.J$2];[.$A534]&lt;=[.J$3]);1;0)" office:value-type="float" office:value="0" calcext:value-type="float">
            <text:p>0</text:p>
          </table:table-cell>
          <table:table-cell table:formula="of:=IF(AND([.$A534]&gt;=[.K$2];[.$A534]&lt;=[.K$3]);1;0)" office:value-type="float" office:value="0" calcext:value-type="float">
            <text:p>0</text:p>
          </table:table-cell>
          <table:table-cell table:formula="of:=IF(AND([.$A534]&gt;=[.L$2];[.$A534]&lt;=[.L$3]);1;0)" office:value-type="float" office:value="1" calcext:value-type="float">
            <text:p>1</text:p>
          </table:table-cell>
          <table:table-cell table:formula="of:=IF(AND([.$A534]&gt;=[.M$2];[.$A534]&lt;=[.M$3]);1;0)" office:value-type="float" office:value="0" calcext:value-type="float">
            <text:p>0</text:p>
          </table:table-cell>
          <table:table-cell table:formula="of:=IF(AND([.$A534]&gt;=[.N$2];[.$A534]&lt;=[.N$3]);1;0)" office:value-type="float" office:value="0" calcext:value-type="float">
            <text:p>0</text:p>
          </table:table-cell>
          <table:table-cell table:formula="of:=IF(AND([.$A534]&gt;=[.O$2];[.$A5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56" calcext:value-type="float">
            <text:p>2.3656</text:p>
          </table:table-cell>
          <table:table-cell table:formula="of:=IF(AND([.$A535]&gt;=[.B$2];[.$A535]&lt;=[.B$3]);1;0)" office:value-type="float" office:value="0" calcext:value-type="float">
            <text:p>0</text:p>
          </table:table-cell>
          <table:table-cell table:formula="of:=IF(AND([.$A535]&gt;=[.C$2];[.$A535]&lt;=[.C$3]);1;0)" office:value-type="float" office:value="0" calcext:value-type="float">
            <text:p>0</text:p>
          </table:table-cell>
          <table:table-cell table:formula="of:=IF(AND([.$A535]&gt;=[.D$2];[.$A535]&lt;=[.D$3]);1;0)" office:value-type="float" office:value="0" calcext:value-type="float">
            <text:p>0</text:p>
          </table:table-cell>
          <table:table-cell table:formula="of:=IF(AND([.$A535]&gt;=[.E$2];[.$A535]&lt;=[.E$3]);1;0)" office:value-type="float" office:value="0" calcext:value-type="float">
            <text:p>0</text:p>
          </table:table-cell>
          <table:table-cell table:formula="of:=IF(AND([.$A535]&gt;=[.F$2];[.$A535]&lt;=[.F$3]);1;0)" office:value-type="float" office:value="0" calcext:value-type="float">
            <text:p>0</text:p>
          </table:table-cell>
          <table:table-cell table:formula="of:=IF(AND([.$A535]&gt;=[.G$2];[.$A535]&lt;=[.G$3]);1;0)" office:value-type="float" office:value="1" calcext:value-type="float">
            <text:p>1</text:p>
          </table:table-cell>
          <table:table-cell/>
          <table:table-cell office:value-type="float" office:value="0.931659" calcext:value-type="float">
            <text:p>0.931659</text:p>
          </table:table-cell>
          <table:table-cell table:formula="of:=IF(AND([.$A535]&gt;=[.J$2];[.$A535]&lt;=[.J$3]);1;0)" office:value-type="float" office:value="0" calcext:value-type="float">
            <text:p>0</text:p>
          </table:table-cell>
          <table:table-cell table:formula="of:=IF(AND([.$A535]&gt;=[.K$2];[.$A535]&lt;=[.K$3]);1;0)" office:value-type="float" office:value="0" calcext:value-type="float">
            <text:p>0</text:p>
          </table:table-cell>
          <table:table-cell table:formula="of:=IF(AND([.$A535]&gt;=[.L$2];[.$A535]&lt;=[.L$3]);1;0)" office:value-type="float" office:value="0" calcext:value-type="float">
            <text:p>0</text:p>
          </table:table-cell>
          <table:table-cell table:formula="of:=IF(AND([.$A535]&gt;=[.M$2];[.$A535]&lt;=[.M$3]);1;0)" office:value-type="float" office:value="0" calcext:value-type="float">
            <text:p>0</text:p>
          </table:table-cell>
          <table:table-cell table:formula="of:=IF(AND([.$A535]&gt;=[.N$2];[.$A535]&lt;=[.N$3]);1;0)" office:value-type="float" office:value="0" calcext:value-type="float">
            <text:p>0</text:p>
          </table:table-cell>
          <table:table-cell table:formula="of:=IF(AND([.$A535]&gt;=[.O$2];[.$A535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38113" calcext:value-type="float">
            <text:p>-0.338113</text:p>
          </table:table-cell>
          <table:table-cell table:formula="of:=IF(AND([.$A536]&gt;=[.B$2];[.$A536]&lt;=[.B$3]);1;0)" office:value-type="float" office:value="0" calcext:value-type="float">
            <text:p>0</text:p>
          </table:table-cell>
          <table:table-cell table:formula="of:=IF(AND([.$A536]&gt;=[.C$2];[.$A536]&lt;=[.C$3]);1;0)" office:value-type="float" office:value="0" calcext:value-type="float">
            <text:p>0</text:p>
          </table:table-cell>
          <table:table-cell table:formula="of:=IF(AND([.$A536]&gt;=[.D$2];[.$A536]&lt;=[.D$3]);1;0)" office:value-type="float" office:value="1" calcext:value-type="float">
            <text:p>1</text:p>
          </table:table-cell>
          <table:table-cell table:formula="of:=IF(AND([.$A536]&gt;=[.E$2];[.$A536]&lt;=[.E$3]);1;0)" office:value-type="float" office:value="0" calcext:value-type="float">
            <text:p>0</text:p>
          </table:table-cell>
          <table:table-cell table:formula="of:=IF(AND([.$A536]&gt;=[.F$2];[.$A536]&lt;=[.F$3]);1;0)" office:value-type="float" office:value="0" calcext:value-type="float">
            <text:p>0</text:p>
          </table:table-cell>
          <table:table-cell table:formula="of:=IF(AND([.$A536]&gt;=[.G$2];[.$A536]&lt;=[.G$3]);1;0)" office:value-type="float" office:value="0" calcext:value-type="float">
            <text:p>0</text:p>
          </table:table-cell>
          <table:table-cell/>
          <table:table-cell office:value-type="float" office:value="0.142067" calcext:value-type="float">
            <text:p>0.142067</text:p>
          </table:table-cell>
          <table:table-cell table:formula="of:=IF(AND([.$A536]&gt;=[.J$2];[.$A536]&lt;=[.J$3]);1;0)" office:value-type="float" office:value="0" calcext:value-type="float">
            <text:p>0</text:p>
          </table:table-cell>
          <table:table-cell table:formula="of:=IF(AND([.$A536]&gt;=[.K$2];[.$A536]&lt;=[.K$3]);1;0)" office:value-type="float" office:value="0" calcext:value-type="float">
            <text:p>0</text:p>
          </table:table-cell>
          <table:table-cell table:formula="of:=IF(AND([.$A536]&gt;=[.L$2];[.$A536]&lt;=[.L$3]);1;0)" office:value-type="float" office:value="1" calcext:value-type="float">
            <text:p>1</text:p>
          </table:table-cell>
          <table:table-cell table:formula="of:=IF(AND([.$A536]&gt;=[.M$2];[.$A536]&lt;=[.M$3]);1;0)" office:value-type="float" office:value="0" calcext:value-type="float">
            <text:p>0</text:p>
          </table:table-cell>
          <table:table-cell table:formula="of:=IF(AND([.$A536]&gt;=[.N$2];[.$A536]&lt;=[.N$3]);1;0)" office:value-type="float" office:value="0" calcext:value-type="float">
            <text:p>0</text:p>
          </table:table-cell>
          <table:table-cell table:formula="of:=IF(AND([.$A536]&gt;=[.O$2];[.$A5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0084" calcext:value-type="float">
            <text:p>-0.550084</text:p>
          </table:table-cell>
          <table:table-cell table:formula="of:=IF(AND([.$A537]&gt;=[.B$2];[.$A537]&lt;=[.B$3]);1;0)" office:value-type="float" office:value="0" calcext:value-type="float">
            <text:p>0</text:p>
          </table:table-cell>
          <table:table-cell table:formula="of:=IF(AND([.$A537]&gt;=[.C$2];[.$A537]&lt;=[.C$3]);1;0)" office:value-type="float" office:value="0" calcext:value-type="float">
            <text:p>0</text:p>
          </table:table-cell>
          <table:table-cell table:formula="of:=IF(AND([.$A537]&gt;=[.D$2];[.$A537]&lt;=[.D$3]);1;0)" office:value-type="float" office:value="1" calcext:value-type="float">
            <text:p>1</text:p>
          </table:table-cell>
          <table:table-cell table:formula="of:=IF(AND([.$A537]&gt;=[.E$2];[.$A537]&lt;=[.E$3]);1;0)" office:value-type="float" office:value="0" calcext:value-type="float">
            <text:p>0</text:p>
          </table:table-cell>
          <table:table-cell table:formula="of:=IF(AND([.$A537]&gt;=[.F$2];[.$A537]&lt;=[.F$3]);1;0)" office:value-type="float" office:value="0" calcext:value-type="float">
            <text:p>0</text:p>
          </table:table-cell>
          <table:table-cell table:formula="of:=IF(AND([.$A537]&gt;=[.G$2];[.$A537]&lt;=[.G$3]);1;0)" office:value-type="float" office:value="0" calcext:value-type="float">
            <text:p>0</text:p>
          </table:table-cell>
          <table:table-cell/>
          <table:table-cell office:value-type="float" office:value="-0.348495" calcext:value-type="float">
            <text:p>-0.348495</text:p>
          </table:table-cell>
          <table:table-cell table:formula="of:=IF(AND([.$A537]&gt;=[.J$2];[.$A537]&lt;=[.J$3]);1;0)" office:value-type="float" office:value="0" calcext:value-type="float">
            <text:p>0</text:p>
          </table:table-cell>
          <table:table-cell table:formula="of:=IF(AND([.$A537]&gt;=[.K$2];[.$A537]&lt;=[.K$3]);1;0)" office:value-type="float" office:value="0" calcext:value-type="float">
            <text:p>0</text:p>
          </table:table-cell>
          <table:table-cell table:formula="of:=IF(AND([.$A537]&gt;=[.L$2];[.$A537]&lt;=[.L$3]);1;0)" office:value-type="float" office:value="1" calcext:value-type="float">
            <text:p>1</text:p>
          </table:table-cell>
          <table:table-cell table:formula="of:=IF(AND([.$A537]&gt;=[.M$2];[.$A537]&lt;=[.M$3]);1;0)" office:value-type="float" office:value="0" calcext:value-type="float">
            <text:p>0</text:p>
          </table:table-cell>
          <table:table-cell table:formula="of:=IF(AND([.$A537]&gt;=[.N$2];[.$A537]&lt;=[.N$3]);1;0)" office:value-type="float" office:value="0" calcext:value-type="float">
            <text:p>0</text:p>
          </table:table-cell>
          <table:table-cell table:formula="of:=IF(AND([.$A537]&gt;=[.O$2];[.$A5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893" calcext:value-type="float">
            <text:p>0.365893</text:p>
          </table:table-cell>
          <table:table-cell table:formula="of:=IF(AND([.$A538]&gt;=[.B$2];[.$A538]&lt;=[.B$3]);1;0)" office:value-type="float" office:value="0" calcext:value-type="float">
            <text:p>0</text:p>
          </table:table-cell>
          <table:table-cell table:formula="of:=IF(AND([.$A538]&gt;=[.C$2];[.$A538]&lt;=[.C$3]);1;0)" office:value-type="float" office:value="0" calcext:value-type="float">
            <text:p>0</text:p>
          </table:table-cell>
          <table:table-cell table:formula="of:=IF(AND([.$A538]&gt;=[.D$2];[.$A538]&lt;=[.D$3]);1;0)" office:value-type="float" office:value="0" calcext:value-type="float">
            <text:p>0</text:p>
          </table:table-cell>
          <table:table-cell table:formula="of:=IF(AND([.$A538]&gt;=[.E$2];[.$A538]&lt;=[.E$3]);1;0)" office:value-type="float" office:value="1" calcext:value-type="float">
            <text:p>1</text:p>
          </table:table-cell>
          <table:table-cell table:formula="of:=IF(AND([.$A538]&gt;=[.F$2];[.$A538]&lt;=[.F$3]);1;0)" office:value-type="float" office:value="0" calcext:value-type="float">
            <text:p>0</text:p>
          </table:table-cell>
          <table:table-cell table:formula="of:=IF(AND([.$A538]&gt;=[.G$2];[.$A538]&lt;=[.G$3]);1;0)" office:value-type="float" office:value="0" calcext:value-type="float">
            <text:p>0</text:p>
          </table:table-cell>
          <table:table-cell/>
          <table:table-cell office:value-type="float" office:value="-1.58563" calcext:value-type="float">
            <text:p>-1.58563</text:p>
          </table:table-cell>
          <table:table-cell table:formula="of:=IF(AND([.$A538]&gt;=[.J$2];[.$A538]&lt;=[.J$3]);1;0)" office:value-type="float" office:value="0" calcext:value-type="float">
            <text:p>0</text:p>
          </table:table-cell>
          <table:table-cell table:formula="of:=IF(AND([.$A538]&gt;=[.K$2];[.$A538]&lt;=[.K$3]);1;0)" office:value-type="float" office:value="0" calcext:value-type="float">
            <text:p>0</text:p>
          </table:table-cell>
          <table:table-cell table:formula="of:=IF(AND([.$A538]&gt;=[.L$2];[.$A538]&lt;=[.L$3]);1;0)" office:value-type="float" office:value="0" calcext:value-type="float">
            <text:p>0</text:p>
          </table:table-cell>
          <table:table-cell table:formula="of:=IF(AND([.$A538]&gt;=[.M$2];[.$A538]&lt;=[.M$3]);1;0)" office:value-type="float" office:value="1" calcext:value-type="float">
            <text:p>1</text:p>
          </table:table-cell>
          <table:table-cell table:formula="of:=IF(AND([.$A538]&gt;=[.N$2];[.$A538]&lt;=[.N$3]);1;0)" office:value-type="float" office:value="0" calcext:value-type="float">
            <text:p>0</text:p>
          </table:table-cell>
          <table:table-cell table:formula="of:=IF(AND([.$A538]&gt;=[.O$2];[.$A5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41" calcext:value-type="float">
            <text:p>0.9541</text:p>
          </table:table-cell>
          <table:table-cell table:formula="of:=IF(AND([.$A539]&gt;=[.B$2];[.$A539]&lt;=[.B$3]);1;0)" office:value-type="float" office:value="0" calcext:value-type="float">
            <text:p>0</text:p>
          </table:table-cell>
          <table:table-cell table:formula="of:=IF(AND([.$A539]&gt;=[.C$2];[.$A539]&lt;=[.C$3]);1;0)" office:value-type="float" office:value="0" calcext:value-type="float">
            <text:p>0</text:p>
          </table:table-cell>
          <table:table-cell table:formula="of:=IF(AND([.$A539]&gt;=[.D$2];[.$A539]&lt;=[.D$3]);1;0)" office:value-type="float" office:value="0" calcext:value-type="float">
            <text:p>0</text:p>
          </table:table-cell>
          <table:table-cell table:formula="of:=IF(AND([.$A539]&gt;=[.E$2];[.$A539]&lt;=[.E$3]);1;0)" office:value-type="float" office:value="1" calcext:value-type="float">
            <text:p>1</text:p>
          </table:table-cell>
          <table:table-cell table:formula="of:=IF(AND([.$A539]&gt;=[.F$2];[.$A539]&lt;=[.F$3]);1;0)" office:value-type="float" office:value="0" calcext:value-type="float">
            <text:p>0</text:p>
          </table:table-cell>
          <table:table-cell table:formula="of:=IF(AND([.$A539]&gt;=[.G$2];[.$A539]&lt;=[.G$3]);1;0)" office:value-type="float" office:value="0" calcext:value-type="float">
            <text:p>0</text:p>
          </table:table-cell>
          <table:table-cell/>
          <table:table-cell office:value-type="float" office:value="0.896707" calcext:value-type="float">
            <text:p>0.896707</text:p>
          </table:table-cell>
          <table:table-cell table:formula="of:=IF(AND([.$A539]&gt;=[.J$2];[.$A539]&lt;=[.J$3]);1;0)" office:value-type="float" office:value="0" calcext:value-type="float">
            <text:p>0</text:p>
          </table:table-cell>
          <table:table-cell table:formula="of:=IF(AND([.$A539]&gt;=[.K$2];[.$A539]&lt;=[.K$3]);1;0)" office:value-type="float" office:value="0" calcext:value-type="float">
            <text:p>0</text:p>
          </table:table-cell>
          <table:table-cell table:formula="of:=IF(AND([.$A539]&gt;=[.L$2];[.$A539]&lt;=[.L$3]);1;0)" office:value-type="float" office:value="0" calcext:value-type="float">
            <text:p>0</text:p>
          </table:table-cell>
          <table:table-cell table:formula="of:=IF(AND([.$A539]&gt;=[.M$2];[.$A539]&lt;=[.M$3]);1;0)" office:value-type="float" office:value="1" calcext:value-type="float">
            <text:p>1</text:p>
          </table:table-cell>
          <table:table-cell table:formula="of:=IF(AND([.$A539]&gt;=[.N$2];[.$A539]&lt;=[.N$3]);1;0)" office:value-type="float" office:value="0" calcext:value-type="float">
            <text:p>0</text:p>
          </table:table-cell>
          <table:table-cell table:formula="of:=IF(AND([.$A539]&gt;=[.O$2];[.$A5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1461" calcext:value-type="float">
            <text:p>-1.31461</text:p>
          </table:table-cell>
          <table:table-cell table:formula="of:=IF(AND([.$A540]&gt;=[.B$2];[.$A540]&lt;=[.B$3]);1;0)" office:value-type="float" office:value="0" calcext:value-type="float">
            <text:p>0</text:p>
          </table:table-cell>
          <table:table-cell table:formula="of:=IF(AND([.$A540]&gt;=[.C$2];[.$A540]&lt;=[.C$3]);1;0)" office:value-type="float" office:value="1" calcext:value-type="float">
            <text:p>1</text:p>
          </table:table-cell>
          <table:table-cell table:formula="of:=IF(AND([.$A540]&gt;=[.D$2];[.$A540]&lt;=[.D$3]);1;0)" office:value-type="float" office:value="0" calcext:value-type="float">
            <text:p>0</text:p>
          </table:table-cell>
          <table:table-cell table:formula="of:=IF(AND([.$A540]&gt;=[.E$2];[.$A540]&lt;=[.E$3]);1;0)" office:value-type="float" office:value="0" calcext:value-type="float">
            <text:p>0</text:p>
          </table:table-cell>
          <table:table-cell table:formula="of:=IF(AND([.$A540]&gt;=[.F$2];[.$A540]&lt;=[.F$3]);1;0)" office:value-type="float" office:value="0" calcext:value-type="float">
            <text:p>0</text:p>
          </table:table-cell>
          <table:table-cell table:formula="of:=IF(AND([.$A540]&gt;=[.G$2];[.$A540]&lt;=[.G$3]);1;0)" office:value-type="float" office:value="0" calcext:value-type="float">
            <text:p>0</text:p>
          </table:table-cell>
          <table:table-cell/>
          <table:table-cell office:value-type="float" office:value="0.255226" calcext:value-type="float">
            <text:p>0.255226</text:p>
          </table:table-cell>
          <table:table-cell table:formula="of:=IF(AND([.$A540]&gt;=[.J$2];[.$A540]&lt;=[.J$3]);1;0)" office:value-type="float" office:value="0" calcext:value-type="float">
            <text:p>0</text:p>
          </table:table-cell>
          <table:table-cell table:formula="of:=IF(AND([.$A540]&gt;=[.K$2];[.$A540]&lt;=[.K$3]);1;0)" office:value-type="float" office:value="1" calcext:value-type="float">
            <text:p>1</text:p>
          </table:table-cell>
          <table:table-cell table:formula="of:=IF(AND([.$A540]&gt;=[.L$2];[.$A540]&lt;=[.L$3]);1;0)" office:value-type="float" office:value="0" calcext:value-type="float">
            <text:p>0</text:p>
          </table:table-cell>
          <table:table-cell table:formula="of:=IF(AND([.$A540]&gt;=[.M$2];[.$A540]&lt;=[.M$3]);1;0)" office:value-type="float" office:value="0" calcext:value-type="float">
            <text:p>0</text:p>
          </table:table-cell>
          <table:table-cell table:formula="of:=IF(AND([.$A540]&gt;=[.N$2];[.$A540]&lt;=[.N$3]);1;0)" office:value-type="float" office:value="0" calcext:value-type="float">
            <text:p>0</text:p>
          </table:table-cell>
          <table:table-cell table:formula="of:=IF(AND([.$A540]&gt;=[.O$2];[.$A5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93265" calcext:value-type="float">
            <text:p>-0.0593265</text:p>
          </table:table-cell>
          <table:table-cell table:formula="of:=IF(AND([.$A541]&gt;=[.B$2];[.$A541]&lt;=[.B$3]);1;0)" office:value-type="float" office:value="0" calcext:value-type="float">
            <text:p>0</text:p>
          </table:table-cell>
          <table:table-cell table:formula="of:=IF(AND([.$A541]&gt;=[.C$2];[.$A541]&lt;=[.C$3]);1;0)" office:value-type="float" office:value="0" calcext:value-type="float">
            <text:p>0</text:p>
          </table:table-cell>
          <table:table-cell table:formula="of:=IF(AND([.$A541]&gt;=[.D$2];[.$A541]&lt;=[.D$3]);1;0)" office:value-type="float" office:value="1" calcext:value-type="float">
            <text:p>1</text:p>
          </table:table-cell>
          <table:table-cell table:formula="of:=IF(AND([.$A541]&gt;=[.E$2];[.$A541]&lt;=[.E$3]);1;0)" office:value-type="float" office:value="0" calcext:value-type="float">
            <text:p>0</text:p>
          </table:table-cell>
          <table:table-cell table:formula="of:=IF(AND([.$A541]&gt;=[.F$2];[.$A541]&lt;=[.F$3]);1;0)" office:value-type="float" office:value="0" calcext:value-type="float">
            <text:p>0</text:p>
          </table:table-cell>
          <table:table-cell table:formula="of:=IF(AND([.$A541]&gt;=[.G$2];[.$A541]&lt;=[.G$3]);1;0)" office:value-type="float" office:value="0" calcext:value-type="float">
            <text:p>0</text:p>
          </table:table-cell>
          <table:table-cell/>
          <table:table-cell office:value-type="float" office:value="1.43207" calcext:value-type="float">
            <text:p>1.43207</text:p>
          </table:table-cell>
          <table:table-cell table:formula="of:=IF(AND([.$A541]&gt;=[.J$2];[.$A541]&lt;=[.J$3]);1;0)" office:value-type="float" office:value="0" calcext:value-type="float">
            <text:p>0</text:p>
          </table:table-cell>
          <table:table-cell table:formula="of:=IF(AND([.$A541]&gt;=[.K$2];[.$A541]&lt;=[.K$3]);1;0)" office:value-type="float" office:value="0" calcext:value-type="float">
            <text:p>0</text:p>
          </table:table-cell>
          <table:table-cell table:formula="of:=IF(AND([.$A541]&gt;=[.L$2];[.$A541]&lt;=[.L$3]);1;0)" office:value-type="float" office:value="1" calcext:value-type="float">
            <text:p>1</text:p>
          </table:table-cell>
          <table:table-cell table:formula="of:=IF(AND([.$A541]&gt;=[.M$2];[.$A541]&lt;=[.M$3]);1;0)" office:value-type="float" office:value="0" calcext:value-type="float">
            <text:p>0</text:p>
          </table:table-cell>
          <table:table-cell table:formula="of:=IF(AND([.$A541]&gt;=[.N$2];[.$A541]&lt;=[.N$3]);1;0)" office:value-type="float" office:value="0" calcext:value-type="float">
            <text:p>0</text:p>
          </table:table-cell>
          <table:table-cell table:formula="of:=IF(AND([.$A541]&gt;=[.O$2];[.$A5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136" calcext:value-type="float">
            <text:p>0.190136</text:p>
          </table:table-cell>
          <table:table-cell table:formula="of:=IF(AND([.$A542]&gt;=[.B$2];[.$A542]&lt;=[.B$3]);1;0)" office:value-type="float" office:value="0" calcext:value-type="float">
            <text:p>0</text:p>
          </table:table-cell>
          <table:table-cell table:formula="of:=IF(AND([.$A542]&gt;=[.C$2];[.$A542]&lt;=[.C$3]);1;0)" office:value-type="float" office:value="0" calcext:value-type="float">
            <text:p>0</text:p>
          </table:table-cell>
          <table:table-cell table:formula="of:=IF(AND([.$A542]&gt;=[.D$2];[.$A542]&lt;=[.D$3]);1;0)" office:value-type="float" office:value="0" calcext:value-type="float">
            <text:p>0</text:p>
          </table:table-cell>
          <table:table-cell table:formula="of:=IF(AND([.$A542]&gt;=[.E$2];[.$A542]&lt;=[.E$3]);1;0)" office:value-type="float" office:value="1" calcext:value-type="float">
            <text:p>1</text:p>
          </table:table-cell>
          <table:table-cell table:formula="of:=IF(AND([.$A542]&gt;=[.F$2];[.$A542]&lt;=[.F$3]);1;0)" office:value-type="float" office:value="0" calcext:value-type="float">
            <text:p>0</text:p>
          </table:table-cell>
          <table:table-cell table:formula="of:=IF(AND([.$A542]&gt;=[.G$2];[.$A542]&lt;=[.G$3]);1;0)" office:value-type="float" office:value="0" calcext:value-type="float">
            <text:p>0</text:p>
          </table:table-cell>
          <table:table-cell/>
          <table:table-cell office:value-type="float" office:value="0.813251" calcext:value-type="float">
            <text:p>0.813251</text:p>
          </table:table-cell>
          <table:table-cell table:formula="of:=IF(AND([.$A542]&gt;=[.J$2];[.$A542]&lt;=[.J$3]);1;0)" office:value-type="float" office:value="0" calcext:value-type="float">
            <text:p>0</text:p>
          </table:table-cell>
          <table:table-cell table:formula="of:=IF(AND([.$A542]&gt;=[.K$2];[.$A542]&lt;=[.K$3]);1;0)" office:value-type="float" office:value="0" calcext:value-type="float">
            <text:p>0</text:p>
          </table:table-cell>
          <table:table-cell table:formula="of:=IF(AND([.$A542]&gt;=[.L$2];[.$A542]&lt;=[.L$3]);1;0)" office:value-type="float" office:value="0" calcext:value-type="float">
            <text:p>0</text:p>
          </table:table-cell>
          <table:table-cell table:formula="of:=IF(AND([.$A542]&gt;=[.M$2];[.$A542]&lt;=[.M$3]);1;0)" office:value-type="float" office:value="1" calcext:value-type="float">
            <text:p>1</text:p>
          </table:table-cell>
          <table:table-cell table:formula="of:=IF(AND([.$A542]&gt;=[.N$2];[.$A542]&lt;=[.N$3]);1;0)" office:value-type="float" office:value="0" calcext:value-type="float">
            <text:p>0</text:p>
          </table:table-cell>
          <table:table-cell table:formula="of:=IF(AND([.$A542]&gt;=[.O$2];[.$A5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7287" calcext:value-type="float">
            <text:p>0.0767287</text:p>
          </table:table-cell>
          <table:table-cell table:formula="of:=IF(AND([.$A543]&gt;=[.B$2];[.$A543]&lt;=[.B$3]);1;0)" office:value-type="float" office:value="0" calcext:value-type="float">
            <text:p>0</text:p>
          </table:table-cell>
          <table:table-cell table:formula="of:=IF(AND([.$A543]&gt;=[.C$2];[.$A543]&lt;=[.C$3]);1;0)" office:value-type="float" office:value="0" calcext:value-type="float">
            <text:p>0</text:p>
          </table:table-cell>
          <table:table-cell table:formula="of:=IF(AND([.$A543]&gt;=[.D$2];[.$A543]&lt;=[.D$3]);1;0)" office:value-type="float" office:value="0" calcext:value-type="float">
            <text:p>0</text:p>
          </table:table-cell>
          <table:table-cell table:formula="of:=IF(AND([.$A543]&gt;=[.E$2];[.$A543]&lt;=[.E$3]);1;0)" office:value-type="float" office:value="1" calcext:value-type="float">
            <text:p>1</text:p>
          </table:table-cell>
          <table:table-cell table:formula="of:=IF(AND([.$A543]&gt;=[.F$2];[.$A543]&lt;=[.F$3]);1;0)" office:value-type="float" office:value="0" calcext:value-type="float">
            <text:p>0</text:p>
          </table:table-cell>
          <table:table-cell table:formula="of:=IF(AND([.$A543]&gt;=[.G$2];[.$A543]&lt;=[.G$3]);1;0)" office:value-type="float" office:value="0" calcext:value-type="float">
            <text:p>0</text:p>
          </table:table-cell>
          <table:table-cell/>
          <table:table-cell office:value-type="float" office:value="0.568394" calcext:value-type="float">
            <text:p>0.568394</text:p>
          </table:table-cell>
          <table:table-cell table:formula="of:=IF(AND([.$A543]&gt;=[.J$2];[.$A543]&lt;=[.J$3]);1;0)" office:value-type="float" office:value="0" calcext:value-type="float">
            <text:p>0</text:p>
          </table:table-cell>
          <table:table-cell table:formula="of:=IF(AND([.$A543]&gt;=[.K$2];[.$A543]&lt;=[.K$3]);1;0)" office:value-type="float" office:value="0" calcext:value-type="float">
            <text:p>0</text:p>
          </table:table-cell>
          <table:table-cell table:formula="of:=IF(AND([.$A543]&gt;=[.L$2];[.$A543]&lt;=[.L$3]);1;0)" office:value-type="float" office:value="0" calcext:value-type="float">
            <text:p>0</text:p>
          </table:table-cell>
          <table:table-cell table:formula="of:=IF(AND([.$A543]&gt;=[.M$2];[.$A543]&lt;=[.M$3]);1;0)" office:value-type="float" office:value="1" calcext:value-type="float">
            <text:p>1</text:p>
          </table:table-cell>
          <table:table-cell table:formula="of:=IF(AND([.$A543]&gt;=[.N$2];[.$A543]&lt;=[.N$3]);1;0)" office:value-type="float" office:value="0" calcext:value-type="float">
            <text:p>0</text:p>
          </table:table-cell>
          <table:table-cell table:formula="of:=IF(AND([.$A543]&gt;=[.O$2];[.$A5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111" calcext:value-type="float">
            <text:p>0.795111</text:p>
          </table:table-cell>
          <table:table-cell table:formula="of:=IF(AND([.$A544]&gt;=[.B$2];[.$A544]&lt;=[.B$3]);1;0)" office:value-type="float" office:value="0" calcext:value-type="float">
            <text:p>0</text:p>
          </table:table-cell>
          <table:table-cell table:formula="of:=IF(AND([.$A544]&gt;=[.C$2];[.$A544]&lt;=[.C$3]);1;0)" office:value-type="float" office:value="0" calcext:value-type="float">
            <text:p>0</text:p>
          </table:table-cell>
          <table:table-cell table:formula="of:=IF(AND([.$A544]&gt;=[.D$2];[.$A544]&lt;=[.D$3]);1;0)" office:value-type="float" office:value="0" calcext:value-type="float">
            <text:p>0</text:p>
          </table:table-cell>
          <table:table-cell table:formula="of:=IF(AND([.$A544]&gt;=[.E$2];[.$A544]&lt;=[.E$3]);1;0)" office:value-type="float" office:value="1" calcext:value-type="float">
            <text:p>1</text:p>
          </table:table-cell>
          <table:table-cell table:formula="of:=IF(AND([.$A544]&gt;=[.F$2];[.$A544]&lt;=[.F$3]);1;0)" office:value-type="float" office:value="0" calcext:value-type="float">
            <text:p>0</text:p>
          </table:table-cell>
          <table:table-cell table:formula="of:=IF(AND([.$A544]&gt;=[.G$2];[.$A544]&lt;=[.G$3]);1;0)" office:value-type="float" office:value="0" calcext:value-type="float">
            <text:p>0</text:p>
          </table:table-cell>
          <table:table-cell/>
          <table:table-cell office:value-type="float" office:value="-1.09601" calcext:value-type="float">
            <text:p>-1.09601</text:p>
          </table:table-cell>
          <table:table-cell table:formula="of:=IF(AND([.$A544]&gt;=[.J$2];[.$A544]&lt;=[.J$3]);1;0)" office:value-type="float" office:value="0" calcext:value-type="float">
            <text:p>0</text:p>
          </table:table-cell>
          <table:table-cell table:formula="of:=IF(AND([.$A544]&gt;=[.K$2];[.$A544]&lt;=[.K$3]);1;0)" office:value-type="float" office:value="0" calcext:value-type="float">
            <text:p>0</text:p>
          </table:table-cell>
          <table:table-cell table:formula="of:=IF(AND([.$A544]&gt;=[.L$2];[.$A544]&lt;=[.L$3]);1;0)" office:value-type="float" office:value="0" calcext:value-type="float">
            <text:p>0</text:p>
          </table:table-cell>
          <table:table-cell table:formula="of:=IF(AND([.$A544]&gt;=[.M$2];[.$A544]&lt;=[.M$3]);1;0)" office:value-type="float" office:value="1" calcext:value-type="float">
            <text:p>1</text:p>
          </table:table-cell>
          <table:table-cell table:formula="of:=IF(AND([.$A544]&gt;=[.N$2];[.$A544]&lt;=[.N$3]);1;0)" office:value-type="float" office:value="0" calcext:value-type="float">
            <text:p>0</text:p>
          </table:table-cell>
          <table:table-cell table:formula="of:=IF(AND([.$A544]&gt;=[.O$2];[.$A5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261" calcext:value-type="float">
            <text:p>-0.97261</text:p>
          </table:table-cell>
          <table:table-cell table:formula="of:=IF(AND([.$A545]&gt;=[.B$2];[.$A545]&lt;=[.B$3]);1;0)" office:value-type="float" office:value="0" calcext:value-type="float">
            <text:p>0</text:p>
          </table:table-cell>
          <table:table-cell table:formula="of:=IF(AND([.$A545]&gt;=[.C$2];[.$A545]&lt;=[.C$3]);1;0)" office:value-type="float" office:value="0" calcext:value-type="float">
            <text:p>0</text:p>
          </table:table-cell>
          <table:table-cell table:formula="of:=IF(AND([.$A545]&gt;=[.D$2];[.$A545]&lt;=[.D$3]);1;0)" office:value-type="float" office:value="1" calcext:value-type="float">
            <text:p>1</text:p>
          </table:table-cell>
          <table:table-cell table:formula="of:=IF(AND([.$A545]&gt;=[.E$2];[.$A545]&lt;=[.E$3]);1;0)" office:value-type="float" office:value="0" calcext:value-type="float">
            <text:p>0</text:p>
          </table:table-cell>
          <table:table-cell table:formula="of:=IF(AND([.$A545]&gt;=[.F$2];[.$A545]&lt;=[.F$3]);1;0)" office:value-type="float" office:value="0" calcext:value-type="float">
            <text:p>0</text:p>
          </table:table-cell>
          <table:table-cell table:formula="of:=IF(AND([.$A545]&gt;=[.G$2];[.$A545]&lt;=[.G$3]);1;0)" office:value-type="float" office:value="0" calcext:value-type="float">
            <text:p>0</text:p>
          </table:table-cell>
          <table:table-cell/>
          <table:table-cell office:value-type="float" office:value="-0.337699" calcext:value-type="float">
            <text:p>-0.337699</text:p>
          </table:table-cell>
          <table:table-cell table:formula="of:=IF(AND([.$A545]&gt;=[.J$2];[.$A545]&lt;=[.J$3]);1;0)" office:value-type="float" office:value="0" calcext:value-type="float">
            <text:p>0</text:p>
          </table:table-cell>
          <table:table-cell table:formula="of:=IF(AND([.$A545]&gt;=[.K$2];[.$A545]&lt;=[.K$3]);1;0)" office:value-type="float" office:value="0" calcext:value-type="float">
            <text:p>0</text:p>
          </table:table-cell>
          <table:table-cell table:formula="of:=IF(AND([.$A545]&gt;=[.L$2];[.$A545]&lt;=[.L$3]);1;0)" office:value-type="float" office:value="1" calcext:value-type="float">
            <text:p>1</text:p>
          </table:table-cell>
          <table:table-cell table:formula="of:=IF(AND([.$A545]&gt;=[.M$2];[.$A545]&lt;=[.M$3]);1;0)" office:value-type="float" office:value="0" calcext:value-type="float">
            <text:p>0</text:p>
          </table:table-cell>
          <table:table-cell table:formula="of:=IF(AND([.$A545]&gt;=[.N$2];[.$A545]&lt;=[.N$3]);1;0)" office:value-type="float" office:value="0" calcext:value-type="float">
            <text:p>0</text:p>
          </table:table-cell>
          <table:table-cell table:formula="of:=IF(AND([.$A545]&gt;=[.O$2];[.$A5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056" calcext:value-type="float">
            <text:p>0.576056</text:p>
          </table:table-cell>
          <table:table-cell table:formula="of:=IF(AND([.$A546]&gt;=[.B$2];[.$A546]&lt;=[.B$3]);1;0)" office:value-type="float" office:value="0" calcext:value-type="float">
            <text:p>0</text:p>
          </table:table-cell>
          <table:table-cell table:formula="of:=IF(AND([.$A546]&gt;=[.C$2];[.$A546]&lt;=[.C$3]);1;0)" office:value-type="float" office:value="0" calcext:value-type="float">
            <text:p>0</text:p>
          </table:table-cell>
          <table:table-cell table:formula="of:=IF(AND([.$A546]&gt;=[.D$2];[.$A546]&lt;=[.D$3]);1;0)" office:value-type="float" office:value="0" calcext:value-type="float">
            <text:p>0</text:p>
          </table:table-cell>
          <table:table-cell table:formula="of:=IF(AND([.$A546]&gt;=[.E$2];[.$A546]&lt;=[.E$3]);1;0)" office:value-type="float" office:value="1" calcext:value-type="float">
            <text:p>1</text:p>
          </table:table-cell>
          <table:table-cell table:formula="of:=IF(AND([.$A546]&gt;=[.F$2];[.$A546]&lt;=[.F$3]);1;0)" office:value-type="float" office:value="0" calcext:value-type="float">
            <text:p>0</text:p>
          </table:table-cell>
          <table:table-cell table:formula="of:=IF(AND([.$A546]&gt;=[.G$2];[.$A546]&lt;=[.G$3]);1;0)" office:value-type="float" office:value="0" calcext:value-type="float">
            <text:p>0</text:p>
          </table:table-cell>
          <table:table-cell/>
          <table:table-cell office:value-type="float" office:value="0.0423614" calcext:value-type="float">
            <text:p>0.0423614</text:p>
          </table:table-cell>
          <table:table-cell table:formula="of:=IF(AND([.$A546]&gt;=[.J$2];[.$A546]&lt;=[.J$3]);1;0)" office:value-type="float" office:value="0" calcext:value-type="float">
            <text:p>0</text:p>
          </table:table-cell>
          <table:table-cell table:formula="of:=IF(AND([.$A546]&gt;=[.K$2];[.$A546]&lt;=[.K$3]);1;0)" office:value-type="float" office:value="0" calcext:value-type="float">
            <text:p>0</text:p>
          </table:table-cell>
          <table:table-cell table:formula="of:=IF(AND([.$A546]&gt;=[.L$2];[.$A546]&lt;=[.L$3]);1;0)" office:value-type="float" office:value="0" calcext:value-type="float">
            <text:p>0</text:p>
          </table:table-cell>
          <table:table-cell table:formula="of:=IF(AND([.$A546]&gt;=[.M$2];[.$A546]&lt;=[.M$3]);1;0)" office:value-type="float" office:value="1" calcext:value-type="float">
            <text:p>1</text:p>
          </table:table-cell>
          <table:table-cell table:formula="of:=IF(AND([.$A546]&gt;=[.N$2];[.$A546]&lt;=[.N$3]);1;0)" office:value-type="float" office:value="0" calcext:value-type="float">
            <text:p>0</text:p>
          </table:table-cell>
          <table:table-cell table:formula="of:=IF(AND([.$A546]&gt;=[.O$2];[.$A5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762" calcext:value-type="float">
            <text:p>2.29762</text:p>
          </table:table-cell>
          <table:table-cell table:formula="of:=IF(AND([.$A547]&gt;=[.B$2];[.$A547]&lt;=[.B$3]);1;0)" office:value-type="float" office:value="0" calcext:value-type="float">
            <text:p>0</text:p>
          </table:table-cell>
          <table:table-cell table:formula="of:=IF(AND([.$A547]&gt;=[.C$2];[.$A547]&lt;=[.C$3]);1;0)" office:value-type="float" office:value="0" calcext:value-type="float">
            <text:p>0</text:p>
          </table:table-cell>
          <table:table-cell table:formula="of:=IF(AND([.$A547]&gt;=[.D$2];[.$A547]&lt;=[.D$3]);1;0)" office:value-type="float" office:value="0" calcext:value-type="float">
            <text:p>0</text:p>
          </table:table-cell>
          <table:table-cell table:formula="of:=IF(AND([.$A547]&gt;=[.E$2];[.$A547]&lt;=[.E$3]);1;0)" office:value-type="float" office:value="0" calcext:value-type="float">
            <text:p>0</text:p>
          </table:table-cell>
          <table:table-cell table:formula="of:=IF(AND([.$A547]&gt;=[.F$2];[.$A547]&lt;=[.F$3]);1;0)" office:value-type="float" office:value="0" calcext:value-type="float">
            <text:p>0</text:p>
          </table:table-cell>
          <table:table-cell table:formula="of:=IF(AND([.$A547]&gt;=[.G$2];[.$A547]&lt;=[.G$3]);1;0)" office:value-type="float" office:value="1" calcext:value-type="float">
            <text:p>1</text:p>
          </table:table-cell>
          <table:table-cell/>
          <table:table-cell office:value-type="float" office:value="0.899641" calcext:value-type="float">
            <text:p>0.899641</text:p>
          </table:table-cell>
          <table:table-cell table:formula="of:=IF(AND([.$A547]&gt;=[.J$2];[.$A547]&lt;=[.J$3]);1;0)" office:value-type="float" office:value="0" calcext:value-type="float">
            <text:p>0</text:p>
          </table:table-cell>
          <table:table-cell table:formula="of:=IF(AND([.$A547]&gt;=[.K$2];[.$A547]&lt;=[.K$3]);1;0)" office:value-type="float" office:value="0" calcext:value-type="float">
            <text:p>0</text:p>
          </table:table-cell>
          <table:table-cell table:formula="of:=IF(AND([.$A547]&gt;=[.L$2];[.$A547]&lt;=[.L$3]);1;0)" office:value-type="float" office:value="0" calcext:value-type="float">
            <text:p>0</text:p>
          </table:table-cell>
          <table:table-cell table:formula="of:=IF(AND([.$A547]&gt;=[.M$2];[.$A547]&lt;=[.M$3]);1;0)" office:value-type="float" office:value="0" calcext:value-type="float">
            <text:p>0</text:p>
          </table:table-cell>
          <table:table-cell table:formula="of:=IF(AND([.$A547]&gt;=[.N$2];[.$A547]&lt;=[.N$3]);1;0)" office:value-type="float" office:value="0" calcext:value-type="float">
            <text:p>0</text:p>
          </table:table-cell>
          <table:table-cell table:formula="of:=IF(AND([.$A547]&gt;=[.O$2];[.$A547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54936" calcext:value-type="float">
            <text:p>-1.54936</text:p>
          </table:table-cell>
          <table:table-cell table:formula="of:=IF(AND([.$A548]&gt;=[.B$2];[.$A548]&lt;=[.B$3]);1;0)" office:value-type="float" office:value="0" calcext:value-type="float">
            <text:p>0</text:p>
          </table:table-cell>
          <table:table-cell table:formula="of:=IF(AND([.$A548]&gt;=[.C$2];[.$A548]&lt;=[.C$3]);1;0)" office:value-type="float" office:value="1" calcext:value-type="float">
            <text:p>1</text:p>
          </table:table-cell>
          <table:table-cell table:formula="of:=IF(AND([.$A548]&gt;=[.D$2];[.$A548]&lt;=[.D$3]);1;0)" office:value-type="float" office:value="0" calcext:value-type="float">
            <text:p>0</text:p>
          </table:table-cell>
          <table:table-cell table:formula="of:=IF(AND([.$A548]&gt;=[.E$2];[.$A548]&lt;=[.E$3]);1;0)" office:value-type="float" office:value="0" calcext:value-type="float">
            <text:p>0</text:p>
          </table:table-cell>
          <table:table-cell table:formula="of:=IF(AND([.$A548]&gt;=[.F$2];[.$A548]&lt;=[.F$3]);1;0)" office:value-type="float" office:value="0" calcext:value-type="float">
            <text:p>0</text:p>
          </table:table-cell>
          <table:table-cell table:formula="of:=IF(AND([.$A548]&gt;=[.G$2];[.$A548]&lt;=[.G$3]);1;0)" office:value-type="float" office:value="0" calcext:value-type="float">
            <text:p>0</text:p>
          </table:table-cell>
          <table:table-cell/>
          <table:table-cell office:value-type="float" office:value="-1.00837" calcext:value-type="float">
            <text:p>-1.00837</text:p>
          </table:table-cell>
          <table:table-cell table:formula="of:=IF(AND([.$A548]&gt;=[.J$2];[.$A548]&lt;=[.J$3]);1;0)" office:value-type="float" office:value="0" calcext:value-type="float">
            <text:p>0</text:p>
          </table:table-cell>
          <table:table-cell table:formula="of:=IF(AND([.$A548]&gt;=[.K$2];[.$A548]&lt;=[.K$3]);1;0)" office:value-type="float" office:value="1" calcext:value-type="float">
            <text:p>1</text:p>
          </table:table-cell>
          <table:table-cell table:formula="of:=IF(AND([.$A548]&gt;=[.L$2];[.$A548]&lt;=[.L$3]);1;0)" office:value-type="float" office:value="0" calcext:value-type="float">
            <text:p>0</text:p>
          </table:table-cell>
          <table:table-cell table:formula="of:=IF(AND([.$A548]&gt;=[.M$2];[.$A548]&lt;=[.M$3]);1;0)" office:value-type="float" office:value="0" calcext:value-type="float">
            <text:p>0</text:p>
          </table:table-cell>
          <table:table-cell table:formula="of:=IF(AND([.$A548]&gt;=[.N$2];[.$A548]&lt;=[.N$3]);1;0)" office:value-type="float" office:value="0" calcext:value-type="float">
            <text:p>0</text:p>
          </table:table-cell>
          <table:table-cell table:formula="of:=IF(AND([.$A548]&gt;=[.O$2];[.$A5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5281" calcext:value-type="float">
            <text:p>-0.165281</text:p>
          </table:table-cell>
          <table:table-cell table:formula="of:=IF(AND([.$A549]&gt;=[.B$2];[.$A549]&lt;=[.B$3]);1;0)" office:value-type="float" office:value="0" calcext:value-type="float">
            <text:p>0</text:p>
          </table:table-cell>
          <table:table-cell table:formula="of:=IF(AND([.$A549]&gt;=[.C$2];[.$A549]&lt;=[.C$3]);1;0)" office:value-type="float" office:value="0" calcext:value-type="float">
            <text:p>0</text:p>
          </table:table-cell>
          <table:table-cell table:formula="of:=IF(AND([.$A549]&gt;=[.D$2];[.$A549]&lt;=[.D$3]);1;0)" office:value-type="float" office:value="1" calcext:value-type="float">
            <text:p>1</text:p>
          </table:table-cell>
          <table:table-cell table:formula="of:=IF(AND([.$A549]&gt;=[.E$2];[.$A549]&lt;=[.E$3]);1;0)" office:value-type="float" office:value="0" calcext:value-type="float">
            <text:p>0</text:p>
          </table:table-cell>
          <table:table-cell table:formula="of:=IF(AND([.$A549]&gt;=[.F$2];[.$A549]&lt;=[.F$3]);1;0)" office:value-type="float" office:value="0" calcext:value-type="float">
            <text:p>0</text:p>
          </table:table-cell>
          <table:table-cell table:formula="of:=IF(AND([.$A549]&gt;=[.G$2];[.$A549]&lt;=[.G$3]);1;0)" office:value-type="float" office:value="0" calcext:value-type="float">
            <text:p>0</text:p>
          </table:table-cell>
          <table:table-cell/>
          <table:table-cell office:value-type="float" office:value="0.135619" calcext:value-type="float">
            <text:p>0.135619</text:p>
          </table:table-cell>
          <table:table-cell table:formula="of:=IF(AND([.$A549]&gt;=[.J$2];[.$A549]&lt;=[.J$3]);1;0)" office:value-type="float" office:value="0" calcext:value-type="float">
            <text:p>0</text:p>
          </table:table-cell>
          <table:table-cell table:formula="of:=IF(AND([.$A549]&gt;=[.K$2];[.$A549]&lt;=[.K$3]);1;0)" office:value-type="float" office:value="0" calcext:value-type="float">
            <text:p>0</text:p>
          </table:table-cell>
          <table:table-cell table:formula="of:=IF(AND([.$A549]&gt;=[.L$2];[.$A549]&lt;=[.L$3]);1;0)" office:value-type="float" office:value="1" calcext:value-type="float">
            <text:p>1</text:p>
          </table:table-cell>
          <table:table-cell table:formula="of:=IF(AND([.$A549]&gt;=[.M$2];[.$A549]&lt;=[.M$3]);1;0)" office:value-type="float" office:value="0" calcext:value-type="float">
            <text:p>0</text:p>
          </table:table-cell>
          <table:table-cell table:formula="of:=IF(AND([.$A549]&gt;=[.N$2];[.$A549]&lt;=[.N$3]);1;0)" office:value-type="float" office:value="0" calcext:value-type="float">
            <text:p>0</text:p>
          </table:table-cell>
          <table:table-cell table:formula="of:=IF(AND([.$A549]&gt;=[.O$2];[.$A5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4112" calcext:value-type="float">
            <text:p>0.794112</text:p>
          </table:table-cell>
          <table:table-cell table:formula="of:=IF(AND([.$A550]&gt;=[.B$2];[.$A550]&lt;=[.B$3]);1;0)" office:value-type="float" office:value="0" calcext:value-type="float">
            <text:p>0</text:p>
          </table:table-cell>
          <table:table-cell table:formula="of:=IF(AND([.$A550]&gt;=[.C$2];[.$A550]&lt;=[.C$3]);1;0)" office:value-type="float" office:value="0" calcext:value-type="float">
            <text:p>0</text:p>
          </table:table-cell>
          <table:table-cell table:formula="of:=IF(AND([.$A550]&gt;=[.D$2];[.$A550]&lt;=[.D$3]);1;0)" office:value-type="float" office:value="0" calcext:value-type="float">
            <text:p>0</text:p>
          </table:table-cell>
          <table:table-cell table:formula="of:=IF(AND([.$A550]&gt;=[.E$2];[.$A550]&lt;=[.E$3]);1;0)" office:value-type="float" office:value="1" calcext:value-type="float">
            <text:p>1</text:p>
          </table:table-cell>
          <table:table-cell table:formula="of:=IF(AND([.$A550]&gt;=[.F$2];[.$A550]&lt;=[.F$3]);1;0)" office:value-type="float" office:value="0" calcext:value-type="float">
            <text:p>0</text:p>
          </table:table-cell>
          <table:table-cell table:formula="of:=IF(AND([.$A550]&gt;=[.G$2];[.$A550]&lt;=[.G$3]);1;0)" office:value-type="float" office:value="0" calcext:value-type="float">
            <text:p>0</text:p>
          </table:table-cell>
          <table:table-cell/>
          <table:table-cell office:value-type="float" office:value="-0.197696" calcext:value-type="float">
            <text:p>-0.197696</text:p>
          </table:table-cell>
          <table:table-cell table:formula="of:=IF(AND([.$A550]&gt;=[.J$2];[.$A550]&lt;=[.J$3]);1;0)" office:value-type="float" office:value="0" calcext:value-type="float">
            <text:p>0</text:p>
          </table:table-cell>
          <table:table-cell table:formula="of:=IF(AND([.$A550]&gt;=[.K$2];[.$A550]&lt;=[.K$3]);1;0)" office:value-type="float" office:value="0" calcext:value-type="float">
            <text:p>0</text:p>
          </table:table-cell>
          <table:table-cell table:formula="of:=IF(AND([.$A550]&gt;=[.L$2];[.$A550]&lt;=[.L$3]);1;0)" office:value-type="float" office:value="0" calcext:value-type="float">
            <text:p>0</text:p>
          </table:table-cell>
          <table:table-cell table:formula="of:=IF(AND([.$A550]&gt;=[.M$2];[.$A550]&lt;=[.M$3]);1;0)" office:value-type="float" office:value="1" calcext:value-type="float">
            <text:p>1</text:p>
          </table:table-cell>
          <table:table-cell table:formula="of:=IF(AND([.$A550]&gt;=[.N$2];[.$A550]&lt;=[.N$3]);1;0)" office:value-type="float" office:value="0" calcext:value-type="float">
            <text:p>0</text:p>
          </table:table-cell>
          <table:table-cell table:formula="of:=IF(AND([.$A550]&gt;=[.O$2];[.$A5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1994" calcext:value-type="float">
            <text:p>0.571994</text:p>
          </table:table-cell>
          <table:table-cell table:formula="of:=IF(AND([.$A551]&gt;=[.B$2];[.$A551]&lt;=[.B$3]);1;0)" office:value-type="float" office:value="0" calcext:value-type="float">
            <text:p>0</text:p>
          </table:table-cell>
          <table:table-cell table:formula="of:=IF(AND([.$A551]&gt;=[.C$2];[.$A551]&lt;=[.C$3]);1;0)" office:value-type="float" office:value="0" calcext:value-type="float">
            <text:p>0</text:p>
          </table:table-cell>
          <table:table-cell table:formula="of:=IF(AND([.$A551]&gt;=[.D$2];[.$A551]&lt;=[.D$3]);1;0)" office:value-type="float" office:value="0" calcext:value-type="float">
            <text:p>0</text:p>
          </table:table-cell>
          <table:table-cell table:formula="of:=IF(AND([.$A551]&gt;=[.E$2];[.$A551]&lt;=[.E$3]);1;0)" office:value-type="float" office:value="1" calcext:value-type="float">
            <text:p>1</text:p>
          </table:table-cell>
          <table:table-cell table:formula="of:=IF(AND([.$A551]&gt;=[.F$2];[.$A551]&lt;=[.F$3]);1;0)" office:value-type="float" office:value="0" calcext:value-type="float">
            <text:p>0</text:p>
          </table:table-cell>
          <table:table-cell table:formula="of:=IF(AND([.$A551]&gt;=[.G$2];[.$A551]&lt;=[.G$3]);1;0)" office:value-type="float" office:value="0" calcext:value-type="float">
            <text:p>0</text:p>
          </table:table-cell>
          <table:table-cell/>
          <table:table-cell office:value-type="float" office:value="0.126424" calcext:value-type="float">
            <text:p>0.126424</text:p>
          </table:table-cell>
          <table:table-cell table:formula="of:=IF(AND([.$A551]&gt;=[.J$2];[.$A551]&lt;=[.J$3]);1;0)" office:value-type="float" office:value="0" calcext:value-type="float">
            <text:p>0</text:p>
          </table:table-cell>
          <table:table-cell table:formula="of:=IF(AND([.$A551]&gt;=[.K$2];[.$A551]&lt;=[.K$3]);1;0)" office:value-type="float" office:value="0" calcext:value-type="float">
            <text:p>0</text:p>
          </table:table-cell>
          <table:table-cell table:formula="of:=IF(AND([.$A551]&gt;=[.L$2];[.$A551]&lt;=[.L$3]);1;0)" office:value-type="float" office:value="0" calcext:value-type="float">
            <text:p>0</text:p>
          </table:table-cell>
          <table:table-cell table:formula="of:=IF(AND([.$A551]&gt;=[.M$2];[.$A551]&lt;=[.M$3]);1;0)" office:value-type="float" office:value="1" calcext:value-type="float">
            <text:p>1</text:p>
          </table:table-cell>
          <table:table-cell table:formula="of:=IF(AND([.$A551]&gt;=[.N$2];[.$A551]&lt;=[.N$3]);1;0)" office:value-type="float" office:value="0" calcext:value-type="float">
            <text:p>0</text:p>
          </table:table-cell>
          <table:table-cell table:formula="of:=IF(AND([.$A551]&gt;=[.O$2];[.$A5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5677" calcext:value-type="float">
            <text:p>-2.15677</text:p>
          </table:table-cell>
          <table:table-cell table:formula="of:=IF(AND([.$A552]&gt;=[.B$2];[.$A552]&lt;=[.B$3]);1;0)" office:value-type="float" office:value="1" calcext:value-type="float">
            <text:p>1</text:p>
          </table:table-cell>
          <table:table-cell table:formula="of:=IF(AND([.$A552]&gt;=[.C$2];[.$A552]&lt;=[.C$3]);1;0)" office:value-type="float" office:value="0" calcext:value-type="float">
            <text:p>0</text:p>
          </table:table-cell>
          <table:table-cell table:formula="of:=IF(AND([.$A552]&gt;=[.D$2];[.$A552]&lt;=[.D$3]);1;0)" office:value-type="float" office:value="0" calcext:value-type="float">
            <text:p>0</text:p>
          </table:table-cell>
          <table:table-cell table:formula="of:=IF(AND([.$A552]&gt;=[.E$2];[.$A552]&lt;=[.E$3]);1;0)" office:value-type="float" office:value="0" calcext:value-type="float">
            <text:p>0</text:p>
          </table:table-cell>
          <table:table-cell table:formula="of:=IF(AND([.$A552]&gt;=[.F$2];[.$A552]&lt;=[.F$3]);1;0)" office:value-type="float" office:value="0" calcext:value-type="float">
            <text:p>0</text:p>
          </table:table-cell>
          <table:table-cell table:formula="of:=IF(AND([.$A552]&gt;=[.G$2];[.$A552]&lt;=[.G$3]);1;0)" office:value-type="float" office:value="0" calcext:value-type="float">
            <text:p>0</text:p>
          </table:table-cell>
          <table:table-cell/>
          <table:table-cell office:value-type="float" office:value="-0.0320741" calcext:value-type="float">
            <text:p>-0.0320741</text:p>
          </table:table-cell>
          <table:table-cell table:formula="of:=IF(AND([.$A552]&gt;=[.J$2];[.$A552]&lt;=[.J$3]);1;0)" office:value-type="float" office:value="1" calcext:value-type="float">
            <text:p>1</text:p>
          </table:table-cell>
          <table:table-cell table:formula="of:=IF(AND([.$A552]&gt;=[.K$2];[.$A552]&lt;=[.K$3]);1;0)" office:value-type="float" office:value="0" calcext:value-type="float">
            <text:p>0</text:p>
          </table:table-cell>
          <table:table-cell table:formula="of:=IF(AND([.$A552]&gt;=[.L$2];[.$A552]&lt;=[.L$3]);1;0)" office:value-type="float" office:value="0" calcext:value-type="float">
            <text:p>0</text:p>
          </table:table-cell>
          <table:table-cell table:formula="of:=IF(AND([.$A552]&gt;=[.M$2];[.$A552]&lt;=[.M$3]);1;0)" office:value-type="float" office:value="0" calcext:value-type="float">
            <text:p>0</text:p>
          </table:table-cell>
          <table:table-cell table:formula="of:=IF(AND([.$A552]&gt;=[.N$2];[.$A552]&lt;=[.N$3]);1;0)" office:value-type="float" office:value="0" calcext:value-type="float">
            <text:p>0</text:p>
          </table:table-cell>
          <table:table-cell table:formula="of:=IF(AND([.$A552]&gt;=[.O$2];[.$A5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7199" calcext:value-type="float">
            <text:p>-0.607199</text:p>
          </table:table-cell>
          <table:table-cell table:formula="of:=IF(AND([.$A553]&gt;=[.B$2];[.$A553]&lt;=[.B$3]);1;0)" office:value-type="float" office:value="0" calcext:value-type="float">
            <text:p>0</text:p>
          </table:table-cell>
          <table:table-cell table:formula="of:=IF(AND([.$A553]&gt;=[.C$2];[.$A553]&lt;=[.C$3]);1;0)" office:value-type="float" office:value="0" calcext:value-type="float">
            <text:p>0</text:p>
          </table:table-cell>
          <table:table-cell table:formula="of:=IF(AND([.$A553]&gt;=[.D$2];[.$A553]&lt;=[.D$3]);1;0)" office:value-type="float" office:value="1" calcext:value-type="float">
            <text:p>1</text:p>
          </table:table-cell>
          <table:table-cell table:formula="of:=IF(AND([.$A553]&gt;=[.E$2];[.$A553]&lt;=[.E$3]);1;0)" office:value-type="float" office:value="0" calcext:value-type="float">
            <text:p>0</text:p>
          </table:table-cell>
          <table:table-cell table:formula="of:=IF(AND([.$A553]&gt;=[.F$2];[.$A553]&lt;=[.F$3]);1;0)" office:value-type="float" office:value="0" calcext:value-type="float">
            <text:p>0</text:p>
          </table:table-cell>
          <table:table-cell table:formula="of:=IF(AND([.$A553]&gt;=[.G$2];[.$A553]&lt;=[.G$3]);1;0)" office:value-type="float" office:value="0" calcext:value-type="float">
            <text:p>0</text:p>
          </table:table-cell>
          <table:table-cell/>
          <table:table-cell office:value-type="float" office:value="0.811236" calcext:value-type="float">
            <text:p>0.811236</text:p>
          </table:table-cell>
          <table:table-cell table:formula="of:=IF(AND([.$A553]&gt;=[.J$2];[.$A553]&lt;=[.J$3]);1;0)" office:value-type="float" office:value="0" calcext:value-type="float">
            <text:p>0</text:p>
          </table:table-cell>
          <table:table-cell table:formula="of:=IF(AND([.$A553]&gt;=[.K$2];[.$A553]&lt;=[.K$3]);1;0)" office:value-type="float" office:value="0" calcext:value-type="float">
            <text:p>0</text:p>
          </table:table-cell>
          <table:table-cell table:formula="of:=IF(AND([.$A553]&gt;=[.L$2];[.$A553]&lt;=[.L$3]);1;0)" office:value-type="float" office:value="1" calcext:value-type="float">
            <text:p>1</text:p>
          </table:table-cell>
          <table:table-cell table:formula="of:=IF(AND([.$A553]&gt;=[.M$2];[.$A553]&lt;=[.M$3]);1;0)" office:value-type="float" office:value="0" calcext:value-type="float">
            <text:p>0</text:p>
          </table:table-cell>
          <table:table-cell table:formula="of:=IF(AND([.$A553]&gt;=[.N$2];[.$A553]&lt;=[.N$3]);1;0)" office:value-type="float" office:value="0" calcext:value-type="float">
            <text:p>0</text:p>
          </table:table-cell>
          <table:table-cell table:formula="of:=IF(AND([.$A553]&gt;=[.O$2];[.$A5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623" calcext:value-type="float">
            <text:p>1.13623</text:p>
          </table:table-cell>
          <table:table-cell table:formula="of:=IF(AND([.$A554]&gt;=[.B$2];[.$A554]&lt;=[.B$3]);1;0)" office:value-type="float" office:value="0" calcext:value-type="float">
            <text:p>0</text:p>
          </table:table-cell>
          <table:table-cell table:formula="of:=IF(AND([.$A554]&gt;=[.C$2];[.$A554]&lt;=[.C$3]);1;0)" office:value-type="float" office:value="0" calcext:value-type="float">
            <text:p>0</text:p>
          </table:table-cell>
          <table:table-cell table:formula="of:=IF(AND([.$A554]&gt;=[.D$2];[.$A554]&lt;=[.D$3]);1;0)" office:value-type="float" office:value="0" calcext:value-type="float">
            <text:p>0</text:p>
          </table:table-cell>
          <table:table-cell table:formula="of:=IF(AND([.$A554]&gt;=[.E$2];[.$A554]&lt;=[.E$3]);1;0)" office:value-type="float" office:value="0" calcext:value-type="float">
            <text:p>0</text:p>
          </table:table-cell>
          <table:table-cell table:formula="of:=IF(AND([.$A554]&gt;=[.F$2];[.$A554]&lt;=[.F$3]);1;0)" office:value-type="float" office:value="1" calcext:value-type="float">
            <text:p>1</text:p>
          </table:table-cell>
          <table:table-cell table:formula="of:=IF(AND([.$A554]&gt;=[.G$2];[.$A554]&lt;=[.G$3]);1;0)" office:value-type="float" office:value="0" calcext:value-type="float">
            <text:p>0</text:p>
          </table:table-cell>
          <table:table-cell/>
          <table:table-cell office:value-type="float" office:value="-0.797008" calcext:value-type="float">
            <text:p>-0.797008</text:p>
          </table:table-cell>
          <table:table-cell table:formula="of:=IF(AND([.$A554]&gt;=[.J$2];[.$A554]&lt;=[.J$3]);1;0)" office:value-type="float" office:value="0" calcext:value-type="float">
            <text:p>0</text:p>
          </table:table-cell>
          <table:table-cell table:formula="of:=IF(AND([.$A554]&gt;=[.K$2];[.$A554]&lt;=[.K$3]);1;0)" office:value-type="float" office:value="0" calcext:value-type="float">
            <text:p>0</text:p>
          </table:table-cell>
          <table:table-cell table:formula="of:=IF(AND([.$A554]&gt;=[.L$2];[.$A554]&lt;=[.L$3]);1;0)" office:value-type="float" office:value="0" calcext:value-type="float">
            <text:p>0</text:p>
          </table:table-cell>
          <table:table-cell table:formula="of:=IF(AND([.$A554]&gt;=[.M$2];[.$A554]&lt;=[.M$3]);1;0)" office:value-type="float" office:value="0" calcext:value-type="float">
            <text:p>0</text:p>
          </table:table-cell>
          <table:table-cell table:formula="of:=IF(AND([.$A554]&gt;=[.N$2];[.$A554]&lt;=[.N$3]);1;0)" office:value-type="float" office:value="1" calcext:value-type="float">
            <text:p>1</text:p>
          </table:table-cell>
          <table:table-cell table:formula="of:=IF(AND([.$A554]&gt;=[.O$2];[.$A5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3776" calcext:value-type="float">
            <text:p>-1.13776</text:p>
          </table:table-cell>
          <table:table-cell table:formula="of:=IF(AND([.$A555]&gt;=[.B$2];[.$A555]&lt;=[.B$3]);1;0)" office:value-type="float" office:value="0" calcext:value-type="float">
            <text:p>0</text:p>
          </table:table-cell>
          <table:table-cell table:formula="of:=IF(AND([.$A555]&gt;=[.C$2];[.$A555]&lt;=[.C$3]);1;0)" office:value-type="float" office:value="1" calcext:value-type="float">
            <text:p>1</text:p>
          </table:table-cell>
          <table:table-cell table:formula="of:=IF(AND([.$A555]&gt;=[.D$2];[.$A555]&lt;=[.D$3]);1;0)" office:value-type="float" office:value="0" calcext:value-type="float">
            <text:p>0</text:p>
          </table:table-cell>
          <table:table-cell table:formula="of:=IF(AND([.$A555]&gt;=[.E$2];[.$A555]&lt;=[.E$3]);1;0)" office:value-type="float" office:value="0" calcext:value-type="float">
            <text:p>0</text:p>
          </table:table-cell>
          <table:table-cell table:formula="of:=IF(AND([.$A555]&gt;=[.F$2];[.$A555]&lt;=[.F$3]);1;0)" office:value-type="float" office:value="0" calcext:value-type="float">
            <text:p>0</text:p>
          </table:table-cell>
          <table:table-cell table:formula="of:=IF(AND([.$A555]&gt;=[.G$2];[.$A555]&lt;=[.G$3]);1;0)" office:value-type="float" office:value="0" calcext:value-type="float">
            <text:p>0</text:p>
          </table:table-cell>
          <table:table-cell/>
          <table:table-cell office:value-type="float" office:value="-0.956752" calcext:value-type="float">
            <text:p>-0.956752</text:p>
          </table:table-cell>
          <table:table-cell table:formula="of:=IF(AND([.$A555]&gt;=[.J$2];[.$A555]&lt;=[.J$3]);1;0)" office:value-type="float" office:value="0" calcext:value-type="float">
            <text:p>0</text:p>
          </table:table-cell>
          <table:table-cell table:formula="of:=IF(AND([.$A555]&gt;=[.K$2];[.$A555]&lt;=[.K$3]);1;0)" office:value-type="float" office:value="1" calcext:value-type="float">
            <text:p>1</text:p>
          </table:table-cell>
          <table:table-cell table:formula="of:=IF(AND([.$A555]&gt;=[.L$2];[.$A555]&lt;=[.L$3]);1;0)" office:value-type="float" office:value="0" calcext:value-type="float">
            <text:p>0</text:p>
          </table:table-cell>
          <table:table-cell table:formula="of:=IF(AND([.$A555]&gt;=[.M$2];[.$A555]&lt;=[.M$3]);1;0)" office:value-type="float" office:value="0" calcext:value-type="float">
            <text:p>0</text:p>
          </table:table-cell>
          <table:table-cell table:formula="of:=IF(AND([.$A555]&gt;=[.N$2];[.$A555]&lt;=[.N$3]);1;0)" office:value-type="float" office:value="0" calcext:value-type="float">
            <text:p>0</text:p>
          </table:table-cell>
          <table:table-cell table:formula="of:=IF(AND([.$A555]&gt;=[.O$2];[.$A5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471" calcext:value-type="float">
            <text:p>1.29471</text:p>
          </table:table-cell>
          <table:table-cell table:formula="of:=IF(AND([.$A556]&gt;=[.B$2];[.$A556]&lt;=[.B$3]);1;0)" office:value-type="float" office:value="0" calcext:value-type="float">
            <text:p>0</text:p>
          </table:table-cell>
          <table:table-cell table:formula="of:=IF(AND([.$A556]&gt;=[.C$2];[.$A556]&lt;=[.C$3]);1;0)" office:value-type="float" office:value="0" calcext:value-type="float">
            <text:p>0</text:p>
          </table:table-cell>
          <table:table-cell table:formula="of:=IF(AND([.$A556]&gt;=[.D$2];[.$A556]&lt;=[.D$3]);1;0)" office:value-type="float" office:value="0" calcext:value-type="float">
            <text:p>0</text:p>
          </table:table-cell>
          <table:table-cell table:formula="of:=IF(AND([.$A556]&gt;=[.E$2];[.$A556]&lt;=[.E$3]);1;0)" office:value-type="float" office:value="0" calcext:value-type="float">
            <text:p>0</text:p>
          </table:table-cell>
          <table:table-cell table:formula="of:=IF(AND([.$A556]&gt;=[.F$2];[.$A556]&lt;=[.F$3]);1;0)" office:value-type="float" office:value="1" calcext:value-type="float">
            <text:p>1</text:p>
          </table:table-cell>
          <table:table-cell table:formula="of:=IF(AND([.$A556]&gt;=[.G$2];[.$A556]&lt;=[.G$3]);1;0)" office:value-type="float" office:value="0" calcext:value-type="float">
            <text:p>0</text:p>
          </table:table-cell>
          <table:table-cell/>
          <table:table-cell office:value-type="float" office:value="-0.470061" calcext:value-type="float">
            <text:p>-0.470061</text:p>
          </table:table-cell>
          <table:table-cell table:formula="of:=IF(AND([.$A556]&gt;=[.J$2];[.$A556]&lt;=[.J$3]);1;0)" office:value-type="float" office:value="0" calcext:value-type="float">
            <text:p>0</text:p>
          </table:table-cell>
          <table:table-cell table:formula="of:=IF(AND([.$A556]&gt;=[.K$2];[.$A556]&lt;=[.K$3]);1;0)" office:value-type="float" office:value="0" calcext:value-type="float">
            <text:p>0</text:p>
          </table:table-cell>
          <table:table-cell table:formula="of:=IF(AND([.$A556]&gt;=[.L$2];[.$A556]&lt;=[.L$3]);1;0)" office:value-type="float" office:value="0" calcext:value-type="float">
            <text:p>0</text:p>
          </table:table-cell>
          <table:table-cell table:formula="of:=IF(AND([.$A556]&gt;=[.M$2];[.$A556]&lt;=[.M$3]);1;0)" office:value-type="float" office:value="0" calcext:value-type="float">
            <text:p>0</text:p>
          </table:table-cell>
          <table:table-cell table:formula="of:=IF(AND([.$A556]&gt;=[.N$2];[.$A556]&lt;=[.N$3]);1;0)" office:value-type="float" office:value="1" calcext:value-type="float">
            <text:p>1</text:p>
          </table:table-cell>
          <table:table-cell table:formula="of:=IF(AND([.$A556]&gt;=[.O$2];[.$A5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442" calcext:value-type="float">
            <text:p>0.41442</text:p>
          </table:table-cell>
          <table:table-cell table:formula="of:=IF(AND([.$A557]&gt;=[.B$2];[.$A557]&lt;=[.B$3]);1;0)" office:value-type="float" office:value="0" calcext:value-type="float">
            <text:p>0</text:p>
          </table:table-cell>
          <table:table-cell table:formula="of:=IF(AND([.$A557]&gt;=[.C$2];[.$A557]&lt;=[.C$3]);1;0)" office:value-type="float" office:value="0" calcext:value-type="float">
            <text:p>0</text:p>
          </table:table-cell>
          <table:table-cell table:formula="of:=IF(AND([.$A557]&gt;=[.D$2];[.$A557]&lt;=[.D$3]);1;0)" office:value-type="float" office:value="0" calcext:value-type="float">
            <text:p>0</text:p>
          </table:table-cell>
          <table:table-cell table:formula="of:=IF(AND([.$A557]&gt;=[.E$2];[.$A557]&lt;=[.E$3]);1;0)" office:value-type="float" office:value="1" calcext:value-type="float">
            <text:p>1</text:p>
          </table:table-cell>
          <table:table-cell table:formula="of:=IF(AND([.$A557]&gt;=[.F$2];[.$A557]&lt;=[.F$3]);1;0)" office:value-type="float" office:value="0" calcext:value-type="float">
            <text:p>0</text:p>
          </table:table-cell>
          <table:table-cell table:formula="of:=IF(AND([.$A557]&gt;=[.G$2];[.$A557]&lt;=[.G$3]);1;0)" office:value-type="float" office:value="0" calcext:value-type="float">
            <text:p>0</text:p>
          </table:table-cell>
          <table:table-cell/>
          <table:table-cell office:value-type="float" office:value="-0.321003" calcext:value-type="float">
            <text:p>-0.321003</text:p>
          </table:table-cell>
          <table:table-cell table:formula="of:=IF(AND([.$A557]&gt;=[.J$2];[.$A557]&lt;=[.J$3]);1;0)" office:value-type="float" office:value="0" calcext:value-type="float">
            <text:p>0</text:p>
          </table:table-cell>
          <table:table-cell table:formula="of:=IF(AND([.$A557]&gt;=[.K$2];[.$A557]&lt;=[.K$3]);1;0)" office:value-type="float" office:value="0" calcext:value-type="float">
            <text:p>0</text:p>
          </table:table-cell>
          <table:table-cell table:formula="of:=IF(AND([.$A557]&gt;=[.L$2];[.$A557]&lt;=[.L$3]);1;0)" office:value-type="float" office:value="0" calcext:value-type="float">
            <text:p>0</text:p>
          </table:table-cell>
          <table:table-cell table:formula="of:=IF(AND([.$A557]&gt;=[.M$2];[.$A557]&lt;=[.M$3]);1;0)" office:value-type="float" office:value="1" calcext:value-type="float">
            <text:p>1</text:p>
          </table:table-cell>
          <table:table-cell table:formula="of:=IF(AND([.$A557]&gt;=[.N$2];[.$A557]&lt;=[.N$3]);1;0)" office:value-type="float" office:value="0" calcext:value-type="float">
            <text:p>0</text:p>
          </table:table-cell>
          <table:table-cell table:formula="of:=IF(AND([.$A557]&gt;=[.O$2];[.$A5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6219" calcext:value-type="float">
            <text:p>0.426219</text:p>
          </table:table-cell>
          <table:table-cell table:formula="of:=IF(AND([.$A558]&gt;=[.B$2];[.$A558]&lt;=[.B$3]);1;0)" office:value-type="float" office:value="0" calcext:value-type="float">
            <text:p>0</text:p>
          </table:table-cell>
          <table:table-cell table:formula="of:=IF(AND([.$A558]&gt;=[.C$2];[.$A558]&lt;=[.C$3]);1;0)" office:value-type="float" office:value="0" calcext:value-type="float">
            <text:p>0</text:p>
          </table:table-cell>
          <table:table-cell table:formula="of:=IF(AND([.$A558]&gt;=[.D$2];[.$A558]&lt;=[.D$3]);1;0)" office:value-type="float" office:value="0" calcext:value-type="float">
            <text:p>0</text:p>
          </table:table-cell>
          <table:table-cell table:formula="of:=IF(AND([.$A558]&gt;=[.E$2];[.$A558]&lt;=[.E$3]);1;0)" office:value-type="float" office:value="1" calcext:value-type="float">
            <text:p>1</text:p>
          </table:table-cell>
          <table:table-cell table:formula="of:=IF(AND([.$A558]&gt;=[.F$2];[.$A558]&lt;=[.F$3]);1;0)" office:value-type="float" office:value="0" calcext:value-type="float">
            <text:p>0</text:p>
          </table:table-cell>
          <table:table-cell table:formula="of:=IF(AND([.$A558]&gt;=[.G$2];[.$A558]&lt;=[.G$3]);1;0)" office:value-type="float" office:value="0" calcext:value-type="float">
            <text:p>0</text:p>
          </table:table-cell>
          <table:table-cell/>
          <table:table-cell office:value-type="float" office:value="0.425232" calcext:value-type="float">
            <text:p>0.425232</text:p>
          </table:table-cell>
          <table:table-cell table:formula="of:=IF(AND([.$A558]&gt;=[.J$2];[.$A558]&lt;=[.J$3]);1;0)" office:value-type="float" office:value="0" calcext:value-type="float">
            <text:p>0</text:p>
          </table:table-cell>
          <table:table-cell table:formula="of:=IF(AND([.$A558]&gt;=[.K$2];[.$A558]&lt;=[.K$3]);1;0)" office:value-type="float" office:value="0" calcext:value-type="float">
            <text:p>0</text:p>
          </table:table-cell>
          <table:table-cell table:formula="of:=IF(AND([.$A558]&gt;=[.L$2];[.$A558]&lt;=[.L$3]);1;0)" office:value-type="float" office:value="0" calcext:value-type="float">
            <text:p>0</text:p>
          </table:table-cell>
          <table:table-cell table:formula="of:=IF(AND([.$A558]&gt;=[.M$2];[.$A558]&lt;=[.M$3]);1;0)" office:value-type="float" office:value="1" calcext:value-type="float">
            <text:p>1</text:p>
          </table:table-cell>
          <table:table-cell table:formula="of:=IF(AND([.$A558]&gt;=[.N$2];[.$A558]&lt;=[.N$3]);1;0)" office:value-type="float" office:value="0" calcext:value-type="float">
            <text:p>0</text:p>
          </table:table-cell>
          <table:table-cell table:formula="of:=IF(AND([.$A558]&gt;=[.O$2];[.$A5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8972" calcext:value-type="float">
            <text:p>0.708972</text:p>
          </table:table-cell>
          <table:table-cell table:formula="of:=IF(AND([.$A559]&gt;=[.B$2];[.$A559]&lt;=[.B$3]);1;0)" office:value-type="float" office:value="0" calcext:value-type="float">
            <text:p>0</text:p>
          </table:table-cell>
          <table:table-cell table:formula="of:=IF(AND([.$A559]&gt;=[.C$2];[.$A559]&lt;=[.C$3]);1;0)" office:value-type="float" office:value="0" calcext:value-type="float">
            <text:p>0</text:p>
          </table:table-cell>
          <table:table-cell table:formula="of:=IF(AND([.$A559]&gt;=[.D$2];[.$A559]&lt;=[.D$3]);1;0)" office:value-type="float" office:value="0" calcext:value-type="float">
            <text:p>0</text:p>
          </table:table-cell>
          <table:table-cell table:formula="of:=IF(AND([.$A559]&gt;=[.E$2];[.$A559]&lt;=[.E$3]);1;0)" office:value-type="float" office:value="1" calcext:value-type="float">
            <text:p>1</text:p>
          </table:table-cell>
          <table:table-cell table:formula="of:=IF(AND([.$A559]&gt;=[.F$2];[.$A559]&lt;=[.F$3]);1;0)" office:value-type="float" office:value="0" calcext:value-type="float">
            <text:p>0</text:p>
          </table:table-cell>
          <table:table-cell table:formula="of:=IF(AND([.$A559]&gt;=[.G$2];[.$A559]&lt;=[.G$3]);1;0)" office:value-type="float" office:value="0" calcext:value-type="float">
            <text:p>0</text:p>
          </table:table-cell>
          <table:table-cell/>
          <table:table-cell office:value-type="float" office:value="-0.159985" calcext:value-type="float">
            <text:p>-0.159985</text:p>
          </table:table-cell>
          <table:table-cell table:formula="of:=IF(AND([.$A559]&gt;=[.J$2];[.$A559]&lt;=[.J$3]);1;0)" office:value-type="float" office:value="0" calcext:value-type="float">
            <text:p>0</text:p>
          </table:table-cell>
          <table:table-cell table:formula="of:=IF(AND([.$A559]&gt;=[.K$2];[.$A559]&lt;=[.K$3]);1;0)" office:value-type="float" office:value="0" calcext:value-type="float">
            <text:p>0</text:p>
          </table:table-cell>
          <table:table-cell table:formula="of:=IF(AND([.$A559]&gt;=[.L$2];[.$A559]&lt;=[.L$3]);1;0)" office:value-type="float" office:value="0" calcext:value-type="float">
            <text:p>0</text:p>
          </table:table-cell>
          <table:table-cell table:formula="of:=IF(AND([.$A559]&gt;=[.M$2];[.$A559]&lt;=[.M$3]);1;0)" office:value-type="float" office:value="1" calcext:value-type="float">
            <text:p>1</text:p>
          </table:table-cell>
          <table:table-cell table:formula="of:=IF(AND([.$A559]&gt;=[.N$2];[.$A559]&lt;=[.N$3]);1;0)" office:value-type="float" office:value="0" calcext:value-type="float">
            <text:p>0</text:p>
          </table:table-cell>
          <table:table-cell table:formula="of:=IF(AND([.$A559]&gt;=[.O$2];[.$A5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1682" calcext:value-type="float">
            <text:p>0.0721682</text:p>
          </table:table-cell>
          <table:table-cell table:formula="of:=IF(AND([.$A560]&gt;=[.B$2];[.$A560]&lt;=[.B$3]);1;0)" office:value-type="float" office:value="0" calcext:value-type="float">
            <text:p>0</text:p>
          </table:table-cell>
          <table:table-cell table:formula="of:=IF(AND([.$A560]&gt;=[.C$2];[.$A560]&lt;=[.C$3]);1;0)" office:value-type="float" office:value="0" calcext:value-type="float">
            <text:p>0</text:p>
          </table:table-cell>
          <table:table-cell table:formula="of:=IF(AND([.$A560]&gt;=[.D$2];[.$A560]&lt;=[.D$3]);1;0)" office:value-type="float" office:value="0" calcext:value-type="float">
            <text:p>0</text:p>
          </table:table-cell>
          <table:table-cell table:formula="of:=IF(AND([.$A560]&gt;=[.E$2];[.$A560]&lt;=[.E$3]);1;0)" office:value-type="float" office:value="1" calcext:value-type="float">
            <text:p>1</text:p>
          </table:table-cell>
          <table:table-cell table:formula="of:=IF(AND([.$A560]&gt;=[.F$2];[.$A560]&lt;=[.F$3]);1;0)" office:value-type="float" office:value="0" calcext:value-type="float">
            <text:p>0</text:p>
          </table:table-cell>
          <table:table-cell table:formula="of:=IF(AND([.$A560]&gt;=[.G$2];[.$A560]&lt;=[.G$3]);1;0)" office:value-type="float" office:value="0" calcext:value-type="float">
            <text:p>0</text:p>
          </table:table-cell>
          <table:table-cell/>
          <table:table-cell office:value-type="float" office:value="-0.338811" calcext:value-type="float">
            <text:p>-0.338811</text:p>
          </table:table-cell>
          <table:table-cell table:formula="of:=IF(AND([.$A560]&gt;=[.J$2];[.$A560]&lt;=[.J$3]);1;0)" office:value-type="float" office:value="0" calcext:value-type="float">
            <text:p>0</text:p>
          </table:table-cell>
          <table:table-cell table:formula="of:=IF(AND([.$A560]&gt;=[.K$2];[.$A560]&lt;=[.K$3]);1;0)" office:value-type="float" office:value="0" calcext:value-type="float">
            <text:p>0</text:p>
          </table:table-cell>
          <table:table-cell table:formula="of:=IF(AND([.$A560]&gt;=[.L$2];[.$A560]&lt;=[.L$3]);1;0)" office:value-type="float" office:value="0" calcext:value-type="float">
            <text:p>0</text:p>
          </table:table-cell>
          <table:table-cell table:formula="of:=IF(AND([.$A560]&gt;=[.M$2];[.$A560]&lt;=[.M$3]);1;0)" office:value-type="float" office:value="1" calcext:value-type="float">
            <text:p>1</text:p>
          </table:table-cell>
          <table:table-cell table:formula="of:=IF(AND([.$A560]&gt;=[.N$2];[.$A560]&lt;=[.N$3]);1;0)" office:value-type="float" office:value="0" calcext:value-type="float">
            <text:p>0</text:p>
          </table:table-cell>
          <table:table-cell table:formula="of:=IF(AND([.$A560]&gt;=[.O$2];[.$A5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7791" calcext:value-type="float">
            <text:p>0.687791</text:p>
          </table:table-cell>
          <table:table-cell table:formula="of:=IF(AND([.$A561]&gt;=[.B$2];[.$A561]&lt;=[.B$3]);1;0)" office:value-type="float" office:value="0" calcext:value-type="float">
            <text:p>0</text:p>
          </table:table-cell>
          <table:table-cell table:formula="of:=IF(AND([.$A561]&gt;=[.C$2];[.$A561]&lt;=[.C$3]);1;0)" office:value-type="float" office:value="0" calcext:value-type="float">
            <text:p>0</text:p>
          </table:table-cell>
          <table:table-cell table:formula="of:=IF(AND([.$A561]&gt;=[.D$2];[.$A561]&lt;=[.D$3]);1;0)" office:value-type="float" office:value="0" calcext:value-type="float">
            <text:p>0</text:p>
          </table:table-cell>
          <table:table-cell table:formula="of:=IF(AND([.$A561]&gt;=[.E$2];[.$A561]&lt;=[.E$3]);1;0)" office:value-type="float" office:value="1" calcext:value-type="float">
            <text:p>1</text:p>
          </table:table-cell>
          <table:table-cell table:formula="of:=IF(AND([.$A561]&gt;=[.F$2];[.$A561]&lt;=[.F$3]);1;0)" office:value-type="float" office:value="0" calcext:value-type="float">
            <text:p>0</text:p>
          </table:table-cell>
          <table:table-cell table:formula="of:=IF(AND([.$A561]&gt;=[.G$2];[.$A561]&lt;=[.G$3]);1;0)" office:value-type="float" office:value="0" calcext:value-type="float">
            <text:p>0</text:p>
          </table:table-cell>
          <table:table-cell/>
          <table:table-cell office:value-type="float" office:value="0.57022" calcext:value-type="float">
            <text:p>0.57022</text:p>
          </table:table-cell>
          <table:table-cell table:formula="of:=IF(AND([.$A561]&gt;=[.J$2];[.$A561]&lt;=[.J$3]);1;0)" office:value-type="float" office:value="0" calcext:value-type="float">
            <text:p>0</text:p>
          </table:table-cell>
          <table:table-cell table:formula="of:=IF(AND([.$A561]&gt;=[.K$2];[.$A561]&lt;=[.K$3]);1;0)" office:value-type="float" office:value="0" calcext:value-type="float">
            <text:p>0</text:p>
          </table:table-cell>
          <table:table-cell table:formula="of:=IF(AND([.$A561]&gt;=[.L$2];[.$A561]&lt;=[.L$3]);1;0)" office:value-type="float" office:value="0" calcext:value-type="float">
            <text:p>0</text:p>
          </table:table-cell>
          <table:table-cell table:formula="of:=IF(AND([.$A561]&gt;=[.M$2];[.$A561]&lt;=[.M$3]);1;0)" office:value-type="float" office:value="1" calcext:value-type="float">
            <text:p>1</text:p>
          </table:table-cell>
          <table:table-cell table:formula="of:=IF(AND([.$A561]&gt;=[.N$2];[.$A561]&lt;=[.N$3]);1;0)" office:value-type="float" office:value="0" calcext:value-type="float">
            <text:p>0</text:p>
          </table:table-cell>
          <table:table-cell table:formula="of:=IF(AND([.$A561]&gt;=[.O$2];[.$A5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776" calcext:value-type="float">
            <text:p>0.377776</text:p>
          </table:table-cell>
          <table:table-cell table:formula="of:=IF(AND([.$A562]&gt;=[.B$2];[.$A562]&lt;=[.B$3]);1;0)" office:value-type="float" office:value="0" calcext:value-type="float">
            <text:p>0</text:p>
          </table:table-cell>
          <table:table-cell table:formula="of:=IF(AND([.$A562]&gt;=[.C$2];[.$A562]&lt;=[.C$3]);1;0)" office:value-type="float" office:value="0" calcext:value-type="float">
            <text:p>0</text:p>
          </table:table-cell>
          <table:table-cell table:formula="of:=IF(AND([.$A562]&gt;=[.D$2];[.$A562]&lt;=[.D$3]);1;0)" office:value-type="float" office:value="0" calcext:value-type="float">
            <text:p>0</text:p>
          </table:table-cell>
          <table:table-cell table:formula="of:=IF(AND([.$A562]&gt;=[.E$2];[.$A562]&lt;=[.E$3]);1;0)" office:value-type="float" office:value="1" calcext:value-type="float">
            <text:p>1</text:p>
          </table:table-cell>
          <table:table-cell table:formula="of:=IF(AND([.$A562]&gt;=[.F$2];[.$A562]&lt;=[.F$3]);1;0)" office:value-type="float" office:value="0" calcext:value-type="float">
            <text:p>0</text:p>
          </table:table-cell>
          <table:table-cell table:formula="of:=IF(AND([.$A562]&gt;=[.G$2];[.$A562]&lt;=[.G$3]);1;0)" office:value-type="float" office:value="0" calcext:value-type="float">
            <text:p>0</text:p>
          </table:table-cell>
          <table:table-cell/>
          <table:table-cell office:value-type="float" office:value="-0.628661" calcext:value-type="float">
            <text:p>-0.628661</text:p>
          </table:table-cell>
          <table:table-cell table:formula="of:=IF(AND([.$A562]&gt;=[.J$2];[.$A562]&lt;=[.J$3]);1;0)" office:value-type="float" office:value="0" calcext:value-type="float">
            <text:p>0</text:p>
          </table:table-cell>
          <table:table-cell table:formula="of:=IF(AND([.$A562]&gt;=[.K$2];[.$A562]&lt;=[.K$3]);1;0)" office:value-type="float" office:value="0" calcext:value-type="float">
            <text:p>0</text:p>
          </table:table-cell>
          <table:table-cell table:formula="of:=IF(AND([.$A562]&gt;=[.L$2];[.$A562]&lt;=[.L$3]);1;0)" office:value-type="float" office:value="0" calcext:value-type="float">
            <text:p>0</text:p>
          </table:table-cell>
          <table:table-cell table:formula="of:=IF(AND([.$A562]&gt;=[.M$2];[.$A562]&lt;=[.M$3]);1;0)" office:value-type="float" office:value="1" calcext:value-type="float">
            <text:p>1</text:p>
          </table:table-cell>
          <table:table-cell table:formula="of:=IF(AND([.$A562]&gt;=[.N$2];[.$A562]&lt;=[.N$3]);1;0)" office:value-type="float" office:value="0" calcext:value-type="float">
            <text:p>0</text:p>
          </table:table-cell>
          <table:table-cell table:formula="of:=IF(AND([.$A562]&gt;=[.O$2];[.$A5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988" calcext:value-type="float">
            <text:p>0.213988</text:p>
          </table:table-cell>
          <table:table-cell table:formula="of:=IF(AND([.$A563]&gt;=[.B$2];[.$A563]&lt;=[.B$3]);1;0)" office:value-type="float" office:value="0" calcext:value-type="float">
            <text:p>0</text:p>
          </table:table-cell>
          <table:table-cell table:formula="of:=IF(AND([.$A563]&gt;=[.C$2];[.$A563]&lt;=[.C$3]);1;0)" office:value-type="float" office:value="0" calcext:value-type="float">
            <text:p>0</text:p>
          </table:table-cell>
          <table:table-cell table:formula="of:=IF(AND([.$A563]&gt;=[.D$2];[.$A563]&lt;=[.D$3]);1;0)" office:value-type="float" office:value="0" calcext:value-type="float">
            <text:p>0</text:p>
          </table:table-cell>
          <table:table-cell table:formula="of:=IF(AND([.$A563]&gt;=[.E$2];[.$A563]&lt;=[.E$3]);1;0)" office:value-type="float" office:value="1" calcext:value-type="float">
            <text:p>1</text:p>
          </table:table-cell>
          <table:table-cell table:formula="of:=IF(AND([.$A563]&gt;=[.F$2];[.$A563]&lt;=[.F$3]);1;0)" office:value-type="float" office:value="0" calcext:value-type="float">
            <text:p>0</text:p>
          </table:table-cell>
          <table:table-cell table:formula="of:=IF(AND([.$A563]&gt;=[.G$2];[.$A563]&lt;=[.G$3]);1;0)" office:value-type="float" office:value="0" calcext:value-type="float">
            <text:p>0</text:p>
          </table:table-cell>
          <table:table-cell/>
          <table:table-cell office:value-type="float" office:value="1.23184" calcext:value-type="float">
            <text:p>1.23184</text:p>
          </table:table-cell>
          <table:table-cell table:formula="of:=IF(AND([.$A563]&gt;=[.J$2];[.$A563]&lt;=[.J$3]);1;0)" office:value-type="float" office:value="0" calcext:value-type="float">
            <text:p>0</text:p>
          </table:table-cell>
          <table:table-cell table:formula="of:=IF(AND([.$A563]&gt;=[.K$2];[.$A563]&lt;=[.K$3]);1;0)" office:value-type="float" office:value="0" calcext:value-type="float">
            <text:p>0</text:p>
          </table:table-cell>
          <table:table-cell table:formula="of:=IF(AND([.$A563]&gt;=[.L$2];[.$A563]&lt;=[.L$3]);1;0)" office:value-type="float" office:value="0" calcext:value-type="float">
            <text:p>0</text:p>
          </table:table-cell>
          <table:table-cell table:formula="of:=IF(AND([.$A563]&gt;=[.M$2];[.$A563]&lt;=[.M$3]);1;0)" office:value-type="float" office:value="1" calcext:value-type="float">
            <text:p>1</text:p>
          </table:table-cell>
          <table:table-cell table:formula="of:=IF(AND([.$A563]&gt;=[.N$2];[.$A563]&lt;=[.N$3]);1;0)" office:value-type="float" office:value="0" calcext:value-type="float">
            <text:p>0</text:p>
          </table:table-cell>
          <table:table-cell table:formula="of:=IF(AND([.$A563]&gt;=[.O$2];[.$A5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303" calcext:value-type="float">
            <text:p>-1.08303</text:p>
          </table:table-cell>
          <table:table-cell table:formula="of:=IF(AND([.$A564]&gt;=[.B$2];[.$A564]&lt;=[.B$3]);1;0)" office:value-type="float" office:value="0" calcext:value-type="float">
            <text:p>0</text:p>
          </table:table-cell>
          <table:table-cell table:formula="of:=IF(AND([.$A564]&gt;=[.C$2];[.$A564]&lt;=[.C$3]);1;0)" office:value-type="float" office:value="1" calcext:value-type="float">
            <text:p>1</text:p>
          </table:table-cell>
          <table:table-cell table:formula="of:=IF(AND([.$A564]&gt;=[.D$2];[.$A564]&lt;=[.D$3]);1;0)" office:value-type="float" office:value="0" calcext:value-type="float">
            <text:p>0</text:p>
          </table:table-cell>
          <table:table-cell table:formula="of:=IF(AND([.$A564]&gt;=[.E$2];[.$A564]&lt;=[.E$3]);1;0)" office:value-type="float" office:value="0" calcext:value-type="float">
            <text:p>0</text:p>
          </table:table-cell>
          <table:table-cell table:formula="of:=IF(AND([.$A564]&gt;=[.F$2];[.$A564]&lt;=[.F$3]);1;0)" office:value-type="float" office:value="0" calcext:value-type="float">
            <text:p>0</text:p>
          </table:table-cell>
          <table:table-cell table:formula="of:=IF(AND([.$A564]&gt;=[.G$2];[.$A564]&lt;=[.G$3]);1;0)" office:value-type="float" office:value="0" calcext:value-type="float">
            <text:p>0</text:p>
          </table:table-cell>
          <table:table-cell/>
          <table:table-cell office:value-type="float" office:value="-0.528457" calcext:value-type="float">
            <text:p>-0.528457</text:p>
          </table:table-cell>
          <table:table-cell table:formula="of:=IF(AND([.$A564]&gt;=[.J$2];[.$A564]&lt;=[.J$3]);1;0)" office:value-type="float" office:value="0" calcext:value-type="float">
            <text:p>0</text:p>
          </table:table-cell>
          <table:table-cell table:formula="of:=IF(AND([.$A564]&gt;=[.K$2];[.$A564]&lt;=[.K$3]);1;0)" office:value-type="float" office:value="1" calcext:value-type="float">
            <text:p>1</text:p>
          </table:table-cell>
          <table:table-cell table:formula="of:=IF(AND([.$A564]&gt;=[.L$2];[.$A564]&lt;=[.L$3]);1;0)" office:value-type="float" office:value="0" calcext:value-type="float">
            <text:p>0</text:p>
          </table:table-cell>
          <table:table-cell table:formula="of:=IF(AND([.$A564]&gt;=[.M$2];[.$A564]&lt;=[.M$3]);1;0)" office:value-type="float" office:value="0" calcext:value-type="float">
            <text:p>0</text:p>
          </table:table-cell>
          <table:table-cell table:formula="of:=IF(AND([.$A564]&gt;=[.N$2];[.$A564]&lt;=[.N$3]);1;0)" office:value-type="float" office:value="0" calcext:value-type="float">
            <text:p>0</text:p>
          </table:table-cell>
          <table:table-cell table:formula="of:=IF(AND([.$A564]&gt;=[.O$2];[.$A5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401" calcext:value-type="float">
            <text:p>1.36401</text:p>
          </table:table-cell>
          <table:table-cell table:formula="of:=IF(AND([.$A565]&gt;=[.B$2];[.$A565]&lt;=[.B$3]);1;0)" office:value-type="float" office:value="0" calcext:value-type="float">
            <text:p>0</text:p>
          </table:table-cell>
          <table:table-cell table:formula="of:=IF(AND([.$A565]&gt;=[.C$2];[.$A565]&lt;=[.C$3]);1;0)" office:value-type="float" office:value="0" calcext:value-type="float">
            <text:p>0</text:p>
          </table:table-cell>
          <table:table-cell table:formula="of:=IF(AND([.$A565]&gt;=[.D$2];[.$A565]&lt;=[.D$3]);1;0)" office:value-type="float" office:value="0" calcext:value-type="float">
            <text:p>0</text:p>
          </table:table-cell>
          <table:table-cell table:formula="of:=IF(AND([.$A565]&gt;=[.E$2];[.$A565]&lt;=[.E$3]);1;0)" office:value-type="float" office:value="0" calcext:value-type="float">
            <text:p>0</text:p>
          </table:table-cell>
          <table:table-cell table:formula="of:=IF(AND([.$A565]&gt;=[.F$2];[.$A565]&lt;=[.F$3]);1;0)" office:value-type="float" office:value="1" calcext:value-type="float">
            <text:p>1</text:p>
          </table:table-cell>
          <table:table-cell table:formula="of:=IF(AND([.$A565]&gt;=[.G$2];[.$A565]&lt;=[.G$3]);1;0)" office:value-type="float" office:value="0" calcext:value-type="float">
            <text:p>0</text:p>
          </table:table-cell>
          <table:table-cell/>
          <table:table-cell office:value-type="float" office:value="-0.0700995" calcext:value-type="float">
            <text:p>-0.0700995</text:p>
          </table:table-cell>
          <table:table-cell table:formula="of:=IF(AND([.$A565]&gt;=[.J$2];[.$A565]&lt;=[.J$3]);1;0)" office:value-type="float" office:value="0" calcext:value-type="float">
            <text:p>0</text:p>
          </table:table-cell>
          <table:table-cell table:formula="of:=IF(AND([.$A565]&gt;=[.K$2];[.$A565]&lt;=[.K$3]);1;0)" office:value-type="float" office:value="0" calcext:value-type="float">
            <text:p>0</text:p>
          </table:table-cell>
          <table:table-cell table:formula="of:=IF(AND([.$A565]&gt;=[.L$2];[.$A565]&lt;=[.L$3]);1;0)" office:value-type="float" office:value="0" calcext:value-type="float">
            <text:p>0</text:p>
          </table:table-cell>
          <table:table-cell table:formula="of:=IF(AND([.$A565]&gt;=[.M$2];[.$A565]&lt;=[.M$3]);1;0)" office:value-type="float" office:value="0" calcext:value-type="float">
            <text:p>0</text:p>
          </table:table-cell>
          <table:table-cell table:formula="of:=IF(AND([.$A565]&gt;=[.N$2];[.$A565]&lt;=[.N$3]);1;0)" office:value-type="float" office:value="1" calcext:value-type="float">
            <text:p>1</text:p>
          </table:table-cell>
          <table:table-cell table:formula="of:=IF(AND([.$A565]&gt;=[.O$2];[.$A5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153" calcext:value-type="float">
            <text:p>1.84153</text:p>
          </table:table-cell>
          <table:table-cell table:formula="of:=IF(AND([.$A566]&gt;=[.B$2];[.$A566]&lt;=[.B$3]);1;0)" office:value-type="float" office:value="0" calcext:value-type="float">
            <text:p>0</text:p>
          </table:table-cell>
          <table:table-cell table:formula="of:=IF(AND([.$A566]&gt;=[.C$2];[.$A566]&lt;=[.C$3]);1;0)" office:value-type="float" office:value="0" calcext:value-type="float">
            <text:p>0</text:p>
          </table:table-cell>
          <table:table-cell table:formula="of:=IF(AND([.$A566]&gt;=[.D$2];[.$A566]&lt;=[.D$3]);1;0)" office:value-type="float" office:value="0" calcext:value-type="float">
            <text:p>0</text:p>
          </table:table-cell>
          <table:table-cell table:formula="of:=IF(AND([.$A566]&gt;=[.E$2];[.$A566]&lt;=[.E$3]);1;0)" office:value-type="float" office:value="0" calcext:value-type="float">
            <text:p>0</text:p>
          </table:table-cell>
          <table:table-cell table:formula="of:=IF(AND([.$A566]&gt;=[.F$2];[.$A566]&lt;=[.F$3]);1;0)" office:value-type="float" office:value="1" calcext:value-type="float">
            <text:p>1</text:p>
          </table:table-cell>
          <table:table-cell table:formula="of:=IF(AND([.$A566]&gt;=[.G$2];[.$A566]&lt;=[.G$3]);1;0)" office:value-type="float" office:value="0" calcext:value-type="float">
            <text:p>0</text:p>
          </table:table-cell>
          <table:table-cell/>
          <table:table-cell office:value-type="float" office:value="0.34933" calcext:value-type="float">
            <text:p>0.34933</text:p>
          </table:table-cell>
          <table:table-cell table:formula="of:=IF(AND([.$A566]&gt;=[.J$2];[.$A566]&lt;=[.J$3]);1;0)" office:value-type="float" office:value="0" calcext:value-type="float">
            <text:p>0</text:p>
          </table:table-cell>
          <table:table-cell table:formula="of:=IF(AND([.$A566]&gt;=[.K$2];[.$A566]&lt;=[.K$3]);1;0)" office:value-type="float" office:value="0" calcext:value-type="float">
            <text:p>0</text:p>
          </table:table-cell>
          <table:table-cell table:formula="of:=IF(AND([.$A566]&gt;=[.L$2];[.$A566]&lt;=[.L$3]);1;0)" office:value-type="float" office:value="0" calcext:value-type="float">
            <text:p>0</text:p>
          </table:table-cell>
          <table:table-cell table:formula="of:=IF(AND([.$A566]&gt;=[.M$2];[.$A566]&lt;=[.M$3]);1;0)" office:value-type="float" office:value="0" calcext:value-type="float">
            <text:p>0</text:p>
          </table:table-cell>
          <table:table-cell table:formula="of:=IF(AND([.$A566]&gt;=[.N$2];[.$A566]&lt;=[.N$3]);1;0)" office:value-type="float" office:value="1" calcext:value-type="float">
            <text:p>1</text:p>
          </table:table-cell>
          <table:table-cell table:formula="of:=IF(AND([.$A566]&gt;=[.O$2];[.$A5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8178" calcext:value-type="float">
            <text:p>-0.528178</text:p>
          </table:table-cell>
          <table:table-cell table:formula="of:=IF(AND([.$A567]&gt;=[.B$2];[.$A567]&lt;=[.B$3]);1;0)" office:value-type="float" office:value="0" calcext:value-type="float">
            <text:p>0</text:p>
          </table:table-cell>
          <table:table-cell table:formula="of:=IF(AND([.$A567]&gt;=[.C$2];[.$A567]&lt;=[.C$3]);1;0)" office:value-type="float" office:value="0" calcext:value-type="float">
            <text:p>0</text:p>
          </table:table-cell>
          <table:table-cell table:formula="of:=IF(AND([.$A567]&gt;=[.D$2];[.$A567]&lt;=[.D$3]);1;0)" office:value-type="float" office:value="1" calcext:value-type="float">
            <text:p>1</text:p>
          </table:table-cell>
          <table:table-cell table:formula="of:=IF(AND([.$A567]&gt;=[.E$2];[.$A567]&lt;=[.E$3]);1;0)" office:value-type="float" office:value="0" calcext:value-type="float">
            <text:p>0</text:p>
          </table:table-cell>
          <table:table-cell table:formula="of:=IF(AND([.$A567]&gt;=[.F$2];[.$A567]&lt;=[.F$3]);1;0)" office:value-type="float" office:value="0" calcext:value-type="float">
            <text:p>0</text:p>
          </table:table-cell>
          <table:table-cell table:formula="of:=IF(AND([.$A567]&gt;=[.G$2];[.$A567]&lt;=[.G$3]);1;0)" office:value-type="float" office:value="0" calcext:value-type="float">
            <text:p>0</text:p>
          </table:table-cell>
          <table:table-cell/>
          <table:table-cell office:value-type="float" office:value="0.0422039" calcext:value-type="float">
            <text:p>0.0422039</text:p>
          </table:table-cell>
          <table:table-cell table:formula="of:=IF(AND([.$A567]&gt;=[.J$2];[.$A567]&lt;=[.J$3]);1;0)" office:value-type="float" office:value="0" calcext:value-type="float">
            <text:p>0</text:p>
          </table:table-cell>
          <table:table-cell table:formula="of:=IF(AND([.$A567]&gt;=[.K$2];[.$A567]&lt;=[.K$3]);1;0)" office:value-type="float" office:value="0" calcext:value-type="float">
            <text:p>0</text:p>
          </table:table-cell>
          <table:table-cell table:formula="of:=IF(AND([.$A567]&gt;=[.L$2];[.$A567]&lt;=[.L$3]);1;0)" office:value-type="float" office:value="1" calcext:value-type="float">
            <text:p>1</text:p>
          </table:table-cell>
          <table:table-cell table:formula="of:=IF(AND([.$A567]&gt;=[.M$2];[.$A567]&lt;=[.M$3]);1;0)" office:value-type="float" office:value="0" calcext:value-type="float">
            <text:p>0</text:p>
          </table:table-cell>
          <table:table-cell table:formula="of:=IF(AND([.$A567]&gt;=[.N$2];[.$A567]&lt;=[.N$3]);1;0)" office:value-type="float" office:value="0" calcext:value-type="float">
            <text:p>0</text:p>
          </table:table-cell>
          <table:table-cell table:formula="of:=IF(AND([.$A567]&gt;=[.O$2];[.$A5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10937" calcext:value-type="float">
            <text:p>-0.0110937</text:p>
          </table:table-cell>
          <table:table-cell table:formula="of:=IF(AND([.$A568]&gt;=[.B$2];[.$A568]&lt;=[.B$3]);1;0)" office:value-type="float" office:value="0" calcext:value-type="float">
            <text:p>0</text:p>
          </table:table-cell>
          <table:table-cell table:formula="of:=IF(AND([.$A568]&gt;=[.C$2];[.$A568]&lt;=[.C$3]);1;0)" office:value-type="float" office:value="0" calcext:value-type="float">
            <text:p>0</text:p>
          </table:table-cell>
          <table:table-cell table:formula="of:=IF(AND([.$A568]&gt;=[.D$2];[.$A568]&lt;=[.D$3]);1;0)" office:value-type="float" office:value="1" calcext:value-type="float">
            <text:p>1</text:p>
          </table:table-cell>
          <table:table-cell table:formula="of:=IF(AND([.$A568]&gt;=[.E$2];[.$A568]&lt;=[.E$3]);1;0)" office:value-type="float" office:value="0" calcext:value-type="float">
            <text:p>0</text:p>
          </table:table-cell>
          <table:table-cell table:formula="of:=IF(AND([.$A568]&gt;=[.F$2];[.$A568]&lt;=[.F$3]);1;0)" office:value-type="float" office:value="0" calcext:value-type="float">
            <text:p>0</text:p>
          </table:table-cell>
          <table:table-cell table:formula="of:=IF(AND([.$A568]&gt;=[.G$2];[.$A568]&lt;=[.G$3]);1;0)" office:value-type="float" office:value="0" calcext:value-type="float">
            <text:p>0</text:p>
          </table:table-cell>
          <table:table-cell/>
          <table:table-cell office:value-type="float" office:value="0.370677" calcext:value-type="float">
            <text:p>0.370677</text:p>
          </table:table-cell>
          <table:table-cell table:formula="of:=IF(AND([.$A568]&gt;=[.J$2];[.$A568]&lt;=[.J$3]);1;0)" office:value-type="float" office:value="0" calcext:value-type="float">
            <text:p>0</text:p>
          </table:table-cell>
          <table:table-cell table:formula="of:=IF(AND([.$A568]&gt;=[.K$2];[.$A568]&lt;=[.K$3]);1;0)" office:value-type="float" office:value="0" calcext:value-type="float">
            <text:p>0</text:p>
          </table:table-cell>
          <table:table-cell table:formula="of:=IF(AND([.$A568]&gt;=[.L$2];[.$A568]&lt;=[.L$3]);1;0)" office:value-type="float" office:value="1" calcext:value-type="float">
            <text:p>1</text:p>
          </table:table-cell>
          <table:table-cell table:formula="of:=IF(AND([.$A568]&gt;=[.M$2];[.$A568]&lt;=[.M$3]);1;0)" office:value-type="float" office:value="0" calcext:value-type="float">
            <text:p>0</text:p>
          </table:table-cell>
          <table:table-cell table:formula="of:=IF(AND([.$A568]&gt;=[.N$2];[.$A568]&lt;=[.N$3]);1;0)" office:value-type="float" office:value="0" calcext:value-type="float">
            <text:p>0</text:p>
          </table:table-cell>
          <table:table-cell table:formula="of:=IF(AND([.$A568]&gt;=[.O$2];[.$A5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591" calcext:value-type="float">
            <text:p>0.629591</text:p>
          </table:table-cell>
          <table:table-cell table:formula="of:=IF(AND([.$A569]&gt;=[.B$2];[.$A569]&lt;=[.B$3]);1;0)" office:value-type="float" office:value="0" calcext:value-type="float">
            <text:p>0</text:p>
          </table:table-cell>
          <table:table-cell table:formula="of:=IF(AND([.$A569]&gt;=[.C$2];[.$A569]&lt;=[.C$3]);1;0)" office:value-type="float" office:value="0" calcext:value-type="float">
            <text:p>0</text:p>
          </table:table-cell>
          <table:table-cell table:formula="of:=IF(AND([.$A569]&gt;=[.D$2];[.$A569]&lt;=[.D$3]);1;0)" office:value-type="float" office:value="0" calcext:value-type="float">
            <text:p>0</text:p>
          </table:table-cell>
          <table:table-cell table:formula="of:=IF(AND([.$A569]&gt;=[.E$2];[.$A569]&lt;=[.E$3]);1;0)" office:value-type="float" office:value="1" calcext:value-type="float">
            <text:p>1</text:p>
          </table:table-cell>
          <table:table-cell table:formula="of:=IF(AND([.$A569]&gt;=[.F$2];[.$A569]&lt;=[.F$3]);1;0)" office:value-type="float" office:value="0" calcext:value-type="float">
            <text:p>0</text:p>
          </table:table-cell>
          <table:table-cell table:formula="of:=IF(AND([.$A569]&gt;=[.G$2];[.$A569]&lt;=[.G$3]);1;0)" office:value-type="float" office:value="0" calcext:value-type="float">
            <text:p>0</text:p>
          </table:table-cell>
          <table:table-cell/>
          <table:table-cell office:value-type="float" office:value="-0.339892" calcext:value-type="float">
            <text:p>-0.339892</text:p>
          </table:table-cell>
          <table:table-cell table:formula="of:=IF(AND([.$A569]&gt;=[.J$2];[.$A569]&lt;=[.J$3]);1;0)" office:value-type="float" office:value="0" calcext:value-type="float">
            <text:p>0</text:p>
          </table:table-cell>
          <table:table-cell table:formula="of:=IF(AND([.$A569]&gt;=[.K$2];[.$A569]&lt;=[.K$3]);1;0)" office:value-type="float" office:value="0" calcext:value-type="float">
            <text:p>0</text:p>
          </table:table-cell>
          <table:table-cell table:formula="of:=IF(AND([.$A569]&gt;=[.L$2];[.$A569]&lt;=[.L$3]);1;0)" office:value-type="float" office:value="0" calcext:value-type="float">
            <text:p>0</text:p>
          </table:table-cell>
          <table:table-cell table:formula="of:=IF(AND([.$A569]&gt;=[.M$2];[.$A569]&lt;=[.M$3]);1;0)" office:value-type="float" office:value="1" calcext:value-type="float">
            <text:p>1</text:p>
          </table:table-cell>
          <table:table-cell table:formula="of:=IF(AND([.$A569]&gt;=[.N$2];[.$A569]&lt;=[.N$3]);1;0)" office:value-type="float" office:value="0" calcext:value-type="float">
            <text:p>0</text:p>
          </table:table-cell>
          <table:table-cell table:formula="of:=IF(AND([.$A569]&gt;=[.O$2];[.$A5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1323" calcext:value-type="float">
            <text:p>-1.31323</text:p>
          </table:table-cell>
          <table:table-cell table:formula="of:=IF(AND([.$A570]&gt;=[.B$2];[.$A570]&lt;=[.B$3]);1;0)" office:value-type="float" office:value="0" calcext:value-type="float">
            <text:p>0</text:p>
          </table:table-cell>
          <table:table-cell table:formula="of:=IF(AND([.$A570]&gt;=[.C$2];[.$A570]&lt;=[.C$3]);1;0)" office:value-type="float" office:value="1" calcext:value-type="float">
            <text:p>1</text:p>
          </table:table-cell>
          <table:table-cell table:formula="of:=IF(AND([.$A570]&gt;=[.D$2];[.$A570]&lt;=[.D$3]);1;0)" office:value-type="float" office:value="0" calcext:value-type="float">
            <text:p>0</text:p>
          </table:table-cell>
          <table:table-cell table:formula="of:=IF(AND([.$A570]&gt;=[.E$2];[.$A570]&lt;=[.E$3]);1;0)" office:value-type="float" office:value="0" calcext:value-type="float">
            <text:p>0</text:p>
          </table:table-cell>
          <table:table-cell table:formula="of:=IF(AND([.$A570]&gt;=[.F$2];[.$A570]&lt;=[.F$3]);1;0)" office:value-type="float" office:value="0" calcext:value-type="float">
            <text:p>0</text:p>
          </table:table-cell>
          <table:table-cell table:formula="of:=IF(AND([.$A570]&gt;=[.G$2];[.$A570]&lt;=[.G$3]);1;0)" office:value-type="float" office:value="0" calcext:value-type="float">
            <text:p>0</text:p>
          </table:table-cell>
          <table:table-cell/>
          <table:table-cell office:value-type="float" office:value="-0.930392" calcext:value-type="float">
            <text:p>-0.930392</text:p>
          </table:table-cell>
          <table:table-cell table:formula="of:=IF(AND([.$A570]&gt;=[.J$2];[.$A570]&lt;=[.J$3]);1;0)" office:value-type="float" office:value="0" calcext:value-type="float">
            <text:p>0</text:p>
          </table:table-cell>
          <table:table-cell table:formula="of:=IF(AND([.$A570]&gt;=[.K$2];[.$A570]&lt;=[.K$3]);1;0)" office:value-type="float" office:value="1" calcext:value-type="float">
            <text:p>1</text:p>
          </table:table-cell>
          <table:table-cell table:formula="of:=IF(AND([.$A570]&gt;=[.L$2];[.$A570]&lt;=[.L$3]);1;0)" office:value-type="float" office:value="0" calcext:value-type="float">
            <text:p>0</text:p>
          </table:table-cell>
          <table:table-cell table:formula="of:=IF(AND([.$A570]&gt;=[.M$2];[.$A570]&lt;=[.M$3]);1;0)" office:value-type="float" office:value="0" calcext:value-type="float">
            <text:p>0</text:p>
          </table:table-cell>
          <table:table-cell table:formula="of:=IF(AND([.$A570]&gt;=[.N$2];[.$A570]&lt;=[.N$3]);1;0)" office:value-type="float" office:value="0" calcext:value-type="float">
            <text:p>0</text:p>
          </table:table-cell>
          <table:table-cell table:formula="of:=IF(AND([.$A570]&gt;=[.O$2];[.$A5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467" calcext:value-type="float">
            <text:p>0.953467</text:p>
          </table:table-cell>
          <table:table-cell table:formula="of:=IF(AND([.$A571]&gt;=[.B$2];[.$A571]&lt;=[.B$3]);1;0)" office:value-type="float" office:value="0" calcext:value-type="float">
            <text:p>0</text:p>
          </table:table-cell>
          <table:table-cell table:formula="of:=IF(AND([.$A571]&gt;=[.C$2];[.$A571]&lt;=[.C$3]);1;0)" office:value-type="float" office:value="0" calcext:value-type="float">
            <text:p>0</text:p>
          </table:table-cell>
          <table:table-cell table:formula="of:=IF(AND([.$A571]&gt;=[.D$2];[.$A571]&lt;=[.D$3]);1;0)" office:value-type="float" office:value="0" calcext:value-type="float">
            <text:p>0</text:p>
          </table:table-cell>
          <table:table-cell table:formula="of:=IF(AND([.$A571]&gt;=[.E$2];[.$A571]&lt;=[.E$3]);1;0)" office:value-type="float" office:value="1" calcext:value-type="float">
            <text:p>1</text:p>
          </table:table-cell>
          <table:table-cell table:formula="of:=IF(AND([.$A571]&gt;=[.F$2];[.$A571]&lt;=[.F$3]);1;0)" office:value-type="float" office:value="0" calcext:value-type="float">
            <text:p>0</text:p>
          </table:table-cell>
          <table:table-cell table:formula="of:=IF(AND([.$A571]&gt;=[.G$2];[.$A571]&lt;=[.G$3]);1;0)" office:value-type="float" office:value="0" calcext:value-type="float">
            <text:p>0</text:p>
          </table:table-cell>
          <table:table-cell/>
          <table:table-cell office:value-type="float" office:value="0.378383" calcext:value-type="float">
            <text:p>0.378383</text:p>
          </table:table-cell>
          <table:table-cell table:formula="of:=IF(AND([.$A571]&gt;=[.J$2];[.$A571]&lt;=[.J$3]);1;0)" office:value-type="float" office:value="0" calcext:value-type="float">
            <text:p>0</text:p>
          </table:table-cell>
          <table:table-cell table:formula="of:=IF(AND([.$A571]&gt;=[.K$2];[.$A571]&lt;=[.K$3]);1;0)" office:value-type="float" office:value="0" calcext:value-type="float">
            <text:p>0</text:p>
          </table:table-cell>
          <table:table-cell table:formula="of:=IF(AND([.$A571]&gt;=[.L$2];[.$A571]&lt;=[.L$3]);1;0)" office:value-type="float" office:value="0" calcext:value-type="float">
            <text:p>0</text:p>
          </table:table-cell>
          <table:table-cell table:formula="of:=IF(AND([.$A571]&gt;=[.M$2];[.$A571]&lt;=[.M$3]);1;0)" office:value-type="float" office:value="1" calcext:value-type="float">
            <text:p>1</text:p>
          </table:table-cell>
          <table:table-cell table:formula="of:=IF(AND([.$A571]&gt;=[.N$2];[.$A571]&lt;=[.N$3]);1;0)" office:value-type="float" office:value="0" calcext:value-type="float">
            <text:p>0</text:p>
          </table:table-cell>
          <table:table-cell table:formula="of:=IF(AND([.$A571]&gt;=[.O$2];[.$A5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6073" calcext:value-type="float">
            <text:p>-0.516073</text:p>
          </table:table-cell>
          <table:table-cell table:formula="of:=IF(AND([.$A572]&gt;=[.B$2];[.$A572]&lt;=[.B$3]);1;0)" office:value-type="float" office:value="0" calcext:value-type="float">
            <text:p>0</text:p>
          </table:table-cell>
          <table:table-cell table:formula="of:=IF(AND([.$A572]&gt;=[.C$2];[.$A572]&lt;=[.C$3]);1;0)" office:value-type="float" office:value="0" calcext:value-type="float">
            <text:p>0</text:p>
          </table:table-cell>
          <table:table-cell table:formula="of:=IF(AND([.$A572]&gt;=[.D$2];[.$A572]&lt;=[.D$3]);1;0)" office:value-type="float" office:value="1" calcext:value-type="float">
            <text:p>1</text:p>
          </table:table-cell>
          <table:table-cell table:formula="of:=IF(AND([.$A572]&gt;=[.E$2];[.$A572]&lt;=[.E$3]);1;0)" office:value-type="float" office:value="0" calcext:value-type="float">
            <text:p>0</text:p>
          </table:table-cell>
          <table:table-cell table:formula="of:=IF(AND([.$A572]&gt;=[.F$2];[.$A572]&lt;=[.F$3]);1;0)" office:value-type="float" office:value="0" calcext:value-type="float">
            <text:p>0</text:p>
          </table:table-cell>
          <table:table-cell table:formula="of:=IF(AND([.$A572]&gt;=[.G$2];[.$A572]&lt;=[.G$3]);1;0)" office:value-type="float" office:value="0" calcext:value-type="float">
            <text:p>0</text:p>
          </table:table-cell>
          <table:table-cell/>
          <table:table-cell office:value-type="float" office:value="-0.535844" calcext:value-type="float">
            <text:p>-0.535844</text:p>
          </table:table-cell>
          <table:table-cell table:formula="of:=IF(AND([.$A572]&gt;=[.J$2];[.$A572]&lt;=[.J$3]);1;0)" office:value-type="float" office:value="0" calcext:value-type="float">
            <text:p>0</text:p>
          </table:table-cell>
          <table:table-cell table:formula="of:=IF(AND([.$A572]&gt;=[.K$2];[.$A572]&lt;=[.K$3]);1;0)" office:value-type="float" office:value="0" calcext:value-type="float">
            <text:p>0</text:p>
          </table:table-cell>
          <table:table-cell table:formula="of:=IF(AND([.$A572]&gt;=[.L$2];[.$A572]&lt;=[.L$3]);1;0)" office:value-type="float" office:value="1" calcext:value-type="float">
            <text:p>1</text:p>
          </table:table-cell>
          <table:table-cell table:formula="of:=IF(AND([.$A572]&gt;=[.M$2];[.$A572]&lt;=[.M$3]);1;0)" office:value-type="float" office:value="0" calcext:value-type="float">
            <text:p>0</text:p>
          </table:table-cell>
          <table:table-cell table:formula="of:=IF(AND([.$A572]&gt;=[.N$2];[.$A572]&lt;=[.N$3]);1;0)" office:value-type="float" office:value="0" calcext:value-type="float">
            <text:p>0</text:p>
          </table:table-cell>
          <table:table-cell table:formula="of:=IF(AND([.$A572]&gt;=[.O$2];[.$A5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834" calcext:value-type="float">
            <text:p>-1.26834</text:p>
          </table:table-cell>
          <table:table-cell table:formula="of:=IF(AND([.$A573]&gt;=[.B$2];[.$A573]&lt;=[.B$3]);1;0)" office:value-type="float" office:value="0" calcext:value-type="float">
            <text:p>0</text:p>
          </table:table-cell>
          <table:table-cell table:formula="of:=IF(AND([.$A573]&gt;=[.C$2];[.$A573]&lt;=[.C$3]);1;0)" office:value-type="float" office:value="1" calcext:value-type="float">
            <text:p>1</text:p>
          </table:table-cell>
          <table:table-cell table:formula="of:=IF(AND([.$A573]&gt;=[.D$2];[.$A573]&lt;=[.D$3]);1;0)" office:value-type="float" office:value="0" calcext:value-type="float">
            <text:p>0</text:p>
          </table:table-cell>
          <table:table-cell table:formula="of:=IF(AND([.$A573]&gt;=[.E$2];[.$A573]&lt;=[.E$3]);1;0)" office:value-type="float" office:value="0" calcext:value-type="float">
            <text:p>0</text:p>
          </table:table-cell>
          <table:table-cell table:formula="of:=IF(AND([.$A573]&gt;=[.F$2];[.$A573]&lt;=[.F$3]);1;0)" office:value-type="float" office:value="0" calcext:value-type="float">
            <text:p>0</text:p>
          </table:table-cell>
          <table:table-cell table:formula="of:=IF(AND([.$A573]&gt;=[.G$2];[.$A573]&lt;=[.G$3]);1;0)" office:value-type="float" office:value="0" calcext:value-type="float">
            <text:p>0</text:p>
          </table:table-cell>
          <table:table-cell/>
          <table:table-cell office:value-type="float" office:value="1.53924" calcext:value-type="float">
            <text:p>1.53924</text:p>
          </table:table-cell>
          <table:table-cell table:formula="of:=IF(AND([.$A573]&gt;=[.J$2];[.$A573]&lt;=[.J$3]);1;0)" office:value-type="float" office:value="0" calcext:value-type="float">
            <text:p>0</text:p>
          </table:table-cell>
          <table:table-cell table:formula="of:=IF(AND([.$A573]&gt;=[.K$2];[.$A573]&lt;=[.K$3]);1;0)" office:value-type="float" office:value="1" calcext:value-type="float">
            <text:p>1</text:p>
          </table:table-cell>
          <table:table-cell table:formula="of:=IF(AND([.$A573]&gt;=[.L$2];[.$A573]&lt;=[.L$3]);1;0)" office:value-type="float" office:value="0" calcext:value-type="float">
            <text:p>0</text:p>
          </table:table-cell>
          <table:table-cell table:formula="of:=IF(AND([.$A573]&gt;=[.M$2];[.$A573]&lt;=[.M$3]);1;0)" office:value-type="float" office:value="0" calcext:value-type="float">
            <text:p>0</text:p>
          </table:table-cell>
          <table:table-cell table:formula="of:=IF(AND([.$A573]&gt;=[.N$2];[.$A573]&lt;=[.N$3]);1;0)" office:value-type="float" office:value="0" calcext:value-type="float">
            <text:p>0</text:p>
          </table:table-cell>
          <table:table-cell table:formula="of:=IF(AND([.$A573]&gt;=[.O$2];[.$A5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1763" calcext:value-type="float">
            <text:p>0.321763</text:p>
          </table:table-cell>
          <table:table-cell table:formula="of:=IF(AND([.$A574]&gt;=[.B$2];[.$A574]&lt;=[.B$3]);1;0)" office:value-type="float" office:value="0" calcext:value-type="float">
            <text:p>0</text:p>
          </table:table-cell>
          <table:table-cell table:formula="of:=IF(AND([.$A574]&gt;=[.C$2];[.$A574]&lt;=[.C$3]);1;0)" office:value-type="float" office:value="0" calcext:value-type="float">
            <text:p>0</text:p>
          </table:table-cell>
          <table:table-cell table:formula="of:=IF(AND([.$A574]&gt;=[.D$2];[.$A574]&lt;=[.D$3]);1;0)" office:value-type="float" office:value="0" calcext:value-type="float">
            <text:p>0</text:p>
          </table:table-cell>
          <table:table-cell table:formula="of:=IF(AND([.$A574]&gt;=[.E$2];[.$A574]&lt;=[.E$3]);1;0)" office:value-type="float" office:value="1" calcext:value-type="float">
            <text:p>1</text:p>
          </table:table-cell>
          <table:table-cell table:formula="of:=IF(AND([.$A574]&gt;=[.F$2];[.$A574]&lt;=[.F$3]);1;0)" office:value-type="float" office:value="0" calcext:value-type="float">
            <text:p>0</text:p>
          </table:table-cell>
          <table:table-cell table:formula="of:=IF(AND([.$A574]&gt;=[.G$2];[.$A574]&lt;=[.G$3]);1;0)" office:value-type="float" office:value="0" calcext:value-type="float">
            <text:p>0</text:p>
          </table:table-cell>
          <table:table-cell/>
          <table:table-cell office:value-type="float" office:value="0.21795" calcext:value-type="float">
            <text:p>0.21795</text:p>
          </table:table-cell>
          <table:table-cell table:formula="of:=IF(AND([.$A574]&gt;=[.J$2];[.$A574]&lt;=[.J$3]);1;0)" office:value-type="float" office:value="0" calcext:value-type="float">
            <text:p>0</text:p>
          </table:table-cell>
          <table:table-cell table:formula="of:=IF(AND([.$A574]&gt;=[.K$2];[.$A574]&lt;=[.K$3]);1;0)" office:value-type="float" office:value="0" calcext:value-type="float">
            <text:p>0</text:p>
          </table:table-cell>
          <table:table-cell table:formula="of:=IF(AND([.$A574]&gt;=[.L$2];[.$A574]&lt;=[.L$3]);1;0)" office:value-type="float" office:value="0" calcext:value-type="float">
            <text:p>0</text:p>
          </table:table-cell>
          <table:table-cell table:formula="of:=IF(AND([.$A574]&gt;=[.M$2];[.$A574]&lt;=[.M$3]);1;0)" office:value-type="float" office:value="1" calcext:value-type="float">
            <text:p>1</text:p>
          </table:table-cell>
          <table:table-cell table:formula="of:=IF(AND([.$A574]&gt;=[.N$2];[.$A574]&lt;=[.N$3]);1;0)" office:value-type="float" office:value="0" calcext:value-type="float">
            <text:p>0</text:p>
          </table:table-cell>
          <table:table-cell table:formula="of:=IF(AND([.$A574]&gt;=[.O$2];[.$A5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1708" calcext:value-type="float">
            <text:p>-0.731708</text:p>
          </table:table-cell>
          <table:table-cell table:formula="of:=IF(AND([.$A575]&gt;=[.B$2];[.$A575]&lt;=[.B$3]);1;0)" office:value-type="float" office:value="0" calcext:value-type="float">
            <text:p>0</text:p>
          </table:table-cell>
          <table:table-cell table:formula="of:=IF(AND([.$A575]&gt;=[.C$2];[.$A575]&lt;=[.C$3]);1;0)" office:value-type="float" office:value="0" calcext:value-type="float">
            <text:p>0</text:p>
          </table:table-cell>
          <table:table-cell table:formula="of:=IF(AND([.$A575]&gt;=[.D$2];[.$A575]&lt;=[.D$3]);1;0)" office:value-type="float" office:value="1" calcext:value-type="float">
            <text:p>1</text:p>
          </table:table-cell>
          <table:table-cell table:formula="of:=IF(AND([.$A575]&gt;=[.E$2];[.$A575]&lt;=[.E$3]);1;0)" office:value-type="float" office:value="0" calcext:value-type="float">
            <text:p>0</text:p>
          </table:table-cell>
          <table:table-cell table:formula="of:=IF(AND([.$A575]&gt;=[.F$2];[.$A575]&lt;=[.F$3]);1;0)" office:value-type="float" office:value="0" calcext:value-type="float">
            <text:p>0</text:p>
          </table:table-cell>
          <table:table-cell table:formula="of:=IF(AND([.$A575]&gt;=[.G$2];[.$A575]&lt;=[.G$3]);1;0)" office:value-type="float" office:value="0" calcext:value-type="float">
            <text:p>0</text:p>
          </table:table-cell>
          <table:table-cell/>
          <table:table-cell office:value-type="float" office:value="-0.2602" calcext:value-type="float">
            <text:p>-0.2602</text:p>
          </table:table-cell>
          <table:table-cell table:formula="of:=IF(AND([.$A575]&gt;=[.J$2];[.$A575]&lt;=[.J$3]);1;0)" office:value-type="float" office:value="0" calcext:value-type="float">
            <text:p>0</text:p>
          </table:table-cell>
          <table:table-cell table:formula="of:=IF(AND([.$A575]&gt;=[.K$2];[.$A575]&lt;=[.K$3]);1;0)" office:value-type="float" office:value="0" calcext:value-type="float">
            <text:p>0</text:p>
          </table:table-cell>
          <table:table-cell table:formula="of:=IF(AND([.$A575]&gt;=[.L$2];[.$A575]&lt;=[.L$3]);1;0)" office:value-type="float" office:value="1" calcext:value-type="float">
            <text:p>1</text:p>
          </table:table-cell>
          <table:table-cell table:formula="of:=IF(AND([.$A575]&gt;=[.M$2];[.$A575]&lt;=[.M$3]);1;0)" office:value-type="float" office:value="0" calcext:value-type="float">
            <text:p>0</text:p>
          </table:table-cell>
          <table:table-cell table:formula="of:=IF(AND([.$A575]&gt;=[.N$2];[.$A575]&lt;=[.N$3]);1;0)" office:value-type="float" office:value="0" calcext:value-type="float">
            <text:p>0</text:p>
          </table:table-cell>
          <table:table-cell table:formula="of:=IF(AND([.$A575]&gt;=[.O$2];[.$A5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149" calcext:value-type="float">
            <text:p>0.528149</text:p>
          </table:table-cell>
          <table:table-cell table:formula="of:=IF(AND([.$A576]&gt;=[.B$2];[.$A576]&lt;=[.B$3]);1;0)" office:value-type="float" office:value="0" calcext:value-type="float">
            <text:p>0</text:p>
          </table:table-cell>
          <table:table-cell table:formula="of:=IF(AND([.$A576]&gt;=[.C$2];[.$A576]&lt;=[.C$3]);1;0)" office:value-type="float" office:value="0" calcext:value-type="float">
            <text:p>0</text:p>
          </table:table-cell>
          <table:table-cell table:formula="of:=IF(AND([.$A576]&gt;=[.D$2];[.$A576]&lt;=[.D$3]);1;0)" office:value-type="float" office:value="0" calcext:value-type="float">
            <text:p>0</text:p>
          </table:table-cell>
          <table:table-cell table:formula="of:=IF(AND([.$A576]&gt;=[.E$2];[.$A576]&lt;=[.E$3]);1;0)" office:value-type="float" office:value="1" calcext:value-type="float">
            <text:p>1</text:p>
          </table:table-cell>
          <table:table-cell table:formula="of:=IF(AND([.$A576]&gt;=[.F$2];[.$A576]&lt;=[.F$3]);1;0)" office:value-type="float" office:value="0" calcext:value-type="float">
            <text:p>0</text:p>
          </table:table-cell>
          <table:table-cell table:formula="of:=IF(AND([.$A576]&gt;=[.G$2];[.$A576]&lt;=[.G$3]);1;0)" office:value-type="float" office:value="0" calcext:value-type="float">
            <text:p>0</text:p>
          </table:table-cell>
          <table:table-cell/>
          <table:table-cell office:value-type="float" office:value="1.37677" calcext:value-type="float">
            <text:p>1.37677</text:p>
          </table:table-cell>
          <table:table-cell table:formula="of:=IF(AND([.$A576]&gt;=[.J$2];[.$A576]&lt;=[.J$3]);1;0)" office:value-type="float" office:value="0" calcext:value-type="float">
            <text:p>0</text:p>
          </table:table-cell>
          <table:table-cell table:formula="of:=IF(AND([.$A576]&gt;=[.K$2];[.$A576]&lt;=[.K$3]);1;0)" office:value-type="float" office:value="0" calcext:value-type="float">
            <text:p>0</text:p>
          </table:table-cell>
          <table:table-cell table:formula="of:=IF(AND([.$A576]&gt;=[.L$2];[.$A576]&lt;=[.L$3]);1;0)" office:value-type="float" office:value="0" calcext:value-type="float">
            <text:p>0</text:p>
          </table:table-cell>
          <table:table-cell table:formula="of:=IF(AND([.$A576]&gt;=[.M$2];[.$A576]&lt;=[.M$3]);1;0)" office:value-type="float" office:value="1" calcext:value-type="float">
            <text:p>1</text:p>
          </table:table-cell>
          <table:table-cell table:formula="of:=IF(AND([.$A576]&gt;=[.N$2];[.$A576]&lt;=[.N$3]);1;0)" office:value-type="float" office:value="0" calcext:value-type="float">
            <text:p>0</text:p>
          </table:table-cell>
          <table:table-cell table:formula="of:=IF(AND([.$A576]&gt;=[.O$2];[.$A5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596" calcext:value-type="float">
            <text:p>1.66596</text:p>
          </table:table-cell>
          <table:table-cell table:formula="of:=IF(AND([.$A577]&gt;=[.B$2];[.$A577]&lt;=[.B$3]);1;0)" office:value-type="float" office:value="0" calcext:value-type="float">
            <text:p>0</text:p>
          </table:table-cell>
          <table:table-cell table:formula="of:=IF(AND([.$A577]&gt;=[.C$2];[.$A577]&lt;=[.C$3]);1;0)" office:value-type="float" office:value="0" calcext:value-type="float">
            <text:p>0</text:p>
          </table:table-cell>
          <table:table-cell table:formula="of:=IF(AND([.$A577]&gt;=[.D$2];[.$A577]&lt;=[.D$3]);1;0)" office:value-type="float" office:value="0" calcext:value-type="float">
            <text:p>0</text:p>
          </table:table-cell>
          <table:table-cell table:formula="of:=IF(AND([.$A577]&gt;=[.E$2];[.$A577]&lt;=[.E$3]);1;0)" office:value-type="float" office:value="0" calcext:value-type="float">
            <text:p>0</text:p>
          </table:table-cell>
          <table:table-cell table:formula="of:=IF(AND([.$A577]&gt;=[.F$2];[.$A577]&lt;=[.F$3]);1;0)" office:value-type="float" office:value="1" calcext:value-type="float">
            <text:p>1</text:p>
          </table:table-cell>
          <table:table-cell table:formula="of:=IF(AND([.$A577]&gt;=[.G$2];[.$A577]&lt;=[.G$3]);1;0)" office:value-type="float" office:value="0" calcext:value-type="float">
            <text:p>0</text:p>
          </table:table-cell>
          <table:table-cell/>
          <table:table-cell office:value-type="float" office:value="-0.0604696" calcext:value-type="float">
            <text:p>-0.0604696</text:p>
          </table:table-cell>
          <table:table-cell table:formula="of:=IF(AND([.$A577]&gt;=[.J$2];[.$A577]&lt;=[.J$3]);1;0)" office:value-type="float" office:value="0" calcext:value-type="float">
            <text:p>0</text:p>
          </table:table-cell>
          <table:table-cell table:formula="of:=IF(AND([.$A577]&gt;=[.K$2];[.$A577]&lt;=[.K$3]);1;0)" office:value-type="float" office:value="0" calcext:value-type="float">
            <text:p>0</text:p>
          </table:table-cell>
          <table:table-cell table:formula="of:=IF(AND([.$A577]&gt;=[.L$2];[.$A577]&lt;=[.L$3]);1;0)" office:value-type="float" office:value="0" calcext:value-type="float">
            <text:p>0</text:p>
          </table:table-cell>
          <table:table-cell table:formula="of:=IF(AND([.$A577]&gt;=[.M$2];[.$A577]&lt;=[.M$3]);1;0)" office:value-type="float" office:value="0" calcext:value-type="float">
            <text:p>0</text:p>
          </table:table-cell>
          <table:table-cell table:formula="of:=IF(AND([.$A577]&gt;=[.N$2];[.$A577]&lt;=[.N$3]);1;0)" office:value-type="float" office:value="1" calcext:value-type="float">
            <text:p>1</text:p>
          </table:table-cell>
          <table:table-cell table:formula="of:=IF(AND([.$A577]&gt;=[.O$2];[.$A5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2653" calcext:value-type="float">
            <text:p>0.0412653</text:p>
          </table:table-cell>
          <table:table-cell table:formula="of:=IF(AND([.$A578]&gt;=[.B$2];[.$A578]&lt;=[.B$3]);1;0)" office:value-type="float" office:value="0" calcext:value-type="float">
            <text:p>0</text:p>
          </table:table-cell>
          <table:table-cell table:formula="of:=IF(AND([.$A578]&gt;=[.C$2];[.$A578]&lt;=[.C$3]);1;0)" office:value-type="float" office:value="0" calcext:value-type="float">
            <text:p>0</text:p>
          </table:table-cell>
          <table:table-cell table:formula="of:=IF(AND([.$A578]&gt;=[.D$2];[.$A578]&lt;=[.D$3]);1;0)" office:value-type="float" office:value="0" calcext:value-type="float">
            <text:p>0</text:p>
          </table:table-cell>
          <table:table-cell table:formula="of:=IF(AND([.$A578]&gt;=[.E$2];[.$A578]&lt;=[.E$3]);1;0)" office:value-type="float" office:value="1" calcext:value-type="float">
            <text:p>1</text:p>
          </table:table-cell>
          <table:table-cell table:formula="of:=IF(AND([.$A578]&gt;=[.F$2];[.$A578]&lt;=[.F$3]);1;0)" office:value-type="float" office:value="0" calcext:value-type="float">
            <text:p>0</text:p>
          </table:table-cell>
          <table:table-cell table:formula="of:=IF(AND([.$A578]&gt;=[.G$2];[.$A578]&lt;=[.G$3]);1;0)" office:value-type="float" office:value="0" calcext:value-type="float">
            <text:p>0</text:p>
          </table:table-cell>
          <table:table-cell/>
          <table:table-cell office:value-type="float" office:value="-0.887764" calcext:value-type="float">
            <text:p>-0.887764</text:p>
          </table:table-cell>
          <table:table-cell table:formula="of:=IF(AND([.$A578]&gt;=[.J$2];[.$A578]&lt;=[.J$3]);1;0)" office:value-type="float" office:value="0" calcext:value-type="float">
            <text:p>0</text:p>
          </table:table-cell>
          <table:table-cell table:formula="of:=IF(AND([.$A578]&gt;=[.K$2];[.$A578]&lt;=[.K$3]);1;0)" office:value-type="float" office:value="0" calcext:value-type="float">
            <text:p>0</text:p>
          </table:table-cell>
          <table:table-cell table:formula="of:=IF(AND([.$A578]&gt;=[.L$2];[.$A578]&lt;=[.L$3]);1;0)" office:value-type="float" office:value="0" calcext:value-type="float">
            <text:p>0</text:p>
          </table:table-cell>
          <table:table-cell table:formula="of:=IF(AND([.$A578]&gt;=[.M$2];[.$A578]&lt;=[.M$3]);1;0)" office:value-type="float" office:value="1" calcext:value-type="float">
            <text:p>1</text:p>
          </table:table-cell>
          <table:table-cell table:formula="of:=IF(AND([.$A578]&gt;=[.N$2];[.$A578]&lt;=[.N$3]);1;0)" office:value-type="float" office:value="0" calcext:value-type="float">
            <text:p>0</text:p>
          </table:table-cell>
          <table:table-cell table:formula="of:=IF(AND([.$A578]&gt;=[.O$2];[.$A5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9089" calcext:value-type="float">
            <text:p>-1.69089</text:p>
          </table:table-cell>
          <table:table-cell table:formula="of:=IF(AND([.$A579]&gt;=[.B$2];[.$A579]&lt;=[.B$3]);1;0)" office:value-type="float" office:value="0" calcext:value-type="float">
            <text:p>0</text:p>
          </table:table-cell>
          <table:table-cell table:formula="of:=IF(AND([.$A579]&gt;=[.C$2];[.$A579]&lt;=[.C$3]);1;0)" office:value-type="float" office:value="1" calcext:value-type="float">
            <text:p>1</text:p>
          </table:table-cell>
          <table:table-cell table:formula="of:=IF(AND([.$A579]&gt;=[.D$2];[.$A579]&lt;=[.D$3]);1;0)" office:value-type="float" office:value="0" calcext:value-type="float">
            <text:p>0</text:p>
          </table:table-cell>
          <table:table-cell table:formula="of:=IF(AND([.$A579]&gt;=[.E$2];[.$A579]&lt;=[.E$3]);1;0)" office:value-type="float" office:value="0" calcext:value-type="float">
            <text:p>0</text:p>
          </table:table-cell>
          <table:table-cell table:formula="of:=IF(AND([.$A579]&gt;=[.F$2];[.$A579]&lt;=[.F$3]);1;0)" office:value-type="float" office:value="0" calcext:value-type="float">
            <text:p>0</text:p>
          </table:table-cell>
          <table:table-cell table:formula="of:=IF(AND([.$A579]&gt;=[.G$2];[.$A579]&lt;=[.G$3]);1;0)" office:value-type="float" office:value="0" calcext:value-type="float">
            <text:p>0</text:p>
          </table:table-cell>
          <table:table-cell/>
          <table:table-cell office:value-type="float" office:value="0.778417" calcext:value-type="float">
            <text:p>0.778417</text:p>
          </table:table-cell>
          <table:table-cell table:formula="of:=IF(AND([.$A579]&gt;=[.J$2];[.$A579]&lt;=[.J$3]);1;0)" office:value-type="float" office:value="0" calcext:value-type="float">
            <text:p>0</text:p>
          </table:table-cell>
          <table:table-cell table:formula="of:=IF(AND([.$A579]&gt;=[.K$2];[.$A579]&lt;=[.K$3]);1;0)" office:value-type="float" office:value="1" calcext:value-type="float">
            <text:p>1</text:p>
          </table:table-cell>
          <table:table-cell table:formula="of:=IF(AND([.$A579]&gt;=[.L$2];[.$A579]&lt;=[.L$3]);1;0)" office:value-type="float" office:value="0" calcext:value-type="float">
            <text:p>0</text:p>
          </table:table-cell>
          <table:table-cell table:formula="of:=IF(AND([.$A579]&gt;=[.M$2];[.$A579]&lt;=[.M$3]);1;0)" office:value-type="float" office:value="0" calcext:value-type="float">
            <text:p>0</text:p>
          </table:table-cell>
          <table:table-cell table:formula="of:=IF(AND([.$A579]&gt;=[.N$2];[.$A579]&lt;=[.N$3]);1;0)" office:value-type="float" office:value="0" calcext:value-type="float">
            <text:p>0</text:p>
          </table:table-cell>
          <table:table-cell table:formula="of:=IF(AND([.$A579]&gt;=[.O$2];[.$A5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7578" calcext:value-type="float">
            <text:p>0.697578</text:p>
          </table:table-cell>
          <table:table-cell table:formula="of:=IF(AND([.$A580]&gt;=[.B$2];[.$A580]&lt;=[.B$3]);1;0)" office:value-type="float" office:value="0" calcext:value-type="float">
            <text:p>0</text:p>
          </table:table-cell>
          <table:table-cell table:formula="of:=IF(AND([.$A580]&gt;=[.C$2];[.$A580]&lt;=[.C$3]);1;0)" office:value-type="float" office:value="0" calcext:value-type="float">
            <text:p>0</text:p>
          </table:table-cell>
          <table:table-cell table:formula="of:=IF(AND([.$A580]&gt;=[.D$2];[.$A580]&lt;=[.D$3]);1;0)" office:value-type="float" office:value="0" calcext:value-type="float">
            <text:p>0</text:p>
          </table:table-cell>
          <table:table-cell table:formula="of:=IF(AND([.$A580]&gt;=[.E$2];[.$A580]&lt;=[.E$3]);1;0)" office:value-type="float" office:value="1" calcext:value-type="float">
            <text:p>1</text:p>
          </table:table-cell>
          <table:table-cell table:formula="of:=IF(AND([.$A580]&gt;=[.F$2];[.$A580]&lt;=[.F$3]);1;0)" office:value-type="float" office:value="0" calcext:value-type="float">
            <text:p>0</text:p>
          </table:table-cell>
          <table:table-cell table:formula="of:=IF(AND([.$A580]&gt;=[.G$2];[.$A580]&lt;=[.G$3]);1;0)" office:value-type="float" office:value="0" calcext:value-type="float">
            <text:p>0</text:p>
          </table:table-cell>
          <table:table-cell/>
          <table:table-cell office:value-type="float" office:value="-1.59118" calcext:value-type="float">
            <text:p>-1.59118</text:p>
          </table:table-cell>
          <table:table-cell table:formula="of:=IF(AND([.$A580]&gt;=[.J$2];[.$A580]&lt;=[.J$3]);1;0)" office:value-type="float" office:value="0" calcext:value-type="float">
            <text:p>0</text:p>
          </table:table-cell>
          <table:table-cell table:formula="of:=IF(AND([.$A580]&gt;=[.K$2];[.$A580]&lt;=[.K$3]);1;0)" office:value-type="float" office:value="0" calcext:value-type="float">
            <text:p>0</text:p>
          </table:table-cell>
          <table:table-cell table:formula="of:=IF(AND([.$A580]&gt;=[.L$2];[.$A580]&lt;=[.L$3]);1;0)" office:value-type="float" office:value="0" calcext:value-type="float">
            <text:p>0</text:p>
          </table:table-cell>
          <table:table-cell table:formula="of:=IF(AND([.$A580]&gt;=[.M$2];[.$A580]&lt;=[.M$3]);1;0)" office:value-type="float" office:value="1" calcext:value-type="float">
            <text:p>1</text:p>
          </table:table-cell>
          <table:table-cell table:formula="of:=IF(AND([.$A580]&gt;=[.N$2];[.$A580]&lt;=[.N$3]);1;0)" office:value-type="float" office:value="0" calcext:value-type="float">
            <text:p>0</text:p>
          </table:table-cell>
          <table:table-cell table:formula="of:=IF(AND([.$A580]&gt;=[.O$2];[.$A5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4922" calcext:value-type="float">
            <text:p>-0.694922</text:p>
          </table:table-cell>
          <table:table-cell table:formula="of:=IF(AND([.$A581]&gt;=[.B$2];[.$A581]&lt;=[.B$3]);1;0)" office:value-type="float" office:value="0" calcext:value-type="float">
            <text:p>0</text:p>
          </table:table-cell>
          <table:table-cell table:formula="of:=IF(AND([.$A581]&gt;=[.C$2];[.$A581]&lt;=[.C$3]);1;0)" office:value-type="float" office:value="0" calcext:value-type="float">
            <text:p>0</text:p>
          </table:table-cell>
          <table:table-cell table:formula="of:=IF(AND([.$A581]&gt;=[.D$2];[.$A581]&lt;=[.D$3]);1;0)" office:value-type="float" office:value="1" calcext:value-type="float">
            <text:p>1</text:p>
          </table:table-cell>
          <table:table-cell table:formula="of:=IF(AND([.$A581]&gt;=[.E$2];[.$A581]&lt;=[.E$3]);1;0)" office:value-type="float" office:value="0" calcext:value-type="float">
            <text:p>0</text:p>
          </table:table-cell>
          <table:table-cell table:formula="of:=IF(AND([.$A581]&gt;=[.F$2];[.$A581]&lt;=[.F$3]);1;0)" office:value-type="float" office:value="0" calcext:value-type="float">
            <text:p>0</text:p>
          </table:table-cell>
          <table:table-cell table:formula="of:=IF(AND([.$A581]&gt;=[.G$2];[.$A581]&lt;=[.G$3]);1;0)" office:value-type="float" office:value="0" calcext:value-type="float">
            <text:p>0</text:p>
          </table:table-cell>
          <table:table-cell/>
          <table:table-cell office:value-type="float" office:value="0.598765" calcext:value-type="float">
            <text:p>0.598765</text:p>
          </table:table-cell>
          <table:table-cell table:formula="of:=IF(AND([.$A581]&gt;=[.J$2];[.$A581]&lt;=[.J$3]);1;0)" office:value-type="float" office:value="0" calcext:value-type="float">
            <text:p>0</text:p>
          </table:table-cell>
          <table:table-cell table:formula="of:=IF(AND([.$A581]&gt;=[.K$2];[.$A581]&lt;=[.K$3]);1;0)" office:value-type="float" office:value="0" calcext:value-type="float">
            <text:p>0</text:p>
          </table:table-cell>
          <table:table-cell table:formula="of:=IF(AND([.$A581]&gt;=[.L$2];[.$A581]&lt;=[.L$3]);1;0)" office:value-type="float" office:value="1" calcext:value-type="float">
            <text:p>1</text:p>
          </table:table-cell>
          <table:table-cell table:formula="of:=IF(AND([.$A581]&gt;=[.M$2];[.$A581]&lt;=[.M$3]);1;0)" office:value-type="float" office:value="0" calcext:value-type="float">
            <text:p>0</text:p>
          </table:table-cell>
          <table:table-cell table:formula="of:=IF(AND([.$A581]&gt;=[.N$2];[.$A581]&lt;=[.N$3]);1;0)" office:value-type="float" office:value="0" calcext:value-type="float">
            <text:p>0</text:p>
          </table:table-cell>
          <table:table-cell table:formula="of:=IF(AND([.$A581]&gt;=[.O$2];[.$A5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3467" calcext:value-type="float">
            <text:p>0.713467</text:p>
          </table:table-cell>
          <table:table-cell table:formula="of:=IF(AND([.$A582]&gt;=[.B$2];[.$A582]&lt;=[.B$3]);1;0)" office:value-type="float" office:value="0" calcext:value-type="float">
            <text:p>0</text:p>
          </table:table-cell>
          <table:table-cell table:formula="of:=IF(AND([.$A582]&gt;=[.C$2];[.$A582]&lt;=[.C$3]);1;0)" office:value-type="float" office:value="0" calcext:value-type="float">
            <text:p>0</text:p>
          </table:table-cell>
          <table:table-cell table:formula="of:=IF(AND([.$A582]&gt;=[.D$2];[.$A582]&lt;=[.D$3]);1;0)" office:value-type="float" office:value="0" calcext:value-type="float">
            <text:p>0</text:p>
          </table:table-cell>
          <table:table-cell table:formula="of:=IF(AND([.$A582]&gt;=[.E$2];[.$A582]&lt;=[.E$3]);1;0)" office:value-type="float" office:value="1" calcext:value-type="float">
            <text:p>1</text:p>
          </table:table-cell>
          <table:table-cell table:formula="of:=IF(AND([.$A582]&gt;=[.F$2];[.$A582]&lt;=[.F$3]);1;0)" office:value-type="float" office:value="0" calcext:value-type="float">
            <text:p>0</text:p>
          </table:table-cell>
          <table:table-cell table:formula="of:=IF(AND([.$A582]&gt;=[.G$2];[.$A582]&lt;=[.G$3]);1;0)" office:value-type="float" office:value="0" calcext:value-type="float">
            <text:p>0</text:p>
          </table:table-cell>
          <table:table-cell/>
          <table:table-cell office:value-type="float" office:value="1.12715" calcext:value-type="float">
            <text:p>1.12715</text:p>
          </table:table-cell>
          <table:table-cell table:formula="of:=IF(AND([.$A582]&gt;=[.J$2];[.$A582]&lt;=[.J$3]);1;0)" office:value-type="float" office:value="0" calcext:value-type="float">
            <text:p>0</text:p>
          </table:table-cell>
          <table:table-cell table:formula="of:=IF(AND([.$A582]&gt;=[.K$2];[.$A582]&lt;=[.K$3]);1;0)" office:value-type="float" office:value="0" calcext:value-type="float">
            <text:p>0</text:p>
          </table:table-cell>
          <table:table-cell table:formula="of:=IF(AND([.$A582]&gt;=[.L$2];[.$A582]&lt;=[.L$3]);1;0)" office:value-type="float" office:value="0" calcext:value-type="float">
            <text:p>0</text:p>
          </table:table-cell>
          <table:table-cell table:formula="of:=IF(AND([.$A582]&gt;=[.M$2];[.$A582]&lt;=[.M$3]);1;0)" office:value-type="float" office:value="1" calcext:value-type="float">
            <text:p>1</text:p>
          </table:table-cell>
          <table:table-cell table:formula="of:=IF(AND([.$A582]&gt;=[.N$2];[.$A582]&lt;=[.N$3]);1;0)" office:value-type="float" office:value="0" calcext:value-type="float">
            <text:p>0</text:p>
          </table:table-cell>
          <table:table-cell table:formula="of:=IF(AND([.$A582]&gt;=[.O$2];[.$A5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398" calcext:value-type="float">
            <text:p>0.291398</text:p>
          </table:table-cell>
          <table:table-cell table:formula="of:=IF(AND([.$A583]&gt;=[.B$2];[.$A583]&lt;=[.B$3]);1;0)" office:value-type="float" office:value="0" calcext:value-type="float">
            <text:p>0</text:p>
          </table:table-cell>
          <table:table-cell table:formula="of:=IF(AND([.$A583]&gt;=[.C$2];[.$A583]&lt;=[.C$3]);1;0)" office:value-type="float" office:value="0" calcext:value-type="float">
            <text:p>0</text:p>
          </table:table-cell>
          <table:table-cell table:formula="of:=IF(AND([.$A583]&gt;=[.D$2];[.$A583]&lt;=[.D$3]);1;0)" office:value-type="float" office:value="0" calcext:value-type="float">
            <text:p>0</text:p>
          </table:table-cell>
          <table:table-cell table:formula="of:=IF(AND([.$A583]&gt;=[.E$2];[.$A583]&lt;=[.E$3]);1;0)" office:value-type="float" office:value="1" calcext:value-type="float">
            <text:p>1</text:p>
          </table:table-cell>
          <table:table-cell table:formula="of:=IF(AND([.$A583]&gt;=[.F$2];[.$A583]&lt;=[.F$3]);1;0)" office:value-type="float" office:value="0" calcext:value-type="float">
            <text:p>0</text:p>
          </table:table-cell>
          <table:table-cell table:formula="of:=IF(AND([.$A583]&gt;=[.G$2];[.$A583]&lt;=[.G$3]);1;0)" office:value-type="float" office:value="0" calcext:value-type="float">
            <text:p>0</text:p>
          </table:table-cell>
          <table:table-cell/>
          <table:table-cell office:value-type="float" office:value="1.51005" calcext:value-type="float">
            <text:p>1.51005</text:p>
          </table:table-cell>
          <table:table-cell table:formula="of:=IF(AND([.$A583]&gt;=[.J$2];[.$A583]&lt;=[.J$3]);1;0)" office:value-type="float" office:value="0" calcext:value-type="float">
            <text:p>0</text:p>
          </table:table-cell>
          <table:table-cell table:formula="of:=IF(AND([.$A583]&gt;=[.K$2];[.$A583]&lt;=[.K$3]);1;0)" office:value-type="float" office:value="0" calcext:value-type="float">
            <text:p>0</text:p>
          </table:table-cell>
          <table:table-cell table:formula="of:=IF(AND([.$A583]&gt;=[.L$2];[.$A583]&lt;=[.L$3]);1;0)" office:value-type="float" office:value="0" calcext:value-type="float">
            <text:p>0</text:p>
          </table:table-cell>
          <table:table-cell table:formula="of:=IF(AND([.$A583]&gt;=[.M$2];[.$A583]&lt;=[.M$3]);1;0)" office:value-type="float" office:value="1" calcext:value-type="float">
            <text:p>1</text:p>
          </table:table-cell>
          <table:table-cell table:formula="of:=IF(AND([.$A583]&gt;=[.N$2];[.$A583]&lt;=[.N$3]);1;0)" office:value-type="float" office:value="0" calcext:value-type="float">
            <text:p>0</text:p>
          </table:table-cell>
          <table:table-cell table:formula="of:=IF(AND([.$A583]&gt;=[.O$2];[.$A5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9809" calcext:value-type="float">
            <text:p>-0.599809</text:p>
          </table:table-cell>
          <table:table-cell table:formula="of:=IF(AND([.$A584]&gt;=[.B$2];[.$A584]&lt;=[.B$3]);1;0)" office:value-type="float" office:value="0" calcext:value-type="float">
            <text:p>0</text:p>
          </table:table-cell>
          <table:table-cell table:formula="of:=IF(AND([.$A584]&gt;=[.C$2];[.$A584]&lt;=[.C$3]);1;0)" office:value-type="float" office:value="0" calcext:value-type="float">
            <text:p>0</text:p>
          </table:table-cell>
          <table:table-cell table:formula="of:=IF(AND([.$A584]&gt;=[.D$2];[.$A584]&lt;=[.D$3]);1;0)" office:value-type="float" office:value="1" calcext:value-type="float">
            <text:p>1</text:p>
          </table:table-cell>
          <table:table-cell table:formula="of:=IF(AND([.$A584]&gt;=[.E$2];[.$A584]&lt;=[.E$3]);1;0)" office:value-type="float" office:value="0" calcext:value-type="float">
            <text:p>0</text:p>
          </table:table-cell>
          <table:table-cell table:formula="of:=IF(AND([.$A584]&gt;=[.F$2];[.$A584]&lt;=[.F$3]);1;0)" office:value-type="float" office:value="0" calcext:value-type="float">
            <text:p>0</text:p>
          </table:table-cell>
          <table:table-cell table:formula="of:=IF(AND([.$A584]&gt;=[.G$2];[.$A584]&lt;=[.G$3]);1;0)" office:value-type="float" office:value="0" calcext:value-type="float">
            <text:p>0</text:p>
          </table:table-cell>
          <table:table-cell/>
          <table:table-cell office:value-type="float" office:value="0.934773" calcext:value-type="float">
            <text:p>0.934773</text:p>
          </table:table-cell>
          <table:table-cell table:formula="of:=IF(AND([.$A584]&gt;=[.J$2];[.$A584]&lt;=[.J$3]);1;0)" office:value-type="float" office:value="0" calcext:value-type="float">
            <text:p>0</text:p>
          </table:table-cell>
          <table:table-cell table:formula="of:=IF(AND([.$A584]&gt;=[.K$2];[.$A584]&lt;=[.K$3]);1;0)" office:value-type="float" office:value="0" calcext:value-type="float">
            <text:p>0</text:p>
          </table:table-cell>
          <table:table-cell table:formula="of:=IF(AND([.$A584]&gt;=[.L$2];[.$A584]&lt;=[.L$3]);1;0)" office:value-type="float" office:value="1" calcext:value-type="float">
            <text:p>1</text:p>
          </table:table-cell>
          <table:table-cell table:formula="of:=IF(AND([.$A584]&gt;=[.M$2];[.$A584]&lt;=[.M$3]);1;0)" office:value-type="float" office:value="0" calcext:value-type="float">
            <text:p>0</text:p>
          </table:table-cell>
          <table:table-cell table:formula="of:=IF(AND([.$A584]&gt;=[.N$2];[.$A584]&lt;=[.N$3]);1;0)" office:value-type="float" office:value="0" calcext:value-type="float">
            <text:p>0</text:p>
          </table:table-cell>
          <table:table-cell table:formula="of:=IF(AND([.$A584]&gt;=[.O$2];[.$A5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982" calcext:value-type="float">
            <text:p>1.45982</text:p>
          </table:table-cell>
          <table:table-cell table:formula="of:=IF(AND([.$A585]&gt;=[.B$2];[.$A585]&lt;=[.B$3]);1;0)" office:value-type="float" office:value="0" calcext:value-type="float">
            <text:p>0</text:p>
          </table:table-cell>
          <table:table-cell table:formula="of:=IF(AND([.$A585]&gt;=[.C$2];[.$A585]&lt;=[.C$3]);1;0)" office:value-type="float" office:value="0" calcext:value-type="float">
            <text:p>0</text:p>
          </table:table-cell>
          <table:table-cell table:formula="of:=IF(AND([.$A585]&gt;=[.D$2];[.$A585]&lt;=[.D$3]);1;0)" office:value-type="float" office:value="0" calcext:value-type="float">
            <text:p>0</text:p>
          </table:table-cell>
          <table:table-cell table:formula="of:=IF(AND([.$A585]&gt;=[.E$2];[.$A585]&lt;=[.E$3]);1;0)" office:value-type="float" office:value="0" calcext:value-type="float">
            <text:p>0</text:p>
          </table:table-cell>
          <table:table-cell table:formula="of:=IF(AND([.$A585]&gt;=[.F$2];[.$A585]&lt;=[.F$3]);1;0)" office:value-type="float" office:value="1" calcext:value-type="float">
            <text:p>1</text:p>
          </table:table-cell>
          <table:table-cell table:formula="of:=IF(AND([.$A585]&gt;=[.G$2];[.$A585]&lt;=[.G$3]);1;0)" office:value-type="float" office:value="0" calcext:value-type="float">
            <text:p>0</text:p>
          </table:table-cell>
          <table:table-cell/>
          <table:table-cell office:value-type="float" office:value="1.25518" calcext:value-type="float">
            <text:p>1.25518</text:p>
          </table:table-cell>
          <table:table-cell table:formula="of:=IF(AND([.$A585]&gt;=[.J$2];[.$A585]&lt;=[.J$3]);1;0)" office:value-type="float" office:value="0" calcext:value-type="float">
            <text:p>0</text:p>
          </table:table-cell>
          <table:table-cell table:formula="of:=IF(AND([.$A585]&gt;=[.K$2];[.$A585]&lt;=[.K$3]);1;0)" office:value-type="float" office:value="0" calcext:value-type="float">
            <text:p>0</text:p>
          </table:table-cell>
          <table:table-cell table:formula="of:=IF(AND([.$A585]&gt;=[.L$2];[.$A585]&lt;=[.L$3]);1;0)" office:value-type="float" office:value="0" calcext:value-type="float">
            <text:p>0</text:p>
          </table:table-cell>
          <table:table-cell table:formula="of:=IF(AND([.$A585]&gt;=[.M$2];[.$A585]&lt;=[.M$3]);1;0)" office:value-type="float" office:value="0" calcext:value-type="float">
            <text:p>0</text:p>
          </table:table-cell>
          <table:table-cell table:formula="of:=IF(AND([.$A585]&gt;=[.N$2];[.$A585]&lt;=[.N$3]);1;0)" office:value-type="float" office:value="1" calcext:value-type="float">
            <text:p>1</text:p>
          </table:table-cell>
          <table:table-cell table:formula="of:=IF(AND([.$A585]&gt;=[.O$2];[.$A5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3166" calcext:value-type="float">
            <text:p>-0.283166</text:p>
          </table:table-cell>
          <table:table-cell table:formula="of:=IF(AND([.$A586]&gt;=[.B$2];[.$A586]&lt;=[.B$3]);1;0)" office:value-type="float" office:value="0" calcext:value-type="float">
            <text:p>0</text:p>
          </table:table-cell>
          <table:table-cell table:formula="of:=IF(AND([.$A586]&gt;=[.C$2];[.$A586]&lt;=[.C$3]);1;0)" office:value-type="float" office:value="0" calcext:value-type="float">
            <text:p>0</text:p>
          </table:table-cell>
          <table:table-cell table:formula="of:=IF(AND([.$A586]&gt;=[.D$2];[.$A586]&lt;=[.D$3]);1;0)" office:value-type="float" office:value="1" calcext:value-type="float">
            <text:p>1</text:p>
          </table:table-cell>
          <table:table-cell table:formula="of:=IF(AND([.$A586]&gt;=[.E$2];[.$A586]&lt;=[.E$3]);1;0)" office:value-type="float" office:value="0" calcext:value-type="float">
            <text:p>0</text:p>
          </table:table-cell>
          <table:table-cell table:formula="of:=IF(AND([.$A586]&gt;=[.F$2];[.$A586]&lt;=[.F$3]);1;0)" office:value-type="float" office:value="0" calcext:value-type="float">
            <text:p>0</text:p>
          </table:table-cell>
          <table:table-cell table:formula="of:=IF(AND([.$A586]&gt;=[.G$2];[.$A586]&lt;=[.G$3]);1;0)" office:value-type="float" office:value="0" calcext:value-type="float">
            <text:p>0</text:p>
          </table:table-cell>
          <table:table-cell/>
          <table:table-cell office:value-type="float" office:value="-0.257547" calcext:value-type="float">
            <text:p>-0.257547</text:p>
          </table:table-cell>
          <table:table-cell table:formula="of:=IF(AND([.$A586]&gt;=[.J$2];[.$A586]&lt;=[.J$3]);1;0)" office:value-type="float" office:value="0" calcext:value-type="float">
            <text:p>0</text:p>
          </table:table-cell>
          <table:table-cell table:formula="of:=IF(AND([.$A586]&gt;=[.K$2];[.$A586]&lt;=[.K$3]);1;0)" office:value-type="float" office:value="0" calcext:value-type="float">
            <text:p>0</text:p>
          </table:table-cell>
          <table:table-cell table:formula="of:=IF(AND([.$A586]&gt;=[.L$2];[.$A586]&lt;=[.L$3]);1;0)" office:value-type="float" office:value="1" calcext:value-type="float">
            <text:p>1</text:p>
          </table:table-cell>
          <table:table-cell table:formula="of:=IF(AND([.$A586]&gt;=[.M$2];[.$A586]&lt;=[.M$3]);1;0)" office:value-type="float" office:value="0" calcext:value-type="float">
            <text:p>0</text:p>
          </table:table-cell>
          <table:table-cell table:formula="of:=IF(AND([.$A586]&gt;=[.N$2];[.$A586]&lt;=[.N$3]);1;0)" office:value-type="float" office:value="0" calcext:value-type="float">
            <text:p>0</text:p>
          </table:table-cell>
          <table:table-cell table:formula="of:=IF(AND([.$A586]&gt;=[.O$2];[.$A5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899" calcext:value-type="float">
            <text:p>1.29899</text:p>
          </table:table-cell>
          <table:table-cell table:formula="of:=IF(AND([.$A587]&gt;=[.B$2];[.$A587]&lt;=[.B$3]);1;0)" office:value-type="float" office:value="0" calcext:value-type="float">
            <text:p>0</text:p>
          </table:table-cell>
          <table:table-cell table:formula="of:=IF(AND([.$A587]&gt;=[.C$2];[.$A587]&lt;=[.C$3]);1;0)" office:value-type="float" office:value="0" calcext:value-type="float">
            <text:p>0</text:p>
          </table:table-cell>
          <table:table-cell table:formula="of:=IF(AND([.$A587]&gt;=[.D$2];[.$A587]&lt;=[.D$3]);1;0)" office:value-type="float" office:value="0" calcext:value-type="float">
            <text:p>0</text:p>
          </table:table-cell>
          <table:table-cell table:formula="of:=IF(AND([.$A587]&gt;=[.E$2];[.$A587]&lt;=[.E$3]);1;0)" office:value-type="float" office:value="0" calcext:value-type="float">
            <text:p>0</text:p>
          </table:table-cell>
          <table:table-cell table:formula="of:=IF(AND([.$A587]&gt;=[.F$2];[.$A587]&lt;=[.F$3]);1;0)" office:value-type="float" office:value="1" calcext:value-type="float">
            <text:p>1</text:p>
          </table:table-cell>
          <table:table-cell table:formula="of:=IF(AND([.$A587]&gt;=[.G$2];[.$A587]&lt;=[.G$3]);1;0)" office:value-type="float" office:value="0" calcext:value-type="float">
            <text:p>0</text:p>
          </table:table-cell>
          <table:table-cell/>
          <table:table-cell office:value-type="float" office:value="0.910184" calcext:value-type="float">
            <text:p>0.910184</text:p>
          </table:table-cell>
          <table:table-cell table:formula="of:=IF(AND([.$A587]&gt;=[.J$2];[.$A587]&lt;=[.J$3]);1;0)" office:value-type="float" office:value="0" calcext:value-type="float">
            <text:p>0</text:p>
          </table:table-cell>
          <table:table-cell table:formula="of:=IF(AND([.$A587]&gt;=[.K$2];[.$A587]&lt;=[.K$3]);1;0)" office:value-type="float" office:value="0" calcext:value-type="float">
            <text:p>0</text:p>
          </table:table-cell>
          <table:table-cell table:formula="of:=IF(AND([.$A587]&gt;=[.L$2];[.$A587]&lt;=[.L$3]);1;0)" office:value-type="float" office:value="0" calcext:value-type="float">
            <text:p>0</text:p>
          </table:table-cell>
          <table:table-cell table:formula="of:=IF(AND([.$A587]&gt;=[.M$2];[.$A587]&lt;=[.M$3]);1;0)" office:value-type="float" office:value="0" calcext:value-type="float">
            <text:p>0</text:p>
          </table:table-cell>
          <table:table-cell table:formula="of:=IF(AND([.$A587]&gt;=[.N$2];[.$A587]&lt;=[.N$3]);1;0)" office:value-type="float" office:value="1" calcext:value-type="float">
            <text:p>1</text:p>
          </table:table-cell>
          <table:table-cell table:formula="of:=IF(AND([.$A587]&gt;=[.O$2];[.$A5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8164" calcext:value-type="float">
            <text:p>-0.828164</text:p>
          </table:table-cell>
          <table:table-cell table:formula="of:=IF(AND([.$A588]&gt;=[.B$2];[.$A588]&lt;=[.B$3]);1;0)" office:value-type="float" office:value="0" calcext:value-type="float">
            <text:p>0</text:p>
          </table:table-cell>
          <table:table-cell table:formula="of:=IF(AND([.$A588]&gt;=[.C$2];[.$A588]&lt;=[.C$3]);1;0)" office:value-type="float" office:value="0" calcext:value-type="float">
            <text:p>0</text:p>
          </table:table-cell>
          <table:table-cell table:formula="of:=IF(AND([.$A588]&gt;=[.D$2];[.$A588]&lt;=[.D$3]);1;0)" office:value-type="float" office:value="1" calcext:value-type="float">
            <text:p>1</text:p>
          </table:table-cell>
          <table:table-cell table:formula="of:=IF(AND([.$A588]&gt;=[.E$2];[.$A588]&lt;=[.E$3]);1;0)" office:value-type="float" office:value="0" calcext:value-type="float">
            <text:p>0</text:p>
          </table:table-cell>
          <table:table-cell table:formula="of:=IF(AND([.$A588]&gt;=[.F$2];[.$A588]&lt;=[.F$3]);1;0)" office:value-type="float" office:value="0" calcext:value-type="float">
            <text:p>0</text:p>
          </table:table-cell>
          <table:table-cell table:formula="of:=IF(AND([.$A588]&gt;=[.G$2];[.$A588]&lt;=[.G$3]);1;0)" office:value-type="float" office:value="0" calcext:value-type="float">
            <text:p>0</text:p>
          </table:table-cell>
          <table:table-cell/>
          <table:table-cell office:value-type="float" office:value="0.136339" calcext:value-type="float">
            <text:p>0.136339</text:p>
          </table:table-cell>
          <table:table-cell table:formula="of:=IF(AND([.$A588]&gt;=[.J$2];[.$A588]&lt;=[.J$3]);1;0)" office:value-type="float" office:value="0" calcext:value-type="float">
            <text:p>0</text:p>
          </table:table-cell>
          <table:table-cell table:formula="of:=IF(AND([.$A588]&gt;=[.K$2];[.$A588]&lt;=[.K$3]);1;0)" office:value-type="float" office:value="0" calcext:value-type="float">
            <text:p>0</text:p>
          </table:table-cell>
          <table:table-cell table:formula="of:=IF(AND([.$A588]&gt;=[.L$2];[.$A588]&lt;=[.L$3]);1;0)" office:value-type="float" office:value="1" calcext:value-type="float">
            <text:p>1</text:p>
          </table:table-cell>
          <table:table-cell table:formula="of:=IF(AND([.$A588]&gt;=[.M$2];[.$A588]&lt;=[.M$3]);1;0)" office:value-type="float" office:value="0" calcext:value-type="float">
            <text:p>0</text:p>
          </table:table-cell>
          <table:table-cell table:formula="of:=IF(AND([.$A588]&gt;=[.N$2];[.$A588]&lt;=[.N$3]);1;0)" office:value-type="float" office:value="0" calcext:value-type="float">
            <text:p>0</text:p>
          </table:table-cell>
          <table:table-cell table:formula="of:=IF(AND([.$A588]&gt;=[.O$2];[.$A5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257" calcext:value-type="float">
            <text:p>0.867257</text:p>
          </table:table-cell>
          <table:table-cell table:formula="of:=IF(AND([.$A589]&gt;=[.B$2];[.$A589]&lt;=[.B$3]);1;0)" office:value-type="float" office:value="0" calcext:value-type="float">
            <text:p>0</text:p>
          </table:table-cell>
          <table:table-cell table:formula="of:=IF(AND([.$A589]&gt;=[.C$2];[.$A589]&lt;=[.C$3]);1;0)" office:value-type="float" office:value="0" calcext:value-type="float">
            <text:p>0</text:p>
          </table:table-cell>
          <table:table-cell table:formula="of:=IF(AND([.$A589]&gt;=[.D$2];[.$A589]&lt;=[.D$3]);1;0)" office:value-type="float" office:value="0" calcext:value-type="float">
            <text:p>0</text:p>
          </table:table-cell>
          <table:table-cell table:formula="of:=IF(AND([.$A589]&gt;=[.E$2];[.$A589]&lt;=[.E$3]);1;0)" office:value-type="float" office:value="1" calcext:value-type="float">
            <text:p>1</text:p>
          </table:table-cell>
          <table:table-cell table:formula="of:=IF(AND([.$A589]&gt;=[.F$2];[.$A589]&lt;=[.F$3]);1;0)" office:value-type="float" office:value="0" calcext:value-type="float">
            <text:p>0</text:p>
          </table:table-cell>
          <table:table-cell table:formula="of:=IF(AND([.$A589]&gt;=[.G$2];[.$A589]&lt;=[.G$3]);1;0)" office:value-type="float" office:value="0" calcext:value-type="float">
            <text:p>0</text:p>
          </table:table-cell>
          <table:table-cell/>
          <table:table-cell office:value-type="float" office:value="-0.909013" calcext:value-type="float">
            <text:p>-0.909013</text:p>
          </table:table-cell>
          <table:table-cell table:formula="of:=IF(AND([.$A589]&gt;=[.J$2];[.$A589]&lt;=[.J$3]);1;0)" office:value-type="float" office:value="0" calcext:value-type="float">
            <text:p>0</text:p>
          </table:table-cell>
          <table:table-cell table:formula="of:=IF(AND([.$A589]&gt;=[.K$2];[.$A589]&lt;=[.K$3]);1;0)" office:value-type="float" office:value="0" calcext:value-type="float">
            <text:p>0</text:p>
          </table:table-cell>
          <table:table-cell table:formula="of:=IF(AND([.$A589]&gt;=[.L$2];[.$A589]&lt;=[.L$3]);1;0)" office:value-type="float" office:value="0" calcext:value-type="float">
            <text:p>0</text:p>
          </table:table-cell>
          <table:table-cell table:formula="of:=IF(AND([.$A589]&gt;=[.M$2];[.$A589]&lt;=[.M$3]);1;0)" office:value-type="float" office:value="1" calcext:value-type="float">
            <text:p>1</text:p>
          </table:table-cell>
          <table:table-cell table:formula="of:=IF(AND([.$A589]&gt;=[.N$2];[.$A589]&lt;=[.N$3]);1;0)" office:value-type="float" office:value="0" calcext:value-type="float">
            <text:p>0</text:p>
          </table:table-cell>
          <table:table-cell table:formula="of:=IF(AND([.$A589]&gt;=[.O$2];[.$A5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329" calcext:value-type="float">
            <text:p>0.375329</text:p>
          </table:table-cell>
          <table:table-cell table:formula="of:=IF(AND([.$A590]&gt;=[.B$2];[.$A590]&lt;=[.B$3]);1;0)" office:value-type="float" office:value="0" calcext:value-type="float">
            <text:p>0</text:p>
          </table:table-cell>
          <table:table-cell table:formula="of:=IF(AND([.$A590]&gt;=[.C$2];[.$A590]&lt;=[.C$3]);1;0)" office:value-type="float" office:value="0" calcext:value-type="float">
            <text:p>0</text:p>
          </table:table-cell>
          <table:table-cell table:formula="of:=IF(AND([.$A590]&gt;=[.D$2];[.$A590]&lt;=[.D$3]);1;0)" office:value-type="float" office:value="0" calcext:value-type="float">
            <text:p>0</text:p>
          </table:table-cell>
          <table:table-cell table:formula="of:=IF(AND([.$A590]&gt;=[.E$2];[.$A590]&lt;=[.E$3]);1;0)" office:value-type="float" office:value="1" calcext:value-type="float">
            <text:p>1</text:p>
          </table:table-cell>
          <table:table-cell table:formula="of:=IF(AND([.$A590]&gt;=[.F$2];[.$A590]&lt;=[.F$3]);1;0)" office:value-type="float" office:value="0" calcext:value-type="float">
            <text:p>0</text:p>
          </table:table-cell>
          <table:table-cell table:formula="of:=IF(AND([.$A590]&gt;=[.G$2];[.$A590]&lt;=[.G$3]);1;0)" office:value-type="float" office:value="0" calcext:value-type="float">
            <text:p>0</text:p>
          </table:table-cell>
          <table:table-cell/>
          <table:table-cell office:value-type="float" office:value="-0.131158" calcext:value-type="float">
            <text:p>-0.131158</text:p>
          </table:table-cell>
          <table:table-cell table:formula="of:=IF(AND([.$A590]&gt;=[.J$2];[.$A590]&lt;=[.J$3]);1;0)" office:value-type="float" office:value="0" calcext:value-type="float">
            <text:p>0</text:p>
          </table:table-cell>
          <table:table-cell table:formula="of:=IF(AND([.$A590]&gt;=[.K$2];[.$A590]&lt;=[.K$3]);1;0)" office:value-type="float" office:value="0" calcext:value-type="float">
            <text:p>0</text:p>
          </table:table-cell>
          <table:table-cell table:formula="of:=IF(AND([.$A590]&gt;=[.L$2];[.$A590]&lt;=[.L$3]);1;0)" office:value-type="float" office:value="0" calcext:value-type="float">
            <text:p>0</text:p>
          </table:table-cell>
          <table:table-cell table:formula="of:=IF(AND([.$A590]&gt;=[.M$2];[.$A590]&lt;=[.M$3]);1;0)" office:value-type="float" office:value="1" calcext:value-type="float">
            <text:p>1</text:p>
          </table:table-cell>
          <table:table-cell table:formula="of:=IF(AND([.$A590]&gt;=[.N$2];[.$A590]&lt;=[.N$3]);1;0)" office:value-type="float" office:value="0" calcext:value-type="float">
            <text:p>0</text:p>
          </table:table-cell>
          <table:table-cell table:formula="of:=IF(AND([.$A590]&gt;=[.O$2];[.$A5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8705" calcext:value-type="float">
            <text:p>-0.688705</text:p>
          </table:table-cell>
          <table:table-cell table:formula="of:=IF(AND([.$A591]&gt;=[.B$2];[.$A591]&lt;=[.B$3]);1;0)" office:value-type="float" office:value="0" calcext:value-type="float">
            <text:p>0</text:p>
          </table:table-cell>
          <table:table-cell table:formula="of:=IF(AND([.$A591]&gt;=[.C$2];[.$A591]&lt;=[.C$3]);1;0)" office:value-type="float" office:value="0" calcext:value-type="float">
            <text:p>0</text:p>
          </table:table-cell>
          <table:table-cell table:formula="of:=IF(AND([.$A591]&gt;=[.D$2];[.$A591]&lt;=[.D$3]);1;0)" office:value-type="float" office:value="1" calcext:value-type="float">
            <text:p>1</text:p>
          </table:table-cell>
          <table:table-cell table:formula="of:=IF(AND([.$A591]&gt;=[.E$2];[.$A591]&lt;=[.E$3]);1;0)" office:value-type="float" office:value="0" calcext:value-type="float">
            <text:p>0</text:p>
          </table:table-cell>
          <table:table-cell table:formula="of:=IF(AND([.$A591]&gt;=[.F$2];[.$A591]&lt;=[.F$3]);1;0)" office:value-type="float" office:value="0" calcext:value-type="float">
            <text:p>0</text:p>
          </table:table-cell>
          <table:table-cell table:formula="of:=IF(AND([.$A591]&gt;=[.G$2];[.$A591]&lt;=[.G$3]);1;0)" office:value-type="float" office:value="0" calcext:value-type="float">
            <text:p>0</text:p>
          </table:table-cell>
          <table:table-cell/>
          <table:table-cell office:value-type="float" office:value="0.346457" calcext:value-type="float">
            <text:p>0.346457</text:p>
          </table:table-cell>
          <table:table-cell table:formula="of:=IF(AND([.$A591]&gt;=[.J$2];[.$A591]&lt;=[.J$3]);1;0)" office:value-type="float" office:value="0" calcext:value-type="float">
            <text:p>0</text:p>
          </table:table-cell>
          <table:table-cell table:formula="of:=IF(AND([.$A591]&gt;=[.K$2];[.$A591]&lt;=[.K$3]);1;0)" office:value-type="float" office:value="0" calcext:value-type="float">
            <text:p>0</text:p>
          </table:table-cell>
          <table:table-cell table:formula="of:=IF(AND([.$A591]&gt;=[.L$2];[.$A591]&lt;=[.L$3]);1;0)" office:value-type="float" office:value="1" calcext:value-type="float">
            <text:p>1</text:p>
          </table:table-cell>
          <table:table-cell table:formula="of:=IF(AND([.$A591]&gt;=[.M$2];[.$A591]&lt;=[.M$3]);1;0)" office:value-type="float" office:value="0" calcext:value-type="float">
            <text:p>0</text:p>
          </table:table-cell>
          <table:table-cell table:formula="of:=IF(AND([.$A591]&gt;=[.N$2];[.$A591]&lt;=[.N$3]);1;0)" office:value-type="float" office:value="0" calcext:value-type="float">
            <text:p>0</text:p>
          </table:table-cell>
          <table:table-cell table:formula="of:=IF(AND([.$A591]&gt;=[.O$2];[.$A5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9813" calcext:value-type="float">
            <text:p>-0.859813</text:p>
          </table:table-cell>
          <table:table-cell table:formula="of:=IF(AND([.$A592]&gt;=[.B$2];[.$A592]&lt;=[.B$3]);1;0)" office:value-type="float" office:value="0" calcext:value-type="float">
            <text:p>0</text:p>
          </table:table-cell>
          <table:table-cell table:formula="of:=IF(AND([.$A592]&gt;=[.C$2];[.$A592]&lt;=[.C$3]);1;0)" office:value-type="float" office:value="0" calcext:value-type="float">
            <text:p>0</text:p>
          </table:table-cell>
          <table:table-cell table:formula="of:=IF(AND([.$A592]&gt;=[.D$2];[.$A592]&lt;=[.D$3]);1;0)" office:value-type="float" office:value="1" calcext:value-type="float">
            <text:p>1</text:p>
          </table:table-cell>
          <table:table-cell table:formula="of:=IF(AND([.$A592]&gt;=[.E$2];[.$A592]&lt;=[.E$3]);1;0)" office:value-type="float" office:value="0" calcext:value-type="float">
            <text:p>0</text:p>
          </table:table-cell>
          <table:table-cell table:formula="of:=IF(AND([.$A592]&gt;=[.F$2];[.$A592]&lt;=[.F$3]);1;0)" office:value-type="float" office:value="0" calcext:value-type="float">
            <text:p>0</text:p>
          </table:table-cell>
          <table:table-cell table:formula="of:=IF(AND([.$A592]&gt;=[.G$2];[.$A592]&lt;=[.G$3]);1;0)" office:value-type="float" office:value="0" calcext:value-type="float">
            <text:p>0</text:p>
          </table:table-cell>
          <table:table-cell/>
          <table:table-cell office:value-type="float" office:value="0.739964" calcext:value-type="float">
            <text:p>0.739964</text:p>
          </table:table-cell>
          <table:table-cell table:formula="of:=IF(AND([.$A592]&gt;=[.J$2];[.$A592]&lt;=[.J$3]);1;0)" office:value-type="float" office:value="0" calcext:value-type="float">
            <text:p>0</text:p>
          </table:table-cell>
          <table:table-cell table:formula="of:=IF(AND([.$A592]&gt;=[.K$2];[.$A592]&lt;=[.K$3]);1;0)" office:value-type="float" office:value="0" calcext:value-type="float">
            <text:p>0</text:p>
          </table:table-cell>
          <table:table-cell table:formula="of:=IF(AND([.$A592]&gt;=[.L$2];[.$A592]&lt;=[.L$3]);1;0)" office:value-type="float" office:value="1" calcext:value-type="float">
            <text:p>1</text:p>
          </table:table-cell>
          <table:table-cell table:formula="of:=IF(AND([.$A592]&gt;=[.M$2];[.$A592]&lt;=[.M$3]);1;0)" office:value-type="float" office:value="0" calcext:value-type="float">
            <text:p>0</text:p>
          </table:table-cell>
          <table:table-cell table:formula="of:=IF(AND([.$A592]&gt;=[.N$2];[.$A592]&lt;=[.N$3]);1;0)" office:value-type="float" office:value="0" calcext:value-type="float">
            <text:p>0</text:p>
          </table:table-cell>
          <table:table-cell table:formula="of:=IF(AND([.$A592]&gt;=[.O$2];[.$A5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24" calcext:value-type="float">
            <text:p>1.6524</text:p>
          </table:table-cell>
          <table:table-cell table:formula="of:=IF(AND([.$A593]&gt;=[.B$2];[.$A593]&lt;=[.B$3]);1;0)" office:value-type="float" office:value="0" calcext:value-type="float">
            <text:p>0</text:p>
          </table:table-cell>
          <table:table-cell table:formula="of:=IF(AND([.$A593]&gt;=[.C$2];[.$A593]&lt;=[.C$3]);1;0)" office:value-type="float" office:value="0" calcext:value-type="float">
            <text:p>0</text:p>
          </table:table-cell>
          <table:table-cell table:formula="of:=IF(AND([.$A593]&gt;=[.D$2];[.$A593]&lt;=[.D$3]);1;0)" office:value-type="float" office:value="0" calcext:value-type="float">
            <text:p>0</text:p>
          </table:table-cell>
          <table:table-cell table:formula="of:=IF(AND([.$A593]&gt;=[.E$2];[.$A593]&lt;=[.E$3]);1;0)" office:value-type="float" office:value="0" calcext:value-type="float">
            <text:p>0</text:p>
          </table:table-cell>
          <table:table-cell table:formula="of:=IF(AND([.$A593]&gt;=[.F$2];[.$A593]&lt;=[.F$3]);1;0)" office:value-type="float" office:value="1" calcext:value-type="float">
            <text:p>1</text:p>
          </table:table-cell>
          <table:table-cell table:formula="of:=IF(AND([.$A593]&gt;=[.G$2];[.$A593]&lt;=[.G$3]);1;0)" office:value-type="float" office:value="0" calcext:value-type="float">
            <text:p>0</text:p>
          </table:table-cell>
          <table:table-cell/>
          <table:table-cell office:value-type="float" office:value="0.540872" calcext:value-type="float">
            <text:p>0.540872</text:p>
          </table:table-cell>
          <table:table-cell table:formula="of:=IF(AND([.$A593]&gt;=[.J$2];[.$A593]&lt;=[.J$3]);1;0)" office:value-type="float" office:value="0" calcext:value-type="float">
            <text:p>0</text:p>
          </table:table-cell>
          <table:table-cell table:formula="of:=IF(AND([.$A593]&gt;=[.K$2];[.$A593]&lt;=[.K$3]);1;0)" office:value-type="float" office:value="0" calcext:value-type="float">
            <text:p>0</text:p>
          </table:table-cell>
          <table:table-cell table:formula="of:=IF(AND([.$A593]&gt;=[.L$2];[.$A593]&lt;=[.L$3]);1;0)" office:value-type="float" office:value="0" calcext:value-type="float">
            <text:p>0</text:p>
          </table:table-cell>
          <table:table-cell table:formula="of:=IF(AND([.$A593]&gt;=[.M$2];[.$A593]&lt;=[.M$3]);1;0)" office:value-type="float" office:value="0" calcext:value-type="float">
            <text:p>0</text:p>
          </table:table-cell>
          <table:table-cell table:formula="of:=IF(AND([.$A593]&gt;=[.N$2];[.$A593]&lt;=[.N$3]);1;0)" office:value-type="float" office:value="1" calcext:value-type="float">
            <text:p>1</text:p>
          </table:table-cell>
          <table:table-cell table:formula="of:=IF(AND([.$A593]&gt;=[.O$2];[.$A5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4606" calcext:value-type="float">
            <text:p>0.354606</text:p>
          </table:table-cell>
          <table:table-cell table:formula="of:=IF(AND([.$A594]&gt;=[.B$2];[.$A594]&lt;=[.B$3]);1;0)" office:value-type="float" office:value="0" calcext:value-type="float">
            <text:p>0</text:p>
          </table:table-cell>
          <table:table-cell table:formula="of:=IF(AND([.$A594]&gt;=[.C$2];[.$A594]&lt;=[.C$3]);1;0)" office:value-type="float" office:value="0" calcext:value-type="float">
            <text:p>0</text:p>
          </table:table-cell>
          <table:table-cell table:formula="of:=IF(AND([.$A594]&gt;=[.D$2];[.$A594]&lt;=[.D$3]);1;0)" office:value-type="float" office:value="0" calcext:value-type="float">
            <text:p>0</text:p>
          </table:table-cell>
          <table:table-cell table:formula="of:=IF(AND([.$A594]&gt;=[.E$2];[.$A594]&lt;=[.E$3]);1;0)" office:value-type="float" office:value="1" calcext:value-type="float">
            <text:p>1</text:p>
          </table:table-cell>
          <table:table-cell table:formula="of:=IF(AND([.$A594]&gt;=[.F$2];[.$A594]&lt;=[.F$3]);1;0)" office:value-type="float" office:value="0" calcext:value-type="float">
            <text:p>0</text:p>
          </table:table-cell>
          <table:table-cell table:formula="of:=IF(AND([.$A594]&gt;=[.G$2];[.$A594]&lt;=[.G$3]);1;0)" office:value-type="float" office:value="0" calcext:value-type="float">
            <text:p>0</text:p>
          </table:table-cell>
          <table:table-cell/>
          <table:table-cell office:value-type="float" office:value="0.196515" calcext:value-type="float">
            <text:p>0.196515</text:p>
          </table:table-cell>
          <table:table-cell table:formula="of:=IF(AND([.$A594]&gt;=[.J$2];[.$A594]&lt;=[.J$3]);1;0)" office:value-type="float" office:value="0" calcext:value-type="float">
            <text:p>0</text:p>
          </table:table-cell>
          <table:table-cell table:formula="of:=IF(AND([.$A594]&gt;=[.K$2];[.$A594]&lt;=[.K$3]);1;0)" office:value-type="float" office:value="0" calcext:value-type="float">
            <text:p>0</text:p>
          </table:table-cell>
          <table:table-cell table:formula="of:=IF(AND([.$A594]&gt;=[.L$2];[.$A594]&lt;=[.L$3]);1;0)" office:value-type="float" office:value="0" calcext:value-type="float">
            <text:p>0</text:p>
          </table:table-cell>
          <table:table-cell table:formula="of:=IF(AND([.$A594]&gt;=[.M$2];[.$A594]&lt;=[.M$3]);1;0)" office:value-type="float" office:value="1" calcext:value-type="float">
            <text:p>1</text:p>
          </table:table-cell>
          <table:table-cell table:formula="of:=IF(AND([.$A594]&gt;=[.N$2];[.$A594]&lt;=[.N$3]);1;0)" office:value-type="float" office:value="0" calcext:value-type="float">
            <text:p>0</text:p>
          </table:table-cell>
          <table:table-cell table:formula="of:=IF(AND([.$A594]&gt;=[.O$2];[.$A5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8304" calcext:value-type="float">
            <text:p>-0.238304</text:p>
          </table:table-cell>
          <table:table-cell table:formula="of:=IF(AND([.$A595]&gt;=[.B$2];[.$A595]&lt;=[.B$3]);1;0)" office:value-type="float" office:value="0" calcext:value-type="float">
            <text:p>0</text:p>
          </table:table-cell>
          <table:table-cell table:formula="of:=IF(AND([.$A595]&gt;=[.C$2];[.$A595]&lt;=[.C$3]);1;0)" office:value-type="float" office:value="0" calcext:value-type="float">
            <text:p>0</text:p>
          </table:table-cell>
          <table:table-cell table:formula="of:=IF(AND([.$A595]&gt;=[.D$2];[.$A595]&lt;=[.D$3]);1;0)" office:value-type="float" office:value="1" calcext:value-type="float">
            <text:p>1</text:p>
          </table:table-cell>
          <table:table-cell table:formula="of:=IF(AND([.$A595]&gt;=[.E$2];[.$A595]&lt;=[.E$3]);1;0)" office:value-type="float" office:value="0" calcext:value-type="float">
            <text:p>0</text:p>
          </table:table-cell>
          <table:table-cell table:formula="of:=IF(AND([.$A595]&gt;=[.F$2];[.$A595]&lt;=[.F$3]);1;0)" office:value-type="float" office:value="0" calcext:value-type="float">
            <text:p>0</text:p>
          </table:table-cell>
          <table:table-cell table:formula="of:=IF(AND([.$A595]&gt;=[.G$2];[.$A595]&lt;=[.G$3]);1;0)" office:value-type="float" office:value="0" calcext:value-type="float">
            <text:p>0</text:p>
          </table:table-cell>
          <table:table-cell/>
          <table:table-cell office:value-type="float" office:value="-0.854062" calcext:value-type="float">
            <text:p>-0.854062</text:p>
          </table:table-cell>
          <table:table-cell table:formula="of:=IF(AND([.$A595]&gt;=[.J$2];[.$A595]&lt;=[.J$3]);1;0)" office:value-type="float" office:value="0" calcext:value-type="float">
            <text:p>0</text:p>
          </table:table-cell>
          <table:table-cell table:formula="of:=IF(AND([.$A595]&gt;=[.K$2];[.$A595]&lt;=[.K$3]);1;0)" office:value-type="float" office:value="0" calcext:value-type="float">
            <text:p>0</text:p>
          </table:table-cell>
          <table:table-cell table:formula="of:=IF(AND([.$A595]&gt;=[.L$2];[.$A595]&lt;=[.L$3]);1;0)" office:value-type="float" office:value="1" calcext:value-type="float">
            <text:p>1</text:p>
          </table:table-cell>
          <table:table-cell table:formula="of:=IF(AND([.$A595]&gt;=[.M$2];[.$A595]&lt;=[.M$3]);1;0)" office:value-type="float" office:value="0" calcext:value-type="float">
            <text:p>0</text:p>
          </table:table-cell>
          <table:table-cell table:formula="of:=IF(AND([.$A595]&gt;=[.N$2];[.$A595]&lt;=[.N$3]);1;0)" office:value-type="float" office:value="0" calcext:value-type="float">
            <text:p>0</text:p>
          </table:table-cell>
          <table:table-cell table:formula="of:=IF(AND([.$A595]&gt;=[.O$2];[.$A5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1172" calcext:value-type="float">
            <text:p>-0.631172</text:p>
          </table:table-cell>
          <table:table-cell table:formula="of:=IF(AND([.$A596]&gt;=[.B$2];[.$A596]&lt;=[.B$3]);1;0)" office:value-type="float" office:value="0" calcext:value-type="float">
            <text:p>0</text:p>
          </table:table-cell>
          <table:table-cell table:formula="of:=IF(AND([.$A596]&gt;=[.C$2];[.$A596]&lt;=[.C$3]);1;0)" office:value-type="float" office:value="0" calcext:value-type="float">
            <text:p>0</text:p>
          </table:table-cell>
          <table:table-cell table:formula="of:=IF(AND([.$A596]&gt;=[.D$2];[.$A596]&lt;=[.D$3]);1;0)" office:value-type="float" office:value="1" calcext:value-type="float">
            <text:p>1</text:p>
          </table:table-cell>
          <table:table-cell table:formula="of:=IF(AND([.$A596]&gt;=[.E$2];[.$A596]&lt;=[.E$3]);1;0)" office:value-type="float" office:value="0" calcext:value-type="float">
            <text:p>0</text:p>
          </table:table-cell>
          <table:table-cell table:formula="of:=IF(AND([.$A596]&gt;=[.F$2];[.$A596]&lt;=[.F$3]);1;0)" office:value-type="float" office:value="0" calcext:value-type="float">
            <text:p>0</text:p>
          </table:table-cell>
          <table:table-cell table:formula="of:=IF(AND([.$A596]&gt;=[.G$2];[.$A596]&lt;=[.G$3]);1;0)" office:value-type="float" office:value="0" calcext:value-type="float">
            <text:p>0</text:p>
          </table:table-cell>
          <table:table-cell/>
          <table:table-cell office:value-type="float" office:value="-1.04031" calcext:value-type="float">
            <text:p>-1.04031</text:p>
          </table:table-cell>
          <table:table-cell table:formula="of:=IF(AND([.$A596]&gt;=[.J$2];[.$A596]&lt;=[.J$3]);1;0)" office:value-type="float" office:value="0" calcext:value-type="float">
            <text:p>0</text:p>
          </table:table-cell>
          <table:table-cell table:formula="of:=IF(AND([.$A596]&gt;=[.K$2];[.$A596]&lt;=[.K$3]);1;0)" office:value-type="float" office:value="0" calcext:value-type="float">
            <text:p>0</text:p>
          </table:table-cell>
          <table:table-cell table:formula="of:=IF(AND([.$A596]&gt;=[.L$2];[.$A596]&lt;=[.L$3]);1;0)" office:value-type="float" office:value="1" calcext:value-type="float">
            <text:p>1</text:p>
          </table:table-cell>
          <table:table-cell table:formula="of:=IF(AND([.$A596]&gt;=[.M$2];[.$A596]&lt;=[.M$3]);1;0)" office:value-type="float" office:value="0" calcext:value-type="float">
            <text:p>0</text:p>
          </table:table-cell>
          <table:table-cell table:formula="of:=IF(AND([.$A596]&gt;=[.N$2];[.$A596]&lt;=[.N$3]);1;0)" office:value-type="float" office:value="0" calcext:value-type="float">
            <text:p>0</text:p>
          </table:table-cell>
          <table:table-cell table:formula="of:=IF(AND([.$A596]&gt;=[.O$2];[.$A5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939" calcext:value-type="float">
            <text:p>1.14939</text:p>
          </table:table-cell>
          <table:table-cell table:formula="of:=IF(AND([.$A597]&gt;=[.B$2];[.$A597]&lt;=[.B$3]);1;0)" office:value-type="float" office:value="0" calcext:value-type="float">
            <text:p>0</text:p>
          </table:table-cell>
          <table:table-cell table:formula="of:=IF(AND([.$A597]&gt;=[.C$2];[.$A597]&lt;=[.C$3]);1;0)" office:value-type="float" office:value="0" calcext:value-type="float">
            <text:p>0</text:p>
          </table:table-cell>
          <table:table-cell table:formula="of:=IF(AND([.$A597]&gt;=[.D$2];[.$A597]&lt;=[.D$3]);1;0)" office:value-type="float" office:value="0" calcext:value-type="float">
            <text:p>0</text:p>
          </table:table-cell>
          <table:table-cell table:formula="of:=IF(AND([.$A597]&gt;=[.E$2];[.$A597]&lt;=[.E$3]);1;0)" office:value-type="float" office:value="0" calcext:value-type="float">
            <text:p>0</text:p>
          </table:table-cell>
          <table:table-cell table:formula="of:=IF(AND([.$A597]&gt;=[.F$2];[.$A597]&lt;=[.F$3]);1;0)" office:value-type="float" office:value="1" calcext:value-type="float">
            <text:p>1</text:p>
          </table:table-cell>
          <table:table-cell table:formula="of:=IF(AND([.$A597]&gt;=[.G$2];[.$A597]&lt;=[.G$3]);1;0)" office:value-type="float" office:value="0" calcext:value-type="float">
            <text:p>0</text:p>
          </table:table-cell>
          <table:table-cell/>
          <table:table-cell office:value-type="float" office:value="-0.804964" calcext:value-type="float">
            <text:p>-0.804964</text:p>
          </table:table-cell>
          <table:table-cell table:formula="of:=IF(AND([.$A597]&gt;=[.J$2];[.$A597]&lt;=[.J$3]);1;0)" office:value-type="float" office:value="0" calcext:value-type="float">
            <text:p>0</text:p>
          </table:table-cell>
          <table:table-cell table:formula="of:=IF(AND([.$A597]&gt;=[.K$2];[.$A597]&lt;=[.K$3]);1;0)" office:value-type="float" office:value="0" calcext:value-type="float">
            <text:p>0</text:p>
          </table:table-cell>
          <table:table-cell table:formula="of:=IF(AND([.$A597]&gt;=[.L$2];[.$A597]&lt;=[.L$3]);1;0)" office:value-type="float" office:value="0" calcext:value-type="float">
            <text:p>0</text:p>
          </table:table-cell>
          <table:table-cell table:formula="of:=IF(AND([.$A597]&gt;=[.M$2];[.$A597]&lt;=[.M$3]);1;0)" office:value-type="float" office:value="0" calcext:value-type="float">
            <text:p>0</text:p>
          </table:table-cell>
          <table:table-cell table:formula="of:=IF(AND([.$A597]&gt;=[.N$2];[.$A597]&lt;=[.N$3]);1;0)" office:value-type="float" office:value="1" calcext:value-type="float">
            <text:p>1</text:p>
          </table:table-cell>
          <table:table-cell table:formula="of:=IF(AND([.$A597]&gt;=[.O$2];[.$A59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37" calcext:value-type="float">
            <text:p>1.11437</text:p>
          </table:table-cell>
          <table:table-cell table:formula="of:=IF(AND([.$A598]&gt;=[.B$2];[.$A598]&lt;=[.B$3]);1;0)" office:value-type="float" office:value="0" calcext:value-type="float">
            <text:p>0</text:p>
          </table:table-cell>
          <table:table-cell table:formula="of:=IF(AND([.$A598]&gt;=[.C$2];[.$A598]&lt;=[.C$3]);1;0)" office:value-type="float" office:value="0" calcext:value-type="float">
            <text:p>0</text:p>
          </table:table-cell>
          <table:table-cell table:formula="of:=IF(AND([.$A598]&gt;=[.D$2];[.$A598]&lt;=[.D$3]);1;0)" office:value-type="float" office:value="0" calcext:value-type="float">
            <text:p>0</text:p>
          </table:table-cell>
          <table:table-cell table:formula="of:=IF(AND([.$A598]&gt;=[.E$2];[.$A598]&lt;=[.E$3]);1;0)" office:value-type="float" office:value="0" calcext:value-type="float">
            <text:p>0</text:p>
          </table:table-cell>
          <table:table-cell table:formula="of:=IF(AND([.$A598]&gt;=[.F$2];[.$A598]&lt;=[.F$3]);1;0)" office:value-type="float" office:value="1" calcext:value-type="float">
            <text:p>1</text:p>
          </table:table-cell>
          <table:table-cell table:formula="of:=IF(AND([.$A598]&gt;=[.G$2];[.$A598]&lt;=[.G$3]);1;0)" office:value-type="float" office:value="0" calcext:value-type="float">
            <text:p>0</text:p>
          </table:table-cell>
          <table:table-cell/>
          <table:table-cell office:value-type="float" office:value="-1.76017" calcext:value-type="float">
            <text:p>-1.76017</text:p>
          </table:table-cell>
          <table:table-cell table:formula="of:=IF(AND([.$A598]&gt;=[.J$2];[.$A598]&lt;=[.J$3]);1;0)" office:value-type="float" office:value="0" calcext:value-type="float">
            <text:p>0</text:p>
          </table:table-cell>
          <table:table-cell table:formula="of:=IF(AND([.$A598]&gt;=[.K$2];[.$A598]&lt;=[.K$3]);1;0)" office:value-type="float" office:value="0" calcext:value-type="float">
            <text:p>0</text:p>
          </table:table-cell>
          <table:table-cell table:formula="of:=IF(AND([.$A598]&gt;=[.L$2];[.$A598]&lt;=[.L$3]);1;0)" office:value-type="float" office:value="0" calcext:value-type="float">
            <text:p>0</text:p>
          </table:table-cell>
          <table:table-cell table:formula="of:=IF(AND([.$A598]&gt;=[.M$2];[.$A598]&lt;=[.M$3]);1;0)" office:value-type="float" office:value="0" calcext:value-type="float">
            <text:p>0</text:p>
          </table:table-cell>
          <table:table-cell table:formula="of:=IF(AND([.$A598]&gt;=[.N$2];[.$A598]&lt;=[.N$3]);1;0)" office:value-type="float" office:value="1" calcext:value-type="float">
            <text:p>1</text:p>
          </table:table-cell>
          <table:table-cell table:formula="of:=IF(AND([.$A598]&gt;=[.O$2];[.$A5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596" calcext:value-type="float">
            <text:p>2.52596</text:p>
          </table:table-cell>
          <table:table-cell table:formula="of:=IF(AND([.$A599]&gt;=[.B$2];[.$A599]&lt;=[.B$3]);1;0)" office:value-type="float" office:value="0" calcext:value-type="float">
            <text:p>0</text:p>
          </table:table-cell>
          <table:table-cell table:formula="of:=IF(AND([.$A599]&gt;=[.C$2];[.$A599]&lt;=[.C$3]);1;0)" office:value-type="float" office:value="0" calcext:value-type="float">
            <text:p>0</text:p>
          </table:table-cell>
          <table:table-cell table:formula="of:=IF(AND([.$A599]&gt;=[.D$2];[.$A599]&lt;=[.D$3]);1;0)" office:value-type="float" office:value="0" calcext:value-type="float">
            <text:p>0</text:p>
          </table:table-cell>
          <table:table-cell table:formula="of:=IF(AND([.$A599]&gt;=[.E$2];[.$A599]&lt;=[.E$3]);1;0)" office:value-type="float" office:value="0" calcext:value-type="float">
            <text:p>0</text:p>
          </table:table-cell>
          <table:table-cell table:formula="of:=IF(AND([.$A599]&gt;=[.F$2];[.$A599]&lt;=[.F$3]);1;0)" office:value-type="float" office:value="0" calcext:value-type="float">
            <text:p>0</text:p>
          </table:table-cell>
          <table:table-cell table:formula="of:=IF(AND([.$A599]&gt;=[.G$2];[.$A599]&lt;=[.G$3]);1;0)" office:value-type="float" office:value="1" calcext:value-type="float">
            <text:p>1</text:p>
          </table:table-cell>
          <table:table-cell/>
          <table:table-cell office:value-type="float" office:value="0.360603" calcext:value-type="float">
            <text:p>0.360603</text:p>
          </table:table-cell>
          <table:table-cell table:formula="of:=IF(AND([.$A599]&gt;=[.J$2];[.$A599]&lt;=[.J$3]);1;0)" office:value-type="float" office:value="0" calcext:value-type="float">
            <text:p>0</text:p>
          </table:table-cell>
          <table:table-cell table:formula="of:=IF(AND([.$A599]&gt;=[.K$2];[.$A599]&lt;=[.K$3]);1;0)" office:value-type="float" office:value="0" calcext:value-type="float">
            <text:p>0</text:p>
          </table:table-cell>
          <table:table-cell table:formula="of:=IF(AND([.$A599]&gt;=[.L$2];[.$A599]&lt;=[.L$3]);1;0)" office:value-type="float" office:value="0" calcext:value-type="float">
            <text:p>0</text:p>
          </table:table-cell>
          <table:table-cell table:formula="of:=IF(AND([.$A599]&gt;=[.M$2];[.$A599]&lt;=[.M$3]);1;0)" office:value-type="float" office:value="0" calcext:value-type="float">
            <text:p>0</text:p>
          </table:table-cell>
          <table:table-cell table:formula="of:=IF(AND([.$A599]&gt;=[.N$2];[.$A599]&lt;=[.N$3]);1;0)" office:value-type="float" office:value="0" calcext:value-type="float">
            <text:p>0</text:p>
          </table:table-cell>
          <table:table-cell table:formula="of:=IF(AND([.$A599]&gt;=[.O$2];[.$A599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4576" calcext:value-type="float">
            <text:p>-1.04576</text:p>
          </table:table-cell>
          <table:table-cell table:formula="of:=IF(AND([.$A600]&gt;=[.B$2];[.$A600]&lt;=[.B$3]);1;0)" office:value-type="float" office:value="0" calcext:value-type="float">
            <text:p>0</text:p>
          </table:table-cell>
          <table:table-cell table:formula="of:=IF(AND([.$A600]&gt;=[.C$2];[.$A600]&lt;=[.C$3]);1;0)" office:value-type="float" office:value="1" calcext:value-type="float">
            <text:p>1</text:p>
          </table:table-cell>
          <table:table-cell table:formula="of:=IF(AND([.$A600]&gt;=[.D$2];[.$A600]&lt;=[.D$3]);1;0)" office:value-type="float" office:value="0" calcext:value-type="float">
            <text:p>0</text:p>
          </table:table-cell>
          <table:table-cell table:formula="of:=IF(AND([.$A600]&gt;=[.E$2];[.$A600]&lt;=[.E$3]);1;0)" office:value-type="float" office:value="0" calcext:value-type="float">
            <text:p>0</text:p>
          </table:table-cell>
          <table:table-cell table:formula="of:=IF(AND([.$A600]&gt;=[.F$2];[.$A600]&lt;=[.F$3]);1;0)" office:value-type="float" office:value="0" calcext:value-type="float">
            <text:p>0</text:p>
          </table:table-cell>
          <table:table-cell table:formula="of:=IF(AND([.$A600]&gt;=[.G$2];[.$A600]&lt;=[.G$3]);1;0)" office:value-type="float" office:value="0" calcext:value-type="float">
            <text:p>0</text:p>
          </table:table-cell>
          <table:table-cell/>
          <table:table-cell office:value-type="float" office:value="1.24404" calcext:value-type="float">
            <text:p>1.24404</text:p>
          </table:table-cell>
          <table:table-cell table:formula="of:=IF(AND([.$A600]&gt;=[.J$2];[.$A600]&lt;=[.J$3]);1;0)" office:value-type="float" office:value="0" calcext:value-type="float">
            <text:p>0</text:p>
          </table:table-cell>
          <table:table-cell table:formula="of:=IF(AND([.$A600]&gt;=[.K$2];[.$A600]&lt;=[.K$3]);1;0)" office:value-type="float" office:value="1" calcext:value-type="float">
            <text:p>1</text:p>
          </table:table-cell>
          <table:table-cell table:formula="of:=IF(AND([.$A600]&gt;=[.L$2];[.$A600]&lt;=[.L$3]);1;0)" office:value-type="float" office:value="0" calcext:value-type="float">
            <text:p>0</text:p>
          </table:table-cell>
          <table:table-cell table:formula="of:=IF(AND([.$A600]&gt;=[.M$2];[.$A600]&lt;=[.M$3]);1;0)" office:value-type="float" office:value="0" calcext:value-type="float">
            <text:p>0</text:p>
          </table:table-cell>
          <table:table-cell table:formula="of:=IF(AND([.$A600]&gt;=[.N$2];[.$A600]&lt;=[.N$3]);1;0)" office:value-type="float" office:value="0" calcext:value-type="float">
            <text:p>0</text:p>
          </table:table-cell>
          <table:table-cell table:formula="of:=IF(AND([.$A600]&gt;=[.O$2];[.$A6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2042" calcext:value-type="float">
            <text:p>-1.02042</text:p>
          </table:table-cell>
          <table:table-cell table:formula="of:=IF(AND([.$A601]&gt;=[.B$2];[.$A601]&lt;=[.B$3]);1;0)" office:value-type="float" office:value="0" calcext:value-type="float">
            <text:p>0</text:p>
          </table:table-cell>
          <table:table-cell table:formula="of:=IF(AND([.$A601]&gt;=[.C$2];[.$A601]&lt;=[.C$3]);1;0)" office:value-type="float" office:value="1" calcext:value-type="float">
            <text:p>1</text:p>
          </table:table-cell>
          <table:table-cell table:formula="of:=IF(AND([.$A601]&gt;=[.D$2];[.$A601]&lt;=[.D$3]);1;0)" office:value-type="float" office:value="0" calcext:value-type="float">
            <text:p>0</text:p>
          </table:table-cell>
          <table:table-cell table:formula="of:=IF(AND([.$A601]&gt;=[.E$2];[.$A601]&lt;=[.E$3]);1;0)" office:value-type="float" office:value="0" calcext:value-type="float">
            <text:p>0</text:p>
          </table:table-cell>
          <table:table-cell table:formula="of:=IF(AND([.$A601]&gt;=[.F$2];[.$A601]&lt;=[.F$3]);1;0)" office:value-type="float" office:value="0" calcext:value-type="float">
            <text:p>0</text:p>
          </table:table-cell>
          <table:table-cell table:formula="of:=IF(AND([.$A601]&gt;=[.G$2];[.$A601]&lt;=[.G$3]);1;0)" office:value-type="float" office:value="0" calcext:value-type="float">
            <text:p>0</text:p>
          </table:table-cell>
          <table:table-cell/>
          <table:table-cell office:value-type="float" office:value="0.312288" calcext:value-type="float">
            <text:p>0.312288</text:p>
          </table:table-cell>
          <table:table-cell table:formula="of:=IF(AND([.$A601]&gt;=[.J$2];[.$A601]&lt;=[.J$3]);1;0)" office:value-type="float" office:value="0" calcext:value-type="float">
            <text:p>0</text:p>
          </table:table-cell>
          <table:table-cell table:formula="of:=IF(AND([.$A601]&gt;=[.K$2];[.$A601]&lt;=[.K$3]);1;0)" office:value-type="float" office:value="1" calcext:value-type="float">
            <text:p>1</text:p>
          </table:table-cell>
          <table:table-cell table:formula="of:=IF(AND([.$A601]&gt;=[.L$2];[.$A601]&lt;=[.L$3]);1;0)" office:value-type="float" office:value="0" calcext:value-type="float">
            <text:p>0</text:p>
          </table:table-cell>
          <table:table-cell table:formula="of:=IF(AND([.$A601]&gt;=[.M$2];[.$A601]&lt;=[.M$3]);1;0)" office:value-type="float" office:value="0" calcext:value-type="float">
            <text:p>0</text:p>
          </table:table-cell>
          <table:table-cell table:formula="of:=IF(AND([.$A601]&gt;=[.N$2];[.$A601]&lt;=[.N$3]);1;0)" office:value-type="float" office:value="0" calcext:value-type="float">
            <text:p>0</text:p>
          </table:table-cell>
          <table:table-cell table:formula="of:=IF(AND([.$A601]&gt;=[.O$2];[.$A6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4476" calcext:value-type="float">
            <text:p>-0.0984476</text:p>
          </table:table-cell>
          <table:table-cell table:formula="of:=IF(AND([.$A602]&gt;=[.B$2];[.$A602]&lt;=[.B$3]);1;0)" office:value-type="float" office:value="0" calcext:value-type="float">
            <text:p>0</text:p>
          </table:table-cell>
          <table:table-cell table:formula="of:=IF(AND([.$A602]&gt;=[.C$2];[.$A602]&lt;=[.C$3]);1;0)" office:value-type="float" office:value="0" calcext:value-type="float">
            <text:p>0</text:p>
          </table:table-cell>
          <table:table-cell table:formula="of:=IF(AND([.$A602]&gt;=[.D$2];[.$A602]&lt;=[.D$3]);1;0)" office:value-type="float" office:value="1" calcext:value-type="float">
            <text:p>1</text:p>
          </table:table-cell>
          <table:table-cell table:formula="of:=IF(AND([.$A602]&gt;=[.E$2];[.$A602]&lt;=[.E$3]);1;0)" office:value-type="float" office:value="0" calcext:value-type="float">
            <text:p>0</text:p>
          </table:table-cell>
          <table:table-cell table:formula="of:=IF(AND([.$A602]&gt;=[.F$2];[.$A602]&lt;=[.F$3]);1;0)" office:value-type="float" office:value="0" calcext:value-type="float">
            <text:p>0</text:p>
          </table:table-cell>
          <table:table-cell table:formula="of:=IF(AND([.$A602]&gt;=[.G$2];[.$A602]&lt;=[.G$3]);1;0)" office:value-type="float" office:value="0" calcext:value-type="float">
            <text:p>0</text:p>
          </table:table-cell>
          <table:table-cell/>
          <table:table-cell office:value-type="float" office:value="-0.0685464" calcext:value-type="float">
            <text:p>-0.0685464</text:p>
          </table:table-cell>
          <table:table-cell table:formula="of:=IF(AND([.$A602]&gt;=[.J$2];[.$A602]&lt;=[.J$3]);1;0)" office:value-type="float" office:value="0" calcext:value-type="float">
            <text:p>0</text:p>
          </table:table-cell>
          <table:table-cell table:formula="of:=IF(AND([.$A602]&gt;=[.K$2];[.$A602]&lt;=[.K$3]);1;0)" office:value-type="float" office:value="0" calcext:value-type="float">
            <text:p>0</text:p>
          </table:table-cell>
          <table:table-cell table:formula="of:=IF(AND([.$A602]&gt;=[.L$2];[.$A602]&lt;=[.L$3]);1;0)" office:value-type="float" office:value="1" calcext:value-type="float">
            <text:p>1</text:p>
          </table:table-cell>
          <table:table-cell table:formula="of:=IF(AND([.$A602]&gt;=[.M$2];[.$A602]&lt;=[.M$3]);1;0)" office:value-type="float" office:value="0" calcext:value-type="float">
            <text:p>0</text:p>
          </table:table-cell>
          <table:table-cell table:formula="of:=IF(AND([.$A602]&gt;=[.N$2];[.$A602]&lt;=[.N$3]);1;0)" office:value-type="float" office:value="0" calcext:value-type="float">
            <text:p>0</text:p>
          </table:table-cell>
          <table:table-cell table:formula="of:=IF(AND([.$A602]&gt;=[.O$2];[.$A6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3418" calcext:value-type="float">
            <text:p>-0.133418</text:p>
          </table:table-cell>
          <table:table-cell table:formula="of:=IF(AND([.$A603]&gt;=[.B$2];[.$A603]&lt;=[.B$3]);1;0)" office:value-type="float" office:value="0" calcext:value-type="float">
            <text:p>0</text:p>
          </table:table-cell>
          <table:table-cell table:formula="of:=IF(AND([.$A603]&gt;=[.C$2];[.$A603]&lt;=[.C$3]);1;0)" office:value-type="float" office:value="0" calcext:value-type="float">
            <text:p>0</text:p>
          </table:table-cell>
          <table:table-cell table:formula="of:=IF(AND([.$A603]&gt;=[.D$2];[.$A603]&lt;=[.D$3]);1;0)" office:value-type="float" office:value="1" calcext:value-type="float">
            <text:p>1</text:p>
          </table:table-cell>
          <table:table-cell table:formula="of:=IF(AND([.$A603]&gt;=[.E$2];[.$A603]&lt;=[.E$3]);1;0)" office:value-type="float" office:value="0" calcext:value-type="float">
            <text:p>0</text:p>
          </table:table-cell>
          <table:table-cell table:formula="of:=IF(AND([.$A603]&gt;=[.F$2];[.$A603]&lt;=[.F$3]);1;0)" office:value-type="float" office:value="0" calcext:value-type="float">
            <text:p>0</text:p>
          </table:table-cell>
          <table:table-cell table:formula="of:=IF(AND([.$A603]&gt;=[.G$2];[.$A603]&lt;=[.G$3]);1;0)" office:value-type="float" office:value="0" calcext:value-type="float">
            <text:p>0</text:p>
          </table:table-cell>
          <table:table-cell/>
          <table:table-cell office:value-type="float" office:value="1.34949" calcext:value-type="float">
            <text:p>1.34949</text:p>
          </table:table-cell>
          <table:table-cell table:formula="of:=IF(AND([.$A603]&gt;=[.J$2];[.$A603]&lt;=[.J$3]);1;0)" office:value-type="float" office:value="0" calcext:value-type="float">
            <text:p>0</text:p>
          </table:table-cell>
          <table:table-cell table:formula="of:=IF(AND([.$A603]&gt;=[.K$2];[.$A603]&lt;=[.K$3]);1;0)" office:value-type="float" office:value="0" calcext:value-type="float">
            <text:p>0</text:p>
          </table:table-cell>
          <table:table-cell table:formula="of:=IF(AND([.$A603]&gt;=[.L$2];[.$A603]&lt;=[.L$3]);1;0)" office:value-type="float" office:value="1" calcext:value-type="float">
            <text:p>1</text:p>
          </table:table-cell>
          <table:table-cell table:formula="of:=IF(AND([.$A603]&gt;=[.M$2];[.$A603]&lt;=[.M$3]);1;0)" office:value-type="float" office:value="0" calcext:value-type="float">
            <text:p>0</text:p>
          </table:table-cell>
          <table:table-cell table:formula="of:=IF(AND([.$A603]&gt;=[.N$2];[.$A603]&lt;=[.N$3]);1;0)" office:value-type="float" office:value="0" calcext:value-type="float">
            <text:p>0</text:p>
          </table:table-cell>
          <table:table-cell table:formula="of:=IF(AND([.$A603]&gt;=[.O$2];[.$A6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4241" calcext:value-type="float">
            <text:p>-1.14241</text:p>
          </table:table-cell>
          <table:table-cell table:formula="of:=IF(AND([.$A604]&gt;=[.B$2];[.$A604]&lt;=[.B$3]);1;0)" office:value-type="float" office:value="0" calcext:value-type="float">
            <text:p>0</text:p>
          </table:table-cell>
          <table:table-cell table:formula="of:=IF(AND([.$A604]&gt;=[.C$2];[.$A604]&lt;=[.C$3]);1;0)" office:value-type="float" office:value="1" calcext:value-type="float">
            <text:p>1</text:p>
          </table:table-cell>
          <table:table-cell table:formula="of:=IF(AND([.$A604]&gt;=[.D$2];[.$A604]&lt;=[.D$3]);1;0)" office:value-type="float" office:value="0" calcext:value-type="float">
            <text:p>0</text:p>
          </table:table-cell>
          <table:table-cell table:formula="of:=IF(AND([.$A604]&gt;=[.E$2];[.$A604]&lt;=[.E$3]);1;0)" office:value-type="float" office:value="0" calcext:value-type="float">
            <text:p>0</text:p>
          </table:table-cell>
          <table:table-cell table:formula="of:=IF(AND([.$A604]&gt;=[.F$2];[.$A604]&lt;=[.F$3]);1;0)" office:value-type="float" office:value="0" calcext:value-type="float">
            <text:p>0</text:p>
          </table:table-cell>
          <table:table-cell table:formula="of:=IF(AND([.$A604]&gt;=[.G$2];[.$A604]&lt;=[.G$3]);1;0)" office:value-type="float" office:value="0" calcext:value-type="float">
            <text:p>0</text:p>
          </table:table-cell>
          <table:table-cell/>
          <table:table-cell office:value-type="float" office:value="-0.46841" calcext:value-type="float">
            <text:p>-0.46841</text:p>
          </table:table-cell>
          <table:table-cell table:formula="of:=IF(AND([.$A604]&gt;=[.J$2];[.$A604]&lt;=[.J$3]);1;0)" office:value-type="float" office:value="0" calcext:value-type="float">
            <text:p>0</text:p>
          </table:table-cell>
          <table:table-cell table:formula="of:=IF(AND([.$A604]&gt;=[.K$2];[.$A604]&lt;=[.K$3]);1;0)" office:value-type="float" office:value="1" calcext:value-type="float">
            <text:p>1</text:p>
          </table:table-cell>
          <table:table-cell table:formula="of:=IF(AND([.$A604]&gt;=[.L$2];[.$A604]&lt;=[.L$3]);1;0)" office:value-type="float" office:value="0" calcext:value-type="float">
            <text:p>0</text:p>
          </table:table-cell>
          <table:table-cell table:formula="of:=IF(AND([.$A604]&gt;=[.M$2];[.$A604]&lt;=[.M$3]);1;0)" office:value-type="float" office:value="0" calcext:value-type="float">
            <text:p>0</text:p>
          </table:table-cell>
          <table:table-cell table:formula="of:=IF(AND([.$A604]&gt;=[.N$2];[.$A604]&lt;=[.N$3]);1;0)" office:value-type="float" office:value="0" calcext:value-type="float">
            <text:p>0</text:p>
          </table:table-cell>
          <table:table-cell table:formula="of:=IF(AND([.$A604]&gt;=[.O$2];[.$A6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7302" calcext:value-type="float">
            <text:p>-1.37302</text:p>
          </table:table-cell>
          <table:table-cell table:formula="of:=IF(AND([.$A605]&gt;=[.B$2];[.$A605]&lt;=[.B$3]);1;0)" office:value-type="float" office:value="0" calcext:value-type="float">
            <text:p>0</text:p>
          </table:table-cell>
          <table:table-cell table:formula="of:=IF(AND([.$A605]&gt;=[.C$2];[.$A605]&lt;=[.C$3]);1;0)" office:value-type="float" office:value="1" calcext:value-type="float">
            <text:p>1</text:p>
          </table:table-cell>
          <table:table-cell table:formula="of:=IF(AND([.$A605]&gt;=[.D$2];[.$A605]&lt;=[.D$3]);1;0)" office:value-type="float" office:value="0" calcext:value-type="float">
            <text:p>0</text:p>
          </table:table-cell>
          <table:table-cell table:formula="of:=IF(AND([.$A605]&gt;=[.E$2];[.$A605]&lt;=[.E$3]);1;0)" office:value-type="float" office:value="0" calcext:value-type="float">
            <text:p>0</text:p>
          </table:table-cell>
          <table:table-cell table:formula="of:=IF(AND([.$A605]&gt;=[.F$2];[.$A605]&lt;=[.F$3]);1;0)" office:value-type="float" office:value="0" calcext:value-type="float">
            <text:p>0</text:p>
          </table:table-cell>
          <table:table-cell table:formula="of:=IF(AND([.$A605]&gt;=[.G$2];[.$A605]&lt;=[.G$3]);1;0)" office:value-type="float" office:value="0" calcext:value-type="float">
            <text:p>0</text:p>
          </table:table-cell>
          <table:table-cell/>
          <table:table-cell office:value-type="float" office:value="0.424894" calcext:value-type="float">
            <text:p>0.424894</text:p>
          </table:table-cell>
          <table:table-cell table:formula="of:=IF(AND([.$A605]&gt;=[.J$2];[.$A605]&lt;=[.J$3]);1;0)" office:value-type="float" office:value="0" calcext:value-type="float">
            <text:p>0</text:p>
          </table:table-cell>
          <table:table-cell table:formula="of:=IF(AND([.$A605]&gt;=[.K$2];[.$A605]&lt;=[.K$3]);1;0)" office:value-type="float" office:value="1" calcext:value-type="float">
            <text:p>1</text:p>
          </table:table-cell>
          <table:table-cell table:formula="of:=IF(AND([.$A605]&gt;=[.L$2];[.$A605]&lt;=[.L$3]);1;0)" office:value-type="float" office:value="0" calcext:value-type="float">
            <text:p>0</text:p>
          </table:table-cell>
          <table:table-cell table:formula="of:=IF(AND([.$A605]&gt;=[.M$2];[.$A605]&lt;=[.M$3]);1;0)" office:value-type="float" office:value="0" calcext:value-type="float">
            <text:p>0</text:p>
          </table:table-cell>
          <table:table-cell table:formula="of:=IF(AND([.$A605]&gt;=[.N$2];[.$A605]&lt;=[.N$3]);1;0)" office:value-type="float" office:value="0" calcext:value-type="float">
            <text:p>0</text:p>
          </table:table-cell>
          <table:table-cell table:formula="of:=IF(AND([.$A605]&gt;=[.O$2];[.$A6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2963" calcext:value-type="float">
            <text:p>-0.812963</text:p>
          </table:table-cell>
          <table:table-cell table:formula="of:=IF(AND([.$A606]&gt;=[.B$2];[.$A606]&lt;=[.B$3]);1;0)" office:value-type="float" office:value="0" calcext:value-type="float">
            <text:p>0</text:p>
          </table:table-cell>
          <table:table-cell table:formula="of:=IF(AND([.$A606]&gt;=[.C$2];[.$A606]&lt;=[.C$3]);1;0)" office:value-type="float" office:value="0" calcext:value-type="float">
            <text:p>0</text:p>
          </table:table-cell>
          <table:table-cell table:formula="of:=IF(AND([.$A606]&gt;=[.D$2];[.$A606]&lt;=[.D$3]);1;0)" office:value-type="float" office:value="1" calcext:value-type="float">
            <text:p>1</text:p>
          </table:table-cell>
          <table:table-cell table:formula="of:=IF(AND([.$A606]&gt;=[.E$2];[.$A606]&lt;=[.E$3]);1;0)" office:value-type="float" office:value="0" calcext:value-type="float">
            <text:p>0</text:p>
          </table:table-cell>
          <table:table-cell table:formula="of:=IF(AND([.$A606]&gt;=[.F$2];[.$A606]&lt;=[.F$3]);1;0)" office:value-type="float" office:value="0" calcext:value-type="float">
            <text:p>0</text:p>
          </table:table-cell>
          <table:table-cell table:formula="of:=IF(AND([.$A606]&gt;=[.G$2];[.$A606]&lt;=[.G$3]);1;0)" office:value-type="float" office:value="0" calcext:value-type="float">
            <text:p>0</text:p>
          </table:table-cell>
          <table:table-cell/>
          <table:table-cell office:value-type="float" office:value="1.16655" calcext:value-type="float">
            <text:p>1.16655</text:p>
          </table:table-cell>
          <table:table-cell table:formula="of:=IF(AND([.$A606]&gt;=[.J$2];[.$A606]&lt;=[.J$3]);1;0)" office:value-type="float" office:value="0" calcext:value-type="float">
            <text:p>0</text:p>
          </table:table-cell>
          <table:table-cell table:formula="of:=IF(AND([.$A606]&gt;=[.K$2];[.$A606]&lt;=[.K$3]);1;0)" office:value-type="float" office:value="0" calcext:value-type="float">
            <text:p>0</text:p>
          </table:table-cell>
          <table:table-cell table:formula="of:=IF(AND([.$A606]&gt;=[.L$2];[.$A606]&lt;=[.L$3]);1;0)" office:value-type="float" office:value="1" calcext:value-type="float">
            <text:p>1</text:p>
          </table:table-cell>
          <table:table-cell table:formula="of:=IF(AND([.$A606]&gt;=[.M$2];[.$A606]&lt;=[.M$3]);1;0)" office:value-type="float" office:value="0" calcext:value-type="float">
            <text:p>0</text:p>
          </table:table-cell>
          <table:table-cell table:formula="of:=IF(AND([.$A606]&gt;=[.N$2];[.$A606]&lt;=[.N$3]);1;0)" office:value-type="float" office:value="0" calcext:value-type="float">
            <text:p>0</text:p>
          </table:table-cell>
          <table:table-cell table:formula="of:=IF(AND([.$A606]&gt;=[.O$2];[.$A6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269" calcext:value-type="float">
            <text:p>0.510269</text:p>
          </table:table-cell>
          <table:table-cell table:formula="of:=IF(AND([.$A607]&gt;=[.B$2];[.$A607]&lt;=[.B$3]);1;0)" office:value-type="float" office:value="0" calcext:value-type="float">
            <text:p>0</text:p>
          </table:table-cell>
          <table:table-cell table:formula="of:=IF(AND([.$A607]&gt;=[.C$2];[.$A607]&lt;=[.C$3]);1;0)" office:value-type="float" office:value="0" calcext:value-type="float">
            <text:p>0</text:p>
          </table:table-cell>
          <table:table-cell table:formula="of:=IF(AND([.$A607]&gt;=[.D$2];[.$A607]&lt;=[.D$3]);1;0)" office:value-type="float" office:value="0" calcext:value-type="float">
            <text:p>0</text:p>
          </table:table-cell>
          <table:table-cell table:formula="of:=IF(AND([.$A607]&gt;=[.E$2];[.$A607]&lt;=[.E$3]);1;0)" office:value-type="float" office:value="1" calcext:value-type="float">
            <text:p>1</text:p>
          </table:table-cell>
          <table:table-cell table:formula="of:=IF(AND([.$A607]&gt;=[.F$2];[.$A607]&lt;=[.F$3]);1;0)" office:value-type="float" office:value="0" calcext:value-type="float">
            <text:p>0</text:p>
          </table:table-cell>
          <table:table-cell table:formula="of:=IF(AND([.$A607]&gt;=[.G$2];[.$A607]&lt;=[.G$3]);1;0)" office:value-type="float" office:value="0" calcext:value-type="float">
            <text:p>0</text:p>
          </table:table-cell>
          <table:table-cell/>
          <table:table-cell office:value-type="float" office:value="0.234068" calcext:value-type="float">
            <text:p>0.234068</text:p>
          </table:table-cell>
          <table:table-cell table:formula="of:=IF(AND([.$A607]&gt;=[.J$2];[.$A607]&lt;=[.J$3]);1;0)" office:value-type="float" office:value="0" calcext:value-type="float">
            <text:p>0</text:p>
          </table:table-cell>
          <table:table-cell table:formula="of:=IF(AND([.$A607]&gt;=[.K$2];[.$A607]&lt;=[.K$3]);1;0)" office:value-type="float" office:value="0" calcext:value-type="float">
            <text:p>0</text:p>
          </table:table-cell>
          <table:table-cell table:formula="of:=IF(AND([.$A607]&gt;=[.L$2];[.$A607]&lt;=[.L$3]);1;0)" office:value-type="float" office:value="0" calcext:value-type="float">
            <text:p>0</text:p>
          </table:table-cell>
          <table:table-cell table:formula="of:=IF(AND([.$A607]&gt;=[.M$2];[.$A607]&lt;=[.M$3]);1;0)" office:value-type="float" office:value="1" calcext:value-type="float">
            <text:p>1</text:p>
          </table:table-cell>
          <table:table-cell table:formula="of:=IF(AND([.$A607]&gt;=[.N$2];[.$A607]&lt;=[.N$3]);1;0)" office:value-type="float" office:value="0" calcext:value-type="float">
            <text:p>0</text:p>
          </table:table-cell>
          <table:table-cell table:formula="of:=IF(AND([.$A607]&gt;=[.O$2];[.$A6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467" calcext:value-type="float">
            <text:p>0.744467</text:p>
          </table:table-cell>
          <table:table-cell table:formula="of:=IF(AND([.$A608]&gt;=[.B$2];[.$A608]&lt;=[.B$3]);1;0)" office:value-type="float" office:value="0" calcext:value-type="float">
            <text:p>0</text:p>
          </table:table-cell>
          <table:table-cell table:formula="of:=IF(AND([.$A608]&gt;=[.C$2];[.$A608]&lt;=[.C$3]);1;0)" office:value-type="float" office:value="0" calcext:value-type="float">
            <text:p>0</text:p>
          </table:table-cell>
          <table:table-cell table:formula="of:=IF(AND([.$A608]&gt;=[.D$2];[.$A608]&lt;=[.D$3]);1;0)" office:value-type="float" office:value="0" calcext:value-type="float">
            <text:p>0</text:p>
          </table:table-cell>
          <table:table-cell table:formula="of:=IF(AND([.$A608]&gt;=[.E$2];[.$A608]&lt;=[.E$3]);1;0)" office:value-type="float" office:value="1" calcext:value-type="float">
            <text:p>1</text:p>
          </table:table-cell>
          <table:table-cell table:formula="of:=IF(AND([.$A608]&gt;=[.F$2];[.$A608]&lt;=[.F$3]);1;0)" office:value-type="float" office:value="0" calcext:value-type="float">
            <text:p>0</text:p>
          </table:table-cell>
          <table:table-cell table:formula="of:=IF(AND([.$A608]&gt;=[.G$2];[.$A608]&lt;=[.G$3]);1;0)" office:value-type="float" office:value="0" calcext:value-type="float">
            <text:p>0</text:p>
          </table:table-cell>
          <table:table-cell/>
          <table:table-cell office:value-type="float" office:value="-1.15015" calcext:value-type="float">
            <text:p>-1.15015</text:p>
          </table:table-cell>
          <table:table-cell table:formula="of:=IF(AND([.$A608]&gt;=[.J$2];[.$A608]&lt;=[.J$3]);1;0)" office:value-type="float" office:value="0" calcext:value-type="float">
            <text:p>0</text:p>
          </table:table-cell>
          <table:table-cell table:formula="of:=IF(AND([.$A608]&gt;=[.K$2];[.$A608]&lt;=[.K$3]);1;0)" office:value-type="float" office:value="0" calcext:value-type="float">
            <text:p>0</text:p>
          </table:table-cell>
          <table:table-cell table:formula="of:=IF(AND([.$A608]&gt;=[.L$2];[.$A608]&lt;=[.L$3]);1;0)" office:value-type="float" office:value="0" calcext:value-type="float">
            <text:p>0</text:p>
          </table:table-cell>
          <table:table-cell table:formula="of:=IF(AND([.$A608]&gt;=[.M$2];[.$A608]&lt;=[.M$3]);1;0)" office:value-type="float" office:value="1" calcext:value-type="float">
            <text:p>1</text:p>
          </table:table-cell>
          <table:table-cell table:formula="of:=IF(AND([.$A608]&gt;=[.N$2];[.$A608]&lt;=[.N$3]);1;0)" office:value-type="float" office:value="0" calcext:value-type="float">
            <text:p>0</text:p>
          </table:table-cell>
          <table:table-cell table:formula="of:=IF(AND([.$A608]&gt;=[.O$2];[.$A6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6938" calcext:value-type="float">
            <text:p>-0.046938</text:p>
          </table:table-cell>
          <table:table-cell table:formula="of:=IF(AND([.$A609]&gt;=[.B$2];[.$A609]&lt;=[.B$3]);1;0)" office:value-type="float" office:value="0" calcext:value-type="float">
            <text:p>0</text:p>
          </table:table-cell>
          <table:table-cell table:formula="of:=IF(AND([.$A609]&gt;=[.C$2];[.$A609]&lt;=[.C$3]);1;0)" office:value-type="float" office:value="0" calcext:value-type="float">
            <text:p>0</text:p>
          </table:table-cell>
          <table:table-cell table:formula="of:=IF(AND([.$A609]&gt;=[.D$2];[.$A609]&lt;=[.D$3]);1;0)" office:value-type="float" office:value="1" calcext:value-type="float">
            <text:p>1</text:p>
          </table:table-cell>
          <table:table-cell table:formula="of:=IF(AND([.$A609]&gt;=[.E$2];[.$A609]&lt;=[.E$3]);1;0)" office:value-type="float" office:value="0" calcext:value-type="float">
            <text:p>0</text:p>
          </table:table-cell>
          <table:table-cell table:formula="of:=IF(AND([.$A609]&gt;=[.F$2];[.$A609]&lt;=[.F$3]);1;0)" office:value-type="float" office:value="0" calcext:value-type="float">
            <text:p>0</text:p>
          </table:table-cell>
          <table:table-cell table:formula="of:=IF(AND([.$A609]&gt;=[.G$2];[.$A609]&lt;=[.G$3]);1;0)" office:value-type="float" office:value="0" calcext:value-type="float">
            <text:p>0</text:p>
          </table:table-cell>
          <table:table-cell/>
          <table:table-cell office:value-type="float" office:value="-0.900489" calcext:value-type="float">
            <text:p>-0.900489</text:p>
          </table:table-cell>
          <table:table-cell table:formula="of:=IF(AND([.$A609]&gt;=[.J$2];[.$A609]&lt;=[.J$3]);1;0)" office:value-type="float" office:value="0" calcext:value-type="float">
            <text:p>0</text:p>
          </table:table-cell>
          <table:table-cell table:formula="of:=IF(AND([.$A609]&gt;=[.K$2];[.$A609]&lt;=[.K$3]);1;0)" office:value-type="float" office:value="0" calcext:value-type="float">
            <text:p>0</text:p>
          </table:table-cell>
          <table:table-cell table:formula="of:=IF(AND([.$A609]&gt;=[.L$2];[.$A609]&lt;=[.L$3]);1;0)" office:value-type="float" office:value="1" calcext:value-type="float">
            <text:p>1</text:p>
          </table:table-cell>
          <table:table-cell table:formula="of:=IF(AND([.$A609]&gt;=[.M$2];[.$A609]&lt;=[.M$3]);1;0)" office:value-type="float" office:value="0" calcext:value-type="float">
            <text:p>0</text:p>
          </table:table-cell>
          <table:table-cell table:formula="of:=IF(AND([.$A609]&gt;=[.N$2];[.$A609]&lt;=[.N$3]);1;0)" office:value-type="float" office:value="0" calcext:value-type="float">
            <text:p>0</text:p>
          </table:table-cell>
          <table:table-cell table:formula="of:=IF(AND([.$A609]&gt;=[.O$2];[.$A6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9834" calcext:value-type="float">
            <text:p>0.509834</text:p>
          </table:table-cell>
          <table:table-cell table:formula="of:=IF(AND([.$A610]&gt;=[.B$2];[.$A610]&lt;=[.B$3]);1;0)" office:value-type="float" office:value="0" calcext:value-type="float">
            <text:p>0</text:p>
          </table:table-cell>
          <table:table-cell table:formula="of:=IF(AND([.$A610]&gt;=[.C$2];[.$A610]&lt;=[.C$3]);1;0)" office:value-type="float" office:value="0" calcext:value-type="float">
            <text:p>0</text:p>
          </table:table-cell>
          <table:table-cell table:formula="of:=IF(AND([.$A610]&gt;=[.D$2];[.$A610]&lt;=[.D$3]);1;0)" office:value-type="float" office:value="0" calcext:value-type="float">
            <text:p>0</text:p>
          </table:table-cell>
          <table:table-cell table:formula="of:=IF(AND([.$A610]&gt;=[.E$2];[.$A610]&lt;=[.E$3]);1;0)" office:value-type="float" office:value="1" calcext:value-type="float">
            <text:p>1</text:p>
          </table:table-cell>
          <table:table-cell table:formula="of:=IF(AND([.$A610]&gt;=[.F$2];[.$A610]&lt;=[.F$3]);1;0)" office:value-type="float" office:value="0" calcext:value-type="float">
            <text:p>0</text:p>
          </table:table-cell>
          <table:table-cell table:formula="of:=IF(AND([.$A610]&gt;=[.G$2];[.$A610]&lt;=[.G$3]);1;0)" office:value-type="float" office:value="0" calcext:value-type="float">
            <text:p>0</text:p>
          </table:table-cell>
          <table:table-cell/>
          <table:table-cell office:value-type="float" office:value="-0.468098" calcext:value-type="float">
            <text:p>-0.468098</text:p>
          </table:table-cell>
          <table:table-cell table:formula="of:=IF(AND([.$A610]&gt;=[.J$2];[.$A610]&lt;=[.J$3]);1;0)" office:value-type="float" office:value="0" calcext:value-type="float">
            <text:p>0</text:p>
          </table:table-cell>
          <table:table-cell table:formula="of:=IF(AND([.$A610]&gt;=[.K$2];[.$A610]&lt;=[.K$3]);1;0)" office:value-type="float" office:value="0" calcext:value-type="float">
            <text:p>0</text:p>
          </table:table-cell>
          <table:table-cell table:formula="of:=IF(AND([.$A610]&gt;=[.L$2];[.$A610]&lt;=[.L$3]);1;0)" office:value-type="float" office:value="0" calcext:value-type="float">
            <text:p>0</text:p>
          </table:table-cell>
          <table:table-cell table:formula="of:=IF(AND([.$A610]&gt;=[.M$2];[.$A610]&lt;=[.M$3]);1;0)" office:value-type="float" office:value="1" calcext:value-type="float">
            <text:p>1</text:p>
          </table:table-cell>
          <table:table-cell table:formula="of:=IF(AND([.$A610]&gt;=[.N$2];[.$A610]&lt;=[.N$3]);1;0)" office:value-type="float" office:value="0" calcext:value-type="float">
            <text:p>0</text:p>
          </table:table-cell>
          <table:table-cell table:formula="of:=IF(AND([.$A610]&gt;=[.O$2];[.$A6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54" calcext:value-type="float">
            <text:p>0.8954</text:p>
          </table:table-cell>
          <table:table-cell table:formula="of:=IF(AND([.$A611]&gt;=[.B$2];[.$A611]&lt;=[.B$3]);1;0)" office:value-type="float" office:value="0" calcext:value-type="float">
            <text:p>0</text:p>
          </table:table-cell>
          <table:table-cell table:formula="of:=IF(AND([.$A611]&gt;=[.C$2];[.$A611]&lt;=[.C$3]);1;0)" office:value-type="float" office:value="0" calcext:value-type="float">
            <text:p>0</text:p>
          </table:table-cell>
          <table:table-cell table:formula="of:=IF(AND([.$A611]&gt;=[.D$2];[.$A611]&lt;=[.D$3]);1;0)" office:value-type="float" office:value="0" calcext:value-type="float">
            <text:p>0</text:p>
          </table:table-cell>
          <table:table-cell table:formula="of:=IF(AND([.$A611]&gt;=[.E$2];[.$A611]&lt;=[.E$3]);1;0)" office:value-type="float" office:value="1" calcext:value-type="float">
            <text:p>1</text:p>
          </table:table-cell>
          <table:table-cell table:formula="of:=IF(AND([.$A611]&gt;=[.F$2];[.$A611]&lt;=[.F$3]);1;0)" office:value-type="float" office:value="0" calcext:value-type="float">
            <text:p>0</text:p>
          </table:table-cell>
          <table:table-cell table:formula="of:=IF(AND([.$A611]&gt;=[.G$2];[.$A611]&lt;=[.G$3]);1;0)" office:value-type="float" office:value="0" calcext:value-type="float">
            <text:p>0</text:p>
          </table:table-cell>
          <table:table-cell/>
          <table:table-cell office:value-type="float" office:value="0.820715" calcext:value-type="float">
            <text:p>0.820715</text:p>
          </table:table-cell>
          <table:table-cell table:formula="of:=IF(AND([.$A611]&gt;=[.J$2];[.$A611]&lt;=[.J$3]);1;0)" office:value-type="float" office:value="0" calcext:value-type="float">
            <text:p>0</text:p>
          </table:table-cell>
          <table:table-cell table:formula="of:=IF(AND([.$A611]&gt;=[.K$2];[.$A611]&lt;=[.K$3]);1;0)" office:value-type="float" office:value="0" calcext:value-type="float">
            <text:p>0</text:p>
          </table:table-cell>
          <table:table-cell table:formula="of:=IF(AND([.$A611]&gt;=[.L$2];[.$A611]&lt;=[.L$3]);1;0)" office:value-type="float" office:value="0" calcext:value-type="float">
            <text:p>0</text:p>
          </table:table-cell>
          <table:table-cell table:formula="of:=IF(AND([.$A611]&gt;=[.M$2];[.$A611]&lt;=[.M$3]);1;0)" office:value-type="float" office:value="1" calcext:value-type="float">
            <text:p>1</text:p>
          </table:table-cell>
          <table:table-cell table:formula="of:=IF(AND([.$A611]&gt;=[.N$2];[.$A611]&lt;=[.N$3]);1;0)" office:value-type="float" office:value="0" calcext:value-type="float">
            <text:p>0</text:p>
          </table:table-cell>
          <table:table-cell table:formula="of:=IF(AND([.$A611]&gt;=[.O$2];[.$A6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322" calcext:value-type="float">
            <text:p>2.13322</text:p>
          </table:table-cell>
          <table:table-cell table:formula="of:=IF(AND([.$A612]&gt;=[.B$2];[.$A612]&lt;=[.B$3]);1;0)" office:value-type="float" office:value="0" calcext:value-type="float">
            <text:p>0</text:p>
          </table:table-cell>
          <table:table-cell table:formula="of:=IF(AND([.$A612]&gt;=[.C$2];[.$A612]&lt;=[.C$3]);1;0)" office:value-type="float" office:value="0" calcext:value-type="float">
            <text:p>0</text:p>
          </table:table-cell>
          <table:table-cell table:formula="of:=IF(AND([.$A612]&gt;=[.D$2];[.$A612]&lt;=[.D$3]);1;0)" office:value-type="float" office:value="0" calcext:value-type="float">
            <text:p>0</text:p>
          </table:table-cell>
          <table:table-cell table:formula="of:=IF(AND([.$A612]&gt;=[.E$2];[.$A612]&lt;=[.E$3]);1;0)" office:value-type="float" office:value="0" calcext:value-type="float">
            <text:p>0</text:p>
          </table:table-cell>
          <table:table-cell table:formula="of:=IF(AND([.$A612]&gt;=[.F$2];[.$A612]&lt;=[.F$3]);1;0)" office:value-type="float" office:value="0" calcext:value-type="float">
            <text:p>0</text:p>
          </table:table-cell>
          <table:table-cell table:formula="of:=IF(AND([.$A612]&gt;=[.G$2];[.$A612]&lt;=[.G$3]);1;0)" office:value-type="float" office:value="1" calcext:value-type="float">
            <text:p>1</text:p>
          </table:table-cell>
          <table:table-cell/>
          <table:table-cell office:value-type="float" office:value="-1.00879" calcext:value-type="float">
            <text:p>-1.00879</text:p>
          </table:table-cell>
          <table:table-cell table:formula="of:=IF(AND([.$A612]&gt;=[.J$2];[.$A612]&lt;=[.J$3]);1;0)" office:value-type="float" office:value="0" calcext:value-type="float">
            <text:p>0</text:p>
          </table:table-cell>
          <table:table-cell table:formula="of:=IF(AND([.$A612]&gt;=[.K$2];[.$A612]&lt;=[.K$3]);1;0)" office:value-type="float" office:value="0" calcext:value-type="float">
            <text:p>0</text:p>
          </table:table-cell>
          <table:table-cell table:formula="of:=IF(AND([.$A612]&gt;=[.L$2];[.$A612]&lt;=[.L$3]);1;0)" office:value-type="float" office:value="0" calcext:value-type="float">
            <text:p>0</text:p>
          </table:table-cell>
          <table:table-cell table:formula="of:=IF(AND([.$A612]&gt;=[.M$2];[.$A612]&lt;=[.M$3]);1;0)" office:value-type="float" office:value="0" calcext:value-type="float">
            <text:p>0</text:p>
          </table:table-cell>
          <table:table-cell table:formula="of:=IF(AND([.$A612]&gt;=[.N$2];[.$A612]&lt;=[.N$3]);1;0)" office:value-type="float" office:value="0" calcext:value-type="float">
            <text:p>0</text:p>
          </table:table-cell>
          <table:table-cell table:formula="of:=IF(AND([.$A612]&gt;=[.O$2];[.$A612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394" calcext:value-type="float">
            <text:p>0.487394</text:p>
          </table:table-cell>
          <table:table-cell table:formula="of:=IF(AND([.$A613]&gt;=[.B$2];[.$A613]&lt;=[.B$3]);1;0)" office:value-type="float" office:value="0" calcext:value-type="float">
            <text:p>0</text:p>
          </table:table-cell>
          <table:table-cell table:formula="of:=IF(AND([.$A613]&gt;=[.C$2];[.$A613]&lt;=[.C$3]);1;0)" office:value-type="float" office:value="0" calcext:value-type="float">
            <text:p>0</text:p>
          </table:table-cell>
          <table:table-cell table:formula="of:=IF(AND([.$A613]&gt;=[.D$2];[.$A613]&lt;=[.D$3]);1;0)" office:value-type="float" office:value="0" calcext:value-type="float">
            <text:p>0</text:p>
          </table:table-cell>
          <table:table-cell table:formula="of:=IF(AND([.$A613]&gt;=[.E$2];[.$A613]&lt;=[.E$3]);1;0)" office:value-type="float" office:value="1" calcext:value-type="float">
            <text:p>1</text:p>
          </table:table-cell>
          <table:table-cell table:formula="of:=IF(AND([.$A613]&gt;=[.F$2];[.$A613]&lt;=[.F$3]);1;0)" office:value-type="float" office:value="0" calcext:value-type="float">
            <text:p>0</text:p>
          </table:table-cell>
          <table:table-cell table:formula="of:=IF(AND([.$A613]&gt;=[.G$2];[.$A613]&lt;=[.G$3]);1;0)" office:value-type="float" office:value="0" calcext:value-type="float">
            <text:p>0</text:p>
          </table:table-cell>
          <table:table-cell/>
          <table:table-cell office:value-type="float" office:value="0.0521761" calcext:value-type="float">
            <text:p>0.0521761</text:p>
          </table:table-cell>
          <table:table-cell table:formula="of:=IF(AND([.$A613]&gt;=[.J$2];[.$A613]&lt;=[.J$3]);1;0)" office:value-type="float" office:value="0" calcext:value-type="float">
            <text:p>0</text:p>
          </table:table-cell>
          <table:table-cell table:formula="of:=IF(AND([.$A613]&gt;=[.K$2];[.$A613]&lt;=[.K$3]);1;0)" office:value-type="float" office:value="0" calcext:value-type="float">
            <text:p>0</text:p>
          </table:table-cell>
          <table:table-cell table:formula="of:=IF(AND([.$A613]&gt;=[.L$2];[.$A613]&lt;=[.L$3]);1;0)" office:value-type="float" office:value="0" calcext:value-type="float">
            <text:p>0</text:p>
          </table:table-cell>
          <table:table-cell table:formula="of:=IF(AND([.$A613]&gt;=[.M$2];[.$A613]&lt;=[.M$3]);1;0)" office:value-type="float" office:value="1" calcext:value-type="float">
            <text:p>1</text:p>
          </table:table-cell>
          <table:table-cell table:formula="of:=IF(AND([.$A613]&gt;=[.N$2];[.$A613]&lt;=[.N$3]);1;0)" office:value-type="float" office:value="0" calcext:value-type="float">
            <text:p>0</text:p>
          </table:table-cell>
          <table:table-cell table:formula="of:=IF(AND([.$A613]&gt;=[.O$2];[.$A6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716" calcext:value-type="float">
            <text:p>-0.36716</text:p>
          </table:table-cell>
          <table:table-cell table:formula="of:=IF(AND([.$A614]&gt;=[.B$2];[.$A614]&lt;=[.B$3]);1;0)" office:value-type="float" office:value="0" calcext:value-type="float">
            <text:p>0</text:p>
          </table:table-cell>
          <table:table-cell table:formula="of:=IF(AND([.$A614]&gt;=[.C$2];[.$A614]&lt;=[.C$3]);1;0)" office:value-type="float" office:value="0" calcext:value-type="float">
            <text:p>0</text:p>
          </table:table-cell>
          <table:table-cell table:formula="of:=IF(AND([.$A614]&gt;=[.D$2];[.$A614]&lt;=[.D$3]);1;0)" office:value-type="float" office:value="1" calcext:value-type="float">
            <text:p>1</text:p>
          </table:table-cell>
          <table:table-cell table:formula="of:=IF(AND([.$A614]&gt;=[.E$2];[.$A614]&lt;=[.E$3]);1;0)" office:value-type="float" office:value="0" calcext:value-type="float">
            <text:p>0</text:p>
          </table:table-cell>
          <table:table-cell table:formula="of:=IF(AND([.$A614]&gt;=[.F$2];[.$A614]&lt;=[.F$3]);1;0)" office:value-type="float" office:value="0" calcext:value-type="float">
            <text:p>0</text:p>
          </table:table-cell>
          <table:table-cell table:formula="of:=IF(AND([.$A614]&gt;=[.G$2];[.$A614]&lt;=[.G$3]);1;0)" office:value-type="float" office:value="0" calcext:value-type="float">
            <text:p>0</text:p>
          </table:table-cell>
          <table:table-cell/>
          <table:table-cell office:value-type="float" office:value="0.663128" calcext:value-type="float">
            <text:p>0.663128</text:p>
          </table:table-cell>
          <table:table-cell table:formula="of:=IF(AND([.$A614]&gt;=[.J$2];[.$A614]&lt;=[.J$3]);1;0)" office:value-type="float" office:value="0" calcext:value-type="float">
            <text:p>0</text:p>
          </table:table-cell>
          <table:table-cell table:formula="of:=IF(AND([.$A614]&gt;=[.K$2];[.$A614]&lt;=[.K$3]);1;0)" office:value-type="float" office:value="0" calcext:value-type="float">
            <text:p>0</text:p>
          </table:table-cell>
          <table:table-cell table:formula="of:=IF(AND([.$A614]&gt;=[.L$2];[.$A614]&lt;=[.L$3]);1;0)" office:value-type="float" office:value="1" calcext:value-type="float">
            <text:p>1</text:p>
          </table:table-cell>
          <table:table-cell table:formula="of:=IF(AND([.$A614]&gt;=[.M$2];[.$A614]&lt;=[.M$3]);1;0)" office:value-type="float" office:value="0" calcext:value-type="float">
            <text:p>0</text:p>
          </table:table-cell>
          <table:table-cell table:formula="of:=IF(AND([.$A614]&gt;=[.N$2];[.$A614]&lt;=[.N$3]);1;0)" office:value-type="float" office:value="0" calcext:value-type="float">
            <text:p>0</text:p>
          </table:table-cell>
          <table:table-cell table:formula="of:=IF(AND([.$A614]&gt;=[.O$2];[.$A6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9954" calcext:value-type="float">
            <text:p>-0.649954</text:p>
          </table:table-cell>
          <table:table-cell table:formula="of:=IF(AND([.$A615]&gt;=[.B$2];[.$A615]&lt;=[.B$3]);1;0)" office:value-type="float" office:value="0" calcext:value-type="float">
            <text:p>0</text:p>
          </table:table-cell>
          <table:table-cell table:formula="of:=IF(AND([.$A615]&gt;=[.C$2];[.$A615]&lt;=[.C$3]);1;0)" office:value-type="float" office:value="0" calcext:value-type="float">
            <text:p>0</text:p>
          </table:table-cell>
          <table:table-cell table:formula="of:=IF(AND([.$A615]&gt;=[.D$2];[.$A615]&lt;=[.D$3]);1;0)" office:value-type="float" office:value="1" calcext:value-type="float">
            <text:p>1</text:p>
          </table:table-cell>
          <table:table-cell table:formula="of:=IF(AND([.$A615]&gt;=[.E$2];[.$A615]&lt;=[.E$3]);1;0)" office:value-type="float" office:value="0" calcext:value-type="float">
            <text:p>0</text:p>
          </table:table-cell>
          <table:table-cell table:formula="of:=IF(AND([.$A615]&gt;=[.F$2];[.$A615]&lt;=[.F$3]);1;0)" office:value-type="float" office:value="0" calcext:value-type="float">
            <text:p>0</text:p>
          </table:table-cell>
          <table:table-cell table:formula="of:=IF(AND([.$A615]&gt;=[.G$2];[.$A615]&lt;=[.G$3]);1;0)" office:value-type="float" office:value="0" calcext:value-type="float">
            <text:p>0</text:p>
          </table:table-cell>
          <table:table-cell/>
          <table:table-cell office:value-type="float" office:value="-0.893613" calcext:value-type="float">
            <text:p>-0.893613</text:p>
          </table:table-cell>
          <table:table-cell table:formula="of:=IF(AND([.$A615]&gt;=[.J$2];[.$A615]&lt;=[.J$3]);1;0)" office:value-type="float" office:value="0" calcext:value-type="float">
            <text:p>0</text:p>
          </table:table-cell>
          <table:table-cell table:formula="of:=IF(AND([.$A615]&gt;=[.K$2];[.$A615]&lt;=[.K$3]);1;0)" office:value-type="float" office:value="0" calcext:value-type="float">
            <text:p>0</text:p>
          </table:table-cell>
          <table:table-cell table:formula="of:=IF(AND([.$A615]&gt;=[.L$2];[.$A615]&lt;=[.L$3]);1;0)" office:value-type="float" office:value="1" calcext:value-type="float">
            <text:p>1</text:p>
          </table:table-cell>
          <table:table-cell table:formula="of:=IF(AND([.$A615]&gt;=[.M$2];[.$A615]&lt;=[.M$3]);1;0)" office:value-type="float" office:value="0" calcext:value-type="float">
            <text:p>0</text:p>
          </table:table-cell>
          <table:table-cell table:formula="of:=IF(AND([.$A615]&gt;=[.N$2];[.$A615]&lt;=[.N$3]);1;0)" office:value-type="float" office:value="0" calcext:value-type="float">
            <text:p>0</text:p>
          </table:table-cell>
          <table:table-cell table:formula="of:=IF(AND([.$A615]&gt;=[.O$2];[.$A6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6519" calcext:value-type="float">
            <text:p>-0.216519</text:p>
          </table:table-cell>
          <table:table-cell table:formula="of:=IF(AND([.$A616]&gt;=[.B$2];[.$A616]&lt;=[.B$3]);1;0)" office:value-type="float" office:value="0" calcext:value-type="float">
            <text:p>0</text:p>
          </table:table-cell>
          <table:table-cell table:formula="of:=IF(AND([.$A616]&gt;=[.C$2];[.$A616]&lt;=[.C$3]);1;0)" office:value-type="float" office:value="0" calcext:value-type="float">
            <text:p>0</text:p>
          </table:table-cell>
          <table:table-cell table:formula="of:=IF(AND([.$A616]&gt;=[.D$2];[.$A616]&lt;=[.D$3]);1;0)" office:value-type="float" office:value="1" calcext:value-type="float">
            <text:p>1</text:p>
          </table:table-cell>
          <table:table-cell table:formula="of:=IF(AND([.$A616]&gt;=[.E$2];[.$A616]&lt;=[.E$3]);1;0)" office:value-type="float" office:value="0" calcext:value-type="float">
            <text:p>0</text:p>
          </table:table-cell>
          <table:table-cell table:formula="of:=IF(AND([.$A616]&gt;=[.F$2];[.$A616]&lt;=[.F$3]);1;0)" office:value-type="float" office:value="0" calcext:value-type="float">
            <text:p>0</text:p>
          </table:table-cell>
          <table:table-cell table:formula="of:=IF(AND([.$A616]&gt;=[.G$2];[.$A616]&lt;=[.G$3]);1;0)" office:value-type="float" office:value="0" calcext:value-type="float">
            <text:p>0</text:p>
          </table:table-cell>
          <table:table-cell/>
          <table:table-cell office:value-type="float" office:value="-0.0475831" calcext:value-type="float">
            <text:p>-0.0475831</text:p>
          </table:table-cell>
          <table:table-cell table:formula="of:=IF(AND([.$A616]&gt;=[.J$2];[.$A616]&lt;=[.J$3]);1;0)" office:value-type="float" office:value="0" calcext:value-type="float">
            <text:p>0</text:p>
          </table:table-cell>
          <table:table-cell table:formula="of:=IF(AND([.$A616]&gt;=[.K$2];[.$A616]&lt;=[.K$3]);1;0)" office:value-type="float" office:value="0" calcext:value-type="float">
            <text:p>0</text:p>
          </table:table-cell>
          <table:table-cell table:formula="of:=IF(AND([.$A616]&gt;=[.L$2];[.$A616]&lt;=[.L$3]);1;0)" office:value-type="float" office:value="1" calcext:value-type="float">
            <text:p>1</text:p>
          </table:table-cell>
          <table:table-cell table:formula="of:=IF(AND([.$A616]&gt;=[.M$2];[.$A616]&lt;=[.M$3]);1;0)" office:value-type="float" office:value="0" calcext:value-type="float">
            <text:p>0</text:p>
          </table:table-cell>
          <table:table-cell table:formula="of:=IF(AND([.$A616]&gt;=[.N$2];[.$A616]&lt;=[.N$3]);1;0)" office:value-type="float" office:value="0" calcext:value-type="float">
            <text:p>0</text:p>
          </table:table-cell>
          <table:table-cell table:formula="of:=IF(AND([.$A616]&gt;=[.O$2];[.$A6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675" calcext:value-type="float">
            <text:p>0.344675</text:p>
          </table:table-cell>
          <table:table-cell table:formula="of:=IF(AND([.$A617]&gt;=[.B$2];[.$A617]&lt;=[.B$3]);1;0)" office:value-type="float" office:value="0" calcext:value-type="float">
            <text:p>0</text:p>
          </table:table-cell>
          <table:table-cell table:formula="of:=IF(AND([.$A617]&gt;=[.C$2];[.$A617]&lt;=[.C$3]);1;0)" office:value-type="float" office:value="0" calcext:value-type="float">
            <text:p>0</text:p>
          </table:table-cell>
          <table:table-cell table:formula="of:=IF(AND([.$A617]&gt;=[.D$2];[.$A617]&lt;=[.D$3]);1;0)" office:value-type="float" office:value="0" calcext:value-type="float">
            <text:p>0</text:p>
          </table:table-cell>
          <table:table-cell table:formula="of:=IF(AND([.$A617]&gt;=[.E$2];[.$A617]&lt;=[.E$3]);1;0)" office:value-type="float" office:value="1" calcext:value-type="float">
            <text:p>1</text:p>
          </table:table-cell>
          <table:table-cell table:formula="of:=IF(AND([.$A617]&gt;=[.F$2];[.$A617]&lt;=[.F$3]);1;0)" office:value-type="float" office:value="0" calcext:value-type="float">
            <text:p>0</text:p>
          </table:table-cell>
          <table:table-cell table:formula="of:=IF(AND([.$A617]&gt;=[.G$2];[.$A617]&lt;=[.G$3]);1;0)" office:value-type="float" office:value="0" calcext:value-type="float">
            <text:p>0</text:p>
          </table:table-cell>
          <table:table-cell/>
          <table:table-cell office:value-type="float" office:value="-0.153644" calcext:value-type="float">
            <text:p>-0.153644</text:p>
          </table:table-cell>
          <table:table-cell table:formula="of:=IF(AND([.$A617]&gt;=[.J$2];[.$A617]&lt;=[.J$3]);1;0)" office:value-type="float" office:value="0" calcext:value-type="float">
            <text:p>0</text:p>
          </table:table-cell>
          <table:table-cell table:formula="of:=IF(AND([.$A617]&gt;=[.K$2];[.$A617]&lt;=[.K$3]);1;0)" office:value-type="float" office:value="0" calcext:value-type="float">
            <text:p>0</text:p>
          </table:table-cell>
          <table:table-cell table:formula="of:=IF(AND([.$A617]&gt;=[.L$2];[.$A617]&lt;=[.L$3]);1;0)" office:value-type="float" office:value="0" calcext:value-type="float">
            <text:p>0</text:p>
          </table:table-cell>
          <table:table-cell table:formula="of:=IF(AND([.$A617]&gt;=[.M$2];[.$A617]&lt;=[.M$3]);1;0)" office:value-type="float" office:value="1" calcext:value-type="float">
            <text:p>1</text:p>
          </table:table-cell>
          <table:table-cell table:formula="of:=IF(AND([.$A617]&gt;=[.N$2];[.$A617]&lt;=[.N$3]);1;0)" office:value-type="float" office:value="0" calcext:value-type="float">
            <text:p>0</text:p>
          </table:table-cell>
          <table:table-cell table:formula="of:=IF(AND([.$A617]&gt;=[.O$2];[.$A6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757" calcext:value-type="float">
            <text:p>0.568757</text:p>
          </table:table-cell>
          <table:table-cell table:formula="of:=IF(AND([.$A618]&gt;=[.B$2];[.$A618]&lt;=[.B$3]);1;0)" office:value-type="float" office:value="0" calcext:value-type="float">
            <text:p>0</text:p>
          </table:table-cell>
          <table:table-cell table:formula="of:=IF(AND([.$A618]&gt;=[.C$2];[.$A618]&lt;=[.C$3]);1;0)" office:value-type="float" office:value="0" calcext:value-type="float">
            <text:p>0</text:p>
          </table:table-cell>
          <table:table-cell table:formula="of:=IF(AND([.$A618]&gt;=[.D$2];[.$A618]&lt;=[.D$3]);1;0)" office:value-type="float" office:value="0" calcext:value-type="float">
            <text:p>0</text:p>
          </table:table-cell>
          <table:table-cell table:formula="of:=IF(AND([.$A618]&gt;=[.E$2];[.$A618]&lt;=[.E$3]);1;0)" office:value-type="float" office:value="1" calcext:value-type="float">
            <text:p>1</text:p>
          </table:table-cell>
          <table:table-cell table:formula="of:=IF(AND([.$A618]&gt;=[.F$2];[.$A618]&lt;=[.F$3]);1;0)" office:value-type="float" office:value="0" calcext:value-type="float">
            <text:p>0</text:p>
          </table:table-cell>
          <table:table-cell table:formula="of:=IF(AND([.$A618]&gt;=[.G$2];[.$A618]&lt;=[.G$3]);1;0)" office:value-type="float" office:value="0" calcext:value-type="float">
            <text:p>0</text:p>
          </table:table-cell>
          <table:table-cell/>
          <table:table-cell office:value-type="float" office:value="-0.844157" calcext:value-type="float">
            <text:p>-0.844157</text:p>
          </table:table-cell>
          <table:table-cell table:formula="of:=IF(AND([.$A618]&gt;=[.J$2];[.$A618]&lt;=[.J$3]);1;0)" office:value-type="float" office:value="0" calcext:value-type="float">
            <text:p>0</text:p>
          </table:table-cell>
          <table:table-cell table:formula="of:=IF(AND([.$A618]&gt;=[.K$2];[.$A618]&lt;=[.K$3]);1;0)" office:value-type="float" office:value="0" calcext:value-type="float">
            <text:p>0</text:p>
          </table:table-cell>
          <table:table-cell table:formula="of:=IF(AND([.$A618]&gt;=[.L$2];[.$A618]&lt;=[.L$3]);1;0)" office:value-type="float" office:value="0" calcext:value-type="float">
            <text:p>0</text:p>
          </table:table-cell>
          <table:table-cell table:formula="of:=IF(AND([.$A618]&gt;=[.M$2];[.$A618]&lt;=[.M$3]);1;0)" office:value-type="float" office:value="1" calcext:value-type="float">
            <text:p>1</text:p>
          </table:table-cell>
          <table:table-cell table:formula="of:=IF(AND([.$A618]&gt;=[.N$2];[.$A618]&lt;=[.N$3]);1;0)" office:value-type="float" office:value="0" calcext:value-type="float">
            <text:p>0</text:p>
          </table:table-cell>
          <table:table-cell table:formula="of:=IF(AND([.$A618]&gt;=[.O$2];[.$A6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0019" calcext:value-type="float">
            <text:p>-1.00019</text:p>
          </table:table-cell>
          <table:table-cell table:formula="of:=IF(AND([.$A619]&gt;=[.B$2];[.$A619]&lt;=[.B$3]);1;0)" office:value-type="float" office:value="0" calcext:value-type="float">
            <text:p>0</text:p>
          </table:table-cell>
          <table:table-cell table:formula="of:=IF(AND([.$A619]&gt;=[.C$2];[.$A619]&lt;=[.C$3]);1;0)" office:value-type="float" office:value="1" calcext:value-type="float">
            <text:p>1</text:p>
          </table:table-cell>
          <table:table-cell table:formula="of:=IF(AND([.$A619]&gt;=[.D$2];[.$A619]&lt;=[.D$3]);1;0)" office:value-type="float" office:value="0" calcext:value-type="float">
            <text:p>0</text:p>
          </table:table-cell>
          <table:table-cell table:formula="of:=IF(AND([.$A619]&gt;=[.E$2];[.$A619]&lt;=[.E$3]);1;0)" office:value-type="float" office:value="0" calcext:value-type="float">
            <text:p>0</text:p>
          </table:table-cell>
          <table:table-cell table:formula="of:=IF(AND([.$A619]&gt;=[.F$2];[.$A619]&lt;=[.F$3]);1;0)" office:value-type="float" office:value="0" calcext:value-type="float">
            <text:p>0</text:p>
          </table:table-cell>
          <table:table-cell table:formula="of:=IF(AND([.$A619]&gt;=[.G$2];[.$A619]&lt;=[.G$3]);1;0)" office:value-type="float" office:value="0" calcext:value-type="float">
            <text:p>0</text:p>
          </table:table-cell>
          <table:table-cell/>
          <table:table-cell office:value-type="float" office:value="-0.621268" calcext:value-type="float">
            <text:p>-0.621268</text:p>
          </table:table-cell>
          <table:table-cell table:formula="of:=IF(AND([.$A619]&gt;=[.J$2];[.$A619]&lt;=[.J$3]);1;0)" office:value-type="float" office:value="0" calcext:value-type="float">
            <text:p>0</text:p>
          </table:table-cell>
          <table:table-cell table:formula="of:=IF(AND([.$A619]&gt;=[.K$2];[.$A619]&lt;=[.K$3]);1;0)" office:value-type="float" office:value="1" calcext:value-type="float">
            <text:p>1</text:p>
          </table:table-cell>
          <table:table-cell table:formula="of:=IF(AND([.$A619]&gt;=[.L$2];[.$A619]&lt;=[.L$3]);1;0)" office:value-type="float" office:value="0" calcext:value-type="float">
            <text:p>0</text:p>
          </table:table-cell>
          <table:table-cell table:formula="of:=IF(AND([.$A619]&gt;=[.M$2];[.$A619]&lt;=[.M$3]);1;0)" office:value-type="float" office:value="0" calcext:value-type="float">
            <text:p>0</text:p>
          </table:table-cell>
          <table:table-cell table:formula="of:=IF(AND([.$A619]&gt;=[.N$2];[.$A619]&lt;=[.N$3]);1;0)" office:value-type="float" office:value="0" calcext:value-type="float">
            <text:p>0</text:p>
          </table:table-cell>
          <table:table-cell table:formula="of:=IF(AND([.$A619]&gt;=[.O$2];[.$A6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816" calcext:value-type="float">
            <text:p>-0.11816</text:p>
          </table:table-cell>
          <table:table-cell table:formula="of:=IF(AND([.$A620]&gt;=[.B$2];[.$A620]&lt;=[.B$3]);1;0)" office:value-type="float" office:value="0" calcext:value-type="float">
            <text:p>0</text:p>
          </table:table-cell>
          <table:table-cell table:formula="of:=IF(AND([.$A620]&gt;=[.C$2];[.$A620]&lt;=[.C$3]);1;0)" office:value-type="float" office:value="0" calcext:value-type="float">
            <text:p>0</text:p>
          </table:table-cell>
          <table:table-cell table:formula="of:=IF(AND([.$A620]&gt;=[.D$2];[.$A620]&lt;=[.D$3]);1;0)" office:value-type="float" office:value="1" calcext:value-type="float">
            <text:p>1</text:p>
          </table:table-cell>
          <table:table-cell table:formula="of:=IF(AND([.$A620]&gt;=[.E$2];[.$A620]&lt;=[.E$3]);1;0)" office:value-type="float" office:value="0" calcext:value-type="float">
            <text:p>0</text:p>
          </table:table-cell>
          <table:table-cell table:formula="of:=IF(AND([.$A620]&gt;=[.F$2];[.$A620]&lt;=[.F$3]);1;0)" office:value-type="float" office:value="0" calcext:value-type="float">
            <text:p>0</text:p>
          </table:table-cell>
          <table:table-cell table:formula="of:=IF(AND([.$A620]&gt;=[.G$2];[.$A620]&lt;=[.G$3]);1;0)" office:value-type="float" office:value="0" calcext:value-type="float">
            <text:p>0</text:p>
          </table:table-cell>
          <table:table-cell/>
          <table:table-cell office:value-type="float" office:value="-0.407186" calcext:value-type="float">
            <text:p>-0.407186</text:p>
          </table:table-cell>
          <table:table-cell table:formula="of:=IF(AND([.$A620]&gt;=[.J$2];[.$A620]&lt;=[.J$3]);1;0)" office:value-type="float" office:value="0" calcext:value-type="float">
            <text:p>0</text:p>
          </table:table-cell>
          <table:table-cell table:formula="of:=IF(AND([.$A620]&gt;=[.K$2];[.$A620]&lt;=[.K$3]);1;0)" office:value-type="float" office:value="0" calcext:value-type="float">
            <text:p>0</text:p>
          </table:table-cell>
          <table:table-cell table:formula="of:=IF(AND([.$A620]&gt;=[.L$2];[.$A620]&lt;=[.L$3]);1;0)" office:value-type="float" office:value="1" calcext:value-type="float">
            <text:p>1</text:p>
          </table:table-cell>
          <table:table-cell table:formula="of:=IF(AND([.$A620]&gt;=[.M$2];[.$A620]&lt;=[.M$3]);1;0)" office:value-type="float" office:value="0" calcext:value-type="float">
            <text:p>0</text:p>
          </table:table-cell>
          <table:table-cell table:formula="of:=IF(AND([.$A620]&gt;=[.N$2];[.$A620]&lt;=[.N$3]);1;0)" office:value-type="float" office:value="0" calcext:value-type="float">
            <text:p>0</text:p>
          </table:table-cell>
          <table:table-cell table:formula="of:=IF(AND([.$A620]&gt;=[.O$2];[.$A6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0912" calcext:value-type="float">
            <text:p>-0.660912</text:p>
          </table:table-cell>
          <table:table-cell table:formula="of:=IF(AND([.$A621]&gt;=[.B$2];[.$A621]&lt;=[.B$3]);1;0)" office:value-type="float" office:value="0" calcext:value-type="float">
            <text:p>0</text:p>
          </table:table-cell>
          <table:table-cell table:formula="of:=IF(AND([.$A621]&gt;=[.C$2];[.$A621]&lt;=[.C$3]);1;0)" office:value-type="float" office:value="0" calcext:value-type="float">
            <text:p>0</text:p>
          </table:table-cell>
          <table:table-cell table:formula="of:=IF(AND([.$A621]&gt;=[.D$2];[.$A621]&lt;=[.D$3]);1;0)" office:value-type="float" office:value="1" calcext:value-type="float">
            <text:p>1</text:p>
          </table:table-cell>
          <table:table-cell table:formula="of:=IF(AND([.$A621]&gt;=[.E$2];[.$A621]&lt;=[.E$3]);1;0)" office:value-type="float" office:value="0" calcext:value-type="float">
            <text:p>0</text:p>
          </table:table-cell>
          <table:table-cell table:formula="of:=IF(AND([.$A621]&gt;=[.F$2];[.$A621]&lt;=[.F$3]);1;0)" office:value-type="float" office:value="0" calcext:value-type="float">
            <text:p>0</text:p>
          </table:table-cell>
          <table:table-cell table:formula="of:=IF(AND([.$A621]&gt;=[.G$2];[.$A621]&lt;=[.G$3]);1;0)" office:value-type="float" office:value="0" calcext:value-type="float">
            <text:p>0</text:p>
          </table:table-cell>
          <table:table-cell/>
          <table:table-cell office:value-type="float" office:value="-0.893573" calcext:value-type="float">
            <text:p>-0.893573</text:p>
          </table:table-cell>
          <table:table-cell table:formula="of:=IF(AND([.$A621]&gt;=[.J$2];[.$A621]&lt;=[.J$3]);1;0)" office:value-type="float" office:value="0" calcext:value-type="float">
            <text:p>0</text:p>
          </table:table-cell>
          <table:table-cell table:formula="of:=IF(AND([.$A621]&gt;=[.K$2];[.$A621]&lt;=[.K$3]);1;0)" office:value-type="float" office:value="0" calcext:value-type="float">
            <text:p>0</text:p>
          </table:table-cell>
          <table:table-cell table:formula="of:=IF(AND([.$A621]&gt;=[.L$2];[.$A621]&lt;=[.L$3]);1;0)" office:value-type="float" office:value="1" calcext:value-type="float">
            <text:p>1</text:p>
          </table:table-cell>
          <table:table-cell table:formula="of:=IF(AND([.$A621]&gt;=[.M$2];[.$A621]&lt;=[.M$3]);1;0)" office:value-type="float" office:value="0" calcext:value-type="float">
            <text:p>0</text:p>
          </table:table-cell>
          <table:table-cell table:formula="of:=IF(AND([.$A621]&gt;=[.N$2];[.$A621]&lt;=[.N$3]);1;0)" office:value-type="float" office:value="0" calcext:value-type="float">
            <text:p>0</text:p>
          </table:table-cell>
          <table:table-cell table:formula="of:=IF(AND([.$A621]&gt;=[.O$2];[.$A6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79" calcext:value-type="float">
            <text:p>1.15279</text:p>
          </table:table-cell>
          <table:table-cell table:formula="of:=IF(AND([.$A622]&gt;=[.B$2];[.$A622]&lt;=[.B$3]);1;0)" office:value-type="float" office:value="0" calcext:value-type="float">
            <text:p>0</text:p>
          </table:table-cell>
          <table:table-cell table:formula="of:=IF(AND([.$A622]&gt;=[.C$2];[.$A622]&lt;=[.C$3]);1;0)" office:value-type="float" office:value="0" calcext:value-type="float">
            <text:p>0</text:p>
          </table:table-cell>
          <table:table-cell table:formula="of:=IF(AND([.$A622]&gt;=[.D$2];[.$A622]&lt;=[.D$3]);1;0)" office:value-type="float" office:value="0" calcext:value-type="float">
            <text:p>0</text:p>
          </table:table-cell>
          <table:table-cell table:formula="of:=IF(AND([.$A622]&gt;=[.E$2];[.$A622]&lt;=[.E$3]);1;0)" office:value-type="float" office:value="0" calcext:value-type="float">
            <text:p>0</text:p>
          </table:table-cell>
          <table:table-cell table:formula="of:=IF(AND([.$A622]&gt;=[.F$2];[.$A622]&lt;=[.F$3]);1;0)" office:value-type="float" office:value="1" calcext:value-type="float">
            <text:p>1</text:p>
          </table:table-cell>
          <table:table-cell table:formula="of:=IF(AND([.$A622]&gt;=[.G$2];[.$A622]&lt;=[.G$3]);1;0)" office:value-type="float" office:value="0" calcext:value-type="float">
            <text:p>0</text:p>
          </table:table-cell>
          <table:table-cell/>
          <table:table-cell office:value-type="float" office:value="0.785317" calcext:value-type="float">
            <text:p>0.785317</text:p>
          </table:table-cell>
          <table:table-cell table:formula="of:=IF(AND([.$A622]&gt;=[.J$2];[.$A622]&lt;=[.J$3]);1;0)" office:value-type="float" office:value="0" calcext:value-type="float">
            <text:p>0</text:p>
          </table:table-cell>
          <table:table-cell table:formula="of:=IF(AND([.$A622]&gt;=[.K$2];[.$A622]&lt;=[.K$3]);1;0)" office:value-type="float" office:value="0" calcext:value-type="float">
            <text:p>0</text:p>
          </table:table-cell>
          <table:table-cell table:formula="of:=IF(AND([.$A622]&gt;=[.L$2];[.$A622]&lt;=[.L$3]);1;0)" office:value-type="float" office:value="0" calcext:value-type="float">
            <text:p>0</text:p>
          </table:table-cell>
          <table:table-cell table:formula="of:=IF(AND([.$A622]&gt;=[.M$2];[.$A622]&lt;=[.M$3]);1;0)" office:value-type="float" office:value="0" calcext:value-type="float">
            <text:p>0</text:p>
          </table:table-cell>
          <table:table-cell table:formula="of:=IF(AND([.$A622]&gt;=[.N$2];[.$A622]&lt;=[.N$3]);1;0)" office:value-type="float" office:value="1" calcext:value-type="float">
            <text:p>1</text:p>
          </table:table-cell>
          <table:table-cell table:formula="of:=IF(AND([.$A622]&gt;=[.O$2];[.$A6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984" calcext:value-type="float">
            <text:p>0.246984</text:p>
          </table:table-cell>
          <table:table-cell table:formula="of:=IF(AND([.$A623]&gt;=[.B$2];[.$A623]&lt;=[.B$3]);1;0)" office:value-type="float" office:value="0" calcext:value-type="float">
            <text:p>0</text:p>
          </table:table-cell>
          <table:table-cell table:formula="of:=IF(AND([.$A623]&gt;=[.C$2];[.$A623]&lt;=[.C$3]);1;0)" office:value-type="float" office:value="0" calcext:value-type="float">
            <text:p>0</text:p>
          </table:table-cell>
          <table:table-cell table:formula="of:=IF(AND([.$A623]&gt;=[.D$2];[.$A623]&lt;=[.D$3]);1;0)" office:value-type="float" office:value="0" calcext:value-type="float">
            <text:p>0</text:p>
          </table:table-cell>
          <table:table-cell table:formula="of:=IF(AND([.$A623]&gt;=[.E$2];[.$A623]&lt;=[.E$3]);1;0)" office:value-type="float" office:value="1" calcext:value-type="float">
            <text:p>1</text:p>
          </table:table-cell>
          <table:table-cell table:formula="of:=IF(AND([.$A623]&gt;=[.F$2];[.$A623]&lt;=[.F$3]);1;0)" office:value-type="float" office:value="0" calcext:value-type="float">
            <text:p>0</text:p>
          </table:table-cell>
          <table:table-cell table:formula="of:=IF(AND([.$A623]&gt;=[.G$2];[.$A623]&lt;=[.G$3]);1;0)" office:value-type="float" office:value="0" calcext:value-type="float">
            <text:p>0</text:p>
          </table:table-cell>
          <table:table-cell/>
          <table:table-cell office:value-type="float" office:value="1.03011" calcext:value-type="float">
            <text:p>1.03011</text:p>
          </table:table-cell>
          <table:table-cell table:formula="of:=IF(AND([.$A623]&gt;=[.J$2];[.$A623]&lt;=[.J$3]);1;0)" office:value-type="float" office:value="0" calcext:value-type="float">
            <text:p>0</text:p>
          </table:table-cell>
          <table:table-cell table:formula="of:=IF(AND([.$A623]&gt;=[.K$2];[.$A623]&lt;=[.K$3]);1;0)" office:value-type="float" office:value="0" calcext:value-type="float">
            <text:p>0</text:p>
          </table:table-cell>
          <table:table-cell table:formula="of:=IF(AND([.$A623]&gt;=[.L$2];[.$A623]&lt;=[.L$3]);1;0)" office:value-type="float" office:value="0" calcext:value-type="float">
            <text:p>0</text:p>
          </table:table-cell>
          <table:table-cell table:formula="of:=IF(AND([.$A623]&gt;=[.M$2];[.$A623]&lt;=[.M$3]);1;0)" office:value-type="float" office:value="1" calcext:value-type="float">
            <text:p>1</text:p>
          </table:table-cell>
          <table:table-cell table:formula="of:=IF(AND([.$A623]&gt;=[.N$2];[.$A623]&lt;=[.N$3]);1;0)" office:value-type="float" office:value="0" calcext:value-type="float">
            <text:p>0</text:p>
          </table:table-cell>
          <table:table-cell table:formula="of:=IF(AND([.$A623]&gt;=[.O$2];[.$A6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7509" calcext:value-type="float">
            <text:p>-0.547509</text:p>
          </table:table-cell>
          <table:table-cell table:formula="of:=IF(AND([.$A624]&gt;=[.B$2];[.$A624]&lt;=[.B$3]);1;0)" office:value-type="float" office:value="0" calcext:value-type="float">
            <text:p>0</text:p>
          </table:table-cell>
          <table:table-cell table:formula="of:=IF(AND([.$A624]&gt;=[.C$2];[.$A624]&lt;=[.C$3]);1;0)" office:value-type="float" office:value="0" calcext:value-type="float">
            <text:p>0</text:p>
          </table:table-cell>
          <table:table-cell table:formula="of:=IF(AND([.$A624]&gt;=[.D$2];[.$A624]&lt;=[.D$3]);1;0)" office:value-type="float" office:value="1" calcext:value-type="float">
            <text:p>1</text:p>
          </table:table-cell>
          <table:table-cell table:formula="of:=IF(AND([.$A624]&gt;=[.E$2];[.$A624]&lt;=[.E$3]);1;0)" office:value-type="float" office:value="0" calcext:value-type="float">
            <text:p>0</text:p>
          </table:table-cell>
          <table:table-cell table:formula="of:=IF(AND([.$A624]&gt;=[.F$2];[.$A624]&lt;=[.F$3]);1;0)" office:value-type="float" office:value="0" calcext:value-type="float">
            <text:p>0</text:p>
          </table:table-cell>
          <table:table-cell table:formula="of:=IF(AND([.$A624]&gt;=[.G$2];[.$A624]&lt;=[.G$3]);1;0)" office:value-type="float" office:value="0" calcext:value-type="float">
            <text:p>0</text:p>
          </table:table-cell>
          <table:table-cell/>
          <table:table-cell office:value-type="float" office:value="0.593075" calcext:value-type="float">
            <text:p>0.593075</text:p>
          </table:table-cell>
          <table:table-cell table:formula="of:=IF(AND([.$A624]&gt;=[.J$2];[.$A624]&lt;=[.J$3]);1;0)" office:value-type="float" office:value="0" calcext:value-type="float">
            <text:p>0</text:p>
          </table:table-cell>
          <table:table-cell table:formula="of:=IF(AND([.$A624]&gt;=[.K$2];[.$A624]&lt;=[.K$3]);1;0)" office:value-type="float" office:value="0" calcext:value-type="float">
            <text:p>0</text:p>
          </table:table-cell>
          <table:table-cell table:formula="of:=IF(AND([.$A624]&gt;=[.L$2];[.$A624]&lt;=[.L$3]);1;0)" office:value-type="float" office:value="1" calcext:value-type="float">
            <text:p>1</text:p>
          </table:table-cell>
          <table:table-cell table:formula="of:=IF(AND([.$A624]&gt;=[.M$2];[.$A624]&lt;=[.M$3]);1;0)" office:value-type="float" office:value="0" calcext:value-type="float">
            <text:p>0</text:p>
          </table:table-cell>
          <table:table-cell table:formula="of:=IF(AND([.$A624]&gt;=[.N$2];[.$A624]&lt;=[.N$3]);1;0)" office:value-type="float" office:value="0" calcext:value-type="float">
            <text:p>0</text:p>
          </table:table-cell>
          <table:table-cell table:formula="of:=IF(AND([.$A624]&gt;=[.O$2];[.$A6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025" calcext:value-type="float">
            <text:p>0.405025</text:p>
          </table:table-cell>
          <table:table-cell table:formula="of:=IF(AND([.$A625]&gt;=[.B$2];[.$A625]&lt;=[.B$3]);1;0)" office:value-type="float" office:value="0" calcext:value-type="float">
            <text:p>0</text:p>
          </table:table-cell>
          <table:table-cell table:formula="of:=IF(AND([.$A625]&gt;=[.C$2];[.$A625]&lt;=[.C$3]);1;0)" office:value-type="float" office:value="0" calcext:value-type="float">
            <text:p>0</text:p>
          </table:table-cell>
          <table:table-cell table:formula="of:=IF(AND([.$A625]&gt;=[.D$2];[.$A625]&lt;=[.D$3]);1;0)" office:value-type="float" office:value="0" calcext:value-type="float">
            <text:p>0</text:p>
          </table:table-cell>
          <table:table-cell table:formula="of:=IF(AND([.$A625]&gt;=[.E$2];[.$A625]&lt;=[.E$3]);1;0)" office:value-type="float" office:value="1" calcext:value-type="float">
            <text:p>1</text:p>
          </table:table-cell>
          <table:table-cell table:formula="of:=IF(AND([.$A625]&gt;=[.F$2];[.$A625]&lt;=[.F$3]);1;0)" office:value-type="float" office:value="0" calcext:value-type="float">
            <text:p>0</text:p>
          </table:table-cell>
          <table:table-cell table:formula="of:=IF(AND([.$A625]&gt;=[.G$2];[.$A625]&lt;=[.G$3]);1;0)" office:value-type="float" office:value="0" calcext:value-type="float">
            <text:p>0</text:p>
          </table:table-cell>
          <table:table-cell/>
          <table:table-cell office:value-type="float" office:value="0.615414" calcext:value-type="float">
            <text:p>0.615414</text:p>
          </table:table-cell>
          <table:table-cell table:formula="of:=IF(AND([.$A625]&gt;=[.J$2];[.$A625]&lt;=[.J$3]);1;0)" office:value-type="float" office:value="0" calcext:value-type="float">
            <text:p>0</text:p>
          </table:table-cell>
          <table:table-cell table:formula="of:=IF(AND([.$A625]&gt;=[.K$2];[.$A625]&lt;=[.K$3]);1;0)" office:value-type="float" office:value="0" calcext:value-type="float">
            <text:p>0</text:p>
          </table:table-cell>
          <table:table-cell table:formula="of:=IF(AND([.$A625]&gt;=[.L$2];[.$A625]&lt;=[.L$3]);1;0)" office:value-type="float" office:value="0" calcext:value-type="float">
            <text:p>0</text:p>
          </table:table-cell>
          <table:table-cell table:formula="of:=IF(AND([.$A625]&gt;=[.M$2];[.$A625]&lt;=[.M$3]);1;0)" office:value-type="float" office:value="1" calcext:value-type="float">
            <text:p>1</text:p>
          </table:table-cell>
          <table:table-cell table:formula="of:=IF(AND([.$A625]&gt;=[.N$2];[.$A625]&lt;=[.N$3]);1;0)" office:value-type="float" office:value="0" calcext:value-type="float">
            <text:p>0</text:p>
          </table:table-cell>
          <table:table-cell table:formula="of:=IF(AND([.$A625]&gt;=[.O$2];[.$A6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5158" calcext:value-type="float">
            <text:p>-0.575158</text:p>
          </table:table-cell>
          <table:table-cell table:formula="of:=IF(AND([.$A626]&gt;=[.B$2];[.$A626]&lt;=[.B$3]);1;0)" office:value-type="float" office:value="0" calcext:value-type="float">
            <text:p>0</text:p>
          </table:table-cell>
          <table:table-cell table:formula="of:=IF(AND([.$A626]&gt;=[.C$2];[.$A626]&lt;=[.C$3]);1;0)" office:value-type="float" office:value="0" calcext:value-type="float">
            <text:p>0</text:p>
          </table:table-cell>
          <table:table-cell table:formula="of:=IF(AND([.$A626]&gt;=[.D$2];[.$A626]&lt;=[.D$3]);1;0)" office:value-type="float" office:value="1" calcext:value-type="float">
            <text:p>1</text:p>
          </table:table-cell>
          <table:table-cell table:formula="of:=IF(AND([.$A626]&gt;=[.E$2];[.$A626]&lt;=[.E$3]);1;0)" office:value-type="float" office:value="0" calcext:value-type="float">
            <text:p>0</text:p>
          </table:table-cell>
          <table:table-cell table:formula="of:=IF(AND([.$A626]&gt;=[.F$2];[.$A626]&lt;=[.F$3]);1;0)" office:value-type="float" office:value="0" calcext:value-type="float">
            <text:p>0</text:p>
          </table:table-cell>
          <table:table-cell table:formula="of:=IF(AND([.$A626]&gt;=[.G$2];[.$A626]&lt;=[.G$3]);1;0)" office:value-type="float" office:value="0" calcext:value-type="float">
            <text:p>0</text:p>
          </table:table-cell>
          <table:table-cell/>
          <table:table-cell office:value-type="float" office:value="-0.21832" calcext:value-type="float">
            <text:p>-0.21832</text:p>
          </table:table-cell>
          <table:table-cell table:formula="of:=IF(AND([.$A626]&gt;=[.J$2];[.$A626]&lt;=[.J$3]);1;0)" office:value-type="float" office:value="0" calcext:value-type="float">
            <text:p>0</text:p>
          </table:table-cell>
          <table:table-cell table:formula="of:=IF(AND([.$A626]&gt;=[.K$2];[.$A626]&lt;=[.K$3]);1;0)" office:value-type="float" office:value="0" calcext:value-type="float">
            <text:p>0</text:p>
          </table:table-cell>
          <table:table-cell table:formula="of:=IF(AND([.$A626]&gt;=[.L$2];[.$A626]&lt;=[.L$3]);1;0)" office:value-type="float" office:value="1" calcext:value-type="float">
            <text:p>1</text:p>
          </table:table-cell>
          <table:table-cell table:formula="of:=IF(AND([.$A626]&gt;=[.M$2];[.$A626]&lt;=[.M$3]);1;0)" office:value-type="float" office:value="0" calcext:value-type="float">
            <text:p>0</text:p>
          </table:table-cell>
          <table:table-cell table:formula="of:=IF(AND([.$A626]&gt;=[.N$2];[.$A626]&lt;=[.N$3]);1;0)" office:value-type="float" office:value="0" calcext:value-type="float">
            <text:p>0</text:p>
          </table:table-cell>
          <table:table-cell table:formula="of:=IF(AND([.$A626]&gt;=[.O$2];[.$A6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287" calcext:value-type="float">
            <text:p>-0.16287</text:p>
          </table:table-cell>
          <table:table-cell table:formula="of:=IF(AND([.$A627]&gt;=[.B$2];[.$A627]&lt;=[.B$3]);1;0)" office:value-type="float" office:value="0" calcext:value-type="float">
            <text:p>0</text:p>
          </table:table-cell>
          <table:table-cell table:formula="of:=IF(AND([.$A627]&gt;=[.C$2];[.$A627]&lt;=[.C$3]);1;0)" office:value-type="float" office:value="0" calcext:value-type="float">
            <text:p>0</text:p>
          </table:table-cell>
          <table:table-cell table:formula="of:=IF(AND([.$A627]&gt;=[.D$2];[.$A627]&lt;=[.D$3]);1;0)" office:value-type="float" office:value="1" calcext:value-type="float">
            <text:p>1</text:p>
          </table:table-cell>
          <table:table-cell table:formula="of:=IF(AND([.$A627]&gt;=[.E$2];[.$A627]&lt;=[.E$3]);1;0)" office:value-type="float" office:value="0" calcext:value-type="float">
            <text:p>0</text:p>
          </table:table-cell>
          <table:table-cell table:formula="of:=IF(AND([.$A627]&gt;=[.F$2];[.$A627]&lt;=[.F$3]);1;0)" office:value-type="float" office:value="0" calcext:value-type="float">
            <text:p>0</text:p>
          </table:table-cell>
          <table:table-cell table:formula="of:=IF(AND([.$A627]&gt;=[.G$2];[.$A627]&lt;=[.G$3]);1;0)" office:value-type="float" office:value="0" calcext:value-type="float">
            <text:p>0</text:p>
          </table:table-cell>
          <table:table-cell/>
          <table:table-cell office:value-type="float" office:value="-0.619623" calcext:value-type="float">
            <text:p>-0.619623</text:p>
          </table:table-cell>
          <table:table-cell table:formula="of:=IF(AND([.$A627]&gt;=[.J$2];[.$A627]&lt;=[.J$3]);1;0)" office:value-type="float" office:value="0" calcext:value-type="float">
            <text:p>0</text:p>
          </table:table-cell>
          <table:table-cell table:formula="of:=IF(AND([.$A627]&gt;=[.K$2];[.$A627]&lt;=[.K$3]);1;0)" office:value-type="float" office:value="0" calcext:value-type="float">
            <text:p>0</text:p>
          </table:table-cell>
          <table:table-cell table:formula="of:=IF(AND([.$A627]&gt;=[.L$2];[.$A627]&lt;=[.L$3]);1;0)" office:value-type="float" office:value="1" calcext:value-type="float">
            <text:p>1</text:p>
          </table:table-cell>
          <table:table-cell table:formula="of:=IF(AND([.$A627]&gt;=[.M$2];[.$A627]&lt;=[.M$3]);1;0)" office:value-type="float" office:value="0" calcext:value-type="float">
            <text:p>0</text:p>
          </table:table-cell>
          <table:table-cell table:formula="of:=IF(AND([.$A627]&gt;=[.N$2];[.$A627]&lt;=[.N$3]);1;0)" office:value-type="float" office:value="0" calcext:value-type="float">
            <text:p>0</text:p>
          </table:table-cell>
          <table:table-cell table:formula="of:=IF(AND([.$A627]&gt;=[.O$2];[.$A6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4385" calcext:value-type="float">
            <text:p>-0.934385</text:p>
          </table:table-cell>
          <table:table-cell table:formula="of:=IF(AND([.$A628]&gt;=[.B$2];[.$A628]&lt;=[.B$3]);1;0)" office:value-type="float" office:value="0" calcext:value-type="float">
            <text:p>0</text:p>
          </table:table-cell>
          <table:table-cell table:formula="of:=IF(AND([.$A628]&gt;=[.C$2];[.$A628]&lt;=[.C$3]);1;0)" office:value-type="float" office:value="0" calcext:value-type="float">
            <text:p>0</text:p>
          </table:table-cell>
          <table:table-cell table:formula="of:=IF(AND([.$A628]&gt;=[.D$2];[.$A628]&lt;=[.D$3]);1;0)" office:value-type="float" office:value="1" calcext:value-type="float">
            <text:p>1</text:p>
          </table:table-cell>
          <table:table-cell table:formula="of:=IF(AND([.$A628]&gt;=[.E$2];[.$A628]&lt;=[.E$3]);1;0)" office:value-type="float" office:value="0" calcext:value-type="float">
            <text:p>0</text:p>
          </table:table-cell>
          <table:table-cell table:formula="of:=IF(AND([.$A628]&gt;=[.F$2];[.$A628]&lt;=[.F$3]);1;0)" office:value-type="float" office:value="0" calcext:value-type="float">
            <text:p>0</text:p>
          </table:table-cell>
          <table:table-cell table:formula="of:=IF(AND([.$A628]&gt;=[.G$2];[.$A628]&lt;=[.G$3]);1;0)" office:value-type="float" office:value="0" calcext:value-type="float">
            <text:p>0</text:p>
          </table:table-cell>
          <table:table-cell/>
          <table:table-cell office:value-type="float" office:value="1.16623" calcext:value-type="float">
            <text:p>1.16623</text:p>
          </table:table-cell>
          <table:table-cell table:formula="of:=IF(AND([.$A628]&gt;=[.J$2];[.$A628]&lt;=[.J$3]);1;0)" office:value-type="float" office:value="0" calcext:value-type="float">
            <text:p>0</text:p>
          </table:table-cell>
          <table:table-cell table:formula="of:=IF(AND([.$A628]&gt;=[.K$2];[.$A628]&lt;=[.K$3]);1;0)" office:value-type="float" office:value="0" calcext:value-type="float">
            <text:p>0</text:p>
          </table:table-cell>
          <table:table-cell table:formula="of:=IF(AND([.$A628]&gt;=[.L$2];[.$A628]&lt;=[.L$3]);1;0)" office:value-type="float" office:value="1" calcext:value-type="float">
            <text:p>1</text:p>
          </table:table-cell>
          <table:table-cell table:formula="of:=IF(AND([.$A628]&gt;=[.M$2];[.$A628]&lt;=[.M$3]);1;0)" office:value-type="float" office:value="0" calcext:value-type="float">
            <text:p>0</text:p>
          </table:table-cell>
          <table:table-cell table:formula="of:=IF(AND([.$A628]&gt;=[.N$2];[.$A628]&lt;=[.N$3]);1;0)" office:value-type="float" office:value="0" calcext:value-type="float">
            <text:p>0</text:p>
          </table:table-cell>
          <table:table-cell table:formula="of:=IF(AND([.$A628]&gt;=[.O$2];[.$A6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2282" calcext:value-type="float">
            <text:p>-2.62282</text:p>
          </table:table-cell>
          <table:table-cell table:formula="of:=IF(AND([.$A629]&gt;=[.B$2];[.$A629]&lt;=[.B$3]);1;0)" office:value-type="float" office:value="1" calcext:value-type="float">
            <text:p>1</text:p>
          </table:table-cell>
          <table:table-cell table:formula="of:=IF(AND([.$A629]&gt;=[.C$2];[.$A629]&lt;=[.C$3]);1;0)" office:value-type="float" office:value="0" calcext:value-type="float">
            <text:p>0</text:p>
          </table:table-cell>
          <table:table-cell table:formula="of:=IF(AND([.$A629]&gt;=[.D$2];[.$A629]&lt;=[.D$3]);1;0)" office:value-type="float" office:value="0" calcext:value-type="float">
            <text:p>0</text:p>
          </table:table-cell>
          <table:table-cell table:formula="of:=IF(AND([.$A629]&gt;=[.E$2];[.$A629]&lt;=[.E$3]);1;0)" office:value-type="float" office:value="0" calcext:value-type="float">
            <text:p>0</text:p>
          </table:table-cell>
          <table:table-cell table:formula="of:=IF(AND([.$A629]&gt;=[.F$2];[.$A629]&lt;=[.F$3]);1;0)" office:value-type="float" office:value="0" calcext:value-type="float">
            <text:p>0</text:p>
          </table:table-cell>
          <table:table-cell table:formula="of:=IF(AND([.$A629]&gt;=[.G$2];[.$A629]&lt;=[.G$3]);1;0)" office:value-type="float" office:value="0" calcext:value-type="float">
            <text:p>0</text:p>
          </table:table-cell>
          <table:table-cell/>
          <table:table-cell office:value-type="float" office:value="0.33754" calcext:value-type="float">
            <text:p>0.33754</text:p>
          </table:table-cell>
          <table:table-cell table:formula="of:=IF(AND([.$A629]&gt;=[.J$2];[.$A629]&lt;=[.J$3]);1;0)" office:value-type="float" office:value="1" calcext:value-type="float">
            <text:p>1</text:p>
          </table:table-cell>
          <table:table-cell table:formula="of:=IF(AND([.$A629]&gt;=[.K$2];[.$A629]&lt;=[.K$3]);1;0)" office:value-type="float" office:value="0" calcext:value-type="float">
            <text:p>0</text:p>
          </table:table-cell>
          <table:table-cell table:formula="of:=IF(AND([.$A629]&gt;=[.L$2];[.$A629]&lt;=[.L$3]);1;0)" office:value-type="float" office:value="0" calcext:value-type="float">
            <text:p>0</text:p>
          </table:table-cell>
          <table:table-cell table:formula="of:=IF(AND([.$A629]&gt;=[.M$2];[.$A629]&lt;=[.M$3]);1;0)" office:value-type="float" office:value="0" calcext:value-type="float">
            <text:p>0</text:p>
          </table:table-cell>
          <table:table-cell table:formula="of:=IF(AND([.$A629]&gt;=[.N$2];[.$A629]&lt;=[.N$3]);1;0)" office:value-type="float" office:value="0" calcext:value-type="float">
            <text:p>0</text:p>
          </table:table-cell>
          <table:table-cell table:formula="of:=IF(AND([.$A629]&gt;=[.O$2];[.$A6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6286" calcext:value-type="float">
            <text:p>0.886286</text:p>
          </table:table-cell>
          <table:table-cell table:formula="of:=IF(AND([.$A630]&gt;=[.B$2];[.$A630]&lt;=[.B$3]);1;0)" office:value-type="float" office:value="0" calcext:value-type="float">
            <text:p>0</text:p>
          </table:table-cell>
          <table:table-cell table:formula="of:=IF(AND([.$A630]&gt;=[.C$2];[.$A630]&lt;=[.C$3]);1;0)" office:value-type="float" office:value="0" calcext:value-type="float">
            <text:p>0</text:p>
          </table:table-cell>
          <table:table-cell table:formula="of:=IF(AND([.$A630]&gt;=[.D$2];[.$A630]&lt;=[.D$3]);1;0)" office:value-type="float" office:value="0" calcext:value-type="float">
            <text:p>0</text:p>
          </table:table-cell>
          <table:table-cell table:formula="of:=IF(AND([.$A630]&gt;=[.E$2];[.$A630]&lt;=[.E$3]);1;0)" office:value-type="float" office:value="1" calcext:value-type="float">
            <text:p>1</text:p>
          </table:table-cell>
          <table:table-cell table:formula="of:=IF(AND([.$A630]&gt;=[.F$2];[.$A630]&lt;=[.F$3]);1;0)" office:value-type="float" office:value="0" calcext:value-type="float">
            <text:p>0</text:p>
          </table:table-cell>
          <table:table-cell table:formula="of:=IF(AND([.$A630]&gt;=[.G$2];[.$A630]&lt;=[.G$3]);1;0)" office:value-type="float" office:value="0" calcext:value-type="float">
            <text:p>0</text:p>
          </table:table-cell>
          <table:table-cell/>
          <table:table-cell office:value-type="float" office:value="0.731857" calcext:value-type="float">
            <text:p>0.731857</text:p>
          </table:table-cell>
          <table:table-cell table:formula="of:=IF(AND([.$A630]&gt;=[.J$2];[.$A630]&lt;=[.J$3]);1;0)" office:value-type="float" office:value="0" calcext:value-type="float">
            <text:p>0</text:p>
          </table:table-cell>
          <table:table-cell table:formula="of:=IF(AND([.$A630]&gt;=[.K$2];[.$A630]&lt;=[.K$3]);1;0)" office:value-type="float" office:value="0" calcext:value-type="float">
            <text:p>0</text:p>
          </table:table-cell>
          <table:table-cell table:formula="of:=IF(AND([.$A630]&gt;=[.L$2];[.$A630]&lt;=[.L$3]);1;0)" office:value-type="float" office:value="0" calcext:value-type="float">
            <text:p>0</text:p>
          </table:table-cell>
          <table:table-cell table:formula="of:=IF(AND([.$A630]&gt;=[.M$2];[.$A630]&lt;=[.M$3]);1;0)" office:value-type="float" office:value="1" calcext:value-type="float">
            <text:p>1</text:p>
          </table:table-cell>
          <table:table-cell table:formula="of:=IF(AND([.$A630]&gt;=[.N$2];[.$A630]&lt;=[.N$3]);1;0)" office:value-type="float" office:value="0" calcext:value-type="float">
            <text:p>0</text:p>
          </table:table-cell>
          <table:table-cell table:formula="of:=IF(AND([.$A630]&gt;=[.O$2];[.$A6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3311" calcext:value-type="float">
            <text:p>-0.803311</text:p>
          </table:table-cell>
          <table:table-cell table:formula="of:=IF(AND([.$A631]&gt;=[.B$2];[.$A631]&lt;=[.B$3]);1;0)" office:value-type="float" office:value="0" calcext:value-type="float">
            <text:p>0</text:p>
          </table:table-cell>
          <table:table-cell table:formula="of:=IF(AND([.$A631]&gt;=[.C$2];[.$A631]&lt;=[.C$3]);1;0)" office:value-type="float" office:value="0" calcext:value-type="float">
            <text:p>0</text:p>
          </table:table-cell>
          <table:table-cell table:formula="of:=IF(AND([.$A631]&gt;=[.D$2];[.$A631]&lt;=[.D$3]);1;0)" office:value-type="float" office:value="1" calcext:value-type="float">
            <text:p>1</text:p>
          </table:table-cell>
          <table:table-cell table:formula="of:=IF(AND([.$A631]&gt;=[.E$2];[.$A631]&lt;=[.E$3]);1;0)" office:value-type="float" office:value="0" calcext:value-type="float">
            <text:p>0</text:p>
          </table:table-cell>
          <table:table-cell table:formula="of:=IF(AND([.$A631]&gt;=[.F$2];[.$A631]&lt;=[.F$3]);1;0)" office:value-type="float" office:value="0" calcext:value-type="float">
            <text:p>0</text:p>
          </table:table-cell>
          <table:table-cell table:formula="of:=IF(AND([.$A631]&gt;=[.G$2];[.$A631]&lt;=[.G$3]);1;0)" office:value-type="float" office:value="0" calcext:value-type="float">
            <text:p>0</text:p>
          </table:table-cell>
          <table:table-cell/>
          <table:table-cell office:value-type="float" office:value="-1.22905" calcext:value-type="float">
            <text:p>-1.22905</text:p>
          </table:table-cell>
          <table:table-cell table:formula="of:=IF(AND([.$A631]&gt;=[.J$2];[.$A631]&lt;=[.J$3]);1;0)" office:value-type="float" office:value="0" calcext:value-type="float">
            <text:p>0</text:p>
          </table:table-cell>
          <table:table-cell table:formula="of:=IF(AND([.$A631]&gt;=[.K$2];[.$A631]&lt;=[.K$3]);1;0)" office:value-type="float" office:value="0" calcext:value-type="float">
            <text:p>0</text:p>
          </table:table-cell>
          <table:table-cell table:formula="of:=IF(AND([.$A631]&gt;=[.L$2];[.$A631]&lt;=[.L$3]);1;0)" office:value-type="float" office:value="1" calcext:value-type="float">
            <text:p>1</text:p>
          </table:table-cell>
          <table:table-cell table:formula="of:=IF(AND([.$A631]&gt;=[.M$2];[.$A631]&lt;=[.M$3]);1;0)" office:value-type="float" office:value="0" calcext:value-type="float">
            <text:p>0</text:p>
          </table:table-cell>
          <table:table-cell table:formula="of:=IF(AND([.$A631]&gt;=[.N$2];[.$A631]&lt;=[.N$3]);1;0)" office:value-type="float" office:value="0" calcext:value-type="float">
            <text:p>0</text:p>
          </table:table-cell>
          <table:table-cell table:formula="of:=IF(AND([.$A631]&gt;=[.O$2];[.$A6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3732" calcext:value-type="float">
            <text:p>-0.223732</text:p>
          </table:table-cell>
          <table:table-cell table:formula="of:=IF(AND([.$A632]&gt;=[.B$2];[.$A632]&lt;=[.B$3]);1;0)" office:value-type="float" office:value="0" calcext:value-type="float">
            <text:p>0</text:p>
          </table:table-cell>
          <table:table-cell table:formula="of:=IF(AND([.$A632]&gt;=[.C$2];[.$A632]&lt;=[.C$3]);1;0)" office:value-type="float" office:value="0" calcext:value-type="float">
            <text:p>0</text:p>
          </table:table-cell>
          <table:table-cell table:formula="of:=IF(AND([.$A632]&gt;=[.D$2];[.$A632]&lt;=[.D$3]);1;0)" office:value-type="float" office:value="1" calcext:value-type="float">
            <text:p>1</text:p>
          </table:table-cell>
          <table:table-cell table:formula="of:=IF(AND([.$A632]&gt;=[.E$2];[.$A632]&lt;=[.E$3]);1;0)" office:value-type="float" office:value="0" calcext:value-type="float">
            <text:p>0</text:p>
          </table:table-cell>
          <table:table-cell table:formula="of:=IF(AND([.$A632]&gt;=[.F$2];[.$A632]&lt;=[.F$3]);1;0)" office:value-type="float" office:value="0" calcext:value-type="float">
            <text:p>0</text:p>
          </table:table-cell>
          <table:table-cell table:formula="of:=IF(AND([.$A632]&gt;=[.G$2];[.$A632]&lt;=[.G$3]);1;0)" office:value-type="float" office:value="0" calcext:value-type="float">
            <text:p>0</text:p>
          </table:table-cell>
          <table:table-cell/>
          <table:table-cell office:value-type="float" office:value="1.09867" calcext:value-type="float">
            <text:p>1.09867</text:p>
          </table:table-cell>
          <table:table-cell table:formula="of:=IF(AND([.$A632]&gt;=[.J$2];[.$A632]&lt;=[.J$3]);1;0)" office:value-type="float" office:value="0" calcext:value-type="float">
            <text:p>0</text:p>
          </table:table-cell>
          <table:table-cell table:formula="of:=IF(AND([.$A632]&gt;=[.K$2];[.$A632]&lt;=[.K$3]);1;0)" office:value-type="float" office:value="0" calcext:value-type="float">
            <text:p>0</text:p>
          </table:table-cell>
          <table:table-cell table:formula="of:=IF(AND([.$A632]&gt;=[.L$2];[.$A632]&lt;=[.L$3]);1;0)" office:value-type="float" office:value="1" calcext:value-type="float">
            <text:p>1</text:p>
          </table:table-cell>
          <table:table-cell table:formula="of:=IF(AND([.$A632]&gt;=[.M$2];[.$A632]&lt;=[.M$3]);1;0)" office:value-type="float" office:value="0" calcext:value-type="float">
            <text:p>0</text:p>
          </table:table-cell>
          <table:table-cell table:formula="of:=IF(AND([.$A632]&gt;=[.N$2];[.$A632]&lt;=[.N$3]);1;0)" office:value-type="float" office:value="0" calcext:value-type="float">
            <text:p>0</text:p>
          </table:table-cell>
          <table:table-cell table:formula="of:=IF(AND([.$A632]&gt;=[.O$2];[.$A6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533" calcext:value-type="float">
            <text:p>0.483533</text:p>
          </table:table-cell>
          <table:table-cell table:formula="of:=IF(AND([.$A633]&gt;=[.B$2];[.$A633]&lt;=[.B$3]);1;0)" office:value-type="float" office:value="0" calcext:value-type="float">
            <text:p>0</text:p>
          </table:table-cell>
          <table:table-cell table:formula="of:=IF(AND([.$A633]&gt;=[.C$2];[.$A633]&lt;=[.C$3]);1;0)" office:value-type="float" office:value="0" calcext:value-type="float">
            <text:p>0</text:p>
          </table:table-cell>
          <table:table-cell table:formula="of:=IF(AND([.$A633]&gt;=[.D$2];[.$A633]&lt;=[.D$3]);1;0)" office:value-type="float" office:value="0" calcext:value-type="float">
            <text:p>0</text:p>
          </table:table-cell>
          <table:table-cell table:formula="of:=IF(AND([.$A633]&gt;=[.E$2];[.$A633]&lt;=[.E$3]);1;0)" office:value-type="float" office:value="1" calcext:value-type="float">
            <text:p>1</text:p>
          </table:table-cell>
          <table:table-cell table:formula="of:=IF(AND([.$A633]&gt;=[.F$2];[.$A633]&lt;=[.F$3]);1;0)" office:value-type="float" office:value="0" calcext:value-type="float">
            <text:p>0</text:p>
          </table:table-cell>
          <table:table-cell table:formula="of:=IF(AND([.$A633]&gt;=[.G$2];[.$A633]&lt;=[.G$3]);1;0)" office:value-type="float" office:value="0" calcext:value-type="float">
            <text:p>0</text:p>
          </table:table-cell>
          <table:table-cell/>
          <table:table-cell office:value-type="float" office:value="-1.14215" calcext:value-type="float">
            <text:p>-1.14215</text:p>
          </table:table-cell>
          <table:table-cell table:formula="of:=IF(AND([.$A633]&gt;=[.J$2];[.$A633]&lt;=[.J$3]);1;0)" office:value-type="float" office:value="0" calcext:value-type="float">
            <text:p>0</text:p>
          </table:table-cell>
          <table:table-cell table:formula="of:=IF(AND([.$A633]&gt;=[.K$2];[.$A633]&lt;=[.K$3]);1;0)" office:value-type="float" office:value="0" calcext:value-type="float">
            <text:p>0</text:p>
          </table:table-cell>
          <table:table-cell table:formula="of:=IF(AND([.$A633]&gt;=[.L$2];[.$A633]&lt;=[.L$3]);1;0)" office:value-type="float" office:value="0" calcext:value-type="float">
            <text:p>0</text:p>
          </table:table-cell>
          <table:table-cell table:formula="of:=IF(AND([.$A633]&gt;=[.M$2];[.$A633]&lt;=[.M$3]);1;0)" office:value-type="float" office:value="1" calcext:value-type="float">
            <text:p>1</text:p>
          </table:table-cell>
          <table:table-cell table:formula="of:=IF(AND([.$A633]&gt;=[.N$2];[.$A633]&lt;=[.N$3]);1;0)" office:value-type="float" office:value="0" calcext:value-type="float">
            <text:p>0</text:p>
          </table:table-cell>
          <table:table-cell table:formula="of:=IF(AND([.$A633]&gt;=[.O$2];[.$A6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214" calcext:value-type="float">
            <text:p>1.61214</text:p>
          </table:table-cell>
          <table:table-cell table:formula="of:=IF(AND([.$A634]&gt;=[.B$2];[.$A634]&lt;=[.B$3]);1;0)" office:value-type="float" office:value="0" calcext:value-type="float">
            <text:p>0</text:p>
          </table:table-cell>
          <table:table-cell table:formula="of:=IF(AND([.$A634]&gt;=[.C$2];[.$A634]&lt;=[.C$3]);1;0)" office:value-type="float" office:value="0" calcext:value-type="float">
            <text:p>0</text:p>
          </table:table-cell>
          <table:table-cell table:formula="of:=IF(AND([.$A634]&gt;=[.D$2];[.$A634]&lt;=[.D$3]);1;0)" office:value-type="float" office:value="0" calcext:value-type="float">
            <text:p>0</text:p>
          </table:table-cell>
          <table:table-cell table:formula="of:=IF(AND([.$A634]&gt;=[.E$2];[.$A634]&lt;=[.E$3]);1;0)" office:value-type="float" office:value="0" calcext:value-type="float">
            <text:p>0</text:p>
          </table:table-cell>
          <table:table-cell table:formula="of:=IF(AND([.$A634]&gt;=[.F$2];[.$A634]&lt;=[.F$3]);1;0)" office:value-type="float" office:value="1" calcext:value-type="float">
            <text:p>1</text:p>
          </table:table-cell>
          <table:table-cell table:formula="of:=IF(AND([.$A634]&gt;=[.G$2];[.$A634]&lt;=[.G$3]);1;0)" office:value-type="float" office:value="0" calcext:value-type="float">
            <text:p>0</text:p>
          </table:table-cell>
          <table:table-cell/>
          <table:table-cell office:value-type="float" office:value="-0.838612" calcext:value-type="float">
            <text:p>-0.838612</text:p>
          </table:table-cell>
          <table:table-cell table:formula="of:=IF(AND([.$A634]&gt;=[.J$2];[.$A634]&lt;=[.J$3]);1;0)" office:value-type="float" office:value="0" calcext:value-type="float">
            <text:p>0</text:p>
          </table:table-cell>
          <table:table-cell table:formula="of:=IF(AND([.$A634]&gt;=[.K$2];[.$A634]&lt;=[.K$3]);1;0)" office:value-type="float" office:value="0" calcext:value-type="float">
            <text:p>0</text:p>
          </table:table-cell>
          <table:table-cell table:formula="of:=IF(AND([.$A634]&gt;=[.L$2];[.$A634]&lt;=[.L$3]);1;0)" office:value-type="float" office:value="0" calcext:value-type="float">
            <text:p>0</text:p>
          </table:table-cell>
          <table:table-cell table:formula="of:=IF(AND([.$A634]&gt;=[.M$2];[.$A634]&lt;=[.M$3]);1;0)" office:value-type="float" office:value="0" calcext:value-type="float">
            <text:p>0</text:p>
          </table:table-cell>
          <table:table-cell table:formula="of:=IF(AND([.$A634]&gt;=[.N$2];[.$A634]&lt;=[.N$3]);1;0)" office:value-type="float" office:value="1" calcext:value-type="float">
            <text:p>1</text:p>
          </table:table-cell>
          <table:table-cell table:formula="of:=IF(AND([.$A634]&gt;=[.O$2];[.$A6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6796" calcext:value-type="float">
            <text:p>-0.396796</text:p>
          </table:table-cell>
          <table:table-cell table:formula="of:=IF(AND([.$A635]&gt;=[.B$2];[.$A635]&lt;=[.B$3]);1;0)" office:value-type="float" office:value="0" calcext:value-type="float">
            <text:p>0</text:p>
          </table:table-cell>
          <table:table-cell table:formula="of:=IF(AND([.$A635]&gt;=[.C$2];[.$A635]&lt;=[.C$3]);1;0)" office:value-type="float" office:value="0" calcext:value-type="float">
            <text:p>0</text:p>
          </table:table-cell>
          <table:table-cell table:formula="of:=IF(AND([.$A635]&gt;=[.D$2];[.$A635]&lt;=[.D$3]);1;0)" office:value-type="float" office:value="1" calcext:value-type="float">
            <text:p>1</text:p>
          </table:table-cell>
          <table:table-cell table:formula="of:=IF(AND([.$A635]&gt;=[.E$2];[.$A635]&lt;=[.E$3]);1;0)" office:value-type="float" office:value="0" calcext:value-type="float">
            <text:p>0</text:p>
          </table:table-cell>
          <table:table-cell table:formula="of:=IF(AND([.$A635]&gt;=[.F$2];[.$A635]&lt;=[.F$3]);1;0)" office:value-type="float" office:value="0" calcext:value-type="float">
            <text:p>0</text:p>
          </table:table-cell>
          <table:table-cell table:formula="of:=IF(AND([.$A635]&gt;=[.G$2];[.$A635]&lt;=[.G$3]);1;0)" office:value-type="float" office:value="0" calcext:value-type="float">
            <text:p>0</text:p>
          </table:table-cell>
          <table:table-cell/>
          <table:table-cell office:value-type="float" office:value="0.51225" calcext:value-type="float">
            <text:p>0.51225</text:p>
          </table:table-cell>
          <table:table-cell table:formula="of:=IF(AND([.$A635]&gt;=[.J$2];[.$A635]&lt;=[.J$3]);1;0)" office:value-type="float" office:value="0" calcext:value-type="float">
            <text:p>0</text:p>
          </table:table-cell>
          <table:table-cell table:formula="of:=IF(AND([.$A635]&gt;=[.K$2];[.$A635]&lt;=[.K$3]);1;0)" office:value-type="float" office:value="0" calcext:value-type="float">
            <text:p>0</text:p>
          </table:table-cell>
          <table:table-cell table:formula="of:=IF(AND([.$A635]&gt;=[.L$2];[.$A635]&lt;=[.L$3]);1;0)" office:value-type="float" office:value="1" calcext:value-type="float">
            <text:p>1</text:p>
          </table:table-cell>
          <table:table-cell table:formula="of:=IF(AND([.$A635]&gt;=[.M$2];[.$A635]&lt;=[.M$3]);1;0)" office:value-type="float" office:value="0" calcext:value-type="float">
            <text:p>0</text:p>
          </table:table-cell>
          <table:table-cell table:formula="of:=IF(AND([.$A635]&gt;=[.N$2];[.$A635]&lt;=[.N$3]);1;0)" office:value-type="float" office:value="0" calcext:value-type="float">
            <text:p>0</text:p>
          </table:table-cell>
          <table:table-cell table:formula="of:=IF(AND([.$A635]&gt;=[.O$2];[.$A6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857" calcext:value-type="float">
            <text:p>0.433857</text:p>
          </table:table-cell>
          <table:table-cell table:formula="of:=IF(AND([.$A636]&gt;=[.B$2];[.$A636]&lt;=[.B$3]);1;0)" office:value-type="float" office:value="0" calcext:value-type="float">
            <text:p>0</text:p>
          </table:table-cell>
          <table:table-cell table:formula="of:=IF(AND([.$A636]&gt;=[.C$2];[.$A636]&lt;=[.C$3]);1;0)" office:value-type="float" office:value="0" calcext:value-type="float">
            <text:p>0</text:p>
          </table:table-cell>
          <table:table-cell table:formula="of:=IF(AND([.$A636]&gt;=[.D$2];[.$A636]&lt;=[.D$3]);1;0)" office:value-type="float" office:value="0" calcext:value-type="float">
            <text:p>0</text:p>
          </table:table-cell>
          <table:table-cell table:formula="of:=IF(AND([.$A636]&gt;=[.E$2];[.$A636]&lt;=[.E$3]);1;0)" office:value-type="float" office:value="1" calcext:value-type="float">
            <text:p>1</text:p>
          </table:table-cell>
          <table:table-cell table:formula="of:=IF(AND([.$A636]&gt;=[.F$2];[.$A636]&lt;=[.F$3]);1;0)" office:value-type="float" office:value="0" calcext:value-type="float">
            <text:p>0</text:p>
          </table:table-cell>
          <table:table-cell table:formula="of:=IF(AND([.$A636]&gt;=[.G$2];[.$A636]&lt;=[.G$3]);1;0)" office:value-type="float" office:value="0" calcext:value-type="float">
            <text:p>0</text:p>
          </table:table-cell>
          <table:table-cell/>
          <table:table-cell office:value-type="float" office:value="-0.315503" calcext:value-type="float">
            <text:p>-0.315503</text:p>
          </table:table-cell>
          <table:table-cell table:formula="of:=IF(AND([.$A636]&gt;=[.J$2];[.$A636]&lt;=[.J$3]);1;0)" office:value-type="float" office:value="0" calcext:value-type="float">
            <text:p>0</text:p>
          </table:table-cell>
          <table:table-cell table:formula="of:=IF(AND([.$A636]&gt;=[.K$2];[.$A636]&lt;=[.K$3]);1;0)" office:value-type="float" office:value="0" calcext:value-type="float">
            <text:p>0</text:p>
          </table:table-cell>
          <table:table-cell table:formula="of:=IF(AND([.$A636]&gt;=[.L$2];[.$A636]&lt;=[.L$3]);1;0)" office:value-type="float" office:value="0" calcext:value-type="float">
            <text:p>0</text:p>
          </table:table-cell>
          <table:table-cell table:formula="of:=IF(AND([.$A636]&gt;=[.M$2];[.$A636]&lt;=[.M$3]);1;0)" office:value-type="float" office:value="1" calcext:value-type="float">
            <text:p>1</text:p>
          </table:table-cell>
          <table:table-cell table:formula="of:=IF(AND([.$A636]&gt;=[.N$2];[.$A636]&lt;=[.N$3]);1;0)" office:value-type="float" office:value="0" calcext:value-type="float">
            <text:p>0</text:p>
          </table:table-cell>
          <table:table-cell table:formula="of:=IF(AND([.$A636]&gt;=[.O$2];[.$A6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4934" calcext:value-type="float">
            <text:p>0.0494934</text:p>
          </table:table-cell>
          <table:table-cell table:formula="of:=IF(AND([.$A637]&gt;=[.B$2];[.$A637]&lt;=[.B$3]);1;0)" office:value-type="float" office:value="0" calcext:value-type="float">
            <text:p>0</text:p>
          </table:table-cell>
          <table:table-cell table:formula="of:=IF(AND([.$A637]&gt;=[.C$2];[.$A637]&lt;=[.C$3]);1;0)" office:value-type="float" office:value="0" calcext:value-type="float">
            <text:p>0</text:p>
          </table:table-cell>
          <table:table-cell table:formula="of:=IF(AND([.$A637]&gt;=[.D$2];[.$A637]&lt;=[.D$3]);1;0)" office:value-type="float" office:value="0" calcext:value-type="float">
            <text:p>0</text:p>
          </table:table-cell>
          <table:table-cell table:formula="of:=IF(AND([.$A637]&gt;=[.E$2];[.$A637]&lt;=[.E$3]);1;0)" office:value-type="float" office:value="1" calcext:value-type="float">
            <text:p>1</text:p>
          </table:table-cell>
          <table:table-cell table:formula="of:=IF(AND([.$A637]&gt;=[.F$2];[.$A637]&lt;=[.F$3]);1;0)" office:value-type="float" office:value="0" calcext:value-type="float">
            <text:p>0</text:p>
          </table:table-cell>
          <table:table-cell table:formula="of:=IF(AND([.$A637]&gt;=[.G$2];[.$A637]&lt;=[.G$3]);1;0)" office:value-type="float" office:value="0" calcext:value-type="float">
            <text:p>0</text:p>
          </table:table-cell>
          <table:table-cell/>
          <table:table-cell office:value-type="float" office:value="-2.36066" calcext:value-type="float">
            <text:p>-2.36066</text:p>
          </table:table-cell>
          <table:table-cell table:formula="of:=IF(AND([.$A637]&gt;=[.J$2];[.$A637]&lt;=[.J$3]);1;0)" office:value-type="float" office:value="0" calcext:value-type="float">
            <text:p>0</text:p>
          </table:table-cell>
          <table:table-cell table:formula="of:=IF(AND([.$A637]&gt;=[.K$2];[.$A637]&lt;=[.K$3]);1;0)" office:value-type="float" office:value="0" calcext:value-type="float">
            <text:p>0</text:p>
          </table:table-cell>
          <table:table-cell table:formula="of:=IF(AND([.$A637]&gt;=[.L$2];[.$A637]&lt;=[.L$3]);1;0)" office:value-type="float" office:value="0" calcext:value-type="float">
            <text:p>0</text:p>
          </table:table-cell>
          <table:table-cell table:formula="of:=IF(AND([.$A637]&gt;=[.M$2];[.$A637]&lt;=[.M$3]);1;0)" office:value-type="float" office:value="1" calcext:value-type="float">
            <text:p>1</text:p>
          </table:table-cell>
          <table:table-cell table:formula="of:=IF(AND([.$A637]&gt;=[.N$2];[.$A637]&lt;=[.N$3]);1;0)" office:value-type="float" office:value="0" calcext:value-type="float">
            <text:p>0</text:p>
          </table:table-cell>
          <table:table-cell table:formula="of:=IF(AND([.$A637]&gt;=[.O$2];[.$A6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74" calcext:value-type="float">
            <text:p>1.5974</text:p>
          </table:table-cell>
          <table:table-cell table:formula="of:=IF(AND([.$A638]&gt;=[.B$2];[.$A638]&lt;=[.B$3]);1;0)" office:value-type="float" office:value="0" calcext:value-type="float">
            <text:p>0</text:p>
          </table:table-cell>
          <table:table-cell table:formula="of:=IF(AND([.$A638]&gt;=[.C$2];[.$A638]&lt;=[.C$3]);1;0)" office:value-type="float" office:value="0" calcext:value-type="float">
            <text:p>0</text:p>
          </table:table-cell>
          <table:table-cell table:formula="of:=IF(AND([.$A638]&gt;=[.D$2];[.$A638]&lt;=[.D$3]);1;0)" office:value-type="float" office:value="0" calcext:value-type="float">
            <text:p>0</text:p>
          </table:table-cell>
          <table:table-cell table:formula="of:=IF(AND([.$A638]&gt;=[.E$2];[.$A638]&lt;=[.E$3]);1;0)" office:value-type="float" office:value="0" calcext:value-type="float">
            <text:p>0</text:p>
          </table:table-cell>
          <table:table-cell table:formula="of:=IF(AND([.$A638]&gt;=[.F$2];[.$A638]&lt;=[.F$3]);1;0)" office:value-type="float" office:value="1" calcext:value-type="float">
            <text:p>1</text:p>
          </table:table-cell>
          <table:table-cell table:formula="of:=IF(AND([.$A638]&gt;=[.G$2];[.$A638]&lt;=[.G$3]);1;0)" office:value-type="float" office:value="0" calcext:value-type="float">
            <text:p>0</text:p>
          </table:table-cell>
          <table:table-cell/>
          <table:table-cell office:value-type="float" office:value="0.456656" calcext:value-type="float">
            <text:p>0.456656</text:p>
          </table:table-cell>
          <table:table-cell table:formula="of:=IF(AND([.$A638]&gt;=[.J$2];[.$A638]&lt;=[.J$3]);1;0)" office:value-type="float" office:value="0" calcext:value-type="float">
            <text:p>0</text:p>
          </table:table-cell>
          <table:table-cell table:formula="of:=IF(AND([.$A638]&gt;=[.K$2];[.$A638]&lt;=[.K$3]);1;0)" office:value-type="float" office:value="0" calcext:value-type="float">
            <text:p>0</text:p>
          </table:table-cell>
          <table:table-cell table:formula="of:=IF(AND([.$A638]&gt;=[.L$2];[.$A638]&lt;=[.L$3]);1;0)" office:value-type="float" office:value="0" calcext:value-type="float">
            <text:p>0</text:p>
          </table:table-cell>
          <table:table-cell table:formula="of:=IF(AND([.$A638]&gt;=[.M$2];[.$A638]&lt;=[.M$3]);1;0)" office:value-type="float" office:value="0" calcext:value-type="float">
            <text:p>0</text:p>
          </table:table-cell>
          <table:table-cell table:formula="of:=IF(AND([.$A638]&gt;=[.N$2];[.$A638]&lt;=[.N$3]);1;0)" office:value-type="float" office:value="1" calcext:value-type="float">
            <text:p>1</text:p>
          </table:table-cell>
          <table:table-cell table:formula="of:=IF(AND([.$A638]&gt;=[.O$2];[.$A6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35" calcext:value-type="float">
            <text:p>-0.99335</text:p>
          </table:table-cell>
          <table:table-cell table:formula="of:=IF(AND([.$A639]&gt;=[.B$2];[.$A639]&lt;=[.B$3]);1;0)" office:value-type="float" office:value="0" calcext:value-type="float">
            <text:p>0</text:p>
          </table:table-cell>
          <table:table-cell table:formula="of:=IF(AND([.$A639]&gt;=[.C$2];[.$A639]&lt;=[.C$3]);1;0)" office:value-type="float" office:value="0" calcext:value-type="float">
            <text:p>0</text:p>
          </table:table-cell>
          <table:table-cell table:formula="of:=IF(AND([.$A639]&gt;=[.D$2];[.$A639]&lt;=[.D$3]);1;0)" office:value-type="float" office:value="1" calcext:value-type="float">
            <text:p>1</text:p>
          </table:table-cell>
          <table:table-cell table:formula="of:=IF(AND([.$A639]&gt;=[.E$2];[.$A639]&lt;=[.E$3]);1;0)" office:value-type="float" office:value="0" calcext:value-type="float">
            <text:p>0</text:p>
          </table:table-cell>
          <table:table-cell table:formula="of:=IF(AND([.$A639]&gt;=[.F$2];[.$A639]&lt;=[.F$3]);1;0)" office:value-type="float" office:value="0" calcext:value-type="float">
            <text:p>0</text:p>
          </table:table-cell>
          <table:table-cell table:formula="of:=IF(AND([.$A639]&gt;=[.G$2];[.$A639]&lt;=[.G$3]);1;0)" office:value-type="float" office:value="0" calcext:value-type="float">
            <text:p>0</text:p>
          </table:table-cell>
          <table:table-cell/>
          <table:table-cell office:value-type="float" office:value="-2.518" calcext:value-type="float">
            <text:p>-2.518</text:p>
          </table:table-cell>
          <table:table-cell table:formula="of:=IF(AND([.$A639]&gt;=[.J$2];[.$A639]&lt;=[.J$3]);1;0)" office:value-type="float" office:value="0" calcext:value-type="float">
            <text:p>0</text:p>
          </table:table-cell>
          <table:table-cell table:formula="of:=IF(AND([.$A639]&gt;=[.K$2];[.$A639]&lt;=[.K$3]);1;0)" office:value-type="float" office:value="0" calcext:value-type="float">
            <text:p>0</text:p>
          </table:table-cell>
          <table:table-cell table:formula="of:=IF(AND([.$A639]&gt;=[.L$2];[.$A639]&lt;=[.L$3]);1;0)" office:value-type="float" office:value="1" calcext:value-type="float">
            <text:p>1</text:p>
          </table:table-cell>
          <table:table-cell table:formula="of:=IF(AND([.$A639]&gt;=[.M$2];[.$A639]&lt;=[.M$3]);1;0)" office:value-type="float" office:value="0" calcext:value-type="float">
            <text:p>0</text:p>
          </table:table-cell>
          <table:table-cell table:formula="of:=IF(AND([.$A639]&gt;=[.N$2];[.$A639]&lt;=[.N$3]);1;0)" office:value-type="float" office:value="0" calcext:value-type="float">
            <text:p>0</text:p>
          </table:table-cell>
          <table:table-cell table:formula="of:=IF(AND([.$A639]&gt;=[.O$2];[.$A6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8524" calcext:value-type="float">
            <text:p>-0.878524</text:p>
          </table:table-cell>
          <table:table-cell table:formula="of:=IF(AND([.$A640]&gt;=[.B$2];[.$A640]&lt;=[.B$3]);1;0)" office:value-type="float" office:value="0" calcext:value-type="float">
            <text:p>0</text:p>
          </table:table-cell>
          <table:table-cell table:formula="of:=IF(AND([.$A640]&gt;=[.C$2];[.$A640]&lt;=[.C$3]);1;0)" office:value-type="float" office:value="0" calcext:value-type="float">
            <text:p>0</text:p>
          </table:table-cell>
          <table:table-cell table:formula="of:=IF(AND([.$A640]&gt;=[.D$2];[.$A640]&lt;=[.D$3]);1;0)" office:value-type="float" office:value="1" calcext:value-type="float">
            <text:p>1</text:p>
          </table:table-cell>
          <table:table-cell table:formula="of:=IF(AND([.$A640]&gt;=[.E$2];[.$A640]&lt;=[.E$3]);1;0)" office:value-type="float" office:value="0" calcext:value-type="float">
            <text:p>0</text:p>
          </table:table-cell>
          <table:table-cell table:formula="of:=IF(AND([.$A640]&gt;=[.F$2];[.$A640]&lt;=[.F$3]);1;0)" office:value-type="float" office:value="0" calcext:value-type="float">
            <text:p>0</text:p>
          </table:table-cell>
          <table:table-cell table:formula="of:=IF(AND([.$A640]&gt;=[.G$2];[.$A640]&lt;=[.G$3]);1;0)" office:value-type="float" office:value="0" calcext:value-type="float">
            <text:p>0</text:p>
          </table:table-cell>
          <table:table-cell/>
          <table:table-cell office:value-type="float" office:value="-0.97849" calcext:value-type="float">
            <text:p>-0.97849</text:p>
          </table:table-cell>
          <table:table-cell table:formula="of:=IF(AND([.$A640]&gt;=[.J$2];[.$A640]&lt;=[.J$3]);1;0)" office:value-type="float" office:value="0" calcext:value-type="float">
            <text:p>0</text:p>
          </table:table-cell>
          <table:table-cell table:formula="of:=IF(AND([.$A640]&gt;=[.K$2];[.$A640]&lt;=[.K$3]);1;0)" office:value-type="float" office:value="0" calcext:value-type="float">
            <text:p>0</text:p>
          </table:table-cell>
          <table:table-cell table:formula="of:=IF(AND([.$A640]&gt;=[.L$2];[.$A640]&lt;=[.L$3]);1;0)" office:value-type="float" office:value="1" calcext:value-type="float">
            <text:p>1</text:p>
          </table:table-cell>
          <table:table-cell table:formula="of:=IF(AND([.$A640]&gt;=[.M$2];[.$A640]&lt;=[.M$3]);1;0)" office:value-type="float" office:value="0" calcext:value-type="float">
            <text:p>0</text:p>
          </table:table-cell>
          <table:table-cell table:formula="of:=IF(AND([.$A640]&gt;=[.N$2];[.$A640]&lt;=[.N$3]);1;0)" office:value-type="float" office:value="0" calcext:value-type="float">
            <text:p>0</text:p>
          </table:table-cell>
          <table:table-cell table:formula="of:=IF(AND([.$A640]&gt;=[.O$2];[.$A6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4093" calcext:value-type="float">
            <text:p>-1.04093</text:p>
          </table:table-cell>
          <table:table-cell table:formula="of:=IF(AND([.$A641]&gt;=[.B$2];[.$A641]&lt;=[.B$3]);1;0)" office:value-type="float" office:value="0" calcext:value-type="float">
            <text:p>0</text:p>
          </table:table-cell>
          <table:table-cell table:formula="of:=IF(AND([.$A641]&gt;=[.C$2];[.$A641]&lt;=[.C$3]);1;0)" office:value-type="float" office:value="1" calcext:value-type="float">
            <text:p>1</text:p>
          </table:table-cell>
          <table:table-cell table:formula="of:=IF(AND([.$A641]&gt;=[.D$2];[.$A641]&lt;=[.D$3]);1;0)" office:value-type="float" office:value="0" calcext:value-type="float">
            <text:p>0</text:p>
          </table:table-cell>
          <table:table-cell table:formula="of:=IF(AND([.$A641]&gt;=[.E$2];[.$A641]&lt;=[.E$3]);1;0)" office:value-type="float" office:value="0" calcext:value-type="float">
            <text:p>0</text:p>
          </table:table-cell>
          <table:table-cell table:formula="of:=IF(AND([.$A641]&gt;=[.F$2];[.$A641]&lt;=[.F$3]);1;0)" office:value-type="float" office:value="0" calcext:value-type="float">
            <text:p>0</text:p>
          </table:table-cell>
          <table:table-cell table:formula="of:=IF(AND([.$A641]&gt;=[.G$2];[.$A641]&lt;=[.G$3]);1;0)" office:value-type="float" office:value="0" calcext:value-type="float">
            <text:p>0</text:p>
          </table:table-cell>
          <table:table-cell/>
          <table:table-cell office:value-type="float" office:value="-0.138227" calcext:value-type="float">
            <text:p>-0.138227</text:p>
          </table:table-cell>
          <table:table-cell table:formula="of:=IF(AND([.$A641]&gt;=[.J$2];[.$A641]&lt;=[.J$3]);1;0)" office:value-type="float" office:value="0" calcext:value-type="float">
            <text:p>0</text:p>
          </table:table-cell>
          <table:table-cell table:formula="of:=IF(AND([.$A641]&gt;=[.K$2];[.$A641]&lt;=[.K$3]);1;0)" office:value-type="float" office:value="1" calcext:value-type="float">
            <text:p>1</text:p>
          </table:table-cell>
          <table:table-cell table:formula="of:=IF(AND([.$A641]&gt;=[.L$2];[.$A641]&lt;=[.L$3]);1;0)" office:value-type="float" office:value="0" calcext:value-type="float">
            <text:p>0</text:p>
          </table:table-cell>
          <table:table-cell table:formula="of:=IF(AND([.$A641]&gt;=[.M$2];[.$A641]&lt;=[.M$3]);1;0)" office:value-type="float" office:value="0" calcext:value-type="float">
            <text:p>0</text:p>
          </table:table-cell>
          <table:table-cell table:formula="of:=IF(AND([.$A641]&gt;=[.N$2];[.$A641]&lt;=[.N$3]);1;0)" office:value-type="float" office:value="0" calcext:value-type="float">
            <text:p>0</text:p>
          </table:table-cell>
          <table:table-cell table:formula="of:=IF(AND([.$A641]&gt;=[.O$2];[.$A6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6168" calcext:value-type="float">
            <text:p>-0.156168</text:p>
          </table:table-cell>
          <table:table-cell table:formula="of:=IF(AND([.$A642]&gt;=[.B$2];[.$A642]&lt;=[.B$3]);1;0)" office:value-type="float" office:value="0" calcext:value-type="float">
            <text:p>0</text:p>
          </table:table-cell>
          <table:table-cell table:formula="of:=IF(AND([.$A642]&gt;=[.C$2];[.$A642]&lt;=[.C$3]);1;0)" office:value-type="float" office:value="0" calcext:value-type="float">
            <text:p>0</text:p>
          </table:table-cell>
          <table:table-cell table:formula="of:=IF(AND([.$A642]&gt;=[.D$2];[.$A642]&lt;=[.D$3]);1;0)" office:value-type="float" office:value="1" calcext:value-type="float">
            <text:p>1</text:p>
          </table:table-cell>
          <table:table-cell table:formula="of:=IF(AND([.$A642]&gt;=[.E$2];[.$A642]&lt;=[.E$3]);1;0)" office:value-type="float" office:value="0" calcext:value-type="float">
            <text:p>0</text:p>
          </table:table-cell>
          <table:table-cell table:formula="of:=IF(AND([.$A642]&gt;=[.F$2];[.$A642]&lt;=[.F$3]);1;0)" office:value-type="float" office:value="0" calcext:value-type="float">
            <text:p>0</text:p>
          </table:table-cell>
          <table:table-cell table:formula="of:=IF(AND([.$A642]&gt;=[.G$2];[.$A642]&lt;=[.G$3]);1;0)" office:value-type="float" office:value="0" calcext:value-type="float">
            <text:p>0</text:p>
          </table:table-cell>
          <table:table-cell/>
          <table:table-cell office:value-type="float" office:value="0.540468" calcext:value-type="float">
            <text:p>0.540468</text:p>
          </table:table-cell>
          <table:table-cell table:formula="of:=IF(AND([.$A642]&gt;=[.J$2];[.$A642]&lt;=[.J$3]);1;0)" office:value-type="float" office:value="0" calcext:value-type="float">
            <text:p>0</text:p>
          </table:table-cell>
          <table:table-cell table:formula="of:=IF(AND([.$A642]&gt;=[.K$2];[.$A642]&lt;=[.K$3]);1;0)" office:value-type="float" office:value="0" calcext:value-type="float">
            <text:p>0</text:p>
          </table:table-cell>
          <table:table-cell table:formula="of:=IF(AND([.$A642]&gt;=[.L$2];[.$A642]&lt;=[.L$3]);1;0)" office:value-type="float" office:value="1" calcext:value-type="float">
            <text:p>1</text:p>
          </table:table-cell>
          <table:table-cell table:formula="of:=IF(AND([.$A642]&gt;=[.M$2];[.$A642]&lt;=[.M$3]);1;0)" office:value-type="float" office:value="0" calcext:value-type="float">
            <text:p>0</text:p>
          </table:table-cell>
          <table:table-cell table:formula="of:=IF(AND([.$A642]&gt;=[.N$2];[.$A642]&lt;=[.N$3]);1;0)" office:value-type="float" office:value="0" calcext:value-type="float">
            <text:p>0</text:p>
          </table:table-cell>
          <table:table-cell table:formula="of:=IF(AND([.$A642]&gt;=[.O$2];[.$A6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413" calcext:value-type="float">
            <text:p>0.263413</text:p>
          </table:table-cell>
          <table:table-cell table:formula="of:=IF(AND([.$A643]&gt;=[.B$2];[.$A643]&lt;=[.B$3]);1;0)" office:value-type="float" office:value="0" calcext:value-type="float">
            <text:p>0</text:p>
          </table:table-cell>
          <table:table-cell table:formula="of:=IF(AND([.$A643]&gt;=[.C$2];[.$A643]&lt;=[.C$3]);1;0)" office:value-type="float" office:value="0" calcext:value-type="float">
            <text:p>0</text:p>
          </table:table-cell>
          <table:table-cell table:formula="of:=IF(AND([.$A643]&gt;=[.D$2];[.$A643]&lt;=[.D$3]);1;0)" office:value-type="float" office:value="0" calcext:value-type="float">
            <text:p>0</text:p>
          </table:table-cell>
          <table:table-cell table:formula="of:=IF(AND([.$A643]&gt;=[.E$2];[.$A643]&lt;=[.E$3]);1;0)" office:value-type="float" office:value="1" calcext:value-type="float">
            <text:p>1</text:p>
          </table:table-cell>
          <table:table-cell table:formula="of:=IF(AND([.$A643]&gt;=[.F$2];[.$A643]&lt;=[.F$3]);1;0)" office:value-type="float" office:value="0" calcext:value-type="float">
            <text:p>0</text:p>
          </table:table-cell>
          <table:table-cell table:formula="of:=IF(AND([.$A643]&gt;=[.G$2];[.$A643]&lt;=[.G$3]);1;0)" office:value-type="float" office:value="0" calcext:value-type="float">
            <text:p>0</text:p>
          </table:table-cell>
          <table:table-cell/>
          <table:table-cell office:value-type="float" office:value="1.37895" calcext:value-type="float">
            <text:p>1.37895</text:p>
          </table:table-cell>
          <table:table-cell table:formula="of:=IF(AND([.$A643]&gt;=[.J$2];[.$A643]&lt;=[.J$3]);1;0)" office:value-type="float" office:value="0" calcext:value-type="float">
            <text:p>0</text:p>
          </table:table-cell>
          <table:table-cell table:formula="of:=IF(AND([.$A643]&gt;=[.K$2];[.$A643]&lt;=[.K$3]);1;0)" office:value-type="float" office:value="0" calcext:value-type="float">
            <text:p>0</text:p>
          </table:table-cell>
          <table:table-cell table:formula="of:=IF(AND([.$A643]&gt;=[.L$2];[.$A643]&lt;=[.L$3]);1;0)" office:value-type="float" office:value="0" calcext:value-type="float">
            <text:p>0</text:p>
          </table:table-cell>
          <table:table-cell table:formula="of:=IF(AND([.$A643]&gt;=[.M$2];[.$A643]&lt;=[.M$3]);1;0)" office:value-type="float" office:value="1" calcext:value-type="float">
            <text:p>1</text:p>
          </table:table-cell>
          <table:table-cell table:formula="of:=IF(AND([.$A643]&gt;=[.N$2];[.$A643]&lt;=[.N$3]);1;0)" office:value-type="float" office:value="0" calcext:value-type="float">
            <text:p>0</text:p>
          </table:table-cell>
          <table:table-cell table:formula="of:=IF(AND([.$A643]&gt;=[.O$2];[.$A6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655" calcext:value-type="float">
            <text:p>0.278655</text:p>
          </table:table-cell>
          <table:table-cell table:formula="of:=IF(AND([.$A644]&gt;=[.B$2];[.$A644]&lt;=[.B$3]);1;0)" office:value-type="float" office:value="0" calcext:value-type="float">
            <text:p>0</text:p>
          </table:table-cell>
          <table:table-cell table:formula="of:=IF(AND([.$A644]&gt;=[.C$2];[.$A644]&lt;=[.C$3]);1;0)" office:value-type="float" office:value="0" calcext:value-type="float">
            <text:p>0</text:p>
          </table:table-cell>
          <table:table-cell table:formula="of:=IF(AND([.$A644]&gt;=[.D$2];[.$A644]&lt;=[.D$3]);1;0)" office:value-type="float" office:value="0" calcext:value-type="float">
            <text:p>0</text:p>
          </table:table-cell>
          <table:table-cell table:formula="of:=IF(AND([.$A644]&gt;=[.E$2];[.$A644]&lt;=[.E$3]);1;0)" office:value-type="float" office:value="1" calcext:value-type="float">
            <text:p>1</text:p>
          </table:table-cell>
          <table:table-cell table:formula="of:=IF(AND([.$A644]&gt;=[.F$2];[.$A644]&lt;=[.F$3]);1;0)" office:value-type="float" office:value="0" calcext:value-type="float">
            <text:p>0</text:p>
          </table:table-cell>
          <table:table-cell table:formula="of:=IF(AND([.$A644]&gt;=[.G$2];[.$A644]&lt;=[.G$3]);1;0)" office:value-type="float" office:value="0" calcext:value-type="float">
            <text:p>0</text:p>
          </table:table-cell>
          <table:table-cell/>
          <table:table-cell office:value-type="float" office:value="0.421779" calcext:value-type="float">
            <text:p>0.421779</text:p>
          </table:table-cell>
          <table:table-cell table:formula="of:=IF(AND([.$A644]&gt;=[.J$2];[.$A644]&lt;=[.J$3]);1;0)" office:value-type="float" office:value="0" calcext:value-type="float">
            <text:p>0</text:p>
          </table:table-cell>
          <table:table-cell table:formula="of:=IF(AND([.$A644]&gt;=[.K$2];[.$A644]&lt;=[.K$3]);1;0)" office:value-type="float" office:value="0" calcext:value-type="float">
            <text:p>0</text:p>
          </table:table-cell>
          <table:table-cell table:formula="of:=IF(AND([.$A644]&gt;=[.L$2];[.$A644]&lt;=[.L$3]);1;0)" office:value-type="float" office:value="0" calcext:value-type="float">
            <text:p>0</text:p>
          </table:table-cell>
          <table:table-cell table:formula="of:=IF(AND([.$A644]&gt;=[.M$2];[.$A644]&lt;=[.M$3]);1;0)" office:value-type="float" office:value="1" calcext:value-type="float">
            <text:p>1</text:p>
          </table:table-cell>
          <table:table-cell table:formula="of:=IF(AND([.$A644]&gt;=[.N$2];[.$A644]&lt;=[.N$3]);1;0)" office:value-type="float" office:value="0" calcext:value-type="float">
            <text:p>0</text:p>
          </table:table-cell>
          <table:table-cell table:formula="of:=IF(AND([.$A644]&gt;=[.O$2];[.$A6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5431" calcext:value-type="float">
            <text:p>3.35431</text:p>
          </table:table-cell>
          <table:table-cell table:formula="of:=IF(AND([.$A645]&gt;=[.B$2];[.$A645]&lt;=[.B$3]);1;0)" office:value-type="float" office:value="0" calcext:value-type="float">
            <text:p>0</text:p>
          </table:table-cell>
          <table:table-cell table:formula="of:=IF(AND([.$A645]&gt;=[.C$2];[.$A645]&lt;=[.C$3]);1;0)" office:value-type="float" office:value="0" calcext:value-type="float">
            <text:p>0</text:p>
          </table:table-cell>
          <table:table-cell table:formula="of:=IF(AND([.$A645]&gt;=[.D$2];[.$A645]&lt;=[.D$3]);1;0)" office:value-type="float" office:value="0" calcext:value-type="float">
            <text:p>0</text:p>
          </table:table-cell>
          <table:table-cell table:formula="of:=IF(AND([.$A645]&gt;=[.E$2];[.$A645]&lt;=[.E$3]);1;0)" office:value-type="float" office:value="0" calcext:value-type="float">
            <text:p>0</text:p>
          </table:table-cell>
          <table:table-cell table:formula="of:=IF(AND([.$A645]&gt;=[.F$2];[.$A645]&lt;=[.F$3]);1;0)" office:value-type="float" office:value="0" calcext:value-type="float">
            <text:p>0</text:p>
          </table:table-cell>
          <table:table-cell table:formula="of:=IF(AND([.$A645]&gt;=[.G$2];[.$A645]&lt;=[.G$3]);1;0)" office:value-type="float" office:value="1" calcext:value-type="float">
            <text:p>1</text:p>
          </table:table-cell>
          <table:table-cell/>
          <table:table-cell office:value-type="float" office:value="1.113" calcext:value-type="float">
            <text:p>1.113</text:p>
          </table:table-cell>
          <table:table-cell table:formula="of:=IF(AND([.$A645]&gt;=[.J$2];[.$A645]&lt;=[.J$3]);1;0)" office:value-type="float" office:value="0" calcext:value-type="float">
            <text:p>0</text:p>
          </table:table-cell>
          <table:table-cell table:formula="of:=IF(AND([.$A645]&gt;=[.K$2];[.$A645]&lt;=[.K$3]);1;0)" office:value-type="float" office:value="0" calcext:value-type="float">
            <text:p>0</text:p>
          </table:table-cell>
          <table:table-cell table:formula="of:=IF(AND([.$A645]&gt;=[.L$2];[.$A645]&lt;=[.L$3]);1;0)" office:value-type="float" office:value="0" calcext:value-type="float">
            <text:p>0</text:p>
          </table:table-cell>
          <table:table-cell table:formula="of:=IF(AND([.$A645]&gt;=[.M$2];[.$A645]&lt;=[.M$3]);1;0)" office:value-type="float" office:value="0" calcext:value-type="float">
            <text:p>0</text:p>
          </table:table-cell>
          <table:table-cell table:formula="of:=IF(AND([.$A645]&gt;=[.N$2];[.$A645]&lt;=[.N$3]);1;0)" office:value-type="float" office:value="0" calcext:value-type="float">
            <text:p>0</text:p>
          </table:table-cell>
          <table:table-cell table:formula="of:=IF(AND([.$A645]&gt;=[.O$2];[.$A645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29203" calcext:value-type="float">
            <text:p>-0.429203</text:p>
          </table:table-cell>
          <table:table-cell table:formula="of:=IF(AND([.$A646]&gt;=[.B$2];[.$A646]&lt;=[.B$3]);1;0)" office:value-type="float" office:value="0" calcext:value-type="float">
            <text:p>0</text:p>
          </table:table-cell>
          <table:table-cell table:formula="of:=IF(AND([.$A646]&gt;=[.C$2];[.$A646]&lt;=[.C$3]);1;0)" office:value-type="float" office:value="0" calcext:value-type="float">
            <text:p>0</text:p>
          </table:table-cell>
          <table:table-cell table:formula="of:=IF(AND([.$A646]&gt;=[.D$2];[.$A646]&lt;=[.D$3]);1;0)" office:value-type="float" office:value="1" calcext:value-type="float">
            <text:p>1</text:p>
          </table:table-cell>
          <table:table-cell table:formula="of:=IF(AND([.$A646]&gt;=[.E$2];[.$A646]&lt;=[.E$3]);1;0)" office:value-type="float" office:value="0" calcext:value-type="float">
            <text:p>0</text:p>
          </table:table-cell>
          <table:table-cell table:formula="of:=IF(AND([.$A646]&gt;=[.F$2];[.$A646]&lt;=[.F$3]);1;0)" office:value-type="float" office:value="0" calcext:value-type="float">
            <text:p>0</text:p>
          </table:table-cell>
          <table:table-cell table:formula="of:=IF(AND([.$A646]&gt;=[.G$2];[.$A646]&lt;=[.G$3]);1;0)" office:value-type="float" office:value="0" calcext:value-type="float">
            <text:p>0</text:p>
          </table:table-cell>
          <table:table-cell/>
          <table:table-cell office:value-type="float" office:value="1.03144" calcext:value-type="float">
            <text:p>1.03144</text:p>
          </table:table-cell>
          <table:table-cell table:formula="of:=IF(AND([.$A646]&gt;=[.J$2];[.$A646]&lt;=[.J$3]);1;0)" office:value-type="float" office:value="0" calcext:value-type="float">
            <text:p>0</text:p>
          </table:table-cell>
          <table:table-cell table:formula="of:=IF(AND([.$A646]&gt;=[.K$2];[.$A646]&lt;=[.K$3]);1;0)" office:value-type="float" office:value="0" calcext:value-type="float">
            <text:p>0</text:p>
          </table:table-cell>
          <table:table-cell table:formula="of:=IF(AND([.$A646]&gt;=[.L$2];[.$A646]&lt;=[.L$3]);1;0)" office:value-type="float" office:value="1" calcext:value-type="float">
            <text:p>1</text:p>
          </table:table-cell>
          <table:table-cell table:formula="of:=IF(AND([.$A646]&gt;=[.M$2];[.$A646]&lt;=[.M$3]);1;0)" office:value-type="float" office:value="0" calcext:value-type="float">
            <text:p>0</text:p>
          </table:table-cell>
          <table:table-cell table:formula="of:=IF(AND([.$A646]&gt;=[.N$2];[.$A646]&lt;=[.N$3]);1;0)" office:value-type="float" office:value="0" calcext:value-type="float">
            <text:p>0</text:p>
          </table:table-cell>
          <table:table-cell table:formula="of:=IF(AND([.$A646]&gt;=[.O$2];[.$A6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0691" calcext:value-type="float">
            <text:p>0.750691</text:p>
          </table:table-cell>
          <table:table-cell table:formula="of:=IF(AND([.$A647]&gt;=[.B$2];[.$A647]&lt;=[.B$3]);1;0)" office:value-type="float" office:value="0" calcext:value-type="float">
            <text:p>0</text:p>
          </table:table-cell>
          <table:table-cell table:formula="of:=IF(AND([.$A647]&gt;=[.C$2];[.$A647]&lt;=[.C$3]);1;0)" office:value-type="float" office:value="0" calcext:value-type="float">
            <text:p>0</text:p>
          </table:table-cell>
          <table:table-cell table:formula="of:=IF(AND([.$A647]&gt;=[.D$2];[.$A647]&lt;=[.D$3]);1;0)" office:value-type="float" office:value="0" calcext:value-type="float">
            <text:p>0</text:p>
          </table:table-cell>
          <table:table-cell table:formula="of:=IF(AND([.$A647]&gt;=[.E$2];[.$A647]&lt;=[.E$3]);1;0)" office:value-type="float" office:value="1" calcext:value-type="float">
            <text:p>1</text:p>
          </table:table-cell>
          <table:table-cell table:formula="of:=IF(AND([.$A647]&gt;=[.F$2];[.$A647]&lt;=[.F$3]);1;0)" office:value-type="float" office:value="0" calcext:value-type="float">
            <text:p>0</text:p>
          </table:table-cell>
          <table:table-cell table:formula="of:=IF(AND([.$A647]&gt;=[.G$2];[.$A647]&lt;=[.G$3]);1;0)" office:value-type="float" office:value="0" calcext:value-type="float">
            <text:p>0</text:p>
          </table:table-cell>
          <table:table-cell/>
          <table:table-cell office:value-type="float" office:value="-0.945086" calcext:value-type="float">
            <text:p>-0.945086</text:p>
          </table:table-cell>
          <table:table-cell table:formula="of:=IF(AND([.$A647]&gt;=[.J$2];[.$A647]&lt;=[.J$3]);1;0)" office:value-type="float" office:value="0" calcext:value-type="float">
            <text:p>0</text:p>
          </table:table-cell>
          <table:table-cell table:formula="of:=IF(AND([.$A647]&gt;=[.K$2];[.$A647]&lt;=[.K$3]);1;0)" office:value-type="float" office:value="0" calcext:value-type="float">
            <text:p>0</text:p>
          </table:table-cell>
          <table:table-cell table:formula="of:=IF(AND([.$A647]&gt;=[.L$2];[.$A647]&lt;=[.L$3]);1;0)" office:value-type="float" office:value="0" calcext:value-type="float">
            <text:p>0</text:p>
          </table:table-cell>
          <table:table-cell table:formula="of:=IF(AND([.$A647]&gt;=[.M$2];[.$A647]&lt;=[.M$3]);1;0)" office:value-type="float" office:value="1" calcext:value-type="float">
            <text:p>1</text:p>
          </table:table-cell>
          <table:table-cell table:formula="of:=IF(AND([.$A647]&gt;=[.N$2];[.$A647]&lt;=[.N$3]);1;0)" office:value-type="float" office:value="0" calcext:value-type="float">
            <text:p>0</text:p>
          </table:table-cell>
          <table:table-cell table:formula="of:=IF(AND([.$A647]&gt;=[.O$2];[.$A6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4872" calcext:value-type="float">
            <text:p>-1.24872</text:p>
          </table:table-cell>
          <table:table-cell table:formula="of:=IF(AND([.$A648]&gt;=[.B$2];[.$A648]&lt;=[.B$3]);1;0)" office:value-type="float" office:value="0" calcext:value-type="float">
            <text:p>0</text:p>
          </table:table-cell>
          <table:table-cell table:formula="of:=IF(AND([.$A648]&gt;=[.C$2];[.$A648]&lt;=[.C$3]);1;0)" office:value-type="float" office:value="1" calcext:value-type="float">
            <text:p>1</text:p>
          </table:table-cell>
          <table:table-cell table:formula="of:=IF(AND([.$A648]&gt;=[.D$2];[.$A648]&lt;=[.D$3]);1;0)" office:value-type="float" office:value="0" calcext:value-type="float">
            <text:p>0</text:p>
          </table:table-cell>
          <table:table-cell table:formula="of:=IF(AND([.$A648]&gt;=[.E$2];[.$A648]&lt;=[.E$3]);1;0)" office:value-type="float" office:value="0" calcext:value-type="float">
            <text:p>0</text:p>
          </table:table-cell>
          <table:table-cell table:formula="of:=IF(AND([.$A648]&gt;=[.F$2];[.$A648]&lt;=[.F$3]);1;0)" office:value-type="float" office:value="0" calcext:value-type="float">
            <text:p>0</text:p>
          </table:table-cell>
          <table:table-cell table:formula="of:=IF(AND([.$A648]&gt;=[.G$2];[.$A648]&lt;=[.G$3]);1;0)" office:value-type="float" office:value="0" calcext:value-type="float">
            <text:p>0</text:p>
          </table:table-cell>
          <table:table-cell/>
          <table:table-cell office:value-type="float" office:value="-1.50501" calcext:value-type="float">
            <text:p>-1.50501</text:p>
          </table:table-cell>
          <table:table-cell table:formula="of:=IF(AND([.$A648]&gt;=[.J$2];[.$A648]&lt;=[.J$3]);1;0)" office:value-type="float" office:value="0" calcext:value-type="float">
            <text:p>0</text:p>
          </table:table-cell>
          <table:table-cell table:formula="of:=IF(AND([.$A648]&gt;=[.K$2];[.$A648]&lt;=[.K$3]);1;0)" office:value-type="float" office:value="1" calcext:value-type="float">
            <text:p>1</text:p>
          </table:table-cell>
          <table:table-cell table:formula="of:=IF(AND([.$A648]&gt;=[.L$2];[.$A648]&lt;=[.L$3]);1;0)" office:value-type="float" office:value="0" calcext:value-type="float">
            <text:p>0</text:p>
          </table:table-cell>
          <table:table-cell table:formula="of:=IF(AND([.$A648]&gt;=[.M$2];[.$A648]&lt;=[.M$3]);1;0)" office:value-type="float" office:value="0" calcext:value-type="float">
            <text:p>0</text:p>
          </table:table-cell>
          <table:table-cell table:formula="of:=IF(AND([.$A648]&gt;=[.N$2];[.$A648]&lt;=[.N$3]);1;0)" office:value-type="float" office:value="0" calcext:value-type="float">
            <text:p>0</text:p>
          </table:table-cell>
          <table:table-cell table:formula="of:=IF(AND([.$A648]&gt;=[.O$2];[.$A6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002" calcext:value-type="float">
            <text:p>0.682002</text:p>
          </table:table-cell>
          <table:table-cell table:formula="of:=IF(AND([.$A649]&gt;=[.B$2];[.$A649]&lt;=[.B$3]);1;0)" office:value-type="float" office:value="0" calcext:value-type="float">
            <text:p>0</text:p>
          </table:table-cell>
          <table:table-cell table:formula="of:=IF(AND([.$A649]&gt;=[.C$2];[.$A649]&lt;=[.C$3]);1;0)" office:value-type="float" office:value="0" calcext:value-type="float">
            <text:p>0</text:p>
          </table:table-cell>
          <table:table-cell table:formula="of:=IF(AND([.$A649]&gt;=[.D$2];[.$A649]&lt;=[.D$3]);1;0)" office:value-type="float" office:value="0" calcext:value-type="float">
            <text:p>0</text:p>
          </table:table-cell>
          <table:table-cell table:formula="of:=IF(AND([.$A649]&gt;=[.E$2];[.$A649]&lt;=[.E$3]);1;0)" office:value-type="float" office:value="1" calcext:value-type="float">
            <text:p>1</text:p>
          </table:table-cell>
          <table:table-cell table:formula="of:=IF(AND([.$A649]&gt;=[.F$2];[.$A649]&lt;=[.F$3]);1;0)" office:value-type="float" office:value="0" calcext:value-type="float">
            <text:p>0</text:p>
          </table:table-cell>
          <table:table-cell table:formula="of:=IF(AND([.$A649]&gt;=[.G$2];[.$A649]&lt;=[.G$3]);1;0)" office:value-type="float" office:value="0" calcext:value-type="float">
            <text:p>0</text:p>
          </table:table-cell>
          <table:table-cell/>
          <table:table-cell office:value-type="float" office:value="-0.0980673" calcext:value-type="float">
            <text:p>-0.0980673</text:p>
          </table:table-cell>
          <table:table-cell table:formula="of:=IF(AND([.$A649]&gt;=[.J$2];[.$A649]&lt;=[.J$3]);1;0)" office:value-type="float" office:value="0" calcext:value-type="float">
            <text:p>0</text:p>
          </table:table-cell>
          <table:table-cell table:formula="of:=IF(AND([.$A649]&gt;=[.K$2];[.$A649]&lt;=[.K$3]);1;0)" office:value-type="float" office:value="0" calcext:value-type="float">
            <text:p>0</text:p>
          </table:table-cell>
          <table:table-cell table:formula="of:=IF(AND([.$A649]&gt;=[.L$2];[.$A649]&lt;=[.L$3]);1;0)" office:value-type="float" office:value="0" calcext:value-type="float">
            <text:p>0</text:p>
          </table:table-cell>
          <table:table-cell table:formula="of:=IF(AND([.$A649]&gt;=[.M$2];[.$A649]&lt;=[.M$3]);1;0)" office:value-type="float" office:value="1" calcext:value-type="float">
            <text:p>1</text:p>
          </table:table-cell>
          <table:table-cell table:formula="of:=IF(AND([.$A649]&gt;=[.N$2];[.$A649]&lt;=[.N$3]);1;0)" office:value-type="float" office:value="0" calcext:value-type="float">
            <text:p>0</text:p>
          </table:table-cell>
          <table:table-cell table:formula="of:=IF(AND([.$A649]&gt;=[.O$2];[.$A6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8217" calcext:value-type="float">
            <text:p>-0.628217</text:p>
          </table:table-cell>
          <table:table-cell table:formula="of:=IF(AND([.$A650]&gt;=[.B$2];[.$A650]&lt;=[.B$3]);1;0)" office:value-type="float" office:value="0" calcext:value-type="float">
            <text:p>0</text:p>
          </table:table-cell>
          <table:table-cell table:formula="of:=IF(AND([.$A650]&gt;=[.C$2];[.$A650]&lt;=[.C$3]);1;0)" office:value-type="float" office:value="0" calcext:value-type="float">
            <text:p>0</text:p>
          </table:table-cell>
          <table:table-cell table:formula="of:=IF(AND([.$A650]&gt;=[.D$2];[.$A650]&lt;=[.D$3]);1;0)" office:value-type="float" office:value="1" calcext:value-type="float">
            <text:p>1</text:p>
          </table:table-cell>
          <table:table-cell table:formula="of:=IF(AND([.$A650]&gt;=[.E$2];[.$A650]&lt;=[.E$3]);1;0)" office:value-type="float" office:value="0" calcext:value-type="float">
            <text:p>0</text:p>
          </table:table-cell>
          <table:table-cell table:formula="of:=IF(AND([.$A650]&gt;=[.F$2];[.$A650]&lt;=[.F$3]);1;0)" office:value-type="float" office:value="0" calcext:value-type="float">
            <text:p>0</text:p>
          </table:table-cell>
          <table:table-cell table:formula="of:=IF(AND([.$A650]&gt;=[.G$2];[.$A650]&lt;=[.G$3]);1;0)" office:value-type="float" office:value="0" calcext:value-type="float">
            <text:p>0</text:p>
          </table:table-cell>
          <table:table-cell/>
          <table:table-cell office:value-type="float" office:value="-0.161901" calcext:value-type="float">
            <text:p>-0.161901</text:p>
          </table:table-cell>
          <table:table-cell table:formula="of:=IF(AND([.$A650]&gt;=[.J$2];[.$A650]&lt;=[.J$3]);1;0)" office:value-type="float" office:value="0" calcext:value-type="float">
            <text:p>0</text:p>
          </table:table-cell>
          <table:table-cell table:formula="of:=IF(AND([.$A650]&gt;=[.K$2];[.$A650]&lt;=[.K$3]);1;0)" office:value-type="float" office:value="0" calcext:value-type="float">
            <text:p>0</text:p>
          </table:table-cell>
          <table:table-cell table:formula="of:=IF(AND([.$A650]&gt;=[.L$2];[.$A650]&lt;=[.L$3]);1;0)" office:value-type="float" office:value="1" calcext:value-type="float">
            <text:p>1</text:p>
          </table:table-cell>
          <table:table-cell table:formula="of:=IF(AND([.$A650]&gt;=[.M$2];[.$A650]&lt;=[.M$3]);1;0)" office:value-type="float" office:value="0" calcext:value-type="float">
            <text:p>0</text:p>
          </table:table-cell>
          <table:table-cell table:formula="of:=IF(AND([.$A650]&gt;=[.N$2];[.$A650]&lt;=[.N$3]);1;0)" office:value-type="float" office:value="0" calcext:value-type="float">
            <text:p>0</text:p>
          </table:table-cell>
          <table:table-cell table:formula="of:=IF(AND([.$A650]&gt;=[.O$2];[.$A6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6403" calcext:value-type="float">
            <text:p>-0.216403</text:p>
          </table:table-cell>
          <table:table-cell table:formula="of:=IF(AND([.$A651]&gt;=[.B$2];[.$A651]&lt;=[.B$3]);1;0)" office:value-type="float" office:value="0" calcext:value-type="float">
            <text:p>0</text:p>
          </table:table-cell>
          <table:table-cell table:formula="of:=IF(AND([.$A651]&gt;=[.C$2];[.$A651]&lt;=[.C$3]);1;0)" office:value-type="float" office:value="0" calcext:value-type="float">
            <text:p>0</text:p>
          </table:table-cell>
          <table:table-cell table:formula="of:=IF(AND([.$A651]&gt;=[.D$2];[.$A651]&lt;=[.D$3]);1;0)" office:value-type="float" office:value="1" calcext:value-type="float">
            <text:p>1</text:p>
          </table:table-cell>
          <table:table-cell table:formula="of:=IF(AND([.$A651]&gt;=[.E$2];[.$A651]&lt;=[.E$3]);1;0)" office:value-type="float" office:value="0" calcext:value-type="float">
            <text:p>0</text:p>
          </table:table-cell>
          <table:table-cell table:formula="of:=IF(AND([.$A651]&gt;=[.F$2];[.$A651]&lt;=[.F$3]);1;0)" office:value-type="float" office:value="0" calcext:value-type="float">
            <text:p>0</text:p>
          </table:table-cell>
          <table:table-cell table:formula="of:=IF(AND([.$A651]&gt;=[.G$2];[.$A651]&lt;=[.G$3]);1;0)" office:value-type="float" office:value="0" calcext:value-type="float">
            <text:p>0</text:p>
          </table:table-cell>
          <table:table-cell/>
          <table:table-cell office:value-type="float" office:value="-1.78612" calcext:value-type="float">
            <text:p>-1.78612</text:p>
          </table:table-cell>
          <table:table-cell table:formula="of:=IF(AND([.$A651]&gt;=[.J$2];[.$A651]&lt;=[.J$3]);1;0)" office:value-type="float" office:value="0" calcext:value-type="float">
            <text:p>0</text:p>
          </table:table-cell>
          <table:table-cell table:formula="of:=IF(AND([.$A651]&gt;=[.K$2];[.$A651]&lt;=[.K$3]);1;0)" office:value-type="float" office:value="0" calcext:value-type="float">
            <text:p>0</text:p>
          </table:table-cell>
          <table:table-cell table:formula="of:=IF(AND([.$A651]&gt;=[.L$2];[.$A651]&lt;=[.L$3]);1;0)" office:value-type="float" office:value="1" calcext:value-type="float">
            <text:p>1</text:p>
          </table:table-cell>
          <table:table-cell table:formula="of:=IF(AND([.$A651]&gt;=[.M$2];[.$A651]&lt;=[.M$3]);1;0)" office:value-type="float" office:value="0" calcext:value-type="float">
            <text:p>0</text:p>
          </table:table-cell>
          <table:table-cell table:formula="of:=IF(AND([.$A651]&gt;=[.N$2];[.$A651]&lt;=[.N$3]);1;0)" office:value-type="float" office:value="0" calcext:value-type="float">
            <text:p>0</text:p>
          </table:table-cell>
          <table:table-cell table:formula="of:=IF(AND([.$A651]&gt;=[.O$2];[.$A6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318" calcext:value-type="float">
            <text:p>0.836318</text:p>
          </table:table-cell>
          <table:table-cell table:formula="of:=IF(AND([.$A652]&gt;=[.B$2];[.$A652]&lt;=[.B$3]);1;0)" office:value-type="float" office:value="0" calcext:value-type="float">
            <text:p>0</text:p>
          </table:table-cell>
          <table:table-cell table:formula="of:=IF(AND([.$A652]&gt;=[.C$2];[.$A652]&lt;=[.C$3]);1;0)" office:value-type="float" office:value="0" calcext:value-type="float">
            <text:p>0</text:p>
          </table:table-cell>
          <table:table-cell table:formula="of:=IF(AND([.$A652]&gt;=[.D$2];[.$A652]&lt;=[.D$3]);1;0)" office:value-type="float" office:value="0" calcext:value-type="float">
            <text:p>0</text:p>
          </table:table-cell>
          <table:table-cell table:formula="of:=IF(AND([.$A652]&gt;=[.E$2];[.$A652]&lt;=[.E$3]);1;0)" office:value-type="float" office:value="1" calcext:value-type="float">
            <text:p>1</text:p>
          </table:table-cell>
          <table:table-cell table:formula="of:=IF(AND([.$A652]&gt;=[.F$2];[.$A652]&lt;=[.F$3]);1;0)" office:value-type="float" office:value="0" calcext:value-type="float">
            <text:p>0</text:p>
          </table:table-cell>
          <table:table-cell table:formula="of:=IF(AND([.$A652]&gt;=[.G$2];[.$A652]&lt;=[.G$3]);1;0)" office:value-type="float" office:value="0" calcext:value-type="float">
            <text:p>0</text:p>
          </table:table-cell>
          <table:table-cell/>
          <table:table-cell office:value-type="float" office:value="-0.789013" calcext:value-type="float">
            <text:p>-0.789013</text:p>
          </table:table-cell>
          <table:table-cell table:formula="of:=IF(AND([.$A652]&gt;=[.J$2];[.$A652]&lt;=[.J$3]);1;0)" office:value-type="float" office:value="0" calcext:value-type="float">
            <text:p>0</text:p>
          </table:table-cell>
          <table:table-cell table:formula="of:=IF(AND([.$A652]&gt;=[.K$2];[.$A652]&lt;=[.K$3]);1;0)" office:value-type="float" office:value="0" calcext:value-type="float">
            <text:p>0</text:p>
          </table:table-cell>
          <table:table-cell table:formula="of:=IF(AND([.$A652]&gt;=[.L$2];[.$A652]&lt;=[.L$3]);1;0)" office:value-type="float" office:value="0" calcext:value-type="float">
            <text:p>0</text:p>
          </table:table-cell>
          <table:table-cell table:formula="of:=IF(AND([.$A652]&gt;=[.M$2];[.$A652]&lt;=[.M$3]);1;0)" office:value-type="float" office:value="1" calcext:value-type="float">
            <text:p>1</text:p>
          </table:table-cell>
          <table:table-cell table:formula="of:=IF(AND([.$A652]&gt;=[.N$2];[.$A652]&lt;=[.N$3]);1;0)" office:value-type="float" office:value="0" calcext:value-type="float">
            <text:p>0</text:p>
          </table:table-cell>
          <table:table-cell table:formula="of:=IF(AND([.$A652]&gt;=[.O$2];[.$A6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051" calcext:value-type="float">
            <text:p>1.48051</text:p>
          </table:table-cell>
          <table:table-cell table:formula="of:=IF(AND([.$A653]&gt;=[.B$2];[.$A653]&lt;=[.B$3]);1;0)" office:value-type="float" office:value="0" calcext:value-type="float">
            <text:p>0</text:p>
          </table:table-cell>
          <table:table-cell table:formula="of:=IF(AND([.$A653]&gt;=[.C$2];[.$A653]&lt;=[.C$3]);1;0)" office:value-type="float" office:value="0" calcext:value-type="float">
            <text:p>0</text:p>
          </table:table-cell>
          <table:table-cell table:formula="of:=IF(AND([.$A653]&gt;=[.D$2];[.$A653]&lt;=[.D$3]);1;0)" office:value-type="float" office:value="0" calcext:value-type="float">
            <text:p>0</text:p>
          </table:table-cell>
          <table:table-cell table:formula="of:=IF(AND([.$A653]&gt;=[.E$2];[.$A653]&lt;=[.E$3]);1;0)" office:value-type="float" office:value="0" calcext:value-type="float">
            <text:p>0</text:p>
          </table:table-cell>
          <table:table-cell table:formula="of:=IF(AND([.$A653]&gt;=[.F$2];[.$A653]&lt;=[.F$3]);1;0)" office:value-type="float" office:value="1" calcext:value-type="float">
            <text:p>1</text:p>
          </table:table-cell>
          <table:table-cell table:formula="of:=IF(AND([.$A653]&gt;=[.G$2];[.$A653]&lt;=[.G$3]);1;0)" office:value-type="float" office:value="0" calcext:value-type="float">
            <text:p>0</text:p>
          </table:table-cell>
          <table:table-cell/>
          <table:table-cell office:value-type="float" office:value="0.210748" calcext:value-type="float">
            <text:p>0.210748</text:p>
          </table:table-cell>
          <table:table-cell table:formula="of:=IF(AND([.$A653]&gt;=[.J$2];[.$A653]&lt;=[.J$3]);1;0)" office:value-type="float" office:value="0" calcext:value-type="float">
            <text:p>0</text:p>
          </table:table-cell>
          <table:table-cell table:formula="of:=IF(AND([.$A653]&gt;=[.K$2];[.$A653]&lt;=[.K$3]);1;0)" office:value-type="float" office:value="0" calcext:value-type="float">
            <text:p>0</text:p>
          </table:table-cell>
          <table:table-cell table:formula="of:=IF(AND([.$A653]&gt;=[.L$2];[.$A653]&lt;=[.L$3]);1;0)" office:value-type="float" office:value="0" calcext:value-type="float">
            <text:p>0</text:p>
          </table:table-cell>
          <table:table-cell table:formula="of:=IF(AND([.$A653]&gt;=[.M$2];[.$A653]&lt;=[.M$3]);1;0)" office:value-type="float" office:value="0" calcext:value-type="float">
            <text:p>0</text:p>
          </table:table-cell>
          <table:table-cell table:formula="of:=IF(AND([.$A653]&gt;=[.N$2];[.$A653]&lt;=[.N$3]);1;0)" office:value-type="float" office:value="1" calcext:value-type="float">
            <text:p>1</text:p>
          </table:table-cell>
          <table:table-cell table:formula="of:=IF(AND([.$A653]&gt;=[.O$2];[.$A6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071" calcext:value-type="float">
            <text:p>0.159071</text:p>
          </table:table-cell>
          <table:table-cell table:formula="of:=IF(AND([.$A654]&gt;=[.B$2];[.$A654]&lt;=[.B$3]);1;0)" office:value-type="float" office:value="0" calcext:value-type="float">
            <text:p>0</text:p>
          </table:table-cell>
          <table:table-cell table:formula="of:=IF(AND([.$A654]&gt;=[.C$2];[.$A654]&lt;=[.C$3]);1;0)" office:value-type="float" office:value="0" calcext:value-type="float">
            <text:p>0</text:p>
          </table:table-cell>
          <table:table-cell table:formula="of:=IF(AND([.$A654]&gt;=[.D$2];[.$A654]&lt;=[.D$3]);1;0)" office:value-type="float" office:value="0" calcext:value-type="float">
            <text:p>0</text:p>
          </table:table-cell>
          <table:table-cell table:formula="of:=IF(AND([.$A654]&gt;=[.E$2];[.$A654]&lt;=[.E$3]);1;0)" office:value-type="float" office:value="1" calcext:value-type="float">
            <text:p>1</text:p>
          </table:table-cell>
          <table:table-cell table:formula="of:=IF(AND([.$A654]&gt;=[.F$2];[.$A654]&lt;=[.F$3]);1;0)" office:value-type="float" office:value="0" calcext:value-type="float">
            <text:p>0</text:p>
          </table:table-cell>
          <table:table-cell table:formula="of:=IF(AND([.$A654]&gt;=[.G$2];[.$A654]&lt;=[.G$3]);1;0)" office:value-type="float" office:value="0" calcext:value-type="float">
            <text:p>0</text:p>
          </table:table-cell>
          <table:table-cell/>
          <table:table-cell office:value-type="float" office:value="0.649195" calcext:value-type="float">
            <text:p>0.649195</text:p>
          </table:table-cell>
          <table:table-cell table:formula="of:=IF(AND([.$A654]&gt;=[.J$2];[.$A654]&lt;=[.J$3]);1;0)" office:value-type="float" office:value="0" calcext:value-type="float">
            <text:p>0</text:p>
          </table:table-cell>
          <table:table-cell table:formula="of:=IF(AND([.$A654]&gt;=[.K$2];[.$A654]&lt;=[.K$3]);1;0)" office:value-type="float" office:value="0" calcext:value-type="float">
            <text:p>0</text:p>
          </table:table-cell>
          <table:table-cell table:formula="of:=IF(AND([.$A654]&gt;=[.L$2];[.$A654]&lt;=[.L$3]);1;0)" office:value-type="float" office:value="0" calcext:value-type="float">
            <text:p>0</text:p>
          </table:table-cell>
          <table:table-cell table:formula="of:=IF(AND([.$A654]&gt;=[.M$2];[.$A654]&lt;=[.M$3]);1;0)" office:value-type="float" office:value="1" calcext:value-type="float">
            <text:p>1</text:p>
          </table:table-cell>
          <table:table-cell table:formula="of:=IF(AND([.$A654]&gt;=[.N$2];[.$A654]&lt;=[.N$3]);1;0)" office:value-type="float" office:value="0" calcext:value-type="float">
            <text:p>0</text:p>
          </table:table-cell>
          <table:table-cell table:formula="of:=IF(AND([.$A654]&gt;=[.O$2];[.$A6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906" calcext:value-type="float">
            <text:p>1.23906</text:p>
          </table:table-cell>
          <table:table-cell table:formula="of:=IF(AND([.$A655]&gt;=[.B$2];[.$A655]&lt;=[.B$3]);1;0)" office:value-type="float" office:value="0" calcext:value-type="float">
            <text:p>0</text:p>
          </table:table-cell>
          <table:table-cell table:formula="of:=IF(AND([.$A655]&gt;=[.C$2];[.$A655]&lt;=[.C$3]);1;0)" office:value-type="float" office:value="0" calcext:value-type="float">
            <text:p>0</text:p>
          </table:table-cell>
          <table:table-cell table:formula="of:=IF(AND([.$A655]&gt;=[.D$2];[.$A655]&lt;=[.D$3]);1;0)" office:value-type="float" office:value="0" calcext:value-type="float">
            <text:p>0</text:p>
          </table:table-cell>
          <table:table-cell table:formula="of:=IF(AND([.$A655]&gt;=[.E$2];[.$A655]&lt;=[.E$3]);1;0)" office:value-type="float" office:value="0" calcext:value-type="float">
            <text:p>0</text:p>
          </table:table-cell>
          <table:table-cell table:formula="of:=IF(AND([.$A655]&gt;=[.F$2];[.$A655]&lt;=[.F$3]);1;0)" office:value-type="float" office:value="1" calcext:value-type="float">
            <text:p>1</text:p>
          </table:table-cell>
          <table:table-cell table:formula="of:=IF(AND([.$A655]&gt;=[.G$2];[.$A655]&lt;=[.G$3]);1;0)" office:value-type="float" office:value="0" calcext:value-type="float">
            <text:p>0</text:p>
          </table:table-cell>
          <table:table-cell/>
          <table:table-cell office:value-type="float" office:value="1.63804" calcext:value-type="float">
            <text:p>1.63804</text:p>
          </table:table-cell>
          <table:table-cell table:formula="of:=IF(AND([.$A655]&gt;=[.J$2];[.$A655]&lt;=[.J$3]);1;0)" office:value-type="float" office:value="0" calcext:value-type="float">
            <text:p>0</text:p>
          </table:table-cell>
          <table:table-cell table:formula="of:=IF(AND([.$A655]&gt;=[.K$2];[.$A655]&lt;=[.K$3]);1;0)" office:value-type="float" office:value="0" calcext:value-type="float">
            <text:p>0</text:p>
          </table:table-cell>
          <table:table-cell table:formula="of:=IF(AND([.$A655]&gt;=[.L$2];[.$A655]&lt;=[.L$3]);1;0)" office:value-type="float" office:value="0" calcext:value-type="float">
            <text:p>0</text:p>
          </table:table-cell>
          <table:table-cell table:formula="of:=IF(AND([.$A655]&gt;=[.M$2];[.$A655]&lt;=[.M$3]);1;0)" office:value-type="float" office:value="0" calcext:value-type="float">
            <text:p>0</text:p>
          </table:table-cell>
          <table:table-cell table:formula="of:=IF(AND([.$A655]&gt;=[.N$2];[.$A655]&lt;=[.N$3]);1;0)" office:value-type="float" office:value="1" calcext:value-type="float">
            <text:p>1</text:p>
          </table:table-cell>
          <table:table-cell table:formula="of:=IF(AND([.$A655]&gt;=[.O$2];[.$A6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771" calcext:value-type="float">
            <text:p>1.44771</text:p>
          </table:table-cell>
          <table:table-cell table:formula="of:=IF(AND([.$A656]&gt;=[.B$2];[.$A656]&lt;=[.B$3]);1;0)" office:value-type="float" office:value="0" calcext:value-type="float">
            <text:p>0</text:p>
          </table:table-cell>
          <table:table-cell table:formula="of:=IF(AND([.$A656]&gt;=[.C$2];[.$A656]&lt;=[.C$3]);1;0)" office:value-type="float" office:value="0" calcext:value-type="float">
            <text:p>0</text:p>
          </table:table-cell>
          <table:table-cell table:formula="of:=IF(AND([.$A656]&gt;=[.D$2];[.$A656]&lt;=[.D$3]);1;0)" office:value-type="float" office:value="0" calcext:value-type="float">
            <text:p>0</text:p>
          </table:table-cell>
          <table:table-cell table:formula="of:=IF(AND([.$A656]&gt;=[.E$2];[.$A656]&lt;=[.E$3]);1;0)" office:value-type="float" office:value="0" calcext:value-type="float">
            <text:p>0</text:p>
          </table:table-cell>
          <table:table-cell table:formula="of:=IF(AND([.$A656]&gt;=[.F$2];[.$A656]&lt;=[.F$3]);1;0)" office:value-type="float" office:value="1" calcext:value-type="float">
            <text:p>1</text:p>
          </table:table-cell>
          <table:table-cell table:formula="of:=IF(AND([.$A656]&gt;=[.G$2];[.$A656]&lt;=[.G$3]);1;0)" office:value-type="float" office:value="0" calcext:value-type="float">
            <text:p>0</text:p>
          </table:table-cell>
          <table:table-cell/>
          <table:table-cell office:value-type="float" office:value="-0.0794161" calcext:value-type="float">
            <text:p>-0.0794161</text:p>
          </table:table-cell>
          <table:table-cell table:formula="of:=IF(AND([.$A656]&gt;=[.J$2];[.$A656]&lt;=[.J$3]);1;0)" office:value-type="float" office:value="0" calcext:value-type="float">
            <text:p>0</text:p>
          </table:table-cell>
          <table:table-cell table:formula="of:=IF(AND([.$A656]&gt;=[.K$2];[.$A656]&lt;=[.K$3]);1;0)" office:value-type="float" office:value="0" calcext:value-type="float">
            <text:p>0</text:p>
          </table:table-cell>
          <table:table-cell table:formula="of:=IF(AND([.$A656]&gt;=[.L$2];[.$A656]&lt;=[.L$3]);1;0)" office:value-type="float" office:value="0" calcext:value-type="float">
            <text:p>0</text:p>
          </table:table-cell>
          <table:table-cell table:formula="of:=IF(AND([.$A656]&gt;=[.M$2];[.$A656]&lt;=[.M$3]);1;0)" office:value-type="float" office:value="0" calcext:value-type="float">
            <text:p>0</text:p>
          </table:table-cell>
          <table:table-cell table:formula="of:=IF(AND([.$A656]&gt;=[.N$2];[.$A656]&lt;=[.N$3]);1;0)" office:value-type="float" office:value="1" calcext:value-type="float">
            <text:p>1</text:p>
          </table:table-cell>
          <table:table-cell table:formula="of:=IF(AND([.$A656]&gt;=[.O$2];[.$A6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032" calcext:value-type="float">
            <text:p>0.536032</text:p>
          </table:table-cell>
          <table:table-cell table:formula="of:=IF(AND([.$A657]&gt;=[.B$2];[.$A657]&lt;=[.B$3]);1;0)" office:value-type="float" office:value="0" calcext:value-type="float">
            <text:p>0</text:p>
          </table:table-cell>
          <table:table-cell table:formula="of:=IF(AND([.$A657]&gt;=[.C$2];[.$A657]&lt;=[.C$3]);1;0)" office:value-type="float" office:value="0" calcext:value-type="float">
            <text:p>0</text:p>
          </table:table-cell>
          <table:table-cell table:formula="of:=IF(AND([.$A657]&gt;=[.D$2];[.$A657]&lt;=[.D$3]);1;0)" office:value-type="float" office:value="0" calcext:value-type="float">
            <text:p>0</text:p>
          </table:table-cell>
          <table:table-cell table:formula="of:=IF(AND([.$A657]&gt;=[.E$2];[.$A657]&lt;=[.E$3]);1;0)" office:value-type="float" office:value="1" calcext:value-type="float">
            <text:p>1</text:p>
          </table:table-cell>
          <table:table-cell table:formula="of:=IF(AND([.$A657]&gt;=[.F$2];[.$A657]&lt;=[.F$3]);1;0)" office:value-type="float" office:value="0" calcext:value-type="float">
            <text:p>0</text:p>
          </table:table-cell>
          <table:table-cell table:formula="of:=IF(AND([.$A657]&gt;=[.G$2];[.$A657]&lt;=[.G$3]);1;0)" office:value-type="float" office:value="0" calcext:value-type="float">
            <text:p>0</text:p>
          </table:table-cell>
          <table:table-cell/>
          <table:table-cell office:value-type="float" office:value="-0.00494644" calcext:value-type="float">
            <text:p>-0.00494644</text:p>
          </table:table-cell>
          <table:table-cell table:formula="of:=IF(AND([.$A657]&gt;=[.J$2];[.$A657]&lt;=[.J$3]);1;0)" office:value-type="float" office:value="0" calcext:value-type="float">
            <text:p>0</text:p>
          </table:table-cell>
          <table:table-cell table:formula="of:=IF(AND([.$A657]&gt;=[.K$2];[.$A657]&lt;=[.K$3]);1;0)" office:value-type="float" office:value="0" calcext:value-type="float">
            <text:p>0</text:p>
          </table:table-cell>
          <table:table-cell table:formula="of:=IF(AND([.$A657]&gt;=[.L$2];[.$A657]&lt;=[.L$3]);1;0)" office:value-type="float" office:value="0" calcext:value-type="float">
            <text:p>0</text:p>
          </table:table-cell>
          <table:table-cell table:formula="of:=IF(AND([.$A657]&gt;=[.M$2];[.$A657]&lt;=[.M$3]);1;0)" office:value-type="float" office:value="1" calcext:value-type="float">
            <text:p>1</text:p>
          </table:table-cell>
          <table:table-cell table:formula="of:=IF(AND([.$A657]&gt;=[.N$2];[.$A657]&lt;=[.N$3]);1;0)" office:value-type="float" office:value="0" calcext:value-type="float">
            <text:p>0</text:p>
          </table:table-cell>
          <table:table-cell table:formula="of:=IF(AND([.$A657]&gt;=[.O$2];[.$A6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5332" calcext:value-type="float">
            <text:p>0.0215332</text:p>
          </table:table-cell>
          <table:table-cell table:formula="of:=IF(AND([.$A658]&gt;=[.B$2];[.$A658]&lt;=[.B$3]);1;0)" office:value-type="float" office:value="0" calcext:value-type="float">
            <text:p>0</text:p>
          </table:table-cell>
          <table:table-cell table:formula="of:=IF(AND([.$A658]&gt;=[.C$2];[.$A658]&lt;=[.C$3]);1;0)" office:value-type="float" office:value="0" calcext:value-type="float">
            <text:p>0</text:p>
          </table:table-cell>
          <table:table-cell table:formula="of:=IF(AND([.$A658]&gt;=[.D$2];[.$A658]&lt;=[.D$3]);1;0)" office:value-type="float" office:value="0" calcext:value-type="float">
            <text:p>0</text:p>
          </table:table-cell>
          <table:table-cell table:formula="of:=IF(AND([.$A658]&gt;=[.E$2];[.$A658]&lt;=[.E$3]);1;0)" office:value-type="float" office:value="1" calcext:value-type="float">
            <text:p>1</text:p>
          </table:table-cell>
          <table:table-cell table:formula="of:=IF(AND([.$A658]&gt;=[.F$2];[.$A658]&lt;=[.F$3]);1;0)" office:value-type="float" office:value="0" calcext:value-type="float">
            <text:p>0</text:p>
          </table:table-cell>
          <table:table-cell table:formula="of:=IF(AND([.$A658]&gt;=[.G$2];[.$A658]&lt;=[.G$3]);1;0)" office:value-type="float" office:value="0" calcext:value-type="float">
            <text:p>0</text:p>
          </table:table-cell>
          <table:table-cell/>
          <table:table-cell office:value-type="float" office:value="1.1361" calcext:value-type="float">
            <text:p>1.1361</text:p>
          </table:table-cell>
          <table:table-cell table:formula="of:=IF(AND([.$A658]&gt;=[.J$2];[.$A658]&lt;=[.J$3]);1;0)" office:value-type="float" office:value="0" calcext:value-type="float">
            <text:p>0</text:p>
          </table:table-cell>
          <table:table-cell table:formula="of:=IF(AND([.$A658]&gt;=[.K$2];[.$A658]&lt;=[.K$3]);1;0)" office:value-type="float" office:value="0" calcext:value-type="float">
            <text:p>0</text:p>
          </table:table-cell>
          <table:table-cell table:formula="of:=IF(AND([.$A658]&gt;=[.L$2];[.$A658]&lt;=[.L$3]);1;0)" office:value-type="float" office:value="0" calcext:value-type="float">
            <text:p>0</text:p>
          </table:table-cell>
          <table:table-cell table:formula="of:=IF(AND([.$A658]&gt;=[.M$2];[.$A658]&lt;=[.M$3]);1;0)" office:value-type="float" office:value="1" calcext:value-type="float">
            <text:p>1</text:p>
          </table:table-cell>
          <table:table-cell table:formula="of:=IF(AND([.$A658]&gt;=[.N$2];[.$A658]&lt;=[.N$3]);1;0)" office:value-type="float" office:value="0" calcext:value-type="float">
            <text:p>0</text:p>
          </table:table-cell>
          <table:table-cell table:formula="of:=IF(AND([.$A658]&gt;=[.O$2];[.$A6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584" calcext:value-type="float">
            <text:p>1.20584</text:p>
          </table:table-cell>
          <table:table-cell table:formula="of:=IF(AND([.$A659]&gt;=[.B$2];[.$A659]&lt;=[.B$3]);1;0)" office:value-type="float" office:value="0" calcext:value-type="float">
            <text:p>0</text:p>
          </table:table-cell>
          <table:table-cell table:formula="of:=IF(AND([.$A659]&gt;=[.C$2];[.$A659]&lt;=[.C$3]);1;0)" office:value-type="float" office:value="0" calcext:value-type="float">
            <text:p>0</text:p>
          </table:table-cell>
          <table:table-cell table:formula="of:=IF(AND([.$A659]&gt;=[.D$2];[.$A659]&lt;=[.D$3]);1;0)" office:value-type="float" office:value="0" calcext:value-type="float">
            <text:p>0</text:p>
          </table:table-cell>
          <table:table-cell table:formula="of:=IF(AND([.$A659]&gt;=[.E$2];[.$A659]&lt;=[.E$3]);1;0)" office:value-type="float" office:value="0" calcext:value-type="float">
            <text:p>0</text:p>
          </table:table-cell>
          <table:table-cell table:formula="of:=IF(AND([.$A659]&gt;=[.F$2];[.$A659]&lt;=[.F$3]);1;0)" office:value-type="float" office:value="1" calcext:value-type="float">
            <text:p>1</text:p>
          </table:table-cell>
          <table:table-cell table:formula="of:=IF(AND([.$A659]&gt;=[.G$2];[.$A659]&lt;=[.G$3]);1;0)" office:value-type="float" office:value="0" calcext:value-type="float">
            <text:p>0</text:p>
          </table:table-cell>
          <table:table-cell/>
          <table:table-cell office:value-type="float" office:value="0.0913624" calcext:value-type="float">
            <text:p>0.0913624</text:p>
          </table:table-cell>
          <table:table-cell table:formula="of:=IF(AND([.$A659]&gt;=[.J$2];[.$A659]&lt;=[.J$3]);1;0)" office:value-type="float" office:value="0" calcext:value-type="float">
            <text:p>0</text:p>
          </table:table-cell>
          <table:table-cell table:formula="of:=IF(AND([.$A659]&gt;=[.K$2];[.$A659]&lt;=[.K$3]);1;0)" office:value-type="float" office:value="0" calcext:value-type="float">
            <text:p>0</text:p>
          </table:table-cell>
          <table:table-cell table:formula="of:=IF(AND([.$A659]&gt;=[.L$2];[.$A659]&lt;=[.L$3]);1;0)" office:value-type="float" office:value="0" calcext:value-type="float">
            <text:p>0</text:p>
          </table:table-cell>
          <table:table-cell table:formula="of:=IF(AND([.$A659]&gt;=[.M$2];[.$A659]&lt;=[.M$3]);1;0)" office:value-type="float" office:value="0" calcext:value-type="float">
            <text:p>0</text:p>
          </table:table-cell>
          <table:table-cell table:formula="of:=IF(AND([.$A659]&gt;=[.N$2];[.$A659]&lt;=[.N$3]);1;0)" office:value-type="float" office:value="1" calcext:value-type="float">
            <text:p>1</text:p>
          </table:table-cell>
          <table:table-cell table:formula="of:=IF(AND([.$A659]&gt;=[.O$2];[.$A6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6121" calcext:value-type="float">
            <text:p>-1.46121</text:p>
          </table:table-cell>
          <table:table-cell table:formula="of:=IF(AND([.$A660]&gt;=[.B$2];[.$A660]&lt;=[.B$3]);1;0)" office:value-type="float" office:value="0" calcext:value-type="float">
            <text:p>0</text:p>
          </table:table-cell>
          <table:table-cell table:formula="of:=IF(AND([.$A660]&gt;=[.C$2];[.$A660]&lt;=[.C$3]);1;0)" office:value-type="float" office:value="1" calcext:value-type="float">
            <text:p>1</text:p>
          </table:table-cell>
          <table:table-cell table:formula="of:=IF(AND([.$A660]&gt;=[.D$2];[.$A660]&lt;=[.D$3]);1;0)" office:value-type="float" office:value="0" calcext:value-type="float">
            <text:p>0</text:p>
          </table:table-cell>
          <table:table-cell table:formula="of:=IF(AND([.$A660]&gt;=[.E$2];[.$A660]&lt;=[.E$3]);1;0)" office:value-type="float" office:value="0" calcext:value-type="float">
            <text:p>0</text:p>
          </table:table-cell>
          <table:table-cell table:formula="of:=IF(AND([.$A660]&gt;=[.F$2];[.$A660]&lt;=[.F$3]);1;0)" office:value-type="float" office:value="0" calcext:value-type="float">
            <text:p>0</text:p>
          </table:table-cell>
          <table:table-cell table:formula="of:=IF(AND([.$A660]&gt;=[.G$2];[.$A660]&lt;=[.G$3]);1;0)" office:value-type="float" office:value="0" calcext:value-type="float">
            <text:p>0</text:p>
          </table:table-cell>
          <table:table-cell/>
          <table:table-cell office:value-type="float" office:value="-1.57481" calcext:value-type="float">
            <text:p>-1.57481</text:p>
          </table:table-cell>
          <table:table-cell table:formula="of:=IF(AND([.$A660]&gt;=[.J$2];[.$A660]&lt;=[.J$3]);1;0)" office:value-type="float" office:value="0" calcext:value-type="float">
            <text:p>0</text:p>
          </table:table-cell>
          <table:table-cell table:formula="of:=IF(AND([.$A660]&gt;=[.K$2];[.$A660]&lt;=[.K$3]);1;0)" office:value-type="float" office:value="1" calcext:value-type="float">
            <text:p>1</text:p>
          </table:table-cell>
          <table:table-cell table:formula="of:=IF(AND([.$A660]&gt;=[.L$2];[.$A660]&lt;=[.L$3]);1;0)" office:value-type="float" office:value="0" calcext:value-type="float">
            <text:p>0</text:p>
          </table:table-cell>
          <table:table-cell table:formula="of:=IF(AND([.$A660]&gt;=[.M$2];[.$A660]&lt;=[.M$3]);1;0)" office:value-type="float" office:value="0" calcext:value-type="float">
            <text:p>0</text:p>
          </table:table-cell>
          <table:table-cell table:formula="of:=IF(AND([.$A660]&gt;=[.N$2];[.$A660]&lt;=[.N$3]);1;0)" office:value-type="float" office:value="0" calcext:value-type="float">
            <text:p>0</text:p>
          </table:table-cell>
          <table:table-cell table:formula="of:=IF(AND([.$A660]&gt;=[.O$2];[.$A6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398" calcext:value-type="float">
            <text:p>0.84398</text:p>
          </table:table-cell>
          <table:table-cell table:formula="of:=IF(AND([.$A661]&gt;=[.B$2];[.$A661]&lt;=[.B$3]);1;0)" office:value-type="float" office:value="0" calcext:value-type="float">
            <text:p>0</text:p>
          </table:table-cell>
          <table:table-cell table:formula="of:=IF(AND([.$A661]&gt;=[.C$2];[.$A661]&lt;=[.C$3]);1;0)" office:value-type="float" office:value="0" calcext:value-type="float">
            <text:p>0</text:p>
          </table:table-cell>
          <table:table-cell table:formula="of:=IF(AND([.$A661]&gt;=[.D$2];[.$A661]&lt;=[.D$3]);1;0)" office:value-type="float" office:value="0" calcext:value-type="float">
            <text:p>0</text:p>
          </table:table-cell>
          <table:table-cell table:formula="of:=IF(AND([.$A661]&gt;=[.E$2];[.$A661]&lt;=[.E$3]);1;0)" office:value-type="float" office:value="1" calcext:value-type="float">
            <text:p>1</text:p>
          </table:table-cell>
          <table:table-cell table:formula="of:=IF(AND([.$A661]&gt;=[.F$2];[.$A661]&lt;=[.F$3]);1;0)" office:value-type="float" office:value="0" calcext:value-type="float">
            <text:p>0</text:p>
          </table:table-cell>
          <table:table-cell table:formula="of:=IF(AND([.$A661]&gt;=[.G$2];[.$A661]&lt;=[.G$3]);1;0)" office:value-type="float" office:value="0" calcext:value-type="float">
            <text:p>0</text:p>
          </table:table-cell>
          <table:table-cell/>
          <table:table-cell office:value-type="float" office:value="-0.55933" calcext:value-type="float">
            <text:p>-0.55933</text:p>
          </table:table-cell>
          <table:table-cell table:formula="of:=IF(AND([.$A661]&gt;=[.J$2];[.$A661]&lt;=[.J$3]);1;0)" office:value-type="float" office:value="0" calcext:value-type="float">
            <text:p>0</text:p>
          </table:table-cell>
          <table:table-cell table:formula="of:=IF(AND([.$A661]&gt;=[.K$2];[.$A661]&lt;=[.K$3]);1;0)" office:value-type="float" office:value="0" calcext:value-type="float">
            <text:p>0</text:p>
          </table:table-cell>
          <table:table-cell table:formula="of:=IF(AND([.$A661]&gt;=[.L$2];[.$A661]&lt;=[.L$3]);1;0)" office:value-type="float" office:value="0" calcext:value-type="float">
            <text:p>0</text:p>
          </table:table-cell>
          <table:table-cell table:formula="of:=IF(AND([.$A661]&gt;=[.M$2];[.$A661]&lt;=[.M$3]);1;0)" office:value-type="float" office:value="1" calcext:value-type="float">
            <text:p>1</text:p>
          </table:table-cell>
          <table:table-cell table:formula="of:=IF(AND([.$A661]&gt;=[.N$2];[.$A661]&lt;=[.N$3]);1;0)" office:value-type="float" office:value="0" calcext:value-type="float">
            <text:p>0</text:p>
          </table:table-cell>
          <table:table-cell table:formula="of:=IF(AND([.$A661]&gt;=[.O$2];[.$A6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0427" calcext:value-type="float">
            <text:p>-0.710427</text:p>
          </table:table-cell>
          <table:table-cell table:formula="of:=IF(AND([.$A662]&gt;=[.B$2];[.$A662]&lt;=[.B$3]);1;0)" office:value-type="float" office:value="0" calcext:value-type="float">
            <text:p>0</text:p>
          </table:table-cell>
          <table:table-cell table:formula="of:=IF(AND([.$A662]&gt;=[.C$2];[.$A662]&lt;=[.C$3]);1;0)" office:value-type="float" office:value="0" calcext:value-type="float">
            <text:p>0</text:p>
          </table:table-cell>
          <table:table-cell table:formula="of:=IF(AND([.$A662]&gt;=[.D$2];[.$A662]&lt;=[.D$3]);1;0)" office:value-type="float" office:value="1" calcext:value-type="float">
            <text:p>1</text:p>
          </table:table-cell>
          <table:table-cell table:formula="of:=IF(AND([.$A662]&gt;=[.E$2];[.$A662]&lt;=[.E$3]);1;0)" office:value-type="float" office:value="0" calcext:value-type="float">
            <text:p>0</text:p>
          </table:table-cell>
          <table:table-cell table:formula="of:=IF(AND([.$A662]&gt;=[.F$2];[.$A662]&lt;=[.F$3]);1;0)" office:value-type="float" office:value="0" calcext:value-type="float">
            <text:p>0</text:p>
          </table:table-cell>
          <table:table-cell table:formula="of:=IF(AND([.$A662]&gt;=[.G$2];[.$A662]&lt;=[.G$3]);1;0)" office:value-type="float" office:value="0" calcext:value-type="float">
            <text:p>0</text:p>
          </table:table-cell>
          <table:table-cell/>
          <table:table-cell office:value-type="float" office:value="-0.808668" calcext:value-type="float">
            <text:p>-0.808668</text:p>
          </table:table-cell>
          <table:table-cell table:formula="of:=IF(AND([.$A662]&gt;=[.J$2];[.$A662]&lt;=[.J$3]);1;0)" office:value-type="float" office:value="0" calcext:value-type="float">
            <text:p>0</text:p>
          </table:table-cell>
          <table:table-cell table:formula="of:=IF(AND([.$A662]&gt;=[.K$2];[.$A662]&lt;=[.K$3]);1;0)" office:value-type="float" office:value="0" calcext:value-type="float">
            <text:p>0</text:p>
          </table:table-cell>
          <table:table-cell table:formula="of:=IF(AND([.$A662]&gt;=[.L$2];[.$A662]&lt;=[.L$3]);1;0)" office:value-type="float" office:value="1" calcext:value-type="float">
            <text:p>1</text:p>
          </table:table-cell>
          <table:table-cell table:formula="of:=IF(AND([.$A662]&gt;=[.M$2];[.$A662]&lt;=[.M$3]);1;0)" office:value-type="float" office:value="0" calcext:value-type="float">
            <text:p>0</text:p>
          </table:table-cell>
          <table:table-cell table:formula="of:=IF(AND([.$A662]&gt;=[.N$2];[.$A662]&lt;=[.N$3]);1;0)" office:value-type="float" office:value="0" calcext:value-type="float">
            <text:p>0</text:p>
          </table:table-cell>
          <table:table-cell table:formula="of:=IF(AND([.$A662]&gt;=[.O$2];[.$A6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9573" calcext:value-type="float">
            <text:p>-0.549573</text:p>
          </table:table-cell>
          <table:table-cell table:formula="of:=IF(AND([.$A663]&gt;=[.B$2];[.$A663]&lt;=[.B$3]);1;0)" office:value-type="float" office:value="0" calcext:value-type="float">
            <text:p>0</text:p>
          </table:table-cell>
          <table:table-cell table:formula="of:=IF(AND([.$A663]&gt;=[.C$2];[.$A663]&lt;=[.C$3]);1;0)" office:value-type="float" office:value="0" calcext:value-type="float">
            <text:p>0</text:p>
          </table:table-cell>
          <table:table-cell table:formula="of:=IF(AND([.$A663]&gt;=[.D$2];[.$A663]&lt;=[.D$3]);1;0)" office:value-type="float" office:value="1" calcext:value-type="float">
            <text:p>1</text:p>
          </table:table-cell>
          <table:table-cell table:formula="of:=IF(AND([.$A663]&gt;=[.E$2];[.$A663]&lt;=[.E$3]);1;0)" office:value-type="float" office:value="0" calcext:value-type="float">
            <text:p>0</text:p>
          </table:table-cell>
          <table:table-cell table:formula="of:=IF(AND([.$A663]&gt;=[.F$2];[.$A663]&lt;=[.F$3]);1;0)" office:value-type="float" office:value="0" calcext:value-type="float">
            <text:p>0</text:p>
          </table:table-cell>
          <table:table-cell table:formula="of:=IF(AND([.$A663]&gt;=[.G$2];[.$A663]&lt;=[.G$3]);1;0)" office:value-type="float" office:value="0" calcext:value-type="float">
            <text:p>0</text:p>
          </table:table-cell>
          <table:table-cell/>
          <table:table-cell office:value-type="float" office:value="1.89099" calcext:value-type="float">
            <text:p>1.89099</text:p>
          </table:table-cell>
          <table:table-cell table:formula="of:=IF(AND([.$A663]&gt;=[.J$2];[.$A663]&lt;=[.J$3]);1;0)" office:value-type="float" office:value="0" calcext:value-type="float">
            <text:p>0</text:p>
          </table:table-cell>
          <table:table-cell table:formula="of:=IF(AND([.$A663]&gt;=[.K$2];[.$A663]&lt;=[.K$3]);1;0)" office:value-type="float" office:value="0" calcext:value-type="float">
            <text:p>0</text:p>
          </table:table-cell>
          <table:table-cell table:formula="of:=IF(AND([.$A663]&gt;=[.L$2];[.$A663]&lt;=[.L$3]);1;0)" office:value-type="float" office:value="1" calcext:value-type="float">
            <text:p>1</text:p>
          </table:table-cell>
          <table:table-cell table:formula="of:=IF(AND([.$A663]&gt;=[.M$2];[.$A663]&lt;=[.M$3]);1;0)" office:value-type="float" office:value="0" calcext:value-type="float">
            <text:p>0</text:p>
          </table:table-cell>
          <table:table-cell table:formula="of:=IF(AND([.$A663]&gt;=[.N$2];[.$A663]&lt;=[.N$3]);1;0)" office:value-type="float" office:value="0" calcext:value-type="float">
            <text:p>0</text:p>
          </table:table-cell>
          <table:table-cell table:formula="of:=IF(AND([.$A663]&gt;=[.O$2];[.$A6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0411" calcext:value-type="float">
            <text:p>0.780411</text:p>
          </table:table-cell>
          <table:table-cell table:formula="of:=IF(AND([.$A664]&gt;=[.B$2];[.$A664]&lt;=[.B$3]);1;0)" office:value-type="float" office:value="0" calcext:value-type="float">
            <text:p>0</text:p>
          </table:table-cell>
          <table:table-cell table:formula="of:=IF(AND([.$A664]&gt;=[.C$2];[.$A664]&lt;=[.C$3]);1;0)" office:value-type="float" office:value="0" calcext:value-type="float">
            <text:p>0</text:p>
          </table:table-cell>
          <table:table-cell table:formula="of:=IF(AND([.$A664]&gt;=[.D$2];[.$A664]&lt;=[.D$3]);1;0)" office:value-type="float" office:value="0" calcext:value-type="float">
            <text:p>0</text:p>
          </table:table-cell>
          <table:table-cell table:formula="of:=IF(AND([.$A664]&gt;=[.E$2];[.$A664]&lt;=[.E$3]);1;0)" office:value-type="float" office:value="1" calcext:value-type="float">
            <text:p>1</text:p>
          </table:table-cell>
          <table:table-cell table:formula="of:=IF(AND([.$A664]&gt;=[.F$2];[.$A664]&lt;=[.F$3]);1;0)" office:value-type="float" office:value="0" calcext:value-type="float">
            <text:p>0</text:p>
          </table:table-cell>
          <table:table-cell table:formula="of:=IF(AND([.$A664]&gt;=[.G$2];[.$A664]&lt;=[.G$3]);1;0)" office:value-type="float" office:value="0" calcext:value-type="float">
            <text:p>0</text:p>
          </table:table-cell>
          <table:table-cell/>
          <table:table-cell office:value-type="float" office:value="-1.07221" calcext:value-type="float">
            <text:p>-1.07221</text:p>
          </table:table-cell>
          <table:table-cell table:formula="of:=IF(AND([.$A664]&gt;=[.J$2];[.$A664]&lt;=[.J$3]);1;0)" office:value-type="float" office:value="0" calcext:value-type="float">
            <text:p>0</text:p>
          </table:table-cell>
          <table:table-cell table:formula="of:=IF(AND([.$A664]&gt;=[.K$2];[.$A664]&lt;=[.K$3]);1;0)" office:value-type="float" office:value="0" calcext:value-type="float">
            <text:p>0</text:p>
          </table:table-cell>
          <table:table-cell table:formula="of:=IF(AND([.$A664]&gt;=[.L$2];[.$A664]&lt;=[.L$3]);1;0)" office:value-type="float" office:value="0" calcext:value-type="float">
            <text:p>0</text:p>
          </table:table-cell>
          <table:table-cell table:formula="of:=IF(AND([.$A664]&gt;=[.M$2];[.$A664]&lt;=[.M$3]);1;0)" office:value-type="float" office:value="1" calcext:value-type="float">
            <text:p>1</text:p>
          </table:table-cell>
          <table:table-cell table:formula="of:=IF(AND([.$A664]&gt;=[.N$2];[.$A664]&lt;=[.N$3]);1;0)" office:value-type="float" office:value="0" calcext:value-type="float">
            <text:p>0</text:p>
          </table:table-cell>
          <table:table-cell table:formula="of:=IF(AND([.$A664]&gt;=[.O$2];[.$A6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2249" calcext:value-type="float">
            <text:p>-1.32249</text:p>
          </table:table-cell>
          <table:table-cell table:formula="of:=IF(AND([.$A665]&gt;=[.B$2];[.$A665]&lt;=[.B$3]);1;0)" office:value-type="float" office:value="0" calcext:value-type="float">
            <text:p>0</text:p>
          </table:table-cell>
          <table:table-cell table:formula="of:=IF(AND([.$A665]&gt;=[.C$2];[.$A665]&lt;=[.C$3]);1;0)" office:value-type="float" office:value="1" calcext:value-type="float">
            <text:p>1</text:p>
          </table:table-cell>
          <table:table-cell table:formula="of:=IF(AND([.$A665]&gt;=[.D$2];[.$A665]&lt;=[.D$3]);1;0)" office:value-type="float" office:value="0" calcext:value-type="float">
            <text:p>0</text:p>
          </table:table-cell>
          <table:table-cell table:formula="of:=IF(AND([.$A665]&gt;=[.E$2];[.$A665]&lt;=[.E$3]);1;0)" office:value-type="float" office:value="0" calcext:value-type="float">
            <text:p>0</text:p>
          </table:table-cell>
          <table:table-cell table:formula="of:=IF(AND([.$A665]&gt;=[.F$2];[.$A665]&lt;=[.F$3]);1;0)" office:value-type="float" office:value="0" calcext:value-type="float">
            <text:p>0</text:p>
          </table:table-cell>
          <table:table-cell table:formula="of:=IF(AND([.$A665]&gt;=[.G$2];[.$A665]&lt;=[.G$3]);1;0)" office:value-type="float" office:value="0" calcext:value-type="float">
            <text:p>0</text:p>
          </table:table-cell>
          <table:table-cell/>
          <table:table-cell office:value-type="float" office:value="0.920768" calcext:value-type="float">
            <text:p>0.920768</text:p>
          </table:table-cell>
          <table:table-cell table:formula="of:=IF(AND([.$A665]&gt;=[.J$2];[.$A665]&lt;=[.J$3]);1;0)" office:value-type="float" office:value="0" calcext:value-type="float">
            <text:p>0</text:p>
          </table:table-cell>
          <table:table-cell table:formula="of:=IF(AND([.$A665]&gt;=[.K$2];[.$A665]&lt;=[.K$3]);1;0)" office:value-type="float" office:value="1" calcext:value-type="float">
            <text:p>1</text:p>
          </table:table-cell>
          <table:table-cell table:formula="of:=IF(AND([.$A665]&gt;=[.L$2];[.$A665]&lt;=[.L$3]);1;0)" office:value-type="float" office:value="0" calcext:value-type="float">
            <text:p>0</text:p>
          </table:table-cell>
          <table:table-cell table:formula="of:=IF(AND([.$A665]&gt;=[.M$2];[.$A665]&lt;=[.M$3]);1;0)" office:value-type="float" office:value="0" calcext:value-type="float">
            <text:p>0</text:p>
          </table:table-cell>
          <table:table-cell table:formula="of:=IF(AND([.$A665]&gt;=[.N$2];[.$A665]&lt;=[.N$3]);1;0)" office:value-type="float" office:value="0" calcext:value-type="float">
            <text:p>0</text:p>
          </table:table-cell>
          <table:table-cell table:formula="of:=IF(AND([.$A665]&gt;=[.O$2];[.$A6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9874" calcext:value-type="float">
            <text:p>0.0699874</text:p>
          </table:table-cell>
          <table:table-cell table:formula="of:=IF(AND([.$A666]&gt;=[.B$2];[.$A666]&lt;=[.B$3]);1;0)" office:value-type="float" office:value="0" calcext:value-type="float">
            <text:p>0</text:p>
          </table:table-cell>
          <table:table-cell table:formula="of:=IF(AND([.$A666]&gt;=[.C$2];[.$A666]&lt;=[.C$3]);1;0)" office:value-type="float" office:value="0" calcext:value-type="float">
            <text:p>0</text:p>
          </table:table-cell>
          <table:table-cell table:formula="of:=IF(AND([.$A666]&gt;=[.D$2];[.$A666]&lt;=[.D$3]);1;0)" office:value-type="float" office:value="0" calcext:value-type="float">
            <text:p>0</text:p>
          </table:table-cell>
          <table:table-cell table:formula="of:=IF(AND([.$A666]&gt;=[.E$2];[.$A666]&lt;=[.E$3]);1;0)" office:value-type="float" office:value="1" calcext:value-type="float">
            <text:p>1</text:p>
          </table:table-cell>
          <table:table-cell table:formula="of:=IF(AND([.$A666]&gt;=[.F$2];[.$A666]&lt;=[.F$3]);1;0)" office:value-type="float" office:value="0" calcext:value-type="float">
            <text:p>0</text:p>
          </table:table-cell>
          <table:table-cell table:formula="of:=IF(AND([.$A666]&gt;=[.G$2];[.$A666]&lt;=[.G$3]);1;0)" office:value-type="float" office:value="0" calcext:value-type="float">
            <text:p>0</text:p>
          </table:table-cell>
          <table:table-cell/>
          <table:table-cell office:value-type="float" office:value="-0.110097" calcext:value-type="float">
            <text:p>-0.110097</text:p>
          </table:table-cell>
          <table:table-cell table:formula="of:=IF(AND([.$A666]&gt;=[.J$2];[.$A666]&lt;=[.J$3]);1;0)" office:value-type="float" office:value="0" calcext:value-type="float">
            <text:p>0</text:p>
          </table:table-cell>
          <table:table-cell table:formula="of:=IF(AND([.$A666]&gt;=[.K$2];[.$A666]&lt;=[.K$3]);1;0)" office:value-type="float" office:value="0" calcext:value-type="float">
            <text:p>0</text:p>
          </table:table-cell>
          <table:table-cell table:formula="of:=IF(AND([.$A666]&gt;=[.L$2];[.$A666]&lt;=[.L$3]);1;0)" office:value-type="float" office:value="0" calcext:value-type="float">
            <text:p>0</text:p>
          </table:table-cell>
          <table:table-cell table:formula="of:=IF(AND([.$A666]&gt;=[.M$2];[.$A666]&lt;=[.M$3]);1;0)" office:value-type="float" office:value="1" calcext:value-type="float">
            <text:p>1</text:p>
          </table:table-cell>
          <table:table-cell table:formula="of:=IF(AND([.$A666]&gt;=[.N$2];[.$A666]&lt;=[.N$3]);1;0)" office:value-type="float" office:value="0" calcext:value-type="float">
            <text:p>0</text:p>
          </table:table-cell>
          <table:table-cell table:formula="of:=IF(AND([.$A666]&gt;=[.O$2];[.$A6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953" calcext:value-type="float">
            <text:p>1.17953</text:p>
          </table:table-cell>
          <table:table-cell table:formula="of:=IF(AND([.$A667]&gt;=[.B$2];[.$A667]&lt;=[.B$3]);1;0)" office:value-type="float" office:value="0" calcext:value-type="float">
            <text:p>0</text:p>
          </table:table-cell>
          <table:table-cell table:formula="of:=IF(AND([.$A667]&gt;=[.C$2];[.$A667]&lt;=[.C$3]);1;0)" office:value-type="float" office:value="0" calcext:value-type="float">
            <text:p>0</text:p>
          </table:table-cell>
          <table:table-cell table:formula="of:=IF(AND([.$A667]&gt;=[.D$2];[.$A667]&lt;=[.D$3]);1;0)" office:value-type="float" office:value="0" calcext:value-type="float">
            <text:p>0</text:p>
          </table:table-cell>
          <table:table-cell table:formula="of:=IF(AND([.$A667]&gt;=[.E$2];[.$A667]&lt;=[.E$3]);1;0)" office:value-type="float" office:value="0" calcext:value-type="float">
            <text:p>0</text:p>
          </table:table-cell>
          <table:table-cell table:formula="of:=IF(AND([.$A667]&gt;=[.F$2];[.$A667]&lt;=[.F$3]);1;0)" office:value-type="float" office:value="1" calcext:value-type="float">
            <text:p>1</text:p>
          </table:table-cell>
          <table:table-cell table:formula="of:=IF(AND([.$A667]&gt;=[.G$2];[.$A667]&lt;=[.G$3]);1;0)" office:value-type="float" office:value="0" calcext:value-type="float">
            <text:p>0</text:p>
          </table:table-cell>
          <table:table-cell/>
          <table:table-cell office:value-type="float" office:value="1.48819" calcext:value-type="float">
            <text:p>1.48819</text:p>
          </table:table-cell>
          <table:table-cell table:formula="of:=IF(AND([.$A667]&gt;=[.J$2];[.$A667]&lt;=[.J$3]);1;0)" office:value-type="float" office:value="0" calcext:value-type="float">
            <text:p>0</text:p>
          </table:table-cell>
          <table:table-cell table:formula="of:=IF(AND([.$A667]&gt;=[.K$2];[.$A667]&lt;=[.K$3]);1;0)" office:value-type="float" office:value="0" calcext:value-type="float">
            <text:p>0</text:p>
          </table:table-cell>
          <table:table-cell table:formula="of:=IF(AND([.$A667]&gt;=[.L$2];[.$A667]&lt;=[.L$3]);1;0)" office:value-type="float" office:value="0" calcext:value-type="float">
            <text:p>0</text:p>
          </table:table-cell>
          <table:table-cell table:formula="of:=IF(AND([.$A667]&gt;=[.M$2];[.$A667]&lt;=[.M$3]);1;0)" office:value-type="float" office:value="0" calcext:value-type="float">
            <text:p>0</text:p>
          </table:table-cell>
          <table:table-cell table:formula="of:=IF(AND([.$A667]&gt;=[.N$2];[.$A667]&lt;=[.N$3]);1;0)" office:value-type="float" office:value="1" calcext:value-type="float">
            <text:p>1</text:p>
          </table:table-cell>
          <table:table-cell table:formula="of:=IF(AND([.$A667]&gt;=[.O$2];[.$A6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3228" calcext:value-type="float">
            <text:p>0.353228</text:p>
          </table:table-cell>
          <table:table-cell table:formula="of:=IF(AND([.$A668]&gt;=[.B$2];[.$A668]&lt;=[.B$3]);1;0)" office:value-type="float" office:value="0" calcext:value-type="float">
            <text:p>0</text:p>
          </table:table-cell>
          <table:table-cell table:formula="of:=IF(AND([.$A668]&gt;=[.C$2];[.$A668]&lt;=[.C$3]);1;0)" office:value-type="float" office:value="0" calcext:value-type="float">
            <text:p>0</text:p>
          </table:table-cell>
          <table:table-cell table:formula="of:=IF(AND([.$A668]&gt;=[.D$2];[.$A668]&lt;=[.D$3]);1;0)" office:value-type="float" office:value="0" calcext:value-type="float">
            <text:p>0</text:p>
          </table:table-cell>
          <table:table-cell table:formula="of:=IF(AND([.$A668]&gt;=[.E$2];[.$A668]&lt;=[.E$3]);1;0)" office:value-type="float" office:value="1" calcext:value-type="float">
            <text:p>1</text:p>
          </table:table-cell>
          <table:table-cell table:formula="of:=IF(AND([.$A668]&gt;=[.F$2];[.$A668]&lt;=[.F$3]);1;0)" office:value-type="float" office:value="0" calcext:value-type="float">
            <text:p>0</text:p>
          </table:table-cell>
          <table:table-cell table:formula="of:=IF(AND([.$A668]&gt;=[.G$2];[.$A668]&lt;=[.G$3]);1;0)" office:value-type="float" office:value="0" calcext:value-type="float">
            <text:p>0</text:p>
          </table:table-cell>
          <table:table-cell/>
          <table:table-cell office:value-type="float" office:value="0.606012" calcext:value-type="float">
            <text:p>0.606012</text:p>
          </table:table-cell>
          <table:table-cell table:formula="of:=IF(AND([.$A668]&gt;=[.J$2];[.$A668]&lt;=[.J$3]);1;0)" office:value-type="float" office:value="0" calcext:value-type="float">
            <text:p>0</text:p>
          </table:table-cell>
          <table:table-cell table:formula="of:=IF(AND([.$A668]&gt;=[.K$2];[.$A668]&lt;=[.K$3]);1;0)" office:value-type="float" office:value="0" calcext:value-type="float">
            <text:p>0</text:p>
          </table:table-cell>
          <table:table-cell table:formula="of:=IF(AND([.$A668]&gt;=[.L$2];[.$A668]&lt;=[.L$3]);1;0)" office:value-type="float" office:value="0" calcext:value-type="float">
            <text:p>0</text:p>
          </table:table-cell>
          <table:table-cell table:formula="of:=IF(AND([.$A668]&gt;=[.M$2];[.$A668]&lt;=[.M$3]);1;0)" office:value-type="float" office:value="1" calcext:value-type="float">
            <text:p>1</text:p>
          </table:table-cell>
          <table:table-cell table:formula="of:=IF(AND([.$A668]&gt;=[.N$2];[.$A668]&lt;=[.N$3]);1;0)" office:value-type="float" office:value="0" calcext:value-type="float">
            <text:p>0</text:p>
          </table:table-cell>
          <table:table-cell table:formula="of:=IF(AND([.$A668]&gt;=[.O$2];[.$A6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4598" calcext:value-type="float">
            <text:p>0.244598</text:p>
          </table:table-cell>
          <table:table-cell table:formula="of:=IF(AND([.$A669]&gt;=[.B$2];[.$A669]&lt;=[.B$3]);1;0)" office:value-type="float" office:value="0" calcext:value-type="float">
            <text:p>0</text:p>
          </table:table-cell>
          <table:table-cell table:formula="of:=IF(AND([.$A669]&gt;=[.C$2];[.$A669]&lt;=[.C$3]);1;0)" office:value-type="float" office:value="0" calcext:value-type="float">
            <text:p>0</text:p>
          </table:table-cell>
          <table:table-cell table:formula="of:=IF(AND([.$A669]&gt;=[.D$2];[.$A669]&lt;=[.D$3]);1;0)" office:value-type="float" office:value="0" calcext:value-type="float">
            <text:p>0</text:p>
          </table:table-cell>
          <table:table-cell table:formula="of:=IF(AND([.$A669]&gt;=[.E$2];[.$A669]&lt;=[.E$3]);1;0)" office:value-type="float" office:value="1" calcext:value-type="float">
            <text:p>1</text:p>
          </table:table-cell>
          <table:table-cell table:formula="of:=IF(AND([.$A669]&gt;=[.F$2];[.$A669]&lt;=[.F$3]);1;0)" office:value-type="float" office:value="0" calcext:value-type="float">
            <text:p>0</text:p>
          </table:table-cell>
          <table:table-cell table:formula="of:=IF(AND([.$A669]&gt;=[.G$2];[.$A669]&lt;=[.G$3]);1;0)" office:value-type="float" office:value="0" calcext:value-type="float">
            <text:p>0</text:p>
          </table:table-cell>
          <table:table-cell/>
          <table:table-cell office:value-type="float" office:value="-0.357048" calcext:value-type="float">
            <text:p>-0.357048</text:p>
          </table:table-cell>
          <table:table-cell table:formula="of:=IF(AND([.$A669]&gt;=[.J$2];[.$A669]&lt;=[.J$3]);1;0)" office:value-type="float" office:value="0" calcext:value-type="float">
            <text:p>0</text:p>
          </table:table-cell>
          <table:table-cell table:formula="of:=IF(AND([.$A669]&gt;=[.K$2];[.$A669]&lt;=[.K$3]);1;0)" office:value-type="float" office:value="0" calcext:value-type="float">
            <text:p>0</text:p>
          </table:table-cell>
          <table:table-cell table:formula="of:=IF(AND([.$A669]&gt;=[.L$2];[.$A669]&lt;=[.L$3]);1;0)" office:value-type="float" office:value="0" calcext:value-type="float">
            <text:p>0</text:p>
          </table:table-cell>
          <table:table-cell table:formula="of:=IF(AND([.$A669]&gt;=[.M$2];[.$A669]&lt;=[.M$3]);1;0)" office:value-type="float" office:value="1" calcext:value-type="float">
            <text:p>1</text:p>
          </table:table-cell>
          <table:table-cell table:formula="of:=IF(AND([.$A669]&gt;=[.N$2];[.$A669]&lt;=[.N$3]);1;0)" office:value-type="float" office:value="0" calcext:value-type="float">
            <text:p>0</text:p>
          </table:table-cell>
          <table:table-cell table:formula="of:=IF(AND([.$A669]&gt;=[.O$2];[.$A6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2934" calcext:value-type="float">
            <text:p>0.362934</text:p>
          </table:table-cell>
          <table:table-cell table:formula="of:=IF(AND([.$A670]&gt;=[.B$2];[.$A670]&lt;=[.B$3]);1;0)" office:value-type="float" office:value="0" calcext:value-type="float">
            <text:p>0</text:p>
          </table:table-cell>
          <table:table-cell table:formula="of:=IF(AND([.$A670]&gt;=[.C$2];[.$A670]&lt;=[.C$3]);1;0)" office:value-type="float" office:value="0" calcext:value-type="float">
            <text:p>0</text:p>
          </table:table-cell>
          <table:table-cell table:formula="of:=IF(AND([.$A670]&gt;=[.D$2];[.$A670]&lt;=[.D$3]);1;0)" office:value-type="float" office:value="0" calcext:value-type="float">
            <text:p>0</text:p>
          </table:table-cell>
          <table:table-cell table:formula="of:=IF(AND([.$A670]&gt;=[.E$2];[.$A670]&lt;=[.E$3]);1;0)" office:value-type="float" office:value="1" calcext:value-type="float">
            <text:p>1</text:p>
          </table:table-cell>
          <table:table-cell table:formula="of:=IF(AND([.$A670]&gt;=[.F$2];[.$A670]&lt;=[.F$3]);1;0)" office:value-type="float" office:value="0" calcext:value-type="float">
            <text:p>0</text:p>
          </table:table-cell>
          <table:table-cell table:formula="of:=IF(AND([.$A670]&gt;=[.G$2];[.$A670]&lt;=[.G$3]);1;0)" office:value-type="float" office:value="0" calcext:value-type="float">
            <text:p>0</text:p>
          </table:table-cell>
          <table:table-cell/>
          <table:table-cell office:value-type="float" office:value="-0.365451" calcext:value-type="float">
            <text:p>-0.365451</text:p>
          </table:table-cell>
          <table:table-cell table:formula="of:=IF(AND([.$A670]&gt;=[.J$2];[.$A670]&lt;=[.J$3]);1;0)" office:value-type="float" office:value="0" calcext:value-type="float">
            <text:p>0</text:p>
          </table:table-cell>
          <table:table-cell table:formula="of:=IF(AND([.$A670]&gt;=[.K$2];[.$A670]&lt;=[.K$3]);1;0)" office:value-type="float" office:value="0" calcext:value-type="float">
            <text:p>0</text:p>
          </table:table-cell>
          <table:table-cell table:formula="of:=IF(AND([.$A670]&gt;=[.L$2];[.$A670]&lt;=[.L$3]);1;0)" office:value-type="float" office:value="0" calcext:value-type="float">
            <text:p>0</text:p>
          </table:table-cell>
          <table:table-cell table:formula="of:=IF(AND([.$A670]&gt;=[.M$2];[.$A670]&lt;=[.M$3]);1;0)" office:value-type="float" office:value="1" calcext:value-type="float">
            <text:p>1</text:p>
          </table:table-cell>
          <table:table-cell table:formula="of:=IF(AND([.$A670]&gt;=[.N$2];[.$A670]&lt;=[.N$3]);1;0)" office:value-type="float" office:value="0" calcext:value-type="float">
            <text:p>0</text:p>
          </table:table-cell>
          <table:table-cell table:formula="of:=IF(AND([.$A670]&gt;=[.O$2];[.$A6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8987" calcext:value-type="float">
            <text:p>0.688987</text:p>
          </table:table-cell>
          <table:table-cell table:formula="of:=IF(AND([.$A671]&gt;=[.B$2];[.$A671]&lt;=[.B$3]);1;0)" office:value-type="float" office:value="0" calcext:value-type="float">
            <text:p>0</text:p>
          </table:table-cell>
          <table:table-cell table:formula="of:=IF(AND([.$A671]&gt;=[.C$2];[.$A671]&lt;=[.C$3]);1;0)" office:value-type="float" office:value="0" calcext:value-type="float">
            <text:p>0</text:p>
          </table:table-cell>
          <table:table-cell table:formula="of:=IF(AND([.$A671]&gt;=[.D$2];[.$A671]&lt;=[.D$3]);1;0)" office:value-type="float" office:value="0" calcext:value-type="float">
            <text:p>0</text:p>
          </table:table-cell>
          <table:table-cell table:formula="of:=IF(AND([.$A671]&gt;=[.E$2];[.$A671]&lt;=[.E$3]);1;0)" office:value-type="float" office:value="1" calcext:value-type="float">
            <text:p>1</text:p>
          </table:table-cell>
          <table:table-cell table:formula="of:=IF(AND([.$A671]&gt;=[.F$2];[.$A671]&lt;=[.F$3]);1;0)" office:value-type="float" office:value="0" calcext:value-type="float">
            <text:p>0</text:p>
          </table:table-cell>
          <table:table-cell table:formula="of:=IF(AND([.$A671]&gt;=[.G$2];[.$A671]&lt;=[.G$3]);1;0)" office:value-type="float" office:value="0" calcext:value-type="float">
            <text:p>0</text:p>
          </table:table-cell>
          <table:table-cell/>
          <table:table-cell office:value-type="float" office:value="1.5567" calcext:value-type="float">
            <text:p>1.5567</text:p>
          </table:table-cell>
          <table:table-cell table:formula="of:=IF(AND([.$A671]&gt;=[.J$2];[.$A671]&lt;=[.J$3]);1;0)" office:value-type="float" office:value="0" calcext:value-type="float">
            <text:p>0</text:p>
          </table:table-cell>
          <table:table-cell table:formula="of:=IF(AND([.$A671]&gt;=[.K$2];[.$A671]&lt;=[.K$3]);1;0)" office:value-type="float" office:value="0" calcext:value-type="float">
            <text:p>0</text:p>
          </table:table-cell>
          <table:table-cell table:formula="of:=IF(AND([.$A671]&gt;=[.L$2];[.$A671]&lt;=[.L$3]);1;0)" office:value-type="float" office:value="0" calcext:value-type="float">
            <text:p>0</text:p>
          </table:table-cell>
          <table:table-cell table:formula="of:=IF(AND([.$A671]&gt;=[.M$2];[.$A671]&lt;=[.M$3]);1;0)" office:value-type="float" office:value="1" calcext:value-type="float">
            <text:p>1</text:p>
          </table:table-cell>
          <table:table-cell table:formula="of:=IF(AND([.$A671]&gt;=[.N$2];[.$A671]&lt;=[.N$3]);1;0)" office:value-type="float" office:value="0" calcext:value-type="float">
            <text:p>0</text:p>
          </table:table-cell>
          <table:table-cell table:formula="of:=IF(AND([.$A671]&gt;=[.O$2];[.$A6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4753" calcext:value-type="float">
            <text:p>-0.184753</text:p>
          </table:table-cell>
          <table:table-cell table:formula="of:=IF(AND([.$A672]&gt;=[.B$2];[.$A672]&lt;=[.B$3]);1;0)" office:value-type="float" office:value="0" calcext:value-type="float">
            <text:p>0</text:p>
          </table:table-cell>
          <table:table-cell table:formula="of:=IF(AND([.$A672]&gt;=[.C$2];[.$A672]&lt;=[.C$3]);1;0)" office:value-type="float" office:value="0" calcext:value-type="float">
            <text:p>0</text:p>
          </table:table-cell>
          <table:table-cell table:formula="of:=IF(AND([.$A672]&gt;=[.D$2];[.$A672]&lt;=[.D$3]);1;0)" office:value-type="float" office:value="1" calcext:value-type="float">
            <text:p>1</text:p>
          </table:table-cell>
          <table:table-cell table:formula="of:=IF(AND([.$A672]&gt;=[.E$2];[.$A672]&lt;=[.E$3]);1;0)" office:value-type="float" office:value="0" calcext:value-type="float">
            <text:p>0</text:p>
          </table:table-cell>
          <table:table-cell table:formula="of:=IF(AND([.$A672]&gt;=[.F$2];[.$A672]&lt;=[.F$3]);1;0)" office:value-type="float" office:value="0" calcext:value-type="float">
            <text:p>0</text:p>
          </table:table-cell>
          <table:table-cell table:formula="of:=IF(AND([.$A672]&gt;=[.G$2];[.$A672]&lt;=[.G$3]);1;0)" office:value-type="float" office:value="0" calcext:value-type="float">
            <text:p>0</text:p>
          </table:table-cell>
          <table:table-cell/>
          <table:table-cell office:value-type="float" office:value="0.662185" calcext:value-type="float">
            <text:p>0.662185</text:p>
          </table:table-cell>
          <table:table-cell table:formula="of:=IF(AND([.$A672]&gt;=[.J$2];[.$A672]&lt;=[.J$3]);1;0)" office:value-type="float" office:value="0" calcext:value-type="float">
            <text:p>0</text:p>
          </table:table-cell>
          <table:table-cell table:formula="of:=IF(AND([.$A672]&gt;=[.K$2];[.$A672]&lt;=[.K$3]);1;0)" office:value-type="float" office:value="0" calcext:value-type="float">
            <text:p>0</text:p>
          </table:table-cell>
          <table:table-cell table:formula="of:=IF(AND([.$A672]&gt;=[.L$2];[.$A672]&lt;=[.L$3]);1;0)" office:value-type="float" office:value="1" calcext:value-type="float">
            <text:p>1</text:p>
          </table:table-cell>
          <table:table-cell table:formula="of:=IF(AND([.$A672]&gt;=[.M$2];[.$A672]&lt;=[.M$3]);1;0)" office:value-type="float" office:value="0" calcext:value-type="float">
            <text:p>0</text:p>
          </table:table-cell>
          <table:table-cell table:formula="of:=IF(AND([.$A672]&gt;=[.N$2];[.$A672]&lt;=[.N$3]);1;0)" office:value-type="float" office:value="0" calcext:value-type="float">
            <text:p>0</text:p>
          </table:table-cell>
          <table:table-cell table:formula="of:=IF(AND([.$A672]&gt;=[.O$2];[.$A6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12" calcext:value-type="float">
            <text:p>0.83112</text:p>
          </table:table-cell>
          <table:table-cell table:formula="of:=IF(AND([.$A673]&gt;=[.B$2];[.$A673]&lt;=[.B$3]);1;0)" office:value-type="float" office:value="0" calcext:value-type="float">
            <text:p>0</text:p>
          </table:table-cell>
          <table:table-cell table:formula="of:=IF(AND([.$A673]&gt;=[.C$2];[.$A673]&lt;=[.C$3]);1;0)" office:value-type="float" office:value="0" calcext:value-type="float">
            <text:p>0</text:p>
          </table:table-cell>
          <table:table-cell table:formula="of:=IF(AND([.$A673]&gt;=[.D$2];[.$A673]&lt;=[.D$3]);1;0)" office:value-type="float" office:value="0" calcext:value-type="float">
            <text:p>0</text:p>
          </table:table-cell>
          <table:table-cell table:formula="of:=IF(AND([.$A673]&gt;=[.E$2];[.$A673]&lt;=[.E$3]);1;0)" office:value-type="float" office:value="1" calcext:value-type="float">
            <text:p>1</text:p>
          </table:table-cell>
          <table:table-cell table:formula="of:=IF(AND([.$A673]&gt;=[.F$2];[.$A673]&lt;=[.F$3]);1;0)" office:value-type="float" office:value="0" calcext:value-type="float">
            <text:p>0</text:p>
          </table:table-cell>
          <table:table-cell table:formula="of:=IF(AND([.$A673]&gt;=[.G$2];[.$A673]&lt;=[.G$3]);1;0)" office:value-type="float" office:value="0" calcext:value-type="float">
            <text:p>0</text:p>
          </table:table-cell>
          <table:table-cell/>
          <table:table-cell office:value-type="float" office:value="-0.707033" calcext:value-type="float">
            <text:p>-0.707033</text:p>
          </table:table-cell>
          <table:table-cell table:formula="of:=IF(AND([.$A673]&gt;=[.J$2];[.$A673]&lt;=[.J$3]);1;0)" office:value-type="float" office:value="0" calcext:value-type="float">
            <text:p>0</text:p>
          </table:table-cell>
          <table:table-cell table:formula="of:=IF(AND([.$A673]&gt;=[.K$2];[.$A673]&lt;=[.K$3]);1;0)" office:value-type="float" office:value="0" calcext:value-type="float">
            <text:p>0</text:p>
          </table:table-cell>
          <table:table-cell table:formula="of:=IF(AND([.$A673]&gt;=[.L$2];[.$A673]&lt;=[.L$3]);1;0)" office:value-type="float" office:value="0" calcext:value-type="float">
            <text:p>0</text:p>
          </table:table-cell>
          <table:table-cell table:formula="of:=IF(AND([.$A673]&gt;=[.M$2];[.$A673]&lt;=[.M$3]);1;0)" office:value-type="float" office:value="1" calcext:value-type="float">
            <text:p>1</text:p>
          </table:table-cell>
          <table:table-cell table:formula="of:=IF(AND([.$A673]&gt;=[.N$2];[.$A673]&lt;=[.N$3]);1;0)" office:value-type="float" office:value="0" calcext:value-type="float">
            <text:p>0</text:p>
          </table:table-cell>
          <table:table-cell table:formula="of:=IF(AND([.$A673]&gt;=[.O$2];[.$A6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2391" calcext:value-type="float">
            <text:p>0.632391</text:p>
          </table:table-cell>
          <table:table-cell table:formula="of:=IF(AND([.$A674]&gt;=[.B$2];[.$A674]&lt;=[.B$3]);1;0)" office:value-type="float" office:value="0" calcext:value-type="float">
            <text:p>0</text:p>
          </table:table-cell>
          <table:table-cell table:formula="of:=IF(AND([.$A674]&gt;=[.C$2];[.$A674]&lt;=[.C$3]);1;0)" office:value-type="float" office:value="0" calcext:value-type="float">
            <text:p>0</text:p>
          </table:table-cell>
          <table:table-cell table:formula="of:=IF(AND([.$A674]&gt;=[.D$2];[.$A674]&lt;=[.D$3]);1;0)" office:value-type="float" office:value="0" calcext:value-type="float">
            <text:p>0</text:p>
          </table:table-cell>
          <table:table-cell table:formula="of:=IF(AND([.$A674]&gt;=[.E$2];[.$A674]&lt;=[.E$3]);1;0)" office:value-type="float" office:value="1" calcext:value-type="float">
            <text:p>1</text:p>
          </table:table-cell>
          <table:table-cell table:formula="of:=IF(AND([.$A674]&gt;=[.F$2];[.$A674]&lt;=[.F$3]);1;0)" office:value-type="float" office:value="0" calcext:value-type="float">
            <text:p>0</text:p>
          </table:table-cell>
          <table:table-cell table:formula="of:=IF(AND([.$A674]&gt;=[.G$2];[.$A674]&lt;=[.G$3]);1;0)" office:value-type="float" office:value="0" calcext:value-type="float">
            <text:p>0</text:p>
          </table:table-cell>
          <table:table-cell/>
          <table:table-cell office:value-type="float" office:value="0.411598" calcext:value-type="float">
            <text:p>0.411598</text:p>
          </table:table-cell>
          <table:table-cell table:formula="of:=IF(AND([.$A674]&gt;=[.J$2];[.$A674]&lt;=[.J$3]);1;0)" office:value-type="float" office:value="0" calcext:value-type="float">
            <text:p>0</text:p>
          </table:table-cell>
          <table:table-cell table:formula="of:=IF(AND([.$A674]&gt;=[.K$2];[.$A674]&lt;=[.K$3]);1;0)" office:value-type="float" office:value="0" calcext:value-type="float">
            <text:p>0</text:p>
          </table:table-cell>
          <table:table-cell table:formula="of:=IF(AND([.$A674]&gt;=[.L$2];[.$A674]&lt;=[.L$3]);1;0)" office:value-type="float" office:value="0" calcext:value-type="float">
            <text:p>0</text:p>
          </table:table-cell>
          <table:table-cell table:formula="of:=IF(AND([.$A674]&gt;=[.M$2];[.$A674]&lt;=[.M$3]);1;0)" office:value-type="float" office:value="1" calcext:value-type="float">
            <text:p>1</text:p>
          </table:table-cell>
          <table:table-cell table:formula="of:=IF(AND([.$A674]&gt;=[.N$2];[.$A674]&lt;=[.N$3]);1;0)" office:value-type="float" office:value="0" calcext:value-type="float">
            <text:p>0</text:p>
          </table:table-cell>
          <table:table-cell table:formula="of:=IF(AND([.$A674]&gt;=[.O$2];[.$A6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3564" calcext:value-type="float">
            <text:p>-0.703564</text:p>
          </table:table-cell>
          <table:table-cell table:formula="of:=IF(AND([.$A675]&gt;=[.B$2];[.$A675]&lt;=[.B$3]);1;0)" office:value-type="float" office:value="0" calcext:value-type="float">
            <text:p>0</text:p>
          </table:table-cell>
          <table:table-cell table:formula="of:=IF(AND([.$A675]&gt;=[.C$2];[.$A675]&lt;=[.C$3]);1;0)" office:value-type="float" office:value="0" calcext:value-type="float">
            <text:p>0</text:p>
          </table:table-cell>
          <table:table-cell table:formula="of:=IF(AND([.$A675]&gt;=[.D$2];[.$A675]&lt;=[.D$3]);1;0)" office:value-type="float" office:value="1" calcext:value-type="float">
            <text:p>1</text:p>
          </table:table-cell>
          <table:table-cell table:formula="of:=IF(AND([.$A675]&gt;=[.E$2];[.$A675]&lt;=[.E$3]);1;0)" office:value-type="float" office:value="0" calcext:value-type="float">
            <text:p>0</text:p>
          </table:table-cell>
          <table:table-cell table:formula="of:=IF(AND([.$A675]&gt;=[.F$2];[.$A675]&lt;=[.F$3]);1;0)" office:value-type="float" office:value="0" calcext:value-type="float">
            <text:p>0</text:p>
          </table:table-cell>
          <table:table-cell table:formula="of:=IF(AND([.$A675]&gt;=[.G$2];[.$A675]&lt;=[.G$3]);1;0)" office:value-type="float" office:value="0" calcext:value-type="float">
            <text:p>0</text:p>
          </table:table-cell>
          <table:table-cell/>
          <table:table-cell office:value-type="float" office:value="-0.23968" calcext:value-type="float">
            <text:p>-0.23968</text:p>
          </table:table-cell>
          <table:table-cell table:formula="of:=IF(AND([.$A675]&gt;=[.J$2];[.$A675]&lt;=[.J$3]);1;0)" office:value-type="float" office:value="0" calcext:value-type="float">
            <text:p>0</text:p>
          </table:table-cell>
          <table:table-cell table:formula="of:=IF(AND([.$A675]&gt;=[.K$2];[.$A675]&lt;=[.K$3]);1;0)" office:value-type="float" office:value="0" calcext:value-type="float">
            <text:p>0</text:p>
          </table:table-cell>
          <table:table-cell table:formula="of:=IF(AND([.$A675]&gt;=[.L$2];[.$A675]&lt;=[.L$3]);1;0)" office:value-type="float" office:value="1" calcext:value-type="float">
            <text:p>1</text:p>
          </table:table-cell>
          <table:table-cell table:formula="of:=IF(AND([.$A675]&gt;=[.M$2];[.$A675]&lt;=[.M$3]);1;0)" office:value-type="float" office:value="0" calcext:value-type="float">
            <text:p>0</text:p>
          </table:table-cell>
          <table:table-cell table:formula="of:=IF(AND([.$A675]&gt;=[.N$2];[.$A675]&lt;=[.N$3]);1;0)" office:value-type="float" office:value="0" calcext:value-type="float">
            <text:p>0</text:p>
          </table:table-cell>
          <table:table-cell table:formula="of:=IF(AND([.$A675]&gt;=[.O$2];[.$A6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576" calcext:value-type="float">
            <text:p>0.803576</text:p>
          </table:table-cell>
          <table:table-cell table:formula="of:=IF(AND([.$A676]&gt;=[.B$2];[.$A676]&lt;=[.B$3]);1;0)" office:value-type="float" office:value="0" calcext:value-type="float">
            <text:p>0</text:p>
          </table:table-cell>
          <table:table-cell table:formula="of:=IF(AND([.$A676]&gt;=[.C$2];[.$A676]&lt;=[.C$3]);1;0)" office:value-type="float" office:value="0" calcext:value-type="float">
            <text:p>0</text:p>
          </table:table-cell>
          <table:table-cell table:formula="of:=IF(AND([.$A676]&gt;=[.D$2];[.$A676]&lt;=[.D$3]);1;0)" office:value-type="float" office:value="0" calcext:value-type="float">
            <text:p>0</text:p>
          </table:table-cell>
          <table:table-cell table:formula="of:=IF(AND([.$A676]&gt;=[.E$2];[.$A676]&lt;=[.E$3]);1;0)" office:value-type="float" office:value="1" calcext:value-type="float">
            <text:p>1</text:p>
          </table:table-cell>
          <table:table-cell table:formula="of:=IF(AND([.$A676]&gt;=[.F$2];[.$A676]&lt;=[.F$3]);1;0)" office:value-type="float" office:value="0" calcext:value-type="float">
            <text:p>0</text:p>
          </table:table-cell>
          <table:table-cell table:formula="of:=IF(AND([.$A676]&gt;=[.G$2];[.$A676]&lt;=[.G$3]);1;0)" office:value-type="float" office:value="0" calcext:value-type="float">
            <text:p>0</text:p>
          </table:table-cell>
          <table:table-cell/>
          <table:table-cell office:value-type="float" office:value="-0.15126" calcext:value-type="float">
            <text:p>-0.15126</text:p>
          </table:table-cell>
          <table:table-cell table:formula="of:=IF(AND([.$A676]&gt;=[.J$2];[.$A676]&lt;=[.J$3]);1;0)" office:value-type="float" office:value="0" calcext:value-type="float">
            <text:p>0</text:p>
          </table:table-cell>
          <table:table-cell table:formula="of:=IF(AND([.$A676]&gt;=[.K$2];[.$A676]&lt;=[.K$3]);1;0)" office:value-type="float" office:value="0" calcext:value-type="float">
            <text:p>0</text:p>
          </table:table-cell>
          <table:table-cell table:formula="of:=IF(AND([.$A676]&gt;=[.L$2];[.$A676]&lt;=[.L$3]);1;0)" office:value-type="float" office:value="0" calcext:value-type="float">
            <text:p>0</text:p>
          </table:table-cell>
          <table:table-cell table:formula="of:=IF(AND([.$A676]&gt;=[.M$2];[.$A676]&lt;=[.M$3]);1;0)" office:value-type="float" office:value="1" calcext:value-type="float">
            <text:p>1</text:p>
          </table:table-cell>
          <table:table-cell table:formula="of:=IF(AND([.$A676]&gt;=[.N$2];[.$A676]&lt;=[.N$3]);1;0)" office:value-type="float" office:value="0" calcext:value-type="float">
            <text:p>0</text:p>
          </table:table-cell>
          <table:table-cell table:formula="of:=IF(AND([.$A676]&gt;=[.O$2];[.$A6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34" calcext:value-type="float">
            <text:p>0.471334</text:p>
          </table:table-cell>
          <table:table-cell table:formula="of:=IF(AND([.$A677]&gt;=[.B$2];[.$A677]&lt;=[.B$3]);1;0)" office:value-type="float" office:value="0" calcext:value-type="float">
            <text:p>0</text:p>
          </table:table-cell>
          <table:table-cell table:formula="of:=IF(AND([.$A677]&gt;=[.C$2];[.$A677]&lt;=[.C$3]);1;0)" office:value-type="float" office:value="0" calcext:value-type="float">
            <text:p>0</text:p>
          </table:table-cell>
          <table:table-cell table:formula="of:=IF(AND([.$A677]&gt;=[.D$2];[.$A677]&lt;=[.D$3]);1;0)" office:value-type="float" office:value="0" calcext:value-type="float">
            <text:p>0</text:p>
          </table:table-cell>
          <table:table-cell table:formula="of:=IF(AND([.$A677]&gt;=[.E$2];[.$A677]&lt;=[.E$3]);1;0)" office:value-type="float" office:value="1" calcext:value-type="float">
            <text:p>1</text:p>
          </table:table-cell>
          <table:table-cell table:formula="of:=IF(AND([.$A677]&gt;=[.F$2];[.$A677]&lt;=[.F$3]);1;0)" office:value-type="float" office:value="0" calcext:value-type="float">
            <text:p>0</text:p>
          </table:table-cell>
          <table:table-cell table:formula="of:=IF(AND([.$A677]&gt;=[.G$2];[.$A677]&lt;=[.G$3]);1;0)" office:value-type="float" office:value="0" calcext:value-type="float">
            <text:p>0</text:p>
          </table:table-cell>
          <table:table-cell/>
          <table:table-cell office:value-type="float" office:value="-1.39352" calcext:value-type="float">
            <text:p>-1.39352</text:p>
          </table:table-cell>
          <table:table-cell table:formula="of:=IF(AND([.$A677]&gt;=[.J$2];[.$A677]&lt;=[.J$3]);1;0)" office:value-type="float" office:value="0" calcext:value-type="float">
            <text:p>0</text:p>
          </table:table-cell>
          <table:table-cell table:formula="of:=IF(AND([.$A677]&gt;=[.K$2];[.$A677]&lt;=[.K$3]);1;0)" office:value-type="float" office:value="0" calcext:value-type="float">
            <text:p>0</text:p>
          </table:table-cell>
          <table:table-cell table:formula="of:=IF(AND([.$A677]&gt;=[.L$2];[.$A677]&lt;=[.L$3]);1;0)" office:value-type="float" office:value="0" calcext:value-type="float">
            <text:p>0</text:p>
          </table:table-cell>
          <table:table-cell table:formula="of:=IF(AND([.$A677]&gt;=[.M$2];[.$A677]&lt;=[.M$3]);1;0)" office:value-type="float" office:value="1" calcext:value-type="float">
            <text:p>1</text:p>
          </table:table-cell>
          <table:table-cell table:formula="of:=IF(AND([.$A677]&gt;=[.N$2];[.$A677]&lt;=[.N$3]);1;0)" office:value-type="float" office:value="0" calcext:value-type="float">
            <text:p>0</text:p>
          </table:table-cell>
          <table:table-cell table:formula="of:=IF(AND([.$A677]&gt;=[.O$2];[.$A6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5035" calcext:value-type="float">
            <text:p>0.205035</text:p>
          </table:table-cell>
          <table:table-cell table:formula="of:=IF(AND([.$A678]&gt;=[.B$2];[.$A678]&lt;=[.B$3]);1;0)" office:value-type="float" office:value="0" calcext:value-type="float">
            <text:p>0</text:p>
          </table:table-cell>
          <table:table-cell table:formula="of:=IF(AND([.$A678]&gt;=[.C$2];[.$A678]&lt;=[.C$3]);1;0)" office:value-type="float" office:value="0" calcext:value-type="float">
            <text:p>0</text:p>
          </table:table-cell>
          <table:table-cell table:formula="of:=IF(AND([.$A678]&gt;=[.D$2];[.$A678]&lt;=[.D$3]);1;0)" office:value-type="float" office:value="0" calcext:value-type="float">
            <text:p>0</text:p>
          </table:table-cell>
          <table:table-cell table:formula="of:=IF(AND([.$A678]&gt;=[.E$2];[.$A678]&lt;=[.E$3]);1;0)" office:value-type="float" office:value="1" calcext:value-type="float">
            <text:p>1</text:p>
          </table:table-cell>
          <table:table-cell table:formula="of:=IF(AND([.$A678]&gt;=[.F$2];[.$A678]&lt;=[.F$3]);1;0)" office:value-type="float" office:value="0" calcext:value-type="float">
            <text:p>0</text:p>
          </table:table-cell>
          <table:table-cell table:formula="of:=IF(AND([.$A678]&gt;=[.G$2];[.$A678]&lt;=[.G$3]);1;0)" office:value-type="float" office:value="0" calcext:value-type="float">
            <text:p>0</text:p>
          </table:table-cell>
          <table:table-cell/>
          <table:table-cell office:value-type="float" office:value="-1.14082" calcext:value-type="float">
            <text:p>-1.14082</text:p>
          </table:table-cell>
          <table:table-cell table:formula="of:=IF(AND([.$A678]&gt;=[.J$2];[.$A678]&lt;=[.J$3]);1;0)" office:value-type="float" office:value="0" calcext:value-type="float">
            <text:p>0</text:p>
          </table:table-cell>
          <table:table-cell table:formula="of:=IF(AND([.$A678]&gt;=[.K$2];[.$A678]&lt;=[.K$3]);1;0)" office:value-type="float" office:value="0" calcext:value-type="float">
            <text:p>0</text:p>
          </table:table-cell>
          <table:table-cell table:formula="of:=IF(AND([.$A678]&gt;=[.L$2];[.$A678]&lt;=[.L$3]);1;0)" office:value-type="float" office:value="0" calcext:value-type="float">
            <text:p>0</text:p>
          </table:table-cell>
          <table:table-cell table:formula="of:=IF(AND([.$A678]&gt;=[.M$2];[.$A678]&lt;=[.M$3]);1;0)" office:value-type="float" office:value="1" calcext:value-type="float">
            <text:p>1</text:p>
          </table:table-cell>
          <table:table-cell table:formula="of:=IF(AND([.$A678]&gt;=[.N$2];[.$A678]&lt;=[.N$3]);1;0)" office:value-type="float" office:value="0" calcext:value-type="float">
            <text:p>0</text:p>
          </table:table-cell>
          <table:table-cell table:formula="of:=IF(AND([.$A678]&gt;=[.O$2];[.$A6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6056" calcext:value-type="float">
            <text:p>0.406056</text:p>
          </table:table-cell>
          <table:table-cell table:formula="of:=IF(AND([.$A679]&gt;=[.B$2];[.$A679]&lt;=[.B$3]);1;0)" office:value-type="float" office:value="0" calcext:value-type="float">
            <text:p>0</text:p>
          </table:table-cell>
          <table:table-cell table:formula="of:=IF(AND([.$A679]&gt;=[.C$2];[.$A679]&lt;=[.C$3]);1;0)" office:value-type="float" office:value="0" calcext:value-type="float">
            <text:p>0</text:p>
          </table:table-cell>
          <table:table-cell table:formula="of:=IF(AND([.$A679]&gt;=[.D$2];[.$A679]&lt;=[.D$3]);1;0)" office:value-type="float" office:value="0" calcext:value-type="float">
            <text:p>0</text:p>
          </table:table-cell>
          <table:table-cell table:formula="of:=IF(AND([.$A679]&gt;=[.E$2];[.$A679]&lt;=[.E$3]);1;0)" office:value-type="float" office:value="1" calcext:value-type="float">
            <text:p>1</text:p>
          </table:table-cell>
          <table:table-cell table:formula="of:=IF(AND([.$A679]&gt;=[.F$2];[.$A679]&lt;=[.F$3]);1;0)" office:value-type="float" office:value="0" calcext:value-type="float">
            <text:p>0</text:p>
          </table:table-cell>
          <table:table-cell table:formula="of:=IF(AND([.$A679]&gt;=[.G$2];[.$A679]&lt;=[.G$3]);1;0)" office:value-type="float" office:value="0" calcext:value-type="float">
            <text:p>0</text:p>
          </table:table-cell>
          <table:table-cell/>
          <table:table-cell office:value-type="float" office:value="0.904825" calcext:value-type="float">
            <text:p>0.904825</text:p>
          </table:table-cell>
          <table:table-cell table:formula="of:=IF(AND([.$A679]&gt;=[.J$2];[.$A679]&lt;=[.J$3]);1;0)" office:value-type="float" office:value="0" calcext:value-type="float">
            <text:p>0</text:p>
          </table:table-cell>
          <table:table-cell table:formula="of:=IF(AND([.$A679]&gt;=[.K$2];[.$A679]&lt;=[.K$3]);1;0)" office:value-type="float" office:value="0" calcext:value-type="float">
            <text:p>0</text:p>
          </table:table-cell>
          <table:table-cell table:formula="of:=IF(AND([.$A679]&gt;=[.L$2];[.$A679]&lt;=[.L$3]);1;0)" office:value-type="float" office:value="0" calcext:value-type="float">
            <text:p>0</text:p>
          </table:table-cell>
          <table:table-cell table:formula="of:=IF(AND([.$A679]&gt;=[.M$2];[.$A679]&lt;=[.M$3]);1;0)" office:value-type="float" office:value="1" calcext:value-type="float">
            <text:p>1</text:p>
          </table:table-cell>
          <table:table-cell table:formula="of:=IF(AND([.$A679]&gt;=[.N$2];[.$A679]&lt;=[.N$3]);1;0)" office:value-type="float" office:value="0" calcext:value-type="float">
            <text:p>0</text:p>
          </table:table-cell>
          <table:table-cell table:formula="of:=IF(AND([.$A679]&gt;=[.O$2];[.$A6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572" calcext:value-type="float">
            <text:p>1.12572</text:p>
          </table:table-cell>
          <table:table-cell table:formula="of:=IF(AND([.$A680]&gt;=[.B$2];[.$A680]&lt;=[.B$3]);1;0)" office:value-type="float" office:value="0" calcext:value-type="float">
            <text:p>0</text:p>
          </table:table-cell>
          <table:table-cell table:formula="of:=IF(AND([.$A680]&gt;=[.C$2];[.$A680]&lt;=[.C$3]);1;0)" office:value-type="float" office:value="0" calcext:value-type="float">
            <text:p>0</text:p>
          </table:table-cell>
          <table:table-cell table:formula="of:=IF(AND([.$A680]&gt;=[.D$2];[.$A680]&lt;=[.D$3]);1;0)" office:value-type="float" office:value="0" calcext:value-type="float">
            <text:p>0</text:p>
          </table:table-cell>
          <table:table-cell table:formula="of:=IF(AND([.$A680]&gt;=[.E$2];[.$A680]&lt;=[.E$3]);1;0)" office:value-type="float" office:value="0" calcext:value-type="float">
            <text:p>0</text:p>
          </table:table-cell>
          <table:table-cell table:formula="of:=IF(AND([.$A680]&gt;=[.F$2];[.$A680]&lt;=[.F$3]);1;0)" office:value-type="float" office:value="1" calcext:value-type="float">
            <text:p>1</text:p>
          </table:table-cell>
          <table:table-cell table:formula="of:=IF(AND([.$A680]&gt;=[.G$2];[.$A680]&lt;=[.G$3]);1;0)" office:value-type="float" office:value="0" calcext:value-type="float">
            <text:p>0</text:p>
          </table:table-cell>
          <table:table-cell/>
          <table:table-cell office:value-type="float" office:value="-0.288609" calcext:value-type="float">
            <text:p>-0.288609</text:p>
          </table:table-cell>
          <table:table-cell table:formula="of:=IF(AND([.$A680]&gt;=[.J$2];[.$A680]&lt;=[.J$3]);1;0)" office:value-type="float" office:value="0" calcext:value-type="float">
            <text:p>0</text:p>
          </table:table-cell>
          <table:table-cell table:formula="of:=IF(AND([.$A680]&gt;=[.K$2];[.$A680]&lt;=[.K$3]);1;0)" office:value-type="float" office:value="0" calcext:value-type="float">
            <text:p>0</text:p>
          </table:table-cell>
          <table:table-cell table:formula="of:=IF(AND([.$A680]&gt;=[.L$2];[.$A680]&lt;=[.L$3]);1;0)" office:value-type="float" office:value="0" calcext:value-type="float">
            <text:p>0</text:p>
          </table:table-cell>
          <table:table-cell table:formula="of:=IF(AND([.$A680]&gt;=[.M$2];[.$A680]&lt;=[.M$3]);1;0)" office:value-type="float" office:value="0" calcext:value-type="float">
            <text:p>0</text:p>
          </table:table-cell>
          <table:table-cell table:formula="of:=IF(AND([.$A680]&gt;=[.N$2];[.$A680]&lt;=[.N$3]);1;0)" office:value-type="float" office:value="1" calcext:value-type="float">
            <text:p>1</text:p>
          </table:table-cell>
          <table:table-cell table:formula="of:=IF(AND([.$A680]&gt;=[.O$2];[.$A6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389" calcext:value-type="float">
            <text:p>0.768389</text:p>
          </table:table-cell>
          <table:table-cell table:formula="of:=IF(AND([.$A681]&gt;=[.B$2];[.$A681]&lt;=[.B$3]);1;0)" office:value-type="float" office:value="0" calcext:value-type="float">
            <text:p>0</text:p>
          </table:table-cell>
          <table:table-cell table:formula="of:=IF(AND([.$A681]&gt;=[.C$2];[.$A681]&lt;=[.C$3]);1;0)" office:value-type="float" office:value="0" calcext:value-type="float">
            <text:p>0</text:p>
          </table:table-cell>
          <table:table-cell table:formula="of:=IF(AND([.$A681]&gt;=[.D$2];[.$A681]&lt;=[.D$3]);1;0)" office:value-type="float" office:value="0" calcext:value-type="float">
            <text:p>0</text:p>
          </table:table-cell>
          <table:table-cell table:formula="of:=IF(AND([.$A681]&gt;=[.E$2];[.$A681]&lt;=[.E$3]);1;0)" office:value-type="float" office:value="1" calcext:value-type="float">
            <text:p>1</text:p>
          </table:table-cell>
          <table:table-cell table:formula="of:=IF(AND([.$A681]&gt;=[.F$2];[.$A681]&lt;=[.F$3]);1;0)" office:value-type="float" office:value="0" calcext:value-type="float">
            <text:p>0</text:p>
          </table:table-cell>
          <table:table-cell table:formula="of:=IF(AND([.$A681]&gt;=[.G$2];[.$A681]&lt;=[.G$3]);1;0)" office:value-type="float" office:value="0" calcext:value-type="float">
            <text:p>0</text:p>
          </table:table-cell>
          <table:table-cell/>
          <table:table-cell office:value-type="float" office:value="-0.402712" calcext:value-type="float">
            <text:p>-0.402712</text:p>
          </table:table-cell>
          <table:table-cell table:formula="of:=IF(AND([.$A681]&gt;=[.J$2];[.$A681]&lt;=[.J$3]);1;0)" office:value-type="float" office:value="0" calcext:value-type="float">
            <text:p>0</text:p>
          </table:table-cell>
          <table:table-cell table:formula="of:=IF(AND([.$A681]&gt;=[.K$2];[.$A681]&lt;=[.K$3]);1;0)" office:value-type="float" office:value="0" calcext:value-type="float">
            <text:p>0</text:p>
          </table:table-cell>
          <table:table-cell table:formula="of:=IF(AND([.$A681]&gt;=[.L$2];[.$A681]&lt;=[.L$3]);1;0)" office:value-type="float" office:value="0" calcext:value-type="float">
            <text:p>0</text:p>
          </table:table-cell>
          <table:table-cell table:formula="of:=IF(AND([.$A681]&gt;=[.M$2];[.$A681]&lt;=[.M$3]);1;0)" office:value-type="float" office:value="1" calcext:value-type="float">
            <text:p>1</text:p>
          </table:table-cell>
          <table:table-cell table:formula="of:=IF(AND([.$A681]&gt;=[.N$2];[.$A681]&lt;=[.N$3]);1;0)" office:value-type="float" office:value="0" calcext:value-type="float">
            <text:p>0</text:p>
          </table:table-cell>
          <table:table-cell table:formula="of:=IF(AND([.$A681]&gt;=[.O$2];[.$A6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237" calcext:value-type="float">
            <text:p>-0.87237</text:p>
          </table:table-cell>
          <table:table-cell table:formula="of:=IF(AND([.$A682]&gt;=[.B$2];[.$A682]&lt;=[.B$3]);1;0)" office:value-type="float" office:value="0" calcext:value-type="float">
            <text:p>0</text:p>
          </table:table-cell>
          <table:table-cell table:formula="of:=IF(AND([.$A682]&gt;=[.C$2];[.$A682]&lt;=[.C$3]);1;0)" office:value-type="float" office:value="0" calcext:value-type="float">
            <text:p>0</text:p>
          </table:table-cell>
          <table:table-cell table:formula="of:=IF(AND([.$A682]&gt;=[.D$2];[.$A682]&lt;=[.D$3]);1;0)" office:value-type="float" office:value="1" calcext:value-type="float">
            <text:p>1</text:p>
          </table:table-cell>
          <table:table-cell table:formula="of:=IF(AND([.$A682]&gt;=[.E$2];[.$A682]&lt;=[.E$3]);1;0)" office:value-type="float" office:value="0" calcext:value-type="float">
            <text:p>0</text:p>
          </table:table-cell>
          <table:table-cell table:formula="of:=IF(AND([.$A682]&gt;=[.F$2];[.$A682]&lt;=[.F$3]);1;0)" office:value-type="float" office:value="0" calcext:value-type="float">
            <text:p>0</text:p>
          </table:table-cell>
          <table:table-cell table:formula="of:=IF(AND([.$A682]&gt;=[.G$2];[.$A682]&lt;=[.G$3]);1;0)" office:value-type="float" office:value="0" calcext:value-type="float">
            <text:p>0</text:p>
          </table:table-cell>
          <table:table-cell/>
          <table:table-cell office:value-type="float" office:value="-0.00265542" calcext:value-type="float">
            <text:p>-0.00265542</text:p>
          </table:table-cell>
          <table:table-cell table:formula="of:=IF(AND([.$A682]&gt;=[.J$2];[.$A682]&lt;=[.J$3]);1;0)" office:value-type="float" office:value="0" calcext:value-type="float">
            <text:p>0</text:p>
          </table:table-cell>
          <table:table-cell table:formula="of:=IF(AND([.$A682]&gt;=[.K$2];[.$A682]&lt;=[.K$3]);1;0)" office:value-type="float" office:value="0" calcext:value-type="float">
            <text:p>0</text:p>
          </table:table-cell>
          <table:table-cell table:formula="of:=IF(AND([.$A682]&gt;=[.L$2];[.$A682]&lt;=[.L$3]);1;0)" office:value-type="float" office:value="1" calcext:value-type="float">
            <text:p>1</text:p>
          </table:table-cell>
          <table:table-cell table:formula="of:=IF(AND([.$A682]&gt;=[.M$2];[.$A682]&lt;=[.M$3]);1;0)" office:value-type="float" office:value="0" calcext:value-type="float">
            <text:p>0</text:p>
          </table:table-cell>
          <table:table-cell table:formula="of:=IF(AND([.$A682]&gt;=[.N$2];[.$A682]&lt;=[.N$3]);1;0)" office:value-type="float" office:value="0" calcext:value-type="float">
            <text:p>0</text:p>
          </table:table-cell>
          <table:table-cell table:formula="of:=IF(AND([.$A682]&gt;=[.O$2];[.$A6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2805" calcext:value-type="float">
            <text:p>-0.932805</text:p>
          </table:table-cell>
          <table:table-cell table:formula="of:=IF(AND([.$A683]&gt;=[.B$2];[.$A683]&lt;=[.B$3]);1;0)" office:value-type="float" office:value="0" calcext:value-type="float">
            <text:p>0</text:p>
          </table:table-cell>
          <table:table-cell table:formula="of:=IF(AND([.$A683]&gt;=[.C$2];[.$A683]&lt;=[.C$3]);1;0)" office:value-type="float" office:value="0" calcext:value-type="float">
            <text:p>0</text:p>
          </table:table-cell>
          <table:table-cell table:formula="of:=IF(AND([.$A683]&gt;=[.D$2];[.$A683]&lt;=[.D$3]);1;0)" office:value-type="float" office:value="1" calcext:value-type="float">
            <text:p>1</text:p>
          </table:table-cell>
          <table:table-cell table:formula="of:=IF(AND([.$A683]&gt;=[.E$2];[.$A683]&lt;=[.E$3]);1;0)" office:value-type="float" office:value="0" calcext:value-type="float">
            <text:p>0</text:p>
          </table:table-cell>
          <table:table-cell table:formula="of:=IF(AND([.$A683]&gt;=[.F$2];[.$A683]&lt;=[.F$3]);1;0)" office:value-type="float" office:value="0" calcext:value-type="float">
            <text:p>0</text:p>
          </table:table-cell>
          <table:table-cell table:formula="of:=IF(AND([.$A683]&gt;=[.G$2];[.$A683]&lt;=[.G$3]);1;0)" office:value-type="float" office:value="0" calcext:value-type="float">
            <text:p>0</text:p>
          </table:table-cell>
          <table:table-cell/>
          <table:table-cell office:value-type="float" office:value="-0.90109" calcext:value-type="float">
            <text:p>-0.90109</text:p>
          </table:table-cell>
          <table:table-cell table:formula="of:=IF(AND([.$A683]&gt;=[.J$2];[.$A683]&lt;=[.J$3]);1;0)" office:value-type="float" office:value="0" calcext:value-type="float">
            <text:p>0</text:p>
          </table:table-cell>
          <table:table-cell table:formula="of:=IF(AND([.$A683]&gt;=[.K$2];[.$A683]&lt;=[.K$3]);1;0)" office:value-type="float" office:value="0" calcext:value-type="float">
            <text:p>0</text:p>
          </table:table-cell>
          <table:table-cell table:formula="of:=IF(AND([.$A683]&gt;=[.L$2];[.$A683]&lt;=[.L$3]);1;0)" office:value-type="float" office:value="1" calcext:value-type="float">
            <text:p>1</text:p>
          </table:table-cell>
          <table:table-cell table:formula="of:=IF(AND([.$A683]&gt;=[.M$2];[.$A683]&lt;=[.M$3]);1;0)" office:value-type="float" office:value="0" calcext:value-type="float">
            <text:p>0</text:p>
          </table:table-cell>
          <table:table-cell table:formula="of:=IF(AND([.$A683]&gt;=[.N$2];[.$A683]&lt;=[.N$3]);1;0)" office:value-type="float" office:value="0" calcext:value-type="float">
            <text:p>0</text:p>
          </table:table-cell>
          <table:table-cell table:formula="of:=IF(AND([.$A683]&gt;=[.O$2];[.$A6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5958" calcext:value-type="float">
            <text:p>-0.965958</text:p>
          </table:table-cell>
          <table:table-cell table:formula="of:=IF(AND([.$A684]&gt;=[.B$2];[.$A684]&lt;=[.B$3]);1;0)" office:value-type="float" office:value="0" calcext:value-type="float">
            <text:p>0</text:p>
          </table:table-cell>
          <table:table-cell table:formula="of:=IF(AND([.$A684]&gt;=[.C$2];[.$A684]&lt;=[.C$3]);1;0)" office:value-type="float" office:value="0" calcext:value-type="float">
            <text:p>0</text:p>
          </table:table-cell>
          <table:table-cell table:formula="of:=IF(AND([.$A684]&gt;=[.D$2];[.$A684]&lt;=[.D$3]);1;0)" office:value-type="float" office:value="1" calcext:value-type="float">
            <text:p>1</text:p>
          </table:table-cell>
          <table:table-cell table:formula="of:=IF(AND([.$A684]&gt;=[.E$2];[.$A684]&lt;=[.E$3]);1;0)" office:value-type="float" office:value="0" calcext:value-type="float">
            <text:p>0</text:p>
          </table:table-cell>
          <table:table-cell table:formula="of:=IF(AND([.$A684]&gt;=[.F$2];[.$A684]&lt;=[.F$3]);1;0)" office:value-type="float" office:value="0" calcext:value-type="float">
            <text:p>0</text:p>
          </table:table-cell>
          <table:table-cell table:formula="of:=IF(AND([.$A684]&gt;=[.G$2];[.$A684]&lt;=[.G$3]);1;0)" office:value-type="float" office:value="0" calcext:value-type="float">
            <text:p>0</text:p>
          </table:table-cell>
          <table:table-cell/>
          <table:table-cell office:value-type="float" office:value="2.4558" calcext:value-type="float">
            <text:p>2.4558</text:p>
          </table:table-cell>
          <table:table-cell table:formula="of:=IF(AND([.$A684]&gt;=[.J$2];[.$A684]&lt;=[.J$3]);1;0)" office:value-type="float" office:value="0" calcext:value-type="float">
            <text:p>0</text:p>
          </table:table-cell>
          <table:table-cell table:formula="of:=IF(AND([.$A684]&gt;=[.K$2];[.$A684]&lt;=[.K$3]);1;0)" office:value-type="float" office:value="0" calcext:value-type="float">
            <text:p>0</text:p>
          </table:table-cell>
          <table:table-cell table:formula="of:=IF(AND([.$A684]&gt;=[.L$2];[.$A684]&lt;=[.L$3]);1;0)" office:value-type="float" office:value="1" calcext:value-type="float">
            <text:p>1</text:p>
          </table:table-cell>
          <table:table-cell table:formula="of:=IF(AND([.$A684]&gt;=[.M$2];[.$A684]&lt;=[.M$3]);1;0)" office:value-type="float" office:value="0" calcext:value-type="float">
            <text:p>0</text:p>
          </table:table-cell>
          <table:table-cell table:formula="of:=IF(AND([.$A684]&gt;=[.N$2];[.$A684]&lt;=[.N$3]);1;0)" office:value-type="float" office:value="0" calcext:value-type="float">
            <text:p>0</text:p>
          </table:table-cell>
          <table:table-cell table:formula="of:=IF(AND([.$A684]&gt;=[.O$2];[.$A6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8982" calcext:value-type="float">
            <text:p>0.0438982</text:p>
          </table:table-cell>
          <table:table-cell table:formula="of:=IF(AND([.$A685]&gt;=[.B$2];[.$A685]&lt;=[.B$3]);1;0)" office:value-type="float" office:value="0" calcext:value-type="float">
            <text:p>0</text:p>
          </table:table-cell>
          <table:table-cell table:formula="of:=IF(AND([.$A685]&gt;=[.C$2];[.$A685]&lt;=[.C$3]);1;0)" office:value-type="float" office:value="0" calcext:value-type="float">
            <text:p>0</text:p>
          </table:table-cell>
          <table:table-cell table:formula="of:=IF(AND([.$A685]&gt;=[.D$2];[.$A685]&lt;=[.D$3]);1;0)" office:value-type="float" office:value="0" calcext:value-type="float">
            <text:p>0</text:p>
          </table:table-cell>
          <table:table-cell table:formula="of:=IF(AND([.$A685]&gt;=[.E$2];[.$A685]&lt;=[.E$3]);1;0)" office:value-type="float" office:value="1" calcext:value-type="float">
            <text:p>1</text:p>
          </table:table-cell>
          <table:table-cell table:formula="of:=IF(AND([.$A685]&gt;=[.F$2];[.$A685]&lt;=[.F$3]);1;0)" office:value-type="float" office:value="0" calcext:value-type="float">
            <text:p>0</text:p>
          </table:table-cell>
          <table:table-cell table:formula="of:=IF(AND([.$A685]&gt;=[.G$2];[.$A685]&lt;=[.G$3]);1;0)" office:value-type="float" office:value="0" calcext:value-type="float">
            <text:p>0</text:p>
          </table:table-cell>
          <table:table-cell/>
          <table:table-cell office:value-type="float" office:value="-0.422869" calcext:value-type="float">
            <text:p>-0.422869</text:p>
          </table:table-cell>
          <table:table-cell table:formula="of:=IF(AND([.$A685]&gt;=[.J$2];[.$A685]&lt;=[.J$3]);1;0)" office:value-type="float" office:value="0" calcext:value-type="float">
            <text:p>0</text:p>
          </table:table-cell>
          <table:table-cell table:formula="of:=IF(AND([.$A685]&gt;=[.K$2];[.$A685]&lt;=[.K$3]);1;0)" office:value-type="float" office:value="0" calcext:value-type="float">
            <text:p>0</text:p>
          </table:table-cell>
          <table:table-cell table:formula="of:=IF(AND([.$A685]&gt;=[.L$2];[.$A685]&lt;=[.L$3]);1;0)" office:value-type="float" office:value="0" calcext:value-type="float">
            <text:p>0</text:p>
          </table:table-cell>
          <table:table-cell table:formula="of:=IF(AND([.$A685]&gt;=[.M$2];[.$A685]&lt;=[.M$3]);1;0)" office:value-type="float" office:value="1" calcext:value-type="float">
            <text:p>1</text:p>
          </table:table-cell>
          <table:table-cell table:formula="of:=IF(AND([.$A685]&gt;=[.N$2];[.$A685]&lt;=[.N$3]);1;0)" office:value-type="float" office:value="0" calcext:value-type="float">
            <text:p>0</text:p>
          </table:table-cell>
          <table:table-cell table:formula="of:=IF(AND([.$A685]&gt;=[.O$2];[.$A6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5409" calcext:value-type="float">
            <text:p>-0.485409</text:p>
          </table:table-cell>
          <table:table-cell table:formula="of:=IF(AND([.$A686]&gt;=[.B$2];[.$A686]&lt;=[.B$3]);1;0)" office:value-type="float" office:value="0" calcext:value-type="float">
            <text:p>0</text:p>
          </table:table-cell>
          <table:table-cell table:formula="of:=IF(AND([.$A686]&gt;=[.C$2];[.$A686]&lt;=[.C$3]);1;0)" office:value-type="float" office:value="0" calcext:value-type="float">
            <text:p>0</text:p>
          </table:table-cell>
          <table:table-cell table:formula="of:=IF(AND([.$A686]&gt;=[.D$2];[.$A686]&lt;=[.D$3]);1;0)" office:value-type="float" office:value="1" calcext:value-type="float">
            <text:p>1</text:p>
          </table:table-cell>
          <table:table-cell table:formula="of:=IF(AND([.$A686]&gt;=[.E$2];[.$A686]&lt;=[.E$3]);1;0)" office:value-type="float" office:value="0" calcext:value-type="float">
            <text:p>0</text:p>
          </table:table-cell>
          <table:table-cell table:formula="of:=IF(AND([.$A686]&gt;=[.F$2];[.$A686]&lt;=[.F$3]);1;0)" office:value-type="float" office:value="0" calcext:value-type="float">
            <text:p>0</text:p>
          </table:table-cell>
          <table:table-cell table:formula="of:=IF(AND([.$A686]&gt;=[.G$2];[.$A686]&lt;=[.G$3]);1;0)" office:value-type="float" office:value="0" calcext:value-type="float">
            <text:p>0</text:p>
          </table:table-cell>
          <table:table-cell/>
          <table:table-cell office:value-type="float" office:value="-0.746531" calcext:value-type="float">
            <text:p>-0.746531</text:p>
          </table:table-cell>
          <table:table-cell table:formula="of:=IF(AND([.$A686]&gt;=[.J$2];[.$A686]&lt;=[.J$3]);1;0)" office:value-type="float" office:value="0" calcext:value-type="float">
            <text:p>0</text:p>
          </table:table-cell>
          <table:table-cell table:formula="of:=IF(AND([.$A686]&gt;=[.K$2];[.$A686]&lt;=[.K$3]);1;0)" office:value-type="float" office:value="0" calcext:value-type="float">
            <text:p>0</text:p>
          </table:table-cell>
          <table:table-cell table:formula="of:=IF(AND([.$A686]&gt;=[.L$2];[.$A686]&lt;=[.L$3]);1;0)" office:value-type="float" office:value="1" calcext:value-type="float">
            <text:p>1</text:p>
          </table:table-cell>
          <table:table-cell table:formula="of:=IF(AND([.$A686]&gt;=[.M$2];[.$A686]&lt;=[.M$3]);1;0)" office:value-type="float" office:value="0" calcext:value-type="float">
            <text:p>0</text:p>
          </table:table-cell>
          <table:table-cell table:formula="of:=IF(AND([.$A686]&gt;=[.N$2];[.$A686]&lt;=[.N$3]);1;0)" office:value-type="float" office:value="0" calcext:value-type="float">
            <text:p>0</text:p>
          </table:table-cell>
          <table:table-cell table:formula="of:=IF(AND([.$A686]&gt;=[.O$2];[.$A6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6982" calcext:value-type="float">
            <text:p>0.376982</text:p>
          </table:table-cell>
          <table:table-cell table:formula="of:=IF(AND([.$A687]&gt;=[.B$2];[.$A687]&lt;=[.B$3]);1;0)" office:value-type="float" office:value="0" calcext:value-type="float">
            <text:p>0</text:p>
          </table:table-cell>
          <table:table-cell table:formula="of:=IF(AND([.$A687]&gt;=[.C$2];[.$A687]&lt;=[.C$3]);1;0)" office:value-type="float" office:value="0" calcext:value-type="float">
            <text:p>0</text:p>
          </table:table-cell>
          <table:table-cell table:formula="of:=IF(AND([.$A687]&gt;=[.D$2];[.$A687]&lt;=[.D$3]);1;0)" office:value-type="float" office:value="0" calcext:value-type="float">
            <text:p>0</text:p>
          </table:table-cell>
          <table:table-cell table:formula="of:=IF(AND([.$A687]&gt;=[.E$2];[.$A687]&lt;=[.E$3]);1;0)" office:value-type="float" office:value="1" calcext:value-type="float">
            <text:p>1</text:p>
          </table:table-cell>
          <table:table-cell table:formula="of:=IF(AND([.$A687]&gt;=[.F$2];[.$A687]&lt;=[.F$3]);1;0)" office:value-type="float" office:value="0" calcext:value-type="float">
            <text:p>0</text:p>
          </table:table-cell>
          <table:table-cell table:formula="of:=IF(AND([.$A687]&gt;=[.G$2];[.$A687]&lt;=[.G$3]);1;0)" office:value-type="float" office:value="0" calcext:value-type="float">
            <text:p>0</text:p>
          </table:table-cell>
          <table:table-cell/>
          <table:table-cell office:value-type="float" office:value="1.5557" calcext:value-type="float">
            <text:p>1.5557</text:p>
          </table:table-cell>
          <table:table-cell table:formula="of:=IF(AND([.$A687]&gt;=[.J$2];[.$A687]&lt;=[.J$3]);1;0)" office:value-type="float" office:value="0" calcext:value-type="float">
            <text:p>0</text:p>
          </table:table-cell>
          <table:table-cell table:formula="of:=IF(AND([.$A687]&gt;=[.K$2];[.$A687]&lt;=[.K$3]);1;0)" office:value-type="float" office:value="0" calcext:value-type="float">
            <text:p>0</text:p>
          </table:table-cell>
          <table:table-cell table:formula="of:=IF(AND([.$A687]&gt;=[.L$2];[.$A687]&lt;=[.L$3]);1;0)" office:value-type="float" office:value="0" calcext:value-type="float">
            <text:p>0</text:p>
          </table:table-cell>
          <table:table-cell table:formula="of:=IF(AND([.$A687]&gt;=[.M$2];[.$A687]&lt;=[.M$3]);1;0)" office:value-type="float" office:value="1" calcext:value-type="float">
            <text:p>1</text:p>
          </table:table-cell>
          <table:table-cell table:formula="of:=IF(AND([.$A687]&gt;=[.N$2];[.$A687]&lt;=[.N$3]);1;0)" office:value-type="float" office:value="0" calcext:value-type="float">
            <text:p>0</text:p>
          </table:table-cell>
          <table:table-cell table:formula="of:=IF(AND([.$A687]&gt;=[.O$2];[.$A6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0474" calcext:value-type="float">
            <text:p>-0.360474</text:p>
          </table:table-cell>
          <table:table-cell table:formula="of:=IF(AND([.$A688]&gt;=[.B$2];[.$A688]&lt;=[.B$3]);1;0)" office:value-type="float" office:value="0" calcext:value-type="float">
            <text:p>0</text:p>
          </table:table-cell>
          <table:table-cell table:formula="of:=IF(AND([.$A688]&gt;=[.C$2];[.$A688]&lt;=[.C$3]);1;0)" office:value-type="float" office:value="0" calcext:value-type="float">
            <text:p>0</text:p>
          </table:table-cell>
          <table:table-cell table:formula="of:=IF(AND([.$A688]&gt;=[.D$2];[.$A688]&lt;=[.D$3]);1;0)" office:value-type="float" office:value="1" calcext:value-type="float">
            <text:p>1</text:p>
          </table:table-cell>
          <table:table-cell table:formula="of:=IF(AND([.$A688]&gt;=[.E$2];[.$A688]&lt;=[.E$3]);1;0)" office:value-type="float" office:value="0" calcext:value-type="float">
            <text:p>0</text:p>
          </table:table-cell>
          <table:table-cell table:formula="of:=IF(AND([.$A688]&gt;=[.F$2];[.$A688]&lt;=[.F$3]);1;0)" office:value-type="float" office:value="0" calcext:value-type="float">
            <text:p>0</text:p>
          </table:table-cell>
          <table:table-cell table:formula="of:=IF(AND([.$A688]&gt;=[.G$2];[.$A688]&lt;=[.G$3]);1;0)" office:value-type="float" office:value="0" calcext:value-type="float">
            <text:p>0</text:p>
          </table:table-cell>
          <table:table-cell/>
          <table:table-cell office:value-type="float" office:value="0.44873" calcext:value-type="float">
            <text:p>0.44873</text:p>
          </table:table-cell>
          <table:table-cell table:formula="of:=IF(AND([.$A688]&gt;=[.J$2];[.$A688]&lt;=[.J$3]);1;0)" office:value-type="float" office:value="0" calcext:value-type="float">
            <text:p>0</text:p>
          </table:table-cell>
          <table:table-cell table:formula="of:=IF(AND([.$A688]&gt;=[.K$2];[.$A688]&lt;=[.K$3]);1;0)" office:value-type="float" office:value="0" calcext:value-type="float">
            <text:p>0</text:p>
          </table:table-cell>
          <table:table-cell table:formula="of:=IF(AND([.$A688]&gt;=[.L$2];[.$A688]&lt;=[.L$3]);1;0)" office:value-type="float" office:value="1" calcext:value-type="float">
            <text:p>1</text:p>
          </table:table-cell>
          <table:table-cell table:formula="of:=IF(AND([.$A688]&gt;=[.M$2];[.$A688]&lt;=[.M$3]);1;0)" office:value-type="float" office:value="0" calcext:value-type="float">
            <text:p>0</text:p>
          </table:table-cell>
          <table:table-cell table:formula="of:=IF(AND([.$A688]&gt;=[.N$2];[.$A688]&lt;=[.N$3]);1;0)" office:value-type="float" office:value="0" calcext:value-type="float">
            <text:p>0</text:p>
          </table:table-cell>
          <table:table-cell table:formula="of:=IF(AND([.$A688]&gt;=[.O$2];[.$A6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25348" calcext:value-type="float">
            <text:p>-0.0825348</text:p>
          </table:table-cell>
          <table:table-cell table:formula="of:=IF(AND([.$A689]&gt;=[.B$2];[.$A689]&lt;=[.B$3]);1;0)" office:value-type="float" office:value="0" calcext:value-type="float">
            <text:p>0</text:p>
          </table:table-cell>
          <table:table-cell table:formula="of:=IF(AND([.$A689]&gt;=[.C$2];[.$A689]&lt;=[.C$3]);1;0)" office:value-type="float" office:value="0" calcext:value-type="float">
            <text:p>0</text:p>
          </table:table-cell>
          <table:table-cell table:formula="of:=IF(AND([.$A689]&gt;=[.D$2];[.$A689]&lt;=[.D$3]);1;0)" office:value-type="float" office:value="1" calcext:value-type="float">
            <text:p>1</text:p>
          </table:table-cell>
          <table:table-cell table:formula="of:=IF(AND([.$A689]&gt;=[.E$2];[.$A689]&lt;=[.E$3]);1;0)" office:value-type="float" office:value="0" calcext:value-type="float">
            <text:p>0</text:p>
          </table:table-cell>
          <table:table-cell table:formula="of:=IF(AND([.$A689]&gt;=[.F$2];[.$A689]&lt;=[.F$3]);1;0)" office:value-type="float" office:value="0" calcext:value-type="float">
            <text:p>0</text:p>
          </table:table-cell>
          <table:table-cell table:formula="of:=IF(AND([.$A689]&gt;=[.G$2];[.$A689]&lt;=[.G$3]);1;0)" office:value-type="float" office:value="0" calcext:value-type="float">
            <text:p>0</text:p>
          </table:table-cell>
          <table:table-cell/>
          <table:table-cell office:value-type="float" office:value="1.10926" calcext:value-type="float">
            <text:p>1.10926</text:p>
          </table:table-cell>
          <table:table-cell table:formula="of:=IF(AND([.$A689]&gt;=[.J$2];[.$A689]&lt;=[.J$3]);1;0)" office:value-type="float" office:value="0" calcext:value-type="float">
            <text:p>0</text:p>
          </table:table-cell>
          <table:table-cell table:formula="of:=IF(AND([.$A689]&gt;=[.K$2];[.$A689]&lt;=[.K$3]);1;0)" office:value-type="float" office:value="0" calcext:value-type="float">
            <text:p>0</text:p>
          </table:table-cell>
          <table:table-cell table:formula="of:=IF(AND([.$A689]&gt;=[.L$2];[.$A689]&lt;=[.L$3]);1;0)" office:value-type="float" office:value="1" calcext:value-type="float">
            <text:p>1</text:p>
          </table:table-cell>
          <table:table-cell table:formula="of:=IF(AND([.$A689]&gt;=[.M$2];[.$A689]&lt;=[.M$3]);1;0)" office:value-type="float" office:value="0" calcext:value-type="float">
            <text:p>0</text:p>
          </table:table-cell>
          <table:table-cell table:formula="of:=IF(AND([.$A689]&gt;=[.N$2];[.$A689]&lt;=[.N$3]);1;0)" office:value-type="float" office:value="0" calcext:value-type="float">
            <text:p>0</text:p>
          </table:table-cell>
          <table:table-cell table:formula="of:=IF(AND([.$A689]&gt;=[.O$2];[.$A6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701" calcext:value-type="float">
            <text:p>1.10701</text:p>
          </table:table-cell>
          <table:table-cell table:formula="of:=IF(AND([.$A690]&gt;=[.B$2];[.$A690]&lt;=[.B$3]);1;0)" office:value-type="float" office:value="0" calcext:value-type="float">
            <text:p>0</text:p>
          </table:table-cell>
          <table:table-cell table:formula="of:=IF(AND([.$A690]&gt;=[.C$2];[.$A690]&lt;=[.C$3]);1;0)" office:value-type="float" office:value="0" calcext:value-type="float">
            <text:p>0</text:p>
          </table:table-cell>
          <table:table-cell table:formula="of:=IF(AND([.$A690]&gt;=[.D$2];[.$A690]&lt;=[.D$3]);1;0)" office:value-type="float" office:value="0" calcext:value-type="float">
            <text:p>0</text:p>
          </table:table-cell>
          <table:table-cell table:formula="of:=IF(AND([.$A690]&gt;=[.E$2];[.$A690]&lt;=[.E$3]);1;0)" office:value-type="float" office:value="0" calcext:value-type="float">
            <text:p>0</text:p>
          </table:table-cell>
          <table:table-cell table:formula="of:=IF(AND([.$A690]&gt;=[.F$2];[.$A690]&lt;=[.F$3]);1;0)" office:value-type="float" office:value="1" calcext:value-type="float">
            <text:p>1</text:p>
          </table:table-cell>
          <table:table-cell table:formula="of:=IF(AND([.$A690]&gt;=[.G$2];[.$A690]&lt;=[.G$3]);1;0)" office:value-type="float" office:value="0" calcext:value-type="float">
            <text:p>0</text:p>
          </table:table-cell>
          <table:table-cell/>
          <table:table-cell office:value-type="float" office:value="-0.100817" calcext:value-type="float">
            <text:p>-0.100817</text:p>
          </table:table-cell>
          <table:table-cell table:formula="of:=IF(AND([.$A690]&gt;=[.J$2];[.$A690]&lt;=[.J$3]);1;0)" office:value-type="float" office:value="0" calcext:value-type="float">
            <text:p>0</text:p>
          </table:table-cell>
          <table:table-cell table:formula="of:=IF(AND([.$A690]&gt;=[.K$2];[.$A690]&lt;=[.K$3]);1;0)" office:value-type="float" office:value="0" calcext:value-type="float">
            <text:p>0</text:p>
          </table:table-cell>
          <table:table-cell table:formula="of:=IF(AND([.$A690]&gt;=[.L$2];[.$A690]&lt;=[.L$3]);1;0)" office:value-type="float" office:value="0" calcext:value-type="float">
            <text:p>0</text:p>
          </table:table-cell>
          <table:table-cell table:formula="of:=IF(AND([.$A690]&gt;=[.M$2];[.$A690]&lt;=[.M$3]);1;0)" office:value-type="float" office:value="0" calcext:value-type="float">
            <text:p>0</text:p>
          </table:table-cell>
          <table:table-cell table:formula="of:=IF(AND([.$A690]&gt;=[.N$2];[.$A690]&lt;=[.N$3]);1;0)" office:value-type="float" office:value="1" calcext:value-type="float">
            <text:p>1</text:p>
          </table:table-cell>
          <table:table-cell table:formula="of:=IF(AND([.$A690]&gt;=[.O$2];[.$A6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1795" calcext:value-type="float">
            <text:p>-1.31795</text:p>
          </table:table-cell>
          <table:table-cell table:formula="of:=IF(AND([.$A691]&gt;=[.B$2];[.$A691]&lt;=[.B$3]);1;0)" office:value-type="float" office:value="0" calcext:value-type="float">
            <text:p>0</text:p>
          </table:table-cell>
          <table:table-cell table:formula="of:=IF(AND([.$A691]&gt;=[.C$2];[.$A691]&lt;=[.C$3]);1;0)" office:value-type="float" office:value="1" calcext:value-type="float">
            <text:p>1</text:p>
          </table:table-cell>
          <table:table-cell table:formula="of:=IF(AND([.$A691]&gt;=[.D$2];[.$A691]&lt;=[.D$3]);1;0)" office:value-type="float" office:value="0" calcext:value-type="float">
            <text:p>0</text:p>
          </table:table-cell>
          <table:table-cell table:formula="of:=IF(AND([.$A691]&gt;=[.E$2];[.$A691]&lt;=[.E$3]);1;0)" office:value-type="float" office:value="0" calcext:value-type="float">
            <text:p>0</text:p>
          </table:table-cell>
          <table:table-cell table:formula="of:=IF(AND([.$A691]&gt;=[.F$2];[.$A691]&lt;=[.F$3]);1;0)" office:value-type="float" office:value="0" calcext:value-type="float">
            <text:p>0</text:p>
          </table:table-cell>
          <table:table-cell table:formula="of:=IF(AND([.$A691]&gt;=[.G$2];[.$A691]&lt;=[.G$3]);1;0)" office:value-type="float" office:value="0" calcext:value-type="float">
            <text:p>0</text:p>
          </table:table-cell>
          <table:table-cell/>
          <table:table-cell office:value-type="float" office:value="-0.252202" calcext:value-type="float">
            <text:p>-0.252202</text:p>
          </table:table-cell>
          <table:table-cell table:formula="of:=IF(AND([.$A691]&gt;=[.J$2];[.$A691]&lt;=[.J$3]);1;0)" office:value-type="float" office:value="0" calcext:value-type="float">
            <text:p>0</text:p>
          </table:table-cell>
          <table:table-cell table:formula="of:=IF(AND([.$A691]&gt;=[.K$2];[.$A691]&lt;=[.K$3]);1;0)" office:value-type="float" office:value="1" calcext:value-type="float">
            <text:p>1</text:p>
          </table:table-cell>
          <table:table-cell table:formula="of:=IF(AND([.$A691]&gt;=[.L$2];[.$A691]&lt;=[.L$3]);1;0)" office:value-type="float" office:value="0" calcext:value-type="float">
            <text:p>0</text:p>
          </table:table-cell>
          <table:table-cell table:formula="of:=IF(AND([.$A691]&gt;=[.M$2];[.$A691]&lt;=[.M$3]);1;0)" office:value-type="float" office:value="0" calcext:value-type="float">
            <text:p>0</text:p>
          </table:table-cell>
          <table:table-cell table:formula="of:=IF(AND([.$A691]&gt;=[.N$2];[.$A691]&lt;=[.N$3]);1;0)" office:value-type="float" office:value="0" calcext:value-type="float">
            <text:p>0</text:p>
          </table:table-cell>
          <table:table-cell table:formula="of:=IF(AND([.$A691]&gt;=[.O$2];[.$A6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8908" calcext:value-type="float">
            <text:p>-0.968908</text:p>
          </table:table-cell>
          <table:table-cell table:formula="of:=IF(AND([.$A692]&gt;=[.B$2];[.$A692]&lt;=[.B$3]);1;0)" office:value-type="float" office:value="0" calcext:value-type="float">
            <text:p>0</text:p>
          </table:table-cell>
          <table:table-cell table:formula="of:=IF(AND([.$A692]&gt;=[.C$2];[.$A692]&lt;=[.C$3]);1;0)" office:value-type="float" office:value="0" calcext:value-type="float">
            <text:p>0</text:p>
          </table:table-cell>
          <table:table-cell table:formula="of:=IF(AND([.$A692]&gt;=[.D$2];[.$A692]&lt;=[.D$3]);1;0)" office:value-type="float" office:value="1" calcext:value-type="float">
            <text:p>1</text:p>
          </table:table-cell>
          <table:table-cell table:formula="of:=IF(AND([.$A692]&gt;=[.E$2];[.$A692]&lt;=[.E$3]);1;0)" office:value-type="float" office:value="0" calcext:value-type="float">
            <text:p>0</text:p>
          </table:table-cell>
          <table:table-cell table:formula="of:=IF(AND([.$A692]&gt;=[.F$2];[.$A692]&lt;=[.F$3]);1;0)" office:value-type="float" office:value="0" calcext:value-type="float">
            <text:p>0</text:p>
          </table:table-cell>
          <table:table-cell table:formula="of:=IF(AND([.$A692]&gt;=[.G$2];[.$A692]&lt;=[.G$3]);1;0)" office:value-type="float" office:value="0" calcext:value-type="float">
            <text:p>0</text:p>
          </table:table-cell>
          <table:table-cell/>
          <table:table-cell office:value-type="float" office:value="0.221459" calcext:value-type="float">
            <text:p>0.221459</text:p>
          </table:table-cell>
          <table:table-cell table:formula="of:=IF(AND([.$A692]&gt;=[.J$2];[.$A692]&lt;=[.J$3]);1;0)" office:value-type="float" office:value="0" calcext:value-type="float">
            <text:p>0</text:p>
          </table:table-cell>
          <table:table-cell table:formula="of:=IF(AND([.$A692]&gt;=[.K$2];[.$A692]&lt;=[.K$3]);1;0)" office:value-type="float" office:value="0" calcext:value-type="float">
            <text:p>0</text:p>
          </table:table-cell>
          <table:table-cell table:formula="of:=IF(AND([.$A692]&gt;=[.L$2];[.$A692]&lt;=[.L$3]);1;0)" office:value-type="float" office:value="1" calcext:value-type="float">
            <text:p>1</text:p>
          </table:table-cell>
          <table:table-cell table:formula="of:=IF(AND([.$A692]&gt;=[.M$2];[.$A692]&lt;=[.M$3]);1;0)" office:value-type="float" office:value="0" calcext:value-type="float">
            <text:p>0</text:p>
          </table:table-cell>
          <table:table-cell table:formula="of:=IF(AND([.$A692]&gt;=[.N$2];[.$A692]&lt;=[.N$3]);1;0)" office:value-type="float" office:value="0" calcext:value-type="float">
            <text:p>0</text:p>
          </table:table-cell>
          <table:table-cell table:formula="of:=IF(AND([.$A692]&gt;=[.O$2];[.$A6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155" calcext:value-type="float">
            <text:p>0.498155</text:p>
          </table:table-cell>
          <table:table-cell table:formula="of:=IF(AND([.$A693]&gt;=[.B$2];[.$A693]&lt;=[.B$3]);1;0)" office:value-type="float" office:value="0" calcext:value-type="float">
            <text:p>0</text:p>
          </table:table-cell>
          <table:table-cell table:formula="of:=IF(AND([.$A693]&gt;=[.C$2];[.$A693]&lt;=[.C$3]);1;0)" office:value-type="float" office:value="0" calcext:value-type="float">
            <text:p>0</text:p>
          </table:table-cell>
          <table:table-cell table:formula="of:=IF(AND([.$A693]&gt;=[.D$2];[.$A693]&lt;=[.D$3]);1;0)" office:value-type="float" office:value="0" calcext:value-type="float">
            <text:p>0</text:p>
          </table:table-cell>
          <table:table-cell table:formula="of:=IF(AND([.$A693]&gt;=[.E$2];[.$A693]&lt;=[.E$3]);1;0)" office:value-type="float" office:value="1" calcext:value-type="float">
            <text:p>1</text:p>
          </table:table-cell>
          <table:table-cell table:formula="of:=IF(AND([.$A693]&gt;=[.F$2];[.$A693]&lt;=[.F$3]);1;0)" office:value-type="float" office:value="0" calcext:value-type="float">
            <text:p>0</text:p>
          </table:table-cell>
          <table:table-cell table:formula="of:=IF(AND([.$A693]&gt;=[.G$2];[.$A693]&lt;=[.G$3]);1;0)" office:value-type="float" office:value="0" calcext:value-type="float">
            <text:p>0</text:p>
          </table:table-cell>
          <table:table-cell/>
          <table:table-cell office:value-type="float" office:value="-0.302808" calcext:value-type="float">
            <text:p>-0.302808</text:p>
          </table:table-cell>
          <table:table-cell table:formula="of:=IF(AND([.$A693]&gt;=[.J$2];[.$A693]&lt;=[.J$3]);1;0)" office:value-type="float" office:value="0" calcext:value-type="float">
            <text:p>0</text:p>
          </table:table-cell>
          <table:table-cell table:formula="of:=IF(AND([.$A693]&gt;=[.K$2];[.$A693]&lt;=[.K$3]);1;0)" office:value-type="float" office:value="0" calcext:value-type="float">
            <text:p>0</text:p>
          </table:table-cell>
          <table:table-cell table:formula="of:=IF(AND([.$A693]&gt;=[.L$2];[.$A693]&lt;=[.L$3]);1;0)" office:value-type="float" office:value="0" calcext:value-type="float">
            <text:p>0</text:p>
          </table:table-cell>
          <table:table-cell table:formula="of:=IF(AND([.$A693]&gt;=[.M$2];[.$A693]&lt;=[.M$3]);1;0)" office:value-type="float" office:value="1" calcext:value-type="float">
            <text:p>1</text:p>
          </table:table-cell>
          <table:table-cell table:formula="of:=IF(AND([.$A693]&gt;=[.N$2];[.$A693]&lt;=[.N$3]);1;0)" office:value-type="float" office:value="0" calcext:value-type="float">
            <text:p>0</text:p>
          </table:table-cell>
          <table:table-cell table:formula="of:=IF(AND([.$A693]&gt;=[.O$2];[.$A6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6189" calcext:value-type="float">
            <text:p>0.386189</text:p>
          </table:table-cell>
          <table:table-cell table:formula="of:=IF(AND([.$A694]&gt;=[.B$2];[.$A694]&lt;=[.B$3]);1;0)" office:value-type="float" office:value="0" calcext:value-type="float">
            <text:p>0</text:p>
          </table:table-cell>
          <table:table-cell table:formula="of:=IF(AND([.$A694]&gt;=[.C$2];[.$A694]&lt;=[.C$3]);1;0)" office:value-type="float" office:value="0" calcext:value-type="float">
            <text:p>0</text:p>
          </table:table-cell>
          <table:table-cell table:formula="of:=IF(AND([.$A694]&gt;=[.D$2];[.$A694]&lt;=[.D$3]);1;0)" office:value-type="float" office:value="0" calcext:value-type="float">
            <text:p>0</text:p>
          </table:table-cell>
          <table:table-cell table:formula="of:=IF(AND([.$A694]&gt;=[.E$2];[.$A694]&lt;=[.E$3]);1;0)" office:value-type="float" office:value="1" calcext:value-type="float">
            <text:p>1</text:p>
          </table:table-cell>
          <table:table-cell table:formula="of:=IF(AND([.$A694]&gt;=[.F$2];[.$A694]&lt;=[.F$3]);1;0)" office:value-type="float" office:value="0" calcext:value-type="float">
            <text:p>0</text:p>
          </table:table-cell>
          <table:table-cell table:formula="of:=IF(AND([.$A694]&gt;=[.G$2];[.$A694]&lt;=[.G$3]);1;0)" office:value-type="float" office:value="0" calcext:value-type="float">
            <text:p>0</text:p>
          </table:table-cell>
          <table:table-cell/>
          <table:table-cell office:value-type="float" office:value="1.38876" calcext:value-type="float">
            <text:p>1.38876</text:p>
          </table:table-cell>
          <table:table-cell table:formula="of:=IF(AND([.$A694]&gt;=[.J$2];[.$A694]&lt;=[.J$3]);1;0)" office:value-type="float" office:value="0" calcext:value-type="float">
            <text:p>0</text:p>
          </table:table-cell>
          <table:table-cell table:formula="of:=IF(AND([.$A694]&gt;=[.K$2];[.$A694]&lt;=[.K$3]);1;0)" office:value-type="float" office:value="0" calcext:value-type="float">
            <text:p>0</text:p>
          </table:table-cell>
          <table:table-cell table:formula="of:=IF(AND([.$A694]&gt;=[.L$2];[.$A694]&lt;=[.L$3]);1;0)" office:value-type="float" office:value="0" calcext:value-type="float">
            <text:p>0</text:p>
          </table:table-cell>
          <table:table-cell table:formula="of:=IF(AND([.$A694]&gt;=[.M$2];[.$A694]&lt;=[.M$3]);1;0)" office:value-type="float" office:value="1" calcext:value-type="float">
            <text:p>1</text:p>
          </table:table-cell>
          <table:table-cell table:formula="of:=IF(AND([.$A694]&gt;=[.N$2];[.$A694]&lt;=[.N$3]);1;0)" office:value-type="float" office:value="0" calcext:value-type="float">
            <text:p>0</text:p>
          </table:table-cell>
          <table:table-cell table:formula="of:=IF(AND([.$A694]&gt;=[.O$2];[.$A6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6438" calcext:value-type="float">
            <text:p>-1.16438</text:p>
          </table:table-cell>
          <table:table-cell table:formula="of:=IF(AND([.$A695]&gt;=[.B$2];[.$A695]&lt;=[.B$3]);1;0)" office:value-type="float" office:value="0" calcext:value-type="float">
            <text:p>0</text:p>
          </table:table-cell>
          <table:table-cell table:formula="of:=IF(AND([.$A695]&gt;=[.C$2];[.$A695]&lt;=[.C$3]);1;0)" office:value-type="float" office:value="1" calcext:value-type="float">
            <text:p>1</text:p>
          </table:table-cell>
          <table:table-cell table:formula="of:=IF(AND([.$A695]&gt;=[.D$2];[.$A695]&lt;=[.D$3]);1;0)" office:value-type="float" office:value="0" calcext:value-type="float">
            <text:p>0</text:p>
          </table:table-cell>
          <table:table-cell table:formula="of:=IF(AND([.$A695]&gt;=[.E$2];[.$A695]&lt;=[.E$3]);1;0)" office:value-type="float" office:value="0" calcext:value-type="float">
            <text:p>0</text:p>
          </table:table-cell>
          <table:table-cell table:formula="of:=IF(AND([.$A695]&gt;=[.F$2];[.$A695]&lt;=[.F$3]);1;0)" office:value-type="float" office:value="0" calcext:value-type="float">
            <text:p>0</text:p>
          </table:table-cell>
          <table:table-cell table:formula="of:=IF(AND([.$A695]&gt;=[.G$2];[.$A695]&lt;=[.G$3]);1;0)" office:value-type="float" office:value="0" calcext:value-type="float">
            <text:p>0</text:p>
          </table:table-cell>
          <table:table-cell/>
          <table:table-cell office:value-type="float" office:value="0.90361" calcext:value-type="float">
            <text:p>0.90361</text:p>
          </table:table-cell>
          <table:table-cell table:formula="of:=IF(AND([.$A695]&gt;=[.J$2];[.$A695]&lt;=[.J$3]);1;0)" office:value-type="float" office:value="0" calcext:value-type="float">
            <text:p>0</text:p>
          </table:table-cell>
          <table:table-cell table:formula="of:=IF(AND([.$A695]&gt;=[.K$2];[.$A695]&lt;=[.K$3]);1;0)" office:value-type="float" office:value="1" calcext:value-type="float">
            <text:p>1</text:p>
          </table:table-cell>
          <table:table-cell table:formula="of:=IF(AND([.$A695]&gt;=[.L$2];[.$A695]&lt;=[.L$3]);1;0)" office:value-type="float" office:value="0" calcext:value-type="float">
            <text:p>0</text:p>
          </table:table-cell>
          <table:table-cell table:formula="of:=IF(AND([.$A695]&gt;=[.M$2];[.$A695]&lt;=[.M$3]);1;0)" office:value-type="float" office:value="0" calcext:value-type="float">
            <text:p>0</text:p>
          </table:table-cell>
          <table:table-cell table:formula="of:=IF(AND([.$A695]&gt;=[.N$2];[.$A695]&lt;=[.N$3]);1;0)" office:value-type="float" office:value="0" calcext:value-type="float">
            <text:p>0</text:p>
          </table:table-cell>
          <table:table-cell table:formula="of:=IF(AND([.$A695]&gt;=[.O$2];[.$A6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748" calcext:value-type="float">
            <text:p>1.32748</text:p>
          </table:table-cell>
          <table:table-cell table:formula="of:=IF(AND([.$A696]&gt;=[.B$2];[.$A696]&lt;=[.B$3]);1;0)" office:value-type="float" office:value="0" calcext:value-type="float">
            <text:p>0</text:p>
          </table:table-cell>
          <table:table-cell table:formula="of:=IF(AND([.$A696]&gt;=[.C$2];[.$A696]&lt;=[.C$3]);1;0)" office:value-type="float" office:value="0" calcext:value-type="float">
            <text:p>0</text:p>
          </table:table-cell>
          <table:table-cell table:formula="of:=IF(AND([.$A696]&gt;=[.D$2];[.$A696]&lt;=[.D$3]);1;0)" office:value-type="float" office:value="0" calcext:value-type="float">
            <text:p>0</text:p>
          </table:table-cell>
          <table:table-cell table:formula="of:=IF(AND([.$A696]&gt;=[.E$2];[.$A696]&lt;=[.E$3]);1;0)" office:value-type="float" office:value="0" calcext:value-type="float">
            <text:p>0</text:p>
          </table:table-cell>
          <table:table-cell table:formula="of:=IF(AND([.$A696]&gt;=[.F$2];[.$A696]&lt;=[.F$3]);1;0)" office:value-type="float" office:value="1" calcext:value-type="float">
            <text:p>1</text:p>
          </table:table-cell>
          <table:table-cell table:formula="of:=IF(AND([.$A696]&gt;=[.G$2];[.$A696]&lt;=[.G$3]);1;0)" office:value-type="float" office:value="0" calcext:value-type="float">
            <text:p>0</text:p>
          </table:table-cell>
          <table:table-cell/>
          <table:table-cell office:value-type="float" office:value="1.83002" calcext:value-type="float">
            <text:p>1.83002</text:p>
          </table:table-cell>
          <table:table-cell table:formula="of:=IF(AND([.$A696]&gt;=[.J$2];[.$A696]&lt;=[.J$3]);1;0)" office:value-type="float" office:value="0" calcext:value-type="float">
            <text:p>0</text:p>
          </table:table-cell>
          <table:table-cell table:formula="of:=IF(AND([.$A696]&gt;=[.K$2];[.$A696]&lt;=[.K$3]);1;0)" office:value-type="float" office:value="0" calcext:value-type="float">
            <text:p>0</text:p>
          </table:table-cell>
          <table:table-cell table:formula="of:=IF(AND([.$A696]&gt;=[.L$2];[.$A696]&lt;=[.L$3]);1;0)" office:value-type="float" office:value="0" calcext:value-type="float">
            <text:p>0</text:p>
          </table:table-cell>
          <table:table-cell table:formula="of:=IF(AND([.$A696]&gt;=[.M$2];[.$A696]&lt;=[.M$3]);1;0)" office:value-type="float" office:value="0" calcext:value-type="float">
            <text:p>0</text:p>
          </table:table-cell>
          <table:table-cell table:formula="of:=IF(AND([.$A696]&gt;=[.N$2];[.$A696]&lt;=[.N$3]);1;0)" office:value-type="float" office:value="1" calcext:value-type="float">
            <text:p>1</text:p>
          </table:table-cell>
          <table:table-cell table:formula="of:=IF(AND([.$A696]&gt;=[.O$2];[.$A6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37383" calcext:value-type="float">
            <text:p>0.00237383</text:p>
          </table:table-cell>
          <table:table-cell table:formula="of:=IF(AND([.$A697]&gt;=[.B$2];[.$A697]&lt;=[.B$3]);1;0)" office:value-type="float" office:value="0" calcext:value-type="float">
            <text:p>0</text:p>
          </table:table-cell>
          <table:table-cell table:formula="of:=IF(AND([.$A697]&gt;=[.C$2];[.$A697]&lt;=[.C$3]);1;0)" office:value-type="float" office:value="0" calcext:value-type="float">
            <text:p>0</text:p>
          </table:table-cell>
          <table:table-cell table:formula="of:=IF(AND([.$A697]&gt;=[.D$2];[.$A697]&lt;=[.D$3]);1;0)" office:value-type="float" office:value="0" calcext:value-type="float">
            <text:p>0</text:p>
          </table:table-cell>
          <table:table-cell table:formula="of:=IF(AND([.$A697]&gt;=[.E$2];[.$A697]&lt;=[.E$3]);1;0)" office:value-type="float" office:value="1" calcext:value-type="float">
            <text:p>1</text:p>
          </table:table-cell>
          <table:table-cell table:formula="of:=IF(AND([.$A697]&gt;=[.F$2];[.$A697]&lt;=[.F$3]);1;0)" office:value-type="float" office:value="0" calcext:value-type="float">
            <text:p>0</text:p>
          </table:table-cell>
          <table:table-cell table:formula="of:=IF(AND([.$A697]&gt;=[.G$2];[.$A697]&lt;=[.G$3]);1;0)" office:value-type="float" office:value="0" calcext:value-type="float">
            <text:p>0</text:p>
          </table:table-cell>
          <table:table-cell/>
          <table:table-cell office:value-type="float" office:value="-1.30313" calcext:value-type="float">
            <text:p>-1.30313</text:p>
          </table:table-cell>
          <table:table-cell table:formula="of:=IF(AND([.$A697]&gt;=[.J$2];[.$A697]&lt;=[.J$3]);1;0)" office:value-type="float" office:value="0" calcext:value-type="float">
            <text:p>0</text:p>
          </table:table-cell>
          <table:table-cell table:formula="of:=IF(AND([.$A697]&gt;=[.K$2];[.$A697]&lt;=[.K$3]);1;0)" office:value-type="float" office:value="0" calcext:value-type="float">
            <text:p>0</text:p>
          </table:table-cell>
          <table:table-cell table:formula="of:=IF(AND([.$A697]&gt;=[.L$2];[.$A697]&lt;=[.L$3]);1;0)" office:value-type="float" office:value="0" calcext:value-type="float">
            <text:p>0</text:p>
          </table:table-cell>
          <table:table-cell table:formula="of:=IF(AND([.$A697]&gt;=[.M$2];[.$A697]&lt;=[.M$3]);1;0)" office:value-type="float" office:value="1" calcext:value-type="float">
            <text:p>1</text:p>
          </table:table-cell>
          <table:table-cell table:formula="of:=IF(AND([.$A697]&gt;=[.N$2];[.$A697]&lt;=[.N$3]);1;0)" office:value-type="float" office:value="0" calcext:value-type="float">
            <text:p>0</text:p>
          </table:table-cell>
          <table:table-cell table:formula="of:=IF(AND([.$A697]&gt;=[.O$2];[.$A69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9913" calcext:value-type="float">
            <text:p>-1.09913</text:p>
          </table:table-cell>
          <table:table-cell table:formula="of:=IF(AND([.$A698]&gt;=[.B$2];[.$A698]&lt;=[.B$3]);1;0)" office:value-type="float" office:value="0" calcext:value-type="float">
            <text:p>0</text:p>
          </table:table-cell>
          <table:table-cell table:formula="of:=IF(AND([.$A698]&gt;=[.C$2];[.$A698]&lt;=[.C$3]);1;0)" office:value-type="float" office:value="1" calcext:value-type="float">
            <text:p>1</text:p>
          </table:table-cell>
          <table:table-cell table:formula="of:=IF(AND([.$A698]&gt;=[.D$2];[.$A698]&lt;=[.D$3]);1;0)" office:value-type="float" office:value="0" calcext:value-type="float">
            <text:p>0</text:p>
          </table:table-cell>
          <table:table-cell table:formula="of:=IF(AND([.$A698]&gt;=[.E$2];[.$A698]&lt;=[.E$3]);1;0)" office:value-type="float" office:value="0" calcext:value-type="float">
            <text:p>0</text:p>
          </table:table-cell>
          <table:table-cell table:formula="of:=IF(AND([.$A698]&gt;=[.F$2];[.$A698]&lt;=[.F$3]);1;0)" office:value-type="float" office:value="0" calcext:value-type="float">
            <text:p>0</text:p>
          </table:table-cell>
          <table:table-cell table:formula="of:=IF(AND([.$A698]&gt;=[.G$2];[.$A698]&lt;=[.G$3]);1;0)" office:value-type="float" office:value="0" calcext:value-type="float">
            <text:p>0</text:p>
          </table:table-cell>
          <table:table-cell/>
          <table:table-cell office:value-type="float" office:value="0.480572" calcext:value-type="float">
            <text:p>0.480572</text:p>
          </table:table-cell>
          <table:table-cell table:formula="of:=IF(AND([.$A698]&gt;=[.J$2];[.$A698]&lt;=[.J$3]);1;0)" office:value-type="float" office:value="0" calcext:value-type="float">
            <text:p>0</text:p>
          </table:table-cell>
          <table:table-cell table:formula="of:=IF(AND([.$A698]&gt;=[.K$2];[.$A698]&lt;=[.K$3]);1;0)" office:value-type="float" office:value="1" calcext:value-type="float">
            <text:p>1</text:p>
          </table:table-cell>
          <table:table-cell table:formula="of:=IF(AND([.$A698]&gt;=[.L$2];[.$A698]&lt;=[.L$3]);1;0)" office:value-type="float" office:value="0" calcext:value-type="float">
            <text:p>0</text:p>
          </table:table-cell>
          <table:table-cell table:formula="of:=IF(AND([.$A698]&gt;=[.M$2];[.$A698]&lt;=[.M$3]);1;0)" office:value-type="float" office:value="0" calcext:value-type="float">
            <text:p>0</text:p>
          </table:table-cell>
          <table:table-cell table:formula="of:=IF(AND([.$A698]&gt;=[.N$2];[.$A698]&lt;=[.N$3]);1;0)" office:value-type="float" office:value="0" calcext:value-type="float">
            <text:p>0</text:p>
          </table:table-cell>
          <table:table-cell table:formula="of:=IF(AND([.$A698]&gt;=[.O$2];[.$A6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316" calcext:value-type="float">
            <text:p>1.74316</text:p>
          </table:table-cell>
          <table:table-cell table:formula="of:=IF(AND([.$A699]&gt;=[.B$2];[.$A699]&lt;=[.B$3]);1;0)" office:value-type="float" office:value="0" calcext:value-type="float">
            <text:p>0</text:p>
          </table:table-cell>
          <table:table-cell table:formula="of:=IF(AND([.$A699]&gt;=[.C$2];[.$A699]&lt;=[.C$3]);1;0)" office:value-type="float" office:value="0" calcext:value-type="float">
            <text:p>0</text:p>
          </table:table-cell>
          <table:table-cell table:formula="of:=IF(AND([.$A699]&gt;=[.D$2];[.$A699]&lt;=[.D$3]);1;0)" office:value-type="float" office:value="0" calcext:value-type="float">
            <text:p>0</text:p>
          </table:table-cell>
          <table:table-cell table:formula="of:=IF(AND([.$A699]&gt;=[.E$2];[.$A699]&lt;=[.E$3]);1;0)" office:value-type="float" office:value="0" calcext:value-type="float">
            <text:p>0</text:p>
          </table:table-cell>
          <table:table-cell table:formula="of:=IF(AND([.$A699]&gt;=[.F$2];[.$A699]&lt;=[.F$3]);1;0)" office:value-type="float" office:value="1" calcext:value-type="float">
            <text:p>1</text:p>
          </table:table-cell>
          <table:table-cell table:formula="of:=IF(AND([.$A699]&gt;=[.G$2];[.$A699]&lt;=[.G$3]);1;0)" office:value-type="float" office:value="0" calcext:value-type="float">
            <text:p>0</text:p>
          </table:table-cell>
          <table:table-cell/>
          <table:table-cell office:value-type="float" office:value="0.0705134" calcext:value-type="float">
            <text:p>0.0705134</text:p>
          </table:table-cell>
          <table:table-cell table:formula="of:=IF(AND([.$A699]&gt;=[.J$2];[.$A699]&lt;=[.J$3]);1;0)" office:value-type="float" office:value="0" calcext:value-type="float">
            <text:p>0</text:p>
          </table:table-cell>
          <table:table-cell table:formula="of:=IF(AND([.$A699]&gt;=[.K$2];[.$A699]&lt;=[.K$3]);1;0)" office:value-type="float" office:value="0" calcext:value-type="float">
            <text:p>0</text:p>
          </table:table-cell>
          <table:table-cell table:formula="of:=IF(AND([.$A699]&gt;=[.L$2];[.$A699]&lt;=[.L$3]);1;0)" office:value-type="float" office:value="0" calcext:value-type="float">
            <text:p>0</text:p>
          </table:table-cell>
          <table:table-cell table:formula="of:=IF(AND([.$A699]&gt;=[.M$2];[.$A699]&lt;=[.M$3]);1;0)" office:value-type="float" office:value="0" calcext:value-type="float">
            <text:p>0</text:p>
          </table:table-cell>
          <table:table-cell table:formula="of:=IF(AND([.$A699]&gt;=[.N$2];[.$A699]&lt;=[.N$3]);1;0)" office:value-type="float" office:value="1" calcext:value-type="float">
            <text:p>1</text:p>
          </table:table-cell>
          <table:table-cell table:formula="of:=IF(AND([.$A699]&gt;=[.O$2];[.$A6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493" calcext:value-type="float">
            <text:p>0.564493</text:p>
          </table:table-cell>
          <table:table-cell table:formula="of:=IF(AND([.$A700]&gt;=[.B$2];[.$A700]&lt;=[.B$3]);1;0)" office:value-type="float" office:value="0" calcext:value-type="float">
            <text:p>0</text:p>
          </table:table-cell>
          <table:table-cell table:formula="of:=IF(AND([.$A700]&gt;=[.C$2];[.$A700]&lt;=[.C$3]);1;0)" office:value-type="float" office:value="0" calcext:value-type="float">
            <text:p>0</text:p>
          </table:table-cell>
          <table:table-cell table:formula="of:=IF(AND([.$A700]&gt;=[.D$2];[.$A700]&lt;=[.D$3]);1;0)" office:value-type="float" office:value="0" calcext:value-type="float">
            <text:p>0</text:p>
          </table:table-cell>
          <table:table-cell table:formula="of:=IF(AND([.$A700]&gt;=[.E$2];[.$A700]&lt;=[.E$3]);1;0)" office:value-type="float" office:value="1" calcext:value-type="float">
            <text:p>1</text:p>
          </table:table-cell>
          <table:table-cell table:formula="of:=IF(AND([.$A700]&gt;=[.F$2];[.$A700]&lt;=[.F$3]);1;0)" office:value-type="float" office:value="0" calcext:value-type="float">
            <text:p>0</text:p>
          </table:table-cell>
          <table:table-cell table:formula="of:=IF(AND([.$A700]&gt;=[.G$2];[.$A700]&lt;=[.G$3]);1;0)" office:value-type="float" office:value="0" calcext:value-type="float">
            <text:p>0</text:p>
          </table:table-cell>
          <table:table-cell/>
          <table:table-cell office:value-type="float" office:value="0.6149" calcext:value-type="float">
            <text:p>0.6149</text:p>
          </table:table-cell>
          <table:table-cell table:formula="of:=IF(AND([.$A700]&gt;=[.J$2];[.$A700]&lt;=[.J$3]);1;0)" office:value-type="float" office:value="0" calcext:value-type="float">
            <text:p>0</text:p>
          </table:table-cell>
          <table:table-cell table:formula="of:=IF(AND([.$A700]&gt;=[.K$2];[.$A700]&lt;=[.K$3]);1;0)" office:value-type="float" office:value="0" calcext:value-type="float">
            <text:p>0</text:p>
          </table:table-cell>
          <table:table-cell table:formula="of:=IF(AND([.$A700]&gt;=[.L$2];[.$A700]&lt;=[.L$3]);1;0)" office:value-type="float" office:value="0" calcext:value-type="float">
            <text:p>0</text:p>
          </table:table-cell>
          <table:table-cell table:formula="of:=IF(AND([.$A700]&gt;=[.M$2];[.$A700]&lt;=[.M$3]);1;0)" office:value-type="float" office:value="1" calcext:value-type="float">
            <text:p>1</text:p>
          </table:table-cell>
          <table:table-cell table:formula="of:=IF(AND([.$A700]&gt;=[.N$2];[.$A700]&lt;=[.N$3]);1;0)" office:value-type="float" office:value="0" calcext:value-type="float">
            <text:p>0</text:p>
          </table:table-cell>
          <table:table-cell table:formula="of:=IF(AND([.$A700]&gt;=[.O$2];[.$A7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4607" calcext:value-type="float">
            <text:p>-0.434607</text:p>
          </table:table-cell>
          <table:table-cell table:formula="of:=IF(AND([.$A701]&gt;=[.B$2];[.$A701]&lt;=[.B$3]);1;0)" office:value-type="float" office:value="0" calcext:value-type="float">
            <text:p>0</text:p>
          </table:table-cell>
          <table:table-cell table:formula="of:=IF(AND([.$A701]&gt;=[.C$2];[.$A701]&lt;=[.C$3]);1;0)" office:value-type="float" office:value="0" calcext:value-type="float">
            <text:p>0</text:p>
          </table:table-cell>
          <table:table-cell table:formula="of:=IF(AND([.$A701]&gt;=[.D$2];[.$A701]&lt;=[.D$3]);1;0)" office:value-type="float" office:value="1" calcext:value-type="float">
            <text:p>1</text:p>
          </table:table-cell>
          <table:table-cell table:formula="of:=IF(AND([.$A701]&gt;=[.E$2];[.$A701]&lt;=[.E$3]);1;0)" office:value-type="float" office:value="0" calcext:value-type="float">
            <text:p>0</text:p>
          </table:table-cell>
          <table:table-cell table:formula="of:=IF(AND([.$A701]&gt;=[.F$2];[.$A701]&lt;=[.F$3]);1;0)" office:value-type="float" office:value="0" calcext:value-type="float">
            <text:p>0</text:p>
          </table:table-cell>
          <table:table-cell table:formula="of:=IF(AND([.$A701]&gt;=[.G$2];[.$A701]&lt;=[.G$3]);1;0)" office:value-type="float" office:value="0" calcext:value-type="float">
            <text:p>0</text:p>
          </table:table-cell>
          <table:table-cell/>
          <table:table-cell office:value-type="float" office:value="1.69356" calcext:value-type="float">
            <text:p>1.69356</text:p>
          </table:table-cell>
          <table:table-cell table:formula="of:=IF(AND([.$A701]&gt;=[.J$2];[.$A701]&lt;=[.J$3]);1;0)" office:value-type="float" office:value="0" calcext:value-type="float">
            <text:p>0</text:p>
          </table:table-cell>
          <table:table-cell table:formula="of:=IF(AND([.$A701]&gt;=[.K$2];[.$A701]&lt;=[.K$3]);1;0)" office:value-type="float" office:value="0" calcext:value-type="float">
            <text:p>0</text:p>
          </table:table-cell>
          <table:table-cell table:formula="of:=IF(AND([.$A701]&gt;=[.L$2];[.$A701]&lt;=[.L$3]);1;0)" office:value-type="float" office:value="1" calcext:value-type="float">
            <text:p>1</text:p>
          </table:table-cell>
          <table:table-cell table:formula="of:=IF(AND([.$A701]&gt;=[.M$2];[.$A701]&lt;=[.M$3]);1;0)" office:value-type="float" office:value="0" calcext:value-type="float">
            <text:p>0</text:p>
          </table:table-cell>
          <table:table-cell table:formula="of:=IF(AND([.$A701]&gt;=[.N$2];[.$A701]&lt;=[.N$3]);1;0)" office:value-type="float" office:value="0" calcext:value-type="float">
            <text:p>0</text:p>
          </table:table-cell>
          <table:table-cell table:formula="of:=IF(AND([.$A701]&gt;=[.O$2];[.$A7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6639" calcext:value-type="float">
            <text:p>-0.906639</text:p>
          </table:table-cell>
          <table:table-cell table:formula="of:=IF(AND([.$A702]&gt;=[.B$2];[.$A702]&lt;=[.B$3]);1;0)" office:value-type="float" office:value="0" calcext:value-type="float">
            <text:p>0</text:p>
          </table:table-cell>
          <table:table-cell table:formula="of:=IF(AND([.$A702]&gt;=[.C$2];[.$A702]&lt;=[.C$3]);1;0)" office:value-type="float" office:value="0" calcext:value-type="float">
            <text:p>0</text:p>
          </table:table-cell>
          <table:table-cell table:formula="of:=IF(AND([.$A702]&gt;=[.D$2];[.$A702]&lt;=[.D$3]);1;0)" office:value-type="float" office:value="1" calcext:value-type="float">
            <text:p>1</text:p>
          </table:table-cell>
          <table:table-cell table:formula="of:=IF(AND([.$A702]&gt;=[.E$2];[.$A702]&lt;=[.E$3]);1;0)" office:value-type="float" office:value="0" calcext:value-type="float">
            <text:p>0</text:p>
          </table:table-cell>
          <table:table-cell table:formula="of:=IF(AND([.$A702]&gt;=[.F$2];[.$A702]&lt;=[.F$3]);1;0)" office:value-type="float" office:value="0" calcext:value-type="float">
            <text:p>0</text:p>
          </table:table-cell>
          <table:table-cell table:formula="of:=IF(AND([.$A702]&gt;=[.G$2];[.$A702]&lt;=[.G$3]);1;0)" office:value-type="float" office:value="0" calcext:value-type="float">
            <text:p>0</text:p>
          </table:table-cell>
          <table:table-cell/>
          <table:table-cell office:value-type="float" office:value="-0.103158" calcext:value-type="float">
            <text:p>-0.103158</text:p>
          </table:table-cell>
          <table:table-cell table:formula="of:=IF(AND([.$A702]&gt;=[.J$2];[.$A702]&lt;=[.J$3]);1;0)" office:value-type="float" office:value="0" calcext:value-type="float">
            <text:p>0</text:p>
          </table:table-cell>
          <table:table-cell table:formula="of:=IF(AND([.$A702]&gt;=[.K$2];[.$A702]&lt;=[.K$3]);1;0)" office:value-type="float" office:value="0" calcext:value-type="float">
            <text:p>0</text:p>
          </table:table-cell>
          <table:table-cell table:formula="of:=IF(AND([.$A702]&gt;=[.L$2];[.$A702]&lt;=[.L$3]);1;0)" office:value-type="float" office:value="1" calcext:value-type="float">
            <text:p>1</text:p>
          </table:table-cell>
          <table:table-cell table:formula="of:=IF(AND([.$A702]&gt;=[.M$2];[.$A702]&lt;=[.M$3]);1;0)" office:value-type="float" office:value="0" calcext:value-type="float">
            <text:p>0</text:p>
          </table:table-cell>
          <table:table-cell table:formula="of:=IF(AND([.$A702]&gt;=[.N$2];[.$A702]&lt;=[.N$3]);1;0)" office:value-type="float" office:value="0" calcext:value-type="float">
            <text:p>0</text:p>
          </table:table-cell>
          <table:table-cell table:formula="of:=IF(AND([.$A702]&gt;=[.O$2];[.$A7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739" calcext:value-type="float">
            <text:p>0.551739</text:p>
          </table:table-cell>
          <table:table-cell table:formula="of:=IF(AND([.$A703]&gt;=[.B$2];[.$A703]&lt;=[.B$3]);1;0)" office:value-type="float" office:value="0" calcext:value-type="float">
            <text:p>0</text:p>
          </table:table-cell>
          <table:table-cell table:formula="of:=IF(AND([.$A703]&gt;=[.C$2];[.$A703]&lt;=[.C$3]);1;0)" office:value-type="float" office:value="0" calcext:value-type="float">
            <text:p>0</text:p>
          </table:table-cell>
          <table:table-cell table:formula="of:=IF(AND([.$A703]&gt;=[.D$2];[.$A703]&lt;=[.D$3]);1;0)" office:value-type="float" office:value="0" calcext:value-type="float">
            <text:p>0</text:p>
          </table:table-cell>
          <table:table-cell table:formula="of:=IF(AND([.$A703]&gt;=[.E$2];[.$A703]&lt;=[.E$3]);1;0)" office:value-type="float" office:value="1" calcext:value-type="float">
            <text:p>1</text:p>
          </table:table-cell>
          <table:table-cell table:formula="of:=IF(AND([.$A703]&gt;=[.F$2];[.$A703]&lt;=[.F$3]);1;0)" office:value-type="float" office:value="0" calcext:value-type="float">
            <text:p>0</text:p>
          </table:table-cell>
          <table:table-cell table:formula="of:=IF(AND([.$A703]&gt;=[.G$2];[.$A703]&lt;=[.G$3]);1;0)" office:value-type="float" office:value="0" calcext:value-type="float">
            <text:p>0</text:p>
          </table:table-cell>
          <table:table-cell/>
          <table:table-cell office:value-type="float" office:value="0.107564" calcext:value-type="float">
            <text:p>0.107564</text:p>
          </table:table-cell>
          <table:table-cell table:formula="of:=IF(AND([.$A703]&gt;=[.J$2];[.$A703]&lt;=[.J$3]);1;0)" office:value-type="float" office:value="0" calcext:value-type="float">
            <text:p>0</text:p>
          </table:table-cell>
          <table:table-cell table:formula="of:=IF(AND([.$A703]&gt;=[.K$2];[.$A703]&lt;=[.K$3]);1;0)" office:value-type="float" office:value="0" calcext:value-type="float">
            <text:p>0</text:p>
          </table:table-cell>
          <table:table-cell table:formula="of:=IF(AND([.$A703]&gt;=[.L$2];[.$A703]&lt;=[.L$3]);1;0)" office:value-type="float" office:value="0" calcext:value-type="float">
            <text:p>0</text:p>
          </table:table-cell>
          <table:table-cell table:formula="of:=IF(AND([.$A703]&gt;=[.M$2];[.$A703]&lt;=[.M$3]);1;0)" office:value-type="float" office:value="1" calcext:value-type="float">
            <text:p>1</text:p>
          </table:table-cell>
          <table:table-cell table:formula="of:=IF(AND([.$A703]&gt;=[.N$2];[.$A703]&lt;=[.N$3]);1;0)" office:value-type="float" office:value="0" calcext:value-type="float">
            <text:p>0</text:p>
          </table:table-cell>
          <table:table-cell table:formula="of:=IF(AND([.$A703]&gt;=[.O$2];[.$A7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6247" calcext:value-type="float">
            <text:p>0.316247</text:p>
          </table:table-cell>
          <table:table-cell table:formula="of:=IF(AND([.$A704]&gt;=[.B$2];[.$A704]&lt;=[.B$3]);1;0)" office:value-type="float" office:value="0" calcext:value-type="float">
            <text:p>0</text:p>
          </table:table-cell>
          <table:table-cell table:formula="of:=IF(AND([.$A704]&gt;=[.C$2];[.$A704]&lt;=[.C$3]);1;0)" office:value-type="float" office:value="0" calcext:value-type="float">
            <text:p>0</text:p>
          </table:table-cell>
          <table:table-cell table:formula="of:=IF(AND([.$A704]&gt;=[.D$2];[.$A704]&lt;=[.D$3]);1;0)" office:value-type="float" office:value="0" calcext:value-type="float">
            <text:p>0</text:p>
          </table:table-cell>
          <table:table-cell table:formula="of:=IF(AND([.$A704]&gt;=[.E$2];[.$A704]&lt;=[.E$3]);1;0)" office:value-type="float" office:value="1" calcext:value-type="float">
            <text:p>1</text:p>
          </table:table-cell>
          <table:table-cell table:formula="of:=IF(AND([.$A704]&gt;=[.F$2];[.$A704]&lt;=[.F$3]);1;0)" office:value-type="float" office:value="0" calcext:value-type="float">
            <text:p>0</text:p>
          </table:table-cell>
          <table:table-cell table:formula="of:=IF(AND([.$A704]&gt;=[.G$2];[.$A704]&lt;=[.G$3]);1;0)" office:value-type="float" office:value="0" calcext:value-type="float">
            <text:p>0</text:p>
          </table:table-cell>
          <table:table-cell/>
          <table:table-cell office:value-type="float" office:value="-1.36896" calcext:value-type="float">
            <text:p>-1.36896</text:p>
          </table:table-cell>
          <table:table-cell table:formula="of:=IF(AND([.$A704]&gt;=[.J$2];[.$A704]&lt;=[.J$3]);1;0)" office:value-type="float" office:value="0" calcext:value-type="float">
            <text:p>0</text:p>
          </table:table-cell>
          <table:table-cell table:formula="of:=IF(AND([.$A704]&gt;=[.K$2];[.$A704]&lt;=[.K$3]);1;0)" office:value-type="float" office:value="0" calcext:value-type="float">
            <text:p>0</text:p>
          </table:table-cell>
          <table:table-cell table:formula="of:=IF(AND([.$A704]&gt;=[.L$2];[.$A704]&lt;=[.L$3]);1;0)" office:value-type="float" office:value="0" calcext:value-type="float">
            <text:p>0</text:p>
          </table:table-cell>
          <table:table-cell table:formula="of:=IF(AND([.$A704]&gt;=[.M$2];[.$A704]&lt;=[.M$3]);1;0)" office:value-type="float" office:value="1" calcext:value-type="float">
            <text:p>1</text:p>
          </table:table-cell>
          <table:table-cell table:formula="of:=IF(AND([.$A704]&gt;=[.N$2];[.$A704]&lt;=[.N$3]);1;0)" office:value-type="float" office:value="0" calcext:value-type="float">
            <text:p>0</text:p>
          </table:table-cell>
          <table:table-cell table:formula="of:=IF(AND([.$A704]&gt;=[.O$2];[.$A7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9058" calcext:value-type="float">
            <text:p>0.729058</text:p>
          </table:table-cell>
          <table:table-cell table:formula="of:=IF(AND([.$A705]&gt;=[.B$2];[.$A705]&lt;=[.B$3]);1;0)" office:value-type="float" office:value="0" calcext:value-type="float">
            <text:p>0</text:p>
          </table:table-cell>
          <table:table-cell table:formula="of:=IF(AND([.$A705]&gt;=[.C$2];[.$A705]&lt;=[.C$3]);1;0)" office:value-type="float" office:value="0" calcext:value-type="float">
            <text:p>0</text:p>
          </table:table-cell>
          <table:table-cell table:formula="of:=IF(AND([.$A705]&gt;=[.D$2];[.$A705]&lt;=[.D$3]);1;0)" office:value-type="float" office:value="0" calcext:value-type="float">
            <text:p>0</text:p>
          </table:table-cell>
          <table:table-cell table:formula="of:=IF(AND([.$A705]&gt;=[.E$2];[.$A705]&lt;=[.E$3]);1;0)" office:value-type="float" office:value="1" calcext:value-type="float">
            <text:p>1</text:p>
          </table:table-cell>
          <table:table-cell table:formula="of:=IF(AND([.$A705]&gt;=[.F$2];[.$A705]&lt;=[.F$3]);1;0)" office:value-type="float" office:value="0" calcext:value-type="float">
            <text:p>0</text:p>
          </table:table-cell>
          <table:table-cell table:formula="of:=IF(AND([.$A705]&gt;=[.G$2];[.$A705]&lt;=[.G$3]);1;0)" office:value-type="float" office:value="0" calcext:value-type="float">
            <text:p>0</text:p>
          </table:table-cell>
          <table:table-cell/>
          <table:table-cell office:value-type="float" office:value="0.0917313" calcext:value-type="float">
            <text:p>0.0917313</text:p>
          </table:table-cell>
          <table:table-cell table:formula="of:=IF(AND([.$A705]&gt;=[.J$2];[.$A705]&lt;=[.J$3]);1;0)" office:value-type="float" office:value="0" calcext:value-type="float">
            <text:p>0</text:p>
          </table:table-cell>
          <table:table-cell table:formula="of:=IF(AND([.$A705]&gt;=[.K$2];[.$A705]&lt;=[.K$3]);1;0)" office:value-type="float" office:value="0" calcext:value-type="float">
            <text:p>0</text:p>
          </table:table-cell>
          <table:table-cell table:formula="of:=IF(AND([.$A705]&gt;=[.L$2];[.$A705]&lt;=[.L$3]);1;0)" office:value-type="float" office:value="0" calcext:value-type="float">
            <text:p>0</text:p>
          </table:table-cell>
          <table:table-cell table:formula="of:=IF(AND([.$A705]&gt;=[.M$2];[.$A705]&lt;=[.M$3]);1;0)" office:value-type="float" office:value="1" calcext:value-type="float">
            <text:p>1</text:p>
          </table:table-cell>
          <table:table-cell table:formula="of:=IF(AND([.$A705]&gt;=[.N$2];[.$A705]&lt;=[.N$3]);1;0)" office:value-type="float" office:value="0" calcext:value-type="float">
            <text:p>0</text:p>
          </table:table-cell>
          <table:table-cell table:formula="of:=IF(AND([.$A705]&gt;=[.O$2];[.$A7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3211" calcext:value-type="float">
            <text:p>-1.03211</text:p>
          </table:table-cell>
          <table:table-cell table:formula="of:=IF(AND([.$A706]&gt;=[.B$2];[.$A706]&lt;=[.B$3]);1;0)" office:value-type="float" office:value="0" calcext:value-type="float">
            <text:p>0</text:p>
          </table:table-cell>
          <table:table-cell table:formula="of:=IF(AND([.$A706]&gt;=[.C$2];[.$A706]&lt;=[.C$3]);1;0)" office:value-type="float" office:value="1" calcext:value-type="float">
            <text:p>1</text:p>
          </table:table-cell>
          <table:table-cell table:formula="of:=IF(AND([.$A706]&gt;=[.D$2];[.$A706]&lt;=[.D$3]);1;0)" office:value-type="float" office:value="0" calcext:value-type="float">
            <text:p>0</text:p>
          </table:table-cell>
          <table:table-cell table:formula="of:=IF(AND([.$A706]&gt;=[.E$2];[.$A706]&lt;=[.E$3]);1;0)" office:value-type="float" office:value="0" calcext:value-type="float">
            <text:p>0</text:p>
          </table:table-cell>
          <table:table-cell table:formula="of:=IF(AND([.$A706]&gt;=[.F$2];[.$A706]&lt;=[.F$3]);1;0)" office:value-type="float" office:value="0" calcext:value-type="float">
            <text:p>0</text:p>
          </table:table-cell>
          <table:table-cell table:formula="of:=IF(AND([.$A706]&gt;=[.G$2];[.$A706]&lt;=[.G$3]);1;0)" office:value-type="float" office:value="0" calcext:value-type="float">
            <text:p>0</text:p>
          </table:table-cell>
          <table:table-cell/>
          <table:table-cell office:value-type="float" office:value="-1.63594" calcext:value-type="float">
            <text:p>-1.63594</text:p>
          </table:table-cell>
          <table:table-cell table:formula="of:=IF(AND([.$A706]&gt;=[.J$2];[.$A706]&lt;=[.J$3]);1;0)" office:value-type="float" office:value="0" calcext:value-type="float">
            <text:p>0</text:p>
          </table:table-cell>
          <table:table-cell table:formula="of:=IF(AND([.$A706]&gt;=[.K$2];[.$A706]&lt;=[.K$3]);1;0)" office:value-type="float" office:value="1" calcext:value-type="float">
            <text:p>1</text:p>
          </table:table-cell>
          <table:table-cell table:formula="of:=IF(AND([.$A706]&gt;=[.L$2];[.$A706]&lt;=[.L$3]);1;0)" office:value-type="float" office:value="0" calcext:value-type="float">
            <text:p>0</text:p>
          </table:table-cell>
          <table:table-cell table:formula="of:=IF(AND([.$A706]&gt;=[.M$2];[.$A706]&lt;=[.M$3]);1;0)" office:value-type="float" office:value="0" calcext:value-type="float">
            <text:p>0</text:p>
          </table:table-cell>
          <table:table-cell table:formula="of:=IF(AND([.$A706]&gt;=[.N$2];[.$A706]&lt;=[.N$3]);1;0)" office:value-type="float" office:value="0" calcext:value-type="float">
            <text:p>0</text:p>
          </table:table-cell>
          <table:table-cell table:formula="of:=IF(AND([.$A706]&gt;=[.O$2];[.$A7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4108" calcext:value-type="float">
            <text:p>-0.354108</text:p>
          </table:table-cell>
          <table:table-cell table:formula="of:=IF(AND([.$A707]&gt;=[.B$2];[.$A707]&lt;=[.B$3]);1;0)" office:value-type="float" office:value="0" calcext:value-type="float">
            <text:p>0</text:p>
          </table:table-cell>
          <table:table-cell table:formula="of:=IF(AND([.$A707]&gt;=[.C$2];[.$A707]&lt;=[.C$3]);1;0)" office:value-type="float" office:value="0" calcext:value-type="float">
            <text:p>0</text:p>
          </table:table-cell>
          <table:table-cell table:formula="of:=IF(AND([.$A707]&gt;=[.D$2];[.$A707]&lt;=[.D$3]);1;0)" office:value-type="float" office:value="1" calcext:value-type="float">
            <text:p>1</text:p>
          </table:table-cell>
          <table:table-cell table:formula="of:=IF(AND([.$A707]&gt;=[.E$2];[.$A707]&lt;=[.E$3]);1;0)" office:value-type="float" office:value="0" calcext:value-type="float">
            <text:p>0</text:p>
          </table:table-cell>
          <table:table-cell table:formula="of:=IF(AND([.$A707]&gt;=[.F$2];[.$A707]&lt;=[.F$3]);1;0)" office:value-type="float" office:value="0" calcext:value-type="float">
            <text:p>0</text:p>
          </table:table-cell>
          <table:table-cell table:formula="of:=IF(AND([.$A707]&gt;=[.G$2];[.$A707]&lt;=[.G$3]);1;0)" office:value-type="float" office:value="0" calcext:value-type="float">
            <text:p>0</text:p>
          </table:table-cell>
          <table:table-cell/>
          <table:table-cell office:value-type="float" office:value="-0.433209" calcext:value-type="float">
            <text:p>-0.433209</text:p>
          </table:table-cell>
          <table:table-cell table:formula="of:=IF(AND([.$A707]&gt;=[.J$2];[.$A707]&lt;=[.J$3]);1;0)" office:value-type="float" office:value="0" calcext:value-type="float">
            <text:p>0</text:p>
          </table:table-cell>
          <table:table-cell table:formula="of:=IF(AND([.$A707]&gt;=[.K$2];[.$A707]&lt;=[.K$3]);1;0)" office:value-type="float" office:value="0" calcext:value-type="float">
            <text:p>0</text:p>
          </table:table-cell>
          <table:table-cell table:formula="of:=IF(AND([.$A707]&gt;=[.L$2];[.$A707]&lt;=[.L$3]);1;0)" office:value-type="float" office:value="1" calcext:value-type="float">
            <text:p>1</text:p>
          </table:table-cell>
          <table:table-cell table:formula="of:=IF(AND([.$A707]&gt;=[.M$2];[.$A707]&lt;=[.M$3]);1;0)" office:value-type="float" office:value="0" calcext:value-type="float">
            <text:p>0</text:p>
          </table:table-cell>
          <table:table-cell table:formula="of:=IF(AND([.$A707]&gt;=[.N$2];[.$A707]&lt;=[.N$3]);1;0)" office:value-type="float" office:value="0" calcext:value-type="float">
            <text:p>0</text:p>
          </table:table-cell>
          <table:table-cell table:formula="of:=IF(AND([.$A707]&gt;=[.O$2];[.$A7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071" calcext:value-type="float">
            <text:p>0.857071</text:p>
          </table:table-cell>
          <table:table-cell table:formula="of:=IF(AND([.$A708]&gt;=[.B$2];[.$A708]&lt;=[.B$3]);1;0)" office:value-type="float" office:value="0" calcext:value-type="float">
            <text:p>0</text:p>
          </table:table-cell>
          <table:table-cell table:formula="of:=IF(AND([.$A708]&gt;=[.C$2];[.$A708]&lt;=[.C$3]);1;0)" office:value-type="float" office:value="0" calcext:value-type="float">
            <text:p>0</text:p>
          </table:table-cell>
          <table:table-cell table:formula="of:=IF(AND([.$A708]&gt;=[.D$2];[.$A708]&lt;=[.D$3]);1;0)" office:value-type="float" office:value="0" calcext:value-type="float">
            <text:p>0</text:p>
          </table:table-cell>
          <table:table-cell table:formula="of:=IF(AND([.$A708]&gt;=[.E$2];[.$A708]&lt;=[.E$3]);1;0)" office:value-type="float" office:value="1" calcext:value-type="float">
            <text:p>1</text:p>
          </table:table-cell>
          <table:table-cell table:formula="of:=IF(AND([.$A708]&gt;=[.F$2];[.$A708]&lt;=[.F$3]);1;0)" office:value-type="float" office:value="0" calcext:value-type="float">
            <text:p>0</text:p>
          </table:table-cell>
          <table:table-cell table:formula="of:=IF(AND([.$A708]&gt;=[.G$2];[.$A708]&lt;=[.G$3]);1;0)" office:value-type="float" office:value="0" calcext:value-type="float">
            <text:p>0</text:p>
          </table:table-cell>
          <table:table-cell/>
          <table:table-cell office:value-type="float" office:value="-2.59428" calcext:value-type="float">
            <text:p>-2.59428</text:p>
          </table:table-cell>
          <table:table-cell table:formula="of:=IF(AND([.$A708]&gt;=[.J$2];[.$A708]&lt;=[.J$3]);1;0)" office:value-type="float" office:value="0" calcext:value-type="float">
            <text:p>0</text:p>
          </table:table-cell>
          <table:table-cell table:formula="of:=IF(AND([.$A708]&gt;=[.K$2];[.$A708]&lt;=[.K$3]);1;0)" office:value-type="float" office:value="0" calcext:value-type="float">
            <text:p>0</text:p>
          </table:table-cell>
          <table:table-cell table:formula="of:=IF(AND([.$A708]&gt;=[.L$2];[.$A708]&lt;=[.L$3]);1;0)" office:value-type="float" office:value="0" calcext:value-type="float">
            <text:p>0</text:p>
          </table:table-cell>
          <table:table-cell table:formula="of:=IF(AND([.$A708]&gt;=[.M$2];[.$A708]&lt;=[.M$3]);1;0)" office:value-type="float" office:value="1" calcext:value-type="float">
            <text:p>1</text:p>
          </table:table-cell>
          <table:table-cell table:formula="of:=IF(AND([.$A708]&gt;=[.N$2];[.$A708]&lt;=[.N$3]);1;0)" office:value-type="float" office:value="0" calcext:value-type="float">
            <text:p>0</text:p>
          </table:table-cell>
          <table:table-cell table:formula="of:=IF(AND([.$A708]&gt;=[.O$2];[.$A7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2684" calcext:value-type="float">
            <text:p>-0.952684</text:p>
          </table:table-cell>
          <table:table-cell table:formula="of:=IF(AND([.$A709]&gt;=[.B$2];[.$A709]&lt;=[.B$3]);1;0)" office:value-type="float" office:value="0" calcext:value-type="float">
            <text:p>0</text:p>
          </table:table-cell>
          <table:table-cell table:formula="of:=IF(AND([.$A709]&gt;=[.C$2];[.$A709]&lt;=[.C$3]);1;0)" office:value-type="float" office:value="0" calcext:value-type="float">
            <text:p>0</text:p>
          </table:table-cell>
          <table:table-cell table:formula="of:=IF(AND([.$A709]&gt;=[.D$2];[.$A709]&lt;=[.D$3]);1;0)" office:value-type="float" office:value="1" calcext:value-type="float">
            <text:p>1</text:p>
          </table:table-cell>
          <table:table-cell table:formula="of:=IF(AND([.$A709]&gt;=[.E$2];[.$A709]&lt;=[.E$3]);1;0)" office:value-type="float" office:value="0" calcext:value-type="float">
            <text:p>0</text:p>
          </table:table-cell>
          <table:table-cell table:formula="of:=IF(AND([.$A709]&gt;=[.F$2];[.$A709]&lt;=[.F$3]);1;0)" office:value-type="float" office:value="0" calcext:value-type="float">
            <text:p>0</text:p>
          </table:table-cell>
          <table:table-cell table:formula="of:=IF(AND([.$A709]&gt;=[.G$2];[.$A709]&lt;=[.G$3]);1;0)" office:value-type="float" office:value="0" calcext:value-type="float">
            <text:p>0</text:p>
          </table:table-cell>
          <table:table-cell/>
          <table:table-cell office:value-type="float" office:value="-0.590989" calcext:value-type="float">
            <text:p>-0.590989</text:p>
          </table:table-cell>
          <table:table-cell table:formula="of:=IF(AND([.$A709]&gt;=[.J$2];[.$A709]&lt;=[.J$3]);1;0)" office:value-type="float" office:value="0" calcext:value-type="float">
            <text:p>0</text:p>
          </table:table-cell>
          <table:table-cell table:formula="of:=IF(AND([.$A709]&gt;=[.K$2];[.$A709]&lt;=[.K$3]);1;0)" office:value-type="float" office:value="0" calcext:value-type="float">
            <text:p>0</text:p>
          </table:table-cell>
          <table:table-cell table:formula="of:=IF(AND([.$A709]&gt;=[.L$2];[.$A709]&lt;=[.L$3]);1;0)" office:value-type="float" office:value="1" calcext:value-type="float">
            <text:p>1</text:p>
          </table:table-cell>
          <table:table-cell table:formula="of:=IF(AND([.$A709]&gt;=[.M$2];[.$A709]&lt;=[.M$3]);1;0)" office:value-type="float" office:value="0" calcext:value-type="float">
            <text:p>0</text:p>
          </table:table-cell>
          <table:table-cell table:formula="of:=IF(AND([.$A709]&gt;=[.N$2];[.$A709]&lt;=[.N$3]);1;0)" office:value-type="float" office:value="0" calcext:value-type="float">
            <text:p>0</text:p>
          </table:table-cell>
          <table:table-cell table:formula="of:=IF(AND([.$A709]&gt;=[.O$2];[.$A7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624" calcext:value-type="float">
            <text:p>0.107624</text:p>
          </table:table-cell>
          <table:table-cell table:formula="of:=IF(AND([.$A710]&gt;=[.B$2];[.$A710]&lt;=[.B$3]);1;0)" office:value-type="float" office:value="0" calcext:value-type="float">
            <text:p>0</text:p>
          </table:table-cell>
          <table:table-cell table:formula="of:=IF(AND([.$A710]&gt;=[.C$2];[.$A710]&lt;=[.C$3]);1;0)" office:value-type="float" office:value="0" calcext:value-type="float">
            <text:p>0</text:p>
          </table:table-cell>
          <table:table-cell table:formula="of:=IF(AND([.$A710]&gt;=[.D$2];[.$A710]&lt;=[.D$3]);1;0)" office:value-type="float" office:value="0" calcext:value-type="float">
            <text:p>0</text:p>
          </table:table-cell>
          <table:table-cell table:formula="of:=IF(AND([.$A710]&gt;=[.E$2];[.$A710]&lt;=[.E$3]);1;0)" office:value-type="float" office:value="1" calcext:value-type="float">
            <text:p>1</text:p>
          </table:table-cell>
          <table:table-cell table:formula="of:=IF(AND([.$A710]&gt;=[.F$2];[.$A710]&lt;=[.F$3]);1;0)" office:value-type="float" office:value="0" calcext:value-type="float">
            <text:p>0</text:p>
          </table:table-cell>
          <table:table-cell table:formula="of:=IF(AND([.$A710]&gt;=[.G$2];[.$A710]&lt;=[.G$3]);1;0)" office:value-type="float" office:value="0" calcext:value-type="float">
            <text:p>0</text:p>
          </table:table-cell>
          <table:table-cell/>
          <table:table-cell office:value-type="float" office:value="0.150588" calcext:value-type="float">
            <text:p>0.150588</text:p>
          </table:table-cell>
          <table:table-cell table:formula="of:=IF(AND([.$A710]&gt;=[.J$2];[.$A710]&lt;=[.J$3]);1;0)" office:value-type="float" office:value="0" calcext:value-type="float">
            <text:p>0</text:p>
          </table:table-cell>
          <table:table-cell table:formula="of:=IF(AND([.$A710]&gt;=[.K$2];[.$A710]&lt;=[.K$3]);1;0)" office:value-type="float" office:value="0" calcext:value-type="float">
            <text:p>0</text:p>
          </table:table-cell>
          <table:table-cell table:formula="of:=IF(AND([.$A710]&gt;=[.L$2];[.$A710]&lt;=[.L$3]);1;0)" office:value-type="float" office:value="0" calcext:value-type="float">
            <text:p>0</text:p>
          </table:table-cell>
          <table:table-cell table:formula="of:=IF(AND([.$A710]&gt;=[.M$2];[.$A710]&lt;=[.M$3]);1;0)" office:value-type="float" office:value="1" calcext:value-type="float">
            <text:p>1</text:p>
          </table:table-cell>
          <table:table-cell table:formula="of:=IF(AND([.$A710]&gt;=[.N$2];[.$A710]&lt;=[.N$3]);1;0)" office:value-type="float" office:value="0" calcext:value-type="float">
            <text:p>0</text:p>
          </table:table-cell>
          <table:table-cell table:formula="of:=IF(AND([.$A710]&gt;=[.O$2];[.$A7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1364" calcext:value-type="float">
            <text:p>-0.341364</text:p>
          </table:table-cell>
          <table:table-cell table:formula="of:=IF(AND([.$A711]&gt;=[.B$2];[.$A711]&lt;=[.B$3]);1;0)" office:value-type="float" office:value="0" calcext:value-type="float">
            <text:p>0</text:p>
          </table:table-cell>
          <table:table-cell table:formula="of:=IF(AND([.$A711]&gt;=[.C$2];[.$A711]&lt;=[.C$3]);1;0)" office:value-type="float" office:value="0" calcext:value-type="float">
            <text:p>0</text:p>
          </table:table-cell>
          <table:table-cell table:formula="of:=IF(AND([.$A711]&gt;=[.D$2];[.$A711]&lt;=[.D$3]);1;0)" office:value-type="float" office:value="1" calcext:value-type="float">
            <text:p>1</text:p>
          </table:table-cell>
          <table:table-cell table:formula="of:=IF(AND([.$A711]&gt;=[.E$2];[.$A711]&lt;=[.E$3]);1;0)" office:value-type="float" office:value="0" calcext:value-type="float">
            <text:p>0</text:p>
          </table:table-cell>
          <table:table-cell table:formula="of:=IF(AND([.$A711]&gt;=[.F$2];[.$A711]&lt;=[.F$3]);1;0)" office:value-type="float" office:value="0" calcext:value-type="float">
            <text:p>0</text:p>
          </table:table-cell>
          <table:table-cell table:formula="of:=IF(AND([.$A711]&gt;=[.G$2];[.$A711]&lt;=[.G$3]);1;0)" office:value-type="float" office:value="0" calcext:value-type="float">
            <text:p>0</text:p>
          </table:table-cell>
          <table:table-cell/>
          <table:table-cell office:value-type="float" office:value="-1.79789" calcext:value-type="float">
            <text:p>-1.79789</text:p>
          </table:table-cell>
          <table:table-cell table:formula="of:=IF(AND([.$A711]&gt;=[.J$2];[.$A711]&lt;=[.J$3]);1;0)" office:value-type="float" office:value="0" calcext:value-type="float">
            <text:p>0</text:p>
          </table:table-cell>
          <table:table-cell table:formula="of:=IF(AND([.$A711]&gt;=[.K$2];[.$A711]&lt;=[.K$3]);1;0)" office:value-type="float" office:value="0" calcext:value-type="float">
            <text:p>0</text:p>
          </table:table-cell>
          <table:table-cell table:formula="of:=IF(AND([.$A711]&gt;=[.L$2];[.$A711]&lt;=[.L$3]);1;0)" office:value-type="float" office:value="1" calcext:value-type="float">
            <text:p>1</text:p>
          </table:table-cell>
          <table:table-cell table:formula="of:=IF(AND([.$A711]&gt;=[.M$2];[.$A711]&lt;=[.M$3]);1;0)" office:value-type="float" office:value="0" calcext:value-type="float">
            <text:p>0</text:p>
          </table:table-cell>
          <table:table-cell table:formula="of:=IF(AND([.$A711]&gt;=[.N$2];[.$A711]&lt;=[.N$3]);1;0)" office:value-type="float" office:value="0" calcext:value-type="float">
            <text:p>0</text:p>
          </table:table-cell>
          <table:table-cell table:formula="of:=IF(AND([.$A711]&gt;=[.O$2];[.$A7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7884" calcext:value-type="float">
            <text:p>-0.737884</text:p>
          </table:table-cell>
          <table:table-cell table:formula="of:=IF(AND([.$A712]&gt;=[.B$2];[.$A712]&lt;=[.B$3]);1;0)" office:value-type="float" office:value="0" calcext:value-type="float">
            <text:p>0</text:p>
          </table:table-cell>
          <table:table-cell table:formula="of:=IF(AND([.$A712]&gt;=[.C$2];[.$A712]&lt;=[.C$3]);1;0)" office:value-type="float" office:value="0" calcext:value-type="float">
            <text:p>0</text:p>
          </table:table-cell>
          <table:table-cell table:formula="of:=IF(AND([.$A712]&gt;=[.D$2];[.$A712]&lt;=[.D$3]);1;0)" office:value-type="float" office:value="1" calcext:value-type="float">
            <text:p>1</text:p>
          </table:table-cell>
          <table:table-cell table:formula="of:=IF(AND([.$A712]&gt;=[.E$2];[.$A712]&lt;=[.E$3]);1;0)" office:value-type="float" office:value="0" calcext:value-type="float">
            <text:p>0</text:p>
          </table:table-cell>
          <table:table-cell table:formula="of:=IF(AND([.$A712]&gt;=[.F$2];[.$A712]&lt;=[.F$3]);1;0)" office:value-type="float" office:value="0" calcext:value-type="float">
            <text:p>0</text:p>
          </table:table-cell>
          <table:table-cell table:formula="of:=IF(AND([.$A712]&gt;=[.G$2];[.$A712]&lt;=[.G$3]);1;0)" office:value-type="float" office:value="0" calcext:value-type="float">
            <text:p>0</text:p>
          </table:table-cell>
          <table:table-cell/>
          <table:table-cell office:value-type="float" office:value="-2.07272" calcext:value-type="float">
            <text:p>-2.07272</text:p>
          </table:table-cell>
          <table:table-cell table:formula="of:=IF(AND([.$A712]&gt;=[.J$2];[.$A712]&lt;=[.J$3]);1;0)" office:value-type="float" office:value="0" calcext:value-type="float">
            <text:p>0</text:p>
          </table:table-cell>
          <table:table-cell table:formula="of:=IF(AND([.$A712]&gt;=[.K$2];[.$A712]&lt;=[.K$3]);1;0)" office:value-type="float" office:value="0" calcext:value-type="float">
            <text:p>0</text:p>
          </table:table-cell>
          <table:table-cell table:formula="of:=IF(AND([.$A712]&gt;=[.L$2];[.$A712]&lt;=[.L$3]);1;0)" office:value-type="float" office:value="1" calcext:value-type="float">
            <text:p>1</text:p>
          </table:table-cell>
          <table:table-cell table:formula="of:=IF(AND([.$A712]&gt;=[.M$2];[.$A712]&lt;=[.M$3]);1;0)" office:value-type="float" office:value="0" calcext:value-type="float">
            <text:p>0</text:p>
          </table:table-cell>
          <table:table-cell table:formula="of:=IF(AND([.$A712]&gt;=[.N$2];[.$A712]&lt;=[.N$3]);1;0)" office:value-type="float" office:value="0" calcext:value-type="float">
            <text:p>0</text:p>
          </table:table-cell>
          <table:table-cell table:formula="of:=IF(AND([.$A712]&gt;=[.O$2];[.$A7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171" calcext:value-type="float">
            <text:p>1.28171</text:p>
          </table:table-cell>
          <table:table-cell table:formula="of:=IF(AND([.$A713]&gt;=[.B$2];[.$A713]&lt;=[.B$3]);1;0)" office:value-type="float" office:value="0" calcext:value-type="float">
            <text:p>0</text:p>
          </table:table-cell>
          <table:table-cell table:formula="of:=IF(AND([.$A713]&gt;=[.C$2];[.$A713]&lt;=[.C$3]);1;0)" office:value-type="float" office:value="0" calcext:value-type="float">
            <text:p>0</text:p>
          </table:table-cell>
          <table:table-cell table:formula="of:=IF(AND([.$A713]&gt;=[.D$2];[.$A713]&lt;=[.D$3]);1;0)" office:value-type="float" office:value="0" calcext:value-type="float">
            <text:p>0</text:p>
          </table:table-cell>
          <table:table-cell table:formula="of:=IF(AND([.$A713]&gt;=[.E$2];[.$A713]&lt;=[.E$3]);1;0)" office:value-type="float" office:value="0" calcext:value-type="float">
            <text:p>0</text:p>
          </table:table-cell>
          <table:table-cell table:formula="of:=IF(AND([.$A713]&gt;=[.F$2];[.$A713]&lt;=[.F$3]);1;0)" office:value-type="float" office:value="1" calcext:value-type="float">
            <text:p>1</text:p>
          </table:table-cell>
          <table:table-cell table:formula="of:=IF(AND([.$A713]&gt;=[.G$2];[.$A713]&lt;=[.G$3]);1;0)" office:value-type="float" office:value="0" calcext:value-type="float">
            <text:p>0</text:p>
          </table:table-cell>
          <table:table-cell/>
          <table:table-cell office:value-type="float" office:value="-0.804524" calcext:value-type="float">
            <text:p>-0.804524</text:p>
          </table:table-cell>
          <table:table-cell table:formula="of:=IF(AND([.$A713]&gt;=[.J$2];[.$A713]&lt;=[.J$3]);1;0)" office:value-type="float" office:value="0" calcext:value-type="float">
            <text:p>0</text:p>
          </table:table-cell>
          <table:table-cell table:formula="of:=IF(AND([.$A713]&gt;=[.K$2];[.$A713]&lt;=[.K$3]);1;0)" office:value-type="float" office:value="0" calcext:value-type="float">
            <text:p>0</text:p>
          </table:table-cell>
          <table:table-cell table:formula="of:=IF(AND([.$A713]&gt;=[.L$2];[.$A713]&lt;=[.L$3]);1;0)" office:value-type="float" office:value="0" calcext:value-type="float">
            <text:p>0</text:p>
          </table:table-cell>
          <table:table-cell table:formula="of:=IF(AND([.$A713]&gt;=[.M$2];[.$A713]&lt;=[.M$3]);1;0)" office:value-type="float" office:value="0" calcext:value-type="float">
            <text:p>0</text:p>
          </table:table-cell>
          <table:table-cell table:formula="of:=IF(AND([.$A713]&gt;=[.N$2];[.$A713]&lt;=[.N$3]);1;0)" office:value-type="float" office:value="1" calcext:value-type="float">
            <text:p>1</text:p>
          </table:table-cell>
          <table:table-cell table:formula="of:=IF(AND([.$A713]&gt;=[.O$2];[.$A7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1877" calcext:value-type="float">
            <text:p>-0.671877</text:p>
          </table:table-cell>
          <table:table-cell table:formula="of:=IF(AND([.$A714]&gt;=[.B$2];[.$A714]&lt;=[.B$3]);1;0)" office:value-type="float" office:value="0" calcext:value-type="float">
            <text:p>0</text:p>
          </table:table-cell>
          <table:table-cell table:formula="of:=IF(AND([.$A714]&gt;=[.C$2];[.$A714]&lt;=[.C$3]);1;0)" office:value-type="float" office:value="0" calcext:value-type="float">
            <text:p>0</text:p>
          </table:table-cell>
          <table:table-cell table:formula="of:=IF(AND([.$A714]&gt;=[.D$2];[.$A714]&lt;=[.D$3]);1;0)" office:value-type="float" office:value="1" calcext:value-type="float">
            <text:p>1</text:p>
          </table:table-cell>
          <table:table-cell table:formula="of:=IF(AND([.$A714]&gt;=[.E$2];[.$A714]&lt;=[.E$3]);1;0)" office:value-type="float" office:value="0" calcext:value-type="float">
            <text:p>0</text:p>
          </table:table-cell>
          <table:table-cell table:formula="of:=IF(AND([.$A714]&gt;=[.F$2];[.$A714]&lt;=[.F$3]);1;0)" office:value-type="float" office:value="0" calcext:value-type="float">
            <text:p>0</text:p>
          </table:table-cell>
          <table:table-cell table:formula="of:=IF(AND([.$A714]&gt;=[.G$2];[.$A714]&lt;=[.G$3]);1;0)" office:value-type="float" office:value="0" calcext:value-type="float">
            <text:p>0</text:p>
          </table:table-cell>
          <table:table-cell/>
          <table:table-cell office:value-type="float" office:value="-0.0401955" calcext:value-type="float">
            <text:p>-0.0401955</text:p>
          </table:table-cell>
          <table:table-cell table:formula="of:=IF(AND([.$A714]&gt;=[.J$2];[.$A714]&lt;=[.J$3]);1;0)" office:value-type="float" office:value="0" calcext:value-type="float">
            <text:p>0</text:p>
          </table:table-cell>
          <table:table-cell table:formula="of:=IF(AND([.$A714]&gt;=[.K$2];[.$A714]&lt;=[.K$3]);1;0)" office:value-type="float" office:value="0" calcext:value-type="float">
            <text:p>0</text:p>
          </table:table-cell>
          <table:table-cell table:formula="of:=IF(AND([.$A714]&gt;=[.L$2];[.$A714]&lt;=[.L$3]);1;0)" office:value-type="float" office:value="1" calcext:value-type="float">
            <text:p>1</text:p>
          </table:table-cell>
          <table:table-cell table:formula="of:=IF(AND([.$A714]&gt;=[.M$2];[.$A714]&lt;=[.M$3]);1;0)" office:value-type="float" office:value="0" calcext:value-type="float">
            <text:p>0</text:p>
          </table:table-cell>
          <table:table-cell table:formula="of:=IF(AND([.$A714]&gt;=[.N$2];[.$A714]&lt;=[.N$3]);1;0)" office:value-type="float" office:value="0" calcext:value-type="float">
            <text:p>0</text:p>
          </table:table-cell>
          <table:table-cell table:formula="of:=IF(AND([.$A714]&gt;=[.O$2];[.$A7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0401" calcext:value-type="float">
            <text:p>-1.70401</text:p>
          </table:table-cell>
          <table:table-cell table:formula="of:=IF(AND([.$A715]&gt;=[.B$2];[.$A715]&lt;=[.B$3]);1;0)" office:value-type="float" office:value="0" calcext:value-type="float">
            <text:p>0</text:p>
          </table:table-cell>
          <table:table-cell table:formula="of:=IF(AND([.$A715]&gt;=[.C$2];[.$A715]&lt;=[.C$3]);1;0)" office:value-type="float" office:value="1" calcext:value-type="float">
            <text:p>1</text:p>
          </table:table-cell>
          <table:table-cell table:formula="of:=IF(AND([.$A715]&gt;=[.D$2];[.$A715]&lt;=[.D$3]);1;0)" office:value-type="float" office:value="0" calcext:value-type="float">
            <text:p>0</text:p>
          </table:table-cell>
          <table:table-cell table:formula="of:=IF(AND([.$A715]&gt;=[.E$2];[.$A715]&lt;=[.E$3]);1;0)" office:value-type="float" office:value="0" calcext:value-type="float">
            <text:p>0</text:p>
          </table:table-cell>
          <table:table-cell table:formula="of:=IF(AND([.$A715]&gt;=[.F$2];[.$A715]&lt;=[.F$3]);1;0)" office:value-type="float" office:value="0" calcext:value-type="float">
            <text:p>0</text:p>
          </table:table-cell>
          <table:table-cell table:formula="of:=IF(AND([.$A715]&gt;=[.G$2];[.$A715]&lt;=[.G$3]);1;0)" office:value-type="float" office:value="0" calcext:value-type="float">
            <text:p>0</text:p>
          </table:table-cell>
          <table:table-cell/>
          <table:table-cell office:value-type="float" office:value="0.0245109" calcext:value-type="float">
            <text:p>0.0245109</text:p>
          </table:table-cell>
          <table:table-cell table:formula="of:=IF(AND([.$A715]&gt;=[.J$2];[.$A715]&lt;=[.J$3]);1;0)" office:value-type="float" office:value="0" calcext:value-type="float">
            <text:p>0</text:p>
          </table:table-cell>
          <table:table-cell table:formula="of:=IF(AND([.$A715]&gt;=[.K$2];[.$A715]&lt;=[.K$3]);1;0)" office:value-type="float" office:value="1" calcext:value-type="float">
            <text:p>1</text:p>
          </table:table-cell>
          <table:table-cell table:formula="of:=IF(AND([.$A715]&gt;=[.L$2];[.$A715]&lt;=[.L$3]);1;0)" office:value-type="float" office:value="0" calcext:value-type="float">
            <text:p>0</text:p>
          </table:table-cell>
          <table:table-cell table:formula="of:=IF(AND([.$A715]&gt;=[.M$2];[.$A715]&lt;=[.M$3]);1;0)" office:value-type="float" office:value="0" calcext:value-type="float">
            <text:p>0</text:p>
          </table:table-cell>
          <table:table-cell table:formula="of:=IF(AND([.$A715]&gt;=[.N$2];[.$A715]&lt;=[.N$3]);1;0)" office:value-type="float" office:value="0" calcext:value-type="float">
            <text:p>0</text:p>
          </table:table-cell>
          <table:table-cell table:formula="of:=IF(AND([.$A715]&gt;=[.O$2];[.$A7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5904" calcext:value-type="float">
            <text:p>-2.35904</text:p>
          </table:table-cell>
          <table:table-cell table:formula="of:=IF(AND([.$A716]&gt;=[.B$2];[.$A716]&lt;=[.B$3]);1;0)" office:value-type="float" office:value="1" calcext:value-type="float">
            <text:p>1</text:p>
          </table:table-cell>
          <table:table-cell table:formula="of:=IF(AND([.$A716]&gt;=[.C$2];[.$A716]&lt;=[.C$3]);1;0)" office:value-type="float" office:value="0" calcext:value-type="float">
            <text:p>0</text:p>
          </table:table-cell>
          <table:table-cell table:formula="of:=IF(AND([.$A716]&gt;=[.D$2];[.$A716]&lt;=[.D$3]);1;0)" office:value-type="float" office:value="0" calcext:value-type="float">
            <text:p>0</text:p>
          </table:table-cell>
          <table:table-cell table:formula="of:=IF(AND([.$A716]&gt;=[.E$2];[.$A716]&lt;=[.E$3]);1;0)" office:value-type="float" office:value="0" calcext:value-type="float">
            <text:p>0</text:p>
          </table:table-cell>
          <table:table-cell table:formula="of:=IF(AND([.$A716]&gt;=[.F$2];[.$A716]&lt;=[.F$3]);1;0)" office:value-type="float" office:value="0" calcext:value-type="float">
            <text:p>0</text:p>
          </table:table-cell>
          <table:table-cell table:formula="of:=IF(AND([.$A716]&gt;=[.G$2];[.$A716]&lt;=[.G$3]);1;0)" office:value-type="float" office:value="0" calcext:value-type="float">
            <text:p>0</text:p>
          </table:table-cell>
          <table:table-cell/>
          <table:table-cell office:value-type="float" office:value="-1.48737" calcext:value-type="float">
            <text:p>-1.48737</text:p>
          </table:table-cell>
          <table:table-cell table:formula="of:=IF(AND([.$A716]&gt;=[.J$2];[.$A716]&lt;=[.J$3]);1;0)" office:value-type="float" office:value="1" calcext:value-type="float">
            <text:p>1</text:p>
          </table:table-cell>
          <table:table-cell table:formula="of:=IF(AND([.$A716]&gt;=[.K$2];[.$A716]&lt;=[.K$3]);1;0)" office:value-type="float" office:value="0" calcext:value-type="float">
            <text:p>0</text:p>
          </table:table-cell>
          <table:table-cell table:formula="of:=IF(AND([.$A716]&gt;=[.L$2];[.$A716]&lt;=[.L$3]);1;0)" office:value-type="float" office:value="0" calcext:value-type="float">
            <text:p>0</text:p>
          </table:table-cell>
          <table:table-cell table:formula="of:=IF(AND([.$A716]&gt;=[.M$2];[.$A716]&lt;=[.M$3]);1;0)" office:value-type="float" office:value="0" calcext:value-type="float">
            <text:p>0</text:p>
          </table:table-cell>
          <table:table-cell table:formula="of:=IF(AND([.$A716]&gt;=[.N$2];[.$A716]&lt;=[.N$3]);1;0)" office:value-type="float" office:value="0" calcext:value-type="float">
            <text:p>0</text:p>
          </table:table-cell>
          <table:table-cell table:formula="of:=IF(AND([.$A716]&gt;=[.O$2];[.$A7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34" calcext:value-type="float">
            <text:p>2.20834</text:p>
          </table:table-cell>
          <table:table-cell table:formula="of:=IF(AND([.$A717]&gt;=[.B$2];[.$A717]&lt;=[.B$3]);1;0)" office:value-type="float" office:value="0" calcext:value-type="float">
            <text:p>0</text:p>
          </table:table-cell>
          <table:table-cell table:formula="of:=IF(AND([.$A717]&gt;=[.C$2];[.$A717]&lt;=[.C$3]);1;0)" office:value-type="float" office:value="0" calcext:value-type="float">
            <text:p>0</text:p>
          </table:table-cell>
          <table:table-cell table:formula="of:=IF(AND([.$A717]&gt;=[.D$2];[.$A717]&lt;=[.D$3]);1;0)" office:value-type="float" office:value="0" calcext:value-type="float">
            <text:p>0</text:p>
          </table:table-cell>
          <table:table-cell table:formula="of:=IF(AND([.$A717]&gt;=[.E$2];[.$A717]&lt;=[.E$3]);1;0)" office:value-type="float" office:value="0" calcext:value-type="float">
            <text:p>0</text:p>
          </table:table-cell>
          <table:table-cell table:formula="of:=IF(AND([.$A717]&gt;=[.F$2];[.$A717]&lt;=[.F$3]);1;0)" office:value-type="float" office:value="0" calcext:value-type="float">
            <text:p>0</text:p>
          </table:table-cell>
          <table:table-cell table:formula="of:=IF(AND([.$A717]&gt;=[.G$2];[.$A717]&lt;=[.G$3]);1;0)" office:value-type="float" office:value="1" calcext:value-type="float">
            <text:p>1</text:p>
          </table:table-cell>
          <table:table-cell/>
          <table:table-cell office:value-type="float" office:value="1.36498" calcext:value-type="float">
            <text:p>1.36498</text:p>
          </table:table-cell>
          <table:table-cell table:formula="of:=IF(AND([.$A717]&gt;=[.J$2];[.$A717]&lt;=[.J$3]);1;0)" office:value-type="float" office:value="0" calcext:value-type="float">
            <text:p>0</text:p>
          </table:table-cell>
          <table:table-cell table:formula="of:=IF(AND([.$A717]&gt;=[.K$2];[.$A717]&lt;=[.K$3]);1;0)" office:value-type="float" office:value="0" calcext:value-type="float">
            <text:p>0</text:p>
          </table:table-cell>
          <table:table-cell table:formula="of:=IF(AND([.$A717]&gt;=[.L$2];[.$A717]&lt;=[.L$3]);1;0)" office:value-type="float" office:value="0" calcext:value-type="float">
            <text:p>0</text:p>
          </table:table-cell>
          <table:table-cell table:formula="of:=IF(AND([.$A717]&gt;=[.M$2];[.$A717]&lt;=[.M$3]);1;0)" office:value-type="float" office:value="0" calcext:value-type="float">
            <text:p>0</text:p>
          </table:table-cell>
          <table:table-cell table:formula="of:=IF(AND([.$A717]&gt;=[.N$2];[.$A717]&lt;=[.N$3]);1;0)" office:value-type="float" office:value="0" calcext:value-type="float">
            <text:p>0</text:p>
          </table:table-cell>
          <table:table-cell table:formula="of:=IF(AND([.$A717]&gt;=[.O$2];[.$A717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334901" calcext:value-type="float">
            <text:p>-0.0334901</text:p>
          </table:table-cell>
          <table:table-cell table:formula="of:=IF(AND([.$A718]&gt;=[.B$2];[.$A718]&lt;=[.B$3]);1;0)" office:value-type="float" office:value="0" calcext:value-type="float">
            <text:p>0</text:p>
          </table:table-cell>
          <table:table-cell table:formula="of:=IF(AND([.$A718]&gt;=[.C$2];[.$A718]&lt;=[.C$3]);1;0)" office:value-type="float" office:value="0" calcext:value-type="float">
            <text:p>0</text:p>
          </table:table-cell>
          <table:table-cell table:formula="of:=IF(AND([.$A718]&gt;=[.D$2];[.$A718]&lt;=[.D$3]);1;0)" office:value-type="float" office:value="1" calcext:value-type="float">
            <text:p>1</text:p>
          </table:table-cell>
          <table:table-cell table:formula="of:=IF(AND([.$A718]&gt;=[.E$2];[.$A718]&lt;=[.E$3]);1;0)" office:value-type="float" office:value="0" calcext:value-type="float">
            <text:p>0</text:p>
          </table:table-cell>
          <table:table-cell table:formula="of:=IF(AND([.$A718]&gt;=[.F$2];[.$A718]&lt;=[.F$3]);1;0)" office:value-type="float" office:value="0" calcext:value-type="float">
            <text:p>0</text:p>
          </table:table-cell>
          <table:table-cell table:formula="of:=IF(AND([.$A718]&gt;=[.G$2];[.$A718]&lt;=[.G$3]);1;0)" office:value-type="float" office:value="0" calcext:value-type="float">
            <text:p>0</text:p>
          </table:table-cell>
          <table:table-cell/>
          <table:table-cell office:value-type="float" office:value="-0.624733" calcext:value-type="float">
            <text:p>-0.624733</text:p>
          </table:table-cell>
          <table:table-cell table:formula="of:=IF(AND([.$A718]&gt;=[.J$2];[.$A718]&lt;=[.J$3]);1;0)" office:value-type="float" office:value="0" calcext:value-type="float">
            <text:p>0</text:p>
          </table:table-cell>
          <table:table-cell table:formula="of:=IF(AND([.$A718]&gt;=[.K$2];[.$A718]&lt;=[.K$3]);1;0)" office:value-type="float" office:value="0" calcext:value-type="float">
            <text:p>0</text:p>
          </table:table-cell>
          <table:table-cell table:formula="of:=IF(AND([.$A718]&gt;=[.L$2];[.$A718]&lt;=[.L$3]);1;0)" office:value-type="float" office:value="1" calcext:value-type="float">
            <text:p>1</text:p>
          </table:table-cell>
          <table:table-cell table:formula="of:=IF(AND([.$A718]&gt;=[.M$2];[.$A718]&lt;=[.M$3]);1;0)" office:value-type="float" office:value="0" calcext:value-type="float">
            <text:p>0</text:p>
          </table:table-cell>
          <table:table-cell table:formula="of:=IF(AND([.$A718]&gt;=[.N$2];[.$A718]&lt;=[.N$3]);1;0)" office:value-type="float" office:value="0" calcext:value-type="float">
            <text:p>0</text:p>
          </table:table-cell>
          <table:table-cell table:formula="of:=IF(AND([.$A718]&gt;=[.O$2];[.$A7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5455" calcext:value-type="float">
            <text:p>-0.475455</text:p>
          </table:table-cell>
          <table:table-cell table:formula="of:=IF(AND([.$A719]&gt;=[.B$2];[.$A719]&lt;=[.B$3]);1;0)" office:value-type="float" office:value="0" calcext:value-type="float">
            <text:p>0</text:p>
          </table:table-cell>
          <table:table-cell table:formula="of:=IF(AND([.$A719]&gt;=[.C$2];[.$A719]&lt;=[.C$3]);1;0)" office:value-type="float" office:value="0" calcext:value-type="float">
            <text:p>0</text:p>
          </table:table-cell>
          <table:table-cell table:formula="of:=IF(AND([.$A719]&gt;=[.D$2];[.$A719]&lt;=[.D$3]);1;0)" office:value-type="float" office:value="1" calcext:value-type="float">
            <text:p>1</text:p>
          </table:table-cell>
          <table:table-cell table:formula="of:=IF(AND([.$A719]&gt;=[.E$2];[.$A719]&lt;=[.E$3]);1;0)" office:value-type="float" office:value="0" calcext:value-type="float">
            <text:p>0</text:p>
          </table:table-cell>
          <table:table-cell table:formula="of:=IF(AND([.$A719]&gt;=[.F$2];[.$A719]&lt;=[.F$3]);1;0)" office:value-type="float" office:value="0" calcext:value-type="float">
            <text:p>0</text:p>
          </table:table-cell>
          <table:table-cell table:formula="of:=IF(AND([.$A719]&gt;=[.G$2];[.$A719]&lt;=[.G$3]);1;0)" office:value-type="float" office:value="0" calcext:value-type="float">
            <text:p>0</text:p>
          </table:table-cell>
          <table:table-cell/>
          <table:table-cell office:value-type="float" office:value="2.13628" calcext:value-type="float">
            <text:p>2.13628</text:p>
          </table:table-cell>
          <table:table-cell table:formula="of:=IF(AND([.$A719]&gt;=[.J$2];[.$A719]&lt;=[.J$3]);1;0)" office:value-type="float" office:value="0" calcext:value-type="float">
            <text:p>0</text:p>
          </table:table-cell>
          <table:table-cell table:formula="of:=IF(AND([.$A719]&gt;=[.K$2];[.$A719]&lt;=[.K$3]);1;0)" office:value-type="float" office:value="0" calcext:value-type="float">
            <text:p>0</text:p>
          </table:table-cell>
          <table:table-cell table:formula="of:=IF(AND([.$A719]&gt;=[.L$2];[.$A719]&lt;=[.L$3]);1;0)" office:value-type="float" office:value="1" calcext:value-type="float">
            <text:p>1</text:p>
          </table:table-cell>
          <table:table-cell table:formula="of:=IF(AND([.$A719]&gt;=[.M$2];[.$A719]&lt;=[.M$3]);1;0)" office:value-type="float" office:value="0" calcext:value-type="float">
            <text:p>0</text:p>
          </table:table-cell>
          <table:table-cell table:formula="of:=IF(AND([.$A719]&gt;=[.N$2];[.$A719]&lt;=[.N$3]);1;0)" office:value-type="float" office:value="0" calcext:value-type="float">
            <text:p>0</text:p>
          </table:table-cell>
          <table:table-cell table:formula="of:=IF(AND([.$A719]&gt;=[.O$2];[.$A7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6146" calcext:value-type="float">
            <text:p>0.906146</text:p>
          </table:table-cell>
          <table:table-cell table:formula="of:=IF(AND([.$A720]&gt;=[.B$2];[.$A720]&lt;=[.B$3]);1;0)" office:value-type="float" office:value="0" calcext:value-type="float">
            <text:p>0</text:p>
          </table:table-cell>
          <table:table-cell table:formula="of:=IF(AND([.$A720]&gt;=[.C$2];[.$A720]&lt;=[.C$3]);1;0)" office:value-type="float" office:value="0" calcext:value-type="float">
            <text:p>0</text:p>
          </table:table-cell>
          <table:table-cell table:formula="of:=IF(AND([.$A720]&gt;=[.D$2];[.$A720]&lt;=[.D$3]);1;0)" office:value-type="float" office:value="0" calcext:value-type="float">
            <text:p>0</text:p>
          </table:table-cell>
          <table:table-cell table:formula="of:=IF(AND([.$A720]&gt;=[.E$2];[.$A720]&lt;=[.E$3]);1;0)" office:value-type="float" office:value="1" calcext:value-type="float">
            <text:p>1</text:p>
          </table:table-cell>
          <table:table-cell table:formula="of:=IF(AND([.$A720]&gt;=[.F$2];[.$A720]&lt;=[.F$3]);1;0)" office:value-type="float" office:value="0" calcext:value-type="float">
            <text:p>0</text:p>
          </table:table-cell>
          <table:table-cell table:formula="of:=IF(AND([.$A720]&gt;=[.G$2];[.$A720]&lt;=[.G$3]);1;0)" office:value-type="float" office:value="0" calcext:value-type="float">
            <text:p>0</text:p>
          </table:table-cell>
          <table:table-cell/>
          <table:table-cell office:value-type="float" office:value="-0.942243" calcext:value-type="float">
            <text:p>-0.942243</text:p>
          </table:table-cell>
          <table:table-cell table:formula="of:=IF(AND([.$A720]&gt;=[.J$2];[.$A720]&lt;=[.J$3]);1;0)" office:value-type="float" office:value="0" calcext:value-type="float">
            <text:p>0</text:p>
          </table:table-cell>
          <table:table-cell table:formula="of:=IF(AND([.$A720]&gt;=[.K$2];[.$A720]&lt;=[.K$3]);1;0)" office:value-type="float" office:value="0" calcext:value-type="float">
            <text:p>0</text:p>
          </table:table-cell>
          <table:table-cell table:formula="of:=IF(AND([.$A720]&gt;=[.L$2];[.$A720]&lt;=[.L$3]);1;0)" office:value-type="float" office:value="0" calcext:value-type="float">
            <text:p>0</text:p>
          </table:table-cell>
          <table:table-cell table:formula="of:=IF(AND([.$A720]&gt;=[.M$2];[.$A720]&lt;=[.M$3]);1;0)" office:value-type="float" office:value="1" calcext:value-type="float">
            <text:p>1</text:p>
          </table:table-cell>
          <table:table-cell table:formula="of:=IF(AND([.$A720]&gt;=[.N$2];[.$A720]&lt;=[.N$3]);1;0)" office:value-type="float" office:value="0" calcext:value-type="float">
            <text:p>0</text:p>
          </table:table-cell>
          <table:table-cell table:formula="of:=IF(AND([.$A720]&gt;=[.O$2];[.$A7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9439" calcext:value-type="float">
            <text:p>-2.49439</text:p>
          </table:table-cell>
          <table:table-cell table:formula="of:=IF(AND([.$A721]&gt;=[.B$2];[.$A721]&lt;=[.B$3]);1;0)" office:value-type="float" office:value="1" calcext:value-type="float">
            <text:p>1</text:p>
          </table:table-cell>
          <table:table-cell table:formula="of:=IF(AND([.$A721]&gt;=[.C$2];[.$A721]&lt;=[.C$3]);1;0)" office:value-type="float" office:value="0" calcext:value-type="float">
            <text:p>0</text:p>
          </table:table-cell>
          <table:table-cell table:formula="of:=IF(AND([.$A721]&gt;=[.D$2];[.$A721]&lt;=[.D$3]);1;0)" office:value-type="float" office:value="0" calcext:value-type="float">
            <text:p>0</text:p>
          </table:table-cell>
          <table:table-cell table:formula="of:=IF(AND([.$A721]&gt;=[.E$2];[.$A721]&lt;=[.E$3]);1;0)" office:value-type="float" office:value="0" calcext:value-type="float">
            <text:p>0</text:p>
          </table:table-cell>
          <table:table-cell table:formula="of:=IF(AND([.$A721]&gt;=[.F$2];[.$A721]&lt;=[.F$3]);1;0)" office:value-type="float" office:value="0" calcext:value-type="float">
            <text:p>0</text:p>
          </table:table-cell>
          <table:table-cell table:formula="of:=IF(AND([.$A721]&gt;=[.G$2];[.$A721]&lt;=[.G$3]);1;0)" office:value-type="float" office:value="0" calcext:value-type="float">
            <text:p>0</text:p>
          </table:table-cell>
          <table:table-cell/>
          <table:table-cell office:value-type="float" office:value="1.68795" calcext:value-type="float">
            <text:p>1.68795</text:p>
          </table:table-cell>
          <table:table-cell table:formula="of:=IF(AND([.$A721]&gt;=[.J$2];[.$A721]&lt;=[.J$3]);1;0)" office:value-type="float" office:value="1" calcext:value-type="float">
            <text:p>1</text:p>
          </table:table-cell>
          <table:table-cell table:formula="of:=IF(AND([.$A721]&gt;=[.K$2];[.$A721]&lt;=[.K$3]);1;0)" office:value-type="float" office:value="0" calcext:value-type="float">
            <text:p>0</text:p>
          </table:table-cell>
          <table:table-cell table:formula="of:=IF(AND([.$A721]&gt;=[.L$2];[.$A721]&lt;=[.L$3]);1;0)" office:value-type="float" office:value="0" calcext:value-type="float">
            <text:p>0</text:p>
          </table:table-cell>
          <table:table-cell table:formula="of:=IF(AND([.$A721]&gt;=[.M$2];[.$A721]&lt;=[.M$3]);1;0)" office:value-type="float" office:value="0" calcext:value-type="float">
            <text:p>0</text:p>
          </table:table-cell>
          <table:table-cell table:formula="of:=IF(AND([.$A721]&gt;=[.N$2];[.$A721]&lt;=[.N$3]);1;0)" office:value-type="float" office:value="0" calcext:value-type="float">
            <text:p>0</text:p>
          </table:table-cell>
          <table:table-cell table:formula="of:=IF(AND([.$A721]&gt;=[.O$2];[.$A7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2686" calcext:value-type="float">
            <text:p>-0.332686</text:p>
          </table:table-cell>
          <table:table-cell table:formula="of:=IF(AND([.$A722]&gt;=[.B$2];[.$A722]&lt;=[.B$3]);1;0)" office:value-type="float" office:value="0" calcext:value-type="float">
            <text:p>0</text:p>
          </table:table-cell>
          <table:table-cell table:formula="of:=IF(AND([.$A722]&gt;=[.C$2];[.$A722]&lt;=[.C$3]);1;0)" office:value-type="float" office:value="0" calcext:value-type="float">
            <text:p>0</text:p>
          </table:table-cell>
          <table:table-cell table:formula="of:=IF(AND([.$A722]&gt;=[.D$2];[.$A722]&lt;=[.D$3]);1;0)" office:value-type="float" office:value="1" calcext:value-type="float">
            <text:p>1</text:p>
          </table:table-cell>
          <table:table-cell table:formula="of:=IF(AND([.$A722]&gt;=[.E$2];[.$A722]&lt;=[.E$3]);1;0)" office:value-type="float" office:value="0" calcext:value-type="float">
            <text:p>0</text:p>
          </table:table-cell>
          <table:table-cell table:formula="of:=IF(AND([.$A722]&gt;=[.F$2];[.$A722]&lt;=[.F$3]);1;0)" office:value-type="float" office:value="0" calcext:value-type="float">
            <text:p>0</text:p>
          </table:table-cell>
          <table:table-cell table:formula="of:=IF(AND([.$A722]&gt;=[.G$2];[.$A722]&lt;=[.G$3]);1;0)" office:value-type="float" office:value="0" calcext:value-type="float">
            <text:p>0</text:p>
          </table:table-cell>
          <table:table-cell/>
          <table:table-cell office:value-type="float" office:value="0.840293" calcext:value-type="float">
            <text:p>0.840293</text:p>
          </table:table-cell>
          <table:table-cell table:formula="of:=IF(AND([.$A722]&gt;=[.J$2];[.$A722]&lt;=[.J$3]);1;0)" office:value-type="float" office:value="0" calcext:value-type="float">
            <text:p>0</text:p>
          </table:table-cell>
          <table:table-cell table:formula="of:=IF(AND([.$A722]&gt;=[.K$2];[.$A722]&lt;=[.K$3]);1;0)" office:value-type="float" office:value="0" calcext:value-type="float">
            <text:p>0</text:p>
          </table:table-cell>
          <table:table-cell table:formula="of:=IF(AND([.$A722]&gt;=[.L$2];[.$A722]&lt;=[.L$3]);1;0)" office:value-type="float" office:value="1" calcext:value-type="float">
            <text:p>1</text:p>
          </table:table-cell>
          <table:table-cell table:formula="of:=IF(AND([.$A722]&gt;=[.M$2];[.$A722]&lt;=[.M$3]);1;0)" office:value-type="float" office:value="0" calcext:value-type="float">
            <text:p>0</text:p>
          </table:table-cell>
          <table:table-cell table:formula="of:=IF(AND([.$A722]&gt;=[.N$2];[.$A722]&lt;=[.N$3]);1;0)" office:value-type="float" office:value="0" calcext:value-type="float">
            <text:p>0</text:p>
          </table:table-cell>
          <table:table-cell table:formula="of:=IF(AND([.$A722]&gt;=[.O$2];[.$A7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1827" calcext:value-type="float">
            <text:p>-0.161827</text:p>
          </table:table-cell>
          <table:table-cell table:formula="of:=IF(AND([.$A723]&gt;=[.B$2];[.$A723]&lt;=[.B$3]);1;0)" office:value-type="float" office:value="0" calcext:value-type="float">
            <text:p>0</text:p>
          </table:table-cell>
          <table:table-cell table:formula="of:=IF(AND([.$A723]&gt;=[.C$2];[.$A723]&lt;=[.C$3]);1;0)" office:value-type="float" office:value="0" calcext:value-type="float">
            <text:p>0</text:p>
          </table:table-cell>
          <table:table-cell table:formula="of:=IF(AND([.$A723]&gt;=[.D$2];[.$A723]&lt;=[.D$3]);1;0)" office:value-type="float" office:value="1" calcext:value-type="float">
            <text:p>1</text:p>
          </table:table-cell>
          <table:table-cell table:formula="of:=IF(AND([.$A723]&gt;=[.E$2];[.$A723]&lt;=[.E$3]);1;0)" office:value-type="float" office:value="0" calcext:value-type="float">
            <text:p>0</text:p>
          </table:table-cell>
          <table:table-cell table:formula="of:=IF(AND([.$A723]&gt;=[.F$2];[.$A723]&lt;=[.F$3]);1;0)" office:value-type="float" office:value="0" calcext:value-type="float">
            <text:p>0</text:p>
          </table:table-cell>
          <table:table-cell table:formula="of:=IF(AND([.$A723]&gt;=[.G$2];[.$A723]&lt;=[.G$3]);1;0)" office:value-type="float" office:value="0" calcext:value-type="float">
            <text:p>0</text:p>
          </table:table-cell>
          <table:table-cell/>
          <table:table-cell office:value-type="float" office:value="1.54084" calcext:value-type="float">
            <text:p>1.54084</text:p>
          </table:table-cell>
          <table:table-cell table:formula="of:=IF(AND([.$A723]&gt;=[.J$2];[.$A723]&lt;=[.J$3]);1;0)" office:value-type="float" office:value="0" calcext:value-type="float">
            <text:p>0</text:p>
          </table:table-cell>
          <table:table-cell table:formula="of:=IF(AND([.$A723]&gt;=[.K$2];[.$A723]&lt;=[.K$3]);1;0)" office:value-type="float" office:value="0" calcext:value-type="float">
            <text:p>0</text:p>
          </table:table-cell>
          <table:table-cell table:formula="of:=IF(AND([.$A723]&gt;=[.L$2];[.$A723]&lt;=[.L$3]);1;0)" office:value-type="float" office:value="1" calcext:value-type="float">
            <text:p>1</text:p>
          </table:table-cell>
          <table:table-cell table:formula="of:=IF(AND([.$A723]&gt;=[.M$2];[.$A723]&lt;=[.M$3]);1;0)" office:value-type="float" office:value="0" calcext:value-type="float">
            <text:p>0</text:p>
          </table:table-cell>
          <table:table-cell table:formula="of:=IF(AND([.$A723]&gt;=[.N$2];[.$A723]&lt;=[.N$3]);1;0)" office:value-type="float" office:value="0" calcext:value-type="float">
            <text:p>0</text:p>
          </table:table-cell>
          <table:table-cell table:formula="of:=IF(AND([.$A723]&gt;=[.O$2];[.$A7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3374" calcext:value-type="float">
            <text:p>0.0333374</text:p>
          </table:table-cell>
          <table:table-cell table:formula="of:=IF(AND([.$A724]&gt;=[.B$2];[.$A724]&lt;=[.B$3]);1;0)" office:value-type="float" office:value="0" calcext:value-type="float">
            <text:p>0</text:p>
          </table:table-cell>
          <table:table-cell table:formula="of:=IF(AND([.$A724]&gt;=[.C$2];[.$A724]&lt;=[.C$3]);1;0)" office:value-type="float" office:value="0" calcext:value-type="float">
            <text:p>0</text:p>
          </table:table-cell>
          <table:table-cell table:formula="of:=IF(AND([.$A724]&gt;=[.D$2];[.$A724]&lt;=[.D$3]);1;0)" office:value-type="float" office:value="0" calcext:value-type="float">
            <text:p>0</text:p>
          </table:table-cell>
          <table:table-cell table:formula="of:=IF(AND([.$A724]&gt;=[.E$2];[.$A724]&lt;=[.E$3]);1;0)" office:value-type="float" office:value="1" calcext:value-type="float">
            <text:p>1</text:p>
          </table:table-cell>
          <table:table-cell table:formula="of:=IF(AND([.$A724]&gt;=[.F$2];[.$A724]&lt;=[.F$3]);1;0)" office:value-type="float" office:value="0" calcext:value-type="float">
            <text:p>0</text:p>
          </table:table-cell>
          <table:table-cell table:formula="of:=IF(AND([.$A724]&gt;=[.G$2];[.$A724]&lt;=[.G$3]);1;0)" office:value-type="float" office:value="0" calcext:value-type="float">
            <text:p>0</text:p>
          </table:table-cell>
          <table:table-cell/>
          <table:table-cell office:value-type="float" office:value="0.583855" calcext:value-type="float">
            <text:p>0.583855</text:p>
          </table:table-cell>
          <table:table-cell table:formula="of:=IF(AND([.$A724]&gt;=[.J$2];[.$A724]&lt;=[.J$3]);1;0)" office:value-type="float" office:value="0" calcext:value-type="float">
            <text:p>0</text:p>
          </table:table-cell>
          <table:table-cell table:formula="of:=IF(AND([.$A724]&gt;=[.K$2];[.$A724]&lt;=[.K$3]);1;0)" office:value-type="float" office:value="0" calcext:value-type="float">
            <text:p>0</text:p>
          </table:table-cell>
          <table:table-cell table:formula="of:=IF(AND([.$A724]&gt;=[.L$2];[.$A724]&lt;=[.L$3]);1;0)" office:value-type="float" office:value="0" calcext:value-type="float">
            <text:p>0</text:p>
          </table:table-cell>
          <table:table-cell table:formula="of:=IF(AND([.$A724]&gt;=[.M$2];[.$A724]&lt;=[.M$3]);1;0)" office:value-type="float" office:value="1" calcext:value-type="float">
            <text:p>1</text:p>
          </table:table-cell>
          <table:table-cell table:formula="of:=IF(AND([.$A724]&gt;=[.N$2];[.$A724]&lt;=[.N$3]);1;0)" office:value-type="float" office:value="0" calcext:value-type="float">
            <text:p>0</text:p>
          </table:table-cell>
          <table:table-cell table:formula="of:=IF(AND([.$A724]&gt;=[.O$2];[.$A7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9665" calcext:value-type="float">
            <text:p>0.729665</text:p>
          </table:table-cell>
          <table:table-cell table:formula="of:=IF(AND([.$A725]&gt;=[.B$2];[.$A725]&lt;=[.B$3]);1;0)" office:value-type="float" office:value="0" calcext:value-type="float">
            <text:p>0</text:p>
          </table:table-cell>
          <table:table-cell table:formula="of:=IF(AND([.$A725]&gt;=[.C$2];[.$A725]&lt;=[.C$3]);1;0)" office:value-type="float" office:value="0" calcext:value-type="float">
            <text:p>0</text:p>
          </table:table-cell>
          <table:table-cell table:formula="of:=IF(AND([.$A725]&gt;=[.D$2];[.$A725]&lt;=[.D$3]);1;0)" office:value-type="float" office:value="0" calcext:value-type="float">
            <text:p>0</text:p>
          </table:table-cell>
          <table:table-cell table:formula="of:=IF(AND([.$A725]&gt;=[.E$2];[.$A725]&lt;=[.E$3]);1;0)" office:value-type="float" office:value="1" calcext:value-type="float">
            <text:p>1</text:p>
          </table:table-cell>
          <table:table-cell table:formula="of:=IF(AND([.$A725]&gt;=[.F$2];[.$A725]&lt;=[.F$3]);1;0)" office:value-type="float" office:value="0" calcext:value-type="float">
            <text:p>0</text:p>
          </table:table-cell>
          <table:table-cell table:formula="of:=IF(AND([.$A725]&gt;=[.G$2];[.$A725]&lt;=[.G$3]);1;0)" office:value-type="float" office:value="0" calcext:value-type="float">
            <text:p>0</text:p>
          </table:table-cell>
          <table:table-cell/>
          <table:table-cell office:value-type="float" office:value="0.48283" calcext:value-type="float">
            <text:p>0.48283</text:p>
          </table:table-cell>
          <table:table-cell table:formula="of:=IF(AND([.$A725]&gt;=[.J$2];[.$A725]&lt;=[.J$3]);1;0)" office:value-type="float" office:value="0" calcext:value-type="float">
            <text:p>0</text:p>
          </table:table-cell>
          <table:table-cell table:formula="of:=IF(AND([.$A725]&gt;=[.K$2];[.$A725]&lt;=[.K$3]);1;0)" office:value-type="float" office:value="0" calcext:value-type="float">
            <text:p>0</text:p>
          </table:table-cell>
          <table:table-cell table:formula="of:=IF(AND([.$A725]&gt;=[.L$2];[.$A725]&lt;=[.L$3]);1;0)" office:value-type="float" office:value="0" calcext:value-type="float">
            <text:p>0</text:p>
          </table:table-cell>
          <table:table-cell table:formula="of:=IF(AND([.$A725]&gt;=[.M$2];[.$A725]&lt;=[.M$3]);1;0)" office:value-type="float" office:value="1" calcext:value-type="float">
            <text:p>1</text:p>
          </table:table-cell>
          <table:table-cell table:formula="of:=IF(AND([.$A725]&gt;=[.N$2];[.$A725]&lt;=[.N$3]);1;0)" office:value-type="float" office:value="0" calcext:value-type="float">
            <text:p>0</text:p>
          </table:table-cell>
          <table:table-cell table:formula="of:=IF(AND([.$A725]&gt;=[.O$2];[.$A7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618" calcext:value-type="float">
            <text:p>2.21618</text:p>
          </table:table-cell>
          <table:table-cell table:formula="of:=IF(AND([.$A726]&gt;=[.B$2];[.$A726]&lt;=[.B$3]);1;0)" office:value-type="float" office:value="0" calcext:value-type="float">
            <text:p>0</text:p>
          </table:table-cell>
          <table:table-cell table:formula="of:=IF(AND([.$A726]&gt;=[.C$2];[.$A726]&lt;=[.C$3]);1;0)" office:value-type="float" office:value="0" calcext:value-type="float">
            <text:p>0</text:p>
          </table:table-cell>
          <table:table-cell table:formula="of:=IF(AND([.$A726]&gt;=[.D$2];[.$A726]&lt;=[.D$3]);1;0)" office:value-type="float" office:value="0" calcext:value-type="float">
            <text:p>0</text:p>
          </table:table-cell>
          <table:table-cell table:formula="of:=IF(AND([.$A726]&gt;=[.E$2];[.$A726]&lt;=[.E$3]);1;0)" office:value-type="float" office:value="0" calcext:value-type="float">
            <text:p>0</text:p>
          </table:table-cell>
          <table:table-cell table:formula="of:=IF(AND([.$A726]&gt;=[.F$2];[.$A726]&lt;=[.F$3]);1;0)" office:value-type="float" office:value="0" calcext:value-type="float">
            <text:p>0</text:p>
          </table:table-cell>
          <table:table-cell table:formula="of:=IF(AND([.$A726]&gt;=[.G$2];[.$A726]&lt;=[.G$3]);1;0)" office:value-type="float" office:value="1" calcext:value-type="float">
            <text:p>1</text:p>
          </table:table-cell>
          <table:table-cell/>
          <table:table-cell office:value-type="float" office:value="1.32137" calcext:value-type="float">
            <text:p>1.32137</text:p>
          </table:table-cell>
          <table:table-cell table:formula="of:=IF(AND([.$A726]&gt;=[.J$2];[.$A726]&lt;=[.J$3]);1;0)" office:value-type="float" office:value="0" calcext:value-type="float">
            <text:p>0</text:p>
          </table:table-cell>
          <table:table-cell table:formula="of:=IF(AND([.$A726]&gt;=[.K$2];[.$A726]&lt;=[.K$3]);1;0)" office:value-type="float" office:value="0" calcext:value-type="float">
            <text:p>0</text:p>
          </table:table-cell>
          <table:table-cell table:formula="of:=IF(AND([.$A726]&gt;=[.L$2];[.$A726]&lt;=[.L$3]);1;0)" office:value-type="float" office:value="0" calcext:value-type="float">
            <text:p>0</text:p>
          </table:table-cell>
          <table:table-cell table:formula="of:=IF(AND([.$A726]&gt;=[.M$2];[.$A726]&lt;=[.M$3]);1;0)" office:value-type="float" office:value="0" calcext:value-type="float">
            <text:p>0</text:p>
          </table:table-cell>
          <table:table-cell table:formula="of:=IF(AND([.$A726]&gt;=[.N$2];[.$A726]&lt;=[.N$3]);1;0)" office:value-type="float" office:value="0" calcext:value-type="float">
            <text:p>0</text:p>
          </table:table-cell>
          <table:table-cell table:formula="of:=IF(AND([.$A726]&gt;=[.O$2];[.$A726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03221" calcext:value-type="float">
            <text:p>-0.903221</text:p>
          </table:table-cell>
          <table:table-cell table:formula="of:=IF(AND([.$A727]&gt;=[.B$2];[.$A727]&lt;=[.B$3]);1;0)" office:value-type="float" office:value="0" calcext:value-type="float">
            <text:p>0</text:p>
          </table:table-cell>
          <table:table-cell table:formula="of:=IF(AND([.$A727]&gt;=[.C$2];[.$A727]&lt;=[.C$3]);1;0)" office:value-type="float" office:value="0" calcext:value-type="float">
            <text:p>0</text:p>
          </table:table-cell>
          <table:table-cell table:formula="of:=IF(AND([.$A727]&gt;=[.D$2];[.$A727]&lt;=[.D$3]);1;0)" office:value-type="float" office:value="1" calcext:value-type="float">
            <text:p>1</text:p>
          </table:table-cell>
          <table:table-cell table:formula="of:=IF(AND([.$A727]&gt;=[.E$2];[.$A727]&lt;=[.E$3]);1;0)" office:value-type="float" office:value="0" calcext:value-type="float">
            <text:p>0</text:p>
          </table:table-cell>
          <table:table-cell table:formula="of:=IF(AND([.$A727]&gt;=[.F$2];[.$A727]&lt;=[.F$3]);1;0)" office:value-type="float" office:value="0" calcext:value-type="float">
            <text:p>0</text:p>
          </table:table-cell>
          <table:table-cell table:formula="of:=IF(AND([.$A727]&gt;=[.G$2];[.$A727]&lt;=[.G$3]);1;0)" office:value-type="float" office:value="0" calcext:value-type="float">
            <text:p>0</text:p>
          </table:table-cell>
          <table:table-cell/>
          <table:table-cell office:value-type="float" office:value="1.45703" calcext:value-type="float">
            <text:p>1.45703</text:p>
          </table:table-cell>
          <table:table-cell table:formula="of:=IF(AND([.$A727]&gt;=[.J$2];[.$A727]&lt;=[.J$3]);1;0)" office:value-type="float" office:value="0" calcext:value-type="float">
            <text:p>0</text:p>
          </table:table-cell>
          <table:table-cell table:formula="of:=IF(AND([.$A727]&gt;=[.K$2];[.$A727]&lt;=[.K$3]);1;0)" office:value-type="float" office:value="0" calcext:value-type="float">
            <text:p>0</text:p>
          </table:table-cell>
          <table:table-cell table:formula="of:=IF(AND([.$A727]&gt;=[.L$2];[.$A727]&lt;=[.L$3]);1;0)" office:value-type="float" office:value="1" calcext:value-type="float">
            <text:p>1</text:p>
          </table:table-cell>
          <table:table-cell table:formula="of:=IF(AND([.$A727]&gt;=[.M$2];[.$A727]&lt;=[.M$3]);1;0)" office:value-type="float" office:value="0" calcext:value-type="float">
            <text:p>0</text:p>
          </table:table-cell>
          <table:table-cell table:formula="of:=IF(AND([.$A727]&gt;=[.N$2];[.$A727]&lt;=[.N$3]);1;0)" office:value-type="float" office:value="0" calcext:value-type="float">
            <text:p>0</text:p>
          </table:table-cell>
          <table:table-cell table:formula="of:=IF(AND([.$A727]&gt;=[.O$2];[.$A7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1899" calcext:value-type="float">
            <text:p>-0.441899</text:p>
          </table:table-cell>
          <table:table-cell table:formula="of:=IF(AND([.$A728]&gt;=[.B$2];[.$A728]&lt;=[.B$3]);1;0)" office:value-type="float" office:value="0" calcext:value-type="float">
            <text:p>0</text:p>
          </table:table-cell>
          <table:table-cell table:formula="of:=IF(AND([.$A728]&gt;=[.C$2];[.$A728]&lt;=[.C$3]);1;0)" office:value-type="float" office:value="0" calcext:value-type="float">
            <text:p>0</text:p>
          </table:table-cell>
          <table:table-cell table:formula="of:=IF(AND([.$A728]&gt;=[.D$2];[.$A728]&lt;=[.D$3]);1;0)" office:value-type="float" office:value="1" calcext:value-type="float">
            <text:p>1</text:p>
          </table:table-cell>
          <table:table-cell table:formula="of:=IF(AND([.$A728]&gt;=[.E$2];[.$A728]&lt;=[.E$3]);1;0)" office:value-type="float" office:value="0" calcext:value-type="float">
            <text:p>0</text:p>
          </table:table-cell>
          <table:table-cell table:formula="of:=IF(AND([.$A728]&gt;=[.F$2];[.$A728]&lt;=[.F$3]);1;0)" office:value-type="float" office:value="0" calcext:value-type="float">
            <text:p>0</text:p>
          </table:table-cell>
          <table:table-cell table:formula="of:=IF(AND([.$A728]&gt;=[.G$2];[.$A728]&lt;=[.G$3]);1;0)" office:value-type="float" office:value="0" calcext:value-type="float">
            <text:p>0</text:p>
          </table:table-cell>
          <table:table-cell/>
          <table:table-cell office:value-type="float" office:value="-1.21029" calcext:value-type="float">
            <text:p>-1.21029</text:p>
          </table:table-cell>
          <table:table-cell table:formula="of:=IF(AND([.$A728]&gt;=[.J$2];[.$A728]&lt;=[.J$3]);1;0)" office:value-type="float" office:value="0" calcext:value-type="float">
            <text:p>0</text:p>
          </table:table-cell>
          <table:table-cell table:formula="of:=IF(AND([.$A728]&gt;=[.K$2];[.$A728]&lt;=[.K$3]);1;0)" office:value-type="float" office:value="0" calcext:value-type="float">
            <text:p>0</text:p>
          </table:table-cell>
          <table:table-cell table:formula="of:=IF(AND([.$A728]&gt;=[.L$2];[.$A728]&lt;=[.L$3]);1;0)" office:value-type="float" office:value="1" calcext:value-type="float">
            <text:p>1</text:p>
          </table:table-cell>
          <table:table-cell table:formula="of:=IF(AND([.$A728]&gt;=[.M$2];[.$A728]&lt;=[.M$3]);1;0)" office:value-type="float" office:value="0" calcext:value-type="float">
            <text:p>0</text:p>
          </table:table-cell>
          <table:table-cell table:formula="of:=IF(AND([.$A728]&gt;=[.N$2];[.$A728]&lt;=[.N$3]);1;0)" office:value-type="float" office:value="0" calcext:value-type="float">
            <text:p>0</text:p>
          </table:table-cell>
          <table:table-cell table:formula="of:=IF(AND([.$A728]&gt;=[.O$2];[.$A7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7507" calcext:value-type="float">
            <text:p>-1.77507</text:p>
          </table:table-cell>
          <table:table-cell table:formula="of:=IF(AND([.$A729]&gt;=[.B$2];[.$A729]&lt;=[.B$3]);1;0)" office:value-type="float" office:value="0" calcext:value-type="float">
            <text:p>0</text:p>
          </table:table-cell>
          <table:table-cell table:formula="of:=IF(AND([.$A729]&gt;=[.C$2];[.$A729]&lt;=[.C$3]);1;0)" office:value-type="float" office:value="1" calcext:value-type="float">
            <text:p>1</text:p>
          </table:table-cell>
          <table:table-cell table:formula="of:=IF(AND([.$A729]&gt;=[.D$2];[.$A729]&lt;=[.D$3]);1;0)" office:value-type="float" office:value="0" calcext:value-type="float">
            <text:p>0</text:p>
          </table:table-cell>
          <table:table-cell table:formula="of:=IF(AND([.$A729]&gt;=[.E$2];[.$A729]&lt;=[.E$3]);1;0)" office:value-type="float" office:value="0" calcext:value-type="float">
            <text:p>0</text:p>
          </table:table-cell>
          <table:table-cell table:formula="of:=IF(AND([.$A729]&gt;=[.F$2];[.$A729]&lt;=[.F$3]);1;0)" office:value-type="float" office:value="0" calcext:value-type="float">
            <text:p>0</text:p>
          </table:table-cell>
          <table:table-cell table:formula="of:=IF(AND([.$A729]&gt;=[.G$2];[.$A729]&lt;=[.G$3]);1;0)" office:value-type="float" office:value="0" calcext:value-type="float">
            <text:p>0</text:p>
          </table:table-cell>
          <table:table-cell/>
          <table:table-cell office:value-type="float" office:value="0.146001" calcext:value-type="float">
            <text:p>0.146001</text:p>
          </table:table-cell>
          <table:table-cell table:formula="of:=IF(AND([.$A729]&gt;=[.J$2];[.$A729]&lt;=[.J$3]);1;0)" office:value-type="float" office:value="0" calcext:value-type="float">
            <text:p>0</text:p>
          </table:table-cell>
          <table:table-cell table:formula="of:=IF(AND([.$A729]&gt;=[.K$2];[.$A729]&lt;=[.K$3]);1;0)" office:value-type="float" office:value="1" calcext:value-type="float">
            <text:p>1</text:p>
          </table:table-cell>
          <table:table-cell table:formula="of:=IF(AND([.$A729]&gt;=[.L$2];[.$A729]&lt;=[.L$3]);1;0)" office:value-type="float" office:value="0" calcext:value-type="float">
            <text:p>0</text:p>
          </table:table-cell>
          <table:table-cell table:formula="of:=IF(AND([.$A729]&gt;=[.M$2];[.$A729]&lt;=[.M$3]);1;0)" office:value-type="float" office:value="0" calcext:value-type="float">
            <text:p>0</text:p>
          </table:table-cell>
          <table:table-cell table:formula="of:=IF(AND([.$A729]&gt;=[.N$2];[.$A729]&lt;=[.N$3]);1;0)" office:value-type="float" office:value="0" calcext:value-type="float">
            <text:p>0</text:p>
          </table:table-cell>
          <table:table-cell table:formula="of:=IF(AND([.$A729]&gt;=[.O$2];[.$A7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984" calcext:value-type="float">
            <text:p>-0.64984</text:p>
          </table:table-cell>
          <table:table-cell table:formula="of:=IF(AND([.$A730]&gt;=[.B$2];[.$A730]&lt;=[.B$3]);1;0)" office:value-type="float" office:value="0" calcext:value-type="float">
            <text:p>0</text:p>
          </table:table-cell>
          <table:table-cell table:formula="of:=IF(AND([.$A730]&gt;=[.C$2];[.$A730]&lt;=[.C$3]);1;0)" office:value-type="float" office:value="0" calcext:value-type="float">
            <text:p>0</text:p>
          </table:table-cell>
          <table:table-cell table:formula="of:=IF(AND([.$A730]&gt;=[.D$2];[.$A730]&lt;=[.D$3]);1;0)" office:value-type="float" office:value="1" calcext:value-type="float">
            <text:p>1</text:p>
          </table:table-cell>
          <table:table-cell table:formula="of:=IF(AND([.$A730]&gt;=[.E$2];[.$A730]&lt;=[.E$3]);1;0)" office:value-type="float" office:value="0" calcext:value-type="float">
            <text:p>0</text:p>
          </table:table-cell>
          <table:table-cell table:formula="of:=IF(AND([.$A730]&gt;=[.F$2];[.$A730]&lt;=[.F$3]);1;0)" office:value-type="float" office:value="0" calcext:value-type="float">
            <text:p>0</text:p>
          </table:table-cell>
          <table:table-cell table:formula="of:=IF(AND([.$A730]&gt;=[.G$2];[.$A730]&lt;=[.G$3]);1;0)" office:value-type="float" office:value="0" calcext:value-type="float">
            <text:p>0</text:p>
          </table:table-cell>
          <table:table-cell/>
          <table:table-cell office:value-type="float" office:value="-0.787283" calcext:value-type="float">
            <text:p>-0.787283</text:p>
          </table:table-cell>
          <table:table-cell table:formula="of:=IF(AND([.$A730]&gt;=[.J$2];[.$A730]&lt;=[.J$3]);1;0)" office:value-type="float" office:value="0" calcext:value-type="float">
            <text:p>0</text:p>
          </table:table-cell>
          <table:table-cell table:formula="of:=IF(AND([.$A730]&gt;=[.K$2];[.$A730]&lt;=[.K$3]);1;0)" office:value-type="float" office:value="0" calcext:value-type="float">
            <text:p>0</text:p>
          </table:table-cell>
          <table:table-cell table:formula="of:=IF(AND([.$A730]&gt;=[.L$2];[.$A730]&lt;=[.L$3]);1;0)" office:value-type="float" office:value="1" calcext:value-type="float">
            <text:p>1</text:p>
          </table:table-cell>
          <table:table-cell table:formula="of:=IF(AND([.$A730]&gt;=[.M$2];[.$A730]&lt;=[.M$3]);1;0)" office:value-type="float" office:value="0" calcext:value-type="float">
            <text:p>0</text:p>
          </table:table-cell>
          <table:table-cell table:formula="of:=IF(AND([.$A730]&gt;=[.N$2];[.$A730]&lt;=[.N$3]);1;0)" office:value-type="float" office:value="0" calcext:value-type="float">
            <text:p>0</text:p>
          </table:table-cell>
          <table:table-cell table:formula="of:=IF(AND([.$A730]&gt;=[.O$2];[.$A7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9766" calcext:value-type="float">
            <text:p>-0.549766</text:p>
          </table:table-cell>
          <table:table-cell table:formula="of:=IF(AND([.$A731]&gt;=[.B$2];[.$A731]&lt;=[.B$3]);1;0)" office:value-type="float" office:value="0" calcext:value-type="float">
            <text:p>0</text:p>
          </table:table-cell>
          <table:table-cell table:formula="of:=IF(AND([.$A731]&gt;=[.C$2];[.$A731]&lt;=[.C$3]);1;0)" office:value-type="float" office:value="0" calcext:value-type="float">
            <text:p>0</text:p>
          </table:table-cell>
          <table:table-cell table:formula="of:=IF(AND([.$A731]&gt;=[.D$2];[.$A731]&lt;=[.D$3]);1;0)" office:value-type="float" office:value="1" calcext:value-type="float">
            <text:p>1</text:p>
          </table:table-cell>
          <table:table-cell table:formula="of:=IF(AND([.$A731]&gt;=[.E$2];[.$A731]&lt;=[.E$3]);1;0)" office:value-type="float" office:value="0" calcext:value-type="float">
            <text:p>0</text:p>
          </table:table-cell>
          <table:table-cell table:formula="of:=IF(AND([.$A731]&gt;=[.F$2];[.$A731]&lt;=[.F$3]);1;0)" office:value-type="float" office:value="0" calcext:value-type="float">
            <text:p>0</text:p>
          </table:table-cell>
          <table:table-cell table:formula="of:=IF(AND([.$A731]&gt;=[.G$2];[.$A731]&lt;=[.G$3]);1;0)" office:value-type="float" office:value="0" calcext:value-type="float">
            <text:p>0</text:p>
          </table:table-cell>
          <table:table-cell/>
          <table:table-cell office:value-type="float" office:value="0.102201" calcext:value-type="float">
            <text:p>0.102201</text:p>
          </table:table-cell>
          <table:table-cell table:formula="of:=IF(AND([.$A731]&gt;=[.J$2];[.$A731]&lt;=[.J$3]);1;0)" office:value-type="float" office:value="0" calcext:value-type="float">
            <text:p>0</text:p>
          </table:table-cell>
          <table:table-cell table:formula="of:=IF(AND([.$A731]&gt;=[.K$2];[.$A731]&lt;=[.K$3]);1;0)" office:value-type="float" office:value="0" calcext:value-type="float">
            <text:p>0</text:p>
          </table:table-cell>
          <table:table-cell table:formula="of:=IF(AND([.$A731]&gt;=[.L$2];[.$A731]&lt;=[.L$3]);1;0)" office:value-type="float" office:value="1" calcext:value-type="float">
            <text:p>1</text:p>
          </table:table-cell>
          <table:table-cell table:formula="of:=IF(AND([.$A731]&gt;=[.M$2];[.$A731]&lt;=[.M$3]);1;0)" office:value-type="float" office:value="0" calcext:value-type="float">
            <text:p>0</text:p>
          </table:table-cell>
          <table:table-cell table:formula="of:=IF(AND([.$A731]&gt;=[.N$2];[.$A731]&lt;=[.N$3]);1;0)" office:value-type="float" office:value="0" calcext:value-type="float">
            <text:p>0</text:p>
          </table:table-cell>
          <table:table-cell table:formula="of:=IF(AND([.$A731]&gt;=[.O$2];[.$A7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346" calcext:value-type="float">
            <text:p>0.264346</text:p>
          </table:table-cell>
          <table:table-cell table:formula="of:=IF(AND([.$A732]&gt;=[.B$2];[.$A732]&lt;=[.B$3]);1;0)" office:value-type="float" office:value="0" calcext:value-type="float">
            <text:p>0</text:p>
          </table:table-cell>
          <table:table-cell table:formula="of:=IF(AND([.$A732]&gt;=[.C$2];[.$A732]&lt;=[.C$3]);1;0)" office:value-type="float" office:value="0" calcext:value-type="float">
            <text:p>0</text:p>
          </table:table-cell>
          <table:table-cell table:formula="of:=IF(AND([.$A732]&gt;=[.D$2];[.$A732]&lt;=[.D$3]);1;0)" office:value-type="float" office:value="0" calcext:value-type="float">
            <text:p>0</text:p>
          </table:table-cell>
          <table:table-cell table:formula="of:=IF(AND([.$A732]&gt;=[.E$2];[.$A732]&lt;=[.E$3]);1;0)" office:value-type="float" office:value="1" calcext:value-type="float">
            <text:p>1</text:p>
          </table:table-cell>
          <table:table-cell table:formula="of:=IF(AND([.$A732]&gt;=[.F$2];[.$A732]&lt;=[.F$3]);1;0)" office:value-type="float" office:value="0" calcext:value-type="float">
            <text:p>0</text:p>
          </table:table-cell>
          <table:table-cell table:formula="of:=IF(AND([.$A732]&gt;=[.G$2];[.$A732]&lt;=[.G$3]);1;0)" office:value-type="float" office:value="0" calcext:value-type="float">
            <text:p>0</text:p>
          </table:table-cell>
          <table:table-cell/>
          <table:table-cell office:value-type="float" office:value="0.556899" calcext:value-type="float">
            <text:p>0.556899</text:p>
          </table:table-cell>
          <table:table-cell table:formula="of:=IF(AND([.$A732]&gt;=[.J$2];[.$A732]&lt;=[.J$3]);1;0)" office:value-type="float" office:value="0" calcext:value-type="float">
            <text:p>0</text:p>
          </table:table-cell>
          <table:table-cell table:formula="of:=IF(AND([.$A732]&gt;=[.K$2];[.$A732]&lt;=[.K$3]);1;0)" office:value-type="float" office:value="0" calcext:value-type="float">
            <text:p>0</text:p>
          </table:table-cell>
          <table:table-cell table:formula="of:=IF(AND([.$A732]&gt;=[.L$2];[.$A732]&lt;=[.L$3]);1;0)" office:value-type="float" office:value="0" calcext:value-type="float">
            <text:p>0</text:p>
          </table:table-cell>
          <table:table-cell table:formula="of:=IF(AND([.$A732]&gt;=[.M$2];[.$A732]&lt;=[.M$3]);1;0)" office:value-type="float" office:value="1" calcext:value-type="float">
            <text:p>1</text:p>
          </table:table-cell>
          <table:table-cell table:formula="of:=IF(AND([.$A732]&gt;=[.N$2];[.$A732]&lt;=[.N$3]);1;0)" office:value-type="float" office:value="0" calcext:value-type="float">
            <text:p>0</text:p>
          </table:table-cell>
          <table:table-cell table:formula="of:=IF(AND([.$A732]&gt;=[.O$2];[.$A7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8339" calcext:value-type="float">
            <text:p>-0.918339</text:p>
          </table:table-cell>
          <table:table-cell table:formula="of:=IF(AND([.$A733]&gt;=[.B$2];[.$A733]&lt;=[.B$3]);1;0)" office:value-type="float" office:value="0" calcext:value-type="float">
            <text:p>0</text:p>
          </table:table-cell>
          <table:table-cell table:formula="of:=IF(AND([.$A733]&gt;=[.C$2];[.$A733]&lt;=[.C$3]);1;0)" office:value-type="float" office:value="0" calcext:value-type="float">
            <text:p>0</text:p>
          </table:table-cell>
          <table:table-cell table:formula="of:=IF(AND([.$A733]&gt;=[.D$2];[.$A733]&lt;=[.D$3]);1;0)" office:value-type="float" office:value="1" calcext:value-type="float">
            <text:p>1</text:p>
          </table:table-cell>
          <table:table-cell table:formula="of:=IF(AND([.$A733]&gt;=[.E$2];[.$A733]&lt;=[.E$3]);1;0)" office:value-type="float" office:value="0" calcext:value-type="float">
            <text:p>0</text:p>
          </table:table-cell>
          <table:table-cell table:formula="of:=IF(AND([.$A733]&gt;=[.F$2];[.$A733]&lt;=[.F$3]);1;0)" office:value-type="float" office:value="0" calcext:value-type="float">
            <text:p>0</text:p>
          </table:table-cell>
          <table:table-cell table:formula="of:=IF(AND([.$A733]&gt;=[.G$2];[.$A733]&lt;=[.G$3]);1;0)" office:value-type="float" office:value="0" calcext:value-type="float">
            <text:p>0</text:p>
          </table:table-cell>
          <table:table-cell/>
          <table:table-cell office:value-type="float" office:value="-1.24759" calcext:value-type="float">
            <text:p>-1.24759</text:p>
          </table:table-cell>
          <table:table-cell table:formula="of:=IF(AND([.$A733]&gt;=[.J$2];[.$A733]&lt;=[.J$3]);1;0)" office:value-type="float" office:value="0" calcext:value-type="float">
            <text:p>0</text:p>
          </table:table-cell>
          <table:table-cell table:formula="of:=IF(AND([.$A733]&gt;=[.K$2];[.$A733]&lt;=[.K$3]);1;0)" office:value-type="float" office:value="0" calcext:value-type="float">
            <text:p>0</text:p>
          </table:table-cell>
          <table:table-cell table:formula="of:=IF(AND([.$A733]&gt;=[.L$2];[.$A733]&lt;=[.L$3]);1;0)" office:value-type="float" office:value="1" calcext:value-type="float">
            <text:p>1</text:p>
          </table:table-cell>
          <table:table-cell table:formula="of:=IF(AND([.$A733]&gt;=[.M$2];[.$A733]&lt;=[.M$3]);1;0)" office:value-type="float" office:value="0" calcext:value-type="float">
            <text:p>0</text:p>
          </table:table-cell>
          <table:table-cell table:formula="of:=IF(AND([.$A733]&gt;=[.N$2];[.$A733]&lt;=[.N$3]);1;0)" office:value-type="float" office:value="0" calcext:value-type="float">
            <text:p>0</text:p>
          </table:table-cell>
          <table:table-cell table:formula="of:=IF(AND([.$A733]&gt;=[.O$2];[.$A7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4029" calcext:value-type="float">
            <text:p>-0.454029</text:p>
          </table:table-cell>
          <table:table-cell table:formula="of:=IF(AND([.$A734]&gt;=[.B$2];[.$A734]&lt;=[.B$3]);1;0)" office:value-type="float" office:value="0" calcext:value-type="float">
            <text:p>0</text:p>
          </table:table-cell>
          <table:table-cell table:formula="of:=IF(AND([.$A734]&gt;=[.C$2];[.$A734]&lt;=[.C$3]);1;0)" office:value-type="float" office:value="0" calcext:value-type="float">
            <text:p>0</text:p>
          </table:table-cell>
          <table:table-cell table:formula="of:=IF(AND([.$A734]&gt;=[.D$2];[.$A734]&lt;=[.D$3]);1;0)" office:value-type="float" office:value="1" calcext:value-type="float">
            <text:p>1</text:p>
          </table:table-cell>
          <table:table-cell table:formula="of:=IF(AND([.$A734]&gt;=[.E$2];[.$A734]&lt;=[.E$3]);1;0)" office:value-type="float" office:value="0" calcext:value-type="float">
            <text:p>0</text:p>
          </table:table-cell>
          <table:table-cell table:formula="of:=IF(AND([.$A734]&gt;=[.F$2];[.$A734]&lt;=[.F$3]);1;0)" office:value-type="float" office:value="0" calcext:value-type="float">
            <text:p>0</text:p>
          </table:table-cell>
          <table:table-cell table:formula="of:=IF(AND([.$A734]&gt;=[.G$2];[.$A734]&lt;=[.G$3]);1;0)" office:value-type="float" office:value="0" calcext:value-type="float">
            <text:p>0</text:p>
          </table:table-cell>
          <table:table-cell/>
          <table:table-cell office:value-type="float" office:value="-0.0310731" calcext:value-type="float">
            <text:p>-0.0310731</text:p>
          </table:table-cell>
          <table:table-cell table:formula="of:=IF(AND([.$A734]&gt;=[.J$2];[.$A734]&lt;=[.J$3]);1;0)" office:value-type="float" office:value="0" calcext:value-type="float">
            <text:p>0</text:p>
          </table:table-cell>
          <table:table-cell table:formula="of:=IF(AND([.$A734]&gt;=[.K$2];[.$A734]&lt;=[.K$3]);1;0)" office:value-type="float" office:value="0" calcext:value-type="float">
            <text:p>0</text:p>
          </table:table-cell>
          <table:table-cell table:formula="of:=IF(AND([.$A734]&gt;=[.L$2];[.$A734]&lt;=[.L$3]);1;0)" office:value-type="float" office:value="1" calcext:value-type="float">
            <text:p>1</text:p>
          </table:table-cell>
          <table:table-cell table:formula="of:=IF(AND([.$A734]&gt;=[.M$2];[.$A734]&lt;=[.M$3]);1;0)" office:value-type="float" office:value="0" calcext:value-type="float">
            <text:p>0</text:p>
          </table:table-cell>
          <table:table-cell table:formula="of:=IF(AND([.$A734]&gt;=[.N$2];[.$A734]&lt;=[.N$3]);1;0)" office:value-type="float" office:value="0" calcext:value-type="float">
            <text:p>0</text:p>
          </table:table-cell>
          <table:table-cell table:formula="of:=IF(AND([.$A734]&gt;=[.O$2];[.$A7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5209" calcext:value-type="float">
            <text:p>-0.175209</text:p>
          </table:table-cell>
          <table:table-cell table:formula="of:=IF(AND([.$A735]&gt;=[.B$2];[.$A735]&lt;=[.B$3]);1;0)" office:value-type="float" office:value="0" calcext:value-type="float">
            <text:p>0</text:p>
          </table:table-cell>
          <table:table-cell table:formula="of:=IF(AND([.$A735]&gt;=[.C$2];[.$A735]&lt;=[.C$3]);1;0)" office:value-type="float" office:value="0" calcext:value-type="float">
            <text:p>0</text:p>
          </table:table-cell>
          <table:table-cell table:formula="of:=IF(AND([.$A735]&gt;=[.D$2];[.$A735]&lt;=[.D$3]);1;0)" office:value-type="float" office:value="1" calcext:value-type="float">
            <text:p>1</text:p>
          </table:table-cell>
          <table:table-cell table:formula="of:=IF(AND([.$A735]&gt;=[.E$2];[.$A735]&lt;=[.E$3]);1;0)" office:value-type="float" office:value="0" calcext:value-type="float">
            <text:p>0</text:p>
          </table:table-cell>
          <table:table-cell table:formula="of:=IF(AND([.$A735]&gt;=[.F$2];[.$A735]&lt;=[.F$3]);1;0)" office:value-type="float" office:value="0" calcext:value-type="float">
            <text:p>0</text:p>
          </table:table-cell>
          <table:table-cell table:formula="of:=IF(AND([.$A735]&gt;=[.G$2];[.$A735]&lt;=[.G$3]);1;0)" office:value-type="float" office:value="0" calcext:value-type="float">
            <text:p>0</text:p>
          </table:table-cell>
          <table:table-cell/>
          <table:table-cell office:value-type="float" office:value="0.909224" calcext:value-type="float">
            <text:p>0.909224</text:p>
          </table:table-cell>
          <table:table-cell table:formula="of:=IF(AND([.$A735]&gt;=[.J$2];[.$A735]&lt;=[.J$3]);1;0)" office:value-type="float" office:value="0" calcext:value-type="float">
            <text:p>0</text:p>
          </table:table-cell>
          <table:table-cell table:formula="of:=IF(AND([.$A735]&gt;=[.K$2];[.$A735]&lt;=[.K$3]);1;0)" office:value-type="float" office:value="0" calcext:value-type="float">
            <text:p>0</text:p>
          </table:table-cell>
          <table:table-cell table:formula="of:=IF(AND([.$A735]&gt;=[.L$2];[.$A735]&lt;=[.L$3]);1;0)" office:value-type="float" office:value="1" calcext:value-type="float">
            <text:p>1</text:p>
          </table:table-cell>
          <table:table-cell table:formula="of:=IF(AND([.$A735]&gt;=[.M$2];[.$A735]&lt;=[.M$3]);1;0)" office:value-type="float" office:value="0" calcext:value-type="float">
            <text:p>0</text:p>
          </table:table-cell>
          <table:table-cell table:formula="of:=IF(AND([.$A735]&gt;=[.N$2];[.$A735]&lt;=[.N$3]);1;0)" office:value-type="float" office:value="0" calcext:value-type="float">
            <text:p>0</text:p>
          </table:table-cell>
          <table:table-cell table:formula="of:=IF(AND([.$A735]&gt;=[.O$2];[.$A7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926" calcext:value-type="float">
            <text:p>2.65926</text:p>
          </table:table-cell>
          <table:table-cell table:formula="of:=IF(AND([.$A736]&gt;=[.B$2];[.$A736]&lt;=[.B$3]);1;0)" office:value-type="float" office:value="0" calcext:value-type="float">
            <text:p>0</text:p>
          </table:table-cell>
          <table:table-cell table:formula="of:=IF(AND([.$A736]&gt;=[.C$2];[.$A736]&lt;=[.C$3]);1;0)" office:value-type="float" office:value="0" calcext:value-type="float">
            <text:p>0</text:p>
          </table:table-cell>
          <table:table-cell table:formula="of:=IF(AND([.$A736]&gt;=[.D$2];[.$A736]&lt;=[.D$3]);1;0)" office:value-type="float" office:value="0" calcext:value-type="float">
            <text:p>0</text:p>
          </table:table-cell>
          <table:table-cell table:formula="of:=IF(AND([.$A736]&gt;=[.E$2];[.$A736]&lt;=[.E$3]);1;0)" office:value-type="float" office:value="0" calcext:value-type="float">
            <text:p>0</text:p>
          </table:table-cell>
          <table:table-cell table:formula="of:=IF(AND([.$A736]&gt;=[.F$2];[.$A736]&lt;=[.F$3]);1;0)" office:value-type="float" office:value="0" calcext:value-type="float">
            <text:p>0</text:p>
          </table:table-cell>
          <table:table-cell table:formula="of:=IF(AND([.$A736]&gt;=[.G$2];[.$A736]&lt;=[.G$3]);1;0)" office:value-type="float" office:value="1" calcext:value-type="float">
            <text:p>1</text:p>
          </table:table-cell>
          <table:table-cell/>
          <table:table-cell office:value-type="float" office:value="1.82447" calcext:value-type="float">
            <text:p>1.82447</text:p>
          </table:table-cell>
          <table:table-cell table:formula="of:=IF(AND([.$A736]&gt;=[.J$2];[.$A736]&lt;=[.J$3]);1;0)" office:value-type="float" office:value="0" calcext:value-type="float">
            <text:p>0</text:p>
          </table:table-cell>
          <table:table-cell table:formula="of:=IF(AND([.$A736]&gt;=[.K$2];[.$A736]&lt;=[.K$3]);1;0)" office:value-type="float" office:value="0" calcext:value-type="float">
            <text:p>0</text:p>
          </table:table-cell>
          <table:table-cell table:formula="of:=IF(AND([.$A736]&gt;=[.L$2];[.$A736]&lt;=[.L$3]);1;0)" office:value-type="float" office:value="0" calcext:value-type="float">
            <text:p>0</text:p>
          </table:table-cell>
          <table:table-cell table:formula="of:=IF(AND([.$A736]&gt;=[.M$2];[.$A736]&lt;=[.M$3]);1;0)" office:value-type="float" office:value="0" calcext:value-type="float">
            <text:p>0</text:p>
          </table:table-cell>
          <table:table-cell table:formula="of:=IF(AND([.$A736]&gt;=[.N$2];[.$A736]&lt;=[.N$3]);1;0)" office:value-type="float" office:value="0" calcext:value-type="float">
            <text:p>0</text:p>
          </table:table-cell>
          <table:table-cell table:formula="of:=IF(AND([.$A736]&gt;=[.O$2];[.$A736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9911" calcext:value-type="float">
            <text:p>0.239911</text:p>
          </table:table-cell>
          <table:table-cell table:formula="of:=IF(AND([.$A737]&gt;=[.B$2];[.$A737]&lt;=[.B$3]);1;0)" office:value-type="float" office:value="0" calcext:value-type="float">
            <text:p>0</text:p>
          </table:table-cell>
          <table:table-cell table:formula="of:=IF(AND([.$A737]&gt;=[.C$2];[.$A737]&lt;=[.C$3]);1;0)" office:value-type="float" office:value="0" calcext:value-type="float">
            <text:p>0</text:p>
          </table:table-cell>
          <table:table-cell table:formula="of:=IF(AND([.$A737]&gt;=[.D$2];[.$A737]&lt;=[.D$3]);1;0)" office:value-type="float" office:value="0" calcext:value-type="float">
            <text:p>0</text:p>
          </table:table-cell>
          <table:table-cell table:formula="of:=IF(AND([.$A737]&gt;=[.E$2];[.$A737]&lt;=[.E$3]);1;0)" office:value-type="float" office:value="1" calcext:value-type="float">
            <text:p>1</text:p>
          </table:table-cell>
          <table:table-cell table:formula="of:=IF(AND([.$A737]&gt;=[.F$2];[.$A737]&lt;=[.F$3]);1;0)" office:value-type="float" office:value="0" calcext:value-type="float">
            <text:p>0</text:p>
          </table:table-cell>
          <table:table-cell table:formula="of:=IF(AND([.$A737]&gt;=[.G$2];[.$A737]&lt;=[.G$3]);1;0)" office:value-type="float" office:value="0" calcext:value-type="float">
            <text:p>0</text:p>
          </table:table-cell>
          <table:table-cell/>
          <table:table-cell office:value-type="float" office:value="0.402448" calcext:value-type="float">
            <text:p>0.402448</text:p>
          </table:table-cell>
          <table:table-cell table:formula="of:=IF(AND([.$A737]&gt;=[.J$2];[.$A737]&lt;=[.J$3]);1;0)" office:value-type="float" office:value="0" calcext:value-type="float">
            <text:p>0</text:p>
          </table:table-cell>
          <table:table-cell table:formula="of:=IF(AND([.$A737]&gt;=[.K$2];[.$A737]&lt;=[.K$3]);1;0)" office:value-type="float" office:value="0" calcext:value-type="float">
            <text:p>0</text:p>
          </table:table-cell>
          <table:table-cell table:formula="of:=IF(AND([.$A737]&gt;=[.L$2];[.$A737]&lt;=[.L$3]);1;0)" office:value-type="float" office:value="0" calcext:value-type="float">
            <text:p>0</text:p>
          </table:table-cell>
          <table:table-cell table:formula="of:=IF(AND([.$A737]&gt;=[.M$2];[.$A737]&lt;=[.M$3]);1;0)" office:value-type="float" office:value="1" calcext:value-type="float">
            <text:p>1</text:p>
          </table:table-cell>
          <table:table-cell table:formula="of:=IF(AND([.$A737]&gt;=[.N$2];[.$A737]&lt;=[.N$3]);1;0)" office:value-type="float" office:value="0" calcext:value-type="float">
            <text:p>0</text:p>
          </table:table-cell>
          <table:table-cell table:formula="of:=IF(AND([.$A737]&gt;=[.O$2];[.$A7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262" calcext:value-type="float">
            <text:p>0.239262</text:p>
          </table:table-cell>
          <table:table-cell table:formula="of:=IF(AND([.$A738]&gt;=[.B$2];[.$A738]&lt;=[.B$3]);1;0)" office:value-type="float" office:value="0" calcext:value-type="float">
            <text:p>0</text:p>
          </table:table-cell>
          <table:table-cell table:formula="of:=IF(AND([.$A738]&gt;=[.C$2];[.$A738]&lt;=[.C$3]);1;0)" office:value-type="float" office:value="0" calcext:value-type="float">
            <text:p>0</text:p>
          </table:table-cell>
          <table:table-cell table:formula="of:=IF(AND([.$A738]&gt;=[.D$2];[.$A738]&lt;=[.D$3]);1;0)" office:value-type="float" office:value="0" calcext:value-type="float">
            <text:p>0</text:p>
          </table:table-cell>
          <table:table-cell table:formula="of:=IF(AND([.$A738]&gt;=[.E$2];[.$A738]&lt;=[.E$3]);1;0)" office:value-type="float" office:value="1" calcext:value-type="float">
            <text:p>1</text:p>
          </table:table-cell>
          <table:table-cell table:formula="of:=IF(AND([.$A738]&gt;=[.F$2];[.$A738]&lt;=[.F$3]);1;0)" office:value-type="float" office:value="0" calcext:value-type="float">
            <text:p>0</text:p>
          </table:table-cell>
          <table:table-cell table:formula="of:=IF(AND([.$A738]&gt;=[.G$2];[.$A738]&lt;=[.G$3]);1;0)" office:value-type="float" office:value="0" calcext:value-type="float">
            <text:p>0</text:p>
          </table:table-cell>
          <table:table-cell/>
          <table:table-cell office:value-type="float" office:value="0.723311" calcext:value-type="float">
            <text:p>0.723311</text:p>
          </table:table-cell>
          <table:table-cell table:formula="of:=IF(AND([.$A738]&gt;=[.J$2];[.$A738]&lt;=[.J$3]);1;0)" office:value-type="float" office:value="0" calcext:value-type="float">
            <text:p>0</text:p>
          </table:table-cell>
          <table:table-cell table:formula="of:=IF(AND([.$A738]&gt;=[.K$2];[.$A738]&lt;=[.K$3]);1;0)" office:value-type="float" office:value="0" calcext:value-type="float">
            <text:p>0</text:p>
          </table:table-cell>
          <table:table-cell table:formula="of:=IF(AND([.$A738]&gt;=[.L$2];[.$A738]&lt;=[.L$3]);1;0)" office:value-type="float" office:value="0" calcext:value-type="float">
            <text:p>0</text:p>
          </table:table-cell>
          <table:table-cell table:formula="of:=IF(AND([.$A738]&gt;=[.M$2];[.$A738]&lt;=[.M$3]);1;0)" office:value-type="float" office:value="1" calcext:value-type="float">
            <text:p>1</text:p>
          </table:table-cell>
          <table:table-cell table:formula="of:=IF(AND([.$A738]&gt;=[.N$2];[.$A738]&lt;=[.N$3]);1;0)" office:value-type="float" office:value="0" calcext:value-type="float">
            <text:p>0</text:p>
          </table:table-cell>
          <table:table-cell table:formula="of:=IF(AND([.$A738]&gt;=[.O$2];[.$A7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631" calcext:value-type="float">
            <text:p>1.47631</text:p>
          </table:table-cell>
          <table:table-cell table:formula="of:=IF(AND([.$A739]&gt;=[.B$2];[.$A739]&lt;=[.B$3]);1;0)" office:value-type="float" office:value="0" calcext:value-type="float">
            <text:p>0</text:p>
          </table:table-cell>
          <table:table-cell table:formula="of:=IF(AND([.$A739]&gt;=[.C$2];[.$A739]&lt;=[.C$3]);1;0)" office:value-type="float" office:value="0" calcext:value-type="float">
            <text:p>0</text:p>
          </table:table-cell>
          <table:table-cell table:formula="of:=IF(AND([.$A739]&gt;=[.D$2];[.$A739]&lt;=[.D$3]);1;0)" office:value-type="float" office:value="0" calcext:value-type="float">
            <text:p>0</text:p>
          </table:table-cell>
          <table:table-cell table:formula="of:=IF(AND([.$A739]&gt;=[.E$2];[.$A739]&lt;=[.E$3]);1;0)" office:value-type="float" office:value="0" calcext:value-type="float">
            <text:p>0</text:p>
          </table:table-cell>
          <table:table-cell table:formula="of:=IF(AND([.$A739]&gt;=[.F$2];[.$A739]&lt;=[.F$3]);1;0)" office:value-type="float" office:value="1" calcext:value-type="float">
            <text:p>1</text:p>
          </table:table-cell>
          <table:table-cell table:formula="of:=IF(AND([.$A739]&gt;=[.G$2];[.$A739]&lt;=[.G$3]);1;0)" office:value-type="float" office:value="0" calcext:value-type="float">
            <text:p>0</text:p>
          </table:table-cell>
          <table:table-cell/>
          <table:table-cell office:value-type="float" office:value="1.36398" calcext:value-type="float">
            <text:p>1.36398</text:p>
          </table:table-cell>
          <table:table-cell table:formula="of:=IF(AND([.$A739]&gt;=[.J$2];[.$A739]&lt;=[.J$3]);1;0)" office:value-type="float" office:value="0" calcext:value-type="float">
            <text:p>0</text:p>
          </table:table-cell>
          <table:table-cell table:formula="of:=IF(AND([.$A739]&gt;=[.K$2];[.$A739]&lt;=[.K$3]);1;0)" office:value-type="float" office:value="0" calcext:value-type="float">
            <text:p>0</text:p>
          </table:table-cell>
          <table:table-cell table:formula="of:=IF(AND([.$A739]&gt;=[.L$2];[.$A739]&lt;=[.L$3]);1;0)" office:value-type="float" office:value="0" calcext:value-type="float">
            <text:p>0</text:p>
          </table:table-cell>
          <table:table-cell table:formula="of:=IF(AND([.$A739]&gt;=[.M$2];[.$A739]&lt;=[.M$3]);1;0)" office:value-type="float" office:value="0" calcext:value-type="float">
            <text:p>0</text:p>
          </table:table-cell>
          <table:table-cell table:formula="of:=IF(AND([.$A739]&gt;=[.N$2];[.$A739]&lt;=[.N$3]);1;0)" office:value-type="float" office:value="1" calcext:value-type="float">
            <text:p>1</text:p>
          </table:table-cell>
          <table:table-cell table:formula="of:=IF(AND([.$A739]&gt;=[.O$2];[.$A7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315" calcext:value-type="float">
            <text:p>0.188315</text:p>
          </table:table-cell>
          <table:table-cell table:formula="of:=IF(AND([.$A740]&gt;=[.B$2];[.$A740]&lt;=[.B$3]);1;0)" office:value-type="float" office:value="0" calcext:value-type="float">
            <text:p>0</text:p>
          </table:table-cell>
          <table:table-cell table:formula="of:=IF(AND([.$A740]&gt;=[.C$2];[.$A740]&lt;=[.C$3]);1;0)" office:value-type="float" office:value="0" calcext:value-type="float">
            <text:p>0</text:p>
          </table:table-cell>
          <table:table-cell table:formula="of:=IF(AND([.$A740]&gt;=[.D$2];[.$A740]&lt;=[.D$3]);1;0)" office:value-type="float" office:value="0" calcext:value-type="float">
            <text:p>0</text:p>
          </table:table-cell>
          <table:table-cell table:formula="of:=IF(AND([.$A740]&gt;=[.E$2];[.$A740]&lt;=[.E$3]);1;0)" office:value-type="float" office:value="1" calcext:value-type="float">
            <text:p>1</text:p>
          </table:table-cell>
          <table:table-cell table:formula="of:=IF(AND([.$A740]&gt;=[.F$2];[.$A740]&lt;=[.F$3]);1;0)" office:value-type="float" office:value="0" calcext:value-type="float">
            <text:p>0</text:p>
          </table:table-cell>
          <table:table-cell table:formula="of:=IF(AND([.$A740]&gt;=[.G$2];[.$A740]&lt;=[.G$3]);1;0)" office:value-type="float" office:value="0" calcext:value-type="float">
            <text:p>0</text:p>
          </table:table-cell>
          <table:table-cell/>
          <table:table-cell office:value-type="float" office:value="0.184939" calcext:value-type="float">
            <text:p>0.184939</text:p>
          </table:table-cell>
          <table:table-cell table:formula="of:=IF(AND([.$A740]&gt;=[.J$2];[.$A740]&lt;=[.J$3]);1;0)" office:value-type="float" office:value="0" calcext:value-type="float">
            <text:p>0</text:p>
          </table:table-cell>
          <table:table-cell table:formula="of:=IF(AND([.$A740]&gt;=[.K$2];[.$A740]&lt;=[.K$3]);1;0)" office:value-type="float" office:value="0" calcext:value-type="float">
            <text:p>0</text:p>
          </table:table-cell>
          <table:table-cell table:formula="of:=IF(AND([.$A740]&gt;=[.L$2];[.$A740]&lt;=[.L$3]);1;0)" office:value-type="float" office:value="0" calcext:value-type="float">
            <text:p>0</text:p>
          </table:table-cell>
          <table:table-cell table:formula="of:=IF(AND([.$A740]&gt;=[.M$2];[.$A740]&lt;=[.M$3]);1;0)" office:value-type="float" office:value="1" calcext:value-type="float">
            <text:p>1</text:p>
          </table:table-cell>
          <table:table-cell table:formula="of:=IF(AND([.$A740]&gt;=[.N$2];[.$A740]&lt;=[.N$3]);1;0)" office:value-type="float" office:value="0" calcext:value-type="float">
            <text:p>0</text:p>
          </table:table-cell>
          <table:table-cell table:formula="of:=IF(AND([.$A740]&gt;=[.O$2];[.$A7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4622" calcext:value-type="float">
            <text:p>-1.54622</text:p>
          </table:table-cell>
          <table:table-cell table:formula="of:=IF(AND([.$A741]&gt;=[.B$2];[.$A741]&lt;=[.B$3]);1;0)" office:value-type="float" office:value="0" calcext:value-type="float">
            <text:p>0</text:p>
          </table:table-cell>
          <table:table-cell table:formula="of:=IF(AND([.$A741]&gt;=[.C$2];[.$A741]&lt;=[.C$3]);1;0)" office:value-type="float" office:value="1" calcext:value-type="float">
            <text:p>1</text:p>
          </table:table-cell>
          <table:table-cell table:formula="of:=IF(AND([.$A741]&gt;=[.D$2];[.$A741]&lt;=[.D$3]);1;0)" office:value-type="float" office:value="0" calcext:value-type="float">
            <text:p>0</text:p>
          </table:table-cell>
          <table:table-cell table:formula="of:=IF(AND([.$A741]&gt;=[.E$2];[.$A741]&lt;=[.E$3]);1;0)" office:value-type="float" office:value="0" calcext:value-type="float">
            <text:p>0</text:p>
          </table:table-cell>
          <table:table-cell table:formula="of:=IF(AND([.$A741]&gt;=[.F$2];[.$A741]&lt;=[.F$3]);1;0)" office:value-type="float" office:value="0" calcext:value-type="float">
            <text:p>0</text:p>
          </table:table-cell>
          <table:table-cell table:formula="of:=IF(AND([.$A741]&gt;=[.G$2];[.$A741]&lt;=[.G$3]);1;0)" office:value-type="float" office:value="0" calcext:value-type="float">
            <text:p>0</text:p>
          </table:table-cell>
          <table:table-cell/>
          <table:table-cell office:value-type="float" office:value="-0.573309" calcext:value-type="float">
            <text:p>-0.573309</text:p>
          </table:table-cell>
          <table:table-cell table:formula="of:=IF(AND([.$A741]&gt;=[.J$2];[.$A741]&lt;=[.J$3]);1;0)" office:value-type="float" office:value="0" calcext:value-type="float">
            <text:p>0</text:p>
          </table:table-cell>
          <table:table-cell table:formula="of:=IF(AND([.$A741]&gt;=[.K$2];[.$A741]&lt;=[.K$3]);1;0)" office:value-type="float" office:value="1" calcext:value-type="float">
            <text:p>1</text:p>
          </table:table-cell>
          <table:table-cell table:formula="of:=IF(AND([.$A741]&gt;=[.L$2];[.$A741]&lt;=[.L$3]);1;0)" office:value-type="float" office:value="0" calcext:value-type="float">
            <text:p>0</text:p>
          </table:table-cell>
          <table:table-cell table:formula="of:=IF(AND([.$A741]&gt;=[.M$2];[.$A741]&lt;=[.M$3]);1;0)" office:value-type="float" office:value="0" calcext:value-type="float">
            <text:p>0</text:p>
          </table:table-cell>
          <table:table-cell table:formula="of:=IF(AND([.$A741]&gt;=[.N$2];[.$A741]&lt;=[.N$3]);1;0)" office:value-type="float" office:value="0" calcext:value-type="float">
            <text:p>0</text:p>
          </table:table-cell>
          <table:table-cell table:formula="of:=IF(AND([.$A741]&gt;=[.O$2];[.$A7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6506" calcext:value-type="float">
            <text:p>0.0656506</text:p>
          </table:table-cell>
          <table:table-cell table:formula="of:=IF(AND([.$A742]&gt;=[.B$2];[.$A742]&lt;=[.B$3]);1;0)" office:value-type="float" office:value="0" calcext:value-type="float">
            <text:p>0</text:p>
          </table:table-cell>
          <table:table-cell table:formula="of:=IF(AND([.$A742]&gt;=[.C$2];[.$A742]&lt;=[.C$3]);1;0)" office:value-type="float" office:value="0" calcext:value-type="float">
            <text:p>0</text:p>
          </table:table-cell>
          <table:table-cell table:formula="of:=IF(AND([.$A742]&gt;=[.D$2];[.$A742]&lt;=[.D$3]);1;0)" office:value-type="float" office:value="0" calcext:value-type="float">
            <text:p>0</text:p>
          </table:table-cell>
          <table:table-cell table:formula="of:=IF(AND([.$A742]&gt;=[.E$2];[.$A742]&lt;=[.E$3]);1;0)" office:value-type="float" office:value="1" calcext:value-type="float">
            <text:p>1</text:p>
          </table:table-cell>
          <table:table-cell table:formula="of:=IF(AND([.$A742]&gt;=[.F$2];[.$A742]&lt;=[.F$3]);1;0)" office:value-type="float" office:value="0" calcext:value-type="float">
            <text:p>0</text:p>
          </table:table-cell>
          <table:table-cell table:formula="of:=IF(AND([.$A742]&gt;=[.G$2];[.$A742]&lt;=[.G$3]);1;0)" office:value-type="float" office:value="0" calcext:value-type="float">
            <text:p>0</text:p>
          </table:table-cell>
          <table:table-cell/>
          <table:table-cell office:value-type="float" office:value="-0.525566" calcext:value-type="float">
            <text:p>-0.525566</text:p>
          </table:table-cell>
          <table:table-cell table:formula="of:=IF(AND([.$A742]&gt;=[.J$2];[.$A742]&lt;=[.J$3]);1;0)" office:value-type="float" office:value="0" calcext:value-type="float">
            <text:p>0</text:p>
          </table:table-cell>
          <table:table-cell table:formula="of:=IF(AND([.$A742]&gt;=[.K$2];[.$A742]&lt;=[.K$3]);1;0)" office:value-type="float" office:value="0" calcext:value-type="float">
            <text:p>0</text:p>
          </table:table-cell>
          <table:table-cell table:formula="of:=IF(AND([.$A742]&gt;=[.L$2];[.$A742]&lt;=[.L$3]);1;0)" office:value-type="float" office:value="0" calcext:value-type="float">
            <text:p>0</text:p>
          </table:table-cell>
          <table:table-cell table:formula="of:=IF(AND([.$A742]&gt;=[.M$2];[.$A742]&lt;=[.M$3]);1;0)" office:value-type="float" office:value="1" calcext:value-type="float">
            <text:p>1</text:p>
          </table:table-cell>
          <table:table-cell table:formula="of:=IF(AND([.$A742]&gt;=[.N$2];[.$A742]&lt;=[.N$3]);1;0)" office:value-type="float" office:value="0" calcext:value-type="float">
            <text:p>0</text:p>
          </table:table-cell>
          <table:table-cell table:formula="of:=IF(AND([.$A742]&gt;=[.O$2];[.$A7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023" calcext:value-type="float">
            <text:p>0.930023</text:p>
          </table:table-cell>
          <table:table-cell table:formula="of:=IF(AND([.$A743]&gt;=[.B$2];[.$A743]&lt;=[.B$3]);1;0)" office:value-type="float" office:value="0" calcext:value-type="float">
            <text:p>0</text:p>
          </table:table-cell>
          <table:table-cell table:formula="of:=IF(AND([.$A743]&gt;=[.C$2];[.$A743]&lt;=[.C$3]);1;0)" office:value-type="float" office:value="0" calcext:value-type="float">
            <text:p>0</text:p>
          </table:table-cell>
          <table:table-cell table:formula="of:=IF(AND([.$A743]&gt;=[.D$2];[.$A743]&lt;=[.D$3]);1;0)" office:value-type="float" office:value="0" calcext:value-type="float">
            <text:p>0</text:p>
          </table:table-cell>
          <table:table-cell table:formula="of:=IF(AND([.$A743]&gt;=[.E$2];[.$A743]&lt;=[.E$3]);1;0)" office:value-type="float" office:value="1" calcext:value-type="float">
            <text:p>1</text:p>
          </table:table-cell>
          <table:table-cell table:formula="of:=IF(AND([.$A743]&gt;=[.F$2];[.$A743]&lt;=[.F$3]);1;0)" office:value-type="float" office:value="0" calcext:value-type="float">
            <text:p>0</text:p>
          </table:table-cell>
          <table:table-cell table:formula="of:=IF(AND([.$A743]&gt;=[.G$2];[.$A743]&lt;=[.G$3]);1;0)" office:value-type="float" office:value="0" calcext:value-type="float">
            <text:p>0</text:p>
          </table:table-cell>
          <table:table-cell/>
          <table:table-cell office:value-type="float" office:value="-0.161876" calcext:value-type="float">
            <text:p>-0.161876</text:p>
          </table:table-cell>
          <table:table-cell table:formula="of:=IF(AND([.$A743]&gt;=[.J$2];[.$A743]&lt;=[.J$3]);1;0)" office:value-type="float" office:value="0" calcext:value-type="float">
            <text:p>0</text:p>
          </table:table-cell>
          <table:table-cell table:formula="of:=IF(AND([.$A743]&gt;=[.K$2];[.$A743]&lt;=[.K$3]);1;0)" office:value-type="float" office:value="0" calcext:value-type="float">
            <text:p>0</text:p>
          </table:table-cell>
          <table:table-cell table:formula="of:=IF(AND([.$A743]&gt;=[.L$2];[.$A743]&lt;=[.L$3]);1;0)" office:value-type="float" office:value="0" calcext:value-type="float">
            <text:p>0</text:p>
          </table:table-cell>
          <table:table-cell table:formula="of:=IF(AND([.$A743]&gt;=[.M$2];[.$A743]&lt;=[.M$3]);1;0)" office:value-type="float" office:value="1" calcext:value-type="float">
            <text:p>1</text:p>
          </table:table-cell>
          <table:table-cell table:formula="of:=IF(AND([.$A743]&gt;=[.N$2];[.$A743]&lt;=[.N$3]);1;0)" office:value-type="float" office:value="0" calcext:value-type="float">
            <text:p>0</text:p>
          </table:table-cell>
          <table:table-cell table:formula="of:=IF(AND([.$A743]&gt;=[.O$2];[.$A7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28872" calcext:value-type="float">
            <text:p>-0.0928872</text:p>
          </table:table-cell>
          <table:table-cell table:formula="of:=IF(AND([.$A744]&gt;=[.B$2];[.$A744]&lt;=[.B$3]);1;0)" office:value-type="float" office:value="0" calcext:value-type="float">
            <text:p>0</text:p>
          </table:table-cell>
          <table:table-cell table:formula="of:=IF(AND([.$A744]&gt;=[.C$2];[.$A744]&lt;=[.C$3]);1;0)" office:value-type="float" office:value="0" calcext:value-type="float">
            <text:p>0</text:p>
          </table:table-cell>
          <table:table-cell table:formula="of:=IF(AND([.$A744]&gt;=[.D$2];[.$A744]&lt;=[.D$3]);1;0)" office:value-type="float" office:value="1" calcext:value-type="float">
            <text:p>1</text:p>
          </table:table-cell>
          <table:table-cell table:formula="of:=IF(AND([.$A744]&gt;=[.E$2];[.$A744]&lt;=[.E$3]);1;0)" office:value-type="float" office:value="0" calcext:value-type="float">
            <text:p>0</text:p>
          </table:table-cell>
          <table:table-cell table:formula="of:=IF(AND([.$A744]&gt;=[.F$2];[.$A744]&lt;=[.F$3]);1;0)" office:value-type="float" office:value="0" calcext:value-type="float">
            <text:p>0</text:p>
          </table:table-cell>
          <table:table-cell table:formula="of:=IF(AND([.$A744]&gt;=[.G$2];[.$A744]&lt;=[.G$3]);1;0)" office:value-type="float" office:value="0" calcext:value-type="float">
            <text:p>0</text:p>
          </table:table-cell>
          <table:table-cell/>
          <table:table-cell office:value-type="float" office:value="0.761367" calcext:value-type="float">
            <text:p>0.761367</text:p>
          </table:table-cell>
          <table:table-cell table:formula="of:=IF(AND([.$A744]&gt;=[.J$2];[.$A744]&lt;=[.J$3]);1;0)" office:value-type="float" office:value="0" calcext:value-type="float">
            <text:p>0</text:p>
          </table:table-cell>
          <table:table-cell table:formula="of:=IF(AND([.$A744]&gt;=[.K$2];[.$A744]&lt;=[.K$3]);1;0)" office:value-type="float" office:value="0" calcext:value-type="float">
            <text:p>0</text:p>
          </table:table-cell>
          <table:table-cell table:formula="of:=IF(AND([.$A744]&gt;=[.L$2];[.$A744]&lt;=[.L$3]);1;0)" office:value-type="float" office:value="1" calcext:value-type="float">
            <text:p>1</text:p>
          </table:table-cell>
          <table:table-cell table:formula="of:=IF(AND([.$A744]&gt;=[.M$2];[.$A744]&lt;=[.M$3]);1;0)" office:value-type="float" office:value="0" calcext:value-type="float">
            <text:p>0</text:p>
          </table:table-cell>
          <table:table-cell table:formula="of:=IF(AND([.$A744]&gt;=[.N$2];[.$A744]&lt;=[.N$3]);1;0)" office:value-type="float" office:value="0" calcext:value-type="float">
            <text:p>0</text:p>
          </table:table-cell>
          <table:table-cell table:formula="of:=IF(AND([.$A744]&gt;=[.O$2];[.$A7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3005" calcext:value-type="float">
            <text:p>0.573005</text:p>
          </table:table-cell>
          <table:table-cell table:formula="of:=IF(AND([.$A745]&gt;=[.B$2];[.$A745]&lt;=[.B$3]);1;0)" office:value-type="float" office:value="0" calcext:value-type="float">
            <text:p>0</text:p>
          </table:table-cell>
          <table:table-cell table:formula="of:=IF(AND([.$A745]&gt;=[.C$2];[.$A745]&lt;=[.C$3]);1;0)" office:value-type="float" office:value="0" calcext:value-type="float">
            <text:p>0</text:p>
          </table:table-cell>
          <table:table-cell table:formula="of:=IF(AND([.$A745]&gt;=[.D$2];[.$A745]&lt;=[.D$3]);1;0)" office:value-type="float" office:value="0" calcext:value-type="float">
            <text:p>0</text:p>
          </table:table-cell>
          <table:table-cell table:formula="of:=IF(AND([.$A745]&gt;=[.E$2];[.$A745]&lt;=[.E$3]);1;0)" office:value-type="float" office:value="1" calcext:value-type="float">
            <text:p>1</text:p>
          </table:table-cell>
          <table:table-cell table:formula="of:=IF(AND([.$A745]&gt;=[.F$2];[.$A745]&lt;=[.F$3]);1;0)" office:value-type="float" office:value="0" calcext:value-type="float">
            <text:p>0</text:p>
          </table:table-cell>
          <table:table-cell table:formula="of:=IF(AND([.$A745]&gt;=[.G$2];[.$A745]&lt;=[.G$3]);1;0)" office:value-type="float" office:value="0" calcext:value-type="float">
            <text:p>0</text:p>
          </table:table-cell>
          <table:table-cell/>
          <table:table-cell office:value-type="float" office:value="-0.786609" calcext:value-type="float">
            <text:p>-0.786609</text:p>
          </table:table-cell>
          <table:table-cell table:formula="of:=IF(AND([.$A745]&gt;=[.J$2];[.$A745]&lt;=[.J$3]);1;0)" office:value-type="float" office:value="0" calcext:value-type="float">
            <text:p>0</text:p>
          </table:table-cell>
          <table:table-cell table:formula="of:=IF(AND([.$A745]&gt;=[.K$2];[.$A745]&lt;=[.K$3]);1;0)" office:value-type="float" office:value="0" calcext:value-type="float">
            <text:p>0</text:p>
          </table:table-cell>
          <table:table-cell table:formula="of:=IF(AND([.$A745]&gt;=[.L$2];[.$A745]&lt;=[.L$3]);1;0)" office:value-type="float" office:value="0" calcext:value-type="float">
            <text:p>0</text:p>
          </table:table-cell>
          <table:table-cell table:formula="of:=IF(AND([.$A745]&gt;=[.M$2];[.$A745]&lt;=[.M$3]);1;0)" office:value-type="float" office:value="1" calcext:value-type="float">
            <text:p>1</text:p>
          </table:table-cell>
          <table:table-cell table:formula="of:=IF(AND([.$A745]&gt;=[.N$2];[.$A745]&lt;=[.N$3]);1;0)" office:value-type="float" office:value="0" calcext:value-type="float">
            <text:p>0</text:p>
          </table:table-cell>
          <table:table-cell table:formula="of:=IF(AND([.$A745]&gt;=[.O$2];[.$A7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491" calcext:value-type="float">
            <text:p>-0.185491</text:p>
          </table:table-cell>
          <table:table-cell table:formula="of:=IF(AND([.$A746]&gt;=[.B$2];[.$A746]&lt;=[.B$3]);1;0)" office:value-type="float" office:value="0" calcext:value-type="float">
            <text:p>0</text:p>
          </table:table-cell>
          <table:table-cell table:formula="of:=IF(AND([.$A746]&gt;=[.C$2];[.$A746]&lt;=[.C$3]);1;0)" office:value-type="float" office:value="0" calcext:value-type="float">
            <text:p>0</text:p>
          </table:table-cell>
          <table:table-cell table:formula="of:=IF(AND([.$A746]&gt;=[.D$2];[.$A746]&lt;=[.D$3]);1;0)" office:value-type="float" office:value="1" calcext:value-type="float">
            <text:p>1</text:p>
          </table:table-cell>
          <table:table-cell table:formula="of:=IF(AND([.$A746]&gt;=[.E$2];[.$A746]&lt;=[.E$3]);1;0)" office:value-type="float" office:value="0" calcext:value-type="float">
            <text:p>0</text:p>
          </table:table-cell>
          <table:table-cell table:formula="of:=IF(AND([.$A746]&gt;=[.F$2];[.$A746]&lt;=[.F$3]);1;0)" office:value-type="float" office:value="0" calcext:value-type="float">
            <text:p>0</text:p>
          </table:table-cell>
          <table:table-cell table:formula="of:=IF(AND([.$A746]&gt;=[.G$2];[.$A746]&lt;=[.G$3]);1;0)" office:value-type="float" office:value="0" calcext:value-type="float">
            <text:p>0</text:p>
          </table:table-cell>
          <table:table-cell/>
          <table:table-cell office:value-type="float" office:value="0.0173133" calcext:value-type="float">
            <text:p>0.0173133</text:p>
          </table:table-cell>
          <table:table-cell table:formula="of:=IF(AND([.$A746]&gt;=[.J$2];[.$A746]&lt;=[.J$3]);1;0)" office:value-type="float" office:value="0" calcext:value-type="float">
            <text:p>0</text:p>
          </table:table-cell>
          <table:table-cell table:formula="of:=IF(AND([.$A746]&gt;=[.K$2];[.$A746]&lt;=[.K$3]);1;0)" office:value-type="float" office:value="0" calcext:value-type="float">
            <text:p>0</text:p>
          </table:table-cell>
          <table:table-cell table:formula="of:=IF(AND([.$A746]&gt;=[.L$2];[.$A746]&lt;=[.L$3]);1;0)" office:value-type="float" office:value="1" calcext:value-type="float">
            <text:p>1</text:p>
          </table:table-cell>
          <table:table-cell table:formula="of:=IF(AND([.$A746]&gt;=[.M$2];[.$A746]&lt;=[.M$3]);1;0)" office:value-type="float" office:value="0" calcext:value-type="float">
            <text:p>0</text:p>
          </table:table-cell>
          <table:table-cell table:formula="of:=IF(AND([.$A746]&gt;=[.N$2];[.$A746]&lt;=[.N$3]);1;0)" office:value-type="float" office:value="0" calcext:value-type="float">
            <text:p>0</text:p>
          </table:table-cell>
          <table:table-cell table:formula="of:=IF(AND([.$A746]&gt;=[.O$2];[.$A7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008" calcext:value-type="float">
            <text:p>0.920008</text:p>
          </table:table-cell>
          <table:table-cell table:formula="of:=IF(AND([.$A747]&gt;=[.B$2];[.$A747]&lt;=[.B$3]);1;0)" office:value-type="float" office:value="0" calcext:value-type="float">
            <text:p>0</text:p>
          </table:table-cell>
          <table:table-cell table:formula="of:=IF(AND([.$A747]&gt;=[.C$2];[.$A747]&lt;=[.C$3]);1;0)" office:value-type="float" office:value="0" calcext:value-type="float">
            <text:p>0</text:p>
          </table:table-cell>
          <table:table-cell table:formula="of:=IF(AND([.$A747]&gt;=[.D$2];[.$A747]&lt;=[.D$3]);1;0)" office:value-type="float" office:value="0" calcext:value-type="float">
            <text:p>0</text:p>
          </table:table-cell>
          <table:table-cell table:formula="of:=IF(AND([.$A747]&gt;=[.E$2];[.$A747]&lt;=[.E$3]);1;0)" office:value-type="float" office:value="1" calcext:value-type="float">
            <text:p>1</text:p>
          </table:table-cell>
          <table:table-cell table:formula="of:=IF(AND([.$A747]&gt;=[.F$2];[.$A747]&lt;=[.F$3]);1;0)" office:value-type="float" office:value="0" calcext:value-type="float">
            <text:p>0</text:p>
          </table:table-cell>
          <table:table-cell table:formula="of:=IF(AND([.$A747]&gt;=[.G$2];[.$A747]&lt;=[.G$3]);1;0)" office:value-type="float" office:value="0" calcext:value-type="float">
            <text:p>0</text:p>
          </table:table-cell>
          <table:table-cell/>
          <table:table-cell office:value-type="float" office:value="-0.310812" calcext:value-type="float">
            <text:p>-0.310812</text:p>
          </table:table-cell>
          <table:table-cell table:formula="of:=IF(AND([.$A747]&gt;=[.J$2];[.$A747]&lt;=[.J$3]);1;0)" office:value-type="float" office:value="0" calcext:value-type="float">
            <text:p>0</text:p>
          </table:table-cell>
          <table:table-cell table:formula="of:=IF(AND([.$A747]&gt;=[.K$2];[.$A747]&lt;=[.K$3]);1;0)" office:value-type="float" office:value="0" calcext:value-type="float">
            <text:p>0</text:p>
          </table:table-cell>
          <table:table-cell table:formula="of:=IF(AND([.$A747]&gt;=[.L$2];[.$A747]&lt;=[.L$3]);1;0)" office:value-type="float" office:value="0" calcext:value-type="float">
            <text:p>0</text:p>
          </table:table-cell>
          <table:table-cell table:formula="of:=IF(AND([.$A747]&gt;=[.M$2];[.$A747]&lt;=[.M$3]);1;0)" office:value-type="float" office:value="1" calcext:value-type="float">
            <text:p>1</text:p>
          </table:table-cell>
          <table:table-cell table:formula="of:=IF(AND([.$A747]&gt;=[.N$2];[.$A747]&lt;=[.N$3]);1;0)" office:value-type="float" office:value="0" calcext:value-type="float">
            <text:p>0</text:p>
          </table:table-cell>
          <table:table-cell table:formula="of:=IF(AND([.$A747]&gt;=[.O$2];[.$A7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4308" calcext:value-type="float">
            <text:p>-1.34308</text:p>
          </table:table-cell>
          <table:table-cell table:formula="of:=IF(AND([.$A748]&gt;=[.B$2];[.$A748]&lt;=[.B$3]);1;0)" office:value-type="float" office:value="0" calcext:value-type="float">
            <text:p>0</text:p>
          </table:table-cell>
          <table:table-cell table:formula="of:=IF(AND([.$A748]&gt;=[.C$2];[.$A748]&lt;=[.C$3]);1;0)" office:value-type="float" office:value="1" calcext:value-type="float">
            <text:p>1</text:p>
          </table:table-cell>
          <table:table-cell table:formula="of:=IF(AND([.$A748]&gt;=[.D$2];[.$A748]&lt;=[.D$3]);1;0)" office:value-type="float" office:value="0" calcext:value-type="float">
            <text:p>0</text:p>
          </table:table-cell>
          <table:table-cell table:formula="of:=IF(AND([.$A748]&gt;=[.E$2];[.$A748]&lt;=[.E$3]);1;0)" office:value-type="float" office:value="0" calcext:value-type="float">
            <text:p>0</text:p>
          </table:table-cell>
          <table:table-cell table:formula="of:=IF(AND([.$A748]&gt;=[.F$2];[.$A748]&lt;=[.F$3]);1;0)" office:value-type="float" office:value="0" calcext:value-type="float">
            <text:p>0</text:p>
          </table:table-cell>
          <table:table-cell table:formula="of:=IF(AND([.$A748]&gt;=[.G$2];[.$A748]&lt;=[.G$3]);1;0)" office:value-type="float" office:value="0" calcext:value-type="float">
            <text:p>0</text:p>
          </table:table-cell>
          <table:table-cell/>
          <table:table-cell office:value-type="float" office:value="-0.905183" calcext:value-type="float">
            <text:p>-0.905183</text:p>
          </table:table-cell>
          <table:table-cell table:formula="of:=IF(AND([.$A748]&gt;=[.J$2];[.$A748]&lt;=[.J$3]);1;0)" office:value-type="float" office:value="0" calcext:value-type="float">
            <text:p>0</text:p>
          </table:table-cell>
          <table:table-cell table:formula="of:=IF(AND([.$A748]&gt;=[.K$2];[.$A748]&lt;=[.K$3]);1;0)" office:value-type="float" office:value="1" calcext:value-type="float">
            <text:p>1</text:p>
          </table:table-cell>
          <table:table-cell table:formula="of:=IF(AND([.$A748]&gt;=[.L$2];[.$A748]&lt;=[.L$3]);1;0)" office:value-type="float" office:value="0" calcext:value-type="float">
            <text:p>0</text:p>
          </table:table-cell>
          <table:table-cell table:formula="of:=IF(AND([.$A748]&gt;=[.M$2];[.$A748]&lt;=[.M$3]);1;0)" office:value-type="float" office:value="0" calcext:value-type="float">
            <text:p>0</text:p>
          </table:table-cell>
          <table:table-cell table:formula="of:=IF(AND([.$A748]&gt;=[.N$2];[.$A748]&lt;=[.N$3]);1;0)" office:value-type="float" office:value="0" calcext:value-type="float">
            <text:p>0</text:p>
          </table:table-cell>
          <table:table-cell table:formula="of:=IF(AND([.$A748]&gt;=[.O$2];[.$A7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8458" calcext:value-type="float">
            <text:p>0.0498458</text:p>
          </table:table-cell>
          <table:table-cell table:formula="of:=IF(AND([.$A749]&gt;=[.B$2];[.$A749]&lt;=[.B$3]);1;0)" office:value-type="float" office:value="0" calcext:value-type="float">
            <text:p>0</text:p>
          </table:table-cell>
          <table:table-cell table:formula="of:=IF(AND([.$A749]&gt;=[.C$2];[.$A749]&lt;=[.C$3]);1;0)" office:value-type="float" office:value="0" calcext:value-type="float">
            <text:p>0</text:p>
          </table:table-cell>
          <table:table-cell table:formula="of:=IF(AND([.$A749]&gt;=[.D$2];[.$A749]&lt;=[.D$3]);1;0)" office:value-type="float" office:value="0" calcext:value-type="float">
            <text:p>0</text:p>
          </table:table-cell>
          <table:table-cell table:formula="of:=IF(AND([.$A749]&gt;=[.E$2];[.$A749]&lt;=[.E$3]);1;0)" office:value-type="float" office:value="1" calcext:value-type="float">
            <text:p>1</text:p>
          </table:table-cell>
          <table:table-cell table:formula="of:=IF(AND([.$A749]&gt;=[.F$2];[.$A749]&lt;=[.F$3]);1;0)" office:value-type="float" office:value="0" calcext:value-type="float">
            <text:p>0</text:p>
          </table:table-cell>
          <table:table-cell table:formula="of:=IF(AND([.$A749]&gt;=[.G$2];[.$A749]&lt;=[.G$3]);1;0)" office:value-type="float" office:value="0" calcext:value-type="float">
            <text:p>0</text:p>
          </table:table-cell>
          <table:table-cell/>
          <table:table-cell office:value-type="float" office:value="0.232428" calcext:value-type="float">
            <text:p>0.232428</text:p>
          </table:table-cell>
          <table:table-cell table:formula="of:=IF(AND([.$A749]&gt;=[.J$2];[.$A749]&lt;=[.J$3]);1;0)" office:value-type="float" office:value="0" calcext:value-type="float">
            <text:p>0</text:p>
          </table:table-cell>
          <table:table-cell table:formula="of:=IF(AND([.$A749]&gt;=[.K$2];[.$A749]&lt;=[.K$3]);1;0)" office:value-type="float" office:value="0" calcext:value-type="float">
            <text:p>0</text:p>
          </table:table-cell>
          <table:table-cell table:formula="of:=IF(AND([.$A749]&gt;=[.L$2];[.$A749]&lt;=[.L$3]);1;0)" office:value-type="float" office:value="0" calcext:value-type="float">
            <text:p>0</text:p>
          </table:table-cell>
          <table:table-cell table:formula="of:=IF(AND([.$A749]&gt;=[.M$2];[.$A749]&lt;=[.M$3]);1;0)" office:value-type="float" office:value="1" calcext:value-type="float">
            <text:p>1</text:p>
          </table:table-cell>
          <table:table-cell table:formula="of:=IF(AND([.$A749]&gt;=[.N$2];[.$A749]&lt;=[.N$3]);1;0)" office:value-type="float" office:value="0" calcext:value-type="float">
            <text:p>0</text:p>
          </table:table-cell>
          <table:table-cell table:formula="of:=IF(AND([.$A749]&gt;=[.O$2];[.$A7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89367" calcext:value-type="float">
            <text:p>-2.89367</text:p>
          </table:table-cell>
          <table:table-cell table:formula="of:=IF(AND([.$A750]&gt;=[.B$2];[.$A750]&lt;=[.B$3]);1;0)" office:value-type="float" office:value="1" calcext:value-type="float">
            <text:p>1</text:p>
          </table:table-cell>
          <table:table-cell table:formula="of:=IF(AND([.$A750]&gt;=[.C$2];[.$A750]&lt;=[.C$3]);1;0)" office:value-type="float" office:value="0" calcext:value-type="float">
            <text:p>0</text:p>
          </table:table-cell>
          <table:table-cell table:formula="of:=IF(AND([.$A750]&gt;=[.D$2];[.$A750]&lt;=[.D$3]);1;0)" office:value-type="float" office:value="0" calcext:value-type="float">
            <text:p>0</text:p>
          </table:table-cell>
          <table:table-cell table:formula="of:=IF(AND([.$A750]&gt;=[.E$2];[.$A750]&lt;=[.E$3]);1;0)" office:value-type="float" office:value="0" calcext:value-type="float">
            <text:p>0</text:p>
          </table:table-cell>
          <table:table-cell table:formula="of:=IF(AND([.$A750]&gt;=[.F$2];[.$A750]&lt;=[.F$3]);1;0)" office:value-type="float" office:value="0" calcext:value-type="float">
            <text:p>0</text:p>
          </table:table-cell>
          <table:table-cell table:formula="of:=IF(AND([.$A750]&gt;=[.G$2];[.$A750]&lt;=[.G$3]);1;0)" office:value-type="float" office:value="0" calcext:value-type="float">
            <text:p>0</text:p>
          </table:table-cell>
          <table:table-cell/>
          <table:table-cell office:value-type="float" office:value="-0.13317" calcext:value-type="float">
            <text:p>-0.13317</text:p>
          </table:table-cell>
          <table:table-cell table:formula="of:=IF(AND([.$A750]&gt;=[.J$2];[.$A750]&lt;=[.J$3]);1;0)" office:value-type="float" office:value="1" calcext:value-type="float">
            <text:p>1</text:p>
          </table:table-cell>
          <table:table-cell table:formula="of:=IF(AND([.$A750]&gt;=[.K$2];[.$A750]&lt;=[.K$3]);1;0)" office:value-type="float" office:value="0" calcext:value-type="float">
            <text:p>0</text:p>
          </table:table-cell>
          <table:table-cell table:formula="of:=IF(AND([.$A750]&gt;=[.L$2];[.$A750]&lt;=[.L$3]);1;0)" office:value-type="float" office:value="0" calcext:value-type="float">
            <text:p>0</text:p>
          </table:table-cell>
          <table:table-cell table:formula="of:=IF(AND([.$A750]&gt;=[.M$2];[.$A750]&lt;=[.M$3]);1;0)" office:value-type="float" office:value="0" calcext:value-type="float">
            <text:p>0</text:p>
          </table:table-cell>
          <table:table-cell table:formula="of:=IF(AND([.$A750]&gt;=[.N$2];[.$A750]&lt;=[.N$3]);1;0)" office:value-type="float" office:value="0" calcext:value-type="float">
            <text:p>0</text:p>
          </table:table-cell>
          <table:table-cell table:formula="of:=IF(AND([.$A750]&gt;=[.O$2];[.$A7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1298" calcext:value-type="float">
            <text:p>-0.781298</text:p>
          </table:table-cell>
          <table:table-cell table:formula="of:=IF(AND([.$A751]&gt;=[.B$2];[.$A751]&lt;=[.B$3]);1;0)" office:value-type="float" office:value="0" calcext:value-type="float">
            <text:p>0</text:p>
          </table:table-cell>
          <table:table-cell table:formula="of:=IF(AND([.$A751]&gt;=[.C$2];[.$A751]&lt;=[.C$3]);1;0)" office:value-type="float" office:value="0" calcext:value-type="float">
            <text:p>0</text:p>
          </table:table-cell>
          <table:table-cell table:formula="of:=IF(AND([.$A751]&gt;=[.D$2];[.$A751]&lt;=[.D$3]);1;0)" office:value-type="float" office:value="1" calcext:value-type="float">
            <text:p>1</text:p>
          </table:table-cell>
          <table:table-cell table:formula="of:=IF(AND([.$A751]&gt;=[.E$2];[.$A751]&lt;=[.E$3]);1;0)" office:value-type="float" office:value="0" calcext:value-type="float">
            <text:p>0</text:p>
          </table:table-cell>
          <table:table-cell table:formula="of:=IF(AND([.$A751]&gt;=[.F$2];[.$A751]&lt;=[.F$3]);1;0)" office:value-type="float" office:value="0" calcext:value-type="float">
            <text:p>0</text:p>
          </table:table-cell>
          <table:table-cell table:formula="of:=IF(AND([.$A751]&gt;=[.G$2];[.$A751]&lt;=[.G$3]);1;0)" office:value-type="float" office:value="0" calcext:value-type="float">
            <text:p>0</text:p>
          </table:table-cell>
          <table:table-cell/>
          <table:table-cell office:value-type="float" office:value="-0.41613" calcext:value-type="float">
            <text:p>-0.41613</text:p>
          </table:table-cell>
          <table:table-cell table:formula="of:=IF(AND([.$A751]&gt;=[.J$2];[.$A751]&lt;=[.J$3]);1;0)" office:value-type="float" office:value="0" calcext:value-type="float">
            <text:p>0</text:p>
          </table:table-cell>
          <table:table-cell table:formula="of:=IF(AND([.$A751]&gt;=[.K$2];[.$A751]&lt;=[.K$3]);1;0)" office:value-type="float" office:value="0" calcext:value-type="float">
            <text:p>0</text:p>
          </table:table-cell>
          <table:table-cell table:formula="of:=IF(AND([.$A751]&gt;=[.L$2];[.$A751]&lt;=[.L$3]);1;0)" office:value-type="float" office:value="1" calcext:value-type="float">
            <text:p>1</text:p>
          </table:table-cell>
          <table:table-cell table:formula="of:=IF(AND([.$A751]&gt;=[.M$2];[.$A751]&lt;=[.M$3]);1;0)" office:value-type="float" office:value="0" calcext:value-type="float">
            <text:p>0</text:p>
          </table:table-cell>
          <table:table-cell table:formula="of:=IF(AND([.$A751]&gt;=[.N$2];[.$A751]&lt;=[.N$3]);1;0)" office:value-type="float" office:value="0" calcext:value-type="float">
            <text:p>0</text:p>
          </table:table-cell>
          <table:table-cell table:formula="of:=IF(AND([.$A751]&gt;=[.O$2];[.$A7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8988" calcext:value-type="float">
            <text:p>-0.788988</text:p>
          </table:table-cell>
          <table:table-cell table:formula="of:=IF(AND([.$A752]&gt;=[.B$2];[.$A752]&lt;=[.B$3]);1;0)" office:value-type="float" office:value="0" calcext:value-type="float">
            <text:p>0</text:p>
          </table:table-cell>
          <table:table-cell table:formula="of:=IF(AND([.$A752]&gt;=[.C$2];[.$A752]&lt;=[.C$3]);1;0)" office:value-type="float" office:value="0" calcext:value-type="float">
            <text:p>0</text:p>
          </table:table-cell>
          <table:table-cell table:formula="of:=IF(AND([.$A752]&gt;=[.D$2];[.$A752]&lt;=[.D$3]);1;0)" office:value-type="float" office:value="1" calcext:value-type="float">
            <text:p>1</text:p>
          </table:table-cell>
          <table:table-cell table:formula="of:=IF(AND([.$A752]&gt;=[.E$2];[.$A752]&lt;=[.E$3]);1;0)" office:value-type="float" office:value="0" calcext:value-type="float">
            <text:p>0</text:p>
          </table:table-cell>
          <table:table-cell table:formula="of:=IF(AND([.$A752]&gt;=[.F$2];[.$A752]&lt;=[.F$3]);1;0)" office:value-type="float" office:value="0" calcext:value-type="float">
            <text:p>0</text:p>
          </table:table-cell>
          <table:table-cell table:formula="of:=IF(AND([.$A752]&gt;=[.G$2];[.$A752]&lt;=[.G$3]);1;0)" office:value-type="float" office:value="0" calcext:value-type="float">
            <text:p>0</text:p>
          </table:table-cell>
          <table:table-cell/>
          <table:table-cell office:value-type="float" office:value="0.752644" calcext:value-type="float">
            <text:p>0.752644</text:p>
          </table:table-cell>
          <table:table-cell table:formula="of:=IF(AND([.$A752]&gt;=[.J$2];[.$A752]&lt;=[.J$3]);1;0)" office:value-type="float" office:value="0" calcext:value-type="float">
            <text:p>0</text:p>
          </table:table-cell>
          <table:table-cell table:formula="of:=IF(AND([.$A752]&gt;=[.K$2];[.$A752]&lt;=[.K$3]);1;0)" office:value-type="float" office:value="0" calcext:value-type="float">
            <text:p>0</text:p>
          </table:table-cell>
          <table:table-cell table:formula="of:=IF(AND([.$A752]&gt;=[.L$2];[.$A752]&lt;=[.L$3]);1;0)" office:value-type="float" office:value="1" calcext:value-type="float">
            <text:p>1</text:p>
          </table:table-cell>
          <table:table-cell table:formula="of:=IF(AND([.$A752]&gt;=[.M$2];[.$A752]&lt;=[.M$3]);1;0)" office:value-type="float" office:value="0" calcext:value-type="float">
            <text:p>0</text:p>
          </table:table-cell>
          <table:table-cell table:formula="of:=IF(AND([.$A752]&gt;=[.N$2];[.$A752]&lt;=[.N$3]);1;0)" office:value-type="float" office:value="0" calcext:value-type="float">
            <text:p>0</text:p>
          </table:table-cell>
          <table:table-cell table:formula="of:=IF(AND([.$A752]&gt;=[.O$2];[.$A7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364" calcext:value-type="float">
            <text:p>1.60364</text:p>
          </table:table-cell>
          <table:table-cell table:formula="of:=IF(AND([.$A753]&gt;=[.B$2];[.$A753]&lt;=[.B$3]);1;0)" office:value-type="float" office:value="0" calcext:value-type="float">
            <text:p>0</text:p>
          </table:table-cell>
          <table:table-cell table:formula="of:=IF(AND([.$A753]&gt;=[.C$2];[.$A753]&lt;=[.C$3]);1;0)" office:value-type="float" office:value="0" calcext:value-type="float">
            <text:p>0</text:p>
          </table:table-cell>
          <table:table-cell table:formula="of:=IF(AND([.$A753]&gt;=[.D$2];[.$A753]&lt;=[.D$3]);1;0)" office:value-type="float" office:value="0" calcext:value-type="float">
            <text:p>0</text:p>
          </table:table-cell>
          <table:table-cell table:formula="of:=IF(AND([.$A753]&gt;=[.E$2];[.$A753]&lt;=[.E$3]);1;0)" office:value-type="float" office:value="0" calcext:value-type="float">
            <text:p>0</text:p>
          </table:table-cell>
          <table:table-cell table:formula="of:=IF(AND([.$A753]&gt;=[.F$2];[.$A753]&lt;=[.F$3]);1;0)" office:value-type="float" office:value="1" calcext:value-type="float">
            <text:p>1</text:p>
          </table:table-cell>
          <table:table-cell table:formula="of:=IF(AND([.$A753]&gt;=[.G$2];[.$A753]&lt;=[.G$3]);1;0)" office:value-type="float" office:value="0" calcext:value-type="float">
            <text:p>0</text:p>
          </table:table-cell>
          <table:table-cell/>
          <table:table-cell office:value-type="float" office:value="0.146319" calcext:value-type="float">
            <text:p>0.146319</text:p>
          </table:table-cell>
          <table:table-cell table:formula="of:=IF(AND([.$A753]&gt;=[.J$2];[.$A753]&lt;=[.J$3]);1;0)" office:value-type="float" office:value="0" calcext:value-type="float">
            <text:p>0</text:p>
          </table:table-cell>
          <table:table-cell table:formula="of:=IF(AND([.$A753]&gt;=[.K$2];[.$A753]&lt;=[.K$3]);1;0)" office:value-type="float" office:value="0" calcext:value-type="float">
            <text:p>0</text:p>
          </table:table-cell>
          <table:table-cell table:formula="of:=IF(AND([.$A753]&gt;=[.L$2];[.$A753]&lt;=[.L$3]);1;0)" office:value-type="float" office:value="0" calcext:value-type="float">
            <text:p>0</text:p>
          </table:table-cell>
          <table:table-cell table:formula="of:=IF(AND([.$A753]&gt;=[.M$2];[.$A753]&lt;=[.M$3]);1;0)" office:value-type="float" office:value="0" calcext:value-type="float">
            <text:p>0</text:p>
          </table:table-cell>
          <table:table-cell table:formula="of:=IF(AND([.$A753]&gt;=[.N$2];[.$A753]&lt;=[.N$3]);1;0)" office:value-type="float" office:value="1" calcext:value-type="float">
            <text:p>1</text:p>
          </table:table-cell>
          <table:table-cell table:formula="of:=IF(AND([.$A753]&gt;=[.O$2];[.$A7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8269" calcext:value-type="float">
            <text:p>-1.18269</text:p>
          </table:table-cell>
          <table:table-cell table:formula="of:=IF(AND([.$A754]&gt;=[.B$2];[.$A754]&lt;=[.B$3]);1;0)" office:value-type="float" office:value="0" calcext:value-type="float">
            <text:p>0</text:p>
          </table:table-cell>
          <table:table-cell table:formula="of:=IF(AND([.$A754]&gt;=[.C$2];[.$A754]&lt;=[.C$3]);1;0)" office:value-type="float" office:value="1" calcext:value-type="float">
            <text:p>1</text:p>
          </table:table-cell>
          <table:table-cell table:formula="of:=IF(AND([.$A754]&gt;=[.D$2];[.$A754]&lt;=[.D$3]);1;0)" office:value-type="float" office:value="0" calcext:value-type="float">
            <text:p>0</text:p>
          </table:table-cell>
          <table:table-cell table:formula="of:=IF(AND([.$A754]&gt;=[.E$2];[.$A754]&lt;=[.E$3]);1;0)" office:value-type="float" office:value="0" calcext:value-type="float">
            <text:p>0</text:p>
          </table:table-cell>
          <table:table-cell table:formula="of:=IF(AND([.$A754]&gt;=[.F$2];[.$A754]&lt;=[.F$3]);1;0)" office:value-type="float" office:value="0" calcext:value-type="float">
            <text:p>0</text:p>
          </table:table-cell>
          <table:table-cell table:formula="of:=IF(AND([.$A754]&gt;=[.G$2];[.$A754]&lt;=[.G$3]);1;0)" office:value-type="float" office:value="0" calcext:value-type="float">
            <text:p>0</text:p>
          </table:table-cell>
          <table:table-cell/>
          <table:table-cell office:value-type="float" office:value="0.471495" calcext:value-type="float">
            <text:p>0.471495</text:p>
          </table:table-cell>
          <table:table-cell table:formula="of:=IF(AND([.$A754]&gt;=[.J$2];[.$A754]&lt;=[.J$3]);1;0)" office:value-type="float" office:value="0" calcext:value-type="float">
            <text:p>0</text:p>
          </table:table-cell>
          <table:table-cell table:formula="of:=IF(AND([.$A754]&gt;=[.K$2];[.$A754]&lt;=[.K$3]);1;0)" office:value-type="float" office:value="1" calcext:value-type="float">
            <text:p>1</text:p>
          </table:table-cell>
          <table:table-cell table:formula="of:=IF(AND([.$A754]&gt;=[.L$2];[.$A754]&lt;=[.L$3]);1;0)" office:value-type="float" office:value="0" calcext:value-type="float">
            <text:p>0</text:p>
          </table:table-cell>
          <table:table-cell table:formula="of:=IF(AND([.$A754]&gt;=[.M$2];[.$A754]&lt;=[.M$3]);1;0)" office:value-type="float" office:value="0" calcext:value-type="float">
            <text:p>0</text:p>
          </table:table-cell>
          <table:table-cell table:formula="of:=IF(AND([.$A754]&gt;=[.N$2];[.$A754]&lt;=[.N$3]);1;0)" office:value-type="float" office:value="0" calcext:value-type="float">
            <text:p>0</text:p>
          </table:table-cell>
          <table:table-cell table:formula="of:=IF(AND([.$A754]&gt;=[.O$2];[.$A7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0295" calcext:value-type="float">
            <text:p>0.210295</text:p>
          </table:table-cell>
          <table:table-cell table:formula="of:=IF(AND([.$A755]&gt;=[.B$2];[.$A755]&lt;=[.B$3]);1;0)" office:value-type="float" office:value="0" calcext:value-type="float">
            <text:p>0</text:p>
          </table:table-cell>
          <table:table-cell table:formula="of:=IF(AND([.$A755]&gt;=[.C$2];[.$A755]&lt;=[.C$3]);1;0)" office:value-type="float" office:value="0" calcext:value-type="float">
            <text:p>0</text:p>
          </table:table-cell>
          <table:table-cell table:formula="of:=IF(AND([.$A755]&gt;=[.D$2];[.$A755]&lt;=[.D$3]);1;0)" office:value-type="float" office:value="0" calcext:value-type="float">
            <text:p>0</text:p>
          </table:table-cell>
          <table:table-cell table:formula="of:=IF(AND([.$A755]&gt;=[.E$2];[.$A755]&lt;=[.E$3]);1;0)" office:value-type="float" office:value="1" calcext:value-type="float">
            <text:p>1</text:p>
          </table:table-cell>
          <table:table-cell table:formula="of:=IF(AND([.$A755]&gt;=[.F$2];[.$A755]&lt;=[.F$3]);1;0)" office:value-type="float" office:value="0" calcext:value-type="float">
            <text:p>0</text:p>
          </table:table-cell>
          <table:table-cell table:formula="of:=IF(AND([.$A755]&gt;=[.G$2];[.$A755]&lt;=[.G$3]);1;0)" office:value-type="float" office:value="0" calcext:value-type="float">
            <text:p>0</text:p>
          </table:table-cell>
          <table:table-cell/>
          <table:table-cell office:value-type="float" office:value="-0.0393941" calcext:value-type="float">
            <text:p>-0.0393941</text:p>
          </table:table-cell>
          <table:table-cell table:formula="of:=IF(AND([.$A755]&gt;=[.J$2];[.$A755]&lt;=[.J$3]);1;0)" office:value-type="float" office:value="0" calcext:value-type="float">
            <text:p>0</text:p>
          </table:table-cell>
          <table:table-cell table:formula="of:=IF(AND([.$A755]&gt;=[.K$2];[.$A755]&lt;=[.K$3]);1;0)" office:value-type="float" office:value="0" calcext:value-type="float">
            <text:p>0</text:p>
          </table:table-cell>
          <table:table-cell table:formula="of:=IF(AND([.$A755]&gt;=[.L$2];[.$A755]&lt;=[.L$3]);1;0)" office:value-type="float" office:value="0" calcext:value-type="float">
            <text:p>0</text:p>
          </table:table-cell>
          <table:table-cell table:formula="of:=IF(AND([.$A755]&gt;=[.M$2];[.$A755]&lt;=[.M$3]);1;0)" office:value-type="float" office:value="1" calcext:value-type="float">
            <text:p>1</text:p>
          </table:table-cell>
          <table:table-cell table:formula="of:=IF(AND([.$A755]&gt;=[.N$2];[.$A755]&lt;=[.N$3]);1;0)" office:value-type="float" office:value="0" calcext:value-type="float">
            <text:p>0</text:p>
          </table:table-cell>
          <table:table-cell table:formula="of:=IF(AND([.$A755]&gt;=[.O$2];[.$A7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1823" calcext:value-type="float">
            <text:p>-1.41823</text:p>
          </table:table-cell>
          <table:table-cell table:formula="of:=IF(AND([.$A756]&gt;=[.B$2];[.$A756]&lt;=[.B$3]);1;0)" office:value-type="float" office:value="0" calcext:value-type="float">
            <text:p>0</text:p>
          </table:table-cell>
          <table:table-cell table:formula="of:=IF(AND([.$A756]&gt;=[.C$2];[.$A756]&lt;=[.C$3]);1;0)" office:value-type="float" office:value="1" calcext:value-type="float">
            <text:p>1</text:p>
          </table:table-cell>
          <table:table-cell table:formula="of:=IF(AND([.$A756]&gt;=[.D$2];[.$A756]&lt;=[.D$3]);1;0)" office:value-type="float" office:value="0" calcext:value-type="float">
            <text:p>0</text:p>
          </table:table-cell>
          <table:table-cell table:formula="of:=IF(AND([.$A756]&gt;=[.E$2];[.$A756]&lt;=[.E$3]);1;0)" office:value-type="float" office:value="0" calcext:value-type="float">
            <text:p>0</text:p>
          </table:table-cell>
          <table:table-cell table:formula="of:=IF(AND([.$A756]&gt;=[.F$2];[.$A756]&lt;=[.F$3]);1;0)" office:value-type="float" office:value="0" calcext:value-type="float">
            <text:p>0</text:p>
          </table:table-cell>
          <table:table-cell table:formula="of:=IF(AND([.$A756]&gt;=[.G$2];[.$A756]&lt;=[.G$3]);1;0)" office:value-type="float" office:value="0" calcext:value-type="float">
            <text:p>0</text:p>
          </table:table-cell>
          <table:table-cell/>
          <table:table-cell office:value-type="float" office:value="-0.16824" calcext:value-type="float">
            <text:p>-0.16824</text:p>
          </table:table-cell>
          <table:table-cell table:formula="of:=IF(AND([.$A756]&gt;=[.J$2];[.$A756]&lt;=[.J$3]);1;0)" office:value-type="float" office:value="0" calcext:value-type="float">
            <text:p>0</text:p>
          </table:table-cell>
          <table:table-cell table:formula="of:=IF(AND([.$A756]&gt;=[.K$2];[.$A756]&lt;=[.K$3]);1;0)" office:value-type="float" office:value="1" calcext:value-type="float">
            <text:p>1</text:p>
          </table:table-cell>
          <table:table-cell table:formula="of:=IF(AND([.$A756]&gt;=[.L$2];[.$A756]&lt;=[.L$3]);1;0)" office:value-type="float" office:value="0" calcext:value-type="float">
            <text:p>0</text:p>
          </table:table-cell>
          <table:table-cell table:formula="of:=IF(AND([.$A756]&gt;=[.M$2];[.$A756]&lt;=[.M$3]);1;0)" office:value-type="float" office:value="0" calcext:value-type="float">
            <text:p>0</text:p>
          </table:table-cell>
          <table:table-cell table:formula="of:=IF(AND([.$A756]&gt;=[.N$2];[.$A756]&lt;=[.N$3]);1;0)" office:value-type="float" office:value="0" calcext:value-type="float">
            <text:p>0</text:p>
          </table:table-cell>
          <table:table-cell table:formula="of:=IF(AND([.$A756]&gt;=[.O$2];[.$A7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397" calcext:value-type="float">
            <text:p>0.57397</text:p>
          </table:table-cell>
          <table:table-cell table:formula="of:=IF(AND([.$A757]&gt;=[.B$2];[.$A757]&lt;=[.B$3]);1;0)" office:value-type="float" office:value="0" calcext:value-type="float">
            <text:p>0</text:p>
          </table:table-cell>
          <table:table-cell table:formula="of:=IF(AND([.$A757]&gt;=[.C$2];[.$A757]&lt;=[.C$3]);1;0)" office:value-type="float" office:value="0" calcext:value-type="float">
            <text:p>0</text:p>
          </table:table-cell>
          <table:table-cell table:formula="of:=IF(AND([.$A757]&gt;=[.D$2];[.$A757]&lt;=[.D$3]);1;0)" office:value-type="float" office:value="0" calcext:value-type="float">
            <text:p>0</text:p>
          </table:table-cell>
          <table:table-cell table:formula="of:=IF(AND([.$A757]&gt;=[.E$2];[.$A757]&lt;=[.E$3]);1;0)" office:value-type="float" office:value="1" calcext:value-type="float">
            <text:p>1</text:p>
          </table:table-cell>
          <table:table-cell table:formula="of:=IF(AND([.$A757]&gt;=[.F$2];[.$A757]&lt;=[.F$3]);1;0)" office:value-type="float" office:value="0" calcext:value-type="float">
            <text:p>0</text:p>
          </table:table-cell>
          <table:table-cell table:formula="of:=IF(AND([.$A757]&gt;=[.G$2];[.$A757]&lt;=[.G$3]);1;0)" office:value-type="float" office:value="0" calcext:value-type="float">
            <text:p>0</text:p>
          </table:table-cell>
          <table:table-cell/>
          <table:table-cell office:value-type="float" office:value="-0.625835" calcext:value-type="float">
            <text:p>-0.625835</text:p>
          </table:table-cell>
          <table:table-cell table:formula="of:=IF(AND([.$A757]&gt;=[.J$2];[.$A757]&lt;=[.J$3]);1;0)" office:value-type="float" office:value="0" calcext:value-type="float">
            <text:p>0</text:p>
          </table:table-cell>
          <table:table-cell table:formula="of:=IF(AND([.$A757]&gt;=[.K$2];[.$A757]&lt;=[.K$3]);1;0)" office:value-type="float" office:value="0" calcext:value-type="float">
            <text:p>0</text:p>
          </table:table-cell>
          <table:table-cell table:formula="of:=IF(AND([.$A757]&gt;=[.L$2];[.$A757]&lt;=[.L$3]);1;0)" office:value-type="float" office:value="0" calcext:value-type="float">
            <text:p>0</text:p>
          </table:table-cell>
          <table:table-cell table:formula="of:=IF(AND([.$A757]&gt;=[.M$2];[.$A757]&lt;=[.M$3]);1;0)" office:value-type="float" office:value="1" calcext:value-type="float">
            <text:p>1</text:p>
          </table:table-cell>
          <table:table-cell table:formula="of:=IF(AND([.$A757]&gt;=[.N$2];[.$A757]&lt;=[.N$3]);1;0)" office:value-type="float" office:value="0" calcext:value-type="float">
            <text:p>0</text:p>
          </table:table-cell>
          <table:table-cell table:formula="of:=IF(AND([.$A757]&gt;=[.O$2];[.$A7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4905" calcext:value-type="float">
            <text:p>-0.384905</text:p>
          </table:table-cell>
          <table:table-cell table:formula="of:=IF(AND([.$A758]&gt;=[.B$2];[.$A758]&lt;=[.B$3]);1;0)" office:value-type="float" office:value="0" calcext:value-type="float">
            <text:p>0</text:p>
          </table:table-cell>
          <table:table-cell table:formula="of:=IF(AND([.$A758]&gt;=[.C$2];[.$A758]&lt;=[.C$3]);1;0)" office:value-type="float" office:value="0" calcext:value-type="float">
            <text:p>0</text:p>
          </table:table-cell>
          <table:table-cell table:formula="of:=IF(AND([.$A758]&gt;=[.D$2];[.$A758]&lt;=[.D$3]);1;0)" office:value-type="float" office:value="1" calcext:value-type="float">
            <text:p>1</text:p>
          </table:table-cell>
          <table:table-cell table:formula="of:=IF(AND([.$A758]&gt;=[.E$2];[.$A758]&lt;=[.E$3]);1;0)" office:value-type="float" office:value="0" calcext:value-type="float">
            <text:p>0</text:p>
          </table:table-cell>
          <table:table-cell table:formula="of:=IF(AND([.$A758]&gt;=[.F$2];[.$A758]&lt;=[.F$3]);1;0)" office:value-type="float" office:value="0" calcext:value-type="float">
            <text:p>0</text:p>
          </table:table-cell>
          <table:table-cell table:formula="of:=IF(AND([.$A758]&gt;=[.G$2];[.$A758]&lt;=[.G$3]);1;0)" office:value-type="float" office:value="0" calcext:value-type="float">
            <text:p>0</text:p>
          </table:table-cell>
          <table:table-cell/>
          <table:table-cell office:value-type="float" office:value="-0.273674" calcext:value-type="float">
            <text:p>-0.273674</text:p>
          </table:table-cell>
          <table:table-cell table:formula="of:=IF(AND([.$A758]&gt;=[.J$2];[.$A758]&lt;=[.J$3]);1;0)" office:value-type="float" office:value="0" calcext:value-type="float">
            <text:p>0</text:p>
          </table:table-cell>
          <table:table-cell table:formula="of:=IF(AND([.$A758]&gt;=[.K$2];[.$A758]&lt;=[.K$3]);1;0)" office:value-type="float" office:value="0" calcext:value-type="float">
            <text:p>0</text:p>
          </table:table-cell>
          <table:table-cell table:formula="of:=IF(AND([.$A758]&gt;=[.L$2];[.$A758]&lt;=[.L$3]);1;0)" office:value-type="float" office:value="1" calcext:value-type="float">
            <text:p>1</text:p>
          </table:table-cell>
          <table:table-cell table:formula="of:=IF(AND([.$A758]&gt;=[.M$2];[.$A758]&lt;=[.M$3]);1;0)" office:value-type="float" office:value="0" calcext:value-type="float">
            <text:p>0</text:p>
          </table:table-cell>
          <table:table-cell table:formula="of:=IF(AND([.$A758]&gt;=[.N$2];[.$A758]&lt;=[.N$3]);1;0)" office:value-type="float" office:value="0" calcext:value-type="float">
            <text:p>0</text:p>
          </table:table-cell>
          <table:table-cell table:formula="of:=IF(AND([.$A758]&gt;=[.O$2];[.$A7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532" calcext:value-type="float">
            <text:p>0.986532</text:p>
          </table:table-cell>
          <table:table-cell table:formula="of:=IF(AND([.$A759]&gt;=[.B$2];[.$A759]&lt;=[.B$3]);1;0)" office:value-type="float" office:value="0" calcext:value-type="float">
            <text:p>0</text:p>
          </table:table-cell>
          <table:table-cell table:formula="of:=IF(AND([.$A759]&gt;=[.C$2];[.$A759]&lt;=[.C$3]);1;0)" office:value-type="float" office:value="0" calcext:value-type="float">
            <text:p>0</text:p>
          </table:table-cell>
          <table:table-cell table:formula="of:=IF(AND([.$A759]&gt;=[.D$2];[.$A759]&lt;=[.D$3]);1;0)" office:value-type="float" office:value="0" calcext:value-type="float">
            <text:p>0</text:p>
          </table:table-cell>
          <table:table-cell table:formula="of:=IF(AND([.$A759]&gt;=[.E$2];[.$A759]&lt;=[.E$3]);1;0)" office:value-type="float" office:value="1" calcext:value-type="float">
            <text:p>1</text:p>
          </table:table-cell>
          <table:table-cell table:formula="of:=IF(AND([.$A759]&gt;=[.F$2];[.$A759]&lt;=[.F$3]);1;0)" office:value-type="float" office:value="0" calcext:value-type="float">
            <text:p>0</text:p>
          </table:table-cell>
          <table:table-cell table:formula="of:=IF(AND([.$A759]&gt;=[.G$2];[.$A759]&lt;=[.G$3]);1;0)" office:value-type="float" office:value="0" calcext:value-type="float">
            <text:p>0</text:p>
          </table:table-cell>
          <table:table-cell/>
          <table:table-cell office:value-type="float" office:value="0.126352" calcext:value-type="float">
            <text:p>0.126352</text:p>
          </table:table-cell>
          <table:table-cell table:formula="of:=IF(AND([.$A759]&gt;=[.J$2];[.$A759]&lt;=[.J$3]);1;0)" office:value-type="float" office:value="0" calcext:value-type="float">
            <text:p>0</text:p>
          </table:table-cell>
          <table:table-cell table:formula="of:=IF(AND([.$A759]&gt;=[.K$2];[.$A759]&lt;=[.K$3]);1;0)" office:value-type="float" office:value="0" calcext:value-type="float">
            <text:p>0</text:p>
          </table:table-cell>
          <table:table-cell table:formula="of:=IF(AND([.$A759]&gt;=[.L$2];[.$A759]&lt;=[.L$3]);1;0)" office:value-type="float" office:value="0" calcext:value-type="float">
            <text:p>0</text:p>
          </table:table-cell>
          <table:table-cell table:formula="of:=IF(AND([.$A759]&gt;=[.M$2];[.$A759]&lt;=[.M$3]);1;0)" office:value-type="float" office:value="1" calcext:value-type="float">
            <text:p>1</text:p>
          </table:table-cell>
          <table:table-cell table:formula="of:=IF(AND([.$A759]&gt;=[.N$2];[.$A759]&lt;=[.N$3]);1;0)" office:value-type="float" office:value="0" calcext:value-type="float">
            <text:p>0</text:p>
          </table:table-cell>
          <table:table-cell table:formula="of:=IF(AND([.$A759]&gt;=[.O$2];[.$A7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4687" calcext:value-type="float">
            <text:p>-0.604687</text:p>
          </table:table-cell>
          <table:table-cell table:formula="of:=IF(AND([.$A760]&gt;=[.B$2];[.$A760]&lt;=[.B$3]);1;0)" office:value-type="float" office:value="0" calcext:value-type="float">
            <text:p>0</text:p>
          </table:table-cell>
          <table:table-cell table:formula="of:=IF(AND([.$A760]&gt;=[.C$2];[.$A760]&lt;=[.C$3]);1;0)" office:value-type="float" office:value="0" calcext:value-type="float">
            <text:p>0</text:p>
          </table:table-cell>
          <table:table-cell table:formula="of:=IF(AND([.$A760]&gt;=[.D$2];[.$A760]&lt;=[.D$3]);1;0)" office:value-type="float" office:value="1" calcext:value-type="float">
            <text:p>1</text:p>
          </table:table-cell>
          <table:table-cell table:formula="of:=IF(AND([.$A760]&gt;=[.E$2];[.$A760]&lt;=[.E$3]);1;0)" office:value-type="float" office:value="0" calcext:value-type="float">
            <text:p>0</text:p>
          </table:table-cell>
          <table:table-cell table:formula="of:=IF(AND([.$A760]&gt;=[.F$2];[.$A760]&lt;=[.F$3]);1;0)" office:value-type="float" office:value="0" calcext:value-type="float">
            <text:p>0</text:p>
          </table:table-cell>
          <table:table-cell table:formula="of:=IF(AND([.$A760]&gt;=[.G$2];[.$A760]&lt;=[.G$3]);1;0)" office:value-type="float" office:value="0" calcext:value-type="float">
            <text:p>0</text:p>
          </table:table-cell>
          <table:table-cell/>
          <table:table-cell office:value-type="float" office:value="0.779938" calcext:value-type="float">
            <text:p>0.779938</text:p>
          </table:table-cell>
          <table:table-cell table:formula="of:=IF(AND([.$A760]&gt;=[.J$2];[.$A760]&lt;=[.J$3]);1;0)" office:value-type="float" office:value="0" calcext:value-type="float">
            <text:p>0</text:p>
          </table:table-cell>
          <table:table-cell table:formula="of:=IF(AND([.$A760]&gt;=[.K$2];[.$A760]&lt;=[.K$3]);1;0)" office:value-type="float" office:value="0" calcext:value-type="float">
            <text:p>0</text:p>
          </table:table-cell>
          <table:table-cell table:formula="of:=IF(AND([.$A760]&gt;=[.L$2];[.$A760]&lt;=[.L$3]);1;0)" office:value-type="float" office:value="1" calcext:value-type="float">
            <text:p>1</text:p>
          </table:table-cell>
          <table:table-cell table:formula="of:=IF(AND([.$A760]&gt;=[.M$2];[.$A760]&lt;=[.M$3]);1;0)" office:value-type="float" office:value="0" calcext:value-type="float">
            <text:p>0</text:p>
          </table:table-cell>
          <table:table-cell table:formula="of:=IF(AND([.$A760]&gt;=[.N$2];[.$A760]&lt;=[.N$3]);1;0)" office:value-type="float" office:value="0" calcext:value-type="float">
            <text:p>0</text:p>
          </table:table-cell>
          <table:table-cell table:formula="of:=IF(AND([.$A760]&gt;=[.O$2];[.$A7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529" calcext:value-type="float">
            <text:p>1.21529</text:p>
          </table:table-cell>
          <table:table-cell table:formula="of:=IF(AND([.$A761]&gt;=[.B$2];[.$A761]&lt;=[.B$3]);1;0)" office:value-type="float" office:value="0" calcext:value-type="float">
            <text:p>0</text:p>
          </table:table-cell>
          <table:table-cell table:formula="of:=IF(AND([.$A761]&gt;=[.C$2];[.$A761]&lt;=[.C$3]);1;0)" office:value-type="float" office:value="0" calcext:value-type="float">
            <text:p>0</text:p>
          </table:table-cell>
          <table:table-cell table:formula="of:=IF(AND([.$A761]&gt;=[.D$2];[.$A761]&lt;=[.D$3]);1;0)" office:value-type="float" office:value="0" calcext:value-type="float">
            <text:p>0</text:p>
          </table:table-cell>
          <table:table-cell table:formula="of:=IF(AND([.$A761]&gt;=[.E$2];[.$A761]&lt;=[.E$3]);1;0)" office:value-type="float" office:value="0" calcext:value-type="float">
            <text:p>0</text:p>
          </table:table-cell>
          <table:table-cell table:formula="of:=IF(AND([.$A761]&gt;=[.F$2];[.$A761]&lt;=[.F$3]);1;0)" office:value-type="float" office:value="1" calcext:value-type="float">
            <text:p>1</text:p>
          </table:table-cell>
          <table:table-cell table:formula="of:=IF(AND([.$A761]&gt;=[.G$2];[.$A761]&lt;=[.G$3]);1;0)" office:value-type="float" office:value="0" calcext:value-type="float">
            <text:p>0</text:p>
          </table:table-cell>
          <table:table-cell/>
          <table:table-cell office:value-type="float" office:value="-1.51518" calcext:value-type="float">
            <text:p>-1.51518</text:p>
          </table:table-cell>
          <table:table-cell table:formula="of:=IF(AND([.$A761]&gt;=[.J$2];[.$A761]&lt;=[.J$3]);1;0)" office:value-type="float" office:value="0" calcext:value-type="float">
            <text:p>0</text:p>
          </table:table-cell>
          <table:table-cell table:formula="of:=IF(AND([.$A761]&gt;=[.K$2];[.$A761]&lt;=[.K$3]);1;0)" office:value-type="float" office:value="0" calcext:value-type="float">
            <text:p>0</text:p>
          </table:table-cell>
          <table:table-cell table:formula="of:=IF(AND([.$A761]&gt;=[.L$2];[.$A761]&lt;=[.L$3]);1;0)" office:value-type="float" office:value="0" calcext:value-type="float">
            <text:p>0</text:p>
          </table:table-cell>
          <table:table-cell table:formula="of:=IF(AND([.$A761]&gt;=[.M$2];[.$A761]&lt;=[.M$3]);1;0)" office:value-type="float" office:value="0" calcext:value-type="float">
            <text:p>0</text:p>
          </table:table-cell>
          <table:table-cell table:formula="of:=IF(AND([.$A761]&gt;=[.N$2];[.$A761]&lt;=[.N$3]);1;0)" office:value-type="float" office:value="1" calcext:value-type="float">
            <text:p>1</text:p>
          </table:table-cell>
          <table:table-cell table:formula="of:=IF(AND([.$A761]&gt;=[.O$2];[.$A7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8093" calcext:value-type="float">
            <text:p>0.0918093</text:p>
          </table:table-cell>
          <table:table-cell table:formula="of:=IF(AND([.$A762]&gt;=[.B$2];[.$A762]&lt;=[.B$3]);1;0)" office:value-type="float" office:value="0" calcext:value-type="float">
            <text:p>0</text:p>
          </table:table-cell>
          <table:table-cell table:formula="of:=IF(AND([.$A762]&gt;=[.C$2];[.$A762]&lt;=[.C$3]);1;0)" office:value-type="float" office:value="0" calcext:value-type="float">
            <text:p>0</text:p>
          </table:table-cell>
          <table:table-cell table:formula="of:=IF(AND([.$A762]&gt;=[.D$2];[.$A762]&lt;=[.D$3]);1;0)" office:value-type="float" office:value="0" calcext:value-type="float">
            <text:p>0</text:p>
          </table:table-cell>
          <table:table-cell table:formula="of:=IF(AND([.$A762]&gt;=[.E$2];[.$A762]&lt;=[.E$3]);1;0)" office:value-type="float" office:value="1" calcext:value-type="float">
            <text:p>1</text:p>
          </table:table-cell>
          <table:table-cell table:formula="of:=IF(AND([.$A762]&gt;=[.F$2];[.$A762]&lt;=[.F$3]);1;0)" office:value-type="float" office:value="0" calcext:value-type="float">
            <text:p>0</text:p>
          </table:table-cell>
          <table:table-cell table:formula="of:=IF(AND([.$A762]&gt;=[.G$2];[.$A762]&lt;=[.G$3]);1;0)" office:value-type="float" office:value="0" calcext:value-type="float">
            <text:p>0</text:p>
          </table:table-cell>
          <table:table-cell/>
          <table:table-cell office:value-type="float" office:value="-0.45974" calcext:value-type="float">
            <text:p>-0.45974</text:p>
          </table:table-cell>
          <table:table-cell table:formula="of:=IF(AND([.$A762]&gt;=[.J$2];[.$A762]&lt;=[.J$3]);1;0)" office:value-type="float" office:value="0" calcext:value-type="float">
            <text:p>0</text:p>
          </table:table-cell>
          <table:table-cell table:formula="of:=IF(AND([.$A762]&gt;=[.K$2];[.$A762]&lt;=[.K$3]);1;0)" office:value-type="float" office:value="0" calcext:value-type="float">
            <text:p>0</text:p>
          </table:table-cell>
          <table:table-cell table:formula="of:=IF(AND([.$A762]&gt;=[.L$2];[.$A762]&lt;=[.L$3]);1;0)" office:value-type="float" office:value="0" calcext:value-type="float">
            <text:p>0</text:p>
          </table:table-cell>
          <table:table-cell table:formula="of:=IF(AND([.$A762]&gt;=[.M$2];[.$A762]&lt;=[.M$3]);1;0)" office:value-type="float" office:value="1" calcext:value-type="float">
            <text:p>1</text:p>
          </table:table-cell>
          <table:table-cell table:formula="of:=IF(AND([.$A762]&gt;=[.N$2];[.$A762]&lt;=[.N$3]);1;0)" office:value-type="float" office:value="0" calcext:value-type="float">
            <text:p>0</text:p>
          </table:table-cell>
          <table:table-cell table:formula="of:=IF(AND([.$A762]&gt;=[.O$2];[.$A7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859" calcext:value-type="float">
            <text:p>0.634859</text:p>
          </table:table-cell>
          <table:table-cell table:formula="of:=IF(AND([.$A763]&gt;=[.B$2];[.$A763]&lt;=[.B$3]);1;0)" office:value-type="float" office:value="0" calcext:value-type="float">
            <text:p>0</text:p>
          </table:table-cell>
          <table:table-cell table:formula="of:=IF(AND([.$A763]&gt;=[.C$2];[.$A763]&lt;=[.C$3]);1;0)" office:value-type="float" office:value="0" calcext:value-type="float">
            <text:p>0</text:p>
          </table:table-cell>
          <table:table-cell table:formula="of:=IF(AND([.$A763]&gt;=[.D$2];[.$A763]&lt;=[.D$3]);1;0)" office:value-type="float" office:value="0" calcext:value-type="float">
            <text:p>0</text:p>
          </table:table-cell>
          <table:table-cell table:formula="of:=IF(AND([.$A763]&gt;=[.E$2];[.$A763]&lt;=[.E$3]);1;0)" office:value-type="float" office:value="1" calcext:value-type="float">
            <text:p>1</text:p>
          </table:table-cell>
          <table:table-cell table:formula="of:=IF(AND([.$A763]&gt;=[.F$2];[.$A763]&lt;=[.F$3]);1;0)" office:value-type="float" office:value="0" calcext:value-type="float">
            <text:p>0</text:p>
          </table:table-cell>
          <table:table-cell table:formula="of:=IF(AND([.$A763]&gt;=[.G$2];[.$A763]&lt;=[.G$3]);1;0)" office:value-type="float" office:value="0" calcext:value-type="float">
            <text:p>0</text:p>
          </table:table-cell>
          <table:table-cell/>
          <table:table-cell office:value-type="float" office:value="-0.802942" calcext:value-type="float">
            <text:p>-0.802942</text:p>
          </table:table-cell>
          <table:table-cell table:formula="of:=IF(AND([.$A763]&gt;=[.J$2];[.$A763]&lt;=[.J$3]);1;0)" office:value-type="float" office:value="0" calcext:value-type="float">
            <text:p>0</text:p>
          </table:table-cell>
          <table:table-cell table:formula="of:=IF(AND([.$A763]&gt;=[.K$2];[.$A763]&lt;=[.K$3]);1;0)" office:value-type="float" office:value="0" calcext:value-type="float">
            <text:p>0</text:p>
          </table:table-cell>
          <table:table-cell table:formula="of:=IF(AND([.$A763]&gt;=[.L$2];[.$A763]&lt;=[.L$3]);1;0)" office:value-type="float" office:value="0" calcext:value-type="float">
            <text:p>0</text:p>
          </table:table-cell>
          <table:table-cell table:formula="of:=IF(AND([.$A763]&gt;=[.M$2];[.$A763]&lt;=[.M$3]);1;0)" office:value-type="float" office:value="1" calcext:value-type="float">
            <text:p>1</text:p>
          </table:table-cell>
          <table:table-cell table:formula="of:=IF(AND([.$A763]&gt;=[.N$2];[.$A763]&lt;=[.N$3]);1;0)" office:value-type="float" office:value="0" calcext:value-type="float">
            <text:p>0</text:p>
          </table:table-cell>
          <table:table-cell table:formula="of:=IF(AND([.$A763]&gt;=[.O$2];[.$A7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5174" calcext:value-type="float">
            <text:p>-0.215174</text:p>
          </table:table-cell>
          <table:table-cell table:formula="of:=IF(AND([.$A764]&gt;=[.B$2];[.$A764]&lt;=[.B$3]);1;0)" office:value-type="float" office:value="0" calcext:value-type="float">
            <text:p>0</text:p>
          </table:table-cell>
          <table:table-cell table:formula="of:=IF(AND([.$A764]&gt;=[.C$2];[.$A764]&lt;=[.C$3]);1;0)" office:value-type="float" office:value="0" calcext:value-type="float">
            <text:p>0</text:p>
          </table:table-cell>
          <table:table-cell table:formula="of:=IF(AND([.$A764]&gt;=[.D$2];[.$A764]&lt;=[.D$3]);1;0)" office:value-type="float" office:value="1" calcext:value-type="float">
            <text:p>1</text:p>
          </table:table-cell>
          <table:table-cell table:formula="of:=IF(AND([.$A764]&gt;=[.E$2];[.$A764]&lt;=[.E$3]);1;0)" office:value-type="float" office:value="0" calcext:value-type="float">
            <text:p>0</text:p>
          </table:table-cell>
          <table:table-cell table:formula="of:=IF(AND([.$A764]&gt;=[.F$2];[.$A764]&lt;=[.F$3]);1;0)" office:value-type="float" office:value="0" calcext:value-type="float">
            <text:p>0</text:p>
          </table:table-cell>
          <table:table-cell table:formula="of:=IF(AND([.$A764]&gt;=[.G$2];[.$A764]&lt;=[.G$3]);1;0)" office:value-type="float" office:value="0" calcext:value-type="float">
            <text:p>0</text:p>
          </table:table-cell>
          <table:table-cell/>
          <table:table-cell office:value-type="float" office:value="-1.12198" calcext:value-type="float">
            <text:p>-1.12198</text:p>
          </table:table-cell>
          <table:table-cell table:formula="of:=IF(AND([.$A764]&gt;=[.J$2];[.$A764]&lt;=[.J$3]);1;0)" office:value-type="float" office:value="0" calcext:value-type="float">
            <text:p>0</text:p>
          </table:table-cell>
          <table:table-cell table:formula="of:=IF(AND([.$A764]&gt;=[.K$2];[.$A764]&lt;=[.K$3]);1;0)" office:value-type="float" office:value="0" calcext:value-type="float">
            <text:p>0</text:p>
          </table:table-cell>
          <table:table-cell table:formula="of:=IF(AND([.$A764]&gt;=[.L$2];[.$A764]&lt;=[.L$3]);1;0)" office:value-type="float" office:value="1" calcext:value-type="float">
            <text:p>1</text:p>
          </table:table-cell>
          <table:table-cell table:formula="of:=IF(AND([.$A764]&gt;=[.M$2];[.$A764]&lt;=[.M$3]);1;0)" office:value-type="float" office:value="0" calcext:value-type="float">
            <text:p>0</text:p>
          </table:table-cell>
          <table:table-cell table:formula="of:=IF(AND([.$A764]&gt;=[.N$2];[.$A764]&lt;=[.N$3]);1;0)" office:value-type="float" office:value="0" calcext:value-type="float">
            <text:p>0</text:p>
          </table:table-cell>
          <table:table-cell table:formula="of:=IF(AND([.$A764]&gt;=[.O$2];[.$A7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9025" calcext:value-type="float">
            <text:p>0.0979025</text:p>
          </table:table-cell>
          <table:table-cell table:formula="of:=IF(AND([.$A765]&gt;=[.B$2];[.$A765]&lt;=[.B$3]);1;0)" office:value-type="float" office:value="0" calcext:value-type="float">
            <text:p>0</text:p>
          </table:table-cell>
          <table:table-cell table:formula="of:=IF(AND([.$A765]&gt;=[.C$2];[.$A765]&lt;=[.C$3]);1;0)" office:value-type="float" office:value="0" calcext:value-type="float">
            <text:p>0</text:p>
          </table:table-cell>
          <table:table-cell table:formula="of:=IF(AND([.$A765]&gt;=[.D$2];[.$A765]&lt;=[.D$3]);1;0)" office:value-type="float" office:value="0" calcext:value-type="float">
            <text:p>0</text:p>
          </table:table-cell>
          <table:table-cell table:formula="of:=IF(AND([.$A765]&gt;=[.E$2];[.$A765]&lt;=[.E$3]);1;0)" office:value-type="float" office:value="1" calcext:value-type="float">
            <text:p>1</text:p>
          </table:table-cell>
          <table:table-cell table:formula="of:=IF(AND([.$A765]&gt;=[.F$2];[.$A765]&lt;=[.F$3]);1;0)" office:value-type="float" office:value="0" calcext:value-type="float">
            <text:p>0</text:p>
          </table:table-cell>
          <table:table-cell table:formula="of:=IF(AND([.$A765]&gt;=[.G$2];[.$A765]&lt;=[.G$3]);1;0)" office:value-type="float" office:value="0" calcext:value-type="float">
            <text:p>0</text:p>
          </table:table-cell>
          <table:table-cell/>
          <table:table-cell office:value-type="float" office:value="-1.5508" calcext:value-type="float">
            <text:p>-1.5508</text:p>
          </table:table-cell>
          <table:table-cell table:formula="of:=IF(AND([.$A765]&gt;=[.J$2];[.$A765]&lt;=[.J$3]);1;0)" office:value-type="float" office:value="0" calcext:value-type="float">
            <text:p>0</text:p>
          </table:table-cell>
          <table:table-cell table:formula="of:=IF(AND([.$A765]&gt;=[.K$2];[.$A765]&lt;=[.K$3]);1;0)" office:value-type="float" office:value="0" calcext:value-type="float">
            <text:p>0</text:p>
          </table:table-cell>
          <table:table-cell table:formula="of:=IF(AND([.$A765]&gt;=[.L$2];[.$A765]&lt;=[.L$3]);1;0)" office:value-type="float" office:value="0" calcext:value-type="float">
            <text:p>0</text:p>
          </table:table-cell>
          <table:table-cell table:formula="of:=IF(AND([.$A765]&gt;=[.M$2];[.$A765]&lt;=[.M$3]);1;0)" office:value-type="float" office:value="1" calcext:value-type="float">
            <text:p>1</text:p>
          </table:table-cell>
          <table:table-cell table:formula="of:=IF(AND([.$A765]&gt;=[.N$2];[.$A765]&lt;=[.N$3]);1;0)" office:value-type="float" office:value="0" calcext:value-type="float">
            <text:p>0</text:p>
          </table:table-cell>
          <table:table-cell table:formula="of:=IF(AND([.$A765]&gt;=[.O$2];[.$A7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555" calcext:value-type="float">
            <text:p>0.766555</text:p>
          </table:table-cell>
          <table:table-cell table:formula="of:=IF(AND([.$A766]&gt;=[.B$2];[.$A766]&lt;=[.B$3]);1;0)" office:value-type="float" office:value="0" calcext:value-type="float">
            <text:p>0</text:p>
          </table:table-cell>
          <table:table-cell table:formula="of:=IF(AND([.$A766]&gt;=[.C$2];[.$A766]&lt;=[.C$3]);1;0)" office:value-type="float" office:value="0" calcext:value-type="float">
            <text:p>0</text:p>
          </table:table-cell>
          <table:table-cell table:formula="of:=IF(AND([.$A766]&gt;=[.D$2];[.$A766]&lt;=[.D$3]);1;0)" office:value-type="float" office:value="0" calcext:value-type="float">
            <text:p>0</text:p>
          </table:table-cell>
          <table:table-cell table:formula="of:=IF(AND([.$A766]&gt;=[.E$2];[.$A766]&lt;=[.E$3]);1;0)" office:value-type="float" office:value="1" calcext:value-type="float">
            <text:p>1</text:p>
          </table:table-cell>
          <table:table-cell table:formula="of:=IF(AND([.$A766]&gt;=[.F$2];[.$A766]&lt;=[.F$3]);1;0)" office:value-type="float" office:value="0" calcext:value-type="float">
            <text:p>0</text:p>
          </table:table-cell>
          <table:table-cell table:formula="of:=IF(AND([.$A766]&gt;=[.G$2];[.$A766]&lt;=[.G$3]);1;0)" office:value-type="float" office:value="0" calcext:value-type="float">
            <text:p>0</text:p>
          </table:table-cell>
          <table:table-cell/>
          <table:table-cell office:value-type="float" office:value="0.566401" calcext:value-type="float">
            <text:p>0.566401</text:p>
          </table:table-cell>
          <table:table-cell table:formula="of:=IF(AND([.$A766]&gt;=[.J$2];[.$A766]&lt;=[.J$3]);1;0)" office:value-type="float" office:value="0" calcext:value-type="float">
            <text:p>0</text:p>
          </table:table-cell>
          <table:table-cell table:formula="of:=IF(AND([.$A766]&gt;=[.K$2];[.$A766]&lt;=[.K$3]);1;0)" office:value-type="float" office:value="0" calcext:value-type="float">
            <text:p>0</text:p>
          </table:table-cell>
          <table:table-cell table:formula="of:=IF(AND([.$A766]&gt;=[.L$2];[.$A766]&lt;=[.L$3]);1;0)" office:value-type="float" office:value="0" calcext:value-type="float">
            <text:p>0</text:p>
          </table:table-cell>
          <table:table-cell table:formula="of:=IF(AND([.$A766]&gt;=[.M$2];[.$A766]&lt;=[.M$3]);1;0)" office:value-type="float" office:value="1" calcext:value-type="float">
            <text:p>1</text:p>
          </table:table-cell>
          <table:table-cell table:formula="of:=IF(AND([.$A766]&gt;=[.N$2];[.$A766]&lt;=[.N$3]);1;0)" office:value-type="float" office:value="0" calcext:value-type="float">
            <text:p>0</text:p>
          </table:table-cell>
          <table:table-cell table:formula="of:=IF(AND([.$A766]&gt;=[.O$2];[.$A7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498" calcext:value-type="float">
            <text:p>-0.99498</text:p>
          </table:table-cell>
          <table:table-cell table:formula="of:=IF(AND([.$A767]&gt;=[.B$2];[.$A767]&lt;=[.B$3]);1;0)" office:value-type="float" office:value="0" calcext:value-type="float">
            <text:p>0</text:p>
          </table:table-cell>
          <table:table-cell table:formula="of:=IF(AND([.$A767]&gt;=[.C$2];[.$A767]&lt;=[.C$3]);1;0)" office:value-type="float" office:value="0" calcext:value-type="float">
            <text:p>0</text:p>
          </table:table-cell>
          <table:table-cell table:formula="of:=IF(AND([.$A767]&gt;=[.D$2];[.$A767]&lt;=[.D$3]);1;0)" office:value-type="float" office:value="1" calcext:value-type="float">
            <text:p>1</text:p>
          </table:table-cell>
          <table:table-cell table:formula="of:=IF(AND([.$A767]&gt;=[.E$2];[.$A767]&lt;=[.E$3]);1;0)" office:value-type="float" office:value="0" calcext:value-type="float">
            <text:p>0</text:p>
          </table:table-cell>
          <table:table-cell table:formula="of:=IF(AND([.$A767]&gt;=[.F$2];[.$A767]&lt;=[.F$3]);1;0)" office:value-type="float" office:value="0" calcext:value-type="float">
            <text:p>0</text:p>
          </table:table-cell>
          <table:table-cell table:formula="of:=IF(AND([.$A767]&gt;=[.G$2];[.$A767]&lt;=[.G$3]);1;0)" office:value-type="float" office:value="0" calcext:value-type="float">
            <text:p>0</text:p>
          </table:table-cell>
          <table:table-cell/>
          <table:table-cell office:value-type="float" office:value="-0.110169" calcext:value-type="float">
            <text:p>-0.110169</text:p>
          </table:table-cell>
          <table:table-cell table:formula="of:=IF(AND([.$A767]&gt;=[.J$2];[.$A767]&lt;=[.J$3]);1;0)" office:value-type="float" office:value="0" calcext:value-type="float">
            <text:p>0</text:p>
          </table:table-cell>
          <table:table-cell table:formula="of:=IF(AND([.$A767]&gt;=[.K$2];[.$A767]&lt;=[.K$3]);1;0)" office:value-type="float" office:value="0" calcext:value-type="float">
            <text:p>0</text:p>
          </table:table-cell>
          <table:table-cell table:formula="of:=IF(AND([.$A767]&gt;=[.L$2];[.$A767]&lt;=[.L$3]);1;0)" office:value-type="float" office:value="1" calcext:value-type="float">
            <text:p>1</text:p>
          </table:table-cell>
          <table:table-cell table:formula="of:=IF(AND([.$A767]&gt;=[.M$2];[.$A767]&lt;=[.M$3]);1;0)" office:value-type="float" office:value="0" calcext:value-type="float">
            <text:p>0</text:p>
          </table:table-cell>
          <table:table-cell table:formula="of:=IF(AND([.$A767]&gt;=[.N$2];[.$A767]&lt;=[.N$3]);1;0)" office:value-type="float" office:value="0" calcext:value-type="float">
            <text:p>0</text:p>
          </table:table-cell>
          <table:table-cell table:formula="of:=IF(AND([.$A767]&gt;=[.O$2];[.$A7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792" calcext:value-type="float">
            <text:p>0.128792</text:p>
          </table:table-cell>
          <table:table-cell table:formula="of:=IF(AND([.$A768]&gt;=[.B$2];[.$A768]&lt;=[.B$3]);1;0)" office:value-type="float" office:value="0" calcext:value-type="float">
            <text:p>0</text:p>
          </table:table-cell>
          <table:table-cell table:formula="of:=IF(AND([.$A768]&gt;=[.C$2];[.$A768]&lt;=[.C$3]);1;0)" office:value-type="float" office:value="0" calcext:value-type="float">
            <text:p>0</text:p>
          </table:table-cell>
          <table:table-cell table:formula="of:=IF(AND([.$A768]&gt;=[.D$2];[.$A768]&lt;=[.D$3]);1;0)" office:value-type="float" office:value="0" calcext:value-type="float">
            <text:p>0</text:p>
          </table:table-cell>
          <table:table-cell table:formula="of:=IF(AND([.$A768]&gt;=[.E$2];[.$A768]&lt;=[.E$3]);1;0)" office:value-type="float" office:value="1" calcext:value-type="float">
            <text:p>1</text:p>
          </table:table-cell>
          <table:table-cell table:formula="of:=IF(AND([.$A768]&gt;=[.F$2];[.$A768]&lt;=[.F$3]);1;0)" office:value-type="float" office:value="0" calcext:value-type="float">
            <text:p>0</text:p>
          </table:table-cell>
          <table:table-cell table:formula="of:=IF(AND([.$A768]&gt;=[.G$2];[.$A768]&lt;=[.G$3]);1;0)" office:value-type="float" office:value="0" calcext:value-type="float">
            <text:p>0</text:p>
          </table:table-cell>
          <table:table-cell/>
          <table:table-cell office:value-type="float" office:value="1.27343" calcext:value-type="float">
            <text:p>1.27343</text:p>
          </table:table-cell>
          <table:table-cell table:formula="of:=IF(AND([.$A768]&gt;=[.J$2];[.$A768]&lt;=[.J$3]);1;0)" office:value-type="float" office:value="0" calcext:value-type="float">
            <text:p>0</text:p>
          </table:table-cell>
          <table:table-cell table:formula="of:=IF(AND([.$A768]&gt;=[.K$2];[.$A768]&lt;=[.K$3]);1;0)" office:value-type="float" office:value="0" calcext:value-type="float">
            <text:p>0</text:p>
          </table:table-cell>
          <table:table-cell table:formula="of:=IF(AND([.$A768]&gt;=[.L$2];[.$A768]&lt;=[.L$3]);1;0)" office:value-type="float" office:value="0" calcext:value-type="float">
            <text:p>0</text:p>
          </table:table-cell>
          <table:table-cell table:formula="of:=IF(AND([.$A768]&gt;=[.M$2];[.$A768]&lt;=[.M$3]);1;0)" office:value-type="float" office:value="1" calcext:value-type="float">
            <text:p>1</text:p>
          </table:table-cell>
          <table:table-cell table:formula="of:=IF(AND([.$A768]&gt;=[.N$2];[.$A768]&lt;=[.N$3]);1;0)" office:value-type="float" office:value="0" calcext:value-type="float">
            <text:p>0</text:p>
          </table:table-cell>
          <table:table-cell table:formula="of:=IF(AND([.$A768]&gt;=[.O$2];[.$A7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582" calcext:value-type="float">
            <text:p>-1.0582</text:p>
          </table:table-cell>
          <table:table-cell table:formula="of:=IF(AND([.$A769]&gt;=[.B$2];[.$A769]&lt;=[.B$3]);1;0)" office:value-type="float" office:value="0" calcext:value-type="float">
            <text:p>0</text:p>
          </table:table-cell>
          <table:table-cell table:formula="of:=IF(AND([.$A769]&gt;=[.C$2];[.$A769]&lt;=[.C$3]);1;0)" office:value-type="float" office:value="1" calcext:value-type="float">
            <text:p>1</text:p>
          </table:table-cell>
          <table:table-cell table:formula="of:=IF(AND([.$A769]&gt;=[.D$2];[.$A769]&lt;=[.D$3]);1;0)" office:value-type="float" office:value="0" calcext:value-type="float">
            <text:p>0</text:p>
          </table:table-cell>
          <table:table-cell table:formula="of:=IF(AND([.$A769]&gt;=[.E$2];[.$A769]&lt;=[.E$3]);1;0)" office:value-type="float" office:value="0" calcext:value-type="float">
            <text:p>0</text:p>
          </table:table-cell>
          <table:table-cell table:formula="of:=IF(AND([.$A769]&gt;=[.F$2];[.$A769]&lt;=[.F$3]);1;0)" office:value-type="float" office:value="0" calcext:value-type="float">
            <text:p>0</text:p>
          </table:table-cell>
          <table:table-cell table:formula="of:=IF(AND([.$A769]&gt;=[.G$2];[.$A769]&lt;=[.G$3]);1;0)" office:value-type="float" office:value="0" calcext:value-type="float">
            <text:p>0</text:p>
          </table:table-cell>
          <table:table-cell/>
          <table:table-cell office:value-type="float" office:value="0.318072" calcext:value-type="float">
            <text:p>0.318072</text:p>
          </table:table-cell>
          <table:table-cell table:formula="of:=IF(AND([.$A769]&gt;=[.J$2];[.$A769]&lt;=[.J$3]);1;0)" office:value-type="float" office:value="0" calcext:value-type="float">
            <text:p>0</text:p>
          </table:table-cell>
          <table:table-cell table:formula="of:=IF(AND([.$A769]&gt;=[.K$2];[.$A769]&lt;=[.K$3]);1;0)" office:value-type="float" office:value="1" calcext:value-type="float">
            <text:p>1</text:p>
          </table:table-cell>
          <table:table-cell table:formula="of:=IF(AND([.$A769]&gt;=[.L$2];[.$A769]&lt;=[.L$3]);1;0)" office:value-type="float" office:value="0" calcext:value-type="float">
            <text:p>0</text:p>
          </table:table-cell>
          <table:table-cell table:formula="of:=IF(AND([.$A769]&gt;=[.M$2];[.$A769]&lt;=[.M$3]);1;0)" office:value-type="float" office:value="0" calcext:value-type="float">
            <text:p>0</text:p>
          </table:table-cell>
          <table:table-cell table:formula="of:=IF(AND([.$A769]&gt;=[.N$2];[.$A769]&lt;=[.N$3]);1;0)" office:value-type="float" office:value="0" calcext:value-type="float">
            <text:p>0</text:p>
          </table:table-cell>
          <table:table-cell table:formula="of:=IF(AND([.$A769]&gt;=[.O$2];[.$A7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3" calcext:value-type="float">
            <text:p>0.9113</text:p>
          </table:table-cell>
          <table:table-cell table:formula="of:=IF(AND([.$A770]&gt;=[.B$2];[.$A770]&lt;=[.B$3]);1;0)" office:value-type="float" office:value="0" calcext:value-type="float">
            <text:p>0</text:p>
          </table:table-cell>
          <table:table-cell table:formula="of:=IF(AND([.$A770]&gt;=[.C$2];[.$A770]&lt;=[.C$3]);1;0)" office:value-type="float" office:value="0" calcext:value-type="float">
            <text:p>0</text:p>
          </table:table-cell>
          <table:table-cell table:formula="of:=IF(AND([.$A770]&gt;=[.D$2];[.$A770]&lt;=[.D$3]);1;0)" office:value-type="float" office:value="0" calcext:value-type="float">
            <text:p>0</text:p>
          </table:table-cell>
          <table:table-cell table:formula="of:=IF(AND([.$A770]&gt;=[.E$2];[.$A770]&lt;=[.E$3]);1;0)" office:value-type="float" office:value="1" calcext:value-type="float">
            <text:p>1</text:p>
          </table:table-cell>
          <table:table-cell table:formula="of:=IF(AND([.$A770]&gt;=[.F$2];[.$A770]&lt;=[.F$3]);1;0)" office:value-type="float" office:value="0" calcext:value-type="float">
            <text:p>0</text:p>
          </table:table-cell>
          <table:table-cell table:formula="of:=IF(AND([.$A770]&gt;=[.G$2];[.$A770]&lt;=[.G$3]);1;0)" office:value-type="float" office:value="0" calcext:value-type="float">
            <text:p>0</text:p>
          </table:table-cell>
          <table:table-cell/>
          <table:table-cell office:value-type="float" office:value="0.0348336" calcext:value-type="float">
            <text:p>0.0348336</text:p>
          </table:table-cell>
          <table:table-cell table:formula="of:=IF(AND([.$A770]&gt;=[.J$2];[.$A770]&lt;=[.J$3]);1;0)" office:value-type="float" office:value="0" calcext:value-type="float">
            <text:p>0</text:p>
          </table:table-cell>
          <table:table-cell table:formula="of:=IF(AND([.$A770]&gt;=[.K$2];[.$A770]&lt;=[.K$3]);1;0)" office:value-type="float" office:value="0" calcext:value-type="float">
            <text:p>0</text:p>
          </table:table-cell>
          <table:table-cell table:formula="of:=IF(AND([.$A770]&gt;=[.L$2];[.$A770]&lt;=[.L$3]);1;0)" office:value-type="float" office:value="0" calcext:value-type="float">
            <text:p>0</text:p>
          </table:table-cell>
          <table:table-cell table:formula="of:=IF(AND([.$A770]&gt;=[.M$2];[.$A770]&lt;=[.M$3]);1;0)" office:value-type="float" office:value="1" calcext:value-type="float">
            <text:p>1</text:p>
          </table:table-cell>
          <table:table-cell table:formula="of:=IF(AND([.$A770]&gt;=[.N$2];[.$A770]&lt;=[.N$3]);1;0)" office:value-type="float" office:value="0" calcext:value-type="float">
            <text:p>0</text:p>
          </table:table-cell>
          <table:table-cell table:formula="of:=IF(AND([.$A770]&gt;=[.O$2];[.$A7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5223" calcext:value-type="float">
            <text:p>-1.55223</text:p>
          </table:table-cell>
          <table:table-cell table:formula="of:=IF(AND([.$A771]&gt;=[.B$2];[.$A771]&lt;=[.B$3]);1;0)" office:value-type="float" office:value="0" calcext:value-type="float">
            <text:p>0</text:p>
          </table:table-cell>
          <table:table-cell table:formula="of:=IF(AND([.$A771]&gt;=[.C$2];[.$A771]&lt;=[.C$3]);1;0)" office:value-type="float" office:value="1" calcext:value-type="float">
            <text:p>1</text:p>
          </table:table-cell>
          <table:table-cell table:formula="of:=IF(AND([.$A771]&gt;=[.D$2];[.$A771]&lt;=[.D$3]);1;0)" office:value-type="float" office:value="0" calcext:value-type="float">
            <text:p>0</text:p>
          </table:table-cell>
          <table:table-cell table:formula="of:=IF(AND([.$A771]&gt;=[.E$2];[.$A771]&lt;=[.E$3]);1;0)" office:value-type="float" office:value="0" calcext:value-type="float">
            <text:p>0</text:p>
          </table:table-cell>
          <table:table-cell table:formula="of:=IF(AND([.$A771]&gt;=[.F$2];[.$A771]&lt;=[.F$3]);1;0)" office:value-type="float" office:value="0" calcext:value-type="float">
            <text:p>0</text:p>
          </table:table-cell>
          <table:table-cell table:formula="of:=IF(AND([.$A771]&gt;=[.G$2];[.$A771]&lt;=[.G$3]);1;0)" office:value-type="float" office:value="0" calcext:value-type="float">
            <text:p>0</text:p>
          </table:table-cell>
          <table:table-cell/>
          <table:table-cell office:value-type="float" office:value="-0.416396" calcext:value-type="float">
            <text:p>-0.416396</text:p>
          </table:table-cell>
          <table:table-cell table:formula="of:=IF(AND([.$A771]&gt;=[.J$2];[.$A771]&lt;=[.J$3]);1;0)" office:value-type="float" office:value="0" calcext:value-type="float">
            <text:p>0</text:p>
          </table:table-cell>
          <table:table-cell table:formula="of:=IF(AND([.$A771]&gt;=[.K$2];[.$A771]&lt;=[.K$3]);1;0)" office:value-type="float" office:value="1" calcext:value-type="float">
            <text:p>1</text:p>
          </table:table-cell>
          <table:table-cell table:formula="of:=IF(AND([.$A771]&gt;=[.L$2];[.$A771]&lt;=[.L$3]);1;0)" office:value-type="float" office:value="0" calcext:value-type="float">
            <text:p>0</text:p>
          </table:table-cell>
          <table:table-cell table:formula="of:=IF(AND([.$A771]&gt;=[.M$2];[.$A771]&lt;=[.M$3]);1;0)" office:value-type="float" office:value="0" calcext:value-type="float">
            <text:p>0</text:p>
          </table:table-cell>
          <table:table-cell table:formula="of:=IF(AND([.$A771]&gt;=[.N$2];[.$A771]&lt;=[.N$3]);1;0)" office:value-type="float" office:value="0" calcext:value-type="float">
            <text:p>0</text:p>
          </table:table-cell>
          <table:table-cell table:formula="of:=IF(AND([.$A771]&gt;=[.O$2];[.$A7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3937" calcext:value-type="float">
            <text:p>0.0323937</text:p>
          </table:table-cell>
          <table:table-cell table:formula="of:=IF(AND([.$A772]&gt;=[.B$2];[.$A772]&lt;=[.B$3]);1;0)" office:value-type="float" office:value="0" calcext:value-type="float">
            <text:p>0</text:p>
          </table:table-cell>
          <table:table-cell table:formula="of:=IF(AND([.$A772]&gt;=[.C$2];[.$A772]&lt;=[.C$3]);1;0)" office:value-type="float" office:value="0" calcext:value-type="float">
            <text:p>0</text:p>
          </table:table-cell>
          <table:table-cell table:formula="of:=IF(AND([.$A772]&gt;=[.D$2];[.$A772]&lt;=[.D$3]);1;0)" office:value-type="float" office:value="0" calcext:value-type="float">
            <text:p>0</text:p>
          </table:table-cell>
          <table:table-cell table:formula="of:=IF(AND([.$A772]&gt;=[.E$2];[.$A772]&lt;=[.E$3]);1;0)" office:value-type="float" office:value="1" calcext:value-type="float">
            <text:p>1</text:p>
          </table:table-cell>
          <table:table-cell table:formula="of:=IF(AND([.$A772]&gt;=[.F$2];[.$A772]&lt;=[.F$3]);1;0)" office:value-type="float" office:value="0" calcext:value-type="float">
            <text:p>0</text:p>
          </table:table-cell>
          <table:table-cell table:formula="of:=IF(AND([.$A772]&gt;=[.G$2];[.$A772]&lt;=[.G$3]);1;0)" office:value-type="float" office:value="0" calcext:value-type="float">
            <text:p>0</text:p>
          </table:table-cell>
          <table:table-cell/>
          <table:table-cell office:value-type="float" office:value="-0.0972238" calcext:value-type="float">
            <text:p>-0.0972238</text:p>
          </table:table-cell>
          <table:table-cell table:formula="of:=IF(AND([.$A772]&gt;=[.J$2];[.$A772]&lt;=[.J$3]);1;0)" office:value-type="float" office:value="0" calcext:value-type="float">
            <text:p>0</text:p>
          </table:table-cell>
          <table:table-cell table:formula="of:=IF(AND([.$A772]&gt;=[.K$2];[.$A772]&lt;=[.K$3]);1;0)" office:value-type="float" office:value="0" calcext:value-type="float">
            <text:p>0</text:p>
          </table:table-cell>
          <table:table-cell table:formula="of:=IF(AND([.$A772]&gt;=[.L$2];[.$A772]&lt;=[.L$3]);1;0)" office:value-type="float" office:value="0" calcext:value-type="float">
            <text:p>0</text:p>
          </table:table-cell>
          <table:table-cell table:formula="of:=IF(AND([.$A772]&gt;=[.M$2];[.$A772]&lt;=[.M$3]);1;0)" office:value-type="float" office:value="1" calcext:value-type="float">
            <text:p>1</text:p>
          </table:table-cell>
          <table:table-cell table:formula="of:=IF(AND([.$A772]&gt;=[.N$2];[.$A772]&lt;=[.N$3]);1;0)" office:value-type="float" office:value="0" calcext:value-type="float">
            <text:p>0</text:p>
          </table:table-cell>
          <table:table-cell table:formula="of:=IF(AND([.$A772]&gt;=[.O$2];[.$A7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4546" calcext:value-type="float">
            <text:p>-0.284546</text:p>
          </table:table-cell>
          <table:table-cell table:formula="of:=IF(AND([.$A773]&gt;=[.B$2];[.$A773]&lt;=[.B$3]);1;0)" office:value-type="float" office:value="0" calcext:value-type="float">
            <text:p>0</text:p>
          </table:table-cell>
          <table:table-cell table:formula="of:=IF(AND([.$A773]&gt;=[.C$2];[.$A773]&lt;=[.C$3]);1;0)" office:value-type="float" office:value="0" calcext:value-type="float">
            <text:p>0</text:p>
          </table:table-cell>
          <table:table-cell table:formula="of:=IF(AND([.$A773]&gt;=[.D$2];[.$A773]&lt;=[.D$3]);1;0)" office:value-type="float" office:value="1" calcext:value-type="float">
            <text:p>1</text:p>
          </table:table-cell>
          <table:table-cell table:formula="of:=IF(AND([.$A773]&gt;=[.E$2];[.$A773]&lt;=[.E$3]);1;0)" office:value-type="float" office:value="0" calcext:value-type="float">
            <text:p>0</text:p>
          </table:table-cell>
          <table:table-cell table:formula="of:=IF(AND([.$A773]&gt;=[.F$2];[.$A773]&lt;=[.F$3]);1;0)" office:value-type="float" office:value="0" calcext:value-type="float">
            <text:p>0</text:p>
          </table:table-cell>
          <table:table-cell table:formula="of:=IF(AND([.$A773]&gt;=[.G$2];[.$A773]&lt;=[.G$3]);1;0)" office:value-type="float" office:value="0" calcext:value-type="float">
            <text:p>0</text:p>
          </table:table-cell>
          <table:table-cell/>
          <table:table-cell office:value-type="float" office:value="1.02398" calcext:value-type="float">
            <text:p>1.02398</text:p>
          </table:table-cell>
          <table:table-cell table:formula="of:=IF(AND([.$A773]&gt;=[.J$2];[.$A773]&lt;=[.J$3]);1;0)" office:value-type="float" office:value="0" calcext:value-type="float">
            <text:p>0</text:p>
          </table:table-cell>
          <table:table-cell table:formula="of:=IF(AND([.$A773]&gt;=[.K$2];[.$A773]&lt;=[.K$3]);1;0)" office:value-type="float" office:value="0" calcext:value-type="float">
            <text:p>0</text:p>
          </table:table-cell>
          <table:table-cell table:formula="of:=IF(AND([.$A773]&gt;=[.L$2];[.$A773]&lt;=[.L$3]);1;0)" office:value-type="float" office:value="1" calcext:value-type="float">
            <text:p>1</text:p>
          </table:table-cell>
          <table:table-cell table:formula="of:=IF(AND([.$A773]&gt;=[.M$2];[.$A773]&lt;=[.M$3]);1;0)" office:value-type="float" office:value="0" calcext:value-type="float">
            <text:p>0</text:p>
          </table:table-cell>
          <table:table-cell table:formula="of:=IF(AND([.$A773]&gt;=[.N$2];[.$A773]&lt;=[.N$3]);1;0)" office:value-type="float" office:value="0" calcext:value-type="float">
            <text:p>0</text:p>
          </table:table-cell>
          <table:table-cell table:formula="of:=IF(AND([.$A773]&gt;=[.O$2];[.$A7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806" calcext:value-type="float">
            <text:p>1.40806</text:p>
          </table:table-cell>
          <table:table-cell table:formula="of:=IF(AND([.$A774]&gt;=[.B$2];[.$A774]&lt;=[.B$3]);1;0)" office:value-type="float" office:value="0" calcext:value-type="float">
            <text:p>0</text:p>
          </table:table-cell>
          <table:table-cell table:formula="of:=IF(AND([.$A774]&gt;=[.C$2];[.$A774]&lt;=[.C$3]);1;0)" office:value-type="float" office:value="0" calcext:value-type="float">
            <text:p>0</text:p>
          </table:table-cell>
          <table:table-cell table:formula="of:=IF(AND([.$A774]&gt;=[.D$2];[.$A774]&lt;=[.D$3]);1;0)" office:value-type="float" office:value="0" calcext:value-type="float">
            <text:p>0</text:p>
          </table:table-cell>
          <table:table-cell table:formula="of:=IF(AND([.$A774]&gt;=[.E$2];[.$A774]&lt;=[.E$3]);1;0)" office:value-type="float" office:value="0" calcext:value-type="float">
            <text:p>0</text:p>
          </table:table-cell>
          <table:table-cell table:formula="of:=IF(AND([.$A774]&gt;=[.F$2];[.$A774]&lt;=[.F$3]);1;0)" office:value-type="float" office:value="1" calcext:value-type="float">
            <text:p>1</text:p>
          </table:table-cell>
          <table:table-cell table:formula="of:=IF(AND([.$A774]&gt;=[.G$2];[.$A774]&lt;=[.G$3]);1;0)" office:value-type="float" office:value="0" calcext:value-type="float">
            <text:p>0</text:p>
          </table:table-cell>
          <table:table-cell/>
          <table:table-cell office:value-type="float" office:value="-1.33733" calcext:value-type="float">
            <text:p>-1.33733</text:p>
          </table:table-cell>
          <table:table-cell table:formula="of:=IF(AND([.$A774]&gt;=[.J$2];[.$A774]&lt;=[.J$3]);1;0)" office:value-type="float" office:value="0" calcext:value-type="float">
            <text:p>0</text:p>
          </table:table-cell>
          <table:table-cell table:formula="of:=IF(AND([.$A774]&gt;=[.K$2];[.$A774]&lt;=[.K$3]);1;0)" office:value-type="float" office:value="0" calcext:value-type="float">
            <text:p>0</text:p>
          </table:table-cell>
          <table:table-cell table:formula="of:=IF(AND([.$A774]&gt;=[.L$2];[.$A774]&lt;=[.L$3]);1;0)" office:value-type="float" office:value="0" calcext:value-type="float">
            <text:p>0</text:p>
          </table:table-cell>
          <table:table-cell table:formula="of:=IF(AND([.$A774]&gt;=[.M$2];[.$A774]&lt;=[.M$3]);1;0)" office:value-type="float" office:value="0" calcext:value-type="float">
            <text:p>0</text:p>
          </table:table-cell>
          <table:table-cell table:formula="of:=IF(AND([.$A774]&gt;=[.N$2];[.$A774]&lt;=[.N$3]);1;0)" office:value-type="float" office:value="1" calcext:value-type="float">
            <text:p>1</text:p>
          </table:table-cell>
          <table:table-cell table:formula="of:=IF(AND([.$A774]&gt;=[.O$2];[.$A7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6525" calcext:value-type="float">
            <text:p>-0.486525</text:p>
          </table:table-cell>
          <table:table-cell table:formula="of:=IF(AND([.$A775]&gt;=[.B$2];[.$A775]&lt;=[.B$3]);1;0)" office:value-type="float" office:value="0" calcext:value-type="float">
            <text:p>0</text:p>
          </table:table-cell>
          <table:table-cell table:formula="of:=IF(AND([.$A775]&gt;=[.C$2];[.$A775]&lt;=[.C$3]);1;0)" office:value-type="float" office:value="0" calcext:value-type="float">
            <text:p>0</text:p>
          </table:table-cell>
          <table:table-cell table:formula="of:=IF(AND([.$A775]&gt;=[.D$2];[.$A775]&lt;=[.D$3]);1;0)" office:value-type="float" office:value="1" calcext:value-type="float">
            <text:p>1</text:p>
          </table:table-cell>
          <table:table-cell table:formula="of:=IF(AND([.$A775]&gt;=[.E$2];[.$A775]&lt;=[.E$3]);1;0)" office:value-type="float" office:value="0" calcext:value-type="float">
            <text:p>0</text:p>
          </table:table-cell>
          <table:table-cell table:formula="of:=IF(AND([.$A775]&gt;=[.F$2];[.$A775]&lt;=[.F$3]);1;0)" office:value-type="float" office:value="0" calcext:value-type="float">
            <text:p>0</text:p>
          </table:table-cell>
          <table:table-cell table:formula="of:=IF(AND([.$A775]&gt;=[.G$2];[.$A775]&lt;=[.G$3]);1;0)" office:value-type="float" office:value="0" calcext:value-type="float">
            <text:p>0</text:p>
          </table:table-cell>
          <table:table-cell/>
          <table:table-cell office:value-type="float" office:value="-0.0591701" calcext:value-type="float">
            <text:p>-0.0591701</text:p>
          </table:table-cell>
          <table:table-cell table:formula="of:=IF(AND([.$A775]&gt;=[.J$2];[.$A775]&lt;=[.J$3]);1;0)" office:value-type="float" office:value="0" calcext:value-type="float">
            <text:p>0</text:p>
          </table:table-cell>
          <table:table-cell table:formula="of:=IF(AND([.$A775]&gt;=[.K$2];[.$A775]&lt;=[.K$3]);1;0)" office:value-type="float" office:value="0" calcext:value-type="float">
            <text:p>0</text:p>
          </table:table-cell>
          <table:table-cell table:formula="of:=IF(AND([.$A775]&gt;=[.L$2];[.$A775]&lt;=[.L$3]);1;0)" office:value-type="float" office:value="1" calcext:value-type="float">
            <text:p>1</text:p>
          </table:table-cell>
          <table:table-cell table:formula="of:=IF(AND([.$A775]&gt;=[.M$2];[.$A775]&lt;=[.M$3]);1;0)" office:value-type="float" office:value="0" calcext:value-type="float">
            <text:p>0</text:p>
          </table:table-cell>
          <table:table-cell table:formula="of:=IF(AND([.$A775]&gt;=[.N$2];[.$A775]&lt;=[.N$3]);1;0)" office:value-type="float" office:value="0" calcext:value-type="float">
            <text:p>0</text:p>
          </table:table-cell>
          <table:table-cell table:formula="of:=IF(AND([.$A775]&gt;=[.O$2];[.$A7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3722" calcext:value-type="float">
            <text:p>-0.433722</text:p>
          </table:table-cell>
          <table:table-cell table:formula="of:=IF(AND([.$A776]&gt;=[.B$2];[.$A776]&lt;=[.B$3]);1;0)" office:value-type="float" office:value="0" calcext:value-type="float">
            <text:p>0</text:p>
          </table:table-cell>
          <table:table-cell table:formula="of:=IF(AND([.$A776]&gt;=[.C$2];[.$A776]&lt;=[.C$3]);1;0)" office:value-type="float" office:value="0" calcext:value-type="float">
            <text:p>0</text:p>
          </table:table-cell>
          <table:table-cell table:formula="of:=IF(AND([.$A776]&gt;=[.D$2];[.$A776]&lt;=[.D$3]);1;0)" office:value-type="float" office:value="1" calcext:value-type="float">
            <text:p>1</text:p>
          </table:table-cell>
          <table:table-cell table:formula="of:=IF(AND([.$A776]&gt;=[.E$2];[.$A776]&lt;=[.E$3]);1;0)" office:value-type="float" office:value="0" calcext:value-type="float">
            <text:p>0</text:p>
          </table:table-cell>
          <table:table-cell table:formula="of:=IF(AND([.$A776]&gt;=[.F$2];[.$A776]&lt;=[.F$3]);1;0)" office:value-type="float" office:value="0" calcext:value-type="float">
            <text:p>0</text:p>
          </table:table-cell>
          <table:table-cell table:formula="of:=IF(AND([.$A776]&gt;=[.G$2];[.$A776]&lt;=[.G$3]);1;0)" office:value-type="float" office:value="0" calcext:value-type="float">
            <text:p>0</text:p>
          </table:table-cell>
          <table:table-cell/>
          <table:table-cell office:value-type="float" office:value="0.0089694" calcext:value-type="float">
            <text:p>0.0089694</text:p>
          </table:table-cell>
          <table:table-cell table:formula="of:=IF(AND([.$A776]&gt;=[.J$2];[.$A776]&lt;=[.J$3]);1;0)" office:value-type="float" office:value="0" calcext:value-type="float">
            <text:p>0</text:p>
          </table:table-cell>
          <table:table-cell table:formula="of:=IF(AND([.$A776]&gt;=[.K$2];[.$A776]&lt;=[.K$3]);1;0)" office:value-type="float" office:value="0" calcext:value-type="float">
            <text:p>0</text:p>
          </table:table-cell>
          <table:table-cell table:formula="of:=IF(AND([.$A776]&gt;=[.L$2];[.$A776]&lt;=[.L$3]);1;0)" office:value-type="float" office:value="1" calcext:value-type="float">
            <text:p>1</text:p>
          </table:table-cell>
          <table:table-cell table:formula="of:=IF(AND([.$A776]&gt;=[.M$2];[.$A776]&lt;=[.M$3]);1;0)" office:value-type="float" office:value="0" calcext:value-type="float">
            <text:p>0</text:p>
          </table:table-cell>
          <table:table-cell table:formula="of:=IF(AND([.$A776]&gt;=[.N$2];[.$A776]&lt;=[.N$3]);1;0)" office:value-type="float" office:value="0" calcext:value-type="float">
            <text:p>0</text:p>
          </table:table-cell>
          <table:table-cell table:formula="of:=IF(AND([.$A776]&gt;=[.O$2];[.$A7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table:formula="of:=IF(AND([.$A777]&gt;=[.B$2];[.$A777]&lt;=[.B$3]);1;0)" office:value-type="float" office:value="0" calcext:value-type="float">
            <text:p>0</text:p>
          </table:table-cell>
          <table:table-cell table:formula="of:=IF(AND([.$A777]&gt;=[.C$2];[.$A777]&lt;=[.C$3]);1;0)" office:value-type="float" office:value="1" calcext:value-type="float">
            <text:p>1</text:p>
          </table:table-cell>
          <table:table-cell table:formula="of:=IF(AND([.$A777]&gt;=[.D$2];[.$A777]&lt;=[.D$3]);1;0)" office:value-type="float" office:value="0" calcext:value-type="float">
            <text:p>0</text:p>
          </table:table-cell>
          <table:table-cell table:formula="of:=IF(AND([.$A777]&gt;=[.E$2];[.$A777]&lt;=[.E$3]);1;0)" office:value-type="float" office:value="0" calcext:value-type="float">
            <text:p>0</text:p>
          </table:table-cell>
          <table:table-cell table:formula="of:=IF(AND([.$A777]&gt;=[.F$2];[.$A777]&lt;=[.F$3]);1;0)" office:value-type="float" office:value="0" calcext:value-type="float">
            <text:p>0</text:p>
          </table:table-cell>
          <table:table-cell table:formula="of:=IF(AND([.$A777]&gt;=[.G$2];[.$A777]&lt;=[.G$3]);1;0)" office:value-type="float" office:value="0" calcext:value-type="float">
            <text:p>0</text:p>
          </table:table-cell>
          <table:table-cell/>
          <table:table-cell office:value-type="float" office:value="0.295835" calcext:value-type="float">
            <text:p>0.295835</text:p>
          </table:table-cell>
          <table:table-cell table:formula="of:=IF(AND([.$A777]&gt;=[.J$2];[.$A777]&lt;=[.J$3]);1;0)" office:value-type="float" office:value="0" calcext:value-type="float">
            <text:p>0</text:p>
          </table:table-cell>
          <table:table-cell table:formula="of:=IF(AND([.$A777]&gt;=[.K$2];[.$A777]&lt;=[.K$3]);1;0)" office:value-type="float" office:value="1" calcext:value-type="float">
            <text:p>1</text:p>
          </table:table-cell>
          <table:table-cell table:formula="of:=IF(AND([.$A777]&gt;=[.L$2];[.$A777]&lt;=[.L$3]);1;0)" office:value-type="float" office:value="0" calcext:value-type="float">
            <text:p>0</text:p>
          </table:table-cell>
          <table:table-cell table:formula="of:=IF(AND([.$A777]&gt;=[.M$2];[.$A777]&lt;=[.M$3]);1;0)" office:value-type="float" office:value="0" calcext:value-type="float">
            <text:p>0</text:p>
          </table:table-cell>
          <table:table-cell table:formula="of:=IF(AND([.$A777]&gt;=[.N$2];[.$A777]&lt;=[.N$3]);1;0)" office:value-type="float" office:value="0" calcext:value-type="float">
            <text:p>0</text:p>
          </table:table-cell>
          <table:table-cell table:formula="of:=IF(AND([.$A777]&gt;=[.O$2];[.$A7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3892" calcext:value-type="float">
            <text:p>-1.03892</text:p>
          </table:table-cell>
          <table:table-cell table:formula="of:=IF(AND([.$A778]&gt;=[.B$2];[.$A778]&lt;=[.B$3]);1;0)" office:value-type="float" office:value="0" calcext:value-type="float">
            <text:p>0</text:p>
          </table:table-cell>
          <table:table-cell table:formula="of:=IF(AND([.$A778]&gt;=[.C$2];[.$A778]&lt;=[.C$3]);1;0)" office:value-type="float" office:value="1" calcext:value-type="float">
            <text:p>1</text:p>
          </table:table-cell>
          <table:table-cell table:formula="of:=IF(AND([.$A778]&gt;=[.D$2];[.$A778]&lt;=[.D$3]);1;0)" office:value-type="float" office:value="0" calcext:value-type="float">
            <text:p>0</text:p>
          </table:table-cell>
          <table:table-cell table:formula="of:=IF(AND([.$A778]&gt;=[.E$2];[.$A778]&lt;=[.E$3]);1;0)" office:value-type="float" office:value="0" calcext:value-type="float">
            <text:p>0</text:p>
          </table:table-cell>
          <table:table-cell table:formula="of:=IF(AND([.$A778]&gt;=[.F$2];[.$A778]&lt;=[.F$3]);1;0)" office:value-type="float" office:value="0" calcext:value-type="float">
            <text:p>0</text:p>
          </table:table-cell>
          <table:table-cell table:formula="of:=IF(AND([.$A778]&gt;=[.G$2];[.$A778]&lt;=[.G$3]);1;0)" office:value-type="float" office:value="0" calcext:value-type="float">
            <text:p>0</text:p>
          </table:table-cell>
          <table:table-cell/>
          <table:table-cell office:value-type="float" office:value="-0.362612" calcext:value-type="float">
            <text:p>-0.362612</text:p>
          </table:table-cell>
          <table:table-cell table:formula="of:=IF(AND([.$A778]&gt;=[.J$2];[.$A778]&lt;=[.J$3]);1;0)" office:value-type="float" office:value="0" calcext:value-type="float">
            <text:p>0</text:p>
          </table:table-cell>
          <table:table-cell table:formula="of:=IF(AND([.$A778]&gt;=[.K$2];[.$A778]&lt;=[.K$3]);1;0)" office:value-type="float" office:value="1" calcext:value-type="float">
            <text:p>1</text:p>
          </table:table-cell>
          <table:table-cell table:formula="of:=IF(AND([.$A778]&gt;=[.L$2];[.$A778]&lt;=[.L$3]);1;0)" office:value-type="float" office:value="0" calcext:value-type="float">
            <text:p>0</text:p>
          </table:table-cell>
          <table:table-cell table:formula="of:=IF(AND([.$A778]&gt;=[.M$2];[.$A778]&lt;=[.M$3]);1;0)" office:value-type="float" office:value="0" calcext:value-type="float">
            <text:p>0</text:p>
          </table:table-cell>
          <table:table-cell table:formula="of:=IF(AND([.$A778]&gt;=[.N$2];[.$A778]&lt;=[.N$3]);1;0)" office:value-type="float" office:value="0" calcext:value-type="float">
            <text:p>0</text:p>
          </table:table-cell>
          <table:table-cell table:formula="of:=IF(AND([.$A778]&gt;=[.O$2];[.$A7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79453" calcext:value-type="float">
            <text:p>-0.0179453</text:p>
          </table:table-cell>
          <table:table-cell table:formula="of:=IF(AND([.$A779]&gt;=[.B$2];[.$A779]&lt;=[.B$3]);1;0)" office:value-type="float" office:value="0" calcext:value-type="float">
            <text:p>0</text:p>
          </table:table-cell>
          <table:table-cell table:formula="of:=IF(AND([.$A779]&gt;=[.C$2];[.$A779]&lt;=[.C$3]);1;0)" office:value-type="float" office:value="0" calcext:value-type="float">
            <text:p>0</text:p>
          </table:table-cell>
          <table:table-cell table:formula="of:=IF(AND([.$A779]&gt;=[.D$2];[.$A779]&lt;=[.D$3]);1;0)" office:value-type="float" office:value="1" calcext:value-type="float">
            <text:p>1</text:p>
          </table:table-cell>
          <table:table-cell table:formula="of:=IF(AND([.$A779]&gt;=[.E$2];[.$A779]&lt;=[.E$3]);1;0)" office:value-type="float" office:value="0" calcext:value-type="float">
            <text:p>0</text:p>
          </table:table-cell>
          <table:table-cell table:formula="of:=IF(AND([.$A779]&gt;=[.F$2];[.$A779]&lt;=[.F$3]);1;0)" office:value-type="float" office:value="0" calcext:value-type="float">
            <text:p>0</text:p>
          </table:table-cell>
          <table:table-cell table:formula="of:=IF(AND([.$A779]&gt;=[.G$2];[.$A779]&lt;=[.G$3]);1;0)" office:value-type="float" office:value="0" calcext:value-type="float">
            <text:p>0</text:p>
          </table:table-cell>
          <table:table-cell/>
          <table:table-cell office:value-type="float" office:value="-0.345774" calcext:value-type="float">
            <text:p>-0.345774</text:p>
          </table:table-cell>
          <table:table-cell table:formula="of:=IF(AND([.$A779]&gt;=[.J$2];[.$A779]&lt;=[.J$3]);1;0)" office:value-type="float" office:value="0" calcext:value-type="float">
            <text:p>0</text:p>
          </table:table-cell>
          <table:table-cell table:formula="of:=IF(AND([.$A779]&gt;=[.K$2];[.$A779]&lt;=[.K$3]);1;0)" office:value-type="float" office:value="0" calcext:value-type="float">
            <text:p>0</text:p>
          </table:table-cell>
          <table:table-cell table:formula="of:=IF(AND([.$A779]&gt;=[.L$2];[.$A779]&lt;=[.L$3]);1;0)" office:value-type="float" office:value="1" calcext:value-type="float">
            <text:p>1</text:p>
          </table:table-cell>
          <table:table-cell table:formula="of:=IF(AND([.$A779]&gt;=[.M$2];[.$A779]&lt;=[.M$3]);1;0)" office:value-type="float" office:value="0" calcext:value-type="float">
            <text:p>0</text:p>
          </table:table-cell>
          <table:table-cell table:formula="of:=IF(AND([.$A779]&gt;=[.N$2];[.$A779]&lt;=[.N$3]);1;0)" office:value-type="float" office:value="0" calcext:value-type="float">
            <text:p>0</text:p>
          </table:table-cell>
          <table:table-cell table:formula="of:=IF(AND([.$A779]&gt;=[.O$2];[.$A7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8737" calcext:value-type="float">
            <text:p>-0.638737</text:p>
          </table:table-cell>
          <table:table-cell table:formula="of:=IF(AND([.$A780]&gt;=[.B$2];[.$A780]&lt;=[.B$3]);1;0)" office:value-type="float" office:value="0" calcext:value-type="float">
            <text:p>0</text:p>
          </table:table-cell>
          <table:table-cell table:formula="of:=IF(AND([.$A780]&gt;=[.C$2];[.$A780]&lt;=[.C$3]);1;0)" office:value-type="float" office:value="0" calcext:value-type="float">
            <text:p>0</text:p>
          </table:table-cell>
          <table:table-cell table:formula="of:=IF(AND([.$A780]&gt;=[.D$2];[.$A780]&lt;=[.D$3]);1;0)" office:value-type="float" office:value="1" calcext:value-type="float">
            <text:p>1</text:p>
          </table:table-cell>
          <table:table-cell table:formula="of:=IF(AND([.$A780]&gt;=[.E$2];[.$A780]&lt;=[.E$3]);1;0)" office:value-type="float" office:value="0" calcext:value-type="float">
            <text:p>0</text:p>
          </table:table-cell>
          <table:table-cell table:formula="of:=IF(AND([.$A780]&gt;=[.F$2];[.$A780]&lt;=[.F$3]);1;0)" office:value-type="float" office:value="0" calcext:value-type="float">
            <text:p>0</text:p>
          </table:table-cell>
          <table:table-cell table:formula="of:=IF(AND([.$A780]&gt;=[.G$2];[.$A780]&lt;=[.G$3]);1;0)" office:value-type="float" office:value="0" calcext:value-type="float">
            <text:p>0</text:p>
          </table:table-cell>
          <table:table-cell/>
          <table:table-cell office:value-type="float" office:value="1.35952" calcext:value-type="float">
            <text:p>1.35952</text:p>
          </table:table-cell>
          <table:table-cell table:formula="of:=IF(AND([.$A780]&gt;=[.J$2];[.$A780]&lt;=[.J$3]);1;0)" office:value-type="float" office:value="0" calcext:value-type="float">
            <text:p>0</text:p>
          </table:table-cell>
          <table:table-cell table:formula="of:=IF(AND([.$A780]&gt;=[.K$2];[.$A780]&lt;=[.K$3]);1;0)" office:value-type="float" office:value="0" calcext:value-type="float">
            <text:p>0</text:p>
          </table:table-cell>
          <table:table-cell table:formula="of:=IF(AND([.$A780]&gt;=[.L$2];[.$A780]&lt;=[.L$3]);1;0)" office:value-type="float" office:value="1" calcext:value-type="float">
            <text:p>1</text:p>
          </table:table-cell>
          <table:table-cell table:formula="of:=IF(AND([.$A780]&gt;=[.M$2];[.$A780]&lt;=[.M$3]);1;0)" office:value-type="float" office:value="0" calcext:value-type="float">
            <text:p>0</text:p>
          </table:table-cell>
          <table:table-cell table:formula="of:=IF(AND([.$A780]&gt;=[.N$2];[.$A780]&lt;=[.N$3]);1;0)" office:value-type="float" office:value="0" calcext:value-type="float">
            <text:p>0</text:p>
          </table:table-cell>
          <table:table-cell table:formula="of:=IF(AND([.$A780]&gt;=[.O$2];[.$A7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8445" calcext:value-type="float">
            <text:p>0.858445</text:p>
          </table:table-cell>
          <table:table-cell table:formula="of:=IF(AND([.$A781]&gt;=[.B$2];[.$A781]&lt;=[.B$3]);1;0)" office:value-type="float" office:value="0" calcext:value-type="float">
            <text:p>0</text:p>
          </table:table-cell>
          <table:table-cell table:formula="of:=IF(AND([.$A781]&gt;=[.C$2];[.$A781]&lt;=[.C$3]);1;0)" office:value-type="float" office:value="0" calcext:value-type="float">
            <text:p>0</text:p>
          </table:table-cell>
          <table:table-cell table:formula="of:=IF(AND([.$A781]&gt;=[.D$2];[.$A781]&lt;=[.D$3]);1;0)" office:value-type="float" office:value="0" calcext:value-type="float">
            <text:p>0</text:p>
          </table:table-cell>
          <table:table-cell table:formula="of:=IF(AND([.$A781]&gt;=[.E$2];[.$A781]&lt;=[.E$3]);1;0)" office:value-type="float" office:value="1" calcext:value-type="float">
            <text:p>1</text:p>
          </table:table-cell>
          <table:table-cell table:formula="of:=IF(AND([.$A781]&gt;=[.F$2];[.$A781]&lt;=[.F$3]);1;0)" office:value-type="float" office:value="0" calcext:value-type="float">
            <text:p>0</text:p>
          </table:table-cell>
          <table:table-cell table:formula="of:=IF(AND([.$A781]&gt;=[.G$2];[.$A781]&lt;=[.G$3]);1;0)" office:value-type="float" office:value="0" calcext:value-type="float">
            <text:p>0</text:p>
          </table:table-cell>
          <table:table-cell/>
          <table:table-cell office:value-type="float" office:value="-0.709494" calcext:value-type="float">
            <text:p>-0.709494</text:p>
          </table:table-cell>
          <table:table-cell table:formula="of:=IF(AND([.$A781]&gt;=[.J$2];[.$A781]&lt;=[.J$3]);1;0)" office:value-type="float" office:value="0" calcext:value-type="float">
            <text:p>0</text:p>
          </table:table-cell>
          <table:table-cell table:formula="of:=IF(AND([.$A781]&gt;=[.K$2];[.$A781]&lt;=[.K$3]);1;0)" office:value-type="float" office:value="0" calcext:value-type="float">
            <text:p>0</text:p>
          </table:table-cell>
          <table:table-cell table:formula="of:=IF(AND([.$A781]&gt;=[.L$2];[.$A781]&lt;=[.L$3]);1;0)" office:value-type="float" office:value="0" calcext:value-type="float">
            <text:p>0</text:p>
          </table:table-cell>
          <table:table-cell table:formula="of:=IF(AND([.$A781]&gt;=[.M$2];[.$A781]&lt;=[.M$3]);1;0)" office:value-type="float" office:value="1" calcext:value-type="float">
            <text:p>1</text:p>
          </table:table-cell>
          <table:table-cell table:formula="of:=IF(AND([.$A781]&gt;=[.N$2];[.$A781]&lt;=[.N$3]);1;0)" office:value-type="float" office:value="0" calcext:value-type="float">
            <text:p>0</text:p>
          </table:table-cell>
          <table:table-cell table:formula="of:=IF(AND([.$A781]&gt;=[.O$2];[.$A7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44" calcext:value-type="float">
            <text:p>1.6644</text:p>
          </table:table-cell>
          <table:table-cell table:formula="of:=IF(AND([.$A782]&gt;=[.B$2];[.$A782]&lt;=[.B$3]);1;0)" office:value-type="float" office:value="0" calcext:value-type="float">
            <text:p>0</text:p>
          </table:table-cell>
          <table:table-cell table:formula="of:=IF(AND([.$A782]&gt;=[.C$2];[.$A782]&lt;=[.C$3]);1;0)" office:value-type="float" office:value="0" calcext:value-type="float">
            <text:p>0</text:p>
          </table:table-cell>
          <table:table-cell table:formula="of:=IF(AND([.$A782]&gt;=[.D$2];[.$A782]&lt;=[.D$3]);1;0)" office:value-type="float" office:value="0" calcext:value-type="float">
            <text:p>0</text:p>
          </table:table-cell>
          <table:table-cell table:formula="of:=IF(AND([.$A782]&gt;=[.E$2];[.$A782]&lt;=[.E$3]);1;0)" office:value-type="float" office:value="0" calcext:value-type="float">
            <text:p>0</text:p>
          </table:table-cell>
          <table:table-cell table:formula="of:=IF(AND([.$A782]&gt;=[.F$2];[.$A782]&lt;=[.F$3]);1;0)" office:value-type="float" office:value="1" calcext:value-type="float">
            <text:p>1</text:p>
          </table:table-cell>
          <table:table-cell table:formula="of:=IF(AND([.$A782]&gt;=[.G$2];[.$A782]&lt;=[.G$3]);1;0)" office:value-type="float" office:value="0" calcext:value-type="float">
            <text:p>0</text:p>
          </table:table-cell>
          <table:table-cell/>
          <table:table-cell office:value-type="float" office:value="1.20235" calcext:value-type="float">
            <text:p>1.20235</text:p>
          </table:table-cell>
          <table:table-cell table:formula="of:=IF(AND([.$A782]&gt;=[.J$2];[.$A782]&lt;=[.J$3]);1;0)" office:value-type="float" office:value="0" calcext:value-type="float">
            <text:p>0</text:p>
          </table:table-cell>
          <table:table-cell table:formula="of:=IF(AND([.$A782]&gt;=[.K$2];[.$A782]&lt;=[.K$3]);1;0)" office:value-type="float" office:value="0" calcext:value-type="float">
            <text:p>0</text:p>
          </table:table-cell>
          <table:table-cell table:formula="of:=IF(AND([.$A782]&gt;=[.L$2];[.$A782]&lt;=[.L$3]);1;0)" office:value-type="float" office:value="0" calcext:value-type="float">
            <text:p>0</text:p>
          </table:table-cell>
          <table:table-cell table:formula="of:=IF(AND([.$A782]&gt;=[.M$2];[.$A782]&lt;=[.M$3]);1;0)" office:value-type="float" office:value="0" calcext:value-type="float">
            <text:p>0</text:p>
          </table:table-cell>
          <table:table-cell table:formula="of:=IF(AND([.$A782]&gt;=[.N$2];[.$A782]&lt;=[.N$3]);1;0)" office:value-type="float" office:value="1" calcext:value-type="float">
            <text:p>1</text:p>
          </table:table-cell>
          <table:table-cell table:formula="of:=IF(AND([.$A782]&gt;=[.O$2];[.$A7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9003" calcext:value-type="float">
            <text:p>-0.149003</text:p>
          </table:table-cell>
          <table:table-cell table:formula="of:=IF(AND([.$A783]&gt;=[.B$2];[.$A783]&lt;=[.B$3]);1;0)" office:value-type="float" office:value="0" calcext:value-type="float">
            <text:p>0</text:p>
          </table:table-cell>
          <table:table-cell table:formula="of:=IF(AND([.$A783]&gt;=[.C$2];[.$A783]&lt;=[.C$3]);1;0)" office:value-type="float" office:value="0" calcext:value-type="float">
            <text:p>0</text:p>
          </table:table-cell>
          <table:table-cell table:formula="of:=IF(AND([.$A783]&gt;=[.D$2];[.$A783]&lt;=[.D$3]);1;0)" office:value-type="float" office:value="1" calcext:value-type="float">
            <text:p>1</text:p>
          </table:table-cell>
          <table:table-cell table:formula="of:=IF(AND([.$A783]&gt;=[.E$2];[.$A783]&lt;=[.E$3]);1;0)" office:value-type="float" office:value="0" calcext:value-type="float">
            <text:p>0</text:p>
          </table:table-cell>
          <table:table-cell table:formula="of:=IF(AND([.$A783]&gt;=[.F$2];[.$A783]&lt;=[.F$3]);1;0)" office:value-type="float" office:value="0" calcext:value-type="float">
            <text:p>0</text:p>
          </table:table-cell>
          <table:table-cell table:formula="of:=IF(AND([.$A783]&gt;=[.G$2];[.$A783]&lt;=[.G$3]);1;0)" office:value-type="float" office:value="0" calcext:value-type="float">
            <text:p>0</text:p>
          </table:table-cell>
          <table:table-cell/>
          <table:table-cell office:value-type="float" office:value="-0.730048" calcext:value-type="float">
            <text:p>-0.730048</text:p>
          </table:table-cell>
          <table:table-cell table:formula="of:=IF(AND([.$A783]&gt;=[.J$2];[.$A783]&lt;=[.J$3]);1;0)" office:value-type="float" office:value="0" calcext:value-type="float">
            <text:p>0</text:p>
          </table:table-cell>
          <table:table-cell table:formula="of:=IF(AND([.$A783]&gt;=[.K$2];[.$A783]&lt;=[.K$3]);1;0)" office:value-type="float" office:value="0" calcext:value-type="float">
            <text:p>0</text:p>
          </table:table-cell>
          <table:table-cell table:formula="of:=IF(AND([.$A783]&gt;=[.L$2];[.$A783]&lt;=[.L$3]);1;0)" office:value-type="float" office:value="1" calcext:value-type="float">
            <text:p>1</text:p>
          </table:table-cell>
          <table:table-cell table:formula="of:=IF(AND([.$A783]&gt;=[.M$2];[.$A783]&lt;=[.M$3]);1;0)" office:value-type="float" office:value="0" calcext:value-type="float">
            <text:p>0</text:p>
          </table:table-cell>
          <table:table-cell table:formula="of:=IF(AND([.$A783]&gt;=[.N$2];[.$A783]&lt;=[.N$3]);1;0)" office:value-type="float" office:value="0" calcext:value-type="float">
            <text:p>0</text:p>
          </table:table-cell>
          <table:table-cell table:formula="of:=IF(AND([.$A783]&gt;=[.O$2];[.$A7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2659" calcext:value-type="float">
            <text:p>-0.372659</text:p>
          </table:table-cell>
          <table:table-cell table:formula="of:=IF(AND([.$A784]&gt;=[.B$2];[.$A784]&lt;=[.B$3]);1;0)" office:value-type="float" office:value="0" calcext:value-type="float">
            <text:p>0</text:p>
          </table:table-cell>
          <table:table-cell table:formula="of:=IF(AND([.$A784]&gt;=[.C$2];[.$A784]&lt;=[.C$3]);1;0)" office:value-type="float" office:value="0" calcext:value-type="float">
            <text:p>0</text:p>
          </table:table-cell>
          <table:table-cell table:formula="of:=IF(AND([.$A784]&gt;=[.D$2];[.$A784]&lt;=[.D$3]);1;0)" office:value-type="float" office:value="1" calcext:value-type="float">
            <text:p>1</text:p>
          </table:table-cell>
          <table:table-cell table:formula="of:=IF(AND([.$A784]&gt;=[.E$2];[.$A784]&lt;=[.E$3]);1;0)" office:value-type="float" office:value="0" calcext:value-type="float">
            <text:p>0</text:p>
          </table:table-cell>
          <table:table-cell table:formula="of:=IF(AND([.$A784]&gt;=[.F$2];[.$A784]&lt;=[.F$3]);1;0)" office:value-type="float" office:value="0" calcext:value-type="float">
            <text:p>0</text:p>
          </table:table-cell>
          <table:table-cell table:formula="of:=IF(AND([.$A784]&gt;=[.G$2];[.$A784]&lt;=[.G$3]);1;0)" office:value-type="float" office:value="0" calcext:value-type="float">
            <text:p>0</text:p>
          </table:table-cell>
          <table:table-cell/>
          <table:table-cell office:value-type="float" office:value="0.915988" calcext:value-type="float">
            <text:p>0.915988</text:p>
          </table:table-cell>
          <table:table-cell table:formula="of:=IF(AND([.$A784]&gt;=[.J$2];[.$A784]&lt;=[.J$3]);1;0)" office:value-type="float" office:value="0" calcext:value-type="float">
            <text:p>0</text:p>
          </table:table-cell>
          <table:table-cell table:formula="of:=IF(AND([.$A784]&gt;=[.K$2];[.$A784]&lt;=[.K$3]);1;0)" office:value-type="float" office:value="0" calcext:value-type="float">
            <text:p>0</text:p>
          </table:table-cell>
          <table:table-cell table:formula="of:=IF(AND([.$A784]&gt;=[.L$2];[.$A784]&lt;=[.L$3]);1;0)" office:value-type="float" office:value="1" calcext:value-type="float">
            <text:p>1</text:p>
          </table:table-cell>
          <table:table-cell table:formula="of:=IF(AND([.$A784]&gt;=[.M$2];[.$A784]&lt;=[.M$3]);1;0)" office:value-type="float" office:value="0" calcext:value-type="float">
            <text:p>0</text:p>
          </table:table-cell>
          <table:table-cell table:formula="of:=IF(AND([.$A784]&gt;=[.N$2];[.$A784]&lt;=[.N$3]);1;0)" office:value-type="float" office:value="0" calcext:value-type="float">
            <text:p>0</text:p>
          </table:table-cell>
          <table:table-cell table:formula="of:=IF(AND([.$A784]&gt;=[.O$2];[.$A7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443" calcext:value-type="float">
            <text:p>1.08443</text:p>
          </table:table-cell>
          <table:table-cell table:formula="of:=IF(AND([.$A785]&gt;=[.B$2];[.$A785]&lt;=[.B$3]);1;0)" office:value-type="float" office:value="0" calcext:value-type="float">
            <text:p>0</text:p>
          </table:table-cell>
          <table:table-cell table:formula="of:=IF(AND([.$A785]&gt;=[.C$2];[.$A785]&lt;=[.C$3]);1;0)" office:value-type="float" office:value="0" calcext:value-type="float">
            <text:p>0</text:p>
          </table:table-cell>
          <table:table-cell table:formula="of:=IF(AND([.$A785]&gt;=[.D$2];[.$A785]&lt;=[.D$3]);1;0)" office:value-type="float" office:value="0" calcext:value-type="float">
            <text:p>0</text:p>
          </table:table-cell>
          <table:table-cell table:formula="of:=IF(AND([.$A785]&gt;=[.E$2];[.$A785]&lt;=[.E$3]);1;0)" office:value-type="float" office:value="0" calcext:value-type="float">
            <text:p>0</text:p>
          </table:table-cell>
          <table:table-cell table:formula="of:=IF(AND([.$A785]&gt;=[.F$2];[.$A785]&lt;=[.F$3]);1;0)" office:value-type="float" office:value="1" calcext:value-type="float">
            <text:p>1</text:p>
          </table:table-cell>
          <table:table-cell table:formula="of:=IF(AND([.$A785]&gt;=[.G$2];[.$A785]&lt;=[.G$3]);1;0)" office:value-type="float" office:value="0" calcext:value-type="float">
            <text:p>0</text:p>
          </table:table-cell>
          <table:table-cell/>
          <table:table-cell office:value-type="float" office:value="-0.723665" calcext:value-type="float">
            <text:p>-0.723665</text:p>
          </table:table-cell>
          <table:table-cell table:formula="of:=IF(AND([.$A785]&gt;=[.J$2];[.$A785]&lt;=[.J$3]);1;0)" office:value-type="float" office:value="0" calcext:value-type="float">
            <text:p>0</text:p>
          </table:table-cell>
          <table:table-cell table:formula="of:=IF(AND([.$A785]&gt;=[.K$2];[.$A785]&lt;=[.K$3]);1;0)" office:value-type="float" office:value="0" calcext:value-type="float">
            <text:p>0</text:p>
          </table:table-cell>
          <table:table-cell table:formula="of:=IF(AND([.$A785]&gt;=[.L$2];[.$A785]&lt;=[.L$3]);1;0)" office:value-type="float" office:value="0" calcext:value-type="float">
            <text:p>0</text:p>
          </table:table-cell>
          <table:table-cell table:formula="of:=IF(AND([.$A785]&gt;=[.M$2];[.$A785]&lt;=[.M$3]);1;0)" office:value-type="float" office:value="0" calcext:value-type="float">
            <text:p>0</text:p>
          </table:table-cell>
          <table:table-cell table:formula="of:=IF(AND([.$A785]&gt;=[.N$2];[.$A785]&lt;=[.N$3]);1;0)" office:value-type="float" office:value="1" calcext:value-type="float">
            <text:p>1</text:p>
          </table:table-cell>
          <table:table-cell table:formula="of:=IF(AND([.$A785]&gt;=[.O$2];[.$A7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666" calcext:value-type="float">
            <text:p>0.480666</text:p>
          </table:table-cell>
          <table:table-cell table:formula="of:=IF(AND([.$A786]&gt;=[.B$2];[.$A786]&lt;=[.B$3]);1;0)" office:value-type="float" office:value="0" calcext:value-type="float">
            <text:p>0</text:p>
          </table:table-cell>
          <table:table-cell table:formula="of:=IF(AND([.$A786]&gt;=[.C$2];[.$A786]&lt;=[.C$3]);1;0)" office:value-type="float" office:value="0" calcext:value-type="float">
            <text:p>0</text:p>
          </table:table-cell>
          <table:table-cell table:formula="of:=IF(AND([.$A786]&gt;=[.D$2];[.$A786]&lt;=[.D$3]);1;0)" office:value-type="float" office:value="0" calcext:value-type="float">
            <text:p>0</text:p>
          </table:table-cell>
          <table:table-cell table:formula="of:=IF(AND([.$A786]&gt;=[.E$2];[.$A786]&lt;=[.E$3]);1;0)" office:value-type="float" office:value="1" calcext:value-type="float">
            <text:p>1</text:p>
          </table:table-cell>
          <table:table-cell table:formula="of:=IF(AND([.$A786]&gt;=[.F$2];[.$A786]&lt;=[.F$3]);1;0)" office:value-type="float" office:value="0" calcext:value-type="float">
            <text:p>0</text:p>
          </table:table-cell>
          <table:table-cell table:formula="of:=IF(AND([.$A786]&gt;=[.G$2];[.$A786]&lt;=[.G$3]);1;0)" office:value-type="float" office:value="0" calcext:value-type="float">
            <text:p>0</text:p>
          </table:table-cell>
          <table:table-cell/>
          <table:table-cell office:value-type="float" office:value="-1.27742" calcext:value-type="float">
            <text:p>-1.27742</text:p>
          </table:table-cell>
          <table:table-cell table:formula="of:=IF(AND([.$A786]&gt;=[.J$2];[.$A786]&lt;=[.J$3]);1;0)" office:value-type="float" office:value="0" calcext:value-type="float">
            <text:p>0</text:p>
          </table:table-cell>
          <table:table-cell table:formula="of:=IF(AND([.$A786]&gt;=[.K$2];[.$A786]&lt;=[.K$3]);1;0)" office:value-type="float" office:value="0" calcext:value-type="float">
            <text:p>0</text:p>
          </table:table-cell>
          <table:table-cell table:formula="of:=IF(AND([.$A786]&gt;=[.L$2];[.$A786]&lt;=[.L$3]);1;0)" office:value-type="float" office:value="0" calcext:value-type="float">
            <text:p>0</text:p>
          </table:table-cell>
          <table:table-cell table:formula="of:=IF(AND([.$A786]&gt;=[.M$2];[.$A786]&lt;=[.M$3]);1;0)" office:value-type="float" office:value="1" calcext:value-type="float">
            <text:p>1</text:p>
          </table:table-cell>
          <table:table-cell table:formula="of:=IF(AND([.$A786]&gt;=[.N$2];[.$A786]&lt;=[.N$3]);1;0)" office:value-type="float" office:value="0" calcext:value-type="float">
            <text:p>0</text:p>
          </table:table-cell>
          <table:table-cell table:formula="of:=IF(AND([.$A786]&gt;=[.O$2];[.$A7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672" calcext:value-type="float">
            <text:p>-1.1672</text:p>
          </table:table-cell>
          <table:table-cell table:formula="of:=IF(AND([.$A787]&gt;=[.B$2];[.$A787]&lt;=[.B$3]);1;0)" office:value-type="float" office:value="0" calcext:value-type="float">
            <text:p>0</text:p>
          </table:table-cell>
          <table:table-cell table:formula="of:=IF(AND([.$A787]&gt;=[.C$2];[.$A787]&lt;=[.C$3]);1;0)" office:value-type="float" office:value="1" calcext:value-type="float">
            <text:p>1</text:p>
          </table:table-cell>
          <table:table-cell table:formula="of:=IF(AND([.$A787]&gt;=[.D$2];[.$A787]&lt;=[.D$3]);1;0)" office:value-type="float" office:value="0" calcext:value-type="float">
            <text:p>0</text:p>
          </table:table-cell>
          <table:table-cell table:formula="of:=IF(AND([.$A787]&gt;=[.E$2];[.$A787]&lt;=[.E$3]);1;0)" office:value-type="float" office:value="0" calcext:value-type="float">
            <text:p>0</text:p>
          </table:table-cell>
          <table:table-cell table:formula="of:=IF(AND([.$A787]&gt;=[.F$2];[.$A787]&lt;=[.F$3]);1;0)" office:value-type="float" office:value="0" calcext:value-type="float">
            <text:p>0</text:p>
          </table:table-cell>
          <table:table-cell table:formula="of:=IF(AND([.$A787]&gt;=[.G$2];[.$A787]&lt;=[.G$3]);1;0)" office:value-type="float" office:value="0" calcext:value-type="float">
            <text:p>0</text:p>
          </table:table-cell>
          <table:table-cell/>
          <table:table-cell office:value-type="float" office:value="-1.5521" calcext:value-type="float">
            <text:p>-1.5521</text:p>
          </table:table-cell>
          <table:table-cell table:formula="of:=IF(AND([.$A787]&gt;=[.J$2];[.$A787]&lt;=[.J$3]);1;0)" office:value-type="float" office:value="0" calcext:value-type="float">
            <text:p>0</text:p>
          </table:table-cell>
          <table:table-cell table:formula="of:=IF(AND([.$A787]&gt;=[.K$2];[.$A787]&lt;=[.K$3]);1;0)" office:value-type="float" office:value="1" calcext:value-type="float">
            <text:p>1</text:p>
          </table:table-cell>
          <table:table-cell table:formula="of:=IF(AND([.$A787]&gt;=[.L$2];[.$A787]&lt;=[.L$3]);1;0)" office:value-type="float" office:value="0" calcext:value-type="float">
            <text:p>0</text:p>
          </table:table-cell>
          <table:table-cell table:formula="of:=IF(AND([.$A787]&gt;=[.M$2];[.$A787]&lt;=[.M$3]);1;0)" office:value-type="float" office:value="0" calcext:value-type="float">
            <text:p>0</text:p>
          </table:table-cell>
          <table:table-cell table:formula="of:=IF(AND([.$A787]&gt;=[.N$2];[.$A787]&lt;=[.N$3]);1;0)" office:value-type="float" office:value="0" calcext:value-type="float">
            <text:p>0</text:p>
          </table:table-cell>
          <table:table-cell table:formula="of:=IF(AND([.$A787]&gt;=[.O$2];[.$A7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6847" calcext:value-type="float">
            <text:p>-0.0306847</text:p>
          </table:table-cell>
          <table:table-cell table:formula="of:=IF(AND([.$A788]&gt;=[.B$2];[.$A788]&lt;=[.B$3]);1;0)" office:value-type="float" office:value="0" calcext:value-type="float">
            <text:p>0</text:p>
          </table:table-cell>
          <table:table-cell table:formula="of:=IF(AND([.$A788]&gt;=[.C$2];[.$A788]&lt;=[.C$3]);1;0)" office:value-type="float" office:value="0" calcext:value-type="float">
            <text:p>0</text:p>
          </table:table-cell>
          <table:table-cell table:formula="of:=IF(AND([.$A788]&gt;=[.D$2];[.$A788]&lt;=[.D$3]);1;0)" office:value-type="float" office:value="1" calcext:value-type="float">
            <text:p>1</text:p>
          </table:table-cell>
          <table:table-cell table:formula="of:=IF(AND([.$A788]&gt;=[.E$2];[.$A788]&lt;=[.E$3]);1;0)" office:value-type="float" office:value="0" calcext:value-type="float">
            <text:p>0</text:p>
          </table:table-cell>
          <table:table-cell table:formula="of:=IF(AND([.$A788]&gt;=[.F$2];[.$A788]&lt;=[.F$3]);1;0)" office:value-type="float" office:value="0" calcext:value-type="float">
            <text:p>0</text:p>
          </table:table-cell>
          <table:table-cell table:formula="of:=IF(AND([.$A788]&gt;=[.G$2];[.$A788]&lt;=[.G$3]);1;0)" office:value-type="float" office:value="0" calcext:value-type="float">
            <text:p>0</text:p>
          </table:table-cell>
          <table:table-cell/>
          <table:table-cell office:value-type="float" office:value="-0.271221" calcext:value-type="float">
            <text:p>-0.271221</text:p>
          </table:table-cell>
          <table:table-cell table:formula="of:=IF(AND([.$A788]&gt;=[.J$2];[.$A788]&lt;=[.J$3]);1;0)" office:value-type="float" office:value="0" calcext:value-type="float">
            <text:p>0</text:p>
          </table:table-cell>
          <table:table-cell table:formula="of:=IF(AND([.$A788]&gt;=[.K$2];[.$A788]&lt;=[.K$3]);1;0)" office:value-type="float" office:value="0" calcext:value-type="float">
            <text:p>0</text:p>
          </table:table-cell>
          <table:table-cell table:formula="of:=IF(AND([.$A788]&gt;=[.L$2];[.$A788]&lt;=[.L$3]);1;0)" office:value-type="float" office:value="1" calcext:value-type="float">
            <text:p>1</text:p>
          </table:table-cell>
          <table:table-cell table:formula="of:=IF(AND([.$A788]&gt;=[.M$2];[.$A788]&lt;=[.M$3]);1;0)" office:value-type="float" office:value="0" calcext:value-type="float">
            <text:p>0</text:p>
          </table:table-cell>
          <table:table-cell table:formula="of:=IF(AND([.$A788]&gt;=[.N$2];[.$A788]&lt;=[.N$3]);1;0)" office:value-type="float" office:value="0" calcext:value-type="float">
            <text:p>0</text:p>
          </table:table-cell>
          <table:table-cell table:formula="of:=IF(AND([.$A788]&gt;=[.O$2];[.$A7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867" calcext:value-type="float">
            <text:p>0.193867</text:p>
          </table:table-cell>
          <table:table-cell table:formula="of:=IF(AND([.$A789]&gt;=[.B$2];[.$A789]&lt;=[.B$3]);1;0)" office:value-type="float" office:value="0" calcext:value-type="float">
            <text:p>0</text:p>
          </table:table-cell>
          <table:table-cell table:formula="of:=IF(AND([.$A789]&gt;=[.C$2];[.$A789]&lt;=[.C$3]);1;0)" office:value-type="float" office:value="0" calcext:value-type="float">
            <text:p>0</text:p>
          </table:table-cell>
          <table:table-cell table:formula="of:=IF(AND([.$A789]&gt;=[.D$2];[.$A789]&lt;=[.D$3]);1;0)" office:value-type="float" office:value="0" calcext:value-type="float">
            <text:p>0</text:p>
          </table:table-cell>
          <table:table-cell table:formula="of:=IF(AND([.$A789]&gt;=[.E$2];[.$A789]&lt;=[.E$3]);1;0)" office:value-type="float" office:value="1" calcext:value-type="float">
            <text:p>1</text:p>
          </table:table-cell>
          <table:table-cell table:formula="of:=IF(AND([.$A789]&gt;=[.F$2];[.$A789]&lt;=[.F$3]);1;0)" office:value-type="float" office:value="0" calcext:value-type="float">
            <text:p>0</text:p>
          </table:table-cell>
          <table:table-cell table:formula="of:=IF(AND([.$A789]&gt;=[.G$2];[.$A789]&lt;=[.G$3]);1;0)" office:value-type="float" office:value="0" calcext:value-type="float">
            <text:p>0</text:p>
          </table:table-cell>
          <table:table-cell/>
          <table:table-cell office:value-type="float" office:value="1.50316" calcext:value-type="float">
            <text:p>1.50316</text:p>
          </table:table-cell>
          <table:table-cell table:formula="of:=IF(AND([.$A789]&gt;=[.J$2];[.$A789]&lt;=[.J$3]);1;0)" office:value-type="float" office:value="0" calcext:value-type="float">
            <text:p>0</text:p>
          </table:table-cell>
          <table:table-cell table:formula="of:=IF(AND([.$A789]&gt;=[.K$2];[.$A789]&lt;=[.K$3]);1;0)" office:value-type="float" office:value="0" calcext:value-type="float">
            <text:p>0</text:p>
          </table:table-cell>
          <table:table-cell table:formula="of:=IF(AND([.$A789]&gt;=[.L$2];[.$A789]&lt;=[.L$3]);1;0)" office:value-type="float" office:value="0" calcext:value-type="float">
            <text:p>0</text:p>
          </table:table-cell>
          <table:table-cell table:formula="of:=IF(AND([.$A789]&gt;=[.M$2];[.$A789]&lt;=[.M$3]);1;0)" office:value-type="float" office:value="1" calcext:value-type="float">
            <text:p>1</text:p>
          </table:table-cell>
          <table:table-cell table:formula="of:=IF(AND([.$A789]&gt;=[.N$2];[.$A789]&lt;=[.N$3]);1;0)" office:value-type="float" office:value="0" calcext:value-type="float">
            <text:p>0</text:p>
          </table:table-cell>
          <table:table-cell table:formula="of:=IF(AND([.$A789]&gt;=[.O$2];[.$A7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2393" calcext:value-type="float">
            <text:p>-1.82393</text:p>
          </table:table-cell>
          <table:table-cell table:formula="of:=IF(AND([.$A790]&gt;=[.B$2];[.$A790]&lt;=[.B$3]);1;0)" office:value-type="float" office:value="0" calcext:value-type="float">
            <text:p>0</text:p>
          </table:table-cell>
          <table:table-cell table:formula="of:=IF(AND([.$A790]&gt;=[.C$2];[.$A790]&lt;=[.C$3]);1;0)" office:value-type="float" office:value="1" calcext:value-type="float">
            <text:p>1</text:p>
          </table:table-cell>
          <table:table-cell table:formula="of:=IF(AND([.$A790]&gt;=[.D$2];[.$A790]&lt;=[.D$3]);1;0)" office:value-type="float" office:value="0" calcext:value-type="float">
            <text:p>0</text:p>
          </table:table-cell>
          <table:table-cell table:formula="of:=IF(AND([.$A790]&gt;=[.E$2];[.$A790]&lt;=[.E$3]);1;0)" office:value-type="float" office:value="0" calcext:value-type="float">
            <text:p>0</text:p>
          </table:table-cell>
          <table:table-cell table:formula="of:=IF(AND([.$A790]&gt;=[.F$2];[.$A790]&lt;=[.F$3]);1;0)" office:value-type="float" office:value="0" calcext:value-type="float">
            <text:p>0</text:p>
          </table:table-cell>
          <table:table-cell table:formula="of:=IF(AND([.$A790]&gt;=[.G$2];[.$A790]&lt;=[.G$3]);1;0)" office:value-type="float" office:value="0" calcext:value-type="float">
            <text:p>0</text:p>
          </table:table-cell>
          <table:table-cell/>
          <table:table-cell office:value-type="float" office:value="-0.711822" calcext:value-type="float">
            <text:p>-0.711822</text:p>
          </table:table-cell>
          <table:table-cell table:formula="of:=IF(AND([.$A790]&gt;=[.J$2];[.$A790]&lt;=[.J$3]);1;0)" office:value-type="float" office:value="0" calcext:value-type="float">
            <text:p>0</text:p>
          </table:table-cell>
          <table:table-cell table:formula="of:=IF(AND([.$A790]&gt;=[.K$2];[.$A790]&lt;=[.K$3]);1;0)" office:value-type="float" office:value="1" calcext:value-type="float">
            <text:p>1</text:p>
          </table:table-cell>
          <table:table-cell table:formula="of:=IF(AND([.$A790]&gt;=[.L$2];[.$A790]&lt;=[.L$3]);1;0)" office:value-type="float" office:value="0" calcext:value-type="float">
            <text:p>0</text:p>
          </table:table-cell>
          <table:table-cell table:formula="of:=IF(AND([.$A790]&gt;=[.M$2];[.$A790]&lt;=[.M$3]);1;0)" office:value-type="float" office:value="0" calcext:value-type="float">
            <text:p>0</text:p>
          </table:table-cell>
          <table:table-cell table:formula="of:=IF(AND([.$A790]&gt;=[.N$2];[.$A790]&lt;=[.N$3]);1;0)" office:value-type="float" office:value="0" calcext:value-type="float">
            <text:p>0</text:p>
          </table:table-cell>
          <table:table-cell table:formula="of:=IF(AND([.$A790]&gt;=[.O$2];[.$A7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442" calcext:value-type="float">
            <text:p>2.22442</text:p>
          </table:table-cell>
          <table:table-cell table:formula="of:=IF(AND([.$A791]&gt;=[.B$2];[.$A791]&lt;=[.B$3]);1;0)" office:value-type="float" office:value="0" calcext:value-type="float">
            <text:p>0</text:p>
          </table:table-cell>
          <table:table-cell table:formula="of:=IF(AND([.$A791]&gt;=[.C$2];[.$A791]&lt;=[.C$3]);1;0)" office:value-type="float" office:value="0" calcext:value-type="float">
            <text:p>0</text:p>
          </table:table-cell>
          <table:table-cell table:formula="of:=IF(AND([.$A791]&gt;=[.D$2];[.$A791]&lt;=[.D$3]);1;0)" office:value-type="float" office:value="0" calcext:value-type="float">
            <text:p>0</text:p>
          </table:table-cell>
          <table:table-cell table:formula="of:=IF(AND([.$A791]&gt;=[.E$2];[.$A791]&lt;=[.E$3]);1;0)" office:value-type="float" office:value="0" calcext:value-type="float">
            <text:p>0</text:p>
          </table:table-cell>
          <table:table-cell table:formula="of:=IF(AND([.$A791]&gt;=[.F$2];[.$A791]&lt;=[.F$3]);1;0)" office:value-type="float" office:value="0" calcext:value-type="float">
            <text:p>0</text:p>
          </table:table-cell>
          <table:table-cell table:formula="of:=IF(AND([.$A791]&gt;=[.G$2];[.$A791]&lt;=[.G$3]);1;0)" office:value-type="float" office:value="1" calcext:value-type="float">
            <text:p>1</text:p>
          </table:table-cell>
          <table:table-cell/>
          <table:table-cell office:value-type="float" office:value="-0.79168" calcext:value-type="float">
            <text:p>-0.79168</text:p>
          </table:table-cell>
          <table:table-cell table:formula="of:=IF(AND([.$A791]&gt;=[.J$2];[.$A791]&lt;=[.J$3]);1;0)" office:value-type="float" office:value="0" calcext:value-type="float">
            <text:p>0</text:p>
          </table:table-cell>
          <table:table-cell table:formula="of:=IF(AND([.$A791]&gt;=[.K$2];[.$A791]&lt;=[.K$3]);1;0)" office:value-type="float" office:value="0" calcext:value-type="float">
            <text:p>0</text:p>
          </table:table-cell>
          <table:table-cell table:formula="of:=IF(AND([.$A791]&gt;=[.L$2];[.$A791]&lt;=[.L$3]);1;0)" office:value-type="float" office:value="0" calcext:value-type="float">
            <text:p>0</text:p>
          </table:table-cell>
          <table:table-cell table:formula="of:=IF(AND([.$A791]&gt;=[.M$2];[.$A791]&lt;=[.M$3]);1;0)" office:value-type="float" office:value="0" calcext:value-type="float">
            <text:p>0</text:p>
          </table:table-cell>
          <table:table-cell table:formula="of:=IF(AND([.$A791]&gt;=[.N$2];[.$A791]&lt;=[.N$3]);1;0)" office:value-type="float" office:value="0" calcext:value-type="float">
            <text:p>0</text:p>
          </table:table-cell>
          <table:table-cell table:formula="of:=IF(AND([.$A791]&gt;=[.O$2];[.$A791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0923" calcext:value-type="float">
            <text:p>1.10923</text:p>
          </table:table-cell>
          <table:table-cell table:formula="of:=IF(AND([.$A792]&gt;=[.B$2];[.$A792]&lt;=[.B$3]);1;0)" office:value-type="float" office:value="0" calcext:value-type="float">
            <text:p>0</text:p>
          </table:table-cell>
          <table:table-cell table:formula="of:=IF(AND([.$A792]&gt;=[.C$2];[.$A792]&lt;=[.C$3]);1;0)" office:value-type="float" office:value="0" calcext:value-type="float">
            <text:p>0</text:p>
          </table:table-cell>
          <table:table-cell table:formula="of:=IF(AND([.$A792]&gt;=[.D$2];[.$A792]&lt;=[.D$3]);1;0)" office:value-type="float" office:value="0" calcext:value-type="float">
            <text:p>0</text:p>
          </table:table-cell>
          <table:table-cell table:formula="of:=IF(AND([.$A792]&gt;=[.E$2];[.$A792]&lt;=[.E$3]);1;0)" office:value-type="float" office:value="0" calcext:value-type="float">
            <text:p>0</text:p>
          </table:table-cell>
          <table:table-cell table:formula="of:=IF(AND([.$A792]&gt;=[.F$2];[.$A792]&lt;=[.F$3]);1;0)" office:value-type="float" office:value="1" calcext:value-type="float">
            <text:p>1</text:p>
          </table:table-cell>
          <table:table-cell table:formula="of:=IF(AND([.$A792]&gt;=[.G$2];[.$A792]&lt;=[.G$3]);1;0)" office:value-type="float" office:value="0" calcext:value-type="float">
            <text:p>0</text:p>
          </table:table-cell>
          <table:table-cell/>
          <table:table-cell office:value-type="float" office:value="0.0730537" calcext:value-type="float">
            <text:p>0.0730537</text:p>
          </table:table-cell>
          <table:table-cell table:formula="of:=IF(AND([.$A792]&gt;=[.J$2];[.$A792]&lt;=[.J$3]);1;0)" office:value-type="float" office:value="0" calcext:value-type="float">
            <text:p>0</text:p>
          </table:table-cell>
          <table:table-cell table:formula="of:=IF(AND([.$A792]&gt;=[.K$2];[.$A792]&lt;=[.K$3]);1;0)" office:value-type="float" office:value="0" calcext:value-type="float">
            <text:p>0</text:p>
          </table:table-cell>
          <table:table-cell table:formula="of:=IF(AND([.$A792]&gt;=[.L$2];[.$A792]&lt;=[.L$3]);1;0)" office:value-type="float" office:value="0" calcext:value-type="float">
            <text:p>0</text:p>
          </table:table-cell>
          <table:table-cell table:formula="of:=IF(AND([.$A792]&gt;=[.M$2];[.$A792]&lt;=[.M$3]);1;0)" office:value-type="float" office:value="0" calcext:value-type="float">
            <text:p>0</text:p>
          </table:table-cell>
          <table:table-cell table:formula="of:=IF(AND([.$A792]&gt;=[.N$2];[.$A792]&lt;=[.N$3]);1;0)" office:value-type="float" office:value="1" calcext:value-type="float">
            <text:p>1</text:p>
          </table:table-cell>
          <table:table-cell table:formula="of:=IF(AND([.$A792]&gt;=[.O$2];[.$A7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044" calcext:value-type="float">
            <text:p>0.212044</text:p>
          </table:table-cell>
          <table:table-cell table:formula="of:=IF(AND([.$A793]&gt;=[.B$2];[.$A793]&lt;=[.B$3]);1;0)" office:value-type="float" office:value="0" calcext:value-type="float">
            <text:p>0</text:p>
          </table:table-cell>
          <table:table-cell table:formula="of:=IF(AND([.$A793]&gt;=[.C$2];[.$A793]&lt;=[.C$3]);1;0)" office:value-type="float" office:value="0" calcext:value-type="float">
            <text:p>0</text:p>
          </table:table-cell>
          <table:table-cell table:formula="of:=IF(AND([.$A793]&gt;=[.D$2];[.$A793]&lt;=[.D$3]);1;0)" office:value-type="float" office:value="0" calcext:value-type="float">
            <text:p>0</text:p>
          </table:table-cell>
          <table:table-cell table:formula="of:=IF(AND([.$A793]&gt;=[.E$2];[.$A793]&lt;=[.E$3]);1;0)" office:value-type="float" office:value="1" calcext:value-type="float">
            <text:p>1</text:p>
          </table:table-cell>
          <table:table-cell table:formula="of:=IF(AND([.$A793]&gt;=[.F$2];[.$A793]&lt;=[.F$3]);1;0)" office:value-type="float" office:value="0" calcext:value-type="float">
            <text:p>0</text:p>
          </table:table-cell>
          <table:table-cell table:formula="of:=IF(AND([.$A793]&gt;=[.G$2];[.$A793]&lt;=[.G$3]);1;0)" office:value-type="float" office:value="0" calcext:value-type="float">
            <text:p>0</text:p>
          </table:table-cell>
          <table:table-cell/>
          <table:table-cell office:value-type="float" office:value="-1.08794" calcext:value-type="float">
            <text:p>-1.08794</text:p>
          </table:table-cell>
          <table:table-cell table:formula="of:=IF(AND([.$A793]&gt;=[.J$2];[.$A793]&lt;=[.J$3]);1;0)" office:value-type="float" office:value="0" calcext:value-type="float">
            <text:p>0</text:p>
          </table:table-cell>
          <table:table-cell table:formula="of:=IF(AND([.$A793]&gt;=[.K$2];[.$A793]&lt;=[.K$3]);1;0)" office:value-type="float" office:value="0" calcext:value-type="float">
            <text:p>0</text:p>
          </table:table-cell>
          <table:table-cell table:formula="of:=IF(AND([.$A793]&gt;=[.L$2];[.$A793]&lt;=[.L$3]);1;0)" office:value-type="float" office:value="0" calcext:value-type="float">
            <text:p>0</text:p>
          </table:table-cell>
          <table:table-cell table:formula="of:=IF(AND([.$A793]&gt;=[.M$2];[.$A793]&lt;=[.M$3]);1;0)" office:value-type="float" office:value="1" calcext:value-type="float">
            <text:p>1</text:p>
          </table:table-cell>
          <table:table-cell table:formula="of:=IF(AND([.$A793]&gt;=[.N$2];[.$A793]&lt;=[.N$3]);1;0)" office:value-type="float" office:value="0" calcext:value-type="float">
            <text:p>0</text:p>
          </table:table-cell>
          <table:table-cell table:formula="of:=IF(AND([.$A793]&gt;=[.O$2];[.$A7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865" calcext:value-type="float">
            <text:p>0.110865</text:p>
          </table:table-cell>
          <table:table-cell table:formula="of:=IF(AND([.$A794]&gt;=[.B$2];[.$A794]&lt;=[.B$3]);1;0)" office:value-type="float" office:value="0" calcext:value-type="float">
            <text:p>0</text:p>
          </table:table-cell>
          <table:table-cell table:formula="of:=IF(AND([.$A794]&gt;=[.C$2];[.$A794]&lt;=[.C$3]);1;0)" office:value-type="float" office:value="0" calcext:value-type="float">
            <text:p>0</text:p>
          </table:table-cell>
          <table:table-cell table:formula="of:=IF(AND([.$A794]&gt;=[.D$2];[.$A794]&lt;=[.D$3]);1;0)" office:value-type="float" office:value="0" calcext:value-type="float">
            <text:p>0</text:p>
          </table:table-cell>
          <table:table-cell table:formula="of:=IF(AND([.$A794]&gt;=[.E$2];[.$A794]&lt;=[.E$3]);1;0)" office:value-type="float" office:value="1" calcext:value-type="float">
            <text:p>1</text:p>
          </table:table-cell>
          <table:table-cell table:formula="of:=IF(AND([.$A794]&gt;=[.F$2];[.$A794]&lt;=[.F$3]);1;0)" office:value-type="float" office:value="0" calcext:value-type="float">
            <text:p>0</text:p>
          </table:table-cell>
          <table:table-cell table:formula="of:=IF(AND([.$A794]&gt;=[.G$2];[.$A794]&lt;=[.G$3]);1;0)" office:value-type="float" office:value="0" calcext:value-type="float">
            <text:p>0</text:p>
          </table:table-cell>
          <table:table-cell/>
          <table:table-cell office:value-type="float" office:value="0.942117" calcext:value-type="float">
            <text:p>0.942117</text:p>
          </table:table-cell>
          <table:table-cell table:formula="of:=IF(AND([.$A794]&gt;=[.J$2];[.$A794]&lt;=[.J$3]);1;0)" office:value-type="float" office:value="0" calcext:value-type="float">
            <text:p>0</text:p>
          </table:table-cell>
          <table:table-cell table:formula="of:=IF(AND([.$A794]&gt;=[.K$2];[.$A794]&lt;=[.K$3]);1;0)" office:value-type="float" office:value="0" calcext:value-type="float">
            <text:p>0</text:p>
          </table:table-cell>
          <table:table-cell table:formula="of:=IF(AND([.$A794]&gt;=[.L$2];[.$A794]&lt;=[.L$3]);1;0)" office:value-type="float" office:value="0" calcext:value-type="float">
            <text:p>0</text:p>
          </table:table-cell>
          <table:table-cell table:formula="of:=IF(AND([.$A794]&gt;=[.M$2];[.$A794]&lt;=[.M$3]);1;0)" office:value-type="float" office:value="1" calcext:value-type="float">
            <text:p>1</text:p>
          </table:table-cell>
          <table:table-cell table:formula="of:=IF(AND([.$A794]&gt;=[.N$2];[.$A794]&lt;=[.N$3]);1;0)" office:value-type="float" office:value="0" calcext:value-type="float">
            <text:p>0</text:p>
          </table:table-cell>
          <table:table-cell table:formula="of:=IF(AND([.$A794]&gt;=[.O$2];[.$A7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6564" calcext:value-type="float">
            <text:p>-0.756564</text:p>
          </table:table-cell>
          <table:table-cell table:formula="of:=IF(AND([.$A795]&gt;=[.B$2];[.$A795]&lt;=[.B$3]);1;0)" office:value-type="float" office:value="0" calcext:value-type="float">
            <text:p>0</text:p>
          </table:table-cell>
          <table:table-cell table:formula="of:=IF(AND([.$A795]&gt;=[.C$2];[.$A795]&lt;=[.C$3]);1;0)" office:value-type="float" office:value="0" calcext:value-type="float">
            <text:p>0</text:p>
          </table:table-cell>
          <table:table-cell table:formula="of:=IF(AND([.$A795]&gt;=[.D$2];[.$A795]&lt;=[.D$3]);1;0)" office:value-type="float" office:value="1" calcext:value-type="float">
            <text:p>1</text:p>
          </table:table-cell>
          <table:table-cell table:formula="of:=IF(AND([.$A795]&gt;=[.E$2];[.$A795]&lt;=[.E$3]);1;0)" office:value-type="float" office:value="0" calcext:value-type="float">
            <text:p>0</text:p>
          </table:table-cell>
          <table:table-cell table:formula="of:=IF(AND([.$A795]&gt;=[.F$2];[.$A795]&lt;=[.F$3]);1;0)" office:value-type="float" office:value="0" calcext:value-type="float">
            <text:p>0</text:p>
          </table:table-cell>
          <table:table-cell table:formula="of:=IF(AND([.$A795]&gt;=[.G$2];[.$A795]&lt;=[.G$3]);1;0)" office:value-type="float" office:value="0" calcext:value-type="float">
            <text:p>0</text:p>
          </table:table-cell>
          <table:table-cell/>
          <table:table-cell office:value-type="float" office:value="1.33341" calcext:value-type="float">
            <text:p>1.33341</text:p>
          </table:table-cell>
          <table:table-cell table:formula="of:=IF(AND([.$A795]&gt;=[.J$2];[.$A795]&lt;=[.J$3]);1;0)" office:value-type="float" office:value="0" calcext:value-type="float">
            <text:p>0</text:p>
          </table:table-cell>
          <table:table-cell table:formula="of:=IF(AND([.$A795]&gt;=[.K$2];[.$A795]&lt;=[.K$3]);1;0)" office:value-type="float" office:value="0" calcext:value-type="float">
            <text:p>0</text:p>
          </table:table-cell>
          <table:table-cell table:formula="of:=IF(AND([.$A795]&gt;=[.L$2];[.$A795]&lt;=[.L$3]);1;0)" office:value-type="float" office:value="1" calcext:value-type="float">
            <text:p>1</text:p>
          </table:table-cell>
          <table:table-cell table:formula="of:=IF(AND([.$A795]&gt;=[.M$2];[.$A795]&lt;=[.M$3]);1;0)" office:value-type="float" office:value="0" calcext:value-type="float">
            <text:p>0</text:p>
          </table:table-cell>
          <table:table-cell table:formula="of:=IF(AND([.$A795]&gt;=[.N$2];[.$A795]&lt;=[.N$3]);1;0)" office:value-type="float" office:value="0" calcext:value-type="float">
            <text:p>0</text:p>
          </table:table-cell>
          <table:table-cell table:formula="of:=IF(AND([.$A795]&gt;=[.O$2];[.$A7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9247" calcext:value-type="float">
            <text:p>0.0619247</text:p>
          </table:table-cell>
          <table:table-cell table:formula="of:=IF(AND([.$A796]&gt;=[.B$2];[.$A796]&lt;=[.B$3]);1;0)" office:value-type="float" office:value="0" calcext:value-type="float">
            <text:p>0</text:p>
          </table:table-cell>
          <table:table-cell table:formula="of:=IF(AND([.$A796]&gt;=[.C$2];[.$A796]&lt;=[.C$3]);1;0)" office:value-type="float" office:value="0" calcext:value-type="float">
            <text:p>0</text:p>
          </table:table-cell>
          <table:table-cell table:formula="of:=IF(AND([.$A796]&gt;=[.D$2];[.$A796]&lt;=[.D$3]);1;0)" office:value-type="float" office:value="0" calcext:value-type="float">
            <text:p>0</text:p>
          </table:table-cell>
          <table:table-cell table:formula="of:=IF(AND([.$A796]&gt;=[.E$2];[.$A796]&lt;=[.E$3]);1;0)" office:value-type="float" office:value="1" calcext:value-type="float">
            <text:p>1</text:p>
          </table:table-cell>
          <table:table-cell table:formula="of:=IF(AND([.$A796]&gt;=[.F$2];[.$A796]&lt;=[.F$3]);1;0)" office:value-type="float" office:value="0" calcext:value-type="float">
            <text:p>0</text:p>
          </table:table-cell>
          <table:table-cell table:formula="of:=IF(AND([.$A796]&gt;=[.G$2];[.$A796]&lt;=[.G$3]);1;0)" office:value-type="float" office:value="0" calcext:value-type="float">
            <text:p>0</text:p>
          </table:table-cell>
          <table:table-cell/>
          <table:table-cell office:value-type="float" office:value="2.01265" calcext:value-type="float">
            <text:p>2.01265</text:p>
          </table:table-cell>
          <table:table-cell table:formula="of:=IF(AND([.$A796]&gt;=[.J$2];[.$A796]&lt;=[.J$3]);1;0)" office:value-type="float" office:value="0" calcext:value-type="float">
            <text:p>0</text:p>
          </table:table-cell>
          <table:table-cell table:formula="of:=IF(AND([.$A796]&gt;=[.K$2];[.$A796]&lt;=[.K$3]);1;0)" office:value-type="float" office:value="0" calcext:value-type="float">
            <text:p>0</text:p>
          </table:table-cell>
          <table:table-cell table:formula="of:=IF(AND([.$A796]&gt;=[.L$2];[.$A796]&lt;=[.L$3]);1;0)" office:value-type="float" office:value="0" calcext:value-type="float">
            <text:p>0</text:p>
          </table:table-cell>
          <table:table-cell table:formula="of:=IF(AND([.$A796]&gt;=[.M$2];[.$A796]&lt;=[.M$3]);1;0)" office:value-type="float" office:value="1" calcext:value-type="float">
            <text:p>1</text:p>
          </table:table-cell>
          <table:table-cell table:formula="of:=IF(AND([.$A796]&gt;=[.N$2];[.$A796]&lt;=[.N$3]);1;0)" office:value-type="float" office:value="0" calcext:value-type="float">
            <text:p>0</text:p>
          </table:table-cell>
          <table:table-cell table:formula="of:=IF(AND([.$A796]&gt;=[.O$2];[.$A7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263" calcext:value-type="float">
            <text:p>-0.993263</text:p>
          </table:table-cell>
          <table:table-cell table:formula="of:=IF(AND([.$A797]&gt;=[.B$2];[.$A797]&lt;=[.B$3]);1;0)" office:value-type="float" office:value="0" calcext:value-type="float">
            <text:p>0</text:p>
          </table:table-cell>
          <table:table-cell table:formula="of:=IF(AND([.$A797]&gt;=[.C$2];[.$A797]&lt;=[.C$3]);1;0)" office:value-type="float" office:value="0" calcext:value-type="float">
            <text:p>0</text:p>
          </table:table-cell>
          <table:table-cell table:formula="of:=IF(AND([.$A797]&gt;=[.D$2];[.$A797]&lt;=[.D$3]);1;0)" office:value-type="float" office:value="1" calcext:value-type="float">
            <text:p>1</text:p>
          </table:table-cell>
          <table:table-cell table:formula="of:=IF(AND([.$A797]&gt;=[.E$2];[.$A797]&lt;=[.E$3]);1;0)" office:value-type="float" office:value="0" calcext:value-type="float">
            <text:p>0</text:p>
          </table:table-cell>
          <table:table-cell table:formula="of:=IF(AND([.$A797]&gt;=[.F$2];[.$A797]&lt;=[.F$3]);1;0)" office:value-type="float" office:value="0" calcext:value-type="float">
            <text:p>0</text:p>
          </table:table-cell>
          <table:table-cell table:formula="of:=IF(AND([.$A797]&gt;=[.G$2];[.$A797]&lt;=[.G$3]);1;0)" office:value-type="float" office:value="0" calcext:value-type="float">
            <text:p>0</text:p>
          </table:table-cell>
          <table:table-cell/>
          <table:table-cell office:value-type="float" office:value="0.192587" calcext:value-type="float">
            <text:p>0.192587</text:p>
          </table:table-cell>
          <table:table-cell table:formula="of:=IF(AND([.$A797]&gt;=[.J$2];[.$A797]&lt;=[.J$3]);1;0)" office:value-type="float" office:value="0" calcext:value-type="float">
            <text:p>0</text:p>
          </table:table-cell>
          <table:table-cell table:formula="of:=IF(AND([.$A797]&gt;=[.K$2];[.$A797]&lt;=[.K$3]);1;0)" office:value-type="float" office:value="0" calcext:value-type="float">
            <text:p>0</text:p>
          </table:table-cell>
          <table:table-cell table:formula="of:=IF(AND([.$A797]&gt;=[.L$2];[.$A797]&lt;=[.L$3]);1;0)" office:value-type="float" office:value="1" calcext:value-type="float">
            <text:p>1</text:p>
          </table:table-cell>
          <table:table-cell table:formula="of:=IF(AND([.$A797]&gt;=[.M$2];[.$A797]&lt;=[.M$3]);1;0)" office:value-type="float" office:value="0" calcext:value-type="float">
            <text:p>0</text:p>
          </table:table-cell>
          <table:table-cell table:formula="of:=IF(AND([.$A797]&gt;=[.N$2];[.$A797]&lt;=[.N$3]);1;0)" office:value-type="float" office:value="0" calcext:value-type="float">
            <text:p>0</text:p>
          </table:table-cell>
          <table:table-cell table:formula="of:=IF(AND([.$A797]&gt;=[.O$2];[.$A79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3722" calcext:value-type="float">
            <text:p>-0.483722</text:p>
          </table:table-cell>
          <table:table-cell table:formula="of:=IF(AND([.$A798]&gt;=[.B$2];[.$A798]&lt;=[.B$3]);1;0)" office:value-type="float" office:value="0" calcext:value-type="float">
            <text:p>0</text:p>
          </table:table-cell>
          <table:table-cell table:formula="of:=IF(AND([.$A798]&gt;=[.C$2];[.$A798]&lt;=[.C$3]);1;0)" office:value-type="float" office:value="0" calcext:value-type="float">
            <text:p>0</text:p>
          </table:table-cell>
          <table:table-cell table:formula="of:=IF(AND([.$A798]&gt;=[.D$2];[.$A798]&lt;=[.D$3]);1;0)" office:value-type="float" office:value="1" calcext:value-type="float">
            <text:p>1</text:p>
          </table:table-cell>
          <table:table-cell table:formula="of:=IF(AND([.$A798]&gt;=[.E$2];[.$A798]&lt;=[.E$3]);1;0)" office:value-type="float" office:value="0" calcext:value-type="float">
            <text:p>0</text:p>
          </table:table-cell>
          <table:table-cell table:formula="of:=IF(AND([.$A798]&gt;=[.F$2];[.$A798]&lt;=[.F$3]);1;0)" office:value-type="float" office:value="0" calcext:value-type="float">
            <text:p>0</text:p>
          </table:table-cell>
          <table:table-cell table:formula="of:=IF(AND([.$A798]&gt;=[.G$2];[.$A798]&lt;=[.G$3]);1;0)" office:value-type="float" office:value="0" calcext:value-type="float">
            <text:p>0</text:p>
          </table:table-cell>
          <table:table-cell/>
          <table:table-cell office:value-type="float" office:value="-0.120032" calcext:value-type="float">
            <text:p>-0.120032</text:p>
          </table:table-cell>
          <table:table-cell table:formula="of:=IF(AND([.$A798]&gt;=[.J$2];[.$A798]&lt;=[.J$3]);1;0)" office:value-type="float" office:value="0" calcext:value-type="float">
            <text:p>0</text:p>
          </table:table-cell>
          <table:table-cell table:formula="of:=IF(AND([.$A798]&gt;=[.K$2];[.$A798]&lt;=[.K$3]);1;0)" office:value-type="float" office:value="0" calcext:value-type="float">
            <text:p>0</text:p>
          </table:table-cell>
          <table:table-cell table:formula="of:=IF(AND([.$A798]&gt;=[.L$2];[.$A798]&lt;=[.L$3]);1;0)" office:value-type="float" office:value="1" calcext:value-type="float">
            <text:p>1</text:p>
          </table:table-cell>
          <table:table-cell table:formula="of:=IF(AND([.$A798]&gt;=[.M$2];[.$A798]&lt;=[.M$3]);1;0)" office:value-type="float" office:value="0" calcext:value-type="float">
            <text:p>0</text:p>
          </table:table-cell>
          <table:table-cell table:formula="of:=IF(AND([.$A798]&gt;=[.N$2];[.$A798]&lt;=[.N$3]);1;0)" office:value-type="float" office:value="0" calcext:value-type="float">
            <text:p>0</text:p>
          </table:table-cell>
          <table:table-cell table:formula="of:=IF(AND([.$A798]&gt;=[.O$2];[.$A7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904" calcext:value-type="float">
            <text:p>1.19904</text:p>
          </table:table-cell>
          <table:table-cell table:formula="of:=IF(AND([.$A799]&gt;=[.B$2];[.$A799]&lt;=[.B$3]);1;0)" office:value-type="float" office:value="0" calcext:value-type="float">
            <text:p>0</text:p>
          </table:table-cell>
          <table:table-cell table:formula="of:=IF(AND([.$A799]&gt;=[.C$2];[.$A799]&lt;=[.C$3]);1;0)" office:value-type="float" office:value="0" calcext:value-type="float">
            <text:p>0</text:p>
          </table:table-cell>
          <table:table-cell table:formula="of:=IF(AND([.$A799]&gt;=[.D$2];[.$A799]&lt;=[.D$3]);1;0)" office:value-type="float" office:value="0" calcext:value-type="float">
            <text:p>0</text:p>
          </table:table-cell>
          <table:table-cell table:formula="of:=IF(AND([.$A799]&gt;=[.E$2];[.$A799]&lt;=[.E$3]);1;0)" office:value-type="float" office:value="0" calcext:value-type="float">
            <text:p>0</text:p>
          </table:table-cell>
          <table:table-cell table:formula="of:=IF(AND([.$A799]&gt;=[.F$2];[.$A799]&lt;=[.F$3]);1;0)" office:value-type="float" office:value="1" calcext:value-type="float">
            <text:p>1</text:p>
          </table:table-cell>
          <table:table-cell table:formula="of:=IF(AND([.$A799]&gt;=[.G$2];[.$A799]&lt;=[.G$3]);1;0)" office:value-type="float" office:value="0" calcext:value-type="float">
            <text:p>0</text:p>
          </table:table-cell>
          <table:table-cell/>
          <table:table-cell office:value-type="float" office:value="1.59834" calcext:value-type="float">
            <text:p>1.59834</text:p>
          </table:table-cell>
          <table:table-cell table:formula="of:=IF(AND([.$A799]&gt;=[.J$2];[.$A799]&lt;=[.J$3]);1;0)" office:value-type="float" office:value="0" calcext:value-type="float">
            <text:p>0</text:p>
          </table:table-cell>
          <table:table-cell table:formula="of:=IF(AND([.$A799]&gt;=[.K$2];[.$A799]&lt;=[.K$3]);1;0)" office:value-type="float" office:value="0" calcext:value-type="float">
            <text:p>0</text:p>
          </table:table-cell>
          <table:table-cell table:formula="of:=IF(AND([.$A799]&gt;=[.L$2];[.$A799]&lt;=[.L$3]);1;0)" office:value-type="float" office:value="0" calcext:value-type="float">
            <text:p>0</text:p>
          </table:table-cell>
          <table:table-cell table:formula="of:=IF(AND([.$A799]&gt;=[.M$2];[.$A799]&lt;=[.M$3]);1;0)" office:value-type="float" office:value="0" calcext:value-type="float">
            <text:p>0</text:p>
          </table:table-cell>
          <table:table-cell table:formula="of:=IF(AND([.$A799]&gt;=[.N$2];[.$A799]&lt;=[.N$3]);1;0)" office:value-type="float" office:value="1" calcext:value-type="float">
            <text:p>1</text:p>
          </table:table-cell>
          <table:table-cell table:formula="of:=IF(AND([.$A799]&gt;=[.O$2];[.$A7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699" calcext:value-type="float">
            <text:p>1.59699</text:p>
          </table:table-cell>
          <table:table-cell table:formula="of:=IF(AND([.$A800]&gt;=[.B$2];[.$A800]&lt;=[.B$3]);1;0)" office:value-type="float" office:value="0" calcext:value-type="float">
            <text:p>0</text:p>
          </table:table-cell>
          <table:table-cell table:formula="of:=IF(AND([.$A800]&gt;=[.C$2];[.$A800]&lt;=[.C$3]);1;0)" office:value-type="float" office:value="0" calcext:value-type="float">
            <text:p>0</text:p>
          </table:table-cell>
          <table:table-cell table:formula="of:=IF(AND([.$A800]&gt;=[.D$2];[.$A800]&lt;=[.D$3]);1;0)" office:value-type="float" office:value="0" calcext:value-type="float">
            <text:p>0</text:p>
          </table:table-cell>
          <table:table-cell table:formula="of:=IF(AND([.$A800]&gt;=[.E$2];[.$A800]&lt;=[.E$3]);1;0)" office:value-type="float" office:value="0" calcext:value-type="float">
            <text:p>0</text:p>
          </table:table-cell>
          <table:table-cell table:formula="of:=IF(AND([.$A800]&gt;=[.F$2];[.$A800]&lt;=[.F$3]);1;0)" office:value-type="float" office:value="1" calcext:value-type="float">
            <text:p>1</text:p>
          </table:table-cell>
          <table:table-cell table:formula="of:=IF(AND([.$A800]&gt;=[.G$2];[.$A800]&lt;=[.G$3]);1;0)" office:value-type="float" office:value="0" calcext:value-type="float">
            <text:p>0</text:p>
          </table:table-cell>
          <table:table-cell/>
          <table:table-cell office:value-type="float" office:value="-0.878693" calcext:value-type="float">
            <text:p>-0.878693</text:p>
          </table:table-cell>
          <table:table-cell table:formula="of:=IF(AND([.$A800]&gt;=[.J$2];[.$A800]&lt;=[.J$3]);1;0)" office:value-type="float" office:value="0" calcext:value-type="float">
            <text:p>0</text:p>
          </table:table-cell>
          <table:table-cell table:formula="of:=IF(AND([.$A800]&gt;=[.K$2];[.$A800]&lt;=[.K$3]);1;0)" office:value-type="float" office:value="0" calcext:value-type="float">
            <text:p>0</text:p>
          </table:table-cell>
          <table:table-cell table:formula="of:=IF(AND([.$A800]&gt;=[.L$2];[.$A800]&lt;=[.L$3]);1;0)" office:value-type="float" office:value="0" calcext:value-type="float">
            <text:p>0</text:p>
          </table:table-cell>
          <table:table-cell table:formula="of:=IF(AND([.$A800]&gt;=[.M$2];[.$A800]&lt;=[.M$3]);1;0)" office:value-type="float" office:value="0" calcext:value-type="float">
            <text:p>0</text:p>
          </table:table-cell>
          <table:table-cell table:formula="of:=IF(AND([.$A800]&gt;=[.N$2];[.$A800]&lt;=[.N$3]);1;0)" office:value-type="float" office:value="1" calcext:value-type="float">
            <text:p>1</text:p>
          </table:table-cell>
          <table:table-cell table:formula="of:=IF(AND([.$A800]&gt;=[.O$2];[.$A8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91822" calcext:value-type="float">
            <text:p>-0.0291822</text:p>
          </table:table-cell>
          <table:table-cell table:formula="of:=IF(AND([.$A801]&gt;=[.B$2];[.$A801]&lt;=[.B$3]);1;0)" office:value-type="float" office:value="0" calcext:value-type="float">
            <text:p>0</text:p>
          </table:table-cell>
          <table:table-cell table:formula="of:=IF(AND([.$A801]&gt;=[.C$2];[.$A801]&lt;=[.C$3]);1;0)" office:value-type="float" office:value="0" calcext:value-type="float">
            <text:p>0</text:p>
          </table:table-cell>
          <table:table-cell table:formula="of:=IF(AND([.$A801]&gt;=[.D$2];[.$A801]&lt;=[.D$3]);1;0)" office:value-type="float" office:value="1" calcext:value-type="float">
            <text:p>1</text:p>
          </table:table-cell>
          <table:table-cell table:formula="of:=IF(AND([.$A801]&gt;=[.E$2];[.$A801]&lt;=[.E$3]);1;0)" office:value-type="float" office:value="0" calcext:value-type="float">
            <text:p>0</text:p>
          </table:table-cell>
          <table:table-cell table:formula="of:=IF(AND([.$A801]&gt;=[.F$2];[.$A801]&lt;=[.F$3]);1;0)" office:value-type="float" office:value="0" calcext:value-type="float">
            <text:p>0</text:p>
          </table:table-cell>
          <table:table-cell table:formula="of:=IF(AND([.$A801]&gt;=[.G$2];[.$A801]&lt;=[.G$3]);1;0)" office:value-type="float" office:value="0" calcext:value-type="float">
            <text:p>0</text:p>
          </table:table-cell>
          <table:table-cell/>
          <table:table-cell office:value-type="float" office:value="0.862321" calcext:value-type="float">
            <text:p>0.862321</text:p>
          </table:table-cell>
          <table:table-cell table:formula="of:=IF(AND([.$A801]&gt;=[.J$2];[.$A801]&lt;=[.J$3]);1;0)" office:value-type="float" office:value="0" calcext:value-type="float">
            <text:p>0</text:p>
          </table:table-cell>
          <table:table-cell table:formula="of:=IF(AND([.$A801]&gt;=[.K$2];[.$A801]&lt;=[.K$3]);1;0)" office:value-type="float" office:value="0" calcext:value-type="float">
            <text:p>0</text:p>
          </table:table-cell>
          <table:table-cell table:formula="of:=IF(AND([.$A801]&gt;=[.L$2];[.$A801]&lt;=[.L$3]);1;0)" office:value-type="float" office:value="1" calcext:value-type="float">
            <text:p>1</text:p>
          </table:table-cell>
          <table:table-cell table:formula="of:=IF(AND([.$A801]&gt;=[.M$2];[.$A801]&lt;=[.M$3]);1;0)" office:value-type="float" office:value="0" calcext:value-type="float">
            <text:p>0</text:p>
          </table:table-cell>
          <table:table-cell table:formula="of:=IF(AND([.$A801]&gt;=[.N$2];[.$A801]&lt;=[.N$3]);1;0)" office:value-type="float" office:value="0" calcext:value-type="float">
            <text:p>0</text:p>
          </table:table-cell>
          <table:table-cell table:formula="of:=IF(AND([.$A801]&gt;=[.O$2];[.$A8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959" calcext:value-type="float">
            <text:p>0.410959</text:p>
          </table:table-cell>
          <table:table-cell table:formula="of:=IF(AND([.$A802]&gt;=[.B$2];[.$A802]&lt;=[.B$3]);1;0)" office:value-type="float" office:value="0" calcext:value-type="float">
            <text:p>0</text:p>
          </table:table-cell>
          <table:table-cell table:formula="of:=IF(AND([.$A802]&gt;=[.C$2];[.$A802]&lt;=[.C$3]);1;0)" office:value-type="float" office:value="0" calcext:value-type="float">
            <text:p>0</text:p>
          </table:table-cell>
          <table:table-cell table:formula="of:=IF(AND([.$A802]&gt;=[.D$2];[.$A802]&lt;=[.D$3]);1;0)" office:value-type="float" office:value="0" calcext:value-type="float">
            <text:p>0</text:p>
          </table:table-cell>
          <table:table-cell table:formula="of:=IF(AND([.$A802]&gt;=[.E$2];[.$A802]&lt;=[.E$3]);1;0)" office:value-type="float" office:value="1" calcext:value-type="float">
            <text:p>1</text:p>
          </table:table-cell>
          <table:table-cell table:formula="of:=IF(AND([.$A802]&gt;=[.F$2];[.$A802]&lt;=[.F$3]);1;0)" office:value-type="float" office:value="0" calcext:value-type="float">
            <text:p>0</text:p>
          </table:table-cell>
          <table:table-cell table:formula="of:=IF(AND([.$A802]&gt;=[.G$2];[.$A802]&lt;=[.G$3]);1;0)" office:value-type="float" office:value="0" calcext:value-type="float">
            <text:p>0</text:p>
          </table:table-cell>
          <table:table-cell/>
          <table:table-cell office:value-type="float" office:value="1.4172" calcext:value-type="float">
            <text:p>1.4172</text:p>
          </table:table-cell>
          <table:table-cell table:formula="of:=IF(AND([.$A802]&gt;=[.J$2];[.$A802]&lt;=[.J$3]);1;0)" office:value-type="float" office:value="0" calcext:value-type="float">
            <text:p>0</text:p>
          </table:table-cell>
          <table:table-cell table:formula="of:=IF(AND([.$A802]&gt;=[.K$2];[.$A802]&lt;=[.K$3]);1;0)" office:value-type="float" office:value="0" calcext:value-type="float">
            <text:p>0</text:p>
          </table:table-cell>
          <table:table-cell table:formula="of:=IF(AND([.$A802]&gt;=[.L$2];[.$A802]&lt;=[.L$3]);1;0)" office:value-type="float" office:value="0" calcext:value-type="float">
            <text:p>0</text:p>
          </table:table-cell>
          <table:table-cell table:formula="of:=IF(AND([.$A802]&gt;=[.M$2];[.$A802]&lt;=[.M$3]);1;0)" office:value-type="float" office:value="1" calcext:value-type="float">
            <text:p>1</text:p>
          </table:table-cell>
          <table:table-cell table:formula="of:=IF(AND([.$A802]&gt;=[.N$2];[.$A802]&lt;=[.N$3]);1;0)" office:value-type="float" office:value="0" calcext:value-type="float">
            <text:p>0</text:p>
          </table:table-cell>
          <table:table-cell table:formula="of:=IF(AND([.$A802]&gt;=[.O$2];[.$A8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7515" calcext:value-type="float">
            <text:p>0.0647515</text:p>
          </table:table-cell>
          <table:table-cell table:formula="of:=IF(AND([.$A803]&gt;=[.B$2];[.$A803]&lt;=[.B$3]);1;0)" office:value-type="float" office:value="0" calcext:value-type="float">
            <text:p>0</text:p>
          </table:table-cell>
          <table:table-cell table:formula="of:=IF(AND([.$A803]&gt;=[.C$2];[.$A803]&lt;=[.C$3]);1;0)" office:value-type="float" office:value="0" calcext:value-type="float">
            <text:p>0</text:p>
          </table:table-cell>
          <table:table-cell table:formula="of:=IF(AND([.$A803]&gt;=[.D$2];[.$A803]&lt;=[.D$3]);1;0)" office:value-type="float" office:value="0" calcext:value-type="float">
            <text:p>0</text:p>
          </table:table-cell>
          <table:table-cell table:formula="of:=IF(AND([.$A803]&gt;=[.E$2];[.$A803]&lt;=[.E$3]);1;0)" office:value-type="float" office:value="1" calcext:value-type="float">
            <text:p>1</text:p>
          </table:table-cell>
          <table:table-cell table:formula="of:=IF(AND([.$A803]&gt;=[.F$2];[.$A803]&lt;=[.F$3]);1;0)" office:value-type="float" office:value="0" calcext:value-type="float">
            <text:p>0</text:p>
          </table:table-cell>
          <table:table-cell table:formula="of:=IF(AND([.$A803]&gt;=[.G$2];[.$A803]&lt;=[.G$3]);1;0)" office:value-type="float" office:value="0" calcext:value-type="float">
            <text:p>0</text:p>
          </table:table-cell>
          <table:table-cell/>
          <table:table-cell office:value-type="float" office:value="0.928623" calcext:value-type="float">
            <text:p>0.928623</text:p>
          </table:table-cell>
          <table:table-cell table:formula="of:=IF(AND([.$A803]&gt;=[.J$2];[.$A803]&lt;=[.J$3]);1;0)" office:value-type="float" office:value="0" calcext:value-type="float">
            <text:p>0</text:p>
          </table:table-cell>
          <table:table-cell table:formula="of:=IF(AND([.$A803]&gt;=[.K$2];[.$A803]&lt;=[.K$3]);1;0)" office:value-type="float" office:value="0" calcext:value-type="float">
            <text:p>0</text:p>
          </table:table-cell>
          <table:table-cell table:formula="of:=IF(AND([.$A803]&gt;=[.L$2];[.$A803]&lt;=[.L$3]);1;0)" office:value-type="float" office:value="0" calcext:value-type="float">
            <text:p>0</text:p>
          </table:table-cell>
          <table:table-cell table:formula="of:=IF(AND([.$A803]&gt;=[.M$2];[.$A803]&lt;=[.M$3]);1;0)" office:value-type="float" office:value="1" calcext:value-type="float">
            <text:p>1</text:p>
          </table:table-cell>
          <table:table-cell table:formula="of:=IF(AND([.$A803]&gt;=[.N$2];[.$A803]&lt;=[.N$3]);1;0)" office:value-type="float" office:value="0" calcext:value-type="float">
            <text:p>0</text:p>
          </table:table-cell>
          <table:table-cell table:formula="of:=IF(AND([.$A803]&gt;=[.O$2];[.$A8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2836" calcext:value-type="float">
            <text:p>-2.62836</text:p>
          </table:table-cell>
          <table:table-cell table:formula="of:=IF(AND([.$A804]&gt;=[.B$2];[.$A804]&lt;=[.B$3]);1;0)" office:value-type="float" office:value="1" calcext:value-type="float">
            <text:p>1</text:p>
          </table:table-cell>
          <table:table-cell table:formula="of:=IF(AND([.$A804]&gt;=[.C$2];[.$A804]&lt;=[.C$3]);1;0)" office:value-type="float" office:value="0" calcext:value-type="float">
            <text:p>0</text:p>
          </table:table-cell>
          <table:table-cell table:formula="of:=IF(AND([.$A804]&gt;=[.D$2];[.$A804]&lt;=[.D$3]);1;0)" office:value-type="float" office:value="0" calcext:value-type="float">
            <text:p>0</text:p>
          </table:table-cell>
          <table:table-cell table:formula="of:=IF(AND([.$A804]&gt;=[.E$2];[.$A804]&lt;=[.E$3]);1;0)" office:value-type="float" office:value="0" calcext:value-type="float">
            <text:p>0</text:p>
          </table:table-cell>
          <table:table-cell table:formula="of:=IF(AND([.$A804]&gt;=[.F$2];[.$A804]&lt;=[.F$3]);1;0)" office:value-type="float" office:value="0" calcext:value-type="float">
            <text:p>0</text:p>
          </table:table-cell>
          <table:table-cell table:formula="of:=IF(AND([.$A804]&gt;=[.G$2];[.$A804]&lt;=[.G$3]);1;0)" office:value-type="float" office:value="0" calcext:value-type="float">
            <text:p>0</text:p>
          </table:table-cell>
          <table:table-cell/>
          <table:table-cell office:value-type="float" office:value="-2.69164" calcext:value-type="float">
            <text:p>-2.69164</text:p>
          </table:table-cell>
          <table:table-cell table:formula="of:=IF(AND([.$A804]&gt;=[.J$2];[.$A804]&lt;=[.J$3]);1;0)" office:value-type="float" office:value="1" calcext:value-type="float">
            <text:p>1</text:p>
          </table:table-cell>
          <table:table-cell table:formula="of:=IF(AND([.$A804]&gt;=[.K$2];[.$A804]&lt;=[.K$3]);1;0)" office:value-type="float" office:value="0" calcext:value-type="float">
            <text:p>0</text:p>
          </table:table-cell>
          <table:table-cell table:formula="of:=IF(AND([.$A804]&gt;=[.L$2];[.$A804]&lt;=[.L$3]);1;0)" office:value-type="float" office:value="0" calcext:value-type="float">
            <text:p>0</text:p>
          </table:table-cell>
          <table:table-cell table:formula="of:=IF(AND([.$A804]&gt;=[.M$2];[.$A804]&lt;=[.M$3]);1;0)" office:value-type="float" office:value="0" calcext:value-type="float">
            <text:p>0</text:p>
          </table:table-cell>
          <table:table-cell table:formula="of:=IF(AND([.$A804]&gt;=[.N$2];[.$A804]&lt;=[.N$3]);1;0)" office:value-type="float" office:value="0" calcext:value-type="float">
            <text:p>0</text:p>
          </table:table-cell>
          <table:table-cell table:formula="of:=IF(AND([.$A804]&gt;=[.O$2];[.$A8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9187" calcext:value-type="float">
            <text:p>0.369187</text:p>
          </table:table-cell>
          <table:table-cell table:formula="of:=IF(AND([.$A805]&gt;=[.B$2];[.$A805]&lt;=[.B$3]);1;0)" office:value-type="float" office:value="0" calcext:value-type="float">
            <text:p>0</text:p>
          </table:table-cell>
          <table:table-cell table:formula="of:=IF(AND([.$A805]&gt;=[.C$2];[.$A805]&lt;=[.C$3]);1;0)" office:value-type="float" office:value="0" calcext:value-type="float">
            <text:p>0</text:p>
          </table:table-cell>
          <table:table-cell table:formula="of:=IF(AND([.$A805]&gt;=[.D$2];[.$A805]&lt;=[.D$3]);1;0)" office:value-type="float" office:value="0" calcext:value-type="float">
            <text:p>0</text:p>
          </table:table-cell>
          <table:table-cell table:formula="of:=IF(AND([.$A805]&gt;=[.E$2];[.$A805]&lt;=[.E$3]);1;0)" office:value-type="float" office:value="1" calcext:value-type="float">
            <text:p>1</text:p>
          </table:table-cell>
          <table:table-cell table:formula="of:=IF(AND([.$A805]&gt;=[.F$2];[.$A805]&lt;=[.F$3]);1;0)" office:value-type="float" office:value="0" calcext:value-type="float">
            <text:p>0</text:p>
          </table:table-cell>
          <table:table-cell table:formula="of:=IF(AND([.$A805]&gt;=[.G$2];[.$A805]&lt;=[.G$3]);1;0)" office:value-type="float" office:value="0" calcext:value-type="float">
            <text:p>0</text:p>
          </table:table-cell>
          <table:table-cell/>
          <table:table-cell office:value-type="float" office:value="-0.298175" calcext:value-type="float">
            <text:p>-0.298175</text:p>
          </table:table-cell>
          <table:table-cell table:formula="of:=IF(AND([.$A805]&gt;=[.J$2];[.$A805]&lt;=[.J$3]);1;0)" office:value-type="float" office:value="0" calcext:value-type="float">
            <text:p>0</text:p>
          </table:table-cell>
          <table:table-cell table:formula="of:=IF(AND([.$A805]&gt;=[.K$2];[.$A805]&lt;=[.K$3]);1;0)" office:value-type="float" office:value="0" calcext:value-type="float">
            <text:p>0</text:p>
          </table:table-cell>
          <table:table-cell table:formula="of:=IF(AND([.$A805]&gt;=[.L$2];[.$A805]&lt;=[.L$3]);1;0)" office:value-type="float" office:value="0" calcext:value-type="float">
            <text:p>0</text:p>
          </table:table-cell>
          <table:table-cell table:formula="of:=IF(AND([.$A805]&gt;=[.M$2];[.$A805]&lt;=[.M$3]);1;0)" office:value-type="float" office:value="1" calcext:value-type="float">
            <text:p>1</text:p>
          </table:table-cell>
          <table:table-cell table:formula="of:=IF(AND([.$A805]&gt;=[.N$2];[.$A805]&lt;=[.N$3]);1;0)" office:value-type="float" office:value="0" calcext:value-type="float">
            <text:p>0</text:p>
          </table:table-cell>
          <table:table-cell table:formula="of:=IF(AND([.$A805]&gt;=[.O$2];[.$A8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7239" calcext:value-type="float">
            <text:p>-0.877239</text:p>
          </table:table-cell>
          <table:table-cell table:formula="of:=IF(AND([.$A806]&gt;=[.B$2];[.$A806]&lt;=[.B$3]);1;0)" office:value-type="float" office:value="0" calcext:value-type="float">
            <text:p>0</text:p>
          </table:table-cell>
          <table:table-cell table:formula="of:=IF(AND([.$A806]&gt;=[.C$2];[.$A806]&lt;=[.C$3]);1;0)" office:value-type="float" office:value="0" calcext:value-type="float">
            <text:p>0</text:p>
          </table:table-cell>
          <table:table-cell table:formula="of:=IF(AND([.$A806]&gt;=[.D$2];[.$A806]&lt;=[.D$3]);1;0)" office:value-type="float" office:value="1" calcext:value-type="float">
            <text:p>1</text:p>
          </table:table-cell>
          <table:table-cell table:formula="of:=IF(AND([.$A806]&gt;=[.E$2];[.$A806]&lt;=[.E$3]);1;0)" office:value-type="float" office:value="0" calcext:value-type="float">
            <text:p>0</text:p>
          </table:table-cell>
          <table:table-cell table:formula="of:=IF(AND([.$A806]&gt;=[.F$2];[.$A806]&lt;=[.F$3]);1;0)" office:value-type="float" office:value="0" calcext:value-type="float">
            <text:p>0</text:p>
          </table:table-cell>
          <table:table-cell table:formula="of:=IF(AND([.$A806]&gt;=[.G$2];[.$A806]&lt;=[.G$3]);1;0)" office:value-type="float" office:value="0" calcext:value-type="float">
            <text:p>0</text:p>
          </table:table-cell>
          <table:table-cell/>
          <table:table-cell office:value-type="float" office:value="-0.126668" calcext:value-type="float">
            <text:p>-0.126668</text:p>
          </table:table-cell>
          <table:table-cell table:formula="of:=IF(AND([.$A806]&gt;=[.J$2];[.$A806]&lt;=[.J$3]);1;0)" office:value-type="float" office:value="0" calcext:value-type="float">
            <text:p>0</text:p>
          </table:table-cell>
          <table:table-cell table:formula="of:=IF(AND([.$A806]&gt;=[.K$2];[.$A806]&lt;=[.K$3]);1;0)" office:value-type="float" office:value="0" calcext:value-type="float">
            <text:p>0</text:p>
          </table:table-cell>
          <table:table-cell table:formula="of:=IF(AND([.$A806]&gt;=[.L$2];[.$A806]&lt;=[.L$3]);1;0)" office:value-type="float" office:value="1" calcext:value-type="float">
            <text:p>1</text:p>
          </table:table-cell>
          <table:table-cell table:formula="of:=IF(AND([.$A806]&gt;=[.M$2];[.$A806]&lt;=[.M$3]);1;0)" office:value-type="float" office:value="0" calcext:value-type="float">
            <text:p>0</text:p>
          </table:table-cell>
          <table:table-cell table:formula="of:=IF(AND([.$A806]&gt;=[.N$2];[.$A806]&lt;=[.N$3]);1;0)" office:value-type="float" office:value="0" calcext:value-type="float">
            <text:p>0</text:p>
          </table:table-cell>
          <table:table-cell table:formula="of:=IF(AND([.$A806]&gt;=[.O$2];[.$A8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6095" calcext:value-type="float">
            <text:p>-1.96095</text:p>
          </table:table-cell>
          <table:table-cell table:formula="of:=IF(AND([.$A807]&gt;=[.B$2];[.$A807]&lt;=[.B$3]);1;0)" office:value-type="float" office:value="0" calcext:value-type="float">
            <text:p>0</text:p>
          </table:table-cell>
          <table:table-cell table:formula="of:=IF(AND([.$A807]&gt;=[.C$2];[.$A807]&lt;=[.C$3]);1;0)" office:value-type="float" office:value="1" calcext:value-type="float">
            <text:p>1</text:p>
          </table:table-cell>
          <table:table-cell table:formula="of:=IF(AND([.$A807]&gt;=[.D$2];[.$A807]&lt;=[.D$3]);1;0)" office:value-type="float" office:value="0" calcext:value-type="float">
            <text:p>0</text:p>
          </table:table-cell>
          <table:table-cell table:formula="of:=IF(AND([.$A807]&gt;=[.E$2];[.$A807]&lt;=[.E$3]);1;0)" office:value-type="float" office:value="0" calcext:value-type="float">
            <text:p>0</text:p>
          </table:table-cell>
          <table:table-cell table:formula="of:=IF(AND([.$A807]&gt;=[.F$2];[.$A807]&lt;=[.F$3]);1;0)" office:value-type="float" office:value="0" calcext:value-type="float">
            <text:p>0</text:p>
          </table:table-cell>
          <table:table-cell table:formula="of:=IF(AND([.$A807]&gt;=[.G$2];[.$A807]&lt;=[.G$3]);1;0)" office:value-type="float" office:value="0" calcext:value-type="float">
            <text:p>0</text:p>
          </table:table-cell>
          <table:table-cell/>
          <table:table-cell office:value-type="float" office:value="-1.83198" calcext:value-type="float">
            <text:p>-1.83198</text:p>
          </table:table-cell>
          <table:table-cell table:formula="of:=IF(AND([.$A807]&gt;=[.J$2];[.$A807]&lt;=[.J$3]);1;0)" office:value-type="float" office:value="0" calcext:value-type="float">
            <text:p>0</text:p>
          </table:table-cell>
          <table:table-cell table:formula="of:=IF(AND([.$A807]&gt;=[.K$2];[.$A807]&lt;=[.K$3]);1;0)" office:value-type="float" office:value="1" calcext:value-type="float">
            <text:p>1</text:p>
          </table:table-cell>
          <table:table-cell table:formula="of:=IF(AND([.$A807]&gt;=[.L$2];[.$A807]&lt;=[.L$3]);1;0)" office:value-type="float" office:value="0" calcext:value-type="float">
            <text:p>0</text:p>
          </table:table-cell>
          <table:table-cell table:formula="of:=IF(AND([.$A807]&gt;=[.M$2];[.$A807]&lt;=[.M$3]);1;0)" office:value-type="float" office:value="0" calcext:value-type="float">
            <text:p>0</text:p>
          </table:table-cell>
          <table:table-cell table:formula="of:=IF(AND([.$A807]&gt;=[.N$2];[.$A807]&lt;=[.N$3]);1;0)" office:value-type="float" office:value="0" calcext:value-type="float">
            <text:p>0</text:p>
          </table:table-cell>
          <table:table-cell table:formula="of:=IF(AND([.$A807]&gt;=[.O$2];[.$A8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2157" calcext:value-type="float">
            <text:p>0.642157</text:p>
          </table:table-cell>
          <table:table-cell table:formula="of:=IF(AND([.$A808]&gt;=[.B$2];[.$A808]&lt;=[.B$3]);1;0)" office:value-type="float" office:value="0" calcext:value-type="float">
            <text:p>0</text:p>
          </table:table-cell>
          <table:table-cell table:formula="of:=IF(AND([.$A808]&gt;=[.C$2];[.$A808]&lt;=[.C$3]);1;0)" office:value-type="float" office:value="0" calcext:value-type="float">
            <text:p>0</text:p>
          </table:table-cell>
          <table:table-cell table:formula="of:=IF(AND([.$A808]&gt;=[.D$2];[.$A808]&lt;=[.D$3]);1;0)" office:value-type="float" office:value="0" calcext:value-type="float">
            <text:p>0</text:p>
          </table:table-cell>
          <table:table-cell table:formula="of:=IF(AND([.$A808]&gt;=[.E$2];[.$A808]&lt;=[.E$3]);1;0)" office:value-type="float" office:value="1" calcext:value-type="float">
            <text:p>1</text:p>
          </table:table-cell>
          <table:table-cell table:formula="of:=IF(AND([.$A808]&gt;=[.F$2];[.$A808]&lt;=[.F$3]);1;0)" office:value-type="float" office:value="0" calcext:value-type="float">
            <text:p>0</text:p>
          </table:table-cell>
          <table:table-cell table:formula="of:=IF(AND([.$A808]&gt;=[.G$2];[.$A808]&lt;=[.G$3]);1;0)" office:value-type="float" office:value="0" calcext:value-type="float">
            <text:p>0</text:p>
          </table:table-cell>
          <table:table-cell/>
          <table:table-cell office:value-type="float" office:value="1.81331" calcext:value-type="float">
            <text:p>1.81331</text:p>
          </table:table-cell>
          <table:table-cell table:formula="of:=IF(AND([.$A808]&gt;=[.J$2];[.$A808]&lt;=[.J$3]);1;0)" office:value-type="float" office:value="0" calcext:value-type="float">
            <text:p>0</text:p>
          </table:table-cell>
          <table:table-cell table:formula="of:=IF(AND([.$A808]&gt;=[.K$2];[.$A808]&lt;=[.K$3]);1;0)" office:value-type="float" office:value="0" calcext:value-type="float">
            <text:p>0</text:p>
          </table:table-cell>
          <table:table-cell table:formula="of:=IF(AND([.$A808]&gt;=[.L$2];[.$A808]&lt;=[.L$3]);1;0)" office:value-type="float" office:value="0" calcext:value-type="float">
            <text:p>0</text:p>
          </table:table-cell>
          <table:table-cell table:formula="of:=IF(AND([.$A808]&gt;=[.M$2];[.$A808]&lt;=[.M$3]);1;0)" office:value-type="float" office:value="1" calcext:value-type="float">
            <text:p>1</text:p>
          </table:table-cell>
          <table:table-cell table:formula="of:=IF(AND([.$A808]&gt;=[.N$2];[.$A808]&lt;=[.N$3]);1;0)" office:value-type="float" office:value="0" calcext:value-type="float">
            <text:p>0</text:p>
          </table:table-cell>
          <table:table-cell table:formula="of:=IF(AND([.$A808]&gt;=[.O$2];[.$A8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7273" calcext:value-type="float">
            <text:p>-2.07273</text:p>
          </table:table-cell>
          <table:table-cell table:formula="of:=IF(AND([.$A809]&gt;=[.B$2];[.$A809]&lt;=[.B$3]);1;0)" office:value-type="float" office:value="1" calcext:value-type="float">
            <text:p>1</text:p>
          </table:table-cell>
          <table:table-cell table:formula="of:=IF(AND([.$A809]&gt;=[.C$2];[.$A809]&lt;=[.C$3]);1;0)" office:value-type="float" office:value="0" calcext:value-type="float">
            <text:p>0</text:p>
          </table:table-cell>
          <table:table-cell table:formula="of:=IF(AND([.$A809]&gt;=[.D$2];[.$A809]&lt;=[.D$3]);1;0)" office:value-type="float" office:value="0" calcext:value-type="float">
            <text:p>0</text:p>
          </table:table-cell>
          <table:table-cell table:formula="of:=IF(AND([.$A809]&gt;=[.E$2];[.$A809]&lt;=[.E$3]);1;0)" office:value-type="float" office:value="0" calcext:value-type="float">
            <text:p>0</text:p>
          </table:table-cell>
          <table:table-cell table:formula="of:=IF(AND([.$A809]&gt;=[.F$2];[.$A809]&lt;=[.F$3]);1;0)" office:value-type="float" office:value="0" calcext:value-type="float">
            <text:p>0</text:p>
          </table:table-cell>
          <table:table-cell table:formula="of:=IF(AND([.$A809]&gt;=[.G$2];[.$A809]&lt;=[.G$3]);1;0)" office:value-type="float" office:value="0" calcext:value-type="float">
            <text:p>0</text:p>
          </table:table-cell>
          <table:table-cell/>
          <table:table-cell office:value-type="float" office:value="-0.860007" calcext:value-type="float">
            <text:p>-0.860007</text:p>
          </table:table-cell>
          <table:table-cell table:formula="of:=IF(AND([.$A809]&gt;=[.J$2];[.$A809]&lt;=[.J$3]);1;0)" office:value-type="float" office:value="1" calcext:value-type="float">
            <text:p>1</text:p>
          </table:table-cell>
          <table:table-cell table:formula="of:=IF(AND([.$A809]&gt;=[.K$2];[.$A809]&lt;=[.K$3]);1;0)" office:value-type="float" office:value="0" calcext:value-type="float">
            <text:p>0</text:p>
          </table:table-cell>
          <table:table-cell table:formula="of:=IF(AND([.$A809]&gt;=[.L$2];[.$A809]&lt;=[.L$3]);1;0)" office:value-type="float" office:value="0" calcext:value-type="float">
            <text:p>0</text:p>
          </table:table-cell>
          <table:table-cell table:formula="of:=IF(AND([.$A809]&gt;=[.M$2];[.$A809]&lt;=[.M$3]);1;0)" office:value-type="float" office:value="0" calcext:value-type="float">
            <text:p>0</text:p>
          </table:table-cell>
          <table:table-cell table:formula="of:=IF(AND([.$A809]&gt;=[.N$2];[.$A809]&lt;=[.N$3]);1;0)" office:value-type="float" office:value="0" calcext:value-type="float">
            <text:p>0</text:p>
          </table:table-cell>
          <table:table-cell table:formula="of:=IF(AND([.$A809]&gt;=[.O$2];[.$A8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5287" calcext:value-type="float">
            <text:p>-0.185287</text:p>
          </table:table-cell>
          <table:table-cell table:formula="of:=IF(AND([.$A810]&gt;=[.B$2];[.$A810]&lt;=[.B$3]);1;0)" office:value-type="float" office:value="0" calcext:value-type="float">
            <text:p>0</text:p>
          </table:table-cell>
          <table:table-cell table:formula="of:=IF(AND([.$A810]&gt;=[.C$2];[.$A810]&lt;=[.C$3]);1;0)" office:value-type="float" office:value="0" calcext:value-type="float">
            <text:p>0</text:p>
          </table:table-cell>
          <table:table-cell table:formula="of:=IF(AND([.$A810]&gt;=[.D$2];[.$A810]&lt;=[.D$3]);1;0)" office:value-type="float" office:value="1" calcext:value-type="float">
            <text:p>1</text:p>
          </table:table-cell>
          <table:table-cell table:formula="of:=IF(AND([.$A810]&gt;=[.E$2];[.$A810]&lt;=[.E$3]);1;0)" office:value-type="float" office:value="0" calcext:value-type="float">
            <text:p>0</text:p>
          </table:table-cell>
          <table:table-cell table:formula="of:=IF(AND([.$A810]&gt;=[.F$2];[.$A810]&lt;=[.F$3]);1;0)" office:value-type="float" office:value="0" calcext:value-type="float">
            <text:p>0</text:p>
          </table:table-cell>
          <table:table-cell table:formula="of:=IF(AND([.$A810]&gt;=[.G$2];[.$A810]&lt;=[.G$3]);1;0)" office:value-type="float" office:value="0" calcext:value-type="float">
            <text:p>0</text:p>
          </table:table-cell>
          <table:table-cell/>
          <table:table-cell office:value-type="float" office:value="-0.594233" calcext:value-type="float">
            <text:p>-0.594233</text:p>
          </table:table-cell>
          <table:table-cell table:formula="of:=IF(AND([.$A810]&gt;=[.J$2];[.$A810]&lt;=[.J$3]);1;0)" office:value-type="float" office:value="0" calcext:value-type="float">
            <text:p>0</text:p>
          </table:table-cell>
          <table:table-cell table:formula="of:=IF(AND([.$A810]&gt;=[.K$2];[.$A810]&lt;=[.K$3]);1;0)" office:value-type="float" office:value="0" calcext:value-type="float">
            <text:p>0</text:p>
          </table:table-cell>
          <table:table-cell table:formula="of:=IF(AND([.$A810]&gt;=[.L$2];[.$A810]&lt;=[.L$3]);1;0)" office:value-type="float" office:value="1" calcext:value-type="float">
            <text:p>1</text:p>
          </table:table-cell>
          <table:table-cell table:formula="of:=IF(AND([.$A810]&gt;=[.M$2];[.$A810]&lt;=[.M$3]);1;0)" office:value-type="float" office:value="0" calcext:value-type="float">
            <text:p>0</text:p>
          </table:table-cell>
          <table:table-cell table:formula="of:=IF(AND([.$A810]&gt;=[.N$2];[.$A810]&lt;=[.N$3]);1;0)" office:value-type="float" office:value="0" calcext:value-type="float">
            <text:p>0</text:p>
          </table:table-cell>
          <table:table-cell table:formula="of:=IF(AND([.$A810]&gt;=[.O$2];[.$A8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1782" calcext:value-type="float">
            <text:p>-0.511782</text:p>
          </table:table-cell>
          <table:table-cell table:formula="of:=IF(AND([.$A811]&gt;=[.B$2];[.$A811]&lt;=[.B$3]);1;0)" office:value-type="float" office:value="0" calcext:value-type="float">
            <text:p>0</text:p>
          </table:table-cell>
          <table:table-cell table:formula="of:=IF(AND([.$A811]&gt;=[.C$2];[.$A811]&lt;=[.C$3]);1;0)" office:value-type="float" office:value="0" calcext:value-type="float">
            <text:p>0</text:p>
          </table:table-cell>
          <table:table-cell table:formula="of:=IF(AND([.$A811]&gt;=[.D$2];[.$A811]&lt;=[.D$3]);1;0)" office:value-type="float" office:value="1" calcext:value-type="float">
            <text:p>1</text:p>
          </table:table-cell>
          <table:table-cell table:formula="of:=IF(AND([.$A811]&gt;=[.E$2];[.$A811]&lt;=[.E$3]);1;0)" office:value-type="float" office:value="0" calcext:value-type="float">
            <text:p>0</text:p>
          </table:table-cell>
          <table:table-cell table:formula="of:=IF(AND([.$A811]&gt;=[.F$2];[.$A811]&lt;=[.F$3]);1;0)" office:value-type="float" office:value="0" calcext:value-type="float">
            <text:p>0</text:p>
          </table:table-cell>
          <table:table-cell table:formula="of:=IF(AND([.$A811]&gt;=[.G$2];[.$A811]&lt;=[.G$3]);1;0)" office:value-type="float" office:value="0" calcext:value-type="float">
            <text:p>0</text:p>
          </table:table-cell>
          <table:table-cell/>
          <table:table-cell office:value-type="float" office:value="0.619263" calcext:value-type="float">
            <text:p>0.619263</text:p>
          </table:table-cell>
          <table:table-cell table:formula="of:=IF(AND([.$A811]&gt;=[.J$2];[.$A811]&lt;=[.J$3]);1;0)" office:value-type="float" office:value="0" calcext:value-type="float">
            <text:p>0</text:p>
          </table:table-cell>
          <table:table-cell table:formula="of:=IF(AND([.$A811]&gt;=[.K$2];[.$A811]&lt;=[.K$3]);1;0)" office:value-type="float" office:value="0" calcext:value-type="float">
            <text:p>0</text:p>
          </table:table-cell>
          <table:table-cell table:formula="of:=IF(AND([.$A811]&gt;=[.L$2];[.$A811]&lt;=[.L$3]);1;0)" office:value-type="float" office:value="1" calcext:value-type="float">
            <text:p>1</text:p>
          </table:table-cell>
          <table:table-cell table:formula="of:=IF(AND([.$A811]&gt;=[.M$2];[.$A811]&lt;=[.M$3]);1;0)" office:value-type="float" office:value="0" calcext:value-type="float">
            <text:p>0</text:p>
          </table:table-cell>
          <table:table-cell table:formula="of:=IF(AND([.$A811]&gt;=[.N$2];[.$A811]&lt;=[.N$3]);1;0)" office:value-type="float" office:value="0" calcext:value-type="float">
            <text:p>0</text:p>
          </table:table-cell>
          <table:table-cell table:formula="of:=IF(AND([.$A811]&gt;=[.O$2];[.$A8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8208" calcext:value-type="float">
            <text:p>-0.088208</text:p>
          </table:table-cell>
          <table:table-cell table:formula="of:=IF(AND([.$A812]&gt;=[.B$2];[.$A812]&lt;=[.B$3]);1;0)" office:value-type="float" office:value="0" calcext:value-type="float">
            <text:p>0</text:p>
          </table:table-cell>
          <table:table-cell table:formula="of:=IF(AND([.$A812]&gt;=[.C$2];[.$A812]&lt;=[.C$3]);1;0)" office:value-type="float" office:value="0" calcext:value-type="float">
            <text:p>0</text:p>
          </table:table-cell>
          <table:table-cell table:formula="of:=IF(AND([.$A812]&gt;=[.D$2];[.$A812]&lt;=[.D$3]);1;0)" office:value-type="float" office:value="1" calcext:value-type="float">
            <text:p>1</text:p>
          </table:table-cell>
          <table:table-cell table:formula="of:=IF(AND([.$A812]&gt;=[.E$2];[.$A812]&lt;=[.E$3]);1;0)" office:value-type="float" office:value="0" calcext:value-type="float">
            <text:p>0</text:p>
          </table:table-cell>
          <table:table-cell table:formula="of:=IF(AND([.$A812]&gt;=[.F$2];[.$A812]&lt;=[.F$3]);1;0)" office:value-type="float" office:value="0" calcext:value-type="float">
            <text:p>0</text:p>
          </table:table-cell>
          <table:table-cell table:formula="of:=IF(AND([.$A812]&gt;=[.G$2];[.$A812]&lt;=[.G$3]);1;0)" office:value-type="float" office:value="0" calcext:value-type="float">
            <text:p>0</text:p>
          </table:table-cell>
          <table:table-cell/>
          <table:table-cell office:value-type="float" office:value="-0.611547" calcext:value-type="float">
            <text:p>-0.611547</text:p>
          </table:table-cell>
          <table:table-cell table:formula="of:=IF(AND([.$A812]&gt;=[.J$2];[.$A812]&lt;=[.J$3]);1;0)" office:value-type="float" office:value="0" calcext:value-type="float">
            <text:p>0</text:p>
          </table:table-cell>
          <table:table-cell table:formula="of:=IF(AND([.$A812]&gt;=[.K$2];[.$A812]&lt;=[.K$3]);1;0)" office:value-type="float" office:value="0" calcext:value-type="float">
            <text:p>0</text:p>
          </table:table-cell>
          <table:table-cell table:formula="of:=IF(AND([.$A812]&gt;=[.L$2];[.$A812]&lt;=[.L$3]);1;0)" office:value-type="float" office:value="1" calcext:value-type="float">
            <text:p>1</text:p>
          </table:table-cell>
          <table:table-cell table:formula="of:=IF(AND([.$A812]&gt;=[.M$2];[.$A812]&lt;=[.M$3]);1;0)" office:value-type="float" office:value="0" calcext:value-type="float">
            <text:p>0</text:p>
          </table:table-cell>
          <table:table-cell table:formula="of:=IF(AND([.$A812]&gt;=[.N$2];[.$A812]&lt;=[.N$3]);1;0)" office:value-type="float" office:value="0" calcext:value-type="float">
            <text:p>0</text:p>
          </table:table-cell>
          <table:table-cell table:formula="of:=IF(AND([.$A812]&gt;=[.O$2];[.$A8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0783" calcext:value-type="float">
            <text:p>0.400783</text:p>
          </table:table-cell>
          <table:table-cell table:formula="of:=IF(AND([.$A813]&gt;=[.B$2];[.$A813]&lt;=[.B$3]);1;0)" office:value-type="float" office:value="0" calcext:value-type="float">
            <text:p>0</text:p>
          </table:table-cell>
          <table:table-cell table:formula="of:=IF(AND([.$A813]&gt;=[.C$2];[.$A813]&lt;=[.C$3]);1;0)" office:value-type="float" office:value="0" calcext:value-type="float">
            <text:p>0</text:p>
          </table:table-cell>
          <table:table-cell table:formula="of:=IF(AND([.$A813]&gt;=[.D$2];[.$A813]&lt;=[.D$3]);1;0)" office:value-type="float" office:value="0" calcext:value-type="float">
            <text:p>0</text:p>
          </table:table-cell>
          <table:table-cell table:formula="of:=IF(AND([.$A813]&gt;=[.E$2];[.$A813]&lt;=[.E$3]);1;0)" office:value-type="float" office:value="1" calcext:value-type="float">
            <text:p>1</text:p>
          </table:table-cell>
          <table:table-cell table:formula="of:=IF(AND([.$A813]&gt;=[.F$2];[.$A813]&lt;=[.F$3]);1;0)" office:value-type="float" office:value="0" calcext:value-type="float">
            <text:p>0</text:p>
          </table:table-cell>
          <table:table-cell table:formula="of:=IF(AND([.$A813]&gt;=[.G$2];[.$A813]&lt;=[.G$3]);1;0)" office:value-type="float" office:value="0" calcext:value-type="float">
            <text:p>0</text:p>
          </table:table-cell>
          <table:table-cell/>
          <table:table-cell office:value-type="float" office:value="-1.06479" calcext:value-type="float">
            <text:p>-1.06479</text:p>
          </table:table-cell>
          <table:table-cell table:formula="of:=IF(AND([.$A813]&gt;=[.J$2];[.$A813]&lt;=[.J$3]);1;0)" office:value-type="float" office:value="0" calcext:value-type="float">
            <text:p>0</text:p>
          </table:table-cell>
          <table:table-cell table:formula="of:=IF(AND([.$A813]&gt;=[.K$2];[.$A813]&lt;=[.K$3]);1;0)" office:value-type="float" office:value="0" calcext:value-type="float">
            <text:p>0</text:p>
          </table:table-cell>
          <table:table-cell table:formula="of:=IF(AND([.$A813]&gt;=[.L$2];[.$A813]&lt;=[.L$3]);1;0)" office:value-type="float" office:value="0" calcext:value-type="float">
            <text:p>0</text:p>
          </table:table-cell>
          <table:table-cell table:formula="of:=IF(AND([.$A813]&gt;=[.M$2];[.$A813]&lt;=[.M$3]);1;0)" office:value-type="float" office:value="1" calcext:value-type="float">
            <text:p>1</text:p>
          </table:table-cell>
          <table:table-cell table:formula="of:=IF(AND([.$A813]&gt;=[.N$2];[.$A813]&lt;=[.N$3]);1;0)" office:value-type="float" office:value="0" calcext:value-type="float">
            <text:p>0</text:p>
          </table:table-cell>
          <table:table-cell table:formula="of:=IF(AND([.$A813]&gt;=[.O$2];[.$A8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821" calcext:value-type="float">
            <text:p>0.284821</text:p>
          </table:table-cell>
          <table:table-cell table:formula="of:=IF(AND([.$A814]&gt;=[.B$2];[.$A814]&lt;=[.B$3]);1;0)" office:value-type="float" office:value="0" calcext:value-type="float">
            <text:p>0</text:p>
          </table:table-cell>
          <table:table-cell table:formula="of:=IF(AND([.$A814]&gt;=[.C$2];[.$A814]&lt;=[.C$3]);1;0)" office:value-type="float" office:value="0" calcext:value-type="float">
            <text:p>0</text:p>
          </table:table-cell>
          <table:table-cell table:formula="of:=IF(AND([.$A814]&gt;=[.D$2];[.$A814]&lt;=[.D$3]);1;0)" office:value-type="float" office:value="0" calcext:value-type="float">
            <text:p>0</text:p>
          </table:table-cell>
          <table:table-cell table:formula="of:=IF(AND([.$A814]&gt;=[.E$2];[.$A814]&lt;=[.E$3]);1;0)" office:value-type="float" office:value="1" calcext:value-type="float">
            <text:p>1</text:p>
          </table:table-cell>
          <table:table-cell table:formula="of:=IF(AND([.$A814]&gt;=[.F$2];[.$A814]&lt;=[.F$3]);1;0)" office:value-type="float" office:value="0" calcext:value-type="float">
            <text:p>0</text:p>
          </table:table-cell>
          <table:table-cell table:formula="of:=IF(AND([.$A814]&gt;=[.G$2];[.$A814]&lt;=[.G$3]);1;0)" office:value-type="float" office:value="0" calcext:value-type="float">
            <text:p>0</text:p>
          </table:table-cell>
          <table:table-cell/>
          <table:table-cell office:value-type="float" office:value="0.0407475" calcext:value-type="float">
            <text:p>0.0407475</text:p>
          </table:table-cell>
          <table:table-cell table:formula="of:=IF(AND([.$A814]&gt;=[.J$2];[.$A814]&lt;=[.J$3]);1;0)" office:value-type="float" office:value="0" calcext:value-type="float">
            <text:p>0</text:p>
          </table:table-cell>
          <table:table-cell table:formula="of:=IF(AND([.$A814]&gt;=[.K$2];[.$A814]&lt;=[.K$3]);1;0)" office:value-type="float" office:value="0" calcext:value-type="float">
            <text:p>0</text:p>
          </table:table-cell>
          <table:table-cell table:formula="of:=IF(AND([.$A814]&gt;=[.L$2];[.$A814]&lt;=[.L$3]);1;0)" office:value-type="float" office:value="0" calcext:value-type="float">
            <text:p>0</text:p>
          </table:table-cell>
          <table:table-cell table:formula="of:=IF(AND([.$A814]&gt;=[.M$2];[.$A814]&lt;=[.M$3]);1;0)" office:value-type="float" office:value="1" calcext:value-type="float">
            <text:p>1</text:p>
          </table:table-cell>
          <table:table-cell table:formula="of:=IF(AND([.$A814]&gt;=[.N$2];[.$A814]&lt;=[.N$3]);1;0)" office:value-type="float" office:value="0" calcext:value-type="float">
            <text:p>0</text:p>
          </table:table-cell>
          <table:table-cell table:formula="of:=IF(AND([.$A814]&gt;=[.O$2];[.$A8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6198" calcext:value-type="float">
            <text:p>-2.26198</text:p>
          </table:table-cell>
          <table:table-cell table:formula="of:=IF(AND([.$A815]&gt;=[.B$2];[.$A815]&lt;=[.B$3]);1;0)" office:value-type="float" office:value="1" calcext:value-type="float">
            <text:p>1</text:p>
          </table:table-cell>
          <table:table-cell table:formula="of:=IF(AND([.$A815]&gt;=[.C$2];[.$A815]&lt;=[.C$3]);1;0)" office:value-type="float" office:value="0" calcext:value-type="float">
            <text:p>0</text:p>
          </table:table-cell>
          <table:table-cell table:formula="of:=IF(AND([.$A815]&gt;=[.D$2];[.$A815]&lt;=[.D$3]);1;0)" office:value-type="float" office:value="0" calcext:value-type="float">
            <text:p>0</text:p>
          </table:table-cell>
          <table:table-cell table:formula="of:=IF(AND([.$A815]&gt;=[.E$2];[.$A815]&lt;=[.E$3]);1;0)" office:value-type="float" office:value="0" calcext:value-type="float">
            <text:p>0</text:p>
          </table:table-cell>
          <table:table-cell table:formula="of:=IF(AND([.$A815]&gt;=[.F$2];[.$A815]&lt;=[.F$3]);1;0)" office:value-type="float" office:value="0" calcext:value-type="float">
            <text:p>0</text:p>
          </table:table-cell>
          <table:table-cell table:formula="of:=IF(AND([.$A815]&gt;=[.G$2];[.$A815]&lt;=[.G$3]);1;0)" office:value-type="float" office:value="0" calcext:value-type="float">
            <text:p>0</text:p>
          </table:table-cell>
          <table:table-cell/>
          <table:table-cell office:value-type="float" office:value="-0.763305" calcext:value-type="float">
            <text:p>-0.763305</text:p>
          </table:table-cell>
          <table:table-cell table:formula="of:=IF(AND([.$A815]&gt;=[.J$2];[.$A815]&lt;=[.J$3]);1;0)" office:value-type="float" office:value="1" calcext:value-type="float">
            <text:p>1</text:p>
          </table:table-cell>
          <table:table-cell table:formula="of:=IF(AND([.$A815]&gt;=[.K$2];[.$A815]&lt;=[.K$3]);1;0)" office:value-type="float" office:value="0" calcext:value-type="float">
            <text:p>0</text:p>
          </table:table-cell>
          <table:table-cell table:formula="of:=IF(AND([.$A815]&gt;=[.L$2];[.$A815]&lt;=[.L$3]);1;0)" office:value-type="float" office:value="0" calcext:value-type="float">
            <text:p>0</text:p>
          </table:table-cell>
          <table:table-cell table:formula="of:=IF(AND([.$A815]&gt;=[.M$2];[.$A815]&lt;=[.M$3]);1;0)" office:value-type="float" office:value="0" calcext:value-type="float">
            <text:p>0</text:p>
          </table:table-cell>
          <table:table-cell table:formula="of:=IF(AND([.$A815]&gt;=[.N$2];[.$A815]&lt;=[.N$3]);1;0)" office:value-type="float" office:value="0" calcext:value-type="float">
            <text:p>0</text:p>
          </table:table-cell>
          <table:table-cell table:formula="of:=IF(AND([.$A815]&gt;=[.O$2];[.$A8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8925" calcext:value-type="float">
            <text:p>0.638925</text:p>
          </table:table-cell>
          <table:table-cell table:formula="of:=IF(AND([.$A816]&gt;=[.B$2];[.$A816]&lt;=[.B$3]);1;0)" office:value-type="float" office:value="0" calcext:value-type="float">
            <text:p>0</text:p>
          </table:table-cell>
          <table:table-cell table:formula="of:=IF(AND([.$A816]&gt;=[.C$2];[.$A816]&lt;=[.C$3]);1;0)" office:value-type="float" office:value="0" calcext:value-type="float">
            <text:p>0</text:p>
          </table:table-cell>
          <table:table-cell table:formula="of:=IF(AND([.$A816]&gt;=[.D$2];[.$A816]&lt;=[.D$3]);1;0)" office:value-type="float" office:value="0" calcext:value-type="float">
            <text:p>0</text:p>
          </table:table-cell>
          <table:table-cell table:formula="of:=IF(AND([.$A816]&gt;=[.E$2];[.$A816]&lt;=[.E$3]);1;0)" office:value-type="float" office:value="1" calcext:value-type="float">
            <text:p>1</text:p>
          </table:table-cell>
          <table:table-cell table:formula="of:=IF(AND([.$A816]&gt;=[.F$2];[.$A816]&lt;=[.F$3]);1;0)" office:value-type="float" office:value="0" calcext:value-type="float">
            <text:p>0</text:p>
          </table:table-cell>
          <table:table-cell table:formula="of:=IF(AND([.$A816]&gt;=[.G$2];[.$A816]&lt;=[.G$3]);1;0)" office:value-type="float" office:value="0" calcext:value-type="float">
            <text:p>0</text:p>
          </table:table-cell>
          <table:table-cell/>
          <table:table-cell office:value-type="float" office:value="-0.150103" calcext:value-type="float">
            <text:p>-0.150103</text:p>
          </table:table-cell>
          <table:table-cell table:formula="of:=IF(AND([.$A816]&gt;=[.J$2];[.$A816]&lt;=[.J$3]);1;0)" office:value-type="float" office:value="0" calcext:value-type="float">
            <text:p>0</text:p>
          </table:table-cell>
          <table:table-cell table:formula="of:=IF(AND([.$A816]&gt;=[.K$2];[.$A816]&lt;=[.K$3]);1;0)" office:value-type="float" office:value="0" calcext:value-type="float">
            <text:p>0</text:p>
          </table:table-cell>
          <table:table-cell table:formula="of:=IF(AND([.$A816]&gt;=[.L$2];[.$A816]&lt;=[.L$3]);1;0)" office:value-type="float" office:value="0" calcext:value-type="float">
            <text:p>0</text:p>
          </table:table-cell>
          <table:table-cell table:formula="of:=IF(AND([.$A816]&gt;=[.M$2];[.$A816]&lt;=[.M$3]);1;0)" office:value-type="float" office:value="1" calcext:value-type="float">
            <text:p>1</text:p>
          </table:table-cell>
          <table:table-cell table:formula="of:=IF(AND([.$A816]&gt;=[.N$2];[.$A816]&lt;=[.N$3]);1;0)" office:value-type="float" office:value="0" calcext:value-type="float">
            <text:p>0</text:p>
          </table:table-cell>
          <table:table-cell table:formula="of:=IF(AND([.$A816]&gt;=[.O$2];[.$A8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7358" calcext:value-type="float">
            <text:p>-0.187358</text:p>
          </table:table-cell>
          <table:table-cell table:formula="of:=IF(AND([.$A817]&gt;=[.B$2];[.$A817]&lt;=[.B$3]);1;0)" office:value-type="float" office:value="0" calcext:value-type="float">
            <text:p>0</text:p>
          </table:table-cell>
          <table:table-cell table:formula="of:=IF(AND([.$A817]&gt;=[.C$2];[.$A817]&lt;=[.C$3]);1;0)" office:value-type="float" office:value="0" calcext:value-type="float">
            <text:p>0</text:p>
          </table:table-cell>
          <table:table-cell table:formula="of:=IF(AND([.$A817]&gt;=[.D$2];[.$A817]&lt;=[.D$3]);1;0)" office:value-type="float" office:value="1" calcext:value-type="float">
            <text:p>1</text:p>
          </table:table-cell>
          <table:table-cell table:formula="of:=IF(AND([.$A817]&gt;=[.E$2];[.$A817]&lt;=[.E$3]);1;0)" office:value-type="float" office:value="0" calcext:value-type="float">
            <text:p>0</text:p>
          </table:table-cell>
          <table:table-cell table:formula="of:=IF(AND([.$A817]&gt;=[.F$2];[.$A817]&lt;=[.F$3]);1;0)" office:value-type="float" office:value="0" calcext:value-type="float">
            <text:p>0</text:p>
          </table:table-cell>
          <table:table-cell table:formula="of:=IF(AND([.$A817]&gt;=[.G$2];[.$A817]&lt;=[.G$3]);1;0)" office:value-type="float" office:value="0" calcext:value-type="float">
            <text:p>0</text:p>
          </table:table-cell>
          <table:table-cell/>
          <table:table-cell office:value-type="float" office:value="0.401505" calcext:value-type="float">
            <text:p>0.401505</text:p>
          </table:table-cell>
          <table:table-cell table:formula="of:=IF(AND([.$A817]&gt;=[.J$2];[.$A817]&lt;=[.J$3]);1;0)" office:value-type="float" office:value="0" calcext:value-type="float">
            <text:p>0</text:p>
          </table:table-cell>
          <table:table-cell table:formula="of:=IF(AND([.$A817]&gt;=[.K$2];[.$A817]&lt;=[.K$3]);1;0)" office:value-type="float" office:value="0" calcext:value-type="float">
            <text:p>0</text:p>
          </table:table-cell>
          <table:table-cell table:formula="of:=IF(AND([.$A817]&gt;=[.L$2];[.$A817]&lt;=[.L$3]);1;0)" office:value-type="float" office:value="1" calcext:value-type="float">
            <text:p>1</text:p>
          </table:table-cell>
          <table:table-cell table:formula="of:=IF(AND([.$A817]&gt;=[.M$2];[.$A817]&lt;=[.M$3]);1;0)" office:value-type="float" office:value="0" calcext:value-type="float">
            <text:p>0</text:p>
          </table:table-cell>
          <table:table-cell table:formula="of:=IF(AND([.$A817]&gt;=[.N$2];[.$A817]&lt;=[.N$3]);1;0)" office:value-type="float" office:value="0" calcext:value-type="float">
            <text:p>0</text:p>
          </table:table-cell>
          <table:table-cell table:formula="of:=IF(AND([.$A817]&gt;=[.O$2];[.$A8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2241" calcext:value-type="float">
            <text:p>-1.62241</text:p>
          </table:table-cell>
          <table:table-cell table:formula="of:=IF(AND([.$A818]&gt;=[.B$2];[.$A818]&lt;=[.B$3]);1;0)" office:value-type="float" office:value="0" calcext:value-type="float">
            <text:p>0</text:p>
          </table:table-cell>
          <table:table-cell table:formula="of:=IF(AND([.$A818]&gt;=[.C$2];[.$A818]&lt;=[.C$3]);1;0)" office:value-type="float" office:value="1" calcext:value-type="float">
            <text:p>1</text:p>
          </table:table-cell>
          <table:table-cell table:formula="of:=IF(AND([.$A818]&gt;=[.D$2];[.$A818]&lt;=[.D$3]);1;0)" office:value-type="float" office:value="0" calcext:value-type="float">
            <text:p>0</text:p>
          </table:table-cell>
          <table:table-cell table:formula="of:=IF(AND([.$A818]&gt;=[.E$2];[.$A818]&lt;=[.E$3]);1;0)" office:value-type="float" office:value="0" calcext:value-type="float">
            <text:p>0</text:p>
          </table:table-cell>
          <table:table-cell table:formula="of:=IF(AND([.$A818]&gt;=[.F$2];[.$A818]&lt;=[.F$3]);1;0)" office:value-type="float" office:value="0" calcext:value-type="float">
            <text:p>0</text:p>
          </table:table-cell>
          <table:table-cell table:formula="of:=IF(AND([.$A818]&gt;=[.G$2];[.$A818]&lt;=[.G$3]);1;0)" office:value-type="float" office:value="0" calcext:value-type="float">
            <text:p>0</text:p>
          </table:table-cell>
          <table:table-cell/>
          <table:table-cell office:value-type="float" office:value="-0.0870759" calcext:value-type="float">
            <text:p>-0.0870759</text:p>
          </table:table-cell>
          <table:table-cell table:formula="of:=IF(AND([.$A818]&gt;=[.J$2];[.$A818]&lt;=[.J$3]);1;0)" office:value-type="float" office:value="0" calcext:value-type="float">
            <text:p>0</text:p>
          </table:table-cell>
          <table:table-cell table:formula="of:=IF(AND([.$A818]&gt;=[.K$2];[.$A818]&lt;=[.K$3]);1;0)" office:value-type="float" office:value="1" calcext:value-type="float">
            <text:p>1</text:p>
          </table:table-cell>
          <table:table-cell table:formula="of:=IF(AND([.$A818]&gt;=[.L$2];[.$A818]&lt;=[.L$3]);1;0)" office:value-type="float" office:value="0" calcext:value-type="float">
            <text:p>0</text:p>
          </table:table-cell>
          <table:table-cell table:formula="of:=IF(AND([.$A818]&gt;=[.M$2];[.$A818]&lt;=[.M$3]);1;0)" office:value-type="float" office:value="0" calcext:value-type="float">
            <text:p>0</text:p>
          </table:table-cell>
          <table:table-cell table:formula="of:=IF(AND([.$A818]&gt;=[.N$2];[.$A818]&lt;=[.N$3]);1;0)" office:value-type="float" office:value="0" calcext:value-type="float">
            <text:p>0</text:p>
          </table:table-cell>
          <table:table-cell table:formula="of:=IF(AND([.$A818]&gt;=[.O$2];[.$A8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75089" calcext:value-type="float">
            <text:p>-0.0275089</text:p>
          </table:table-cell>
          <table:table-cell table:formula="of:=IF(AND([.$A819]&gt;=[.B$2];[.$A819]&lt;=[.B$3]);1;0)" office:value-type="float" office:value="0" calcext:value-type="float">
            <text:p>0</text:p>
          </table:table-cell>
          <table:table-cell table:formula="of:=IF(AND([.$A819]&gt;=[.C$2];[.$A819]&lt;=[.C$3]);1;0)" office:value-type="float" office:value="0" calcext:value-type="float">
            <text:p>0</text:p>
          </table:table-cell>
          <table:table-cell table:formula="of:=IF(AND([.$A819]&gt;=[.D$2];[.$A819]&lt;=[.D$3]);1;0)" office:value-type="float" office:value="1" calcext:value-type="float">
            <text:p>1</text:p>
          </table:table-cell>
          <table:table-cell table:formula="of:=IF(AND([.$A819]&gt;=[.E$2];[.$A819]&lt;=[.E$3]);1;0)" office:value-type="float" office:value="0" calcext:value-type="float">
            <text:p>0</text:p>
          </table:table-cell>
          <table:table-cell table:formula="of:=IF(AND([.$A819]&gt;=[.F$2];[.$A819]&lt;=[.F$3]);1;0)" office:value-type="float" office:value="0" calcext:value-type="float">
            <text:p>0</text:p>
          </table:table-cell>
          <table:table-cell table:formula="of:=IF(AND([.$A819]&gt;=[.G$2];[.$A819]&lt;=[.G$3]);1;0)" office:value-type="float" office:value="0" calcext:value-type="float">
            <text:p>0</text:p>
          </table:table-cell>
          <table:table-cell/>
          <table:table-cell office:value-type="float" office:value="-0.485621" calcext:value-type="float">
            <text:p>-0.485621</text:p>
          </table:table-cell>
          <table:table-cell table:formula="of:=IF(AND([.$A819]&gt;=[.J$2];[.$A819]&lt;=[.J$3]);1;0)" office:value-type="float" office:value="0" calcext:value-type="float">
            <text:p>0</text:p>
          </table:table-cell>
          <table:table-cell table:formula="of:=IF(AND([.$A819]&gt;=[.K$2];[.$A819]&lt;=[.K$3]);1;0)" office:value-type="float" office:value="0" calcext:value-type="float">
            <text:p>0</text:p>
          </table:table-cell>
          <table:table-cell table:formula="of:=IF(AND([.$A819]&gt;=[.L$2];[.$A819]&lt;=[.L$3]);1;0)" office:value-type="float" office:value="1" calcext:value-type="float">
            <text:p>1</text:p>
          </table:table-cell>
          <table:table-cell table:formula="of:=IF(AND([.$A819]&gt;=[.M$2];[.$A819]&lt;=[.M$3]);1;0)" office:value-type="float" office:value="0" calcext:value-type="float">
            <text:p>0</text:p>
          </table:table-cell>
          <table:table-cell table:formula="of:=IF(AND([.$A819]&gt;=[.N$2];[.$A819]&lt;=[.N$3]);1;0)" office:value-type="float" office:value="0" calcext:value-type="float">
            <text:p>0</text:p>
          </table:table-cell>
          <table:table-cell table:formula="of:=IF(AND([.$A819]&gt;=[.O$2];[.$A8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0731" calcext:value-type="float">
            <text:p>0.0300731</text:p>
          </table:table-cell>
          <table:table-cell table:formula="of:=IF(AND([.$A820]&gt;=[.B$2];[.$A820]&lt;=[.B$3]);1;0)" office:value-type="float" office:value="0" calcext:value-type="float">
            <text:p>0</text:p>
          </table:table-cell>
          <table:table-cell table:formula="of:=IF(AND([.$A820]&gt;=[.C$2];[.$A820]&lt;=[.C$3]);1;0)" office:value-type="float" office:value="0" calcext:value-type="float">
            <text:p>0</text:p>
          </table:table-cell>
          <table:table-cell table:formula="of:=IF(AND([.$A820]&gt;=[.D$2];[.$A820]&lt;=[.D$3]);1;0)" office:value-type="float" office:value="0" calcext:value-type="float">
            <text:p>0</text:p>
          </table:table-cell>
          <table:table-cell table:formula="of:=IF(AND([.$A820]&gt;=[.E$2];[.$A820]&lt;=[.E$3]);1;0)" office:value-type="float" office:value="1" calcext:value-type="float">
            <text:p>1</text:p>
          </table:table-cell>
          <table:table-cell table:formula="of:=IF(AND([.$A820]&gt;=[.F$2];[.$A820]&lt;=[.F$3]);1;0)" office:value-type="float" office:value="0" calcext:value-type="float">
            <text:p>0</text:p>
          </table:table-cell>
          <table:table-cell table:formula="of:=IF(AND([.$A820]&gt;=[.G$2];[.$A820]&lt;=[.G$3]);1;0)" office:value-type="float" office:value="0" calcext:value-type="float">
            <text:p>0</text:p>
          </table:table-cell>
          <table:table-cell/>
          <table:table-cell office:value-type="float" office:value="0.238918" calcext:value-type="float">
            <text:p>0.238918</text:p>
          </table:table-cell>
          <table:table-cell table:formula="of:=IF(AND([.$A820]&gt;=[.J$2];[.$A820]&lt;=[.J$3]);1;0)" office:value-type="float" office:value="0" calcext:value-type="float">
            <text:p>0</text:p>
          </table:table-cell>
          <table:table-cell table:formula="of:=IF(AND([.$A820]&gt;=[.K$2];[.$A820]&lt;=[.K$3]);1;0)" office:value-type="float" office:value="0" calcext:value-type="float">
            <text:p>0</text:p>
          </table:table-cell>
          <table:table-cell table:formula="of:=IF(AND([.$A820]&gt;=[.L$2];[.$A820]&lt;=[.L$3]);1;0)" office:value-type="float" office:value="0" calcext:value-type="float">
            <text:p>0</text:p>
          </table:table-cell>
          <table:table-cell table:formula="of:=IF(AND([.$A820]&gt;=[.M$2];[.$A820]&lt;=[.M$3]);1;0)" office:value-type="float" office:value="1" calcext:value-type="float">
            <text:p>1</text:p>
          </table:table-cell>
          <table:table-cell table:formula="of:=IF(AND([.$A820]&gt;=[.N$2];[.$A820]&lt;=[.N$3]);1;0)" office:value-type="float" office:value="0" calcext:value-type="float">
            <text:p>0</text:p>
          </table:table-cell>
          <table:table-cell table:formula="of:=IF(AND([.$A820]&gt;=[.O$2];[.$A8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8248" calcext:value-type="float">
            <text:p>-0.128248</text:p>
          </table:table-cell>
          <table:table-cell table:formula="of:=IF(AND([.$A821]&gt;=[.B$2];[.$A821]&lt;=[.B$3]);1;0)" office:value-type="float" office:value="0" calcext:value-type="float">
            <text:p>0</text:p>
          </table:table-cell>
          <table:table-cell table:formula="of:=IF(AND([.$A821]&gt;=[.C$2];[.$A821]&lt;=[.C$3]);1;0)" office:value-type="float" office:value="0" calcext:value-type="float">
            <text:p>0</text:p>
          </table:table-cell>
          <table:table-cell table:formula="of:=IF(AND([.$A821]&gt;=[.D$2];[.$A821]&lt;=[.D$3]);1;0)" office:value-type="float" office:value="1" calcext:value-type="float">
            <text:p>1</text:p>
          </table:table-cell>
          <table:table-cell table:formula="of:=IF(AND([.$A821]&gt;=[.E$2];[.$A821]&lt;=[.E$3]);1;0)" office:value-type="float" office:value="0" calcext:value-type="float">
            <text:p>0</text:p>
          </table:table-cell>
          <table:table-cell table:formula="of:=IF(AND([.$A821]&gt;=[.F$2];[.$A821]&lt;=[.F$3]);1;0)" office:value-type="float" office:value="0" calcext:value-type="float">
            <text:p>0</text:p>
          </table:table-cell>
          <table:table-cell table:formula="of:=IF(AND([.$A821]&gt;=[.G$2];[.$A821]&lt;=[.G$3]);1;0)" office:value-type="float" office:value="0" calcext:value-type="float">
            <text:p>0</text:p>
          </table:table-cell>
          <table:table-cell/>
          <table:table-cell office:value-type="float" office:value="-0.435775" calcext:value-type="float">
            <text:p>-0.435775</text:p>
          </table:table-cell>
          <table:table-cell table:formula="of:=IF(AND([.$A821]&gt;=[.J$2];[.$A821]&lt;=[.J$3]);1;0)" office:value-type="float" office:value="0" calcext:value-type="float">
            <text:p>0</text:p>
          </table:table-cell>
          <table:table-cell table:formula="of:=IF(AND([.$A821]&gt;=[.K$2];[.$A821]&lt;=[.K$3]);1;0)" office:value-type="float" office:value="0" calcext:value-type="float">
            <text:p>0</text:p>
          </table:table-cell>
          <table:table-cell table:formula="of:=IF(AND([.$A821]&gt;=[.L$2];[.$A821]&lt;=[.L$3]);1;0)" office:value-type="float" office:value="1" calcext:value-type="float">
            <text:p>1</text:p>
          </table:table-cell>
          <table:table-cell table:formula="of:=IF(AND([.$A821]&gt;=[.M$2];[.$A821]&lt;=[.M$3]);1;0)" office:value-type="float" office:value="0" calcext:value-type="float">
            <text:p>0</text:p>
          </table:table-cell>
          <table:table-cell table:formula="of:=IF(AND([.$A821]&gt;=[.N$2];[.$A821]&lt;=[.N$3]);1;0)" office:value-type="float" office:value="0" calcext:value-type="float">
            <text:p>0</text:p>
          </table:table-cell>
          <table:table-cell table:formula="of:=IF(AND([.$A821]&gt;=[.O$2];[.$A8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1077" calcext:value-type="float">
            <text:p>-0.631077</text:p>
          </table:table-cell>
          <table:table-cell table:formula="of:=IF(AND([.$A822]&gt;=[.B$2];[.$A822]&lt;=[.B$3]);1;0)" office:value-type="float" office:value="0" calcext:value-type="float">
            <text:p>0</text:p>
          </table:table-cell>
          <table:table-cell table:formula="of:=IF(AND([.$A822]&gt;=[.C$2];[.$A822]&lt;=[.C$3]);1;0)" office:value-type="float" office:value="0" calcext:value-type="float">
            <text:p>0</text:p>
          </table:table-cell>
          <table:table-cell table:formula="of:=IF(AND([.$A822]&gt;=[.D$2];[.$A822]&lt;=[.D$3]);1;0)" office:value-type="float" office:value="1" calcext:value-type="float">
            <text:p>1</text:p>
          </table:table-cell>
          <table:table-cell table:formula="of:=IF(AND([.$A822]&gt;=[.E$2];[.$A822]&lt;=[.E$3]);1;0)" office:value-type="float" office:value="0" calcext:value-type="float">
            <text:p>0</text:p>
          </table:table-cell>
          <table:table-cell table:formula="of:=IF(AND([.$A822]&gt;=[.F$2];[.$A822]&lt;=[.F$3]);1;0)" office:value-type="float" office:value="0" calcext:value-type="float">
            <text:p>0</text:p>
          </table:table-cell>
          <table:table-cell table:formula="of:=IF(AND([.$A822]&gt;=[.G$2];[.$A822]&lt;=[.G$3]);1;0)" office:value-type="float" office:value="0" calcext:value-type="float">
            <text:p>0</text:p>
          </table:table-cell>
          <table:table-cell/>
          <table:table-cell office:value-type="float" office:value="-0.533956" calcext:value-type="float">
            <text:p>-0.533956</text:p>
          </table:table-cell>
          <table:table-cell table:formula="of:=IF(AND([.$A822]&gt;=[.J$2];[.$A822]&lt;=[.J$3]);1;0)" office:value-type="float" office:value="0" calcext:value-type="float">
            <text:p>0</text:p>
          </table:table-cell>
          <table:table-cell table:formula="of:=IF(AND([.$A822]&gt;=[.K$2];[.$A822]&lt;=[.K$3]);1;0)" office:value-type="float" office:value="0" calcext:value-type="float">
            <text:p>0</text:p>
          </table:table-cell>
          <table:table-cell table:formula="of:=IF(AND([.$A822]&gt;=[.L$2];[.$A822]&lt;=[.L$3]);1;0)" office:value-type="float" office:value="1" calcext:value-type="float">
            <text:p>1</text:p>
          </table:table-cell>
          <table:table-cell table:formula="of:=IF(AND([.$A822]&gt;=[.M$2];[.$A822]&lt;=[.M$3]);1;0)" office:value-type="float" office:value="0" calcext:value-type="float">
            <text:p>0</text:p>
          </table:table-cell>
          <table:table-cell table:formula="of:=IF(AND([.$A822]&gt;=[.N$2];[.$A822]&lt;=[.N$3]);1;0)" office:value-type="float" office:value="0" calcext:value-type="float">
            <text:p>0</text:p>
          </table:table-cell>
          <table:table-cell table:formula="of:=IF(AND([.$A822]&gt;=[.O$2];[.$A8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9195" calcext:value-type="float">
            <text:p>-0.379195</text:p>
          </table:table-cell>
          <table:table-cell table:formula="of:=IF(AND([.$A823]&gt;=[.B$2];[.$A823]&lt;=[.B$3]);1;0)" office:value-type="float" office:value="0" calcext:value-type="float">
            <text:p>0</text:p>
          </table:table-cell>
          <table:table-cell table:formula="of:=IF(AND([.$A823]&gt;=[.C$2];[.$A823]&lt;=[.C$3]);1;0)" office:value-type="float" office:value="0" calcext:value-type="float">
            <text:p>0</text:p>
          </table:table-cell>
          <table:table-cell table:formula="of:=IF(AND([.$A823]&gt;=[.D$2];[.$A823]&lt;=[.D$3]);1;0)" office:value-type="float" office:value="1" calcext:value-type="float">
            <text:p>1</text:p>
          </table:table-cell>
          <table:table-cell table:formula="of:=IF(AND([.$A823]&gt;=[.E$2];[.$A823]&lt;=[.E$3]);1;0)" office:value-type="float" office:value="0" calcext:value-type="float">
            <text:p>0</text:p>
          </table:table-cell>
          <table:table-cell table:formula="of:=IF(AND([.$A823]&gt;=[.F$2];[.$A823]&lt;=[.F$3]);1;0)" office:value-type="float" office:value="0" calcext:value-type="float">
            <text:p>0</text:p>
          </table:table-cell>
          <table:table-cell table:formula="of:=IF(AND([.$A823]&gt;=[.G$2];[.$A823]&lt;=[.G$3]);1;0)" office:value-type="float" office:value="0" calcext:value-type="float">
            <text:p>0</text:p>
          </table:table-cell>
          <table:table-cell/>
          <table:table-cell office:value-type="float" office:value="0.669504" calcext:value-type="float">
            <text:p>0.669504</text:p>
          </table:table-cell>
          <table:table-cell table:formula="of:=IF(AND([.$A823]&gt;=[.J$2];[.$A823]&lt;=[.J$3]);1;0)" office:value-type="float" office:value="0" calcext:value-type="float">
            <text:p>0</text:p>
          </table:table-cell>
          <table:table-cell table:formula="of:=IF(AND([.$A823]&gt;=[.K$2];[.$A823]&lt;=[.K$3]);1;0)" office:value-type="float" office:value="0" calcext:value-type="float">
            <text:p>0</text:p>
          </table:table-cell>
          <table:table-cell table:formula="of:=IF(AND([.$A823]&gt;=[.L$2];[.$A823]&lt;=[.L$3]);1;0)" office:value-type="float" office:value="1" calcext:value-type="float">
            <text:p>1</text:p>
          </table:table-cell>
          <table:table-cell table:formula="of:=IF(AND([.$A823]&gt;=[.M$2];[.$A823]&lt;=[.M$3]);1;0)" office:value-type="float" office:value="0" calcext:value-type="float">
            <text:p>0</text:p>
          </table:table-cell>
          <table:table-cell table:formula="of:=IF(AND([.$A823]&gt;=[.N$2];[.$A823]&lt;=[.N$3]);1;0)" office:value-type="float" office:value="0" calcext:value-type="float">
            <text:p>0</text:p>
          </table:table-cell>
          <table:table-cell table:formula="of:=IF(AND([.$A823]&gt;=[.O$2];[.$A8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9092" calcext:value-type="float">
            <text:p>-0.949092</text:p>
          </table:table-cell>
          <table:table-cell table:formula="of:=IF(AND([.$A824]&gt;=[.B$2];[.$A824]&lt;=[.B$3]);1;0)" office:value-type="float" office:value="0" calcext:value-type="float">
            <text:p>0</text:p>
          </table:table-cell>
          <table:table-cell table:formula="of:=IF(AND([.$A824]&gt;=[.C$2];[.$A824]&lt;=[.C$3]);1;0)" office:value-type="float" office:value="0" calcext:value-type="float">
            <text:p>0</text:p>
          </table:table-cell>
          <table:table-cell table:formula="of:=IF(AND([.$A824]&gt;=[.D$2];[.$A824]&lt;=[.D$3]);1;0)" office:value-type="float" office:value="1" calcext:value-type="float">
            <text:p>1</text:p>
          </table:table-cell>
          <table:table-cell table:formula="of:=IF(AND([.$A824]&gt;=[.E$2];[.$A824]&lt;=[.E$3]);1;0)" office:value-type="float" office:value="0" calcext:value-type="float">
            <text:p>0</text:p>
          </table:table-cell>
          <table:table-cell table:formula="of:=IF(AND([.$A824]&gt;=[.F$2];[.$A824]&lt;=[.F$3]);1;0)" office:value-type="float" office:value="0" calcext:value-type="float">
            <text:p>0</text:p>
          </table:table-cell>
          <table:table-cell table:formula="of:=IF(AND([.$A824]&gt;=[.G$2];[.$A824]&lt;=[.G$3]);1;0)" office:value-type="float" office:value="0" calcext:value-type="float">
            <text:p>0</text:p>
          </table:table-cell>
          <table:table-cell/>
          <table:table-cell office:value-type="float" office:value="-1.5846" calcext:value-type="float">
            <text:p>-1.5846</text:p>
          </table:table-cell>
          <table:table-cell table:formula="of:=IF(AND([.$A824]&gt;=[.J$2];[.$A824]&lt;=[.J$3]);1;0)" office:value-type="float" office:value="0" calcext:value-type="float">
            <text:p>0</text:p>
          </table:table-cell>
          <table:table-cell table:formula="of:=IF(AND([.$A824]&gt;=[.K$2];[.$A824]&lt;=[.K$3]);1;0)" office:value-type="float" office:value="0" calcext:value-type="float">
            <text:p>0</text:p>
          </table:table-cell>
          <table:table-cell table:formula="of:=IF(AND([.$A824]&gt;=[.L$2];[.$A824]&lt;=[.L$3]);1;0)" office:value-type="float" office:value="1" calcext:value-type="float">
            <text:p>1</text:p>
          </table:table-cell>
          <table:table-cell table:formula="of:=IF(AND([.$A824]&gt;=[.M$2];[.$A824]&lt;=[.M$3]);1;0)" office:value-type="float" office:value="0" calcext:value-type="float">
            <text:p>0</text:p>
          </table:table-cell>
          <table:table-cell table:formula="of:=IF(AND([.$A824]&gt;=[.N$2];[.$A824]&lt;=[.N$3]);1;0)" office:value-type="float" office:value="0" calcext:value-type="float">
            <text:p>0</text:p>
          </table:table-cell>
          <table:table-cell table:formula="of:=IF(AND([.$A824]&gt;=[.O$2];[.$A8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0589" calcext:value-type="float">
            <text:p>0.00610589</text:p>
          </table:table-cell>
          <table:table-cell table:formula="of:=IF(AND([.$A825]&gt;=[.B$2];[.$A825]&lt;=[.B$3]);1;0)" office:value-type="float" office:value="0" calcext:value-type="float">
            <text:p>0</text:p>
          </table:table-cell>
          <table:table-cell table:formula="of:=IF(AND([.$A825]&gt;=[.C$2];[.$A825]&lt;=[.C$3]);1;0)" office:value-type="float" office:value="0" calcext:value-type="float">
            <text:p>0</text:p>
          </table:table-cell>
          <table:table-cell table:formula="of:=IF(AND([.$A825]&gt;=[.D$2];[.$A825]&lt;=[.D$3]);1;0)" office:value-type="float" office:value="0" calcext:value-type="float">
            <text:p>0</text:p>
          </table:table-cell>
          <table:table-cell table:formula="of:=IF(AND([.$A825]&gt;=[.E$2];[.$A825]&lt;=[.E$3]);1;0)" office:value-type="float" office:value="1" calcext:value-type="float">
            <text:p>1</text:p>
          </table:table-cell>
          <table:table-cell table:formula="of:=IF(AND([.$A825]&gt;=[.F$2];[.$A825]&lt;=[.F$3]);1;0)" office:value-type="float" office:value="0" calcext:value-type="float">
            <text:p>0</text:p>
          </table:table-cell>
          <table:table-cell table:formula="of:=IF(AND([.$A825]&gt;=[.G$2];[.$A825]&lt;=[.G$3]);1;0)" office:value-type="float" office:value="0" calcext:value-type="float">
            <text:p>0</text:p>
          </table:table-cell>
          <table:table-cell/>
          <table:table-cell office:value-type="float" office:value="-0.624215" calcext:value-type="float">
            <text:p>-0.624215</text:p>
          </table:table-cell>
          <table:table-cell table:formula="of:=IF(AND([.$A825]&gt;=[.J$2];[.$A825]&lt;=[.J$3]);1;0)" office:value-type="float" office:value="0" calcext:value-type="float">
            <text:p>0</text:p>
          </table:table-cell>
          <table:table-cell table:formula="of:=IF(AND([.$A825]&gt;=[.K$2];[.$A825]&lt;=[.K$3]);1;0)" office:value-type="float" office:value="0" calcext:value-type="float">
            <text:p>0</text:p>
          </table:table-cell>
          <table:table-cell table:formula="of:=IF(AND([.$A825]&gt;=[.L$2];[.$A825]&lt;=[.L$3]);1;0)" office:value-type="float" office:value="0" calcext:value-type="float">
            <text:p>0</text:p>
          </table:table-cell>
          <table:table-cell table:formula="of:=IF(AND([.$A825]&gt;=[.M$2];[.$A825]&lt;=[.M$3]);1;0)" office:value-type="float" office:value="1" calcext:value-type="float">
            <text:p>1</text:p>
          </table:table-cell>
          <table:table-cell table:formula="of:=IF(AND([.$A825]&gt;=[.N$2];[.$A825]&lt;=[.N$3]);1;0)" office:value-type="float" office:value="0" calcext:value-type="float">
            <text:p>0</text:p>
          </table:table-cell>
          <table:table-cell table:formula="of:=IF(AND([.$A825]&gt;=[.O$2];[.$A8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35307" calcext:value-type="float">
            <text:p>-0.0835307</text:p>
          </table:table-cell>
          <table:table-cell table:formula="of:=IF(AND([.$A826]&gt;=[.B$2];[.$A826]&lt;=[.B$3]);1;0)" office:value-type="float" office:value="0" calcext:value-type="float">
            <text:p>0</text:p>
          </table:table-cell>
          <table:table-cell table:formula="of:=IF(AND([.$A826]&gt;=[.C$2];[.$A826]&lt;=[.C$3]);1;0)" office:value-type="float" office:value="0" calcext:value-type="float">
            <text:p>0</text:p>
          </table:table-cell>
          <table:table-cell table:formula="of:=IF(AND([.$A826]&gt;=[.D$2];[.$A826]&lt;=[.D$3]);1;0)" office:value-type="float" office:value="1" calcext:value-type="float">
            <text:p>1</text:p>
          </table:table-cell>
          <table:table-cell table:formula="of:=IF(AND([.$A826]&gt;=[.E$2];[.$A826]&lt;=[.E$3]);1;0)" office:value-type="float" office:value="0" calcext:value-type="float">
            <text:p>0</text:p>
          </table:table-cell>
          <table:table-cell table:formula="of:=IF(AND([.$A826]&gt;=[.F$2];[.$A826]&lt;=[.F$3]);1;0)" office:value-type="float" office:value="0" calcext:value-type="float">
            <text:p>0</text:p>
          </table:table-cell>
          <table:table-cell table:formula="of:=IF(AND([.$A826]&gt;=[.G$2];[.$A826]&lt;=[.G$3]);1;0)" office:value-type="float" office:value="0" calcext:value-type="float">
            <text:p>0</text:p>
          </table:table-cell>
          <table:table-cell/>
          <table:table-cell office:value-type="float" office:value="0.195481" calcext:value-type="float">
            <text:p>0.195481</text:p>
          </table:table-cell>
          <table:table-cell table:formula="of:=IF(AND([.$A826]&gt;=[.J$2];[.$A826]&lt;=[.J$3]);1;0)" office:value-type="float" office:value="0" calcext:value-type="float">
            <text:p>0</text:p>
          </table:table-cell>
          <table:table-cell table:formula="of:=IF(AND([.$A826]&gt;=[.K$2];[.$A826]&lt;=[.K$3]);1;0)" office:value-type="float" office:value="0" calcext:value-type="float">
            <text:p>0</text:p>
          </table:table-cell>
          <table:table-cell table:formula="of:=IF(AND([.$A826]&gt;=[.L$2];[.$A826]&lt;=[.L$3]);1;0)" office:value-type="float" office:value="1" calcext:value-type="float">
            <text:p>1</text:p>
          </table:table-cell>
          <table:table-cell table:formula="of:=IF(AND([.$A826]&gt;=[.M$2];[.$A826]&lt;=[.M$3]);1;0)" office:value-type="float" office:value="0" calcext:value-type="float">
            <text:p>0</text:p>
          </table:table-cell>
          <table:table-cell table:formula="of:=IF(AND([.$A826]&gt;=[.N$2];[.$A826]&lt;=[.N$3]);1;0)" office:value-type="float" office:value="0" calcext:value-type="float">
            <text:p>0</text:p>
          </table:table-cell>
          <table:table-cell table:formula="of:=IF(AND([.$A826]&gt;=[.O$2];[.$A8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585" calcext:value-type="float">
            <text:p>0.319585</text:p>
          </table:table-cell>
          <table:table-cell table:formula="of:=IF(AND([.$A827]&gt;=[.B$2];[.$A827]&lt;=[.B$3]);1;0)" office:value-type="float" office:value="0" calcext:value-type="float">
            <text:p>0</text:p>
          </table:table-cell>
          <table:table-cell table:formula="of:=IF(AND([.$A827]&gt;=[.C$2];[.$A827]&lt;=[.C$3]);1;0)" office:value-type="float" office:value="0" calcext:value-type="float">
            <text:p>0</text:p>
          </table:table-cell>
          <table:table-cell table:formula="of:=IF(AND([.$A827]&gt;=[.D$2];[.$A827]&lt;=[.D$3]);1;0)" office:value-type="float" office:value="0" calcext:value-type="float">
            <text:p>0</text:p>
          </table:table-cell>
          <table:table-cell table:formula="of:=IF(AND([.$A827]&gt;=[.E$2];[.$A827]&lt;=[.E$3]);1;0)" office:value-type="float" office:value="1" calcext:value-type="float">
            <text:p>1</text:p>
          </table:table-cell>
          <table:table-cell table:formula="of:=IF(AND([.$A827]&gt;=[.F$2];[.$A827]&lt;=[.F$3]);1;0)" office:value-type="float" office:value="0" calcext:value-type="float">
            <text:p>0</text:p>
          </table:table-cell>
          <table:table-cell table:formula="of:=IF(AND([.$A827]&gt;=[.G$2];[.$A827]&lt;=[.G$3]);1;0)" office:value-type="float" office:value="0" calcext:value-type="float">
            <text:p>0</text:p>
          </table:table-cell>
          <table:table-cell/>
          <table:table-cell office:value-type="float" office:value="-1.83955" calcext:value-type="float">
            <text:p>-1.83955</text:p>
          </table:table-cell>
          <table:table-cell table:formula="of:=IF(AND([.$A827]&gt;=[.J$2];[.$A827]&lt;=[.J$3]);1;0)" office:value-type="float" office:value="0" calcext:value-type="float">
            <text:p>0</text:p>
          </table:table-cell>
          <table:table-cell table:formula="of:=IF(AND([.$A827]&gt;=[.K$2];[.$A827]&lt;=[.K$3]);1;0)" office:value-type="float" office:value="0" calcext:value-type="float">
            <text:p>0</text:p>
          </table:table-cell>
          <table:table-cell table:formula="of:=IF(AND([.$A827]&gt;=[.L$2];[.$A827]&lt;=[.L$3]);1;0)" office:value-type="float" office:value="0" calcext:value-type="float">
            <text:p>0</text:p>
          </table:table-cell>
          <table:table-cell table:formula="of:=IF(AND([.$A827]&gt;=[.M$2];[.$A827]&lt;=[.M$3]);1;0)" office:value-type="float" office:value="1" calcext:value-type="float">
            <text:p>1</text:p>
          </table:table-cell>
          <table:table-cell table:formula="of:=IF(AND([.$A827]&gt;=[.N$2];[.$A827]&lt;=[.N$3]);1;0)" office:value-type="float" office:value="0" calcext:value-type="float">
            <text:p>0</text:p>
          </table:table-cell>
          <table:table-cell table:formula="of:=IF(AND([.$A827]&gt;=[.O$2];[.$A8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5382" calcext:value-type="float">
            <text:p>-1.45382</text:p>
          </table:table-cell>
          <table:table-cell table:formula="of:=IF(AND([.$A828]&gt;=[.B$2];[.$A828]&lt;=[.B$3]);1;0)" office:value-type="float" office:value="0" calcext:value-type="float">
            <text:p>0</text:p>
          </table:table-cell>
          <table:table-cell table:formula="of:=IF(AND([.$A828]&gt;=[.C$2];[.$A828]&lt;=[.C$3]);1;0)" office:value-type="float" office:value="1" calcext:value-type="float">
            <text:p>1</text:p>
          </table:table-cell>
          <table:table-cell table:formula="of:=IF(AND([.$A828]&gt;=[.D$2];[.$A828]&lt;=[.D$3]);1;0)" office:value-type="float" office:value="0" calcext:value-type="float">
            <text:p>0</text:p>
          </table:table-cell>
          <table:table-cell table:formula="of:=IF(AND([.$A828]&gt;=[.E$2];[.$A828]&lt;=[.E$3]);1;0)" office:value-type="float" office:value="0" calcext:value-type="float">
            <text:p>0</text:p>
          </table:table-cell>
          <table:table-cell table:formula="of:=IF(AND([.$A828]&gt;=[.F$2];[.$A828]&lt;=[.F$3]);1;0)" office:value-type="float" office:value="0" calcext:value-type="float">
            <text:p>0</text:p>
          </table:table-cell>
          <table:table-cell table:formula="of:=IF(AND([.$A828]&gt;=[.G$2];[.$A828]&lt;=[.G$3]);1;0)" office:value-type="float" office:value="0" calcext:value-type="float">
            <text:p>0</text:p>
          </table:table-cell>
          <table:table-cell/>
          <table:table-cell office:value-type="float" office:value="1.29405" calcext:value-type="float">
            <text:p>1.29405</text:p>
          </table:table-cell>
          <table:table-cell table:formula="of:=IF(AND([.$A828]&gt;=[.J$2];[.$A828]&lt;=[.J$3]);1;0)" office:value-type="float" office:value="0" calcext:value-type="float">
            <text:p>0</text:p>
          </table:table-cell>
          <table:table-cell table:formula="of:=IF(AND([.$A828]&gt;=[.K$2];[.$A828]&lt;=[.K$3]);1;0)" office:value-type="float" office:value="1" calcext:value-type="float">
            <text:p>1</text:p>
          </table:table-cell>
          <table:table-cell table:formula="of:=IF(AND([.$A828]&gt;=[.L$2];[.$A828]&lt;=[.L$3]);1;0)" office:value-type="float" office:value="0" calcext:value-type="float">
            <text:p>0</text:p>
          </table:table-cell>
          <table:table-cell table:formula="of:=IF(AND([.$A828]&gt;=[.M$2];[.$A828]&lt;=[.M$3]);1;0)" office:value-type="float" office:value="0" calcext:value-type="float">
            <text:p>0</text:p>
          </table:table-cell>
          <table:table-cell table:formula="of:=IF(AND([.$A828]&gt;=[.N$2];[.$A828]&lt;=[.N$3]);1;0)" office:value-type="float" office:value="0" calcext:value-type="float">
            <text:p>0</text:p>
          </table:table-cell>
          <table:table-cell table:formula="of:=IF(AND([.$A828]&gt;=[.O$2];[.$A8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0301" calcext:value-type="float">
            <text:p>-1.10301</text:p>
          </table:table-cell>
          <table:table-cell table:formula="of:=IF(AND([.$A829]&gt;=[.B$2];[.$A829]&lt;=[.B$3]);1;0)" office:value-type="float" office:value="0" calcext:value-type="float">
            <text:p>0</text:p>
          </table:table-cell>
          <table:table-cell table:formula="of:=IF(AND([.$A829]&gt;=[.C$2];[.$A829]&lt;=[.C$3]);1;0)" office:value-type="float" office:value="1" calcext:value-type="float">
            <text:p>1</text:p>
          </table:table-cell>
          <table:table-cell table:formula="of:=IF(AND([.$A829]&gt;=[.D$2];[.$A829]&lt;=[.D$3]);1;0)" office:value-type="float" office:value="0" calcext:value-type="float">
            <text:p>0</text:p>
          </table:table-cell>
          <table:table-cell table:formula="of:=IF(AND([.$A829]&gt;=[.E$2];[.$A829]&lt;=[.E$3]);1;0)" office:value-type="float" office:value="0" calcext:value-type="float">
            <text:p>0</text:p>
          </table:table-cell>
          <table:table-cell table:formula="of:=IF(AND([.$A829]&gt;=[.F$2];[.$A829]&lt;=[.F$3]);1;0)" office:value-type="float" office:value="0" calcext:value-type="float">
            <text:p>0</text:p>
          </table:table-cell>
          <table:table-cell table:formula="of:=IF(AND([.$A829]&gt;=[.G$2];[.$A829]&lt;=[.G$3]);1;0)" office:value-type="float" office:value="0" calcext:value-type="float">
            <text:p>0</text:p>
          </table:table-cell>
          <table:table-cell/>
          <table:table-cell office:value-type="float" office:value="1.41502" calcext:value-type="float">
            <text:p>1.41502</text:p>
          </table:table-cell>
          <table:table-cell table:formula="of:=IF(AND([.$A829]&gt;=[.J$2];[.$A829]&lt;=[.J$3]);1;0)" office:value-type="float" office:value="0" calcext:value-type="float">
            <text:p>0</text:p>
          </table:table-cell>
          <table:table-cell table:formula="of:=IF(AND([.$A829]&gt;=[.K$2];[.$A829]&lt;=[.K$3]);1;0)" office:value-type="float" office:value="1" calcext:value-type="float">
            <text:p>1</text:p>
          </table:table-cell>
          <table:table-cell table:formula="of:=IF(AND([.$A829]&gt;=[.L$2];[.$A829]&lt;=[.L$3]);1;0)" office:value-type="float" office:value="0" calcext:value-type="float">
            <text:p>0</text:p>
          </table:table-cell>
          <table:table-cell table:formula="of:=IF(AND([.$A829]&gt;=[.M$2];[.$A829]&lt;=[.M$3]);1;0)" office:value-type="float" office:value="0" calcext:value-type="float">
            <text:p>0</text:p>
          </table:table-cell>
          <table:table-cell table:formula="of:=IF(AND([.$A829]&gt;=[.N$2];[.$A829]&lt;=[.N$3]);1;0)" office:value-type="float" office:value="0" calcext:value-type="float">
            <text:p>0</text:p>
          </table:table-cell>
          <table:table-cell table:formula="of:=IF(AND([.$A829]&gt;=[.O$2];[.$A8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6811" calcext:value-type="float">
            <text:p>0.596811</text:p>
          </table:table-cell>
          <table:table-cell table:formula="of:=IF(AND([.$A830]&gt;=[.B$2];[.$A830]&lt;=[.B$3]);1;0)" office:value-type="float" office:value="0" calcext:value-type="float">
            <text:p>0</text:p>
          </table:table-cell>
          <table:table-cell table:formula="of:=IF(AND([.$A830]&gt;=[.C$2];[.$A830]&lt;=[.C$3]);1;0)" office:value-type="float" office:value="0" calcext:value-type="float">
            <text:p>0</text:p>
          </table:table-cell>
          <table:table-cell table:formula="of:=IF(AND([.$A830]&gt;=[.D$2];[.$A830]&lt;=[.D$3]);1;0)" office:value-type="float" office:value="0" calcext:value-type="float">
            <text:p>0</text:p>
          </table:table-cell>
          <table:table-cell table:formula="of:=IF(AND([.$A830]&gt;=[.E$2];[.$A830]&lt;=[.E$3]);1;0)" office:value-type="float" office:value="1" calcext:value-type="float">
            <text:p>1</text:p>
          </table:table-cell>
          <table:table-cell table:formula="of:=IF(AND([.$A830]&gt;=[.F$2];[.$A830]&lt;=[.F$3]);1;0)" office:value-type="float" office:value="0" calcext:value-type="float">
            <text:p>0</text:p>
          </table:table-cell>
          <table:table-cell table:formula="of:=IF(AND([.$A830]&gt;=[.G$2];[.$A830]&lt;=[.G$3]);1;0)" office:value-type="float" office:value="0" calcext:value-type="float">
            <text:p>0</text:p>
          </table:table-cell>
          <table:table-cell/>
          <table:table-cell office:value-type="float" office:value="0.40954" calcext:value-type="float">
            <text:p>0.40954</text:p>
          </table:table-cell>
          <table:table-cell table:formula="of:=IF(AND([.$A830]&gt;=[.J$2];[.$A830]&lt;=[.J$3]);1;0)" office:value-type="float" office:value="0" calcext:value-type="float">
            <text:p>0</text:p>
          </table:table-cell>
          <table:table-cell table:formula="of:=IF(AND([.$A830]&gt;=[.K$2];[.$A830]&lt;=[.K$3]);1;0)" office:value-type="float" office:value="0" calcext:value-type="float">
            <text:p>0</text:p>
          </table:table-cell>
          <table:table-cell table:formula="of:=IF(AND([.$A830]&gt;=[.L$2];[.$A830]&lt;=[.L$3]);1;0)" office:value-type="float" office:value="0" calcext:value-type="float">
            <text:p>0</text:p>
          </table:table-cell>
          <table:table-cell table:formula="of:=IF(AND([.$A830]&gt;=[.M$2];[.$A830]&lt;=[.M$3]);1;0)" office:value-type="float" office:value="1" calcext:value-type="float">
            <text:p>1</text:p>
          </table:table-cell>
          <table:table-cell table:formula="of:=IF(AND([.$A830]&gt;=[.N$2];[.$A830]&lt;=[.N$3]);1;0)" office:value-type="float" office:value="0" calcext:value-type="float">
            <text:p>0</text:p>
          </table:table-cell>
          <table:table-cell table:formula="of:=IF(AND([.$A830]&gt;=[.O$2];[.$A8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607" calcext:value-type="float">
            <text:p>0.842607</text:p>
          </table:table-cell>
          <table:table-cell table:formula="of:=IF(AND([.$A831]&gt;=[.B$2];[.$A831]&lt;=[.B$3]);1;0)" office:value-type="float" office:value="0" calcext:value-type="float">
            <text:p>0</text:p>
          </table:table-cell>
          <table:table-cell table:formula="of:=IF(AND([.$A831]&gt;=[.C$2];[.$A831]&lt;=[.C$3]);1;0)" office:value-type="float" office:value="0" calcext:value-type="float">
            <text:p>0</text:p>
          </table:table-cell>
          <table:table-cell table:formula="of:=IF(AND([.$A831]&gt;=[.D$2];[.$A831]&lt;=[.D$3]);1;0)" office:value-type="float" office:value="0" calcext:value-type="float">
            <text:p>0</text:p>
          </table:table-cell>
          <table:table-cell table:formula="of:=IF(AND([.$A831]&gt;=[.E$2];[.$A831]&lt;=[.E$3]);1;0)" office:value-type="float" office:value="1" calcext:value-type="float">
            <text:p>1</text:p>
          </table:table-cell>
          <table:table-cell table:formula="of:=IF(AND([.$A831]&gt;=[.F$2];[.$A831]&lt;=[.F$3]);1;0)" office:value-type="float" office:value="0" calcext:value-type="float">
            <text:p>0</text:p>
          </table:table-cell>
          <table:table-cell table:formula="of:=IF(AND([.$A831]&gt;=[.G$2];[.$A831]&lt;=[.G$3]);1;0)" office:value-type="float" office:value="0" calcext:value-type="float">
            <text:p>0</text:p>
          </table:table-cell>
          <table:table-cell/>
          <table:table-cell office:value-type="float" office:value="0.872388" calcext:value-type="float">
            <text:p>0.872388</text:p>
          </table:table-cell>
          <table:table-cell table:formula="of:=IF(AND([.$A831]&gt;=[.J$2];[.$A831]&lt;=[.J$3]);1;0)" office:value-type="float" office:value="0" calcext:value-type="float">
            <text:p>0</text:p>
          </table:table-cell>
          <table:table-cell table:formula="of:=IF(AND([.$A831]&gt;=[.K$2];[.$A831]&lt;=[.K$3]);1;0)" office:value-type="float" office:value="0" calcext:value-type="float">
            <text:p>0</text:p>
          </table:table-cell>
          <table:table-cell table:formula="of:=IF(AND([.$A831]&gt;=[.L$2];[.$A831]&lt;=[.L$3]);1;0)" office:value-type="float" office:value="0" calcext:value-type="float">
            <text:p>0</text:p>
          </table:table-cell>
          <table:table-cell table:formula="of:=IF(AND([.$A831]&gt;=[.M$2];[.$A831]&lt;=[.M$3]);1;0)" office:value-type="float" office:value="1" calcext:value-type="float">
            <text:p>1</text:p>
          </table:table-cell>
          <table:table-cell table:formula="of:=IF(AND([.$A831]&gt;=[.N$2];[.$A831]&lt;=[.N$3]);1;0)" office:value-type="float" office:value="0" calcext:value-type="float">
            <text:p>0</text:p>
          </table:table-cell>
          <table:table-cell table:formula="of:=IF(AND([.$A831]&gt;=[.O$2];[.$A8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0278" calcext:value-type="float">
            <text:p>-0.520278</text:p>
          </table:table-cell>
          <table:table-cell table:formula="of:=IF(AND([.$A832]&gt;=[.B$2];[.$A832]&lt;=[.B$3]);1;0)" office:value-type="float" office:value="0" calcext:value-type="float">
            <text:p>0</text:p>
          </table:table-cell>
          <table:table-cell table:formula="of:=IF(AND([.$A832]&gt;=[.C$2];[.$A832]&lt;=[.C$3]);1;0)" office:value-type="float" office:value="0" calcext:value-type="float">
            <text:p>0</text:p>
          </table:table-cell>
          <table:table-cell table:formula="of:=IF(AND([.$A832]&gt;=[.D$2];[.$A832]&lt;=[.D$3]);1;0)" office:value-type="float" office:value="1" calcext:value-type="float">
            <text:p>1</text:p>
          </table:table-cell>
          <table:table-cell table:formula="of:=IF(AND([.$A832]&gt;=[.E$2];[.$A832]&lt;=[.E$3]);1;0)" office:value-type="float" office:value="0" calcext:value-type="float">
            <text:p>0</text:p>
          </table:table-cell>
          <table:table-cell table:formula="of:=IF(AND([.$A832]&gt;=[.F$2];[.$A832]&lt;=[.F$3]);1;0)" office:value-type="float" office:value="0" calcext:value-type="float">
            <text:p>0</text:p>
          </table:table-cell>
          <table:table-cell table:formula="of:=IF(AND([.$A832]&gt;=[.G$2];[.$A832]&lt;=[.G$3]);1;0)" office:value-type="float" office:value="0" calcext:value-type="float">
            <text:p>0</text:p>
          </table:table-cell>
          <table:table-cell/>
          <table:table-cell office:value-type="float" office:value="1.35086" calcext:value-type="float">
            <text:p>1.35086</text:p>
          </table:table-cell>
          <table:table-cell table:formula="of:=IF(AND([.$A832]&gt;=[.J$2];[.$A832]&lt;=[.J$3]);1;0)" office:value-type="float" office:value="0" calcext:value-type="float">
            <text:p>0</text:p>
          </table:table-cell>
          <table:table-cell table:formula="of:=IF(AND([.$A832]&gt;=[.K$2];[.$A832]&lt;=[.K$3]);1;0)" office:value-type="float" office:value="0" calcext:value-type="float">
            <text:p>0</text:p>
          </table:table-cell>
          <table:table-cell table:formula="of:=IF(AND([.$A832]&gt;=[.L$2];[.$A832]&lt;=[.L$3]);1;0)" office:value-type="float" office:value="1" calcext:value-type="float">
            <text:p>1</text:p>
          </table:table-cell>
          <table:table-cell table:formula="of:=IF(AND([.$A832]&gt;=[.M$2];[.$A832]&lt;=[.M$3]);1;0)" office:value-type="float" office:value="0" calcext:value-type="float">
            <text:p>0</text:p>
          </table:table-cell>
          <table:table-cell table:formula="of:=IF(AND([.$A832]&gt;=[.N$2];[.$A832]&lt;=[.N$3]);1;0)" office:value-type="float" office:value="0" calcext:value-type="float">
            <text:p>0</text:p>
          </table:table-cell>
          <table:table-cell table:formula="of:=IF(AND([.$A832]&gt;=[.O$2];[.$A8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4177" calcext:value-type="float">
            <text:p>-1.64177</text:p>
          </table:table-cell>
          <table:table-cell table:formula="of:=IF(AND([.$A833]&gt;=[.B$2];[.$A833]&lt;=[.B$3]);1;0)" office:value-type="float" office:value="0" calcext:value-type="float">
            <text:p>0</text:p>
          </table:table-cell>
          <table:table-cell table:formula="of:=IF(AND([.$A833]&gt;=[.C$2];[.$A833]&lt;=[.C$3]);1;0)" office:value-type="float" office:value="1" calcext:value-type="float">
            <text:p>1</text:p>
          </table:table-cell>
          <table:table-cell table:formula="of:=IF(AND([.$A833]&gt;=[.D$2];[.$A833]&lt;=[.D$3]);1;0)" office:value-type="float" office:value="0" calcext:value-type="float">
            <text:p>0</text:p>
          </table:table-cell>
          <table:table-cell table:formula="of:=IF(AND([.$A833]&gt;=[.E$2];[.$A833]&lt;=[.E$3]);1;0)" office:value-type="float" office:value="0" calcext:value-type="float">
            <text:p>0</text:p>
          </table:table-cell>
          <table:table-cell table:formula="of:=IF(AND([.$A833]&gt;=[.F$2];[.$A833]&lt;=[.F$3]);1;0)" office:value-type="float" office:value="0" calcext:value-type="float">
            <text:p>0</text:p>
          </table:table-cell>
          <table:table-cell table:formula="of:=IF(AND([.$A833]&gt;=[.G$2];[.$A833]&lt;=[.G$3]);1;0)" office:value-type="float" office:value="0" calcext:value-type="float">
            <text:p>0</text:p>
          </table:table-cell>
          <table:table-cell/>
          <table:table-cell office:value-type="float" office:value="1.0068" calcext:value-type="float">
            <text:p>1.0068</text:p>
          </table:table-cell>
          <table:table-cell table:formula="of:=IF(AND([.$A833]&gt;=[.J$2];[.$A833]&lt;=[.J$3]);1;0)" office:value-type="float" office:value="0" calcext:value-type="float">
            <text:p>0</text:p>
          </table:table-cell>
          <table:table-cell table:formula="of:=IF(AND([.$A833]&gt;=[.K$2];[.$A833]&lt;=[.K$3]);1;0)" office:value-type="float" office:value="1" calcext:value-type="float">
            <text:p>1</text:p>
          </table:table-cell>
          <table:table-cell table:formula="of:=IF(AND([.$A833]&gt;=[.L$2];[.$A833]&lt;=[.L$3]);1;0)" office:value-type="float" office:value="0" calcext:value-type="float">
            <text:p>0</text:p>
          </table:table-cell>
          <table:table-cell table:formula="of:=IF(AND([.$A833]&gt;=[.M$2];[.$A833]&lt;=[.M$3]);1;0)" office:value-type="float" office:value="0" calcext:value-type="float">
            <text:p>0</text:p>
          </table:table-cell>
          <table:table-cell table:formula="of:=IF(AND([.$A833]&gt;=[.N$2];[.$A833]&lt;=[.N$3]);1;0)" office:value-type="float" office:value="0" calcext:value-type="float">
            <text:p>0</text:p>
          </table:table-cell>
          <table:table-cell table:formula="of:=IF(AND([.$A833]&gt;=[.O$2];[.$A8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8338" calcext:value-type="float">
            <text:p>-0.898338</text:p>
          </table:table-cell>
          <table:table-cell table:formula="of:=IF(AND([.$A834]&gt;=[.B$2];[.$A834]&lt;=[.B$3]);1;0)" office:value-type="float" office:value="0" calcext:value-type="float">
            <text:p>0</text:p>
          </table:table-cell>
          <table:table-cell table:formula="of:=IF(AND([.$A834]&gt;=[.C$2];[.$A834]&lt;=[.C$3]);1;0)" office:value-type="float" office:value="0" calcext:value-type="float">
            <text:p>0</text:p>
          </table:table-cell>
          <table:table-cell table:formula="of:=IF(AND([.$A834]&gt;=[.D$2];[.$A834]&lt;=[.D$3]);1;0)" office:value-type="float" office:value="1" calcext:value-type="float">
            <text:p>1</text:p>
          </table:table-cell>
          <table:table-cell table:formula="of:=IF(AND([.$A834]&gt;=[.E$2];[.$A834]&lt;=[.E$3]);1;0)" office:value-type="float" office:value="0" calcext:value-type="float">
            <text:p>0</text:p>
          </table:table-cell>
          <table:table-cell table:formula="of:=IF(AND([.$A834]&gt;=[.F$2];[.$A834]&lt;=[.F$3]);1;0)" office:value-type="float" office:value="0" calcext:value-type="float">
            <text:p>0</text:p>
          </table:table-cell>
          <table:table-cell table:formula="of:=IF(AND([.$A834]&gt;=[.G$2];[.$A834]&lt;=[.G$3]);1;0)" office:value-type="float" office:value="0" calcext:value-type="float">
            <text:p>0</text:p>
          </table:table-cell>
          <table:table-cell/>
          <table:table-cell office:value-type="float" office:value="1.06875" calcext:value-type="float">
            <text:p>1.06875</text:p>
          </table:table-cell>
          <table:table-cell table:formula="of:=IF(AND([.$A834]&gt;=[.J$2];[.$A834]&lt;=[.J$3]);1;0)" office:value-type="float" office:value="0" calcext:value-type="float">
            <text:p>0</text:p>
          </table:table-cell>
          <table:table-cell table:formula="of:=IF(AND([.$A834]&gt;=[.K$2];[.$A834]&lt;=[.K$3]);1;0)" office:value-type="float" office:value="0" calcext:value-type="float">
            <text:p>0</text:p>
          </table:table-cell>
          <table:table-cell table:formula="of:=IF(AND([.$A834]&gt;=[.L$2];[.$A834]&lt;=[.L$3]);1;0)" office:value-type="float" office:value="1" calcext:value-type="float">
            <text:p>1</text:p>
          </table:table-cell>
          <table:table-cell table:formula="of:=IF(AND([.$A834]&gt;=[.M$2];[.$A834]&lt;=[.M$3]);1;0)" office:value-type="float" office:value="0" calcext:value-type="float">
            <text:p>0</text:p>
          </table:table-cell>
          <table:table-cell table:formula="of:=IF(AND([.$A834]&gt;=[.N$2];[.$A834]&lt;=[.N$3]);1;0)" office:value-type="float" office:value="0" calcext:value-type="float">
            <text:p>0</text:p>
          </table:table-cell>
          <table:table-cell table:formula="of:=IF(AND([.$A834]&gt;=[.O$2];[.$A8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5677" calcext:value-type="float">
            <text:p>-0.345677</text:p>
          </table:table-cell>
          <table:table-cell table:formula="of:=IF(AND([.$A835]&gt;=[.B$2];[.$A835]&lt;=[.B$3]);1;0)" office:value-type="float" office:value="0" calcext:value-type="float">
            <text:p>0</text:p>
          </table:table-cell>
          <table:table-cell table:formula="of:=IF(AND([.$A835]&gt;=[.C$2];[.$A835]&lt;=[.C$3]);1;0)" office:value-type="float" office:value="0" calcext:value-type="float">
            <text:p>0</text:p>
          </table:table-cell>
          <table:table-cell table:formula="of:=IF(AND([.$A835]&gt;=[.D$2];[.$A835]&lt;=[.D$3]);1;0)" office:value-type="float" office:value="1" calcext:value-type="float">
            <text:p>1</text:p>
          </table:table-cell>
          <table:table-cell table:formula="of:=IF(AND([.$A835]&gt;=[.E$2];[.$A835]&lt;=[.E$3]);1;0)" office:value-type="float" office:value="0" calcext:value-type="float">
            <text:p>0</text:p>
          </table:table-cell>
          <table:table-cell table:formula="of:=IF(AND([.$A835]&gt;=[.F$2];[.$A835]&lt;=[.F$3]);1;0)" office:value-type="float" office:value="0" calcext:value-type="float">
            <text:p>0</text:p>
          </table:table-cell>
          <table:table-cell table:formula="of:=IF(AND([.$A835]&gt;=[.G$2];[.$A835]&lt;=[.G$3]);1;0)" office:value-type="float" office:value="0" calcext:value-type="float">
            <text:p>0</text:p>
          </table:table-cell>
          <table:table-cell/>
          <table:table-cell office:value-type="float" office:value="0.663804" calcext:value-type="float">
            <text:p>0.663804</text:p>
          </table:table-cell>
          <table:table-cell table:formula="of:=IF(AND([.$A835]&gt;=[.J$2];[.$A835]&lt;=[.J$3]);1;0)" office:value-type="float" office:value="0" calcext:value-type="float">
            <text:p>0</text:p>
          </table:table-cell>
          <table:table-cell table:formula="of:=IF(AND([.$A835]&gt;=[.K$2];[.$A835]&lt;=[.K$3]);1;0)" office:value-type="float" office:value="0" calcext:value-type="float">
            <text:p>0</text:p>
          </table:table-cell>
          <table:table-cell table:formula="of:=IF(AND([.$A835]&gt;=[.L$2];[.$A835]&lt;=[.L$3]);1;0)" office:value-type="float" office:value="1" calcext:value-type="float">
            <text:p>1</text:p>
          </table:table-cell>
          <table:table-cell table:formula="of:=IF(AND([.$A835]&gt;=[.M$2];[.$A835]&lt;=[.M$3]);1;0)" office:value-type="float" office:value="0" calcext:value-type="float">
            <text:p>0</text:p>
          </table:table-cell>
          <table:table-cell table:formula="of:=IF(AND([.$A835]&gt;=[.N$2];[.$A835]&lt;=[.N$3]);1;0)" office:value-type="float" office:value="0" calcext:value-type="float">
            <text:p>0</text:p>
          </table:table-cell>
          <table:table-cell table:formula="of:=IF(AND([.$A835]&gt;=[.O$2];[.$A8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7" calcext:value-type="float">
            <text:p>1.3457</text:p>
          </table:table-cell>
          <table:table-cell table:formula="of:=IF(AND([.$A836]&gt;=[.B$2];[.$A836]&lt;=[.B$3]);1;0)" office:value-type="float" office:value="0" calcext:value-type="float">
            <text:p>0</text:p>
          </table:table-cell>
          <table:table-cell table:formula="of:=IF(AND([.$A836]&gt;=[.C$2];[.$A836]&lt;=[.C$3]);1;0)" office:value-type="float" office:value="0" calcext:value-type="float">
            <text:p>0</text:p>
          </table:table-cell>
          <table:table-cell table:formula="of:=IF(AND([.$A836]&gt;=[.D$2];[.$A836]&lt;=[.D$3]);1;0)" office:value-type="float" office:value="0" calcext:value-type="float">
            <text:p>0</text:p>
          </table:table-cell>
          <table:table-cell table:formula="of:=IF(AND([.$A836]&gt;=[.E$2];[.$A836]&lt;=[.E$3]);1;0)" office:value-type="float" office:value="0" calcext:value-type="float">
            <text:p>0</text:p>
          </table:table-cell>
          <table:table-cell table:formula="of:=IF(AND([.$A836]&gt;=[.F$2];[.$A836]&lt;=[.F$3]);1;0)" office:value-type="float" office:value="1" calcext:value-type="float">
            <text:p>1</text:p>
          </table:table-cell>
          <table:table-cell table:formula="of:=IF(AND([.$A836]&gt;=[.G$2];[.$A836]&lt;=[.G$3]);1;0)" office:value-type="float" office:value="0" calcext:value-type="float">
            <text:p>0</text:p>
          </table:table-cell>
          <table:table-cell/>
          <table:table-cell office:value-type="float" office:value="0.19959" calcext:value-type="float">
            <text:p>0.19959</text:p>
          </table:table-cell>
          <table:table-cell table:formula="of:=IF(AND([.$A836]&gt;=[.J$2];[.$A836]&lt;=[.J$3]);1;0)" office:value-type="float" office:value="0" calcext:value-type="float">
            <text:p>0</text:p>
          </table:table-cell>
          <table:table-cell table:formula="of:=IF(AND([.$A836]&gt;=[.K$2];[.$A836]&lt;=[.K$3]);1;0)" office:value-type="float" office:value="0" calcext:value-type="float">
            <text:p>0</text:p>
          </table:table-cell>
          <table:table-cell table:formula="of:=IF(AND([.$A836]&gt;=[.L$2];[.$A836]&lt;=[.L$3]);1;0)" office:value-type="float" office:value="0" calcext:value-type="float">
            <text:p>0</text:p>
          </table:table-cell>
          <table:table-cell table:formula="of:=IF(AND([.$A836]&gt;=[.M$2];[.$A836]&lt;=[.M$3]);1;0)" office:value-type="float" office:value="0" calcext:value-type="float">
            <text:p>0</text:p>
          </table:table-cell>
          <table:table-cell table:formula="of:=IF(AND([.$A836]&gt;=[.N$2];[.$A836]&lt;=[.N$3]);1;0)" office:value-type="float" office:value="1" calcext:value-type="float">
            <text:p>1</text:p>
          </table:table-cell>
          <table:table-cell table:formula="of:=IF(AND([.$A836]&gt;=[.O$2];[.$A8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7447" calcext:value-type="float">
            <text:p>-0.807447</text:p>
          </table:table-cell>
          <table:table-cell table:formula="of:=IF(AND([.$A837]&gt;=[.B$2];[.$A837]&lt;=[.B$3]);1;0)" office:value-type="float" office:value="0" calcext:value-type="float">
            <text:p>0</text:p>
          </table:table-cell>
          <table:table-cell table:formula="of:=IF(AND([.$A837]&gt;=[.C$2];[.$A837]&lt;=[.C$3]);1;0)" office:value-type="float" office:value="0" calcext:value-type="float">
            <text:p>0</text:p>
          </table:table-cell>
          <table:table-cell table:formula="of:=IF(AND([.$A837]&gt;=[.D$2];[.$A837]&lt;=[.D$3]);1;0)" office:value-type="float" office:value="1" calcext:value-type="float">
            <text:p>1</text:p>
          </table:table-cell>
          <table:table-cell table:formula="of:=IF(AND([.$A837]&gt;=[.E$2];[.$A837]&lt;=[.E$3]);1;0)" office:value-type="float" office:value="0" calcext:value-type="float">
            <text:p>0</text:p>
          </table:table-cell>
          <table:table-cell table:formula="of:=IF(AND([.$A837]&gt;=[.F$2];[.$A837]&lt;=[.F$3]);1;0)" office:value-type="float" office:value="0" calcext:value-type="float">
            <text:p>0</text:p>
          </table:table-cell>
          <table:table-cell table:formula="of:=IF(AND([.$A837]&gt;=[.G$2];[.$A837]&lt;=[.G$3]);1;0)" office:value-type="float" office:value="0" calcext:value-type="float">
            <text:p>0</text:p>
          </table:table-cell>
          <table:table-cell/>
          <table:table-cell office:value-type="float" office:value="-0.583089" calcext:value-type="float">
            <text:p>-0.583089</text:p>
          </table:table-cell>
          <table:table-cell table:formula="of:=IF(AND([.$A837]&gt;=[.J$2];[.$A837]&lt;=[.J$3]);1;0)" office:value-type="float" office:value="0" calcext:value-type="float">
            <text:p>0</text:p>
          </table:table-cell>
          <table:table-cell table:formula="of:=IF(AND([.$A837]&gt;=[.K$2];[.$A837]&lt;=[.K$3]);1;0)" office:value-type="float" office:value="0" calcext:value-type="float">
            <text:p>0</text:p>
          </table:table-cell>
          <table:table-cell table:formula="of:=IF(AND([.$A837]&gt;=[.L$2];[.$A837]&lt;=[.L$3]);1;0)" office:value-type="float" office:value="1" calcext:value-type="float">
            <text:p>1</text:p>
          </table:table-cell>
          <table:table-cell table:formula="of:=IF(AND([.$A837]&gt;=[.M$2];[.$A837]&lt;=[.M$3]);1;0)" office:value-type="float" office:value="0" calcext:value-type="float">
            <text:p>0</text:p>
          </table:table-cell>
          <table:table-cell table:formula="of:=IF(AND([.$A837]&gt;=[.N$2];[.$A837]&lt;=[.N$3]);1;0)" office:value-type="float" office:value="0" calcext:value-type="float">
            <text:p>0</text:p>
          </table:table-cell>
          <table:table-cell table:formula="of:=IF(AND([.$A837]&gt;=[.O$2];[.$A8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3535" calcext:value-type="float">
            <text:p>-1.63535</text:p>
          </table:table-cell>
          <table:table-cell table:formula="of:=IF(AND([.$A838]&gt;=[.B$2];[.$A838]&lt;=[.B$3]);1;0)" office:value-type="float" office:value="0" calcext:value-type="float">
            <text:p>0</text:p>
          </table:table-cell>
          <table:table-cell table:formula="of:=IF(AND([.$A838]&gt;=[.C$2];[.$A838]&lt;=[.C$3]);1;0)" office:value-type="float" office:value="1" calcext:value-type="float">
            <text:p>1</text:p>
          </table:table-cell>
          <table:table-cell table:formula="of:=IF(AND([.$A838]&gt;=[.D$2];[.$A838]&lt;=[.D$3]);1;0)" office:value-type="float" office:value="0" calcext:value-type="float">
            <text:p>0</text:p>
          </table:table-cell>
          <table:table-cell table:formula="of:=IF(AND([.$A838]&gt;=[.E$2];[.$A838]&lt;=[.E$3]);1;0)" office:value-type="float" office:value="0" calcext:value-type="float">
            <text:p>0</text:p>
          </table:table-cell>
          <table:table-cell table:formula="of:=IF(AND([.$A838]&gt;=[.F$2];[.$A838]&lt;=[.F$3]);1;0)" office:value-type="float" office:value="0" calcext:value-type="float">
            <text:p>0</text:p>
          </table:table-cell>
          <table:table-cell table:formula="of:=IF(AND([.$A838]&gt;=[.G$2];[.$A838]&lt;=[.G$3]);1;0)" office:value-type="float" office:value="0" calcext:value-type="float">
            <text:p>0</text:p>
          </table:table-cell>
          <table:table-cell/>
          <table:table-cell office:value-type="float" office:value="-1.08353" calcext:value-type="float">
            <text:p>-1.08353</text:p>
          </table:table-cell>
          <table:table-cell table:formula="of:=IF(AND([.$A838]&gt;=[.J$2];[.$A838]&lt;=[.J$3]);1;0)" office:value-type="float" office:value="0" calcext:value-type="float">
            <text:p>0</text:p>
          </table:table-cell>
          <table:table-cell table:formula="of:=IF(AND([.$A838]&gt;=[.K$2];[.$A838]&lt;=[.K$3]);1;0)" office:value-type="float" office:value="1" calcext:value-type="float">
            <text:p>1</text:p>
          </table:table-cell>
          <table:table-cell table:formula="of:=IF(AND([.$A838]&gt;=[.L$2];[.$A838]&lt;=[.L$3]);1;0)" office:value-type="float" office:value="0" calcext:value-type="float">
            <text:p>0</text:p>
          </table:table-cell>
          <table:table-cell table:formula="of:=IF(AND([.$A838]&gt;=[.M$2];[.$A838]&lt;=[.M$3]);1;0)" office:value-type="float" office:value="0" calcext:value-type="float">
            <text:p>0</text:p>
          </table:table-cell>
          <table:table-cell table:formula="of:=IF(AND([.$A838]&gt;=[.N$2];[.$A838]&lt;=[.N$3]);1;0)" office:value-type="float" office:value="0" calcext:value-type="float">
            <text:p>0</text:p>
          </table:table-cell>
          <table:table-cell table:formula="of:=IF(AND([.$A838]&gt;=[.O$2];[.$A8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2756" calcext:value-type="float">
            <text:p>-0.192756</text:p>
          </table:table-cell>
          <table:table-cell table:formula="of:=IF(AND([.$A839]&gt;=[.B$2];[.$A839]&lt;=[.B$3]);1;0)" office:value-type="float" office:value="0" calcext:value-type="float">
            <text:p>0</text:p>
          </table:table-cell>
          <table:table-cell table:formula="of:=IF(AND([.$A839]&gt;=[.C$2];[.$A839]&lt;=[.C$3]);1;0)" office:value-type="float" office:value="0" calcext:value-type="float">
            <text:p>0</text:p>
          </table:table-cell>
          <table:table-cell table:formula="of:=IF(AND([.$A839]&gt;=[.D$2];[.$A839]&lt;=[.D$3]);1;0)" office:value-type="float" office:value="1" calcext:value-type="float">
            <text:p>1</text:p>
          </table:table-cell>
          <table:table-cell table:formula="of:=IF(AND([.$A839]&gt;=[.E$2];[.$A839]&lt;=[.E$3]);1;0)" office:value-type="float" office:value="0" calcext:value-type="float">
            <text:p>0</text:p>
          </table:table-cell>
          <table:table-cell table:formula="of:=IF(AND([.$A839]&gt;=[.F$2];[.$A839]&lt;=[.F$3]);1;0)" office:value-type="float" office:value="0" calcext:value-type="float">
            <text:p>0</text:p>
          </table:table-cell>
          <table:table-cell table:formula="of:=IF(AND([.$A839]&gt;=[.G$2];[.$A839]&lt;=[.G$3]);1;0)" office:value-type="float" office:value="0" calcext:value-type="float">
            <text:p>0</text:p>
          </table:table-cell>
          <table:table-cell/>
          <table:table-cell office:value-type="float" office:value="-2.01192" calcext:value-type="float">
            <text:p>-2.01192</text:p>
          </table:table-cell>
          <table:table-cell table:formula="of:=IF(AND([.$A839]&gt;=[.J$2];[.$A839]&lt;=[.J$3]);1;0)" office:value-type="float" office:value="0" calcext:value-type="float">
            <text:p>0</text:p>
          </table:table-cell>
          <table:table-cell table:formula="of:=IF(AND([.$A839]&gt;=[.K$2];[.$A839]&lt;=[.K$3]);1;0)" office:value-type="float" office:value="0" calcext:value-type="float">
            <text:p>0</text:p>
          </table:table-cell>
          <table:table-cell table:formula="of:=IF(AND([.$A839]&gt;=[.L$2];[.$A839]&lt;=[.L$3]);1;0)" office:value-type="float" office:value="1" calcext:value-type="float">
            <text:p>1</text:p>
          </table:table-cell>
          <table:table-cell table:formula="of:=IF(AND([.$A839]&gt;=[.M$2];[.$A839]&lt;=[.M$3]);1;0)" office:value-type="float" office:value="0" calcext:value-type="float">
            <text:p>0</text:p>
          </table:table-cell>
          <table:table-cell table:formula="of:=IF(AND([.$A839]&gt;=[.N$2];[.$A839]&lt;=[.N$3]);1;0)" office:value-type="float" office:value="0" calcext:value-type="float">
            <text:p>0</text:p>
          </table:table-cell>
          <table:table-cell table:formula="of:=IF(AND([.$A839]&gt;=[.O$2];[.$A8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089" calcext:value-type="float">
            <text:p>0.456089</text:p>
          </table:table-cell>
          <table:table-cell table:formula="of:=IF(AND([.$A840]&gt;=[.B$2];[.$A840]&lt;=[.B$3]);1;0)" office:value-type="float" office:value="0" calcext:value-type="float">
            <text:p>0</text:p>
          </table:table-cell>
          <table:table-cell table:formula="of:=IF(AND([.$A840]&gt;=[.C$2];[.$A840]&lt;=[.C$3]);1;0)" office:value-type="float" office:value="0" calcext:value-type="float">
            <text:p>0</text:p>
          </table:table-cell>
          <table:table-cell table:formula="of:=IF(AND([.$A840]&gt;=[.D$2];[.$A840]&lt;=[.D$3]);1;0)" office:value-type="float" office:value="0" calcext:value-type="float">
            <text:p>0</text:p>
          </table:table-cell>
          <table:table-cell table:formula="of:=IF(AND([.$A840]&gt;=[.E$2];[.$A840]&lt;=[.E$3]);1;0)" office:value-type="float" office:value="1" calcext:value-type="float">
            <text:p>1</text:p>
          </table:table-cell>
          <table:table-cell table:formula="of:=IF(AND([.$A840]&gt;=[.F$2];[.$A840]&lt;=[.F$3]);1;0)" office:value-type="float" office:value="0" calcext:value-type="float">
            <text:p>0</text:p>
          </table:table-cell>
          <table:table-cell table:formula="of:=IF(AND([.$A840]&gt;=[.G$2];[.$A840]&lt;=[.G$3]);1;0)" office:value-type="float" office:value="0" calcext:value-type="float">
            <text:p>0</text:p>
          </table:table-cell>
          <table:table-cell/>
          <table:table-cell office:value-type="float" office:value="0.0465776" calcext:value-type="float">
            <text:p>0.0465776</text:p>
          </table:table-cell>
          <table:table-cell table:formula="of:=IF(AND([.$A840]&gt;=[.J$2];[.$A840]&lt;=[.J$3]);1;0)" office:value-type="float" office:value="0" calcext:value-type="float">
            <text:p>0</text:p>
          </table:table-cell>
          <table:table-cell table:formula="of:=IF(AND([.$A840]&gt;=[.K$2];[.$A840]&lt;=[.K$3]);1;0)" office:value-type="float" office:value="0" calcext:value-type="float">
            <text:p>0</text:p>
          </table:table-cell>
          <table:table-cell table:formula="of:=IF(AND([.$A840]&gt;=[.L$2];[.$A840]&lt;=[.L$3]);1;0)" office:value-type="float" office:value="0" calcext:value-type="float">
            <text:p>0</text:p>
          </table:table-cell>
          <table:table-cell table:formula="of:=IF(AND([.$A840]&gt;=[.M$2];[.$A840]&lt;=[.M$3]);1;0)" office:value-type="float" office:value="1" calcext:value-type="float">
            <text:p>1</text:p>
          </table:table-cell>
          <table:table-cell table:formula="of:=IF(AND([.$A840]&gt;=[.N$2];[.$A840]&lt;=[.N$3]);1;0)" office:value-type="float" office:value="0" calcext:value-type="float">
            <text:p>0</text:p>
          </table:table-cell>
          <table:table-cell table:formula="of:=IF(AND([.$A840]&gt;=[.O$2];[.$A8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279" calcext:value-type="float">
            <text:p>-1.26279</text:p>
          </table:table-cell>
          <table:table-cell table:formula="of:=IF(AND([.$A841]&gt;=[.B$2];[.$A841]&lt;=[.B$3]);1;0)" office:value-type="float" office:value="0" calcext:value-type="float">
            <text:p>0</text:p>
          </table:table-cell>
          <table:table-cell table:formula="of:=IF(AND([.$A841]&gt;=[.C$2];[.$A841]&lt;=[.C$3]);1;0)" office:value-type="float" office:value="1" calcext:value-type="float">
            <text:p>1</text:p>
          </table:table-cell>
          <table:table-cell table:formula="of:=IF(AND([.$A841]&gt;=[.D$2];[.$A841]&lt;=[.D$3]);1;0)" office:value-type="float" office:value="0" calcext:value-type="float">
            <text:p>0</text:p>
          </table:table-cell>
          <table:table-cell table:formula="of:=IF(AND([.$A841]&gt;=[.E$2];[.$A841]&lt;=[.E$3]);1;0)" office:value-type="float" office:value="0" calcext:value-type="float">
            <text:p>0</text:p>
          </table:table-cell>
          <table:table-cell table:formula="of:=IF(AND([.$A841]&gt;=[.F$2];[.$A841]&lt;=[.F$3]);1;0)" office:value-type="float" office:value="0" calcext:value-type="float">
            <text:p>0</text:p>
          </table:table-cell>
          <table:table-cell table:formula="of:=IF(AND([.$A841]&gt;=[.G$2];[.$A841]&lt;=[.G$3]);1;0)" office:value-type="float" office:value="0" calcext:value-type="float">
            <text:p>0</text:p>
          </table:table-cell>
          <table:table-cell/>
          <table:table-cell office:value-type="float" office:value="0.125249" calcext:value-type="float">
            <text:p>0.125249</text:p>
          </table:table-cell>
          <table:table-cell table:formula="of:=IF(AND([.$A841]&gt;=[.J$2];[.$A841]&lt;=[.J$3]);1;0)" office:value-type="float" office:value="0" calcext:value-type="float">
            <text:p>0</text:p>
          </table:table-cell>
          <table:table-cell table:formula="of:=IF(AND([.$A841]&gt;=[.K$2];[.$A841]&lt;=[.K$3]);1;0)" office:value-type="float" office:value="1" calcext:value-type="float">
            <text:p>1</text:p>
          </table:table-cell>
          <table:table-cell table:formula="of:=IF(AND([.$A841]&gt;=[.L$2];[.$A841]&lt;=[.L$3]);1;0)" office:value-type="float" office:value="0" calcext:value-type="float">
            <text:p>0</text:p>
          </table:table-cell>
          <table:table-cell table:formula="of:=IF(AND([.$A841]&gt;=[.M$2];[.$A841]&lt;=[.M$3]);1;0)" office:value-type="float" office:value="0" calcext:value-type="float">
            <text:p>0</text:p>
          </table:table-cell>
          <table:table-cell table:formula="of:=IF(AND([.$A841]&gt;=[.N$2];[.$A841]&lt;=[.N$3]);1;0)" office:value-type="float" office:value="0" calcext:value-type="float">
            <text:p>0</text:p>
          </table:table-cell>
          <table:table-cell table:formula="of:=IF(AND([.$A841]&gt;=[.O$2];[.$A8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365" calcext:value-type="float">
            <text:p>1.21365</text:p>
          </table:table-cell>
          <table:table-cell table:formula="of:=IF(AND([.$A842]&gt;=[.B$2];[.$A842]&lt;=[.B$3]);1;0)" office:value-type="float" office:value="0" calcext:value-type="float">
            <text:p>0</text:p>
          </table:table-cell>
          <table:table-cell table:formula="of:=IF(AND([.$A842]&gt;=[.C$2];[.$A842]&lt;=[.C$3]);1;0)" office:value-type="float" office:value="0" calcext:value-type="float">
            <text:p>0</text:p>
          </table:table-cell>
          <table:table-cell table:formula="of:=IF(AND([.$A842]&gt;=[.D$2];[.$A842]&lt;=[.D$3]);1;0)" office:value-type="float" office:value="0" calcext:value-type="float">
            <text:p>0</text:p>
          </table:table-cell>
          <table:table-cell table:formula="of:=IF(AND([.$A842]&gt;=[.E$2];[.$A842]&lt;=[.E$3]);1;0)" office:value-type="float" office:value="0" calcext:value-type="float">
            <text:p>0</text:p>
          </table:table-cell>
          <table:table-cell table:formula="of:=IF(AND([.$A842]&gt;=[.F$2];[.$A842]&lt;=[.F$3]);1;0)" office:value-type="float" office:value="1" calcext:value-type="float">
            <text:p>1</text:p>
          </table:table-cell>
          <table:table-cell table:formula="of:=IF(AND([.$A842]&gt;=[.G$2];[.$A842]&lt;=[.G$3]);1;0)" office:value-type="float" office:value="0" calcext:value-type="float">
            <text:p>0</text:p>
          </table:table-cell>
          <table:table-cell/>
          <table:table-cell office:value-type="float" office:value="0.113413" calcext:value-type="float">
            <text:p>0.113413</text:p>
          </table:table-cell>
          <table:table-cell table:formula="of:=IF(AND([.$A842]&gt;=[.J$2];[.$A842]&lt;=[.J$3]);1;0)" office:value-type="float" office:value="0" calcext:value-type="float">
            <text:p>0</text:p>
          </table:table-cell>
          <table:table-cell table:formula="of:=IF(AND([.$A842]&gt;=[.K$2];[.$A842]&lt;=[.K$3]);1;0)" office:value-type="float" office:value="0" calcext:value-type="float">
            <text:p>0</text:p>
          </table:table-cell>
          <table:table-cell table:formula="of:=IF(AND([.$A842]&gt;=[.L$2];[.$A842]&lt;=[.L$3]);1;0)" office:value-type="float" office:value="0" calcext:value-type="float">
            <text:p>0</text:p>
          </table:table-cell>
          <table:table-cell table:formula="of:=IF(AND([.$A842]&gt;=[.M$2];[.$A842]&lt;=[.M$3]);1;0)" office:value-type="float" office:value="0" calcext:value-type="float">
            <text:p>0</text:p>
          </table:table-cell>
          <table:table-cell table:formula="of:=IF(AND([.$A842]&gt;=[.N$2];[.$A842]&lt;=[.N$3]);1;0)" office:value-type="float" office:value="1" calcext:value-type="float">
            <text:p>1</text:p>
          </table:table-cell>
          <table:table-cell table:formula="of:=IF(AND([.$A842]&gt;=[.O$2];[.$A8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269" calcext:value-type="float">
            <text:p>-1.0269</text:p>
          </table:table-cell>
          <table:table-cell table:formula="of:=IF(AND([.$A843]&gt;=[.B$2];[.$A843]&lt;=[.B$3]);1;0)" office:value-type="float" office:value="0" calcext:value-type="float">
            <text:p>0</text:p>
          </table:table-cell>
          <table:table-cell table:formula="of:=IF(AND([.$A843]&gt;=[.C$2];[.$A843]&lt;=[.C$3]);1;0)" office:value-type="float" office:value="1" calcext:value-type="float">
            <text:p>1</text:p>
          </table:table-cell>
          <table:table-cell table:formula="of:=IF(AND([.$A843]&gt;=[.D$2];[.$A843]&lt;=[.D$3]);1;0)" office:value-type="float" office:value="0" calcext:value-type="float">
            <text:p>0</text:p>
          </table:table-cell>
          <table:table-cell table:formula="of:=IF(AND([.$A843]&gt;=[.E$2];[.$A843]&lt;=[.E$3]);1;0)" office:value-type="float" office:value="0" calcext:value-type="float">
            <text:p>0</text:p>
          </table:table-cell>
          <table:table-cell table:formula="of:=IF(AND([.$A843]&gt;=[.F$2];[.$A843]&lt;=[.F$3]);1;0)" office:value-type="float" office:value="0" calcext:value-type="float">
            <text:p>0</text:p>
          </table:table-cell>
          <table:table-cell table:formula="of:=IF(AND([.$A843]&gt;=[.G$2];[.$A843]&lt;=[.G$3]);1;0)" office:value-type="float" office:value="0" calcext:value-type="float">
            <text:p>0</text:p>
          </table:table-cell>
          <table:table-cell/>
          <table:table-cell office:value-type="float" office:value="-0.829389" calcext:value-type="float">
            <text:p>-0.829389</text:p>
          </table:table-cell>
          <table:table-cell table:formula="of:=IF(AND([.$A843]&gt;=[.J$2];[.$A843]&lt;=[.J$3]);1;0)" office:value-type="float" office:value="0" calcext:value-type="float">
            <text:p>0</text:p>
          </table:table-cell>
          <table:table-cell table:formula="of:=IF(AND([.$A843]&gt;=[.K$2];[.$A843]&lt;=[.K$3]);1;0)" office:value-type="float" office:value="1" calcext:value-type="float">
            <text:p>1</text:p>
          </table:table-cell>
          <table:table-cell table:formula="of:=IF(AND([.$A843]&gt;=[.L$2];[.$A843]&lt;=[.L$3]);1;0)" office:value-type="float" office:value="0" calcext:value-type="float">
            <text:p>0</text:p>
          </table:table-cell>
          <table:table-cell table:formula="of:=IF(AND([.$A843]&gt;=[.M$2];[.$A843]&lt;=[.M$3]);1;0)" office:value-type="float" office:value="0" calcext:value-type="float">
            <text:p>0</text:p>
          </table:table-cell>
          <table:table-cell table:formula="of:=IF(AND([.$A843]&gt;=[.N$2];[.$A843]&lt;=[.N$3]);1;0)" office:value-type="float" office:value="0" calcext:value-type="float">
            <text:p>0</text:p>
          </table:table-cell>
          <table:table-cell table:formula="of:=IF(AND([.$A843]&gt;=[.O$2];[.$A8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486" calcext:value-type="float">
            <text:p>1.02486</text:p>
          </table:table-cell>
          <table:table-cell table:formula="of:=IF(AND([.$A844]&gt;=[.B$2];[.$A844]&lt;=[.B$3]);1;0)" office:value-type="float" office:value="0" calcext:value-type="float">
            <text:p>0</text:p>
          </table:table-cell>
          <table:table-cell table:formula="of:=IF(AND([.$A844]&gt;=[.C$2];[.$A844]&lt;=[.C$3]);1;0)" office:value-type="float" office:value="0" calcext:value-type="float">
            <text:p>0</text:p>
          </table:table-cell>
          <table:table-cell table:formula="of:=IF(AND([.$A844]&gt;=[.D$2];[.$A844]&lt;=[.D$3]);1;0)" office:value-type="float" office:value="0" calcext:value-type="float">
            <text:p>0</text:p>
          </table:table-cell>
          <table:table-cell table:formula="of:=IF(AND([.$A844]&gt;=[.E$2];[.$A844]&lt;=[.E$3]);1;0)" office:value-type="float" office:value="0" calcext:value-type="float">
            <text:p>0</text:p>
          </table:table-cell>
          <table:table-cell table:formula="of:=IF(AND([.$A844]&gt;=[.F$2];[.$A844]&lt;=[.F$3]);1;0)" office:value-type="float" office:value="1" calcext:value-type="float">
            <text:p>1</text:p>
          </table:table-cell>
          <table:table-cell table:formula="of:=IF(AND([.$A844]&gt;=[.G$2];[.$A844]&lt;=[.G$3]);1;0)" office:value-type="float" office:value="0" calcext:value-type="float">
            <text:p>0</text:p>
          </table:table-cell>
          <table:table-cell/>
          <table:table-cell office:value-type="float" office:value="2.08499" calcext:value-type="float">
            <text:p>2.08499</text:p>
          </table:table-cell>
          <table:table-cell table:formula="of:=IF(AND([.$A844]&gt;=[.J$2];[.$A844]&lt;=[.J$3]);1;0)" office:value-type="float" office:value="0" calcext:value-type="float">
            <text:p>0</text:p>
          </table:table-cell>
          <table:table-cell table:formula="of:=IF(AND([.$A844]&gt;=[.K$2];[.$A844]&lt;=[.K$3]);1;0)" office:value-type="float" office:value="0" calcext:value-type="float">
            <text:p>0</text:p>
          </table:table-cell>
          <table:table-cell table:formula="of:=IF(AND([.$A844]&gt;=[.L$2];[.$A844]&lt;=[.L$3]);1;0)" office:value-type="float" office:value="0" calcext:value-type="float">
            <text:p>0</text:p>
          </table:table-cell>
          <table:table-cell table:formula="of:=IF(AND([.$A844]&gt;=[.M$2];[.$A844]&lt;=[.M$3]);1;0)" office:value-type="float" office:value="0" calcext:value-type="float">
            <text:p>0</text:p>
          </table:table-cell>
          <table:table-cell table:formula="of:=IF(AND([.$A844]&gt;=[.N$2];[.$A844]&lt;=[.N$3]);1;0)" office:value-type="float" office:value="1" calcext:value-type="float">
            <text:p>1</text:p>
          </table:table-cell>
          <table:table-cell table:formula="of:=IF(AND([.$A844]&gt;=[.O$2];[.$A8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9" calcext:value-type="float">
            <text:p>1.0329</text:p>
          </table:table-cell>
          <table:table-cell table:formula="of:=IF(AND([.$A845]&gt;=[.B$2];[.$A845]&lt;=[.B$3]);1;0)" office:value-type="float" office:value="0" calcext:value-type="float">
            <text:p>0</text:p>
          </table:table-cell>
          <table:table-cell table:formula="of:=IF(AND([.$A845]&gt;=[.C$2];[.$A845]&lt;=[.C$3]);1;0)" office:value-type="float" office:value="0" calcext:value-type="float">
            <text:p>0</text:p>
          </table:table-cell>
          <table:table-cell table:formula="of:=IF(AND([.$A845]&gt;=[.D$2];[.$A845]&lt;=[.D$3]);1;0)" office:value-type="float" office:value="0" calcext:value-type="float">
            <text:p>0</text:p>
          </table:table-cell>
          <table:table-cell table:formula="of:=IF(AND([.$A845]&gt;=[.E$2];[.$A845]&lt;=[.E$3]);1;0)" office:value-type="float" office:value="0" calcext:value-type="float">
            <text:p>0</text:p>
          </table:table-cell>
          <table:table-cell table:formula="of:=IF(AND([.$A845]&gt;=[.F$2];[.$A845]&lt;=[.F$3]);1;0)" office:value-type="float" office:value="1" calcext:value-type="float">
            <text:p>1</text:p>
          </table:table-cell>
          <table:table-cell table:formula="of:=IF(AND([.$A845]&gt;=[.G$2];[.$A845]&lt;=[.G$3]);1;0)" office:value-type="float" office:value="0" calcext:value-type="float">
            <text:p>0</text:p>
          </table:table-cell>
          <table:table-cell/>
          <table:table-cell office:value-type="float" office:value="-0.678829" calcext:value-type="float">
            <text:p>-0.678829</text:p>
          </table:table-cell>
          <table:table-cell table:formula="of:=IF(AND([.$A845]&gt;=[.J$2];[.$A845]&lt;=[.J$3]);1;0)" office:value-type="float" office:value="0" calcext:value-type="float">
            <text:p>0</text:p>
          </table:table-cell>
          <table:table-cell table:formula="of:=IF(AND([.$A845]&gt;=[.K$2];[.$A845]&lt;=[.K$3]);1;0)" office:value-type="float" office:value="0" calcext:value-type="float">
            <text:p>0</text:p>
          </table:table-cell>
          <table:table-cell table:formula="of:=IF(AND([.$A845]&gt;=[.L$2];[.$A845]&lt;=[.L$3]);1;0)" office:value-type="float" office:value="0" calcext:value-type="float">
            <text:p>0</text:p>
          </table:table-cell>
          <table:table-cell table:formula="of:=IF(AND([.$A845]&gt;=[.M$2];[.$A845]&lt;=[.M$3]);1;0)" office:value-type="float" office:value="0" calcext:value-type="float">
            <text:p>0</text:p>
          </table:table-cell>
          <table:table-cell table:formula="of:=IF(AND([.$A845]&gt;=[.N$2];[.$A845]&lt;=[.N$3]);1;0)" office:value-type="float" office:value="1" calcext:value-type="float">
            <text:p>1</text:p>
          </table:table-cell>
          <table:table-cell table:formula="of:=IF(AND([.$A845]&gt;=[.O$2];[.$A8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826" calcext:value-type="float">
            <text:p>0.63826</text:p>
          </table:table-cell>
          <table:table-cell table:formula="of:=IF(AND([.$A846]&gt;=[.B$2];[.$A846]&lt;=[.B$3]);1;0)" office:value-type="float" office:value="0" calcext:value-type="float">
            <text:p>0</text:p>
          </table:table-cell>
          <table:table-cell table:formula="of:=IF(AND([.$A846]&gt;=[.C$2];[.$A846]&lt;=[.C$3]);1;0)" office:value-type="float" office:value="0" calcext:value-type="float">
            <text:p>0</text:p>
          </table:table-cell>
          <table:table-cell table:formula="of:=IF(AND([.$A846]&gt;=[.D$2];[.$A846]&lt;=[.D$3]);1;0)" office:value-type="float" office:value="0" calcext:value-type="float">
            <text:p>0</text:p>
          </table:table-cell>
          <table:table-cell table:formula="of:=IF(AND([.$A846]&gt;=[.E$2];[.$A846]&lt;=[.E$3]);1;0)" office:value-type="float" office:value="1" calcext:value-type="float">
            <text:p>1</text:p>
          </table:table-cell>
          <table:table-cell table:formula="of:=IF(AND([.$A846]&gt;=[.F$2];[.$A846]&lt;=[.F$3]);1;0)" office:value-type="float" office:value="0" calcext:value-type="float">
            <text:p>0</text:p>
          </table:table-cell>
          <table:table-cell table:formula="of:=IF(AND([.$A846]&gt;=[.G$2];[.$A846]&lt;=[.G$3]);1;0)" office:value-type="float" office:value="0" calcext:value-type="float">
            <text:p>0</text:p>
          </table:table-cell>
          <table:table-cell/>
          <table:table-cell office:value-type="float" office:value="-0.572779" calcext:value-type="float">
            <text:p>-0.572779</text:p>
          </table:table-cell>
          <table:table-cell table:formula="of:=IF(AND([.$A846]&gt;=[.J$2];[.$A846]&lt;=[.J$3]);1;0)" office:value-type="float" office:value="0" calcext:value-type="float">
            <text:p>0</text:p>
          </table:table-cell>
          <table:table-cell table:formula="of:=IF(AND([.$A846]&gt;=[.K$2];[.$A846]&lt;=[.K$3]);1;0)" office:value-type="float" office:value="0" calcext:value-type="float">
            <text:p>0</text:p>
          </table:table-cell>
          <table:table-cell table:formula="of:=IF(AND([.$A846]&gt;=[.L$2];[.$A846]&lt;=[.L$3]);1;0)" office:value-type="float" office:value="0" calcext:value-type="float">
            <text:p>0</text:p>
          </table:table-cell>
          <table:table-cell table:formula="of:=IF(AND([.$A846]&gt;=[.M$2];[.$A846]&lt;=[.M$3]);1;0)" office:value-type="float" office:value="1" calcext:value-type="float">
            <text:p>1</text:p>
          </table:table-cell>
          <table:table-cell table:formula="of:=IF(AND([.$A846]&gt;=[.N$2];[.$A846]&lt;=[.N$3]);1;0)" office:value-type="float" office:value="0" calcext:value-type="float">
            <text:p>0</text:p>
          </table:table-cell>
          <table:table-cell table:formula="of:=IF(AND([.$A846]&gt;=[.O$2];[.$A8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95" calcext:value-type="float">
            <text:p>1.72895</text:p>
          </table:table-cell>
          <table:table-cell table:formula="of:=IF(AND([.$A847]&gt;=[.B$2];[.$A847]&lt;=[.B$3]);1;0)" office:value-type="float" office:value="0" calcext:value-type="float">
            <text:p>0</text:p>
          </table:table-cell>
          <table:table-cell table:formula="of:=IF(AND([.$A847]&gt;=[.C$2];[.$A847]&lt;=[.C$3]);1;0)" office:value-type="float" office:value="0" calcext:value-type="float">
            <text:p>0</text:p>
          </table:table-cell>
          <table:table-cell table:formula="of:=IF(AND([.$A847]&gt;=[.D$2];[.$A847]&lt;=[.D$3]);1;0)" office:value-type="float" office:value="0" calcext:value-type="float">
            <text:p>0</text:p>
          </table:table-cell>
          <table:table-cell table:formula="of:=IF(AND([.$A847]&gt;=[.E$2];[.$A847]&lt;=[.E$3]);1;0)" office:value-type="float" office:value="0" calcext:value-type="float">
            <text:p>0</text:p>
          </table:table-cell>
          <table:table-cell table:formula="of:=IF(AND([.$A847]&gt;=[.F$2];[.$A847]&lt;=[.F$3]);1;0)" office:value-type="float" office:value="1" calcext:value-type="float">
            <text:p>1</text:p>
          </table:table-cell>
          <table:table-cell table:formula="of:=IF(AND([.$A847]&gt;=[.G$2];[.$A847]&lt;=[.G$3]);1;0)" office:value-type="float" office:value="0" calcext:value-type="float">
            <text:p>0</text:p>
          </table:table-cell>
          <table:table-cell/>
          <table:table-cell office:value-type="float" office:value="-1.56515" calcext:value-type="float">
            <text:p>-1.56515</text:p>
          </table:table-cell>
          <table:table-cell table:formula="of:=IF(AND([.$A847]&gt;=[.J$2];[.$A847]&lt;=[.J$3]);1;0)" office:value-type="float" office:value="0" calcext:value-type="float">
            <text:p>0</text:p>
          </table:table-cell>
          <table:table-cell table:formula="of:=IF(AND([.$A847]&gt;=[.K$2];[.$A847]&lt;=[.K$3]);1;0)" office:value-type="float" office:value="0" calcext:value-type="float">
            <text:p>0</text:p>
          </table:table-cell>
          <table:table-cell table:formula="of:=IF(AND([.$A847]&gt;=[.L$2];[.$A847]&lt;=[.L$3]);1;0)" office:value-type="float" office:value="0" calcext:value-type="float">
            <text:p>0</text:p>
          </table:table-cell>
          <table:table-cell table:formula="of:=IF(AND([.$A847]&gt;=[.M$2];[.$A847]&lt;=[.M$3]);1;0)" office:value-type="float" office:value="0" calcext:value-type="float">
            <text:p>0</text:p>
          </table:table-cell>
          <table:table-cell table:formula="of:=IF(AND([.$A847]&gt;=[.N$2];[.$A847]&lt;=[.N$3]);1;0)" office:value-type="float" office:value="1" calcext:value-type="float">
            <text:p>1</text:p>
          </table:table-cell>
          <table:table-cell table:formula="of:=IF(AND([.$A847]&gt;=[.O$2];[.$A8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562" calcext:value-type="float">
            <text:p>1.26562</text:p>
          </table:table-cell>
          <table:table-cell table:formula="of:=IF(AND([.$A848]&gt;=[.B$2];[.$A848]&lt;=[.B$3]);1;0)" office:value-type="float" office:value="0" calcext:value-type="float">
            <text:p>0</text:p>
          </table:table-cell>
          <table:table-cell table:formula="of:=IF(AND([.$A848]&gt;=[.C$2];[.$A848]&lt;=[.C$3]);1;0)" office:value-type="float" office:value="0" calcext:value-type="float">
            <text:p>0</text:p>
          </table:table-cell>
          <table:table-cell table:formula="of:=IF(AND([.$A848]&gt;=[.D$2];[.$A848]&lt;=[.D$3]);1;0)" office:value-type="float" office:value="0" calcext:value-type="float">
            <text:p>0</text:p>
          </table:table-cell>
          <table:table-cell table:formula="of:=IF(AND([.$A848]&gt;=[.E$2];[.$A848]&lt;=[.E$3]);1;0)" office:value-type="float" office:value="0" calcext:value-type="float">
            <text:p>0</text:p>
          </table:table-cell>
          <table:table-cell table:formula="of:=IF(AND([.$A848]&gt;=[.F$2];[.$A848]&lt;=[.F$3]);1;0)" office:value-type="float" office:value="1" calcext:value-type="float">
            <text:p>1</text:p>
          </table:table-cell>
          <table:table-cell table:formula="of:=IF(AND([.$A848]&gt;=[.G$2];[.$A848]&lt;=[.G$3]);1;0)" office:value-type="float" office:value="0" calcext:value-type="float">
            <text:p>0</text:p>
          </table:table-cell>
          <table:table-cell/>
          <table:table-cell office:value-type="float" office:value="0.42202" calcext:value-type="float">
            <text:p>0.42202</text:p>
          </table:table-cell>
          <table:table-cell table:formula="of:=IF(AND([.$A848]&gt;=[.J$2];[.$A848]&lt;=[.J$3]);1;0)" office:value-type="float" office:value="0" calcext:value-type="float">
            <text:p>0</text:p>
          </table:table-cell>
          <table:table-cell table:formula="of:=IF(AND([.$A848]&gt;=[.K$2];[.$A848]&lt;=[.K$3]);1;0)" office:value-type="float" office:value="0" calcext:value-type="float">
            <text:p>0</text:p>
          </table:table-cell>
          <table:table-cell table:formula="of:=IF(AND([.$A848]&gt;=[.L$2];[.$A848]&lt;=[.L$3]);1;0)" office:value-type="float" office:value="0" calcext:value-type="float">
            <text:p>0</text:p>
          </table:table-cell>
          <table:table-cell table:formula="of:=IF(AND([.$A848]&gt;=[.M$2];[.$A848]&lt;=[.M$3]);1;0)" office:value-type="float" office:value="0" calcext:value-type="float">
            <text:p>0</text:p>
          </table:table-cell>
          <table:table-cell table:formula="of:=IF(AND([.$A848]&gt;=[.N$2];[.$A848]&lt;=[.N$3]);1;0)" office:value-type="float" office:value="1" calcext:value-type="float">
            <text:p>1</text:p>
          </table:table-cell>
          <table:table-cell table:formula="of:=IF(AND([.$A848]&gt;=[.O$2];[.$A8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951" calcext:value-type="float">
            <text:p>1.18951</text:p>
          </table:table-cell>
          <table:table-cell table:formula="of:=IF(AND([.$A849]&gt;=[.B$2];[.$A849]&lt;=[.B$3]);1;0)" office:value-type="float" office:value="0" calcext:value-type="float">
            <text:p>0</text:p>
          </table:table-cell>
          <table:table-cell table:formula="of:=IF(AND([.$A849]&gt;=[.C$2];[.$A849]&lt;=[.C$3]);1;0)" office:value-type="float" office:value="0" calcext:value-type="float">
            <text:p>0</text:p>
          </table:table-cell>
          <table:table-cell table:formula="of:=IF(AND([.$A849]&gt;=[.D$2];[.$A849]&lt;=[.D$3]);1;0)" office:value-type="float" office:value="0" calcext:value-type="float">
            <text:p>0</text:p>
          </table:table-cell>
          <table:table-cell table:formula="of:=IF(AND([.$A849]&gt;=[.E$2];[.$A849]&lt;=[.E$3]);1;0)" office:value-type="float" office:value="0" calcext:value-type="float">
            <text:p>0</text:p>
          </table:table-cell>
          <table:table-cell table:formula="of:=IF(AND([.$A849]&gt;=[.F$2];[.$A849]&lt;=[.F$3]);1;0)" office:value-type="float" office:value="1" calcext:value-type="float">
            <text:p>1</text:p>
          </table:table-cell>
          <table:table-cell table:formula="of:=IF(AND([.$A849]&gt;=[.G$2];[.$A849]&lt;=[.G$3]);1;0)" office:value-type="float" office:value="0" calcext:value-type="float">
            <text:p>0</text:p>
          </table:table-cell>
          <table:table-cell/>
          <table:table-cell office:value-type="float" office:value="1.1626" calcext:value-type="float">
            <text:p>1.1626</text:p>
          </table:table-cell>
          <table:table-cell table:formula="of:=IF(AND([.$A849]&gt;=[.J$2];[.$A849]&lt;=[.J$3]);1;0)" office:value-type="float" office:value="0" calcext:value-type="float">
            <text:p>0</text:p>
          </table:table-cell>
          <table:table-cell table:formula="of:=IF(AND([.$A849]&gt;=[.K$2];[.$A849]&lt;=[.K$3]);1;0)" office:value-type="float" office:value="0" calcext:value-type="float">
            <text:p>0</text:p>
          </table:table-cell>
          <table:table-cell table:formula="of:=IF(AND([.$A849]&gt;=[.L$2];[.$A849]&lt;=[.L$3]);1;0)" office:value-type="float" office:value="0" calcext:value-type="float">
            <text:p>0</text:p>
          </table:table-cell>
          <table:table-cell table:formula="of:=IF(AND([.$A849]&gt;=[.M$2];[.$A849]&lt;=[.M$3]);1;0)" office:value-type="float" office:value="0" calcext:value-type="float">
            <text:p>0</text:p>
          </table:table-cell>
          <table:table-cell table:formula="of:=IF(AND([.$A849]&gt;=[.N$2];[.$A849]&lt;=[.N$3]);1;0)" office:value-type="float" office:value="1" calcext:value-type="float">
            <text:p>1</text:p>
          </table:table-cell>
          <table:table-cell table:formula="of:=IF(AND([.$A849]&gt;=[.O$2];[.$A8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418" calcext:value-type="float">
            <text:p>0.551418</text:p>
          </table:table-cell>
          <table:table-cell table:formula="of:=IF(AND([.$A850]&gt;=[.B$2];[.$A850]&lt;=[.B$3]);1;0)" office:value-type="float" office:value="0" calcext:value-type="float">
            <text:p>0</text:p>
          </table:table-cell>
          <table:table-cell table:formula="of:=IF(AND([.$A850]&gt;=[.C$2];[.$A850]&lt;=[.C$3]);1;0)" office:value-type="float" office:value="0" calcext:value-type="float">
            <text:p>0</text:p>
          </table:table-cell>
          <table:table-cell table:formula="of:=IF(AND([.$A850]&gt;=[.D$2];[.$A850]&lt;=[.D$3]);1;0)" office:value-type="float" office:value="0" calcext:value-type="float">
            <text:p>0</text:p>
          </table:table-cell>
          <table:table-cell table:formula="of:=IF(AND([.$A850]&gt;=[.E$2];[.$A850]&lt;=[.E$3]);1;0)" office:value-type="float" office:value="1" calcext:value-type="float">
            <text:p>1</text:p>
          </table:table-cell>
          <table:table-cell table:formula="of:=IF(AND([.$A850]&gt;=[.F$2];[.$A850]&lt;=[.F$3]);1;0)" office:value-type="float" office:value="0" calcext:value-type="float">
            <text:p>0</text:p>
          </table:table-cell>
          <table:table-cell table:formula="of:=IF(AND([.$A850]&gt;=[.G$2];[.$A850]&lt;=[.G$3]);1;0)" office:value-type="float" office:value="0" calcext:value-type="float">
            <text:p>0</text:p>
          </table:table-cell>
          <table:table-cell/>
          <table:table-cell office:value-type="float" office:value="0.701889" calcext:value-type="float">
            <text:p>0.701889</text:p>
          </table:table-cell>
          <table:table-cell table:formula="of:=IF(AND([.$A850]&gt;=[.J$2];[.$A850]&lt;=[.J$3]);1;0)" office:value-type="float" office:value="0" calcext:value-type="float">
            <text:p>0</text:p>
          </table:table-cell>
          <table:table-cell table:formula="of:=IF(AND([.$A850]&gt;=[.K$2];[.$A850]&lt;=[.K$3]);1;0)" office:value-type="float" office:value="0" calcext:value-type="float">
            <text:p>0</text:p>
          </table:table-cell>
          <table:table-cell table:formula="of:=IF(AND([.$A850]&gt;=[.L$2];[.$A850]&lt;=[.L$3]);1;0)" office:value-type="float" office:value="0" calcext:value-type="float">
            <text:p>0</text:p>
          </table:table-cell>
          <table:table-cell table:formula="of:=IF(AND([.$A850]&gt;=[.M$2];[.$A850]&lt;=[.M$3]);1;0)" office:value-type="float" office:value="1" calcext:value-type="float">
            <text:p>1</text:p>
          </table:table-cell>
          <table:table-cell table:formula="of:=IF(AND([.$A850]&gt;=[.N$2];[.$A850]&lt;=[.N$3]);1;0)" office:value-type="float" office:value="0" calcext:value-type="float">
            <text:p>0</text:p>
          </table:table-cell>
          <table:table-cell table:formula="of:=IF(AND([.$A850]&gt;=[.O$2];[.$A8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3601" calcext:value-type="float">
            <text:p>0.373601</text:p>
          </table:table-cell>
          <table:table-cell table:formula="of:=IF(AND([.$A851]&gt;=[.B$2];[.$A851]&lt;=[.B$3]);1;0)" office:value-type="float" office:value="0" calcext:value-type="float">
            <text:p>0</text:p>
          </table:table-cell>
          <table:table-cell table:formula="of:=IF(AND([.$A851]&gt;=[.C$2];[.$A851]&lt;=[.C$3]);1;0)" office:value-type="float" office:value="0" calcext:value-type="float">
            <text:p>0</text:p>
          </table:table-cell>
          <table:table-cell table:formula="of:=IF(AND([.$A851]&gt;=[.D$2];[.$A851]&lt;=[.D$3]);1;0)" office:value-type="float" office:value="0" calcext:value-type="float">
            <text:p>0</text:p>
          </table:table-cell>
          <table:table-cell table:formula="of:=IF(AND([.$A851]&gt;=[.E$2];[.$A851]&lt;=[.E$3]);1;0)" office:value-type="float" office:value="1" calcext:value-type="float">
            <text:p>1</text:p>
          </table:table-cell>
          <table:table-cell table:formula="of:=IF(AND([.$A851]&gt;=[.F$2];[.$A851]&lt;=[.F$3]);1;0)" office:value-type="float" office:value="0" calcext:value-type="float">
            <text:p>0</text:p>
          </table:table-cell>
          <table:table-cell table:formula="of:=IF(AND([.$A851]&gt;=[.G$2];[.$A851]&lt;=[.G$3]);1;0)" office:value-type="float" office:value="0" calcext:value-type="float">
            <text:p>0</text:p>
          </table:table-cell>
          <table:table-cell/>
          <table:table-cell office:value-type="float" office:value="2.08569" calcext:value-type="float">
            <text:p>2.08569</text:p>
          </table:table-cell>
          <table:table-cell table:formula="of:=IF(AND([.$A851]&gt;=[.J$2];[.$A851]&lt;=[.J$3]);1;0)" office:value-type="float" office:value="0" calcext:value-type="float">
            <text:p>0</text:p>
          </table:table-cell>
          <table:table-cell table:formula="of:=IF(AND([.$A851]&gt;=[.K$2];[.$A851]&lt;=[.K$3]);1;0)" office:value-type="float" office:value="0" calcext:value-type="float">
            <text:p>0</text:p>
          </table:table-cell>
          <table:table-cell table:formula="of:=IF(AND([.$A851]&gt;=[.L$2];[.$A851]&lt;=[.L$3]);1;0)" office:value-type="float" office:value="0" calcext:value-type="float">
            <text:p>0</text:p>
          </table:table-cell>
          <table:table-cell table:formula="of:=IF(AND([.$A851]&gt;=[.M$2];[.$A851]&lt;=[.M$3]);1;0)" office:value-type="float" office:value="1" calcext:value-type="float">
            <text:p>1</text:p>
          </table:table-cell>
          <table:table-cell table:formula="of:=IF(AND([.$A851]&gt;=[.N$2];[.$A851]&lt;=[.N$3]);1;0)" office:value-type="float" office:value="0" calcext:value-type="float">
            <text:p>0</text:p>
          </table:table-cell>
          <table:table-cell table:formula="of:=IF(AND([.$A851]&gt;=[.O$2];[.$A8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815" calcext:value-type="float">
            <text:p>1.11815</text:p>
          </table:table-cell>
          <table:table-cell table:formula="of:=IF(AND([.$A852]&gt;=[.B$2];[.$A852]&lt;=[.B$3]);1;0)" office:value-type="float" office:value="0" calcext:value-type="float">
            <text:p>0</text:p>
          </table:table-cell>
          <table:table-cell table:formula="of:=IF(AND([.$A852]&gt;=[.C$2];[.$A852]&lt;=[.C$3]);1;0)" office:value-type="float" office:value="0" calcext:value-type="float">
            <text:p>0</text:p>
          </table:table-cell>
          <table:table-cell table:formula="of:=IF(AND([.$A852]&gt;=[.D$2];[.$A852]&lt;=[.D$3]);1;0)" office:value-type="float" office:value="0" calcext:value-type="float">
            <text:p>0</text:p>
          </table:table-cell>
          <table:table-cell table:formula="of:=IF(AND([.$A852]&gt;=[.E$2];[.$A852]&lt;=[.E$3]);1;0)" office:value-type="float" office:value="0" calcext:value-type="float">
            <text:p>0</text:p>
          </table:table-cell>
          <table:table-cell table:formula="of:=IF(AND([.$A852]&gt;=[.F$2];[.$A852]&lt;=[.F$3]);1;0)" office:value-type="float" office:value="1" calcext:value-type="float">
            <text:p>1</text:p>
          </table:table-cell>
          <table:table-cell table:formula="of:=IF(AND([.$A852]&gt;=[.G$2];[.$A852]&lt;=[.G$3]);1;0)" office:value-type="float" office:value="0" calcext:value-type="float">
            <text:p>0</text:p>
          </table:table-cell>
          <table:table-cell/>
          <table:table-cell office:value-type="float" office:value="0.861405" calcext:value-type="float">
            <text:p>0.861405</text:p>
          </table:table-cell>
          <table:table-cell table:formula="of:=IF(AND([.$A852]&gt;=[.J$2];[.$A852]&lt;=[.J$3]);1;0)" office:value-type="float" office:value="0" calcext:value-type="float">
            <text:p>0</text:p>
          </table:table-cell>
          <table:table-cell table:formula="of:=IF(AND([.$A852]&gt;=[.K$2];[.$A852]&lt;=[.K$3]);1;0)" office:value-type="float" office:value="0" calcext:value-type="float">
            <text:p>0</text:p>
          </table:table-cell>
          <table:table-cell table:formula="of:=IF(AND([.$A852]&gt;=[.L$2];[.$A852]&lt;=[.L$3]);1;0)" office:value-type="float" office:value="0" calcext:value-type="float">
            <text:p>0</text:p>
          </table:table-cell>
          <table:table-cell table:formula="of:=IF(AND([.$A852]&gt;=[.M$2];[.$A852]&lt;=[.M$3]);1;0)" office:value-type="float" office:value="0" calcext:value-type="float">
            <text:p>0</text:p>
          </table:table-cell>
          <table:table-cell table:formula="of:=IF(AND([.$A852]&gt;=[.N$2];[.$A852]&lt;=[.N$3]);1;0)" office:value-type="float" office:value="1" calcext:value-type="float">
            <text:p>1</text:p>
          </table:table-cell>
          <table:table-cell table:formula="of:=IF(AND([.$A852]&gt;=[.O$2];[.$A8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472" calcext:value-type="float">
            <text:p>0.496472</text:p>
          </table:table-cell>
          <table:table-cell table:formula="of:=IF(AND([.$A853]&gt;=[.B$2];[.$A853]&lt;=[.B$3]);1;0)" office:value-type="float" office:value="0" calcext:value-type="float">
            <text:p>0</text:p>
          </table:table-cell>
          <table:table-cell table:formula="of:=IF(AND([.$A853]&gt;=[.C$2];[.$A853]&lt;=[.C$3]);1;0)" office:value-type="float" office:value="0" calcext:value-type="float">
            <text:p>0</text:p>
          </table:table-cell>
          <table:table-cell table:formula="of:=IF(AND([.$A853]&gt;=[.D$2];[.$A853]&lt;=[.D$3]);1;0)" office:value-type="float" office:value="0" calcext:value-type="float">
            <text:p>0</text:p>
          </table:table-cell>
          <table:table-cell table:formula="of:=IF(AND([.$A853]&gt;=[.E$2];[.$A853]&lt;=[.E$3]);1;0)" office:value-type="float" office:value="1" calcext:value-type="float">
            <text:p>1</text:p>
          </table:table-cell>
          <table:table-cell table:formula="of:=IF(AND([.$A853]&gt;=[.F$2];[.$A853]&lt;=[.F$3]);1;0)" office:value-type="float" office:value="0" calcext:value-type="float">
            <text:p>0</text:p>
          </table:table-cell>
          <table:table-cell table:formula="of:=IF(AND([.$A853]&gt;=[.G$2];[.$A853]&lt;=[.G$3]);1;0)" office:value-type="float" office:value="0" calcext:value-type="float">
            <text:p>0</text:p>
          </table:table-cell>
          <table:table-cell/>
          <table:table-cell office:value-type="float" office:value="0.485628" calcext:value-type="float">
            <text:p>0.485628</text:p>
          </table:table-cell>
          <table:table-cell table:formula="of:=IF(AND([.$A853]&gt;=[.J$2];[.$A853]&lt;=[.J$3]);1;0)" office:value-type="float" office:value="0" calcext:value-type="float">
            <text:p>0</text:p>
          </table:table-cell>
          <table:table-cell table:formula="of:=IF(AND([.$A853]&gt;=[.K$2];[.$A853]&lt;=[.K$3]);1;0)" office:value-type="float" office:value="0" calcext:value-type="float">
            <text:p>0</text:p>
          </table:table-cell>
          <table:table-cell table:formula="of:=IF(AND([.$A853]&gt;=[.L$2];[.$A853]&lt;=[.L$3]);1;0)" office:value-type="float" office:value="0" calcext:value-type="float">
            <text:p>0</text:p>
          </table:table-cell>
          <table:table-cell table:formula="of:=IF(AND([.$A853]&gt;=[.M$2];[.$A853]&lt;=[.M$3]);1;0)" office:value-type="float" office:value="1" calcext:value-type="float">
            <text:p>1</text:p>
          </table:table-cell>
          <table:table-cell table:formula="of:=IF(AND([.$A853]&gt;=[.N$2];[.$A853]&lt;=[.N$3]);1;0)" office:value-type="float" office:value="0" calcext:value-type="float">
            <text:p>0</text:p>
          </table:table-cell>
          <table:table-cell table:formula="of:=IF(AND([.$A853]&gt;=[.O$2];[.$A8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331" calcext:value-type="float">
            <text:p>0.491331</text:p>
          </table:table-cell>
          <table:table-cell table:formula="of:=IF(AND([.$A854]&gt;=[.B$2];[.$A854]&lt;=[.B$3]);1;0)" office:value-type="float" office:value="0" calcext:value-type="float">
            <text:p>0</text:p>
          </table:table-cell>
          <table:table-cell table:formula="of:=IF(AND([.$A854]&gt;=[.C$2];[.$A854]&lt;=[.C$3]);1;0)" office:value-type="float" office:value="0" calcext:value-type="float">
            <text:p>0</text:p>
          </table:table-cell>
          <table:table-cell table:formula="of:=IF(AND([.$A854]&gt;=[.D$2];[.$A854]&lt;=[.D$3]);1;0)" office:value-type="float" office:value="0" calcext:value-type="float">
            <text:p>0</text:p>
          </table:table-cell>
          <table:table-cell table:formula="of:=IF(AND([.$A854]&gt;=[.E$2];[.$A854]&lt;=[.E$3]);1;0)" office:value-type="float" office:value="1" calcext:value-type="float">
            <text:p>1</text:p>
          </table:table-cell>
          <table:table-cell table:formula="of:=IF(AND([.$A854]&gt;=[.F$2];[.$A854]&lt;=[.F$3]);1;0)" office:value-type="float" office:value="0" calcext:value-type="float">
            <text:p>0</text:p>
          </table:table-cell>
          <table:table-cell table:formula="of:=IF(AND([.$A854]&gt;=[.G$2];[.$A854]&lt;=[.G$3]);1;0)" office:value-type="float" office:value="0" calcext:value-type="float">
            <text:p>0</text:p>
          </table:table-cell>
          <table:table-cell/>
          <table:table-cell office:value-type="float" office:value="0.1607" calcext:value-type="float">
            <text:p>0.1607</text:p>
          </table:table-cell>
          <table:table-cell table:formula="of:=IF(AND([.$A854]&gt;=[.J$2];[.$A854]&lt;=[.J$3]);1;0)" office:value-type="float" office:value="0" calcext:value-type="float">
            <text:p>0</text:p>
          </table:table-cell>
          <table:table-cell table:formula="of:=IF(AND([.$A854]&gt;=[.K$2];[.$A854]&lt;=[.K$3]);1;0)" office:value-type="float" office:value="0" calcext:value-type="float">
            <text:p>0</text:p>
          </table:table-cell>
          <table:table-cell table:formula="of:=IF(AND([.$A854]&gt;=[.L$2];[.$A854]&lt;=[.L$3]);1;0)" office:value-type="float" office:value="0" calcext:value-type="float">
            <text:p>0</text:p>
          </table:table-cell>
          <table:table-cell table:formula="of:=IF(AND([.$A854]&gt;=[.M$2];[.$A854]&lt;=[.M$3]);1;0)" office:value-type="float" office:value="1" calcext:value-type="float">
            <text:p>1</text:p>
          </table:table-cell>
          <table:table-cell table:formula="of:=IF(AND([.$A854]&gt;=[.N$2];[.$A854]&lt;=[.N$3]);1;0)" office:value-type="float" office:value="0" calcext:value-type="float">
            <text:p>0</text:p>
          </table:table-cell>
          <table:table-cell table:formula="of:=IF(AND([.$A854]&gt;=[.O$2];[.$A8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1336" calcext:value-type="float">
            <text:p>0.251336</text:p>
          </table:table-cell>
          <table:table-cell table:formula="of:=IF(AND([.$A855]&gt;=[.B$2];[.$A855]&lt;=[.B$3]);1;0)" office:value-type="float" office:value="0" calcext:value-type="float">
            <text:p>0</text:p>
          </table:table-cell>
          <table:table-cell table:formula="of:=IF(AND([.$A855]&gt;=[.C$2];[.$A855]&lt;=[.C$3]);1;0)" office:value-type="float" office:value="0" calcext:value-type="float">
            <text:p>0</text:p>
          </table:table-cell>
          <table:table-cell table:formula="of:=IF(AND([.$A855]&gt;=[.D$2];[.$A855]&lt;=[.D$3]);1;0)" office:value-type="float" office:value="0" calcext:value-type="float">
            <text:p>0</text:p>
          </table:table-cell>
          <table:table-cell table:formula="of:=IF(AND([.$A855]&gt;=[.E$2];[.$A855]&lt;=[.E$3]);1;0)" office:value-type="float" office:value="1" calcext:value-type="float">
            <text:p>1</text:p>
          </table:table-cell>
          <table:table-cell table:formula="of:=IF(AND([.$A855]&gt;=[.F$2];[.$A855]&lt;=[.F$3]);1;0)" office:value-type="float" office:value="0" calcext:value-type="float">
            <text:p>0</text:p>
          </table:table-cell>
          <table:table-cell table:formula="of:=IF(AND([.$A855]&gt;=[.G$2];[.$A855]&lt;=[.G$3]);1;0)" office:value-type="float" office:value="0" calcext:value-type="float">
            <text:p>0</text:p>
          </table:table-cell>
          <table:table-cell/>
          <table:table-cell office:value-type="float" office:value="0.433298" calcext:value-type="float">
            <text:p>0.433298</text:p>
          </table:table-cell>
          <table:table-cell table:formula="of:=IF(AND([.$A855]&gt;=[.J$2];[.$A855]&lt;=[.J$3]);1;0)" office:value-type="float" office:value="0" calcext:value-type="float">
            <text:p>0</text:p>
          </table:table-cell>
          <table:table-cell table:formula="of:=IF(AND([.$A855]&gt;=[.K$2];[.$A855]&lt;=[.K$3]);1;0)" office:value-type="float" office:value="0" calcext:value-type="float">
            <text:p>0</text:p>
          </table:table-cell>
          <table:table-cell table:formula="of:=IF(AND([.$A855]&gt;=[.L$2];[.$A855]&lt;=[.L$3]);1;0)" office:value-type="float" office:value="0" calcext:value-type="float">
            <text:p>0</text:p>
          </table:table-cell>
          <table:table-cell table:formula="of:=IF(AND([.$A855]&gt;=[.M$2];[.$A855]&lt;=[.M$3]);1;0)" office:value-type="float" office:value="1" calcext:value-type="float">
            <text:p>1</text:p>
          </table:table-cell>
          <table:table-cell table:formula="of:=IF(AND([.$A855]&gt;=[.N$2];[.$A855]&lt;=[.N$3]);1;0)" office:value-type="float" office:value="0" calcext:value-type="float">
            <text:p>0</text:p>
          </table:table-cell>
          <table:table-cell table:formula="of:=IF(AND([.$A855]&gt;=[.O$2];[.$A8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1143" calcext:value-type="float">
            <text:p>0.111143</text:p>
          </table:table-cell>
          <table:table-cell table:formula="of:=IF(AND([.$A856]&gt;=[.B$2];[.$A856]&lt;=[.B$3]);1;0)" office:value-type="float" office:value="0" calcext:value-type="float">
            <text:p>0</text:p>
          </table:table-cell>
          <table:table-cell table:formula="of:=IF(AND([.$A856]&gt;=[.C$2];[.$A856]&lt;=[.C$3]);1;0)" office:value-type="float" office:value="0" calcext:value-type="float">
            <text:p>0</text:p>
          </table:table-cell>
          <table:table-cell table:formula="of:=IF(AND([.$A856]&gt;=[.D$2];[.$A856]&lt;=[.D$3]);1;0)" office:value-type="float" office:value="0" calcext:value-type="float">
            <text:p>0</text:p>
          </table:table-cell>
          <table:table-cell table:formula="of:=IF(AND([.$A856]&gt;=[.E$2];[.$A856]&lt;=[.E$3]);1;0)" office:value-type="float" office:value="1" calcext:value-type="float">
            <text:p>1</text:p>
          </table:table-cell>
          <table:table-cell table:formula="of:=IF(AND([.$A856]&gt;=[.F$2];[.$A856]&lt;=[.F$3]);1;0)" office:value-type="float" office:value="0" calcext:value-type="float">
            <text:p>0</text:p>
          </table:table-cell>
          <table:table-cell table:formula="of:=IF(AND([.$A856]&gt;=[.G$2];[.$A856]&lt;=[.G$3]);1;0)" office:value-type="float" office:value="0" calcext:value-type="float">
            <text:p>0</text:p>
          </table:table-cell>
          <table:table-cell/>
          <table:table-cell office:value-type="float" office:value="0.0479104" calcext:value-type="float">
            <text:p>0.0479104</text:p>
          </table:table-cell>
          <table:table-cell table:formula="of:=IF(AND([.$A856]&gt;=[.J$2];[.$A856]&lt;=[.J$3]);1;0)" office:value-type="float" office:value="0" calcext:value-type="float">
            <text:p>0</text:p>
          </table:table-cell>
          <table:table-cell table:formula="of:=IF(AND([.$A856]&gt;=[.K$2];[.$A856]&lt;=[.K$3]);1;0)" office:value-type="float" office:value="0" calcext:value-type="float">
            <text:p>0</text:p>
          </table:table-cell>
          <table:table-cell table:formula="of:=IF(AND([.$A856]&gt;=[.L$2];[.$A856]&lt;=[.L$3]);1;0)" office:value-type="float" office:value="0" calcext:value-type="float">
            <text:p>0</text:p>
          </table:table-cell>
          <table:table-cell table:formula="of:=IF(AND([.$A856]&gt;=[.M$2];[.$A856]&lt;=[.M$3]);1;0)" office:value-type="float" office:value="1" calcext:value-type="float">
            <text:p>1</text:p>
          </table:table-cell>
          <table:table-cell table:formula="of:=IF(AND([.$A856]&gt;=[.N$2];[.$A856]&lt;=[.N$3]);1;0)" office:value-type="float" office:value="0" calcext:value-type="float">
            <text:p>0</text:p>
          </table:table-cell>
          <table:table-cell table:formula="of:=IF(AND([.$A856]&gt;=[.O$2];[.$A8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1956" calcext:value-type="float">
            <text:p>-0.491956</text:p>
          </table:table-cell>
          <table:table-cell table:formula="of:=IF(AND([.$A857]&gt;=[.B$2];[.$A857]&lt;=[.B$3]);1;0)" office:value-type="float" office:value="0" calcext:value-type="float">
            <text:p>0</text:p>
          </table:table-cell>
          <table:table-cell table:formula="of:=IF(AND([.$A857]&gt;=[.C$2];[.$A857]&lt;=[.C$3]);1;0)" office:value-type="float" office:value="0" calcext:value-type="float">
            <text:p>0</text:p>
          </table:table-cell>
          <table:table-cell table:formula="of:=IF(AND([.$A857]&gt;=[.D$2];[.$A857]&lt;=[.D$3]);1;0)" office:value-type="float" office:value="1" calcext:value-type="float">
            <text:p>1</text:p>
          </table:table-cell>
          <table:table-cell table:formula="of:=IF(AND([.$A857]&gt;=[.E$2];[.$A857]&lt;=[.E$3]);1;0)" office:value-type="float" office:value="0" calcext:value-type="float">
            <text:p>0</text:p>
          </table:table-cell>
          <table:table-cell table:formula="of:=IF(AND([.$A857]&gt;=[.F$2];[.$A857]&lt;=[.F$3]);1;0)" office:value-type="float" office:value="0" calcext:value-type="float">
            <text:p>0</text:p>
          </table:table-cell>
          <table:table-cell table:formula="of:=IF(AND([.$A857]&gt;=[.G$2];[.$A857]&lt;=[.G$3]);1;0)" office:value-type="float" office:value="0" calcext:value-type="float">
            <text:p>0</text:p>
          </table:table-cell>
          <table:table-cell/>
          <table:table-cell office:value-type="float" office:value="-0.480614" calcext:value-type="float">
            <text:p>-0.480614</text:p>
          </table:table-cell>
          <table:table-cell table:formula="of:=IF(AND([.$A857]&gt;=[.J$2];[.$A857]&lt;=[.J$3]);1;0)" office:value-type="float" office:value="0" calcext:value-type="float">
            <text:p>0</text:p>
          </table:table-cell>
          <table:table-cell table:formula="of:=IF(AND([.$A857]&gt;=[.K$2];[.$A857]&lt;=[.K$3]);1;0)" office:value-type="float" office:value="0" calcext:value-type="float">
            <text:p>0</text:p>
          </table:table-cell>
          <table:table-cell table:formula="of:=IF(AND([.$A857]&gt;=[.L$2];[.$A857]&lt;=[.L$3]);1;0)" office:value-type="float" office:value="1" calcext:value-type="float">
            <text:p>1</text:p>
          </table:table-cell>
          <table:table-cell table:formula="of:=IF(AND([.$A857]&gt;=[.M$2];[.$A857]&lt;=[.M$3]);1;0)" office:value-type="float" office:value="0" calcext:value-type="float">
            <text:p>0</text:p>
          </table:table-cell>
          <table:table-cell table:formula="of:=IF(AND([.$A857]&gt;=[.N$2];[.$A857]&lt;=[.N$3]);1;0)" office:value-type="float" office:value="0" calcext:value-type="float">
            <text:p>0</text:p>
          </table:table-cell>
          <table:table-cell table:formula="of:=IF(AND([.$A857]&gt;=[.O$2];[.$A8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78911" calcext:value-type="float">
            <text:p>-0.0778911</text:p>
          </table:table-cell>
          <table:table-cell table:formula="of:=IF(AND([.$A858]&gt;=[.B$2];[.$A858]&lt;=[.B$3]);1;0)" office:value-type="float" office:value="0" calcext:value-type="float">
            <text:p>0</text:p>
          </table:table-cell>
          <table:table-cell table:formula="of:=IF(AND([.$A858]&gt;=[.C$2];[.$A858]&lt;=[.C$3]);1;0)" office:value-type="float" office:value="0" calcext:value-type="float">
            <text:p>0</text:p>
          </table:table-cell>
          <table:table-cell table:formula="of:=IF(AND([.$A858]&gt;=[.D$2];[.$A858]&lt;=[.D$3]);1;0)" office:value-type="float" office:value="1" calcext:value-type="float">
            <text:p>1</text:p>
          </table:table-cell>
          <table:table-cell table:formula="of:=IF(AND([.$A858]&gt;=[.E$2];[.$A858]&lt;=[.E$3]);1;0)" office:value-type="float" office:value="0" calcext:value-type="float">
            <text:p>0</text:p>
          </table:table-cell>
          <table:table-cell table:formula="of:=IF(AND([.$A858]&gt;=[.F$2];[.$A858]&lt;=[.F$3]);1;0)" office:value-type="float" office:value="0" calcext:value-type="float">
            <text:p>0</text:p>
          </table:table-cell>
          <table:table-cell table:formula="of:=IF(AND([.$A858]&gt;=[.G$2];[.$A858]&lt;=[.G$3]);1;0)" office:value-type="float" office:value="0" calcext:value-type="float">
            <text:p>0</text:p>
          </table:table-cell>
          <table:table-cell/>
          <table:table-cell office:value-type="float" office:value="1.23801" calcext:value-type="float">
            <text:p>1.23801</text:p>
          </table:table-cell>
          <table:table-cell table:formula="of:=IF(AND([.$A858]&gt;=[.J$2];[.$A858]&lt;=[.J$3]);1;0)" office:value-type="float" office:value="0" calcext:value-type="float">
            <text:p>0</text:p>
          </table:table-cell>
          <table:table-cell table:formula="of:=IF(AND([.$A858]&gt;=[.K$2];[.$A858]&lt;=[.K$3]);1;0)" office:value-type="float" office:value="0" calcext:value-type="float">
            <text:p>0</text:p>
          </table:table-cell>
          <table:table-cell table:formula="of:=IF(AND([.$A858]&gt;=[.L$2];[.$A858]&lt;=[.L$3]);1;0)" office:value-type="float" office:value="1" calcext:value-type="float">
            <text:p>1</text:p>
          </table:table-cell>
          <table:table-cell table:formula="of:=IF(AND([.$A858]&gt;=[.M$2];[.$A858]&lt;=[.M$3]);1;0)" office:value-type="float" office:value="0" calcext:value-type="float">
            <text:p>0</text:p>
          </table:table-cell>
          <table:table-cell table:formula="of:=IF(AND([.$A858]&gt;=[.N$2];[.$A858]&lt;=[.N$3]);1;0)" office:value-type="float" office:value="0" calcext:value-type="float">
            <text:p>0</text:p>
          </table:table-cell>
          <table:table-cell table:formula="of:=IF(AND([.$A858]&gt;=[.O$2];[.$A8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6986" calcext:value-type="float">
            <text:p>0.0586986</text:p>
          </table:table-cell>
          <table:table-cell table:formula="of:=IF(AND([.$A859]&gt;=[.B$2];[.$A859]&lt;=[.B$3]);1;0)" office:value-type="float" office:value="0" calcext:value-type="float">
            <text:p>0</text:p>
          </table:table-cell>
          <table:table-cell table:formula="of:=IF(AND([.$A859]&gt;=[.C$2];[.$A859]&lt;=[.C$3]);1;0)" office:value-type="float" office:value="0" calcext:value-type="float">
            <text:p>0</text:p>
          </table:table-cell>
          <table:table-cell table:formula="of:=IF(AND([.$A859]&gt;=[.D$2];[.$A859]&lt;=[.D$3]);1;0)" office:value-type="float" office:value="0" calcext:value-type="float">
            <text:p>0</text:p>
          </table:table-cell>
          <table:table-cell table:formula="of:=IF(AND([.$A859]&gt;=[.E$2];[.$A859]&lt;=[.E$3]);1;0)" office:value-type="float" office:value="1" calcext:value-type="float">
            <text:p>1</text:p>
          </table:table-cell>
          <table:table-cell table:formula="of:=IF(AND([.$A859]&gt;=[.F$2];[.$A859]&lt;=[.F$3]);1;0)" office:value-type="float" office:value="0" calcext:value-type="float">
            <text:p>0</text:p>
          </table:table-cell>
          <table:table-cell table:formula="of:=IF(AND([.$A859]&gt;=[.G$2];[.$A859]&lt;=[.G$3]);1;0)" office:value-type="float" office:value="0" calcext:value-type="float">
            <text:p>0</text:p>
          </table:table-cell>
          <table:table-cell/>
          <table:table-cell office:value-type="float" office:value="0.92412" calcext:value-type="float">
            <text:p>0.92412</text:p>
          </table:table-cell>
          <table:table-cell table:formula="of:=IF(AND([.$A859]&gt;=[.J$2];[.$A859]&lt;=[.J$3]);1;0)" office:value-type="float" office:value="0" calcext:value-type="float">
            <text:p>0</text:p>
          </table:table-cell>
          <table:table-cell table:formula="of:=IF(AND([.$A859]&gt;=[.K$2];[.$A859]&lt;=[.K$3]);1;0)" office:value-type="float" office:value="0" calcext:value-type="float">
            <text:p>0</text:p>
          </table:table-cell>
          <table:table-cell table:formula="of:=IF(AND([.$A859]&gt;=[.L$2];[.$A859]&lt;=[.L$3]);1;0)" office:value-type="float" office:value="0" calcext:value-type="float">
            <text:p>0</text:p>
          </table:table-cell>
          <table:table-cell table:formula="of:=IF(AND([.$A859]&gt;=[.M$2];[.$A859]&lt;=[.M$3]);1;0)" office:value-type="float" office:value="1" calcext:value-type="float">
            <text:p>1</text:p>
          </table:table-cell>
          <table:table-cell table:formula="of:=IF(AND([.$A859]&gt;=[.N$2];[.$A859]&lt;=[.N$3]);1;0)" office:value-type="float" office:value="0" calcext:value-type="float">
            <text:p>0</text:p>
          </table:table-cell>
          <table:table-cell table:formula="of:=IF(AND([.$A859]&gt;=[.O$2];[.$A8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589" calcext:value-type="float">
            <text:p>1.52589</text:p>
          </table:table-cell>
          <table:table-cell table:formula="of:=IF(AND([.$A860]&gt;=[.B$2];[.$A860]&lt;=[.B$3]);1;0)" office:value-type="float" office:value="0" calcext:value-type="float">
            <text:p>0</text:p>
          </table:table-cell>
          <table:table-cell table:formula="of:=IF(AND([.$A860]&gt;=[.C$2];[.$A860]&lt;=[.C$3]);1;0)" office:value-type="float" office:value="0" calcext:value-type="float">
            <text:p>0</text:p>
          </table:table-cell>
          <table:table-cell table:formula="of:=IF(AND([.$A860]&gt;=[.D$2];[.$A860]&lt;=[.D$3]);1;0)" office:value-type="float" office:value="0" calcext:value-type="float">
            <text:p>0</text:p>
          </table:table-cell>
          <table:table-cell table:formula="of:=IF(AND([.$A860]&gt;=[.E$2];[.$A860]&lt;=[.E$3]);1;0)" office:value-type="float" office:value="0" calcext:value-type="float">
            <text:p>0</text:p>
          </table:table-cell>
          <table:table-cell table:formula="of:=IF(AND([.$A860]&gt;=[.F$2];[.$A860]&lt;=[.F$3]);1;0)" office:value-type="float" office:value="1" calcext:value-type="float">
            <text:p>1</text:p>
          </table:table-cell>
          <table:table-cell table:formula="of:=IF(AND([.$A860]&gt;=[.G$2];[.$A860]&lt;=[.G$3]);1;0)" office:value-type="float" office:value="0" calcext:value-type="float">
            <text:p>0</text:p>
          </table:table-cell>
          <table:table-cell/>
          <table:table-cell office:value-type="float" office:value="0.5529" calcext:value-type="float">
            <text:p>0.5529</text:p>
          </table:table-cell>
          <table:table-cell table:formula="of:=IF(AND([.$A860]&gt;=[.J$2];[.$A860]&lt;=[.J$3]);1;0)" office:value-type="float" office:value="0" calcext:value-type="float">
            <text:p>0</text:p>
          </table:table-cell>
          <table:table-cell table:formula="of:=IF(AND([.$A860]&gt;=[.K$2];[.$A860]&lt;=[.K$3]);1;0)" office:value-type="float" office:value="0" calcext:value-type="float">
            <text:p>0</text:p>
          </table:table-cell>
          <table:table-cell table:formula="of:=IF(AND([.$A860]&gt;=[.L$2];[.$A860]&lt;=[.L$3]);1;0)" office:value-type="float" office:value="0" calcext:value-type="float">
            <text:p>0</text:p>
          </table:table-cell>
          <table:table-cell table:formula="of:=IF(AND([.$A860]&gt;=[.M$2];[.$A860]&lt;=[.M$3]);1;0)" office:value-type="float" office:value="0" calcext:value-type="float">
            <text:p>0</text:p>
          </table:table-cell>
          <table:table-cell table:formula="of:=IF(AND([.$A860]&gt;=[.N$2];[.$A860]&lt;=[.N$3]);1;0)" office:value-type="float" office:value="1" calcext:value-type="float">
            <text:p>1</text:p>
          </table:table-cell>
          <table:table-cell table:formula="of:=IF(AND([.$A860]&gt;=[.O$2];[.$A8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3445" calcext:value-type="float">
            <text:p>-0.223445</text:p>
          </table:table-cell>
          <table:table-cell table:formula="of:=IF(AND([.$A861]&gt;=[.B$2];[.$A861]&lt;=[.B$3]);1;0)" office:value-type="float" office:value="0" calcext:value-type="float">
            <text:p>0</text:p>
          </table:table-cell>
          <table:table-cell table:formula="of:=IF(AND([.$A861]&gt;=[.C$2];[.$A861]&lt;=[.C$3]);1;0)" office:value-type="float" office:value="0" calcext:value-type="float">
            <text:p>0</text:p>
          </table:table-cell>
          <table:table-cell table:formula="of:=IF(AND([.$A861]&gt;=[.D$2];[.$A861]&lt;=[.D$3]);1;0)" office:value-type="float" office:value="1" calcext:value-type="float">
            <text:p>1</text:p>
          </table:table-cell>
          <table:table-cell table:formula="of:=IF(AND([.$A861]&gt;=[.E$2];[.$A861]&lt;=[.E$3]);1;0)" office:value-type="float" office:value="0" calcext:value-type="float">
            <text:p>0</text:p>
          </table:table-cell>
          <table:table-cell table:formula="of:=IF(AND([.$A861]&gt;=[.F$2];[.$A861]&lt;=[.F$3]);1;0)" office:value-type="float" office:value="0" calcext:value-type="float">
            <text:p>0</text:p>
          </table:table-cell>
          <table:table-cell table:formula="of:=IF(AND([.$A861]&gt;=[.G$2];[.$A861]&lt;=[.G$3]);1;0)" office:value-type="float" office:value="0" calcext:value-type="float">
            <text:p>0</text:p>
          </table:table-cell>
          <table:table-cell/>
          <table:table-cell office:value-type="float" office:value="-1.42545" calcext:value-type="float">
            <text:p>-1.42545</text:p>
          </table:table-cell>
          <table:table-cell table:formula="of:=IF(AND([.$A861]&gt;=[.J$2];[.$A861]&lt;=[.J$3]);1;0)" office:value-type="float" office:value="0" calcext:value-type="float">
            <text:p>0</text:p>
          </table:table-cell>
          <table:table-cell table:formula="of:=IF(AND([.$A861]&gt;=[.K$2];[.$A861]&lt;=[.K$3]);1;0)" office:value-type="float" office:value="0" calcext:value-type="float">
            <text:p>0</text:p>
          </table:table-cell>
          <table:table-cell table:formula="of:=IF(AND([.$A861]&gt;=[.L$2];[.$A861]&lt;=[.L$3]);1;0)" office:value-type="float" office:value="1" calcext:value-type="float">
            <text:p>1</text:p>
          </table:table-cell>
          <table:table-cell table:formula="of:=IF(AND([.$A861]&gt;=[.M$2];[.$A861]&lt;=[.M$3]);1;0)" office:value-type="float" office:value="0" calcext:value-type="float">
            <text:p>0</text:p>
          </table:table-cell>
          <table:table-cell table:formula="of:=IF(AND([.$A861]&gt;=[.N$2];[.$A861]&lt;=[.N$3]);1;0)" office:value-type="float" office:value="0" calcext:value-type="float">
            <text:p>0</text:p>
          </table:table-cell>
          <table:table-cell table:formula="of:=IF(AND([.$A861]&gt;=[.O$2];[.$A8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12647" calcext:value-type="float">
            <text:p>-0.0512647</text:p>
          </table:table-cell>
          <table:table-cell table:formula="of:=IF(AND([.$A862]&gt;=[.B$2];[.$A862]&lt;=[.B$3]);1;0)" office:value-type="float" office:value="0" calcext:value-type="float">
            <text:p>0</text:p>
          </table:table-cell>
          <table:table-cell table:formula="of:=IF(AND([.$A862]&gt;=[.C$2];[.$A862]&lt;=[.C$3]);1;0)" office:value-type="float" office:value="0" calcext:value-type="float">
            <text:p>0</text:p>
          </table:table-cell>
          <table:table-cell table:formula="of:=IF(AND([.$A862]&gt;=[.D$2];[.$A862]&lt;=[.D$3]);1;0)" office:value-type="float" office:value="1" calcext:value-type="float">
            <text:p>1</text:p>
          </table:table-cell>
          <table:table-cell table:formula="of:=IF(AND([.$A862]&gt;=[.E$2];[.$A862]&lt;=[.E$3]);1;0)" office:value-type="float" office:value="0" calcext:value-type="float">
            <text:p>0</text:p>
          </table:table-cell>
          <table:table-cell table:formula="of:=IF(AND([.$A862]&gt;=[.F$2];[.$A862]&lt;=[.F$3]);1;0)" office:value-type="float" office:value="0" calcext:value-type="float">
            <text:p>0</text:p>
          </table:table-cell>
          <table:table-cell table:formula="of:=IF(AND([.$A862]&gt;=[.G$2];[.$A862]&lt;=[.G$3]);1;0)" office:value-type="float" office:value="0" calcext:value-type="float">
            <text:p>0</text:p>
          </table:table-cell>
          <table:table-cell/>
          <table:table-cell office:value-type="float" office:value="-0.453784" calcext:value-type="float">
            <text:p>-0.453784</text:p>
          </table:table-cell>
          <table:table-cell table:formula="of:=IF(AND([.$A862]&gt;=[.J$2];[.$A862]&lt;=[.J$3]);1;0)" office:value-type="float" office:value="0" calcext:value-type="float">
            <text:p>0</text:p>
          </table:table-cell>
          <table:table-cell table:formula="of:=IF(AND([.$A862]&gt;=[.K$2];[.$A862]&lt;=[.K$3]);1;0)" office:value-type="float" office:value="0" calcext:value-type="float">
            <text:p>0</text:p>
          </table:table-cell>
          <table:table-cell table:formula="of:=IF(AND([.$A862]&gt;=[.L$2];[.$A862]&lt;=[.L$3]);1;0)" office:value-type="float" office:value="1" calcext:value-type="float">
            <text:p>1</text:p>
          </table:table-cell>
          <table:table-cell table:formula="of:=IF(AND([.$A862]&gt;=[.M$2];[.$A862]&lt;=[.M$3]);1;0)" office:value-type="float" office:value="0" calcext:value-type="float">
            <text:p>0</text:p>
          </table:table-cell>
          <table:table-cell table:formula="of:=IF(AND([.$A862]&gt;=[.N$2];[.$A862]&lt;=[.N$3]);1;0)" office:value-type="float" office:value="0" calcext:value-type="float">
            <text:p>0</text:p>
          </table:table-cell>
          <table:table-cell table:formula="of:=IF(AND([.$A862]&gt;=[.O$2];[.$A8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9026" calcext:value-type="float">
            <text:p>-0.199026</text:p>
          </table:table-cell>
          <table:table-cell table:formula="of:=IF(AND([.$A863]&gt;=[.B$2];[.$A863]&lt;=[.B$3]);1;0)" office:value-type="float" office:value="0" calcext:value-type="float">
            <text:p>0</text:p>
          </table:table-cell>
          <table:table-cell table:formula="of:=IF(AND([.$A863]&gt;=[.C$2];[.$A863]&lt;=[.C$3]);1;0)" office:value-type="float" office:value="0" calcext:value-type="float">
            <text:p>0</text:p>
          </table:table-cell>
          <table:table-cell table:formula="of:=IF(AND([.$A863]&gt;=[.D$2];[.$A863]&lt;=[.D$3]);1;0)" office:value-type="float" office:value="1" calcext:value-type="float">
            <text:p>1</text:p>
          </table:table-cell>
          <table:table-cell table:formula="of:=IF(AND([.$A863]&gt;=[.E$2];[.$A863]&lt;=[.E$3]);1;0)" office:value-type="float" office:value="0" calcext:value-type="float">
            <text:p>0</text:p>
          </table:table-cell>
          <table:table-cell table:formula="of:=IF(AND([.$A863]&gt;=[.F$2];[.$A863]&lt;=[.F$3]);1;0)" office:value-type="float" office:value="0" calcext:value-type="float">
            <text:p>0</text:p>
          </table:table-cell>
          <table:table-cell table:formula="of:=IF(AND([.$A863]&gt;=[.G$2];[.$A863]&lt;=[.G$3]);1;0)" office:value-type="float" office:value="0" calcext:value-type="float">
            <text:p>0</text:p>
          </table:table-cell>
          <table:table-cell/>
          <table:table-cell office:value-type="float" office:value="1.08311" calcext:value-type="float">
            <text:p>1.08311</text:p>
          </table:table-cell>
          <table:table-cell table:formula="of:=IF(AND([.$A863]&gt;=[.J$2];[.$A863]&lt;=[.J$3]);1;0)" office:value-type="float" office:value="0" calcext:value-type="float">
            <text:p>0</text:p>
          </table:table-cell>
          <table:table-cell table:formula="of:=IF(AND([.$A863]&gt;=[.K$2];[.$A863]&lt;=[.K$3]);1;0)" office:value-type="float" office:value="0" calcext:value-type="float">
            <text:p>0</text:p>
          </table:table-cell>
          <table:table-cell table:formula="of:=IF(AND([.$A863]&gt;=[.L$2];[.$A863]&lt;=[.L$3]);1;0)" office:value-type="float" office:value="1" calcext:value-type="float">
            <text:p>1</text:p>
          </table:table-cell>
          <table:table-cell table:formula="of:=IF(AND([.$A863]&gt;=[.M$2];[.$A863]&lt;=[.M$3]);1;0)" office:value-type="float" office:value="0" calcext:value-type="float">
            <text:p>0</text:p>
          </table:table-cell>
          <table:table-cell table:formula="of:=IF(AND([.$A863]&gt;=[.N$2];[.$A863]&lt;=[.N$3]);1;0)" office:value-type="float" office:value="0" calcext:value-type="float">
            <text:p>0</text:p>
          </table:table-cell>
          <table:table-cell table:formula="of:=IF(AND([.$A863]&gt;=[.O$2];[.$A8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9331" calcext:value-type="float">
            <text:p>-2.09331</text:p>
          </table:table-cell>
          <table:table-cell table:formula="of:=IF(AND([.$A864]&gt;=[.B$2];[.$A864]&lt;=[.B$3]);1;0)" office:value-type="float" office:value="1" calcext:value-type="float">
            <text:p>1</text:p>
          </table:table-cell>
          <table:table-cell table:formula="of:=IF(AND([.$A864]&gt;=[.C$2];[.$A864]&lt;=[.C$3]);1;0)" office:value-type="float" office:value="0" calcext:value-type="float">
            <text:p>0</text:p>
          </table:table-cell>
          <table:table-cell table:formula="of:=IF(AND([.$A864]&gt;=[.D$2];[.$A864]&lt;=[.D$3]);1;0)" office:value-type="float" office:value="0" calcext:value-type="float">
            <text:p>0</text:p>
          </table:table-cell>
          <table:table-cell table:formula="of:=IF(AND([.$A864]&gt;=[.E$2];[.$A864]&lt;=[.E$3]);1;0)" office:value-type="float" office:value="0" calcext:value-type="float">
            <text:p>0</text:p>
          </table:table-cell>
          <table:table-cell table:formula="of:=IF(AND([.$A864]&gt;=[.F$2];[.$A864]&lt;=[.F$3]);1;0)" office:value-type="float" office:value="0" calcext:value-type="float">
            <text:p>0</text:p>
          </table:table-cell>
          <table:table-cell table:formula="of:=IF(AND([.$A864]&gt;=[.G$2];[.$A864]&lt;=[.G$3]);1;0)" office:value-type="float" office:value="0" calcext:value-type="float">
            <text:p>0</text:p>
          </table:table-cell>
          <table:table-cell/>
          <table:table-cell office:value-type="float" office:value="1.1458" calcext:value-type="float">
            <text:p>1.1458</text:p>
          </table:table-cell>
          <table:table-cell table:formula="of:=IF(AND([.$A864]&gt;=[.J$2];[.$A864]&lt;=[.J$3]);1;0)" office:value-type="float" office:value="1" calcext:value-type="float">
            <text:p>1</text:p>
          </table:table-cell>
          <table:table-cell table:formula="of:=IF(AND([.$A864]&gt;=[.K$2];[.$A864]&lt;=[.K$3]);1;0)" office:value-type="float" office:value="0" calcext:value-type="float">
            <text:p>0</text:p>
          </table:table-cell>
          <table:table-cell table:formula="of:=IF(AND([.$A864]&gt;=[.L$2];[.$A864]&lt;=[.L$3]);1;0)" office:value-type="float" office:value="0" calcext:value-type="float">
            <text:p>0</text:p>
          </table:table-cell>
          <table:table-cell table:formula="of:=IF(AND([.$A864]&gt;=[.M$2];[.$A864]&lt;=[.M$3]);1;0)" office:value-type="float" office:value="0" calcext:value-type="float">
            <text:p>0</text:p>
          </table:table-cell>
          <table:table-cell table:formula="of:=IF(AND([.$A864]&gt;=[.N$2];[.$A864]&lt;=[.N$3]);1;0)" office:value-type="float" office:value="0" calcext:value-type="float">
            <text:p>0</text:p>
          </table:table-cell>
          <table:table-cell table:formula="of:=IF(AND([.$A864]&gt;=[.O$2];[.$A8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994" calcext:value-type="float">
            <text:p>0.534994</text:p>
          </table:table-cell>
          <table:table-cell table:formula="of:=IF(AND([.$A865]&gt;=[.B$2];[.$A865]&lt;=[.B$3]);1;0)" office:value-type="float" office:value="0" calcext:value-type="float">
            <text:p>0</text:p>
          </table:table-cell>
          <table:table-cell table:formula="of:=IF(AND([.$A865]&gt;=[.C$2];[.$A865]&lt;=[.C$3]);1;0)" office:value-type="float" office:value="0" calcext:value-type="float">
            <text:p>0</text:p>
          </table:table-cell>
          <table:table-cell table:formula="of:=IF(AND([.$A865]&gt;=[.D$2];[.$A865]&lt;=[.D$3]);1;0)" office:value-type="float" office:value="0" calcext:value-type="float">
            <text:p>0</text:p>
          </table:table-cell>
          <table:table-cell table:formula="of:=IF(AND([.$A865]&gt;=[.E$2];[.$A865]&lt;=[.E$3]);1;0)" office:value-type="float" office:value="1" calcext:value-type="float">
            <text:p>1</text:p>
          </table:table-cell>
          <table:table-cell table:formula="of:=IF(AND([.$A865]&gt;=[.F$2];[.$A865]&lt;=[.F$3]);1;0)" office:value-type="float" office:value="0" calcext:value-type="float">
            <text:p>0</text:p>
          </table:table-cell>
          <table:table-cell table:formula="of:=IF(AND([.$A865]&gt;=[.G$2];[.$A865]&lt;=[.G$3]);1;0)" office:value-type="float" office:value="0" calcext:value-type="float">
            <text:p>0</text:p>
          </table:table-cell>
          <table:table-cell/>
          <table:table-cell office:value-type="float" office:value="1.33929" calcext:value-type="float">
            <text:p>1.33929</text:p>
          </table:table-cell>
          <table:table-cell table:formula="of:=IF(AND([.$A865]&gt;=[.J$2];[.$A865]&lt;=[.J$3]);1;0)" office:value-type="float" office:value="0" calcext:value-type="float">
            <text:p>0</text:p>
          </table:table-cell>
          <table:table-cell table:formula="of:=IF(AND([.$A865]&gt;=[.K$2];[.$A865]&lt;=[.K$3]);1;0)" office:value-type="float" office:value="0" calcext:value-type="float">
            <text:p>0</text:p>
          </table:table-cell>
          <table:table-cell table:formula="of:=IF(AND([.$A865]&gt;=[.L$2];[.$A865]&lt;=[.L$3]);1;0)" office:value-type="float" office:value="0" calcext:value-type="float">
            <text:p>0</text:p>
          </table:table-cell>
          <table:table-cell table:formula="of:=IF(AND([.$A865]&gt;=[.M$2];[.$A865]&lt;=[.M$3]);1;0)" office:value-type="float" office:value="1" calcext:value-type="float">
            <text:p>1</text:p>
          </table:table-cell>
          <table:table-cell table:formula="of:=IF(AND([.$A865]&gt;=[.N$2];[.$A865]&lt;=[.N$3]);1;0)" office:value-type="float" office:value="0" calcext:value-type="float">
            <text:p>0</text:p>
          </table:table-cell>
          <table:table-cell table:formula="of:=IF(AND([.$A865]&gt;=[.O$2];[.$A8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3073" calcext:value-type="float">
            <text:p>-0.143073</text:p>
          </table:table-cell>
          <table:table-cell table:formula="of:=IF(AND([.$A866]&gt;=[.B$2];[.$A866]&lt;=[.B$3]);1;0)" office:value-type="float" office:value="0" calcext:value-type="float">
            <text:p>0</text:p>
          </table:table-cell>
          <table:table-cell table:formula="of:=IF(AND([.$A866]&gt;=[.C$2];[.$A866]&lt;=[.C$3]);1;0)" office:value-type="float" office:value="0" calcext:value-type="float">
            <text:p>0</text:p>
          </table:table-cell>
          <table:table-cell table:formula="of:=IF(AND([.$A866]&gt;=[.D$2];[.$A866]&lt;=[.D$3]);1;0)" office:value-type="float" office:value="1" calcext:value-type="float">
            <text:p>1</text:p>
          </table:table-cell>
          <table:table-cell table:formula="of:=IF(AND([.$A866]&gt;=[.E$2];[.$A866]&lt;=[.E$3]);1;0)" office:value-type="float" office:value="0" calcext:value-type="float">
            <text:p>0</text:p>
          </table:table-cell>
          <table:table-cell table:formula="of:=IF(AND([.$A866]&gt;=[.F$2];[.$A866]&lt;=[.F$3]);1;0)" office:value-type="float" office:value="0" calcext:value-type="float">
            <text:p>0</text:p>
          </table:table-cell>
          <table:table-cell table:formula="of:=IF(AND([.$A866]&gt;=[.G$2];[.$A866]&lt;=[.G$3]);1;0)" office:value-type="float" office:value="0" calcext:value-type="float">
            <text:p>0</text:p>
          </table:table-cell>
          <table:table-cell/>
          <table:table-cell office:value-type="float" office:value="0.385471" calcext:value-type="float">
            <text:p>0.385471</text:p>
          </table:table-cell>
          <table:table-cell table:formula="of:=IF(AND([.$A866]&gt;=[.J$2];[.$A866]&lt;=[.J$3]);1;0)" office:value-type="float" office:value="0" calcext:value-type="float">
            <text:p>0</text:p>
          </table:table-cell>
          <table:table-cell table:formula="of:=IF(AND([.$A866]&gt;=[.K$2];[.$A866]&lt;=[.K$3]);1;0)" office:value-type="float" office:value="0" calcext:value-type="float">
            <text:p>0</text:p>
          </table:table-cell>
          <table:table-cell table:formula="of:=IF(AND([.$A866]&gt;=[.L$2];[.$A866]&lt;=[.L$3]);1;0)" office:value-type="float" office:value="1" calcext:value-type="float">
            <text:p>1</text:p>
          </table:table-cell>
          <table:table-cell table:formula="of:=IF(AND([.$A866]&gt;=[.M$2];[.$A866]&lt;=[.M$3]);1;0)" office:value-type="float" office:value="0" calcext:value-type="float">
            <text:p>0</text:p>
          </table:table-cell>
          <table:table-cell table:formula="of:=IF(AND([.$A866]&gt;=[.N$2];[.$A866]&lt;=[.N$3]);1;0)" office:value-type="float" office:value="0" calcext:value-type="float">
            <text:p>0</text:p>
          </table:table-cell>
          <table:table-cell table:formula="of:=IF(AND([.$A866]&gt;=[.O$2];[.$A8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8359" calcext:value-type="float">
            <text:p>-0.238359</text:p>
          </table:table-cell>
          <table:table-cell table:formula="of:=IF(AND([.$A867]&gt;=[.B$2];[.$A867]&lt;=[.B$3]);1;0)" office:value-type="float" office:value="0" calcext:value-type="float">
            <text:p>0</text:p>
          </table:table-cell>
          <table:table-cell table:formula="of:=IF(AND([.$A867]&gt;=[.C$2];[.$A867]&lt;=[.C$3]);1;0)" office:value-type="float" office:value="0" calcext:value-type="float">
            <text:p>0</text:p>
          </table:table-cell>
          <table:table-cell table:formula="of:=IF(AND([.$A867]&gt;=[.D$2];[.$A867]&lt;=[.D$3]);1;0)" office:value-type="float" office:value="1" calcext:value-type="float">
            <text:p>1</text:p>
          </table:table-cell>
          <table:table-cell table:formula="of:=IF(AND([.$A867]&gt;=[.E$2];[.$A867]&lt;=[.E$3]);1;0)" office:value-type="float" office:value="0" calcext:value-type="float">
            <text:p>0</text:p>
          </table:table-cell>
          <table:table-cell table:formula="of:=IF(AND([.$A867]&gt;=[.F$2];[.$A867]&lt;=[.F$3]);1;0)" office:value-type="float" office:value="0" calcext:value-type="float">
            <text:p>0</text:p>
          </table:table-cell>
          <table:table-cell table:formula="of:=IF(AND([.$A867]&gt;=[.G$2];[.$A867]&lt;=[.G$3]);1;0)" office:value-type="float" office:value="0" calcext:value-type="float">
            <text:p>0</text:p>
          </table:table-cell>
          <table:table-cell/>
          <table:table-cell office:value-type="float" office:value="-1.40594" calcext:value-type="float">
            <text:p>-1.40594</text:p>
          </table:table-cell>
          <table:table-cell table:formula="of:=IF(AND([.$A867]&gt;=[.J$2];[.$A867]&lt;=[.J$3]);1;0)" office:value-type="float" office:value="0" calcext:value-type="float">
            <text:p>0</text:p>
          </table:table-cell>
          <table:table-cell table:formula="of:=IF(AND([.$A867]&gt;=[.K$2];[.$A867]&lt;=[.K$3]);1;0)" office:value-type="float" office:value="0" calcext:value-type="float">
            <text:p>0</text:p>
          </table:table-cell>
          <table:table-cell table:formula="of:=IF(AND([.$A867]&gt;=[.L$2];[.$A867]&lt;=[.L$3]);1;0)" office:value-type="float" office:value="1" calcext:value-type="float">
            <text:p>1</text:p>
          </table:table-cell>
          <table:table-cell table:formula="of:=IF(AND([.$A867]&gt;=[.M$2];[.$A867]&lt;=[.M$3]);1;0)" office:value-type="float" office:value="0" calcext:value-type="float">
            <text:p>0</text:p>
          </table:table-cell>
          <table:table-cell table:formula="of:=IF(AND([.$A867]&gt;=[.N$2];[.$A867]&lt;=[.N$3]);1;0)" office:value-type="float" office:value="0" calcext:value-type="float">
            <text:p>0</text:p>
          </table:table-cell>
          <table:table-cell table:formula="of:=IF(AND([.$A867]&gt;=[.O$2];[.$A8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3316" calcext:value-type="float">
            <text:p>0.563316</text:p>
          </table:table-cell>
          <table:table-cell table:formula="of:=IF(AND([.$A868]&gt;=[.B$2];[.$A868]&lt;=[.B$3]);1;0)" office:value-type="float" office:value="0" calcext:value-type="float">
            <text:p>0</text:p>
          </table:table-cell>
          <table:table-cell table:formula="of:=IF(AND([.$A868]&gt;=[.C$2];[.$A868]&lt;=[.C$3]);1;0)" office:value-type="float" office:value="0" calcext:value-type="float">
            <text:p>0</text:p>
          </table:table-cell>
          <table:table-cell table:formula="of:=IF(AND([.$A868]&gt;=[.D$2];[.$A868]&lt;=[.D$3]);1;0)" office:value-type="float" office:value="0" calcext:value-type="float">
            <text:p>0</text:p>
          </table:table-cell>
          <table:table-cell table:formula="of:=IF(AND([.$A868]&gt;=[.E$2];[.$A868]&lt;=[.E$3]);1;0)" office:value-type="float" office:value="1" calcext:value-type="float">
            <text:p>1</text:p>
          </table:table-cell>
          <table:table-cell table:formula="of:=IF(AND([.$A868]&gt;=[.F$2];[.$A868]&lt;=[.F$3]);1;0)" office:value-type="float" office:value="0" calcext:value-type="float">
            <text:p>0</text:p>
          </table:table-cell>
          <table:table-cell table:formula="of:=IF(AND([.$A868]&gt;=[.G$2];[.$A868]&lt;=[.G$3]);1;0)" office:value-type="float" office:value="0" calcext:value-type="float">
            <text:p>0</text:p>
          </table:table-cell>
          <table:table-cell/>
          <table:table-cell office:value-type="float" office:value="0.937534" calcext:value-type="float">
            <text:p>0.937534</text:p>
          </table:table-cell>
          <table:table-cell table:formula="of:=IF(AND([.$A868]&gt;=[.J$2];[.$A868]&lt;=[.J$3]);1;0)" office:value-type="float" office:value="0" calcext:value-type="float">
            <text:p>0</text:p>
          </table:table-cell>
          <table:table-cell table:formula="of:=IF(AND([.$A868]&gt;=[.K$2];[.$A868]&lt;=[.K$3]);1;0)" office:value-type="float" office:value="0" calcext:value-type="float">
            <text:p>0</text:p>
          </table:table-cell>
          <table:table-cell table:formula="of:=IF(AND([.$A868]&gt;=[.L$2];[.$A868]&lt;=[.L$3]);1;0)" office:value-type="float" office:value="0" calcext:value-type="float">
            <text:p>0</text:p>
          </table:table-cell>
          <table:table-cell table:formula="of:=IF(AND([.$A868]&gt;=[.M$2];[.$A868]&lt;=[.M$3]);1;0)" office:value-type="float" office:value="1" calcext:value-type="float">
            <text:p>1</text:p>
          </table:table-cell>
          <table:table-cell table:formula="of:=IF(AND([.$A868]&gt;=[.N$2];[.$A868]&lt;=[.N$3]);1;0)" office:value-type="float" office:value="0" calcext:value-type="float">
            <text:p>0</text:p>
          </table:table-cell>
          <table:table-cell table:formula="of:=IF(AND([.$A868]&gt;=[.O$2];[.$A8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23" calcext:value-type="float">
            <text:p>0.8323</text:p>
          </table:table-cell>
          <table:table-cell table:formula="of:=IF(AND([.$A869]&gt;=[.B$2];[.$A869]&lt;=[.B$3]);1;0)" office:value-type="float" office:value="0" calcext:value-type="float">
            <text:p>0</text:p>
          </table:table-cell>
          <table:table-cell table:formula="of:=IF(AND([.$A869]&gt;=[.C$2];[.$A869]&lt;=[.C$3]);1;0)" office:value-type="float" office:value="0" calcext:value-type="float">
            <text:p>0</text:p>
          </table:table-cell>
          <table:table-cell table:formula="of:=IF(AND([.$A869]&gt;=[.D$2];[.$A869]&lt;=[.D$3]);1;0)" office:value-type="float" office:value="0" calcext:value-type="float">
            <text:p>0</text:p>
          </table:table-cell>
          <table:table-cell table:formula="of:=IF(AND([.$A869]&gt;=[.E$2];[.$A869]&lt;=[.E$3]);1;0)" office:value-type="float" office:value="1" calcext:value-type="float">
            <text:p>1</text:p>
          </table:table-cell>
          <table:table-cell table:formula="of:=IF(AND([.$A869]&gt;=[.F$2];[.$A869]&lt;=[.F$3]);1;0)" office:value-type="float" office:value="0" calcext:value-type="float">
            <text:p>0</text:p>
          </table:table-cell>
          <table:table-cell table:formula="of:=IF(AND([.$A869]&gt;=[.G$2];[.$A869]&lt;=[.G$3]);1;0)" office:value-type="float" office:value="0" calcext:value-type="float">
            <text:p>0</text:p>
          </table:table-cell>
          <table:table-cell/>
          <table:table-cell office:value-type="float" office:value="0.767823" calcext:value-type="float">
            <text:p>0.767823</text:p>
          </table:table-cell>
          <table:table-cell table:formula="of:=IF(AND([.$A869]&gt;=[.J$2];[.$A869]&lt;=[.J$3]);1;0)" office:value-type="float" office:value="0" calcext:value-type="float">
            <text:p>0</text:p>
          </table:table-cell>
          <table:table-cell table:formula="of:=IF(AND([.$A869]&gt;=[.K$2];[.$A869]&lt;=[.K$3]);1;0)" office:value-type="float" office:value="0" calcext:value-type="float">
            <text:p>0</text:p>
          </table:table-cell>
          <table:table-cell table:formula="of:=IF(AND([.$A869]&gt;=[.L$2];[.$A869]&lt;=[.L$3]);1;0)" office:value-type="float" office:value="0" calcext:value-type="float">
            <text:p>0</text:p>
          </table:table-cell>
          <table:table-cell table:formula="of:=IF(AND([.$A869]&gt;=[.M$2];[.$A869]&lt;=[.M$3]);1;0)" office:value-type="float" office:value="1" calcext:value-type="float">
            <text:p>1</text:p>
          </table:table-cell>
          <table:table-cell table:formula="of:=IF(AND([.$A869]&gt;=[.N$2];[.$A869]&lt;=[.N$3]);1;0)" office:value-type="float" office:value="0" calcext:value-type="float">
            <text:p>0</text:p>
          </table:table-cell>
          <table:table-cell table:formula="of:=IF(AND([.$A869]&gt;=[.O$2];[.$A8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337" calcext:value-type="float">
            <text:p>1.51337</text:p>
          </table:table-cell>
          <table:table-cell table:formula="of:=IF(AND([.$A870]&gt;=[.B$2];[.$A870]&lt;=[.B$3]);1;0)" office:value-type="float" office:value="0" calcext:value-type="float">
            <text:p>0</text:p>
          </table:table-cell>
          <table:table-cell table:formula="of:=IF(AND([.$A870]&gt;=[.C$2];[.$A870]&lt;=[.C$3]);1;0)" office:value-type="float" office:value="0" calcext:value-type="float">
            <text:p>0</text:p>
          </table:table-cell>
          <table:table-cell table:formula="of:=IF(AND([.$A870]&gt;=[.D$2];[.$A870]&lt;=[.D$3]);1;0)" office:value-type="float" office:value="0" calcext:value-type="float">
            <text:p>0</text:p>
          </table:table-cell>
          <table:table-cell table:formula="of:=IF(AND([.$A870]&gt;=[.E$2];[.$A870]&lt;=[.E$3]);1;0)" office:value-type="float" office:value="0" calcext:value-type="float">
            <text:p>0</text:p>
          </table:table-cell>
          <table:table-cell table:formula="of:=IF(AND([.$A870]&gt;=[.F$2];[.$A870]&lt;=[.F$3]);1;0)" office:value-type="float" office:value="1" calcext:value-type="float">
            <text:p>1</text:p>
          </table:table-cell>
          <table:table-cell table:formula="of:=IF(AND([.$A870]&gt;=[.G$2];[.$A870]&lt;=[.G$3]);1;0)" office:value-type="float" office:value="0" calcext:value-type="float">
            <text:p>0</text:p>
          </table:table-cell>
          <table:table-cell/>
          <table:table-cell office:value-type="float" office:value="-1.47985" calcext:value-type="float">
            <text:p>-1.47985</text:p>
          </table:table-cell>
          <table:table-cell table:formula="of:=IF(AND([.$A870]&gt;=[.J$2];[.$A870]&lt;=[.J$3]);1;0)" office:value-type="float" office:value="0" calcext:value-type="float">
            <text:p>0</text:p>
          </table:table-cell>
          <table:table-cell table:formula="of:=IF(AND([.$A870]&gt;=[.K$2];[.$A870]&lt;=[.K$3]);1;0)" office:value-type="float" office:value="0" calcext:value-type="float">
            <text:p>0</text:p>
          </table:table-cell>
          <table:table-cell table:formula="of:=IF(AND([.$A870]&gt;=[.L$2];[.$A870]&lt;=[.L$3]);1;0)" office:value-type="float" office:value="0" calcext:value-type="float">
            <text:p>0</text:p>
          </table:table-cell>
          <table:table-cell table:formula="of:=IF(AND([.$A870]&gt;=[.M$2];[.$A870]&lt;=[.M$3]);1;0)" office:value-type="float" office:value="0" calcext:value-type="float">
            <text:p>0</text:p>
          </table:table-cell>
          <table:table-cell table:formula="of:=IF(AND([.$A870]&gt;=[.N$2];[.$A870]&lt;=[.N$3]);1;0)" office:value-type="float" office:value="1" calcext:value-type="float">
            <text:p>1</text:p>
          </table:table-cell>
          <table:table-cell table:formula="of:=IF(AND([.$A870]&gt;=[.O$2];[.$A8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8941" calcext:value-type="float">
            <text:p>-0.268941</text:p>
          </table:table-cell>
          <table:table-cell table:formula="of:=IF(AND([.$A871]&gt;=[.B$2];[.$A871]&lt;=[.B$3]);1;0)" office:value-type="float" office:value="0" calcext:value-type="float">
            <text:p>0</text:p>
          </table:table-cell>
          <table:table-cell table:formula="of:=IF(AND([.$A871]&gt;=[.C$2];[.$A871]&lt;=[.C$3]);1;0)" office:value-type="float" office:value="0" calcext:value-type="float">
            <text:p>0</text:p>
          </table:table-cell>
          <table:table-cell table:formula="of:=IF(AND([.$A871]&gt;=[.D$2];[.$A871]&lt;=[.D$3]);1;0)" office:value-type="float" office:value="1" calcext:value-type="float">
            <text:p>1</text:p>
          </table:table-cell>
          <table:table-cell table:formula="of:=IF(AND([.$A871]&gt;=[.E$2];[.$A871]&lt;=[.E$3]);1;0)" office:value-type="float" office:value="0" calcext:value-type="float">
            <text:p>0</text:p>
          </table:table-cell>
          <table:table-cell table:formula="of:=IF(AND([.$A871]&gt;=[.F$2];[.$A871]&lt;=[.F$3]);1;0)" office:value-type="float" office:value="0" calcext:value-type="float">
            <text:p>0</text:p>
          </table:table-cell>
          <table:table-cell table:formula="of:=IF(AND([.$A871]&gt;=[.G$2];[.$A871]&lt;=[.G$3]);1;0)" office:value-type="float" office:value="0" calcext:value-type="float">
            <text:p>0</text:p>
          </table:table-cell>
          <table:table-cell/>
          <table:table-cell office:value-type="float" office:value="1.78013" calcext:value-type="float">
            <text:p>1.78013</text:p>
          </table:table-cell>
          <table:table-cell table:formula="of:=IF(AND([.$A871]&gt;=[.J$2];[.$A871]&lt;=[.J$3]);1;0)" office:value-type="float" office:value="0" calcext:value-type="float">
            <text:p>0</text:p>
          </table:table-cell>
          <table:table-cell table:formula="of:=IF(AND([.$A871]&gt;=[.K$2];[.$A871]&lt;=[.K$3]);1;0)" office:value-type="float" office:value="0" calcext:value-type="float">
            <text:p>0</text:p>
          </table:table-cell>
          <table:table-cell table:formula="of:=IF(AND([.$A871]&gt;=[.L$2];[.$A871]&lt;=[.L$3]);1;0)" office:value-type="float" office:value="1" calcext:value-type="float">
            <text:p>1</text:p>
          </table:table-cell>
          <table:table-cell table:formula="of:=IF(AND([.$A871]&gt;=[.M$2];[.$A871]&lt;=[.M$3]);1;0)" office:value-type="float" office:value="0" calcext:value-type="float">
            <text:p>0</text:p>
          </table:table-cell>
          <table:table-cell table:formula="of:=IF(AND([.$A871]&gt;=[.N$2];[.$A871]&lt;=[.N$3]);1;0)" office:value-type="float" office:value="0" calcext:value-type="float">
            <text:p>0</text:p>
          </table:table-cell>
          <table:table-cell table:formula="of:=IF(AND([.$A871]&gt;=[.O$2];[.$A8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969" calcext:value-type="float">
            <text:p>-0.32969</text:p>
          </table:table-cell>
          <table:table-cell table:formula="of:=IF(AND([.$A872]&gt;=[.B$2];[.$A872]&lt;=[.B$3]);1;0)" office:value-type="float" office:value="0" calcext:value-type="float">
            <text:p>0</text:p>
          </table:table-cell>
          <table:table-cell table:formula="of:=IF(AND([.$A872]&gt;=[.C$2];[.$A872]&lt;=[.C$3]);1;0)" office:value-type="float" office:value="0" calcext:value-type="float">
            <text:p>0</text:p>
          </table:table-cell>
          <table:table-cell table:formula="of:=IF(AND([.$A872]&gt;=[.D$2];[.$A872]&lt;=[.D$3]);1;0)" office:value-type="float" office:value="1" calcext:value-type="float">
            <text:p>1</text:p>
          </table:table-cell>
          <table:table-cell table:formula="of:=IF(AND([.$A872]&gt;=[.E$2];[.$A872]&lt;=[.E$3]);1;0)" office:value-type="float" office:value="0" calcext:value-type="float">
            <text:p>0</text:p>
          </table:table-cell>
          <table:table-cell table:formula="of:=IF(AND([.$A872]&gt;=[.F$2];[.$A872]&lt;=[.F$3]);1;0)" office:value-type="float" office:value="0" calcext:value-type="float">
            <text:p>0</text:p>
          </table:table-cell>
          <table:table-cell table:formula="of:=IF(AND([.$A872]&gt;=[.G$2];[.$A872]&lt;=[.G$3]);1;0)" office:value-type="float" office:value="0" calcext:value-type="float">
            <text:p>0</text:p>
          </table:table-cell>
          <table:table-cell/>
          <table:table-cell office:value-type="float" office:value="-1.75109" calcext:value-type="float">
            <text:p>-1.75109</text:p>
          </table:table-cell>
          <table:table-cell table:formula="of:=IF(AND([.$A872]&gt;=[.J$2];[.$A872]&lt;=[.J$3]);1;0)" office:value-type="float" office:value="0" calcext:value-type="float">
            <text:p>0</text:p>
          </table:table-cell>
          <table:table-cell table:formula="of:=IF(AND([.$A872]&gt;=[.K$2];[.$A872]&lt;=[.K$3]);1;0)" office:value-type="float" office:value="0" calcext:value-type="float">
            <text:p>0</text:p>
          </table:table-cell>
          <table:table-cell table:formula="of:=IF(AND([.$A872]&gt;=[.L$2];[.$A872]&lt;=[.L$3]);1;0)" office:value-type="float" office:value="1" calcext:value-type="float">
            <text:p>1</text:p>
          </table:table-cell>
          <table:table-cell table:formula="of:=IF(AND([.$A872]&gt;=[.M$2];[.$A872]&lt;=[.M$3]);1;0)" office:value-type="float" office:value="0" calcext:value-type="float">
            <text:p>0</text:p>
          </table:table-cell>
          <table:table-cell table:formula="of:=IF(AND([.$A872]&gt;=[.N$2];[.$A872]&lt;=[.N$3]);1;0)" office:value-type="float" office:value="0" calcext:value-type="float">
            <text:p>0</text:p>
          </table:table-cell>
          <table:table-cell table:formula="of:=IF(AND([.$A872]&gt;=[.O$2];[.$A87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031" calcext:value-type="float">
            <text:p>1.62031</text:p>
          </table:table-cell>
          <table:table-cell table:formula="of:=IF(AND([.$A873]&gt;=[.B$2];[.$A873]&lt;=[.B$3]);1;0)" office:value-type="float" office:value="0" calcext:value-type="float">
            <text:p>0</text:p>
          </table:table-cell>
          <table:table-cell table:formula="of:=IF(AND([.$A873]&gt;=[.C$2];[.$A873]&lt;=[.C$3]);1;0)" office:value-type="float" office:value="0" calcext:value-type="float">
            <text:p>0</text:p>
          </table:table-cell>
          <table:table-cell table:formula="of:=IF(AND([.$A873]&gt;=[.D$2];[.$A873]&lt;=[.D$3]);1;0)" office:value-type="float" office:value="0" calcext:value-type="float">
            <text:p>0</text:p>
          </table:table-cell>
          <table:table-cell table:formula="of:=IF(AND([.$A873]&gt;=[.E$2];[.$A873]&lt;=[.E$3]);1;0)" office:value-type="float" office:value="0" calcext:value-type="float">
            <text:p>0</text:p>
          </table:table-cell>
          <table:table-cell table:formula="of:=IF(AND([.$A873]&gt;=[.F$2];[.$A873]&lt;=[.F$3]);1;0)" office:value-type="float" office:value="1" calcext:value-type="float">
            <text:p>1</text:p>
          </table:table-cell>
          <table:table-cell table:formula="of:=IF(AND([.$A873]&gt;=[.G$2];[.$A873]&lt;=[.G$3]);1;0)" office:value-type="float" office:value="0" calcext:value-type="float">
            <text:p>0</text:p>
          </table:table-cell>
          <table:table-cell/>
          <table:table-cell office:value-type="float" office:value="0.390282" calcext:value-type="float">
            <text:p>0.390282</text:p>
          </table:table-cell>
          <table:table-cell table:formula="of:=IF(AND([.$A873]&gt;=[.J$2];[.$A873]&lt;=[.J$3]);1;0)" office:value-type="float" office:value="0" calcext:value-type="float">
            <text:p>0</text:p>
          </table:table-cell>
          <table:table-cell table:formula="of:=IF(AND([.$A873]&gt;=[.K$2];[.$A873]&lt;=[.K$3]);1;0)" office:value-type="float" office:value="0" calcext:value-type="float">
            <text:p>0</text:p>
          </table:table-cell>
          <table:table-cell table:formula="of:=IF(AND([.$A873]&gt;=[.L$2];[.$A873]&lt;=[.L$3]);1;0)" office:value-type="float" office:value="0" calcext:value-type="float">
            <text:p>0</text:p>
          </table:table-cell>
          <table:table-cell table:formula="of:=IF(AND([.$A873]&gt;=[.M$2];[.$A873]&lt;=[.M$3]);1;0)" office:value-type="float" office:value="0" calcext:value-type="float">
            <text:p>0</text:p>
          </table:table-cell>
          <table:table-cell table:formula="of:=IF(AND([.$A873]&gt;=[.N$2];[.$A873]&lt;=[.N$3]);1;0)" office:value-type="float" office:value="1" calcext:value-type="float">
            <text:p>1</text:p>
          </table:table-cell>
          <table:table-cell table:formula="of:=IF(AND([.$A873]&gt;=[.O$2];[.$A8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128" calcext:value-type="float">
            <text:p>-0.146128</text:p>
          </table:table-cell>
          <table:table-cell table:formula="of:=IF(AND([.$A874]&gt;=[.B$2];[.$A874]&lt;=[.B$3]);1;0)" office:value-type="float" office:value="0" calcext:value-type="float">
            <text:p>0</text:p>
          </table:table-cell>
          <table:table-cell table:formula="of:=IF(AND([.$A874]&gt;=[.C$2];[.$A874]&lt;=[.C$3]);1;0)" office:value-type="float" office:value="0" calcext:value-type="float">
            <text:p>0</text:p>
          </table:table-cell>
          <table:table-cell table:formula="of:=IF(AND([.$A874]&gt;=[.D$2];[.$A874]&lt;=[.D$3]);1;0)" office:value-type="float" office:value="1" calcext:value-type="float">
            <text:p>1</text:p>
          </table:table-cell>
          <table:table-cell table:formula="of:=IF(AND([.$A874]&gt;=[.E$2];[.$A874]&lt;=[.E$3]);1;0)" office:value-type="float" office:value="0" calcext:value-type="float">
            <text:p>0</text:p>
          </table:table-cell>
          <table:table-cell table:formula="of:=IF(AND([.$A874]&gt;=[.F$2];[.$A874]&lt;=[.F$3]);1;0)" office:value-type="float" office:value="0" calcext:value-type="float">
            <text:p>0</text:p>
          </table:table-cell>
          <table:table-cell table:formula="of:=IF(AND([.$A874]&gt;=[.G$2];[.$A874]&lt;=[.G$3]);1;0)" office:value-type="float" office:value="0" calcext:value-type="float">
            <text:p>0</text:p>
          </table:table-cell>
          <table:table-cell/>
          <table:table-cell office:value-type="float" office:value="0.193229" calcext:value-type="float">
            <text:p>0.193229</text:p>
          </table:table-cell>
          <table:table-cell table:formula="of:=IF(AND([.$A874]&gt;=[.J$2];[.$A874]&lt;=[.J$3]);1;0)" office:value-type="float" office:value="0" calcext:value-type="float">
            <text:p>0</text:p>
          </table:table-cell>
          <table:table-cell table:formula="of:=IF(AND([.$A874]&gt;=[.K$2];[.$A874]&lt;=[.K$3]);1;0)" office:value-type="float" office:value="0" calcext:value-type="float">
            <text:p>0</text:p>
          </table:table-cell>
          <table:table-cell table:formula="of:=IF(AND([.$A874]&gt;=[.L$2];[.$A874]&lt;=[.L$3]);1;0)" office:value-type="float" office:value="1" calcext:value-type="float">
            <text:p>1</text:p>
          </table:table-cell>
          <table:table-cell table:formula="of:=IF(AND([.$A874]&gt;=[.M$2];[.$A874]&lt;=[.M$3]);1;0)" office:value-type="float" office:value="0" calcext:value-type="float">
            <text:p>0</text:p>
          </table:table-cell>
          <table:table-cell table:formula="of:=IF(AND([.$A874]&gt;=[.N$2];[.$A874]&lt;=[.N$3]);1;0)" office:value-type="float" office:value="0" calcext:value-type="float">
            <text:p>0</text:p>
          </table:table-cell>
          <table:table-cell table:formula="of:=IF(AND([.$A874]&gt;=[.O$2];[.$A8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511" calcext:value-type="float">
            <text:p>3.23511</text:p>
          </table:table-cell>
          <table:table-cell table:formula="of:=IF(AND([.$A875]&gt;=[.B$2];[.$A875]&lt;=[.B$3]);1;0)" office:value-type="float" office:value="0" calcext:value-type="float">
            <text:p>0</text:p>
          </table:table-cell>
          <table:table-cell table:formula="of:=IF(AND([.$A875]&gt;=[.C$2];[.$A875]&lt;=[.C$3]);1;0)" office:value-type="float" office:value="0" calcext:value-type="float">
            <text:p>0</text:p>
          </table:table-cell>
          <table:table-cell table:formula="of:=IF(AND([.$A875]&gt;=[.D$2];[.$A875]&lt;=[.D$3]);1;0)" office:value-type="float" office:value="0" calcext:value-type="float">
            <text:p>0</text:p>
          </table:table-cell>
          <table:table-cell table:formula="of:=IF(AND([.$A875]&gt;=[.E$2];[.$A875]&lt;=[.E$3]);1;0)" office:value-type="float" office:value="0" calcext:value-type="float">
            <text:p>0</text:p>
          </table:table-cell>
          <table:table-cell table:formula="of:=IF(AND([.$A875]&gt;=[.F$2];[.$A875]&lt;=[.F$3]);1;0)" office:value-type="float" office:value="0" calcext:value-type="float">
            <text:p>0</text:p>
          </table:table-cell>
          <table:table-cell table:formula="of:=IF(AND([.$A875]&gt;=[.G$2];[.$A875]&lt;=[.G$3]);1;0)" office:value-type="float" office:value="1" calcext:value-type="float">
            <text:p>1</text:p>
          </table:table-cell>
          <table:table-cell/>
          <table:table-cell office:value-type="float" office:value="1.42022" calcext:value-type="float">
            <text:p>1.42022</text:p>
          </table:table-cell>
          <table:table-cell table:formula="of:=IF(AND([.$A875]&gt;=[.J$2];[.$A875]&lt;=[.J$3]);1;0)" office:value-type="float" office:value="0" calcext:value-type="float">
            <text:p>0</text:p>
          </table:table-cell>
          <table:table-cell table:formula="of:=IF(AND([.$A875]&gt;=[.K$2];[.$A875]&lt;=[.K$3]);1;0)" office:value-type="float" office:value="0" calcext:value-type="float">
            <text:p>0</text:p>
          </table:table-cell>
          <table:table-cell table:formula="of:=IF(AND([.$A875]&gt;=[.L$2];[.$A875]&lt;=[.L$3]);1;0)" office:value-type="float" office:value="0" calcext:value-type="float">
            <text:p>0</text:p>
          </table:table-cell>
          <table:table-cell table:formula="of:=IF(AND([.$A875]&gt;=[.M$2];[.$A875]&lt;=[.M$3]);1;0)" office:value-type="float" office:value="0" calcext:value-type="float">
            <text:p>0</text:p>
          </table:table-cell>
          <table:table-cell table:formula="of:=IF(AND([.$A875]&gt;=[.N$2];[.$A875]&lt;=[.N$3]);1;0)" office:value-type="float" office:value="0" calcext:value-type="float">
            <text:p>0</text:p>
          </table:table-cell>
          <table:table-cell table:formula="of:=IF(AND([.$A875]&gt;=[.O$2];[.$A875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56686" calcext:value-type="float">
            <text:p>-0.956686</text:p>
          </table:table-cell>
          <table:table-cell table:formula="of:=IF(AND([.$A876]&gt;=[.B$2];[.$A876]&lt;=[.B$3]);1;0)" office:value-type="float" office:value="0" calcext:value-type="float">
            <text:p>0</text:p>
          </table:table-cell>
          <table:table-cell table:formula="of:=IF(AND([.$A876]&gt;=[.C$2];[.$A876]&lt;=[.C$3]);1;0)" office:value-type="float" office:value="0" calcext:value-type="float">
            <text:p>0</text:p>
          </table:table-cell>
          <table:table-cell table:formula="of:=IF(AND([.$A876]&gt;=[.D$2];[.$A876]&lt;=[.D$3]);1;0)" office:value-type="float" office:value="1" calcext:value-type="float">
            <text:p>1</text:p>
          </table:table-cell>
          <table:table-cell table:formula="of:=IF(AND([.$A876]&gt;=[.E$2];[.$A876]&lt;=[.E$3]);1;0)" office:value-type="float" office:value="0" calcext:value-type="float">
            <text:p>0</text:p>
          </table:table-cell>
          <table:table-cell table:formula="of:=IF(AND([.$A876]&gt;=[.F$2];[.$A876]&lt;=[.F$3]);1;0)" office:value-type="float" office:value="0" calcext:value-type="float">
            <text:p>0</text:p>
          </table:table-cell>
          <table:table-cell table:formula="of:=IF(AND([.$A876]&gt;=[.G$2];[.$A876]&lt;=[.G$3]);1;0)" office:value-type="float" office:value="0" calcext:value-type="float">
            <text:p>0</text:p>
          </table:table-cell>
          <table:table-cell/>
          <table:table-cell office:value-type="float" office:value="-0.321406" calcext:value-type="float">
            <text:p>-0.321406</text:p>
          </table:table-cell>
          <table:table-cell table:formula="of:=IF(AND([.$A876]&gt;=[.J$2];[.$A876]&lt;=[.J$3]);1;0)" office:value-type="float" office:value="0" calcext:value-type="float">
            <text:p>0</text:p>
          </table:table-cell>
          <table:table-cell table:formula="of:=IF(AND([.$A876]&gt;=[.K$2];[.$A876]&lt;=[.K$3]);1;0)" office:value-type="float" office:value="0" calcext:value-type="float">
            <text:p>0</text:p>
          </table:table-cell>
          <table:table-cell table:formula="of:=IF(AND([.$A876]&gt;=[.L$2];[.$A876]&lt;=[.L$3]);1;0)" office:value-type="float" office:value="1" calcext:value-type="float">
            <text:p>1</text:p>
          </table:table-cell>
          <table:table-cell table:formula="of:=IF(AND([.$A876]&gt;=[.M$2];[.$A876]&lt;=[.M$3]);1;0)" office:value-type="float" office:value="0" calcext:value-type="float">
            <text:p>0</text:p>
          </table:table-cell>
          <table:table-cell table:formula="of:=IF(AND([.$A876]&gt;=[.N$2];[.$A876]&lt;=[.N$3]);1;0)" office:value-type="float" office:value="0" calcext:value-type="float">
            <text:p>0</text:p>
          </table:table-cell>
          <table:table-cell table:formula="of:=IF(AND([.$A876]&gt;=[.O$2];[.$A8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0816" calcext:value-type="float">
            <text:p>-0.530816</text:p>
          </table:table-cell>
          <table:table-cell table:formula="of:=IF(AND([.$A877]&gt;=[.B$2];[.$A877]&lt;=[.B$3]);1;0)" office:value-type="float" office:value="0" calcext:value-type="float">
            <text:p>0</text:p>
          </table:table-cell>
          <table:table-cell table:formula="of:=IF(AND([.$A877]&gt;=[.C$2];[.$A877]&lt;=[.C$3]);1;0)" office:value-type="float" office:value="0" calcext:value-type="float">
            <text:p>0</text:p>
          </table:table-cell>
          <table:table-cell table:formula="of:=IF(AND([.$A877]&gt;=[.D$2];[.$A877]&lt;=[.D$3]);1;0)" office:value-type="float" office:value="1" calcext:value-type="float">
            <text:p>1</text:p>
          </table:table-cell>
          <table:table-cell table:formula="of:=IF(AND([.$A877]&gt;=[.E$2];[.$A877]&lt;=[.E$3]);1;0)" office:value-type="float" office:value="0" calcext:value-type="float">
            <text:p>0</text:p>
          </table:table-cell>
          <table:table-cell table:formula="of:=IF(AND([.$A877]&gt;=[.F$2];[.$A877]&lt;=[.F$3]);1;0)" office:value-type="float" office:value="0" calcext:value-type="float">
            <text:p>0</text:p>
          </table:table-cell>
          <table:table-cell table:formula="of:=IF(AND([.$A877]&gt;=[.G$2];[.$A877]&lt;=[.G$3]);1;0)" office:value-type="float" office:value="0" calcext:value-type="float">
            <text:p>0</text:p>
          </table:table-cell>
          <table:table-cell/>
          <table:table-cell office:value-type="float" office:value="-0.579659" calcext:value-type="float">
            <text:p>-0.579659</text:p>
          </table:table-cell>
          <table:table-cell table:formula="of:=IF(AND([.$A877]&gt;=[.J$2];[.$A877]&lt;=[.J$3]);1;0)" office:value-type="float" office:value="0" calcext:value-type="float">
            <text:p>0</text:p>
          </table:table-cell>
          <table:table-cell table:formula="of:=IF(AND([.$A877]&gt;=[.K$2];[.$A877]&lt;=[.K$3]);1;0)" office:value-type="float" office:value="0" calcext:value-type="float">
            <text:p>0</text:p>
          </table:table-cell>
          <table:table-cell table:formula="of:=IF(AND([.$A877]&gt;=[.L$2];[.$A877]&lt;=[.L$3]);1;0)" office:value-type="float" office:value="1" calcext:value-type="float">
            <text:p>1</text:p>
          </table:table-cell>
          <table:table-cell table:formula="of:=IF(AND([.$A877]&gt;=[.M$2];[.$A877]&lt;=[.M$3]);1;0)" office:value-type="float" office:value="0" calcext:value-type="float">
            <text:p>0</text:p>
          </table:table-cell>
          <table:table-cell table:formula="of:=IF(AND([.$A877]&gt;=[.N$2];[.$A877]&lt;=[.N$3]);1;0)" office:value-type="float" office:value="0" calcext:value-type="float">
            <text:p>0</text:p>
          </table:table-cell>
          <table:table-cell table:formula="of:=IF(AND([.$A877]&gt;=[.O$2];[.$A8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255" calcext:value-type="float">
            <text:p>0.114255</text:p>
          </table:table-cell>
          <table:table-cell table:formula="of:=IF(AND([.$A878]&gt;=[.B$2];[.$A878]&lt;=[.B$3]);1;0)" office:value-type="float" office:value="0" calcext:value-type="float">
            <text:p>0</text:p>
          </table:table-cell>
          <table:table-cell table:formula="of:=IF(AND([.$A878]&gt;=[.C$2];[.$A878]&lt;=[.C$3]);1;0)" office:value-type="float" office:value="0" calcext:value-type="float">
            <text:p>0</text:p>
          </table:table-cell>
          <table:table-cell table:formula="of:=IF(AND([.$A878]&gt;=[.D$2];[.$A878]&lt;=[.D$3]);1;0)" office:value-type="float" office:value="0" calcext:value-type="float">
            <text:p>0</text:p>
          </table:table-cell>
          <table:table-cell table:formula="of:=IF(AND([.$A878]&gt;=[.E$2];[.$A878]&lt;=[.E$3]);1;0)" office:value-type="float" office:value="1" calcext:value-type="float">
            <text:p>1</text:p>
          </table:table-cell>
          <table:table-cell table:formula="of:=IF(AND([.$A878]&gt;=[.F$2];[.$A878]&lt;=[.F$3]);1;0)" office:value-type="float" office:value="0" calcext:value-type="float">
            <text:p>0</text:p>
          </table:table-cell>
          <table:table-cell table:formula="of:=IF(AND([.$A878]&gt;=[.G$2];[.$A878]&lt;=[.G$3]);1;0)" office:value-type="float" office:value="0" calcext:value-type="float">
            <text:p>0</text:p>
          </table:table-cell>
          <table:table-cell/>
          <table:table-cell office:value-type="float" office:value="-0.624031" calcext:value-type="float">
            <text:p>-0.624031</text:p>
          </table:table-cell>
          <table:table-cell table:formula="of:=IF(AND([.$A878]&gt;=[.J$2];[.$A878]&lt;=[.J$3]);1;0)" office:value-type="float" office:value="0" calcext:value-type="float">
            <text:p>0</text:p>
          </table:table-cell>
          <table:table-cell table:formula="of:=IF(AND([.$A878]&gt;=[.K$2];[.$A878]&lt;=[.K$3]);1;0)" office:value-type="float" office:value="0" calcext:value-type="float">
            <text:p>0</text:p>
          </table:table-cell>
          <table:table-cell table:formula="of:=IF(AND([.$A878]&gt;=[.L$2];[.$A878]&lt;=[.L$3]);1;0)" office:value-type="float" office:value="0" calcext:value-type="float">
            <text:p>0</text:p>
          </table:table-cell>
          <table:table-cell table:formula="of:=IF(AND([.$A878]&gt;=[.M$2];[.$A878]&lt;=[.M$3]);1;0)" office:value-type="float" office:value="1" calcext:value-type="float">
            <text:p>1</text:p>
          </table:table-cell>
          <table:table-cell table:formula="of:=IF(AND([.$A878]&gt;=[.N$2];[.$A878]&lt;=[.N$3]);1;0)" office:value-type="float" office:value="0" calcext:value-type="float">
            <text:p>0</text:p>
          </table:table-cell>
          <table:table-cell table:formula="of:=IF(AND([.$A878]&gt;=[.O$2];[.$A8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404" calcext:value-type="float">
            <text:p>-0.85404</text:p>
          </table:table-cell>
          <table:table-cell table:formula="of:=IF(AND([.$A879]&gt;=[.B$2];[.$A879]&lt;=[.B$3]);1;0)" office:value-type="float" office:value="0" calcext:value-type="float">
            <text:p>0</text:p>
          </table:table-cell>
          <table:table-cell table:formula="of:=IF(AND([.$A879]&gt;=[.C$2];[.$A879]&lt;=[.C$3]);1;0)" office:value-type="float" office:value="0" calcext:value-type="float">
            <text:p>0</text:p>
          </table:table-cell>
          <table:table-cell table:formula="of:=IF(AND([.$A879]&gt;=[.D$2];[.$A879]&lt;=[.D$3]);1;0)" office:value-type="float" office:value="1" calcext:value-type="float">
            <text:p>1</text:p>
          </table:table-cell>
          <table:table-cell table:formula="of:=IF(AND([.$A879]&gt;=[.E$2];[.$A879]&lt;=[.E$3]);1;0)" office:value-type="float" office:value="0" calcext:value-type="float">
            <text:p>0</text:p>
          </table:table-cell>
          <table:table-cell table:formula="of:=IF(AND([.$A879]&gt;=[.F$2];[.$A879]&lt;=[.F$3]);1;0)" office:value-type="float" office:value="0" calcext:value-type="float">
            <text:p>0</text:p>
          </table:table-cell>
          <table:table-cell table:formula="of:=IF(AND([.$A879]&gt;=[.G$2];[.$A879]&lt;=[.G$3]);1;0)" office:value-type="float" office:value="0" calcext:value-type="float">
            <text:p>0</text:p>
          </table:table-cell>
          <table:table-cell/>
          <table:table-cell office:value-type="float" office:value="-2.05814" calcext:value-type="float">
            <text:p>-2.05814</text:p>
          </table:table-cell>
          <table:table-cell table:formula="of:=IF(AND([.$A879]&gt;=[.J$2];[.$A879]&lt;=[.J$3]);1;0)" office:value-type="float" office:value="0" calcext:value-type="float">
            <text:p>0</text:p>
          </table:table-cell>
          <table:table-cell table:formula="of:=IF(AND([.$A879]&gt;=[.K$2];[.$A879]&lt;=[.K$3]);1;0)" office:value-type="float" office:value="0" calcext:value-type="float">
            <text:p>0</text:p>
          </table:table-cell>
          <table:table-cell table:formula="of:=IF(AND([.$A879]&gt;=[.L$2];[.$A879]&lt;=[.L$3]);1;0)" office:value-type="float" office:value="1" calcext:value-type="float">
            <text:p>1</text:p>
          </table:table-cell>
          <table:table-cell table:formula="of:=IF(AND([.$A879]&gt;=[.M$2];[.$A879]&lt;=[.M$3]);1;0)" office:value-type="float" office:value="0" calcext:value-type="float">
            <text:p>0</text:p>
          </table:table-cell>
          <table:table-cell table:formula="of:=IF(AND([.$A879]&gt;=[.N$2];[.$A879]&lt;=[.N$3]);1;0)" office:value-type="float" office:value="0" calcext:value-type="float">
            <text:p>0</text:p>
          </table:table-cell>
          <table:table-cell table:formula="of:=IF(AND([.$A879]&gt;=[.O$2];[.$A8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2417" calcext:value-type="float">
            <text:p>0.592417</text:p>
          </table:table-cell>
          <table:table-cell table:formula="of:=IF(AND([.$A880]&gt;=[.B$2];[.$A880]&lt;=[.B$3]);1;0)" office:value-type="float" office:value="0" calcext:value-type="float">
            <text:p>0</text:p>
          </table:table-cell>
          <table:table-cell table:formula="of:=IF(AND([.$A880]&gt;=[.C$2];[.$A880]&lt;=[.C$3]);1;0)" office:value-type="float" office:value="0" calcext:value-type="float">
            <text:p>0</text:p>
          </table:table-cell>
          <table:table-cell table:formula="of:=IF(AND([.$A880]&gt;=[.D$2];[.$A880]&lt;=[.D$3]);1;0)" office:value-type="float" office:value="0" calcext:value-type="float">
            <text:p>0</text:p>
          </table:table-cell>
          <table:table-cell table:formula="of:=IF(AND([.$A880]&gt;=[.E$2];[.$A880]&lt;=[.E$3]);1;0)" office:value-type="float" office:value="1" calcext:value-type="float">
            <text:p>1</text:p>
          </table:table-cell>
          <table:table-cell table:formula="of:=IF(AND([.$A880]&gt;=[.F$2];[.$A880]&lt;=[.F$3]);1;0)" office:value-type="float" office:value="0" calcext:value-type="float">
            <text:p>0</text:p>
          </table:table-cell>
          <table:table-cell table:formula="of:=IF(AND([.$A880]&gt;=[.G$2];[.$A880]&lt;=[.G$3]);1;0)" office:value-type="float" office:value="0" calcext:value-type="float">
            <text:p>0</text:p>
          </table:table-cell>
          <table:table-cell/>
          <table:table-cell office:value-type="float" office:value="-0.991304" calcext:value-type="float">
            <text:p>-0.991304</text:p>
          </table:table-cell>
          <table:table-cell table:formula="of:=IF(AND([.$A880]&gt;=[.J$2];[.$A880]&lt;=[.J$3]);1;0)" office:value-type="float" office:value="0" calcext:value-type="float">
            <text:p>0</text:p>
          </table:table-cell>
          <table:table-cell table:formula="of:=IF(AND([.$A880]&gt;=[.K$2];[.$A880]&lt;=[.K$3]);1;0)" office:value-type="float" office:value="0" calcext:value-type="float">
            <text:p>0</text:p>
          </table:table-cell>
          <table:table-cell table:formula="of:=IF(AND([.$A880]&gt;=[.L$2];[.$A880]&lt;=[.L$3]);1;0)" office:value-type="float" office:value="0" calcext:value-type="float">
            <text:p>0</text:p>
          </table:table-cell>
          <table:table-cell table:formula="of:=IF(AND([.$A880]&gt;=[.M$2];[.$A880]&lt;=[.M$3]);1;0)" office:value-type="float" office:value="1" calcext:value-type="float">
            <text:p>1</text:p>
          </table:table-cell>
          <table:table-cell table:formula="of:=IF(AND([.$A880]&gt;=[.N$2];[.$A880]&lt;=[.N$3]);1;0)" office:value-type="float" office:value="0" calcext:value-type="float">
            <text:p>0</text:p>
          </table:table-cell>
          <table:table-cell table:formula="of:=IF(AND([.$A880]&gt;=[.O$2];[.$A8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3821" calcext:value-type="float">
            <text:p>-1.33821</text:p>
          </table:table-cell>
          <table:table-cell table:formula="of:=IF(AND([.$A881]&gt;=[.B$2];[.$A881]&lt;=[.B$3]);1;0)" office:value-type="float" office:value="0" calcext:value-type="float">
            <text:p>0</text:p>
          </table:table-cell>
          <table:table-cell table:formula="of:=IF(AND([.$A881]&gt;=[.C$2];[.$A881]&lt;=[.C$3]);1;0)" office:value-type="float" office:value="1" calcext:value-type="float">
            <text:p>1</text:p>
          </table:table-cell>
          <table:table-cell table:formula="of:=IF(AND([.$A881]&gt;=[.D$2];[.$A881]&lt;=[.D$3]);1;0)" office:value-type="float" office:value="0" calcext:value-type="float">
            <text:p>0</text:p>
          </table:table-cell>
          <table:table-cell table:formula="of:=IF(AND([.$A881]&gt;=[.E$2];[.$A881]&lt;=[.E$3]);1;0)" office:value-type="float" office:value="0" calcext:value-type="float">
            <text:p>0</text:p>
          </table:table-cell>
          <table:table-cell table:formula="of:=IF(AND([.$A881]&gt;=[.F$2];[.$A881]&lt;=[.F$3]);1;0)" office:value-type="float" office:value="0" calcext:value-type="float">
            <text:p>0</text:p>
          </table:table-cell>
          <table:table-cell table:formula="of:=IF(AND([.$A881]&gt;=[.G$2];[.$A881]&lt;=[.G$3]);1;0)" office:value-type="float" office:value="0" calcext:value-type="float">
            <text:p>0</text:p>
          </table:table-cell>
          <table:table-cell/>
          <table:table-cell office:value-type="float" office:value="-0.85733" calcext:value-type="float">
            <text:p>-0.85733</text:p>
          </table:table-cell>
          <table:table-cell table:formula="of:=IF(AND([.$A881]&gt;=[.J$2];[.$A881]&lt;=[.J$3]);1;0)" office:value-type="float" office:value="0" calcext:value-type="float">
            <text:p>0</text:p>
          </table:table-cell>
          <table:table-cell table:formula="of:=IF(AND([.$A881]&gt;=[.K$2];[.$A881]&lt;=[.K$3]);1;0)" office:value-type="float" office:value="1" calcext:value-type="float">
            <text:p>1</text:p>
          </table:table-cell>
          <table:table-cell table:formula="of:=IF(AND([.$A881]&gt;=[.L$2];[.$A881]&lt;=[.L$3]);1;0)" office:value-type="float" office:value="0" calcext:value-type="float">
            <text:p>0</text:p>
          </table:table-cell>
          <table:table-cell table:formula="of:=IF(AND([.$A881]&gt;=[.M$2];[.$A881]&lt;=[.M$3]);1;0)" office:value-type="float" office:value="0" calcext:value-type="float">
            <text:p>0</text:p>
          </table:table-cell>
          <table:table-cell table:formula="of:=IF(AND([.$A881]&gt;=[.N$2];[.$A881]&lt;=[.N$3]);1;0)" office:value-type="float" office:value="0" calcext:value-type="float">
            <text:p>0</text:p>
          </table:table-cell>
          <table:table-cell table:formula="of:=IF(AND([.$A881]&gt;=[.O$2];[.$A8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5368" calcext:value-type="float">
            <text:p>-0.905368</text:p>
          </table:table-cell>
          <table:table-cell table:formula="of:=IF(AND([.$A882]&gt;=[.B$2];[.$A882]&lt;=[.B$3]);1;0)" office:value-type="float" office:value="0" calcext:value-type="float">
            <text:p>0</text:p>
          </table:table-cell>
          <table:table-cell table:formula="of:=IF(AND([.$A882]&gt;=[.C$2];[.$A882]&lt;=[.C$3]);1;0)" office:value-type="float" office:value="0" calcext:value-type="float">
            <text:p>0</text:p>
          </table:table-cell>
          <table:table-cell table:formula="of:=IF(AND([.$A882]&gt;=[.D$2];[.$A882]&lt;=[.D$3]);1;0)" office:value-type="float" office:value="1" calcext:value-type="float">
            <text:p>1</text:p>
          </table:table-cell>
          <table:table-cell table:formula="of:=IF(AND([.$A882]&gt;=[.E$2];[.$A882]&lt;=[.E$3]);1;0)" office:value-type="float" office:value="0" calcext:value-type="float">
            <text:p>0</text:p>
          </table:table-cell>
          <table:table-cell table:formula="of:=IF(AND([.$A882]&gt;=[.F$2];[.$A882]&lt;=[.F$3]);1;0)" office:value-type="float" office:value="0" calcext:value-type="float">
            <text:p>0</text:p>
          </table:table-cell>
          <table:table-cell table:formula="of:=IF(AND([.$A882]&gt;=[.G$2];[.$A882]&lt;=[.G$3]);1;0)" office:value-type="float" office:value="0" calcext:value-type="float">
            <text:p>0</text:p>
          </table:table-cell>
          <table:table-cell/>
          <table:table-cell office:value-type="float" office:value="0.000385369" calcext:value-type="float">
            <text:p>0.000385369</text:p>
          </table:table-cell>
          <table:table-cell table:formula="of:=IF(AND([.$A882]&gt;=[.J$2];[.$A882]&lt;=[.J$3]);1;0)" office:value-type="float" office:value="0" calcext:value-type="float">
            <text:p>0</text:p>
          </table:table-cell>
          <table:table-cell table:formula="of:=IF(AND([.$A882]&gt;=[.K$2];[.$A882]&lt;=[.K$3]);1;0)" office:value-type="float" office:value="0" calcext:value-type="float">
            <text:p>0</text:p>
          </table:table-cell>
          <table:table-cell table:formula="of:=IF(AND([.$A882]&gt;=[.L$2];[.$A882]&lt;=[.L$3]);1;0)" office:value-type="float" office:value="1" calcext:value-type="float">
            <text:p>1</text:p>
          </table:table-cell>
          <table:table-cell table:formula="of:=IF(AND([.$A882]&gt;=[.M$2];[.$A882]&lt;=[.M$3]);1;0)" office:value-type="float" office:value="0" calcext:value-type="float">
            <text:p>0</text:p>
          </table:table-cell>
          <table:table-cell table:formula="of:=IF(AND([.$A882]&gt;=[.N$2];[.$A882]&lt;=[.N$3]);1;0)" office:value-type="float" office:value="0" calcext:value-type="float">
            <text:p>0</text:p>
          </table:table-cell>
          <table:table-cell table:formula="of:=IF(AND([.$A882]&gt;=[.O$2];[.$A8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299" calcext:value-type="float">
            <text:p>1.71299</text:p>
          </table:table-cell>
          <table:table-cell table:formula="of:=IF(AND([.$A883]&gt;=[.B$2];[.$A883]&lt;=[.B$3]);1;0)" office:value-type="float" office:value="0" calcext:value-type="float">
            <text:p>0</text:p>
          </table:table-cell>
          <table:table-cell table:formula="of:=IF(AND([.$A883]&gt;=[.C$2];[.$A883]&lt;=[.C$3]);1;0)" office:value-type="float" office:value="0" calcext:value-type="float">
            <text:p>0</text:p>
          </table:table-cell>
          <table:table-cell table:formula="of:=IF(AND([.$A883]&gt;=[.D$2];[.$A883]&lt;=[.D$3]);1;0)" office:value-type="float" office:value="0" calcext:value-type="float">
            <text:p>0</text:p>
          </table:table-cell>
          <table:table-cell table:formula="of:=IF(AND([.$A883]&gt;=[.E$2];[.$A883]&lt;=[.E$3]);1;0)" office:value-type="float" office:value="0" calcext:value-type="float">
            <text:p>0</text:p>
          </table:table-cell>
          <table:table-cell table:formula="of:=IF(AND([.$A883]&gt;=[.F$2];[.$A883]&lt;=[.F$3]);1;0)" office:value-type="float" office:value="1" calcext:value-type="float">
            <text:p>1</text:p>
          </table:table-cell>
          <table:table-cell table:formula="of:=IF(AND([.$A883]&gt;=[.G$2];[.$A883]&lt;=[.G$3]);1;0)" office:value-type="float" office:value="0" calcext:value-type="float">
            <text:p>0</text:p>
          </table:table-cell>
          <table:table-cell/>
          <table:table-cell office:value-type="float" office:value="0.246647" calcext:value-type="float">
            <text:p>0.246647</text:p>
          </table:table-cell>
          <table:table-cell table:formula="of:=IF(AND([.$A883]&gt;=[.J$2];[.$A883]&lt;=[.J$3]);1;0)" office:value-type="float" office:value="0" calcext:value-type="float">
            <text:p>0</text:p>
          </table:table-cell>
          <table:table-cell table:formula="of:=IF(AND([.$A883]&gt;=[.K$2];[.$A883]&lt;=[.K$3]);1;0)" office:value-type="float" office:value="0" calcext:value-type="float">
            <text:p>0</text:p>
          </table:table-cell>
          <table:table-cell table:formula="of:=IF(AND([.$A883]&gt;=[.L$2];[.$A883]&lt;=[.L$3]);1;0)" office:value-type="float" office:value="0" calcext:value-type="float">
            <text:p>0</text:p>
          </table:table-cell>
          <table:table-cell table:formula="of:=IF(AND([.$A883]&gt;=[.M$2];[.$A883]&lt;=[.M$3]);1;0)" office:value-type="float" office:value="0" calcext:value-type="float">
            <text:p>0</text:p>
          </table:table-cell>
          <table:table-cell table:formula="of:=IF(AND([.$A883]&gt;=[.N$2];[.$A883]&lt;=[.N$3]);1;0)" office:value-type="float" office:value="1" calcext:value-type="float">
            <text:p>1</text:p>
          </table:table-cell>
          <table:table-cell table:formula="of:=IF(AND([.$A883]&gt;=[.O$2];[.$A8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716" calcext:value-type="float">
            <text:p>1.85716</text:p>
          </table:table-cell>
          <table:table-cell table:formula="of:=IF(AND([.$A884]&gt;=[.B$2];[.$A884]&lt;=[.B$3]);1;0)" office:value-type="float" office:value="0" calcext:value-type="float">
            <text:p>0</text:p>
          </table:table-cell>
          <table:table-cell table:formula="of:=IF(AND([.$A884]&gt;=[.C$2];[.$A884]&lt;=[.C$3]);1;0)" office:value-type="float" office:value="0" calcext:value-type="float">
            <text:p>0</text:p>
          </table:table-cell>
          <table:table-cell table:formula="of:=IF(AND([.$A884]&gt;=[.D$2];[.$A884]&lt;=[.D$3]);1;0)" office:value-type="float" office:value="0" calcext:value-type="float">
            <text:p>0</text:p>
          </table:table-cell>
          <table:table-cell table:formula="of:=IF(AND([.$A884]&gt;=[.E$2];[.$A884]&lt;=[.E$3]);1;0)" office:value-type="float" office:value="0" calcext:value-type="float">
            <text:p>0</text:p>
          </table:table-cell>
          <table:table-cell table:formula="of:=IF(AND([.$A884]&gt;=[.F$2];[.$A884]&lt;=[.F$3]);1;0)" office:value-type="float" office:value="1" calcext:value-type="float">
            <text:p>1</text:p>
          </table:table-cell>
          <table:table-cell table:formula="of:=IF(AND([.$A884]&gt;=[.G$2];[.$A884]&lt;=[.G$3]);1;0)" office:value-type="float" office:value="0" calcext:value-type="float">
            <text:p>0</text:p>
          </table:table-cell>
          <table:table-cell/>
          <table:table-cell office:value-type="float" office:value="0.105813" calcext:value-type="float">
            <text:p>0.105813</text:p>
          </table:table-cell>
          <table:table-cell table:formula="of:=IF(AND([.$A884]&gt;=[.J$2];[.$A884]&lt;=[.J$3]);1;0)" office:value-type="float" office:value="0" calcext:value-type="float">
            <text:p>0</text:p>
          </table:table-cell>
          <table:table-cell table:formula="of:=IF(AND([.$A884]&gt;=[.K$2];[.$A884]&lt;=[.K$3]);1;0)" office:value-type="float" office:value="0" calcext:value-type="float">
            <text:p>0</text:p>
          </table:table-cell>
          <table:table-cell table:formula="of:=IF(AND([.$A884]&gt;=[.L$2];[.$A884]&lt;=[.L$3]);1;0)" office:value-type="float" office:value="0" calcext:value-type="float">
            <text:p>0</text:p>
          </table:table-cell>
          <table:table-cell table:formula="of:=IF(AND([.$A884]&gt;=[.M$2];[.$A884]&lt;=[.M$3]);1;0)" office:value-type="float" office:value="0" calcext:value-type="float">
            <text:p>0</text:p>
          </table:table-cell>
          <table:table-cell table:formula="of:=IF(AND([.$A884]&gt;=[.N$2];[.$A884]&lt;=[.N$3]);1;0)" office:value-type="float" office:value="1" calcext:value-type="float">
            <text:p>1</text:p>
          </table:table-cell>
          <table:table-cell table:formula="of:=IF(AND([.$A884]&gt;=[.O$2];[.$A8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555" calcext:value-type="float">
            <text:p>0.467555</text:p>
          </table:table-cell>
          <table:table-cell table:formula="of:=IF(AND([.$A885]&gt;=[.B$2];[.$A885]&lt;=[.B$3]);1;0)" office:value-type="float" office:value="0" calcext:value-type="float">
            <text:p>0</text:p>
          </table:table-cell>
          <table:table-cell table:formula="of:=IF(AND([.$A885]&gt;=[.C$2];[.$A885]&lt;=[.C$3]);1;0)" office:value-type="float" office:value="0" calcext:value-type="float">
            <text:p>0</text:p>
          </table:table-cell>
          <table:table-cell table:formula="of:=IF(AND([.$A885]&gt;=[.D$2];[.$A885]&lt;=[.D$3]);1;0)" office:value-type="float" office:value="0" calcext:value-type="float">
            <text:p>0</text:p>
          </table:table-cell>
          <table:table-cell table:formula="of:=IF(AND([.$A885]&gt;=[.E$2];[.$A885]&lt;=[.E$3]);1;0)" office:value-type="float" office:value="1" calcext:value-type="float">
            <text:p>1</text:p>
          </table:table-cell>
          <table:table-cell table:formula="of:=IF(AND([.$A885]&gt;=[.F$2];[.$A885]&lt;=[.F$3]);1;0)" office:value-type="float" office:value="0" calcext:value-type="float">
            <text:p>0</text:p>
          </table:table-cell>
          <table:table-cell table:formula="of:=IF(AND([.$A885]&gt;=[.G$2];[.$A885]&lt;=[.G$3]);1;0)" office:value-type="float" office:value="0" calcext:value-type="float">
            <text:p>0</text:p>
          </table:table-cell>
          <table:table-cell/>
          <table:table-cell office:value-type="float" office:value="-1.83509" calcext:value-type="float">
            <text:p>-1.83509</text:p>
          </table:table-cell>
          <table:table-cell table:formula="of:=IF(AND([.$A885]&gt;=[.J$2];[.$A885]&lt;=[.J$3]);1;0)" office:value-type="float" office:value="0" calcext:value-type="float">
            <text:p>0</text:p>
          </table:table-cell>
          <table:table-cell table:formula="of:=IF(AND([.$A885]&gt;=[.K$2];[.$A885]&lt;=[.K$3]);1;0)" office:value-type="float" office:value="0" calcext:value-type="float">
            <text:p>0</text:p>
          </table:table-cell>
          <table:table-cell table:formula="of:=IF(AND([.$A885]&gt;=[.L$2];[.$A885]&lt;=[.L$3]);1;0)" office:value-type="float" office:value="0" calcext:value-type="float">
            <text:p>0</text:p>
          </table:table-cell>
          <table:table-cell table:formula="of:=IF(AND([.$A885]&gt;=[.M$2];[.$A885]&lt;=[.M$3]);1;0)" office:value-type="float" office:value="1" calcext:value-type="float">
            <text:p>1</text:p>
          </table:table-cell>
          <table:table-cell table:formula="of:=IF(AND([.$A885]&gt;=[.N$2];[.$A885]&lt;=[.N$3]);1;0)" office:value-type="float" office:value="0" calcext:value-type="float">
            <text:p>0</text:p>
          </table:table-cell>
          <table:table-cell table:formula="of:=IF(AND([.$A885]&gt;=[.O$2];[.$A8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1181" calcext:value-type="float">
            <text:p>-0.701181</text:p>
          </table:table-cell>
          <table:table-cell table:formula="of:=IF(AND([.$A886]&gt;=[.B$2];[.$A886]&lt;=[.B$3]);1;0)" office:value-type="float" office:value="0" calcext:value-type="float">
            <text:p>0</text:p>
          </table:table-cell>
          <table:table-cell table:formula="of:=IF(AND([.$A886]&gt;=[.C$2];[.$A886]&lt;=[.C$3]);1;0)" office:value-type="float" office:value="0" calcext:value-type="float">
            <text:p>0</text:p>
          </table:table-cell>
          <table:table-cell table:formula="of:=IF(AND([.$A886]&gt;=[.D$2];[.$A886]&lt;=[.D$3]);1;0)" office:value-type="float" office:value="1" calcext:value-type="float">
            <text:p>1</text:p>
          </table:table-cell>
          <table:table-cell table:formula="of:=IF(AND([.$A886]&gt;=[.E$2];[.$A886]&lt;=[.E$3]);1;0)" office:value-type="float" office:value="0" calcext:value-type="float">
            <text:p>0</text:p>
          </table:table-cell>
          <table:table-cell table:formula="of:=IF(AND([.$A886]&gt;=[.F$2];[.$A886]&lt;=[.F$3]);1;0)" office:value-type="float" office:value="0" calcext:value-type="float">
            <text:p>0</text:p>
          </table:table-cell>
          <table:table-cell table:formula="of:=IF(AND([.$A886]&gt;=[.G$2];[.$A886]&lt;=[.G$3]);1;0)" office:value-type="float" office:value="0" calcext:value-type="float">
            <text:p>0</text:p>
          </table:table-cell>
          <table:table-cell/>
          <table:table-cell office:value-type="float" office:value="-0.450552" calcext:value-type="float">
            <text:p>-0.450552</text:p>
          </table:table-cell>
          <table:table-cell table:formula="of:=IF(AND([.$A886]&gt;=[.J$2];[.$A886]&lt;=[.J$3]);1;0)" office:value-type="float" office:value="0" calcext:value-type="float">
            <text:p>0</text:p>
          </table:table-cell>
          <table:table-cell table:formula="of:=IF(AND([.$A886]&gt;=[.K$2];[.$A886]&lt;=[.K$3]);1;0)" office:value-type="float" office:value="0" calcext:value-type="float">
            <text:p>0</text:p>
          </table:table-cell>
          <table:table-cell table:formula="of:=IF(AND([.$A886]&gt;=[.L$2];[.$A886]&lt;=[.L$3]);1;0)" office:value-type="float" office:value="1" calcext:value-type="float">
            <text:p>1</text:p>
          </table:table-cell>
          <table:table-cell table:formula="of:=IF(AND([.$A886]&gt;=[.M$2];[.$A886]&lt;=[.M$3]);1;0)" office:value-type="float" office:value="0" calcext:value-type="float">
            <text:p>0</text:p>
          </table:table-cell>
          <table:table-cell table:formula="of:=IF(AND([.$A886]&gt;=[.N$2];[.$A886]&lt;=[.N$3]);1;0)" office:value-type="float" office:value="0" calcext:value-type="float">
            <text:p>0</text:p>
          </table:table-cell>
          <table:table-cell table:formula="of:=IF(AND([.$A886]&gt;=[.O$2];[.$A8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9107" calcext:value-type="float">
            <text:p>-0.289107</text:p>
          </table:table-cell>
          <table:table-cell table:formula="of:=IF(AND([.$A887]&gt;=[.B$2];[.$A887]&lt;=[.B$3]);1;0)" office:value-type="float" office:value="0" calcext:value-type="float">
            <text:p>0</text:p>
          </table:table-cell>
          <table:table-cell table:formula="of:=IF(AND([.$A887]&gt;=[.C$2];[.$A887]&lt;=[.C$3]);1;0)" office:value-type="float" office:value="0" calcext:value-type="float">
            <text:p>0</text:p>
          </table:table-cell>
          <table:table-cell table:formula="of:=IF(AND([.$A887]&gt;=[.D$2];[.$A887]&lt;=[.D$3]);1;0)" office:value-type="float" office:value="1" calcext:value-type="float">
            <text:p>1</text:p>
          </table:table-cell>
          <table:table-cell table:formula="of:=IF(AND([.$A887]&gt;=[.E$2];[.$A887]&lt;=[.E$3]);1;0)" office:value-type="float" office:value="0" calcext:value-type="float">
            <text:p>0</text:p>
          </table:table-cell>
          <table:table-cell table:formula="of:=IF(AND([.$A887]&gt;=[.F$2];[.$A887]&lt;=[.F$3]);1;0)" office:value-type="float" office:value="0" calcext:value-type="float">
            <text:p>0</text:p>
          </table:table-cell>
          <table:table-cell table:formula="of:=IF(AND([.$A887]&gt;=[.G$2];[.$A887]&lt;=[.G$3]);1;0)" office:value-type="float" office:value="0" calcext:value-type="float">
            <text:p>0</text:p>
          </table:table-cell>
          <table:table-cell/>
          <table:table-cell office:value-type="float" office:value="1.26555" calcext:value-type="float">
            <text:p>1.26555</text:p>
          </table:table-cell>
          <table:table-cell table:formula="of:=IF(AND([.$A887]&gt;=[.J$2];[.$A887]&lt;=[.J$3]);1;0)" office:value-type="float" office:value="0" calcext:value-type="float">
            <text:p>0</text:p>
          </table:table-cell>
          <table:table-cell table:formula="of:=IF(AND([.$A887]&gt;=[.K$2];[.$A887]&lt;=[.K$3]);1;0)" office:value-type="float" office:value="0" calcext:value-type="float">
            <text:p>0</text:p>
          </table:table-cell>
          <table:table-cell table:formula="of:=IF(AND([.$A887]&gt;=[.L$2];[.$A887]&lt;=[.L$3]);1;0)" office:value-type="float" office:value="1" calcext:value-type="float">
            <text:p>1</text:p>
          </table:table-cell>
          <table:table-cell table:formula="of:=IF(AND([.$A887]&gt;=[.M$2];[.$A887]&lt;=[.M$3]);1;0)" office:value-type="float" office:value="0" calcext:value-type="float">
            <text:p>0</text:p>
          </table:table-cell>
          <table:table-cell table:formula="of:=IF(AND([.$A887]&gt;=[.N$2];[.$A887]&lt;=[.N$3]);1;0)" office:value-type="float" office:value="0" calcext:value-type="float">
            <text:p>0</text:p>
          </table:table-cell>
          <table:table-cell table:formula="of:=IF(AND([.$A887]&gt;=[.O$2];[.$A8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949" calcext:value-type="float">
            <text:p>-0.998949</text:p>
          </table:table-cell>
          <table:table-cell table:formula="of:=IF(AND([.$A888]&gt;=[.B$2];[.$A888]&lt;=[.B$3]);1;0)" office:value-type="float" office:value="0" calcext:value-type="float">
            <text:p>0</text:p>
          </table:table-cell>
          <table:table-cell table:formula="of:=IF(AND([.$A888]&gt;=[.C$2];[.$A888]&lt;=[.C$3]);1;0)" office:value-type="float" office:value="0" calcext:value-type="float">
            <text:p>0</text:p>
          </table:table-cell>
          <table:table-cell table:formula="of:=IF(AND([.$A888]&gt;=[.D$2];[.$A888]&lt;=[.D$3]);1;0)" office:value-type="float" office:value="1" calcext:value-type="float">
            <text:p>1</text:p>
          </table:table-cell>
          <table:table-cell table:formula="of:=IF(AND([.$A888]&gt;=[.E$2];[.$A888]&lt;=[.E$3]);1;0)" office:value-type="float" office:value="0" calcext:value-type="float">
            <text:p>0</text:p>
          </table:table-cell>
          <table:table-cell table:formula="of:=IF(AND([.$A888]&gt;=[.F$2];[.$A888]&lt;=[.F$3]);1;0)" office:value-type="float" office:value="0" calcext:value-type="float">
            <text:p>0</text:p>
          </table:table-cell>
          <table:table-cell table:formula="of:=IF(AND([.$A888]&gt;=[.G$2];[.$A888]&lt;=[.G$3]);1;0)" office:value-type="float" office:value="0" calcext:value-type="float">
            <text:p>0</text:p>
          </table:table-cell>
          <table:table-cell/>
          <table:table-cell office:value-type="float" office:value="0.920943" calcext:value-type="float">
            <text:p>0.920943</text:p>
          </table:table-cell>
          <table:table-cell table:formula="of:=IF(AND([.$A888]&gt;=[.J$2];[.$A888]&lt;=[.J$3]);1;0)" office:value-type="float" office:value="0" calcext:value-type="float">
            <text:p>0</text:p>
          </table:table-cell>
          <table:table-cell table:formula="of:=IF(AND([.$A888]&gt;=[.K$2];[.$A888]&lt;=[.K$3]);1;0)" office:value-type="float" office:value="0" calcext:value-type="float">
            <text:p>0</text:p>
          </table:table-cell>
          <table:table-cell table:formula="of:=IF(AND([.$A888]&gt;=[.L$2];[.$A888]&lt;=[.L$3]);1;0)" office:value-type="float" office:value="1" calcext:value-type="float">
            <text:p>1</text:p>
          </table:table-cell>
          <table:table-cell table:formula="of:=IF(AND([.$A888]&gt;=[.M$2];[.$A888]&lt;=[.M$3]);1;0)" office:value-type="float" office:value="0" calcext:value-type="float">
            <text:p>0</text:p>
          </table:table-cell>
          <table:table-cell table:formula="of:=IF(AND([.$A888]&gt;=[.N$2];[.$A888]&lt;=[.N$3]);1;0)" office:value-type="float" office:value="0" calcext:value-type="float">
            <text:p>0</text:p>
          </table:table-cell>
          <table:table-cell table:formula="of:=IF(AND([.$A888]&gt;=[.O$2];[.$A8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137" calcext:value-type="float">
            <text:p>0.42137</text:p>
          </table:table-cell>
          <table:table-cell table:formula="of:=IF(AND([.$A889]&gt;=[.B$2];[.$A889]&lt;=[.B$3]);1;0)" office:value-type="float" office:value="0" calcext:value-type="float">
            <text:p>0</text:p>
          </table:table-cell>
          <table:table-cell table:formula="of:=IF(AND([.$A889]&gt;=[.C$2];[.$A889]&lt;=[.C$3]);1;0)" office:value-type="float" office:value="0" calcext:value-type="float">
            <text:p>0</text:p>
          </table:table-cell>
          <table:table-cell table:formula="of:=IF(AND([.$A889]&gt;=[.D$2];[.$A889]&lt;=[.D$3]);1;0)" office:value-type="float" office:value="0" calcext:value-type="float">
            <text:p>0</text:p>
          </table:table-cell>
          <table:table-cell table:formula="of:=IF(AND([.$A889]&gt;=[.E$2];[.$A889]&lt;=[.E$3]);1;0)" office:value-type="float" office:value="1" calcext:value-type="float">
            <text:p>1</text:p>
          </table:table-cell>
          <table:table-cell table:formula="of:=IF(AND([.$A889]&gt;=[.F$2];[.$A889]&lt;=[.F$3]);1;0)" office:value-type="float" office:value="0" calcext:value-type="float">
            <text:p>0</text:p>
          </table:table-cell>
          <table:table-cell table:formula="of:=IF(AND([.$A889]&gt;=[.G$2];[.$A889]&lt;=[.G$3]);1;0)" office:value-type="float" office:value="0" calcext:value-type="float">
            <text:p>0</text:p>
          </table:table-cell>
          <table:table-cell/>
          <table:table-cell office:value-type="float" office:value="1.12878" calcext:value-type="float">
            <text:p>1.12878</text:p>
          </table:table-cell>
          <table:table-cell table:formula="of:=IF(AND([.$A889]&gt;=[.J$2];[.$A889]&lt;=[.J$3]);1;0)" office:value-type="float" office:value="0" calcext:value-type="float">
            <text:p>0</text:p>
          </table:table-cell>
          <table:table-cell table:formula="of:=IF(AND([.$A889]&gt;=[.K$2];[.$A889]&lt;=[.K$3]);1;0)" office:value-type="float" office:value="0" calcext:value-type="float">
            <text:p>0</text:p>
          </table:table-cell>
          <table:table-cell table:formula="of:=IF(AND([.$A889]&gt;=[.L$2];[.$A889]&lt;=[.L$3]);1;0)" office:value-type="float" office:value="0" calcext:value-type="float">
            <text:p>0</text:p>
          </table:table-cell>
          <table:table-cell table:formula="of:=IF(AND([.$A889]&gt;=[.M$2];[.$A889]&lt;=[.M$3]);1;0)" office:value-type="float" office:value="1" calcext:value-type="float">
            <text:p>1</text:p>
          </table:table-cell>
          <table:table-cell table:formula="of:=IF(AND([.$A889]&gt;=[.N$2];[.$A889]&lt;=[.N$3]);1;0)" office:value-type="float" office:value="0" calcext:value-type="float">
            <text:p>0</text:p>
          </table:table-cell>
          <table:table-cell table:formula="of:=IF(AND([.$A889]&gt;=[.O$2];[.$A8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032" calcext:value-type="float">
            <text:p>0.112032</text:p>
          </table:table-cell>
          <table:table-cell table:formula="of:=IF(AND([.$A890]&gt;=[.B$2];[.$A890]&lt;=[.B$3]);1;0)" office:value-type="float" office:value="0" calcext:value-type="float">
            <text:p>0</text:p>
          </table:table-cell>
          <table:table-cell table:formula="of:=IF(AND([.$A890]&gt;=[.C$2];[.$A890]&lt;=[.C$3]);1;0)" office:value-type="float" office:value="0" calcext:value-type="float">
            <text:p>0</text:p>
          </table:table-cell>
          <table:table-cell table:formula="of:=IF(AND([.$A890]&gt;=[.D$2];[.$A890]&lt;=[.D$3]);1;0)" office:value-type="float" office:value="0" calcext:value-type="float">
            <text:p>0</text:p>
          </table:table-cell>
          <table:table-cell table:formula="of:=IF(AND([.$A890]&gt;=[.E$2];[.$A890]&lt;=[.E$3]);1;0)" office:value-type="float" office:value="1" calcext:value-type="float">
            <text:p>1</text:p>
          </table:table-cell>
          <table:table-cell table:formula="of:=IF(AND([.$A890]&gt;=[.F$2];[.$A890]&lt;=[.F$3]);1;0)" office:value-type="float" office:value="0" calcext:value-type="float">
            <text:p>0</text:p>
          </table:table-cell>
          <table:table-cell table:formula="of:=IF(AND([.$A890]&gt;=[.G$2];[.$A890]&lt;=[.G$3]);1;0)" office:value-type="float" office:value="0" calcext:value-type="float">
            <text:p>0</text:p>
          </table:table-cell>
          <table:table-cell/>
          <table:table-cell office:value-type="float" office:value="-0.658276" calcext:value-type="float">
            <text:p>-0.658276</text:p>
          </table:table-cell>
          <table:table-cell table:formula="of:=IF(AND([.$A890]&gt;=[.J$2];[.$A890]&lt;=[.J$3]);1;0)" office:value-type="float" office:value="0" calcext:value-type="float">
            <text:p>0</text:p>
          </table:table-cell>
          <table:table-cell table:formula="of:=IF(AND([.$A890]&gt;=[.K$2];[.$A890]&lt;=[.K$3]);1;0)" office:value-type="float" office:value="0" calcext:value-type="float">
            <text:p>0</text:p>
          </table:table-cell>
          <table:table-cell table:formula="of:=IF(AND([.$A890]&gt;=[.L$2];[.$A890]&lt;=[.L$3]);1;0)" office:value-type="float" office:value="0" calcext:value-type="float">
            <text:p>0</text:p>
          </table:table-cell>
          <table:table-cell table:formula="of:=IF(AND([.$A890]&gt;=[.M$2];[.$A890]&lt;=[.M$3]);1;0)" office:value-type="float" office:value="1" calcext:value-type="float">
            <text:p>1</text:p>
          </table:table-cell>
          <table:table-cell table:formula="of:=IF(AND([.$A890]&gt;=[.N$2];[.$A890]&lt;=[.N$3]);1;0)" office:value-type="float" office:value="0" calcext:value-type="float">
            <text:p>0</text:p>
          </table:table-cell>
          <table:table-cell table:formula="of:=IF(AND([.$A890]&gt;=[.O$2];[.$A8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3053" calcext:value-type="float">
            <text:p>0.743053</text:p>
          </table:table-cell>
          <table:table-cell table:formula="of:=IF(AND([.$A891]&gt;=[.B$2];[.$A891]&lt;=[.B$3]);1;0)" office:value-type="float" office:value="0" calcext:value-type="float">
            <text:p>0</text:p>
          </table:table-cell>
          <table:table-cell table:formula="of:=IF(AND([.$A891]&gt;=[.C$2];[.$A891]&lt;=[.C$3]);1;0)" office:value-type="float" office:value="0" calcext:value-type="float">
            <text:p>0</text:p>
          </table:table-cell>
          <table:table-cell table:formula="of:=IF(AND([.$A891]&gt;=[.D$2];[.$A891]&lt;=[.D$3]);1;0)" office:value-type="float" office:value="0" calcext:value-type="float">
            <text:p>0</text:p>
          </table:table-cell>
          <table:table-cell table:formula="of:=IF(AND([.$A891]&gt;=[.E$2];[.$A891]&lt;=[.E$3]);1;0)" office:value-type="float" office:value="1" calcext:value-type="float">
            <text:p>1</text:p>
          </table:table-cell>
          <table:table-cell table:formula="of:=IF(AND([.$A891]&gt;=[.F$2];[.$A891]&lt;=[.F$3]);1;0)" office:value-type="float" office:value="0" calcext:value-type="float">
            <text:p>0</text:p>
          </table:table-cell>
          <table:table-cell table:formula="of:=IF(AND([.$A891]&gt;=[.G$2];[.$A891]&lt;=[.G$3]);1;0)" office:value-type="float" office:value="0" calcext:value-type="float">
            <text:p>0</text:p>
          </table:table-cell>
          <table:table-cell/>
          <table:table-cell office:value-type="float" office:value="2.19265" calcext:value-type="float">
            <text:p>2.19265</text:p>
          </table:table-cell>
          <table:table-cell table:formula="of:=IF(AND([.$A891]&gt;=[.J$2];[.$A891]&lt;=[.J$3]);1;0)" office:value-type="float" office:value="0" calcext:value-type="float">
            <text:p>0</text:p>
          </table:table-cell>
          <table:table-cell table:formula="of:=IF(AND([.$A891]&gt;=[.K$2];[.$A891]&lt;=[.K$3]);1;0)" office:value-type="float" office:value="0" calcext:value-type="float">
            <text:p>0</text:p>
          </table:table-cell>
          <table:table-cell table:formula="of:=IF(AND([.$A891]&gt;=[.L$2];[.$A891]&lt;=[.L$3]);1;0)" office:value-type="float" office:value="0" calcext:value-type="float">
            <text:p>0</text:p>
          </table:table-cell>
          <table:table-cell table:formula="of:=IF(AND([.$A891]&gt;=[.M$2];[.$A891]&lt;=[.M$3]);1;0)" office:value-type="float" office:value="1" calcext:value-type="float">
            <text:p>1</text:p>
          </table:table-cell>
          <table:table-cell table:formula="of:=IF(AND([.$A891]&gt;=[.N$2];[.$A891]&lt;=[.N$3]);1;0)" office:value-type="float" office:value="0" calcext:value-type="float">
            <text:p>0</text:p>
          </table:table-cell>
          <table:table-cell table:formula="of:=IF(AND([.$A891]&gt;=[.O$2];[.$A8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5979" calcext:value-type="float">
            <text:p>-1.75979</text:p>
          </table:table-cell>
          <table:table-cell table:formula="of:=IF(AND([.$A892]&gt;=[.B$2];[.$A892]&lt;=[.B$3]);1;0)" office:value-type="float" office:value="0" calcext:value-type="float">
            <text:p>0</text:p>
          </table:table-cell>
          <table:table-cell table:formula="of:=IF(AND([.$A892]&gt;=[.C$2];[.$A892]&lt;=[.C$3]);1;0)" office:value-type="float" office:value="1" calcext:value-type="float">
            <text:p>1</text:p>
          </table:table-cell>
          <table:table-cell table:formula="of:=IF(AND([.$A892]&gt;=[.D$2];[.$A892]&lt;=[.D$3]);1;0)" office:value-type="float" office:value="0" calcext:value-type="float">
            <text:p>0</text:p>
          </table:table-cell>
          <table:table-cell table:formula="of:=IF(AND([.$A892]&gt;=[.E$2];[.$A892]&lt;=[.E$3]);1;0)" office:value-type="float" office:value="0" calcext:value-type="float">
            <text:p>0</text:p>
          </table:table-cell>
          <table:table-cell table:formula="of:=IF(AND([.$A892]&gt;=[.F$2];[.$A892]&lt;=[.F$3]);1;0)" office:value-type="float" office:value="0" calcext:value-type="float">
            <text:p>0</text:p>
          </table:table-cell>
          <table:table-cell table:formula="of:=IF(AND([.$A892]&gt;=[.G$2];[.$A892]&lt;=[.G$3]);1;0)" office:value-type="float" office:value="0" calcext:value-type="float">
            <text:p>0</text:p>
          </table:table-cell>
          <table:table-cell/>
          <table:table-cell office:value-type="float" office:value="-1.92255" calcext:value-type="float">
            <text:p>-1.92255</text:p>
          </table:table-cell>
          <table:table-cell table:formula="of:=IF(AND([.$A892]&gt;=[.J$2];[.$A892]&lt;=[.J$3]);1;0)" office:value-type="float" office:value="0" calcext:value-type="float">
            <text:p>0</text:p>
          </table:table-cell>
          <table:table-cell table:formula="of:=IF(AND([.$A892]&gt;=[.K$2];[.$A892]&lt;=[.K$3]);1;0)" office:value-type="float" office:value="1" calcext:value-type="float">
            <text:p>1</text:p>
          </table:table-cell>
          <table:table-cell table:formula="of:=IF(AND([.$A892]&gt;=[.L$2];[.$A892]&lt;=[.L$3]);1;0)" office:value-type="float" office:value="0" calcext:value-type="float">
            <text:p>0</text:p>
          </table:table-cell>
          <table:table-cell table:formula="of:=IF(AND([.$A892]&gt;=[.M$2];[.$A892]&lt;=[.M$3]);1;0)" office:value-type="float" office:value="0" calcext:value-type="float">
            <text:p>0</text:p>
          </table:table-cell>
          <table:table-cell table:formula="of:=IF(AND([.$A892]&gt;=[.N$2];[.$A892]&lt;=[.N$3]);1;0)" office:value-type="float" office:value="0" calcext:value-type="float">
            <text:p>0</text:p>
          </table:table-cell>
          <table:table-cell table:formula="of:=IF(AND([.$A892]&gt;=[.O$2];[.$A8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716" calcext:value-type="float">
            <text:p>2.35716</text:p>
          </table:table-cell>
          <table:table-cell table:formula="of:=IF(AND([.$A893]&gt;=[.B$2];[.$A893]&lt;=[.B$3]);1;0)" office:value-type="float" office:value="0" calcext:value-type="float">
            <text:p>0</text:p>
          </table:table-cell>
          <table:table-cell table:formula="of:=IF(AND([.$A893]&gt;=[.C$2];[.$A893]&lt;=[.C$3]);1;0)" office:value-type="float" office:value="0" calcext:value-type="float">
            <text:p>0</text:p>
          </table:table-cell>
          <table:table-cell table:formula="of:=IF(AND([.$A893]&gt;=[.D$2];[.$A893]&lt;=[.D$3]);1;0)" office:value-type="float" office:value="0" calcext:value-type="float">
            <text:p>0</text:p>
          </table:table-cell>
          <table:table-cell table:formula="of:=IF(AND([.$A893]&gt;=[.E$2];[.$A893]&lt;=[.E$3]);1;0)" office:value-type="float" office:value="0" calcext:value-type="float">
            <text:p>0</text:p>
          </table:table-cell>
          <table:table-cell table:formula="of:=IF(AND([.$A893]&gt;=[.F$2];[.$A893]&lt;=[.F$3]);1;0)" office:value-type="float" office:value="0" calcext:value-type="float">
            <text:p>0</text:p>
          </table:table-cell>
          <table:table-cell table:formula="of:=IF(AND([.$A893]&gt;=[.G$2];[.$A893]&lt;=[.G$3]);1;0)" office:value-type="float" office:value="1" calcext:value-type="float">
            <text:p>1</text:p>
          </table:table-cell>
          <table:table-cell/>
          <table:table-cell office:value-type="float" office:value="0.213623" calcext:value-type="float">
            <text:p>0.213623</text:p>
          </table:table-cell>
          <table:table-cell table:formula="of:=IF(AND([.$A893]&gt;=[.J$2];[.$A893]&lt;=[.J$3]);1;0)" office:value-type="float" office:value="0" calcext:value-type="float">
            <text:p>0</text:p>
          </table:table-cell>
          <table:table-cell table:formula="of:=IF(AND([.$A893]&gt;=[.K$2];[.$A893]&lt;=[.K$3]);1;0)" office:value-type="float" office:value="0" calcext:value-type="float">
            <text:p>0</text:p>
          </table:table-cell>
          <table:table-cell table:formula="of:=IF(AND([.$A893]&gt;=[.L$2];[.$A893]&lt;=[.L$3]);1;0)" office:value-type="float" office:value="0" calcext:value-type="float">
            <text:p>0</text:p>
          </table:table-cell>
          <table:table-cell table:formula="of:=IF(AND([.$A893]&gt;=[.M$2];[.$A893]&lt;=[.M$3]);1;0)" office:value-type="float" office:value="0" calcext:value-type="float">
            <text:p>0</text:p>
          </table:table-cell>
          <table:table-cell table:formula="of:=IF(AND([.$A893]&gt;=[.N$2];[.$A893]&lt;=[.N$3]);1;0)" office:value-type="float" office:value="0" calcext:value-type="float">
            <text:p>0</text:p>
          </table:table-cell>
          <table:table-cell table:formula="of:=IF(AND([.$A893]&gt;=[.O$2];[.$A893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0408" calcext:value-type="float">
            <text:p>-1.30408</text:p>
          </table:table-cell>
          <table:table-cell table:formula="of:=IF(AND([.$A894]&gt;=[.B$2];[.$A894]&lt;=[.B$3]);1;0)" office:value-type="float" office:value="0" calcext:value-type="float">
            <text:p>0</text:p>
          </table:table-cell>
          <table:table-cell table:formula="of:=IF(AND([.$A894]&gt;=[.C$2];[.$A894]&lt;=[.C$3]);1;0)" office:value-type="float" office:value="1" calcext:value-type="float">
            <text:p>1</text:p>
          </table:table-cell>
          <table:table-cell table:formula="of:=IF(AND([.$A894]&gt;=[.D$2];[.$A894]&lt;=[.D$3]);1;0)" office:value-type="float" office:value="0" calcext:value-type="float">
            <text:p>0</text:p>
          </table:table-cell>
          <table:table-cell table:formula="of:=IF(AND([.$A894]&gt;=[.E$2];[.$A894]&lt;=[.E$3]);1;0)" office:value-type="float" office:value="0" calcext:value-type="float">
            <text:p>0</text:p>
          </table:table-cell>
          <table:table-cell table:formula="of:=IF(AND([.$A894]&gt;=[.F$2];[.$A894]&lt;=[.F$3]);1;0)" office:value-type="float" office:value="0" calcext:value-type="float">
            <text:p>0</text:p>
          </table:table-cell>
          <table:table-cell table:formula="of:=IF(AND([.$A894]&gt;=[.G$2];[.$A894]&lt;=[.G$3]);1;0)" office:value-type="float" office:value="0" calcext:value-type="float">
            <text:p>0</text:p>
          </table:table-cell>
          <table:table-cell/>
          <table:table-cell office:value-type="float" office:value="-0.156861" calcext:value-type="float">
            <text:p>-0.156861</text:p>
          </table:table-cell>
          <table:table-cell table:formula="of:=IF(AND([.$A894]&gt;=[.J$2];[.$A894]&lt;=[.J$3]);1;0)" office:value-type="float" office:value="0" calcext:value-type="float">
            <text:p>0</text:p>
          </table:table-cell>
          <table:table-cell table:formula="of:=IF(AND([.$A894]&gt;=[.K$2];[.$A894]&lt;=[.K$3]);1;0)" office:value-type="float" office:value="1" calcext:value-type="float">
            <text:p>1</text:p>
          </table:table-cell>
          <table:table-cell table:formula="of:=IF(AND([.$A894]&gt;=[.L$2];[.$A894]&lt;=[.L$3]);1;0)" office:value-type="float" office:value="0" calcext:value-type="float">
            <text:p>0</text:p>
          </table:table-cell>
          <table:table-cell table:formula="of:=IF(AND([.$A894]&gt;=[.M$2];[.$A894]&lt;=[.M$3]);1;0)" office:value-type="float" office:value="0" calcext:value-type="float">
            <text:p>0</text:p>
          </table:table-cell>
          <table:table-cell table:formula="of:=IF(AND([.$A894]&gt;=[.N$2];[.$A894]&lt;=[.N$3]);1;0)" office:value-type="float" office:value="0" calcext:value-type="float">
            <text:p>0</text:p>
          </table:table-cell>
          <table:table-cell table:formula="of:=IF(AND([.$A894]&gt;=[.O$2];[.$A8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33" calcext:value-type="float">
            <text:p>1.48533</text:p>
          </table:table-cell>
          <table:table-cell table:formula="of:=IF(AND([.$A895]&gt;=[.B$2];[.$A895]&lt;=[.B$3]);1;0)" office:value-type="float" office:value="0" calcext:value-type="float">
            <text:p>0</text:p>
          </table:table-cell>
          <table:table-cell table:formula="of:=IF(AND([.$A895]&gt;=[.C$2];[.$A895]&lt;=[.C$3]);1;0)" office:value-type="float" office:value="0" calcext:value-type="float">
            <text:p>0</text:p>
          </table:table-cell>
          <table:table-cell table:formula="of:=IF(AND([.$A895]&gt;=[.D$2];[.$A895]&lt;=[.D$3]);1;0)" office:value-type="float" office:value="0" calcext:value-type="float">
            <text:p>0</text:p>
          </table:table-cell>
          <table:table-cell table:formula="of:=IF(AND([.$A895]&gt;=[.E$2];[.$A895]&lt;=[.E$3]);1;0)" office:value-type="float" office:value="0" calcext:value-type="float">
            <text:p>0</text:p>
          </table:table-cell>
          <table:table-cell table:formula="of:=IF(AND([.$A895]&gt;=[.F$2];[.$A895]&lt;=[.F$3]);1;0)" office:value-type="float" office:value="1" calcext:value-type="float">
            <text:p>1</text:p>
          </table:table-cell>
          <table:table-cell table:formula="of:=IF(AND([.$A895]&gt;=[.G$2];[.$A895]&lt;=[.G$3]);1;0)" office:value-type="float" office:value="0" calcext:value-type="float">
            <text:p>0</text:p>
          </table:table-cell>
          <table:table-cell/>
          <table:table-cell office:value-type="float" office:value="0.512574" calcext:value-type="float">
            <text:p>0.512574</text:p>
          </table:table-cell>
          <table:table-cell table:formula="of:=IF(AND([.$A895]&gt;=[.J$2];[.$A895]&lt;=[.J$3]);1;0)" office:value-type="float" office:value="0" calcext:value-type="float">
            <text:p>0</text:p>
          </table:table-cell>
          <table:table-cell table:formula="of:=IF(AND([.$A895]&gt;=[.K$2];[.$A895]&lt;=[.K$3]);1;0)" office:value-type="float" office:value="0" calcext:value-type="float">
            <text:p>0</text:p>
          </table:table-cell>
          <table:table-cell table:formula="of:=IF(AND([.$A895]&gt;=[.L$2];[.$A895]&lt;=[.L$3]);1;0)" office:value-type="float" office:value="0" calcext:value-type="float">
            <text:p>0</text:p>
          </table:table-cell>
          <table:table-cell table:formula="of:=IF(AND([.$A895]&gt;=[.M$2];[.$A895]&lt;=[.M$3]);1;0)" office:value-type="float" office:value="0" calcext:value-type="float">
            <text:p>0</text:p>
          </table:table-cell>
          <table:table-cell table:formula="of:=IF(AND([.$A895]&gt;=[.N$2];[.$A895]&lt;=[.N$3]);1;0)" office:value-type="float" office:value="1" calcext:value-type="float">
            <text:p>1</text:p>
          </table:table-cell>
          <table:table-cell table:formula="of:=IF(AND([.$A895]&gt;=[.O$2];[.$A8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2674" calcext:value-type="float">
            <text:p>0.292674</text:p>
          </table:table-cell>
          <table:table-cell table:formula="of:=IF(AND([.$A896]&gt;=[.B$2];[.$A896]&lt;=[.B$3]);1;0)" office:value-type="float" office:value="0" calcext:value-type="float">
            <text:p>0</text:p>
          </table:table-cell>
          <table:table-cell table:formula="of:=IF(AND([.$A896]&gt;=[.C$2];[.$A896]&lt;=[.C$3]);1;0)" office:value-type="float" office:value="0" calcext:value-type="float">
            <text:p>0</text:p>
          </table:table-cell>
          <table:table-cell table:formula="of:=IF(AND([.$A896]&gt;=[.D$2];[.$A896]&lt;=[.D$3]);1;0)" office:value-type="float" office:value="0" calcext:value-type="float">
            <text:p>0</text:p>
          </table:table-cell>
          <table:table-cell table:formula="of:=IF(AND([.$A896]&gt;=[.E$2];[.$A896]&lt;=[.E$3]);1;0)" office:value-type="float" office:value="1" calcext:value-type="float">
            <text:p>1</text:p>
          </table:table-cell>
          <table:table-cell table:formula="of:=IF(AND([.$A896]&gt;=[.F$2];[.$A896]&lt;=[.F$3]);1;0)" office:value-type="float" office:value="0" calcext:value-type="float">
            <text:p>0</text:p>
          </table:table-cell>
          <table:table-cell table:formula="of:=IF(AND([.$A896]&gt;=[.G$2];[.$A896]&lt;=[.G$3]);1;0)" office:value-type="float" office:value="0" calcext:value-type="float">
            <text:p>0</text:p>
          </table:table-cell>
          <table:table-cell/>
          <table:table-cell office:value-type="float" office:value="-0.00276561" calcext:value-type="float">
            <text:p>-0.00276561</text:p>
          </table:table-cell>
          <table:table-cell table:formula="of:=IF(AND([.$A896]&gt;=[.J$2];[.$A896]&lt;=[.J$3]);1;0)" office:value-type="float" office:value="0" calcext:value-type="float">
            <text:p>0</text:p>
          </table:table-cell>
          <table:table-cell table:formula="of:=IF(AND([.$A896]&gt;=[.K$2];[.$A896]&lt;=[.K$3]);1;0)" office:value-type="float" office:value="0" calcext:value-type="float">
            <text:p>0</text:p>
          </table:table-cell>
          <table:table-cell table:formula="of:=IF(AND([.$A896]&gt;=[.L$2];[.$A896]&lt;=[.L$3]);1;0)" office:value-type="float" office:value="0" calcext:value-type="float">
            <text:p>0</text:p>
          </table:table-cell>
          <table:table-cell table:formula="of:=IF(AND([.$A896]&gt;=[.M$2];[.$A896]&lt;=[.M$3]);1;0)" office:value-type="float" office:value="1" calcext:value-type="float">
            <text:p>1</text:p>
          </table:table-cell>
          <table:table-cell table:formula="of:=IF(AND([.$A896]&gt;=[.N$2];[.$A896]&lt;=[.N$3]);1;0)" office:value-type="float" office:value="0" calcext:value-type="float">
            <text:p>0</text:p>
          </table:table-cell>
          <table:table-cell table:formula="of:=IF(AND([.$A896]&gt;=[.O$2];[.$A8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5989" calcext:value-type="float">
            <text:p>0.505989</text:p>
          </table:table-cell>
          <table:table-cell table:formula="of:=IF(AND([.$A897]&gt;=[.B$2];[.$A897]&lt;=[.B$3]);1;0)" office:value-type="float" office:value="0" calcext:value-type="float">
            <text:p>0</text:p>
          </table:table-cell>
          <table:table-cell table:formula="of:=IF(AND([.$A897]&gt;=[.C$2];[.$A897]&lt;=[.C$3]);1;0)" office:value-type="float" office:value="0" calcext:value-type="float">
            <text:p>0</text:p>
          </table:table-cell>
          <table:table-cell table:formula="of:=IF(AND([.$A897]&gt;=[.D$2];[.$A897]&lt;=[.D$3]);1;0)" office:value-type="float" office:value="0" calcext:value-type="float">
            <text:p>0</text:p>
          </table:table-cell>
          <table:table-cell table:formula="of:=IF(AND([.$A897]&gt;=[.E$2];[.$A897]&lt;=[.E$3]);1;0)" office:value-type="float" office:value="1" calcext:value-type="float">
            <text:p>1</text:p>
          </table:table-cell>
          <table:table-cell table:formula="of:=IF(AND([.$A897]&gt;=[.F$2];[.$A897]&lt;=[.F$3]);1;0)" office:value-type="float" office:value="0" calcext:value-type="float">
            <text:p>0</text:p>
          </table:table-cell>
          <table:table-cell table:formula="of:=IF(AND([.$A897]&gt;=[.G$2];[.$A897]&lt;=[.G$3]);1;0)" office:value-type="float" office:value="0" calcext:value-type="float">
            <text:p>0</text:p>
          </table:table-cell>
          <table:table-cell/>
          <table:table-cell office:value-type="float" office:value="1.12467" calcext:value-type="float">
            <text:p>1.12467</text:p>
          </table:table-cell>
          <table:table-cell table:formula="of:=IF(AND([.$A897]&gt;=[.J$2];[.$A897]&lt;=[.J$3]);1;0)" office:value-type="float" office:value="0" calcext:value-type="float">
            <text:p>0</text:p>
          </table:table-cell>
          <table:table-cell table:formula="of:=IF(AND([.$A897]&gt;=[.K$2];[.$A897]&lt;=[.K$3]);1;0)" office:value-type="float" office:value="0" calcext:value-type="float">
            <text:p>0</text:p>
          </table:table-cell>
          <table:table-cell table:formula="of:=IF(AND([.$A897]&gt;=[.L$2];[.$A897]&lt;=[.L$3]);1;0)" office:value-type="float" office:value="0" calcext:value-type="float">
            <text:p>0</text:p>
          </table:table-cell>
          <table:table-cell table:formula="of:=IF(AND([.$A897]&gt;=[.M$2];[.$A897]&lt;=[.M$3]);1;0)" office:value-type="float" office:value="1" calcext:value-type="float">
            <text:p>1</text:p>
          </table:table-cell>
          <table:table-cell table:formula="of:=IF(AND([.$A897]&gt;=[.N$2];[.$A897]&lt;=[.N$3]);1;0)" office:value-type="float" office:value="0" calcext:value-type="float">
            <text:p>0</text:p>
          </table:table-cell>
          <table:table-cell table:formula="of:=IF(AND([.$A897]&gt;=[.O$2];[.$A89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671" calcext:value-type="float">
            <text:p>0.579671</text:p>
          </table:table-cell>
          <table:table-cell table:formula="of:=IF(AND([.$A898]&gt;=[.B$2];[.$A898]&lt;=[.B$3]);1;0)" office:value-type="float" office:value="0" calcext:value-type="float">
            <text:p>0</text:p>
          </table:table-cell>
          <table:table-cell table:formula="of:=IF(AND([.$A898]&gt;=[.C$2];[.$A898]&lt;=[.C$3]);1;0)" office:value-type="float" office:value="0" calcext:value-type="float">
            <text:p>0</text:p>
          </table:table-cell>
          <table:table-cell table:formula="of:=IF(AND([.$A898]&gt;=[.D$2];[.$A898]&lt;=[.D$3]);1;0)" office:value-type="float" office:value="0" calcext:value-type="float">
            <text:p>0</text:p>
          </table:table-cell>
          <table:table-cell table:formula="of:=IF(AND([.$A898]&gt;=[.E$2];[.$A898]&lt;=[.E$3]);1;0)" office:value-type="float" office:value="1" calcext:value-type="float">
            <text:p>1</text:p>
          </table:table-cell>
          <table:table-cell table:formula="of:=IF(AND([.$A898]&gt;=[.F$2];[.$A898]&lt;=[.F$3]);1;0)" office:value-type="float" office:value="0" calcext:value-type="float">
            <text:p>0</text:p>
          </table:table-cell>
          <table:table-cell table:formula="of:=IF(AND([.$A898]&gt;=[.G$2];[.$A898]&lt;=[.G$3]);1;0)" office:value-type="float" office:value="0" calcext:value-type="float">
            <text:p>0</text:p>
          </table:table-cell>
          <table:table-cell/>
          <table:table-cell office:value-type="float" office:value="1.20184" calcext:value-type="float">
            <text:p>1.20184</text:p>
          </table:table-cell>
          <table:table-cell table:formula="of:=IF(AND([.$A898]&gt;=[.J$2];[.$A898]&lt;=[.J$3]);1;0)" office:value-type="float" office:value="0" calcext:value-type="float">
            <text:p>0</text:p>
          </table:table-cell>
          <table:table-cell table:formula="of:=IF(AND([.$A898]&gt;=[.K$2];[.$A898]&lt;=[.K$3]);1;0)" office:value-type="float" office:value="0" calcext:value-type="float">
            <text:p>0</text:p>
          </table:table-cell>
          <table:table-cell table:formula="of:=IF(AND([.$A898]&gt;=[.L$2];[.$A898]&lt;=[.L$3]);1;0)" office:value-type="float" office:value="0" calcext:value-type="float">
            <text:p>0</text:p>
          </table:table-cell>
          <table:table-cell table:formula="of:=IF(AND([.$A898]&gt;=[.M$2];[.$A898]&lt;=[.M$3]);1;0)" office:value-type="float" office:value="1" calcext:value-type="float">
            <text:p>1</text:p>
          </table:table-cell>
          <table:table-cell table:formula="of:=IF(AND([.$A898]&gt;=[.N$2];[.$A898]&lt;=[.N$3]);1;0)" office:value-type="float" office:value="0" calcext:value-type="float">
            <text:p>0</text:p>
          </table:table-cell>
          <table:table-cell table:formula="of:=IF(AND([.$A898]&gt;=[.O$2];[.$A8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078" calcext:value-type="float">
            <text:p>1.72078</text:p>
          </table:table-cell>
          <table:table-cell table:formula="of:=IF(AND([.$A899]&gt;=[.B$2];[.$A899]&lt;=[.B$3]);1;0)" office:value-type="float" office:value="0" calcext:value-type="float">
            <text:p>0</text:p>
          </table:table-cell>
          <table:table-cell table:formula="of:=IF(AND([.$A899]&gt;=[.C$2];[.$A899]&lt;=[.C$3]);1;0)" office:value-type="float" office:value="0" calcext:value-type="float">
            <text:p>0</text:p>
          </table:table-cell>
          <table:table-cell table:formula="of:=IF(AND([.$A899]&gt;=[.D$2];[.$A899]&lt;=[.D$3]);1;0)" office:value-type="float" office:value="0" calcext:value-type="float">
            <text:p>0</text:p>
          </table:table-cell>
          <table:table-cell table:formula="of:=IF(AND([.$A899]&gt;=[.E$2];[.$A899]&lt;=[.E$3]);1;0)" office:value-type="float" office:value="0" calcext:value-type="float">
            <text:p>0</text:p>
          </table:table-cell>
          <table:table-cell table:formula="of:=IF(AND([.$A899]&gt;=[.F$2];[.$A899]&lt;=[.F$3]);1;0)" office:value-type="float" office:value="1" calcext:value-type="float">
            <text:p>1</text:p>
          </table:table-cell>
          <table:table-cell table:formula="of:=IF(AND([.$A899]&gt;=[.G$2];[.$A899]&lt;=[.G$3]);1;0)" office:value-type="float" office:value="0" calcext:value-type="float">
            <text:p>0</text:p>
          </table:table-cell>
          <table:table-cell/>
          <table:table-cell office:value-type="float" office:value="0.17963" calcext:value-type="float">
            <text:p>0.17963</text:p>
          </table:table-cell>
          <table:table-cell table:formula="of:=IF(AND([.$A899]&gt;=[.J$2];[.$A899]&lt;=[.J$3]);1;0)" office:value-type="float" office:value="0" calcext:value-type="float">
            <text:p>0</text:p>
          </table:table-cell>
          <table:table-cell table:formula="of:=IF(AND([.$A899]&gt;=[.K$2];[.$A899]&lt;=[.K$3]);1;0)" office:value-type="float" office:value="0" calcext:value-type="float">
            <text:p>0</text:p>
          </table:table-cell>
          <table:table-cell table:formula="of:=IF(AND([.$A899]&gt;=[.L$2];[.$A899]&lt;=[.L$3]);1;0)" office:value-type="float" office:value="0" calcext:value-type="float">
            <text:p>0</text:p>
          </table:table-cell>
          <table:table-cell table:formula="of:=IF(AND([.$A899]&gt;=[.M$2];[.$A899]&lt;=[.M$3]);1;0)" office:value-type="float" office:value="0" calcext:value-type="float">
            <text:p>0</text:p>
          </table:table-cell>
          <table:table-cell table:formula="of:=IF(AND([.$A899]&gt;=[.N$2];[.$A899]&lt;=[.N$3]);1;0)" office:value-type="float" office:value="1" calcext:value-type="float">
            <text:p>1</text:p>
          </table:table-cell>
          <table:table-cell table:formula="of:=IF(AND([.$A899]&gt;=[.O$2];[.$A8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9688" calcext:value-type="float">
            <text:p>-1.69688</text:p>
          </table:table-cell>
          <table:table-cell table:formula="of:=IF(AND([.$A900]&gt;=[.B$2];[.$A900]&lt;=[.B$3]);1;0)" office:value-type="float" office:value="0" calcext:value-type="float">
            <text:p>0</text:p>
          </table:table-cell>
          <table:table-cell table:formula="of:=IF(AND([.$A900]&gt;=[.C$2];[.$A900]&lt;=[.C$3]);1;0)" office:value-type="float" office:value="1" calcext:value-type="float">
            <text:p>1</text:p>
          </table:table-cell>
          <table:table-cell table:formula="of:=IF(AND([.$A900]&gt;=[.D$2];[.$A900]&lt;=[.D$3]);1;0)" office:value-type="float" office:value="0" calcext:value-type="float">
            <text:p>0</text:p>
          </table:table-cell>
          <table:table-cell table:formula="of:=IF(AND([.$A900]&gt;=[.E$2];[.$A900]&lt;=[.E$3]);1;0)" office:value-type="float" office:value="0" calcext:value-type="float">
            <text:p>0</text:p>
          </table:table-cell>
          <table:table-cell table:formula="of:=IF(AND([.$A900]&gt;=[.F$2];[.$A900]&lt;=[.F$3]);1;0)" office:value-type="float" office:value="0" calcext:value-type="float">
            <text:p>0</text:p>
          </table:table-cell>
          <table:table-cell table:formula="of:=IF(AND([.$A900]&gt;=[.G$2];[.$A900]&lt;=[.G$3]);1;0)" office:value-type="float" office:value="0" calcext:value-type="float">
            <text:p>0</text:p>
          </table:table-cell>
          <table:table-cell/>
          <table:table-cell office:value-type="float" office:value="1.72362" calcext:value-type="float">
            <text:p>1.72362</text:p>
          </table:table-cell>
          <table:table-cell table:formula="of:=IF(AND([.$A900]&gt;=[.J$2];[.$A900]&lt;=[.J$3]);1;0)" office:value-type="float" office:value="0" calcext:value-type="float">
            <text:p>0</text:p>
          </table:table-cell>
          <table:table-cell table:formula="of:=IF(AND([.$A900]&gt;=[.K$2];[.$A900]&lt;=[.K$3]);1;0)" office:value-type="float" office:value="1" calcext:value-type="float">
            <text:p>1</text:p>
          </table:table-cell>
          <table:table-cell table:formula="of:=IF(AND([.$A900]&gt;=[.L$2];[.$A900]&lt;=[.L$3]);1;0)" office:value-type="float" office:value="0" calcext:value-type="float">
            <text:p>0</text:p>
          </table:table-cell>
          <table:table-cell table:formula="of:=IF(AND([.$A900]&gt;=[.M$2];[.$A900]&lt;=[.M$3]);1;0)" office:value-type="float" office:value="0" calcext:value-type="float">
            <text:p>0</text:p>
          </table:table-cell>
          <table:table-cell table:formula="of:=IF(AND([.$A900]&gt;=[.N$2];[.$A900]&lt;=[.N$3]);1;0)" office:value-type="float" office:value="0" calcext:value-type="float">
            <text:p>0</text:p>
          </table:table-cell>
          <table:table-cell table:formula="of:=IF(AND([.$A900]&gt;=[.O$2];[.$A9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498" calcext:value-type="float">
            <text:p>0.010498</text:p>
          </table:table-cell>
          <table:table-cell table:formula="of:=IF(AND([.$A901]&gt;=[.B$2];[.$A901]&lt;=[.B$3]);1;0)" office:value-type="float" office:value="0" calcext:value-type="float">
            <text:p>0</text:p>
          </table:table-cell>
          <table:table-cell table:formula="of:=IF(AND([.$A901]&gt;=[.C$2];[.$A901]&lt;=[.C$3]);1;0)" office:value-type="float" office:value="0" calcext:value-type="float">
            <text:p>0</text:p>
          </table:table-cell>
          <table:table-cell table:formula="of:=IF(AND([.$A901]&gt;=[.D$2];[.$A901]&lt;=[.D$3]);1;0)" office:value-type="float" office:value="0" calcext:value-type="float">
            <text:p>0</text:p>
          </table:table-cell>
          <table:table-cell table:formula="of:=IF(AND([.$A901]&gt;=[.E$2];[.$A901]&lt;=[.E$3]);1;0)" office:value-type="float" office:value="1" calcext:value-type="float">
            <text:p>1</text:p>
          </table:table-cell>
          <table:table-cell table:formula="of:=IF(AND([.$A901]&gt;=[.F$2];[.$A901]&lt;=[.F$3]);1;0)" office:value-type="float" office:value="0" calcext:value-type="float">
            <text:p>0</text:p>
          </table:table-cell>
          <table:table-cell table:formula="of:=IF(AND([.$A901]&gt;=[.G$2];[.$A901]&lt;=[.G$3]);1;0)" office:value-type="float" office:value="0" calcext:value-type="float">
            <text:p>0</text:p>
          </table:table-cell>
          <table:table-cell/>
          <table:table-cell office:value-type="float" office:value="-1.6595" calcext:value-type="float">
            <text:p>-1.6595</text:p>
          </table:table-cell>
          <table:table-cell table:formula="of:=IF(AND([.$A901]&gt;=[.J$2];[.$A901]&lt;=[.J$3]);1;0)" office:value-type="float" office:value="0" calcext:value-type="float">
            <text:p>0</text:p>
          </table:table-cell>
          <table:table-cell table:formula="of:=IF(AND([.$A901]&gt;=[.K$2];[.$A901]&lt;=[.K$3]);1;0)" office:value-type="float" office:value="0" calcext:value-type="float">
            <text:p>0</text:p>
          </table:table-cell>
          <table:table-cell table:formula="of:=IF(AND([.$A901]&gt;=[.L$2];[.$A901]&lt;=[.L$3]);1;0)" office:value-type="float" office:value="0" calcext:value-type="float">
            <text:p>0</text:p>
          </table:table-cell>
          <table:table-cell table:formula="of:=IF(AND([.$A901]&gt;=[.M$2];[.$A901]&lt;=[.M$3]);1;0)" office:value-type="float" office:value="1" calcext:value-type="float">
            <text:p>1</text:p>
          </table:table-cell>
          <table:table-cell table:formula="of:=IF(AND([.$A901]&gt;=[.N$2];[.$A901]&lt;=[.N$3]);1;0)" office:value-type="float" office:value="0" calcext:value-type="float">
            <text:p>0</text:p>
          </table:table-cell>
          <table:table-cell table:formula="of:=IF(AND([.$A901]&gt;=[.O$2];[.$A9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1059" calcext:value-type="float">
            <text:p>-0.901059</text:p>
          </table:table-cell>
          <table:table-cell table:formula="of:=IF(AND([.$A902]&gt;=[.B$2];[.$A902]&lt;=[.B$3]);1;0)" office:value-type="float" office:value="0" calcext:value-type="float">
            <text:p>0</text:p>
          </table:table-cell>
          <table:table-cell table:formula="of:=IF(AND([.$A902]&gt;=[.C$2];[.$A902]&lt;=[.C$3]);1;0)" office:value-type="float" office:value="0" calcext:value-type="float">
            <text:p>0</text:p>
          </table:table-cell>
          <table:table-cell table:formula="of:=IF(AND([.$A902]&gt;=[.D$2];[.$A902]&lt;=[.D$3]);1;0)" office:value-type="float" office:value="1" calcext:value-type="float">
            <text:p>1</text:p>
          </table:table-cell>
          <table:table-cell table:formula="of:=IF(AND([.$A902]&gt;=[.E$2];[.$A902]&lt;=[.E$3]);1;0)" office:value-type="float" office:value="0" calcext:value-type="float">
            <text:p>0</text:p>
          </table:table-cell>
          <table:table-cell table:formula="of:=IF(AND([.$A902]&gt;=[.F$2];[.$A902]&lt;=[.F$3]);1;0)" office:value-type="float" office:value="0" calcext:value-type="float">
            <text:p>0</text:p>
          </table:table-cell>
          <table:table-cell table:formula="of:=IF(AND([.$A902]&gt;=[.G$2];[.$A902]&lt;=[.G$3]);1;0)" office:value-type="float" office:value="0" calcext:value-type="float">
            <text:p>0</text:p>
          </table:table-cell>
          <table:table-cell/>
          <table:table-cell office:value-type="float" office:value="-1.24762" calcext:value-type="float">
            <text:p>-1.24762</text:p>
          </table:table-cell>
          <table:table-cell table:formula="of:=IF(AND([.$A902]&gt;=[.J$2];[.$A902]&lt;=[.J$3]);1;0)" office:value-type="float" office:value="0" calcext:value-type="float">
            <text:p>0</text:p>
          </table:table-cell>
          <table:table-cell table:formula="of:=IF(AND([.$A902]&gt;=[.K$2];[.$A902]&lt;=[.K$3]);1;0)" office:value-type="float" office:value="0" calcext:value-type="float">
            <text:p>0</text:p>
          </table:table-cell>
          <table:table-cell table:formula="of:=IF(AND([.$A902]&gt;=[.L$2];[.$A902]&lt;=[.L$3]);1;0)" office:value-type="float" office:value="1" calcext:value-type="float">
            <text:p>1</text:p>
          </table:table-cell>
          <table:table-cell table:formula="of:=IF(AND([.$A902]&gt;=[.M$2];[.$A902]&lt;=[.M$3]);1;0)" office:value-type="float" office:value="0" calcext:value-type="float">
            <text:p>0</text:p>
          </table:table-cell>
          <table:table-cell table:formula="of:=IF(AND([.$A902]&gt;=[.N$2];[.$A902]&lt;=[.N$3]);1;0)" office:value-type="float" office:value="0" calcext:value-type="float">
            <text:p>0</text:p>
          </table:table-cell>
          <table:table-cell table:formula="of:=IF(AND([.$A902]&gt;=[.O$2];[.$A9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657" calcext:value-type="float">
            <text:p>-0.997657</text:p>
          </table:table-cell>
          <table:table-cell table:formula="of:=IF(AND([.$A903]&gt;=[.B$2];[.$A903]&lt;=[.B$3]);1;0)" office:value-type="float" office:value="0" calcext:value-type="float">
            <text:p>0</text:p>
          </table:table-cell>
          <table:table-cell table:formula="of:=IF(AND([.$A903]&gt;=[.C$2];[.$A903]&lt;=[.C$3]);1;0)" office:value-type="float" office:value="0" calcext:value-type="float">
            <text:p>0</text:p>
          </table:table-cell>
          <table:table-cell table:formula="of:=IF(AND([.$A903]&gt;=[.D$2];[.$A903]&lt;=[.D$3]);1;0)" office:value-type="float" office:value="1" calcext:value-type="float">
            <text:p>1</text:p>
          </table:table-cell>
          <table:table-cell table:formula="of:=IF(AND([.$A903]&gt;=[.E$2];[.$A903]&lt;=[.E$3]);1;0)" office:value-type="float" office:value="0" calcext:value-type="float">
            <text:p>0</text:p>
          </table:table-cell>
          <table:table-cell table:formula="of:=IF(AND([.$A903]&gt;=[.F$2];[.$A903]&lt;=[.F$3]);1;0)" office:value-type="float" office:value="0" calcext:value-type="float">
            <text:p>0</text:p>
          </table:table-cell>
          <table:table-cell table:formula="of:=IF(AND([.$A903]&gt;=[.G$2];[.$A903]&lt;=[.G$3]);1;0)" office:value-type="float" office:value="0" calcext:value-type="float">
            <text:p>0</text:p>
          </table:table-cell>
          <table:table-cell/>
          <table:table-cell office:value-type="float" office:value="-0.761981" calcext:value-type="float">
            <text:p>-0.761981</text:p>
          </table:table-cell>
          <table:table-cell table:formula="of:=IF(AND([.$A903]&gt;=[.J$2];[.$A903]&lt;=[.J$3]);1;0)" office:value-type="float" office:value="0" calcext:value-type="float">
            <text:p>0</text:p>
          </table:table-cell>
          <table:table-cell table:formula="of:=IF(AND([.$A903]&gt;=[.K$2];[.$A903]&lt;=[.K$3]);1;0)" office:value-type="float" office:value="0" calcext:value-type="float">
            <text:p>0</text:p>
          </table:table-cell>
          <table:table-cell table:formula="of:=IF(AND([.$A903]&gt;=[.L$2];[.$A903]&lt;=[.L$3]);1;0)" office:value-type="float" office:value="1" calcext:value-type="float">
            <text:p>1</text:p>
          </table:table-cell>
          <table:table-cell table:formula="of:=IF(AND([.$A903]&gt;=[.M$2];[.$A903]&lt;=[.M$3]);1;0)" office:value-type="float" office:value="0" calcext:value-type="float">
            <text:p>0</text:p>
          </table:table-cell>
          <table:table-cell table:formula="of:=IF(AND([.$A903]&gt;=[.N$2];[.$A903]&lt;=[.N$3]);1;0)" office:value-type="float" office:value="0" calcext:value-type="float">
            <text:p>0</text:p>
          </table:table-cell>
          <table:table-cell table:formula="of:=IF(AND([.$A903]&gt;=[.O$2];[.$A90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0146" calcext:value-type="float">
            <text:p>-1.30146</text:p>
          </table:table-cell>
          <table:table-cell table:formula="of:=IF(AND([.$A904]&gt;=[.B$2];[.$A904]&lt;=[.B$3]);1;0)" office:value-type="float" office:value="0" calcext:value-type="float">
            <text:p>0</text:p>
          </table:table-cell>
          <table:table-cell table:formula="of:=IF(AND([.$A904]&gt;=[.C$2];[.$A904]&lt;=[.C$3]);1;0)" office:value-type="float" office:value="1" calcext:value-type="float">
            <text:p>1</text:p>
          </table:table-cell>
          <table:table-cell table:formula="of:=IF(AND([.$A904]&gt;=[.D$2];[.$A904]&lt;=[.D$3]);1;0)" office:value-type="float" office:value="0" calcext:value-type="float">
            <text:p>0</text:p>
          </table:table-cell>
          <table:table-cell table:formula="of:=IF(AND([.$A904]&gt;=[.E$2];[.$A904]&lt;=[.E$3]);1;0)" office:value-type="float" office:value="0" calcext:value-type="float">
            <text:p>0</text:p>
          </table:table-cell>
          <table:table-cell table:formula="of:=IF(AND([.$A904]&gt;=[.F$2];[.$A904]&lt;=[.F$3]);1;0)" office:value-type="float" office:value="0" calcext:value-type="float">
            <text:p>0</text:p>
          </table:table-cell>
          <table:table-cell table:formula="of:=IF(AND([.$A904]&gt;=[.G$2];[.$A904]&lt;=[.G$3]);1;0)" office:value-type="float" office:value="0" calcext:value-type="float">
            <text:p>0</text:p>
          </table:table-cell>
          <table:table-cell/>
          <table:table-cell office:value-type="float" office:value="-1.38432" calcext:value-type="float">
            <text:p>-1.38432</text:p>
          </table:table-cell>
          <table:table-cell table:formula="of:=IF(AND([.$A904]&gt;=[.J$2];[.$A904]&lt;=[.J$3]);1;0)" office:value-type="float" office:value="0" calcext:value-type="float">
            <text:p>0</text:p>
          </table:table-cell>
          <table:table-cell table:formula="of:=IF(AND([.$A904]&gt;=[.K$2];[.$A904]&lt;=[.K$3]);1;0)" office:value-type="float" office:value="1" calcext:value-type="float">
            <text:p>1</text:p>
          </table:table-cell>
          <table:table-cell table:formula="of:=IF(AND([.$A904]&gt;=[.L$2];[.$A904]&lt;=[.L$3]);1;0)" office:value-type="float" office:value="0" calcext:value-type="float">
            <text:p>0</text:p>
          </table:table-cell>
          <table:table-cell table:formula="of:=IF(AND([.$A904]&gt;=[.M$2];[.$A904]&lt;=[.M$3]);1;0)" office:value-type="float" office:value="0" calcext:value-type="float">
            <text:p>0</text:p>
          </table:table-cell>
          <table:table-cell table:formula="of:=IF(AND([.$A904]&gt;=[.N$2];[.$A904]&lt;=[.N$3]);1;0)" office:value-type="float" office:value="0" calcext:value-type="float">
            <text:p>0</text:p>
          </table:table-cell>
          <table:table-cell table:formula="of:=IF(AND([.$A904]&gt;=[.O$2];[.$A90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5161" calcext:value-type="float">
            <text:p>-1.05161</text:p>
          </table:table-cell>
          <table:table-cell table:formula="of:=IF(AND([.$A905]&gt;=[.B$2];[.$A905]&lt;=[.B$3]);1;0)" office:value-type="float" office:value="0" calcext:value-type="float">
            <text:p>0</text:p>
          </table:table-cell>
          <table:table-cell table:formula="of:=IF(AND([.$A905]&gt;=[.C$2];[.$A905]&lt;=[.C$3]);1;0)" office:value-type="float" office:value="1" calcext:value-type="float">
            <text:p>1</text:p>
          </table:table-cell>
          <table:table-cell table:formula="of:=IF(AND([.$A905]&gt;=[.D$2];[.$A905]&lt;=[.D$3]);1;0)" office:value-type="float" office:value="0" calcext:value-type="float">
            <text:p>0</text:p>
          </table:table-cell>
          <table:table-cell table:formula="of:=IF(AND([.$A905]&gt;=[.E$2];[.$A905]&lt;=[.E$3]);1;0)" office:value-type="float" office:value="0" calcext:value-type="float">
            <text:p>0</text:p>
          </table:table-cell>
          <table:table-cell table:formula="of:=IF(AND([.$A905]&gt;=[.F$2];[.$A905]&lt;=[.F$3]);1;0)" office:value-type="float" office:value="0" calcext:value-type="float">
            <text:p>0</text:p>
          </table:table-cell>
          <table:table-cell table:formula="of:=IF(AND([.$A905]&gt;=[.G$2];[.$A905]&lt;=[.G$3]);1;0)" office:value-type="float" office:value="0" calcext:value-type="float">
            <text:p>0</text:p>
          </table:table-cell>
          <table:table-cell/>
          <table:table-cell office:value-type="float" office:value="0.38952" calcext:value-type="float">
            <text:p>0.38952</text:p>
          </table:table-cell>
          <table:table-cell table:formula="of:=IF(AND([.$A905]&gt;=[.J$2];[.$A905]&lt;=[.J$3]);1;0)" office:value-type="float" office:value="0" calcext:value-type="float">
            <text:p>0</text:p>
          </table:table-cell>
          <table:table-cell table:formula="of:=IF(AND([.$A905]&gt;=[.K$2];[.$A905]&lt;=[.K$3]);1;0)" office:value-type="float" office:value="1" calcext:value-type="float">
            <text:p>1</text:p>
          </table:table-cell>
          <table:table-cell table:formula="of:=IF(AND([.$A905]&gt;=[.L$2];[.$A905]&lt;=[.L$3]);1;0)" office:value-type="float" office:value="0" calcext:value-type="float">
            <text:p>0</text:p>
          </table:table-cell>
          <table:table-cell table:formula="of:=IF(AND([.$A905]&gt;=[.M$2];[.$A905]&lt;=[.M$3]);1;0)" office:value-type="float" office:value="0" calcext:value-type="float">
            <text:p>0</text:p>
          </table:table-cell>
          <table:table-cell table:formula="of:=IF(AND([.$A905]&gt;=[.N$2];[.$A905]&lt;=[.N$3]);1;0)" office:value-type="float" office:value="0" calcext:value-type="float">
            <text:p>0</text:p>
          </table:table-cell>
          <table:table-cell table:formula="of:=IF(AND([.$A905]&gt;=[.O$2];[.$A90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816" calcext:value-type="float">
            <text:p>0.450816</text:p>
          </table:table-cell>
          <table:table-cell table:formula="of:=IF(AND([.$A906]&gt;=[.B$2];[.$A906]&lt;=[.B$3]);1;0)" office:value-type="float" office:value="0" calcext:value-type="float">
            <text:p>0</text:p>
          </table:table-cell>
          <table:table-cell table:formula="of:=IF(AND([.$A906]&gt;=[.C$2];[.$A906]&lt;=[.C$3]);1;0)" office:value-type="float" office:value="0" calcext:value-type="float">
            <text:p>0</text:p>
          </table:table-cell>
          <table:table-cell table:formula="of:=IF(AND([.$A906]&gt;=[.D$2];[.$A906]&lt;=[.D$3]);1;0)" office:value-type="float" office:value="0" calcext:value-type="float">
            <text:p>0</text:p>
          </table:table-cell>
          <table:table-cell table:formula="of:=IF(AND([.$A906]&gt;=[.E$2];[.$A906]&lt;=[.E$3]);1;0)" office:value-type="float" office:value="1" calcext:value-type="float">
            <text:p>1</text:p>
          </table:table-cell>
          <table:table-cell table:formula="of:=IF(AND([.$A906]&gt;=[.F$2];[.$A906]&lt;=[.F$3]);1;0)" office:value-type="float" office:value="0" calcext:value-type="float">
            <text:p>0</text:p>
          </table:table-cell>
          <table:table-cell table:formula="of:=IF(AND([.$A906]&gt;=[.G$2];[.$A906]&lt;=[.G$3]);1;0)" office:value-type="float" office:value="0" calcext:value-type="float">
            <text:p>0</text:p>
          </table:table-cell>
          <table:table-cell/>
          <table:table-cell office:value-type="float" office:value="0.47016" calcext:value-type="float">
            <text:p>0.47016</text:p>
          </table:table-cell>
          <table:table-cell table:formula="of:=IF(AND([.$A906]&gt;=[.J$2];[.$A906]&lt;=[.J$3]);1;0)" office:value-type="float" office:value="0" calcext:value-type="float">
            <text:p>0</text:p>
          </table:table-cell>
          <table:table-cell table:formula="of:=IF(AND([.$A906]&gt;=[.K$2];[.$A906]&lt;=[.K$3]);1;0)" office:value-type="float" office:value="0" calcext:value-type="float">
            <text:p>0</text:p>
          </table:table-cell>
          <table:table-cell table:formula="of:=IF(AND([.$A906]&gt;=[.L$2];[.$A906]&lt;=[.L$3]);1;0)" office:value-type="float" office:value="0" calcext:value-type="float">
            <text:p>0</text:p>
          </table:table-cell>
          <table:table-cell table:formula="of:=IF(AND([.$A906]&gt;=[.M$2];[.$A906]&lt;=[.M$3]);1;0)" office:value-type="float" office:value="1" calcext:value-type="float">
            <text:p>1</text:p>
          </table:table-cell>
          <table:table-cell table:formula="of:=IF(AND([.$A906]&gt;=[.N$2];[.$A906]&lt;=[.N$3]);1;0)" office:value-type="float" office:value="0" calcext:value-type="float">
            <text:p>0</text:p>
          </table:table-cell>
          <table:table-cell table:formula="of:=IF(AND([.$A906]&gt;=[.O$2];[.$A90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8606" calcext:value-type="float">
            <text:p>-0.878606</text:p>
          </table:table-cell>
          <table:table-cell table:formula="of:=IF(AND([.$A907]&gt;=[.B$2];[.$A907]&lt;=[.B$3]);1;0)" office:value-type="float" office:value="0" calcext:value-type="float">
            <text:p>0</text:p>
          </table:table-cell>
          <table:table-cell table:formula="of:=IF(AND([.$A907]&gt;=[.C$2];[.$A907]&lt;=[.C$3]);1;0)" office:value-type="float" office:value="0" calcext:value-type="float">
            <text:p>0</text:p>
          </table:table-cell>
          <table:table-cell table:formula="of:=IF(AND([.$A907]&gt;=[.D$2];[.$A907]&lt;=[.D$3]);1;0)" office:value-type="float" office:value="1" calcext:value-type="float">
            <text:p>1</text:p>
          </table:table-cell>
          <table:table-cell table:formula="of:=IF(AND([.$A907]&gt;=[.E$2];[.$A907]&lt;=[.E$3]);1;0)" office:value-type="float" office:value="0" calcext:value-type="float">
            <text:p>0</text:p>
          </table:table-cell>
          <table:table-cell table:formula="of:=IF(AND([.$A907]&gt;=[.F$2];[.$A907]&lt;=[.F$3]);1;0)" office:value-type="float" office:value="0" calcext:value-type="float">
            <text:p>0</text:p>
          </table:table-cell>
          <table:table-cell table:formula="of:=IF(AND([.$A907]&gt;=[.G$2];[.$A907]&lt;=[.G$3]);1;0)" office:value-type="float" office:value="0" calcext:value-type="float">
            <text:p>0</text:p>
          </table:table-cell>
          <table:table-cell/>
          <table:table-cell office:value-type="float" office:value="0.989221" calcext:value-type="float">
            <text:p>0.989221</text:p>
          </table:table-cell>
          <table:table-cell table:formula="of:=IF(AND([.$A907]&gt;=[.J$2];[.$A907]&lt;=[.J$3]);1;0)" office:value-type="float" office:value="0" calcext:value-type="float">
            <text:p>0</text:p>
          </table:table-cell>
          <table:table-cell table:formula="of:=IF(AND([.$A907]&gt;=[.K$2];[.$A907]&lt;=[.K$3]);1;0)" office:value-type="float" office:value="0" calcext:value-type="float">
            <text:p>0</text:p>
          </table:table-cell>
          <table:table-cell table:formula="of:=IF(AND([.$A907]&gt;=[.L$2];[.$A907]&lt;=[.L$3]);1;0)" office:value-type="float" office:value="1" calcext:value-type="float">
            <text:p>1</text:p>
          </table:table-cell>
          <table:table-cell table:formula="of:=IF(AND([.$A907]&gt;=[.M$2];[.$A907]&lt;=[.M$3]);1;0)" office:value-type="float" office:value="0" calcext:value-type="float">
            <text:p>0</text:p>
          </table:table-cell>
          <table:table-cell table:formula="of:=IF(AND([.$A907]&gt;=[.N$2];[.$A907]&lt;=[.N$3]);1;0)" office:value-type="float" office:value="0" calcext:value-type="float">
            <text:p>0</text:p>
          </table:table-cell>
          <table:table-cell table:formula="of:=IF(AND([.$A907]&gt;=[.O$2];[.$A90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59" calcext:value-type="float">
            <text:p>1.3159</text:p>
          </table:table-cell>
          <table:table-cell table:formula="of:=IF(AND([.$A908]&gt;=[.B$2];[.$A908]&lt;=[.B$3]);1;0)" office:value-type="float" office:value="0" calcext:value-type="float">
            <text:p>0</text:p>
          </table:table-cell>
          <table:table-cell table:formula="of:=IF(AND([.$A908]&gt;=[.C$2];[.$A908]&lt;=[.C$3]);1;0)" office:value-type="float" office:value="0" calcext:value-type="float">
            <text:p>0</text:p>
          </table:table-cell>
          <table:table-cell table:formula="of:=IF(AND([.$A908]&gt;=[.D$2];[.$A908]&lt;=[.D$3]);1;0)" office:value-type="float" office:value="0" calcext:value-type="float">
            <text:p>0</text:p>
          </table:table-cell>
          <table:table-cell table:formula="of:=IF(AND([.$A908]&gt;=[.E$2];[.$A908]&lt;=[.E$3]);1;0)" office:value-type="float" office:value="0" calcext:value-type="float">
            <text:p>0</text:p>
          </table:table-cell>
          <table:table-cell table:formula="of:=IF(AND([.$A908]&gt;=[.F$2];[.$A908]&lt;=[.F$3]);1;0)" office:value-type="float" office:value="1" calcext:value-type="float">
            <text:p>1</text:p>
          </table:table-cell>
          <table:table-cell table:formula="of:=IF(AND([.$A908]&gt;=[.G$2];[.$A908]&lt;=[.G$3]);1;0)" office:value-type="float" office:value="0" calcext:value-type="float">
            <text:p>0</text:p>
          </table:table-cell>
          <table:table-cell/>
          <table:table-cell office:value-type="float" office:value="1.68074" calcext:value-type="float">
            <text:p>1.68074</text:p>
          </table:table-cell>
          <table:table-cell table:formula="of:=IF(AND([.$A908]&gt;=[.J$2];[.$A908]&lt;=[.J$3]);1;0)" office:value-type="float" office:value="0" calcext:value-type="float">
            <text:p>0</text:p>
          </table:table-cell>
          <table:table-cell table:formula="of:=IF(AND([.$A908]&gt;=[.K$2];[.$A908]&lt;=[.K$3]);1;0)" office:value-type="float" office:value="0" calcext:value-type="float">
            <text:p>0</text:p>
          </table:table-cell>
          <table:table-cell table:formula="of:=IF(AND([.$A908]&gt;=[.L$2];[.$A908]&lt;=[.L$3]);1;0)" office:value-type="float" office:value="0" calcext:value-type="float">
            <text:p>0</text:p>
          </table:table-cell>
          <table:table-cell table:formula="of:=IF(AND([.$A908]&gt;=[.M$2];[.$A908]&lt;=[.M$3]);1;0)" office:value-type="float" office:value="0" calcext:value-type="float">
            <text:p>0</text:p>
          </table:table-cell>
          <table:table-cell table:formula="of:=IF(AND([.$A908]&gt;=[.N$2];[.$A908]&lt;=[.N$3]);1;0)" office:value-type="float" office:value="1" calcext:value-type="float">
            <text:p>1</text:p>
          </table:table-cell>
          <table:table-cell table:formula="of:=IF(AND([.$A908]&gt;=[.O$2];[.$A90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5215" calcext:value-type="float">
            <text:p>-0.415215</text:p>
          </table:table-cell>
          <table:table-cell table:formula="of:=IF(AND([.$A909]&gt;=[.B$2];[.$A909]&lt;=[.B$3]);1;0)" office:value-type="float" office:value="0" calcext:value-type="float">
            <text:p>0</text:p>
          </table:table-cell>
          <table:table-cell table:formula="of:=IF(AND([.$A909]&gt;=[.C$2];[.$A909]&lt;=[.C$3]);1;0)" office:value-type="float" office:value="0" calcext:value-type="float">
            <text:p>0</text:p>
          </table:table-cell>
          <table:table-cell table:formula="of:=IF(AND([.$A909]&gt;=[.D$2];[.$A909]&lt;=[.D$3]);1;0)" office:value-type="float" office:value="1" calcext:value-type="float">
            <text:p>1</text:p>
          </table:table-cell>
          <table:table-cell table:formula="of:=IF(AND([.$A909]&gt;=[.E$2];[.$A909]&lt;=[.E$3]);1;0)" office:value-type="float" office:value="0" calcext:value-type="float">
            <text:p>0</text:p>
          </table:table-cell>
          <table:table-cell table:formula="of:=IF(AND([.$A909]&gt;=[.F$2];[.$A909]&lt;=[.F$3]);1;0)" office:value-type="float" office:value="0" calcext:value-type="float">
            <text:p>0</text:p>
          </table:table-cell>
          <table:table-cell table:formula="of:=IF(AND([.$A909]&gt;=[.G$2];[.$A909]&lt;=[.G$3]);1;0)" office:value-type="float" office:value="0" calcext:value-type="float">
            <text:p>0</text:p>
          </table:table-cell>
          <table:table-cell/>
          <table:table-cell office:value-type="float" office:value="-0.108908" calcext:value-type="float">
            <text:p>-0.108908</text:p>
          </table:table-cell>
          <table:table-cell table:formula="of:=IF(AND([.$A909]&gt;=[.J$2];[.$A909]&lt;=[.J$3]);1;0)" office:value-type="float" office:value="0" calcext:value-type="float">
            <text:p>0</text:p>
          </table:table-cell>
          <table:table-cell table:formula="of:=IF(AND([.$A909]&gt;=[.K$2];[.$A909]&lt;=[.K$3]);1;0)" office:value-type="float" office:value="0" calcext:value-type="float">
            <text:p>0</text:p>
          </table:table-cell>
          <table:table-cell table:formula="of:=IF(AND([.$A909]&gt;=[.L$2];[.$A909]&lt;=[.L$3]);1;0)" office:value-type="float" office:value="1" calcext:value-type="float">
            <text:p>1</text:p>
          </table:table-cell>
          <table:table-cell table:formula="of:=IF(AND([.$A909]&gt;=[.M$2];[.$A909]&lt;=[.M$3]);1;0)" office:value-type="float" office:value="0" calcext:value-type="float">
            <text:p>0</text:p>
          </table:table-cell>
          <table:table-cell table:formula="of:=IF(AND([.$A909]&gt;=[.N$2];[.$A909]&lt;=[.N$3]);1;0)" office:value-type="float" office:value="0" calcext:value-type="float">
            <text:p>0</text:p>
          </table:table-cell>
          <table:table-cell table:formula="of:=IF(AND([.$A909]&gt;=[.O$2];[.$A90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629" calcext:value-type="float">
            <text:p>-0.47629</text:p>
          </table:table-cell>
          <table:table-cell table:formula="of:=IF(AND([.$A910]&gt;=[.B$2];[.$A910]&lt;=[.B$3]);1;0)" office:value-type="float" office:value="0" calcext:value-type="float">
            <text:p>0</text:p>
          </table:table-cell>
          <table:table-cell table:formula="of:=IF(AND([.$A910]&gt;=[.C$2];[.$A910]&lt;=[.C$3]);1;0)" office:value-type="float" office:value="0" calcext:value-type="float">
            <text:p>0</text:p>
          </table:table-cell>
          <table:table-cell table:formula="of:=IF(AND([.$A910]&gt;=[.D$2];[.$A910]&lt;=[.D$3]);1;0)" office:value-type="float" office:value="1" calcext:value-type="float">
            <text:p>1</text:p>
          </table:table-cell>
          <table:table-cell table:formula="of:=IF(AND([.$A910]&gt;=[.E$2];[.$A910]&lt;=[.E$3]);1;0)" office:value-type="float" office:value="0" calcext:value-type="float">
            <text:p>0</text:p>
          </table:table-cell>
          <table:table-cell table:formula="of:=IF(AND([.$A910]&gt;=[.F$2];[.$A910]&lt;=[.F$3]);1;0)" office:value-type="float" office:value="0" calcext:value-type="float">
            <text:p>0</text:p>
          </table:table-cell>
          <table:table-cell table:formula="of:=IF(AND([.$A910]&gt;=[.G$2];[.$A910]&lt;=[.G$3]);1;0)" office:value-type="float" office:value="0" calcext:value-type="float">
            <text:p>0</text:p>
          </table:table-cell>
          <table:table-cell/>
          <table:table-cell office:value-type="float" office:value="0.149409" calcext:value-type="float">
            <text:p>0.149409</text:p>
          </table:table-cell>
          <table:table-cell table:formula="of:=IF(AND([.$A910]&gt;=[.J$2];[.$A910]&lt;=[.J$3]);1;0)" office:value-type="float" office:value="0" calcext:value-type="float">
            <text:p>0</text:p>
          </table:table-cell>
          <table:table-cell table:formula="of:=IF(AND([.$A910]&gt;=[.K$2];[.$A910]&lt;=[.K$3]);1;0)" office:value-type="float" office:value="0" calcext:value-type="float">
            <text:p>0</text:p>
          </table:table-cell>
          <table:table-cell table:formula="of:=IF(AND([.$A910]&gt;=[.L$2];[.$A910]&lt;=[.L$3]);1;0)" office:value-type="float" office:value="1" calcext:value-type="float">
            <text:p>1</text:p>
          </table:table-cell>
          <table:table-cell table:formula="of:=IF(AND([.$A910]&gt;=[.M$2];[.$A910]&lt;=[.M$3]);1;0)" office:value-type="float" office:value="0" calcext:value-type="float">
            <text:p>0</text:p>
          </table:table-cell>
          <table:table-cell table:formula="of:=IF(AND([.$A910]&gt;=[.N$2];[.$A910]&lt;=[.N$3]);1;0)" office:value-type="float" office:value="0" calcext:value-type="float">
            <text:p>0</text:p>
          </table:table-cell>
          <table:table-cell table:formula="of:=IF(AND([.$A910]&gt;=[.O$2];[.$A91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8749" calcext:value-type="float">
            <text:p>0.578749</text:p>
          </table:table-cell>
          <table:table-cell table:formula="of:=IF(AND([.$A911]&gt;=[.B$2];[.$A911]&lt;=[.B$3]);1;0)" office:value-type="float" office:value="0" calcext:value-type="float">
            <text:p>0</text:p>
          </table:table-cell>
          <table:table-cell table:formula="of:=IF(AND([.$A911]&gt;=[.C$2];[.$A911]&lt;=[.C$3]);1;0)" office:value-type="float" office:value="0" calcext:value-type="float">
            <text:p>0</text:p>
          </table:table-cell>
          <table:table-cell table:formula="of:=IF(AND([.$A911]&gt;=[.D$2];[.$A911]&lt;=[.D$3]);1;0)" office:value-type="float" office:value="0" calcext:value-type="float">
            <text:p>0</text:p>
          </table:table-cell>
          <table:table-cell table:formula="of:=IF(AND([.$A911]&gt;=[.E$2];[.$A911]&lt;=[.E$3]);1;0)" office:value-type="float" office:value="1" calcext:value-type="float">
            <text:p>1</text:p>
          </table:table-cell>
          <table:table-cell table:formula="of:=IF(AND([.$A911]&gt;=[.F$2];[.$A911]&lt;=[.F$3]);1;0)" office:value-type="float" office:value="0" calcext:value-type="float">
            <text:p>0</text:p>
          </table:table-cell>
          <table:table-cell table:formula="of:=IF(AND([.$A911]&gt;=[.G$2];[.$A911]&lt;=[.G$3]);1;0)" office:value-type="float" office:value="0" calcext:value-type="float">
            <text:p>0</text:p>
          </table:table-cell>
          <table:table-cell/>
          <table:table-cell office:value-type="float" office:value="0.517687" calcext:value-type="float">
            <text:p>0.517687</text:p>
          </table:table-cell>
          <table:table-cell table:formula="of:=IF(AND([.$A911]&gt;=[.J$2];[.$A911]&lt;=[.J$3]);1;0)" office:value-type="float" office:value="0" calcext:value-type="float">
            <text:p>0</text:p>
          </table:table-cell>
          <table:table-cell table:formula="of:=IF(AND([.$A911]&gt;=[.K$2];[.$A911]&lt;=[.K$3]);1;0)" office:value-type="float" office:value="0" calcext:value-type="float">
            <text:p>0</text:p>
          </table:table-cell>
          <table:table-cell table:formula="of:=IF(AND([.$A911]&gt;=[.L$2];[.$A911]&lt;=[.L$3]);1;0)" office:value-type="float" office:value="0" calcext:value-type="float">
            <text:p>0</text:p>
          </table:table-cell>
          <table:table-cell table:formula="of:=IF(AND([.$A911]&gt;=[.M$2];[.$A911]&lt;=[.M$3]);1;0)" office:value-type="float" office:value="1" calcext:value-type="float">
            <text:p>1</text:p>
          </table:table-cell>
          <table:table-cell table:formula="of:=IF(AND([.$A911]&gt;=[.N$2];[.$A911]&lt;=[.N$3]);1;0)" office:value-type="float" office:value="0" calcext:value-type="float">
            <text:p>0</text:p>
          </table:table-cell>
          <table:table-cell table:formula="of:=IF(AND([.$A911]&gt;=[.O$2];[.$A91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609" calcext:value-type="float">
            <text:p>0.260609</text:p>
          </table:table-cell>
          <table:table-cell table:formula="of:=IF(AND([.$A912]&gt;=[.B$2];[.$A912]&lt;=[.B$3]);1;0)" office:value-type="float" office:value="0" calcext:value-type="float">
            <text:p>0</text:p>
          </table:table-cell>
          <table:table-cell table:formula="of:=IF(AND([.$A912]&gt;=[.C$2];[.$A912]&lt;=[.C$3]);1;0)" office:value-type="float" office:value="0" calcext:value-type="float">
            <text:p>0</text:p>
          </table:table-cell>
          <table:table-cell table:formula="of:=IF(AND([.$A912]&gt;=[.D$2];[.$A912]&lt;=[.D$3]);1;0)" office:value-type="float" office:value="0" calcext:value-type="float">
            <text:p>0</text:p>
          </table:table-cell>
          <table:table-cell table:formula="of:=IF(AND([.$A912]&gt;=[.E$2];[.$A912]&lt;=[.E$3]);1;0)" office:value-type="float" office:value="1" calcext:value-type="float">
            <text:p>1</text:p>
          </table:table-cell>
          <table:table-cell table:formula="of:=IF(AND([.$A912]&gt;=[.F$2];[.$A912]&lt;=[.F$3]);1;0)" office:value-type="float" office:value="0" calcext:value-type="float">
            <text:p>0</text:p>
          </table:table-cell>
          <table:table-cell table:formula="of:=IF(AND([.$A912]&gt;=[.G$2];[.$A912]&lt;=[.G$3]);1;0)" office:value-type="float" office:value="0" calcext:value-type="float">
            <text:p>0</text:p>
          </table:table-cell>
          <table:table-cell/>
          <table:table-cell office:value-type="float" office:value="1.15675" calcext:value-type="float">
            <text:p>1.15675</text:p>
          </table:table-cell>
          <table:table-cell table:formula="of:=IF(AND([.$A912]&gt;=[.J$2];[.$A912]&lt;=[.J$3]);1;0)" office:value-type="float" office:value="0" calcext:value-type="float">
            <text:p>0</text:p>
          </table:table-cell>
          <table:table-cell table:formula="of:=IF(AND([.$A912]&gt;=[.K$2];[.$A912]&lt;=[.K$3]);1;0)" office:value-type="float" office:value="0" calcext:value-type="float">
            <text:p>0</text:p>
          </table:table-cell>
          <table:table-cell table:formula="of:=IF(AND([.$A912]&gt;=[.L$2];[.$A912]&lt;=[.L$3]);1;0)" office:value-type="float" office:value="0" calcext:value-type="float">
            <text:p>0</text:p>
          </table:table-cell>
          <table:table-cell table:formula="of:=IF(AND([.$A912]&gt;=[.M$2];[.$A912]&lt;=[.M$3]);1;0)" office:value-type="float" office:value="1" calcext:value-type="float">
            <text:p>1</text:p>
          </table:table-cell>
          <table:table-cell table:formula="of:=IF(AND([.$A912]&gt;=[.N$2];[.$A912]&lt;=[.N$3]);1;0)" office:value-type="float" office:value="0" calcext:value-type="float">
            <text:p>0</text:p>
          </table:table-cell>
          <table:table-cell table:formula="of:=IF(AND([.$A912]&gt;=[.O$2];[.$A91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6402" calcext:value-type="float">
            <text:p>0.386402</text:p>
          </table:table-cell>
          <table:table-cell table:formula="of:=IF(AND([.$A913]&gt;=[.B$2];[.$A913]&lt;=[.B$3]);1;0)" office:value-type="float" office:value="0" calcext:value-type="float">
            <text:p>0</text:p>
          </table:table-cell>
          <table:table-cell table:formula="of:=IF(AND([.$A913]&gt;=[.C$2];[.$A913]&lt;=[.C$3]);1;0)" office:value-type="float" office:value="0" calcext:value-type="float">
            <text:p>0</text:p>
          </table:table-cell>
          <table:table-cell table:formula="of:=IF(AND([.$A913]&gt;=[.D$2];[.$A913]&lt;=[.D$3]);1;0)" office:value-type="float" office:value="0" calcext:value-type="float">
            <text:p>0</text:p>
          </table:table-cell>
          <table:table-cell table:formula="of:=IF(AND([.$A913]&gt;=[.E$2];[.$A913]&lt;=[.E$3]);1;0)" office:value-type="float" office:value="1" calcext:value-type="float">
            <text:p>1</text:p>
          </table:table-cell>
          <table:table-cell table:formula="of:=IF(AND([.$A913]&gt;=[.F$2];[.$A913]&lt;=[.F$3]);1;0)" office:value-type="float" office:value="0" calcext:value-type="float">
            <text:p>0</text:p>
          </table:table-cell>
          <table:table-cell table:formula="of:=IF(AND([.$A913]&gt;=[.G$2];[.$A913]&lt;=[.G$3]);1;0)" office:value-type="float" office:value="0" calcext:value-type="float">
            <text:p>0</text:p>
          </table:table-cell>
          <table:table-cell/>
          <table:table-cell office:value-type="float" office:value="-0.232661" calcext:value-type="float">
            <text:p>-0.232661</text:p>
          </table:table-cell>
          <table:table-cell table:formula="of:=IF(AND([.$A913]&gt;=[.J$2];[.$A913]&lt;=[.J$3]);1;0)" office:value-type="float" office:value="0" calcext:value-type="float">
            <text:p>0</text:p>
          </table:table-cell>
          <table:table-cell table:formula="of:=IF(AND([.$A913]&gt;=[.K$2];[.$A913]&lt;=[.K$3]);1;0)" office:value-type="float" office:value="0" calcext:value-type="float">
            <text:p>0</text:p>
          </table:table-cell>
          <table:table-cell table:formula="of:=IF(AND([.$A913]&gt;=[.L$2];[.$A913]&lt;=[.L$3]);1;0)" office:value-type="float" office:value="0" calcext:value-type="float">
            <text:p>0</text:p>
          </table:table-cell>
          <table:table-cell table:formula="of:=IF(AND([.$A913]&gt;=[.M$2];[.$A913]&lt;=[.M$3]);1;0)" office:value-type="float" office:value="1" calcext:value-type="float">
            <text:p>1</text:p>
          </table:table-cell>
          <table:table-cell table:formula="of:=IF(AND([.$A913]&gt;=[.N$2];[.$A913]&lt;=[.N$3]);1;0)" office:value-type="float" office:value="0" calcext:value-type="float">
            <text:p>0</text:p>
          </table:table-cell>
          <table:table-cell table:formula="of:=IF(AND([.$A913]&gt;=[.O$2];[.$A91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1847" calcext:value-type="float">
            <text:p>-0.301847</text:p>
          </table:table-cell>
          <table:table-cell table:formula="of:=IF(AND([.$A914]&gt;=[.B$2];[.$A914]&lt;=[.B$3]);1;0)" office:value-type="float" office:value="0" calcext:value-type="float">
            <text:p>0</text:p>
          </table:table-cell>
          <table:table-cell table:formula="of:=IF(AND([.$A914]&gt;=[.C$2];[.$A914]&lt;=[.C$3]);1;0)" office:value-type="float" office:value="0" calcext:value-type="float">
            <text:p>0</text:p>
          </table:table-cell>
          <table:table-cell table:formula="of:=IF(AND([.$A914]&gt;=[.D$2];[.$A914]&lt;=[.D$3]);1;0)" office:value-type="float" office:value="1" calcext:value-type="float">
            <text:p>1</text:p>
          </table:table-cell>
          <table:table-cell table:formula="of:=IF(AND([.$A914]&gt;=[.E$2];[.$A914]&lt;=[.E$3]);1;0)" office:value-type="float" office:value="0" calcext:value-type="float">
            <text:p>0</text:p>
          </table:table-cell>
          <table:table-cell table:formula="of:=IF(AND([.$A914]&gt;=[.F$2];[.$A914]&lt;=[.F$3]);1;0)" office:value-type="float" office:value="0" calcext:value-type="float">
            <text:p>0</text:p>
          </table:table-cell>
          <table:table-cell table:formula="of:=IF(AND([.$A914]&gt;=[.G$2];[.$A914]&lt;=[.G$3]);1;0)" office:value-type="float" office:value="0" calcext:value-type="float">
            <text:p>0</text:p>
          </table:table-cell>
          <table:table-cell/>
          <table:table-cell office:value-type="float" office:value="1.28168" calcext:value-type="float">
            <text:p>1.28168</text:p>
          </table:table-cell>
          <table:table-cell table:formula="of:=IF(AND([.$A914]&gt;=[.J$2];[.$A914]&lt;=[.J$3]);1;0)" office:value-type="float" office:value="0" calcext:value-type="float">
            <text:p>0</text:p>
          </table:table-cell>
          <table:table-cell table:formula="of:=IF(AND([.$A914]&gt;=[.K$2];[.$A914]&lt;=[.K$3]);1;0)" office:value-type="float" office:value="0" calcext:value-type="float">
            <text:p>0</text:p>
          </table:table-cell>
          <table:table-cell table:formula="of:=IF(AND([.$A914]&gt;=[.L$2];[.$A914]&lt;=[.L$3]);1;0)" office:value-type="float" office:value="1" calcext:value-type="float">
            <text:p>1</text:p>
          </table:table-cell>
          <table:table-cell table:formula="of:=IF(AND([.$A914]&gt;=[.M$2];[.$A914]&lt;=[.M$3]);1;0)" office:value-type="float" office:value="0" calcext:value-type="float">
            <text:p>0</text:p>
          </table:table-cell>
          <table:table-cell table:formula="of:=IF(AND([.$A914]&gt;=[.N$2];[.$A914]&lt;=[.N$3]);1;0)" office:value-type="float" office:value="0" calcext:value-type="float">
            <text:p>0</text:p>
          </table:table-cell>
          <table:table-cell table:formula="of:=IF(AND([.$A914]&gt;=[.O$2];[.$A91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067" calcext:value-type="float">
            <text:p>1.42067</text:p>
          </table:table-cell>
          <table:table-cell table:formula="of:=IF(AND([.$A915]&gt;=[.B$2];[.$A915]&lt;=[.B$3]);1;0)" office:value-type="float" office:value="0" calcext:value-type="float">
            <text:p>0</text:p>
          </table:table-cell>
          <table:table-cell table:formula="of:=IF(AND([.$A915]&gt;=[.C$2];[.$A915]&lt;=[.C$3]);1;0)" office:value-type="float" office:value="0" calcext:value-type="float">
            <text:p>0</text:p>
          </table:table-cell>
          <table:table-cell table:formula="of:=IF(AND([.$A915]&gt;=[.D$2];[.$A915]&lt;=[.D$3]);1;0)" office:value-type="float" office:value="0" calcext:value-type="float">
            <text:p>0</text:p>
          </table:table-cell>
          <table:table-cell table:formula="of:=IF(AND([.$A915]&gt;=[.E$2];[.$A915]&lt;=[.E$3]);1;0)" office:value-type="float" office:value="0" calcext:value-type="float">
            <text:p>0</text:p>
          </table:table-cell>
          <table:table-cell table:formula="of:=IF(AND([.$A915]&gt;=[.F$2];[.$A915]&lt;=[.F$3]);1;0)" office:value-type="float" office:value="1" calcext:value-type="float">
            <text:p>1</text:p>
          </table:table-cell>
          <table:table-cell table:formula="of:=IF(AND([.$A915]&gt;=[.G$2];[.$A915]&lt;=[.G$3]);1;0)" office:value-type="float" office:value="0" calcext:value-type="float">
            <text:p>0</text:p>
          </table:table-cell>
          <table:table-cell/>
          <table:table-cell office:value-type="float" office:value="-0.939602" calcext:value-type="float">
            <text:p>-0.939602</text:p>
          </table:table-cell>
          <table:table-cell table:formula="of:=IF(AND([.$A915]&gt;=[.J$2];[.$A915]&lt;=[.J$3]);1;0)" office:value-type="float" office:value="0" calcext:value-type="float">
            <text:p>0</text:p>
          </table:table-cell>
          <table:table-cell table:formula="of:=IF(AND([.$A915]&gt;=[.K$2];[.$A915]&lt;=[.K$3]);1;0)" office:value-type="float" office:value="0" calcext:value-type="float">
            <text:p>0</text:p>
          </table:table-cell>
          <table:table-cell table:formula="of:=IF(AND([.$A915]&gt;=[.L$2];[.$A915]&lt;=[.L$3]);1;0)" office:value-type="float" office:value="0" calcext:value-type="float">
            <text:p>0</text:p>
          </table:table-cell>
          <table:table-cell table:formula="of:=IF(AND([.$A915]&gt;=[.M$2];[.$A915]&lt;=[.M$3]);1;0)" office:value-type="float" office:value="0" calcext:value-type="float">
            <text:p>0</text:p>
          </table:table-cell>
          <table:table-cell table:formula="of:=IF(AND([.$A915]&gt;=[.N$2];[.$A915]&lt;=[.N$3]);1;0)" office:value-type="float" office:value="1" calcext:value-type="float">
            <text:p>1</text:p>
          </table:table-cell>
          <table:table-cell table:formula="of:=IF(AND([.$A915]&gt;=[.O$2];[.$A91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457" calcext:value-type="float">
            <text:p>0.551457</text:p>
          </table:table-cell>
          <table:table-cell table:formula="of:=IF(AND([.$A916]&gt;=[.B$2];[.$A916]&lt;=[.B$3]);1;0)" office:value-type="float" office:value="0" calcext:value-type="float">
            <text:p>0</text:p>
          </table:table-cell>
          <table:table-cell table:formula="of:=IF(AND([.$A916]&gt;=[.C$2];[.$A916]&lt;=[.C$3]);1;0)" office:value-type="float" office:value="0" calcext:value-type="float">
            <text:p>0</text:p>
          </table:table-cell>
          <table:table-cell table:formula="of:=IF(AND([.$A916]&gt;=[.D$2];[.$A916]&lt;=[.D$3]);1;0)" office:value-type="float" office:value="0" calcext:value-type="float">
            <text:p>0</text:p>
          </table:table-cell>
          <table:table-cell table:formula="of:=IF(AND([.$A916]&gt;=[.E$2];[.$A916]&lt;=[.E$3]);1;0)" office:value-type="float" office:value="1" calcext:value-type="float">
            <text:p>1</text:p>
          </table:table-cell>
          <table:table-cell table:formula="of:=IF(AND([.$A916]&gt;=[.F$2];[.$A916]&lt;=[.F$3]);1;0)" office:value-type="float" office:value="0" calcext:value-type="float">
            <text:p>0</text:p>
          </table:table-cell>
          <table:table-cell table:formula="of:=IF(AND([.$A916]&gt;=[.G$2];[.$A916]&lt;=[.G$3]);1;0)" office:value-type="float" office:value="0" calcext:value-type="float">
            <text:p>0</text:p>
          </table:table-cell>
          <table:table-cell/>
          <table:table-cell office:value-type="float" office:value="1.67355" calcext:value-type="float">
            <text:p>1.67355</text:p>
          </table:table-cell>
          <table:table-cell table:formula="of:=IF(AND([.$A916]&gt;=[.J$2];[.$A916]&lt;=[.J$3]);1;0)" office:value-type="float" office:value="0" calcext:value-type="float">
            <text:p>0</text:p>
          </table:table-cell>
          <table:table-cell table:formula="of:=IF(AND([.$A916]&gt;=[.K$2];[.$A916]&lt;=[.K$3]);1;0)" office:value-type="float" office:value="0" calcext:value-type="float">
            <text:p>0</text:p>
          </table:table-cell>
          <table:table-cell table:formula="of:=IF(AND([.$A916]&gt;=[.L$2];[.$A916]&lt;=[.L$3]);1;0)" office:value-type="float" office:value="0" calcext:value-type="float">
            <text:p>0</text:p>
          </table:table-cell>
          <table:table-cell table:formula="of:=IF(AND([.$A916]&gt;=[.M$2];[.$A916]&lt;=[.M$3]);1;0)" office:value-type="float" office:value="1" calcext:value-type="float">
            <text:p>1</text:p>
          </table:table-cell>
          <table:table-cell table:formula="of:=IF(AND([.$A916]&gt;=[.N$2];[.$A916]&lt;=[.N$3]);1;0)" office:value-type="float" office:value="0" calcext:value-type="float">
            <text:p>0</text:p>
          </table:table-cell>
          <table:table-cell table:formula="of:=IF(AND([.$A916]&gt;=[.O$2];[.$A91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2662" calcext:value-type="float">
            <text:p>-0.422662</text:p>
          </table:table-cell>
          <table:table-cell table:formula="of:=IF(AND([.$A917]&gt;=[.B$2];[.$A917]&lt;=[.B$3]);1;0)" office:value-type="float" office:value="0" calcext:value-type="float">
            <text:p>0</text:p>
          </table:table-cell>
          <table:table-cell table:formula="of:=IF(AND([.$A917]&gt;=[.C$2];[.$A917]&lt;=[.C$3]);1;0)" office:value-type="float" office:value="0" calcext:value-type="float">
            <text:p>0</text:p>
          </table:table-cell>
          <table:table-cell table:formula="of:=IF(AND([.$A917]&gt;=[.D$2];[.$A917]&lt;=[.D$3]);1;0)" office:value-type="float" office:value="1" calcext:value-type="float">
            <text:p>1</text:p>
          </table:table-cell>
          <table:table-cell table:formula="of:=IF(AND([.$A917]&gt;=[.E$2];[.$A917]&lt;=[.E$3]);1;0)" office:value-type="float" office:value="0" calcext:value-type="float">
            <text:p>0</text:p>
          </table:table-cell>
          <table:table-cell table:formula="of:=IF(AND([.$A917]&gt;=[.F$2];[.$A917]&lt;=[.F$3]);1;0)" office:value-type="float" office:value="0" calcext:value-type="float">
            <text:p>0</text:p>
          </table:table-cell>
          <table:table-cell table:formula="of:=IF(AND([.$A917]&gt;=[.G$2];[.$A917]&lt;=[.G$3]);1;0)" office:value-type="float" office:value="0" calcext:value-type="float">
            <text:p>0</text:p>
          </table:table-cell>
          <table:table-cell/>
          <table:table-cell office:value-type="float" office:value="-0.275607" calcext:value-type="float">
            <text:p>-0.275607</text:p>
          </table:table-cell>
          <table:table-cell table:formula="of:=IF(AND([.$A917]&gt;=[.J$2];[.$A917]&lt;=[.J$3]);1;0)" office:value-type="float" office:value="0" calcext:value-type="float">
            <text:p>0</text:p>
          </table:table-cell>
          <table:table-cell table:formula="of:=IF(AND([.$A917]&gt;=[.K$2];[.$A917]&lt;=[.K$3]);1;0)" office:value-type="float" office:value="0" calcext:value-type="float">
            <text:p>0</text:p>
          </table:table-cell>
          <table:table-cell table:formula="of:=IF(AND([.$A917]&gt;=[.L$2];[.$A917]&lt;=[.L$3]);1;0)" office:value-type="float" office:value="1" calcext:value-type="float">
            <text:p>1</text:p>
          </table:table-cell>
          <table:table-cell table:formula="of:=IF(AND([.$A917]&gt;=[.M$2];[.$A917]&lt;=[.M$3]);1;0)" office:value-type="float" office:value="0" calcext:value-type="float">
            <text:p>0</text:p>
          </table:table-cell>
          <table:table-cell table:formula="of:=IF(AND([.$A917]&gt;=[.N$2];[.$A917]&lt;=[.N$3]);1;0)" office:value-type="float" office:value="0" calcext:value-type="float">
            <text:p>0</text:p>
          </table:table-cell>
          <table:table-cell table:formula="of:=IF(AND([.$A917]&gt;=[.O$2];[.$A91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963" calcext:value-type="float">
            <text:p>0.73963</text:p>
          </table:table-cell>
          <table:table-cell table:formula="of:=IF(AND([.$A918]&gt;=[.B$2];[.$A918]&lt;=[.B$3]);1;0)" office:value-type="float" office:value="0" calcext:value-type="float">
            <text:p>0</text:p>
          </table:table-cell>
          <table:table-cell table:formula="of:=IF(AND([.$A918]&gt;=[.C$2];[.$A918]&lt;=[.C$3]);1;0)" office:value-type="float" office:value="0" calcext:value-type="float">
            <text:p>0</text:p>
          </table:table-cell>
          <table:table-cell table:formula="of:=IF(AND([.$A918]&gt;=[.D$2];[.$A918]&lt;=[.D$3]);1;0)" office:value-type="float" office:value="0" calcext:value-type="float">
            <text:p>0</text:p>
          </table:table-cell>
          <table:table-cell table:formula="of:=IF(AND([.$A918]&gt;=[.E$2];[.$A918]&lt;=[.E$3]);1;0)" office:value-type="float" office:value="1" calcext:value-type="float">
            <text:p>1</text:p>
          </table:table-cell>
          <table:table-cell table:formula="of:=IF(AND([.$A918]&gt;=[.F$2];[.$A918]&lt;=[.F$3]);1;0)" office:value-type="float" office:value="0" calcext:value-type="float">
            <text:p>0</text:p>
          </table:table-cell>
          <table:table-cell table:formula="of:=IF(AND([.$A918]&gt;=[.G$2];[.$A918]&lt;=[.G$3]);1;0)" office:value-type="float" office:value="0" calcext:value-type="float">
            <text:p>0</text:p>
          </table:table-cell>
          <table:table-cell/>
          <table:table-cell office:value-type="float" office:value="0.106212" calcext:value-type="float">
            <text:p>0.106212</text:p>
          </table:table-cell>
          <table:table-cell table:formula="of:=IF(AND([.$A918]&gt;=[.J$2];[.$A918]&lt;=[.J$3]);1;0)" office:value-type="float" office:value="0" calcext:value-type="float">
            <text:p>0</text:p>
          </table:table-cell>
          <table:table-cell table:formula="of:=IF(AND([.$A918]&gt;=[.K$2];[.$A918]&lt;=[.K$3]);1;0)" office:value-type="float" office:value="0" calcext:value-type="float">
            <text:p>0</text:p>
          </table:table-cell>
          <table:table-cell table:formula="of:=IF(AND([.$A918]&gt;=[.L$2];[.$A918]&lt;=[.L$3]);1;0)" office:value-type="float" office:value="0" calcext:value-type="float">
            <text:p>0</text:p>
          </table:table-cell>
          <table:table-cell table:formula="of:=IF(AND([.$A918]&gt;=[.M$2];[.$A918]&lt;=[.M$3]);1;0)" office:value-type="float" office:value="1" calcext:value-type="float">
            <text:p>1</text:p>
          </table:table-cell>
          <table:table-cell table:formula="of:=IF(AND([.$A918]&gt;=[.N$2];[.$A918]&lt;=[.N$3]);1;0)" office:value-type="float" office:value="0" calcext:value-type="float">
            <text:p>0</text:p>
          </table:table-cell>
          <table:table-cell table:formula="of:=IF(AND([.$A918]&gt;=[.O$2];[.$A91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8045" calcext:value-type="float">
            <text:p>-0.388045</text:p>
          </table:table-cell>
          <table:table-cell table:formula="of:=IF(AND([.$A919]&gt;=[.B$2];[.$A919]&lt;=[.B$3]);1;0)" office:value-type="float" office:value="0" calcext:value-type="float">
            <text:p>0</text:p>
          </table:table-cell>
          <table:table-cell table:formula="of:=IF(AND([.$A919]&gt;=[.C$2];[.$A919]&lt;=[.C$3]);1;0)" office:value-type="float" office:value="0" calcext:value-type="float">
            <text:p>0</text:p>
          </table:table-cell>
          <table:table-cell table:formula="of:=IF(AND([.$A919]&gt;=[.D$2];[.$A919]&lt;=[.D$3]);1;0)" office:value-type="float" office:value="1" calcext:value-type="float">
            <text:p>1</text:p>
          </table:table-cell>
          <table:table-cell table:formula="of:=IF(AND([.$A919]&gt;=[.E$2];[.$A919]&lt;=[.E$3]);1;0)" office:value-type="float" office:value="0" calcext:value-type="float">
            <text:p>0</text:p>
          </table:table-cell>
          <table:table-cell table:formula="of:=IF(AND([.$A919]&gt;=[.F$2];[.$A919]&lt;=[.F$3]);1;0)" office:value-type="float" office:value="0" calcext:value-type="float">
            <text:p>0</text:p>
          </table:table-cell>
          <table:table-cell table:formula="of:=IF(AND([.$A919]&gt;=[.G$2];[.$A919]&lt;=[.G$3]);1;0)" office:value-type="float" office:value="0" calcext:value-type="float">
            <text:p>0</text:p>
          </table:table-cell>
          <table:table-cell/>
          <table:table-cell office:value-type="float" office:value="-0.472194" calcext:value-type="float">
            <text:p>-0.472194</text:p>
          </table:table-cell>
          <table:table-cell table:formula="of:=IF(AND([.$A919]&gt;=[.J$2];[.$A919]&lt;=[.J$3]);1;0)" office:value-type="float" office:value="0" calcext:value-type="float">
            <text:p>0</text:p>
          </table:table-cell>
          <table:table-cell table:formula="of:=IF(AND([.$A919]&gt;=[.K$2];[.$A919]&lt;=[.K$3]);1;0)" office:value-type="float" office:value="0" calcext:value-type="float">
            <text:p>0</text:p>
          </table:table-cell>
          <table:table-cell table:formula="of:=IF(AND([.$A919]&gt;=[.L$2];[.$A919]&lt;=[.L$3]);1;0)" office:value-type="float" office:value="1" calcext:value-type="float">
            <text:p>1</text:p>
          </table:table-cell>
          <table:table-cell table:formula="of:=IF(AND([.$A919]&gt;=[.M$2];[.$A919]&lt;=[.M$3]);1;0)" office:value-type="float" office:value="0" calcext:value-type="float">
            <text:p>0</text:p>
          </table:table-cell>
          <table:table-cell table:formula="of:=IF(AND([.$A919]&gt;=[.N$2];[.$A919]&lt;=[.N$3]);1;0)" office:value-type="float" office:value="0" calcext:value-type="float">
            <text:p>0</text:p>
          </table:table-cell>
          <table:table-cell table:formula="of:=IF(AND([.$A919]&gt;=[.O$2];[.$A91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278" calcext:value-type="float">
            <text:p>-0.68278</text:p>
          </table:table-cell>
          <table:table-cell table:formula="of:=IF(AND([.$A920]&gt;=[.B$2];[.$A920]&lt;=[.B$3]);1;0)" office:value-type="float" office:value="0" calcext:value-type="float">
            <text:p>0</text:p>
          </table:table-cell>
          <table:table-cell table:formula="of:=IF(AND([.$A920]&gt;=[.C$2];[.$A920]&lt;=[.C$3]);1;0)" office:value-type="float" office:value="0" calcext:value-type="float">
            <text:p>0</text:p>
          </table:table-cell>
          <table:table-cell table:formula="of:=IF(AND([.$A920]&gt;=[.D$2];[.$A920]&lt;=[.D$3]);1;0)" office:value-type="float" office:value="1" calcext:value-type="float">
            <text:p>1</text:p>
          </table:table-cell>
          <table:table-cell table:formula="of:=IF(AND([.$A920]&gt;=[.E$2];[.$A920]&lt;=[.E$3]);1;0)" office:value-type="float" office:value="0" calcext:value-type="float">
            <text:p>0</text:p>
          </table:table-cell>
          <table:table-cell table:formula="of:=IF(AND([.$A920]&gt;=[.F$2];[.$A920]&lt;=[.F$3]);1;0)" office:value-type="float" office:value="0" calcext:value-type="float">
            <text:p>0</text:p>
          </table:table-cell>
          <table:table-cell table:formula="of:=IF(AND([.$A920]&gt;=[.G$2];[.$A920]&lt;=[.G$3]);1;0)" office:value-type="float" office:value="0" calcext:value-type="float">
            <text:p>0</text:p>
          </table:table-cell>
          <table:table-cell/>
          <table:table-cell office:value-type="float" office:value="0.662721" calcext:value-type="float">
            <text:p>0.662721</text:p>
          </table:table-cell>
          <table:table-cell table:formula="of:=IF(AND([.$A920]&gt;=[.J$2];[.$A920]&lt;=[.J$3]);1;0)" office:value-type="float" office:value="0" calcext:value-type="float">
            <text:p>0</text:p>
          </table:table-cell>
          <table:table-cell table:formula="of:=IF(AND([.$A920]&gt;=[.K$2];[.$A920]&lt;=[.K$3]);1;0)" office:value-type="float" office:value="0" calcext:value-type="float">
            <text:p>0</text:p>
          </table:table-cell>
          <table:table-cell table:formula="of:=IF(AND([.$A920]&gt;=[.L$2];[.$A920]&lt;=[.L$3]);1;0)" office:value-type="float" office:value="1" calcext:value-type="float">
            <text:p>1</text:p>
          </table:table-cell>
          <table:table-cell table:formula="of:=IF(AND([.$A920]&gt;=[.M$2];[.$A920]&lt;=[.M$3]);1;0)" office:value-type="float" office:value="0" calcext:value-type="float">
            <text:p>0</text:p>
          </table:table-cell>
          <table:table-cell table:formula="of:=IF(AND([.$A920]&gt;=[.N$2];[.$A920]&lt;=[.N$3]);1;0)" office:value-type="float" office:value="0" calcext:value-type="float">
            <text:p>0</text:p>
          </table:table-cell>
          <table:table-cell table:formula="of:=IF(AND([.$A920]&gt;=[.O$2];[.$A92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4871" calcext:value-type="float">
            <text:p>-0.624871</text:p>
          </table:table-cell>
          <table:table-cell table:formula="of:=IF(AND([.$A921]&gt;=[.B$2];[.$A921]&lt;=[.B$3]);1;0)" office:value-type="float" office:value="0" calcext:value-type="float">
            <text:p>0</text:p>
          </table:table-cell>
          <table:table-cell table:formula="of:=IF(AND([.$A921]&gt;=[.C$2];[.$A921]&lt;=[.C$3]);1;0)" office:value-type="float" office:value="0" calcext:value-type="float">
            <text:p>0</text:p>
          </table:table-cell>
          <table:table-cell table:formula="of:=IF(AND([.$A921]&gt;=[.D$2];[.$A921]&lt;=[.D$3]);1;0)" office:value-type="float" office:value="1" calcext:value-type="float">
            <text:p>1</text:p>
          </table:table-cell>
          <table:table-cell table:formula="of:=IF(AND([.$A921]&gt;=[.E$2];[.$A921]&lt;=[.E$3]);1;0)" office:value-type="float" office:value="0" calcext:value-type="float">
            <text:p>0</text:p>
          </table:table-cell>
          <table:table-cell table:formula="of:=IF(AND([.$A921]&gt;=[.F$2];[.$A921]&lt;=[.F$3]);1;0)" office:value-type="float" office:value="0" calcext:value-type="float">
            <text:p>0</text:p>
          </table:table-cell>
          <table:table-cell table:formula="of:=IF(AND([.$A921]&gt;=[.G$2];[.$A921]&lt;=[.G$3]);1;0)" office:value-type="float" office:value="0" calcext:value-type="float">
            <text:p>0</text:p>
          </table:table-cell>
          <table:table-cell/>
          <table:table-cell office:value-type="float" office:value="0.102665" calcext:value-type="float">
            <text:p>0.102665</text:p>
          </table:table-cell>
          <table:table-cell table:formula="of:=IF(AND([.$A921]&gt;=[.J$2];[.$A921]&lt;=[.J$3]);1;0)" office:value-type="float" office:value="0" calcext:value-type="float">
            <text:p>0</text:p>
          </table:table-cell>
          <table:table-cell table:formula="of:=IF(AND([.$A921]&gt;=[.K$2];[.$A921]&lt;=[.K$3]);1;0)" office:value-type="float" office:value="0" calcext:value-type="float">
            <text:p>0</text:p>
          </table:table-cell>
          <table:table-cell table:formula="of:=IF(AND([.$A921]&gt;=[.L$2];[.$A921]&lt;=[.L$3]);1;0)" office:value-type="float" office:value="1" calcext:value-type="float">
            <text:p>1</text:p>
          </table:table-cell>
          <table:table-cell table:formula="of:=IF(AND([.$A921]&gt;=[.M$2];[.$A921]&lt;=[.M$3]);1;0)" office:value-type="float" office:value="0" calcext:value-type="float">
            <text:p>0</text:p>
          </table:table-cell>
          <table:table-cell table:formula="of:=IF(AND([.$A921]&gt;=[.N$2];[.$A921]&lt;=[.N$3]);1;0)" office:value-type="float" office:value="0" calcext:value-type="float">
            <text:p>0</text:p>
          </table:table-cell>
          <table:table-cell table:formula="of:=IF(AND([.$A921]&gt;=[.O$2];[.$A92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1498" calcext:value-type="float">
            <text:p>-1.11498</text:p>
          </table:table-cell>
          <table:table-cell table:formula="of:=IF(AND([.$A922]&gt;=[.B$2];[.$A922]&lt;=[.B$3]);1;0)" office:value-type="float" office:value="0" calcext:value-type="float">
            <text:p>0</text:p>
          </table:table-cell>
          <table:table-cell table:formula="of:=IF(AND([.$A922]&gt;=[.C$2];[.$A922]&lt;=[.C$3]);1;0)" office:value-type="float" office:value="1" calcext:value-type="float">
            <text:p>1</text:p>
          </table:table-cell>
          <table:table-cell table:formula="of:=IF(AND([.$A922]&gt;=[.D$2];[.$A922]&lt;=[.D$3]);1;0)" office:value-type="float" office:value="0" calcext:value-type="float">
            <text:p>0</text:p>
          </table:table-cell>
          <table:table-cell table:formula="of:=IF(AND([.$A922]&gt;=[.E$2];[.$A922]&lt;=[.E$3]);1;0)" office:value-type="float" office:value="0" calcext:value-type="float">
            <text:p>0</text:p>
          </table:table-cell>
          <table:table-cell table:formula="of:=IF(AND([.$A922]&gt;=[.F$2];[.$A922]&lt;=[.F$3]);1;0)" office:value-type="float" office:value="0" calcext:value-type="float">
            <text:p>0</text:p>
          </table:table-cell>
          <table:table-cell table:formula="of:=IF(AND([.$A922]&gt;=[.G$2];[.$A922]&lt;=[.G$3]);1;0)" office:value-type="float" office:value="0" calcext:value-type="float">
            <text:p>0</text:p>
          </table:table-cell>
          <table:table-cell/>
          <table:table-cell office:value-type="float" office:value="0.361226" calcext:value-type="float">
            <text:p>0.361226</text:p>
          </table:table-cell>
          <table:table-cell table:formula="of:=IF(AND([.$A922]&gt;=[.J$2];[.$A922]&lt;=[.J$3]);1;0)" office:value-type="float" office:value="0" calcext:value-type="float">
            <text:p>0</text:p>
          </table:table-cell>
          <table:table-cell table:formula="of:=IF(AND([.$A922]&gt;=[.K$2];[.$A922]&lt;=[.K$3]);1;0)" office:value-type="float" office:value="1" calcext:value-type="float">
            <text:p>1</text:p>
          </table:table-cell>
          <table:table-cell table:formula="of:=IF(AND([.$A922]&gt;=[.L$2];[.$A922]&lt;=[.L$3]);1;0)" office:value-type="float" office:value="0" calcext:value-type="float">
            <text:p>0</text:p>
          </table:table-cell>
          <table:table-cell table:formula="of:=IF(AND([.$A922]&gt;=[.M$2];[.$A922]&lt;=[.M$3]);1;0)" office:value-type="float" office:value="0" calcext:value-type="float">
            <text:p>0</text:p>
          </table:table-cell>
          <table:table-cell table:formula="of:=IF(AND([.$A922]&gt;=[.N$2];[.$A922]&lt;=[.N$3]);1;0)" office:value-type="float" office:value="0" calcext:value-type="float">
            <text:p>0</text:p>
          </table:table-cell>
          <table:table-cell table:formula="of:=IF(AND([.$A922]&gt;=[.O$2];[.$A92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2079" calcext:value-type="float">
            <text:p>0.332079</text:p>
          </table:table-cell>
          <table:table-cell table:formula="of:=IF(AND([.$A923]&gt;=[.B$2];[.$A923]&lt;=[.B$3]);1;0)" office:value-type="float" office:value="0" calcext:value-type="float">
            <text:p>0</text:p>
          </table:table-cell>
          <table:table-cell table:formula="of:=IF(AND([.$A923]&gt;=[.C$2];[.$A923]&lt;=[.C$3]);1;0)" office:value-type="float" office:value="0" calcext:value-type="float">
            <text:p>0</text:p>
          </table:table-cell>
          <table:table-cell table:formula="of:=IF(AND([.$A923]&gt;=[.D$2];[.$A923]&lt;=[.D$3]);1;0)" office:value-type="float" office:value="0" calcext:value-type="float">
            <text:p>0</text:p>
          </table:table-cell>
          <table:table-cell table:formula="of:=IF(AND([.$A923]&gt;=[.E$2];[.$A923]&lt;=[.E$3]);1;0)" office:value-type="float" office:value="1" calcext:value-type="float">
            <text:p>1</text:p>
          </table:table-cell>
          <table:table-cell table:formula="of:=IF(AND([.$A923]&gt;=[.F$2];[.$A923]&lt;=[.F$3]);1;0)" office:value-type="float" office:value="0" calcext:value-type="float">
            <text:p>0</text:p>
          </table:table-cell>
          <table:table-cell table:formula="of:=IF(AND([.$A923]&gt;=[.G$2];[.$A923]&lt;=[.G$3]);1;0)" office:value-type="float" office:value="0" calcext:value-type="float">
            <text:p>0</text:p>
          </table:table-cell>
          <table:table-cell/>
          <table:table-cell office:value-type="float" office:value="-1.25767" calcext:value-type="float">
            <text:p>-1.25767</text:p>
          </table:table-cell>
          <table:table-cell table:formula="of:=IF(AND([.$A923]&gt;=[.J$2];[.$A923]&lt;=[.J$3]);1;0)" office:value-type="float" office:value="0" calcext:value-type="float">
            <text:p>0</text:p>
          </table:table-cell>
          <table:table-cell table:formula="of:=IF(AND([.$A923]&gt;=[.K$2];[.$A923]&lt;=[.K$3]);1;0)" office:value-type="float" office:value="0" calcext:value-type="float">
            <text:p>0</text:p>
          </table:table-cell>
          <table:table-cell table:formula="of:=IF(AND([.$A923]&gt;=[.L$2];[.$A923]&lt;=[.L$3]);1;0)" office:value-type="float" office:value="0" calcext:value-type="float">
            <text:p>0</text:p>
          </table:table-cell>
          <table:table-cell table:formula="of:=IF(AND([.$A923]&gt;=[.M$2];[.$A923]&lt;=[.M$3]);1;0)" office:value-type="float" office:value="1" calcext:value-type="float">
            <text:p>1</text:p>
          </table:table-cell>
          <table:table-cell table:formula="of:=IF(AND([.$A923]&gt;=[.N$2];[.$A923]&lt;=[.N$3]);1;0)" office:value-type="float" office:value="0" calcext:value-type="float">
            <text:p>0</text:p>
          </table:table-cell>
          <table:table-cell table:formula="of:=IF(AND([.$A923]&gt;=[.O$2];[.$A92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6094" calcext:value-type="float">
            <text:p>-0.176094</text:p>
          </table:table-cell>
          <table:table-cell table:formula="of:=IF(AND([.$A924]&gt;=[.B$2];[.$A924]&lt;=[.B$3]);1;0)" office:value-type="float" office:value="0" calcext:value-type="float">
            <text:p>0</text:p>
          </table:table-cell>
          <table:table-cell table:formula="of:=IF(AND([.$A924]&gt;=[.C$2];[.$A924]&lt;=[.C$3]);1;0)" office:value-type="float" office:value="0" calcext:value-type="float">
            <text:p>0</text:p>
          </table:table-cell>
          <table:table-cell table:formula="of:=IF(AND([.$A924]&gt;=[.D$2];[.$A924]&lt;=[.D$3]);1;0)" office:value-type="float" office:value="1" calcext:value-type="float">
            <text:p>1</text:p>
          </table:table-cell>
          <table:table-cell table:formula="of:=IF(AND([.$A924]&gt;=[.E$2];[.$A924]&lt;=[.E$3]);1;0)" office:value-type="float" office:value="0" calcext:value-type="float">
            <text:p>0</text:p>
          </table:table-cell>
          <table:table-cell table:formula="of:=IF(AND([.$A924]&gt;=[.F$2];[.$A924]&lt;=[.F$3]);1;0)" office:value-type="float" office:value="0" calcext:value-type="float">
            <text:p>0</text:p>
          </table:table-cell>
          <table:table-cell table:formula="of:=IF(AND([.$A924]&gt;=[.G$2];[.$A924]&lt;=[.G$3]);1;0)" office:value-type="float" office:value="0" calcext:value-type="float">
            <text:p>0</text:p>
          </table:table-cell>
          <table:table-cell/>
          <table:table-cell office:value-type="float" office:value="0.34093" calcext:value-type="float">
            <text:p>0.34093</text:p>
          </table:table-cell>
          <table:table-cell table:formula="of:=IF(AND([.$A924]&gt;=[.J$2];[.$A924]&lt;=[.J$3]);1;0)" office:value-type="float" office:value="0" calcext:value-type="float">
            <text:p>0</text:p>
          </table:table-cell>
          <table:table-cell table:formula="of:=IF(AND([.$A924]&gt;=[.K$2];[.$A924]&lt;=[.K$3]);1;0)" office:value-type="float" office:value="0" calcext:value-type="float">
            <text:p>0</text:p>
          </table:table-cell>
          <table:table-cell table:formula="of:=IF(AND([.$A924]&gt;=[.L$2];[.$A924]&lt;=[.L$3]);1;0)" office:value-type="float" office:value="1" calcext:value-type="float">
            <text:p>1</text:p>
          </table:table-cell>
          <table:table-cell table:formula="of:=IF(AND([.$A924]&gt;=[.M$2];[.$A924]&lt;=[.M$3]);1;0)" office:value-type="float" office:value="0" calcext:value-type="float">
            <text:p>0</text:p>
          </table:table-cell>
          <table:table-cell table:formula="of:=IF(AND([.$A924]&gt;=[.N$2];[.$A924]&lt;=[.N$3]);1;0)" office:value-type="float" office:value="0" calcext:value-type="float">
            <text:p>0</text:p>
          </table:table-cell>
          <table:table-cell table:formula="of:=IF(AND([.$A924]&gt;=[.O$2];[.$A92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0457" calcext:value-type="float">
            <text:p>-1.40457</text:p>
          </table:table-cell>
          <table:table-cell table:formula="of:=IF(AND([.$A925]&gt;=[.B$2];[.$A925]&lt;=[.B$3]);1;0)" office:value-type="float" office:value="0" calcext:value-type="float">
            <text:p>0</text:p>
          </table:table-cell>
          <table:table-cell table:formula="of:=IF(AND([.$A925]&gt;=[.C$2];[.$A925]&lt;=[.C$3]);1;0)" office:value-type="float" office:value="1" calcext:value-type="float">
            <text:p>1</text:p>
          </table:table-cell>
          <table:table-cell table:formula="of:=IF(AND([.$A925]&gt;=[.D$2];[.$A925]&lt;=[.D$3]);1;0)" office:value-type="float" office:value="0" calcext:value-type="float">
            <text:p>0</text:p>
          </table:table-cell>
          <table:table-cell table:formula="of:=IF(AND([.$A925]&gt;=[.E$2];[.$A925]&lt;=[.E$3]);1;0)" office:value-type="float" office:value="0" calcext:value-type="float">
            <text:p>0</text:p>
          </table:table-cell>
          <table:table-cell table:formula="of:=IF(AND([.$A925]&gt;=[.F$2];[.$A925]&lt;=[.F$3]);1;0)" office:value-type="float" office:value="0" calcext:value-type="float">
            <text:p>0</text:p>
          </table:table-cell>
          <table:table-cell table:formula="of:=IF(AND([.$A925]&gt;=[.G$2];[.$A925]&lt;=[.G$3]);1;0)" office:value-type="float" office:value="0" calcext:value-type="float">
            <text:p>0</text:p>
          </table:table-cell>
          <table:table-cell/>
          <table:table-cell office:value-type="float" office:value="-1.23892" calcext:value-type="float">
            <text:p>-1.23892</text:p>
          </table:table-cell>
          <table:table-cell table:formula="of:=IF(AND([.$A925]&gt;=[.J$2];[.$A925]&lt;=[.J$3]);1;0)" office:value-type="float" office:value="0" calcext:value-type="float">
            <text:p>0</text:p>
          </table:table-cell>
          <table:table-cell table:formula="of:=IF(AND([.$A925]&gt;=[.K$2];[.$A925]&lt;=[.K$3]);1;0)" office:value-type="float" office:value="1" calcext:value-type="float">
            <text:p>1</text:p>
          </table:table-cell>
          <table:table-cell table:formula="of:=IF(AND([.$A925]&gt;=[.L$2];[.$A925]&lt;=[.L$3]);1;0)" office:value-type="float" office:value="0" calcext:value-type="float">
            <text:p>0</text:p>
          </table:table-cell>
          <table:table-cell table:formula="of:=IF(AND([.$A925]&gt;=[.M$2];[.$A925]&lt;=[.M$3]);1;0)" office:value-type="float" office:value="0" calcext:value-type="float">
            <text:p>0</text:p>
          </table:table-cell>
          <table:table-cell table:formula="of:=IF(AND([.$A925]&gt;=[.N$2];[.$A925]&lt;=[.N$3]);1;0)" office:value-type="float" office:value="0" calcext:value-type="float">
            <text:p>0</text:p>
          </table:table-cell>
          <table:table-cell table:formula="of:=IF(AND([.$A925]&gt;=[.O$2];[.$A92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6539" calcext:value-type="float">
            <text:p>-0.376539</text:p>
          </table:table-cell>
          <table:table-cell table:formula="of:=IF(AND([.$A926]&gt;=[.B$2];[.$A926]&lt;=[.B$3]);1;0)" office:value-type="float" office:value="0" calcext:value-type="float">
            <text:p>0</text:p>
          </table:table-cell>
          <table:table-cell table:formula="of:=IF(AND([.$A926]&gt;=[.C$2];[.$A926]&lt;=[.C$3]);1;0)" office:value-type="float" office:value="0" calcext:value-type="float">
            <text:p>0</text:p>
          </table:table-cell>
          <table:table-cell table:formula="of:=IF(AND([.$A926]&gt;=[.D$2];[.$A926]&lt;=[.D$3]);1;0)" office:value-type="float" office:value="1" calcext:value-type="float">
            <text:p>1</text:p>
          </table:table-cell>
          <table:table-cell table:formula="of:=IF(AND([.$A926]&gt;=[.E$2];[.$A926]&lt;=[.E$3]);1;0)" office:value-type="float" office:value="0" calcext:value-type="float">
            <text:p>0</text:p>
          </table:table-cell>
          <table:table-cell table:formula="of:=IF(AND([.$A926]&gt;=[.F$2];[.$A926]&lt;=[.F$3]);1;0)" office:value-type="float" office:value="0" calcext:value-type="float">
            <text:p>0</text:p>
          </table:table-cell>
          <table:table-cell table:formula="of:=IF(AND([.$A926]&gt;=[.G$2];[.$A926]&lt;=[.G$3]);1;0)" office:value-type="float" office:value="0" calcext:value-type="float">
            <text:p>0</text:p>
          </table:table-cell>
          <table:table-cell/>
          <table:table-cell office:value-type="float" office:value="-0.946122" calcext:value-type="float">
            <text:p>-0.946122</text:p>
          </table:table-cell>
          <table:table-cell table:formula="of:=IF(AND([.$A926]&gt;=[.J$2];[.$A926]&lt;=[.J$3]);1;0)" office:value-type="float" office:value="0" calcext:value-type="float">
            <text:p>0</text:p>
          </table:table-cell>
          <table:table-cell table:formula="of:=IF(AND([.$A926]&gt;=[.K$2];[.$A926]&lt;=[.K$3]);1;0)" office:value-type="float" office:value="0" calcext:value-type="float">
            <text:p>0</text:p>
          </table:table-cell>
          <table:table-cell table:formula="of:=IF(AND([.$A926]&gt;=[.L$2];[.$A926]&lt;=[.L$3]);1;0)" office:value-type="float" office:value="1" calcext:value-type="float">
            <text:p>1</text:p>
          </table:table-cell>
          <table:table-cell table:formula="of:=IF(AND([.$A926]&gt;=[.M$2];[.$A926]&lt;=[.M$3]);1;0)" office:value-type="float" office:value="0" calcext:value-type="float">
            <text:p>0</text:p>
          </table:table-cell>
          <table:table-cell table:formula="of:=IF(AND([.$A926]&gt;=[.N$2];[.$A926]&lt;=[.N$3]);1;0)" office:value-type="float" office:value="0" calcext:value-type="float">
            <text:p>0</text:p>
          </table:table-cell>
          <table:table-cell table:formula="of:=IF(AND([.$A926]&gt;=[.O$2];[.$A92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5429" calcext:value-type="float">
            <text:p>-0.235429</text:p>
          </table:table-cell>
          <table:table-cell table:formula="of:=IF(AND([.$A927]&gt;=[.B$2];[.$A927]&lt;=[.B$3]);1;0)" office:value-type="float" office:value="0" calcext:value-type="float">
            <text:p>0</text:p>
          </table:table-cell>
          <table:table-cell table:formula="of:=IF(AND([.$A927]&gt;=[.C$2];[.$A927]&lt;=[.C$3]);1;0)" office:value-type="float" office:value="0" calcext:value-type="float">
            <text:p>0</text:p>
          </table:table-cell>
          <table:table-cell table:formula="of:=IF(AND([.$A927]&gt;=[.D$2];[.$A927]&lt;=[.D$3]);1;0)" office:value-type="float" office:value="1" calcext:value-type="float">
            <text:p>1</text:p>
          </table:table-cell>
          <table:table-cell table:formula="of:=IF(AND([.$A927]&gt;=[.E$2];[.$A927]&lt;=[.E$3]);1;0)" office:value-type="float" office:value="0" calcext:value-type="float">
            <text:p>0</text:p>
          </table:table-cell>
          <table:table-cell table:formula="of:=IF(AND([.$A927]&gt;=[.F$2];[.$A927]&lt;=[.F$3]);1;0)" office:value-type="float" office:value="0" calcext:value-type="float">
            <text:p>0</text:p>
          </table:table-cell>
          <table:table-cell table:formula="of:=IF(AND([.$A927]&gt;=[.G$2];[.$A927]&lt;=[.G$3]);1;0)" office:value-type="float" office:value="0" calcext:value-type="float">
            <text:p>0</text:p>
          </table:table-cell>
          <table:table-cell/>
          <table:table-cell office:value-type="float" office:value="-1.3949" calcext:value-type="float">
            <text:p>-1.3949</text:p>
          </table:table-cell>
          <table:table-cell table:formula="of:=IF(AND([.$A927]&gt;=[.J$2];[.$A927]&lt;=[.J$3]);1;0)" office:value-type="float" office:value="0" calcext:value-type="float">
            <text:p>0</text:p>
          </table:table-cell>
          <table:table-cell table:formula="of:=IF(AND([.$A927]&gt;=[.K$2];[.$A927]&lt;=[.K$3]);1;0)" office:value-type="float" office:value="0" calcext:value-type="float">
            <text:p>0</text:p>
          </table:table-cell>
          <table:table-cell table:formula="of:=IF(AND([.$A927]&gt;=[.L$2];[.$A927]&lt;=[.L$3]);1;0)" office:value-type="float" office:value="1" calcext:value-type="float">
            <text:p>1</text:p>
          </table:table-cell>
          <table:table-cell table:formula="of:=IF(AND([.$A927]&gt;=[.M$2];[.$A927]&lt;=[.M$3]);1;0)" office:value-type="float" office:value="0" calcext:value-type="float">
            <text:p>0</text:p>
          </table:table-cell>
          <table:table-cell table:formula="of:=IF(AND([.$A927]&gt;=[.N$2];[.$A927]&lt;=[.N$3]);1;0)" office:value-type="float" office:value="0" calcext:value-type="float">
            <text:p>0</text:p>
          </table:table-cell>
          <table:table-cell table:formula="of:=IF(AND([.$A927]&gt;=[.O$2];[.$A92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2121" calcext:value-type="float">
            <text:p>0.582121</text:p>
          </table:table-cell>
          <table:table-cell table:formula="of:=IF(AND([.$A928]&gt;=[.B$2];[.$A928]&lt;=[.B$3]);1;0)" office:value-type="float" office:value="0" calcext:value-type="float">
            <text:p>0</text:p>
          </table:table-cell>
          <table:table-cell table:formula="of:=IF(AND([.$A928]&gt;=[.C$2];[.$A928]&lt;=[.C$3]);1;0)" office:value-type="float" office:value="0" calcext:value-type="float">
            <text:p>0</text:p>
          </table:table-cell>
          <table:table-cell table:formula="of:=IF(AND([.$A928]&gt;=[.D$2];[.$A928]&lt;=[.D$3]);1;0)" office:value-type="float" office:value="0" calcext:value-type="float">
            <text:p>0</text:p>
          </table:table-cell>
          <table:table-cell table:formula="of:=IF(AND([.$A928]&gt;=[.E$2];[.$A928]&lt;=[.E$3]);1;0)" office:value-type="float" office:value="1" calcext:value-type="float">
            <text:p>1</text:p>
          </table:table-cell>
          <table:table-cell table:formula="of:=IF(AND([.$A928]&gt;=[.F$2];[.$A928]&lt;=[.F$3]);1;0)" office:value-type="float" office:value="0" calcext:value-type="float">
            <text:p>0</text:p>
          </table:table-cell>
          <table:table-cell table:formula="of:=IF(AND([.$A928]&gt;=[.G$2];[.$A928]&lt;=[.G$3]);1;0)" office:value-type="float" office:value="0" calcext:value-type="float">
            <text:p>0</text:p>
          </table:table-cell>
          <table:table-cell/>
          <table:table-cell office:value-type="float" office:value="-1.69418" calcext:value-type="float">
            <text:p>-1.69418</text:p>
          </table:table-cell>
          <table:table-cell table:formula="of:=IF(AND([.$A928]&gt;=[.J$2];[.$A928]&lt;=[.J$3]);1;0)" office:value-type="float" office:value="0" calcext:value-type="float">
            <text:p>0</text:p>
          </table:table-cell>
          <table:table-cell table:formula="of:=IF(AND([.$A928]&gt;=[.K$2];[.$A928]&lt;=[.K$3]);1;0)" office:value-type="float" office:value="0" calcext:value-type="float">
            <text:p>0</text:p>
          </table:table-cell>
          <table:table-cell table:formula="of:=IF(AND([.$A928]&gt;=[.L$2];[.$A928]&lt;=[.L$3]);1;0)" office:value-type="float" office:value="0" calcext:value-type="float">
            <text:p>0</text:p>
          </table:table-cell>
          <table:table-cell table:formula="of:=IF(AND([.$A928]&gt;=[.M$2];[.$A928]&lt;=[.M$3]);1;0)" office:value-type="float" office:value="1" calcext:value-type="float">
            <text:p>1</text:p>
          </table:table-cell>
          <table:table-cell table:formula="of:=IF(AND([.$A928]&gt;=[.N$2];[.$A928]&lt;=[.N$3]);1;0)" office:value-type="float" office:value="0" calcext:value-type="float">
            <text:p>0</text:p>
          </table:table-cell>
          <table:table-cell table:formula="of:=IF(AND([.$A928]&gt;=[.O$2];[.$A92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5711" calcext:value-type="float">
            <text:p>0.0705711</text:p>
          </table:table-cell>
          <table:table-cell table:formula="of:=IF(AND([.$A929]&gt;=[.B$2];[.$A929]&lt;=[.B$3]);1;0)" office:value-type="float" office:value="0" calcext:value-type="float">
            <text:p>0</text:p>
          </table:table-cell>
          <table:table-cell table:formula="of:=IF(AND([.$A929]&gt;=[.C$2];[.$A929]&lt;=[.C$3]);1;0)" office:value-type="float" office:value="0" calcext:value-type="float">
            <text:p>0</text:p>
          </table:table-cell>
          <table:table-cell table:formula="of:=IF(AND([.$A929]&gt;=[.D$2];[.$A929]&lt;=[.D$3]);1;0)" office:value-type="float" office:value="0" calcext:value-type="float">
            <text:p>0</text:p>
          </table:table-cell>
          <table:table-cell table:formula="of:=IF(AND([.$A929]&gt;=[.E$2];[.$A929]&lt;=[.E$3]);1;0)" office:value-type="float" office:value="1" calcext:value-type="float">
            <text:p>1</text:p>
          </table:table-cell>
          <table:table-cell table:formula="of:=IF(AND([.$A929]&gt;=[.F$2];[.$A929]&lt;=[.F$3]);1;0)" office:value-type="float" office:value="0" calcext:value-type="float">
            <text:p>0</text:p>
          </table:table-cell>
          <table:table-cell table:formula="of:=IF(AND([.$A929]&gt;=[.G$2];[.$A929]&lt;=[.G$3]);1;0)" office:value-type="float" office:value="0" calcext:value-type="float">
            <text:p>0</text:p>
          </table:table-cell>
          <table:table-cell/>
          <table:table-cell office:value-type="float" office:value="0.423157" calcext:value-type="float">
            <text:p>0.423157</text:p>
          </table:table-cell>
          <table:table-cell table:formula="of:=IF(AND([.$A929]&gt;=[.J$2];[.$A929]&lt;=[.J$3]);1;0)" office:value-type="float" office:value="0" calcext:value-type="float">
            <text:p>0</text:p>
          </table:table-cell>
          <table:table-cell table:formula="of:=IF(AND([.$A929]&gt;=[.K$2];[.$A929]&lt;=[.K$3]);1;0)" office:value-type="float" office:value="0" calcext:value-type="float">
            <text:p>0</text:p>
          </table:table-cell>
          <table:table-cell table:formula="of:=IF(AND([.$A929]&gt;=[.L$2];[.$A929]&lt;=[.L$3]);1;0)" office:value-type="float" office:value="0" calcext:value-type="float">
            <text:p>0</text:p>
          </table:table-cell>
          <table:table-cell table:formula="of:=IF(AND([.$A929]&gt;=[.M$2];[.$A929]&lt;=[.M$3]);1;0)" office:value-type="float" office:value="1" calcext:value-type="float">
            <text:p>1</text:p>
          </table:table-cell>
          <table:table-cell table:formula="of:=IF(AND([.$A929]&gt;=[.N$2];[.$A929]&lt;=[.N$3]);1;0)" office:value-type="float" office:value="0" calcext:value-type="float">
            <text:p>0</text:p>
          </table:table-cell>
          <table:table-cell table:formula="of:=IF(AND([.$A929]&gt;=[.O$2];[.$A92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6978" calcext:value-type="float">
            <text:p>-0.436978</text:p>
          </table:table-cell>
          <table:table-cell table:formula="of:=IF(AND([.$A930]&gt;=[.B$2];[.$A930]&lt;=[.B$3]);1;0)" office:value-type="float" office:value="0" calcext:value-type="float">
            <text:p>0</text:p>
          </table:table-cell>
          <table:table-cell table:formula="of:=IF(AND([.$A930]&gt;=[.C$2];[.$A930]&lt;=[.C$3]);1;0)" office:value-type="float" office:value="0" calcext:value-type="float">
            <text:p>0</text:p>
          </table:table-cell>
          <table:table-cell table:formula="of:=IF(AND([.$A930]&gt;=[.D$2];[.$A930]&lt;=[.D$3]);1;0)" office:value-type="float" office:value="1" calcext:value-type="float">
            <text:p>1</text:p>
          </table:table-cell>
          <table:table-cell table:formula="of:=IF(AND([.$A930]&gt;=[.E$2];[.$A930]&lt;=[.E$3]);1;0)" office:value-type="float" office:value="0" calcext:value-type="float">
            <text:p>0</text:p>
          </table:table-cell>
          <table:table-cell table:formula="of:=IF(AND([.$A930]&gt;=[.F$2];[.$A930]&lt;=[.F$3]);1;0)" office:value-type="float" office:value="0" calcext:value-type="float">
            <text:p>0</text:p>
          </table:table-cell>
          <table:table-cell table:formula="of:=IF(AND([.$A930]&gt;=[.G$2];[.$A930]&lt;=[.G$3]);1;0)" office:value-type="float" office:value="0" calcext:value-type="float">
            <text:p>0</text:p>
          </table:table-cell>
          <table:table-cell/>
          <table:table-cell office:value-type="float" office:value="-0.308662" calcext:value-type="float">
            <text:p>-0.308662</text:p>
          </table:table-cell>
          <table:table-cell table:formula="of:=IF(AND([.$A930]&gt;=[.J$2];[.$A930]&lt;=[.J$3]);1;0)" office:value-type="float" office:value="0" calcext:value-type="float">
            <text:p>0</text:p>
          </table:table-cell>
          <table:table-cell table:formula="of:=IF(AND([.$A930]&gt;=[.K$2];[.$A930]&lt;=[.K$3]);1;0)" office:value-type="float" office:value="0" calcext:value-type="float">
            <text:p>0</text:p>
          </table:table-cell>
          <table:table-cell table:formula="of:=IF(AND([.$A930]&gt;=[.L$2];[.$A930]&lt;=[.L$3]);1;0)" office:value-type="float" office:value="1" calcext:value-type="float">
            <text:p>1</text:p>
          </table:table-cell>
          <table:table-cell table:formula="of:=IF(AND([.$A930]&gt;=[.M$2];[.$A930]&lt;=[.M$3]);1;0)" office:value-type="float" office:value="0" calcext:value-type="float">
            <text:p>0</text:p>
          </table:table-cell>
          <table:table-cell table:formula="of:=IF(AND([.$A930]&gt;=[.N$2];[.$A930]&lt;=[.N$3]);1;0)" office:value-type="float" office:value="0" calcext:value-type="float">
            <text:p>0</text:p>
          </table:table-cell>
          <table:table-cell table:formula="of:=IF(AND([.$A930]&gt;=[.O$2];[.$A93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079" calcext:value-type="float">
            <text:p>0.164079</text:p>
          </table:table-cell>
          <table:table-cell table:formula="of:=IF(AND([.$A931]&gt;=[.B$2];[.$A931]&lt;=[.B$3]);1;0)" office:value-type="float" office:value="0" calcext:value-type="float">
            <text:p>0</text:p>
          </table:table-cell>
          <table:table-cell table:formula="of:=IF(AND([.$A931]&gt;=[.C$2];[.$A931]&lt;=[.C$3]);1;0)" office:value-type="float" office:value="0" calcext:value-type="float">
            <text:p>0</text:p>
          </table:table-cell>
          <table:table-cell table:formula="of:=IF(AND([.$A931]&gt;=[.D$2];[.$A931]&lt;=[.D$3]);1;0)" office:value-type="float" office:value="0" calcext:value-type="float">
            <text:p>0</text:p>
          </table:table-cell>
          <table:table-cell table:formula="of:=IF(AND([.$A931]&gt;=[.E$2];[.$A931]&lt;=[.E$3]);1;0)" office:value-type="float" office:value="1" calcext:value-type="float">
            <text:p>1</text:p>
          </table:table-cell>
          <table:table-cell table:formula="of:=IF(AND([.$A931]&gt;=[.F$2];[.$A931]&lt;=[.F$3]);1;0)" office:value-type="float" office:value="0" calcext:value-type="float">
            <text:p>0</text:p>
          </table:table-cell>
          <table:table-cell table:formula="of:=IF(AND([.$A931]&gt;=[.G$2];[.$A931]&lt;=[.G$3]);1;0)" office:value-type="float" office:value="0" calcext:value-type="float">
            <text:p>0</text:p>
          </table:table-cell>
          <table:table-cell/>
          <table:table-cell office:value-type="float" office:value="2.34899" calcext:value-type="float">
            <text:p>2.34899</text:p>
          </table:table-cell>
          <table:table-cell table:formula="of:=IF(AND([.$A931]&gt;=[.J$2];[.$A931]&lt;=[.J$3]);1;0)" office:value-type="float" office:value="0" calcext:value-type="float">
            <text:p>0</text:p>
          </table:table-cell>
          <table:table-cell table:formula="of:=IF(AND([.$A931]&gt;=[.K$2];[.$A931]&lt;=[.K$3]);1;0)" office:value-type="float" office:value="0" calcext:value-type="float">
            <text:p>0</text:p>
          </table:table-cell>
          <table:table-cell table:formula="of:=IF(AND([.$A931]&gt;=[.L$2];[.$A931]&lt;=[.L$3]);1;0)" office:value-type="float" office:value="0" calcext:value-type="float">
            <text:p>0</text:p>
          </table:table-cell>
          <table:table-cell table:formula="of:=IF(AND([.$A931]&gt;=[.M$2];[.$A931]&lt;=[.M$3]);1;0)" office:value-type="float" office:value="1" calcext:value-type="float">
            <text:p>1</text:p>
          </table:table-cell>
          <table:table-cell table:formula="of:=IF(AND([.$A931]&gt;=[.N$2];[.$A931]&lt;=[.N$3]);1;0)" office:value-type="float" office:value="0" calcext:value-type="float">
            <text:p>0</text:p>
          </table:table-cell>
          <table:table-cell table:formula="of:=IF(AND([.$A931]&gt;=[.O$2];[.$A93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833" calcext:value-type="float">
            <text:p>0.706833</text:p>
          </table:table-cell>
          <table:table-cell table:formula="of:=IF(AND([.$A932]&gt;=[.B$2];[.$A932]&lt;=[.B$3]);1;0)" office:value-type="float" office:value="0" calcext:value-type="float">
            <text:p>0</text:p>
          </table:table-cell>
          <table:table-cell table:formula="of:=IF(AND([.$A932]&gt;=[.C$2];[.$A932]&lt;=[.C$3]);1;0)" office:value-type="float" office:value="0" calcext:value-type="float">
            <text:p>0</text:p>
          </table:table-cell>
          <table:table-cell table:formula="of:=IF(AND([.$A932]&gt;=[.D$2];[.$A932]&lt;=[.D$3]);1;0)" office:value-type="float" office:value="0" calcext:value-type="float">
            <text:p>0</text:p>
          </table:table-cell>
          <table:table-cell table:formula="of:=IF(AND([.$A932]&gt;=[.E$2];[.$A932]&lt;=[.E$3]);1;0)" office:value-type="float" office:value="1" calcext:value-type="float">
            <text:p>1</text:p>
          </table:table-cell>
          <table:table-cell table:formula="of:=IF(AND([.$A932]&gt;=[.F$2];[.$A932]&lt;=[.F$3]);1;0)" office:value-type="float" office:value="0" calcext:value-type="float">
            <text:p>0</text:p>
          </table:table-cell>
          <table:table-cell table:formula="of:=IF(AND([.$A932]&gt;=[.G$2];[.$A932]&lt;=[.G$3]);1;0)" office:value-type="float" office:value="0" calcext:value-type="float">
            <text:p>0</text:p>
          </table:table-cell>
          <table:table-cell/>
          <table:table-cell office:value-type="float" office:value="-0.892399" calcext:value-type="float">
            <text:p>-0.892399</text:p>
          </table:table-cell>
          <table:table-cell table:formula="of:=IF(AND([.$A932]&gt;=[.J$2];[.$A932]&lt;=[.J$3]);1;0)" office:value-type="float" office:value="0" calcext:value-type="float">
            <text:p>0</text:p>
          </table:table-cell>
          <table:table-cell table:formula="of:=IF(AND([.$A932]&gt;=[.K$2];[.$A932]&lt;=[.K$3]);1;0)" office:value-type="float" office:value="0" calcext:value-type="float">
            <text:p>0</text:p>
          </table:table-cell>
          <table:table-cell table:formula="of:=IF(AND([.$A932]&gt;=[.L$2];[.$A932]&lt;=[.L$3]);1;0)" office:value-type="float" office:value="0" calcext:value-type="float">
            <text:p>0</text:p>
          </table:table-cell>
          <table:table-cell table:formula="of:=IF(AND([.$A932]&gt;=[.M$2];[.$A932]&lt;=[.M$3]);1;0)" office:value-type="float" office:value="1" calcext:value-type="float">
            <text:p>1</text:p>
          </table:table-cell>
          <table:table-cell table:formula="of:=IF(AND([.$A932]&gt;=[.N$2];[.$A932]&lt;=[.N$3]);1;0)" office:value-type="float" office:value="0" calcext:value-type="float">
            <text:p>0</text:p>
          </table:table-cell>
          <table:table-cell table:formula="of:=IF(AND([.$A932]&gt;=[.O$2];[.$A93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7577" calcext:value-type="float">
            <text:p>-1.97577</text:p>
          </table:table-cell>
          <table:table-cell table:formula="of:=IF(AND([.$A933]&gt;=[.B$2];[.$A933]&lt;=[.B$3]);1;0)" office:value-type="float" office:value="0" calcext:value-type="float">
            <text:p>0</text:p>
          </table:table-cell>
          <table:table-cell table:formula="of:=IF(AND([.$A933]&gt;=[.C$2];[.$A933]&lt;=[.C$3]);1;0)" office:value-type="float" office:value="1" calcext:value-type="float">
            <text:p>1</text:p>
          </table:table-cell>
          <table:table-cell table:formula="of:=IF(AND([.$A933]&gt;=[.D$2];[.$A933]&lt;=[.D$3]);1;0)" office:value-type="float" office:value="0" calcext:value-type="float">
            <text:p>0</text:p>
          </table:table-cell>
          <table:table-cell table:formula="of:=IF(AND([.$A933]&gt;=[.E$2];[.$A933]&lt;=[.E$3]);1;0)" office:value-type="float" office:value="0" calcext:value-type="float">
            <text:p>0</text:p>
          </table:table-cell>
          <table:table-cell table:formula="of:=IF(AND([.$A933]&gt;=[.F$2];[.$A933]&lt;=[.F$3]);1;0)" office:value-type="float" office:value="0" calcext:value-type="float">
            <text:p>0</text:p>
          </table:table-cell>
          <table:table-cell table:formula="of:=IF(AND([.$A933]&gt;=[.G$2];[.$A933]&lt;=[.G$3]);1;0)" office:value-type="float" office:value="0" calcext:value-type="float">
            <text:p>0</text:p>
          </table:table-cell>
          <table:table-cell/>
          <table:table-cell office:value-type="float" office:value="0.330598" calcext:value-type="float">
            <text:p>0.330598</text:p>
          </table:table-cell>
          <table:table-cell table:formula="of:=IF(AND([.$A933]&gt;=[.J$2];[.$A933]&lt;=[.J$3]);1;0)" office:value-type="float" office:value="0" calcext:value-type="float">
            <text:p>0</text:p>
          </table:table-cell>
          <table:table-cell table:formula="of:=IF(AND([.$A933]&gt;=[.K$2];[.$A933]&lt;=[.K$3]);1;0)" office:value-type="float" office:value="1" calcext:value-type="float">
            <text:p>1</text:p>
          </table:table-cell>
          <table:table-cell table:formula="of:=IF(AND([.$A933]&gt;=[.L$2];[.$A933]&lt;=[.L$3]);1;0)" office:value-type="float" office:value="0" calcext:value-type="float">
            <text:p>0</text:p>
          </table:table-cell>
          <table:table-cell table:formula="of:=IF(AND([.$A933]&gt;=[.M$2];[.$A933]&lt;=[.M$3]);1;0)" office:value-type="float" office:value="0" calcext:value-type="float">
            <text:p>0</text:p>
          </table:table-cell>
          <table:table-cell table:formula="of:=IF(AND([.$A933]&gt;=[.N$2];[.$A933]&lt;=[.N$3]);1;0)" office:value-type="float" office:value="0" calcext:value-type="float">
            <text:p>0</text:p>
          </table:table-cell>
          <table:table-cell table:formula="of:=IF(AND([.$A933]&gt;=[.O$2];[.$A93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16629" calcext:value-type="float">
            <text:p>-0.0316629</text:p>
          </table:table-cell>
          <table:table-cell table:formula="of:=IF(AND([.$A934]&gt;=[.B$2];[.$A934]&lt;=[.B$3]);1;0)" office:value-type="float" office:value="0" calcext:value-type="float">
            <text:p>0</text:p>
          </table:table-cell>
          <table:table-cell table:formula="of:=IF(AND([.$A934]&gt;=[.C$2];[.$A934]&lt;=[.C$3]);1;0)" office:value-type="float" office:value="0" calcext:value-type="float">
            <text:p>0</text:p>
          </table:table-cell>
          <table:table-cell table:formula="of:=IF(AND([.$A934]&gt;=[.D$2];[.$A934]&lt;=[.D$3]);1;0)" office:value-type="float" office:value="1" calcext:value-type="float">
            <text:p>1</text:p>
          </table:table-cell>
          <table:table-cell table:formula="of:=IF(AND([.$A934]&gt;=[.E$2];[.$A934]&lt;=[.E$3]);1;0)" office:value-type="float" office:value="0" calcext:value-type="float">
            <text:p>0</text:p>
          </table:table-cell>
          <table:table-cell table:formula="of:=IF(AND([.$A934]&gt;=[.F$2];[.$A934]&lt;=[.F$3]);1;0)" office:value-type="float" office:value="0" calcext:value-type="float">
            <text:p>0</text:p>
          </table:table-cell>
          <table:table-cell table:formula="of:=IF(AND([.$A934]&gt;=[.G$2];[.$A934]&lt;=[.G$3]);1;0)" office:value-type="float" office:value="0" calcext:value-type="float">
            <text:p>0</text:p>
          </table:table-cell>
          <table:table-cell/>
          <table:table-cell office:value-type="float" office:value="0.706019" calcext:value-type="float">
            <text:p>0.706019</text:p>
          </table:table-cell>
          <table:table-cell table:formula="of:=IF(AND([.$A934]&gt;=[.J$2];[.$A934]&lt;=[.J$3]);1;0)" office:value-type="float" office:value="0" calcext:value-type="float">
            <text:p>0</text:p>
          </table:table-cell>
          <table:table-cell table:formula="of:=IF(AND([.$A934]&gt;=[.K$2];[.$A934]&lt;=[.K$3]);1;0)" office:value-type="float" office:value="0" calcext:value-type="float">
            <text:p>0</text:p>
          </table:table-cell>
          <table:table-cell table:formula="of:=IF(AND([.$A934]&gt;=[.L$2];[.$A934]&lt;=[.L$3]);1;0)" office:value-type="float" office:value="1" calcext:value-type="float">
            <text:p>1</text:p>
          </table:table-cell>
          <table:table-cell table:formula="of:=IF(AND([.$A934]&gt;=[.M$2];[.$A934]&lt;=[.M$3]);1;0)" office:value-type="float" office:value="0" calcext:value-type="float">
            <text:p>0</text:p>
          </table:table-cell>
          <table:table-cell table:formula="of:=IF(AND([.$A934]&gt;=[.N$2];[.$A934]&lt;=[.N$3]);1;0)" office:value-type="float" office:value="0" calcext:value-type="float">
            <text:p>0</text:p>
          </table:table-cell>
          <table:table-cell table:formula="of:=IF(AND([.$A934]&gt;=[.O$2];[.$A93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0313" calcext:value-type="float">
            <text:p>-1.60313</text:p>
          </table:table-cell>
          <table:table-cell table:formula="of:=IF(AND([.$A935]&gt;=[.B$2];[.$A935]&lt;=[.B$3]);1;0)" office:value-type="float" office:value="0" calcext:value-type="float">
            <text:p>0</text:p>
          </table:table-cell>
          <table:table-cell table:formula="of:=IF(AND([.$A935]&gt;=[.C$2];[.$A935]&lt;=[.C$3]);1;0)" office:value-type="float" office:value="1" calcext:value-type="float">
            <text:p>1</text:p>
          </table:table-cell>
          <table:table-cell table:formula="of:=IF(AND([.$A935]&gt;=[.D$2];[.$A935]&lt;=[.D$3]);1;0)" office:value-type="float" office:value="0" calcext:value-type="float">
            <text:p>0</text:p>
          </table:table-cell>
          <table:table-cell table:formula="of:=IF(AND([.$A935]&gt;=[.E$2];[.$A935]&lt;=[.E$3]);1;0)" office:value-type="float" office:value="0" calcext:value-type="float">
            <text:p>0</text:p>
          </table:table-cell>
          <table:table-cell table:formula="of:=IF(AND([.$A935]&gt;=[.F$2];[.$A935]&lt;=[.F$3]);1;0)" office:value-type="float" office:value="0" calcext:value-type="float">
            <text:p>0</text:p>
          </table:table-cell>
          <table:table-cell table:formula="of:=IF(AND([.$A935]&gt;=[.G$2];[.$A935]&lt;=[.G$3]);1;0)" office:value-type="float" office:value="0" calcext:value-type="float">
            <text:p>0</text:p>
          </table:table-cell>
          <table:table-cell/>
          <table:table-cell office:value-type="float" office:value="0.247125" calcext:value-type="float">
            <text:p>0.247125</text:p>
          </table:table-cell>
          <table:table-cell table:formula="of:=IF(AND([.$A935]&gt;=[.J$2];[.$A935]&lt;=[.J$3]);1;0)" office:value-type="float" office:value="0" calcext:value-type="float">
            <text:p>0</text:p>
          </table:table-cell>
          <table:table-cell table:formula="of:=IF(AND([.$A935]&gt;=[.K$2];[.$A935]&lt;=[.K$3]);1;0)" office:value-type="float" office:value="1" calcext:value-type="float">
            <text:p>1</text:p>
          </table:table-cell>
          <table:table-cell table:formula="of:=IF(AND([.$A935]&gt;=[.L$2];[.$A935]&lt;=[.L$3]);1;0)" office:value-type="float" office:value="0" calcext:value-type="float">
            <text:p>0</text:p>
          </table:table-cell>
          <table:table-cell table:formula="of:=IF(AND([.$A935]&gt;=[.M$2];[.$A935]&lt;=[.M$3]);1;0)" office:value-type="float" office:value="0" calcext:value-type="float">
            <text:p>0</text:p>
          </table:table-cell>
          <table:table-cell table:formula="of:=IF(AND([.$A935]&gt;=[.N$2];[.$A935]&lt;=[.N$3]);1;0)" office:value-type="float" office:value="0" calcext:value-type="float">
            <text:p>0</text:p>
          </table:table-cell>
          <table:table-cell table:formula="of:=IF(AND([.$A935]&gt;=[.O$2];[.$A93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7628" calcext:value-type="float">
            <text:p>0.677628</text:p>
          </table:table-cell>
          <table:table-cell table:formula="of:=IF(AND([.$A936]&gt;=[.B$2];[.$A936]&lt;=[.B$3]);1;0)" office:value-type="float" office:value="0" calcext:value-type="float">
            <text:p>0</text:p>
          </table:table-cell>
          <table:table-cell table:formula="of:=IF(AND([.$A936]&gt;=[.C$2];[.$A936]&lt;=[.C$3]);1;0)" office:value-type="float" office:value="0" calcext:value-type="float">
            <text:p>0</text:p>
          </table:table-cell>
          <table:table-cell table:formula="of:=IF(AND([.$A936]&gt;=[.D$2];[.$A936]&lt;=[.D$3]);1;0)" office:value-type="float" office:value="0" calcext:value-type="float">
            <text:p>0</text:p>
          </table:table-cell>
          <table:table-cell table:formula="of:=IF(AND([.$A936]&gt;=[.E$2];[.$A936]&lt;=[.E$3]);1;0)" office:value-type="float" office:value="1" calcext:value-type="float">
            <text:p>1</text:p>
          </table:table-cell>
          <table:table-cell table:formula="of:=IF(AND([.$A936]&gt;=[.F$2];[.$A936]&lt;=[.F$3]);1;0)" office:value-type="float" office:value="0" calcext:value-type="float">
            <text:p>0</text:p>
          </table:table-cell>
          <table:table-cell table:formula="of:=IF(AND([.$A936]&gt;=[.G$2];[.$A936]&lt;=[.G$3]);1;0)" office:value-type="float" office:value="0" calcext:value-type="float">
            <text:p>0</text:p>
          </table:table-cell>
          <table:table-cell/>
          <table:table-cell office:value-type="float" office:value="-0.0383975" calcext:value-type="float">
            <text:p>-0.0383975</text:p>
          </table:table-cell>
          <table:table-cell table:formula="of:=IF(AND([.$A936]&gt;=[.J$2];[.$A936]&lt;=[.J$3]);1;0)" office:value-type="float" office:value="0" calcext:value-type="float">
            <text:p>0</text:p>
          </table:table-cell>
          <table:table-cell table:formula="of:=IF(AND([.$A936]&gt;=[.K$2];[.$A936]&lt;=[.K$3]);1;0)" office:value-type="float" office:value="0" calcext:value-type="float">
            <text:p>0</text:p>
          </table:table-cell>
          <table:table-cell table:formula="of:=IF(AND([.$A936]&gt;=[.L$2];[.$A936]&lt;=[.L$3]);1;0)" office:value-type="float" office:value="0" calcext:value-type="float">
            <text:p>0</text:p>
          </table:table-cell>
          <table:table-cell table:formula="of:=IF(AND([.$A936]&gt;=[.M$2];[.$A936]&lt;=[.M$3]);1;0)" office:value-type="float" office:value="1" calcext:value-type="float">
            <text:p>1</text:p>
          </table:table-cell>
          <table:table-cell table:formula="of:=IF(AND([.$A936]&gt;=[.N$2];[.$A936]&lt;=[.N$3]);1;0)" office:value-type="float" office:value="0" calcext:value-type="float">
            <text:p>0</text:p>
          </table:table-cell>
          <table:table-cell table:formula="of:=IF(AND([.$A936]&gt;=[.O$2];[.$A93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5051" calcext:value-type="float">
            <text:p>-1.25051</text:p>
          </table:table-cell>
          <table:table-cell table:formula="of:=IF(AND([.$A937]&gt;=[.B$2];[.$A937]&lt;=[.B$3]);1;0)" office:value-type="float" office:value="0" calcext:value-type="float">
            <text:p>0</text:p>
          </table:table-cell>
          <table:table-cell table:formula="of:=IF(AND([.$A937]&gt;=[.C$2];[.$A937]&lt;=[.C$3]);1;0)" office:value-type="float" office:value="1" calcext:value-type="float">
            <text:p>1</text:p>
          </table:table-cell>
          <table:table-cell table:formula="of:=IF(AND([.$A937]&gt;=[.D$2];[.$A937]&lt;=[.D$3]);1;0)" office:value-type="float" office:value="0" calcext:value-type="float">
            <text:p>0</text:p>
          </table:table-cell>
          <table:table-cell table:formula="of:=IF(AND([.$A937]&gt;=[.E$2];[.$A937]&lt;=[.E$3]);1;0)" office:value-type="float" office:value="0" calcext:value-type="float">
            <text:p>0</text:p>
          </table:table-cell>
          <table:table-cell table:formula="of:=IF(AND([.$A937]&gt;=[.F$2];[.$A937]&lt;=[.F$3]);1;0)" office:value-type="float" office:value="0" calcext:value-type="float">
            <text:p>0</text:p>
          </table:table-cell>
          <table:table-cell table:formula="of:=IF(AND([.$A937]&gt;=[.G$2];[.$A937]&lt;=[.G$3]);1;0)" office:value-type="float" office:value="0" calcext:value-type="float">
            <text:p>0</text:p>
          </table:table-cell>
          <table:table-cell/>
          <table:table-cell office:value-type="float" office:value="0.513147" calcext:value-type="float">
            <text:p>0.513147</text:p>
          </table:table-cell>
          <table:table-cell table:formula="of:=IF(AND([.$A937]&gt;=[.J$2];[.$A937]&lt;=[.J$3]);1;0)" office:value-type="float" office:value="0" calcext:value-type="float">
            <text:p>0</text:p>
          </table:table-cell>
          <table:table-cell table:formula="of:=IF(AND([.$A937]&gt;=[.K$2];[.$A937]&lt;=[.K$3]);1;0)" office:value-type="float" office:value="1" calcext:value-type="float">
            <text:p>1</text:p>
          </table:table-cell>
          <table:table-cell table:formula="of:=IF(AND([.$A937]&gt;=[.L$2];[.$A937]&lt;=[.L$3]);1;0)" office:value-type="float" office:value="0" calcext:value-type="float">
            <text:p>0</text:p>
          </table:table-cell>
          <table:table-cell table:formula="of:=IF(AND([.$A937]&gt;=[.M$2];[.$A937]&lt;=[.M$3]);1;0)" office:value-type="float" office:value="0" calcext:value-type="float">
            <text:p>0</text:p>
          </table:table-cell>
          <table:table-cell table:formula="of:=IF(AND([.$A937]&gt;=[.N$2];[.$A937]&lt;=[.N$3]);1;0)" office:value-type="float" office:value="0" calcext:value-type="float">
            <text:p>0</text:p>
          </table:table-cell>
          <table:table-cell table:formula="of:=IF(AND([.$A937]&gt;=[.O$2];[.$A93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3765" calcext:value-type="float">
            <text:p>-0.383765</text:p>
          </table:table-cell>
          <table:table-cell table:formula="of:=IF(AND([.$A938]&gt;=[.B$2];[.$A938]&lt;=[.B$3]);1;0)" office:value-type="float" office:value="0" calcext:value-type="float">
            <text:p>0</text:p>
          </table:table-cell>
          <table:table-cell table:formula="of:=IF(AND([.$A938]&gt;=[.C$2];[.$A938]&lt;=[.C$3]);1;0)" office:value-type="float" office:value="0" calcext:value-type="float">
            <text:p>0</text:p>
          </table:table-cell>
          <table:table-cell table:formula="of:=IF(AND([.$A938]&gt;=[.D$2];[.$A938]&lt;=[.D$3]);1;0)" office:value-type="float" office:value="1" calcext:value-type="float">
            <text:p>1</text:p>
          </table:table-cell>
          <table:table-cell table:formula="of:=IF(AND([.$A938]&gt;=[.E$2];[.$A938]&lt;=[.E$3]);1;0)" office:value-type="float" office:value="0" calcext:value-type="float">
            <text:p>0</text:p>
          </table:table-cell>
          <table:table-cell table:formula="of:=IF(AND([.$A938]&gt;=[.F$2];[.$A938]&lt;=[.F$3]);1;0)" office:value-type="float" office:value="0" calcext:value-type="float">
            <text:p>0</text:p>
          </table:table-cell>
          <table:table-cell table:formula="of:=IF(AND([.$A938]&gt;=[.G$2];[.$A938]&lt;=[.G$3]);1;0)" office:value-type="float" office:value="0" calcext:value-type="float">
            <text:p>0</text:p>
          </table:table-cell>
          <table:table-cell/>
          <table:table-cell office:value-type="float" office:value="-0.276992" calcext:value-type="float">
            <text:p>-0.276992</text:p>
          </table:table-cell>
          <table:table-cell table:formula="of:=IF(AND([.$A938]&gt;=[.J$2];[.$A938]&lt;=[.J$3]);1;0)" office:value-type="float" office:value="0" calcext:value-type="float">
            <text:p>0</text:p>
          </table:table-cell>
          <table:table-cell table:formula="of:=IF(AND([.$A938]&gt;=[.K$2];[.$A938]&lt;=[.K$3]);1;0)" office:value-type="float" office:value="0" calcext:value-type="float">
            <text:p>0</text:p>
          </table:table-cell>
          <table:table-cell table:formula="of:=IF(AND([.$A938]&gt;=[.L$2];[.$A938]&lt;=[.L$3]);1;0)" office:value-type="float" office:value="1" calcext:value-type="float">
            <text:p>1</text:p>
          </table:table-cell>
          <table:table-cell table:formula="of:=IF(AND([.$A938]&gt;=[.M$2];[.$A938]&lt;=[.M$3]);1;0)" office:value-type="float" office:value="0" calcext:value-type="float">
            <text:p>0</text:p>
          </table:table-cell>
          <table:table-cell table:formula="of:=IF(AND([.$A938]&gt;=[.N$2];[.$A938]&lt;=[.N$3]);1;0)" office:value-type="float" office:value="0" calcext:value-type="float">
            <text:p>0</text:p>
          </table:table-cell>
          <table:table-cell table:formula="of:=IF(AND([.$A938]&gt;=[.O$2];[.$A93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6652" calcext:value-type="float">
            <text:p>-0.186652</text:p>
          </table:table-cell>
          <table:table-cell table:formula="of:=IF(AND([.$A939]&gt;=[.B$2];[.$A939]&lt;=[.B$3]);1;0)" office:value-type="float" office:value="0" calcext:value-type="float">
            <text:p>0</text:p>
          </table:table-cell>
          <table:table-cell table:formula="of:=IF(AND([.$A939]&gt;=[.C$2];[.$A939]&lt;=[.C$3]);1;0)" office:value-type="float" office:value="0" calcext:value-type="float">
            <text:p>0</text:p>
          </table:table-cell>
          <table:table-cell table:formula="of:=IF(AND([.$A939]&gt;=[.D$2];[.$A939]&lt;=[.D$3]);1;0)" office:value-type="float" office:value="1" calcext:value-type="float">
            <text:p>1</text:p>
          </table:table-cell>
          <table:table-cell table:formula="of:=IF(AND([.$A939]&gt;=[.E$2];[.$A939]&lt;=[.E$3]);1;0)" office:value-type="float" office:value="0" calcext:value-type="float">
            <text:p>0</text:p>
          </table:table-cell>
          <table:table-cell table:formula="of:=IF(AND([.$A939]&gt;=[.F$2];[.$A939]&lt;=[.F$3]);1;0)" office:value-type="float" office:value="0" calcext:value-type="float">
            <text:p>0</text:p>
          </table:table-cell>
          <table:table-cell table:formula="of:=IF(AND([.$A939]&gt;=[.G$2];[.$A939]&lt;=[.G$3]);1;0)" office:value-type="float" office:value="0" calcext:value-type="float">
            <text:p>0</text:p>
          </table:table-cell>
          <table:table-cell/>
          <table:table-cell office:value-type="float" office:value="0.00612261" calcext:value-type="float">
            <text:p>0.00612261</text:p>
          </table:table-cell>
          <table:table-cell table:formula="of:=IF(AND([.$A939]&gt;=[.J$2];[.$A939]&lt;=[.J$3]);1;0)" office:value-type="float" office:value="0" calcext:value-type="float">
            <text:p>0</text:p>
          </table:table-cell>
          <table:table-cell table:formula="of:=IF(AND([.$A939]&gt;=[.K$2];[.$A939]&lt;=[.K$3]);1;0)" office:value-type="float" office:value="0" calcext:value-type="float">
            <text:p>0</text:p>
          </table:table-cell>
          <table:table-cell table:formula="of:=IF(AND([.$A939]&gt;=[.L$2];[.$A939]&lt;=[.L$3]);1;0)" office:value-type="float" office:value="1" calcext:value-type="float">
            <text:p>1</text:p>
          </table:table-cell>
          <table:table-cell table:formula="of:=IF(AND([.$A939]&gt;=[.M$2];[.$A939]&lt;=[.M$3]);1;0)" office:value-type="float" office:value="0" calcext:value-type="float">
            <text:p>0</text:p>
          </table:table-cell>
          <table:table-cell table:formula="of:=IF(AND([.$A939]&gt;=[.N$2];[.$A939]&lt;=[.N$3]);1;0)" office:value-type="float" office:value="0" calcext:value-type="float">
            <text:p>0</text:p>
          </table:table-cell>
          <table:table-cell table:formula="of:=IF(AND([.$A939]&gt;=[.O$2];[.$A93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8084" calcext:value-type="float">
            <text:p>-0.228084</text:p>
          </table:table-cell>
          <table:table-cell table:formula="of:=IF(AND([.$A940]&gt;=[.B$2];[.$A940]&lt;=[.B$3]);1;0)" office:value-type="float" office:value="0" calcext:value-type="float">
            <text:p>0</text:p>
          </table:table-cell>
          <table:table-cell table:formula="of:=IF(AND([.$A940]&gt;=[.C$2];[.$A940]&lt;=[.C$3]);1;0)" office:value-type="float" office:value="0" calcext:value-type="float">
            <text:p>0</text:p>
          </table:table-cell>
          <table:table-cell table:formula="of:=IF(AND([.$A940]&gt;=[.D$2];[.$A940]&lt;=[.D$3]);1;0)" office:value-type="float" office:value="1" calcext:value-type="float">
            <text:p>1</text:p>
          </table:table-cell>
          <table:table-cell table:formula="of:=IF(AND([.$A940]&gt;=[.E$2];[.$A940]&lt;=[.E$3]);1;0)" office:value-type="float" office:value="0" calcext:value-type="float">
            <text:p>0</text:p>
          </table:table-cell>
          <table:table-cell table:formula="of:=IF(AND([.$A940]&gt;=[.F$2];[.$A940]&lt;=[.F$3]);1;0)" office:value-type="float" office:value="0" calcext:value-type="float">
            <text:p>0</text:p>
          </table:table-cell>
          <table:table-cell table:formula="of:=IF(AND([.$A940]&gt;=[.G$2];[.$A940]&lt;=[.G$3]);1;0)" office:value-type="float" office:value="0" calcext:value-type="float">
            <text:p>0</text:p>
          </table:table-cell>
          <table:table-cell/>
          <table:table-cell office:value-type="float" office:value="-0.816665" calcext:value-type="float">
            <text:p>-0.816665</text:p>
          </table:table-cell>
          <table:table-cell table:formula="of:=IF(AND([.$A940]&gt;=[.J$2];[.$A940]&lt;=[.J$3]);1;0)" office:value-type="float" office:value="0" calcext:value-type="float">
            <text:p>0</text:p>
          </table:table-cell>
          <table:table-cell table:formula="of:=IF(AND([.$A940]&gt;=[.K$2];[.$A940]&lt;=[.K$3]);1;0)" office:value-type="float" office:value="0" calcext:value-type="float">
            <text:p>0</text:p>
          </table:table-cell>
          <table:table-cell table:formula="of:=IF(AND([.$A940]&gt;=[.L$2];[.$A940]&lt;=[.L$3]);1;0)" office:value-type="float" office:value="1" calcext:value-type="float">
            <text:p>1</text:p>
          </table:table-cell>
          <table:table-cell table:formula="of:=IF(AND([.$A940]&gt;=[.M$2];[.$A940]&lt;=[.M$3]);1;0)" office:value-type="float" office:value="0" calcext:value-type="float">
            <text:p>0</text:p>
          </table:table-cell>
          <table:table-cell table:formula="of:=IF(AND([.$A940]&gt;=[.N$2];[.$A940]&lt;=[.N$3]);1;0)" office:value-type="float" office:value="0" calcext:value-type="float">
            <text:p>0</text:p>
          </table:table-cell>
          <table:table-cell table:formula="of:=IF(AND([.$A940]&gt;=[.O$2];[.$A94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5021" calcext:value-type="float">
            <text:p>0.265021</text:p>
          </table:table-cell>
          <table:table-cell table:formula="of:=IF(AND([.$A941]&gt;=[.B$2];[.$A941]&lt;=[.B$3]);1;0)" office:value-type="float" office:value="0" calcext:value-type="float">
            <text:p>0</text:p>
          </table:table-cell>
          <table:table-cell table:formula="of:=IF(AND([.$A941]&gt;=[.C$2];[.$A941]&lt;=[.C$3]);1;0)" office:value-type="float" office:value="0" calcext:value-type="float">
            <text:p>0</text:p>
          </table:table-cell>
          <table:table-cell table:formula="of:=IF(AND([.$A941]&gt;=[.D$2];[.$A941]&lt;=[.D$3]);1;0)" office:value-type="float" office:value="0" calcext:value-type="float">
            <text:p>0</text:p>
          </table:table-cell>
          <table:table-cell table:formula="of:=IF(AND([.$A941]&gt;=[.E$2];[.$A941]&lt;=[.E$3]);1;0)" office:value-type="float" office:value="1" calcext:value-type="float">
            <text:p>1</text:p>
          </table:table-cell>
          <table:table-cell table:formula="of:=IF(AND([.$A941]&gt;=[.F$2];[.$A941]&lt;=[.F$3]);1;0)" office:value-type="float" office:value="0" calcext:value-type="float">
            <text:p>0</text:p>
          </table:table-cell>
          <table:table-cell table:formula="of:=IF(AND([.$A941]&gt;=[.G$2];[.$A941]&lt;=[.G$3]);1;0)" office:value-type="float" office:value="0" calcext:value-type="float">
            <text:p>0</text:p>
          </table:table-cell>
          <table:table-cell/>
          <table:table-cell office:value-type="float" office:value="0.824744" calcext:value-type="float">
            <text:p>0.824744</text:p>
          </table:table-cell>
          <table:table-cell table:formula="of:=IF(AND([.$A941]&gt;=[.J$2];[.$A941]&lt;=[.J$3]);1;0)" office:value-type="float" office:value="0" calcext:value-type="float">
            <text:p>0</text:p>
          </table:table-cell>
          <table:table-cell table:formula="of:=IF(AND([.$A941]&gt;=[.K$2];[.$A941]&lt;=[.K$3]);1;0)" office:value-type="float" office:value="0" calcext:value-type="float">
            <text:p>0</text:p>
          </table:table-cell>
          <table:table-cell table:formula="of:=IF(AND([.$A941]&gt;=[.L$2];[.$A941]&lt;=[.L$3]);1;0)" office:value-type="float" office:value="0" calcext:value-type="float">
            <text:p>0</text:p>
          </table:table-cell>
          <table:table-cell table:formula="of:=IF(AND([.$A941]&gt;=[.M$2];[.$A941]&lt;=[.M$3]);1;0)" office:value-type="float" office:value="1" calcext:value-type="float">
            <text:p>1</text:p>
          </table:table-cell>
          <table:table-cell table:formula="of:=IF(AND([.$A941]&gt;=[.N$2];[.$A941]&lt;=[.N$3]);1;0)" office:value-type="float" office:value="0" calcext:value-type="float">
            <text:p>0</text:p>
          </table:table-cell>
          <table:table-cell table:formula="of:=IF(AND([.$A941]&gt;=[.O$2];[.$A94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028" calcext:value-type="float">
            <text:p>0.464028</text:p>
          </table:table-cell>
          <table:table-cell table:formula="of:=IF(AND([.$A942]&gt;=[.B$2];[.$A942]&lt;=[.B$3]);1;0)" office:value-type="float" office:value="0" calcext:value-type="float">
            <text:p>0</text:p>
          </table:table-cell>
          <table:table-cell table:formula="of:=IF(AND([.$A942]&gt;=[.C$2];[.$A942]&lt;=[.C$3]);1;0)" office:value-type="float" office:value="0" calcext:value-type="float">
            <text:p>0</text:p>
          </table:table-cell>
          <table:table-cell table:formula="of:=IF(AND([.$A942]&gt;=[.D$2];[.$A942]&lt;=[.D$3]);1;0)" office:value-type="float" office:value="0" calcext:value-type="float">
            <text:p>0</text:p>
          </table:table-cell>
          <table:table-cell table:formula="of:=IF(AND([.$A942]&gt;=[.E$2];[.$A942]&lt;=[.E$3]);1;0)" office:value-type="float" office:value="1" calcext:value-type="float">
            <text:p>1</text:p>
          </table:table-cell>
          <table:table-cell table:formula="of:=IF(AND([.$A942]&gt;=[.F$2];[.$A942]&lt;=[.F$3]);1;0)" office:value-type="float" office:value="0" calcext:value-type="float">
            <text:p>0</text:p>
          </table:table-cell>
          <table:table-cell table:formula="of:=IF(AND([.$A942]&gt;=[.G$2];[.$A942]&lt;=[.G$3]);1;0)" office:value-type="float" office:value="0" calcext:value-type="float">
            <text:p>0</text:p>
          </table:table-cell>
          <table:table-cell/>
          <table:table-cell office:value-type="float" office:value="-1.42947" calcext:value-type="float">
            <text:p>-1.42947</text:p>
          </table:table-cell>
          <table:table-cell table:formula="of:=IF(AND([.$A942]&gt;=[.J$2];[.$A942]&lt;=[.J$3]);1;0)" office:value-type="float" office:value="0" calcext:value-type="float">
            <text:p>0</text:p>
          </table:table-cell>
          <table:table-cell table:formula="of:=IF(AND([.$A942]&gt;=[.K$2];[.$A942]&lt;=[.K$3]);1;0)" office:value-type="float" office:value="0" calcext:value-type="float">
            <text:p>0</text:p>
          </table:table-cell>
          <table:table-cell table:formula="of:=IF(AND([.$A942]&gt;=[.L$2];[.$A942]&lt;=[.L$3]);1;0)" office:value-type="float" office:value="0" calcext:value-type="float">
            <text:p>0</text:p>
          </table:table-cell>
          <table:table-cell table:formula="of:=IF(AND([.$A942]&gt;=[.M$2];[.$A942]&lt;=[.M$3]);1;0)" office:value-type="float" office:value="1" calcext:value-type="float">
            <text:p>1</text:p>
          </table:table-cell>
          <table:table-cell table:formula="of:=IF(AND([.$A942]&gt;=[.N$2];[.$A942]&lt;=[.N$3]);1;0)" office:value-type="float" office:value="0" calcext:value-type="float">
            <text:p>0</text:p>
          </table:table-cell>
          <table:table-cell table:formula="of:=IF(AND([.$A942]&gt;=[.O$2];[.$A94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684" calcext:value-type="float">
            <text:p>0.995684</text:p>
          </table:table-cell>
          <table:table-cell table:formula="of:=IF(AND([.$A943]&gt;=[.B$2];[.$A943]&lt;=[.B$3]);1;0)" office:value-type="float" office:value="0" calcext:value-type="float">
            <text:p>0</text:p>
          </table:table-cell>
          <table:table-cell table:formula="of:=IF(AND([.$A943]&gt;=[.C$2];[.$A943]&lt;=[.C$3]);1;0)" office:value-type="float" office:value="0" calcext:value-type="float">
            <text:p>0</text:p>
          </table:table-cell>
          <table:table-cell table:formula="of:=IF(AND([.$A943]&gt;=[.D$2];[.$A943]&lt;=[.D$3]);1;0)" office:value-type="float" office:value="0" calcext:value-type="float">
            <text:p>0</text:p>
          </table:table-cell>
          <table:table-cell table:formula="of:=IF(AND([.$A943]&gt;=[.E$2];[.$A943]&lt;=[.E$3]);1;0)" office:value-type="float" office:value="1" calcext:value-type="float">
            <text:p>1</text:p>
          </table:table-cell>
          <table:table-cell table:formula="of:=IF(AND([.$A943]&gt;=[.F$2];[.$A943]&lt;=[.F$3]);1;0)" office:value-type="float" office:value="0" calcext:value-type="float">
            <text:p>0</text:p>
          </table:table-cell>
          <table:table-cell table:formula="of:=IF(AND([.$A943]&gt;=[.G$2];[.$A943]&lt;=[.G$3]);1;0)" office:value-type="float" office:value="0" calcext:value-type="float">
            <text:p>0</text:p>
          </table:table-cell>
          <table:table-cell/>
          <table:table-cell office:value-type="float" office:value="1.09477" calcext:value-type="float">
            <text:p>1.09477</text:p>
          </table:table-cell>
          <table:table-cell table:formula="of:=IF(AND([.$A943]&gt;=[.J$2];[.$A943]&lt;=[.J$3]);1;0)" office:value-type="float" office:value="0" calcext:value-type="float">
            <text:p>0</text:p>
          </table:table-cell>
          <table:table-cell table:formula="of:=IF(AND([.$A943]&gt;=[.K$2];[.$A943]&lt;=[.K$3]);1;0)" office:value-type="float" office:value="0" calcext:value-type="float">
            <text:p>0</text:p>
          </table:table-cell>
          <table:table-cell table:formula="of:=IF(AND([.$A943]&gt;=[.L$2];[.$A943]&lt;=[.L$3]);1;0)" office:value-type="float" office:value="0" calcext:value-type="float">
            <text:p>0</text:p>
          </table:table-cell>
          <table:table-cell table:formula="of:=IF(AND([.$A943]&gt;=[.M$2];[.$A943]&lt;=[.M$3]);1;0)" office:value-type="float" office:value="1" calcext:value-type="float">
            <text:p>1</text:p>
          </table:table-cell>
          <table:table-cell table:formula="of:=IF(AND([.$A943]&gt;=[.N$2];[.$A943]&lt;=[.N$3]);1;0)" office:value-type="float" office:value="0" calcext:value-type="float">
            <text:p>0</text:p>
          </table:table-cell>
          <table:table-cell table:formula="of:=IF(AND([.$A943]&gt;=[.O$2];[.$A94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6253" calcext:value-type="float">
            <text:p>-0.616253</text:p>
          </table:table-cell>
          <table:table-cell table:formula="of:=IF(AND([.$A944]&gt;=[.B$2];[.$A944]&lt;=[.B$3]);1;0)" office:value-type="float" office:value="0" calcext:value-type="float">
            <text:p>0</text:p>
          </table:table-cell>
          <table:table-cell table:formula="of:=IF(AND([.$A944]&gt;=[.C$2];[.$A944]&lt;=[.C$3]);1;0)" office:value-type="float" office:value="0" calcext:value-type="float">
            <text:p>0</text:p>
          </table:table-cell>
          <table:table-cell table:formula="of:=IF(AND([.$A944]&gt;=[.D$2];[.$A944]&lt;=[.D$3]);1;0)" office:value-type="float" office:value="1" calcext:value-type="float">
            <text:p>1</text:p>
          </table:table-cell>
          <table:table-cell table:formula="of:=IF(AND([.$A944]&gt;=[.E$2];[.$A944]&lt;=[.E$3]);1;0)" office:value-type="float" office:value="0" calcext:value-type="float">
            <text:p>0</text:p>
          </table:table-cell>
          <table:table-cell table:formula="of:=IF(AND([.$A944]&gt;=[.F$2];[.$A944]&lt;=[.F$3]);1;0)" office:value-type="float" office:value="0" calcext:value-type="float">
            <text:p>0</text:p>
          </table:table-cell>
          <table:table-cell table:formula="of:=IF(AND([.$A944]&gt;=[.G$2];[.$A944]&lt;=[.G$3]);1;0)" office:value-type="float" office:value="0" calcext:value-type="float">
            <text:p>0</text:p>
          </table:table-cell>
          <table:table-cell/>
          <table:table-cell office:value-type="float" office:value="0.241055" calcext:value-type="float">
            <text:p>0.241055</text:p>
          </table:table-cell>
          <table:table-cell table:formula="of:=IF(AND([.$A944]&gt;=[.J$2];[.$A944]&lt;=[.J$3]);1;0)" office:value-type="float" office:value="0" calcext:value-type="float">
            <text:p>0</text:p>
          </table:table-cell>
          <table:table-cell table:formula="of:=IF(AND([.$A944]&gt;=[.K$2];[.$A944]&lt;=[.K$3]);1;0)" office:value-type="float" office:value="0" calcext:value-type="float">
            <text:p>0</text:p>
          </table:table-cell>
          <table:table-cell table:formula="of:=IF(AND([.$A944]&gt;=[.L$2];[.$A944]&lt;=[.L$3]);1;0)" office:value-type="float" office:value="1" calcext:value-type="float">
            <text:p>1</text:p>
          </table:table-cell>
          <table:table-cell table:formula="of:=IF(AND([.$A944]&gt;=[.M$2];[.$A944]&lt;=[.M$3]);1;0)" office:value-type="float" office:value="0" calcext:value-type="float">
            <text:p>0</text:p>
          </table:table-cell>
          <table:table-cell table:formula="of:=IF(AND([.$A944]&gt;=[.N$2];[.$A944]&lt;=[.N$3]);1;0)" office:value-type="float" office:value="0" calcext:value-type="float">
            <text:p>0</text:p>
          </table:table-cell>
          <table:table-cell table:formula="of:=IF(AND([.$A944]&gt;=[.O$2];[.$A94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547" calcext:value-type="float">
            <text:p>0.173547</text:p>
          </table:table-cell>
          <table:table-cell table:formula="of:=IF(AND([.$A945]&gt;=[.B$2];[.$A945]&lt;=[.B$3]);1;0)" office:value-type="float" office:value="0" calcext:value-type="float">
            <text:p>0</text:p>
          </table:table-cell>
          <table:table-cell table:formula="of:=IF(AND([.$A945]&gt;=[.C$2];[.$A945]&lt;=[.C$3]);1;0)" office:value-type="float" office:value="0" calcext:value-type="float">
            <text:p>0</text:p>
          </table:table-cell>
          <table:table-cell table:formula="of:=IF(AND([.$A945]&gt;=[.D$2];[.$A945]&lt;=[.D$3]);1;0)" office:value-type="float" office:value="0" calcext:value-type="float">
            <text:p>0</text:p>
          </table:table-cell>
          <table:table-cell table:formula="of:=IF(AND([.$A945]&gt;=[.E$2];[.$A945]&lt;=[.E$3]);1;0)" office:value-type="float" office:value="1" calcext:value-type="float">
            <text:p>1</text:p>
          </table:table-cell>
          <table:table-cell table:formula="of:=IF(AND([.$A945]&gt;=[.F$2];[.$A945]&lt;=[.F$3]);1;0)" office:value-type="float" office:value="0" calcext:value-type="float">
            <text:p>0</text:p>
          </table:table-cell>
          <table:table-cell table:formula="of:=IF(AND([.$A945]&gt;=[.G$2];[.$A945]&lt;=[.G$3]);1;0)" office:value-type="float" office:value="0" calcext:value-type="float">
            <text:p>0</text:p>
          </table:table-cell>
          <table:table-cell/>
          <table:table-cell office:value-type="float" office:value="2.46424" calcext:value-type="float">
            <text:p>2.46424</text:p>
          </table:table-cell>
          <table:table-cell table:formula="of:=IF(AND([.$A945]&gt;=[.J$2];[.$A945]&lt;=[.J$3]);1;0)" office:value-type="float" office:value="0" calcext:value-type="float">
            <text:p>0</text:p>
          </table:table-cell>
          <table:table-cell table:formula="of:=IF(AND([.$A945]&gt;=[.K$2];[.$A945]&lt;=[.K$3]);1;0)" office:value-type="float" office:value="0" calcext:value-type="float">
            <text:p>0</text:p>
          </table:table-cell>
          <table:table-cell table:formula="of:=IF(AND([.$A945]&gt;=[.L$2];[.$A945]&lt;=[.L$3]);1;0)" office:value-type="float" office:value="0" calcext:value-type="float">
            <text:p>0</text:p>
          </table:table-cell>
          <table:table-cell table:formula="of:=IF(AND([.$A945]&gt;=[.M$2];[.$A945]&lt;=[.M$3]);1;0)" office:value-type="float" office:value="1" calcext:value-type="float">
            <text:p>1</text:p>
          </table:table-cell>
          <table:table-cell table:formula="of:=IF(AND([.$A945]&gt;=[.N$2];[.$A945]&lt;=[.N$3]);1;0)" office:value-type="float" office:value="0" calcext:value-type="float">
            <text:p>0</text:p>
          </table:table-cell>
          <table:table-cell table:formula="of:=IF(AND([.$A945]&gt;=[.O$2];[.$A94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68" calcext:value-type="float">
            <text:p>0.79268</text:p>
          </table:table-cell>
          <table:table-cell table:formula="of:=IF(AND([.$A946]&gt;=[.B$2];[.$A946]&lt;=[.B$3]);1;0)" office:value-type="float" office:value="0" calcext:value-type="float">
            <text:p>0</text:p>
          </table:table-cell>
          <table:table-cell table:formula="of:=IF(AND([.$A946]&gt;=[.C$2];[.$A946]&lt;=[.C$3]);1;0)" office:value-type="float" office:value="0" calcext:value-type="float">
            <text:p>0</text:p>
          </table:table-cell>
          <table:table-cell table:formula="of:=IF(AND([.$A946]&gt;=[.D$2];[.$A946]&lt;=[.D$3]);1;0)" office:value-type="float" office:value="0" calcext:value-type="float">
            <text:p>0</text:p>
          </table:table-cell>
          <table:table-cell table:formula="of:=IF(AND([.$A946]&gt;=[.E$2];[.$A946]&lt;=[.E$3]);1;0)" office:value-type="float" office:value="1" calcext:value-type="float">
            <text:p>1</text:p>
          </table:table-cell>
          <table:table-cell table:formula="of:=IF(AND([.$A946]&gt;=[.F$2];[.$A946]&lt;=[.F$3]);1;0)" office:value-type="float" office:value="0" calcext:value-type="float">
            <text:p>0</text:p>
          </table:table-cell>
          <table:table-cell table:formula="of:=IF(AND([.$A946]&gt;=[.G$2];[.$A946]&lt;=[.G$3]);1;0)" office:value-type="float" office:value="0" calcext:value-type="float">
            <text:p>0</text:p>
          </table:table-cell>
          <table:table-cell/>
          <table:table-cell office:value-type="float" office:value="0.335231" calcext:value-type="float">
            <text:p>0.335231</text:p>
          </table:table-cell>
          <table:table-cell table:formula="of:=IF(AND([.$A946]&gt;=[.J$2];[.$A946]&lt;=[.J$3]);1;0)" office:value-type="float" office:value="0" calcext:value-type="float">
            <text:p>0</text:p>
          </table:table-cell>
          <table:table-cell table:formula="of:=IF(AND([.$A946]&gt;=[.K$2];[.$A946]&lt;=[.K$3]);1;0)" office:value-type="float" office:value="0" calcext:value-type="float">
            <text:p>0</text:p>
          </table:table-cell>
          <table:table-cell table:formula="of:=IF(AND([.$A946]&gt;=[.L$2];[.$A946]&lt;=[.L$3]);1;0)" office:value-type="float" office:value="0" calcext:value-type="float">
            <text:p>0</text:p>
          </table:table-cell>
          <table:table-cell table:formula="of:=IF(AND([.$A946]&gt;=[.M$2];[.$A946]&lt;=[.M$3]);1;0)" office:value-type="float" office:value="1" calcext:value-type="float">
            <text:p>1</text:p>
          </table:table-cell>
          <table:table-cell table:formula="of:=IF(AND([.$A946]&gt;=[.N$2];[.$A946]&lt;=[.N$3]);1;0)" office:value-type="float" office:value="0" calcext:value-type="float">
            <text:p>0</text:p>
          </table:table-cell>
          <table:table-cell table:formula="of:=IF(AND([.$A946]&gt;=[.O$2];[.$A94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7211" calcext:value-type="float">
            <text:p>0.0147211</text:p>
          </table:table-cell>
          <table:table-cell table:formula="of:=IF(AND([.$A947]&gt;=[.B$2];[.$A947]&lt;=[.B$3]);1;0)" office:value-type="float" office:value="0" calcext:value-type="float">
            <text:p>0</text:p>
          </table:table-cell>
          <table:table-cell table:formula="of:=IF(AND([.$A947]&gt;=[.C$2];[.$A947]&lt;=[.C$3]);1;0)" office:value-type="float" office:value="0" calcext:value-type="float">
            <text:p>0</text:p>
          </table:table-cell>
          <table:table-cell table:formula="of:=IF(AND([.$A947]&gt;=[.D$2];[.$A947]&lt;=[.D$3]);1;0)" office:value-type="float" office:value="0" calcext:value-type="float">
            <text:p>0</text:p>
          </table:table-cell>
          <table:table-cell table:formula="of:=IF(AND([.$A947]&gt;=[.E$2];[.$A947]&lt;=[.E$3]);1;0)" office:value-type="float" office:value="1" calcext:value-type="float">
            <text:p>1</text:p>
          </table:table-cell>
          <table:table-cell table:formula="of:=IF(AND([.$A947]&gt;=[.F$2];[.$A947]&lt;=[.F$3]);1;0)" office:value-type="float" office:value="0" calcext:value-type="float">
            <text:p>0</text:p>
          </table:table-cell>
          <table:table-cell table:formula="of:=IF(AND([.$A947]&gt;=[.G$2];[.$A947]&lt;=[.G$3]);1;0)" office:value-type="float" office:value="0" calcext:value-type="float">
            <text:p>0</text:p>
          </table:table-cell>
          <table:table-cell/>
          <table:table-cell office:value-type="float" office:value="-1.22299" calcext:value-type="float">
            <text:p>-1.22299</text:p>
          </table:table-cell>
          <table:table-cell table:formula="of:=IF(AND([.$A947]&gt;=[.J$2];[.$A947]&lt;=[.J$3]);1;0)" office:value-type="float" office:value="0" calcext:value-type="float">
            <text:p>0</text:p>
          </table:table-cell>
          <table:table-cell table:formula="of:=IF(AND([.$A947]&gt;=[.K$2];[.$A947]&lt;=[.K$3]);1;0)" office:value-type="float" office:value="0" calcext:value-type="float">
            <text:p>0</text:p>
          </table:table-cell>
          <table:table-cell table:formula="of:=IF(AND([.$A947]&gt;=[.L$2];[.$A947]&lt;=[.L$3]);1;0)" office:value-type="float" office:value="0" calcext:value-type="float">
            <text:p>0</text:p>
          </table:table-cell>
          <table:table-cell table:formula="of:=IF(AND([.$A947]&gt;=[.M$2];[.$A947]&lt;=[.M$3]);1;0)" office:value-type="float" office:value="1" calcext:value-type="float">
            <text:p>1</text:p>
          </table:table-cell>
          <table:table-cell table:formula="of:=IF(AND([.$A947]&gt;=[.N$2];[.$A947]&lt;=[.N$3]);1;0)" office:value-type="float" office:value="0" calcext:value-type="float">
            <text:p>0</text:p>
          </table:table-cell>
          <table:table-cell table:formula="of:=IF(AND([.$A947]&gt;=[.O$2];[.$A94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6203" calcext:value-type="float">
            <text:p>0.0756203</text:p>
          </table:table-cell>
          <table:table-cell table:formula="of:=IF(AND([.$A948]&gt;=[.B$2];[.$A948]&lt;=[.B$3]);1;0)" office:value-type="float" office:value="0" calcext:value-type="float">
            <text:p>0</text:p>
          </table:table-cell>
          <table:table-cell table:formula="of:=IF(AND([.$A948]&gt;=[.C$2];[.$A948]&lt;=[.C$3]);1;0)" office:value-type="float" office:value="0" calcext:value-type="float">
            <text:p>0</text:p>
          </table:table-cell>
          <table:table-cell table:formula="of:=IF(AND([.$A948]&gt;=[.D$2];[.$A948]&lt;=[.D$3]);1;0)" office:value-type="float" office:value="0" calcext:value-type="float">
            <text:p>0</text:p>
          </table:table-cell>
          <table:table-cell table:formula="of:=IF(AND([.$A948]&gt;=[.E$2];[.$A948]&lt;=[.E$3]);1;0)" office:value-type="float" office:value="1" calcext:value-type="float">
            <text:p>1</text:p>
          </table:table-cell>
          <table:table-cell table:formula="of:=IF(AND([.$A948]&gt;=[.F$2];[.$A948]&lt;=[.F$3]);1;0)" office:value-type="float" office:value="0" calcext:value-type="float">
            <text:p>0</text:p>
          </table:table-cell>
          <table:table-cell table:formula="of:=IF(AND([.$A948]&gt;=[.G$2];[.$A948]&lt;=[.G$3]);1;0)" office:value-type="float" office:value="0" calcext:value-type="float">
            <text:p>0</text:p>
          </table:table-cell>
          <table:table-cell/>
          <table:table-cell office:value-type="float" office:value="0.280529" calcext:value-type="float">
            <text:p>0.280529</text:p>
          </table:table-cell>
          <table:table-cell table:formula="of:=IF(AND([.$A948]&gt;=[.J$2];[.$A948]&lt;=[.J$3]);1;0)" office:value-type="float" office:value="0" calcext:value-type="float">
            <text:p>0</text:p>
          </table:table-cell>
          <table:table-cell table:formula="of:=IF(AND([.$A948]&gt;=[.K$2];[.$A948]&lt;=[.K$3]);1;0)" office:value-type="float" office:value="0" calcext:value-type="float">
            <text:p>0</text:p>
          </table:table-cell>
          <table:table-cell table:formula="of:=IF(AND([.$A948]&gt;=[.L$2];[.$A948]&lt;=[.L$3]);1;0)" office:value-type="float" office:value="0" calcext:value-type="float">
            <text:p>0</text:p>
          </table:table-cell>
          <table:table-cell table:formula="of:=IF(AND([.$A948]&gt;=[.M$2];[.$A948]&lt;=[.M$3]);1;0)" office:value-type="float" office:value="1" calcext:value-type="float">
            <text:p>1</text:p>
          </table:table-cell>
          <table:table-cell table:formula="of:=IF(AND([.$A948]&gt;=[.N$2];[.$A948]&lt;=[.N$3]);1;0)" office:value-type="float" office:value="0" calcext:value-type="float">
            <text:p>0</text:p>
          </table:table-cell>
          <table:table-cell table:formula="of:=IF(AND([.$A948]&gt;=[.O$2];[.$A94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515" calcext:value-type="float">
            <text:p>0.140515</text:p>
          </table:table-cell>
          <table:table-cell table:formula="of:=IF(AND([.$A949]&gt;=[.B$2];[.$A949]&lt;=[.B$3]);1;0)" office:value-type="float" office:value="0" calcext:value-type="float">
            <text:p>0</text:p>
          </table:table-cell>
          <table:table-cell table:formula="of:=IF(AND([.$A949]&gt;=[.C$2];[.$A949]&lt;=[.C$3]);1;0)" office:value-type="float" office:value="0" calcext:value-type="float">
            <text:p>0</text:p>
          </table:table-cell>
          <table:table-cell table:formula="of:=IF(AND([.$A949]&gt;=[.D$2];[.$A949]&lt;=[.D$3]);1;0)" office:value-type="float" office:value="0" calcext:value-type="float">
            <text:p>0</text:p>
          </table:table-cell>
          <table:table-cell table:formula="of:=IF(AND([.$A949]&gt;=[.E$2];[.$A949]&lt;=[.E$3]);1;0)" office:value-type="float" office:value="1" calcext:value-type="float">
            <text:p>1</text:p>
          </table:table-cell>
          <table:table-cell table:formula="of:=IF(AND([.$A949]&gt;=[.F$2];[.$A949]&lt;=[.F$3]);1;0)" office:value-type="float" office:value="0" calcext:value-type="float">
            <text:p>0</text:p>
          </table:table-cell>
          <table:table-cell table:formula="of:=IF(AND([.$A949]&gt;=[.G$2];[.$A949]&lt;=[.G$3]);1;0)" office:value-type="float" office:value="0" calcext:value-type="float">
            <text:p>0</text:p>
          </table:table-cell>
          <table:table-cell/>
          <table:table-cell office:value-type="float" office:value="0.513893" calcext:value-type="float">
            <text:p>0.513893</text:p>
          </table:table-cell>
          <table:table-cell table:formula="of:=IF(AND([.$A949]&gt;=[.J$2];[.$A949]&lt;=[.J$3]);1;0)" office:value-type="float" office:value="0" calcext:value-type="float">
            <text:p>0</text:p>
          </table:table-cell>
          <table:table-cell table:formula="of:=IF(AND([.$A949]&gt;=[.K$2];[.$A949]&lt;=[.K$3]);1;0)" office:value-type="float" office:value="0" calcext:value-type="float">
            <text:p>0</text:p>
          </table:table-cell>
          <table:table-cell table:formula="of:=IF(AND([.$A949]&gt;=[.L$2];[.$A949]&lt;=[.L$3]);1;0)" office:value-type="float" office:value="0" calcext:value-type="float">
            <text:p>0</text:p>
          </table:table-cell>
          <table:table-cell table:formula="of:=IF(AND([.$A949]&gt;=[.M$2];[.$A949]&lt;=[.M$3]);1;0)" office:value-type="float" office:value="1" calcext:value-type="float">
            <text:p>1</text:p>
          </table:table-cell>
          <table:table-cell table:formula="of:=IF(AND([.$A949]&gt;=[.N$2];[.$A949]&lt;=[.N$3]);1;0)" office:value-type="float" office:value="0" calcext:value-type="float">
            <text:p>0</text:p>
          </table:table-cell>
          <table:table-cell table:formula="of:=IF(AND([.$A949]&gt;=[.O$2];[.$A94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25" calcext:value-type="float">
            <text:p>0.11425</text:p>
          </table:table-cell>
          <table:table-cell table:formula="of:=IF(AND([.$A950]&gt;=[.B$2];[.$A950]&lt;=[.B$3]);1;0)" office:value-type="float" office:value="0" calcext:value-type="float">
            <text:p>0</text:p>
          </table:table-cell>
          <table:table-cell table:formula="of:=IF(AND([.$A950]&gt;=[.C$2];[.$A950]&lt;=[.C$3]);1;0)" office:value-type="float" office:value="0" calcext:value-type="float">
            <text:p>0</text:p>
          </table:table-cell>
          <table:table-cell table:formula="of:=IF(AND([.$A950]&gt;=[.D$2];[.$A950]&lt;=[.D$3]);1;0)" office:value-type="float" office:value="0" calcext:value-type="float">
            <text:p>0</text:p>
          </table:table-cell>
          <table:table-cell table:formula="of:=IF(AND([.$A950]&gt;=[.E$2];[.$A950]&lt;=[.E$3]);1;0)" office:value-type="float" office:value="1" calcext:value-type="float">
            <text:p>1</text:p>
          </table:table-cell>
          <table:table-cell table:formula="of:=IF(AND([.$A950]&gt;=[.F$2];[.$A950]&lt;=[.F$3]);1;0)" office:value-type="float" office:value="0" calcext:value-type="float">
            <text:p>0</text:p>
          </table:table-cell>
          <table:table-cell table:formula="of:=IF(AND([.$A950]&gt;=[.G$2];[.$A950]&lt;=[.G$3]);1;0)" office:value-type="float" office:value="0" calcext:value-type="float">
            <text:p>0</text:p>
          </table:table-cell>
          <table:table-cell/>
          <table:table-cell office:value-type="float" office:value="0.797414" calcext:value-type="float">
            <text:p>0.797414</text:p>
          </table:table-cell>
          <table:table-cell table:formula="of:=IF(AND([.$A950]&gt;=[.J$2];[.$A950]&lt;=[.J$3]);1;0)" office:value-type="float" office:value="0" calcext:value-type="float">
            <text:p>0</text:p>
          </table:table-cell>
          <table:table-cell table:formula="of:=IF(AND([.$A950]&gt;=[.K$2];[.$A950]&lt;=[.K$3]);1;0)" office:value-type="float" office:value="0" calcext:value-type="float">
            <text:p>0</text:p>
          </table:table-cell>
          <table:table-cell table:formula="of:=IF(AND([.$A950]&gt;=[.L$2];[.$A950]&lt;=[.L$3]);1;0)" office:value-type="float" office:value="0" calcext:value-type="float">
            <text:p>0</text:p>
          </table:table-cell>
          <table:table-cell table:formula="of:=IF(AND([.$A950]&gt;=[.M$2];[.$A950]&lt;=[.M$3]);1;0)" office:value-type="float" office:value="1" calcext:value-type="float">
            <text:p>1</text:p>
          </table:table-cell>
          <table:table-cell table:formula="of:=IF(AND([.$A950]&gt;=[.N$2];[.$A950]&lt;=[.N$3]);1;0)" office:value-type="float" office:value="0" calcext:value-type="float">
            <text:p>0</text:p>
          </table:table-cell>
          <table:table-cell table:formula="of:=IF(AND([.$A950]&gt;=[.O$2];[.$A95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7862" calcext:value-type="float">
            <text:p>-1.07862</text:p>
          </table:table-cell>
          <table:table-cell table:formula="of:=IF(AND([.$A951]&gt;=[.B$2];[.$A951]&lt;=[.B$3]);1;0)" office:value-type="float" office:value="0" calcext:value-type="float">
            <text:p>0</text:p>
          </table:table-cell>
          <table:table-cell table:formula="of:=IF(AND([.$A951]&gt;=[.C$2];[.$A951]&lt;=[.C$3]);1;0)" office:value-type="float" office:value="1" calcext:value-type="float">
            <text:p>1</text:p>
          </table:table-cell>
          <table:table-cell table:formula="of:=IF(AND([.$A951]&gt;=[.D$2];[.$A951]&lt;=[.D$3]);1;0)" office:value-type="float" office:value="0" calcext:value-type="float">
            <text:p>0</text:p>
          </table:table-cell>
          <table:table-cell table:formula="of:=IF(AND([.$A951]&gt;=[.E$2];[.$A951]&lt;=[.E$3]);1;0)" office:value-type="float" office:value="0" calcext:value-type="float">
            <text:p>0</text:p>
          </table:table-cell>
          <table:table-cell table:formula="of:=IF(AND([.$A951]&gt;=[.F$2];[.$A951]&lt;=[.F$3]);1;0)" office:value-type="float" office:value="0" calcext:value-type="float">
            <text:p>0</text:p>
          </table:table-cell>
          <table:table-cell table:formula="of:=IF(AND([.$A951]&gt;=[.G$2];[.$A951]&lt;=[.G$3]);1;0)" office:value-type="float" office:value="0" calcext:value-type="float">
            <text:p>0</text:p>
          </table:table-cell>
          <table:table-cell/>
          <table:table-cell office:value-type="float" office:value="0.31379" calcext:value-type="float">
            <text:p>0.31379</text:p>
          </table:table-cell>
          <table:table-cell table:formula="of:=IF(AND([.$A951]&gt;=[.J$2];[.$A951]&lt;=[.J$3]);1;0)" office:value-type="float" office:value="0" calcext:value-type="float">
            <text:p>0</text:p>
          </table:table-cell>
          <table:table-cell table:formula="of:=IF(AND([.$A951]&gt;=[.K$2];[.$A951]&lt;=[.K$3]);1;0)" office:value-type="float" office:value="1" calcext:value-type="float">
            <text:p>1</text:p>
          </table:table-cell>
          <table:table-cell table:formula="of:=IF(AND([.$A951]&gt;=[.L$2];[.$A951]&lt;=[.L$3]);1;0)" office:value-type="float" office:value="0" calcext:value-type="float">
            <text:p>0</text:p>
          </table:table-cell>
          <table:table-cell table:formula="of:=IF(AND([.$A951]&gt;=[.M$2];[.$A951]&lt;=[.M$3]);1;0)" office:value-type="float" office:value="0" calcext:value-type="float">
            <text:p>0</text:p>
          </table:table-cell>
          <table:table-cell table:formula="of:=IF(AND([.$A951]&gt;=[.N$2];[.$A951]&lt;=[.N$3]);1;0)" office:value-type="float" office:value="0" calcext:value-type="float">
            <text:p>0</text:p>
          </table:table-cell>
          <table:table-cell table:formula="of:=IF(AND([.$A951]&gt;=[.O$2];[.$A95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1036" calcext:value-type="float">
            <text:p>-0.311036</text:p>
          </table:table-cell>
          <table:table-cell table:formula="of:=IF(AND([.$A952]&gt;=[.B$2];[.$A952]&lt;=[.B$3]);1;0)" office:value-type="float" office:value="0" calcext:value-type="float">
            <text:p>0</text:p>
          </table:table-cell>
          <table:table-cell table:formula="of:=IF(AND([.$A952]&gt;=[.C$2];[.$A952]&lt;=[.C$3]);1;0)" office:value-type="float" office:value="0" calcext:value-type="float">
            <text:p>0</text:p>
          </table:table-cell>
          <table:table-cell table:formula="of:=IF(AND([.$A952]&gt;=[.D$2];[.$A952]&lt;=[.D$3]);1;0)" office:value-type="float" office:value="1" calcext:value-type="float">
            <text:p>1</text:p>
          </table:table-cell>
          <table:table-cell table:formula="of:=IF(AND([.$A952]&gt;=[.E$2];[.$A952]&lt;=[.E$3]);1;0)" office:value-type="float" office:value="0" calcext:value-type="float">
            <text:p>0</text:p>
          </table:table-cell>
          <table:table-cell table:formula="of:=IF(AND([.$A952]&gt;=[.F$2];[.$A952]&lt;=[.F$3]);1;0)" office:value-type="float" office:value="0" calcext:value-type="float">
            <text:p>0</text:p>
          </table:table-cell>
          <table:table-cell table:formula="of:=IF(AND([.$A952]&gt;=[.G$2];[.$A952]&lt;=[.G$3]);1;0)" office:value-type="float" office:value="0" calcext:value-type="float">
            <text:p>0</text:p>
          </table:table-cell>
          <table:table-cell/>
          <table:table-cell office:value-type="float" office:value="0.777813" calcext:value-type="float">
            <text:p>0.777813</text:p>
          </table:table-cell>
          <table:table-cell table:formula="of:=IF(AND([.$A952]&gt;=[.J$2];[.$A952]&lt;=[.J$3]);1;0)" office:value-type="float" office:value="0" calcext:value-type="float">
            <text:p>0</text:p>
          </table:table-cell>
          <table:table-cell table:formula="of:=IF(AND([.$A952]&gt;=[.K$2];[.$A952]&lt;=[.K$3]);1;0)" office:value-type="float" office:value="0" calcext:value-type="float">
            <text:p>0</text:p>
          </table:table-cell>
          <table:table-cell table:formula="of:=IF(AND([.$A952]&gt;=[.L$2];[.$A952]&lt;=[.L$3]);1;0)" office:value-type="float" office:value="1" calcext:value-type="float">
            <text:p>1</text:p>
          </table:table-cell>
          <table:table-cell table:formula="of:=IF(AND([.$A952]&gt;=[.M$2];[.$A952]&lt;=[.M$3]);1;0)" office:value-type="float" office:value="0" calcext:value-type="float">
            <text:p>0</text:p>
          </table:table-cell>
          <table:table-cell table:formula="of:=IF(AND([.$A952]&gt;=[.N$2];[.$A952]&lt;=[.N$3]);1;0)" office:value-type="float" office:value="0" calcext:value-type="float">
            <text:p>0</text:p>
          </table:table-cell>
          <table:table-cell table:formula="of:=IF(AND([.$A952]&gt;=[.O$2];[.$A95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5702" calcext:value-type="float">
            <text:p>0.715702</text:p>
          </table:table-cell>
          <table:table-cell table:formula="of:=IF(AND([.$A953]&gt;=[.B$2];[.$A953]&lt;=[.B$3]);1;0)" office:value-type="float" office:value="0" calcext:value-type="float">
            <text:p>0</text:p>
          </table:table-cell>
          <table:table-cell table:formula="of:=IF(AND([.$A953]&gt;=[.C$2];[.$A953]&lt;=[.C$3]);1;0)" office:value-type="float" office:value="0" calcext:value-type="float">
            <text:p>0</text:p>
          </table:table-cell>
          <table:table-cell table:formula="of:=IF(AND([.$A953]&gt;=[.D$2];[.$A953]&lt;=[.D$3]);1;0)" office:value-type="float" office:value="0" calcext:value-type="float">
            <text:p>0</text:p>
          </table:table-cell>
          <table:table-cell table:formula="of:=IF(AND([.$A953]&gt;=[.E$2];[.$A953]&lt;=[.E$3]);1;0)" office:value-type="float" office:value="1" calcext:value-type="float">
            <text:p>1</text:p>
          </table:table-cell>
          <table:table-cell table:formula="of:=IF(AND([.$A953]&gt;=[.F$2];[.$A953]&lt;=[.F$3]);1;0)" office:value-type="float" office:value="0" calcext:value-type="float">
            <text:p>0</text:p>
          </table:table-cell>
          <table:table-cell table:formula="of:=IF(AND([.$A953]&gt;=[.G$2];[.$A953]&lt;=[.G$3]);1;0)" office:value-type="float" office:value="0" calcext:value-type="float">
            <text:p>0</text:p>
          </table:table-cell>
          <table:table-cell/>
          <table:table-cell office:value-type="float" office:value="-0.928349" calcext:value-type="float">
            <text:p>-0.928349</text:p>
          </table:table-cell>
          <table:table-cell table:formula="of:=IF(AND([.$A953]&gt;=[.J$2];[.$A953]&lt;=[.J$3]);1;0)" office:value-type="float" office:value="0" calcext:value-type="float">
            <text:p>0</text:p>
          </table:table-cell>
          <table:table-cell table:formula="of:=IF(AND([.$A953]&gt;=[.K$2];[.$A953]&lt;=[.K$3]);1;0)" office:value-type="float" office:value="0" calcext:value-type="float">
            <text:p>0</text:p>
          </table:table-cell>
          <table:table-cell table:formula="of:=IF(AND([.$A953]&gt;=[.L$2];[.$A953]&lt;=[.L$3]);1;0)" office:value-type="float" office:value="0" calcext:value-type="float">
            <text:p>0</text:p>
          </table:table-cell>
          <table:table-cell table:formula="of:=IF(AND([.$A953]&gt;=[.M$2];[.$A953]&lt;=[.M$3]);1;0)" office:value-type="float" office:value="1" calcext:value-type="float">
            <text:p>1</text:p>
          </table:table-cell>
          <table:table-cell table:formula="of:=IF(AND([.$A953]&gt;=[.N$2];[.$A953]&lt;=[.N$3]);1;0)" office:value-type="float" office:value="0" calcext:value-type="float">
            <text:p>0</text:p>
          </table:table-cell>
          <table:table-cell table:formula="of:=IF(AND([.$A953]&gt;=[.O$2];[.$A95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537" calcext:value-type="float">
            <text:p>1.56537</text:p>
          </table:table-cell>
          <table:table-cell table:formula="of:=IF(AND([.$A954]&gt;=[.B$2];[.$A954]&lt;=[.B$3]);1;0)" office:value-type="float" office:value="0" calcext:value-type="float">
            <text:p>0</text:p>
          </table:table-cell>
          <table:table-cell table:formula="of:=IF(AND([.$A954]&gt;=[.C$2];[.$A954]&lt;=[.C$3]);1;0)" office:value-type="float" office:value="0" calcext:value-type="float">
            <text:p>0</text:p>
          </table:table-cell>
          <table:table-cell table:formula="of:=IF(AND([.$A954]&gt;=[.D$2];[.$A954]&lt;=[.D$3]);1;0)" office:value-type="float" office:value="0" calcext:value-type="float">
            <text:p>0</text:p>
          </table:table-cell>
          <table:table-cell table:formula="of:=IF(AND([.$A954]&gt;=[.E$2];[.$A954]&lt;=[.E$3]);1;0)" office:value-type="float" office:value="0" calcext:value-type="float">
            <text:p>0</text:p>
          </table:table-cell>
          <table:table-cell table:formula="of:=IF(AND([.$A954]&gt;=[.F$2];[.$A954]&lt;=[.F$3]);1;0)" office:value-type="float" office:value="1" calcext:value-type="float">
            <text:p>1</text:p>
          </table:table-cell>
          <table:table-cell table:formula="of:=IF(AND([.$A954]&gt;=[.G$2];[.$A954]&lt;=[.G$3]);1;0)" office:value-type="float" office:value="0" calcext:value-type="float">
            <text:p>0</text:p>
          </table:table-cell>
          <table:table-cell/>
          <table:table-cell office:value-type="float" office:value="2.27788" calcext:value-type="float">
            <text:p>2.27788</text:p>
          </table:table-cell>
          <table:table-cell table:formula="of:=IF(AND([.$A954]&gt;=[.J$2];[.$A954]&lt;=[.J$3]);1;0)" office:value-type="float" office:value="0" calcext:value-type="float">
            <text:p>0</text:p>
          </table:table-cell>
          <table:table-cell table:formula="of:=IF(AND([.$A954]&gt;=[.K$2];[.$A954]&lt;=[.K$3]);1;0)" office:value-type="float" office:value="0" calcext:value-type="float">
            <text:p>0</text:p>
          </table:table-cell>
          <table:table-cell table:formula="of:=IF(AND([.$A954]&gt;=[.L$2];[.$A954]&lt;=[.L$3]);1;0)" office:value-type="float" office:value="0" calcext:value-type="float">
            <text:p>0</text:p>
          </table:table-cell>
          <table:table-cell table:formula="of:=IF(AND([.$A954]&gt;=[.M$2];[.$A954]&lt;=[.M$3]);1;0)" office:value-type="float" office:value="0" calcext:value-type="float">
            <text:p>0</text:p>
          </table:table-cell>
          <table:table-cell table:formula="of:=IF(AND([.$A954]&gt;=[.N$2];[.$A954]&lt;=[.N$3]);1;0)" office:value-type="float" office:value="1" calcext:value-type="float">
            <text:p>1</text:p>
          </table:table-cell>
          <table:table-cell table:formula="of:=IF(AND([.$A954]&gt;=[.O$2];[.$A95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5964" calcext:value-type="float">
            <text:p>-2.05964</text:p>
          </table:table-cell>
          <table:table-cell table:formula="of:=IF(AND([.$A955]&gt;=[.B$2];[.$A955]&lt;=[.B$3]);1;0)" office:value-type="float" office:value="1" calcext:value-type="float">
            <text:p>1</text:p>
          </table:table-cell>
          <table:table-cell table:formula="of:=IF(AND([.$A955]&gt;=[.C$2];[.$A955]&lt;=[.C$3]);1;0)" office:value-type="float" office:value="0" calcext:value-type="float">
            <text:p>0</text:p>
          </table:table-cell>
          <table:table-cell table:formula="of:=IF(AND([.$A955]&gt;=[.D$2];[.$A955]&lt;=[.D$3]);1;0)" office:value-type="float" office:value="0" calcext:value-type="float">
            <text:p>0</text:p>
          </table:table-cell>
          <table:table-cell table:formula="of:=IF(AND([.$A955]&gt;=[.E$2];[.$A955]&lt;=[.E$3]);1;0)" office:value-type="float" office:value="0" calcext:value-type="float">
            <text:p>0</text:p>
          </table:table-cell>
          <table:table-cell table:formula="of:=IF(AND([.$A955]&gt;=[.F$2];[.$A955]&lt;=[.F$3]);1;0)" office:value-type="float" office:value="0" calcext:value-type="float">
            <text:p>0</text:p>
          </table:table-cell>
          <table:table-cell table:formula="of:=IF(AND([.$A955]&gt;=[.G$2];[.$A955]&lt;=[.G$3]);1;0)" office:value-type="float" office:value="0" calcext:value-type="float">
            <text:p>0</text:p>
          </table:table-cell>
          <table:table-cell/>
          <table:table-cell office:value-type="float" office:value="-1.1043" calcext:value-type="float">
            <text:p>-1.1043</text:p>
          </table:table-cell>
          <table:table-cell table:formula="of:=IF(AND([.$A955]&gt;=[.J$2];[.$A955]&lt;=[.J$3]);1;0)" office:value-type="float" office:value="1" calcext:value-type="float">
            <text:p>1</text:p>
          </table:table-cell>
          <table:table-cell table:formula="of:=IF(AND([.$A955]&gt;=[.K$2];[.$A955]&lt;=[.K$3]);1;0)" office:value-type="float" office:value="0" calcext:value-type="float">
            <text:p>0</text:p>
          </table:table-cell>
          <table:table-cell table:formula="of:=IF(AND([.$A955]&gt;=[.L$2];[.$A955]&lt;=[.L$3]);1;0)" office:value-type="float" office:value="0" calcext:value-type="float">
            <text:p>0</text:p>
          </table:table-cell>
          <table:table-cell table:formula="of:=IF(AND([.$A955]&gt;=[.M$2];[.$A955]&lt;=[.M$3]);1;0)" office:value-type="float" office:value="0" calcext:value-type="float">
            <text:p>0</text:p>
          </table:table-cell>
          <table:table-cell table:formula="of:=IF(AND([.$A955]&gt;=[.N$2];[.$A955]&lt;=[.N$3]);1;0)" office:value-type="float" office:value="0" calcext:value-type="float">
            <text:p>0</text:p>
          </table:table-cell>
          <table:table-cell table:formula="of:=IF(AND([.$A955]&gt;=[.O$2];[.$A95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4856" calcext:value-type="float">
            <text:p>-1.54856</text:p>
          </table:table-cell>
          <table:table-cell table:formula="of:=IF(AND([.$A956]&gt;=[.B$2];[.$A956]&lt;=[.B$3]);1;0)" office:value-type="float" office:value="0" calcext:value-type="float">
            <text:p>0</text:p>
          </table:table-cell>
          <table:table-cell table:formula="of:=IF(AND([.$A956]&gt;=[.C$2];[.$A956]&lt;=[.C$3]);1;0)" office:value-type="float" office:value="1" calcext:value-type="float">
            <text:p>1</text:p>
          </table:table-cell>
          <table:table-cell table:formula="of:=IF(AND([.$A956]&gt;=[.D$2];[.$A956]&lt;=[.D$3]);1;0)" office:value-type="float" office:value="0" calcext:value-type="float">
            <text:p>0</text:p>
          </table:table-cell>
          <table:table-cell table:formula="of:=IF(AND([.$A956]&gt;=[.E$2];[.$A956]&lt;=[.E$3]);1;0)" office:value-type="float" office:value="0" calcext:value-type="float">
            <text:p>0</text:p>
          </table:table-cell>
          <table:table-cell table:formula="of:=IF(AND([.$A956]&gt;=[.F$2];[.$A956]&lt;=[.F$3]);1;0)" office:value-type="float" office:value="0" calcext:value-type="float">
            <text:p>0</text:p>
          </table:table-cell>
          <table:table-cell table:formula="of:=IF(AND([.$A956]&gt;=[.G$2];[.$A956]&lt;=[.G$3]);1;0)" office:value-type="float" office:value="0" calcext:value-type="float">
            <text:p>0</text:p>
          </table:table-cell>
          <table:table-cell/>
          <table:table-cell office:value-type="float" office:value="0.140394" calcext:value-type="float">
            <text:p>0.140394</text:p>
          </table:table-cell>
          <table:table-cell table:formula="of:=IF(AND([.$A956]&gt;=[.J$2];[.$A956]&lt;=[.J$3]);1;0)" office:value-type="float" office:value="0" calcext:value-type="float">
            <text:p>0</text:p>
          </table:table-cell>
          <table:table-cell table:formula="of:=IF(AND([.$A956]&gt;=[.K$2];[.$A956]&lt;=[.K$3]);1;0)" office:value-type="float" office:value="1" calcext:value-type="float">
            <text:p>1</text:p>
          </table:table-cell>
          <table:table-cell table:formula="of:=IF(AND([.$A956]&gt;=[.L$2];[.$A956]&lt;=[.L$3]);1;0)" office:value-type="float" office:value="0" calcext:value-type="float">
            <text:p>0</text:p>
          </table:table-cell>
          <table:table-cell table:formula="of:=IF(AND([.$A956]&gt;=[.M$2];[.$A956]&lt;=[.M$3]);1;0)" office:value-type="float" office:value="0" calcext:value-type="float">
            <text:p>0</text:p>
          </table:table-cell>
          <table:table-cell table:formula="of:=IF(AND([.$A956]&gt;=[.N$2];[.$A956]&lt;=[.N$3]);1;0)" office:value-type="float" office:value="0" calcext:value-type="float">
            <text:p>0</text:p>
          </table:table-cell>
          <table:table-cell table:formula="of:=IF(AND([.$A956]&gt;=[.O$2];[.$A95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433" calcext:value-type="float">
            <text:p>0.920433</text:p>
          </table:table-cell>
          <table:table-cell table:formula="of:=IF(AND([.$A957]&gt;=[.B$2];[.$A957]&lt;=[.B$3]);1;0)" office:value-type="float" office:value="0" calcext:value-type="float">
            <text:p>0</text:p>
          </table:table-cell>
          <table:table-cell table:formula="of:=IF(AND([.$A957]&gt;=[.C$2];[.$A957]&lt;=[.C$3]);1;0)" office:value-type="float" office:value="0" calcext:value-type="float">
            <text:p>0</text:p>
          </table:table-cell>
          <table:table-cell table:formula="of:=IF(AND([.$A957]&gt;=[.D$2];[.$A957]&lt;=[.D$3]);1;0)" office:value-type="float" office:value="0" calcext:value-type="float">
            <text:p>0</text:p>
          </table:table-cell>
          <table:table-cell table:formula="of:=IF(AND([.$A957]&gt;=[.E$2];[.$A957]&lt;=[.E$3]);1;0)" office:value-type="float" office:value="1" calcext:value-type="float">
            <text:p>1</text:p>
          </table:table-cell>
          <table:table-cell table:formula="of:=IF(AND([.$A957]&gt;=[.F$2];[.$A957]&lt;=[.F$3]);1;0)" office:value-type="float" office:value="0" calcext:value-type="float">
            <text:p>0</text:p>
          </table:table-cell>
          <table:table-cell table:formula="of:=IF(AND([.$A957]&gt;=[.G$2];[.$A957]&lt;=[.G$3]);1;0)" office:value-type="float" office:value="0" calcext:value-type="float">
            <text:p>0</text:p>
          </table:table-cell>
          <table:table-cell/>
          <table:table-cell office:value-type="float" office:value="0.0125439" calcext:value-type="float">
            <text:p>0.0125439</text:p>
          </table:table-cell>
          <table:table-cell table:formula="of:=IF(AND([.$A957]&gt;=[.J$2];[.$A957]&lt;=[.J$3]);1;0)" office:value-type="float" office:value="0" calcext:value-type="float">
            <text:p>0</text:p>
          </table:table-cell>
          <table:table-cell table:formula="of:=IF(AND([.$A957]&gt;=[.K$2];[.$A957]&lt;=[.K$3]);1;0)" office:value-type="float" office:value="0" calcext:value-type="float">
            <text:p>0</text:p>
          </table:table-cell>
          <table:table-cell table:formula="of:=IF(AND([.$A957]&gt;=[.L$2];[.$A957]&lt;=[.L$3]);1;0)" office:value-type="float" office:value="0" calcext:value-type="float">
            <text:p>0</text:p>
          </table:table-cell>
          <table:table-cell table:formula="of:=IF(AND([.$A957]&gt;=[.M$2];[.$A957]&lt;=[.M$3]);1;0)" office:value-type="float" office:value="1" calcext:value-type="float">
            <text:p>1</text:p>
          </table:table-cell>
          <table:table-cell table:formula="of:=IF(AND([.$A957]&gt;=[.N$2];[.$A957]&lt;=[.N$3]);1;0)" office:value-type="float" office:value="0" calcext:value-type="float">
            <text:p>0</text:p>
          </table:table-cell>
          <table:table-cell table:formula="of:=IF(AND([.$A957]&gt;=[.O$2];[.$A95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2966" calcext:value-type="float">
            <text:p>-0.402966</text:p>
          </table:table-cell>
          <table:table-cell table:formula="of:=IF(AND([.$A958]&gt;=[.B$2];[.$A958]&lt;=[.B$3]);1;0)" office:value-type="float" office:value="0" calcext:value-type="float">
            <text:p>0</text:p>
          </table:table-cell>
          <table:table-cell table:formula="of:=IF(AND([.$A958]&gt;=[.C$2];[.$A958]&lt;=[.C$3]);1;0)" office:value-type="float" office:value="0" calcext:value-type="float">
            <text:p>0</text:p>
          </table:table-cell>
          <table:table-cell table:formula="of:=IF(AND([.$A958]&gt;=[.D$2];[.$A958]&lt;=[.D$3]);1;0)" office:value-type="float" office:value="1" calcext:value-type="float">
            <text:p>1</text:p>
          </table:table-cell>
          <table:table-cell table:formula="of:=IF(AND([.$A958]&gt;=[.E$2];[.$A958]&lt;=[.E$3]);1;0)" office:value-type="float" office:value="0" calcext:value-type="float">
            <text:p>0</text:p>
          </table:table-cell>
          <table:table-cell table:formula="of:=IF(AND([.$A958]&gt;=[.F$2];[.$A958]&lt;=[.F$3]);1;0)" office:value-type="float" office:value="0" calcext:value-type="float">
            <text:p>0</text:p>
          </table:table-cell>
          <table:table-cell table:formula="of:=IF(AND([.$A958]&gt;=[.G$2];[.$A958]&lt;=[.G$3]);1;0)" office:value-type="float" office:value="0" calcext:value-type="float">
            <text:p>0</text:p>
          </table:table-cell>
          <table:table-cell/>
          <table:table-cell office:value-type="float" office:value="-1.5649" calcext:value-type="float">
            <text:p>-1.5649</text:p>
          </table:table-cell>
          <table:table-cell table:formula="of:=IF(AND([.$A958]&gt;=[.J$2];[.$A958]&lt;=[.J$3]);1;0)" office:value-type="float" office:value="0" calcext:value-type="float">
            <text:p>0</text:p>
          </table:table-cell>
          <table:table-cell table:formula="of:=IF(AND([.$A958]&gt;=[.K$2];[.$A958]&lt;=[.K$3]);1;0)" office:value-type="float" office:value="0" calcext:value-type="float">
            <text:p>0</text:p>
          </table:table-cell>
          <table:table-cell table:formula="of:=IF(AND([.$A958]&gt;=[.L$2];[.$A958]&lt;=[.L$3]);1;0)" office:value-type="float" office:value="1" calcext:value-type="float">
            <text:p>1</text:p>
          </table:table-cell>
          <table:table-cell table:formula="of:=IF(AND([.$A958]&gt;=[.M$2];[.$A958]&lt;=[.M$3]);1;0)" office:value-type="float" office:value="0" calcext:value-type="float">
            <text:p>0</text:p>
          </table:table-cell>
          <table:table-cell table:formula="of:=IF(AND([.$A958]&gt;=[.N$2];[.$A958]&lt;=[.N$3]);1;0)" office:value-type="float" office:value="0" calcext:value-type="float">
            <text:p>0</text:p>
          </table:table-cell>
          <table:table-cell table:formula="of:=IF(AND([.$A958]&gt;=[.O$2];[.$A95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774" calcext:value-type="float">
            <text:p>0.610774</text:p>
          </table:table-cell>
          <table:table-cell table:formula="of:=IF(AND([.$A959]&gt;=[.B$2];[.$A959]&lt;=[.B$3]);1;0)" office:value-type="float" office:value="0" calcext:value-type="float">
            <text:p>0</text:p>
          </table:table-cell>
          <table:table-cell table:formula="of:=IF(AND([.$A959]&gt;=[.C$2];[.$A959]&lt;=[.C$3]);1;0)" office:value-type="float" office:value="0" calcext:value-type="float">
            <text:p>0</text:p>
          </table:table-cell>
          <table:table-cell table:formula="of:=IF(AND([.$A959]&gt;=[.D$2];[.$A959]&lt;=[.D$3]);1;0)" office:value-type="float" office:value="0" calcext:value-type="float">
            <text:p>0</text:p>
          </table:table-cell>
          <table:table-cell table:formula="of:=IF(AND([.$A959]&gt;=[.E$2];[.$A959]&lt;=[.E$3]);1;0)" office:value-type="float" office:value="1" calcext:value-type="float">
            <text:p>1</text:p>
          </table:table-cell>
          <table:table-cell table:formula="of:=IF(AND([.$A959]&gt;=[.F$2];[.$A959]&lt;=[.F$3]);1;0)" office:value-type="float" office:value="0" calcext:value-type="float">
            <text:p>0</text:p>
          </table:table-cell>
          <table:table-cell table:formula="of:=IF(AND([.$A959]&gt;=[.G$2];[.$A959]&lt;=[.G$3]);1;0)" office:value-type="float" office:value="0" calcext:value-type="float">
            <text:p>0</text:p>
          </table:table-cell>
          <table:table-cell/>
          <table:table-cell office:value-type="float" office:value="0.832442" calcext:value-type="float">
            <text:p>0.832442</text:p>
          </table:table-cell>
          <table:table-cell table:formula="of:=IF(AND([.$A959]&gt;=[.J$2];[.$A959]&lt;=[.J$3]);1;0)" office:value-type="float" office:value="0" calcext:value-type="float">
            <text:p>0</text:p>
          </table:table-cell>
          <table:table-cell table:formula="of:=IF(AND([.$A959]&gt;=[.K$2];[.$A959]&lt;=[.K$3]);1;0)" office:value-type="float" office:value="0" calcext:value-type="float">
            <text:p>0</text:p>
          </table:table-cell>
          <table:table-cell table:formula="of:=IF(AND([.$A959]&gt;=[.L$2];[.$A959]&lt;=[.L$3]);1;0)" office:value-type="float" office:value="0" calcext:value-type="float">
            <text:p>0</text:p>
          </table:table-cell>
          <table:table-cell table:formula="of:=IF(AND([.$A959]&gt;=[.M$2];[.$A959]&lt;=[.M$3]);1;0)" office:value-type="float" office:value="1" calcext:value-type="float">
            <text:p>1</text:p>
          </table:table-cell>
          <table:table-cell table:formula="of:=IF(AND([.$A959]&gt;=[.N$2];[.$A959]&lt;=[.N$3]);1;0)" office:value-type="float" office:value="0" calcext:value-type="float">
            <text:p>0</text:p>
          </table:table-cell>
          <table:table-cell table:formula="of:=IF(AND([.$A959]&gt;=[.O$2];[.$A95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2391" calcext:value-type="float">
            <text:p>-0.922391</text:p>
          </table:table-cell>
          <table:table-cell table:formula="of:=IF(AND([.$A960]&gt;=[.B$2];[.$A960]&lt;=[.B$3]);1;0)" office:value-type="float" office:value="0" calcext:value-type="float">
            <text:p>0</text:p>
          </table:table-cell>
          <table:table-cell table:formula="of:=IF(AND([.$A960]&gt;=[.C$2];[.$A960]&lt;=[.C$3]);1;0)" office:value-type="float" office:value="0" calcext:value-type="float">
            <text:p>0</text:p>
          </table:table-cell>
          <table:table-cell table:formula="of:=IF(AND([.$A960]&gt;=[.D$2];[.$A960]&lt;=[.D$3]);1;0)" office:value-type="float" office:value="1" calcext:value-type="float">
            <text:p>1</text:p>
          </table:table-cell>
          <table:table-cell table:formula="of:=IF(AND([.$A960]&gt;=[.E$2];[.$A960]&lt;=[.E$3]);1;0)" office:value-type="float" office:value="0" calcext:value-type="float">
            <text:p>0</text:p>
          </table:table-cell>
          <table:table-cell table:formula="of:=IF(AND([.$A960]&gt;=[.F$2];[.$A960]&lt;=[.F$3]);1;0)" office:value-type="float" office:value="0" calcext:value-type="float">
            <text:p>0</text:p>
          </table:table-cell>
          <table:table-cell table:formula="of:=IF(AND([.$A960]&gt;=[.G$2];[.$A960]&lt;=[.G$3]);1;0)" office:value-type="float" office:value="0" calcext:value-type="float">
            <text:p>0</text:p>
          </table:table-cell>
          <table:table-cell/>
          <table:table-cell office:value-type="float" office:value="0.365839" calcext:value-type="float">
            <text:p>0.365839</text:p>
          </table:table-cell>
          <table:table-cell table:formula="of:=IF(AND([.$A960]&gt;=[.J$2];[.$A960]&lt;=[.J$3]);1;0)" office:value-type="float" office:value="0" calcext:value-type="float">
            <text:p>0</text:p>
          </table:table-cell>
          <table:table-cell table:formula="of:=IF(AND([.$A960]&gt;=[.K$2];[.$A960]&lt;=[.K$3]);1;0)" office:value-type="float" office:value="0" calcext:value-type="float">
            <text:p>0</text:p>
          </table:table-cell>
          <table:table-cell table:formula="of:=IF(AND([.$A960]&gt;=[.L$2];[.$A960]&lt;=[.L$3]);1;0)" office:value-type="float" office:value="1" calcext:value-type="float">
            <text:p>1</text:p>
          </table:table-cell>
          <table:table-cell table:formula="of:=IF(AND([.$A960]&gt;=[.M$2];[.$A960]&lt;=[.M$3]);1;0)" office:value-type="float" office:value="0" calcext:value-type="float">
            <text:p>0</text:p>
          </table:table-cell>
          <table:table-cell table:formula="of:=IF(AND([.$A960]&gt;=[.N$2];[.$A960]&lt;=[.N$3]);1;0)" office:value-type="float" office:value="0" calcext:value-type="float">
            <text:p>0</text:p>
          </table:table-cell>
          <table:table-cell table:formula="of:=IF(AND([.$A960]&gt;=[.O$2];[.$A96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1302" calcext:value-type="float">
            <text:p>-0.111302</text:p>
          </table:table-cell>
          <table:table-cell table:formula="of:=IF(AND([.$A961]&gt;=[.B$2];[.$A961]&lt;=[.B$3]);1;0)" office:value-type="float" office:value="0" calcext:value-type="float">
            <text:p>0</text:p>
          </table:table-cell>
          <table:table-cell table:formula="of:=IF(AND([.$A961]&gt;=[.C$2];[.$A961]&lt;=[.C$3]);1;0)" office:value-type="float" office:value="0" calcext:value-type="float">
            <text:p>0</text:p>
          </table:table-cell>
          <table:table-cell table:formula="of:=IF(AND([.$A961]&gt;=[.D$2];[.$A961]&lt;=[.D$3]);1;0)" office:value-type="float" office:value="1" calcext:value-type="float">
            <text:p>1</text:p>
          </table:table-cell>
          <table:table-cell table:formula="of:=IF(AND([.$A961]&gt;=[.E$2];[.$A961]&lt;=[.E$3]);1;0)" office:value-type="float" office:value="0" calcext:value-type="float">
            <text:p>0</text:p>
          </table:table-cell>
          <table:table-cell table:formula="of:=IF(AND([.$A961]&gt;=[.F$2];[.$A961]&lt;=[.F$3]);1;0)" office:value-type="float" office:value="0" calcext:value-type="float">
            <text:p>0</text:p>
          </table:table-cell>
          <table:table-cell table:formula="of:=IF(AND([.$A961]&gt;=[.G$2];[.$A961]&lt;=[.G$3]);1;0)" office:value-type="float" office:value="0" calcext:value-type="float">
            <text:p>0</text:p>
          </table:table-cell>
          <table:table-cell/>
          <table:table-cell office:value-type="float" office:value="-0.10998" calcext:value-type="float">
            <text:p>-0.10998</text:p>
          </table:table-cell>
          <table:table-cell table:formula="of:=IF(AND([.$A961]&gt;=[.J$2];[.$A961]&lt;=[.J$3]);1;0)" office:value-type="float" office:value="0" calcext:value-type="float">
            <text:p>0</text:p>
          </table:table-cell>
          <table:table-cell table:formula="of:=IF(AND([.$A961]&gt;=[.K$2];[.$A961]&lt;=[.K$3]);1;0)" office:value-type="float" office:value="0" calcext:value-type="float">
            <text:p>0</text:p>
          </table:table-cell>
          <table:table-cell table:formula="of:=IF(AND([.$A961]&gt;=[.L$2];[.$A961]&lt;=[.L$3]);1;0)" office:value-type="float" office:value="1" calcext:value-type="float">
            <text:p>1</text:p>
          </table:table-cell>
          <table:table-cell table:formula="of:=IF(AND([.$A961]&gt;=[.M$2];[.$A961]&lt;=[.M$3]);1;0)" office:value-type="float" office:value="0" calcext:value-type="float">
            <text:p>0</text:p>
          </table:table-cell>
          <table:table-cell table:formula="of:=IF(AND([.$A961]&gt;=[.N$2];[.$A961]&lt;=[.N$3]);1;0)" office:value-type="float" office:value="0" calcext:value-type="float">
            <text:p>0</text:p>
          </table:table-cell>
          <table:table-cell table:formula="of:=IF(AND([.$A961]&gt;=[.O$2];[.$A96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5449" calcext:value-type="float">
            <text:p>0.255449</text:p>
          </table:table-cell>
          <table:table-cell table:formula="of:=IF(AND([.$A962]&gt;=[.B$2];[.$A962]&lt;=[.B$3]);1;0)" office:value-type="float" office:value="0" calcext:value-type="float">
            <text:p>0</text:p>
          </table:table-cell>
          <table:table-cell table:formula="of:=IF(AND([.$A962]&gt;=[.C$2];[.$A962]&lt;=[.C$3]);1;0)" office:value-type="float" office:value="0" calcext:value-type="float">
            <text:p>0</text:p>
          </table:table-cell>
          <table:table-cell table:formula="of:=IF(AND([.$A962]&gt;=[.D$2];[.$A962]&lt;=[.D$3]);1;0)" office:value-type="float" office:value="0" calcext:value-type="float">
            <text:p>0</text:p>
          </table:table-cell>
          <table:table-cell table:formula="of:=IF(AND([.$A962]&gt;=[.E$2];[.$A962]&lt;=[.E$3]);1;0)" office:value-type="float" office:value="1" calcext:value-type="float">
            <text:p>1</text:p>
          </table:table-cell>
          <table:table-cell table:formula="of:=IF(AND([.$A962]&gt;=[.F$2];[.$A962]&lt;=[.F$3]);1;0)" office:value-type="float" office:value="0" calcext:value-type="float">
            <text:p>0</text:p>
          </table:table-cell>
          <table:table-cell table:formula="of:=IF(AND([.$A962]&gt;=[.G$2];[.$A962]&lt;=[.G$3]);1;0)" office:value-type="float" office:value="0" calcext:value-type="float">
            <text:p>0</text:p>
          </table:table-cell>
          <table:table-cell/>
          <table:table-cell office:value-type="float" office:value="0.163126" calcext:value-type="float">
            <text:p>0.163126</text:p>
          </table:table-cell>
          <table:table-cell table:formula="of:=IF(AND([.$A962]&gt;=[.J$2];[.$A962]&lt;=[.J$3]);1;0)" office:value-type="float" office:value="0" calcext:value-type="float">
            <text:p>0</text:p>
          </table:table-cell>
          <table:table-cell table:formula="of:=IF(AND([.$A962]&gt;=[.K$2];[.$A962]&lt;=[.K$3]);1;0)" office:value-type="float" office:value="0" calcext:value-type="float">
            <text:p>0</text:p>
          </table:table-cell>
          <table:table-cell table:formula="of:=IF(AND([.$A962]&gt;=[.L$2];[.$A962]&lt;=[.L$3]);1;0)" office:value-type="float" office:value="0" calcext:value-type="float">
            <text:p>0</text:p>
          </table:table-cell>
          <table:table-cell table:formula="of:=IF(AND([.$A962]&gt;=[.M$2];[.$A962]&lt;=[.M$3]);1;0)" office:value-type="float" office:value="1" calcext:value-type="float">
            <text:p>1</text:p>
          </table:table-cell>
          <table:table-cell table:formula="of:=IF(AND([.$A962]&gt;=[.N$2];[.$A962]&lt;=[.N$3]);1;0)" office:value-type="float" office:value="0" calcext:value-type="float">
            <text:p>0</text:p>
          </table:table-cell>
          <table:table-cell table:formula="of:=IF(AND([.$A962]&gt;=[.O$2];[.$A96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384" calcext:value-type="float">
            <text:p>0.42384</text:p>
          </table:table-cell>
          <table:table-cell table:formula="of:=IF(AND([.$A963]&gt;=[.B$2];[.$A963]&lt;=[.B$3]);1;0)" office:value-type="float" office:value="0" calcext:value-type="float">
            <text:p>0</text:p>
          </table:table-cell>
          <table:table-cell table:formula="of:=IF(AND([.$A963]&gt;=[.C$2];[.$A963]&lt;=[.C$3]);1;0)" office:value-type="float" office:value="0" calcext:value-type="float">
            <text:p>0</text:p>
          </table:table-cell>
          <table:table-cell table:formula="of:=IF(AND([.$A963]&gt;=[.D$2];[.$A963]&lt;=[.D$3]);1;0)" office:value-type="float" office:value="0" calcext:value-type="float">
            <text:p>0</text:p>
          </table:table-cell>
          <table:table-cell table:formula="of:=IF(AND([.$A963]&gt;=[.E$2];[.$A963]&lt;=[.E$3]);1;0)" office:value-type="float" office:value="1" calcext:value-type="float">
            <text:p>1</text:p>
          </table:table-cell>
          <table:table-cell table:formula="of:=IF(AND([.$A963]&gt;=[.F$2];[.$A963]&lt;=[.F$3]);1;0)" office:value-type="float" office:value="0" calcext:value-type="float">
            <text:p>0</text:p>
          </table:table-cell>
          <table:table-cell table:formula="of:=IF(AND([.$A963]&gt;=[.G$2];[.$A963]&lt;=[.G$3]);1;0)" office:value-type="float" office:value="0" calcext:value-type="float">
            <text:p>0</text:p>
          </table:table-cell>
          <table:table-cell/>
          <table:table-cell office:value-type="float" office:value="0.164408" calcext:value-type="float">
            <text:p>0.164408</text:p>
          </table:table-cell>
          <table:table-cell table:formula="of:=IF(AND([.$A963]&gt;=[.J$2];[.$A963]&lt;=[.J$3]);1;0)" office:value-type="float" office:value="0" calcext:value-type="float">
            <text:p>0</text:p>
          </table:table-cell>
          <table:table-cell table:formula="of:=IF(AND([.$A963]&gt;=[.K$2];[.$A963]&lt;=[.K$3]);1;0)" office:value-type="float" office:value="0" calcext:value-type="float">
            <text:p>0</text:p>
          </table:table-cell>
          <table:table-cell table:formula="of:=IF(AND([.$A963]&gt;=[.L$2];[.$A963]&lt;=[.L$3]);1;0)" office:value-type="float" office:value="0" calcext:value-type="float">
            <text:p>0</text:p>
          </table:table-cell>
          <table:table-cell table:formula="of:=IF(AND([.$A963]&gt;=[.M$2];[.$A963]&lt;=[.M$3]);1;0)" office:value-type="float" office:value="1" calcext:value-type="float">
            <text:p>1</text:p>
          </table:table-cell>
          <table:table-cell table:formula="of:=IF(AND([.$A963]&gt;=[.N$2];[.$A963]&lt;=[.N$3]);1;0)" office:value-type="float" office:value="0" calcext:value-type="float">
            <text:p>0</text:p>
          </table:table-cell>
          <table:table-cell table:formula="of:=IF(AND([.$A963]&gt;=[.O$2];[.$A96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228" calcext:value-type="float">
            <text:p>0.506228</text:p>
          </table:table-cell>
          <table:table-cell table:formula="of:=IF(AND([.$A964]&gt;=[.B$2];[.$A964]&lt;=[.B$3]);1;0)" office:value-type="float" office:value="0" calcext:value-type="float">
            <text:p>0</text:p>
          </table:table-cell>
          <table:table-cell table:formula="of:=IF(AND([.$A964]&gt;=[.C$2];[.$A964]&lt;=[.C$3]);1;0)" office:value-type="float" office:value="0" calcext:value-type="float">
            <text:p>0</text:p>
          </table:table-cell>
          <table:table-cell table:formula="of:=IF(AND([.$A964]&gt;=[.D$2];[.$A964]&lt;=[.D$3]);1;0)" office:value-type="float" office:value="0" calcext:value-type="float">
            <text:p>0</text:p>
          </table:table-cell>
          <table:table-cell table:formula="of:=IF(AND([.$A964]&gt;=[.E$2];[.$A964]&lt;=[.E$3]);1;0)" office:value-type="float" office:value="1" calcext:value-type="float">
            <text:p>1</text:p>
          </table:table-cell>
          <table:table-cell table:formula="of:=IF(AND([.$A964]&gt;=[.F$2];[.$A964]&lt;=[.F$3]);1;0)" office:value-type="float" office:value="0" calcext:value-type="float">
            <text:p>0</text:p>
          </table:table-cell>
          <table:table-cell table:formula="of:=IF(AND([.$A964]&gt;=[.G$2];[.$A964]&lt;=[.G$3]);1;0)" office:value-type="float" office:value="0" calcext:value-type="float">
            <text:p>0</text:p>
          </table:table-cell>
          <table:table-cell/>
          <table:table-cell office:value-type="float" office:value="-0.34228" calcext:value-type="float">
            <text:p>-0.34228</text:p>
          </table:table-cell>
          <table:table-cell table:formula="of:=IF(AND([.$A964]&gt;=[.J$2];[.$A964]&lt;=[.J$3]);1;0)" office:value-type="float" office:value="0" calcext:value-type="float">
            <text:p>0</text:p>
          </table:table-cell>
          <table:table-cell table:formula="of:=IF(AND([.$A964]&gt;=[.K$2];[.$A964]&lt;=[.K$3]);1;0)" office:value-type="float" office:value="0" calcext:value-type="float">
            <text:p>0</text:p>
          </table:table-cell>
          <table:table-cell table:formula="of:=IF(AND([.$A964]&gt;=[.L$2];[.$A964]&lt;=[.L$3]);1;0)" office:value-type="float" office:value="0" calcext:value-type="float">
            <text:p>0</text:p>
          </table:table-cell>
          <table:table-cell table:formula="of:=IF(AND([.$A964]&gt;=[.M$2];[.$A964]&lt;=[.M$3]);1;0)" office:value-type="float" office:value="1" calcext:value-type="float">
            <text:p>1</text:p>
          </table:table-cell>
          <table:table-cell table:formula="of:=IF(AND([.$A964]&gt;=[.N$2];[.$A964]&lt;=[.N$3]);1;0)" office:value-type="float" office:value="0" calcext:value-type="float">
            <text:p>0</text:p>
          </table:table-cell>
          <table:table-cell table:formula="of:=IF(AND([.$A964]&gt;=[.O$2];[.$A96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7262" calcext:value-type="float">
            <text:p>-0.617262</text:p>
          </table:table-cell>
          <table:table-cell table:formula="of:=IF(AND([.$A965]&gt;=[.B$2];[.$A965]&lt;=[.B$3]);1;0)" office:value-type="float" office:value="0" calcext:value-type="float">
            <text:p>0</text:p>
          </table:table-cell>
          <table:table-cell table:formula="of:=IF(AND([.$A965]&gt;=[.C$2];[.$A965]&lt;=[.C$3]);1;0)" office:value-type="float" office:value="0" calcext:value-type="float">
            <text:p>0</text:p>
          </table:table-cell>
          <table:table-cell table:formula="of:=IF(AND([.$A965]&gt;=[.D$2];[.$A965]&lt;=[.D$3]);1;0)" office:value-type="float" office:value="1" calcext:value-type="float">
            <text:p>1</text:p>
          </table:table-cell>
          <table:table-cell table:formula="of:=IF(AND([.$A965]&gt;=[.E$2];[.$A965]&lt;=[.E$3]);1;0)" office:value-type="float" office:value="0" calcext:value-type="float">
            <text:p>0</text:p>
          </table:table-cell>
          <table:table-cell table:formula="of:=IF(AND([.$A965]&gt;=[.F$2];[.$A965]&lt;=[.F$3]);1;0)" office:value-type="float" office:value="0" calcext:value-type="float">
            <text:p>0</text:p>
          </table:table-cell>
          <table:table-cell table:formula="of:=IF(AND([.$A965]&gt;=[.G$2];[.$A965]&lt;=[.G$3]);1;0)" office:value-type="float" office:value="0" calcext:value-type="float">
            <text:p>0</text:p>
          </table:table-cell>
          <table:table-cell/>
          <table:table-cell office:value-type="float" office:value="0.85827" calcext:value-type="float">
            <text:p>0.85827</text:p>
          </table:table-cell>
          <table:table-cell table:formula="of:=IF(AND([.$A965]&gt;=[.J$2];[.$A965]&lt;=[.J$3]);1;0)" office:value-type="float" office:value="0" calcext:value-type="float">
            <text:p>0</text:p>
          </table:table-cell>
          <table:table-cell table:formula="of:=IF(AND([.$A965]&gt;=[.K$2];[.$A965]&lt;=[.K$3]);1;0)" office:value-type="float" office:value="0" calcext:value-type="float">
            <text:p>0</text:p>
          </table:table-cell>
          <table:table-cell table:formula="of:=IF(AND([.$A965]&gt;=[.L$2];[.$A965]&lt;=[.L$3]);1;0)" office:value-type="float" office:value="1" calcext:value-type="float">
            <text:p>1</text:p>
          </table:table-cell>
          <table:table-cell table:formula="of:=IF(AND([.$A965]&gt;=[.M$2];[.$A965]&lt;=[.M$3]);1;0)" office:value-type="float" office:value="0" calcext:value-type="float">
            <text:p>0</text:p>
          </table:table-cell>
          <table:table-cell table:formula="of:=IF(AND([.$A965]&gt;=[.N$2];[.$A965]&lt;=[.N$3]);1;0)" office:value-type="float" office:value="0" calcext:value-type="float">
            <text:p>0</text:p>
          </table:table-cell>
          <table:table-cell table:formula="of:=IF(AND([.$A965]&gt;=[.O$2];[.$A96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781" calcext:value-type="float">
            <text:p>1.45781</text:p>
          </table:table-cell>
          <table:table-cell table:formula="of:=IF(AND([.$A966]&gt;=[.B$2];[.$A966]&lt;=[.B$3]);1;0)" office:value-type="float" office:value="0" calcext:value-type="float">
            <text:p>0</text:p>
          </table:table-cell>
          <table:table-cell table:formula="of:=IF(AND([.$A966]&gt;=[.C$2];[.$A966]&lt;=[.C$3]);1;0)" office:value-type="float" office:value="0" calcext:value-type="float">
            <text:p>0</text:p>
          </table:table-cell>
          <table:table-cell table:formula="of:=IF(AND([.$A966]&gt;=[.D$2];[.$A966]&lt;=[.D$3]);1;0)" office:value-type="float" office:value="0" calcext:value-type="float">
            <text:p>0</text:p>
          </table:table-cell>
          <table:table-cell table:formula="of:=IF(AND([.$A966]&gt;=[.E$2];[.$A966]&lt;=[.E$3]);1;0)" office:value-type="float" office:value="0" calcext:value-type="float">
            <text:p>0</text:p>
          </table:table-cell>
          <table:table-cell table:formula="of:=IF(AND([.$A966]&gt;=[.F$2];[.$A966]&lt;=[.F$3]);1;0)" office:value-type="float" office:value="1" calcext:value-type="float">
            <text:p>1</text:p>
          </table:table-cell>
          <table:table-cell table:formula="of:=IF(AND([.$A966]&gt;=[.G$2];[.$A966]&lt;=[.G$3]);1;0)" office:value-type="float" office:value="0" calcext:value-type="float">
            <text:p>0</text:p>
          </table:table-cell>
          <table:table-cell/>
          <table:table-cell office:value-type="float" office:value="2.04268" calcext:value-type="float">
            <text:p>2.04268</text:p>
          </table:table-cell>
          <table:table-cell table:formula="of:=IF(AND([.$A966]&gt;=[.J$2];[.$A966]&lt;=[.J$3]);1;0)" office:value-type="float" office:value="0" calcext:value-type="float">
            <text:p>0</text:p>
          </table:table-cell>
          <table:table-cell table:formula="of:=IF(AND([.$A966]&gt;=[.K$2];[.$A966]&lt;=[.K$3]);1;0)" office:value-type="float" office:value="0" calcext:value-type="float">
            <text:p>0</text:p>
          </table:table-cell>
          <table:table-cell table:formula="of:=IF(AND([.$A966]&gt;=[.L$2];[.$A966]&lt;=[.L$3]);1;0)" office:value-type="float" office:value="0" calcext:value-type="float">
            <text:p>0</text:p>
          </table:table-cell>
          <table:table-cell table:formula="of:=IF(AND([.$A966]&gt;=[.M$2];[.$A966]&lt;=[.M$3]);1;0)" office:value-type="float" office:value="0" calcext:value-type="float">
            <text:p>0</text:p>
          </table:table-cell>
          <table:table-cell table:formula="of:=IF(AND([.$A966]&gt;=[.N$2];[.$A966]&lt;=[.N$3]);1;0)" office:value-type="float" office:value="1" calcext:value-type="float">
            <text:p>1</text:p>
          </table:table-cell>
          <table:table-cell table:formula="of:=IF(AND([.$A966]&gt;=[.O$2];[.$A96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9484" calcext:value-type="float">
            <text:p>-2.19484</text:p>
          </table:table-cell>
          <table:table-cell table:formula="of:=IF(AND([.$A967]&gt;=[.B$2];[.$A967]&lt;=[.B$3]);1;0)" office:value-type="float" office:value="1" calcext:value-type="float">
            <text:p>1</text:p>
          </table:table-cell>
          <table:table-cell table:formula="of:=IF(AND([.$A967]&gt;=[.C$2];[.$A967]&lt;=[.C$3]);1;0)" office:value-type="float" office:value="0" calcext:value-type="float">
            <text:p>0</text:p>
          </table:table-cell>
          <table:table-cell table:formula="of:=IF(AND([.$A967]&gt;=[.D$2];[.$A967]&lt;=[.D$3]);1;0)" office:value-type="float" office:value="0" calcext:value-type="float">
            <text:p>0</text:p>
          </table:table-cell>
          <table:table-cell table:formula="of:=IF(AND([.$A967]&gt;=[.E$2];[.$A967]&lt;=[.E$3]);1;0)" office:value-type="float" office:value="0" calcext:value-type="float">
            <text:p>0</text:p>
          </table:table-cell>
          <table:table-cell table:formula="of:=IF(AND([.$A967]&gt;=[.F$2];[.$A967]&lt;=[.F$3]);1;0)" office:value-type="float" office:value="0" calcext:value-type="float">
            <text:p>0</text:p>
          </table:table-cell>
          <table:table-cell table:formula="of:=IF(AND([.$A967]&gt;=[.G$2];[.$A967]&lt;=[.G$3]);1;0)" office:value-type="float" office:value="0" calcext:value-type="float">
            <text:p>0</text:p>
          </table:table-cell>
          <table:table-cell/>
          <table:table-cell office:value-type="float" office:value="1.20443" calcext:value-type="float">
            <text:p>1.20443</text:p>
          </table:table-cell>
          <table:table-cell table:formula="of:=IF(AND([.$A967]&gt;=[.J$2];[.$A967]&lt;=[.J$3]);1;0)" office:value-type="float" office:value="1" calcext:value-type="float">
            <text:p>1</text:p>
          </table:table-cell>
          <table:table-cell table:formula="of:=IF(AND([.$A967]&gt;=[.K$2];[.$A967]&lt;=[.K$3]);1;0)" office:value-type="float" office:value="0" calcext:value-type="float">
            <text:p>0</text:p>
          </table:table-cell>
          <table:table-cell table:formula="of:=IF(AND([.$A967]&gt;=[.L$2];[.$A967]&lt;=[.L$3]);1;0)" office:value-type="float" office:value="0" calcext:value-type="float">
            <text:p>0</text:p>
          </table:table-cell>
          <table:table-cell table:formula="of:=IF(AND([.$A967]&gt;=[.M$2];[.$A967]&lt;=[.M$3]);1;0)" office:value-type="float" office:value="0" calcext:value-type="float">
            <text:p>0</text:p>
          </table:table-cell>
          <table:table-cell table:formula="of:=IF(AND([.$A967]&gt;=[.N$2];[.$A967]&lt;=[.N$3]);1;0)" office:value-type="float" office:value="0" calcext:value-type="float">
            <text:p>0</text:p>
          </table:table-cell>
          <table:table-cell table:formula="of:=IF(AND([.$A967]&gt;=[.O$2];[.$A96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3837" calcext:value-type="float">
            <text:p>-0.253837</text:p>
          </table:table-cell>
          <table:table-cell table:formula="of:=IF(AND([.$A968]&gt;=[.B$2];[.$A968]&lt;=[.B$3]);1;0)" office:value-type="float" office:value="0" calcext:value-type="float">
            <text:p>0</text:p>
          </table:table-cell>
          <table:table-cell table:formula="of:=IF(AND([.$A968]&gt;=[.C$2];[.$A968]&lt;=[.C$3]);1;0)" office:value-type="float" office:value="0" calcext:value-type="float">
            <text:p>0</text:p>
          </table:table-cell>
          <table:table-cell table:formula="of:=IF(AND([.$A968]&gt;=[.D$2];[.$A968]&lt;=[.D$3]);1;0)" office:value-type="float" office:value="1" calcext:value-type="float">
            <text:p>1</text:p>
          </table:table-cell>
          <table:table-cell table:formula="of:=IF(AND([.$A968]&gt;=[.E$2];[.$A968]&lt;=[.E$3]);1;0)" office:value-type="float" office:value="0" calcext:value-type="float">
            <text:p>0</text:p>
          </table:table-cell>
          <table:table-cell table:formula="of:=IF(AND([.$A968]&gt;=[.F$2];[.$A968]&lt;=[.F$3]);1;0)" office:value-type="float" office:value="0" calcext:value-type="float">
            <text:p>0</text:p>
          </table:table-cell>
          <table:table-cell table:formula="of:=IF(AND([.$A968]&gt;=[.G$2];[.$A968]&lt;=[.G$3]);1;0)" office:value-type="float" office:value="0" calcext:value-type="float">
            <text:p>0</text:p>
          </table:table-cell>
          <table:table-cell/>
          <table:table-cell office:value-type="float" office:value="-0.419822" calcext:value-type="float">
            <text:p>-0.419822</text:p>
          </table:table-cell>
          <table:table-cell table:formula="of:=IF(AND([.$A968]&gt;=[.J$2];[.$A968]&lt;=[.J$3]);1;0)" office:value-type="float" office:value="0" calcext:value-type="float">
            <text:p>0</text:p>
          </table:table-cell>
          <table:table-cell table:formula="of:=IF(AND([.$A968]&gt;=[.K$2];[.$A968]&lt;=[.K$3]);1;0)" office:value-type="float" office:value="0" calcext:value-type="float">
            <text:p>0</text:p>
          </table:table-cell>
          <table:table-cell table:formula="of:=IF(AND([.$A968]&gt;=[.L$2];[.$A968]&lt;=[.L$3]);1;0)" office:value-type="float" office:value="1" calcext:value-type="float">
            <text:p>1</text:p>
          </table:table-cell>
          <table:table-cell table:formula="of:=IF(AND([.$A968]&gt;=[.M$2];[.$A968]&lt;=[.M$3]);1;0)" office:value-type="float" office:value="0" calcext:value-type="float">
            <text:p>0</text:p>
          </table:table-cell>
          <table:table-cell table:formula="of:=IF(AND([.$A968]&gt;=[.N$2];[.$A968]&lt;=[.N$3]);1;0)" office:value-type="float" office:value="0" calcext:value-type="float">
            <text:p>0</text:p>
          </table:table-cell>
          <table:table-cell table:formula="of:=IF(AND([.$A968]&gt;=[.O$2];[.$A96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24042" calcext:value-type="float">
            <text:p>-0.0124042</text:p>
          </table:table-cell>
          <table:table-cell table:formula="of:=IF(AND([.$A969]&gt;=[.B$2];[.$A969]&lt;=[.B$3]);1;0)" office:value-type="float" office:value="0" calcext:value-type="float">
            <text:p>0</text:p>
          </table:table-cell>
          <table:table-cell table:formula="of:=IF(AND([.$A969]&gt;=[.C$2];[.$A969]&lt;=[.C$3]);1;0)" office:value-type="float" office:value="0" calcext:value-type="float">
            <text:p>0</text:p>
          </table:table-cell>
          <table:table-cell table:formula="of:=IF(AND([.$A969]&gt;=[.D$2];[.$A969]&lt;=[.D$3]);1;0)" office:value-type="float" office:value="1" calcext:value-type="float">
            <text:p>1</text:p>
          </table:table-cell>
          <table:table-cell table:formula="of:=IF(AND([.$A969]&gt;=[.E$2];[.$A969]&lt;=[.E$3]);1;0)" office:value-type="float" office:value="0" calcext:value-type="float">
            <text:p>0</text:p>
          </table:table-cell>
          <table:table-cell table:formula="of:=IF(AND([.$A969]&gt;=[.F$2];[.$A969]&lt;=[.F$3]);1;0)" office:value-type="float" office:value="0" calcext:value-type="float">
            <text:p>0</text:p>
          </table:table-cell>
          <table:table-cell table:formula="of:=IF(AND([.$A969]&gt;=[.G$2];[.$A969]&lt;=[.G$3]);1;0)" office:value-type="float" office:value="0" calcext:value-type="float">
            <text:p>0</text:p>
          </table:table-cell>
          <table:table-cell/>
          <table:table-cell office:value-type="float" office:value="-1.45761" calcext:value-type="float">
            <text:p>-1.45761</text:p>
          </table:table-cell>
          <table:table-cell table:formula="of:=IF(AND([.$A969]&gt;=[.J$2];[.$A969]&lt;=[.J$3]);1;0)" office:value-type="float" office:value="0" calcext:value-type="float">
            <text:p>0</text:p>
          </table:table-cell>
          <table:table-cell table:formula="of:=IF(AND([.$A969]&gt;=[.K$2];[.$A969]&lt;=[.K$3]);1;0)" office:value-type="float" office:value="0" calcext:value-type="float">
            <text:p>0</text:p>
          </table:table-cell>
          <table:table-cell table:formula="of:=IF(AND([.$A969]&gt;=[.L$2];[.$A969]&lt;=[.L$3]);1;0)" office:value-type="float" office:value="1" calcext:value-type="float">
            <text:p>1</text:p>
          </table:table-cell>
          <table:table-cell table:formula="of:=IF(AND([.$A969]&gt;=[.M$2];[.$A969]&lt;=[.M$3]);1;0)" office:value-type="float" office:value="0" calcext:value-type="float">
            <text:p>0</text:p>
          </table:table-cell>
          <table:table-cell table:formula="of:=IF(AND([.$A969]&gt;=[.N$2];[.$A969]&lt;=[.N$3]);1;0)" office:value-type="float" office:value="0" calcext:value-type="float">
            <text:p>0</text:p>
          </table:table-cell>
          <table:table-cell table:formula="of:=IF(AND([.$A969]&gt;=[.O$2];[.$A96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939" calcext:value-type="float">
            <text:p>1.00939</text:p>
          </table:table-cell>
          <table:table-cell table:formula="of:=IF(AND([.$A970]&gt;=[.B$2];[.$A970]&lt;=[.B$3]);1;0)" office:value-type="float" office:value="0" calcext:value-type="float">
            <text:p>0</text:p>
          </table:table-cell>
          <table:table-cell table:formula="of:=IF(AND([.$A970]&gt;=[.C$2];[.$A970]&lt;=[.C$3]);1;0)" office:value-type="float" office:value="0" calcext:value-type="float">
            <text:p>0</text:p>
          </table:table-cell>
          <table:table-cell table:formula="of:=IF(AND([.$A970]&gt;=[.D$2];[.$A970]&lt;=[.D$3]);1;0)" office:value-type="float" office:value="0" calcext:value-type="float">
            <text:p>0</text:p>
          </table:table-cell>
          <table:table-cell table:formula="of:=IF(AND([.$A970]&gt;=[.E$2];[.$A970]&lt;=[.E$3]);1;0)" office:value-type="float" office:value="0" calcext:value-type="float">
            <text:p>0</text:p>
          </table:table-cell>
          <table:table-cell table:formula="of:=IF(AND([.$A970]&gt;=[.F$2];[.$A970]&lt;=[.F$3]);1;0)" office:value-type="float" office:value="1" calcext:value-type="float">
            <text:p>1</text:p>
          </table:table-cell>
          <table:table-cell table:formula="of:=IF(AND([.$A970]&gt;=[.G$2];[.$A970]&lt;=[.G$3]);1;0)" office:value-type="float" office:value="0" calcext:value-type="float">
            <text:p>0</text:p>
          </table:table-cell>
          <table:table-cell/>
          <table:table-cell office:value-type="float" office:value="-0.384991" calcext:value-type="float">
            <text:p>-0.384991</text:p>
          </table:table-cell>
          <table:table-cell table:formula="of:=IF(AND([.$A970]&gt;=[.J$2];[.$A970]&lt;=[.J$3]);1;0)" office:value-type="float" office:value="0" calcext:value-type="float">
            <text:p>0</text:p>
          </table:table-cell>
          <table:table-cell table:formula="of:=IF(AND([.$A970]&gt;=[.K$2];[.$A970]&lt;=[.K$3]);1;0)" office:value-type="float" office:value="0" calcext:value-type="float">
            <text:p>0</text:p>
          </table:table-cell>
          <table:table-cell table:formula="of:=IF(AND([.$A970]&gt;=[.L$2];[.$A970]&lt;=[.L$3]);1;0)" office:value-type="float" office:value="0" calcext:value-type="float">
            <text:p>0</text:p>
          </table:table-cell>
          <table:table-cell table:formula="of:=IF(AND([.$A970]&gt;=[.M$2];[.$A970]&lt;=[.M$3]);1;0)" office:value-type="float" office:value="0" calcext:value-type="float">
            <text:p>0</text:p>
          </table:table-cell>
          <table:table-cell table:formula="of:=IF(AND([.$A970]&gt;=[.N$2];[.$A970]&lt;=[.N$3]);1;0)" office:value-type="float" office:value="1" calcext:value-type="float">
            <text:p>1</text:p>
          </table:table-cell>
          <table:table-cell table:formula="of:=IF(AND([.$A970]&gt;=[.O$2];[.$A97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663" calcext:value-type="float">
            <text:p>1.62663</text:p>
          </table:table-cell>
          <table:table-cell table:formula="of:=IF(AND([.$A971]&gt;=[.B$2];[.$A971]&lt;=[.B$3]);1;0)" office:value-type="float" office:value="0" calcext:value-type="float">
            <text:p>0</text:p>
          </table:table-cell>
          <table:table-cell table:formula="of:=IF(AND([.$A971]&gt;=[.C$2];[.$A971]&lt;=[.C$3]);1;0)" office:value-type="float" office:value="0" calcext:value-type="float">
            <text:p>0</text:p>
          </table:table-cell>
          <table:table-cell table:formula="of:=IF(AND([.$A971]&gt;=[.D$2];[.$A971]&lt;=[.D$3]);1;0)" office:value-type="float" office:value="0" calcext:value-type="float">
            <text:p>0</text:p>
          </table:table-cell>
          <table:table-cell table:formula="of:=IF(AND([.$A971]&gt;=[.E$2];[.$A971]&lt;=[.E$3]);1;0)" office:value-type="float" office:value="0" calcext:value-type="float">
            <text:p>0</text:p>
          </table:table-cell>
          <table:table-cell table:formula="of:=IF(AND([.$A971]&gt;=[.F$2];[.$A971]&lt;=[.F$3]);1;0)" office:value-type="float" office:value="1" calcext:value-type="float">
            <text:p>1</text:p>
          </table:table-cell>
          <table:table-cell table:formula="of:=IF(AND([.$A971]&gt;=[.G$2];[.$A971]&lt;=[.G$3]);1;0)" office:value-type="float" office:value="0" calcext:value-type="float">
            <text:p>0</text:p>
          </table:table-cell>
          <table:table-cell/>
          <table:table-cell office:value-type="float" office:value="-1.96996" calcext:value-type="float">
            <text:p>-1.96996</text:p>
          </table:table-cell>
          <table:table-cell table:formula="of:=IF(AND([.$A971]&gt;=[.J$2];[.$A971]&lt;=[.J$3]);1;0)" office:value-type="float" office:value="0" calcext:value-type="float">
            <text:p>0</text:p>
          </table:table-cell>
          <table:table-cell table:formula="of:=IF(AND([.$A971]&gt;=[.K$2];[.$A971]&lt;=[.K$3]);1;0)" office:value-type="float" office:value="0" calcext:value-type="float">
            <text:p>0</text:p>
          </table:table-cell>
          <table:table-cell table:formula="of:=IF(AND([.$A971]&gt;=[.L$2];[.$A971]&lt;=[.L$3]);1;0)" office:value-type="float" office:value="0" calcext:value-type="float">
            <text:p>0</text:p>
          </table:table-cell>
          <table:table-cell table:formula="of:=IF(AND([.$A971]&gt;=[.M$2];[.$A971]&lt;=[.M$3]);1;0)" office:value-type="float" office:value="0" calcext:value-type="float">
            <text:p>0</text:p>
          </table:table-cell>
          <table:table-cell table:formula="of:=IF(AND([.$A971]&gt;=[.N$2];[.$A971]&lt;=[.N$3]);1;0)" office:value-type="float" office:value="1" calcext:value-type="float">
            <text:p>1</text:p>
          </table:table-cell>
          <table:table-cell table:formula="of:=IF(AND([.$A971]&gt;=[.O$2];[.$A97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776" calcext:value-type="float">
            <text:p>2.16776</text:p>
          </table:table-cell>
          <table:table-cell table:formula="of:=IF(AND([.$A972]&gt;=[.B$2];[.$A972]&lt;=[.B$3]);1;0)" office:value-type="float" office:value="0" calcext:value-type="float">
            <text:p>0</text:p>
          </table:table-cell>
          <table:table-cell table:formula="of:=IF(AND([.$A972]&gt;=[.C$2];[.$A972]&lt;=[.C$3]);1;0)" office:value-type="float" office:value="0" calcext:value-type="float">
            <text:p>0</text:p>
          </table:table-cell>
          <table:table-cell table:formula="of:=IF(AND([.$A972]&gt;=[.D$2];[.$A972]&lt;=[.D$3]);1;0)" office:value-type="float" office:value="0" calcext:value-type="float">
            <text:p>0</text:p>
          </table:table-cell>
          <table:table-cell table:formula="of:=IF(AND([.$A972]&gt;=[.E$2];[.$A972]&lt;=[.E$3]);1;0)" office:value-type="float" office:value="0" calcext:value-type="float">
            <text:p>0</text:p>
          </table:table-cell>
          <table:table-cell table:formula="of:=IF(AND([.$A972]&gt;=[.F$2];[.$A972]&lt;=[.F$3]);1;0)" office:value-type="float" office:value="0" calcext:value-type="float">
            <text:p>0</text:p>
          </table:table-cell>
          <table:table-cell table:formula="of:=IF(AND([.$A972]&gt;=[.G$2];[.$A972]&lt;=[.G$3]);1;0)" office:value-type="float" office:value="1" calcext:value-type="float">
            <text:p>1</text:p>
          </table:table-cell>
          <table:table-cell/>
          <table:table-cell office:value-type="float" office:value="0.125795" calcext:value-type="float">
            <text:p>0.125795</text:p>
          </table:table-cell>
          <table:table-cell table:formula="of:=IF(AND([.$A972]&gt;=[.J$2];[.$A972]&lt;=[.J$3]);1;0)" office:value-type="float" office:value="0" calcext:value-type="float">
            <text:p>0</text:p>
          </table:table-cell>
          <table:table-cell table:formula="of:=IF(AND([.$A972]&gt;=[.K$2];[.$A972]&lt;=[.K$3]);1;0)" office:value-type="float" office:value="0" calcext:value-type="float">
            <text:p>0</text:p>
          </table:table-cell>
          <table:table-cell table:formula="of:=IF(AND([.$A972]&gt;=[.L$2];[.$A972]&lt;=[.L$3]);1;0)" office:value-type="float" office:value="0" calcext:value-type="float">
            <text:p>0</text:p>
          </table:table-cell>
          <table:table-cell table:formula="of:=IF(AND([.$A972]&gt;=[.M$2];[.$A972]&lt;=[.M$3]);1;0)" office:value-type="float" office:value="0" calcext:value-type="float">
            <text:p>0</text:p>
          </table:table-cell>
          <table:table-cell table:formula="of:=IF(AND([.$A972]&gt;=[.N$2];[.$A972]&lt;=[.N$3]);1;0)" office:value-type="float" office:value="0" calcext:value-type="float">
            <text:p>0</text:p>
          </table:table-cell>
          <table:table-cell table:formula="of:=IF(AND([.$A972]&gt;=[.O$2];[.$A972]&lt;=[.O$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2646" calcext:value-type="float">
            <text:p>1.62646</text:p>
          </table:table-cell>
          <table:table-cell table:formula="of:=IF(AND([.$A973]&gt;=[.B$2];[.$A973]&lt;=[.B$3]);1;0)" office:value-type="float" office:value="0" calcext:value-type="float">
            <text:p>0</text:p>
          </table:table-cell>
          <table:table-cell table:formula="of:=IF(AND([.$A973]&gt;=[.C$2];[.$A973]&lt;=[.C$3]);1;0)" office:value-type="float" office:value="0" calcext:value-type="float">
            <text:p>0</text:p>
          </table:table-cell>
          <table:table-cell table:formula="of:=IF(AND([.$A973]&gt;=[.D$2];[.$A973]&lt;=[.D$3]);1;0)" office:value-type="float" office:value="0" calcext:value-type="float">
            <text:p>0</text:p>
          </table:table-cell>
          <table:table-cell table:formula="of:=IF(AND([.$A973]&gt;=[.E$2];[.$A973]&lt;=[.E$3]);1;0)" office:value-type="float" office:value="0" calcext:value-type="float">
            <text:p>0</text:p>
          </table:table-cell>
          <table:table-cell table:formula="of:=IF(AND([.$A973]&gt;=[.F$2];[.$A973]&lt;=[.F$3]);1;0)" office:value-type="float" office:value="1" calcext:value-type="float">
            <text:p>1</text:p>
          </table:table-cell>
          <table:table-cell table:formula="of:=IF(AND([.$A973]&gt;=[.G$2];[.$A973]&lt;=[.G$3]);1;0)" office:value-type="float" office:value="0" calcext:value-type="float">
            <text:p>0</text:p>
          </table:table-cell>
          <table:table-cell/>
          <table:table-cell office:value-type="float" office:value="-1.0034" calcext:value-type="float">
            <text:p>-1.0034</text:p>
          </table:table-cell>
          <table:table-cell table:formula="of:=IF(AND([.$A973]&gt;=[.J$2];[.$A973]&lt;=[.J$3]);1;0)" office:value-type="float" office:value="0" calcext:value-type="float">
            <text:p>0</text:p>
          </table:table-cell>
          <table:table-cell table:formula="of:=IF(AND([.$A973]&gt;=[.K$2];[.$A973]&lt;=[.K$3]);1;0)" office:value-type="float" office:value="0" calcext:value-type="float">
            <text:p>0</text:p>
          </table:table-cell>
          <table:table-cell table:formula="of:=IF(AND([.$A973]&gt;=[.L$2];[.$A973]&lt;=[.L$3]);1;0)" office:value-type="float" office:value="0" calcext:value-type="float">
            <text:p>0</text:p>
          </table:table-cell>
          <table:table-cell table:formula="of:=IF(AND([.$A973]&gt;=[.M$2];[.$A973]&lt;=[.M$3]);1;0)" office:value-type="float" office:value="0" calcext:value-type="float">
            <text:p>0</text:p>
          </table:table-cell>
          <table:table-cell table:formula="of:=IF(AND([.$A973]&gt;=[.N$2];[.$A973]&lt;=[.N$3]);1;0)" office:value-type="float" office:value="1" calcext:value-type="float">
            <text:p>1</text:p>
          </table:table-cell>
          <table:table-cell table:formula="of:=IF(AND([.$A973]&gt;=[.O$2];[.$A97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8605" calcext:value-type="float">
            <text:p>0.0828605</text:p>
          </table:table-cell>
          <table:table-cell table:formula="of:=IF(AND([.$A974]&gt;=[.B$2];[.$A974]&lt;=[.B$3]);1;0)" office:value-type="float" office:value="0" calcext:value-type="float">
            <text:p>0</text:p>
          </table:table-cell>
          <table:table-cell table:formula="of:=IF(AND([.$A974]&gt;=[.C$2];[.$A974]&lt;=[.C$3]);1;0)" office:value-type="float" office:value="0" calcext:value-type="float">
            <text:p>0</text:p>
          </table:table-cell>
          <table:table-cell table:formula="of:=IF(AND([.$A974]&gt;=[.D$2];[.$A974]&lt;=[.D$3]);1;0)" office:value-type="float" office:value="0" calcext:value-type="float">
            <text:p>0</text:p>
          </table:table-cell>
          <table:table-cell table:formula="of:=IF(AND([.$A974]&gt;=[.E$2];[.$A974]&lt;=[.E$3]);1;0)" office:value-type="float" office:value="1" calcext:value-type="float">
            <text:p>1</text:p>
          </table:table-cell>
          <table:table-cell table:formula="of:=IF(AND([.$A974]&gt;=[.F$2];[.$A974]&lt;=[.F$3]);1;0)" office:value-type="float" office:value="0" calcext:value-type="float">
            <text:p>0</text:p>
          </table:table-cell>
          <table:table-cell table:formula="of:=IF(AND([.$A974]&gt;=[.G$2];[.$A974]&lt;=[.G$3]);1;0)" office:value-type="float" office:value="0" calcext:value-type="float">
            <text:p>0</text:p>
          </table:table-cell>
          <table:table-cell/>
          <table:table-cell office:value-type="float" office:value="-0.887723" calcext:value-type="float">
            <text:p>-0.887723</text:p>
          </table:table-cell>
          <table:table-cell table:formula="of:=IF(AND([.$A974]&gt;=[.J$2];[.$A974]&lt;=[.J$3]);1;0)" office:value-type="float" office:value="0" calcext:value-type="float">
            <text:p>0</text:p>
          </table:table-cell>
          <table:table-cell table:formula="of:=IF(AND([.$A974]&gt;=[.K$2];[.$A974]&lt;=[.K$3]);1;0)" office:value-type="float" office:value="0" calcext:value-type="float">
            <text:p>0</text:p>
          </table:table-cell>
          <table:table-cell table:formula="of:=IF(AND([.$A974]&gt;=[.L$2];[.$A974]&lt;=[.L$3]);1;0)" office:value-type="float" office:value="0" calcext:value-type="float">
            <text:p>0</text:p>
          </table:table-cell>
          <table:table-cell table:formula="of:=IF(AND([.$A974]&gt;=[.M$2];[.$A974]&lt;=[.M$3]);1;0)" office:value-type="float" office:value="1" calcext:value-type="float">
            <text:p>1</text:p>
          </table:table-cell>
          <table:table-cell table:formula="of:=IF(AND([.$A974]&gt;=[.N$2];[.$A974]&lt;=[.N$3]);1;0)" office:value-type="float" office:value="0" calcext:value-type="float">
            <text:p>0</text:p>
          </table:table-cell>
          <table:table-cell table:formula="of:=IF(AND([.$A974]&gt;=[.O$2];[.$A97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8516" calcext:value-type="float">
            <text:p>0.728516</text:p>
          </table:table-cell>
          <table:table-cell table:formula="of:=IF(AND([.$A975]&gt;=[.B$2];[.$A975]&lt;=[.B$3]);1;0)" office:value-type="float" office:value="0" calcext:value-type="float">
            <text:p>0</text:p>
          </table:table-cell>
          <table:table-cell table:formula="of:=IF(AND([.$A975]&gt;=[.C$2];[.$A975]&lt;=[.C$3]);1;0)" office:value-type="float" office:value="0" calcext:value-type="float">
            <text:p>0</text:p>
          </table:table-cell>
          <table:table-cell table:formula="of:=IF(AND([.$A975]&gt;=[.D$2];[.$A975]&lt;=[.D$3]);1;0)" office:value-type="float" office:value="0" calcext:value-type="float">
            <text:p>0</text:p>
          </table:table-cell>
          <table:table-cell table:formula="of:=IF(AND([.$A975]&gt;=[.E$2];[.$A975]&lt;=[.E$3]);1;0)" office:value-type="float" office:value="1" calcext:value-type="float">
            <text:p>1</text:p>
          </table:table-cell>
          <table:table-cell table:formula="of:=IF(AND([.$A975]&gt;=[.F$2];[.$A975]&lt;=[.F$3]);1;0)" office:value-type="float" office:value="0" calcext:value-type="float">
            <text:p>0</text:p>
          </table:table-cell>
          <table:table-cell table:formula="of:=IF(AND([.$A975]&gt;=[.G$2];[.$A975]&lt;=[.G$3]);1;0)" office:value-type="float" office:value="0" calcext:value-type="float">
            <text:p>0</text:p>
          </table:table-cell>
          <table:table-cell/>
          <table:table-cell office:value-type="float" office:value="1.55268" calcext:value-type="float">
            <text:p>1.55268</text:p>
          </table:table-cell>
          <table:table-cell table:formula="of:=IF(AND([.$A975]&gt;=[.J$2];[.$A975]&lt;=[.J$3]);1;0)" office:value-type="float" office:value="0" calcext:value-type="float">
            <text:p>0</text:p>
          </table:table-cell>
          <table:table-cell table:formula="of:=IF(AND([.$A975]&gt;=[.K$2];[.$A975]&lt;=[.K$3]);1;0)" office:value-type="float" office:value="0" calcext:value-type="float">
            <text:p>0</text:p>
          </table:table-cell>
          <table:table-cell table:formula="of:=IF(AND([.$A975]&gt;=[.L$2];[.$A975]&lt;=[.L$3]);1;0)" office:value-type="float" office:value="0" calcext:value-type="float">
            <text:p>0</text:p>
          </table:table-cell>
          <table:table-cell table:formula="of:=IF(AND([.$A975]&gt;=[.M$2];[.$A975]&lt;=[.M$3]);1;0)" office:value-type="float" office:value="1" calcext:value-type="float">
            <text:p>1</text:p>
          </table:table-cell>
          <table:table-cell table:formula="of:=IF(AND([.$A975]&gt;=[.N$2];[.$A975]&lt;=[.N$3]);1;0)" office:value-type="float" office:value="0" calcext:value-type="float">
            <text:p>0</text:p>
          </table:table-cell>
          <table:table-cell table:formula="of:=IF(AND([.$A975]&gt;=[.O$2];[.$A97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3646" calcext:value-type="float">
            <text:p>-0.943646</text:p>
          </table:table-cell>
          <table:table-cell table:formula="of:=IF(AND([.$A976]&gt;=[.B$2];[.$A976]&lt;=[.B$3]);1;0)" office:value-type="float" office:value="0" calcext:value-type="float">
            <text:p>0</text:p>
          </table:table-cell>
          <table:table-cell table:formula="of:=IF(AND([.$A976]&gt;=[.C$2];[.$A976]&lt;=[.C$3]);1;0)" office:value-type="float" office:value="0" calcext:value-type="float">
            <text:p>0</text:p>
          </table:table-cell>
          <table:table-cell table:formula="of:=IF(AND([.$A976]&gt;=[.D$2];[.$A976]&lt;=[.D$3]);1;0)" office:value-type="float" office:value="1" calcext:value-type="float">
            <text:p>1</text:p>
          </table:table-cell>
          <table:table-cell table:formula="of:=IF(AND([.$A976]&gt;=[.E$2];[.$A976]&lt;=[.E$3]);1;0)" office:value-type="float" office:value="0" calcext:value-type="float">
            <text:p>0</text:p>
          </table:table-cell>
          <table:table-cell table:formula="of:=IF(AND([.$A976]&gt;=[.F$2];[.$A976]&lt;=[.F$3]);1;0)" office:value-type="float" office:value="0" calcext:value-type="float">
            <text:p>0</text:p>
          </table:table-cell>
          <table:table-cell table:formula="of:=IF(AND([.$A976]&gt;=[.G$2];[.$A976]&lt;=[.G$3]);1;0)" office:value-type="float" office:value="0" calcext:value-type="float">
            <text:p>0</text:p>
          </table:table-cell>
          <table:table-cell/>
          <table:table-cell office:value-type="float" office:value="-0.803651" calcext:value-type="float">
            <text:p>-0.803651</text:p>
          </table:table-cell>
          <table:table-cell table:formula="of:=IF(AND([.$A976]&gt;=[.J$2];[.$A976]&lt;=[.J$3]);1;0)" office:value-type="float" office:value="0" calcext:value-type="float">
            <text:p>0</text:p>
          </table:table-cell>
          <table:table-cell table:formula="of:=IF(AND([.$A976]&gt;=[.K$2];[.$A976]&lt;=[.K$3]);1;0)" office:value-type="float" office:value="0" calcext:value-type="float">
            <text:p>0</text:p>
          </table:table-cell>
          <table:table-cell table:formula="of:=IF(AND([.$A976]&gt;=[.L$2];[.$A976]&lt;=[.L$3]);1;0)" office:value-type="float" office:value="1" calcext:value-type="float">
            <text:p>1</text:p>
          </table:table-cell>
          <table:table-cell table:formula="of:=IF(AND([.$A976]&gt;=[.M$2];[.$A976]&lt;=[.M$3]);1;0)" office:value-type="float" office:value="0" calcext:value-type="float">
            <text:p>0</text:p>
          </table:table-cell>
          <table:table-cell table:formula="of:=IF(AND([.$A976]&gt;=[.N$2];[.$A976]&lt;=[.N$3]);1;0)" office:value-type="float" office:value="0" calcext:value-type="float">
            <text:p>0</text:p>
          </table:table-cell>
          <table:table-cell table:formula="of:=IF(AND([.$A976]&gt;=[.O$2];[.$A97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968" calcext:value-type="float">
            <text:p>1.37968</text:p>
          </table:table-cell>
          <table:table-cell table:formula="of:=IF(AND([.$A977]&gt;=[.B$2];[.$A977]&lt;=[.B$3]);1;0)" office:value-type="float" office:value="0" calcext:value-type="float">
            <text:p>0</text:p>
          </table:table-cell>
          <table:table-cell table:formula="of:=IF(AND([.$A977]&gt;=[.C$2];[.$A977]&lt;=[.C$3]);1;0)" office:value-type="float" office:value="0" calcext:value-type="float">
            <text:p>0</text:p>
          </table:table-cell>
          <table:table-cell table:formula="of:=IF(AND([.$A977]&gt;=[.D$2];[.$A977]&lt;=[.D$3]);1;0)" office:value-type="float" office:value="0" calcext:value-type="float">
            <text:p>0</text:p>
          </table:table-cell>
          <table:table-cell table:formula="of:=IF(AND([.$A977]&gt;=[.E$2];[.$A977]&lt;=[.E$3]);1;0)" office:value-type="float" office:value="0" calcext:value-type="float">
            <text:p>0</text:p>
          </table:table-cell>
          <table:table-cell table:formula="of:=IF(AND([.$A977]&gt;=[.F$2];[.$A977]&lt;=[.F$3]);1;0)" office:value-type="float" office:value="1" calcext:value-type="float">
            <text:p>1</text:p>
          </table:table-cell>
          <table:table-cell table:formula="of:=IF(AND([.$A977]&gt;=[.G$2];[.$A977]&lt;=[.G$3]);1;0)" office:value-type="float" office:value="0" calcext:value-type="float">
            <text:p>0</text:p>
          </table:table-cell>
          <table:table-cell/>
          <table:table-cell office:value-type="float" office:value="-0.736214" calcext:value-type="float">
            <text:p>-0.736214</text:p>
          </table:table-cell>
          <table:table-cell table:formula="of:=IF(AND([.$A977]&gt;=[.J$2];[.$A977]&lt;=[.J$3]);1;0)" office:value-type="float" office:value="0" calcext:value-type="float">
            <text:p>0</text:p>
          </table:table-cell>
          <table:table-cell table:formula="of:=IF(AND([.$A977]&gt;=[.K$2];[.$A977]&lt;=[.K$3]);1;0)" office:value-type="float" office:value="0" calcext:value-type="float">
            <text:p>0</text:p>
          </table:table-cell>
          <table:table-cell table:formula="of:=IF(AND([.$A977]&gt;=[.L$2];[.$A977]&lt;=[.L$3]);1;0)" office:value-type="float" office:value="0" calcext:value-type="float">
            <text:p>0</text:p>
          </table:table-cell>
          <table:table-cell table:formula="of:=IF(AND([.$A977]&gt;=[.M$2];[.$A977]&lt;=[.M$3]);1;0)" office:value-type="float" office:value="0" calcext:value-type="float">
            <text:p>0</text:p>
          </table:table-cell>
          <table:table-cell table:formula="of:=IF(AND([.$A977]&gt;=[.N$2];[.$A977]&lt;=[.N$3]);1;0)" office:value-type="float" office:value="1" calcext:value-type="float">
            <text:p>1</text:p>
          </table:table-cell>
          <table:table-cell table:formula="of:=IF(AND([.$A977]&gt;=[.O$2];[.$A97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21" calcext:value-type="float">
            <text:p>0.10321</text:p>
          </table:table-cell>
          <table:table-cell table:formula="of:=IF(AND([.$A978]&gt;=[.B$2];[.$A978]&lt;=[.B$3]);1;0)" office:value-type="float" office:value="0" calcext:value-type="float">
            <text:p>0</text:p>
          </table:table-cell>
          <table:table-cell table:formula="of:=IF(AND([.$A978]&gt;=[.C$2];[.$A978]&lt;=[.C$3]);1;0)" office:value-type="float" office:value="0" calcext:value-type="float">
            <text:p>0</text:p>
          </table:table-cell>
          <table:table-cell table:formula="of:=IF(AND([.$A978]&gt;=[.D$2];[.$A978]&lt;=[.D$3]);1;0)" office:value-type="float" office:value="0" calcext:value-type="float">
            <text:p>0</text:p>
          </table:table-cell>
          <table:table-cell table:formula="of:=IF(AND([.$A978]&gt;=[.E$2];[.$A978]&lt;=[.E$3]);1;0)" office:value-type="float" office:value="1" calcext:value-type="float">
            <text:p>1</text:p>
          </table:table-cell>
          <table:table-cell table:formula="of:=IF(AND([.$A978]&gt;=[.F$2];[.$A978]&lt;=[.F$3]);1;0)" office:value-type="float" office:value="0" calcext:value-type="float">
            <text:p>0</text:p>
          </table:table-cell>
          <table:table-cell table:formula="of:=IF(AND([.$A978]&gt;=[.G$2];[.$A978]&lt;=[.G$3]);1;0)" office:value-type="float" office:value="0" calcext:value-type="float">
            <text:p>0</text:p>
          </table:table-cell>
          <table:table-cell/>
          <table:table-cell office:value-type="float" office:value="-0.742387" calcext:value-type="float">
            <text:p>-0.742387</text:p>
          </table:table-cell>
          <table:table-cell table:formula="of:=IF(AND([.$A978]&gt;=[.J$2];[.$A978]&lt;=[.J$3]);1;0)" office:value-type="float" office:value="0" calcext:value-type="float">
            <text:p>0</text:p>
          </table:table-cell>
          <table:table-cell table:formula="of:=IF(AND([.$A978]&gt;=[.K$2];[.$A978]&lt;=[.K$3]);1;0)" office:value-type="float" office:value="0" calcext:value-type="float">
            <text:p>0</text:p>
          </table:table-cell>
          <table:table-cell table:formula="of:=IF(AND([.$A978]&gt;=[.L$2];[.$A978]&lt;=[.L$3]);1;0)" office:value-type="float" office:value="0" calcext:value-type="float">
            <text:p>0</text:p>
          </table:table-cell>
          <table:table-cell table:formula="of:=IF(AND([.$A978]&gt;=[.M$2];[.$A978]&lt;=[.M$3]);1;0)" office:value-type="float" office:value="1" calcext:value-type="float">
            <text:p>1</text:p>
          </table:table-cell>
          <table:table-cell table:formula="of:=IF(AND([.$A978]&gt;=[.N$2];[.$A978]&lt;=[.N$3]);1;0)" office:value-type="float" office:value="0" calcext:value-type="float">
            <text:p>0</text:p>
          </table:table-cell>
          <table:table-cell table:formula="of:=IF(AND([.$A978]&gt;=[.O$2];[.$A97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4496" calcext:value-type="float">
            <text:p>-0.134496</text:p>
          </table:table-cell>
          <table:table-cell table:formula="of:=IF(AND([.$A979]&gt;=[.B$2];[.$A979]&lt;=[.B$3]);1;0)" office:value-type="float" office:value="0" calcext:value-type="float">
            <text:p>0</text:p>
          </table:table-cell>
          <table:table-cell table:formula="of:=IF(AND([.$A979]&gt;=[.C$2];[.$A979]&lt;=[.C$3]);1;0)" office:value-type="float" office:value="0" calcext:value-type="float">
            <text:p>0</text:p>
          </table:table-cell>
          <table:table-cell table:formula="of:=IF(AND([.$A979]&gt;=[.D$2];[.$A979]&lt;=[.D$3]);1;0)" office:value-type="float" office:value="1" calcext:value-type="float">
            <text:p>1</text:p>
          </table:table-cell>
          <table:table-cell table:formula="of:=IF(AND([.$A979]&gt;=[.E$2];[.$A979]&lt;=[.E$3]);1;0)" office:value-type="float" office:value="0" calcext:value-type="float">
            <text:p>0</text:p>
          </table:table-cell>
          <table:table-cell table:formula="of:=IF(AND([.$A979]&gt;=[.F$2];[.$A979]&lt;=[.F$3]);1;0)" office:value-type="float" office:value="0" calcext:value-type="float">
            <text:p>0</text:p>
          </table:table-cell>
          <table:table-cell table:formula="of:=IF(AND([.$A979]&gt;=[.G$2];[.$A979]&lt;=[.G$3]);1;0)" office:value-type="float" office:value="0" calcext:value-type="float">
            <text:p>0</text:p>
          </table:table-cell>
          <table:table-cell/>
          <table:table-cell office:value-type="float" office:value="0.962203" calcext:value-type="float">
            <text:p>0.962203</text:p>
          </table:table-cell>
          <table:table-cell table:formula="of:=IF(AND([.$A979]&gt;=[.J$2];[.$A979]&lt;=[.J$3]);1;0)" office:value-type="float" office:value="0" calcext:value-type="float">
            <text:p>0</text:p>
          </table:table-cell>
          <table:table-cell table:formula="of:=IF(AND([.$A979]&gt;=[.K$2];[.$A979]&lt;=[.K$3]);1;0)" office:value-type="float" office:value="0" calcext:value-type="float">
            <text:p>0</text:p>
          </table:table-cell>
          <table:table-cell table:formula="of:=IF(AND([.$A979]&gt;=[.L$2];[.$A979]&lt;=[.L$3]);1;0)" office:value-type="float" office:value="1" calcext:value-type="float">
            <text:p>1</text:p>
          </table:table-cell>
          <table:table-cell table:formula="of:=IF(AND([.$A979]&gt;=[.M$2];[.$A979]&lt;=[.M$3]);1;0)" office:value-type="float" office:value="0" calcext:value-type="float">
            <text:p>0</text:p>
          </table:table-cell>
          <table:table-cell table:formula="of:=IF(AND([.$A979]&gt;=[.N$2];[.$A979]&lt;=[.N$3]);1;0)" office:value-type="float" office:value="0" calcext:value-type="float">
            <text:p>0</text:p>
          </table:table-cell>
          <table:table-cell table:formula="of:=IF(AND([.$A979]&gt;=[.O$2];[.$A97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495" calcext:value-type="float">
            <text:p>1.74495</text:p>
          </table:table-cell>
          <table:table-cell table:formula="of:=IF(AND([.$A980]&gt;=[.B$2];[.$A980]&lt;=[.B$3]);1;0)" office:value-type="float" office:value="0" calcext:value-type="float">
            <text:p>0</text:p>
          </table:table-cell>
          <table:table-cell table:formula="of:=IF(AND([.$A980]&gt;=[.C$2];[.$A980]&lt;=[.C$3]);1;0)" office:value-type="float" office:value="0" calcext:value-type="float">
            <text:p>0</text:p>
          </table:table-cell>
          <table:table-cell table:formula="of:=IF(AND([.$A980]&gt;=[.D$2];[.$A980]&lt;=[.D$3]);1;0)" office:value-type="float" office:value="0" calcext:value-type="float">
            <text:p>0</text:p>
          </table:table-cell>
          <table:table-cell table:formula="of:=IF(AND([.$A980]&gt;=[.E$2];[.$A980]&lt;=[.E$3]);1;0)" office:value-type="float" office:value="0" calcext:value-type="float">
            <text:p>0</text:p>
          </table:table-cell>
          <table:table-cell table:formula="of:=IF(AND([.$A980]&gt;=[.F$2];[.$A980]&lt;=[.F$3]);1;0)" office:value-type="float" office:value="1" calcext:value-type="float">
            <text:p>1</text:p>
          </table:table-cell>
          <table:table-cell table:formula="of:=IF(AND([.$A980]&gt;=[.G$2];[.$A980]&lt;=[.G$3]);1;0)" office:value-type="float" office:value="0" calcext:value-type="float">
            <text:p>0</text:p>
          </table:table-cell>
          <table:table-cell/>
          <table:table-cell office:value-type="float" office:value="1.99706" calcext:value-type="float">
            <text:p>1.99706</text:p>
          </table:table-cell>
          <table:table-cell table:formula="of:=IF(AND([.$A980]&gt;=[.J$2];[.$A980]&lt;=[.J$3]);1;0)" office:value-type="float" office:value="0" calcext:value-type="float">
            <text:p>0</text:p>
          </table:table-cell>
          <table:table-cell table:formula="of:=IF(AND([.$A980]&gt;=[.K$2];[.$A980]&lt;=[.K$3]);1;0)" office:value-type="float" office:value="0" calcext:value-type="float">
            <text:p>0</text:p>
          </table:table-cell>
          <table:table-cell table:formula="of:=IF(AND([.$A980]&gt;=[.L$2];[.$A980]&lt;=[.L$3]);1;0)" office:value-type="float" office:value="0" calcext:value-type="float">
            <text:p>0</text:p>
          </table:table-cell>
          <table:table-cell table:formula="of:=IF(AND([.$A980]&gt;=[.M$2];[.$A980]&lt;=[.M$3]);1;0)" office:value-type="float" office:value="0" calcext:value-type="float">
            <text:p>0</text:p>
          </table:table-cell>
          <table:table-cell table:formula="of:=IF(AND([.$A980]&gt;=[.N$2];[.$A980]&lt;=[.N$3]);1;0)" office:value-type="float" office:value="1" calcext:value-type="float">
            <text:p>1</text:p>
          </table:table-cell>
          <table:table-cell table:formula="of:=IF(AND([.$A980]&gt;=[.O$2];[.$A98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6375" calcext:value-type="float">
            <text:p>-0.386375</text:p>
          </table:table-cell>
          <table:table-cell table:formula="of:=IF(AND([.$A981]&gt;=[.B$2];[.$A981]&lt;=[.B$3]);1;0)" office:value-type="float" office:value="0" calcext:value-type="float">
            <text:p>0</text:p>
          </table:table-cell>
          <table:table-cell table:formula="of:=IF(AND([.$A981]&gt;=[.C$2];[.$A981]&lt;=[.C$3]);1;0)" office:value-type="float" office:value="0" calcext:value-type="float">
            <text:p>0</text:p>
          </table:table-cell>
          <table:table-cell table:formula="of:=IF(AND([.$A981]&gt;=[.D$2];[.$A981]&lt;=[.D$3]);1;0)" office:value-type="float" office:value="1" calcext:value-type="float">
            <text:p>1</text:p>
          </table:table-cell>
          <table:table-cell table:formula="of:=IF(AND([.$A981]&gt;=[.E$2];[.$A981]&lt;=[.E$3]);1;0)" office:value-type="float" office:value="0" calcext:value-type="float">
            <text:p>0</text:p>
          </table:table-cell>
          <table:table-cell table:formula="of:=IF(AND([.$A981]&gt;=[.F$2];[.$A981]&lt;=[.F$3]);1;0)" office:value-type="float" office:value="0" calcext:value-type="float">
            <text:p>0</text:p>
          </table:table-cell>
          <table:table-cell table:formula="of:=IF(AND([.$A981]&gt;=[.G$2];[.$A981]&lt;=[.G$3]);1;0)" office:value-type="float" office:value="0" calcext:value-type="float">
            <text:p>0</text:p>
          </table:table-cell>
          <table:table-cell/>
          <table:table-cell office:value-type="float" office:value="-1.08193" calcext:value-type="float">
            <text:p>-1.08193</text:p>
          </table:table-cell>
          <table:table-cell table:formula="of:=IF(AND([.$A981]&gt;=[.J$2];[.$A981]&lt;=[.J$3]);1;0)" office:value-type="float" office:value="0" calcext:value-type="float">
            <text:p>0</text:p>
          </table:table-cell>
          <table:table-cell table:formula="of:=IF(AND([.$A981]&gt;=[.K$2];[.$A981]&lt;=[.K$3]);1;0)" office:value-type="float" office:value="0" calcext:value-type="float">
            <text:p>0</text:p>
          </table:table-cell>
          <table:table-cell table:formula="of:=IF(AND([.$A981]&gt;=[.L$2];[.$A981]&lt;=[.L$3]);1;0)" office:value-type="float" office:value="1" calcext:value-type="float">
            <text:p>1</text:p>
          </table:table-cell>
          <table:table-cell table:formula="of:=IF(AND([.$A981]&gt;=[.M$2];[.$A981]&lt;=[.M$3]);1;0)" office:value-type="float" office:value="0" calcext:value-type="float">
            <text:p>0</text:p>
          </table:table-cell>
          <table:table-cell table:formula="of:=IF(AND([.$A981]&gt;=[.N$2];[.$A981]&lt;=[.N$3]);1;0)" office:value-type="float" office:value="0" calcext:value-type="float">
            <text:p>0</text:p>
          </table:table-cell>
          <table:table-cell table:formula="of:=IF(AND([.$A981]&gt;=[.O$2];[.$A98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82509" calcext:value-type="float">
            <text:p>-0.0682509</text:p>
          </table:table-cell>
          <table:table-cell table:formula="of:=IF(AND([.$A982]&gt;=[.B$2];[.$A982]&lt;=[.B$3]);1;0)" office:value-type="float" office:value="0" calcext:value-type="float">
            <text:p>0</text:p>
          </table:table-cell>
          <table:table-cell table:formula="of:=IF(AND([.$A982]&gt;=[.C$2];[.$A982]&lt;=[.C$3]);1;0)" office:value-type="float" office:value="0" calcext:value-type="float">
            <text:p>0</text:p>
          </table:table-cell>
          <table:table-cell table:formula="of:=IF(AND([.$A982]&gt;=[.D$2];[.$A982]&lt;=[.D$3]);1;0)" office:value-type="float" office:value="1" calcext:value-type="float">
            <text:p>1</text:p>
          </table:table-cell>
          <table:table-cell table:formula="of:=IF(AND([.$A982]&gt;=[.E$2];[.$A982]&lt;=[.E$3]);1;0)" office:value-type="float" office:value="0" calcext:value-type="float">
            <text:p>0</text:p>
          </table:table-cell>
          <table:table-cell table:formula="of:=IF(AND([.$A982]&gt;=[.F$2];[.$A982]&lt;=[.F$3]);1;0)" office:value-type="float" office:value="0" calcext:value-type="float">
            <text:p>0</text:p>
          </table:table-cell>
          <table:table-cell table:formula="of:=IF(AND([.$A982]&gt;=[.G$2];[.$A982]&lt;=[.G$3]);1;0)" office:value-type="float" office:value="0" calcext:value-type="float">
            <text:p>0</text:p>
          </table:table-cell>
          <table:table-cell/>
          <table:table-cell office:value-type="float" office:value="1.82068" calcext:value-type="float">
            <text:p>1.82068</text:p>
          </table:table-cell>
          <table:table-cell table:formula="of:=IF(AND([.$A982]&gt;=[.J$2];[.$A982]&lt;=[.J$3]);1;0)" office:value-type="float" office:value="0" calcext:value-type="float">
            <text:p>0</text:p>
          </table:table-cell>
          <table:table-cell table:formula="of:=IF(AND([.$A982]&gt;=[.K$2];[.$A982]&lt;=[.K$3]);1;0)" office:value-type="float" office:value="0" calcext:value-type="float">
            <text:p>0</text:p>
          </table:table-cell>
          <table:table-cell table:formula="of:=IF(AND([.$A982]&gt;=[.L$2];[.$A982]&lt;=[.L$3]);1;0)" office:value-type="float" office:value="1" calcext:value-type="float">
            <text:p>1</text:p>
          </table:table-cell>
          <table:table-cell table:formula="of:=IF(AND([.$A982]&gt;=[.M$2];[.$A982]&lt;=[.M$3]);1;0)" office:value-type="float" office:value="0" calcext:value-type="float">
            <text:p>0</text:p>
          </table:table-cell>
          <table:table-cell table:formula="of:=IF(AND([.$A982]&gt;=[.N$2];[.$A982]&lt;=[.N$3]);1;0)" office:value-type="float" office:value="0" calcext:value-type="float">
            <text:p>0</text:p>
          </table:table-cell>
          <table:table-cell table:formula="of:=IF(AND([.$A982]&gt;=[.O$2];[.$A98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388" calcext:value-type="float">
            <text:p>-0.996388</text:p>
          </table:table-cell>
          <table:table-cell table:formula="of:=IF(AND([.$A983]&gt;=[.B$2];[.$A983]&lt;=[.B$3]);1;0)" office:value-type="float" office:value="0" calcext:value-type="float">
            <text:p>0</text:p>
          </table:table-cell>
          <table:table-cell table:formula="of:=IF(AND([.$A983]&gt;=[.C$2];[.$A983]&lt;=[.C$3]);1;0)" office:value-type="float" office:value="0" calcext:value-type="float">
            <text:p>0</text:p>
          </table:table-cell>
          <table:table-cell table:formula="of:=IF(AND([.$A983]&gt;=[.D$2];[.$A983]&lt;=[.D$3]);1;0)" office:value-type="float" office:value="1" calcext:value-type="float">
            <text:p>1</text:p>
          </table:table-cell>
          <table:table-cell table:formula="of:=IF(AND([.$A983]&gt;=[.E$2];[.$A983]&lt;=[.E$3]);1;0)" office:value-type="float" office:value="0" calcext:value-type="float">
            <text:p>0</text:p>
          </table:table-cell>
          <table:table-cell table:formula="of:=IF(AND([.$A983]&gt;=[.F$2];[.$A983]&lt;=[.F$3]);1;0)" office:value-type="float" office:value="0" calcext:value-type="float">
            <text:p>0</text:p>
          </table:table-cell>
          <table:table-cell table:formula="of:=IF(AND([.$A983]&gt;=[.G$2];[.$A983]&lt;=[.G$3]);1;0)" office:value-type="float" office:value="0" calcext:value-type="float">
            <text:p>0</text:p>
          </table:table-cell>
          <table:table-cell/>
          <table:table-cell office:value-type="float" office:value="1.20981" calcext:value-type="float">
            <text:p>1.20981</text:p>
          </table:table-cell>
          <table:table-cell table:formula="of:=IF(AND([.$A983]&gt;=[.J$2];[.$A983]&lt;=[.J$3]);1;0)" office:value-type="float" office:value="0" calcext:value-type="float">
            <text:p>0</text:p>
          </table:table-cell>
          <table:table-cell table:formula="of:=IF(AND([.$A983]&gt;=[.K$2];[.$A983]&lt;=[.K$3]);1;0)" office:value-type="float" office:value="0" calcext:value-type="float">
            <text:p>0</text:p>
          </table:table-cell>
          <table:table-cell table:formula="of:=IF(AND([.$A983]&gt;=[.L$2];[.$A983]&lt;=[.L$3]);1;0)" office:value-type="float" office:value="1" calcext:value-type="float">
            <text:p>1</text:p>
          </table:table-cell>
          <table:table-cell table:formula="of:=IF(AND([.$A983]&gt;=[.M$2];[.$A983]&lt;=[.M$3]);1;0)" office:value-type="float" office:value="0" calcext:value-type="float">
            <text:p>0</text:p>
          </table:table-cell>
          <table:table-cell table:formula="of:=IF(AND([.$A983]&gt;=[.N$2];[.$A983]&lt;=[.N$3]);1;0)" office:value-type="float" office:value="0" calcext:value-type="float">
            <text:p>0</text:p>
          </table:table-cell>
          <table:table-cell table:formula="of:=IF(AND([.$A983]&gt;=[.O$2];[.$A98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471" calcext:value-type="float">
            <text:p>-0.61471</text:p>
          </table:table-cell>
          <table:table-cell table:formula="of:=IF(AND([.$A984]&gt;=[.B$2];[.$A984]&lt;=[.B$3]);1;0)" office:value-type="float" office:value="0" calcext:value-type="float">
            <text:p>0</text:p>
          </table:table-cell>
          <table:table-cell table:formula="of:=IF(AND([.$A984]&gt;=[.C$2];[.$A984]&lt;=[.C$3]);1;0)" office:value-type="float" office:value="0" calcext:value-type="float">
            <text:p>0</text:p>
          </table:table-cell>
          <table:table-cell table:formula="of:=IF(AND([.$A984]&gt;=[.D$2];[.$A984]&lt;=[.D$3]);1;0)" office:value-type="float" office:value="1" calcext:value-type="float">
            <text:p>1</text:p>
          </table:table-cell>
          <table:table-cell table:formula="of:=IF(AND([.$A984]&gt;=[.E$2];[.$A984]&lt;=[.E$3]);1;0)" office:value-type="float" office:value="0" calcext:value-type="float">
            <text:p>0</text:p>
          </table:table-cell>
          <table:table-cell table:formula="of:=IF(AND([.$A984]&gt;=[.F$2];[.$A984]&lt;=[.F$3]);1;0)" office:value-type="float" office:value="0" calcext:value-type="float">
            <text:p>0</text:p>
          </table:table-cell>
          <table:table-cell table:formula="of:=IF(AND([.$A984]&gt;=[.G$2];[.$A984]&lt;=[.G$3]);1;0)" office:value-type="float" office:value="0" calcext:value-type="float">
            <text:p>0</text:p>
          </table:table-cell>
          <table:table-cell/>
          <table:table-cell office:value-type="float" office:value="-1.12973" calcext:value-type="float">
            <text:p>-1.12973</text:p>
          </table:table-cell>
          <table:table-cell table:formula="of:=IF(AND([.$A984]&gt;=[.J$2];[.$A984]&lt;=[.J$3]);1;0)" office:value-type="float" office:value="0" calcext:value-type="float">
            <text:p>0</text:p>
          </table:table-cell>
          <table:table-cell table:formula="of:=IF(AND([.$A984]&gt;=[.K$2];[.$A984]&lt;=[.K$3]);1;0)" office:value-type="float" office:value="0" calcext:value-type="float">
            <text:p>0</text:p>
          </table:table-cell>
          <table:table-cell table:formula="of:=IF(AND([.$A984]&gt;=[.L$2];[.$A984]&lt;=[.L$3]);1;0)" office:value-type="float" office:value="1" calcext:value-type="float">
            <text:p>1</text:p>
          </table:table-cell>
          <table:table-cell table:formula="of:=IF(AND([.$A984]&gt;=[.M$2];[.$A984]&lt;=[.M$3]);1;0)" office:value-type="float" office:value="0" calcext:value-type="float">
            <text:p>0</text:p>
          </table:table-cell>
          <table:table-cell table:formula="of:=IF(AND([.$A984]&gt;=[.N$2];[.$A984]&lt;=[.N$3]);1;0)" office:value-type="float" office:value="0" calcext:value-type="float">
            <text:p>0</text:p>
          </table:table-cell>
          <table:table-cell table:formula="of:=IF(AND([.$A984]&gt;=[.O$2];[.$A98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553" calcext:value-type="float">
            <text:p>0.384553</text:p>
          </table:table-cell>
          <table:table-cell table:formula="of:=IF(AND([.$A985]&gt;=[.B$2];[.$A985]&lt;=[.B$3]);1;0)" office:value-type="float" office:value="0" calcext:value-type="float">
            <text:p>0</text:p>
          </table:table-cell>
          <table:table-cell table:formula="of:=IF(AND([.$A985]&gt;=[.C$2];[.$A985]&lt;=[.C$3]);1;0)" office:value-type="float" office:value="0" calcext:value-type="float">
            <text:p>0</text:p>
          </table:table-cell>
          <table:table-cell table:formula="of:=IF(AND([.$A985]&gt;=[.D$2];[.$A985]&lt;=[.D$3]);1;0)" office:value-type="float" office:value="0" calcext:value-type="float">
            <text:p>0</text:p>
          </table:table-cell>
          <table:table-cell table:formula="of:=IF(AND([.$A985]&gt;=[.E$2];[.$A985]&lt;=[.E$3]);1;0)" office:value-type="float" office:value="1" calcext:value-type="float">
            <text:p>1</text:p>
          </table:table-cell>
          <table:table-cell table:formula="of:=IF(AND([.$A985]&gt;=[.F$2];[.$A985]&lt;=[.F$3]);1;0)" office:value-type="float" office:value="0" calcext:value-type="float">
            <text:p>0</text:p>
          </table:table-cell>
          <table:table-cell table:formula="of:=IF(AND([.$A985]&gt;=[.G$2];[.$A985]&lt;=[.G$3]);1;0)" office:value-type="float" office:value="0" calcext:value-type="float">
            <text:p>0</text:p>
          </table:table-cell>
          <table:table-cell/>
          <table:table-cell office:value-type="float" office:value="0.804298" calcext:value-type="float">
            <text:p>0.804298</text:p>
          </table:table-cell>
          <table:table-cell table:formula="of:=IF(AND([.$A985]&gt;=[.J$2];[.$A985]&lt;=[.J$3]);1;0)" office:value-type="float" office:value="0" calcext:value-type="float">
            <text:p>0</text:p>
          </table:table-cell>
          <table:table-cell table:formula="of:=IF(AND([.$A985]&gt;=[.K$2];[.$A985]&lt;=[.K$3]);1;0)" office:value-type="float" office:value="0" calcext:value-type="float">
            <text:p>0</text:p>
          </table:table-cell>
          <table:table-cell table:formula="of:=IF(AND([.$A985]&gt;=[.L$2];[.$A985]&lt;=[.L$3]);1;0)" office:value-type="float" office:value="0" calcext:value-type="float">
            <text:p>0</text:p>
          </table:table-cell>
          <table:table-cell table:formula="of:=IF(AND([.$A985]&gt;=[.M$2];[.$A985]&lt;=[.M$3]);1;0)" office:value-type="float" office:value="1" calcext:value-type="float">
            <text:p>1</text:p>
          </table:table-cell>
          <table:table-cell table:formula="of:=IF(AND([.$A985]&gt;=[.N$2];[.$A985]&lt;=[.N$3]);1;0)" office:value-type="float" office:value="0" calcext:value-type="float">
            <text:p>0</text:p>
          </table:table-cell>
          <table:table-cell table:formula="of:=IF(AND([.$A985]&gt;=[.O$2];[.$A98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094" calcext:value-type="float">
            <text:p>0.208094</text:p>
          </table:table-cell>
          <table:table-cell table:formula="of:=IF(AND([.$A986]&gt;=[.B$2];[.$A986]&lt;=[.B$3]);1;0)" office:value-type="float" office:value="0" calcext:value-type="float">
            <text:p>0</text:p>
          </table:table-cell>
          <table:table-cell table:formula="of:=IF(AND([.$A986]&gt;=[.C$2];[.$A986]&lt;=[.C$3]);1;0)" office:value-type="float" office:value="0" calcext:value-type="float">
            <text:p>0</text:p>
          </table:table-cell>
          <table:table-cell table:formula="of:=IF(AND([.$A986]&gt;=[.D$2];[.$A986]&lt;=[.D$3]);1;0)" office:value-type="float" office:value="0" calcext:value-type="float">
            <text:p>0</text:p>
          </table:table-cell>
          <table:table-cell table:formula="of:=IF(AND([.$A986]&gt;=[.E$2];[.$A986]&lt;=[.E$3]);1;0)" office:value-type="float" office:value="1" calcext:value-type="float">
            <text:p>1</text:p>
          </table:table-cell>
          <table:table-cell table:formula="of:=IF(AND([.$A986]&gt;=[.F$2];[.$A986]&lt;=[.F$3]);1;0)" office:value-type="float" office:value="0" calcext:value-type="float">
            <text:p>0</text:p>
          </table:table-cell>
          <table:table-cell table:formula="of:=IF(AND([.$A986]&gt;=[.G$2];[.$A986]&lt;=[.G$3]);1;0)" office:value-type="float" office:value="0" calcext:value-type="float">
            <text:p>0</text:p>
          </table:table-cell>
          <table:table-cell/>
          <table:table-cell office:value-type="float" office:value="-0.27572" calcext:value-type="float">
            <text:p>-0.27572</text:p>
          </table:table-cell>
          <table:table-cell table:formula="of:=IF(AND([.$A986]&gt;=[.J$2];[.$A986]&lt;=[.J$3]);1;0)" office:value-type="float" office:value="0" calcext:value-type="float">
            <text:p>0</text:p>
          </table:table-cell>
          <table:table-cell table:formula="of:=IF(AND([.$A986]&gt;=[.K$2];[.$A986]&lt;=[.K$3]);1;0)" office:value-type="float" office:value="0" calcext:value-type="float">
            <text:p>0</text:p>
          </table:table-cell>
          <table:table-cell table:formula="of:=IF(AND([.$A986]&gt;=[.L$2];[.$A986]&lt;=[.L$3]);1;0)" office:value-type="float" office:value="0" calcext:value-type="float">
            <text:p>0</text:p>
          </table:table-cell>
          <table:table-cell table:formula="of:=IF(AND([.$A986]&gt;=[.M$2];[.$A986]&lt;=[.M$3]);1;0)" office:value-type="float" office:value="1" calcext:value-type="float">
            <text:p>1</text:p>
          </table:table-cell>
          <table:table-cell table:formula="of:=IF(AND([.$A986]&gt;=[.N$2];[.$A986]&lt;=[.N$3]);1;0)" office:value-type="float" office:value="0" calcext:value-type="float">
            <text:p>0</text:p>
          </table:table-cell>
          <table:table-cell table:formula="of:=IF(AND([.$A986]&gt;=[.O$2];[.$A98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1594" calcext:value-type="float">
            <text:p>-0.651594</text:p>
          </table:table-cell>
          <table:table-cell table:formula="of:=IF(AND([.$A987]&gt;=[.B$2];[.$A987]&lt;=[.B$3]);1;0)" office:value-type="float" office:value="0" calcext:value-type="float">
            <text:p>0</text:p>
          </table:table-cell>
          <table:table-cell table:formula="of:=IF(AND([.$A987]&gt;=[.C$2];[.$A987]&lt;=[.C$3]);1;0)" office:value-type="float" office:value="0" calcext:value-type="float">
            <text:p>0</text:p>
          </table:table-cell>
          <table:table-cell table:formula="of:=IF(AND([.$A987]&gt;=[.D$2];[.$A987]&lt;=[.D$3]);1;0)" office:value-type="float" office:value="1" calcext:value-type="float">
            <text:p>1</text:p>
          </table:table-cell>
          <table:table-cell table:formula="of:=IF(AND([.$A987]&gt;=[.E$2];[.$A987]&lt;=[.E$3]);1;0)" office:value-type="float" office:value="0" calcext:value-type="float">
            <text:p>0</text:p>
          </table:table-cell>
          <table:table-cell table:formula="of:=IF(AND([.$A987]&gt;=[.F$2];[.$A987]&lt;=[.F$3]);1;0)" office:value-type="float" office:value="0" calcext:value-type="float">
            <text:p>0</text:p>
          </table:table-cell>
          <table:table-cell table:formula="of:=IF(AND([.$A987]&gt;=[.G$2];[.$A987]&lt;=[.G$3]);1;0)" office:value-type="float" office:value="0" calcext:value-type="float">
            <text:p>0</text:p>
          </table:table-cell>
          <table:table-cell/>
          <table:table-cell office:value-type="float" office:value="0.340738" calcext:value-type="float">
            <text:p>0.340738</text:p>
          </table:table-cell>
          <table:table-cell table:formula="of:=IF(AND([.$A987]&gt;=[.J$2];[.$A987]&lt;=[.J$3]);1;0)" office:value-type="float" office:value="0" calcext:value-type="float">
            <text:p>0</text:p>
          </table:table-cell>
          <table:table-cell table:formula="of:=IF(AND([.$A987]&gt;=[.K$2];[.$A987]&lt;=[.K$3]);1;0)" office:value-type="float" office:value="0" calcext:value-type="float">
            <text:p>0</text:p>
          </table:table-cell>
          <table:table-cell table:formula="of:=IF(AND([.$A987]&gt;=[.L$2];[.$A987]&lt;=[.L$3]);1;0)" office:value-type="float" office:value="1" calcext:value-type="float">
            <text:p>1</text:p>
          </table:table-cell>
          <table:table-cell table:formula="of:=IF(AND([.$A987]&gt;=[.M$2];[.$A987]&lt;=[.M$3]);1;0)" office:value-type="float" office:value="0" calcext:value-type="float">
            <text:p>0</text:p>
          </table:table-cell>
          <table:table-cell table:formula="of:=IF(AND([.$A987]&gt;=[.N$2];[.$A987]&lt;=[.N$3]);1;0)" office:value-type="float" office:value="0" calcext:value-type="float">
            <text:p>0</text:p>
          </table:table-cell>
          <table:table-cell table:formula="of:=IF(AND([.$A987]&gt;=[.O$2];[.$A98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8574" calcext:value-type="float">
            <text:p>-0.368574</text:p>
          </table:table-cell>
          <table:table-cell table:formula="of:=IF(AND([.$A988]&gt;=[.B$2];[.$A988]&lt;=[.B$3]);1;0)" office:value-type="float" office:value="0" calcext:value-type="float">
            <text:p>0</text:p>
          </table:table-cell>
          <table:table-cell table:formula="of:=IF(AND([.$A988]&gt;=[.C$2];[.$A988]&lt;=[.C$3]);1;0)" office:value-type="float" office:value="0" calcext:value-type="float">
            <text:p>0</text:p>
          </table:table-cell>
          <table:table-cell table:formula="of:=IF(AND([.$A988]&gt;=[.D$2];[.$A988]&lt;=[.D$3]);1;0)" office:value-type="float" office:value="1" calcext:value-type="float">
            <text:p>1</text:p>
          </table:table-cell>
          <table:table-cell table:formula="of:=IF(AND([.$A988]&gt;=[.E$2];[.$A988]&lt;=[.E$3]);1;0)" office:value-type="float" office:value="0" calcext:value-type="float">
            <text:p>0</text:p>
          </table:table-cell>
          <table:table-cell table:formula="of:=IF(AND([.$A988]&gt;=[.F$2];[.$A988]&lt;=[.F$3]);1;0)" office:value-type="float" office:value="0" calcext:value-type="float">
            <text:p>0</text:p>
          </table:table-cell>
          <table:table-cell table:formula="of:=IF(AND([.$A988]&gt;=[.G$2];[.$A988]&lt;=[.G$3]);1;0)" office:value-type="float" office:value="0" calcext:value-type="float">
            <text:p>0</text:p>
          </table:table-cell>
          <table:table-cell/>
          <table:table-cell office:value-type="float" office:value="0.465843" calcext:value-type="float">
            <text:p>0.465843</text:p>
          </table:table-cell>
          <table:table-cell table:formula="of:=IF(AND([.$A988]&gt;=[.J$2];[.$A988]&lt;=[.J$3]);1;0)" office:value-type="float" office:value="0" calcext:value-type="float">
            <text:p>0</text:p>
          </table:table-cell>
          <table:table-cell table:formula="of:=IF(AND([.$A988]&gt;=[.K$2];[.$A988]&lt;=[.K$3]);1;0)" office:value-type="float" office:value="0" calcext:value-type="float">
            <text:p>0</text:p>
          </table:table-cell>
          <table:table-cell table:formula="of:=IF(AND([.$A988]&gt;=[.L$2];[.$A988]&lt;=[.L$3]);1;0)" office:value-type="float" office:value="1" calcext:value-type="float">
            <text:p>1</text:p>
          </table:table-cell>
          <table:table-cell table:formula="of:=IF(AND([.$A988]&gt;=[.M$2];[.$A988]&lt;=[.M$3]);1;0)" office:value-type="float" office:value="0" calcext:value-type="float">
            <text:p>0</text:p>
          </table:table-cell>
          <table:table-cell table:formula="of:=IF(AND([.$A988]&gt;=[.N$2];[.$A988]&lt;=[.N$3]);1;0)" office:value-type="float" office:value="0" calcext:value-type="float">
            <text:p>0</text:p>
          </table:table-cell>
          <table:table-cell table:formula="of:=IF(AND([.$A988]&gt;=[.O$2];[.$A98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768" calcext:value-type="float">
            <text:p>0.539768</text:p>
          </table:table-cell>
          <table:table-cell table:formula="of:=IF(AND([.$A989]&gt;=[.B$2];[.$A989]&lt;=[.B$3]);1;0)" office:value-type="float" office:value="0" calcext:value-type="float">
            <text:p>0</text:p>
          </table:table-cell>
          <table:table-cell table:formula="of:=IF(AND([.$A989]&gt;=[.C$2];[.$A989]&lt;=[.C$3]);1;0)" office:value-type="float" office:value="0" calcext:value-type="float">
            <text:p>0</text:p>
          </table:table-cell>
          <table:table-cell table:formula="of:=IF(AND([.$A989]&gt;=[.D$2];[.$A989]&lt;=[.D$3]);1;0)" office:value-type="float" office:value="0" calcext:value-type="float">
            <text:p>0</text:p>
          </table:table-cell>
          <table:table-cell table:formula="of:=IF(AND([.$A989]&gt;=[.E$2];[.$A989]&lt;=[.E$3]);1;0)" office:value-type="float" office:value="1" calcext:value-type="float">
            <text:p>1</text:p>
          </table:table-cell>
          <table:table-cell table:formula="of:=IF(AND([.$A989]&gt;=[.F$2];[.$A989]&lt;=[.F$3]);1;0)" office:value-type="float" office:value="0" calcext:value-type="float">
            <text:p>0</text:p>
          </table:table-cell>
          <table:table-cell table:formula="of:=IF(AND([.$A989]&gt;=[.G$2];[.$A989]&lt;=[.G$3]);1;0)" office:value-type="float" office:value="0" calcext:value-type="float">
            <text:p>0</text:p>
          </table:table-cell>
          <table:table-cell/>
          <table:table-cell office:value-type="float" office:value="-0.0283918" calcext:value-type="float">
            <text:p>-0.0283918</text:p>
          </table:table-cell>
          <table:table-cell table:formula="of:=IF(AND([.$A989]&gt;=[.J$2];[.$A989]&lt;=[.J$3]);1;0)" office:value-type="float" office:value="0" calcext:value-type="float">
            <text:p>0</text:p>
          </table:table-cell>
          <table:table-cell table:formula="of:=IF(AND([.$A989]&gt;=[.K$2];[.$A989]&lt;=[.K$3]);1;0)" office:value-type="float" office:value="0" calcext:value-type="float">
            <text:p>0</text:p>
          </table:table-cell>
          <table:table-cell table:formula="of:=IF(AND([.$A989]&gt;=[.L$2];[.$A989]&lt;=[.L$3]);1;0)" office:value-type="float" office:value="0" calcext:value-type="float">
            <text:p>0</text:p>
          </table:table-cell>
          <table:table-cell table:formula="of:=IF(AND([.$A989]&gt;=[.M$2];[.$A989]&lt;=[.M$3]);1;0)" office:value-type="float" office:value="1" calcext:value-type="float">
            <text:p>1</text:p>
          </table:table-cell>
          <table:table-cell table:formula="of:=IF(AND([.$A989]&gt;=[.N$2];[.$A989]&lt;=[.N$3]);1;0)" office:value-type="float" office:value="0" calcext:value-type="float">
            <text:p>0</text:p>
          </table:table-cell>
          <table:table-cell table:formula="of:=IF(AND([.$A989]&gt;=[.O$2];[.$A98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876" calcext:value-type="float">
            <text:p>1.30876</text:p>
          </table:table-cell>
          <table:table-cell table:formula="of:=IF(AND([.$A990]&gt;=[.B$2];[.$A990]&lt;=[.B$3]);1;0)" office:value-type="float" office:value="0" calcext:value-type="float">
            <text:p>0</text:p>
          </table:table-cell>
          <table:table-cell table:formula="of:=IF(AND([.$A990]&gt;=[.C$2];[.$A990]&lt;=[.C$3]);1;0)" office:value-type="float" office:value="0" calcext:value-type="float">
            <text:p>0</text:p>
          </table:table-cell>
          <table:table-cell table:formula="of:=IF(AND([.$A990]&gt;=[.D$2];[.$A990]&lt;=[.D$3]);1;0)" office:value-type="float" office:value="0" calcext:value-type="float">
            <text:p>0</text:p>
          </table:table-cell>
          <table:table-cell table:formula="of:=IF(AND([.$A990]&gt;=[.E$2];[.$A990]&lt;=[.E$3]);1;0)" office:value-type="float" office:value="0" calcext:value-type="float">
            <text:p>0</text:p>
          </table:table-cell>
          <table:table-cell table:formula="of:=IF(AND([.$A990]&gt;=[.F$2];[.$A990]&lt;=[.F$3]);1;0)" office:value-type="float" office:value="1" calcext:value-type="float">
            <text:p>1</text:p>
          </table:table-cell>
          <table:table-cell table:formula="of:=IF(AND([.$A990]&gt;=[.G$2];[.$A990]&lt;=[.G$3]);1;0)" office:value-type="float" office:value="0" calcext:value-type="float">
            <text:p>0</text:p>
          </table:table-cell>
          <table:table-cell/>
          <table:table-cell office:value-type="float" office:value="1.76322" calcext:value-type="float">
            <text:p>1.76322</text:p>
          </table:table-cell>
          <table:table-cell table:formula="of:=IF(AND([.$A990]&gt;=[.J$2];[.$A990]&lt;=[.J$3]);1;0)" office:value-type="float" office:value="0" calcext:value-type="float">
            <text:p>0</text:p>
          </table:table-cell>
          <table:table-cell table:formula="of:=IF(AND([.$A990]&gt;=[.K$2];[.$A990]&lt;=[.K$3]);1;0)" office:value-type="float" office:value="0" calcext:value-type="float">
            <text:p>0</text:p>
          </table:table-cell>
          <table:table-cell table:formula="of:=IF(AND([.$A990]&gt;=[.L$2];[.$A990]&lt;=[.L$3]);1;0)" office:value-type="float" office:value="0" calcext:value-type="float">
            <text:p>0</text:p>
          </table:table-cell>
          <table:table-cell table:formula="of:=IF(AND([.$A990]&gt;=[.M$2];[.$A990]&lt;=[.M$3]);1;0)" office:value-type="float" office:value="0" calcext:value-type="float">
            <text:p>0</text:p>
          </table:table-cell>
          <table:table-cell table:formula="of:=IF(AND([.$A990]&gt;=[.N$2];[.$A990]&lt;=[.N$3]);1;0)" office:value-type="float" office:value="1" calcext:value-type="float">
            <text:p>1</text:p>
          </table:table-cell>
          <table:table-cell table:formula="of:=IF(AND([.$A990]&gt;=[.O$2];[.$A99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4852" calcext:value-type="float">
            <text:p>-0.414852</text:p>
          </table:table-cell>
          <table:table-cell table:formula="of:=IF(AND([.$A991]&gt;=[.B$2];[.$A991]&lt;=[.B$3]);1;0)" office:value-type="float" office:value="0" calcext:value-type="float">
            <text:p>0</text:p>
          </table:table-cell>
          <table:table-cell table:formula="of:=IF(AND([.$A991]&gt;=[.C$2];[.$A991]&lt;=[.C$3]);1;0)" office:value-type="float" office:value="0" calcext:value-type="float">
            <text:p>0</text:p>
          </table:table-cell>
          <table:table-cell table:formula="of:=IF(AND([.$A991]&gt;=[.D$2];[.$A991]&lt;=[.D$3]);1;0)" office:value-type="float" office:value="1" calcext:value-type="float">
            <text:p>1</text:p>
          </table:table-cell>
          <table:table-cell table:formula="of:=IF(AND([.$A991]&gt;=[.E$2];[.$A991]&lt;=[.E$3]);1;0)" office:value-type="float" office:value="0" calcext:value-type="float">
            <text:p>0</text:p>
          </table:table-cell>
          <table:table-cell table:formula="of:=IF(AND([.$A991]&gt;=[.F$2];[.$A991]&lt;=[.F$3]);1;0)" office:value-type="float" office:value="0" calcext:value-type="float">
            <text:p>0</text:p>
          </table:table-cell>
          <table:table-cell table:formula="of:=IF(AND([.$A991]&gt;=[.G$2];[.$A991]&lt;=[.G$3]);1;0)" office:value-type="float" office:value="0" calcext:value-type="float">
            <text:p>0</text:p>
          </table:table-cell>
          <table:table-cell/>
          <table:table-cell office:value-type="float" office:value="-0.244364" calcext:value-type="float">
            <text:p>-0.244364</text:p>
          </table:table-cell>
          <table:table-cell table:formula="of:=IF(AND([.$A991]&gt;=[.J$2];[.$A991]&lt;=[.J$3]);1;0)" office:value-type="float" office:value="0" calcext:value-type="float">
            <text:p>0</text:p>
          </table:table-cell>
          <table:table-cell table:formula="of:=IF(AND([.$A991]&gt;=[.K$2];[.$A991]&lt;=[.K$3]);1;0)" office:value-type="float" office:value="0" calcext:value-type="float">
            <text:p>0</text:p>
          </table:table-cell>
          <table:table-cell table:formula="of:=IF(AND([.$A991]&gt;=[.L$2];[.$A991]&lt;=[.L$3]);1;0)" office:value-type="float" office:value="1" calcext:value-type="float">
            <text:p>1</text:p>
          </table:table-cell>
          <table:table-cell table:formula="of:=IF(AND([.$A991]&gt;=[.M$2];[.$A991]&lt;=[.M$3]);1;0)" office:value-type="float" office:value="0" calcext:value-type="float">
            <text:p>0</text:p>
          </table:table-cell>
          <table:table-cell table:formula="of:=IF(AND([.$A991]&gt;=[.N$2];[.$A991]&lt;=[.N$3]);1;0)" office:value-type="float" office:value="0" calcext:value-type="float">
            <text:p>0</text:p>
          </table:table-cell>
          <table:table-cell table:formula="of:=IF(AND([.$A991]&gt;=[.O$2];[.$A99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972" calcext:value-type="float">
            <text:p>0.693972</text:p>
          </table:table-cell>
          <table:table-cell table:formula="of:=IF(AND([.$A992]&gt;=[.B$2];[.$A992]&lt;=[.B$3]);1;0)" office:value-type="float" office:value="0" calcext:value-type="float">
            <text:p>0</text:p>
          </table:table-cell>
          <table:table-cell table:formula="of:=IF(AND([.$A992]&gt;=[.C$2];[.$A992]&lt;=[.C$3]);1;0)" office:value-type="float" office:value="0" calcext:value-type="float">
            <text:p>0</text:p>
          </table:table-cell>
          <table:table-cell table:formula="of:=IF(AND([.$A992]&gt;=[.D$2];[.$A992]&lt;=[.D$3]);1;0)" office:value-type="float" office:value="0" calcext:value-type="float">
            <text:p>0</text:p>
          </table:table-cell>
          <table:table-cell table:formula="of:=IF(AND([.$A992]&gt;=[.E$2];[.$A992]&lt;=[.E$3]);1;0)" office:value-type="float" office:value="1" calcext:value-type="float">
            <text:p>1</text:p>
          </table:table-cell>
          <table:table-cell table:formula="of:=IF(AND([.$A992]&gt;=[.F$2];[.$A992]&lt;=[.F$3]);1;0)" office:value-type="float" office:value="0" calcext:value-type="float">
            <text:p>0</text:p>
          </table:table-cell>
          <table:table-cell table:formula="of:=IF(AND([.$A992]&gt;=[.G$2];[.$A992]&lt;=[.G$3]);1;0)" office:value-type="float" office:value="0" calcext:value-type="float">
            <text:p>0</text:p>
          </table:table-cell>
          <table:table-cell/>
          <table:table-cell office:value-type="float" office:value="0.28393" calcext:value-type="float">
            <text:p>0.28393</text:p>
          </table:table-cell>
          <table:table-cell table:formula="of:=IF(AND([.$A992]&gt;=[.J$2];[.$A992]&lt;=[.J$3]);1;0)" office:value-type="float" office:value="0" calcext:value-type="float">
            <text:p>0</text:p>
          </table:table-cell>
          <table:table-cell table:formula="of:=IF(AND([.$A992]&gt;=[.K$2];[.$A992]&lt;=[.K$3]);1;0)" office:value-type="float" office:value="0" calcext:value-type="float">
            <text:p>0</text:p>
          </table:table-cell>
          <table:table-cell table:formula="of:=IF(AND([.$A992]&gt;=[.L$2];[.$A992]&lt;=[.L$3]);1;0)" office:value-type="float" office:value="0" calcext:value-type="float">
            <text:p>0</text:p>
          </table:table-cell>
          <table:table-cell table:formula="of:=IF(AND([.$A992]&gt;=[.M$2];[.$A992]&lt;=[.M$3]);1;0)" office:value-type="float" office:value="1" calcext:value-type="float">
            <text:p>1</text:p>
          </table:table-cell>
          <table:table-cell table:formula="of:=IF(AND([.$A992]&gt;=[.N$2];[.$A992]&lt;=[.N$3]);1;0)" office:value-type="float" office:value="0" calcext:value-type="float">
            <text:p>0</text:p>
          </table:table-cell>
          <table:table-cell table:formula="of:=IF(AND([.$A992]&gt;=[.O$2];[.$A99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7746" calcext:value-type="float">
            <text:p>-0.517746</text:p>
          </table:table-cell>
          <table:table-cell table:formula="of:=IF(AND([.$A993]&gt;=[.B$2];[.$A993]&lt;=[.B$3]);1;0)" office:value-type="float" office:value="0" calcext:value-type="float">
            <text:p>0</text:p>
          </table:table-cell>
          <table:table-cell table:formula="of:=IF(AND([.$A993]&gt;=[.C$2];[.$A993]&lt;=[.C$3]);1;0)" office:value-type="float" office:value="0" calcext:value-type="float">
            <text:p>0</text:p>
          </table:table-cell>
          <table:table-cell table:formula="of:=IF(AND([.$A993]&gt;=[.D$2];[.$A993]&lt;=[.D$3]);1;0)" office:value-type="float" office:value="1" calcext:value-type="float">
            <text:p>1</text:p>
          </table:table-cell>
          <table:table-cell table:formula="of:=IF(AND([.$A993]&gt;=[.E$2];[.$A993]&lt;=[.E$3]);1;0)" office:value-type="float" office:value="0" calcext:value-type="float">
            <text:p>0</text:p>
          </table:table-cell>
          <table:table-cell table:formula="of:=IF(AND([.$A993]&gt;=[.F$2];[.$A993]&lt;=[.F$3]);1;0)" office:value-type="float" office:value="0" calcext:value-type="float">
            <text:p>0</text:p>
          </table:table-cell>
          <table:table-cell table:formula="of:=IF(AND([.$A993]&gt;=[.G$2];[.$A993]&lt;=[.G$3]);1;0)" office:value-type="float" office:value="0" calcext:value-type="float">
            <text:p>0</text:p>
          </table:table-cell>
          <table:table-cell/>
          <table:table-cell office:value-type="float" office:value="-0.625176" calcext:value-type="float">
            <text:p>-0.625176</text:p>
          </table:table-cell>
          <table:table-cell table:formula="of:=IF(AND([.$A993]&gt;=[.J$2];[.$A993]&lt;=[.J$3]);1;0)" office:value-type="float" office:value="0" calcext:value-type="float">
            <text:p>0</text:p>
          </table:table-cell>
          <table:table-cell table:formula="of:=IF(AND([.$A993]&gt;=[.K$2];[.$A993]&lt;=[.K$3]);1;0)" office:value-type="float" office:value="0" calcext:value-type="float">
            <text:p>0</text:p>
          </table:table-cell>
          <table:table-cell table:formula="of:=IF(AND([.$A993]&gt;=[.L$2];[.$A993]&lt;=[.L$3]);1;0)" office:value-type="float" office:value="1" calcext:value-type="float">
            <text:p>1</text:p>
          </table:table-cell>
          <table:table-cell table:formula="of:=IF(AND([.$A993]&gt;=[.M$2];[.$A993]&lt;=[.M$3]);1;0)" office:value-type="float" office:value="0" calcext:value-type="float">
            <text:p>0</text:p>
          </table:table-cell>
          <table:table-cell table:formula="of:=IF(AND([.$A993]&gt;=[.N$2];[.$A993]&lt;=[.N$3]);1;0)" office:value-type="float" office:value="0" calcext:value-type="float">
            <text:p>0</text:p>
          </table:table-cell>
          <table:table-cell table:formula="of:=IF(AND([.$A993]&gt;=[.O$2];[.$A993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1418" calcext:value-type="float">
            <text:p>-1.31418</text:p>
          </table:table-cell>
          <table:table-cell table:formula="of:=IF(AND([.$A994]&gt;=[.B$2];[.$A994]&lt;=[.B$3]);1;0)" office:value-type="float" office:value="0" calcext:value-type="float">
            <text:p>0</text:p>
          </table:table-cell>
          <table:table-cell table:formula="of:=IF(AND([.$A994]&gt;=[.C$2];[.$A994]&lt;=[.C$3]);1;0)" office:value-type="float" office:value="1" calcext:value-type="float">
            <text:p>1</text:p>
          </table:table-cell>
          <table:table-cell table:formula="of:=IF(AND([.$A994]&gt;=[.D$2];[.$A994]&lt;=[.D$3]);1;0)" office:value-type="float" office:value="0" calcext:value-type="float">
            <text:p>0</text:p>
          </table:table-cell>
          <table:table-cell table:formula="of:=IF(AND([.$A994]&gt;=[.E$2];[.$A994]&lt;=[.E$3]);1;0)" office:value-type="float" office:value="0" calcext:value-type="float">
            <text:p>0</text:p>
          </table:table-cell>
          <table:table-cell table:formula="of:=IF(AND([.$A994]&gt;=[.F$2];[.$A994]&lt;=[.F$3]);1;0)" office:value-type="float" office:value="0" calcext:value-type="float">
            <text:p>0</text:p>
          </table:table-cell>
          <table:table-cell table:formula="of:=IF(AND([.$A994]&gt;=[.G$2];[.$A994]&lt;=[.G$3]);1;0)" office:value-type="float" office:value="0" calcext:value-type="float">
            <text:p>0</text:p>
          </table:table-cell>
          <table:table-cell/>
          <table:table-cell office:value-type="float" office:value="1.4351" calcext:value-type="float">
            <text:p>1.4351</text:p>
          </table:table-cell>
          <table:table-cell table:formula="of:=IF(AND([.$A994]&gt;=[.J$2];[.$A994]&lt;=[.J$3]);1;0)" office:value-type="float" office:value="0" calcext:value-type="float">
            <text:p>0</text:p>
          </table:table-cell>
          <table:table-cell table:formula="of:=IF(AND([.$A994]&gt;=[.K$2];[.$A994]&lt;=[.K$3]);1;0)" office:value-type="float" office:value="1" calcext:value-type="float">
            <text:p>1</text:p>
          </table:table-cell>
          <table:table-cell table:formula="of:=IF(AND([.$A994]&gt;=[.L$2];[.$A994]&lt;=[.L$3]);1;0)" office:value-type="float" office:value="0" calcext:value-type="float">
            <text:p>0</text:p>
          </table:table-cell>
          <table:table-cell table:formula="of:=IF(AND([.$A994]&gt;=[.M$2];[.$A994]&lt;=[.M$3]);1;0)" office:value-type="float" office:value="0" calcext:value-type="float">
            <text:p>0</text:p>
          </table:table-cell>
          <table:table-cell table:formula="of:=IF(AND([.$A994]&gt;=[.N$2];[.$A994]&lt;=[.N$3]);1;0)" office:value-type="float" office:value="0" calcext:value-type="float">
            <text:p>0</text:p>
          </table:table-cell>
          <table:table-cell table:formula="of:=IF(AND([.$A994]&gt;=[.O$2];[.$A994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4258" calcext:value-type="float">
            <text:p>-1.14258</text:p>
          </table:table-cell>
          <table:table-cell table:formula="of:=IF(AND([.$A995]&gt;=[.B$2];[.$A995]&lt;=[.B$3]);1;0)" office:value-type="float" office:value="0" calcext:value-type="float">
            <text:p>0</text:p>
          </table:table-cell>
          <table:table-cell table:formula="of:=IF(AND([.$A995]&gt;=[.C$2];[.$A995]&lt;=[.C$3]);1;0)" office:value-type="float" office:value="1" calcext:value-type="float">
            <text:p>1</text:p>
          </table:table-cell>
          <table:table-cell table:formula="of:=IF(AND([.$A995]&gt;=[.D$2];[.$A995]&lt;=[.D$3]);1;0)" office:value-type="float" office:value="0" calcext:value-type="float">
            <text:p>0</text:p>
          </table:table-cell>
          <table:table-cell table:formula="of:=IF(AND([.$A995]&gt;=[.E$2];[.$A995]&lt;=[.E$3]);1;0)" office:value-type="float" office:value="0" calcext:value-type="float">
            <text:p>0</text:p>
          </table:table-cell>
          <table:table-cell table:formula="of:=IF(AND([.$A995]&gt;=[.F$2];[.$A995]&lt;=[.F$3]);1;0)" office:value-type="float" office:value="0" calcext:value-type="float">
            <text:p>0</text:p>
          </table:table-cell>
          <table:table-cell table:formula="of:=IF(AND([.$A995]&gt;=[.G$2];[.$A995]&lt;=[.G$3]);1;0)" office:value-type="float" office:value="0" calcext:value-type="float">
            <text:p>0</text:p>
          </table:table-cell>
          <table:table-cell/>
          <table:table-cell office:value-type="float" office:value="-0.637322" calcext:value-type="float">
            <text:p>-0.637322</text:p>
          </table:table-cell>
          <table:table-cell table:formula="of:=IF(AND([.$A995]&gt;=[.J$2];[.$A995]&lt;=[.J$3]);1;0)" office:value-type="float" office:value="0" calcext:value-type="float">
            <text:p>0</text:p>
          </table:table-cell>
          <table:table-cell table:formula="of:=IF(AND([.$A995]&gt;=[.K$2];[.$A995]&lt;=[.K$3]);1;0)" office:value-type="float" office:value="1" calcext:value-type="float">
            <text:p>1</text:p>
          </table:table-cell>
          <table:table-cell table:formula="of:=IF(AND([.$A995]&gt;=[.L$2];[.$A995]&lt;=[.L$3]);1;0)" office:value-type="float" office:value="0" calcext:value-type="float">
            <text:p>0</text:p>
          </table:table-cell>
          <table:table-cell table:formula="of:=IF(AND([.$A995]&gt;=[.M$2];[.$A995]&lt;=[.M$3]);1;0)" office:value-type="float" office:value="0" calcext:value-type="float">
            <text:p>0</text:p>
          </table:table-cell>
          <table:table-cell table:formula="of:=IF(AND([.$A995]&gt;=[.N$2];[.$A995]&lt;=[.N$3]);1;0)" office:value-type="float" office:value="0" calcext:value-type="float">
            <text:p>0</text:p>
          </table:table-cell>
          <table:table-cell table:formula="of:=IF(AND([.$A995]&gt;=[.O$2];[.$A995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0438" calcext:value-type="float">
            <text:p>0.650438</text:p>
          </table:table-cell>
          <table:table-cell table:formula="of:=IF(AND([.$A996]&gt;=[.B$2];[.$A996]&lt;=[.B$3]);1;0)" office:value-type="float" office:value="0" calcext:value-type="float">
            <text:p>0</text:p>
          </table:table-cell>
          <table:table-cell table:formula="of:=IF(AND([.$A996]&gt;=[.C$2];[.$A996]&lt;=[.C$3]);1;0)" office:value-type="float" office:value="0" calcext:value-type="float">
            <text:p>0</text:p>
          </table:table-cell>
          <table:table-cell table:formula="of:=IF(AND([.$A996]&gt;=[.D$2];[.$A996]&lt;=[.D$3]);1;0)" office:value-type="float" office:value="0" calcext:value-type="float">
            <text:p>0</text:p>
          </table:table-cell>
          <table:table-cell table:formula="of:=IF(AND([.$A996]&gt;=[.E$2];[.$A996]&lt;=[.E$3]);1;0)" office:value-type="float" office:value="1" calcext:value-type="float">
            <text:p>1</text:p>
          </table:table-cell>
          <table:table-cell table:formula="of:=IF(AND([.$A996]&gt;=[.F$2];[.$A996]&lt;=[.F$3]);1;0)" office:value-type="float" office:value="0" calcext:value-type="float">
            <text:p>0</text:p>
          </table:table-cell>
          <table:table-cell table:formula="of:=IF(AND([.$A996]&gt;=[.G$2];[.$A996]&lt;=[.G$3]);1;0)" office:value-type="float" office:value="0" calcext:value-type="float">
            <text:p>0</text:p>
          </table:table-cell>
          <table:table-cell/>
          <table:table-cell office:value-type="float" office:value="-0.814383" calcext:value-type="float">
            <text:p>-0.814383</text:p>
          </table:table-cell>
          <table:table-cell table:formula="of:=IF(AND([.$A996]&gt;=[.J$2];[.$A996]&lt;=[.J$3]);1;0)" office:value-type="float" office:value="0" calcext:value-type="float">
            <text:p>0</text:p>
          </table:table-cell>
          <table:table-cell table:formula="of:=IF(AND([.$A996]&gt;=[.K$2];[.$A996]&lt;=[.K$3]);1;0)" office:value-type="float" office:value="0" calcext:value-type="float">
            <text:p>0</text:p>
          </table:table-cell>
          <table:table-cell table:formula="of:=IF(AND([.$A996]&gt;=[.L$2];[.$A996]&lt;=[.L$3]);1;0)" office:value-type="float" office:value="0" calcext:value-type="float">
            <text:p>0</text:p>
          </table:table-cell>
          <table:table-cell table:formula="of:=IF(AND([.$A996]&gt;=[.M$2];[.$A996]&lt;=[.M$3]);1;0)" office:value-type="float" office:value="1" calcext:value-type="float">
            <text:p>1</text:p>
          </table:table-cell>
          <table:table-cell table:formula="of:=IF(AND([.$A996]&gt;=[.N$2];[.$A996]&lt;=[.N$3]);1;0)" office:value-type="float" office:value="0" calcext:value-type="float">
            <text:p>0</text:p>
          </table:table-cell>
          <table:table-cell table:formula="of:=IF(AND([.$A996]&gt;=[.O$2];[.$A996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421" calcext:value-type="float">
            <text:p>0.538421</text:p>
          </table:table-cell>
          <table:table-cell table:formula="of:=IF(AND([.$A997]&gt;=[.B$2];[.$A997]&lt;=[.B$3]);1;0)" office:value-type="float" office:value="0" calcext:value-type="float">
            <text:p>0</text:p>
          </table:table-cell>
          <table:table-cell table:formula="of:=IF(AND([.$A997]&gt;=[.C$2];[.$A997]&lt;=[.C$3]);1;0)" office:value-type="float" office:value="0" calcext:value-type="float">
            <text:p>0</text:p>
          </table:table-cell>
          <table:table-cell table:formula="of:=IF(AND([.$A997]&gt;=[.D$2];[.$A997]&lt;=[.D$3]);1;0)" office:value-type="float" office:value="0" calcext:value-type="float">
            <text:p>0</text:p>
          </table:table-cell>
          <table:table-cell table:formula="of:=IF(AND([.$A997]&gt;=[.E$2];[.$A997]&lt;=[.E$3]);1;0)" office:value-type="float" office:value="1" calcext:value-type="float">
            <text:p>1</text:p>
          </table:table-cell>
          <table:table-cell table:formula="of:=IF(AND([.$A997]&gt;=[.F$2];[.$A997]&lt;=[.F$3]);1;0)" office:value-type="float" office:value="0" calcext:value-type="float">
            <text:p>0</text:p>
          </table:table-cell>
          <table:table-cell table:formula="of:=IF(AND([.$A997]&gt;=[.G$2];[.$A997]&lt;=[.G$3]);1;0)" office:value-type="float" office:value="0" calcext:value-type="float">
            <text:p>0</text:p>
          </table:table-cell>
          <table:table-cell/>
          <table:table-cell office:value-type="float" office:value="1.50016" calcext:value-type="float">
            <text:p>1.50016</text:p>
          </table:table-cell>
          <table:table-cell table:formula="of:=IF(AND([.$A997]&gt;=[.J$2];[.$A997]&lt;=[.J$3]);1;0)" office:value-type="float" office:value="0" calcext:value-type="float">
            <text:p>0</text:p>
          </table:table-cell>
          <table:table-cell table:formula="of:=IF(AND([.$A997]&gt;=[.K$2];[.$A997]&lt;=[.K$3]);1;0)" office:value-type="float" office:value="0" calcext:value-type="float">
            <text:p>0</text:p>
          </table:table-cell>
          <table:table-cell table:formula="of:=IF(AND([.$A997]&gt;=[.L$2];[.$A997]&lt;=[.L$3]);1;0)" office:value-type="float" office:value="0" calcext:value-type="float">
            <text:p>0</text:p>
          </table:table-cell>
          <table:table-cell table:formula="of:=IF(AND([.$A997]&gt;=[.M$2];[.$A997]&lt;=[.M$3]);1;0)" office:value-type="float" office:value="1" calcext:value-type="float">
            <text:p>1</text:p>
          </table:table-cell>
          <table:table-cell table:formula="of:=IF(AND([.$A997]&gt;=[.N$2];[.$A997]&lt;=[.N$3]);1;0)" office:value-type="float" office:value="0" calcext:value-type="float">
            <text:p>0</text:p>
          </table:table-cell>
          <table:table-cell table:formula="of:=IF(AND([.$A997]&gt;=[.O$2];[.$A997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2289" calcext:value-type="float">
            <text:p>-0.712289</text:p>
          </table:table-cell>
          <table:table-cell table:formula="of:=IF(AND([.$A998]&gt;=[.B$2];[.$A998]&lt;=[.B$3]);1;0)" office:value-type="float" office:value="0" calcext:value-type="float">
            <text:p>0</text:p>
          </table:table-cell>
          <table:table-cell table:formula="of:=IF(AND([.$A998]&gt;=[.C$2];[.$A998]&lt;=[.C$3]);1;0)" office:value-type="float" office:value="0" calcext:value-type="float">
            <text:p>0</text:p>
          </table:table-cell>
          <table:table-cell table:formula="of:=IF(AND([.$A998]&gt;=[.D$2];[.$A998]&lt;=[.D$3]);1;0)" office:value-type="float" office:value="1" calcext:value-type="float">
            <text:p>1</text:p>
          </table:table-cell>
          <table:table-cell table:formula="of:=IF(AND([.$A998]&gt;=[.E$2];[.$A998]&lt;=[.E$3]);1;0)" office:value-type="float" office:value="0" calcext:value-type="float">
            <text:p>0</text:p>
          </table:table-cell>
          <table:table-cell table:formula="of:=IF(AND([.$A998]&gt;=[.F$2];[.$A998]&lt;=[.F$3]);1;0)" office:value-type="float" office:value="0" calcext:value-type="float">
            <text:p>0</text:p>
          </table:table-cell>
          <table:table-cell table:formula="of:=IF(AND([.$A998]&gt;=[.G$2];[.$A998]&lt;=[.G$3]);1;0)" office:value-type="float" office:value="0" calcext:value-type="float">
            <text:p>0</text:p>
          </table:table-cell>
          <table:table-cell/>
          <table:table-cell office:value-type="float" office:value="-1.34672" calcext:value-type="float">
            <text:p>-1.34672</text:p>
          </table:table-cell>
          <table:table-cell table:formula="of:=IF(AND([.$A998]&gt;=[.J$2];[.$A998]&lt;=[.J$3]);1;0)" office:value-type="float" office:value="0" calcext:value-type="float">
            <text:p>0</text:p>
          </table:table-cell>
          <table:table-cell table:formula="of:=IF(AND([.$A998]&gt;=[.K$2];[.$A998]&lt;=[.K$3]);1;0)" office:value-type="float" office:value="0" calcext:value-type="float">
            <text:p>0</text:p>
          </table:table-cell>
          <table:table-cell table:formula="of:=IF(AND([.$A998]&gt;=[.L$2];[.$A998]&lt;=[.L$3]);1;0)" office:value-type="float" office:value="1" calcext:value-type="float">
            <text:p>1</text:p>
          </table:table-cell>
          <table:table-cell table:formula="of:=IF(AND([.$A998]&gt;=[.M$2];[.$A998]&lt;=[.M$3]);1;0)" office:value-type="float" office:value="0" calcext:value-type="float">
            <text:p>0</text:p>
          </table:table-cell>
          <table:table-cell table:formula="of:=IF(AND([.$A998]&gt;=[.N$2];[.$A998]&lt;=[.N$3]);1;0)" office:value-type="float" office:value="0" calcext:value-type="float">
            <text:p>0</text:p>
          </table:table-cell>
          <table:table-cell table:formula="of:=IF(AND([.$A998]&gt;=[.O$2];[.$A998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9363" calcext:value-type="float">
            <text:p>-1.89363</text:p>
          </table:table-cell>
          <table:table-cell table:formula="of:=IF(AND([.$A999]&gt;=[.B$2];[.$A999]&lt;=[.B$3]);1;0)" office:value-type="float" office:value="0" calcext:value-type="float">
            <text:p>0</text:p>
          </table:table-cell>
          <table:table-cell table:formula="of:=IF(AND([.$A999]&gt;=[.C$2];[.$A999]&lt;=[.C$3]);1;0)" office:value-type="float" office:value="1" calcext:value-type="float">
            <text:p>1</text:p>
          </table:table-cell>
          <table:table-cell table:formula="of:=IF(AND([.$A999]&gt;=[.D$2];[.$A999]&lt;=[.D$3]);1;0)" office:value-type="float" office:value="0" calcext:value-type="float">
            <text:p>0</text:p>
          </table:table-cell>
          <table:table-cell table:formula="of:=IF(AND([.$A999]&gt;=[.E$2];[.$A999]&lt;=[.E$3]);1;0)" office:value-type="float" office:value="0" calcext:value-type="float">
            <text:p>0</text:p>
          </table:table-cell>
          <table:table-cell table:formula="of:=IF(AND([.$A999]&gt;=[.F$2];[.$A999]&lt;=[.F$3]);1;0)" office:value-type="float" office:value="0" calcext:value-type="float">
            <text:p>0</text:p>
          </table:table-cell>
          <table:table-cell table:formula="of:=IF(AND([.$A999]&gt;=[.G$2];[.$A999]&lt;=[.G$3]);1;0)" office:value-type="float" office:value="0" calcext:value-type="float">
            <text:p>0</text:p>
          </table:table-cell>
          <table:table-cell/>
          <table:table-cell office:value-type="float" office:value="1.2621" calcext:value-type="float">
            <text:p>1.2621</text:p>
          </table:table-cell>
          <table:table-cell table:formula="of:=IF(AND([.$A999]&gt;=[.J$2];[.$A999]&lt;=[.J$3]);1;0)" office:value-type="float" office:value="0" calcext:value-type="float">
            <text:p>0</text:p>
          </table:table-cell>
          <table:table-cell table:formula="of:=IF(AND([.$A999]&gt;=[.K$2];[.$A999]&lt;=[.K$3]);1;0)" office:value-type="float" office:value="1" calcext:value-type="float">
            <text:p>1</text:p>
          </table:table-cell>
          <table:table-cell table:formula="of:=IF(AND([.$A999]&gt;=[.L$2];[.$A999]&lt;=[.L$3]);1;0)" office:value-type="float" office:value="0" calcext:value-type="float">
            <text:p>0</text:p>
          </table:table-cell>
          <table:table-cell table:formula="of:=IF(AND([.$A999]&gt;=[.M$2];[.$A999]&lt;=[.M$3]);1;0)" office:value-type="float" office:value="0" calcext:value-type="float">
            <text:p>0</text:p>
          </table:table-cell>
          <table:table-cell table:formula="of:=IF(AND([.$A999]&gt;=[.N$2];[.$A999]&lt;=[.N$3]);1;0)" office:value-type="float" office:value="0" calcext:value-type="float">
            <text:p>0</text:p>
          </table:table-cell>
          <table:table-cell table:formula="of:=IF(AND([.$A999]&gt;=[.O$2];[.$A999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152" calcext:value-type="float">
            <text:p>0.997152</text:p>
          </table:table-cell>
          <table:table-cell table:formula="of:=IF(AND([.$A1000]&gt;=[.B$2];[.$A1000]&lt;=[.B$3]);1;0)" office:value-type="float" office:value="0" calcext:value-type="float">
            <text:p>0</text:p>
          </table:table-cell>
          <table:table-cell table:formula="of:=IF(AND([.$A1000]&gt;=[.C$2];[.$A1000]&lt;=[.C$3]);1;0)" office:value-type="float" office:value="0" calcext:value-type="float">
            <text:p>0</text:p>
          </table:table-cell>
          <table:table-cell table:formula="of:=IF(AND([.$A1000]&gt;=[.D$2];[.$A1000]&lt;=[.D$3]);1;0)" office:value-type="float" office:value="0" calcext:value-type="float">
            <text:p>0</text:p>
          </table:table-cell>
          <table:table-cell table:formula="of:=IF(AND([.$A1000]&gt;=[.E$2];[.$A1000]&lt;=[.E$3]);1;0)" office:value-type="float" office:value="1" calcext:value-type="float">
            <text:p>1</text:p>
          </table:table-cell>
          <table:table-cell table:formula="of:=IF(AND([.$A1000]&gt;=[.F$2];[.$A1000]&lt;=[.F$3]);1;0)" office:value-type="float" office:value="0" calcext:value-type="float">
            <text:p>0</text:p>
          </table:table-cell>
          <table:table-cell table:formula="of:=IF(AND([.$A1000]&gt;=[.G$2];[.$A1000]&lt;=[.G$3]);1;0)" office:value-type="float" office:value="0" calcext:value-type="float">
            <text:p>0</text:p>
          </table:table-cell>
          <table:table-cell/>
          <table:table-cell office:value-type="float" office:value="0.616082" calcext:value-type="float">
            <text:p>0.616082</text:p>
          </table:table-cell>
          <table:table-cell table:formula="of:=IF(AND([.$A1000]&gt;=[.J$2];[.$A1000]&lt;=[.J$3]);1;0)" office:value-type="float" office:value="0" calcext:value-type="float">
            <text:p>0</text:p>
          </table:table-cell>
          <table:table-cell table:formula="of:=IF(AND([.$A1000]&gt;=[.K$2];[.$A1000]&lt;=[.K$3]);1;0)" office:value-type="float" office:value="0" calcext:value-type="float">
            <text:p>0</text:p>
          </table:table-cell>
          <table:table-cell table:formula="of:=IF(AND([.$A1000]&gt;=[.L$2];[.$A1000]&lt;=[.L$3]);1;0)" office:value-type="float" office:value="0" calcext:value-type="float">
            <text:p>0</text:p>
          </table:table-cell>
          <table:table-cell table:formula="of:=IF(AND([.$A1000]&gt;=[.M$2];[.$A1000]&lt;=[.M$3]);1;0)" office:value-type="float" office:value="1" calcext:value-type="float">
            <text:p>1</text:p>
          </table:table-cell>
          <table:table-cell table:formula="of:=IF(AND([.$A1000]&gt;=[.N$2];[.$A1000]&lt;=[.N$3]);1;0)" office:value-type="float" office:value="0" calcext:value-type="float">
            <text:p>0</text:p>
          </table:table-cell>
          <table:table-cell table:formula="of:=IF(AND([.$A1000]&gt;=[.O$2];[.$A1000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9786" calcext:value-type="float">
            <text:p>-0.189786</text:p>
          </table:table-cell>
          <table:table-cell table:formula="of:=IF(AND([.$A1001]&gt;=[.B$2];[.$A1001]&lt;=[.B$3]);1;0)" office:value-type="float" office:value="0" calcext:value-type="float">
            <text:p>0</text:p>
          </table:table-cell>
          <table:table-cell table:formula="of:=IF(AND([.$A1001]&gt;=[.C$2];[.$A1001]&lt;=[.C$3]);1;0)" office:value-type="float" office:value="0" calcext:value-type="float">
            <text:p>0</text:p>
          </table:table-cell>
          <table:table-cell table:formula="of:=IF(AND([.$A1001]&gt;=[.D$2];[.$A1001]&lt;=[.D$3]);1;0)" office:value-type="float" office:value="1" calcext:value-type="float">
            <text:p>1</text:p>
          </table:table-cell>
          <table:table-cell table:formula="of:=IF(AND([.$A1001]&gt;=[.E$2];[.$A1001]&lt;=[.E$3]);1;0)" office:value-type="float" office:value="0" calcext:value-type="float">
            <text:p>0</text:p>
          </table:table-cell>
          <table:table-cell table:formula="of:=IF(AND([.$A1001]&gt;=[.F$2];[.$A1001]&lt;=[.F$3]);1;0)" office:value-type="float" office:value="0" calcext:value-type="float">
            <text:p>0</text:p>
          </table:table-cell>
          <table:table-cell table:formula="of:=IF(AND([.$A1001]&gt;=[.G$2];[.$A1001]&lt;=[.G$3]);1;0)" office:value-type="float" office:value="0" calcext:value-type="float">
            <text:p>0</text:p>
          </table:table-cell>
          <table:table-cell/>
          <table:table-cell office:value-type="float" office:value="-0.867428" calcext:value-type="float">
            <text:p>-0.867428</text:p>
          </table:table-cell>
          <table:table-cell table:formula="of:=IF(AND([.$A1001]&gt;=[.J$2];[.$A1001]&lt;=[.J$3]);1;0)" office:value-type="float" office:value="0" calcext:value-type="float">
            <text:p>0</text:p>
          </table:table-cell>
          <table:table-cell table:formula="of:=IF(AND([.$A1001]&gt;=[.K$2];[.$A1001]&lt;=[.K$3]);1;0)" office:value-type="float" office:value="0" calcext:value-type="float">
            <text:p>0</text:p>
          </table:table-cell>
          <table:table-cell table:formula="of:=IF(AND([.$A1001]&gt;=[.L$2];[.$A1001]&lt;=[.L$3]);1;0)" office:value-type="float" office:value="1" calcext:value-type="float">
            <text:p>1</text:p>
          </table:table-cell>
          <table:table-cell table:formula="of:=IF(AND([.$A1001]&gt;=[.M$2];[.$A1001]&lt;=[.M$3]);1;0)" office:value-type="float" office:value="0" calcext:value-type="float">
            <text:p>0</text:p>
          </table:table-cell>
          <table:table-cell table:formula="of:=IF(AND([.$A1001]&gt;=[.N$2];[.$A1001]&lt;=[.N$3]);1;0)" office:value-type="float" office:value="0" calcext:value-type="float">
            <text:p>0</text:p>
          </table:table-cell>
          <table:table-cell table:formula="of:=IF(AND([.$A1001]&gt;=[.O$2];[.$A1001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437" calcext:value-type="float">
            <text:p>1.72437</text:p>
          </table:table-cell>
          <table:table-cell table:formula="of:=IF(AND([.$A1002]&gt;=[.B$2];[.$A1002]&lt;=[.B$3]);1;0)" office:value-type="float" office:value="0" calcext:value-type="float">
            <text:p>0</text:p>
          </table:table-cell>
          <table:table-cell table:formula="of:=IF(AND([.$A1002]&gt;=[.C$2];[.$A1002]&lt;=[.C$3]);1;0)" office:value-type="float" office:value="0" calcext:value-type="float">
            <text:p>0</text:p>
          </table:table-cell>
          <table:table-cell table:formula="of:=IF(AND([.$A1002]&gt;=[.D$2];[.$A1002]&lt;=[.D$3]);1;0)" office:value-type="float" office:value="0" calcext:value-type="float">
            <text:p>0</text:p>
          </table:table-cell>
          <table:table-cell table:formula="of:=IF(AND([.$A1002]&gt;=[.E$2];[.$A1002]&lt;=[.E$3]);1;0)" office:value-type="float" office:value="0" calcext:value-type="float">
            <text:p>0</text:p>
          </table:table-cell>
          <table:table-cell table:formula="of:=IF(AND([.$A1002]&gt;=[.F$2];[.$A1002]&lt;=[.F$3]);1;0)" office:value-type="float" office:value="1" calcext:value-type="float">
            <text:p>1</text:p>
          </table:table-cell>
          <table:table-cell table:formula="of:=IF(AND([.$A1002]&gt;=[.G$2];[.$A1002]&lt;=[.G$3]);1;0)" office:value-type="float" office:value="0" calcext:value-type="float">
            <text:p>0</text:p>
          </table:table-cell>
          <table:table-cell/>
          <table:table-cell office:value-type="float" office:value="-0.226231" calcext:value-type="float">
            <text:p>-0.226231</text:p>
          </table:table-cell>
          <table:table-cell table:formula="of:=IF(AND([.$A1002]&gt;=[.J$2];[.$A1002]&lt;=[.J$3]);1;0)" office:value-type="float" office:value="0" calcext:value-type="float">
            <text:p>0</text:p>
          </table:table-cell>
          <table:table-cell table:formula="of:=IF(AND([.$A1002]&gt;=[.K$2];[.$A1002]&lt;=[.K$3]);1;0)" office:value-type="float" office:value="0" calcext:value-type="float">
            <text:p>0</text:p>
          </table:table-cell>
          <table:table-cell table:formula="of:=IF(AND([.$A1002]&gt;=[.L$2];[.$A1002]&lt;=[.L$3]);1;0)" office:value-type="float" office:value="0" calcext:value-type="float">
            <text:p>0</text:p>
          </table:table-cell>
          <table:table-cell table:formula="of:=IF(AND([.$A1002]&gt;=[.M$2];[.$A1002]&lt;=[.M$3]);1;0)" office:value-type="float" office:value="0" calcext:value-type="float">
            <text:p>0</text:p>
          </table:table-cell>
          <table:table-cell table:formula="of:=IF(AND([.$A1002]&gt;=[.N$2];[.$A1002]&lt;=[.N$3]);1;0)" office:value-type="float" office:value="1" calcext:value-type="float">
            <text:p>1</text:p>
          </table:table-cell>
          <table:table-cell table:formula="of:=IF(AND([.$A1002]&gt;=[.O$2];[.$A1002]&lt;=[.O$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4696" calcext:value-type="float">
            <text:p>-0.594696</text:p>
          </table:table-cell>
          <table:table-cell table:formula="of:=IF(AND([.$A1003]&gt;=[.B$2];[.$A1003]&lt;=[.B$3]);1;0)" office:value-type="float" office:value="0" calcext:value-type="float">
            <text:p>0</text:p>
          </table:table-cell>
          <table:table-cell table:formula="of:=IF(AND([.$A1003]&gt;=[.C$2];[.$A1003]&lt;=[.C$3]);1;0)" office:value-type="float" office:value="0" calcext:value-type="float">
            <text:p>0</text:p>
          </table:table-cell>
          <table:table-cell table:formula="of:=IF(AND([.$A1003]&gt;=[.D$2];[.$A1003]&lt;=[.D$3]);1;0)" office:value-type="float" office:value="1" calcext:value-type="float">
            <text:p>1</text:p>
          </table:table-cell>
          <table:table-cell table:formula="of:=IF(AND([.$A1003]&gt;=[.E$2];[.$A1003]&lt;=[.E$3]);1;0)" office:value-type="float" office:value="0" calcext:value-type="float">
            <text:p>0</text:p>
          </table:table-cell>
          <table:table-cell table:formula="of:=IF(AND([.$A1003]&gt;=[.F$2];[.$A1003]&lt;=[.F$3]);1;0)" office:value-type="float" office:value="0" calcext:value-type="float">
            <text:p>0</text:p>
          </table:table-cell>
          <table:table-cell table:formula="of:=IF(AND([.$A1003]&gt;=[.G$2];[.$A1003]&lt;=[.G$3]);1;0)" office:value-type="float" office:value="0" calcext:value-type="float">
            <text:p>0</text:p>
          </table:table-cell>
          <table:table-cell/>
          <table:table-cell office:value-type="float" office:value="0.475873" calcext:value-type="float">
            <text:p>0.475873</text:p>
          </table:table-cell>
          <table:table-cell table:formula="of:=IF(AND([.$A1003]&gt;=[.J$2];[.$A1003]&lt;=[.J$3]);1;0)" office:value-type="float" office:value="0" calcext:value-type="float">
            <text:p>0</text:p>
          </table:table-cell>
          <table:table-cell table:formula="of:=IF(AND([.$A1003]&gt;=[.K$2];[.$A1003]&lt;=[.K$3]);1;0)" office:value-type="float" office:value="0" calcext:value-type="float">
            <text:p>0</text:p>
          </table:table-cell>
          <table:table-cell table:formula="of:=IF(AND([.$A1003]&gt;=[.L$2];[.$A1003]&lt;=[.L$3]);1;0)" office:value-type="float" office:value="1" calcext:value-type="float">
            <text:p>1</text:p>
          </table:table-cell>
          <table:table-cell table:formula="of:=IF(AND([.$A1003]&gt;=[.M$2];[.$A1003]&lt;=[.M$3]);1;0)" office:value-type="float" office:value="0" calcext:value-type="float">
            <text:p>0</text:p>
          </table:table-cell>
          <table:table-cell table:formula="of:=IF(AND([.$A1003]&gt;=[.N$2];[.$A1003]&lt;=[.N$3]);1;0)" office:value-type="float" office:value="0" calcext:value-type="float">
            <text:p>0</text:p>
          </table:table-cell>
          <table:table-cell table:formula="of:=IF(AND([.$A1003]&gt;=[.O$2];[.$A1003]&lt;=[.O$3]);1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4:.B1003])" office:value-type="float" office:value="23" calcext:value-type="float">
            <text:p>23</text:p>
          </table:table-cell>
          <table:table-cell table:formula="of:=SUM([.C4:.C1003])" office:value-type="float" office:value="142" calcext:value-type="float">
            <text:p>142</text:p>
          </table:table-cell>
          <table:table-cell table:formula="of:=SUM([.D4:.D1003])" office:value-type="float" office:value="346" calcext:value-type="float">
            <text:p>346</text:p>
          </table:table-cell>
          <table:table-cell table:formula="of:=SUM([.E4:.E1003])" office:value-type="float" office:value="338" calcext:value-type="float">
            <text:p>338</text:p>
          </table:table-cell>
          <table:table-cell table:formula="of:=SUM([.F4:.F1003])" office:value-type="float" office:value="124" calcext:value-type="float">
            <text:p>124</text:p>
          </table:table-cell>
          <table:table-cell table:formula="of:=SUM([.G4:.G1003])" office:value-type="float" office:value="27" calcext:value-type="float">
            <text:p>27</text:p>
          </table:table-cell>
          <table:table-cell table:number-columns-repeated="2"/>
          <table:table-cell table:formula="of:=SUM([.J4:.J1003])" office:value-type="float" office:value="23" calcext:value-type="float">
            <text:p>23</text:p>
          </table:table-cell>
          <table:table-cell table:formula="of:=SUM([.K4:.K1003])" office:value-type="float" office:value="142" calcext:value-type="float">
            <text:p>142</text:p>
          </table:table-cell>
          <table:table-cell table:formula="of:=SUM([.L4:.L1003])" office:value-type="float" office:value="346" calcext:value-type="float">
            <text:p>346</text:p>
          </table:table-cell>
          <table:table-cell table:formula="of:=SUM([.M4:.M1003])" office:value-type="float" office:value="338" calcext:value-type="float">
            <text:p>338</text:p>
          </table:table-cell>
          <table:table-cell table:formula="of:=SUM([.N4:.N1003])" office:value-type="float" office:value="124" calcext:value-type="float">
            <text:p>124</text:p>
          </table:table-cell>
          <table:table-cell table:formula="of:=SUM([.O4:.O1003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7:58:49.107126185</meta:creation-date>
    <dc:date>2015-04-30T18:07:19.494164373</dc:date>
    <meta:editing-duration>PT8M31S</meta:editing-duration>
    <meta:editing-cycles>2</meta:editing-cycles>
    <meta:generator>LibreOffice/4.4.2.2$Linux_x86 LibreOffice_project/40m0$Build-2</meta:generator>
    <meta:document-statistic meta:table-count="1" meta:cell-count="14042" meta:object-count="0"/>
  </office:meta>
</office:document-meta>
</file>